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modern" style:font-pitch="variable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5" style:family="table-column">
      <style:table-column-properties fo:break-before="auto" style:column-width="1.27cm"/>
    </style:style>
    <style:style style:name="co14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0.884cm"/>
    </style:style>
    <style:style style:name="co10" style:family="table-column">
      <style:table-column-properties fo:break-before="auto" style:column-width="1.353cm"/>
    </style:style>
    <style:style style:name="co17" style:family="table-column">
      <style:table-column-properties fo:break-before="auto" style:column-width="0.746cm"/>
    </style:style>
    <style:style style:name="co18" style:family="table-column">
      <style:table-column-properties fo:break-before="auto" style:column-width="1.485cm"/>
    </style:style>
    <style:style style:name="co19" style:family="table-column">
      <style:table-column-properties fo:break-before="auto" style:column-width="3.801cm"/>
    </style:style>
    <style:style style:name="co20" style:family="table-column">
      <style:table-column-properties fo:break-before="auto" style:column-width="4.616cm"/>
    </style:style>
    <style:style style:name="co9" style:family="table-column">
      <style:table-column-properties fo:break-before="auto" style:column-width="0.415cm"/>
    </style:style>
    <style:style style:name="co11" style:family="table-column">
      <style:table-column-properties fo:break-before="auto" style:column-width="1.52cm"/>
    </style:style>
    <style:style style:name="co12" style:family="table-column">
      <style:table-column-properties fo:break-before="auto" style:column-width="4.083cm"/>
    </style:style>
    <style:style style:name="co13" style:family="table-column">
      <style:table-column-properties fo:break-before="auto" style:column-width="7.2cm"/>
    </style:style>
    <style:style style:name="co21" style:family="table-column">
      <style:table-column-properties fo:break-before="auto" style:column-width="5.002cm"/>
    </style:style>
    <style:style style:name="co22" style:family="table-column">
      <style:table-column-properties fo:break-before="auto" style:column-width="1.935cm"/>
    </style:style>
    <style:style style:name="co23" style:family="table-column">
      <style:table-column-properties fo:break-before="auto" style:column-width="2.21cm"/>
    </style:style>
    <style:style style:name="co24" style:family="table-column">
      <style:table-column-properties fo:break-before="auto" style:column-width="2.57cm"/>
    </style:style>
    <style:style style:name="co25" style:family="table-column">
      <style:table-column-properties fo:break-before="auto" style:column-width="2.155cm"/>
    </style:style>
    <style:style style:name="co26" style:family="table-column">
      <style:table-column-properties fo:break-before="auto" style:column-width="1.852cm"/>
    </style:style>
    <style:style style:name="co27" style:family="table-column">
      <style:table-column-properties fo:break-before="auto" style:column-width="2.376cm"/>
    </style:style>
    <style:style style:name="co28" style:family="table-column">
      <style:table-column-properties fo:break-before="auto" style:column-width="5.473cm"/>
    </style:style>
    <style:style style:name="ro5" style:family="table-row">
      <style:table-row-properties style:row-height="1.104cm" fo:break-before="auto" style:use-optimal-row-height="false"/>
    </style:style>
    <style:style style:name="ro6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517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524cm" fo:break-before="auto" style:use-optimal-row-height="true"/>
    </style:style>
    <style:style style:name="ro9" style:family="table-row">
      <style:table-row-properties style:row-height="1cm" fo:break-before="auto" style:use-optimal-row-height="true"/>
    </style:style>
    <style:style style:name="ro10" style:family="table-row">
      <style:table-row-properties style:row-height="0.453cm" fo:break-before="auto" style:use-optimal-row-height="false"/>
    </style:style>
    <style:style style:name="ro11" style:family="table-row">
      <style:table-row-properties style:row-height="0.579cm" fo:break-before="auto" style:use-optimal-row-height="true"/>
    </style:style>
    <style:style style:name="ro12" style:family="table-row">
      <style:table-row-properties style:row-height="0.446cm" fo:break-before="auto" style:use-optimal-row-height="false"/>
    </style:style>
    <style:style style:name="ta2" style:family="table" style:master-page-name="Default">
      <style:table-properties table:display="true" style:writing-mode="lr-tb" table:tab-color="#808080"/>
    </style:style>
    <style:style style:name="ta3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0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4c4c4c" style:font-name="Arial Unicode MS" style:font-name-asian="Arial Unicode MS"/>
    </style:style>
    <style:style style:name="ce10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color="#4c4c4c" style:font-name="Arial Unicode MS" style:font-name-asian="Arial Unicode MS"/>
    </style:style>
    <style:style style:name="ce1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4c4c4c" style:font-name="Arial Unicode MS" style:font-name-asian="Arial Unicode MS"/>
    </style:style>
    <style:style style:name="ce103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color="#4c4c4c" style:font-name="Arial Unicode MS" style:font-name-asian="Arial Unicode MS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4c4c4c" style:font-name="Arial Unicode MS" style:font-name-asian="Arial Unicode MS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color="#4c4c4c" style:font-name="Arial Unicode MS" style:font-name-asian="Arial Unicode MS"/>
    </style:style>
    <style:style style:name="ce106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4c4c4c" style:font-name="Arial Unicode MS" style:font-name-asian="Arial Unicode MS"/>
    </style:style>
    <style:style style:name="ce107" style:family="table-cell" style:parent-style-name="Default">
      <style:text-properties fo:color="#cc0066" style:font-name="Arial Unicode MS" style:font-name-asian="Arial Unicode MS"/>
    </style:style>
    <style:style style:name="ce108" style:family="table-cell" style:parent-style-name="Default">
      <style:table-cell-properties fo:border="0.06pt solid #000000"/>
      <style:text-properties fo:color="#4c4c4c" style:font-name="Arial Unicode MS" style:font-name-asian="Arial Unicode MS"/>
    </style:style>
    <style:style style:name="ce109" style:family="table-cell" style:parent-style-name="Default">
      <style:table-cell-properties fo:wrap-option="wrap" fo:border="0.06pt solid #000000"/>
      <style:text-properties fo:color="#4c4c4c" style:text-outline="false" style:text-line-through-style="none" style:text-line-through-type="none" style:font-name="Arial Unicode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fo:color="#4c4c4c" style:font-name="Arial Unicode MS" style:font-name-asian="Arial Unicode MS"/>
    </style:style>
    <style:style style:name="ce99" style:family="table-cell" style:parent-style-name="Default">
      <style:text-properties fo:color="#4c4c4c" style:font-name="Arial Unicode MS" style:text-underline-style="solid" style:text-underline-width="auto" style:text-underline-color="font-color" style:font-name-asian="Arial Unicode MS"/>
    </style:style>
    <style:style style:name="ce13" style:family="table-cell" style:parent-style-name="Default">
      <style:table-cell-properties fo:wrap-option="wrap"/>
      <style:text-properties style:font-name="Arial Unicode MS" style:font-name-asian="Arial Unicode MS"/>
    </style:style>
    <style:style style:name="ce14" style:family="table-cell" style:parent-style-name="Default">
      <style:table-cell-properties fo:wrap-option="no-wrap"/>
      <style:text-properties style:font-name="Arial Unicode MS" style:font-name-asian="Arial Unicode MS"/>
    </style:style>
    <style:style style:name="ce15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333333" style:font-name="Arial Unicode MS" style:font-name-asian="Arial Unicode MS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 Unicode MS" style:font-name-asian="Arial Unicode MS"/>
    </style:style>
    <style:style style:name="ce1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color="#999999" style:font-name="Arial Unicode MS" fo:font-size="11pt" fo:font-weight="bold" style:font-name-asian="Arial Unicode MS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ackground-color="#e6e6e6" style:text-align-source="fix" style:repeat-content="false" fo:wrap-option="wrap" fo:border="0.06pt solid #000000"/>
      <style:paragraph-properties fo:text-align="center" fo:margin-left="0cm"/>
      <style:text-properties fo:color="#666666" style:font-name="Arial Unicode MS" style:font-name-asian="Arial Unicode MS"/>
    </style:style>
    <style:style style:name="ce19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cm"/>
      <style:text-properties fo:color="#b3b3b3" style:font-name="Arial Unicode MS" style:font-name-asian="Arial Unicode MS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333333" style:font-name="Arial Unicode MS" style:font-name-asian="Arial Unicode MS"/>
    </style:style>
    <style:style style:name="ce21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font-name="Arial Unicode MS" style:font-name-asian="Arial Unicode MS"/>
    </style:style>
    <style:style style:name="ce46" style:family="table-cell" style:parent-style-name="Default">
      <style:table-cell-properties fo:background-color="#cccccc" style:text-align-source="fix" style:repeat-content="false" fo:wrap-option="no-wrap" fo:border="0.06pt solid #000000"/>
      <style:paragraph-properties fo:text-align="center" fo:margin-left="0cm"/>
      <style:text-properties fo:color="#666666" style:font-name="Arial Unicode MS" style:font-name-asian="Arial Unicode MS"/>
    </style:style>
    <style:style style:name="ce23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cm"/>
      <style:text-properties style:font-name="Arial Unicode MS" style:font-name-asian="Arial Unicode MS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Arial Unicode MS" style:font-name-asian="Arial Unicode MS"/>
    </style:style>
    <style:style style:name="ce25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font-name="Arial Unicode MS" style:font-name-asian="Arial Unicode MS"/>
    </style:style>
    <style:style style:name="ce26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0.06pt solid #000000"/>
      <style:paragraph-properties fo:text-align="start" fo:margin-left="0cm"/>
      <style:text-properties fo:color="#333333" style:font-name="Arial Unicode MS" style:font-name-asian="Arial Unicode MS"/>
    </style:style>
    <style:style style:name="ce27" style:family="table-cell" style:parent-style-name="Default" style:data-style-name="N100">
      <style:table-cell-properties fo:border-bottom="0.06pt solid #000000" style:text-align-source="fix" style:repeat-content="false" fo:wrap-option="no-wrap" fo:border-left="0.06pt solid #000000" fo:border-right="none" fo:border-top="0.06pt solid #000000"/>
      <style:paragraph-properties fo:text-align="start" fo:margin-left="0cm"/>
      <style:text-properties fo:color="#4c4c4c" style:font-name="Arial Unicode MS" style:font-name-asian="Arial Unicode MS"/>
    </style:style>
    <style:style style:name="ce63" style:family="table-cell" style:parent-style-name="Default">
      <style:table-cell-properties fo:background-color="#cccccc" style:text-align-source="fix" style:repeat-content="false" fo:wrap-option="no-wrap" fo:border="0.06pt solid #000000"/>
      <style:paragraph-properties fo:text-align="center" fo:margin-left="0cm"/>
      <style:text-properties fo:color="#333333" style:font-name="Arial Unicode MS" style:font-name-asian="Arial Unicode MS"/>
    </style:style>
    <style:style style:name="ce29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start" fo:margin-left="0cm"/>
      <style:text-properties style:font-name="Arial Unicode MS" style:font-name-asian="Arial Unicode MS"/>
    </style:style>
    <style:style style:name="ce30" style:family="table-cell" style:parent-style-name="Default">
      <style:table-cell-properties fo:border-bottom="0.06pt solid #000000" fo:background-color="#e6e6e6" style:text-align-source="fix" style:repeat-content="false" fo:wrap-option="wrap" fo:border-left="none" fo:border-right="none" fo:border-top="0.06pt solid #000000"/>
      <style:paragraph-properties fo:text-align="start" fo:margin-left="0cm"/>
      <style:text-properties fo:color="#333333" style:font-name="Arial Unicode MS" style:font-name-asian="Arial Unicode MS"/>
    </style:style>
    <style:style style:name="ce31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0.06pt solid #000000"/>
      <style:paragraph-properties fo:text-align="start" fo:margin-left="0cm"/>
      <style:text-properties style:font-name="Arial Unicode MS" style:font-name-asian="Arial Unicode MS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fo:background-color="#e6e6e6" style:text-align-source="fix" style:repeat-content="false" fo:wrap-option="wrap" fo:border="0.06pt solid #000000"/>
      <style:paragraph-properties fo:text-align="center" fo:margin-left="0cm"/>
      <style:text-properties fo:color="#333333" style:font-name="Arial Unicode MS" style:font-name-asian="Arial Unicode MS"/>
    </style:style>
    <style:style style:name="ce33" style:family="table-cell" style:parent-style-name="Default">
      <style:table-cell-properties style:cell-protect="none" style:print-content="true" style:text-align-source="fix" style:repeat-content="false" fo:wrap-option="no-wrap" fo:border="0.06pt solid #000000"/>
      <style:paragraph-properties fo:text-align="center" fo:margin-left="0cm"/>
      <style:text-properties fo:color="#000000" style:font-name="Arial Unicode MS" style:font-name-asian="Arial Unicode MS"/>
    </style:style>
    <style:style style:name="ce34" style:family="table-cell" style:parent-style-name="Default">
      <style:table-cell-properties fo:background-color="#e6e6e6" style:text-align-source="fix" style:repeat-content="false" fo:wrap-option="wrap" fo:border="0.06pt solid #000000"/>
      <style:paragraph-properties fo:text-align="center" fo:margin-left="0cm"/>
      <style:text-properties style:use-window-font-color="true" style:font-name="Arial Unicode MS" style:font-name-asian="Arial Unicode MS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color="#333333" style:font-name="Arial Unicode MS" style:font-name-asian="Arial Unicode MS"/>
    </style:style>
    <style:style style:name="ce73" style:family="table-cell" style:parent-style-name="Default">
      <style:table-cell-properties style:cell-protect="none" style:print-content="true"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 Unicode MS" style:font-name-asian="Arial Unicode MS"/>
    </style:style>
    <style:style style:name="ce49" style:family="table-cell" style:parent-style-name="Default">
      <style:table-cell-properties fo:background-color="#e6e6e6" style:text-align-source="fix" style:repeat-content="false" fo:wrap-option="no-wrap" fo:border="0.06pt solid #000000"/>
      <style:paragraph-properties fo:text-align="center" fo:margin-left="0cm"/>
      <style:text-properties fo:color="#4c4c4c" style:font-name="Arial Unicode MS" style:font-name-asian="Arial Unicode MS"/>
    </style:style>
    <style:style style:name="ce50" style:family="table-cell" style:parent-style-name="Default">
      <style:table-cell-properties fo:wrap-option="no-wrap"/>
      <style:text-properties fo:color="#666666" style:font-name="Arial Unicode MS" style:font-name-asian="Arial Unicode MS"/>
    </style:style>
    <style:style style:name="ce76" style:family="table-cell" style:parent-style-name="Default">
      <style:table-cell-properties fo:background-color="#cccccc" style:text-align-source="fix" style:repeat-content="false" fo:wrap-option="no-wrap" fo:border="0.06pt solid #000000"/>
      <style:paragraph-properties fo:text-align="center" fo:margin-left="0cm"/>
      <style:text-properties fo:color="#333333" style:font-name="Arial Unicode MS" fo:font-weight="normal" style:font-name-asian="Arial Unicode MS" style:font-weight-asian="normal" style:font-weight-complex="normal"/>
    </style:style>
    <style:style style:name="ce48" style:family="table-cell" style:parent-style-name="Default">
      <style:table-cell-properties style:cell-protect="none" style:print-content="true"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 Unicode MS" style:font-name-asian="Arial Unicode MS"/>
    </style:style>
    <style:style style:name="ce52" style:family="table-cell" style:parent-style-name="Default">
      <style:table-cell-properties style:cell-protect="none" style:print-content="true" style:text-align-source="fix" style:repeat-content="false" fo:wrap-option="no-wrap" fo:border="0.06pt solid #000000"/>
      <style:paragraph-properties fo:text-align="start" fo:margin-left="0cm"/>
      <style:text-properties fo:color="#4c4c4c" style:font-name="Arial Unicode MS" style:font-name-asian="Arial Unicode MS"/>
    </style:style>
    <style:style style:name="ce53" style:family="table-cell" style:parent-style-name="Default">
      <style:table-cell-properties fo:background-color="#e6e6e6" style:text-align-source="fix" style:repeat-content="false" fo:wrap-option="wrap" fo:border="0.06pt solid #000000"/>
      <style:paragraph-properties fo:text-align="center" fo:margin-left="0cm"/>
      <style:text-properties style:font-name="Arial Unicode MS" style:font-name-asian="Arial Unicode MS" style:font-name-complex="Arial1"/>
    </style:style>
    <style:style style:name="ce54" style:family="table-cell" style:parent-style-name="Default">
      <style:table-cell-properties fo:border-bottom="0.06pt solid #000000" fo:background-color="#cccccc" style:text-align-source="fix" style:repeat-content="false" fo:wrap-option="no-wrap" fo:border-left="0.06pt solid #000000" fo:border-right="none" fo:border-top="0.06pt solid #000000"/>
      <style:paragraph-properties fo:text-align="start" fo:margin-left="0cm"/>
      <style:text-properties fo:color="#333333" style:font-name="Arial Unicode MS" style:font-name-asian="Arial Unicode MS"/>
    </style:style>
    <style:style style:name="ce55" style:family="table-cell" style:parent-style-name="Default">
      <style:table-cell-properties fo:border-bottom="0.06pt solid #000000" fo:background-color="#cccccc" style:text-align-source="fix" style:repeat-content="false" fo:wrap-option="no-wrap" fo:border-left="none" fo:border-right="0.06pt solid #000000" fo:border-top="0.06pt solid #000000"/>
      <style:paragraph-properties fo:text-align="start" fo:margin-left="0cm"/>
      <style:text-properties fo:color="#333333" style:font-name="Arial Unicode MS" style:font-name-asian="Arial Unicode MS"/>
    </style:style>
    <style:style style:name="ce56" style:family="table-cell" style:parent-style-name="Default" style:data-style-name="N11">
      <style:table-cell-properties style:cell-protect="none" style:print-content="true"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 Unicode MS" style:font-name-asian="Arial Unicode MS"/>
    </style:style>
    <style:style style:name="ce5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 fo:margin-left="0cm"/>
      <style:text-properties fo:color="#333333" style:font-name="Arial Unicode MS" fo:font-weight="bold" style:font-name-asian="Arial Unicode MS" style:font-weight-asian="bold" style:font-weight-complex="bold"/>
    </style:style>
    <style:style style:name="ce58" style:family="table-cell" style:parent-style-name="Default">
      <style:table-cell-properties fo:background-color="#e6e6e6" style:text-align-source="fix" style:repeat-content="false" fo:wrap-option="no-wrap" fo:border="0.06pt solid #000000"/>
      <style:paragraph-properties fo:text-align="center" fo:margin-left="0cm"/>
      <style:text-properties fo:color="#333333" style:font-name="Arial Unicode MS" fo:font-weight="bold" style:font-name-asian="Arial Unicode MS" style:font-weight-asian="bold" style:font-weight-complex="bold"/>
    </style:style>
    <style:style style:name="ce59" style:family="table-cell" style:parent-style-name="Default">
      <style:table-cell-properties fo:background-color="#e6e6e6" style:text-align-source="fix" style:repeat-content="false" fo:wrap-option="wrap" fo:border="0.06pt solid #000000"/>
      <style:paragraph-properties fo:text-align="center" fo:margin-left="0cm"/>
      <style:text-properties style:font-name="Arial Unicode MS" fo:font-weight="bold" style:font-name-asian="Arial Unicode MS" style:font-weight-asian="bold" style:font-weight-complex="bold"/>
    </style:style>
    <style:style style:name="ce86" style:family="table-cell" style:parent-style-name="Default">
      <style:text-properties fo:color="#4c4c4c" style:font-name="Arial Unicode MS" style:font-name-asian="Arial Unicode MS"/>
    </style:style>
    <style:style style:name="ce87" style:family="table-cell" style:parent-style-name="Default">
      <style:text-properties fo:color="#4c4c4c" style:font-name="Arial Unicode MS" style:text-underline-style="solid" style:text-underline-width="auto" style:text-underline-color="font-color" style:font-name-asian="Arial Unicode MS"/>
    </style:style>
    <style:style style:name="ce8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4c4c4c" style:font-name="Arial Unicode MS" style:font-name-asian="Arial Unicode MS"/>
    </style:style>
    <style:style style:name="ce8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color="#4c4c4c" style:font-name="Arial Unicode MS" style:font-name-asian="Arial Unicode MS"/>
    </style:style>
    <style:style style:name="ce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4c4c4c" style:font-name="Arial Unicode MS" style:font-name-asian="Arial Unicode MS"/>
    </style:style>
    <style:style style:name="ce9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color="#4c4c4c" style:font-name="Arial Unicode MS" style:font-name-asian="Arial Unicode MS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4c4c4c" style:font-name="Arial Unicode MS" style:font-name-asian="Arial Unicode MS"/>
    </style:style>
    <style:style style:name="ce9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color="#4c4c4c" style:font-name="Arial Unicode MS" style:font-name-asian="Arial Unicode MS"/>
    </style:style>
    <style:style style:name="ce94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4c4c4c" style:font-name="Arial Unicode MS" style:font-name-asian="Arial Unicode MS"/>
    </style:style>
    <style:style style:name="ce95" style:family="table-cell" style:parent-style-name="Default">
      <style:text-properties fo:color="#cc0066" style:font-name="Arial Unicode MS" style:font-name-asian="Arial Unicode MS"/>
    </style:style>
    <style:style style:name="ce96" style:family="table-cell" style:parent-style-name="Default">
      <style:table-cell-properties fo:border="0.06pt solid #000000"/>
      <style:text-properties fo:color="#4c4c4c" style:font-name="Arial Unicode MS" style:font-name-asian="Arial Unicode MS"/>
    </style:style>
    <style:style style:name="ce97" style:family="table-cell" style:parent-style-name="Default">
      <style:table-cell-properties fo:wrap-option="wrap" fo:border="0.06pt solid #000000"/>
      <style:text-properties fo:color="#4c4c4c" style:text-outline="false" style:text-line-through-style="none" style:text-line-through-type="none" style:font-name="Arial Unicode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)" table:allow-empty-cell="true" table:display-list="unsorted" table:base-cell-address="FP_Estimation.I5"/>
        <table:content-validation table:name="val2" table:condition="of:cell-content-is-in-list(&quot;ILF&quot;;&quot;EIF&quot;;&quot;EI&quot;;&quot;EO&quot;;&quot;EQ&quot;)" table:allow-empty-cell="true" table:display-list="unsorted" table:base-cell-address="FP_Estimation.E8">
          <table:error-message table:message-type="stop" table:display="true"/>
        </table:content-validation>
        <table:content-validation table:name="val3" table:condition="of:cell-content-is-in-list(&quot;ILF&quot;;&quot;ELF&quot;;&quot;EI&quot;;&quot;EO&quot;;&quot;EQ&quot;)" table:allow-empty-cell="true" table:display-list="unsorted" table:base-cell-address="FP_Estimation.E7">
          <table:error-message table:message-type="stop" table:display="true"/>
        </table:content-validation>
        <table:content-validation table:name="val4" table:condition="of:cell-content-is-in-list([$Def.$P$5:$Def.$V$5])" table:allow-empty-cell="true" table:display-list="unsorted" table:base-cell-address="FP_Estimation.I2"/>
      </table:content-validations>
      <table:table table:name="FP_Estimation" table:style-name="ta3">
        <office:forms form:automatic-focus="false" form:apply-design-mode="false"/>
        <table:table-column table:style-name="co9" table:default-cell-style-name="ce13"/>
        <table:table-column table:style-name="co11" table:default-cell-style-name="ce16"/>
        <table:table-column table:style-name="co12" table:default-cell-style-name="ce24"/>
        <table:table-column table:style-name="co13" table:default-cell-style-name="ce24"/>
        <table:table-column table:style-name="co21" table:default-cell-style-name="ce24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10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default-cell-style-name="ce24"/>
        <table:table-column table:style-name="co14" table:number-columns-repeated="1011" table:default-cell-style-name="ce13"/>
        <table:table-row table:style-name="ro10">
          <table:table-cell/>
          <table:table-cell table:style-name="ce13"/>
          <table:table-cell table:number-columns-repeated="3"/>
          <table:table-cell table:style-name="ce13" table:number-columns-repeated="4"/>
          <table:table-cell table:number-columns-repeated="1015"/>
        </table:table-row>
        <table:table-row table:style-name="ro11">
          <table:table-cell table:style-name="ce14"/>
          <table:table-cell table:style-name="ce17" office:value-type="string" calcext:value-type="string">
            <text:p>FUNCTION POINT CALCULATION</text:p>
          </table:table-cell>
          <table:table-cell table:style-name="ce25" table:number-columns-repeated="3"/>
          <table:table-cell table:style-name="ce21"/>
          <table:table-cell table:style-name="ce49" table:formula="of:=INDEX([Def.$P$6:.$V$34];MATCH(&quot;language&quot;;[Def.$O$6:.$O$34];0);MATCH([.$H$2];[Def.$P$5:.$V$5];0))" office:value-type="string" office:string-value="Language" calcext:value-type="string">
            <text:p>Language</text:p>
          </table:table-cell>
          <table:table-cell table:style-name="ce52" table:content-validation-name="val4" office:value-type="string" calcext:value-type="string">
            <text:p>English</text:p>
          </table:table-cell>
          <table:table-cell table:style-name="ce14"/>
          <table:table-cell table:style-name="ce54" table:formula="of:=INDEX([Def.$P$6:.$V$34];MATCH(&quot;adjustedfp&quot;;[Def.$O$6:.$O$34];0);MATCH([.$H$2];[Def.$P$5:.$V$5];0))" office:value-type="string" office:string-value=" Adjusted FP" calcext:value-type="string">
            <text:p><text:s/>Adjusted FP</text:p>
          </table:table-cell>
          <table:table-cell table:style-name="ce55"/>
          <table:table-cell table:style-name="ce57" table:formula="of:=IF([.$E$19]&lt;&gt;&quot;&quot;;[.$L$21]*(0.65+0.01*[.$E$19]);&quot;&quot;)" office:value-type="float" office:value="149.8" calcext:value-type="float">
            <text:p>149,8</text:p>
          </table:table-cell>
          <table:table-cell table:style-name="ce25"/>
          <table:table-cell table:style-name="ce14" table:number-columns-repeated="1011"/>
        </table:table-row>
        <table:table-row-group>
          <table:table-row table:style-name="ro3">
            <table:table-cell table:number-columns-repeated="5"/>
            <table:table-cell table:style-name="ce35"/>
            <table:table-cell/>
            <table:table-cell table:style-name="ce13"/>
            <table:table-cell table:number-columns-repeated="1016"/>
          </table:table-row>
          <table:table-row table:style-name="ro3">
            <table:table-cell/>
            <table:table-cell table:style-name="ce18" office:value-type="string" calcext:value-type="string">
              <text:p>No.</text:p>
            </table:table-cell>
            <table:table-cell table:style-name="ce26"/>
            <table:table-cell table:style-name="ce30" office:value-type="string" calcext:value-type="string">
              <text:p>VAF</text:p>
            </table:table-cell>
            <table:table-cell table:style-name="ce32" table:formula="of:=INDEX([Def.$P$6:.$V$34];MATCH(&quot;vaf-weight&quot;;[Def.$O$6:.$O$34];0);MATCH([.$H$2];[Def.$P$5:.$V$5];0))" office:value-type="string" office:string-value="Weight: 0 (low) ~ 5 (high)" calcext:value-type="string">
              <text:p>Weight: 0 (low) ~ 5 (high)</text:p>
            </table:table-cell>
            <table:table-cell table:style-name="ce13" table:number-columns-repeated="4"/>
            <table:table-cell table:number-columns-repeated="1015"/>
          </table:table-row>
          <table:table-row table:style-name="ro3">
            <table:table-cell table:style-name="ce14"/>
            <table:table-cell table:style-name="ce19" office:value-type="float" office:value="1" calcext:value-type="float">
              <text:p>1</text:p>
            </table:table-cell>
            <table:table-cell table:style-name="ce27" table:formula="of:=INDEX([Def.$P$6:.$V$34];MATCH(&quot;vaf01&quot;;[Def.$O$6:.$O$34];0);MATCH([.$H$2];[Def.$P$5:.$V$5];0))" office:value-type="string" office:string-value="Data communications" calcext:value-type="string">
              <text:p>Data communications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 table:number-columns-repeated="7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2" calcext:value-type="float">
              <text:p>2</text:p>
            </table:table-cell>
            <table:table-cell table:style-name="ce27" table:formula="of:=INDEX([Def.$P$6:.$V$34];MATCH(&quot;vaf02&quot;;[Def.$O$6:.$O$34];0);MATCH([.$H$2];[Def.$P$5:.$V$5];0))" office:value-type="string" office:string-value="Distributed data processing" calcext:value-type="string">
              <text:p>Distributed data processing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 table:number-columns-repeated="7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3" calcext:value-type="float">
              <text:p>3</text:p>
            </table:table-cell>
            <table:table-cell table:style-name="ce27" table:formula="of:=INDEX([Def.$P$6:.$V$34];MATCH(&quot;vaf03&quot;;[Def.$O$6:.$O$34];0);MATCH([.$H$2];[Def.$P$5:.$V$5];0))" office:value-type="string" office:string-value="Performance" calcext:value-type="string">
              <text:p>Performance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 table:number-columns-repeated="7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4" calcext:value-type="float">
              <text:p>4</text:p>
            </table:table-cell>
            <table:table-cell table:style-name="ce27" table:formula="of:=INDEX([Def.$P$6:.$V$34];MATCH(&quot;vaf04&quot;;[Def.$O$6:.$O$34];0);MATCH([.$H$2];[Def.$P$5:.$V$5];0))" office:value-type="string" office:string-value="Heavily used configuration" calcext:value-type="string">
              <text:p>Heavily used configuration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/>
            <table:table-cell table:style-name="ce50" office:value-type="string" calcext:value-type="string">
              <text:p>FP:</text:p>
            </table:table-cell>
            <table:table-cell table:style-name="ce50" office:value-type="string" calcext:value-type="string">
              <text:p>Function Point</text:p>
            </table:table-cell>
            <table:table-cell table:style-name="ce14" table:number-columns-repeated="4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5" calcext:value-type="float">
              <text:p>5</text:p>
            </table:table-cell>
            <table:table-cell table:style-name="ce27" table:formula="of:=INDEX([Def.$P$6:.$V$34];MATCH(&quot;vaf05&quot;;[Def.$O$6:.$O$34];0);MATCH([.$H$2];[Def.$P$5:.$V$5];0))" office:value-type="string" office:string-value="Transaction rate" calcext:value-type="string">
              <text:p>Transaction rate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/>
            <table:table-cell table:style-name="ce50" office:value-type="string" calcext:value-type="string">
              <text:p>VAF:</text:p>
            </table:table-cell>
            <table:table-cell table:style-name="ce50" office:value-type="string" calcext:value-type="string">
              <text:p>Value Added Factor</text:p>
            </table:table-cell>
            <table:table-cell table:style-name="ce14" table:number-columns-repeated="4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6" calcext:value-type="float">
              <text:p>6</text:p>
            </table:table-cell>
            <table:table-cell table:style-name="ce27" table:formula="of:=INDEX([Def.$P$6:.$V$34];MATCH(&quot;vaf06&quot;;[Def.$O$6:.$O$34];0);MATCH([.$H$2];[Def.$P$5:.$V$5];0))" office:value-type="string" office:string-value="On-Line data entry" calcext:value-type="string">
              <text:p>On-Line data entry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/>
            <table:table-cell table:style-name="ce50" office:value-type="string" calcext:value-type="string">
              <text:p>DET:</text:p>
            </table:table-cell>
            <table:table-cell table:style-name="ce50" office:value-type="string" calcext:value-type="string">
              <text:p>Data Element Type</text:p>
            </table:table-cell>
            <table:table-cell table:style-name="ce14" table:number-columns-repeated="4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7" calcext:value-type="float">
              <text:p>7</text:p>
            </table:table-cell>
            <table:table-cell table:style-name="ce27" table:formula="of:=INDEX([Def.$P$6:.$V$34];MATCH(&quot;vaf07&quot;;[Def.$O$6:.$O$34];0);MATCH([.$H$2];[Def.$P$5:.$V$5];0))" office:value-type="string" office:string-value="End-user efficiency" calcext:value-type="string">
              <text:p>End-user efficiency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/>
            <table:table-cell table:style-name="ce50" office:value-type="string" calcext:value-type="string">
              <text:p>RET:</text:p>
            </table:table-cell>
            <table:table-cell table:style-name="ce50" office:value-type="string" calcext:value-type="string">
              <text:p>Record Element Type</text:p>
            </table:table-cell>
            <table:table-cell table:style-name="ce14" table:number-columns-repeated="4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8" calcext:value-type="float">
              <text:p>8</text:p>
            </table:table-cell>
            <table:table-cell table:style-name="ce27" table:formula="of:=INDEX([Def.$P$6:.$V$34];MATCH(&quot;vaf08&quot;;[Def.$O$6:.$O$34];0);MATCH([.$H$2];[Def.$P$5:.$V$5];0))" office:value-type="string" office:string-value="On-Line update" calcext:value-type="string">
              <text:p>On-Line update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/>
            <table:table-cell table:style-name="ce50" office:value-type="string" calcext:value-type="string">
              <text:p>FTR:</text:p>
            </table:table-cell>
            <table:table-cell table:style-name="ce50" office:value-type="string" calcext:value-type="string">
              <text:p>File Types Referenced</text:p>
            </table:table-cell>
            <table:table-cell table:style-name="ce14" table:number-columns-repeated="4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9" calcext:value-type="float">
              <text:p>9</text:p>
            </table:table-cell>
            <table:table-cell table:style-name="ce27" table:formula="of:=INDEX([Def.$P$6:.$V$34];MATCH(&quot;vaf09&quot;;[Def.$O$6:.$O$34];0);MATCH([.$H$2];[Def.$P$5:.$V$5];0))" office:value-type="string" office:string-value="Complex processing" calcext:value-type="string">
              <text:p>Complex processing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/>
            <table:table-cell table:style-name="ce50" office:value-type="string" calcext:value-type="string">
              <text:p>ILF:</text:p>
            </table:table-cell>
            <table:table-cell table:style-name="ce50" office:value-type="string" calcext:value-type="string">
              <text:p>Internal Logical Files</text:p>
            </table:table-cell>
            <table:table-cell table:style-name="ce14" table:number-columns-repeated="4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10" calcext:value-type="float">
              <text:p>10</text:p>
            </table:table-cell>
            <table:table-cell table:style-name="ce27" table:formula="of:=INDEX([Def.$P$6:.$V$34];MATCH(&quot;vaf10&quot;;[Def.$O$6:.$O$34];0);MATCH([.$H$2];[Def.$P$5:.$V$5];0))" office:value-type="string" office:string-value="Reusability" calcext:value-type="string">
              <text:p>Reusability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/>
            <table:table-cell table:style-name="ce50" office:value-type="string" calcext:value-type="string">
              <text:p>EIF:</text:p>
            </table:table-cell>
            <table:table-cell table:style-name="ce50" office:value-type="string" calcext:value-type="string">
              <text:p>External Interface Files</text:p>
            </table:table-cell>
            <table:table-cell table:style-name="ce14" table:number-columns-repeated="4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11" calcext:value-type="float">
              <text:p>11</text:p>
            </table:table-cell>
            <table:table-cell table:style-name="ce27" table:formula="of:=INDEX([Def.$P$6:.$V$34];MATCH(&quot;vaf11&quot;;[Def.$O$6:.$O$34];0);MATCH([.$H$2];[Def.$P$5:.$V$5];0))" office:value-type="string" office:string-value="Installation ease" calcext:value-type="string">
              <text:p>Installation ease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/>
            <table:table-cell table:style-name="ce50" office:value-type="string" calcext:value-type="string">
              <text:p>EI:</text:p>
            </table:table-cell>
            <table:table-cell table:style-name="ce50" office:value-type="string" calcext:value-type="string">
              <text:p>External Inputs</text:p>
            </table:table-cell>
            <table:table-cell table:style-name="ce14" table:number-columns-repeated="4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12" calcext:value-type="float">
              <text:p>12</text:p>
            </table:table-cell>
            <table:table-cell table:style-name="ce27" table:formula="of:=INDEX([Def.$P$6:.$V$34];MATCH(&quot;vaf12&quot;;[Def.$O$6:.$O$34];0);MATCH([.$H$2];[Def.$P$5:.$V$5];0))" office:value-type="string" office:string-value="Operational ease" calcext:value-type="string">
              <text:p>Operational ease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/>
            <table:table-cell table:style-name="ce50" office:value-type="string" calcext:value-type="string">
              <text:p>EO:</text:p>
            </table:table-cell>
            <table:table-cell table:style-name="ce50" office:value-type="string" calcext:value-type="string">
              <text:p>External Outputs</text:p>
            </table:table-cell>
            <table:table-cell table:style-name="ce14" table:number-columns-repeated="4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13" calcext:value-type="float">
              <text:p>13</text:p>
            </table:table-cell>
            <table:table-cell table:style-name="ce27" table:formula="of:=INDEX([Def.$P$6:.$V$34];MATCH(&quot;vaf13&quot;;[Def.$O$6:.$O$34];0);MATCH([.$H$2];[Def.$P$5:.$V$5];0))" office:value-type="string" office:string-value="Multiple sites" calcext:value-type="string">
              <text:p>Multiple sites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/>
            <table:table-cell table:style-name="ce50" office:value-type="string" calcext:value-type="string">
              <text:p>EQ:</text:p>
            </table:table-cell>
            <table:table-cell table:style-name="ce50" office:value-type="string" calcext:value-type="string">
              <text:p>External Inquiry</text:p>
            </table:table-cell>
            <table:table-cell table:style-name="ce14" table:number-columns-repeated="4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14" calcext:value-type="float">
              <text:p>14</text:p>
            </table:table-cell>
            <table:table-cell table:style-name="ce27" table:formula="of:=INDEX([Def.$P$6:.$V$34];MATCH(&quot;vaf14&quot;;[Def.$O$6:.$O$34];0);MATCH([.$H$2];[Def.$P$5:.$V$5];0))" office:value-type="string" office:string-value="Facilitate change" calcext:value-type="string">
              <text:p>Facilitate change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 table:number-columns-repeated="7"/>
            <table:table-cell table:style-name="ce25"/>
            <table:table-cell table:style-name="ce14" table:number-columns-repeated="1011"/>
          </table:table-row>
          <table:table-row table:style-name="ro3">
            <table:table-cell/>
            <table:table-cell table:style-name="ce13"/>
            <table:table-cell table:number-columns-repeated="2"/>
            <table:table-cell table:style-name="ce34" table:formula="of:=IF(COUNTA([.E5:.E18])&gt;0;SUM([.E5:.E18]);&quot;&quot;)" office:value-type="float" office:value="42" calcext:value-type="float">
              <text:p>42</text:p>
            </table:table-cell>
            <table:table-cell table:style-name="ce13" table:number-columns-repeated="4"/>
            <table:table-cell table:number-columns-repeated="1015"/>
          </table:table-row>
          <table:table-row table:style-name="ro12">
            <table:table-cell/>
            <table:table-cell table:style-name="ce20"/>
            <table:table-cell table:number-columns-repeated="3"/>
            <table:table-cell table:style-name="ce13" table:number-columns-repeated="4"/>
            <table:table-cell table:number-columns-repeated="1015"/>
          </table:table-row>
        </table:table-row-group>
        <table:table-row table:style-name="ro3">
          <table:table-cell table:style-name="ce14"/>
          <table:table-cell table:style-name="ce21"/>
          <table:table-cell table:style-name="ce25" table:number-columns-repeated="3"/>
          <table:table-cell table:style-name="ce21" table:number-columns-repeated="4"/>
          <table:table-cell table:style-name="ce54" table:formula="of:=INDEX([Def.$P$6:.$V$34];MATCH(&quot;unadjustedfp&quot;;[Def.$O$6:.$O$34];0);MATCH([.$H$2];[Def.$P$5:.$V$5];0))" office:value-type="string" office:string-value=" Unadjusted FP" calcext:value-type="string">
            <text:p><text:s/>Unadjusted FP</text:p>
          </table:table-cell>
          <table:table-cell table:style-name="ce55"/>
          <table:table-cell table:style-name="ce58" table:formula="of:=SUM([.L24:.L2215])" office:value-type="float" office:value="140" calcext:value-type="float">
            <text:p>140</text:p>
          </table:table-cell>
          <table:table-cell table:style-name="ce25"/>
          <table:table-cell table:style-name="ce14"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style-name="ce15"/>
          <table:table-cell table:style-name="ce46" office:value-type="string" calcext:value-type="string">
            <text:p>No.</text:p>
          </table:table-cell>
          <table:table-cell table:style-name="ce63" table:formula="of:=INDEX([Def.$P$6:.$V$34];MATCH(&quot;module&quot;;[Def.$O$6:.$O$34];0);MATCH([.$H$2];[Def.$P$5:.$V$5];0))" office:value-type="string" office:string-value="Module" calcext:value-type="string">
            <text:p>Module</text:p>
          </table:table-cell>
          <table:table-cell table:style-name="ce63" table:formula="of:=INDEX([Def.$P$6:.$V$34];MATCH(&quot;functionname&quot;;[Def.$O$6:.$O$34];0);MATCH([.$H$2];[Def.$P$5:.$V$5];0))" office:value-type="string" office:string-value="Function Name" calcext:value-type="string">
            <text:p>Function Name</text:p>
          </table:table-cell>
          <table:table-cell table:style-name="ce63" table:formula="of:=INDEX([Def.$P$6:.$V$34];MATCH(&quot;functiondesc&quot;;[Def.$O$6:.$O$34];0);MATCH([.$H$2];[Def.$P$5:.$V$5];0))" office:value-type="string" office:string-value="Description" calcext:value-type="string">
            <text:p>Description</text:p>
          </table:table-cell>
          <table:table-cell table:style-name="ce63" table:formula="of:=INDEX([Def.$P$6:.$V$34];MATCH(&quot;type&quot;;[Def.$O$6:.$O$34];0);MATCH([.$H$2];[Def.$P$5:.$V$5];0))" office:value-type="string" office:string-value="Type" calcext:value-type="string">
            <text:p>Type</text:p>
          </table:table-cell>
          <table:table-cell table:style-name="ce76" office:value-type="string" calcext:value-type="string">
            <text:p>DET</text:p>
          </table:table-cell>
          <table:table-cell table:style-name="ce76" office:value-type="string" calcext:value-type="string">
            <text:p>RET / FTR</text:p>
          </table:table-cell>
          <table:table-cell table:style-name="ce63" table:formula="of:=INDEX([Def.$P$6:.$V$34];MATCH(&quot;complexity&quot;;[Def.$O$6:.$O$34];0);MATCH([.$H$2];[Def.$P$5:.$V$5];0))" office:value-type="string" office:string-value="Complexity" calcext:value-type="string">
            <text:p>Complexity</text:p>
          </table:table-cell>
          <table:table-cell table:style-name="ce63" office:value-type="string" calcext:value-type="string">
            <text:p>FP</text:p>
          </table:table-cell>
          <table:table-cell table:style-name="ce63" table:formula="of:=INDEX([Def.$P$6:.$V$34];MATCH(&quot;adjustpercent&quot;;[Def.$O$6:.$O$34];0);MATCH([.$H$2];[Def.$P$5:.$V$5];0))" office:value-type="string" office:string-value="Adjust %" calcext:value-type="string">
            <text:p>Adjust %</text:p>
          </table:table-cell>
          <table:table-cell table:style-name="ce63" table:formula="of:=INDEX([Def.$P$6:.$V$34];MATCH(&quot;fpadjusted&quot;;[Def.$O$6:.$O$34];0);MATCH([.$H$2];[Def.$P$5:.$V$5];0))" office:value-type="string" office:string-value="FP adjusted" calcext:value-type="string">
            <text:p>FP adjusted</text:p>
          </table:table-cell>
          <table:table-cell table:style-name="ce63" table:formula="of:=INDEX([Def.$P$6:.$V$34];MATCH(&quot;remarks&quot;;[Def.$O$6:.$O$34];0);MATCH([.$H$2];[Def.$P$5:.$V$5];0))" office:value-type="string" office:string-value="Remarks" calcext:value-type="string">
            <text:p>Remarks</text:p>
          </table:table-cell>
          <table:table-cell table:style-name="ce15" table:number-columns-repeated="1011"/>
        </table:table-row>
        <table:table-row table:style-name="ro3">
          <table:table-cell table:style-name="ce16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Files</text:p>
          </table:table-cell>
          <table:table-cell table:style-name="ce29" office:value-type="string" calcext:value-type="string">
            <text:p>USER</text:p>
          </table:table-cell>
          <table:table-cell table:style-name="ce29"/>
          <table:table-cell table:style-name="ce73" table:content-validation-name="val2" office:value-type="string" calcext:value-type="string">
            <text:p>ILF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24]&lt;&gt;&quot;&quot;;IF(OR([.F24]=&quot;ILF&quot;;[.F24]=&quot;EIF&quot;);INDEX([Def.$D$6:.$F$8];MATCH([.H24];[Def.$C$6:.$C$8]);MATCH([.G24];[Def.$D$5:.$F$5]));IF([.F24]=&quot;EI&quot;;INDEX([Def.$D$13:.$F$15];MATCH([.H24];[Def.$C$13:.$C$15]);MATCH([.G24];[Def.$D$12:.$F$12]));IF(OR([.F24]=&quot;EO&quot;;[.F24]=&quot;EQ&quot;);INDEX([Def.$D$19:.$F$21];MATCH([.H24];[Def.$C$19:.$C$21]);MATCH([.G24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24]&lt;&gt;&quot;&quot;;INDEX([Def.$J$6:.$L$10];MATCH([.F24];[Def.$I$6:.$I$10];0);MATCH([.I24];[Def.$J$5:.$L$5];0));&quot;&quot;)" office:value-type="float" office:value="7" calcext:value-type="float">
            <text:p>7</text:p>
          </table:table-cell>
          <table:table-cell table:style-name="ce56"/>
          <table:table-cell table:style-name="ce59" table:formula="of:=IF([.K24]=&quot;&quot;;[.J24];[.J24]*[.K24])" office:value-type="float" office:value="7" calcext:value-type="float">
            <text:p>7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Files</text:p>
          </table:table-cell>
          <table:table-cell table:style-name="ce29" office:value-type="string" calcext:value-type="string">
            <text:p>PARKING_SPOT</text:p>
          </table:table-cell>
          <table:table-cell table:style-name="ce29"/>
          <table:table-cell table:style-name="ce73" table:content-validation-name="val2" office:value-type="string" calcext:value-type="string">
            <text:p>ILF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25]&lt;&gt;&quot;&quot;;IF(OR([.F25]=&quot;ILF&quot;;[.F25]=&quot;EIF&quot;);INDEX([Def.$D$6:.$F$8];MATCH([.H25];[Def.$C$6:.$C$8]);MATCH([.G25];[Def.$D$5:.$F$5]));IF([.F25]=&quot;EI&quot;;INDEX([Def.$D$13:.$F$15];MATCH([.H25];[Def.$C$13:.$C$15]);MATCH([.G25];[Def.$D$12:.$F$12]));IF(OR([.F25]=&quot;EO&quot;;[.F25]=&quot;EQ&quot;);INDEX([Def.$D$19:.$F$21];MATCH([.H25];[Def.$C$19:.$C$21]);MATCH([.G25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25]&lt;&gt;&quot;&quot;;INDEX([Def.$J$6:.$L$10];MATCH([.F25];[Def.$I$6:.$I$10];0);MATCH([.I25];[Def.$J$5:.$L$5];0));&quot;&quot;)" office:value-type="float" office:value="7" calcext:value-type="float">
            <text:p>7</text:p>
          </table:table-cell>
          <table:table-cell table:style-name="ce56"/>
          <table:table-cell table:style-name="ce59" table:formula="of:=IF([.K25]=&quot;&quot;;[.J25];[.J25]*[.K25])" office:value-type="float" office:value="7" calcext:value-type="float">
            <text:p>7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Files</text:p>
          </table:table-cell>
          <table:table-cell table:style-name="ce29" office:value-type="string" calcext:value-type="string">
            <text:p>RESERVATION</text:p>
          </table:table-cell>
          <table:table-cell table:style-name="ce29"/>
          <table:table-cell table:style-name="ce73" table:content-validation-name="val2" office:value-type="string" calcext:value-type="string">
            <text:p>ILF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26]&lt;&gt;&quot;&quot;;IF(OR([.F26]=&quot;ILF&quot;;[.F26]=&quot;EIF&quot;);INDEX([Def.$D$6:.$F$8];MATCH([.H26];[Def.$C$6:.$C$8]);MATCH([.G26];[Def.$D$5:.$F$5]));IF([.F26]=&quot;EI&quot;;INDEX([Def.$D$13:.$F$15];MATCH([.H26];[Def.$C$13:.$C$15]);MATCH([.G26];[Def.$D$12:.$F$12]));IF(OR([.F26]=&quot;EO&quot;;[.F26]=&quot;EQ&quot;);INDEX([Def.$D$19:.$F$21];MATCH([.H26];[Def.$C$19:.$C$21]);MATCH([.G26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26]&lt;&gt;&quot;&quot;;INDEX([Def.$J$6:.$L$10];MATCH([.F26];[Def.$I$6:.$I$10];0);MATCH([.I26];[Def.$J$5:.$L$5];0));&quot;&quot;)" office:value-type="float" office:value="7" calcext:value-type="float">
            <text:p>7</text:p>
          </table:table-cell>
          <table:table-cell table:style-name="ce56"/>
          <table:table-cell table:style-name="ce59" table:formula="of:=IF([.K26]=&quot;&quot;;[.J26];[.J26]*[.K26])" office:value-type="float" office:value="7" calcext:value-type="float">
            <text:p>7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Files</text:p>
          </table:table-cell>
          <table:table-cell table:style-name="ce29" office:value-type="string" calcext:value-type="string">
            <text:p>AVAILABILITY_SLOT</text:p>
          </table:table-cell>
          <table:table-cell table:style-name="ce29"/>
          <table:table-cell table:style-name="ce73" table:content-validation-name="val2" office:value-type="string" calcext:value-type="string">
            <text:p>ILF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27]&lt;&gt;&quot;&quot;;IF(OR([.F27]=&quot;ILF&quot;;[.F27]=&quot;EIF&quot;);INDEX([Def.$D$6:.$F$8];MATCH([.H27];[Def.$C$6:.$C$8]);MATCH([.G27];[Def.$D$5:.$F$5]));IF([.F27]=&quot;EI&quot;;INDEX([Def.$D$13:.$F$15];MATCH([.H27];[Def.$C$13:.$C$15]);MATCH([.G27];[Def.$D$12:.$F$12]));IF(OR([.F27]=&quot;EO&quot;;[.F27]=&quot;EQ&quot;);INDEX([Def.$D$19:.$F$21];MATCH([.H27];[Def.$C$19:.$C$21]);MATCH([.G27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27]&lt;&gt;&quot;&quot;;INDEX([Def.$J$6:.$L$10];MATCH([.F27];[Def.$I$6:.$I$10];0);MATCH([.I27];[Def.$J$5:.$L$5];0));&quot;&quot;)" office:value-type="float" office:value="7" calcext:value-type="float">
            <text:p>7</text:p>
          </table:table-cell>
          <table:table-cell table:style-name="ce56"/>
          <table:table-cell table:style-name="ce59" table:formula="of:=IF([.K27]=&quot;&quot;;[.J27];[.J27]*[.K27])" office:value-type="float" office:value="7" calcext:value-type="float">
            <text:p>7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Files</text:p>
          </table:table-cell>
          <table:table-cell table:style-name="ce29" office:value-type="string" calcext:value-type="string">
            <text:p>PAYMENT</text:p>
          </table:table-cell>
          <table:table-cell table:style-name="ce29"/>
          <table:table-cell table:style-name="ce73" table:content-validation-name="val2" office:value-type="string" calcext:value-type="string">
            <text:p>ILF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28]&lt;&gt;&quot;&quot;;IF(OR([.F28]=&quot;ILF&quot;;[.F28]=&quot;EIF&quot;);INDEX([Def.$D$6:.$F$8];MATCH([.H28];[Def.$C$6:.$C$8]);MATCH([.G28];[Def.$D$5:.$F$5]));IF([.F28]=&quot;EI&quot;;INDEX([Def.$D$13:.$F$15];MATCH([.H28];[Def.$C$13:.$C$15]);MATCH([.G28];[Def.$D$12:.$F$12]));IF(OR([.F28]=&quot;EO&quot;;[.F28]=&quot;EQ&quot;);INDEX([Def.$D$19:.$F$21];MATCH([.H28];[Def.$C$19:.$C$21]);MATCH([.G28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28]&lt;&gt;&quot;&quot;;INDEX([Def.$J$6:.$L$10];MATCH([.F28];[Def.$I$6:.$I$10];0);MATCH([.I28];[Def.$J$5:.$L$5];0));&quot;&quot;)" office:value-type="float" office:value="7" calcext:value-type="float">
            <text:p>7</text:p>
          </table:table-cell>
          <table:table-cell table:style-name="ce56"/>
          <table:table-cell table:style-name="ce59" table:formula="of:=IF([.K28]=&quot;&quot;;[.J28];[.J28]*[.K28])" office:value-type="float" office:value="7" calcext:value-type="float">
            <text:p>7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Files</text:p>
          </table:table-cell>
          <table:table-cell table:style-name="ce29" office:value-type="string" calcext:value-type="string">
            <text:p>REVIEW</text:p>
          </table:table-cell>
          <table:table-cell table:style-name="ce29"/>
          <table:table-cell table:style-name="ce73" table:content-validation-name="val2" office:value-type="string" calcext:value-type="string">
            <text:p>ILF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29]&lt;&gt;&quot;&quot;;IF(OR([.F29]=&quot;ILF&quot;;[.F29]=&quot;EIF&quot;);INDEX([Def.$D$6:.$F$8];MATCH([.H29];[Def.$C$6:.$C$8]);MATCH([.G29];[Def.$D$5:.$F$5]));IF([.F29]=&quot;EI&quot;;INDEX([Def.$D$13:.$F$15];MATCH([.H29];[Def.$C$13:.$C$15]);MATCH([.G29];[Def.$D$12:.$F$12]));IF(OR([.F29]=&quot;EO&quot;;[.F29]=&quot;EQ&quot;);INDEX([Def.$D$19:.$F$21];MATCH([.H29];[Def.$C$19:.$C$21]);MATCH([.G29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29]&lt;&gt;&quot;&quot;;INDEX([Def.$J$6:.$L$10];MATCH([.F29];[Def.$I$6:.$I$10];0);MATCH([.I29];[Def.$J$5:.$L$5];0));&quot;&quot;)" office:value-type="float" office:value="7" calcext:value-type="float">
            <text:p>7</text:p>
          </table:table-cell>
          <table:table-cell table:style-name="ce56"/>
          <table:table-cell table:style-name="ce59" table:formula="of:=IF([.K29]=&quot;&quot;;[.J29];[.J29]*[.K29])" office:value-type="float" office:value="7" calcext:value-type="float">
            <text:p>7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Files</text:p>
          </table:table-cell>
          <table:table-cell table:style-name="ce29" office:value-type="string" calcext:value-type="string">
            <text:p>LABEL</text:p>
          </table:table-cell>
          <table:table-cell table:style-name="ce29"/>
          <table:table-cell table:style-name="ce73" table:content-validation-name="val2" office:value-type="string" calcext:value-type="string">
            <text:p>ILF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30]&lt;&gt;&quot;&quot;;IF(OR([.F30]=&quot;ILF&quot;;[.F30]=&quot;EIF&quot;);INDEX([Def.$D$6:.$F$8];MATCH([.H30];[Def.$C$6:.$C$8]);MATCH([.G30];[Def.$D$5:.$F$5]));IF([.F30]=&quot;EI&quot;;INDEX([Def.$D$13:.$F$15];MATCH([.H30];[Def.$C$13:.$C$15]);MATCH([.G30];[Def.$D$12:.$F$12]));IF(OR([.F30]=&quot;EO&quot;;[.F30]=&quot;EQ&quot;);INDEX([Def.$D$19:.$F$21];MATCH([.H30];[Def.$C$19:.$C$21]);MATCH([.G30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30]&lt;&gt;&quot;&quot;;INDEX([Def.$J$6:.$L$10];MATCH([.F30];[Def.$I$6:.$I$10];0);MATCH([.I30];[Def.$J$5:.$L$5];0));&quot;&quot;)" office:value-type="float" office:value="7" calcext:value-type="float">
            <text:p>7</text:p>
          </table:table-cell>
          <table:table-cell table:style-name="ce56"/>
          <table:table-cell table:style-name="ce59" table:formula="of:=IF([.K30]=&quot;&quot;;[.J30];[.J30]*[.K30])" office:value-type="float" office:value="7" calcext:value-type="float">
            <text:p>7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Admin Functions</text:p>
          </table:table-cell>
          <table:table-cell table:style-name="ce29" office:value-type="string" calcext:value-type="string">
            <text:p>View User List</text:p>
          </table:table-cell>
          <table:table-cell table:style-name="ce29"/>
          <table:table-cell table:style-name="ce73" table:content-validation-name="val2" office:value-type="string" calcext:value-type="string">
            <text:p>EQ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31]&lt;&gt;&quot;&quot;;IF(OR([.F31]=&quot;ILF&quot;;[.F31]=&quot;EIF&quot;);INDEX([Def.$D$6:.$F$8];MATCH([.H31];[Def.$C$6:.$C$8]);MATCH([.G31];[Def.$D$5:.$F$5]));IF([.F31]=&quot;EI&quot;;INDEX([Def.$D$13:.$F$15];MATCH([.H31];[Def.$C$13:.$C$15]);MATCH([.G31];[Def.$D$12:.$F$12]));IF(OR([.F31]=&quot;EO&quot;;[.F31]=&quot;EQ&quot;);INDEX([Def.$D$19:.$F$21];MATCH([.H31];[Def.$C$19:.$C$21]);MATCH([.G31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31]&lt;&gt;&quot;&quot;;INDEX([Def.$J$6:.$L$10];MATCH([.F31];[Def.$I$6:.$I$10];0);MATCH([.I31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31]=&quot;&quot;;[.J31];[.J31]*[.K31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Admin Functions</text:p>
          </table:table-cell>
          <table:table-cell table:style-name="ce29" office:value-type="string" calcext:value-type="string">
            <text:p>Search Users</text:p>
          </table:table-cell>
          <table:table-cell table:style-name="ce29"/>
          <table:table-cell table:style-name="ce73" table:content-validation-name="val2" office:value-type="string" calcext:value-type="string">
            <text:p>EI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32]&lt;&gt;&quot;&quot;;IF(OR([.F32]=&quot;ILF&quot;;[.F32]=&quot;EIF&quot;);INDEX([Def.$D$6:.$F$8];MATCH([.H32];[Def.$C$6:.$C$8]);MATCH([.G32];[Def.$D$5:.$F$5]));IF([.F32]=&quot;EI&quot;;INDEX([Def.$D$13:.$F$15];MATCH([.H32];[Def.$C$13:.$C$15]);MATCH([.G32];[Def.$D$12:.$F$12]));IF(OR([.F32]=&quot;EO&quot;;[.F32]=&quot;EQ&quot;);INDEX([Def.$D$19:.$F$21];MATCH([.H32];[Def.$C$19:.$C$21]);MATCH([.G32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32]&lt;&gt;&quot;&quot;;INDEX([Def.$J$6:.$L$10];MATCH([.F32];[Def.$I$6:.$I$10];0);MATCH([.I32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32]=&quot;&quot;;[.J32];[.J32]*[.K32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Admin Functions</text:p>
          </table:table-cell>
          <table:table-cell table:style-name="ce29" office:value-type="string" calcext:value-type="string">
            <text:p>Access User Details</text:p>
          </table:table-cell>
          <table:table-cell table:style-name="ce29"/>
          <table:table-cell table:style-name="ce73" table:content-validation-name="val2" office:value-type="string" calcext:value-type="string">
            <text:p>EQ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33]&lt;&gt;&quot;&quot;;IF(OR([.F33]=&quot;ILF&quot;;[.F33]=&quot;EIF&quot;);INDEX([Def.$D$6:.$F$8];MATCH([.H33];[Def.$C$6:.$C$8]);MATCH([.G33];[Def.$D$5:.$F$5]));IF([.F33]=&quot;EI&quot;;INDEX([Def.$D$13:.$F$15];MATCH([.H33];[Def.$C$13:.$C$15]);MATCH([.G33];[Def.$D$12:.$F$12]));IF(OR([.F33]=&quot;EO&quot;;[.F33]=&quot;EQ&quot;);INDEX([Def.$D$19:.$F$21];MATCH([.H33];[Def.$C$19:.$C$21]);MATCH([.G33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33]&lt;&gt;&quot;&quot;;INDEX([Def.$J$6:.$L$10];MATCH([.F33];[Def.$I$6:.$I$10];0);MATCH([.I33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33]=&quot;&quot;;[.J33];[.J33]*[.K33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Admin Functions</text:p>
          </table:table-cell>
          <table:table-cell table:style-name="ce29" office:value-type="string" calcext:value-type="string">
            <text:p>Enable/Disable Account</text:p>
          </table:table-cell>
          <table:table-cell table:style-name="ce29"/>
          <table:table-cell table:style-name="ce73" table:content-validation-name="val2" office:value-type="string" calcext:value-type="string">
            <text:p>EI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34]&lt;&gt;&quot;&quot;;IF(OR([.F34]=&quot;ILF&quot;;[.F34]=&quot;EIF&quot;);INDEX([Def.$D$6:.$F$8];MATCH([.H34];[Def.$C$6:.$C$8]);MATCH([.G34];[Def.$D$5:.$F$5]));IF([.F34]=&quot;EI&quot;;INDEX([Def.$D$13:.$F$15];MATCH([.H34];[Def.$C$13:.$C$15]);MATCH([.G34];[Def.$D$12:.$F$12]));IF(OR([.F34]=&quot;EO&quot;;[.F34]=&quot;EQ&quot;);INDEX([Def.$D$19:.$F$21];MATCH([.H34];[Def.$C$19:.$C$21]);MATCH([.G34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34]&lt;&gt;&quot;&quot;;INDEX([Def.$J$6:.$L$10];MATCH([.F34];[Def.$I$6:.$I$10];0);MATCH([.I34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34]=&quot;&quot;;[.J34];[.J34]*[.K34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12" calcext:value-type="float">
            <text:p>12</text:p>
          </table:table-cell>
          <table:table-cell table:style-name="ce23" office:value-type="string" calcext:value-type="string">
            <text:p>Admin Functions</text:p>
          </table:table-cell>
          <table:table-cell table:style-name="ce29" office:value-type="string" calcext:value-type="string">
            <text:p>Notification Enable/Disable</text:p>
          </table:table-cell>
          <table:table-cell table:style-name="ce29"/>
          <table:table-cell table:style-name="ce73" table:content-validation-name="val2" office:value-type="string" calcext:value-type="string">
            <text:p>EQ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35]&lt;&gt;&quot;&quot;;IF(OR([.F35]=&quot;ILF&quot;;[.F35]=&quot;EIF&quot;);INDEX([Def.$D$6:.$F$8];MATCH([.H35];[Def.$C$6:.$C$8]);MATCH([.G35];[Def.$D$5:.$F$5]));IF([.F35]=&quot;EI&quot;;INDEX([Def.$D$13:.$F$15];MATCH([.H35];[Def.$C$13:.$C$15]);MATCH([.G35];[Def.$D$12:.$F$12]));IF(OR([.F35]=&quot;EO&quot;;[.F35]=&quot;EQ&quot;);INDEX([Def.$D$19:.$F$21];MATCH([.H35];[Def.$C$19:.$C$21]);MATCH([.G35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35]&lt;&gt;&quot;&quot;;INDEX([Def.$J$6:.$L$10];MATCH([.F35];[Def.$I$6:.$I$10];0);MATCH([.I35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35]=&quot;&quot;;[.J35];[.J35]*[.K35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Users Functions</text:p>
          </table:table-cell>
          <table:table-cell table:style-name="ce29" office:value-type="string" calcext:value-type="string">
            <text:p>User Registration</text:p>
          </table:table-cell>
          <table:table-cell table:style-name="ce29"/>
          <table:table-cell table:style-name="ce73" table:content-validation-name="val2" office:value-type="string" calcext:value-type="string">
            <text:p>EI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36]&lt;&gt;&quot;&quot;;IF(OR([.F36]=&quot;ILF&quot;;[.F36]=&quot;EIF&quot;);INDEX([Def.$D$6:.$F$8];MATCH([.H36];[Def.$C$6:.$C$8]);MATCH([.G36];[Def.$D$5:.$F$5]));IF([.F36]=&quot;EI&quot;;INDEX([Def.$D$13:.$F$15];MATCH([.H36];[Def.$C$13:.$C$15]);MATCH([.G36];[Def.$D$12:.$F$12]));IF(OR([.F36]=&quot;EO&quot;;[.F36]=&quot;EQ&quot;);INDEX([Def.$D$19:.$F$21];MATCH([.H36];[Def.$C$19:.$C$21]);MATCH([.G36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36]&lt;&gt;&quot;&quot;;INDEX([Def.$J$6:.$L$10];MATCH([.F36];[Def.$I$6:.$I$10];0);MATCH([.I36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36]=&quot;&quot;;[.J36];[.J36]*[.K36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14" calcext:value-type="float">
            <text:p>14</text:p>
          </table:table-cell>
          <table:table-cell table:style-name="ce23" office:value-type="string" calcext:value-type="string">
            <text:p>Users Functions</text:p>
          </table:table-cell>
          <table:table-cell table:style-name="ce29" office:value-type="string" calcext:value-type="string">
            <text:p>Notification Registration</text:p>
          </table:table-cell>
          <table:table-cell table:style-name="ce29"/>
          <table:table-cell table:style-name="ce73" table:content-validation-name="val2" office:value-type="string" calcext:value-type="string">
            <text:p>EQ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37]&lt;&gt;&quot;&quot;;IF(OR([.F37]=&quot;ILF&quot;;[.F37]=&quot;EIF&quot;);INDEX([Def.$D$6:.$F$8];MATCH([.H37];[Def.$C$6:.$C$8]);MATCH([.G37];[Def.$D$5:.$F$5]));IF([.F37]=&quot;EI&quot;;INDEX([Def.$D$13:.$F$15];MATCH([.H37];[Def.$C$13:.$C$15]);MATCH([.G37];[Def.$D$12:.$F$12]));IF(OR([.F37]=&quot;EO&quot;;[.F37]=&quot;EQ&quot;);INDEX([Def.$D$19:.$F$21];MATCH([.H37];[Def.$C$19:.$C$21]);MATCH([.G37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37]&lt;&gt;&quot;&quot;;INDEX([Def.$J$6:.$L$10];MATCH([.F37];[Def.$I$6:.$I$10];0);MATCH([.I37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37]=&quot;&quot;;[.J37];[.J37]*[.K37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Users Functions</text:p>
          </table:table-cell>
          <table:table-cell table:style-name="ce29" office:value-type="string" calcext:value-type="string">
            <text:p>Login</text:p>
          </table:table-cell>
          <table:table-cell table:style-name="ce29"/>
          <table:table-cell table:style-name="ce73" table:content-validation-name="val2" office:value-type="string" calcext:value-type="string">
            <text:p>EI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38]&lt;&gt;&quot;&quot;;IF(OR([.F38]=&quot;ILF&quot;;[.F38]=&quot;EIF&quot;);INDEX([Def.$D$6:.$F$8];MATCH([.H38];[Def.$C$6:.$C$8]);MATCH([.G38];[Def.$D$5:.$F$5]));IF([.F38]=&quot;EI&quot;;INDEX([Def.$D$13:.$F$15];MATCH([.H38];[Def.$C$13:.$C$15]);MATCH([.G38];[Def.$D$12:.$F$12]));IF(OR([.F38]=&quot;EO&quot;;[.F38]=&quot;EQ&quot;);INDEX([Def.$D$19:.$F$21];MATCH([.H38];[Def.$C$19:.$C$21]);MATCH([.G38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38]&lt;&gt;&quot;&quot;;INDEX([Def.$J$6:.$L$10];MATCH([.F38];[Def.$I$6:.$I$10];0);MATCH([.I38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38]=&quot;&quot;;[.J38];[.J38]*[.K38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16" calcext:value-type="float">
            <text:p>16</text:p>
          </table:table-cell>
          <table:table-cell table:style-name="ce23" office:value-type="string" calcext:value-type="string">
            <text:p>Users Functions</text:p>
          </table:table-cell>
          <table:table-cell table:style-name="ce29" office:value-type="string" calcext:value-type="string">
            <text:p>Logout </text:p>
          </table:table-cell>
          <table:table-cell table:style-name="ce29"/>
          <table:table-cell table:style-name="ce73" table:content-validation-name="val2" office:value-type="string" calcext:value-type="string">
            <text:p>EI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53" table:formula="of:=IF([.F39]&lt;&gt;&quot;&quot;;IF(OR([.F39]=&quot;ILF&quot;;[.F39]=&quot;EIF&quot;);INDEX([Def.$D$6:.$F$8];MATCH([.H39];[Def.$C$6:.$C$8]);MATCH([.G39];[Def.$D$5:.$F$5]));IF([.F39]=&quot;EI&quot;;INDEX([Def.$D$13:.$F$15];MATCH([.H39];[Def.$C$13:.$C$15]);MATCH([.G39];[Def.$D$12:.$F$12]));IF(OR([.F39]=&quot;EO&quot;;[.F39]=&quot;EQ&quot;);INDEX([Def.$D$19:.$F$21];MATCH([.H39];[Def.$C$19:.$C$21]);MATCH([.G39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39]&lt;&gt;&quot;&quot;;INDEX([Def.$J$6:.$L$10];MATCH([.F39];[Def.$I$6:.$I$10];0);MATCH([.I39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39]=&quot;&quot;;[.J39];[.J39]*[.K39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Users Functions</text:p>
          </table:table-cell>
          <table:table-cell table:style-name="ce29" office:value-type="string" calcext:value-type="string">
            <text:p>Edit Personal Data</text:p>
          </table:table-cell>
          <table:table-cell table:style-name="ce29"/>
          <table:table-cell table:style-name="ce73" table:content-validation-name="val2" office:value-type="string" calcext:value-type="string">
            <text:p>EI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40]&lt;&gt;&quot;&quot;;IF(OR([.F40]=&quot;ILF&quot;;[.F40]=&quot;EIF&quot;);INDEX([Def.$D$6:.$F$8];MATCH([.H40];[Def.$C$6:.$C$8]);MATCH([.G40];[Def.$D$5:.$F$5]));IF([.F40]=&quot;EI&quot;;INDEX([Def.$D$13:.$F$15];MATCH([.H40];[Def.$C$13:.$C$15]);MATCH([.G40];[Def.$D$12:.$F$12]));IF(OR([.F40]=&quot;EO&quot;;[.F40]=&quot;EQ&quot;);INDEX([Def.$D$19:.$F$21];MATCH([.H40];[Def.$C$19:.$C$21]);MATCH([.G40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40]&lt;&gt;&quot;&quot;;INDEX([Def.$J$6:.$L$10];MATCH([.F40];[Def.$I$6:.$I$10];0);MATCH([.I40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40]=&quot;&quot;;[.J40];[.J40]*[.K40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18" calcext:value-type="float">
            <text:p>18</text:p>
          </table:table-cell>
          <table:table-cell table:style-name="ce23" office:value-type="string" calcext:value-type="string">
            <text:p>Users Functions</text:p>
          </table:table-cell>
          <table:table-cell table:style-name="ce29" office:value-type="string" calcext:value-type="string">
            <text:p>View User Dashboard (with reviews)</text:p>
          </table:table-cell>
          <table:table-cell table:style-name="ce29"/>
          <table:table-cell table:style-name="ce73" table:content-validation-name="val2" office:value-type="string" calcext:value-type="string">
            <text:p>EO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4" calcext:value-type="float">
            <text:p>4</text:p>
          </table:table-cell>
          <table:table-cell table:style-name="ce53" table:formula="of:=IF([.F41]&lt;&gt;&quot;&quot;;IF(OR([.F41]=&quot;ILF&quot;;[.F41]=&quot;EIF&quot;);INDEX([Def.$D$6:.$F$8];MATCH([.H41];[Def.$C$6:.$C$8]);MATCH([.G41];[Def.$D$5:.$F$5]));IF([.F41]=&quot;EI&quot;;INDEX([Def.$D$13:.$F$15];MATCH([.H41];[Def.$C$13:.$C$15]);MATCH([.G41];[Def.$D$12:.$F$12]));IF(OR([.F41]=&quot;EO&quot;;[.F41]=&quot;EQ&quot;);INDEX([Def.$D$19:.$F$21];MATCH([.H41];[Def.$C$19:.$C$21]);MATCH([.G41];[Def.$D$18:.$F$18]));&quot;#err&quot;)));&quot;&quot;)" office:value-type="string" office:string-value="High" calcext:value-type="string">
            <text:p>High</text:p>
          </table:table-cell>
          <table:table-cell table:style-name="ce53" table:formula="of:=IF([.I41]&lt;&gt;&quot;&quot;;INDEX([Def.$J$6:.$L$10];MATCH([.F41];[Def.$I$6:.$I$10];0);MATCH([.I41];[Def.$J$5:.$L$5];0));&quot;&quot;)" office:value-type="float" office:value="7" calcext:value-type="float">
            <text:p>7</text:p>
          </table:table-cell>
          <table:table-cell table:style-name="ce56"/>
          <table:table-cell table:style-name="ce59" table:formula="of:=IF([.K41]=&quot;&quot;;[.J41];[.J41]*[.K41])" office:value-type="float" office:value="7" calcext:value-type="float">
            <text:p>7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Users Functions</text:p>
          </table:table-cell>
          <table:table-cell table:style-name="ce29" office:value-type="string" calcext:value-type="string">
            <text:p>Notification Account Change</text:p>
          </table:table-cell>
          <table:table-cell table:style-name="ce29"/>
          <table:table-cell table:style-name="ce73" table:content-validation-name="val2" office:value-type="string" calcext:value-type="string">
            <text:p>EQ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42]&lt;&gt;&quot;&quot;;IF(OR([.F42]=&quot;ILF&quot;;[.F42]=&quot;EIF&quot;);INDEX([Def.$D$6:.$F$8];MATCH([.H42];[Def.$C$6:.$C$8]);MATCH([.G42];[Def.$D$5:.$F$5]));IF([.F42]=&quot;EI&quot;;INDEX([Def.$D$13:.$F$15];MATCH([.H42];[Def.$C$13:.$C$15]);MATCH([.G42];[Def.$D$12:.$F$12]));IF(OR([.F42]=&quot;EO&quot;;[.F42]=&quot;EQ&quot;);INDEX([Def.$D$19:.$F$21];MATCH([.H42];[Def.$C$19:.$C$21]);MATCH([.G42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42]&lt;&gt;&quot;&quot;;INDEX([Def.$J$6:.$L$10];MATCH([.F42];[Def.$I$6:.$I$10];0);MATCH([.I42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42]=&quot;&quot;;[.J42];[.J42]*[.K42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20" calcext:value-type="float">
            <text:p>20</text:p>
          </table:table-cell>
          <table:table-cell table:style-name="ce23" office:value-type="string" calcext:value-type="string">
            <text:p>Users Functions</text:p>
          </table:table-cell>
          <table:table-cell table:style-name="ce29" office:value-type="string" calcext:value-type="string">
            <text:p>Rate a Resident/Driver</text:p>
          </table:table-cell>
          <table:table-cell table:style-name="ce29"/>
          <table:table-cell table:style-name="ce73" table:content-validation-name="val2" office:value-type="string" calcext:value-type="string">
            <text:p>EI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43]&lt;&gt;&quot;&quot;;IF(OR([.F43]=&quot;ILF&quot;;[.F43]=&quot;EIF&quot;);INDEX([Def.$D$6:.$F$8];MATCH([.H43];[Def.$C$6:.$C$8]);MATCH([.G43];[Def.$D$5:.$F$5]));IF([.F43]=&quot;EI&quot;;INDEX([Def.$D$13:.$F$15];MATCH([.H43];[Def.$C$13:.$C$15]);MATCH([.G43];[Def.$D$12:.$F$12]));IF(OR([.F43]=&quot;EO&quot;;[.F43]=&quot;EQ&quot;);INDEX([Def.$D$19:.$F$21];MATCH([.H43];[Def.$C$19:.$C$21]);MATCH([.G43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43]&lt;&gt;&quot;&quot;;INDEX([Def.$J$6:.$L$10];MATCH([.F43];[Def.$I$6:.$I$10];0);MATCH([.I43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43]=&quot;&quot;;[.J43];[.J43]*[.K43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Users Functions</text:p>
          </table:table-cell>
          <table:table-cell table:style-name="ce29" office:value-type="string" calcext:value-type="string">
            <text:p>Calendar View of Events</text:p>
          </table:table-cell>
          <table:table-cell table:style-name="ce29"/>
          <table:table-cell table:style-name="ce73" table:content-validation-name="val2" office:value-type="string" calcext:value-type="string">
            <text:p>EQ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3" calcext:value-type="float">
            <text:p>3</text:p>
          </table:table-cell>
          <table:table-cell table:style-name="ce53" table:formula="of:=IF([.F44]&lt;&gt;&quot;&quot;;IF(OR([.F44]=&quot;ILF&quot;;[.F44]=&quot;EIF&quot;);INDEX([Def.$D$6:.$F$8];MATCH([.H44];[Def.$C$6:.$C$8]);MATCH([.G44];[Def.$D$5:.$F$5]));IF([.F44]=&quot;EI&quot;;INDEX([Def.$D$13:.$F$15];MATCH([.H44];[Def.$C$13:.$C$15]);MATCH([.G44];[Def.$D$12:.$F$12]));IF(OR([.F44]=&quot;EO&quot;;[.F44]=&quot;EQ&quot;);INDEX([Def.$D$19:.$F$21];MATCH([.H44];[Def.$C$19:.$C$21]);MATCH([.G44];[Def.$D$18:.$F$18]));&quot;#err&quot;)));&quot;&quot;)" office:value-type="string" office:string-value="Average" calcext:value-type="string">
            <text:p>Average</text:p>
          </table:table-cell>
          <table:table-cell table:style-name="ce53" table:formula="of:=IF([.I44]&lt;&gt;&quot;&quot;;INDEX([Def.$J$6:.$L$10];MATCH([.F44];[Def.$I$6:.$I$10];0);MATCH([.I44];[Def.$J$5:.$L$5];0));&quot;&quot;)" office:value-type="float" office:value="4" calcext:value-type="float">
            <text:p>4</text:p>
          </table:table-cell>
          <table:table-cell table:style-name="ce56"/>
          <table:table-cell table:style-name="ce59" table:formula="of:=IF([.K44]=&quot;&quot;;[.J44];[.J44]*[.K44])" office:value-type="float" office:value="4" calcext:value-type="float">
            <text:p>4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22" calcext:value-type="float">
            <text:p>22</text:p>
          </table:table-cell>
          <table:table-cell table:style-name="ce23" office:value-type="string" calcext:value-type="string">
            <text:p>Drivers Functions</text:p>
          </table:table-cell>
          <table:table-cell table:style-name="ce29" office:value-type="string" calcext:value-type="string">
            <text:p>Notification New Near Spot Available</text:p>
          </table:table-cell>
          <table:table-cell table:style-name="ce29"/>
          <table:table-cell table:style-name="ce73" table:content-validation-name="val2" office:value-type="string" calcext:value-type="string">
            <text:p>EQ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45]&lt;&gt;&quot;&quot;;IF(OR([.F45]=&quot;ILF&quot;;[.F45]=&quot;EIF&quot;);INDEX([Def.$D$6:.$F$8];MATCH([.H45];[Def.$C$6:.$C$8]);MATCH([.G45];[Def.$D$5:.$F$5]));IF([.F45]=&quot;EI&quot;;INDEX([Def.$D$13:.$F$15];MATCH([.H45];[Def.$C$13:.$C$15]);MATCH([.G45];[Def.$D$12:.$F$12]));IF(OR([.F45]=&quot;EO&quot;;[.F45]=&quot;EQ&quot;);INDEX([Def.$D$19:.$F$21];MATCH([.H45];[Def.$C$19:.$C$21]);MATCH([.G45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45]&lt;&gt;&quot;&quot;;INDEX([Def.$J$6:.$L$10];MATCH([.F45];[Def.$I$6:.$I$10];0);MATCH([.I45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45]=&quot;&quot;;[.J45];[.J45]*[.K45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Drivers Functions</text:p>
          </table:table-cell>
          <table:table-cell table:style-name="ce29" office:value-type="string" calcext:value-type="string">
            <text:p>Map/Search Available Spots</text:p>
          </table:table-cell>
          <table:table-cell table:style-name="ce29"/>
          <table:table-cell table:style-name="ce73" table:content-validation-name="val2" office:value-type="string" calcext:value-type="string">
            <text:p>EO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4" calcext:value-type="float">
            <text:p>4</text:p>
          </table:table-cell>
          <table:table-cell table:style-name="ce53" table:formula="of:=IF([.F46]&lt;&gt;&quot;&quot;;IF(OR([.F46]=&quot;ILF&quot;;[.F46]=&quot;EIF&quot;);INDEX([Def.$D$6:.$F$8];MATCH([.H46];[Def.$C$6:.$C$8]);MATCH([.G46];[Def.$D$5:.$F$5]));IF([.F46]=&quot;EI&quot;;INDEX([Def.$D$13:.$F$15];MATCH([.H46];[Def.$C$13:.$C$15]);MATCH([.G46];[Def.$D$12:.$F$12]));IF(OR([.F46]=&quot;EO&quot;;[.F46]=&quot;EQ&quot;);INDEX([Def.$D$19:.$F$21];MATCH([.H46];[Def.$C$19:.$C$21]);MATCH([.G46];[Def.$D$18:.$F$18]));&quot;#err&quot;)));&quot;&quot;)" office:value-type="string" office:string-value="High" calcext:value-type="string">
            <text:p>High</text:p>
          </table:table-cell>
          <table:table-cell table:style-name="ce53" table:formula="of:=IF([.I46]&lt;&gt;&quot;&quot;;INDEX([Def.$J$6:.$L$10];MATCH([.F46];[Def.$I$6:.$I$10];0);MATCH([.I46];[Def.$J$5:.$L$5];0));&quot;&quot;)" office:value-type="float" office:value="7" calcext:value-type="float">
            <text:p>7</text:p>
          </table:table-cell>
          <table:table-cell table:style-name="ce56"/>
          <table:table-cell table:style-name="ce59" table:formula="of:=IF([.K46]=&quot;&quot;;[.J46];[.J46]*[.K46])" office:value-type="float" office:value="7" calcext:value-type="float">
            <text:p>7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24" calcext:value-type="float">
            <text:p>24</text:p>
          </table:table-cell>
          <table:table-cell table:style-name="ce23" office:value-type="string" calcext:value-type="string">
            <text:p>Drivers Functions</text:p>
          </table:table-cell>
          <table:table-cell table:style-name="ce29" office:value-type="string" calcext:value-type="string">
            <text:p>Reserve Spot</text:p>
          </table:table-cell>
          <table:table-cell table:style-name="ce29"/>
          <table:table-cell table:style-name="ce73" table:content-validation-name="val2" office:value-type="string" calcext:value-type="string">
            <text:p>EI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47]&lt;&gt;&quot;&quot;;IF(OR([.F47]=&quot;ILF&quot;;[.F47]=&quot;EIF&quot;);INDEX([Def.$D$6:.$F$8];MATCH([.H47];[Def.$C$6:.$C$8]);MATCH([.G47];[Def.$D$5:.$F$5]));IF([.F47]=&quot;EI&quot;;INDEX([Def.$D$13:.$F$15];MATCH([.H47];[Def.$C$13:.$C$15]);MATCH([.G47];[Def.$D$12:.$F$12]));IF(OR([.F47]=&quot;EO&quot;;[.F47]=&quot;EQ&quot;);INDEX([Def.$D$19:.$F$21];MATCH([.H47];[Def.$C$19:.$C$21]);MATCH([.G47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47]&lt;&gt;&quot;&quot;;INDEX([Def.$J$6:.$L$10];MATCH([.F47];[Def.$I$6:.$I$10];0);MATCH([.I47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47]=&quot;&quot;;[.J47];[.J47]*[.K47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Drivers Functions</text:p>
          </table:table-cell>
          <table:table-cell table:style-name="ce43" office:value-type="string" calcext:value-type="string">
            <text:p>Process Payment</text:p>
          </table:table-cell>
          <table:table-cell table:style-name="ce29"/>
          <table:table-cell table:style-name="ce73" table:content-validation-name="val2" office:value-type="string" calcext:value-type="string">
            <text:p>EI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48]&lt;&gt;&quot;&quot;;IF(OR([.F48]=&quot;ILF&quot;;[.F48]=&quot;EIF&quot;);INDEX([Def.$D$6:.$F$8];MATCH([.H48];[Def.$C$6:.$C$8]);MATCH([.G48];[Def.$D$5:.$F$5]));IF([.F48]=&quot;EI&quot;;INDEX([Def.$D$13:.$F$15];MATCH([.H48];[Def.$C$13:.$C$15]);MATCH([.G48];[Def.$D$12:.$F$12]));IF(OR([.F48]=&quot;EO&quot;;[.F48]=&quot;EQ&quot;);INDEX([Def.$D$19:.$F$21];MATCH([.H48];[Def.$C$19:.$C$21]);MATCH([.G48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48]&lt;&gt;&quot;&quot;;INDEX([Def.$J$6:.$L$10];MATCH([.F48];[Def.$I$6:.$I$10];0);MATCH([.I48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48]=&quot;&quot;;[.J48];[.J48]*[.K48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26" calcext:value-type="float">
            <text:p>26</text:p>
          </table:table-cell>
          <table:table-cell table:style-name="ce23" office:value-type="string" calcext:value-type="string">
            <text:p>Drivers Functions</text:p>
          </table:table-cell>
          <table:table-cell table:style-name="ce29" office:value-type="string" calcext:value-type="string">
            <text:p>Cancel Reservation Request</text:p>
          </table:table-cell>
          <table:table-cell table:style-name="ce29"/>
          <table:table-cell table:style-name="ce73" table:content-validation-name="val2" office:value-type="string" calcext:value-type="string">
            <text:p>EI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53" table:formula="of:=IF([.F49]&lt;&gt;&quot;&quot;;IF(OR([.F49]=&quot;ILF&quot;;[.F49]=&quot;EIF&quot;);INDEX([Def.$D$6:.$F$8];MATCH([.H49];[Def.$C$6:.$C$8]);MATCH([.G49];[Def.$D$5:.$F$5]));IF([.F49]=&quot;EI&quot;;INDEX([Def.$D$13:.$F$15];MATCH([.H49];[Def.$C$13:.$C$15]);MATCH([.G49];[Def.$D$12:.$F$12]));IF(OR([.F49]=&quot;EO&quot;;[.F49]=&quot;EQ&quot;);INDEX([Def.$D$19:.$F$21];MATCH([.H49];[Def.$C$19:.$C$21]);MATCH([.G49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49]&lt;&gt;&quot;&quot;;INDEX([Def.$J$6:.$L$10];MATCH([.F49];[Def.$I$6:.$I$10];0);MATCH([.I49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49]=&quot;&quot;;[.J49];[.J49]*[.K49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27" calcext:value-type="float">
            <text:p>27</text:p>
          </table:table-cell>
          <table:table-cell table:style-name="ce23" office:value-type="string" calcext:value-type="string">
            <text:p>Drivers Functions</text:p>
          </table:table-cell>
          <table:table-cell table:style-name="ce29" office:value-type="string" calcext:value-type="string">
            <text:p>Receive Confirmation Email</text:p>
          </table:table-cell>
          <table:table-cell table:style-name="ce29"/>
          <table:table-cell table:style-name="ce73" table:content-validation-name="val2" office:value-type="string" calcext:value-type="string">
            <text:p>EQ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50]&lt;&gt;&quot;&quot;;IF(OR([.F50]=&quot;ILF&quot;;[.F50]=&quot;EIF&quot;);INDEX([Def.$D$6:.$F$8];MATCH([.H50];[Def.$C$6:.$C$8]);MATCH([.G50];[Def.$D$5:.$F$5]));IF([.F50]=&quot;EI&quot;;INDEX([Def.$D$13:.$F$15];MATCH([.H50];[Def.$C$13:.$C$15]);MATCH([.G50];[Def.$D$12:.$F$12]));IF(OR([.F50]=&quot;EO&quot;;[.F50]=&quot;EQ&quot;);INDEX([Def.$D$19:.$F$21];MATCH([.H50];[Def.$C$19:.$C$21]);MATCH([.G50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50]&lt;&gt;&quot;&quot;;INDEX([Def.$J$6:.$L$10];MATCH([.F50];[Def.$I$6:.$I$10];0);MATCH([.I50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50]=&quot;&quot;;[.J50];[.J50]*[.K50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28" calcext:value-type="float">
            <text:p>28</text:p>
          </table:table-cell>
          <table:table-cell table:style-name="ce23" office:value-type="string" calcext:value-type="string">
            <text:p>Drivers Functions</text:p>
          </table:table-cell>
          <table:table-cell table:style-name="ce29" office:value-type="string" calcext:value-type="string">
            <text:p>Access Resident Data</text:p>
          </table:table-cell>
          <table:table-cell table:style-name="ce29"/>
          <table:table-cell table:style-name="ce73" table:content-validation-name="val2" office:value-type="string" calcext:value-type="string">
            <text:p>EQ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51]&lt;&gt;&quot;&quot;;IF(OR([.F51]=&quot;ILF&quot;;[.F51]=&quot;EIF&quot;);INDEX([Def.$D$6:.$F$8];MATCH([.H51];[Def.$C$6:.$C$8]);MATCH([.G51];[Def.$D$5:.$F$5]));IF([.F51]=&quot;EI&quot;;INDEX([Def.$D$13:.$F$15];MATCH([.H51];[Def.$C$13:.$C$15]);MATCH([.G51];[Def.$D$12:.$F$12]));IF(OR([.F51]=&quot;EO&quot;;[.F51]=&quot;EQ&quot;);INDEX([Def.$D$19:.$F$21];MATCH([.H51];[Def.$C$19:.$C$21]);MATCH([.G51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51]&lt;&gt;&quot;&quot;;INDEX([Def.$J$6:.$L$10];MATCH([.F51];[Def.$I$6:.$I$10];0);MATCH([.I51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51]=&quot;&quot;;[.J51];[.J51]*[.K51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29" calcext:value-type="float">
            <text:p>29</text:p>
          </table:table-cell>
          <table:table-cell table:style-name="ce23" office:value-type="string" calcext:value-type="string">
            <text:p>Resident Functions</text:p>
          </table:table-cell>
          <table:table-cell table:style-name="ce29" office:value-type="string" calcext:value-type="string">
            <text:p>Insert New Parking Spot</text:p>
          </table:table-cell>
          <table:table-cell table:style-name="ce29"/>
          <table:table-cell table:style-name="ce73" table:content-validation-name="val2" office:value-type="string" calcext:value-type="string">
            <text:p>EI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2" calcext:value-type="float">
            <text:p>2</text:p>
          </table:table-cell>
          <table:table-cell table:style-name="ce53" table:formula="of:=IF([.F52]&lt;&gt;&quot;&quot;;IF(OR([.F52]=&quot;ILF&quot;;[.F52]=&quot;EIF&quot;);INDEX([Def.$D$6:.$F$8];MATCH([.H52];[Def.$C$6:.$C$8]);MATCH([.G52];[Def.$D$5:.$F$5]));IF([.F52]=&quot;EI&quot;;INDEX([Def.$D$13:.$F$15];MATCH([.H52];[Def.$C$13:.$C$15]);MATCH([.G52];[Def.$D$12:.$F$12]));IF(OR([.F52]=&quot;EO&quot;;[.F52]=&quot;EQ&quot;);INDEX([Def.$D$19:.$F$21];MATCH([.H52];[Def.$C$19:.$C$21]);MATCH([.G52];[Def.$D$18:.$F$18]));&quot;#err&quot;)));&quot;&quot;)" office:value-type="string" office:string-value="Average" calcext:value-type="string">
            <text:p>Average</text:p>
          </table:table-cell>
          <table:table-cell table:style-name="ce53" table:formula="of:=IF([.I52]&lt;&gt;&quot;&quot;;INDEX([Def.$J$6:.$L$10];MATCH([.F52];[Def.$I$6:.$I$10];0);MATCH([.I52];[Def.$J$5:.$L$5];0));&quot;&quot;)" office:value-type="float" office:value="4" calcext:value-type="float">
            <text:p>4</text:p>
          </table:table-cell>
          <table:table-cell table:style-name="ce56"/>
          <table:table-cell table:style-name="ce59" table:formula="of:=IF([.K52]=&quot;&quot;;[.J52];[.J52]*[.K52])" office:value-type="float" office:value="4" calcext:value-type="float">
            <text:p>4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30" calcext:value-type="float">
            <text:p>30</text:p>
          </table:table-cell>
          <table:table-cell table:style-name="ce23" office:value-type="string" calcext:value-type="string">
            <text:p>Resident Functions</text:p>
          </table:table-cell>
          <table:table-cell table:style-name="ce29" office:value-type="string" calcext:value-type="string">
            <text:p>View Parking List</text:p>
          </table:table-cell>
          <table:table-cell table:style-name="ce29"/>
          <table:table-cell table:style-name="ce73" table:content-validation-name="val2" office:value-type="string" calcext:value-type="string">
            <text:p>EQ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53]&lt;&gt;&quot;&quot;;IF(OR([.F53]=&quot;ILF&quot;;[.F53]=&quot;EIF&quot;);INDEX([Def.$D$6:.$F$8];MATCH([.H53];[Def.$C$6:.$C$8]);MATCH([.G53];[Def.$D$5:.$F$5]));IF([.F53]=&quot;EI&quot;;INDEX([Def.$D$13:.$F$15];MATCH([.H53];[Def.$C$13:.$C$15]);MATCH([.G53];[Def.$D$12:.$F$12]));IF(OR([.F53]=&quot;EO&quot;;[.F53]=&quot;EQ&quot;);INDEX([Def.$D$19:.$F$21];MATCH([.H53];[Def.$C$19:.$C$21]);MATCH([.G53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53]&lt;&gt;&quot;&quot;;INDEX([Def.$J$6:.$L$10];MATCH([.F53];[Def.$I$6:.$I$10];0);MATCH([.I53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53]=&quot;&quot;;[.J53];[.J53]*[.K53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31" calcext:value-type="float">
            <text:p>31</text:p>
          </table:table-cell>
          <table:table-cell table:style-name="ce23" office:value-type="string" calcext:value-type="string">
            <text:p>Resident Functions</text:p>
          </table:table-cell>
          <table:table-cell table:style-name="ce29" office:value-type="string" calcext:value-type="string">
            <text:p>Add Availability Time Slots</text:p>
          </table:table-cell>
          <table:table-cell table:style-name="ce29"/>
          <table:table-cell table:style-name="ce73" table:content-validation-name="val2" office:value-type="string" calcext:value-type="string">
            <text:p>EI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54]&lt;&gt;&quot;&quot;;IF(OR([.F54]=&quot;ILF&quot;;[.F54]=&quot;EIF&quot;);INDEX([Def.$D$6:.$F$8];MATCH([.H54];[Def.$C$6:.$C$8]);MATCH([.G54];[Def.$D$5:.$F$5]));IF([.F54]=&quot;EI&quot;;INDEX([Def.$D$13:.$F$15];MATCH([.H54];[Def.$C$13:.$C$15]);MATCH([.G54];[Def.$D$12:.$F$12]));IF(OR([.F54]=&quot;EO&quot;;[.F54]=&quot;EQ&quot;);INDEX([Def.$D$19:.$F$21];MATCH([.H54];[Def.$C$19:.$C$21]);MATCH([.G54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54]&lt;&gt;&quot;&quot;;INDEX([Def.$J$6:.$L$10];MATCH([.F54];[Def.$I$6:.$I$10];0);MATCH([.I54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54]=&quot;&quot;;[.J54];[.J54]*[.K54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32" calcext:value-type="float">
            <text:p>32</text:p>
          </table:table-cell>
          <table:table-cell table:style-name="ce23" office:value-type="string" calcext:value-type="string">
            <text:p>Resident Functions</text:p>
          </table:table-cell>
          <table:table-cell table:style-name="ce29" office:value-type="string" calcext:value-type="string">
            <text:p>View Reservation Requests</text:p>
          </table:table-cell>
          <table:table-cell table:style-name="ce29"/>
          <table:table-cell table:style-name="ce73" table:content-validation-name="val2" office:value-type="string" calcext:value-type="string">
            <text:p>EQ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4" calcext:value-type="float">
            <text:p>4</text:p>
          </table:table-cell>
          <table:table-cell table:style-name="ce53" table:formula="of:=IF([.F55]&lt;&gt;&quot;&quot;;IF(OR([.F55]=&quot;ILF&quot;;[.F55]=&quot;EIF&quot;);INDEX([Def.$D$6:.$F$8];MATCH([.H55];[Def.$C$6:.$C$8]);MATCH([.G55];[Def.$D$5:.$F$5]));IF([.F55]=&quot;EI&quot;;INDEX([Def.$D$13:.$F$15];MATCH([.H55];[Def.$C$13:.$C$15]);MATCH([.G55];[Def.$D$12:.$F$12]));IF(OR([.F55]=&quot;EO&quot;;[.F55]=&quot;EQ&quot;);INDEX([Def.$D$19:.$F$21];MATCH([.H55];[Def.$C$19:.$C$21]);MATCH([.G55];[Def.$D$18:.$F$18]));&quot;#err&quot;)));&quot;&quot;)" office:value-type="string" office:string-value="High" calcext:value-type="string">
            <text:p>High</text:p>
          </table:table-cell>
          <table:table-cell table:style-name="ce53" table:formula="of:=IF([.I55]&lt;&gt;&quot;&quot;;INDEX([Def.$J$6:.$L$10];MATCH([.F55];[Def.$I$6:.$I$10];0);MATCH([.I55];[Def.$J$5:.$L$5];0));&quot;&quot;)" office:value-type="float" office:value="6" calcext:value-type="float">
            <text:p>6</text:p>
          </table:table-cell>
          <table:table-cell table:style-name="ce56"/>
          <table:table-cell table:style-name="ce59" table:formula="of:=IF([.K55]=&quot;&quot;;[.J55];[.J55]*[.K55])" office:value-type="float" office:value="6" calcext:value-type="float">
            <text:p>6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33" calcext:value-type="float">
            <text:p>33</text:p>
          </table:table-cell>
          <table:table-cell table:style-name="ce23" office:value-type="string" calcext:value-type="string">
            <text:p>Resident Functions</text:p>
          </table:table-cell>
          <table:table-cell table:style-name="ce29" office:value-type="string" calcext:value-type="string">
            <text:p>Accept/Reject Request</text:p>
          </table:table-cell>
          <table:table-cell table:style-name="ce29"/>
          <table:table-cell table:style-name="ce73" table:content-validation-name="val2" office:value-type="string" calcext:value-type="string">
            <text:p>EI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53" table:formula="of:=IF([.F56]&lt;&gt;&quot;&quot;;IF(OR([.F56]=&quot;ILF&quot;;[.F56]=&quot;EIF&quot;);INDEX([Def.$D$6:.$F$8];MATCH([.H56];[Def.$C$6:.$C$8]);MATCH([.G56];[Def.$D$5:.$F$5]));IF([.F56]=&quot;EI&quot;;INDEX([Def.$D$13:.$F$15];MATCH([.H56];[Def.$C$13:.$C$15]);MATCH([.G56];[Def.$D$12:.$F$12]));IF(OR([.F56]=&quot;EO&quot;;[.F56]=&quot;EQ&quot;);INDEX([Def.$D$19:.$F$21];MATCH([.H56];[Def.$C$19:.$C$21]);MATCH([.G56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56]&lt;&gt;&quot;&quot;;INDEX([Def.$J$6:.$L$10];MATCH([.F56];[Def.$I$6:.$I$10];0);MATCH([.I56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56]=&quot;&quot;;[.J56];[.J56]*[.K56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57]&lt;&gt;&quot;&quot;;IF(OR([.F57]=&quot;ILF&quot;;[.F57]=&quot;EIF&quot;);INDEX([Def.$D$6:.$F$8];MATCH([.H57];[Def.$C$6:.$C$8]);MATCH([.G57];[Def.$D$5:.$F$5]));IF([.F57]=&quot;EI&quot;;INDEX([Def.$D$13:.$F$15];MATCH([.H57];[Def.$C$13:.$C$15]);MATCH([.G57];[Def.$D$12:.$F$12]));IF(OR([.F57]=&quot;EO&quot;;[.F57]=&quot;EQ&quot;);INDEX([Def.$D$19:.$F$21];MATCH([.H57];[Def.$C$19:.$C$21]);MATCH([.G57];[Def.$D$18:.$F$18]));&quot;#err&quot;)));&quot;&quot;)">
            <text:p/>
          </table:table-cell>
          <table:table-cell table:style-name="ce53" table:formula="of:=IF([.I57]&lt;&gt;&quot;&quot;;INDEX([Def.$J$6:.$L$10];MATCH([.F57];[Def.$I$6:.$I$10];0);MATCH([.I57];[Def.$J$5:.$L$5];0));&quot;&quot;)">
            <text:p/>
          </table:table-cell>
          <table:table-cell table:style-name="ce56"/>
          <table:table-cell table:style-name="ce59" table:formula="of:=IF([.K57]=&quot;&quot;;[.J57];[.J57]*[.K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58]&lt;&gt;&quot;&quot;;IF(OR([.F58]=&quot;ILF&quot;;[.F58]=&quot;EIF&quot;);INDEX([Def.$D$6:.$F$8];MATCH([.H58];[Def.$C$6:.$C$8]);MATCH([.G58];[Def.$D$5:.$F$5]));IF([.F58]=&quot;EI&quot;;INDEX([Def.$D$13:.$F$15];MATCH([.H58];[Def.$C$13:.$C$15]);MATCH([.G58];[Def.$D$12:.$F$12]));IF(OR([.F58]=&quot;EO&quot;;[.F58]=&quot;EQ&quot;);INDEX([Def.$D$19:.$F$21];MATCH([.H58];[Def.$C$19:.$C$21]);MATCH([.G58];[Def.$D$18:.$F$18]));&quot;#err&quot;)));&quot;&quot;)">
            <text:p/>
          </table:table-cell>
          <table:table-cell table:style-name="ce53" table:formula="of:=IF([.I58]&lt;&gt;&quot;&quot;;INDEX([Def.$J$6:.$L$10];MATCH([.F58];[Def.$I$6:.$I$10];0);MATCH([.I58];[Def.$J$5:.$L$5];0));&quot;&quot;)">
            <text:p/>
          </table:table-cell>
          <table:table-cell table:style-name="ce56"/>
          <table:table-cell table:style-name="ce59" table:formula="of:=IF([.K58]=&quot;&quot;;[.J58];[.J58]*[.K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59]&lt;&gt;&quot;&quot;;IF(OR([.F59]=&quot;ILF&quot;;[.F59]=&quot;EIF&quot;);INDEX([Def.$D$6:.$F$8];MATCH([.H59];[Def.$C$6:.$C$8]);MATCH([.G59];[Def.$D$5:.$F$5]));IF([.F59]=&quot;EI&quot;;INDEX([Def.$D$13:.$F$15];MATCH([.H59];[Def.$C$13:.$C$15]);MATCH([.G59];[Def.$D$12:.$F$12]));IF(OR([.F59]=&quot;EO&quot;;[.F59]=&quot;EQ&quot;);INDEX([Def.$D$19:.$F$21];MATCH([.H59];[Def.$C$19:.$C$21]);MATCH([.G59];[Def.$D$18:.$F$18]));&quot;#err&quot;)));&quot;&quot;)">
            <text:p/>
          </table:table-cell>
          <table:table-cell table:style-name="ce53" table:formula="of:=IF([.I59]&lt;&gt;&quot;&quot;;INDEX([Def.$J$6:.$L$10];MATCH([.F59];[Def.$I$6:.$I$10];0);MATCH([.I59];[Def.$J$5:.$L$5];0));&quot;&quot;)">
            <text:p/>
          </table:table-cell>
          <table:table-cell table:style-name="ce56"/>
          <table:table-cell table:style-name="ce59" table:formula="of:=IF([.K59]=&quot;&quot;;[.J59];[.J59]*[.K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60]&lt;&gt;&quot;&quot;;IF(OR([.F60]=&quot;ILF&quot;;[.F60]=&quot;EIF&quot;);INDEX([Def.$D$6:.$F$8];MATCH([.H60];[Def.$C$6:.$C$8]);MATCH([.G60];[Def.$D$5:.$F$5]));IF([.F60]=&quot;EI&quot;;INDEX([Def.$D$13:.$F$15];MATCH([.H60];[Def.$C$13:.$C$15]);MATCH([.G60];[Def.$D$12:.$F$12]));IF(OR([.F60]=&quot;EO&quot;;[.F60]=&quot;EQ&quot;);INDEX([Def.$D$19:.$F$21];MATCH([.H60];[Def.$C$19:.$C$21]);MATCH([.G60];[Def.$D$18:.$F$18]));&quot;#err&quot;)));&quot;&quot;)">
            <text:p/>
          </table:table-cell>
          <table:table-cell table:style-name="ce53" table:formula="of:=IF([.I60]&lt;&gt;&quot;&quot;;INDEX([Def.$J$6:.$L$10];MATCH([.F60];[Def.$I$6:.$I$10];0);MATCH([.I60];[Def.$J$5:.$L$5];0));&quot;&quot;)">
            <text:p/>
          </table:table-cell>
          <table:table-cell table:style-name="ce56"/>
          <table:table-cell table:style-name="ce59" table:formula="of:=IF([.K60]=&quot;&quot;;[.J60];[.J60]*[.K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61]&lt;&gt;&quot;&quot;;IF(OR([.F61]=&quot;ILF&quot;;[.F61]=&quot;EIF&quot;);INDEX([Def.$D$6:.$F$8];MATCH([.H61];[Def.$C$6:.$C$8]);MATCH([.G61];[Def.$D$5:.$F$5]));IF([.F61]=&quot;EI&quot;;INDEX([Def.$D$13:.$F$15];MATCH([.H61];[Def.$C$13:.$C$15]);MATCH([.G61];[Def.$D$12:.$F$12]));IF(OR([.F61]=&quot;EO&quot;;[.F61]=&quot;EQ&quot;);INDEX([Def.$D$19:.$F$21];MATCH([.H61];[Def.$C$19:.$C$21]);MATCH([.G61];[Def.$D$18:.$F$18]));&quot;#err&quot;)));&quot;&quot;)">
            <text:p/>
          </table:table-cell>
          <table:table-cell table:style-name="ce53" table:formula="of:=IF([.I61]&lt;&gt;&quot;&quot;;INDEX([Def.$J$6:.$L$10];MATCH([.F61];[Def.$I$6:.$I$10];0);MATCH([.I61];[Def.$J$5:.$L$5];0));&quot;&quot;)">
            <text:p/>
          </table:table-cell>
          <table:table-cell table:style-name="ce56"/>
          <table:table-cell table:style-name="ce59" table:formula="of:=IF([.K61]=&quot;&quot;;[.J61];[.J61]*[.K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62]&lt;&gt;&quot;&quot;;IF(OR([.F62]=&quot;ILF&quot;;[.F62]=&quot;EIF&quot;);INDEX([Def.$D$6:.$F$8];MATCH([.H62];[Def.$C$6:.$C$8]);MATCH([.G62];[Def.$D$5:.$F$5]));IF([.F62]=&quot;EI&quot;;INDEX([Def.$D$13:.$F$15];MATCH([.H62];[Def.$C$13:.$C$15]);MATCH([.G62];[Def.$D$12:.$F$12]));IF(OR([.F62]=&quot;EO&quot;;[.F62]=&quot;EQ&quot;);INDEX([Def.$D$19:.$F$21];MATCH([.H62];[Def.$C$19:.$C$21]);MATCH([.G62];[Def.$D$18:.$F$18]));&quot;#err&quot;)));&quot;&quot;)">
            <text:p/>
          </table:table-cell>
          <table:table-cell table:style-name="ce53" table:formula="of:=IF([.I62]&lt;&gt;&quot;&quot;;INDEX([Def.$J$6:.$L$10];MATCH([.F62];[Def.$I$6:.$I$10];0);MATCH([.I62];[Def.$J$5:.$L$5];0));&quot;&quot;)">
            <text:p/>
          </table:table-cell>
          <table:table-cell table:style-name="ce56"/>
          <table:table-cell table:style-name="ce59" table:formula="of:=IF([.K62]=&quot;&quot;;[.J62];[.J62]*[.K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63]&lt;&gt;&quot;&quot;;IF(OR([.F63]=&quot;ILF&quot;;[.F63]=&quot;EIF&quot;);INDEX([Def.$D$6:.$F$8];MATCH([.H63];[Def.$C$6:.$C$8]);MATCH([.G63];[Def.$D$5:.$F$5]));IF([.F63]=&quot;EI&quot;;INDEX([Def.$D$13:.$F$15];MATCH([.H63];[Def.$C$13:.$C$15]);MATCH([.G63];[Def.$D$12:.$F$12]));IF(OR([.F63]=&quot;EO&quot;;[.F63]=&quot;EQ&quot;);INDEX([Def.$D$19:.$F$21];MATCH([.H63];[Def.$C$19:.$C$21]);MATCH([.G63];[Def.$D$18:.$F$18]));&quot;#err&quot;)));&quot;&quot;)">
            <text:p/>
          </table:table-cell>
          <table:table-cell table:style-name="ce53" table:formula="of:=IF([.I63]&lt;&gt;&quot;&quot;;INDEX([Def.$J$6:.$L$10];MATCH([.F63];[Def.$I$6:.$I$10];0);MATCH([.I63];[Def.$J$5:.$L$5];0));&quot;&quot;)">
            <text:p/>
          </table:table-cell>
          <table:table-cell table:style-name="ce56"/>
          <table:table-cell table:style-name="ce59" table:formula="of:=IF([.K63]=&quot;&quot;;[.J63];[.J63]*[.K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64]&lt;&gt;&quot;&quot;;IF(OR([.F64]=&quot;ILF&quot;;[.F64]=&quot;EIF&quot;);INDEX([Def.$D$6:.$F$8];MATCH([.H64];[Def.$C$6:.$C$8]);MATCH([.G64];[Def.$D$5:.$F$5]));IF([.F64]=&quot;EI&quot;;INDEX([Def.$D$13:.$F$15];MATCH([.H64];[Def.$C$13:.$C$15]);MATCH([.G64];[Def.$D$12:.$F$12]));IF(OR([.F64]=&quot;EO&quot;;[.F64]=&quot;EQ&quot;);INDEX([Def.$D$19:.$F$21];MATCH([.H64];[Def.$C$19:.$C$21]);MATCH([.G64];[Def.$D$18:.$F$18]));&quot;#err&quot;)));&quot;&quot;)">
            <text:p/>
          </table:table-cell>
          <table:table-cell table:style-name="ce53" table:formula="of:=IF([.I64]&lt;&gt;&quot;&quot;;INDEX([Def.$J$6:.$L$10];MATCH([.F64];[Def.$I$6:.$I$10];0);MATCH([.I64];[Def.$J$5:.$L$5];0));&quot;&quot;)">
            <text:p/>
          </table:table-cell>
          <table:table-cell table:style-name="ce56"/>
          <table:table-cell table:style-name="ce59" table:formula="of:=IF([.K64]=&quot;&quot;;[.J64];[.J64]*[.K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65]&lt;&gt;&quot;&quot;;IF(OR([.F65]=&quot;ILF&quot;;[.F65]=&quot;EIF&quot;);INDEX([Def.$D$6:.$F$8];MATCH([.H65];[Def.$C$6:.$C$8]);MATCH([.G65];[Def.$D$5:.$F$5]));IF([.F65]=&quot;EI&quot;;INDEX([Def.$D$13:.$F$15];MATCH([.H65];[Def.$C$13:.$C$15]);MATCH([.G65];[Def.$D$12:.$F$12]));IF(OR([.F65]=&quot;EO&quot;;[.F65]=&quot;EQ&quot;);INDEX([Def.$D$19:.$F$21];MATCH([.H65];[Def.$C$19:.$C$21]);MATCH([.G65];[Def.$D$18:.$F$18]));&quot;#err&quot;)));&quot;&quot;)">
            <text:p/>
          </table:table-cell>
          <table:table-cell table:style-name="ce53" table:formula="of:=IF([.I65]&lt;&gt;&quot;&quot;;INDEX([Def.$J$6:.$L$10];MATCH([.F65];[Def.$I$6:.$I$10];0);MATCH([.I65];[Def.$J$5:.$L$5];0));&quot;&quot;)">
            <text:p/>
          </table:table-cell>
          <table:table-cell table:style-name="ce56"/>
          <table:table-cell table:style-name="ce59" table:formula="of:=IF([.K65]=&quot;&quot;;[.J65];[.J65]*[.K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66]&lt;&gt;&quot;&quot;;IF(OR([.F66]=&quot;ILF&quot;;[.F66]=&quot;EIF&quot;);INDEX([Def.$D$6:.$F$8];MATCH([.H66];[Def.$C$6:.$C$8]);MATCH([.G66];[Def.$D$5:.$F$5]));IF([.F66]=&quot;EI&quot;;INDEX([Def.$D$13:.$F$15];MATCH([.H66];[Def.$C$13:.$C$15]);MATCH([.G66];[Def.$D$12:.$F$12]));IF(OR([.F66]=&quot;EO&quot;;[.F66]=&quot;EQ&quot;);INDEX([Def.$D$19:.$F$21];MATCH([.H66];[Def.$C$19:.$C$21]);MATCH([.G66];[Def.$D$18:.$F$18]));&quot;#err&quot;)));&quot;&quot;)">
            <text:p/>
          </table:table-cell>
          <table:table-cell table:style-name="ce53" table:formula="of:=IF([.I66]&lt;&gt;&quot;&quot;;INDEX([Def.$J$6:.$L$10];MATCH([.F66];[Def.$I$6:.$I$10];0);MATCH([.I66];[Def.$J$5:.$L$5];0));&quot;&quot;)">
            <text:p/>
          </table:table-cell>
          <table:table-cell table:style-name="ce56"/>
          <table:table-cell table:style-name="ce59" table:formula="of:=IF([.K66]=&quot;&quot;;[.J66];[.J66]*[.K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67]&lt;&gt;&quot;&quot;;IF(OR([.F67]=&quot;ILF&quot;;[.F67]=&quot;EIF&quot;);INDEX([Def.$D$6:.$F$8];MATCH([.H67];[Def.$C$6:.$C$8]);MATCH([.G67];[Def.$D$5:.$F$5]));IF([.F67]=&quot;EI&quot;;INDEX([Def.$D$13:.$F$15];MATCH([.H67];[Def.$C$13:.$C$15]);MATCH([.G67];[Def.$D$12:.$F$12]));IF(OR([.F67]=&quot;EO&quot;;[.F67]=&quot;EQ&quot;);INDEX([Def.$D$19:.$F$21];MATCH([.H67];[Def.$C$19:.$C$21]);MATCH([.G67];[Def.$D$18:.$F$18]));&quot;#err&quot;)));&quot;&quot;)">
            <text:p/>
          </table:table-cell>
          <table:table-cell table:style-name="ce53" table:formula="of:=IF([.I67]&lt;&gt;&quot;&quot;;INDEX([Def.$J$6:.$L$10];MATCH([.F67];[Def.$I$6:.$I$10];0);MATCH([.I67];[Def.$J$5:.$L$5];0));&quot;&quot;)">
            <text:p/>
          </table:table-cell>
          <table:table-cell table:style-name="ce56"/>
          <table:table-cell table:style-name="ce59" table:formula="of:=IF([.K67]=&quot;&quot;;[.J67];[.J67]*[.K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68]&lt;&gt;&quot;&quot;;IF(OR([.F68]=&quot;ILF&quot;;[.F68]=&quot;EIF&quot;);INDEX([Def.$D$6:.$F$8];MATCH([.H68];[Def.$C$6:.$C$8]);MATCH([.G68];[Def.$D$5:.$F$5]));IF([.F68]=&quot;EI&quot;;INDEX([Def.$D$13:.$F$15];MATCH([.H68];[Def.$C$13:.$C$15]);MATCH([.G68];[Def.$D$12:.$F$12]));IF(OR([.F68]=&quot;EO&quot;;[.F68]=&quot;EQ&quot;);INDEX([Def.$D$19:.$F$21];MATCH([.H68];[Def.$C$19:.$C$21]);MATCH([.G68];[Def.$D$18:.$F$18]));&quot;#err&quot;)));&quot;&quot;)">
            <text:p/>
          </table:table-cell>
          <table:table-cell table:style-name="ce53" table:formula="of:=IF([.I68]&lt;&gt;&quot;&quot;;INDEX([Def.$J$6:.$L$10];MATCH([.F68];[Def.$I$6:.$I$10];0);MATCH([.I68];[Def.$J$5:.$L$5];0));&quot;&quot;)">
            <text:p/>
          </table:table-cell>
          <table:table-cell table:style-name="ce56"/>
          <table:table-cell table:style-name="ce59" table:formula="of:=IF([.K68]=&quot;&quot;;[.J68];[.J68]*[.K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69]&lt;&gt;&quot;&quot;;IF(OR([.F69]=&quot;ILF&quot;;[.F69]=&quot;EIF&quot;);INDEX([Def.$D$6:.$F$8];MATCH([.H69];[Def.$C$6:.$C$8]);MATCH([.G69];[Def.$D$5:.$F$5]));IF([.F69]=&quot;EI&quot;;INDEX([Def.$D$13:.$F$15];MATCH([.H69];[Def.$C$13:.$C$15]);MATCH([.G69];[Def.$D$12:.$F$12]));IF(OR([.F69]=&quot;EO&quot;;[.F69]=&quot;EQ&quot;);INDEX([Def.$D$19:.$F$21];MATCH([.H69];[Def.$C$19:.$C$21]);MATCH([.G69];[Def.$D$18:.$F$18]));&quot;#err&quot;)));&quot;&quot;)">
            <text:p/>
          </table:table-cell>
          <table:table-cell table:style-name="ce53" table:formula="of:=IF([.I69]&lt;&gt;&quot;&quot;;INDEX([Def.$J$6:.$L$10];MATCH([.F69];[Def.$I$6:.$I$10];0);MATCH([.I69];[Def.$J$5:.$L$5];0));&quot;&quot;)">
            <text:p/>
          </table:table-cell>
          <table:table-cell table:style-name="ce56"/>
          <table:table-cell table:style-name="ce59" table:formula="of:=IF([.K69]=&quot;&quot;;[.J69];[.J69]*[.K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70]&lt;&gt;&quot;&quot;;IF(OR([.F70]=&quot;ILF&quot;;[.F70]=&quot;EIF&quot;);INDEX([Def.$D$6:.$F$8];MATCH([.H70];[Def.$C$6:.$C$8]);MATCH([.G70];[Def.$D$5:.$F$5]));IF([.F70]=&quot;EI&quot;;INDEX([Def.$D$13:.$F$15];MATCH([.H70];[Def.$C$13:.$C$15]);MATCH([.G70];[Def.$D$12:.$F$12]));IF(OR([.F70]=&quot;EO&quot;;[.F70]=&quot;EQ&quot;);INDEX([Def.$D$19:.$F$21];MATCH([.H70];[Def.$C$19:.$C$21]);MATCH([.G70];[Def.$D$18:.$F$18]));&quot;#err&quot;)));&quot;&quot;)">
            <text:p/>
          </table:table-cell>
          <table:table-cell table:style-name="ce53" table:formula="of:=IF([.I70]&lt;&gt;&quot;&quot;;INDEX([Def.$J$6:.$L$10];MATCH([.F70];[Def.$I$6:.$I$10];0);MATCH([.I70];[Def.$J$5:.$L$5];0));&quot;&quot;)">
            <text:p/>
          </table:table-cell>
          <table:table-cell table:style-name="ce56"/>
          <table:table-cell table:style-name="ce59" table:formula="of:=IF([.K70]=&quot;&quot;;[.J70];[.J70]*[.K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71]&lt;&gt;&quot;&quot;;IF(OR([.F71]=&quot;ILF&quot;;[.F71]=&quot;EIF&quot;);INDEX([Def.$D$6:.$F$8];MATCH([.H71];[Def.$C$6:.$C$8]);MATCH([.G71];[Def.$D$5:.$F$5]));IF([.F71]=&quot;EI&quot;;INDEX([Def.$D$13:.$F$15];MATCH([.H71];[Def.$C$13:.$C$15]);MATCH([.G71];[Def.$D$12:.$F$12]));IF(OR([.F71]=&quot;EO&quot;;[.F71]=&quot;EQ&quot;);INDEX([Def.$D$19:.$F$21];MATCH([.H71];[Def.$C$19:.$C$21]);MATCH([.G71];[Def.$D$18:.$F$18]));&quot;#err&quot;)));&quot;&quot;)">
            <text:p/>
          </table:table-cell>
          <table:table-cell table:style-name="ce53" table:formula="of:=IF([.I71]&lt;&gt;&quot;&quot;;INDEX([Def.$J$6:.$L$10];MATCH([.F71];[Def.$I$6:.$I$10];0);MATCH([.I71];[Def.$J$5:.$L$5];0));&quot;&quot;)">
            <text:p/>
          </table:table-cell>
          <table:table-cell table:style-name="ce56"/>
          <table:table-cell table:style-name="ce59" table:formula="of:=IF([.K71]=&quot;&quot;;[.J71];[.J71]*[.K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72]&lt;&gt;&quot;&quot;;IF(OR([.F72]=&quot;ILF&quot;;[.F72]=&quot;EIF&quot;);INDEX([Def.$D$6:.$F$8];MATCH([.H72];[Def.$C$6:.$C$8]);MATCH([.G72];[Def.$D$5:.$F$5]));IF([.F72]=&quot;EI&quot;;INDEX([Def.$D$13:.$F$15];MATCH([.H72];[Def.$C$13:.$C$15]);MATCH([.G72];[Def.$D$12:.$F$12]));IF(OR([.F72]=&quot;EO&quot;;[.F72]=&quot;EQ&quot;);INDEX([Def.$D$19:.$F$21];MATCH([.H72];[Def.$C$19:.$C$21]);MATCH([.G72];[Def.$D$18:.$F$18]));&quot;#err&quot;)));&quot;&quot;)">
            <text:p/>
          </table:table-cell>
          <table:table-cell table:style-name="ce53" table:formula="of:=IF([.I72]&lt;&gt;&quot;&quot;;INDEX([Def.$J$6:.$L$10];MATCH([.F72];[Def.$I$6:.$I$10];0);MATCH([.I72];[Def.$J$5:.$L$5];0));&quot;&quot;)">
            <text:p/>
          </table:table-cell>
          <table:table-cell table:style-name="ce56"/>
          <table:table-cell table:style-name="ce59" table:formula="of:=IF([.K72]=&quot;&quot;;[.J72];[.J72]*[.K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73]&lt;&gt;&quot;&quot;;IF(OR([.F73]=&quot;ILF&quot;;[.F73]=&quot;EIF&quot;);INDEX([Def.$D$6:.$F$8];MATCH([.H73];[Def.$C$6:.$C$8]);MATCH([.G73];[Def.$D$5:.$F$5]));IF([.F73]=&quot;EI&quot;;INDEX([Def.$D$13:.$F$15];MATCH([.H73];[Def.$C$13:.$C$15]);MATCH([.G73];[Def.$D$12:.$F$12]));IF(OR([.F73]=&quot;EO&quot;;[.F73]=&quot;EQ&quot;);INDEX([Def.$D$19:.$F$21];MATCH([.H73];[Def.$C$19:.$C$21]);MATCH([.G73];[Def.$D$18:.$F$18]));&quot;#err&quot;)));&quot;&quot;)">
            <text:p/>
          </table:table-cell>
          <table:table-cell table:style-name="ce53" table:formula="of:=IF([.I73]&lt;&gt;&quot;&quot;;INDEX([Def.$J$6:.$L$10];MATCH([.F73];[Def.$I$6:.$I$10];0);MATCH([.I73];[Def.$J$5:.$L$5];0));&quot;&quot;)">
            <text:p/>
          </table:table-cell>
          <table:table-cell table:style-name="ce56"/>
          <table:table-cell table:style-name="ce59" table:formula="of:=IF([.K73]=&quot;&quot;;[.J73];[.J73]*[.K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74]&lt;&gt;&quot;&quot;;IF(OR([.F74]=&quot;ILF&quot;;[.F74]=&quot;EIF&quot;);INDEX([Def.$D$6:.$F$8];MATCH([.H74];[Def.$C$6:.$C$8]);MATCH([.G74];[Def.$D$5:.$F$5]));IF([.F74]=&quot;EI&quot;;INDEX([Def.$D$13:.$F$15];MATCH([.H74];[Def.$C$13:.$C$15]);MATCH([.G74];[Def.$D$12:.$F$12]));IF(OR([.F74]=&quot;EO&quot;;[.F74]=&quot;EQ&quot;);INDEX([Def.$D$19:.$F$21];MATCH([.H74];[Def.$C$19:.$C$21]);MATCH([.G74];[Def.$D$18:.$F$18]));&quot;#err&quot;)));&quot;&quot;)">
            <text:p/>
          </table:table-cell>
          <table:table-cell table:style-name="ce53" table:formula="of:=IF([.I74]&lt;&gt;&quot;&quot;;INDEX([Def.$J$6:.$L$10];MATCH([.F74];[Def.$I$6:.$I$10];0);MATCH([.I74];[Def.$J$5:.$L$5];0));&quot;&quot;)">
            <text:p/>
          </table:table-cell>
          <table:table-cell table:style-name="ce56"/>
          <table:table-cell table:style-name="ce59" table:formula="of:=IF([.K74]=&quot;&quot;;[.J74];[.J74]*[.K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75]&lt;&gt;&quot;&quot;;IF(OR([.F75]=&quot;ILF&quot;;[.F75]=&quot;EIF&quot;);INDEX([Def.$D$6:.$F$8];MATCH([.H75];[Def.$C$6:.$C$8]);MATCH([.G75];[Def.$D$5:.$F$5]));IF([.F75]=&quot;EI&quot;;INDEX([Def.$D$13:.$F$15];MATCH([.H75];[Def.$C$13:.$C$15]);MATCH([.G75];[Def.$D$12:.$F$12]));IF(OR([.F75]=&quot;EO&quot;;[.F75]=&quot;EQ&quot;);INDEX([Def.$D$19:.$F$21];MATCH([.H75];[Def.$C$19:.$C$21]);MATCH([.G75];[Def.$D$18:.$F$18]));&quot;#err&quot;)));&quot;&quot;)">
            <text:p/>
          </table:table-cell>
          <table:table-cell table:style-name="ce53" table:formula="of:=IF([.I75]&lt;&gt;&quot;&quot;;INDEX([Def.$J$6:.$L$10];MATCH([.F75];[Def.$I$6:.$I$10];0);MATCH([.I75];[Def.$J$5:.$L$5];0));&quot;&quot;)">
            <text:p/>
          </table:table-cell>
          <table:table-cell table:style-name="ce56"/>
          <table:table-cell table:style-name="ce59" table:formula="of:=IF([.K75]=&quot;&quot;;[.J75];[.J75]*[.K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76]&lt;&gt;&quot;&quot;;IF(OR([.F76]=&quot;ILF&quot;;[.F76]=&quot;EIF&quot;);INDEX([Def.$D$6:.$F$8];MATCH([.H76];[Def.$C$6:.$C$8]);MATCH([.G76];[Def.$D$5:.$F$5]));IF([.F76]=&quot;EI&quot;;INDEX([Def.$D$13:.$F$15];MATCH([.H76];[Def.$C$13:.$C$15]);MATCH([.G76];[Def.$D$12:.$F$12]));IF(OR([.F76]=&quot;EO&quot;;[.F76]=&quot;EQ&quot;);INDEX([Def.$D$19:.$F$21];MATCH([.H76];[Def.$C$19:.$C$21]);MATCH([.G76];[Def.$D$18:.$F$18]));&quot;#err&quot;)));&quot;&quot;)">
            <text:p/>
          </table:table-cell>
          <table:table-cell table:style-name="ce53" table:formula="of:=IF([.I76]&lt;&gt;&quot;&quot;;INDEX([Def.$J$6:.$L$10];MATCH([.F76];[Def.$I$6:.$I$10];0);MATCH([.I76];[Def.$J$5:.$L$5];0));&quot;&quot;)">
            <text:p/>
          </table:table-cell>
          <table:table-cell table:style-name="ce56"/>
          <table:table-cell table:style-name="ce59" table:formula="of:=IF([.K76]=&quot;&quot;;[.J76];[.J76]*[.K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77]&lt;&gt;&quot;&quot;;IF(OR([.F77]=&quot;ILF&quot;;[.F77]=&quot;EIF&quot;);INDEX([Def.$D$6:.$F$8];MATCH([.H77];[Def.$C$6:.$C$8]);MATCH([.G77];[Def.$D$5:.$F$5]));IF([.F77]=&quot;EI&quot;;INDEX([Def.$D$13:.$F$15];MATCH([.H77];[Def.$C$13:.$C$15]);MATCH([.G77];[Def.$D$12:.$F$12]));IF(OR([.F77]=&quot;EO&quot;;[.F77]=&quot;EQ&quot;);INDEX([Def.$D$19:.$F$21];MATCH([.H77];[Def.$C$19:.$C$21]);MATCH([.G77];[Def.$D$18:.$F$18]));&quot;#err&quot;)));&quot;&quot;)">
            <text:p/>
          </table:table-cell>
          <table:table-cell table:style-name="ce53" table:formula="of:=IF([.I77]&lt;&gt;&quot;&quot;;INDEX([Def.$J$6:.$L$10];MATCH([.F77];[Def.$I$6:.$I$10];0);MATCH([.I77];[Def.$J$5:.$L$5];0));&quot;&quot;)">
            <text:p/>
          </table:table-cell>
          <table:table-cell table:style-name="ce56"/>
          <table:table-cell table:style-name="ce59" table:formula="of:=IF([.K77]=&quot;&quot;;[.J77];[.J77]*[.K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78]&lt;&gt;&quot;&quot;;IF(OR([.F78]=&quot;ILF&quot;;[.F78]=&quot;EIF&quot;);INDEX([Def.$D$6:.$F$8];MATCH([.H78];[Def.$C$6:.$C$8]);MATCH([.G78];[Def.$D$5:.$F$5]));IF([.F78]=&quot;EI&quot;;INDEX([Def.$D$13:.$F$15];MATCH([.H78];[Def.$C$13:.$C$15]);MATCH([.G78];[Def.$D$12:.$F$12]));IF(OR([.F78]=&quot;EO&quot;;[.F78]=&quot;EQ&quot;);INDEX([Def.$D$19:.$F$21];MATCH([.H78];[Def.$C$19:.$C$21]);MATCH([.G78];[Def.$D$18:.$F$18]));&quot;#err&quot;)));&quot;&quot;)">
            <text:p/>
          </table:table-cell>
          <table:table-cell table:style-name="ce53" table:formula="of:=IF([.I78]&lt;&gt;&quot;&quot;;INDEX([Def.$J$6:.$L$10];MATCH([.F78];[Def.$I$6:.$I$10];0);MATCH([.I78];[Def.$J$5:.$L$5];0));&quot;&quot;)">
            <text:p/>
          </table:table-cell>
          <table:table-cell table:style-name="ce56"/>
          <table:table-cell table:style-name="ce59" table:formula="of:=IF([.K78]=&quot;&quot;;[.J78];[.J78]*[.K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79]&lt;&gt;&quot;&quot;;IF(OR([.F79]=&quot;ILF&quot;;[.F79]=&quot;EIF&quot;);INDEX([Def.$D$6:.$F$8];MATCH([.H79];[Def.$C$6:.$C$8]);MATCH([.G79];[Def.$D$5:.$F$5]));IF([.F79]=&quot;EI&quot;;INDEX([Def.$D$13:.$F$15];MATCH([.H79];[Def.$C$13:.$C$15]);MATCH([.G79];[Def.$D$12:.$F$12]));IF(OR([.F79]=&quot;EO&quot;;[.F79]=&quot;EQ&quot;);INDEX([Def.$D$19:.$F$21];MATCH([.H79];[Def.$C$19:.$C$21]);MATCH([.G79];[Def.$D$18:.$F$18]));&quot;#err&quot;)));&quot;&quot;)">
            <text:p/>
          </table:table-cell>
          <table:table-cell table:style-name="ce53" table:formula="of:=IF([.I79]&lt;&gt;&quot;&quot;;INDEX([Def.$J$6:.$L$10];MATCH([.F79];[Def.$I$6:.$I$10];0);MATCH([.I79];[Def.$J$5:.$L$5];0));&quot;&quot;)">
            <text:p/>
          </table:table-cell>
          <table:table-cell table:style-name="ce56"/>
          <table:table-cell table:style-name="ce59" table:formula="of:=IF([.K79]=&quot;&quot;;[.J79];[.J79]*[.K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80]&lt;&gt;&quot;&quot;;IF(OR([.F80]=&quot;ILF&quot;;[.F80]=&quot;EIF&quot;);INDEX([Def.$D$6:.$F$8];MATCH([.H80];[Def.$C$6:.$C$8]);MATCH([.G80];[Def.$D$5:.$F$5]));IF([.F80]=&quot;EI&quot;;INDEX([Def.$D$13:.$F$15];MATCH([.H80];[Def.$C$13:.$C$15]);MATCH([.G80];[Def.$D$12:.$F$12]));IF(OR([.F80]=&quot;EO&quot;;[.F80]=&quot;EQ&quot;);INDEX([Def.$D$19:.$F$21];MATCH([.H80];[Def.$C$19:.$C$21]);MATCH([.G80];[Def.$D$18:.$F$18]));&quot;#err&quot;)));&quot;&quot;)">
            <text:p/>
          </table:table-cell>
          <table:table-cell table:style-name="ce53" table:formula="of:=IF([.I80]&lt;&gt;&quot;&quot;;INDEX([Def.$J$6:.$L$10];MATCH([.F80];[Def.$I$6:.$I$10];0);MATCH([.I80];[Def.$J$5:.$L$5];0));&quot;&quot;)">
            <text:p/>
          </table:table-cell>
          <table:table-cell table:style-name="ce56"/>
          <table:table-cell table:style-name="ce59" table:formula="of:=IF([.K80]=&quot;&quot;;[.J80];[.J80]*[.K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81]&lt;&gt;&quot;&quot;;IF(OR([.F81]=&quot;ILF&quot;;[.F81]=&quot;EIF&quot;);INDEX([Def.$D$6:.$F$8];MATCH([.H81];[Def.$C$6:.$C$8]);MATCH([.G81];[Def.$D$5:.$F$5]));IF([.F81]=&quot;EI&quot;;INDEX([Def.$D$13:.$F$15];MATCH([.H81];[Def.$C$13:.$C$15]);MATCH([.G81];[Def.$D$12:.$F$12]));IF(OR([.F81]=&quot;EO&quot;;[.F81]=&quot;EQ&quot;);INDEX([Def.$D$19:.$F$21];MATCH([.H81];[Def.$C$19:.$C$21]);MATCH([.G81];[Def.$D$18:.$F$18]));&quot;#err&quot;)));&quot;&quot;)">
            <text:p/>
          </table:table-cell>
          <table:table-cell table:style-name="ce53" table:formula="of:=IF([.I81]&lt;&gt;&quot;&quot;;INDEX([Def.$J$6:.$L$10];MATCH([.F81];[Def.$I$6:.$I$10];0);MATCH([.I81];[Def.$J$5:.$L$5];0));&quot;&quot;)">
            <text:p/>
          </table:table-cell>
          <table:table-cell table:style-name="ce56"/>
          <table:table-cell table:style-name="ce59" table:formula="of:=IF([.K81]=&quot;&quot;;[.J81];[.J81]*[.K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82]&lt;&gt;&quot;&quot;;IF(OR([.F82]=&quot;ILF&quot;;[.F82]=&quot;EIF&quot;);INDEX([Def.$D$6:.$F$8];MATCH([.H82];[Def.$C$6:.$C$8]);MATCH([.G82];[Def.$D$5:.$F$5]));IF([.F82]=&quot;EI&quot;;INDEX([Def.$D$13:.$F$15];MATCH([.H82];[Def.$C$13:.$C$15]);MATCH([.G82];[Def.$D$12:.$F$12]));IF(OR([.F82]=&quot;EO&quot;;[.F82]=&quot;EQ&quot;);INDEX([Def.$D$19:.$F$21];MATCH([.H82];[Def.$C$19:.$C$21]);MATCH([.G82];[Def.$D$18:.$F$18]));&quot;#err&quot;)));&quot;&quot;)">
            <text:p/>
          </table:table-cell>
          <table:table-cell table:style-name="ce53" table:formula="of:=IF([.I82]&lt;&gt;&quot;&quot;;INDEX([Def.$J$6:.$L$10];MATCH([.F82];[Def.$I$6:.$I$10];0);MATCH([.I82];[Def.$J$5:.$L$5];0));&quot;&quot;)">
            <text:p/>
          </table:table-cell>
          <table:table-cell table:style-name="ce56"/>
          <table:table-cell table:style-name="ce59" table:formula="of:=IF([.K82]=&quot;&quot;;[.J82];[.J82]*[.K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83]&lt;&gt;&quot;&quot;;IF(OR([.F83]=&quot;ILF&quot;;[.F83]=&quot;EIF&quot;);INDEX([Def.$D$6:.$F$8];MATCH([.H83];[Def.$C$6:.$C$8]);MATCH([.G83];[Def.$D$5:.$F$5]));IF([.F83]=&quot;EI&quot;;INDEX([Def.$D$13:.$F$15];MATCH([.H83];[Def.$C$13:.$C$15]);MATCH([.G83];[Def.$D$12:.$F$12]));IF(OR([.F83]=&quot;EO&quot;;[.F83]=&quot;EQ&quot;);INDEX([Def.$D$19:.$F$21];MATCH([.H83];[Def.$C$19:.$C$21]);MATCH([.G83];[Def.$D$18:.$F$18]));&quot;#err&quot;)));&quot;&quot;)">
            <text:p/>
          </table:table-cell>
          <table:table-cell table:style-name="ce53" table:formula="of:=IF([.I83]&lt;&gt;&quot;&quot;;INDEX([Def.$J$6:.$L$10];MATCH([.F83];[Def.$I$6:.$I$10];0);MATCH([.I83];[Def.$J$5:.$L$5];0));&quot;&quot;)">
            <text:p/>
          </table:table-cell>
          <table:table-cell table:style-name="ce56"/>
          <table:table-cell table:style-name="ce59" table:formula="of:=IF([.K83]=&quot;&quot;;[.J83];[.J83]*[.K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84]&lt;&gt;&quot;&quot;;IF(OR([.F84]=&quot;ILF&quot;;[.F84]=&quot;EIF&quot;);INDEX([Def.$D$6:.$F$8];MATCH([.H84];[Def.$C$6:.$C$8]);MATCH([.G84];[Def.$D$5:.$F$5]));IF([.F84]=&quot;EI&quot;;INDEX([Def.$D$13:.$F$15];MATCH([.H84];[Def.$C$13:.$C$15]);MATCH([.G84];[Def.$D$12:.$F$12]));IF(OR([.F84]=&quot;EO&quot;;[.F84]=&quot;EQ&quot;);INDEX([Def.$D$19:.$F$21];MATCH([.H84];[Def.$C$19:.$C$21]);MATCH([.G84];[Def.$D$18:.$F$18]));&quot;#err&quot;)));&quot;&quot;)">
            <text:p/>
          </table:table-cell>
          <table:table-cell table:style-name="ce53" table:formula="of:=IF([.I84]&lt;&gt;&quot;&quot;;INDEX([Def.$J$6:.$L$10];MATCH([.F84];[Def.$I$6:.$I$10];0);MATCH([.I84];[Def.$J$5:.$L$5];0));&quot;&quot;)">
            <text:p/>
          </table:table-cell>
          <table:table-cell table:style-name="ce56"/>
          <table:table-cell table:style-name="ce59" table:formula="of:=IF([.K84]=&quot;&quot;;[.J84];[.J84]*[.K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85]&lt;&gt;&quot;&quot;;IF(OR([.F85]=&quot;ILF&quot;;[.F85]=&quot;EIF&quot;);INDEX([Def.$D$6:.$F$8];MATCH([.H85];[Def.$C$6:.$C$8]);MATCH([.G85];[Def.$D$5:.$F$5]));IF([.F85]=&quot;EI&quot;;INDEX([Def.$D$13:.$F$15];MATCH([.H85];[Def.$C$13:.$C$15]);MATCH([.G85];[Def.$D$12:.$F$12]));IF(OR([.F85]=&quot;EO&quot;;[.F85]=&quot;EQ&quot;);INDEX([Def.$D$19:.$F$21];MATCH([.H85];[Def.$C$19:.$C$21]);MATCH([.G85];[Def.$D$18:.$F$18]));&quot;#err&quot;)));&quot;&quot;)">
            <text:p/>
          </table:table-cell>
          <table:table-cell table:style-name="ce53" table:formula="of:=IF([.I85]&lt;&gt;&quot;&quot;;INDEX([Def.$J$6:.$L$10];MATCH([.F85];[Def.$I$6:.$I$10];0);MATCH([.I85];[Def.$J$5:.$L$5];0));&quot;&quot;)">
            <text:p/>
          </table:table-cell>
          <table:table-cell table:style-name="ce56"/>
          <table:table-cell table:style-name="ce59" table:formula="of:=IF([.K85]=&quot;&quot;;[.J85];[.J85]*[.K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86]&lt;&gt;&quot;&quot;;IF(OR([.F86]=&quot;ILF&quot;;[.F86]=&quot;EIF&quot;);INDEX([Def.$D$6:.$F$8];MATCH([.H86];[Def.$C$6:.$C$8]);MATCH([.G86];[Def.$D$5:.$F$5]));IF([.F86]=&quot;EI&quot;;INDEX([Def.$D$13:.$F$15];MATCH([.H86];[Def.$C$13:.$C$15]);MATCH([.G86];[Def.$D$12:.$F$12]));IF(OR([.F86]=&quot;EO&quot;;[.F86]=&quot;EQ&quot;);INDEX([Def.$D$19:.$F$21];MATCH([.H86];[Def.$C$19:.$C$21]);MATCH([.G86];[Def.$D$18:.$F$18]));&quot;#err&quot;)));&quot;&quot;)">
            <text:p/>
          </table:table-cell>
          <table:table-cell table:style-name="ce53" table:formula="of:=IF([.I86]&lt;&gt;&quot;&quot;;INDEX([Def.$J$6:.$L$10];MATCH([.F86];[Def.$I$6:.$I$10];0);MATCH([.I86];[Def.$J$5:.$L$5];0));&quot;&quot;)">
            <text:p/>
          </table:table-cell>
          <table:table-cell table:style-name="ce56"/>
          <table:table-cell table:style-name="ce59" table:formula="of:=IF([.K86]=&quot;&quot;;[.J86];[.J86]*[.K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87]&lt;&gt;&quot;&quot;;IF(OR([.F87]=&quot;ILF&quot;;[.F87]=&quot;EIF&quot;);INDEX([Def.$D$6:.$F$8];MATCH([.H87];[Def.$C$6:.$C$8]);MATCH([.G87];[Def.$D$5:.$F$5]));IF([.F87]=&quot;EI&quot;;INDEX([Def.$D$13:.$F$15];MATCH([.H87];[Def.$C$13:.$C$15]);MATCH([.G87];[Def.$D$12:.$F$12]));IF(OR([.F87]=&quot;EO&quot;;[.F87]=&quot;EQ&quot;);INDEX([Def.$D$19:.$F$21];MATCH([.H87];[Def.$C$19:.$C$21]);MATCH([.G87];[Def.$D$18:.$F$18]));&quot;#err&quot;)));&quot;&quot;)">
            <text:p/>
          </table:table-cell>
          <table:table-cell table:style-name="ce53" table:formula="of:=IF([.I87]&lt;&gt;&quot;&quot;;INDEX([Def.$J$6:.$L$10];MATCH([.F87];[Def.$I$6:.$I$10];0);MATCH([.I87];[Def.$J$5:.$L$5];0));&quot;&quot;)">
            <text:p/>
          </table:table-cell>
          <table:table-cell table:style-name="ce56"/>
          <table:table-cell table:style-name="ce59" table:formula="of:=IF([.K87]=&quot;&quot;;[.J87];[.J87]*[.K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88]&lt;&gt;&quot;&quot;;IF(OR([.F88]=&quot;ILF&quot;;[.F88]=&quot;EIF&quot;);INDEX([Def.$D$6:.$F$8];MATCH([.H88];[Def.$C$6:.$C$8]);MATCH([.G88];[Def.$D$5:.$F$5]));IF([.F88]=&quot;EI&quot;;INDEX([Def.$D$13:.$F$15];MATCH([.H88];[Def.$C$13:.$C$15]);MATCH([.G88];[Def.$D$12:.$F$12]));IF(OR([.F88]=&quot;EO&quot;;[.F88]=&quot;EQ&quot;);INDEX([Def.$D$19:.$F$21];MATCH([.H88];[Def.$C$19:.$C$21]);MATCH([.G88];[Def.$D$18:.$F$18]));&quot;#err&quot;)));&quot;&quot;)">
            <text:p/>
          </table:table-cell>
          <table:table-cell table:style-name="ce53" table:formula="of:=IF([.I88]&lt;&gt;&quot;&quot;;INDEX([Def.$J$6:.$L$10];MATCH([.F88];[Def.$I$6:.$I$10];0);MATCH([.I88];[Def.$J$5:.$L$5];0));&quot;&quot;)">
            <text:p/>
          </table:table-cell>
          <table:table-cell table:style-name="ce56"/>
          <table:table-cell table:style-name="ce59" table:formula="of:=IF([.K88]=&quot;&quot;;[.J88];[.J88]*[.K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89]&lt;&gt;&quot;&quot;;IF(OR([.F89]=&quot;ILF&quot;;[.F89]=&quot;EIF&quot;);INDEX([Def.$D$6:.$F$8];MATCH([.H89];[Def.$C$6:.$C$8]);MATCH([.G89];[Def.$D$5:.$F$5]));IF([.F89]=&quot;EI&quot;;INDEX([Def.$D$13:.$F$15];MATCH([.H89];[Def.$C$13:.$C$15]);MATCH([.G89];[Def.$D$12:.$F$12]));IF(OR([.F89]=&quot;EO&quot;;[.F89]=&quot;EQ&quot;);INDEX([Def.$D$19:.$F$21];MATCH([.H89];[Def.$C$19:.$C$21]);MATCH([.G89];[Def.$D$18:.$F$18]));&quot;#err&quot;)));&quot;&quot;)">
            <text:p/>
          </table:table-cell>
          <table:table-cell table:style-name="ce53" table:formula="of:=IF([.I89]&lt;&gt;&quot;&quot;;INDEX([Def.$J$6:.$L$10];MATCH([.F89];[Def.$I$6:.$I$10];0);MATCH([.I89];[Def.$J$5:.$L$5];0));&quot;&quot;)">
            <text:p/>
          </table:table-cell>
          <table:table-cell table:style-name="ce56"/>
          <table:table-cell table:style-name="ce59" table:formula="of:=IF([.K89]=&quot;&quot;;[.J89];[.J89]*[.K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90]&lt;&gt;&quot;&quot;;IF(OR([.F90]=&quot;ILF&quot;;[.F90]=&quot;EIF&quot;);INDEX([Def.$D$6:.$F$8];MATCH([.H90];[Def.$C$6:.$C$8]);MATCH([.G90];[Def.$D$5:.$F$5]));IF([.F90]=&quot;EI&quot;;INDEX([Def.$D$13:.$F$15];MATCH([.H90];[Def.$C$13:.$C$15]);MATCH([.G90];[Def.$D$12:.$F$12]));IF(OR([.F90]=&quot;EO&quot;;[.F90]=&quot;EQ&quot;);INDEX([Def.$D$19:.$F$21];MATCH([.H90];[Def.$C$19:.$C$21]);MATCH([.G90];[Def.$D$18:.$F$18]));&quot;#err&quot;)));&quot;&quot;)">
            <text:p/>
          </table:table-cell>
          <table:table-cell table:style-name="ce53" table:formula="of:=IF([.I90]&lt;&gt;&quot;&quot;;INDEX([Def.$J$6:.$L$10];MATCH([.F90];[Def.$I$6:.$I$10];0);MATCH([.I90];[Def.$J$5:.$L$5];0));&quot;&quot;)">
            <text:p/>
          </table:table-cell>
          <table:table-cell table:style-name="ce56"/>
          <table:table-cell table:style-name="ce59" table:formula="of:=IF([.K90]=&quot;&quot;;[.J90];[.J90]*[.K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91]&lt;&gt;&quot;&quot;;IF(OR([.F91]=&quot;ILF&quot;;[.F91]=&quot;EIF&quot;);INDEX([Def.$D$6:.$F$8];MATCH([.H91];[Def.$C$6:.$C$8]);MATCH([.G91];[Def.$D$5:.$F$5]));IF([.F91]=&quot;EI&quot;;INDEX([Def.$D$13:.$F$15];MATCH([.H91];[Def.$C$13:.$C$15]);MATCH([.G91];[Def.$D$12:.$F$12]));IF(OR([.F91]=&quot;EO&quot;;[.F91]=&quot;EQ&quot;);INDEX([Def.$D$19:.$F$21];MATCH([.H91];[Def.$C$19:.$C$21]);MATCH([.G91];[Def.$D$18:.$F$18]));&quot;#err&quot;)));&quot;&quot;)">
            <text:p/>
          </table:table-cell>
          <table:table-cell table:style-name="ce53" table:formula="of:=IF([.I91]&lt;&gt;&quot;&quot;;INDEX([Def.$J$6:.$L$10];MATCH([.F91];[Def.$I$6:.$I$10];0);MATCH([.I91];[Def.$J$5:.$L$5];0));&quot;&quot;)">
            <text:p/>
          </table:table-cell>
          <table:table-cell table:style-name="ce56"/>
          <table:table-cell table:style-name="ce59" table:formula="of:=IF([.K91]=&quot;&quot;;[.J91];[.J91]*[.K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92]&lt;&gt;&quot;&quot;;IF(OR([.F92]=&quot;ILF&quot;;[.F92]=&quot;EIF&quot;);INDEX([Def.$D$6:.$F$8];MATCH([.H92];[Def.$C$6:.$C$8]);MATCH([.G92];[Def.$D$5:.$F$5]));IF([.F92]=&quot;EI&quot;;INDEX([Def.$D$13:.$F$15];MATCH([.H92];[Def.$C$13:.$C$15]);MATCH([.G92];[Def.$D$12:.$F$12]));IF(OR([.F92]=&quot;EO&quot;;[.F92]=&quot;EQ&quot;);INDEX([Def.$D$19:.$F$21];MATCH([.H92];[Def.$C$19:.$C$21]);MATCH([.G92];[Def.$D$18:.$F$18]));&quot;#err&quot;)));&quot;&quot;)">
            <text:p/>
          </table:table-cell>
          <table:table-cell table:style-name="ce53" table:formula="of:=IF([.I92]&lt;&gt;&quot;&quot;;INDEX([Def.$J$6:.$L$10];MATCH([.F92];[Def.$I$6:.$I$10];0);MATCH([.I92];[Def.$J$5:.$L$5];0));&quot;&quot;)">
            <text:p/>
          </table:table-cell>
          <table:table-cell table:style-name="ce56"/>
          <table:table-cell table:style-name="ce59" table:formula="of:=IF([.K92]=&quot;&quot;;[.J92];[.J92]*[.K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93]&lt;&gt;&quot;&quot;;IF(OR([.F93]=&quot;ILF&quot;;[.F93]=&quot;EIF&quot;);INDEX([Def.$D$6:.$F$8];MATCH([.H93];[Def.$C$6:.$C$8]);MATCH([.G93];[Def.$D$5:.$F$5]));IF([.F93]=&quot;EI&quot;;INDEX([Def.$D$13:.$F$15];MATCH([.H93];[Def.$C$13:.$C$15]);MATCH([.G93];[Def.$D$12:.$F$12]));IF(OR([.F93]=&quot;EO&quot;;[.F93]=&quot;EQ&quot;);INDEX([Def.$D$19:.$F$21];MATCH([.H93];[Def.$C$19:.$C$21]);MATCH([.G93];[Def.$D$18:.$F$18]));&quot;#err&quot;)));&quot;&quot;)">
            <text:p/>
          </table:table-cell>
          <table:table-cell table:style-name="ce53" table:formula="of:=IF([.I93]&lt;&gt;&quot;&quot;;INDEX([Def.$J$6:.$L$10];MATCH([.F93];[Def.$I$6:.$I$10];0);MATCH([.I93];[Def.$J$5:.$L$5];0));&quot;&quot;)">
            <text:p/>
          </table:table-cell>
          <table:table-cell table:style-name="ce56"/>
          <table:table-cell table:style-name="ce59" table:formula="of:=IF([.K93]=&quot;&quot;;[.J93];[.J93]*[.K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94]&lt;&gt;&quot;&quot;;IF(OR([.F94]=&quot;ILF&quot;;[.F94]=&quot;EIF&quot;);INDEX([Def.$D$6:.$F$8];MATCH([.H94];[Def.$C$6:.$C$8]);MATCH([.G94];[Def.$D$5:.$F$5]));IF([.F94]=&quot;EI&quot;;INDEX([Def.$D$13:.$F$15];MATCH([.H94];[Def.$C$13:.$C$15]);MATCH([.G94];[Def.$D$12:.$F$12]));IF(OR([.F94]=&quot;EO&quot;;[.F94]=&quot;EQ&quot;);INDEX([Def.$D$19:.$F$21];MATCH([.H94];[Def.$C$19:.$C$21]);MATCH([.G94];[Def.$D$18:.$F$18]));&quot;#err&quot;)));&quot;&quot;)">
            <text:p/>
          </table:table-cell>
          <table:table-cell table:style-name="ce53" table:formula="of:=IF([.I94]&lt;&gt;&quot;&quot;;INDEX([Def.$J$6:.$L$10];MATCH([.F94];[Def.$I$6:.$I$10];0);MATCH([.I94];[Def.$J$5:.$L$5];0));&quot;&quot;)">
            <text:p/>
          </table:table-cell>
          <table:table-cell table:style-name="ce56"/>
          <table:table-cell table:style-name="ce59" table:formula="of:=IF([.K94]=&quot;&quot;;[.J94];[.J94]*[.K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95]&lt;&gt;&quot;&quot;;IF(OR([.F95]=&quot;ILF&quot;;[.F95]=&quot;EIF&quot;);INDEX([Def.$D$6:.$F$8];MATCH([.H95];[Def.$C$6:.$C$8]);MATCH([.G95];[Def.$D$5:.$F$5]));IF([.F95]=&quot;EI&quot;;INDEX([Def.$D$13:.$F$15];MATCH([.H95];[Def.$C$13:.$C$15]);MATCH([.G95];[Def.$D$12:.$F$12]));IF(OR([.F95]=&quot;EO&quot;;[.F95]=&quot;EQ&quot;);INDEX([Def.$D$19:.$F$21];MATCH([.H95];[Def.$C$19:.$C$21]);MATCH([.G95];[Def.$D$18:.$F$18]));&quot;#err&quot;)));&quot;&quot;)">
            <text:p/>
          </table:table-cell>
          <table:table-cell table:style-name="ce53" table:formula="of:=IF([.I95]&lt;&gt;&quot;&quot;;INDEX([Def.$J$6:.$L$10];MATCH([.F95];[Def.$I$6:.$I$10];0);MATCH([.I95];[Def.$J$5:.$L$5];0));&quot;&quot;)">
            <text:p/>
          </table:table-cell>
          <table:table-cell table:style-name="ce56"/>
          <table:table-cell table:style-name="ce59" table:formula="of:=IF([.K95]=&quot;&quot;;[.J95];[.J95]*[.K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96]&lt;&gt;&quot;&quot;;IF(OR([.F96]=&quot;ILF&quot;;[.F96]=&quot;EIF&quot;);INDEX([Def.$D$6:.$F$8];MATCH([.H96];[Def.$C$6:.$C$8]);MATCH([.G96];[Def.$D$5:.$F$5]));IF([.F96]=&quot;EI&quot;;INDEX([Def.$D$13:.$F$15];MATCH([.H96];[Def.$C$13:.$C$15]);MATCH([.G96];[Def.$D$12:.$F$12]));IF(OR([.F96]=&quot;EO&quot;;[.F96]=&quot;EQ&quot;);INDEX([Def.$D$19:.$F$21];MATCH([.H96];[Def.$C$19:.$C$21]);MATCH([.G96];[Def.$D$18:.$F$18]));&quot;#err&quot;)));&quot;&quot;)">
            <text:p/>
          </table:table-cell>
          <table:table-cell table:style-name="ce53" table:formula="of:=IF([.I96]&lt;&gt;&quot;&quot;;INDEX([Def.$J$6:.$L$10];MATCH([.F96];[Def.$I$6:.$I$10];0);MATCH([.I96];[Def.$J$5:.$L$5];0));&quot;&quot;)">
            <text:p/>
          </table:table-cell>
          <table:table-cell table:style-name="ce56"/>
          <table:table-cell table:style-name="ce59" table:formula="of:=IF([.K96]=&quot;&quot;;[.J96];[.J96]*[.K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97]&lt;&gt;&quot;&quot;;IF(OR([.F97]=&quot;ILF&quot;;[.F97]=&quot;EIF&quot;);INDEX([Def.$D$6:.$F$8];MATCH([.H97];[Def.$C$6:.$C$8]);MATCH([.G97];[Def.$D$5:.$F$5]));IF([.F97]=&quot;EI&quot;;INDEX([Def.$D$13:.$F$15];MATCH([.H97];[Def.$C$13:.$C$15]);MATCH([.G97];[Def.$D$12:.$F$12]));IF(OR([.F97]=&quot;EO&quot;;[.F97]=&quot;EQ&quot;);INDEX([Def.$D$19:.$F$21];MATCH([.H97];[Def.$C$19:.$C$21]);MATCH([.G97];[Def.$D$18:.$F$18]));&quot;#err&quot;)));&quot;&quot;)">
            <text:p/>
          </table:table-cell>
          <table:table-cell table:style-name="ce53" table:formula="of:=IF([.I97]&lt;&gt;&quot;&quot;;INDEX([Def.$J$6:.$L$10];MATCH([.F97];[Def.$I$6:.$I$10];0);MATCH([.I97];[Def.$J$5:.$L$5];0));&quot;&quot;)">
            <text:p/>
          </table:table-cell>
          <table:table-cell table:style-name="ce56"/>
          <table:table-cell table:style-name="ce59" table:formula="of:=IF([.K97]=&quot;&quot;;[.J97];[.J97]*[.K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98]&lt;&gt;&quot;&quot;;IF(OR([.F98]=&quot;ILF&quot;;[.F98]=&quot;EIF&quot;);INDEX([Def.$D$6:.$F$8];MATCH([.H98];[Def.$C$6:.$C$8]);MATCH([.G98];[Def.$D$5:.$F$5]));IF([.F98]=&quot;EI&quot;;INDEX([Def.$D$13:.$F$15];MATCH([.H98];[Def.$C$13:.$C$15]);MATCH([.G98];[Def.$D$12:.$F$12]));IF(OR([.F98]=&quot;EO&quot;;[.F98]=&quot;EQ&quot;);INDEX([Def.$D$19:.$F$21];MATCH([.H98];[Def.$C$19:.$C$21]);MATCH([.G98];[Def.$D$18:.$F$18]));&quot;#err&quot;)));&quot;&quot;)">
            <text:p/>
          </table:table-cell>
          <table:table-cell table:style-name="ce53" table:formula="of:=IF([.I98]&lt;&gt;&quot;&quot;;INDEX([Def.$J$6:.$L$10];MATCH([.F98];[Def.$I$6:.$I$10];0);MATCH([.I98];[Def.$J$5:.$L$5];0));&quot;&quot;)">
            <text:p/>
          </table:table-cell>
          <table:table-cell table:style-name="ce56"/>
          <table:table-cell table:style-name="ce59" table:formula="of:=IF([.K98]=&quot;&quot;;[.J98];[.J98]*[.K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99]&lt;&gt;&quot;&quot;;IF(OR([.F99]=&quot;ILF&quot;;[.F99]=&quot;EIF&quot;);INDEX([Def.$D$6:.$F$8];MATCH([.H99];[Def.$C$6:.$C$8]);MATCH([.G99];[Def.$D$5:.$F$5]));IF([.F99]=&quot;EI&quot;;INDEX([Def.$D$13:.$F$15];MATCH([.H99];[Def.$C$13:.$C$15]);MATCH([.G99];[Def.$D$12:.$F$12]));IF(OR([.F99]=&quot;EO&quot;;[.F99]=&quot;EQ&quot;);INDEX([Def.$D$19:.$F$21];MATCH([.H99];[Def.$C$19:.$C$21]);MATCH([.G99];[Def.$D$18:.$F$18]));&quot;#err&quot;)));&quot;&quot;)">
            <text:p/>
          </table:table-cell>
          <table:table-cell table:style-name="ce53" table:formula="of:=IF([.I99]&lt;&gt;&quot;&quot;;INDEX([Def.$J$6:.$L$10];MATCH([.F99];[Def.$I$6:.$I$10];0);MATCH([.I99];[Def.$J$5:.$L$5];0));&quot;&quot;)">
            <text:p/>
          </table:table-cell>
          <table:table-cell table:style-name="ce56"/>
          <table:table-cell table:style-name="ce59" table:formula="of:=IF([.K99]=&quot;&quot;;[.J99];[.J99]*[.K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00]&lt;&gt;&quot;&quot;;IF(OR([.F100]=&quot;ILF&quot;;[.F100]=&quot;EIF&quot;);INDEX([Def.$D$6:.$F$8];MATCH([.H100];[Def.$C$6:.$C$8]);MATCH([.G100];[Def.$D$5:.$F$5]));IF([.F100]=&quot;EI&quot;;INDEX([Def.$D$13:.$F$15];MATCH([.H100];[Def.$C$13:.$C$15]);MATCH([.G100];[Def.$D$12:.$F$12]));IF(OR([.F100]=&quot;EO&quot;;[.F100]=&quot;EQ&quot;);INDEX([Def.$D$19:.$F$21];MATCH([.H100];[Def.$C$19:.$C$21]);MATCH([.G100];[Def.$D$18:.$F$18]));&quot;#err&quot;)));&quot;&quot;)">
            <text:p/>
          </table:table-cell>
          <table:table-cell table:style-name="ce53" table:formula="of:=IF([.I100]&lt;&gt;&quot;&quot;;INDEX([Def.$J$6:.$L$10];MATCH([.F100];[Def.$I$6:.$I$10];0);MATCH([.I100];[Def.$J$5:.$L$5];0));&quot;&quot;)">
            <text:p/>
          </table:table-cell>
          <table:table-cell table:style-name="ce56"/>
          <table:table-cell table:style-name="ce59" table:formula="of:=IF([.K100]=&quot;&quot;;[.J100];[.J100]*[.K1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01]&lt;&gt;&quot;&quot;;IF(OR([.F101]=&quot;ILF&quot;;[.F101]=&quot;EIF&quot;);INDEX([Def.$D$6:.$F$8];MATCH([.H101];[Def.$C$6:.$C$8]);MATCH([.G101];[Def.$D$5:.$F$5]));IF([.F101]=&quot;EI&quot;;INDEX([Def.$D$13:.$F$15];MATCH([.H101];[Def.$C$13:.$C$15]);MATCH([.G101];[Def.$D$12:.$F$12]));IF(OR([.F101]=&quot;EO&quot;;[.F101]=&quot;EQ&quot;);INDEX([Def.$D$19:.$F$21];MATCH([.H101];[Def.$C$19:.$C$21]);MATCH([.G101];[Def.$D$18:.$F$18]));&quot;#err&quot;)));&quot;&quot;)">
            <text:p/>
          </table:table-cell>
          <table:table-cell table:style-name="ce53" table:formula="of:=IF([.I101]&lt;&gt;&quot;&quot;;INDEX([Def.$J$6:.$L$10];MATCH([.F101];[Def.$I$6:.$I$10];0);MATCH([.I101];[Def.$J$5:.$L$5];0));&quot;&quot;)">
            <text:p/>
          </table:table-cell>
          <table:table-cell table:style-name="ce56"/>
          <table:table-cell table:style-name="ce59" table:formula="of:=IF([.K101]=&quot;&quot;;[.J101];[.J101]*[.K1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02]&lt;&gt;&quot;&quot;;IF(OR([.F102]=&quot;ILF&quot;;[.F102]=&quot;EIF&quot;);INDEX([Def.$D$6:.$F$8];MATCH([.H102];[Def.$C$6:.$C$8]);MATCH([.G102];[Def.$D$5:.$F$5]));IF([.F102]=&quot;EI&quot;;INDEX([Def.$D$13:.$F$15];MATCH([.H102];[Def.$C$13:.$C$15]);MATCH([.G102];[Def.$D$12:.$F$12]));IF(OR([.F102]=&quot;EO&quot;;[.F102]=&quot;EQ&quot;);INDEX([Def.$D$19:.$F$21];MATCH([.H102];[Def.$C$19:.$C$21]);MATCH([.G102];[Def.$D$18:.$F$18]));&quot;#err&quot;)));&quot;&quot;)">
            <text:p/>
          </table:table-cell>
          <table:table-cell table:style-name="ce53" table:formula="of:=IF([.I102]&lt;&gt;&quot;&quot;;INDEX([Def.$J$6:.$L$10];MATCH([.F102];[Def.$I$6:.$I$10];0);MATCH([.I102];[Def.$J$5:.$L$5];0));&quot;&quot;)">
            <text:p/>
          </table:table-cell>
          <table:table-cell table:style-name="ce56"/>
          <table:table-cell table:style-name="ce59" table:formula="of:=IF([.K102]=&quot;&quot;;[.J102];[.J102]*[.K1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03]&lt;&gt;&quot;&quot;;IF(OR([.F103]=&quot;ILF&quot;;[.F103]=&quot;EIF&quot;);INDEX([Def.$D$6:.$F$8];MATCH([.H103];[Def.$C$6:.$C$8]);MATCH([.G103];[Def.$D$5:.$F$5]));IF([.F103]=&quot;EI&quot;;INDEX([Def.$D$13:.$F$15];MATCH([.H103];[Def.$C$13:.$C$15]);MATCH([.G103];[Def.$D$12:.$F$12]));IF(OR([.F103]=&quot;EO&quot;;[.F103]=&quot;EQ&quot;);INDEX([Def.$D$19:.$F$21];MATCH([.H103];[Def.$C$19:.$C$21]);MATCH([.G103];[Def.$D$18:.$F$18]));&quot;#err&quot;)));&quot;&quot;)">
            <text:p/>
          </table:table-cell>
          <table:table-cell table:style-name="ce53" table:formula="of:=IF([.I103]&lt;&gt;&quot;&quot;;INDEX([Def.$J$6:.$L$10];MATCH([.F103];[Def.$I$6:.$I$10];0);MATCH([.I103];[Def.$J$5:.$L$5];0));&quot;&quot;)">
            <text:p/>
          </table:table-cell>
          <table:table-cell table:style-name="ce56"/>
          <table:table-cell table:style-name="ce59" table:formula="of:=IF([.K103]=&quot;&quot;;[.J103];[.J103]*[.K1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04]&lt;&gt;&quot;&quot;;IF(OR([.F104]=&quot;ILF&quot;;[.F104]=&quot;EIF&quot;);INDEX([Def.$D$6:.$F$8];MATCH([.H104];[Def.$C$6:.$C$8]);MATCH([.G104];[Def.$D$5:.$F$5]));IF([.F104]=&quot;EI&quot;;INDEX([Def.$D$13:.$F$15];MATCH([.H104];[Def.$C$13:.$C$15]);MATCH([.G104];[Def.$D$12:.$F$12]));IF(OR([.F104]=&quot;EO&quot;;[.F104]=&quot;EQ&quot;);INDEX([Def.$D$19:.$F$21];MATCH([.H104];[Def.$C$19:.$C$21]);MATCH([.G104];[Def.$D$18:.$F$18]));&quot;#err&quot;)));&quot;&quot;)">
            <text:p/>
          </table:table-cell>
          <table:table-cell table:style-name="ce53" table:formula="of:=IF([.I104]&lt;&gt;&quot;&quot;;INDEX([Def.$J$6:.$L$10];MATCH([.F104];[Def.$I$6:.$I$10];0);MATCH([.I104];[Def.$J$5:.$L$5];0));&quot;&quot;)">
            <text:p/>
          </table:table-cell>
          <table:table-cell table:style-name="ce56"/>
          <table:table-cell table:style-name="ce59" table:formula="of:=IF([.K104]=&quot;&quot;;[.J104];[.J104]*[.K1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05]&lt;&gt;&quot;&quot;;IF(OR([.F105]=&quot;ILF&quot;;[.F105]=&quot;EIF&quot;);INDEX([Def.$D$6:.$F$8];MATCH([.H105];[Def.$C$6:.$C$8]);MATCH([.G105];[Def.$D$5:.$F$5]));IF([.F105]=&quot;EI&quot;;INDEX([Def.$D$13:.$F$15];MATCH([.H105];[Def.$C$13:.$C$15]);MATCH([.G105];[Def.$D$12:.$F$12]));IF(OR([.F105]=&quot;EO&quot;;[.F105]=&quot;EQ&quot;);INDEX([Def.$D$19:.$F$21];MATCH([.H105];[Def.$C$19:.$C$21]);MATCH([.G105];[Def.$D$18:.$F$18]));&quot;#err&quot;)));&quot;&quot;)">
            <text:p/>
          </table:table-cell>
          <table:table-cell table:style-name="ce53" table:formula="of:=IF([.I105]&lt;&gt;&quot;&quot;;INDEX([Def.$J$6:.$L$10];MATCH([.F105];[Def.$I$6:.$I$10];0);MATCH([.I105];[Def.$J$5:.$L$5];0));&quot;&quot;)">
            <text:p/>
          </table:table-cell>
          <table:table-cell table:style-name="ce56"/>
          <table:table-cell table:style-name="ce59" table:formula="of:=IF([.K105]=&quot;&quot;;[.J105];[.J105]*[.K1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06]&lt;&gt;&quot;&quot;;IF(OR([.F106]=&quot;ILF&quot;;[.F106]=&quot;EIF&quot;);INDEX([Def.$D$6:.$F$8];MATCH([.H106];[Def.$C$6:.$C$8]);MATCH([.G106];[Def.$D$5:.$F$5]));IF([.F106]=&quot;EI&quot;;INDEX([Def.$D$13:.$F$15];MATCH([.H106];[Def.$C$13:.$C$15]);MATCH([.G106];[Def.$D$12:.$F$12]));IF(OR([.F106]=&quot;EO&quot;;[.F106]=&quot;EQ&quot;);INDEX([Def.$D$19:.$F$21];MATCH([.H106];[Def.$C$19:.$C$21]);MATCH([.G106];[Def.$D$18:.$F$18]));&quot;#err&quot;)));&quot;&quot;)">
            <text:p/>
          </table:table-cell>
          <table:table-cell table:style-name="ce53" table:formula="of:=IF([.I106]&lt;&gt;&quot;&quot;;INDEX([Def.$J$6:.$L$10];MATCH([.F106];[Def.$I$6:.$I$10];0);MATCH([.I106];[Def.$J$5:.$L$5];0));&quot;&quot;)">
            <text:p/>
          </table:table-cell>
          <table:table-cell table:style-name="ce56"/>
          <table:table-cell table:style-name="ce59" table:formula="of:=IF([.K106]=&quot;&quot;;[.J106];[.J106]*[.K1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07]&lt;&gt;&quot;&quot;;IF(OR([.F107]=&quot;ILF&quot;;[.F107]=&quot;EIF&quot;);INDEX([Def.$D$6:.$F$8];MATCH([.H107];[Def.$C$6:.$C$8]);MATCH([.G107];[Def.$D$5:.$F$5]));IF([.F107]=&quot;EI&quot;;INDEX([Def.$D$13:.$F$15];MATCH([.H107];[Def.$C$13:.$C$15]);MATCH([.G107];[Def.$D$12:.$F$12]));IF(OR([.F107]=&quot;EO&quot;;[.F107]=&quot;EQ&quot;);INDEX([Def.$D$19:.$F$21];MATCH([.H107];[Def.$C$19:.$C$21]);MATCH([.G107];[Def.$D$18:.$F$18]));&quot;#err&quot;)));&quot;&quot;)">
            <text:p/>
          </table:table-cell>
          <table:table-cell table:style-name="ce53" table:formula="of:=IF([.I107]&lt;&gt;&quot;&quot;;INDEX([Def.$J$6:.$L$10];MATCH([.F107];[Def.$I$6:.$I$10];0);MATCH([.I107];[Def.$J$5:.$L$5];0));&quot;&quot;)">
            <text:p/>
          </table:table-cell>
          <table:table-cell table:style-name="ce56"/>
          <table:table-cell table:style-name="ce59" table:formula="of:=IF([.K107]=&quot;&quot;;[.J107];[.J107]*[.K1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08]&lt;&gt;&quot;&quot;;IF(OR([.F108]=&quot;ILF&quot;;[.F108]=&quot;EIF&quot;);INDEX([Def.$D$6:.$F$8];MATCH([.H108];[Def.$C$6:.$C$8]);MATCH([.G108];[Def.$D$5:.$F$5]));IF([.F108]=&quot;EI&quot;;INDEX([Def.$D$13:.$F$15];MATCH([.H108];[Def.$C$13:.$C$15]);MATCH([.G108];[Def.$D$12:.$F$12]));IF(OR([.F108]=&quot;EO&quot;;[.F108]=&quot;EQ&quot;);INDEX([Def.$D$19:.$F$21];MATCH([.H108];[Def.$C$19:.$C$21]);MATCH([.G108];[Def.$D$18:.$F$18]));&quot;#err&quot;)));&quot;&quot;)">
            <text:p/>
          </table:table-cell>
          <table:table-cell table:style-name="ce53" table:formula="of:=IF([.I108]&lt;&gt;&quot;&quot;;INDEX([Def.$J$6:.$L$10];MATCH([.F108];[Def.$I$6:.$I$10];0);MATCH([.I108];[Def.$J$5:.$L$5];0));&quot;&quot;)">
            <text:p/>
          </table:table-cell>
          <table:table-cell table:style-name="ce56"/>
          <table:table-cell table:style-name="ce59" table:formula="of:=IF([.K108]=&quot;&quot;;[.J108];[.J108]*[.K1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09]&lt;&gt;&quot;&quot;;IF(OR([.F109]=&quot;ILF&quot;;[.F109]=&quot;EIF&quot;);INDEX([Def.$D$6:.$F$8];MATCH([.H109];[Def.$C$6:.$C$8]);MATCH([.G109];[Def.$D$5:.$F$5]));IF([.F109]=&quot;EI&quot;;INDEX([Def.$D$13:.$F$15];MATCH([.H109];[Def.$C$13:.$C$15]);MATCH([.G109];[Def.$D$12:.$F$12]));IF(OR([.F109]=&quot;EO&quot;;[.F109]=&quot;EQ&quot;);INDEX([Def.$D$19:.$F$21];MATCH([.H109];[Def.$C$19:.$C$21]);MATCH([.G109];[Def.$D$18:.$F$18]));&quot;#err&quot;)));&quot;&quot;)">
            <text:p/>
          </table:table-cell>
          <table:table-cell table:style-name="ce53" table:formula="of:=IF([.I109]&lt;&gt;&quot;&quot;;INDEX([Def.$J$6:.$L$10];MATCH([.F109];[Def.$I$6:.$I$10];0);MATCH([.I109];[Def.$J$5:.$L$5];0));&quot;&quot;)">
            <text:p/>
          </table:table-cell>
          <table:table-cell table:style-name="ce56"/>
          <table:table-cell table:style-name="ce59" table:formula="of:=IF([.K109]=&quot;&quot;;[.J109];[.J109]*[.K1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10]&lt;&gt;&quot;&quot;;IF(OR([.F110]=&quot;ILF&quot;;[.F110]=&quot;EIF&quot;);INDEX([Def.$D$6:.$F$8];MATCH([.H110];[Def.$C$6:.$C$8]);MATCH([.G110];[Def.$D$5:.$F$5]));IF([.F110]=&quot;EI&quot;;INDEX([Def.$D$13:.$F$15];MATCH([.H110];[Def.$C$13:.$C$15]);MATCH([.G110];[Def.$D$12:.$F$12]));IF(OR([.F110]=&quot;EO&quot;;[.F110]=&quot;EQ&quot;);INDEX([Def.$D$19:.$F$21];MATCH([.H110];[Def.$C$19:.$C$21]);MATCH([.G110];[Def.$D$18:.$F$18]));&quot;#err&quot;)));&quot;&quot;)">
            <text:p/>
          </table:table-cell>
          <table:table-cell table:style-name="ce53" table:formula="of:=IF([.I110]&lt;&gt;&quot;&quot;;INDEX([Def.$J$6:.$L$10];MATCH([.F110];[Def.$I$6:.$I$10];0);MATCH([.I110];[Def.$J$5:.$L$5];0));&quot;&quot;)">
            <text:p/>
          </table:table-cell>
          <table:table-cell table:style-name="ce56"/>
          <table:table-cell table:style-name="ce59" table:formula="of:=IF([.K110]=&quot;&quot;;[.J110];[.J110]*[.K1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11]&lt;&gt;&quot;&quot;;IF(OR([.F111]=&quot;ILF&quot;;[.F111]=&quot;EIF&quot;);INDEX([Def.$D$6:.$F$8];MATCH([.H111];[Def.$C$6:.$C$8]);MATCH([.G111];[Def.$D$5:.$F$5]));IF([.F111]=&quot;EI&quot;;INDEX([Def.$D$13:.$F$15];MATCH([.H111];[Def.$C$13:.$C$15]);MATCH([.G111];[Def.$D$12:.$F$12]));IF(OR([.F111]=&quot;EO&quot;;[.F111]=&quot;EQ&quot;);INDEX([Def.$D$19:.$F$21];MATCH([.H111];[Def.$C$19:.$C$21]);MATCH([.G111];[Def.$D$18:.$F$18]));&quot;#err&quot;)));&quot;&quot;)">
            <text:p/>
          </table:table-cell>
          <table:table-cell table:style-name="ce53" table:formula="of:=IF([.I111]&lt;&gt;&quot;&quot;;INDEX([Def.$J$6:.$L$10];MATCH([.F111];[Def.$I$6:.$I$10];0);MATCH([.I111];[Def.$J$5:.$L$5];0));&quot;&quot;)">
            <text:p/>
          </table:table-cell>
          <table:table-cell table:style-name="ce56"/>
          <table:table-cell table:style-name="ce59" table:formula="of:=IF([.K111]=&quot;&quot;;[.J111];[.J111]*[.K1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12]&lt;&gt;&quot;&quot;;IF(OR([.F112]=&quot;ILF&quot;;[.F112]=&quot;EIF&quot;);INDEX([Def.$D$6:.$F$8];MATCH([.H112];[Def.$C$6:.$C$8]);MATCH([.G112];[Def.$D$5:.$F$5]));IF([.F112]=&quot;EI&quot;;INDEX([Def.$D$13:.$F$15];MATCH([.H112];[Def.$C$13:.$C$15]);MATCH([.G112];[Def.$D$12:.$F$12]));IF(OR([.F112]=&quot;EO&quot;;[.F112]=&quot;EQ&quot;);INDEX([Def.$D$19:.$F$21];MATCH([.H112];[Def.$C$19:.$C$21]);MATCH([.G112];[Def.$D$18:.$F$18]));&quot;#err&quot;)));&quot;&quot;)">
            <text:p/>
          </table:table-cell>
          <table:table-cell table:style-name="ce53" table:formula="of:=IF([.I112]&lt;&gt;&quot;&quot;;INDEX([Def.$J$6:.$L$10];MATCH([.F112];[Def.$I$6:.$I$10];0);MATCH([.I112];[Def.$J$5:.$L$5];0));&quot;&quot;)">
            <text:p/>
          </table:table-cell>
          <table:table-cell table:style-name="ce56"/>
          <table:table-cell table:style-name="ce59" table:formula="of:=IF([.K112]=&quot;&quot;;[.J112];[.J112]*[.K1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13]&lt;&gt;&quot;&quot;;IF(OR([.F113]=&quot;ILF&quot;;[.F113]=&quot;EIF&quot;);INDEX([Def.$D$6:.$F$8];MATCH([.H113];[Def.$C$6:.$C$8]);MATCH([.G113];[Def.$D$5:.$F$5]));IF([.F113]=&quot;EI&quot;;INDEX([Def.$D$13:.$F$15];MATCH([.H113];[Def.$C$13:.$C$15]);MATCH([.G113];[Def.$D$12:.$F$12]));IF(OR([.F113]=&quot;EO&quot;;[.F113]=&quot;EQ&quot;);INDEX([Def.$D$19:.$F$21];MATCH([.H113];[Def.$C$19:.$C$21]);MATCH([.G113];[Def.$D$18:.$F$18]));&quot;#err&quot;)));&quot;&quot;)">
            <text:p/>
          </table:table-cell>
          <table:table-cell table:style-name="ce53" table:formula="of:=IF([.I113]&lt;&gt;&quot;&quot;;INDEX([Def.$J$6:.$L$10];MATCH([.F113];[Def.$I$6:.$I$10];0);MATCH([.I113];[Def.$J$5:.$L$5];0));&quot;&quot;)">
            <text:p/>
          </table:table-cell>
          <table:table-cell table:style-name="ce56"/>
          <table:table-cell table:style-name="ce59" table:formula="of:=IF([.K113]=&quot;&quot;;[.J113];[.J113]*[.K1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14]&lt;&gt;&quot;&quot;;IF(OR([.F114]=&quot;ILF&quot;;[.F114]=&quot;EIF&quot;);INDEX([Def.$D$6:.$F$8];MATCH([.H114];[Def.$C$6:.$C$8]);MATCH([.G114];[Def.$D$5:.$F$5]));IF([.F114]=&quot;EI&quot;;INDEX([Def.$D$13:.$F$15];MATCH([.H114];[Def.$C$13:.$C$15]);MATCH([.G114];[Def.$D$12:.$F$12]));IF(OR([.F114]=&quot;EO&quot;;[.F114]=&quot;EQ&quot;);INDEX([Def.$D$19:.$F$21];MATCH([.H114];[Def.$C$19:.$C$21]);MATCH([.G114];[Def.$D$18:.$F$18]));&quot;#err&quot;)));&quot;&quot;)">
            <text:p/>
          </table:table-cell>
          <table:table-cell table:style-name="ce53" table:formula="of:=IF([.I114]&lt;&gt;&quot;&quot;;INDEX([Def.$J$6:.$L$10];MATCH([.F114];[Def.$I$6:.$I$10];0);MATCH([.I114];[Def.$J$5:.$L$5];0));&quot;&quot;)">
            <text:p/>
          </table:table-cell>
          <table:table-cell table:style-name="ce56"/>
          <table:table-cell table:style-name="ce59" table:formula="of:=IF([.K114]=&quot;&quot;;[.J114];[.J114]*[.K1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15]&lt;&gt;&quot;&quot;;IF(OR([.F115]=&quot;ILF&quot;;[.F115]=&quot;EIF&quot;);INDEX([Def.$D$6:.$F$8];MATCH([.H115];[Def.$C$6:.$C$8]);MATCH([.G115];[Def.$D$5:.$F$5]));IF([.F115]=&quot;EI&quot;;INDEX([Def.$D$13:.$F$15];MATCH([.H115];[Def.$C$13:.$C$15]);MATCH([.G115];[Def.$D$12:.$F$12]));IF(OR([.F115]=&quot;EO&quot;;[.F115]=&quot;EQ&quot;);INDEX([Def.$D$19:.$F$21];MATCH([.H115];[Def.$C$19:.$C$21]);MATCH([.G115];[Def.$D$18:.$F$18]));&quot;#err&quot;)));&quot;&quot;)">
            <text:p/>
          </table:table-cell>
          <table:table-cell table:style-name="ce53" table:formula="of:=IF([.I115]&lt;&gt;&quot;&quot;;INDEX([Def.$J$6:.$L$10];MATCH([.F115];[Def.$I$6:.$I$10];0);MATCH([.I115];[Def.$J$5:.$L$5];0));&quot;&quot;)">
            <text:p/>
          </table:table-cell>
          <table:table-cell table:style-name="ce56"/>
          <table:table-cell table:style-name="ce59" table:formula="of:=IF([.K115]=&quot;&quot;;[.J115];[.J115]*[.K1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16]&lt;&gt;&quot;&quot;;IF(OR([.F116]=&quot;ILF&quot;;[.F116]=&quot;EIF&quot;);INDEX([Def.$D$6:.$F$8];MATCH([.H116];[Def.$C$6:.$C$8]);MATCH([.G116];[Def.$D$5:.$F$5]));IF([.F116]=&quot;EI&quot;;INDEX([Def.$D$13:.$F$15];MATCH([.H116];[Def.$C$13:.$C$15]);MATCH([.G116];[Def.$D$12:.$F$12]));IF(OR([.F116]=&quot;EO&quot;;[.F116]=&quot;EQ&quot;);INDEX([Def.$D$19:.$F$21];MATCH([.H116];[Def.$C$19:.$C$21]);MATCH([.G116];[Def.$D$18:.$F$18]));&quot;#err&quot;)));&quot;&quot;)">
            <text:p/>
          </table:table-cell>
          <table:table-cell table:style-name="ce53" table:formula="of:=IF([.I116]&lt;&gt;&quot;&quot;;INDEX([Def.$J$6:.$L$10];MATCH([.F116];[Def.$I$6:.$I$10];0);MATCH([.I116];[Def.$J$5:.$L$5];0));&quot;&quot;)">
            <text:p/>
          </table:table-cell>
          <table:table-cell table:style-name="ce56"/>
          <table:table-cell table:style-name="ce59" table:formula="of:=IF([.K116]=&quot;&quot;;[.J116];[.J116]*[.K1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17]&lt;&gt;&quot;&quot;;IF(OR([.F117]=&quot;ILF&quot;;[.F117]=&quot;EIF&quot;);INDEX([Def.$D$6:.$F$8];MATCH([.H117];[Def.$C$6:.$C$8]);MATCH([.G117];[Def.$D$5:.$F$5]));IF([.F117]=&quot;EI&quot;;INDEX([Def.$D$13:.$F$15];MATCH([.H117];[Def.$C$13:.$C$15]);MATCH([.G117];[Def.$D$12:.$F$12]));IF(OR([.F117]=&quot;EO&quot;;[.F117]=&quot;EQ&quot;);INDEX([Def.$D$19:.$F$21];MATCH([.H117];[Def.$C$19:.$C$21]);MATCH([.G117];[Def.$D$18:.$F$18]));&quot;#err&quot;)));&quot;&quot;)">
            <text:p/>
          </table:table-cell>
          <table:table-cell table:style-name="ce53" table:formula="of:=IF([.I117]&lt;&gt;&quot;&quot;;INDEX([Def.$J$6:.$L$10];MATCH([.F117];[Def.$I$6:.$I$10];0);MATCH([.I117];[Def.$J$5:.$L$5];0));&quot;&quot;)">
            <text:p/>
          </table:table-cell>
          <table:table-cell table:style-name="ce56"/>
          <table:table-cell table:style-name="ce59" table:formula="of:=IF([.K117]=&quot;&quot;;[.J117];[.J117]*[.K1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18]&lt;&gt;&quot;&quot;;IF(OR([.F118]=&quot;ILF&quot;;[.F118]=&quot;EIF&quot;);INDEX([Def.$D$6:.$F$8];MATCH([.H118];[Def.$C$6:.$C$8]);MATCH([.G118];[Def.$D$5:.$F$5]));IF([.F118]=&quot;EI&quot;;INDEX([Def.$D$13:.$F$15];MATCH([.H118];[Def.$C$13:.$C$15]);MATCH([.G118];[Def.$D$12:.$F$12]));IF(OR([.F118]=&quot;EO&quot;;[.F118]=&quot;EQ&quot;);INDEX([Def.$D$19:.$F$21];MATCH([.H118];[Def.$C$19:.$C$21]);MATCH([.G118];[Def.$D$18:.$F$18]));&quot;#err&quot;)));&quot;&quot;)">
            <text:p/>
          </table:table-cell>
          <table:table-cell table:style-name="ce53" table:formula="of:=IF([.I118]&lt;&gt;&quot;&quot;;INDEX([Def.$J$6:.$L$10];MATCH([.F118];[Def.$I$6:.$I$10];0);MATCH([.I118];[Def.$J$5:.$L$5];0));&quot;&quot;)">
            <text:p/>
          </table:table-cell>
          <table:table-cell table:style-name="ce56"/>
          <table:table-cell table:style-name="ce59" table:formula="of:=IF([.K118]=&quot;&quot;;[.J118];[.J118]*[.K1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19]&lt;&gt;&quot;&quot;;IF(OR([.F119]=&quot;ILF&quot;;[.F119]=&quot;EIF&quot;);INDEX([Def.$D$6:.$F$8];MATCH([.H119];[Def.$C$6:.$C$8]);MATCH([.G119];[Def.$D$5:.$F$5]));IF([.F119]=&quot;EI&quot;;INDEX([Def.$D$13:.$F$15];MATCH([.H119];[Def.$C$13:.$C$15]);MATCH([.G119];[Def.$D$12:.$F$12]));IF(OR([.F119]=&quot;EO&quot;;[.F119]=&quot;EQ&quot;);INDEX([Def.$D$19:.$F$21];MATCH([.H119];[Def.$C$19:.$C$21]);MATCH([.G119];[Def.$D$18:.$F$18]));&quot;#err&quot;)));&quot;&quot;)">
            <text:p/>
          </table:table-cell>
          <table:table-cell table:style-name="ce53" table:formula="of:=IF([.I119]&lt;&gt;&quot;&quot;;INDEX([Def.$J$6:.$L$10];MATCH([.F119];[Def.$I$6:.$I$10];0);MATCH([.I119];[Def.$J$5:.$L$5];0));&quot;&quot;)">
            <text:p/>
          </table:table-cell>
          <table:table-cell table:style-name="ce56"/>
          <table:table-cell table:style-name="ce59" table:formula="of:=IF([.K119]=&quot;&quot;;[.J119];[.J119]*[.K1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20]&lt;&gt;&quot;&quot;;IF(OR([.F120]=&quot;ILF&quot;;[.F120]=&quot;EIF&quot;);INDEX([Def.$D$6:.$F$8];MATCH([.H120];[Def.$C$6:.$C$8]);MATCH([.G120];[Def.$D$5:.$F$5]));IF([.F120]=&quot;EI&quot;;INDEX([Def.$D$13:.$F$15];MATCH([.H120];[Def.$C$13:.$C$15]);MATCH([.G120];[Def.$D$12:.$F$12]));IF(OR([.F120]=&quot;EO&quot;;[.F120]=&quot;EQ&quot;);INDEX([Def.$D$19:.$F$21];MATCH([.H120];[Def.$C$19:.$C$21]);MATCH([.G120];[Def.$D$18:.$F$18]));&quot;#err&quot;)));&quot;&quot;)">
            <text:p/>
          </table:table-cell>
          <table:table-cell table:style-name="ce53" table:formula="of:=IF([.I120]&lt;&gt;&quot;&quot;;INDEX([Def.$J$6:.$L$10];MATCH([.F120];[Def.$I$6:.$I$10];0);MATCH([.I120];[Def.$J$5:.$L$5];0));&quot;&quot;)">
            <text:p/>
          </table:table-cell>
          <table:table-cell table:style-name="ce56"/>
          <table:table-cell table:style-name="ce59" table:formula="of:=IF([.K120]=&quot;&quot;;[.J120];[.J120]*[.K1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21]&lt;&gt;&quot;&quot;;IF(OR([.F121]=&quot;ILF&quot;;[.F121]=&quot;EIF&quot;);INDEX([Def.$D$6:.$F$8];MATCH([.H121];[Def.$C$6:.$C$8]);MATCH([.G121];[Def.$D$5:.$F$5]));IF([.F121]=&quot;EI&quot;;INDEX([Def.$D$13:.$F$15];MATCH([.H121];[Def.$C$13:.$C$15]);MATCH([.G121];[Def.$D$12:.$F$12]));IF(OR([.F121]=&quot;EO&quot;;[.F121]=&quot;EQ&quot;);INDEX([Def.$D$19:.$F$21];MATCH([.H121];[Def.$C$19:.$C$21]);MATCH([.G121];[Def.$D$18:.$F$18]));&quot;#err&quot;)));&quot;&quot;)">
            <text:p/>
          </table:table-cell>
          <table:table-cell table:style-name="ce53" table:formula="of:=IF([.I121]&lt;&gt;&quot;&quot;;INDEX([Def.$J$6:.$L$10];MATCH([.F121];[Def.$I$6:.$I$10];0);MATCH([.I121];[Def.$J$5:.$L$5];0));&quot;&quot;)">
            <text:p/>
          </table:table-cell>
          <table:table-cell table:style-name="ce56"/>
          <table:table-cell table:style-name="ce59" table:formula="of:=IF([.K121]=&quot;&quot;;[.J121];[.J121]*[.K1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22]&lt;&gt;&quot;&quot;;IF(OR([.F122]=&quot;ILF&quot;;[.F122]=&quot;EIF&quot;);INDEX([Def.$D$6:.$F$8];MATCH([.H122];[Def.$C$6:.$C$8]);MATCH([.G122];[Def.$D$5:.$F$5]));IF([.F122]=&quot;EI&quot;;INDEX([Def.$D$13:.$F$15];MATCH([.H122];[Def.$C$13:.$C$15]);MATCH([.G122];[Def.$D$12:.$F$12]));IF(OR([.F122]=&quot;EO&quot;;[.F122]=&quot;EQ&quot;);INDEX([Def.$D$19:.$F$21];MATCH([.H122];[Def.$C$19:.$C$21]);MATCH([.G122];[Def.$D$18:.$F$18]));&quot;#err&quot;)));&quot;&quot;)">
            <text:p/>
          </table:table-cell>
          <table:table-cell table:style-name="ce53" table:formula="of:=IF([.I122]&lt;&gt;&quot;&quot;;INDEX([Def.$J$6:.$L$10];MATCH([.F122];[Def.$I$6:.$I$10];0);MATCH([.I122];[Def.$J$5:.$L$5];0));&quot;&quot;)">
            <text:p/>
          </table:table-cell>
          <table:table-cell table:style-name="ce56"/>
          <table:table-cell table:style-name="ce59" table:formula="of:=IF([.K122]=&quot;&quot;;[.J122];[.J122]*[.K1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23]&lt;&gt;&quot;&quot;;IF(OR([.F123]=&quot;ILF&quot;;[.F123]=&quot;EIF&quot;);INDEX([Def.$D$6:.$F$8];MATCH([.H123];[Def.$C$6:.$C$8]);MATCH([.G123];[Def.$D$5:.$F$5]));IF([.F123]=&quot;EI&quot;;INDEX([Def.$D$13:.$F$15];MATCH([.H123];[Def.$C$13:.$C$15]);MATCH([.G123];[Def.$D$12:.$F$12]));IF(OR([.F123]=&quot;EO&quot;;[.F123]=&quot;EQ&quot;);INDEX([Def.$D$19:.$F$21];MATCH([.H123];[Def.$C$19:.$C$21]);MATCH([.G123];[Def.$D$18:.$F$18]));&quot;#err&quot;)));&quot;&quot;)">
            <text:p/>
          </table:table-cell>
          <table:table-cell table:style-name="ce53" table:formula="of:=IF([.I123]&lt;&gt;&quot;&quot;;INDEX([Def.$J$6:.$L$10];MATCH([.F123];[Def.$I$6:.$I$10];0);MATCH([.I123];[Def.$J$5:.$L$5];0));&quot;&quot;)">
            <text:p/>
          </table:table-cell>
          <table:table-cell table:style-name="ce56"/>
          <table:table-cell table:style-name="ce59" table:formula="of:=IF([.K123]=&quot;&quot;;[.J123];[.J123]*[.K1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24]&lt;&gt;&quot;&quot;;IF(OR([.F124]=&quot;ILF&quot;;[.F124]=&quot;EIF&quot;);INDEX([Def.$D$6:.$F$8];MATCH([.H124];[Def.$C$6:.$C$8]);MATCH([.G124];[Def.$D$5:.$F$5]));IF([.F124]=&quot;EI&quot;;INDEX([Def.$D$13:.$F$15];MATCH([.H124];[Def.$C$13:.$C$15]);MATCH([.G124];[Def.$D$12:.$F$12]));IF(OR([.F124]=&quot;EO&quot;;[.F124]=&quot;EQ&quot;);INDEX([Def.$D$19:.$F$21];MATCH([.H124];[Def.$C$19:.$C$21]);MATCH([.G124];[Def.$D$18:.$F$18]));&quot;#err&quot;)));&quot;&quot;)">
            <text:p/>
          </table:table-cell>
          <table:table-cell table:style-name="ce53" table:formula="of:=IF([.I124]&lt;&gt;&quot;&quot;;INDEX([Def.$J$6:.$L$10];MATCH([.F124];[Def.$I$6:.$I$10];0);MATCH([.I124];[Def.$J$5:.$L$5];0));&quot;&quot;)">
            <text:p/>
          </table:table-cell>
          <table:table-cell table:style-name="ce56"/>
          <table:table-cell table:style-name="ce59" table:formula="of:=IF([.K124]=&quot;&quot;;[.J124];[.J124]*[.K1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25]&lt;&gt;&quot;&quot;;IF(OR([.F125]=&quot;ILF&quot;;[.F125]=&quot;EIF&quot;);INDEX([Def.$D$6:.$F$8];MATCH([.H125];[Def.$C$6:.$C$8]);MATCH([.G125];[Def.$D$5:.$F$5]));IF([.F125]=&quot;EI&quot;;INDEX([Def.$D$13:.$F$15];MATCH([.H125];[Def.$C$13:.$C$15]);MATCH([.G125];[Def.$D$12:.$F$12]));IF(OR([.F125]=&quot;EO&quot;;[.F125]=&quot;EQ&quot;);INDEX([Def.$D$19:.$F$21];MATCH([.H125];[Def.$C$19:.$C$21]);MATCH([.G125];[Def.$D$18:.$F$18]));&quot;#err&quot;)));&quot;&quot;)">
            <text:p/>
          </table:table-cell>
          <table:table-cell table:style-name="ce53" table:formula="of:=IF([.I125]&lt;&gt;&quot;&quot;;INDEX([Def.$J$6:.$L$10];MATCH([.F125];[Def.$I$6:.$I$10];0);MATCH([.I125];[Def.$J$5:.$L$5];0));&quot;&quot;)">
            <text:p/>
          </table:table-cell>
          <table:table-cell table:style-name="ce56"/>
          <table:table-cell table:style-name="ce59" table:formula="of:=IF([.K125]=&quot;&quot;;[.J125];[.J125]*[.K1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26]&lt;&gt;&quot;&quot;;IF(OR([.F126]=&quot;ILF&quot;;[.F126]=&quot;EIF&quot;);INDEX([Def.$D$6:.$F$8];MATCH([.H126];[Def.$C$6:.$C$8]);MATCH([.G126];[Def.$D$5:.$F$5]));IF([.F126]=&quot;EI&quot;;INDEX([Def.$D$13:.$F$15];MATCH([.H126];[Def.$C$13:.$C$15]);MATCH([.G126];[Def.$D$12:.$F$12]));IF(OR([.F126]=&quot;EO&quot;;[.F126]=&quot;EQ&quot;);INDEX([Def.$D$19:.$F$21];MATCH([.H126];[Def.$C$19:.$C$21]);MATCH([.G126];[Def.$D$18:.$F$18]));&quot;#err&quot;)));&quot;&quot;)">
            <text:p/>
          </table:table-cell>
          <table:table-cell table:style-name="ce53" table:formula="of:=IF([.I126]&lt;&gt;&quot;&quot;;INDEX([Def.$J$6:.$L$10];MATCH([.F126];[Def.$I$6:.$I$10];0);MATCH([.I126];[Def.$J$5:.$L$5];0));&quot;&quot;)">
            <text:p/>
          </table:table-cell>
          <table:table-cell table:style-name="ce56"/>
          <table:table-cell table:style-name="ce59" table:formula="of:=IF([.K126]=&quot;&quot;;[.J126];[.J126]*[.K1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27]&lt;&gt;&quot;&quot;;IF(OR([.F127]=&quot;ILF&quot;;[.F127]=&quot;EIF&quot;);INDEX([Def.$D$6:.$F$8];MATCH([.H127];[Def.$C$6:.$C$8]);MATCH([.G127];[Def.$D$5:.$F$5]));IF([.F127]=&quot;EI&quot;;INDEX([Def.$D$13:.$F$15];MATCH([.H127];[Def.$C$13:.$C$15]);MATCH([.G127];[Def.$D$12:.$F$12]));IF(OR([.F127]=&quot;EO&quot;;[.F127]=&quot;EQ&quot;);INDEX([Def.$D$19:.$F$21];MATCH([.H127];[Def.$C$19:.$C$21]);MATCH([.G127];[Def.$D$18:.$F$18]));&quot;#err&quot;)));&quot;&quot;)">
            <text:p/>
          </table:table-cell>
          <table:table-cell table:style-name="ce53" table:formula="of:=IF([.I127]&lt;&gt;&quot;&quot;;INDEX([Def.$J$6:.$L$10];MATCH([.F127];[Def.$I$6:.$I$10];0);MATCH([.I127];[Def.$J$5:.$L$5];0));&quot;&quot;)">
            <text:p/>
          </table:table-cell>
          <table:table-cell table:style-name="ce56"/>
          <table:table-cell table:style-name="ce59" table:formula="of:=IF([.K127]=&quot;&quot;;[.J127];[.J127]*[.K1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28]&lt;&gt;&quot;&quot;;IF(OR([.F128]=&quot;ILF&quot;;[.F128]=&quot;EIF&quot;);INDEX([Def.$D$6:.$F$8];MATCH([.H128];[Def.$C$6:.$C$8]);MATCH([.G128];[Def.$D$5:.$F$5]));IF([.F128]=&quot;EI&quot;;INDEX([Def.$D$13:.$F$15];MATCH([.H128];[Def.$C$13:.$C$15]);MATCH([.G128];[Def.$D$12:.$F$12]));IF(OR([.F128]=&quot;EO&quot;;[.F128]=&quot;EQ&quot;);INDEX([Def.$D$19:.$F$21];MATCH([.H128];[Def.$C$19:.$C$21]);MATCH([.G128];[Def.$D$18:.$F$18]));&quot;#err&quot;)));&quot;&quot;)">
            <text:p/>
          </table:table-cell>
          <table:table-cell table:style-name="ce53" table:formula="of:=IF([.I128]&lt;&gt;&quot;&quot;;INDEX([Def.$J$6:.$L$10];MATCH([.F128];[Def.$I$6:.$I$10];0);MATCH([.I128];[Def.$J$5:.$L$5];0));&quot;&quot;)">
            <text:p/>
          </table:table-cell>
          <table:table-cell table:style-name="ce56"/>
          <table:table-cell table:style-name="ce59" table:formula="of:=IF([.K128]=&quot;&quot;;[.J128];[.J128]*[.K1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29]&lt;&gt;&quot;&quot;;IF(OR([.F129]=&quot;ILF&quot;;[.F129]=&quot;EIF&quot;);INDEX([Def.$D$6:.$F$8];MATCH([.H129];[Def.$C$6:.$C$8]);MATCH([.G129];[Def.$D$5:.$F$5]));IF([.F129]=&quot;EI&quot;;INDEX([Def.$D$13:.$F$15];MATCH([.H129];[Def.$C$13:.$C$15]);MATCH([.G129];[Def.$D$12:.$F$12]));IF(OR([.F129]=&quot;EO&quot;;[.F129]=&quot;EQ&quot;);INDEX([Def.$D$19:.$F$21];MATCH([.H129];[Def.$C$19:.$C$21]);MATCH([.G129];[Def.$D$18:.$F$18]));&quot;#err&quot;)));&quot;&quot;)">
            <text:p/>
          </table:table-cell>
          <table:table-cell table:style-name="ce53" table:formula="of:=IF([.I129]&lt;&gt;&quot;&quot;;INDEX([Def.$J$6:.$L$10];MATCH([.F129];[Def.$I$6:.$I$10];0);MATCH([.I129];[Def.$J$5:.$L$5];0));&quot;&quot;)">
            <text:p/>
          </table:table-cell>
          <table:table-cell table:style-name="ce56"/>
          <table:table-cell table:style-name="ce59" table:formula="of:=IF([.K129]=&quot;&quot;;[.J129];[.J129]*[.K1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30]&lt;&gt;&quot;&quot;;IF(OR([.F130]=&quot;ILF&quot;;[.F130]=&quot;EIF&quot;);INDEX([Def.$D$6:.$F$8];MATCH([.H130];[Def.$C$6:.$C$8]);MATCH([.G130];[Def.$D$5:.$F$5]));IF([.F130]=&quot;EI&quot;;INDEX([Def.$D$13:.$F$15];MATCH([.H130];[Def.$C$13:.$C$15]);MATCH([.G130];[Def.$D$12:.$F$12]));IF(OR([.F130]=&quot;EO&quot;;[.F130]=&quot;EQ&quot;);INDEX([Def.$D$19:.$F$21];MATCH([.H130];[Def.$C$19:.$C$21]);MATCH([.G130];[Def.$D$18:.$F$18]));&quot;#err&quot;)));&quot;&quot;)">
            <text:p/>
          </table:table-cell>
          <table:table-cell table:style-name="ce53" table:formula="of:=IF([.I130]&lt;&gt;&quot;&quot;;INDEX([Def.$J$6:.$L$10];MATCH([.F130];[Def.$I$6:.$I$10];0);MATCH([.I130];[Def.$J$5:.$L$5];0));&quot;&quot;)">
            <text:p/>
          </table:table-cell>
          <table:table-cell table:style-name="ce56"/>
          <table:table-cell table:style-name="ce59" table:formula="of:=IF([.K130]=&quot;&quot;;[.J130];[.J130]*[.K1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31]&lt;&gt;&quot;&quot;;IF(OR([.F131]=&quot;ILF&quot;;[.F131]=&quot;EIF&quot;);INDEX([Def.$D$6:.$F$8];MATCH([.H131];[Def.$C$6:.$C$8]);MATCH([.G131];[Def.$D$5:.$F$5]));IF([.F131]=&quot;EI&quot;;INDEX([Def.$D$13:.$F$15];MATCH([.H131];[Def.$C$13:.$C$15]);MATCH([.G131];[Def.$D$12:.$F$12]));IF(OR([.F131]=&quot;EO&quot;;[.F131]=&quot;EQ&quot;);INDEX([Def.$D$19:.$F$21];MATCH([.H131];[Def.$C$19:.$C$21]);MATCH([.G131];[Def.$D$18:.$F$18]));&quot;#err&quot;)));&quot;&quot;)">
            <text:p/>
          </table:table-cell>
          <table:table-cell table:style-name="ce53" table:formula="of:=IF([.I131]&lt;&gt;&quot;&quot;;INDEX([Def.$J$6:.$L$10];MATCH([.F131];[Def.$I$6:.$I$10];0);MATCH([.I131];[Def.$J$5:.$L$5];0));&quot;&quot;)">
            <text:p/>
          </table:table-cell>
          <table:table-cell table:style-name="ce56"/>
          <table:table-cell table:style-name="ce59" table:formula="of:=IF([.K131]=&quot;&quot;;[.J131];[.J131]*[.K1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32]&lt;&gt;&quot;&quot;;IF(OR([.F132]=&quot;ILF&quot;;[.F132]=&quot;EIF&quot;);INDEX([Def.$D$6:.$F$8];MATCH([.H132];[Def.$C$6:.$C$8]);MATCH([.G132];[Def.$D$5:.$F$5]));IF([.F132]=&quot;EI&quot;;INDEX([Def.$D$13:.$F$15];MATCH([.H132];[Def.$C$13:.$C$15]);MATCH([.G132];[Def.$D$12:.$F$12]));IF(OR([.F132]=&quot;EO&quot;;[.F132]=&quot;EQ&quot;);INDEX([Def.$D$19:.$F$21];MATCH([.H132];[Def.$C$19:.$C$21]);MATCH([.G132];[Def.$D$18:.$F$18]));&quot;#err&quot;)));&quot;&quot;)">
            <text:p/>
          </table:table-cell>
          <table:table-cell table:style-name="ce53" table:formula="of:=IF([.I132]&lt;&gt;&quot;&quot;;INDEX([Def.$J$6:.$L$10];MATCH([.F132];[Def.$I$6:.$I$10];0);MATCH([.I132];[Def.$J$5:.$L$5];0));&quot;&quot;)">
            <text:p/>
          </table:table-cell>
          <table:table-cell table:style-name="ce56"/>
          <table:table-cell table:style-name="ce59" table:formula="of:=IF([.K132]=&quot;&quot;;[.J132];[.J132]*[.K1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33]&lt;&gt;&quot;&quot;;IF(OR([.F133]=&quot;ILF&quot;;[.F133]=&quot;EIF&quot;);INDEX([Def.$D$6:.$F$8];MATCH([.H133];[Def.$C$6:.$C$8]);MATCH([.G133];[Def.$D$5:.$F$5]));IF([.F133]=&quot;EI&quot;;INDEX([Def.$D$13:.$F$15];MATCH([.H133];[Def.$C$13:.$C$15]);MATCH([.G133];[Def.$D$12:.$F$12]));IF(OR([.F133]=&quot;EO&quot;;[.F133]=&quot;EQ&quot;);INDEX([Def.$D$19:.$F$21];MATCH([.H133];[Def.$C$19:.$C$21]);MATCH([.G133];[Def.$D$18:.$F$18]));&quot;#err&quot;)));&quot;&quot;)">
            <text:p/>
          </table:table-cell>
          <table:table-cell table:style-name="ce53" table:formula="of:=IF([.I133]&lt;&gt;&quot;&quot;;INDEX([Def.$J$6:.$L$10];MATCH([.F133];[Def.$I$6:.$I$10];0);MATCH([.I133];[Def.$J$5:.$L$5];0));&quot;&quot;)">
            <text:p/>
          </table:table-cell>
          <table:table-cell table:style-name="ce56"/>
          <table:table-cell table:style-name="ce59" table:formula="of:=IF([.K133]=&quot;&quot;;[.J133];[.J133]*[.K1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34]&lt;&gt;&quot;&quot;;IF(OR([.F134]=&quot;ILF&quot;;[.F134]=&quot;EIF&quot;);INDEX([Def.$D$6:.$F$8];MATCH([.H134];[Def.$C$6:.$C$8]);MATCH([.G134];[Def.$D$5:.$F$5]));IF([.F134]=&quot;EI&quot;;INDEX([Def.$D$13:.$F$15];MATCH([.H134];[Def.$C$13:.$C$15]);MATCH([.G134];[Def.$D$12:.$F$12]));IF(OR([.F134]=&quot;EO&quot;;[.F134]=&quot;EQ&quot;);INDEX([Def.$D$19:.$F$21];MATCH([.H134];[Def.$C$19:.$C$21]);MATCH([.G134];[Def.$D$18:.$F$18]));&quot;#err&quot;)));&quot;&quot;)">
            <text:p/>
          </table:table-cell>
          <table:table-cell table:style-name="ce53" table:formula="of:=IF([.I134]&lt;&gt;&quot;&quot;;INDEX([Def.$J$6:.$L$10];MATCH([.F134];[Def.$I$6:.$I$10];0);MATCH([.I134];[Def.$J$5:.$L$5];0));&quot;&quot;)">
            <text:p/>
          </table:table-cell>
          <table:table-cell table:style-name="ce56"/>
          <table:table-cell table:style-name="ce59" table:formula="of:=IF([.K134]=&quot;&quot;;[.J134];[.J134]*[.K1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35]&lt;&gt;&quot;&quot;;IF(OR([.F135]=&quot;ILF&quot;;[.F135]=&quot;EIF&quot;);INDEX([Def.$D$6:.$F$8];MATCH([.H135];[Def.$C$6:.$C$8]);MATCH([.G135];[Def.$D$5:.$F$5]));IF([.F135]=&quot;EI&quot;;INDEX([Def.$D$13:.$F$15];MATCH([.H135];[Def.$C$13:.$C$15]);MATCH([.G135];[Def.$D$12:.$F$12]));IF(OR([.F135]=&quot;EO&quot;;[.F135]=&quot;EQ&quot;);INDEX([Def.$D$19:.$F$21];MATCH([.H135];[Def.$C$19:.$C$21]);MATCH([.G135];[Def.$D$18:.$F$18]));&quot;#err&quot;)));&quot;&quot;)">
            <text:p/>
          </table:table-cell>
          <table:table-cell table:style-name="ce53" table:formula="of:=IF([.I135]&lt;&gt;&quot;&quot;;INDEX([Def.$J$6:.$L$10];MATCH([.F135];[Def.$I$6:.$I$10];0);MATCH([.I135];[Def.$J$5:.$L$5];0));&quot;&quot;)">
            <text:p/>
          </table:table-cell>
          <table:table-cell table:style-name="ce56"/>
          <table:table-cell table:style-name="ce59" table:formula="of:=IF([.K135]=&quot;&quot;;[.J135];[.J135]*[.K1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36]&lt;&gt;&quot;&quot;;IF(OR([.F136]=&quot;ILF&quot;;[.F136]=&quot;EIF&quot;);INDEX([Def.$D$6:.$F$8];MATCH([.H136];[Def.$C$6:.$C$8]);MATCH([.G136];[Def.$D$5:.$F$5]));IF([.F136]=&quot;EI&quot;;INDEX([Def.$D$13:.$F$15];MATCH([.H136];[Def.$C$13:.$C$15]);MATCH([.G136];[Def.$D$12:.$F$12]));IF(OR([.F136]=&quot;EO&quot;;[.F136]=&quot;EQ&quot;);INDEX([Def.$D$19:.$F$21];MATCH([.H136];[Def.$C$19:.$C$21]);MATCH([.G136];[Def.$D$18:.$F$18]));&quot;#err&quot;)));&quot;&quot;)">
            <text:p/>
          </table:table-cell>
          <table:table-cell table:style-name="ce53" table:formula="of:=IF([.I136]&lt;&gt;&quot;&quot;;INDEX([Def.$J$6:.$L$10];MATCH([.F136];[Def.$I$6:.$I$10];0);MATCH([.I136];[Def.$J$5:.$L$5];0));&quot;&quot;)">
            <text:p/>
          </table:table-cell>
          <table:table-cell table:style-name="ce56"/>
          <table:table-cell table:style-name="ce59" table:formula="of:=IF([.K136]=&quot;&quot;;[.J136];[.J136]*[.K1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37]&lt;&gt;&quot;&quot;;IF(OR([.F137]=&quot;ILF&quot;;[.F137]=&quot;EIF&quot;);INDEX([Def.$D$6:.$F$8];MATCH([.H137];[Def.$C$6:.$C$8]);MATCH([.G137];[Def.$D$5:.$F$5]));IF([.F137]=&quot;EI&quot;;INDEX([Def.$D$13:.$F$15];MATCH([.H137];[Def.$C$13:.$C$15]);MATCH([.G137];[Def.$D$12:.$F$12]));IF(OR([.F137]=&quot;EO&quot;;[.F137]=&quot;EQ&quot;);INDEX([Def.$D$19:.$F$21];MATCH([.H137];[Def.$C$19:.$C$21]);MATCH([.G137];[Def.$D$18:.$F$18]));&quot;#err&quot;)));&quot;&quot;)">
            <text:p/>
          </table:table-cell>
          <table:table-cell table:style-name="ce53" table:formula="of:=IF([.I137]&lt;&gt;&quot;&quot;;INDEX([Def.$J$6:.$L$10];MATCH([.F137];[Def.$I$6:.$I$10];0);MATCH([.I137];[Def.$J$5:.$L$5];0));&quot;&quot;)">
            <text:p/>
          </table:table-cell>
          <table:table-cell table:style-name="ce56"/>
          <table:table-cell table:style-name="ce59" table:formula="of:=IF([.K137]=&quot;&quot;;[.J137];[.J137]*[.K1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38]&lt;&gt;&quot;&quot;;IF(OR([.F138]=&quot;ILF&quot;;[.F138]=&quot;EIF&quot;);INDEX([Def.$D$6:.$F$8];MATCH([.H138];[Def.$C$6:.$C$8]);MATCH([.G138];[Def.$D$5:.$F$5]));IF([.F138]=&quot;EI&quot;;INDEX([Def.$D$13:.$F$15];MATCH([.H138];[Def.$C$13:.$C$15]);MATCH([.G138];[Def.$D$12:.$F$12]));IF(OR([.F138]=&quot;EO&quot;;[.F138]=&quot;EQ&quot;);INDEX([Def.$D$19:.$F$21];MATCH([.H138];[Def.$C$19:.$C$21]);MATCH([.G138];[Def.$D$18:.$F$18]));&quot;#err&quot;)));&quot;&quot;)">
            <text:p/>
          </table:table-cell>
          <table:table-cell table:style-name="ce53" table:formula="of:=IF([.I138]&lt;&gt;&quot;&quot;;INDEX([Def.$J$6:.$L$10];MATCH([.F138];[Def.$I$6:.$I$10];0);MATCH([.I138];[Def.$J$5:.$L$5];0));&quot;&quot;)">
            <text:p/>
          </table:table-cell>
          <table:table-cell table:style-name="ce56"/>
          <table:table-cell table:style-name="ce59" table:formula="of:=IF([.K138]=&quot;&quot;;[.J138];[.J138]*[.K1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39]&lt;&gt;&quot;&quot;;IF(OR([.F139]=&quot;ILF&quot;;[.F139]=&quot;EIF&quot;);INDEX([Def.$D$6:.$F$8];MATCH([.H139];[Def.$C$6:.$C$8]);MATCH([.G139];[Def.$D$5:.$F$5]));IF([.F139]=&quot;EI&quot;;INDEX([Def.$D$13:.$F$15];MATCH([.H139];[Def.$C$13:.$C$15]);MATCH([.G139];[Def.$D$12:.$F$12]));IF(OR([.F139]=&quot;EO&quot;;[.F139]=&quot;EQ&quot;);INDEX([Def.$D$19:.$F$21];MATCH([.H139];[Def.$C$19:.$C$21]);MATCH([.G139];[Def.$D$18:.$F$18]));&quot;#err&quot;)));&quot;&quot;)">
            <text:p/>
          </table:table-cell>
          <table:table-cell table:style-name="ce53" table:formula="of:=IF([.I139]&lt;&gt;&quot;&quot;;INDEX([Def.$J$6:.$L$10];MATCH([.F139];[Def.$I$6:.$I$10];0);MATCH([.I139];[Def.$J$5:.$L$5];0));&quot;&quot;)">
            <text:p/>
          </table:table-cell>
          <table:table-cell table:style-name="ce56"/>
          <table:table-cell table:style-name="ce59" table:formula="of:=IF([.K139]=&quot;&quot;;[.J139];[.J139]*[.K1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40]&lt;&gt;&quot;&quot;;IF(OR([.F140]=&quot;ILF&quot;;[.F140]=&quot;EIF&quot;);INDEX([Def.$D$6:.$F$8];MATCH([.H140];[Def.$C$6:.$C$8]);MATCH([.G140];[Def.$D$5:.$F$5]));IF([.F140]=&quot;EI&quot;;INDEX([Def.$D$13:.$F$15];MATCH([.H140];[Def.$C$13:.$C$15]);MATCH([.G140];[Def.$D$12:.$F$12]));IF(OR([.F140]=&quot;EO&quot;;[.F140]=&quot;EQ&quot;);INDEX([Def.$D$19:.$F$21];MATCH([.H140];[Def.$C$19:.$C$21]);MATCH([.G140];[Def.$D$18:.$F$18]));&quot;#err&quot;)));&quot;&quot;)">
            <text:p/>
          </table:table-cell>
          <table:table-cell table:style-name="ce53" table:formula="of:=IF([.I140]&lt;&gt;&quot;&quot;;INDEX([Def.$J$6:.$L$10];MATCH([.F140];[Def.$I$6:.$I$10];0);MATCH([.I140];[Def.$J$5:.$L$5];0));&quot;&quot;)">
            <text:p/>
          </table:table-cell>
          <table:table-cell table:style-name="ce56"/>
          <table:table-cell table:style-name="ce59" table:formula="of:=IF([.K140]=&quot;&quot;;[.J140];[.J140]*[.K1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41]&lt;&gt;&quot;&quot;;IF(OR([.F141]=&quot;ILF&quot;;[.F141]=&quot;EIF&quot;);INDEX([Def.$D$6:.$F$8];MATCH([.H141];[Def.$C$6:.$C$8]);MATCH([.G141];[Def.$D$5:.$F$5]));IF([.F141]=&quot;EI&quot;;INDEX([Def.$D$13:.$F$15];MATCH([.H141];[Def.$C$13:.$C$15]);MATCH([.G141];[Def.$D$12:.$F$12]));IF(OR([.F141]=&quot;EO&quot;;[.F141]=&quot;EQ&quot;);INDEX([Def.$D$19:.$F$21];MATCH([.H141];[Def.$C$19:.$C$21]);MATCH([.G141];[Def.$D$18:.$F$18]));&quot;#err&quot;)));&quot;&quot;)">
            <text:p/>
          </table:table-cell>
          <table:table-cell table:style-name="ce53" table:formula="of:=IF([.I141]&lt;&gt;&quot;&quot;;INDEX([Def.$J$6:.$L$10];MATCH([.F141];[Def.$I$6:.$I$10];0);MATCH([.I141];[Def.$J$5:.$L$5];0));&quot;&quot;)">
            <text:p/>
          </table:table-cell>
          <table:table-cell table:style-name="ce56"/>
          <table:table-cell table:style-name="ce59" table:formula="of:=IF([.K141]=&quot;&quot;;[.J141];[.J141]*[.K1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42]&lt;&gt;&quot;&quot;;IF(OR([.F142]=&quot;ILF&quot;;[.F142]=&quot;EIF&quot;);INDEX([Def.$D$6:.$F$8];MATCH([.H142];[Def.$C$6:.$C$8]);MATCH([.G142];[Def.$D$5:.$F$5]));IF([.F142]=&quot;EI&quot;;INDEX([Def.$D$13:.$F$15];MATCH([.H142];[Def.$C$13:.$C$15]);MATCH([.G142];[Def.$D$12:.$F$12]));IF(OR([.F142]=&quot;EO&quot;;[.F142]=&quot;EQ&quot;);INDEX([Def.$D$19:.$F$21];MATCH([.H142];[Def.$C$19:.$C$21]);MATCH([.G142];[Def.$D$18:.$F$18]));&quot;#err&quot;)));&quot;&quot;)">
            <text:p/>
          </table:table-cell>
          <table:table-cell table:style-name="ce53" table:formula="of:=IF([.I142]&lt;&gt;&quot;&quot;;INDEX([Def.$J$6:.$L$10];MATCH([.F142];[Def.$I$6:.$I$10];0);MATCH([.I142];[Def.$J$5:.$L$5];0));&quot;&quot;)">
            <text:p/>
          </table:table-cell>
          <table:table-cell table:style-name="ce56"/>
          <table:table-cell table:style-name="ce59" table:formula="of:=IF([.K142]=&quot;&quot;;[.J142];[.J142]*[.K1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43]&lt;&gt;&quot;&quot;;IF(OR([.F143]=&quot;ILF&quot;;[.F143]=&quot;EIF&quot;);INDEX([Def.$D$6:.$F$8];MATCH([.H143];[Def.$C$6:.$C$8]);MATCH([.G143];[Def.$D$5:.$F$5]));IF([.F143]=&quot;EI&quot;;INDEX([Def.$D$13:.$F$15];MATCH([.H143];[Def.$C$13:.$C$15]);MATCH([.G143];[Def.$D$12:.$F$12]));IF(OR([.F143]=&quot;EO&quot;;[.F143]=&quot;EQ&quot;);INDEX([Def.$D$19:.$F$21];MATCH([.H143];[Def.$C$19:.$C$21]);MATCH([.G143];[Def.$D$18:.$F$18]));&quot;#err&quot;)));&quot;&quot;)">
            <text:p/>
          </table:table-cell>
          <table:table-cell table:style-name="ce53" table:formula="of:=IF([.I143]&lt;&gt;&quot;&quot;;INDEX([Def.$J$6:.$L$10];MATCH([.F143];[Def.$I$6:.$I$10];0);MATCH([.I143];[Def.$J$5:.$L$5];0));&quot;&quot;)">
            <text:p/>
          </table:table-cell>
          <table:table-cell table:style-name="ce56"/>
          <table:table-cell table:style-name="ce59" table:formula="of:=IF([.K143]=&quot;&quot;;[.J143];[.J143]*[.K1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44]&lt;&gt;&quot;&quot;;IF(OR([.F144]=&quot;ILF&quot;;[.F144]=&quot;EIF&quot;);INDEX([Def.$D$6:.$F$8];MATCH([.H144];[Def.$C$6:.$C$8]);MATCH([.G144];[Def.$D$5:.$F$5]));IF([.F144]=&quot;EI&quot;;INDEX([Def.$D$13:.$F$15];MATCH([.H144];[Def.$C$13:.$C$15]);MATCH([.G144];[Def.$D$12:.$F$12]));IF(OR([.F144]=&quot;EO&quot;;[.F144]=&quot;EQ&quot;);INDEX([Def.$D$19:.$F$21];MATCH([.H144];[Def.$C$19:.$C$21]);MATCH([.G144];[Def.$D$18:.$F$18]));&quot;#err&quot;)));&quot;&quot;)">
            <text:p/>
          </table:table-cell>
          <table:table-cell table:style-name="ce53" table:formula="of:=IF([.I144]&lt;&gt;&quot;&quot;;INDEX([Def.$J$6:.$L$10];MATCH([.F144];[Def.$I$6:.$I$10];0);MATCH([.I144];[Def.$J$5:.$L$5];0));&quot;&quot;)">
            <text:p/>
          </table:table-cell>
          <table:table-cell table:style-name="ce56"/>
          <table:table-cell table:style-name="ce59" table:formula="of:=IF([.K144]=&quot;&quot;;[.J144];[.J144]*[.K1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45]&lt;&gt;&quot;&quot;;IF(OR([.F145]=&quot;ILF&quot;;[.F145]=&quot;EIF&quot;);INDEX([Def.$D$6:.$F$8];MATCH([.H145];[Def.$C$6:.$C$8]);MATCH([.G145];[Def.$D$5:.$F$5]));IF([.F145]=&quot;EI&quot;;INDEX([Def.$D$13:.$F$15];MATCH([.H145];[Def.$C$13:.$C$15]);MATCH([.G145];[Def.$D$12:.$F$12]));IF(OR([.F145]=&quot;EO&quot;;[.F145]=&quot;EQ&quot;);INDEX([Def.$D$19:.$F$21];MATCH([.H145];[Def.$C$19:.$C$21]);MATCH([.G145];[Def.$D$18:.$F$18]));&quot;#err&quot;)));&quot;&quot;)">
            <text:p/>
          </table:table-cell>
          <table:table-cell table:style-name="ce53" table:formula="of:=IF([.I145]&lt;&gt;&quot;&quot;;INDEX([Def.$J$6:.$L$10];MATCH([.F145];[Def.$I$6:.$I$10];0);MATCH([.I145];[Def.$J$5:.$L$5];0));&quot;&quot;)">
            <text:p/>
          </table:table-cell>
          <table:table-cell table:style-name="ce56"/>
          <table:table-cell table:style-name="ce59" table:formula="of:=IF([.K145]=&quot;&quot;;[.J145];[.J145]*[.K1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46]&lt;&gt;&quot;&quot;;IF(OR([.F146]=&quot;ILF&quot;;[.F146]=&quot;EIF&quot;);INDEX([Def.$D$6:.$F$8];MATCH([.H146];[Def.$C$6:.$C$8]);MATCH([.G146];[Def.$D$5:.$F$5]));IF([.F146]=&quot;EI&quot;;INDEX([Def.$D$13:.$F$15];MATCH([.H146];[Def.$C$13:.$C$15]);MATCH([.G146];[Def.$D$12:.$F$12]));IF(OR([.F146]=&quot;EO&quot;;[.F146]=&quot;EQ&quot;);INDEX([Def.$D$19:.$F$21];MATCH([.H146];[Def.$C$19:.$C$21]);MATCH([.G146];[Def.$D$18:.$F$18]));&quot;#err&quot;)));&quot;&quot;)">
            <text:p/>
          </table:table-cell>
          <table:table-cell table:style-name="ce53" table:formula="of:=IF([.I146]&lt;&gt;&quot;&quot;;INDEX([Def.$J$6:.$L$10];MATCH([.F146];[Def.$I$6:.$I$10];0);MATCH([.I146];[Def.$J$5:.$L$5];0));&quot;&quot;)">
            <text:p/>
          </table:table-cell>
          <table:table-cell table:style-name="ce56"/>
          <table:table-cell table:style-name="ce59" table:formula="of:=IF([.K146]=&quot;&quot;;[.J146];[.J146]*[.K1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47]&lt;&gt;&quot;&quot;;IF(OR([.F147]=&quot;ILF&quot;;[.F147]=&quot;EIF&quot;);INDEX([Def.$D$6:.$F$8];MATCH([.H147];[Def.$C$6:.$C$8]);MATCH([.G147];[Def.$D$5:.$F$5]));IF([.F147]=&quot;EI&quot;;INDEX([Def.$D$13:.$F$15];MATCH([.H147];[Def.$C$13:.$C$15]);MATCH([.G147];[Def.$D$12:.$F$12]));IF(OR([.F147]=&quot;EO&quot;;[.F147]=&quot;EQ&quot;);INDEX([Def.$D$19:.$F$21];MATCH([.H147];[Def.$C$19:.$C$21]);MATCH([.G147];[Def.$D$18:.$F$18]));&quot;#err&quot;)));&quot;&quot;)">
            <text:p/>
          </table:table-cell>
          <table:table-cell table:style-name="ce53" table:formula="of:=IF([.I147]&lt;&gt;&quot;&quot;;INDEX([Def.$J$6:.$L$10];MATCH([.F147];[Def.$I$6:.$I$10];0);MATCH([.I147];[Def.$J$5:.$L$5];0));&quot;&quot;)">
            <text:p/>
          </table:table-cell>
          <table:table-cell table:style-name="ce56"/>
          <table:table-cell table:style-name="ce59" table:formula="of:=IF([.K147]=&quot;&quot;;[.J147];[.J147]*[.K1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48]&lt;&gt;&quot;&quot;;IF(OR([.F148]=&quot;ILF&quot;;[.F148]=&quot;EIF&quot;);INDEX([Def.$D$6:.$F$8];MATCH([.H148];[Def.$C$6:.$C$8]);MATCH([.G148];[Def.$D$5:.$F$5]));IF([.F148]=&quot;EI&quot;;INDEX([Def.$D$13:.$F$15];MATCH([.H148];[Def.$C$13:.$C$15]);MATCH([.G148];[Def.$D$12:.$F$12]));IF(OR([.F148]=&quot;EO&quot;;[.F148]=&quot;EQ&quot;);INDEX([Def.$D$19:.$F$21];MATCH([.H148];[Def.$C$19:.$C$21]);MATCH([.G148];[Def.$D$18:.$F$18]));&quot;#err&quot;)));&quot;&quot;)">
            <text:p/>
          </table:table-cell>
          <table:table-cell table:style-name="ce53" table:formula="of:=IF([.I148]&lt;&gt;&quot;&quot;;INDEX([Def.$J$6:.$L$10];MATCH([.F148];[Def.$I$6:.$I$10];0);MATCH([.I148];[Def.$J$5:.$L$5];0));&quot;&quot;)">
            <text:p/>
          </table:table-cell>
          <table:table-cell table:style-name="ce56"/>
          <table:table-cell table:style-name="ce59" table:formula="of:=IF([.K148]=&quot;&quot;;[.J148];[.J148]*[.K1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49]&lt;&gt;&quot;&quot;;IF(OR([.F149]=&quot;ILF&quot;;[.F149]=&quot;EIF&quot;);INDEX([Def.$D$6:.$F$8];MATCH([.H149];[Def.$C$6:.$C$8]);MATCH([.G149];[Def.$D$5:.$F$5]));IF([.F149]=&quot;EI&quot;;INDEX([Def.$D$13:.$F$15];MATCH([.H149];[Def.$C$13:.$C$15]);MATCH([.G149];[Def.$D$12:.$F$12]));IF(OR([.F149]=&quot;EO&quot;;[.F149]=&quot;EQ&quot;);INDEX([Def.$D$19:.$F$21];MATCH([.H149];[Def.$C$19:.$C$21]);MATCH([.G149];[Def.$D$18:.$F$18]));&quot;#err&quot;)));&quot;&quot;)">
            <text:p/>
          </table:table-cell>
          <table:table-cell table:style-name="ce53" table:formula="of:=IF([.I149]&lt;&gt;&quot;&quot;;INDEX([Def.$J$6:.$L$10];MATCH([.F149];[Def.$I$6:.$I$10];0);MATCH([.I149];[Def.$J$5:.$L$5];0));&quot;&quot;)">
            <text:p/>
          </table:table-cell>
          <table:table-cell table:style-name="ce56"/>
          <table:table-cell table:style-name="ce59" table:formula="of:=IF([.K149]=&quot;&quot;;[.J149];[.J149]*[.K1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50]&lt;&gt;&quot;&quot;;IF(OR([.F150]=&quot;ILF&quot;;[.F150]=&quot;EIF&quot;);INDEX([Def.$D$6:.$F$8];MATCH([.H150];[Def.$C$6:.$C$8]);MATCH([.G150];[Def.$D$5:.$F$5]));IF([.F150]=&quot;EI&quot;;INDEX([Def.$D$13:.$F$15];MATCH([.H150];[Def.$C$13:.$C$15]);MATCH([.G150];[Def.$D$12:.$F$12]));IF(OR([.F150]=&quot;EO&quot;;[.F150]=&quot;EQ&quot;);INDEX([Def.$D$19:.$F$21];MATCH([.H150];[Def.$C$19:.$C$21]);MATCH([.G150];[Def.$D$18:.$F$18]));&quot;#err&quot;)));&quot;&quot;)">
            <text:p/>
          </table:table-cell>
          <table:table-cell table:style-name="ce53" table:formula="of:=IF([.I150]&lt;&gt;&quot;&quot;;INDEX([Def.$J$6:.$L$10];MATCH([.F150];[Def.$I$6:.$I$10];0);MATCH([.I150];[Def.$J$5:.$L$5];0));&quot;&quot;)">
            <text:p/>
          </table:table-cell>
          <table:table-cell table:style-name="ce56"/>
          <table:table-cell table:style-name="ce59" table:formula="of:=IF([.K150]=&quot;&quot;;[.J150];[.J150]*[.K1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51]&lt;&gt;&quot;&quot;;IF(OR([.F151]=&quot;ILF&quot;;[.F151]=&quot;EIF&quot;);INDEX([Def.$D$6:.$F$8];MATCH([.H151];[Def.$C$6:.$C$8]);MATCH([.G151];[Def.$D$5:.$F$5]));IF([.F151]=&quot;EI&quot;;INDEX([Def.$D$13:.$F$15];MATCH([.H151];[Def.$C$13:.$C$15]);MATCH([.G151];[Def.$D$12:.$F$12]));IF(OR([.F151]=&quot;EO&quot;;[.F151]=&quot;EQ&quot;);INDEX([Def.$D$19:.$F$21];MATCH([.H151];[Def.$C$19:.$C$21]);MATCH([.G151];[Def.$D$18:.$F$18]));&quot;#err&quot;)));&quot;&quot;)">
            <text:p/>
          </table:table-cell>
          <table:table-cell table:style-name="ce53" table:formula="of:=IF([.I151]&lt;&gt;&quot;&quot;;INDEX([Def.$J$6:.$L$10];MATCH([.F151];[Def.$I$6:.$I$10];0);MATCH([.I151];[Def.$J$5:.$L$5];0));&quot;&quot;)">
            <text:p/>
          </table:table-cell>
          <table:table-cell table:style-name="ce56"/>
          <table:table-cell table:style-name="ce59" table:formula="of:=IF([.K151]=&quot;&quot;;[.J151];[.J151]*[.K1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52]&lt;&gt;&quot;&quot;;IF(OR([.F152]=&quot;ILF&quot;;[.F152]=&quot;EIF&quot;);INDEX([Def.$D$6:.$F$8];MATCH([.H152];[Def.$C$6:.$C$8]);MATCH([.G152];[Def.$D$5:.$F$5]));IF([.F152]=&quot;EI&quot;;INDEX([Def.$D$13:.$F$15];MATCH([.H152];[Def.$C$13:.$C$15]);MATCH([.G152];[Def.$D$12:.$F$12]));IF(OR([.F152]=&quot;EO&quot;;[.F152]=&quot;EQ&quot;);INDEX([Def.$D$19:.$F$21];MATCH([.H152];[Def.$C$19:.$C$21]);MATCH([.G152];[Def.$D$18:.$F$18]));&quot;#err&quot;)));&quot;&quot;)">
            <text:p/>
          </table:table-cell>
          <table:table-cell table:style-name="ce53" table:formula="of:=IF([.I152]&lt;&gt;&quot;&quot;;INDEX([Def.$J$6:.$L$10];MATCH([.F152];[Def.$I$6:.$I$10];0);MATCH([.I152];[Def.$J$5:.$L$5];0));&quot;&quot;)">
            <text:p/>
          </table:table-cell>
          <table:table-cell table:style-name="ce56"/>
          <table:table-cell table:style-name="ce59" table:formula="of:=IF([.K152]=&quot;&quot;;[.J152];[.J152]*[.K1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53]&lt;&gt;&quot;&quot;;IF(OR([.F153]=&quot;ILF&quot;;[.F153]=&quot;EIF&quot;);INDEX([Def.$D$6:.$F$8];MATCH([.H153];[Def.$C$6:.$C$8]);MATCH([.G153];[Def.$D$5:.$F$5]));IF([.F153]=&quot;EI&quot;;INDEX([Def.$D$13:.$F$15];MATCH([.H153];[Def.$C$13:.$C$15]);MATCH([.G153];[Def.$D$12:.$F$12]));IF(OR([.F153]=&quot;EO&quot;;[.F153]=&quot;EQ&quot;);INDEX([Def.$D$19:.$F$21];MATCH([.H153];[Def.$C$19:.$C$21]);MATCH([.G153];[Def.$D$18:.$F$18]));&quot;#err&quot;)));&quot;&quot;)">
            <text:p/>
          </table:table-cell>
          <table:table-cell table:style-name="ce53" table:formula="of:=IF([.I153]&lt;&gt;&quot;&quot;;INDEX([Def.$J$6:.$L$10];MATCH([.F153];[Def.$I$6:.$I$10];0);MATCH([.I153];[Def.$J$5:.$L$5];0));&quot;&quot;)">
            <text:p/>
          </table:table-cell>
          <table:table-cell table:style-name="ce56"/>
          <table:table-cell table:style-name="ce59" table:formula="of:=IF([.K153]=&quot;&quot;;[.J153];[.J153]*[.K1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54]&lt;&gt;&quot;&quot;;IF(OR([.F154]=&quot;ILF&quot;;[.F154]=&quot;EIF&quot;);INDEX([Def.$D$6:.$F$8];MATCH([.H154];[Def.$C$6:.$C$8]);MATCH([.G154];[Def.$D$5:.$F$5]));IF([.F154]=&quot;EI&quot;;INDEX([Def.$D$13:.$F$15];MATCH([.H154];[Def.$C$13:.$C$15]);MATCH([.G154];[Def.$D$12:.$F$12]));IF(OR([.F154]=&quot;EO&quot;;[.F154]=&quot;EQ&quot;);INDEX([Def.$D$19:.$F$21];MATCH([.H154];[Def.$C$19:.$C$21]);MATCH([.G154];[Def.$D$18:.$F$18]));&quot;#err&quot;)));&quot;&quot;)">
            <text:p/>
          </table:table-cell>
          <table:table-cell table:style-name="ce53" table:formula="of:=IF([.I154]&lt;&gt;&quot;&quot;;INDEX([Def.$J$6:.$L$10];MATCH([.F154];[Def.$I$6:.$I$10];0);MATCH([.I154];[Def.$J$5:.$L$5];0));&quot;&quot;)">
            <text:p/>
          </table:table-cell>
          <table:table-cell table:style-name="ce56"/>
          <table:table-cell table:style-name="ce59" table:formula="of:=IF([.K154]=&quot;&quot;;[.J154];[.J154]*[.K1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55]&lt;&gt;&quot;&quot;;IF(OR([.F155]=&quot;ILF&quot;;[.F155]=&quot;EIF&quot;);INDEX([Def.$D$6:.$F$8];MATCH([.H155];[Def.$C$6:.$C$8]);MATCH([.G155];[Def.$D$5:.$F$5]));IF([.F155]=&quot;EI&quot;;INDEX([Def.$D$13:.$F$15];MATCH([.H155];[Def.$C$13:.$C$15]);MATCH([.G155];[Def.$D$12:.$F$12]));IF(OR([.F155]=&quot;EO&quot;;[.F155]=&quot;EQ&quot;);INDEX([Def.$D$19:.$F$21];MATCH([.H155];[Def.$C$19:.$C$21]);MATCH([.G155];[Def.$D$18:.$F$18]));&quot;#err&quot;)));&quot;&quot;)">
            <text:p/>
          </table:table-cell>
          <table:table-cell table:style-name="ce53" table:formula="of:=IF([.I155]&lt;&gt;&quot;&quot;;INDEX([Def.$J$6:.$L$10];MATCH([.F155];[Def.$I$6:.$I$10];0);MATCH([.I155];[Def.$J$5:.$L$5];0));&quot;&quot;)">
            <text:p/>
          </table:table-cell>
          <table:table-cell table:style-name="ce56"/>
          <table:table-cell table:style-name="ce59" table:formula="of:=IF([.K155]=&quot;&quot;;[.J155];[.J155]*[.K1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73" table:content-validation-name="val2"/>
          <table:table-cell table:style-name="ce48" table:number-columns-repeated="2"/>
          <table:table-cell table:style-name="ce53" table:formula="of:=IF([.F156]&lt;&gt;&quot;&quot;;IF(OR([.F156]=&quot;ILF&quot;;[.F156]=&quot;EIF&quot;);INDEX([Def.$D$6:.$F$8];MATCH([.H156];[Def.$C$6:.$C$8]);MATCH([.G156];[Def.$D$5:.$F$5]));IF([.F156]=&quot;EI&quot;;INDEX([Def.$D$13:.$F$15];MATCH([.H156];[Def.$C$13:.$C$15]);MATCH([.G156];[Def.$D$12:.$F$12]));IF(OR([.F156]=&quot;EO&quot;;[.F156]=&quot;EQ&quot;);INDEX([Def.$D$19:.$F$21];MATCH([.H156];[Def.$C$19:.$C$21]);MATCH([.G156];[Def.$D$18:.$F$18]));&quot;#err&quot;)));&quot;&quot;)">
            <text:p/>
          </table:table-cell>
          <table:table-cell table:style-name="ce53" table:formula="of:=IF([.I156]&lt;&gt;&quot;&quot;;INDEX([Def.$J$6:.$L$10];MATCH([.F156];[Def.$I$6:.$I$10];0);MATCH([.I156];[Def.$J$5:.$L$5];0));&quot;&quot;)">
            <text:p/>
          </table:table-cell>
          <table:table-cell table:style-name="ce56"/>
          <table:table-cell table:style-name="ce59" table:formula="of:=IF([.K156]=&quot;&quot;;[.J156];[.J156]*[.K1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7]&lt;&gt;&quot;&quot;;IF(OR([.F157]=&quot;ILF&quot;;[.F157]=&quot;EIF&quot;);INDEX([Def.$D$6:.$F$8];MATCH([.H157];[Def.$C$6:.$C$8]);MATCH([.G157];[Def.$D$5:.$F$5]));IF([.F157]=&quot;EI&quot;;INDEX([Def.$D$13:.$F$15];MATCH([.H157];[Def.$C$13:.$C$15]);MATCH([.G157];[Def.$D$12:.$F$12]));IF(OR([.F157]=&quot;EO&quot;;[.F157]=&quot;EQ&quot;);INDEX([Def.$D$19:.$F$21];MATCH([.H157];[Def.$C$19:.$C$21]);MATCH([.G157];[Def.$D$18:.$F$18]));&quot;#err&quot;)));&quot;&quot;)">
            <text:p/>
          </table:table-cell>
          <table:table-cell table:style-name="ce53" table:formula="of:=IF([.I157]&lt;&gt;&quot;&quot;;INDEX([Def.$J$6:.$L$10];MATCH([.F157];[Def.$I$6:.$I$10];0);MATCH([.I157];[Def.$J$5:.$L$5];0));&quot;&quot;)">
            <text:p/>
          </table:table-cell>
          <table:table-cell table:style-name="ce56"/>
          <table:table-cell table:style-name="ce59" table:formula="of:=IF([.K157]=&quot;&quot;;[.J157];[.J157]*[.K1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8]&lt;&gt;&quot;&quot;;IF(OR([.F158]=&quot;ILF&quot;;[.F158]=&quot;EIF&quot;);INDEX([Def.$D$6:.$F$8];MATCH([.H158];[Def.$C$6:.$C$8]);MATCH([.G158];[Def.$D$5:.$F$5]));IF([.F158]=&quot;EI&quot;;INDEX([Def.$D$13:.$F$15];MATCH([.H158];[Def.$C$13:.$C$15]);MATCH([.G158];[Def.$D$12:.$F$12]));IF(OR([.F158]=&quot;EO&quot;;[.F158]=&quot;EQ&quot;);INDEX([Def.$D$19:.$F$21];MATCH([.H158];[Def.$C$19:.$C$21]);MATCH([.G158];[Def.$D$18:.$F$18]));&quot;#err&quot;)));&quot;&quot;)">
            <text:p/>
          </table:table-cell>
          <table:table-cell table:style-name="ce53" table:formula="of:=IF([.I158]&lt;&gt;&quot;&quot;;INDEX([Def.$J$6:.$L$10];MATCH([.F158];[Def.$I$6:.$I$10];0);MATCH([.I158];[Def.$J$5:.$L$5];0));&quot;&quot;)">
            <text:p/>
          </table:table-cell>
          <table:table-cell table:style-name="ce56"/>
          <table:table-cell table:style-name="ce59" table:formula="of:=IF([.K158]=&quot;&quot;;[.J158];[.J158]*[.K1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9]&lt;&gt;&quot;&quot;;IF(OR([.F159]=&quot;ILF&quot;;[.F159]=&quot;EIF&quot;);INDEX([Def.$D$6:.$F$8];MATCH([.H159];[Def.$C$6:.$C$8]);MATCH([.G159];[Def.$D$5:.$F$5]));IF([.F159]=&quot;EI&quot;;INDEX([Def.$D$13:.$F$15];MATCH([.H159];[Def.$C$13:.$C$15]);MATCH([.G159];[Def.$D$12:.$F$12]));IF(OR([.F159]=&quot;EO&quot;;[.F159]=&quot;EQ&quot;);INDEX([Def.$D$19:.$F$21];MATCH([.H159];[Def.$C$19:.$C$21]);MATCH([.G159];[Def.$D$18:.$F$18]));&quot;#err&quot;)));&quot;&quot;)">
            <text:p/>
          </table:table-cell>
          <table:table-cell table:style-name="ce53" table:formula="of:=IF([.I159]&lt;&gt;&quot;&quot;;INDEX([Def.$J$6:.$L$10];MATCH([.F159];[Def.$I$6:.$I$10];0);MATCH([.I159];[Def.$J$5:.$L$5];0));&quot;&quot;)">
            <text:p/>
          </table:table-cell>
          <table:table-cell table:style-name="ce56"/>
          <table:table-cell table:style-name="ce59" table:formula="of:=IF([.K159]=&quot;&quot;;[.J159];[.J159]*[.K1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0]&lt;&gt;&quot;&quot;;IF(OR([.F160]=&quot;ILF&quot;;[.F160]=&quot;EIF&quot;);INDEX([Def.$D$6:.$F$8];MATCH([.H160];[Def.$C$6:.$C$8]);MATCH([.G160];[Def.$D$5:.$F$5]));IF([.F160]=&quot;EI&quot;;INDEX([Def.$D$13:.$F$15];MATCH([.H160];[Def.$C$13:.$C$15]);MATCH([.G160];[Def.$D$12:.$F$12]));IF(OR([.F160]=&quot;EO&quot;;[.F160]=&quot;EQ&quot;);INDEX([Def.$D$19:.$F$21];MATCH([.H160];[Def.$C$19:.$C$21]);MATCH([.G160];[Def.$D$18:.$F$18]));&quot;#err&quot;)));&quot;&quot;)">
            <text:p/>
          </table:table-cell>
          <table:table-cell table:style-name="ce53" table:formula="of:=IF([.I160]&lt;&gt;&quot;&quot;;INDEX([Def.$J$6:.$L$10];MATCH([.F160];[Def.$I$6:.$I$10];0);MATCH([.I160];[Def.$J$5:.$L$5];0));&quot;&quot;)">
            <text:p/>
          </table:table-cell>
          <table:table-cell table:style-name="ce56"/>
          <table:table-cell table:style-name="ce59" table:formula="of:=IF([.K160]=&quot;&quot;;[.J160];[.J160]*[.K1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1]&lt;&gt;&quot;&quot;;IF(OR([.F161]=&quot;ILF&quot;;[.F161]=&quot;EIF&quot;);INDEX([Def.$D$6:.$F$8];MATCH([.H161];[Def.$C$6:.$C$8]);MATCH([.G161];[Def.$D$5:.$F$5]));IF([.F161]=&quot;EI&quot;;INDEX([Def.$D$13:.$F$15];MATCH([.H161];[Def.$C$13:.$C$15]);MATCH([.G161];[Def.$D$12:.$F$12]));IF(OR([.F161]=&quot;EO&quot;;[.F161]=&quot;EQ&quot;);INDEX([Def.$D$19:.$F$21];MATCH([.H161];[Def.$C$19:.$C$21]);MATCH([.G161];[Def.$D$18:.$F$18]));&quot;#err&quot;)));&quot;&quot;)">
            <text:p/>
          </table:table-cell>
          <table:table-cell table:style-name="ce53" table:formula="of:=IF([.I161]&lt;&gt;&quot;&quot;;INDEX([Def.$J$6:.$L$10];MATCH([.F161];[Def.$I$6:.$I$10];0);MATCH([.I161];[Def.$J$5:.$L$5];0));&quot;&quot;)">
            <text:p/>
          </table:table-cell>
          <table:table-cell table:style-name="ce56"/>
          <table:table-cell table:style-name="ce59" table:formula="of:=IF([.K161]=&quot;&quot;;[.J161];[.J161]*[.K1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2]&lt;&gt;&quot;&quot;;IF(OR([.F162]=&quot;ILF&quot;;[.F162]=&quot;EIF&quot;);INDEX([Def.$D$6:.$F$8];MATCH([.H162];[Def.$C$6:.$C$8]);MATCH([.G162];[Def.$D$5:.$F$5]));IF([.F162]=&quot;EI&quot;;INDEX([Def.$D$13:.$F$15];MATCH([.H162];[Def.$C$13:.$C$15]);MATCH([.G162];[Def.$D$12:.$F$12]));IF(OR([.F162]=&quot;EO&quot;;[.F162]=&quot;EQ&quot;);INDEX([Def.$D$19:.$F$21];MATCH([.H162];[Def.$C$19:.$C$21]);MATCH([.G162];[Def.$D$18:.$F$18]));&quot;#err&quot;)));&quot;&quot;)">
            <text:p/>
          </table:table-cell>
          <table:table-cell table:style-name="ce53" table:formula="of:=IF([.I162]&lt;&gt;&quot;&quot;;INDEX([Def.$J$6:.$L$10];MATCH([.F162];[Def.$I$6:.$I$10];0);MATCH([.I162];[Def.$J$5:.$L$5];0));&quot;&quot;)">
            <text:p/>
          </table:table-cell>
          <table:table-cell table:style-name="ce56"/>
          <table:table-cell table:style-name="ce59" table:formula="of:=IF([.K162]=&quot;&quot;;[.J162];[.J162]*[.K1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3]&lt;&gt;&quot;&quot;;IF(OR([.F163]=&quot;ILF&quot;;[.F163]=&quot;EIF&quot;);INDEX([Def.$D$6:.$F$8];MATCH([.H163];[Def.$C$6:.$C$8]);MATCH([.G163];[Def.$D$5:.$F$5]));IF([.F163]=&quot;EI&quot;;INDEX([Def.$D$13:.$F$15];MATCH([.H163];[Def.$C$13:.$C$15]);MATCH([.G163];[Def.$D$12:.$F$12]));IF(OR([.F163]=&quot;EO&quot;;[.F163]=&quot;EQ&quot;);INDEX([Def.$D$19:.$F$21];MATCH([.H163];[Def.$C$19:.$C$21]);MATCH([.G163];[Def.$D$18:.$F$18]));&quot;#err&quot;)));&quot;&quot;)">
            <text:p/>
          </table:table-cell>
          <table:table-cell table:style-name="ce53" table:formula="of:=IF([.I163]&lt;&gt;&quot;&quot;;INDEX([Def.$J$6:.$L$10];MATCH([.F163];[Def.$I$6:.$I$10];0);MATCH([.I163];[Def.$J$5:.$L$5];0));&quot;&quot;)">
            <text:p/>
          </table:table-cell>
          <table:table-cell table:style-name="ce56"/>
          <table:table-cell table:style-name="ce59" table:formula="of:=IF([.K163]=&quot;&quot;;[.J163];[.J163]*[.K1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4]&lt;&gt;&quot;&quot;;IF(OR([.F164]=&quot;ILF&quot;;[.F164]=&quot;EIF&quot;);INDEX([Def.$D$6:.$F$8];MATCH([.H164];[Def.$C$6:.$C$8]);MATCH([.G164];[Def.$D$5:.$F$5]));IF([.F164]=&quot;EI&quot;;INDEX([Def.$D$13:.$F$15];MATCH([.H164];[Def.$C$13:.$C$15]);MATCH([.G164];[Def.$D$12:.$F$12]));IF(OR([.F164]=&quot;EO&quot;;[.F164]=&quot;EQ&quot;);INDEX([Def.$D$19:.$F$21];MATCH([.H164];[Def.$C$19:.$C$21]);MATCH([.G164];[Def.$D$18:.$F$18]));&quot;#err&quot;)));&quot;&quot;)">
            <text:p/>
          </table:table-cell>
          <table:table-cell table:style-name="ce53" table:formula="of:=IF([.I164]&lt;&gt;&quot;&quot;;INDEX([Def.$J$6:.$L$10];MATCH([.F164];[Def.$I$6:.$I$10];0);MATCH([.I164];[Def.$J$5:.$L$5];0));&quot;&quot;)">
            <text:p/>
          </table:table-cell>
          <table:table-cell table:style-name="ce56"/>
          <table:table-cell table:style-name="ce59" table:formula="of:=IF([.K164]=&quot;&quot;;[.J164];[.J164]*[.K1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5]&lt;&gt;&quot;&quot;;IF(OR([.F165]=&quot;ILF&quot;;[.F165]=&quot;EIF&quot;);INDEX([Def.$D$6:.$F$8];MATCH([.H165];[Def.$C$6:.$C$8]);MATCH([.G165];[Def.$D$5:.$F$5]));IF([.F165]=&quot;EI&quot;;INDEX([Def.$D$13:.$F$15];MATCH([.H165];[Def.$C$13:.$C$15]);MATCH([.G165];[Def.$D$12:.$F$12]));IF(OR([.F165]=&quot;EO&quot;;[.F165]=&quot;EQ&quot;);INDEX([Def.$D$19:.$F$21];MATCH([.H165];[Def.$C$19:.$C$21]);MATCH([.G165];[Def.$D$18:.$F$18]));&quot;#err&quot;)));&quot;&quot;)">
            <text:p/>
          </table:table-cell>
          <table:table-cell table:style-name="ce53" table:formula="of:=IF([.I165]&lt;&gt;&quot;&quot;;INDEX([Def.$J$6:.$L$10];MATCH([.F165];[Def.$I$6:.$I$10];0);MATCH([.I165];[Def.$J$5:.$L$5];0));&quot;&quot;)">
            <text:p/>
          </table:table-cell>
          <table:table-cell table:style-name="ce56"/>
          <table:table-cell table:style-name="ce59" table:formula="of:=IF([.K165]=&quot;&quot;;[.J165];[.J165]*[.K1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6]&lt;&gt;&quot;&quot;;IF(OR([.F166]=&quot;ILF&quot;;[.F166]=&quot;EIF&quot;);INDEX([Def.$D$6:.$F$8];MATCH([.H166];[Def.$C$6:.$C$8]);MATCH([.G166];[Def.$D$5:.$F$5]));IF([.F166]=&quot;EI&quot;;INDEX([Def.$D$13:.$F$15];MATCH([.H166];[Def.$C$13:.$C$15]);MATCH([.G166];[Def.$D$12:.$F$12]));IF(OR([.F166]=&quot;EO&quot;;[.F166]=&quot;EQ&quot;);INDEX([Def.$D$19:.$F$21];MATCH([.H166];[Def.$C$19:.$C$21]);MATCH([.G166];[Def.$D$18:.$F$18]));&quot;#err&quot;)));&quot;&quot;)">
            <text:p/>
          </table:table-cell>
          <table:table-cell table:style-name="ce53" table:formula="of:=IF([.I166]&lt;&gt;&quot;&quot;;INDEX([Def.$J$6:.$L$10];MATCH([.F166];[Def.$I$6:.$I$10];0);MATCH([.I166];[Def.$J$5:.$L$5];0));&quot;&quot;)">
            <text:p/>
          </table:table-cell>
          <table:table-cell table:style-name="ce56"/>
          <table:table-cell table:style-name="ce59" table:formula="of:=IF([.K166]=&quot;&quot;;[.J166];[.J166]*[.K1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7]&lt;&gt;&quot;&quot;;IF(OR([.F167]=&quot;ILF&quot;;[.F167]=&quot;EIF&quot;);INDEX([Def.$D$6:.$F$8];MATCH([.H167];[Def.$C$6:.$C$8]);MATCH([.G167];[Def.$D$5:.$F$5]));IF([.F167]=&quot;EI&quot;;INDEX([Def.$D$13:.$F$15];MATCH([.H167];[Def.$C$13:.$C$15]);MATCH([.G167];[Def.$D$12:.$F$12]));IF(OR([.F167]=&quot;EO&quot;;[.F167]=&quot;EQ&quot;);INDEX([Def.$D$19:.$F$21];MATCH([.H167];[Def.$C$19:.$C$21]);MATCH([.G167];[Def.$D$18:.$F$18]));&quot;#err&quot;)));&quot;&quot;)">
            <text:p/>
          </table:table-cell>
          <table:table-cell table:style-name="ce53" table:formula="of:=IF([.I167]&lt;&gt;&quot;&quot;;INDEX([Def.$J$6:.$L$10];MATCH([.F167];[Def.$I$6:.$I$10];0);MATCH([.I167];[Def.$J$5:.$L$5];0));&quot;&quot;)">
            <text:p/>
          </table:table-cell>
          <table:table-cell table:style-name="ce56"/>
          <table:table-cell table:style-name="ce59" table:formula="of:=IF([.K167]=&quot;&quot;;[.J167];[.J167]*[.K1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8]&lt;&gt;&quot;&quot;;IF(OR([.F168]=&quot;ILF&quot;;[.F168]=&quot;EIF&quot;);INDEX([Def.$D$6:.$F$8];MATCH([.H168];[Def.$C$6:.$C$8]);MATCH([.G168];[Def.$D$5:.$F$5]));IF([.F168]=&quot;EI&quot;;INDEX([Def.$D$13:.$F$15];MATCH([.H168];[Def.$C$13:.$C$15]);MATCH([.G168];[Def.$D$12:.$F$12]));IF(OR([.F168]=&quot;EO&quot;;[.F168]=&quot;EQ&quot;);INDEX([Def.$D$19:.$F$21];MATCH([.H168];[Def.$C$19:.$C$21]);MATCH([.G168];[Def.$D$18:.$F$18]));&quot;#err&quot;)));&quot;&quot;)">
            <text:p/>
          </table:table-cell>
          <table:table-cell table:style-name="ce53" table:formula="of:=IF([.I168]&lt;&gt;&quot;&quot;;INDEX([Def.$J$6:.$L$10];MATCH([.F168];[Def.$I$6:.$I$10];0);MATCH([.I168];[Def.$J$5:.$L$5];0));&quot;&quot;)">
            <text:p/>
          </table:table-cell>
          <table:table-cell table:style-name="ce56"/>
          <table:table-cell table:style-name="ce59" table:formula="of:=IF([.K168]=&quot;&quot;;[.J168];[.J168]*[.K1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9]&lt;&gt;&quot;&quot;;IF(OR([.F169]=&quot;ILF&quot;;[.F169]=&quot;EIF&quot;);INDEX([Def.$D$6:.$F$8];MATCH([.H169];[Def.$C$6:.$C$8]);MATCH([.G169];[Def.$D$5:.$F$5]));IF([.F169]=&quot;EI&quot;;INDEX([Def.$D$13:.$F$15];MATCH([.H169];[Def.$C$13:.$C$15]);MATCH([.G169];[Def.$D$12:.$F$12]));IF(OR([.F169]=&quot;EO&quot;;[.F169]=&quot;EQ&quot;);INDEX([Def.$D$19:.$F$21];MATCH([.H169];[Def.$C$19:.$C$21]);MATCH([.G169];[Def.$D$18:.$F$18]));&quot;#err&quot;)));&quot;&quot;)">
            <text:p/>
          </table:table-cell>
          <table:table-cell table:style-name="ce53" table:formula="of:=IF([.I169]&lt;&gt;&quot;&quot;;INDEX([Def.$J$6:.$L$10];MATCH([.F169];[Def.$I$6:.$I$10];0);MATCH([.I169];[Def.$J$5:.$L$5];0));&quot;&quot;)">
            <text:p/>
          </table:table-cell>
          <table:table-cell table:style-name="ce56"/>
          <table:table-cell table:style-name="ce59" table:formula="of:=IF([.K169]=&quot;&quot;;[.J169];[.J169]*[.K1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0]&lt;&gt;&quot;&quot;;IF(OR([.F170]=&quot;ILF&quot;;[.F170]=&quot;EIF&quot;);INDEX([Def.$D$6:.$F$8];MATCH([.H170];[Def.$C$6:.$C$8]);MATCH([.G170];[Def.$D$5:.$F$5]));IF([.F170]=&quot;EI&quot;;INDEX([Def.$D$13:.$F$15];MATCH([.H170];[Def.$C$13:.$C$15]);MATCH([.G170];[Def.$D$12:.$F$12]));IF(OR([.F170]=&quot;EO&quot;;[.F170]=&quot;EQ&quot;);INDEX([Def.$D$19:.$F$21];MATCH([.H170];[Def.$C$19:.$C$21]);MATCH([.G170];[Def.$D$18:.$F$18]));&quot;#err&quot;)));&quot;&quot;)">
            <text:p/>
          </table:table-cell>
          <table:table-cell table:style-name="ce53" table:formula="of:=IF([.I170]&lt;&gt;&quot;&quot;;INDEX([Def.$J$6:.$L$10];MATCH([.F170];[Def.$I$6:.$I$10];0);MATCH([.I170];[Def.$J$5:.$L$5];0));&quot;&quot;)">
            <text:p/>
          </table:table-cell>
          <table:table-cell table:style-name="ce56"/>
          <table:table-cell table:style-name="ce59" table:formula="of:=IF([.K170]=&quot;&quot;;[.J170];[.J170]*[.K1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1]&lt;&gt;&quot;&quot;;IF(OR([.F171]=&quot;ILF&quot;;[.F171]=&quot;EIF&quot;);INDEX([Def.$D$6:.$F$8];MATCH([.H171];[Def.$C$6:.$C$8]);MATCH([.G171];[Def.$D$5:.$F$5]));IF([.F171]=&quot;EI&quot;;INDEX([Def.$D$13:.$F$15];MATCH([.H171];[Def.$C$13:.$C$15]);MATCH([.G171];[Def.$D$12:.$F$12]));IF(OR([.F171]=&quot;EO&quot;;[.F171]=&quot;EQ&quot;);INDEX([Def.$D$19:.$F$21];MATCH([.H171];[Def.$C$19:.$C$21]);MATCH([.G171];[Def.$D$18:.$F$18]));&quot;#err&quot;)));&quot;&quot;)">
            <text:p/>
          </table:table-cell>
          <table:table-cell table:style-name="ce53" table:formula="of:=IF([.I171]&lt;&gt;&quot;&quot;;INDEX([Def.$J$6:.$L$10];MATCH([.F171];[Def.$I$6:.$I$10];0);MATCH([.I171];[Def.$J$5:.$L$5];0));&quot;&quot;)">
            <text:p/>
          </table:table-cell>
          <table:table-cell table:style-name="ce56"/>
          <table:table-cell table:style-name="ce59" table:formula="of:=IF([.K171]=&quot;&quot;;[.J171];[.J171]*[.K1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2]&lt;&gt;&quot;&quot;;IF(OR([.F172]=&quot;ILF&quot;;[.F172]=&quot;EIF&quot;);INDEX([Def.$D$6:.$F$8];MATCH([.H172];[Def.$C$6:.$C$8]);MATCH([.G172];[Def.$D$5:.$F$5]));IF([.F172]=&quot;EI&quot;;INDEX([Def.$D$13:.$F$15];MATCH([.H172];[Def.$C$13:.$C$15]);MATCH([.G172];[Def.$D$12:.$F$12]));IF(OR([.F172]=&quot;EO&quot;;[.F172]=&quot;EQ&quot;);INDEX([Def.$D$19:.$F$21];MATCH([.H172];[Def.$C$19:.$C$21]);MATCH([.G172];[Def.$D$18:.$F$18]));&quot;#err&quot;)));&quot;&quot;)">
            <text:p/>
          </table:table-cell>
          <table:table-cell table:style-name="ce53" table:formula="of:=IF([.I172]&lt;&gt;&quot;&quot;;INDEX([Def.$J$6:.$L$10];MATCH([.F172];[Def.$I$6:.$I$10];0);MATCH([.I172];[Def.$J$5:.$L$5];0));&quot;&quot;)">
            <text:p/>
          </table:table-cell>
          <table:table-cell table:style-name="ce56"/>
          <table:table-cell table:style-name="ce59" table:formula="of:=IF([.K172]=&quot;&quot;;[.J172];[.J172]*[.K1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3]&lt;&gt;&quot;&quot;;IF(OR([.F173]=&quot;ILF&quot;;[.F173]=&quot;EIF&quot;);INDEX([Def.$D$6:.$F$8];MATCH([.H173];[Def.$C$6:.$C$8]);MATCH([.G173];[Def.$D$5:.$F$5]));IF([.F173]=&quot;EI&quot;;INDEX([Def.$D$13:.$F$15];MATCH([.H173];[Def.$C$13:.$C$15]);MATCH([.G173];[Def.$D$12:.$F$12]));IF(OR([.F173]=&quot;EO&quot;;[.F173]=&quot;EQ&quot;);INDEX([Def.$D$19:.$F$21];MATCH([.H173];[Def.$C$19:.$C$21]);MATCH([.G173];[Def.$D$18:.$F$18]));&quot;#err&quot;)));&quot;&quot;)">
            <text:p/>
          </table:table-cell>
          <table:table-cell table:style-name="ce53" table:formula="of:=IF([.I173]&lt;&gt;&quot;&quot;;INDEX([Def.$J$6:.$L$10];MATCH([.F173];[Def.$I$6:.$I$10];0);MATCH([.I173];[Def.$J$5:.$L$5];0));&quot;&quot;)">
            <text:p/>
          </table:table-cell>
          <table:table-cell table:style-name="ce56"/>
          <table:table-cell table:style-name="ce59" table:formula="of:=IF([.K173]=&quot;&quot;;[.J173];[.J173]*[.K1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4]&lt;&gt;&quot;&quot;;IF(OR([.F174]=&quot;ILF&quot;;[.F174]=&quot;EIF&quot;);INDEX([Def.$D$6:.$F$8];MATCH([.H174];[Def.$C$6:.$C$8]);MATCH([.G174];[Def.$D$5:.$F$5]));IF([.F174]=&quot;EI&quot;;INDEX([Def.$D$13:.$F$15];MATCH([.H174];[Def.$C$13:.$C$15]);MATCH([.G174];[Def.$D$12:.$F$12]));IF(OR([.F174]=&quot;EO&quot;;[.F174]=&quot;EQ&quot;);INDEX([Def.$D$19:.$F$21];MATCH([.H174];[Def.$C$19:.$C$21]);MATCH([.G174];[Def.$D$18:.$F$18]));&quot;#err&quot;)));&quot;&quot;)">
            <text:p/>
          </table:table-cell>
          <table:table-cell table:style-name="ce53" table:formula="of:=IF([.I174]&lt;&gt;&quot;&quot;;INDEX([Def.$J$6:.$L$10];MATCH([.F174];[Def.$I$6:.$I$10];0);MATCH([.I174];[Def.$J$5:.$L$5];0));&quot;&quot;)">
            <text:p/>
          </table:table-cell>
          <table:table-cell table:style-name="ce56"/>
          <table:table-cell table:style-name="ce59" table:formula="of:=IF([.K174]=&quot;&quot;;[.J174];[.J174]*[.K1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5]&lt;&gt;&quot;&quot;;IF(OR([.F175]=&quot;ILF&quot;;[.F175]=&quot;EIF&quot;);INDEX([Def.$D$6:.$F$8];MATCH([.H175];[Def.$C$6:.$C$8]);MATCH([.G175];[Def.$D$5:.$F$5]));IF([.F175]=&quot;EI&quot;;INDEX([Def.$D$13:.$F$15];MATCH([.H175];[Def.$C$13:.$C$15]);MATCH([.G175];[Def.$D$12:.$F$12]));IF(OR([.F175]=&quot;EO&quot;;[.F175]=&quot;EQ&quot;);INDEX([Def.$D$19:.$F$21];MATCH([.H175];[Def.$C$19:.$C$21]);MATCH([.G175];[Def.$D$18:.$F$18]));&quot;#err&quot;)));&quot;&quot;)">
            <text:p/>
          </table:table-cell>
          <table:table-cell table:style-name="ce53" table:formula="of:=IF([.I175]&lt;&gt;&quot;&quot;;INDEX([Def.$J$6:.$L$10];MATCH([.F175];[Def.$I$6:.$I$10];0);MATCH([.I175];[Def.$J$5:.$L$5];0));&quot;&quot;)">
            <text:p/>
          </table:table-cell>
          <table:table-cell table:style-name="ce56"/>
          <table:table-cell table:style-name="ce59" table:formula="of:=IF([.K175]=&quot;&quot;;[.J175];[.J175]*[.K1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6]&lt;&gt;&quot;&quot;;IF(OR([.F176]=&quot;ILF&quot;;[.F176]=&quot;EIF&quot;);INDEX([Def.$D$6:.$F$8];MATCH([.H176];[Def.$C$6:.$C$8]);MATCH([.G176];[Def.$D$5:.$F$5]));IF([.F176]=&quot;EI&quot;;INDEX([Def.$D$13:.$F$15];MATCH([.H176];[Def.$C$13:.$C$15]);MATCH([.G176];[Def.$D$12:.$F$12]));IF(OR([.F176]=&quot;EO&quot;;[.F176]=&quot;EQ&quot;);INDEX([Def.$D$19:.$F$21];MATCH([.H176];[Def.$C$19:.$C$21]);MATCH([.G176];[Def.$D$18:.$F$18]));&quot;#err&quot;)));&quot;&quot;)">
            <text:p/>
          </table:table-cell>
          <table:table-cell table:style-name="ce53" table:formula="of:=IF([.I176]&lt;&gt;&quot;&quot;;INDEX([Def.$J$6:.$L$10];MATCH([.F176];[Def.$I$6:.$I$10];0);MATCH([.I176];[Def.$J$5:.$L$5];0));&quot;&quot;)">
            <text:p/>
          </table:table-cell>
          <table:table-cell table:style-name="ce56"/>
          <table:table-cell table:style-name="ce59" table:formula="of:=IF([.K176]=&quot;&quot;;[.J176];[.J176]*[.K1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7]&lt;&gt;&quot;&quot;;IF(OR([.F177]=&quot;ILF&quot;;[.F177]=&quot;EIF&quot;);INDEX([Def.$D$6:.$F$8];MATCH([.H177];[Def.$C$6:.$C$8]);MATCH([.G177];[Def.$D$5:.$F$5]));IF([.F177]=&quot;EI&quot;;INDEX([Def.$D$13:.$F$15];MATCH([.H177];[Def.$C$13:.$C$15]);MATCH([.G177];[Def.$D$12:.$F$12]));IF(OR([.F177]=&quot;EO&quot;;[.F177]=&quot;EQ&quot;);INDEX([Def.$D$19:.$F$21];MATCH([.H177];[Def.$C$19:.$C$21]);MATCH([.G177];[Def.$D$18:.$F$18]));&quot;#err&quot;)));&quot;&quot;)">
            <text:p/>
          </table:table-cell>
          <table:table-cell table:style-name="ce53" table:formula="of:=IF([.I177]&lt;&gt;&quot;&quot;;INDEX([Def.$J$6:.$L$10];MATCH([.F177];[Def.$I$6:.$I$10];0);MATCH([.I177];[Def.$J$5:.$L$5];0));&quot;&quot;)">
            <text:p/>
          </table:table-cell>
          <table:table-cell table:style-name="ce56"/>
          <table:table-cell table:style-name="ce59" table:formula="of:=IF([.K177]=&quot;&quot;;[.J177];[.J177]*[.K1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8]&lt;&gt;&quot;&quot;;IF(OR([.F178]=&quot;ILF&quot;;[.F178]=&quot;EIF&quot;);INDEX([Def.$D$6:.$F$8];MATCH([.H178];[Def.$C$6:.$C$8]);MATCH([.G178];[Def.$D$5:.$F$5]));IF([.F178]=&quot;EI&quot;;INDEX([Def.$D$13:.$F$15];MATCH([.H178];[Def.$C$13:.$C$15]);MATCH([.G178];[Def.$D$12:.$F$12]));IF(OR([.F178]=&quot;EO&quot;;[.F178]=&quot;EQ&quot;);INDEX([Def.$D$19:.$F$21];MATCH([.H178];[Def.$C$19:.$C$21]);MATCH([.G178];[Def.$D$18:.$F$18]));&quot;#err&quot;)));&quot;&quot;)">
            <text:p/>
          </table:table-cell>
          <table:table-cell table:style-name="ce53" table:formula="of:=IF([.I178]&lt;&gt;&quot;&quot;;INDEX([Def.$J$6:.$L$10];MATCH([.F178];[Def.$I$6:.$I$10];0);MATCH([.I178];[Def.$J$5:.$L$5];0));&quot;&quot;)">
            <text:p/>
          </table:table-cell>
          <table:table-cell table:style-name="ce56"/>
          <table:table-cell table:style-name="ce59" table:formula="of:=IF([.K178]=&quot;&quot;;[.J178];[.J178]*[.K1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9]&lt;&gt;&quot;&quot;;IF(OR([.F179]=&quot;ILF&quot;;[.F179]=&quot;EIF&quot;);INDEX([Def.$D$6:.$F$8];MATCH([.H179];[Def.$C$6:.$C$8]);MATCH([.G179];[Def.$D$5:.$F$5]));IF([.F179]=&quot;EI&quot;;INDEX([Def.$D$13:.$F$15];MATCH([.H179];[Def.$C$13:.$C$15]);MATCH([.G179];[Def.$D$12:.$F$12]));IF(OR([.F179]=&quot;EO&quot;;[.F179]=&quot;EQ&quot;);INDEX([Def.$D$19:.$F$21];MATCH([.H179];[Def.$C$19:.$C$21]);MATCH([.G179];[Def.$D$18:.$F$18]));&quot;#err&quot;)));&quot;&quot;)">
            <text:p/>
          </table:table-cell>
          <table:table-cell table:style-name="ce53" table:formula="of:=IF([.I179]&lt;&gt;&quot;&quot;;INDEX([Def.$J$6:.$L$10];MATCH([.F179];[Def.$I$6:.$I$10];0);MATCH([.I179];[Def.$J$5:.$L$5];0));&quot;&quot;)">
            <text:p/>
          </table:table-cell>
          <table:table-cell table:style-name="ce56"/>
          <table:table-cell table:style-name="ce59" table:formula="of:=IF([.K179]=&quot;&quot;;[.J179];[.J179]*[.K1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0]&lt;&gt;&quot;&quot;;IF(OR([.F180]=&quot;ILF&quot;;[.F180]=&quot;EIF&quot;);INDEX([Def.$D$6:.$F$8];MATCH([.H180];[Def.$C$6:.$C$8]);MATCH([.G180];[Def.$D$5:.$F$5]));IF([.F180]=&quot;EI&quot;;INDEX([Def.$D$13:.$F$15];MATCH([.H180];[Def.$C$13:.$C$15]);MATCH([.G180];[Def.$D$12:.$F$12]));IF(OR([.F180]=&quot;EO&quot;;[.F180]=&quot;EQ&quot;);INDEX([Def.$D$19:.$F$21];MATCH([.H180];[Def.$C$19:.$C$21]);MATCH([.G180];[Def.$D$18:.$F$18]));&quot;#err&quot;)));&quot;&quot;)">
            <text:p/>
          </table:table-cell>
          <table:table-cell table:style-name="ce53" table:formula="of:=IF([.I180]&lt;&gt;&quot;&quot;;INDEX([Def.$J$6:.$L$10];MATCH([.F180];[Def.$I$6:.$I$10];0);MATCH([.I180];[Def.$J$5:.$L$5];0));&quot;&quot;)">
            <text:p/>
          </table:table-cell>
          <table:table-cell table:style-name="ce56"/>
          <table:table-cell table:style-name="ce59" table:formula="of:=IF([.K180]=&quot;&quot;;[.J180];[.J180]*[.K1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1]&lt;&gt;&quot;&quot;;IF(OR([.F181]=&quot;ILF&quot;;[.F181]=&quot;EIF&quot;);INDEX([Def.$D$6:.$F$8];MATCH([.H181];[Def.$C$6:.$C$8]);MATCH([.G181];[Def.$D$5:.$F$5]));IF([.F181]=&quot;EI&quot;;INDEX([Def.$D$13:.$F$15];MATCH([.H181];[Def.$C$13:.$C$15]);MATCH([.G181];[Def.$D$12:.$F$12]));IF(OR([.F181]=&quot;EO&quot;;[.F181]=&quot;EQ&quot;);INDEX([Def.$D$19:.$F$21];MATCH([.H181];[Def.$C$19:.$C$21]);MATCH([.G181];[Def.$D$18:.$F$18]));&quot;#err&quot;)));&quot;&quot;)">
            <text:p/>
          </table:table-cell>
          <table:table-cell table:style-name="ce53" table:formula="of:=IF([.I181]&lt;&gt;&quot;&quot;;INDEX([Def.$J$6:.$L$10];MATCH([.F181];[Def.$I$6:.$I$10];0);MATCH([.I181];[Def.$J$5:.$L$5];0));&quot;&quot;)">
            <text:p/>
          </table:table-cell>
          <table:table-cell table:style-name="ce56"/>
          <table:table-cell table:style-name="ce59" table:formula="of:=IF([.K181]=&quot;&quot;;[.J181];[.J181]*[.K1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2]&lt;&gt;&quot;&quot;;IF(OR([.F182]=&quot;ILF&quot;;[.F182]=&quot;EIF&quot;);INDEX([Def.$D$6:.$F$8];MATCH([.H182];[Def.$C$6:.$C$8]);MATCH([.G182];[Def.$D$5:.$F$5]));IF([.F182]=&quot;EI&quot;;INDEX([Def.$D$13:.$F$15];MATCH([.H182];[Def.$C$13:.$C$15]);MATCH([.G182];[Def.$D$12:.$F$12]));IF(OR([.F182]=&quot;EO&quot;;[.F182]=&quot;EQ&quot;);INDEX([Def.$D$19:.$F$21];MATCH([.H182];[Def.$C$19:.$C$21]);MATCH([.G182];[Def.$D$18:.$F$18]));&quot;#err&quot;)));&quot;&quot;)">
            <text:p/>
          </table:table-cell>
          <table:table-cell table:style-name="ce53" table:formula="of:=IF([.I182]&lt;&gt;&quot;&quot;;INDEX([Def.$J$6:.$L$10];MATCH([.F182];[Def.$I$6:.$I$10];0);MATCH([.I182];[Def.$J$5:.$L$5];0));&quot;&quot;)">
            <text:p/>
          </table:table-cell>
          <table:table-cell table:style-name="ce56"/>
          <table:table-cell table:style-name="ce59" table:formula="of:=IF([.K182]=&quot;&quot;;[.J182];[.J182]*[.K1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3]&lt;&gt;&quot;&quot;;IF(OR([.F183]=&quot;ILF&quot;;[.F183]=&quot;EIF&quot;);INDEX([Def.$D$6:.$F$8];MATCH([.H183];[Def.$C$6:.$C$8]);MATCH([.G183];[Def.$D$5:.$F$5]));IF([.F183]=&quot;EI&quot;;INDEX([Def.$D$13:.$F$15];MATCH([.H183];[Def.$C$13:.$C$15]);MATCH([.G183];[Def.$D$12:.$F$12]));IF(OR([.F183]=&quot;EO&quot;;[.F183]=&quot;EQ&quot;);INDEX([Def.$D$19:.$F$21];MATCH([.H183];[Def.$C$19:.$C$21]);MATCH([.G183];[Def.$D$18:.$F$18]));&quot;#err&quot;)));&quot;&quot;)">
            <text:p/>
          </table:table-cell>
          <table:table-cell table:style-name="ce53" table:formula="of:=IF([.I183]&lt;&gt;&quot;&quot;;INDEX([Def.$J$6:.$L$10];MATCH([.F183];[Def.$I$6:.$I$10];0);MATCH([.I183];[Def.$J$5:.$L$5];0));&quot;&quot;)">
            <text:p/>
          </table:table-cell>
          <table:table-cell table:style-name="ce56"/>
          <table:table-cell table:style-name="ce59" table:formula="of:=IF([.K183]=&quot;&quot;;[.J183];[.J183]*[.K1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4]&lt;&gt;&quot;&quot;;IF(OR([.F184]=&quot;ILF&quot;;[.F184]=&quot;EIF&quot;);INDEX([Def.$D$6:.$F$8];MATCH([.H184];[Def.$C$6:.$C$8]);MATCH([.G184];[Def.$D$5:.$F$5]));IF([.F184]=&quot;EI&quot;;INDEX([Def.$D$13:.$F$15];MATCH([.H184];[Def.$C$13:.$C$15]);MATCH([.G184];[Def.$D$12:.$F$12]));IF(OR([.F184]=&quot;EO&quot;;[.F184]=&quot;EQ&quot;);INDEX([Def.$D$19:.$F$21];MATCH([.H184];[Def.$C$19:.$C$21]);MATCH([.G184];[Def.$D$18:.$F$18]));&quot;#err&quot;)));&quot;&quot;)">
            <text:p/>
          </table:table-cell>
          <table:table-cell table:style-name="ce53" table:formula="of:=IF([.I184]&lt;&gt;&quot;&quot;;INDEX([Def.$J$6:.$L$10];MATCH([.F184];[Def.$I$6:.$I$10];0);MATCH([.I184];[Def.$J$5:.$L$5];0));&quot;&quot;)">
            <text:p/>
          </table:table-cell>
          <table:table-cell table:style-name="ce56"/>
          <table:table-cell table:style-name="ce59" table:formula="of:=IF([.K184]=&quot;&quot;;[.J184];[.J184]*[.K1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5]&lt;&gt;&quot;&quot;;IF(OR([.F185]=&quot;ILF&quot;;[.F185]=&quot;EIF&quot;);INDEX([Def.$D$6:.$F$8];MATCH([.H185];[Def.$C$6:.$C$8]);MATCH([.G185];[Def.$D$5:.$F$5]));IF([.F185]=&quot;EI&quot;;INDEX([Def.$D$13:.$F$15];MATCH([.H185];[Def.$C$13:.$C$15]);MATCH([.G185];[Def.$D$12:.$F$12]));IF(OR([.F185]=&quot;EO&quot;;[.F185]=&quot;EQ&quot;);INDEX([Def.$D$19:.$F$21];MATCH([.H185];[Def.$C$19:.$C$21]);MATCH([.G185];[Def.$D$18:.$F$18]));&quot;#err&quot;)));&quot;&quot;)">
            <text:p/>
          </table:table-cell>
          <table:table-cell table:style-name="ce53" table:formula="of:=IF([.I185]&lt;&gt;&quot;&quot;;INDEX([Def.$J$6:.$L$10];MATCH([.F185];[Def.$I$6:.$I$10];0);MATCH([.I185];[Def.$J$5:.$L$5];0));&quot;&quot;)">
            <text:p/>
          </table:table-cell>
          <table:table-cell table:style-name="ce56"/>
          <table:table-cell table:style-name="ce59" table:formula="of:=IF([.K185]=&quot;&quot;;[.J185];[.J185]*[.K1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6]&lt;&gt;&quot;&quot;;IF(OR([.F186]=&quot;ILF&quot;;[.F186]=&quot;EIF&quot;);INDEX([Def.$D$6:.$F$8];MATCH([.H186];[Def.$C$6:.$C$8]);MATCH([.G186];[Def.$D$5:.$F$5]));IF([.F186]=&quot;EI&quot;;INDEX([Def.$D$13:.$F$15];MATCH([.H186];[Def.$C$13:.$C$15]);MATCH([.G186];[Def.$D$12:.$F$12]));IF(OR([.F186]=&quot;EO&quot;;[.F186]=&quot;EQ&quot;);INDEX([Def.$D$19:.$F$21];MATCH([.H186];[Def.$C$19:.$C$21]);MATCH([.G186];[Def.$D$18:.$F$18]));&quot;#err&quot;)));&quot;&quot;)">
            <text:p/>
          </table:table-cell>
          <table:table-cell table:style-name="ce53" table:formula="of:=IF([.I186]&lt;&gt;&quot;&quot;;INDEX([Def.$J$6:.$L$10];MATCH([.F186];[Def.$I$6:.$I$10];0);MATCH([.I186];[Def.$J$5:.$L$5];0));&quot;&quot;)">
            <text:p/>
          </table:table-cell>
          <table:table-cell table:style-name="ce56"/>
          <table:table-cell table:style-name="ce59" table:formula="of:=IF([.K186]=&quot;&quot;;[.J186];[.J186]*[.K1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7]&lt;&gt;&quot;&quot;;IF(OR([.F187]=&quot;ILF&quot;;[.F187]=&quot;EIF&quot;);INDEX([Def.$D$6:.$F$8];MATCH([.H187];[Def.$C$6:.$C$8]);MATCH([.G187];[Def.$D$5:.$F$5]));IF([.F187]=&quot;EI&quot;;INDEX([Def.$D$13:.$F$15];MATCH([.H187];[Def.$C$13:.$C$15]);MATCH([.G187];[Def.$D$12:.$F$12]));IF(OR([.F187]=&quot;EO&quot;;[.F187]=&quot;EQ&quot;);INDEX([Def.$D$19:.$F$21];MATCH([.H187];[Def.$C$19:.$C$21]);MATCH([.G187];[Def.$D$18:.$F$18]));&quot;#err&quot;)));&quot;&quot;)">
            <text:p/>
          </table:table-cell>
          <table:table-cell table:style-name="ce53" table:formula="of:=IF([.I187]&lt;&gt;&quot;&quot;;INDEX([Def.$J$6:.$L$10];MATCH([.F187];[Def.$I$6:.$I$10];0);MATCH([.I187];[Def.$J$5:.$L$5];0));&quot;&quot;)">
            <text:p/>
          </table:table-cell>
          <table:table-cell table:style-name="ce56"/>
          <table:table-cell table:style-name="ce59" table:formula="of:=IF([.K187]=&quot;&quot;;[.J187];[.J187]*[.K1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8]&lt;&gt;&quot;&quot;;IF(OR([.F188]=&quot;ILF&quot;;[.F188]=&quot;EIF&quot;);INDEX([Def.$D$6:.$F$8];MATCH([.H188];[Def.$C$6:.$C$8]);MATCH([.G188];[Def.$D$5:.$F$5]));IF([.F188]=&quot;EI&quot;;INDEX([Def.$D$13:.$F$15];MATCH([.H188];[Def.$C$13:.$C$15]);MATCH([.G188];[Def.$D$12:.$F$12]));IF(OR([.F188]=&quot;EO&quot;;[.F188]=&quot;EQ&quot;);INDEX([Def.$D$19:.$F$21];MATCH([.H188];[Def.$C$19:.$C$21]);MATCH([.G188];[Def.$D$18:.$F$18]));&quot;#err&quot;)));&quot;&quot;)">
            <text:p/>
          </table:table-cell>
          <table:table-cell table:style-name="ce53" table:formula="of:=IF([.I188]&lt;&gt;&quot;&quot;;INDEX([Def.$J$6:.$L$10];MATCH([.F188];[Def.$I$6:.$I$10];0);MATCH([.I188];[Def.$J$5:.$L$5];0));&quot;&quot;)">
            <text:p/>
          </table:table-cell>
          <table:table-cell table:style-name="ce56"/>
          <table:table-cell table:style-name="ce59" table:formula="of:=IF([.K188]=&quot;&quot;;[.J188];[.J188]*[.K1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9]&lt;&gt;&quot;&quot;;IF(OR([.F189]=&quot;ILF&quot;;[.F189]=&quot;EIF&quot;);INDEX([Def.$D$6:.$F$8];MATCH([.H189];[Def.$C$6:.$C$8]);MATCH([.G189];[Def.$D$5:.$F$5]));IF([.F189]=&quot;EI&quot;;INDEX([Def.$D$13:.$F$15];MATCH([.H189];[Def.$C$13:.$C$15]);MATCH([.G189];[Def.$D$12:.$F$12]));IF(OR([.F189]=&quot;EO&quot;;[.F189]=&quot;EQ&quot;);INDEX([Def.$D$19:.$F$21];MATCH([.H189];[Def.$C$19:.$C$21]);MATCH([.G189];[Def.$D$18:.$F$18]));&quot;#err&quot;)));&quot;&quot;)">
            <text:p/>
          </table:table-cell>
          <table:table-cell table:style-name="ce53" table:formula="of:=IF([.I189]&lt;&gt;&quot;&quot;;INDEX([Def.$J$6:.$L$10];MATCH([.F189];[Def.$I$6:.$I$10];0);MATCH([.I189];[Def.$J$5:.$L$5];0));&quot;&quot;)">
            <text:p/>
          </table:table-cell>
          <table:table-cell table:style-name="ce56"/>
          <table:table-cell table:style-name="ce59" table:formula="of:=IF([.K189]=&quot;&quot;;[.J189];[.J189]*[.K1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0]&lt;&gt;&quot;&quot;;IF(OR([.F190]=&quot;ILF&quot;;[.F190]=&quot;EIF&quot;);INDEX([Def.$D$6:.$F$8];MATCH([.H190];[Def.$C$6:.$C$8]);MATCH([.G190];[Def.$D$5:.$F$5]));IF([.F190]=&quot;EI&quot;;INDEX([Def.$D$13:.$F$15];MATCH([.H190];[Def.$C$13:.$C$15]);MATCH([.G190];[Def.$D$12:.$F$12]));IF(OR([.F190]=&quot;EO&quot;;[.F190]=&quot;EQ&quot;);INDEX([Def.$D$19:.$F$21];MATCH([.H190];[Def.$C$19:.$C$21]);MATCH([.G190];[Def.$D$18:.$F$18]));&quot;#err&quot;)));&quot;&quot;)">
            <text:p/>
          </table:table-cell>
          <table:table-cell table:style-name="ce53" table:formula="of:=IF([.I190]&lt;&gt;&quot;&quot;;INDEX([Def.$J$6:.$L$10];MATCH([.F190];[Def.$I$6:.$I$10];0);MATCH([.I190];[Def.$J$5:.$L$5];0));&quot;&quot;)">
            <text:p/>
          </table:table-cell>
          <table:table-cell table:style-name="ce56"/>
          <table:table-cell table:style-name="ce59" table:formula="of:=IF([.K190]=&quot;&quot;;[.J190];[.J190]*[.K1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1]&lt;&gt;&quot;&quot;;IF(OR([.F191]=&quot;ILF&quot;;[.F191]=&quot;EIF&quot;);INDEX([Def.$D$6:.$F$8];MATCH([.H191];[Def.$C$6:.$C$8]);MATCH([.G191];[Def.$D$5:.$F$5]));IF([.F191]=&quot;EI&quot;;INDEX([Def.$D$13:.$F$15];MATCH([.H191];[Def.$C$13:.$C$15]);MATCH([.G191];[Def.$D$12:.$F$12]));IF(OR([.F191]=&quot;EO&quot;;[.F191]=&quot;EQ&quot;);INDEX([Def.$D$19:.$F$21];MATCH([.H191];[Def.$C$19:.$C$21]);MATCH([.G191];[Def.$D$18:.$F$18]));&quot;#err&quot;)));&quot;&quot;)">
            <text:p/>
          </table:table-cell>
          <table:table-cell table:style-name="ce53" table:formula="of:=IF([.I191]&lt;&gt;&quot;&quot;;INDEX([Def.$J$6:.$L$10];MATCH([.F191];[Def.$I$6:.$I$10];0);MATCH([.I191];[Def.$J$5:.$L$5];0));&quot;&quot;)">
            <text:p/>
          </table:table-cell>
          <table:table-cell table:style-name="ce56"/>
          <table:table-cell table:style-name="ce59" table:formula="of:=IF([.K191]=&quot;&quot;;[.J191];[.J191]*[.K1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2]&lt;&gt;&quot;&quot;;IF(OR([.F192]=&quot;ILF&quot;;[.F192]=&quot;EIF&quot;);INDEX([Def.$D$6:.$F$8];MATCH([.H192];[Def.$C$6:.$C$8]);MATCH([.G192];[Def.$D$5:.$F$5]));IF([.F192]=&quot;EI&quot;;INDEX([Def.$D$13:.$F$15];MATCH([.H192];[Def.$C$13:.$C$15]);MATCH([.G192];[Def.$D$12:.$F$12]));IF(OR([.F192]=&quot;EO&quot;;[.F192]=&quot;EQ&quot;);INDEX([Def.$D$19:.$F$21];MATCH([.H192];[Def.$C$19:.$C$21]);MATCH([.G192];[Def.$D$18:.$F$18]));&quot;#err&quot;)));&quot;&quot;)">
            <text:p/>
          </table:table-cell>
          <table:table-cell table:style-name="ce53" table:formula="of:=IF([.I192]&lt;&gt;&quot;&quot;;INDEX([Def.$J$6:.$L$10];MATCH([.F192];[Def.$I$6:.$I$10];0);MATCH([.I192];[Def.$J$5:.$L$5];0));&quot;&quot;)">
            <text:p/>
          </table:table-cell>
          <table:table-cell table:style-name="ce56"/>
          <table:table-cell table:style-name="ce59" table:formula="of:=IF([.K192]=&quot;&quot;;[.J192];[.J192]*[.K1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3]&lt;&gt;&quot;&quot;;IF(OR([.F193]=&quot;ILF&quot;;[.F193]=&quot;EIF&quot;);INDEX([Def.$D$6:.$F$8];MATCH([.H193];[Def.$C$6:.$C$8]);MATCH([.G193];[Def.$D$5:.$F$5]));IF([.F193]=&quot;EI&quot;;INDEX([Def.$D$13:.$F$15];MATCH([.H193];[Def.$C$13:.$C$15]);MATCH([.G193];[Def.$D$12:.$F$12]));IF(OR([.F193]=&quot;EO&quot;;[.F193]=&quot;EQ&quot;);INDEX([Def.$D$19:.$F$21];MATCH([.H193];[Def.$C$19:.$C$21]);MATCH([.G193];[Def.$D$18:.$F$18]));&quot;#err&quot;)));&quot;&quot;)">
            <text:p/>
          </table:table-cell>
          <table:table-cell table:style-name="ce53" table:formula="of:=IF([.I193]&lt;&gt;&quot;&quot;;INDEX([Def.$J$6:.$L$10];MATCH([.F193];[Def.$I$6:.$I$10];0);MATCH([.I193];[Def.$J$5:.$L$5];0));&quot;&quot;)">
            <text:p/>
          </table:table-cell>
          <table:table-cell table:style-name="ce56"/>
          <table:table-cell table:style-name="ce59" table:formula="of:=IF([.K193]=&quot;&quot;;[.J193];[.J193]*[.K1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4]&lt;&gt;&quot;&quot;;IF(OR([.F194]=&quot;ILF&quot;;[.F194]=&quot;EIF&quot;);INDEX([Def.$D$6:.$F$8];MATCH([.H194];[Def.$C$6:.$C$8]);MATCH([.G194];[Def.$D$5:.$F$5]));IF([.F194]=&quot;EI&quot;;INDEX([Def.$D$13:.$F$15];MATCH([.H194];[Def.$C$13:.$C$15]);MATCH([.G194];[Def.$D$12:.$F$12]));IF(OR([.F194]=&quot;EO&quot;;[.F194]=&quot;EQ&quot;);INDEX([Def.$D$19:.$F$21];MATCH([.H194];[Def.$C$19:.$C$21]);MATCH([.G194];[Def.$D$18:.$F$18]));&quot;#err&quot;)));&quot;&quot;)">
            <text:p/>
          </table:table-cell>
          <table:table-cell table:style-name="ce53" table:formula="of:=IF([.I194]&lt;&gt;&quot;&quot;;INDEX([Def.$J$6:.$L$10];MATCH([.F194];[Def.$I$6:.$I$10];0);MATCH([.I194];[Def.$J$5:.$L$5];0));&quot;&quot;)">
            <text:p/>
          </table:table-cell>
          <table:table-cell table:style-name="ce56"/>
          <table:table-cell table:style-name="ce59" table:formula="of:=IF([.K194]=&quot;&quot;;[.J194];[.J194]*[.K1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5]&lt;&gt;&quot;&quot;;IF(OR([.F195]=&quot;ILF&quot;;[.F195]=&quot;EIF&quot;);INDEX([Def.$D$6:.$F$8];MATCH([.H195];[Def.$C$6:.$C$8]);MATCH([.G195];[Def.$D$5:.$F$5]));IF([.F195]=&quot;EI&quot;;INDEX([Def.$D$13:.$F$15];MATCH([.H195];[Def.$C$13:.$C$15]);MATCH([.G195];[Def.$D$12:.$F$12]));IF(OR([.F195]=&quot;EO&quot;;[.F195]=&quot;EQ&quot;);INDEX([Def.$D$19:.$F$21];MATCH([.H195];[Def.$C$19:.$C$21]);MATCH([.G195];[Def.$D$18:.$F$18]));&quot;#err&quot;)));&quot;&quot;)">
            <text:p/>
          </table:table-cell>
          <table:table-cell table:style-name="ce53" table:formula="of:=IF([.I195]&lt;&gt;&quot;&quot;;INDEX([Def.$J$6:.$L$10];MATCH([.F195];[Def.$I$6:.$I$10];0);MATCH([.I195];[Def.$J$5:.$L$5];0));&quot;&quot;)">
            <text:p/>
          </table:table-cell>
          <table:table-cell table:style-name="ce56"/>
          <table:table-cell table:style-name="ce59" table:formula="of:=IF([.K195]=&quot;&quot;;[.J195];[.J195]*[.K1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6]&lt;&gt;&quot;&quot;;IF(OR([.F196]=&quot;ILF&quot;;[.F196]=&quot;EIF&quot;);INDEX([Def.$D$6:.$F$8];MATCH([.H196];[Def.$C$6:.$C$8]);MATCH([.G196];[Def.$D$5:.$F$5]));IF([.F196]=&quot;EI&quot;;INDEX([Def.$D$13:.$F$15];MATCH([.H196];[Def.$C$13:.$C$15]);MATCH([.G196];[Def.$D$12:.$F$12]));IF(OR([.F196]=&quot;EO&quot;;[.F196]=&quot;EQ&quot;);INDEX([Def.$D$19:.$F$21];MATCH([.H196];[Def.$C$19:.$C$21]);MATCH([.G196];[Def.$D$18:.$F$18]));&quot;#err&quot;)));&quot;&quot;)">
            <text:p/>
          </table:table-cell>
          <table:table-cell table:style-name="ce53" table:formula="of:=IF([.I196]&lt;&gt;&quot;&quot;;INDEX([Def.$J$6:.$L$10];MATCH([.F196];[Def.$I$6:.$I$10];0);MATCH([.I196];[Def.$J$5:.$L$5];0));&quot;&quot;)">
            <text:p/>
          </table:table-cell>
          <table:table-cell table:style-name="ce56"/>
          <table:table-cell table:style-name="ce59" table:formula="of:=IF([.K196]=&quot;&quot;;[.J196];[.J196]*[.K1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7]&lt;&gt;&quot;&quot;;IF(OR([.F197]=&quot;ILF&quot;;[.F197]=&quot;EIF&quot;);INDEX([Def.$D$6:.$F$8];MATCH([.H197];[Def.$C$6:.$C$8]);MATCH([.G197];[Def.$D$5:.$F$5]));IF([.F197]=&quot;EI&quot;;INDEX([Def.$D$13:.$F$15];MATCH([.H197];[Def.$C$13:.$C$15]);MATCH([.G197];[Def.$D$12:.$F$12]));IF(OR([.F197]=&quot;EO&quot;;[.F197]=&quot;EQ&quot;);INDEX([Def.$D$19:.$F$21];MATCH([.H197];[Def.$C$19:.$C$21]);MATCH([.G197];[Def.$D$18:.$F$18]));&quot;#err&quot;)));&quot;&quot;)">
            <text:p/>
          </table:table-cell>
          <table:table-cell table:style-name="ce53" table:formula="of:=IF([.I197]&lt;&gt;&quot;&quot;;INDEX([Def.$J$6:.$L$10];MATCH([.F197];[Def.$I$6:.$I$10];0);MATCH([.I197];[Def.$J$5:.$L$5];0));&quot;&quot;)">
            <text:p/>
          </table:table-cell>
          <table:table-cell table:style-name="ce56"/>
          <table:table-cell table:style-name="ce59" table:formula="of:=IF([.K197]=&quot;&quot;;[.J197];[.J197]*[.K1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8]&lt;&gt;&quot;&quot;;IF(OR([.F198]=&quot;ILF&quot;;[.F198]=&quot;EIF&quot;);INDEX([Def.$D$6:.$F$8];MATCH([.H198];[Def.$C$6:.$C$8]);MATCH([.G198];[Def.$D$5:.$F$5]));IF([.F198]=&quot;EI&quot;;INDEX([Def.$D$13:.$F$15];MATCH([.H198];[Def.$C$13:.$C$15]);MATCH([.G198];[Def.$D$12:.$F$12]));IF(OR([.F198]=&quot;EO&quot;;[.F198]=&quot;EQ&quot;);INDEX([Def.$D$19:.$F$21];MATCH([.H198];[Def.$C$19:.$C$21]);MATCH([.G198];[Def.$D$18:.$F$18]));&quot;#err&quot;)));&quot;&quot;)">
            <text:p/>
          </table:table-cell>
          <table:table-cell table:style-name="ce53" table:formula="of:=IF([.I198]&lt;&gt;&quot;&quot;;INDEX([Def.$J$6:.$L$10];MATCH([.F198];[Def.$I$6:.$I$10];0);MATCH([.I198];[Def.$J$5:.$L$5];0));&quot;&quot;)">
            <text:p/>
          </table:table-cell>
          <table:table-cell table:style-name="ce56"/>
          <table:table-cell table:style-name="ce59" table:formula="of:=IF([.K198]=&quot;&quot;;[.J198];[.J198]*[.K1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9]&lt;&gt;&quot;&quot;;IF(OR([.F199]=&quot;ILF&quot;;[.F199]=&quot;EIF&quot;);INDEX([Def.$D$6:.$F$8];MATCH([.H199];[Def.$C$6:.$C$8]);MATCH([.G199];[Def.$D$5:.$F$5]));IF([.F199]=&quot;EI&quot;;INDEX([Def.$D$13:.$F$15];MATCH([.H199];[Def.$C$13:.$C$15]);MATCH([.G199];[Def.$D$12:.$F$12]));IF(OR([.F199]=&quot;EO&quot;;[.F199]=&quot;EQ&quot;);INDEX([Def.$D$19:.$F$21];MATCH([.H199];[Def.$C$19:.$C$21]);MATCH([.G199];[Def.$D$18:.$F$18]));&quot;#err&quot;)));&quot;&quot;)">
            <text:p/>
          </table:table-cell>
          <table:table-cell table:style-name="ce53" table:formula="of:=IF([.I199]&lt;&gt;&quot;&quot;;INDEX([Def.$J$6:.$L$10];MATCH([.F199];[Def.$I$6:.$I$10];0);MATCH([.I199];[Def.$J$5:.$L$5];0));&quot;&quot;)">
            <text:p/>
          </table:table-cell>
          <table:table-cell table:style-name="ce56"/>
          <table:table-cell table:style-name="ce59" table:formula="of:=IF([.K199]=&quot;&quot;;[.J199];[.J199]*[.K1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0]&lt;&gt;&quot;&quot;;IF(OR([.F200]=&quot;ILF&quot;;[.F200]=&quot;EIF&quot;);INDEX([Def.$D$6:.$F$8];MATCH([.H200];[Def.$C$6:.$C$8]);MATCH([.G200];[Def.$D$5:.$F$5]));IF([.F200]=&quot;EI&quot;;INDEX([Def.$D$13:.$F$15];MATCH([.H200];[Def.$C$13:.$C$15]);MATCH([.G200];[Def.$D$12:.$F$12]));IF(OR([.F200]=&quot;EO&quot;;[.F200]=&quot;EQ&quot;);INDEX([Def.$D$19:.$F$21];MATCH([.H200];[Def.$C$19:.$C$21]);MATCH([.G200];[Def.$D$18:.$F$18]));&quot;#err&quot;)));&quot;&quot;)">
            <text:p/>
          </table:table-cell>
          <table:table-cell table:style-name="ce53" table:formula="of:=IF([.I200]&lt;&gt;&quot;&quot;;INDEX([Def.$J$6:.$L$10];MATCH([.F200];[Def.$I$6:.$I$10];0);MATCH([.I200];[Def.$J$5:.$L$5];0));&quot;&quot;)">
            <text:p/>
          </table:table-cell>
          <table:table-cell table:style-name="ce56"/>
          <table:table-cell table:style-name="ce59" table:formula="of:=IF([.K200]=&quot;&quot;;[.J200];[.J200]*[.K2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1]&lt;&gt;&quot;&quot;;IF(OR([.F201]=&quot;ILF&quot;;[.F201]=&quot;EIF&quot;);INDEX([Def.$D$6:.$F$8];MATCH([.H201];[Def.$C$6:.$C$8]);MATCH([.G201];[Def.$D$5:.$F$5]));IF([.F201]=&quot;EI&quot;;INDEX([Def.$D$13:.$F$15];MATCH([.H201];[Def.$C$13:.$C$15]);MATCH([.G201];[Def.$D$12:.$F$12]));IF(OR([.F201]=&quot;EO&quot;;[.F201]=&quot;EQ&quot;);INDEX([Def.$D$19:.$F$21];MATCH([.H201];[Def.$C$19:.$C$21]);MATCH([.G201];[Def.$D$18:.$F$18]));&quot;#err&quot;)));&quot;&quot;)">
            <text:p/>
          </table:table-cell>
          <table:table-cell table:style-name="ce53" table:formula="of:=IF([.I201]&lt;&gt;&quot;&quot;;INDEX([Def.$J$6:.$L$10];MATCH([.F201];[Def.$I$6:.$I$10];0);MATCH([.I201];[Def.$J$5:.$L$5];0));&quot;&quot;)">
            <text:p/>
          </table:table-cell>
          <table:table-cell table:style-name="ce56"/>
          <table:table-cell table:style-name="ce59" table:formula="of:=IF([.K201]=&quot;&quot;;[.J201];[.J201]*[.K2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2]&lt;&gt;&quot;&quot;;IF(OR([.F202]=&quot;ILF&quot;;[.F202]=&quot;EIF&quot;);INDEX([Def.$D$6:.$F$8];MATCH([.H202];[Def.$C$6:.$C$8]);MATCH([.G202];[Def.$D$5:.$F$5]));IF([.F202]=&quot;EI&quot;;INDEX([Def.$D$13:.$F$15];MATCH([.H202];[Def.$C$13:.$C$15]);MATCH([.G202];[Def.$D$12:.$F$12]));IF(OR([.F202]=&quot;EO&quot;;[.F202]=&quot;EQ&quot;);INDEX([Def.$D$19:.$F$21];MATCH([.H202];[Def.$C$19:.$C$21]);MATCH([.G202];[Def.$D$18:.$F$18]));&quot;#err&quot;)));&quot;&quot;)">
            <text:p/>
          </table:table-cell>
          <table:table-cell table:style-name="ce53" table:formula="of:=IF([.I202]&lt;&gt;&quot;&quot;;INDEX([Def.$J$6:.$L$10];MATCH([.F202];[Def.$I$6:.$I$10];0);MATCH([.I202];[Def.$J$5:.$L$5];0));&quot;&quot;)">
            <text:p/>
          </table:table-cell>
          <table:table-cell table:style-name="ce56"/>
          <table:table-cell table:style-name="ce59" table:formula="of:=IF([.K202]=&quot;&quot;;[.J202];[.J202]*[.K2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3]&lt;&gt;&quot;&quot;;IF(OR([.F203]=&quot;ILF&quot;;[.F203]=&quot;EIF&quot;);INDEX([Def.$D$6:.$F$8];MATCH([.H203];[Def.$C$6:.$C$8]);MATCH([.G203];[Def.$D$5:.$F$5]));IF([.F203]=&quot;EI&quot;;INDEX([Def.$D$13:.$F$15];MATCH([.H203];[Def.$C$13:.$C$15]);MATCH([.G203];[Def.$D$12:.$F$12]));IF(OR([.F203]=&quot;EO&quot;;[.F203]=&quot;EQ&quot;);INDEX([Def.$D$19:.$F$21];MATCH([.H203];[Def.$C$19:.$C$21]);MATCH([.G203];[Def.$D$18:.$F$18]));&quot;#err&quot;)));&quot;&quot;)">
            <text:p/>
          </table:table-cell>
          <table:table-cell table:style-name="ce53" table:formula="of:=IF([.I203]&lt;&gt;&quot;&quot;;INDEX([Def.$J$6:.$L$10];MATCH([.F203];[Def.$I$6:.$I$10];0);MATCH([.I203];[Def.$J$5:.$L$5];0));&quot;&quot;)">
            <text:p/>
          </table:table-cell>
          <table:table-cell table:style-name="ce56"/>
          <table:table-cell table:style-name="ce59" table:formula="of:=IF([.K203]=&quot;&quot;;[.J203];[.J203]*[.K2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4]&lt;&gt;&quot;&quot;;IF(OR([.F204]=&quot;ILF&quot;;[.F204]=&quot;EIF&quot;);INDEX([Def.$D$6:.$F$8];MATCH([.H204];[Def.$C$6:.$C$8]);MATCH([.G204];[Def.$D$5:.$F$5]));IF([.F204]=&quot;EI&quot;;INDEX([Def.$D$13:.$F$15];MATCH([.H204];[Def.$C$13:.$C$15]);MATCH([.G204];[Def.$D$12:.$F$12]));IF(OR([.F204]=&quot;EO&quot;;[.F204]=&quot;EQ&quot;);INDEX([Def.$D$19:.$F$21];MATCH([.H204];[Def.$C$19:.$C$21]);MATCH([.G204];[Def.$D$18:.$F$18]));&quot;#err&quot;)));&quot;&quot;)">
            <text:p/>
          </table:table-cell>
          <table:table-cell table:style-name="ce53" table:formula="of:=IF([.I204]&lt;&gt;&quot;&quot;;INDEX([Def.$J$6:.$L$10];MATCH([.F204];[Def.$I$6:.$I$10];0);MATCH([.I204];[Def.$J$5:.$L$5];0));&quot;&quot;)">
            <text:p/>
          </table:table-cell>
          <table:table-cell table:style-name="ce56"/>
          <table:table-cell table:style-name="ce59" table:formula="of:=IF([.K204]=&quot;&quot;;[.J204];[.J204]*[.K2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5]&lt;&gt;&quot;&quot;;IF(OR([.F205]=&quot;ILF&quot;;[.F205]=&quot;EIF&quot;);INDEX([Def.$D$6:.$F$8];MATCH([.H205];[Def.$C$6:.$C$8]);MATCH([.G205];[Def.$D$5:.$F$5]));IF([.F205]=&quot;EI&quot;;INDEX([Def.$D$13:.$F$15];MATCH([.H205];[Def.$C$13:.$C$15]);MATCH([.G205];[Def.$D$12:.$F$12]));IF(OR([.F205]=&quot;EO&quot;;[.F205]=&quot;EQ&quot;);INDEX([Def.$D$19:.$F$21];MATCH([.H205];[Def.$C$19:.$C$21]);MATCH([.G205];[Def.$D$18:.$F$18]));&quot;#err&quot;)));&quot;&quot;)">
            <text:p/>
          </table:table-cell>
          <table:table-cell table:style-name="ce53" table:formula="of:=IF([.I205]&lt;&gt;&quot;&quot;;INDEX([Def.$J$6:.$L$10];MATCH([.F205];[Def.$I$6:.$I$10];0);MATCH([.I205];[Def.$J$5:.$L$5];0));&quot;&quot;)">
            <text:p/>
          </table:table-cell>
          <table:table-cell table:style-name="ce56"/>
          <table:table-cell table:style-name="ce59" table:formula="of:=IF([.K205]=&quot;&quot;;[.J205];[.J205]*[.K2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6]&lt;&gt;&quot;&quot;;IF(OR([.F206]=&quot;ILF&quot;;[.F206]=&quot;EIF&quot;);INDEX([Def.$D$6:.$F$8];MATCH([.H206];[Def.$C$6:.$C$8]);MATCH([.G206];[Def.$D$5:.$F$5]));IF([.F206]=&quot;EI&quot;;INDEX([Def.$D$13:.$F$15];MATCH([.H206];[Def.$C$13:.$C$15]);MATCH([.G206];[Def.$D$12:.$F$12]));IF(OR([.F206]=&quot;EO&quot;;[.F206]=&quot;EQ&quot;);INDEX([Def.$D$19:.$F$21];MATCH([.H206];[Def.$C$19:.$C$21]);MATCH([.G206];[Def.$D$18:.$F$18]));&quot;#err&quot;)));&quot;&quot;)">
            <text:p/>
          </table:table-cell>
          <table:table-cell table:style-name="ce53" table:formula="of:=IF([.I206]&lt;&gt;&quot;&quot;;INDEX([Def.$J$6:.$L$10];MATCH([.F206];[Def.$I$6:.$I$10];0);MATCH([.I206];[Def.$J$5:.$L$5];0));&quot;&quot;)">
            <text:p/>
          </table:table-cell>
          <table:table-cell table:style-name="ce56"/>
          <table:table-cell table:style-name="ce59" table:formula="of:=IF([.K206]=&quot;&quot;;[.J206];[.J206]*[.K2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7]&lt;&gt;&quot;&quot;;IF(OR([.F207]=&quot;ILF&quot;;[.F207]=&quot;EIF&quot;);INDEX([Def.$D$6:.$F$8];MATCH([.H207];[Def.$C$6:.$C$8]);MATCH([.G207];[Def.$D$5:.$F$5]));IF([.F207]=&quot;EI&quot;;INDEX([Def.$D$13:.$F$15];MATCH([.H207];[Def.$C$13:.$C$15]);MATCH([.G207];[Def.$D$12:.$F$12]));IF(OR([.F207]=&quot;EO&quot;;[.F207]=&quot;EQ&quot;);INDEX([Def.$D$19:.$F$21];MATCH([.H207];[Def.$C$19:.$C$21]);MATCH([.G207];[Def.$D$18:.$F$18]));&quot;#err&quot;)));&quot;&quot;)">
            <text:p/>
          </table:table-cell>
          <table:table-cell table:style-name="ce53" table:formula="of:=IF([.I207]&lt;&gt;&quot;&quot;;INDEX([Def.$J$6:.$L$10];MATCH([.F207];[Def.$I$6:.$I$10];0);MATCH([.I207];[Def.$J$5:.$L$5];0));&quot;&quot;)">
            <text:p/>
          </table:table-cell>
          <table:table-cell table:style-name="ce56"/>
          <table:table-cell table:style-name="ce59" table:formula="of:=IF([.K207]=&quot;&quot;;[.J207];[.J207]*[.K2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8]&lt;&gt;&quot;&quot;;IF(OR([.F208]=&quot;ILF&quot;;[.F208]=&quot;EIF&quot;);INDEX([Def.$D$6:.$F$8];MATCH([.H208];[Def.$C$6:.$C$8]);MATCH([.G208];[Def.$D$5:.$F$5]));IF([.F208]=&quot;EI&quot;;INDEX([Def.$D$13:.$F$15];MATCH([.H208];[Def.$C$13:.$C$15]);MATCH([.G208];[Def.$D$12:.$F$12]));IF(OR([.F208]=&quot;EO&quot;;[.F208]=&quot;EQ&quot;);INDEX([Def.$D$19:.$F$21];MATCH([.H208];[Def.$C$19:.$C$21]);MATCH([.G208];[Def.$D$18:.$F$18]));&quot;#err&quot;)));&quot;&quot;)">
            <text:p/>
          </table:table-cell>
          <table:table-cell table:style-name="ce53" table:formula="of:=IF([.I208]&lt;&gt;&quot;&quot;;INDEX([Def.$J$6:.$L$10];MATCH([.F208];[Def.$I$6:.$I$10];0);MATCH([.I208];[Def.$J$5:.$L$5];0));&quot;&quot;)">
            <text:p/>
          </table:table-cell>
          <table:table-cell table:style-name="ce56"/>
          <table:table-cell table:style-name="ce59" table:formula="of:=IF([.K208]=&quot;&quot;;[.J208];[.J208]*[.K2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9]&lt;&gt;&quot;&quot;;IF(OR([.F209]=&quot;ILF&quot;;[.F209]=&quot;EIF&quot;);INDEX([Def.$D$6:.$F$8];MATCH([.H209];[Def.$C$6:.$C$8]);MATCH([.G209];[Def.$D$5:.$F$5]));IF([.F209]=&quot;EI&quot;;INDEX([Def.$D$13:.$F$15];MATCH([.H209];[Def.$C$13:.$C$15]);MATCH([.G209];[Def.$D$12:.$F$12]));IF(OR([.F209]=&quot;EO&quot;;[.F209]=&quot;EQ&quot;);INDEX([Def.$D$19:.$F$21];MATCH([.H209];[Def.$C$19:.$C$21]);MATCH([.G209];[Def.$D$18:.$F$18]));&quot;#err&quot;)));&quot;&quot;)">
            <text:p/>
          </table:table-cell>
          <table:table-cell table:style-name="ce53" table:formula="of:=IF([.I209]&lt;&gt;&quot;&quot;;INDEX([Def.$J$6:.$L$10];MATCH([.F209];[Def.$I$6:.$I$10];0);MATCH([.I209];[Def.$J$5:.$L$5];0));&quot;&quot;)">
            <text:p/>
          </table:table-cell>
          <table:table-cell table:style-name="ce56"/>
          <table:table-cell table:style-name="ce59" table:formula="of:=IF([.K209]=&quot;&quot;;[.J209];[.J209]*[.K2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10]&lt;&gt;&quot;&quot;;IF(OR([.F210]=&quot;ILF&quot;;[.F210]=&quot;EIF&quot;);INDEX([Def.$D$6:.$F$8];MATCH([.H210];[Def.$C$6:.$C$8]);MATCH([.G210];[Def.$D$5:.$F$5]));IF([.F210]=&quot;EI&quot;;INDEX([Def.$D$13:.$F$15];MATCH([.H210];[Def.$C$13:.$C$15]);MATCH([.G210];[Def.$D$12:.$F$12]));IF(OR([.F210]=&quot;EO&quot;;[.F210]=&quot;EQ&quot;);INDEX([Def.$D$19:.$F$21];MATCH([.H210];[Def.$C$19:.$C$21]);MATCH([.G210];[Def.$D$18:.$F$18]));&quot;#err&quot;)));&quot;&quot;)">
            <text:p/>
          </table:table-cell>
          <table:table-cell table:style-name="ce53" table:formula="of:=IF([.I210]&lt;&gt;&quot;&quot;;INDEX([Def.$J$6:.$L$10];MATCH([.F210];[Def.$I$6:.$I$10];0);MATCH([.I210];[Def.$J$5:.$L$5];0));&quot;&quot;)">
            <text:p/>
          </table:table-cell>
          <table:table-cell table:style-name="ce56"/>
          <table:table-cell table:style-name="ce59" table:formula="of:=IF([.K210]=&quot;&quot;;[.J210];[.J210]*[.K2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11]&lt;&gt;&quot;&quot;;IF(OR([.F211]=&quot;ILF&quot;;[.F211]=&quot;EIF&quot;);INDEX([Def.$D$6:.$F$8];MATCH([.H211];[Def.$C$6:.$C$8]);MATCH([.G211];[Def.$D$5:.$F$5]));IF([.F211]=&quot;EI&quot;;INDEX([Def.$D$13:.$F$15];MATCH([.H211];[Def.$C$13:.$C$15]);MATCH([.G211];[Def.$D$12:.$F$12]));IF(OR([.F211]=&quot;EO&quot;;[.F211]=&quot;EQ&quot;);INDEX([Def.$D$19:.$F$21];MATCH([.H211];[Def.$C$19:.$C$21]);MATCH([.G211];[Def.$D$18:.$F$18]));&quot;#err&quot;)));&quot;&quot;)">
            <text:p/>
          </table:table-cell>
          <table:table-cell table:style-name="ce53" table:formula="of:=IF([.I211]&lt;&gt;&quot;&quot;;INDEX([Def.$J$6:.$L$10];MATCH([.F211];[Def.$I$6:.$I$10];0);MATCH([.I211];[Def.$J$5:.$L$5];0));&quot;&quot;)">
            <text:p/>
          </table:table-cell>
          <table:table-cell table:style-name="ce56"/>
          <table:table-cell table:style-name="ce59" table:formula="of:=IF([.K211]=&quot;&quot;;[.J211];[.J211]*[.K2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12]&lt;&gt;&quot;&quot;;IF(OR([.F212]=&quot;ILF&quot;;[.F212]=&quot;EIF&quot;);INDEX([Def.$D$6:.$F$8];MATCH([.H212];[Def.$C$6:.$C$8]);MATCH([.G212];[Def.$D$5:.$F$5]));IF([.F212]=&quot;EI&quot;;INDEX([Def.$D$13:.$F$15];MATCH([.H212];[Def.$C$13:.$C$15]);MATCH([.G212];[Def.$D$12:.$F$12]));IF(OR([.F212]=&quot;EO&quot;;[.F212]=&quot;EQ&quot;);INDEX([Def.$D$19:.$F$21];MATCH([.H212];[Def.$C$19:.$C$21]);MATCH([.G212];[Def.$D$18:.$F$18]));&quot;#err&quot;)));&quot;&quot;)">
            <text:p/>
          </table:table-cell>
          <table:table-cell table:style-name="ce53" table:formula="of:=IF([.I212]&lt;&gt;&quot;&quot;;INDEX([Def.$J$6:.$L$10];MATCH([.F212];[Def.$I$6:.$I$10];0);MATCH([.I212];[Def.$J$5:.$L$5];0));&quot;&quot;)">
            <text:p/>
          </table:table-cell>
          <table:table-cell table:style-name="ce56"/>
          <table:table-cell table:style-name="ce59" table:formula="of:=IF([.K212]=&quot;&quot;;[.J212];[.J212]*[.K2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13]&lt;&gt;&quot;&quot;;IF(OR([.F213]=&quot;ILF&quot;;[.F213]=&quot;EIF&quot;);INDEX([Def.$D$6:.$F$8];MATCH([.H213];[Def.$C$6:.$C$8]);MATCH([.G213];[Def.$D$5:.$F$5]));IF([.F213]=&quot;EI&quot;;INDEX([Def.$D$13:.$F$15];MATCH([.H213];[Def.$C$13:.$C$15]);MATCH([.G213];[Def.$D$12:.$F$12]));IF(OR([.F213]=&quot;EO&quot;;[.F213]=&quot;EQ&quot;);INDEX([Def.$D$19:.$F$21];MATCH([.H213];[Def.$C$19:.$C$21]);MATCH([.G213];[Def.$D$18:.$F$18]));&quot;#err&quot;)));&quot;&quot;)">
            <text:p/>
          </table:table-cell>
          <table:table-cell table:style-name="ce53" table:formula="of:=IF([.I213]&lt;&gt;&quot;&quot;;INDEX([Def.$J$6:.$L$10];MATCH([.F213];[Def.$I$6:.$I$10];0);MATCH([.I213];[Def.$J$5:.$L$5];0));&quot;&quot;)">
            <text:p/>
          </table:table-cell>
          <table:table-cell table:style-name="ce56"/>
          <table:table-cell table:style-name="ce59" table:formula="of:=IF([.K213]=&quot;&quot;;[.J213];[.J213]*[.K2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14]&lt;&gt;&quot;&quot;;IF(OR([.F214]=&quot;ILF&quot;;[.F214]=&quot;EIF&quot;);INDEX([Def.$D$6:.$F$8];MATCH([.H214];[Def.$C$6:.$C$8]);MATCH([.G214];[Def.$D$5:.$F$5]));IF([.F214]=&quot;EI&quot;;INDEX([Def.$D$13:.$F$15];MATCH([.H214];[Def.$C$13:.$C$15]);MATCH([.G214];[Def.$D$12:.$F$12]));IF(OR([.F214]=&quot;EO&quot;;[.F214]=&quot;EQ&quot;);INDEX([Def.$D$19:.$F$21];MATCH([.H214];[Def.$C$19:.$C$21]);MATCH([.G214];[Def.$D$18:.$F$18]));&quot;#err&quot;)));&quot;&quot;)">
            <text:p/>
          </table:table-cell>
          <table:table-cell table:style-name="ce53" table:formula="of:=IF([.I214]&lt;&gt;&quot;&quot;;INDEX([Def.$J$6:.$L$10];MATCH([.F214];[Def.$I$6:.$I$10];0);MATCH([.I214];[Def.$J$5:.$L$5];0));&quot;&quot;)">
            <text:p/>
          </table:table-cell>
          <table:table-cell table:style-name="ce56"/>
          <table:table-cell table:style-name="ce59" table:formula="of:=IF([.K214]=&quot;&quot;;[.J214];[.J214]*[.K2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15]&lt;&gt;&quot;&quot;;IF(OR([.F215]=&quot;ILF&quot;;[.F215]=&quot;EIF&quot;);INDEX([Def.$D$6:.$F$8];MATCH([.H215];[Def.$C$6:.$C$8]);MATCH([.G215];[Def.$D$5:.$F$5]));IF([.F215]=&quot;EI&quot;;INDEX([Def.$D$13:.$F$15];MATCH([.H215];[Def.$C$13:.$C$15]);MATCH([.G215];[Def.$D$12:.$F$12]));IF(OR([.F215]=&quot;EO&quot;;[.F215]=&quot;EQ&quot;);INDEX([Def.$D$19:.$F$21];MATCH([.H215];[Def.$C$19:.$C$21]);MATCH([.G215];[Def.$D$18:.$F$18]));&quot;#err&quot;)));&quot;&quot;)">
            <text:p/>
          </table:table-cell>
          <table:table-cell table:style-name="ce53" table:formula="of:=IF([.I215]&lt;&gt;&quot;&quot;;INDEX([Def.$J$6:.$L$10];MATCH([.F215];[Def.$I$6:.$I$10];0);MATCH([.I215];[Def.$J$5:.$L$5];0));&quot;&quot;)">
            <text:p/>
          </table:table-cell>
          <table:table-cell table:style-name="ce56"/>
          <table:table-cell table:style-name="ce59" table:formula="of:=IF([.K215]=&quot;&quot;;[.J215];[.J215]*[.K2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16]&lt;&gt;&quot;&quot;;IF(OR([.F216]=&quot;ILF&quot;;[.F216]=&quot;EIF&quot;);INDEX([Def.$D$6:.$F$8];MATCH([.H216];[Def.$C$6:.$C$8]);MATCH([.G216];[Def.$D$5:.$F$5]));IF([.F216]=&quot;EI&quot;;INDEX([Def.$D$13:.$F$15];MATCH([.H216];[Def.$C$13:.$C$15]);MATCH([.G216];[Def.$D$12:.$F$12]));IF(OR([.F216]=&quot;EO&quot;;[.F216]=&quot;EQ&quot;);INDEX([Def.$D$19:.$F$21];MATCH([.H216];[Def.$C$19:.$C$21]);MATCH([.G216];[Def.$D$18:.$F$18]));&quot;#err&quot;)));&quot;&quot;)">
            <text:p/>
          </table:table-cell>
          <table:table-cell table:style-name="ce53" table:formula="of:=IF([.I216]&lt;&gt;&quot;&quot;;INDEX([Def.$J$6:.$L$10];MATCH([.F216];[Def.$I$6:.$I$10];0);MATCH([.I216];[Def.$J$5:.$L$5];0));&quot;&quot;)">
            <text:p/>
          </table:table-cell>
          <table:table-cell table:style-name="ce56"/>
          <table:table-cell table:style-name="ce59" table:formula="of:=IF([.K216]=&quot;&quot;;[.J216];[.J216]*[.K2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17]&lt;&gt;&quot;&quot;;IF(OR([.F217]=&quot;ILF&quot;;[.F217]=&quot;EIF&quot;);INDEX([Def.$D$6:.$F$8];MATCH([.H217];[Def.$C$6:.$C$8]);MATCH([.G217];[Def.$D$5:.$F$5]));IF([.F217]=&quot;EI&quot;;INDEX([Def.$D$13:.$F$15];MATCH([.H217];[Def.$C$13:.$C$15]);MATCH([.G217];[Def.$D$12:.$F$12]));IF(OR([.F217]=&quot;EO&quot;;[.F217]=&quot;EQ&quot;);INDEX([Def.$D$19:.$F$21];MATCH([.H217];[Def.$C$19:.$C$21]);MATCH([.G217];[Def.$D$18:.$F$18]));&quot;#err&quot;)));&quot;&quot;)">
            <text:p/>
          </table:table-cell>
          <table:table-cell table:style-name="ce53" table:formula="of:=IF([.I217]&lt;&gt;&quot;&quot;;INDEX([Def.$J$6:.$L$10];MATCH([.F217];[Def.$I$6:.$I$10];0);MATCH([.I217];[Def.$J$5:.$L$5];0));&quot;&quot;)">
            <text:p/>
          </table:table-cell>
          <table:table-cell table:style-name="ce56"/>
          <table:table-cell table:style-name="ce59" table:formula="of:=IF([.K217]=&quot;&quot;;[.J217];[.J217]*[.K2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18]&lt;&gt;&quot;&quot;;IF(OR([.F218]=&quot;ILF&quot;;[.F218]=&quot;EIF&quot;);INDEX([Def.$D$6:.$F$8];MATCH([.H218];[Def.$C$6:.$C$8]);MATCH([.G218];[Def.$D$5:.$F$5]));IF([.F218]=&quot;EI&quot;;INDEX([Def.$D$13:.$F$15];MATCH([.H218];[Def.$C$13:.$C$15]);MATCH([.G218];[Def.$D$12:.$F$12]));IF(OR([.F218]=&quot;EO&quot;;[.F218]=&quot;EQ&quot;);INDEX([Def.$D$19:.$F$21];MATCH([.H218];[Def.$C$19:.$C$21]);MATCH([.G218];[Def.$D$18:.$F$18]));&quot;#err&quot;)));&quot;&quot;)">
            <text:p/>
          </table:table-cell>
          <table:table-cell table:style-name="ce53" table:formula="of:=IF([.I218]&lt;&gt;&quot;&quot;;INDEX([Def.$J$6:.$L$10];MATCH([.F218];[Def.$I$6:.$I$10];0);MATCH([.I218];[Def.$J$5:.$L$5];0));&quot;&quot;)">
            <text:p/>
          </table:table-cell>
          <table:table-cell table:style-name="ce56"/>
          <table:table-cell table:style-name="ce59" table:formula="of:=IF([.K218]=&quot;&quot;;[.J218];[.J218]*[.K2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19]&lt;&gt;&quot;&quot;;IF(OR([.F219]=&quot;ILF&quot;;[.F219]=&quot;EIF&quot;);INDEX([Def.$D$6:.$F$8];MATCH([.H219];[Def.$C$6:.$C$8]);MATCH([.G219];[Def.$D$5:.$F$5]));IF([.F219]=&quot;EI&quot;;INDEX([Def.$D$13:.$F$15];MATCH([.H219];[Def.$C$13:.$C$15]);MATCH([.G219];[Def.$D$12:.$F$12]));IF(OR([.F219]=&quot;EO&quot;;[.F219]=&quot;EQ&quot;);INDEX([Def.$D$19:.$F$21];MATCH([.H219];[Def.$C$19:.$C$21]);MATCH([.G219];[Def.$D$18:.$F$18]));&quot;#err&quot;)));&quot;&quot;)">
            <text:p/>
          </table:table-cell>
          <table:table-cell table:style-name="ce53" table:formula="of:=IF([.I219]&lt;&gt;&quot;&quot;;INDEX([Def.$J$6:.$L$10];MATCH([.F219];[Def.$I$6:.$I$10];0);MATCH([.I219];[Def.$J$5:.$L$5];0));&quot;&quot;)">
            <text:p/>
          </table:table-cell>
          <table:table-cell table:style-name="ce56"/>
          <table:table-cell table:style-name="ce59" table:formula="of:=IF([.K219]=&quot;&quot;;[.J219];[.J219]*[.K2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20]&lt;&gt;&quot;&quot;;IF(OR([.F220]=&quot;ILF&quot;;[.F220]=&quot;EIF&quot;);INDEX([Def.$D$6:.$F$8];MATCH([.H220];[Def.$C$6:.$C$8]);MATCH([.G220];[Def.$D$5:.$F$5]));IF([.F220]=&quot;EI&quot;;INDEX([Def.$D$13:.$F$15];MATCH([.H220];[Def.$C$13:.$C$15]);MATCH([.G220];[Def.$D$12:.$F$12]));IF(OR([.F220]=&quot;EO&quot;;[.F220]=&quot;EQ&quot;);INDEX([Def.$D$19:.$F$21];MATCH([.H220];[Def.$C$19:.$C$21]);MATCH([.G220];[Def.$D$18:.$F$18]));&quot;#err&quot;)));&quot;&quot;)">
            <text:p/>
          </table:table-cell>
          <table:table-cell table:style-name="ce53" table:formula="of:=IF([.I220]&lt;&gt;&quot;&quot;;INDEX([Def.$J$6:.$L$10];MATCH([.F220];[Def.$I$6:.$I$10];0);MATCH([.I220];[Def.$J$5:.$L$5];0));&quot;&quot;)">
            <text:p/>
          </table:table-cell>
          <table:table-cell table:style-name="ce56"/>
          <table:table-cell table:style-name="ce59" table:formula="of:=IF([.K220]=&quot;&quot;;[.J220];[.J220]*[.K2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21]&lt;&gt;&quot;&quot;;IF(OR([.F221]=&quot;ILF&quot;;[.F221]=&quot;EIF&quot;);INDEX([Def.$D$6:.$F$8];MATCH([.H221];[Def.$C$6:.$C$8]);MATCH([.G221];[Def.$D$5:.$F$5]));IF([.F221]=&quot;EI&quot;;INDEX([Def.$D$13:.$F$15];MATCH([.H221];[Def.$C$13:.$C$15]);MATCH([.G221];[Def.$D$12:.$F$12]));IF(OR([.F221]=&quot;EO&quot;;[.F221]=&quot;EQ&quot;);INDEX([Def.$D$19:.$F$21];MATCH([.H221];[Def.$C$19:.$C$21]);MATCH([.G221];[Def.$D$18:.$F$18]));&quot;#err&quot;)));&quot;&quot;)">
            <text:p/>
          </table:table-cell>
          <table:table-cell table:style-name="ce53" table:formula="of:=IF([.I221]&lt;&gt;&quot;&quot;;INDEX([Def.$J$6:.$L$10];MATCH([.F221];[Def.$I$6:.$I$10];0);MATCH([.I221];[Def.$J$5:.$L$5];0));&quot;&quot;)">
            <text:p/>
          </table:table-cell>
          <table:table-cell table:style-name="ce56"/>
          <table:table-cell table:style-name="ce59" table:formula="of:=IF([.K221]=&quot;&quot;;[.J221];[.J221]*[.K2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22]&lt;&gt;&quot;&quot;;IF(OR([.F222]=&quot;ILF&quot;;[.F222]=&quot;EIF&quot;);INDEX([Def.$D$6:.$F$8];MATCH([.H222];[Def.$C$6:.$C$8]);MATCH([.G222];[Def.$D$5:.$F$5]));IF([.F222]=&quot;EI&quot;;INDEX([Def.$D$13:.$F$15];MATCH([.H222];[Def.$C$13:.$C$15]);MATCH([.G222];[Def.$D$12:.$F$12]));IF(OR([.F222]=&quot;EO&quot;;[.F222]=&quot;EQ&quot;);INDEX([Def.$D$19:.$F$21];MATCH([.H222];[Def.$C$19:.$C$21]);MATCH([.G222];[Def.$D$18:.$F$18]));&quot;#err&quot;)));&quot;&quot;)">
            <text:p/>
          </table:table-cell>
          <table:table-cell table:style-name="ce53" table:formula="of:=IF([.I222]&lt;&gt;&quot;&quot;;INDEX([Def.$J$6:.$L$10];MATCH([.F222];[Def.$I$6:.$I$10];0);MATCH([.I222];[Def.$J$5:.$L$5];0));&quot;&quot;)">
            <text:p/>
          </table:table-cell>
          <table:table-cell table:style-name="ce56"/>
          <table:table-cell table:style-name="ce59" table:formula="of:=IF([.K222]=&quot;&quot;;[.J222];[.J222]*[.K2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23]&lt;&gt;&quot;&quot;;IF(OR([.F223]=&quot;ILF&quot;;[.F223]=&quot;EIF&quot;);INDEX([Def.$D$6:.$F$8];MATCH([.H223];[Def.$C$6:.$C$8]);MATCH([.G223];[Def.$D$5:.$F$5]));IF([.F223]=&quot;EI&quot;;INDEX([Def.$D$13:.$F$15];MATCH([.H223];[Def.$C$13:.$C$15]);MATCH([.G223];[Def.$D$12:.$F$12]));IF(OR([.F223]=&quot;EO&quot;;[.F223]=&quot;EQ&quot;);INDEX([Def.$D$19:.$F$21];MATCH([.H223];[Def.$C$19:.$C$21]);MATCH([.G223];[Def.$D$18:.$F$18]));&quot;#err&quot;)));&quot;&quot;)">
            <text:p/>
          </table:table-cell>
          <table:table-cell table:style-name="ce53" table:formula="of:=IF([.I223]&lt;&gt;&quot;&quot;;INDEX([Def.$J$6:.$L$10];MATCH([.F223];[Def.$I$6:.$I$10];0);MATCH([.I223];[Def.$J$5:.$L$5];0));&quot;&quot;)">
            <text:p/>
          </table:table-cell>
          <table:table-cell table:style-name="ce56"/>
          <table:table-cell table:style-name="ce59" table:formula="of:=IF([.K223]=&quot;&quot;;[.J223];[.J223]*[.K2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24]&lt;&gt;&quot;&quot;;IF(OR([.F224]=&quot;ILF&quot;;[.F224]=&quot;EIF&quot;);INDEX([Def.$D$6:.$F$8];MATCH([.H224];[Def.$C$6:.$C$8]);MATCH([.G224];[Def.$D$5:.$F$5]));IF([.F224]=&quot;EI&quot;;INDEX([Def.$D$13:.$F$15];MATCH([.H224];[Def.$C$13:.$C$15]);MATCH([.G224];[Def.$D$12:.$F$12]));IF(OR([.F224]=&quot;EO&quot;;[.F224]=&quot;EQ&quot;);INDEX([Def.$D$19:.$F$21];MATCH([.H224];[Def.$C$19:.$C$21]);MATCH([.G224];[Def.$D$18:.$F$18]));&quot;#err&quot;)));&quot;&quot;)">
            <text:p/>
          </table:table-cell>
          <table:table-cell table:style-name="ce53" table:formula="of:=IF([.I224]&lt;&gt;&quot;&quot;;INDEX([Def.$J$6:.$L$10];MATCH([.F224];[Def.$I$6:.$I$10];0);MATCH([.I224];[Def.$J$5:.$L$5];0));&quot;&quot;)">
            <text:p/>
          </table:table-cell>
          <table:table-cell table:style-name="ce56"/>
          <table:table-cell table:style-name="ce59" table:formula="of:=IF([.K224]=&quot;&quot;;[.J224];[.J224]*[.K2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25]&lt;&gt;&quot;&quot;;IF(OR([.F225]=&quot;ILF&quot;;[.F225]=&quot;EIF&quot;);INDEX([Def.$D$6:.$F$8];MATCH([.H225];[Def.$C$6:.$C$8]);MATCH([.G225];[Def.$D$5:.$F$5]));IF([.F225]=&quot;EI&quot;;INDEX([Def.$D$13:.$F$15];MATCH([.H225];[Def.$C$13:.$C$15]);MATCH([.G225];[Def.$D$12:.$F$12]));IF(OR([.F225]=&quot;EO&quot;;[.F225]=&quot;EQ&quot;);INDEX([Def.$D$19:.$F$21];MATCH([.H225];[Def.$C$19:.$C$21]);MATCH([.G225];[Def.$D$18:.$F$18]));&quot;#err&quot;)));&quot;&quot;)">
            <text:p/>
          </table:table-cell>
          <table:table-cell table:style-name="ce53" table:formula="of:=IF([.I225]&lt;&gt;&quot;&quot;;INDEX([Def.$J$6:.$L$10];MATCH([.F225];[Def.$I$6:.$I$10];0);MATCH([.I225];[Def.$J$5:.$L$5];0));&quot;&quot;)">
            <text:p/>
          </table:table-cell>
          <table:table-cell table:style-name="ce56"/>
          <table:table-cell table:style-name="ce59" table:formula="of:=IF([.K225]=&quot;&quot;;[.J225];[.J225]*[.K2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26]&lt;&gt;&quot;&quot;;IF(OR([.F226]=&quot;ILF&quot;;[.F226]=&quot;EIF&quot;);INDEX([Def.$D$6:.$F$8];MATCH([.H226];[Def.$C$6:.$C$8]);MATCH([.G226];[Def.$D$5:.$F$5]));IF([.F226]=&quot;EI&quot;;INDEX([Def.$D$13:.$F$15];MATCH([.H226];[Def.$C$13:.$C$15]);MATCH([.G226];[Def.$D$12:.$F$12]));IF(OR([.F226]=&quot;EO&quot;;[.F226]=&quot;EQ&quot;);INDEX([Def.$D$19:.$F$21];MATCH([.H226];[Def.$C$19:.$C$21]);MATCH([.G226];[Def.$D$18:.$F$18]));&quot;#err&quot;)));&quot;&quot;)">
            <text:p/>
          </table:table-cell>
          <table:table-cell table:style-name="ce53" table:formula="of:=IF([.I226]&lt;&gt;&quot;&quot;;INDEX([Def.$J$6:.$L$10];MATCH([.F226];[Def.$I$6:.$I$10];0);MATCH([.I226];[Def.$J$5:.$L$5];0));&quot;&quot;)">
            <text:p/>
          </table:table-cell>
          <table:table-cell table:style-name="ce56"/>
          <table:table-cell table:style-name="ce59" table:formula="of:=IF([.K226]=&quot;&quot;;[.J226];[.J226]*[.K2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27]&lt;&gt;&quot;&quot;;IF(OR([.F227]=&quot;ILF&quot;;[.F227]=&quot;EIF&quot;);INDEX([Def.$D$6:.$F$8];MATCH([.H227];[Def.$C$6:.$C$8]);MATCH([.G227];[Def.$D$5:.$F$5]));IF([.F227]=&quot;EI&quot;;INDEX([Def.$D$13:.$F$15];MATCH([.H227];[Def.$C$13:.$C$15]);MATCH([.G227];[Def.$D$12:.$F$12]));IF(OR([.F227]=&quot;EO&quot;;[.F227]=&quot;EQ&quot;);INDEX([Def.$D$19:.$F$21];MATCH([.H227];[Def.$C$19:.$C$21]);MATCH([.G227];[Def.$D$18:.$F$18]));&quot;#err&quot;)));&quot;&quot;)">
            <text:p/>
          </table:table-cell>
          <table:table-cell table:style-name="ce53" table:formula="of:=IF([.I227]&lt;&gt;&quot;&quot;;INDEX([Def.$J$6:.$L$10];MATCH([.F227];[Def.$I$6:.$I$10];0);MATCH([.I227];[Def.$J$5:.$L$5];0));&quot;&quot;)">
            <text:p/>
          </table:table-cell>
          <table:table-cell table:style-name="ce56"/>
          <table:table-cell table:style-name="ce59" table:formula="of:=IF([.K227]=&quot;&quot;;[.J227];[.J227]*[.K2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28]&lt;&gt;&quot;&quot;;IF(OR([.F228]=&quot;ILF&quot;;[.F228]=&quot;EIF&quot;);INDEX([Def.$D$6:.$F$8];MATCH([.H228];[Def.$C$6:.$C$8]);MATCH([.G228];[Def.$D$5:.$F$5]));IF([.F228]=&quot;EI&quot;;INDEX([Def.$D$13:.$F$15];MATCH([.H228];[Def.$C$13:.$C$15]);MATCH([.G228];[Def.$D$12:.$F$12]));IF(OR([.F228]=&quot;EO&quot;;[.F228]=&quot;EQ&quot;);INDEX([Def.$D$19:.$F$21];MATCH([.H228];[Def.$C$19:.$C$21]);MATCH([.G228];[Def.$D$18:.$F$18]));&quot;#err&quot;)));&quot;&quot;)">
            <text:p/>
          </table:table-cell>
          <table:table-cell table:style-name="ce53" table:formula="of:=IF([.I228]&lt;&gt;&quot;&quot;;INDEX([Def.$J$6:.$L$10];MATCH([.F228];[Def.$I$6:.$I$10];0);MATCH([.I228];[Def.$J$5:.$L$5];0));&quot;&quot;)">
            <text:p/>
          </table:table-cell>
          <table:table-cell table:style-name="ce56"/>
          <table:table-cell table:style-name="ce59" table:formula="of:=IF([.K228]=&quot;&quot;;[.J228];[.J228]*[.K2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29]&lt;&gt;&quot;&quot;;IF(OR([.F229]=&quot;ILF&quot;;[.F229]=&quot;EIF&quot;);INDEX([Def.$D$6:.$F$8];MATCH([.H229];[Def.$C$6:.$C$8]);MATCH([.G229];[Def.$D$5:.$F$5]));IF([.F229]=&quot;EI&quot;;INDEX([Def.$D$13:.$F$15];MATCH([.H229];[Def.$C$13:.$C$15]);MATCH([.G229];[Def.$D$12:.$F$12]));IF(OR([.F229]=&quot;EO&quot;;[.F229]=&quot;EQ&quot;);INDEX([Def.$D$19:.$F$21];MATCH([.H229];[Def.$C$19:.$C$21]);MATCH([.G229];[Def.$D$18:.$F$18]));&quot;#err&quot;)));&quot;&quot;)">
            <text:p/>
          </table:table-cell>
          <table:table-cell table:style-name="ce53" table:formula="of:=IF([.I229]&lt;&gt;&quot;&quot;;INDEX([Def.$J$6:.$L$10];MATCH([.F229];[Def.$I$6:.$I$10];0);MATCH([.I229];[Def.$J$5:.$L$5];0));&quot;&quot;)">
            <text:p/>
          </table:table-cell>
          <table:table-cell table:style-name="ce56"/>
          <table:table-cell table:style-name="ce59" table:formula="of:=IF([.K229]=&quot;&quot;;[.J229];[.J229]*[.K2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30]&lt;&gt;&quot;&quot;;IF(OR([.F230]=&quot;ILF&quot;;[.F230]=&quot;EIF&quot;);INDEX([Def.$D$6:.$F$8];MATCH([.H230];[Def.$C$6:.$C$8]);MATCH([.G230];[Def.$D$5:.$F$5]));IF([.F230]=&quot;EI&quot;;INDEX([Def.$D$13:.$F$15];MATCH([.H230];[Def.$C$13:.$C$15]);MATCH([.G230];[Def.$D$12:.$F$12]));IF(OR([.F230]=&quot;EO&quot;;[.F230]=&quot;EQ&quot;);INDEX([Def.$D$19:.$F$21];MATCH([.H230];[Def.$C$19:.$C$21]);MATCH([.G230];[Def.$D$18:.$F$18]));&quot;#err&quot;)));&quot;&quot;)">
            <text:p/>
          </table:table-cell>
          <table:table-cell table:style-name="ce53" table:formula="of:=IF([.I230]&lt;&gt;&quot;&quot;;INDEX([Def.$J$6:.$L$10];MATCH([.F230];[Def.$I$6:.$I$10];0);MATCH([.I230];[Def.$J$5:.$L$5];0));&quot;&quot;)">
            <text:p/>
          </table:table-cell>
          <table:table-cell table:style-name="ce56"/>
          <table:table-cell table:style-name="ce59" table:formula="of:=IF([.K230]=&quot;&quot;;[.J230];[.J230]*[.K2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31]&lt;&gt;&quot;&quot;;IF(OR([.F231]=&quot;ILF&quot;;[.F231]=&quot;EIF&quot;);INDEX([Def.$D$6:.$F$8];MATCH([.H231];[Def.$C$6:.$C$8]);MATCH([.G231];[Def.$D$5:.$F$5]));IF([.F231]=&quot;EI&quot;;INDEX([Def.$D$13:.$F$15];MATCH([.H231];[Def.$C$13:.$C$15]);MATCH([.G231];[Def.$D$12:.$F$12]));IF(OR([.F231]=&quot;EO&quot;;[.F231]=&quot;EQ&quot;);INDEX([Def.$D$19:.$F$21];MATCH([.H231];[Def.$C$19:.$C$21]);MATCH([.G231];[Def.$D$18:.$F$18]));&quot;#err&quot;)));&quot;&quot;)">
            <text:p/>
          </table:table-cell>
          <table:table-cell table:style-name="ce53" table:formula="of:=IF([.I231]&lt;&gt;&quot;&quot;;INDEX([Def.$J$6:.$L$10];MATCH([.F231];[Def.$I$6:.$I$10];0);MATCH([.I231];[Def.$J$5:.$L$5];0));&quot;&quot;)">
            <text:p/>
          </table:table-cell>
          <table:table-cell table:style-name="ce56"/>
          <table:table-cell table:style-name="ce59" table:formula="of:=IF([.K231]=&quot;&quot;;[.J231];[.J231]*[.K2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32]&lt;&gt;&quot;&quot;;IF(OR([.F232]=&quot;ILF&quot;;[.F232]=&quot;EIF&quot;);INDEX([Def.$D$6:.$F$8];MATCH([.H232];[Def.$C$6:.$C$8]);MATCH([.G232];[Def.$D$5:.$F$5]));IF([.F232]=&quot;EI&quot;;INDEX([Def.$D$13:.$F$15];MATCH([.H232];[Def.$C$13:.$C$15]);MATCH([.G232];[Def.$D$12:.$F$12]));IF(OR([.F232]=&quot;EO&quot;;[.F232]=&quot;EQ&quot;);INDEX([Def.$D$19:.$F$21];MATCH([.H232];[Def.$C$19:.$C$21]);MATCH([.G232];[Def.$D$18:.$F$18]));&quot;#err&quot;)));&quot;&quot;)">
            <text:p/>
          </table:table-cell>
          <table:table-cell table:style-name="ce53" table:formula="of:=IF([.I232]&lt;&gt;&quot;&quot;;INDEX([Def.$J$6:.$L$10];MATCH([.F232];[Def.$I$6:.$I$10];0);MATCH([.I232];[Def.$J$5:.$L$5];0));&quot;&quot;)">
            <text:p/>
          </table:table-cell>
          <table:table-cell table:style-name="ce56"/>
          <table:table-cell table:style-name="ce59" table:formula="of:=IF([.K232]=&quot;&quot;;[.J232];[.J232]*[.K2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33]&lt;&gt;&quot;&quot;;IF(OR([.F233]=&quot;ILF&quot;;[.F233]=&quot;EIF&quot;);INDEX([Def.$D$6:.$F$8];MATCH([.H233];[Def.$C$6:.$C$8]);MATCH([.G233];[Def.$D$5:.$F$5]));IF([.F233]=&quot;EI&quot;;INDEX([Def.$D$13:.$F$15];MATCH([.H233];[Def.$C$13:.$C$15]);MATCH([.G233];[Def.$D$12:.$F$12]));IF(OR([.F233]=&quot;EO&quot;;[.F233]=&quot;EQ&quot;);INDEX([Def.$D$19:.$F$21];MATCH([.H233];[Def.$C$19:.$C$21]);MATCH([.G233];[Def.$D$18:.$F$18]));&quot;#err&quot;)));&quot;&quot;)">
            <text:p/>
          </table:table-cell>
          <table:table-cell table:style-name="ce53" table:formula="of:=IF([.I233]&lt;&gt;&quot;&quot;;INDEX([Def.$J$6:.$L$10];MATCH([.F233];[Def.$I$6:.$I$10];0);MATCH([.I233];[Def.$J$5:.$L$5];0));&quot;&quot;)">
            <text:p/>
          </table:table-cell>
          <table:table-cell table:style-name="ce56"/>
          <table:table-cell table:style-name="ce59" table:formula="of:=IF([.K233]=&quot;&quot;;[.J233];[.J233]*[.K2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34]&lt;&gt;&quot;&quot;;IF(OR([.F234]=&quot;ILF&quot;;[.F234]=&quot;EIF&quot;);INDEX([Def.$D$6:.$F$8];MATCH([.H234];[Def.$C$6:.$C$8]);MATCH([.G234];[Def.$D$5:.$F$5]));IF([.F234]=&quot;EI&quot;;INDEX([Def.$D$13:.$F$15];MATCH([.H234];[Def.$C$13:.$C$15]);MATCH([.G234];[Def.$D$12:.$F$12]));IF(OR([.F234]=&quot;EO&quot;;[.F234]=&quot;EQ&quot;);INDEX([Def.$D$19:.$F$21];MATCH([.H234];[Def.$C$19:.$C$21]);MATCH([.G234];[Def.$D$18:.$F$18]));&quot;#err&quot;)));&quot;&quot;)">
            <text:p/>
          </table:table-cell>
          <table:table-cell table:style-name="ce53" table:formula="of:=IF([.I234]&lt;&gt;&quot;&quot;;INDEX([Def.$J$6:.$L$10];MATCH([.F234];[Def.$I$6:.$I$10];0);MATCH([.I234];[Def.$J$5:.$L$5];0));&quot;&quot;)">
            <text:p/>
          </table:table-cell>
          <table:table-cell table:style-name="ce56"/>
          <table:table-cell table:style-name="ce59" table:formula="of:=IF([.K234]=&quot;&quot;;[.J234];[.J234]*[.K2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35]&lt;&gt;&quot;&quot;;IF(OR([.F235]=&quot;ILF&quot;;[.F235]=&quot;EIF&quot;);INDEX([Def.$D$6:.$F$8];MATCH([.H235];[Def.$C$6:.$C$8]);MATCH([.G235];[Def.$D$5:.$F$5]));IF([.F235]=&quot;EI&quot;;INDEX([Def.$D$13:.$F$15];MATCH([.H235];[Def.$C$13:.$C$15]);MATCH([.G235];[Def.$D$12:.$F$12]));IF(OR([.F235]=&quot;EO&quot;;[.F235]=&quot;EQ&quot;);INDEX([Def.$D$19:.$F$21];MATCH([.H235];[Def.$C$19:.$C$21]);MATCH([.G235];[Def.$D$18:.$F$18]));&quot;#err&quot;)));&quot;&quot;)">
            <text:p/>
          </table:table-cell>
          <table:table-cell table:style-name="ce53" table:formula="of:=IF([.I235]&lt;&gt;&quot;&quot;;INDEX([Def.$J$6:.$L$10];MATCH([.F235];[Def.$I$6:.$I$10];0);MATCH([.I235];[Def.$J$5:.$L$5];0));&quot;&quot;)">
            <text:p/>
          </table:table-cell>
          <table:table-cell table:style-name="ce56"/>
          <table:table-cell table:style-name="ce59" table:formula="of:=IF([.K235]=&quot;&quot;;[.J235];[.J235]*[.K2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36]&lt;&gt;&quot;&quot;;IF(OR([.F236]=&quot;ILF&quot;;[.F236]=&quot;EIF&quot;);INDEX([Def.$D$6:.$F$8];MATCH([.H236];[Def.$C$6:.$C$8]);MATCH([.G236];[Def.$D$5:.$F$5]));IF([.F236]=&quot;EI&quot;;INDEX([Def.$D$13:.$F$15];MATCH([.H236];[Def.$C$13:.$C$15]);MATCH([.G236];[Def.$D$12:.$F$12]));IF(OR([.F236]=&quot;EO&quot;;[.F236]=&quot;EQ&quot;);INDEX([Def.$D$19:.$F$21];MATCH([.H236];[Def.$C$19:.$C$21]);MATCH([.G236];[Def.$D$18:.$F$18]));&quot;#err&quot;)));&quot;&quot;)">
            <text:p/>
          </table:table-cell>
          <table:table-cell table:style-name="ce53" table:formula="of:=IF([.I236]&lt;&gt;&quot;&quot;;INDEX([Def.$J$6:.$L$10];MATCH([.F236];[Def.$I$6:.$I$10];0);MATCH([.I236];[Def.$J$5:.$L$5];0));&quot;&quot;)">
            <text:p/>
          </table:table-cell>
          <table:table-cell table:style-name="ce56"/>
          <table:table-cell table:style-name="ce59" table:formula="of:=IF([.K236]=&quot;&quot;;[.J236];[.J236]*[.K2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37]&lt;&gt;&quot;&quot;;IF(OR([.F237]=&quot;ILF&quot;;[.F237]=&quot;EIF&quot;);INDEX([Def.$D$6:.$F$8];MATCH([.H237];[Def.$C$6:.$C$8]);MATCH([.G237];[Def.$D$5:.$F$5]));IF([.F237]=&quot;EI&quot;;INDEX([Def.$D$13:.$F$15];MATCH([.H237];[Def.$C$13:.$C$15]);MATCH([.G237];[Def.$D$12:.$F$12]));IF(OR([.F237]=&quot;EO&quot;;[.F237]=&quot;EQ&quot;);INDEX([Def.$D$19:.$F$21];MATCH([.H237];[Def.$C$19:.$C$21]);MATCH([.G237];[Def.$D$18:.$F$18]));&quot;#err&quot;)));&quot;&quot;)">
            <text:p/>
          </table:table-cell>
          <table:table-cell table:style-name="ce53" table:formula="of:=IF([.I237]&lt;&gt;&quot;&quot;;INDEX([Def.$J$6:.$L$10];MATCH([.F237];[Def.$I$6:.$I$10];0);MATCH([.I237];[Def.$J$5:.$L$5];0));&quot;&quot;)">
            <text:p/>
          </table:table-cell>
          <table:table-cell table:style-name="ce56"/>
          <table:table-cell table:style-name="ce59" table:formula="of:=IF([.K237]=&quot;&quot;;[.J237];[.J237]*[.K2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38]&lt;&gt;&quot;&quot;;IF(OR([.F238]=&quot;ILF&quot;;[.F238]=&quot;EIF&quot;);INDEX([Def.$D$6:.$F$8];MATCH([.H238];[Def.$C$6:.$C$8]);MATCH([.G238];[Def.$D$5:.$F$5]));IF([.F238]=&quot;EI&quot;;INDEX([Def.$D$13:.$F$15];MATCH([.H238];[Def.$C$13:.$C$15]);MATCH([.G238];[Def.$D$12:.$F$12]));IF(OR([.F238]=&quot;EO&quot;;[.F238]=&quot;EQ&quot;);INDEX([Def.$D$19:.$F$21];MATCH([.H238];[Def.$C$19:.$C$21]);MATCH([.G238];[Def.$D$18:.$F$18]));&quot;#err&quot;)));&quot;&quot;)">
            <text:p/>
          </table:table-cell>
          <table:table-cell table:style-name="ce53" table:formula="of:=IF([.I238]&lt;&gt;&quot;&quot;;INDEX([Def.$J$6:.$L$10];MATCH([.F238];[Def.$I$6:.$I$10];0);MATCH([.I238];[Def.$J$5:.$L$5];0));&quot;&quot;)">
            <text:p/>
          </table:table-cell>
          <table:table-cell table:style-name="ce56"/>
          <table:table-cell table:style-name="ce59" table:formula="of:=IF([.K238]=&quot;&quot;;[.J238];[.J238]*[.K2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39]&lt;&gt;&quot;&quot;;IF(OR([.F239]=&quot;ILF&quot;;[.F239]=&quot;EIF&quot;);INDEX([Def.$D$6:.$F$8];MATCH([.H239];[Def.$C$6:.$C$8]);MATCH([.G239];[Def.$D$5:.$F$5]));IF([.F239]=&quot;EI&quot;;INDEX([Def.$D$13:.$F$15];MATCH([.H239];[Def.$C$13:.$C$15]);MATCH([.G239];[Def.$D$12:.$F$12]));IF(OR([.F239]=&quot;EO&quot;;[.F239]=&quot;EQ&quot;);INDEX([Def.$D$19:.$F$21];MATCH([.H239];[Def.$C$19:.$C$21]);MATCH([.G239];[Def.$D$18:.$F$18]));&quot;#err&quot;)));&quot;&quot;)">
            <text:p/>
          </table:table-cell>
          <table:table-cell table:style-name="ce53" table:formula="of:=IF([.I239]&lt;&gt;&quot;&quot;;INDEX([Def.$J$6:.$L$10];MATCH([.F239];[Def.$I$6:.$I$10];0);MATCH([.I239];[Def.$J$5:.$L$5];0));&quot;&quot;)">
            <text:p/>
          </table:table-cell>
          <table:table-cell table:style-name="ce56"/>
          <table:table-cell table:style-name="ce59" table:formula="of:=IF([.K239]=&quot;&quot;;[.J239];[.J239]*[.K2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40]&lt;&gt;&quot;&quot;;IF(OR([.F240]=&quot;ILF&quot;;[.F240]=&quot;EIF&quot;);INDEX([Def.$D$6:.$F$8];MATCH([.H240];[Def.$C$6:.$C$8]);MATCH([.G240];[Def.$D$5:.$F$5]));IF([.F240]=&quot;EI&quot;;INDEX([Def.$D$13:.$F$15];MATCH([.H240];[Def.$C$13:.$C$15]);MATCH([.G240];[Def.$D$12:.$F$12]));IF(OR([.F240]=&quot;EO&quot;;[.F240]=&quot;EQ&quot;);INDEX([Def.$D$19:.$F$21];MATCH([.H240];[Def.$C$19:.$C$21]);MATCH([.G240];[Def.$D$18:.$F$18]));&quot;#err&quot;)));&quot;&quot;)">
            <text:p/>
          </table:table-cell>
          <table:table-cell table:style-name="ce53" table:formula="of:=IF([.I240]&lt;&gt;&quot;&quot;;INDEX([Def.$J$6:.$L$10];MATCH([.F240];[Def.$I$6:.$I$10];0);MATCH([.I240];[Def.$J$5:.$L$5];0));&quot;&quot;)">
            <text:p/>
          </table:table-cell>
          <table:table-cell table:style-name="ce56"/>
          <table:table-cell table:style-name="ce59" table:formula="of:=IF([.K240]=&quot;&quot;;[.J240];[.J240]*[.K2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41]&lt;&gt;&quot;&quot;;IF(OR([.F241]=&quot;ILF&quot;;[.F241]=&quot;EIF&quot;);INDEX([Def.$D$6:.$F$8];MATCH([.H241];[Def.$C$6:.$C$8]);MATCH([.G241];[Def.$D$5:.$F$5]));IF([.F241]=&quot;EI&quot;;INDEX([Def.$D$13:.$F$15];MATCH([.H241];[Def.$C$13:.$C$15]);MATCH([.G241];[Def.$D$12:.$F$12]));IF(OR([.F241]=&quot;EO&quot;;[.F241]=&quot;EQ&quot;);INDEX([Def.$D$19:.$F$21];MATCH([.H241];[Def.$C$19:.$C$21]);MATCH([.G241];[Def.$D$18:.$F$18]));&quot;#err&quot;)));&quot;&quot;)">
            <text:p/>
          </table:table-cell>
          <table:table-cell table:style-name="ce53" table:formula="of:=IF([.I241]&lt;&gt;&quot;&quot;;INDEX([Def.$J$6:.$L$10];MATCH([.F241];[Def.$I$6:.$I$10];0);MATCH([.I241];[Def.$J$5:.$L$5];0));&quot;&quot;)">
            <text:p/>
          </table:table-cell>
          <table:table-cell table:style-name="ce56"/>
          <table:table-cell table:style-name="ce59" table:formula="of:=IF([.K241]=&quot;&quot;;[.J241];[.J241]*[.K2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42]&lt;&gt;&quot;&quot;;IF(OR([.F242]=&quot;ILF&quot;;[.F242]=&quot;EIF&quot;);INDEX([Def.$D$6:.$F$8];MATCH([.H242];[Def.$C$6:.$C$8]);MATCH([.G242];[Def.$D$5:.$F$5]));IF([.F242]=&quot;EI&quot;;INDEX([Def.$D$13:.$F$15];MATCH([.H242];[Def.$C$13:.$C$15]);MATCH([.G242];[Def.$D$12:.$F$12]));IF(OR([.F242]=&quot;EO&quot;;[.F242]=&quot;EQ&quot;);INDEX([Def.$D$19:.$F$21];MATCH([.H242];[Def.$C$19:.$C$21]);MATCH([.G242];[Def.$D$18:.$F$18]));&quot;#err&quot;)));&quot;&quot;)">
            <text:p/>
          </table:table-cell>
          <table:table-cell table:style-name="ce53" table:formula="of:=IF([.I242]&lt;&gt;&quot;&quot;;INDEX([Def.$J$6:.$L$10];MATCH([.F242];[Def.$I$6:.$I$10];0);MATCH([.I242];[Def.$J$5:.$L$5];0));&quot;&quot;)">
            <text:p/>
          </table:table-cell>
          <table:table-cell table:style-name="ce56"/>
          <table:table-cell table:style-name="ce59" table:formula="of:=IF([.K242]=&quot;&quot;;[.J242];[.J242]*[.K2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43]&lt;&gt;&quot;&quot;;IF(OR([.F243]=&quot;ILF&quot;;[.F243]=&quot;EIF&quot;);INDEX([Def.$D$6:.$F$8];MATCH([.H243];[Def.$C$6:.$C$8]);MATCH([.G243];[Def.$D$5:.$F$5]));IF([.F243]=&quot;EI&quot;;INDEX([Def.$D$13:.$F$15];MATCH([.H243];[Def.$C$13:.$C$15]);MATCH([.G243];[Def.$D$12:.$F$12]));IF(OR([.F243]=&quot;EO&quot;;[.F243]=&quot;EQ&quot;);INDEX([Def.$D$19:.$F$21];MATCH([.H243];[Def.$C$19:.$C$21]);MATCH([.G243];[Def.$D$18:.$F$18]));&quot;#err&quot;)));&quot;&quot;)">
            <text:p/>
          </table:table-cell>
          <table:table-cell table:style-name="ce53" table:formula="of:=IF([.I243]&lt;&gt;&quot;&quot;;INDEX([Def.$J$6:.$L$10];MATCH([.F243];[Def.$I$6:.$I$10];0);MATCH([.I243];[Def.$J$5:.$L$5];0));&quot;&quot;)">
            <text:p/>
          </table:table-cell>
          <table:table-cell table:style-name="ce56"/>
          <table:table-cell table:style-name="ce59" table:formula="of:=IF([.K243]=&quot;&quot;;[.J243];[.J243]*[.K2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44]&lt;&gt;&quot;&quot;;IF(OR([.F244]=&quot;ILF&quot;;[.F244]=&quot;EIF&quot;);INDEX([Def.$D$6:.$F$8];MATCH([.H244];[Def.$C$6:.$C$8]);MATCH([.G244];[Def.$D$5:.$F$5]));IF([.F244]=&quot;EI&quot;;INDEX([Def.$D$13:.$F$15];MATCH([.H244];[Def.$C$13:.$C$15]);MATCH([.G244];[Def.$D$12:.$F$12]));IF(OR([.F244]=&quot;EO&quot;;[.F244]=&quot;EQ&quot;);INDEX([Def.$D$19:.$F$21];MATCH([.H244];[Def.$C$19:.$C$21]);MATCH([.G244];[Def.$D$18:.$F$18]));&quot;#err&quot;)));&quot;&quot;)">
            <text:p/>
          </table:table-cell>
          <table:table-cell table:style-name="ce53" table:formula="of:=IF([.I244]&lt;&gt;&quot;&quot;;INDEX([Def.$J$6:.$L$10];MATCH([.F244];[Def.$I$6:.$I$10];0);MATCH([.I244];[Def.$J$5:.$L$5];0));&quot;&quot;)">
            <text:p/>
          </table:table-cell>
          <table:table-cell table:style-name="ce56"/>
          <table:table-cell table:style-name="ce59" table:formula="of:=IF([.K244]=&quot;&quot;;[.J244];[.J244]*[.K2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45]&lt;&gt;&quot;&quot;;IF(OR([.F245]=&quot;ILF&quot;;[.F245]=&quot;EIF&quot;);INDEX([Def.$D$6:.$F$8];MATCH([.H245];[Def.$C$6:.$C$8]);MATCH([.G245];[Def.$D$5:.$F$5]));IF([.F245]=&quot;EI&quot;;INDEX([Def.$D$13:.$F$15];MATCH([.H245];[Def.$C$13:.$C$15]);MATCH([.G245];[Def.$D$12:.$F$12]));IF(OR([.F245]=&quot;EO&quot;;[.F245]=&quot;EQ&quot;);INDEX([Def.$D$19:.$F$21];MATCH([.H245];[Def.$C$19:.$C$21]);MATCH([.G245];[Def.$D$18:.$F$18]));&quot;#err&quot;)));&quot;&quot;)">
            <text:p/>
          </table:table-cell>
          <table:table-cell table:style-name="ce53" table:formula="of:=IF([.I245]&lt;&gt;&quot;&quot;;INDEX([Def.$J$6:.$L$10];MATCH([.F245];[Def.$I$6:.$I$10];0);MATCH([.I245];[Def.$J$5:.$L$5];0));&quot;&quot;)">
            <text:p/>
          </table:table-cell>
          <table:table-cell table:style-name="ce56"/>
          <table:table-cell table:style-name="ce59" table:formula="of:=IF([.K245]=&quot;&quot;;[.J245];[.J245]*[.K2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46]&lt;&gt;&quot;&quot;;IF(OR([.F246]=&quot;ILF&quot;;[.F246]=&quot;EIF&quot;);INDEX([Def.$D$6:.$F$8];MATCH([.H246];[Def.$C$6:.$C$8]);MATCH([.G246];[Def.$D$5:.$F$5]));IF([.F246]=&quot;EI&quot;;INDEX([Def.$D$13:.$F$15];MATCH([.H246];[Def.$C$13:.$C$15]);MATCH([.G246];[Def.$D$12:.$F$12]));IF(OR([.F246]=&quot;EO&quot;;[.F246]=&quot;EQ&quot;);INDEX([Def.$D$19:.$F$21];MATCH([.H246];[Def.$C$19:.$C$21]);MATCH([.G246];[Def.$D$18:.$F$18]));&quot;#err&quot;)));&quot;&quot;)">
            <text:p/>
          </table:table-cell>
          <table:table-cell table:style-name="ce53" table:formula="of:=IF([.I246]&lt;&gt;&quot;&quot;;INDEX([Def.$J$6:.$L$10];MATCH([.F246];[Def.$I$6:.$I$10];0);MATCH([.I246];[Def.$J$5:.$L$5];0));&quot;&quot;)">
            <text:p/>
          </table:table-cell>
          <table:table-cell table:style-name="ce56"/>
          <table:table-cell table:style-name="ce59" table:formula="of:=IF([.K246]=&quot;&quot;;[.J246];[.J246]*[.K2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47]&lt;&gt;&quot;&quot;;IF(OR([.F247]=&quot;ILF&quot;;[.F247]=&quot;EIF&quot;);INDEX([Def.$D$6:.$F$8];MATCH([.H247];[Def.$C$6:.$C$8]);MATCH([.G247];[Def.$D$5:.$F$5]));IF([.F247]=&quot;EI&quot;;INDEX([Def.$D$13:.$F$15];MATCH([.H247];[Def.$C$13:.$C$15]);MATCH([.G247];[Def.$D$12:.$F$12]));IF(OR([.F247]=&quot;EO&quot;;[.F247]=&quot;EQ&quot;);INDEX([Def.$D$19:.$F$21];MATCH([.H247];[Def.$C$19:.$C$21]);MATCH([.G247];[Def.$D$18:.$F$18]));&quot;#err&quot;)));&quot;&quot;)">
            <text:p/>
          </table:table-cell>
          <table:table-cell table:style-name="ce53" table:formula="of:=IF([.I247]&lt;&gt;&quot;&quot;;INDEX([Def.$J$6:.$L$10];MATCH([.F247];[Def.$I$6:.$I$10];0);MATCH([.I247];[Def.$J$5:.$L$5];0));&quot;&quot;)">
            <text:p/>
          </table:table-cell>
          <table:table-cell table:style-name="ce56"/>
          <table:table-cell table:style-name="ce59" table:formula="of:=IF([.K247]=&quot;&quot;;[.J247];[.J247]*[.K2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48]&lt;&gt;&quot;&quot;;IF(OR([.F248]=&quot;ILF&quot;;[.F248]=&quot;EIF&quot;);INDEX([Def.$D$6:.$F$8];MATCH([.H248];[Def.$C$6:.$C$8]);MATCH([.G248];[Def.$D$5:.$F$5]));IF([.F248]=&quot;EI&quot;;INDEX([Def.$D$13:.$F$15];MATCH([.H248];[Def.$C$13:.$C$15]);MATCH([.G248];[Def.$D$12:.$F$12]));IF(OR([.F248]=&quot;EO&quot;;[.F248]=&quot;EQ&quot;);INDEX([Def.$D$19:.$F$21];MATCH([.H248];[Def.$C$19:.$C$21]);MATCH([.G248];[Def.$D$18:.$F$18]));&quot;#err&quot;)));&quot;&quot;)">
            <text:p/>
          </table:table-cell>
          <table:table-cell table:style-name="ce53" table:formula="of:=IF([.I248]&lt;&gt;&quot;&quot;;INDEX([Def.$J$6:.$L$10];MATCH([.F248];[Def.$I$6:.$I$10];0);MATCH([.I248];[Def.$J$5:.$L$5];0));&quot;&quot;)">
            <text:p/>
          </table:table-cell>
          <table:table-cell table:style-name="ce56"/>
          <table:table-cell table:style-name="ce59" table:formula="of:=IF([.K248]=&quot;&quot;;[.J248];[.J248]*[.K2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49]&lt;&gt;&quot;&quot;;IF(OR([.F249]=&quot;ILF&quot;;[.F249]=&quot;EIF&quot;);INDEX([Def.$D$6:.$F$8];MATCH([.H249];[Def.$C$6:.$C$8]);MATCH([.G249];[Def.$D$5:.$F$5]));IF([.F249]=&quot;EI&quot;;INDEX([Def.$D$13:.$F$15];MATCH([.H249];[Def.$C$13:.$C$15]);MATCH([.G249];[Def.$D$12:.$F$12]));IF(OR([.F249]=&quot;EO&quot;;[.F249]=&quot;EQ&quot;);INDEX([Def.$D$19:.$F$21];MATCH([.H249];[Def.$C$19:.$C$21]);MATCH([.G249];[Def.$D$18:.$F$18]));&quot;#err&quot;)));&quot;&quot;)">
            <text:p/>
          </table:table-cell>
          <table:table-cell table:style-name="ce53" table:formula="of:=IF([.I249]&lt;&gt;&quot;&quot;;INDEX([Def.$J$6:.$L$10];MATCH([.F249];[Def.$I$6:.$I$10];0);MATCH([.I249];[Def.$J$5:.$L$5];0));&quot;&quot;)">
            <text:p/>
          </table:table-cell>
          <table:table-cell table:style-name="ce56"/>
          <table:table-cell table:style-name="ce59" table:formula="of:=IF([.K249]=&quot;&quot;;[.J249];[.J249]*[.K2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50]&lt;&gt;&quot;&quot;;IF(OR([.F250]=&quot;ILF&quot;;[.F250]=&quot;EIF&quot;);INDEX([Def.$D$6:.$F$8];MATCH([.H250];[Def.$C$6:.$C$8]);MATCH([.G250];[Def.$D$5:.$F$5]));IF([.F250]=&quot;EI&quot;;INDEX([Def.$D$13:.$F$15];MATCH([.H250];[Def.$C$13:.$C$15]);MATCH([.G250];[Def.$D$12:.$F$12]));IF(OR([.F250]=&quot;EO&quot;;[.F250]=&quot;EQ&quot;);INDEX([Def.$D$19:.$F$21];MATCH([.H250];[Def.$C$19:.$C$21]);MATCH([.G250];[Def.$D$18:.$F$18]));&quot;#err&quot;)));&quot;&quot;)">
            <text:p/>
          </table:table-cell>
          <table:table-cell table:style-name="ce53" table:formula="of:=IF([.I250]&lt;&gt;&quot;&quot;;INDEX([Def.$J$6:.$L$10];MATCH([.F250];[Def.$I$6:.$I$10];0);MATCH([.I250];[Def.$J$5:.$L$5];0));&quot;&quot;)">
            <text:p/>
          </table:table-cell>
          <table:table-cell table:style-name="ce56"/>
          <table:table-cell table:style-name="ce59" table:formula="of:=IF([.K250]=&quot;&quot;;[.J250];[.J250]*[.K2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51]&lt;&gt;&quot;&quot;;IF(OR([.F251]=&quot;ILF&quot;;[.F251]=&quot;EIF&quot;);INDEX([Def.$D$6:.$F$8];MATCH([.H251];[Def.$C$6:.$C$8]);MATCH([.G251];[Def.$D$5:.$F$5]));IF([.F251]=&quot;EI&quot;;INDEX([Def.$D$13:.$F$15];MATCH([.H251];[Def.$C$13:.$C$15]);MATCH([.G251];[Def.$D$12:.$F$12]));IF(OR([.F251]=&quot;EO&quot;;[.F251]=&quot;EQ&quot;);INDEX([Def.$D$19:.$F$21];MATCH([.H251];[Def.$C$19:.$C$21]);MATCH([.G251];[Def.$D$18:.$F$18]));&quot;#err&quot;)));&quot;&quot;)">
            <text:p/>
          </table:table-cell>
          <table:table-cell table:style-name="ce53" table:formula="of:=IF([.I251]&lt;&gt;&quot;&quot;;INDEX([Def.$J$6:.$L$10];MATCH([.F251];[Def.$I$6:.$I$10];0);MATCH([.I251];[Def.$J$5:.$L$5];0));&quot;&quot;)">
            <text:p/>
          </table:table-cell>
          <table:table-cell table:style-name="ce56"/>
          <table:table-cell table:style-name="ce59" table:formula="of:=IF([.K251]=&quot;&quot;;[.J251];[.J251]*[.K2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52]&lt;&gt;&quot;&quot;;IF(OR([.F252]=&quot;ILF&quot;;[.F252]=&quot;EIF&quot;);INDEX([Def.$D$6:.$F$8];MATCH([.H252];[Def.$C$6:.$C$8]);MATCH([.G252];[Def.$D$5:.$F$5]));IF([.F252]=&quot;EI&quot;;INDEX([Def.$D$13:.$F$15];MATCH([.H252];[Def.$C$13:.$C$15]);MATCH([.G252];[Def.$D$12:.$F$12]));IF(OR([.F252]=&quot;EO&quot;;[.F252]=&quot;EQ&quot;);INDEX([Def.$D$19:.$F$21];MATCH([.H252];[Def.$C$19:.$C$21]);MATCH([.G252];[Def.$D$18:.$F$18]));&quot;#err&quot;)));&quot;&quot;)">
            <text:p/>
          </table:table-cell>
          <table:table-cell table:style-name="ce53" table:formula="of:=IF([.I252]&lt;&gt;&quot;&quot;;INDEX([Def.$J$6:.$L$10];MATCH([.F252];[Def.$I$6:.$I$10];0);MATCH([.I252];[Def.$J$5:.$L$5];0));&quot;&quot;)">
            <text:p/>
          </table:table-cell>
          <table:table-cell table:style-name="ce56"/>
          <table:table-cell table:style-name="ce59" table:formula="of:=IF([.K252]=&quot;&quot;;[.J252];[.J252]*[.K2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53]&lt;&gt;&quot;&quot;;IF(OR([.F253]=&quot;ILF&quot;;[.F253]=&quot;EIF&quot;);INDEX([Def.$D$6:.$F$8];MATCH([.H253];[Def.$C$6:.$C$8]);MATCH([.G253];[Def.$D$5:.$F$5]));IF([.F253]=&quot;EI&quot;;INDEX([Def.$D$13:.$F$15];MATCH([.H253];[Def.$C$13:.$C$15]);MATCH([.G253];[Def.$D$12:.$F$12]));IF(OR([.F253]=&quot;EO&quot;;[.F253]=&quot;EQ&quot;);INDEX([Def.$D$19:.$F$21];MATCH([.H253];[Def.$C$19:.$C$21]);MATCH([.G253];[Def.$D$18:.$F$18]));&quot;#err&quot;)));&quot;&quot;)">
            <text:p/>
          </table:table-cell>
          <table:table-cell table:style-name="ce53" table:formula="of:=IF([.I253]&lt;&gt;&quot;&quot;;INDEX([Def.$J$6:.$L$10];MATCH([.F253];[Def.$I$6:.$I$10];0);MATCH([.I253];[Def.$J$5:.$L$5];0));&quot;&quot;)">
            <text:p/>
          </table:table-cell>
          <table:table-cell table:style-name="ce56"/>
          <table:table-cell table:style-name="ce59" table:formula="of:=IF([.K253]=&quot;&quot;;[.J253];[.J253]*[.K2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54]&lt;&gt;&quot;&quot;;IF(OR([.F254]=&quot;ILF&quot;;[.F254]=&quot;EIF&quot;);INDEX([Def.$D$6:.$F$8];MATCH([.H254];[Def.$C$6:.$C$8]);MATCH([.G254];[Def.$D$5:.$F$5]));IF([.F254]=&quot;EI&quot;;INDEX([Def.$D$13:.$F$15];MATCH([.H254];[Def.$C$13:.$C$15]);MATCH([.G254];[Def.$D$12:.$F$12]));IF(OR([.F254]=&quot;EO&quot;;[.F254]=&quot;EQ&quot;);INDEX([Def.$D$19:.$F$21];MATCH([.H254];[Def.$C$19:.$C$21]);MATCH([.G254];[Def.$D$18:.$F$18]));&quot;#err&quot;)));&quot;&quot;)">
            <text:p/>
          </table:table-cell>
          <table:table-cell table:style-name="ce53" table:formula="of:=IF([.I254]&lt;&gt;&quot;&quot;;INDEX([Def.$J$6:.$L$10];MATCH([.F254];[Def.$I$6:.$I$10];0);MATCH([.I254];[Def.$J$5:.$L$5];0));&quot;&quot;)">
            <text:p/>
          </table:table-cell>
          <table:table-cell table:style-name="ce56"/>
          <table:table-cell table:style-name="ce59" table:formula="of:=IF([.K254]=&quot;&quot;;[.J254];[.J254]*[.K2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55]&lt;&gt;&quot;&quot;;IF(OR([.F255]=&quot;ILF&quot;;[.F255]=&quot;EIF&quot;);INDEX([Def.$D$6:.$F$8];MATCH([.H255];[Def.$C$6:.$C$8]);MATCH([.G255];[Def.$D$5:.$F$5]));IF([.F255]=&quot;EI&quot;;INDEX([Def.$D$13:.$F$15];MATCH([.H255];[Def.$C$13:.$C$15]);MATCH([.G255];[Def.$D$12:.$F$12]));IF(OR([.F255]=&quot;EO&quot;;[.F255]=&quot;EQ&quot;);INDEX([Def.$D$19:.$F$21];MATCH([.H255];[Def.$C$19:.$C$21]);MATCH([.G255];[Def.$D$18:.$F$18]));&quot;#err&quot;)));&quot;&quot;)">
            <text:p/>
          </table:table-cell>
          <table:table-cell table:style-name="ce53" table:formula="of:=IF([.I255]&lt;&gt;&quot;&quot;;INDEX([Def.$J$6:.$L$10];MATCH([.F255];[Def.$I$6:.$I$10];0);MATCH([.I255];[Def.$J$5:.$L$5];0));&quot;&quot;)">
            <text:p/>
          </table:table-cell>
          <table:table-cell table:style-name="ce56"/>
          <table:table-cell table:style-name="ce59" table:formula="of:=IF([.K255]=&quot;&quot;;[.J255];[.J255]*[.K2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56]&lt;&gt;&quot;&quot;;IF(OR([.F256]=&quot;ILF&quot;;[.F256]=&quot;EIF&quot;);INDEX([Def.$D$6:.$F$8];MATCH([.H256];[Def.$C$6:.$C$8]);MATCH([.G256];[Def.$D$5:.$F$5]));IF([.F256]=&quot;EI&quot;;INDEX([Def.$D$13:.$F$15];MATCH([.H256];[Def.$C$13:.$C$15]);MATCH([.G256];[Def.$D$12:.$F$12]));IF(OR([.F256]=&quot;EO&quot;;[.F256]=&quot;EQ&quot;);INDEX([Def.$D$19:.$F$21];MATCH([.H256];[Def.$C$19:.$C$21]);MATCH([.G256];[Def.$D$18:.$F$18]));&quot;#err&quot;)));&quot;&quot;)">
            <text:p/>
          </table:table-cell>
          <table:table-cell table:style-name="ce53" table:formula="of:=IF([.I256]&lt;&gt;&quot;&quot;;INDEX([Def.$J$6:.$L$10];MATCH([.F256];[Def.$I$6:.$I$10];0);MATCH([.I256];[Def.$J$5:.$L$5];0));&quot;&quot;)">
            <text:p/>
          </table:table-cell>
          <table:table-cell table:style-name="ce56"/>
          <table:table-cell table:style-name="ce59" table:formula="of:=IF([.K256]=&quot;&quot;;[.J256];[.J256]*[.K2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57]&lt;&gt;&quot;&quot;;IF(OR([.F257]=&quot;ILF&quot;;[.F257]=&quot;EIF&quot;);INDEX([Def.$D$6:.$F$8];MATCH([.H257];[Def.$C$6:.$C$8]);MATCH([.G257];[Def.$D$5:.$F$5]));IF([.F257]=&quot;EI&quot;;INDEX([Def.$D$13:.$F$15];MATCH([.H257];[Def.$C$13:.$C$15]);MATCH([.G257];[Def.$D$12:.$F$12]));IF(OR([.F257]=&quot;EO&quot;;[.F257]=&quot;EQ&quot;);INDEX([Def.$D$19:.$F$21];MATCH([.H257];[Def.$C$19:.$C$21]);MATCH([.G257];[Def.$D$18:.$F$18]));&quot;#err&quot;)));&quot;&quot;)">
            <text:p/>
          </table:table-cell>
          <table:table-cell table:style-name="ce53" table:formula="of:=IF([.I257]&lt;&gt;&quot;&quot;;INDEX([Def.$J$6:.$L$10];MATCH([.F257];[Def.$I$6:.$I$10];0);MATCH([.I257];[Def.$J$5:.$L$5];0));&quot;&quot;)">
            <text:p/>
          </table:table-cell>
          <table:table-cell table:style-name="ce56"/>
          <table:table-cell table:style-name="ce59" table:formula="of:=IF([.K257]=&quot;&quot;;[.J257];[.J257]*[.K2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58]&lt;&gt;&quot;&quot;;IF(OR([.F258]=&quot;ILF&quot;;[.F258]=&quot;EIF&quot;);INDEX([Def.$D$6:.$F$8];MATCH([.H258];[Def.$C$6:.$C$8]);MATCH([.G258];[Def.$D$5:.$F$5]));IF([.F258]=&quot;EI&quot;;INDEX([Def.$D$13:.$F$15];MATCH([.H258];[Def.$C$13:.$C$15]);MATCH([.G258];[Def.$D$12:.$F$12]));IF(OR([.F258]=&quot;EO&quot;;[.F258]=&quot;EQ&quot;);INDEX([Def.$D$19:.$F$21];MATCH([.H258];[Def.$C$19:.$C$21]);MATCH([.G258];[Def.$D$18:.$F$18]));&quot;#err&quot;)));&quot;&quot;)">
            <text:p/>
          </table:table-cell>
          <table:table-cell table:style-name="ce53" table:formula="of:=IF([.I258]&lt;&gt;&quot;&quot;;INDEX([Def.$J$6:.$L$10];MATCH([.F258];[Def.$I$6:.$I$10];0);MATCH([.I258];[Def.$J$5:.$L$5];0));&quot;&quot;)">
            <text:p/>
          </table:table-cell>
          <table:table-cell table:style-name="ce56"/>
          <table:table-cell table:style-name="ce59" table:formula="of:=IF([.K258]=&quot;&quot;;[.J258];[.J258]*[.K2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59]&lt;&gt;&quot;&quot;;IF(OR([.F259]=&quot;ILF&quot;;[.F259]=&quot;EIF&quot;);INDEX([Def.$D$6:.$F$8];MATCH([.H259];[Def.$C$6:.$C$8]);MATCH([.G259];[Def.$D$5:.$F$5]));IF([.F259]=&quot;EI&quot;;INDEX([Def.$D$13:.$F$15];MATCH([.H259];[Def.$C$13:.$C$15]);MATCH([.G259];[Def.$D$12:.$F$12]));IF(OR([.F259]=&quot;EO&quot;;[.F259]=&quot;EQ&quot;);INDEX([Def.$D$19:.$F$21];MATCH([.H259];[Def.$C$19:.$C$21]);MATCH([.G259];[Def.$D$18:.$F$18]));&quot;#err&quot;)));&quot;&quot;)">
            <text:p/>
          </table:table-cell>
          <table:table-cell table:style-name="ce53" table:formula="of:=IF([.I259]&lt;&gt;&quot;&quot;;INDEX([Def.$J$6:.$L$10];MATCH([.F259];[Def.$I$6:.$I$10];0);MATCH([.I259];[Def.$J$5:.$L$5];0));&quot;&quot;)">
            <text:p/>
          </table:table-cell>
          <table:table-cell table:style-name="ce56"/>
          <table:table-cell table:style-name="ce59" table:formula="of:=IF([.K259]=&quot;&quot;;[.J259];[.J259]*[.K2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60]&lt;&gt;&quot;&quot;;IF(OR([.F260]=&quot;ILF&quot;;[.F260]=&quot;EIF&quot;);INDEX([Def.$D$6:.$F$8];MATCH([.H260];[Def.$C$6:.$C$8]);MATCH([.G260];[Def.$D$5:.$F$5]));IF([.F260]=&quot;EI&quot;;INDEX([Def.$D$13:.$F$15];MATCH([.H260];[Def.$C$13:.$C$15]);MATCH([.G260];[Def.$D$12:.$F$12]));IF(OR([.F260]=&quot;EO&quot;;[.F260]=&quot;EQ&quot;);INDEX([Def.$D$19:.$F$21];MATCH([.H260];[Def.$C$19:.$C$21]);MATCH([.G260];[Def.$D$18:.$F$18]));&quot;#err&quot;)));&quot;&quot;)">
            <text:p/>
          </table:table-cell>
          <table:table-cell table:style-name="ce53" table:formula="of:=IF([.I260]&lt;&gt;&quot;&quot;;INDEX([Def.$J$6:.$L$10];MATCH([.F260];[Def.$I$6:.$I$10];0);MATCH([.I260];[Def.$J$5:.$L$5];0));&quot;&quot;)">
            <text:p/>
          </table:table-cell>
          <table:table-cell table:style-name="ce56"/>
          <table:table-cell table:style-name="ce59" table:formula="of:=IF([.K260]=&quot;&quot;;[.J260];[.J260]*[.K2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61]&lt;&gt;&quot;&quot;;IF(OR([.F261]=&quot;ILF&quot;;[.F261]=&quot;EIF&quot;);INDEX([Def.$D$6:.$F$8];MATCH([.H261];[Def.$C$6:.$C$8]);MATCH([.G261];[Def.$D$5:.$F$5]));IF([.F261]=&quot;EI&quot;;INDEX([Def.$D$13:.$F$15];MATCH([.H261];[Def.$C$13:.$C$15]);MATCH([.G261];[Def.$D$12:.$F$12]));IF(OR([.F261]=&quot;EO&quot;;[.F261]=&quot;EQ&quot;);INDEX([Def.$D$19:.$F$21];MATCH([.H261];[Def.$C$19:.$C$21]);MATCH([.G261];[Def.$D$18:.$F$18]));&quot;#err&quot;)));&quot;&quot;)">
            <text:p/>
          </table:table-cell>
          <table:table-cell table:style-name="ce53" table:formula="of:=IF([.I261]&lt;&gt;&quot;&quot;;INDEX([Def.$J$6:.$L$10];MATCH([.F261];[Def.$I$6:.$I$10];0);MATCH([.I261];[Def.$J$5:.$L$5];0));&quot;&quot;)">
            <text:p/>
          </table:table-cell>
          <table:table-cell table:style-name="ce56"/>
          <table:table-cell table:style-name="ce59" table:formula="of:=IF([.K261]=&quot;&quot;;[.J261];[.J261]*[.K2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62]&lt;&gt;&quot;&quot;;IF(OR([.F262]=&quot;ILF&quot;;[.F262]=&quot;EIF&quot;);INDEX([Def.$D$6:.$F$8];MATCH([.H262];[Def.$C$6:.$C$8]);MATCH([.G262];[Def.$D$5:.$F$5]));IF([.F262]=&quot;EI&quot;;INDEX([Def.$D$13:.$F$15];MATCH([.H262];[Def.$C$13:.$C$15]);MATCH([.G262];[Def.$D$12:.$F$12]));IF(OR([.F262]=&quot;EO&quot;;[.F262]=&quot;EQ&quot;);INDEX([Def.$D$19:.$F$21];MATCH([.H262];[Def.$C$19:.$C$21]);MATCH([.G262];[Def.$D$18:.$F$18]));&quot;#err&quot;)));&quot;&quot;)">
            <text:p/>
          </table:table-cell>
          <table:table-cell table:style-name="ce53" table:formula="of:=IF([.I262]&lt;&gt;&quot;&quot;;INDEX([Def.$J$6:.$L$10];MATCH([.F262];[Def.$I$6:.$I$10];0);MATCH([.I262];[Def.$J$5:.$L$5];0));&quot;&quot;)">
            <text:p/>
          </table:table-cell>
          <table:table-cell table:style-name="ce56"/>
          <table:table-cell table:style-name="ce59" table:formula="of:=IF([.K262]=&quot;&quot;;[.J262];[.J262]*[.K2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63]&lt;&gt;&quot;&quot;;IF(OR([.F263]=&quot;ILF&quot;;[.F263]=&quot;EIF&quot;);INDEX([Def.$D$6:.$F$8];MATCH([.H263];[Def.$C$6:.$C$8]);MATCH([.G263];[Def.$D$5:.$F$5]));IF([.F263]=&quot;EI&quot;;INDEX([Def.$D$13:.$F$15];MATCH([.H263];[Def.$C$13:.$C$15]);MATCH([.G263];[Def.$D$12:.$F$12]));IF(OR([.F263]=&quot;EO&quot;;[.F263]=&quot;EQ&quot;);INDEX([Def.$D$19:.$F$21];MATCH([.H263];[Def.$C$19:.$C$21]);MATCH([.G263];[Def.$D$18:.$F$18]));&quot;#err&quot;)));&quot;&quot;)">
            <text:p/>
          </table:table-cell>
          <table:table-cell table:style-name="ce53" table:formula="of:=IF([.I263]&lt;&gt;&quot;&quot;;INDEX([Def.$J$6:.$L$10];MATCH([.F263];[Def.$I$6:.$I$10];0);MATCH([.I263];[Def.$J$5:.$L$5];0));&quot;&quot;)">
            <text:p/>
          </table:table-cell>
          <table:table-cell table:style-name="ce56"/>
          <table:table-cell table:style-name="ce59" table:formula="of:=IF([.K263]=&quot;&quot;;[.J263];[.J263]*[.K2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64]&lt;&gt;&quot;&quot;;IF(OR([.F264]=&quot;ILF&quot;;[.F264]=&quot;EIF&quot;);INDEX([Def.$D$6:.$F$8];MATCH([.H264];[Def.$C$6:.$C$8]);MATCH([.G264];[Def.$D$5:.$F$5]));IF([.F264]=&quot;EI&quot;;INDEX([Def.$D$13:.$F$15];MATCH([.H264];[Def.$C$13:.$C$15]);MATCH([.G264];[Def.$D$12:.$F$12]));IF(OR([.F264]=&quot;EO&quot;;[.F264]=&quot;EQ&quot;);INDEX([Def.$D$19:.$F$21];MATCH([.H264];[Def.$C$19:.$C$21]);MATCH([.G264];[Def.$D$18:.$F$18]));&quot;#err&quot;)));&quot;&quot;)">
            <text:p/>
          </table:table-cell>
          <table:table-cell table:style-name="ce53" table:formula="of:=IF([.I264]&lt;&gt;&quot;&quot;;INDEX([Def.$J$6:.$L$10];MATCH([.F264];[Def.$I$6:.$I$10];0);MATCH([.I264];[Def.$J$5:.$L$5];0));&quot;&quot;)">
            <text:p/>
          </table:table-cell>
          <table:table-cell table:style-name="ce56"/>
          <table:table-cell table:style-name="ce59" table:formula="of:=IF([.K264]=&quot;&quot;;[.J264];[.J264]*[.K2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65]&lt;&gt;&quot;&quot;;IF(OR([.F265]=&quot;ILF&quot;;[.F265]=&quot;EIF&quot;);INDEX([Def.$D$6:.$F$8];MATCH([.H265];[Def.$C$6:.$C$8]);MATCH([.G265];[Def.$D$5:.$F$5]));IF([.F265]=&quot;EI&quot;;INDEX([Def.$D$13:.$F$15];MATCH([.H265];[Def.$C$13:.$C$15]);MATCH([.G265];[Def.$D$12:.$F$12]));IF(OR([.F265]=&quot;EO&quot;;[.F265]=&quot;EQ&quot;);INDEX([Def.$D$19:.$F$21];MATCH([.H265];[Def.$C$19:.$C$21]);MATCH([.G265];[Def.$D$18:.$F$18]));&quot;#err&quot;)));&quot;&quot;)">
            <text:p/>
          </table:table-cell>
          <table:table-cell table:style-name="ce53" table:formula="of:=IF([.I265]&lt;&gt;&quot;&quot;;INDEX([Def.$J$6:.$L$10];MATCH([.F265];[Def.$I$6:.$I$10];0);MATCH([.I265];[Def.$J$5:.$L$5];0));&quot;&quot;)">
            <text:p/>
          </table:table-cell>
          <table:table-cell table:style-name="ce56"/>
          <table:table-cell table:style-name="ce59" table:formula="of:=IF([.K265]=&quot;&quot;;[.J265];[.J265]*[.K2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66]&lt;&gt;&quot;&quot;;IF(OR([.F266]=&quot;ILF&quot;;[.F266]=&quot;EIF&quot;);INDEX([Def.$D$6:.$F$8];MATCH([.H266];[Def.$C$6:.$C$8]);MATCH([.G266];[Def.$D$5:.$F$5]));IF([.F266]=&quot;EI&quot;;INDEX([Def.$D$13:.$F$15];MATCH([.H266];[Def.$C$13:.$C$15]);MATCH([.G266];[Def.$D$12:.$F$12]));IF(OR([.F266]=&quot;EO&quot;;[.F266]=&quot;EQ&quot;);INDEX([Def.$D$19:.$F$21];MATCH([.H266];[Def.$C$19:.$C$21]);MATCH([.G266];[Def.$D$18:.$F$18]));&quot;#err&quot;)));&quot;&quot;)">
            <text:p/>
          </table:table-cell>
          <table:table-cell table:style-name="ce53" table:formula="of:=IF([.I266]&lt;&gt;&quot;&quot;;INDEX([Def.$J$6:.$L$10];MATCH([.F266];[Def.$I$6:.$I$10];0);MATCH([.I266];[Def.$J$5:.$L$5];0));&quot;&quot;)">
            <text:p/>
          </table:table-cell>
          <table:table-cell table:style-name="ce56"/>
          <table:table-cell table:style-name="ce59" table:formula="of:=IF([.K266]=&quot;&quot;;[.J266];[.J266]*[.K2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67]&lt;&gt;&quot;&quot;;IF(OR([.F267]=&quot;ILF&quot;;[.F267]=&quot;EIF&quot;);INDEX([Def.$D$6:.$F$8];MATCH([.H267];[Def.$C$6:.$C$8]);MATCH([.G267];[Def.$D$5:.$F$5]));IF([.F267]=&quot;EI&quot;;INDEX([Def.$D$13:.$F$15];MATCH([.H267];[Def.$C$13:.$C$15]);MATCH([.G267];[Def.$D$12:.$F$12]));IF(OR([.F267]=&quot;EO&quot;;[.F267]=&quot;EQ&quot;);INDEX([Def.$D$19:.$F$21];MATCH([.H267];[Def.$C$19:.$C$21]);MATCH([.G267];[Def.$D$18:.$F$18]));&quot;#err&quot;)));&quot;&quot;)">
            <text:p/>
          </table:table-cell>
          <table:table-cell table:style-name="ce53" table:formula="of:=IF([.I267]&lt;&gt;&quot;&quot;;INDEX([Def.$J$6:.$L$10];MATCH([.F267];[Def.$I$6:.$I$10];0);MATCH([.I267];[Def.$J$5:.$L$5];0));&quot;&quot;)">
            <text:p/>
          </table:table-cell>
          <table:table-cell table:style-name="ce56"/>
          <table:table-cell table:style-name="ce59" table:formula="of:=IF([.K267]=&quot;&quot;;[.J267];[.J267]*[.K2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68]&lt;&gt;&quot;&quot;;IF(OR([.F268]=&quot;ILF&quot;;[.F268]=&quot;EIF&quot;);INDEX([Def.$D$6:.$F$8];MATCH([.H268];[Def.$C$6:.$C$8]);MATCH([.G268];[Def.$D$5:.$F$5]));IF([.F268]=&quot;EI&quot;;INDEX([Def.$D$13:.$F$15];MATCH([.H268];[Def.$C$13:.$C$15]);MATCH([.G268];[Def.$D$12:.$F$12]));IF(OR([.F268]=&quot;EO&quot;;[.F268]=&quot;EQ&quot;);INDEX([Def.$D$19:.$F$21];MATCH([.H268];[Def.$C$19:.$C$21]);MATCH([.G268];[Def.$D$18:.$F$18]));&quot;#err&quot;)));&quot;&quot;)">
            <text:p/>
          </table:table-cell>
          <table:table-cell table:style-name="ce53" table:formula="of:=IF([.I268]&lt;&gt;&quot;&quot;;INDEX([Def.$J$6:.$L$10];MATCH([.F268];[Def.$I$6:.$I$10];0);MATCH([.I268];[Def.$J$5:.$L$5];0));&quot;&quot;)">
            <text:p/>
          </table:table-cell>
          <table:table-cell table:style-name="ce56"/>
          <table:table-cell table:style-name="ce59" table:formula="of:=IF([.K268]=&quot;&quot;;[.J268];[.J268]*[.K2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69]&lt;&gt;&quot;&quot;;IF(OR([.F269]=&quot;ILF&quot;;[.F269]=&quot;EIF&quot;);INDEX([Def.$D$6:.$F$8];MATCH([.H269];[Def.$C$6:.$C$8]);MATCH([.G269];[Def.$D$5:.$F$5]));IF([.F269]=&quot;EI&quot;;INDEX([Def.$D$13:.$F$15];MATCH([.H269];[Def.$C$13:.$C$15]);MATCH([.G269];[Def.$D$12:.$F$12]));IF(OR([.F269]=&quot;EO&quot;;[.F269]=&quot;EQ&quot;);INDEX([Def.$D$19:.$F$21];MATCH([.H269];[Def.$C$19:.$C$21]);MATCH([.G269];[Def.$D$18:.$F$18]));&quot;#err&quot;)));&quot;&quot;)">
            <text:p/>
          </table:table-cell>
          <table:table-cell table:style-name="ce53" table:formula="of:=IF([.I269]&lt;&gt;&quot;&quot;;INDEX([Def.$J$6:.$L$10];MATCH([.F269];[Def.$I$6:.$I$10];0);MATCH([.I269];[Def.$J$5:.$L$5];0));&quot;&quot;)">
            <text:p/>
          </table:table-cell>
          <table:table-cell table:style-name="ce56"/>
          <table:table-cell table:style-name="ce59" table:formula="of:=IF([.K269]=&quot;&quot;;[.J269];[.J269]*[.K2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70]&lt;&gt;&quot;&quot;;IF(OR([.F270]=&quot;ILF&quot;;[.F270]=&quot;EIF&quot;);INDEX([Def.$D$6:.$F$8];MATCH([.H270];[Def.$C$6:.$C$8]);MATCH([.G270];[Def.$D$5:.$F$5]));IF([.F270]=&quot;EI&quot;;INDEX([Def.$D$13:.$F$15];MATCH([.H270];[Def.$C$13:.$C$15]);MATCH([.G270];[Def.$D$12:.$F$12]));IF(OR([.F270]=&quot;EO&quot;;[.F270]=&quot;EQ&quot;);INDEX([Def.$D$19:.$F$21];MATCH([.H270];[Def.$C$19:.$C$21]);MATCH([.G270];[Def.$D$18:.$F$18]));&quot;#err&quot;)));&quot;&quot;)">
            <text:p/>
          </table:table-cell>
          <table:table-cell table:style-name="ce53" table:formula="of:=IF([.I270]&lt;&gt;&quot;&quot;;INDEX([Def.$J$6:.$L$10];MATCH([.F270];[Def.$I$6:.$I$10];0);MATCH([.I270];[Def.$J$5:.$L$5];0));&quot;&quot;)">
            <text:p/>
          </table:table-cell>
          <table:table-cell table:style-name="ce56"/>
          <table:table-cell table:style-name="ce59" table:formula="of:=IF([.K270]=&quot;&quot;;[.J270];[.J270]*[.K2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71]&lt;&gt;&quot;&quot;;IF(OR([.F271]=&quot;ILF&quot;;[.F271]=&quot;EIF&quot;);INDEX([Def.$D$6:.$F$8];MATCH([.H271];[Def.$C$6:.$C$8]);MATCH([.G271];[Def.$D$5:.$F$5]));IF([.F271]=&quot;EI&quot;;INDEX([Def.$D$13:.$F$15];MATCH([.H271];[Def.$C$13:.$C$15]);MATCH([.G271];[Def.$D$12:.$F$12]));IF(OR([.F271]=&quot;EO&quot;;[.F271]=&quot;EQ&quot;);INDEX([Def.$D$19:.$F$21];MATCH([.H271];[Def.$C$19:.$C$21]);MATCH([.G271];[Def.$D$18:.$F$18]));&quot;#err&quot;)));&quot;&quot;)">
            <text:p/>
          </table:table-cell>
          <table:table-cell table:style-name="ce53" table:formula="of:=IF([.I271]&lt;&gt;&quot;&quot;;INDEX([Def.$J$6:.$L$10];MATCH([.F271];[Def.$I$6:.$I$10];0);MATCH([.I271];[Def.$J$5:.$L$5];0));&quot;&quot;)">
            <text:p/>
          </table:table-cell>
          <table:table-cell table:style-name="ce56"/>
          <table:table-cell table:style-name="ce59" table:formula="of:=IF([.K271]=&quot;&quot;;[.J271];[.J271]*[.K2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72]&lt;&gt;&quot;&quot;;IF(OR([.F272]=&quot;ILF&quot;;[.F272]=&quot;EIF&quot;);INDEX([Def.$D$6:.$F$8];MATCH([.H272];[Def.$C$6:.$C$8]);MATCH([.G272];[Def.$D$5:.$F$5]));IF([.F272]=&quot;EI&quot;;INDEX([Def.$D$13:.$F$15];MATCH([.H272];[Def.$C$13:.$C$15]);MATCH([.G272];[Def.$D$12:.$F$12]));IF(OR([.F272]=&quot;EO&quot;;[.F272]=&quot;EQ&quot;);INDEX([Def.$D$19:.$F$21];MATCH([.H272];[Def.$C$19:.$C$21]);MATCH([.G272];[Def.$D$18:.$F$18]));&quot;#err&quot;)));&quot;&quot;)">
            <text:p/>
          </table:table-cell>
          <table:table-cell table:style-name="ce53" table:formula="of:=IF([.I272]&lt;&gt;&quot;&quot;;INDEX([Def.$J$6:.$L$10];MATCH([.F272];[Def.$I$6:.$I$10];0);MATCH([.I272];[Def.$J$5:.$L$5];0));&quot;&quot;)">
            <text:p/>
          </table:table-cell>
          <table:table-cell table:style-name="ce56"/>
          <table:table-cell table:style-name="ce59" table:formula="of:=IF([.K272]=&quot;&quot;;[.J272];[.J272]*[.K2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73]&lt;&gt;&quot;&quot;;IF(OR([.F273]=&quot;ILF&quot;;[.F273]=&quot;EIF&quot;);INDEX([Def.$D$6:.$F$8];MATCH([.H273];[Def.$C$6:.$C$8]);MATCH([.G273];[Def.$D$5:.$F$5]));IF([.F273]=&quot;EI&quot;;INDEX([Def.$D$13:.$F$15];MATCH([.H273];[Def.$C$13:.$C$15]);MATCH([.G273];[Def.$D$12:.$F$12]));IF(OR([.F273]=&quot;EO&quot;;[.F273]=&quot;EQ&quot;);INDEX([Def.$D$19:.$F$21];MATCH([.H273];[Def.$C$19:.$C$21]);MATCH([.G273];[Def.$D$18:.$F$18]));&quot;#err&quot;)));&quot;&quot;)">
            <text:p/>
          </table:table-cell>
          <table:table-cell table:style-name="ce53" table:formula="of:=IF([.I273]&lt;&gt;&quot;&quot;;INDEX([Def.$J$6:.$L$10];MATCH([.F273];[Def.$I$6:.$I$10];0);MATCH([.I273];[Def.$J$5:.$L$5];0));&quot;&quot;)">
            <text:p/>
          </table:table-cell>
          <table:table-cell table:style-name="ce56"/>
          <table:table-cell table:style-name="ce59" table:formula="of:=IF([.K273]=&quot;&quot;;[.J273];[.J273]*[.K2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74]&lt;&gt;&quot;&quot;;IF(OR([.F274]=&quot;ILF&quot;;[.F274]=&quot;EIF&quot;);INDEX([Def.$D$6:.$F$8];MATCH([.H274];[Def.$C$6:.$C$8]);MATCH([.G274];[Def.$D$5:.$F$5]));IF([.F274]=&quot;EI&quot;;INDEX([Def.$D$13:.$F$15];MATCH([.H274];[Def.$C$13:.$C$15]);MATCH([.G274];[Def.$D$12:.$F$12]));IF(OR([.F274]=&quot;EO&quot;;[.F274]=&quot;EQ&quot;);INDEX([Def.$D$19:.$F$21];MATCH([.H274];[Def.$C$19:.$C$21]);MATCH([.G274];[Def.$D$18:.$F$18]));&quot;#err&quot;)));&quot;&quot;)">
            <text:p/>
          </table:table-cell>
          <table:table-cell table:style-name="ce53" table:formula="of:=IF([.I274]&lt;&gt;&quot;&quot;;INDEX([Def.$J$6:.$L$10];MATCH([.F274];[Def.$I$6:.$I$10];0);MATCH([.I274];[Def.$J$5:.$L$5];0));&quot;&quot;)">
            <text:p/>
          </table:table-cell>
          <table:table-cell table:style-name="ce56"/>
          <table:table-cell table:style-name="ce59" table:formula="of:=IF([.K274]=&quot;&quot;;[.J274];[.J274]*[.K2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75]&lt;&gt;&quot;&quot;;IF(OR([.F275]=&quot;ILF&quot;;[.F275]=&quot;EIF&quot;);INDEX([Def.$D$6:.$F$8];MATCH([.H275];[Def.$C$6:.$C$8]);MATCH([.G275];[Def.$D$5:.$F$5]));IF([.F275]=&quot;EI&quot;;INDEX([Def.$D$13:.$F$15];MATCH([.H275];[Def.$C$13:.$C$15]);MATCH([.G275];[Def.$D$12:.$F$12]));IF(OR([.F275]=&quot;EO&quot;;[.F275]=&quot;EQ&quot;);INDEX([Def.$D$19:.$F$21];MATCH([.H275];[Def.$C$19:.$C$21]);MATCH([.G275];[Def.$D$18:.$F$18]));&quot;#err&quot;)));&quot;&quot;)">
            <text:p/>
          </table:table-cell>
          <table:table-cell table:style-name="ce53" table:formula="of:=IF([.I275]&lt;&gt;&quot;&quot;;INDEX([Def.$J$6:.$L$10];MATCH([.F275];[Def.$I$6:.$I$10];0);MATCH([.I275];[Def.$J$5:.$L$5];0));&quot;&quot;)">
            <text:p/>
          </table:table-cell>
          <table:table-cell table:style-name="ce56"/>
          <table:table-cell table:style-name="ce59" table:formula="of:=IF([.K275]=&quot;&quot;;[.J275];[.J275]*[.K2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76]&lt;&gt;&quot;&quot;;IF(OR([.F276]=&quot;ILF&quot;;[.F276]=&quot;EIF&quot;);INDEX([Def.$D$6:.$F$8];MATCH([.H276];[Def.$C$6:.$C$8]);MATCH([.G276];[Def.$D$5:.$F$5]));IF([.F276]=&quot;EI&quot;;INDEX([Def.$D$13:.$F$15];MATCH([.H276];[Def.$C$13:.$C$15]);MATCH([.G276];[Def.$D$12:.$F$12]));IF(OR([.F276]=&quot;EO&quot;;[.F276]=&quot;EQ&quot;);INDEX([Def.$D$19:.$F$21];MATCH([.H276];[Def.$C$19:.$C$21]);MATCH([.G276];[Def.$D$18:.$F$18]));&quot;#err&quot;)));&quot;&quot;)">
            <text:p/>
          </table:table-cell>
          <table:table-cell table:style-name="ce53" table:formula="of:=IF([.I276]&lt;&gt;&quot;&quot;;INDEX([Def.$J$6:.$L$10];MATCH([.F276];[Def.$I$6:.$I$10];0);MATCH([.I276];[Def.$J$5:.$L$5];0));&quot;&quot;)">
            <text:p/>
          </table:table-cell>
          <table:table-cell table:style-name="ce56"/>
          <table:table-cell table:style-name="ce59" table:formula="of:=IF([.K276]=&quot;&quot;;[.J276];[.J276]*[.K2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77]&lt;&gt;&quot;&quot;;IF(OR([.F277]=&quot;ILF&quot;;[.F277]=&quot;EIF&quot;);INDEX([Def.$D$6:.$F$8];MATCH([.H277];[Def.$C$6:.$C$8]);MATCH([.G277];[Def.$D$5:.$F$5]));IF([.F277]=&quot;EI&quot;;INDEX([Def.$D$13:.$F$15];MATCH([.H277];[Def.$C$13:.$C$15]);MATCH([.G277];[Def.$D$12:.$F$12]));IF(OR([.F277]=&quot;EO&quot;;[.F277]=&quot;EQ&quot;);INDEX([Def.$D$19:.$F$21];MATCH([.H277];[Def.$C$19:.$C$21]);MATCH([.G277];[Def.$D$18:.$F$18]));&quot;#err&quot;)));&quot;&quot;)">
            <text:p/>
          </table:table-cell>
          <table:table-cell table:style-name="ce53" table:formula="of:=IF([.I277]&lt;&gt;&quot;&quot;;INDEX([Def.$J$6:.$L$10];MATCH([.F277];[Def.$I$6:.$I$10];0);MATCH([.I277];[Def.$J$5:.$L$5];0));&quot;&quot;)">
            <text:p/>
          </table:table-cell>
          <table:table-cell table:style-name="ce56"/>
          <table:table-cell table:style-name="ce59" table:formula="of:=IF([.K277]=&quot;&quot;;[.J277];[.J277]*[.K2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78]&lt;&gt;&quot;&quot;;IF(OR([.F278]=&quot;ILF&quot;;[.F278]=&quot;EIF&quot;);INDEX([Def.$D$6:.$F$8];MATCH([.H278];[Def.$C$6:.$C$8]);MATCH([.G278];[Def.$D$5:.$F$5]));IF([.F278]=&quot;EI&quot;;INDEX([Def.$D$13:.$F$15];MATCH([.H278];[Def.$C$13:.$C$15]);MATCH([.G278];[Def.$D$12:.$F$12]));IF(OR([.F278]=&quot;EO&quot;;[.F278]=&quot;EQ&quot;);INDEX([Def.$D$19:.$F$21];MATCH([.H278];[Def.$C$19:.$C$21]);MATCH([.G278];[Def.$D$18:.$F$18]));&quot;#err&quot;)));&quot;&quot;)">
            <text:p/>
          </table:table-cell>
          <table:table-cell table:style-name="ce53" table:formula="of:=IF([.I278]&lt;&gt;&quot;&quot;;INDEX([Def.$J$6:.$L$10];MATCH([.F278];[Def.$I$6:.$I$10];0);MATCH([.I278];[Def.$J$5:.$L$5];0));&quot;&quot;)">
            <text:p/>
          </table:table-cell>
          <table:table-cell table:style-name="ce56"/>
          <table:table-cell table:style-name="ce59" table:formula="of:=IF([.K278]=&quot;&quot;;[.J278];[.J278]*[.K2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79]&lt;&gt;&quot;&quot;;IF(OR([.F279]=&quot;ILF&quot;;[.F279]=&quot;EIF&quot;);INDEX([Def.$D$6:.$F$8];MATCH([.H279];[Def.$C$6:.$C$8]);MATCH([.G279];[Def.$D$5:.$F$5]));IF([.F279]=&quot;EI&quot;;INDEX([Def.$D$13:.$F$15];MATCH([.H279];[Def.$C$13:.$C$15]);MATCH([.G279];[Def.$D$12:.$F$12]));IF(OR([.F279]=&quot;EO&quot;;[.F279]=&quot;EQ&quot;);INDEX([Def.$D$19:.$F$21];MATCH([.H279];[Def.$C$19:.$C$21]);MATCH([.G279];[Def.$D$18:.$F$18]));&quot;#err&quot;)));&quot;&quot;)">
            <text:p/>
          </table:table-cell>
          <table:table-cell table:style-name="ce53" table:formula="of:=IF([.I279]&lt;&gt;&quot;&quot;;INDEX([Def.$J$6:.$L$10];MATCH([.F279];[Def.$I$6:.$I$10];0);MATCH([.I279];[Def.$J$5:.$L$5];0));&quot;&quot;)">
            <text:p/>
          </table:table-cell>
          <table:table-cell table:style-name="ce56"/>
          <table:table-cell table:style-name="ce59" table:formula="of:=IF([.K279]=&quot;&quot;;[.J279];[.J279]*[.K2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80]&lt;&gt;&quot;&quot;;IF(OR([.F280]=&quot;ILF&quot;;[.F280]=&quot;EIF&quot;);INDEX([Def.$D$6:.$F$8];MATCH([.H280];[Def.$C$6:.$C$8]);MATCH([.G280];[Def.$D$5:.$F$5]));IF([.F280]=&quot;EI&quot;;INDEX([Def.$D$13:.$F$15];MATCH([.H280];[Def.$C$13:.$C$15]);MATCH([.G280];[Def.$D$12:.$F$12]));IF(OR([.F280]=&quot;EO&quot;;[.F280]=&quot;EQ&quot;);INDEX([Def.$D$19:.$F$21];MATCH([.H280];[Def.$C$19:.$C$21]);MATCH([.G280];[Def.$D$18:.$F$18]));&quot;#err&quot;)));&quot;&quot;)">
            <text:p/>
          </table:table-cell>
          <table:table-cell table:style-name="ce53" table:formula="of:=IF([.I280]&lt;&gt;&quot;&quot;;INDEX([Def.$J$6:.$L$10];MATCH([.F280];[Def.$I$6:.$I$10];0);MATCH([.I280];[Def.$J$5:.$L$5];0));&quot;&quot;)">
            <text:p/>
          </table:table-cell>
          <table:table-cell table:style-name="ce56"/>
          <table:table-cell table:style-name="ce59" table:formula="of:=IF([.K280]=&quot;&quot;;[.J280];[.J280]*[.K2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81]&lt;&gt;&quot;&quot;;IF(OR([.F281]=&quot;ILF&quot;;[.F281]=&quot;EIF&quot;);INDEX([Def.$D$6:.$F$8];MATCH([.H281];[Def.$C$6:.$C$8]);MATCH([.G281];[Def.$D$5:.$F$5]));IF([.F281]=&quot;EI&quot;;INDEX([Def.$D$13:.$F$15];MATCH([.H281];[Def.$C$13:.$C$15]);MATCH([.G281];[Def.$D$12:.$F$12]));IF(OR([.F281]=&quot;EO&quot;;[.F281]=&quot;EQ&quot;);INDEX([Def.$D$19:.$F$21];MATCH([.H281];[Def.$C$19:.$C$21]);MATCH([.G281];[Def.$D$18:.$F$18]));&quot;#err&quot;)));&quot;&quot;)">
            <text:p/>
          </table:table-cell>
          <table:table-cell table:style-name="ce53" table:formula="of:=IF([.I281]&lt;&gt;&quot;&quot;;INDEX([Def.$J$6:.$L$10];MATCH([.F281];[Def.$I$6:.$I$10];0);MATCH([.I281];[Def.$J$5:.$L$5];0));&quot;&quot;)">
            <text:p/>
          </table:table-cell>
          <table:table-cell table:style-name="ce56"/>
          <table:table-cell table:style-name="ce59" table:formula="of:=IF([.K281]=&quot;&quot;;[.J281];[.J281]*[.K2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82]&lt;&gt;&quot;&quot;;IF(OR([.F282]=&quot;ILF&quot;;[.F282]=&quot;EIF&quot;);INDEX([Def.$D$6:.$F$8];MATCH([.H282];[Def.$C$6:.$C$8]);MATCH([.G282];[Def.$D$5:.$F$5]));IF([.F282]=&quot;EI&quot;;INDEX([Def.$D$13:.$F$15];MATCH([.H282];[Def.$C$13:.$C$15]);MATCH([.G282];[Def.$D$12:.$F$12]));IF(OR([.F282]=&quot;EO&quot;;[.F282]=&quot;EQ&quot;);INDEX([Def.$D$19:.$F$21];MATCH([.H282];[Def.$C$19:.$C$21]);MATCH([.G282];[Def.$D$18:.$F$18]));&quot;#err&quot;)));&quot;&quot;)">
            <text:p/>
          </table:table-cell>
          <table:table-cell table:style-name="ce53" table:formula="of:=IF([.I282]&lt;&gt;&quot;&quot;;INDEX([Def.$J$6:.$L$10];MATCH([.F282];[Def.$I$6:.$I$10];0);MATCH([.I282];[Def.$J$5:.$L$5];0));&quot;&quot;)">
            <text:p/>
          </table:table-cell>
          <table:table-cell table:style-name="ce56"/>
          <table:table-cell table:style-name="ce59" table:formula="of:=IF([.K282]=&quot;&quot;;[.J282];[.J282]*[.K2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83]&lt;&gt;&quot;&quot;;IF(OR([.F283]=&quot;ILF&quot;;[.F283]=&quot;EIF&quot;);INDEX([Def.$D$6:.$F$8];MATCH([.H283];[Def.$C$6:.$C$8]);MATCH([.G283];[Def.$D$5:.$F$5]));IF([.F283]=&quot;EI&quot;;INDEX([Def.$D$13:.$F$15];MATCH([.H283];[Def.$C$13:.$C$15]);MATCH([.G283];[Def.$D$12:.$F$12]));IF(OR([.F283]=&quot;EO&quot;;[.F283]=&quot;EQ&quot;);INDEX([Def.$D$19:.$F$21];MATCH([.H283];[Def.$C$19:.$C$21]);MATCH([.G283];[Def.$D$18:.$F$18]));&quot;#err&quot;)));&quot;&quot;)">
            <text:p/>
          </table:table-cell>
          <table:table-cell table:style-name="ce53" table:formula="of:=IF([.I283]&lt;&gt;&quot;&quot;;INDEX([Def.$J$6:.$L$10];MATCH([.F283];[Def.$I$6:.$I$10];0);MATCH([.I283];[Def.$J$5:.$L$5];0));&quot;&quot;)">
            <text:p/>
          </table:table-cell>
          <table:table-cell table:style-name="ce56"/>
          <table:table-cell table:style-name="ce59" table:formula="of:=IF([.K283]=&quot;&quot;;[.J283];[.J283]*[.K2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84]&lt;&gt;&quot;&quot;;IF(OR([.F284]=&quot;ILF&quot;;[.F284]=&quot;EIF&quot;);INDEX([Def.$D$6:.$F$8];MATCH([.H284];[Def.$C$6:.$C$8]);MATCH([.G284];[Def.$D$5:.$F$5]));IF([.F284]=&quot;EI&quot;;INDEX([Def.$D$13:.$F$15];MATCH([.H284];[Def.$C$13:.$C$15]);MATCH([.G284];[Def.$D$12:.$F$12]));IF(OR([.F284]=&quot;EO&quot;;[.F284]=&quot;EQ&quot;);INDEX([Def.$D$19:.$F$21];MATCH([.H284];[Def.$C$19:.$C$21]);MATCH([.G284];[Def.$D$18:.$F$18]));&quot;#err&quot;)));&quot;&quot;)">
            <text:p/>
          </table:table-cell>
          <table:table-cell table:style-name="ce53" table:formula="of:=IF([.I284]&lt;&gt;&quot;&quot;;INDEX([Def.$J$6:.$L$10];MATCH([.F284];[Def.$I$6:.$I$10];0);MATCH([.I284];[Def.$J$5:.$L$5];0));&quot;&quot;)">
            <text:p/>
          </table:table-cell>
          <table:table-cell table:style-name="ce56"/>
          <table:table-cell table:style-name="ce59" table:formula="of:=IF([.K284]=&quot;&quot;;[.J284];[.J284]*[.K2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85]&lt;&gt;&quot;&quot;;IF(OR([.F285]=&quot;ILF&quot;;[.F285]=&quot;EIF&quot;);INDEX([Def.$D$6:.$F$8];MATCH([.H285];[Def.$C$6:.$C$8]);MATCH([.G285];[Def.$D$5:.$F$5]));IF([.F285]=&quot;EI&quot;;INDEX([Def.$D$13:.$F$15];MATCH([.H285];[Def.$C$13:.$C$15]);MATCH([.G285];[Def.$D$12:.$F$12]));IF(OR([.F285]=&quot;EO&quot;;[.F285]=&quot;EQ&quot;);INDEX([Def.$D$19:.$F$21];MATCH([.H285];[Def.$C$19:.$C$21]);MATCH([.G285];[Def.$D$18:.$F$18]));&quot;#err&quot;)));&quot;&quot;)">
            <text:p/>
          </table:table-cell>
          <table:table-cell table:style-name="ce53" table:formula="of:=IF([.I285]&lt;&gt;&quot;&quot;;INDEX([Def.$J$6:.$L$10];MATCH([.F285];[Def.$I$6:.$I$10];0);MATCH([.I285];[Def.$J$5:.$L$5];0));&quot;&quot;)">
            <text:p/>
          </table:table-cell>
          <table:table-cell table:style-name="ce56"/>
          <table:table-cell table:style-name="ce59" table:formula="of:=IF([.K285]=&quot;&quot;;[.J285];[.J285]*[.K2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86]&lt;&gt;&quot;&quot;;IF(OR([.F286]=&quot;ILF&quot;;[.F286]=&quot;EIF&quot;);INDEX([Def.$D$6:.$F$8];MATCH([.H286];[Def.$C$6:.$C$8]);MATCH([.G286];[Def.$D$5:.$F$5]));IF([.F286]=&quot;EI&quot;;INDEX([Def.$D$13:.$F$15];MATCH([.H286];[Def.$C$13:.$C$15]);MATCH([.G286];[Def.$D$12:.$F$12]));IF(OR([.F286]=&quot;EO&quot;;[.F286]=&quot;EQ&quot;);INDEX([Def.$D$19:.$F$21];MATCH([.H286];[Def.$C$19:.$C$21]);MATCH([.G286];[Def.$D$18:.$F$18]));&quot;#err&quot;)));&quot;&quot;)">
            <text:p/>
          </table:table-cell>
          <table:table-cell table:style-name="ce53" table:formula="of:=IF([.I286]&lt;&gt;&quot;&quot;;INDEX([Def.$J$6:.$L$10];MATCH([.F286];[Def.$I$6:.$I$10];0);MATCH([.I286];[Def.$J$5:.$L$5];0));&quot;&quot;)">
            <text:p/>
          </table:table-cell>
          <table:table-cell table:style-name="ce56"/>
          <table:table-cell table:style-name="ce59" table:formula="of:=IF([.K286]=&quot;&quot;;[.J286];[.J286]*[.K2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87]&lt;&gt;&quot;&quot;;IF(OR([.F287]=&quot;ILF&quot;;[.F287]=&quot;EIF&quot;);INDEX([Def.$D$6:.$F$8];MATCH([.H287];[Def.$C$6:.$C$8]);MATCH([.G287];[Def.$D$5:.$F$5]));IF([.F287]=&quot;EI&quot;;INDEX([Def.$D$13:.$F$15];MATCH([.H287];[Def.$C$13:.$C$15]);MATCH([.G287];[Def.$D$12:.$F$12]));IF(OR([.F287]=&quot;EO&quot;;[.F287]=&quot;EQ&quot;);INDEX([Def.$D$19:.$F$21];MATCH([.H287];[Def.$C$19:.$C$21]);MATCH([.G287];[Def.$D$18:.$F$18]));&quot;#err&quot;)));&quot;&quot;)">
            <text:p/>
          </table:table-cell>
          <table:table-cell table:style-name="ce53" table:formula="of:=IF([.I287]&lt;&gt;&quot;&quot;;INDEX([Def.$J$6:.$L$10];MATCH([.F287];[Def.$I$6:.$I$10];0);MATCH([.I287];[Def.$J$5:.$L$5];0));&quot;&quot;)">
            <text:p/>
          </table:table-cell>
          <table:table-cell table:style-name="ce56"/>
          <table:table-cell table:style-name="ce59" table:formula="of:=IF([.K287]=&quot;&quot;;[.J287];[.J287]*[.K2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88]&lt;&gt;&quot;&quot;;IF(OR([.F288]=&quot;ILF&quot;;[.F288]=&quot;EIF&quot;);INDEX([Def.$D$6:.$F$8];MATCH([.H288];[Def.$C$6:.$C$8]);MATCH([.G288];[Def.$D$5:.$F$5]));IF([.F288]=&quot;EI&quot;;INDEX([Def.$D$13:.$F$15];MATCH([.H288];[Def.$C$13:.$C$15]);MATCH([.G288];[Def.$D$12:.$F$12]));IF(OR([.F288]=&quot;EO&quot;;[.F288]=&quot;EQ&quot;);INDEX([Def.$D$19:.$F$21];MATCH([.H288];[Def.$C$19:.$C$21]);MATCH([.G288];[Def.$D$18:.$F$18]));&quot;#err&quot;)));&quot;&quot;)">
            <text:p/>
          </table:table-cell>
          <table:table-cell table:style-name="ce53" table:formula="of:=IF([.I288]&lt;&gt;&quot;&quot;;INDEX([Def.$J$6:.$L$10];MATCH([.F288];[Def.$I$6:.$I$10];0);MATCH([.I288];[Def.$J$5:.$L$5];0));&quot;&quot;)">
            <text:p/>
          </table:table-cell>
          <table:table-cell table:style-name="ce56"/>
          <table:table-cell table:style-name="ce59" table:formula="of:=IF([.K288]=&quot;&quot;;[.J288];[.J288]*[.K2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89]&lt;&gt;&quot;&quot;;IF(OR([.F289]=&quot;ILF&quot;;[.F289]=&quot;EIF&quot;);INDEX([Def.$D$6:.$F$8];MATCH([.H289];[Def.$C$6:.$C$8]);MATCH([.G289];[Def.$D$5:.$F$5]));IF([.F289]=&quot;EI&quot;;INDEX([Def.$D$13:.$F$15];MATCH([.H289];[Def.$C$13:.$C$15]);MATCH([.G289];[Def.$D$12:.$F$12]));IF(OR([.F289]=&quot;EO&quot;;[.F289]=&quot;EQ&quot;);INDEX([Def.$D$19:.$F$21];MATCH([.H289];[Def.$C$19:.$C$21]);MATCH([.G289];[Def.$D$18:.$F$18]));&quot;#err&quot;)));&quot;&quot;)">
            <text:p/>
          </table:table-cell>
          <table:table-cell table:style-name="ce53" table:formula="of:=IF([.I289]&lt;&gt;&quot;&quot;;INDEX([Def.$J$6:.$L$10];MATCH([.F289];[Def.$I$6:.$I$10];0);MATCH([.I289];[Def.$J$5:.$L$5];0));&quot;&quot;)">
            <text:p/>
          </table:table-cell>
          <table:table-cell table:style-name="ce56"/>
          <table:table-cell table:style-name="ce59" table:formula="of:=IF([.K289]=&quot;&quot;;[.J289];[.J289]*[.K2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90]&lt;&gt;&quot;&quot;;IF(OR([.F290]=&quot;ILF&quot;;[.F290]=&quot;EIF&quot;);INDEX([Def.$D$6:.$F$8];MATCH([.H290];[Def.$C$6:.$C$8]);MATCH([.G290];[Def.$D$5:.$F$5]));IF([.F290]=&quot;EI&quot;;INDEX([Def.$D$13:.$F$15];MATCH([.H290];[Def.$C$13:.$C$15]);MATCH([.G290];[Def.$D$12:.$F$12]));IF(OR([.F290]=&quot;EO&quot;;[.F290]=&quot;EQ&quot;);INDEX([Def.$D$19:.$F$21];MATCH([.H290];[Def.$C$19:.$C$21]);MATCH([.G290];[Def.$D$18:.$F$18]));&quot;#err&quot;)));&quot;&quot;)">
            <text:p/>
          </table:table-cell>
          <table:table-cell table:style-name="ce53" table:formula="of:=IF([.I290]&lt;&gt;&quot;&quot;;INDEX([Def.$J$6:.$L$10];MATCH([.F290];[Def.$I$6:.$I$10];0);MATCH([.I290];[Def.$J$5:.$L$5];0));&quot;&quot;)">
            <text:p/>
          </table:table-cell>
          <table:table-cell table:style-name="ce56"/>
          <table:table-cell table:style-name="ce59" table:formula="of:=IF([.K290]=&quot;&quot;;[.J290];[.J290]*[.K2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91]&lt;&gt;&quot;&quot;;IF(OR([.F291]=&quot;ILF&quot;;[.F291]=&quot;EIF&quot;);INDEX([Def.$D$6:.$F$8];MATCH([.H291];[Def.$C$6:.$C$8]);MATCH([.G291];[Def.$D$5:.$F$5]));IF([.F291]=&quot;EI&quot;;INDEX([Def.$D$13:.$F$15];MATCH([.H291];[Def.$C$13:.$C$15]);MATCH([.G291];[Def.$D$12:.$F$12]));IF(OR([.F291]=&quot;EO&quot;;[.F291]=&quot;EQ&quot;);INDEX([Def.$D$19:.$F$21];MATCH([.H291];[Def.$C$19:.$C$21]);MATCH([.G291];[Def.$D$18:.$F$18]));&quot;#err&quot;)));&quot;&quot;)">
            <text:p/>
          </table:table-cell>
          <table:table-cell table:style-name="ce53" table:formula="of:=IF([.I291]&lt;&gt;&quot;&quot;;INDEX([Def.$J$6:.$L$10];MATCH([.F291];[Def.$I$6:.$I$10];0);MATCH([.I291];[Def.$J$5:.$L$5];0));&quot;&quot;)">
            <text:p/>
          </table:table-cell>
          <table:table-cell table:style-name="ce56"/>
          <table:table-cell table:style-name="ce59" table:formula="of:=IF([.K291]=&quot;&quot;;[.J291];[.J291]*[.K2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92]&lt;&gt;&quot;&quot;;IF(OR([.F292]=&quot;ILF&quot;;[.F292]=&quot;EIF&quot;);INDEX([Def.$D$6:.$F$8];MATCH([.H292];[Def.$C$6:.$C$8]);MATCH([.G292];[Def.$D$5:.$F$5]));IF([.F292]=&quot;EI&quot;;INDEX([Def.$D$13:.$F$15];MATCH([.H292];[Def.$C$13:.$C$15]);MATCH([.G292];[Def.$D$12:.$F$12]));IF(OR([.F292]=&quot;EO&quot;;[.F292]=&quot;EQ&quot;);INDEX([Def.$D$19:.$F$21];MATCH([.H292];[Def.$C$19:.$C$21]);MATCH([.G292];[Def.$D$18:.$F$18]));&quot;#err&quot;)));&quot;&quot;)">
            <text:p/>
          </table:table-cell>
          <table:table-cell table:style-name="ce53" table:formula="of:=IF([.I292]&lt;&gt;&quot;&quot;;INDEX([Def.$J$6:.$L$10];MATCH([.F292];[Def.$I$6:.$I$10];0);MATCH([.I292];[Def.$J$5:.$L$5];0));&quot;&quot;)">
            <text:p/>
          </table:table-cell>
          <table:table-cell table:style-name="ce56"/>
          <table:table-cell table:style-name="ce59" table:formula="of:=IF([.K292]=&quot;&quot;;[.J292];[.J292]*[.K2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93]&lt;&gt;&quot;&quot;;IF(OR([.F293]=&quot;ILF&quot;;[.F293]=&quot;EIF&quot;);INDEX([Def.$D$6:.$F$8];MATCH([.H293];[Def.$C$6:.$C$8]);MATCH([.G293];[Def.$D$5:.$F$5]));IF([.F293]=&quot;EI&quot;;INDEX([Def.$D$13:.$F$15];MATCH([.H293];[Def.$C$13:.$C$15]);MATCH([.G293];[Def.$D$12:.$F$12]));IF(OR([.F293]=&quot;EO&quot;;[.F293]=&quot;EQ&quot;);INDEX([Def.$D$19:.$F$21];MATCH([.H293];[Def.$C$19:.$C$21]);MATCH([.G293];[Def.$D$18:.$F$18]));&quot;#err&quot;)));&quot;&quot;)">
            <text:p/>
          </table:table-cell>
          <table:table-cell table:style-name="ce53" table:formula="of:=IF([.I293]&lt;&gt;&quot;&quot;;INDEX([Def.$J$6:.$L$10];MATCH([.F293];[Def.$I$6:.$I$10];0);MATCH([.I293];[Def.$J$5:.$L$5];0));&quot;&quot;)">
            <text:p/>
          </table:table-cell>
          <table:table-cell table:style-name="ce56"/>
          <table:table-cell table:style-name="ce59" table:formula="of:=IF([.K293]=&quot;&quot;;[.J293];[.J293]*[.K2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94]&lt;&gt;&quot;&quot;;IF(OR([.F294]=&quot;ILF&quot;;[.F294]=&quot;EIF&quot;);INDEX([Def.$D$6:.$F$8];MATCH([.H294];[Def.$C$6:.$C$8]);MATCH([.G294];[Def.$D$5:.$F$5]));IF([.F294]=&quot;EI&quot;;INDEX([Def.$D$13:.$F$15];MATCH([.H294];[Def.$C$13:.$C$15]);MATCH([.G294];[Def.$D$12:.$F$12]));IF(OR([.F294]=&quot;EO&quot;;[.F294]=&quot;EQ&quot;);INDEX([Def.$D$19:.$F$21];MATCH([.H294];[Def.$C$19:.$C$21]);MATCH([.G294];[Def.$D$18:.$F$18]));&quot;#err&quot;)));&quot;&quot;)">
            <text:p/>
          </table:table-cell>
          <table:table-cell table:style-name="ce53" table:formula="of:=IF([.I294]&lt;&gt;&quot;&quot;;INDEX([Def.$J$6:.$L$10];MATCH([.F294];[Def.$I$6:.$I$10];0);MATCH([.I294];[Def.$J$5:.$L$5];0));&quot;&quot;)">
            <text:p/>
          </table:table-cell>
          <table:table-cell table:style-name="ce56"/>
          <table:table-cell table:style-name="ce59" table:formula="of:=IF([.K294]=&quot;&quot;;[.J294];[.J294]*[.K2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95]&lt;&gt;&quot;&quot;;IF(OR([.F295]=&quot;ILF&quot;;[.F295]=&quot;EIF&quot;);INDEX([Def.$D$6:.$F$8];MATCH([.H295];[Def.$C$6:.$C$8]);MATCH([.G295];[Def.$D$5:.$F$5]));IF([.F295]=&quot;EI&quot;;INDEX([Def.$D$13:.$F$15];MATCH([.H295];[Def.$C$13:.$C$15]);MATCH([.G295];[Def.$D$12:.$F$12]));IF(OR([.F295]=&quot;EO&quot;;[.F295]=&quot;EQ&quot;);INDEX([Def.$D$19:.$F$21];MATCH([.H295];[Def.$C$19:.$C$21]);MATCH([.G295];[Def.$D$18:.$F$18]));&quot;#err&quot;)));&quot;&quot;)">
            <text:p/>
          </table:table-cell>
          <table:table-cell table:style-name="ce53" table:formula="of:=IF([.I295]&lt;&gt;&quot;&quot;;INDEX([Def.$J$6:.$L$10];MATCH([.F295];[Def.$I$6:.$I$10];0);MATCH([.I295];[Def.$J$5:.$L$5];0));&quot;&quot;)">
            <text:p/>
          </table:table-cell>
          <table:table-cell table:style-name="ce56"/>
          <table:table-cell table:style-name="ce59" table:formula="of:=IF([.K295]=&quot;&quot;;[.J295];[.J295]*[.K2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96]&lt;&gt;&quot;&quot;;IF(OR([.F296]=&quot;ILF&quot;;[.F296]=&quot;EIF&quot;);INDEX([Def.$D$6:.$F$8];MATCH([.H296];[Def.$C$6:.$C$8]);MATCH([.G296];[Def.$D$5:.$F$5]));IF([.F296]=&quot;EI&quot;;INDEX([Def.$D$13:.$F$15];MATCH([.H296];[Def.$C$13:.$C$15]);MATCH([.G296];[Def.$D$12:.$F$12]));IF(OR([.F296]=&quot;EO&quot;;[.F296]=&quot;EQ&quot;);INDEX([Def.$D$19:.$F$21];MATCH([.H296];[Def.$C$19:.$C$21]);MATCH([.G296];[Def.$D$18:.$F$18]));&quot;#err&quot;)));&quot;&quot;)">
            <text:p/>
          </table:table-cell>
          <table:table-cell table:style-name="ce53" table:formula="of:=IF([.I296]&lt;&gt;&quot;&quot;;INDEX([Def.$J$6:.$L$10];MATCH([.F296];[Def.$I$6:.$I$10];0);MATCH([.I296];[Def.$J$5:.$L$5];0));&quot;&quot;)">
            <text:p/>
          </table:table-cell>
          <table:table-cell table:style-name="ce56"/>
          <table:table-cell table:style-name="ce59" table:formula="of:=IF([.K296]=&quot;&quot;;[.J296];[.J296]*[.K2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97]&lt;&gt;&quot;&quot;;IF(OR([.F297]=&quot;ILF&quot;;[.F297]=&quot;EIF&quot;);INDEX([Def.$D$6:.$F$8];MATCH([.H297];[Def.$C$6:.$C$8]);MATCH([.G297];[Def.$D$5:.$F$5]));IF([.F297]=&quot;EI&quot;;INDEX([Def.$D$13:.$F$15];MATCH([.H297];[Def.$C$13:.$C$15]);MATCH([.G297];[Def.$D$12:.$F$12]));IF(OR([.F297]=&quot;EO&quot;;[.F297]=&quot;EQ&quot;);INDEX([Def.$D$19:.$F$21];MATCH([.H297];[Def.$C$19:.$C$21]);MATCH([.G297];[Def.$D$18:.$F$18]));&quot;#err&quot;)));&quot;&quot;)">
            <text:p/>
          </table:table-cell>
          <table:table-cell table:style-name="ce53" table:formula="of:=IF([.I297]&lt;&gt;&quot;&quot;;INDEX([Def.$J$6:.$L$10];MATCH([.F297];[Def.$I$6:.$I$10];0);MATCH([.I297];[Def.$J$5:.$L$5];0));&quot;&quot;)">
            <text:p/>
          </table:table-cell>
          <table:table-cell table:style-name="ce56"/>
          <table:table-cell table:style-name="ce59" table:formula="of:=IF([.K297]=&quot;&quot;;[.J297];[.J297]*[.K2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98]&lt;&gt;&quot;&quot;;IF(OR([.F298]=&quot;ILF&quot;;[.F298]=&quot;EIF&quot;);INDEX([Def.$D$6:.$F$8];MATCH([.H298];[Def.$C$6:.$C$8]);MATCH([.G298];[Def.$D$5:.$F$5]));IF([.F298]=&quot;EI&quot;;INDEX([Def.$D$13:.$F$15];MATCH([.H298];[Def.$C$13:.$C$15]);MATCH([.G298];[Def.$D$12:.$F$12]));IF(OR([.F298]=&quot;EO&quot;;[.F298]=&quot;EQ&quot;);INDEX([Def.$D$19:.$F$21];MATCH([.H298];[Def.$C$19:.$C$21]);MATCH([.G298];[Def.$D$18:.$F$18]));&quot;#err&quot;)));&quot;&quot;)">
            <text:p/>
          </table:table-cell>
          <table:table-cell table:style-name="ce53" table:formula="of:=IF([.I298]&lt;&gt;&quot;&quot;;INDEX([Def.$J$6:.$L$10];MATCH([.F298];[Def.$I$6:.$I$10];0);MATCH([.I298];[Def.$J$5:.$L$5];0));&quot;&quot;)">
            <text:p/>
          </table:table-cell>
          <table:table-cell table:style-name="ce56"/>
          <table:table-cell table:style-name="ce59" table:formula="of:=IF([.K298]=&quot;&quot;;[.J298];[.J298]*[.K2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99]&lt;&gt;&quot;&quot;;IF(OR([.F299]=&quot;ILF&quot;;[.F299]=&quot;EIF&quot;);INDEX([Def.$D$6:.$F$8];MATCH([.H299];[Def.$C$6:.$C$8]);MATCH([.G299];[Def.$D$5:.$F$5]));IF([.F299]=&quot;EI&quot;;INDEX([Def.$D$13:.$F$15];MATCH([.H299];[Def.$C$13:.$C$15]);MATCH([.G299];[Def.$D$12:.$F$12]));IF(OR([.F299]=&quot;EO&quot;;[.F299]=&quot;EQ&quot;);INDEX([Def.$D$19:.$F$21];MATCH([.H299];[Def.$C$19:.$C$21]);MATCH([.G299];[Def.$D$18:.$F$18]));&quot;#err&quot;)));&quot;&quot;)">
            <text:p/>
          </table:table-cell>
          <table:table-cell table:style-name="ce53" table:formula="of:=IF([.I299]&lt;&gt;&quot;&quot;;INDEX([Def.$J$6:.$L$10];MATCH([.F299];[Def.$I$6:.$I$10];0);MATCH([.I299];[Def.$J$5:.$L$5];0));&quot;&quot;)">
            <text:p/>
          </table:table-cell>
          <table:table-cell table:style-name="ce56"/>
          <table:table-cell table:style-name="ce59" table:formula="of:=IF([.K299]=&quot;&quot;;[.J299];[.J299]*[.K2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00]&lt;&gt;&quot;&quot;;IF(OR([.F300]=&quot;ILF&quot;;[.F300]=&quot;EIF&quot;);INDEX([Def.$D$6:.$F$8];MATCH([.H300];[Def.$C$6:.$C$8]);MATCH([.G300];[Def.$D$5:.$F$5]));IF([.F300]=&quot;EI&quot;;INDEX([Def.$D$13:.$F$15];MATCH([.H300];[Def.$C$13:.$C$15]);MATCH([.G300];[Def.$D$12:.$F$12]));IF(OR([.F300]=&quot;EO&quot;;[.F300]=&quot;EQ&quot;);INDEX([Def.$D$19:.$F$21];MATCH([.H300];[Def.$C$19:.$C$21]);MATCH([.G300];[Def.$D$18:.$F$18]));&quot;#err&quot;)));&quot;&quot;)">
            <text:p/>
          </table:table-cell>
          <table:table-cell table:style-name="ce53" table:formula="of:=IF([.I300]&lt;&gt;&quot;&quot;;INDEX([Def.$J$6:.$L$10];MATCH([.F300];[Def.$I$6:.$I$10];0);MATCH([.I300];[Def.$J$5:.$L$5];0));&quot;&quot;)">
            <text:p/>
          </table:table-cell>
          <table:table-cell table:style-name="ce56"/>
          <table:table-cell table:style-name="ce59" table:formula="of:=IF([.K300]=&quot;&quot;;[.J300];[.J300]*[.K3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01]&lt;&gt;&quot;&quot;;IF(OR([.F301]=&quot;ILF&quot;;[.F301]=&quot;EIF&quot;);INDEX([Def.$D$6:.$F$8];MATCH([.H301];[Def.$C$6:.$C$8]);MATCH([.G301];[Def.$D$5:.$F$5]));IF([.F301]=&quot;EI&quot;;INDEX([Def.$D$13:.$F$15];MATCH([.H301];[Def.$C$13:.$C$15]);MATCH([.G301];[Def.$D$12:.$F$12]));IF(OR([.F301]=&quot;EO&quot;;[.F301]=&quot;EQ&quot;);INDEX([Def.$D$19:.$F$21];MATCH([.H301];[Def.$C$19:.$C$21]);MATCH([.G301];[Def.$D$18:.$F$18]));&quot;#err&quot;)));&quot;&quot;)">
            <text:p/>
          </table:table-cell>
          <table:table-cell table:style-name="ce53" table:formula="of:=IF([.I301]&lt;&gt;&quot;&quot;;INDEX([Def.$J$6:.$L$10];MATCH([.F301];[Def.$I$6:.$I$10];0);MATCH([.I301];[Def.$J$5:.$L$5];0));&quot;&quot;)">
            <text:p/>
          </table:table-cell>
          <table:table-cell table:style-name="ce56"/>
          <table:table-cell table:style-name="ce59" table:formula="of:=IF([.K301]=&quot;&quot;;[.J301];[.J301]*[.K3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02]&lt;&gt;&quot;&quot;;IF(OR([.F302]=&quot;ILF&quot;;[.F302]=&quot;EIF&quot;);INDEX([Def.$D$6:.$F$8];MATCH([.H302];[Def.$C$6:.$C$8]);MATCH([.G302];[Def.$D$5:.$F$5]));IF([.F302]=&quot;EI&quot;;INDEX([Def.$D$13:.$F$15];MATCH([.H302];[Def.$C$13:.$C$15]);MATCH([.G302];[Def.$D$12:.$F$12]));IF(OR([.F302]=&quot;EO&quot;;[.F302]=&quot;EQ&quot;);INDEX([Def.$D$19:.$F$21];MATCH([.H302];[Def.$C$19:.$C$21]);MATCH([.G302];[Def.$D$18:.$F$18]));&quot;#err&quot;)));&quot;&quot;)">
            <text:p/>
          </table:table-cell>
          <table:table-cell table:style-name="ce53" table:formula="of:=IF([.I302]&lt;&gt;&quot;&quot;;INDEX([Def.$J$6:.$L$10];MATCH([.F302];[Def.$I$6:.$I$10];0);MATCH([.I302];[Def.$J$5:.$L$5];0));&quot;&quot;)">
            <text:p/>
          </table:table-cell>
          <table:table-cell table:style-name="ce56"/>
          <table:table-cell table:style-name="ce59" table:formula="of:=IF([.K302]=&quot;&quot;;[.J302];[.J302]*[.K3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03]&lt;&gt;&quot;&quot;;IF(OR([.F303]=&quot;ILF&quot;;[.F303]=&quot;EIF&quot;);INDEX([Def.$D$6:.$F$8];MATCH([.H303];[Def.$C$6:.$C$8]);MATCH([.G303];[Def.$D$5:.$F$5]));IF([.F303]=&quot;EI&quot;;INDEX([Def.$D$13:.$F$15];MATCH([.H303];[Def.$C$13:.$C$15]);MATCH([.G303];[Def.$D$12:.$F$12]));IF(OR([.F303]=&quot;EO&quot;;[.F303]=&quot;EQ&quot;);INDEX([Def.$D$19:.$F$21];MATCH([.H303];[Def.$C$19:.$C$21]);MATCH([.G303];[Def.$D$18:.$F$18]));&quot;#err&quot;)));&quot;&quot;)">
            <text:p/>
          </table:table-cell>
          <table:table-cell table:style-name="ce53" table:formula="of:=IF([.I303]&lt;&gt;&quot;&quot;;INDEX([Def.$J$6:.$L$10];MATCH([.F303];[Def.$I$6:.$I$10];0);MATCH([.I303];[Def.$J$5:.$L$5];0));&quot;&quot;)">
            <text:p/>
          </table:table-cell>
          <table:table-cell table:style-name="ce56"/>
          <table:table-cell table:style-name="ce59" table:formula="of:=IF([.K303]=&quot;&quot;;[.J303];[.J303]*[.K3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04]&lt;&gt;&quot;&quot;;IF(OR([.F304]=&quot;ILF&quot;;[.F304]=&quot;EIF&quot;);INDEX([Def.$D$6:.$F$8];MATCH([.H304];[Def.$C$6:.$C$8]);MATCH([.G304];[Def.$D$5:.$F$5]));IF([.F304]=&quot;EI&quot;;INDEX([Def.$D$13:.$F$15];MATCH([.H304];[Def.$C$13:.$C$15]);MATCH([.G304];[Def.$D$12:.$F$12]));IF(OR([.F304]=&quot;EO&quot;;[.F304]=&quot;EQ&quot;);INDEX([Def.$D$19:.$F$21];MATCH([.H304];[Def.$C$19:.$C$21]);MATCH([.G304];[Def.$D$18:.$F$18]));&quot;#err&quot;)));&quot;&quot;)">
            <text:p/>
          </table:table-cell>
          <table:table-cell table:style-name="ce53" table:formula="of:=IF([.I304]&lt;&gt;&quot;&quot;;INDEX([Def.$J$6:.$L$10];MATCH([.F304];[Def.$I$6:.$I$10];0);MATCH([.I304];[Def.$J$5:.$L$5];0));&quot;&quot;)">
            <text:p/>
          </table:table-cell>
          <table:table-cell table:style-name="ce56"/>
          <table:table-cell table:style-name="ce59" table:formula="of:=IF([.K304]=&quot;&quot;;[.J304];[.J304]*[.K3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05]&lt;&gt;&quot;&quot;;IF(OR([.F305]=&quot;ILF&quot;;[.F305]=&quot;EIF&quot;);INDEX([Def.$D$6:.$F$8];MATCH([.H305];[Def.$C$6:.$C$8]);MATCH([.G305];[Def.$D$5:.$F$5]));IF([.F305]=&quot;EI&quot;;INDEX([Def.$D$13:.$F$15];MATCH([.H305];[Def.$C$13:.$C$15]);MATCH([.G305];[Def.$D$12:.$F$12]));IF(OR([.F305]=&quot;EO&quot;;[.F305]=&quot;EQ&quot;);INDEX([Def.$D$19:.$F$21];MATCH([.H305];[Def.$C$19:.$C$21]);MATCH([.G305];[Def.$D$18:.$F$18]));&quot;#err&quot;)));&quot;&quot;)">
            <text:p/>
          </table:table-cell>
          <table:table-cell table:style-name="ce53" table:formula="of:=IF([.I305]&lt;&gt;&quot;&quot;;INDEX([Def.$J$6:.$L$10];MATCH([.F305];[Def.$I$6:.$I$10];0);MATCH([.I305];[Def.$J$5:.$L$5];0));&quot;&quot;)">
            <text:p/>
          </table:table-cell>
          <table:table-cell table:style-name="ce56"/>
          <table:table-cell table:style-name="ce59" table:formula="of:=IF([.K305]=&quot;&quot;;[.J305];[.J305]*[.K3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06]&lt;&gt;&quot;&quot;;IF(OR([.F306]=&quot;ILF&quot;;[.F306]=&quot;EIF&quot;);INDEX([Def.$D$6:.$F$8];MATCH([.H306];[Def.$C$6:.$C$8]);MATCH([.G306];[Def.$D$5:.$F$5]));IF([.F306]=&quot;EI&quot;;INDEX([Def.$D$13:.$F$15];MATCH([.H306];[Def.$C$13:.$C$15]);MATCH([.G306];[Def.$D$12:.$F$12]));IF(OR([.F306]=&quot;EO&quot;;[.F306]=&quot;EQ&quot;);INDEX([Def.$D$19:.$F$21];MATCH([.H306];[Def.$C$19:.$C$21]);MATCH([.G306];[Def.$D$18:.$F$18]));&quot;#err&quot;)));&quot;&quot;)">
            <text:p/>
          </table:table-cell>
          <table:table-cell table:style-name="ce53" table:formula="of:=IF([.I306]&lt;&gt;&quot;&quot;;INDEX([Def.$J$6:.$L$10];MATCH([.F306];[Def.$I$6:.$I$10];0);MATCH([.I306];[Def.$J$5:.$L$5];0));&quot;&quot;)">
            <text:p/>
          </table:table-cell>
          <table:table-cell table:style-name="ce56"/>
          <table:table-cell table:style-name="ce59" table:formula="of:=IF([.K306]=&quot;&quot;;[.J306];[.J306]*[.K3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07]&lt;&gt;&quot;&quot;;IF(OR([.F307]=&quot;ILF&quot;;[.F307]=&quot;EIF&quot;);INDEX([Def.$D$6:.$F$8];MATCH([.H307];[Def.$C$6:.$C$8]);MATCH([.G307];[Def.$D$5:.$F$5]));IF([.F307]=&quot;EI&quot;;INDEX([Def.$D$13:.$F$15];MATCH([.H307];[Def.$C$13:.$C$15]);MATCH([.G307];[Def.$D$12:.$F$12]));IF(OR([.F307]=&quot;EO&quot;;[.F307]=&quot;EQ&quot;);INDEX([Def.$D$19:.$F$21];MATCH([.H307];[Def.$C$19:.$C$21]);MATCH([.G307];[Def.$D$18:.$F$18]));&quot;#err&quot;)));&quot;&quot;)">
            <text:p/>
          </table:table-cell>
          <table:table-cell table:style-name="ce53" table:formula="of:=IF([.I307]&lt;&gt;&quot;&quot;;INDEX([Def.$J$6:.$L$10];MATCH([.F307];[Def.$I$6:.$I$10];0);MATCH([.I307];[Def.$J$5:.$L$5];0));&quot;&quot;)">
            <text:p/>
          </table:table-cell>
          <table:table-cell table:style-name="ce56"/>
          <table:table-cell table:style-name="ce59" table:formula="of:=IF([.K307]=&quot;&quot;;[.J307];[.J307]*[.K3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08]&lt;&gt;&quot;&quot;;IF(OR([.F308]=&quot;ILF&quot;;[.F308]=&quot;EIF&quot;);INDEX([Def.$D$6:.$F$8];MATCH([.H308];[Def.$C$6:.$C$8]);MATCH([.G308];[Def.$D$5:.$F$5]));IF([.F308]=&quot;EI&quot;;INDEX([Def.$D$13:.$F$15];MATCH([.H308];[Def.$C$13:.$C$15]);MATCH([.G308];[Def.$D$12:.$F$12]));IF(OR([.F308]=&quot;EO&quot;;[.F308]=&quot;EQ&quot;);INDEX([Def.$D$19:.$F$21];MATCH([.H308];[Def.$C$19:.$C$21]);MATCH([.G308];[Def.$D$18:.$F$18]));&quot;#err&quot;)));&quot;&quot;)">
            <text:p/>
          </table:table-cell>
          <table:table-cell table:style-name="ce53" table:formula="of:=IF([.I308]&lt;&gt;&quot;&quot;;INDEX([Def.$J$6:.$L$10];MATCH([.F308];[Def.$I$6:.$I$10];0);MATCH([.I308];[Def.$J$5:.$L$5];0));&quot;&quot;)">
            <text:p/>
          </table:table-cell>
          <table:table-cell table:style-name="ce56"/>
          <table:table-cell table:style-name="ce59" table:formula="of:=IF([.K308]=&quot;&quot;;[.J308];[.J308]*[.K3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09]&lt;&gt;&quot;&quot;;IF(OR([.F309]=&quot;ILF&quot;;[.F309]=&quot;EIF&quot;);INDEX([Def.$D$6:.$F$8];MATCH([.H309];[Def.$C$6:.$C$8]);MATCH([.G309];[Def.$D$5:.$F$5]));IF([.F309]=&quot;EI&quot;;INDEX([Def.$D$13:.$F$15];MATCH([.H309];[Def.$C$13:.$C$15]);MATCH([.G309];[Def.$D$12:.$F$12]));IF(OR([.F309]=&quot;EO&quot;;[.F309]=&quot;EQ&quot;);INDEX([Def.$D$19:.$F$21];MATCH([.H309];[Def.$C$19:.$C$21]);MATCH([.G309];[Def.$D$18:.$F$18]));&quot;#err&quot;)));&quot;&quot;)">
            <text:p/>
          </table:table-cell>
          <table:table-cell table:style-name="ce53" table:formula="of:=IF([.I309]&lt;&gt;&quot;&quot;;INDEX([Def.$J$6:.$L$10];MATCH([.F309];[Def.$I$6:.$I$10];0);MATCH([.I309];[Def.$J$5:.$L$5];0));&quot;&quot;)">
            <text:p/>
          </table:table-cell>
          <table:table-cell table:style-name="ce56"/>
          <table:table-cell table:style-name="ce59" table:formula="of:=IF([.K309]=&quot;&quot;;[.J309];[.J309]*[.K3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10]&lt;&gt;&quot;&quot;;IF(OR([.F310]=&quot;ILF&quot;;[.F310]=&quot;EIF&quot;);INDEX([Def.$D$6:.$F$8];MATCH([.H310];[Def.$C$6:.$C$8]);MATCH([.G310];[Def.$D$5:.$F$5]));IF([.F310]=&quot;EI&quot;;INDEX([Def.$D$13:.$F$15];MATCH([.H310];[Def.$C$13:.$C$15]);MATCH([.G310];[Def.$D$12:.$F$12]));IF(OR([.F310]=&quot;EO&quot;;[.F310]=&quot;EQ&quot;);INDEX([Def.$D$19:.$F$21];MATCH([.H310];[Def.$C$19:.$C$21]);MATCH([.G310];[Def.$D$18:.$F$18]));&quot;#err&quot;)));&quot;&quot;)">
            <text:p/>
          </table:table-cell>
          <table:table-cell table:style-name="ce53" table:formula="of:=IF([.I310]&lt;&gt;&quot;&quot;;INDEX([Def.$J$6:.$L$10];MATCH([.F310];[Def.$I$6:.$I$10];0);MATCH([.I310];[Def.$J$5:.$L$5];0));&quot;&quot;)">
            <text:p/>
          </table:table-cell>
          <table:table-cell table:style-name="ce56"/>
          <table:table-cell table:style-name="ce59" table:formula="of:=IF([.K310]=&quot;&quot;;[.J310];[.J310]*[.K3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11]&lt;&gt;&quot;&quot;;IF(OR([.F311]=&quot;ILF&quot;;[.F311]=&quot;EIF&quot;);INDEX([Def.$D$6:.$F$8];MATCH([.H311];[Def.$C$6:.$C$8]);MATCH([.G311];[Def.$D$5:.$F$5]));IF([.F311]=&quot;EI&quot;;INDEX([Def.$D$13:.$F$15];MATCH([.H311];[Def.$C$13:.$C$15]);MATCH([.G311];[Def.$D$12:.$F$12]));IF(OR([.F311]=&quot;EO&quot;;[.F311]=&quot;EQ&quot;);INDEX([Def.$D$19:.$F$21];MATCH([.H311];[Def.$C$19:.$C$21]);MATCH([.G311];[Def.$D$18:.$F$18]));&quot;#err&quot;)));&quot;&quot;)">
            <text:p/>
          </table:table-cell>
          <table:table-cell table:style-name="ce53" table:formula="of:=IF([.I311]&lt;&gt;&quot;&quot;;INDEX([Def.$J$6:.$L$10];MATCH([.F311];[Def.$I$6:.$I$10];0);MATCH([.I311];[Def.$J$5:.$L$5];0));&quot;&quot;)">
            <text:p/>
          </table:table-cell>
          <table:table-cell table:style-name="ce56"/>
          <table:table-cell table:style-name="ce59" table:formula="of:=IF([.K311]=&quot;&quot;;[.J311];[.J311]*[.K3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12]&lt;&gt;&quot;&quot;;IF(OR([.F312]=&quot;ILF&quot;;[.F312]=&quot;EIF&quot;);INDEX([Def.$D$6:.$F$8];MATCH([.H312];[Def.$C$6:.$C$8]);MATCH([.G312];[Def.$D$5:.$F$5]));IF([.F312]=&quot;EI&quot;;INDEX([Def.$D$13:.$F$15];MATCH([.H312];[Def.$C$13:.$C$15]);MATCH([.G312];[Def.$D$12:.$F$12]));IF(OR([.F312]=&quot;EO&quot;;[.F312]=&quot;EQ&quot;);INDEX([Def.$D$19:.$F$21];MATCH([.H312];[Def.$C$19:.$C$21]);MATCH([.G312];[Def.$D$18:.$F$18]));&quot;#err&quot;)));&quot;&quot;)">
            <text:p/>
          </table:table-cell>
          <table:table-cell table:style-name="ce53" table:formula="of:=IF([.I312]&lt;&gt;&quot;&quot;;INDEX([Def.$J$6:.$L$10];MATCH([.F312];[Def.$I$6:.$I$10];0);MATCH([.I312];[Def.$J$5:.$L$5];0));&quot;&quot;)">
            <text:p/>
          </table:table-cell>
          <table:table-cell table:style-name="ce56"/>
          <table:table-cell table:style-name="ce59" table:formula="of:=IF([.K312]=&quot;&quot;;[.J312];[.J312]*[.K3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13]&lt;&gt;&quot;&quot;;IF(OR([.F313]=&quot;ILF&quot;;[.F313]=&quot;EIF&quot;);INDEX([Def.$D$6:.$F$8];MATCH([.H313];[Def.$C$6:.$C$8]);MATCH([.G313];[Def.$D$5:.$F$5]));IF([.F313]=&quot;EI&quot;;INDEX([Def.$D$13:.$F$15];MATCH([.H313];[Def.$C$13:.$C$15]);MATCH([.G313];[Def.$D$12:.$F$12]));IF(OR([.F313]=&quot;EO&quot;;[.F313]=&quot;EQ&quot;);INDEX([Def.$D$19:.$F$21];MATCH([.H313];[Def.$C$19:.$C$21]);MATCH([.G313];[Def.$D$18:.$F$18]));&quot;#err&quot;)));&quot;&quot;)">
            <text:p/>
          </table:table-cell>
          <table:table-cell table:style-name="ce53" table:formula="of:=IF([.I313]&lt;&gt;&quot;&quot;;INDEX([Def.$J$6:.$L$10];MATCH([.F313];[Def.$I$6:.$I$10];0);MATCH([.I313];[Def.$J$5:.$L$5];0));&quot;&quot;)">
            <text:p/>
          </table:table-cell>
          <table:table-cell table:style-name="ce56"/>
          <table:table-cell table:style-name="ce59" table:formula="of:=IF([.K313]=&quot;&quot;;[.J313];[.J313]*[.K3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14]&lt;&gt;&quot;&quot;;IF(OR([.F314]=&quot;ILF&quot;;[.F314]=&quot;EIF&quot;);INDEX([Def.$D$6:.$F$8];MATCH([.H314];[Def.$C$6:.$C$8]);MATCH([.G314];[Def.$D$5:.$F$5]));IF([.F314]=&quot;EI&quot;;INDEX([Def.$D$13:.$F$15];MATCH([.H314];[Def.$C$13:.$C$15]);MATCH([.G314];[Def.$D$12:.$F$12]));IF(OR([.F314]=&quot;EO&quot;;[.F314]=&quot;EQ&quot;);INDEX([Def.$D$19:.$F$21];MATCH([.H314];[Def.$C$19:.$C$21]);MATCH([.G314];[Def.$D$18:.$F$18]));&quot;#err&quot;)));&quot;&quot;)">
            <text:p/>
          </table:table-cell>
          <table:table-cell table:style-name="ce53" table:formula="of:=IF([.I314]&lt;&gt;&quot;&quot;;INDEX([Def.$J$6:.$L$10];MATCH([.F314];[Def.$I$6:.$I$10];0);MATCH([.I314];[Def.$J$5:.$L$5];0));&quot;&quot;)">
            <text:p/>
          </table:table-cell>
          <table:table-cell table:style-name="ce56"/>
          <table:table-cell table:style-name="ce59" table:formula="of:=IF([.K314]=&quot;&quot;;[.J314];[.J314]*[.K3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15]&lt;&gt;&quot;&quot;;IF(OR([.F315]=&quot;ILF&quot;;[.F315]=&quot;EIF&quot;);INDEX([Def.$D$6:.$F$8];MATCH([.H315];[Def.$C$6:.$C$8]);MATCH([.G315];[Def.$D$5:.$F$5]));IF([.F315]=&quot;EI&quot;;INDEX([Def.$D$13:.$F$15];MATCH([.H315];[Def.$C$13:.$C$15]);MATCH([.G315];[Def.$D$12:.$F$12]));IF(OR([.F315]=&quot;EO&quot;;[.F315]=&quot;EQ&quot;);INDEX([Def.$D$19:.$F$21];MATCH([.H315];[Def.$C$19:.$C$21]);MATCH([.G315];[Def.$D$18:.$F$18]));&quot;#err&quot;)));&quot;&quot;)">
            <text:p/>
          </table:table-cell>
          <table:table-cell table:style-name="ce53" table:formula="of:=IF([.I315]&lt;&gt;&quot;&quot;;INDEX([Def.$J$6:.$L$10];MATCH([.F315];[Def.$I$6:.$I$10];0);MATCH([.I315];[Def.$J$5:.$L$5];0));&quot;&quot;)">
            <text:p/>
          </table:table-cell>
          <table:table-cell table:style-name="ce56"/>
          <table:table-cell table:style-name="ce59" table:formula="of:=IF([.K315]=&quot;&quot;;[.J315];[.J315]*[.K3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16]&lt;&gt;&quot;&quot;;IF(OR([.F316]=&quot;ILF&quot;;[.F316]=&quot;EIF&quot;);INDEX([Def.$D$6:.$F$8];MATCH([.H316];[Def.$C$6:.$C$8]);MATCH([.G316];[Def.$D$5:.$F$5]));IF([.F316]=&quot;EI&quot;;INDEX([Def.$D$13:.$F$15];MATCH([.H316];[Def.$C$13:.$C$15]);MATCH([.G316];[Def.$D$12:.$F$12]));IF(OR([.F316]=&quot;EO&quot;;[.F316]=&quot;EQ&quot;);INDEX([Def.$D$19:.$F$21];MATCH([.H316];[Def.$C$19:.$C$21]);MATCH([.G316];[Def.$D$18:.$F$18]));&quot;#err&quot;)));&quot;&quot;)">
            <text:p/>
          </table:table-cell>
          <table:table-cell table:style-name="ce53" table:formula="of:=IF([.I316]&lt;&gt;&quot;&quot;;INDEX([Def.$J$6:.$L$10];MATCH([.F316];[Def.$I$6:.$I$10];0);MATCH([.I316];[Def.$J$5:.$L$5];0));&quot;&quot;)">
            <text:p/>
          </table:table-cell>
          <table:table-cell table:style-name="ce56"/>
          <table:table-cell table:style-name="ce59" table:formula="of:=IF([.K316]=&quot;&quot;;[.J316];[.J316]*[.K3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17]&lt;&gt;&quot;&quot;;IF(OR([.F317]=&quot;ILF&quot;;[.F317]=&quot;EIF&quot;);INDEX([Def.$D$6:.$F$8];MATCH([.H317];[Def.$C$6:.$C$8]);MATCH([.G317];[Def.$D$5:.$F$5]));IF([.F317]=&quot;EI&quot;;INDEX([Def.$D$13:.$F$15];MATCH([.H317];[Def.$C$13:.$C$15]);MATCH([.G317];[Def.$D$12:.$F$12]));IF(OR([.F317]=&quot;EO&quot;;[.F317]=&quot;EQ&quot;);INDEX([Def.$D$19:.$F$21];MATCH([.H317];[Def.$C$19:.$C$21]);MATCH([.G317];[Def.$D$18:.$F$18]));&quot;#err&quot;)));&quot;&quot;)">
            <text:p/>
          </table:table-cell>
          <table:table-cell table:style-name="ce53" table:formula="of:=IF([.I317]&lt;&gt;&quot;&quot;;INDEX([Def.$J$6:.$L$10];MATCH([.F317];[Def.$I$6:.$I$10];0);MATCH([.I317];[Def.$J$5:.$L$5];0));&quot;&quot;)">
            <text:p/>
          </table:table-cell>
          <table:table-cell table:style-name="ce56"/>
          <table:table-cell table:style-name="ce59" table:formula="of:=IF([.K317]=&quot;&quot;;[.J317];[.J317]*[.K3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18]&lt;&gt;&quot;&quot;;IF(OR([.F318]=&quot;ILF&quot;;[.F318]=&quot;EIF&quot;);INDEX([Def.$D$6:.$F$8];MATCH([.H318];[Def.$C$6:.$C$8]);MATCH([.G318];[Def.$D$5:.$F$5]));IF([.F318]=&quot;EI&quot;;INDEX([Def.$D$13:.$F$15];MATCH([.H318];[Def.$C$13:.$C$15]);MATCH([.G318];[Def.$D$12:.$F$12]));IF(OR([.F318]=&quot;EO&quot;;[.F318]=&quot;EQ&quot;);INDEX([Def.$D$19:.$F$21];MATCH([.H318];[Def.$C$19:.$C$21]);MATCH([.G318];[Def.$D$18:.$F$18]));&quot;#err&quot;)));&quot;&quot;)">
            <text:p/>
          </table:table-cell>
          <table:table-cell table:style-name="ce53" table:formula="of:=IF([.I318]&lt;&gt;&quot;&quot;;INDEX([Def.$J$6:.$L$10];MATCH([.F318];[Def.$I$6:.$I$10];0);MATCH([.I318];[Def.$J$5:.$L$5];0));&quot;&quot;)">
            <text:p/>
          </table:table-cell>
          <table:table-cell table:style-name="ce56"/>
          <table:table-cell table:style-name="ce59" table:formula="of:=IF([.K318]=&quot;&quot;;[.J318];[.J318]*[.K3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19]&lt;&gt;&quot;&quot;;IF(OR([.F319]=&quot;ILF&quot;;[.F319]=&quot;EIF&quot;);INDEX([Def.$D$6:.$F$8];MATCH([.H319];[Def.$C$6:.$C$8]);MATCH([.G319];[Def.$D$5:.$F$5]));IF([.F319]=&quot;EI&quot;;INDEX([Def.$D$13:.$F$15];MATCH([.H319];[Def.$C$13:.$C$15]);MATCH([.G319];[Def.$D$12:.$F$12]));IF(OR([.F319]=&quot;EO&quot;;[.F319]=&quot;EQ&quot;);INDEX([Def.$D$19:.$F$21];MATCH([.H319];[Def.$C$19:.$C$21]);MATCH([.G319];[Def.$D$18:.$F$18]));&quot;#err&quot;)));&quot;&quot;)">
            <text:p/>
          </table:table-cell>
          <table:table-cell table:style-name="ce53" table:formula="of:=IF([.I319]&lt;&gt;&quot;&quot;;INDEX([Def.$J$6:.$L$10];MATCH([.F319];[Def.$I$6:.$I$10];0);MATCH([.I319];[Def.$J$5:.$L$5];0));&quot;&quot;)">
            <text:p/>
          </table:table-cell>
          <table:table-cell table:style-name="ce56"/>
          <table:table-cell table:style-name="ce59" table:formula="of:=IF([.K319]=&quot;&quot;;[.J319];[.J319]*[.K3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20]&lt;&gt;&quot;&quot;;IF(OR([.F320]=&quot;ILF&quot;;[.F320]=&quot;EIF&quot;);INDEX([Def.$D$6:.$F$8];MATCH([.H320];[Def.$C$6:.$C$8]);MATCH([.G320];[Def.$D$5:.$F$5]));IF([.F320]=&quot;EI&quot;;INDEX([Def.$D$13:.$F$15];MATCH([.H320];[Def.$C$13:.$C$15]);MATCH([.G320];[Def.$D$12:.$F$12]));IF(OR([.F320]=&quot;EO&quot;;[.F320]=&quot;EQ&quot;);INDEX([Def.$D$19:.$F$21];MATCH([.H320];[Def.$C$19:.$C$21]);MATCH([.G320];[Def.$D$18:.$F$18]));&quot;#err&quot;)));&quot;&quot;)">
            <text:p/>
          </table:table-cell>
          <table:table-cell table:style-name="ce53" table:formula="of:=IF([.I320]&lt;&gt;&quot;&quot;;INDEX([Def.$J$6:.$L$10];MATCH([.F320];[Def.$I$6:.$I$10];0);MATCH([.I320];[Def.$J$5:.$L$5];0));&quot;&quot;)">
            <text:p/>
          </table:table-cell>
          <table:table-cell table:style-name="ce56"/>
          <table:table-cell table:style-name="ce59" table:formula="of:=IF([.K320]=&quot;&quot;;[.J320];[.J320]*[.K3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21]&lt;&gt;&quot;&quot;;IF(OR([.F321]=&quot;ILF&quot;;[.F321]=&quot;EIF&quot;);INDEX([Def.$D$6:.$F$8];MATCH([.H321];[Def.$C$6:.$C$8]);MATCH([.G321];[Def.$D$5:.$F$5]));IF([.F321]=&quot;EI&quot;;INDEX([Def.$D$13:.$F$15];MATCH([.H321];[Def.$C$13:.$C$15]);MATCH([.G321];[Def.$D$12:.$F$12]));IF(OR([.F321]=&quot;EO&quot;;[.F321]=&quot;EQ&quot;);INDEX([Def.$D$19:.$F$21];MATCH([.H321];[Def.$C$19:.$C$21]);MATCH([.G321];[Def.$D$18:.$F$18]));&quot;#err&quot;)));&quot;&quot;)">
            <text:p/>
          </table:table-cell>
          <table:table-cell table:style-name="ce53" table:formula="of:=IF([.I321]&lt;&gt;&quot;&quot;;INDEX([Def.$J$6:.$L$10];MATCH([.F321];[Def.$I$6:.$I$10];0);MATCH([.I321];[Def.$J$5:.$L$5];0));&quot;&quot;)">
            <text:p/>
          </table:table-cell>
          <table:table-cell table:style-name="ce56"/>
          <table:table-cell table:style-name="ce59" table:formula="of:=IF([.K321]=&quot;&quot;;[.J321];[.J321]*[.K3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22]&lt;&gt;&quot;&quot;;IF(OR([.F322]=&quot;ILF&quot;;[.F322]=&quot;EIF&quot;);INDEX([Def.$D$6:.$F$8];MATCH([.H322];[Def.$C$6:.$C$8]);MATCH([.G322];[Def.$D$5:.$F$5]));IF([.F322]=&quot;EI&quot;;INDEX([Def.$D$13:.$F$15];MATCH([.H322];[Def.$C$13:.$C$15]);MATCH([.G322];[Def.$D$12:.$F$12]));IF(OR([.F322]=&quot;EO&quot;;[.F322]=&quot;EQ&quot;);INDEX([Def.$D$19:.$F$21];MATCH([.H322];[Def.$C$19:.$C$21]);MATCH([.G322];[Def.$D$18:.$F$18]));&quot;#err&quot;)));&quot;&quot;)">
            <text:p/>
          </table:table-cell>
          <table:table-cell table:style-name="ce53" table:formula="of:=IF([.I322]&lt;&gt;&quot;&quot;;INDEX([Def.$J$6:.$L$10];MATCH([.F322];[Def.$I$6:.$I$10];0);MATCH([.I322];[Def.$J$5:.$L$5];0));&quot;&quot;)">
            <text:p/>
          </table:table-cell>
          <table:table-cell table:style-name="ce56"/>
          <table:table-cell table:style-name="ce59" table:formula="of:=IF([.K322]=&quot;&quot;;[.J322];[.J322]*[.K3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23]&lt;&gt;&quot;&quot;;IF(OR([.F323]=&quot;ILF&quot;;[.F323]=&quot;EIF&quot;);INDEX([Def.$D$6:.$F$8];MATCH([.H323];[Def.$C$6:.$C$8]);MATCH([.G323];[Def.$D$5:.$F$5]));IF([.F323]=&quot;EI&quot;;INDEX([Def.$D$13:.$F$15];MATCH([.H323];[Def.$C$13:.$C$15]);MATCH([.G323];[Def.$D$12:.$F$12]));IF(OR([.F323]=&quot;EO&quot;;[.F323]=&quot;EQ&quot;);INDEX([Def.$D$19:.$F$21];MATCH([.H323];[Def.$C$19:.$C$21]);MATCH([.G323];[Def.$D$18:.$F$18]));&quot;#err&quot;)));&quot;&quot;)">
            <text:p/>
          </table:table-cell>
          <table:table-cell table:style-name="ce53" table:formula="of:=IF([.I323]&lt;&gt;&quot;&quot;;INDEX([Def.$J$6:.$L$10];MATCH([.F323];[Def.$I$6:.$I$10];0);MATCH([.I323];[Def.$J$5:.$L$5];0));&quot;&quot;)">
            <text:p/>
          </table:table-cell>
          <table:table-cell table:style-name="ce56"/>
          <table:table-cell table:style-name="ce59" table:formula="of:=IF([.K323]=&quot;&quot;;[.J323];[.J323]*[.K3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24]&lt;&gt;&quot;&quot;;IF(OR([.F324]=&quot;ILF&quot;;[.F324]=&quot;EIF&quot;);INDEX([Def.$D$6:.$F$8];MATCH([.H324];[Def.$C$6:.$C$8]);MATCH([.G324];[Def.$D$5:.$F$5]));IF([.F324]=&quot;EI&quot;;INDEX([Def.$D$13:.$F$15];MATCH([.H324];[Def.$C$13:.$C$15]);MATCH([.G324];[Def.$D$12:.$F$12]));IF(OR([.F324]=&quot;EO&quot;;[.F324]=&quot;EQ&quot;);INDEX([Def.$D$19:.$F$21];MATCH([.H324];[Def.$C$19:.$C$21]);MATCH([.G324];[Def.$D$18:.$F$18]));&quot;#err&quot;)));&quot;&quot;)">
            <text:p/>
          </table:table-cell>
          <table:table-cell table:style-name="ce53" table:formula="of:=IF([.I324]&lt;&gt;&quot;&quot;;INDEX([Def.$J$6:.$L$10];MATCH([.F324];[Def.$I$6:.$I$10];0);MATCH([.I324];[Def.$J$5:.$L$5];0));&quot;&quot;)">
            <text:p/>
          </table:table-cell>
          <table:table-cell table:style-name="ce56"/>
          <table:table-cell table:style-name="ce59" table:formula="of:=IF([.K324]=&quot;&quot;;[.J324];[.J324]*[.K3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25]&lt;&gt;&quot;&quot;;IF(OR([.F325]=&quot;ILF&quot;;[.F325]=&quot;EIF&quot;);INDEX([Def.$D$6:.$F$8];MATCH([.H325];[Def.$C$6:.$C$8]);MATCH([.G325];[Def.$D$5:.$F$5]));IF([.F325]=&quot;EI&quot;;INDEX([Def.$D$13:.$F$15];MATCH([.H325];[Def.$C$13:.$C$15]);MATCH([.G325];[Def.$D$12:.$F$12]));IF(OR([.F325]=&quot;EO&quot;;[.F325]=&quot;EQ&quot;);INDEX([Def.$D$19:.$F$21];MATCH([.H325];[Def.$C$19:.$C$21]);MATCH([.G325];[Def.$D$18:.$F$18]));&quot;#err&quot;)));&quot;&quot;)">
            <text:p/>
          </table:table-cell>
          <table:table-cell table:style-name="ce53" table:formula="of:=IF([.I325]&lt;&gt;&quot;&quot;;INDEX([Def.$J$6:.$L$10];MATCH([.F325];[Def.$I$6:.$I$10];0);MATCH([.I325];[Def.$J$5:.$L$5];0));&quot;&quot;)">
            <text:p/>
          </table:table-cell>
          <table:table-cell table:style-name="ce56"/>
          <table:table-cell table:style-name="ce59" table:formula="of:=IF([.K325]=&quot;&quot;;[.J325];[.J325]*[.K3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26]&lt;&gt;&quot;&quot;;IF(OR([.F326]=&quot;ILF&quot;;[.F326]=&quot;EIF&quot;);INDEX([Def.$D$6:.$F$8];MATCH([.H326];[Def.$C$6:.$C$8]);MATCH([.G326];[Def.$D$5:.$F$5]));IF([.F326]=&quot;EI&quot;;INDEX([Def.$D$13:.$F$15];MATCH([.H326];[Def.$C$13:.$C$15]);MATCH([.G326];[Def.$D$12:.$F$12]));IF(OR([.F326]=&quot;EO&quot;;[.F326]=&quot;EQ&quot;);INDEX([Def.$D$19:.$F$21];MATCH([.H326];[Def.$C$19:.$C$21]);MATCH([.G326];[Def.$D$18:.$F$18]));&quot;#err&quot;)));&quot;&quot;)">
            <text:p/>
          </table:table-cell>
          <table:table-cell table:style-name="ce53" table:formula="of:=IF([.I326]&lt;&gt;&quot;&quot;;INDEX([Def.$J$6:.$L$10];MATCH([.F326];[Def.$I$6:.$I$10];0);MATCH([.I326];[Def.$J$5:.$L$5];0));&quot;&quot;)">
            <text:p/>
          </table:table-cell>
          <table:table-cell table:style-name="ce56"/>
          <table:table-cell table:style-name="ce59" table:formula="of:=IF([.K326]=&quot;&quot;;[.J326];[.J326]*[.K3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27]&lt;&gt;&quot;&quot;;IF(OR([.F327]=&quot;ILF&quot;;[.F327]=&quot;EIF&quot;);INDEX([Def.$D$6:.$F$8];MATCH([.H327];[Def.$C$6:.$C$8]);MATCH([.G327];[Def.$D$5:.$F$5]));IF([.F327]=&quot;EI&quot;;INDEX([Def.$D$13:.$F$15];MATCH([.H327];[Def.$C$13:.$C$15]);MATCH([.G327];[Def.$D$12:.$F$12]));IF(OR([.F327]=&quot;EO&quot;;[.F327]=&quot;EQ&quot;);INDEX([Def.$D$19:.$F$21];MATCH([.H327];[Def.$C$19:.$C$21]);MATCH([.G327];[Def.$D$18:.$F$18]));&quot;#err&quot;)));&quot;&quot;)">
            <text:p/>
          </table:table-cell>
          <table:table-cell table:style-name="ce53" table:formula="of:=IF([.I327]&lt;&gt;&quot;&quot;;INDEX([Def.$J$6:.$L$10];MATCH([.F327];[Def.$I$6:.$I$10];0);MATCH([.I327];[Def.$J$5:.$L$5];0));&quot;&quot;)">
            <text:p/>
          </table:table-cell>
          <table:table-cell table:style-name="ce56"/>
          <table:table-cell table:style-name="ce59" table:formula="of:=IF([.K327]=&quot;&quot;;[.J327];[.J327]*[.K3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28]&lt;&gt;&quot;&quot;;IF(OR([.F328]=&quot;ILF&quot;;[.F328]=&quot;EIF&quot;);INDEX([Def.$D$6:.$F$8];MATCH([.H328];[Def.$C$6:.$C$8]);MATCH([.G328];[Def.$D$5:.$F$5]));IF([.F328]=&quot;EI&quot;;INDEX([Def.$D$13:.$F$15];MATCH([.H328];[Def.$C$13:.$C$15]);MATCH([.G328];[Def.$D$12:.$F$12]));IF(OR([.F328]=&quot;EO&quot;;[.F328]=&quot;EQ&quot;);INDEX([Def.$D$19:.$F$21];MATCH([.H328];[Def.$C$19:.$C$21]);MATCH([.G328];[Def.$D$18:.$F$18]));&quot;#err&quot;)));&quot;&quot;)">
            <text:p/>
          </table:table-cell>
          <table:table-cell table:style-name="ce53" table:formula="of:=IF([.I328]&lt;&gt;&quot;&quot;;INDEX([Def.$J$6:.$L$10];MATCH([.F328];[Def.$I$6:.$I$10];0);MATCH([.I328];[Def.$J$5:.$L$5];0));&quot;&quot;)">
            <text:p/>
          </table:table-cell>
          <table:table-cell table:style-name="ce56"/>
          <table:table-cell table:style-name="ce59" table:formula="of:=IF([.K328]=&quot;&quot;;[.J328];[.J328]*[.K3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29]&lt;&gt;&quot;&quot;;IF(OR([.F329]=&quot;ILF&quot;;[.F329]=&quot;EIF&quot;);INDEX([Def.$D$6:.$F$8];MATCH([.H329];[Def.$C$6:.$C$8]);MATCH([.G329];[Def.$D$5:.$F$5]));IF([.F329]=&quot;EI&quot;;INDEX([Def.$D$13:.$F$15];MATCH([.H329];[Def.$C$13:.$C$15]);MATCH([.G329];[Def.$D$12:.$F$12]));IF(OR([.F329]=&quot;EO&quot;;[.F329]=&quot;EQ&quot;);INDEX([Def.$D$19:.$F$21];MATCH([.H329];[Def.$C$19:.$C$21]);MATCH([.G329];[Def.$D$18:.$F$18]));&quot;#err&quot;)));&quot;&quot;)">
            <text:p/>
          </table:table-cell>
          <table:table-cell table:style-name="ce53" table:formula="of:=IF([.I329]&lt;&gt;&quot;&quot;;INDEX([Def.$J$6:.$L$10];MATCH([.F329];[Def.$I$6:.$I$10];0);MATCH([.I329];[Def.$J$5:.$L$5];0));&quot;&quot;)">
            <text:p/>
          </table:table-cell>
          <table:table-cell table:style-name="ce56"/>
          <table:table-cell table:style-name="ce59" table:formula="of:=IF([.K329]=&quot;&quot;;[.J329];[.J329]*[.K3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30]&lt;&gt;&quot;&quot;;IF(OR([.F330]=&quot;ILF&quot;;[.F330]=&quot;EIF&quot;);INDEX([Def.$D$6:.$F$8];MATCH([.H330];[Def.$C$6:.$C$8]);MATCH([.G330];[Def.$D$5:.$F$5]));IF([.F330]=&quot;EI&quot;;INDEX([Def.$D$13:.$F$15];MATCH([.H330];[Def.$C$13:.$C$15]);MATCH([.G330];[Def.$D$12:.$F$12]));IF(OR([.F330]=&quot;EO&quot;;[.F330]=&quot;EQ&quot;);INDEX([Def.$D$19:.$F$21];MATCH([.H330];[Def.$C$19:.$C$21]);MATCH([.G330];[Def.$D$18:.$F$18]));&quot;#err&quot;)));&quot;&quot;)">
            <text:p/>
          </table:table-cell>
          <table:table-cell table:style-name="ce53" table:formula="of:=IF([.I330]&lt;&gt;&quot;&quot;;INDEX([Def.$J$6:.$L$10];MATCH([.F330];[Def.$I$6:.$I$10];0);MATCH([.I330];[Def.$J$5:.$L$5];0));&quot;&quot;)">
            <text:p/>
          </table:table-cell>
          <table:table-cell table:style-name="ce56"/>
          <table:table-cell table:style-name="ce59" table:formula="of:=IF([.K330]=&quot;&quot;;[.J330];[.J330]*[.K3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31]&lt;&gt;&quot;&quot;;IF(OR([.F331]=&quot;ILF&quot;;[.F331]=&quot;EIF&quot;);INDEX([Def.$D$6:.$F$8];MATCH([.H331];[Def.$C$6:.$C$8]);MATCH([.G331];[Def.$D$5:.$F$5]));IF([.F331]=&quot;EI&quot;;INDEX([Def.$D$13:.$F$15];MATCH([.H331];[Def.$C$13:.$C$15]);MATCH([.G331];[Def.$D$12:.$F$12]));IF(OR([.F331]=&quot;EO&quot;;[.F331]=&quot;EQ&quot;);INDEX([Def.$D$19:.$F$21];MATCH([.H331];[Def.$C$19:.$C$21]);MATCH([.G331];[Def.$D$18:.$F$18]));&quot;#err&quot;)));&quot;&quot;)">
            <text:p/>
          </table:table-cell>
          <table:table-cell table:style-name="ce53" table:formula="of:=IF([.I331]&lt;&gt;&quot;&quot;;INDEX([Def.$J$6:.$L$10];MATCH([.F331];[Def.$I$6:.$I$10];0);MATCH([.I331];[Def.$J$5:.$L$5];0));&quot;&quot;)">
            <text:p/>
          </table:table-cell>
          <table:table-cell table:style-name="ce56"/>
          <table:table-cell table:style-name="ce59" table:formula="of:=IF([.K331]=&quot;&quot;;[.J331];[.J331]*[.K3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32]&lt;&gt;&quot;&quot;;IF(OR([.F332]=&quot;ILF&quot;;[.F332]=&quot;EIF&quot;);INDEX([Def.$D$6:.$F$8];MATCH([.H332];[Def.$C$6:.$C$8]);MATCH([.G332];[Def.$D$5:.$F$5]));IF([.F332]=&quot;EI&quot;;INDEX([Def.$D$13:.$F$15];MATCH([.H332];[Def.$C$13:.$C$15]);MATCH([.G332];[Def.$D$12:.$F$12]));IF(OR([.F332]=&quot;EO&quot;;[.F332]=&quot;EQ&quot;);INDEX([Def.$D$19:.$F$21];MATCH([.H332];[Def.$C$19:.$C$21]);MATCH([.G332];[Def.$D$18:.$F$18]));&quot;#err&quot;)));&quot;&quot;)">
            <text:p/>
          </table:table-cell>
          <table:table-cell table:style-name="ce53" table:formula="of:=IF([.I332]&lt;&gt;&quot;&quot;;INDEX([Def.$J$6:.$L$10];MATCH([.F332];[Def.$I$6:.$I$10];0);MATCH([.I332];[Def.$J$5:.$L$5];0));&quot;&quot;)">
            <text:p/>
          </table:table-cell>
          <table:table-cell table:style-name="ce56"/>
          <table:table-cell table:style-name="ce59" table:formula="of:=IF([.K332]=&quot;&quot;;[.J332];[.J332]*[.K3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33]&lt;&gt;&quot;&quot;;IF(OR([.F333]=&quot;ILF&quot;;[.F333]=&quot;EIF&quot;);INDEX([Def.$D$6:.$F$8];MATCH([.H333];[Def.$C$6:.$C$8]);MATCH([.G333];[Def.$D$5:.$F$5]));IF([.F333]=&quot;EI&quot;;INDEX([Def.$D$13:.$F$15];MATCH([.H333];[Def.$C$13:.$C$15]);MATCH([.G333];[Def.$D$12:.$F$12]));IF(OR([.F333]=&quot;EO&quot;;[.F333]=&quot;EQ&quot;);INDEX([Def.$D$19:.$F$21];MATCH([.H333];[Def.$C$19:.$C$21]);MATCH([.G333];[Def.$D$18:.$F$18]));&quot;#err&quot;)));&quot;&quot;)">
            <text:p/>
          </table:table-cell>
          <table:table-cell table:style-name="ce53" table:formula="of:=IF([.I333]&lt;&gt;&quot;&quot;;INDEX([Def.$J$6:.$L$10];MATCH([.F333];[Def.$I$6:.$I$10];0);MATCH([.I333];[Def.$J$5:.$L$5];0));&quot;&quot;)">
            <text:p/>
          </table:table-cell>
          <table:table-cell table:style-name="ce56"/>
          <table:table-cell table:style-name="ce59" table:formula="of:=IF([.K333]=&quot;&quot;;[.J333];[.J333]*[.K3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34]&lt;&gt;&quot;&quot;;IF(OR([.F334]=&quot;ILF&quot;;[.F334]=&quot;EIF&quot;);INDEX([Def.$D$6:.$F$8];MATCH([.H334];[Def.$C$6:.$C$8]);MATCH([.G334];[Def.$D$5:.$F$5]));IF([.F334]=&quot;EI&quot;;INDEX([Def.$D$13:.$F$15];MATCH([.H334];[Def.$C$13:.$C$15]);MATCH([.G334];[Def.$D$12:.$F$12]));IF(OR([.F334]=&quot;EO&quot;;[.F334]=&quot;EQ&quot;);INDEX([Def.$D$19:.$F$21];MATCH([.H334];[Def.$C$19:.$C$21]);MATCH([.G334];[Def.$D$18:.$F$18]));&quot;#err&quot;)));&quot;&quot;)">
            <text:p/>
          </table:table-cell>
          <table:table-cell table:style-name="ce53" table:formula="of:=IF([.I334]&lt;&gt;&quot;&quot;;INDEX([Def.$J$6:.$L$10];MATCH([.F334];[Def.$I$6:.$I$10];0);MATCH([.I334];[Def.$J$5:.$L$5];0));&quot;&quot;)">
            <text:p/>
          </table:table-cell>
          <table:table-cell table:style-name="ce56"/>
          <table:table-cell table:style-name="ce59" table:formula="of:=IF([.K334]=&quot;&quot;;[.J334];[.J334]*[.K3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35]&lt;&gt;&quot;&quot;;IF(OR([.F335]=&quot;ILF&quot;;[.F335]=&quot;EIF&quot;);INDEX([Def.$D$6:.$F$8];MATCH([.H335];[Def.$C$6:.$C$8]);MATCH([.G335];[Def.$D$5:.$F$5]));IF([.F335]=&quot;EI&quot;;INDEX([Def.$D$13:.$F$15];MATCH([.H335];[Def.$C$13:.$C$15]);MATCH([.G335];[Def.$D$12:.$F$12]));IF(OR([.F335]=&quot;EO&quot;;[.F335]=&quot;EQ&quot;);INDEX([Def.$D$19:.$F$21];MATCH([.H335];[Def.$C$19:.$C$21]);MATCH([.G335];[Def.$D$18:.$F$18]));&quot;#err&quot;)));&quot;&quot;)">
            <text:p/>
          </table:table-cell>
          <table:table-cell table:style-name="ce53" table:formula="of:=IF([.I335]&lt;&gt;&quot;&quot;;INDEX([Def.$J$6:.$L$10];MATCH([.F335];[Def.$I$6:.$I$10];0);MATCH([.I335];[Def.$J$5:.$L$5];0));&quot;&quot;)">
            <text:p/>
          </table:table-cell>
          <table:table-cell table:style-name="ce56"/>
          <table:table-cell table:style-name="ce59" table:formula="of:=IF([.K335]=&quot;&quot;;[.J335];[.J335]*[.K3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36]&lt;&gt;&quot;&quot;;IF(OR([.F336]=&quot;ILF&quot;;[.F336]=&quot;EIF&quot;);INDEX([Def.$D$6:.$F$8];MATCH([.H336];[Def.$C$6:.$C$8]);MATCH([.G336];[Def.$D$5:.$F$5]));IF([.F336]=&quot;EI&quot;;INDEX([Def.$D$13:.$F$15];MATCH([.H336];[Def.$C$13:.$C$15]);MATCH([.G336];[Def.$D$12:.$F$12]));IF(OR([.F336]=&quot;EO&quot;;[.F336]=&quot;EQ&quot;);INDEX([Def.$D$19:.$F$21];MATCH([.H336];[Def.$C$19:.$C$21]);MATCH([.G336];[Def.$D$18:.$F$18]));&quot;#err&quot;)));&quot;&quot;)">
            <text:p/>
          </table:table-cell>
          <table:table-cell table:style-name="ce53" table:formula="of:=IF([.I336]&lt;&gt;&quot;&quot;;INDEX([Def.$J$6:.$L$10];MATCH([.F336];[Def.$I$6:.$I$10];0);MATCH([.I336];[Def.$J$5:.$L$5];0));&quot;&quot;)">
            <text:p/>
          </table:table-cell>
          <table:table-cell table:style-name="ce56"/>
          <table:table-cell table:style-name="ce59" table:formula="of:=IF([.K336]=&quot;&quot;;[.J336];[.J336]*[.K3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37]&lt;&gt;&quot;&quot;;IF(OR([.F337]=&quot;ILF&quot;;[.F337]=&quot;EIF&quot;);INDEX([Def.$D$6:.$F$8];MATCH([.H337];[Def.$C$6:.$C$8]);MATCH([.G337];[Def.$D$5:.$F$5]));IF([.F337]=&quot;EI&quot;;INDEX([Def.$D$13:.$F$15];MATCH([.H337];[Def.$C$13:.$C$15]);MATCH([.G337];[Def.$D$12:.$F$12]));IF(OR([.F337]=&quot;EO&quot;;[.F337]=&quot;EQ&quot;);INDEX([Def.$D$19:.$F$21];MATCH([.H337];[Def.$C$19:.$C$21]);MATCH([.G337];[Def.$D$18:.$F$18]));&quot;#err&quot;)));&quot;&quot;)">
            <text:p/>
          </table:table-cell>
          <table:table-cell table:style-name="ce53" table:formula="of:=IF([.I337]&lt;&gt;&quot;&quot;;INDEX([Def.$J$6:.$L$10];MATCH([.F337];[Def.$I$6:.$I$10];0);MATCH([.I337];[Def.$J$5:.$L$5];0));&quot;&quot;)">
            <text:p/>
          </table:table-cell>
          <table:table-cell table:style-name="ce56"/>
          <table:table-cell table:style-name="ce59" table:formula="of:=IF([.K337]=&quot;&quot;;[.J337];[.J337]*[.K3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38]&lt;&gt;&quot;&quot;;IF(OR([.F338]=&quot;ILF&quot;;[.F338]=&quot;EIF&quot;);INDEX([Def.$D$6:.$F$8];MATCH([.H338];[Def.$C$6:.$C$8]);MATCH([.G338];[Def.$D$5:.$F$5]));IF([.F338]=&quot;EI&quot;;INDEX([Def.$D$13:.$F$15];MATCH([.H338];[Def.$C$13:.$C$15]);MATCH([.G338];[Def.$D$12:.$F$12]));IF(OR([.F338]=&quot;EO&quot;;[.F338]=&quot;EQ&quot;);INDEX([Def.$D$19:.$F$21];MATCH([.H338];[Def.$C$19:.$C$21]);MATCH([.G338];[Def.$D$18:.$F$18]));&quot;#err&quot;)));&quot;&quot;)">
            <text:p/>
          </table:table-cell>
          <table:table-cell table:style-name="ce53" table:formula="of:=IF([.I338]&lt;&gt;&quot;&quot;;INDEX([Def.$J$6:.$L$10];MATCH([.F338];[Def.$I$6:.$I$10];0);MATCH([.I338];[Def.$J$5:.$L$5];0));&quot;&quot;)">
            <text:p/>
          </table:table-cell>
          <table:table-cell table:style-name="ce56"/>
          <table:table-cell table:style-name="ce59" table:formula="of:=IF([.K338]=&quot;&quot;;[.J338];[.J338]*[.K3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39]&lt;&gt;&quot;&quot;;IF(OR([.F339]=&quot;ILF&quot;;[.F339]=&quot;EIF&quot;);INDEX([Def.$D$6:.$F$8];MATCH([.H339];[Def.$C$6:.$C$8]);MATCH([.G339];[Def.$D$5:.$F$5]));IF([.F339]=&quot;EI&quot;;INDEX([Def.$D$13:.$F$15];MATCH([.H339];[Def.$C$13:.$C$15]);MATCH([.G339];[Def.$D$12:.$F$12]));IF(OR([.F339]=&quot;EO&quot;;[.F339]=&quot;EQ&quot;);INDEX([Def.$D$19:.$F$21];MATCH([.H339];[Def.$C$19:.$C$21]);MATCH([.G339];[Def.$D$18:.$F$18]));&quot;#err&quot;)));&quot;&quot;)">
            <text:p/>
          </table:table-cell>
          <table:table-cell table:style-name="ce53" table:formula="of:=IF([.I339]&lt;&gt;&quot;&quot;;INDEX([Def.$J$6:.$L$10];MATCH([.F339];[Def.$I$6:.$I$10];0);MATCH([.I339];[Def.$J$5:.$L$5];0));&quot;&quot;)">
            <text:p/>
          </table:table-cell>
          <table:table-cell table:style-name="ce56"/>
          <table:table-cell table:style-name="ce59" table:formula="of:=IF([.K339]=&quot;&quot;;[.J339];[.J339]*[.K3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40]&lt;&gt;&quot;&quot;;IF(OR([.F340]=&quot;ILF&quot;;[.F340]=&quot;EIF&quot;);INDEX([Def.$D$6:.$F$8];MATCH([.H340];[Def.$C$6:.$C$8]);MATCH([.G340];[Def.$D$5:.$F$5]));IF([.F340]=&quot;EI&quot;;INDEX([Def.$D$13:.$F$15];MATCH([.H340];[Def.$C$13:.$C$15]);MATCH([.G340];[Def.$D$12:.$F$12]));IF(OR([.F340]=&quot;EO&quot;;[.F340]=&quot;EQ&quot;);INDEX([Def.$D$19:.$F$21];MATCH([.H340];[Def.$C$19:.$C$21]);MATCH([.G340];[Def.$D$18:.$F$18]));&quot;#err&quot;)));&quot;&quot;)">
            <text:p/>
          </table:table-cell>
          <table:table-cell table:style-name="ce53" table:formula="of:=IF([.I340]&lt;&gt;&quot;&quot;;INDEX([Def.$J$6:.$L$10];MATCH([.F340];[Def.$I$6:.$I$10];0);MATCH([.I340];[Def.$J$5:.$L$5];0));&quot;&quot;)">
            <text:p/>
          </table:table-cell>
          <table:table-cell table:style-name="ce56"/>
          <table:table-cell table:style-name="ce59" table:formula="of:=IF([.K340]=&quot;&quot;;[.J340];[.J340]*[.K3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41]&lt;&gt;&quot;&quot;;IF(OR([.F341]=&quot;ILF&quot;;[.F341]=&quot;EIF&quot;);INDEX([Def.$D$6:.$F$8];MATCH([.H341];[Def.$C$6:.$C$8]);MATCH([.G341];[Def.$D$5:.$F$5]));IF([.F341]=&quot;EI&quot;;INDEX([Def.$D$13:.$F$15];MATCH([.H341];[Def.$C$13:.$C$15]);MATCH([.G341];[Def.$D$12:.$F$12]));IF(OR([.F341]=&quot;EO&quot;;[.F341]=&quot;EQ&quot;);INDEX([Def.$D$19:.$F$21];MATCH([.H341];[Def.$C$19:.$C$21]);MATCH([.G341];[Def.$D$18:.$F$18]));&quot;#err&quot;)));&quot;&quot;)">
            <text:p/>
          </table:table-cell>
          <table:table-cell table:style-name="ce53" table:formula="of:=IF([.I341]&lt;&gt;&quot;&quot;;INDEX([Def.$J$6:.$L$10];MATCH([.F341];[Def.$I$6:.$I$10];0);MATCH([.I341];[Def.$J$5:.$L$5];0));&quot;&quot;)">
            <text:p/>
          </table:table-cell>
          <table:table-cell table:style-name="ce56"/>
          <table:table-cell table:style-name="ce59" table:formula="of:=IF([.K341]=&quot;&quot;;[.J341];[.J341]*[.K3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42]&lt;&gt;&quot;&quot;;IF(OR([.F342]=&quot;ILF&quot;;[.F342]=&quot;EIF&quot;);INDEX([Def.$D$6:.$F$8];MATCH([.H342];[Def.$C$6:.$C$8]);MATCH([.G342];[Def.$D$5:.$F$5]));IF([.F342]=&quot;EI&quot;;INDEX([Def.$D$13:.$F$15];MATCH([.H342];[Def.$C$13:.$C$15]);MATCH([.G342];[Def.$D$12:.$F$12]));IF(OR([.F342]=&quot;EO&quot;;[.F342]=&quot;EQ&quot;);INDEX([Def.$D$19:.$F$21];MATCH([.H342];[Def.$C$19:.$C$21]);MATCH([.G342];[Def.$D$18:.$F$18]));&quot;#err&quot;)));&quot;&quot;)">
            <text:p/>
          </table:table-cell>
          <table:table-cell table:style-name="ce53" table:formula="of:=IF([.I342]&lt;&gt;&quot;&quot;;INDEX([Def.$J$6:.$L$10];MATCH([.F342];[Def.$I$6:.$I$10];0);MATCH([.I342];[Def.$J$5:.$L$5];0));&quot;&quot;)">
            <text:p/>
          </table:table-cell>
          <table:table-cell table:style-name="ce56"/>
          <table:table-cell table:style-name="ce59" table:formula="of:=IF([.K342]=&quot;&quot;;[.J342];[.J342]*[.K3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43]&lt;&gt;&quot;&quot;;IF(OR([.F343]=&quot;ILF&quot;;[.F343]=&quot;EIF&quot;);INDEX([Def.$D$6:.$F$8];MATCH([.H343];[Def.$C$6:.$C$8]);MATCH([.G343];[Def.$D$5:.$F$5]));IF([.F343]=&quot;EI&quot;;INDEX([Def.$D$13:.$F$15];MATCH([.H343];[Def.$C$13:.$C$15]);MATCH([.G343];[Def.$D$12:.$F$12]));IF(OR([.F343]=&quot;EO&quot;;[.F343]=&quot;EQ&quot;);INDEX([Def.$D$19:.$F$21];MATCH([.H343];[Def.$C$19:.$C$21]);MATCH([.G343];[Def.$D$18:.$F$18]));&quot;#err&quot;)));&quot;&quot;)">
            <text:p/>
          </table:table-cell>
          <table:table-cell table:style-name="ce53" table:formula="of:=IF([.I343]&lt;&gt;&quot;&quot;;INDEX([Def.$J$6:.$L$10];MATCH([.F343];[Def.$I$6:.$I$10];0);MATCH([.I343];[Def.$J$5:.$L$5];0));&quot;&quot;)">
            <text:p/>
          </table:table-cell>
          <table:table-cell table:style-name="ce56"/>
          <table:table-cell table:style-name="ce59" table:formula="of:=IF([.K343]=&quot;&quot;;[.J343];[.J343]*[.K3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44]&lt;&gt;&quot;&quot;;IF(OR([.F344]=&quot;ILF&quot;;[.F344]=&quot;EIF&quot;);INDEX([Def.$D$6:.$F$8];MATCH([.H344];[Def.$C$6:.$C$8]);MATCH([.G344];[Def.$D$5:.$F$5]));IF([.F344]=&quot;EI&quot;;INDEX([Def.$D$13:.$F$15];MATCH([.H344];[Def.$C$13:.$C$15]);MATCH([.G344];[Def.$D$12:.$F$12]));IF(OR([.F344]=&quot;EO&quot;;[.F344]=&quot;EQ&quot;);INDEX([Def.$D$19:.$F$21];MATCH([.H344];[Def.$C$19:.$C$21]);MATCH([.G344];[Def.$D$18:.$F$18]));&quot;#err&quot;)));&quot;&quot;)">
            <text:p/>
          </table:table-cell>
          <table:table-cell table:style-name="ce53" table:formula="of:=IF([.I344]&lt;&gt;&quot;&quot;;INDEX([Def.$J$6:.$L$10];MATCH([.F344];[Def.$I$6:.$I$10];0);MATCH([.I344];[Def.$J$5:.$L$5];0));&quot;&quot;)">
            <text:p/>
          </table:table-cell>
          <table:table-cell table:style-name="ce56"/>
          <table:table-cell table:style-name="ce59" table:formula="of:=IF([.K344]=&quot;&quot;;[.J344];[.J344]*[.K3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45]&lt;&gt;&quot;&quot;;IF(OR([.F345]=&quot;ILF&quot;;[.F345]=&quot;EIF&quot;);INDEX([Def.$D$6:.$F$8];MATCH([.H345];[Def.$C$6:.$C$8]);MATCH([.G345];[Def.$D$5:.$F$5]));IF([.F345]=&quot;EI&quot;;INDEX([Def.$D$13:.$F$15];MATCH([.H345];[Def.$C$13:.$C$15]);MATCH([.G345];[Def.$D$12:.$F$12]));IF(OR([.F345]=&quot;EO&quot;;[.F345]=&quot;EQ&quot;);INDEX([Def.$D$19:.$F$21];MATCH([.H345];[Def.$C$19:.$C$21]);MATCH([.G345];[Def.$D$18:.$F$18]));&quot;#err&quot;)));&quot;&quot;)">
            <text:p/>
          </table:table-cell>
          <table:table-cell table:style-name="ce53" table:formula="of:=IF([.I345]&lt;&gt;&quot;&quot;;INDEX([Def.$J$6:.$L$10];MATCH([.F345];[Def.$I$6:.$I$10];0);MATCH([.I345];[Def.$J$5:.$L$5];0));&quot;&quot;)">
            <text:p/>
          </table:table-cell>
          <table:table-cell table:style-name="ce56"/>
          <table:table-cell table:style-name="ce59" table:formula="of:=IF([.K345]=&quot;&quot;;[.J345];[.J345]*[.K3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46]&lt;&gt;&quot;&quot;;IF(OR([.F346]=&quot;ILF&quot;;[.F346]=&quot;EIF&quot;);INDEX([Def.$D$6:.$F$8];MATCH([.H346];[Def.$C$6:.$C$8]);MATCH([.G346];[Def.$D$5:.$F$5]));IF([.F346]=&quot;EI&quot;;INDEX([Def.$D$13:.$F$15];MATCH([.H346];[Def.$C$13:.$C$15]);MATCH([.G346];[Def.$D$12:.$F$12]));IF(OR([.F346]=&quot;EO&quot;;[.F346]=&quot;EQ&quot;);INDEX([Def.$D$19:.$F$21];MATCH([.H346];[Def.$C$19:.$C$21]);MATCH([.G346];[Def.$D$18:.$F$18]));&quot;#err&quot;)));&quot;&quot;)">
            <text:p/>
          </table:table-cell>
          <table:table-cell table:style-name="ce53" table:formula="of:=IF([.I346]&lt;&gt;&quot;&quot;;INDEX([Def.$J$6:.$L$10];MATCH([.F346];[Def.$I$6:.$I$10];0);MATCH([.I346];[Def.$J$5:.$L$5];0));&quot;&quot;)">
            <text:p/>
          </table:table-cell>
          <table:table-cell table:style-name="ce56"/>
          <table:table-cell table:style-name="ce59" table:formula="of:=IF([.K346]=&quot;&quot;;[.J346];[.J346]*[.K3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47]&lt;&gt;&quot;&quot;;IF(OR([.F347]=&quot;ILF&quot;;[.F347]=&quot;EIF&quot;);INDEX([Def.$D$6:.$F$8];MATCH([.H347];[Def.$C$6:.$C$8]);MATCH([.G347];[Def.$D$5:.$F$5]));IF([.F347]=&quot;EI&quot;;INDEX([Def.$D$13:.$F$15];MATCH([.H347];[Def.$C$13:.$C$15]);MATCH([.G347];[Def.$D$12:.$F$12]));IF(OR([.F347]=&quot;EO&quot;;[.F347]=&quot;EQ&quot;);INDEX([Def.$D$19:.$F$21];MATCH([.H347];[Def.$C$19:.$C$21]);MATCH([.G347];[Def.$D$18:.$F$18]));&quot;#err&quot;)));&quot;&quot;)">
            <text:p/>
          </table:table-cell>
          <table:table-cell table:style-name="ce53" table:formula="of:=IF([.I347]&lt;&gt;&quot;&quot;;INDEX([Def.$J$6:.$L$10];MATCH([.F347];[Def.$I$6:.$I$10];0);MATCH([.I347];[Def.$J$5:.$L$5];0));&quot;&quot;)">
            <text:p/>
          </table:table-cell>
          <table:table-cell table:style-name="ce56"/>
          <table:table-cell table:style-name="ce59" table:formula="of:=IF([.K347]=&quot;&quot;;[.J347];[.J347]*[.K3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48]&lt;&gt;&quot;&quot;;IF(OR([.F348]=&quot;ILF&quot;;[.F348]=&quot;EIF&quot;);INDEX([Def.$D$6:.$F$8];MATCH([.H348];[Def.$C$6:.$C$8]);MATCH([.G348];[Def.$D$5:.$F$5]));IF([.F348]=&quot;EI&quot;;INDEX([Def.$D$13:.$F$15];MATCH([.H348];[Def.$C$13:.$C$15]);MATCH([.G348];[Def.$D$12:.$F$12]));IF(OR([.F348]=&quot;EO&quot;;[.F348]=&quot;EQ&quot;);INDEX([Def.$D$19:.$F$21];MATCH([.H348];[Def.$C$19:.$C$21]);MATCH([.G348];[Def.$D$18:.$F$18]));&quot;#err&quot;)));&quot;&quot;)">
            <text:p/>
          </table:table-cell>
          <table:table-cell table:style-name="ce53" table:formula="of:=IF([.I348]&lt;&gt;&quot;&quot;;INDEX([Def.$J$6:.$L$10];MATCH([.F348];[Def.$I$6:.$I$10];0);MATCH([.I348];[Def.$J$5:.$L$5];0));&quot;&quot;)">
            <text:p/>
          </table:table-cell>
          <table:table-cell table:style-name="ce56"/>
          <table:table-cell table:style-name="ce59" table:formula="of:=IF([.K348]=&quot;&quot;;[.J348];[.J348]*[.K3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49]&lt;&gt;&quot;&quot;;IF(OR([.F349]=&quot;ILF&quot;;[.F349]=&quot;EIF&quot;);INDEX([Def.$D$6:.$F$8];MATCH([.H349];[Def.$C$6:.$C$8]);MATCH([.G349];[Def.$D$5:.$F$5]));IF([.F349]=&quot;EI&quot;;INDEX([Def.$D$13:.$F$15];MATCH([.H349];[Def.$C$13:.$C$15]);MATCH([.G349];[Def.$D$12:.$F$12]));IF(OR([.F349]=&quot;EO&quot;;[.F349]=&quot;EQ&quot;);INDEX([Def.$D$19:.$F$21];MATCH([.H349];[Def.$C$19:.$C$21]);MATCH([.G349];[Def.$D$18:.$F$18]));&quot;#err&quot;)));&quot;&quot;)">
            <text:p/>
          </table:table-cell>
          <table:table-cell table:style-name="ce53" table:formula="of:=IF([.I349]&lt;&gt;&quot;&quot;;INDEX([Def.$J$6:.$L$10];MATCH([.F349];[Def.$I$6:.$I$10];0);MATCH([.I349];[Def.$J$5:.$L$5];0));&quot;&quot;)">
            <text:p/>
          </table:table-cell>
          <table:table-cell table:style-name="ce56"/>
          <table:table-cell table:style-name="ce59" table:formula="of:=IF([.K349]=&quot;&quot;;[.J349];[.J349]*[.K3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50]&lt;&gt;&quot;&quot;;IF(OR([.F350]=&quot;ILF&quot;;[.F350]=&quot;EIF&quot;);INDEX([Def.$D$6:.$F$8];MATCH([.H350];[Def.$C$6:.$C$8]);MATCH([.G350];[Def.$D$5:.$F$5]));IF([.F350]=&quot;EI&quot;;INDEX([Def.$D$13:.$F$15];MATCH([.H350];[Def.$C$13:.$C$15]);MATCH([.G350];[Def.$D$12:.$F$12]));IF(OR([.F350]=&quot;EO&quot;;[.F350]=&quot;EQ&quot;);INDEX([Def.$D$19:.$F$21];MATCH([.H350];[Def.$C$19:.$C$21]);MATCH([.G350];[Def.$D$18:.$F$18]));&quot;#err&quot;)));&quot;&quot;)">
            <text:p/>
          </table:table-cell>
          <table:table-cell table:style-name="ce53" table:formula="of:=IF([.I350]&lt;&gt;&quot;&quot;;INDEX([Def.$J$6:.$L$10];MATCH([.F350];[Def.$I$6:.$I$10];0);MATCH([.I350];[Def.$J$5:.$L$5];0));&quot;&quot;)">
            <text:p/>
          </table:table-cell>
          <table:table-cell table:style-name="ce56"/>
          <table:table-cell table:style-name="ce59" table:formula="of:=IF([.K350]=&quot;&quot;;[.J350];[.J350]*[.K3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51]&lt;&gt;&quot;&quot;;IF(OR([.F351]=&quot;ILF&quot;;[.F351]=&quot;EIF&quot;);INDEX([Def.$D$6:.$F$8];MATCH([.H351];[Def.$C$6:.$C$8]);MATCH([.G351];[Def.$D$5:.$F$5]));IF([.F351]=&quot;EI&quot;;INDEX([Def.$D$13:.$F$15];MATCH([.H351];[Def.$C$13:.$C$15]);MATCH([.G351];[Def.$D$12:.$F$12]));IF(OR([.F351]=&quot;EO&quot;;[.F351]=&quot;EQ&quot;);INDEX([Def.$D$19:.$F$21];MATCH([.H351];[Def.$C$19:.$C$21]);MATCH([.G351];[Def.$D$18:.$F$18]));&quot;#err&quot;)));&quot;&quot;)">
            <text:p/>
          </table:table-cell>
          <table:table-cell table:style-name="ce53" table:formula="of:=IF([.I351]&lt;&gt;&quot;&quot;;INDEX([Def.$J$6:.$L$10];MATCH([.F351];[Def.$I$6:.$I$10];0);MATCH([.I351];[Def.$J$5:.$L$5];0));&quot;&quot;)">
            <text:p/>
          </table:table-cell>
          <table:table-cell table:style-name="ce56"/>
          <table:table-cell table:style-name="ce59" table:formula="of:=IF([.K351]=&quot;&quot;;[.J351];[.J351]*[.K3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52]&lt;&gt;&quot;&quot;;IF(OR([.F352]=&quot;ILF&quot;;[.F352]=&quot;EIF&quot;);INDEX([Def.$D$6:.$F$8];MATCH([.H352];[Def.$C$6:.$C$8]);MATCH([.G352];[Def.$D$5:.$F$5]));IF([.F352]=&quot;EI&quot;;INDEX([Def.$D$13:.$F$15];MATCH([.H352];[Def.$C$13:.$C$15]);MATCH([.G352];[Def.$D$12:.$F$12]));IF(OR([.F352]=&quot;EO&quot;;[.F352]=&quot;EQ&quot;);INDEX([Def.$D$19:.$F$21];MATCH([.H352];[Def.$C$19:.$C$21]);MATCH([.G352];[Def.$D$18:.$F$18]));&quot;#err&quot;)));&quot;&quot;)">
            <text:p/>
          </table:table-cell>
          <table:table-cell table:style-name="ce53" table:formula="of:=IF([.I352]&lt;&gt;&quot;&quot;;INDEX([Def.$J$6:.$L$10];MATCH([.F352];[Def.$I$6:.$I$10];0);MATCH([.I352];[Def.$J$5:.$L$5];0));&quot;&quot;)">
            <text:p/>
          </table:table-cell>
          <table:table-cell table:style-name="ce56"/>
          <table:table-cell table:style-name="ce59" table:formula="of:=IF([.K352]=&quot;&quot;;[.J352];[.J352]*[.K3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53]&lt;&gt;&quot;&quot;;IF(OR([.F353]=&quot;ILF&quot;;[.F353]=&quot;EIF&quot;);INDEX([Def.$D$6:.$F$8];MATCH([.H353];[Def.$C$6:.$C$8]);MATCH([.G353];[Def.$D$5:.$F$5]));IF([.F353]=&quot;EI&quot;;INDEX([Def.$D$13:.$F$15];MATCH([.H353];[Def.$C$13:.$C$15]);MATCH([.G353];[Def.$D$12:.$F$12]));IF(OR([.F353]=&quot;EO&quot;;[.F353]=&quot;EQ&quot;);INDEX([Def.$D$19:.$F$21];MATCH([.H353];[Def.$C$19:.$C$21]);MATCH([.G353];[Def.$D$18:.$F$18]));&quot;#err&quot;)));&quot;&quot;)">
            <text:p/>
          </table:table-cell>
          <table:table-cell table:style-name="ce53" table:formula="of:=IF([.I353]&lt;&gt;&quot;&quot;;INDEX([Def.$J$6:.$L$10];MATCH([.F353];[Def.$I$6:.$I$10];0);MATCH([.I353];[Def.$J$5:.$L$5];0));&quot;&quot;)">
            <text:p/>
          </table:table-cell>
          <table:table-cell table:style-name="ce56"/>
          <table:table-cell table:style-name="ce59" table:formula="of:=IF([.K353]=&quot;&quot;;[.J353];[.J353]*[.K3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54]&lt;&gt;&quot;&quot;;IF(OR([.F354]=&quot;ILF&quot;;[.F354]=&quot;EIF&quot;);INDEX([Def.$D$6:.$F$8];MATCH([.H354];[Def.$C$6:.$C$8]);MATCH([.G354];[Def.$D$5:.$F$5]));IF([.F354]=&quot;EI&quot;;INDEX([Def.$D$13:.$F$15];MATCH([.H354];[Def.$C$13:.$C$15]);MATCH([.G354];[Def.$D$12:.$F$12]));IF(OR([.F354]=&quot;EO&quot;;[.F354]=&quot;EQ&quot;);INDEX([Def.$D$19:.$F$21];MATCH([.H354];[Def.$C$19:.$C$21]);MATCH([.G354];[Def.$D$18:.$F$18]));&quot;#err&quot;)));&quot;&quot;)">
            <text:p/>
          </table:table-cell>
          <table:table-cell table:style-name="ce53" table:formula="of:=IF([.I354]&lt;&gt;&quot;&quot;;INDEX([Def.$J$6:.$L$10];MATCH([.F354];[Def.$I$6:.$I$10];0);MATCH([.I354];[Def.$J$5:.$L$5];0));&quot;&quot;)">
            <text:p/>
          </table:table-cell>
          <table:table-cell table:style-name="ce56"/>
          <table:table-cell table:style-name="ce59" table:formula="of:=IF([.K354]=&quot;&quot;;[.J354];[.J354]*[.K3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55]&lt;&gt;&quot;&quot;;IF(OR([.F355]=&quot;ILF&quot;;[.F355]=&quot;EIF&quot;);INDEX([Def.$D$6:.$F$8];MATCH([.H355];[Def.$C$6:.$C$8]);MATCH([.G355];[Def.$D$5:.$F$5]));IF([.F355]=&quot;EI&quot;;INDEX([Def.$D$13:.$F$15];MATCH([.H355];[Def.$C$13:.$C$15]);MATCH([.G355];[Def.$D$12:.$F$12]));IF(OR([.F355]=&quot;EO&quot;;[.F355]=&quot;EQ&quot;);INDEX([Def.$D$19:.$F$21];MATCH([.H355];[Def.$C$19:.$C$21]);MATCH([.G355];[Def.$D$18:.$F$18]));&quot;#err&quot;)));&quot;&quot;)">
            <text:p/>
          </table:table-cell>
          <table:table-cell table:style-name="ce53" table:formula="of:=IF([.I355]&lt;&gt;&quot;&quot;;INDEX([Def.$J$6:.$L$10];MATCH([.F355];[Def.$I$6:.$I$10];0);MATCH([.I355];[Def.$J$5:.$L$5];0));&quot;&quot;)">
            <text:p/>
          </table:table-cell>
          <table:table-cell table:style-name="ce56"/>
          <table:table-cell table:style-name="ce59" table:formula="of:=IF([.K355]=&quot;&quot;;[.J355];[.J355]*[.K3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56]&lt;&gt;&quot;&quot;;IF(OR([.F356]=&quot;ILF&quot;;[.F356]=&quot;EIF&quot;);INDEX([Def.$D$6:.$F$8];MATCH([.H356];[Def.$C$6:.$C$8]);MATCH([.G356];[Def.$D$5:.$F$5]));IF([.F356]=&quot;EI&quot;;INDEX([Def.$D$13:.$F$15];MATCH([.H356];[Def.$C$13:.$C$15]);MATCH([.G356];[Def.$D$12:.$F$12]));IF(OR([.F356]=&quot;EO&quot;;[.F356]=&quot;EQ&quot;);INDEX([Def.$D$19:.$F$21];MATCH([.H356];[Def.$C$19:.$C$21]);MATCH([.G356];[Def.$D$18:.$F$18]));&quot;#err&quot;)));&quot;&quot;)">
            <text:p/>
          </table:table-cell>
          <table:table-cell table:style-name="ce53" table:formula="of:=IF([.I356]&lt;&gt;&quot;&quot;;INDEX([Def.$J$6:.$L$10];MATCH([.F356];[Def.$I$6:.$I$10];0);MATCH([.I356];[Def.$J$5:.$L$5];0));&quot;&quot;)">
            <text:p/>
          </table:table-cell>
          <table:table-cell table:style-name="ce56"/>
          <table:table-cell table:style-name="ce59" table:formula="of:=IF([.K356]=&quot;&quot;;[.J356];[.J356]*[.K3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57]&lt;&gt;&quot;&quot;;IF(OR([.F357]=&quot;ILF&quot;;[.F357]=&quot;EIF&quot;);INDEX([Def.$D$6:.$F$8];MATCH([.H357];[Def.$C$6:.$C$8]);MATCH([.G357];[Def.$D$5:.$F$5]));IF([.F357]=&quot;EI&quot;;INDEX([Def.$D$13:.$F$15];MATCH([.H357];[Def.$C$13:.$C$15]);MATCH([.G357];[Def.$D$12:.$F$12]));IF(OR([.F357]=&quot;EO&quot;;[.F357]=&quot;EQ&quot;);INDEX([Def.$D$19:.$F$21];MATCH([.H357];[Def.$C$19:.$C$21]);MATCH([.G357];[Def.$D$18:.$F$18]));&quot;#err&quot;)));&quot;&quot;)">
            <text:p/>
          </table:table-cell>
          <table:table-cell table:style-name="ce53" table:formula="of:=IF([.I357]&lt;&gt;&quot;&quot;;INDEX([Def.$J$6:.$L$10];MATCH([.F357];[Def.$I$6:.$I$10];0);MATCH([.I357];[Def.$J$5:.$L$5];0));&quot;&quot;)">
            <text:p/>
          </table:table-cell>
          <table:table-cell table:style-name="ce56"/>
          <table:table-cell table:style-name="ce59" table:formula="of:=IF([.K357]=&quot;&quot;;[.J357];[.J357]*[.K3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58]&lt;&gt;&quot;&quot;;IF(OR([.F358]=&quot;ILF&quot;;[.F358]=&quot;EIF&quot;);INDEX([Def.$D$6:.$F$8];MATCH([.H358];[Def.$C$6:.$C$8]);MATCH([.G358];[Def.$D$5:.$F$5]));IF([.F358]=&quot;EI&quot;;INDEX([Def.$D$13:.$F$15];MATCH([.H358];[Def.$C$13:.$C$15]);MATCH([.G358];[Def.$D$12:.$F$12]));IF(OR([.F358]=&quot;EO&quot;;[.F358]=&quot;EQ&quot;);INDEX([Def.$D$19:.$F$21];MATCH([.H358];[Def.$C$19:.$C$21]);MATCH([.G358];[Def.$D$18:.$F$18]));&quot;#err&quot;)));&quot;&quot;)">
            <text:p/>
          </table:table-cell>
          <table:table-cell table:style-name="ce53" table:formula="of:=IF([.I358]&lt;&gt;&quot;&quot;;INDEX([Def.$J$6:.$L$10];MATCH([.F358];[Def.$I$6:.$I$10];0);MATCH([.I358];[Def.$J$5:.$L$5];0));&quot;&quot;)">
            <text:p/>
          </table:table-cell>
          <table:table-cell table:style-name="ce56"/>
          <table:table-cell table:style-name="ce59" table:formula="of:=IF([.K358]=&quot;&quot;;[.J358];[.J358]*[.K3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59]&lt;&gt;&quot;&quot;;IF(OR([.F359]=&quot;ILF&quot;;[.F359]=&quot;EIF&quot;);INDEX([Def.$D$6:.$F$8];MATCH([.H359];[Def.$C$6:.$C$8]);MATCH([.G359];[Def.$D$5:.$F$5]));IF([.F359]=&quot;EI&quot;;INDEX([Def.$D$13:.$F$15];MATCH([.H359];[Def.$C$13:.$C$15]);MATCH([.G359];[Def.$D$12:.$F$12]));IF(OR([.F359]=&quot;EO&quot;;[.F359]=&quot;EQ&quot;);INDEX([Def.$D$19:.$F$21];MATCH([.H359];[Def.$C$19:.$C$21]);MATCH([.G359];[Def.$D$18:.$F$18]));&quot;#err&quot;)));&quot;&quot;)">
            <text:p/>
          </table:table-cell>
          <table:table-cell table:style-name="ce53" table:formula="of:=IF([.I359]&lt;&gt;&quot;&quot;;INDEX([Def.$J$6:.$L$10];MATCH([.F359];[Def.$I$6:.$I$10];0);MATCH([.I359];[Def.$J$5:.$L$5];0));&quot;&quot;)">
            <text:p/>
          </table:table-cell>
          <table:table-cell table:style-name="ce56"/>
          <table:table-cell table:style-name="ce59" table:formula="of:=IF([.K359]=&quot;&quot;;[.J359];[.J359]*[.K3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60]&lt;&gt;&quot;&quot;;IF(OR([.F360]=&quot;ILF&quot;;[.F360]=&quot;EIF&quot;);INDEX([Def.$D$6:.$F$8];MATCH([.H360];[Def.$C$6:.$C$8]);MATCH([.G360];[Def.$D$5:.$F$5]));IF([.F360]=&quot;EI&quot;;INDEX([Def.$D$13:.$F$15];MATCH([.H360];[Def.$C$13:.$C$15]);MATCH([.G360];[Def.$D$12:.$F$12]));IF(OR([.F360]=&quot;EO&quot;;[.F360]=&quot;EQ&quot;);INDEX([Def.$D$19:.$F$21];MATCH([.H360];[Def.$C$19:.$C$21]);MATCH([.G360];[Def.$D$18:.$F$18]));&quot;#err&quot;)));&quot;&quot;)">
            <text:p/>
          </table:table-cell>
          <table:table-cell table:style-name="ce53" table:formula="of:=IF([.I360]&lt;&gt;&quot;&quot;;INDEX([Def.$J$6:.$L$10];MATCH([.F360];[Def.$I$6:.$I$10];0);MATCH([.I360];[Def.$J$5:.$L$5];0));&quot;&quot;)">
            <text:p/>
          </table:table-cell>
          <table:table-cell table:style-name="ce56"/>
          <table:table-cell table:style-name="ce59" table:formula="of:=IF([.K360]=&quot;&quot;;[.J360];[.J360]*[.K3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61]&lt;&gt;&quot;&quot;;IF(OR([.F361]=&quot;ILF&quot;;[.F361]=&quot;EIF&quot;);INDEX([Def.$D$6:.$F$8];MATCH([.H361];[Def.$C$6:.$C$8]);MATCH([.G361];[Def.$D$5:.$F$5]));IF([.F361]=&quot;EI&quot;;INDEX([Def.$D$13:.$F$15];MATCH([.H361];[Def.$C$13:.$C$15]);MATCH([.G361];[Def.$D$12:.$F$12]));IF(OR([.F361]=&quot;EO&quot;;[.F361]=&quot;EQ&quot;);INDEX([Def.$D$19:.$F$21];MATCH([.H361];[Def.$C$19:.$C$21]);MATCH([.G361];[Def.$D$18:.$F$18]));&quot;#err&quot;)));&quot;&quot;)">
            <text:p/>
          </table:table-cell>
          <table:table-cell table:style-name="ce53" table:formula="of:=IF([.I361]&lt;&gt;&quot;&quot;;INDEX([Def.$J$6:.$L$10];MATCH([.F361];[Def.$I$6:.$I$10];0);MATCH([.I361];[Def.$J$5:.$L$5];0));&quot;&quot;)">
            <text:p/>
          </table:table-cell>
          <table:table-cell table:style-name="ce56"/>
          <table:table-cell table:style-name="ce59" table:formula="of:=IF([.K361]=&quot;&quot;;[.J361];[.J361]*[.K3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62]&lt;&gt;&quot;&quot;;IF(OR([.F362]=&quot;ILF&quot;;[.F362]=&quot;EIF&quot;);INDEX([Def.$D$6:.$F$8];MATCH([.H362];[Def.$C$6:.$C$8]);MATCH([.G362];[Def.$D$5:.$F$5]));IF([.F362]=&quot;EI&quot;;INDEX([Def.$D$13:.$F$15];MATCH([.H362];[Def.$C$13:.$C$15]);MATCH([.G362];[Def.$D$12:.$F$12]));IF(OR([.F362]=&quot;EO&quot;;[.F362]=&quot;EQ&quot;);INDEX([Def.$D$19:.$F$21];MATCH([.H362];[Def.$C$19:.$C$21]);MATCH([.G362];[Def.$D$18:.$F$18]));&quot;#err&quot;)));&quot;&quot;)">
            <text:p/>
          </table:table-cell>
          <table:table-cell table:style-name="ce53" table:formula="of:=IF([.I362]&lt;&gt;&quot;&quot;;INDEX([Def.$J$6:.$L$10];MATCH([.F362];[Def.$I$6:.$I$10];0);MATCH([.I362];[Def.$J$5:.$L$5];0));&quot;&quot;)">
            <text:p/>
          </table:table-cell>
          <table:table-cell table:style-name="ce56"/>
          <table:table-cell table:style-name="ce59" table:formula="of:=IF([.K362]=&quot;&quot;;[.J362];[.J362]*[.K3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63]&lt;&gt;&quot;&quot;;IF(OR([.F363]=&quot;ILF&quot;;[.F363]=&quot;EIF&quot;);INDEX([Def.$D$6:.$F$8];MATCH([.H363];[Def.$C$6:.$C$8]);MATCH([.G363];[Def.$D$5:.$F$5]));IF([.F363]=&quot;EI&quot;;INDEX([Def.$D$13:.$F$15];MATCH([.H363];[Def.$C$13:.$C$15]);MATCH([.G363];[Def.$D$12:.$F$12]));IF(OR([.F363]=&quot;EO&quot;;[.F363]=&quot;EQ&quot;);INDEX([Def.$D$19:.$F$21];MATCH([.H363];[Def.$C$19:.$C$21]);MATCH([.G363];[Def.$D$18:.$F$18]));&quot;#err&quot;)));&quot;&quot;)">
            <text:p/>
          </table:table-cell>
          <table:table-cell table:style-name="ce53" table:formula="of:=IF([.I363]&lt;&gt;&quot;&quot;;INDEX([Def.$J$6:.$L$10];MATCH([.F363];[Def.$I$6:.$I$10];0);MATCH([.I363];[Def.$J$5:.$L$5];0));&quot;&quot;)">
            <text:p/>
          </table:table-cell>
          <table:table-cell table:style-name="ce56"/>
          <table:table-cell table:style-name="ce59" table:formula="of:=IF([.K363]=&quot;&quot;;[.J363];[.J363]*[.K3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64]&lt;&gt;&quot;&quot;;IF(OR([.F364]=&quot;ILF&quot;;[.F364]=&quot;EIF&quot;);INDEX([Def.$D$6:.$F$8];MATCH([.H364];[Def.$C$6:.$C$8]);MATCH([.G364];[Def.$D$5:.$F$5]));IF([.F364]=&quot;EI&quot;;INDEX([Def.$D$13:.$F$15];MATCH([.H364];[Def.$C$13:.$C$15]);MATCH([.G364];[Def.$D$12:.$F$12]));IF(OR([.F364]=&quot;EO&quot;;[.F364]=&quot;EQ&quot;);INDEX([Def.$D$19:.$F$21];MATCH([.H364];[Def.$C$19:.$C$21]);MATCH([.G364];[Def.$D$18:.$F$18]));&quot;#err&quot;)));&quot;&quot;)">
            <text:p/>
          </table:table-cell>
          <table:table-cell table:style-name="ce53" table:formula="of:=IF([.I364]&lt;&gt;&quot;&quot;;INDEX([Def.$J$6:.$L$10];MATCH([.F364];[Def.$I$6:.$I$10];0);MATCH([.I364];[Def.$J$5:.$L$5];0));&quot;&quot;)">
            <text:p/>
          </table:table-cell>
          <table:table-cell table:style-name="ce56"/>
          <table:table-cell table:style-name="ce59" table:formula="of:=IF([.K364]=&quot;&quot;;[.J364];[.J364]*[.K3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65]&lt;&gt;&quot;&quot;;IF(OR([.F365]=&quot;ILF&quot;;[.F365]=&quot;EIF&quot;);INDEX([Def.$D$6:.$F$8];MATCH([.H365];[Def.$C$6:.$C$8]);MATCH([.G365];[Def.$D$5:.$F$5]));IF([.F365]=&quot;EI&quot;;INDEX([Def.$D$13:.$F$15];MATCH([.H365];[Def.$C$13:.$C$15]);MATCH([.G365];[Def.$D$12:.$F$12]));IF(OR([.F365]=&quot;EO&quot;;[.F365]=&quot;EQ&quot;);INDEX([Def.$D$19:.$F$21];MATCH([.H365];[Def.$C$19:.$C$21]);MATCH([.G365];[Def.$D$18:.$F$18]));&quot;#err&quot;)));&quot;&quot;)">
            <text:p/>
          </table:table-cell>
          <table:table-cell table:style-name="ce53" table:formula="of:=IF([.I365]&lt;&gt;&quot;&quot;;INDEX([Def.$J$6:.$L$10];MATCH([.F365];[Def.$I$6:.$I$10];0);MATCH([.I365];[Def.$J$5:.$L$5];0));&quot;&quot;)">
            <text:p/>
          </table:table-cell>
          <table:table-cell table:style-name="ce56"/>
          <table:table-cell table:style-name="ce59" table:formula="of:=IF([.K365]=&quot;&quot;;[.J365];[.J365]*[.K3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66]&lt;&gt;&quot;&quot;;IF(OR([.F366]=&quot;ILF&quot;;[.F366]=&quot;EIF&quot;);INDEX([Def.$D$6:.$F$8];MATCH([.H366];[Def.$C$6:.$C$8]);MATCH([.G366];[Def.$D$5:.$F$5]));IF([.F366]=&quot;EI&quot;;INDEX([Def.$D$13:.$F$15];MATCH([.H366];[Def.$C$13:.$C$15]);MATCH([.G366];[Def.$D$12:.$F$12]));IF(OR([.F366]=&quot;EO&quot;;[.F366]=&quot;EQ&quot;);INDEX([Def.$D$19:.$F$21];MATCH([.H366];[Def.$C$19:.$C$21]);MATCH([.G366];[Def.$D$18:.$F$18]));&quot;#err&quot;)));&quot;&quot;)">
            <text:p/>
          </table:table-cell>
          <table:table-cell table:style-name="ce53" table:formula="of:=IF([.I366]&lt;&gt;&quot;&quot;;INDEX([Def.$J$6:.$L$10];MATCH([.F366];[Def.$I$6:.$I$10];0);MATCH([.I366];[Def.$J$5:.$L$5];0));&quot;&quot;)">
            <text:p/>
          </table:table-cell>
          <table:table-cell table:style-name="ce56"/>
          <table:table-cell table:style-name="ce59" table:formula="of:=IF([.K366]=&quot;&quot;;[.J366];[.J366]*[.K3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67]&lt;&gt;&quot;&quot;;IF(OR([.F367]=&quot;ILF&quot;;[.F367]=&quot;EIF&quot;);INDEX([Def.$D$6:.$F$8];MATCH([.H367];[Def.$C$6:.$C$8]);MATCH([.G367];[Def.$D$5:.$F$5]));IF([.F367]=&quot;EI&quot;;INDEX([Def.$D$13:.$F$15];MATCH([.H367];[Def.$C$13:.$C$15]);MATCH([.G367];[Def.$D$12:.$F$12]));IF(OR([.F367]=&quot;EO&quot;;[.F367]=&quot;EQ&quot;);INDEX([Def.$D$19:.$F$21];MATCH([.H367];[Def.$C$19:.$C$21]);MATCH([.G367];[Def.$D$18:.$F$18]));&quot;#err&quot;)));&quot;&quot;)">
            <text:p/>
          </table:table-cell>
          <table:table-cell table:style-name="ce53" table:formula="of:=IF([.I367]&lt;&gt;&quot;&quot;;INDEX([Def.$J$6:.$L$10];MATCH([.F367];[Def.$I$6:.$I$10];0);MATCH([.I367];[Def.$J$5:.$L$5];0));&quot;&quot;)">
            <text:p/>
          </table:table-cell>
          <table:table-cell table:style-name="ce56"/>
          <table:table-cell table:style-name="ce59" table:formula="of:=IF([.K367]=&quot;&quot;;[.J367];[.J367]*[.K3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68]&lt;&gt;&quot;&quot;;IF(OR([.F368]=&quot;ILF&quot;;[.F368]=&quot;EIF&quot;);INDEX([Def.$D$6:.$F$8];MATCH([.H368];[Def.$C$6:.$C$8]);MATCH([.G368];[Def.$D$5:.$F$5]));IF([.F368]=&quot;EI&quot;;INDEX([Def.$D$13:.$F$15];MATCH([.H368];[Def.$C$13:.$C$15]);MATCH([.G368];[Def.$D$12:.$F$12]));IF(OR([.F368]=&quot;EO&quot;;[.F368]=&quot;EQ&quot;);INDEX([Def.$D$19:.$F$21];MATCH([.H368];[Def.$C$19:.$C$21]);MATCH([.G368];[Def.$D$18:.$F$18]));&quot;#err&quot;)));&quot;&quot;)">
            <text:p/>
          </table:table-cell>
          <table:table-cell table:style-name="ce53" table:formula="of:=IF([.I368]&lt;&gt;&quot;&quot;;INDEX([Def.$J$6:.$L$10];MATCH([.F368];[Def.$I$6:.$I$10];0);MATCH([.I368];[Def.$J$5:.$L$5];0));&quot;&quot;)">
            <text:p/>
          </table:table-cell>
          <table:table-cell table:style-name="ce56"/>
          <table:table-cell table:style-name="ce59" table:formula="of:=IF([.K368]=&quot;&quot;;[.J368];[.J368]*[.K3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69]&lt;&gt;&quot;&quot;;IF(OR([.F369]=&quot;ILF&quot;;[.F369]=&quot;EIF&quot;);INDEX([Def.$D$6:.$F$8];MATCH([.H369];[Def.$C$6:.$C$8]);MATCH([.G369];[Def.$D$5:.$F$5]));IF([.F369]=&quot;EI&quot;;INDEX([Def.$D$13:.$F$15];MATCH([.H369];[Def.$C$13:.$C$15]);MATCH([.G369];[Def.$D$12:.$F$12]));IF(OR([.F369]=&quot;EO&quot;;[.F369]=&quot;EQ&quot;);INDEX([Def.$D$19:.$F$21];MATCH([.H369];[Def.$C$19:.$C$21]);MATCH([.G369];[Def.$D$18:.$F$18]));&quot;#err&quot;)));&quot;&quot;)">
            <text:p/>
          </table:table-cell>
          <table:table-cell table:style-name="ce53" table:formula="of:=IF([.I369]&lt;&gt;&quot;&quot;;INDEX([Def.$J$6:.$L$10];MATCH([.F369];[Def.$I$6:.$I$10];0);MATCH([.I369];[Def.$J$5:.$L$5];0));&quot;&quot;)">
            <text:p/>
          </table:table-cell>
          <table:table-cell table:style-name="ce56"/>
          <table:table-cell table:style-name="ce59" table:formula="of:=IF([.K369]=&quot;&quot;;[.J369];[.J369]*[.K3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70]&lt;&gt;&quot;&quot;;IF(OR([.F370]=&quot;ILF&quot;;[.F370]=&quot;EIF&quot;);INDEX([Def.$D$6:.$F$8];MATCH([.H370];[Def.$C$6:.$C$8]);MATCH([.G370];[Def.$D$5:.$F$5]));IF([.F370]=&quot;EI&quot;;INDEX([Def.$D$13:.$F$15];MATCH([.H370];[Def.$C$13:.$C$15]);MATCH([.G370];[Def.$D$12:.$F$12]));IF(OR([.F370]=&quot;EO&quot;;[.F370]=&quot;EQ&quot;);INDEX([Def.$D$19:.$F$21];MATCH([.H370];[Def.$C$19:.$C$21]);MATCH([.G370];[Def.$D$18:.$F$18]));&quot;#err&quot;)));&quot;&quot;)">
            <text:p/>
          </table:table-cell>
          <table:table-cell table:style-name="ce53" table:formula="of:=IF([.I370]&lt;&gt;&quot;&quot;;INDEX([Def.$J$6:.$L$10];MATCH([.F370];[Def.$I$6:.$I$10];0);MATCH([.I370];[Def.$J$5:.$L$5];0));&quot;&quot;)">
            <text:p/>
          </table:table-cell>
          <table:table-cell table:style-name="ce56"/>
          <table:table-cell table:style-name="ce59" table:formula="of:=IF([.K370]=&quot;&quot;;[.J370];[.J370]*[.K3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71]&lt;&gt;&quot;&quot;;IF(OR([.F371]=&quot;ILF&quot;;[.F371]=&quot;EIF&quot;);INDEX([Def.$D$6:.$F$8];MATCH([.H371];[Def.$C$6:.$C$8]);MATCH([.G371];[Def.$D$5:.$F$5]));IF([.F371]=&quot;EI&quot;;INDEX([Def.$D$13:.$F$15];MATCH([.H371];[Def.$C$13:.$C$15]);MATCH([.G371];[Def.$D$12:.$F$12]));IF(OR([.F371]=&quot;EO&quot;;[.F371]=&quot;EQ&quot;);INDEX([Def.$D$19:.$F$21];MATCH([.H371];[Def.$C$19:.$C$21]);MATCH([.G371];[Def.$D$18:.$F$18]));&quot;#err&quot;)));&quot;&quot;)">
            <text:p/>
          </table:table-cell>
          <table:table-cell table:style-name="ce53" table:formula="of:=IF([.I371]&lt;&gt;&quot;&quot;;INDEX([Def.$J$6:.$L$10];MATCH([.F371];[Def.$I$6:.$I$10];0);MATCH([.I371];[Def.$J$5:.$L$5];0));&quot;&quot;)">
            <text:p/>
          </table:table-cell>
          <table:table-cell table:style-name="ce56"/>
          <table:table-cell table:style-name="ce59" table:formula="of:=IF([.K371]=&quot;&quot;;[.J371];[.J371]*[.K3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72]&lt;&gt;&quot;&quot;;IF(OR([.F372]=&quot;ILF&quot;;[.F372]=&quot;EIF&quot;);INDEX([Def.$D$6:.$F$8];MATCH([.H372];[Def.$C$6:.$C$8]);MATCH([.G372];[Def.$D$5:.$F$5]));IF([.F372]=&quot;EI&quot;;INDEX([Def.$D$13:.$F$15];MATCH([.H372];[Def.$C$13:.$C$15]);MATCH([.G372];[Def.$D$12:.$F$12]));IF(OR([.F372]=&quot;EO&quot;;[.F372]=&quot;EQ&quot;);INDEX([Def.$D$19:.$F$21];MATCH([.H372];[Def.$C$19:.$C$21]);MATCH([.G372];[Def.$D$18:.$F$18]));&quot;#err&quot;)));&quot;&quot;)">
            <text:p/>
          </table:table-cell>
          <table:table-cell table:style-name="ce53" table:formula="of:=IF([.I372]&lt;&gt;&quot;&quot;;INDEX([Def.$J$6:.$L$10];MATCH([.F372];[Def.$I$6:.$I$10];0);MATCH([.I372];[Def.$J$5:.$L$5];0));&quot;&quot;)">
            <text:p/>
          </table:table-cell>
          <table:table-cell table:style-name="ce56"/>
          <table:table-cell table:style-name="ce59" table:formula="of:=IF([.K372]=&quot;&quot;;[.J372];[.J372]*[.K3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73]&lt;&gt;&quot;&quot;;IF(OR([.F373]=&quot;ILF&quot;;[.F373]=&quot;EIF&quot;);INDEX([Def.$D$6:.$F$8];MATCH([.H373];[Def.$C$6:.$C$8]);MATCH([.G373];[Def.$D$5:.$F$5]));IF([.F373]=&quot;EI&quot;;INDEX([Def.$D$13:.$F$15];MATCH([.H373];[Def.$C$13:.$C$15]);MATCH([.G373];[Def.$D$12:.$F$12]));IF(OR([.F373]=&quot;EO&quot;;[.F373]=&quot;EQ&quot;);INDEX([Def.$D$19:.$F$21];MATCH([.H373];[Def.$C$19:.$C$21]);MATCH([.G373];[Def.$D$18:.$F$18]));&quot;#err&quot;)));&quot;&quot;)">
            <text:p/>
          </table:table-cell>
          <table:table-cell table:style-name="ce53" table:formula="of:=IF([.I373]&lt;&gt;&quot;&quot;;INDEX([Def.$J$6:.$L$10];MATCH([.F373];[Def.$I$6:.$I$10];0);MATCH([.I373];[Def.$J$5:.$L$5];0));&quot;&quot;)">
            <text:p/>
          </table:table-cell>
          <table:table-cell table:style-name="ce56"/>
          <table:table-cell table:style-name="ce59" table:formula="of:=IF([.K373]=&quot;&quot;;[.J373];[.J373]*[.K3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74]&lt;&gt;&quot;&quot;;IF(OR([.F374]=&quot;ILF&quot;;[.F374]=&quot;EIF&quot;);INDEX([Def.$D$6:.$F$8];MATCH([.H374];[Def.$C$6:.$C$8]);MATCH([.G374];[Def.$D$5:.$F$5]));IF([.F374]=&quot;EI&quot;;INDEX([Def.$D$13:.$F$15];MATCH([.H374];[Def.$C$13:.$C$15]);MATCH([.G374];[Def.$D$12:.$F$12]));IF(OR([.F374]=&quot;EO&quot;;[.F374]=&quot;EQ&quot;);INDEX([Def.$D$19:.$F$21];MATCH([.H374];[Def.$C$19:.$C$21]);MATCH([.G374];[Def.$D$18:.$F$18]));&quot;#err&quot;)));&quot;&quot;)">
            <text:p/>
          </table:table-cell>
          <table:table-cell table:style-name="ce53" table:formula="of:=IF([.I374]&lt;&gt;&quot;&quot;;INDEX([Def.$J$6:.$L$10];MATCH([.F374];[Def.$I$6:.$I$10];0);MATCH([.I374];[Def.$J$5:.$L$5];0));&quot;&quot;)">
            <text:p/>
          </table:table-cell>
          <table:table-cell table:style-name="ce56"/>
          <table:table-cell table:style-name="ce59" table:formula="of:=IF([.K374]=&quot;&quot;;[.J374];[.J374]*[.K3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75]&lt;&gt;&quot;&quot;;IF(OR([.F375]=&quot;ILF&quot;;[.F375]=&quot;EIF&quot;);INDEX([Def.$D$6:.$F$8];MATCH([.H375];[Def.$C$6:.$C$8]);MATCH([.G375];[Def.$D$5:.$F$5]));IF([.F375]=&quot;EI&quot;;INDEX([Def.$D$13:.$F$15];MATCH([.H375];[Def.$C$13:.$C$15]);MATCH([.G375];[Def.$D$12:.$F$12]));IF(OR([.F375]=&quot;EO&quot;;[.F375]=&quot;EQ&quot;);INDEX([Def.$D$19:.$F$21];MATCH([.H375];[Def.$C$19:.$C$21]);MATCH([.G375];[Def.$D$18:.$F$18]));&quot;#err&quot;)));&quot;&quot;)">
            <text:p/>
          </table:table-cell>
          <table:table-cell table:style-name="ce53" table:formula="of:=IF([.I375]&lt;&gt;&quot;&quot;;INDEX([Def.$J$6:.$L$10];MATCH([.F375];[Def.$I$6:.$I$10];0);MATCH([.I375];[Def.$J$5:.$L$5];0));&quot;&quot;)">
            <text:p/>
          </table:table-cell>
          <table:table-cell table:style-name="ce56"/>
          <table:table-cell table:style-name="ce59" table:formula="of:=IF([.K375]=&quot;&quot;;[.J375];[.J375]*[.K3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76]&lt;&gt;&quot;&quot;;IF(OR([.F376]=&quot;ILF&quot;;[.F376]=&quot;EIF&quot;);INDEX([Def.$D$6:.$F$8];MATCH([.H376];[Def.$C$6:.$C$8]);MATCH([.G376];[Def.$D$5:.$F$5]));IF([.F376]=&quot;EI&quot;;INDEX([Def.$D$13:.$F$15];MATCH([.H376];[Def.$C$13:.$C$15]);MATCH([.G376];[Def.$D$12:.$F$12]));IF(OR([.F376]=&quot;EO&quot;;[.F376]=&quot;EQ&quot;);INDEX([Def.$D$19:.$F$21];MATCH([.H376];[Def.$C$19:.$C$21]);MATCH([.G376];[Def.$D$18:.$F$18]));&quot;#err&quot;)));&quot;&quot;)">
            <text:p/>
          </table:table-cell>
          <table:table-cell table:style-name="ce53" table:formula="of:=IF([.I376]&lt;&gt;&quot;&quot;;INDEX([Def.$J$6:.$L$10];MATCH([.F376];[Def.$I$6:.$I$10];0);MATCH([.I376];[Def.$J$5:.$L$5];0));&quot;&quot;)">
            <text:p/>
          </table:table-cell>
          <table:table-cell table:style-name="ce56"/>
          <table:table-cell table:style-name="ce59" table:formula="of:=IF([.K376]=&quot;&quot;;[.J376];[.J376]*[.K3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77]&lt;&gt;&quot;&quot;;IF(OR([.F377]=&quot;ILF&quot;;[.F377]=&quot;EIF&quot;);INDEX([Def.$D$6:.$F$8];MATCH([.H377];[Def.$C$6:.$C$8]);MATCH([.G377];[Def.$D$5:.$F$5]));IF([.F377]=&quot;EI&quot;;INDEX([Def.$D$13:.$F$15];MATCH([.H377];[Def.$C$13:.$C$15]);MATCH([.G377];[Def.$D$12:.$F$12]));IF(OR([.F377]=&quot;EO&quot;;[.F377]=&quot;EQ&quot;);INDEX([Def.$D$19:.$F$21];MATCH([.H377];[Def.$C$19:.$C$21]);MATCH([.G377];[Def.$D$18:.$F$18]));&quot;#err&quot;)));&quot;&quot;)">
            <text:p/>
          </table:table-cell>
          <table:table-cell table:style-name="ce53" table:formula="of:=IF([.I377]&lt;&gt;&quot;&quot;;INDEX([Def.$J$6:.$L$10];MATCH([.F377];[Def.$I$6:.$I$10];0);MATCH([.I377];[Def.$J$5:.$L$5];0));&quot;&quot;)">
            <text:p/>
          </table:table-cell>
          <table:table-cell table:style-name="ce56"/>
          <table:table-cell table:style-name="ce59" table:formula="of:=IF([.K377]=&quot;&quot;;[.J377];[.J377]*[.K3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78]&lt;&gt;&quot;&quot;;IF(OR([.F378]=&quot;ILF&quot;;[.F378]=&quot;EIF&quot;);INDEX([Def.$D$6:.$F$8];MATCH([.H378];[Def.$C$6:.$C$8]);MATCH([.G378];[Def.$D$5:.$F$5]));IF([.F378]=&quot;EI&quot;;INDEX([Def.$D$13:.$F$15];MATCH([.H378];[Def.$C$13:.$C$15]);MATCH([.G378];[Def.$D$12:.$F$12]));IF(OR([.F378]=&quot;EO&quot;;[.F378]=&quot;EQ&quot;);INDEX([Def.$D$19:.$F$21];MATCH([.H378];[Def.$C$19:.$C$21]);MATCH([.G378];[Def.$D$18:.$F$18]));&quot;#err&quot;)));&quot;&quot;)">
            <text:p/>
          </table:table-cell>
          <table:table-cell table:style-name="ce53" table:formula="of:=IF([.I378]&lt;&gt;&quot;&quot;;INDEX([Def.$J$6:.$L$10];MATCH([.F378];[Def.$I$6:.$I$10];0);MATCH([.I378];[Def.$J$5:.$L$5];0));&quot;&quot;)">
            <text:p/>
          </table:table-cell>
          <table:table-cell table:style-name="ce56"/>
          <table:table-cell table:style-name="ce59" table:formula="of:=IF([.K378]=&quot;&quot;;[.J378];[.J378]*[.K3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79]&lt;&gt;&quot;&quot;;IF(OR([.F379]=&quot;ILF&quot;;[.F379]=&quot;EIF&quot;);INDEX([Def.$D$6:.$F$8];MATCH([.H379];[Def.$C$6:.$C$8]);MATCH([.G379];[Def.$D$5:.$F$5]));IF([.F379]=&quot;EI&quot;;INDEX([Def.$D$13:.$F$15];MATCH([.H379];[Def.$C$13:.$C$15]);MATCH([.G379];[Def.$D$12:.$F$12]));IF(OR([.F379]=&quot;EO&quot;;[.F379]=&quot;EQ&quot;);INDEX([Def.$D$19:.$F$21];MATCH([.H379];[Def.$C$19:.$C$21]);MATCH([.G379];[Def.$D$18:.$F$18]));&quot;#err&quot;)));&quot;&quot;)">
            <text:p/>
          </table:table-cell>
          <table:table-cell table:style-name="ce53" table:formula="of:=IF([.I379]&lt;&gt;&quot;&quot;;INDEX([Def.$J$6:.$L$10];MATCH([.F379];[Def.$I$6:.$I$10];0);MATCH([.I379];[Def.$J$5:.$L$5];0));&quot;&quot;)">
            <text:p/>
          </table:table-cell>
          <table:table-cell table:style-name="ce56"/>
          <table:table-cell table:style-name="ce59" table:formula="of:=IF([.K379]=&quot;&quot;;[.J379];[.J379]*[.K3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80]&lt;&gt;&quot;&quot;;IF(OR([.F380]=&quot;ILF&quot;;[.F380]=&quot;EIF&quot;);INDEX([Def.$D$6:.$F$8];MATCH([.H380];[Def.$C$6:.$C$8]);MATCH([.G380];[Def.$D$5:.$F$5]));IF([.F380]=&quot;EI&quot;;INDEX([Def.$D$13:.$F$15];MATCH([.H380];[Def.$C$13:.$C$15]);MATCH([.G380];[Def.$D$12:.$F$12]));IF(OR([.F380]=&quot;EO&quot;;[.F380]=&quot;EQ&quot;);INDEX([Def.$D$19:.$F$21];MATCH([.H380];[Def.$C$19:.$C$21]);MATCH([.G380];[Def.$D$18:.$F$18]));&quot;#err&quot;)));&quot;&quot;)">
            <text:p/>
          </table:table-cell>
          <table:table-cell table:style-name="ce53" table:formula="of:=IF([.I380]&lt;&gt;&quot;&quot;;INDEX([Def.$J$6:.$L$10];MATCH([.F380];[Def.$I$6:.$I$10];0);MATCH([.I380];[Def.$J$5:.$L$5];0));&quot;&quot;)">
            <text:p/>
          </table:table-cell>
          <table:table-cell table:style-name="ce56"/>
          <table:table-cell table:style-name="ce59" table:formula="of:=IF([.K380]=&quot;&quot;;[.J380];[.J380]*[.K3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81]&lt;&gt;&quot;&quot;;IF(OR([.F381]=&quot;ILF&quot;;[.F381]=&quot;EIF&quot;);INDEX([Def.$D$6:.$F$8];MATCH([.H381];[Def.$C$6:.$C$8]);MATCH([.G381];[Def.$D$5:.$F$5]));IF([.F381]=&quot;EI&quot;;INDEX([Def.$D$13:.$F$15];MATCH([.H381];[Def.$C$13:.$C$15]);MATCH([.G381];[Def.$D$12:.$F$12]));IF(OR([.F381]=&quot;EO&quot;;[.F381]=&quot;EQ&quot;);INDEX([Def.$D$19:.$F$21];MATCH([.H381];[Def.$C$19:.$C$21]);MATCH([.G381];[Def.$D$18:.$F$18]));&quot;#err&quot;)));&quot;&quot;)">
            <text:p/>
          </table:table-cell>
          <table:table-cell table:style-name="ce53" table:formula="of:=IF([.I381]&lt;&gt;&quot;&quot;;INDEX([Def.$J$6:.$L$10];MATCH([.F381];[Def.$I$6:.$I$10];0);MATCH([.I381];[Def.$J$5:.$L$5];0));&quot;&quot;)">
            <text:p/>
          </table:table-cell>
          <table:table-cell table:style-name="ce56"/>
          <table:table-cell table:style-name="ce59" table:formula="of:=IF([.K381]=&quot;&quot;;[.J381];[.J381]*[.K3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82]&lt;&gt;&quot;&quot;;IF(OR([.F382]=&quot;ILF&quot;;[.F382]=&quot;EIF&quot;);INDEX([Def.$D$6:.$F$8];MATCH([.H382];[Def.$C$6:.$C$8]);MATCH([.G382];[Def.$D$5:.$F$5]));IF([.F382]=&quot;EI&quot;;INDEX([Def.$D$13:.$F$15];MATCH([.H382];[Def.$C$13:.$C$15]);MATCH([.G382];[Def.$D$12:.$F$12]));IF(OR([.F382]=&quot;EO&quot;;[.F382]=&quot;EQ&quot;);INDEX([Def.$D$19:.$F$21];MATCH([.H382];[Def.$C$19:.$C$21]);MATCH([.G382];[Def.$D$18:.$F$18]));&quot;#err&quot;)));&quot;&quot;)">
            <text:p/>
          </table:table-cell>
          <table:table-cell table:style-name="ce53" table:formula="of:=IF([.I382]&lt;&gt;&quot;&quot;;INDEX([Def.$J$6:.$L$10];MATCH([.F382];[Def.$I$6:.$I$10];0);MATCH([.I382];[Def.$J$5:.$L$5];0));&quot;&quot;)">
            <text:p/>
          </table:table-cell>
          <table:table-cell table:style-name="ce56"/>
          <table:table-cell table:style-name="ce59" table:formula="of:=IF([.K382]=&quot;&quot;;[.J382];[.J382]*[.K3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83]&lt;&gt;&quot;&quot;;IF(OR([.F383]=&quot;ILF&quot;;[.F383]=&quot;EIF&quot;);INDEX([Def.$D$6:.$F$8];MATCH([.H383];[Def.$C$6:.$C$8]);MATCH([.G383];[Def.$D$5:.$F$5]));IF([.F383]=&quot;EI&quot;;INDEX([Def.$D$13:.$F$15];MATCH([.H383];[Def.$C$13:.$C$15]);MATCH([.G383];[Def.$D$12:.$F$12]));IF(OR([.F383]=&quot;EO&quot;;[.F383]=&quot;EQ&quot;);INDEX([Def.$D$19:.$F$21];MATCH([.H383];[Def.$C$19:.$C$21]);MATCH([.G383];[Def.$D$18:.$F$18]));&quot;#err&quot;)));&quot;&quot;)">
            <text:p/>
          </table:table-cell>
          <table:table-cell table:style-name="ce53" table:formula="of:=IF([.I383]&lt;&gt;&quot;&quot;;INDEX([Def.$J$6:.$L$10];MATCH([.F383];[Def.$I$6:.$I$10];0);MATCH([.I383];[Def.$J$5:.$L$5];0));&quot;&quot;)">
            <text:p/>
          </table:table-cell>
          <table:table-cell table:style-name="ce56"/>
          <table:table-cell table:style-name="ce59" table:formula="of:=IF([.K383]=&quot;&quot;;[.J383];[.J383]*[.K3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84]&lt;&gt;&quot;&quot;;IF(OR([.F384]=&quot;ILF&quot;;[.F384]=&quot;EIF&quot;);INDEX([Def.$D$6:.$F$8];MATCH([.H384];[Def.$C$6:.$C$8]);MATCH([.G384];[Def.$D$5:.$F$5]));IF([.F384]=&quot;EI&quot;;INDEX([Def.$D$13:.$F$15];MATCH([.H384];[Def.$C$13:.$C$15]);MATCH([.G384];[Def.$D$12:.$F$12]));IF(OR([.F384]=&quot;EO&quot;;[.F384]=&quot;EQ&quot;);INDEX([Def.$D$19:.$F$21];MATCH([.H384];[Def.$C$19:.$C$21]);MATCH([.G384];[Def.$D$18:.$F$18]));&quot;#err&quot;)));&quot;&quot;)">
            <text:p/>
          </table:table-cell>
          <table:table-cell table:style-name="ce53" table:formula="of:=IF([.I384]&lt;&gt;&quot;&quot;;INDEX([Def.$J$6:.$L$10];MATCH([.F384];[Def.$I$6:.$I$10];0);MATCH([.I384];[Def.$J$5:.$L$5];0));&quot;&quot;)">
            <text:p/>
          </table:table-cell>
          <table:table-cell table:style-name="ce56"/>
          <table:table-cell table:style-name="ce59" table:formula="of:=IF([.K384]=&quot;&quot;;[.J384];[.J384]*[.K3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85]&lt;&gt;&quot;&quot;;IF(OR([.F385]=&quot;ILF&quot;;[.F385]=&quot;EIF&quot;);INDEX([Def.$D$6:.$F$8];MATCH([.H385];[Def.$C$6:.$C$8]);MATCH([.G385];[Def.$D$5:.$F$5]));IF([.F385]=&quot;EI&quot;;INDEX([Def.$D$13:.$F$15];MATCH([.H385];[Def.$C$13:.$C$15]);MATCH([.G385];[Def.$D$12:.$F$12]));IF(OR([.F385]=&quot;EO&quot;;[.F385]=&quot;EQ&quot;);INDEX([Def.$D$19:.$F$21];MATCH([.H385];[Def.$C$19:.$C$21]);MATCH([.G385];[Def.$D$18:.$F$18]));&quot;#err&quot;)));&quot;&quot;)">
            <text:p/>
          </table:table-cell>
          <table:table-cell table:style-name="ce53" table:formula="of:=IF([.I385]&lt;&gt;&quot;&quot;;INDEX([Def.$J$6:.$L$10];MATCH([.F385];[Def.$I$6:.$I$10];0);MATCH([.I385];[Def.$J$5:.$L$5];0));&quot;&quot;)">
            <text:p/>
          </table:table-cell>
          <table:table-cell table:style-name="ce56"/>
          <table:table-cell table:style-name="ce59" table:formula="of:=IF([.K385]=&quot;&quot;;[.J385];[.J385]*[.K3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86]&lt;&gt;&quot;&quot;;IF(OR([.F386]=&quot;ILF&quot;;[.F386]=&quot;EIF&quot;);INDEX([Def.$D$6:.$F$8];MATCH([.H386];[Def.$C$6:.$C$8]);MATCH([.G386];[Def.$D$5:.$F$5]));IF([.F386]=&quot;EI&quot;;INDEX([Def.$D$13:.$F$15];MATCH([.H386];[Def.$C$13:.$C$15]);MATCH([.G386];[Def.$D$12:.$F$12]));IF(OR([.F386]=&quot;EO&quot;;[.F386]=&quot;EQ&quot;);INDEX([Def.$D$19:.$F$21];MATCH([.H386];[Def.$C$19:.$C$21]);MATCH([.G386];[Def.$D$18:.$F$18]));&quot;#err&quot;)));&quot;&quot;)">
            <text:p/>
          </table:table-cell>
          <table:table-cell table:style-name="ce53" table:formula="of:=IF([.I386]&lt;&gt;&quot;&quot;;INDEX([Def.$J$6:.$L$10];MATCH([.F386];[Def.$I$6:.$I$10];0);MATCH([.I386];[Def.$J$5:.$L$5];0));&quot;&quot;)">
            <text:p/>
          </table:table-cell>
          <table:table-cell table:style-name="ce56"/>
          <table:table-cell table:style-name="ce59" table:formula="of:=IF([.K386]=&quot;&quot;;[.J386];[.J386]*[.K3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87]&lt;&gt;&quot;&quot;;IF(OR([.F387]=&quot;ILF&quot;;[.F387]=&quot;EIF&quot;);INDEX([Def.$D$6:.$F$8];MATCH([.H387];[Def.$C$6:.$C$8]);MATCH([.G387];[Def.$D$5:.$F$5]));IF([.F387]=&quot;EI&quot;;INDEX([Def.$D$13:.$F$15];MATCH([.H387];[Def.$C$13:.$C$15]);MATCH([.G387];[Def.$D$12:.$F$12]));IF(OR([.F387]=&quot;EO&quot;;[.F387]=&quot;EQ&quot;);INDEX([Def.$D$19:.$F$21];MATCH([.H387];[Def.$C$19:.$C$21]);MATCH([.G387];[Def.$D$18:.$F$18]));&quot;#err&quot;)));&quot;&quot;)">
            <text:p/>
          </table:table-cell>
          <table:table-cell table:style-name="ce53" table:formula="of:=IF([.I387]&lt;&gt;&quot;&quot;;INDEX([Def.$J$6:.$L$10];MATCH([.F387];[Def.$I$6:.$I$10];0);MATCH([.I387];[Def.$J$5:.$L$5];0));&quot;&quot;)">
            <text:p/>
          </table:table-cell>
          <table:table-cell table:style-name="ce56"/>
          <table:table-cell table:style-name="ce59" table:formula="of:=IF([.K387]=&quot;&quot;;[.J387];[.J387]*[.K3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88]&lt;&gt;&quot;&quot;;IF(OR([.F388]=&quot;ILF&quot;;[.F388]=&quot;EIF&quot;);INDEX([Def.$D$6:.$F$8];MATCH([.H388];[Def.$C$6:.$C$8]);MATCH([.G388];[Def.$D$5:.$F$5]));IF([.F388]=&quot;EI&quot;;INDEX([Def.$D$13:.$F$15];MATCH([.H388];[Def.$C$13:.$C$15]);MATCH([.G388];[Def.$D$12:.$F$12]));IF(OR([.F388]=&quot;EO&quot;;[.F388]=&quot;EQ&quot;);INDEX([Def.$D$19:.$F$21];MATCH([.H388];[Def.$C$19:.$C$21]);MATCH([.G388];[Def.$D$18:.$F$18]));&quot;#err&quot;)));&quot;&quot;)">
            <text:p/>
          </table:table-cell>
          <table:table-cell table:style-name="ce53" table:formula="of:=IF([.I388]&lt;&gt;&quot;&quot;;INDEX([Def.$J$6:.$L$10];MATCH([.F388];[Def.$I$6:.$I$10];0);MATCH([.I388];[Def.$J$5:.$L$5];0));&quot;&quot;)">
            <text:p/>
          </table:table-cell>
          <table:table-cell table:style-name="ce56"/>
          <table:table-cell table:style-name="ce59" table:formula="of:=IF([.K388]=&quot;&quot;;[.J388];[.J388]*[.K3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89]&lt;&gt;&quot;&quot;;IF(OR([.F389]=&quot;ILF&quot;;[.F389]=&quot;EIF&quot;);INDEX([Def.$D$6:.$F$8];MATCH([.H389];[Def.$C$6:.$C$8]);MATCH([.G389];[Def.$D$5:.$F$5]));IF([.F389]=&quot;EI&quot;;INDEX([Def.$D$13:.$F$15];MATCH([.H389];[Def.$C$13:.$C$15]);MATCH([.G389];[Def.$D$12:.$F$12]));IF(OR([.F389]=&quot;EO&quot;;[.F389]=&quot;EQ&quot;);INDEX([Def.$D$19:.$F$21];MATCH([.H389];[Def.$C$19:.$C$21]);MATCH([.G389];[Def.$D$18:.$F$18]));&quot;#err&quot;)));&quot;&quot;)">
            <text:p/>
          </table:table-cell>
          <table:table-cell table:style-name="ce53" table:formula="of:=IF([.I389]&lt;&gt;&quot;&quot;;INDEX([Def.$J$6:.$L$10];MATCH([.F389];[Def.$I$6:.$I$10];0);MATCH([.I389];[Def.$J$5:.$L$5];0));&quot;&quot;)">
            <text:p/>
          </table:table-cell>
          <table:table-cell table:style-name="ce56"/>
          <table:table-cell table:style-name="ce59" table:formula="of:=IF([.K389]=&quot;&quot;;[.J389];[.J389]*[.K3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90]&lt;&gt;&quot;&quot;;IF(OR([.F390]=&quot;ILF&quot;;[.F390]=&quot;EIF&quot;);INDEX([Def.$D$6:.$F$8];MATCH([.H390];[Def.$C$6:.$C$8]);MATCH([.G390];[Def.$D$5:.$F$5]));IF([.F390]=&quot;EI&quot;;INDEX([Def.$D$13:.$F$15];MATCH([.H390];[Def.$C$13:.$C$15]);MATCH([.G390];[Def.$D$12:.$F$12]));IF(OR([.F390]=&quot;EO&quot;;[.F390]=&quot;EQ&quot;);INDEX([Def.$D$19:.$F$21];MATCH([.H390];[Def.$C$19:.$C$21]);MATCH([.G390];[Def.$D$18:.$F$18]));&quot;#err&quot;)));&quot;&quot;)">
            <text:p/>
          </table:table-cell>
          <table:table-cell table:style-name="ce53" table:formula="of:=IF([.I390]&lt;&gt;&quot;&quot;;INDEX([Def.$J$6:.$L$10];MATCH([.F390];[Def.$I$6:.$I$10];0);MATCH([.I390];[Def.$J$5:.$L$5];0));&quot;&quot;)">
            <text:p/>
          </table:table-cell>
          <table:table-cell table:style-name="ce56"/>
          <table:table-cell table:style-name="ce59" table:formula="of:=IF([.K390]=&quot;&quot;;[.J390];[.J390]*[.K3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91]&lt;&gt;&quot;&quot;;IF(OR([.F391]=&quot;ILF&quot;;[.F391]=&quot;EIF&quot;);INDEX([Def.$D$6:.$F$8];MATCH([.H391];[Def.$C$6:.$C$8]);MATCH([.G391];[Def.$D$5:.$F$5]));IF([.F391]=&quot;EI&quot;;INDEX([Def.$D$13:.$F$15];MATCH([.H391];[Def.$C$13:.$C$15]);MATCH([.G391];[Def.$D$12:.$F$12]));IF(OR([.F391]=&quot;EO&quot;;[.F391]=&quot;EQ&quot;);INDEX([Def.$D$19:.$F$21];MATCH([.H391];[Def.$C$19:.$C$21]);MATCH([.G391];[Def.$D$18:.$F$18]));&quot;#err&quot;)));&quot;&quot;)">
            <text:p/>
          </table:table-cell>
          <table:table-cell table:style-name="ce53" table:formula="of:=IF([.I391]&lt;&gt;&quot;&quot;;INDEX([Def.$J$6:.$L$10];MATCH([.F391];[Def.$I$6:.$I$10];0);MATCH([.I391];[Def.$J$5:.$L$5];0));&quot;&quot;)">
            <text:p/>
          </table:table-cell>
          <table:table-cell table:style-name="ce56"/>
          <table:table-cell table:style-name="ce59" table:formula="of:=IF([.K391]=&quot;&quot;;[.J391];[.J391]*[.K3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92]&lt;&gt;&quot;&quot;;IF(OR([.F392]=&quot;ILF&quot;;[.F392]=&quot;EIF&quot;);INDEX([Def.$D$6:.$F$8];MATCH([.H392];[Def.$C$6:.$C$8]);MATCH([.G392];[Def.$D$5:.$F$5]));IF([.F392]=&quot;EI&quot;;INDEX([Def.$D$13:.$F$15];MATCH([.H392];[Def.$C$13:.$C$15]);MATCH([.G392];[Def.$D$12:.$F$12]));IF(OR([.F392]=&quot;EO&quot;;[.F392]=&quot;EQ&quot;);INDEX([Def.$D$19:.$F$21];MATCH([.H392];[Def.$C$19:.$C$21]);MATCH([.G392];[Def.$D$18:.$F$18]));&quot;#err&quot;)));&quot;&quot;)">
            <text:p/>
          </table:table-cell>
          <table:table-cell table:style-name="ce53" table:formula="of:=IF([.I392]&lt;&gt;&quot;&quot;;INDEX([Def.$J$6:.$L$10];MATCH([.F392];[Def.$I$6:.$I$10];0);MATCH([.I392];[Def.$J$5:.$L$5];0));&quot;&quot;)">
            <text:p/>
          </table:table-cell>
          <table:table-cell table:style-name="ce56"/>
          <table:table-cell table:style-name="ce59" table:formula="of:=IF([.K392]=&quot;&quot;;[.J392];[.J392]*[.K3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93]&lt;&gt;&quot;&quot;;IF(OR([.F393]=&quot;ILF&quot;;[.F393]=&quot;EIF&quot;);INDEX([Def.$D$6:.$F$8];MATCH([.H393];[Def.$C$6:.$C$8]);MATCH([.G393];[Def.$D$5:.$F$5]));IF([.F393]=&quot;EI&quot;;INDEX([Def.$D$13:.$F$15];MATCH([.H393];[Def.$C$13:.$C$15]);MATCH([.G393];[Def.$D$12:.$F$12]));IF(OR([.F393]=&quot;EO&quot;;[.F393]=&quot;EQ&quot;);INDEX([Def.$D$19:.$F$21];MATCH([.H393];[Def.$C$19:.$C$21]);MATCH([.G393];[Def.$D$18:.$F$18]));&quot;#err&quot;)));&quot;&quot;)">
            <text:p/>
          </table:table-cell>
          <table:table-cell table:style-name="ce53" table:formula="of:=IF([.I393]&lt;&gt;&quot;&quot;;INDEX([Def.$J$6:.$L$10];MATCH([.F393];[Def.$I$6:.$I$10];0);MATCH([.I393];[Def.$J$5:.$L$5];0));&quot;&quot;)">
            <text:p/>
          </table:table-cell>
          <table:table-cell table:style-name="ce56"/>
          <table:table-cell table:style-name="ce59" table:formula="of:=IF([.K393]=&quot;&quot;;[.J393];[.J393]*[.K3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94]&lt;&gt;&quot;&quot;;IF(OR([.F394]=&quot;ILF&quot;;[.F394]=&quot;EIF&quot;);INDEX([Def.$D$6:.$F$8];MATCH([.H394];[Def.$C$6:.$C$8]);MATCH([.G394];[Def.$D$5:.$F$5]));IF([.F394]=&quot;EI&quot;;INDEX([Def.$D$13:.$F$15];MATCH([.H394];[Def.$C$13:.$C$15]);MATCH([.G394];[Def.$D$12:.$F$12]));IF(OR([.F394]=&quot;EO&quot;;[.F394]=&quot;EQ&quot;);INDEX([Def.$D$19:.$F$21];MATCH([.H394];[Def.$C$19:.$C$21]);MATCH([.G394];[Def.$D$18:.$F$18]));&quot;#err&quot;)));&quot;&quot;)">
            <text:p/>
          </table:table-cell>
          <table:table-cell table:style-name="ce53" table:formula="of:=IF([.I394]&lt;&gt;&quot;&quot;;INDEX([Def.$J$6:.$L$10];MATCH([.F394];[Def.$I$6:.$I$10];0);MATCH([.I394];[Def.$J$5:.$L$5];0));&quot;&quot;)">
            <text:p/>
          </table:table-cell>
          <table:table-cell table:style-name="ce56"/>
          <table:table-cell table:style-name="ce59" table:formula="of:=IF([.K394]=&quot;&quot;;[.J394];[.J394]*[.K3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95]&lt;&gt;&quot;&quot;;IF(OR([.F395]=&quot;ILF&quot;;[.F395]=&quot;EIF&quot;);INDEX([Def.$D$6:.$F$8];MATCH([.H395];[Def.$C$6:.$C$8]);MATCH([.G395];[Def.$D$5:.$F$5]));IF([.F395]=&quot;EI&quot;;INDEX([Def.$D$13:.$F$15];MATCH([.H395];[Def.$C$13:.$C$15]);MATCH([.G395];[Def.$D$12:.$F$12]));IF(OR([.F395]=&quot;EO&quot;;[.F395]=&quot;EQ&quot;);INDEX([Def.$D$19:.$F$21];MATCH([.H395];[Def.$C$19:.$C$21]);MATCH([.G395];[Def.$D$18:.$F$18]));&quot;#err&quot;)));&quot;&quot;)">
            <text:p/>
          </table:table-cell>
          <table:table-cell table:style-name="ce53" table:formula="of:=IF([.I395]&lt;&gt;&quot;&quot;;INDEX([Def.$J$6:.$L$10];MATCH([.F395];[Def.$I$6:.$I$10];0);MATCH([.I395];[Def.$J$5:.$L$5];0));&quot;&quot;)">
            <text:p/>
          </table:table-cell>
          <table:table-cell table:style-name="ce56"/>
          <table:table-cell table:style-name="ce59" table:formula="of:=IF([.K395]=&quot;&quot;;[.J395];[.J395]*[.K3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96]&lt;&gt;&quot;&quot;;IF(OR([.F396]=&quot;ILF&quot;;[.F396]=&quot;EIF&quot;);INDEX([Def.$D$6:.$F$8];MATCH([.H396];[Def.$C$6:.$C$8]);MATCH([.G396];[Def.$D$5:.$F$5]));IF([.F396]=&quot;EI&quot;;INDEX([Def.$D$13:.$F$15];MATCH([.H396];[Def.$C$13:.$C$15]);MATCH([.G396];[Def.$D$12:.$F$12]));IF(OR([.F396]=&quot;EO&quot;;[.F396]=&quot;EQ&quot;);INDEX([Def.$D$19:.$F$21];MATCH([.H396];[Def.$C$19:.$C$21]);MATCH([.G396];[Def.$D$18:.$F$18]));&quot;#err&quot;)));&quot;&quot;)">
            <text:p/>
          </table:table-cell>
          <table:table-cell table:style-name="ce53" table:formula="of:=IF([.I396]&lt;&gt;&quot;&quot;;INDEX([Def.$J$6:.$L$10];MATCH([.F396];[Def.$I$6:.$I$10];0);MATCH([.I396];[Def.$J$5:.$L$5];0));&quot;&quot;)">
            <text:p/>
          </table:table-cell>
          <table:table-cell table:style-name="ce56"/>
          <table:table-cell table:style-name="ce59" table:formula="of:=IF([.K396]=&quot;&quot;;[.J396];[.J396]*[.K3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97]&lt;&gt;&quot;&quot;;IF(OR([.F397]=&quot;ILF&quot;;[.F397]=&quot;EIF&quot;);INDEX([Def.$D$6:.$F$8];MATCH([.H397];[Def.$C$6:.$C$8]);MATCH([.G397];[Def.$D$5:.$F$5]));IF([.F397]=&quot;EI&quot;;INDEX([Def.$D$13:.$F$15];MATCH([.H397];[Def.$C$13:.$C$15]);MATCH([.G397];[Def.$D$12:.$F$12]));IF(OR([.F397]=&quot;EO&quot;;[.F397]=&quot;EQ&quot;);INDEX([Def.$D$19:.$F$21];MATCH([.H397];[Def.$C$19:.$C$21]);MATCH([.G397];[Def.$D$18:.$F$18]));&quot;#err&quot;)));&quot;&quot;)">
            <text:p/>
          </table:table-cell>
          <table:table-cell table:style-name="ce53" table:formula="of:=IF([.I397]&lt;&gt;&quot;&quot;;INDEX([Def.$J$6:.$L$10];MATCH([.F397];[Def.$I$6:.$I$10];0);MATCH([.I397];[Def.$J$5:.$L$5];0));&quot;&quot;)">
            <text:p/>
          </table:table-cell>
          <table:table-cell table:style-name="ce56"/>
          <table:table-cell table:style-name="ce59" table:formula="of:=IF([.K397]=&quot;&quot;;[.J397];[.J397]*[.K3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98]&lt;&gt;&quot;&quot;;IF(OR([.F398]=&quot;ILF&quot;;[.F398]=&quot;EIF&quot;);INDEX([Def.$D$6:.$F$8];MATCH([.H398];[Def.$C$6:.$C$8]);MATCH([.G398];[Def.$D$5:.$F$5]));IF([.F398]=&quot;EI&quot;;INDEX([Def.$D$13:.$F$15];MATCH([.H398];[Def.$C$13:.$C$15]);MATCH([.G398];[Def.$D$12:.$F$12]));IF(OR([.F398]=&quot;EO&quot;;[.F398]=&quot;EQ&quot;);INDEX([Def.$D$19:.$F$21];MATCH([.H398];[Def.$C$19:.$C$21]);MATCH([.G398];[Def.$D$18:.$F$18]));&quot;#err&quot;)));&quot;&quot;)">
            <text:p/>
          </table:table-cell>
          <table:table-cell table:style-name="ce53" table:formula="of:=IF([.I398]&lt;&gt;&quot;&quot;;INDEX([Def.$J$6:.$L$10];MATCH([.F398];[Def.$I$6:.$I$10];0);MATCH([.I398];[Def.$J$5:.$L$5];0));&quot;&quot;)">
            <text:p/>
          </table:table-cell>
          <table:table-cell table:style-name="ce56"/>
          <table:table-cell table:style-name="ce59" table:formula="of:=IF([.K398]=&quot;&quot;;[.J398];[.J398]*[.K3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399]&lt;&gt;&quot;&quot;;IF(OR([.F399]=&quot;ILF&quot;;[.F399]=&quot;EIF&quot;);INDEX([Def.$D$6:.$F$8];MATCH([.H399];[Def.$C$6:.$C$8]);MATCH([.G399];[Def.$D$5:.$F$5]));IF([.F399]=&quot;EI&quot;;INDEX([Def.$D$13:.$F$15];MATCH([.H399];[Def.$C$13:.$C$15]);MATCH([.G399];[Def.$D$12:.$F$12]));IF(OR([.F399]=&quot;EO&quot;;[.F399]=&quot;EQ&quot;);INDEX([Def.$D$19:.$F$21];MATCH([.H399];[Def.$C$19:.$C$21]);MATCH([.G399];[Def.$D$18:.$F$18]));&quot;#err&quot;)));&quot;&quot;)">
            <text:p/>
          </table:table-cell>
          <table:table-cell table:style-name="ce53" table:formula="of:=IF([.I399]&lt;&gt;&quot;&quot;;INDEX([Def.$J$6:.$L$10];MATCH([.F399];[Def.$I$6:.$I$10];0);MATCH([.I399];[Def.$J$5:.$L$5];0));&quot;&quot;)">
            <text:p/>
          </table:table-cell>
          <table:table-cell table:style-name="ce56"/>
          <table:table-cell table:style-name="ce59" table:formula="of:=IF([.K399]=&quot;&quot;;[.J399];[.J399]*[.K3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00]&lt;&gt;&quot;&quot;;IF(OR([.F400]=&quot;ILF&quot;;[.F400]=&quot;EIF&quot;);INDEX([Def.$D$6:.$F$8];MATCH([.H400];[Def.$C$6:.$C$8]);MATCH([.G400];[Def.$D$5:.$F$5]));IF([.F400]=&quot;EI&quot;;INDEX([Def.$D$13:.$F$15];MATCH([.H400];[Def.$C$13:.$C$15]);MATCH([.G400];[Def.$D$12:.$F$12]));IF(OR([.F400]=&quot;EO&quot;;[.F400]=&quot;EQ&quot;);INDEX([Def.$D$19:.$F$21];MATCH([.H400];[Def.$C$19:.$C$21]);MATCH([.G400];[Def.$D$18:.$F$18]));&quot;#err&quot;)));&quot;&quot;)">
            <text:p/>
          </table:table-cell>
          <table:table-cell table:style-name="ce53" table:formula="of:=IF([.I400]&lt;&gt;&quot;&quot;;INDEX([Def.$J$6:.$L$10];MATCH([.F400];[Def.$I$6:.$I$10];0);MATCH([.I400];[Def.$J$5:.$L$5];0));&quot;&quot;)">
            <text:p/>
          </table:table-cell>
          <table:table-cell table:style-name="ce56"/>
          <table:table-cell table:style-name="ce59" table:formula="of:=IF([.K400]=&quot;&quot;;[.J400];[.J400]*[.K4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01]&lt;&gt;&quot;&quot;;IF(OR([.F401]=&quot;ILF&quot;;[.F401]=&quot;EIF&quot;);INDEX([Def.$D$6:.$F$8];MATCH([.H401];[Def.$C$6:.$C$8]);MATCH([.G401];[Def.$D$5:.$F$5]));IF([.F401]=&quot;EI&quot;;INDEX([Def.$D$13:.$F$15];MATCH([.H401];[Def.$C$13:.$C$15]);MATCH([.G401];[Def.$D$12:.$F$12]));IF(OR([.F401]=&quot;EO&quot;;[.F401]=&quot;EQ&quot;);INDEX([Def.$D$19:.$F$21];MATCH([.H401];[Def.$C$19:.$C$21]);MATCH([.G401];[Def.$D$18:.$F$18]));&quot;#err&quot;)));&quot;&quot;)">
            <text:p/>
          </table:table-cell>
          <table:table-cell table:style-name="ce53" table:formula="of:=IF([.I401]&lt;&gt;&quot;&quot;;INDEX([Def.$J$6:.$L$10];MATCH([.F401];[Def.$I$6:.$I$10];0);MATCH([.I401];[Def.$J$5:.$L$5];0));&quot;&quot;)">
            <text:p/>
          </table:table-cell>
          <table:table-cell table:style-name="ce56"/>
          <table:table-cell table:style-name="ce59" table:formula="of:=IF([.K401]=&quot;&quot;;[.J401];[.J401]*[.K4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02]&lt;&gt;&quot;&quot;;IF(OR([.F402]=&quot;ILF&quot;;[.F402]=&quot;EIF&quot;);INDEX([Def.$D$6:.$F$8];MATCH([.H402];[Def.$C$6:.$C$8]);MATCH([.G402];[Def.$D$5:.$F$5]));IF([.F402]=&quot;EI&quot;;INDEX([Def.$D$13:.$F$15];MATCH([.H402];[Def.$C$13:.$C$15]);MATCH([.G402];[Def.$D$12:.$F$12]));IF(OR([.F402]=&quot;EO&quot;;[.F402]=&quot;EQ&quot;);INDEX([Def.$D$19:.$F$21];MATCH([.H402];[Def.$C$19:.$C$21]);MATCH([.G402];[Def.$D$18:.$F$18]));&quot;#err&quot;)));&quot;&quot;)">
            <text:p/>
          </table:table-cell>
          <table:table-cell table:style-name="ce53" table:formula="of:=IF([.I402]&lt;&gt;&quot;&quot;;INDEX([Def.$J$6:.$L$10];MATCH([.F402];[Def.$I$6:.$I$10];0);MATCH([.I402];[Def.$J$5:.$L$5];0));&quot;&quot;)">
            <text:p/>
          </table:table-cell>
          <table:table-cell table:style-name="ce56"/>
          <table:table-cell table:style-name="ce59" table:formula="of:=IF([.K402]=&quot;&quot;;[.J402];[.J402]*[.K4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03]&lt;&gt;&quot;&quot;;IF(OR([.F403]=&quot;ILF&quot;;[.F403]=&quot;EIF&quot;);INDEX([Def.$D$6:.$F$8];MATCH([.H403];[Def.$C$6:.$C$8]);MATCH([.G403];[Def.$D$5:.$F$5]));IF([.F403]=&quot;EI&quot;;INDEX([Def.$D$13:.$F$15];MATCH([.H403];[Def.$C$13:.$C$15]);MATCH([.G403];[Def.$D$12:.$F$12]));IF(OR([.F403]=&quot;EO&quot;;[.F403]=&quot;EQ&quot;);INDEX([Def.$D$19:.$F$21];MATCH([.H403];[Def.$C$19:.$C$21]);MATCH([.G403];[Def.$D$18:.$F$18]));&quot;#err&quot;)));&quot;&quot;)">
            <text:p/>
          </table:table-cell>
          <table:table-cell table:style-name="ce53" table:formula="of:=IF([.I403]&lt;&gt;&quot;&quot;;INDEX([Def.$J$6:.$L$10];MATCH([.F403];[Def.$I$6:.$I$10];0);MATCH([.I403];[Def.$J$5:.$L$5];0));&quot;&quot;)">
            <text:p/>
          </table:table-cell>
          <table:table-cell table:style-name="ce56"/>
          <table:table-cell table:style-name="ce59" table:formula="of:=IF([.K403]=&quot;&quot;;[.J403];[.J403]*[.K4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04]&lt;&gt;&quot;&quot;;IF(OR([.F404]=&quot;ILF&quot;;[.F404]=&quot;EIF&quot;);INDEX([Def.$D$6:.$F$8];MATCH([.H404];[Def.$C$6:.$C$8]);MATCH([.G404];[Def.$D$5:.$F$5]));IF([.F404]=&quot;EI&quot;;INDEX([Def.$D$13:.$F$15];MATCH([.H404];[Def.$C$13:.$C$15]);MATCH([.G404];[Def.$D$12:.$F$12]));IF(OR([.F404]=&quot;EO&quot;;[.F404]=&quot;EQ&quot;);INDEX([Def.$D$19:.$F$21];MATCH([.H404];[Def.$C$19:.$C$21]);MATCH([.G404];[Def.$D$18:.$F$18]));&quot;#err&quot;)));&quot;&quot;)">
            <text:p/>
          </table:table-cell>
          <table:table-cell table:style-name="ce53" table:formula="of:=IF([.I404]&lt;&gt;&quot;&quot;;INDEX([Def.$J$6:.$L$10];MATCH([.F404];[Def.$I$6:.$I$10];0);MATCH([.I404];[Def.$J$5:.$L$5];0));&quot;&quot;)">
            <text:p/>
          </table:table-cell>
          <table:table-cell table:style-name="ce56"/>
          <table:table-cell table:style-name="ce59" table:formula="of:=IF([.K404]=&quot;&quot;;[.J404];[.J404]*[.K4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05]&lt;&gt;&quot;&quot;;IF(OR([.F405]=&quot;ILF&quot;;[.F405]=&quot;EIF&quot;);INDEX([Def.$D$6:.$F$8];MATCH([.H405];[Def.$C$6:.$C$8]);MATCH([.G405];[Def.$D$5:.$F$5]));IF([.F405]=&quot;EI&quot;;INDEX([Def.$D$13:.$F$15];MATCH([.H405];[Def.$C$13:.$C$15]);MATCH([.G405];[Def.$D$12:.$F$12]));IF(OR([.F405]=&quot;EO&quot;;[.F405]=&quot;EQ&quot;);INDEX([Def.$D$19:.$F$21];MATCH([.H405];[Def.$C$19:.$C$21]);MATCH([.G405];[Def.$D$18:.$F$18]));&quot;#err&quot;)));&quot;&quot;)">
            <text:p/>
          </table:table-cell>
          <table:table-cell table:style-name="ce53" table:formula="of:=IF([.I405]&lt;&gt;&quot;&quot;;INDEX([Def.$J$6:.$L$10];MATCH([.F405];[Def.$I$6:.$I$10];0);MATCH([.I405];[Def.$J$5:.$L$5];0));&quot;&quot;)">
            <text:p/>
          </table:table-cell>
          <table:table-cell table:style-name="ce56"/>
          <table:table-cell table:style-name="ce59" table:formula="of:=IF([.K405]=&quot;&quot;;[.J405];[.J405]*[.K4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06]&lt;&gt;&quot;&quot;;IF(OR([.F406]=&quot;ILF&quot;;[.F406]=&quot;EIF&quot;);INDEX([Def.$D$6:.$F$8];MATCH([.H406];[Def.$C$6:.$C$8]);MATCH([.G406];[Def.$D$5:.$F$5]));IF([.F406]=&quot;EI&quot;;INDEX([Def.$D$13:.$F$15];MATCH([.H406];[Def.$C$13:.$C$15]);MATCH([.G406];[Def.$D$12:.$F$12]));IF(OR([.F406]=&quot;EO&quot;;[.F406]=&quot;EQ&quot;);INDEX([Def.$D$19:.$F$21];MATCH([.H406];[Def.$C$19:.$C$21]);MATCH([.G406];[Def.$D$18:.$F$18]));&quot;#err&quot;)));&quot;&quot;)">
            <text:p/>
          </table:table-cell>
          <table:table-cell table:style-name="ce53" table:formula="of:=IF([.I406]&lt;&gt;&quot;&quot;;INDEX([Def.$J$6:.$L$10];MATCH([.F406];[Def.$I$6:.$I$10];0);MATCH([.I406];[Def.$J$5:.$L$5];0));&quot;&quot;)">
            <text:p/>
          </table:table-cell>
          <table:table-cell table:style-name="ce56"/>
          <table:table-cell table:style-name="ce59" table:formula="of:=IF([.K406]=&quot;&quot;;[.J406];[.J406]*[.K4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07]&lt;&gt;&quot;&quot;;IF(OR([.F407]=&quot;ILF&quot;;[.F407]=&quot;EIF&quot;);INDEX([Def.$D$6:.$F$8];MATCH([.H407];[Def.$C$6:.$C$8]);MATCH([.G407];[Def.$D$5:.$F$5]));IF([.F407]=&quot;EI&quot;;INDEX([Def.$D$13:.$F$15];MATCH([.H407];[Def.$C$13:.$C$15]);MATCH([.G407];[Def.$D$12:.$F$12]));IF(OR([.F407]=&quot;EO&quot;;[.F407]=&quot;EQ&quot;);INDEX([Def.$D$19:.$F$21];MATCH([.H407];[Def.$C$19:.$C$21]);MATCH([.G407];[Def.$D$18:.$F$18]));&quot;#err&quot;)));&quot;&quot;)">
            <text:p/>
          </table:table-cell>
          <table:table-cell table:style-name="ce53" table:formula="of:=IF([.I407]&lt;&gt;&quot;&quot;;INDEX([Def.$J$6:.$L$10];MATCH([.F407];[Def.$I$6:.$I$10];0);MATCH([.I407];[Def.$J$5:.$L$5];0));&quot;&quot;)">
            <text:p/>
          </table:table-cell>
          <table:table-cell table:style-name="ce56"/>
          <table:table-cell table:style-name="ce59" table:formula="of:=IF([.K407]=&quot;&quot;;[.J407];[.J407]*[.K4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08]&lt;&gt;&quot;&quot;;IF(OR([.F408]=&quot;ILF&quot;;[.F408]=&quot;EIF&quot;);INDEX([Def.$D$6:.$F$8];MATCH([.H408];[Def.$C$6:.$C$8]);MATCH([.G408];[Def.$D$5:.$F$5]));IF([.F408]=&quot;EI&quot;;INDEX([Def.$D$13:.$F$15];MATCH([.H408];[Def.$C$13:.$C$15]);MATCH([.G408];[Def.$D$12:.$F$12]));IF(OR([.F408]=&quot;EO&quot;;[.F408]=&quot;EQ&quot;);INDEX([Def.$D$19:.$F$21];MATCH([.H408];[Def.$C$19:.$C$21]);MATCH([.G408];[Def.$D$18:.$F$18]));&quot;#err&quot;)));&quot;&quot;)">
            <text:p/>
          </table:table-cell>
          <table:table-cell table:style-name="ce53" table:formula="of:=IF([.I408]&lt;&gt;&quot;&quot;;INDEX([Def.$J$6:.$L$10];MATCH([.F408];[Def.$I$6:.$I$10];0);MATCH([.I408];[Def.$J$5:.$L$5];0));&quot;&quot;)">
            <text:p/>
          </table:table-cell>
          <table:table-cell table:style-name="ce56"/>
          <table:table-cell table:style-name="ce59" table:formula="of:=IF([.K408]=&quot;&quot;;[.J408];[.J408]*[.K4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09]&lt;&gt;&quot;&quot;;IF(OR([.F409]=&quot;ILF&quot;;[.F409]=&quot;EIF&quot;);INDEX([Def.$D$6:.$F$8];MATCH([.H409];[Def.$C$6:.$C$8]);MATCH([.G409];[Def.$D$5:.$F$5]));IF([.F409]=&quot;EI&quot;;INDEX([Def.$D$13:.$F$15];MATCH([.H409];[Def.$C$13:.$C$15]);MATCH([.G409];[Def.$D$12:.$F$12]));IF(OR([.F409]=&quot;EO&quot;;[.F409]=&quot;EQ&quot;);INDEX([Def.$D$19:.$F$21];MATCH([.H409];[Def.$C$19:.$C$21]);MATCH([.G409];[Def.$D$18:.$F$18]));&quot;#err&quot;)));&quot;&quot;)">
            <text:p/>
          </table:table-cell>
          <table:table-cell table:style-name="ce53" table:formula="of:=IF([.I409]&lt;&gt;&quot;&quot;;INDEX([Def.$J$6:.$L$10];MATCH([.F409];[Def.$I$6:.$I$10];0);MATCH([.I409];[Def.$J$5:.$L$5];0));&quot;&quot;)">
            <text:p/>
          </table:table-cell>
          <table:table-cell table:style-name="ce56"/>
          <table:table-cell table:style-name="ce59" table:formula="of:=IF([.K409]=&quot;&quot;;[.J409];[.J409]*[.K4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10]&lt;&gt;&quot;&quot;;IF(OR([.F410]=&quot;ILF&quot;;[.F410]=&quot;EIF&quot;);INDEX([Def.$D$6:.$F$8];MATCH([.H410];[Def.$C$6:.$C$8]);MATCH([.G410];[Def.$D$5:.$F$5]));IF([.F410]=&quot;EI&quot;;INDEX([Def.$D$13:.$F$15];MATCH([.H410];[Def.$C$13:.$C$15]);MATCH([.G410];[Def.$D$12:.$F$12]));IF(OR([.F410]=&quot;EO&quot;;[.F410]=&quot;EQ&quot;);INDEX([Def.$D$19:.$F$21];MATCH([.H410];[Def.$C$19:.$C$21]);MATCH([.G410];[Def.$D$18:.$F$18]));&quot;#err&quot;)));&quot;&quot;)">
            <text:p/>
          </table:table-cell>
          <table:table-cell table:style-name="ce53" table:formula="of:=IF([.I410]&lt;&gt;&quot;&quot;;INDEX([Def.$J$6:.$L$10];MATCH([.F410];[Def.$I$6:.$I$10];0);MATCH([.I410];[Def.$J$5:.$L$5];0));&quot;&quot;)">
            <text:p/>
          </table:table-cell>
          <table:table-cell table:style-name="ce56"/>
          <table:table-cell table:style-name="ce59" table:formula="of:=IF([.K410]=&quot;&quot;;[.J410];[.J410]*[.K4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11]&lt;&gt;&quot;&quot;;IF(OR([.F411]=&quot;ILF&quot;;[.F411]=&quot;EIF&quot;);INDEX([Def.$D$6:.$F$8];MATCH([.H411];[Def.$C$6:.$C$8]);MATCH([.G411];[Def.$D$5:.$F$5]));IF([.F411]=&quot;EI&quot;;INDEX([Def.$D$13:.$F$15];MATCH([.H411];[Def.$C$13:.$C$15]);MATCH([.G411];[Def.$D$12:.$F$12]));IF(OR([.F411]=&quot;EO&quot;;[.F411]=&quot;EQ&quot;);INDEX([Def.$D$19:.$F$21];MATCH([.H411];[Def.$C$19:.$C$21]);MATCH([.G411];[Def.$D$18:.$F$18]));&quot;#err&quot;)));&quot;&quot;)">
            <text:p/>
          </table:table-cell>
          <table:table-cell table:style-name="ce53" table:formula="of:=IF([.I411]&lt;&gt;&quot;&quot;;INDEX([Def.$J$6:.$L$10];MATCH([.F411];[Def.$I$6:.$I$10];0);MATCH([.I411];[Def.$J$5:.$L$5];0));&quot;&quot;)">
            <text:p/>
          </table:table-cell>
          <table:table-cell table:style-name="ce56"/>
          <table:table-cell table:style-name="ce59" table:formula="of:=IF([.K411]=&quot;&quot;;[.J411];[.J411]*[.K4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12]&lt;&gt;&quot;&quot;;IF(OR([.F412]=&quot;ILF&quot;;[.F412]=&quot;EIF&quot;);INDEX([Def.$D$6:.$F$8];MATCH([.H412];[Def.$C$6:.$C$8]);MATCH([.G412];[Def.$D$5:.$F$5]));IF([.F412]=&quot;EI&quot;;INDEX([Def.$D$13:.$F$15];MATCH([.H412];[Def.$C$13:.$C$15]);MATCH([.G412];[Def.$D$12:.$F$12]));IF(OR([.F412]=&quot;EO&quot;;[.F412]=&quot;EQ&quot;);INDEX([Def.$D$19:.$F$21];MATCH([.H412];[Def.$C$19:.$C$21]);MATCH([.G412];[Def.$D$18:.$F$18]));&quot;#err&quot;)));&quot;&quot;)">
            <text:p/>
          </table:table-cell>
          <table:table-cell table:style-name="ce53" table:formula="of:=IF([.I412]&lt;&gt;&quot;&quot;;INDEX([Def.$J$6:.$L$10];MATCH([.F412];[Def.$I$6:.$I$10];0);MATCH([.I412];[Def.$J$5:.$L$5];0));&quot;&quot;)">
            <text:p/>
          </table:table-cell>
          <table:table-cell table:style-name="ce56"/>
          <table:table-cell table:style-name="ce59" table:formula="of:=IF([.K412]=&quot;&quot;;[.J412];[.J412]*[.K4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13]&lt;&gt;&quot;&quot;;IF(OR([.F413]=&quot;ILF&quot;;[.F413]=&quot;EIF&quot;);INDEX([Def.$D$6:.$F$8];MATCH([.H413];[Def.$C$6:.$C$8]);MATCH([.G413];[Def.$D$5:.$F$5]));IF([.F413]=&quot;EI&quot;;INDEX([Def.$D$13:.$F$15];MATCH([.H413];[Def.$C$13:.$C$15]);MATCH([.G413];[Def.$D$12:.$F$12]));IF(OR([.F413]=&quot;EO&quot;;[.F413]=&quot;EQ&quot;);INDEX([Def.$D$19:.$F$21];MATCH([.H413];[Def.$C$19:.$C$21]);MATCH([.G413];[Def.$D$18:.$F$18]));&quot;#err&quot;)));&quot;&quot;)">
            <text:p/>
          </table:table-cell>
          <table:table-cell table:style-name="ce53" table:formula="of:=IF([.I413]&lt;&gt;&quot;&quot;;INDEX([Def.$J$6:.$L$10];MATCH([.F413];[Def.$I$6:.$I$10];0);MATCH([.I413];[Def.$J$5:.$L$5];0));&quot;&quot;)">
            <text:p/>
          </table:table-cell>
          <table:table-cell table:style-name="ce56"/>
          <table:table-cell table:style-name="ce59" table:formula="of:=IF([.K413]=&quot;&quot;;[.J413];[.J413]*[.K4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14]&lt;&gt;&quot;&quot;;IF(OR([.F414]=&quot;ILF&quot;;[.F414]=&quot;EIF&quot;);INDEX([Def.$D$6:.$F$8];MATCH([.H414];[Def.$C$6:.$C$8]);MATCH([.G414];[Def.$D$5:.$F$5]));IF([.F414]=&quot;EI&quot;;INDEX([Def.$D$13:.$F$15];MATCH([.H414];[Def.$C$13:.$C$15]);MATCH([.G414];[Def.$D$12:.$F$12]));IF(OR([.F414]=&quot;EO&quot;;[.F414]=&quot;EQ&quot;);INDEX([Def.$D$19:.$F$21];MATCH([.H414];[Def.$C$19:.$C$21]);MATCH([.G414];[Def.$D$18:.$F$18]));&quot;#err&quot;)));&quot;&quot;)">
            <text:p/>
          </table:table-cell>
          <table:table-cell table:style-name="ce53" table:formula="of:=IF([.I414]&lt;&gt;&quot;&quot;;INDEX([Def.$J$6:.$L$10];MATCH([.F414];[Def.$I$6:.$I$10];0);MATCH([.I414];[Def.$J$5:.$L$5];0));&quot;&quot;)">
            <text:p/>
          </table:table-cell>
          <table:table-cell table:style-name="ce56"/>
          <table:table-cell table:style-name="ce59" table:formula="of:=IF([.K414]=&quot;&quot;;[.J414];[.J414]*[.K4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15]&lt;&gt;&quot;&quot;;IF(OR([.F415]=&quot;ILF&quot;;[.F415]=&quot;EIF&quot;);INDEX([Def.$D$6:.$F$8];MATCH([.H415];[Def.$C$6:.$C$8]);MATCH([.G415];[Def.$D$5:.$F$5]));IF([.F415]=&quot;EI&quot;;INDEX([Def.$D$13:.$F$15];MATCH([.H415];[Def.$C$13:.$C$15]);MATCH([.G415];[Def.$D$12:.$F$12]));IF(OR([.F415]=&quot;EO&quot;;[.F415]=&quot;EQ&quot;);INDEX([Def.$D$19:.$F$21];MATCH([.H415];[Def.$C$19:.$C$21]);MATCH([.G415];[Def.$D$18:.$F$18]));&quot;#err&quot;)));&quot;&quot;)">
            <text:p/>
          </table:table-cell>
          <table:table-cell table:style-name="ce53" table:formula="of:=IF([.I415]&lt;&gt;&quot;&quot;;INDEX([Def.$J$6:.$L$10];MATCH([.F415];[Def.$I$6:.$I$10];0);MATCH([.I415];[Def.$J$5:.$L$5];0));&quot;&quot;)">
            <text:p/>
          </table:table-cell>
          <table:table-cell table:style-name="ce56"/>
          <table:table-cell table:style-name="ce59" table:formula="of:=IF([.K415]=&quot;&quot;;[.J415];[.J415]*[.K4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16]&lt;&gt;&quot;&quot;;IF(OR([.F416]=&quot;ILF&quot;;[.F416]=&quot;EIF&quot;);INDEX([Def.$D$6:.$F$8];MATCH([.H416];[Def.$C$6:.$C$8]);MATCH([.G416];[Def.$D$5:.$F$5]));IF([.F416]=&quot;EI&quot;;INDEX([Def.$D$13:.$F$15];MATCH([.H416];[Def.$C$13:.$C$15]);MATCH([.G416];[Def.$D$12:.$F$12]));IF(OR([.F416]=&quot;EO&quot;;[.F416]=&quot;EQ&quot;);INDEX([Def.$D$19:.$F$21];MATCH([.H416];[Def.$C$19:.$C$21]);MATCH([.G416];[Def.$D$18:.$F$18]));&quot;#err&quot;)));&quot;&quot;)">
            <text:p/>
          </table:table-cell>
          <table:table-cell table:style-name="ce53" table:formula="of:=IF([.I416]&lt;&gt;&quot;&quot;;INDEX([Def.$J$6:.$L$10];MATCH([.F416];[Def.$I$6:.$I$10];0);MATCH([.I416];[Def.$J$5:.$L$5];0));&quot;&quot;)">
            <text:p/>
          </table:table-cell>
          <table:table-cell table:style-name="ce56"/>
          <table:table-cell table:style-name="ce59" table:formula="of:=IF([.K416]=&quot;&quot;;[.J416];[.J416]*[.K4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17]&lt;&gt;&quot;&quot;;IF(OR([.F417]=&quot;ILF&quot;;[.F417]=&quot;EIF&quot;);INDEX([Def.$D$6:.$F$8];MATCH([.H417];[Def.$C$6:.$C$8]);MATCH([.G417];[Def.$D$5:.$F$5]));IF([.F417]=&quot;EI&quot;;INDEX([Def.$D$13:.$F$15];MATCH([.H417];[Def.$C$13:.$C$15]);MATCH([.G417];[Def.$D$12:.$F$12]));IF(OR([.F417]=&quot;EO&quot;;[.F417]=&quot;EQ&quot;);INDEX([Def.$D$19:.$F$21];MATCH([.H417];[Def.$C$19:.$C$21]);MATCH([.G417];[Def.$D$18:.$F$18]));&quot;#err&quot;)));&quot;&quot;)">
            <text:p/>
          </table:table-cell>
          <table:table-cell table:style-name="ce53" table:formula="of:=IF([.I417]&lt;&gt;&quot;&quot;;INDEX([Def.$J$6:.$L$10];MATCH([.F417];[Def.$I$6:.$I$10];0);MATCH([.I417];[Def.$J$5:.$L$5];0));&quot;&quot;)">
            <text:p/>
          </table:table-cell>
          <table:table-cell table:style-name="ce56"/>
          <table:table-cell table:style-name="ce59" table:formula="of:=IF([.K417]=&quot;&quot;;[.J417];[.J417]*[.K4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18]&lt;&gt;&quot;&quot;;IF(OR([.F418]=&quot;ILF&quot;;[.F418]=&quot;EIF&quot;);INDEX([Def.$D$6:.$F$8];MATCH([.H418];[Def.$C$6:.$C$8]);MATCH([.G418];[Def.$D$5:.$F$5]));IF([.F418]=&quot;EI&quot;;INDEX([Def.$D$13:.$F$15];MATCH([.H418];[Def.$C$13:.$C$15]);MATCH([.G418];[Def.$D$12:.$F$12]));IF(OR([.F418]=&quot;EO&quot;;[.F418]=&quot;EQ&quot;);INDEX([Def.$D$19:.$F$21];MATCH([.H418];[Def.$C$19:.$C$21]);MATCH([.G418];[Def.$D$18:.$F$18]));&quot;#err&quot;)));&quot;&quot;)">
            <text:p/>
          </table:table-cell>
          <table:table-cell table:style-name="ce53" table:formula="of:=IF([.I418]&lt;&gt;&quot;&quot;;INDEX([Def.$J$6:.$L$10];MATCH([.F418];[Def.$I$6:.$I$10];0);MATCH([.I418];[Def.$J$5:.$L$5];0));&quot;&quot;)">
            <text:p/>
          </table:table-cell>
          <table:table-cell table:style-name="ce56"/>
          <table:table-cell table:style-name="ce59" table:formula="of:=IF([.K418]=&quot;&quot;;[.J418];[.J418]*[.K4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19]&lt;&gt;&quot;&quot;;IF(OR([.F419]=&quot;ILF&quot;;[.F419]=&quot;EIF&quot;);INDEX([Def.$D$6:.$F$8];MATCH([.H419];[Def.$C$6:.$C$8]);MATCH([.G419];[Def.$D$5:.$F$5]));IF([.F419]=&quot;EI&quot;;INDEX([Def.$D$13:.$F$15];MATCH([.H419];[Def.$C$13:.$C$15]);MATCH([.G419];[Def.$D$12:.$F$12]));IF(OR([.F419]=&quot;EO&quot;;[.F419]=&quot;EQ&quot;);INDEX([Def.$D$19:.$F$21];MATCH([.H419];[Def.$C$19:.$C$21]);MATCH([.G419];[Def.$D$18:.$F$18]));&quot;#err&quot;)));&quot;&quot;)">
            <text:p/>
          </table:table-cell>
          <table:table-cell table:style-name="ce53" table:formula="of:=IF([.I419]&lt;&gt;&quot;&quot;;INDEX([Def.$J$6:.$L$10];MATCH([.F419];[Def.$I$6:.$I$10];0);MATCH([.I419];[Def.$J$5:.$L$5];0));&quot;&quot;)">
            <text:p/>
          </table:table-cell>
          <table:table-cell table:style-name="ce56"/>
          <table:table-cell table:style-name="ce59" table:formula="of:=IF([.K419]=&quot;&quot;;[.J419];[.J419]*[.K4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20]&lt;&gt;&quot;&quot;;IF(OR([.F420]=&quot;ILF&quot;;[.F420]=&quot;EIF&quot;);INDEX([Def.$D$6:.$F$8];MATCH([.H420];[Def.$C$6:.$C$8]);MATCH([.G420];[Def.$D$5:.$F$5]));IF([.F420]=&quot;EI&quot;;INDEX([Def.$D$13:.$F$15];MATCH([.H420];[Def.$C$13:.$C$15]);MATCH([.G420];[Def.$D$12:.$F$12]));IF(OR([.F420]=&quot;EO&quot;;[.F420]=&quot;EQ&quot;);INDEX([Def.$D$19:.$F$21];MATCH([.H420];[Def.$C$19:.$C$21]);MATCH([.G420];[Def.$D$18:.$F$18]));&quot;#err&quot;)));&quot;&quot;)">
            <text:p/>
          </table:table-cell>
          <table:table-cell table:style-name="ce53" table:formula="of:=IF([.I420]&lt;&gt;&quot;&quot;;INDEX([Def.$J$6:.$L$10];MATCH([.F420];[Def.$I$6:.$I$10];0);MATCH([.I420];[Def.$J$5:.$L$5];0));&quot;&quot;)">
            <text:p/>
          </table:table-cell>
          <table:table-cell table:style-name="ce56"/>
          <table:table-cell table:style-name="ce59" table:formula="of:=IF([.K420]=&quot;&quot;;[.J420];[.J420]*[.K4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21]&lt;&gt;&quot;&quot;;IF(OR([.F421]=&quot;ILF&quot;;[.F421]=&quot;EIF&quot;);INDEX([Def.$D$6:.$F$8];MATCH([.H421];[Def.$C$6:.$C$8]);MATCH([.G421];[Def.$D$5:.$F$5]));IF([.F421]=&quot;EI&quot;;INDEX([Def.$D$13:.$F$15];MATCH([.H421];[Def.$C$13:.$C$15]);MATCH([.G421];[Def.$D$12:.$F$12]));IF(OR([.F421]=&quot;EO&quot;;[.F421]=&quot;EQ&quot;);INDEX([Def.$D$19:.$F$21];MATCH([.H421];[Def.$C$19:.$C$21]);MATCH([.G421];[Def.$D$18:.$F$18]));&quot;#err&quot;)));&quot;&quot;)">
            <text:p/>
          </table:table-cell>
          <table:table-cell table:style-name="ce53" table:formula="of:=IF([.I421]&lt;&gt;&quot;&quot;;INDEX([Def.$J$6:.$L$10];MATCH([.F421];[Def.$I$6:.$I$10];0);MATCH([.I421];[Def.$J$5:.$L$5];0));&quot;&quot;)">
            <text:p/>
          </table:table-cell>
          <table:table-cell table:style-name="ce56"/>
          <table:table-cell table:style-name="ce59" table:formula="of:=IF([.K421]=&quot;&quot;;[.J421];[.J421]*[.K4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22]&lt;&gt;&quot;&quot;;IF(OR([.F422]=&quot;ILF&quot;;[.F422]=&quot;EIF&quot;);INDEX([Def.$D$6:.$F$8];MATCH([.H422];[Def.$C$6:.$C$8]);MATCH([.G422];[Def.$D$5:.$F$5]));IF([.F422]=&quot;EI&quot;;INDEX([Def.$D$13:.$F$15];MATCH([.H422];[Def.$C$13:.$C$15]);MATCH([.G422];[Def.$D$12:.$F$12]));IF(OR([.F422]=&quot;EO&quot;;[.F422]=&quot;EQ&quot;);INDEX([Def.$D$19:.$F$21];MATCH([.H422];[Def.$C$19:.$C$21]);MATCH([.G422];[Def.$D$18:.$F$18]));&quot;#err&quot;)));&quot;&quot;)">
            <text:p/>
          </table:table-cell>
          <table:table-cell table:style-name="ce53" table:formula="of:=IF([.I422]&lt;&gt;&quot;&quot;;INDEX([Def.$J$6:.$L$10];MATCH([.F422];[Def.$I$6:.$I$10];0);MATCH([.I422];[Def.$J$5:.$L$5];0));&quot;&quot;)">
            <text:p/>
          </table:table-cell>
          <table:table-cell table:style-name="ce56"/>
          <table:table-cell table:style-name="ce59" table:formula="of:=IF([.K422]=&quot;&quot;;[.J422];[.J422]*[.K4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23]&lt;&gt;&quot;&quot;;IF(OR([.F423]=&quot;ILF&quot;;[.F423]=&quot;EIF&quot;);INDEX([Def.$D$6:.$F$8];MATCH([.H423];[Def.$C$6:.$C$8]);MATCH([.G423];[Def.$D$5:.$F$5]));IF([.F423]=&quot;EI&quot;;INDEX([Def.$D$13:.$F$15];MATCH([.H423];[Def.$C$13:.$C$15]);MATCH([.G423];[Def.$D$12:.$F$12]));IF(OR([.F423]=&quot;EO&quot;;[.F423]=&quot;EQ&quot;);INDEX([Def.$D$19:.$F$21];MATCH([.H423];[Def.$C$19:.$C$21]);MATCH([.G423];[Def.$D$18:.$F$18]));&quot;#err&quot;)));&quot;&quot;)">
            <text:p/>
          </table:table-cell>
          <table:table-cell table:style-name="ce53" table:formula="of:=IF([.I423]&lt;&gt;&quot;&quot;;INDEX([Def.$J$6:.$L$10];MATCH([.F423];[Def.$I$6:.$I$10];0);MATCH([.I423];[Def.$J$5:.$L$5];0));&quot;&quot;)">
            <text:p/>
          </table:table-cell>
          <table:table-cell table:style-name="ce56"/>
          <table:table-cell table:style-name="ce59" table:formula="of:=IF([.K423]=&quot;&quot;;[.J423];[.J423]*[.K4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24]&lt;&gt;&quot;&quot;;IF(OR([.F424]=&quot;ILF&quot;;[.F424]=&quot;EIF&quot;);INDEX([Def.$D$6:.$F$8];MATCH([.H424];[Def.$C$6:.$C$8]);MATCH([.G424];[Def.$D$5:.$F$5]));IF([.F424]=&quot;EI&quot;;INDEX([Def.$D$13:.$F$15];MATCH([.H424];[Def.$C$13:.$C$15]);MATCH([.G424];[Def.$D$12:.$F$12]));IF(OR([.F424]=&quot;EO&quot;;[.F424]=&quot;EQ&quot;);INDEX([Def.$D$19:.$F$21];MATCH([.H424];[Def.$C$19:.$C$21]);MATCH([.G424];[Def.$D$18:.$F$18]));&quot;#err&quot;)));&quot;&quot;)">
            <text:p/>
          </table:table-cell>
          <table:table-cell table:style-name="ce53" table:formula="of:=IF([.I424]&lt;&gt;&quot;&quot;;INDEX([Def.$J$6:.$L$10];MATCH([.F424];[Def.$I$6:.$I$10];0);MATCH([.I424];[Def.$J$5:.$L$5];0));&quot;&quot;)">
            <text:p/>
          </table:table-cell>
          <table:table-cell table:style-name="ce56"/>
          <table:table-cell table:style-name="ce59" table:formula="of:=IF([.K424]=&quot;&quot;;[.J424];[.J424]*[.K4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25]&lt;&gt;&quot;&quot;;IF(OR([.F425]=&quot;ILF&quot;;[.F425]=&quot;EIF&quot;);INDEX([Def.$D$6:.$F$8];MATCH([.H425];[Def.$C$6:.$C$8]);MATCH([.G425];[Def.$D$5:.$F$5]));IF([.F425]=&quot;EI&quot;;INDEX([Def.$D$13:.$F$15];MATCH([.H425];[Def.$C$13:.$C$15]);MATCH([.G425];[Def.$D$12:.$F$12]));IF(OR([.F425]=&quot;EO&quot;;[.F425]=&quot;EQ&quot;);INDEX([Def.$D$19:.$F$21];MATCH([.H425];[Def.$C$19:.$C$21]);MATCH([.G425];[Def.$D$18:.$F$18]));&quot;#err&quot;)));&quot;&quot;)">
            <text:p/>
          </table:table-cell>
          <table:table-cell table:style-name="ce53" table:formula="of:=IF([.I425]&lt;&gt;&quot;&quot;;INDEX([Def.$J$6:.$L$10];MATCH([.F425];[Def.$I$6:.$I$10];0);MATCH([.I425];[Def.$J$5:.$L$5];0));&quot;&quot;)">
            <text:p/>
          </table:table-cell>
          <table:table-cell table:style-name="ce56"/>
          <table:table-cell table:style-name="ce59" table:formula="of:=IF([.K425]=&quot;&quot;;[.J425];[.J425]*[.K4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26]&lt;&gt;&quot;&quot;;IF(OR([.F426]=&quot;ILF&quot;;[.F426]=&quot;EIF&quot;);INDEX([Def.$D$6:.$F$8];MATCH([.H426];[Def.$C$6:.$C$8]);MATCH([.G426];[Def.$D$5:.$F$5]));IF([.F426]=&quot;EI&quot;;INDEX([Def.$D$13:.$F$15];MATCH([.H426];[Def.$C$13:.$C$15]);MATCH([.G426];[Def.$D$12:.$F$12]));IF(OR([.F426]=&quot;EO&quot;;[.F426]=&quot;EQ&quot;);INDEX([Def.$D$19:.$F$21];MATCH([.H426];[Def.$C$19:.$C$21]);MATCH([.G426];[Def.$D$18:.$F$18]));&quot;#err&quot;)));&quot;&quot;)">
            <text:p/>
          </table:table-cell>
          <table:table-cell table:style-name="ce53" table:formula="of:=IF([.I426]&lt;&gt;&quot;&quot;;INDEX([Def.$J$6:.$L$10];MATCH([.F426];[Def.$I$6:.$I$10];0);MATCH([.I426];[Def.$J$5:.$L$5];0));&quot;&quot;)">
            <text:p/>
          </table:table-cell>
          <table:table-cell table:style-name="ce56"/>
          <table:table-cell table:style-name="ce59" table:formula="of:=IF([.K426]=&quot;&quot;;[.J426];[.J426]*[.K4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27]&lt;&gt;&quot;&quot;;IF(OR([.F427]=&quot;ILF&quot;;[.F427]=&quot;EIF&quot;);INDEX([Def.$D$6:.$F$8];MATCH([.H427];[Def.$C$6:.$C$8]);MATCH([.G427];[Def.$D$5:.$F$5]));IF([.F427]=&quot;EI&quot;;INDEX([Def.$D$13:.$F$15];MATCH([.H427];[Def.$C$13:.$C$15]);MATCH([.G427];[Def.$D$12:.$F$12]));IF(OR([.F427]=&quot;EO&quot;;[.F427]=&quot;EQ&quot;);INDEX([Def.$D$19:.$F$21];MATCH([.H427];[Def.$C$19:.$C$21]);MATCH([.G427];[Def.$D$18:.$F$18]));&quot;#err&quot;)));&quot;&quot;)">
            <text:p/>
          </table:table-cell>
          <table:table-cell table:style-name="ce53" table:formula="of:=IF([.I427]&lt;&gt;&quot;&quot;;INDEX([Def.$J$6:.$L$10];MATCH([.F427];[Def.$I$6:.$I$10];0);MATCH([.I427];[Def.$J$5:.$L$5];0));&quot;&quot;)">
            <text:p/>
          </table:table-cell>
          <table:table-cell table:style-name="ce56"/>
          <table:table-cell table:style-name="ce59" table:formula="of:=IF([.K427]=&quot;&quot;;[.J427];[.J427]*[.K4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28]&lt;&gt;&quot;&quot;;IF(OR([.F428]=&quot;ILF&quot;;[.F428]=&quot;EIF&quot;);INDEX([Def.$D$6:.$F$8];MATCH([.H428];[Def.$C$6:.$C$8]);MATCH([.G428];[Def.$D$5:.$F$5]));IF([.F428]=&quot;EI&quot;;INDEX([Def.$D$13:.$F$15];MATCH([.H428];[Def.$C$13:.$C$15]);MATCH([.G428];[Def.$D$12:.$F$12]));IF(OR([.F428]=&quot;EO&quot;;[.F428]=&quot;EQ&quot;);INDEX([Def.$D$19:.$F$21];MATCH([.H428];[Def.$C$19:.$C$21]);MATCH([.G428];[Def.$D$18:.$F$18]));&quot;#err&quot;)));&quot;&quot;)">
            <text:p/>
          </table:table-cell>
          <table:table-cell table:style-name="ce53" table:formula="of:=IF([.I428]&lt;&gt;&quot;&quot;;INDEX([Def.$J$6:.$L$10];MATCH([.F428];[Def.$I$6:.$I$10];0);MATCH([.I428];[Def.$J$5:.$L$5];0));&quot;&quot;)">
            <text:p/>
          </table:table-cell>
          <table:table-cell table:style-name="ce56"/>
          <table:table-cell table:style-name="ce59" table:formula="of:=IF([.K428]=&quot;&quot;;[.J428];[.J428]*[.K4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29]&lt;&gt;&quot;&quot;;IF(OR([.F429]=&quot;ILF&quot;;[.F429]=&quot;EIF&quot;);INDEX([Def.$D$6:.$F$8];MATCH([.H429];[Def.$C$6:.$C$8]);MATCH([.G429];[Def.$D$5:.$F$5]));IF([.F429]=&quot;EI&quot;;INDEX([Def.$D$13:.$F$15];MATCH([.H429];[Def.$C$13:.$C$15]);MATCH([.G429];[Def.$D$12:.$F$12]));IF(OR([.F429]=&quot;EO&quot;;[.F429]=&quot;EQ&quot;);INDEX([Def.$D$19:.$F$21];MATCH([.H429];[Def.$C$19:.$C$21]);MATCH([.G429];[Def.$D$18:.$F$18]));&quot;#err&quot;)));&quot;&quot;)">
            <text:p/>
          </table:table-cell>
          <table:table-cell table:style-name="ce53" table:formula="of:=IF([.I429]&lt;&gt;&quot;&quot;;INDEX([Def.$J$6:.$L$10];MATCH([.F429];[Def.$I$6:.$I$10];0);MATCH([.I429];[Def.$J$5:.$L$5];0));&quot;&quot;)">
            <text:p/>
          </table:table-cell>
          <table:table-cell table:style-name="ce56"/>
          <table:table-cell table:style-name="ce59" table:formula="of:=IF([.K429]=&quot;&quot;;[.J429];[.J429]*[.K4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30]&lt;&gt;&quot;&quot;;IF(OR([.F430]=&quot;ILF&quot;;[.F430]=&quot;EIF&quot;);INDEX([Def.$D$6:.$F$8];MATCH([.H430];[Def.$C$6:.$C$8]);MATCH([.G430];[Def.$D$5:.$F$5]));IF([.F430]=&quot;EI&quot;;INDEX([Def.$D$13:.$F$15];MATCH([.H430];[Def.$C$13:.$C$15]);MATCH([.G430];[Def.$D$12:.$F$12]));IF(OR([.F430]=&quot;EO&quot;;[.F430]=&quot;EQ&quot;);INDEX([Def.$D$19:.$F$21];MATCH([.H430];[Def.$C$19:.$C$21]);MATCH([.G430];[Def.$D$18:.$F$18]));&quot;#err&quot;)));&quot;&quot;)">
            <text:p/>
          </table:table-cell>
          <table:table-cell table:style-name="ce53" table:formula="of:=IF([.I430]&lt;&gt;&quot;&quot;;INDEX([Def.$J$6:.$L$10];MATCH([.F430];[Def.$I$6:.$I$10];0);MATCH([.I430];[Def.$J$5:.$L$5];0));&quot;&quot;)">
            <text:p/>
          </table:table-cell>
          <table:table-cell table:style-name="ce56"/>
          <table:table-cell table:style-name="ce59" table:formula="of:=IF([.K430]=&quot;&quot;;[.J430];[.J430]*[.K4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31]&lt;&gt;&quot;&quot;;IF(OR([.F431]=&quot;ILF&quot;;[.F431]=&quot;EIF&quot;);INDEX([Def.$D$6:.$F$8];MATCH([.H431];[Def.$C$6:.$C$8]);MATCH([.G431];[Def.$D$5:.$F$5]));IF([.F431]=&quot;EI&quot;;INDEX([Def.$D$13:.$F$15];MATCH([.H431];[Def.$C$13:.$C$15]);MATCH([.G431];[Def.$D$12:.$F$12]));IF(OR([.F431]=&quot;EO&quot;;[.F431]=&quot;EQ&quot;);INDEX([Def.$D$19:.$F$21];MATCH([.H431];[Def.$C$19:.$C$21]);MATCH([.G431];[Def.$D$18:.$F$18]));&quot;#err&quot;)));&quot;&quot;)">
            <text:p/>
          </table:table-cell>
          <table:table-cell table:style-name="ce53" table:formula="of:=IF([.I431]&lt;&gt;&quot;&quot;;INDEX([Def.$J$6:.$L$10];MATCH([.F431];[Def.$I$6:.$I$10];0);MATCH([.I431];[Def.$J$5:.$L$5];0));&quot;&quot;)">
            <text:p/>
          </table:table-cell>
          <table:table-cell table:style-name="ce56"/>
          <table:table-cell table:style-name="ce59" table:formula="of:=IF([.K431]=&quot;&quot;;[.J431];[.J431]*[.K4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32]&lt;&gt;&quot;&quot;;IF(OR([.F432]=&quot;ILF&quot;;[.F432]=&quot;EIF&quot;);INDEX([Def.$D$6:.$F$8];MATCH([.H432];[Def.$C$6:.$C$8]);MATCH([.G432];[Def.$D$5:.$F$5]));IF([.F432]=&quot;EI&quot;;INDEX([Def.$D$13:.$F$15];MATCH([.H432];[Def.$C$13:.$C$15]);MATCH([.G432];[Def.$D$12:.$F$12]));IF(OR([.F432]=&quot;EO&quot;;[.F432]=&quot;EQ&quot;);INDEX([Def.$D$19:.$F$21];MATCH([.H432];[Def.$C$19:.$C$21]);MATCH([.G432];[Def.$D$18:.$F$18]));&quot;#err&quot;)));&quot;&quot;)">
            <text:p/>
          </table:table-cell>
          <table:table-cell table:style-name="ce53" table:formula="of:=IF([.I432]&lt;&gt;&quot;&quot;;INDEX([Def.$J$6:.$L$10];MATCH([.F432];[Def.$I$6:.$I$10];0);MATCH([.I432];[Def.$J$5:.$L$5];0));&quot;&quot;)">
            <text:p/>
          </table:table-cell>
          <table:table-cell table:style-name="ce56"/>
          <table:table-cell table:style-name="ce59" table:formula="of:=IF([.K432]=&quot;&quot;;[.J432];[.J432]*[.K4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33]&lt;&gt;&quot;&quot;;IF(OR([.F433]=&quot;ILF&quot;;[.F433]=&quot;EIF&quot;);INDEX([Def.$D$6:.$F$8];MATCH([.H433];[Def.$C$6:.$C$8]);MATCH([.G433];[Def.$D$5:.$F$5]));IF([.F433]=&quot;EI&quot;;INDEX([Def.$D$13:.$F$15];MATCH([.H433];[Def.$C$13:.$C$15]);MATCH([.G433];[Def.$D$12:.$F$12]));IF(OR([.F433]=&quot;EO&quot;;[.F433]=&quot;EQ&quot;);INDEX([Def.$D$19:.$F$21];MATCH([.H433];[Def.$C$19:.$C$21]);MATCH([.G433];[Def.$D$18:.$F$18]));&quot;#err&quot;)));&quot;&quot;)">
            <text:p/>
          </table:table-cell>
          <table:table-cell table:style-name="ce53" table:formula="of:=IF([.I433]&lt;&gt;&quot;&quot;;INDEX([Def.$J$6:.$L$10];MATCH([.F433];[Def.$I$6:.$I$10];0);MATCH([.I433];[Def.$J$5:.$L$5];0));&quot;&quot;)">
            <text:p/>
          </table:table-cell>
          <table:table-cell table:style-name="ce56"/>
          <table:table-cell table:style-name="ce59" table:formula="of:=IF([.K433]=&quot;&quot;;[.J433];[.J433]*[.K4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34]&lt;&gt;&quot;&quot;;IF(OR([.F434]=&quot;ILF&quot;;[.F434]=&quot;EIF&quot;);INDEX([Def.$D$6:.$F$8];MATCH([.H434];[Def.$C$6:.$C$8]);MATCH([.G434];[Def.$D$5:.$F$5]));IF([.F434]=&quot;EI&quot;;INDEX([Def.$D$13:.$F$15];MATCH([.H434];[Def.$C$13:.$C$15]);MATCH([.G434];[Def.$D$12:.$F$12]));IF(OR([.F434]=&quot;EO&quot;;[.F434]=&quot;EQ&quot;);INDEX([Def.$D$19:.$F$21];MATCH([.H434];[Def.$C$19:.$C$21]);MATCH([.G434];[Def.$D$18:.$F$18]));&quot;#err&quot;)));&quot;&quot;)">
            <text:p/>
          </table:table-cell>
          <table:table-cell table:style-name="ce53" table:formula="of:=IF([.I434]&lt;&gt;&quot;&quot;;INDEX([Def.$J$6:.$L$10];MATCH([.F434];[Def.$I$6:.$I$10];0);MATCH([.I434];[Def.$J$5:.$L$5];0));&quot;&quot;)">
            <text:p/>
          </table:table-cell>
          <table:table-cell table:style-name="ce56"/>
          <table:table-cell table:style-name="ce59" table:formula="of:=IF([.K434]=&quot;&quot;;[.J434];[.J434]*[.K4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35]&lt;&gt;&quot;&quot;;IF(OR([.F435]=&quot;ILF&quot;;[.F435]=&quot;EIF&quot;);INDEX([Def.$D$6:.$F$8];MATCH([.H435];[Def.$C$6:.$C$8]);MATCH([.G435];[Def.$D$5:.$F$5]));IF([.F435]=&quot;EI&quot;;INDEX([Def.$D$13:.$F$15];MATCH([.H435];[Def.$C$13:.$C$15]);MATCH([.G435];[Def.$D$12:.$F$12]));IF(OR([.F435]=&quot;EO&quot;;[.F435]=&quot;EQ&quot;);INDEX([Def.$D$19:.$F$21];MATCH([.H435];[Def.$C$19:.$C$21]);MATCH([.G435];[Def.$D$18:.$F$18]));&quot;#err&quot;)));&quot;&quot;)">
            <text:p/>
          </table:table-cell>
          <table:table-cell table:style-name="ce53" table:formula="of:=IF([.I435]&lt;&gt;&quot;&quot;;INDEX([Def.$J$6:.$L$10];MATCH([.F435];[Def.$I$6:.$I$10];0);MATCH([.I435];[Def.$J$5:.$L$5];0));&quot;&quot;)">
            <text:p/>
          </table:table-cell>
          <table:table-cell table:style-name="ce56"/>
          <table:table-cell table:style-name="ce59" table:formula="of:=IF([.K435]=&quot;&quot;;[.J435];[.J435]*[.K4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36]&lt;&gt;&quot;&quot;;IF(OR([.F436]=&quot;ILF&quot;;[.F436]=&quot;EIF&quot;);INDEX([Def.$D$6:.$F$8];MATCH([.H436];[Def.$C$6:.$C$8]);MATCH([.G436];[Def.$D$5:.$F$5]));IF([.F436]=&quot;EI&quot;;INDEX([Def.$D$13:.$F$15];MATCH([.H436];[Def.$C$13:.$C$15]);MATCH([.G436];[Def.$D$12:.$F$12]));IF(OR([.F436]=&quot;EO&quot;;[.F436]=&quot;EQ&quot;);INDEX([Def.$D$19:.$F$21];MATCH([.H436];[Def.$C$19:.$C$21]);MATCH([.G436];[Def.$D$18:.$F$18]));&quot;#err&quot;)));&quot;&quot;)">
            <text:p/>
          </table:table-cell>
          <table:table-cell table:style-name="ce53" table:formula="of:=IF([.I436]&lt;&gt;&quot;&quot;;INDEX([Def.$J$6:.$L$10];MATCH([.F436];[Def.$I$6:.$I$10];0);MATCH([.I436];[Def.$J$5:.$L$5];0));&quot;&quot;)">
            <text:p/>
          </table:table-cell>
          <table:table-cell table:style-name="ce56"/>
          <table:table-cell table:style-name="ce59" table:formula="of:=IF([.K436]=&quot;&quot;;[.J436];[.J436]*[.K4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37]&lt;&gt;&quot;&quot;;IF(OR([.F437]=&quot;ILF&quot;;[.F437]=&quot;EIF&quot;);INDEX([Def.$D$6:.$F$8];MATCH([.H437];[Def.$C$6:.$C$8]);MATCH([.G437];[Def.$D$5:.$F$5]));IF([.F437]=&quot;EI&quot;;INDEX([Def.$D$13:.$F$15];MATCH([.H437];[Def.$C$13:.$C$15]);MATCH([.G437];[Def.$D$12:.$F$12]));IF(OR([.F437]=&quot;EO&quot;;[.F437]=&quot;EQ&quot;);INDEX([Def.$D$19:.$F$21];MATCH([.H437];[Def.$C$19:.$C$21]);MATCH([.G437];[Def.$D$18:.$F$18]));&quot;#err&quot;)));&quot;&quot;)">
            <text:p/>
          </table:table-cell>
          <table:table-cell table:style-name="ce53" table:formula="of:=IF([.I437]&lt;&gt;&quot;&quot;;INDEX([Def.$J$6:.$L$10];MATCH([.F437];[Def.$I$6:.$I$10];0);MATCH([.I437];[Def.$J$5:.$L$5];0));&quot;&quot;)">
            <text:p/>
          </table:table-cell>
          <table:table-cell table:style-name="ce56"/>
          <table:table-cell table:style-name="ce59" table:formula="of:=IF([.K437]=&quot;&quot;;[.J437];[.J437]*[.K4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38]&lt;&gt;&quot;&quot;;IF(OR([.F438]=&quot;ILF&quot;;[.F438]=&quot;EIF&quot;);INDEX([Def.$D$6:.$F$8];MATCH([.H438];[Def.$C$6:.$C$8]);MATCH([.G438];[Def.$D$5:.$F$5]));IF([.F438]=&quot;EI&quot;;INDEX([Def.$D$13:.$F$15];MATCH([.H438];[Def.$C$13:.$C$15]);MATCH([.G438];[Def.$D$12:.$F$12]));IF(OR([.F438]=&quot;EO&quot;;[.F438]=&quot;EQ&quot;);INDEX([Def.$D$19:.$F$21];MATCH([.H438];[Def.$C$19:.$C$21]);MATCH([.G438];[Def.$D$18:.$F$18]));&quot;#err&quot;)));&quot;&quot;)">
            <text:p/>
          </table:table-cell>
          <table:table-cell table:style-name="ce53" table:formula="of:=IF([.I438]&lt;&gt;&quot;&quot;;INDEX([Def.$J$6:.$L$10];MATCH([.F438];[Def.$I$6:.$I$10];0);MATCH([.I438];[Def.$J$5:.$L$5];0));&quot;&quot;)">
            <text:p/>
          </table:table-cell>
          <table:table-cell table:style-name="ce56"/>
          <table:table-cell table:style-name="ce59" table:formula="of:=IF([.K438]=&quot;&quot;;[.J438];[.J438]*[.K4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39]&lt;&gt;&quot;&quot;;IF(OR([.F439]=&quot;ILF&quot;;[.F439]=&quot;EIF&quot;);INDEX([Def.$D$6:.$F$8];MATCH([.H439];[Def.$C$6:.$C$8]);MATCH([.G439];[Def.$D$5:.$F$5]));IF([.F439]=&quot;EI&quot;;INDEX([Def.$D$13:.$F$15];MATCH([.H439];[Def.$C$13:.$C$15]);MATCH([.G439];[Def.$D$12:.$F$12]));IF(OR([.F439]=&quot;EO&quot;;[.F439]=&quot;EQ&quot;);INDEX([Def.$D$19:.$F$21];MATCH([.H439];[Def.$C$19:.$C$21]);MATCH([.G439];[Def.$D$18:.$F$18]));&quot;#err&quot;)));&quot;&quot;)">
            <text:p/>
          </table:table-cell>
          <table:table-cell table:style-name="ce53" table:formula="of:=IF([.I439]&lt;&gt;&quot;&quot;;INDEX([Def.$J$6:.$L$10];MATCH([.F439];[Def.$I$6:.$I$10];0);MATCH([.I439];[Def.$J$5:.$L$5];0));&quot;&quot;)">
            <text:p/>
          </table:table-cell>
          <table:table-cell table:style-name="ce56"/>
          <table:table-cell table:style-name="ce59" table:formula="of:=IF([.K439]=&quot;&quot;;[.J439];[.J439]*[.K4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40]&lt;&gt;&quot;&quot;;IF(OR([.F440]=&quot;ILF&quot;;[.F440]=&quot;EIF&quot;);INDEX([Def.$D$6:.$F$8];MATCH([.H440];[Def.$C$6:.$C$8]);MATCH([.G440];[Def.$D$5:.$F$5]));IF([.F440]=&quot;EI&quot;;INDEX([Def.$D$13:.$F$15];MATCH([.H440];[Def.$C$13:.$C$15]);MATCH([.G440];[Def.$D$12:.$F$12]));IF(OR([.F440]=&quot;EO&quot;;[.F440]=&quot;EQ&quot;);INDEX([Def.$D$19:.$F$21];MATCH([.H440];[Def.$C$19:.$C$21]);MATCH([.G440];[Def.$D$18:.$F$18]));&quot;#err&quot;)));&quot;&quot;)">
            <text:p/>
          </table:table-cell>
          <table:table-cell table:style-name="ce53" table:formula="of:=IF([.I440]&lt;&gt;&quot;&quot;;INDEX([Def.$J$6:.$L$10];MATCH([.F440];[Def.$I$6:.$I$10];0);MATCH([.I440];[Def.$J$5:.$L$5];0));&quot;&quot;)">
            <text:p/>
          </table:table-cell>
          <table:table-cell table:style-name="ce56"/>
          <table:table-cell table:style-name="ce59" table:formula="of:=IF([.K440]=&quot;&quot;;[.J440];[.J440]*[.K4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41]&lt;&gt;&quot;&quot;;IF(OR([.F441]=&quot;ILF&quot;;[.F441]=&quot;EIF&quot;);INDEX([Def.$D$6:.$F$8];MATCH([.H441];[Def.$C$6:.$C$8]);MATCH([.G441];[Def.$D$5:.$F$5]));IF([.F441]=&quot;EI&quot;;INDEX([Def.$D$13:.$F$15];MATCH([.H441];[Def.$C$13:.$C$15]);MATCH([.G441];[Def.$D$12:.$F$12]));IF(OR([.F441]=&quot;EO&quot;;[.F441]=&quot;EQ&quot;);INDEX([Def.$D$19:.$F$21];MATCH([.H441];[Def.$C$19:.$C$21]);MATCH([.G441];[Def.$D$18:.$F$18]));&quot;#err&quot;)));&quot;&quot;)">
            <text:p/>
          </table:table-cell>
          <table:table-cell table:style-name="ce53" table:formula="of:=IF([.I441]&lt;&gt;&quot;&quot;;INDEX([Def.$J$6:.$L$10];MATCH([.F441];[Def.$I$6:.$I$10];0);MATCH([.I441];[Def.$J$5:.$L$5];0));&quot;&quot;)">
            <text:p/>
          </table:table-cell>
          <table:table-cell table:style-name="ce56"/>
          <table:table-cell table:style-name="ce59" table:formula="of:=IF([.K441]=&quot;&quot;;[.J441];[.J441]*[.K4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42]&lt;&gt;&quot;&quot;;IF(OR([.F442]=&quot;ILF&quot;;[.F442]=&quot;EIF&quot;);INDEX([Def.$D$6:.$F$8];MATCH([.H442];[Def.$C$6:.$C$8]);MATCH([.G442];[Def.$D$5:.$F$5]));IF([.F442]=&quot;EI&quot;;INDEX([Def.$D$13:.$F$15];MATCH([.H442];[Def.$C$13:.$C$15]);MATCH([.G442];[Def.$D$12:.$F$12]));IF(OR([.F442]=&quot;EO&quot;;[.F442]=&quot;EQ&quot;);INDEX([Def.$D$19:.$F$21];MATCH([.H442];[Def.$C$19:.$C$21]);MATCH([.G442];[Def.$D$18:.$F$18]));&quot;#err&quot;)));&quot;&quot;)">
            <text:p/>
          </table:table-cell>
          <table:table-cell table:style-name="ce53" table:formula="of:=IF([.I442]&lt;&gt;&quot;&quot;;INDEX([Def.$J$6:.$L$10];MATCH([.F442];[Def.$I$6:.$I$10];0);MATCH([.I442];[Def.$J$5:.$L$5];0));&quot;&quot;)">
            <text:p/>
          </table:table-cell>
          <table:table-cell table:style-name="ce56"/>
          <table:table-cell table:style-name="ce59" table:formula="of:=IF([.K442]=&quot;&quot;;[.J442];[.J442]*[.K4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43]&lt;&gt;&quot;&quot;;IF(OR([.F443]=&quot;ILF&quot;;[.F443]=&quot;EIF&quot;);INDEX([Def.$D$6:.$F$8];MATCH([.H443];[Def.$C$6:.$C$8]);MATCH([.G443];[Def.$D$5:.$F$5]));IF([.F443]=&quot;EI&quot;;INDEX([Def.$D$13:.$F$15];MATCH([.H443];[Def.$C$13:.$C$15]);MATCH([.G443];[Def.$D$12:.$F$12]));IF(OR([.F443]=&quot;EO&quot;;[.F443]=&quot;EQ&quot;);INDEX([Def.$D$19:.$F$21];MATCH([.H443];[Def.$C$19:.$C$21]);MATCH([.G443];[Def.$D$18:.$F$18]));&quot;#err&quot;)));&quot;&quot;)">
            <text:p/>
          </table:table-cell>
          <table:table-cell table:style-name="ce53" table:formula="of:=IF([.I443]&lt;&gt;&quot;&quot;;INDEX([Def.$J$6:.$L$10];MATCH([.F443];[Def.$I$6:.$I$10];0);MATCH([.I443];[Def.$J$5:.$L$5];0));&quot;&quot;)">
            <text:p/>
          </table:table-cell>
          <table:table-cell table:style-name="ce56"/>
          <table:table-cell table:style-name="ce59" table:formula="of:=IF([.K443]=&quot;&quot;;[.J443];[.J443]*[.K4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44]&lt;&gt;&quot;&quot;;IF(OR([.F444]=&quot;ILF&quot;;[.F444]=&quot;EIF&quot;);INDEX([Def.$D$6:.$F$8];MATCH([.H444];[Def.$C$6:.$C$8]);MATCH([.G444];[Def.$D$5:.$F$5]));IF([.F444]=&quot;EI&quot;;INDEX([Def.$D$13:.$F$15];MATCH([.H444];[Def.$C$13:.$C$15]);MATCH([.G444];[Def.$D$12:.$F$12]));IF(OR([.F444]=&quot;EO&quot;;[.F444]=&quot;EQ&quot;);INDEX([Def.$D$19:.$F$21];MATCH([.H444];[Def.$C$19:.$C$21]);MATCH([.G444];[Def.$D$18:.$F$18]));&quot;#err&quot;)));&quot;&quot;)">
            <text:p/>
          </table:table-cell>
          <table:table-cell table:style-name="ce53" table:formula="of:=IF([.I444]&lt;&gt;&quot;&quot;;INDEX([Def.$J$6:.$L$10];MATCH([.F444];[Def.$I$6:.$I$10];0);MATCH([.I444];[Def.$J$5:.$L$5];0));&quot;&quot;)">
            <text:p/>
          </table:table-cell>
          <table:table-cell table:style-name="ce56"/>
          <table:table-cell table:style-name="ce59" table:formula="of:=IF([.K444]=&quot;&quot;;[.J444];[.J444]*[.K4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45]&lt;&gt;&quot;&quot;;IF(OR([.F445]=&quot;ILF&quot;;[.F445]=&quot;EIF&quot;);INDEX([Def.$D$6:.$F$8];MATCH([.H445];[Def.$C$6:.$C$8]);MATCH([.G445];[Def.$D$5:.$F$5]));IF([.F445]=&quot;EI&quot;;INDEX([Def.$D$13:.$F$15];MATCH([.H445];[Def.$C$13:.$C$15]);MATCH([.G445];[Def.$D$12:.$F$12]));IF(OR([.F445]=&quot;EO&quot;;[.F445]=&quot;EQ&quot;);INDEX([Def.$D$19:.$F$21];MATCH([.H445];[Def.$C$19:.$C$21]);MATCH([.G445];[Def.$D$18:.$F$18]));&quot;#err&quot;)));&quot;&quot;)">
            <text:p/>
          </table:table-cell>
          <table:table-cell table:style-name="ce53" table:formula="of:=IF([.I445]&lt;&gt;&quot;&quot;;INDEX([Def.$J$6:.$L$10];MATCH([.F445];[Def.$I$6:.$I$10];0);MATCH([.I445];[Def.$J$5:.$L$5];0));&quot;&quot;)">
            <text:p/>
          </table:table-cell>
          <table:table-cell table:style-name="ce56"/>
          <table:table-cell table:style-name="ce59" table:formula="of:=IF([.K445]=&quot;&quot;;[.J445];[.J445]*[.K4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46]&lt;&gt;&quot;&quot;;IF(OR([.F446]=&quot;ILF&quot;;[.F446]=&quot;EIF&quot;);INDEX([Def.$D$6:.$F$8];MATCH([.H446];[Def.$C$6:.$C$8]);MATCH([.G446];[Def.$D$5:.$F$5]));IF([.F446]=&quot;EI&quot;;INDEX([Def.$D$13:.$F$15];MATCH([.H446];[Def.$C$13:.$C$15]);MATCH([.G446];[Def.$D$12:.$F$12]));IF(OR([.F446]=&quot;EO&quot;;[.F446]=&quot;EQ&quot;);INDEX([Def.$D$19:.$F$21];MATCH([.H446];[Def.$C$19:.$C$21]);MATCH([.G446];[Def.$D$18:.$F$18]));&quot;#err&quot;)));&quot;&quot;)">
            <text:p/>
          </table:table-cell>
          <table:table-cell table:style-name="ce53" table:formula="of:=IF([.I446]&lt;&gt;&quot;&quot;;INDEX([Def.$J$6:.$L$10];MATCH([.F446];[Def.$I$6:.$I$10];0);MATCH([.I446];[Def.$J$5:.$L$5];0));&quot;&quot;)">
            <text:p/>
          </table:table-cell>
          <table:table-cell table:style-name="ce56"/>
          <table:table-cell table:style-name="ce59" table:formula="of:=IF([.K446]=&quot;&quot;;[.J446];[.J446]*[.K4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47]&lt;&gt;&quot;&quot;;IF(OR([.F447]=&quot;ILF&quot;;[.F447]=&quot;EIF&quot;);INDEX([Def.$D$6:.$F$8];MATCH([.H447];[Def.$C$6:.$C$8]);MATCH([.G447];[Def.$D$5:.$F$5]));IF([.F447]=&quot;EI&quot;;INDEX([Def.$D$13:.$F$15];MATCH([.H447];[Def.$C$13:.$C$15]);MATCH([.G447];[Def.$D$12:.$F$12]));IF(OR([.F447]=&quot;EO&quot;;[.F447]=&quot;EQ&quot;);INDEX([Def.$D$19:.$F$21];MATCH([.H447];[Def.$C$19:.$C$21]);MATCH([.G447];[Def.$D$18:.$F$18]));&quot;#err&quot;)));&quot;&quot;)">
            <text:p/>
          </table:table-cell>
          <table:table-cell table:style-name="ce53" table:formula="of:=IF([.I447]&lt;&gt;&quot;&quot;;INDEX([Def.$J$6:.$L$10];MATCH([.F447];[Def.$I$6:.$I$10];0);MATCH([.I447];[Def.$J$5:.$L$5];0));&quot;&quot;)">
            <text:p/>
          </table:table-cell>
          <table:table-cell table:style-name="ce56"/>
          <table:table-cell table:style-name="ce59" table:formula="of:=IF([.K447]=&quot;&quot;;[.J447];[.J447]*[.K4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48]&lt;&gt;&quot;&quot;;IF(OR([.F448]=&quot;ILF&quot;;[.F448]=&quot;EIF&quot;);INDEX([Def.$D$6:.$F$8];MATCH([.H448];[Def.$C$6:.$C$8]);MATCH([.G448];[Def.$D$5:.$F$5]));IF([.F448]=&quot;EI&quot;;INDEX([Def.$D$13:.$F$15];MATCH([.H448];[Def.$C$13:.$C$15]);MATCH([.G448];[Def.$D$12:.$F$12]));IF(OR([.F448]=&quot;EO&quot;;[.F448]=&quot;EQ&quot;);INDEX([Def.$D$19:.$F$21];MATCH([.H448];[Def.$C$19:.$C$21]);MATCH([.G448];[Def.$D$18:.$F$18]));&quot;#err&quot;)));&quot;&quot;)">
            <text:p/>
          </table:table-cell>
          <table:table-cell table:style-name="ce53" table:formula="of:=IF([.I448]&lt;&gt;&quot;&quot;;INDEX([Def.$J$6:.$L$10];MATCH([.F448];[Def.$I$6:.$I$10];0);MATCH([.I448];[Def.$J$5:.$L$5];0));&quot;&quot;)">
            <text:p/>
          </table:table-cell>
          <table:table-cell table:style-name="ce56"/>
          <table:table-cell table:style-name="ce59" table:formula="of:=IF([.K448]=&quot;&quot;;[.J448];[.J448]*[.K4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49]&lt;&gt;&quot;&quot;;IF(OR([.F449]=&quot;ILF&quot;;[.F449]=&quot;EIF&quot;);INDEX([Def.$D$6:.$F$8];MATCH([.H449];[Def.$C$6:.$C$8]);MATCH([.G449];[Def.$D$5:.$F$5]));IF([.F449]=&quot;EI&quot;;INDEX([Def.$D$13:.$F$15];MATCH([.H449];[Def.$C$13:.$C$15]);MATCH([.G449];[Def.$D$12:.$F$12]));IF(OR([.F449]=&quot;EO&quot;;[.F449]=&quot;EQ&quot;);INDEX([Def.$D$19:.$F$21];MATCH([.H449];[Def.$C$19:.$C$21]);MATCH([.G449];[Def.$D$18:.$F$18]));&quot;#err&quot;)));&quot;&quot;)">
            <text:p/>
          </table:table-cell>
          <table:table-cell table:style-name="ce53" table:formula="of:=IF([.I449]&lt;&gt;&quot;&quot;;INDEX([Def.$J$6:.$L$10];MATCH([.F449];[Def.$I$6:.$I$10];0);MATCH([.I449];[Def.$J$5:.$L$5];0));&quot;&quot;)">
            <text:p/>
          </table:table-cell>
          <table:table-cell table:style-name="ce56"/>
          <table:table-cell table:style-name="ce59" table:formula="of:=IF([.K449]=&quot;&quot;;[.J449];[.J449]*[.K4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50]&lt;&gt;&quot;&quot;;IF(OR([.F450]=&quot;ILF&quot;;[.F450]=&quot;EIF&quot;);INDEX([Def.$D$6:.$F$8];MATCH([.H450];[Def.$C$6:.$C$8]);MATCH([.G450];[Def.$D$5:.$F$5]));IF([.F450]=&quot;EI&quot;;INDEX([Def.$D$13:.$F$15];MATCH([.H450];[Def.$C$13:.$C$15]);MATCH([.G450];[Def.$D$12:.$F$12]));IF(OR([.F450]=&quot;EO&quot;;[.F450]=&quot;EQ&quot;);INDEX([Def.$D$19:.$F$21];MATCH([.H450];[Def.$C$19:.$C$21]);MATCH([.G450];[Def.$D$18:.$F$18]));&quot;#err&quot;)));&quot;&quot;)">
            <text:p/>
          </table:table-cell>
          <table:table-cell table:style-name="ce53" table:formula="of:=IF([.I450]&lt;&gt;&quot;&quot;;INDEX([Def.$J$6:.$L$10];MATCH([.F450];[Def.$I$6:.$I$10];0);MATCH([.I450];[Def.$J$5:.$L$5];0));&quot;&quot;)">
            <text:p/>
          </table:table-cell>
          <table:table-cell table:style-name="ce56"/>
          <table:table-cell table:style-name="ce59" table:formula="of:=IF([.K450]=&quot;&quot;;[.J450];[.J450]*[.K4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51]&lt;&gt;&quot;&quot;;IF(OR([.F451]=&quot;ILF&quot;;[.F451]=&quot;EIF&quot;);INDEX([Def.$D$6:.$F$8];MATCH([.H451];[Def.$C$6:.$C$8]);MATCH([.G451];[Def.$D$5:.$F$5]));IF([.F451]=&quot;EI&quot;;INDEX([Def.$D$13:.$F$15];MATCH([.H451];[Def.$C$13:.$C$15]);MATCH([.G451];[Def.$D$12:.$F$12]));IF(OR([.F451]=&quot;EO&quot;;[.F451]=&quot;EQ&quot;);INDEX([Def.$D$19:.$F$21];MATCH([.H451];[Def.$C$19:.$C$21]);MATCH([.G451];[Def.$D$18:.$F$18]));&quot;#err&quot;)));&quot;&quot;)">
            <text:p/>
          </table:table-cell>
          <table:table-cell table:style-name="ce53" table:formula="of:=IF([.I451]&lt;&gt;&quot;&quot;;INDEX([Def.$J$6:.$L$10];MATCH([.F451];[Def.$I$6:.$I$10];0);MATCH([.I451];[Def.$J$5:.$L$5];0));&quot;&quot;)">
            <text:p/>
          </table:table-cell>
          <table:table-cell table:style-name="ce56"/>
          <table:table-cell table:style-name="ce59" table:formula="of:=IF([.K451]=&quot;&quot;;[.J451];[.J451]*[.K4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52]&lt;&gt;&quot;&quot;;IF(OR([.F452]=&quot;ILF&quot;;[.F452]=&quot;EIF&quot;);INDEX([Def.$D$6:.$F$8];MATCH([.H452];[Def.$C$6:.$C$8]);MATCH([.G452];[Def.$D$5:.$F$5]));IF([.F452]=&quot;EI&quot;;INDEX([Def.$D$13:.$F$15];MATCH([.H452];[Def.$C$13:.$C$15]);MATCH([.G452];[Def.$D$12:.$F$12]));IF(OR([.F452]=&quot;EO&quot;;[.F452]=&quot;EQ&quot;);INDEX([Def.$D$19:.$F$21];MATCH([.H452];[Def.$C$19:.$C$21]);MATCH([.G452];[Def.$D$18:.$F$18]));&quot;#err&quot;)));&quot;&quot;)">
            <text:p/>
          </table:table-cell>
          <table:table-cell table:style-name="ce53" table:formula="of:=IF([.I452]&lt;&gt;&quot;&quot;;INDEX([Def.$J$6:.$L$10];MATCH([.F452];[Def.$I$6:.$I$10];0);MATCH([.I452];[Def.$J$5:.$L$5];0));&quot;&quot;)">
            <text:p/>
          </table:table-cell>
          <table:table-cell table:style-name="ce56"/>
          <table:table-cell table:style-name="ce59" table:formula="of:=IF([.K452]=&quot;&quot;;[.J452];[.J452]*[.K4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53]&lt;&gt;&quot;&quot;;IF(OR([.F453]=&quot;ILF&quot;;[.F453]=&quot;EIF&quot;);INDEX([Def.$D$6:.$F$8];MATCH([.H453];[Def.$C$6:.$C$8]);MATCH([.G453];[Def.$D$5:.$F$5]));IF([.F453]=&quot;EI&quot;;INDEX([Def.$D$13:.$F$15];MATCH([.H453];[Def.$C$13:.$C$15]);MATCH([.G453];[Def.$D$12:.$F$12]));IF(OR([.F453]=&quot;EO&quot;;[.F453]=&quot;EQ&quot;);INDEX([Def.$D$19:.$F$21];MATCH([.H453];[Def.$C$19:.$C$21]);MATCH([.G453];[Def.$D$18:.$F$18]));&quot;#err&quot;)));&quot;&quot;)">
            <text:p/>
          </table:table-cell>
          <table:table-cell table:style-name="ce53" table:formula="of:=IF([.I453]&lt;&gt;&quot;&quot;;INDEX([Def.$J$6:.$L$10];MATCH([.F453];[Def.$I$6:.$I$10];0);MATCH([.I453];[Def.$J$5:.$L$5];0));&quot;&quot;)">
            <text:p/>
          </table:table-cell>
          <table:table-cell table:style-name="ce56"/>
          <table:table-cell table:style-name="ce59" table:formula="of:=IF([.K453]=&quot;&quot;;[.J453];[.J453]*[.K4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54]&lt;&gt;&quot;&quot;;IF(OR([.F454]=&quot;ILF&quot;;[.F454]=&quot;EIF&quot;);INDEX([Def.$D$6:.$F$8];MATCH([.H454];[Def.$C$6:.$C$8]);MATCH([.G454];[Def.$D$5:.$F$5]));IF([.F454]=&quot;EI&quot;;INDEX([Def.$D$13:.$F$15];MATCH([.H454];[Def.$C$13:.$C$15]);MATCH([.G454];[Def.$D$12:.$F$12]));IF(OR([.F454]=&quot;EO&quot;;[.F454]=&quot;EQ&quot;);INDEX([Def.$D$19:.$F$21];MATCH([.H454];[Def.$C$19:.$C$21]);MATCH([.G454];[Def.$D$18:.$F$18]));&quot;#err&quot;)));&quot;&quot;)">
            <text:p/>
          </table:table-cell>
          <table:table-cell table:style-name="ce53" table:formula="of:=IF([.I454]&lt;&gt;&quot;&quot;;INDEX([Def.$J$6:.$L$10];MATCH([.F454];[Def.$I$6:.$I$10];0);MATCH([.I454];[Def.$J$5:.$L$5];0));&quot;&quot;)">
            <text:p/>
          </table:table-cell>
          <table:table-cell table:style-name="ce56"/>
          <table:table-cell table:style-name="ce59" table:formula="of:=IF([.K454]=&quot;&quot;;[.J454];[.J454]*[.K4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55]&lt;&gt;&quot;&quot;;IF(OR([.F455]=&quot;ILF&quot;;[.F455]=&quot;EIF&quot;);INDEX([Def.$D$6:.$F$8];MATCH([.H455];[Def.$C$6:.$C$8]);MATCH([.G455];[Def.$D$5:.$F$5]));IF([.F455]=&quot;EI&quot;;INDEX([Def.$D$13:.$F$15];MATCH([.H455];[Def.$C$13:.$C$15]);MATCH([.G455];[Def.$D$12:.$F$12]));IF(OR([.F455]=&quot;EO&quot;;[.F455]=&quot;EQ&quot;);INDEX([Def.$D$19:.$F$21];MATCH([.H455];[Def.$C$19:.$C$21]);MATCH([.G455];[Def.$D$18:.$F$18]));&quot;#err&quot;)));&quot;&quot;)">
            <text:p/>
          </table:table-cell>
          <table:table-cell table:style-name="ce53" table:formula="of:=IF([.I455]&lt;&gt;&quot;&quot;;INDEX([Def.$J$6:.$L$10];MATCH([.F455];[Def.$I$6:.$I$10];0);MATCH([.I455];[Def.$J$5:.$L$5];0));&quot;&quot;)">
            <text:p/>
          </table:table-cell>
          <table:table-cell table:style-name="ce56"/>
          <table:table-cell table:style-name="ce59" table:formula="of:=IF([.K455]=&quot;&quot;;[.J455];[.J455]*[.K4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56]&lt;&gt;&quot;&quot;;IF(OR([.F456]=&quot;ILF&quot;;[.F456]=&quot;EIF&quot;);INDEX([Def.$D$6:.$F$8];MATCH([.H456];[Def.$C$6:.$C$8]);MATCH([.G456];[Def.$D$5:.$F$5]));IF([.F456]=&quot;EI&quot;;INDEX([Def.$D$13:.$F$15];MATCH([.H456];[Def.$C$13:.$C$15]);MATCH([.G456];[Def.$D$12:.$F$12]));IF(OR([.F456]=&quot;EO&quot;;[.F456]=&quot;EQ&quot;);INDEX([Def.$D$19:.$F$21];MATCH([.H456];[Def.$C$19:.$C$21]);MATCH([.G456];[Def.$D$18:.$F$18]));&quot;#err&quot;)));&quot;&quot;)">
            <text:p/>
          </table:table-cell>
          <table:table-cell table:style-name="ce53" table:formula="of:=IF([.I456]&lt;&gt;&quot;&quot;;INDEX([Def.$J$6:.$L$10];MATCH([.F456];[Def.$I$6:.$I$10];0);MATCH([.I456];[Def.$J$5:.$L$5];0));&quot;&quot;)">
            <text:p/>
          </table:table-cell>
          <table:table-cell table:style-name="ce56"/>
          <table:table-cell table:style-name="ce59" table:formula="of:=IF([.K456]=&quot;&quot;;[.J456];[.J456]*[.K4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57]&lt;&gt;&quot;&quot;;IF(OR([.F457]=&quot;ILF&quot;;[.F457]=&quot;EIF&quot;);INDEX([Def.$D$6:.$F$8];MATCH([.H457];[Def.$C$6:.$C$8]);MATCH([.G457];[Def.$D$5:.$F$5]));IF([.F457]=&quot;EI&quot;;INDEX([Def.$D$13:.$F$15];MATCH([.H457];[Def.$C$13:.$C$15]);MATCH([.G457];[Def.$D$12:.$F$12]));IF(OR([.F457]=&quot;EO&quot;;[.F457]=&quot;EQ&quot;);INDEX([Def.$D$19:.$F$21];MATCH([.H457];[Def.$C$19:.$C$21]);MATCH([.G457];[Def.$D$18:.$F$18]));&quot;#err&quot;)));&quot;&quot;)">
            <text:p/>
          </table:table-cell>
          <table:table-cell table:style-name="ce53" table:formula="of:=IF([.I457]&lt;&gt;&quot;&quot;;INDEX([Def.$J$6:.$L$10];MATCH([.F457];[Def.$I$6:.$I$10];0);MATCH([.I457];[Def.$J$5:.$L$5];0));&quot;&quot;)">
            <text:p/>
          </table:table-cell>
          <table:table-cell table:style-name="ce56"/>
          <table:table-cell table:style-name="ce59" table:formula="of:=IF([.K457]=&quot;&quot;;[.J457];[.J457]*[.K4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58]&lt;&gt;&quot;&quot;;IF(OR([.F458]=&quot;ILF&quot;;[.F458]=&quot;EIF&quot;);INDEX([Def.$D$6:.$F$8];MATCH([.H458];[Def.$C$6:.$C$8]);MATCH([.G458];[Def.$D$5:.$F$5]));IF([.F458]=&quot;EI&quot;;INDEX([Def.$D$13:.$F$15];MATCH([.H458];[Def.$C$13:.$C$15]);MATCH([.G458];[Def.$D$12:.$F$12]));IF(OR([.F458]=&quot;EO&quot;;[.F458]=&quot;EQ&quot;);INDEX([Def.$D$19:.$F$21];MATCH([.H458];[Def.$C$19:.$C$21]);MATCH([.G458];[Def.$D$18:.$F$18]));&quot;#err&quot;)));&quot;&quot;)">
            <text:p/>
          </table:table-cell>
          <table:table-cell table:style-name="ce53" table:formula="of:=IF([.I458]&lt;&gt;&quot;&quot;;INDEX([Def.$J$6:.$L$10];MATCH([.F458];[Def.$I$6:.$I$10];0);MATCH([.I458];[Def.$J$5:.$L$5];0));&quot;&quot;)">
            <text:p/>
          </table:table-cell>
          <table:table-cell table:style-name="ce56"/>
          <table:table-cell table:style-name="ce59" table:formula="of:=IF([.K458]=&quot;&quot;;[.J458];[.J458]*[.K4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59]&lt;&gt;&quot;&quot;;IF(OR([.F459]=&quot;ILF&quot;;[.F459]=&quot;EIF&quot;);INDEX([Def.$D$6:.$F$8];MATCH([.H459];[Def.$C$6:.$C$8]);MATCH([.G459];[Def.$D$5:.$F$5]));IF([.F459]=&quot;EI&quot;;INDEX([Def.$D$13:.$F$15];MATCH([.H459];[Def.$C$13:.$C$15]);MATCH([.G459];[Def.$D$12:.$F$12]));IF(OR([.F459]=&quot;EO&quot;;[.F459]=&quot;EQ&quot;);INDEX([Def.$D$19:.$F$21];MATCH([.H459];[Def.$C$19:.$C$21]);MATCH([.G459];[Def.$D$18:.$F$18]));&quot;#err&quot;)));&quot;&quot;)">
            <text:p/>
          </table:table-cell>
          <table:table-cell table:style-name="ce53" table:formula="of:=IF([.I459]&lt;&gt;&quot;&quot;;INDEX([Def.$J$6:.$L$10];MATCH([.F459];[Def.$I$6:.$I$10];0);MATCH([.I459];[Def.$J$5:.$L$5];0));&quot;&quot;)">
            <text:p/>
          </table:table-cell>
          <table:table-cell table:style-name="ce56"/>
          <table:table-cell table:style-name="ce59" table:formula="of:=IF([.K459]=&quot;&quot;;[.J459];[.J459]*[.K4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60]&lt;&gt;&quot;&quot;;IF(OR([.F460]=&quot;ILF&quot;;[.F460]=&quot;EIF&quot;);INDEX([Def.$D$6:.$F$8];MATCH([.H460];[Def.$C$6:.$C$8]);MATCH([.G460];[Def.$D$5:.$F$5]));IF([.F460]=&quot;EI&quot;;INDEX([Def.$D$13:.$F$15];MATCH([.H460];[Def.$C$13:.$C$15]);MATCH([.G460];[Def.$D$12:.$F$12]));IF(OR([.F460]=&quot;EO&quot;;[.F460]=&quot;EQ&quot;);INDEX([Def.$D$19:.$F$21];MATCH([.H460];[Def.$C$19:.$C$21]);MATCH([.G460];[Def.$D$18:.$F$18]));&quot;#err&quot;)));&quot;&quot;)">
            <text:p/>
          </table:table-cell>
          <table:table-cell table:style-name="ce53" table:formula="of:=IF([.I460]&lt;&gt;&quot;&quot;;INDEX([Def.$J$6:.$L$10];MATCH([.F460];[Def.$I$6:.$I$10];0);MATCH([.I460];[Def.$J$5:.$L$5];0));&quot;&quot;)">
            <text:p/>
          </table:table-cell>
          <table:table-cell table:style-name="ce56"/>
          <table:table-cell table:style-name="ce59" table:formula="of:=IF([.K460]=&quot;&quot;;[.J460];[.J460]*[.K4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61]&lt;&gt;&quot;&quot;;IF(OR([.F461]=&quot;ILF&quot;;[.F461]=&quot;EIF&quot;);INDEX([Def.$D$6:.$F$8];MATCH([.H461];[Def.$C$6:.$C$8]);MATCH([.G461];[Def.$D$5:.$F$5]));IF([.F461]=&quot;EI&quot;;INDEX([Def.$D$13:.$F$15];MATCH([.H461];[Def.$C$13:.$C$15]);MATCH([.G461];[Def.$D$12:.$F$12]));IF(OR([.F461]=&quot;EO&quot;;[.F461]=&quot;EQ&quot;);INDEX([Def.$D$19:.$F$21];MATCH([.H461];[Def.$C$19:.$C$21]);MATCH([.G461];[Def.$D$18:.$F$18]));&quot;#err&quot;)));&quot;&quot;)">
            <text:p/>
          </table:table-cell>
          <table:table-cell table:style-name="ce53" table:formula="of:=IF([.I461]&lt;&gt;&quot;&quot;;INDEX([Def.$J$6:.$L$10];MATCH([.F461];[Def.$I$6:.$I$10];0);MATCH([.I461];[Def.$J$5:.$L$5];0));&quot;&quot;)">
            <text:p/>
          </table:table-cell>
          <table:table-cell table:style-name="ce56"/>
          <table:table-cell table:style-name="ce59" table:formula="of:=IF([.K461]=&quot;&quot;;[.J461];[.J461]*[.K4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62]&lt;&gt;&quot;&quot;;IF(OR([.F462]=&quot;ILF&quot;;[.F462]=&quot;EIF&quot;);INDEX([Def.$D$6:.$F$8];MATCH([.H462];[Def.$C$6:.$C$8]);MATCH([.G462];[Def.$D$5:.$F$5]));IF([.F462]=&quot;EI&quot;;INDEX([Def.$D$13:.$F$15];MATCH([.H462];[Def.$C$13:.$C$15]);MATCH([.G462];[Def.$D$12:.$F$12]));IF(OR([.F462]=&quot;EO&quot;;[.F462]=&quot;EQ&quot;);INDEX([Def.$D$19:.$F$21];MATCH([.H462];[Def.$C$19:.$C$21]);MATCH([.G462];[Def.$D$18:.$F$18]));&quot;#err&quot;)));&quot;&quot;)">
            <text:p/>
          </table:table-cell>
          <table:table-cell table:style-name="ce53" table:formula="of:=IF([.I462]&lt;&gt;&quot;&quot;;INDEX([Def.$J$6:.$L$10];MATCH([.F462];[Def.$I$6:.$I$10];0);MATCH([.I462];[Def.$J$5:.$L$5];0));&quot;&quot;)">
            <text:p/>
          </table:table-cell>
          <table:table-cell table:style-name="ce56"/>
          <table:table-cell table:style-name="ce59" table:formula="of:=IF([.K462]=&quot;&quot;;[.J462];[.J462]*[.K4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63]&lt;&gt;&quot;&quot;;IF(OR([.F463]=&quot;ILF&quot;;[.F463]=&quot;EIF&quot;);INDEX([Def.$D$6:.$F$8];MATCH([.H463];[Def.$C$6:.$C$8]);MATCH([.G463];[Def.$D$5:.$F$5]));IF([.F463]=&quot;EI&quot;;INDEX([Def.$D$13:.$F$15];MATCH([.H463];[Def.$C$13:.$C$15]);MATCH([.G463];[Def.$D$12:.$F$12]));IF(OR([.F463]=&quot;EO&quot;;[.F463]=&quot;EQ&quot;);INDEX([Def.$D$19:.$F$21];MATCH([.H463];[Def.$C$19:.$C$21]);MATCH([.G463];[Def.$D$18:.$F$18]));&quot;#err&quot;)));&quot;&quot;)">
            <text:p/>
          </table:table-cell>
          <table:table-cell table:style-name="ce53" table:formula="of:=IF([.I463]&lt;&gt;&quot;&quot;;INDEX([Def.$J$6:.$L$10];MATCH([.F463];[Def.$I$6:.$I$10];0);MATCH([.I463];[Def.$J$5:.$L$5];0));&quot;&quot;)">
            <text:p/>
          </table:table-cell>
          <table:table-cell table:style-name="ce56"/>
          <table:table-cell table:style-name="ce59" table:formula="of:=IF([.K463]=&quot;&quot;;[.J463];[.J463]*[.K4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64]&lt;&gt;&quot;&quot;;IF(OR([.F464]=&quot;ILF&quot;;[.F464]=&quot;EIF&quot;);INDEX([Def.$D$6:.$F$8];MATCH([.H464];[Def.$C$6:.$C$8]);MATCH([.G464];[Def.$D$5:.$F$5]));IF([.F464]=&quot;EI&quot;;INDEX([Def.$D$13:.$F$15];MATCH([.H464];[Def.$C$13:.$C$15]);MATCH([.G464];[Def.$D$12:.$F$12]));IF(OR([.F464]=&quot;EO&quot;;[.F464]=&quot;EQ&quot;);INDEX([Def.$D$19:.$F$21];MATCH([.H464];[Def.$C$19:.$C$21]);MATCH([.G464];[Def.$D$18:.$F$18]));&quot;#err&quot;)));&quot;&quot;)">
            <text:p/>
          </table:table-cell>
          <table:table-cell table:style-name="ce53" table:formula="of:=IF([.I464]&lt;&gt;&quot;&quot;;INDEX([Def.$J$6:.$L$10];MATCH([.F464];[Def.$I$6:.$I$10];0);MATCH([.I464];[Def.$J$5:.$L$5];0));&quot;&quot;)">
            <text:p/>
          </table:table-cell>
          <table:table-cell table:style-name="ce56"/>
          <table:table-cell table:style-name="ce59" table:formula="of:=IF([.K464]=&quot;&quot;;[.J464];[.J464]*[.K4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65]&lt;&gt;&quot;&quot;;IF(OR([.F465]=&quot;ILF&quot;;[.F465]=&quot;EIF&quot;);INDEX([Def.$D$6:.$F$8];MATCH([.H465];[Def.$C$6:.$C$8]);MATCH([.G465];[Def.$D$5:.$F$5]));IF([.F465]=&quot;EI&quot;;INDEX([Def.$D$13:.$F$15];MATCH([.H465];[Def.$C$13:.$C$15]);MATCH([.G465];[Def.$D$12:.$F$12]));IF(OR([.F465]=&quot;EO&quot;;[.F465]=&quot;EQ&quot;);INDEX([Def.$D$19:.$F$21];MATCH([.H465];[Def.$C$19:.$C$21]);MATCH([.G465];[Def.$D$18:.$F$18]));&quot;#err&quot;)));&quot;&quot;)">
            <text:p/>
          </table:table-cell>
          <table:table-cell table:style-name="ce53" table:formula="of:=IF([.I465]&lt;&gt;&quot;&quot;;INDEX([Def.$J$6:.$L$10];MATCH([.F465];[Def.$I$6:.$I$10];0);MATCH([.I465];[Def.$J$5:.$L$5];0));&quot;&quot;)">
            <text:p/>
          </table:table-cell>
          <table:table-cell table:style-name="ce56"/>
          <table:table-cell table:style-name="ce59" table:formula="of:=IF([.K465]=&quot;&quot;;[.J465];[.J465]*[.K4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66]&lt;&gt;&quot;&quot;;IF(OR([.F466]=&quot;ILF&quot;;[.F466]=&quot;EIF&quot;);INDEX([Def.$D$6:.$F$8];MATCH([.H466];[Def.$C$6:.$C$8]);MATCH([.G466];[Def.$D$5:.$F$5]));IF([.F466]=&quot;EI&quot;;INDEX([Def.$D$13:.$F$15];MATCH([.H466];[Def.$C$13:.$C$15]);MATCH([.G466];[Def.$D$12:.$F$12]));IF(OR([.F466]=&quot;EO&quot;;[.F466]=&quot;EQ&quot;);INDEX([Def.$D$19:.$F$21];MATCH([.H466];[Def.$C$19:.$C$21]);MATCH([.G466];[Def.$D$18:.$F$18]));&quot;#err&quot;)));&quot;&quot;)">
            <text:p/>
          </table:table-cell>
          <table:table-cell table:style-name="ce53" table:formula="of:=IF([.I466]&lt;&gt;&quot;&quot;;INDEX([Def.$J$6:.$L$10];MATCH([.F466];[Def.$I$6:.$I$10];0);MATCH([.I466];[Def.$J$5:.$L$5];0));&quot;&quot;)">
            <text:p/>
          </table:table-cell>
          <table:table-cell table:style-name="ce56"/>
          <table:table-cell table:style-name="ce59" table:formula="of:=IF([.K466]=&quot;&quot;;[.J466];[.J466]*[.K4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67]&lt;&gt;&quot;&quot;;IF(OR([.F467]=&quot;ILF&quot;;[.F467]=&quot;EIF&quot;);INDEX([Def.$D$6:.$F$8];MATCH([.H467];[Def.$C$6:.$C$8]);MATCH([.G467];[Def.$D$5:.$F$5]));IF([.F467]=&quot;EI&quot;;INDEX([Def.$D$13:.$F$15];MATCH([.H467];[Def.$C$13:.$C$15]);MATCH([.G467];[Def.$D$12:.$F$12]));IF(OR([.F467]=&quot;EO&quot;;[.F467]=&quot;EQ&quot;);INDEX([Def.$D$19:.$F$21];MATCH([.H467];[Def.$C$19:.$C$21]);MATCH([.G467];[Def.$D$18:.$F$18]));&quot;#err&quot;)));&quot;&quot;)">
            <text:p/>
          </table:table-cell>
          <table:table-cell table:style-name="ce53" table:formula="of:=IF([.I467]&lt;&gt;&quot;&quot;;INDEX([Def.$J$6:.$L$10];MATCH([.F467];[Def.$I$6:.$I$10];0);MATCH([.I467];[Def.$J$5:.$L$5];0));&quot;&quot;)">
            <text:p/>
          </table:table-cell>
          <table:table-cell table:style-name="ce56"/>
          <table:table-cell table:style-name="ce59" table:formula="of:=IF([.K467]=&quot;&quot;;[.J467];[.J467]*[.K4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68]&lt;&gt;&quot;&quot;;IF(OR([.F468]=&quot;ILF&quot;;[.F468]=&quot;EIF&quot;);INDEX([Def.$D$6:.$F$8];MATCH([.H468];[Def.$C$6:.$C$8]);MATCH([.G468];[Def.$D$5:.$F$5]));IF([.F468]=&quot;EI&quot;;INDEX([Def.$D$13:.$F$15];MATCH([.H468];[Def.$C$13:.$C$15]);MATCH([.G468];[Def.$D$12:.$F$12]));IF(OR([.F468]=&quot;EO&quot;;[.F468]=&quot;EQ&quot;);INDEX([Def.$D$19:.$F$21];MATCH([.H468];[Def.$C$19:.$C$21]);MATCH([.G468];[Def.$D$18:.$F$18]));&quot;#err&quot;)));&quot;&quot;)">
            <text:p/>
          </table:table-cell>
          <table:table-cell table:style-name="ce53" table:formula="of:=IF([.I468]&lt;&gt;&quot;&quot;;INDEX([Def.$J$6:.$L$10];MATCH([.F468];[Def.$I$6:.$I$10];0);MATCH([.I468];[Def.$J$5:.$L$5];0));&quot;&quot;)">
            <text:p/>
          </table:table-cell>
          <table:table-cell table:style-name="ce56"/>
          <table:table-cell table:style-name="ce59" table:formula="of:=IF([.K468]=&quot;&quot;;[.J468];[.J468]*[.K4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69]&lt;&gt;&quot;&quot;;IF(OR([.F469]=&quot;ILF&quot;;[.F469]=&quot;EIF&quot;);INDEX([Def.$D$6:.$F$8];MATCH([.H469];[Def.$C$6:.$C$8]);MATCH([.G469];[Def.$D$5:.$F$5]));IF([.F469]=&quot;EI&quot;;INDEX([Def.$D$13:.$F$15];MATCH([.H469];[Def.$C$13:.$C$15]);MATCH([.G469];[Def.$D$12:.$F$12]));IF(OR([.F469]=&quot;EO&quot;;[.F469]=&quot;EQ&quot;);INDEX([Def.$D$19:.$F$21];MATCH([.H469];[Def.$C$19:.$C$21]);MATCH([.G469];[Def.$D$18:.$F$18]));&quot;#err&quot;)));&quot;&quot;)">
            <text:p/>
          </table:table-cell>
          <table:table-cell table:style-name="ce53" table:formula="of:=IF([.I469]&lt;&gt;&quot;&quot;;INDEX([Def.$J$6:.$L$10];MATCH([.F469];[Def.$I$6:.$I$10];0);MATCH([.I469];[Def.$J$5:.$L$5];0));&quot;&quot;)">
            <text:p/>
          </table:table-cell>
          <table:table-cell table:style-name="ce56"/>
          <table:table-cell table:style-name="ce59" table:formula="of:=IF([.K469]=&quot;&quot;;[.J469];[.J469]*[.K4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70]&lt;&gt;&quot;&quot;;IF(OR([.F470]=&quot;ILF&quot;;[.F470]=&quot;EIF&quot;);INDEX([Def.$D$6:.$F$8];MATCH([.H470];[Def.$C$6:.$C$8]);MATCH([.G470];[Def.$D$5:.$F$5]));IF([.F470]=&quot;EI&quot;;INDEX([Def.$D$13:.$F$15];MATCH([.H470];[Def.$C$13:.$C$15]);MATCH([.G470];[Def.$D$12:.$F$12]));IF(OR([.F470]=&quot;EO&quot;;[.F470]=&quot;EQ&quot;);INDEX([Def.$D$19:.$F$21];MATCH([.H470];[Def.$C$19:.$C$21]);MATCH([.G470];[Def.$D$18:.$F$18]));&quot;#err&quot;)));&quot;&quot;)">
            <text:p/>
          </table:table-cell>
          <table:table-cell table:style-name="ce53" table:formula="of:=IF([.I470]&lt;&gt;&quot;&quot;;INDEX([Def.$J$6:.$L$10];MATCH([.F470];[Def.$I$6:.$I$10];0);MATCH([.I470];[Def.$J$5:.$L$5];0));&quot;&quot;)">
            <text:p/>
          </table:table-cell>
          <table:table-cell table:style-name="ce56"/>
          <table:table-cell table:style-name="ce59" table:formula="of:=IF([.K470]=&quot;&quot;;[.J470];[.J470]*[.K4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71]&lt;&gt;&quot;&quot;;IF(OR([.F471]=&quot;ILF&quot;;[.F471]=&quot;EIF&quot;);INDEX([Def.$D$6:.$F$8];MATCH([.H471];[Def.$C$6:.$C$8]);MATCH([.G471];[Def.$D$5:.$F$5]));IF([.F471]=&quot;EI&quot;;INDEX([Def.$D$13:.$F$15];MATCH([.H471];[Def.$C$13:.$C$15]);MATCH([.G471];[Def.$D$12:.$F$12]));IF(OR([.F471]=&quot;EO&quot;;[.F471]=&quot;EQ&quot;);INDEX([Def.$D$19:.$F$21];MATCH([.H471];[Def.$C$19:.$C$21]);MATCH([.G471];[Def.$D$18:.$F$18]));&quot;#err&quot;)));&quot;&quot;)">
            <text:p/>
          </table:table-cell>
          <table:table-cell table:style-name="ce53" table:formula="of:=IF([.I471]&lt;&gt;&quot;&quot;;INDEX([Def.$J$6:.$L$10];MATCH([.F471];[Def.$I$6:.$I$10];0);MATCH([.I471];[Def.$J$5:.$L$5];0));&quot;&quot;)">
            <text:p/>
          </table:table-cell>
          <table:table-cell table:style-name="ce56"/>
          <table:table-cell table:style-name="ce59" table:formula="of:=IF([.K471]=&quot;&quot;;[.J471];[.J471]*[.K4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72]&lt;&gt;&quot;&quot;;IF(OR([.F472]=&quot;ILF&quot;;[.F472]=&quot;EIF&quot;);INDEX([Def.$D$6:.$F$8];MATCH([.H472];[Def.$C$6:.$C$8]);MATCH([.G472];[Def.$D$5:.$F$5]));IF([.F472]=&quot;EI&quot;;INDEX([Def.$D$13:.$F$15];MATCH([.H472];[Def.$C$13:.$C$15]);MATCH([.G472];[Def.$D$12:.$F$12]));IF(OR([.F472]=&quot;EO&quot;;[.F472]=&quot;EQ&quot;);INDEX([Def.$D$19:.$F$21];MATCH([.H472];[Def.$C$19:.$C$21]);MATCH([.G472];[Def.$D$18:.$F$18]));&quot;#err&quot;)));&quot;&quot;)">
            <text:p/>
          </table:table-cell>
          <table:table-cell table:style-name="ce53" table:formula="of:=IF([.I472]&lt;&gt;&quot;&quot;;INDEX([Def.$J$6:.$L$10];MATCH([.F472];[Def.$I$6:.$I$10];0);MATCH([.I472];[Def.$J$5:.$L$5];0));&quot;&quot;)">
            <text:p/>
          </table:table-cell>
          <table:table-cell table:style-name="ce56"/>
          <table:table-cell table:style-name="ce59" table:formula="of:=IF([.K472]=&quot;&quot;;[.J472];[.J472]*[.K4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73]&lt;&gt;&quot;&quot;;IF(OR([.F473]=&quot;ILF&quot;;[.F473]=&quot;EIF&quot;);INDEX([Def.$D$6:.$F$8];MATCH([.H473];[Def.$C$6:.$C$8]);MATCH([.G473];[Def.$D$5:.$F$5]));IF([.F473]=&quot;EI&quot;;INDEX([Def.$D$13:.$F$15];MATCH([.H473];[Def.$C$13:.$C$15]);MATCH([.G473];[Def.$D$12:.$F$12]));IF(OR([.F473]=&quot;EO&quot;;[.F473]=&quot;EQ&quot;);INDEX([Def.$D$19:.$F$21];MATCH([.H473];[Def.$C$19:.$C$21]);MATCH([.G473];[Def.$D$18:.$F$18]));&quot;#err&quot;)));&quot;&quot;)">
            <text:p/>
          </table:table-cell>
          <table:table-cell table:style-name="ce53" table:formula="of:=IF([.I473]&lt;&gt;&quot;&quot;;INDEX([Def.$J$6:.$L$10];MATCH([.F473];[Def.$I$6:.$I$10];0);MATCH([.I473];[Def.$J$5:.$L$5];0));&quot;&quot;)">
            <text:p/>
          </table:table-cell>
          <table:table-cell table:style-name="ce56"/>
          <table:table-cell table:style-name="ce59" table:formula="of:=IF([.K473]=&quot;&quot;;[.J473];[.J473]*[.K4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74]&lt;&gt;&quot;&quot;;IF(OR([.F474]=&quot;ILF&quot;;[.F474]=&quot;EIF&quot;);INDEX([Def.$D$6:.$F$8];MATCH([.H474];[Def.$C$6:.$C$8]);MATCH([.G474];[Def.$D$5:.$F$5]));IF([.F474]=&quot;EI&quot;;INDEX([Def.$D$13:.$F$15];MATCH([.H474];[Def.$C$13:.$C$15]);MATCH([.G474];[Def.$D$12:.$F$12]));IF(OR([.F474]=&quot;EO&quot;;[.F474]=&quot;EQ&quot;);INDEX([Def.$D$19:.$F$21];MATCH([.H474];[Def.$C$19:.$C$21]);MATCH([.G474];[Def.$D$18:.$F$18]));&quot;#err&quot;)));&quot;&quot;)">
            <text:p/>
          </table:table-cell>
          <table:table-cell table:style-name="ce53" table:formula="of:=IF([.I474]&lt;&gt;&quot;&quot;;INDEX([Def.$J$6:.$L$10];MATCH([.F474];[Def.$I$6:.$I$10];0);MATCH([.I474];[Def.$J$5:.$L$5];0));&quot;&quot;)">
            <text:p/>
          </table:table-cell>
          <table:table-cell table:style-name="ce56"/>
          <table:table-cell table:style-name="ce59" table:formula="of:=IF([.K474]=&quot;&quot;;[.J474];[.J474]*[.K4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75]&lt;&gt;&quot;&quot;;IF(OR([.F475]=&quot;ILF&quot;;[.F475]=&quot;EIF&quot;);INDEX([Def.$D$6:.$F$8];MATCH([.H475];[Def.$C$6:.$C$8]);MATCH([.G475];[Def.$D$5:.$F$5]));IF([.F475]=&quot;EI&quot;;INDEX([Def.$D$13:.$F$15];MATCH([.H475];[Def.$C$13:.$C$15]);MATCH([.G475];[Def.$D$12:.$F$12]));IF(OR([.F475]=&quot;EO&quot;;[.F475]=&quot;EQ&quot;);INDEX([Def.$D$19:.$F$21];MATCH([.H475];[Def.$C$19:.$C$21]);MATCH([.G475];[Def.$D$18:.$F$18]));&quot;#err&quot;)));&quot;&quot;)">
            <text:p/>
          </table:table-cell>
          <table:table-cell table:style-name="ce53" table:formula="of:=IF([.I475]&lt;&gt;&quot;&quot;;INDEX([Def.$J$6:.$L$10];MATCH([.F475];[Def.$I$6:.$I$10];0);MATCH([.I475];[Def.$J$5:.$L$5];0));&quot;&quot;)">
            <text:p/>
          </table:table-cell>
          <table:table-cell table:style-name="ce56"/>
          <table:table-cell table:style-name="ce59" table:formula="of:=IF([.K475]=&quot;&quot;;[.J475];[.J475]*[.K4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76]&lt;&gt;&quot;&quot;;IF(OR([.F476]=&quot;ILF&quot;;[.F476]=&quot;EIF&quot;);INDEX([Def.$D$6:.$F$8];MATCH([.H476];[Def.$C$6:.$C$8]);MATCH([.G476];[Def.$D$5:.$F$5]));IF([.F476]=&quot;EI&quot;;INDEX([Def.$D$13:.$F$15];MATCH([.H476];[Def.$C$13:.$C$15]);MATCH([.G476];[Def.$D$12:.$F$12]));IF(OR([.F476]=&quot;EO&quot;;[.F476]=&quot;EQ&quot;);INDEX([Def.$D$19:.$F$21];MATCH([.H476];[Def.$C$19:.$C$21]);MATCH([.G476];[Def.$D$18:.$F$18]));&quot;#err&quot;)));&quot;&quot;)">
            <text:p/>
          </table:table-cell>
          <table:table-cell table:style-name="ce53" table:formula="of:=IF([.I476]&lt;&gt;&quot;&quot;;INDEX([Def.$J$6:.$L$10];MATCH([.F476];[Def.$I$6:.$I$10];0);MATCH([.I476];[Def.$J$5:.$L$5];0));&quot;&quot;)">
            <text:p/>
          </table:table-cell>
          <table:table-cell table:style-name="ce56"/>
          <table:table-cell table:style-name="ce59" table:formula="of:=IF([.K476]=&quot;&quot;;[.J476];[.J476]*[.K4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77]&lt;&gt;&quot;&quot;;IF(OR([.F477]=&quot;ILF&quot;;[.F477]=&quot;EIF&quot;);INDEX([Def.$D$6:.$F$8];MATCH([.H477];[Def.$C$6:.$C$8]);MATCH([.G477];[Def.$D$5:.$F$5]));IF([.F477]=&quot;EI&quot;;INDEX([Def.$D$13:.$F$15];MATCH([.H477];[Def.$C$13:.$C$15]);MATCH([.G477];[Def.$D$12:.$F$12]));IF(OR([.F477]=&quot;EO&quot;;[.F477]=&quot;EQ&quot;);INDEX([Def.$D$19:.$F$21];MATCH([.H477];[Def.$C$19:.$C$21]);MATCH([.G477];[Def.$D$18:.$F$18]));&quot;#err&quot;)));&quot;&quot;)">
            <text:p/>
          </table:table-cell>
          <table:table-cell table:style-name="ce53" table:formula="of:=IF([.I477]&lt;&gt;&quot;&quot;;INDEX([Def.$J$6:.$L$10];MATCH([.F477];[Def.$I$6:.$I$10];0);MATCH([.I477];[Def.$J$5:.$L$5];0));&quot;&quot;)">
            <text:p/>
          </table:table-cell>
          <table:table-cell table:style-name="ce56"/>
          <table:table-cell table:style-name="ce59" table:formula="of:=IF([.K477]=&quot;&quot;;[.J477];[.J477]*[.K4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78]&lt;&gt;&quot;&quot;;IF(OR([.F478]=&quot;ILF&quot;;[.F478]=&quot;EIF&quot;);INDEX([Def.$D$6:.$F$8];MATCH([.H478];[Def.$C$6:.$C$8]);MATCH([.G478];[Def.$D$5:.$F$5]));IF([.F478]=&quot;EI&quot;;INDEX([Def.$D$13:.$F$15];MATCH([.H478];[Def.$C$13:.$C$15]);MATCH([.G478];[Def.$D$12:.$F$12]));IF(OR([.F478]=&quot;EO&quot;;[.F478]=&quot;EQ&quot;);INDEX([Def.$D$19:.$F$21];MATCH([.H478];[Def.$C$19:.$C$21]);MATCH([.G478];[Def.$D$18:.$F$18]));&quot;#err&quot;)));&quot;&quot;)">
            <text:p/>
          </table:table-cell>
          <table:table-cell table:style-name="ce53" table:formula="of:=IF([.I478]&lt;&gt;&quot;&quot;;INDEX([Def.$J$6:.$L$10];MATCH([.F478];[Def.$I$6:.$I$10];0);MATCH([.I478];[Def.$J$5:.$L$5];0));&quot;&quot;)">
            <text:p/>
          </table:table-cell>
          <table:table-cell table:style-name="ce56"/>
          <table:table-cell table:style-name="ce59" table:formula="of:=IF([.K478]=&quot;&quot;;[.J478];[.J478]*[.K4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79]&lt;&gt;&quot;&quot;;IF(OR([.F479]=&quot;ILF&quot;;[.F479]=&quot;EIF&quot;);INDEX([Def.$D$6:.$F$8];MATCH([.H479];[Def.$C$6:.$C$8]);MATCH([.G479];[Def.$D$5:.$F$5]));IF([.F479]=&quot;EI&quot;;INDEX([Def.$D$13:.$F$15];MATCH([.H479];[Def.$C$13:.$C$15]);MATCH([.G479];[Def.$D$12:.$F$12]));IF(OR([.F479]=&quot;EO&quot;;[.F479]=&quot;EQ&quot;);INDEX([Def.$D$19:.$F$21];MATCH([.H479];[Def.$C$19:.$C$21]);MATCH([.G479];[Def.$D$18:.$F$18]));&quot;#err&quot;)));&quot;&quot;)">
            <text:p/>
          </table:table-cell>
          <table:table-cell table:style-name="ce53" table:formula="of:=IF([.I479]&lt;&gt;&quot;&quot;;INDEX([Def.$J$6:.$L$10];MATCH([.F479];[Def.$I$6:.$I$10];0);MATCH([.I479];[Def.$J$5:.$L$5];0));&quot;&quot;)">
            <text:p/>
          </table:table-cell>
          <table:table-cell table:style-name="ce56"/>
          <table:table-cell table:style-name="ce59" table:formula="of:=IF([.K479]=&quot;&quot;;[.J479];[.J479]*[.K4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80]&lt;&gt;&quot;&quot;;IF(OR([.F480]=&quot;ILF&quot;;[.F480]=&quot;EIF&quot;);INDEX([Def.$D$6:.$F$8];MATCH([.H480];[Def.$C$6:.$C$8]);MATCH([.G480];[Def.$D$5:.$F$5]));IF([.F480]=&quot;EI&quot;;INDEX([Def.$D$13:.$F$15];MATCH([.H480];[Def.$C$13:.$C$15]);MATCH([.G480];[Def.$D$12:.$F$12]));IF(OR([.F480]=&quot;EO&quot;;[.F480]=&quot;EQ&quot;);INDEX([Def.$D$19:.$F$21];MATCH([.H480];[Def.$C$19:.$C$21]);MATCH([.G480];[Def.$D$18:.$F$18]));&quot;#err&quot;)));&quot;&quot;)">
            <text:p/>
          </table:table-cell>
          <table:table-cell table:style-name="ce53" table:formula="of:=IF([.I480]&lt;&gt;&quot;&quot;;INDEX([Def.$J$6:.$L$10];MATCH([.F480];[Def.$I$6:.$I$10];0);MATCH([.I480];[Def.$J$5:.$L$5];0));&quot;&quot;)">
            <text:p/>
          </table:table-cell>
          <table:table-cell table:style-name="ce56"/>
          <table:table-cell table:style-name="ce59" table:formula="of:=IF([.K480]=&quot;&quot;;[.J480];[.J480]*[.K4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81]&lt;&gt;&quot;&quot;;IF(OR([.F481]=&quot;ILF&quot;;[.F481]=&quot;EIF&quot;);INDEX([Def.$D$6:.$F$8];MATCH([.H481];[Def.$C$6:.$C$8]);MATCH([.G481];[Def.$D$5:.$F$5]));IF([.F481]=&quot;EI&quot;;INDEX([Def.$D$13:.$F$15];MATCH([.H481];[Def.$C$13:.$C$15]);MATCH([.G481];[Def.$D$12:.$F$12]));IF(OR([.F481]=&quot;EO&quot;;[.F481]=&quot;EQ&quot;);INDEX([Def.$D$19:.$F$21];MATCH([.H481];[Def.$C$19:.$C$21]);MATCH([.G481];[Def.$D$18:.$F$18]));&quot;#err&quot;)));&quot;&quot;)">
            <text:p/>
          </table:table-cell>
          <table:table-cell table:style-name="ce53" table:formula="of:=IF([.I481]&lt;&gt;&quot;&quot;;INDEX([Def.$J$6:.$L$10];MATCH([.F481];[Def.$I$6:.$I$10];0);MATCH([.I481];[Def.$J$5:.$L$5];0));&quot;&quot;)">
            <text:p/>
          </table:table-cell>
          <table:table-cell table:style-name="ce56"/>
          <table:table-cell table:style-name="ce59" table:formula="of:=IF([.K481]=&quot;&quot;;[.J481];[.J481]*[.K4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82]&lt;&gt;&quot;&quot;;IF(OR([.F482]=&quot;ILF&quot;;[.F482]=&quot;EIF&quot;);INDEX([Def.$D$6:.$F$8];MATCH([.H482];[Def.$C$6:.$C$8]);MATCH([.G482];[Def.$D$5:.$F$5]));IF([.F482]=&quot;EI&quot;;INDEX([Def.$D$13:.$F$15];MATCH([.H482];[Def.$C$13:.$C$15]);MATCH([.G482];[Def.$D$12:.$F$12]));IF(OR([.F482]=&quot;EO&quot;;[.F482]=&quot;EQ&quot;);INDEX([Def.$D$19:.$F$21];MATCH([.H482];[Def.$C$19:.$C$21]);MATCH([.G482];[Def.$D$18:.$F$18]));&quot;#err&quot;)));&quot;&quot;)">
            <text:p/>
          </table:table-cell>
          <table:table-cell table:style-name="ce53" table:formula="of:=IF([.I482]&lt;&gt;&quot;&quot;;INDEX([Def.$J$6:.$L$10];MATCH([.F482];[Def.$I$6:.$I$10];0);MATCH([.I482];[Def.$J$5:.$L$5];0));&quot;&quot;)">
            <text:p/>
          </table:table-cell>
          <table:table-cell table:style-name="ce56"/>
          <table:table-cell table:style-name="ce59" table:formula="of:=IF([.K482]=&quot;&quot;;[.J482];[.J482]*[.K4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83]&lt;&gt;&quot;&quot;;IF(OR([.F483]=&quot;ILF&quot;;[.F483]=&quot;EIF&quot;);INDEX([Def.$D$6:.$F$8];MATCH([.H483];[Def.$C$6:.$C$8]);MATCH([.G483];[Def.$D$5:.$F$5]));IF([.F483]=&quot;EI&quot;;INDEX([Def.$D$13:.$F$15];MATCH([.H483];[Def.$C$13:.$C$15]);MATCH([.G483];[Def.$D$12:.$F$12]));IF(OR([.F483]=&quot;EO&quot;;[.F483]=&quot;EQ&quot;);INDEX([Def.$D$19:.$F$21];MATCH([.H483];[Def.$C$19:.$C$21]);MATCH([.G483];[Def.$D$18:.$F$18]));&quot;#err&quot;)));&quot;&quot;)">
            <text:p/>
          </table:table-cell>
          <table:table-cell table:style-name="ce53" table:formula="of:=IF([.I483]&lt;&gt;&quot;&quot;;INDEX([Def.$J$6:.$L$10];MATCH([.F483];[Def.$I$6:.$I$10];0);MATCH([.I483];[Def.$J$5:.$L$5];0));&quot;&quot;)">
            <text:p/>
          </table:table-cell>
          <table:table-cell table:style-name="ce56"/>
          <table:table-cell table:style-name="ce59" table:formula="of:=IF([.K483]=&quot;&quot;;[.J483];[.J483]*[.K4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84]&lt;&gt;&quot;&quot;;IF(OR([.F484]=&quot;ILF&quot;;[.F484]=&quot;EIF&quot;);INDEX([Def.$D$6:.$F$8];MATCH([.H484];[Def.$C$6:.$C$8]);MATCH([.G484];[Def.$D$5:.$F$5]));IF([.F484]=&quot;EI&quot;;INDEX([Def.$D$13:.$F$15];MATCH([.H484];[Def.$C$13:.$C$15]);MATCH([.G484];[Def.$D$12:.$F$12]));IF(OR([.F484]=&quot;EO&quot;;[.F484]=&quot;EQ&quot;);INDEX([Def.$D$19:.$F$21];MATCH([.H484];[Def.$C$19:.$C$21]);MATCH([.G484];[Def.$D$18:.$F$18]));&quot;#err&quot;)));&quot;&quot;)">
            <text:p/>
          </table:table-cell>
          <table:table-cell table:style-name="ce53" table:formula="of:=IF([.I484]&lt;&gt;&quot;&quot;;INDEX([Def.$J$6:.$L$10];MATCH([.F484];[Def.$I$6:.$I$10];0);MATCH([.I484];[Def.$J$5:.$L$5];0));&quot;&quot;)">
            <text:p/>
          </table:table-cell>
          <table:table-cell table:style-name="ce56"/>
          <table:table-cell table:style-name="ce59" table:formula="of:=IF([.K484]=&quot;&quot;;[.J484];[.J484]*[.K4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85]&lt;&gt;&quot;&quot;;IF(OR([.F485]=&quot;ILF&quot;;[.F485]=&quot;EIF&quot;);INDEX([Def.$D$6:.$F$8];MATCH([.H485];[Def.$C$6:.$C$8]);MATCH([.G485];[Def.$D$5:.$F$5]));IF([.F485]=&quot;EI&quot;;INDEX([Def.$D$13:.$F$15];MATCH([.H485];[Def.$C$13:.$C$15]);MATCH([.G485];[Def.$D$12:.$F$12]));IF(OR([.F485]=&quot;EO&quot;;[.F485]=&quot;EQ&quot;);INDEX([Def.$D$19:.$F$21];MATCH([.H485];[Def.$C$19:.$C$21]);MATCH([.G485];[Def.$D$18:.$F$18]));&quot;#err&quot;)));&quot;&quot;)">
            <text:p/>
          </table:table-cell>
          <table:table-cell table:style-name="ce53" table:formula="of:=IF([.I485]&lt;&gt;&quot;&quot;;INDEX([Def.$J$6:.$L$10];MATCH([.F485];[Def.$I$6:.$I$10];0);MATCH([.I485];[Def.$J$5:.$L$5];0));&quot;&quot;)">
            <text:p/>
          </table:table-cell>
          <table:table-cell table:style-name="ce56"/>
          <table:table-cell table:style-name="ce59" table:formula="of:=IF([.K485]=&quot;&quot;;[.J485];[.J485]*[.K4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86]&lt;&gt;&quot;&quot;;IF(OR([.F486]=&quot;ILF&quot;;[.F486]=&quot;EIF&quot;);INDEX([Def.$D$6:.$F$8];MATCH([.H486];[Def.$C$6:.$C$8]);MATCH([.G486];[Def.$D$5:.$F$5]));IF([.F486]=&quot;EI&quot;;INDEX([Def.$D$13:.$F$15];MATCH([.H486];[Def.$C$13:.$C$15]);MATCH([.G486];[Def.$D$12:.$F$12]));IF(OR([.F486]=&quot;EO&quot;;[.F486]=&quot;EQ&quot;);INDEX([Def.$D$19:.$F$21];MATCH([.H486];[Def.$C$19:.$C$21]);MATCH([.G486];[Def.$D$18:.$F$18]));&quot;#err&quot;)));&quot;&quot;)">
            <text:p/>
          </table:table-cell>
          <table:table-cell table:style-name="ce53" table:formula="of:=IF([.I486]&lt;&gt;&quot;&quot;;INDEX([Def.$J$6:.$L$10];MATCH([.F486];[Def.$I$6:.$I$10];0);MATCH([.I486];[Def.$J$5:.$L$5];0));&quot;&quot;)">
            <text:p/>
          </table:table-cell>
          <table:table-cell table:style-name="ce56"/>
          <table:table-cell table:style-name="ce59" table:formula="of:=IF([.K486]=&quot;&quot;;[.J486];[.J486]*[.K4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87]&lt;&gt;&quot;&quot;;IF(OR([.F487]=&quot;ILF&quot;;[.F487]=&quot;EIF&quot;);INDEX([Def.$D$6:.$F$8];MATCH([.H487];[Def.$C$6:.$C$8]);MATCH([.G487];[Def.$D$5:.$F$5]));IF([.F487]=&quot;EI&quot;;INDEX([Def.$D$13:.$F$15];MATCH([.H487];[Def.$C$13:.$C$15]);MATCH([.G487];[Def.$D$12:.$F$12]));IF(OR([.F487]=&quot;EO&quot;;[.F487]=&quot;EQ&quot;);INDEX([Def.$D$19:.$F$21];MATCH([.H487];[Def.$C$19:.$C$21]);MATCH([.G487];[Def.$D$18:.$F$18]));&quot;#err&quot;)));&quot;&quot;)">
            <text:p/>
          </table:table-cell>
          <table:table-cell table:style-name="ce53" table:formula="of:=IF([.I487]&lt;&gt;&quot;&quot;;INDEX([Def.$J$6:.$L$10];MATCH([.F487];[Def.$I$6:.$I$10];0);MATCH([.I487];[Def.$J$5:.$L$5];0));&quot;&quot;)">
            <text:p/>
          </table:table-cell>
          <table:table-cell table:style-name="ce56"/>
          <table:table-cell table:style-name="ce59" table:formula="of:=IF([.K487]=&quot;&quot;;[.J487];[.J487]*[.K4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88]&lt;&gt;&quot;&quot;;IF(OR([.F488]=&quot;ILF&quot;;[.F488]=&quot;EIF&quot;);INDEX([Def.$D$6:.$F$8];MATCH([.H488];[Def.$C$6:.$C$8]);MATCH([.G488];[Def.$D$5:.$F$5]));IF([.F488]=&quot;EI&quot;;INDEX([Def.$D$13:.$F$15];MATCH([.H488];[Def.$C$13:.$C$15]);MATCH([.G488];[Def.$D$12:.$F$12]));IF(OR([.F488]=&quot;EO&quot;;[.F488]=&quot;EQ&quot;);INDEX([Def.$D$19:.$F$21];MATCH([.H488];[Def.$C$19:.$C$21]);MATCH([.G488];[Def.$D$18:.$F$18]));&quot;#err&quot;)));&quot;&quot;)">
            <text:p/>
          </table:table-cell>
          <table:table-cell table:style-name="ce53" table:formula="of:=IF([.I488]&lt;&gt;&quot;&quot;;INDEX([Def.$J$6:.$L$10];MATCH([.F488];[Def.$I$6:.$I$10];0);MATCH([.I488];[Def.$J$5:.$L$5];0));&quot;&quot;)">
            <text:p/>
          </table:table-cell>
          <table:table-cell table:style-name="ce56"/>
          <table:table-cell table:style-name="ce59" table:formula="of:=IF([.K488]=&quot;&quot;;[.J488];[.J488]*[.K4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89]&lt;&gt;&quot;&quot;;IF(OR([.F489]=&quot;ILF&quot;;[.F489]=&quot;EIF&quot;);INDEX([Def.$D$6:.$F$8];MATCH([.H489];[Def.$C$6:.$C$8]);MATCH([.G489];[Def.$D$5:.$F$5]));IF([.F489]=&quot;EI&quot;;INDEX([Def.$D$13:.$F$15];MATCH([.H489];[Def.$C$13:.$C$15]);MATCH([.G489];[Def.$D$12:.$F$12]));IF(OR([.F489]=&quot;EO&quot;;[.F489]=&quot;EQ&quot;);INDEX([Def.$D$19:.$F$21];MATCH([.H489];[Def.$C$19:.$C$21]);MATCH([.G489];[Def.$D$18:.$F$18]));&quot;#err&quot;)));&quot;&quot;)">
            <text:p/>
          </table:table-cell>
          <table:table-cell table:style-name="ce53" table:formula="of:=IF([.I489]&lt;&gt;&quot;&quot;;INDEX([Def.$J$6:.$L$10];MATCH([.F489];[Def.$I$6:.$I$10];0);MATCH([.I489];[Def.$J$5:.$L$5];0));&quot;&quot;)">
            <text:p/>
          </table:table-cell>
          <table:table-cell table:style-name="ce56"/>
          <table:table-cell table:style-name="ce59" table:formula="of:=IF([.K489]=&quot;&quot;;[.J489];[.J489]*[.K4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90]&lt;&gt;&quot;&quot;;IF(OR([.F490]=&quot;ILF&quot;;[.F490]=&quot;EIF&quot;);INDEX([Def.$D$6:.$F$8];MATCH([.H490];[Def.$C$6:.$C$8]);MATCH([.G490];[Def.$D$5:.$F$5]));IF([.F490]=&quot;EI&quot;;INDEX([Def.$D$13:.$F$15];MATCH([.H490];[Def.$C$13:.$C$15]);MATCH([.G490];[Def.$D$12:.$F$12]));IF(OR([.F490]=&quot;EO&quot;;[.F490]=&quot;EQ&quot;);INDEX([Def.$D$19:.$F$21];MATCH([.H490];[Def.$C$19:.$C$21]);MATCH([.G490];[Def.$D$18:.$F$18]));&quot;#err&quot;)));&quot;&quot;)">
            <text:p/>
          </table:table-cell>
          <table:table-cell table:style-name="ce53" table:formula="of:=IF([.I490]&lt;&gt;&quot;&quot;;INDEX([Def.$J$6:.$L$10];MATCH([.F490];[Def.$I$6:.$I$10];0);MATCH([.I490];[Def.$J$5:.$L$5];0));&quot;&quot;)">
            <text:p/>
          </table:table-cell>
          <table:table-cell table:style-name="ce56"/>
          <table:table-cell table:style-name="ce59" table:formula="of:=IF([.K490]=&quot;&quot;;[.J490];[.J490]*[.K4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91]&lt;&gt;&quot;&quot;;IF(OR([.F491]=&quot;ILF&quot;;[.F491]=&quot;EIF&quot;);INDEX([Def.$D$6:.$F$8];MATCH([.H491];[Def.$C$6:.$C$8]);MATCH([.G491];[Def.$D$5:.$F$5]));IF([.F491]=&quot;EI&quot;;INDEX([Def.$D$13:.$F$15];MATCH([.H491];[Def.$C$13:.$C$15]);MATCH([.G491];[Def.$D$12:.$F$12]));IF(OR([.F491]=&quot;EO&quot;;[.F491]=&quot;EQ&quot;);INDEX([Def.$D$19:.$F$21];MATCH([.H491];[Def.$C$19:.$C$21]);MATCH([.G491];[Def.$D$18:.$F$18]));&quot;#err&quot;)));&quot;&quot;)">
            <text:p/>
          </table:table-cell>
          <table:table-cell table:style-name="ce53" table:formula="of:=IF([.I491]&lt;&gt;&quot;&quot;;INDEX([Def.$J$6:.$L$10];MATCH([.F491];[Def.$I$6:.$I$10];0);MATCH([.I491];[Def.$J$5:.$L$5];0));&quot;&quot;)">
            <text:p/>
          </table:table-cell>
          <table:table-cell table:style-name="ce56"/>
          <table:table-cell table:style-name="ce59" table:formula="of:=IF([.K491]=&quot;&quot;;[.J491];[.J491]*[.K4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92]&lt;&gt;&quot;&quot;;IF(OR([.F492]=&quot;ILF&quot;;[.F492]=&quot;EIF&quot;);INDEX([Def.$D$6:.$F$8];MATCH([.H492];[Def.$C$6:.$C$8]);MATCH([.G492];[Def.$D$5:.$F$5]));IF([.F492]=&quot;EI&quot;;INDEX([Def.$D$13:.$F$15];MATCH([.H492];[Def.$C$13:.$C$15]);MATCH([.G492];[Def.$D$12:.$F$12]));IF(OR([.F492]=&quot;EO&quot;;[.F492]=&quot;EQ&quot;);INDEX([Def.$D$19:.$F$21];MATCH([.H492];[Def.$C$19:.$C$21]);MATCH([.G492];[Def.$D$18:.$F$18]));&quot;#err&quot;)));&quot;&quot;)">
            <text:p/>
          </table:table-cell>
          <table:table-cell table:style-name="ce53" table:formula="of:=IF([.I492]&lt;&gt;&quot;&quot;;INDEX([Def.$J$6:.$L$10];MATCH([.F492];[Def.$I$6:.$I$10];0);MATCH([.I492];[Def.$J$5:.$L$5];0));&quot;&quot;)">
            <text:p/>
          </table:table-cell>
          <table:table-cell table:style-name="ce56"/>
          <table:table-cell table:style-name="ce59" table:formula="of:=IF([.K492]=&quot;&quot;;[.J492];[.J492]*[.K4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93]&lt;&gt;&quot;&quot;;IF(OR([.F493]=&quot;ILF&quot;;[.F493]=&quot;EIF&quot;);INDEX([Def.$D$6:.$F$8];MATCH([.H493];[Def.$C$6:.$C$8]);MATCH([.G493];[Def.$D$5:.$F$5]));IF([.F493]=&quot;EI&quot;;INDEX([Def.$D$13:.$F$15];MATCH([.H493];[Def.$C$13:.$C$15]);MATCH([.G493];[Def.$D$12:.$F$12]));IF(OR([.F493]=&quot;EO&quot;;[.F493]=&quot;EQ&quot;);INDEX([Def.$D$19:.$F$21];MATCH([.H493];[Def.$C$19:.$C$21]);MATCH([.G493];[Def.$D$18:.$F$18]));&quot;#err&quot;)));&quot;&quot;)">
            <text:p/>
          </table:table-cell>
          <table:table-cell table:style-name="ce53" table:formula="of:=IF([.I493]&lt;&gt;&quot;&quot;;INDEX([Def.$J$6:.$L$10];MATCH([.F493];[Def.$I$6:.$I$10];0);MATCH([.I493];[Def.$J$5:.$L$5];0));&quot;&quot;)">
            <text:p/>
          </table:table-cell>
          <table:table-cell table:style-name="ce56"/>
          <table:table-cell table:style-name="ce59" table:formula="of:=IF([.K493]=&quot;&quot;;[.J493];[.J493]*[.K4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94]&lt;&gt;&quot;&quot;;IF(OR([.F494]=&quot;ILF&quot;;[.F494]=&quot;EIF&quot;);INDEX([Def.$D$6:.$F$8];MATCH([.H494];[Def.$C$6:.$C$8]);MATCH([.G494];[Def.$D$5:.$F$5]));IF([.F494]=&quot;EI&quot;;INDEX([Def.$D$13:.$F$15];MATCH([.H494];[Def.$C$13:.$C$15]);MATCH([.G494];[Def.$D$12:.$F$12]));IF(OR([.F494]=&quot;EO&quot;;[.F494]=&quot;EQ&quot;);INDEX([Def.$D$19:.$F$21];MATCH([.H494];[Def.$C$19:.$C$21]);MATCH([.G494];[Def.$D$18:.$F$18]));&quot;#err&quot;)));&quot;&quot;)">
            <text:p/>
          </table:table-cell>
          <table:table-cell table:style-name="ce53" table:formula="of:=IF([.I494]&lt;&gt;&quot;&quot;;INDEX([Def.$J$6:.$L$10];MATCH([.F494];[Def.$I$6:.$I$10];0);MATCH([.I494];[Def.$J$5:.$L$5];0));&quot;&quot;)">
            <text:p/>
          </table:table-cell>
          <table:table-cell table:style-name="ce56"/>
          <table:table-cell table:style-name="ce59" table:formula="of:=IF([.K494]=&quot;&quot;;[.J494];[.J494]*[.K4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95]&lt;&gt;&quot;&quot;;IF(OR([.F495]=&quot;ILF&quot;;[.F495]=&quot;EIF&quot;);INDEX([Def.$D$6:.$F$8];MATCH([.H495];[Def.$C$6:.$C$8]);MATCH([.G495];[Def.$D$5:.$F$5]));IF([.F495]=&quot;EI&quot;;INDEX([Def.$D$13:.$F$15];MATCH([.H495];[Def.$C$13:.$C$15]);MATCH([.G495];[Def.$D$12:.$F$12]));IF(OR([.F495]=&quot;EO&quot;;[.F495]=&quot;EQ&quot;);INDEX([Def.$D$19:.$F$21];MATCH([.H495];[Def.$C$19:.$C$21]);MATCH([.G495];[Def.$D$18:.$F$18]));&quot;#err&quot;)));&quot;&quot;)">
            <text:p/>
          </table:table-cell>
          <table:table-cell table:style-name="ce53" table:formula="of:=IF([.I495]&lt;&gt;&quot;&quot;;INDEX([Def.$J$6:.$L$10];MATCH([.F495];[Def.$I$6:.$I$10];0);MATCH([.I495];[Def.$J$5:.$L$5];0));&quot;&quot;)">
            <text:p/>
          </table:table-cell>
          <table:table-cell table:style-name="ce56"/>
          <table:table-cell table:style-name="ce59" table:formula="of:=IF([.K495]=&quot;&quot;;[.J495];[.J495]*[.K4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96]&lt;&gt;&quot;&quot;;IF(OR([.F496]=&quot;ILF&quot;;[.F496]=&quot;EIF&quot;);INDEX([Def.$D$6:.$F$8];MATCH([.H496];[Def.$C$6:.$C$8]);MATCH([.G496];[Def.$D$5:.$F$5]));IF([.F496]=&quot;EI&quot;;INDEX([Def.$D$13:.$F$15];MATCH([.H496];[Def.$C$13:.$C$15]);MATCH([.G496];[Def.$D$12:.$F$12]));IF(OR([.F496]=&quot;EO&quot;;[.F496]=&quot;EQ&quot;);INDEX([Def.$D$19:.$F$21];MATCH([.H496];[Def.$C$19:.$C$21]);MATCH([.G496];[Def.$D$18:.$F$18]));&quot;#err&quot;)));&quot;&quot;)">
            <text:p/>
          </table:table-cell>
          <table:table-cell table:style-name="ce53" table:formula="of:=IF([.I496]&lt;&gt;&quot;&quot;;INDEX([Def.$J$6:.$L$10];MATCH([.F496];[Def.$I$6:.$I$10];0);MATCH([.I496];[Def.$J$5:.$L$5];0));&quot;&quot;)">
            <text:p/>
          </table:table-cell>
          <table:table-cell table:style-name="ce56"/>
          <table:table-cell table:style-name="ce59" table:formula="of:=IF([.K496]=&quot;&quot;;[.J496];[.J496]*[.K4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97]&lt;&gt;&quot;&quot;;IF(OR([.F497]=&quot;ILF&quot;;[.F497]=&quot;EIF&quot;);INDEX([Def.$D$6:.$F$8];MATCH([.H497];[Def.$C$6:.$C$8]);MATCH([.G497];[Def.$D$5:.$F$5]));IF([.F497]=&quot;EI&quot;;INDEX([Def.$D$13:.$F$15];MATCH([.H497];[Def.$C$13:.$C$15]);MATCH([.G497];[Def.$D$12:.$F$12]));IF(OR([.F497]=&quot;EO&quot;;[.F497]=&quot;EQ&quot;);INDEX([Def.$D$19:.$F$21];MATCH([.H497];[Def.$C$19:.$C$21]);MATCH([.G497];[Def.$D$18:.$F$18]));&quot;#err&quot;)));&quot;&quot;)">
            <text:p/>
          </table:table-cell>
          <table:table-cell table:style-name="ce53" table:formula="of:=IF([.I497]&lt;&gt;&quot;&quot;;INDEX([Def.$J$6:.$L$10];MATCH([.F497];[Def.$I$6:.$I$10];0);MATCH([.I497];[Def.$J$5:.$L$5];0));&quot;&quot;)">
            <text:p/>
          </table:table-cell>
          <table:table-cell table:style-name="ce56"/>
          <table:table-cell table:style-name="ce59" table:formula="of:=IF([.K497]=&quot;&quot;;[.J497];[.J497]*[.K4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98]&lt;&gt;&quot;&quot;;IF(OR([.F498]=&quot;ILF&quot;;[.F498]=&quot;EIF&quot;);INDEX([Def.$D$6:.$F$8];MATCH([.H498];[Def.$C$6:.$C$8]);MATCH([.G498];[Def.$D$5:.$F$5]));IF([.F498]=&quot;EI&quot;;INDEX([Def.$D$13:.$F$15];MATCH([.H498];[Def.$C$13:.$C$15]);MATCH([.G498];[Def.$D$12:.$F$12]));IF(OR([.F498]=&quot;EO&quot;;[.F498]=&quot;EQ&quot;);INDEX([Def.$D$19:.$F$21];MATCH([.H498];[Def.$C$19:.$C$21]);MATCH([.G498];[Def.$D$18:.$F$18]));&quot;#err&quot;)));&quot;&quot;)">
            <text:p/>
          </table:table-cell>
          <table:table-cell table:style-name="ce53" table:formula="of:=IF([.I498]&lt;&gt;&quot;&quot;;INDEX([Def.$J$6:.$L$10];MATCH([.F498];[Def.$I$6:.$I$10];0);MATCH([.I498];[Def.$J$5:.$L$5];0));&quot;&quot;)">
            <text:p/>
          </table:table-cell>
          <table:table-cell table:style-name="ce56"/>
          <table:table-cell table:style-name="ce59" table:formula="of:=IF([.K498]=&quot;&quot;;[.J498];[.J498]*[.K4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499]&lt;&gt;&quot;&quot;;IF(OR([.F499]=&quot;ILF&quot;;[.F499]=&quot;EIF&quot;);INDEX([Def.$D$6:.$F$8];MATCH([.H499];[Def.$C$6:.$C$8]);MATCH([.G499];[Def.$D$5:.$F$5]));IF([.F499]=&quot;EI&quot;;INDEX([Def.$D$13:.$F$15];MATCH([.H499];[Def.$C$13:.$C$15]);MATCH([.G499];[Def.$D$12:.$F$12]));IF(OR([.F499]=&quot;EO&quot;;[.F499]=&quot;EQ&quot;);INDEX([Def.$D$19:.$F$21];MATCH([.H499];[Def.$C$19:.$C$21]);MATCH([.G499];[Def.$D$18:.$F$18]));&quot;#err&quot;)));&quot;&quot;)">
            <text:p/>
          </table:table-cell>
          <table:table-cell table:style-name="ce53" table:formula="of:=IF([.I499]&lt;&gt;&quot;&quot;;INDEX([Def.$J$6:.$L$10];MATCH([.F499];[Def.$I$6:.$I$10];0);MATCH([.I499];[Def.$J$5:.$L$5];0));&quot;&quot;)">
            <text:p/>
          </table:table-cell>
          <table:table-cell table:style-name="ce56"/>
          <table:table-cell table:style-name="ce59" table:formula="of:=IF([.K499]=&quot;&quot;;[.J499];[.J499]*[.K4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00]&lt;&gt;&quot;&quot;;IF(OR([.F500]=&quot;ILF&quot;;[.F500]=&quot;EIF&quot;);INDEX([Def.$D$6:.$F$8];MATCH([.H500];[Def.$C$6:.$C$8]);MATCH([.G500];[Def.$D$5:.$F$5]));IF([.F500]=&quot;EI&quot;;INDEX([Def.$D$13:.$F$15];MATCH([.H500];[Def.$C$13:.$C$15]);MATCH([.G500];[Def.$D$12:.$F$12]));IF(OR([.F500]=&quot;EO&quot;;[.F500]=&quot;EQ&quot;);INDEX([Def.$D$19:.$F$21];MATCH([.H500];[Def.$C$19:.$C$21]);MATCH([.G500];[Def.$D$18:.$F$18]));&quot;#err&quot;)));&quot;&quot;)">
            <text:p/>
          </table:table-cell>
          <table:table-cell table:style-name="ce53" table:formula="of:=IF([.I500]&lt;&gt;&quot;&quot;;INDEX([Def.$J$6:.$L$10];MATCH([.F500];[Def.$I$6:.$I$10];0);MATCH([.I500];[Def.$J$5:.$L$5];0));&quot;&quot;)">
            <text:p/>
          </table:table-cell>
          <table:table-cell table:style-name="ce56"/>
          <table:table-cell table:style-name="ce59" table:formula="of:=IF([.K500]=&quot;&quot;;[.J500];[.J500]*[.K5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01]&lt;&gt;&quot;&quot;;IF(OR([.F501]=&quot;ILF&quot;;[.F501]=&quot;EIF&quot;);INDEX([Def.$D$6:.$F$8];MATCH([.H501];[Def.$C$6:.$C$8]);MATCH([.G501];[Def.$D$5:.$F$5]));IF([.F501]=&quot;EI&quot;;INDEX([Def.$D$13:.$F$15];MATCH([.H501];[Def.$C$13:.$C$15]);MATCH([.G501];[Def.$D$12:.$F$12]));IF(OR([.F501]=&quot;EO&quot;;[.F501]=&quot;EQ&quot;);INDEX([Def.$D$19:.$F$21];MATCH([.H501];[Def.$C$19:.$C$21]);MATCH([.G501];[Def.$D$18:.$F$18]));&quot;#err&quot;)));&quot;&quot;)">
            <text:p/>
          </table:table-cell>
          <table:table-cell table:style-name="ce53" table:formula="of:=IF([.I501]&lt;&gt;&quot;&quot;;INDEX([Def.$J$6:.$L$10];MATCH([.F501];[Def.$I$6:.$I$10];0);MATCH([.I501];[Def.$J$5:.$L$5];0));&quot;&quot;)">
            <text:p/>
          </table:table-cell>
          <table:table-cell table:style-name="ce56"/>
          <table:table-cell table:style-name="ce59" table:formula="of:=IF([.K501]=&quot;&quot;;[.J501];[.J501]*[.K5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02]&lt;&gt;&quot;&quot;;IF(OR([.F502]=&quot;ILF&quot;;[.F502]=&quot;EIF&quot;);INDEX([Def.$D$6:.$F$8];MATCH([.H502];[Def.$C$6:.$C$8]);MATCH([.G502];[Def.$D$5:.$F$5]));IF([.F502]=&quot;EI&quot;;INDEX([Def.$D$13:.$F$15];MATCH([.H502];[Def.$C$13:.$C$15]);MATCH([.G502];[Def.$D$12:.$F$12]));IF(OR([.F502]=&quot;EO&quot;;[.F502]=&quot;EQ&quot;);INDEX([Def.$D$19:.$F$21];MATCH([.H502];[Def.$C$19:.$C$21]);MATCH([.G502];[Def.$D$18:.$F$18]));&quot;#err&quot;)));&quot;&quot;)">
            <text:p/>
          </table:table-cell>
          <table:table-cell table:style-name="ce53" table:formula="of:=IF([.I502]&lt;&gt;&quot;&quot;;INDEX([Def.$J$6:.$L$10];MATCH([.F502];[Def.$I$6:.$I$10];0);MATCH([.I502];[Def.$J$5:.$L$5];0));&quot;&quot;)">
            <text:p/>
          </table:table-cell>
          <table:table-cell table:style-name="ce56"/>
          <table:table-cell table:style-name="ce59" table:formula="of:=IF([.K502]=&quot;&quot;;[.J502];[.J502]*[.K5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03]&lt;&gt;&quot;&quot;;IF(OR([.F503]=&quot;ILF&quot;;[.F503]=&quot;EIF&quot;);INDEX([Def.$D$6:.$F$8];MATCH([.H503];[Def.$C$6:.$C$8]);MATCH([.G503];[Def.$D$5:.$F$5]));IF([.F503]=&quot;EI&quot;;INDEX([Def.$D$13:.$F$15];MATCH([.H503];[Def.$C$13:.$C$15]);MATCH([.G503];[Def.$D$12:.$F$12]));IF(OR([.F503]=&quot;EO&quot;;[.F503]=&quot;EQ&quot;);INDEX([Def.$D$19:.$F$21];MATCH([.H503];[Def.$C$19:.$C$21]);MATCH([.G503];[Def.$D$18:.$F$18]));&quot;#err&quot;)));&quot;&quot;)">
            <text:p/>
          </table:table-cell>
          <table:table-cell table:style-name="ce53" table:formula="of:=IF([.I503]&lt;&gt;&quot;&quot;;INDEX([Def.$J$6:.$L$10];MATCH([.F503];[Def.$I$6:.$I$10];0);MATCH([.I503];[Def.$J$5:.$L$5];0));&quot;&quot;)">
            <text:p/>
          </table:table-cell>
          <table:table-cell table:style-name="ce56"/>
          <table:table-cell table:style-name="ce59" table:formula="of:=IF([.K503]=&quot;&quot;;[.J503];[.J503]*[.K5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04]&lt;&gt;&quot;&quot;;IF(OR([.F504]=&quot;ILF&quot;;[.F504]=&quot;EIF&quot;);INDEX([Def.$D$6:.$F$8];MATCH([.H504];[Def.$C$6:.$C$8]);MATCH([.G504];[Def.$D$5:.$F$5]));IF([.F504]=&quot;EI&quot;;INDEX([Def.$D$13:.$F$15];MATCH([.H504];[Def.$C$13:.$C$15]);MATCH([.G504];[Def.$D$12:.$F$12]));IF(OR([.F504]=&quot;EO&quot;;[.F504]=&quot;EQ&quot;);INDEX([Def.$D$19:.$F$21];MATCH([.H504];[Def.$C$19:.$C$21]);MATCH([.G504];[Def.$D$18:.$F$18]));&quot;#err&quot;)));&quot;&quot;)">
            <text:p/>
          </table:table-cell>
          <table:table-cell table:style-name="ce53" table:formula="of:=IF([.I504]&lt;&gt;&quot;&quot;;INDEX([Def.$J$6:.$L$10];MATCH([.F504];[Def.$I$6:.$I$10];0);MATCH([.I504];[Def.$J$5:.$L$5];0));&quot;&quot;)">
            <text:p/>
          </table:table-cell>
          <table:table-cell table:style-name="ce56"/>
          <table:table-cell table:style-name="ce59" table:formula="of:=IF([.K504]=&quot;&quot;;[.J504];[.J504]*[.K5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05]&lt;&gt;&quot;&quot;;IF(OR([.F505]=&quot;ILF&quot;;[.F505]=&quot;EIF&quot;);INDEX([Def.$D$6:.$F$8];MATCH([.H505];[Def.$C$6:.$C$8]);MATCH([.G505];[Def.$D$5:.$F$5]));IF([.F505]=&quot;EI&quot;;INDEX([Def.$D$13:.$F$15];MATCH([.H505];[Def.$C$13:.$C$15]);MATCH([.G505];[Def.$D$12:.$F$12]));IF(OR([.F505]=&quot;EO&quot;;[.F505]=&quot;EQ&quot;);INDEX([Def.$D$19:.$F$21];MATCH([.H505];[Def.$C$19:.$C$21]);MATCH([.G505];[Def.$D$18:.$F$18]));&quot;#err&quot;)));&quot;&quot;)">
            <text:p/>
          </table:table-cell>
          <table:table-cell table:style-name="ce53" table:formula="of:=IF([.I505]&lt;&gt;&quot;&quot;;INDEX([Def.$J$6:.$L$10];MATCH([.F505];[Def.$I$6:.$I$10];0);MATCH([.I505];[Def.$J$5:.$L$5];0));&quot;&quot;)">
            <text:p/>
          </table:table-cell>
          <table:table-cell table:style-name="ce56"/>
          <table:table-cell table:style-name="ce59" table:formula="of:=IF([.K505]=&quot;&quot;;[.J505];[.J505]*[.K5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06]&lt;&gt;&quot;&quot;;IF(OR([.F506]=&quot;ILF&quot;;[.F506]=&quot;EIF&quot;);INDEX([Def.$D$6:.$F$8];MATCH([.H506];[Def.$C$6:.$C$8]);MATCH([.G506];[Def.$D$5:.$F$5]));IF([.F506]=&quot;EI&quot;;INDEX([Def.$D$13:.$F$15];MATCH([.H506];[Def.$C$13:.$C$15]);MATCH([.G506];[Def.$D$12:.$F$12]));IF(OR([.F506]=&quot;EO&quot;;[.F506]=&quot;EQ&quot;);INDEX([Def.$D$19:.$F$21];MATCH([.H506];[Def.$C$19:.$C$21]);MATCH([.G506];[Def.$D$18:.$F$18]));&quot;#err&quot;)));&quot;&quot;)">
            <text:p/>
          </table:table-cell>
          <table:table-cell table:style-name="ce53" table:formula="of:=IF([.I506]&lt;&gt;&quot;&quot;;INDEX([Def.$J$6:.$L$10];MATCH([.F506];[Def.$I$6:.$I$10];0);MATCH([.I506];[Def.$J$5:.$L$5];0));&quot;&quot;)">
            <text:p/>
          </table:table-cell>
          <table:table-cell table:style-name="ce56"/>
          <table:table-cell table:style-name="ce59" table:formula="of:=IF([.K506]=&quot;&quot;;[.J506];[.J506]*[.K5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07]&lt;&gt;&quot;&quot;;IF(OR([.F507]=&quot;ILF&quot;;[.F507]=&quot;EIF&quot;);INDEX([Def.$D$6:.$F$8];MATCH([.H507];[Def.$C$6:.$C$8]);MATCH([.G507];[Def.$D$5:.$F$5]));IF([.F507]=&quot;EI&quot;;INDEX([Def.$D$13:.$F$15];MATCH([.H507];[Def.$C$13:.$C$15]);MATCH([.G507];[Def.$D$12:.$F$12]));IF(OR([.F507]=&quot;EO&quot;;[.F507]=&quot;EQ&quot;);INDEX([Def.$D$19:.$F$21];MATCH([.H507];[Def.$C$19:.$C$21]);MATCH([.G507];[Def.$D$18:.$F$18]));&quot;#err&quot;)));&quot;&quot;)">
            <text:p/>
          </table:table-cell>
          <table:table-cell table:style-name="ce53" table:formula="of:=IF([.I507]&lt;&gt;&quot;&quot;;INDEX([Def.$J$6:.$L$10];MATCH([.F507];[Def.$I$6:.$I$10];0);MATCH([.I507];[Def.$J$5:.$L$5];0));&quot;&quot;)">
            <text:p/>
          </table:table-cell>
          <table:table-cell table:style-name="ce56"/>
          <table:table-cell table:style-name="ce59" table:formula="of:=IF([.K507]=&quot;&quot;;[.J507];[.J507]*[.K5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08]&lt;&gt;&quot;&quot;;IF(OR([.F508]=&quot;ILF&quot;;[.F508]=&quot;EIF&quot;);INDEX([Def.$D$6:.$F$8];MATCH([.H508];[Def.$C$6:.$C$8]);MATCH([.G508];[Def.$D$5:.$F$5]));IF([.F508]=&quot;EI&quot;;INDEX([Def.$D$13:.$F$15];MATCH([.H508];[Def.$C$13:.$C$15]);MATCH([.G508];[Def.$D$12:.$F$12]));IF(OR([.F508]=&quot;EO&quot;;[.F508]=&quot;EQ&quot;);INDEX([Def.$D$19:.$F$21];MATCH([.H508];[Def.$C$19:.$C$21]);MATCH([.G508];[Def.$D$18:.$F$18]));&quot;#err&quot;)));&quot;&quot;)">
            <text:p/>
          </table:table-cell>
          <table:table-cell table:style-name="ce53" table:formula="of:=IF([.I508]&lt;&gt;&quot;&quot;;INDEX([Def.$J$6:.$L$10];MATCH([.F508];[Def.$I$6:.$I$10];0);MATCH([.I508];[Def.$J$5:.$L$5];0));&quot;&quot;)">
            <text:p/>
          </table:table-cell>
          <table:table-cell table:style-name="ce56"/>
          <table:table-cell table:style-name="ce59" table:formula="of:=IF([.K508]=&quot;&quot;;[.J508];[.J508]*[.K5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09]&lt;&gt;&quot;&quot;;IF(OR([.F509]=&quot;ILF&quot;;[.F509]=&quot;EIF&quot;);INDEX([Def.$D$6:.$F$8];MATCH([.H509];[Def.$C$6:.$C$8]);MATCH([.G509];[Def.$D$5:.$F$5]));IF([.F509]=&quot;EI&quot;;INDEX([Def.$D$13:.$F$15];MATCH([.H509];[Def.$C$13:.$C$15]);MATCH([.G509];[Def.$D$12:.$F$12]));IF(OR([.F509]=&quot;EO&quot;;[.F509]=&quot;EQ&quot;);INDEX([Def.$D$19:.$F$21];MATCH([.H509];[Def.$C$19:.$C$21]);MATCH([.G509];[Def.$D$18:.$F$18]));&quot;#err&quot;)));&quot;&quot;)">
            <text:p/>
          </table:table-cell>
          <table:table-cell table:style-name="ce53" table:formula="of:=IF([.I509]&lt;&gt;&quot;&quot;;INDEX([Def.$J$6:.$L$10];MATCH([.F509];[Def.$I$6:.$I$10];0);MATCH([.I509];[Def.$J$5:.$L$5];0));&quot;&quot;)">
            <text:p/>
          </table:table-cell>
          <table:table-cell table:style-name="ce56"/>
          <table:table-cell table:style-name="ce59" table:formula="of:=IF([.K509]=&quot;&quot;;[.J509];[.J509]*[.K5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10]&lt;&gt;&quot;&quot;;IF(OR([.F510]=&quot;ILF&quot;;[.F510]=&quot;EIF&quot;);INDEX([Def.$D$6:.$F$8];MATCH([.H510];[Def.$C$6:.$C$8]);MATCH([.G510];[Def.$D$5:.$F$5]));IF([.F510]=&quot;EI&quot;;INDEX([Def.$D$13:.$F$15];MATCH([.H510];[Def.$C$13:.$C$15]);MATCH([.G510];[Def.$D$12:.$F$12]));IF(OR([.F510]=&quot;EO&quot;;[.F510]=&quot;EQ&quot;);INDEX([Def.$D$19:.$F$21];MATCH([.H510];[Def.$C$19:.$C$21]);MATCH([.G510];[Def.$D$18:.$F$18]));&quot;#err&quot;)));&quot;&quot;)">
            <text:p/>
          </table:table-cell>
          <table:table-cell table:style-name="ce53" table:formula="of:=IF([.I510]&lt;&gt;&quot;&quot;;INDEX([Def.$J$6:.$L$10];MATCH([.F510];[Def.$I$6:.$I$10];0);MATCH([.I510];[Def.$J$5:.$L$5];0));&quot;&quot;)">
            <text:p/>
          </table:table-cell>
          <table:table-cell table:style-name="ce56"/>
          <table:table-cell table:style-name="ce59" table:formula="of:=IF([.K510]=&quot;&quot;;[.J510];[.J510]*[.K5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11]&lt;&gt;&quot;&quot;;IF(OR([.F511]=&quot;ILF&quot;;[.F511]=&quot;EIF&quot;);INDEX([Def.$D$6:.$F$8];MATCH([.H511];[Def.$C$6:.$C$8]);MATCH([.G511];[Def.$D$5:.$F$5]));IF([.F511]=&quot;EI&quot;;INDEX([Def.$D$13:.$F$15];MATCH([.H511];[Def.$C$13:.$C$15]);MATCH([.G511];[Def.$D$12:.$F$12]));IF(OR([.F511]=&quot;EO&quot;;[.F511]=&quot;EQ&quot;);INDEX([Def.$D$19:.$F$21];MATCH([.H511];[Def.$C$19:.$C$21]);MATCH([.G511];[Def.$D$18:.$F$18]));&quot;#err&quot;)));&quot;&quot;)">
            <text:p/>
          </table:table-cell>
          <table:table-cell table:style-name="ce53" table:formula="of:=IF([.I511]&lt;&gt;&quot;&quot;;INDEX([Def.$J$6:.$L$10];MATCH([.F511];[Def.$I$6:.$I$10];0);MATCH([.I511];[Def.$J$5:.$L$5];0));&quot;&quot;)">
            <text:p/>
          </table:table-cell>
          <table:table-cell table:style-name="ce56"/>
          <table:table-cell table:style-name="ce59" table:formula="of:=IF([.K511]=&quot;&quot;;[.J511];[.J511]*[.K5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12]&lt;&gt;&quot;&quot;;IF(OR([.F512]=&quot;ILF&quot;;[.F512]=&quot;EIF&quot;);INDEX([Def.$D$6:.$F$8];MATCH([.H512];[Def.$C$6:.$C$8]);MATCH([.G512];[Def.$D$5:.$F$5]));IF([.F512]=&quot;EI&quot;;INDEX([Def.$D$13:.$F$15];MATCH([.H512];[Def.$C$13:.$C$15]);MATCH([.G512];[Def.$D$12:.$F$12]));IF(OR([.F512]=&quot;EO&quot;;[.F512]=&quot;EQ&quot;);INDEX([Def.$D$19:.$F$21];MATCH([.H512];[Def.$C$19:.$C$21]);MATCH([.G512];[Def.$D$18:.$F$18]));&quot;#err&quot;)));&quot;&quot;)">
            <text:p/>
          </table:table-cell>
          <table:table-cell table:style-name="ce53" table:formula="of:=IF([.I512]&lt;&gt;&quot;&quot;;INDEX([Def.$J$6:.$L$10];MATCH([.F512];[Def.$I$6:.$I$10];0);MATCH([.I512];[Def.$J$5:.$L$5];0));&quot;&quot;)">
            <text:p/>
          </table:table-cell>
          <table:table-cell table:style-name="ce56"/>
          <table:table-cell table:style-name="ce59" table:formula="of:=IF([.K512]=&quot;&quot;;[.J512];[.J512]*[.K5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13]&lt;&gt;&quot;&quot;;IF(OR([.F513]=&quot;ILF&quot;;[.F513]=&quot;EIF&quot;);INDEX([Def.$D$6:.$F$8];MATCH([.H513];[Def.$C$6:.$C$8]);MATCH([.G513];[Def.$D$5:.$F$5]));IF([.F513]=&quot;EI&quot;;INDEX([Def.$D$13:.$F$15];MATCH([.H513];[Def.$C$13:.$C$15]);MATCH([.G513];[Def.$D$12:.$F$12]));IF(OR([.F513]=&quot;EO&quot;;[.F513]=&quot;EQ&quot;);INDEX([Def.$D$19:.$F$21];MATCH([.H513];[Def.$C$19:.$C$21]);MATCH([.G513];[Def.$D$18:.$F$18]));&quot;#err&quot;)));&quot;&quot;)">
            <text:p/>
          </table:table-cell>
          <table:table-cell table:style-name="ce53" table:formula="of:=IF([.I513]&lt;&gt;&quot;&quot;;INDEX([Def.$J$6:.$L$10];MATCH([.F513];[Def.$I$6:.$I$10];0);MATCH([.I513];[Def.$J$5:.$L$5];0));&quot;&quot;)">
            <text:p/>
          </table:table-cell>
          <table:table-cell table:style-name="ce56"/>
          <table:table-cell table:style-name="ce59" table:formula="of:=IF([.K513]=&quot;&quot;;[.J513];[.J513]*[.K5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14]&lt;&gt;&quot;&quot;;IF(OR([.F514]=&quot;ILF&quot;;[.F514]=&quot;EIF&quot;);INDEX([Def.$D$6:.$F$8];MATCH([.H514];[Def.$C$6:.$C$8]);MATCH([.G514];[Def.$D$5:.$F$5]));IF([.F514]=&quot;EI&quot;;INDEX([Def.$D$13:.$F$15];MATCH([.H514];[Def.$C$13:.$C$15]);MATCH([.G514];[Def.$D$12:.$F$12]));IF(OR([.F514]=&quot;EO&quot;;[.F514]=&quot;EQ&quot;);INDEX([Def.$D$19:.$F$21];MATCH([.H514];[Def.$C$19:.$C$21]);MATCH([.G514];[Def.$D$18:.$F$18]));&quot;#err&quot;)));&quot;&quot;)">
            <text:p/>
          </table:table-cell>
          <table:table-cell table:style-name="ce53" table:formula="of:=IF([.I514]&lt;&gt;&quot;&quot;;INDEX([Def.$J$6:.$L$10];MATCH([.F514];[Def.$I$6:.$I$10];0);MATCH([.I514];[Def.$J$5:.$L$5];0));&quot;&quot;)">
            <text:p/>
          </table:table-cell>
          <table:table-cell table:style-name="ce56"/>
          <table:table-cell table:style-name="ce59" table:formula="of:=IF([.K514]=&quot;&quot;;[.J514];[.J514]*[.K5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15]&lt;&gt;&quot;&quot;;IF(OR([.F515]=&quot;ILF&quot;;[.F515]=&quot;EIF&quot;);INDEX([Def.$D$6:.$F$8];MATCH([.H515];[Def.$C$6:.$C$8]);MATCH([.G515];[Def.$D$5:.$F$5]));IF([.F515]=&quot;EI&quot;;INDEX([Def.$D$13:.$F$15];MATCH([.H515];[Def.$C$13:.$C$15]);MATCH([.G515];[Def.$D$12:.$F$12]));IF(OR([.F515]=&quot;EO&quot;;[.F515]=&quot;EQ&quot;);INDEX([Def.$D$19:.$F$21];MATCH([.H515];[Def.$C$19:.$C$21]);MATCH([.G515];[Def.$D$18:.$F$18]));&quot;#err&quot;)));&quot;&quot;)">
            <text:p/>
          </table:table-cell>
          <table:table-cell table:style-name="ce53" table:formula="of:=IF([.I515]&lt;&gt;&quot;&quot;;INDEX([Def.$J$6:.$L$10];MATCH([.F515];[Def.$I$6:.$I$10];0);MATCH([.I515];[Def.$J$5:.$L$5];0));&quot;&quot;)">
            <text:p/>
          </table:table-cell>
          <table:table-cell table:style-name="ce56"/>
          <table:table-cell table:style-name="ce59" table:formula="of:=IF([.K515]=&quot;&quot;;[.J515];[.J515]*[.K5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16]&lt;&gt;&quot;&quot;;IF(OR([.F516]=&quot;ILF&quot;;[.F516]=&quot;EIF&quot;);INDEX([Def.$D$6:.$F$8];MATCH([.H516];[Def.$C$6:.$C$8]);MATCH([.G516];[Def.$D$5:.$F$5]));IF([.F516]=&quot;EI&quot;;INDEX([Def.$D$13:.$F$15];MATCH([.H516];[Def.$C$13:.$C$15]);MATCH([.G516];[Def.$D$12:.$F$12]));IF(OR([.F516]=&quot;EO&quot;;[.F516]=&quot;EQ&quot;);INDEX([Def.$D$19:.$F$21];MATCH([.H516];[Def.$C$19:.$C$21]);MATCH([.G516];[Def.$D$18:.$F$18]));&quot;#err&quot;)));&quot;&quot;)">
            <text:p/>
          </table:table-cell>
          <table:table-cell table:style-name="ce53" table:formula="of:=IF([.I516]&lt;&gt;&quot;&quot;;INDEX([Def.$J$6:.$L$10];MATCH([.F516];[Def.$I$6:.$I$10];0);MATCH([.I516];[Def.$J$5:.$L$5];0));&quot;&quot;)">
            <text:p/>
          </table:table-cell>
          <table:table-cell table:style-name="ce56"/>
          <table:table-cell table:style-name="ce59" table:formula="of:=IF([.K516]=&quot;&quot;;[.J516];[.J516]*[.K5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17]&lt;&gt;&quot;&quot;;IF(OR([.F517]=&quot;ILF&quot;;[.F517]=&quot;EIF&quot;);INDEX([Def.$D$6:.$F$8];MATCH([.H517];[Def.$C$6:.$C$8]);MATCH([.G517];[Def.$D$5:.$F$5]));IF([.F517]=&quot;EI&quot;;INDEX([Def.$D$13:.$F$15];MATCH([.H517];[Def.$C$13:.$C$15]);MATCH([.G517];[Def.$D$12:.$F$12]));IF(OR([.F517]=&quot;EO&quot;;[.F517]=&quot;EQ&quot;);INDEX([Def.$D$19:.$F$21];MATCH([.H517];[Def.$C$19:.$C$21]);MATCH([.G517];[Def.$D$18:.$F$18]));&quot;#err&quot;)));&quot;&quot;)">
            <text:p/>
          </table:table-cell>
          <table:table-cell table:style-name="ce53" table:formula="of:=IF([.I517]&lt;&gt;&quot;&quot;;INDEX([Def.$J$6:.$L$10];MATCH([.F517];[Def.$I$6:.$I$10];0);MATCH([.I517];[Def.$J$5:.$L$5];0));&quot;&quot;)">
            <text:p/>
          </table:table-cell>
          <table:table-cell table:style-name="ce56"/>
          <table:table-cell table:style-name="ce59" table:formula="of:=IF([.K517]=&quot;&quot;;[.J517];[.J517]*[.K5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18]&lt;&gt;&quot;&quot;;IF(OR([.F518]=&quot;ILF&quot;;[.F518]=&quot;EIF&quot;);INDEX([Def.$D$6:.$F$8];MATCH([.H518];[Def.$C$6:.$C$8]);MATCH([.G518];[Def.$D$5:.$F$5]));IF([.F518]=&quot;EI&quot;;INDEX([Def.$D$13:.$F$15];MATCH([.H518];[Def.$C$13:.$C$15]);MATCH([.G518];[Def.$D$12:.$F$12]));IF(OR([.F518]=&quot;EO&quot;;[.F518]=&quot;EQ&quot;);INDEX([Def.$D$19:.$F$21];MATCH([.H518];[Def.$C$19:.$C$21]);MATCH([.G518];[Def.$D$18:.$F$18]));&quot;#err&quot;)));&quot;&quot;)">
            <text:p/>
          </table:table-cell>
          <table:table-cell table:style-name="ce53" table:formula="of:=IF([.I518]&lt;&gt;&quot;&quot;;INDEX([Def.$J$6:.$L$10];MATCH([.F518];[Def.$I$6:.$I$10];0);MATCH([.I518];[Def.$J$5:.$L$5];0));&quot;&quot;)">
            <text:p/>
          </table:table-cell>
          <table:table-cell table:style-name="ce56"/>
          <table:table-cell table:style-name="ce59" table:formula="of:=IF([.K518]=&quot;&quot;;[.J518];[.J518]*[.K5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19]&lt;&gt;&quot;&quot;;IF(OR([.F519]=&quot;ILF&quot;;[.F519]=&quot;EIF&quot;);INDEX([Def.$D$6:.$F$8];MATCH([.H519];[Def.$C$6:.$C$8]);MATCH([.G519];[Def.$D$5:.$F$5]));IF([.F519]=&quot;EI&quot;;INDEX([Def.$D$13:.$F$15];MATCH([.H519];[Def.$C$13:.$C$15]);MATCH([.G519];[Def.$D$12:.$F$12]));IF(OR([.F519]=&quot;EO&quot;;[.F519]=&quot;EQ&quot;);INDEX([Def.$D$19:.$F$21];MATCH([.H519];[Def.$C$19:.$C$21]);MATCH([.G519];[Def.$D$18:.$F$18]));&quot;#err&quot;)));&quot;&quot;)">
            <text:p/>
          </table:table-cell>
          <table:table-cell table:style-name="ce53" table:formula="of:=IF([.I519]&lt;&gt;&quot;&quot;;INDEX([Def.$J$6:.$L$10];MATCH([.F519];[Def.$I$6:.$I$10];0);MATCH([.I519];[Def.$J$5:.$L$5];0));&quot;&quot;)">
            <text:p/>
          </table:table-cell>
          <table:table-cell table:style-name="ce56"/>
          <table:table-cell table:style-name="ce59" table:formula="of:=IF([.K519]=&quot;&quot;;[.J519];[.J519]*[.K5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20]&lt;&gt;&quot;&quot;;IF(OR([.F520]=&quot;ILF&quot;;[.F520]=&quot;EIF&quot;);INDEX([Def.$D$6:.$F$8];MATCH([.H520];[Def.$C$6:.$C$8]);MATCH([.G520];[Def.$D$5:.$F$5]));IF([.F520]=&quot;EI&quot;;INDEX([Def.$D$13:.$F$15];MATCH([.H520];[Def.$C$13:.$C$15]);MATCH([.G520];[Def.$D$12:.$F$12]));IF(OR([.F520]=&quot;EO&quot;;[.F520]=&quot;EQ&quot;);INDEX([Def.$D$19:.$F$21];MATCH([.H520];[Def.$C$19:.$C$21]);MATCH([.G520];[Def.$D$18:.$F$18]));&quot;#err&quot;)));&quot;&quot;)">
            <text:p/>
          </table:table-cell>
          <table:table-cell table:style-name="ce53" table:formula="of:=IF([.I520]&lt;&gt;&quot;&quot;;INDEX([Def.$J$6:.$L$10];MATCH([.F520];[Def.$I$6:.$I$10];0);MATCH([.I520];[Def.$J$5:.$L$5];0));&quot;&quot;)">
            <text:p/>
          </table:table-cell>
          <table:table-cell table:style-name="ce56"/>
          <table:table-cell table:style-name="ce59" table:formula="of:=IF([.K520]=&quot;&quot;;[.J520];[.J520]*[.K5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21]&lt;&gt;&quot;&quot;;IF(OR([.F521]=&quot;ILF&quot;;[.F521]=&quot;EIF&quot;);INDEX([Def.$D$6:.$F$8];MATCH([.H521];[Def.$C$6:.$C$8]);MATCH([.G521];[Def.$D$5:.$F$5]));IF([.F521]=&quot;EI&quot;;INDEX([Def.$D$13:.$F$15];MATCH([.H521];[Def.$C$13:.$C$15]);MATCH([.G521];[Def.$D$12:.$F$12]));IF(OR([.F521]=&quot;EO&quot;;[.F521]=&quot;EQ&quot;);INDEX([Def.$D$19:.$F$21];MATCH([.H521];[Def.$C$19:.$C$21]);MATCH([.G521];[Def.$D$18:.$F$18]));&quot;#err&quot;)));&quot;&quot;)">
            <text:p/>
          </table:table-cell>
          <table:table-cell table:style-name="ce53" table:formula="of:=IF([.I521]&lt;&gt;&quot;&quot;;INDEX([Def.$J$6:.$L$10];MATCH([.F521];[Def.$I$6:.$I$10];0);MATCH([.I521];[Def.$J$5:.$L$5];0));&quot;&quot;)">
            <text:p/>
          </table:table-cell>
          <table:table-cell table:style-name="ce56"/>
          <table:table-cell table:style-name="ce59" table:formula="of:=IF([.K521]=&quot;&quot;;[.J521];[.J521]*[.K5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22]&lt;&gt;&quot;&quot;;IF(OR([.F522]=&quot;ILF&quot;;[.F522]=&quot;EIF&quot;);INDEX([Def.$D$6:.$F$8];MATCH([.H522];[Def.$C$6:.$C$8]);MATCH([.G522];[Def.$D$5:.$F$5]));IF([.F522]=&quot;EI&quot;;INDEX([Def.$D$13:.$F$15];MATCH([.H522];[Def.$C$13:.$C$15]);MATCH([.G522];[Def.$D$12:.$F$12]));IF(OR([.F522]=&quot;EO&quot;;[.F522]=&quot;EQ&quot;);INDEX([Def.$D$19:.$F$21];MATCH([.H522];[Def.$C$19:.$C$21]);MATCH([.G522];[Def.$D$18:.$F$18]));&quot;#err&quot;)));&quot;&quot;)">
            <text:p/>
          </table:table-cell>
          <table:table-cell table:style-name="ce53" table:formula="of:=IF([.I522]&lt;&gt;&quot;&quot;;INDEX([Def.$J$6:.$L$10];MATCH([.F522];[Def.$I$6:.$I$10];0);MATCH([.I522];[Def.$J$5:.$L$5];0));&quot;&quot;)">
            <text:p/>
          </table:table-cell>
          <table:table-cell table:style-name="ce56"/>
          <table:table-cell table:style-name="ce59" table:formula="of:=IF([.K522]=&quot;&quot;;[.J522];[.J522]*[.K5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23]&lt;&gt;&quot;&quot;;IF(OR([.F523]=&quot;ILF&quot;;[.F523]=&quot;EIF&quot;);INDEX([Def.$D$6:.$F$8];MATCH([.H523];[Def.$C$6:.$C$8]);MATCH([.G523];[Def.$D$5:.$F$5]));IF([.F523]=&quot;EI&quot;;INDEX([Def.$D$13:.$F$15];MATCH([.H523];[Def.$C$13:.$C$15]);MATCH([.G523];[Def.$D$12:.$F$12]));IF(OR([.F523]=&quot;EO&quot;;[.F523]=&quot;EQ&quot;);INDEX([Def.$D$19:.$F$21];MATCH([.H523];[Def.$C$19:.$C$21]);MATCH([.G523];[Def.$D$18:.$F$18]));&quot;#err&quot;)));&quot;&quot;)">
            <text:p/>
          </table:table-cell>
          <table:table-cell table:style-name="ce53" table:formula="of:=IF([.I523]&lt;&gt;&quot;&quot;;INDEX([Def.$J$6:.$L$10];MATCH([.F523];[Def.$I$6:.$I$10];0);MATCH([.I523];[Def.$J$5:.$L$5];0));&quot;&quot;)">
            <text:p/>
          </table:table-cell>
          <table:table-cell table:style-name="ce56"/>
          <table:table-cell table:style-name="ce59" table:formula="of:=IF([.K523]=&quot;&quot;;[.J523];[.J523]*[.K5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24]&lt;&gt;&quot;&quot;;IF(OR([.F524]=&quot;ILF&quot;;[.F524]=&quot;EIF&quot;);INDEX([Def.$D$6:.$F$8];MATCH([.H524];[Def.$C$6:.$C$8]);MATCH([.G524];[Def.$D$5:.$F$5]));IF([.F524]=&quot;EI&quot;;INDEX([Def.$D$13:.$F$15];MATCH([.H524];[Def.$C$13:.$C$15]);MATCH([.G524];[Def.$D$12:.$F$12]));IF(OR([.F524]=&quot;EO&quot;;[.F524]=&quot;EQ&quot;);INDEX([Def.$D$19:.$F$21];MATCH([.H524];[Def.$C$19:.$C$21]);MATCH([.G524];[Def.$D$18:.$F$18]));&quot;#err&quot;)));&quot;&quot;)">
            <text:p/>
          </table:table-cell>
          <table:table-cell table:style-name="ce53" table:formula="of:=IF([.I524]&lt;&gt;&quot;&quot;;INDEX([Def.$J$6:.$L$10];MATCH([.F524];[Def.$I$6:.$I$10];0);MATCH([.I524];[Def.$J$5:.$L$5];0));&quot;&quot;)">
            <text:p/>
          </table:table-cell>
          <table:table-cell table:style-name="ce56"/>
          <table:table-cell table:style-name="ce59" table:formula="of:=IF([.K524]=&quot;&quot;;[.J524];[.J524]*[.K5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25]&lt;&gt;&quot;&quot;;IF(OR([.F525]=&quot;ILF&quot;;[.F525]=&quot;EIF&quot;);INDEX([Def.$D$6:.$F$8];MATCH([.H525];[Def.$C$6:.$C$8]);MATCH([.G525];[Def.$D$5:.$F$5]));IF([.F525]=&quot;EI&quot;;INDEX([Def.$D$13:.$F$15];MATCH([.H525];[Def.$C$13:.$C$15]);MATCH([.G525];[Def.$D$12:.$F$12]));IF(OR([.F525]=&quot;EO&quot;;[.F525]=&quot;EQ&quot;);INDEX([Def.$D$19:.$F$21];MATCH([.H525];[Def.$C$19:.$C$21]);MATCH([.G525];[Def.$D$18:.$F$18]));&quot;#err&quot;)));&quot;&quot;)">
            <text:p/>
          </table:table-cell>
          <table:table-cell table:style-name="ce53" table:formula="of:=IF([.I525]&lt;&gt;&quot;&quot;;INDEX([Def.$J$6:.$L$10];MATCH([.F525];[Def.$I$6:.$I$10];0);MATCH([.I525];[Def.$J$5:.$L$5];0));&quot;&quot;)">
            <text:p/>
          </table:table-cell>
          <table:table-cell table:style-name="ce56"/>
          <table:table-cell table:style-name="ce59" table:formula="of:=IF([.K525]=&quot;&quot;;[.J525];[.J525]*[.K5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26]&lt;&gt;&quot;&quot;;IF(OR([.F526]=&quot;ILF&quot;;[.F526]=&quot;EIF&quot;);INDEX([Def.$D$6:.$F$8];MATCH([.H526];[Def.$C$6:.$C$8]);MATCH([.G526];[Def.$D$5:.$F$5]));IF([.F526]=&quot;EI&quot;;INDEX([Def.$D$13:.$F$15];MATCH([.H526];[Def.$C$13:.$C$15]);MATCH([.G526];[Def.$D$12:.$F$12]));IF(OR([.F526]=&quot;EO&quot;;[.F526]=&quot;EQ&quot;);INDEX([Def.$D$19:.$F$21];MATCH([.H526];[Def.$C$19:.$C$21]);MATCH([.G526];[Def.$D$18:.$F$18]));&quot;#err&quot;)));&quot;&quot;)">
            <text:p/>
          </table:table-cell>
          <table:table-cell table:style-name="ce53" table:formula="of:=IF([.I526]&lt;&gt;&quot;&quot;;INDEX([Def.$J$6:.$L$10];MATCH([.F526];[Def.$I$6:.$I$10];0);MATCH([.I526];[Def.$J$5:.$L$5];0));&quot;&quot;)">
            <text:p/>
          </table:table-cell>
          <table:table-cell table:style-name="ce56"/>
          <table:table-cell table:style-name="ce59" table:formula="of:=IF([.K526]=&quot;&quot;;[.J526];[.J526]*[.K5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27]&lt;&gt;&quot;&quot;;IF(OR([.F527]=&quot;ILF&quot;;[.F527]=&quot;EIF&quot;);INDEX([Def.$D$6:.$F$8];MATCH([.H527];[Def.$C$6:.$C$8]);MATCH([.G527];[Def.$D$5:.$F$5]));IF([.F527]=&quot;EI&quot;;INDEX([Def.$D$13:.$F$15];MATCH([.H527];[Def.$C$13:.$C$15]);MATCH([.G527];[Def.$D$12:.$F$12]));IF(OR([.F527]=&quot;EO&quot;;[.F527]=&quot;EQ&quot;);INDEX([Def.$D$19:.$F$21];MATCH([.H527];[Def.$C$19:.$C$21]);MATCH([.G527];[Def.$D$18:.$F$18]));&quot;#err&quot;)));&quot;&quot;)">
            <text:p/>
          </table:table-cell>
          <table:table-cell table:style-name="ce53" table:formula="of:=IF([.I527]&lt;&gt;&quot;&quot;;INDEX([Def.$J$6:.$L$10];MATCH([.F527];[Def.$I$6:.$I$10];0);MATCH([.I527];[Def.$J$5:.$L$5];0));&quot;&quot;)">
            <text:p/>
          </table:table-cell>
          <table:table-cell table:style-name="ce56"/>
          <table:table-cell table:style-name="ce59" table:formula="of:=IF([.K527]=&quot;&quot;;[.J527];[.J527]*[.K5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28]&lt;&gt;&quot;&quot;;IF(OR([.F528]=&quot;ILF&quot;;[.F528]=&quot;EIF&quot;);INDEX([Def.$D$6:.$F$8];MATCH([.H528];[Def.$C$6:.$C$8]);MATCH([.G528];[Def.$D$5:.$F$5]));IF([.F528]=&quot;EI&quot;;INDEX([Def.$D$13:.$F$15];MATCH([.H528];[Def.$C$13:.$C$15]);MATCH([.G528];[Def.$D$12:.$F$12]));IF(OR([.F528]=&quot;EO&quot;;[.F528]=&quot;EQ&quot;);INDEX([Def.$D$19:.$F$21];MATCH([.H528];[Def.$C$19:.$C$21]);MATCH([.G528];[Def.$D$18:.$F$18]));&quot;#err&quot;)));&quot;&quot;)">
            <text:p/>
          </table:table-cell>
          <table:table-cell table:style-name="ce53" table:formula="of:=IF([.I528]&lt;&gt;&quot;&quot;;INDEX([Def.$J$6:.$L$10];MATCH([.F528];[Def.$I$6:.$I$10];0);MATCH([.I528];[Def.$J$5:.$L$5];0));&quot;&quot;)">
            <text:p/>
          </table:table-cell>
          <table:table-cell table:style-name="ce56"/>
          <table:table-cell table:style-name="ce59" table:formula="of:=IF([.K528]=&quot;&quot;;[.J528];[.J528]*[.K5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29]&lt;&gt;&quot;&quot;;IF(OR([.F529]=&quot;ILF&quot;;[.F529]=&quot;EIF&quot;);INDEX([Def.$D$6:.$F$8];MATCH([.H529];[Def.$C$6:.$C$8]);MATCH([.G529];[Def.$D$5:.$F$5]));IF([.F529]=&quot;EI&quot;;INDEX([Def.$D$13:.$F$15];MATCH([.H529];[Def.$C$13:.$C$15]);MATCH([.G529];[Def.$D$12:.$F$12]));IF(OR([.F529]=&quot;EO&quot;;[.F529]=&quot;EQ&quot;);INDEX([Def.$D$19:.$F$21];MATCH([.H529];[Def.$C$19:.$C$21]);MATCH([.G529];[Def.$D$18:.$F$18]));&quot;#err&quot;)));&quot;&quot;)">
            <text:p/>
          </table:table-cell>
          <table:table-cell table:style-name="ce53" table:formula="of:=IF([.I529]&lt;&gt;&quot;&quot;;INDEX([Def.$J$6:.$L$10];MATCH([.F529];[Def.$I$6:.$I$10];0);MATCH([.I529];[Def.$J$5:.$L$5];0));&quot;&quot;)">
            <text:p/>
          </table:table-cell>
          <table:table-cell table:style-name="ce56"/>
          <table:table-cell table:style-name="ce59" table:formula="of:=IF([.K529]=&quot;&quot;;[.J529];[.J529]*[.K5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30]&lt;&gt;&quot;&quot;;IF(OR([.F530]=&quot;ILF&quot;;[.F530]=&quot;EIF&quot;);INDEX([Def.$D$6:.$F$8];MATCH([.H530];[Def.$C$6:.$C$8]);MATCH([.G530];[Def.$D$5:.$F$5]));IF([.F530]=&quot;EI&quot;;INDEX([Def.$D$13:.$F$15];MATCH([.H530];[Def.$C$13:.$C$15]);MATCH([.G530];[Def.$D$12:.$F$12]));IF(OR([.F530]=&quot;EO&quot;;[.F530]=&quot;EQ&quot;);INDEX([Def.$D$19:.$F$21];MATCH([.H530];[Def.$C$19:.$C$21]);MATCH([.G530];[Def.$D$18:.$F$18]));&quot;#err&quot;)));&quot;&quot;)">
            <text:p/>
          </table:table-cell>
          <table:table-cell table:style-name="ce53" table:formula="of:=IF([.I530]&lt;&gt;&quot;&quot;;INDEX([Def.$J$6:.$L$10];MATCH([.F530];[Def.$I$6:.$I$10];0);MATCH([.I530];[Def.$J$5:.$L$5];0));&quot;&quot;)">
            <text:p/>
          </table:table-cell>
          <table:table-cell table:style-name="ce56"/>
          <table:table-cell table:style-name="ce59" table:formula="of:=IF([.K530]=&quot;&quot;;[.J530];[.J530]*[.K5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31]&lt;&gt;&quot;&quot;;IF(OR([.F531]=&quot;ILF&quot;;[.F531]=&quot;EIF&quot;);INDEX([Def.$D$6:.$F$8];MATCH([.H531];[Def.$C$6:.$C$8]);MATCH([.G531];[Def.$D$5:.$F$5]));IF([.F531]=&quot;EI&quot;;INDEX([Def.$D$13:.$F$15];MATCH([.H531];[Def.$C$13:.$C$15]);MATCH([.G531];[Def.$D$12:.$F$12]));IF(OR([.F531]=&quot;EO&quot;;[.F531]=&quot;EQ&quot;);INDEX([Def.$D$19:.$F$21];MATCH([.H531];[Def.$C$19:.$C$21]);MATCH([.G531];[Def.$D$18:.$F$18]));&quot;#err&quot;)));&quot;&quot;)">
            <text:p/>
          </table:table-cell>
          <table:table-cell table:style-name="ce53" table:formula="of:=IF([.I531]&lt;&gt;&quot;&quot;;INDEX([Def.$J$6:.$L$10];MATCH([.F531];[Def.$I$6:.$I$10];0);MATCH([.I531];[Def.$J$5:.$L$5];0));&quot;&quot;)">
            <text:p/>
          </table:table-cell>
          <table:table-cell table:style-name="ce56"/>
          <table:table-cell table:style-name="ce59" table:formula="of:=IF([.K531]=&quot;&quot;;[.J531];[.J531]*[.K5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32]&lt;&gt;&quot;&quot;;IF(OR([.F532]=&quot;ILF&quot;;[.F532]=&quot;EIF&quot;);INDEX([Def.$D$6:.$F$8];MATCH([.H532];[Def.$C$6:.$C$8]);MATCH([.G532];[Def.$D$5:.$F$5]));IF([.F532]=&quot;EI&quot;;INDEX([Def.$D$13:.$F$15];MATCH([.H532];[Def.$C$13:.$C$15]);MATCH([.G532];[Def.$D$12:.$F$12]));IF(OR([.F532]=&quot;EO&quot;;[.F532]=&quot;EQ&quot;);INDEX([Def.$D$19:.$F$21];MATCH([.H532];[Def.$C$19:.$C$21]);MATCH([.G532];[Def.$D$18:.$F$18]));&quot;#err&quot;)));&quot;&quot;)">
            <text:p/>
          </table:table-cell>
          <table:table-cell table:style-name="ce53" table:formula="of:=IF([.I532]&lt;&gt;&quot;&quot;;INDEX([Def.$J$6:.$L$10];MATCH([.F532];[Def.$I$6:.$I$10];0);MATCH([.I532];[Def.$J$5:.$L$5];0));&quot;&quot;)">
            <text:p/>
          </table:table-cell>
          <table:table-cell table:style-name="ce56"/>
          <table:table-cell table:style-name="ce59" table:formula="of:=IF([.K532]=&quot;&quot;;[.J532];[.J532]*[.K5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33]&lt;&gt;&quot;&quot;;IF(OR([.F533]=&quot;ILF&quot;;[.F533]=&quot;EIF&quot;);INDEX([Def.$D$6:.$F$8];MATCH([.H533];[Def.$C$6:.$C$8]);MATCH([.G533];[Def.$D$5:.$F$5]));IF([.F533]=&quot;EI&quot;;INDEX([Def.$D$13:.$F$15];MATCH([.H533];[Def.$C$13:.$C$15]);MATCH([.G533];[Def.$D$12:.$F$12]));IF(OR([.F533]=&quot;EO&quot;;[.F533]=&quot;EQ&quot;);INDEX([Def.$D$19:.$F$21];MATCH([.H533];[Def.$C$19:.$C$21]);MATCH([.G533];[Def.$D$18:.$F$18]));&quot;#err&quot;)));&quot;&quot;)">
            <text:p/>
          </table:table-cell>
          <table:table-cell table:style-name="ce53" table:formula="of:=IF([.I533]&lt;&gt;&quot;&quot;;INDEX([Def.$J$6:.$L$10];MATCH([.F533];[Def.$I$6:.$I$10];0);MATCH([.I533];[Def.$J$5:.$L$5];0));&quot;&quot;)">
            <text:p/>
          </table:table-cell>
          <table:table-cell table:style-name="ce56"/>
          <table:table-cell table:style-name="ce59" table:formula="of:=IF([.K533]=&quot;&quot;;[.J533];[.J533]*[.K5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34]&lt;&gt;&quot;&quot;;IF(OR([.F534]=&quot;ILF&quot;;[.F534]=&quot;EIF&quot;);INDEX([Def.$D$6:.$F$8];MATCH([.H534];[Def.$C$6:.$C$8]);MATCH([.G534];[Def.$D$5:.$F$5]));IF([.F534]=&quot;EI&quot;;INDEX([Def.$D$13:.$F$15];MATCH([.H534];[Def.$C$13:.$C$15]);MATCH([.G534];[Def.$D$12:.$F$12]));IF(OR([.F534]=&quot;EO&quot;;[.F534]=&quot;EQ&quot;);INDEX([Def.$D$19:.$F$21];MATCH([.H534];[Def.$C$19:.$C$21]);MATCH([.G534];[Def.$D$18:.$F$18]));&quot;#err&quot;)));&quot;&quot;)">
            <text:p/>
          </table:table-cell>
          <table:table-cell table:style-name="ce53" table:formula="of:=IF([.I534]&lt;&gt;&quot;&quot;;INDEX([Def.$J$6:.$L$10];MATCH([.F534];[Def.$I$6:.$I$10];0);MATCH([.I534];[Def.$J$5:.$L$5];0));&quot;&quot;)">
            <text:p/>
          </table:table-cell>
          <table:table-cell table:style-name="ce56"/>
          <table:table-cell table:style-name="ce59" table:formula="of:=IF([.K534]=&quot;&quot;;[.J534];[.J534]*[.K5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35]&lt;&gt;&quot;&quot;;IF(OR([.F535]=&quot;ILF&quot;;[.F535]=&quot;EIF&quot;);INDEX([Def.$D$6:.$F$8];MATCH([.H535];[Def.$C$6:.$C$8]);MATCH([.G535];[Def.$D$5:.$F$5]));IF([.F535]=&quot;EI&quot;;INDEX([Def.$D$13:.$F$15];MATCH([.H535];[Def.$C$13:.$C$15]);MATCH([.G535];[Def.$D$12:.$F$12]));IF(OR([.F535]=&quot;EO&quot;;[.F535]=&quot;EQ&quot;);INDEX([Def.$D$19:.$F$21];MATCH([.H535];[Def.$C$19:.$C$21]);MATCH([.G535];[Def.$D$18:.$F$18]));&quot;#err&quot;)));&quot;&quot;)">
            <text:p/>
          </table:table-cell>
          <table:table-cell table:style-name="ce53" table:formula="of:=IF([.I535]&lt;&gt;&quot;&quot;;INDEX([Def.$J$6:.$L$10];MATCH([.F535];[Def.$I$6:.$I$10];0);MATCH([.I535];[Def.$J$5:.$L$5];0));&quot;&quot;)">
            <text:p/>
          </table:table-cell>
          <table:table-cell table:style-name="ce56"/>
          <table:table-cell table:style-name="ce59" table:formula="of:=IF([.K535]=&quot;&quot;;[.J535];[.J535]*[.K5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36]&lt;&gt;&quot;&quot;;IF(OR([.F536]=&quot;ILF&quot;;[.F536]=&quot;EIF&quot;);INDEX([Def.$D$6:.$F$8];MATCH([.H536];[Def.$C$6:.$C$8]);MATCH([.G536];[Def.$D$5:.$F$5]));IF([.F536]=&quot;EI&quot;;INDEX([Def.$D$13:.$F$15];MATCH([.H536];[Def.$C$13:.$C$15]);MATCH([.G536];[Def.$D$12:.$F$12]));IF(OR([.F536]=&quot;EO&quot;;[.F536]=&quot;EQ&quot;);INDEX([Def.$D$19:.$F$21];MATCH([.H536];[Def.$C$19:.$C$21]);MATCH([.G536];[Def.$D$18:.$F$18]));&quot;#err&quot;)));&quot;&quot;)">
            <text:p/>
          </table:table-cell>
          <table:table-cell table:style-name="ce53" table:formula="of:=IF([.I536]&lt;&gt;&quot;&quot;;INDEX([Def.$J$6:.$L$10];MATCH([.F536];[Def.$I$6:.$I$10];0);MATCH([.I536];[Def.$J$5:.$L$5];0));&quot;&quot;)">
            <text:p/>
          </table:table-cell>
          <table:table-cell table:style-name="ce56"/>
          <table:table-cell table:style-name="ce59" table:formula="of:=IF([.K536]=&quot;&quot;;[.J536];[.J536]*[.K5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37]&lt;&gt;&quot;&quot;;IF(OR([.F537]=&quot;ILF&quot;;[.F537]=&quot;EIF&quot;);INDEX([Def.$D$6:.$F$8];MATCH([.H537];[Def.$C$6:.$C$8]);MATCH([.G537];[Def.$D$5:.$F$5]));IF([.F537]=&quot;EI&quot;;INDEX([Def.$D$13:.$F$15];MATCH([.H537];[Def.$C$13:.$C$15]);MATCH([.G537];[Def.$D$12:.$F$12]));IF(OR([.F537]=&quot;EO&quot;;[.F537]=&quot;EQ&quot;);INDEX([Def.$D$19:.$F$21];MATCH([.H537];[Def.$C$19:.$C$21]);MATCH([.G537];[Def.$D$18:.$F$18]));&quot;#err&quot;)));&quot;&quot;)">
            <text:p/>
          </table:table-cell>
          <table:table-cell table:style-name="ce53" table:formula="of:=IF([.I537]&lt;&gt;&quot;&quot;;INDEX([Def.$J$6:.$L$10];MATCH([.F537];[Def.$I$6:.$I$10];0);MATCH([.I537];[Def.$J$5:.$L$5];0));&quot;&quot;)">
            <text:p/>
          </table:table-cell>
          <table:table-cell table:style-name="ce56"/>
          <table:table-cell table:style-name="ce59" table:formula="of:=IF([.K537]=&quot;&quot;;[.J537];[.J537]*[.K5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38]&lt;&gt;&quot;&quot;;IF(OR([.F538]=&quot;ILF&quot;;[.F538]=&quot;EIF&quot;);INDEX([Def.$D$6:.$F$8];MATCH([.H538];[Def.$C$6:.$C$8]);MATCH([.G538];[Def.$D$5:.$F$5]));IF([.F538]=&quot;EI&quot;;INDEX([Def.$D$13:.$F$15];MATCH([.H538];[Def.$C$13:.$C$15]);MATCH([.G538];[Def.$D$12:.$F$12]));IF(OR([.F538]=&quot;EO&quot;;[.F538]=&quot;EQ&quot;);INDEX([Def.$D$19:.$F$21];MATCH([.H538];[Def.$C$19:.$C$21]);MATCH([.G538];[Def.$D$18:.$F$18]));&quot;#err&quot;)));&quot;&quot;)">
            <text:p/>
          </table:table-cell>
          <table:table-cell table:style-name="ce53" table:formula="of:=IF([.I538]&lt;&gt;&quot;&quot;;INDEX([Def.$J$6:.$L$10];MATCH([.F538];[Def.$I$6:.$I$10];0);MATCH([.I538];[Def.$J$5:.$L$5];0));&quot;&quot;)">
            <text:p/>
          </table:table-cell>
          <table:table-cell table:style-name="ce56"/>
          <table:table-cell table:style-name="ce59" table:formula="of:=IF([.K538]=&quot;&quot;;[.J538];[.J538]*[.K5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39]&lt;&gt;&quot;&quot;;IF(OR([.F539]=&quot;ILF&quot;;[.F539]=&quot;EIF&quot;);INDEX([Def.$D$6:.$F$8];MATCH([.H539];[Def.$C$6:.$C$8]);MATCH([.G539];[Def.$D$5:.$F$5]));IF([.F539]=&quot;EI&quot;;INDEX([Def.$D$13:.$F$15];MATCH([.H539];[Def.$C$13:.$C$15]);MATCH([.G539];[Def.$D$12:.$F$12]));IF(OR([.F539]=&quot;EO&quot;;[.F539]=&quot;EQ&quot;);INDEX([Def.$D$19:.$F$21];MATCH([.H539];[Def.$C$19:.$C$21]);MATCH([.G539];[Def.$D$18:.$F$18]));&quot;#err&quot;)));&quot;&quot;)">
            <text:p/>
          </table:table-cell>
          <table:table-cell table:style-name="ce53" table:formula="of:=IF([.I539]&lt;&gt;&quot;&quot;;INDEX([Def.$J$6:.$L$10];MATCH([.F539];[Def.$I$6:.$I$10];0);MATCH([.I539];[Def.$J$5:.$L$5];0));&quot;&quot;)">
            <text:p/>
          </table:table-cell>
          <table:table-cell table:style-name="ce56"/>
          <table:table-cell table:style-name="ce59" table:formula="of:=IF([.K539]=&quot;&quot;;[.J539];[.J539]*[.K5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40]&lt;&gt;&quot;&quot;;IF(OR([.F540]=&quot;ILF&quot;;[.F540]=&quot;EIF&quot;);INDEX([Def.$D$6:.$F$8];MATCH([.H540];[Def.$C$6:.$C$8]);MATCH([.G540];[Def.$D$5:.$F$5]));IF([.F540]=&quot;EI&quot;;INDEX([Def.$D$13:.$F$15];MATCH([.H540];[Def.$C$13:.$C$15]);MATCH([.G540];[Def.$D$12:.$F$12]));IF(OR([.F540]=&quot;EO&quot;;[.F540]=&quot;EQ&quot;);INDEX([Def.$D$19:.$F$21];MATCH([.H540];[Def.$C$19:.$C$21]);MATCH([.G540];[Def.$D$18:.$F$18]));&quot;#err&quot;)));&quot;&quot;)">
            <text:p/>
          </table:table-cell>
          <table:table-cell table:style-name="ce53" table:formula="of:=IF([.I540]&lt;&gt;&quot;&quot;;INDEX([Def.$J$6:.$L$10];MATCH([.F540];[Def.$I$6:.$I$10];0);MATCH([.I540];[Def.$J$5:.$L$5];0));&quot;&quot;)">
            <text:p/>
          </table:table-cell>
          <table:table-cell table:style-name="ce56"/>
          <table:table-cell table:style-name="ce59" table:formula="of:=IF([.K540]=&quot;&quot;;[.J540];[.J540]*[.K5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41]&lt;&gt;&quot;&quot;;IF(OR([.F541]=&quot;ILF&quot;;[.F541]=&quot;EIF&quot;);INDEX([Def.$D$6:.$F$8];MATCH([.H541];[Def.$C$6:.$C$8]);MATCH([.G541];[Def.$D$5:.$F$5]));IF([.F541]=&quot;EI&quot;;INDEX([Def.$D$13:.$F$15];MATCH([.H541];[Def.$C$13:.$C$15]);MATCH([.G541];[Def.$D$12:.$F$12]));IF(OR([.F541]=&quot;EO&quot;;[.F541]=&quot;EQ&quot;);INDEX([Def.$D$19:.$F$21];MATCH([.H541];[Def.$C$19:.$C$21]);MATCH([.G541];[Def.$D$18:.$F$18]));&quot;#err&quot;)));&quot;&quot;)">
            <text:p/>
          </table:table-cell>
          <table:table-cell table:style-name="ce53" table:formula="of:=IF([.I541]&lt;&gt;&quot;&quot;;INDEX([Def.$J$6:.$L$10];MATCH([.F541];[Def.$I$6:.$I$10];0);MATCH([.I541];[Def.$J$5:.$L$5];0));&quot;&quot;)">
            <text:p/>
          </table:table-cell>
          <table:table-cell table:style-name="ce56"/>
          <table:table-cell table:style-name="ce59" table:formula="of:=IF([.K541]=&quot;&quot;;[.J541];[.J541]*[.K5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42]&lt;&gt;&quot;&quot;;IF(OR([.F542]=&quot;ILF&quot;;[.F542]=&quot;EIF&quot;);INDEX([Def.$D$6:.$F$8];MATCH([.H542];[Def.$C$6:.$C$8]);MATCH([.G542];[Def.$D$5:.$F$5]));IF([.F542]=&quot;EI&quot;;INDEX([Def.$D$13:.$F$15];MATCH([.H542];[Def.$C$13:.$C$15]);MATCH([.G542];[Def.$D$12:.$F$12]));IF(OR([.F542]=&quot;EO&quot;;[.F542]=&quot;EQ&quot;);INDEX([Def.$D$19:.$F$21];MATCH([.H542];[Def.$C$19:.$C$21]);MATCH([.G542];[Def.$D$18:.$F$18]));&quot;#err&quot;)));&quot;&quot;)">
            <text:p/>
          </table:table-cell>
          <table:table-cell table:style-name="ce53" table:formula="of:=IF([.I542]&lt;&gt;&quot;&quot;;INDEX([Def.$J$6:.$L$10];MATCH([.F542];[Def.$I$6:.$I$10];0);MATCH([.I542];[Def.$J$5:.$L$5];0));&quot;&quot;)">
            <text:p/>
          </table:table-cell>
          <table:table-cell table:style-name="ce56"/>
          <table:table-cell table:style-name="ce59" table:formula="of:=IF([.K542]=&quot;&quot;;[.J542];[.J542]*[.K5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43]&lt;&gt;&quot;&quot;;IF(OR([.F543]=&quot;ILF&quot;;[.F543]=&quot;EIF&quot;);INDEX([Def.$D$6:.$F$8];MATCH([.H543];[Def.$C$6:.$C$8]);MATCH([.G543];[Def.$D$5:.$F$5]));IF([.F543]=&quot;EI&quot;;INDEX([Def.$D$13:.$F$15];MATCH([.H543];[Def.$C$13:.$C$15]);MATCH([.G543];[Def.$D$12:.$F$12]));IF(OR([.F543]=&quot;EO&quot;;[.F543]=&quot;EQ&quot;);INDEX([Def.$D$19:.$F$21];MATCH([.H543];[Def.$C$19:.$C$21]);MATCH([.G543];[Def.$D$18:.$F$18]));&quot;#err&quot;)));&quot;&quot;)">
            <text:p/>
          </table:table-cell>
          <table:table-cell table:style-name="ce53" table:formula="of:=IF([.I543]&lt;&gt;&quot;&quot;;INDEX([Def.$J$6:.$L$10];MATCH([.F543];[Def.$I$6:.$I$10];0);MATCH([.I543];[Def.$J$5:.$L$5];0));&quot;&quot;)">
            <text:p/>
          </table:table-cell>
          <table:table-cell table:style-name="ce56"/>
          <table:table-cell table:style-name="ce59" table:formula="of:=IF([.K543]=&quot;&quot;;[.J543];[.J543]*[.K5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44]&lt;&gt;&quot;&quot;;IF(OR([.F544]=&quot;ILF&quot;;[.F544]=&quot;EIF&quot;);INDEX([Def.$D$6:.$F$8];MATCH([.H544];[Def.$C$6:.$C$8]);MATCH([.G544];[Def.$D$5:.$F$5]));IF([.F544]=&quot;EI&quot;;INDEX([Def.$D$13:.$F$15];MATCH([.H544];[Def.$C$13:.$C$15]);MATCH([.G544];[Def.$D$12:.$F$12]));IF(OR([.F544]=&quot;EO&quot;;[.F544]=&quot;EQ&quot;);INDEX([Def.$D$19:.$F$21];MATCH([.H544];[Def.$C$19:.$C$21]);MATCH([.G544];[Def.$D$18:.$F$18]));&quot;#err&quot;)));&quot;&quot;)">
            <text:p/>
          </table:table-cell>
          <table:table-cell table:style-name="ce53" table:formula="of:=IF([.I544]&lt;&gt;&quot;&quot;;INDEX([Def.$J$6:.$L$10];MATCH([.F544];[Def.$I$6:.$I$10];0);MATCH([.I544];[Def.$J$5:.$L$5];0));&quot;&quot;)">
            <text:p/>
          </table:table-cell>
          <table:table-cell table:style-name="ce56"/>
          <table:table-cell table:style-name="ce59" table:formula="of:=IF([.K544]=&quot;&quot;;[.J544];[.J544]*[.K5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45]&lt;&gt;&quot;&quot;;IF(OR([.F545]=&quot;ILF&quot;;[.F545]=&quot;EIF&quot;);INDEX([Def.$D$6:.$F$8];MATCH([.H545];[Def.$C$6:.$C$8]);MATCH([.G545];[Def.$D$5:.$F$5]));IF([.F545]=&quot;EI&quot;;INDEX([Def.$D$13:.$F$15];MATCH([.H545];[Def.$C$13:.$C$15]);MATCH([.G545];[Def.$D$12:.$F$12]));IF(OR([.F545]=&quot;EO&quot;;[.F545]=&quot;EQ&quot;);INDEX([Def.$D$19:.$F$21];MATCH([.H545];[Def.$C$19:.$C$21]);MATCH([.G545];[Def.$D$18:.$F$18]));&quot;#err&quot;)));&quot;&quot;)">
            <text:p/>
          </table:table-cell>
          <table:table-cell table:style-name="ce53" table:formula="of:=IF([.I545]&lt;&gt;&quot;&quot;;INDEX([Def.$J$6:.$L$10];MATCH([.F545];[Def.$I$6:.$I$10];0);MATCH([.I545];[Def.$J$5:.$L$5];0));&quot;&quot;)">
            <text:p/>
          </table:table-cell>
          <table:table-cell table:style-name="ce56"/>
          <table:table-cell table:style-name="ce59" table:formula="of:=IF([.K545]=&quot;&quot;;[.J545];[.J545]*[.K5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46]&lt;&gt;&quot;&quot;;IF(OR([.F546]=&quot;ILF&quot;;[.F546]=&quot;EIF&quot;);INDEX([Def.$D$6:.$F$8];MATCH([.H546];[Def.$C$6:.$C$8]);MATCH([.G546];[Def.$D$5:.$F$5]));IF([.F546]=&quot;EI&quot;;INDEX([Def.$D$13:.$F$15];MATCH([.H546];[Def.$C$13:.$C$15]);MATCH([.G546];[Def.$D$12:.$F$12]));IF(OR([.F546]=&quot;EO&quot;;[.F546]=&quot;EQ&quot;);INDEX([Def.$D$19:.$F$21];MATCH([.H546];[Def.$C$19:.$C$21]);MATCH([.G546];[Def.$D$18:.$F$18]));&quot;#err&quot;)));&quot;&quot;)">
            <text:p/>
          </table:table-cell>
          <table:table-cell table:style-name="ce53" table:formula="of:=IF([.I546]&lt;&gt;&quot;&quot;;INDEX([Def.$J$6:.$L$10];MATCH([.F546];[Def.$I$6:.$I$10];0);MATCH([.I546];[Def.$J$5:.$L$5];0));&quot;&quot;)">
            <text:p/>
          </table:table-cell>
          <table:table-cell table:style-name="ce56"/>
          <table:table-cell table:style-name="ce59" table:formula="of:=IF([.K546]=&quot;&quot;;[.J546];[.J546]*[.K5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47]&lt;&gt;&quot;&quot;;IF(OR([.F547]=&quot;ILF&quot;;[.F547]=&quot;EIF&quot;);INDEX([Def.$D$6:.$F$8];MATCH([.H547];[Def.$C$6:.$C$8]);MATCH([.G547];[Def.$D$5:.$F$5]));IF([.F547]=&quot;EI&quot;;INDEX([Def.$D$13:.$F$15];MATCH([.H547];[Def.$C$13:.$C$15]);MATCH([.G547];[Def.$D$12:.$F$12]));IF(OR([.F547]=&quot;EO&quot;;[.F547]=&quot;EQ&quot;);INDEX([Def.$D$19:.$F$21];MATCH([.H547];[Def.$C$19:.$C$21]);MATCH([.G547];[Def.$D$18:.$F$18]));&quot;#err&quot;)));&quot;&quot;)">
            <text:p/>
          </table:table-cell>
          <table:table-cell table:style-name="ce53" table:formula="of:=IF([.I547]&lt;&gt;&quot;&quot;;INDEX([Def.$J$6:.$L$10];MATCH([.F547];[Def.$I$6:.$I$10];0);MATCH([.I547];[Def.$J$5:.$L$5];0));&quot;&quot;)">
            <text:p/>
          </table:table-cell>
          <table:table-cell table:style-name="ce56"/>
          <table:table-cell table:style-name="ce59" table:formula="of:=IF([.K547]=&quot;&quot;;[.J547];[.J547]*[.K5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48]&lt;&gt;&quot;&quot;;IF(OR([.F548]=&quot;ILF&quot;;[.F548]=&quot;EIF&quot;);INDEX([Def.$D$6:.$F$8];MATCH([.H548];[Def.$C$6:.$C$8]);MATCH([.G548];[Def.$D$5:.$F$5]));IF([.F548]=&quot;EI&quot;;INDEX([Def.$D$13:.$F$15];MATCH([.H548];[Def.$C$13:.$C$15]);MATCH([.G548];[Def.$D$12:.$F$12]));IF(OR([.F548]=&quot;EO&quot;;[.F548]=&quot;EQ&quot;);INDEX([Def.$D$19:.$F$21];MATCH([.H548];[Def.$C$19:.$C$21]);MATCH([.G548];[Def.$D$18:.$F$18]));&quot;#err&quot;)));&quot;&quot;)">
            <text:p/>
          </table:table-cell>
          <table:table-cell table:style-name="ce53" table:formula="of:=IF([.I548]&lt;&gt;&quot;&quot;;INDEX([Def.$J$6:.$L$10];MATCH([.F548];[Def.$I$6:.$I$10];0);MATCH([.I548];[Def.$J$5:.$L$5];0));&quot;&quot;)">
            <text:p/>
          </table:table-cell>
          <table:table-cell table:style-name="ce56"/>
          <table:table-cell table:style-name="ce59" table:formula="of:=IF([.K548]=&quot;&quot;;[.J548];[.J548]*[.K5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49]&lt;&gt;&quot;&quot;;IF(OR([.F549]=&quot;ILF&quot;;[.F549]=&quot;EIF&quot;);INDEX([Def.$D$6:.$F$8];MATCH([.H549];[Def.$C$6:.$C$8]);MATCH([.G549];[Def.$D$5:.$F$5]));IF([.F549]=&quot;EI&quot;;INDEX([Def.$D$13:.$F$15];MATCH([.H549];[Def.$C$13:.$C$15]);MATCH([.G549];[Def.$D$12:.$F$12]));IF(OR([.F549]=&quot;EO&quot;;[.F549]=&quot;EQ&quot;);INDEX([Def.$D$19:.$F$21];MATCH([.H549];[Def.$C$19:.$C$21]);MATCH([.G549];[Def.$D$18:.$F$18]));&quot;#err&quot;)));&quot;&quot;)">
            <text:p/>
          </table:table-cell>
          <table:table-cell table:style-name="ce53" table:formula="of:=IF([.I549]&lt;&gt;&quot;&quot;;INDEX([Def.$J$6:.$L$10];MATCH([.F549];[Def.$I$6:.$I$10];0);MATCH([.I549];[Def.$J$5:.$L$5];0));&quot;&quot;)">
            <text:p/>
          </table:table-cell>
          <table:table-cell table:style-name="ce56"/>
          <table:table-cell table:style-name="ce59" table:formula="of:=IF([.K549]=&quot;&quot;;[.J549];[.J549]*[.K5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50]&lt;&gt;&quot;&quot;;IF(OR([.F550]=&quot;ILF&quot;;[.F550]=&quot;EIF&quot;);INDEX([Def.$D$6:.$F$8];MATCH([.H550];[Def.$C$6:.$C$8]);MATCH([.G550];[Def.$D$5:.$F$5]));IF([.F550]=&quot;EI&quot;;INDEX([Def.$D$13:.$F$15];MATCH([.H550];[Def.$C$13:.$C$15]);MATCH([.G550];[Def.$D$12:.$F$12]));IF(OR([.F550]=&quot;EO&quot;;[.F550]=&quot;EQ&quot;);INDEX([Def.$D$19:.$F$21];MATCH([.H550];[Def.$C$19:.$C$21]);MATCH([.G550];[Def.$D$18:.$F$18]));&quot;#err&quot;)));&quot;&quot;)">
            <text:p/>
          </table:table-cell>
          <table:table-cell table:style-name="ce53" table:formula="of:=IF([.I550]&lt;&gt;&quot;&quot;;INDEX([Def.$J$6:.$L$10];MATCH([.F550];[Def.$I$6:.$I$10];0);MATCH([.I550];[Def.$J$5:.$L$5];0));&quot;&quot;)">
            <text:p/>
          </table:table-cell>
          <table:table-cell table:style-name="ce56"/>
          <table:table-cell table:style-name="ce59" table:formula="of:=IF([.K550]=&quot;&quot;;[.J550];[.J550]*[.K5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51]&lt;&gt;&quot;&quot;;IF(OR([.F551]=&quot;ILF&quot;;[.F551]=&quot;EIF&quot;);INDEX([Def.$D$6:.$F$8];MATCH([.H551];[Def.$C$6:.$C$8]);MATCH([.G551];[Def.$D$5:.$F$5]));IF([.F551]=&quot;EI&quot;;INDEX([Def.$D$13:.$F$15];MATCH([.H551];[Def.$C$13:.$C$15]);MATCH([.G551];[Def.$D$12:.$F$12]));IF(OR([.F551]=&quot;EO&quot;;[.F551]=&quot;EQ&quot;);INDEX([Def.$D$19:.$F$21];MATCH([.H551];[Def.$C$19:.$C$21]);MATCH([.G551];[Def.$D$18:.$F$18]));&quot;#err&quot;)));&quot;&quot;)">
            <text:p/>
          </table:table-cell>
          <table:table-cell table:style-name="ce53" table:formula="of:=IF([.I551]&lt;&gt;&quot;&quot;;INDEX([Def.$J$6:.$L$10];MATCH([.F551];[Def.$I$6:.$I$10];0);MATCH([.I551];[Def.$J$5:.$L$5];0));&quot;&quot;)">
            <text:p/>
          </table:table-cell>
          <table:table-cell table:style-name="ce56"/>
          <table:table-cell table:style-name="ce59" table:formula="of:=IF([.K551]=&quot;&quot;;[.J551];[.J551]*[.K5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52]&lt;&gt;&quot;&quot;;IF(OR([.F552]=&quot;ILF&quot;;[.F552]=&quot;EIF&quot;);INDEX([Def.$D$6:.$F$8];MATCH([.H552];[Def.$C$6:.$C$8]);MATCH([.G552];[Def.$D$5:.$F$5]));IF([.F552]=&quot;EI&quot;;INDEX([Def.$D$13:.$F$15];MATCH([.H552];[Def.$C$13:.$C$15]);MATCH([.G552];[Def.$D$12:.$F$12]));IF(OR([.F552]=&quot;EO&quot;;[.F552]=&quot;EQ&quot;);INDEX([Def.$D$19:.$F$21];MATCH([.H552];[Def.$C$19:.$C$21]);MATCH([.G552];[Def.$D$18:.$F$18]));&quot;#err&quot;)));&quot;&quot;)">
            <text:p/>
          </table:table-cell>
          <table:table-cell table:style-name="ce53" table:formula="of:=IF([.I552]&lt;&gt;&quot;&quot;;INDEX([Def.$J$6:.$L$10];MATCH([.F552];[Def.$I$6:.$I$10];0);MATCH([.I552];[Def.$J$5:.$L$5];0));&quot;&quot;)">
            <text:p/>
          </table:table-cell>
          <table:table-cell table:style-name="ce56"/>
          <table:table-cell table:style-name="ce59" table:formula="of:=IF([.K552]=&quot;&quot;;[.J552];[.J552]*[.K5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53]&lt;&gt;&quot;&quot;;IF(OR([.F553]=&quot;ILF&quot;;[.F553]=&quot;EIF&quot;);INDEX([Def.$D$6:.$F$8];MATCH([.H553];[Def.$C$6:.$C$8]);MATCH([.G553];[Def.$D$5:.$F$5]));IF([.F553]=&quot;EI&quot;;INDEX([Def.$D$13:.$F$15];MATCH([.H553];[Def.$C$13:.$C$15]);MATCH([.G553];[Def.$D$12:.$F$12]));IF(OR([.F553]=&quot;EO&quot;;[.F553]=&quot;EQ&quot;);INDEX([Def.$D$19:.$F$21];MATCH([.H553];[Def.$C$19:.$C$21]);MATCH([.G553];[Def.$D$18:.$F$18]));&quot;#err&quot;)));&quot;&quot;)">
            <text:p/>
          </table:table-cell>
          <table:table-cell table:style-name="ce53" table:formula="of:=IF([.I553]&lt;&gt;&quot;&quot;;INDEX([Def.$J$6:.$L$10];MATCH([.F553];[Def.$I$6:.$I$10];0);MATCH([.I553];[Def.$J$5:.$L$5];0));&quot;&quot;)">
            <text:p/>
          </table:table-cell>
          <table:table-cell table:style-name="ce56"/>
          <table:table-cell table:style-name="ce59" table:formula="of:=IF([.K553]=&quot;&quot;;[.J553];[.J553]*[.K5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54]&lt;&gt;&quot;&quot;;IF(OR([.F554]=&quot;ILF&quot;;[.F554]=&quot;EIF&quot;);INDEX([Def.$D$6:.$F$8];MATCH([.H554];[Def.$C$6:.$C$8]);MATCH([.G554];[Def.$D$5:.$F$5]));IF([.F554]=&quot;EI&quot;;INDEX([Def.$D$13:.$F$15];MATCH([.H554];[Def.$C$13:.$C$15]);MATCH([.G554];[Def.$D$12:.$F$12]));IF(OR([.F554]=&quot;EO&quot;;[.F554]=&quot;EQ&quot;);INDEX([Def.$D$19:.$F$21];MATCH([.H554];[Def.$C$19:.$C$21]);MATCH([.G554];[Def.$D$18:.$F$18]));&quot;#err&quot;)));&quot;&quot;)">
            <text:p/>
          </table:table-cell>
          <table:table-cell table:style-name="ce53" table:formula="of:=IF([.I554]&lt;&gt;&quot;&quot;;INDEX([Def.$J$6:.$L$10];MATCH([.F554];[Def.$I$6:.$I$10];0);MATCH([.I554];[Def.$J$5:.$L$5];0));&quot;&quot;)">
            <text:p/>
          </table:table-cell>
          <table:table-cell table:style-name="ce56"/>
          <table:table-cell table:style-name="ce59" table:formula="of:=IF([.K554]=&quot;&quot;;[.J554];[.J554]*[.K5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55]&lt;&gt;&quot;&quot;;IF(OR([.F555]=&quot;ILF&quot;;[.F555]=&quot;EIF&quot;);INDEX([Def.$D$6:.$F$8];MATCH([.H555];[Def.$C$6:.$C$8]);MATCH([.G555];[Def.$D$5:.$F$5]));IF([.F555]=&quot;EI&quot;;INDEX([Def.$D$13:.$F$15];MATCH([.H555];[Def.$C$13:.$C$15]);MATCH([.G555];[Def.$D$12:.$F$12]));IF(OR([.F555]=&quot;EO&quot;;[.F555]=&quot;EQ&quot;);INDEX([Def.$D$19:.$F$21];MATCH([.H555];[Def.$C$19:.$C$21]);MATCH([.G555];[Def.$D$18:.$F$18]));&quot;#err&quot;)));&quot;&quot;)">
            <text:p/>
          </table:table-cell>
          <table:table-cell table:style-name="ce53" table:formula="of:=IF([.I555]&lt;&gt;&quot;&quot;;INDEX([Def.$J$6:.$L$10];MATCH([.F555];[Def.$I$6:.$I$10];0);MATCH([.I555];[Def.$J$5:.$L$5];0));&quot;&quot;)">
            <text:p/>
          </table:table-cell>
          <table:table-cell table:style-name="ce56"/>
          <table:table-cell table:style-name="ce59" table:formula="of:=IF([.K555]=&quot;&quot;;[.J555];[.J555]*[.K5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56]&lt;&gt;&quot;&quot;;IF(OR([.F556]=&quot;ILF&quot;;[.F556]=&quot;EIF&quot;);INDEX([Def.$D$6:.$F$8];MATCH([.H556];[Def.$C$6:.$C$8]);MATCH([.G556];[Def.$D$5:.$F$5]));IF([.F556]=&quot;EI&quot;;INDEX([Def.$D$13:.$F$15];MATCH([.H556];[Def.$C$13:.$C$15]);MATCH([.G556];[Def.$D$12:.$F$12]));IF(OR([.F556]=&quot;EO&quot;;[.F556]=&quot;EQ&quot;);INDEX([Def.$D$19:.$F$21];MATCH([.H556];[Def.$C$19:.$C$21]);MATCH([.G556];[Def.$D$18:.$F$18]));&quot;#err&quot;)));&quot;&quot;)">
            <text:p/>
          </table:table-cell>
          <table:table-cell table:style-name="ce53" table:formula="of:=IF([.I556]&lt;&gt;&quot;&quot;;INDEX([Def.$J$6:.$L$10];MATCH([.F556];[Def.$I$6:.$I$10];0);MATCH([.I556];[Def.$J$5:.$L$5];0));&quot;&quot;)">
            <text:p/>
          </table:table-cell>
          <table:table-cell table:style-name="ce56"/>
          <table:table-cell table:style-name="ce59" table:formula="of:=IF([.K556]=&quot;&quot;;[.J556];[.J556]*[.K5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57]&lt;&gt;&quot;&quot;;IF(OR([.F557]=&quot;ILF&quot;;[.F557]=&quot;EIF&quot;);INDEX([Def.$D$6:.$F$8];MATCH([.H557];[Def.$C$6:.$C$8]);MATCH([.G557];[Def.$D$5:.$F$5]));IF([.F557]=&quot;EI&quot;;INDEX([Def.$D$13:.$F$15];MATCH([.H557];[Def.$C$13:.$C$15]);MATCH([.G557];[Def.$D$12:.$F$12]));IF(OR([.F557]=&quot;EO&quot;;[.F557]=&quot;EQ&quot;);INDEX([Def.$D$19:.$F$21];MATCH([.H557];[Def.$C$19:.$C$21]);MATCH([.G557];[Def.$D$18:.$F$18]));&quot;#err&quot;)));&quot;&quot;)">
            <text:p/>
          </table:table-cell>
          <table:table-cell table:style-name="ce53" table:formula="of:=IF([.I557]&lt;&gt;&quot;&quot;;INDEX([Def.$J$6:.$L$10];MATCH([.F557];[Def.$I$6:.$I$10];0);MATCH([.I557];[Def.$J$5:.$L$5];0));&quot;&quot;)">
            <text:p/>
          </table:table-cell>
          <table:table-cell table:style-name="ce56"/>
          <table:table-cell table:style-name="ce59" table:formula="of:=IF([.K557]=&quot;&quot;;[.J557];[.J557]*[.K5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58]&lt;&gt;&quot;&quot;;IF(OR([.F558]=&quot;ILF&quot;;[.F558]=&quot;EIF&quot;);INDEX([Def.$D$6:.$F$8];MATCH([.H558];[Def.$C$6:.$C$8]);MATCH([.G558];[Def.$D$5:.$F$5]));IF([.F558]=&quot;EI&quot;;INDEX([Def.$D$13:.$F$15];MATCH([.H558];[Def.$C$13:.$C$15]);MATCH([.G558];[Def.$D$12:.$F$12]));IF(OR([.F558]=&quot;EO&quot;;[.F558]=&quot;EQ&quot;);INDEX([Def.$D$19:.$F$21];MATCH([.H558];[Def.$C$19:.$C$21]);MATCH([.G558];[Def.$D$18:.$F$18]));&quot;#err&quot;)));&quot;&quot;)">
            <text:p/>
          </table:table-cell>
          <table:table-cell table:style-name="ce53" table:formula="of:=IF([.I558]&lt;&gt;&quot;&quot;;INDEX([Def.$J$6:.$L$10];MATCH([.F558];[Def.$I$6:.$I$10];0);MATCH([.I558];[Def.$J$5:.$L$5];0));&quot;&quot;)">
            <text:p/>
          </table:table-cell>
          <table:table-cell table:style-name="ce56"/>
          <table:table-cell table:style-name="ce59" table:formula="of:=IF([.K558]=&quot;&quot;;[.J558];[.J558]*[.K5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59]&lt;&gt;&quot;&quot;;IF(OR([.F559]=&quot;ILF&quot;;[.F559]=&quot;EIF&quot;);INDEX([Def.$D$6:.$F$8];MATCH([.H559];[Def.$C$6:.$C$8]);MATCH([.G559];[Def.$D$5:.$F$5]));IF([.F559]=&quot;EI&quot;;INDEX([Def.$D$13:.$F$15];MATCH([.H559];[Def.$C$13:.$C$15]);MATCH([.G559];[Def.$D$12:.$F$12]));IF(OR([.F559]=&quot;EO&quot;;[.F559]=&quot;EQ&quot;);INDEX([Def.$D$19:.$F$21];MATCH([.H559];[Def.$C$19:.$C$21]);MATCH([.G559];[Def.$D$18:.$F$18]));&quot;#err&quot;)));&quot;&quot;)">
            <text:p/>
          </table:table-cell>
          <table:table-cell table:style-name="ce53" table:formula="of:=IF([.I559]&lt;&gt;&quot;&quot;;INDEX([Def.$J$6:.$L$10];MATCH([.F559];[Def.$I$6:.$I$10];0);MATCH([.I559];[Def.$J$5:.$L$5];0));&quot;&quot;)">
            <text:p/>
          </table:table-cell>
          <table:table-cell table:style-name="ce56"/>
          <table:table-cell table:style-name="ce59" table:formula="of:=IF([.K559]=&quot;&quot;;[.J559];[.J559]*[.K5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60]&lt;&gt;&quot;&quot;;IF(OR([.F560]=&quot;ILF&quot;;[.F560]=&quot;EIF&quot;);INDEX([Def.$D$6:.$F$8];MATCH([.H560];[Def.$C$6:.$C$8]);MATCH([.G560];[Def.$D$5:.$F$5]));IF([.F560]=&quot;EI&quot;;INDEX([Def.$D$13:.$F$15];MATCH([.H560];[Def.$C$13:.$C$15]);MATCH([.G560];[Def.$D$12:.$F$12]));IF(OR([.F560]=&quot;EO&quot;;[.F560]=&quot;EQ&quot;);INDEX([Def.$D$19:.$F$21];MATCH([.H560];[Def.$C$19:.$C$21]);MATCH([.G560];[Def.$D$18:.$F$18]));&quot;#err&quot;)));&quot;&quot;)">
            <text:p/>
          </table:table-cell>
          <table:table-cell table:style-name="ce53" table:formula="of:=IF([.I560]&lt;&gt;&quot;&quot;;INDEX([Def.$J$6:.$L$10];MATCH([.F560];[Def.$I$6:.$I$10];0);MATCH([.I560];[Def.$J$5:.$L$5];0));&quot;&quot;)">
            <text:p/>
          </table:table-cell>
          <table:table-cell table:style-name="ce56"/>
          <table:table-cell table:style-name="ce59" table:formula="of:=IF([.K560]=&quot;&quot;;[.J560];[.J560]*[.K5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61]&lt;&gt;&quot;&quot;;IF(OR([.F561]=&quot;ILF&quot;;[.F561]=&quot;EIF&quot;);INDEX([Def.$D$6:.$F$8];MATCH([.H561];[Def.$C$6:.$C$8]);MATCH([.G561];[Def.$D$5:.$F$5]));IF([.F561]=&quot;EI&quot;;INDEX([Def.$D$13:.$F$15];MATCH([.H561];[Def.$C$13:.$C$15]);MATCH([.G561];[Def.$D$12:.$F$12]));IF(OR([.F561]=&quot;EO&quot;;[.F561]=&quot;EQ&quot;);INDEX([Def.$D$19:.$F$21];MATCH([.H561];[Def.$C$19:.$C$21]);MATCH([.G561];[Def.$D$18:.$F$18]));&quot;#err&quot;)));&quot;&quot;)">
            <text:p/>
          </table:table-cell>
          <table:table-cell table:style-name="ce53" table:formula="of:=IF([.I561]&lt;&gt;&quot;&quot;;INDEX([Def.$J$6:.$L$10];MATCH([.F561];[Def.$I$6:.$I$10];0);MATCH([.I561];[Def.$J$5:.$L$5];0));&quot;&quot;)">
            <text:p/>
          </table:table-cell>
          <table:table-cell table:style-name="ce56"/>
          <table:table-cell table:style-name="ce59" table:formula="of:=IF([.K561]=&quot;&quot;;[.J561];[.J561]*[.K5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62]&lt;&gt;&quot;&quot;;IF(OR([.F562]=&quot;ILF&quot;;[.F562]=&quot;EIF&quot;);INDEX([Def.$D$6:.$F$8];MATCH([.H562];[Def.$C$6:.$C$8]);MATCH([.G562];[Def.$D$5:.$F$5]));IF([.F562]=&quot;EI&quot;;INDEX([Def.$D$13:.$F$15];MATCH([.H562];[Def.$C$13:.$C$15]);MATCH([.G562];[Def.$D$12:.$F$12]));IF(OR([.F562]=&quot;EO&quot;;[.F562]=&quot;EQ&quot;);INDEX([Def.$D$19:.$F$21];MATCH([.H562];[Def.$C$19:.$C$21]);MATCH([.G562];[Def.$D$18:.$F$18]));&quot;#err&quot;)));&quot;&quot;)">
            <text:p/>
          </table:table-cell>
          <table:table-cell table:style-name="ce53" table:formula="of:=IF([.I562]&lt;&gt;&quot;&quot;;INDEX([Def.$J$6:.$L$10];MATCH([.F562];[Def.$I$6:.$I$10];0);MATCH([.I562];[Def.$J$5:.$L$5];0));&quot;&quot;)">
            <text:p/>
          </table:table-cell>
          <table:table-cell table:style-name="ce56"/>
          <table:table-cell table:style-name="ce59" table:formula="of:=IF([.K562]=&quot;&quot;;[.J562];[.J562]*[.K5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63]&lt;&gt;&quot;&quot;;IF(OR([.F563]=&quot;ILF&quot;;[.F563]=&quot;EIF&quot;);INDEX([Def.$D$6:.$F$8];MATCH([.H563];[Def.$C$6:.$C$8]);MATCH([.G563];[Def.$D$5:.$F$5]));IF([.F563]=&quot;EI&quot;;INDEX([Def.$D$13:.$F$15];MATCH([.H563];[Def.$C$13:.$C$15]);MATCH([.G563];[Def.$D$12:.$F$12]));IF(OR([.F563]=&quot;EO&quot;;[.F563]=&quot;EQ&quot;);INDEX([Def.$D$19:.$F$21];MATCH([.H563];[Def.$C$19:.$C$21]);MATCH([.G563];[Def.$D$18:.$F$18]));&quot;#err&quot;)));&quot;&quot;)">
            <text:p/>
          </table:table-cell>
          <table:table-cell table:style-name="ce53" table:formula="of:=IF([.I563]&lt;&gt;&quot;&quot;;INDEX([Def.$J$6:.$L$10];MATCH([.F563];[Def.$I$6:.$I$10];0);MATCH([.I563];[Def.$J$5:.$L$5];0));&quot;&quot;)">
            <text:p/>
          </table:table-cell>
          <table:table-cell table:style-name="ce56"/>
          <table:table-cell table:style-name="ce59" table:formula="of:=IF([.K563]=&quot;&quot;;[.J563];[.J563]*[.K5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64]&lt;&gt;&quot;&quot;;IF(OR([.F564]=&quot;ILF&quot;;[.F564]=&quot;EIF&quot;);INDEX([Def.$D$6:.$F$8];MATCH([.H564];[Def.$C$6:.$C$8]);MATCH([.G564];[Def.$D$5:.$F$5]));IF([.F564]=&quot;EI&quot;;INDEX([Def.$D$13:.$F$15];MATCH([.H564];[Def.$C$13:.$C$15]);MATCH([.G564];[Def.$D$12:.$F$12]));IF(OR([.F564]=&quot;EO&quot;;[.F564]=&quot;EQ&quot;);INDEX([Def.$D$19:.$F$21];MATCH([.H564];[Def.$C$19:.$C$21]);MATCH([.G564];[Def.$D$18:.$F$18]));&quot;#err&quot;)));&quot;&quot;)">
            <text:p/>
          </table:table-cell>
          <table:table-cell table:style-name="ce53" table:formula="of:=IF([.I564]&lt;&gt;&quot;&quot;;INDEX([Def.$J$6:.$L$10];MATCH([.F564];[Def.$I$6:.$I$10];0);MATCH([.I564];[Def.$J$5:.$L$5];0));&quot;&quot;)">
            <text:p/>
          </table:table-cell>
          <table:table-cell table:style-name="ce56"/>
          <table:table-cell table:style-name="ce59" table:formula="of:=IF([.K564]=&quot;&quot;;[.J564];[.J564]*[.K5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65]&lt;&gt;&quot;&quot;;IF(OR([.F565]=&quot;ILF&quot;;[.F565]=&quot;EIF&quot;);INDEX([Def.$D$6:.$F$8];MATCH([.H565];[Def.$C$6:.$C$8]);MATCH([.G565];[Def.$D$5:.$F$5]));IF([.F565]=&quot;EI&quot;;INDEX([Def.$D$13:.$F$15];MATCH([.H565];[Def.$C$13:.$C$15]);MATCH([.G565];[Def.$D$12:.$F$12]));IF(OR([.F565]=&quot;EO&quot;;[.F565]=&quot;EQ&quot;);INDEX([Def.$D$19:.$F$21];MATCH([.H565];[Def.$C$19:.$C$21]);MATCH([.G565];[Def.$D$18:.$F$18]));&quot;#err&quot;)));&quot;&quot;)">
            <text:p/>
          </table:table-cell>
          <table:table-cell table:style-name="ce53" table:formula="of:=IF([.I565]&lt;&gt;&quot;&quot;;INDEX([Def.$J$6:.$L$10];MATCH([.F565];[Def.$I$6:.$I$10];0);MATCH([.I565];[Def.$J$5:.$L$5];0));&quot;&quot;)">
            <text:p/>
          </table:table-cell>
          <table:table-cell table:style-name="ce56"/>
          <table:table-cell table:style-name="ce59" table:formula="of:=IF([.K565]=&quot;&quot;;[.J565];[.J565]*[.K5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66]&lt;&gt;&quot;&quot;;IF(OR([.F566]=&quot;ILF&quot;;[.F566]=&quot;EIF&quot;);INDEX([Def.$D$6:.$F$8];MATCH([.H566];[Def.$C$6:.$C$8]);MATCH([.G566];[Def.$D$5:.$F$5]));IF([.F566]=&quot;EI&quot;;INDEX([Def.$D$13:.$F$15];MATCH([.H566];[Def.$C$13:.$C$15]);MATCH([.G566];[Def.$D$12:.$F$12]));IF(OR([.F566]=&quot;EO&quot;;[.F566]=&quot;EQ&quot;);INDEX([Def.$D$19:.$F$21];MATCH([.H566];[Def.$C$19:.$C$21]);MATCH([.G566];[Def.$D$18:.$F$18]));&quot;#err&quot;)));&quot;&quot;)">
            <text:p/>
          </table:table-cell>
          <table:table-cell table:style-name="ce53" table:formula="of:=IF([.I566]&lt;&gt;&quot;&quot;;INDEX([Def.$J$6:.$L$10];MATCH([.F566];[Def.$I$6:.$I$10];0);MATCH([.I566];[Def.$J$5:.$L$5];0));&quot;&quot;)">
            <text:p/>
          </table:table-cell>
          <table:table-cell table:style-name="ce56"/>
          <table:table-cell table:style-name="ce59" table:formula="of:=IF([.K566]=&quot;&quot;;[.J566];[.J566]*[.K5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67]&lt;&gt;&quot;&quot;;IF(OR([.F567]=&quot;ILF&quot;;[.F567]=&quot;EIF&quot;);INDEX([Def.$D$6:.$F$8];MATCH([.H567];[Def.$C$6:.$C$8]);MATCH([.G567];[Def.$D$5:.$F$5]));IF([.F567]=&quot;EI&quot;;INDEX([Def.$D$13:.$F$15];MATCH([.H567];[Def.$C$13:.$C$15]);MATCH([.G567];[Def.$D$12:.$F$12]));IF(OR([.F567]=&quot;EO&quot;;[.F567]=&quot;EQ&quot;);INDEX([Def.$D$19:.$F$21];MATCH([.H567];[Def.$C$19:.$C$21]);MATCH([.G567];[Def.$D$18:.$F$18]));&quot;#err&quot;)));&quot;&quot;)">
            <text:p/>
          </table:table-cell>
          <table:table-cell table:style-name="ce53" table:formula="of:=IF([.I567]&lt;&gt;&quot;&quot;;INDEX([Def.$J$6:.$L$10];MATCH([.F567];[Def.$I$6:.$I$10];0);MATCH([.I567];[Def.$J$5:.$L$5];0));&quot;&quot;)">
            <text:p/>
          </table:table-cell>
          <table:table-cell table:style-name="ce56"/>
          <table:table-cell table:style-name="ce59" table:formula="of:=IF([.K567]=&quot;&quot;;[.J567];[.J567]*[.K5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68]&lt;&gt;&quot;&quot;;IF(OR([.F568]=&quot;ILF&quot;;[.F568]=&quot;EIF&quot;);INDEX([Def.$D$6:.$F$8];MATCH([.H568];[Def.$C$6:.$C$8]);MATCH([.G568];[Def.$D$5:.$F$5]));IF([.F568]=&quot;EI&quot;;INDEX([Def.$D$13:.$F$15];MATCH([.H568];[Def.$C$13:.$C$15]);MATCH([.G568];[Def.$D$12:.$F$12]));IF(OR([.F568]=&quot;EO&quot;;[.F568]=&quot;EQ&quot;);INDEX([Def.$D$19:.$F$21];MATCH([.H568];[Def.$C$19:.$C$21]);MATCH([.G568];[Def.$D$18:.$F$18]));&quot;#err&quot;)));&quot;&quot;)">
            <text:p/>
          </table:table-cell>
          <table:table-cell table:style-name="ce53" table:formula="of:=IF([.I568]&lt;&gt;&quot;&quot;;INDEX([Def.$J$6:.$L$10];MATCH([.F568];[Def.$I$6:.$I$10];0);MATCH([.I568];[Def.$J$5:.$L$5];0));&quot;&quot;)">
            <text:p/>
          </table:table-cell>
          <table:table-cell table:style-name="ce56"/>
          <table:table-cell table:style-name="ce59" table:formula="of:=IF([.K568]=&quot;&quot;;[.J568];[.J568]*[.K5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69]&lt;&gt;&quot;&quot;;IF(OR([.F569]=&quot;ILF&quot;;[.F569]=&quot;EIF&quot;);INDEX([Def.$D$6:.$F$8];MATCH([.H569];[Def.$C$6:.$C$8]);MATCH([.G569];[Def.$D$5:.$F$5]));IF([.F569]=&quot;EI&quot;;INDEX([Def.$D$13:.$F$15];MATCH([.H569];[Def.$C$13:.$C$15]);MATCH([.G569];[Def.$D$12:.$F$12]));IF(OR([.F569]=&quot;EO&quot;;[.F569]=&quot;EQ&quot;);INDEX([Def.$D$19:.$F$21];MATCH([.H569];[Def.$C$19:.$C$21]);MATCH([.G569];[Def.$D$18:.$F$18]));&quot;#err&quot;)));&quot;&quot;)">
            <text:p/>
          </table:table-cell>
          <table:table-cell table:style-name="ce53" table:formula="of:=IF([.I569]&lt;&gt;&quot;&quot;;INDEX([Def.$J$6:.$L$10];MATCH([.F569];[Def.$I$6:.$I$10];0);MATCH([.I569];[Def.$J$5:.$L$5];0));&quot;&quot;)">
            <text:p/>
          </table:table-cell>
          <table:table-cell table:style-name="ce56"/>
          <table:table-cell table:style-name="ce59" table:formula="of:=IF([.K569]=&quot;&quot;;[.J569];[.J569]*[.K5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70]&lt;&gt;&quot;&quot;;IF(OR([.F570]=&quot;ILF&quot;;[.F570]=&quot;EIF&quot;);INDEX([Def.$D$6:.$F$8];MATCH([.H570];[Def.$C$6:.$C$8]);MATCH([.G570];[Def.$D$5:.$F$5]));IF([.F570]=&quot;EI&quot;;INDEX([Def.$D$13:.$F$15];MATCH([.H570];[Def.$C$13:.$C$15]);MATCH([.G570];[Def.$D$12:.$F$12]));IF(OR([.F570]=&quot;EO&quot;;[.F570]=&quot;EQ&quot;);INDEX([Def.$D$19:.$F$21];MATCH([.H570];[Def.$C$19:.$C$21]);MATCH([.G570];[Def.$D$18:.$F$18]));&quot;#err&quot;)));&quot;&quot;)">
            <text:p/>
          </table:table-cell>
          <table:table-cell table:style-name="ce53" table:formula="of:=IF([.I570]&lt;&gt;&quot;&quot;;INDEX([Def.$J$6:.$L$10];MATCH([.F570];[Def.$I$6:.$I$10];0);MATCH([.I570];[Def.$J$5:.$L$5];0));&quot;&quot;)">
            <text:p/>
          </table:table-cell>
          <table:table-cell table:style-name="ce56"/>
          <table:table-cell table:style-name="ce59" table:formula="of:=IF([.K570]=&quot;&quot;;[.J570];[.J570]*[.K5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71]&lt;&gt;&quot;&quot;;IF(OR([.F571]=&quot;ILF&quot;;[.F571]=&quot;EIF&quot;);INDEX([Def.$D$6:.$F$8];MATCH([.H571];[Def.$C$6:.$C$8]);MATCH([.G571];[Def.$D$5:.$F$5]));IF([.F571]=&quot;EI&quot;;INDEX([Def.$D$13:.$F$15];MATCH([.H571];[Def.$C$13:.$C$15]);MATCH([.G571];[Def.$D$12:.$F$12]));IF(OR([.F571]=&quot;EO&quot;;[.F571]=&quot;EQ&quot;);INDEX([Def.$D$19:.$F$21];MATCH([.H571];[Def.$C$19:.$C$21]);MATCH([.G571];[Def.$D$18:.$F$18]));&quot;#err&quot;)));&quot;&quot;)">
            <text:p/>
          </table:table-cell>
          <table:table-cell table:style-name="ce53" table:formula="of:=IF([.I571]&lt;&gt;&quot;&quot;;INDEX([Def.$J$6:.$L$10];MATCH([.F571];[Def.$I$6:.$I$10];0);MATCH([.I571];[Def.$J$5:.$L$5];0));&quot;&quot;)">
            <text:p/>
          </table:table-cell>
          <table:table-cell table:style-name="ce56"/>
          <table:table-cell table:style-name="ce59" table:formula="of:=IF([.K571]=&quot;&quot;;[.J571];[.J571]*[.K5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72]&lt;&gt;&quot;&quot;;IF(OR([.F572]=&quot;ILF&quot;;[.F572]=&quot;EIF&quot;);INDEX([Def.$D$6:.$F$8];MATCH([.H572];[Def.$C$6:.$C$8]);MATCH([.G572];[Def.$D$5:.$F$5]));IF([.F572]=&quot;EI&quot;;INDEX([Def.$D$13:.$F$15];MATCH([.H572];[Def.$C$13:.$C$15]);MATCH([.G572];[Def.$D$12:.$F$12]));IF(OR([.F572]=&quot;EO&quot;;[.F572]=&quot;EQ&quot;);INDEX([Def.$D$19:.$F$21];MATCH([.H572];[Def.$C$19:.$C$21]);MATCH([.G572];[Def.$D$18:.$F$18]));&quot;#err&quot;)));&quot;&quot;)">
            <text:p/>
          </table:table-cell>
          <table:table-cell table:style-name="ce53" table:formula="of:=IF([.I572]&lt;&gt;&quot;&quot;;INDEX([Def.$J$6:.$L$10];MATCH([.F572];[Def.$I$6:.$I$10];0);MATCH([.I572];[Def.$J$5:.$L$5];0));&quot;&quot;)">
            <text:p/>
          </table:table-cell>
          <table:table-cell table:style-name="ce56"/>
          <table:table-cell table:style-name="ce59" table:formula="of:=IF([.K572]=&quot;&quot;;[.J572];[.J572]*[.K5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73]&lt;&gt;&quot;&quot;;IF(OR([.F573]=&quot;ILF&quot;;[.F573]=&quot;EIF&quot;);INDEX([Def.$D$6:.$F$8];MATCH([.H573];[Def.$C$6:.$C$8]);MATCH([.G573];[Def.$D$5:.$F$5]));IF([.F573]=&quot;EI&quot;;INDEX([Def.$D$13:.$F$15];MATCH([.H573];[Def.$C$13:.$C$15]);MATCH([.G573];[Def.$D$12:.$F$12]));IF(OR([.F573]=&quot;EO&quot;;[.F573]=&quot;EQ&quot;);INDEX([Def.$D$19:.$F$21];MATCH([.H573];[Def.$C$19:.$C$21]);MATCH([.G573];[Def.$D$18:.$F$18]));&quot;#err&quot;)));&quot;&quot;)">
            <text:p/>
          </table:table-cell>
          <table:table-cell table:style-name="ce53" table:formula="of:=IF([.I573]&lt;&gt;&quot;&quot;;INDEX([Def.$J$6:.$L$10];MATCH([.F573];[Def.$I$6:.$I$10];0);MATCH([.I573];[Def.$J$5:.$L$5];0));&quot;&quot;)">
            <text:p/>
          </table:table-cell>
          <table:table-cell table:style-name="ce56"/>
          <table:table-cell table:style-name="ce59" table:formula="of:=IF([.K573]=&quot;&quot;;[.J573];[.J573]*[.K5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74]&lt;&gt;&quot;&quot;;IF(OR([.F574]=&quot;ILF&quot;;[.F574]=&quot;EIF&quot;);INDEX([Def.$D$6:.$F$8];MATCH([.H574];[Def.$C$6:.$C$8]);MATCH([.G574];[Def.$D$5:.$F$5]));IF([.F574]=&quot;EI&quot;;INDEX([Def.$D$13:.$F$15];MATCH([.H574];[Def.$C$13:.$C$15]);MATCH([.G574];[Def.$D$12:.$F$12]));IF(OR([.F574]=&quot;EO&quot;;[.F574]=&quot;EQ&quot;);INDEX([Def.$D$19:.$F$21];MATCH([.H574];[Def.$C$19:.$C$21]);MATCH([.G574];[Def.$D$18:.$F$18]));&quot;#err&quot;)));&quot;&quot;)">
            <text:p/>
          </table:table-cell>
          <table:table-cell table:style-name="ce53" table:formula="of:=IF([.I574]&lt;&gt;&quot;&quot;;INDEX([Def.$J$6:.$L$10];MATCH([.F574];[Def.$I$6:.$I$10];0);MATCH([.I574];[Def.$J$5:.$L$5];0));&quot;&quot;)">
            <text:p/>
          </table:table-cell>
          <table:table-cell table:style-name="ce56"/>
          <table:table-cell table:style-name="ce59" table:formula="of:=IF([.K574]=&quot;&quot;;[.J574];[.J574]*[.K5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75]&lt;&gt;&quot;&quot;;IF(OR([.F575]=&quot;ILF&quot;;[.F575]=&quot;EIF&quot;);INDEX([Def.$D$6:.$F$8];MATCH([.H575];[Def.$C$6:.$C$8]);MATCH([.G575];[Def.$D$5:.$F$5]));IF([.F575]=&quot;EI&quot;;INDEX([Def.$D$13:.$F$15];MATCH([.H575];[Def.$C$13:.$C$15]);MATCH([.G575];[Def.$D$12:.$F$12]));IF(OR([.F575]=&quot;EO&quot;;[.F575]=&quot;EQ&quot;);INDEX([Def.$D$19:.$F$21];MATCH([.H575];[Def.$C$19:.$C$21]);MATCH([.G575];[Def.$D$18:.$F$18]));&quot;#err&quot;)));&quot;&quot;)">
            <text:p/>
          </table:table-cell>
          <table:table-cell table:style-name="ce53" table:formula="of:=IF([.I575]&lt;&gt;&quot;&quot;;INDEX([Def.$J$6:.$L$10];MATCH([.F575];[Def.$I$6:.$I$10];0);MATCH([.I575];[Def.$J$5:.$L$5];0));&quot;&quot;)">
            <text:p/>
          </table:table-cell>
          <table:table-cell table:style-name="ce56"/>
          <table:table-cell table:style-name="ce59" table:formula="of:=IF([.K575]=&quot;&quot;;[.J575];[.J575]*[.K5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76]&lt;&gt;&quot;&quot;;IF(OR([.F576]=&quot;ILF&quot;;[.F576]=&quot;EIF&quot;);INDEX([Def.$D$6:.$F$8];MATCH([.H576];[Def.$C$6:.$C$8]);MATCH([.G576];[Def.$D$5:.$F$5]));IF([.F576]=&quot;EI&quot;;INDEX([Def.$D$13:.$F$15];MATCH([.H576];[Def.$C$13:.$C$15]);MATCH([.G576];[Def.$D$12:.$F$12]));IF(OR([.F576]=&quot;EO&quot;;[.F576]=&quot;EQ&quot;);INDEX([Def.$D$19:.$F$21];MATCH([.H576];[Def.$C$19:.$C$21]);MATCH([.G576];[Def.$D$18:.$F$18]));&quot;#err&quot;)));&quot;&quot;)">
            <text:p/>
          </table:table-cell>
          <table:table-cell table:style-name="ce53" table:formula="of:=IF([.I576]&lt;&gt;&quot;&quot;;INDEX([Def.$J$6:.$L$10];MATCH([.F576];[Def.$I$6:.$I$10];0);MATCH([.I576];[Def.$J$5:.$L$5];0));&quot;&quot;)">
            <text:p/>
          </table:table-cell>
          <table:table-cell table:style-name="ce56"/>
          <table:table-cell table:style-name="ce59" table:formula="of:=IF([.K576]=&quot;&quot;;[.J576];[.J576]*[.K5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77]&lt;&gt;&quot;&quot;;IF(OR([.F577]=&quot;ILF&quot;;[.F577]=&quot;EIF&quot;);INDEX([Def.$D$6:.$F$8];MATCH([.H577];[Def.$C$6:.$C$8]);MATCH([.G577];[Def.$D$5:.$F$5]));IF([.F577]=&quot;EI&quot;;INDEX([Def.$D$13:.$F$15];MATCH([.H577];[Def.$C$13:.$C$15]);MATCH([.G577];[Def.$D$12:.$F$12]));IF(OR([.F577]=&quot;EO&quot;;[.F577]=&quot;EQ&quot;);INDEX([Def.$D$19:.$F$21];MATCH([.H577];[Def.$C$19:.$C$21]);MATCH([.G577];[Def.$D$18:.$F$18]));&quot;#err&quot;)));&quot;&quot;)">
            <text:p/>
          </table:table-cell>
          <table:table-cell table:style-name="ce53" table:formula="of:=IF([.I577]&lt;&gt;&quot;&quot;;INDEX([Def.$J$6:.$L$10];MATCH([.F577];[Def.$I$6:.$I$10];0);MATCH([.I577];[Def.$J$5:.$L$5];0));&quot;&quot;)">
            <text:p/>
          </table:table-cell>
          <table:table-cell table:style-name="ce56"/>
          <table:table-cell table:style-name="ce59" table:formula="of:=IF([.K577]=&quot;&quot;;[.J577];[.J577]*[.K5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78]&lt;&gt;&quot;&quot;;IF(OR([.F578]=&quot;ILF&quot;;[.F578]=&quot;EIF&quot;);INDEX([Def.$D$6:.$F$8];MATCH([.H578];[Def.$C$6:.$C$8]);MATCH([.G578];[Def.$D$5:.$F$5]));IF([.F578]=&quot;EI&quot;;INDEX([Def.$D$13:.$F$15];MATCH([.H578];[Def.$C$13:.$C$15]);MATCH([.G578];[Def.$D$12:.$F$12]));IF(OR([.F578]=&quot;EO&quot;;[.F578]=&quot;EQ&quot;);INDEX([Def.$D$19:.$F$21];MATCH([.H578];[Def.$C$19:.$C$21]);MATCH([.G578];[Def.$D$18:.$F$18]));&quot;#err&quot;)));&quot;&quot;)">
            <text:p/>
          </table:table-cell>
          <table:table-cell table:style-name="ce53" table:formula="of:=IF([.I578]&lt;&gt;&quot;&quot;;INDEX([Def.$J$6:.$L$10];MATCH([.F578];[Def.$I$6:.$I$10];0);MATCH([.I578];[Def.$J$5:.$L$5];0));&quot;&quot;)">
            <text:p/>
          </table:table-cell>
          <table:table-cell table:style-name="ce56"/>
          <table:table-cell table:style-name="ce59" table:formula="of:=IF([.K578]=&quot;&quot;;[.J578];[.J578]*[.K5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79]&lt;&gt;&quot;&quot;;IF(OR([.F579]=&quot;ILF&quot;;[.F579]=&quot;EIF&quot;);INDEX([Def.$D$6:.$F$8];MATCH([.H579];[Def.$C$6:.$C$8]);MATCH([.G579];[Def.$D$5:.$F$5]));IF([.F579]=&quot;EI&quot;;INDEX([Def.$D$13:.$F$15];MATCH([.H579];[Def.$C$13:.$C$15]);MATCH([.G579];[Def.$D$12:.$F$12]));IF(OR([.F579]=&quot;EO&quot;;[.F579]=&quot;EQ&quot;);INDEX([Def.$D$19:.$F$21];MATCH([.H579];[Def.$C$19:.$C$21]);MATCH([.G579];[Def.$D$18:.$F$18]));&quot;#err&quot;)));&quot;&quot;)">
            <text:p/>
          </table:table-cell>
          <table:table-cell table:style-name="ce53" table:formula="of:=IF([.I579]&lt;&gt;&quot;&quot;;INDEX([Def.$J$6:.$L$10];MATCH([.F579];[Def.$I$6:.$I$10];0);MATCH([.I579];[Def.$J$5:.$L$5];0));&quot;&quot;)">
            <text:p/>
          </table:table-cell>
          <table:table-cell table:style-name="ce56"/>
          <table:table-cell table:style-name="ce59" table:formula="of:=IF([.K579]=&quot;&quot;;[.J579];[.J579]*[.K5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80]&lt;&gt;&quot;&quot;;IF(OR([.F580]=&quot;ILF&quot;;[.F580]=&quot;EIF&quot;);INDEX([Def.$D$6:.$F$8];MATCH([.H580];[Def.$C$6:.$C$8]);MATCH([.G580];[Def.$D$5:.$F$5]));IF([.F580]=&quot;EI&quot;;INDEX([Def.$D$13:.$F$15];MATCH([.H580];[Def.$C$13:.$C$15]);MATCH([.G580];[Def.$D$12:.$F$12]));IF(OR([.F580]=&quot;EO&quot;;[.F580]=&quot;EQ&quot;);INDEX([Def.$D$19:.$F$21];MATCH([.H580];[Def.$C$19:.$C$21]);MATCH([.G580];[Def.$D$18:.$F$18]));&quot;#err&quot;)));&quot;&quot;)">
            <text:p/>
          </table:table-cell>
          <table:table-cell table:style-name="ce53" table:formula="of:=IF([.I580]&lt;&gt;&quot;&quot;;INDEX([Def.$J$6:.$L$10];MATCH([.F580];[Def.$I$6:.$I$10];0);MATCH([.I580];[Def.$J$5:.$L$5];0));&quot;&quot;)">
            <text:p/>
          </table:table-cell>
          <table:table-cell table:style-name="ce56"/>
          <table:table-cell table:style-name="ce59" table:formula="of:=IF([.K580]=&quot;&quot;;[.J580];[.J580]*[.K5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81]&lt;&gt;&quot;&quot;;IF(OR([.F581]=&quot;ILF&quot;;[.F581]=&quot;EIF&quot;);INDEX([Def.$D$6:.$F$8];MATCH([.H581];[Def.$C$6:.$C$8]);MATCH([.G581];[Def.$D$5:.$F$5]));IF([.F581]=&quot;EI&quot;;INDEX([Def.$D$13:.$F$15];MATCH([.H581];[Def.$C$13:.$C$15]);MATCH([.G581];[Def.$D$12:.$F$12]));IF(OR([.F581]=&quot;EO&quot;;[.F581]=&quot;EQ&quot;);INDEX([Def.$D$19:.$F$21];MATCH([.H581];[Def.$C$19:.$C$21]);MATCH([.G581];[Def.$D$18:.$F$18]));&quot;#err&quot;)));&quot;&quot;)">
            <text:p/>
          </table:table-cell>
          <table:table-cell table:style-name="ce53" table:formula="of:=IF([.I581]&lt;&gt;&quot;&quot;;INDEX([Def.$J$6:.$L$10];MATCH([.F581];[Def.$I$6:.$I$10];0);MATCH([.I581];[Def.$J$5:.$L$5];0));&quot;&quot;)">
            <text:p/>
          </table:table-cell>
          <table:table-cell table:style-name="ce56"/>
          <table:table-cell table:style-name="ce59" table:formula="of:=IF([.K581]=&quot;&quot;;[.J581];[.J581]*[.K5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82]&lt;&gt;&quot;&quot;;IF(OR([.F582]=&quot;ILF&quot;;[.F582]=&quot;EIF&quot;);INDEX([Def.$D$6:.$F$8];MATCH([.H582];[Def.$C$6:.$C$8]);MATCH([.G582];[Def.$D$5:.$F$5]));IF([.F582]=&quot;EI&quot;;INDEX([Def.$D$13:.$F$15];MATCH([.H582];[Def.$C$13:.$C$15]);MATCH([.G582];[Def.$D$12:.$F$12]));IF(OR([.F582]=&quot;EO&quot;;[.F582]=&quot;EQ&quot;);INDEX([Def.$D$19:.$F$21];MATCH([.H582];[Def.$C$19:.$C$21]);MATCH([.G582];[Def.$D$18:.$F$18]));&quot;#err&quot;)));&quot;&quot;)">
            <text:p/>
          </table:table-cell>
          <table:table-cell table:style-name="ce53" table:formula="of:=IF([.I582]&lt;&gt;&quot;&quot;;INDEX([Def.$J$6:.$L$10];MATCH([.F582];[Def.$I$6:.$I$10];0);MATCH([.I582];[Def.$J$5:.$L$5];0));&quot;&quot;)">
            <text:p/>
          </table:table-cell>
          <table:table-cell table:style-name="ce56"/>
          <table:table-cell table:style-name="ce59" table:formula="of:=IF([.K582]=&quot;&quot;;[.J582];[.J582]*[.K5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83]&lt;&gt;&quot;&quot;;IF(OR([.F583]=&quot;ILF&quot;;[.F583]=&quot;EIF&quot;);INDEX([Def.$D$6:.$F$8];MATCH([.H583];[Def.$C$6:.$C$8]);MATCH([.G583];[Def.$D$5:.$F$5]));IF([.F583]=&quot;EI&quot;;INDEX([Def.$D$13:.$F$15];MATCH([.H583];[Def.$C$13:.$C$15]);MATCH([.G583];[Def.$D$12:.$F$12]));IF(OR([.F583]=&quot;EO&quot;;[.F583]=&quot;EQ&quot;);INDEX([Def.$D$19:.$F$21];MATCH([.H583];[Def.$C$19:.$C$21]);MATCH([.G583];[Def.$D$18:.$F$18]));&quot;#err&quot;)));&quot;&quot;)">
            <text:p/>
          </table:table-cell>
          <table:table-cell table:style-name="ce53" table:formula="of:=IF([.I583]&lt;&gt;&quot;&quot;;INDEX([Def.$J$6:.$L$10];MATCH([.F583];[Def.$I$6:.$I$10];0);MATCH([.I583];[Def.$J$5:.$L$5];0));&quot;&quot;)">
            <text:p/>
          </table:table-cell>
          <table:table-cell table:style-name="ce56"/>
          <table:table-cell table:style-name="ce59" table:formula="of:=IF([.K583]=&quot;&quot;;[.J583];[.J583]*[.K5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84]&lt;&gt;&quot;&quot;;IF(OR([.F584]=&quot;ILF&quot;;[.F584]=&quot;EIF&quot;);INDEX([Def.$D$6:.$F$8];MATCH([.H584];[Def.$C$6:.$C$8]);MATCH([.G584];[Def.$D$5:.$F$5]));IF([.F584]=&quot;EI&quot;;INDEX([Def.$D$13:.$F$15];MATCH([.H584];[Def.$C$13:.$C$15]);MATCH([.G584];[Def.$D$12:.$F$12]));IF(OR([.F584]=&quot;EO&quot;;[.F584]=&quot;EQ&quot;);INDEX([Def.$D$19:.$F$21];MATCH([.H584];[Def.$C$19:.$C$21]);MATCH([.G584];[Def.$D$18:.$F$18]));&quot;#err&quot;)));&quot;&quot;)">
            <text:p/>
          </table:table-cell>
          <table:table-cell table:style-name="ce53" table:formula="of:=IF([.I584]&lt;&gt;&quot;&quot;;INDEX([Def.$J$6:.$L$10];MATCH([.F584];[Def.$I$6:.$I$10];0);MATCH([.I584];[Def.$J$5:.$L$5];0));&quot;&quot;)">
            <text:p/>
          </table:table-cell>
          <table:table-cell table:style-name="ce56"/>
          <table:table-cell table:style-name="ce59" table:formula="of:=IF([.K584]=&quot;&quot;;[.J584];[.J584]*[.K5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85]&lt;&gt;&quot;&quot;;IF(OR([.F585]=&quot;ILF&quot;;[.F585]=&quot;EIF&quot;);INDEX([Def.$D$6:.$F$8];MATCH([.H585];[Def.$C$6:.$C$8]);MATCH([.G585];[Def.$D$5:.$F$5]));IF([.F585]=&quot;EI&quot;;INDEX([Def.$D$13:.$F$15];MATCH([.H585];[Def.$C$13:.$C$15]);MATCH([.G585];[Def.$D$12:.$F$12]));IF(OR([.F585]=&quot;EO&quot;;[.F585]=&quot;EQ&quot;);INDEX([Def.$D$19:.$F$21];MATCH([.H585];[Def.$C$19:.$C$21]);MATCH([.G585];[Def.$D$18:.$F$18]));&quot;#err&quot;)));&quot;&quot;)">
            <text:p/>
          </table:table-cell>
          <table:table-cell table:style-name="ce53" table:formula="of:=IF([.I585]&lt;&gt;&quot;&quot;;INDEX([Def.$J$6:.$L$10];MATCH([.F585];[Def.$I$6:.$I$10];0);MATCH([.I585];[Def.$J$5:.$L$5];0));&quot;&quot;)">
            <text:p/>
          </table:table-cell>
          <table:table-cell table:style-name="ce56"/>
          <table:table-cell table:style-name="ce59" table:formula="of:=IF([.K585]=&quot;&quot;;[.J585];[.J585]*[.K5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86]&lt;&gt;&quot;&quot;;IF(OR([.F586]=&quot;ILF&quot;;[.F586]=&quot;EIF&quot;);INDEX([Def.$D$6:.$F$8];MATCH([.H586];[Def.$C$6:.$C$8]);MATCH([.G586];[Def.$D$5:.$F$5]));IF([.F586]=&quot;EI&quot;;INDEX([Def.$D$13:.$F$15];MATCH([.H586];[Def.$C$13:.$C$15]);MATCH([.G586];[Def.$D$12:.$F$12]));IF(OR([.F586]=&quot;EO&quot;;[.F586]=&quot;EQ&quot;);INDEX([Def.$D$19:.$F$21];MATCH([.H586];[Def.$C$19:.$C$21]);MATCH([.G586];[Def.$D$18:.$F$18]));&quot;#err&quot;)));&quot;&quot;)">
            <text:p/>
          </table:table-cell>
          <table:table-cell table:style-name="ce53" table:formula="of:=IF([.I586]&lt;&gt;&quot;&quot;;INDEX([Def.$J$6:.$L$10];MATCH([.F586];[Def.$I$6:.$I$10];0);MATCH([.I586];[Def.$J$5:.$L$5];0));&quot;&quot;)">
            <text:p/>
          </table:table-cell>
          <table:table-cell table:style-name="ce56"/>
          <table:table-cell table:style-name="ce59" table:formula="of:=IF([.K586]=&quot;&quot;;[.J586];[.J586]*[.K5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87]&lt;&gt;&quot;&quot;;IF(OR([.F587]=&quot;ILF&quot;;[.F587]=&quot;EIF&quot;);INDEX([Def.$D$6:.$F$8];MATCH([.H587];[Def.$C$6:.$C$8]);MATCH([.G587];[Def.$D$5:.$F$5]));IF([.F587]=&quot;EI&quot;;INDEX([Def.$D$13:.$F$15];MATCH([.H587];[Def.$C$13:.$C$15]);MATCH([.G587];[Def.$D$12:.$F$12]));IF(OR([.F587]=&quot;EO&quot;;[.F587]=&quot;EQ&quot;);INDEX([Def.$D$19:.$F$21];MATCH([.H587];[Def.$C$19:.$C$21]);MATCH([.G587];[Def.$D$18:.$F$18]));&quot;#err&quot;)));&quot;&quot;)">
            <text:p/>
          </table:table-cell>
          <table:table-cell table:style-name="ce53" table:formula="of:=IF([.I587]&lt;&gt;&quot;&quot;;INDEX([Def.$J$6:.$L$10];MATCH([.F587];[Def.$I$6:.$I$10];0);MATCH([.I587];[Def.$J$5:.$L$5];0));&quot;&quot;)">
            <text:p/>
          </table:table-cell>
          <table:table-cell table:style-name="ce56"/>
          <table:table-cell table:style-name="ce59" table:formula="of:=IF([.K587]=&quot;&quot;;[.J587];[.J587]*[.K5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88]&lt;&gt;&quot;&quot;;IF(OR([.F588]=&quot;ILF&quot;;[.F588]=&quot;EIF&quot;);INDEX([Def.$D$6:.$F$8];MATCH([.H588];[Def.$C$6:.$C$8]);MATCH([.G588];[Def.$D$5:.$F$5]));IF([.F588]=&quot;EI&quot;;INDEX([Def.$D$13:.$F$15];MATCH([.H588];[Def.$C$13:.$C$15]);MATCH([.G588];[Def.$D$12:.$F$12]));IF(OR([.F588]=&quot;EO&quot;;[.F588]=&quot;EQ&quot;);INDEX([Def.$D$19:.$F$21];MATCH([.H588];[Def.$C$19:.$C$21]);MATCH([.G588];[Def.$D$18:.$F$18]));&quot;#err&quot;)));&quot;&quot;)">
            <text:p/>
          </table:table-cell>
          <table:table-cell table:style-name="ce53" table:formula="of:=IF([.I588]&lt;&gt;&quot;&quot;;INDEX([Def.$J$6:.$L$10];MATCH([.F588];[Def.$I$6:.$I$10];0);MATCH([.I588];[Def.$J$5:.$L$5];0));&quot;&quot;)">
            <text:p/>
          </table:table-cell>
          <table:table-cell table:style-name="ce56"/>
          <table:table-cell table:style-name="ce59" table:formula="of:=IF([.K588]=&quot;&quot;;[.J588];[.J588]*[.K5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89]&lt;&gt;&quot;&quot;;IF(OR([.F589]=&quot;ILF&quot;;[.F589]=&quot;EIF&quot;);INDEX([Def.$D$6:.$F$8];MATCH([.H589];[Def.$C$6:.$C$8]);MATCH([.G589];[Def.$D$5:.$F$5]));IF([.F589]=&quot;EI&quot;;INDEX([Def.$D$13:.$F$15];MATCH([.H589];[Def.$C$13:.$C$15]);MATCH([.G589];[Def.$D$12:.$F$12]));IF(OR([.F589]=&quot;EO&quot;;[.F589]=&quot;EQ&quot;);INDEX([Def.$D$19:.$F$21];MATCH([.H589];[Def.$C$19:.$C$21]);MATCH([.G589];[Def.$D$18:.$F$18]));&quot;#err&quot;)));&quot;&quot;)">
            <text:p/>
          </table:table-cell>
          <table:table-cell table:style-name="ce53" table:formula="of:=IF([.I589]&lt;&gt;&quot;&quot;;INDEX([Def.$J$6:.$L$10];MATCH([.F589];[Def.$I$6:.$I$10];0);MATCH([.I589];[Def.$J$5:.$L$5];0));&quot;&quot;)">
            <text:p/>
          </table:table-cell>
          <table:table-cell table:style-name="ce56"/>
          <table:table-cell table:style-name="ce59" table:formula="of:=IF([.K589]=&quot;&quot;;[.J589];[.J589]*[.K5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90]&lt;&gt;&quot;&quot;;IF(OR([.F590]=&quot;ILF&quot;;[.F590]=&quot;EIF&quot;);INDEX([Def.$D$6:.$F$8];MATCH([.H590];[Def.$C$6:.$C$8]);MATCH([.G590];[Def.$D$5:.$F$5]));IF([.F590]=&quot;EI&quot;;INDEX([Def.$D$13:.$F$15];MATCH([.H590];[Def.$C$13:.$C$15]);MATCH([.G590];[Def.$D$12:.$F$12]));IF(OR([.F590]=&quot;EO&quot;;[.F590]=&quot;EQ&quot;);INDEX([Def.$D$19:.$F$21];MATCH([.H590];[Def.$C$19:.$C$21]);MATCH([.G590];[Def.$D$18:.$F$18]));&quot;#err&quot;)));&quot;&quot;)">
            <text:p/>
          </table:table-cell>
          <table:table-cell table:style-name="ce53" table:formula="of:=IF([.I590]&lt;&gt;&quot;&quot;;INDEX([Def.$J$6:.$L$10];MATCH([.F590];[Def.$I$6:.$I$10];0);MATCH([.I590];[Def.$J$5:.$L$5];0));&quot;&quot;)">
            <text:p/>
          </table:table-cell>
          <table:table-cell table:style-name="ce56"/>
          <table:table-cell table:style-name="ce59" table:formula="of:=IF([.K590]=&quot;&quot;;[.J590];[.J590]*[.K5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91]&lt;&gt;&quot;&quot;;IF(OR([.F591]=&quot;ILF&quot;;[.F591]=&quot;EIF&quot;);INDEX([Def.$D$6:.$F$8];MATCH([.H591];[Def.$C$6:.$C$8]);MATCH([.G591];[Def.$D$5:.$F$5]));IF([.F591]=&quot;EI&quot;;INDEX([Def.$D$13:.$F$15];MATCH([.H591];[Def.$C$13:.$C$15]);MATCH([.G591];[Def.$D$12:.$F$12]));IF(OR([.F591]=&quot;EO&quot;;[.F591]=&quot;EQ&quot;);INDEX([Def.$D$19:.$F$21];MATCH([.H591];[Def.$C$19:.$C$21]);MATCH([.G591];[Def.$D$18:.$F$18]));&quot;#err&quot;)));&quot;&quot;)">
            <text:p/>
          </table:table-cell>
          <table:table-cell table:style-name="ce53" table:formula="of:=IF([.I591]&lt;&gt;&quot;&quot;;INDEX([Def.$J$6:.$L$10];MATCH([.F591];[Def.$I$6:.$I$10];0);MATCH([.I591];[Def.$J$5:.$L$5];0));&quot;&quot;)">
            <text:p/>
          </table:table-cell>
          <table:table-cell table:style-name="ce56"/>
          <table:table-cell table:style-name="ce59" table:formula="of:=IF([.K591]=&quot;&quot;;[.J591];[.J591]*[.K5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92]&lt;&gt;&quot;&quot;;IF(OR([.F592]=&quot;ILF&quot;;[.F592]=&quot;EIF&quot;);INDEX([Def.$D$6:.$F$8];MATCH([.H592];[Def.$C$6:.$C$8]);MATCH([.G592];[Def.$D$5:.$F$5]));IF([.F592]=&quot;EI&quot;;INDEX([Def.$D$13:.$F$15];MATCH([.H592];[Def.$C$13:.$C$15]);MATCH([.G592];[Def.$D$12:.$F$12]));IF(OR([.F592]=&quot;EO&quot;;[.F592]=&quot;EQ&quot;);INDEX([Def.$D$19:.$F$21];MATCH([.H592];[Def.$C$19:.$C$21]);MATCH([.G592];[Def.$D$18:.$F$18]));&quot;#err&quot;)));&quot;&quot;)">
            <text:p/>
          </table:table-cell>
          <table:table-cell table:style-name="ce53" table:formula="of:=IF([.I592]&lt;&gt;&quot;&quot;;INDEX([Def.$J$6:.$L$10];MATCH([.F592];[Def.$I$6:.$I$10];0);MATCH([.I592];[Def.$J$5:.$L$5];0));&quot;&quot;)">
            <text:p/>
          </table:table-cell>
          <table:table-cell table:style-name="ce56"/>
          <table:table-cell table:style-name="ce59" table:formula="of:=IF([.K592]=&quot;&quot;;[.J592];[.J592]*[.K5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93]&lt;&gt;&quot;&quot;;IF(OR([.F593]=&quot;ILF&quot;;[.F593]=&quot;EIF&quot;);INDEX([Def.$D$6:.$F$8];MATCH([.H593];[Def.$C$6:.$C$8]);MATCH([.G593];[Def.$D$5:.$F$5]));IF([.F593]=&quot;EI&quot;;INDEX([Def.$D$13:.$F$15];MATCH([.H593];[Def.$C$13:.$C$15]);MATCH([.G593];[Def.$D$12:.$F$12]));IF(OR([.F593]=&quot;EO&quot;;[.F593]=&quot;EQ&quot;);INDEX([Def.$D$19:.$F$21];MATCH([.H593];[Def.$C$19:.$C$21]);MATCH([.G593];[Def.$D$18:.$F$18]));&quot;#err&quot;)));&quot;&quot;)">
            <text:p/>
          </table:table-cell>
          <table:table-cell table:style-name="ce53" table:formula="of:=IF([.I593]&lt;&gt;&quot;&quot;;INDEX([Def.$J$6:.$L$10];MATCH([.F593];[Def.$I$6:.$I$10];0);MATCH([.I593];[Def.$J$5:.$L$5];0));&quot;&quot;)">
            <text:p/>
          </table:table-cell>
          <table:table-cell table:style-name="ce56"/>
          <table:table-cell table:style-name="ce59" table:formula="of:=IF([.K593]=&quot;&quot;;[.J593];[.J593]*[.K5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94]&lt;&gt;&quot;&quot;;IF(OR([.F594]=&quot;ILF&quot;;[.F594]=&quot;EIF&quot;);INDEX([Def.$D$6:.$F$8];MATCH([.H594];[Def.$C$6:.$C$8]);MATCH([.G594];[Def.$D$5:.$F$5]));IF([.F594]=&quot;EI&quot;;INDEX([Def.$D$13:.$F$15];MATCH([.H594];[Def.$C$13:.$C$15]);MATCH([.G594];[Def.$D$12:.$F$12]));IF(OR([.F594]=&quot;EO&quot;;[.F594]=&quot;EQ&quot;);INDEX([Def.$D$19:.$F$21];MATCH([.H594];[Def.$C$19:.$C$21]);MATCH([.G594];[Def.$D$18:.$F$18]));&quot;#err&quot;)));&quot;&quot;)">
            <text:p/>
          </table:table-cell>
          <table:table-cell table:style-name="ce53" table:formula="of:=IF([.I594]&lt;&gt;&quot;&quot;;INDEX([Def.$J$6:.$L$10];MATCH([.F594];[Def.$I$6:.$I$10];0);MATCH([.I594];[Def.$J$5:.$L$5];0));&quot;&quot;)">
            <text:p/>
          </table:table-cell>
          <table:table-cell table:style-name="ce56"/>
          <table:table-cell table:style-name="ce59" table:formula="of:=IF([.K594]=&quot;&quot;;[.J594];[.J594]*[.K5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95]&lt;&gt;&quot;&quot;;IF(OR([.F595]=&quot;ILF&quot;;[.F595]=&quot;EIF&quot;);INDEX([Def.$D$6:.$F$8];MATCH([.H595];[Def.$C$6:.$C$8]);MATCH([.G595];[Def.$D$5:.$F$5]));IF([.F595]=&quot;EI&quot;;INDEX([Def.$D$13:.$F$15];MATCH([.H595];[Def.$C$13:.$C$15]);MATCH([.G595];[Def.$D$12:.$F$12]));IF(OR([.F595]=&quot;EO&quot;;[.F595]=&quot;EQ&quot;);INDEX([Def.$D$19:.$F$21];MATCH([.H595];[Def.$C$19:.$C$21]);MATCH([.G595];[Def.$D$18:.$F$18]));&quot;#err&quot;)));&quot;&quot;)">
            <text:p/>
          </table:table-cell>
          <table:table-cell table:style-name="ce53" table:formula="of:=IF([.I595]&lt;&gt;&quot;&quot;;INDEX([Def.$J$6:.$L$10];MATCH([.F595];[Def.$I$6:.$I$10];0);MATCH([.I595];[Def.$J$5:.$L$5];0));&quot;&quot;)">
            <text:p/>
          </table:table-cell>
          <table:table-cell table:style-name="ce56"/>
          <table:table-cell table:style-name="ce59" table:formula="of:=IF([.K595]=&quot;&quot;;[.J595];[.J595]*[.K5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96]&lt;&gt;&quot;&quot;;IF(OR([.F596]=&quot;ILF&quot;;[.F596]=&quot;EIF&quot;);INDEX([Def.$D$6:.$F$8];MATCH([.H596];[Def.$C$6:.$C$8]);MATCH([.G596];[Def.$D$5:.$F$5]));IF([.F596]=&quot;EI&quot;;INDEX([Def.$D$13:.$F$15];MATCH([.H596];[Def.$C$13:.$C$15]);MATCH([.G596];[Def.$D$12:.$F$12]));IF(OR([.F596]=&quot;EO&quot;;[.F596]=&quot;EQ&quot;);INDEX([Def.$D$19:.$F$21];MATCH([.H596];[Def.$C$19:.$C$21]);MATCH([.G596];[Def.$D$18:.$F$18]));&quot;#err&quot;)));&quot;&quot;)">
            <text:p/>
          </table:table-cell>
          <table:table-cell table:style-name="ce53" table:formula="of:=IF([.I596]&lt;&gt;&quot;&quot;;INDEX([Def.$J$6:.$L$10];MATCH([.F596];[Def.$I$6:.$I$10];0);MATCH([.I596];[Def.$J$5:.$L$5];0));&quot;&quot;)">
            <text:p/>
          </table:table-cell>
          <table:table-cell table:style-name="ce56"/>
          <table:table-cell table:style-name="ce59" table:formula="of:=IF([.K596]=&quot;&quot;;[.J596];[.J596]*[.K5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97]&lt;&gt;&quot;&quot;;IF(OR([.F597]=&quot;ILF&quot;;[.F597]=&quot;EIF&quot;);INDEX([Def.$D$6:.$F$8];MATCH([.H597];[Def.$C$6:.$C$8]);MATCH([.G597];[Def.$D$5:.$F$5]));IF([.F597]=&quot;EI&quot;;INDEX([Def.$D$13:.$F$15];MATCH([.H597];[Def.$C$13:.$C$15]);MATCH([.G597];[Def.$D$12:.$F$12]));IF(OR([.F597]=&quot;EO&quot;;[.F597]=&quot;EQ&quot;);INDEX([Def.$D$19:.$F$21];MATCH([.H597];[Def.$C$19:.$C$21]);MATCH([.G597];[Def.$D$18:.$F$18]));&quot;#err&quot;)));&quot;&quot;)">
            <text:p/>
          </table:table-cell>
          <table:table-cell table:style-name="ce53" table:formula="of:=IF([.I597]&lt;&gt;&quot;&quot;;INDEX([Def.$J$6:.$L$10];MATCH([.F597];[Def.$I$6:.$I$10];0);MATCH([.I597];[Def.$J$5:.$L$5];0));&quot;&quot;)">
            <text:p/>
          </table:table-cell>
          <table:table-cell table:style-name="ce56"/>
          <table:table-cell table:style-name="ce59" table:formula="of:=IF([.K597]=&quot;&quot;;[.J597];[.J597]*[.K5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98]&lt;&gt;&quot;&quot;;IF(OR([.F598]=&quot;ILF&quot;;[.F598]=&quot;EIF&quot;);INDEX([Def.$D$6:.$F$8];MATCH([.H598];[Def.$C$6:.$C$8]);MATCH([.G598];[Def.$D$5:.$F$5]));IF([.F598]=&quot;EI&quot;;INDEX([Def.$D$13:.$F$15];MATCH([.H598];[Def.$C$13:.$C$15]);MATCH([.G598];[Def.$D$12:.$F$12]));IF(OR([.F598]=&quot;EO&quot;;[.F598]=&quot;EQ&quot;);INDEX([Def.$D$19:.$F$21];MATCH([.H598];[Def.$C$19:.$C$21]);MATCH([.G598];[Def.$D$18:.$F$18]));&quot;#err&quot;)));&quot;&quot;)">
            <text:p/>
          </table:table-cell>
          <table:table-cell table:style-name="ce53" table:formula="of:=IF([.I598]&lt;&gt;&quot;&quot;;INDEX([Def.$J$6:.$L$10];MATCH([.F598];[Def.$I$6:.$I$10];0);MATCH([.I598];[Def.$J$5:.$L$5];0));&quot;&quot;)">
            <text:p/>
          </table:table-cell>
          <table:table-cell table:style-name="ce56"/>
          <table:table-cell table:style-name="ce59" table:formula="of:=IF([.K598]=&quot;&quot;;[.J598];[.J598]*[.K5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599]&lt;&gt;&quot;&quot;;IF(OR([.F599]=&quot;ILF&quot;;[.F599]=&quot;EIF&quot;);INDEX([Def.$D$6:.$F$8];MATCH([.H599];[Def.$C$6:.$C$8]);MATCH([.G599];[Def.$D$5:.$F$5]));IF([.F599]=&quot;EI&quot;;INDEX([Def.$D$13:.$F$15];MATCH([.H599];[Def.$C$13:.$C$15]);MATCH([.G599];[Def.$D$12:.$F$12]));IF(OR([.F599]=&quot;EO&quot;;[.F599]=&quot;EQ&quot;);INDEX([Def.$D$19:.$F$21];MATCH([.H599];[Def.$C$19:.$C$21]);MATCH([.G599];[Def.$D$18:.$F$18]));&quot;#err&quot;)));&quot;&quot;)">
            <text:p/>
          </table:table-cell>
          <table:table-cell table:style-name="ce53" table:formula="of:=IF([.I599]&lt;&gt;&quot;&quot;;INDEX([Def.$J$6:.$L$10];MATCH([.F599];[Def.$I$6:.$I$10];0);MATCH([.I599];[Def.$J$5:.$L$5];0));&quot;&quot;)">
            <text:p/>
          </table:table-cell>
          <table:table-cell table:style-name="ce56"/>
          <table:table-cell table:style-name="ce59" table:formula="of:=IF([.K599]=&quot;&quot;;[.J599];[.J599]*[.K5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00]&lt;&gt;&quot;&quot;;IF(OR([.F600]=&quot;ILF&quot;;[.F600]=&quot;EIF&quot;);INDEX([Def.$D$6:.$F$8];MATCH([.H600];[Def.$C$6:.$C$8]);MATCH([.G600];[Def.$D$5:.$F$5]));IF([.F600]=&quot;EI&quot;;INDEX([Def.$D$13:.$F$15];MATCH([.H600];[Def.$C$13:.$C$15]);MATCH([.G600];[Def.$D$12:.$F$12]));IF(OR([.F600]=&quot;EO&quot;;[.F600]=&quot;EQ&quot;);INDEX([Def.$D$19:.$F$21];MATCH([.H600];[Def.$C$19:.$C$21]);MATCH([.G600];[Def.$D$18:.$F$18]));&quot;#err&quot;)));&quot;&quot;)">
            <text:p/>
          </table:table-cell>
          <table:table-cell table:style-name="ce53" table:formula="of:=IF([.I600]&lt;&gt;&quot;&quot;;INDEX([Def.$J$6:.$L$10];MATCH([.F600];[Def.$I$6:.$I$10];0);MATCH([.I600];[Def.$J$5:.$L$5];0));&quot;&quot;)">
            <text:p/>
          </table:table-cell>
          <table:table-cell table:style-name="ce56"/>
          <table:table-cell table:style-name="ce59" table:formula="of:=IF([.K600]=&quot;&quot;;[.J600];[.J600]*[.K6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01]&lt;&gt;&quot;&quot;;IF(OR([.F601]=&quot;ILF&quot;;[.F601]=&quot;EIF&quot;);INDEX([Def.$D$6:.$F$8];MATCH([.H601];[Def.$C$6:.$C$8]);MATCH([.G601];[Def.$D$5:.$F$5]));IF([.F601]=&quot;EI&quot;;INDEX([Def.$D$13:.$F$15];MATCH([.H601];[Def.$C$13:.$C$15]);MATCH([.G601];[Def.$D$12:.$F$12]));IF(OR([.F601]=&quot;EO&quot;;[.F601]=&quot;EQ&quot;);INDEX([Def.$D$19:.$F$21];MATCH([.H601];[Def.$C$19:.$C$21]);MATCH([.G601];[Def.$D$18:.$F$18]));&quot;#err&quot;)));&quot;&quot;)">
            <text:p/>
          </table:table-cell>
          <table:table-cell table:style-name="ce53" table:formula="of:=IF([.I601]&lt;&gt;&quot;&quot;;INDEX([Def.$J$6:.$L$10];MATCH([.F601];[Def.$I$6:.$I$10];0);MATCH([.I601];[Def.$J$5:.$L$5];0));&quot;&quot;)">
            <text:p/>
          </table:table-cell>
          <table:table-cell table:style-name="ce56"/>
          <table:table-cell table:style-name="ce59" table:formula="of:=IF([.K601]=&quot;&quot;;[.J601];[.J601]*[.K6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02]&lt;&gt;&quot;&quot;;IF(OR([.F602]=&quot;ILF&quot;;[.F602]=&quot;EIF&quot;);INDEX([Def.$D$6:.$F$8];MATCH([.H602];[Def.$C$6:.$C$8]);MATCH([.G602];[Def.$D$5:.$F$5]));IF([.F602]=&quot;EI&quot;;INDEX([Def.$D$13:.$F$15];MATCH([.H602];[Def.$C$13:.$C$15]);MATCH([.G602];[Def.$D$12:.$F$12]));IF(OR([.F602]=&quot;EO&quot;;[.F602]=&quot;EQ&quot;);INDEX([Def.$D$19:.$F$21];MATCH([.H602];[Def.$C$19:.$C$21]);MATCH([.G602];[Def.$D$18:.$F$18]));&quot;#err&quot;)));&quot;&quot;)">
            <text:p/>
          </table:table-cell>
          <table:table-cell table:style-name="ce53" table:formula="of:=IF([.I602]&lt;&gt;&quot;&quot;;INDEX([Def.$J$6:.$L$10];MATCH([.F602];[Def.$I$6:.$I$10];0);MATCH([.I602];[Def.$J$5:.$L$5];0));&quot;&quot;)">
            <text:p/>
          </table:table-cell>
          <table:table-cell table:style-name="ce56"/>
          <table:table-cell table:style-name="ce59" table:formula="of:=IF([.K602]=&quot;&quot;;[.J602];[.J602]*[.K6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03]&lt;&gt;&quot;&quot;;IF(OR([.F603]=&quot;ILF&quot;;[.F603]=&quot;EIF&quot;);INDEX([Def.$D$6:.$F$8];MATCH([.H603];[Def.$C$6:.$C$8]);MATCH([.G603];[Def.$D$5:.$F$5]));IF([.F603]=&quot;EI&quot;;INDEX([Def.$D$13:.$F$15];MATCH([.H603];[Def.$C$13:.$C$15]);MATCH([.G603];[Def.$D$12:.$F$12]));IF(OR([.F603]=&quot;EO&quot;;[.F603]=&quot;EQ&quot;);INDEX([Def.$D$19:.$F$21];MATCH([.H603];[Def.$C$19:.$C$21]);MATCH([.G603];[Def.$D$18:.$F$18]));&quot;#err&quot;)));&quot;&quot;)">
            <text:p/>
          </table:table-cell>
          <table:table-cell table:style-name="ce53" table:formula="of:=IF([.I603]&lt;&gt;&quot;&quot;;INDEX([Def.$J$6:.$L$10];MATCH([.F603];[Def.$I$6:.$I$10];0);MATCH([.I603];[Def.$J$5:.$L$5];0));&quot;&quot;)">
            <text:p/>
          </table:table-cell>
          <table:table-cell table:style-name="ce56"/>
          <table:table-cell table:style-name="ce59" table:formula="of:=IF([.K603]=&quot;&quot;;[.J603];[.J603]*[.K6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04]&lt;&gt;&quot;&quot;;IF(OR([.F604]=&quot;ILF&quot;;[.F604]=&quot;EIF&quot;);INDEX([Def.$D$6:.$F$8];MATCH([.H604];[Def.$C$6:.$C$8]);MATCH([.G604];[Def.$D$5:.$F$5]));IF([.F604]=&quot;EI&quot;;INDEX([Def.$D$13:.$F$15];MATCH([.H604];[Def.$C$13:.$C$15]);MATCH([.G604];[Def.$D$12:.$F$12]));IF(OR([.F604]=&quot;EO&quot;;[.F604]=&quot;EQ&quot;);INDEX([Def.$D$19:.$F$21];MATCH([.H604];[Def.$C$19:.$C$21]);MATCH([.G604];[Def.$D$18:.$F$18]));&quot;#err&quot;)));&quot;&quot;)">
            <text:p/>
          </table:table-cell>
          <table:table-cell table:style-name="ce53" table:formula="of:=IF([.I604]&lt;&gt;&quot;&quot;;INDEX([Def.$J$6:.$L$10];MATCH([.F604];[Def.$I$6:.$I$10];0);MATCH([.I604];[Def.$J$5:.$L$5];0));&quot;&quot;)">
            <text:p/>
          </table:table-cell>
          <table:table-cell table:style-name="ce56"/>
          <table:table-cell table:style-name="ce59" table:formula="of:=IF([.K604]=&quot;&quot;;[.J604];[.J604]*[.K6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05]&lt;&gt;&quot;&quot;;IF(OR([.F605]=&quot;ILF&quot;;[.F605]=&quot;EIF&quot;);INDEX([Def.$D$6:.$F$8];MATCH([.H605];[Def.$C$6:.$C$8]);MATCH([.G605];[Def.$D$5:.$F$5]));IF([.F605]=&quot;EI&quot;;INDEX([Def.$D$13:.$F$15];MATCH([.H605];[Def.$C$13:.$C$15]);MATCH([.G605];[Def.$D$12:.$F$12]));IF(OR([.F605]=&quot;EO&quot;;[.F605]=&quot;EQ&quot;);INDEX([Def.$D$19:.$F$21];MATCH([.H605];[Def.$C$19:.$C$21]);MATCH([.G605];[Def.$D$18:.$F$18]));&quot;#err&quot;)));&quot;&quot;)">
            <text:p/>
          </table:table-cell>
          <table:table-cell table:style-name="ce53" table:formula="of:=IF([.I605]&lt;&gt;&quot;&quot;;INDEX([Def.$J$6:.$L$10];MATCH([.F605];[Def.$I$6:.$I$10];0);MATCH([.I605];[Def.$J$5:.$L$5];0));&quot;&quot;)">
            <text:p/>
          </table:table-cell>
          <table:table-cell table:style-name="ce56"/>
          <table:table-cell table:style-name="ce59" table:formula="of:=IF([.K605]=&quot;&quot;;[.J605];[.J605]*[.K6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06]&lt;&gt;&quot;&quot;;IF(OR([.F606]=&quot;ILF&quot;;[.F606]=&quot;EIF&quot;);INDEX([Def.$D$6:.$F$8];MATCH([.H606];[Def.$C$6:.$C$8]);MATCH([.G606];[Def.$D$5:.$F$5]));IF([.F606]=&quot;EI&quot;;INDEX([Def.$D$13:.$F$15];MATCH([.H606];[Def.$C$13:.$C$15]);MATCH([.G606];[Def.$D$12:.$F$12]));IF(OR([.F606]=&quot;EO&quot;;[.F606]=&quot;EQ&quot;);INDEX([Def.$D$19:.$F$21];MATCH([.H606];[Def.$C$19:.$C$21]);MATCH([.G606];[Def.$D$18:.$F$18]));&quot;#err&quot;)));&quot;&quot;)">
            <text:p/>
          </table:table-cell>
          <table:table-cell table:style-name="ce53" table:formula="of:=IF([.I606]&lt;&gt;&quot;&quot;;INDEX([Def.$J$6:.$L$10];MATCH([.F606];[Def.$I$6:.$I$10];0);MATCH([.I606];[Def.$J$5:.$L$5];0));&quot;&quot;)">
            <text:p/>
          </table:table-cell>
          <table:table-cell table:style-name="ce56"/>
          <table:table-cell table:style-name="ce59" table:formula="of:=IF([.K606]=&quot;&quot;;[.J606];[.J606]*[.K6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07]&lt;&gt;&quot;&quot;;IF(OR([.F607]=&quot;ILF&quot;;[.F607]=&quot;EIF&quot;);INDEX([Def.$D$6:.$F$8];MATCH([.H607];[Def.$C$6:.$C$8]);MATCH([.G607];[Def.$D$5:.$F$5]));IF([.F607]=&quot;EI&quot;;INDEX([Def.$D$13:.$F$15];MATCH([.H607];[Def.$C$13:.$C$15]);MATCH([.G607];[Def.$D$12:.$F$12]));IF(OR([.F607]=&quot;EO&quot;;[.F607]=&quot;EQ&quot;);INDEX([Def.$D$19:.$F$21];MATCH([.H607];[Def.$C$19:.$C$21]);MATCH([.G607];[Def.$D$18:.$F$18]));&quot;#err&quot;)));&quot;&quot;)">
            <text:p/>
          </table:table-cell>
          <table:table-cell table:style-name="ce53" table:formula="of:=IF([.I607]&lt;&gt;&quot;&quot;;INDEX([Def.$J$6:.$L$10];MATCH([.F607];[Def.$I$6:.$I$10];0);MATCH([.I607];[Def.$J$5:.$L$5];0));&quot;&quot;)">
            <text:p/>
          </table:table-cell>
          <table:table-cell table:style-name="ce56"/>
          <table:table-cell table:style-name="ce59" table:formula="of:=IF([.K607]=&quot;&quot;;[.J607];[.J607]*[.K6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08]&lt;&gt;&quot;&quot;;IF(OR([.F608]=&quot;ILF&quot;;[.F608]=&quot;EIF&quot;);INDEX([Def.$D$6:.$F$8];MATCH([.H608];[Def.$C$6:.$C$8]);MATCH([.G608];[Def.$D$5:.$F$5]));IF([.F608]=&quot;EI&quot;;INDEX([Def.$D$13:.$F$15];MATCH([.H608];[Def.$C$13:.$C$15]);MATCH([.G608];[Def.$D$12:.$F$12]));IF(OR([.F608]=&quot;EO&quot;;[.F608]=&quot;EQ&quot;);INDEX([Def.$D$19:.$F$21];MATCH([.H608];[Def.$C$19:.$C$21]);MATCH([.G608];[Def.$D$18:.$F$18]));&quot;#err&quot;)));&quot;&quot;)">
            <text:p/>
          </table:table-cell>
          <table:table-cell table:style-name="ce53" table:formula="of:=IF([.I608]&lt;&gt;&quot;&quot;;INDEX([Def.$J$6:.$L$10];MATCH([.F608];[Def.$I$6:.$I$10];0);MATCH([.I608];[Def.$J$5:.$L$5];0));&quot;&quot;)">
            <text:p/>
          </table:table-cell>
          <table:table-cell table:style-name="ce56"/>
          <table:table-cell table:style-name="ce59" table:formula="of:=IF([.K608]=&quot;&quot;;[.J608];[.J608]*[.K6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09]&lt;&gt;&quot;&quot;;IF(OR([.F609]=&quot;ILF&quot;;[.F609]=&quot;EIF&quot;);INDEX([Def.$D$6:.$F$8];MATCH([.H609];[Def.$C$6:.$C$8]);MATCH([.G609];[Def.$D$5:.$F$5]));IF([.F609]=&quot;EI&quot;;INDEX([Def.$D$13:.$F$15];MATCH([.H609];[Def.$C$13:.$C$15]);MATCH([.G609];[Def.$D$12:.$F$12]));IF(OR([.F609]=&quot;EO&quot;;[.F609]=&quot;EQ&quot;);INDEX([Def.$D$19:.$F$21];MATCH([.H609];[Def.$C$19:.$C$21]);MATCH([.G609];[Def.$D$18:.$F$18]));&quot;#err&quot;)));&quot;&quot;)">
            <text:p/>
          </table:table-cell>
          <table:table-cell table:style-name="ce53" table:formula="of:=IF([.I609]&lt;&gt;&quot;&quot;;INDEX([Def.$J$6:.$L$10];MATCH([.F609];[Def.$I$6:.$I$10];0);MATCH([.I609];[Def.$J$5:.$L$5];0));&quot;&quot;)">
            <text:p/>
          </table:table-cell>
          <table:table-cell table:style-name="ce56"/>
          <table:table-cell table:style-name="ce59" table:formula="of:=IF([.K609]=&quot;&quot;;[.J609];[.J609]*[.K6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10]&lt;&gt;&quot;&quot;;IF(OR([.F610]=&quot;ILF&quot;;[.F610]=&quot;EIF&quot;);INDEX([Def.$D$6:.$F$8];MATCH([.H610];[Def.$C$6:.$C$8]);MATCH([.G610];[Def.$D$5:.$F$5]));IF([.F610]=&quot;EI&quot;;INDEX([Def.$D$13:.$F$15];MATCH([.H610];[Def.$C$13:.$C$15]);MATCH([.G610];[Def.$D$12:.$F$12]));IF(OR([.F610]=&quot;EO&quot;;[.F610]=&quot;EQ&quot;);INDEX([Def.$D$19:.$F$21];MATCH([.H610];[Def.$C$19:.$C$21]);MATCH([.G610];[Def.$D$18:.$F$18]));&quot;#err&quot;)));&quot;&quot;)">
            <text:p/>
          </table:table-cell>
          <table:table-cell table:style-name="ce53" table:formula="of:=IF([.I610]&lt;&gt;&quot;&quot;;INDEX([Def.$J$6:.$L$10];MATCH([.F610];[Def.$I$6:.$I$10];0);MATCH([.I610];[Def.$J$5:.$L$5];0));&quot;&quot;)">
            <text:p/>
          </table:table-cell>
          <table:table-cell table:style-name="ce56"/>
          <table:table-cell table:style-name="ce59" table:formula="of:=IF([.K610]=&quot;&quot;;[.J610];[.J610]*[.K6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11]&lt;&gt;&quot;&quot;;IF(OR([.F611]=&quot;ILF&quot;;[.F611]=&quot;EIF&quot;);INDEX([Def.$D$6:.$F$8];MATCH([.H611];[Def.$C$6:.$C$8]);MATCH([.G611];[Def.$D$5:.$F$5]));IF([.F611]=&quot;EI&quot;;INDEX([Def.$D$13:.$F$15];MATCH([.H611];[Def.$C$13:.$C$15]);MATCH([.G611];[Def.$D$12:.$F$12]));IF(OR([.F611]=&quot;EO&quot;;[.F611]=&quot;EQ&quot;);INDEX([Def.$D$19:.$F$21];MATCH([.H611];[Def.$C$19:.$C$21]);MATCH([.G611];[Def.$D$18:.$F$18]));&quot;#err&quot;)));&quot;&quot;)">
            <text:p/>
          </table:table-cell>
          <table:table-cell table:style-name="ce53" table:formula="of:=IF([.I611]&lt;&gt;&quot;&quot;;INDEX([Def.$J$6:.$L$10];MATCH([.F611];[Def.$I$6:.$I$10];0);MATCH([.I611];[Def.$J$5:.$L$5];0));&quot;&quot;)">
            <text:p/>
          </table:table-cell>
          <table:table-cell table:style-name="ce56"/>
          <table:table-cell table:style-name="ce59" table:formula="of:=IF([.K611]=&quot;&quot;;[.J611];[.J611]*[.K6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12]&lt;&gt;&quot;&quot;;IF(OR([.F612]=&quot;ILF&quot;;[.F612]=&quot;EIF&quot;);INDEX([Def.$D$6:.$F$8];MATCH([.H612];[Def.$C$6:.$C$8]);MATCH([.G612];[Def.$D$5:.$F$5]));IF([.F612]=&quot;EI&quot;;INDEX([Def.$D$13:.$F$15];MATCH([.H612];[Def.$C$13:.$C$15]);MATCH([.G612];[Def.$D$12:.$F$12]));IF(OR([.F612]=&quot;EO&quot;;[.F612]=&quot;EQ&quot;);INDEX([Def.$D$19:.$F$21];MATCH([.H612];[Def.$C$19:.$C$21]);MATCH([.G612];[Def.$D$18:.$F$18]));&quot;#err&quot;)));&quot;&quot;)">
            <text:p/>
          </table:table-cell>
          <table:table-cell table:style-name="ce53" table:formula="of:=IF([.I612]&lt;&gt;&quot;&quot;;INDEX([Def.$J$6:.$L$10];MATCH([.F612];[Def.$I$6:.$I$10];0);MATCH([.I612];[Def.$J$5:.$L$5];0));&quot;&quot;)">
            <text:p/>
          </table:table-cell>
          <table:table-cell table:style-name="ce56"/>
          <table:table-cell table:style-name="ce59" table:formula="of:=IF([.K612]=&quot;&quot;;[.J612];[.J612]*[.K6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13]&lt;&gt;&quot;&quot;;IF(OR([.F613]=&quot;ILF&quot;;[.F613]=&quot;EIF&quot;);INDEX([Def.$D$6:.$F$8];MATCH([.H613];[Def.$C$6:.$C$8]);MATCH([.G613];[Def.$D$5:.$F$5]));IF([.F613]=&quot;EI&quot;;INDEX([Def.$D$13:.$F$15];MATCH([.H613];[Def.$C$13:.$C$15]);MATCH([.G613];[Def.$D$12:.$F$12]));IF(OR([.F613]=&quot;EO&quot;;[.F613]=&quot;EQ&quot;);INDEX([Def.$D$19:.$F$21];MATCH([.H613];[Def.$C$19:.$C$21]);MATCH([.G613];[Def.$D$18:.$F$18]));&quot;#err&quot;)));&quot;&quot;)">
            <text:p/>
          </table:table-cell>
          <table:table-cell table:style-name="ce53" table:formula="of:=IF([.I613]&lt;&gt;&quot;&quot;;INDEX([Def.$J$6:.$L$10];MATCH([.F613];[Def.$I$6:.$I$10];0);MATCH([.I613];[Def.$J$5:.$L$5];0));&quot;&quot;)">
            <text:p/>
          </table:table-cell>
          <table:table-cell table:style-name="ce56"/>
          <table:table-cell table:style-name="ce59" table:formula="of:=IF([.K613]=&quot;&quot;;[.J613];[.J613]*[.K6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14]&lt;&gt;&quot;&quot;;IF(OR([.F614]=&quot;ILF&quot;;[.F614]=&quot;EIF&quot;);INDEX([Def.$D$6:.$F$8];MATCH([.H614];[Def.$C$6:.$C$8]);MATCH([.G614];[Def.$D$5:.$F$5]));IF([.F614]=&quot;EI&quot;;INDEX([Def.$D$13:.$F$15];MATCH([.H614];[Def.$C$13:.$C$15]);MATCH([.G614];[Def.$D$12:.$F$12]));IF(OR([.F614]=&quot;EO&quot;;[.F614]=&quot;EQ&quot;);INDEX([Def.$D$19:.$F$21];MATCH([.H614];[Def.$C$19:.$C$21]);MATCH([.G614];[Def.$D$18:.$F$18]));&quot;#err&quot;)));&quot;&quot;)">
            <text:p/>
          </table:table-cell>
          <table:table-cell table:style-name="ce53" table:formula="of:=IF([.I614]&lt;&gt;&quot;&quot;;INDEX([Def.$J$6:.$L$10];MATCH([.F614];[Def.$I$6:.$I$10];0);MATCH([.I614];[Def.$J$5:.$L$5];0));&quot;&quot;)">
            <text:p/>
          </table:table-cell>
          <table:table-cell table:style-name="ce56"/>
          <table:table-cell table:style-name="ce59" table:formula="of:=IF([.K614]=&quot;&quot;;[.J614];[.J614]*[.K6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15]&lt;&gt;&quot;&quot;;IF(OR([.F615]=&quot;ILF&quot;;[.F615]=&quot;EIF&quot;);INDEX([Def.$D$6:.$F$8];MATCH([.H615];[Def.$C$6:.$C$8]);MATCH([.G615];[Def.$D$5:.$F$5]));IF([.F615]=&quot;EI&quot;;INDEX([Def.$D$13:.$F$15];MATCH([.H615];[Def.$C$13:.$C$15]);MATCH([.G615];[Def.$D$12:.$F$12]));IF(OR([.F615]=&quot;EO&quot;;[.F615]=&quot;EQ&quot;);INDEX([Def.$D$19:.$F$21];MATCH([.H615];[Def.$C$19:.$C$21]);MATCH([.G615];[Def.$D$18:.$F$18]));&quot;#err&quot;)));&quot;&quot;)">
            <text:p/>
          </table:table-cell>
          <table:table-cell table:style-name="ce53" table:formula="of:=IF([.I615]&lt;&gt;&quot;&quot;;INDEX([Def.$J$6:.$L$10];MATCH([.F615];[Def.$I$6:.$I$10];0);MATCH([.I615];[Def.$J$5:.$L$5];0));&quot;&quot;)">
            <text:p/>
          </table:table-cell>
          <table:table-cell table:style-name="ce56"/>
          <table:table-cell table:style-name="ce59" table:formula="of:=IF([.K615]=&quot;&quot;;[.J615];[.J615]*[.K6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16]&lt;&gt;&quot;&quot;;IF(OR([.F616]=&quot;ILF&quot;;[.F616]=&quot;EIF&quot;);INDEX([Def.$D$6:.$F$8];MATCH([.H616];[Def.$C$6:.$C$8]);MATCH([.G616];[Def.$D$5:.$F$5]));IF([.F616]=&quot;EI&quot;;INDEX([Def.$D$13:.$F$15];MATCH([.H616];[Def.$C$13:.$C$15]);MATCH([.G616];[Def.$D$12:.$F$12]));IF(OR([.F616]=&quot;EO&quot;;[.F616]=&quot;EQ&quot;);INDEX([Def.$D$19:.$F$21];MATCH([.H616];[Def.$C$19:.$C$21]);MATCH([.G616];[Def.$D$18:.$F$18]));&quot;#err&quot;)));&quot;&quot;)">
            <text:p/>
          </table:table-cell>
          <table:table-cell table:style-name="ce53" table:formula="of:=IF([.I616]&lt;&gt;&quot;&quot;;INDEX([Def.$J$6:.$L$10];MATCH([.F616];[Def.$I$6:.$I$10];0);MATCH([.I616];[Def.$J$5:.$L$5];0));&quot;&quot;)">
            <text:p/>
          </table:table-cell>
          <table:table-cell table:style-name="ce56"/>
          <table:table-cell table:style-name="ce59" table:formula="of:=IF([.K616]=&quot;&quot;;[.J616];[.J616]*[.K6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17]&lt;&gt;&quot;&quot;;IF(OR([.F617]=&quot;ILF&quot;;[.F617]=&quot;EIF&quot;);INDEX([Def.$D$6:.$F$8];MATCH([.H617];[Def.$C$6:.$C$8]);MATCH([.G617];[Def.$D$5:.$F$5]));IF([.F617]=&quot;EI&quot;;INDEX([Def.$D$13:.$F$15];MATCH([.H617];[Def.$C$13:.$C$15]);MATCH([.G617];[Def.$D$12:.$F$12]));IF(OR([.F617]=&quot;EO&quot;;[.F617]=&quot;EQ&quot;);INDEX([Def.$D$19:.$F$21];MATCH([.H617];[Def.$C$19:.$C$21]);MATCH([.G617];[Def.$D$18:.$F$18]));&quot;#err&quot;)));&quot;&quot;)">
            <text:p/>
          </table:table-cell>
          <table:table-cell table:style-name="ce53" table:formula="of:=IF([.I617]&lt;&gt;&quot;&quot;;INDEX([Def.$J$6:.$L$10];MATCH([.F617];[Def.$I$6:.$I$10];0);MATCH([.I617];[Def.$J$5:.$L$5];0));&quot;&quot;)">
            <text:p/>
          </table:table-cell>
          <table:table-cell table:style-name="ce56"/>
          <table:table-cell table:style-name="ce59" table:formula="of:=IF([.K617]=&quot;&quot;;[.J617];[.J617]*[.K6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18]&lt;&gt;&quot;&quot;;IF(OR([.F618]=&quot;ILF&quot;;[.F618]=&quot;EIF&quot;);INDEX([Def.$D$6:.$F$8];MATCH([.H618];[Def.$C$6:.$C$8]);MATCH([.G618];[Def.$D$5:.$F$5]));IF([.F618]=&quot;EI&quot;;INDEX([Def.$D$13:.$F$15];MATCH([.H618];[Def.$C$13:.$C$15]);MATCH([.G618];[Def.$D$12:.$F$12]));IF(OR([.F618]=&quot;EO&quot;;[.F618]=&quot;EQ&quot;);INDEX([Def.$D$19:.$F$21];MATCH([.H618];[Def.$C$19:.$C$21]);MATCH([.G618];[Def.$D$18:.$F$18]));&quot;#err&quot;)));&quot;&quot;)">
            <text:p/>
          </table:table-cell>
          <table:table-cell table:style-name="ce53" table:formula="of:=IF([.I618]&lt;&gt;&quot;&quot;;INDEX([Def.$J$6:.$L$10];MATCH([.F618];[Def.$I$6:.$I$10];0);MATCH([.I618];[Def.$J$5:.$L$5];0));&quot;&quot;)">
            <text:p/>
          </table:table-cell>
          <table:table-cell table:style-name="ce56"/>
          <table:table-cell table:style-name="ce59" table:formula="of:=IF([.K618]=&quot;&quot;;[.J618];[.J618]*[.K6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19]&lt;&gt;&quot;&quot;;IF(OR([.F619]=&quot;ILF&quot;;[.F619]=&quot;EIF&quot;);INDEX([Def.$D$6:.$F$8];MATCH([.H619];[Def.$C$6:.$C$8]);MATCH([.G619];[Def.$D$5:.$F$5]));IF([.F619]=&quot;EI&quot;;INDEX([Def.$D$13:.$F$15];MATCH([.H619];[Def.$C$13:.$C$15]);MATCH([.G619];[Def.$D$12:.$F$12]));IF(OR([.F619]=&quot;EO&quot;;[.F619]=&quot;EQ&quot;);INDEX([Def.$D$19:.$F$21];MATCH([.H619];[Def.$C$19:.$C$21]);MATCH([.G619];[Def.$D$18:.$F$18]));&quot;#err&quot;)));&quot;&quot;)">
            <text:p/>
          </table:table-cell>
          <table:table-cell table:style-name="ce53" table:formula="of:=IF([.I619]&lt;&gt;&quot;&quot;;INDEX([Def.$J$6:.$L$10];MATCH([.F619];[Def.$I$6:.$I$10];0);MATCH([.I619];[Def.$J$5:.$L$5];0));&quot;&quot;)">
            <text:p/>
          </table:table-cell>
          <table:table-cell table:style-name="ce56"/>
          <table:table-cell table:style-name="ce59" table:formula="of:=IF([.K619]=&quot;&quot;;[.J619];[.J619]*[.K6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20]&lt;&gt;&quot;&quot;;IF(OR([.F620]=&quot;ILF&quot;;[.F620]=&quot;EIF&quot;);INDEX([Def.$D$6:.$F$8];MATCH([.H620];[Def.$C$6:.$C$8]);MATCH([.G620];[Def.$D$5:.$F$5]));IF([.F620]=&quot;EI&quot;;INDEX([Def.$D$13:.$F$15];MATCH([.H620];[Def.$C$13:.$C$15]);MATCH([.G620];[Def.$D$12:.$F$12]));IF(OR([.F620]=&quot;EO&quot;;[.F620]=&quot;EQ&quot;);INDEX([Def.$D$19:.$F$21];MATCH([.H620];[Def.$C$19:.$C$21]);MATCH([.G620];[Def.$D$18:.$F$18]));&quot;#err&quot;)));&quot;&quot;)">
            <text:p/>
          </table:table-cell>
          <table:table-cell table:style-name="ce53" table:formula="of:=IF([.I620]&lt;&gt;&quot;&quot;;INDEX([Def.$J$6:.$L$10];MATCH([.F620];[Def.$I$6:.$I$10];0);MATCH([.I620];[Def.$J$5:.$L$5];0));&quot;&quot;)">
            <text:p/>
          </table:table-cell>
          <table:table-cell table:style-name="ce56"/>
          <table:table-cell table:style-name="ce59" table:formula="of:=IF([.K620]=&quot;&quot;;[.J620];[.J620]*[.K6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21]&lt;&gt;&quot;&quot;;IF(OR([.F621]=&quot;ILF&quot;;[.F621]=&quot;EIF&quot;);INDEX([Def.$D$6:.$F$8];MATCH([.H621];[Def.$C$6:.$C$8]);MATCH([.G621];[Def.$D$5:.$F$5]));IF([.F621]=&quot;EI&quot;;INDEX([Def.$D$13:.$F$15];MATCH([.H621];[Def.$C$13:.$C$15]);MATCH([.G621];[Def.$D$12:.$F$12]));IF(OR([.F621]=&quot;EO&quot;;[.F621]=&quot;EQ&quot;);INDEX([Def.$D$19:.$F$21];MATCH([.H621];[Def.$C$19:.$C$21]);MATCH([.G621];[Def.$D$18:.$F$18]));&quot;#err&quot;)));&quot;&quot;)">
            <text:p/>
          </table:table-cell>
          <table:table-cell table:style-name="ce53" table:formula="of:=IF([.I621]&lt;&gt;&quot;&quot;;INDEX([Def.$J$6:.$L$10];MATCH([.F621];[Def.$I$6:.$I$10];0);MATCH([.I621];[Def.$J$5:.$L$5];0));&quot;&quot;)">
            <text:p/>
          </table:table-cell>
          <table:table-cell table:style-name="ce56"/>
          <table:table-cell table:style-name="ce59" table:formula="of:=IF([.K621]=&quot;&quot;;[.J621];[.J621]*[.K6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22]&lt;&gt;&quot;&quot;;IF(OR([.F622]=&quot;ILF&quot;;[.F622]=&quot;EIF&quot;);INDEX([Def.$D$6:.$F$8];MATCH([.H622];[Def.$C$6:.$C$8]);MATCH([.G622];[Def.$D$5:.$F$5]));IF([.F622]=&quot;EI&quot;;INDEX([Def.$D$13:.$F$15];MATCH([.H622];[Def.$C$13:.$C$15]);MATCH([.G622];[Def.$D$12:.$F$12]));IF(OR([.F622]=&quot;EO&quot;;[.F622]=&quot;EQ&quot;);INDEX([Def.$D$19:.$F$21];MATCH([.H622];[Def.$C$19:.$C$21]);MATCH([.G622];[Def.$D$18:.$F$18]));&quot;#err&quot;)));&quot;&quot;)">
            <text:p/>
          </table:table-cell>
          <table:table-cell table:style-name="ce53" table:formula="of:=IF([.I622]&lt;&gt;&quot;&quot;;INDEX([Def.$J$6:.$L$10];MATCH([.F622];[Def.$I$6:.$I$10];0);MATCH([.I622];[Def.$J$5:.$L$5];0));&quot;&quot;)">
            <text:p/>
          </table:table-cell>
          <table:table-cell table:style-name="ce56"/>
          <table:table-cell table:style-name="ce59" table:formula="of:=IF([.K622]=&quot;&quot;;[.J622];[.J622]*[.K6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23]&lt;&gt;&quot;&quot;;IF(OR([.F623]=&quot;ILF&quot;;[.F623]=&quot;EIF&quot;);INDEX([Def.$D$6:.$F$8];MATCH([.H623];[Def.$C$6:.$C$8]);MATCH([.G623];[Def.$D$5:.$F$5]));IF([.F623]=&quot;EI&quot;;INDEX([Def.$D$13:.$F$15];MATCH([.H623];[Def.$C$13:.$C$15]);MATCH([.G623];[Def.$D$12:.$F$12]));IF(OR([.F623]=&quot;EO&quot;;[.F623]=&quot;EQ&quot;);INDEX([Def.$D$19:.$F$21];MATCH([.H623];[Def.$C$19:.$C$21]);MATCH([.G623];[Def.$D$18:.$F$18]));&quot;#err&quot;)));&quot;&quot;)">
            <text:p/>
          </table:table-cell>
          <table:table-cell table:style-name="ce53" table:formula="of:=IF([.I623]&lt;&gt;&quot;&quot;;INDEX([Def.$J$6:.$L$10];MATCH([.F623];[Def.$I$6:.$I$10];0);MATCH([.I623];[Def.$J$5:.$L$5];0));&quot;&quot;)">
            <text:p/>
          </table:table-cell>
          <table:table-cell table:style-name="ce56"/>
          <table:table-cell table:style-name="ce59" table:formula="of:=IF([.K623]=&quot;&quot;;[.J623];[.J623]*[.K6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24]&lt;&gt;&quot;&quot;;IF(OR([.F624]=&quot;ILF&quot;;[.F624]=&quot;EIF&quot;);INDEX([Def.$D$6:.$F$8];MATCH([.H624];[Def.$C$6:.$C$8]);MATCH([.G624];[Def.$D$5:.$F$5]));IF([.F624]=&quot;EI&quot;;INDEX([Def.$D$13:.$F$15];MATCH([.H624];[Def.$C$13:.$C$15]);MATCH([.G624];[Def.$D$12:.$F$12]));IF(OR([.F624]=&quot;EO&quot;;[.F624]=&quot;EQ&quot;);INDEX([Def.$D$19:.$F$21];MATCH([.H624];[Def.$C$19:.$C$21]);MATCH([.G624];[Def.$D$18:.$F$18]));&quot;#err&quot;)));&quot;&quot;)">
            <text:p/>
          </table:table-cell>
          <table:table-cell table:style-name="ce53" table:formula="of:=IF([.I624]&lt;&gt;&quot;&quot;;INDEX([Def.$J$6:.$L$10];MATCH([.F624];[Def.$I$6:.$I$10];0);MATCH([.I624];[Def.$J$5:.$L$5];0));&quot;&quot;)">
            <text:p/>
          </table:table-cell>
          <table:table-cell table:style-name="ce56"/>
          <table:table-cell table:style-name="ce59" table:formula="of:=IF([.K624]=&quot;&quot;;[.J624];[.J624]*[.K6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25]&lt;&gt;&quot;&quot;;IF(OR([.F625]=&quot;ILF&quot;;[.F625]=&quot;EIF&quot;);INDEX([Def.$D$6:.$F$8];MATCH([.H625];[Def.$C$6:.$C$8]);MATCH([.G625];[Def.$D$5:.$F$5]));IF([.F625]=&quot;EI&quot;;INDEX([Def.$D$13:.$F$15];MATCH([.H625];[Def.$C$13:.$C$15]);MATCH([.G625];[Def.$D$12:.$F$12]));IF(OR([.F625]=&quot;EO&quot;;[.F625]=&quot;EQ&quot;);INDEX([Def.$D$19:.$F$21];MATCH([.H625];[Def.$C$19:.$C$21]);MATCH([.G625];[Def.$D$18:.$F$18]));&quot;#err&quot;)));&quot;&quot;)">
            <text:p/>
          </table:table-cell>
          <table:table-cell table:style-name="ce53" table:formula="of:=IF([.I625]&lt;&gt;&quot;&quot;;INDEX([Def.$J$6:.$L$10];MATCH([.F625];[Def.$I$6:.$I$10];0);MATCH([.I625];[Def.$J$5:.$L$5];0));&quot;&quot;)">
            <text:p/>
          </table:table-cell>
          <table:table-cell table:style-name="ce56"/>
          <table:table-cell table:style-name="ce59" table:formula="of:=IF([.K625]=&quot;&quot;;[.J625];[.J625]*[.K6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26]&lt;&gt;&quot;&quot;;IF(OR([.F626]=&quot;ILF&quot;;[.F626]=&quot;EIF&quot;);INDEX([Def.$D$6:.$F$8];MATCH([.H626];[Def.$C$6:.$C$8]);MATCH([.G626];[Def.$D$5:.$F$5]));IF([.F626]=&quot;EI&quot;;INDEX([Def.$D$13:.$F$15];MATCH([.H626];[Def.$C$13:.$C$15]);MATCH([.G626];[Def.$D$12:.$F$12]));IF(OR([.F626]=&quot;EO&quot;;[.F626]=&quot;EQ&quot;);INDEX([Def.$D$19:.$F$21];MATCH([.H626];[Def.$C$19:.$C$21]);MATCH([.G626];[Def.$D$18:.$F$18]));&quot;#err&quot;)));&quot;&quot;)">
            <text:p/>
          </table:table-cell>
          <table:table-cell table:style-name="ce53" table:formula="of:=IF([.I626]&lt;&gt;&quot;&quot;;INDEX([Def.$J$6:.$L$10];MATCH([.F626];[Def.$I$6:.$I$10];0);MATCH([.I626];[Def.$J$5:.$L$5];0));&quot;&quot;)">
            <text:p/>
          </table:table-cell>
          <table:table-cell table:style-name="ce56"/>
          <table:table-cell table:style-name="ce59" table:formula="of:=IF([.K626]=&quot;&quot;;[.J626];[.J626]*[.K6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27]&lt;&gt;&quot;&quot;;IF(OR([.F627]=&quot;ILF&quot;;[.F627]=&quot;EIF&quot;);INDEX([Def.$D$6:.$F$8];MATCH([.H627];[Def.$C$6:.$C$8]);MATCH([.G627];[Def.$D$5:.$F$5]));IF([.F627]=&quot;EI&quot;;INDEX([Def.$D$13:.$F$15];MATCH([.H627];[Def.$C$13:.$C$15]);MATCH([.G627];[Def.$D$12:.$F$12]));IF(OR([.F627]=&quot;EO&quot;;[.F627]=&quot;EQ&quot;);INDEX([Def.$D$19:.$F$21];MATCH([.H627];[Def.$C$19:.$C$21]);MATCH([.G627];[Def.$D$18:.$F$18]));&quot;#err&quot;)));&quot;&quot;)">
            <text:p/>
          </table:table-cell>
          <table:table-cell table:style-name="ce53" table:formula="of:=IF([.I627]&lt;&gt;&quot;&quot;;INDEX([Def.$J$6:.$L$10];MATCH([.F627];[Def.$I$6:.$I$10];0);MATCH([.I627];[Def.$J$5:.$L$5];0));&quot;&quot;)">
            <text:p/>
          </table:table-cell>
          <table:table-cell table:style-name="ce56"/>
          <table:table-cell table:style-name="ce59" table:formula="of:=IF([.K627]=&quot;&quot;;[.J627];[.J627]*[.K6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28]&lt;&gt;&quot;&quot;;IF(OR([.F628]=&quot;ILF&quot;;[.F628]=&quot;EIF&quot;);INDEX([Def.$D$6:.$F$8];MATCH([.H628];[Def.$C$6:.$C$8]);MATCH([.G628];[Def.$D$5:.$F$5]));IF([.F628]=&quot;EI&quot;;INDEX([Def.$D$13:.$F$15];MATCH([.H628];[Def.$C$13:.$C$15]);MATCH([.G628];[Def.$D$12:.$F$12]));IF(OR([.F628]=&quot;EO&quot;;[.F628]=&quot;EQ&quot;);INDEX([Def.$D$19:.$F$21];MATCH([.H628];[Def.$C$19:.$C$21]);MATCH([.G628];[Def.$D$18:.$F$18]));&quot;#err&quot;)));&quot;&quot;)">
            <text:p/>
          </table:table-cell>
          <table:table-cell table:style-name="ce53" table:formula="of:=IF([.I628]&lt;&gt;&quot;&quot;;INDEX([Def.$J$6:.$L$10];MATCH([.F628];[Def.$I$6:.$I$10];0);MATCH([.I628];[Def.$J$5:.$L$5];0));&quot;&quot;)">
            <text:p/>
          </table:table-cell>
          <table:table-cell table:style-name="ce56"/>
          <table:table-cell table:style-name="ce59" table:formula="of:=IF([.K628]=&quot;&quot;;[.J628];[.J628]*[.K6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29]&lt;&gt;&quot;&quot;;IF(OR([.F629]=&quot;ILF&quot;;[.F629]=&quot;EIF&quot;);INDEX([Def.$D$6:.$F$8];MATCH([.H629];[Def.$C$6:.$C$8]);MATCH([.G629];[Def.$D$5:.$F$5]));IF([.F629]=&quot;EI&quot;;INDEX([Def.$D$13:.$F$15];MATCH([.H629];[Def.$C$13:.$C$15]);MATCH([.G629];[Def.$D$12:.$F$12]));IF(OR([.F629]=&quot;EO&quot;;[.F629]=&quot;EQ&quot;);INDEX([Def.$D$19:.$F$21];MATCH([.H629];[Def.$C$19:.$C$21]);MATCH([.G629];[Def.$D$18:.$F$18]));&quot;#err&quot;)));&quot;&quot;)">
            <text:p/>
          </table:table-cell>
          <table:table-cell table:style-name="ce53" table:formula="of:=IF([.I629]&lt;&gt;&quot;&quot;;INDEX([Def.$J$6:.$L$10];MATCH([.F629];[Def.$I$6:.$I$10];0);MATCH([.I629];[Def.$J$5:.$L$5];0));&quot;&quot;)">
            <text:p/>
          </table:table-cell>
          <table:table-cell table:style-name="ce56"/>
          <table:table-cell table:style-name="ce59" table:formula="of:=IF([.K629]=&quot;&quot;;[.J629];[.J629]*[.K6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30]&lt;&gt;&quot;&quot;;IF(OR([.F630]=&quot;ILF&quot;;[.F630]=&quot;EIF&quot;);INDEX([Def.$D$6:.$F$8];MATCH([.H630];[Def.$C$6:.$C$8]);MATCH([.G630];[Def.$D$5:.$F$5]));IF([.F630]=&quot;EI&quot;;INDEX([Def.$D$13:.$F$15];MATCH([.H630];[Def.$C$13:.$C$15]);MATCH([.G630];[Def.$D$12:.$F$12]));IF(OR([.F630]=&quot;EO&quot;;[.F630]=&quot;EQ&quot;);INDEX([Def.$D$19:.$F$21];MATCH([.H630];[Def.$C$19:.$C$21]);MATCH([.G630];[Def.$D$18:.$F$18]));&quot;#err&quot;)));&quot;&quot;)">
            <text:p/>
          </table:table-cell>
          <table:table-cell table:style-name="ce53" table:formula="of:=IF([.I630]&lt;&gt;&quot;&quot;;INDEX([Def.$J$6:.$L$10];MATCH([.F630];[Def.$I$6:.$I$10];0);MATCH([.I630];[Def.$J$5:.$L$5];0));&quot;&quot;)">
            <text:p/>
          </table:table-cell>
          <table:table-cell table:style-name="ce56"/>
          <table:table-cell table:style-name="ce59" table:formula="of:=IF([.K630]=&quot;&quot;;[.J630];[.J630]*[.K6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31]&lt;&gt;&quot;&quot;;IF(OR([.F631]=&quot;ILF&quot;;[.F631]=&quot;EIF&quot;);INDEX([Def.$D$6:.$F$8];MATCH([.H631];[Def.$C$6:.$C$8]);MATCH([.G631];[Def.$D$5:.$F$5]));IF([.F631]=&quot;EI&quot;;INDEX([Def.$D$13:.$F$15];MATCH([.H631];[Def.$C$13:.$C$15]);MATCH([.G631];[Def.$D$12:.$F$12]));IF(OR([.F631]=&quot;EO&quot;;[.F631]=&quot;EQ&quot;);INDEX([Def.$D$19:.$F$21];MATCH([.H631];[Def.$C$19:.$C$21]);MATCH([.G631];[Def.$D$18:.$F$18]));&quot;#err&quot;)));&quot;&quot;)">
            <text:p/>
          </table:table-cell>
          <table:table-cell table:style-name="ce53" table:formula="of:=IF([.I631]&lt;&gt;&quot;&quot;;INDEX([Def.$J$6:.$L$10];MATCH([.F631];[Def.$I$6:.$I$10];0);MATCH([.I631];[Def.$J$5:.$L$5];0));&quot;&quot;)">
            <text:p/>
          </table:table-cell>
          <table:table-cell table:style-name="ce56"/>
          <table:table-cell table:style-name="ce59" table:formula="of:=IF([.K631]=&quot;&quot;;[.J631];[.J631]*[.K6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32]&lt;&gt;&quot;&quot;;IF(OR([.F632]=&quot;ILF&quot;;[.F632]=&quot;EIF&quot;);INDEX([Def.$D$6:.$F$8];MATCH([.H632];[Def.$C$6:.$C$8]);MATCH([.G632];[Def.$D$5:.$F$5]));IF([.F632]=&quot;EI&quot;;INDEX([Def.$D$13:.$F$15];MATCH([.H632];[Def.$C$13:.$C$15]);MATCH([.G632];[Def.$D$12:.$F$12]));IF(OR([.F632]=&quot;EO&quot;;[.F632]=&quot;EQ&quot;);INDEX([Def.$D$19:.$F$21];MATCH([.H632];[Def.$C$19:.$C$21]);MATCH([.G632];[Def.$D$18:.$F$18]));&quot;#err&quot;)));&quot;&quot;)">
            <text:p/>
          </table:table-cell>
          <table:table-cell table:style-name="ce53" table:formula="of:=IF([.I632]&lt;&gt;&quot;&quot;;INDEX([Def.$J$6:.$L$10];MATCH([.F632];[Def.$I$6:.$I$10];0);MATCH([.I632];[Def.$J$5:.$L$5];0));&quot;&quot;)">
            <text:p/>
          </table:table-cell>
          <table:table-cell table:style-name="ce56"/>
          <table:table-cell table:style-name="ce59" table:formula="of:=IF([.K632]=&quot;&quot;;[.J632];[.J632]*[.K6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33]&lt;&gt;&quot;&quot;;IF(OR([.F633]=&quot;ILF&quot;;[.F633]=&quot;EIF&quot;);INDEX([Def.$D$6:.$F$8];MATCH([.H633];[Def.$C$6:.$C$8]);MATCH([.G633];[Def.$D$5:.$F$5]));IF([.F633]=&quot;EI&quot;;INDEX([Def.$D$13:.$F$15];MATCH([.H633];[Def.$C$13:.$C$15]);MATCH([.G633];[Def.$D$12:.$F$12]));IF(OR([.F633]=&quot;EO&quot;;[.F633]=&quot;EQ&quot;);INDEX([Def.$D$19:.$F$21];MATCH([.H633];[Def.$C$19:.$C$21]);MATCH([.G633];[Def.$D$18:.$F$18]));&quot;#err&quot;)));&quot;&quot;)">
            <text:p/>
          </table:table-cell>
          <table:table-cell table:style-name="ce53" table:formula="of:=IF([.I633]&lt;&gt;&quot;&quot;;INDEX([Def.$J$6:.$L$10];MATCH([.F633];[Def.$I$6:.$I$10];0);MATCH([.I633];[Def.$J$5:.$L$5];0));&quot;&quot;)">
            <text:p/>
          </table:table-cell>
          <table:table-cell table:style-name="ce56"/>
          <table:table-cell table:style-name="ce59" table:formula="of:=IF([.K633]=&quot;&quot;;[.J633];[.J633]*[.K6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34]&lt;&gt;&quot;&quot;;IF(OR([.F634]=&quot;ILF&quot;;[.F634]=&quot;EIF&quot;);INDEX([Def.$D$6:.$F$8];MATCH([.H634];[Def.$C$6:.$C$8]);MATCH([.G634];[Def.$D$5:.$F$5]));IF([.F634]=&quot;EI&quot;;INDEX([Def.$D$13:.$F$15];MATCH([.H634];[Def.$C$13:.$C$15]);MATCH([.G634];[Def.$D$12:.$F$12]));IF(OR([.F634]=&quot;EO&quot;;[.F634]=&quot;EQ&quot;);INDEX([Def.$D$19:.$F$21];MATCH([.H634];[Def.$C$19:.$C$21]);MATCH([.G634];[Def.$D$18:.$F$18]));&quot;#err&quot;)));&quot;&quot;)">
            <text:p/>
          </table:table-cell>
          <table:table-cell table:style-name="ce53" table:formula="of:=IF([.I634]&lt;&gt;&quot;&quot;;INDEX([Def.$J$6:.$L$10];MATCH([.F634];[Def.$I$6:.$I$10];0);MATCH([.I634];[Def.$J$5:.$L$5];0));&quot;&quot;)">
            <text:p/>
          </table:table-cell>
          <table:table-cell table:style-name="ce56"/>
          <table:table-cell table:style-name="ce59" table:formula="of:=IF([.K634]=&quot;&quot;;[.J634];[.J634]*[.K6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35]&lt;&gt;&quot;&quot;;IF(OR([.F635]=&quot;ILF&quot;;[.F635]=&quot;EIF&quot;);INDEX([Def.$D$6:.$F$8];MATCH([.H635];[Def.$C$6:.$C$8]);MATCH([.G635];[Def.$D$5:.$F$5]));IF([.F635]=&quot;EI&quot;;INDEX([Def.$D$13:.$F$15];MATCH([.H635];[Def.$C$13:.$C$15]);MATCH([.G635];[Def.$D$12:.$F$12]));IF(OR([.F635]=&quot;EO&quot;;[.F635]=&quot;EQ&quot;);INDEX([Def.$D$19:.$F$21];MATCH([.H635];[Def.$C$19:.$C$21]);MATCH([.G635];[Def.$D$18:.$F$18]));&quot;#err&quot;)));&quot;&quot;)">
            <text:p/>
          </table:table-cell>
          <table:table-cell table:style-name="ce53" table:formula="of:=IF([.I635]&lt;&gt;&quot;&quot;;INDEX([Def.$J$6:.$L$10];MATCH([.F635];[Def.$I$6:.$I$10];0);MATCH([.I635];[Def.$J$5:.$L$5];0));&quot;&quot;)">
            <text:p/>
          </table:table-cell>
          <table:table-cell table:style-name="ce56"/>
          <table:table-cell table:style-name="ce59" table:formula="of:=IF([.K635]=&quot;&quot;;[.J635];[.J635]*[.K6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36]&lt;&gt;&quot;&quot;;IF(OR([.F636]=&quot;ILF&quot;;[.F636]=&quot;EIF&quot;);INDEX([Def.$D$6:.$F$8];MATCH([.H636];[Def.$C$6:.$C$8]);MATCH([.G636];[Def.$D$5:.$F$5]));IF([.F636]=&quot;EI&quot;;INDEX([Def.$D$13:.$F$15];MATCH([.H636];[Def.$C$13:.$C$15]);MATCH([.G636];[Def.$D$12:.$F$12]));IF(OR([.F636]=&quot;EO&quot;;[.F636]=&quot;EQ&quot;);INDEX([Def.$D$19:.$F$21];MATCH([.H636];[Def.$C$19:.$C$21]);MATCH([.G636];[Def.$D$18:.$F$18]));&quot;#err&quot;)));&quot;&quot;)">
            <text:p/>
          </table:table-cell>
          <table:table-cell table:style-name="ce53" table:formula="of:=IF([.I636]&lt;&gt;&quot;&quot;;INDEX([Def.$J$6:.$L$10];MATCH([.F636];[Def.$I$6:.$I$10];0);MATCH([.I636];[Def.$J$5:.$L$5];0));&quot;&quot;)">
            <text:p/>
          </table:table-cell>
          <table:table-cell table:style-name="ce56"/>
          <table:table-cell table:style-name="ce59" table:formula="of:=IF([.K636]=&quot;&quot;;[.J636];[.J636]*[.K6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37]&lt;&gt;&quot;&quot;;IF(OR([.F637]=&quot;ILF&quot;;[.F637]=&quot;EIF&quot;);INDEX([Def.$D$6:.$F$8];MATCH([.H637];[Def.$C$6:.$C$8]);MATCH([.G637];[Def.$D$5:.$F$5]));IF([.F637]=&quot;EI&quot;;INDEX([Def.$D$13:.$F$15];MATCH([.H637];[Def.$C$13:.$C$15]);MATCH([.G637];[Def.$D$12:.$F$12]));IF(OR([.F637]=&quot;EO&quot;;[.F637]=&quot;EQ&quot;);INDEX([Def.$D$19:.$F$21];MATCH([.H637];[Def.$C$19:.$C$21]);MATCH([.G637];[Def.$D$18:.$F$18]));&quot;#err&quot;)));&quot;&quot;)">
            <text:p/>
          </table:table-cell>
          <table:table-cell table:style-name="ce53" table:formula="of:=IF([.I637]&lt;&gt;&quot;&quot;;INDEX([Def.$J$6:.$L$10];MATCH([.F637];[Def.$I$6:.$I$10];0);MATCH([.I637];[Def.$J$5:.$L$5];0));&quot;&quot;)">
            <text:p/>
          </table:table-cell>
          <table:table-cell table:style-name="ce56"/>
          <table:table-cell table:style-name="ce59" table:formula="of:=IF([.K637]=&quot;&quot;;[.J637];[.J637]*[.K6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38]&lt;&gt;&quot;&quot;;IF(OR([.F638]=&quot;ILF&quot;;[.F638]=&quot;EIF&quot;);INDEX([Def.$D$6:.$F$8];MATCH([.H638];[Def.$C$6:.$C$8]);MATCH([.G638];[Def.$D$5:.$F$5]));IF([.F638]=&quot;EI&quot;;INDEX([Def.$D$13:.$F$15];MATCH([.H638];[Def.$C$13:.$C$15]);MATCH([.G638];[Def.$D$12:.$F$12]));IF(OR([.F638]=&quot;EO&quot;;[.F638]=&quot;EQ&quot;);INDEX([Def.$D$19:.$F$21];MATCH([.H638];[Def.$C$19:.$C$21]);MATCH([.G638];[Def.$D$18:.$F$18]));&quot;#err&quot;)));&quot;&quot;)">
            <text:p/>
          </table:table-cell>
          <table:table-cell table:style-name="ce53" table:formula="of:=IF([.I638]&lt;&gt;&quot;&quot;;INDEX([Def.$J$6:.$L$10];MATCH([.F638];[Def.$I$6:.$I$10];0);MATCH([.I638];[Def.$J$5:.$L$5];0));&quot;&quot;)">
            <text:p/>
          </table:table-cell>
          <table:table-cell table:style-name="ce56"/>
          <table:table-cell table:style-name="ce59" table:formula="of:=IF([.K638]=&quot;&quot;;[.J638];[.J638]*[.K6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39]&lt;&gt;&quot;&quot;;IF(OR([.F639]=&quot;ILF&quot;;[.F639]=&quot;EIF&quot;);INDEX([Def.$D$6:.$F$8];MATCH([.H639];[Def.$C$6:.$C$8]);MATCH([.G639];[Def.$D$5:.$F$5]));IF([.F639]=&quot;EI&quot;;INDEX([Def.$D$13:.$F$15];MATCH([.H639];[Def.$C$13:.$C$15]);MATCH([.G639];[Def.$D$12:.$F$12]));IF(OR([.F639]=&quot;EO&quot;;[.F639]=&quot;EQ&quot;);INDEX([Def.$D$19:.$F$21];MATCH([.H639];[Def.$C$19:.$C$21]);MATCH([.G639];[Def.$D$18:.$F$18]));&quot;#err&quot;)));&quot;&quot;)">
            <text:p/>
          </table:table-cell>
          <table:table-cell table:style-name="ce53" table:formula="of:=IF([.I639]&lt;&gt;&quot;&quot;;INDEX([Def.$J$6:.$L$10];MATCH([.F639];[Def.$I$6:.$I$10];0);MATCH([.I639];[Def.$J$5:.$L$5];0));&quot;&quot;)">
            <text:p/>
          </table:table-cell>
          <table:table-cell table:style-name="ce56"/>
          <table:table-cell table:style-name="ce59" table:formula="of:=IF([.K639]=&quot;&quot;;[.J639];[.J639]*[.K6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40]&lt;&gt;&quot;&quot;;IF(OR([.F640]=&quot;ILF&quot;;[.F640]=&quot;EIF&quot;);INDEX([Def.$D$6:.$F$8];MATCH([.H640];[Def.$C$6:.$C$8]);MATCH([.G640];[Def.$D$5:.$F$5]));IF([.F640]=&quot;EI&quot;;INDEX([Def.$D$13:.$F$15];MATCH([.H640];[Def.$C$13:.$C$15]);MATCH([.G640];[Def.$D$12:.$F$12]));IF(OR([.F640]=&quot;EO&quot;;[.F640]=&quot;EQ&quot;);INDEX([Def.$D$19:.$F$21];MATCH([.H640];[Def.$C$19:.$C$21]);MATCH([.G640];[Def.$D$18:.$F$18]));&quot;#err&quot;)));&quot;&quot;)">
            <text:p/>
          </table:table-cell>
          <table:table-cell table:style-name="ce53" table:formula="of:=IF([.I640]&lt;&gt;&quot;&quot;;INDEX([Def.$J$6:.$L$10];MATCH([.F640];[Def.$I$6:.$I$10];0);MATCH([.I640];[Def.$J$5:.$L$5];0));&quot;&quot;)">
            <text:p/>
          </table:table-cell>
          <table:table-cell table:style-name="ce56"/>
          <table:table-cell table:style-name="ce59" table:formula="of:=IF([.K640]=&quot;&quot;;[.J640];[.J640]*[.K6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41]&lt;&gt;&quot;&quot;;IF(OR([.F641]=&quot;ILF&quot;;[.F641]=&quot;EIF&quot;);INDEX([Def.$D$6:.$F$8];MATCH([.H641];[Def.$C$6:.$C$8]);MATCH([.G641];[Def.$D$5:.$F$5]));IF([.F641]=&quot;EI&quot;;INDEX([Def.$D$13:.$F$15];MATCH([.H641];[Def.$C$13:.$C$15]);MATCH([.G641];[Def.$D$12:.$F$12]));IF(OR([.F641]=&quot;EO&quot;;[.F641]=&quot;EQ&quot;);INDEX([Def.$D$19:.$F$21];MATCH([.H641];[Def.$C$19:.$C$21]);MATCH([.G641];[Def.$D$18:.$F$18]));&quot;#err&quot;)));&quot;&quot;)">
            <text:p/>
          </table:table-cell>
          <table:table-cell table:style-name="ce53" table:formula="of:=IF([.I641]&lt;&gt;&quot;&quot;;INDEX([Def.$J$6:.$L$10];MATCH([.F641];[Def.$I$6:.$I$10];0);MATCH([.I641];[Def.$J$5:.$L$5];0));&quot;&quot;)">
            <text:p/>
          </table:table-cell>
          <table:table-cell table:style-name="ce56"/>
          <table:table-cell table:style-name="ce59" table:formula="of:=IF([.K641]=&quot;&quot;;[.J641];[.J641]*[.K6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42]&lt;&gt;&quot;&quot;;IF(OR([.F642]=&quot;ILF&quot;;[.F642]=&quot;EIF&quot;);INDEX([Def.$D$6:.$F$8];MATCH([.H642];[Def.$C$6:.$C$8]);MATCH([.G642];[Def.$D$5:.$F$5]));IF([.F642]=&quot;EI&quot;;INDEX([Def.$D$13:.$F$15];MATCH([.H642];[Def.$C$13:.$C$15]);MATCH([.G642];[Def.$D$12:.$F$12]));IF(OR([.F642]=&quot;EO&quot;;[.F642]=&quot;EQ&quot;);INDEX([Def.$D$19:.$F$21];MATCH([.H642];[Def.$C$19:.$C$21]);MATCH([.G642];[Def.$D$18:.$F$18]));&quot;#err&quot;)));&quot;&quot;)">
            <text:p/>
          </table:table-cell>
          <table:table-cell table:style-name="ce53" table:formula="of:=IF([.I642]&lt;&gt;&quot;&quot;;INDEX([Def.$J$6:.$L$10];MATCH([.F642];[Def.$I$6:.$I$10];0);MATCH([.I642];[Def.$J$5:.$L$5];0));&quot;&quot;)">
            <text:p/>
          </table:table-cell>
          <table:table-cell table:style-name="ce56"/>
          <table:table-cell table:style-name="ce59" table:formula="of:=IF([.K642]=&quot;&quot;;[.J642];[.J642]*[.K6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43]&lt;&gt;&quot;&quot;;IF(OR([.F643]=&quot;ILF&quot;;[.F643]=&quot;EIF&quot;);INDEX([Def.$D$6:.$F$8];MATCH([.H643];[Def.$C$6:.$C$8]);MATCH([.G643];[Def.$D$5:.$F$5]));IF([.F643]=&quot;EI&quot;;INDEX([Def.$D$13:.$F$15];MATCH([.H643];[Def.$C$13:.$C$15]);MATCH([.G643];[Def.$D$12:.$F$12]));IF(OR([.F643]=&quot;EO&quot;;[.F643]=&quot;EQ&quot;);INDEX([Def.$D$19:.$F$21];MATCH([.H643];[Def.$C$19:.$C$21]);MATCH([.G643];[Def.$D$18:.$F$18]));&quot;#err&quot;)));&quot;&quot;)">
            <text:p/>
          </table:table-cell>
          <table:table-cell table:style-name="ce53" table:formula="of:=IF([.I643]&lt;&gt;&quot;&quot;;INDEX([Def.$J$6:.$L$10];MATCH([.F643];[Def.$I$6:.$I$10];0);MATCH([.I643];[Def.$J$5:.$L$5];0));&quot;&quot;)">
            <text:p/>
          </table:table-cell>
          <table:table-cell table:style-name="ce56"/>
          <table:table-cell table:style-name="ce59" table:formula="of:=IF([.K643]=&quot;&quot;;[.J643];[.J643]*[.K6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44]&lt;&gt;&quot;&quot;;IF(OR([.F644]=&quot;ILF&quot;;[.F644]=&quot;EIF&quot;);INDEX([Def.$D$6:.$F$8];MATCH([.H644];[Def.$C$6:.$C$8]);MATCH([.G644];[Def.$D$5:.$F$5]));IF([.F644]=&quot;EI&quot;;INDEX([Def.$D$13:.$F$15];MATCH([.H644];[Def.$C$13:.$C$15]);MATCH([.G644];[Def.$D$12:.$F$12]));IF(OR([.F644]=&quot;EO&quot;;[.F644]=&quot;EQ&quot;);INDEX([Def.$D$19:.$F$21];MATCH([.H644];[Def.$C$19:.$C$21]);MATCH([.G644];[Def.$D$18:.$F$18]));&quot;#err&quot;)));&quot;&quot;)">
            <text:p/>
          </table:table-cell>
          <table:table-cell table:style-name="ce53" table:formula="of:=IF([.I644]&lt;&gt;&quot;&quot;;INDEX([Def.$J$6:.$L$10];MATCH([.F644];[Def.$I$6:.$I$10];0);MATCH([.I644];[Def.$J$5:.$L$5];0));&quot;&quot;)">
            <text:p/>
          </table:table-cell>
          <table:table-cell table:style-name="ce56"/>
          <table:table-cell table:style-name="ce59" table:formula="of:=IF([.K644]=&quot;&quot;;[.J644];[.J644]*[.K6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45]&lt;&gt;&quot;&quot;;IF(OR([.F645]=&quot;ILF&quot;;[.F645]=&quot;EIF&quot;);INDEX([Def.$D$6:.$F$8];MATCH([.H645];[Def.$C$6:.$C$8]);MATCH([.G645];[Def.$D$5:.$F$5]));IF([.F645]=&quot;EI&quot;;INDEX([Def.$D$13:.$F$15];MATCH([.H645];[Def.$C$13:.$C$15]);MATCH([.G645];[Def.$D$12:.$F$12]));IF(OR([.F645]=&quot;EO&quot;;[.F645]=&quot;EQ&quot;);INDEX([Def.$D$19:.$F$21];MATCH([.H645];[Def.$C$19:.$C$21]);MATCH([.G645];[Def.$D$18:.$F$18]));&quot;#err&quot;)));&quot;&quot;)">
            <text:p/>
          </table:table-cell>
          <table:table-cell table:style-name="ce53" table:formula="of:=IF([.I645]&lt;&gt;&quot;&quot;;INDEX([Def.$J$6:.$L$10];MATCH([.F645];[Def.$I$6:.$I$10];0);MATCH([.I645];[Def.$J$5:.$L$5];0));&quot;&quot;)">
            <text:p/>
          </table:table-cell>
          <table:table-cell table:style-name="ce56"/>
          <table:table-cell table:style-name="ce59" table:formula="of:=IF([.K645]=&quot;&quot;;[.J645];[.J645]*[.K6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46]&lt;&gt;&quot;&quot;;IF(OR([.F646]=&quot;ILF&quot;;[.F646]=&quot;EIF&quot;);INDEX([Def.$D$6:.$F$8];MATCH([.H646];[Def.$C$6:.$C$8]);MATCH([.G646];[Def.$D$5:.$F$5]));IF([.F646]=&quot;EI&quot;;INDEX([Def.$D$13:.$F$15];MATCH([.H646];[Def.$C$13:.$C$15]);MATCH([.G646];[Def.$D$12:.$F$12]));IF(OR([.F646]=&quot;EO&quot;;[.F646]=&quot;EQ&quot;);INDEX([Def.$D$19:.$F$21];MATCH([.H646];[Def.$C$19:.$C$21]);MATCH([.G646];[Def.$D$18:.$F$18]));&quot;#err&quot;)));&quot;&quot;)">
            <text:p/>
          </table:table-cell>
          <table:table-cell table:style-name="ce53" table:formula="of:=IF([.I646]&lt;&gt;&quot;&quot;;INDEX([Def.$J$6:.$L$10];MATCH([.F646];[Def.$I$6:.$I$10];0);MATCH([.I646];[Def.$J$5:.$L$5];0));&quot;&quot;)">
            <text:p/>
          </table:table-cell>
          <table:table-cell table:style-name="ce56"/>
          <table:table-cell table:style-name="ce59" table:formula="of:=IF([.K646]=&quot;&quot;;[.J646];[.J646]*[.K6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47]&lt;&gt;&quot;&quot;;IF(OR([.F647]=&quot;ILF&quot;;[.F647]=&quot;EIF&quot;);INDEX([Def.$D$6:.$F$8];MATCH([.H647];[Def.$C$6:.$C$8]);MATCH([.G647];[Def.$D$5:.$F$5]));IF([.F647]=&quot;EI&quot;;INDEX([Def.$D$13:.$F$15];MATCH([.H647];[Def.$C$13:.$C$15]);MATCH([.G647];[Def.$D$12:.$F$12]));IF(OR([.F647]=&quot;EO&quot;;[.F647]=&quot;EQ&quot;);INDEX([Def.$D$19:.$F$21];MATCH([.H647];[Def.$C$19:.$C$21]);MATCH([.G647];[Def.$D$18:.$F$18]));&quot;#err&quot;)));&quot;&quot;)">
            <text:p/>
          </table:table-cell>
          <table:table-cell table:style-name="ce53" table:formula="of:=IF([.I647]&lt;&gt;&quot;&quot;;INDEX([Def.$J$6:.$L$10];MATCH([.F647];[Def.$I$6:.$I$10];0);MATCH([.I647];[Def.$J$5:.$L$5];0));&quot;&quot;)">
            <text:p/>
          </table:table-cell>
          <table:table-cell table:style-name="ce56"/>
          <table:table-cell table:style-name="ce59" table:formula="of:=IF([.K647]=&quot;&quot;;[.J647];[.J647]*[.K6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48]&lt;&gt;&quot;&quot;;IF(OR([.F648]=&quot;ILF&quot;;[.F648]=&quot;EIF&quot;);INDEX([Def.$D$6:.$F$8];MATCH([.H648];[Def.$C$6:.$C$8]);MATCH([.G648];[Def.$D$5:.$F$5]));IF([.F648]=&quot;EI&quot;;INDEX([Def.$D$13:.$F$15];MATCH([.H648];[Def.$C$13:.$C$15]);MATCH([.G648];[Def.$D$12:.$F$12]));IF(OR([.F648]=&quot;EO&quot;;[.F648]=&quot;EQ&quot;);INDEX([Def.$D$19:.$F$21];MATCH([.H648];[Def.$C$19:.$C$21]);MATCH([.G648];[Def.$D$18:.$F$18]));&quot;#err&quot;)));&quot;&quot;)">
            <text:p/>
          </table:table-cell>
          <table:table-cell table:style-name="ce53" table:formula="of:=IF([.I648]&lt;&gt;&quot;&quot;;INDEX([Def.$J$6:.$L$10];MATCH([.F648];[Def.$I$6:.$I$10];0);MATCH([.I648];[Def.$J$5:.$L$5];0));&quot;&quot;)">
            <text:p/>
          </table:table-cell>
          <table:table-cell table:style-name="ce56"/>
          <table:table-cell table:style-name="ce59" table:formula="of:=IF([.K648]=&quot;&quot;;[.J648];[.J648]*[.K6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49]&lt;&gt;&quot;&quot;;IF(OR([.F649]=&quot;ILF&quot;;[.F649]=&quot;EIF&quot;);INDEX([Def.$D$6:.$F$8];MATCH([.H649];[Def.$C$6:.$C$8]);MATCH([.G649];[Def.$D$5:.$F$5]));IF([.F649]=&quot;EI&quot;;INDEX([Def.$D$13:.$F$15];MATCH([.H649];[Def.$C$13:.$C$15]);MATCH([.G649];[Def.$D$12:.$F$12]));IF(OR([.F649]=&quot;EO&quot;;[.F649]=&quot;EQ&quot;);INDEX([Def.$D$19:.$F$21];MATCH([.H649];[Def.$C$19:.$C$21]);MATCH([.G649];[Def.$D$18:.$F$18]));&quot;#err&quot;)));&quot;&quot;)">
            <text:p/>
          </table:table-cell>
          <table:table-cell table:style-name="ce53" table:formula="of:=IF([.I649]&lt;&gt;&quot;&quot;;INDEX([Def.$J$6:.$L$10];MATCH([.F649];[Def.$I$6:.$I$10];0);MATCH([.I649];[Def.$J$5:.$L$5];0));&quot;&quot;)">
            <text:p/>
          </table:table-cell>
          <table:table-cell table:style-name="ce56"/>
          <table:table-cell table:style-name="ce59" table:formula="of:=IF([.K649]=&quot;&quot;;[.J649];[.J649]*[.K6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50]&lt;&gt;&quot;&quot;;IF(OR([.F650]=&quot;ILF&quot;;[.F650]=&quot;EIF&quot;);INDEX([Def.$D$6:.$F$8];MATCH([.H650];[Def.$C$6:.$C$8]);MATCH([.G650];[Def.$D$5:.$F$5]));IF([.F650]=&quot;EI&quot;;INDEX([Def.$D$13:.$F$15];MATCH([.H650];[Def.$C$13:.$C$15]);MATCH([.G650];[Def.$D$12:.$F$12]));IF(OR([.F650]=&quot;EO&quot;;[.F650]=&quot;EQ&quot;);INDEX([Def.$D$19:.$F$21];MATCH([.H650];[Def.$C$19:.$C$21]);MATCH([.G650];[Def.$D$18:.$F$18]));&quot;#err&quot;)));&quot;&quot;)">
            <text:p/>
          </table:table-cell>
          <table:table-cell table:style-name="ce53" table:formula="of:=IF([.I650]&lt;&gt;&quot;&quot;;INDEX([Def.$J$6:.$L$10];MATCH([.F650];[Def.$I$6:.$I$10];0);MATCH([.I650];[Def.$J$5:.$L$5];0));&quot;&quot;)">
            <text:p/>
          </table:table-cell>
          <table:table-cell table:style-name="ce56"/>
          <table:table-cell table:style-name="ce59" table:formula="of:=IF([.K650]=&quot;&quot;;[.J650];[.J650]*[.K6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51]&lt;&gt;&quot;&quot;;IF(OR([.F651]=&quot;ILF&quot;;[.F651]=&quot;EIF&quot;);INDEX([Def.$D$6:.$F$8];MATCH([.H651];[Def.$C$6:.$C$8]);MATCH([.G651];[Def.$D$5:.$F$5]));IF([.F651]=&quot;EI&quot;;INDEX([Def.$D$13:.$F$15];MATCH([.H651];[Def.$C$13:.$C$15]);MATCH([.G651];[Def.$D$12:.$F$12]));IF(OR([.F651]=&quot;EO&quot;;[.F651]=&quot;EQ&quot;);INDEX([Def.$D$19:.$F$21];MATCH([.H651];[Def.$C$19:.$C$21]);MATCH([.G651];[Def.$D$18:.$F$18]));&quot;#err&quot;)));&quot;&quot;)">
            <text:p/>
          </table:table-cell>
          <table:table-cell table:style-name="ce53" table:formula="of:=IF([.I651]&lt;&gt;&quot;&quot;;INDEX([Def.$J$6:.$L$10];MATCH([.F651];[Def.$I$6:.$I$10];0);MATCH([.I651];[Def.$J$5:.$L$5];0));&quot;&quot;)">
            <text:p/>
          </table:table-cell>
          <table:table-cell table:style-name="ce56"/>
          <table:table-cell table:style-name="ce59" table:formula="of:=IF([.K651]=&quot;&quot;;[.J651];[.J651]*[.K6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52]&lt;&gt;&quot;&quot;;IF(OR([.F652]=&quot;ILF&quot;;[.F652]=&quot;EIF&quot;);INDEX([Def.$D$6:.$F$8];MATCH([.H652];[Def.$C$6:.$C$8]);MATCH([.G652];[Def.$D$5:.$F$5]));IF([.F652]=&quot;EI&quot;;INDEX([Def.$D$13:.$F$15];MATCH([.H652];[Def.$C$13:.$C$15]);MATCH([.G652];[Def.$D$12:.$F$12]));IF(OR([.F652]=&quot;EO&quot;;[.F652]=&quot;EQ&quot;);INDEX([Def.$D$19:.$F$21];MATCH([.H652];[Def.$C$19:.$C$21]);MATCH([.G652];[Def.$D$18:.$F$18]));&quot;#err&quot;)));&quot;&quot;)">
            <text:p/>
          </table:table-cell>
          <table:table-cell table:style-name="ce53" table:formula="of:=IF([.I652]&lt;&gt;&quot;&quot;;INDEX([Def.$J$6:.$L$10];MATCH([.F652];[Def.$I$6:.$I$10];0);MATCH([.I652];[Def.$J$5:.$L$5];0));&quot;&quot;)">
            <text:p/>
          </table:table-cell>
          <table:table-cell table:style-name="ce56"/>
          <table:table-cell table:style-name="ce59" table:formula="of:=IF([.K652]=&quot;&quot;;[.J652];[.J652]*[.K6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53]&lt;&gt;&quot;&quot;;IF(OR([.F653]=&quot;ILF&quot;;[.F653]=&quot;EIF&quot;);INDEX([Def.$D$6:.$F$8];MATCH([.H653];[Def.$C$6:.$C$8]);MATCH([.G653];[Def.$D$5:.$F$5]));IF([.F653]=&quot;EI&quot;;INDEX([Def.$D$13:.$F$15];MATCH([.H653];[Def.$C$13:.$C$15]);MATCH([.G653];[Def.$D$12:.$F$12]));IF(OR([.F653]=&quot;EO&quot;;[.F653]=&quot;EQ&quot;);INDEX([Def.$D$19:.$F$21];MATCH([.H653];[Def.$C$19:.$C$21]);MATCH([.G653];[Def.$D$18:.$F$18]));&quot;#err&quot;)));&quot;&quot;)">
            <text:p/>
          </table:table-cell>
          <table:table-cell table:style-name="ce53" table:formula="of:=IF([.I653]&lt;&gt;&quot;&quot;;INDEX([Def.$J$6:.$L$10];MATCH([.F653];[Def.$I$6:.$I$10];0);MATCH([.I653];[Def.$J$5:.$L$5];0));&quot;&quot;)">
            <text:p/>
          </table:table-cell>
          <table:table-cell table:style-name="ce56"/>
          <table:table-cell table:style-name="ce59" table:formula="of:=IF([.K653]=&quot;&quot;;[.J653];[.J653]*[.K6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54]&lt;&gt;&quot;&quot;;IF(OR([.F654]=&quot;ILF&quot;;[.F654]=&quot;EIF&quot;);INDEX([Def.$D$6:.$F$8];MATCH([.H654];[Def.$C$6:.$C$8]);MATCH([.G654];[Def.$D$5:.$F$5]));IF([.F654]=&quot;EI&quot;;INDEX([Def.$D$13:.$F$15];MATCH([.H654];[Def.$C$13:.$C$15]);MATCH([.G654];[Def.$D$12:.$F$12]));IF(OR([.F654]=&quot;EO&quot;;[.F654]=&quot;EQ&quot;);INDEX([Def.$D$19:.$F$21];MATCH([.H654];[Def.$C$19:.$C$21]);MATCH([.G654];[Def.$D$18:.$F$18]));&quot;#err&quot;)));&quot;&quot;)">
            <text:p/>
          </table:table-cell>
          <table:table-cell table:style-name="ce53" table:formula="of:=IF([.I654]&lt;&gt;&quot;&quot;;INDEX([Def.$J$6:.$L$10];MATCH([.F654];[Def.$I$6:.$I$10];0);MATCH([.I654];[Def.$J$5:.$L$5];0));&quot;&quot;)">
            <text:p/>
          </table:table-cell>
          <table:table-cell table:style-name="ce56"/>
          <table:table-cell table:style-name="ce59" table:formula="of:=IF([.K654]=&quot;&quot;;[.J654];[.J654]*[.K6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55]&lt;&gt;&quot;&quot;;IF(OR([.F655]=&quot;ILF&quot;;[.F655]=&quot;EIF&quot;);INDEX([Def.$D$6:.$F$8];MATCH([.H655];[Def.$C$6:.$C$8]);MATCH([.G655];[Def.$D$5:.$F$5]));IF([.F655]=&quot;EI&quot;;INDEX([Def.$D$13:.$F$15];MATCH([.H655];[Def.$C$13:.$C$15]);MATCH([.G655];[Def.$D$12:.$F$12]));IF(OR([.F655]=&quot;EO&quot;;[.F655]=&quot;EQ&quot;);INDEX([Def.$D$19:.$F$21];MATCH([.H655];[Def.$C$19:.$C$21]);MATCH([.G655];[Def.$D$18:.$F$18]));&quot;#err&quot;)));&quot;&quot;)">
            <text:p/>
          </table:table-cell>
          <table:table-cell table:style-name="ce53" table:formula="of:=IF([.I655]&lt;&gt;&quot;&quot;;INDEX([Def.$J$6:.$L$10];MATCH([.F655];[Def.$I$6:.$I$10];0);MATCH([.I655];[Def.$J$5:.$L$5];0));&quot;&quot;)">
            <text:p/>
          </table:table-cell>
          <table:table-cell table:style-name="ce56"/>
          <table:table-cell table:style-name="ce59" table:formula="of:=IF([.K655]=&quot;&quot;;[.J655];[.J655]*[.K6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56]&lt;&gt;&quot;&quot;;IF(OR([.F656]=&quot;ILF&quot;;[.F656]=&quot;EIF&quot;);INDEX([Def.$D$6:.$F$8];MATCH([.H656];[Def.$C$6:.$C$8]);MATCH([.G656];[Def.$D$5:.$F$5]));IF([.F656]=&quot;EI&quot;;INDEX([Def.$D$13:.$F$15];MATCH([.H656];[Def.$C$13:.$C$15]);MATCH([.G656];[Def.$D$12:.$F$12]));IF(OR([.F656]=&quot;EO&quot;;[.F656]=&quot;EQ&quot;);INDEX([Def.$D$19:.$F$21];MATCH([.H656];[Def.$C$19:.$C$21]);MATCH([.G656];[Def.$D$18:.$F$18]));&quot;#err&quot;)));&quot;&quot;)">
            <text:p/>
          </table:table-cell>
          <table:table-cell table:style-name="ce53" table:formula="of:=IF([.I656]&lt;&gt;&quot;&quot;;INDEX([Def.$J$6:.$L$10];MATCH([.F656];[Def.$I$6:.$I$10];0);MATCH([.I656];[Def.$J$5:.$L$5];0));&quot;&quot;)">
            <text:p/>
          </table:table-cell>
          <table:table-cell table:style-name="ce56"/>
          <table:table-cell table:style-name="ce59" table:formula="of:=IF([.K656]=&quot;&quot;;[.J656];[.J656]*[.K6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57]&lt;&gt;&quot;&quot;;IF(OR([.F657]=&quot;ILF&quot;;[.F657]=&quot;EIF&quot;);INDEX([Def.$D$6:.$F$8];MATCH([.H657];[Def.$C$6:.$C$8]);MATCH([.G657];[Def.$D$5:.$F$5]));IF([.F657]=&quot;EI&quot;;INDEX([Def.$D$13:.$F$15];MATCH([.H657];[Def.$C$13:.$C$15]);MATCH([.G657];[Def.$D$12:.$F$12]));IF(OR([.F657]=&quot;EO&quot;;[.F657]=&quot;EQ&quot;);INDEX([Def.$D$19:.$F$21];MATCH([.H657];[Def.$C$19:.$C$21]);MATCH([.G657];[Def.$D$18:.$F$18]));&quot;#err&quot;)));&quot;&quot;)">
            <text:p/>
          </table:table-cell>
          <table:table-cell table:style-name="ce53" table:formula="of:=IF([.I657]&lt;&gt;&quot;&quot;;INDEX([Def.$J$6:.$L$10];MATCH([.F657];[Def.$I$6:.$I$10];0);MATCH([.I657];[Def.$J$5:.$L$5];0));&quot;&quot;)">
            <text:p/>
          </table:table-cell>
          <table:table-cell table:style-name="ce56"/>
          <table:table-cell table:style-name="ce59" table:formula="of:=IF([.K657]=&quot;&quot;;[.J657];[.J657]*[.K6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58]&lt;&gt;&quot;&quot;;IF(OR([.F658]=&quot;ILF&quot;;[.F658]=&quot;EIF&quot;);INDEX([Def.$D$6:.$F$8];MATCH([.H658];[Def.$C$6:.$C$8]);MATCH([.G658];[Def.$D$5:.$F$5]));IF([.F658]=&quot;EI&quot;;INDEX([Def.$D$13:.$F$15];MATCH([.H658];[Def.$C$13:.$C$15]);MATCH([.G658];[Def.$D$12:.$F$12]));IF(OR([.F658]=&quot;EO&quot;;[.F658]=&quot;EQ&quot;);INDEX([Def.$D$19:.$F$21];MATCH([.H658];[Def.$C$19:.$C$21]);MATCH([.G658];[Def.$D$18:.$F$18]));&quot;#err&quot;)));&quot;&quot;)">
            <text:p/>
          </table:table-cell>
          <table:table-cell table:style-name="ce53" table:formula="of:=IF([.I658]&lt;&gt;&quot;&quot;;INDEX([Def.$J$6:.$L$10];MATCH([.F658];[Def.$I$6:.$I$10];0);MATCH([.I658];[Def.$J$5:.$L$5];0));&quot;&quot;)">
            <text:p/>
          </table:table-cell>
          <table:table-cell table:style-name="ce56"/>
          <table:table-cell table:style-name="ce59" table:formula="of:=IF([.K658]=&quot;&quot;;[.J658];[.J658]*[.K6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59]&lt;&gt;&quot;&quot;;IF(OR([.F659]=&quot;ILF&quot;;[.F659]=&quot;EIF&quot;);INDEX([Def.$D$6:.$F$8];MATCH([.H659];[Def.$C$6:.$C$8]);MATCH([.G659];[Def.$D$5:.$F$5]));IF([.F659]=&quot;EI&quot;;INDEX([Def.$D$13:.$F$15];MATCH([.H659];[Def.$C$13:.$C$15]);MATCH([.G659];[Def.$D$12:.$F$12]));IF(OR([.F659]=&quot;EO&quot;;[.F659]=&quot;EQ&quot;);INDEX([Def.$D$19:.$F$21];MATCH([.H659];[Def.$C$19:.$C$21]);MATCH([.G659];[Def.$D$18:.$F$18]));&quot;#err&quot;)));&quot;&quot;)">
            <text:p/>
          </table:table-cell>
          <table:table-cell table:style-name="ce53" table:formula="of:=IF([.I659]&lt;&gt;&quot;&quot;;INDEX([Def.$J$6:.$L$10];MATCH([.F659];[Def.$I$6:.$I$10];0);MATCH([.I659];[Def.$J$5:.$L$5];0));&quot;&quot;)">
            <text:p/>
          </table:table-cell>
          <table:table-cell table:style-name="ce56"/>
          <table:table-cell table:style-name="ce59" table:formula="of:=IF([.K659]=&quot;&quot;;[.J659];[.J659]*[.K6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60]&lt;&gt;&quot;&quot;;IF(OR([.F660]=&quot;ILF&quot;;[.F660]=&quot;EIF&quot;);INDEX([Def.$D$6:.$F$8];MATCH([.H660];[Def.$C$6:.$C$8]);MATCH([.G660];[Def.$D$5:.$F$5]));IF([.F660]=&quot;EI&quot;;INDEX([Def.$D$13:.$F$15];MATCH([.H660];[Def.$C$13:.$C$15]);MATCH([.G660];[Def.$D$12:.$F$12]));IF(OR([.F660]=&quot;EO&quot;;[.F660]=&quot;EQ&quot;);INDEX([Def.$D$19:.$F$21];MATCH([.H660];[Def.$C$19:.$C$21]);MATCH([.G660];[Def.$D$18:.$F$18]));&quot;#err&quot;)));&quot;&quot;)">
            <text:p/>
          </table:table-cell>
          <table:table-cell table:style-name="ce53" table:formula="of:=IF([.I660]&lt;&gt;&quot;&quot;;INDEX([Def.$J$6:.$L$10];MATCH([.F660];[Def.$I$6:.$I$10];0);MATCH([.I660];[Def.$J$5:.$L$5];0));&quot;&quot;)">
            <text:p/>
          </table:table-cell>
          <table:table-cell table:style-name="ce56"/>
          <table:table-cell table:style-name="ce59" table:formula="of:=IF([.K660]=&quot;&quot;;[.J660];[.J660]*[.K6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61]&lt;&gt;&quot;&quot;;IF(OR([.F661]=&quot;ILF&quot;;[.F661]=&quot;EIF&quot;);INDEX([Def.$D$6:.$F$8];MATCH([.H661];[Def.$C$6:.$C$8]);MATCH([.G661];[Def.$D$5:.$F$5]));IF([.F661]=&quot;EI&quot;;INDEX([Def.$D$13:.$F$15];MATCH([.H661];[Def.$C$13:.$C$15]);MATCH([.G661];[Def.$D$12:.$F$12]));IF(OR([.F661]=&quot;EO&quot;;[.F661]=&quot;EQ&quot;);INDEX([Def.$D$19:.$F$21];MATCH([.H661];[Def.$C$19:.$C$21]);MATCH([.G661];[Def.$D$18:.$F$18]));&quot;#err&quot;)));&quot;&quot;)">
            <text:p/>
          </table:table-cell>
          <table:table-cell table:style-name="ce53" table:formula="of:=IF([.I661]&lt;&gt;&quot;&quot;;INDEX([Def.$J$6:.$L$10];MATCH([.F661];[Def.$I$6:.$I$10];0);MATCH([.I661];[Def.$J$5:.$L$5];0));&quot;&quot;)">
            <text:p/>
          </table:table-cell>
          <table:table-cell table:style-name="ce56"/>
          <table:table-cell table:style-name="ce59" table:formula="of:=IF([.K661]=&quot;&quot;;[.J661];[.J661]*[.K6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62]&lt;&gt;&quot;&quot;;IF(OR([.F662]=&quot;ILF&quot;;[.F662]=&quot;EIF&quot;);INDEX([Def.$D$6:.$F$8];MATCH([.H662];[Def.$C$6:.$C$8]);MATCH([.G662];[Def.$D$5:.$F$5]));IF([.F662]=&quot;EI&quot;;INDEX([Def.$D$13:.$F$15];MATCH([.H662];[Def.$C$13:.$C$15]);MATCH([.G662];[Def.$D$12:.$F$12]));IF(OR([.F662]=&quot;EO&quot;;[.F662]=&quot;EQ&quot;);INDEX([Def.$D$19:.$F$21];MATCH([.H662];[Def.$C$19:.$C$21]);MATCH([.G662];[Def.$D$18:.$F$18]));&quot;#err&quot;)));&quot;&quot;)">
            <text:p/>
          </table:table-cell>
          <table:table-cell table:style-name="ce53" table:formula="of:=IF([.I662]&lt;&gt;&quot;&quot;;INDEX([Def.$J$6:.$L$10];MATCH([.F662];[Def.$I$6:.$I$10];0);MATCH([.I662];[Def.$J$5:.$L$5];0));&quot;&quot;)">
            <text:p/>
          </table:table-cell>
          <table:table-cell table:style-name="ce56"/>
          <table:table-cell table:style-name="ce59" table:formula="of:=IF([.K662]=&quot;&quot;;[.J662];[.J662]*[.K6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63]&lt;&gt;&quot;&quot;;IF(OR([.F663]=&quot;ILF&quot;;[.F663]=&quot;EIF&quot;);INDEX([Def.$D$6:.$F$8];MATCH([.H663];[Def.$C$6:.$C$8]);MATCH([.G663];[Def.$D$5:.$F$5]));IF([.F663]=&quot;EI&quot;;INDEX([Def.$D$13:.$F$15];MATCH([.H663];[Def.$C$13:.$C$15]);MATCH([.G663];[Def.$D$12:.$F$12]));IF(OR([.F663]=&quot;EO&quot;;[.F663]=&quot;EQ&quot;);INDEX([Def.$D$19:.$F$21];MATCH([.H663];[Def.$C$19:.$C$21]);MATCH([.G663];[Def.$D$18:.$F$18]));&quot;#err&quot;)));&quot;&quot;)">
            <text:p/>
          </table:table-cell>
          <table:table-cell table:style-name="ce53" table:formula="of:=IF([.I663]&lt;&gt;&quot;&quot;;INDEX([Def.$J$6:.$L$10];MATCH([.F663];[Def.$I$6:.$I$10];0);MATCH([.I663];[Def.$J$5:.$L$5];0));&quot;&quot;)">
            <text:p/>
          </table:table-cell>
          <table:table-cell table:style-name="ce56"/>
          <table:table-cell table:style-name="ce59" table:formula="of:=IF([.K663]=&quot;&quot;;[.J663];[.J663]*[.K6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64]&lt;&gt;&quot;&quot;;IF(OR([.F664]=&quot;ILF&quot;;[.F664]=&quot;EIF&quot;);INDEX([Def.$D$6:.$F$8];MATCH([.H664];[Def.$C$6:.$C$8]);MATCH([.G664];[Def.$D$5:.$F$5]));IF([.F664]=&quot;EI&quot;;INDEX([Def.$D$13:.$F$15];MATCH([.H664];[Def.$C$13:.$C$15]);MATCH([.G664];[Def.$D$12:.$F$12]));IF(OR([.F664]=&quot;EO&quot;;[.F664]=&quot;EQ&quot;);INDEX([Def.$D$19:.$F$21];MATCH([.H664];[Def.$C$19:.$C$21]);MATCH([.G664];[Def.$D$18:.$F$18]));&quot;#err&quot;)));&quot;&quot;)">
            <text:p/>
          </table:table-cell>
          <table:table-cell table:style-name="ce53" table:formula="of:=IF([.I664]&lt;&gt;&quot;&quot;;INDEX([Def.$J$6:.$L$10];MATCH([.F664];[Def.$I$6:.$I$10];0);MATCH([.I664];[Def.$J$5:.$L$5];0));&quot;&quot;)">
            <text:p/>
          </table:table-cell>
          <table:table-cell table:style-name="ce56"/>
          <table:table-cell table:style-name="ce59" table:formula="of:=IF([.K664]=&quot;&quot;;[.J664];[.J664]*[.K6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65]&lt;&gt;&quot;&quot;;IF(OR([.F665]=&quot;ILF&quot;;[.F665]=&quot;EIF&quot;);INDEX([Def.$D$6:.$F$8];MATCH([.H665];[Def.$C$6:.$C$8]);MATCH([.G665];[Def.$D$5:.$F$5]));IF([.F665]=&quot;EI&quot;;INDEX([Def.$D$13:.$F$15];MATCH([.H665];[Def.$C$13:.$C$15]);MATCH([.G665];[Def.$D$12:.$F$12]));IF(OR([.F665]=&quot;EO&quot;;[.F665]=&quot;EQ&quot;);INDEX([Def.$D$19:.$F$21];MATCH([.H665];[Def.$C$19:.$C$21]);MATCH([.G665];[Def.$D$18:.$F$18]));&quot;#err&quot;)));&quot;&quot;)">
            <text:p/>
          </table:table-cell>
          <table:table-cell table:style-name="ce53" table:formula="of:=IF([.I665]&lt;&gt;&quot;&quot;;INDEX([Def.$J$6:.$L$10];MATCH([.F665];[Def.$I$6:.$I$10];0);MATCH([.I665];[Def.$J$5:.$L$5];0));&quot;&quot;)">
            <text:p/>
          </table:table-cell>
          <table:table-cell table:style-name="ce56"/>
          <table:table-cell table:style-name="ce59" table:formula="of:=IF([.K665]=&quot;&quot;;[.J665];[.J665]*[.K6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66]&lt;&gt;&quot;&quot;;IF(OR([.F666]=&quot;ILF&quot;;[.F666]=&quot;EIF&quot;);INDEX([Def.$D$6:.$F$8];MATCH([.H666];[Def.$C$6:.$C$8]);MATCH([.G666];[Def.$D$5:.$F$5]));IF([.F666]=&quot;EI&quot;;INDEX([Def.$D$13:.$F$15];MATCH([.H666];[Def.$C$13:.$C$15]);MATCH([.G666];[Def.$D$12:.$F$12]));IF(OR([.F666]=&quot;EO&quot;;[.F666]=&quot;EQ&quot;);INDEX([Def.$D$19:.$F$21];MATCH([.H666];[Def.$C$19:.$C$21]);MATCH([.G666];[Def.$D$18:.$F$18]));&quot;#err&quot;)));&quot;&quot;)">
            <text:p/>
          </table:table-cell>
          <table:table-cell table:style-name="ce53" table:formula="of:=IF([.I666]&lt;&gt;&quot;&quot;;INDEX([Def.$J$6:.$L$10];MATCH([.F666];[Def.$I$6:.$I$10];0);MATCH([.I666];[Def.$J$5:.$L$5];0));&quot;&quot;)">
            <text:p/>
          </table:table-cell>
          <table:table-cell table:style-name="ce56"/>
          <table:table-cell table:style-name="ce59" table:formula="of:=IF([.K666]=&quot;&quot;;[.J666];[.J666]*[.K6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67]&lt;&gt;&quot;&quot;;IF(OR([.F667]=&quot;ILF&quot;;[.F667]=&quot;EIF&quot;);INDEX([Def.$D$6:.$F$8];MATCH([.H667];[Def.$C$6:.$C$8]);MATCH([.G667];[Def.$D$5:.$F$5]));IF([.F667]=&quot;EI&quot;;INDEX([Def.$D$13:.$F$15];MATCH([.H667];[Def.$C$13:.$C$15]);MATCH([.G667];[Def.$D$12:.$F$12]));IF(OR([.F667]=&quot;EO&quot;;[.F667]=&quot;EQ&quot;);INDEX([Def.$D$19:.$F$21];MATCH([.H667];[Def.$C$19:.$C$21]);MATCH([.G667];[Def.$D$18:.$F$18]));&quot;#err&quot;)));&quot;&quot;)">
            <text:p/>
          </table:table-cell>
          <table:table-cell table:style-name="ce53" table:formula="of:=IF([.I667]&lt;&gt;&quot;&quot;;INDEX([Def.$J$6:.$L$10];MATCH([.F667];[Def.$I$6:.$I$10];0);MATCH([.I667];[Def.$J$5:.$L$5];0));&quot;&quot;)">
            <text:p/>
          </table:table-cell>
          <table:table-cell table:style-name="ce56"/>
          <table:table-cell table:style-name="ce59" table:formula="of:=IF([.K667]=&quot;&quot;;[.J667];[.J667]*[.K6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68]&lt;&gt;&quot;&quot;;IF(OR([.F668]=&quot;ILF&quot;;[.F668]=&quot;EIF&quot;);INDEX([Def.$D$6:.$F$8];MATCH([.H668];[Def.$C$6:.$C$8]);MATCH([.G668];[Def.$D$5:.$F$5]));IF([.F668]=&quot;EI&quot;;INDEX([Def.$D$13:.$F$15];MATCH([.H668];[Def.$C$13:.$C$15]);MATCH([.G668];[Def.$D$12:.$F$12]));IF(OR([.F668]=&quot;EO&quot;;[.F668]=&quot;EQ&quot;);INDEX([Def.$D$19:.$F$21];MATCH([.H668];[Def.$C$19:.$C$21]);MATCH([.G668];[Def.$D$18:.$F$18]));&quot;#err&quot;)));&quot;&quot;)">
            <text:p/>
          </table:table-cell>
          <table:table-cell table:style-name="ce53" table:formula="of:=IF([.I668]&lt;&gt;&quot;&quot;;INDEX([Def.$J$6:.$L$10];MATCH([.F668];[Def.$I$6:.$I$10];0);MATCH([.I668];[Def.$J$5:.$L$5];0));&quot;&quot;)">
            <text:p/>
          </table:table-cell>
          <table:table-cell table:style-name="ce56"/>
          <table:table-cell table:style-name="ce59" table:formula="of:=IF([.K668]=&quot;&quot;;[.J668];[.J668]*[.K6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69]&lt;&gt;&quot;&quot;;IF(OR([.F669]=&quot;ILF&quot;;[.F669]=&quot;EIF&quot;);INDEX([Def.$D$6:.$F$8];MATCH([.H669];[Def.$C$6:.$C$8]);MATCH([.G669];[Def.$D$5:.$F$5]));IF([.F669]=&quot;EI&quot;;INDEX([Def.$D$13:.$F$15];MATCH([.H669];[Def.$C$13:.$C$15]);MATCH([.G669];[Def.$D$12:.$F$12]));IF(OR([.F669]=&quot;EO&quot;;[.F669]=&quot;EQ&quot;);INDEX([Def.$D$19:.$F$21];MATCH([.H669];[Def.$C$19:.$C$21]);MATCH([.G669];[Def.$D$18:.$F$18]));&quot;#err&quot;)));&quot;&quot;)">
            <text:p/>
          </table:table-cell>
          <table:table-cell table:style-name="ce53" table:formula="of:=IF([.I669]&lt;&gt;&quot;&quot;;INDEX([Def.$J$6:.$L$10];MATCH([.F669];[Def.$I$6:.$I$10];0);MATCH([.I669];[Def.$J$5:.$L$5];0));&quot;&quot;)">
            <text:p/>
          </table:table-cell>
          <table:table-cell table:style-name="ce56"/>
          <table:table-cell table:style-name="ce59" table:formula="of:=IF([.K669]=&quot;&quot;;[.J669];[.J669]*[.K6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70]&lt;&gt;&quot;&quot;;IF(OR([.F670]=&quot;ILF&quot;;[.F670]=&quot;EIF&quot;);INDEX([Def.$D$6:.$F$8];MATCH([.H670];[Def.$C$6:.$C$8]);MATCH([.G670];[Def.$D$5:.$F$5]));IF([.F670]=&quot;EI&quot;;INDEX([Def.$D$13:.$F$15];MATCH([.H670];[Def.$C$13:.$C$15]);MATCH([.G670];[Def.$D$12:.$F$12]));IF(OR([.F670]=&quot;EO&quot;;[.F670]=&quot;EQ&quot;);INDEX([Def.$D$19:.$F$21];MATCH([.H670];[Def.$C$19:.$C$21]);MATCH([.G670];[Def.$D$18:.$F$18]));&quot;#err&quot;)));&quot;&quot;)">
            <text:p/>
          </table:table-cell>
          <table:table-cell table:style-name="ce53" table:formula="of:=IF([.I670]&lt;&gt;&quot;&quot;;INDEX([Def.$J$6:.$L$10];MATCH([.F670];[Def.$I$6:.$I$10];0);MATCH([.I670];[Def.$J$5:.$L$5];0));&quot;&quot;)">
            <text:p/>
          </table:table-cell>
          <table:table-cell table:style-name="ce56"/>
          <table:table-cell table:style-name="ce59" table:formula="of:=IF([.K670]=&quot;&quot;;[.J670];[.J670]*[.K6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71]&lt;&gt;&quot;&quot;;IF(OR([.F671]=&quot;ILF&quot;;[.F671]=&quot;EIF&quot;);INDEX([Def.$D$6:.$F$8];MATCH([.H671];[Def.$C$6:.$C$8]);MATCH([.G671];[Def.$D$5:.$F$5]));IF([.F671]=&quot;EI&quot;;INDEX([Def.$D$13:.$F$15];MATCH([.H671];[Def.$C$13:.$C$15]);MATCH([.G671];[Def.$D$12:.$F$12]));IF(OR([.F671]=&quot;EO&quot;;[.F671]=&quot;EQ&quot;);INDEX([Def.$D$19:.$F$21];MATCH([.H671];[Def.$C$19:.$C$21]);MATCH([.G671];[Def.$D$18:.$F$18]));&quot;#err&quot;)));&quot;&quot;)">
            <text:p/>
          </table:table-cell>
          <table:table-cell table:style-name="ce53" table:formula="of:=IF([.I671]&lt;&gt;&quot;&quot;;INDEX([Def.$J$6:.$L$10];MATCH([.F671];[Def.$I$6:.$I$10];0);MATCH([.I671];[Def.$J$5:.$L$5];0));&quot;&quot;)">
            <text:p/>
          </table:table-cell>
          <table:table-cell table:style-name="ce56"/>
          <table:table-cell table:style-name="ce59" table:formula="of:=IF([.K671]=&quot;&quot;;[.J671];[.J671]*[.K6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72]&lt;&gt;&quot;&quot;;IF(OR([.F672]=&quot;ILF&quot;;[.F672]=&quot;EIF&quot;);INDEX([Def.$D$6:.$F$8];MATCH([.H672];[Def.$C$6:.$C$8]);MATCH([.G672];[Def.$D$5:.$F$5]));IF([.F672]=&quot;EI&quot;;INDEX([Def.$D$13:.$F$15];MATCH([.H672];[Def.$C$13:.$C$15]);MATCH([.G672];[Def.$D$12:.$F$12]));IF(OR([.F672]=&quot;EO&quot;;[.F672]=&quot;EQ&quot;);INDEX([Def.$D$19:.$F$21];MATCH([.H672];[Def.$C$19:.$C$21]);MATCH([.G672];[Def.$D$18:.$F$18]));&quot;#err&quot;)));&quot;&quot;)">
            <text:p/>
          </table:table-cell>
          <table:table-cell table:style-name="ce53" table:formula="of:=IF([.I672]&lt;&gt;&quot;&quot;;INDEX([Def.$J$6:.$L$10];MATCH([.F672];[Def.$I$6:.$I$10];0);MATCH([.I672];[Def.$J$5:.$L$5];0));&quot;&quot;)">
            <text:p/>
          </table:table-cell>
          <table:table-cell table:style-name="ce56"/>
          <table:table-cell table:style-name="ce59" table:formula="of:=IF([.K672]=&quot;&quot;;[.J672];[.J672]*[.K6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73]&lt;&gt;&quot;&quot;;IF(OR([.F673]=&quot;ILF&quot;;[.F673]=&quot;EIF&quot;);INDEX([Def.$D$6:.$F$8];MATCH([.H673];[Def.$C$6:.$C$8]);MATCH([.G673];[Def.$D$5:.$F$5]));IF([.F673]=&quot;EI&quot;;INDEX([Def.$D$13:.$F$15];MATCH([.H673];[Def.$C$13:.$C$15]);MATCH([.G673];[Def.$D$12:.$F$12]));IF(OR([.F673]=&quot;EO&quot;;[.F673]=&quot;EQ&quot;);INDEX([Def.$D$19:.$F$21];MATCH([.H673];[Def.$C$19:.$C$21]);MATCH([.G673];[Def.$D$18:.$F$18]));&quot;#err&quot;)));&quot;&quot;)">
            <text:p/>
          </table:table-cell>
          <table:table-cell table:style-name="ce53" table:formula="of:=IF([.I673]&lt;&gt;&quot;&quot;;INDEX([Def.$J$6:.$L$10];MATCH([.F673];[Def.$I$6:.$I$10];0);MATCH([.I673];[Def.$J$5:.$L$5];0));&quot;&quot;)">
            <text:p/>
          </table:table-cell>
          <table:table-cell table:style-name="ce56"/>
          <table:table-cell table:style-name="ce59" table:formula="of:=IF([.K673]=&quot;&quot;;[.J673];[.J673]*[.K6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74]&lt;&gt;&quot;&quot;;IF(OR([.F674]=&quot;ILF&quot;;[.F674]=&quot;EIF&quot;);INDEX([Def.$D$6:.$F$8];MATCH([.H674];[Def.$C$6:.$C$8]);MATCH([.G674];[Def.$D$5:.$F$5]));IF([.F674]=&quot;EI&quot;;INDEX([Def.$D$13:.$F$15];MATCH([.H674];[Def.$C$13:.$C$15]);MATCH([.G674];[Def.$D$12:.$F$12]));IF(OR([.F674]=&quot;EO&quot;;[.F674]=&quot;EQ&quot;);INDEX([Def.$D$19:.$F$21];MATCH([.H674];[Def.$C$19:.$C$21]);MATCH([.G674];[Def.$D$18:.$F$18]));&quot;#err&quot;)));&quot;&quot;)">
            <text:p/>
          </table:table-cell>
          <table:table-cell table:style-name="ce53" table:formula="of:=IF([.I674]&lt;&gt;&quot;&quot;;INDEX([Def.$J$6:.$L$10];MATCH([.F674];[Def.$I$6:.$I$10];0);MATCH([.I674];[Def.$J$5:.$L$5];0));&quot;&quot;)">
            <text:p/>
          </table:table-cell>
          <table:table-cell table:style-name="ce56"/>
          <table:table-cell table:style-name="ce59" table:formula="of:=IF([.K674]=&quot;&quot;;[.J674];[.J674]*[.K6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75]&lt;&gt;&quot;&quot;;IF(OR([.F675]=&quot;ILF&quot;;[.F675]=&quot;EIF&quot;);INDEX([Def.$D$6:.$F$8];MATCH([.H675];[Def.$C$6:.$C$8]);MATCH([.G675];[Def.$D$5:.$F$5]));IF([.F675]=&quot;EI&quot;;INDEX([Def.$D$13:.$F$15];MATCH([.H675];[Def.$C$13:.$C$15]);MATCH([.G675];[Def.$D$12:.$F$12]));IF(OR([.F675]=&quot;EO&quot;;[.F675]=&quot;EQ&quot;);INDEX([Def.$D$19:.$F$21];MATCH([.H675];[Def.$C$19:.$C$21]);MATCH([.G675];[Def.$D$18:.$F$18]));&quot;#err&quot;)));&quot;&quot;)">
            <text:p/>
          </table:table-cell>
          <table:table-cell table:style-name="ce53" table:formula="of:=IF([.I675]&lt;&gt;&quot;&quot;;INDEX([Def.$J$6:.$L$10];MATCH([.F675];[Def.$I$6:.$I$10];0);MATCH([.I675];[Def.$J$5:.$L$5];0));&quot;&quot;)">
            <text:p/>
          </table:table-cell>
          <table:table-cell table:style-name="ce56"/>
          <table:table-cell table:style-name="ce59" table:formula="of:=IF([.K675]=&quot;&quot;;[.J675];[.J675]*[.K6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76]&lt;&gt;&quot;&quot;;IF(OR([.F676]=&quot;ILF&quot;;[.F676]=&quot;EIF&quot;);INDEX([Def.$D$6:.$F$8];MATCH([.H676];[Def.$C$6:.$C$8]);MATCH([.G676];[Def.$D$5:.$F$5]));IF([.F676]=&quot;EI&quot;;INDEX([Def.$D$13:.$F$15];MATCH([.H676];[Def.$C$13:.$C$15]);MATCH([.G676];[Def.$D$12:.$F$12]));IF(OR([.F676]=&quot;EO&quot;;[.F676]=&quot;EQ&quot;);INDEX([Def.$D$19:.$F$21];MATCH([.H676];[Def.$C$19:.$C$21]);MATCH([.G676];[Def.$D$18:.$F$18]));&quot;#err&quot;)));&quot;&quot;)">
            <text:p/>
          </table:table-cell>
          <table:table-cell table:style-name="ce53" table:formula="of:=IF([.I676]&lt;&gt;&quot;&quot;;INDEX([Def.$J$6:.$L$10];MATCH([.F676];[Def.$I$6:.$I$10];0);MATCH([.I676];[Def.$J$5:.$L$5];0));&quot;&quot;)">
            <text:p/>
          </table:table-cell>
          <table:table-cell table:style-name="ce56"/>
          <table:table-cell table:style-name="ce59" table:formula="of:=IF([.K676]=&quot;&quot;;[.J676];[.J676]*[.K6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77]&lt;&gt;&quot;&quot;;IF(OR([.F677]=&quot;ILF&quot;;[.F677]=&quot;EIF&quot;);INDEX([Def.$D$6:.$F$8];MATCH([.H677];[Def.$C$6:.$C$8]);MATCH([.G677];[Def.$D$5:.$F$5]));IF([.F677]=&quot;EI&quot;;INDEX([Def.$D$13:.$F$15];MATCH([.H677];[Def.$C$13:.$C$15]);MATCH([.G677];[Def.$D$12:.$F$12]));IF(OR([.F677]=&quot;EO&quot;;[.F677]=&quot;EQ&quot;);INDEX([Def.$D$19:.$F$21];MATCH([.H677];[Def.$C$19:.$C$21]);MATCH([.G677];[Def.$D$18:.$F$18]));&quot;#err&quot;)));&quot;&quot;)">
            <text:p/>
          </table:table-cell>
          <table:table-cell table:style-name="ce53" table:formula="of:=IF([.I677]&lt;&gt;&quot;&quot;;INDEX([Def.$J$6:.$L$10];MATCH([.F677];[Def.$I$6:.$I$10];0);MATCH([.I677];[Def.$J$5:.$L$5];0));&quot;&quot;)">
            <text:p/>
          </table:table-cell>
          <table:table-cell table:style-name="ce56"/>
          <table:table-cell table:style-name="ce59" table:formula="of:=IF([.K677]=&quot;&quot;;[.J677];[.J677]*[.K6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78]&lt;&gt;&quot;&quot;;IF(OR([.F678]=&quot;ILF&quot;;[.F678]=&quot;EIF&quot;);INDEX([Def.$D$6:.$F$8];MATCH([.H678];[Def.$C$6:.$C$8]);MATCH([.G678];[Def.$D$5:.$F$5]));IF([.F678]=&quot;EI&quot;;INDEX([Def.$D$13:.$F$15];MATCH([.H678];[Def.$C$13:.$C$15]);MATCH([.G678];[Def.$D$12:.$F$12]));IF(OR([.F678]=&quot;EO&quot;;[.F678]=&quot;EQ&quot;);INDEX([Def.$D$19:.$F$21];MATCH([.H678];[Def.$C$19:.$C$21]);MATCH([.G678];[Def.$D$18:.$F$18]));&quot;#err&quot;)));&quot;&quot;)">
            <text:p/>
          </table:table-cell>
          <table:table-cell table:style-name="ce53" table:formula="of:=IF([.I678]&lt;&gt;&quot;&quot;;INDEX([Def.$J$6:.$L$10];MATCH([.F678];[Def.$I$6:.$I$10];0);MATCH([.I678];[Def.$J$5:.$L$5];0));&quot;&quot;)">
            <text:p/>
          </table:table-cell>
          <table:table-cell table:style-name="ce56"/>
          <table:table-cell table:style-name="ce59" table:formula="of:=IF([.K678]=&quot;&quot;;[.J678];[.J678]*[.K6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79]&lt;&gt;&quot;&quot;;IF(OR([.F679]=&quot;ILF&quot;;[.F679]=&quot;EIF&quot;);INDEX([Def.$D$6:.$F$8];MATCH([.H679];[Def.$C$6:.$C$8]);MATCH([.G679];[Def.$D$5:.$F$5]));IF([.F679]=&quot;EI&quot;;INDEX([Def.$D$13:.$F$15];MATCH([.H679];[Def.$C$13:.$C$15]);MATCH([.G679];[Def.$D$12:.$F$12]));IF(OR([.F679]=&quot;EO&quot;;[.F679]=&quot;EQ&quot;);INDEX([Def.$D$19:.$F$21];MATCH([.H679];[Def.$C$19:.$C$21]);MATCH([.G679];[Def.$D$18:.$F$18]));&quot;#err&quot;)));&quot;&quot;)">
            <text:p/>
          </table:table-cell>
          <table:table-cell table:style-name="ce53" table:formula="of:=IF([.I679]&lt;&gt;&quot;&quot;;INDEX([Def.$J$6:.$L$10];MATCH([.F679];[Def.$I$6:.$I$10];0);MATCH([.I679];[Def.$J$5:.$L$5];0));&quot;&quot;)">
            <text:p/>
          </table:table-cell>
          <table:table-cell table:style-name="ce56"/>
          <table:table-cell table:style-name="ce59" table:formula="of:=IF([.K679]=&quot;&quot;;[.J679];[.J679]*[.K6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80]&lt;&gt;&quot;&quot;;IF(OR([.F680]=&quot;ILF&quot;;[.F680]=&quot;EIF&quot;);INDEX([Def.$D$6:.$F$8];MATCH([.H680];[Def.$C$6:.$C$8]);MATCH([.G680];[Def.$D$5:.$F$5]));IF([.F680]=&quot;EI&quot;;INDEX([Def.$D$13:.$F$15];MATCH([.H680];[Def.$C$13:.$C$15]);MATCH([.G680];[Def.$D$12:.$F$12]));IF(OR([.F680]=&quot;EO&quot;;[.F680]=&quot;EQ&quot;);INDEX([Def.$D$19:.$F$21];MATCH([.H680];[Def.$C$19:.$C$21]);MATCH([.G680];[Def.$D$18:.$F$18]));&quot;#err&quot;)));&quot;&quot;)">
            <text:p/>
          </table:table-cell>
          <table:table-cell table:style-name="ce53" table:formula="of:=IF([.I680]&lt;&gt;&quot;&quot;;INDEX([Def.$J$6:.$L$10];MATCH([.F680];[Def.$I$6:.$I$10];0);MATCH([.I680];[Def.$J$5:.$L$5];0));&quot;&quot;)">
            <text:p/>
          </table:table-cell>
          <table:table-cell table:style-name="ce56"/>
          <table:table-cell table:style-name="ce59" table:formula="of:=IF([.K680]=&quot;&quot;;[.J680];[.J680]*[.K6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81]&lt;&gt;&quot;&quot;;IF(OR([.F681]=&quot;ILF&quot;;[.F681]=&quot;EIF&quot;);INDEX([Def.$D$6:.$F$8];MATCH([.H681];[Def.$C$6:.$C$8]);MATCH([.G681];[Def.$D$5:.$F$5]));IF([.F681]=&quot;EI&quot;;INDEX([Def.$D$13:.$F$15];MATCH([.H681];[Def.$C$13:.$C$15]);MATCH([.G681];[Def.$D$12:.$F$12]));IF(OR([.F681]=&quot;EO&quot;;[.F681]=&quot;EQ&quot;);INDEX([Def.$D$19:.$F$21];MATCH([.H681];[Def.$C$19:.$C$21]);MATCH([.G681];[Def.$D$18:.$F$18]));&quot;#err&quot;)));&quot;&quot;)">
            <text:p/>
          </table:table-cell>
          <table:table-cell table:style-name="ce53" table:formula="of:=IF([.I681]&lt;&gt;&quot;&quot;;INDEX([Def.$J$6:.$L$10];MATCH([.F681];[Def.$I$6:.$I$10];0);MATCH([.I681];[Def.$J$5:.$L$5];0));&quot;&quot;)">
            <text:p/>
          </table:table-cell>
          <table:table-cell table:style-name="ce56"/>
          <table:table-cell table:style-name="ce59" table:formula="of:=IF([.K681]=&quot;&quot;;[.J681];[.J681]*[.K6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82]&lt;&gt;&quot;&quot;;IF(OR([.F682]=&quot;ILF&quot;;[.F682]=&quot;EIF&quot;);INDEX([Def.$D$6:.$F$8];MATCH([.H682];[Def.$C$6:.$C$8]);MATCH([.G682];[Def.$D$5:.$F$5]));IF([.F682]=&quot;EI&quot;;INDEX([Def.$D$13:.$F$15];MATCH([.H682];[Def.$C$13:.$C$15]);MATCH([.G682];[Def.$D$12:.$F$12]));IF(OR([.F682]=&quot;EO&quot;;[.F682]=&quot;EQ&quot;);INDEX([Def.$D$19:.$F$21];MATCH([.H682];[Def.$C$19:.$C$21]);MATCH([.G682];[Def.$D$18:.$F$18]));&quot;#err&quot;)));&quot;&quot;)">
            <text:p/>
          </table:table-cell>
          <table:table-cell table:style-name="ce53" table:formula="of:=IF([.I682]&lt;&gt;&quot;&quot;;INDEX([Def.$J$6:.$L$10];MATCH([.F682];[Def.$I$6:.$I$10];0);MATCH([.I682];[Def.$J$5:.$L$5];0));&quot;&quot;)">
            <text:p/>
          </table:table-cell>
          <table:table-cell table:style-name="ce56"/>
          <table:table-cell table:style-name="ce59" table:formula="of:=IF([.K682]=&quot;&quot;;[.J682];[.J682]*[.K6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83]&lt;&gt;&quot;&quot;;IF(OR([.F683]=&quot;ILF&quot;;[.F683]=&quot;EIF&quot;);INDEX([Def.$D$6:.$F$8];MATCH([.H683];[Def.$C$6:.$C$8]);MATCH([.G683];[Def.$D$5:.$F$5]));IF([.F683]=&quot;EI&quot;;INDEX([Def.$D$13:.$F$15];MATCH([.H683];[Def.$C$13:.$C$15]);MATCH([.G683];[Def.$D$12:.$F$12]));IF(OR([.F683]=&quot;EO&quot;;[.F683]=&quot;EQ&quot;);INDEX([Def.$D$19:.$F$21];MATCH([.H683];[Def.$C$19:.$C$21]);MATCH([.G683];[Def.$D$18:.$F$18]));&quot;#err&quot;)));&quot;&quot;)">
            <text:p/>
          </table:table-cell>
          <table:table-cell table:style-name="ce53" table:formula="of:=IF([.I683]&lt;&gt;&quot;&quot;;INDEX([Def.$J$6:.$L$10];MATCH([.F683];[Def.$I$6:.$I$10];0);MATCH([.I683];[Def.$J$5:.$L$5];0));&quot;&quot;)">
            <text:p/>
          </table:table-cell>
          <table:table-cell table:style-name="ce56"/>
          <table:table-cell table:style-name="ce59" table:formula="of:=IF([.K683]=&quot;&quot;;[.J683];[.J683]*[.K6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84]&lt;&gt;&quot;&quot;;IF(OR([.F684]=&quot;ILF&quot;;[.F684]=&quot;EIF&quot;);INDEX([Def.$D$6:.$F$8];MATCH([.H684];[Def.$C$6:.$C$8]);MATCH([.G684];[Def.$D$5:.$F$5]));IF([.F684]=&quot;EI&quot;;INDEX([Def.$D$13:.$F$15];MATCH([.H684];[Def.$C$13:.$C$15]);MATCH([.G684];[Def.$D$12:.$F$12]));IF(OR([.F684]=&quot;EO&quot;;[.F684]=&quot;EQ&quot;);INDEX([Def.$D$19:.$F$21];MATCH([.H684];[Def.$C$19:.$C$21]);MATCH([.G684];[Def.$D$18:.$F$18]));&quot;#err&quot;)));&quot;&quot;)">
            <text:p/>
          </table:table-cell>
          <table:table-cell table:style-name="ce53" table:formula="of:=IF([.I684]&lt;&gt;&quot;&quot;;INDEX([Def.$J$6:.$L$10];MATCH([.F684];[Def.$I$6:.$I$10];0);MATCH([.I684];[Def.$J$5:.$L$5];0));&quot;&quot;)">
            <text:p/>
          </table:table-cell>
          <table:table-cell table:style-name="ce56"/>
          <table:table-cell table:style-name="ce59" table:formula="of:=IF([.K684]=&quot;&quot;;[.J684];[.J684]*[.K6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85]&lt;&gt;&quot;&quot;;IF(OR([.F685]=&quot;ILF&quot;;[.F685]=&quot;EIF&quot;);INDEX([Def.$D$6:.$F$8];MATCH([.H685];[Def.$C$6:.$C$8]);MATCH([.G685];[Def.$D$5:.$F$5]));IF([.F685]=&quot;EI&quot;;INDEX([Def.$D$13:.$F$15];MATCH([.H685];[Def.$C$13:.$C$15]);MATCH([.G685];[Def.$D$12:.$F$12]));IF(OR([.F685]=&quot;EO&quot;;[.F685]=&quot;EQ&quot;);INDEX([Def.$D$19:.$F$21];MATCH([.H685];[Def.$C$19:.$C$21]);MATCH([.G685];[Def.$D$18:.$F$18]));&quot;#err&quot;)));&quot;&quot;)">
            <text:p/>
          </table:table-cell>
          <table:table-cell table:style-name="ce53" table:formula="of:=IF([.I685]&lt;&gt;&quot;&quot;;INDEX([Def.$J$6:.$L$10];MATCH([.F685];[Def.$I$6:.$I$10];0);MATCH([.I685];[Def.$J$5:.$L$5];0));&quot;&quot;)">
            <text:p/>
          </table:table-cell>
          <table:table-cell table:style-name="ce56"/>
          <table:table-cell table:style-name="ce59" table:formula="of:=IF([.K685]=&quot;&quot;;[.J685];[.J685]*[.K6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86]&lt;&gt;&quot;&quot;;IF(OR([.F686]=&quot;ILF&quot;;[.F686]=&quot;EIF&quot;);INDEX([Def.$D$6:.$F$8];MATCH([.H686];[Def.$C$6:.$C$8]);MATCH([.G686];[Def.$D$5:.$F$5]));IF([.F686]=&quot;EI&quot;;INDEX([Def.$D$13:.$F$15];MATCH([.H686];[Def.$C$13:.$C$15]);MATCH([.G686];[Def.$D$12:.$F$12]));IF(OR([.F686]=&quot;EO&quot;;[.F686]=&quot;EQ&quot;);INDEX([Def.$D$19:.$F$21];MATCH([.H686];[Def.$C$19:.$C$21]);MATCH([.G686];[Def.$D$18:.$F$18]));&quot;#err&quot;)));&quot;&quot;)">
            <text:p/>
          </table:table-cell>
          <table:table-cell table:style-name="ce53" table:formula="of:=IF([.I686]&lt;&gt;&quot;&quot;;INDEX([Def.$J$6:.$L$10];MATCH([.F686];[Def.$I$6:.$I$10];0);MATCH([.I686];[Def.$J$5:.$L$5];0));&quot;&quot;)">
            <text:p/>
          </table:table-cell>
          <table:table-cell table:style-name="ce56"/>
          <table:table-cell table:style-name="ce59" table:formula="of:=IF([.K686]=&quot;&quot;;[.J686];[.J686]*[.K6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87]&lt;&gt;&quot;&quot;;IF(OR([.F687]=&quot;ILF&quot;;[.F687]=&quot;EIF&quot;);INDEX([Def.$D$6:.$F$8];MATCH([.H687];[Def.$C$6:.$C$8]);MATCH([.G687];[Def.$D$5:.$F$5]));IF([.F687]=&quot;EI&quot;;INDEX([Def.$D$13:.$F$15];MATCH([.H687];[Def.$C$13:.$C$15]);MATCH([.G687];[Def.$D$12:.$F$12]));IF(OR([.F687]=&quot;EO&quot;;[.F687]=&quot;EQ&quot;);INDEX([Def.$D$19:.$F$21];MATCH([.H687];[Def.$C$19:.$C$21]);MATCH([.G687];[Def.$D$18:.$F$18]));&quot;#err&quot;)));&quot;&quot;)">
            <text:p/>
          </table:table-cell>
          <table:table-cell table:style-name="ce53" table:formula="of:=IF([.I687]&lt;&gt;&quot;&quot;;INDEX([Def.$J$6:.$L$10];MATCH([.F687];[Def.$I$6:.$I$10];0);MATCH([.I687];[Def.$J$5:.$L$5];0));&quot;&quot;)">
            <text:p/>
          </table:table-cell>
          <table:table-cell table:style-name="ce56"/>
          <table:table-cell table:style-name="ce59" table:formula="of:=IF([.K687]=&quot;&quot;;[.J687];[.J687]*[.K6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88]&lt;&gt;&quot;&quot;;IF(OR([.F688]=&quot;ILF&quot;;[.F688]=&quot;EIF&quot;);INDEX([Def.$D$6:.$F$8];MATCH([.H688];[Def.$C$6:.$C$8]);MATCH([.G688];[Def.$D$5:.$F$5]));IF([.F688]=&quot;EI&quot;;INDEX([Def.$D$13:.$F$15];MATCH([.H688];[Def.$C$13:.$C$15]);MATCH([.G688];[Def.$D$12:.$F$12]));IF(OR([.F688]=&quot;EO&quot;;[.F688]=&quot;EQ&quot;);INDEX([Def.$D$19:.$F$21];MATCH([.H688];[Def.$C$19:.$C$21]);MATCH([.G688];[Def.$D$18:.$F$18]));&quot;#err&quot;)));&quot;&quot;)">
            <text:p/>
          </table:table-cell>
          <table:table-cell table:style-name="ce53" table:formula="of:=IF([.I688]&lt;&gt;&quot;&quot;;INDEX([Def.$J$6:.$L$10];MATCH([.F688];[Def.$I$6:.$I$10];0);MATCH([.I688];[Def.$J$5:.$L$5];0));&quot;&quot;)">
            <text:p/>
          </table:table-cell>
          <table:table-cell table:style-name="ce56"/>
          <table:table-cell table:style-name="ce59" table:formula="of:=IF([.K688]=&quot;&quot;;[.J688];[.J688]*[.K6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89]&lt;&gt;&quot;&quot;;IF(OR([.F689]=&quot;ILF&quot;;[.F689]=&quot;EIF&quot;);INDEX([Def.$D$6:.$F$8];MATCH([.H689];[Def.$C$6:.$C$8]);MATCH([.G689];[Def.$D$5:.$F$5]));IF([.F689]=&quot;EI&quot;;INDEX([Def.$D$13:.$F$15];MATCH([.H689];[Def.$C$13:.$C$15]);MATCH([.G689];[Def.$D$12:.$F$12]));IF(OR([.F689]=&quot;EO&quot;;[.F689]=&quot;EQ&quot;);INDEX([Def.$D$19:.$F$21];MATCH([.H689];[Def.$C$19:.$C$21]);MATCH([.G689];[Def.$D$18:.$F$18]));&quot;#err&quot;)));&quot;&quot;)">
            <text:p/>
          </table:table-cell>
          <table:table-cell table:style-name="ce53" table:formula="of:=IF([.I689]&lt;&gt;&quot;&quot;;INDEX([Def.$J$6:.$L$10];MATCH([.F689];[Def.$I$6:.$I$10];0);MATCH([.I689];[Def.$J$5:.$L$5];0));&quot;&quot;)">
            <text:p/>
          </table:table-cell>
          <table:table-cell table:style-name="ce56"/>
          <table:table-cell table:style-name="ce59" table:formula="of:=IF([.K689]=&quot;&quot;;[.J689];[.J689]*[.K6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90]&lt;&gt;&quot;&quot;;IF(OR([.F690]=&quot;ILF&quot;;[.F690]=&quot;EIF&quot;);INDEX([Def.$D$6:.$F$8];MATCH([.H690];[Def.$C$6:.$C$8]);MATCH([.G690];[Def.$D$5:.$F$5]));IF([.F690]=&quot;EI&quot;;INDEX([Def.$D$13:.$F$15];MATCH([.H690];[Def.$C$13:.$C$15]);MATCH([.G690];[Def.$D$12:.$F$12]));IF(OR([.F690]=&quot;EO&quot;;[.F690]=&quot;EQ&quot;);INDEX([Def.$D$19:.$F$21];MATCH([.H690];[Def.$C$19:.$C$21]);MATCH([.G690];[Def.$D$18:.$F$18]));&quot;#err&quot;)));&quot;&quot;)">
            <text:p/>
          </table:table-cell>
          <table:table-cell table:style-name="ce53" table:formula="of:=IF([.I690]&lt;&gt;&quot;&quot;;INDEX([Def.$J$6:.$L$10];MATCH([.F690];[Def.$I$6:.$I$10];0);MATCH([.I690];[Def.$J$5:.$L$5];0));&quot;&quot;)">
            <text:p/>
          </table:table-cell>
          <table:table-cell table:style-name="ce56"/>
          <table:table-cell table:style-name="ce59" table:formula="of:=IF([.K690]=&quot;&quot;;[.J690];[.J690]*[.K6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91]&lt;&gt;&quot;&quot;;IF(OR([.F691]=&quot;ILF&quot;;[.F691]=&quot;EIF&quot;);INDEX([Def.$D$6:.$F$8];MATCH([.H691];[Def.$C$6:.$C$8]);MATCH([.G691];[Def.$D$5:.$F$5]));IF([.F691]=&quot;EI&quot;;INDEX([Def.$D$13:.$F$15];MATCH([.H691];[Def.$C$13:.$C$15]);MATCH([.G691];[Def.$D$12:.$F$12]));IF(OR([.F691]=&quot;EO&quot;;[.F691]=&quot;EQ&quot;);INDEX([Def.$D$19:.$F$21];MATCH([.H691];[Def.$C$19:.$C$21]);MATCH([.G691];[Def.$D$18:.$F$18]));&quot;#err&quot;)));&quot;&quot;)">
            <text:p/>
          </table:table-cell>
          <table:table-cell table:style-name="ce53" table:formula="of:=IF([.I691]&lt;&gt;&quot;&quot;;INDEX([Def.$J$6:.$L$10];MATCH([.F691];[Def.$I$6:.$I$10];0);MATCH([.I691];[Def.$J$5:.$L$5];0));&quot;&quot;)">
            <text:p/>
          </table:table-cell>
          <table:table-cell table:style-name="ce56"/>
          <table:table-cell table:style-name="ce59" table:formula="of:=IF([.K691]=&quot;&quot;;[.J691];[.J691]*[.K6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92]&lt;&gt;&quot;&quot;;IF(OR([.F692]=&quot;ILF&quot;;[.F692]=&quot;EIF&quot;);INDEX([Def.$D$6:.$F$8];MATCH([.H692];[Def.$C$6:.$C$8]);MATCH([.G692];[Def.$D$5:.$F$5]));IF([.F692]=&quot;EI&quot;;INDEX([Def.$D$13:.$F$15];MATCH([.H692];[Def.$C$13:.$C$15]);MATCH([.G692];[Def.$D$12:.$F$12]));IF(OR([.F692]=&quot;EO&quot;;[.F692]=&quot;EQ&quot;);INDEX([Def.$D$19:.$F$21];MATCH([.H692];[Def.$C$19:.$C$21]);MATCH([.G692];[Def.$D$18:.$F$18]));&quot;#err&quot;)));&quot;&quot;)">
            <text:p/>
          </table:table-cell>
          <table:table-cell table:style-name="ce53" table:formula="of:=IF([.I692]&lt;&gt;&quot;&quot;;INDEX([Def.$J$6:.$L$10];MATCH([.F692];[Def.$I$6:.$I$10];0);MATCH([.I692];[Def.$J$5:.$L$5];0));&quot;&quot;)">
            <text:p/>
          </table:table-cell>
          <table:table-cell table:style-name="ce56"/>
          <table:table-cell table:style-name="ce59" table:formula="of:=IF([.K692]=&quot;&quot;;[.J692];[.J692]*[.K6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93]&lt;&gt;&quot;&quot;;IF(OR([.F693]=&quot;ILF&quot;;[.F693]=&quot;EIF&quot;);INDEX([Def.$D$6:.$F$8];MATCH([.H693];[Def.$C$6:.$C$8]);MATCH([.G693];[Def.$D$5:.$F$5]));IF([.F693]=&quot;EI&quot;;INDEX([Def.$D$13:.$F$15];MATCH([.H693];[Def.$C$13:.$C$15]);MATCH([.G693];[Def.$D$12:.$F$12]));IF(OR([.F693]=&quot;EO&quot;;[.F693]=&quot;EQ&quot;);INDEX([Def.$D$19:.$F$21];MATCH([.H693];[Def.$C$19:.$C$21]);MATCH([.G693];[Def.$D$18:.$F$18]));&quot;#err&quot;)));&quot;&quot;)">
            <text:p/>
          </table:table-cell>
          <table:table-cell table:style-name="ce53" table:formula="of:=IF([.I693]&lt;&gt;&quot;&quot;;INDEX([Def.$J$6:.$L$10];MATCH([.F693];[Def.$I$6:.$I$10];0);MATCH([.I693];[Def.$J$5:.$L$5];0));&quot;&quot;)">
            <text:p/>
          </table:table-cell>
          <table:table-cell table:style-name="ce56"/>
          <table:table-cell table:style-name="ce59" table:formula="of:=IF([.K693]=&quot;&quot;;[.J693];[.J693]*[.K6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94]&lt;&gt;&quot;&quot;;IF(OR([.F694]=&quot;ILF&quot;;[.F694]=&quot;EIF&quot;);INDEX([Def.$D$6:.$F$8];MATCH([.H694];[Def.$C$6:.$C$8]);MATCH([.G694];[Def.$D$5:.$F$5]));IF([.F694]=&quot;EI&quot;;INDEX([Def.$D$13:.$F$15];MATCH([.H694];[Def.$C$13:.$C$15]);MATCH([.G694];[Def.$D$12:.$F$12]));IF(OR([.F694]=&quot;EO&quot;;[.F694]=&quot;EQ&quot;);INDEX([Def.$D$19:.$F$21];MATCH([.H694];[Def.$C$19:.$C$21]);MATCH([.G694];[Def.$D$18:.$F$18]));&quot;#err&quot;)));&quot;&quot;)">
            <text:p/>
          </table:table-cell>
          <table:table-cell table:style-name="ce53" table:formula="of:=IF([.I694]&lt;&gt;&quot;&quot;;INDEX([Def.$J$6:.$L$10];MATCH([.F694];[Def.$I$6:.$I$10];0);MATCH([.I694];[Def.$J$5:.$L$5];0));&quot;&quot;)">
            <text:p/>
          </table:table-cell>
          <table:table-cell table:style-name="ce56"/>
          <table:table-cell table:style-name="ce59" table:formula="of:=IF([.K694]=&quot;&quot;;[.J694];[.J694]*[.K6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95]&lt;&gt;&quot;&quot;;IF(OR([.F695]=&quot;ILF&quot;;[.F695]=&quot;EIF&quot;);INDEX([Def.$D$6:.$F$8];MATCH([.H695];[Def.$C$6:.$C$8]);MATCH([.G695];[Def.$D$5:.$F$5]));IF([.F695]=&quot;EI&quot;;INDEX([Def.$D$13:.$F$15];MATCH([.H695];[Def.$C$13:.$C$15]);MATCH([.G695];[Def.$D$12:.$F$12]));IF(OR([.F695]=&quot;EO&quot;;[.F695]=&quot;EQ&quot;);INDEX([Def.$D$19:.$F$21];MATCH([.H695];[Def.$C$19:.$C$21]);MATCH([.G695];[Def.$D$18:.$F$18]));&quot;#err&quot;)));&quot;&quot;)">
            <text:p/>
          </table:table-cell>
          <table:table-cell table:style-name="ce53" table:formula="of:=IF([.I695]&lt;&gt;&quot;&quot;;INDEX([Def.$J$6:.$L$10];MATCH([.F695];[Def.$I$6:.$I$10];0);MATCH([.I695];[Def.$J$5:.$L$5];0));&quot;&quot;)">
            <text:p/>
          </table:table-cell>
          <table:table-cell table:style-name="ce56"/>
          <table:table-cell table:style-name="ce59" table:formula="of:=IF([.K695]=&quot;&quot;;[.J695];[.J695]*[.K6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96]&lt;&gt;&quot;&quot;;IF(OR([.F696]=&quot;ILF&quot;;[.F696]=&quot;EIF&quot;);INDEX([Def.$D$6:.$F$8];MATCH([.H696];[Def.$C$6:.$C$8]);MATCH([.G696];[Def.$D$5:.$F$5]));IF([.F696]=&quot;EI&quot;;INDEX([Def.$D$13:.$F$15];MATCH([.H696];[Def.$C$13:.$C$15]);MATCH([.G696];[Def.$D$12:.$F$12]));IF(OR([.F696]=&quot;EO&quot;;[.F696]=&quot;EQ&quot;);INDEX([Def.$D$19:.$F$21];MATCH([.H696];[Def.$C$19:.$C$21]);MATCH([.G696];[Def.$D$18:.$F$18]));&quot;#err&quot;)));&quot;&quot;)">
            <text:p/>
          </table:table-cell>
          <table:table-cell table:style-name="ce53" table:formula="of:=IF([.I696]&lt;&gt;&quot;&quot;;INDEX([Def.$J$6:.$L$10];MATCH([.F696];[Def.$I$6:.$I$10];0);MATCH([.I696];[Def.$J$5:.$L$5];0));&quot;&quot;)">
            <text:p/>
          </table:table-cell>
          <table:table-cell table:style-name="ce56"/>
          <table:table-cell table:style-name="ce59" table:formula="of:=IF([.K696]=&quot;&quot;;[.J696];[.J696]*[.K6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97]&lt;&gt;&quot;&quot;;IF(OR([.F697]=&quot;ILF&quot;;[.F697]=&quot;EIF&quot;);INDEX([Def.$D$6:.$F$8];MATCH([.H697];[Def.$C$6:.$C$8]);MATCH([.G697];[Def.$D$5:.$F$5]));IF([.F697]=&quot;EI&quot;;INDEX([Def.$D$13:.$F$15];MATCH([.H697];[Def.$C$13:.$C$15]);MATCH([.G697];[Def.$D$12:.$F$12]));IF(OR([.F697]=&quot;EO&quot;;[.F697]=&quot;EQ&quot;);INDEX([Def.$D$19:.$F$21];MATCH([.H697];[Def.$C$19:.$C$21]);MATCH([.G697];[Def.$D$18:.$F$18]));&quot;#err&quot;)));&quot;&quot;)">
            <text:p/>
          </table:table-cell>
          <table:table-cell table:style-name="ce53" table:formula="of:=IF([.I697]&lt;&gt;&quot;&quot;;INDEX([Def.$J$6:.$L$10];MATCH([.F697];[Def.$I$6:.$I$10];0);MATCH([.I697];[Def.$J$5:.$L$5];0));&quot;&quot;)">
            <text:p/>
          </table:table-cell>
          <table:table-cell table:style-name="ce56"/>
          <table:table-cell table:style-name="ce59" table:formula="of:=IF([.K697]=&quot;&quot;;[.J697];[.J697]*[.K6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98]&lt;&gt;&quot;&quot;;IF(OR([.F698]=&quot;ILF&quot;;[.F698]=&quot;EIF&quot;);INDEX([Def.$D$6:.$F$8];MATCH([.H698];[Def.$C$6:.$C$8]);MATCH([.G698];[Def.$D$5:.$F$5]));IF([.F698]=&quot;EI&quot;;INDEX([Def.$D$13:.$F$15];MATCH([.H698];[Def.$C$13:.$C$15]);MATCH([.G698];[Def.$D$12:.$F$12]));IF(OR([.F698]=&quot;EO&quot;;[.F698]=&quot;EQ&quot;);INDEX([Def.$D$19:.$F$21];MATCH([.H698];[Def.$C$19:.$C$21]);MATCH([.G698];[Def.$D$18:.$F$18]));&quot;#err&quot;)));&quot;&quot;)">
            <text:p/>
          </table:table-cell>
          <table:table-cell table:style-name="ce53" table:formula="of:=IF([.I698]&lt;&gt;&quot;&quot;;INDEX([Def.$J$6:.$L$10];MATCH([.F698];[Def.$I$6:.$I$10];0);MATCH([.I698];[Def.$J$5:.$L$5];0));&quot;&quot;)">
            <text:p/>
          </table:table-cell>
          <table:table-cell table:style-name="ce56"/>
          <table:table-cell table:style-name="ce59" table:formula="of:=IF([.K698]=&quot;&quot;;[.J698];[.J698]*[.K6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699]&lt;&gt;&quot;&quot;;IF(OR([.F699]=&quot;ILF&quot;;[.F699]=&quot;EIF&quot;);INDEX([Def.$D$6:.$F$8];MATCH([.H699];[Def.$C$6:.$C$8]);MATCH([.G699];[Def.$D$5:.$F$5]));IF([.F699]=&quot;EI&quot;;INDEX([Def.$D$13:.$F$15];MATCH([.H699];[Def.$C$13:.$C$15]);MATCH([.G699];[Def.$D$12:.$F$12]));IF(OR([.F699]=&quot;EO&quot;;[.F699]=&quot;EQ&quot;);INDEX([Def.$D$19:.$F$21];MATCH([.H699];[Def.$C$19:.$C$21]);MATCH([.G699];[Def.$D$18:.$F$18]));&quot;#err&quot;)));&quot;&quot;)">
            <text:p/>
          </table:table-cell>
          <table:table-cell table:style-name="ce53" table:formula="of:=IF([.I699]&lt;&gt;&quot;&quot;;INDEX([Def.$J$6:.$L$10];MATCH([.F699];[Def.$I$6:.$I$10];0);MATCH([.I699];[Def.$J$5:.$L$5];0));&quot;&quot;)">
            <text:p/>
          </table:table-cell>
          <table:table-cell table:style-name="ce56"/>
          <table:table-cell table:style-name="ce59" table:formula="of:=IF([.K699]=&quot;&quot;;[.J699];[.J699]*[.K6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00]&lt;&gt;&quot;&quot;;IF(OR([.F700]=&quot;ILF&quot;;[.F700]=&quot;EIF&quot;);INDEX([Def.$D$6:.$F$8];MATCH([.H700];[Def.$C$6:.$C$8]);MATCH([.G700];[Def.$D$5:.$F$5]));IF([.F700]=&quot;EI&quot;;INDEX([Def.$D$13:.$F$15];MATCH([.H700];[Def.$C$13:.$C$15]);MATCH([.G700];[Def.$D$12:.$F$12]));IF(OR([.F700]=&quot;EO&quot;;[.F700]=&quot;EQ&quot;);INDEX([Def.$D$19:.$F$21];MATCH([.H700];[Def.$C$19:.$C$21]);MATCH([.G700];[Def.$D$18:.$F$18]));&quot;#err&quot;)));&quot;&quot;)">
            <text:p/>
          </table:table-cell>
          <table:table-cell table:style-name="ce53" table:formula="of:=IF([.I700]&lt;&gt;&quot;&quot;;INDEX([Def.$J$6:.$L$10];MATCH([.F700];[Def.$I$6:.$I$10];0);MATCH([.I700];[Def.$J$5:.$L$5];0));&quot;&quot;)">
            <text:p/>
          </table:table-cell>
          <table:table-cell table:style-name="ce56"/>
          <table:table-cell table:style-name="ce59" table:formula="of:=IF([.K700]=&quot;&quot;;[.J700];[.J700]*[.K7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01]&lt;&gt;&quot;&quot;;IF(OR([.F701]=&quot;ILF&quot;;[.F701]=&quot;EIF&quot;);INDEX([Def.$D$6:.$F$8];MATCH([.H701];[Def.$C$6:.$C$8]);MATCH([.G701];[Def.$D$5:.$F$5]));IF([.F701]=&quot;EI&quot;;INDEX([Def.$D$13:.$F$15];MATCH([.H701];[Def.$C$13:.$C$15]);MATCH([.G701];[Def.$D$12:.$F$12]));IF(OR([.F701]=&quot;EO&quot;;[.F701]=&quot;EQ&quot;);INDEX([Def.$D$19:.$F$21];MATCH([.H701];[Def.$C$19:.$C$21]);MATCH([.G701];[Def.$D$18:.$F$18]));&quot;#err&quot;)));&quot;&quot;)">
            <text:p/>
          </table:table-cell>
          <table:table-cell table:style-name="ce53" table:formula="of:=IF([.I701]&lt;&gt;&quot;&quot;;INDEX([Def.$J$6:.$L$10];MATCH([.F701];[Def.$I$6:.$I$10];0);MATCH([.I701];[Def.$J$5:.$L$5];0));&quot;&quot;)">
            <text:p/>
          </table:table-cell>
          <table:table-cell table:style-name="ce56"/>
          <table:table-cell table:style-name="ce59" table:formula="of:=IF([.K701]=&quot;&quot;;[.J701];[.J701]*[.K7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02]&lt;&gt;&quot;&quot;;IF(OR([.F702]=&quot;ILF&quot;;[.F702]=&quot;EIF&quot;);INDEX([Def.$D$6:.$F$8];MATCH([.H702];[Def.$C$6:.$C$8]);MATCH([.G702];[Def.$D$5:.$F$5]));IF([.F702]=&quot;EI&quot;;INDEX([Def.$D$13:.$F$15];MATCH([.H702];[Def.$C$13:.$C$15]);MATCH([.G702];[Def.$D$12:.$F$12]));IF(OR([.F702]=&quot;EO&quot;;[.F702]=&quot;EQ&quot;);INDEX([Def.$D$19:.$F$21];MATCH([.H702];[Def.$C$19:.$C$21]);MATCH([.G702];[Def.$D$18:.$F$18]));&quot;#err&quot;)));&quot;&quot;)">
            <text:p/>
          </table:table-cell>
          <table:table-cell table:style-name="ce53" table:formula="of:=IF([.I702]&lt;&gt;&quot;&quot;;INDEX([Def.$J$6:.$L$10];MATCH([.F702];[Def.$I$6:.$I$10];0);MATCH([.I702];[Def.$J$5:.$L$5];0));&quot;&quot;)">
            <text:p/>
          </table:table-cell>
          <table:table-cell table:style-name="ce56"/>
          <table:table-cell table:style-name="ce59" table:formula="of:=IF([.K702]=&quot;&quot;;[.J702];[.J702]*[.K7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03]&lt;&gt;&quot;&quot;;IF(OR([.F703]=&quot;ILF&quot;;[.F703]=&quot;EIF&quot;);INDEX([Def.$D$6:.$F$8];MATCH([.H703];[Def.$C$6:.$C$8]);MATCH([.G703];[Def.$D$5:.$F$5]));IF([.F703]=&quot;EI&quot;;INDEX([Def.$D$13:.$F$15];MATCH([.H703];[Def.$C$13:.$C$15]);MATCH([.G703];[Def.$D$12:.$F$12]));IF(OR([.F703]=&quot;EO&quot;;[.F703]=&quot;EQ&quot;);INDEX([Def.$D$19:.$F$21];MATCH([.H703];[Def.$C$19:.$C$21]);MATCH([.G703];[Def.$D$18:.$F$18]));&quot;#err&quot;)));&quot;&quot;)">
            <text:p/>
          </table:table-cell>
          <table:table-cell table:style-name="ce53" table:formula="of:=IF([.I703]&lt;&gt;&quot;&quot;;INDEX([Def.$J$6:.$L$10];MATCH([.F703];[Def.$I$6:.$I$10];0);MATCH([.I703];[Def.$J$5:.$L$5];0));&quot;&quot;)">
            <text:p/>
          </table:table-cell>
          <table:table-cell table:style-name="ce56"/>
          <table:table-cell table:style-name="ce59" table:formula="of:=IF([.K703]=&quot;&quot;;[.J703];[.J703]*[.K7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04]&lt;&gt;&quot;&quot;;IF(OR([.F704]=&quot;ILF&quot;;[.F704]=&quot;EIF&quot;);INDEX([Def.$D$6:.$F$8];MATCH([.H704];[Def.$C$6:.$C$8]);MATCH([.G704];[Def.$D$5:.$F$5]));IF([.F704]=&quot;EI&quot;;INDEX([Def.$D$13:.$F$15];MATCH([.H704];[Def.$C$13:.$C$15]);MATCH([.G704];[Def.$D$12:.$F$12]));IF(OR([.F704]=&quot;EO&quot;;[.F704]=&quot;EQ&quot;);INDEX([Def.$D$19:.$F$21];MATCH([.H704];[Def.$C$19:.$C$21]);MATCH([.G704];[Def.$D$18:.$F$18]));&quot;#err&quot;)));&quot;&quot;)">
            <text:p/>
          </table:table-cell>
          <table:table-cell table:style-name="ce53" table:formula="of:=IF([.I704]&lt;&gt;&quot;&quot;;INDEX([Def.$J$6:.$L$10];MATCH([.F704];[Def.$I$6:.$I$10];0);MATCH([.I704];[Def.$J$5:.$L$5];0));&quot;&quot;)">
            <text:p/>
          </table:table-cell>
          <table:table-cell table:style-name="ce56"/>
          <table:table-cell table:style-name="ce59" table:formula="of:=IF([.K704]=&quot;&quot;;[.J704];[.J704]*[.K7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05]&lt;&gt;&quot;&quot;;IF(OR([.F705]=&quot;ILF&quot;;[.F705]=&quot;EIF&quot;);INDEX([Def.$D$6:.$F$8];MATCH([.H705];[Def.$C$6:.$C$8]);MATCH([.G705];[Def.$D$5:.$F$5]));IF([.F705]=&quot;EI&quot;;INDEX([Def.$D$13:.$F$15];MATCH([.H705];[Def.$C$13:.$C$15]);MATCH([.G705];[Def.$D$12:.$F$12]));IF(OR([.F705]=&quot;EO&quot;;[.F705]=&quot;EQ&quot;);INDEX([Def.$D$19:.$F$21];MATCH([.H705];[Def.$C$19:.$C$21]);MATCH([.G705];[Def.$D$18:.$F$18]));&quot;#err&quot;)));&quot;&quot;)">
            <text:p/>
          </table:table-cell>
          <table:table-cell table:style-name="ce53" table:formula="of:=IF([.I705]&lt;&gt;&quot;&quot;;INDEX([Def.$J$6:.$L$10];MATCH([.F705];[Def.$I$6:.$I$10];0);MATCH([.I705];[Def.$J$5:.$L$5];0));&quot;&quot;)">
            <text:p/>
          </table:table-cell>
          <table:table-cell table:style-name="ce56"/>
          <table:table-cell table:style-name="ce59" table:formula="of:=IF([.K705]=&quot;&quot;;[.J705];[.J705]*[.K7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06]&lt;&gt;&quot;&quot;;IF(OR([.F706]=&quot;ILF&quot;;[.F706]=&quot;EIF&quot;);INDEX([Def.$D$6:.$F$8];MATCH([.H706];[Def.$C$6:.$C$8]);MATCH([.G706];[Def.$D$5:.$F$5]));IF([.F706]=&quot;EI&quot;;INDEX([Def.$D$13:.$F$15];MATCH([.H706];[Def.$C$13:.$C$15]);MATCH([.G706];[Def.$D$12:.$F$12]));IF(OR([.F706]=&quot;EO&quot;;[.F706]=&quot;EQ&quot;);INDEX([Def.$D$19:.$F$21];MATCH([.H706];[Def.$C$19:.$C$21]);MATCH([.G706];[Def.$D$18:.$F$18]));&quot;#err&quot;)));&quot;&quot;)">
            <text:p/>
          </table:table-cell>
          <table:table-cell table:style-name="ce53" table:formula="of:=IF([.I706]&lt;&gt;&quot;&quot;;INDEX([Def.$J$6:.$L$10];MATCH([.F706];[Def.$I$6:.$I$10];0);MATCH([.I706];[Def.$J$5:.$L$5];0));&quot;&quot;)">
            <text:p/>
          </table:table-cell>
          <table:table-cell table:style-name="ce56"/>
          <table:table-cell table:style-name="ce59" table:formula="of:=IF([.K706]=&quot;&quot;;[.J706];[.J706]*[.K7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07]&lt;&gt;&quot;&quot;;IF(OR([.F707]=&quot;ILF&quot;;[.F707]=&quot;EIF&quot;);INDEX([Def.$D$6:.$F$8];MATCH([.H707];[Def.$C$6:.$C$8]);MATCH([.G707];[Def.$D$5:.$F$5]));IF([.F707]=&quot;EI&quot;;INDEX([Def.$D$13:.$F$15];MATCH([.H707];[Def.$C$13:.$C$15]);MATCH([.G707];[Def.$D$12:.$F$12]));IF(OR([.F707]=&quot;EO&quot;;[.F707]=&quot;EQ&quot;);INDEX([Def.$D$19:.$F$21];MATCH([.H707];[Def.$C$19:.$C$21]);MATCH([.G707];[Def.$D$18:.$F$18]));&quot;#err&quot;)));&quot;&quot;)">
            <text:p/>
          </table:table-cell>
          <table:table-cell table:style-name="ce53" table:formula="of:=IF([.I707]&lt;&gt;&quot;&quot;;INDEX([Def.$J$6:.$L$10];MATCH([.F707];[Def.$I$6:.$I$10];0);MATCH([.I707];[Def.$J$5:.$L$5];0));&quot;&quot;)">
            <text:p/>
          </table:table-cell>
          <table:table-cell table:style-name="ce56"/>
          <table:table-cell table:style-name="ce59" table:formula="of:=IF([.K707]=&quot;&quot;;[.J707];[.J707]*[.K7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08]&lt;&gt;&quot;&quot;;IF(OR([.F708]=&quot;ILF&quot;;[.F708]=&quot;EIF&quot;);INDEX([Def.$D$6:.$F$8];MATCH([.H708];[Def.$C$6:.$C$8]);MATCH([.G708];[Def.$D$5:.$F$5]));IF([.F708]=&quot;EI&quot;;INDEX([Def.$D$13:.$F$15];MATCH([.H708];[Def.$C$13:.$C$15]);MATCH([.G708];[Def.$D$12:.$F$12]));IF(OR([.F708]=&quot;EO&quot;;[.F708]=&quot;EQ&quot;);INDEX([Def.$D$19:.$F$21];MATCH([.H708];[Def.$C$19:.$C$21]);MATCH([.G708];[Def.$D$18:.$F$18]));&quot;#err&quot;)));&quot;&quot;)">
            <text:p/>
          </table:table-cell>
          <table:table-cell table:style-name="ce53" table:formula="of:=IF([.I708]&lt;&gt;&quot;&quot;;INDEX([Def.$J$6:.$L$10];MATCH([.F708];[Def.$I$6:.$I$10];0);MATCH([.I708];[Def.$J$5:.$L$5];0));&quot;&quot;)">
            <text:p/>
          </table:table-cell>
          <table:table-cell table:style-name="ce56"/>
          <table:table-cell table:style-name="ce59" table:formula="of:=IF([.K708]=&quot;&quot;;[.J708];[.J708]*[.K7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09]&lt;&gt;&quot;&quot;;IF(OR([.F709]=&quot;ILF&quot;;[.F709]=&quot;EIF&quot;);INDEX([Def.$D$6:.$F$8];MATCH([.H709];[Def.$C$6:.$C$8]);MATCH([.G709];[Def.$D$5:.$F$5]));IF([.F709]=&quot;EI&quot;;INDEX([Def.$D$13:.$F$15];MATCH([.H709];[Def.$C$13:.$C$15]);MATCH([.G709];[Def.$D$12:.$F$12]));IF(OR([.F709]=&quot;EO&quot;;[.F709]=&quot;EQ&quot;);INDEX([Def.$D$19:.$F$21];MATCH([.H709];[Def.$C$19:.$C$21]);MATCH([.G709];[Def.$D$18:.$F$18]));&quot;#err&quot;)));&quot;&quot;)">
            <text:p/>
          </table:table-cell>
          <table:table-cell table:style-name="ce53" table:formula="of:=IF([.I709]&lt;&gt;&quot;&quot;;INDEX([Def.$J$6:.$L$10];MATCH([.F709];[Def.$I$6:.$I$10];0);MATCH([.I709];[Def.$J$5:.$L$5];0));&quot;&quot;)">
            <text:p/>
          </table:table-cell>
          <table:table-cell table:style-name="ce56"/>
          <table:table-cell table:style-name="ce59" table:formula="of:=IF([.K709]=&quot;&quot;;[.J709];[.J709]*[.K7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10]&lt;&gt;&quot;&quot;;IF(OR([.F710]=&quot;ILF&quot;;[.F710]=&quot;EIF&quot;);INDEX([Def.$D$6:.$F$8];MATCH([.H710];[Def.$C$6:.$C$8]);MATCH([.G710];[Def.$D$5:.$F$5]));IF([.F710]=&quot;EI&quot;;INDEX([Def.$D$13:.$F$15];MATCH([.H710];[Def.$C$13:.$C$15]);MATCH([.G710];[Def.$D$12:.$F$12]));IF(OR([.F710]=&quot;EO&quot;;[.F710]=&quot;EQ&quot;);INDEX([Def.$D$19:.$F$21];MATCH([.H710];[Def.$C$19:.$C$21]);MATCH([.G710];[Def.$D$18:.$F$18]));&quot;#err&quot;)));&quot;&quot;)">
            <text:p/>
          </table:table-cell>
          <table:table-cell table:style-name="ce53" table:formula="of:=IF([.I710]&lt;&gt;&quot;&quot;;INDEX([Def.$J$6:.$L$10];MATCH([.F710];[Def.$I$6:.$I$10];0);MATCH([.I710];[Def.$J$5:.$L$5];0));&quot;&quot;)">
            <text:p/>
          </table:table-cell>
          <table:table-cell table:style-name="ce56"/>
          <table:table-cell table:style-name="ce59" table:formula="of:=IF([.K710]=&quot;&quot;;[.J710];[.J710]*[.K7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11]&lt;&gt;&quot;&quot;;IF(OR([.F711]=&quot;ILF&quot;;[.F711]=&quot;EIF&quot;);INDEX([Def.$D$6:.$F$8];MATCH([.H711];[Def.$C$6:.$C$8]);MATCH([.G711];[Def.$D$5:.$F$5]));IF([.F711]=&quot;EI&quot;;INDEX([Def.$D$13:.$F$15];MATCH([.H711];[Def.$C$13:.$C$15]);MATCH([.G711];[Def.$D$12:.$F$12]));IF(OR([.F711]=&quot;EO&quot;;[.F711]=&quot;EQ&quot;);INDEX([Def.$D$19:.$F$21];MATCH([.H711];[Def.$C$19:.$C$21]);MATCH([.G711];[Def.$D$18:.$F$18]));&quot;#err&quot;)));&quot;&quot;)">
            <text:p/>
          </table:table-cell>
          <table:table-cell table:style-name="ce53" table:formula="of:=IF([.I711]&lt;&gt;&quot;&quot;;INDEX([Def.$J$6:.$L$10];MATCH([.F711];[Def.$I$6:.$I$10];0);MATCH([.I711];[Def.$J$5:.$L$5];0));&quot;&quot;)">
            <text:p/>
          </table:table-cell>
          <table:table-cell table:style-name="ce56"/>
          <table:table-cell table:style-name="ce59" table:formula="of:=IF([.K711]=&quot;&quot;;[.J711];[.J711]*[.K7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12]&lt;&gt;&quot;&quot;;IF(OR([.F712]=&quot;ILF&quot;;[.F712]=&quot;EIF&quot;);INDEX([Def.$D$6:.$F$8];MATCH([.H712];[Def.$C$6:.$C$8]);MATCH([.G712];[Def.$D$5:.$F$5]));IF([.F712]=&quot;EI&quot;;INDEX([Def.$D$13:.$F$15];MATCH([.H712];[Def.$C$13:.$C$15]);MATCH([.G712];[Def.$D$12:.$F$12]));IF(OR([.F712]=&quot;EO&quot;;[.F712]=&quot;EQ&quot;);INDEX([Def.$D$19:.$F$21];MATCH([.H712];[Def.$C$19:.$C$21]);MATCH([.G712];[Def.$D$18:.$F$18]));&quot;#err&quot;)));&quot;&quot;)">
            <text:p/>
          </table:table-cell>
          <table:table-cell table:style-name="ce53" table:formula="of:=IF([.I712]&lt;&gt;&quot;&quot;;INDEX([Def.$J$6:.$L$10];MATCH([.F712];[Def.$I$6:.$I$10];0);MATCH([.I712];[Def.$J$5:.$L$5];0));&quot;&quot;)">
            <text:p/>
          </table:table-cell>
          <table:table-cell table:style-name="ce56"/>
          <table:table-cell table:style-name="ce59" table:formula="of:=IF([.K712]=&quot;&quot;;[.J712];[.J712]*[.K7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13]&lt;&gt;&quot;&quot;;IF(OR([.F713]=&quot;ILF&quot;;[.F713]=&quot;EIF&quot;);INDEX([Def.$D$6:.$F$8];MATCH([.H713];[Def.$C$6:.$C$8]);MATCH([.G713];[Def.$D$5:.$F$5]));IF([.F713]=&quot;EI&quot;;INDEX([Def.$D$13:.$F$15];MATCH([.H713];[Def.$C$13:.$C$15]);MATCH([.G713];[Def.$D$12:.$F$12]));IF(OR([.F713]=&quot;EO&quot;;[.F713]=&quot;EQ&quot;);INDEX([Def.$D$19:.$F$21];MATCH([.H713];[Def.$C$19:.$C$21]);MATCH([.G713];[Def.$D$18:.$F$18]));&quot;#err&quot;)));&quot;&quot;)">
            <text:p/>
          </table:table-cell>
          <table:table-cell table:style-name="ce53" table:formula="of:=IF([.I713]&lt;&gt;&quot;&quot;;INDEX([Def.$J$6:.$L$10];MATCH([.F713];[Def.$I$6:.$I$10];0);MATCH([.I713];[Def.$J$5:.$L$5];0));&quot;&quot;)">
            <text:p/>
          </table:table-cell>
          <table:table-cell table:style-name="ce56"/>
          <table:table-cell table:style-name="ce59" table:formula="of:=IF([.K713]=&quot;&quot;;[.J713];[.J713]*[.K7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14]&lt;&gt;&quot;&quot;;IF(OR([.F714]=&quot;ILF&quot;;[.F714]=&quot;EIF&quot;);INDEX([Def.$D$6:.$F$8];MATCH([.H714];[Def.$C$6:.$C$8]);MATCH([.G714];[Def.$D$5:.$F$5]));IF([.F714]=&quot;EI&quot;;INDEX([Def.$D$13:.$F$15];MATCH([.H714];[Def.$C$13:.$C$15]);MATCH([.G714];[Def.$D$12:.$F$12]));IF(OR([.F714]=&quot;EO&quot;;[.F714]=&quot;EQ&quot;);INDEX([Def.$D$19:.$F$21];MATCH([.H714];[Def.$C$19:.$C$21]);MATCH([.G714];[Def.$D$18:.$F$18]));&quot;#err&quot;)));&quot;&quot;)">
            <text:p/>
          </table:table-cell>
          <table:table-cell table:style-name="ce53" table:formula="of:=IF([.I714]&lt;&gt;&quot;&quot;;INDEX([Def.$J$6:.$L$10];MATCH([.F714];[Def.$I$6:.$I$10];0);MATCH([.I714];[Def.$J$5:.$L$5];0));&quot;&quot;)">
            <text:p/>
          </table:table-cell>
          <table:table-cell table:style-name="ce56"/>
          <table:table-cell table:style-name="ce59" table:formula="of:=IF([.K714]=&quot;&quot;;[.J714];[.J714]*[.K7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15]&lt;&gt;&quot;&quot;;IF(OR([.F715]=&quot;ILF&quot;;[.F715]=&quot;EIF&quot;);INDEX([Def.$D$6:.$F$8];MATCH([.H715];[Def.$C$6:.$C$8]);MATCH([.G715];[Def.$D$5:.$F$5]));IF([.F715]=&quot;EI&quot;;INDEX([Def.$D$13:.$F$15];MATCH([.H715];[Def.$C$13:.$C$15]);MATCH([.G715];[Def.$D$12:.$F$12]));IF(OR([.F715]=&quot;EO&quot;;[.F715]=&quot;EQ&quot;);INDEX([Def.$D$19:.$F$21];MATCH([.H715];[Def.$C$19:.$C$21]);MATCH([.G715];[Def.$D$18:.$F$18]));&quot;#err&quot;)));&quot;&quot;)">
            <text:p/>
          </table:table-cell>
          <table:table-cell table:style-name="ce53" table:formula="of:=IF([.I715]&lt;&gt;&quot;&quot;;INDEX([Def.$J$6:.$L$10];MATCH([.F715];[Def.$I$6:.$I$10];0);MATCH([.I715];[Def.$J$5:.$L$5];0));&quot;&quot;)">
            <text:p/>
          </table:table-cell>
          <table:table-cell table:style-name="ce56"/>
          <table:table-cell table:style-name="ce59" table:formula="of:=IF([.K715]=&quot;&quot;;[.J715];[.J715]*[.K7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16]&lt;&gt;&quot;&quot;;IF(OR([.F716]=&quot;ILF&quot;;[.F716]=&quot;EIF&quot;);INDEX([Def.$D$6:.$F$8];MATCH([.H716];[Def.$C$6:.$C$8]);MATCH([.G716];[Def.$D$5:.$F$5]));IF([.F716]=&quot;EI&quot;;INDEX([Def.$D$13:.$F$15];MATCH([.H716];[Def.$C$13:.$C$15]);MATCH([.G716];[Def.$D$12:.$F$12]));IF(OR([.F716]=&quot;EO&quot;;[.F716]=&quot;EQ&quot;);INDEX([Def.$D$19:.$F$21];MATCH([.H716];[Def.$C$19:.$C$21]);MATCH([.G716];[Def.$D$18:.$F$18]));&quot;#err&quot;)));&quot;&quot;)">
            <text:p/>
          </table:table-cell>
          <table:table-cell table:style-name="ce53" table:formula="of:=IF([.I716]&lt;&gt;&quot;&quot;;INDEX([Def.$J$6:.$L$10];MATCH([.F716];[Def.$I$6:.$I$10];0);MATCH([.I716];[Def.$J$5:.$L$5];0));&quot;&quot;)">
            <text:p/>
          </table:table-cell>
          <table:table-cell table:style-name="ce56"/>
          <table:table-cell table:style-name="ce59" table:formula="of:=IF([.K716]=&quot;&quot;;[.J716];[.J716]*[.K7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17]&lt;&gt;&quot;&quot;;IF(OR([.F717]=&quot;ILF&quot;;[.F717]=&quot;EIF&quot;);INDEX([Def.$D$6:.$F$8];MATCH([.H717];[Def.$C$6:.$C$8]);MATCH([.G717];[Def.$D$5:.$F$5]));IF([.F717]=&quot;EI&quot;;INDEX([Def.$D$13:.$F$15];MATCH([.H717];[Def.$C$13:.$C$15]);MATCH([.G717];[Def.$D$12:.$F$12]));IF(OR([.F717]=&quot;EO&quot;;[.F717]=&quot;EQ&quot;);INDEX([Def.$D$19:.$F$21];MATCH([.H717];[Def.$C$19:.$C$21]);MATCH([.G717];[Def.$D$18:.$F$18]));&quot;#err&quot;)));&quot;&quot;)">
            <text:p/>
          </table:table-cell>
          <table:table-cell table:style-name="ce53" table:formula="of:=IF([.I717]&lt;&gt;&quot;&quot;;INDEX([Def.$J$6:.$L$10];MATCH([.F717];[Def.$I$6:.$I$10];0);MATCH([.I717];[Def.$J$5:.$L$5];0));&quot;&quot;)">
            <text:p/>
          </table:table-cell>
          <table:table-cell table:style-name="ce56"/>
          <table:table-cell table:style-name="ce59" table:formula="of:=IF([.K717]=&quot;&quot;;[.J717];[.J717]*[.K7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18]&lt;&gt;&quot;&quot;;IF(OR([.F718]=&quot;ILF&quot;;[.F718]=&quot;EIF&quot;);INDEX([Def.$D$6:.$F$8];MATCH([.H718];[Def.$C$6:.$C$8]);MATCH([.G718];[Def.$D$5:.$F$5]));IF([.F718]=&quot;EI&quot;;INDEX([Def.$D$13:.$F$15];MATCH([.H718];[Def.$C$13:.$C$15]);MATCH([.G718];[Def.$D$12:.$F$12]));IF(OR([.F718]=&quot;EO&quot;;[.F718]=&quot;EQ&quot;);INDEX([Def.$D$19:.$F$21];MATCH([.H718];[Def.$C$19:.$C$21]);MATCH([.G718];[Def.$D$18:.$F$18]));&quot;#err&quot;)));&quot;&quot;)">
            <text:p/>
          </table:table-cell>
          <table:table-cell table:style-name="ce53" table:formula="of:=IF([.I718]&lt;&gt;&quot;&quot;;INDEX([Def.$J$6:.$L$10];MATCH([.F718];[Def.$I$6:.$I$10];0);MATCH([.I718];[Def.$J$5:.$L$5];0));&quot;&quot;)">
            <text:p/>
          </table:table-cell>
          <table:table-cell table:style-name="ce56"/>
          <table:table-cell table:style-name="ce59" table:formula="of:=IF([.K718]=&quot;&quot;;[.J718];[.J718]*[.K7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19]&lt;&gt;&quot;&quot;;IF(OR([.F719]=&quot;ILF&quot;;[.F719]=&quot;EIF&quot;);INDEX([Def.$D$6:.$F$8];MATCH([.H719];[Def.$C$6:.$C$8]);MATCH([.G719];[Def.$D$5:.$F$5]));IF([.F719]=&quot;EI&quot;;INDEX([Def.$D$13:.$F$15];MATCH([.H719];[Def.$C$13:.$C$15]);MATCH([.G719];[Def.$D$12:.$F$12]));IF(OR([.F719]=&quot;EO&quot;;[.F719]=&quot;EQ&quot;);INDEX([Def.$D$19:.$F$21];MATCH([.H719];[Def.$C$19:.$C$21]);MATCH([.G719];[Def.$D$18:.$F$18]));&quot;#err&quot;)));&quot;&quot;)">
            <text:p/>
          </table:table-cell>
          <table:table-cell table:style-name="ce53" table:formula="of:=IF([.I719]&lt;&gt;&quot;&quot;;INDEX([Def.$J$6:.$L$10];MATCH([.F719];[Def.$I$6:.$I$10];0);MATCH([.I719];[Def.$J$5:.$L$5];0));&quot;&quot;)">
            <text:p/>
          </table:table-cell>
          <table:table-cell table:style-name="ce56"/>
          <table:table-cell table:style-name="ce59" table:formula="of:=IF([.K719]=&quot;&quot;;[.J719];[.J719]*[.K7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20]&lt;&gt;&quot;&quot;;IF(OR([.F720]=&quot;ILF&quot;;[.F720]=&quot;EIF&quot;);INDEX([Def.$D$6:.$F$8];MATCH([.H720];[Def.$C$6:.$C$8]);MATCH([.G720];[Def.$D$5:.$F$5]));IF([.F720]=&quot;EI&quot;;INDEX([Def.$D$13:.$F$15];MATCH([.H720];[Def.$C$13:.$C$15]);MATCH([.G720];[Def.$D$12:.$F$12]));IF(OR([.F720]=&quot;EO&quot;;[.F720]=&quot;EQ&quot;);INDEX([Def.$D$19:.$F$21];MATCH([.H720];[Def.$C$19:.$C$21]);MATCH([.G720];[Def.$D$18:.$F$18]));&quot;#err&quot;)));&quot;&quot;)">
            <text:p/>
          </table:table-cell>
          <table:table-cell table:style-name="ce53" table:formula="of:=IF([.I720]&lt;&gt;&quot;&quot;;INDEX([Def.$J$6:.$L$10];MATCH([.F720];[Def.$I$6:.$I$10];0);MATCH([.I720];[Def.$J$5:.$L$5];0));&quot;&quot;)">
            <text:p/>
          </table:table-cell>
          <table:table-cell table:style-name="ce56"/>
          <table:table-cell table:style-name="ce59" table:formula="of:=IF([.K720]=&quot;&quot;;[.J720];[.J720]*[.K7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21]&lt;&gt;&quot;&quot;;IF(OR([.F721]=&quot;ILF&quot;;[.F721]=&quot;EIF&quot;);INDEX([Def.$D$6:.$F$8];MATCH([.H721];[Def.$C$6:.$C$8]);MATCH([.G721];[Def.$D$5:.$F$5]));IF([.F721]=&quot;EI&quot;;INDEX([Def.$D$13:.$F$15];MATCH([.H721];[Def.$C$13:.$C$15]);MATCH([.G721];[Def.$D$12:.$F$12]));IF(OR([.F721]=&quot;EO&quot;;[.F721]=&quot;EQ&quot;);INDEX([Def.$D$19:.$F$21];MATCH([.H721];[Def.$C$19:.$C$21]);MATCH([.G721];[Def.$D$18:.$F$18]));&quot;#err&quot;)));&quot;&quot;)">
            <text:p/>
          </table:table-cell>
          <table:table-cell table:style-name="ce53" table:formula="of:=IF([.I721]&lt;&gt;&quot;&quot;;INDEX([Def.$J$6:.$L$10];MATCH([.F721];[Def.$I$6:.$I$10];0);MATCH([.I721];[Def.$J$5:.$L$5];0));&quot;&quot;)">
            <text:p/>
          </table:table-cell>
          <table:table-cell table:style-name="ce56"/>
          <table:table-cell table:style-name="ce59" table:formula="of:=IF([.K721]=&quot;&quot;;[.J721];[.J721]*[.K7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22]&lt;&gt;&quot;&quot;;IF(OR([.F722]=&quot;ILF&quot;;[.F722]=&quot;EIF&quot;);INDEX([Def.$D$6:.$F$8];MATCH([.H722];[Def.$C$6:.$C$8]);MATCH([.G722];[Def.$D$5:.$F$5]));IF([.F722]=&quot;EI&quot;;INDEX([Def.$D$13:.$F$15];MATCH([.H722];[Def.$C$13:.$C$15]);MATCH([.G722];[Def.$D$12:.$F$12]));IF(OR([.F722]=&quot;EO&quot;;[.F722]=&quot;EQ&quot;);INDEX([Def.$D$19:.$F$21];MATCH([.H722];[Def.$C$19:.$C$21]);MATCH([.G722];[Def.$D$18:.$F$18]));&quot;#err&quot;)));&quot;&quot;)">
            <text:p/>
          </table:table-cell>
          <table:table-cell table:style-name="ce53" table:formula="of:=IF([.I722]&lt;&gt;&quot;&quot;;INDEX([Def.$J$6:.$L$10];MATCH([.F722];[Def.$I$6:.$I$10];0);MATCH([.I722];[Def.$J$5:.$L$5];0));&quot;&quot;)">
            <text:p/>
          </table:table-cell>
          <table:table-cell table:style-name="ce56"/>
          <table:table-cell table:style-name="ce59" table:formula="of:=IF([.K722]=&quot;&quot;;[.J722];[.J722]*[.K7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23]&lt;&gt;&quot;&quot;;IF(OR([.F723]=&quot;ILF&quot;;[.F723]=&quot;EIF&quot;);INDEX([Def.$D$6:.$F$8];MATCH([.H723];[Def.$C$6:.$C$8]);MATCH([.G723];[Def.$D$5:.$F$5]));IF([.F723]=&quot;EI&quot;;INDEX([Def.$D$13:.$F$15];MATCH([.H723];[Def.$C$13:.$C$15]);MATCH([.G723];[Def.$D$12:.$F$12]));IF(OR([.F723]=&quot;EO&quot;;[.F723]=&quot;EQ&quot;);INDEX([Def.$D$19:.$F$21];MATCH([.H723];[Def.$C$19:.$C$21]);MATCH([.G723];[Def.$D$18:.$F$18]));&quot;#err&quot;)));&quot;&quot;)">
            <text:p/>
          </table:table-cell>
          <table:table-cell table:style-name="ce53" table:formula="of:=IF([.I723]&lt;&gt;&quot;&quot;;INDEX([Def.$J$6:.$L$10];MATCH([.F723];[Def.$I$6:.$I$10];0);MATCH([.I723];[Def.$J$5:.$L$5];0));&quot;&quot;)">
            <text:p/>
          </table:table-cell>
          <table:table-cell table:style-name="ce56"/>
          <table:table-cell table:style-name="ce59" table:formula="of:=IF([.K723]=&quot;&quot;;[.J723];[.J723]*[.K7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24]&lt;&gt;&quot;&quot;;IF(OR([.F724]=&quot;ILF&quot;;[.F724]=&quot;EIF&quot;);INDEX([Def.$D$6:.$F$8];MATCH([.H724];[Def.$C$6:.$C$8]);MATCH([.G724];[Def.$D$5:.$F$5]));IF([.F724]=&quot;EI&quot;;INDEX([Def.$D$13:.$F$15];MATCH([.H724];[Def.$C$13:.$C$15]);MATCH([.G724];[Def.$D$12:.$F$12]));IF(OR([.F724]=&quot;EO&quot;;[.F724]=&quot;EQ&quot;);INDEX([Def.$D$19:.$F$21];MATCH([.H724];[Def.$C$19:.$C$21]);MATCH([.G724];[Def.$D$18:.$F$18]));&quot;#err&quot;)));&quot;&quot;)">
            <text:p/>
          </table:table-cell>
          <table:table-cell table:style-name="ce53" table:formula="of:=IF([.I724]&lt;&gt;&quot;&quot;;INDEX([Def.$J$6:.$L$10];MATCH([.F724];[Def.$I$6:.$I$10];0);MATCH([.I724];[Def.$J$5:.$L$5];0));&quot;&quot;)">
            <text:p/>
          </table:table-cell>
          <table:table-cell table:style-name="ce56"/>
          <table:table-cell table:style-name="ce59" table:formula="of:=IF([.K724]=&quot;&quot;;[.J724];[.J724]*[.K7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25]&lt;&gt;&quot;&quot;;IF(OR([.F725]=&quot;ILF&quot;;[.F725]=&quot;EIF&quot;);INDEX([Def.$D$6:.$F$8];MATCH([.H725];[Def.$C$6:.$C$8]);MATCH([.G725];[Def.$D$5:.$F$5]));IF([.F725]=&quot;EI&quot;;INDEX([Def.$D$13:.$F$15];MATCH([.H725];[Def.$C$13:.$C$15]);MATCH([.G725];[Def.$D$12:.$F$12]));IF(OR([.F725]=&quot;EO&quot;;[.F725]=&quot;EQ&quot;);INDEX([Def.$D$19:.$F$21];MATCH([.H725];[Def.$C$19:.$C$21]);MATCH([.G725];[Def.$D$18:.$F$18]));&quot;#err&quot;)));&quot;&quot;)">
            <text:p/>
          </table:table-cell>
          <table:table-cell table:style-name="ce53" table:formula="of:=IF([.I725]&lt;&gt;&quot;&quot;;INDEX([Def.$J$6:.$L$10];MATCH([.F725];[Def.$I$6:.$I$10];0);MATCH([.I725];[Def.$J$5:.$L$5];0));&quot;&quot;)">
            <text:p/>
          </table:table-cell>
          <table:table-cell table:style-name="ce56"/>
          <table:table-cell table:style-name="ce59" table:formula="of:=IF([.K725]=&quot;&quot;;[.J725];[.J725]*[.K7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26]&lt;&gt;&quot;&quot;;IF(OR([.F726]=&quot;ILF&quot;;[.F726]=&quot;EIF&quot;);INDEX([Def.$D$6:.$F$8];MATCH([.H726];[Def.$C$6:.$C$8]);MATCH([.G726];[Def.$D$5:.$F$5]));IF([.F726]=&quot;EI&quot;;INDEX([Def.$D$13:.$F$15];MATCH([.H726];[Def.$C$13:.$C$15]);MATCH([.G726];[Def.$D$12:.$F$12]));IF(OR([.F726]=&quot;EO&quot;;[.F726]=&quot;EQ&quot;);INDEX([Def.$D$19:.$F$21];MATCH([.H726];[Def.$C$19:.$C$21]);MATCH([.G726];[Def.$D$18:.$F$18]));&quot;#err&quot;)));&quot;&quot;)">
            <text:p/>
          </table:table-cell>
          <table:table-cell table:style-name="ce53" table:formula="of:=IF([.I726]&lt;&gt;&quot;&quot;;INDEX([Def.$J$6:.$L$10];MATCH([.F726];[Def.$I$6:.$I$10];0);MATCH([.I726];[Def.$J$5:.$L$5];0));&quot;&quot;)">
            <text:p/>
          </table:table-cell>
          <table:table-cell table:style-name="ce56"/>
          <table:table-cell table:style-name="ce59" table:formula="of:=IF([.K726]=&quot;&quot;;[.J726];[.J726]*[.K7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27]&lt;&gt;&quot;&quot;;IF(OR([.F727]=&quot;ILF&quot;;[.F727]=&quot;EIF&quot;);INDEX([Def.$D$6:.$F$8];MATCH([.H727];[Def.$C$6:.$C$8]);MATCH([.G727];[Def.$D$5:.$F$5]));IF([.F727]=&quot;EI&quot;;INDEX([Def.$D$13:.$F$15];MATCH([.H727];[Def.$C$13:.$C$15]);MATCH([.G727];[Def.$D$12:.$F$12]));IF(OR([.F727]=&quot;EO&quot;;[.F727]=&quot;EQ&quot;);INDEX([Def.$D$19:.$F$21];MATCH([.H727];[Def.$C$19:.$C$21]);MATCH([.G727];[Def.$D$18:.$F$18]));&quot;#err&quot;)));&quot;&quot;)">
            <text:p/>
          </table:table-cell>
          <table:table-cell table:style-name="ce53" table:formula="of:=IF([.I727]&lt;&gt;&quot;&quot;;INDEX([Def.$J$6:.$L$10];MATCH([.F727];[Def.$I$6:.$I$10];0);MATCH([.I727];[Def.$J$5:.$L$5];0));&quot;&quot;)">
            <text:p/>
          </table:table-cell>
          <table:table-cell table:style-name="ce56"/>
          <table:table-cell table:style-name="ce59" table:formula="of:=IF([.K727]=&quot;&quot;;[.J727];[.J727]*[.K7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28]&lt;&gt;&quot;&quot;;IF(OR([.F728]=&quot;ILF&quot;;[.F728]=&quot;EIF&quot;);INDEX([Def.$D$6:.$F$8];MATCH([.H728];[Def.$C$6:.$C$8]);MATCH([.G728];[Def.$D$5:.$F$5]));IF([.F728]=&quot;EI&quot;;INDEX([Def.$D$13:.$F$15];MATCH([.H728];[Def.$C$13:.$C$15]);MATCH([.G728];[Def.$D$12:.$F$12]));IF(OR([.F728]=&quot;EO&quot;;[.F728]=&quot;EQ&quot;);INDEX([Def.$D$19:.$F$21];MATCH([.H728];[Def.$C$19:.$C$21]);MATCH([.G728];[Def.$D$18:.$F$18]));&quot;#err&quot;)));&quot;&quot;)">
            <text:p/>
          </table:table-cell>
          <table:table-cell table:style-name="ce53" table:formula="of:=IF([.I728]&lt;&gt;&quot;&quot;;INDEX([Def.$J$6:.$L$10];MATCH([.F728];[Def.$I$6:.$I$10];0);MATCH([.I728];[Def.$J$5:.$L$5];0));&quot;&quot;)">
            <text:p/>
          </table:table-cell>
          <table:table-cell table:style-name="ce56"/>
          <table:table-cell table:style-name="ce59" table:formula="of:=IF([.K728]=&quot;&quot;;[.J728];[.J728]*[.K7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29]&lt;&gt;&quot;&quot;;IF(OR([.F729]=&quot;ILF&quot;;[.F729]=&quot;EIF&quot;);INDEX([Def.$D$6:.$F$8];MATCH([.H729];[Def.$C$6:.$C$8]);MATCH([.G729];[Def.$D$5:.$F$5]));IF([.F729]=&quot;EI&quot;;INDEX([Def.$D$13:.$F$15];MATCH([.H729];[Def.$C$13:.$C$15]);MATCH([.G729];[Def.$D$12:.$F$12]));IF(OR([.F729]=&quot;EO&quot;;[.F729]=&quot;EQ&quot;);INDEX([Def.$D$19:.$F$21];MATCH([.H729];[Def.$C$19:.$C$21]);MATCH([.G729];[Def.$D$18:.$F$18]));&quot;#err&quot;)));&quot;&quot;)">
            <text:p/>
          </table:table-cell>
          <table:table-cell table:style-name="ce53" table:formula="of:=IF([.I729]&lt;&gt;&quot;&quot;;INDEX([Def.$J$6:.$L$10];MATCH([.F729];[Def.$I$6:.$I$10];0);MATCH([.I729];[Def.$J$5:.$L$5];0));&quot;&quot;)">
            <text:p/>
          </table:table-cell>
          <table:table-cell table:style-name="ce56"/>
          <table:table-cell table:style-name="ce59" table:formula="of:=IF([.K729]=&quot;&quot;;[.J729];[.J729]*[.K7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30]&lt;&gt;&quot;&quot;;IF(OR([.F730]=&quot;ILF&quot;;[.F730]=&quot;EIF&quot;);INDEX([Def.$D$6:.$F$8];MATCH([.H730];[Def.$C$6:.$C$8]);MATCH([.G730];[Def.$D$5:.$F$5]));IF([.F730]=&quot;EI&quot;;INDEX([Def.$D$13:.$F$15];MATCH([.H730];[Def.$C$13:.$C$15]);MATCH([.G730];[Def.$D$12:.$F$12]));IF(OR([.F730]=&quot;EO&quot;;[.F730]=&quot;EQ&quot;);INDEX([Def.$D$19:.$F$21];MATCH([.H730];[Def.$C$19:.$C$21]);MATCH([.G730];[Def.$D$18:.$F$18]));&quot;#err&quot;)));&quot;&quot;)">
            <text:p/>
          </table:table-cell>
          <table:table-cell table:style-name="ce53" table:formula="of:=IF([.I730]&lt;&gt;&quot;&quot;;INDEX([Def.$J$6:.$L$10];MATCH([.F730];[Def.$I$6:.$I$10];0);MATCH([.I730];[Def.$J$5:.$L$5];0));&quot;&quot;)">
            <text:p/>
          </table:table-cell>
          <table:table-cell table:style-name="ce56"/>
          <table:table-cell table:style-name="ce59" table:formula="of:=IF([.K730]=&quot;&quot;;[.J730];[.J730]*[.K7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31]&lt;&gt;&quot;&quot;;IF(OR([.F731]=&quot;ILF&quot;;[.F731]=&quot;EIF&quot;);INDEX([Def.$D$6:.$F$8];MATCH([.H731];[Def.$C$6:.$C$8]);MATCH([.G731];[Def.$D$5:.$F$5]));IF([.F731]=&quot;EI&quot;;INDEX([Def.$D$13:.$F$15];MATCH([.H731];[Def.$C$13:.$C$15]);MATCH([.G731];[Def.$D$12:.$F$12]));IF(OR([.F731]=&quot;EO&quot;;[.F731]=&quot;EQ&quot;);INDEX([Def.$D$19:.$F$21];MATCH([.H731];[Def.$C$19:.$C$21]);MATCH([.G731];[Def.$D$18:.$F$18]));&quot;#err&quot;)));&quot;&quot;)">
            <text:p/>
          </table:table-cell>
          <table:table-cell table:style-name="ce53" table:formula="of:=IF([.I731]&lt;&gt;&quot;&quot;;INDEX([Def.$J$6:.$L$10];MATCH([.F731];[Def.$I$6:.$I$10];0);MATCH([.I731];[Def.$J$5:.$L$5];0));&quot;&quot;)">
            <text:p/>
          </table:table-cell>
          <table:table-cell table:style-name="ce56"/>
          <table:table-cell table:style-name="ce59" table:formula="of:=IF([.K731]=&quot;&quot;;[.J731];[.J731]*[.K7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32]&lt;&gt;&quot;&quot;;IF(OR([.F732]=&quot;ILF&quot;;[.F732]=&quot;EIF&quot;);INDEX([Def.$D$6:.$F$8];MATCH([.H732];[Def.$C$6:.$C$8]);MATCH([.G732];[Def.$D$5:.$F$5]));IF([.F732]=&quot;EI&quot;;INDEX([Def.$D$13:.$F$15];MATCH([.H732];[Def.$C$13:.$C$15]);MATCH([.G732];[Def.$D$12:.$F$12]));IF(OR([.F732]=&quot;EO&quot;;[.F732]=&quot;EQ&quot;);INDEX([Def.$D$19:.$F$21];MATCH([.H732];[Def.$C$19:.$C$21]);MATCH([.G732];[Def.$D$18:.$F$18]));&quot;#err&quot;)));&quot;&quot;)">
            <text:p/>
          </table:table-cell>
          <table:table-cell table:style-name="ce53" table:formula="of:=IF([.I732]&lt;&gt;&quot;&quot;;INDEX([Def.$J$6:.$L$10];MATCH([.F732];[Def.$I$6:.$I$10];0);MATCH([.I732];[Def.$J$5:.$L$5];0));&quot;&quot;)">
            <text:p/>
          </table:table-cell>
          <table:table-cell table:style-name="ce56"/>
          <table:table-cell table:style-name="ce59" table:formula="of:=IF([.K732]=&quot;&quot;;[.J732];[.J732]*[.K7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33]&lt;&gt;&quot;&quot;;IF(OR([.F733]=&quot;ILF&quot;;[.F733]=&quot;EIF&quot;);INDEX([Def.$D$6:.$F$8];MATCH([.H733];[Def.$C$6:.$C$8]);MATCH([.G733];[Def.$D$5:.$F$5]));IF([.F733]=&quot;EI&quot;;INDEX([Def.$D$13:.$F$15];MATCH([.H733];[Def.$C$13:.$C$15]);MATCH([.G733];[Def.$D$12:.$F$12]));IF(OR([.F733]=&quot;EO&quot;;[.F733]=&quot;EQ&quot;);INDEX([Def.$D$19:.$F$21];MATCH([.H733];[Def.$C$19:.$C$21]);MATCH([.G733];[Def.$D$18:.$F$18]));&quot;#err&quot;)));&quot;&quot;)">
            <text:p/>
          </table:table-cell>
          <table:table-cell table:style-name="ce53" table:formula="of:=IF([.I733]&lt;&gt;&quot;&quot;;INDEX([Def.$J$6:.$L$10];MATCH([.F733];[Def.$I$6:.$I$10];0);MATCH([.I733];[Def.$J$5:.$L$5];0));&quot;&quot;)">
            <text:p/>
          </table:table-cell>
          <table:table-cell table:style-name="ce56"/>
          <table:table-cell table:style-name="ce59" table:formula="of:=IF([.K733]=&quot;&quot;;[.J733];[.J733]*[.K7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34]&lt;&gt;&quot;&quot;;IF(OR([.F734]=&quot;ILF&quot;;[.F734]=&quot;EIF&quot;);INDEX([Def.$D$6:.$F$8];MATCH([.H734];[Def.$C$6:.$C$8]);MATCH([.G734];[Def.$D$5:.$F$5]));IF([.F734]=&quot;EI&quot;;INDEX([Def.$D$13:.$F$15];MATCH([.H734];[Def.$C$13:.$C$15]);MATCH([.G734];[Def.$D$12:.$F$12]));IF(OR([.F734]=&quot;EO&quot;;[.F734]=&quot;EQ&quot;);INDEX([Def.$D$19:.$F$21];MATCH([.H734];[Def.$C$19:.$C$21]);MATCH([.G734];[Def.$D$18:.$F$18]));&quot;#err&quot;)));&quot;&quot;)">
            <text:p/>
          </table:table-cell>
          <table:table-cell table:style-name="ce53" table:formula="of:=IF([.I734]&lt;&gt;&quot;&quot;;INDEX([Def.$J$6:.$L$10];MATCH([.F734];[Def.$I$6:.$I$10];0);MATCH([.I734];[Def.$J$5:.$L$5];0));&quot;&quot;)">
            <text:p/>
          </table:table-cell>
          <table:table-cell table:style-name="ce56"/>
          <table:table-cell table:style-name="ce59" table:formula="of:=IF([.K734]=&quot;&quot;;[.J734];[.J734]*[.K7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35]&lt;&gt;&quot;&quot;;IF(OR([.F735]=&quot;ILF&quot;;[.F735]=&quot;EIF&quot;);INDEX([Def.$D$6:.$F$8];MATCH([.H735];[Def.$C$6:.$C$8]);MATCH([.G735];[Def.$D$5:.$F$5]));IF([.F735]=&quot;EI&quot;;INDEX([Def.$D$13:.$F$15];MATCH([.H735];[Def.$C$13:.$C$15]);MATCH([.G735];[Def.$D$12:.$F$12]));IF(OR([.F735]=&quot;EO&quot;;[.F735]=&quot;EQ&quot;);INDEX([Def.$D$19:.$F$21];MATCH([.H735];[Def.$C$19:.$C$21]);MATCH([.G735];[Def.$D$18:.$F$18]));&quot;#err&quot;)));&quot;&quot;)">
            <text:p/>
          </table:table-cell>
          <table:table-cell table:style-name="ce53" table:formula="of:=IF([.I735]&lt;&gt;&quot;&quot;;INDEX([Def.$J$6:.$L$10];MATCH([.F735];[Def.$I$6:.$I$10];0);MATCH([.I735];[Def.$J$5:.$L$5];0));&quot;&quot;)">
            <text:p/>
          </table:table-cell>
          <table:table-cell table:style-name="ce56"/>
          <table:table-cell table:style-name="ce59" table:formula="of:=IF([.K735]=&quot;&quot;;[.J735];[.J735]*[.K7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36]&lt;&gt;&quot;&quot;;IF(OR([.F736]=&quot;ILF&quot;;[.F736]=&quot;EIF&quot;);INDEX([Def.$D$6:.$F$8];MATCH([.H736];[Def.$C$6:.$C$8]);MATCH([.G736];[Def.$D$5:.$F$5]));IF([.F736]=&quot;EI&quot;;INDEX([Def.$D$13:.$F$15];MATCH([.H736];[Def.$C$13:.$C$15]);MATCH([.G736];[Def.$D$12:.$F$12]));IF(OR([.F736]=&quot;EO&quot;;[.F736]=&quot;EQ&quot;);INDEX([Def.$D$19:.$F$21];MATCH([.H736];[Def.$C$19:.$C$21]);MATCH([.G736];[Def.$D$18:.$F$18]));&quot;#err&quot;)));&quot;&quot;)">
            <text:p/>
          </table:table-cell>
          <table:table-cell table:style-name="ce53" table:formula="of:=IF([.I736]&lt;&gt;&quot;&quot;;INDEX([Def.$J$6:.$L$10];MATCH([.F736];[Def.$I$6:.$I$10];0);MATCH([.I736];[Def.$J$5:.$L$5];0));&quot;&quot;)">
            <text:p/>
          </table:table-cell>
          <table:table-cell table:style-name="ce56"/>
          <table:table-cell table:style-name="ce59" table:formula="of:=IF([.K736]=&quot;&quot;;[.J736];[.J736]*[.K7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37]&lt;&gt;&quot;&quot;;IF(OR([.F737]=&quot;ILF&quot;;[.F737]=&quot;EIF&quot;);INDEX([Def.$D$6:.$F$8];MATCH([.H737];[Def.$C$6:.$C$8]);MATCH([.G737];[Def.$D$5:.$F$5]));IF([.F737]=&quot;EI&quot;;INDEX([Def.$D$13:.$F$15];MATCH([.H737];[Def.$C$13:.$C$15]);MATCH([.G737];[Def.$D$12:.$F$12]));IF(OR([.F737]=&quot;EO&quot;;[.F737]=&quot;EQ&quot;);INDEX([Def.$D$19:.$F$21];MATCH([.H737];[Def.$C$19:.$C$21]);MATCH([.G737];[Def.$D$18:.$F$18]));&quot;#err&quot;)));&quot;&quot;)">
            <text:p/>
          </table:table-cell>
          <table:table-cell table:style-name="ce53" table:formula="of:=IF([.I737]&lt;&gt;&quot;&quot;;INDEX([Def.$J$6:.$L$10];MATCH([.F737];[Def.$I$6:.$I$10];0);MATCH([.I737];[Def.$J$5:.$L$5];0));&quot;&quot;)">
            <text:p/>
          </table:table-cell>
          <table:table-cell table:style-name="ce56"/>
          <table:table-cell table:style-name="ce59" table:formula="of:=IF([.K737]=&quot;&quot;;[.J737];[.J737]*[.K7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38]&lt;&gt;&quot;&quot;;IF(OR([.F738]=&quot;ILF&quot;;[.F738]=&quot;EIF&quot;);INDEX([Def.$D$6:.$F$8];MATCH([.H738];[Def.$C$6:.$C$8]);MATCH([.G738];[Def.$D$5:.$F$5]));IF([.F738]=&quot;EI&quot;;INDEX([Def.$D$13:.$F$15];MATCH([.H738];[Def.$C$13:.$C$15]);MATCH([.G738];[Def.$D$12:.$F$12]));IF(OR([.F738]=&quot;EO&quot;;[.F738]=&quot;EQ&quot;);INDEX([Def.$D$19:.$F$21];MATCH([.H738];[Def.$C$19:.$C$21]);MATCH([.G738];[Def.$D$18:.$F$18]));&quot;#err&quot;)));&quot;&quot;)">
            <text:p/>
          </table:table-cell>
          <table:table-cell table:style-name="ce53" table:formula="of:=IF([.I738]&lt;&gt;&quot;&quot;;INDEX([Def.$J$6:.$L$10];MATCH([.F738];[Def.$I$6:.$I$10];0);MATCH([.I738];[Def.$J$5:.$L$5];0));&quot;&quot;)">
            <text:p/>
          </table:table-cell>
          <table:table-cell table:style-name="ce56"/>
          <table:table-cell table:style-name="ce59" table:formula="of:=IF([.K738]=&quot;&quot;;[.J738];[.J738]*[.K7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39]&lt;&gt;&quot;&quot;;IF(OR([.F739]=&quot;ILF&quot;;[.F739]=&quot;EIF&quot;);INDEX([Def.$D$6:.$F$8];MATCH([.H739];[Def.$C$6:.$C$8]);MATCH([.G739];[Def.$D$5:.$F$5]));IF([.F739]=&quot;EI&quot;;INDEX([Def.$D$13:.$F$15];MATCH([.H739];[Def.$C$13:.$C$15]);MATCH([.G739];[Def.$D$12:.$F$12]));IF(OR([.F739]=&quot;EO&quot;;[.F739]=&quot;EQ&quot;);INDEX([Def.$D$19:.$F$21];MATCH([.H739];[Def.$C$19:.$C$21]);MATCH([.G739];[Def.$D$18:.$F$18]));&quot;#err&quot;)));&quot;&quot;)">
            <text:p/>
          </table:table-cell>
          <table:table-cell table:style-name="ce53" table:formula="of:=IF([.I739]&lt;&gt;&quot;&quot;;INDEX([Def.$J$6:.$L$10];MATCH([.F739];[Def.$I$6:.$I$10];0);MATCH([.I739];[Def.$J$5:.$L$5];0));&quot;&quot;)">
            <text:p/>
          </table:table-cell>
          <table:table-cell table:style-name="ce56"/>
          <table:table-cell table:style-name="ce59" table:formula="of:=IF([.K739]=&quot;&quot;;[.J739];[.J739]*[.K7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40]&lt;&gt;&quot;&quot;;IF(OR([.F740]=&quot;ILF&quot;;[.F740]=&quot;EIF&quot;);INDEX([Def.$D$6:.$F$8];MATCH([.H740];[Def.$C$6:.$C$8]);MATCH([.G740];[Def.$D$5:.$F$5]));IF([.F740]=&quot;EI&quot;;INDEX([Def.$D$13:.$F$15];MATCH([.H740];[Def.$C$13:.$C$15]);MATCH([.G740];[Def.$D$12:.$F$12]));IF(OR([.F740]=&quot;EO&quot;;[.F740]=&quot;EQ&quot;);INDEX([Def.$D$19:.$F$21];MATCH([.H740];[Def.$C$19:.$C$21]);MATCH([.G740];[Def.$D$18:.$F$18]));&quot;#err&quot;)));&quot;&quot;)">
            <text:p/>
          </table:table-cell>
          <table:table-cell table:style-name="ce53" table:formula="of:=IF([.I740]&lt;&gt;&quot;&quot;;INDEX([Def.$J$6:.$L$10];MATCH([.F740];[Def.$I$6:.$I$10];0);MATCH([.I740];[Def.$J$5:.$L$5];0));&quot;&quot;)">
            <text:p/>
          </table:table-cell>
          <table:table-cell table:style-name="ce56"/>
          <table:table-cell table:style-name="ce59" table:formula="of:=IF([.K740]=&quot;&quot;;[.J740];[.J740]*[.K7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41]&lt;&gt;&quot;&quot;;IF(OR([.F741]=&quot;ILF&quot;;[.F741]=&quot;EIF&quot;);INDEX([Def.$D$6:.$F$8];MATCH([.H741];[Def.$C$6:.$C$8]);MATCH([.G741];[Def.$D$5:.$F$5]));IF([.F741]=&quot;EI&quot;;INDEX([Def.$D$13:.$F$15];MATCH([.H741];[Def.$C$13:.$C$15]);MATCH([.G741];[Def.$D$12:.$F$12]));IF(OR([.F741]=&quot;EO&quot;;[.F741]=&quot;EQ&quot;);INDEX([Def.$D$19:.$F$21];MATCH([.H741];[Def.$C$19:.$C$21]);MATCH([.G741];[Def.$D$18:.$F$18]));&quot;#err&quot;)));&quot;&quot;)">
            <text:p/>
          </table:table-cell>
          <table:table-cell table:style-name="ce53" table:formula="of:=IF([.I741]&lt;&gt;&quot;&quot;;INDEX([Def.$J$6:.$L$10];MATCH([.F741];[Def.$I$6:.$I$10];0);MATCH([.I741];[Def.$J$5:.$L$5];0));&quot;&quot;)">
            <text:p/>
          </table:table-cell>
          <table:table-cell table:style-name="ce56"/>
          <table:table-cell table:style-name="ce59" table:formula="of:=IF([.K741]=&quot;&quot;;[.J741];[.J741]*[.K7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42]&lt;&gt;&quot;&quot;;IF(OR([.F742]=&quot;ILF&quot;;[.F742]=&quot;EIF&quot;);INDEX([Def.$D$6:.$F$8];MATCH([.H742];[Def.$C$6:.$C$8]);MATCH([.G742];[Def.$D$5:.$F$5]));IF([.F742]=&quot;EI&quot;;INDEX([Def.$D$13:.$F$15];MATCH([.H742];[Def.$C$13:.$C$15]);MATCH([.G742];[Def.$D$12:.$F$12]));IF(OR([.F742]=&quot;EO&quot;;[.F742]=&quot;EQ&quot;);INDEX([Def.$D$19:.$F$21];MATCH([.H742];[Def.$C$19:.$C$21]);MATCH([.G742];[Def.$D$18:.$F$18]));&quot;#err&quot;)));&quot;&quot;)">
            <text:p/>
          </table:table-cell>
          <table:table-cell table:style-name="ce53" table:formula="of:=IF([.I742]&lt;&gt;&quot;&quot;;INDEX([Def.$J$6:.$L$10];MATCH([.F742];[Def.$I$6:.$I$10];0);MATCH([.I742];[Def.$J$5:.$L$5];0));&quot;&quot;)">
            <text:p/>
          </table:table-cell>
          <table:table-cell table:style-name="ce56"/>
          <table:table-cell table:style-name="ce59" table:formula="of:=IF([.K742]=&quot;&quot;;[.J742];[.J742]*[.K7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43]&lt;&gt;&quot;&quot;;IF(OR([.F743]=&quot;ILF&quot;;[.F743]=&quot;EIF&quot;);INDEX([Def.$D$6:.$F$8];MATCH([.H743];[Def.$C$6:.$C$8]);MATCH([.G743];[Def.$D$5:.$F$5]));IF([.F743]=&quot;EI&quot;;INDEX([Def.$D$13:.$F$15];MATCH([.H743];[Def.$C$13:.$C$15]);MATCH([.G743];[Def.$D$12:.$F$12]));IF(OR([.F743]=&quot;EO&quot;;[.F743]=&quot;EQ&quot;);INDEX([Def.$D$19:.$F$21];MATCH([.H743];[Def.$C$19:.$C$21]);MATCH([.G743];[Def.$D$18:.$F$18]));&quot;#err&quot;)));&quot;&quot;)">
            <text:p/>
          </table:table-cell>
          <table:table-cell table:style-name="ce53" table:formula="of:=IF([.I743]&lt;&gt;&quot;&quot;;INDEX([Def.$J$6:.$L$10];MATCH([.F743];[Def.$I$6:.$I$10];0);MATCH([.I743];[Def.$J$5:.$L$5];0));&quot;&quot;)">
            <text:p/>
          </table:table-cell>
          <table:table-cell table:style-name="ce56"/>
          <table:table-cell table:style-name="ce59" table:formula="of:=IF([.K743]=&quot;&quot;;[.J743];[.J743]*[.K7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44]&lt;&gt;&quot;&quot;;IF(OR([.F744]=&quot;ILF&quot;;[.F744]=&quot;EIF&quot;);INDEX([Def.$D$6:.$F$8];MATCH([.H744];[Def.$C$6:.$C$8]);MATCH([.G744];[Def.$D$5:.$F$5]));IF([.F744]=&quot;EI&quot;;INDEX([Def.$D$13:.$F$15];MATCH([.H744];[Def.$C$13:.$C$15]);MATCH([.G744];[Def.$D$12:.$F$12]));IF(OR([.F744]=&quot;EO&quot;;[.F744]=&quot;EQ&quot;);INDEX([Def.$D$19:.$F$21];MATCH([.H744];[Def.$C$19:.$C$21]);MATCH([.G744];[Def.$D$18:.$F$18]));&quot;#err&quot;)));&quot;&quot;)">
            <text:p/>
          </table:table-cell>
          <table:table-cell table:style-name="ce53" table:formula="of:=IF([.I744]&lt;&gt;&quot;&quot;;INDEX([Def.$J$6:.$L$10];MATCH([.F744];[Def.$I$6:.$I$10];0);MATCH([.I744];[Def.$J$5:.$L$5];0));&quot;&quot;)">
            <text:p/>
          </table:table-cell>
          <table:table-cell table:style-name="ce56"/>
          <table:table-cell table:style-name="ce59" table:formula="of:=IF([.K744]=&quot;&quot;;[.J744];[.J744]*[.K7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45]&lt;&gt;&quot;&quot;;IF(OR([.F745]=&quot;ILF&quot;;[.F745]=&quot;EIF&quot;);INDEX([Def.$D$6:.$F$8];MATCH([.H745];[Def.$C$6:.$C$8]);MATCH([.G745];[Def.$D$5:.$F$5]));IF([.F745]=&quot;EI&quot;;INDEX([Def.$D$13:.$F$15];MATCH([.H745];[Def.$C$13:.$C$15]);MATCH([.G745];[Def.$D$12:.$F$12]));IF(OR([.F745]=&quot;EO&quot;;[.F745]=&quot;EQ&quot;);INDEX([Def.$D$19:.$F$21];MATCH([.H745];[Def.$C$19:.$C$21]);MATCH([.G745];[Def.$D$18:.$F$18]));&quot;#err&quot;)));&quot;&quot;)">
            <text:p/>
          </table:table-cell>
          <table:table-cell table:style-name="ce53" table:formula="of:=IF([.I745]&lt;&gt;&quot;&quot;;INDEX([Def.$J$6:.$L$10];MATCH([.F745];[Def.$I$6:.$I$10];0);MATCH([.I745];[Def.$J$5:.$L$5];0));&quot;&quot;)">
            <text:p/>
          </table:table-cell>
          <table:table-cell table:style-name="ce56"/>
          <table:table-cell table:style-name="ce59" table:formula="of:=IF([.K745]=&quot;&quot;;[.J745];[.J745]*[.K7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46]&lt;&gt;&quot;&quot;;IF(OR([.F746]=&quot;ILF&quot;;[.F746]=&quot;EIF&quot;);INDEX([Def.$D$6:.$F$8];MATCH([.H746];[Def.$C$6:.$C$8]);MATCH([.G746];[Def.$D$5:.$F$5]));IF([.F746]=&quot;EI&quot;;INDEX([Def.$D$13:.$F$15];MATCH([.H746];[Def.$C$13:.$C$15]);MATCH([.G746];[Def.$D$12:.$F$12]));IF(OR([.F746]=&quot;EO&quot;;[.F746]=&quot;EQ&quot;);INDEX([Def.$D$19:.$F$21];MATCH([.H746];[Def.$C$19:.$C$21]);MATCH([.G746];[Def.$D$18:.$F$18]));&quot;#err&quot;)));&quot;&quot;)">
            <text:p/>
          </table:table-cell>
          <table:table-cell table:style-name="ce53" table:formula="of:=IF([.I746]&lt;&gt;&quot;&quot;;INDEX([Def.$J$6:.$L$10];MATCH([.F746];[Def.$I$6:.$I$10];0);MATCH([.I746];[Def.$J$5:.$L$5];0));&quot;&quot;)">
            <text:p/>
          </table:table-cell>
          <table:table-cell table:style-name="ce56"/>
          <table:table-cell table:style-name="ce59" table:formula="of:=IF([.K746]=&quot;&quot;;[.J746];[.J746]*[.K7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47]&lt;&gt;&quot;&quot;;IF(OR([.F747]=&quot;ILF&quot;;[.F747]=&quot;EIF&quot;);INDEX([Def.$D$6:.$F$8];MATCH([.H747];[Def.$C$6:.$C$8]);MATCH([.G747];[Def.$D$5:.$F$5]));IF([.F747]=&quot;EI&quot;;INDEX([Def.$D$13:.$F$15];MATCH([.H747];[Def.$C$13:.$C$15]);MATCH([.G747];[Def.$D$12:.$F$12]));IF(OR([.F747]=&quot;EO&quot;;[.F747]=&quot;EQ&quot;);INDEX([Def.$D$19:.$F$21];MATCH([.H747];[Def.$C$19:.$C$21]);MATCH([.G747];[Def.$D$18:.$F$18]));&quot;#err&quot;)));&quot;&quot;)">
            <text:p/>
          </table:table-cell>
          <table:table-cell table:style-name="ce53" table:formula="of:=IF([.I747]&lt;&gt;&quot;&quot;;INDEX([Def.$J$6:.$L$10];MATCH([.F747];[Def.$I$6:.$I$10];0);MATCH([.I747];[Def.$J$5:.$L$5];0));&quot;&quot;)">
            <text:p/>
          </table:table-cell>
          <table:table-cell table:style-name="ce56"/>
          <table:table-cell table:style-name="ce59" table:formula="of:=IF([.K747]=&quot;&quot;;[.J747];[.J747]*[.K7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48]&lt;&gt;&quot;&quot;;IF(OR([.F748]=&quot;ILF&quot;;[.F748]=&quot;EIF&quot;);INDEX([Def.$D$6:.$F$8];MATCH([.H748];[Def.$C$6:.$C$8]);MATCH([.G748];[Def.$D$5:.$F$5]));IF([.F748]=&quot;EI&quot;;INDEX([Def.$D$13:.$F$15];MATCH([.H748];[Def.$C$13:.$C$15]);MATCH([.G748];[Def.$D$12:.$F$12]));IF(OR([.F748]=&quot;EO&quot;;[.F748]=&quot;EQ&quot;);INDEX([Def.$D$19:.$F$21];MATCH([.H748];[Def.$C$19:.$C$21]);MATCH([.G748];[Def.$D$18:.$F$18]));&quot;#err&quot;)));&quot;&quot;)">
            <text:p/>
          </table:table-cell>
          <table:table-cell table:style-name="ce53" table:formula="of:=IF([.I748]&lt;&gt;&quot;&quot;;INDEX([Def.$J$6:.$L$10];MATCH([.F748];[Def.$I$6:.$I$10];0);MATCH([.I748];[Def.$J$5:.$L$5];0));&quot;&quot;)">
            <text:p/>
          </table:table-cell>
          <table:table-cell table:style-name="ce56"/>
          <table:table-cell table:style-name="ce59" table:formula="of:=IF([.K748]=&quot;&quot;;[.J748];[.J748]*[.K7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49]&lt;&gt;&quot;&quot;;IF(OR([.F749]=&quot;ILF&quot;;[.F749]=&quot;EIF&quot;);INDEX([Def.$D$6:.$F$8];MATCH([.H749];[Def.$C$6:.$C$8]);MATCH([.G749];[Def.$D$5:.$F$5]));IF([.F749]=&quot;EI&quot;;INDEX([Def.$D$13:.$F$15];MATCH([.H749];[Def.$C$13:.$C$15]);MATCH([.G749];[Def.$D$12:.$F$12]));IF(OR([.F749]=&quot;EO&quot;;[.F749]=&quot;EQ&quot;);INDEX([Def.$D$19:.$F$21];MATCH([.H749];[Def.$C$19:.$C$21]);MATCH([.G749];[Def.$D$18:.$F$18]));&quot;#err&quot;)));&quot;&quot;)">
            <text:p/>
          </table:table-cell>
          <table:table-cell table:style-name="ce53" table:formula="of:=IF([.I749]&lt;&gt;&quot;&quot;;INDEX([Def.$J$6:.$L$10];MATCH([.F749];[Def.$I$6:.$I$10];0);MATCH([.I749];[Def.$J$5:.$L$5];0));&quot;&quot;)">
            <text:p/>
          </table:table-cell>
          <table:table-cell table:style-name="ce56"/>
          <table:table-cell table:style-name="ce59" table:formula="of:=IF([.K749]=&quot;&quot;;[.J749];[.J749]*[.K7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50]&lt;&gt;&quot;&quot;;IF(OR([.F750]=&quot;ILF&quot;;[.F750]=&quot;EIF&quot;);INDEX([Def.$D$6:.$F$8];MATCH([.H750];[Def.$C$6:.$C$8]);MATCH([.G750];[Def.$D$5:.$F$5]));IF([.F750]=&quot;EI&quot;;INDEX([Def.$D$13:.$F$15];MATCH([.H750];[Def.$C$13:.$C$15]);MATCH([.G750];[Def.$D$12:.$F$12]));IF(OR([.F750]=&quot;EO&quot;;[.F750]=&quot;EQ&quot;);INDEX([Def.$D$19:.$F$21];MATCH([.H750];[Def.$C$19:.$C$21]);MATCH([.G750];[Def.$D$18:.$F$18]));&quot;#err&quot;)));&quot;&quot;)">
            <text:p/>
          </table:table-cell>
          <table:table-cell table:style-name="ce53" table:formula="of:=IF([.I750]&lt;&gt;&quot;&quot;;INDEX([Def.$J$6:.$L$10];MATCH([.F750];[Def.$I$6:.$I$10];0);MATCH([.I750];[Def.$J$5:.$L$5];0));&quot;&quot;)">
            <text:p/>
          </table:table-cell>
          <table:table-cell table:style-name="ce56"/>
          <table:table-cell table:style-name="ce59" table:formula="of:=IF([.K750]=&quot;&quot;;[.J750];[.J750]*[.K7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51]&lt;&gt;&quot;&quot;;IF(OR([.F751]=&quot;ILF&quot;;[.F751]=&quot;EIF&quot;);INDEX([Def.$D$6:.$F$8];MATCH([.H751];[Def.$C$6:.$C$8]);MATCH([.G751];[Def.$D$5:.$F$5]));IF([.F751]=&quot;EI&quot;;INDEX([Def.$D$13:.$F$15];MATCH([.H751];[Def.$C$13:.$C$15]);MATCH([.G751];[Def.$D$12:.$F$12]));IF(OR([.F751]=&quot;EO&quot;;[.F751]=&quot;EQ&quot;);INDEX([Def.$D$19:.$F$21];MATCH([.H751];[Def.$C$19:.$C$21]);MATCH([.G751];[Def.$D$18:.$F$18]));&quot;#err&quot;)));&quot;&quot;)">
            <text:p/>
          </table:table-cell>
          <table:table-cell table:style-name="ce53" table:formula="of:=IF([.I751]&lt;&gt;&quot;&quot;;INDEX([Def.$J$6:.$L$10];MATCH([.F751];[Def.$I$6:.$I$10];0);MATCH([.I751];[Def.$J$5:.$L$5];0));&quot;&quot;)">
            <text:p/>
          </table:table-cell>
          <table:table-cell table:style-name="ce56"/>
          <table:table-cell table:style-name="ce59" table:formula="of:=IF([.K751]=&quot;&quot;;[.J751];[.J751]*[.K7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52]&lt;&gt;&quot;&quot;;IF(OR([.F752]=&quot;ILF&quot;;[.F752]=&quot;EIF&quot;);INDEX([Def.$D$6:.$F$8];MATCH([.H752];[Def.$C$6:.$C$8]);MATCH([.G752];[Def.$D$5:.$F$5]));IF([.F752]=&quot;EI&quot;;INDEX([Def.$D$13:.$F$15];MATCH([.H752];[Def.$C$13:.$C$15]);MATCH([.G752];[Def.$D$12:.$F$12]));IF(OR([.F752]=&quot;EO&quot;;[.F752]=&quot;EQ&quot;);INDEX([Def.$D$19:.$F$21];MATCH([.H752];[Def.$C$19:.$C$21]);MATCH([.G752];[Def.$D$18:.$F$18]));&quot;#err&quot;)));&quot;&quot;)">
            <text:p/>
          </table:table-cell>
          <table:table-cell table:style-name="ce53" table:formula="of:=IF([.I752]&lt;&gt;&quot;&quot;;INDEX([Def.$J$6:.$L$10];MATCH([.F752];[Def.$I$6:.$I$10];0);MATCH([.I752];[Def.$J$5:.$L$5];0));&quot;&quot;)">
            <text:p/>
          </table:table-cell>
          <table:table-cell table:style-name="ce56"/>
          <table:table-cell table:style-name="ce59" table:formula="of:=IF([.K752]=&quot;&quot;;[.J752];[.J752]*[.K7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53]&lt;&gt;&quot;&quot;;IF(OR([.F753]=&quot;ILF&quot;;[.F753]=&quot;EIF&quot;);INDEX([Def.$D$6:.$F$8];MATCH([.H753];[Def.$C$6:.$C$8]);MATCH([.G753];[Def.$D$5:.$F$5]));IF([.F753]=&quot;EI&quot;;INDEX([Def.$D$13:.$F$15];MATCH([.H753];[Def.$C$13:.$C$15]);MATCH([.G753];[Def.$D$12:.$F$12]));IF(OR([.F753]=&quot;EO&quot;;[.F753]=&quot;EQ&quot;);INDEX([Def.$D$19:.$F$21];MATCH([.H753];[Def.$C$19:.$C$21]);MATCH([.G753];[Def.$D$18:.$F$18]));&quot;#err&quot;)));&quot;&quot;)">
            <text:p/>
          </table:table-cell>
          <table:table-cell table:style-name="ce53" table:formula="of:=IF([.I753]&lt;&gt;&quot;&quot;;INDEX([Def.$J$6:.$L$10];MATCH([.F753];[Def.$I$6:.$I$10];0);MATCH([.I753];[Def.$J$5:.$L$5];0));&quot;&quot;)">
            <text:p/>
          </table:table-cell>
          <table:table-cell table:style-name="ce56"/>
          <table:table-cell table:style-name="ce59" table:formula="of:=IF([.K753]=&quot;&quot;;[.J753];[.J753]*[.K7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54]&lt;&gt;&quot;&quot;;IF(OR([.F754]=&quot;ILF&quot;;[.F754]=&quot;EIF&quot;);INDEX([Def.$D$6:.$F$8];MATCH([.H754];[Def.$C$6:.$C$8]);MATCH([.G754];[Def.$D$5:.$F$5]));IF([.F754]=&quot;EI&quot;;INDEX([Def.$D$13:.$F$15];MATCH([.H754];[Def.$C$13:.$C$15]);MATCH([.G754];[Def.$D$12:.$F$12]));IF(OR([.F754]=&quot;EO&quot;;[.F754]=&quot;EQ&quot;);INDEX([Def.$D$19:.$F$21];MATCH([.H754];[Def.$C$19:.$C$21]);MATCH([.G754];[Def.$D$18:.$F$18]));&quot;#err&quot;)));&quot;&quot;)">
            <text:p/>
          </table:table-cell>
          <table:table-cell table:style-name="ce53" table:formula="of:=IF([.I754]&lt;&gt;&quot;&quot;;INDEX([Def.$J$6:.$L$10];MATCH([.F754];[Def.$I$6:.$I$10];0);MATCH([.I754];[Def.$J$5:.$L$5];0));&quot;&quot;)">
            <text:p/>
          </table:table-cell>
          <table:table-cell table:style-name="ce56"/>
          <table:table-cell table:style-name="ce59" table:formula="of:=IF([.K754]=&quot;&quot;;[.J754];[.J754]*[.K7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55]&lt;&gt;&quot;&quot;;IF(OR([.F755]=&quot;ILF&quot;;[.F755]=&quot;EIF&quot;);INDEX([Def.$D$6:.$F$8];MATCH([.H755];[Def.$C$6:.$C$8]);MATCH([.G755];[Def.$D$5:.$F$5]));IF([.F755]=&quot;EI&quot;;INDEX([Def.$D$13:.$F$15];MATCH([.H755];[Def.$C$13:.$C$15]);MATCH([.G755];[Def.$D$12:.$F$12]));IF(OR([.F755]=&quot;EO&quot;;[.F755]=&quot;EQ&quot;);INDEX([Def.$D$19:.$F$21];MATCH([.H755];[Def.$C$19:.$C$21]);MATCH([.G755];[Def.$D$18:.$F$18]));&quot;#err&quot;)));&quot;&quot;)">
            <text:p/>
          </table:table-cell>
          <table:table-cell table:style-name="ce53" table:formula="of:=IF([.I755]&lt;&gt;&quot;&quot;;INDEX([Def.$J$6:.$L$10];MATCH([.F755];[Def.$I$6:.$I$10];0);MATCH([.I755];[Def.$J$5:.$L$5];0));&quot;&quot;)">
            <text:p/>
          </table:table-cell>
          <table:table-cell table:style-name="ce56"/>
          <table:table-cell table:style-name="ce59" table:formula="of:=IF([.K755]=&quot;&quot;;[.J755];[.J755]*[.K7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56]&lt;&gt;&quot;&quot;;IF(OR([.F756]=&quot;ILF&quot;;[.F756]=&quot;EIF&quot;);INDEX([Def.$D$6:.$F$8];MATCH([.H756];[Def.$C$6:.$C$8]);MATCH([.G756];[Def.$D$5:.$F$5]));IF([.F756]=&quot;EI&quot;;INDEX([Def.$D$13:.$F$15];MATCH([.H756];[Def.$C$13:.$C$15]);MATCH([.G756];[Def.$D$12:.$F$12]));IF(OR([.F756]=&quot;EO&quot;;[.F756]=&quot;EQ&quot;);INDEX([Def.$D$19:.$F$21];MATCH([.H756];[Def.$C$19:.$C$21]);MATCH([.G756];[Def.$D$18:.$F$18]));&quot;#err&quot;)));&quot;&quot;)">
            <text:p/>
          </table:table-cell>
          <table:table-cell table:style-name="ce53" table:formula="of:=IF([.I756]&lt;&gt;&quot;&quot;;INDEX([Def.$J$6:.$L$10];MATCH([.F756];[Def.$I$6:.$I$10];0);MATCH([.I756];[Def.$J$5:.$L$5];0));&quot;&quot;)">
            <text:p/>
          </table:table-cell>
          <table:table-cell table:style-name="ce56"/>
          <table:table-cell table:style-name="ce59" table:formula="of:=IF([.K756]=&quot;&quot;;[.J756];[.J756]*[.K7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57]&lt;&gt;&quot;&quot;;IF(OR([.F757]=&quot;ILF&quot;;[.F757]=&quot;EIF&quot;);INDEX([Def.$D$6:.$F$8];MATCH([.H757];[Def.$C$6:.$C$8]);MATCH([.G757];[Def.$D$5:.$F$5]));IF([.F757]=&quot;EI&quot;;INDEX([Def.$D$13:.$F$15];MATCH([.H757];[Def.$C$13:.$C$15]);MATCH([.G757];[Def.$D$12:.$F$12]));IF(OR([.F757]=&quot;EO&quot;;[.F757]=&quot;EQ&quot;);INDEX([Def.$D$19:.$F$21];MATCH([.H757];[Def.$C$19:.$C$21]);MATCH([.G757];[Def.$D$18:.$F$18]));&quot;#err&quot;)));&quot;&quot;)">
            <text:p/>
          </table:table-cell>
          <table:table-cell table:style-name="ce53" table:formula="of:=IF([.I757]&lt;&gt;&quot;&quot;;INDEX([Def.$J$6:.$L$10];MATCH([.F757];[Def.$I$6:.$I$10];0);MATCH([.I757];[Def.$J$5:.$L$5];0));&quot;&quot;)">
            <text:p/>
          </table:table-cell>
          <table:table-cell table:style-name="ce56"/>
          <table:table-cell table:style-name="ce59" table:formula="of:=IF([.K757]=&quot;&quot;;[.J757];[.J757]*[.K7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58]&lt;&gt;&quot;&quot;;IF(OR([.F758]=&quot;ILF&quot;;[.F758]=&quot;EIF&quot;);INDEX([Def.$D$6:.$F$8];MATCH([.H758];[Def.$C$6:.$C$8]);MATCH([.G758];[Def.$D$5:.$F$5]));IF([.F758]=&quot;EI&quot;;INDEX([Def.$D$13:.$F$15];MATCH([.H758];[Def.$C$13:.$C$15]);MATCH([.G758];[Def.$D$12:.$F$12]));IF(OR([.F758]=&quot;EO&quot;;[.F758]=&quot;EQ&quot;);INDEX([Def.$D$19:.$F$21];MATCH([.H758];[Def.$C$19:.$C$21]);MATCH([.G758];[Def.$D$18:.$F$18]));&quot;#err&quot;)));&quot;&quot;)">
            <text:p/>
          </table:table-cell>
          <table:table-cell table:style-name="ce53" table:formula="of:=IF([.I758]&lt;&gt;&quot;&quot;;INDEX([Def.$J$6:.$L$10];MATCH([.F758];[Def.$I$6:.$I$10];0);MATCH([.I758];[Def.$J$5:.$L$5];0));&quot;&quot;)">
            <text:p/>
          </table:table-cell>
          <table:table-cell table:style-name="ce56"/>
          <table:table-cell table:style-name="ce59" table:formula="of:=IF([.K758]=&quot;&quot;;[.J758];[.J758]*[.K7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59]&lt;&gt;&quot;&quot;;IF(OR([.F759]=&quot;ILF&quot;;[.F759]=&quot;EIF&quot;);INDEX([Def.$D$6:.$F$8];MATCH([.H759];[Def.$C$6:.$C$8]);MATCH([.G759];[Def.$D$5:.$F$5]));IF([.F759]=&quot;EI&quot;;INDEX([Def.$D$13:.$F$15];MATCH([.H759];[Def.$C$13:.$C$15]);MATCH([.G759];[Def.$D$12:.$F$12]));IF(OR([.F759]=&quot;EO&quot;;[.F759]=&quot;EQ&quot;);INDEX([Def.$D$19:.$F$21];MATCH([.H759];[Def.$C$19:.$C$21]);MATCH([.G759];[Def.$D$18:.$F$18]));&quot;#err&quot;)));&quot;&quot;)">
            <text:p/>
          </table:table-cell>
          <table:table-cell table:style-name="ce53" table:formula="of:=IF([.I759]&lt;&gt;&quot;&quot;;INDEX([Def.$J$6:.$L$10];MATCH([.F759];[Def.$I$6:.$I$10];0);MATCH([.I759];[Def.$J$5:.$L$5];0));&quot;&quot;)">
            <text:p/>
          </table:table-cell>
          <table:table-cell table:style-name="ce56"/>
          <table:table-cell table:style-name="ce59" table:formula="of:=IF([.K759]=&quot;&quot;;[.J759];[.J759]*[.K7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60]&lt;&gt;&quot;&quot;;IF(OR([.F760]=&quot;ILF&quot;;[.F760]=&quot;EIF&quot;);INDEX([Def.$D$6:.$F$8];MATCH([.H760];[Def.$C$6:.$C$8]);MATCH([.G760];[Def.$D$5:.$F$5]));IF([.F760]=&quot;EI&quot;;INDEX([Def.$D$13:.$F$15];MATCH([.H760];[Def.$C$13:.$C$15]);MATCH([.G760];[Def.$D$12:.$F$12]));IF(OR([.F760]=&quot;EO&quot;;[.F760]=&quot;EQ&quot;);INDEX([Def.$D$19:.$F$21];MATCH([.H760];[Def.$C$19:.$C$21]);MATCH([.G760];[Def.$D$18:.$F$18]));&quot;#err&quot;)));&quot;&quot;)">
            <text:p/>
          </table:table-cell>
          <table:table-cell table:style-name="ce53" table:formula="of:=IF([.I760]&lt;&gt;&quot;&quot;;INDEX([Def.$J$6:.$L$10];MATCH([.F760];[Def.$I$6:.$I$10];0);MATCH([.I760];[Def.$J$5:.$L$5];0));&quot;&quot;)">
            <text:p/>
          </table:table-cell>
          <table:table-cell table:style-name="ce56"/>
          <table:table-cell table:style-name="ce59" table:formula="of:=IF([.K760]=&quot;&quot;;[.J760];[.J760]*[.K7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61]&lt;&gt;&quot;&quot;;IF(OR([.F761]=&quot;ILF&quot;;[.F761]=&quot;EIF&quot;);INDEX([Def.$D$6:.$F$8];MATCH([.H761];[Def.$C$6:.$C$8]);MATCH([.G761];[Def.$D$5:.$F$5]));IF([.F761]=&quot;EI&quot;;INDEX([Def.$D$13:.$F$15];MATCH([.H761];[Def.$C$13:.$C$15]);MATCH([.G761];[Def.$D$12:.$F$12]));IF(OR([.F761]=&quot;EO&quot;;[.F761]=&quot;EQ&quot;);INDEX([Def.$D$19:.$F$21];MATCH([.H761];[Def.$C$19:.$C$21]);MATCH([.G761];[Def.$D$18:.$F$18]));&quot;#err&quot;)));&quot;&quot;)">
            <text:p/>
          </table:table-cell>
          <table:table-cell table:style-name="ce53" table:formula="of:=IF([.I761]&lt;&gt;&quot;&quot;;INDEX([Def.$J$6:.$L$10];MATCH([.F761];[Def.$I$6:.$I$10];0);MATCH([.I761];[Def.$J$5:.$L$5];0));&quot;&quot;)">
            <text:p/>
          </table:table-cell>
          <table:table-cell table:style-name="ce56"/>
          <table:table-cell table:style-name="ce59" table:formula="of:=IF([.K761]=&quot;&quot;;[.J761];[.J761]*[.K7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62]&lt;&gt;&quot;&quot;;IF(OR([.F762]=&quot;ILF&quot;;[.F762]=&quot;EIF&quot;);INDEX([Def.$D$6:.$F$8];MATCH([.H762];[Def.$C$6:.$C$8]);MATCH([.G762];[Def.$D$5:.$F$5]));IF([.F762]=&quot;EI&quot;;INDEX([Def.$D$13:.$F$15];MATCH([.H762];[Def.$C$13:.$C$15]);MATCH([.G762];[Def.$D$12:.$F$12]));IF(OR([.F762]=&quot;EO&quot;;[.F762]=&quot;EQ&quot;);INDEX([Def.$D$19:.$F$21];MATCH([.H762];[Def.$C$19:.$C$21]);MATCH([.G762];[Def.$D$18:.$F$18]));&quot;#err&quot;)));&quot;&quot;)">
            <text:p/>
          </table:table-cell>
          <table:table-cell table:style-name="ce53" table:formula="of:=IF([.I762]&lt;&gt;&quot;&quot;;INDEX([Def.$J$6:.$L$10];MATCH([.F762];[Def.$I$6:.$I$10];0);MATCH([.I762];[Def.$J$5:.$L$5];0));&quot;&quot;)">
            <text:p/>
          </table:table-cell>
          <table:table-cell table:style-name="ce56"/>
          <table:table-cell table:style-name="ce59" table:formula="of:=IF([.K762]=&quot;&quot;;[.J762];[.J762]*[.K7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63]&lt;&gt;&quot;&quot;;IF(OR([.F763]=&quot;ILF&quot;;[.F763]=&quot;EIF&quot;);INDEX([Def.$D$6:.$F$8];MATCH([.H763];[Def.$C$6:.$C$8]);MATCH([.G763];[Def.$D$5:.$F$5]));IF([.F763]=&quot;EI&quot;;INDEX([Def.$D$13:.$F$15];MATCH([.H763];[Def.$C$13:.$C$15]);MATCH([.G763];[Def.$D$12:.$F$12]));IF(OR([.F763]=&quot;EO&quot;;[.F763]=&quot;EQ&quot;);INDEX([Def.$D$19:.$F$21];MATCH([.H763];[Def.$C$19:.$C$21]);MATCH([.G763];[Def.$D$18:.$F$18]));&quot;#err&quot;)));&quot;&quot;)">
            <text:p/>
          </table:table-cell>
          <table:table-cell table:style-name="ce53" table:formula="of:=IF([.I763]&lt;&gt;&quot;&quot;;INDEX([Def.$J$6:.$L$10];MATCH([.F763];[Def.$I$6:.$I$10];0);MATCH([.I763];[Def.$J$5:.$L$5];0));&quot;&quot;)">
            <text:p/>
          </table:table-cell>
          <table:table-cell table:style-name="ce56"/>
          <table:table-cell table:style-name="ce59" table:formula="of:=IF([.K763]=&quot;&quot;;[.J763];[.J763]*[.K7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64]&lt;&gt;&quot;&quot;;IF(OR([.F764]=&quot;ILF&quot;;[.F764]=&quot;EIF&quot;);INDEX([Def.$D$6:.$F$8];MATCH([.H764];[Def.$C$6:.$C$8]);MATCH([.G764];[Def.$D$5:.$F$5]));IF([.F764]=&quot;EI&quot;;INDEX([Def.$D$13:.$F$15];MATCH([.H764];[Def.$C$13:.$C$15]);MATCH([.G764];[Def.$D$12:.$F$12]));IF(OR([.F764]=&quot;EO&quot;;[.F764]=&quot;EQ&quot;);INDEX([Def.$D$19:.$F$21];MATCH([.H764];[Def.$C$19:.$C$21]);MATCH([.G764];[Def.$D$18:.$F$18]));&quot;#err&quot;)));&quot;&quot;)">
            <text:p/>
          </table:table-cell>
          <table:table-cell table:style-name="ce53" table:formula="of:=IF([.I764]&lt;&gt;&quot;&quot;;INDEX([Def.$J$6:.$L$10];MATCH([.F764];[Def.$I$6:.$I$10];0);MATCH([.I764];[Def.$J$5:.$L$5];0));&quot;&quot;)">
            <text:p/>
          </table:table-cell>
          <table:table-cell table:style-name="ce56"/>
          <table:table-cell table:style-name="ce59" table:formula="of:=IF([.K764]=&quot;&quot;;[.J764];[.J764]*[.K7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65]&lt;&gt;&quot;&quot;;IF(OR([.F765]=&quot;ILF&quot;;[.F765]=&quot;EIF&quot;);INDEX([Def.$D$6:.$F$8];MATCH([.H765];[Def.$C$6:.$C$8]);MATCH([.G765];[Def.$D$5:.$F$5]));IF([.F765]=&quot;EI&quot;;INDEX([Def.$D$13:.$F$15];MATCH([.H765];[Def.$C$13:.$C$15]);MATCH([.G765];[Def.$D$12:.$F$12]));IF(OR([.F765]=&quot;EO&quot;;[.F765]=&quot;EQ&quot;);INDEX([Def.$D$19:.$F$21];MATCH([.H765];[Def.$C$19:.$C$21]);MATCH([.G765];[Def.$D$18:.$F$18]));&quot;#err&quot;)));&quot;&quot;)">
            <text:p/>
          </table:table-cell>
          <table:table-cell table:style-name="ce53" table:formula="of:=IF([.I765]&lt;&gt;&quot;&quot;;INDEX([Def.$J$6:.$L$10];MATCH([.F765];[Def.$I$6:.$I$10];0);MATCH([.I765];[Def.$J$5:.$L$5];0));&quot;&quot;)">
            <text:p/>
          </table:table-cell>
          <table:table-cell table:style-name="ce56"/>
          <table:table-cell table:style-name="ce59" table:formula="of:=IF([.K765]=&quot;&quot;;[.J765];[.J765]*[.K7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66]&lt;&gt;&quot;&quot;;IF(OR([.F766]=&quot;ILF&quot;;[.F766]=&quot;EIF&quot;);INDEX([Def.$D$6:.$F$8];MATCH([.H766];[Def.$C$6:.$C$8]);MATCH([.G766];[Def.$D$5:.$F$5]));IF([.F766]=&quot;EI&quot;;INDEX([Def.$D$13:.$F$15];MATCH([.H766];[Def.$C$13:.$C$15]);MATCH([.G766];[Def.$D$12:.$F$12]));IF(OR([.F766]=&quot;EO&quot;;[.F766]=&quot;EQ&quot;);INDEX([Def.$D$19:.$F$21];MATCH([.H766];[Def.$C$19:.$C$21]);MATCH([.G766];[Def.$D$18:.$F$18]));&quot;#err&quot;)));&quot;&quot;)">
            <text:p/>
          </table:table-cell>
          <table:table-cell table:style-name="ce53" table:formula="of:=IF([.I766]&lt;&gt;&quot;&quot;;INDEX([Def.$J$6:.$L$10];MATCH([.F766];[Def.$I$6:.$I$10];0);MATCH([.I766];[Def.$J$5:.$L$5];0));&quot;&quot;)">
            <text:p/>
          </table:table-cell>
          <table:table-cell table:style-name="ce56"/>
          <table:table-cell table:style-name="ce59" table:formula="of:=IF([.K766]=&quot;&quot;;[.J766];[.J766]*[.K7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67]&lt;&gt;&quot;&quot;;IF(OR([.F767]=&quot;ILF&quot;;[.F767]=&quot;EIF&quot;);INDEX([Def.$D$6:.$F$8];MATCH([.H767];[Def.$C$6:.$C$8]);MATCH([.G767];[Def.$D$5:.$F$5]));IF([.F767]=&quot;EI&quot;;INDEX([Def.$D$13:.$F$15];MATCH([.H767];[Def.$C$13:.$C$15]);MATCH([.G767];[Def.$D$12:.$F$12]));IF(OR([.F767]=&quot;EO&quot;;[.F767]=&quot;EQ&quot;);INDEX([Def.$D$19:.$F$21];MATCH([.H767];[Def.$C$19:.$C$21]);MATCH([.G767];[Def.$D$18:.$F$18]));&quot;#err&quot;)));&quot;&quot;)">
            <text:p/>
          </table:table-cell>
          <table:table-cell table:style-name="ce53" table:formula="of:=IF([.I767]&lt;&gt;&quot;&quot;;INDEX([Def.$J$6:.$L$10];MATCH([.F767];[Def.$I$6:.$I$10];0);MATCH([.I767];[Def.$J$5:.$L$5];0));&quot;&quot;)">
            <text:p/>
          </table:table-cell>
          <table:table-cell table:style-name="ce56"/>
          <table:table-cell table:style-name="ce59" table:formula="of:=IF([.K767]=&quot;&quot;;[.J767];[.J767]*[.K7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68]&lt;&gt;&quot;&quot;;IF(OR([.F768]=&quot;ILF&quot;;[.F768]=&quot;EIF&quot;);INDEX([Def.$D$6:.$F$8];MATCH([.H768];[Def.$C$6:.$C$8]);MATCH([.G768];[Def.$D$5:.$F$5]));IF([.F768]=&quot;EI&quot;;INDEX([Def.$D$13:.$F$15];MATCH([.H768];[Def.$C$13:.$C$15]);MATCH([.G768];[Def.$D$12:.$F$12]));IF(OR([.F768]=&quot;EO&quot;;[.F768]=&quot;EQ&quot;);INDEX([Def.$D$19:.$F$21];MATCH([.H768];[Def.$C$19:.$C$21]);MATCH([.G768];[Def.$D$18:.$F$18]));&quot;#err&quot;)));&quot;&quot;)">
            <text:p/>
          </table:table-cell>
          <table:table-cell table:style-name="ce53" table:formula="of:=IF([.I768]&lt;&gt;&quot;&quot;;INDEX([Def.$J$6:.$L$10];MATCH([.F768];[Def.$I$6:.$I$10];0);MATCH([.I768];[Def.$J$5:.$L$5];0));&quot;&quot;)">
            <text:p/>
          </table:table-cell>
          <table:table-cell table:style-name="ce56"/>
          <table:table-cell table:style-name="ce59" table:formula="of:=IF([.K768]=&quot;&quot;;[.J768];[.J768]*[.K7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69]&lt;&gt;&quot;&quot;;IF(OR([.F769]=&quot;ILF&quot;;[.F769]=&quot;EIF&quot;);INDEX([Def.$D$6:.$F$8];MATCH([.H769];[Def.$C$6:.$C$8]);MATCH([.G769];[Def.$D$5:.$F$5]));IF([.F769]=&quot;EI&quot;;INDEX([Def.$D$13:.$F$15];MATCH([.H769];[Def.$C$13:.$C$15]);MATCH([.G769];[Def.$D$12:.$F$12]));IF(OR([.F769]=&quot;EO&quot;;[.F769]=&quot;EQ&quot;);INDEX([Def.$D$19:.$F$21];MATCH([.H769];[Def.$C$19:.$C$21]);MATCH([.G769];[Def.$D$18:.$F$18]));&quot;#err&quot;)));&quot;&quot;)">
            <text:p/>
          </table:table-cell>
          <table:table-cell table:style-name="ce53" table:formula="of:=IF([.I769]&lt;&gt;&quot;&quot;;INDEX([Def.$J$6:.$L$10];MATCH([.F769];[Def.$I$6:.$I$10];0);MATCH([.I769];[Def.$J$5:.$L$5];0));&quot;&quot;)">
            <text:p/>
          </table:table-cell>
          <table:table-cell table:style-name="ce56"/>
          <table:table-cell table:style-name="ce59" table:formula="of:=IF([.K769]=&quot;&quot;;[.J769];[.J769]*[.K7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70]&lt;&gt;&quot;&quot;;IF(OR([.F770]=&quot;ILF&quot;;[.F770]=&quot;EIF&quot;);INDEX([Def.$D$6:.$F$8];MATCH([.H770];[Def.$C$6:.$C$8]);MATCH([.G770];[Def.$D$5:.$F$5]));IF([.F770]=&quot;EI&quot;;INDEX([Def.$D$13:.$F$15];MATCH([.H770];[Def.$C$13:.$C$15]);MATCH([.G770];[Def.$D$12:.$F$12]));IF(OR([.F770]=&quot;EO&quot;;[.F770]=&quot;EQ&quot;);INDEX([Def.$D$19:.$F$21];MATCH([.H770];[Def.$C$19:.$C$21]);MATCH([.G770];[Def.$D$18:.$F$18]));&quot;#err&quot;)));&quot;&quot;)">
            <text:p/>
          </table:table-cell>
          <table:table-cell table:style-name="ce53" table:formula="of:=IF([.I770]&lt;&gt;&quot;&quot;;INDEX([Def.$J$6:.$L$10];MATCH([.F770];[Def.$I$6:.$I$10];0);MATCH([.I770];[Def.$J$5:.$L$5];0));&quot;&quot;)">
            <text:p/>
          </table:table-cell>
          <table:table-cell table:style-name="ce56"/>
          <table:table-cell table:style-name="ce59" table:formula="of:=IF([.K770]=&quot;&quot;;[.J770];[.J770]*[.K7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71]&lt;&gt;&quot;&quot;;IF(OR([.F771]=&quot;ILF&quot;;[.F771]=&quot;EIF&quot;);INDEX([Def.$D$6:.$F$8];MATCH([.H771];[Def.$C$6:.$C$8]);MATCH([.G771];[Def.$D$5:.$F$5]));IF([.F771]=&quot;EI&quot;;INDEX([Def.$D$13:.$F$15];MATCH([.H771];[Def.$C$13:.$C$15]);MATCH([.G771];[Def.$D$12:.$F$12]));IF(OR([.F771]=&quot;EO&quot;;[.F771]=&quot;EQ&quot;);INDEX([Def.$D$19:.$F$21];MATCH([.H771];[Def.$C$19:.$C$21]);MATCH([.G771];[Def.$D$18:.$F$18]));&quot;#err&quot;)));&quot;&quot;)">
            <text:p/>
          </table:table-cell>
          <table:table-cell table:style-name="ce53" table:formula="of:=IF([.I771]&lt;&gt;&quot;&quot;;INDEX([Def.$J$6:.$L$10];MATCH([.F771];[Def.$I$6:.$I$10];0);MATCH([.I771];[Def.$J$5:.$L$5];0));&quot;&quot;)">
            <text:p/>
          </table:table-cell>
          <table:table-cell table:style-name="ce56"/>
          <table:table-cell table:style-name="ce59" table:formula="of:=IF([.K771]=&quot;&quot;;[.J771];[.J771]*[.K7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72]&lt;&gt;&quot;&quot;;IF(OR([.F772]=&quot;ILF&quot;;[.F772]=&quot;EIF&quot;);INDEX([Def.$D$6:.$F$8];MATCH([.H772];[Def.$C$6:.$C$8]);MATCH([.G772];[Def.$D$5:.$F$5]));IF([.F772]=&quot;EI&quot;;INDEX([Def.$D$13:.$F$15];MATCH([.H772];[Def.$C$13:.$C$15]);MATCH([.G772];[Def.$D$12:.$F$12]));IF(OR([.F772]=&quot;EO&quot;;[.F772]=&quot;EQ&quot;);INDEX([Def.$D$19:.$F$21];MATCH([.H772];[Def.$C$19:.$C$21]);MATCH([.G772];[Def.$D$18:.$F$18]));&quot;#err&quot;)));&quot;&quot;)">
            <text:p/>
          </table:table-cell>
          <table:table-cell table:style-name="ce53" table:formula="of:=IF([.I772]&lt;&gt;&quot;&quot;;INDEX([Def.$J$6:.$L$10];MATCH([.F772];[Def.$I$6:.$I$10];0);MATCH([.I772];[Def.$J$5:.$L$5];0));&quot;&quot;)">
            <text:p/>
          </table:table-cell>
          <table:table-cell table:style-name="ce56"/>
          <table:table-cell table:style-name="ce59" table:formula="of:=IF([.K772]=&quot;&quot;;[.J772];[.J772]*[.K7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73]&lt;&gt;&quot;&quot;;IF(OR([.F773]=&quot;ILF&quot;;[.F773]=&quot;EIF&quot;);INDEX([Def.$D$6:.$F$8];MATCH([.H773];[Def.$C$6:.$C$8]);MATCH([.G773];[Def.$D$5:.$F$5]));IF([.F773]=&quot;EI&quot;;INDEX([Def.$D$13:.$F$15];MATCH([.H773];[Def.$C$13:.$C$15]);MATCH([.G773];[Def.$D$12:.$F$12]));IF(OR([.F773]=&quot;EO&quot;;[.F773]=&quot;EQ&quot;);INDEX([Def.$D$19:.$F$21];MATCH([.H773];[Def.$C$19:.$C$21]);MATCH([.G773];[Def.$D$18:.$F$18]));&quot;#err&quot;)));&quot;&quot;)">
            <text:p/>
          </table:table-cell>
          <table:table-cell table:style-name="ce53" table:formula="of:=IF([.I773]&lt;&gt;&quot;&quot;;INDEX([Def.$J$6:.$L$10];MATCH([.F773];[Def.$I$6:.$I$10];0);MATCH([.I773];[Def.$J$5:.$L$5];0));&quot;&quot;)">
            <text:p/>
          </table:table-cell>
          <table:table-cell table:style-name="ce56"/>
          <table:table-cell table:style-name="ce59" table:formula="of:=IF([.K773]=&quot;&quot;;[.J773];[.J773]*[.K7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74]&lt;&gt;&quot;&quot;;IF(OR([.F774]=&quot;ILF&quot;;[.F774]=&quot;EIF&quot;);INDEX([Def.$D$6:.$F$8];MATCH([.H774];[Def.$C$6:.$C$8]);MATCH([.G774];[Def.$D$5:.$F$5]));IF([.F774]=&quot;EI&quot;;INDEX([Def.$D$13:.$F$15];MATCH([.H774];[Def.$C$13:.$C$15]);MATCH([.G774];[Def.$D$12:.$F$12]));IF(OR([.F774]=&quot;EO&quot;;[.F774]=&quot;EQ&quot;);INDEX([Def.$D$19:.$F$21];MATCH([.H774];[Def.$C$19:.$C$21]);MATCH([.G774];[Def.$D$18:.$F$18]));&quot;#err&quot;)));&quot;&quot;)">
            <text:p/>
          </table:table-cell>
          <table:table-cell table:style-name="ce53" table:formula="of:=IF([.I774]&lt;&gt;&quot;&quot;;INDEX([Def.$J$6:.$L$10];MATCH([.F774];[Def.$I$6:.$I$10];0);MATCH([.I774];[Def.$J$5:.$L$5];0));&quot;&quot;)">
            <text:p/>
          </table:table-cell>
          <table:table-cell table:style-name="ce56"/>
          <table:table-cell table:style-name="ce59" table:formula="of:=IF([.K774]=&quot;&quot;;[.J774];[.J774]*[.K7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75]&lt;&gt;&quot;&quot;;IF(OR([.F775]=&quot;ILF&quot;;[.F775]=&quot;EIF&quot;);INDEX([Def.$D$6:.$F$8];MATCH([.H775];[Def.$C$6:.$C$8]);MATCH([.G775];[Def.$D$5:.$F$5]));IF([.F775]=&quot;EI&quot;;INDEX([Def.$D$13:.$F$15];MATCH([.H775];[Def.$C$13:.$C$15]);MATCH([.G775];[Def.$D$12:.$F$12]));IF(OR([.F775]=&quot;EO&quot;;[.F775]=&quot;EQ&quot;);INDEX([Def.$D$19:.$F$21];MATCH([.H775];[Def.$C$19:.$C$21]);MATCH([.G775];[Def.$D$18:.$F$18]));&quot;#err&quot;)));&quot;&quot;)">
            <text:p/>
          </table:table-cell>
          <table:table-cell table:style-name="ce53" table:formula="of:=IF([.I775]&lt;&gt;&quot;&quot;;INDEX([Def.$J$6:.$L$10];MATCH([.F775];[Def.$I$6:.$I$10];0);MATCH([.I775];[Def.$J$5:.$L$5];0));&quot;&quot;)">
            <text:p/>
          </table:table-cell>
          <table:table-cell table:style-name="ce56"/>
          <table:table-cell table:style-name="ce59" table:formula="of:=IF([.K775]=&quot;&quot;;[.J775];[.J775]*[.K7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76]&lt;&gt;&quot;&quot;;IF(OR([.F776]=&quot;ILF&quot;;[.F776]=&quot;EIF&quot;);INDEX([Def.$D$6:.$F$8];MATCH([.H776];[Def.$C$6:.$C$8]);MATCH([.G776];[Def.$D$5:.$F$5]));IF([.F776]=&quot;EI&quot;;INDEX([Def.$D$13:.$F$15];MATCH([.H776];[Def.$C$13:.$C$15]);MATCH([.G776];[Def.$D$12:.$F$12]));IF(OR([.F776]=&quot;EO&quot;;[.F776]=&quot;EQ&quot;);INDEX([Def.$D$19:.$F$21];MATCH([.H776];[Def.$C$19:.$C$21]);MATCH([.G776];[Def.$D$18:.$F$18]));&quot;#err&quot;)));&quot;&quot;)">
            <text:p/>
          </table:table-cell>
          <table:table-cell table:style-name="ce53" table:formula="of:=IF([.I776]&lt;&gt;&quot;&quot;;INDEX([Def.$J$6:.$L$10];MATCH([.F776];[Def.$I$6:.$I$10];0);MATCH([.I776];[Def.$J$5:.$L$5];0));&quot;&quot;)">
            <text:p/>
          </table:table-cell>
          <table:table-cell table:style-name="ce56"/>
          <table:table-cell table:style-name="ce59" table:formula="of:=IF([.K776]=&quot;&quot;;[.J776];[.J776]*[.K7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77]&lt;&gt;&quot;&quot;;IF(OR([.F777]=&quot;ILF&quot;;[.F777]=&quot;EIF&quot;);INDEX([Def.$D$6:.$F$8];MATCH([.H777];[Def.$C$6:.$C$8]);MATCH([.G777];[Def.$D$5:.$F$5]));IF([.F777]=&quot;EI&quot;;INDEX([Def.$D$13:.$F$15];MATCH([.H777];[Def.$C$13:.$C$15]);MATCH([.G777];[Def.$D$12:.$F$12]));IF(OR([.F777]=&quot;EO&quot;;[.F777]=&quot;EQ&quot;);INDEX([Def.$D$19:.$F$21];MATCH([.H777];[Def.$C$19:.$C$21]);MATCH([.G777];[Def.$D$18:.$F$18]));&quot;#err&quot;)));&quot;&quot;)">
            <text:p/>
          </table:table-cell>
          <table:table-cell table:style-name="ce53" table:formula="of:=IF([.I777]&lt;&gt;&quot;&quot;;INDEX([Def.$J$6:.$L$10];MATCH([.F777];[Def.$I$6:.$I$10];0);MATCH([.I777];[Def.$J$5:.$L$5];0));&quot;&quot;)">
            <text:p/>
          </table:table-cell>
          <table:table-cell table:style-name="ce56"/>
          <table:table-cell table:style-name="ce59" table:formula="of:=IF([.K777]=&quot;&quot;;[.J777];[.J777]*[.K7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78]&lt;&gt;&quot;&quot;;IF(OR([.F778]=&quot;ILF&quot;;[.F778]=&quot;EIF&quot;);INDEX([Def.$D$6:.$F$8];MATCH([.H778];[Def.$C$6:.$C$8]);MATCH([.G778];[Def.$D$5:.$F$5]));IF([.F778]=&quot;EI&quot;;INDEX([Def.$D$13:.$F$15];MATCH([.H778];[Def.$C$13:.$C$15]);MATCH([.G778];[Def.$D$12:.$F$12]));IF(OR([.F778]=&quot;EO&quot;;[.F778]=&quot;EQ&quot;);INDEX([Def.$D$19:.$F$21];MATCH([.H778];[Def.$C$19:.$C$21]);MATCH([.G778];[Def.$D$18:.$F$18]));&quot;#err&quot;)));&quot;&quot;)">
            <text:p/>
          </table:table-cell>
          <table:table-cell table:style-name="ce53" table:formula="of:=IF([.I778]&lt;&gt;&quot;&quot;;INDEX([Def.$J$6:.$L$10];MATCH([.F778];[Def.$I$6:.$I$10];0);MATCH([.I778];[Def.$J$5:.$L$5];0));&quot;&quot;)">
            <text:p/>
          </table:table-cell>
          <table:table-cell table:style-name="ce56"/>
          <table:table-cell table:style-name="ce59" table:formula="of:=IF([.K778]=&quot;&quot;;[.J778];[.J778]*[.K7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79]&lt;&gt;&quot;&quot;;IF(OR([.F779]=&quot;ILF&quot;;[.F779]=&quot;EIF&quot;);INDEX([Def.$D$6:.$F$8];MATCH([.H779];[Def.$C$6:.$C$8]);MATCH([.G779];[Def.$D$5:.$F$5]));IF([.F779]=&quot;EI&quot;;INDEX([Def.$D$13:.$F$15];MATCH([.H779];[Def.$C$13:.$C$15]);MATCH([.G779];[Def.$D$12:.$F$12]));IF(OR([.F779]=&quot;EO&quot;;[.F779]=&quot;EQ&quot;);INDEX([Def.$D$19:.$F$21];MATCH([.H779];[Def.$C$19:.$C$21]);MATCH([.G779];[Def.$D$18:.$F$18]));&quot;#err&quot;)));&quot;&quot;)">
            <text:p/>
          </table:table-cell>
          <table:table-cell table:style-name="ce53" table:formula="of:=IF([.I779]&lt;&gt;&quot;&quot;;INDEX([Def.$J$6:.$L$10];MATCH([.F779];[Def.$I$6:.$I$10];0);MATCH([.I779];[Def.$J$5:.$L$5];0));&quot;&quot;)">
            <text:p/>
          </table:table-cell>
          <table:table-cell table:style-name="ce56"/>
          <table:table-cell table:style-name="ce59" table:formula="of:=IF([.K779]=&quot;&quot;;[.J779];[.J779]*[.K7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80]&lt;&gt;&quot;&quot;;IF(OR([.F780]=&quot;ILF&quot;;[.F780]=&quot;EIF&quot;);INDEX([Def.$D$6:.$F$8];MATCH([.H780];[Def.$C$6:.$C$8]);MATCH([.G780];[Def.$D$5:.$F$5]));IF([.F780]=&quot;EI&quot;;INDEX([Def.$D$13:.$F$15];MATCH([.H780];[Def.$C$13:.$C$15]);MATCH([.G780];[Def.$D$12:.$F$12]));IF(OR([.F780]=&quot;EO&quot;;[.F780]=&quot;EQ&quot;);INDEX([Def.$D$19:.$F$21];MATCH([.H780];[Def.$C$19:.$C$21]);MATCH([.G780];[Def.$D$18:.$F$18]));&quot;#err&quot;)));&quot;&quot;)">
            <text:p/>
          </table:table-cell>
          <table:table-cell table:style-name="ce53" table:formula="of:=IF([.I780]&lt;&gt;&quot;&quot;;INDEX([Def.$J$6:.$L$10];MATCH([.F780];[Def.$I$6:.$I$10];0);MATCH([.I780];[Def.$J$5:.$L$5];0));&quot;&quot;)">
            <text:p/>
          </table:table-cell>
          <table:table-cell table:style-name="ce56"/>
          <table:table-cell table:style-name="ce59" table:formula="of:=IF([.K780]=&quot;&quot;;[.J780];[.J780]*[.K7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81]&lt;&gt;&quot;&quot;;IF(OR([.F781]=&quot;ILF&quot;;[.F781]=&quot;EIF&quot;);INDEX([Def.$D$6:.$F$8];MATCH([.H781];[Def.$C$6:.$C$8]);MATCH([.G781];[Def.$D$5:.$F$5]));IF([.F781]=&quot;EI&quot;;INDEX([Def.$D$13:.$F$15];MATCH([.H781];[Def.$C$13:.$C$15]);MATCH([.G781];[Def.$D$12:.$F$12]));IF(OR([.F781]=&quot;EO&quot;;[.F781]=&quot;EQ&quot;);INDEX([Def.$D$19:.$F$21];MATCH([.H781];[Def.$C$19:.$C$21]);MATCH([.G781];[Def.$D$18:.$F$18]));&quot;#err&quot;)));&quot;&quot;)">
            <text:p/>
          </table:table-cell>
          <table:table-cell table:style-name="ce53" table:formula="of:=IF([.I781]&lt;&gt;&quot;&quot;;INDEX([Def.$J$6:.$L$10];MATCH([.F781];[Def.$I$6:.$I$10];0);MATCH([.I781];[Def.$J$5:.$L$5];0));&quot;&quot;)">
            <text:p/>
          </table:table-cell>
          <table:table-cell table:style-name="ce56"/>
          <table:table-cell table:style-name="ce59" table:formula="of:=IF([.K781]=&quot;&quot;;[.J781];[.J781]*[.K7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82]&lt;&gt;&quot;&quot;;IF(OR([.F782]=&quot;ILF&quot;;[.F782]=&quot;EIF&quot;);INDEX([Def.$D$6:.$F$8];MATCH([.H782];[Def.$C$6:.$C$8]);MATCH([.G782];[Def.$D$5:.$F$5]));IF([.F782]=&quot;EI&quot;;INDEX([Def.$D$13:.$F$15];MATCH([.H782];[Def.$C$13:.$C$15]);MATCH([.G782];[Def.$D$12:.$F$12]));IF(OR([.F782]=&quot;EO&quot;;[.F782]=&quot;EQ&quot;);INDEX([Def.$D$19:.$F$21];MATCH([.H782];[Def.$C$19:.$C$21]);MATCH([.G782];[Def.$D$18:.$F$18]));&quot;#err&quot;)));&quot;&quot;)">
            <text:p/>
          </table:table-cell>
          <table:table-cell table:style-name="ce53" table:formula="of:=IF([.I782]&lt;&gt;&quot;&quot;;INDEX([Def.$J$6:.$L$10];MATCH([.F782];[Def.$I$6:.$I$10];0);MATCH([.I782];[Def.$J$5:.$L$5];0));&quot;&quot;)">
            <text:p/>
          </table:table-cell>
          <table:table-cell table:style-name="ce56"/>
          <table:table-cell table:style-name="ce59" table:formula="of:=IF([.K782]=&quot;&quot;;[.J782];[.J782]*[.K7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83]&lt;&gt;&quot;&quot;;IF(OR([.F783]=&quot;ILF&quot;;[.F783]=&quot;EIF&quot;);INDEX([Def.$D$6:.$F$8];MATCH([.H783];[Def.$C$6:.$C$8]);MATCH([.G783];[Def.$D$5:.$F$5]));IF([.F783]=&quot;EI&quot;;INDEX([Def.$D$13:.$F$15];MATCH([.H783];[Def.$C$13:.$C$15]);MATCH([.G783];[Def.$D$12:.$F$12]));IF(OR([.F783]=&quot;EO&quot;;[.F783]=&quot;EQ&quot;);INDEX([Def.$D$19:.$F$21];MATCH([.H783];[Def.$C$19:.$C$21]);MATCH([.G783];[Def.$D$18:.$F$18]));&quot;#err&quot;)));&quot;&quot;)">
            <text:p/>
          </table:table-cell>
          <table:table-cell table:style-name="ce53" table:formula="of:=IF([.I783]&lt;&gt;&quot;&quot;;INDEX([Def.$J$6:.$L$10];MATCH([.F783];[Def.$I$6:.$I$10];0);MATCH([.I783];[Def.$J$5:.$L$5];0));&quot;&quot;)">
            <text:p/>
          </table:table-cell>
          <table:table-cell table:style-name="ce56"/>
          <table:table-cell table:style-name="ce59" table:formula="of:=IF([.K783]=&quot;&quot;;[.J783];[.J783]*[.K7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84]&lt;&gt;&quot;&quot;;IF(OR([.F784]=&quot;ILF&quot;;[.F784]=&quot;EIF&quot;);INDEX([Def.$D$6:.$F$8];MATCH([.H784];[Def.$C$6:.$C$8]);MATCH([.G784];[Def.$D$5:.$F$5]));IF([.F784]=&quot;EI&quot;;INDEX([Def.$D$13:.$F$15];MATCH([.H784];[Def.$C$13:.$C$15]);MATCH([.G784];[Def.$D$12:.$F$12]));IF(OR([.F784]=&quot;EO&quot;;[.F784]=&quot;EQ&quot;);INDEX([Def.$D$19:.$F$21];MATCH([.H784];[Def.$C$19:.$C$21]);MATCH([.G784];[Def.$D$18:.$F$18]));&quot;#err&quot;)));&quot;&quot;)">
            <text:p/>
          </table:table-cell>
          <table:table-cell table:style-name="ce53" table:formula="of:=IF([.I784]&lt;&gt;&quot;&quot;;INDEX([Def.$J$6:.$L$10];MATCH([.F784];[Def.$I$6:.$I$10];0);MATCH([.I784];[Def.$J$5:.$L$5];0));&quot;&quot;)">
            <text:p/>
          </table:table-cell>
          <table:table-cell table:style-name="ce56"/>
          <table:table-cell table:style-name="ce59" table:formula="of:=IF([.K784]=&quot;&quot;;[.J784];[.J784]*[.K7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85]&lt;&gt;&quot;&quot;;IF(OR([.F785]=&quot;ILF&quot;;[.F785]=&quot;EIF&quot;);INDEX([Def.$D$6:.$F$8];MATCH([.H785];[Def.$C$6:.$C$8]);MATCH([.G785];[Def.$D$5:.$F$5]));IF([.F785]=&quot;EI&quot;;INDEX([Def.$D$13:.$F$15];MATCH([.H785];[Def.$C$13:.$C$15]);MATCH([.G785];[Def.$D$12:.$F$12]));IF(OR([.F785]=&quot;EO&quot;;[.F785]=&quot;EQ&quot;);INDEX([Def.$D$19:.$F$21];MATCH([.H785];[Def.$C$19:.$C$21]);MATCH([.G785];[Def.$D$18:.$F$18]));&quot;#err&quot;)));&quot;&quot;)">
            <text:p/>
          </table:table-cell>
          <table:table-cell table:style-name="ce53" table:formula="of:=IF([.I785]&lt;&gt;&quot;&quot;;INDEX([Def.$J$6:.$L$10];MATCH([.F785];[Def.$I$6:.$I$10];0);MATCH([.I785];[Def.$J$5:.$L$5];0));&quot;&quot;)">
            <text:p/>
          </table:table-cell>
          <table:table-cell table:style-name="ce56"/>
          <table:table-cell table:style-name="ce59" table:formula="of:=IF([.K785]=&quot;&quot;;[.J785];[.J785]*[.K7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86]&lt;&gt;&quot;&quot;;IF(OR([.F786]=&quot;ILF&quot;;[.F786]=&quot;EIF&quot;);INDEX([Def.$D$6:.$F$8];MATCH([.H786];[Def.$C$6:.$C$8]);MATCH([.G786];[Def.$D$5:.$F$5]));IF([.F786]=&quot;EI&quot;;INDEX([Def.$D$13:.$F$15];MATCH([.H786];[Def.$C$13:.$C$15]);MATCH([.G786];[Def.$D$12:.$F$12]));IF(OR([.F786]=&quot;EO&quot;;[.F786]=&quot;EQ&quot;);INDEX([Def.$D$19:.$F$21];MATCH([.H786];[Def.$C$19:.$C$21]);MATCH([.G786];[Def.$D$18:.$F$18]));&quot;#err&quot;)));&quot;&quot;)">
            <text:p/>
          </table:table-cell>
          <table:table-cell table:style-name="ce53" table:formula="of:=IF([.I786]&lt;&gt;&quot;&quot;;INDEX([Def.$J$6:.$L$10];MATCH([.F786];[Def.$I$6:.$I$10];0);MATCH([.I786];[Def.$J$5:.$L$5];0));&quot;&quot;)">
            <text:p/>
          </table:table-cell>
          <table:table-cell table:style-name="ce56"/>
          <table:table-cell table:style-name="ce59" table:formula="of:=IF([.K786]=&quot;&quot;;[.J786];[.J786]*[.K7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87]&lt;&gt;&quot;&quot;;IF(OR([.F787]=&quot;ILF&quot;;[.F787]=&quot;EIF&quot;);INDEX([Def.$D$6:.$F$8];MATCH([.H787];[Def.$C$6:.$C$8]);MATCH([.G787];[Def.$D$5:.$F$5]));IF([.F787]=&quot;EI&quot;;INDEX([Def.$D$13:.$F$15];MATCH([.H787];[Def.$C$13:.$C$15]);MATCH([.G787];[Def.$D$12:.$F$12]));IF(OR([.F787]=&quot;EO&quot;;[.F787]=&quot;EQ&quot;);INDEX([Def.$D$19:.$F$21];MATCH([.H787];[Def.$C$19:.$C$21]);MATCH([.G787];[Def.$D$18:.$F$18]));&quot;#err&quot;)));&quot;&quot;)">
            <text:p/>
          </table:table-cell>
          <table:table-cell table:style-name="ce53" table:formula="of:=IF([.I787]&lt;&gt;&quot;&quot;;INDEX([Def.$J$6:.$L$10];MATCH([.F787];[Def.$I$6:.$I$10];0);MATCH([.I787];[Def.$J$5:.$L$5];0));&quot;&quot;)">
            <text:p/>
          </table:table-cell>
          <table:table-cell table:style-name="ce56"/>
          <table:table-cell table:style-name="ce59" table:formula="of:=IF([.K787]=&quot;&quot;;[.J787];[.J787]*[.K7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88]&lt;&gt;&quot;&quot;;IF(OR([.F788]=&quot;ILF&quot;;[.F788]=&quot;EIF&quot;);INDEX([Def.$D$6:.$F$8];MATCH([.H788];[Def.$C$6:.$C$8]);MATCH([.G788];[Def.$D$5:.$F$5]));IF([.F788]=&quot;EI&quot;;INDEX([Def.$D$13:.$F$15];MATCH([.H788];[Def.$C$13:.$C$15]);MATCH([.G788];[Def.$D$12:.$F$12]));IF(OR([.F788]=&quot;EO&quot;;[.F788]=&quot;EQ&quot;);INDEX([Def.$D$19:.$F$21];MATCH([.H788];[Def.$C$19:.$C$21]);MATCH([.G788];[Def.$D$18:.$F$18]));&quot;#err&quot;)));&quot;&quot;)">
            <text:p/>
          </table:table-cell>
          <table:table-cell table:style-name="ce53" table:formula="of:=IF([.I788]&lt;&gt;&quot;&quot;;INDEX([Def.$J$6:.$L$10];MATCH([.F788];[Def.$I$6:.$I$10];0);MATCH([.I788];[Def.$J$5:.$L$5];0));&quot;&quot;)">
            <text:p/>
          </table:table-cell>
          <table:table-cell table:style-name="ce56"/>
          <table:table-cell table:style-name="ce59" table:formula="of:=IF([.K788]=&quot;&quot;;[.J788];[.J788]*[.K7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89]&lt;&gt;&quot;&quot;;IF(OR([.F789]=&quot;ILF&quot;;[.F789]=&quot;EIF&quot;);INDEX([Def.$D$6:.$F$8];MATCH([.H789];[Def.$C$6:.$C$8]);MATCH([.G789];[Def.$D$5:.$F$5]));IF([.F789]=&quot;EI&quot;;INDEX([Def.$D$13:.$F$15];MATCH([.H789];[Def.$C$13:.$C$15]);MATCH([.G789];[Def.$D$12:.$F$12]));IF(OR([.F789]=&quot;EO&quot;;[.F789]=&quot;EQ&quot;);INDEX([Def.$D$19:.$F$21];MATCH([.H789];[Def.$C$19:.$C$21]);MATCH([.G789];[Def.$D$18:.$F$18]));&quot;#err&quot;)));&quot;&quot;)">
            <text:p/>
          </table:table-cell>
          <table:table-cell table:style-name="ce53" table:formula="of:=IF([.I789]&lt;&gt;&quot;&quot;;INDEX([Def.$J$6:.$L$10];MATCH([.F789];[Def.$I$6:.$I$10];0);MATCH([.I789];[Def.$J$5:.$L$5];0));&quot;&quot;)">
            <text:p/>
          </table:table-cell>
          <table:table-cell table:style-name="ce56"/>
          <table:table-cell table:style-name="ce59" table:formula="of:=IF([.K789]=&quot;&quot;;[.J789];[.J789]*[.K7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90]&lt;&gt;&quot;&quot;;IF(OR([.F790]=&quot;ILF&quot;;[.F790]=&quot;EIF&quot;);INDEX([Def.$D$6:.$F$8];MATCH([.H790];[Def.$C$6:.$C$8]);MATCH([.G790];[Def.$D$5:.$F$5]));IF([.F790]=&quot;EI&quot;;INDEX([Def.$D$13:.$F$15];MATCH([.H790];[Def.$C$13:.$C$15]);MATCH([.G790];[Def.$D$12:.$F$12]));IF(OR([.F790]=&quot;EO&quot;;[.F790]=&quot;EQ&quot;);INDEX([Def.$D$19:.$F$21];MATCH([.H790];[Def.$C$19:.$C$21]);MATCH([.G790];[Def.$D$18:.$F$18]));&quot;#err&quot;)));&quot;&quot;)">
            <text:p/>
          </table:table-cell>
          <table:table-cell table:style-name="ce53" table:formula="of:=IF([.I790]&lt;&gt;&quot;&quot;;INDEX([Def.$J$6:.$L$10];MATCH([.F790];[Def.$I$6:.$I$10];0);MATCH([.I790];[Def.$J$5:.$L$5];0));&quot;&quot;)">
            <text:p/>
          </table:table-cell>
          <table:table-cell table:style-name="ce56"/>
          <table:table-cell table:style-name="ce59" table:formula="of:=IF([.K790]=&quot;&quot;;[.J790];[.J790]*[.K7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91]&lt;&gt;&quot;&quot;;IF(OR([.F791]=&quot;ILF&quot;;[.F791]=&quot;EIF&quot;);INDEX([Def.$D$6:.$F$8];MATCH([.H791];[Def.$C$6:.$C$8]);MATCH([.G791];[Def.$D$5:.$F$5]));IF([.F791]=&quot;EI&quot;;INDEX([Def.$D$13:.$F$15];MATCH([.H791];[Def.$C$13:.$C$15]);MATCH([.G791];[Def.$D$12:.$F$12]));IF(OR([.F791]=&quot;EO&quot;;[.F791]=&quot;EQ&quot;);INDEX([Def.$D$19:.$F$21];MATCH([.H791];[Def.$C$19:.$C$21]);MATCH([.G791];[Def.$D$18:.$F$18]));&quot;#err&quot;)));&quot;&quot;)">
            <text:p/>
          </table:table-cell>
          <table:table-cell table:style-name="ce53" table:formula="of:=IF([.I791]&lt;&gt;&quot;&quot;;INDEX([Def.$J$6:.$L$10];MATCH([.F791];[Def.$I$6:.$I$10];0);MATCH([.I791];[Def.$J$5:.$L$5];0));&quot;&quot;)">
            <text:p/>
          </table:table-cell>
          <table:table-cell table:style-name="ce56"/>
          <table:table-cell table:style-name="ce59" table:formula="of:=IF([.K791]=&quot;&quot;;[.J791];[.J791]*[.K7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92]&lt;&gt;&quot;&quot;;IF(OR([.F792]=&quot;ILF&quot;;[.F792]=&quot;EIF&quot;);INDEX([Def.$D$6:.$F$8];MATCH([.H792];[Def.$C$6:.$C$8]);MATCH([.G792];[Def.$D$5:.$F$5]));IF([.F792]=&quot;EI&quot;;INDEX([Def.$D$13:.$F$15];MATCH([.H792];[Def.$C$13:.$C$15]);MATCH([.G792];[Def.$D$12:.$F$12]));IF(OR([.F792]=&quot;EO&quot;;[.F792]=&quot;EQ&quot;);INDEX([Def.$D$19:.$F$21];MATCH([.H792];[Def.$C$19:.$C$21]);MATCH([.G792];[Def.$D$18:.$F$18]));&quot;#err&quot;)));&quot;&quot;)">
            <text:p/>
          </table:table-cell>
          <table:table-cell table:style-name="ce53" table:formula="of:=IF([.I792]&lt;&gt;&quot;&quot;;INDEX([Def.$J$6:.$L$10];MATCH([.F792];[Def.$I$6:.$I$10];0);MATCH([.I792];[Def.$J$5:.$L$5];0));&quot;&quot;)">
            <text:p/>
          </table:table-cell>
          <table:table-cell table:style-name="ce56"/>
          <table:table-cell table:style-name="ce59" table:formula="of:=IF([.K792]=&quot;&quot;;[.J792];[.J792]*[.K7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93]&lt;&gt;&quot;&quot;;IF(OR([.F793]=&quot;ILF&quot;;[.F793]=&quot;EIF&quot;);INDEX([Def.$D$6:.$F$8];MATCH([.H793];[Def.$C$6:.$C$8]);MATCH([.G793];[Def.$D$5:.$F$5]));IF([.F793]=&quot;EI&quot;;INDEX([Def.$D$13:.$F$15];MATCH([.H793];[Def.$C$13:.$C$15]);MATCH([.G793];[Def.$D$12:.$F$12]));IF(OR([.F793]=&quot;EO&quot;;[.F793]=&quot;EQ&quot;);INDEX([Def.$D$19:.$F$21];MATCH([.H793];[Def.$C$19:.$C$21]);MATCH([.G793];[Def.$D$18:.$F$18]));&quot;#err&quot;)));&quot;&quot;)">
            <text:p/>
          </table:table-cell>
          <table:table-cell table:style-name="ce53" table:formula="of:=IF([.I793]&lt;&gt;&quot;&quot;;INDEX([Def.$J$6:.$L$10];MATCH([.F793];[Def.$I$6:.$I$10];0);MATCH([.I793];[Def.$J$5:.$L$5];0));&quot;&quot;)">
            <text:p/>
          </table:table-cell>
          <table:table-cell table:style-name="ce56"/>
          <table:table-cell table:style-name="ce59" table:formula="of:=IF([.K793]=&quot;&quot;;[.J793];[.J793]*[.K7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94]&lt;&gt;&quot;&quot;;IF(OR([.F794]=&quot;ILF&quot;;[.F794]=&quot;EIF&quot;);INDEX([Def.$D$6:.$F$8];MATCH([.H794];[Def.$C$6:.$C$8]);MATCH([.G794];[Def.$D$5:.$F$5]));IF([.F794]=&quot;EI&quot;;INDEX([Def.$D$13:.$F$15];MATCH([.H794];[Def.$C$13:.$C$15]);MATCH([.G794];[Def.$D$12:.$F$12]));IF(OR([.F794]=&quot;EO&quot;;[.F794]=&quot;EQ&quot;);INDEX([Def.$D$19:.$F$21];MATCH([.H794];[Def.$C$19:.$C$21]);MATCH([.G794];[Def.$D$18:.$F$18]));&quot;#err&quot;)));&quot;&quot;)">
            <text:p/>
          </table:table-cell>
          <table:table-cell table:style-name="ce53" table:formula="of:=IF([.I794]&lt;&gt;&quot;&quot;;INDEX([Def.$J$6:.$L$10];MATCH([.F794];[Def.$I$6:.$I$10];0);MATCH([.I794];[Def.$J$5:.$L$5];0));&quot;&quot;)">
            <text:p/>
          </table:table-cell>
          <table:table-cell table:style-name="ce56"/>
          <table:table-cell table:style-name="ce59" table:formula="of:=IF([.K794]=&quot;&quot;;[.J794];[.J794]*[.K7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95]&lt;&gt;&quot;&quot;;IF(OR([.F795]=&quot;ILF&quot;;[.F795]=&quot;EIF&quot;);INDEX([Def.$D$6:.$F$8];MATCH([.H795];[Def.$C$6:.$C$8]);MATCH([.G795];[Def.$D$5:.$F$5]));IF([.F795]=&quot;EI&quot;;INDEX([Def.$D$13:.$F$15];MATCH([.H795];[Def.$C$13:.$C$15]);MATCH([.G795];[Def.$D$12:.$F$12]));IF(OR([.F795]=&quot;EO&quot;;[.F795]=&quot;EQ&quot;);INDEX([Def.$D$19:.$F$21];MATCH([.H795];[Def.$C$19:.$C$21]);MATCH([.G795];[Def.$D$18:.$F$18]));&quot;#err&quot;)));&quot;&quot;)">
            <text:p/>
          </table:table-cell>
          <table:table-cell table:style-name="ce53" table:formula="of:=IF([.I795]&lt;&gt;&quot;&quot;;INDEX([Def.$J$6:.$L$10];MATCH([.F795];[Def.$I$6:.$I$10];0);MATCH([.I795];[Def.$J$5:.$L$5];0));&quot;&quot;)">
            <text:p/>
          </table:table-cell>
          <table:table-cell table:style-name="ce56"/>
          <table:table-cell table:style-name="ce59" table:formula="of:=IF([.K795]=&quot;&quot;;[.J795];[.J795]*[.K7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96]&lt;&gt;&quot;&quot;;IF(OR([.F796]=&quot;ILF&quot;;[.F796]=&quot;EIF&quot;);INDEX([Def.$D$6:.$F$8];MATCH([.H796];[Def.$C$6:.$C$8]);MATCH([.G796];[Def.$D$5:.$F$5]));IF([.F796]=&quot;EI&quot;;INDEX([Def.$D$13:.$F$15];MATCH([.H796];[Def.$C$13:.$C$15]);MATCH([.G796];[Def.$D$12:.$F$12]));IF(OR([.F796]=&quot;EO&quot;;[.F796]=&quot;EQ&quot;);INDEX([Def.$D$19:.$F$21];MATCH([.H796];[Def.$C$19:.$C$21]);MATCH([.G796];[Def.$D$18:.$F$18]));&quot;#err&quot;)));&quot;&quot;)">
            <text:p/>
          </table:table-cell>
          <table:table-cell table:style-name="ce53" table:formula="of:=IF([.I796]&lt;&gt;&quot;&quot;;INDEX([Def.$J$6:.$L$10];MATCH([.F796];[Def.$I$6:.$I$10];0);MATCH([.I796];[Def.$J$5:.$L$5];0));&quot;&quot;)">
            <text:p/>
          </table:table-cell>
          <table:table-cell table:style-name="ce56"/>
          <table:table-cell table:style-name="ce59" table:formula="of:=IF([.K796]=&quot;&quot;;[.J796];[.J796]*[.K7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97]&lt;&gt;&quot;&quot;;IF(OR([.F797]=&quot;ILF&quot;;[.F797]=&quot;EIF&quot;);INDEX([Def.$D$6:.$F$8];MATCH([.H797];[Def.$C$6:.$C$8]);MATCH([.G797];[Def.$D$5:.$F$5]));IF([.F797]=&quot;EI&quot;;INDEX([Def.$D$13:.$F$15];MATCH([.H797];[Def.$C$13:.$C$15]);MATCH([.G797];[Def.$D$12:.$F$12]));IF(OR([.F797]=&quot;EO&quot;;[.F797]=&quot;EQ&quot;);INDEX([Def.$D$19:.$F$21];MATCH([.H797];[Def.$C$19:.$C$21]);MATCH([.G797];[Def.$D$18:.$F$18]));&quot;#err&quot;)));&quot;&quot;)">
            <text:p/>
          </table:table-cell>
          <table:table-cell table:style-name="ce53" table:formula="of:=IF([.I797]&lt;&gt;&quot;&quot;;INDEX([Def.$J$6:.$L$10];MATCH([.F797];[Def.$I$6:.$I$10];0);MATCH([.I797];[Def.$J$5:.$L$5];0));&quot;&quot;)">
            <text:p/>
          </table:table-cell>
          <table:table-cell table:style-name="ce56"/>
          <table:table-cell table:style-name="ce59" table:formula="of:=IF([.K797]=&quot;&quot;;[.J797];[.J797]*[.K7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98]&lt;&gt;&quot;&quot;;IF(OR([.F798]=&quot;ILF&quot;;[.F798]=&quot;EIF&quot;);INDEX([Def.$D$6:.$F$8];MATCH([.H798];[Def.$C$6:.$C$8]);MATCH([.G798];[Def.$D$5:.$F$5]));IF([.F798]=&quot;EI&quot;;INDEX([Def.$D$13:.$F$15];MATCH([.H798];[Def.$C$13:.$C$15]);MATCH([.G798];[Def.$D$12:.$F$12]));IF(OR([.F798]=&quot;EO&quot;;[.F798]=&quot;EQ&quot;);INDEX([Def.$D$19:.$F$21];MATCH([.H798];[Def.$C$19:.$C$21]);MATCH([.G798];[Def.$D$18:.$F$18]));&quot;#err&quot;)));&quot;&quot;)">
            <text:p/>
          </table:table-cell>
          <table:table-cell table:style-name="ce53" table:formula="of:=IF([.I798]&lt;&gt;&quot;&quot;;INDEX([Def.$J$6:.$L$10];MATCH([.F798];[Def.$I$6:.$I$10];0);MATCH([.I798];[Def.$J$5:.$L$5];0));&quot;&quot;)">
            <text:p/>
          </table:table-cell>
          <table:table-cell table:style-name="ce56"/>
          <table:table-cell table:style-name="ce59" table:formula="of:=IF([.K798]=&quot;&quot;;[.J798];[.J798]*[.K7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799]&lt;&gt;&quot;&quot;;IF(OR([.F799]=&quot;ILF&quot;;[.F799]=&quot;EIF&quot;);INDEX([Def.$D$6:.$F$8];MATCH([.H799];[Def.$C$6:.$C$8]);MATCH([.G799];[Def.$D$5:.$F$5]));IF([.F799]=&quot;EI&quot;;INDEX([Def.$D$13:.$F$15];MATCH([.H799];[Def.$C$13:.$C$15]);MATCH([.G799];[Def.$D$12:.$F$12]));IF(OR([.F799]=&quot;EO&quot;;[.F799]=&quot;EQ&quot;);INDEX([Def.$D$19:.$F$21];MATCH([.H799];[Def.$C$19:.$C$21]);MATCH([.G799];[Def.$D$18:.$F$18]));&quot;#err&quot;)));&quot;&quot;)">
            <text:p/>
          </table:table-cell>
          <table:table-cell table:style-name="ce53" table:formula="of:=IF([.I799]&lt;&gt;&quot;&quot;;INDEX([Def.$J$6:.$L$10];MATCH([.F799];[Def.$I$6:.$I$10];0);MATCH([.I799];[Def.$J$5:.$L$5];0));&quot;&quot;)">
            <text:p/>
          </table:table-cell>
          <table:table-cell table:style-name="ce56"/>
          <table:table-cell table:style-name="ce59" table:formula="of:=IF([.K799]=&quot;&quot;;[.J799];[.J799]*[.K7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00]&lt;&gt;&quot;&quot;;IF(OR([.F800]=&quot;ILF&quot;;[.F800]=&quot;EIF&quot;);INDEX([Def.$D$6:.$F$8];MATCH([.H800];[Def.$C$6:.$C$8]);MATCH([.G800];[Def.$D$5:.$F$5]));IF([.F800]=&quot;EI&quot;;INDEX([Def.$D$13:.$F$15];MATCH([.H800];[Def.$C$13:.$C$15]);MATCH([.G800];[Def.$D$12:.$F$12]));IF(OR([.F800]=&quot;EO&quot;;[.F800]=&quot;EQ&quot;);INDEX([Def.$D$19:.$F$21];MATCH([.H800];[Def.$C$19:.$C$21]);MATCH([.G800];[Def.$D$18:.$F$18]));&quot;#err&quot;)));&quot;&quot;)">
            <text:p/>
          </table:table-cell>
          <table:table-cell table:style-name="ce53" table:formula="of:=IF([.I800]&lt;&gt;&quot;&quot;;INDEX([Def.$J$6:.$L$10];MATCH([.F800];[Def.$I$6:.$I$10];0);MATCH([.I800];[Def.$J$5:.$L$5];0));&quot;&quot;)">
            <text:p/>
          </table:table-cell>
          <table:table-cell table:style-name="ce56"/>
          <table:table-cell table:style-name="ce59" table:formula="of:=IF([.K800]=&quot;&quot;;[.J800];[.J800]*[.K8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01]&lt;&gt;&quot;&quot;;IF(OR([.F801]=&quot;ILF&quot;;[.F801]=&quot;EIF&quot;);INDEX([Def.$D$6:.$F$8];MATCH([.H801];[Def.$C$6:.$C$8]);MATCH([.G801];[Def.$D$5:.$F$5]));IF([.F801]=&quot;EI&quot;;INDEX([Def.$D$13:.$F$15];MATCH([.H801];[Def.$C$13:.$C$15]);MATCH([.G801];[Def.$D$12:.$F$12]));IF(OR([.F801]=&quot;EO&quot;;[.F801]=&quot;EQ&quot;);INDEX([Def.$D$19:.$F$21];MATCH([.H801];[Def.$C$19:.$C$21]);MATCH([.G801];[Def.$D$18:.$F$18]));&quot;#err&quot;)));&quot;&quot;)">
            <text:p/>
          </table:table-cell>
          <table:table-cell table:style-name="ce53" table:formula="of:=IF([.I801]&lt;&gt;&quot;&quot;;INDEX([Def.$J$6:.$L$10];MATCH([.F801];[Def.$I$6:.$I$10];0);MATCH([.I801];[Def.$J$5:.$L$5];0));&quot;&quot;)">
            <text:p/>
          </table:table-cell>
          <table:table-cell table:style-name="ce56"/>
          <table:table-cell table:style-name="ce59" table:formula="of:=IF([.K801]=&quot;&quot;;[.J801];[.J801]*[.K8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02]&lt;&gt;&quot;&quot;;IF(OR([.F802]=&quot;ILF&quot;;[.F802]=&quot;EIF&quot;);INDEX([Def.$D$6:.$F$8];MATCH([.H802];[Def.$C$6:.$C$8]);MATCH([.G802];[Def.$D$5:.$F$5]));IF([.F802]=&quot;EI&quot;;INDEX([Def.$D$13:.$F$15];MATCH([.H802];[Def.$C$13:.$C$15]);MATCH([.G802];[Def.$D$12:.$F$12]));IF(OR([.F802]=&quot;EO&quot;;[.F802]=&quot;EQ&quot;);INDEX([Def.$D$19:.$F$21];MATCH([.H802];[Def.$C$19:.$C$21]);MATCH([.G802];[Def.$D$18:.$F$18]));&quot;#err&quot;)));&quot;&quot;)">
            <text:p/>
          </table:table-cell>
          <table:table-cell table:style-name="ce53" table:formula="of:=IF([.I802]&lt;&gt;&quot;&quot;;INDEX([Def.$J$6:.$L$10];MATCH([.F802];[Def.$I$6:.$I$10];0);MATCH([.I802];[Def.$J$5:.$L$5];0));&quot;&quot;)">
            <text:p/>
          </table:table-cell>
          <table:table-cell table:style-name="ce56"/>
          <table:table-cell table:style-name="ce59" table:formula="of:=IF([.K802]=&quot;&quot;;[.J802];[.J802]*[.K8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03]&lt;&gt;&quot;&quot;;IF(OR([.F803]=&quot;ILF&quot;;[.F803]=&quot;EIF&quot;);INDEX([Def.$D$6:.$F$8];MATCH([.H803];[Def.$C$6:.$C$8]);MATCH([.G803];[Def.$D$5:.$F$5]));IF([.F803]=&quot;EI&quot;;INDEX([Def.$D$13:.$F$15];MATCH([.H803];[Def.$C$13:.$C$15]);MATCH([.G803];[Def.$D$12:.$F$12]));IF(OR([.F803]=&quot;EO&quot;;[.F803]=&quot;EQ&quot;);INDEX([Def.$D$19:.$F$21];MATCH([.H803];[Def.$C$19:.$C$21]);MATCH([.G803];[Def.$D$18:.$F$18]));&quot;#err&quot;)));&quot;&quot;)">
            <text:p/>
          </table:table-cell>
          <table:table-cell table:style-name="ce53" table:formula="of:=IF([.I803]&lt;&gt;&quot;&quot;;INDEX([Def.$J$6:.$L$10];MATCH([.F803];[Def.$I$6:.$I$10];0);MATCH([.I803];[Def.$J$5:.$L$5];0));&quot;&quot;)">
            <text:p/>
          </table:table-cell>
          <table:table-cell table:style-name="ce56"/>
          <table:table-cell table:style-name="ce59" table:formula="of:=IF([.K803]=&quot;&quot;;[.J803];[.J803]*[.K8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04]&lt;&gt;&quot;&quot;;IF(OR([.F804]=&quot;ILF&quot;;[.F804]=&quot;EIF&quot;);INDEX([Def.$D$6:.$F$8];MATCH([.H804];[Def.$C$6:.$C$8]);MATCH([.G804];[Def.$D$5:.$F$5]));IF([.F804]=&quot;EI&quot;;INDEX([Def.$D$13:.$F$15];MATCH([.H804];[Def.$C$13:.$C$15]);MATCH([.G804];[Def.$D$12:.$F$12]));IF(OR([.F804]=&quot;EO&quot;;[.F804]=&quot;EQ&quot;);INDEX([Def.$D$19:.$F$21];MATCH([.H804];[Def.$C$19:.$C$21]);MATCH([.G804];[Def.$D$18:.$F$18]));&quot;#err&quot;)));&quot;&quot;)">
            <text:p/>
          </table:table-cell>
          <table:table-cell table:style-name="ce53" table:formula="of:=IF([.I804]&lt;&gt;&quot;&quot;;INDEX([Def.$J$6:.$L$10];MATCH([.F804];[Def.$I$6:.$I$10];0);MATCH([.I804];[Def.$J$5:.$L$5];0));&quot;&quot;)">
            <text:p/>
          </table:table-cell>
          <table:table-cell table:style-name="ce56"/>
          <table:table-cell table:style-name="ce59" table:formula="of:=IF([.K804]=&quot;&quot;;[.J804];[.J804]*[.K8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05]&lt;&gt;&quot;&quot;;IF(OR([.F805]=&quot;ILF&quot;;[.F805]=&quot;EIF&quot;);INDEX([Def.$D$6:.$F$8];MATCH([.H805];[Def.$C$6:.$C$8]);MATCH([.G805];[Def.$D$5:.$F$5]));IF([.F805]=&quot;EI&quot;;INDEX([Def.$D$13:.$F$15];MATCH([.H805];[Def.$C$13:.$C$15]);MATCH([.G805];[Def.$D$12:.$F$12]));IF(OR([.F805]=&quot;EO&quot;;[.F805]=&quot;EQ&quot;);INDEX([Def.$D$19:.$F$21];MATCH([.H805];[Def.$C$19:.$C$21]);MATCH([.G805];[Def.$D$18:.$F$18]));&quot;#err&quot;)));&quot;&quot;)">
            <text:p/>
          </table:table-cell>
          <table:table-cell table:style-name="ce53" table:formula="of:=IF([.I805]&lt;&gt;&quot;&quot;;INDEX([Def.$J$6:.$L$10];MATCH([.F805];[Def.$I$6:.$I$10];0);MATCH([.I805];[Def.$J$5:.$L$5];0));&quot;&quot;)">
            <text:p/>
          </table:table-cell>
          <table:table-cell table:style-name="ce56"/>
          <table:table-cell table:style-name="ce59" table:formula="of:=IF([.K805]=&quot;&quot;;[.J805];[.J805]*[.K8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06]&lt;&gt;&quot;&quot;;IF(OR([.F806]=&quot;ILF&quot;;[.F806]=&quot;EIF&quot;);INDEX([Def.$D$6:.$F$8];MATCH([.H806];[Def.$C$6:.$C$8]);MATCH([.G806];[Def.$D$5:.$F$5]));IF([.F806]=&quot;EI&quot;;INDEX([Def.$D$13:.$F$15];MATCH([.H806];[Def.$C$13:.$C$15]);MATCH([.G806];[Def.$D$12:.$F$12]));IF(OR([.F806]=&quot;EO&quot;;[.F806]=&quot;EQ&quot;);INDEX([Def.$D$19:.$F$21];MATCH([.H806];[Def.$C$19:.$C$21]);MATCH([.G806];[Def.$D$18:.$F$18]));&quot;#err&quot;)));&quot;&quot;)">
            <text:p/>
          </table:table-cell>
          <table:table-cell table:style-name="ce53" table:formula="of:=IF([.I806]&lt;&gt;&quot;&quot;;INDEX([Def.$J$6:.$L$10];MATCH([.F806];[Def.$I$6:.$I$10];0);MATCH([.I806];[Def.$J$5:.$L$5];0));&quot;&quot;)">
            <text:p/>
          </table:table-cell>
          <table:table-cell table:style-name="ce56"/>
          <table:table-cell table:style-name="ce59" table:formula="of:=IF([.K806]=&quot;&quot;;[.J806];[.J806]*[.K8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07]&lt;&gt;&quot;&quot;;IF(OR([.F807]=&quot;ILF&quot;;[.F807]=&quot;EIF&quot;);INDEX([Def.$D$6:.$F$8];MATCH([.H807];[Def.$C$6:.$C$8]);MATCH([.G807];[Def.$D$5:.$F$5]));IF([.F807]=&quot;EI&quot;;INDEX([Def.$D$13:.$F$15];MATCH([.H807];[Def.$C$13:.$C$15]);MATCH([.G807];[Def.$D$12:.$F$12]));IF(OR([.F807]=&quot;EO&quot;;[.F807]=&quot;EQ&quot;);INDEX([Def.$D$19:.$F$21];MATCH([.H807];[Def.$C$19:.$C$21]);MATCH([.G807];[Def.$D$18:.$F$18]));&quot;#err&quot;)));&quot;&quot;)">
            <text:p/>
          </table:table-cell>
          <table:table-cell table:style-name="ce53" table:formula="of:=IF([.I807]&lt;&gt;&quot;&quot;;INDEX([Def.$J$6:.$L$10];MATCH([.F807];[Def.$I$6:.$I$10];0);MATCH([.I807];[Def.$J$5:.$L$5];0));&quot;&quot;)">
            <text:p/>
          </table:table-cell>
          <table:table-cell table:style-name="ce56"/>
          <table:table-cell table:style-name="ce59" table:formula="of:=IF([.K807]=&quot;&quot;;[.J807];[.J807]*[.K8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08]&lt;&gt;&quot;&quot;;IF(OR([.F808]=&quot;ILF&quot;;[.F808]=&quot;EIF&quot;);INDEX([Def.$D$6:.$F$8];MATCH([.H808];[Def.$C$6:.$C$8]);MATCH([.G808];[Def.$D$5:.$F$5]));IF([.F808]=&quot;EI&quot;;INDEX([Def.$D$13:.$F$15];MATCH([.H808];[Def.$C$13:.$C$15]);MATCH([.G808];[Def.$D$12:.$F$12]));IF(OR([.F808]=&quot;EO&quot;;[.F808]=&quot;EQ&quot;);INDEX([Def.$D$19:.$F$21];MATCH([.H808];[Def.$C$19:.$C$21]);MATCH([.G808];[Def.$D$18:.$F$18]));&quot;#err&quot;)));&quot;&quot;)">
            <text:p/>
          </table:table-cell>
          <table:table-cell table:style-name="ce53" table:formula="of:=IF([.I808]&lt;&gt;&quot;&quot;;INDEX([Def.$J$6:.$L$10];MATCH([.F808];[Def.$I$6:.$I$10];0);MATCH([.I808];[Def.$J$5:.$L$5];0));&quot;&quot;)">
            <text:p/>
          </table:table-cell>
          <table:table-cell table:style-name="ce56"/>
          <table:table-cell table:style-name="ce59" table:formula="of:=IF([.K808]=&quot;&quot;;[.J808];[.J808]*[.K8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09]&lt;&gt;&quot;&quot;;IF(OR([.F809]=&quot;ILF&quot;;[.F809]=&quot;EIF&quot;);INDEX([Def.$D$6:.$F$8];MATCH([.H809];[Def.$C$6:.$C$8]);MATCH([.G809];[Def.$D$5:.$F$5]));IF([.F809]=&quot;EI&quot;;INDEX([Def.$D$13:.$F$15];MATCH([.H809];[Def.$C$13:.$C$15]);MATCH([.G809];[Def.$D$12:.$F$12]));IF(OR([.F809]=&quot;EO&quot;;[.F809]=&quot;EQ&quot;);INDEX([Def.$D$19:.$F$21];MATCH([.H809];[Def.$C$19:.$C$21]);MATCH([.G809];[Def.$D$18:.$F$18]));&quot;#err&quot;)));&quot;&quot;)">
            <text:p/>
          </table:table-cell>
          <table:table-cell table:style-name="ce53" table:formula="of:=IF([.I809]&lt;&gt;&quot;&quot;;INDEX([Def.$J$6:.$L$10];MATCH([.F809];[Def.$I$6:.$I$10];0);MATCH([.I809];[Def.$J$5:.$L$5];0));&quot;&quot;)">
            <text:p/>
          </table:table-cell>
          <table:table-cell table:style-name="ce56"/>
          <table:table-cell table:style-name="ce59" table:formula="of:=IF([.K809]=&quot;&quot;;[.J809];[.J809]*[.K8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10]&lt;&gt;&quot;&quot;;IF(OR([.F810]=&quot;ILF&quot;;[.F810]=&quot;EIF&quot;);INDEX([Def.$D$6:.$F$8];MATCH([.H810];[Def.$C$6:.$C$8]);MATCH([.G810];[Def.$D$5:.$F$5]));IF([.F810]=&quot;EI&quot;;INDEX([Def.$D$13:.$F$15];MATCH([.H810];[Def.$C$13:.$C$15]);MATCH([.G810];[Def.$D$12:.$F$12]));IF(OR([.F810]=&quot;EO&quot;;[.F810]=&quot;EQ&quot;);INDEX([Def.$D$19:.$F$21];MATCH([.H810];[Def.$C$19:.$C$21]);MATCH([.G810];[Def.$D$18:.$F$18]));&quot;#err&quot;)));&quot;&quot;)">
            <text:p/>
          </table:table-cell>
          <table:table-cell table:style-name="ce53" table:formula="of:=IF([.I810]&lt;&gt;&quot;&quot;;INDEX([Def.$J$6:.$L$10];MATCH([.F810];[Def.$I$6:.$I$10];0);MATCH([.I810];[Def.$J$5:.$L$5];0));&quot;&quot;)">
            <text:p/>
          </table:table-cell>
          <table:table-cell table:style-name="ce56"/>
          <table:table-cell table:style-name="ce59" table:formula="of:=IF([.K810]=&quot;&quot;;[.J810];[.J810]*[.K8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11]&lt;&gt;&quot;&quot;;IF(OR([.F811]=&quot;ILF&quot;;[.F811]=&quot;EIF&quot;);INDEX([Def.$D$6:.$F$8];MATCH([.H811];[Def.$C$6:.$C$8]);MATCH([.G811];[Def.$D$5:.$F$5]));IF([.F811]=&quot;EI&quot;;INDEX([Def.$D$13:.$F$15];MATCH([.H811];[Def.$C$13:.$C$15]);MATCH([.G811];[Def.$D$12:.$F$12]));IF(OR([.F811]=&quot;EO&quot;;[.F811]=&quot;EQ&quot;);INDEX([Def.$D$19:.$F$21];MATCH([.H811];[Def.$C$19:.$C$21]);MATCH([.G811];[Def.$D$18:.$F$18]));&quot;#err&quot;)));&quot;&quot;)">
            <text:p/>
          </table:table-cell>
          <table:table-cell table:style-name="ce53" table:formula="of:=IF([.I811]&lt;&gt;&quot;&quot;;INDEX([Def.$J$6:.$L$10];MATCH([.F811];[Def.$I$6:.$I$10];0);MATCH([.I811];[Def.$J$5:.$L$5];0));&quot;&quot;)">
            <text:p/>
          </table:table-cell>
          <table:table-cell table:style-name="ce56"/>
          <table:table-cell table:style-name="ce59" table:formula="of:=IF([.K811]=&quot;&quot;;[.J811];[.J811]*[.K8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12]&lt;&gt;&quot;&quot;;IF(OR([.F812]=&quot;ILF&quot;;[.F812]=&quot;EIF&quot;);INDEX([Def.$D$6:.$F$8];MATCH([.H812];[Def.$C$6:.$C$8]);MATCH([.G812];[Def.$D$5:.$F$5]));IF([.F812]=&quot;EI&quot;;INDEX([Def.$D$13:.$F$15];MATCH([.H812];[Def.$C$13:.$C$15]);MATCH([.G812];[Def.$D$12:.$F$12]));IF(OR([.F812]=&quot;EO&quot;;[.F812]=&quot;EQ&quot;);INDEX([Def.$D$19:.$F$21];MATCH([.H812];[Def.$C$19:.$C$21]);MATCH([.G812];[Def.$D$18:.$F$18]));&quot;#err&quot;)));&quot;&quot;)">
            <text:p/>
          </table:table-cell>
          <table:table-cell table:style-name="ce53" table:formula="of:=IF([.I812]&lt;&gt;&quot;&quot;;INDEX([Def.$J$6:.$L$10];MATCH([.F812];[Def.$I$6:.$I$10];0);MATCH([.I812];[Def.$J$5:.$L$5];0));&quot;&quot;)">
            <text:p/>
          </table:table-cell>
          <table:table-cell table:style-name="ce56"/>
          <table:table-cell table:style-name="ce59" table:formula="of:=IF([.K812]=&quot;&quot;;[.J812];[.J812]*[.K8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13]&lt;&gt;&quot;&quot;;IF(OR([.F813]=&quot;ILF&quot;;[.F813]=&quot;EIF&quot;);INDEX([Def.$D$6:.$F$8];MATCH([.H813];[Def.$C$6:.$C$8]);MATCH([.G813];[Def.$D$5:.$F$5]));IF([.F813]=&quot;EI&quot;;INDEX([Def.$D$13:.$F$15];MATCH([.H813];[Def.$C$13:.$C$15]);MATCH([.G813];[Def.$D$12:.$F$12]));IF(OR([.F813]=&quot;EO&quot;;[.F813]=&quot;EQ&quot;);INDEX([Def.$D$19:.$F$21];MATCH([.H813];[Def.$C$19:.$C$21]);MATCH([.G813];[Def.$D$18:.$F$18]));&quot;#err&quot;)));&quot;&quot;)">
            <text:p/>
          </table:table-cell>
          <table:table-cell table:style-name="ce53" table:formula="of:=IF([.I813]&lt;&gt;&quot;&quot;;INDEX([Def.$J$6:.$L$10];MATCH([.F813];[Def.$I$6:.$I$10];0);MATCH([.I813];[Def.$J$5:.$L$5];0));&quot;&quot;)">
            <text:p/>
          </table:table-cell>
          <table:table-cell table:style-name="ce56"/>
          <table:table-cell table:style-name="ce59" table:formula="of:=IF([.K813]=&quot;&quot;;[.J813];[.J813]*[.K8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14]&lt;&gt;&quot;&quot;;IF(OR([.F814]=&quot;ILF&quot;;[.F814]=&quot;EIF&quot;);INDEX([Def.$D$6:.$F$8];MATCH([.H814];[Def.$C$6:.$C$8]);MATCH([.G814];[Def.$D$5:.$F$5]));IF([.F814]=&quot;EI&quot;;INDEX([Def.$D$13:.$F$15];MATCH([.H814];[Def.$C$13:.$C$15]);MATCH([.G814];[Def.$D$12:.$F$12]));IF(OR([.F814]=&quot;EO&quot;;[.F814]=&quot;EQ&quot;);INDEX([Def.$D$19:.$F$21];MATCH([.H814];[Def.$C$19:.$C$21]);MATCH([.G814];[Def.$D$18:.$F$18]));&quot;#err&quot;)));&quot;&quot;)">
            <text:p/>
          </table:table-cell>
          <table:table-cell table:style-name="ce53" table:formula="of:=IF([.I814]&lt;&gt;&quot;&quot;;INDEX([Def.$J$6:.$L$10];MATCH([.F814];[Def.$I$6:.$I$10];0);MATCH([.I814];[Def.$J$5:.$L$5];0));&quot;&quot;)">
            <text:p/>
          </table:table-cell>
          <table:table-cell table:style-name="ce56"/>
          <table:table-cell table:style-name="ce59" table:formula="of:=IF([.K814]=&quot;&quot;;[.J814];[.J814]*[.K8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15]&lt;&gt;&quot;&quot;;IF(OR([.F815]=&quot;ILF&quot;;[.F815]=&quot;EIF&quot;);INDEX([Def.$D$6:.$F$8];MATCH([.H815];[Def.$C$6:.$C$8]);MATCH([.G815];[Def.$D$5:.$F$5]));IF([.F815]=&quot;EI&quot;;INDEX([Def.$D$13:.$F$15];MATCH([.H815];[Def.$C$13:.$C$15]);MATCH([.G815];[Def.$D$12:.$F$12]));IF(OR([.F815]=&quot;EO&quot;;[.F815]=&quot;EQ&quot;);INDEX([Def.$D$19:.$F$21];MATCH([.H815];[Def.$C$19:.$C$21]);MATCH([.G815];[Def.$D$18:.$F$18]));&quot;#err&quot;)));&quot;&quot;)">
            <text:p/>
          </table:table-cell>
          <table:table-cell table:style-name="ce53" table:formula="of:=IF([.I815]&lt;&gt;&quot;&quot;;INDEX([Def.$J$6:.$L$10];MATCH([.F815];[Def.$I$6:.$I$10];0);MATCH([.I815];[Def.$J$5:.$L$5];0));&quot;&quot;)">
            <text:p/>
          </table:table-cell>
          <table:table-cell table:style-name="ce56"/>
          <table:table-cell table:style-name="ce59" table:formula="of:=IF([.K815]=&quot;&quot;;[.J815];[.J815]*[.K8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16]&lt;&gt;&quot;&quot;;IF(OR([.F816]=&quot;ILF&quot;;[.F816]=&quot;EIF&quot;);INDEX([Def.$D$6:.$F$8];MATCH([.H816];[Def.$C$6:.$C$8]);MATCH([.G816];[Def.$D$5:.$F$5]));IF([.F816]=&quot;EI&quot;;INDEX([Def.$D$13:.$F$15];MATCH([.H816];[Def.$C$13:.$C$15]);MATCH([.G816];[Def.$D$12:.$F$12]));IF(OR([.F816]=&quot;EO&quot;;[.F816]=&quot;EQ&quot;);INDEX([Def.$D$19:.$F$21];MATCH([.H816];[Def.$C$19:.$C$21]);MATCH([.G816];[Def.$D$18:.$F$18]));&quot;#err&quot;)));&quot;&quot;)">
            <text:p/>
          </table:table-cell>
          <table:table-cell table:style-name="ce53" table:formula="of:=IF([.I816]&lt;&gt;&quot;&quot;;INDEX([Def.$J$6:.$L$10];MATCH([.F816];[Def.$I$6:.$I$10];0);MATCH([.I816];[Def.$J$5:.$L$5];0));&quot;&quot;)">
            <text:p/>
          </table:table-cell>
          <table:table-cell table:style-name="ce56"/>
          <table:table-cell table:style-name="ce59" table:formula="of:=IF([.K816]=&quot;&quot;;[.J816];[.J816]*[.K8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17]&lt;&gt;&quot;&quot;;IF(OR([.F817]=&quot;ILF&quot;;[.F817]=&quot;EIF&quot;);INDEX([Def.$D$6:.$F$8];MATCH([.H817];[Def.$C$6:.$C$8]);MATCH([.G817];[Def.$D$5:.$F$5]));IF([.F817]=&quot;EI&quot;;INDEX([Def.$D$13:.$F$15];MATCH([.H817];[Def.$C$13:.$C$15]);MATCH([.G817];[Def.$D$12:.$F$12]));IF(OR([.F817]=&quot;EO&quot;;[.F817]=&quot;EQ&quot;);INDEX([Def.$D$19:.$F$21];MATCH([.H817];[Def.$C$19:.$C$21]);MATCH([.G817];[Def.$D$18:.$F$18]));&quot;#err&quot;)));&quot;&quot;)">
            <text:p/>
          </table:table-cell>
          <table:table-cell table:style-name="ce53" table:formula="of:=IF([.I817]&lt;&gt;&quot;&quot;;INDEX([Def.$J$6:.$L$10];MATCH([.F817];[Def.$I$6:.$I$10];0);MATCH([.I817];[Def.$J$5:.$L$5];0));&quot;&quot;)">
            <text:p/>
          </table:table-cell>
          <table:table-cell table:style-name="ce56"/>
          <table:table-cell table:style-name="ce59" table:formula="of:=IF([.K817]=&quot;&quot;;[.J817];[.J817]*[.K8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18]&lt;&gt;&quot;&quot;;IF(OR([.F818]=&quot;ILF&quot;;[.F818]=&quot;EIF&quot;);INDEX([Def.$D$6:.$F$8];MATCH([.H818];[Def.$C$6:.$C$8]);MATCH([.G818];[Def.$D$5:.$F$5]));IF([.F818]=&quot;EI&quot;;INDEX([Def.$D$13:.$F$15];MATCH([.H818];[Def.$C$13:.$C$15]);MATCH([.G818];[Def.$D$12:.$F$12]));IF(OR([.F818]=&quot;EO&quot;;[.F818]=&quot;EQ&quot;);INDEX([Def.$D$19:.$F$21];MATCH([.H818];[Def.$C$19:.$C$21]);MATCH([.G818];[Def.$D$18:.$F$18]));&quot;#err&quot;)));&quot;&quot;)">
            <text:p/>
          </table:table-cell>
          <table:table-cell table:style-name="ce53" table:formula="of:=IF([.I818]&lt;&gt;&quot;&quot;;INDEX([Def.$J$6:.$L$10];MATCH([.F818];[Def.$I$6:.$I$10];0);MATCH([.I818];[Def.$J$5:.$L$5];0));&quot;&quot;)">
            <text:p/>
          </table:table-cell>
          <table:table-cell table:style-name="ce56"/>
          <table:table-cell table:style-name="ce59" table:formula="of:=IF([.K818]=&quot;&quot;;[.J818];[.J818]*[.K8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19]&lt;&gt;&quot;&quot;;IF(OR([.F819]=&quot;ILF&quot;;[.F819]=&quot;EIF&quot;);INDEX([Def.$D$6:.$F$8];MATCH([.H819];[Def.$C$6:.$C$8]);MATCH([.G819];[Def.$D$5:.$F$5]));IF([.F819]=&quot;EI&quot;;INDEX([Def.$D$13:.$F$15];MATCH([.H819];[Def.$C$13:.$C$15]);MATCH([.G819];[Def.$D$12:.$F$12]));IF(OR([.F819]=&quot;EO&quot;;[.F819]=&quot;EQ&quot;);INDEX([Def.$D$19:.$F$21];MATCH([.H819];[Def.$C$19:.$C$21]);MATCH([.G819];[Def.$D$18:.$F$18]));&quot;#err&quot;)));&quot;&quot;)">
            <text:p/>
          </table:table-cell>
          <table:table-cell table:style-name="ce53" table:formula="of:=IF([.I819]&lt;&gt;&quot;&quot;;INDEX([Def.$J$6:.$L$10];MATCH([.F819];[Def.$I$6:.$I$10];0);MATCH([.I819];[Def.$J$5:.$L$5];0));&quot;&quot;)">
            <text:p/>
          </table:table-cell>
          <table:table-cell table:style-name="ce56"/>
          <table:table-cell table:style-name="ce59" table:formula="of:=IF([.K819]=&quot;&quot;;[.J819];[.J819]*[.K8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20]&lt;&gt;&quot;&quot;;IF(OR([.F820]=&quot;ILF&quot;;[.F820]=&quot;EIF&quot;);INDEX([Def.$D$6:.$F$8];MATCH([.H820];[Def.$C$6:.$C$8]);MATCH([.G820];[Def.$D$5:.$F$5]));IF([.F820]=&quot;EI&quot;;INDEX([Def.$D$13:.$F$15];MATCH([.H820];[Def.$C$13:.$C$15]);MATCH([.G820];[Def.$D$12:.$F$12]));IF(OR([.F820]=&quot;EO&quot;;[.F820]=&quot;EQ&quot;);INDEX([Def.$D$19:.$F$21];MATCH([.H820];[Def.$C$19:.$C$21]);MATCH([.G820];[Def.$D$18:.$F$18]));&quot;#err&quot;)));&quot;&quot;)">
            <text:p/>
          </table:table-cell>
          <table:table-cell table:style-name="ce53" table:formula="of:=IF([.I820]&lt;&gt;&quot;&quot;;INDEX([Def.$J$6:.$L$10];MATCH([.F820];[Def.$I$6:.$I$10];0);MATCH([.I820];[Def.$J$5:.$L$5];0));&quot;&quot;)">
            <text:p/>
          </table:table-cell>
          <table:table-cell table:style-name="ce56"/>
          <table:table-cell table:style-name="ce59" table:formula="of:=IF([.K820]=&quot;&quot;;[.J820];[.J820]*[.K8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21]&lt;&gt;&quot;&quot;;IF(OR([.F821]=&quot;ILF&quot;;[.F821]=&quot;EIF&quot;);INDEX([Def.$D$6:.$F$8];MATCH([.H821];[Def.$C$6:.$C$8]);MATCH([.G821];[Def.$D$5:.$F$5]));IF([.F821]=&quot;EI&quot;;INDEX([Def.$D$13:.$F$15];MATCH([.H821];[Def.$C$13:.$C$15]);MATCH([.G821];[Def.$D$12:.$F$12]));IF(OR([.F821]=&quot;EO&quot;;[.F821]=&quot;EQ&quot;);INDEX([Def.$D$19:.$F$21];MATCH([.H821];[Def.$C$19:.$C$21]);MATCH([.G821];[Def.$D$18:.$F$18]));&quot;#err&quot;)));&quot;&quot;)">
            <text:p/>
          </table:table-cell>
          <table:table-cell table:style-name="ce53" table:formula="of:=IF([.I821]&lt;&gt;&quot;&quot;;INDEX([Def.$J$6:.$L$10];MATCH([.F821];[Def.$I$6:.$I$10];0);MATCH([.I821];[Def.$J$5:.$L$5];0));&quot;&quot;)">
            <text:p/>
          </table:table-cell>
          <table:table-cell table:style-name="ce56"/>
          <table:table-cell table:style-name="ce59" table:formula="of:=IF([.K821]=&quot;&quot;;[.J821];[.J821]*[.K8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22]&lt;&gt;&quot;&quot;;IF(OR([.F822]=&quot;ILF&quot;;[.F822]=&quot;EIF&quot;);INDEX([Def.$D$6:.$F$8];MATCH([.H822];[Def.$C$6:.$C$8]);MATCH([.G822];[Def.$D$5:.$F$5]));IF([.F822]=&quot;EI&quot;;INDEX([Def.$D$13:.$F$15];MATCH([.H822];[Def.$C$13:.$C$15]);MATCH([.G822];[Def.$D$12:.$F$12]));IF(OR([.F822]=&quot;EO&quot;;[.F822]=&quot;EQ&quot;);INDEX([Def.$D$19:.$F$21];MATCH([.H822];[Def.$C$19:.$C$21]);MATCH([.G822];[Def.$D$18:.$F$18]));&quot;#err&quot;)));&quot;&quot;)">
            <text:p/>
          </table:table-cell>
          <table:table-cell table:style-name="ce53" table:formula="of:=IF([.I822]&lt;&gt;&quot;&quot;;INDEX([Def.$J$6:.$L$10];MATCH([.F822];[Def.$I$6:.$I$10];0);MATCH([.I822];[Def.$J$5:.$L$5];0));&quot;&quot;)">
            <text:p/>
          </table:table-cell>
          <table:table-cell table:style-name="ce56"/>
          <table:table-cell table:style-name="ce59" table:formula="of:=IF([.K822]=&quot;&quot;;[.J822];[.J822]*[.K8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23]&lt;&gt;&quot;&quot;;IF(OR([.F823]=&quot;ILF&quot;;[.F823]=&quot;EIF&quot;);INDEX([Def.$D$6:.$F$8];MATCH([.H823];[Def.$C$6:.$C$8]);MATCH([.G823];[Def.$D$5:.$F$5]));IF([.F823]=&quot;EI&quot;;INDEX([Def.$D$13:.$F$15];MATCH([.H823];[Def.$C$13:.$C$15]);MATCH([.G823];[Def.$D$12:.$F$12]));IF(OR([.F823]=&quot;EO&quot;;[.F823]=&quot;EQ&quot;);INDEX([Def.$D$19:.$F$21];MATCH([.H823];[Def.$C$19:.$C$21]);MATCH([.G823];[Def.$D$18:.$F$18]));&quot;#err&quot;)));&quot;&quot;)">
            <text:p/>
          </table:table-cell>
          <table:table-cell table:style-name="ce53" table:formula="of:=IF([.I823]&lt;&gt;&quot;&quot;;INDEX([Def.$J$6:.$L$10];MATCH([.F823];[Def.$I$6:.$I$10];0);MATCH([.I823];[Def.$J$5:.$L$5];0));&quot;&quot;)">
            <text:p/>
          </table:table-cell>
          <table:table-cell table:style-name="ce56"/>
          <table:table-cell table:style-name="ce59" table:formula="of:=IF([.K823]=&quot;&quot;;[.J823];[.J823]*[.K8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24]&lt;&gt;&quot;&quot;;IF(OR([.F824]=&quot;ILF&quot;;[.F824]=&quot;EIF&quot;);INDEX([Def.$D$6:.$F$8];MATCH([.H824];[Def.$C$6:.$C$8]);MATCH([.G824];[Def.$D$5:.$F$5]));IF([.F824]=&quot;EI&quot;;INDEX([Def.$D$13:.$F$15];MATCH([.H824];[Def.$C$13:.$C$15]);MATCH([.G824];[Def.$D$12:.$F$12]));IF(OR([.F824]=&quot;EO&quot;;[.F824]=&quot;EQ&quot;);INDEX([Def.$D$19:.$F$21];MATCH([.H824];[Def.$C$19:.$C$21]);MATCH([.G824];[Def.$D$18:.$F$18]));&quot;#err&quot;)));&quot;&quot;)">
            <text:p/>
          </table:table-cell>
          <table:table-cell table:style-name="ce53" table:formula="of:=IF([.I824]&lt;&gt;&quot;&quot;;INDEX([Def.$J$6:.$L$10];MATCH([.F824];[Def.$I$6:.$I$10];0);MATCH([.I824];[Def.$J$5:.$L$5];0));&quot;&quot;)">
            <text:p/>
          </table:table-cell>
          <table:table-cell table:style-name="ce56"/>
          <table:table-cell table:style-name="ce59" table:formula="of:=IF([.K824]=&quot;&quot;;[.J824];[.J824]*[.K8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25]&lt;&gt;&quot;&quot;;IF(OR([.F825]=&quot;ILF&quot;;[.F825]=&quot;EIF&quot;);INDEX([Def.$D$6:.$F$8];MATCH([.H825];[Def.$C$6:.$C$8]);MATCH([.G825];[Def.$D$5:.$F$5]));IF([.F825]=&quot;EI&quot;;INDEX([Def.$D$13:.$F$15];MATCH([.H825];[Def.$C$13:.$C$15]);MATCH([.G825];[Def.$D$12:.$F$12]));IF(OR([.F825]=&quot;EO&quot;;[.F825]=&quot;EQ&quot;);INDEX([Def.$D$19:.$F$21];MATCH([.H825];[Def.$C$19:.$C$21]);MATCH([.G825];[Def.$D$18:.$F$18]));&quot;#err&quot;)));&quot;&quot;)">
            <text:p/>
          </table:table-cell>
          <table:table-cell table:style-name="ce53" table:formula="of:=IF([.I825]&lt;&gt;&quot;&quot;;INDEX([Def.$J$6:.$L$10];MATCH([.F825];[Def.$I$6:.$I$10];0);MATCH([.I825];[Def.$J$5:.$L$5];0));&quot;&quot;)">
            <text:p/>
          </table:table-cell>
          <table:table-cell table:style-name="ce56"/>
          <table:table-cell table:style-name="ce59" table:formula="of:=IF([.K825]=&quot;&quot;;[.J825];[.J825]*[.K8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26]&lt;&gt;&quot;&quot;;IF(OR([.F826]=&quot;ILF&quot;;[.F826]=&quot;EIF&quot;);INDEX([Def.$D$6:.$F$8];MATCH([.H826];[Def.$C$6:.$C$8]);MATCH([.G826];[Def.$D$5:.$F$5]));IF([.F826]=&quot;EI&quot;;INDEX([Def.$D$13:.$F$15];MATCH([.H826];[Def.$C$13:.$C$15]);MATCH([.G826];[Def.$D$12:.$F$12]));IF(OR([.F826]=&quot;EO&quot;;[.F826]=&quot;EQ&quot;);INDEX([Def.$D$19:.$F$21];MATCH([.H826];[Def.$C$19:.$C$21]);MATCH([.G826];[Def.$D$18:.$F$18]));&quot;#err&quot;)));&quot;&quot;)">
            <text:p/>
          </table:table-cell>
          <table:table-cell table:style-name="ce53" table:formula="of:=IF([.I826]&lt;&gt;&quot;&quot;;INDEX([Def.$J$6:.$L$10];MATCH([.F826];[Def.$I$6:.$I$10];0);MATCH([.I826];[Def.$J$5:.$L$5];0));&quot;&quot;)">
            <text:p/>
          </table:table-cell>
          <table:table-cell table:style-name="ce56"/>
          <table:table-cell table:style-name="ce59" table:formula="of:=IF([.K826]=&quot;&quot;;[.J826];[.J826]*[.K8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27]&lt;&gt;&quot;&quot;;IF(OR([.F827]=&quot;ILF&quot;;[.F827]=&quot;EIF&quot;);INDEX([Def.$D$6:.$F$8];MATCH([.H827];[Def.$C$6:.$C$8]);MATCH([.G827];[Def.$D$5:.$F$5]));IF([.F827]=&quot;EI&quot;;INDEX([Def.$D$13:.$F$15];MATCH([.H827];[Def.$C$13:.$C$15]);MATCH([.G827];[Def.$D$12:.$F$12]));IF(OR([.F827]=&quot;EO&quot;;[.F827]=&quot;EQ&quot;);INDEX([Def.$D$19:.$F$21];MATCH([.H827];[Def.$C$19:.$C$21]);MATCH([.G827];[Def.$D$18:.$F$18]));&quot;#err&quot;)));&quot;&quot;)">
            <text:p/>
          </table:table-cell>
          <table:table-cell table:style-name="ce53" table:formula="of:=IF([.I827]&lt;&gt;&quot;&quot;;INDEX([Def.$J$6:.$L$10];MATCH([.F827];[Def.$I$6:.$I$10];0);MATCH([.I827];[Def.$J$5:.$L$5];0));&quot;&quot;)">
            <text:p/>
          </table:table-cell>
          <table:table-cell table:style-name="ce56"/>
          <table:table-cell table:style-name="ce59" table:formula="of:=IF([.K827]=&quot;&quot;;[.J827];[.J827]*[.K8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28]&lt;&gt;&quot;&quot;;IF(OR([.F828]=&quot;ILF&quot;;[.F828]=&quot;EIF&quot;);INDEX([Def.$D$6:.$F$8];MATCH([.H828];[Def.$C$6:.$C$8]);MATCH([.G828];[Def.$D$5:.$F$5]));IF([.F828]=&quot;EI&quot;;INDEX([Def.$D$13:.$F$15];MATCH([.H828];[Def.$C$13:.$C$15]);MATCH([.G828];[Def.$D$12:.$F$12]));IF(OR([.F828]=&quot;EO&quot;;[.F828]=&quot;EQ&quot;);INDEX([Def.$D$19:.$F$21];MATCH([.H828];[Def.$C$19:.$C$21]);MATCH([.G828];[Def.$D$18:.$F$18]));&quot;#err&quot;)));&quot;&quot;)">
            <text:p/>
          </table:table-cell>
          <table:table-cell table:style-name="ce53" table:formula="of:=IF([.I828]&lt;&gt;&quot;&quot;;INDEX([Def.$J$6:.$L$10];MATCH([.F828];[Def.$I$6:.$I$10];0);MATCH([.I828];[Def.$J$5:.$L$5];0));&quot;&quot;)">
            <text:p/>
          </table:table-cell>
          <table:table-cell table:style-name="ce56"/>
          <table:table-cell table:style-name="ce59" table:formula="of:=IF([.K828]=&quot;&quot;;[.J828];[.J828]*[.K8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29]&lt;&gt;&quot;&quot;;IF(OR([.F829]=&quot;ILF&quot;;[.F829]=&quot;EIF&quot;);INDEX([Def.$D$6:.$F$8];MATCH([.H829];[Def.$C$6:.$C$8]);MATCH([.G829];[Def.$D$5:.$F$5]));IF([.F829]=&quot;EI&quot;;INDEX([Def.$D$13:.$F$15];MATCH([.H829];[Def.$C$13:.$C$15]);MATCH([.G829];[Def.$D$12:.$F$12]));IF(OR([.F829]=&quot;EO&quot;;[.F829]=&quot;EQ&quot;);INDEX([Def.$D$19:.$F$21];MATCH([.H829];[Def.$C$19:.$C$21]);MATCH([.G829];[Def.$D$18:.$F$18]));&quot;#err&quot;)));&quot;&quot;)">
            <text:p/>
          </table:table-cell>
          <table:table-cell table:style-name="ce53" table:formula="of:=IF([.I829]&lt;&gt;&quot;&quot;;INDEX([Def.$J$6:.$L$10];MATCH([.F829];[Def.$I$6:.$I$10];0);MATCH([.I829];[Def.$J$5:.$L$5];0));&quot;&quot;)">
            <text:p/>
          </table:table-cell>
          <table:table-cell table:style-name="ce56"/>
          <table:table-cell table:style-name="ce59" table:formula="of:=IF([.K829]=&quot;&quot;;[.J829];[.J829]*[.K8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30]&lt;&gt;&quot;&quot;;IF(OR([.F830]=&quot;ILF&quot;;[.F830]=&quot;EIF&quot;);INDEX([Def.$D$6:.$F$8];MATCH([.H830];[Def.$C$6:.$C$8]);MATCH([.G830];[Def.$D$5:.$F$5]));IF([.F830]=&quot;EI&quot;;INDEX([Def.$D$13:.$F$15];MATCH([.H830];[Def.$C$13:.$C$15]);MATCH([.G830];[Def.$D$12:.$F$12]));IF(OR([.F830]=&quot;EO&quot;;[.F830]=&quot;EQ&quot;);INDEX([Def.$D$19:.$F$21];MATCH([.H830];[Def.$C$19:.$C$21]);MATCH([.G830];[Def.$D$18:.$F$18]));&quot;#err&quot;)));&quot;&quot;)">
            <text:p/>
          </table:table-cell>
          <table:table-cell table:style-name="ce53" table:formula="of:=IF([.I830]&lt;&gt;&quot;&quot;;INDEX([Def.$J$6:.$L$10];MATCH([.F830];[Def.$I$6:.$I$10];0);MATCH([.I830];[Def.$J$5:.$L$5];0));&quot;&quot;)">
            <text:p/>
          </table:table-cell>
          <table:table-cell table:style-name="ce56"/>
          <table:table-cell table:style-name="ce59" table:formula="of:=IF([.K830]=&quot;&quot;;[.J830];[.J830]*[.K8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31]&lt;&gt;&quot;&quot;;IF(OR([.F831]=&quot;ILF&quot;;[.F831]=&quot;EIF&quot;);INDEX([Def.$D$6:.$F$8];MATCH([.H831];[Def.$C$6:.$C$8]);MATCH([.G831];[Def.$D$5:.$F$5]));IF([.F831]=&quot;EI&quot;;INDEX([Def.$D$13:.$F$15];MATCH([.H831];[Def.$C$13:.$C$15]);MATCH([.G831];[Def.$D$12:.$F$12]));IF(OR([.F831]=&quot;EO&quot;;[.F831]=&quot;EQ&quot;);INDEX([Def.$D$19:.$F$21];MATCH([.H831];[Def.$C$19:.$C$21]);MATCH([.G831];[Def.$D$18:.$F$18]));&quot;#err&quot;)));&quot;&quot;)">
            <text:p/>
          </table:table-cell>
          <table:table-cell table:style-name="ce53" table:formula="of:=IF([.I831]&lt;&gt;&quot;&quot;;INDEX([Def.$J$6:.$L$10];MATCH([.F831];[Def.$I$6:.$I$10];0);MATCH([.I831];[Def.$J$5:.$L$5];0));&quot;&quot;)">
            <text:p/>
          </table:table-cell>
          <table:table-cell table:style-name="ce56"/>
          <table:table-cell table:style-name="ce59" table:formula="of:=IF([.K831]=&quot;&quot;;[.J831];[.J831]*[.K8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32]&lt;&gt;&quot;&quot;;IF(OR([.F832]=&quot;ILF&quot;;[.F832]=&quot;EIF&quot;);INDEX([Def.$D$6:.$F$8];MATCH([.H832];[Def.$C$6:.$C$8]);MATCH([.G832];[Def.$D$5:.$F$5]));IF([.F832]=&quot;EI&quot;;INDEX([Def.$D$13:.$F$15];MATCH([.H832];[Def.$C$13:.$C$15]);MATCH([.G832];[Def.$D$12:.$F$12]));IF(OR([.F832]=&quot;EO&quot;;[.F832]=&quot;EQ&quot;);INDEX([Def.$D$19:.$F$21];MATCH([.H832];[Def.$C$19:.$C$21]);MATCH([.G832];[Def.$D$18:.$F$18]));&quot;#err&quot;)));&quot;&quot;)">
            <text:p/>
          </table:table-cell>
          <table:table-cell table:style-name="ce53" table:formula="of:=IF([.I832]&lt;&gt;&quot;&quot;;INDEX([Def.$J$6:.$L$10];MATCH([.F832];[Def.$I$6:.$I$10];0);MATCH([.I832];[Def.$J$5:.$L$5];0));&quot;&quot;)">
            <text:p/>
          </table:table-cell>
          <table:table-cell table:style-name="ce56"/>
          <table:table-cell table:style-name="ce59" table:formula="of:=IF([.K832]=&quot;&quot;;[.J832];[.J832]*[.K8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33]&lt;&gt;&quot;&quot;;IF(OR([.F833]=&quot;ILF&quot;;[.F833]=&quot;EIF&quot;);INDEX([Def.$D$6:.$F$8];MATCH([.H833];[Def.$C$6:.$C$8]);MATCH([.G833];[Def.$D$5:.$F$5]));IF([.F833]=&quot;EI&quot;;INDEX([Def.$D$13:.$F$15];MATCH([.H833];[Def.$C$13:.$C$15]);MATCH([.G833];[Def.$D$12:.$F$12]));IF(OR([.F833]=&quot;EO&quot;;[.F833]=&quot;EQ&quot;);INDEX([Def.$D$19:.$F$21];MATCH([.H833];[Def.$C$19:.$C$21]);MATCH([.G833];[Def.$D$18:.$F$18]));&quot;#err&quot;)));&quot;&quot;)">
            <text:p/>
          </table:table-cell>
          <table:table-cell table:style-name="ce53" table:formula="of:=IF([.I833]&lt;&gt;&quot;&quot;;INDEX([Def.$J$6:.$L$10];MATCH([.F833];[Def.$I$6:.$I$10];0);MATCH([.I833];[Def.$J$5:.$L$5];0));&quot;&quot;)">
            <text:p/>
          </table:table-cell>
          <table:table-cell table:style-name="ce56"/>
          <table:table-cell table:style-name="ce59" table:formula="of:=IF([.K833]=&quot;&quot;;[.J833];[.J833]*[.K8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34]&lt;&gt;&quot;&quot;;IF(OR([.F834]=&quot;ILF&quot;;[.F834]=&quot;EIF&quot;);INDEX([Def.$D$6:.$F$8];MATCH([.H834];[Def.$C$6:.$C$8]);MATCH([.G834];[Def.$D$5:.$F$5]));IF([.F834]=&quot;EI&quot;;INDEX([Def.$D$13:.$F$15];MATCH([.H834];[Def.$C$13:.$C$15]);MATCH([.G834];[Def.$D$12:.$F$12]));IF(OR([.F834]=&quot;EO&quot;;[.F834]=&quot;EQ&quot;);INDEX([Def.$D$19:.$F$21];MATCH([.H834];[Def.$C$19:.$C$21]);MATCH([.G834];[Def.$D$18:.$F$18]));&quot;#err&quot;)));&quot;&quot;)">
            <text:p/>
          </table:table-cell>
          <table:table-cell table:style-name="ce53" table:formula="of:=IF([.I834]&lt;&gt;&quot;&quot;;INDEX([Def.$J$6:.$L$10];MATCH([.F834];[Def.$I$6:.$I$10];0);MATCH([.I834];[Def.$J$5:.$L$5];0));&quot;&quot;)">
            <text:p/>
          </table:table-cell>
          <table:table-cell table:style-name="ce56"/>
          <table:table-cell table:style-name="ce59" table:formula="of:=IF([.K834]=&quot;&quot;;[.J834];[.J834]*[.K8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35]&lt;&gt;&quot;&quot;;IF(OR([.F835]=&quot;ILF&quot;;[.F835]=&quot;EIF&quot;);INDEX([Def.$D$6:.$F$8];MATCH([.H835];[Def.$C$6:.$C$8]);MATCH([.G835];[Def.$D$5:.$F$5]));IF([.F835]=&quot;EI&quot;;INDEX([Def.$D$13:.$F$15];MATCH([.H835];[Def.$C$13:.$C$15]);MATCH([.G835];[Def.$D$12:.$F$12]));IF(OR([.F835]=&quot;EO&quot;;[.F835]=&quot;EQ&quot;);INDEX([Def.$D$19:.$F$21];MATCH([.H835];[Def.$C$19:.$C$21]);MATCH([.G835];[Def.$D$18:.$F$18]));&quot;#err&quot;)));&quot;&quot;)">
            <text:p/>
          </table:table-cell>
          <table:table-cell table:style-name="ce53" table:formula="of:=IF([.I835]&lt;&gt;&quot;&quot;;INDEX([Def.$J$6:.$L$10];MATCH([.F835];[Def.$I$6:.$I$10];0);MATCH([.I835];[Def.$J$5:.$L$5];0));&quot;&quot;)">
            <text:p/>
          </table:table-cell>
          <table:table-cell table:style-name="ce56"/>
          <table:table-cell table:style-name="ce59" table:formula="of:=IF([.K835]=&quot;&quot;;[.J835];[.J835]*[.K8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36]&lt;&gt;&quot;&quot;;IF(OR([.F836]=&quot;ILF&quot;;[.F836]=&quot;EIF&quot;);INDEX([Def.$D$6:.$F$8];MATCH([.H836];[Def.$C$6:.$C$8]);MATCH([.G836];[Def.$D$5:.$F$5]));IF([.F836]=&quot;EI&quot;;INDEX([Def.$D$13:.$F$15];MATCH([.H836];[Def.$C$13:.$C$15]);MATCH([.G836];[Def.$D$12:.$F$12]));IF(OR([.F836]=&quot;EO&quot;;[.F836]=&quot;EQ&quot;);INDEX([Def.$D$19:.$F$21];MATCH([.H836];[Def.$C$19:.$C$21]);MATCH([.G836];[Def.$D$18:.$F$18]));&quot;#err&quot;)));&quot;&quot;)">
            <text:p/>
          </table:table-cell>
          <table:table-cell table:style-name="ce53" table:formula="of:=IF([.I836]&lt;&gt;&quot;&quot;;INDEX([Def.$J$6:.$L$10];MATCH([.F836];[Def.$I$6:.$I$10];0);MATCH([.I836];[Def.$J$5:.$L$5];0));&quot;&quot;)">
            <text:p/>
          </table:table-cell>
          <table:table-cell table:style-name="ce56"/>
          <table:table-cell table:style-name="ce59" table:formula="of:=IF([.K836]=&quot;&quot;;[.J836];[.J836]*[.K8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37]&lt;&gt;&quot;&quot;;IF(OR([.F837]=&quot;ILF&quot;;[.F837]=&quot;EIF&quot;);INDEX([Def.$D$6:.$F$8];MATCH([.H837];[Def.$C$6:.$C$8]);MATCH([.G837];[Def.$D$5:.$F$5]));IF([.F837]=&quot;EI&quot;;INDEX([Def.$D$13:.$F$15];MATCH([.H837];[Def.$C$13:.$C$15]);MATCH([.G837];[Def.$D$12:.$F$12]));IF(OR([.F837]=&quot;EO&quot;;[.F837]=&quot;EQ&quot;);INDEX([Def.$D$19:.$F$21];MATCH([.H837];[Def.$C$19:.$C$21]);MATCH([.G837];[Def.$D$18:.$F$18]));&quot;#err&quot;)));&quot;&quot;)">
            <text:p/>
          </table:table-cell>
          <table:table-cell table:style-name="ce53" table:formula="of:=IF([.I837]&lt;&gt;&quot;&quot;;INDEX([Def.$J$6:.$L$10];MATCH([.F837];[Def.$I$6:.$I$10];0);MATCH([.I837];[Def.$J$5:.$L$5];0));&quot;&quot;)">
            <text:p/>
          </table:table-cell>
          <table:table-cell table:style-name="ce56"/>
          <table:table-cell table:style-name="ce59" table:formula="of:=IF([.K837]=&quot;&quot;;[.J837];[.J837]*[.K8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38]&lt;&gt;&quot;&quot;;IF(OR([.F838]=&quot;ILF&quot;;[.F838]=&quot;EIF&quot;);INDEX([Def.$D$6:.$F$8];MATCH([.H838];[Def.$C$6:.$C$8]);MATCH([.G838];[Def.$D$5:.$F$5]));IF([.F838]=&quot;EI&quot;;INDEX([Def.$D$13:.$F$15];MATCH([.H838];[Def.$C$13:.$C$15]);MATCH([.G838];[Def.$D$12:.$F$12]));IF(OR([.F838]=&quot;EO&quot;;[.F838]=&quot;EQ&quot;);INDEX([Def.$D$19:.$F$21];MATCH([.H838];[Def.$C$19:.$C$21]);MATCH([.G838];[Def.$D$18:.$F$18]));&quot;#err&quot;)));&quot;&quot;)">
            <text:p/>
          </table:table-cell>
          <table:table-cell table:style-name="ce53" table:formula="of:=IF([.I838]&lt;&gt;&quot;&quot;;INDEX([Def.$J$6:.$L$10];MATCH([.F838];[Def.$I$6:.$I$10];0);MATCH([.I838];[Def.$J$5:.$L$5];0));&quot;&quot;)">
            <text:p/>
          </table:table-cell>
          <table:table-cell table:style-name="ce56"/>
          <table:table-cell table:style-name="ce59" table:formula="of:=IF([.K838]=&quot;&quot;;[.J838];[.J838]*[.K8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39]&lt;&gt;&quot;&quot;;IF(OR([.F839]=&quot;ILF&quot;;[.F839]=&quot;EIF&quot;);INDEX([Def.$D$6:.$F$8];MATCH([.H839];[Def.$C$6:.$C$8]);MATCH([.G839];[Def.$D$5:.$F$5]));IF([.F839]=&quot;EI&quot;;INDEX([Def.$D$13:.$F$15];MATCH([.H839];[Def.$C$13:.$C$15]);MATCH([.G839];[Def.$D$12:.$F$12]));IF(OR([.F839]=&quot;EO&quot;;[.F839]=&quot;EQ&quot;);INDEX([Def.$D$19:.$F$21];MATCH([.H839];[Def.$C$19:.$C$21]);MATCH([.G839];[Def.$D$18:.$F$18]));&quot;#err&quot;)));&quot;&quot;)">
            <text:p/>
          </table:table-cell>
          <table:table-cell table:style-name="ce53" table:formula="of:=IF([.I839]&lt;&gt;&quot;&quot;;INDEX([Def.$J$6:.$L$10];MATCH([.F839];[Def.$I$6:.$I$10];0);MATCH([.I839];[Def.$J$5:.$L$5];0));&quot;&quot;)">
            <text:p/>
          </table:table-cell>
          <table:table-cell table:style-name="ce56"/>
          <table:table-cell table:style-name="ce59" table:formula="of:=IF([.K839]=&quot;&quot;;[.J839];[.J839]*[.K8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40]&lt;&gt;&quot;&quot;;IF(OR([.F840]=&quot;ILF&quot;;[.F840]=&quot;EIF&quot;);INDEX([Def.$D$6:.$F$8];MATCH([.H840];[Def.$C$6:.$C$8]);MATCH([.G840];[Def.$D$5:.$F$5]));IF([.F840]=&quot;EI&quot;;INDEX([Def.$D$13:.$F$15];MATCH([.H840];[Def.$C$13:.$C$15]);MATCH([.G840];[Def.$D$12:.$F$12]));IF(OR([.F840]=&quot;EO&quot;;[.F840]=&quot;EQ&quot;);INDEX([Def.$D$19:.$F$21];MATCH([.H840];[Def.$C$19:.$C$21]);MATCH([.G840];[Def.$D$18:.$F$18]));&quot;#err&quot;)));&quot;&quot;)">
            <text:p/>
          </table:table-cell>
          <table:table-cell table:style-name="ce53" table:formula="of:=IF([.I840]&lt;&gt;&quot;&quot;;INDEX([Def.$J$6:.$L$10];MATCH([.F840];[Def.$I$6:.$I$10];0);MATCH([.I840];[Def.$J$5:.$L$5];0));&quot;&quot;)">
            <text:p/>
          </table:table-cell>
          <table:table-cell table:style-name="ce56"/>
          <table:table-cell table:style-name="ce59" table:formula="of:=IF([.K840]=&quot;&quot;;[.J840];[.J840]*[.K8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41]&lt;&gt;&quot;&quot;;IF(OR([.F841]=&quot;ILF&quot;;[.F841]=&quot;EIF&quot;);INDEX([Def.$D$6:.$F$8];MATCH([.H841];[Def.$C$6:.$C$8]);MATCH([.G841];[Def.$D$5:.$F$5]));IF([.F841]=&quot;EI&quot;;INDEX([Def.$D$13:.$F$15];MATCH([.H841];[Def.$C$13:.$C$15]);MATCH([.G841];[Def.$D$12:.$F$12]));IF(OR([.F841]=&quot;EO&quot;;[.F841]=&quot;EQ&quot;);INDEX([Def.$D$19:.$F$21];MATCH([.H841];[Def.$C$19:.$C$21]);MATCH([.G841];[Def.$D$18:.$F$18]));&quot;#err&quot;)));&quot;&quot;)">
            <text:p/>
          </table:table-cell>
          <table:table-cell table:style-name="ce53" table:formula="of:=IF([.I841]&lt;&gt;&quot;&quot;;INDEX([Def.$J$6:.$L$10];MATCH([.F841];[Def.$I$6:.$I$10];0);MATCH([.I841];[Def.$J$5:.$L$5];0));&quot;&quot;)">
            <text:p/>
          </table:table-cell>
          <table:table-cell table:style-name="ce56"/>
          <table:table-cell table:style-name="ce59" table:formula="of:=IF([.K841]=&quot;&quot;;[.J841];[.J841]*[.K8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42]&lt;&gt;&quot;&quot;;IF(OR([.F842]=&quot;ILF&quot;;[.F842]=&quot;EIF&quot;);INDEX([Def.$D$6:.$F$8];MATCH([.H842];[Def.$C$6:.$C$8]);MATCH([.G842];[Def.$D$5:.$F$5]));IF([.F842]=&quot;EI&quot;;INDEX([Def.$D$13:.$F$15];MATCH([.H842];[Def.$C$13:.$C$15]);MATCH([.G842];[Def.$D$12:.$F$12]));IF(OR([.F842]=&quot;EO&quot;;[.F842]=&quot;EQ&quot;);INDEX([Def.$D$19:.$F$21];MATCH([.H842];[Def.$C$19:.$C$21]);MATCH([.G842];[Def.$D$18:.$F$18]));&quot;#err&quot;)));&quot;&quot;)">
            <text:p/>
          </table:table-cell>
          <table:table-cell table:style-name="ce53" table:formula="of:=IF([.I842]&lt;&gt;&quot;&quot;;INDEX([Def.$J$6:.$L$10];MATCH([.F842];[Def.$I$6:.$I$10];0);MATCH([.I842];[Def.$J$5:.$L$5];0));&quot;&quot;)">
            <text:p/>
          </table:table-cell>
          <table:table-cell table:style-name="ce56"/>
          <table:table-cell table:style-name="ce59" table:formula="of:=IF([.K842]=&quot;&quot;;[.J842];[.J842]*[.K8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43]&lt;&gt;&quot;&quot;;IF(OR([.F843]=&quot;ILF&quot;;[.F843]=&quot;EIF&quot;);INDEX([Def.$D$6:.$F$8];MATCH([.H843];[Def.$C$6:.$C$8]);MATCH([.G843];[Def.$D$5:.$F$5]));IF([.F843]=&quot;EI&quot;;INDEX([Def.$D$13:.$F$15];MATCH([.H843];[Def.$C$13:.$C$15]);MATCH([.G843];[Def.$D$12:.$F$12]));IF(OR([.F843]=&quot;EO&quot;;[.F843]=&quot;EQ&quot;);INDEX([Def.$D$19:.$F$21];MATCH([.H843];[Def.$C$19:.$C$21]);MATCH([.G843];[Def.$D$18:.$F$18]));&quot;#err&quot;)));&quot;&quot;)">
            <text:p/>
          </table:table-cell>
          <table:table-cell table:style-name="ce53" table:formula="of:=IF([.I843]&lt;&gt;&quot;&quot;;INDEX([Def.$J$6:.$L$10];MATCH([.F843];[Def.$I$6:.$I$10];0);MATCH([.I843];[Def.$J$5:.$L$5];0));&quot;&quot;)">
            <text:p/>
          </table:table-cell>
          <table:table-cell table:style-name="ce56"/>
          <table:table-cell table:style-name="ce59" table:formula="of:=IF([.K843]=&quot;&quot;;[.J843];[.J843]*[.K8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44]&lt;&gt;&quot;&quot;;IF(OR([.F844]=&quot;ILF&quot;;[.F844]=&quot;EIF&quot;);INDEX([Def.$D$6:.$F$8];MATCH([.H844];[Def.$C$6:.$C$8]);MATCH([.G844];[Def.$D$5:.$F$5]));IF([.F844]=&quot;EI&quot;;INDEX([Def.$D$13:.$F$15];MATCH([.H844];[Def.$C$13:.$C$15]);MATCH([.G844];[Def.$D$12:.$F$12]));IF(OR([.F844]=&quot;EO&quot;;[.F844]=&quot;EQ&quot;);INDEX([Def.$D$19:.$F$21];MATCH([.H844];[Def.$C$19:.$C$21]);MATCH([.G844];[Def.$D$18:.$F$18]));&quot;#err&quot;)));&quot;&quot;)">
            <text:p/>
          </table:table-cell>
          <table:table-cell table:style-name="ce53" table:formula="of:=IF([.I844]&lt;&gt;&quot;&quot;;INDEX([Def.$J$6:.$L$10];MATCH([.F844];[Def.$I$6:.$I$10];0);MATCH([.I844];[Def.$J$5:.$L$5];0));&quot;&quot;)">
            <text:p/>
          </table:table-cell>
          <table:table-cell table:style-name="ce56"/>
          <table:table-cell table:style-name="ce59" table:formula="of:=IF([.K844]=&quot;&quot;;[.J844];[.J844]*[.K8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45]&lt;&gt;&quot;&quot;;IF(OR([.F845]=&quot;ILF&quot;;[.F845]=&quot;EIF&quot;);INDEX([Def.$D$6:.$F$8];MATCH([.H845];[Def.$C$6:.$C$8]);MATCH([.G845];[Def.$D$5:.$F$5]));IF([.F845]=&quot;EI&quot;;INDEX([Def.$D$13:.$F$15];MATCH([.H845];[Def.$C$13:.$C$15]);MATCH([.G845];[Def.$D$12:.$F$12]));IF(OR([.F845]=&quot;EO&quot;;[.F845]=&quot;EQ&quot;);INDEX([Def.$D$19:.$F$21];MATCH([.H845];[Def.$C$19:.$C$21]);MATCH([.G845];[Def.$D$18:.$F$18]));&quot;#err&quot;)));&quot;&quot;)">
            <text:p/>
          </table:table-cell>
          <table:table-cell table:style-name="ce53" table:formula="of:=IF([.I845]&lt;&gt;&quot;&quot;;INDEX([Def.$J$6:.$L$10];MATCH([.F845];[Def.$I$6:.$I$10];0);MATCH([.I845];[Def.$J$5:.$L$5];0));&quot;&quot;)">
            <text:p/>
          </table:table-cell>
          <table:table-cell table:style-name="ce56"/>
          <table:table-cell table:style-name="ce59" table:formula="of:=IF([.K845]=&quot;&quot;;[.J845];[.J845]*[.K8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46]&lt;&gt;&quot;&quot;;IF(OR([.F846]=&quot;ILF&quot;;[.F846]=&quot;EIF&quot;);INDEX([Def.$D$6:.$F$8];MATCH([.H846];[Def.$C$6:.$C$8]);MATCH([.G846];[Def.$D$5:.$F$5]));IF([.F846]=&quot;EI&quot;;INDEX([Def.$D$13:.$F$15];MATCH([.H846];[Def.$C$13:.$C$15]);MATCH([.G846];[Def.$D$12:.$F$12]));IF(OR([.F846]=&quot;EO&quot;;[.F846]=&quot;EQ&quot;);INDEX([Def.$D$19:.$F$21];MATCH([.H846];[Def.$C$19:.$C$21]);MATCH([.G846];[Def.$D$18:.$F$18]));&quot;#err&quot;)));&quot;&quot;)">
            <text:p/>
          </table:table-cell>
          <table:table-cell table:style-name="ce53" table:formula="of:=IF([.I846]&lt;&gt;&quot;&quot;;INDEX([Def.$J$6:.$L$10];MATCH([.F846];[Def.$I$6:.$I$10];0);MATCH([.I846];[Def.$J$5:.$L$5];0));&quot;&quot;)">
            <text:p/>
          </table:table-cell>
          <table:table-cell table:style-name="ce56"/>
          <table:table-cell table:style-name="ce59" table:formula="of:=IF([.K846]=&quot;&quot;;[.J846];[.J846]*[.K8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47]&lt;&gt;&quot;&quot;;IF(OR([.F847]=&quot;ILF&quot;;[.F847]=&quot;EIF&quot;);INDEX([Def.$D$6:.$F$8];MATCH([.H847];[Def.$C$6:.$C$8]);MATCH([.G847];[Def.$D$5:.$F$5]));IF([.F847]=&quot;EI&quot;;INDEX([Def.$D$13:.$F$15];MATCH([.H847];[Def.$C$13:.$C$15]);MATCH([.G847];[Def.$D$12:.$F$12]));IF(OR([.F847]=&quot;EO&quot;;[.F847]=&quot;EQ&quot;);INDEX([Def.$D$19:.$F$21];MATCH([.H847];[Def.$C$19:.$C$21]);MATCH([.G847];[Def.$D$18:.$F$18]));&quot;#err&quot;)));&quot;&quot;)">
            <text:p/>
          </table:table-cell>
          <table:table-cell table:style-name="ce53" table:formula="of:=IF([.I847]&lt;&gt;&quot;&quot;;INDEX([Def.$J$6:.$L$10];MATCH([.F847];[Def.$I$6:.$I$10];0);MATCH([.I847];[Def.$J$5:.$L$5];0));&quot;&quot;)">
            <text:p/>
          </table:table-cell>
          <table:table-cell table:style-name="ce56"/>
          <table:table-cell table:style-name="ce59" table:formula="of:=IF([.K847]=&quot;&quot;;[.J847];[.J847]*[.K8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48]&lt;&gt;&quot;&quot;;IF(OR([.F848]=&quot;ILF&quot;;[.F848]=&quot;EIF&quot;);INDEX([Def.$D$6:.$F$8];MATCH([.H848];[Def.$C$6:.$C$8]);MATCH([.G848];[Def.$D$5:.$F$5]));IF([.F848]=&quot;EI&quot;;INDEX([Def.$D$13:.$F$15];MATCH([.H848];[Def.$C$13:.$C$15]);MATCH([.G848];[Def.$D$12:.$F$12]));IF(OR([.F848]=&quot;EO&quot;;[.F848]=&quot;EQ&quot;);INDEX([Def.$D$19:.$F$21];MATCH([.H848];[Def.$C$19:.$C$21]);MATCH([.G848];[Def.$D$18:.$F$18]));&quot;#err&quot;)));&quot;&quot;)">
            <text:p/>
          </table:table-cell>
          <table:table-cell table:style-name="ce53" table:formula="of:=IF([.I848]&lt;&gt;&quot;&quot;;INDEX([Def.$J$6:.$L$10];MATCH([.F848];[Def.$I$6:.$I$10];0);MATCH([.I848];[Def.$J$5:.$L$5];0));&quot;&quot;)">
            <text:p/>
          </table:table-cell>
          <table:table-cell table:style-name="ce56"/>
          <table:table-cell table:style-name="ce59" table:formula="of:=IF([.K848]=&quot;&quot;;[.J848];[.J848]*[.K8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49]&lt;&gt;&quot;&quot;;IF(OR([.F849]=&quot;ILF&quot;;[.F849]=&quot;EIF&quot;);INDEX([Def.$D$6:.$F$8];MATCH([.H849];[Def.$C$6:.$C$8]);MATCH([.G849];[Def.$D$5:.$F$5]));IF([.F849]=&quot;EI&quot;;INDEX([Def.$D$13:.$F$15];MATCH([.H849];[Def.$C$13:.$C$15]);MATCH([.G849];[Def.$D$12:.$F$12]));IF(OR([.F849]=&quot;EO&quot;;[.F849]=&quot;EQ&quot;);INDEX([Def.$D$19:.$F$21];MATCH([.H849];[Def.$C$19:.$C$21]);MATCH([.G849];[Def.$D$18:.$F$18]));&quot;#err&quot;)));&quot;&quot;)">
            <text:p/>
          </table:table-cell>
          <table:table-cell table:style-name="ce53" table:formula="of:=IF([.I849]&lt;&gt;&quot;&quot;;INDEX([Def.$J$6:.$L$10];MATCH([.F849];[Def.$I$6:.$I$10];0);MATCH([.I849];[Def.$J$5:.$L$5];0));&quot;&quot;)">
            <text:p/>
          </table:table-cell>
          <table:table-cell table:style-name="ce56"/>
          <table:table-cell table:style-name="ce59" table:formula="of:=IF([.K849]=&quot;&quot;;[.J849];[.J849]*[.K8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50]&lt;&gt;&quot;&quot;;IF(OR([.F850]=&quot;ILF&quot;;[.F850]=&quot;EIF&quot;);INDEX([Def.$D$6:.$F$8];MATCH([.H850];[Def.$C$6:.$C$8]);MATCH([.G850];[Def.$D$5:.$F$5]));IF([.F850]=&quot;EI&quot;;INDEX([Def.$D$13:.$F$15];MATCH([.H850];[Def.$C$13:.$C$15]);MATCH([.G850];[Def.$D$12:.$F$12]));IF(OR([.F850]=&quot;EO&quot;;[.F850]=&quot;EQ&quot;);INDEX([Def.$D$19:.$F$21];MATCH([.H850];[Def.$C$19:.$C$21]);MATCH([.G850];[Def.$D$18:.$F$18]));&quot;#err&quot;)));&quot;&quot;)">
            <text:p/>
          </table:table-cell>
          <table:table-cell table:style-name="ce53" table:formula="of:=IF([.I850]&lt;&gt;&quot;&quot;;INDEX([Def.$J$6:.$L$10];MATCH([.F850];[Def.$I$6:.$I$10];0);MATCH([.I850];[Def.$J$5:.$L$5];0));&quot;&quot;)">
            <text:p/>
          </table:table-cell>
          <table:table-cell table:style-name="ce56"/>
          <table:table-cell table:style-name="ce59" table:formula="of:=IF([.K850]=&quot;&quot;;[.J850];[.J850]*[.K8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51]&lt;&gt;&quot;&quot;;IF(OR([.F851]=&quot;ILF&quot;;[.F851]=&quot;EIF&quot;);INDEX([Def.$D$6:.$F$8];MATCH([.H851];[Def.$C$6:.$C$8]);MATCH([.G851];[Def.$D$5:.$F$5]));IF([.F851]=&quot;EI&quot;;INDEX([Def.$D$13:.$F$15];MATCH([.H851];[Def.$C$13:.$C$15]);MATCH([.G851];[Def.$D$12:.$F$12]));IF(OR([.F851]=&quot;EO&quot;;[.F851]=&quot;EQ&quot;);INDEX([Def.$D$19:.$F$21];MATCH([.H851];[Def.$C$19:.$C$21]);MATCH([.G851];[Def.$D$18:.$F$18]));&quot;#err&quot;)));&quot;&quot;)">
            <text:p/>
          </table:table-cell>
          <table:table-cell table:style-name="ce53" table:formula="of:=IF([.I851]&lt;&gt;&quot;&quot;;INDEX([Def.$J$6:.$L$10];MATCH([.F851];[Def.$I$6:.$I$10];0);MATCH([.I851];[Def.$J$5:.$L$5];0));&quot;&quot;)">
            <text:p/>
          </table:table-cell>
          <table:table-cell table:style-name="ce56"/>
          <table:table-cell table:style-name="ce59" table:formula="of:=IF([.K851]=&quot;&quot;;[.J851];[.J851]*[.K8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52]&lt;&gt;&quot;&quot;;IF(OR([.F852]=&quot;ILF&quot;;[.F852]=&quot;EIF&quot;);INDEX([Def.$D$6:.$F$8];MATCH([.H852];[Def.$C$6:.$C$8]);MATCH([.G852];[Def.$D$5:.$F$5]));IF([.F852]=&quot;EI&quot;;INDEX([Def.$D$13:.$F$15];MATCH([.H852];[Def.$C$13:.$C$15]);MATCH([.G852];[Def.$D$12:.$F$12]));IF(OR([.F852]=&quot;EO&quot;;[.F852]=&quot;EQ&quot;);INDEX([Def.$D$19:.$F$21];MATCH([.H852];[Def.$C$19:.$C$21]);MATCH([.G852];[Def.$D$18:.$F$18]));&quot;#err&quot;)));&quot;&quot;)">
            <text:p/>
          </table:table-cell>
          <table:table-cell table:style-name="ce53" table:formula="of:=IF([.I852]&lt;&gt;&quot;&quot;;INDEX([Def.$J$6:.$L$10];MATCH([.F852];[Def.$I$6:.$I$10];0);MATCH([.I852];[Def.$J$5:.$L$5];0));&quot;&quot;)">
            <text:p/>
          </table:table-cell>
          <table:table-cell table:style-name="ce56"/>
          <table:table-cell table:style-name="ce59" table:formula="of:=IF([.K852]=&quot;&quot;;[.J852];[.J852]*[.K8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53]&lt;&gt;&quot;&quot;;IF(OR([.F853]=&quot;ILF&quot;;[.F853]=&quot;EIF&quot;);INDEX([Def.$D$6:.$F$8];MATCH([.H853];[Def.$C$6:.$C$8]);MATCH([.G853];[Def.$D$5:.$F$5]));IF([.F853]=&quot;EI&quot;;INDEX([Def.$D$13:.$F$15];MATCH([.H853];[Def.$C$13:.$C$15]);MATCH([.G853];[Def.$D$12:.$F$12]));IF(OR([.F853]=&quot;EO&quot;;[.F853]=&quot;EQ&quot;);INDEX([Def.$D$19:.$F$21];MATCH([.H853];[Def.$C$19:.$C$21]);MATCH([.G853];[Def.$D$18:.$F$18]));&quot;#err&quot;)));&quot;&quot;)">
            <text:p/>
          </table:table-cell>
          <table:table-cell table:style-name="ce53" table:formula="of:=IF([.I853]&lt;&gt;&quot;&quot;;INDEX([Def.$J$6:.$L$10];MATCH([.F853];[Def.$I$6:.$I$10];0);MATCH([.I853];[Def.$J$5:.$L$5];0));&quot;&quot;)">
            <text:p/>
          </table:table-cell>
          <table:table-cell table:style-name="ce56"/>
          <table:table-cell table:style-name="ce59" table:formula="of:=IF([.K853]=&quot;&quot;;[.J853];[.J853]*[.K8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54]&lt;&gt;&quot;&quot;;IF(OR([.F854]=&quot;ILF&quot;;[.F854]=&quot;EIF&quot;);INDEX([Def.$D$6:.$F$8];MATCH([.H854];[Def.$C$6:.$C$8]);MATCH([.G854];[Def.$D$5:.$F$5]));IF([.F854]=&quot;EI&quot;;INDEX([Def.$D$13:.$F$15];MATCH([.H854];[Def.$C$13:.$C$15]);MATCH([.G854];[Def.$D$12:.$F$12]));IF(OR([.F854]=&quot;EO&quot;;[.F854]=&quot;EQ&quot;);INDEX([Def.$D$19:.$F$21];MATCH([.H854];[Def.$C$19:.$C$21]);MATCH([.G854];[Def.$D$18:.$F$18]));&quot;#err&quot;)));&quot;&quot;)">
            <text:p/>
          </table:table-cell>
          <table:table-cell table:style-name="ce53" table:formula="of:=IF([.I854]&lt;&gt;&quot;&quot;;INDEX([Def.$J$6:.$L$10];MATCH([.F854];[Def.$I$6:.$I$10];0);MATCH([.I854];[Def.$J$5:.$L$5];0));&quot;&quot;)">
            <text:p/>
          </table:table-cell>
          <table:table-cell table:style-name="ce56"/>
          <table:table-cell table:style-name="ce59" table:formula="of:=IF([.K854]=&quot;&quot;;[.J854];[.J854]*[.K8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55]&lt;&gt;&quot;&quot;;IF(OR([.F855]=&quot;ILF&quot;;[.F855]=&quot;EIF&quot;);INDEX([Def.$D$6:.$F$8];MATCH([.H855];[Def.$C$6:.$C$8]);MATCH([.G855];[Def.$D$5:.$F$5]));IF([.F855]=&quot;EI&quot;;INDEX([Def.$D$13:.$F$15];MATCH([.H855];[Def.$C$13:.$C$15]);MATCH([.G855];[Def.$D$12:.$F$12]));IF(OR([.F855]=&quot;EO&quot;;[.F855]=&quot;EQ&quot;);INDEX([Def.$D$19:.$F$21];MATCH([.H855];[Def.$C$19:.$C$21]);MATCH([.G855];[Def.$D$18:.$F$18]));&quot;#err&quot;)));&quot;&quot;)">
            <text:p/>
          </table:table-cell>
          <table:table-cell table:style-name="ce53" table:formula="of:=IF([.I855]&lt;&gt;&quot;&quot;;INDEX([Def.$J$6:.$L$10];MATCH([.F855];[Def.$I$6:.$I$10];0);MATCH([.I855];[Def.$J$5:.$L$5];0));&quot;&quot;)">
            <text:p/>
          </table:table-cell>
          <table:table-cell table:style-name="ce56"/>
          <table:table-cell table:style-name="ce59" table:formula="of:=IF([.K855]=&quot;&quot;;[.J855];[.J855]*[.K8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56]&lt;&gt;&quot;&quot;;IF(OR([.F856]=&quot;ILF&quot;;[.F856]=&quot;EIF&quot;);INDEX([Def.$D$6:.$F$8];MATCH([.H856];[Def.$C$6:.$C$8]);MATCH([.G856];[Def.$D$5:.$F$5]));IF([.F856]=&quot;EI&quot;;INDEX([Def.$D$13:.$F$15];MATCH([.H856];[Def.$C$13:.$C$15]);MATCH([.G856];[Def.$D$12:.$F$12]));IF(OR([.F856]=&quot;EO&quot;;[.F856]=&quot;EQ&quot;);INDEX([Def.$D$19:.$F$21];MATCH([.H856];[Def.$C$19:.$C$21]);MATCH([.G856];[Def.$D$18:.$F$18]));&quot;#err&quot;)));&quot;&quot;)">
            <text:p/>
          </table:table-cell>
          <table:table-cell table:style-name="ce53" table:formula="of:=IF([.I856]&lt;&gt;&quot;&quot;;INDEX([Def.$J$6:.$L$10];MATCH([.F856];[Def.$I$6:.$I$10];0);MATCH([.I856];[Def.$J$5:.$L$5];0));&quot;&quot;)">
            <text:p/>
          </table:table-cell>
          <table:table-cell table:style-name="ce56"/>
          <table:table-cell table:style-name="ce59" table:formula="of:=IF([.K856]=&quot;&quot;;[.J856];[.J856]*[.K8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57]&lt;&gt;&quot;&quot;;IF(OR([.F857]=&quot;ILF&quot;;[.F857]=&quot;EIF&quot;);INDEX([Def.$D$6:.$F$8];MATCH([.H857];[Def.$C$6:.$C$8]);MATCH([.G857];[Def.$D$5:.$F$5]));IF([.F857]=&quot;EI&quot;;INDEX([Def.$D$13:.$F$15];MATCH([.H857];[Def.$C$13:.$C$15]);MATCH([.G857];[Def.$D$12:.$F$12]));IF(OR([.F857]=&quot;EO&quot;;[.F857]=&quot;EQ&quot;);INDEX([Def.$D$19:.$F$21];MATCH([.H857];[Def.$C$19:.$C$21]);MATCH([.G857];[Def.$D$18:.$F$18]));&quot;#err&quot;)));&quot;&quot;)">
            <text:p/>
          </table:table-cell>
          <table:table-cell table:style-name="ce53" table:formula="of:=IF([.I857]&lt;&gt;&quot;&quot;;INDEX([Def.$J$6:.$L$10];MATCH([.F857];[Def.$I$6:.$I$10];0);MATCH([.I857];[Def.$J$5:.$L$5];0));&quot;&quot;)">
            <text:p/>
          </table:table-cell>
          <table:table-cell table:style-name="ce56"/>
          <table:table-cell table:style-name="ce59" table:formula="of:=IF([.K857]=&quot;&quot;;[.J857];[.J857]*[.K8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58]&lt;&gt;&quot;&quot;;IF(OR([.F858]=&quot;ILF&quot;;[.F858]=&quot;EIF&quot;);INDEX([Def.$D$6:.$F$8];MATCH([.H858];[Def.$C$6:.$C$8]);MATCH([.G858];[Def.$D$5:.$F$5]));IF([.F858]=&quot;EI&quot;;INDEX([Def.$D$13:.$F$15];MATCH([.H858];[Def.$C$13:.$C$15]);MATCH([.G858];[Def.$D$12:.$F$12]));IF(OR([.F858]=&quot;EO&quot;;[.F858]=&quot;EQ&quot;);INDEX([Def.$D$19:.$F$21];MATCH([.H858];[Def.$C$19:.$C$21]);MATCH([.G858];[Def.$D$18:.$F$18]));&quot;#err&quot;)));&quot;&quot;)">
            <text:p/>
          </table:table-cell>
          <table:table-cell table:style-name="ce53" table:formula="of:=IF([.I858]&lt;&gt;&quot;&quot;;INDEX([Def.$J$6:.$L$10];MATCH([.F858];[Def.$I$6:.$I$10];0);MATCH([.I858];[Def.$J$5:.$L$5];0));&quot;&quot;)">
            <text:p/>
          </table:table-cell>
          <table:table-cell table:style-name="ce56"/>
          <table:table-cell table:style-name="ce59" table:formula="of:=IF([.K858]=&quot;&quot;;[.J858];[.J858]*[.K8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59]&lt;&gt;&quot;&quot;;IF(OR([.F859]=&quot;ILF&quot;;[.F859]=&quot;EIF&quot;);INDEX([Def.$D$6:.$F$8];MATCH([.H859];[Def.$C$6:.$C$8]);MATCH([.G859];[Def.$D$5:.$F$5]));IF([.F859]=&quot;EI&quot;;INDEX([Def.$D$13:.$F$15];MATCH([.H859];[Def.$C$13:.$C$15]);MATCH([.G859];[Def.$D$12:.$F$12]));IF(OR([.F859]=&quot;EO&quot;;[.F859]=&quot;EQ&quot;);INDEX([Def.$D$19:.$F$21];MATCH([.H859];[Def.$C$19:.$C$21]);MATCH([.G859];[Def.$D$18:.$F$18]));&quot;#err&quot;)));&quot;&quot;)">
            <text:p/>
          </table:table-cell>
          <table:table-cell table:style-name="ce53" table:formula="of:=IF([.I859]&lt;&gt;&quot;&quot;;INDEX([Def.$J$6:.$L$10];MATCH([.F859];[Def.$I$6:.$I$10];0);MATCH([.I859];[Def.$J$5:.$L$5];0));&quot;&quot;)">
            <text:p/>
          </table:table-cell>
          <table:table-cell table:style-name="ce56"/>
          <table:table-cell table:style-name="ce59" table:formula="of:=IF([.K859]=&quot;&quot;;[.J859];[.J859]*[.K8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60]&lt;&gt;&quot;&quot;;IF(OR([.F860]=&quot;ILF&quot;;[.F860]=&quot;EIF&quot;);INDEX([Def.$D$6:.$F$8];MATCH([.H860];[Def.$C$6:.$C$8]);MATCH([.G860];[Def.$D$5:.$F$5]));IF([.F860]=&quot;EI&quot;;INDEX([Def.$D$13:.$F$15];MATCH([.H860];[Def.$C$13:.$C$15]);MATCH([.G860];[Def.$D$12:.$F$12]));IF(OR([.F860]=&quot;EO&quot;;[.F860]=&quot;EQ&quot;);INDEX([Def.$D$19:.$F$21];MATCH([.H860];[Def.$C$19:.$C$21]);MATCH([.G860];[Def.$D$18:.$F$18]));&quot;#err&quot;)));&quot;&quot;)">
            <text:p/>
          </table:table-cell>
          <table:table-cell table:style-name="ce53" table:formula="of:=IF([.I860]&lt;&gt;&quot;&quot;;INDEX([Def.$J$6:.$L$10];MATCH([.F860];[Def.$I$6:.$I$10];0);MATCH([.I860];[Def.$J$5:.$L$5];0));&quot;&quot;)">
            <text:p/>
          </table:table-cell>
          <table:table-cell table:style-name="ce56"/>
          <table:table-cell table:style-name="ce59" table:formula="of:=IF([.K860]=&quot;&quot;;[.J860];[.J860]*[.K8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61]&lt;&gt;&quot;&quot;;IF(OR([.F861]=&quot;ILF&quot;;[.F861]=&quot;EIF&quot;);INDEX([Def.$D$6:.$F$8];MATCH([.H861];[Def.$C$6:.$C$8]);MATCH([.G861];[Def.$D$5:.$F$5]));IF([.F861]=&quot;EI&quot;;INDEX([Def.$D$13:.$F$15];MATCH([.H861];[Def.$C$13:.$C$15]);MATCH([.G861];[Def.$D$12:.$F$12]));IF(OR([.F861]=&quot;EO&quot;;[.F861]=&quot;EQ&quot;);INDEX([Def.$D$19:.$F$21];MATCH([.H861];[Def.$C$19:.$C$21]);MATCH([.G861];[Def.$D$18:.$F$18]));&quot;#err&quot;)));&quot;&quot;)">
            <text:p/>
          </table:table-cell>
          <table:table-cell table:style-name="ce53" table:formula="of:=IF([.I861]&lt;&gt;&quot;&quot;;INDEX([Def.$J$6:.$L$10];MATCH([.F861];[Def.$I$6:.$I$10];0);MATCH([.I861];[Def.$J$5:.$L$5];0));&quot;&quot;)">
            <text:p/>
          </table:table-cell>
          <table:table-cell table:style-name="ce56"/>
          <table:table-cell table:style-name="ce59" table:formula="of:=IF([.K861]=&quot;&quot;;[.J861];[.J861]*[.K8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62]&lt;&gt;&quot;&quot;;IF(OR([.F862]=&quot;ILF&quot;;[.F862]=&quot;EIF&quot;);INDEX([Def.$D$6:.$F$8];MATCH([.H862];[Def.$C$6:.$C$8]);MATCH([.G862];[Def.$D$5:.$F$5]));IF([.F862]=&quot;EI&quot;;INDEX([Def.$D$13:.$F$15];MATCH([.H862];[Def.$C$13:.$C$15]);MATCH([.G862];[Def.$D$12:.$F$12]));IF(OR([.F862]=&quot;EO&quot;;[.F862]=&quot;EQ&quot;);INDEX([Def.$D$19:.$F$21];MATCH([.H862];[Def.$C$19:.$C$21]);MATCH([.G862];[Def.$D$18:.$F$18]));&quot;#err&quot;)));&quot;&quot;)">
            <text:p/>
          </table:table-cell>
          <table:table-cell table:style-name="ce53" table:formula="of:=IF([.I862]&lt;&gt;&quot;&quot;;INDEX([Def.$J$6:.$L$10];MATCH([.F862];[Def.$I$6:.$I$10];0);MATCH([.I862];[Def.$J$5:.$L$5];0));&quot;&quot;)">
            <text:p/>
          </table:table-cell>
          <table:table-cell table:style-name="ce56"/>
          <table:table-cell table:style-name="ce59" table:formula="of:=IF([.K862]=&quot;&quot;;[.J862];[.J862]*[.K8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63]&lt;&gt;&quot;&quot;;IF(OR([.F863]=&quot;ILF&quot;;[.F863]=&quot;EIF&quot;);INDEX([Def.$D$6:.$F$8];MATCH([.H863];[Def.$C$6:.$C$8]);MATCH([.G863];[Def.$D$5:.$F$5]));IF([.F863]=&quot;EI&quot;;INDEX([Def.$D$13:.$F$15];MATCH([.H863];[Def.$C$13:.$C$15]);MATCH([.G863];[Def.$D$12:.$F$12]));IF(OR([.F863]=&quot;EO&quot;;[.F863]=&quot;EQ&quot;);INDEX([Def.$D$19:.$F$21];MATCH([.H863];[Def.$C$19:.$C$21]);MATCH([.G863];[Def.$D$18:.$F$18]));&quot;#err&quot;)));&quot;&quot;)">
            <text:p/>
          </table:table-cell>
          <table:table-cell table:style-name="ce53" table:formula="of:=IF([.I863]&lt;&gt;&quot;&quot;;INDEX([Def.$J$6:.$L$10];MATCH([.F863];[Def.$I$6:.$I$10];0);MATCH([.I863];[Def.$J$5:.$L$5];0));&quot;&quot;)">
            <text:p/>
          </table:table-cell>
          <table:table-cell table:style-name="ce56"/>
          <table:table-cell table:style-name="ce59" table:formula="of:=IF([.K863]=&quot;&quot;;[.J863];[.J863]*[.K8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64]&lt;&gt;&quot;&quot;;IF(OR([.F864]=&quot;ILF&quot;;[.F864]=&quot;EIF&quot;);INDEX([Def.$D$6:.$F$8];MATCH([.H864];[Def.$C$6:.$C$8]);MATCH([.G864];[Def.$D$5:.$F$5]));IF([.F864]=&quot;EI&quot;;INDEX([Def.$D$13:.$F$15];MATCH([.H864];[Def.$C$13:.$C$15]);MATCH([.G864];[Def.$D$12:.$F$12]));IF(OR([.F864]=&quot;EO&quot;;[.F864]=&quot;EQ&quot;);INDEX([Def.$D$19:.$F$21];MATCH([.H864];[Def.$C$19:.$C$21]);MATCH([.G864];[Def.$D$18:.$F$18]));&quot;#err&quot;)));&quot;&quot;)">
            <text:p/>
          </table:table-cell>
          <table:table-cell table:style-name="ce53" table:formula="of:=IF([.I864]&lt;&gt;&quot;&quot;;INDEX([Def.$J$6:.$L$10];MATCH([.F864];[Def.$I$6:.$I$10];0);MATCH([.I864];[Def.$J$5:.$L$5];0));&quot;&quot;)">
            <text:p/>
          </table:table-cell>
          <table:table-cell table:style-name="ce56"/>
          <table:table-cell table:style-name="ce59" table:formula="of:=IF([.K864]=&quot;&quot;;[.J864];[.J864]*[.K8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65]&lt;&gt;&quot;&quot;;IF(OR([.F865]=&quot;ILF&quot;;[.F865]=&quot;EIF&quot;);INDEX([Def.$D$6:.$F$8];MATCH([.H865];[Def.$C$6:.$C$8]);MATCH([.G865];[Def.$D$5:.$F$5]));IF([.F865]=&quot;EI&quot;;INDEX([Def.$D$13:.$F$15];MATCH([.H865];[Def.$C$13:.$C$15]);MATCH([.G865];[Def.$D$12:.$F$12]));IF(OR([.F865]=&quot;EO&quot;;[.F865]=&quot;EQ&quot;);INDEX([Def.$D$19:.$F$21];MATCH([.H865];[Def.$C$19:.$C$21]);MATCH([.G865];[Def.$D$18:.$F$18]));&quot;#err&quot;)));&quot;&quot;)">
            <text:p/>
          </table:table-cell>
          <table:table-cell table:style-name="ce53" table:formula="of:=IF([.I865]&lt;&gt;&quot;&quot;;INDEX([Def.$J$6:.$L$10];MATCH([.F865];[Def.$I$6:.$I$10];0);MATCH([.I865];[Def.$J$5:.$L$5];0));&quot;&quot;)">
            <text:p/>
          </table:table-cell>
          <table:table-cell table:style-name="ce56"/>
          <table:table-cell table:style-name="ce59" table:formula="of:=IF([.K865]=&quot;&quot;;[.J865];[.J865]*[.K8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66]&lt;&gt;&quot;&quot;;IF(OR([.F866]=&quot;ILF&quot;;[.F866]=&quot;EIF&quot;);INDEX([Def.$D$6:.$F$8];MATCH([.H866];[Def.$C$6:.$C$8]);MATCH([.G866];[Def.$D$5:.$F$5]));IF([.F866]=&quot;EI&quot;;INDEX([Def.$D$13:.$F$15];MATCH([.H866];[Def.$C$13:.$C$15]);MATCH([.G866];[Def.$D$12:.$F$12]));IF(OR([.F866]=&quot;EO&quot;;[.F866]=&quot;EQ&quot;);INDEX([Def.$D$19:.$F$21];MATCH([.H866];[Def.$C$19:.$C$21]);MATCH([.G866];[Def.$D$18:.$F$18]));&quot;#err&quot;)));&quot;&quot;)">
            <text:p/>
          </table:table-cell>
          <table:table-cell table:style-name="ce53" table:formula="of:=IF([.I866]&lt;&gt;&quot;&quot;;INDEX([Def.$J$6:.$L$10];MATCH([.F866];[Def.$I$6:.$I$10];0);MATCH([.I866];[Def.$J$5:.$L$5];0));&quot;&quot;)">
            <text:p/>
          </table:table-cell>
          <table:table-cell table:style-name="ce56"/>
          <table:table-cell table:style-name="ce59" table:formula="of:=IF([.K866]=&quot;&quot;;[.J866];[.J866]*[.K8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67]&lt;&gt;&quot;&quot;;IF(OR([.F867]=&quot;ILF&quot;;[.F867]=&quot;EIF&quot;);INDEX([Def.$D$6:.$F$8];MATCH([.H867];[Def.$C$6:.$C$8]);MATCH([.G867];[Def.$D$5:.$F$5]));IF([.F867]=&quot;EI&quot;;INDEX([Def.$D$13:.$F$15];MATCH([.H867];[Def.$C$13:.$C$15]);MATCH([.G867];[Def.$D$12:.$F$12]));IF(OR([.F867]=&quot;EO&quot;;[.F867]=&quot;EQ&quot;);INDEX([Def.$D$19:.$F$21];MATCH([.H867];[Def.$C$19:.$C$21]);MATCH([.G867];[Def.$D$18:.$F$18]));&quot;#err&quot;)));&quot;&quot;)">
            <text:p/>
          </table:table-cell>
          <table:table-cell table:style-name="ce53" table:formula="of:=IF([.I867]&lt;&gt;&quot;&quot;;INDEX([Def.$J$6:.$L$10];MATCH([.F867];[Def.$I$6:.$I$10];0);MATCH([.I867];[Def.$J$5:.$L$5];0));&quot;&quot;)">
            <text:p/>
          </table:table-cell>
          <table:table-cell table:style-name="ce56"/>
          <table:table-cell table:style-name="ce59" table:formula="of:=IF([.K867]=&quot;&quot;;[.J867];[.J867]*[.K8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68]&lt;&gt;&quot;&quot;;IF(OR([.F868]=&quot;ILF&quot;;[.F868]=&quot;EIF&quot;);INDEX([Def.$D$6:.$F$8];MATCH([.H868];[Def.$C$6:.$C$8]);MATCH([.G868];[Def.$D$5:.$F$5]));IF([.F868]=&quot;EI&quot;;INDEX([Def.$D$13:.$F$15];MATCH([.H868];[Def.$C$13:.$C$15]);MATCH([.G868];[Def.$D$12:.$F$12]));IF(OR([.F868]=&quot;EO&quot;;[.F868]=&quot;EQ&quot;);INDEX([Def.$D$19:.$F$21];MATCH([.H868];[Def.$C$19:.$C$21]);MATCH([.G868];[Def.$D$18:.$F$18]));&quot;#err&quot;)));&quot;&quot;)">
            <text:p/>
          </table:table-cell>
          <table:table-cell table:style-name="ce53" table:formula="of:=IF([.I868]&lt;&gt;&quot;&quot;;INDEX([Def.$J$6:.$L$10];MATCH([.F868];[Def.$I$6:.$I$10];0);MATCH([.I868];[Def.$J$5:.$L$5];0));&quot;&quot;)">
            <text:p/>
          </table:table-cell>
          <table:table-cell table:style-name="ce56"/>
          <table:table-cell table:style-name="ce59" table:formula="of:=IF([.K868]=&quot;&quot;;[.J868];[.J868]*[.K8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69]&lt;&gt;&quot;&quot;;IF(OR([.F869]=&quot;ILF&quot;;[.F869]=&quot;EIF&quot;);INDEX([Def.$D$6:.$F$8];MATCH([.H869];[Def.$C$6:.$C$8]);MATCH([.G869];[Def.$D$5:.$F$5]));IF([.F869]=&quot;EI&quot;;INDEX([Def.$D$13:.$F$15];MATCH([.H869];[Def.$C$13:.$C$15]);MATCH([.G869];[Def.$D$12:.$F$12]));IF(OR([.F869]=&quot;EO&quot;;[.F869]=&quot;EQ&quot;);INDEX([Def.$D$19:.$F$21];MATCH([.H869];[Def.$C$19:.$C$21]);MATCH([.G869];[Def.$D$18:.$F$18]));&quot;#err&quot;)));&quot;&quot;)">
            <text:p/>
          </table:table-cell>
          <table:table-cell table:style-name="ce53" table:formula="of:=IF([.I869]&lt;&gt;&quot;&quot;;INDEX([Def.$J$6:.$L$10];MATCH([.F869];[Def.$I$6:.$I$10];0);MATCH([.I869];[Def.$J$5:.$L$5];0));&quot;&quot;)">
            <text:p/>
          </table:table-cell>
          <table:table-cell table:style-name="ce56"/>
          <table:table-cell table:style-name="ce59" table:formula="of:=IF([.K869]=&quot;&quot;;[.J869];[.J869]*[.K8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70]&lt;&gt;&quot;&quot;;IF(OR([.F870]=&quot;ILF&quot;;[.F870]=&quot;EIF&quot;);INDEX([Def.$D$6:.$F$8];MATCH([.H870];[Def.$C$6:.$C$8]);MATCH([.G870];[Def.$D$5:.$F$5]));IF([.F870]=&quot;EI&quot;;INDEX([Def.$D$13:.$F$15];MATCH([.H870];[Def.$C$13:.$C$15]);MATCH([.G870];[Def.$D$12:.$F$12]));IF(OR([.F870]=&quot;EO&quot;;[.F870]=&quot;EQ&quot;);INDEX([Def.$D$19:.$F$21];MATCH([.H870];[Def.$C$19:.$C$21]);MATCH([.G870];[Def.$D$18:.$F$18]));&quot;#err&quot;)));&quot;&quot;)">
            <text:p/>
          </table:table-cell>
          <table:table-cell table:style-name="ce53" table:formula="of:=IF([.I870]&lt;&gt;&quot;&quot;;INDEX([Def.$J$6:.$L$10];MATCH([.F870];[Def.$I$6:.$I$10];0);MATCH([.I870];[Def.$J$5:.$L$5];0));&quot;&quot;)">
            <text:p/>
          </table:table-cell>
          <table:table-cell table:style-name="ce56"/>
          <table:table-cell table:style-name="ce59" table:formula="of:=IF([.K870]=&quot;&quot;;[.J870];[.J870]*[.K8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71]&lt;&gt;&quot;&quot;;IF(OR([.F871]=&quot;ILF&quot;;[.F871]=&quot;EIF&quot;);INDEX([Def.$D$6:.$F$8];MATCH([.H871];[Def.$C$6:.$C$8]);MATCH([.G871];[Def.$D$5:.$F$5]));IF([.F871]=&quot;EI&quot;;INDEX([Def.$D$13:.$F$15];MATCH([.H871];[Def.$C$13:.$C$15]);MATCH([.G871];[Def.$D$12:.$F$12]));IF(OR([.F871]=&quot;EO&quot;;[.F871]=&quot;EQ&quot;);INDEX([Def.$D$19:.$F$21];MATCH([.H871];[Def.$C$19:.$C$21]);MATCH([.G871];[Def.$D$18:.$F$18]));&quot;#err&quot;)));&quot;&quot;)">
            <text:p/>
          </table:table-cell>
          <table:table-cell table:style-name="ce53" table:formula="of:=IF([.I871]&lt;&gt;&quot;&quot;;INDEX([Def.$J$6:.$L$10];MATCH([.F871];[Def.$I$6:.$I$10];0);MATCH([.I871];[Def.$J$5:.$L$5];0));&quot;&quot;)">
            <text:p/>
          </table:table-cell>
          <table:table-cell table:style-name="ce56"/>
          <table:table-cell table:style-name="ce59" table:formula="of:=IF([.K871]=&quot;&quot;;[.J871];[.J871]*[.K8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72]&lt;&gt;&quot;&quot;;IF(OR([.F872]=&quot;ILF&quot;;[.F872]=&quot;EIF&quot;);INDEX([Def.$D$6:.$F$8];MATCH([.H872];[Def.$C$6:.$C$8]);MATCH([.G872];[Def.$D$5:.$F$5]));IF([.F872]=&quot;EI&quot;;INDEX([Def.$D$13:.$F$15];MATCH([.H872];[Def.$C$13:.$C$15]);MATCH([.G872];[Def.$D$12:.$F$12]));IF(OR([.F872]=&quot;EO&quot;;[.F872]=&quot;EQ&quot;);INDEX([Def.$D$19:.$F$21];MATCH([.H872];[Def.$C$19:.$C$21]);MATCH([.G872];[Def.$D$18:.$F$18]));&quot;#err&quot;)));&quot;&quot;)">
            <text:p/>
          </table:table-cell>
          <table:table-cell table:style-name="ce53" table:formula="of:=IF([.I872]&lt;&gt;&quot;&quot;;INDEX([Def.$J$6:.$L$10];MATCH([.F872];[Def.$I$6:.$I$10];0);MATCH([.I872];[Def.$J$5:.$L$5];0));&quot;&quot;)">
            <text:p/>
          </table:table-cell>
          <table:table-cell table:style-name="ce56"/>
          <table:table-cell table:style-name="ce59" table:formula="of:=IF([.K872]=&quot;&quot;;[.J872];[.J872]*[.K8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73]&lt;&gt;&quot;&quot;;IF(OR([.F873]=&quot;ILF&quot;;[.F873]=&quot;EIF&quot;);INDEX([Def.$D$6:.$F$8];MATCH([.H873];[Def.$C$6:.$C$8]);MATCH([.G873];[Def.$D$5:.$F$5]));IF([.F873]=&quot;EI&quot;;INDEX([Def.$D$13:.$F$15];MATCH([.H873];[Def.$C$13:.$C$15]);MATCH([.G873];[Def.$D$12:.$F$12]));IF(OR([.F873]=&quot;EO&quot;;[.F873]=&quot;EQ&quot;);INDEX([Def.$D$19:.$F$21];MATCH([.H873];[Def.$C$19:.$C$21]);MATCH([.G873];[Def.$D$18:.$F$18]));&quot;#err&quot;)));&quot;&quot;)">
            <text:p/>
          </table:table-cell>
          <table:table-cell table:style-name="ce53" table:formula="of:=IF([.I873]&lt;&gt;&quot;&quot;;INDEX([Def.$J$6:.$L$10];MATCH([.F873];[Def.$I$6:.$I$10];0);MATCH([.I873];[Def.$J$5:.$L$5];0));&quot;&quot;)">
            <text:p/>
          </table:table-cell>
          <table:table-cell table:style-name="ce56"/>
          <table:table-cell table:style-name="ce59" table:formula="of:=IF([.K873]=&quot;&quot;;[.J873];[.J873]*[.K8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74]&lt;&gt;&quot;&quot;;IF(OR([.F874]=&quot;ILF&quot;;[.F874]=&quot;EIF&quot;);INDEX([Def.$D$6:.$F$8];MATCH([.H874];[Def.$C$6:.$C$8]);MATCH([.G874];[Def.$D$5:.$F$5]));IF([.F874]=&quot;EI&quot;;INDEX([Def.$D$13:.$F$15];MATCH([.H874];[Def.$C$13:.$C$15]);MATCH([.G874];[Def.$D$12:.$F$12]));IF(OR([.F874]=&quot;EO&quot;;[.F874]=&quot;EQ&quot;);INDEX([Def.$D$19:.$F$21];MATCH([.H874];[Def.$C$19:.$C$21]);MATCH([.G874];[Def.$D$18:.$F$18]));&quot;#err&quot;)));&quot;&quot;)">
            <text:p/>
          </table:table-cell>
          <table:table-cell table:style-name="ce53" table:formula="of:=IF([.I874]&lt;&gt;&quot;&quot;;INDEX([Def.$J$6:.$L$10];MATCH([.F874];[Def.$I$6:.$I$10];0);MATCH([.I874];[Def.$J$5:.$L$5];0));&quot;&quot;)">
            <text:p/>
          </table:table-cell>
          <table:table-cell table:style-name="ce56"/>
          <table:table-cell table:style-name="ce59" table:formula="of:=IF([.K874]=&quot;&quot;;[.J874];[.J874]*[.K8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75]&lt;&gt;&quot;&quot;;IF(OR([.F875]=&quot;ILF&quot;;[.F875]=&quot;EIF&quot;);INDEX([Def.$D$6:.$F$8];MATCH([.H875];[Def.$C$6:.$C$8]);MATCH([.G875];[Def.$D$5:.$F$5]));IF([.F875]=&quot;EI&quot;;INDEX([Def.$D$13:.$F$15];MATCH([.H875];[Def.$C$13:.$C$15]);MATCH([.G875];[Def.$D$12:.$F$12]));IF(OR([.F875]=&quot;EO&quot;;[.F875]=&quot;EQ&quot;);INDEX([Def.$D$19:.$F$21];MATCH([.H875];[Def.$C$19:.$C$21]);MATCH([.G875];[Def.$D$18:.$F$18]));&quot;#err&quot;)));&quot;&quot;)">
            <text:p/>
          </table:table-cell>
          <table:table-cell table:style-name="ce53" table:formula="of:=IF([.I875]&lt;&gt;&quot;&quot;;INDEX([Def.$J$6:.$L$10];MATCH([.F875];[Def.$I$6:.$I$10];0);MATCH([.I875];[Def.$J$5:.$L$5];0));&quot;&quot;)">
            <text:p/>
          </table:table-cell>
          <table:table-cell table:style-name="ce56"/>
          <table:table-cell table:style-name="ce59" table:formula="of:=IF([.K875]=&quot;&quot;;[.J875];[.J875]*[.K8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76]&lt;&gt;&quot;&quot;;IF(OR([.F876]=&quot;ILF&quot;;[.F876]=&quot;EIF&quot;);INDEX([Def.$D$6:.$F$8];MATCH([.H876];[Def.$C$6:.$C$8]);MATCH([.G876];[Def.$D$5:.$F$5]));IF([.F876]=&quot;EI&quot;;INDEX([Def.$D$13:.$F$15];MATCH([.H876];[Def.$C$13:.$C$15]);MATCH([.G876];[Def.$D$12:.$F$12]));IF(OR([.F876]=&quot;EO&quot;;[.F876]=&quot;EQ&quot;);INDEX([Def.$D$19:.$F$21];MATCH([.H876];[Def.$C$19:.$C$21]);MATCH([.G876];[Def.$D$18:.$F$18]));&quot;#err&quot;)));&quot;&quot;)">
            <text:p/>
          </table:table-cell>
          <table:table-cell table:style-name="ce53" table:formula="of:=IF([.I876]&lt;&gt;&quot;&quot;;INDEX([Def.$J$6:.$L$10];MATCH([.F876];[Def.$I$6:.$I$10];0);MATCH([.I876];[Def.$J$5:.$L$5];0));&quot;&quot;)">
            <text:p/>
          </table:table-cell>
          <table:table-cell table:style-name="ce56"/>
          <table:table-cell table:style-name="ce59" table:formula="of:=IF([.K876]=&quot;&quot;;[.J876];[.J876]*[.K8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77]&lt;&gt;&quot;&quot;;IF(OR([.F877]=&quot;ILF&quot;;[.F877]=&quot;EIF&quot;);INDEX([Def.$D$6:.$F$8];MATCH([.H877];[Def.$C$6:.$C$8]);MATCH([.G877];[Def.$D$5:.$F$5]));IF([.F877]=&quot;EI&quot;;INDEX([Def.$D$13:.$F$15];MATCH([.H877];[Def.$C$13:.$C$15]);MATCH([.G877];[Def.$D$12:.$F$12]));IF(OR([.F877]=&quot;EO&quot;;[.F877]=&quot;EQ&quot;);INDEX([Def.$D$19:.$F$21];MATCH([.H877];[Def.$C$19:.$C$21]);MATCH([.G877];[Def.$D$18:.$F$18]));&quot;#err&quot;)));&quot;&quot;)">
            <text:p/>
          </table:table-cell>
          <table:table-cell table:style-name="ce53" table:formula="of:=IF([.I877]&lt;&gt;&quot;&quot;;INDEX([Def.$J$6:.$L$10];MATCH([.F877];[Def.$I$6:.$I$10];0);MATCH([.I877];[Def.$J$5:.$L$5];0));&quot;&quot;)">
            <text:p/>
          </table:table-cell>
          <table:table-cell table:style-name="ce56"/>
          <table:table-cell table:style-name="ce59" table:formula="of:=IF([.K877]=&quot;&quot;;[.J877];[.J877]*[.K8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78]&lt;&gt;&quot;&quot;;IF(OR([.F878]=&quot;ILF&quot;;[.F878]=&quot;EIF&quot;);INDEX([Def.$D$6:.$F$8];MATCH([.H878];[Def.$C$6:.$C$8]);MATCH([.G878];[Def.$D$5:.$F$5]));IF([.F878]=&quot;EI&quot;;INDEX([Def.$D$13:.$F$15];MATCH([.H878];[Def.$C$13:.$C$15]);MATCH([.G878];[Def.$D$12:.$F$12]));IF(OR([.F878]=&quot;EO&quot;;[.F878]=&quot;EQ&quot;);INDEX([Def.$D$19:.$F$21];MATCH([.H878];[Def.$C$19:.$C$21]);MATCH([.G878];[Def.$D$18:.$F$18]));&quot;#err&quot;)));&quot;&quot;)">
            <text:p/>
          </table:table-cell>
          <table:table-cell table:style-name="ce53" table:formula="of:=IF([.I878]&lt;&gt;&quot;&quot;;INDEX([Def.$J$6:.$L$10];MATCH([.F878];[Def.$I$6:.$I$10];0);MATCH([.I878];[Def.$J$5:.$L$5];0));&quot;&quot;)">
            <text:p/>
          </table:table-cell>
          <table:table-cell table:style-name="ce56"/>
          <table:table-cell table:style-name="ce59" table:formula="of:=IF([.K878]=&quot;&quot;;[.J878];[.J878]*[.K8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79]&lt;&gt;&quot;&quot;;IF(OR([.F879]=&quot;ILF&quot;;[.F879]=&quot;EIF&quot;);INDEX([Def.$D$6:.$F$8];MATCH([.H879];[Def.$C$6:.$C$8]);MATCH([.G879];[Def.$D$5:.$F$5]));IF([.F879]=&quot;EI&quot;;INDEX([Def.$D$13:.$F$15];MATCH([.H879];[Def.$C$13:.$C$15]);MATCH([.G879];[Def.$D$12:.$F$12]));IF(OR([.F879]=&quot;EO&quot;;[.F879]=&quot;EQ&quot;);INDEX([Def.$D$19:.$F$21];MATCH([.H879];[Def.$C$19:.$C$21]);MATCH([.G879];[Def.$D$18:.$F$18]));&quot;#err&quot;)));&quot;&quot;)">
            <text:p/>
          </table:table-cell>
          <table:table-cell table:style-name="ce53" table:formula="of:=IF([.I879]&lt;&gt;&quot;&quot;;INDEX([Def.$J$6:.$L$10];MATCH([.F879];[Def.$I$6:.$I$10];0);MATCH([.I879];[Def.$J$5:.$L$5];0));&quot;&quot;)">
            <text:p/>
          </table:table-cell>
          <table:table-cell table:style-name="ce56"/>
          <table:table-cell table:style-name="ce59" table:formula="of:=IF([.K879]=&quot;&quot;;[.J879];[.J879]*[.K8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80]&lt;&gt;&quot;&quot;;IF(OR([.F880]=&quot;ILF&quot;;[.F880]=&quot;EIF&quot;);INDEX([Def.$D$6:.$F$8];MATCH([.H880];[Def.$C$6:.$C$8]);MATCH([.G880];[Def.$D$5:.$F$5]));IF([.F880]=&quot;EI&quot;;INDEX([Def.$D$13:.$F$15];MATCH([.H880];[Def.$C$13:.$C$15]);MATCH([.G880];[Def.$D$12:.$F$12]));IF(OR([.F880]=&quot;EO&quot;;[.F880]=&quot;EQ&quot;);INDEX([Def.$D$19:.$F$21];MATCH([.H880];[Def.$C$19:.$C$21]);MATCH([.G880];[Def.$D$18:.$F$18]));&quot;#err&quot;)));&quot;&quot;)">
            <text:p/>
          </table:table-cell>
          <table:table-cell table:style-name="ce53" table:formula="of:=IF([.I880]&lt;&gt;&quot;&quot;;INDEX([Def.$J$6:.$L$10];MATCH([.F880];[Def.$I$6:.$I$10];0);MATCH([.I880];[Def.$J$5:.$L$5];0));&quot;&quot;)">
            <text:p/>
          </table:table-cell>
          <table:table-cell table:style-name="ce56"/>
          <table:table-cell table:style-name="ce59" table:formula="of:=IF([.K880]=&quot;&quot;;[.J880];[.J880]*[.K8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81]&lt;&gt;&quot;&quot;;IF(OR([.F881]=&quot;ILF&quot;;[.F881]=&quot;EIF&quot;);INDEX([Def.$D$6:.$F$8];MATCH([.H881];[Def.$C$6:.$C$8]);MATCH([.G881];[Def.$D$5:.$F$5]));IF([.F881]=&quot;EI&quot;;INDEX([Def.$D$13:.$F$15];MATCH([.H881];[Def.$C$13:.$C$15]);MATCH([.G881];[Def.$D$12:.$F$12]));IF(OR([.F881]=&quot;EO&quot;;[.F881]=&quot;EQ&quot;);INDEX([Def.$D$19:.$F$21];MATCH([.H881];[Def.$C$19:.$C$21]);MATCH([.G881];[Def.$D$18:.$F$18]));&quot;#err&quot;)));&quot;&quot;)">
            <text:p/>
          </table:table-cell>
          <table:table-cell table:style-name="ce53" table:formula="of:=IF([.I881]&lt;&gt;&quot;&quot;;INDEX([Def.$J$6:.$L$10];MATCH([.F881];[Def.$I$6:.$I$10];0);MATCH([.I881];[Def.$J$5:.$L$5];0));&quot;&quot;)">
            <text:p/>
          </table:table-cell>
          <table:table-cell table:style-name="ce56"/>
          <table:table-cell table:style-name="ce59" table:formula="of:=IF([.K881]=&quot;&quot;;[.J881];[.J881]*[.K8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82]&lt;&gt;&quot;&quot;;IF(OR([.F882]=&quot;ILF&quot;;[.F882]=&quot;EIF&quot;);INDEX([Def.$D$6:.$F$8];MATCH([.H882];[Def.$C$6:.$C$8]);MATCH([.G882];[Def.$D$5:.$F$5]));IF([.F882]=&quot;EI&quot;;INDEX([Def.$D$13:.$F$15];MATCH([.H882];[Def.$C$13:.$C$15]);MATCH([.G882];[Def.$D$12:.$F$12]));IF(OR([.F882]=&quot;EO&quot;;[.F882]=&quot;EQ&quot;);INDEX([Def.$D$19:.$F$21];MATCH([.H882];[Def.$C$19:.$C$21]);MATCH([.G882];[Def.$D$18:.$F$18]));&quot;#err&quot;)));&quot;&quot;)">
            <text:p/>
          </table:table-cell>
          <table:table-cell table:style-name="ce53" table:formula="of:=IF([.I882]&lt;&gt;&quot;&quot;;INDEX([Def.$J$6:.$L$10];MATCH([.F882];[Def.$I$6:.$I$10];0);MATCH([.I882];[Def.$J$5:.$L$5];0));&quot;&quot;)">
            <text:p/>
          </table:table-cell>
          <table:table-cell table:style-name="ce56"/>
          <table:table-cell table:style-name="ce59" table:formula="of:=IF([.K882]=&quot;&quot;;[.J882];[.J882]*[.K8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83]&lt;&gt;&quot;&quot;;IF(OR([.F883]=&quot;ILF&quot;;[.F883]=&quot;EIF&quot;);INDEX([Def.$D$6:.$F$8];MATCH([.H883];[Def.$C$6:.$C$8]);MATCH([.G883];[Def.$D$5:.$F$5]));IF([.F883]=&quot;EI&quot;;INDEX([Def.$D$13:.$F$15];MATCH([.H883];[Def.$C$13:.$C$15]);MATCH([.G883];[Def.$D$12:.$F$12]));IF(OR([.F883]=&quot;EO&quot;;[.F883]=&quot;EQ&quot;);INDEX([Def.$D$19:.$F$21];MATCH([.H883];[Def.$C$19:.$C$21]);MATCH([.G883];[Def.$D$18:.$F$18]));&quot;#err&quot;)));&quot;&quot;)">
            <text:p/>
          </table:table-cell>
          <table:table-cell table:style-name="ce53" table:formula="of:=IF([.I883]&lt;&gt;&quot;&quot;;INDEX([Def.$J$6:.$L$10];MATCH([.F883];[Def.$I$6:.$I$10];0);MATCH([.I883];[Def.$J$5:.$L$5];0));&quot;&quot;)">
            <text:p/>
          </table:table-cell>
          <table:table-cell table:style-name="ce56"/>
          <table:table-cell table:style-name="ce59" table:formula="of:=IF([.K883]=&quot;&quot;;[.J883];[.J883]*[.K8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84]&lt;&gt;&quot;&quot;;IF(OR([.F884]=&quot;ILF&quot;;[.F884]=&quot;EIF&quot;);INDEX([Def.$D$6:.$F$8];MATCH([.H884];[Def.$C$6:.$C$8]);MATCH([.G884];[Def.$D$5:.$F$5]));IF([.F884]=&quot;EI&quot;;INDEX([Def.$D$13:.$F$15];MATCH([.H884];[Def.$C$13:.$C$15]);MATCH([.G884];[Def.$D$12:.$F$12]));IF(OR([.F884]=&quot;EO&quot;;[.F884]=&quot;EQ&quot;);INDEX([Def.$D$19:.$F$21];MATCH([.H884];[Def.$C$19:.$C$21]);MATCH([.G884];[Def.$D$18:.$F$18]));&quot;#err&quot;)));&quot;&quot;)">
            <text:p/>
          </table:table-cell>
          <table:table-cell table:style-name="ce53" table:formula="of:=IF([.I884]&lt;&gt;&quot;&quot;;INDEX([Def.$J$6:.$L$10];MATCH([.F884];[Def.$I$6:.$I$10];0);MATCH([.I884];[Def.$J$5:.$L$5];0));&quot;&quot;)">
            <text:p/>
          </table:table-cell>
          <table:table-cell table:style-name="ce56"/>
          <table:table-cell table:style-name="ce59" table:formula="of:=IF([.K884]=&quot;&quot;;[.J884];[.J884]*[.K8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85]&lt;&gt;&quot;&quot;;IF(OR([.F885]=&quot;ILF&quot;;[.F885]=&quot;EIF&quot;);INDEX([Def.$D$6:.$F$8];MATCH([.H885];[Def.$C$6:.$C$8]);MATCH([.G885];[Def.$D$5:.$F$5]));IF([.F885]=&quot;EI&quot;;INDEX([Def.$D$13:.$F$15];MATCH([.H885];[Def.$C$13:.$C$15]);MATCH([.G885];[Def.$D$12:.$F$12]));IF(OR([.F885]=&quot;EO&quot;;[.F885]=&quot;EQ&quot;);INDEX([Def.$D$19:.$F$21];MATCH([.H885];[Def.$C$19:.$C$21]);MATCH([.G885];[Def.$D$18:.$F$18]));&quot;#err&quot;)));&quot;&quot;)">
            <text:p/>
          </table:table-cell>
          <table:table-cell table:style-name="ce53" table:formula="of:=IF([.I885]&lt;&gt;&quot;&quot;;INDEX([Def.$J$6:.$L$10];MATCH([.F885];[Def.$I$6:.$I$10];0);MATCH([.I885];[Def.$J$5:.$L$5];0));&quot;&quot;)">
            <text:p/>
          </table:table-cell>
          <table:table-cell table:style-name="ce56"/>
          <table:table-cell table:style-name="ce59" table:formula="of:=IF([.K885]=&quot;&quot;;[.J885];[.J885]*[.K8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86]&lt;&gt;&quot;&quot;;IF(OR([.F886]=&quot;ILF&quot;;[.F886]=&quot;EIF&quot;);INDEX([Def.$D$6:.$F$8];MATCH([.H886];[Def.$C$6:.$C$8]);MATCH([.G886];[Def.$D$5:.$F$5]));IF([.F886]=&quot;EI&quot;;INDEX([Def.$D$13:.$F$15];MATCH([.H886];[Def.$C$13:.$C$15]);MATCH([.G886];[Def.$D$12:.$F$12]));IF(OR([.F886]=&quot;EO&quot;;[.F886]=&quot;EQ&quot;);INDEX([Def.$D$19:.$F$21];MATCH([.H886];[Def.$C$19:.$C$21]);MATCH([.G886];[Def.$D$18:.$F$18]));&quot;#err&quot;)));&quot;&quot;)">
            <text:p/>
          </table:table-cell>
          <table:table-cell table:style-name="ce53" table:formula="of:=IF([.I886]&lt;&gt;&quot;&quot;;INDEX([Def.$J$6:.$L$10];MATCH([.F886];[Def.$I$6:.$I$10];0);MATCH([.I886];[Def.$J$5:.$L$5];0));&quot;&quot;)">
            <text:p/>
          </table:table-cell>
          <table:table-cell table:style-name="ce56"/>
          <table:table-cell table:style-name="ce59" table:formula="of:=IF([.K886]=&quot;&quot;;[.J886];[.J886]*[.K8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87]&lt;&gt;&quot;&quot;;IF(OR([.F887]=&quot;ILF&quot;;[.F887]=&quot;EIF&quot;);INDEX([Def.$D$6:.$F$8];MATCH([.H887];[Def.$C$6:.$C$8]);MATCH([.G887];[Def.$D$5:.$F$5]));IF([.F887]=&quot;EI&quot;;INDEX([Def.$D$13:.$F$15];MATCH([.H887];[Def.$C$13:.$C$15]);MATCH([.G887];[Def.$D$12:.$F$12]));IF(OR([.F887]=&quot;EO&quot;;[.F887]=&quot;EQ&quot;);INDEX([Def.$D$19:.$F$21];MATCH([.H887];[Def.$C$19:.$C$21]);MATCH([.G887];[Def.$D$18:.$F$18]));&quot;#err&quot;)));&quot;&quot;)">
            <text:p/>
          </table:table-cell>
          <table:table-cell table:style-name="ce53" table:formula="of:=IF([.I887]&lt;&gt;&quot;&quot;;INDEX([Def.$J$6:.$L$10];MATCH([.F887];[Def.$I$6:.$I$10];0);MATCH([.I887];[Def.$J$5:.$L$5];0));&quot;&quot;)">
            <text:p/>
          </table:table-cell>
          <table:table-cell table:style-name="ce56"/>
          <table:table-cell table:style-name="ce59" table:formula="of:=IF([.K887]=&quot;&quot;;[.J887];[.J887]*[.K8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88]&lt;&gt;&quot;&quot;;IF(OR([.F888]=&quot;ILF&quot;;[.F888]=&quot;EIF&quot;);INDEX([Def.$D$6:.$F$8];MATCH([.H888];[Def.$C$6:.$C$8]);MATCH([.G888];[Def.$D$5:.$F$5]));IF([.F888]=&quot;EI&quot;;INDEX([Def.$D$13:.$F$15];MATCH([.H888];[Def.$C$13:.$C$15]);MATCH([.G888];[Def.$D$12:.$F$12]));IF(OR([.F888]=&quot;EO&quot;;[.F888]=&quot;EQ&quot;);INDEX([Def.$D$19:.$F$21];MATCH([.H888];[Def.$C$19:.$C$21]);MATCH([.G888];[Def.$D$18:.$F$18]));&quot;#err&quot;)));&quot;&quot;)">
            <text:p/>
          </table:table-cell>
          <table:table-cell table:style-name="ce53" table:formula="of:=IF([.I888]&lt;&gt;&quot;&quot;;INDEX([Def.$J$6:.$L$10];MATCH([.F888];[Def.$I$6:.$I$10];0);MATCH([.I888];[Def.$J$5:.$L$5];0));&quot;&quot;)">
            <text:p/>
          </table:table-cell>
          <table:table-cell table:style-name="ce56"/>
          <table:table-cell table:style-name="ce59" table:formula="of:=IF([.K888]=&quot;&quot;;[.J888];[.J888]*[.K8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89]&lt;&gt;&quot;&quot;;IF(OR([.F889]=&quot;ILF&quot;;[.F889]=&quot;EIF&quot;);INDEX([Def.$D$6:.$F$8];MATCH([.H889];[Def.$C$6:.$C$8]);MATCH([.G889];[Def.$D$5:.$F$5]));IF([.F889]=&quot;EI&quot;;INDEX([Def.$D$13:.$F$15];MATCH([.H889];[Def.$C$13:.$C$15]);MATCH([.G889];[Def.$D$12:.$F$12]));IF(OR([.F889]=&quot;EO&quot;;[.F889]=&quot;EQ&quot;);INDEX([Def.$D$19:.$F$21];MATCH([.H889];[Def.$C$19:.$C$21]);MATCH([.G889];[Def.$D$18:.$F$18]));&quot;#err&quot;)));&quot;&quot;)">
            <text:p/>
          </table:table-cell>
          <table:table-cell table:style-name="ce53" table:formula="of:=IF([.I889]&lt;&gt;&quot;&quot;;INDEX([Def.$J$6:.$L$10];MATCH([.F889];[Def.$I$6:.$I$10];0);MATCH([.I889];[Def.$J$5:.$L$5];0));&quot;&quot;)">
            <text:p/>
          </table:table-cell>
          <table:table-cell table:style-name="ce56"/>
          <table:table-cell table:style-name="ce59" table:formula="of:=IF([.K889]=&quot;&quot;;[.J889];[.J889]*[.K8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90]&lt;&gt;&quot;&quot;;IF(OR([.F890]=&quot;ILF&quot;;[.F890]=&quot;EIF&quot;);INDEX([Def.$D$6:.$F$8];MATCH([.H890];[Def.$C$6:.$C$8]);MATCH([.G890];[Def.$D$5:.$F$5]));IF([.F890]=&quot;EI&quot;;INDEX([Def.$D$13:.$F$15];MATCH([.H890];[Def.$C$13:.$C$15]);MATCH([.G890];[Def.$D$12:.$F$12]));IF(OR([.F890]=&quot;EO&quot;;[.F890]=&quot;EQ&quot;);INDEX([Def.$D$19:.$F$21];MATCH([.H890];[Def.$C$19:.$C$21]);MATCH([.G890];[Def.$D$18:.$F$18]));&quot;#err&quot;)));&quot;&quot;)">
            <text:p/>
          </table:table-cell>
          <table:table-cell table:style-name="ce53" table:formula="of:=IF([.I890]&lt;&gt;&quot;&quot;;INDEX([Def.$J$6:.$L$10];MATCH([.F890];[Def.$I$6:.$I$10];0);MATCH([.I890];[Def.$J$5:.$L$5];0));&quot;&quot;)">
            <text:p/>
          </table:table-cell>
          <table:table-cell table:style-name="ce56"/>
          <table:table-cell table:style-name="ce59" table:formula="of:=IF([.K890]=&quot;&quot;;[.J890];[.J890]*[.K8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91]&lt;&gt;&quot;&quot;;IF(OR([.F891]=&quot;ILF&quot;;[.F891]=&quot;EIF&quot;);INDEX([Def.$D$6:.$F$8];MATCH([.H891];[Def.$C$6:.$C$8]);MATCH([.G891];[Def.$D$5:.$F$5]));IF([.F891]=&quot;EI&quot;;INDEX([Def.$D$13:.$F$15];MATCH([.H891];[Def.$C$13:.$C$15]);MATCH([.G891];[Def.$D$12:.$F$12]));IF(OR([.F891]=&quot;EO&quot;;[.F891]=&quot;EQ&quot;);INDEX([Def.$D$19:.$F$21];MATCH([.H891];[Def.$C$19:.$C$21]);MATCH([.G891];[Def.$D$18:.$F$18]));&quot;#err&quot;)));&quot;&quot;)">
            <text:p/>
          </table:table-cell>
          <table:table-cell table:style-name="ce53" table:formula="of:=IF([.I891]&lt;&gt;&quot;&quot;;INDEX([Def.$J$6:.$L$10];MATCH([.F891];[Def.$I$6:.$I$10];0);MATCH([.I891];[Def.$J$5:.$L$5];0));&quot;&quot;)">
            <text:p/>
          </table:table-cell>
          <table:table-cell table:style-name="ce56"/>
          <table:table-cell table:style-name="ce59" table:formula="of:=IF([.K891]=&quot;&quot;;[.J891];[.J891]*[.K8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92]&lt;&gt;&quot;&quot;;IF(OR([.F892]=&quot;ILF&quot;;[.F892]=&quot;EIF&quot;);INDEX([Def.$D$6:.$F$8];MATCH([.H892];[Def.$C$6:.$C$8]);MATCH([.G892];[Def.$D$5:.$F$5]));IF([.F892]=&quot;EI&quot;;INDEX([Def.$D$13:.$F$15];MATCH([.H892];[Def.$C$13:.$C$15]);MATCH([.G892];[Def.$D$12:.$F$12]));IF(OR([.F892]=&quot;EO&quot;;[.F892]=&quot;EQ&quot;);INDEX([Def.$D$19:.$F$21];MATCH([.H892];[Def.$C$19:.$C$21]);MATCH([.G892];[Def.$D$18:.$F$18]));&quot;#err&quot;)));&quot;&quot;)">
            <text:p/>
          </table:table-cell>
          <table:table-cell table:style-name="ce53" table:formula="of:=IF([.I892]&lt;&gt;&quot;&quot;;INDEX([Def.$J$6:.$L$10];MATCH([.F892];[Def.$I$6:.$I$10];0);MATCH([.I892];[Def.$J$5:.$L$5];0));&quot;&quot;)">
            <text:p/>
          </table:table-cell>
          <table:table-cell table:style-name="ce56"/>
          <table:table-cell table:style-name="ce59" table:formula="of:=IF([.K892]=&quot;&quot;;[.J892];[.J892]*[.K8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93]&lt;&gt;&quot;&quot;;IF(OR([.F893]=&quot;ILF&quot;;[.F893]=&quot;EIF&quot;);INDEX([Def.$D$6:.$F$8];MATCH([.H893];[Def.$C$6:.$C$8]);MATCH([.G893];[Def.$D$5:.$F$5]));IF([.F893]=&quot;EI&quot;;INDEX([Def.$D$13:.$F$15];MATCH([.H893];[Def.$C$13:.$C$15]);MATCH([.G893];[Def.$D$12:.$F$12]));IF(OR([.F893]=&quot;EO&quot;;[.F893]=&quot;EQ&quot;);INDEX([Def.$D$19:.$F$21];MATCH([.H893];[Def.$C$19:.$C$21]);MATCH([.G893];[Def.$D$18:.$F$18]));&quot;#err&quot;)));&quot;&quot;)">
            <text:p/>
          </table:table-cell>
          <table:table-cell table:style-name="ce53" table:formula="of:=IF([.I893]&lt;&gt;&quot;&quot;;INDEX([Def.$J$6:.$L$10];MATCH([.F893];[Def.$I$6:.$I$10];0);MATCH([.I893];[Def.$J$5:.$L$5];0));&quot;&quot;)">
            <text:p/>
          </table:table-cell>
          <table:table-cell table:style-name="ce56"/>
          <table:table-cell table:style-name="ce59" table:formula="of:=IF([.K893]=&quot;&quot;;[.J893];[.J893]*[.K8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94]&lt;&gt;&quot;&quot;;IF(OR([.F894]=&quot;ILF&quot;;[.F894]=&quot;EIF&quot;);INDEX([Def.$D$6:.$F$8];MATCH([.H894];[Def.$C$6:.$C$8]);MATCH([.G894];[Def.$D$5:.$F$5]));IF([.F894]=&quot;EI&quot;;INDEX([Def.$D$13:.$F$15];MATCH([.H894];[Def.$C$13:.$C$15]);MATCH([.G894];[Def.$D$12:.$F$12]));IF(OR([.F894]=&quot;EO&quot;;[.F894]=&quot;EQ&quot;);INDEX([Def.$D$19:.$F$21];MATCH([.H894];[Def.$C$19:.$C$21]);MATCH([.G894];[Def.$D$18:.$F$18]));&quot;#err&quot;)));&quot;&quot;)">
            <text:p/>
          </table:table-cell>
          <table:table-cell table:style-name="ce53" table:formula="of:=IF([.I894]&lt;&gt;&quot;&quot;;INDEX([Def.$J$6:.$L$10];MATCH([.F894];[Def.$I$6:.$I$10];0);MATCH([.I894];[Def.$J$5:.$L$5];0));&quot;&quot;)">
            <text:p/>
          </table:table-cell>
          <table:table-cell table:style-name="ce56"/>
          <table:table-cell table:style-name="ce59" table:formula="of:=IF([.K894]=&quot;&quot;;[.J894];[.J894]*[.K8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95]&lt;&gt;&quot;&quot;;IF(OR([.F895]=&quot;ILF&quot;;[.F895]=&quot;EIF&quot;);INDEX([Def.$D$6:.$F$8];MATCH([.H895];[Def.$C$6:.$C$8]);MATCH([.G895];[Def.$D$5:.$F$5]));IF([.F895]=&quot;EI&quot;;INDEX([Def.$D$13:.$F$15];MATCH([.H895];[Def.$C$13:.$C$15]);MATCH([.G895];[Def.$D$12:.$F$12]));IF(OR([.F895]=&quot;EO&quot;;[.F895]=&quot;EQ&quot;);INDEX([Def.$D$19:.$F$21];MATCH([.H895];[Def.$C$19:.$C$21]);MATCH([.G895];[Def.$D$18:.$F$18]));&quot;#err&quot;)));&quot;&quot;)">
            <text:p/>
          </table:table-cell>
          <table:table-cell table:style-name="ce53" table:formula="of:=IF([.I895]&lt;&gt;&quot;&quot;;INDEX([Def.$J$6:.$L$10];MATCH([.F895];[Def.$I$6:.$I$10];0);MATCH([.I895];[Def.$J$5:.$L$5];0));&quot;&quot;)">
            <text:p/>
          </table:table-cell>
          <table:table-cell table:style-name="ce56"/>
          <table:table-cell table:style-name="ce59" table:formula="of:=IF([.K895]=&quot;&quot;;[.J895];[.J895]*[.K8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96]&lt;&gt;&quot;&quot;;IF(OR([.F896]=&quot;ILF&quot;;[.F896]=&quot;EIF&quot;);INDEX([Def.$D$6:.$F$8];MATCH([.H896];[Def.$C$6:.$C$8]);MATCH([.G896];[Def.$D$5:.$F$5]));IF([.F896]=&quot;EI&quot;;INDEX([Def.$D$13:.$F$15];MATCH([.H896];[Def.$C$13:.$C$15]);MATCH([.G896];[Def.$D$12:.$F$12]));IF(OR([.F896]=&quot;EO&quot;;[.F896]=&quot;EQ&quot;);INDEX([Def.$D$19:.$F$21];MATCH([.H896];[Def.$C$19:.$C$21]);MATCH([.G896];[Def.$D$18:.$F$18]));&quot;#err&quot;)));&quot;&quot;)">
            <text:p/>
          </table:table-cell>
          <table:table-cell table:style-name="ce53" table:formula="of:=IF([.I896]&lt;&gt;&quot;&quot;;INDEX([Def.$J$6:.$L$10];MATCH([.F896];[Def.$I$6:.$I$10];0);MATCH([.I896];[Def.$J$5:.$L$5];0));&quot;&quot;)">
            <text:p/>
          </table:table-cell>
          <table:table-cell table:style-name="ce56"/>
          <table:table-cell table:style-name="ce59" table:formula="of:=IF([.K896]=&quot;&quot;;[.J896];[.J896]*[.K8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97]&lt;&gt;&quot;&quot;;IF(OR([.F897]=&quot;ILF&quot;;[.F897]=&quot;EIF&quot;);INDEX([Def.$D$6:.$F$8];MATCH([.H897];[Def.$C$6:.$C$8]);MATCH([.G897];[Def.$D$5:.$F$5]));IF([.F897]=&quot;EI&quot;;INDEX([Def.$D$13:.$F$15];MATCH([.H897];[Def.$C$13:.$C$15]);MATCH([.G897];[Def.$D$12:.$F$12]));IF(OR([.F897]=&quot;EO&quot;;[.F897]=&quot;EQ&quot;);INDEX([Def.$D$19:.$F$21];MATCH([.H897];[Def.$C$19:.$C$21]);MATCH([.G897];[Def.$D$18:.$F$18]));&quot;#err&quot;)));&quot;&quot;)">
            <text:p/>
          </table:table-cell>
          <table:table-cell table:style-name="ce53" table:formula="of:=IF([.I897]&lt;&gt;&quot;&quot;;INDEX([Def.$J$6:.$L$10];MATCH([.F897];[Def.$I$6:.$I$10];0);MATCH([.I897];[Def.$J$5:.$L$5];0));&quot;&quot;)">
            <text:p/>
          </table:table-cell>
          <table:table-cell table:style-name="ce56"/>
          <table:table-cell table:style-name="ce59" table:formula="of:=IF([.K897]=&quot;&quot;;[.J897];[.J897]*[.K8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98]&lt;&gt;&quot;&quot;;IF(OR([.F898]=&quot;ILF&quot;;[.F898]=&quot;EIF&quot;);INDEX([Def.$D$6:.$F$8];MATCH([.H898];[Def.$C$6:.$C$8]);MATCH([.G898];[Def.$D$5:.$F$5]));IF([.F898]=&quot;EI&quot;;INDEX([Def.$D$13:.$F$15];MATCH([.H898];[Def.$C$13:.$C$15]);MATCH([.G898];[Def.$D$12:.$F$12]));IF(OR([.F898]=&quot;EO&quot;;[.F898]=&quot;EQ&quot;);INDEX([Def.$D$19:.$F$21];MATCH([.H898];[Def.$C$19:.$C$21]);MATCH([.G898];[Def.$D$18:.$F$18]));&quot;#err&quot;)));&quot;&quot;)">
            <text:p/>
          </table:table-cell>
          <table:table-cell table:style-name="ce53" table:formula="of:=IF([.I898]&lt;&gt;&quot;&quot;;INDEX([Def.$J$6:.$L$10];MATCH([.F898];[Def.$I$6:.$I$10];0);MATCH([.I898];[Def.$J$5:.$L$5];0));&quot;&quot;)">
            <text:p/>
          </table:table-cell>
          <table:table-cell table:style-name="ce56"/>
          <table:table-cell table:style-name="ce59" table:formula="of:=IF([.K898]=&quot;&quot;;[.J898];[.J898]*[.K8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899]&lt;&gt;&quot;&quot;;IF(OR([.F899]=&quot;ILF&quot;;[.F899]=&quot;EIF&quot;);INDEX([Def.$D$6:.$F$8];MATCH([.H899];[Def.$C$6:.$C$8]);MATCH([.G899];[Def.$D$5:.$F$5]));IF([.F899]=&quot;EI&quot;;INDEX([Def.$D$13:.$F$15];MATCH([.H899];[Def.$C$13:.$C$15]);MATCH([.G899];[Def.$D$12:.$F$12]));IF(OR([.F899]=&quot;EO&quot;;[.F899]=&quot;EQ&quot;);INDEX([Def.$D$19:.$F$21];MATCH([.H899];[Def.$C$19:.$C$21]);MATCH([.G899];[Def.$D$18:.$F$18]));&quot;#err&quot;)));&quot;&quot;)">
            <text:p/>
          </table:table-cell>
          <table:table-cell table:style-name="ce53" table:formula="of:=IF([.I899]&lt;&gt;&quot;&quot;;INDEX([Def.$J$6:.$L$10];MATCH([.F899];[Def.$I$6:.$I$10];0);MATCH([.I899];[Def.$J$5:.$L$5];0));&quot;&quot;)">
            <text:p/>
          </table:table-cell>
          <table:table-cell table:style-name="ce56"/>
          <table:table-cell table:style-name="ce59" table:formula="of:=IF([.K899]=&quot;&quot;;[.J899];[.J899]*[.K8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00]&lt;&gt;&quot;&quot;;IF(OR([.F900]=&quot;ILF&quot;;[.F900]=&quot;EIF&quot;);INDEX([Def.$D$6:.$F$8];MATCH([.H900];[Def.$C$6:.$C$8]);MATCH([.G900];[Def.$D$5:.$F$5]));IF([.F900]=&quot;EI&quot;;INDEX([Def.$D$13:.$F$15];MATCH([.H900];[Def.$C$13:.$C$15]);MATCH([.G900];[Def.$D$12:.$F$12]));IF(OR([.F900]=&quot;EO&quot;;[.F900]=&quot;EQ&quot;);INDEX([Def.$D$19:.$F$21];MATCH([.H900];[Def.$C$19:.$C$21]);MATCH([.G900];[Def.$D$18:.$F$18]));&quot;#err&quot;)));&quot;&quot;)">
            <text:p/>
          </table:table-cell>
          <table:table-cell table:style-name="ce53" table:formula="of:=IF([.I900]&lt;&gt;&quot;&quot;;INDEX([Def.$J$6:.$L$10];MATCH([.F900];[Def.$I$6:.$I$10];0);MATCH([.I900];[Def.$J$5:.$L$5];0));&quot;&quot;)">
            <text:p/>
          </table:table-cell>
          <table:table-cell table:style-name="ce56"/>
          <table:table-cell table:style-name="ce59" table:formula="of:=IF([.K900]=&quot;&quot;;[.J900];[.J900]*[.K9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01]&lt;&gt;&quot;&quot;;IF(OR([.F901]=&quot;ILF&quot;;[.F901]=&quot;EIF&quot;);INDEX([Def.$D$6:.$F$8];MATCH([.H901];[Def.$C$6:.$C$8]);MATCH([.G901];[Def.$D$5:.$F$5]));IF([.F901]=&quot;EI&quot;;INDEX([Def.$D$13:.$F$15];MATCH([.H901];[Def.$C$13:.$C$15]);MATCH([.G901];[Def.$D$12:.$F$12]));IF(OR([.F901]=&quot;EO&quot;;[.F901]=&quot;EQ&quot;);INDEX([Def.$D$19:.$F$21];MATCH([.H901];[Def.$C$19:.$C$21]);MATCH([.G901];[Def.$D$18:.$F$18]));&quot;#err&quot;)));&quot;&quot;)">
            <text:p/>
          </table:table-cell>
          <table:table-cell table:style-name="ce53" table:formula="of:=IF([.I901]&lt;&gt;&quot;&quot;;INDEX([Def.$J$6:.$L$10];MATCH([.F901];[Def.$I$6:.$I$10];0);MATCH([.I901];[Def.$J$5:.$L$5];0));&quot;&quot;)">
            <text:p/>
          </table:table-cell>
          <table:table-cell table:style-name="ce56"/>
          <table:table-cell table:style-name="ce59" table:formula="of:=IF([.K901]=&quot;&quot;;[.J901];[.J901]*[.K9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02]&lt;&gt;&quot;&quot;;IF(OR([.F902]=&quot;ILF&quot;;[.F902]=&quot;EIF&quot;);INDEX([Def.$D$6:.$F$8];MATCH([.H902];[Def.$C$6:.$C$8]);MATCH([.G902];[Def.$D$5:.$F$5]));IF([.F902]=&quot;EI&quot;;INDEX([Def.$D$13:.$F$15];MATCH([.H902];[Def.$C$13:.$C$15]);MATCH([.G902];[Def.$D$12:.$F$12]));IF(OR([.F902]=&quot;EO&quot;;[.F902]=&quot;EQ&quot;);INDEX([Def.$D$19:.$F$21];MATCH([.H902];[Def.$C$19:.$C$21]);MATCH([.G902];[Def.$D$18:.$F$18]));&quot;#err&quot;)));&quot;&quot;)">
            <text:p/>
          </table:table-cell>
          <table:table-cell table:style-name="ce53" table:formula="of:=IF([.I902]&lt;&gt;&quot;&quot;;INDEX([Def.$J$6:.$L$10];MATCH([.F902];[Def.$I$6:.$I$10];0);MATCH([.I902];[Def.$J$5:.$L$5];0));&quot;&quot;)">
            <text:p/>
          </table:table-cell>
          <table:table-cell table:style-name="ce56"/>
          <table:table-cell table:style-name="ce59" table:formula="of:=IF([.K902]=&quot;&quot;;[.J902];[.J902]*[.K9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03]&lt;&gt;&quot;&quot;;IF(OR([.F903]=&quot;ILF&quot;;[.F903]=&quot;EIF&quot;);INDEX([Def.$D$6:.$F$8];MATCH([.H903];[Def.$C$6:.$C$8]);MATCH([.G903];[Def.$D$5:.$F$5]));IF([.F903]=&quot;EI&quot;;INDEX([Def.$D$13:.$F$15];MATCH([.H903];[Def.$C$13:.$C$15]);MATCH([.G903];[Def.$D$12:.$F$12]));IF(OR([.F903]=&quot;EO&quot;;[.F903]=&quot;EQ&quot;);INDEX([Def.$D$19:.$F$21];MATCH([.H903];[Def.$C$19:.$C$21]);MATCH([.G903];[Def.$D$18:.$F$18]));&quot;#err&quot;)));&quot;&quot;)">
            <text:p/>
          </table:table-cell>
          <table:table-cell table:style-name="ce53" table:formula="of:=IF([.I903]&lt;&gt;&quot;&quot;;INDEX([Def.$J$6:.$L$10];MATCH([.F903];[Def.$I$6:.$I$10];0);MATCH([.I903];[Def.$J$5:.$L$5];0));&quot;&quot;)">
            <text:p/>
          </table:table-cell>
          <table:table-cell table:style-name="ce56"/>
          <table:table-cell table:style-name="ce59" table:formula="of:=IF([.K903]=&quot;&quot;;[.J903];[.J903]*[.K9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04]&lt;&gt;&quot;&quot;;IF(OR([.F904]=&quot;ILF&quot;;[.F904]=&quot;EIF&quot;);INDEX([Def.$D$6:.$F$8];MATCH([.H904];[Def.$C$6:.$C$8]);MATCH([.G904];[Def.$D$5:.$F$5]));IF([.F904]=&quot;EI&quot;;INDEX([Def.$D$13:.$F$15];MATCH([.H904];[Def.$C$13:.$C$15]);MATCH([.G904];[Def.$D$12:.$F$12]));IF(OR([.F904]=&quot;EO&quot;;[.F904]=&quot;EQ&quot;);INDEX([Def.$D$19:.$F$21];MATCH([.H904];[Def.$C$19:.$C$21]);MATCH([.G904];[Def.$D$18:.$F$18]));&quot;#err&quot;)));&quot;&quot;)">
            <text:p/>
          </table:table-cell>
          <table:table-cell table:style-name="ce53" table:formula="of:=IF([.I904]&lt;&gt;&quot;&quot;;INDEX([Def.$J$6:.$L$10];MATCH([.F904];[Def.$I$6:.$I$10];0);MATCH([.I904];[Def.$J$5:.$L$5];0));&quot;&quot;)">
            <text:p/>
          </table:table-cell>
          <table:table-cell table:style-name="ce56"/>
          <table:table-cell table:style-name="ce59" table:formula="of:=IF([.K904]=&quot;&quot;;[.J904];[.J904]*[.K9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05]&lt;&gt;&quot;&quot;;IF(OR([.F905]=&quot;ILF&quot;;[.F905]=&quot;EIF&quot;);INDEX([Def.$D$6:.$F$8];MATCH([.H905];[Def.$C$6:.$C$8]);MATCH([.G905];[Def.$D$5:.$F$5]));IF([.F905]=&quot;EI&quot;;INDEX([Def.$D$13:.$F$15];MATCH([.H905];[Def.$C$13:.$C$15]);MATCH([.G905];[Def.$D$12:.$F$12]));IF(OR([.F905]=&quot;EO&quot;;[.F905]=&quot;EQ&quot;);INDEX([Def.$D$19:.$F$21];MATCH([.H905];[Def.$C$19:.$C$21]);MATCH([.G905];[Def.$D$18:.$F$18]));&quot;#err&quot;)));&quot;&quot;)">
            <text:p/>
          </table:table-cell>
          <table:table-cell table:style-name="ce53" table:formula="of:=IF([.I905]&lt;&gt;&quot;&quot;;INDEX([Def.$J$6:.$L$10];MATCH([.F905];[Def.$I$6:.$I$10];0);MATCH([.I905];[Def.$J$5:.$L$5];0));&quot;&quot;)">
            <text:p/>
          </table:table-cell>
          <table:table-cell table:style-name="ce56"/>
          <table:table-cell table:style-name="ce59" table:formula="of:=IF([.K905]=&quot;&quot;;[.J905];[.J905]*[.K9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06]&lt;&gt;&quot;&quot;;IF(OR([.F906]=&quot;ILF&quot;;[.F906]=&quot;EIF&quot;);INDEX([Def.$D$6:.$F$8];MATCH([.H906];[Def.$C$6:.$C$8]);MATCH([.G906];[Def.$D$5:.$F$5]));IF([.F906]=&quot;EI&quot;;INDEX([Def.$D$13:.$F$15];MATCH([.H906];[Def.$C$13:.$C$15]);MATCH([.G906];[Def.$D$12:.$F$12]));IF(OR([.F906]=&quot;EO&quot;;[.F906]=&quot;EQ&quot;);INDEX([Def.$D$19:.$F$21];MATCH([.H906];[Def.$C$19:.$C$21]);MATCH([.G906];[Def.$D$18:.$F$18]));&quot;#err&quot;)));&quot;&quot;)">
            <text:p/>
          </table:table-cell>
          <table:table-cell table:style-name="ce53" table:formula="of:=IF([.I906]&lt;&gt;&quot;&quot;;INDEX([Def.$J$6:.$L$10];MATCH([.F906];[Def.$I$6:.$I$10];0);MATCH([.I906];[Def.$J$5:.$L$5];0));&quot;&quot;)">
            <text:p/>
          </table:table-cell>
          <table:table-cell table:style-name="ce56"/>
          <table:table-cell table:style-name="ce59" table:formula="of:=IF([.K906]=&quot;&quot;;[.J906];[.J906]*[.K9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07]&lt;&gt;&quot;&quot;;IF(OR([.F907]=&quot;ILF&quot;;[.F907]=&quot;EIF&quot;);INDEX([Def.$D$6:.$F$8];MATCH([.H907];[Def.$C$6:.$C$8]);MATCH([.G907];[Def.$D$5:.$F$5]));IF([.F907]=&quot;EI&quot;;INDEX([Def.$D$13:.$F$15];MATCH([.H907];[Def.$C$13:.$C$15]);MATCH([.G907];[Def.$D$12:.$F$12]));IF(OR([.F907]=&quot;EO&quot;;[.F907]=&quot;EQ&quot;);INDEX([Def.$D$19:.$F$21];MATCH([.H907];[Def.$C$19:.$C$21]);MATCH([.G907];[Def.$D$18:.$F$18]));&quot;#err&quot;)));&quot;&quot;)">
            <text:p/>
          </table:table-cell>
          <table:table-cell table:style-name="ce53" table:formula="of:=IF([.I907]&lt;&gt;&quot;&quot;;INDEX([Def.$J$6:.$L$10];MATCH([.F907];[Def.$I$6:.$I$10];0);MATCH([.I907];[Def.$J$5:.$L$5];0));&quot;&quot;)">
            <text:p/>
          </table:table-cell>
          <table:table-cell table:style-name="ce56"/>
          <table:table-cell table:style-name="ce59" table:formula="of:=IF([.K907]=&quot;&quot;;[.J907];[.J907]*[.K9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08]&lt;&gt;&quot;&quot;;IF(OR([.F908]=&quot;ILF&quot;;[.F908]=&quot;EIF&quot;);INDEX([Def.$D$6:.$F$8];MATCH([.H908];[Def.$C$6:.$C$8]);MATCH([.G908];[Def.$D$5:.$F$5]));IF([.F908]=&quot;EI&quot;;INDEX([Def.$D$13:.$F$15];MATCH([.H908];[Def.$C$13:.$C$15]);MATCH([.G908];[Def.$D$12:.$F$12]));IF(OR([.F908]=&quot;EO&quot;;[.F908]=&quot;EQ&quot;);INDEX([Def.$D$19:.$F$21];MATCH([.H908];[Def.$C$19:.$C$21]);MATCH([.G908];[Def.$D$18:.$F$18]));&quot;#err&quot;)));&quot;&quot;)">
            <text:p/>
          </table:table-cell>
          <table:table-cell table:style-name="ce53" table:formula="of:=IF([.I908]&lt;&gt;&quot;&quot;;INDEX([Def.$J$6:.$L$10];MATCH([.F908];[Def.$I$6:.$I$10];0);MATCH([.I908];[Def.$J$5:.$L$5];0));&quot;&quot;)">
            <text:p/>
          </table:table-cell>
          <table:table-cell table:style-name="ce56"/>
          <table:table-cell table:style-name="ce59" table:formula="of:=IF([.K908]=&quot;&quot;;[.J908];[.J908]*[.K9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09]&lt;&gt;&quot;&quot;;IF(OR([.F909]=&quot;ILF&quot;;[.F909]=&quot;EIF&quot;);INDEX([Def.$D$6:.$F$8];MATCH([.H909];[Def.$C$6:.$C$8]);MATCH([.G909];[Def.$D$5:.$F$5]));IF([.F909]=&quot;EI&quot;;INDEX([Def.$D$13:.$F$15];MATCH([.H909];[Def.$C$13:.$C$15]);MATCH([.G909];[Def.$D$12:.$F$12]));IF(OR([.F909]=&quot;EO&quot;;[.F909]=&quot;EQ&quot;);INDEX([Def.$D$19:.$F$21];MATCH([.H909];[Def.$C$19:.$C$21]);MATCH([.G909];[Def.$D$18:.$F$18]));&quot;#err&quot;)));&quot;&quot;)">
            <text:p/>
          </table:table-cell>
          <table:table-cell table:style-name="ce53" table:formula="of:=IF([.I909]&lt;&gt;&quot;&quot;;INDEX([Def.$J$6:.$L$10];MATCH([.F909];[Def.$I$6:.$I$10];0);MATCH([.I909];[Def.$J$5:.$L$5];0));&quot;&quot;)">
            <text:p/>
          </table:table-cell>
          <table:table-cell table:style-name="ce56"/>
          <table:table-cell table:style-name="ce59" table:formula="of:=IF([.K909]=&quot;&quot;;[.J909];[.J909]*[.K9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10]&lt;&gt;&quot;&quot;;IF(OR([.F910]=&quot;ILF&quot;;[.F910]=&quot;EIF&quot;);INDEX([Def.$D$6:.$F$8];MATCH([.H910];[Def.$C$6:.$C$8]);MATCH([.G910];[Def.$D$5:.$F$5]));IF([.F910]=&quot;EI&quot;;INDEX([Def.$D$13:.$F$15];MATCH([.H910];[Def.$C$13:.$C$15]);MATCH([.G910];[Def.$D$12:.$F$12]));IF(OR([.F910]=&quot;EO&quot;;[.F910]=&quot;EQ&quot;);INDEX([Def.$D$19:.$F$21];MATCH([.H910];[Def.$C$19:.$C$21]);MATCH([.G910];[Def.$D$18:.$F$18]));&quot;#err&quot;)));&quot;&quot;)">
            <text:p/>
          </table:table-cell>
          <table:table-cell table:style-name="ce53" table:formula="of:=IF([.I910]&lt;&gt;&quot;&quot;;INDEX([Def.$J$6:.$L$10];MATCH([.F910];[Def.$I$6:.$I$10];0);MATCH([.I910];[Def.$J$5:.$L$5];0));&quot;&quot;)">
            <text:p/>
          </table:table-cell>
          <table:table-cell table:style-name="ce56"/>
          <table:table-cell table:style-name="ce59" table:formula="of:=IF([.K910]=&quot;&quot;;[.J910];[.J910]*[.K9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11]&lt;&gt;&quot;&quot;;IF(OR([.F911]=&quot;ILF&quot;;[.F911]=&quot;EIF&quot;);INDEX([Def.$D$6:.$F$8];MATCH([.H911];[Def.$C$6:.$C$8]);MATCH([.G911];[Def.$D$5:.$F$5]));IF([.F911]=&quot;EI&quot;;INDEX([Def.$D$13:.$F$15];MATCH([.H911];[Def.$C$13:.$C$15]);MATCH([.G911];[Def.$D$12:.$F$12]));IF(OR([.F911]=&quot;EO&quot;;[.F911]=&quot;EQ&quot;);INDEX([Def.$D$19:.$F$21];MATCH([.H911];[Def.$C$19:.$C$21]);MATCH([.G911];[Def.$D$18:.$F$18]));&quot;#err&quot;)));&quot;&quot;)">
            <text:p/>
          </table:table-cell>
          <table:table-cell table:style-name="ce53" table:formula="of:=IF([.I911]&lt;&gt;&quot;&quot;;INDEX([Def.$J$6:.$L$10];MATCH([.F911];[Def.$I$6:.$I$10];0);MATCH([.I911];[Def.$J$5:.$L$5];0));&quot;&quot;)">
            <text:p/>
          </table:table-cell>
          <table:table-cell table:style-name="ce56"/>
          <table:table-cell table:style-name="ce59" table:formula="of:=IF([.K911]=&quot;&quot;;[.J911];[.J911]*[.K9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12]&lt;&gt;&quot;&quot;;IF(OR([.F912]=&quot;ILF&quot;;[.F912]=&quot;EIF&quot;);INDEX([Def.$D$6:.$F$8];MATCH([.H912];[Def.$C$6:.$C$8]);MATCH([.G912];[Def.$D$5:.$F$5]));IF([.F912]=&quot;EI&quot;;INDEX([Def.$D$13:.$F$15];MATCH([.H912];[Def.$C$13:.$C$15]);MATCH([.G912];[Def.$D$12:.$F$12]));IF(OR([.F912]=&quot;EO&quot;;[.F912]=&quot;EQ&quot;);INDEX([Def.$D$19:.$F$21];MATCH([.H912];[Def.$C$19:.$C$21]);MATCH([.G912];[Def.$D$18:.$F$18]));&quot;#err&quot;)));&quot;&quot;)">
            <text:p/>
          </table:table-cell>
          <table:table-cell table:style-name="ce53" table:formula="of:=IF([.I912]&lt;&gt;&quot;&quot;;INDEX([Def.$J$6:.$L$10];MATCH([.F912];[Def.$I$6:.$I$10];0);MATCH([.I912];[Def.$J$5:.$L$5];0));&quot;&quot;)">
            <text:p/>
          </table:table-cell>
          <table:table-cell table:style-name="ce56"/>
          <table:table-cell table:style-name="ce59" table:formula="of:=IF([.K912]=&quot;&quot;;[.J912];[.J912]*[.K9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13]&lt;&gt;&quot;&quot;;IF(OR([.F913]=&quot;ILF&quot;;[.F913]=&quot;EIF&quot;);INDEX([Def.$D$6:.$F$8];MATCH([.H913];[Def.$C$6:.$C$8]);MATCH([.G913];[Def.$D$5:.$F$5]));IF([.F913]=&quot;EI&quot;;INDEX([Def.$D$13:.$F$15];MATCH([.H913];[Def.$C$13:.$C$15]);MATCH([.G913];[Def.$D$12:.$F$12]));IF(OR([.F913]=&quot;EO&quot;;[.F913]=&quot;EQ&quot;);INDEX([Def.$D$19:.$F$21];MATCH([.H913];[Def.$C$19:.$C$21]);MATCH([.G913];[Def.$D$18:.$F$18]));&quot;#err&quot;)));&quot;&quot;)">
            <text:p/>
          </table:table-cell>
          <table:table-cell table:style-name="ce53" table:formula="of:=IF([.I913]&lt;&gt;&quot;&quot;;INDEX([Def.$J$6:.$L$10];MATCH([.F913];[Def.$I$6:.$I$10];0);MATCH([.I913];[Def.$J$5:.$L$5];0));&quot;&quot;)">
            <text:p/>
          </table:table-cell>
          <table:table-cell table:style-name="ce56"/>
          <table:table-cell table:style-name="ce59" table:formula="of:=IF([.K913]=&quot;&quot;;[.J913];[.J913]*[.K9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14]&lt;&gt;&quot;&quot;;IF(OR([.F914]=&quot;ILF&quot;;[.F914]=&quot;EIF&quot;);INDEX([Def.$D$6:.$F$8];MATCH([.H914];[Def.$C$6:.$C$8]);MATCH([.G914];[Def.$D$5:.$F$5]));IF([.F914]=&quot;EI&quot;;INDEX([Def.$D$13:.$F$15];MATCH([.H914];[Def.$C$13:.$C$15]);MATCH([.G914];[Def.$D$12:.$F$12]));IF(OR([.F914]=&quot;EO&quot;;[.F914]=&quot;EQ&quot;);INDEX([Def.$D$19:.$F$21];MATCH([.H914];[Def.$C$19:.$C$21]);MATCH([.G914];[Def.$D$18:.$F$18]));&quot;#err&quot;)));&quot;&quot;)">
            <text:p/>
          </table:table-cell>
          <table:table-cell table:style-name="ce53" table:formula="of:=IF([.I914]&lt;&gt;&quot;&quot;;INDEX([Def.$J$6:.$L$10];MATCH([.F914];[Def.$I$6:.$I$10];0);MATCH([.I914];[Def.$J$5:.$L$5];0));&quot;&quot;)">
            <text:p/>
          </table:table-cell>
          <table:table-cell table:style-name="ce56"/>
          <table:table-cell table:style-name="ce59" table:formula="of:=IF([.K914]=&quot;&quot;;[.J914];[.J914]*[.K9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15]&lt;&gt;&quot;&quot;;IF(OR([.F915]=&quot;ILF&quot;;[.F915]=&quot;EIF&quot;);INDEX([Def.$D$6:.$F$8];MATCH([.H915];[Def.$C$6:.$C$8]);MATCH([.G915];[Def.$D$5:.$F$5]));IF([.F915]=&quot;EI&quot;;INDEX([Def.$D$13:.$F$15];MATCH([.H915];[Def.$C$13:.$C$15]);MATCH([.G915];[Def.$D$12:.$F$12]));IF(OR([.F915]=&quot;EO&quot;;[.F915]=&quot;EQ&quot;);INDEX([Def.$D$19:.$F$21];MATCH([.H915];[Def.$C$19:.$C$21]);MATCH([.G915];[Def.$D$18:.$F$18]));&quot;#err&quot;)));&quot;&quot;)">
            <text:p/>
          </table:table-cell>
          <table:table-cell table:style-name="ce53" table:formula="of:=IF([.I915]&lt;&gt;&quot;&quot;;INDEX([Def.$J$6:.$L$10];MATCH([.F915];[Def.$I$6:.$I$10];0);MATCH([.I915];[Def.$J$5:.$L$5];0));&quot;&quot;)">
            <text:p/>
          </table:table-cell>
          <table:table-cell table:style-name="ce56"/>
          <table:table-cell table:style-name="ce59" table:formula="of:=IF([.K915]=&quot;&quot;;[.J915];[.J915]*[.K9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16]&lt;&gt;&quot;&quot;;IF(OR([.F916]=&quot;ILF&quot;;[.F916]=&quot;EIF&quot;);INDEX([Def.$D$6:.$F$8];MATCH([.H916];[Def.$C$6:.$C$8]);MATCH([.G916];[Def.$D$5:.$F$5]));IF([.F916]=&quot;EI&quot;;INDEX([Def.$D$13:.$F$15];MATCH([.H916];[Def.$C$13:.$C$15]);MATCH([.G916];[Def.$D$12:.$F$12]));IF(OR([.F916]=&quot;EO&quot;;[.F916]=&quot;EQ&quot;);INDEX([Def.$D$19:.$F$21];MATCH([.H916];[Def.$C$19:.$C$21]);MATCH([.G916];[Def.$D$18:.$F$18]));&quot;#err&quot;)));&quot;&quot;)">
            <text:p/>
          </table:table-cell>
          <table:table-cell table:style-name="ce53" table:formula="of:=IF([.I916]&lt;&gt;&quot;&quot;;INDEX([Def.$J$6:.$L$10];MATCH([.F916];[Def.$I$6:.$I$10];0);MATCH([.I916];[Def.$J$5:.$L$5];0));&quot;&quot;)">
            <text:p/>
          </table:table-cell>
          <table:table-cell table:style-name="ce56"/>
          <table:table-cell table:style-name="ce59" table:formula="of:=IF([.K916]=&quot;&quot;;[.J916];[.J916]*[.K9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17]&lt;&gt;&quot;&quot;;IF(OR([.F917]=&quot;ILF&quot;;[.F917]=&quot;EIF&quot;);INDEX([Def.$D$6:.$F$8];MATCH([.H917];[Def.$C$6:.$C$8]);MATCH([.G917];[Def.$D$5:.$F$5]));IF([.F917]=&quot;EI&quot;;INDEX([Def.$D$13:.$F$15];MATCH([.H917];[Def.$C$13:.$C$15]);MATCH([.G917];[Def.$D$12:.$F$12]));IF(OR([.F917]=&quot;EO&quot;;[.F917]=&quot;EQ&quot;);INDEX([Def.$D$19:.$F$21];MATCH([.H917];[Def.$C$19:.$C$21]);MATCH([.G917];[Def.$D$18:.$F$18]));&quot;#err&quot;)));&quot;&quot;)">
            <text:p/>
          </table:table-cell>
          <table:table-cell table:style-name="ce53" table:formula="of:=IF([.I917]&lt;&gt;&quot;&quot;;INDEX([Def.$J$6:.$L$10];MATCH([.F917];[Def.$I$6:.$I$10];0);MATCH([.I917];[Def.$J$5:.$L$5];0));&quot;&quot;)">
            <text:p/>
          </table:table-cell>
          <table:table-cell table:style-name="ce56"/>
          <table:table-cell table:style-name="ce59" table:formula="of:=IF([.K917]=&quot;&quot;;[.J917];[.J917]*[.K9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18]&lt;&gt;&quot;&quot;;IF(OR([.F918]=&quot;ILF&quot;;[.F918]=&quot;EIF&quot;);INDEX([Def.$D$6:.$F$8];MATCH([.H918];[Def.$C$6:.$C$8]);MATCH([.G918];[Def.$D$5:.$F$5]));IF([.F918]=&quot;EI&quot;;INDEX([Def.$D$13:.$F$15];MATCH([.H918];[Def.$C$13:.$C$15]);MATCH([.G918];[Def.$D$12:.$F$12]));IF(OR([.F918]=&quot;EO&quot;;[.F918]=&quot;EQ&quot;);INDEX([Def.$D$19:.$F$21];MATCH([.H918];[Def.$C$19:.$C$21]);MATCH([.G918];[Def.$D$18:.$F$18]));&quot;#err&quot;)));&quot;&quot;)">
            <text:p/>
          </table:table-cell>
          <table:table-cell table:style-name="ce53" table:formula="of:=IF([.I918]&lt;&gt;&quot;&quot;;INDEX([Def.$J$6:.$L$10];MATCH([.F918];[Def.$I$6:.$I$10];0);MATCH([.I918];[Def.$J$5:.$L$5];0));&quot;&quot;)">
            <text:p/>
          </table:table-cell>
          <table:table-cell table:style-name="ce56"/>
          <table:table-cell table:style-name="ce59" table:formula="of:=IF([.K918]=&quot;&quot;;[.J918];[.J918]*[.K9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19]&lt;&gt;&quot;&quot;;IF(OR([.F919]=&quot;ILF&quot;;[.F919]=&quot;EIF&quot;);INDEX([Def.$D$6:.$F$8];MATCH([.H919];[Def.$C$6:.$C$8]);MATCH([.G919];[Def.$D$5:.$F$5]));IF([.F919]=&quot;EI&quot;;INDEX([Def.$D$13:.$F$15];MATCH([.H919];[Def.$C$13:.$C$15]);MATCH([.G919];[Def.$D$12:.$F$12]));IF(OR([.F919]=&quot;EO&quot;;[.F919]=&quot;EQ&quot;);INDEX([Def.$D$19:.$F$21];MATCH([.H919];[Def.$C$19:.$C$21]);MATCH([.G919];[Def.$D$18:.$F$18]));&quot;#err&quot;)));&quot;&quot;)">
            <text:p/>
          </table:table-cell>
          <table:table-cell table:style-name="ce53" table:formula="of:=IF([.I919]&lt;&gt;&quot;&quot;;INDEX([Def.$J$6:.$L$10];MATCH([.F919];[Def.$I$6:.$I$10];0);MATCH([.I919];[Def.$J$5:.$L$5];0));&quot;&quot;)">
            <text:p/>
          </table:table-cell>
          <table:table-cell table:style-name="ce56"/>
          <table:table-cell table:style-name="ce59" table:formula="of:=IF([.K919]=&quot;&quot;;[.J919];[.J919]*[.K9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20]&lt;&gt;&quot;&quot;;IF(OR([.F920]=&quot;ILF&quot;;[.F920]=&quot;EIF&quot;);INDEX([Def.$D$6:.$F$8];MATCH([.H920];[Def.$C$6:.$C$8]);MATCH([.G920];[Def.$D$5:.$F$5]));IF([.F920]=&quot;EI&quot;;INDEX([Def.$D$13:.$F$15];MATCH([.H920];[Def.$C$13:.$C$15]);MATCH([.G920];[Def.$D$12:.$F$12]));IF(OR([.F920]=&quot;EO&quot;;[.F920]=&quot;EQ&quot;);INDEX([Def.$D$19:.$F$21];MATCH([.H920];[Def.$C$19:.$C$21]);MATCH([.G920];[Def.$D$18:.$F$18]));&quot;#err&quot;)));&quot;&quot;)">
            <text:p/>
          </table:table-cell>
          <table:table-cell table:style-name="ce53" table:formula="of:=IF([.I920]&lt;&gt;&quot;&quot;;INDEX([Def.$J$6:.$L$10];MATCH([.F920];[Def.$I$6:.$I$10];0);MATCH([.I920];[Def.$J$5:.$L$5];0));&quot;&quot;)">
            <text:p/>
          </table:table-cell>
          <table:table-cell table:style-name="ce56"/>
          <table:table-cell table:style-name="ce59" table:formula="of:=IF([.K920]=&quot;&quot;;[.J920];[.J920]*[.K9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21]&lt;&gt;&quot;&quot;;IF(OR([.F921]=&quot;ILF&quot;;[.F921]=&quot;EIF&quot;);INDEX([Def.$D$6:.$F$8];MATCH([.H921];[Def.$C$6:.$C$8]);MATCH([.G921];[Def.$D$5:.$F$5]));IF([.F921]=&quot;EI&quot;;INDEX([Def.$D$13:.$F$15];MATCH([.H921];[Def.$C$13:.$C$15]);MATCH([.G921];[Def.$D$12:.$F$12]));IF(OR([.F921]=&quot;EO&quot;;[.F921]=&quot;EQ&quot;);INDEX([Def.$D$19:.$F$21];MATCH([.H921];[Def.$C$19:.$C$21]);MATCH([.G921];[Def.$D$18:.$F$18]));&quot;#err&quot;)));&quot;&quot;)">
            <text:p/>
          </table:table-cell>
          <table:table-cell table:style-name="ce53" table:formula="of:=IF([.I921]&lt;&gt;&quot;&quot;;INDEX([Def.$J$6:.$L$10];MATCH([.F921];[Def.$I$6:.$I$10];0);MATCH([.I921];[Def.$J$5:.$L$5];0));&quot;&quot;)">
            <text:p/>
          </table:table-cell>
          <table:table-cell table:style-name="ce56"/>
          <table:table-cell table:style-name="ce59" table:formula="of:=IF([.K921]=&quot;&quot;;[.J921];[.J921]*[.K9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22]&lt;&gt;&quot;&quot;;IF(OR([.F922]=&quot;ILF&quot;;[.F922]=&quot;EIF&quot;);INDEX([Def.$D$6:.$F$8];MATCH([.H922];[Def.$C$6:.$C$8]);MATCH([.G922];[Def.$D$5:.$F$5]));IF([.F922]=&quot;EI&quot;;INDEX([Def.$D$13:.$F$15];MATCH([.H922];[Def.$C$13:.$C$15]);MATCH([.G922];[Def.$D$12:.$F$12]));IF(OR([.F922]=&quot;EO&quot;;[.F922]=&quot;EQ&quot;);INDEX([Def.$D$19:.$F$21];MATCH([.H922];[Def.$C$19:.$C$21]);MATCH([.G922];[Def.$D$18:.$F$18]));&quot;#err&quot;)));&quot;&quot;)">
            <text:p/>
          </table:table-cell>
          <table:table-cell table:style-name="ce53" table:formula="of:=IF([.I922]&lt;&gt;&quot;&quot;;INDEX([Def.$J$6:.$L$10];MATCH([.F922];[Def.$I$6:.$I$10];0);MATCH([.I922];[Def.$J$5:.$L$5];0));&quot;&quot;)">
            <text:p/>
          </table:table-cell>
          <table:table-cell table:style-name="ce56"/>
          <table:table-cell table:style-name="ce59" table:formula="of:=IF([.K922]=&quot;&quot;;[.J922];[.J922]*[.K9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23]&lt;&gt;&quot;&quot;;IF(OR([.F923]=&quot;ILF&quot;;[.F923]=&quot;EIF&quot;);INDEX([Def.$D$6:.$F$8];MATCH([.H923];[Def.$C$6:.$C$8]);MATCH([.G923];[Def.$D$5:.$F$5]));IF([.F923]=&quot;EI&quot;;INDEX([Def.$D$13:.$F$15];MATCH([.H923];[Def.$C$13:.$C$15]);MATCH([.G923];[Def.$D$12:.$F$12]));IF(OR([.F923]=&quot;EO&quot;;[.F923]=&quot;EQ&quot;);INDEX([Def.$D$19:.$F$21];MATCH([.H923];[Def.$C$19:.$C$21]);MATCH([.G923];[Def.$D$18:.$F$18]));&quot;#err&quot;)));&quot;&quot;)">
            <text:p/>
          </table:table-cell>
          <table:table-cell table:style-name="ce53" table:formula="of:=IF([.I923]&lt;&gt;&quot;&quot;;INDEX([Def.$J$6:.$L$10];MATCH([.F923];[Def.$I$6:.$I$10];0);MATCH([.I923];[Def.$J$5:.$L$5];0));&quot;&quot;)">
            <text:p/>
          </table:table-cell>
          <table:table-cell table:style-name="ce56"/>
          <table:table-cell table:style-name="ce59" table:formula="of:=IF([.K923]=&quot;&quot;;[.J923];[.J923]*[.K9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24]&lt;&gt;&quot;&quot;;IF(OR([.F924]=&quot;ILF&quot;;[.F924]=&quot;EIF&quot;);INDEX([Def.$D$6:.$F$8];MATCH([.H924];[Def.$C$6:.$C$8]);MATCH([.G924];[Def.$D$5:.$F$5]));IF([.F924]=&quot;EI&quot;;INDEX([Def.$D$13:.$F$15];MATCH([.H924];[Def.$C$13:.$C$15]);MATCH([.G924];[Def.$D$12:.$F$12]));IF(OR([.F924]=&quot;EO&quot;;[.F924]=&quot;EQ&quot;);INDEX([Def.$D$19:.$F$21];MATCH([.H924];[Def.$C$19:.$C$21]);MATCH([.G924];[Def.$D$18:.$F$18]));&quot;#err&quot;)));&quot;&quot;)">
            <text:p/>
          </table:table-cell>
          <table:table-cell table:style-name="ce53" table:formula="of:=IF([.I924]&lt;&gt;&quot;&quot;;INDEX([Def.$J$6:.$L$10];MATCH([.F924];[Def.$I$6:.$I$10];0);MATCH([.I924];[Def.$J$5:.$L$5];0));&quot;&quot;)">
            <text:p/>
          </table:table-cell>
          <table:table-cell table:style-name="ce56"/>
          <table:table-cell table:style-name="ce59" table:formula="of:=IF([.K924]=&quot;&quot;;[.J924];[.J924]*[.K9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25]&lt;&gt;&quot;&quot;;IF(OR([.F925]=&quot;ILF&quot;;[.F925]=&quot;EIF&quot;);INDEX([Def.$D$6:.$F$8];MATCH([.H925];[Def.$C$6:.$C$8]);MATCH([.G925];[Def.$D$5:.$F$5]));IF([.F925]=&quot;EI&quot;;INDEX([Def.$D$13:.$F$15];MATCH([.H925];[Def.$C$13:.$C$15]);MATCH([.G925];[Def.$D$12:.$F$12]));IF(OR([.F925]=&quot;EO&quot;;[.F925]=&quot;EQ&quot;);INDEX([Def.$D$19:.$F$21];MATCH([.H925];[Def.$C$19:.$C$21]);MATCH([.G925];[Def.$D$18:.$F$18]));&quot;#err&quot;)));&quot;&quot;)">
            <text:p/>
          </table:table-cell>
          <table:table-cell table:style-name="ce53" table:formula="of:=IF([.I925]&lt;&gt;&quot;&quot;;INDEX([Def.$J$6:.$L$10];MATCH([.F925];[Def.$I$6:.$I$10];0);MATCH([.I925];[Def.$J$5:.$L$5];0));&quot;&quot;)">
            <text:p/>
          </table:table-cell>
          <table:table-cell table:style-name="ce56"/>
          <table:table-cell table:style-name="ce59" table:formula="of:=IF([.K925]=&quot;&quot;;[.J925];[.J925]*[.K9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26]&lt;&gt;&quot;&quot;;IF(OR([.F926]=&quot;ILF&quot;;[.F926]=&quot;EIF&quot;);INDEX([Def.$D$6:.$F$8];MATCH([.H926];[Def.$C$6:.$C$8]);MATCH([.G926];[Def.$D$5:.$F$5]));IF([.F926]=&quot;EI&quot;;INDEX([Def.$D$13:.$F$15];MATCH([.H926];[Def.$C$13:.$C$15]);MATCH([.G926];[Def.$D$12:.$F$12]));IF(OR([.F926]=&quot;EO&quot;;[.F926]=&quot;EQ&quot;);INDEX([Def.$D$19:.$F$21];MATCH([.H926];[Def.$C$19:.$C$21]);MATCH([.G926];[Def.$D$18:.$F$18]));&quot;#err&quot;)));&quot;&quot;)">
            <text:p/>
          </table:table-cell>
          <table:table-cell table:style-name="ce53" table:formula="of:=IF([.I926]&lt;&gt;&quot;&quot;;INDEX([Def.$J$6:.$L$10];MATCH([.F926];[Def.$I$6:.$I$10];0);MATCH([.I926];[Def.$J$5:.$L$5];0));&quot;&quot;)">
            <text:p/>
          </table:table-cell>
          <table:table-cell table:style-name="ce56"/>
          <table:table-cell table:style-name="ce59" table:formula="of:=IF([.K926]=&quot;&quot;;[.J926];[.J926]*[.K9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27]&lt;&gt;&quot;&quot;;IF(OR([.F927]=&quot;ILF&quot;;[.F927]=&quot;EIF&quot;);INDEX([Def.$D$6:.$F$8];MATCH([.H927];[Def.$C$6:.$C$8]);MATCH([.G927];[Def.$D$5:.$F$5]));IF([.F927]=&quot;EI&quot;;INDEX([Def.$D$13:.$F$15];MATCH([.H927];[Def.$C$13:.$C$15]);MATCH([.G927];[Def.$D$12:.$F$12]));IF(OR([.F927]=&quot;EO&quot;;[.F927]=&quot;EQ&quot;);INDEX([Def.$D$19:.$F$21];MATCH([.H927];[Def.$C$19:.$C$21]);MATCH([.G927];[Def.$D$18:.$F$18]));&quot;#err&quot;)));&quot;&quot;)">
            <text:p/>
          </table:table-cell>
          <table:table-cell table:style-name="ce53" table:formula="of:=IF([.I927]&lt;&gt;&quot;&quot;;INDEX([Def.$J$6:.$L$10];MATCH([.F927];[Def.$I$6:.$I$10];0);MATCH([.I927];[Def.$J$5:.$L$5];0));&quot;&quot;)">
            <text:p/>
          </table:table-cell>
          <table:table-cell table:style-name="ce56"/>
          <table:table-cell table:style-name="ce59" table:formula="of:=IF([.K927]=&quot;&quot;;[.J927];[.J927]*[.K9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28]&lt;&gt;&quot;&quot;;IF(OR([.F928]=&quot;ILF&quot;;[.F928]=&quot;EIF&quot;);INDEX([Def.$D$6:.$F$8];MATCH([.H928];[Def.$C$6:.$C$8]);MATCH([.G928];[Def.$D$5:.$F$5]));IF([.F928]=&quot;EI&quot;;INDEX([Def.$D$13:.$F$15];MATCH([.H928];[Def.$C$13:.$C$15]);MATCH([.G928];[Def.$D$12:.$F$12]));IF(OR([.F928]=&quot;EO&quot;;[.F928]=&quot;EQ&quot;);INDEX([Def.$D$19:.$F$21];MATCH([.H928];[Def.$C$19:.$C$21]);MATCH([.G928];[Def.$D$18:.$F$18]));&quot;#err&quot;)));&quot;&quot;)">
            <text:p/>
          </table:table-cell>
          <table:table-cell table:style-name="ce53" table:formula="of:=IF([.I928]&lt;&gt;&quot;&quot;;INDEX([Def.$J$6:.$L$10];MATCH([.F928];[Def.$I$6:.$I$10];0);MATCH([.I928];[Def.$J$5:.$L$5];0));&quot;&quot;)">
            <text:p/>
          </table:table-cell>
          <table:table-cell table:style-name="ce56"/>
          <table:table-cell table:style-name="ce59" table:formula="of:=IF([.K928]=&quot;&quot;;[.J928];[.J928]*[.K9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29]&lt;&gt;&quot;&quot;;IF(OR([.F929]=&quot;ILF&quot;;[.F929]=&quot;EIF&quot;);INDEX([Def.$D$6:.$F$8];MATCH([.H929];[Def.$C$6:.$C$8]);MATCH([.G929];[Def.$D$5:.$F$5]));IF([.F929]=&quot;EI&quot;;INDEX([Def.$D$13:.$F$15];MATCH([.H929];[Def.$C$13:.$C$15]);MATCH([.G929];[Def.$D$12:.$F$12]));IF(OR([.F929]=&quot;EO&quot;;[.F929]=&quot;EQ&quot;);INDEX([Def.$D$19:.$F$21];MATCH([.H929];[Def.$C$19:.$C$21]);MATCH([.G929];[Def.$D$18:.$F$18]));&quot;#err&quot;)));&quot;&quot;)">
            <text:p/>
          </table:table-cell>
          <table:table-cell table:style-name="ce53" table:formula="of:=IF([.I929]&lt;&gt;&quot;&quot;;INDEX([Def.$J$6:.$L$10];MATCH([.F929];[Def.$I$6:.$I$10];0);MATCH([.I929];[Def.$J$5:.$L$5];0));&quot;&quot;)">
            <text:p/>
          </table:table-cell>
          <table:table-cell table:style-name="ce56"/>
          <table:table-cell table:style-name="ce59" table:formula="of:=IF([.K929]=&quot;&quot;;[.J929];[.J929]*[.K9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30]&lt;&gt;&quot;&quot;;IF(OR([.F930]=&quot;ILF&quot;;[.F930]=&quot;EIF&quot;);INDEX([Def.$D$6:.$F$8];MATCH([.H930];[Def.$C$6:.$C$8]);MATCH([.G930];[Def.$D$5:.$F$5]));IF([.F930]=&quot;EI&quot;;INDEX([Def.$D$13:.$F$15];MATCH([.H930];[Def.$C$13:.$C$15]);MATCH([.G930];[Def.$D$12:.$F$12]));IF(OR([.F930]=&quot;EO&quot;;[.F930]=&quot;EQ&quot;);INDEX([Def.$D$19:.$F$21];MATCH([.H930];[Def.$C$19:.$C$21]);MATCH([.G930];[Def.$D$18:.$F$18]));&quot;#err&quot;)));&quot;&quot;)">
            <text:p/>
          </table:table-cell>
          <table:table-cell table:style-name="ce53" table:formula="of:=IF([.I930]&lt;&gt;&quot;&quot;;INDEX([Def.$J$6:.$L$10];MATCH([.F930];[Def.$I$6:.$I$10];0);MATCH([.I930];[Def.$J$5:.$L$5];0));&quot;&quot;)">
            <text:p/>
          </table:table-cell>
          <table:table-cell table:style-name="ce56"/>
          <table:table-cell table:style-name="ce59" table:formula="of:=IF([.K930]=&quot;&quot;;[.J930];[.J930]*[.K9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31]&lt;&gt;&quot;&quot;;IF(OR([.F931]=&quot;ILF&quot;;[.F931]=&quot;EIF&quot;);INDEX([Def.$D$6:.$F$8];MATCH([.H931];[Def.$C$6:.$C$8]);MATCH([.G931];[Def.$D$5:.$F$5]));IF([.F931]=&quot;EI&quot;;INDEX([Def.$D$13:.$F$15];MATCH([.H931];[Def.$C$13:.$C$15]);MATCH([.G931];[Def.$D$12:.$F$12]));IF(OR([.F931]=&quot;EO&quot;;[.F931]=&quot;EQ&quot;);INDEX([Def.$D$19:.$F$21];MATCH([.H931];[Def.$C$19:.$C$21]);MATCH([.G931];[Def.$D$18:.$F$18]));&quot;#err&quot;)));&quot;&quot;)">
            <text:p/>
          </table:table-cell>
          <table:table-cell table:style-name="ce53" table:formula="of:=IF([.I931]&lt;&gt;&quot;&quot;;INDEX([Def.$J$6:.$L$10];MATCH([.F931];[Def.$I$6:.$I$10];0);MATCH([.I931];[Def.$J$5:.$L$5];0));&quot;&quot;)">
            <text:p/>
          </table:table-cell>
          <table:table-cell table:style-name="ce56"/>
          <table:table-cell table:style-name="ce59" table:formula="of:=IF([.K931]=&quot;&quot;;[.J931];[.J931]*[.K9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32]&lt;&gt;&quot;&quot;;IF(OR([.F932]=&quot;ILF&quot;;[.F932]=&quot;EIF&quot;);INDEX([Def.$D$6:.$F$8];MATCH([.H932];[Def.$C$6:.$C$8]);MATCH([.G932];[Def.$D$5:.$F$5]));IF([.F932]=&quot;EI&quot;;INDEX([Def.$D$13:.$F$15];MATCH([.H932];[Def.$C$13:.$C$15]);MATCH([.G932];[Def.$D$12:.$F$12]));IF(OR([.F932]=&quot;EO&quot;;[.F932]=&quot;EQ&quot;);INDEX([Def.$D$19:.$F$21];MATCH([.H932];[Def.$C$19:.$C$21]);MATCH([.G932];[Def.$D$18:.$F$18]));&quot;#err&quot;)));&quot;&quot;)">
            <text:p/>
          </table:table-cell>
          <table:table-cell table:style-name="ce53" table:formula="of:=IF([.I932]&lt;&gt;&quot;&quot;;INDEX([Def.$J$6:.$L$10];MATCH([.F932];[Def.$I$6:.$I$10];0);MATCH([.I932];[Def.$J$5:.$L$5];0));&quot;&quot;)">
            <text:p/>
          </table:table-cell>
          <table:table-cell table:style-name="ce56"/>
          <table:table-cell table:style-name="ce59" table:formula="of:=IF([.K932]=&quot;&quot;;[.J932];[.J932]*[.K9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33]&lt;&gt;&quot;&quot;;IF(OR([.F933]=&quot;ILF&quot;;[.F933]=&quot;EIF&quot;);INDEX([Def.$D$6:.$F$8];MATCH([.H933];[Def.$C$6:.$C$8]);MATCH([.G933];[Def.$D$5:.$F$5]));IF([.F933]=&quot;EI&quot;;INDEX([Def.$D$13:.$F$15];MATCH([.H933];[Def.$C$13:.$C$15]);MATCH([.G933];[Def.$D$12:.$F$12]));IF(OR([.F933]=&quot;EO&quot;;[.F933]=&quot;EQ&quot;);INDEX([Def.$D$19:.$F$21];MATCH([.H933];[Def.$C$19:.$C$21]);MATCH([.G933];[Def.$D$18:.$F$18]));&quot;#err&quot;)));&quot;&quot;)">
            <text:p/>
          </table:table-cell>
          <table:table-cell table:style-name="ce53" table:formula="of:=IF([.I933]&lt;&gt;&quot;&quot;;INDEX([Def.$J$6:.$L$10];MATCH([.F933];[Def.$I$6:.$I$10];0);MATCH([.I933];[Def.$J$5:.$L$5];0));&quot;&quot;)">
            <text:p/>
          </table:table-cell>
          <table:table-cell table:style-name="ce56"/>
          <table:table-cell table:style-name="ce59" table:formula="of:=IF([.K933]=&quot;&quot;;[.J933];[.J933]*[.K9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34]&lt;&gt;&quot;&quot;;IF(OR([.F934]=&quot;ILF&quot;;[.F934]=&quot;EIF&quot;);INDEX([Def.$D$6:.$F$8];MATCH([.H934];[Def.$C$6:.$C$8]);MATCH([.G934];[Def.$D$5:.$F$5]));IF([.F934]=&quot;EI&quot;;INDEX([Def.$D$13:.$F$15];MATCH([.H934];[Def.$C$13:.$C$15]);MATCH([.G934];[Def.$D$12:.$F$12]));IF(OR([.F934]=&quot;EO&quot;;[.F934]=&quot;EQ&quot;);INDEX([Def.$D$19:.$F$21];MATCH([.H934];[Def.$C$19:.$C$21]);MATCH([.G934];[Def.$D$18:.$F$18]));&quot;#err&quot;)));&quot;&quot;)">
            <text:p/>
          </table:table-cell>
          <table:table-cell table:style-name="ce53" table:formula="of:=IF([.I934]&lt;&gt;&quot;&quot;;INDEX([Def.$J$6:.$L$10];MATCH([.F934];[Def.$I$6:.$I$10];0);MATCH([.I934];[Def.$J$5:.$L$5];0));&quot;&quot;)">
            <text:p/>
          </table:table-cell>
          <table:table-cell table:style-name="ce56"/>
          <table:table-cell table:style-name="ce59" table:formula="of:=IF([.K934]=&quot;&quot;;[.J934];[.J934]*[.K9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35]&lt;&gt;&quot;&quot;;IF(OR([.F935]=&quot;ILF&quot;;[.F935]=&quot;EIF&quot;);INDEX([Def.$D$6:.$F$8];MATCH([.H935];[Def.$C$6:.$C$8]);MATCH([.G935];[Def.$D$5:.$F$5]));IF([.F935]=&quot;EI&quot;;INDEX([Def.$D$13:.$F$15];MATCH([.H935];[Def.$C$13:.$C$15]);MATCH([.G935];[Def.$D$12:.$F$12]));IF(OR([.F935]=&quot;EO&quot;;[.F935]=&quot;EQ&quot;);INDEX([Def.$D$19:.$F$21];MATCH([.H935];[Def.$C$19:.$C$21]);MATCH([.G935];[Def.$D$18:.$F$18]));&quot;#err&quot;)));&quot;&quot;)">
            <text:p/>
          </table:table-cell>
          <table:table-cell table:style-name="ce53" table:formula="of:=IF([.I935]&lt;&gt;&quot;&quot;;INDEX([Def.$J$6:.$L$10];MATCH([.F935];[Def.$I$6:.$I$10];0);MATCH([.I935];[Def.$J$5:.$L$5];0));&quot;&quot;)">
            <text:p/>
          </table:table-cell>
          <table:table-cell table:style-name="ce56"/>
          <table:table-cell table:style-name="ce59" table:formula="of:=IF([.K935]=&quot;&quot;;[.J935];[.J935]*[.K9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36]&lt;&gt;&quot;&quot;;IF(OR([.F936]=&quot;ILF&quot;;[.F936]=&quot;EIF&quot;);INDEX([Def.$D$6:.$F$8];MATCH([.H936];[Def.$C$6:.$C$8]);MATCH([.G936];[Def.$D$5:.$F$5]));IF([.F936]=&quot;EI&quot;;INDEX([Def.$D$13:.$F$15];MATCH([.H936];[Def.$C$13:.$C$15]);MATCH([.G936];[Def.$D$12:.$F$12]));IF(OR([.F936]=&quot;EO&quot;;[.F936]=&quot;EQ&quot;);INDEX([Def.$D$19:.$F$21];MATCH([.H936];[Def.$C$19:.$C$21]);MATCH([.G936];[Def.$D$18:.$F$18]));&quot;#err&quot;)));&quot;&quot;)">
            <text:p/>
          </table:table-cell>
          <table:table-cell table:style-name="ce53" table:formula="of:=IF([.I936]&lt;&gt;&quot;&quot;;INDEX([Def.$J$6:.$L$10];MATCH([.F936];[Def.$I$6:.$I$10];0);MATCH([.I936];[Def.$J$5:.$L$5];0));&quot;&quot;)">
            <text:p/>
          </table:table-cell>
          <table:table-cell table:style-name="ce56"/>
          <table:table-cell table:style-name="ce59" table:formula="of:=IF([.K936]=&quot;&quot;;[.J936];[.J936]*[.K9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37]&lt;&gt;&quot;&quot;;IF(OR([.F937]=&quot;ILF&quot;;[.F937]=&quot;EIF&quot;);INDEX([Def.$D$6:.$F$8];MATCH([.H937];[Def.$C$6:.$C$8]);MATCH([.G937];[Def.$D$5:.$F$5]));IF([.F937]=&quot;EI&quot;;INDEX([Def.$D$13:.$F$15];MATCH([.H937];[Def.$C$13:.$C$15]);MATCH([.G937];[Def.$D$12:.$F$12]));IF(OR([.F937]=&quot;EO&quot;;[.F937]=&quot;EQ&quot;);INDEX([Def.$D$19:.$F$21];MATCH([.H937];[Def.$C$19:.$C$21]);MATCH([.G937];[Def.$D$18:.$F$18]));&quot;#err&quot;)));&quot;&quot;)">
            <text:p/>
          </table:table-cell>
          <table:table-cell table:style-name="ce53" table:formula="of:=IF([.I937]&lt;&gt;&quot;&quot;;INDEX([Def.$J$6:.$L$10];MATCH([.F937];[Def.$I$6:.$I$10];0);MATCH([.I937];[Def.$J$5:.$L$5];0));&quot;&quot;)">
            <text:p/>
          </table:table-cell>
          <table:table-cell table:style-name="ce56"/>
          <table:table-cell table:style-name="ce59" table:formula="of:=IF([.K937]=&quot;&quot;;[.J937];[.J937]*[.K9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38]&lt;&gt;&quot;&quot;;IF(OR([.F938]=&quot;ILF&quot;;[.F938]=&quot;EIF&quot;);INDEX([Def.$D$6:.$F$8];MATCH([.H938];[Def.$C$6:.$C$8]);MATCH([.G938];[Def.$D$5:.$F$5]));IF([.F938]=&quot;EI&quot;;INDEX([Def.$D$13:.$F$15];MATCH([.H938];[Def.$C$13:.$C$15]);MATCH([.G938];[Def.$D$12:.$F$12]));IF(OR([.F938]=&quot;EO&quot;;[.F938]=&quot;EQ&quot;);INDEX([Def.$D$19:.$F$21];MATCH([.H938];[Def.$C$19:.$C$21]);MATCH([.G938];[Def.$D$18:.$F$18]));&quot;#err&quot;)));&quot;&quot;)">
            <text:p/>
          </table:table-cell>
          <table:table-cell table:style-name="ce53" table:formula="of:=IF([.I938]&lt;&gt;&quot;&quot;;INDEX([Def.$J$6:.$L$10];MATCH([.F938];[Def.$I$6:.$I$10];0);MATCH([.I938];[Def.$J$5:.$L$5];0));&quot;&quot;)">
            <text:p/>
          </table:table-cell>
          <table:table-cell table:style-name="ce56"/>
          <table:table-cell table:style-name="ce59" table:formula="of:=IF([.K938]=&quot;&quot;;[.J938];[.J938]*[.K9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39]&lt;&gt;&quot;&quot;;IF(OR([.F939]=&quot;ILF&quot;;[.F939]=&quot;EIF&quot;);INDEX([Def.$D$6:.$F$8];MATCH([.H939];[Def.$C$6:.$C$8]);MATCH([.G939];[Def.$D$5:.$F$5]));IF([.F939]=&quot;EI&quot;;INDEX([Def.$D$13:.$F$15];MATCH([.H939];[Def.$C$13:.$C$15]);MATCH([.G939];[Def.$D$12:.$F$12]));IF(OR([.F939]=&quot;EO&quot;;[.F939]=&quot;EQ&quot;);INDEX([Def.$D$19:.$F$21];MATCH([.H939];[Def.$C$19:.$C$21]);MATCH([.G939];[Def.$D$18:.$F$18]));&quot;#err&quot;)));&quot;&quot;)">
            <text:p/>
          </table:table-cell>
          <table:table-cell table:style-name="ce53" table:formula="of:=IF([.I939]&lt;&gt;&quot;&quot;;INDEX([Def.$J$6:.$L$10];MATCH([.F939];[Def.$I$6:.$I$10];0);MATCH([.I939];[Def.$J$5:.$L$5];0));&quot;&quot;)">
            <text:p/>
          </table:table-cell>
          <table:table-cell table:style-name="ce56"/>
          <table:table-cell table:style-name="ce59" table:formula="of:=IF([.K939]=&quot;&quot;;[.J939];[.J939]*[.K9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40]&lt;&gt;&quot;&quot;;IF(OR([.F940]=&quot;ILF&quot;;[.F940]=&quot;EIF&quot;);INDEX([Def.$D$6:.$F$8];MATCH([.H940];[Def.$C$6:.$C$8]);MATCH([.G940];[Def.$D$5:.$F$5]));IF([.F940]=&quot;EI&quot;;INDEX([Def.$D$13:.$F$15];MATCH([.H940];[Def.$C$13:.$C$15]);MATCH([.G940];[Def.$D$12:.$F$12]));IF(OR([.F940]=&quot;EO&quot;;[.F940]=&quot;EQ&quot;);INDEX([Def.$D$19:.$F$21];MATCH([.H940];[Def.$C$19:.$C$21]);MATCH([.G940];[Def.$D$18:.$F$18]));&quot;#err&quot;)));&quot;&quot;)">
            <text:p/>
          </table:table-cell>
          <table:table-cell table:style-name="ce53" table:formula="of:=IF([.I940]&lt;&gt;&quot;&quot;;INDEX([Def.$J$6:.$L$10];MATCH([.F940];[Def.$I$6:.$I$10];0);MATCH([.I940];[Def.$J$5:.$L$5];0));&quot;&quot;)">
            <text:p/>
          </table:table-cell>
          <table:table-cell table:style-name="ce56"/>
          <table:table-cell table:style-name="ce59" table:formula="of:=IF([.K940]=&quot;&quot;;[.J940];[.J940]*[.K9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41]&lt;&gt;&quot;&quot;;IF(OR([.F941]=&quot;ILF&quot;;[.F941]=&quot;EIF&quot;);INDEX([Def.$D$6:.$F$8];MATCH([.H941];[Def.$C$6:.$C$8]);MATCH([.G941];[Def.$D$5:.$F$5]));IF([.F941]=&quot;EI&quot;;INDEX([Def.$D$13:.$F$15];MATCH([.H941];[Def.$C$13:.$C$15]);MATCH([.G941];[Def.$D$12:.$F$12]));IF(OR([.F941]=&quot;EO&quot;;[.F941]=&quot;EQ&quot;);INDEX([Def.$D$19:.$F$21];MATCH([.H941];[Def.$C$19:.$C$21]);MATCH([.G941];[Def.$D$18:.$F$18]));&quot;#err&quot;)));&quot;&quot;)">
            <text:p/>
          </table:table-cell>
          <table:table-cell table:style-name="ce53" table:formula="of:=IF([.I941]&lt;&gt;&quot;&quot;;INDEX([Def.$J$6:.$L$10];MATCH([.F941];[Def.$I$6:.$I$10];0);MATCH([.I941];[Def.$J$5:.$L$5];0));&quot;&quot;)">
            <text:p/>
          </table:table-cell>
          <table:table-cell table:style-name="ce56"/>
          <table:table-cell table:style-name="ce59" table:formula="of:=IF([.K941]=&quot;&quot;;[.J941];[.J941]*[.K9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42]&lt;&gt;&quot;&quot;;IF(OR([.F942]=&quot;ILF&quot;;[.F942]=&quot;EIF&quot;);INDEX([Def.$D$6:.$F$8];MATCH([.H942];[Def.$C$6:.$C$8]);MATCH([.G942];[Def.$D$5:.$F$5]));IF([.F942]=&quot;EI&quot;;INDEX([Def.$D$13:.$F$15];MATCH([.H942];[Def.$C$13:.$C$15]);MATCH([.G942];[Def.$D$12:.$F$12]));IF(OR([.F942]=&quot;EO&quot;;[.F942]=&quot;EQ&quot;);INDEX([Def.$D$19:.$F$21];MATCH([.H942];[Def.$C$19:.$C$21]);MATCH([.G942];[Def.$D$18:.$F$18]));&quot;#err&quot;)));&quot;&quot;)">
            <text:p/>
          </table:table-cell>
          <table:table-cell table:style-name="ce53" table:formula="of:=IF([.I942]&lt;&gt;&quot;&quot;;INDEX([Def.$J$6:.$L$10];MATCH([.F942];[Def.$I$6:.$I$10];0);MATCH([.I942];[Def.$J$5:.$L$5];0));&quot;&quot;)">
            <text:p/>
          </table:table-cell>
          <table:table-cell table:style-name="ce56"/>
          <table:table-cell table:style-name="ce59" table:formula="of:=IF([.K942]=&quot;&quot;;[.J942];[.J942]*[.K9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43]&lt;&gt;&quot;&quot;;IF(OR([.F943]=&quot;ILF&quot;;[.F943]=&quot;EIF&quot;);INDEX([Def.$D$6:.$F$8];MATCH([.H943];[Def.$C$6:.$C$8]);MATCH([.G943];[Def.$D$5:.$F$5]));IF([.F943]=&quot;EI&quot;;INDEX([Def.$D$13:.$F$15];MATCH([.H943];[Def.$C$13:.$C$15]);MATCH([.G943];[Def.$D$12:.$F$12]));IF(OR([.F943]=&quot;EO&quot;;[.F943]=&quot;EQ&quot;);INDEX([Def.$D$19:.$F$21];MATCH([.H943];[Def.$C$19:.$C$21]);MATCH([.G943];[Def.$D$18:.$F$18]));&quot;#err&quot;)));&quot;&quot;)">
            <text:p/>
          </table:table-cell>
          <table:table-cell table:style-name="ce53" table:formula="of:=IF([.I943]&lt;&gt;&quot;&quot;;INDEX([Def.$J$6:.$L$10];MATCH([.F943];[Def.$I$6:.$I$10];0);MATCH([.I943];[Def.$J$5:.$L$5];0));&quot;&quot;)">
            <text:p/>
          </table:table-cell>
          <table:table-cell table:style-name="ce56"/>
          <table:table-cell table:style-name="ce59" table:formula="of:=IF([.K943]=&quot;&quot;;[.J943];[.J943]*[.K9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44]&lt;&gt;&quot;&quot;;IF(OR([.F944]=&quot;ILF&quot;;[.F944]=&quot;EIF&quot;);INDEX([Def.$D$6:.$F$8];MATCH([.H944];[Def.$C$6:.$C$8]);MATCH([.G944];[Def.$D$5:.$F$5]));IF([.F944]=&quot;EI&quot;;INDEX([Def.$D$13:.$F$15];MATCH([.H944];[Def.$C$13:.$C$15]);MATCH([.G944];[Def.$D$12:.$F$12]));IF(OR([.F944]=&quot;EO&quot;;[.F944]=&quot;EQ&quot;);INDEX([Def.$D$19:.$F$21];MATCH([.H944];[Def.$C$19:.$C$21]);MATCH([.G944];[Def.$D$18:.$F$18]));&quot;#err&quot;)));&quot;&quot;)">
            <text:p/>
          </table:table-cell>
          <table:table-cell table:style-name="ce53" table:formula="of:=IF([.I944]&lt;&gt;&quot;&quot;;INDEX([Def.$J$6:.$L$10];MATCH([.F944];[Def.$I$6:.$I$10];0);MATCH([.I944];[Def.$J$5:.$L$5];0));&quot;&quot;)">
            <text:p/>
          </table:table-cell>
          <table:table-cell table:style-name="ce56"/>
          <table:table-cell table:style-name="ce59" table:formula="of:=IF([.K944]=&quot;&quot;;[.J944];[.J944]*[.K9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45]&lt;&gt;&quot;&quot;;IF(OR([.F945]=&quot;ILF&quot;;[.F945]=&quot;EIF&quot;);INDEX([Def.$D$6:.$F$8];MATCH([.H945];[Def.$C$6:.$C$8]);MATCH([.G945];[Def.$D$5:.$F$5]));IF([.F945]=&quot;EI&quot;;INDEX([Def.$D$13:.$F$15];MATCH([.H945];[Def.$C$13:.$C$15]);MATCH([.G945];[Def.$D$12:.$F$12]));IF(OR([.F945]=&quot;EO&quot;;[.F945]=&quot;EQ&quot;);INDEX([Def.$D$19:.$F$21];MATCH([.H945];[Def.$C$19:.$C$21]);MATCH([.G945];[Def.$D$18:.$F$18]));&quot;#err&quot;)));&quot;&quot;)">
            <text:p/>
          </table:table-cell>
          <table:table-cell table:style-name="ce53" table:formula="of:=IF([.I945]&lt;&gt;&quot;&quot;;INDEX([Def.$J$6:.$L$10];MATCH([.F945];[Def.$I$6:.$I$10];0);MATCH([.I945];[Def.$J$5:.$L$5];0));&quot;&quot;)">
            <text:p/>
          </table:table-cell>
          <table:table-cell table:style-name="ce56"/>
          <table:table-cell table:style-name="ce59" table:formula="of:=IF([.K945]=&quot;&quot;;[.J945];[.J945]*[.K9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46]&lt;&gt;&quot;&quot;;IF(OR([.F946]=&quot;ILF&quot;;[.F946]=&quot;EIF&quot;);INDEX([Def.$D$6:.$F$8];MATCH([.H946];[Def.$C$6:.$C$8]);MATCH([.G946];[Def.$D$5:.$F$5]));IF([.F946]=&quot;EI&quot;;INDEX([Def.$D$13:.$F$15];MATCH([.H946];[Def.$C$13:.$C$15]);MATCH([.G946];[Def.$D$12:.$F$12]));IF(OR([.F946]=&quot;EO&quot;;[.F946]=&quot;EQ&quot;);INDEX([Def.$D$19:.$F$21];MATCH([.H946];[Def.$C$19:.$C$21]);MATCH([.G946];[Def.$D$18:.$F$18]));&quot;#err&quot;)));&quot;&quot;)">
            <text:p/>
          </table:table-cell>
          <table:table-cell table:style-name="ce53" table:formula="of:=IF([.I946]&lt;&gt;&quot;&quot;;INDEX([Def.$J$6:.$L$10];MATCH([.F946];[Def.$I$6:.$I$10];0);MATCH([.I946];[Def.$J$5:.$L$5];0));&quot;&quot;)">
            <text:p/>
          </table:table-cell>
          <table:table-cell table:style-name="ce56"/>
          <table:table-cell table:style-name="ce59" table:formula="of:=IF([.K946]=&quot;&quot;;[.J946];[.J946]*[.K9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47]&lt;&gt;&quot;&quot;;IF(OR([.F947]=&quot;ILF&quot;;[.F947]=&quot;EIF&quot;);INDEX([Def.$D$6:.$F$8];MATCH([.H947];[Def.$C$6:.$C$8]);MATCH([.G947];[Def.$D$5:.$F$5]));IF([.F947]=&quot;EI&quot;;INDEX([Def.$D$13:.$F$15];MATCH([.H947];[Def.$C$13:.$C$15]);MATCH([.G947];[Def.$D$12:.$F$12]));IF(OR([.F947]=&quot;EO&quot;;[.F947]=&quot;EQ&quot;);INDEX([Def.$D$19:.$F$21];MATCH([.H947];[Def.$C$19:.$C$21]);MATCH([.G947];[Def.$D$18:.$F$18]));&quot;#err&quot;)));&quot;&quot;)">
            <text:p/>
          </table:table-cell>
          <table:table-cell table:style-name="ce53" table:formula="of:=IF([.I947]&lt;&gt;&quot;&quot;;INDEX([Def.$J$6:.$L$10];MATCH([.F947];[Def.$I$6:.$I$10];0);MATCH([.I947];[Def.$J$5:.$L$5];0));&quot;&quot;)">
            <text:p/>
          </table:table-cell>
          <table:table-cell table:style-name="ce56"/>
          <table:table-cell table:style-name="ce59" table:formula="of:=IF([.K947]=&quot;&quot;;[.J947];[.J947]*[.K9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48]&lt;&gt;&quot;&quot;;IF(OR([.F948]=&quot;ILF&quot;;[.F948]=&quot;EIF&quot;);INDEX([Def.$D$6:.$F$8];MATCH([.H948];[Def.$C$6:.$C$8]);MATCH([.G948];[Def.$D$5:.$F$5]));IF([.F948]=&quot;EI&quot;;INDEX([Def.$D$13:.$F$15];MATCH([.H948];[Def.$C$13:.$C$15]);MATCH([.G948];[Def.$D$12:.$F$12]));IF(OR([.F948]=&quot;EO&quot;;[.F948]=&quot;EQ&quot;);INDEX([Def.$D$19:.$F$21];MATCH([.H948];[Def.$C$19:.$C$21]);MATCH([.G948];[Def.$D$18:.$F$18]));&quot;#err&quot;)));&quot;&quot;)">
            <text:p/>
          </table:table-cell>
          <table:table-cell table:style-name="ce53" table:formula="of:=IF([.I948]&lt;&gt;&quot;&quot;;INDEX([Def.$J$6:.$L$10];MATCH([.F948];[Def.$I$6:.$I$10];0);MATCH([.I948];[Def.$J$5:.$L$5];0));&quot;&quot;)">
            <text:p/>
          </table:table-cell>
          <table:table-cell table:style-name="ce56"/>
          <table:table-cell table:style-name="ce59" table:formula="of:=IF([.K948]=&quot;&quot;;[.J948];[.J948]*[.K9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49]&lt;&gt;&quot;&quot;;IF(OR([.F949]=&quot;ILF&quot;;[.F949]=&quot;EIF&quot;);INDEX([Def.$D$6:.$F$8];MATCH([.H949];[Def.$C$6:.$C$8]);MATCH([.G949];[Def.$D$5:.$F$5]));IF([.F949]=&quot;EI&quot;;INDEX([Def.$D$13:.$F$15];MATCH([.H949];[Def.$C$13:.$C$15]);MATCH([.G949];[Def.$D$12:.$F$12]));IF(OR([.F949]=&quot;EO&quot;;[.F949]=&quot;EQ&quot;);INDEX([Def.$D$19:.$F$21];MATCH([.H949];[Def.$C$19:.$C$21]);MATCH([.G949];[Def.$D$18:.$F$18]));&quot;#err&quot;)));&quot;&quot;)">
            <text:p/>
          </table:table-cell>
          <table:table-cell table:style-name="ce53" table:formula="of:=IF([.I949]&lt;&gt;&quot;&quot;;INDEX([Def.$J$6:.$L$10];MATCH([.F949];[Def.$I$6:.$I$10];0);MATCH([.I949];[Def.$J$5:.$L$5];0));&quot;&quot;)">
            <text:p/>
          </table:table-cell>
          <table:table-cell table:style-name="ce56"/>
          <table:table-cell table:style-name="ce59" table:formula="of:=IF([.K949]=&quot;&quot;;[.J949];[.J949]*[.K9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50]&lt;&gt;&quot;&quot;;IF(OR([.F950]=&quot;ILF&quot;;[.F950]=&quot;EIF&quot;);INDEX([Def.$D$6:.$F$8];MATCH([.H950];[Def.$C$6:.$C$8]);MATCH([.G950];[Def.$D$5:.$F$5]));IF([.F950]=&quot;EI&quot;;INDEX([Def.$D$13:.$F$15];MATCH([.H950];[Def.$C$13:.$C$15]);MATCH([.G950];[Def.$D$12:.$F$12]));IF(OR([.F950]=&quot;EO&quot;;[.F950]=&quot;EQ&quot;);INDEX([Def.$D$19:.$F$21];MATCH([.H950];[Def.$C$19:.$C$21]);MATCH([.G950];[Def.$D$18:.$F$18]));&quot;#err&quot;)));&quot;&quot;)">
            <text:p/>
          </table:table-cell>
          <table:table-cell table:style-name="ce53" table:formula="of:=IF([.I950]&lt;&gt;&quot;&quot;;INDEX([Def.$J$6:.$L$10];MATCH([.F950];[Def.$I$6:.$I$10];0);MATCH([.I950];[Def.$J$5:.$L$5];0));&quot;&quot;)">
            <text:p/>
          </table:table-cell>
          <table:table-cell table:style-name="ce56"/>
          <table:table-cell table:style-name="ce59" table:formula="of:=IF([.K950]=&quot;&quot;;[.J950];[.J950]*[.K9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51]&lt;&gt;&quot;&quot;;IF(OR([.F951]=&quot;ILF&quot;;[.F951]=&quot;EIF&quot;);INDEX([Def.$D$6:.$F$8];MATCH([.H951];[Def.$C$6:.$C$8]);MATCH([.G951];[Def.$D$5:.$F$5]));IF([.F951]=&quot;EI&quot;;INDEX([Def.$D$13:.$F$15];MATCH([.H951];[Def.$C$13:.$C$15]);MATCH([.G951];[Def.$D$12:.$F$12]));IF(OR([.F951]=&quot;EO&quot;;[.F951]=&quot;EQ&quot;);INDEX([Def.$D$19:.$F$21];MATCH([.H951];[Def.$C$19:.$C$21]);MATCH([.G951];[Def.$D$18:.$F$18]));&quot;#err&quot;)));&quot;&quot;)">
            <text:p/>
          </table:table-cell>
          <table:table-cell table:style-name="ce53" table:formula="of:=IF([.I951]&lt;&gt;&quot;&quot;;INDEX([Def.$J$6:.$L$10];MATCH([.F951];[Def.$I$6:.$I$10];0);MATCH([.I951];[Def.$J$5:.$L$5];0));&quot;&quot;)">
            <text:p/>
          </table:table-cell>
          <table:table-cell table:style-name="ce56"/>
          <table:table-cell table:style-name="ce59" table:formula="of:=IF([.K951]=&quot;&quot;;[.J951];[.J951]*[.K9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52]&lt;&gt;&quot;&quot;;IF(OR([.F952]=&quot;ILF&quot;;[.F952]=&quot;EIF&quot;);INDEX([Def.$D$6:.$F$8];MATCH([.H952];[Def.$C$6:.$C$8]);MATCH([.G952];[Def.$D$5:.$F$5]));IF([.F952]=&quot;EI&quot;;INDEX([Def.$D$13:.$F$15];MATCH([.H952];[Def.$C$13:.$C$15]);MATCH([.G952];[Def.$D$12:.$F$12]));IF(OR([.F952]=&quot;EO&quot;;[.F952]=&quot;EQ&quot;);INDEX([Def.$D$19:.$F$21];MATCH([.H952];[Def.$C$19:.$C$21]);MATCH([.G952];[Def.$D$18:.$F$18]));&quot;#err&quot;)));&quot;&quot;)">
            <text:p/>
          </table:table-cell>
          <table:table-cell table:style-name="ce53" table:formula="of:=IF([.I952]&lt;&gt;&quot;&quot;;INDEX([Def.$J$6:.$L$10];MATCH([.F952];[Def.$I$6:.$I$10];0);MATCH([.I952];[Def.$J$5:.$L$5];0));&quot;&quot;)">
            <text:p/>
          </table:table-cell>
          <table:table-cell table:style-name="ce56"/>
          <table:table-cell table:style-name="ce59" table:formula="of:=IF([.K952]=&quot;&quot;;[.J952];[.J952]*[.K9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53]&lt;&gt;&quot;&quot;;IF(OR([.F953]=&quot;ILF&quot;;[.F953]=&quot;EIF&quot;);INDEX([Def.$D$6:.$F$8];MATCH([.H953];[Def.$C$6:.$C$8]);MATCH([.G953];[Def.$D$5:.$F$5]));IF([.F953]=&quot;EI&quot;;INDEX([Def.$D$13:.$F$15];MATCH([.H953];[Def.$C$13:.$C$15]);MATCH([.G953];[Def.$D$12:.$F$12]));IF(OR([.F953]=&quot;EO&quot;;[.F953]=&quot;EQ&quot;);INDEX([Def.$D$19:.$F$21];MATCH([.H953];[Def.$C$19:.$C$21]);MATCH([.G953];[Def.$D$18:.$F$18]));&quot;#err&quot;)));&quot;&quot;)">
            <text:p/>
          </table:table-cell>
          <table:table-cell table:style-name="ce53" table:formula="of:=IF([.I953]&lt;&gt;&quot;&quot;;INDEX([Def.$J$6:.$L$10];MATCH([.F953];[Def.$I$6:.$I$10];0);MATCH([.I953];[Def.$J$5:.$L$5];0));&quot;&quot;)">
            <text:p/>
          </table:table-cell>
          <table:table-cell table:style-name="ce56"/>
          <table:table-cell table:style-name="ce59" table:formula="of:=IF([.K953]=&quot;&quot;;[.J953];[.J953]*[.K9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54]&lt;&gt;&quot;&quot;;IF(OR([.F954]=&quot;ILF&quot;;[.F954]=&quot;EIF&quot;);INDEX([Def.$D$6:.$F$8];MATCH([.H954];[Def.$C$6:.$C$8]);MATCH([.G954];[Def.$D$5:.$F$5]));IF([.F954]=&quot;EI&quot;;INDEX([Def.$D$13:.$F$15];MATCH([.H954];[Def.$C$13:.$C$15]);MATCH([.G954];[Def.$D$12:.$F$12]));IF(OR([.F954]=&quot;EO&quot;;[.F954]=&quot;EQ&quot;);INDEX([Def.$D$19:.$F$21];MATCH([.H954];[Def.$C$19:.$C$21]);MATCH([.G954];[Def.$D$18:.$F$18]));&quot;#err&quot;)));&quot;&quot;)">
            <text:p/>
          </table:table-cell>
          <table:table-cell table:style-name="ce53" table:formula="of:=IF([.I954]&lt;&gt;&quot;&quot;;INDEX([Def.$J$6:.$L$10];MATCH([.F954];[Def.$I$6:.$I$10];0);MATCH([.I954];[Def.$J$5:.$L$5];0));&quot;&quot;)">
            <text:p/>
          </table:table-cell>
          <table:table-cell table:style-name="ce56"/>
          <table:table-cell table:style-name="ce59" table:formula="of:=IF([.K954]=&quot;&quot;;[.J954];[.J954]*[.K9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55]&lt;&gt;&quot;&quot;;IF(OR([.F955]=&quot;ILF&quot;;[.F955]=&quot;EIF&quot;);INDEX([Def.$D$6:.$F$8];MATCH([.H955];[Def.$C$6:.$C$8]);MATCH([.G955];[Def.$D$5:.$F$5]));IF([.F955]=&quot;EI&quot;;INDEX([Def.$D$13:.$F$15];MATCH([.H955];[Def.$C$13:.$C$15]);MATCH([.G955];[Def.$D$12:.$F$12]));IF(OR([.F955]=&quot;EO&quot;;[.F955]=&quot;EQ&quot;);INDEX([Def.$D$19:.$F$21];MATCH([.H955];[Def.$C$19:.$C$21]);MATCH([.G955];[Def.$D$18:.$F$18]));&quot;#err&quot;)));&quot;&quot;)">
            <text:p/>
          </table:table-cell>
          <table:table-cell table:style-name="ce53" table:formula="of:=IF([.I955]&lt;&gt;&quot;&quot;;INDEX([Def.$J$6:.$L$10];MATCH([.F955];[Def.$I$6:.$I$10];0);MATCH([.I955];[Def.$J$5:.$L$5];0));&quot;&quot;)">
            <text:p/>
          </table:table-cell>
          <table:table-cell table:style-name="ce56"/>
          <table:table-cell table:style-name="ce59" table:formula="of:=IF([.K955]=&quot;&quot;;[.J955];[.J955]*[.K9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56]&lt;&gt;&quot;&quot;;IF(OR([.F956]=&quot;ILF&quot;;[.F956]=&quot;EIF&quot;);INDEX([Def.$D$6:.$F$8];MATCH([.H956];[Def.$C$6:.$C$8]);MATCH([.G956];[Def.$D$5:.$F$5]));IF([.F956]=&quot;EI&quot;;INDEX([Def.$D$13:.$F$15];MATCH([.H956];[Def.$C$13:.$C$15]);MATCH([.G956];[Def.$D$12:.$F$12]));IF(OR([.F956]=&quot;EO&quot;;[.F956]=&quot;EQ&quot;);INDEX([Def.$D$19:.$F$21];MATCH([.H956];[Def.$C$19:.$C$21]);MATCH([.G956];[Def.$D$18:.$F$18]));&quot;#err&quot;)));&quot;&quot;)">
            <text:p/>
          </table:table-cell>
          <table:table-cell table:style-name="ce53" table:formula="of:=IF([.I956]&lt;&gt;&quot;&quot;;INDEX([Def.$J$6:.$L$10];MATCH([.F956];[Def.$I$6:.$I$10];0);MATCH([.I956];[Def.$J$5:.$L$5];0));&quot;&quot;)">
            <text:p/>
          </table:table-cell>
          <table:table-cell table:style-name="ce56"/>
          <table:table-cell table:style-name="ce59" table:formula="of:=IF([.K956]=&quot;&quot;;[.J956];[.J956]*[.K9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57]&lt;&gt;&quot;&quot;;IF(OR([.F957]=&quot;ILF&quot;;[.F957]=&quot;EIF&quot;);INDEX([Def.$D$6:.$F$8];MATCH([.H957];[Def.$C$6:.$C$8]);MATCH([.G957];[Def.$D$5:.$F$5]));IF([.F957]=&quot;EI&quot;;INDEX([Def.$D$13:.$F$15];MATCH([.H957];[Def.$C$13:.$C$15]);MATCH([.G957];[Def.$D$12:.$F$12]));IF(OR([.F957]=&quot;EO&quot;;[.F957]=&quot;EQ&quot;);INDEX([Def.$D$19:.$F$21];MATCH([.H957];[Def.$C$19:.$C$21]);MATCH([.G957];[Def.$D$18:.$F$18]));&quot;#err&quot;)));&quot;&quot;)">
            <text:p/>
          </table:table-cell>
          <table:table-cell table:style-name="ce53" table:formula="of:=IF([.I957]&lt;&gt;&quot;&quot;;INDEX([Def.$J$6:.$L$10];MATCH([.F957];[Def.$I$6:.$I$10];0);MATCH([.I957];[Def.$J$5:.$L$5];0));&quot;&quot;)">
            <text:p/>
          </table:table-cell>
          <table:table-cell table:style-name="ce56"/>
          <table:table-cell table:style-name="ce59" table:formula="of:=IF([.K957]=&quot;&quot;;[.J957];[.J957]*[.K9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58]&lt;&gt;&quot;&quot;;IF(OR([.F958]=&quot;ILF&quot;;[.F958]=&quot;EIF&quot;);INDEX([Def.$D$6:.$F$8];MATCH([.H958];[Def.$C$6:.$C$8]);MATCH([.G958];[Def.$D$5:.$F$5]));IF([.F958]=&quot;EI&quot;;INDEX([Def.$D$13:.$F$15];MATCH([.H958];[Def.$C$13:.$C$15]);MATCH([.G958];[Def.$D$12:.$F$12]));IF(OR([.F958]=&quot;EO&quot;;[.F958]=&quot;EQ&quot;);INDEX([Def.$D$19:.$F$21];MATCH([.H958];[Def.$C$19:.$C$21]);MATCH([.G958];[Def.$D$18:.$F$18]));&quot;#err&quot;)));&quot;&quot;)">
            <text:p/>
          </table:table-cell>
          <table:table-cell table:style-name="ce53" table:formula="of:=IF([.I958]&lt;&gt;&quot;&quot;;INDEX([Def.$J$6:.$L$10];MATCH([.F958];[Def.$I$6:.$I$10];0);MATCH([.I958];[Def.$J$5:.$L$5];0));&quot;&quot;)">
            <text:p/>
          </table:table-cell>
          <table:table-cell table:style-name="ce56"/>
          <table:table-cell table:style-name="ce59" table:formula="of:=IF([.K958]=&quot;&quot;;[.J958];[.J958]*[.K9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59]&lt;&gt;&quot;&quot;;IF(OR([.F959]=&quot;ILF&quot;;[.F959]=&quot;EIF&quot;);INDEX([Def.$D$6:.$F$8];MATCH([.H959];[Def.$C$6:.$C$8]);MATCH([.G959];[Def.$D$5:.$F$5]));IF([.F959]=&quot;EI&quot;;INDEX([Def.$D$13:.$F$15];MATCH([.H959];[Def.$C$13:.$C$15]);MATCH([.G959];[Def.$D$12:.$F$12]));IF(OR([.F959]=&quot;EO&quot;;[.F959]=&quot;EQ&quot;);INDEX([Def.$D$19:.$F$21];MATCH([.H959];[Def.$C$19:.$C$21]);MATCH([.G959];[Def.$D$18:.$F$18]));&quot;#err&quot;)));&quot;&quot;)">
            <text:p/>
          </table:table-cell>
          <table:table-cell table:style-name="ce53" table:formula="of:=IF([.I959]&lt;&gt;&quot;&quot;;INDEX([Def.$J$6:.$L$10];MATCH([.F959];[Def.$I$6:.$I$10];0);MATCH([.I959];[Def.$J$5:.$L$5];0));&quot;&quot;)">
            <text:p/>
          </table:table-cell>
          <table:table-cell table:style-name="ce56"/>
          <table:table-cell table:style-name="ce59" table:formula="of:=IF([.K959]=&quot;&quot;;[.J959];[.J959]*[.K9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60]&lt;&gt;&quot;&quot;;IF(OR([.F960]=&quot;ILF&quot;;[.F960]=&quot;EIF&quot;);INDEX([Def.$D$6:.$F$8];MATCH([.H960];[Def.$C$6:.$C$8]);MATCH([.G960];[Def.$D$5:.$F$5]));IF([.F960]=&quot;EI&quot;;INDEX([Def.$D$13:.$F$15];MATCH([.H960];[Def.$C$13:.$C$15]);MATCH([.G960];[Def.$D$12:.$F$12]));IF(OR([.F960]=&quot;EO&quot;;[.F960]=&quot;EQ&quot;);INDEX([Def.$D$19:.$F$21];MATCH([.H960];[Def.$C$19:.$C$21]);MATCH([.G960];[Def.$D$18:.$F$18]));&quot;#err&quot;)));&quot;&quot;)">
            <text:p/>
          </table:table-cell>
          <table:table-cell table:style-name="ce53" table:formula="of:=IF([.I960]&lt;&gt;&quot;&quot;;INDEX([Def.$J$6:.$L$10];MATCH([.F960];[Def.$I$6:.$I$10];0);MATCH([.I960];[Def.$J$5:.$L$5];0));&quot;&quot;)">
            <text:p/>
          </table:table-cell>
          <table:table-cell table:style-name="ce56"/>
          <table:table-cell table:style-name="ce59" table:formula="of:=IF([.K960]=&quot;&quot;;[.J960];[.J960]*[.K9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61]&lt;&gt;&quot;&quot;;IF(OR([.F961]=&quot;ILF&quot;;[.F961]=&quot;EIF&quot;);INDEX([Def.$D$6:.$F$8];MATCH([.H961];[Def.$C$6:.$C$8]);MATCH([.G961];[Def.$D$5:.$F$5]));IF([.F961]=&quot;EI&quot;;INDEX([Def.$D$13:.$F$15];MATCH([.H961];[Def.$C$13:.$C$15]);MATCH([.G961];[Def.$D$12:.$F$12]));IF(OR([.F961]=&quot;EO&quot;;[.F961]=&quot;EQ&quot;);INDEX([Def.$D$19:.$F$21];MATCH([.H961];[Def.$C$19:.$C$21]);MATCH([.G961];[Def.$D$18:.$F$18]));&quot;#err&quot;)));&quot;&quot;)">
            <text:p/>
          </table:table-cell>
          <table:table-cell table:style-name="ce53" table:formula="of:=IF([.I961]&lt;&gt;&quot;&quot;;INDEX([Def.$J$6:.$L$10];MATCH([.F961];[Def.$I$6:.$I$10];0);MATCH([.I961];[Def.$J$5:.$L$5];0));&quot;&quot;)">
            <text:p/>
          </table:table-cell>
          <table:table-cell table:style-name="ce56"/>
          <table:table-cell table:style-name="ce59" table:formula="of:=IF([.K961]=&quot;&quot;;[.J961];[.J961]*[.K9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62]&lt;&gt;&quot;&quot;;IF(OR([.F962]=&quot;ILF&quot;;[.F962]=&quot;EIF&quot;);INDEX([Def.$D$6:.$F$8];MATCH([.H962];[Def.$C$6:.$C$8]);MATCH([.G962];[Def.$D$5:.$F$5]));IF([.F962]=&quot;EI&quot;;INDEX([Def.$D$13:.$F$15];MATCH([.H962];[Def.$C$13:.$C$15]);MATCH([.G962];[Def.$D$12:.$F$12]));IF(OR([.F962]=&quot;EO&quot;;[.F962]=&quot;EQ&quot;);INDEX([Def.$D$19:.$F$21];MATCH([.H962];[Def.$C$19:.$C$21]);MATCH([.G962];[Def.$D$18:.$F$18]));&quot;#err&quot;)));&quot;&quot;)">
            <text:p/>
          </table:table-cell>
          <table:table-cell table:style-name="ce53" table:formula="of:=IF([.I962]&lt;&gt;&quot;&quot;;INDEX([Def.$J$6:.$L$10];MATCH([.F962];[Def.$I$6:.$I$10];0);MATCH([.I962];[Def.$J$5:.$L$5];0));&quot;&quot;)">
            <text:p/>
          </table:table-cell>
          <table:table-cell table:style-name="ce56"/>
          <table:table-cell table:style-name="ce59" table:formula="of:=IF([.K962]=&quot;&quot;;[.J962];[.J962]*[.K9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63]&lt;&gt;&quot;&quot;;IF(OR([.F963]=&quot;ILF&quot;;[.F963]=&quot;EIF&quot;);INDEX([Def.$D$6:.$F$8];MATCH([.H963];[Def.$C$6:.$C$8]);MATCH([.G963];[Def.$D$5:.$F$5]));IF([.F963]=&quot;EI&quot;;INDEX([Def.$D$13:.$F$15];MATCH([.H963];[Def.$C$13:.$C$15]);MATCH([.G963];[Def.$D$12:.$F$12]));IF(OR([.F963]=&quot;EO&quot;;[.F963]=&quot;EQ&quot;);INDEX([Def.$D$19:.$F$21];MATCH([.H963];[Def.$C$19:.$C$21]);MATCH([.G963];[Def.$D$18:.$F$18]));&quot;#err&quot;)));&quot;&quot;)">
            <text:p/>
          </table:table-cell>
          <table:table-cell table:style-name="ce53" table:formula="of:=IF([.I963]&lt;&gt;&quot;&quot;;INDEX([Def.$J$6:.$L$10];MATCH([.F963];[Def.$I$6:.$I$10];0);MATCH([.I963];[Def.$J$5:.$L$5];0));&quot;&quot;)">
            <text:p/>
          </table:table-cell>
          <table:table-cell table:style-name="ce56"/>
          <table:table-cell table:style-name="ce59" table:formula="of:=IF([.K963]=&quot;&quot;;[.J963];[.J963]*[.K9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64]&lt;&gt;&quot;&quot;;IF(OR([.F964]=&quot;ILF&quot;;[.F964]=&quot;EIF&quot;);INDEX([Def.$D$6:.$F$8];MATCH([.H964];[Def.$C$6:.$C$8]);MATCH([.G964];[Def.$D$5:.$F$5]));IF([.F964]=&quot;EI&quot;;INDEX([Def.$D$13:.$F$15];MATCH([.H964];[Def.$C$13:.$C$15]);MATCH([.G964];[Def.$D$12:.$F$12]));IF(OR([.F964]=&quot;EO&quot;;[.F964]=&quot;EQ&quot;);INDEX([Def.$D$19:.$F$21];MATCH([.H964];[Def.$C$19:.$C$21]);MATCH([.G964];[Def.$D$18:.$F$18]));&quot;#err&quot;)));&quot;&quot;)">
            <text:p/>
          </table:table-cell>
          <table:table-cell table:style-name="ce53" table:formula="of:=IF([.I964]&lt;&gt;&quot;&quot;;INDEX([Def.$J$6:.$L$10];MATCH([.F964];[Def.$I$6:.$I$10];0);MATCH([.I964];[Def.$J$5:.$L$5];0));&quot;&quot;)">
            <text:p/>
          </table:table-cell>
          <table:table-cell table:style-name="ce56"/>
          <table:table-cell table:style-name="ce59" table:formula="of:=IF([.K964]=&quot;&quot;;[.J964];[.J964]*[.K9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65]&lt;&gt;&quot;&quot;;IF(OR([.F965]=&quot;ILF&quot;;[.F965]=&quot;EIF&quot;);INDEX([Def.$D$6:.$F$8];MATCH([.H965];[Def.$C$6:.$C$8]);MATCH([.G965];[Def.$D$5:.$F$5]));IF([.F965]=&quot;EI&quot;;INDEX([Def.$D$13:.$F$15];MATCH([.H965];[Def.$C$13:.$C$15]);MATCH([.G965];[Def.$D$12:.$F$12]));IF(OR([.F965]=&quot;EO&quot;;[.F965]=&quot;EQ&quot;);INDEX([Def.$D$19:.$F$21];MATCH([.H965];[Def.$C$19:.$C$21]);MATCH([.G965];[Def.$D$18:.$F$18]));&quot;#err&quot;)));&quot;&quot;)">
            <text:p/>
          </table:table-cell>
          <table:table-cell table:style-name="ce53" table:formula="of:=IF([.I965]&lt;&gt;&quot;&quot;;INDEX([Def.$J$6:.$L$10];MATCH([.F965];[Def.$I$6:.$I$10];0);MATCH([.I965];[Def.$J$5:.$L$5];0));&quot;&quot;)">
            <text:p/>
          </table:table-cell>
          <table:table-cell table:style-name="ce56"/>
          <table:table-cell table:style-name="ce59" table:formula="of:=IF([.K965]=&quot;&quot;;[.J965];[.J965]*[.K9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66]&lt;&gt;&quot;&quot;;IF(OR([.F966]=&quot;ILF&quot;;[.F966]=&quot;EIF&quot;);INDEX([Def.$D$6:.$F$8];MATCH([.H966];[Def.$C$6:.$C$8]);MATCH([.G966];[Def.$D$5:.$F$5]));IF([.F966]=&quot;EI&quot;;INDEX([Def.$D$13:.$F$15];MATCH([.H966];[Def.$C$13:.$C$15]);MATCH([.G966];[Def.$D$12:.$F$12]));IF(OR([.F966]=&quot;EO&quot;;[.F966]=&quot;EQ&quot;);INDEX([Def.$D$19:.$F$21];MATCH([.H966];[Def.$C$19:.$C$21]);MATCH([.G966];[Def.$D$18:.$F$18]));&quot;#err&quot;)));&quot;&quot;)">
            <text:p/>
          </table:table-cell>
          <table:table-cell table:style-name="ce53" table:formula="of:=IF([.I966]&lt;&gt;&quot;&quot;;INDEX([Def.$J$6:.$L$10];MATCH([.F966];[Def.$I$6:.$I$10];0);MATCH([.I966];[Def.$J$5:.$L$5];0));&quot;&quot;)">
            <text:p/>
          </table:table-cell>
          <table:table-cell table:style-name="ce56"/>
          <table:table-cell table:style-name="ce59" table:formula="of:=IF([.K966]=&quot;&quot;;[.J966];[.J966]*[.K9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67]&lt;&gt;&quot;&quot;;IF(OR([.F967]=&quot;ILF&quot;;[.F967]=&quot;EIF&quot;);INDEX([Def.$D$6:.$F$8];MATCH([.H967];[Def.$C$6:.$C$8]);MATCH([.G967];[Def.$D$5:.$F$5]));IF([.F967]=&quot;EI&quot;;INDEX([Def.$D$13:.$F$15];MATCH([.H967];[Def.$C$13:.$C$15]);MATCH([.G967];[Def.$D$12:.$F$12]));IF(OR([.F967]=&quot;EO&quot;;[.F967]=&quot;EQ&quot;);INDEX([Def.$D$19:.$F$21];MATCH([.H967];[Def.$C$19:.$C$21]);MATCH([.G967];[Def.$D$18:.$F$18]));&quot;#err&quot;)));&quot;&quot;)">
            <text:p/>
          </table:table-cell>
          <table:table-cell table:style-name="ce53" table:formula="of:=IF([.I967]&lt;&gt;&quot;&quot;;INDEX([Def.$J$6:.$L$10];MATCH([.F967];[Def.$I$6:.$I$10];0);MATCH([.I967];[Def.$J$5:.$L$5];0));&quot;&quot;)">
            <text:p/>
          </table:table-cell>
          <table:table-cell table:style-name="ce56"/>
          <table:table-cell table:style-name="ce59" table:formula="of:=IF([.K967]=&quot;&quot;;[.J967];[.J967]*[.K9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68]&lt;&gt;&quot;&quot;;IF(OR([.F968]=&quot;ILF&quot;;[.F968]=&quot;EIF&quot;);INDEX([Def.$D$6:.$F$8];MATCH([.H968];[Def.$C$6:.$C$8]);MATCH([.G968];[Def.$D$5:.$F$5]));IF([.F968]=&quot;EI&quot;;INDEX([Def.$D$13:.$F$15];MATCH([.H968];[Def.$C$13:.$C$15]);MATCH([.G968];[Def.$D$12:.$F$12]));IF(OR([.F968]=&quot;EO&quot;;[.F968]=&quot;EQ&quot;);INDEX([Def.$D$19:.$F$21];MATCH([.H968];[Def.$C$19:.$C$21]);MATCH([.G968];[Def.$D$18:.$F$18]));&quot;#err&quot;)));&quot;&quot;)">
            <text:p/>
          </table:table-cell>
          <table:table-cell table:style-name="ce53" table:formula="of:=IF([.I968]&lt;&gt;&quot;&quot;;INDEX([Def.$J$6:.$L$10];MATCH([.F968];[Def.$I$6:.$I$10];0);MATCH([.I968];[Def.$J$5:.$L$5];0));&quot;&quot;)">
            <text:p/>
          </table:table-cell>
          <table:table-cell table:style-name="ce56"/>
          <table:table-cell table:style-name="ce59" table:formula="of:=IF([.K968]=&quot;&quot;;[.J968];[.J968]*[.K9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69]&lt;&gt;&quot;&quot;;IF(OR([.F969]=&quot;ILF&quot;;[.F969]=&quot;EIF&quot;);INDEX([Def.$D$6:.$F$8];MATCH([.H969];[Def.$C$6:.$C$8]);MATCH([.G969];[Def.$D$5:.$F$5]));IF([.F969]=&quot;EI&quot;;INDEX([Def.$D$13:.$F$15];MATCH([.H969];[Def.$C$13:.$C$15]);MATCH([.G969];[Def.$D$12:.$F$12]));IF(OR([.F969]=&quot;EO&quot;;[.F969]=&quot;EQ&quot;);INDEX([Def.$D$19:.$F$21];MATCH([.H969];[Def.$C$19:.$C$21]);MATCH([.G969];[Def.$D$18:.$F$18]));&quot;#err&quot;)));&quot;&quot;)">
            <text:p/>
          </table:table-cell>
          <table:table-cell table:style-name="ce53" table:formula="of:=IF([.I969]&lt;&gt;&quot;&quot;;INDEX([Def.$J$6:.$L$10];MATCH([.F969];[Def.$I$6:.$I$10];0);MATCH([.I969];[Def.$J$5:.$L$5];0));&quot;&quot;)">
            <text:p/>
          </table:table-cell>
          <table:table-cell table:style-name="ce56"/>
          <table:table-cell table:style-name="ce59" table:formula="of:=IF([.K969]=&quot;&quot;;[.J969];[.J969]*[.K9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70]&lt;&gt;&quot;&quot;;IF(OR([.F970]=&quot;ILF&quot;;[.F970]=&quot;EIF&quot;);INDEX([Def.$D$6:.$F$8];MATCH([.H970];[Def.$C$6:.$C$8]);MATCH([.G970];[Def.$D$5:.$F$5]));IF([.F970]=&quot;EI&quot;;INDEX([Def.$D$13:.$F$15];MATCH([.H970];[Def.$C$13:.$C$15]);MATCH([.G970];[Def.$D$12:.$F$12]));IF(OR([.F970]=&quot;EO&quot;;[.F970]=&quot;EQ&quot;);INDEX([Def.$D$19:.$F$21];MATCH([.H970];[Def.$C$19:.$C$21]);MATCH([.G970];[Def.$D$18:.$F$18]));&quot;#err&quot;)));&quot;&quot;)">
            <text:p/>
          </table:table-cell>
          <table:table-cell table:style-name="ce53" table:formula="of:=IF([.I970]&lt;&gt;&quot;&quot;;INDEX([Def.$J$6:.$L$10];MATCH([.F970];[Def.$I$6:.$I$10];0);MATCH([.I970];[Def.$J$5:.$L$5];0));&quot;&quot;)">
            <text:p/>
          </table:table-cell>
          <table:table-cell table:style-name="ce56"/>
          <table:table-cell table:style-name="ce59" table:formula="of:=IF([.K970]=&quot;&quot;;[.J970];[.J970]*[.K9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71]&lt;&gt;&quot;&quot;;IF(OR([.F971]=&quot;ILF&quot;;[.F971]=&quot;EIF&quot;);INDEX([Def.$D$6:.$F$8];MATCH([.H971];[Def.$C$6:.$C$8]);MATCH([.G971];[Def.$D$5:.$F$5]));IF([.F971]=&quot;EI&quot;;INDEX([Def.$D$13:.$F$15];MATCH([.H971];[Def.$C$13:.$C$15]);MATCH([.G971];[Def.$D$12:.$F$12]));IF(OR([.F971]=&quot;EO&quot;;[.F971]=&quot;EQ&quot;);INDEX([Def.$D$19:.$F$21];MATCH([.H971];[Def.$C$19:.$C$21]);MATCH([.G971];[Def.$D$18:.$F$18]));&quot;#err&quot;)));&quot;&quot;)">
            <text:p/>
          </table:table-cell>
          <table:table-cell table:style-name="ce53" table:formula="of:=IF([.I971]&lt;&gt;&quot;&quot;;INDEX([Def.$J$6:.$L$10];MATCH([.F971];[Def.$I$6:.$I$10];0);MATCH([.I971];[Def.$J$5:.$L$5];0));&quot;&quot;)">
            <text:p/>
          </table:table-cell>
          <table:table-cell table:style-name="ce56"/>
          <table:table-cell table:style-name="ce59" table:formula="of:=IF([.K971]=&quot;&quot;;[.J971];[.J971]*[.K9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72]&lt;&gt;&quot;&quot;;IF(OR([.F972]=&quot;ILF&quot;;[.F972]=&quot;EIF&quot;);INDEX([Def.$D$6:.$F$8];MATCH([.H972];[Def.$C$6:.$C$8]);MATCH([.G972];[Def.$D$5:.$F$5]));IF([.F972]=&quot;EI&quot;;INDEX([Def.$D$13:.$F$15];MATCH([.H972];[Def.$C$13:.$C$15]);MATCH([.G972];[Def.$D$12:.$F$12]));IF(OR([.F972]=&quot;EO&quot;;[.F972]=&quot;EQ&quot;);INDEX([Def.$D$19:.$F$21];MATCH([.H972];[Def.$C$19:.$C$21]);MATCH([.G972];[Def.$D$18:.$F$18]));&quot;#err&quot;)));&quot;&quot;)">
            <text:p/>
          </table:table-cell>
          <table:table-cell table:style-name="ce53" table:formula="of:=IF([.I972]&lt;&gt;&quot;&quot;;INDEX([Def.$J$6:.$L$10];MATCH([.F972];[Def.$I$6:.$I$10];0);MATCH([.I972];[Def.$J$5:.$L$5];0));&quot;&quot;)">
            <text:p/>
          </table:table-cell>
          <table:table-cell table:style-name="ce56"/>
          <table:table-cell table:style-name="ce59" table:formula="of:=IF([.K972]=&quot;&quot;;[.J972];[.J972]*[.K9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73]&lt;&gt;&quot;&quot;;IF(OR([.F973]=&quot;ILF&quot;;[.F973]=&quot;EIF&quot;);INDEX([Def.$D$6:.$F$8];MATCH([.H973];[Def.$C$6:.$C$8]);MATCH([.G973];[Def.$D$5:.$F$5]));IF([.F973]=&quot;EI&quot;;INDEX([Def.$D$13:.$F$15];MATCH([.H973];[Def.$C$13:.$C$15]);MATCH([.G973];[Def.$D$12:.$F$12]));IF(OR([.F973]=&quot;EO&quot;;[.F973]=&quot;EQ&quot;);INDEX([Def.$D$19:.$F$21];MATCH([.H973];[Def.$C$19:.$C$21]);MATCH([.G973];[Def.$D$18:.$F$18]));&quot;#err&quot;)));&quot;&quot;)">
            <text:p/>
          </table:table-cell>
          <table:table-cell table:style-name="ce53" table:formula="of:=IF([.I973]&lt;&gt;&quot;&quot;;INDEX([Def.$J$6:.$L$10];MATCH([.F973];[Def.$I$6:.$I$10];0);MATCH([.I973];[Def.$J$5:.$L$5];0));&quot;&quot;)">
            <text:p/>
          </table:table-cell>
          <table:table-cell table:style-name="ce56"/>
          <table:table-cell table:style-name="ce59" table:formula="of:=IF([.K973]=&quot;&quot;;[.J973];[.J973]*[.K9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74]&lt;&gt;&quot;&quot;;IF(OR([.F974]=&quot;ILF&quot;;[.F974]=&quot;EIF&quot;);INDEX([Def.$D$6:.$F$8];MATCH([.H974];[Def.$C$6:.$C$8]);MATCH([.G974];[Def.$D$5:.$F$5]));IF([.F974]=&quot;EI&quot;;INDEX([Def.$D$13:.$F$15];MATCH([.H974];[Def.$C$13:.$C$15]);MATCH([.G974];[Def.$D$12:.$F$12]));IF(OR([.F974]=&quot;EO&quot;;[.F974]=&quot;EQ&quot;);INDEX([Def.$D$19:.$F$21];MATCH([.H974];[Def.$C$19:.$C$21]);MATCH([.G974];[Def.$D$18:.$F$18]));&quot;#err&quot;)));&quot;&quot;)">
            <text:p/>
          </table:table-cell>
          <table:table-cell table:style-name="ce53" table:formula="of:=IF([.I974]&lt;&gt;&quot;&quot;;INDEX([Def.$J$6:.$L$10];MATCH([.F974];[Def.$I$6:.$I$10];0);MATCH([.I974];[Def.$J$5:.$L$5];0));&quot;&quot;)">
            <text:p/>
          </table:table-cell>
          <table:table-cell table:style-name="ce56"/>
          <table:table-cell table:style-name="ce59" table:formula="of:=IF([.K974]=&quot;&quot;;[.J974];[.J974]*[.K9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75]&lt;&gt;&quot;&quot;;IF(OR([.F975]=&quot;ILF&quot;;[.F975]=&quot;EIF&quot;);INDEX([Def.$D$6:.$F$8];MATCH([.H975];[Def.$C$6:.$C$8]);MATCH([.G975];[Def.$D$5:.$F$5]));IF([.F975]=&quot;EI&quot;;INDEX([Def.$D$13:.$F$15];MATCH([.H975];[Def.$C$13:.$C$15]);MATCH([.G975];[Def.$D$12:.$F$12]));IF(OR([.F975]=&quot;EO&quot;;[.F975]=&quot;EQ&quot;);INDEX([Def.$D$19:.$F$21];MATCH([.H975];[Def.$C$19:.$C$21]);MATCH([.G975];[Def.$D$18:.$F$18]));&quot;#err&quot;)));&quot;&quot;)">
            <text:p/>
          </table:table-cell>
          <table:table-cell table:style-name="ce53" table:formula="of:=IF([.I975]&lt;&gt;&quot;&quot;;INDEX([Def.$J$6:.$L$10];MATCH([.F975];[Def.$I$6:.$I$10];0);MATCH([.I975];[Def.$J$5:.$L$5];0));&quot;&quot;)">
            <text:p/>
          </table:table-cell>
          <table:table-cell table:style-name="ce56"/>
          <table:table-cell table:style-name="ce59" table:formula="of:=IF([.K975]=&quot;&quot;;[.J975];[.J975]*[.K9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76]&lt;&gt;&quot;&quot;;IF(OR([.F976]=&quot;ILF&quot;;[.F976]=&quot;EIF&quot;);INDEX([Def.$D$6:.$F$8];MATCH([.H976];[Def.$C$6:.$C$8]);MATCH([.G976];[Def.$D$5:.$F$5]));IF([.F976]=&quot;EI&quot;;INDEX([Def.$D$13:.$F$15];MATCH([.H976];[Def.$C$13:.$C$15]);MATCH([.G976];[Def.$D$12:.$F$12]));IF(OR([.F976]=&quot;EO&quot;;[.F976]=&quot;EQ&quot;);INDEX([Def.$D$19:.$F$21];MATCH([.H976];[Def.$C$19:.$C$21]);MATCH([.G976];[Def.$D$18:.$F$18]));&quot;#err&quot;)));&quot;&quot;)">
            <text:p/>
          </table:table-cell>
          <table:table-cell table:style-name="ce53" table:formula="of:=IF([.I976]&lt;&gt;&quot;&quot;;INDEX([Def.$J$6:.$L$10];MATCH([.F976];[Def.$I$6:.$I$10];0);MATCH([.I976];[Def.$J$5:.$L$5];0));&quot;&quot;)">
            <text:p/>
          </table:table-cell>
          <table:table-cell table:style-name="ce56"/>
          <table:table-cell table:style-name="ce59" table:formula="of:=IF([.K976]=&quot;&quot;;[.J976];[.J976]*[.K9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77]&lt;&gt;&quot;&quot;;IF(OR([.F977]=&quot;ILF&quot;;[.F977]=&quot;EIF&quot;);INDEX([Def.$D$6:.$F$8];MATCH([.H977];[Def.$C$6:.$C$8]);MATCH([.G977];[Def.$D$5:.$F$5]));IF([.F977]=&quot;EI&quot;;INDEX([Def.$D$13:.$F$15];MATCH([.H977];[Def.$C$13:.$C$15]);MATCH([.G977];[Def.$D$12:.$F$12]));IF(OR([.F977]=&quot;EO&quot;;[.F977]=&quot;EQ&quot;);INDEX([Def.$D$19:.$F$21];MATCH([.H977];[Def.$C$19:.$C$21]);MATCH([.G977];[Def.$D$18:.$F$18]));&quot;#err&quot;)));&quot;&quot;)">
            <text:p/>
          </table:table-cell>
          <table:table-cell table:style-name="ce53" table:formula="of:=IF([.I977]&lt;&gt;&quot;&quot;;INDEX([Def.$J$6:.$L$10];MATCH([.F977];[Def.$I$6:.$I$10];0);MATCH([.I977];[Def.$J$5:.$L$5];0));&quot;&quot;)">
            <text:p/>
          </table:table-cell>
          <table:table-cell table:style-name="ce56"/>
          <table:table-cell table:style-name="ce59" table:formula="of:=IF([.K977]=&quot;&quot;;[.J977];[.J977]*[.K9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78]&lt;&gt;&quot;&quot;;IF(OR([.F978]=&quot;ILF&quot;;[.F978]=&quot;EIF&quot;);INDEX([Def.$D$6:.$F$8];MATCH([.H978];[Def.$C$6:.$C$8]);MATCH([.G978];[Def.$D$5:.$F$5]));IF([.F978]=&quot;EI&quot;;INDEX([Def.$D$13:.$F$15];MATCH([.H978];[Def.$C$13:.$C$15]);MATCH([.G978];[Def.$D$12:.$F$12]));IF(OR([.F978]=&quot;EO&quot;;[.F978]=&quot;EQ&quot;);INDEX([Def.$D$19:.$F$21];MATCH([.H978];[Def.$C$19:.$C$21]);MATCH([.G978];[Def.$D$18:.$F$18]));&quot;#err&quot;)));&quot;&quot;)">
            <text:p/>
          </table:table-cell>
          <table:table-cell table:style-name="ce53" table:formula="of:=IF([.I978]&lt;&gt;&quot;&quot;;INDEX([Def.$J$6:.$L$10];MATCH([.F978];[Def.$I$6:.$I$10];0);MATCH([.I978];[Def.$J$5:.$L$5];0));&quot;&quot;)">
            <text:p/>
          </table:table-cell>
          <table:table-cell table:style-name="ce56"/>
          <table:table-cell table:style-name="ce59" table:formula="of:=IF([.K978]=&quot;&quot;;[.J978];[.J978]*[.K9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79]&lt;&gt;&quot;&quot;;IF(OR([.F979]=&quot;ILF&quot;;[.F979]=&quot;EIF&quot;);INDEX([Def.$D$6:.$F$8];MATCH([.H979];[Def.$C$6:.$C$8]);MATCH([.G979];[Def.$D$5:.$F$5]));IF([.F979]=&quot;EI&quot;;INDEX([Def.$D$13:.$F$15];MATCH([.H979];[Def.$C$13:.$C$15]);MATCH([.G979];[Def.$D$12:.$F$12]));IF(OR([.F979]=&quot;EO&quot;;[.F979]=&quot;EQ&quot;);INDEX([Def.$D$19:.$F$21];MATCH([.H979];[Def.$C$19:.$C$21]);MATCH([.G979];[Def.$D$18:.$F$18]));&quot;#err&quot;)));&quot;&quot;)">
            <text:p/>
          </table:table-cell>
          <table:table-cell table:style-name="ce53" table:formula="of:=IF([.I979]&lt;&gt;&quot;&quot;;INDEX([Def.$J$6:.$L$10];MATCH([.F979];[Def.$I$6:.$I$10];0);MATCH([.I979];[Def.$J$5:.$L$5];0));&quot;&quot;)">
            <text:p/>
          </table:table-cell>
          <table:table-cell table:style-name="ce56"/>
          <table:table-cell table:style-name="ce59" table:formula="of:=IF([.K979]=&quot;&quot;;[.J979];[.J979]*[.K9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80]&lt;&gt;&quot;&quot;;IF(OR([.F980]=&quot;ILF&quot;;[.F980]=&quot;EIF&quot;);INDEX([Def.$D$6:.$F$8];MATCH([.H980];[Def.$C$6:.$C$8]);MATCH([.G980];[Def.$D$5:.$F$5]));IF([.F980]=&quot;EI&quot;;INDEX([Def.$D$13:.$F$15];MATCH([.H980];[Def.$C$13:.$C$15]);MATCH([.G980];[Def.$D$12:.$F$12]));IF(OR([.F980]=&quot;EO&quot;;[.F980]=&quot;EQ&quot;);INDEX([Def.$D$19:.$F$21];MATCH([.H980];[Def.$C$19:.$C$21]);MATCH([.G980];[Def.$D$18:.$F$18]));&quot;#err&quot;)));&quot;&quot;)">
            <text:p/>
          </table:table-cell>
          <table:table-cell table:style-name="ce53" table:formula="of:=IF([.I980]&lt;&gt;&quot;&quot;;INDEX([Def.$J$6:.$L$10];MATCH([.F980];[Def.$I$6:.$I$10];0);MATCH([.I980];[Def.$J$5:.$L$5];0));&quot;&quot;)">
            <text:p/>
          </table:table-cell>
          <table:table-cell table:style-name="ce56"/>
          <table:table-cell table:style-name="ce59" table:formula="of:=IF([.K980]=&quot;&quot;;[.J980];[.J980]*[.K9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81]&lt;&gt;&quot;&quot;;IF(OR([.F981]=&quot;ILF&quot;;[.F981]=&quot;EIF&quot;);INDEX([Def.$D$6:.$F$8];MATCH([.H981];[Def.$C$6:.$C$8]);MATCH([.G981];[Def.$D$5:.$F$5]));IF([.F981]=&quot;EI&quot;;INDEX([Def.$D$13:.$F$15];MATCH([.H981];[Def.$C$13:.$C$15]);MATCH([.G981];[Def.$D$12:.$F$12]));IF(OR([.F981]=&quot;EO&quot;;[.F981]=&quot;EQ&quot;);INDEX([Def.$D$19:.$F$21];MATCH([.H981];[Def.$C$19:.$C$21]);MATCH([.G981];[Def.$D$18:.$F$18]));&quot;#err&quot;)));&quot;&quot;)">
            <text:p/>
          </table:table-cell>
          <table:table-cell table:style-name="ce53" table:formula="of:=IF([.I981]&lt;&gt;&quot;&quot;;INDEX([Def.$J$6:.$L$10];MATCH([.F981];[Def.$I$6:.$I$10];0);MATCH([.I981];[Def.$J$5:.$L$5];0));&quot;&quot;)">
            <text:p/>
          </table:table-cell>
          <table:table-cell table:style-name="ce56"/>
          <table:table-cell table:style-name="ce59" table:formula="of:=IF([.K981]=&quot;&quot;;[.J981];[.J981]*[.K9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82]&lt;&gt;&quot;&quot;;IF(OR([.F982]=&quot;ILF&quot;;[.F982]=&quot;EIF&quot;);INDEX([Def.$D$6:.$F$8];MATCH([.H982];[Def.$C$6:.$C$8]);MATCH([.G982];[Def.$D$5:.$F$5]));IF([.F982]=&quot;EI&quot;;INDEX([Def.$D$13:.$F$15];MATCH([.H982];[Def.$C$13:.$C$15]);MATCH([.G982];[Def.$D$12:.$F$12]));IF(OR([.F982]=&quot;EO&quot;;[.F982]=&quot;EQ&quot;);INDEX([Def.$D$19:.$F$21];MATCH([.H982];[Def.$C$19:.$C$21]);MATCH([.G982];[Def.$D$18:.$F$18]));&quot;#err&quot;)));&quot;&quot;)">
            <text:p/>
          </table:table-cell>
          <table:table-cell table:style-name="ce53" table:formula="of:=IF([.I982]&lt;&gt;&quot;&quot;;INDEX([Def.$J$6:.$L$10];MATCH([.F982];[Def.$I$6:.$I$10];0);MATCH([.I982];[Def.$J$5:.$L$5];0));&quot;&quot;)">
            <text:p/>
          </table:table-cell>
          <table:table-cell table:style-name="ce56"/>
          <table:table-cell table:style-name="ce59" table:formula="of:=IF([.K982]=&quot;&quot;;[.J982];[.J982]*[.K9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83]&lt;&gt;&quot;&quot;;IF(OR([.F983]=&quot;ILF&quot;;[.F983]=&quot;EIF&quot;);INDEX([Def.$D$6:.$F$8];MATCH([.H983];[Def.$C$6:.$C$8]);MATCH([.G983];[Def.$D$5:.$F$5]));IF([.F983]=&quot;EI&quot;;INDEX([Def.$D$13:.$F$15];MATCH([.H983];[Def.$C$13:.$C$15]);MATCH([.G983];[Def.$D$12:.$F$12]));IF(OR([.F983]=&quot;EO&quot;;[.F983]=&quot;EQ&quot;);INDEX([Def.$D$19:.$F$21];MATCH([.H983];[Def.$C$19:.$C$21]);MATCH([.G983];[Def.$D$18:.$F$18]));&quot;#err&quot;)));&quot;&quot;)">
            <text:p/>
          </table:table-cell>
          <table:table-cell table:style-name="ce53" table:formula="of:=IF([.I983]&lt;&gt;&quot;&quot;;INDEX([Def.$J$6:.$L$10];MATCH([.F983];[Def.$I$6:.$I$10];0);MATCH([.I983];[Def.$J$5:.$L$5];0));&quot;&quot;)">
            <text:p/>
          </table:table-cell>
          <table:table-cell table:style-name="ce56"/>
          <table:table-cell table:style-name="ce59" table:formula="of:=IF([.K983]=&quot;&quot;;[.J983];[.J983]*[.K9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84]&lt;&gt;&quot;&quot;;IF(OR([.F984]=&quot;ILF&quot;;[.F984]=&quot;EIF&quot;);INDEX([Def.$D$6:.$F$8];MATCH([.H984];[Def.$C$6:.$C$8]);MATCH([.G984];[Def.$D$5:.$F$5]));IF([.F984]=&quot;EI&quot;;INDEX([Def.$D$13:.$F$15];MATCH([.H984];[Def.$C$13:.$C$15]);MATCH([.G984];[Def.$D$12:.$F$12]));IF(OR([.F984]=&quot;EO&quot;;[.F984]=&quot;EQ&quot;);INDEX([Def.$D$19:.$F$21];MATCH([.H984];[Def.$C$19:.$C$21]);MATCH([.G984];[Def.$D$18:.$F$18]));&quot;#err&quot;)));&quot;&quot;)">
            <text:p/>
          </table:table-cell>
          <table:table-cell table:style-name="ce53" table:formula="of:=IF([.I984]&lt;&gt;&quot;&quot;;INDEX([Def.$J$6:.$L$10];MATCH([.F984];[Def.$I$6:.$I$10];0);MATCH([.I984];[Def.$J$5:.$L$5];0));&quot;&quot;)">
            <text:p/>
          </table:table-cell>
          <table:table-cell table:style-name="ce56"/>
          <table:table-cell table:style-name="ce59" table:formula="of:=IF([.K984]=&quot;&quot;;[.J984];[.J984]*[.K9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85]&lt;&gt;&quot;&quot;;IF(OR([.F985]=&quot;ILF&quot;;[.F985]=&quot;EIF&quot;);INDEX([Def.$D$6:.$F$8];MATCH([.H985];[Def.$C$6:.$C$8]);MATCH([.G985];[Def.$D$5:.$F$5]));IF([.F985]=&quot;EI&quot;;INDEX([Def.$D$13:.$F$15];MATCH([.H985];[Def.$C$13:.$C$15]);MATCH([.G985];[Def.$D$12:.$F$12]));IF(OR([.F985]=&quot;EO&quot;;[.F985]=&quot;EQ&quot;);INDEX([Def.$D$19:.$F$21];MATCH([.H985];[Def.$C$19:.$C$21]);MATCH([.G985];[Def.$D$18:.$F$18]));&quot;#err&quot;)));&quot;&quot;)">
            <text:p/>
          </table:table-cell>
          <table:table-cell table:style-name="ce53" table:formula="of:=IF([.I985]&lt;&gt;&quot;&quot;;INDEX([Def.$J$6:.$L$10];MATCH([.F985];[Def.$I$6:.$I$10];0);MATCH([.I985];[Def.$J$5:.$L$5];0));&quot;&quot;)">
            <text:p/>
          </table:table-cell>
          <table:table-cell table:style-name="ce56"/>
          <table:table-cell table:style-name="ce59" table:formula="of:=IF([.K985]=&quot;&quot;;[.J985];[.J985]*[.K9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86]&lt;&gt;&quot;&quot;;IF(OR([.F986]=&quot;ILF&quot;;[.F986]=&quot;EIF&quot;);INDEX([Def.$D$6:.$F$8];MATCH([.H986];[Def.$C$6:.$C$8]);MATCH([.G986];[Def.$D$5:.$F$5]));IF([.F986]=&quot;EI&quot;;INDEX([Def.$D$13:.$F$15];MATCH([.H986];[Def.$C$13:.$C$15]);MATCH([.G986];[Def.$D$12:.$F$12]));IF(OR([.F986]=&quot;EO&quot;;[.F986]=&quot;EQ&quot;);INDEX([Def.$D$19:.$F$21];MATCH([.H986];[Def.$C$19:.$C$21]);MATCH([.G986];[Def.$D$18:.$F$18]));&quot;#err&quot;)));&quot;&quot;)">
            <text:p/>
          </table:table-cell>
          <table:table-cell table:style-name="ce53" table:formula="of:=IF([.I986]&lt;&gt;&quot;&quot;;INDEX([Def.$J$6:.$L$10];MATCH([.F986];[Def.$I$6:.$I$10];0);MATCH([.I986];[Def.$J$5:.$L$5];0));&quot;&quot;)">
            <text:p/>
          </table:table-cell>
          <table:table-cell table:style-name="ce56"/>
          <table:table-cell table:style-name="ce59" table:formula="of:=IF([.K986]=&quot;&quot;;[.J986];[.J986]*[.K9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87]&lt;&gt;&quot;&quot;;IF(OR([.F987]=&quot;ILF&quot;;[.F987]=&quot;EIF&quot;);INDEX([Def.$D$6:.$F$8];MATCH([.H987];[Def.$C$6:.$C$8]);MATCH([.G987];[Def.$D$5:.$F$5]));IF([.F987]=&quot;EI&quot;;INDEX([Def.$D$13:.$F$15];MATCH([.H987];[Def.$C$13:.$C$15]);MATCH([.G987];[Def.$D$12:.$F$12]));IF(OR([.F987]=&quot;EO&quot;;[.F987]=&quot;EQ&quot;);INDEX([Def.$D$19:.$F$21];MATCH([.H987];[Def.$C$19:.$C$21]);MATCH([.G987];[Def.$D$18:.$F$18]));&quot;#err&quot;)));&quot;&quot;)">
            <text:p/>
          </table:table-cell>
          <table:table-cell table:style-name="ce53" table:formula="of:=IF([.I987]&lt;&gt;&quot;&quot;;INDEX([Def.$J$6:.$L$10];MATCH([.F987];[Def.$I$6:.$I$10];0);MATCH([.I987];[Def.$J$5:.$L$5];0));&quot;&quot;)">
            <text:p/>
          </table:table-cell>
          <table:table-cell table:style-name="ce56"/>
          <table:table-cell table:style-name="ce59" table:formula="of:=IF([.K987]=&quot;&quot;;[.J987];[.J987]*[.K9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88]&lt;&gt;&quot;&quot;;IF(OR([.F988]=&quot;ILF&quot;;[.F988]=&quot;EIF&quot;);INDEX([Def.$D$6:.$F$8];MATCH([.H988];[Def.$C$6:.$C$8]);MATCH([.G988];[Def.$D$5:.$F$5]));IF([.F988]=&quot;EI&quot;;INDEX([Def.$D$13:.$F$15];MATCH([.H988];[Def.$C$13:.$C$15]);MATCH([.G988];[Def.$D$12:.$F$12]));IF(OR([.F988]=&quot;EO&quot;;[.F988]=&quot;EQ&quot;);INDEX([Def.$D$19:.$F$21];MATCH([.H988];[Def.$C$19:.$C$21]);MATCH([.G988];[Def.$D$18:.$F$18]));&quot;#err&quot;)));&quot;&quot;)">
            <text:p/>
          </table:table-cell>
          <table:table-cell table:style-name="ce53" table:formula="of:=IF([.I988]&lt;&gt;&quot;&quot;;INDEX([Def.$J$6:.$L$10];MATCH([.F988];[Def.$I$6:.$I$10];0);MATCH([.I988];[Def.$J$5:.$L$5];0));&quot;&quot;)">
            <text:p/>
          </table:table-cell>
          <table:table-cell table:style-name="ce56"/>
          <table:table-cell table:style-name="ce59" table:formula="of:=IF([.K988]=&quot;&quot;;[.J988];[.J988]*[.K9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89]&lt;&gt;&quot;&quot;;IF(OR([.F989]=&quot;ILF&quot;;[.F989]=&quot;EIF&quot;);INDEX([Def.$D$6:.$F$8];MATCH([.H989];[Def.$C$6:.$C$8]);MATCH([.G989];[Def.$D$5:.$F$5]));IF([.F989]=&quot;EI&quot;;INDEX([Def.$D$13:.$F$15];MATCH([.H989];[Def.$C$13:.$C$15]);MATCH([.G989];[Def.$D$12:.$F$12]));IF(OR([.F989]=&quot;EO&quot;;[.F989]=&quot;EQ&quot;);INDEX([Def.$D$19:.$F$21];MATCH([.H989];[Def.$C$19:.$C$21]);MATCH([.G989];[Def.$D$18:.$F$18]));&quot;#err&quot;)));&quot;&quot;)">
            <text:p/>
          </table:table-cell>
          <table:table-cell table:style-name="ce53" table:formula="of:=IF([.I989]&lt;&gt;&quot;&quot;;INDEX([Def.$J$6:.$L$10];MATCH([.F989];[Def.$I$6:.$I$10];0);MATCH([.I989];[Def.$J$5:.$L$5];0));&quot;&quot;)">
            <text:p/>
          </table:table-cell>
          <table:table-cell table:style-name="ce56"/>
          <table:table-cell table:style-name="ce59" table:formula="of:=IF([.K989]=&quot;&quot;;[.J989];[.J989]*[.K9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90]&lt;&gt;&quot;&quot;;IF(OR([.F990]=&quot;ILF&quot;;[.F990]=&quot;EIF&quot;);INDEX([Def.$D$6:.$F$8];MATCH([.H990];[Def.$C$6:.$C$8]);MATCH([.G990];[Def.$D$5:.$F$5]));IF([.F990]=&quot;EI&quot;;INDEX([Def.$D$13:.$F$15];MATCH([.H990];[Def.$C$13:.$C$15]);MATCH([.G990];[Def.$D$12:.$F$12]));IF(OR([.F990]=&quot;EO&quot;;[.F990]=&quot;EQ&quot;);INDEX([Def.$D$19:.$F$21];MATCH([.H990];[Def.$C$19:.$C$21]);MATCH([.G990];[Def.$D$18:.$F$18]));&quot;#err&quot;)));&quot;&quot;)">
            <text:p/>
          </table:table-cell>
          <table:table-cell table:style-name="ce53" table:formula="of:=IF([.I990]&lt;&gt;&quot;&quot;;INDEX([Def.$J$6:.$L$10];MATCH([.F990];[Def.$I$6:.$I$10];0);MATCH([.I990];[Def.$J$5:.$L$5];0));&quot;&quot;)">
            <text:p/>
          </table:table-cell>
          <table:table-cell table:style-name="ce56"/>
          <table:table-cell table:style-name="ce59" table:formula="of:=IF([.K990]=&quot;&quot;;[.J990];[.J990]*[.K9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91]&lt;&gt;&quot;&quot;;IF(OR([.F991]=&quot;ILF&quot;;[.F991]=&quot;EIF&quot;);INDEX([Def.$D$6:.$F$8];MATCH([.H991];[Def.$C$6:.$C$8]);MATCH([.G991];[Def.$D$5:.$F$5]));IF([.F991]=&quot;EI&quot;;INDEX([Def.$D$13:.$F$15];MATCH([.H991];[Def.$C$13:.$C$15]);MATCH([.G991];[Def.$D$12:.$F$12]));IF(OR([.F991]=&quot;EO&quot;;[.F991]=&quot;EQ&quot;);INDEX([Def.$D$19:.$F$21];MATCH([.H991];[Def.$C$19:.$C$21]);MATCH([.G991];[Def.$D$18:.$F$18]));&quot;#err&quot;)));&quot;&quot;)">
            <text:p/>
          </table:table-cell>
          <table:table-cell table:style-name="ce53" table:formula="of:=IF([.I991]&lt;&gt;&quot;&quot;;INDEX([Def.$J$6:.$L$10];MATCH([.F991];[Def.$I$6:.$I$10];0);MATCH([.I991];[Def.$J$5:.$L$5];0));&quot;&quot;)">
            <text:p/>
          </table:table-cell>
          <table:table-cell table:style-name="ce56"/>
          <table:table-cell table:style-name="ce59" table:formula="of:=IF([.K991]=&quot;&quot;;[.J991];[.J991]*[.K9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92]&lt;&gt;&quot;&quot;;IF(OR([.F992]=&quot;ILF&quot;;[.F992]=&quot;EIF&quot;);INDEX([Def.$D$6:.$F$8];MATCH([.H992];[Def.$C$6:.$C$8]);MATCH([.G992];[Def.$D$5:.$F$5]));IF([.F992]=&quot;EI&quot;;INDEX([Def.$D$13:.$F$15];MATCH([.H992];[Def.$C$13:.$C$15]);MATCH([.G992];[Def.$D$12:.$F$12]));IF(OR([.F992]=&quot;EO&quot;;[.F992]=&quot;EQ&quot;);INDEX([Def.$D$19:.$F$21];MATCH([.H992];[Def.$C$19:.$C$21]);MATCH([.G992];[Def.$D$18:.$F$18]));&quot;#err&quot;)));&quot;&quot;)">
            <text:p/>
          </table:table-cell>
          <table:table-cell table:style-name="ce53" table:formula="of:=IF([.I992]&lt;&gt;&quot;&quot;;INDEX([Def.$J$6:.$L$10];MATCH([.F992];[Def.$I$6:.$I$10];0);MATCH([.I992];[Def.$J$5:.$L$5];0));&quot;&quot;)">
            <text:p/>
          </table:table-cell>
          <table:table-cell table:style-name="ce56"/>
          <table:table-cell table:style-name="ce59" table:formula="of:=IF([.K992]=&quot;&quot;;[.J992];[.J992]*[.K9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93]&lt;&gt;&quot;&quot;;IF(OR([.F993]=&quot;ILF&quot;;[.F993]=&quot;EIF&quot;);INDEX([Def.$D$6:.$F$8];MATCH([.H993];[Def.$C$6:.$C$8]);MATCH([.G993];[Def.$D$5:.$F$5]));IF([.F993]=&quot;EI&quot;;INDEX([Def.$D$13:.$F$15];MATCH([.H993];[Def.$C$13:.$C$15]);MATCH([.G993];[Def.$D$12:.$F$12]));IF(OR([.F993]=&quot;EO&quot;;[.F993]=&quot;EQ&quot;);INDEX([Def.$D$19:.$F$21];MATCH([.H993];[Def.$C$19:.$C$21]);MATCH([.G993];[Def.$D$18:.$F$18]));&quot;#err&quot;)));&quot;&quot;)">
            <text:p/>
          </table:table-cell>
          <table:table-cell table:style-name="ce53" table:formula="of:=IF([.I993]&lt;&gt;&quot;&quot;;INDEX([Def.$J$6:.$L$10];MATCH([.F993];[Def.$I$6:.$I$10];0);MATCH([.I993];[Def.$J$5:.$L$5];0));&quot;&quot;)">
            <text:p/>
          </table:table-cell>
          <table:table-cell table:style-name="ce56"/>
          <table:table-cell table:style-name="ce59" table:formula="of:=IF([.K993]=&quot;&quot;;[.J993];[.J993]*[.K9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94]&lt;&gt;&quot;&quot;;IF(OR([.F994]=&quot;ILF&quot;;[.F994]=&quot;EIF&quot;);INDEX([Def.$D$6:.$F$8];MATCH([.H994];[Def.$C$6:.$C$8]);MATCH([.G994];[Def.$D$5:.$F$5]));IF([.F994]=&quot;EI&quot;;INDEX([Def.$D$13:.$F$15];MATCH([.H994];[Def.$C$13:.$C$15]);MATCH([.G994];[Def.$D$12:.$F$12]));IF(OR([.F994]=&quot;EO&quot;;[.F994]=&quot;EQ&quot;);INDEX([Def.$D$19:.$F$21];MATCH([.H994];[Def.$C$19:.$C$21]);MATCH([.G994];[Def.$D$18:.$F$18]));&quot;#err&quot;)));&quot;&quot;)">
            <text:p/>
          </table:table-cell>
          <table:table-cell table:style-name="ce53" table:formula="of:=IF([.I994]&lt;&gt;&quot;&quot;;INDEX([Def.$J$6:.$L$10];MATCH([.F994];[Def.$I$6:.$I$10];0);MATCH([.I994];[Def.$J$5:.$L$5];0));&quot;&quot;)">
            <text:p/>
          </table:table-cell>
          <table:table-cell table:style-name="ce56"/>
          <table:table-cell table:style-name="ce59" table:formula="of:=IF([.K994]=&quot;&quot;;[.J994];[.J994]*[.K9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95]&lt;&gt;&quot;&quot;;IF(OR([.F995]=&quot;ILF&quot;;[.F995]=&quot;EIF&quot;);INDEX([Def.$D$6:.$F$8];MATCH([.H995];[Def.$C$6:.$C$8]);MATCH([.G995];[Def.$D$5:.$F$5]));IF([.F995]=&quot;EI&quot;;INDEX([Def.$D$13:.$F$15];MATCH([.H995];[Def.$C$13:.$C$15]);MATCH([.G995];[Def.$D$12:.$F$12]));IF(OR([.F995]=&quot;EO&quot;;[.F995]=&quot;EQ&quot;);INDEX([Def.$D$19:.$F$21];MATCH([.H995];[Def.$C$19:.$C$21]);MATCH([.G995];[Def.$D$18:.$F$18]));&quot;#err&quot;)));&quot;&quot;)">
            <text:p/>
          </table:table-cell>
          <table:table-cell table:style-name="ce53" table:formula="of:=IF([.I995]&lt;&gt;&quot;&quot;;INDEX([Def.$J$6:.$L$10];MATCH([.F995];[Def.$I$6:.$I$10];0);MATCH([.I995];[Def.$J$5:.$L$5];0));&quot;&quot;)">
            <text:p/>
          </table:table-cell>
          <table:table-cell table:style-name="ce56"/>
          <table:table-cell table:style-name="ce59" table:formula="of:=IF([.K995]=&quot;&quot;;[.J995];[.J995]*[.K9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96]&lt;&gt;&quot;&quot;;IF(OR([.F996]=&quot;ILF&quot;;[.F996]=&quot;EIF&quot;);INDEX([Def.$D$6:.$F$8];MATCH([.H996];[Def.$C$6:.$C$8]);MATCH([.G996];[Def.$D$5:.$F$5]));IF([.F996]=&quot;EI&quot;;INDEX([Def.$D$13:.$F$15];MATCH([.H996];[Def.$C$13:.$C$15]);MATCH([.G996];[Def.$D$12:.$F$12]));IF(OR([.F996]=&quot;EO&quot;;[.F996]=&quot;EQ&quot;);INDEX([Def.$D$19:.$F$21];MATCH([.H996];[Def.$C$19:.$C$21]);MATCH([.G996];[Def.$D$18:.$F$18]));&quot;#err&quot;)));&quot;&quot;)">
            <text:p/>
          </table:table-cell>
          <table:table-cell table:style-name="ce53" table:formula="of:=IF([.I996]&lt;&gt;&quot;&quot;;INDEX([Def.$J$6:.$L$10];MATCH([.F996];[Def.$I$6:.$I$10];0);MATCH([.I996];[Def.$J$5:.$L$5];0));&quot;&quot;)">
            <text:p/>
          </table:table-cell>
          <table:table-cell table:style-name="ce56"/>
          <table:table-cell table:style-name="ce59" table:formula="of:=IF([.K996]=&quot;&quot;;[.J996];[.J996]*[.K9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97]&lt;&gt;&quot;&quot;;IF(OR([.F997]=&quot;ILF&quot;;[.F997]=&quot;EIF&quot;);INDEX([Def.$D$6:.$F$8];MATCH([.H997];[Def.$C$6:.$C$8]);MATCH([.G997];[Def.$D$5:.$F$5]));IF([.F997]=&quot;EI&quot;;INDEX([Def.$D$13:.$F$15];MATCH([.H997];[Def.$C$13:.$C$15]);MATCH([.G997];[Def.$D$12:.$F$12]));IF(OR([.F997]=&quot;EO&quot;;[.F997]=&quot;EQ&quot;);INDEX([Def.$D$19:.$F$21];MATCH([.H997];[Def.$C$19:.$C$21]);MATCH([.G997];[Def.$D$18:.$F$18]));&quot;#err&quot;)));&quot;&quot;)">
            <text:p/>
          </table:table-cell>
          <table:table-cell table:style-name="ce53" table:formula="of:=IF([.I997]&lt;&gt;&quot;&quot;;INDEX([Def.$J$6:.$L$10];MATCH([.F997];[Def.$I$6:.$I$10];0);MATCH([.I997];[Def.$J$5:.$L$5];0));&quot;&quot;)">
            <text:p/>
          </table:table-cell>
          <table:table-cell table:style-name="ce56"/>
          <table:table-cell table:style-name="ce59" table:formula="of:=IF([.K997]=&quot;&quot;;[.J997];[.J997]*[.K9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98]&lt;&gt;&quot;&quot;;IF(OR([.F998]=&quot;ILF&quot;;[.F998]=&quot;EIF&quot;);INDEX([Def.$D$6:.$F$8];MATCH([.H998];[Def.$C$6:.$C$8]);MATCH([.G998];[Def.$D$5:.$F$5]));IF([.F998]=&quot;EI&quot;;INDEX([Def.$D$13:.$F$15];MATCH([.H998];[Def.$C$13:.$C$15]);MATCH([.G998];[Def.$D$12:.$F$12]));IF(OR([.F998]=&quot;EO&quot;;[.F998]=&quot;EQ&quot;);INDEX([Def.$D$19:.$F$21];MATCH([.H998];[Def.$C$19:.$C$21]);MATCH([.G998];[Def.$D$18:.$F$18]));&quot;#err&quot;)));&quot;&quot;)">
            <text:p/>
          </table:table-cell>
          <table:table-cell table:style-name="ce53" table:formula="of:=IF([.I998]&lt;&gt;&quot;&quot;;INDEX([Def.$J$6:.$L$10];MATCH([.F998];[Def.$I$6:.$I$10];0);MATCH([.I998];[Def.$J$5:.$L$5];0));&quot;&quot;)">
            <text:p/>
          </table:table-cell>
          <table:table-cell table:style-name="ce56"/>
          <table:table-cell table:style-name="ce59" table:formula="of:=IF([.K998]=&quot;&quot;;[.J998];[.J998]*[.K9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999]&lt;&gt;&quot;&quot;;IF(OR([.F999]=&quot;ILF&quot;;[.F999]=&quot;EIF&quot;);INDEX([Def.$D$6:.$F$8];MATCH([.H999];[Def.$C$6:.$C$8]);MATCH([.G999];[Def.$D$5:.$F$5]));IF([.F999]=&quot;EI&quot;;INDEX([Def.$D$13:.$F$15];MATCH([.H999];[Def.$C$13:.$C$15]);MATCH([.G999];[Def.$D$12:.$F$12]));IF(OR([.F999]=&quot;EO&quot;;[.F999]=&quot;EQ&quot;);INDEX([Def.$D$19:.$F$21];MATCH([.H999];[Def.$C$19:.$C$21]);MATCH([.G999];[Def.$D$18:.$F$18]));&quot;#err&quot;)));&quot;&quot;)">
            <text:p/>
          </table:table-cell>
          <table:table-cell table:style-name="ce53" table:formula="of:=IF([.I999]&lt;&gt;&quot;&quot;;INDEX([Def.$J$6:.$L$10];MATCH([.F999];[Def.$I$6:.$I$10];0);MATCH([.I999];[Def.$J$5:.$L$5];0));&quot;&quot;)">
            <text:p/>
          </table:table-cell>
          <table:table-cell table:style-name="ce56"/>
          <table:table-cell table:style-name="ce59" table:formula="of:=IF([.K999]=&quot;&quot;;[.J999];[.J999]*[.K9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00]&lt;&gt;&quot;&quot;;IF(OR([.F1000]=&quot;ILF&quot;;[.F1000]=&quot;EIF&quot;);INDEX([Def.$D$6:.$F$8];MATCH([.H1000];[Def.$C$6:.$C$8]);MATCH([.G1000];[Def.$D$5:.$F$5]));IF([.F1000]=&quot;EI&quot;;INDEX([Def.$D$13:.$F$15];MATCH([.H1000];[Def.$C$13:.$C$15]);MATCH([.G1000];[Def.$D$12:.$F$12]));IF(OR([.F1000]=&quot;EO&quot;;[.F1000]=&quot;EQ&quot;);INDEX([Def.$D$19:.$F$21];MATCH([.H1000];[Def.$C$19:.$C$21]);MATCH([.G1000];[Def.$D$18:.$F$18]));&quot;#err&quot;)));&quot;&quot;)">
            <text:p/>
          </table:table-cell>
          <table:table-cell table:style-name="ce53" table:formula="of:=IF([.I1000]&lt;&gt;&quot;&quot;;INDEX([Def.$J$6:.$L$10];MATCH([.F1000];[Def.$I$6:.$I$10];0);MATCH([.I1000];[Def.$J$5:.$L$5];0));&quot;&quot;)">
            <text:p/>
          </table:table-cell>
          <table:table-cell table:style-name="ce56"/>
          <table:table-cell table:style-name="ce59" table:formula="of:=IF([.K1000]=&quot;&quot;;[.J1000];[.J1000]*[.K10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01]&lt;&gt;&quot;&quot;;IF(OR([.F1001]=&quot;ILF&quot;;[.F1001]=&quot;EIF&quot;);INDEX([Def.$D$6:.$F$8];MATCH([.H1001];[Def.$C$6:.$C$8]);MATCH([.G1001];[Def.$D$5:.$F$5]));IF([.F1001]=&quot;EI&quot;;INDEX([Def.$D$13:.$F$15];MATCH([.H1001];[Def.$C$13:.$C$15]);MATCH([.G1001];[Def.$D$12:.$F$12]));IF(OR([.F1001]=&quot;EO&quot;;[.F1001]=&quot;EQ&quot;);INDEX([Def.$D$19:.$F$21];MATCH([.H1001];[Def.$C$19:.$C$21]);MATCH([.G1001];[Def.$D$18:.$F$18]));&quot;#err&quot;)));&quot;&quot;)">
            <text:p/>
          </table:table-cell>
          <table:table-cell table:style-name="ce53" table:formula="of:=IF([.I1001]&lt;&gt;&quot;&quot;;INDEX([Def.$J$6:.$L$10];MATCH([.F1001];[Def.$I$6:.$I$10];0);MATCH([.I1001];[Def.$J$5:.$L$5];0));&quot;&quot;)">
            <text:p/>
          </table:table-cell>
          <table:table-cell table:style-name="ce56"/>
          <table:table-cell table:style-name="ce59" table:formula="of:=IF([.K1001]=&quot;&quot;;[.J1001];[.J1001]*[.K10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02]&lt;&gt;&quot;&quot;;IF(OR([.F1002]=&quot;ILF&quot;;[.F1002]=&quot;EIF&quot;);INDEX([Def.$D$6:.$F$8];MATCH([.H1002];[Def.$C$6:.$C$8]);MATCH([.G1002];[Def.$D$5:.$F$5]));IF([.F1002]=&quot;EI&quot;;INDEX([Def.$D$13:.$F$15];MATCH([.H1002];[Def.$C$13:.$C$15]);MATCH([.G1002];[Def.$D$12:.$F$12]));IF(OR([.F1002]=&quot;EO&quot;;[.F1002]=&quot;EQ&quot;);INDEX([Def.$D$19:.$F$21];MATCH([.H1002];[Def.$C$19:.$C$21]);MATCH([.G1002];[Def.$D$18:.$F$18]));&quot;#err&quot;)));&quot;&quot;)">
            <text:p/>
          </table:table-cell>
          <table:table-cell table:style-name="ce53" table:formula="of:=IF([.I1002]&lt;&gt;&quot;&quot;;INDEX([Def.$J$6:.$L$10];MATCH([.F1002];[Def.$I$6:.$I$10];0);MATCH([.I1002];[Def.$J$5:.$L$5];0));&quot;&quot;)">
            <text:p/>
          </table:table-cell>
          <table:table-cell table:style-name="ce56"/>
          <table:table-cell table:style-name="ce59" table:formula="of:=IF([.K1002]=&quot;&quot;;[.J1002];[.J1002]*[.K10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03]&lt;&gt;&quot;&quot;;IF(OR([.F1003]=&quot;ILF&quot;;[.F1003]=&quot;EIF&quot;);INDEX([Def.$D$6:.$F$8];MATCH([.H1003];[Def.$C$6:.$C$8]);MATCH([.G1003];[Def.$D$5:.$F$5]));IF([.F1003]=&quot;EI&quot;;INDEX([Def.$D$13:.$F$15];MATCH([.H1003];[Def.$C$13:.$C$15]);MATCH([.G1003];[Def.$D$12:.$F$12]));IF(OR([.F1003]=&quot;EO&quot;;[.F1003]=&quot;EQ&quot;);INDEX([Def.$D$19:.$F$21];MATCH([.H1003];[Def.$C$19:.$C$21]);MATCH([.G1003];[Def.$D$18:.$F$18]));&quot;#err&quot;)));&quot;&quot;)">
            <text:p/>
          </table:table-cell>
          <table:table-cell table:style-name="ce53" table:formula="of:=IF([.I1003]&lt;&gt;&quot;&quot;;INDEX([Def.$J$6:.$L$10];MATCH([.F1003];[Def.$I$6:.$I$10];0);MATCH([.I1003];[Def.$J$5:.$L$5];0));&quot;&quot;)">
            <text:p/>
          </table:table-cell>
          <table:table-cell table:style-name="ce56"/>
          <table:table-cell table:style-name="ce59" table:formula="of:=IF([.K1003]=&quot;&quot;;[.J1003];[.J1003]*[.K10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04]&lt;&gt;&quot;&quot;;IF(OR([.F1004]=&quot;ILF&quot;;[.F1004]=&quot;EIF&quot;);INDEX([Def.$D$6:.$F$8];MATCH([.H1004];[Def.$C$6:.$C$8]);MATCH([.G1004];[Def.$D$5:.$F$5]));IF([.F1004]=&quot;EI&quot;;INDEX([Def.$D$13:.$F$15];MATCH([.H1004];[Def.$C$13:.$C$15]);MATCH([.G1004];[Def.$D$12:.$F$12]));IF(OR([.F1004]=&quot;EO&quot;;[.F1004]=&quot;EQ&quot;);INDEX([Def.$D$19:.$F$21];MATCH([.H1004];[Def.$C$19:.$C$21]);MATCH([.G1004];[Def.$D$18:.$F$18]));&quot;#err&quot;)));&quot;&quot;)">
            <text:p/>
          </table:table-cell>
          <table:table-cell table:style-name="ce53" table:formula="of:=IF([.I1004]&lt;&gt;&quot;&quot;;INDEX([Def.$J$6:.$L$10];MATCH([.F1004];[Def.$I$6:.$I$10];0);MATCH([.I1004];[Def.$J$5:.$L$5];0));&quot;&quot;)">
            <text:p/>
          </table:table-cell>
          <table:table-cell table:style-name="ce56"/>
          <table:table-cell table:style-name="ce59" table:formula="of:=IF([.K1004]=&quot;&quot;;[.J1004];[.J1004]*[.K10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05]&lt;&gt;&quot;&quot;;IF(OR([.F1005]=&quot;ILF&quot;;[.F1005]=&quot;EIF&quot;);INDEX([Def.$D$6:.$F$8];MATCH([.H1005];[Def.$C$6:.$C$8]);MATCH([.G1005];[Def.$D$5:.$F$5]));IF([.F1005]=&quot;EI&quot;;INDEX([Def.$D$13:.$F$15];MATCH([.H1005];[Def.$C$13:.$C$15]);MATCH([.G1005];[Def.$D$12:.$F$12]));IF(OR([.F1005]=&quot;EO&quot;;[.F1005]=&quot;EQ&quot;);INDEX([Def.$D$19:.$F$21];MATCH([.H1005];[Def.$C$19:.$C$21]);MATCH([.G1005];[Def.$D$18:.$F$18]));&quot;#err&quot;)));&quot;&quot;)">
            <text:p/>
          </table:table-cell>
          <table:table-cell table:style-name="ce53" table:formula="of:=IF([.I1005]&lt;&gt;&quot;&quot;;INDEX([Def.$J$6:.$L$10];MATCH([.F1005];[Def.$I$6:.$I$10];0);MATCH([.I1005];[Def.$J$5:.$L$5];0));&quot;&quot;)">
            <text:p/>
          </table:table-cell>
          <table:table-cell table:style-name="ce56"/>
          <table:table-cell table:style-name="ce59" table:formula="of:=IF([.K1005]=&quot;&quot;;[.J1005];[.J1005]*[.K10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06]&lt;&gt;&quot;&quot;;IF(OR([.F1006]=&quot;ILF&quot;;[.F1006]=&quot;EIF&quot;);INDEX([Def.$D$6:.$F$8];MATCH([.H1006];[Def.$C$6:.$C$8]);MATCH([.G1006];[Def.$D$5:.$F$5]));IF([.F1006]=&quot;EI&quot;;INDEX([Def.$D$13:.$F$15];MATCH([.H1006];[Def.$C$13:.$C$15]);MATCH([.G1006];[Def.$D$12:.$F$12]));IF(OR([.F1006]=&quot;EO&quot;;[.F1006]=&quot;EQ&quot;);INDEX([Def.$D$19:.$F$21];MATCH([.H1006];[Def.$C$19:.$C$21]);MATCH([.G1006];[Def.$D$18:.$F$18]));&quot;#err&quot;)));&quot;&quot;)">
            <text:p/>
          </table:table-cell>
          <table:table-cell table:style-name="ce53" table:formula="of:=IF([.I1006]&lt;&gt;&quot;&quot;;INDEX([Def.$J$6:.$L$10];MATCH([.F1006];[Def.$I$6:.$I$10];0);MATCH([.I1006];[Def.$J$5:.$L$5];0));&quot;&quot;)">
            <text:p/>
          </table:table-cell>
          <table:table-cell table:style-name="ce56"/>
          <table:table-cell table:style-name="ce59" table:formula="of:=IF([.K1006]=&quot;&quot;;[.J1006];[.J1006]*[.K10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07]&lt;&gt;&quot;&quot;;IF(OR([.F1007]=&quot;ILF&quot;;[.F1007]=&quot;EIF&quot;);INDEX([Def.$D$6:.$F$8];MATCH([.H1007];[Def.$C$6:.$C$8]);MATCH([.G1007];[Def.$D$5:.$F$5]));IF([.F1007]=&quot;EI&quot;;INDEX([Def.$D$13:.$F$15];MATCH([.H1007];[Def.$C$13:.$C$15]);MATCH([.G1007];[Def.$D$12:.$F$12]));IF(OR([.F1007]=&quot;EO&quot;;[.F1007]=&quot;EQ&quot;);INDEX([Def.$D$19:.$F$21];MATCH([.H1007];[Def.$C$19:.$C$21]);MATCH([.G1007];[Def.$D$18:.$F$18]));&quot;#err&quot;)));&quot;&quot;)">
            <text:p/>
          </table:table-cell>
          <table:table-cell table:style-name="ce53" table:formula="of:=IF([.I1007]&lt;&gt;&quot;&quot;;INDEX([Def.$J$6:.$L$10];MATCH([.F1007];[Def.$I$6:.$I$10];0);MATCH([.I1007];[Def.$J$5:.$L$5];0));&quot;&quot;)">
            <text:p/>
          </table:table-cell>
          <table:table-cell table:style-name="ce56"/>
          <table:table-cell table:style-name="ce59" table:formula="of:=IF([.K1007]=&quot;&quot;;[.J1007];[.J1007]*[.K10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08]&lt;&gt;&quot;&quot;;IF(OR([.F1008]=&quot;ILF&quot;;[.F1008]=&quot;EIF&quot;);INDEX([Def.$D$6:.$F$8];MATCH([.H1008];[Def.$C$6:.$C$8]);MATCH([.G1008];[Def.$D$5:.$F$5]));IF([.F1008]=&quot;EI&quot;;INDEX([Def.$D$13:.$F$15];MATCH([.H1008];[Def.$C$13:.$C$15]);MATCH([.G1008];[Def.$D$12:.$F$12]));IF(OR([.F1008]=&quot;EO&quot;;[.F1008]=&quot;EQ&quot;);INDEX([Def.$D$19:.$F$21];MATCH([.H1008];[Def.$C$19:.$C$21]);MATCH([.G1008];[Def.$D$18:.$F$18]));&quot;#err&quot;)));&quot;&quot;)">
            <text:p/>
          </table:table-cell>
          <table:table-cell table:style-name="ce53" table:formula="of:=IF([.I1008]&lt;&gt;&quot;&quot;;INDEX([Def.$J$6:.$L$10];MATCH([.F1008];[Def.$I$6:.$I$10];0);MATCH([.I1008];[Def.$J$5:.$L$5];0));&quot;&quot;)">
            <text:p/>
          </table:table-cell>
          <table:table-cell table:style-name="ce56"/>
          <table:table-cell table:style-name="ce59" table:formula="of:=IF([.K1008]=&quot;&quot;;[.J1008];[.J1008]*[.K10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09]&lt;&gt;&quot;&quot;;IF(OR([.F1009]=&quot;ILF&quot;;[.F1009]=&quot;EIF&quot;);INDEX([Def.$D$6:.$F$8];MATCH([.H1009];[Def.$C$6:.$C$8]);MATCH([.G1009];[Def.$D$5:.$F$5]));IF([.F1009]=&quot;EI&quot;;INDEX([Def.$D$13:.$F$15];MATCH([.H1009];[Def.$C$13:.$C$15]);MATCH([.G1009];[Def.$D$12:.$F$12]));IF(OR([.F1009]=&quot;EO&quot;;[.F1009]=&quot;EQ&quot;);INDEX([Def.$D$19:.$F$21];MATCH([.H1009];[Def.$C$19:.$C$21]);MATCH([.G1009];[Def.$D$18:.$F$18]));&quot;#err&quot;)));&quot;&quot;)">
            <text:p/>
          </table:table-cell>
          <table:table-cell table:style-name="ce53" table:formula="of:=IF([.I1009]&lt;&gt;&quot;&quot;;INDEX([Def.$J$6:.$L$10];MATCH([.F1009];[Def.$I$6:.$I$10];0);MATCH([.I1009];[Def.$J$5:.$L$5];0));&quot;&quot;)">
            <text:p/>
          </table:table-cell>
          <table:table-cell table:style-name="ce56"/>
          <table:table-cell table:style-name="ce59" table:formula="of:=IF([.K1009]=&quot;&quot;;[.J1009];[.J1009]*[.K10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10]&lt;&gt;&quot;&quot;;IF(OR([.F1010]=&quot;ILF&quot;;[.F1010]=&quot;EIF&quot;);INDEX([Def.$D$6:.$F$8];MATCH([.H1010];[Def.$C$6:.$C$8]);MATCH([.G1010];[Def.$D$5:.$F$5]));IF([.F1010]=&quot;EI&quot;;INDEX([Def.$D$13:.$F$15];MATCH([.H1010];[Def.$C$13:.$C$15]);MATCH([.G1010];[Def.$D$12:.$F$12]));IF(OR([.F1010]=&quot;EO&quot;;[.F1010]=&quot;EQ&quot;);INDEX([Def.$D$19:.$F$21];MATCH([.H1010];[Def.$C$19:.$C$21]);MATCH([.G1010];[Def.$D$18:.$F$18]));&quot;#err&quot;)));&quot;&quot;)">
            <text:p/>
          </table:table-cell>
          <table:table-cell table:style-name="ce53" table:formula="of:=IF([.I1010]&lt;&gt;&quot;&quot;;INDEX([Def.$J$6:.$L$10];MATCH([.F1010];[Def.$I$6:.$I$10];0);MATCH([.I1010];[Def.$J$5:.$L$5];0));&quot;&quot;)">
            <text:p/>
          </table:table-cell>
          <table:table-cell table:style-name="ce56"/>
          <table:table-cell table:style-name="ce59" table:formula="of:=IF([.K1010]=&quot;&quot;;[.J1010];[.J1010]*[.K10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11]&lt;&gt;&quot;&quot;;IF(OR([.F1011]=&quot;ILF&quot;;[.F1011]=&quot;EIF&quot;);INDEX([Def.$D$6:.$F$8];MATCH([.H1011];[Def.$C$6:.$C$8]);MATCH([.G1011];[Def.$D$5:.$F$5]));IF([.F1011]=&quot;EI&quot;;INDEX([Def.$D$13:.$F$15];MATCH([.H1011];[Def.$C$13:.$C$15]);MATCH([.G1011];[Def.$D$12:.$F$12]));IF(OR([.F1011]=&quot;EO&quot;;[.F1011]=&quot;EQ&quot;);INDEX([Def.$D$19:.$F$21];MATCH([.H1011];[Def.$C$19:.$C$21]);MATCH([.G1011];[Def.$D$18:.$F$18]));&quot;#err&quot;)));&quot;&quot;)">
            <text:p/>
          </table:table-cell>
          <table:table-cell table:style-name="ce53" table:formula="of:=IF([.I1011]&lt;&gt;&quot;&quot;;INDEX([Def.$J$6:.$L$10];MATCH([.F1011];[Def.$I$6:.$I$10];0);MATCH([.I1011];[Def.$J$5:.$L$5];0));&quot;&quot;)">
            <text:p/>
          </table:table-cell>
          <table:table-cell table:style-name="ce56"/>
          <table:table-cell table:style-name="ce59" table:formula="of:=IF([.K1011]=&quot;&quot;;[.J1011];[.J1011]*[.K10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12]&lt;&gt;&quot;&quot;;IF(OR([.F1012]=&quot;ILF&quot;;[.F1012]=&quot;EIF&quot;);INDEX([Def.$D$6:.$F$8];MATCH([.H1012];[Def.$C$6:.$C$8]);MATCH([.G1012];[Def.$D$5:.$F$5]));IF([.F1012]=&quot;EI&quot;;INDEX([Def.$D$13:.$F$15];MATCH([.H1012];[Def.$C$13:.$C$15]);MATCH([.G1012];[Def.$D$12:.$F$12]));IF(OR([.F1012]=&quot;EO&quot;;[.F1012]=&quot;EQ&quot;);INDEX([Def.$D$19:.$F$21];MATCH([.H1012];[Def.$C$19:.$C$21]);MATCH([.G1012];[Def.$D$18:.$F$18]));&quot;#err&quot;)));&quot;&quot;)">
            <text:p/>
          </table:table-cell>
          <table:table-cell table:style-name="ce53" table:formula="of:=IF([.I1012]&lt;&gt;&quot;&quot;;INDEX([Def.$J$6:.$L$10];MATCH([.F1012];[Def.$I$6:.$I$10];0);MATCH([.I1012];[Def.$J$5:.$L$5];0));&quot;&quot;)">
            <text:p/>
          </table:table-cell>
          <table:table-cell table:style-name="ce56"/>
          <table:table-cell table:style-name="ce59" table:formula="of:=IF([.K1012]=&quot;&quot;;[.J1012];[.J1012]*[.K10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13]&lt;&gt;&quot;&quot;;IF(OR([.F1013]=&quot;ILF&quot;;[.F1013]=&quot;EIF&quot;);INDEX([Def.$D$6:.$F$8];MATCH([.H1013];[Def.$C$6:.$C$8]);MATCH([.G1013];[Def.$D$5:.$F$5]));IF([.F1013]=&quot;EI&quot;;INDEX([Def.$D$13:.$F$15];MATCH([.H1013];[Def.$C$13:.$C$15]);MATCH([.G1013];[Def.$D$12:.$F$12]));IF(OR([.F1013]=&quot;EO&quot;;[.F1013]=&quot;EQ&quot;);INDEX([Def.$D$19:.$F$21];MATCH([.H1013];[Def.$C$19:.$C$21]);MATCH([.G1013];[Def.$D$18:.$F$18]));&quot;#err&quot;)));&quot;&quot;)">
            <text:p/>
          </table:table-cell>
          <table:table-cell table:style-name="ce53" table:formula="of:=IF([.I1013]&lt;&gt;&quot;&quot;;INDEX([Def.$J$6:.$L$10];MATCH([.F1013];[Def.$I$6:.$I$10];0);MATCH([.I1013];[Def.$J$5:.$L$5];0));&quot;&quot;)">
            <text:p/>
          </table:table-cell>
          <table:table-cell table:style-name="ce56"/>
          <table:table-cell table:style-name="ce59" table:formula="of:=IF([.K1013]=&quot;&quot;;[.J1013];[.J1013]*[.K10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14]&lt;&gt;&quot;&quot;;IF(OR([.F1014]=&quot;ILF&quot;;[.F1014]=&quot;EIF&quot;);INDEX([Def.$D$6:.$F$8];MATCH([.H1014];[Def.$C$6:.$C$8]);MATCH([.G1014];[Def.$D$5:.$F$5]));IF([.F1014]=&quot;EI&quot;;INDEX([Def.$D$13:.$F$15];MATCH([.H1014];[Def.$C$13:.$C$15]);MATCH([.G1014];[Def.$D$12:.$F$12]));IF(OR([.F1014]=&quot;EO&quot;;[.F1014]=&quot;EQ&quot;);INDEX([Def.$D$19:.$F$21];MATCH([.H1014];[Def.$C$19:.$C$21]);MATCH([.G1014];[Def.$D$18:.$F$18]));&quot;#err&quot;)));&quot;&quot;)">
            <text:p/>
          </table:table-cell>
          <table:table-cell table:style-name="ce53" table:formula="of:=IF([.I1014]&lt;&gt;&quot;&quot;;INDEX([Def.$J$6:.$L$10];MATCH([.F1014];[Def.$I$6:.$I$10];0);MATCH([.I1014];[Def.$J$5:.$L$5];0));&quot;&quot;)">
            <text:p/>
          </table:table-cell>
          <table:table-cell table:style-name="ce56"/>
          <table:table-cell table:style-name="ce59" table:formula="of:=IF([.K1014]=&quot;&quot;;[.J1014];[.J1014]*[.K10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15]&lt;&gt;&quot;&quot;;IF(OR([.F1015]=&quot;ILF&quot;;[.F1015]=&quot;EIF&quot;);INDEX([Def.$D$6:.$F$8];MATCH([.H1015];[Def.$C$6:.$C$8]);MATCH([.G1015];[Def.$D$5:.$F$5]));IF([.F1015]=&quot;EI&quot;;INDEX([Def.$D$13:.$F$15];MATCH([.H1015];[Def.$C$13:.$C$15]);MATCH([.G1015];[Def.$D$12:.$F$12]));IF(OR([.F1015]=&quot;EO&quot;;[.F1015]=&quot;EQ&quot;);INDEX([Def.$D$19:.$F$21];MATCH([.H1015];[Def.$C$19:.$C$21]);MATCH([.G1015];[Def.$D$18:.$F$18]));&quot;#err&quot;)));&quot;&quot;)">
            <text:p/>
          </table:table-cell>
          <table:table-cell table:style-name="ce53" table:formula="of:=IF([.I1015]&lt;&gt;&quot;&quot;;INDEX([Def.$J$6:.$L$10];MATCH([.F1015];[Def.$I$6:.$I$10];0);MATCH([.I1015];[Def.$J$5:.$L$5];0));&quot;&quot;)">
            <text:p/>
          </table:table-cell>
          <table:table-cell table:style-name="ce56"/>
          <table:table-cell table:style-name="ce59" table:formula="of:=IF([.K1015]=&quot;&quot;;[.J1015];[.J1015]*[.K10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16]&lt;&gt;&quot;&quot;;IF(OR([.F1016]=&quot;ILF&quot;;[.F1016]=&quot;EIF&quot;);INDEX([Def.$D$6:.$F$8];MATCH([.H1016];[Def.$C$6:.$C$8]);MATCH([.G1016];[Def.$D$5:.$F$5]));IF([.F1016]=&quot;EI&quot;;INDEX([Def.$D$13:.$F$15];MATCH([.H1016];[Def.$C$13:.$C$15]);MATCH([.G1016];[Def.$D$12:.$F$12]));IF(OR([.F1016]=&quot;EO&quot;;[.F1016]=&quot;EQ&quot;);INDEX([Def.$D$19:.$F$21];MATCH([.H1016];[Def.$C$19:.$C$21]);MATCH([.G1016];[Def.$D$18:.$F$18]));&quot;#err&quot;)));&quot;&quot;)">
            <text:p/>
          </table:table-cell>
          <table:table-cell table:style-name="ce53" table:formula="of:=IF([.I1016]&lt;&gt;&quot;&quot;;INDEX([Def.$J$6:.$L$10];MATCH([.F1016];[Def.$I$6:.$I$10];0);MATCH([.I1016];[Def.$J$5:.$L$5];0));&quot;&quot;)">
            <text:p/>
          </table:table-cell>
          <table:table-cell table:style-name="ce56"/>
          <table:table-cell table:style-name="ce59" table:formula="of:=IF([.K1016]=&quot;&quot;;[.J1016];[.J1016]*[.K10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17]&lt;&gt;&quot;&quot;;IF(OR([.F1017]=&quot;ILF&quot;;[.F1017]=&quot;EIF&quot;);INDEX([Def.$D$6:.$F$8];MATCH([.H1017];[Def.$C$6:.$C$8]);MATCH([.G1017];[Def.$D$5:.$F$5]));IF([.F1017]=&quot;EI&quot;;INDEX([Def.$D$13:.$F$15];MATCH([.H1017];[Def.$C$13:.$C$15]);MATCH([.G1017];[Def.$D$12:.$F$12]));IF(OR([.F1017]=&quot;EO&quot;;[.F1017]=&quot;EQ&quot;);INDEX([Def.$D$19:.$F$21];MATCH([.H1017];[Def.$C$19:.$C$21]);MATCH([.G1017];[Def.$D$18:.$F$18]));&quot;#err&quot;)));&quot;&quot;)">
            <text:p/>
          </table:table-cell>
          <table:table-cell table:style-name="ce53" table:formula="of:=IF([.I1017]&lt;&gt;&quot;&quot;;INDEX([Def.$J$6:.$L$10];MATCH([.F1017];[Def.$I$6:.$I$10];0);MATCH([.I1017];[Def.$J$5:.$L$5];0));&quot;&quot;)">
            <text:p/>
          </table:table-cell>
          <table:table-cell table:style-name="ce56"/>
          <table:table-cell table:style-name="ce59" table:formula="of:=IF([.K1017]=&quot;&quot;;[.J1017];[.J1017]*[.K10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18]&lt;&gt;&quot;&quot;;IF(OR([.F1018]=&quot;ILF&quot;;[.F1018]=&quot;EIF&quot;);INDEX([Def.$D$6:.$F$8];MATCH([.H1018];[Def.$C$6:.$C$8]);MATCH([.G1018];[Def.$D$5:.$F$5]));IF([.F1018]=&quot;EI&quot;;INDEX([Def.$D$13:.$F$15];MATCH([.H1018];[Def.$C$13:.$C$15]);MATCH([.G1018];[Def.$D$12:.$F$12]));IF(OR([.F1018]=&quot;EO&quot;;[.F1018]=&quot;EQ&quot;);INDEX([Def.$D$19:.$F$21];MATCH([.H1018];[Def.$C$19:.$C$21]);MATCH([.G1018];[Def.$D$18:.$F$18]));&quot;#err&quot;)));&quot;&quot;)">
            <text:p/>
          </table:table-cell>
          <table:table-cell table:style-name="ce53" table:formula="of:=IF([.I1018]&lt;&gt;&quot;&quot;;INDEX([Def.$J$6:.$L$10];MATCH([.F1018];[Def.$I$6:.$I$10];0);MATCH([.I1018];[Def.$J$5:.$L$5];0));&quot;&quot;)">
            <text:p/>
          </table:table-cell>
          <table:table-cell table:style-name="ce56"/>
          <table:table-cell table:style-name="ce59" table:formula="of:=IF([.K1018]=&quot;&quot;;[.J1018];[.J1018]*[.K10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19]&lt;&gt;&quot;&quot;;IF(OR([.F1019]=&quot;ILF&quot;;[.F1019]=&quot;EIF&quot;);INDEX([Def.$D$6:.$F$8];MATCH([.H1019];[Def.$C$6:.$C$8]);MATCH([.G1019];[Def.$D$5:.$F$5]));IF([.F1019]=&quot;EI&quot;;INDEX([Def.$D$13:.$F$15];MATCH([.H1019];[Def.$C$13:.$C$15]);MATCH([.G1019];[Def.$D$12:.$F$12]));IF(OR([.F1019]=&quot;EO&quot;;[.F1019]=&quot;EQ&quot;);INDEX([Def.$D$19:.$F$21];MATCH([.H1019];[Def.$C$19:.$C$21]);MATCH([.G1019];[Def.$D$18:.$F$18]));&quot;#err&quot;)));&quot;&quot;)">
            <text:p/>
          </table:table-cell>
          <table:table-cell table:style-name="ce53" table:formula="of:=IF([.I1019]&lt;&gt;&quot;&quot;;INDEX([Def.$J$6:.$L$10];MATCH([.F1019];[Def.$I$6:.$I$10];0);MATCH([.I1019];[Def.$J$5:.$L$5];0));&quot;&quot;)">
            <text:p/>
          </table:table-cell>
          <table:table-cell table:style-name="ce56"/>
          <table:table-cell table:style-name="ce59" table:formula="of:=IF([.K1019]=&quot;&quot;;[.J1019];[.J1019]*[.K10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20]&lt;&gt;&quot;&quot;;IF(OR([.F1020]=&quot;ILF&quot;;[.F1020]=&quot;EIF&quot;);INDEX([Def.$D$6:.$F$8];MATCH([.H1020];[Def.$C$6:.$C$8]);MATCH([.G1020];[Def.$D$5:.$F$5]));IF([.F1020]=&quot;EI&quot;;INDEX([Def.$D$13:.$F$15];MATCH([.H1020];[Def.$C$13:.$C$15]);MATCH([.G1020];[Def.$D$12:.$F$12]));IF(OR([.F1020]=&quot;EO&quot;;[.F1020]=&quot;EQ&quot;);INDEX([Def.$D$19:.$F$21];MATCH([.H1020];[Def.$C$19:.$C$21]);MATCH([.G1020];[Def.$D$18:.$F$18]));&quot;#err&quot;)));&quot;&quot;)">
            <text:p/>
          </table:table-cell>
          <table:table-cell table:style-name="ce53" table:formula="of:=IF([.I1020]&lt;&gt;&quot;&quot;;INDEX([Def.$J$6:.$L$10];MATCH([.F1020];[Def.$I$6:.$I$10];0);MATCH([.I1020];[Def.$J$5:.$L$5];0));&quot;&quot;)">
            <text:p/>
          </table:table-cell>
          <table:table-cell table:style-name="ce56"/>
          <table:table-cell table:style-name="ce59" table:formula="of:=IF([.K1020]=&quot;&quot;;[.J1020];[.J1020]*[.K10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21]&lt;&gt;&quot;&quot;;IF(OR([.F1021]=&quot;ILF&quot;;[.F1021]=&quot;EIF&quot;);INDEX([Def.$D$6:.$F$8];MATCH([.H1021];[Def.$C$6:.$C$8]);MATCH([.G1021];[Def.$D$5:.$F$5]));IF([.F1021]=&quot;EI&quot;;INDEX([Def.$D$13:.$F$15];MATCH([.H1021];[Def.$C$13:.$C$15]);MATCH([.G1021];[Def.$D$12:.$F$12]));IF(OR([.F1021]=&quot;EO&quot;;[.F1021]=&quot;EQ&quot;);INDEX([Def.$D$19:.$F$21];MATCH([.H1021];[Def.$C$19:.$C$21]);MATCH([.G1021];[Def.$D$18:.$F$18]));&quot;#err&quot;)));&quot;&quot;)">
            <text:p/>
          </table:table-cell>
          <table:table-cell table:style-name="ce53" table:formula="of:=IF([.I1021]&lt;&gt;&quot;&quot;;INDEX([Def.$J$6:.$L$10];MATCH([.F1021];[Def.$I$6:.$I$10];0);MATCH([.I1021];[Def.$J$5:.$L$5];0));&quot;&quot;)">
            <text:p/>
          </table:table-cell>
          <table:table-cell table:style-name="ce56"/>
          <table:table-cell table:style-name="ce59" table:formula="of:=IF([.K1021]=&quot;&quot;;[.J1021];[.J1021]*[.K10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22]&lt;&gt;&quot;&quot;;IF(OR([.F1022]=&quot;ILF&quot;;[.F1022]=&quot;EIF&quot;);INDEX([Def.$D$6:.$F$8];MATCH([.H1022];[Def.$C$6:.$C$8]);MATCH([.G1022];[Def.$D$5:.$F$5]));IF([.F1022]=&quot;EI&quot;;INDEX([Def.$D$13:.$F$15];MATCH([.H1022];[Def.$C$13:.$C$15]);MATCH([.G1022];[Def.$D$12:.$F$12]));IF(OR([.F1022]=&quot;EO&quot;;[.F1022]=&quot;EQ&quot;);INDEX([Def.$D$19:.$F$21];MATCH([.H1022];[Def.$C$19:.$C$21]);MATCH([.G1022];[Def.$D$18:.$F$18]));&quot;#err&quot;)));&quot;&quot;)">
            <text:p/>
          </table:table-cell>
          <table:table-cell table:style-name="ce53" table:formula="of:=IF([.I1022]&lt;&gt;&quot;&quot;;INDEX([Def.$J$6:.$L$10];MATCH([.F1022];[Def.$I$6:.$I$10];0);MATCH([.I1022];[Def.$J$5:.$L$5];0));&quot;&quot;)">
            <text:p/>
          </table:table-cell>
          <table:table-cell table:style-name="ce56"/>
          <table:table-cell table:style-name="ce59" table:formula="of:=IF([.K1022]=&quot;&quot;;[.J1022];[.J1022]*[.K10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23]&lt;&gt;&quot;&quot;;IF(OR([.F1023]=&quot;ILF&quot;;[.F1023]=&quot;EIF&quot;);INDEX([Def.$D$6:.$F$8];MATCH([.H1023];[Def.$C$6:.$C$8]);MATCH([.G1023];[Def.$D$5:.$F$5]));IF([.F1023]=&quot;EI&quot;;INDEX([Def.$D$13:.$F$15];MATCH([.H1023];[Def.$C$13:.$C$15]);MATCH([.G1023];[Def.$D$12:.$F$12]));IF(OR([.F1023]=&quot;EO&quot;;[.F1023]=&quot;EQ&quot;);INDEX([Def.$D$19:.$F$21];MATCH([.H1023];[Def.$C$19:.$C$21]);MATCH([.G1023];[Def.$D$18:.$F$18]));&quot;#err&quot;)));&quot;&quot;)">
            <text:p/>
          </table:table-cell>
          <table:table-cell table:style-name="ce53" table:formula="of:=IF([.I1023]&lt;&gt;&quot;&quot;;INDEX([Def.$J$6:.$L$10];MATCH([.F1023];[Def.$I$6:.$I$10];0);MATCH([.I1023];[Def.$J$5:.$L$5];0));&quot;&quot;)">
            <text:p/>
          </table:table-cell>
          <table:table-cell table:style-name="ce56"/>
          <table:table-cell table:style-name="ce59" table:formula="of:=IF([.K1023]=&quot;&quot;;[.J1023];[.J1023]*[.K10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24]&lt;&gt;&quot;&quot;;IF(OR([.F1024]=&quot;ILF&quot;;[.F1024]=&quot;EIF&quot;);INDEX([Def.$D$6:.$F$8];MATCH([.H1024];[Def.$C$6:.$C$8]);MATCH([.G1024];[Def.$D$5:.$F$5]));IF([.F1024]=&quot;EI&quot;;INDEX([Def.$D$13:.$F$15];MATCH([.H1024];[Def.$C$13:.$C$15]);MATCH([.G1024];[Def.$D$12:.$F$12]));IF(OR([.F1024]=&quot;EO&quot;;[.F1024]=&quot;EQ&quot;);INDEX([Def.$D$19:.$F$21];MATCH([.H1024];[Def.$C$19:.$C$21]);MATCH([.G1024];[Def.$D$18:.$F$18]));&quot;#err&quot;)));&quot;&quot;)">
            <text:p/>
          </table:table-cell>
          <table:table-cell table:style-name="ce53" table:formula="of:=IF([.I1024]&lt;&gt;&quot;&quot;;INDEX([Def.$J$6:.$L$10];MATCH([.F1024];[Def.$I$6:.$I$10];0);MATCH([.I1024];[Def.$J$5:.$L$5];0));&quot;&quot;)">
            <text:p/>
          </table:table-cell>
          <table:table-cell table:style-name="ce56"/>
          <table:table-cell table:style-name="ce59" table:formula="of:=IF([.K1024]=&quot;&quot;;[.J1024];[.J1024]*[.K10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25]&lt;&gt;&quot;&quot;;IF(OR([.F1025]=&quot;ILF&quot;;[.F1025]=&quot;EIF&quot;);INDEX([Def.$D$6:.$F$8];MATCH([.H1025];[Def.$C$6:.$C$8]);MATCH([.G1025];[Def.$D$5:.$F$5]));IF([.F1025]=&quot;EI&quot;;INDEX([Def.$D$13:.$F$15];MATCH([.H1025];[Def.$C$13:.$C$15]);MATCH([.G1025];[Def.$D$12:.$F$12]));IF(OR([.F1025]=&quot;EO&quot;;[.F1025]=&quot;EQ&quot;);INDEX([Def.$D$19:.$F$21];MATCH([.H1025];[Def.$C$19:.$C$21]);MATCH([.G1025];[Def.$D$18:.$F$18]));&quot;#err&quot;)));&quot;&quot;)">
            <text:p/>
          </table:table-cell>
          <table:table-cell table:style-name="ce53" table:formula="of:=IF([.I1025]&lt;&gt;&quot;&quot;;INDEX([Def.$J$6:.$L$10];MATCH([.F1025];[Def.$I$6:.$I$10];0);MATCH([.I1025];[Def.$J$5:.$L$5];0));&quot;&quot;)">
            <text:p/>
          </table:table-cell>
          <table:table-cell table:style-name="ce56"/>
          <table:table-cell table:style-name="ce59" table:formula="of:=IF([.K1025]=&quot;&quot;;[.J1025];[.J1025]*[.K10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26]&lt;&gt;&quot;&quot;;IF(OR([.F1026]=&quot;ILF&quot;;[.F1026]=&quot;EIF&quot;);INDEX([Def.$D$6:.$F$8];MATCH([.H1026];[Def.$C$6:.$C$8]);MATCH([.G1026];[Def.$D$5:.$F$5]));IF([.F1026]=&quot;EI&quot;;INDEX([Def.$D$13:.$F$15];MATCH([.H1026];[Def.$C$13:.$C$15]);MATCH([.G1026];[Def.$D$12:.$F$12]));IF(OR([.F1026]=&quot;EO&quot;;[.F1026]=&quot;EQ&quot;);INDEX([Def.$D$19:.$F$21];MATCH([.H1026];[Def.$C$19:.$C$21]);MATCH([.G1026];[Def.$D$18:.$F$18]));&quot;#err&quot;)));&quot;&quot;)">
            <text:p/>
          </table:table-cell>
          <table:table-cell table:style-name="ce53" table:formula="of:=IF([.I1026]&lt;&gt;&quot;&quot;;INDEX([Def.$J$6:.$L$10];MATCH([.F1026];[Def.$I$6:.$I$10];0);MATCH([.I1026];[Def.$J$5:.$L$5];0));&quot;&quot;)">
            <text:p/>
          </table:table-cell>
          <table:table-cell table:style-name="ce56"/>
          <table:table-cell table:style-name="ce59" table:formula="of:=IF([.K1026]=&quot;&quot;;[.J1026];[.J1026]*[.K10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27]&lt;&gt;&quot;&quot;;IF(OR([.F1027]=&quot;ILF&quot;;[.F1027]=&quot;EIF&quot;);INDEX([Def.$D$6:.$F$8];MATCH([.H1027];[Def.$C$6:.$C$8]);MATCH([.G1027];[Def.$D$5:.$F$5]));IF([.F1027]=&quot;EI&quot;;INDEX([Def.$D$13:.$F$15];MATCH([.H1027];[Def.$C$13:.$C$15]);MATCH([.G1027];[Def.$D$12:.$F$12]));IF(OR([.F1027]=&quot;EO&quot;;[.F1027]=&quot;EQ&quot;);INDEX([Def.$D$19:.$F$21];MATCH([.H1027];[Def.$C$19:.$C$21]);MATCH([.G1027];[Def.$D$18:.$F$18]));&quot;#err&quot;)));&quot;&quot;)">
            <text:p/>
          </table:table-cell>
          <table:table-cell table:style-name="ce53" table:formula="of:=IF([.I1027]&lt;&gt;&quot;&quot;;INDEX([Def.$J$6:.$L$10];MATCH([.F1027];[Def.$I$6:.$I$10];0);MATCH([.I1027];[Def.$J$5:.$L$5];0));&quot;&quot;)">
            <text:p/>
          </table:table-cell>
          <table:table-cell table:style-name="ce56"/>
          <table:table-cell table:style-name="ce59" table:formula="of:=IF([.K1027]=&quot;&quot;;[.J1027];[.J1027]*[.K10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28]&lt;&gt;&quot;&quot;;IF(OR([.F1028]=&quot;ILF&quot;;[.F1028]=&quot;EIF&quot;);INDEX([Def.$D$6:.$F$8];MATCH([.H1028];[Def.$C$6:.$C$8]);MATCH([.G1028];[Def.$D$5:.$F$5]));IF([.F1028]=&quot;EI&quot;;INDEX([Def.$D$13:.$F$15];MATCH([.H1028];[Def.$C$13:.$C$15]);MATCH([.G1028];[Def.$D$12:.$F$12]));IF(OR([.F1028]=&quot;EO&quot;;[.F1028]=&quot;EQ&quot;);INDEX([Def.$D$19:.$F$21];MATCH([.H1028];[Def.$C$19:.$C$21]);MATCH([.G1028];[Def.$D$18:.$F$18]));&quot;#err&quot;)));&quot;&quot;)">
            <text:p/>
          </table:table-cell>
          <table:table-cell table:style-name="ce53" table:formula="of:=IF([.I1028]&lt;&gt;&quot;&quot;;INDEX([Def.$J$6:.$L$10];MATCH([.F1028];[Def.$I$6:.$I$10];0);MATCH([.I1028];[Def.$J$5:.$L$5];0));&quot;&quot;)">
            <text:p/>
          </table:table-cell>
          <table:table-cell table:style-name="ce56"/>
          <table:table-cell table:style-name="ce59" table:formula="of:=IF([.K1028]=&quot;&quot;;[.J1028];[.J1028]*[.K10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29]&lt;&gt;&quot;&quot;;IF(OR([.F1029]=&quot;ILF&quot;;[.F1029]=&quot;EIF&quot;);INDEX([Def.$D$6:.$F$8];MATCH([.H1029];[Def.$C$6:.$C$8]);MATCH([.G1029];[Def.$D$5:.$F$5]));IF([.F1029]=&quot;EI&quot;;INDEX([Def.$D$13:.$F$15];MATCH([.H1029];[Def.$C$13:.$C$15]);MATCH([.G1029];[Def.$D$12:.$F$12]));IF(OR([.F1029]=&quot;EO&quot;;[.F1029]=&quot;EQ&quot;);INDEX([Def.$D$19:.$F$21];MATCH([.H1029];[Def.$C$19:.$C$21]);MATCH([.G1029];[Def.$D$18:.$F$18]));&quot;#err&quot;)));&quot;&quot;)">
            <text:p/>
          </table:table-cell>
          <table:table-cell table:style-name="ce53" table:formula="of:=IF([.I1029]&lt;&gt;&quot;&quot;;INDEX([Def.$J$6:.$L$10];MATCH([.F1029];[Def.$I$6:.$I$10];0);MATCH([.I1029];[Def.$J$5:.$L$5];0));&quot;&quot;)">
            <text:p/>
          </table:table-cell>
          <table:table-cell table:style-name="ce56"/>
          <table:table-cell table:style-name="ce59" table:formula="of:=IF([.K1029]=&quot;&quot;;[.J1029];[.J1029]*[.K10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30]&lt;&gt;&quot;&quot;;IF(OR([.F1030]=&quot;ILF&quot;;[.F1030]=&quot;EIF&quot;);INDEX([Def.$D$6:.$F$8];MATCH([.H1030];[Def.$C$6:.$C$8]);MATCH([.G1030];[Def.$D$5:.$F$5]));IF([.F1030]=&quot;EI&quot;;INDEX([Def.$D$13:.$F$15];MATCH([.H1030];[Def.$C$13:.$C$15]);MATCH([.G1030];[Def.$D$12:.$F$12]));IF(OR([.F1030]=&quot;EO&quot;;[.F1030]=&quot;EQ&quot;);INDEX([Def.$D$19:.$F$21];MATCH([.H1030];[Def.$C$19:.$C$21]);MATCH([.G1030];[Def.$D$18:.$F$18]));&quot;#err&quot;)));&quot;&quot;)">
            <text:p/>
          </table:table-cell>
          <table:table-cell table:style-name="ce53" table:formula="of:=IF([.I1030]&lt;&gt;&quot;&quot;;INDEX([Def.$J$6:.$L$10];MATCH([.F1030];[Def.$I$6:.$I$10];0);MATCH([.I1030];[Def.$J$5:.$L$5];0));&quot;&quot;)">
            <text:p/>
          </table:table-cell>
          <table:table-cell table:style-name="ce56"/>
          <table:table-cell table:style-name="ce59" table:formula="of:=IF([.K1030]=&quot;&quot;;[.J1030];[.J1030]*[.K10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31]&lt;&gt;&quot;&quot;;IF(OR([.F1031]=&quot;ILF&quot;;[.F1031]=&quot;EIF&quot;);INDEX([Def.$D$6:.$F$8];MATCH([.H1031];[Def.$C$6:.$C$8]);MATCH([.G1031];[Def.$D$5:.$F$5]));IF([.F1031]=&quot;EI&quot;;INDEX([Def.$D$13:.$F$15];MATCH([.H1031];[Def.$C$13:.$C$15]);MATCH([.G1031];[Def.$D$12:.$F$12]));IF(OR([.F1031]=&quot;EO&quot;;[.F1031]=&quot;EQ&quot;);INDEX([Def.$D$19:.$F$21];MATCH([.H1031];[Def.$C$19:.$C$21]);MATCH([.G1031];[Def.$D$18:.$F$18]));&quot;#err&quot;)));&quot;&quot;)">
            <text:p/>
          </table:table-cell>
          <table:table-cell table:style-name="ce53" table:formula="of:=IF([.I1031]&lt;&gt;&quot;&quot;;INDEX([Def.$J$6:.$L$10];MATCH([.F1031];[Def.$I$6:.$I$10];0);MATCH([.I1031];[Def.$J$5:.$L$5];0));&quot;&quot;)">
            <text:p/>
          </table:table-cell>
          <table:table-cell table:style-name="ce56"/>
          <table:table-cell table:style-name="ce59" table:formula="of:=IF([.K1031]=&quot;&quot;;[.J1031];[.J1031]*[.K10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32]&lt;&gt;&quot;&quot;;IF(OR([.F1032]=&quot;ILF&quot;;[.F1032]=&quot;EIF&quot;);INDEX([Def.$D$6:.$F$8];MATCH([.H1032];[Def.$C$6:.$C$8]);MATCH([.G1032];[Def.$D$5:.$F$5]));IF([.F1032]=&quot;EI&quot;;INDEX([Def.$D$13:.$F$15];MATCH([.H1032];[Def.$C$13:.$C$15]);MATCH([.G1032];[Def.$D$12:.$F$12]));IF(OR([.F1032]=&quot;EO&quot;;[.F1032]=&quot;EQ&quot;);INDEX([Def.$D$19:.$F$21];MATCH([.H1032];[Def.$C$19:.$C$21]);MATCH([.G1032];[Def.$D$18:.$F$18]));&quot;#err&quot;)));&quot;&quot;)">
            <text:p/>
          </table:table-cell>
          <table:table-cell table:style-name="ce53" table:formula="of:=IF([.I1032]&lt;&gt;&quot;&quot;;INDEX([Def.$J$6:.$L$10];MATCH([.F1032];[Def.$I$6:.$I$10];0);MATCH([.I1032];[Def.$J$5:.$L$5];0));&quot;&quot;)">
            <text:p/>
          </table:table-cell>
          <table:table-cell table:style-name="ce56"/>
          <table:table-cell table:style-name="ce59" table:formula="of:=IF([.K1032]=&quot;&quot;;[.J1032];[.J1032]*[.K10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33]&lt;&gt;&quot;&quot;;IF(OR([.F1033]=&quot;ILF&quot;;[.F1033]=&quot;EIF&quot;);INDEX([Def.$D$6:.$F$8];MATCH([.H1033];[Def.$C$6:.$C$8]);MATCH([.G1033];[Def.$D$5:.$F$5]));IF([.F1033]=&quot;EI&quot;;INDEX([Def.$D$13:.$F$15];MATCH([.H1033];[Def.$C$13:.$C$15]);MATCH([.G1033];[Def.$D$12:.$F$12]));IF(OR([.F1033]=&quot;EO&quot;;[.F1033]=&quot;EQ&quot;);INDEX([Def.$D$19:.$F$21];MATCH([.H1033];[Def.$C$19:.$C$21]);MATCH([.G1033];[Def.$D$18:.$F$18]));&quot;#err&quot;)));&quot;&quot;)">
            <text:p/>
          </table:table-cell>
          <table:table-cell table:style-name="ce53" table:formula="of:=IF([.I1033]&lt;&gt;&quot;&quot;;INDEX([Def.$J$6:.$L$10];MATCH([.F1033];[Def.$I$6:.$I$10];0);MATCH([.I1033];[Def.$J$5:.$L$5];0));&quot;&quot;)">
            <text:p/>
          </table:table-cell>
          <table:table-cell table:style-name="ce56"/>
          <table:table-cell table:style-name="ce59" table:formula="of:=IF([.K1033]=&quot;&quot;;[.J1033];[.J1033]*[.K10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34]&lt;&gt;&quot;&quot;;IF(OR([.F1034]=&quot;ILF&quot;;[.F1034]=&quot;EIF&quot;);INDEX([Def.$D$6:.$F$8];MATCH([.H1034];[Def.$C$6:.$C$8]);MATCH([.G1034];[Def.$D$5:.$F$5]));IF([.F1034]=&quot;EI&quot;;INDEX([Def.$D$13:.$F$15];MATCH([.H1034];[Def.$C$13:.$C$15]);MATCH([.G1034];[Def.$D$12:.$F$12]));IF(OR([.F1034]=&quot;EO&quot;;[.F1034]=&quot;EQ&quot;);INDEX([Def.$D$19:.$F$21];MATCH([.H1034];[Def.$C$19:.$C$21]);MATCH([.G1034];[Def.$D$18:.$F$18]));&quot;#err&quot;)));&quot;&quot;)">
            <text:p/>
          </table:table-cell>
          <table:table-cell table:style-name="ce53" table:formula="of:=IF([.I1034]&lt;&gt;&quot;&quot;;INDEX([Def.$J$6:.$L$10];MATCH([.F1034];[Def.$I$6:.$I$10];0);MATCH([.I1034];[Def.$J$5:.$L$5];0));&quot;&quot;)">
            <text:p/>
          </table:table-cell>
          <table:table-cell table:style-name="ce56"/>
          <table:table-cell table:style-name="ce59" table:formula="of:=IF([.K1034]=&quot;&quot;;[.J1034];[.J1034]*[.K10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35]&lt;&gt;&quot;&quot;;IF(OR([.F1035]=&quot;ILF&quot;;[.F1035]=&quot;EIF&quot;);INDEX([Def.$D$6:.$F$8];MATCH([.H1035];[Def.$C$6:.$C$8]);MATCH([.G1035];[Def.$D$5:.$F$5]));IF([.F1035]=&quot;EI&quot;;INDEX([Def.$D$13:.$F$15];MATCH([.H1035];[Def.$C$13:.$C$15]);MATCH([.G1035];[Def.$D$12:.$F$12]));IF(OR([.F1035]=&quot;EO&quot;;[.F1035]=&quot;EQ&quot;);INDEX([Def.$D$19:.$F$21];MATCH([.H1035];[Def.$C$19:.$C$21]);MATCH([.G1035];[Def.$D$18:.$F$18]));&quot;#err&quot;)));&quot;&quot;)">
            <text:p/>
          </table:table-cell>
          <table:table-cell table:style-name="ce53" table:formula="of:=IF([.I1035]&lt;&gt;&quot;&quot;;INDEX([Def.$J$6:.$L$10];MATCH([.F1035];[Def.$I$6:.$I$10];0);MATCH([.I1035];[Def.$J$5:.$L$5];0));&quot;&quot;)">
            <text:p/>
          </table:table-cell>
          <table:table-cell table:style-name="ce56"/>
          <table:table-cell table:style-name="ce59" table:formula="of:=IF([.K1035]=&quot;&quot;;[.J1035];[.J1035]*[.K10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36]&lt;&gt;&quot;&quot;;IF(OR([.F1036]=&quot;ILF&quot;;[.F1036]=&quot;EIF&quot;);INDEX([Def.$D$6:.$F$8];MATCH([.H1036];[Def.$C$6:.$C$8]);MATCH([.G1036];[Def.$D$5:.$F$5]));IF([.F1036]=&quot;EI&quot;;INDEX([Def.$D$13:.$F$15];MATCH([.H1036];[Def.$C$13:.$C$15]);MATCH([.G1036];[Def.$D$12:.$F$12]));IF(OR([.F1036]=&quot;EO&quot;;[.F1036]=&quot;EQ&quot;);INDEX([Def.$D$19:.$F$21];MATCH([.H1036];[Def.$C$19:.$C$21]);MATCH([.G1036];[Def.$D$18:.$F$18]));&quot;#err&quot;)));&quot;&quot;)">
            <text:p/>
          </table:table-cell>
          <table:table-cell table:style-name="ce53" table:formula="of:=IF([.I1036]&lt;&gt;&quot;&quot;;INDEX([Def.$J$6:.$L$10];MATCH([.F1036];[Def.$I$6:.$I$10];0);MATCH([.I1036];[Def.$J$5:.$L$5];0));&quot;&quot;)">
            <text:p/>
          </table:table-cell>
          <table:table-cell table:style-name="ce56"/>
          <table:table-cell table:style-name="ce59" table:formula="of:=IF([.K1036]=&quot;&quot;;[.J1036];[.J1036]*[.K10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37]&lt;&gt;&quot;&quot;;IF(OR([.F1037]=&quot;ILF&quot;;[.F1037]=&quot;EIF&quot;);INDEX([Def.$D$6:.$F$8];MATCH([.H1037];[Def.$C$6:.$C$8]);MATCH([.G1037];[Def.$D$5:.$F$5]));IF([.F1037]=&quot;EI&quot;;INDEX([Def.$D$13:.$F$15];MATCH([.H1037];[Def.$C$13:.$C$15]);MATCH([.G1037];[Def.$D$12:.$F$12]));IF(OR([.F1037]=&quot;EO&quot;;[.F1037]=&quot;EQ&quot;);INDEX([Def.$D$19:.$F$21];MATCH([.H1037];[Def.$C$19:.$C$21]);MATCH([.G1037];[Def.$D$18:.$F$18]));&quot;#err&quot;)));&quot;&quot;)">
            <text:p/>
          </table:table-cell>
          <table:table-cell table:style-name="ce53" table:formula="of:=IF([.I1037]&lt;&gt;&quot;&quot;;INDEX([Def.$J$6:.$L$10];MATCH([.F1037];[Def.$I$6:.$I$10];0);MATCH([.I1037];[Def.$J$5:.$L$5];0));&quot;&quot;)">
            <text:p/>
          </table:table-cell>
          <table:table-cell table:style-name="ce56"/>
          <table:table-cell table:style-name="ce59" table:formula="of:=IF([.K1037]=&quot;&quot;;[.J1037];[.J1037]*[.K10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38]&lt;&gt;&quot;&quot;;IF(OR([.F1038]=&quot;ILF&quot;;[.F1038]=&quot;EIF&quot;);INDEX([Def.$D$6:.$F$8];MATCH([.H1038];[Def.$C$6:.$C$8]);MATCH([.G1038];[Def.$D$5:.$F$5]));IF([.F1038]=&quot;EI&quot;;INDEX([Def.$D$13:.$F$15];MATCH([.H1038];[Def.$C$13:.$C$15]);MATCH([.G1038];[Def.$D$12:.$F$12]));IF(OR([.F1038]=&quot;EO&quot;;[.F1038]=&quot;EQ&quot;);INDEX([Def.$D$19:.$F$21];MATCH([.H1038];[Def.$C$19:.$C$21]);MATCH([.G1038];[Def.$D$18:.$F$18]));&quot;#err&quot;)));&quot;&quot;)">
            <text:p/>
          </table:table-cell>
          <table:table-cell table:style-name="ce53" table:formula="of:=IF([.I1038]&lt;&gt;&quot;&quot;;INDEX([Def.$J$6:.$L$10];MATCH([.F1038];[Def.$I$6:.$I$10];0);MATCH([.I1038];[Def.$J$5:.$L$5];0));&quot;&quot;)">
            <text:p/>
          </table:table-cell>
          <table:table-cell table:style-name="ce56"/>
          <table:table-cell table:style-name="ce59" table:formula="of:=IF([.K1038]=&quot;&quot;;[.J1038];[.J1038]*[.K10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39]&lt;&gt;&quot;&quot;;IF(OR([.F1039]=&quot;ILF&quot;;[.F1039]=&quot;EIF&quot;);INDEX([Def.$D$6:.$F$8];MATCH([.H1039];[Def.$C$6:.$C$8]);MATCH([.G1039];[Def.$D$5:.$F$5]));IF([.F1039]=&quot;EI&quot;;INDEX([Def.$D$13:.$F$15];MATCH([.H1039];[Def.$C$13:.$C$15]);MATCH([.G1039];[Def.$D$12:.$F$12]));IF(OR([.F1039]=&quot;EO&quot;;[.F1039]=&quot;EQ&quot;);INDEX([Def.$D$19:.$F$21];MATCH([.H1039];[Def.$C$19:.$C$21]);MATCH([.G1039];[Def.$D$18:.$F$18]));&quot;#err&quot;)));&quot;&quot;)">
            <text:p/>
          </table:table-cell>
          <table:table-cell table:style-name="ce53" table:formula="of:=IF([.I1039]&lt;&gt;&quot;&quot;;INDEX([Def.$J$6:.$L$10];MATCH([.F1039];[Def.$I$6:.$I$10];0);MATCH([.I1039];[Def.$J$5:.$L$5];0));&quot;&quot;)">
            <text:p/>
          </table:table-cell>
          <table:table-cell table:style-name="ce56"/>
          <table:table-cell table:style-name="ce59" table:formula="of:=IF([.K1039]=&quot;&quot;;[.J1039];[.J1039]*[.K10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40]&lt;&gt;&quot;&quot;;IF(OR([.F1040]=&quot;ILF&quot;;[.F1040]=&quot;EIF&quot;);INDEX([Def.$D$6:.$F$8];MATCH([.H1040];[Def.$C$6:.$C$8]);MATCH([.G1040];[Def.$D$5:.$F$5]));IF([.F1040]=&quot;EI&quot;;INDEX([Def.$D$13:.$F$15];MATCH([.H1040];[Def.$C$13:.$C$15]);MATCH([.G1040];[Def.$D$12:.$F$12]));IF(OR([.F1040]=&quot;EO&quot;;[.F1040]=&quot;EQ&quot;);INDEX([Def.$D$19:.$F$21];MATCH([.H1040];[Def.$C$19:.$C$21]);MATCH([.G1040];[Def.$D$18:.$F$18]));&quot;#err&quot;)));&quot;&quot;)">
            <text:p/>
          </table:table-cell>
          <table:table-cell table:style-name="ce53" table:formula="of:=IF([.I1040]&lt;&gt;&quot;&quot;;INDEX([Def.$J$6:.$L$10];MATCH([.F1040];[Def.$I$6:.$I$10];0);MATCH([.I1040];[Def.$J$5:.$L$5];0));&quot;&quot;)">
            <text:p/>
          </table:table-cell>
          <table:table-cell table:style-name="ce56"/>
          <table:table-cell table:style-name="ce59" table:formula="of:=IF([.K1040]=&quot;&quot;;[.J1040];[.J1040]*[.K10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41]&lt;&gt;&quot;&quot;;IF(OR([.F1041]=&quot;ILF&quot;;[.F1041]=&quot;EIF&quot;);INDEX([Def.$D$6:.$F$8];MATCH([.H1041];[Def.$C$6:.$C$8]);MATCH([.G1041];[Def.$D$5:.$F$5]));IF([.F1041]=&quot;EI&quot;;INDEX([Def.$D$13:.$F$15];MATCH([.H1041];[Def.$C$13:.$C$15]);MATCH([.G1041];[Def.$D$12:.$F$12]));IF(OR([.F1041]=&quot;EO&quot;;[.F1041]=&quot;EQ&quot;);INDEX([Def.$D$19:.$F$21];MATCH([.H1041];[Def.$C$19:.$C$21]);MATCH([.G1041];[Def.$D$18:.$F$18]));&quot;#err&quot;)));&quot;&quot;)">
            <text:p/>
          </table:table-cell>
          <table:table-cell table:style-name="ce53" table:formula="of:=IF([.I1041]&lt;&gt;&quot;&quot;;INDEX([Def.$J$6:.$L$10];MATCH([.F1041];[Def.$I$6:.$I$10];0);MATCH([.I1041];[Def.$J$5:.$L$5];0));&quot;&quot;)">
            <text:p/>
          </table:table-cell>
          <table:table-cell table:style-name="ce56"/>
          <table:table-cell table:style-name="ce59" table:formula="of:=IF([.K1041]=&quot;&quot;;[.J1041];[.J1041]*[.K10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42]&lt;&gt;&quot;&quot;;IF(OR([.F1042]=&quot;ILF&quot;;[.F1042]=&quot;EIF&quot;);INDEX([Def.$D$6:.$F$8];MATCH([.H1042];[Def.$C$6:.$C$8]);MATCH([.G1042];[Def.$D$5:.$F$5]));IF([.F1042]=&quot;EI&quot;;INDEX([Def.$D$13:.$F$15];MATCH([.H1042];[Def.$C$13:.$C$15]);MATCH([.G1042];[Def.$D$12:.$F$12]));IF(OR([.F1042]=&quot;EO&quot;;[.F1042]=&quot;EQ&quot;);INDEX([Def.$D$19:.$F$21];MATCH([.H1042];[Def.$C$19:.$C$21]);MATCH([.G1042];[Def.$D$18:.$F$18]));&quot;#err&quot;)));&quot;&quot;)">
            <text:p/>
          </table:table-cell>
          <table:table-cell table:style-name="ce53" table:formula="of:=IF([.I1042]&lt;&gt;&quot;&quot;;INDEX([Def.$J$6:.$L$10];MATCH([.F1042];[Def.$I$6:.$I$10];0);MATCH([.I1042];[Def.$J$5:.$L$5];0));&quot;&quot;)">
            <text:p/>
          </table:table-cell>
          <table:table-cell table:style-name="ce56"/>
          <table:table-cell table:style-name="ce59" table:formula="of:=IF([.K1042]=&quot;&quot;;[.J1042];[.J1042]*[.K10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43]&lt;&gt;&quot;&quot;;IF(OR([.F1043]=&quot;ILF&quot;;[.F1043]=&quot;EIF&quot;);INDEX([Def.$D$6:.$F$8];MATCH([.H1043];[Def.$C$6:.$C$8]);MATCH([.G1043];[Def.$D$5:.$F$5]));IF([.F1043]=&quot;EI&quot;;INDEX([Def.$D$13:.$F$15];MATCH([.H1043];[Def.$C$13:.$C$15]);MATCH([.G1043];[Def.$D$12:.$F$12]));IF(OR([.F1043]=&quot;EO&quot;;[.F1043]=&quot;EQ&quot;);INDEX([Def.$D$19:.$F$21];MATCH([.H1043];[Def.$C$19:.$C$21]);MATCH([.G1043];[Def.$D$18:.$F$18]));&quot;#err&quot;)));&quot;&quot;)">
            <text:p/>
          </table:table-cell>
          <table:table-cell table:style-name="ce53" table:formula="of:=IF([.I1043]&lt;&gt;&quot;&quot;;INDEX([Def.$J$6:.$L$10];MATCH([.F1043];[Def.$I$6:.$I$10];0);MATCH([.I1043];[Def.$J$5:.$L$5];0));&quot;&quot;)">
            <text:p/>
          </table:table-cell>
          <table:table-cell table:style-name="ce56"/>
          <table:table-cell table:style-name="ce59" table:formula="of:=IF([.K1043]=&quot;&quot;;[.J1043];[.J1043]*[.K10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44]&lt;&gt;&quot;&quot;;IF(OR([.F1044]=&quot;ILF&quot;;[.F1044]=&quot;EIF&quot;);INDEX([Def.$D$6:.$F$8];MATCH([.H1044];[Def.$C$6:.$C$8]);MATCH([.G1044];[Def.$D$5:.$F$5]));IF([.F1044]=&quot;EI&quot;;INDEX([Def.$D$13:.$F$15];MATCH([.H1044];[Def.$C$13:.$C$15]);MATCH([.G1044];[Def.$D$12:.$F$12]));IF(OR([.F1044]=&quot;EO&quot;;[.F1044]=&quot;EQ&quot;);INDEX([Def.$D$19:.$F$21];MATCH([.H1044];[Def.$C$19:.$C$21]);MATCH([.G1044];[Def.$D$18:.$F$18]));&quot;#err&quot;)));&quot;&quot;)">
            <text:p/>
          </table:table-cell>
          <table:table-cell table:style-name="ce53" table:formula="of:=IF([.I1044]&lt;&gt;&quot;&quot;;INDEX([Def.$J$6:.$L$10];MATCH([.F1044];[Def.$I$6:.$I$10];0);MATCH([.I1044];[Def.$J$5:.$L$5];0));&quot;&quot;)">
            <text:p/>
          </table:table-cell>
          <table:table-cell table:style-name="ce56"/>
          <table:table-cell table:style-name="ce59" table:formula="of:=IF([.K1044]=&quot;&quot;;[.J1044];[.J1044]*[.K10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45]&lt;&gt;&quot;&quot;;IF(OR([.F1045]=&quot;ILF&quot;;[.F1045]=&quot;EIF&quot;);INDEX([Def.$D$6:.$F$8];MATCH([.H1045];[Def.$C$6:.$C$8]);MATCH([.G1045];[Def.$D$5:.$F$5]));IF([.F1045]=&quot;EI&quot;;INDEX([Def.$D$13:.$F$15];MATCH([.H1045];[Def.$C$13:.$C$15]);MATCH([.G1045];[Def.$D$12:.$F$12]));IF(OR([.F1045]=&quot;EO&quot;;[.F1045]=&quot;EQ&quot;);INDEX([Def.$D$19:.$F$21];MATCH([.H1045];[Def.$C$19:.$C$21]);MATCH([.G1045];[Def.$D$18:.$F$18]));&quot;#err&quot;)));&quot;&quot;)">
            <text:p/>
          </table:table-cell>
          <table:table-cell table:style-name="ce53" table:formula="of:=IF([.I1045]&lt;&gt;&quot;&quot;;INDEX([Def.$J$6:.$L$10];MATCH([.F1045];[Def.$I$6:.$I$10];0);MATCH([.I1045];[Def.$J$5:.$L$5];0));&quot;&quot;)">
            <text:p/>
          </table:table-cell>
          <table:table-cell table:style-name="ce56"/>
          <table:table-cell table:style-name="ce59" table:formula="of:=IF([.K1045]=&quot;&quot;;[.J1045];[.J1045]*[.K10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46]&lt;&gt;&quot;&quot;;IF(OR([.F1046]=&quot;ILF&quot;;[.F1046]=&quot;EIF&quot;);INDEX([Def.$D$6:.$F$8];MATCH([.H1046];[Def.$C$6:.$C$8]);MATCH([.G1046];[Def.$D$5:.$F$5]));IF([.F1046]=&quot;EI&quot;;INDEX([Def.$D$13:.$F$15];MATCH([.H1046];[Def.$C$13:.$C$15]);MATCH([.G1046];[Def.$D$12:.$F$12]));IF(OR([.F1046]=&quot;EO&quot;;[.F1046]=&quot;EQ&quot;);INDEX([Def.$D$19:.$F$21];MATCH([.H1046];[Def.$C$19:.$C$21]);MATCH([.G1046];[Def.$D$18:.$F$18]));&quot;#err&quot;)));&quot;&quot;)">
            <text:p/>
          </table:table-cell>
          <table:table-cell table:style-name="ce53" table:formula="of:=IF([.I1046]&lt;&gt;&quot;&quot;;INDEX([Def.$J$6:.$L$10];MATCH([.F1046];[Def.$I$6:.$I$10];0);MATCH([.I1046];[Def.$J$5:.$L$5];0));&quot;&quot;)">
            <text:p/>
          </table:table-cell>
          <table:table-cell table:style-name="ce56"/>
          <table:table-cell table:style-name="ce59" table:formula="of:=IF([.K1046]=&quot;&quot;;[.J1046];[.J1046]*[.K10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47]&lt;&gt;&quot;&quot;;IF(OR([.F1047]=&quot;ILF&quot;;[.F1047]=&quot;EIF&quot;);INDEX([Def.$D$6:.$F$8];MATCH([.H1047];[Def.$C$6:.$C$8]);MATCH([.G1047];[Def.$D$5:.$F$5]));IF([.F1047]=&quot;EI&quot;;INDEX([Def.$D$13:.$F$15];MATCH([.H1047];[Def.$C$13:.$C$15]);MATCH([.G1047];[Def.$D$12:.$F$12]));IF(OR([.F1047]=&quot;EO&quot;;[.F1047]=&quot;EQ&quot;);INDEX([Def.$D$19:.$F$21];MATCH([.H1047];[Def.$C$19:.$C$21]);MATCH([.G1047];[Def.$D$18:.$F$18]));&quot;#err&quot;)));&quot;&quot;)">
            <text:p/>
          </table:table-cell>
          <table:table-cell table:style-name="ce53" table:formula="of:=IF([.I1047]&lt;&gt;&quot;&quot;;INDEX([Def.$J$6:.$L$10];MATCH([.F1047];[Def.$I$6:.$I$10];0);MATCH([.I1047];[Def.$J$5:.$L$5];0));&quot;&quot;)">
            <text:p/>
          </table:table-cell>
          <table:table-cell table:style-name="ce56"/>
          <table:table-cell table:style-name="ce59" table:formula="of:=IF([.K1047]=&quot;&quot;;[.J1047];[.J1047]*[.K10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48]&lt;&gt;&quot;&quot;;IF(OR([.F1048]=&quot;ILF&quot;;[.F1048]=&quot;EIF&quot;);INDEX([Def.$D$6:.$F$8];MATCH([.H1048];[Def.$C$6:.$C$8]);MATCH([.G1048];[Def.$D$5:.$F$5]));IF([.F1048]=&quot;EI&quot;;INDEX([Def.$D$13:.$F$15];MATCH([.H1048];[Def.$C$13:.$C$15]);MATCH([.G1048];[Def.$D$12:.$F$12]));IF(OR([.F1048]=&quot;EO&quot;;[.F1048]=&quot;EQ&quot;);INDEX([Def.$D$19:.$F$21];MATCH([.H1048];[Def.$C$19:.$C$21]);MATCH([.G1048];[Def.$D$18:.$F$18]));&quot;#err&quot;)));&quot;&quot;)">
            <text:p/>
          </table:table-cell>
          <table:table-cell table:style-name="ce53" table:formula="of:=IF([.I1048]&lt;&gt;&quot;&quot;;INDEX([Def.$J$6:.$L$10];MATCH([.F1048];[Def.$I$6:.$I$10];0);MATCH([.I1048];[Def.$J$5:.$L$5];0));&quot;&quot;)">
            <text:p/>
          </table:table-cell>
          <table:table-cell table:style-name="ce56"/>
          <table:table-cell table:style-name="ce59" table:formula="of:=IF([.K1048]=&quot;&quot;;[.J1048];[.J1048]*[.K10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49]&lt;&gt;&quot;&quot;;IF(OR([.F1049]=&quot;ILF&quot;;[.F1049]=&quot;EIF&quot;);INDEX([Def.$D$6:.$F$8];MATCH([.H1049];[Def.$C$6:.$C$8]);MATCH([.G1049];[Def.$D$5:.$F$5]));IF([.F1049]=&quot;EI&quot;;INDEX([Def.$D$13:.$F$15];MATCH([.H1049];[Def.$C$13:.$C$15]);MATCH([.G1049];[Def.$D$12:.$F$12]));IF(OR([.F1049]=&quot;EO&quot;;[.F1049]=&quot;EQ&quot;);INDEX([Def.$D$19:.$F$21];MATCH([.H1049];[Def.$C$19:.$C$21]);MATCH([.G1049];[Def.$D$18:.$F$18]));&quot;#err&quot;)));&quot;&quot;)">
            <text:p/>
          </table:table-cell>
          <table:table-cell table:style-name="ce53" table:formula="of:=IF([.I1049]&lt;&gt;&quot;&quot;;INDEX([Def.$J$6:.$L$10];MATCH([.F1049];[Def.$I$6:.$I$10];0);MATCH([.I1049];[Def.$J$5:.$L$5];0));&quot;&quot;)">
            <text:p/>
          </table:table-cell>
          <table:table-cell table:style-name="ce56"/>
          <table:table-cell table:style-name="ce59" table:formula="of:=IF([.K1049]=&quot;&quot;;[.J1049];[.J1049]*[.K10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50]&lt;&gt;&quot;&quot;;IF(OR([.F1050]=&quot;ILF&quot;;[.F1050]=&quot;EIF&quot;);INDEX([Def.$D$6:.$F$8];MATCH([.H1050];[Def.$C$6:.$C$8]);MATCH([.G1050];[Def.$D$5:.$F$5]));IF([.F1050]=&quot;EI&quot;;INDEX([Def.$D$13:.$F$15];MATCH([.H1050];[Def.$C$13:.$C$15]);MATCH([.G1050];[Def.$D$12:.$F$12]));IF(OR([.F1050]=&quot;EO&quot;;[.F1050]=&quot;EQ&quot;);INDEX([Def.$D$19:.$F$21];MATCH([.H1050];[Def.$C$19:.$C$21]);MATCH([.G1050];[Def.$D$18:.$F$18]));&quot;#err&quot;)));&quot;&quot;)">
            <text:p/>
          </table:table-cell>
          <table:table-cell table:style-name="ce53" table:formula="of:=IF([.I1050]&lt;&gt;&quot;&quot;;INDEX([Def.$J$6:.$L$10];MATCH([.F1050];[Def.$I$6:.$I$10];0);MATCH([.I1050];[Def.$J$5:.$L$5];0));&quot;&quot;)">
            <text:p/>
          </table:table-cell>
          <table:table-cell table:style-name="ce56"/>
          <table:table-cell table:style-name="ce59" table:formula="of:=IF([.K1050]=&quot;&quot;;[.J1050];[.J1050]*[.K10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51]&lt;&gt;&quot;&quot;;IF(OR([.F1051]=&quot;ILF&quot;;[.F1051]=&quot;EIF&quot;);INDEX([Def.$D$6:.$F$8];MATCH([.H1051];[Def.$C$6:.$C$8]);MATCH([.G1051];[Def.$D$5:.$F$5]));IF([.F1051]=&quot;EI&quot;;INDEX([Def.$D$13:.$F$15];MATCH([.H1051];[Def.$C$13:.$C$15]);MATCH([.G1051];[Def.$D$12:.$F$12]));IF(OR([.F1051]=&quot;EO&quot;;[.F1051]=&quot;EQ&quot;);INDEX([Def.$D$19:.$F$21];MATCH([.H1051];[Def.$C$19:.$C$21]);MATCH([.G1051];[Def.$D$18:.$F$18]));&quot;#err&quot;)));&quot;&quot;)">
            <text:p/>
          </table:table-cell>
          <table:table-cell table:style-name="ce53" table:formula="of:=IF([.I1051]&lt;&gt;&quot;&quot;;INDEX([Def.$J$6:.$L$10];MATCH([.F1051];[Def.$I$6:.$I$10];0);MATCH([.I1051];[Def.$J$5:.$L$5];0));&quot;&quot;)">
            <text:p/>
          </table:table-cell>
          <table:table-cell table:style-name="ce56"/>
          <table:table-cell table:style-name="ce59" table:formula="of:=IF([.K1051]=&quot;&quot;;[.J1051];[.J1051]*[.K10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52]&lt;&gt;&quot;&quot;;IF(OR([.F1052]=&quot;ILF&quot;;[.F1052]=&quot;EIF&quot;);INDEX([Def.$D$6:.$F$8];MATCH([.H1052];[Def.$C$6:.$C$8]);MATCH([.G1052];[Def.$D$5:.$F$5]));IF([.F1052]=&quot;EI&quot;;INDEX([Def.$D$13:.$F$15];MATCH([.H1052];[Def.$C$13:.$C$15]);MATCH([.G1052];[Def.$D$12:.$F$12]));IF(OR([.F1052]=&quot;EO&quot;;[.F1052]=&quot;EQ&quot;);INDEX([Def.$D$19:.$F$21];MATCH([.H1052];[Def.$C$19:.$C$21]);MATCH([.G1052];[Def.$D$18:.$F$18]));&quot;#err&quot;)));&quot;&quot;)">
            <text:p/>
          </table:table-cell>
          <table:table-cell table:style-name="ce53" table:formula="of:=IF([.I1052]&lt;&gt;&quot;&quot;;INDEX([Def.$J$6:.$L$10];MATCH([.F1052];[Def.$I$6:.$I$10];0);MATCH([.I1052];[Def.$J$5:.$L$5];0));&quot;&quot;)">
            <text:p/>
          </table:table-cell>
          <table:table-cell table:style-name="ce56"/>
          <table:table-cell table:style-name="ce59" table:formula="of:=IF([.K1052]=&quot;&quot;;[.J1052];[.J1052]*[.K10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53]&lt;&gt;&quot;&quot;;IF(OR([.F1053]=&quot;ILF&quot;;[.F1053]=&quot;EIF&quot;);INDEX([Def.$D$6:.$F$8];MATCH([.H1053];[Def.$C$6:.$C$8]);MATCH([.G1053];[Def.$D$5:.$F$5]));IF([.F1053]=&quot;EI&quot;;INDEX([Def.$D$13:.$F$15];MATCH([.H1053];[Def.$C$13:.$C$15]);MATCH([.G1053];[Def.$D$12:.$F$12]));IF(OR([.F1053]=&quot;EO&quot;;[.F1053]=&quot;EQ&quot;);INDEX([Def.$D$19:.$F$21];MATCH([.H1053];[Def.$C$19:.$C$21]);MATCH([.G1053];[Def.$D$18:.$F$18]));&quot;#err&quot;)));&quot;&quot;)">
            <text:p/>
          </table:table-cell>
          <table:table-cell table:style-name="ce53" table:formula="of:=IF([.I1053]&lt;&gt;&quot;&quot;;INDEX([Def.$J$6:.$L$10];MATCH([.F1053];[Def.$I$6:.$I$10];0);MATCH([.I1053];[Def.$J$5:.$L$5];0));&quot;&quot;)">
            <text:p/>
          </table:table-cell>
          <table:table-cell table:style-name="ce56"/>
          <table:table-cell table:style-name="ce59" table:formula="of:=IF([.K1053]=&quot;&quot;;[.J1053];[.J1053]*[.K10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54]&lt;&gt;&quot;&quot;;IF(OR([.F1054]=&quot;ILF&quot;;[.F1054]=&quot;EIF&quot;);INDEX([Def.$D$6:.$F$8];MATCH([.H1054];[Def.$C$6:.$C$8]);MATCH([.G1054];[Def.$D$5:.$F$5]));IF([.F1054]=&quot;EI&quot;;INDEX([Def.$D$13:.$F$15];MATCH([.H1054];[Def.$C$13:.$C$15]);MATCH([.G1054];[Def.$D$12:.$F$12]));IF(OR([.F1054]=&quot;EO&quot;;[.F1054]=&quot;EQ&quot;);INDEX([Def.$D$19:.$F$21];MATCH([.H1054];[Def.$C$19:.$C$21]);MATCH([.G1054];[Def.$D$18:.$F$18]));&quot;#err&quot;)));&quot;&quot;)">
            <text:p/>
          </table:table-cell>
          <table:table-cell table:style-name="ce53" table:formula="of:=IF([.I1054]&lt;&gt;&quot;&quot;;INDEX([Def.$J$6:.$L$10];MATCH([.F1054];[Def.$I$6:.$I$10];0);MATCH([.I1054];[Def.$J$5:.$L$5];0));&quot;&quot;)">
            <text:p/>
          </table:table-cell>
          <table:table-cell table:style-name="ce56"/>
          <table:table-cell table:style-name="ce59" table:formula="of:=IF([.K1054]=&quot;&quot;;[.J1054];[.J1054]*[.K10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55]&lt;&gt;&quot;&quot;;IF(OR([.F1055]=&quot;ILF&quot;;[.F1055]=&quot;EIF&quot;);INDEX([Def.$D$6:.$F$8];MATCH([.H1055];[Def.$C$6:.$C$8]);MATCH([.G1055];[Def.$D$5:.$F$5]));IF([.F1055]=&quot;EI&quot;;INDEX([Def.$D$13:.$F$15];MATCH([.H1055];[Def.$C$13:.$C$15]);MATCH([.G1055];[Def.$D$12:.$F$12]));IF(OR([.F1055]=&quot;EO&quot;;[.F1055]=&quot;EQ&quot;);INDEX([Def.$D$19:.$F$21];MATCH([.H1055];[Def.$C$19:.$C$21]);MATCH([.G1055];[Def.$D$18:.$F$18]));&quot;#err&quot;)));&quot;&quot;)">
            <text:p/>
          </table:table-cell>
          <table:table-cell table:style-name="ce53" table:formula="of:=IF([.I1055]&lt;&gt;&quot;&quot;;INDEX([Def.$J$6:.$L$10];MATCH([.F1055];[Def.$I$6:.$I$10];0);MATCH([.I1055];[Def.$J$5:.$L$5];0));&quot;&quot;)">
            <text:p/>
          </table:table-cell>
          <table:table-cell table:style-name="ce56"/>
          <table:table-cell table:style-name="ce59" table:formula="of:=IF([.K1055]=&quot;&quot;;[.J1055];[.J1055]*[.K10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56]&lt;&gt;&quot;&quot;;IF(OR([.F1056]=&quot;ILF&quot;;[.F1056]=&quot;EIF&quot;);INDEX([Def.$D$6:.$F$8];MATCH([.H1056];[Def.$C$6:.$C$8]);MATCH([.G1056];[Def.$D$5:.$F$5]));IF([.F1056]=&quot;EI&quot;;INDEX([Def.$D$13:.$F$15];MATCH([.H1056];[Def.$C$13:.$C$15]);MATCH([.G1056];[Def.$D$12:.$F$12]));IF(OR([.F1056]=&quot;EO&quot;;[.F1056]=&quot;EQ&quot;);INDEX([Def.$D$19:.$F$21];MATCH([.H1056];[Def.$C$19:.$C$21]);MATCH([.G1056];[Def.$D$18:.$F$18]));&quot;#err&quot;)));&quot;&quot;)">
            <text:p/>
          </table:table-cell>
          <table:table-cell table:style-name="ce53" table:formula="of:=IF([.I1056]&lt;&gt;&quot;&quot;;INDEX([Def.$J$6:.$L$10];MATCH([.F1056];[Def.$I$6:.$I$10];0);MATCH([.I1056];[Def.$J$5:.$L$5];0));&quot;&quot;)">
            <text:p/>
          </table:table-cell>
          <table:table-cell table:style-name="ce56"/>
          <table:table-cell table:style-name="ce59" table:formula="of:=IF([.K1056]=&quot;&quot;;[.J1056];[.J1056]*[.K10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57]&lt;&gt;&quot;&quot;;IF(OR([.F1057]=&quot;ILF&quot;;[.F1057]=&quot;EIF&quot;);INDEX([Def.$D$6:.$F$8];MATCH([.H1057];[Def.$C$6:.$C$8]);MATCH([.G1057];[Def.$D$5:.$F$5]));IF([.F1057]=&quot;EI&quot;;INDEX([Def.$D$13:.$F$15];MATCH([.H1057];[Def.$C$13:.$C$15]);MATCH([.G1057];[Def.$D$12:.$F$12]));IF(OR([.F1057]=&quot;EO&quot;;[.F1057]=&quot;EQ&quot;);INDEX([Def.$D$19:.$F$21];MATCH([.H1057];[Def.$C$19:.$C$21]);MATCH([.G1057];[Def.$D$18:.$F$18]));&quot;#err&quot;)));&quot;&quot;)">
            <text:p/>
          </table:table-cell>
          <table:table-cell table:style-name="ce53" table:formula="of:=IF([.I1057]&lt;&gt;&quot;&quot;;INDEX([Def.$J$6:.$L$10];MATCH([.F1057];[Def.$I$6:.$I$10];0);MATCH([.I1057];[Def.$J$5:.$L$5];0));&quot;&quot;)">
            <text:p/>
          </table:table-cell>
          <table:table-cell table:style-name="ce56"/>
          <table:table-cell table:style-name="ce59" table:formula="of:=IF([.K1057]=&quot;&quot;;[.J1057];[.J1057]*[.K10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58]&lt;&gt;&quot;&quot;;IF(OR([.F1058]=&quot;ILF&quot;;[.F1058]=&quot;EIF&quot;);INDEX([Def.$D$6:.$F$8];MATCH([.H1058];[Def.$C$6:.$C$8]);MATCH([.G1058];[Def.$D$5:.$F$5]));IF([.F1058]=&quot;EI&quot;;INDEX([Def.$D$13:.$F$15];MATCH([.H1058];[Def.$C$13:.$C$15]);MATCH([.G1058];[Def.$D$12:.$F$12]));IF(OR([.F1058]=&quot;EO&quot;;[.F1058]=&quot;EQ&quot;);INDEX([Def.$D$19:.$F$21];MATCH([.H1058];[Def.$C$19:.$C$21]);MATCH([.G1058];[Def.$D$18:.$F$18]));&quot;#err&quot;)));&quot;&quot;)">
            <text:p/>
          </table:table-cell>
          <table:table-cell table:style-name="ce53" table:formula="of:=IF([.I1058]&lt;&gt;&quot;&quot;;INDEX([Def.$J$6:.$L$10];MATCH([.F1058];[Def.$I$6:.$I$10];0);MATCH([.I1058];[Def.$J$5:.$L$5];0));&quot;&quot;)">
            <text:p/>
          </table:table-cell>
          <table:table-cell table:style-name="ce56"/>
          <table:table-cell table:style-name="ce59" table:formula="of:=IF([.K1058]=&quot;&quot;;[.J1058];[.J1058]*[.K10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59]&lt;&gt;&quot;&quot;;IF(OR([.F1059]=&quot;ILF&quot;;[.F1059]=&quot;EIF&quot;);INDEX([Def.$D$6:.$F$8];MATCH([.H1059];[Def.$C$6:.$C$8]);MATCH([.G1059];[Def.$D$5:.$F$5]));IF([.F1059]=&quot;EI&quot;;INDEX([Def.$D$13:.$F$15];MATCH([.H1059];[Def.$C$13:.$C$15]);MATCH([.G1059];[Def.$D$12:.$F$12]));IF(OR([.F1059]=&quot;EO&quot;;[.F1059]=&quot;EQ&quot;);INDEX([Def.$D$19:.$F$21];MATCH([.H1059];[Def.$C$19:.$C$21]);MATCH([.G1059];[Def.$D$18:.$F$18]));&quot;#err&quot;)));&quot;&quot;)">
            <text:p/>
          </table:table-cell>
          <table:table-cell table:style-name="ce53" table:formula="of:=IF([.I1059]&lt;&gt;&quot;&quot;;INDEX([Def.$J$6:.$L$10];MATCH([.F1059];[Def.$I$6:.$I$10];0);MATCH([.I1059];[Def.$J$5:.$L$5];0));&quot;&quot;)">
            <text:p/>
          </table:table-cell>
          <table:table-cell table:style-name="ce56"/>
          <table:table-cell table:style-name="ce59" table:formula="of:=IF([.K1059]=&quot;&quot;;[.J1059];[.J1059]*[.K10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60]&lt;&gt;&quot;&quot;;IF(OR([.F1060]=&quot;ILF&quot;;[.F1060]=&quot;EIF&quot;);INDEX([Def.$D$6:.$F$8];MATCH([.H1060];[Def.$C$6:.$C$8]);MATCH([.G1060];[Def.$D$5:.$F$5]));IF([.F1060]=&quot;EI&quot;;INDEX([Def.$D$13:.$F$15];MATCH([.H1060];[Def.$C$13:.$C$15]);MATCH([.G1060];[Def.$D$12:.$F$12]));IF(OR([.F1060]=&quot;EO&quot;;[.F1060]=&quot;EQ&quot;);INDEX([Def.$D$19:.$F$21];MATCH([.H1060];[Def.$C$19:.$C$21]);MATCH([.G1060];[Def.$D$18:.$F$18]));&quot;#err&quot;)));&quot;&quot;)">
            <text:p/>
          </table:table-cell>
          <table:table-cell table:style-name="ce53" table:formula="of:=IF([.I1060]&lt;&gt;&quot;&quot;;INDEX([Def.$J$6:.$L$10];MATCH([.F1060];[Def.$I$6:.$I$10];0);MATCH([.I1060];[Def.$J$5:.$L$5];0));&quot;&quot;)">
            <text:p/>
          </table:table-cell>
          <table:table-cell table:style-name="ce56"/>
          <table:table-cell table:style-name="ce59" table:formula="of:=IF([.K1060]=&quot;&quot;;[.J1060];[.J1060]*[.K10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61]&lt;&gt;&quot;&quot;;IF(OR([.F1061]=&quot;ILF&quot;;[.F1061]=&quot;EIF&quot;);INDEX([Def.$D$6:.$F$8];MATCH([.H1061];[Def.$C$6:.$C$8]);MATCH([.G1061];[Def.$D$5:.$F$5]));IF([.F1061]=&quot;EI&quot;;INDEX([Def.$D$13:.$F$15];MATCH([.H1061];[Def.$C$13:.$C$15]);MATCH([.G1061];[Def.$D$12:.$F$12]));IF(OR([.F1061]=&quot;EO&quot;;[.F1061]=&quot;EQ&quot;);INDEX([Def.$D$19:.$F$21];MATCH([.H1061];[Def.$C$19:.$C$21]);MATCH([.G1061];[Def.$D$18:.$F$18]));&quot;#err&quot;)));&quot;&quot;)">
            <text:p/>
          </table:table-cell>
          <table:table-cell table:style-name="ce53" table:formula="of:=IF([.I1061]&lt;&gt;&quot;&quot;;INDEX([Def.$J$6:.$L$10];MATCH([.F1061];[Def.$I$6:.$I$10];0);MATCH([.I1061];[Def.$J$5:.$L$5];0));&quot;&quot;)">
            <text:p/>
          </table:table-cell>
          <table:table-cell table:style-name="ce56"/>
          <table:table-cell table:style-name="ce59" table:formula="of:=IF([.K1061]=&quot;&quot;;[.J1061];[.J1061]*[.K10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62]&lt;&gt;&quot;&quot;;IF(OR([.F1062]=&quot;ILF&quot;;[.F1062]=&quot;EIF&quot;);INDEX([Def.$D$6:.$F$8];MATCH([.H1062];[Def.$C$6:.$C$8]);MATCH([.G1062];[Def.$D$5:.$F$5]));IF([.F1062]=&quot;EI&quot;;INDEX([Def.$D$13:.$F$15];MATCH([.H1062];[Def.$C$13:.$C$15]);MATCH([.G1062];[Def.$D$12:.$F$12]));IF(OR([.F1062]=&quot;EO&quot;;[.F1062]=&quot;EQ&quot;);INDEX([Def.$D$19:.$F$21];MATCH([.H1062];[Def.$C$19:.$C$21]);MATCH([.G1062];[Def.$D$18:.$F$18]));&quot;#err&quot;)));&quot;&quot;)">
            <text:p/>
          </table:table-cell>
          <table:table-cell table:style-name="ce53" table:formula="of:=IF([.I1062]&lt;&gt;&quot;&quot;;INDEX([Def.$J$6:.$L$10];MATCH([.F1062];[Def.$I$6:.$I$10];0);MATCH([.I1062];[Def.$J$5:.$L$5];0));&quot;&quot;)">
            <text:p/>
          </table:table-cell>
          <table:table-cell table:style-name="ce56"/>
          <table:table-cell table:style-name="ce59" table:formula="of:=IF([.K1062]=&quot;&quot;;[.J1062];[.J1062]*[.K10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63]&lt;&gt;&quot;&quot;;IF(OR([.F1063]=&quot;ILF&quot;;[.F1063]=&quot;EIF&quot;);INDEX([Def.$D$6:.$F$8];MATCH([.H1063];[Def.$C$6:.$C$8]);MATCH([.G1063];[Def.$D$5:.$F$5]));IF([.F1063]=&quot;EI&quot;;INDEX([Def.$D$13:.$F$15];MATCH([.H1063];[Def.$C$13:.$C$15]);MATCH([.G1063];[Def.$D$12:.$F$12]));IF(OR([.F1063]=&quot;EO&quot;;[.F1063]=&quot;EQ&quot;);INDEX([Def.$D$19:.$F$21];MATCH([.H1063];[Def.$C$19:.$C$21]);MATCH([.G1063];[Def.$D$18:.$F$18]));&quot;#err&quot;)));&quot;&quot;)">
            <text:p/>
          </table:table-cell>
          <table:table-cell table:style-name="ce53" table:formula="of:=IF([.I1063]&lt;&gt;&quot;&quot;;INDEX([Def.$J$6:.$L$10];MATCH([.F1063];[Def.$I$6:.$I$10];0);MATCH([.I1063];[Def.$J$5:.$L$5];0));&quot;&quot;)">
            <text:p/>
          </table:table-cell>
          <table:table-cell table:style-name="ce56"/>
          <table:table-cell table:style-name="ce59" table:formula="of:=IF([.K1063]=&quot;&quot;;[.J1063];[.J1063]*[.K10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64]&lt;&gt;&quot;&quot;;IF(OR([.F1064]=&quot;ILF&quot;;[.F1064]=&quot;EIF&quot;);INDEX([Def.$D$6:.$F$8];MATCH([.H1064];[Def.$C$6:.$C$8]);MATCH([.G1064];[Def.$D$5:.$F$5]));IF([.F1064]=&quot;EI&quot;;INDEX([Def.$D$13:.$F$15];MATCH([.H1064];[Def.$C$13:.$C$15]);MATCH([.G1064];[Def.$D$12:.$F$12]));IF(OR([.F1064]=&quot;EO&quot;;[.F1064]=&quot;EQ&quot;);INDEX([Def.$D$19:.$F$21];MATCH([.H1064];[Def.$C$19:.$C$21]);MATCH([.G1064];[Def.$D$18:.$F$18]));&quot;#err&quot;)));&quot;&quot;)">
            <text:p/>
          </table:table-cell>
          <table:table-cell table:style-name="ce53" table:formula="of:=IF([.I1064]&lt;&gt;&quot;&quot;;INDEX([Def.$J$6:.$L$10];MATCH([.F1064];[Def.$I$6:.$I$10];0);MATCH([.I1064];[Def.$J$5:.$L$5];0));&quot;&quot;)">
            <text:p/>
          </table:table-cell>
          <table:table-cell table:style-name="ce56"/>
          <table:table-cell table:style-name="ce59" table:formula="of:=IF([.K1064]=&quot;&quot;;[.J1064];[.J1064]*[.K10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65]&lt;&gt;&quot;&quot;;IF(OR([.F1065]=&quot;ILF&quot;;[.F1065]=&quot;EIF&quot;);INDEX([Def.$D$6:.$F$8];MATCH([.H1065];[Def.$C$6:.$C$8]);MATCH([.G1065];[Def.$D$5:.$F$5]));IF([.F1065]=&quot;EI&quot;;INDEX([Def.$D$13:.$F$15];MATCH([.H1065];[Def.$C$13:.$C$15]);MATCH([.G1065];[Def.$D$12:.$F$12]));IF(OR([.F1065]=&quot;EO&quot;;[.F1065]=&quot;EQ&quot;);INDEX([Def.$D$19:.$F$21];MATCH([.H1065];[Def.$C$19:.$C$21]);MATCH([.G1065];[Def.$D$18:.$F$18]));&quot;#err&quot;)));&quot;&quot;)">
            <text:p/>
          </table:table-cell>
          <table:table-cell table:style-name="ce53" table:formula="of:=IF([.I1065]&lt;&gt;&quot;&quot;;INDEX([Def.$J$6:.$L$10];MATCH([.F1065];[Def.$I$6:.$I$10];0);MATCH([.I1065];[Def.$J$5:.$L$5];0));&quot;&quot;)">
            <text:p/>
          </table:table-cell>
          <table:table-cell table:style-name="ce56"/>
          <table:table-cell table:style-name="ce59" table:formula="of:=IF([.K1065]=&quot;&quot;;[.J1065];[.J1065]*[.K10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66]&lt;&gt;&quot;&quot;;IF(OR([.F1066]=&quot;ILF&quot;;[.F1066]=&quot;EIF&quot;);INDEX([Def.$D$6:.$F$8];MATCH([.H1066];[Def.$C$6:.$C$8]);MATCH([.G1066];[Def.$D$5:.$F$5]));IF([.F1066]=&quot;EI&quot;;INDEX([Def.$D$13:.$F$15];MATCH([.H1066];[Def.$C$13:.$C$15]);MATCH([.G1066];[Def.$D$12:.$F$12]));IF(OR([.F1066]=&quot;EO&quot;;[.F1066]=&quot;EQ&quot;);INDEX([Def.$D$19:.$F$21];MATCH([.H1066];[Def.$C$19:.$C$21]);MATCH([.G1066];[Def.$D$18:.$F$18]));&quot;#err&quot;)));&quot;&quot;)">
            <text:p/>
          </table:table-cell>
          <table:table-cell table:style-name="ce53" table:formula="of:=IF([.I1066]&lt;&gt;&quot;&quot;;INDEX([Def.$J$6:.$L$10];MATCH([.F1066];[Def.$I$6:.$I$10];0);MATCH([.I1066];[Def.$J$5:.$L$5];0));&quot;&quot;)">
            <text:p/>
          </table:table-cell>
          <table:table-cell table:style-name="ce56"/>
          <table:table-cell table:style-name="ce59" table:formula="of:=IF([.K1066]=&quot;&quot;;[.J1066];[.J1066]*[.K10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67]&lt;&gt;&quot;&quot;;IF(OR([.F1067]=&quot;ILF&quot;;[.F1067]=&quot;EIF&quot;);INDEX([Def.$D$6:.$F$8];MATCH([.H1067];[Def.$C$6:.$C$8]);MATCH([.G1067];[Def.$D$5:.$F$5]));IF([.F1067]=&quot;EI&quot;;INDEX([Def.$D$13:.$F$15];MATCH([.H1067];[Def.$C$13:.$C$15]);MATCH([.G1067];[Def.$D$12:.$F$12]));IF(OR([.F1067]=&quot;EO&quot;;[.F1067]=&quot;EQ&quot;);INDEX([Def.$D$19:.$F$21];MATCH([.H1067];[Def.$C$19:.$C$21]);MATCH([.G1067];[Def.$D$18:.$F$18]));&quot;#err&quot;)));&quot;&quot;)">
            <text:p/>
          </table:table-cell>
          <table:table-cell table:style-name="ce53" table:formula="of:=IF([.I1067]&lt;&gt;&quot;&quot;;INDEX([Def.$J$6:.$L$10];MATCH([.F1067];[Def.$I$6:.$I$10];0);MATCH([.I1067];[Def.$J$5:.$L$5];0));&quot;&quot;)">
            <text:p/>
          </table:table-cell>
          <table:table-cell table:style-name="ce56"/>
          <table:table-cell table:style-name="ce59" table:formula="of:=IF([.K1067]=&quot;&quot;;[.J1067];[.J1067]*[.K10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68]&lt;&gt;&quot;&quot;;IF(OR([.F1068]=&quot;ILF&quot;;[.F1068]=&quot;EIF&quot;);INDEX([Def.$D$6:.$F$8];MATCH([.H1068];[Def.$C$6:.$C$8]);MATCH([.G1068];[Def.$D$5:.$F$5]));IF([.F1068]=&quot;EI&quot;;INDEX([Def.$D$13:.$F$15];MATCH([.H1068];[Def.$C$13:.$C$15]);MATCH([.G1068];[Def.$D$12:.$F$12]));IF(OR([.F1068]=&quot;EO&quot;;[.F1068]=&quot;EQ&quot;);INDEX([Def.$D$19:.$F$21];MATCH([.H1068];[Def.$C$19:.$C$21]);MATCH([.G1068];[Def.$D$18:.$F$18]));&quot;#err&quot;)));&quot;&quot;)">
            <text:p/>
          </table:table-cell>
          <table:table-cell table:style-name="ce53" table:formula="of:=IF([.I1068]&lt;&gt;&quot;&quot;;INDEX([Def.$J$6:.$L$10];MATCH([.F1068];[Def.$I$6:.$I$10];0);MATCH([.I1068];[Def.$J$5:.$L$5];0));&quot;&quot;)">
            <text:p/>
          </table:table-cell>
          <table:table-cell table:style-name="ce56"/>
          <table:table-cell table:style-name="ce59" table:formula="of:=IF([.K1068]=&quot;&quot;;[.J1068];[.J1068]*[.K10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69]&lt;&gt;&quot;&quot;;IF(OR([.F1069]=&quot;ILF&quot;;[.F1069]=&quot;EIF&quot;);INDEX([Def.$D$6:.$F$8];MATCH([.H1069];[Def.$C$6:.$C$8]);MATCH([.G1069];[Def.$D$5:.$F$5]));IF([.F1069]=&quot;EI&quot;;INDEX([Def.$D$13:.$F$15];MATCH([.H1069];[Def.$C$13:.$C$15]);MATCH([.G1069];[Def.$D$12:.$F$12]));IF(OR([.F1069]=&quot;EO&quot;;[.F1069]=&quot;EQ&quot;);INDEX([Def.$D$19:.$F$21];MATCH([.H1069];[Def.$C$19:.$C$21]);MATCH([.G1069];[Def.$D$18:.$F$18]));&quot;#err&quot;)));&quot;&quot;)">
            <text:p/>
          </table:table-cell>
          <table:table-cell table:style-name="ce53" table:formula="of:=IF([.I1069]&lt;&gt;&quot;&quot;;INDEX([Def.$J$6:.$L$10];MATCH([.F1069];[Def.$I$6:.$I$10];0);MATCH([.I1069];[Def.$J$5:.$L$5];0));&quot;&quot;)">
            <text:p/>
          </table:table-cell>
          <table:table-cell table:style-name="ce56"/>
          <table:table-cell table:style-name="ce59" table:formula="of:=IF([.K1069]=&quot;&quot;;[.J1069];[.J1069]*[.K10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70]&lt;&gt;&quot;&quot;;IF(OR([.F1070]=&quot;ILF&quot;;[.F1070]=&quot;EIF&quot;);INDEX([Def.$D$6:.$F$8];MATCH([.H1070];[Def.$C$6:.$C$8]);MATCH([.G1070];[Def.$D$5:.$F$5]));IF([.F1070]=&quot;EI&quot;;INDEX([Def.$D$13:.$F$15];MATCH([.H1070];[Def.$C$13:.$C$15]);MATCH([.G1070];[Def.$D$12:.$F$12]));IF(OR([.F1070]=&quot;EO&quot;;[.F1070]=&quot;EQ&quot;);INDEX([Def.$D$19:.$F$21];MATCH([.H1070];[Def.$C$19:.$C$21]);MATCH([.G1070];[Def.$D$18:.$F$18]));&quot;#err&quot;)));&quot;&quot;)">
            <text:p/>
          </table:table-cell>
          <table:table-cell table:style-name="ce53" table:formula="of:=IF([.I1070]&lt;&gt;&quot;&quot;;INDEX([Def.$J$6:.$L$10];MATCH([.F1070];[Def.$I$6:.$I$10];0);MATCH([.I1070];[Def.$J$5:.$L$5];0));&quot;&quot;)">
            <text:p/>
          </table:table-cell>
          <table:table-cell table:style-name="ce56"/>
          <table:table-cell table:style-name="ce59" table:formula="of:=IF([.K1070]=&quot;&quot;;[.J1070];[.J1070]*[.K10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71]&lt;&gt;&quot;&quot;;IF(OR([.F1071]=&quot;ILF&quot;;[.F1071]=&quot;EIF&quot;);INDEX([Def.$D$6:.$F$8];MATCH([.H1071];[Def.$C$6:.$C$8]);MATCH([.G1071];[Def.$D$5:.$F$5]));IF([.F1071]=&quot;EI&quot;;INDEX([Def.$D$13:.$F$15];MATCH([.H1071];[Def.$C$13:.$C$15]);MATCH([.G1071];[Def.$D$12:.$F$12]));IF(OR([.F1071]=&quot;EO&quot;;[.F1071]=&quot;EQ&quot;);INDEX([Def.$D$19:.$F$21];MATCH([.H1071];[Def.$C$19:.$C$21]);MATCH([.G1071];[Def.$D$18:.$F$18]));&quot;#err&quot;)));&quot;&quot;)">
            <text:p/>
          </table:table-cell>
          <table:table-cell table:style-name="ce53" table:formula="of:=IF([.I1071]&lt;&gt;&quot;&quot;;INDEX([Def.$J$6:.$L$10];MATCH([.F1071];[Def.$I$6:.$I$10];0);MATCH([.I1071];[Def.$J$5:.$L$5];0));&quot;&quot;)">
            <text:p/>
          </table:table-cell>
          <table:table-cell table:style-name="ce56"/>
          <table:table-cell table:style-name="ce59" table:formula="of:=IF([.K1071]=&quot;&quot;;[.J1071];[.J1071]*[.K10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72]&lt;&gt;&quot;&quot;;IF(OR([.F1072]=&quot;ILF&quot;;[.F1072]=&quot;EIF&quot;);INDEX([Def.$D$6:.$F$8];MATCH([.H1072];[Def.$C$6:.$C$8]);MATCH([.G1072];[Def.$D$5:.$F$5]));IF([.F1072]=&quot;EI&quot;;INDEX([Def.$D$13:.$F$15];MATCH([.H1072];[Def.$C$13:.$C$15]);MATCH([.G1072];[Def.$D$12:.$F$12]));IF(OR([.F1072]=&quot;EO&quot;;[.F1072]=&quot;EQ&quot;);INDEX([Def.$D$19:.$F$21];MATCH([.H1072];[Def.$C$19:.$C$21]);MATCH([.G1072];[Def.$D$18:.$F$18]));&quot;#err&quot;)));&quot;&quot;)">
            <text:p/>
          </table:table-cell>
          <table:table-cell table:style-name="ce53" table:formula="of:=IF([.I1072]&lt;&gt;&quot;&quot;;INDEX([Def.$J$6:.$L$10];MATCH([.F1072];[Def.$I$6:.$I$10];0);MATCH([.I1072];[Def.$J$5:.$L$5];0));&quot;&quot;)">
            <text:p/>
          </table:table-cell>
          <table:table-cell table:style-name="ce56"/>
          <table:table-cell table:style-name="ce59" table:formula="of:=IF([.K1072]=&quot;&quot;;[.J1072];[.J1072]*[.K10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73]&lt;&gt;&quot;&quot;;IF(OR([.F1073]=&quot;ILF&quot;;[.F1073]=&quot;EIF&quot;);INDEX([Def.$D$6:.$F$8];MATCH([.H1073];[Def.$C$6:.$C$8]);MATCH([.G1073];[Def.$D$5:.$F$5]));IF([.F1073]=&quot;EI&quot;;INDEX([Def.$D$13:.$F$15];MATCH([.H1073];[Def.$C$13:.$C$15]);MATCH([.G1073];[Def.$D$12:.$F$12]));IF(OR([.F1073]=&quot;EO&quot;;[.F1073]=&quot;EQ&quot;);INDEX([Def.$D$19:.$F$21];MATCH([.H1073];[Def.$C$19:.$C$21]);MATCH([.G1073];[Def.$D$18:.$F$18]));&quot;#err&quot;)));&quot;&quot;)">
            <text:p/>
          </table:table-cell>
          <table:table-cell table:style-name="ce53" table:formula="of:=IF([.I1073]&lt;&gt;&quot;&quot;;INDEX([Def.$J$6:.$L$10];MATCH([.F1073];[Def.$I$6:.$I$10];0);MATCH([.I1073];[Def.$J$5:.$L$5];0));&quot;&quot;)">
            <text:p/>
          </table:table-cell>
          <table:table-cell table:style-name="ce56"/>
          <table:table-cell table:style-name="ce59" table:formula="of:=IF([.K1073]=&quot;&quot;;[.J1073];[.J1073]*[.K10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74]&lt;&gt;&quot;&quot;;IF(OR([.F1074]=&quot;ILF&quot;;[.F1074]=&quot;EIF&quot;);INDEX([Def.$D$6:.$F$8];MATCH([.H1074];[Def.$C$6:.$C$8]);MATCH([.G1074];[Def.$D$5:.$F$5]));IF([.F1074]=&quot;EI&quot;;INDEX([Def.$D$13:.$F$15];MATCH([.H1074];[Def.$C$13:.$C$15]);MATCH([.G1074];[Def.$D$12:.$F$12]));IF(OR([.F1074]=&quot;EO&quot;;[.F1074]=&quot;EQ&quot;);INDEX([Def.$D$19:.$F$21];MATCH([.H1074];[Def.$C$19:.$C$21]);MATCH([.G1074];[Def.$D$18:.$F$18]));&quot;#err&quot;)));&quot;&quot;)">
            <text:p/>
          </table:table-cell>
          <table:table-cell table:style-name="ce53" table:formula="of:=IF([.I1074]&lt;&gt;&quot;&quot;;INDEX([Def.$J$6:.$L$10];MATCH([.F1074];[Def.$I$6:.$I$10];0);MATCH([.I1074];[Def.$J$5:.$L$5];0));&quot;&quot;)">
            <text:p/>
          </table:table-cell>
          <table:table-cell table:style-name="ce56"/>
          <table:table-cell table:style-name="ce59" table:formula="of:=IF([.K1074]=&quot;&quot;;[.J1074];[.J1074]*[.K10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75]&lt;&gt;&quot;&quot;;IF(OR([.F1075]=&quot;ILF&quot;;[.F1075]=&quot;EIF&quot;);INDEX([Def.$D$6:.$F$8];MATCH([.H1075];[Def.$C$6:.$C$8]);MATCH([.G1075];[Def.$D$5:.$F$5]));IF([.F1075]=&quot;EI&quot;;INDEX([Def.$D$13:.$F$15];MATCH([.H1075];[Def.$C$13:.$C$15]);MATCH([.G1075];[Def.$D$12:.$F$12]));IF(OR([.F1075]=&quot;EO&quot;;[.F1075]=&quot;EQ&quot;);INDEX([Def.$D$19:.$F$21];MATCH([.H1075];[Def.$C$19:.$C$21]);MATCH([.G1075];[Def.$D$18:.$F$18]));&quot;#err&quot;)));&quot;&quot;)">
            <text:p/>
          </table:table-cell>
          <table:table-cell table:style-name="ce53" table:formula="of:=IF([.I1075]&lt;&gt;&quot;&quot;;INDEX([Def.$J$6:.$L$10];MATCH([.F1075];[Def.$I$6:.$I$10];0);MATCH([.I1075];[Def.$J$5:.$L$5];0));&quot;&quot;)">
            <text:p/>
          </table:table-cell>
          <table:table-cell table:style-name="ce56"/>
          <table:table-cell table:style-name="ce59" table:formula="of:=IF([.K1075]=&quot;&quot;;[.J1075];[.J1075]*[.K10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76]&lt;&gt;&quot;&quot;;IF(OR([.F1076]=&quot;ILF&quot;;[.F1076]=&quot;EIF&quot;);INDEX([Def.$D$6:.$F$8];MATCH([.H1076];[Def.$C$6:.$C$8]);MATCH([.G1076];[Def.$D$5:.$F$5]));IF([.F1076]=&quot;EI&quot;;INDEX([Def.$D$13:.$F$15];MATCH([.H1076];[Def.$C$13:.$C$15]);MATCH([.G1076];[Def.$D$12:.$F$12]));IF(OR([.F1076]=&quot;EO&quot;;[.F1076]=&quot;EQ&quot;);INDEX([Def.$D$19:.$F$21];MATCH([.H1076];[Def.$C$19:.$C$21]);MATCH([.G1076];[Def.$D$18:.$F$18]));&quot;#err&quot;)));&quot;&quot;)">
            <text:p/>
          </table:table-cell>
          <table:table-cell table:style-name="ce53" table:formula="of:=IF([.I1076]&lt;&gt;&quot;&quot;;INDEX([Def.$J$6:.$L$10];MATCH([.F1076];[Def.$I$6:.$I$10];0);MATCH([.I1076];[Def.$J$5:.$L$5];0));&quot;&quot;)">
            <text:p/>
          </table:table-cell>
          <table:table-cell table:style-name="ce56"/>
          <table:table-cell table:style-name="ce59" table:formula="of:=IF([.K1076]=&quot;&quot;;[.J1076];[.J1076]*[.K10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77]&lt;&gt;&quot;&quot;;IF(OR([.F1077]=&quot;ILF&quot;;[.F1077]=&quot;EIF&quot;);INDEX([Def.$D$6:.$F$8];MATCH([.H1077];[Def.$C$6:.$C$8]);MATCH([.G1077];[Def.$D$5:.$F$5]));IF([.F1077]=&quot;EI&quot;;INDEX([Def.$D$13:.$F$15];MATCH([.H1077];[Def.$C$13:.$C$15]);MATCH([.G1077];[Def.$D$12:.$F$12]));IF(OR([.F1077]=&quot;EO&quot;;[.F1077]=&quot;EQ&quot;);INDEX([Def.$D$19:.$F$21];MATCH([.H1077];[Def.$C$19:.$C$21]);MATCH([.G1077];[Def.$D$18:.$F$18]));&quot;#err&quot;)));&quot;&quot;)">
            <text:p/>
          </table:table-cell>
          <table:table-cell table:style-name="ce53" table:formula="of:=IF([.I1077]&lt;&gt;&quot;&quot;;INDEX([Def.$J$6:.$L$10];MATCH([.F1077];[Def.$I$6:.$I$10];0);MATCH([.I1077];[Def.$J$5:.$L$5];0));&quot;&quot;)">
            <text:p/>
          </table:table-cell>
          <table:table-cell table:style-name="ce56"/>
          <table:table-cell table:style-name="ce59" table:formula="of:=IF([.K1077]=&quot;&quot;;[.J1077];[.J1077]*[.K10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78]&lt;&gt;&quot;&quot;;IF(OR([.F1078]=&quot;ILF&quot;;[.F1078]=&quot;EIF&quot;);INDEX([Def.$D$6:.$F$8];MATCH([.H1078];[Def.$C$6:.$C$8]);MATCH([.G1078];[Def.$D$5:.$F$5]));IF([.F1078]=&quot;EI&quot;;INDEX([Def.$D$13:.$F$15];MATCH([.H1078];[Def.$C$13:.$C$15]);MATCH([.G1078];[Def.$D$12:.$F$12]));IF(OR([.F1078]=&quot;EO&quot;;[.F1078]=&quot;EQ&quot;);INDEX([Def.$D$19:.$F$21];MATCH([.H1078];[Def.$C$19:.$C$21]);MATCH([.G1078];[Def.$D$18:.$F$18]));&quot;#err&quot;)));&quot;&quot;)">
            <text:p/>
          </table:table-cell>
          <table:table-cell table:style-name="ce53" table:formula="of:=IF([.I1078]&lt;&gt;&quot;&quot;;INDEX([Def.$J$6:.$L$10];MATCH([.F1078];[Def.$I$6:.$I$10];0);MATCH([.I1078];[Def.$J$5:.$L$5];0));&quot;&quot;)">
            <text:p/>
          </table:table-cell>
          <table:table-cell table:style-name="ce56"/>
          <table:table-cell table:style-name="ce59" table:formula="of:=IF([.K1078]=&quot;&quot;;[.J1078];[.J1078]*[.K10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79]&lt;&gt;&quot;&quot;;IF(OR([.F1079]=&quot;ILF&quot;;[.F1079]=&quot;EIF&quot;);INDEX([Def.$D$6:.$F$8];MATCH([.H1079];[Def.$C$6:.$C$8]);MATCH([.G1079];[Def.$D$5:.$F$5]));IF([.F1079]=&quot;EI&quot;;INDEX([Def.$D$13:.$F$15];MATCH([.H1079];[Def.$C$13:.$C$15]);MATCH([.G1079];[Def.$D$12:.$F$12]));IF(OR([.F1079]=&quot;EO&quot;;[.F1079]=&quot;EQ&quot;);INDEX([Def.$D$19:.$F$21];MATCH([.H1079];[Def.$C$19:.$C$21]);MATCH([.G1079];[Def.$D$18:.$F$18]));&quot;#err&quot;)));&quot;&quot;)">
            <text:p/>
          </table:table-cell>
          <table:table-cell table:style-name="ce53" table:formula="of:=IF([.I1079]&lt;&gt;&quot;&quot;;INDEX([Def.$J$6:.$L$10];MATCH([.F1079];[Def.$I$6:.$I$10];0);MATCH([.I1079];[Def.$J$5:.$L$5];0));&quot;&quot;)">
            <text:p/>
          </table:table-cell>
          <table:table-cell table:style-name="ce56"/>
          <table:table-cell table:style-name="ce59" table:formula="of:=IF([.K1079]=&quot;&quot;;[.J1079];[.J1079]*[.K10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80]&lt;&gt;&quot;&quot;;IF(OR([.F1080]=&quot;ILF&quot;;[.F1080]=&quot;EIF&quot;);INDEX([Def.$D$6:.$F$8];MATCH([.H1080];[Def.$C$6:.$C$8]);MATCH([.G1080];[Def.$D$5:.$F$5]));IF([.F1080]=&quot;EI&quot;;INDEX([Def.$D$13:.$F$15];MATCH([.H1080];[Def.$C$13:.$C$15]);MATCH([.G1080];[Def.$D$12:.$F$12]));IF(OR([.F1080]=&quot;EO&quot;;[.F1080]=&quot;EQ&quot;);INDEX([Def.$D$19:.$F$21];MATCH([.H1080];[Def.$C$19:.$C$21]);MATCH([.G1080];[Def.$D$18:.$F$18]));&quot;#err&quot;)));&quot;&quot;)">
            <text:p/>
          </table:table-cell>
          <table:table-cell table:style-name="ce53" table:formula="of:=IF([.I1080]&lt;&gt;&quot;&quot;;INDEX([Def.$J$6:.$L$10];MATCH([.F1080];[Def.$I$6:.$I$10];0);MATCH([.I1080];[Def.$J$5:.$L$5];0));&quot;&quot;)">
            <text:p/>
          </table:table-cell>
          <table:table-cell table:style-name="ce56"/>
          <table:table-cell table:style-name="ce59" table:formula="of:=IF([.K1080]=&quot;&quot;;[.J1080];[.J1080]*[.K10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81]&lt;&gt;&quot;&quot;;IF(OR([.F1081]=&quot;ILF&quot;;[.F1081]=&quot;EIF&quot;);INDEX([Def.$D$6:.$F$8];MATCH([.H1081];[Def.$C$6:.$C$8]);MATCH([.G1081];[Def.$D$5:.$F$5]));IF([.F1081]=&quot;EI&quot;;INDEX([Def.$D$13:.$F$15];MATCH([.H1081];[Def.$C$13:.$C$15]);MATCH([.G1081];[Def.$D$12:.$F$12]));IF(OR([.F1081]=&quot;EO&quot;;[.F1081]=&quot;EQ&quot;);INDEX([Def.$D$19:.$F$21];MATCH([.H1081];[Def.$C$19:.$C$21]);MATCH([.G1081];[Def.$D$18:.$F$18]));&quot;#err&quot;)));&quot;&quot;)">
            <text:p/>
          </table:table-cell>
          <table:table-cell table:style-name="ce53" table:formula="of:=IF([.I1081]&lt;&gt;&quot;&quot;;INDEX([Def.$J$6:.$L$10];MATCH([.F1081];[Def.$I$6:.$I$10];0);MATCH([.I1081];[Def.$J$5:.$L$5];0));&quot;&quot;)">
            <text:p/>
          </table:table-cell>
          <table:table-cell table:style-name="ce56"/>
          <table:table-cell table:style-name="ce59" table:formula="of:=IF([.K1081]=&quot;&quot;;[.J1081];[.J1081]*[.K10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82]&lt;&gt;&quot;&quot;;IF(OR([.F1082]=&quot;ILF&quot;;[.F1082]=&quot;EIF&quot;);INDEX([Def.$D$6:.$F$8];MATCH([.H1082];[Def.$C$6:.$C$8]);MATCH([.G1082];[Def.$D$5:.$F$5]));IF([.F1082]=&quot;EI&quot;;INDEX([Def.$D$13:.$F$15];MATCH([.H1082];[Def.$C$13:.$C$15]);MATCH([.G1082];[Def.$D$12:.$F$12]));IF(OR([.F1082]=&quot;EO&quot;;[.F1082]=&quot;EQ&quot;);INDEX([Def.$D$19:.$F$21];MATCH([.H1082];[Def.$C$19:.$C$21]);MATCH([.G1082];[Def.$D$18:.$F$18]));&quot;#err&quot;)));&quot;&quot;)">
            <text:p/>
          </table:table-cell>
          <table:table-cell table:style-name="ce53" table:formula="of:=IF([.I1082]&lt;&gt;&quot;&quot;;INDEX([Def.$J$6:.$L$10];MATCH([.F1082];[Def.$I$6:.$I$10];0);MATCH([.I1082];[Def.$J$5:.$L$5];0));&quot;&quot;)">
            <text:p/>
          </table:table-cell>
          <table:table-cell table:style-name="ce56"/>
          <table:table-cell table:style-name="ce59" table:formula="of:=IF([.K1082]=&quot;&quot;;[.J1082];[.J1082]*[.K10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83]&lt;&gt;&quot;&quot;;IF(OR([.F1083]=&quot;ILF&quot;;[.F1083]=&quot;EIF&quot;);INDEX([Def.$D$6:.$F$8];MATCH([.H1083];[Def.$C$6:.$C$8]);MATCH([.G1083];[Def.$D$5:.$F$5]));IF([.F1083]=&quot;EI&quot;;INDEX([Def.$D$13:.$F$15];MATCH([.H1083];[Def.$C$13:.$C$15]);MATCH([.G1083];[Def.$D$12:.$F$12]));IF(OR([.F1083]=&quot;EO&quot;;[.F1083]=&quot;EQ&quot;);INDEX([Def.$D$19:.$F$21];MATCH([.H1083];[Def.$C$19:.$C$21]);MATCH([.G1083];[Def.$D$18:.$F$18]));&quot;#err&quot;)));&quot;&quot;)">
            <text:p/>
          </table:table-cell>
          <table:table-cell table:style-name="ce53" table:formula="of:=IF([.I1083]&lt;&gt;&quot;&quot;;INDEX([Def.$J$6:.$L$10];MATCH([.F1083];[Def.$I$6:.$I$10];0);MATCH([.I1083];[Def.$J$5:.$L$5];0));&quot;&quot;)">
            <text:p/>
          </table:table-cell>
          <table:table-cell table:style-name="ce56"/>
          <table:table-cell table:style-name="ce59" table:formula="of:=IF([.K1083]=&quot;&quot;;[.J1083];[.J1083]*[.K10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84]&lt;&gt;&quot;&quot;;IF(OR([.F1084]=&quot;ILF&quot;;[.F1084]=&quot;EIF&quot;);INDEX([Def.$D$6:.$F$8];MATCH([.H1084];[Def.$C$6:.$C$8]);MATCH([.G1084];[Def.$D$5:.$F$5]));IF([.F1084]=&quot;EI&quot;;INDEX([Def.$D$13:.$F$15];MATCH([.H1084];[Def.$C$13:.$C$15]);MATCH([.G1084];[Def.$D$12:.$F$12]));IF(OR([.F1084]=&quot;EO&quot;;[.F1084]=&quot;EQ&quot;);INDEX([Def.$D$19:.$F$21];MATCH([.H1084];[Def.$C$19:.$C$21]);MATCH([.G1084];[Def.$D$18:.$F$18]));&quot;#err&quot;)));&quot;&quot;)">
            <text:p/>
          </table:table-cell>
          <table:table-cell table:style-name="ce53" table:formula="of:=IF([.I1084]&lt;&gt;&quot;&quot;;INDEX([Def.$J$6:.$L$10];MATCH([.F1084];[Def.$I$6:.$I$10];0);MATCH([.I1084];[Def.$J$5:.$L$5];0));&quot;&quot;)">
            <text:p/>
          </table:table-cell>
          <table:table-cell table:style-name="ce56"/>
          <table:table-cell table:style-name="ce59" table:formula="of:=IF([.K1084]=&quot;&quot;;[.J1084];[.J1084]*[.K10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85]&lt;&gt;&quot;&quot;;IF(OR([.F1085]=&quot;ILF&quot;;[.F1085]=&quot;EIF&quot;);INDEX([Def.$D$6:.$F$8];MATCH([.H1085];[Def.$C$6:.$C$8]);MATCH([.G1085];[Def.$D$5:.$F$5]));IF([.F1085]=&quot;EI&quot;;INDEX([Def.$D$13:.$F$15];MATCH([.H1085];[Def.$C$13:.$C$15]);MATCH([.G1085];[Def.$D$12:.$F$12]));IF(OR([.F1085]=&quot;EO&quot;;[.F1085]=&quot;EQ&quot;);INDEX([Def.$D$19:.$F$21];MATCH([.H1085];[Def.$C$19:.$C$21]);MATCH([.G1085];[Def.$D$18:.$F$18]));&quot;#err&quot;)));&quot;&quot;)">
            <text:p/>
          </table:table-cell>
          <table:table-cell table:style-name="ce53" table:formula="of:=IF([.I1085]&lt;&gt;&quot;&quot;;INDEX([Def.$J$6:.$L$10];MATCH([.F1085];[Def.$I$6:.$I$10];0);MATCH([.I1085];[Def.$J$5:.$L$5];0));&quot;&quot;)">
            <text:p/>
          </table:table-cell>
          <table:table-cell table:style-name="ce56"/>
          <table:table-cell table:style-name="ce59" table:formula="of:=IF([.K1085]=&quot;&quot;;[.J1085];[.J1085]*[.K10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86]&lt;&gt;&quot;&quot;;IF(OR([.F1086]=&quot;ILF&quot;;[.F1086]=&quot;EIF&quot;);INDEX([Def.$D$6:.$F$8];MATCH([.H1086];[Def.$C$6:.$C$8]);MATCH([.G1086];[Def.$D$5:.$F$5]));IF([.F1086]=&quot;EI&quot;;INDEX([Def.$D$13:.$F$15];MATCH([.H1086];[Def.$C$13:.$C$15]);MATCH([.G1086];[Def.$D$12:.$F$12]));IF(OR([.F1086]=&quot;EO&quot;;[.F1086]=&quot;EQ&quot;);INDEX([Def.$D$19:.$F$21];MATCH([.H1086];[Def.$C$19:.$C$21]);MATCH([.G1086];[Def.$D$18:.$F$18]));&quot;#err&quot;)));&quot;&quot;)">
            <text:p/>
          </table:table-cell>
          <table:table-cell table:style-name="ce53" table:formula="of:=IF([.I1086]&lt;&gt;&quot;&quot;;INDEX([Def.$J$6:.$L$10];MATCH([.F1086];[Def.$I$6:.$I$10];0);MATCH([.I1086];[Def.$J$5:.$L$5];0));&quot;&quot;)">
            <text:p/>
          </table:table-cell>
          <table:table-cell table:style-name="ce56"/>
          <table:table-cell table:style-name="ce59" table:formula="of:=IF([.K1086]=&quot;&quot;;[.J1086];[.J1086]*[.K10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87]&lt;&gt;&quot;&quot;;IF(OR([.F1087]=&quot;ILF&quot;;[.F1087]=&quot;EIF&quot;);INDEX([Def.$D$6:.$F$8];MATCH([.H1087];[Def.$C$6:.$C$8]);MATCH([.G1087];[Def.$D$5:.$F$5]));IF([.F1087]=&quot;EI&quot;;INDEX([Def.$D$13:.$F$15];MATCH([.H1087];[Def.$C$13:.$C$15]);MATCH([.G1087];[Def.$D$12:.$F$12]));IF(OR([.F1087]=&quot;EO&quot;;[.F1087]=&quot;EQ&quot;);INDEX([Def.$D$19:.$F$21];MATCH([.H1087];[Def.$C$19:.$C$21]);MATCH([.G1087];[Def.$D$18:.$F$18]));&quot;#err&quot;)));&quot;&quot;)">
            <text:p/>
          </table:table-cell>
          <table:table-cell table:style-name="ce53" table:formula="of:=IF([.I1087]&lt;&gt;&quot;&quot;;INDEX([Def.$J$6:.$L$10];MATCH([.F1087];[Def.$I$6:.$I$10];0);MATCH([.I1087];[Def.$J$5:.$L$5];0));&quot;&quot;)">
            <text:p/>
          </table:table-cell>
          <table:table-cell table:style-name="ce56"/>
          <table:table-cell table:style-name="ce59" table:formula="of:=IF([.K1087]=&quot;&quot;;[.J1087];[.J1087]*[.K10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88]&lt;&gt;&quot;&quot;;IF(OR([.F1088]=&quot;ILF&quot;;[.F1088]=&quot;EIF&quot;);INDEX([Def.$D$6:.$F$8];MATCH([.H1088];[Def.$C$6:.$C$8]);MATCH([.G1088];[Def.$D$5:.$F$5]));IF([.F1088]=&quot;EI&quot;;INDEX([Def.$D$13:.$F$15];MATCH([.H1088];[Def.$C$13:.$C$15]);MATCH([.G1088];[Def.$D$12:.$F$12]));IF(OR([.F1088]=&quot;EO&quot;;[.F1088]=&quot;EQ&quot;);INDEX([Def.$D$19:.$F$21];MATCH([.H1088];[Def.$C$19:.$C$21]);MATCH([.G1088];[Def.$D$18:.$F$18]));&quot;#err&quot;)));&quot;&quot;)">
            <text:p/>
          </table:table-cell>
          <table:table-cell table:style-name="ce53" table:formula="of:=IF([.I1088]&lt;&gt;&quot;&quot;;INDEX([Def.$J$6:.$L$10];MATCH([.F1088];[Def.$I$6:.$I$10];0);MATCH([.I1088];[Def.$J$5:.$L$5];0));&quot;&quot;)">
            <text:p/>
          </table:table-cell>
          <table:table-cell table:style-name="ce56"/>
          <table:table-cell table:style-name="ce59" table:formula="of:=IF([.K1088]=&quot;&quot;;[.J1088];[.J1088]*[.K10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89]&lt;&gt;&quot;&quot;;IF(OR([.F1089]=&quot;ILF&quot;;[.F1089]=&quot;EIF&quot;);INDEX([Def.$D$6:.$F$8];MATCH([.H1089];[Def.$C$6:.$C$8]);MATCH([.G1089];[Def.$D$5:.$F$5]));IF([.F1089]=&quot;EI&quot;;INDEX([Def.$D$13:.$F$15];MATCH([.H1089];[Def.$C$13:.$C$15]);MATCH([.G1089];[Def.$D$12:.$F$12]));IF(OR([.F1089]=&quot;EO&quot;;[.F1089]=&quot;EQ&quot;);INDEX([Def.$D$19:.$F$21];MATCH([.H1089];[Def.$C$19:.$C$21]);MATCH([.G1089];[Def.$D$18:.$F$18]));&quot;#err&quot;)));&quot;&quot;)">
            <text:p/>
          </table:table-cell>
          <table:table-cell table:style-name="ce53" table:formula="of:=IF([.I1089]&lt;&gt;&quot;&quot;;INDEX([Def.$J$6:.$L$10];MATCH([.F1089];[Def.$I$6:.$I$10];0);MATCH([.I1089];[Def.$J$5:.$L$5];0));&quot;&quot;)">
            <text:p/>
          </table:table-cell>
          <table:table-cell table:style-name="ce56"/>
          <table:table-cell table:style-name="ce59" table:formula="of:=IF([.K1089]=&quot;&quot;;[.J1089];[.J1089]*[.K10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90]&lt;&gt;&quot;&quot;;IF(OR([.F1090]=&quot;ILF&quot;;[.F1090]=&quot;EIF&quot;);INDEX([Def.$D$6:.$F$8];MATCH([.H1090];[Def.$C$6:.$C$8]);MATCH([.G1090];[Def.$D$5:.$F$5]));IF([.F1090]=&quot;EI&quot;;INDEX([Def.$D$13:.$F$15];MATCH([.H1090];[Def.$C$13:.$C$15]);MATCH([.G1090];[Def.$D$12:.$F$12]));IF(OR([.F1090]=&quot;EO&quot;;[.F1090]=&quot;EQ&quot;);INDEX([Def.$D$19:.$F$21];MATCH([.H1090];[Def.$C$19:.$C$21]);MATCH([.G1090];[Def.$D$18:.$F$18]));&quot;#err&quot;)));&quot;&quot;)">
            <text:p/>
          </table:table-cell>
          <table:table-cell table:style-name="ce53" table:formula="of:=IF([.I1090]&lt;&gt;&quot;&quot;;INDEX([Def.$J$6:.$L$10];MATCH([.F1090];[Def.$I$6:.$I$10];0);MATCH([.I1090];[Def.$J$5:.$L$5];0));&quot;&quot;)">
            <text:p/>
          </table:table-cell>
          <table:table-cell table:style-name="ce56"/>
          <table:table-cell table:style-name="ce59" table:formula="of:=IF([.K1090]=&quot;&quot;;[.J1090];[.J1090]*[.K10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91]&lt;&gt;&quot;&quot;;IF(OR([.F1091]=&quot;ILF&quot;;[.F1091]=&quot;EIF&quot;);INDEX([Def.$D$6:.$F$8];MATCH([.H1091];[Def.$C$6:.$C$8]);MATCH([.G1091];[Def.$D$5:.$F$5]));IF([.F1091]=&quot;EI&quot;;INDEX([Def.$D$13:.$F$15];MATCH([.H1091];[Def.$C$13:.$C$15]);MATCH([.G1091];[Def.$D$12:.$F$12]));IF(OR([.F1091]=&quot;EO&quot;;[.F1091]=&quot;EQ&quot;);INDEX([Def.$D$19:.$F$21];MATCH([.H1091];[Def.$C$19:.$C$21]);MATCH([.G1091];[Def.$D$18:.$F$18]));&quot;#err&quot;)));&quot;&quot;)">
            <text:p/>
          </table:table-cell>
          <table:table-cell table:style-name="ce53" table:formula="of:=IF([.I1091]&lt;&gt;&quot;&quot;;INDEX([Def.$J$6:.$L$10];MATCH([.F1091];[Def.$I$6:.$I$10];0);MATCH([.I1091];[Def.$J$5:.$L$5];0));&quot;&quot;)">
            <text:p/>
          </table:table-cell>
          <table:table-cell table:style-name="ce56"/>
          <table:table-cell table:style-name="ce59" table:formula="of:=IF([.K1091]=&quot;&quot;;[.J1091];[.J1091]*[.K10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92]&lt;&gt;&quot;&quot;;IF(OR([.F1092]=&quot;ILF&quot;;[.F1092]=&quot;EIF&quot;);INDEX([Def.$D$6:.$F$8];MATCH([.H1092];[Def.$C$6:.$C$8]);MATCH([.G1092];[Def.$D$5:.$F$5]));IF([.F1092]=&quot;EI&quot;;INDEX([Def.$D$13:.$F$15];MATCH([.H1092];[Def.$C$13:.$C$15]);MATCH([.G1092];[Def.$D$12:.$F$12]));IF(OR([.F1092]=&quot;EO&quot;;[.F1092]=&quot;EQ&quot;);INDEX([Def.$D$19:.$F$21];MATCH([.H1092];[Def.$C$19:.$C$21]);MATCH([.G1092];[Def.$D$18:.$F$18]));&quot;#err&quot;)));&quot;&quot;)">
            <text:p/>
          </table:table-cell>
          <table:table-cell table:style-name="ce53" table:formula="of:=IF([.I1092]&lt;&gt;&quot;&quot;;INDEX([Def.$J$6:.$L$10];MATCH([.F1092];[Def.$I$6:.$I$10];0);MATCH([.I1092];[Def.$J$5:.$L$5];0));&quot;&quot;)">
            <text:p/>
          </table:table-cell>
          <table:table-cell table:style-name="ce56"/>
          <table:table-cell table:style-name="ce59" table:formula="of:=IF([.K1092]=&quot;&quot;;[.J1092];[.J1092]*[.K10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93]&lt;&gt;&quot;&quot;;IF(OR([.F1093]=&quot;ILF&quot;;[.F1093]=&quot;EIF&quot;);INDEX([Def.$D$6:.$F$8];MATCH([.H1093];[Def.$C$6:.$C$8]);MATCH([.G1093];[Def.$D$5:.$F$5]));IF([.F1093]=&quot;EI&quot;;INDEX([Def.$D$13:.$F$15];MATCH([.H1093];[Def.$C$13:.$C$15]);MATCH([.G1093];[Def.$D$12:.$F$12]));IF(OR([.F1093]=&quot;EO&quot;;[.F1093]=&quot;EQ&quot;);INDEX([Def.$D$19:.$F$21];MATCH([.H1093];[Def.$C$19:.$C$21]);MATCH([.G1093];[Def.$D$18:.$F$18]));&quot;#err&quot;)));&quot;&quot;)">
            <text:p/>
          </table:table-cell>
          <table:table-cell table:style-name="ce53" table:formula="of:=IF([.I1093]&lt;&gt;&quot;&quot;;INDEX([Def.$J$6:.$L$10];MATCH([.F1093];[Def.$I$6:.$I$10];0);MATCH([.I1093];[Def.$J$5:.$L$5];0));&quot;&quot;)">
            <text:p/>
          </table:table-cell>
          <table:table-cell table:style-name="ce56"/>
          <table:table-cell table:style-name="ce59" table:formula="of:=IF([.K1093]=&quot;&quot;;[.J1093];[.J1093]*[.K10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94]&lt;&gt;&quot;&quot;;IF(OR([.F1094]=&quot;ILF&quot;;[.F1094]=&quot;EIF&quot;);INDEX([Def.$D$6:.$F$8];MATCH([.H1094];[Def.$C$6:.$C$8]);MATCH([.G1094];[Def.$D$5:.$F$5]));IF([.F1094]=&quot;EI&quot;;INDEX([Def.$D$13:.$F$15];MATCH([.H1094];[Def.$C$13:.$C$15]);MATCH([.G1094];[Def.$D$12:.$F$12]));IF(OR([.F1094]=&quot;EO&quot;;[.F1094]=&quot;EQ&quot;);INDEX([Def.$D$19:.$F$21];MATCH([.H1094];[Def.$C$19:.$C$21]);MATCH([.G1094];[Def.$D$18:.$F$18]));&quot;#err&quot;)));&quot;&quot;)">
            <text:p/>
          </table:table-cell>
          <table:table-cell table:style-name="ce53" table:formula="of:=IF([.I1094]&lt;&gt;&quot;&quot;;INDEX([Def.$J$6:.$L$10];MATCH([.F1094];[Def.$I$6:.$I$10];0);MATCH([.I1094];[Def.$J$5:.$L$5];0));&quot;&quot;)">
            <text:p/>
          </table:table-cell>
          <table:table-cell table:style-name="ce56"/>
          <table:table-cell table:style-name="ce59" table:formula="of:=IF([.K1094]=&quot;&quot;;[.J1094];[.J1094]*[.K10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95]&lt;&gt;&quot;&quot;;IF(OR([.F1095]=&quot;ILF&quot;;[.F1095]=&quot;EIF&quot;);INDEX([Def.$D$6:.$F$8];MATCH([.H1095];[Def.$C$6:.$C$8]);MATCH([.G1095];[Def.$D$5:.$F$5]));IF([.F1095]=&quot;EI&quot;;INDEX([Def.$D$13:.$F$15];MATCH([.H1095];[Def.$C$13:.$C$15]);MATCH([.G1095];[Def.$D$12:.$F$12]));IF(OR([.F1095]=&quot;EO&quot;;[.F1095]=&quot;EQ&quot;);INDEX([Def.$D$19:.$F$21];MATCH([.H1095];[Def.$C$19:.$C$21]);MATCH([.G1095];[Def.$D$18:.$F$18]));&quot;#err&quot;)));&quot;&quot;)">
            <text:p/>
          </table:table-cell>
          <table:table-cell table:style-name="ce53" table:formula="of:=IF([.I1095]&lt;&gt;&quot;&quot;;INDEX([Def.$J$6:.$L$10];MATCH([.F1095];[Def.$I$6:.$I$10];0);MATCH([.I1095];[Def.$J$5:.$L$5];0));&quot;&quot;)">
            <text:p/>
          </table:table-cell>
          <table:table-cell table:style-name="ce56"/>
          <table:table-cell table:style-name="ce59" table:formula="of:=IF([.K1095]=&quot;&quot;;[.J1095];[.J1095]*[.K10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96]&lt;&gt;&quot;&quot;;IF(OR([.F1096]=&quot;ILF&quot;;[.F1096]=&quot;EIF&quot;);INDEX([Def.$D$6:.$F$8];MATCH([.H1096];[Def.$C$6:.$C$8]);MATCH([.G1096];[Def.$D$5:.$F$5]));IF([.F1096]=&quot;EI&quot;;INDEX([Def.$D$13:.$F$15];MATCH([.H1096];[Def.$C$13:.$C$15]);MATCH([.G1096];[Def.$D$12:.$F$12]));IF(OR([.F1096]=&quot;EO&quot;;[.F1096]=&quot;EQ&quot;);INDEX([Def.$D$19:.$F$21];MATCH([.H1096];[Def.$C$19:.$C$21]);MATCH([.G1096];[Def.$D$18:.$F$18]));&quot;#err&quot;)));&quot;&quot;)">
            <text:p/>
          </table:table-cell>
          <table:table-cell table:style-name="ce53" table:formula="of:=IF([.I1096]&lt;&gt;&quot;&quot;;INDEX([Def.$J$6:.$L$10];MATCH([.F1096];[Def.$I$6:.$I$10];0);MATCH([.I1096];[Def.$J$5:.$L$5];0));&quot;&quot;)">
            <text:p/>
          </table:table-cell>
          <table:table-cell table:style-name="ce56"/>
          <table:table-cell table:style-name="ce59" table:formula="of:=IF([.K1096]=&quot;&quot;;[.J1096];[.J1096]*[.K10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97]&lt;&gt;&quot;&quot;;IF(OR([.F1097]=&quot;ILF&quot;;[.F1097]=&quot;EIF&quot;);INDEX([Def.$D$6:.$F$8];MATCH([.H1097];[Def.$C$6:.$C$8]);MATCH([.G1097];[Def.$D$5:.$F$5]));IF([.F1097]=&quot;EI&quot;;INDEX([Def.$D$13:.$F$15];MATCH([.H1097];[Def.$C$13:.$C$15]);MATCH([.G1097];[Def.$D$12:.$F$12]));IF(OR([.F1097]=&quot;EO&quot;;[.F1097]=&quot;EQ&quot;);INDEX([Def.$D$19:.$F$21];MATCH([.H1097];[Def.$C$19:.$C$21]);MATCH([.G1097];[Def.$D$18:.$F$18]));&quot;#err&quot;)));&quot;&quot;)">
            <text:p/>
          </table:table-cell>
          <table:table-cell table:style-name="ce53" table:formula="of:=IF([.I1097]&lt;&gt;&quot;&quot;;INDEX([Def.$J$6:.$L$10];MATCH([.F1097];[Def.$I$6:.$I$10];0);MATCH([.I1097];[Def.$J$5:.$L$5];0));&quot;&quot;)">
            <text:p/>
          </table:table-cell>
          <table:table-cell table:style-name="ce56"/>
          <table:table-cell table:style-name="ce59" table:formula="of:=IF([.K1097]=&quot;&quot;;[.J1097];[.J1097]*[.K10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98]&lt;&gt;&quot;&quot;;IF(OR([.F1098]=&quot;ILF&quot;;[.F1098]=&quot;EIF&quot;);INDEX([Def.$D$6:.$F$8];MATCH([.H1098];[Def.$C$6:.$C$8]);MATCH([.G1098];[Def.$D$5:.$F$5]));IF([.F1098]=&quot;EI&quot;;INDEX([Def.$D$13:.$F$15];MATCH([.H1098];[Def.$C$13:.$C$15]);MATCH([.G1098];[Def.$D$12:.$F$12]));IF(OR([.F1098]=&quot;EO&quot;;[.F1098]=&quot;EQ&quot;);INDEX([Def.$D$19:.$F$21];MATCH([.H1098];[Def.$C$19:.$C$21]);MATCH([.G1098];[Def.$D$18:.$F$18]));&quot;#err&quot;)));&quot;&quot;)">
            <text:p/>
          </table:table-cell>
          <table:table-cell table:style-name="ce53" table:formula="of:=IF([.I1098]&lt;&gt;&quot;&quot;;INDEX([Def.$J$6:.$L$10];MATCH([.F1098];[Def.$I$6:.$I$10];0);MATCH([.I1098];[Def.$J$5:.$L$5];0));&quot;&quot;)">
            <text:p/>
          </table:table-cell>
          <table:table-cell table:style-name="ce56"/>
          <table:table-cell table:style-name="ce59" table:formula="of:=IF([.K1098]=&quot;&quot;;[.J1098];[.J1098]*[.K10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099]&lt;&gt;&quot;&quot;;IF(OR([.F1099]=&quot;ILF&quot;;[.F1099]=&quot;EIF&quot;);INDEX([Def.$D$6:.$F$8];MATCH([.H1099];[Def.$C$6:.$C$8]);MATCH([.G1099];[Def.$D$5:.$F$5]));IF([.F1099]=&quot;EI&quot;;INDEX([Def.$D$13:.$F$15];MATCH([.H1099];[Def.$C$13:.$C$15]);MATCH([.G1099];[Def.$D$12:.$F$12]));IF(OR([.F1099]=&quot;EO&quot;;[.F1099]=&quot;EQ&quot;);INDEX([Def.$D$19:.$F$21];MATCH([.H1099];[Def.$C$19:.$C$21]);MATCH([.G1099];[Def.$D$18:.$F$18]));&quot;#err&quot;)));&quot;&quot;)">
            <text:p/>
          </table:table-cell>
          <table:table-cell table:style-name="ce53" table:formula="of:=IF([.I1099]&lt;&gt;&quot;&quot;;INDEX([Def.$J$6:.$L$10];MATCH([.F1099];[Def.$I$6:.$I$10];0);MATCH([.I1099];[Def.$J$5:.$L$5];0));&quot;&quot;)">
            <text:p/>
          </table:table-cell>
          <table:table-cell table:style-name="ce56"/>
          <table:table-cell table:style-name="ce59" table:formula="of:=IF([.K1099]=&quot;&quot;;[.J1099];[.J1099]*[.K10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00]&lt;&gt;&quot;&quot;;IF(OR([.F1100]=&quot;ILF&quot;;[.F1100]=&quot;EIF&quot;);INDEX([Def.$D$6:.$F$8];MATCH([.H1100];[Def.$C$6:.$C$8]);MATCH([.G1100];[Def.$D$5:.$F$5]));IF([.F1100]=&quot;EI&quot;;INDEX([Def.$D$13:.$F$15];MATCH([.H1100];[Def.$C$13:.$C$15]);MATCH([.G1100];[Def.$D$12:.$F$12]));IF(OR([.F1100]=&quot;EO&quot;;[.F1100]=&quot;EQ&quot;);INDEX([Def.$D$19:.$F$21];MATCH([.H1100];[Def.$C$19:.$C$21]);MATCH([.G1100];[Def.$D$18:.$F$18]));&quot;#err&quot;)));&quot;&quot;)">
            <text:p/>
          </table:table-cell>
          <table:table-cell table:style-name="ce53" table:formula="of:=IF([.I1100]&lt;&gt;&quot;&quot;;INDEX([Def.$J$6:.$L$10];MATCH([.F1100];[Def.$I$6:.$I$10];0);MATCH([.I1100];[Def.$J$5:.$L$5];0));&quot;&quot;)">
            <text:p/>
          </table:table-cell>
          <table:table-cell table:style-name="ce56"/>
          <table:table-cell table:style-name="ce59" table:formula="of:=IF([.K1100]=&quot;&quot;;[.J1100];[.J1100]*[.K11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01]&lt;&gt;&quot;&quot;;IF(OR([.F1101]=&quot;ILF&quot;;[.F1101]=&quot;EIF&quot;);INDEX([Def.$D$6:.$F$8];MATCH([.H1101];[Def.$C$6:.$C$8]);MATCH([.G1101];[Def.$D$5:.$F$5]));IF([.F1101]=&quot;EI&quot;;INDEX([Def.$D$13:.$F$15];MATCH([.H1101];[Def.$C$13:.$C$15]);MATCH([.G1101];[Def.$D$12:.$F$12]));IF(OR([.F1101]=&quot;EO&quot;;[.F1101]=&quot;EQ&quot;);INDEX([Def.$D$19:.$F$21];MATCH([.H1101];[Def.$C$19:.$C$21]);MATCH([.G1101];[Def.$D$18:.$F$18]));&quot;#err&quot;)));&quot;&quot;)">
            <text:p/>
          </table:table-cell>
          <table:table-cell table:style-name="ce53" table:formula="of:=IF([.I1101]&lt;&gt;&quot;&quot;;INDEX([Def.$J$6:.$L$10];MATCH([.F1101];[Def.$I$6:.$I$10];0);MATCH([.I1101];[Def.$J$5:.$L$5];0));&quot;&quot;)">
            <text:p/>
          </table:table-cell>
          <table:table-cell table:style-name="ce56"/>
          <table:table-cell table:style-name="ce59" table:formula="of:=IF([.K1101]=&quot;&quot;;[.J1101];[.J1101]*[.K11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02]&lt;&gt;&quot;&quot;;IF(OR([.F1102]=&quot;ILF&quot;;[.F1102]=&quot;EIF&quot;);INDEX([Def.$D$6:.$F$8];MATCH([.H1102];[Def.$C$6:.$C$8]);MATCH([.G1102];[Def.$D$5:.$F$5]));IF([.F1102]=&quot;EI&quot;;INDEX([Def.$D$13:.$F$15];MATCH([.H1102];[Def.$C$13:.$C$15]);MATCH([.G1102];[Def.$D$12:.$F$12]));IF(OR([.F1102]=&quot;EO&quot;;[.F1102]=&quot;EQ&quot;);INDEX([Def.$D$19:.$F$21];MATCH([.H1102];[Def.$C$19:.$C$21]);MATCH([.G1102];[Def.$D$18:.$F$18]));&quot;#err&quot;)));&quot;&quot;)">
            <text:p/>
          </table:table-cell>
          <table:table-cell table:style-name="ce53" table:formula="of:=IF([.I1102]&lt;&gt;&quot;&quot;;INDEX([Def.$J$6:.$L$10];MATCH([.F1102];[Def.$I$6:.$I$10];0);MATCH([.I1102];[Def.$J$5:.$L$5];0));&quot;&quot;)">
            <text:p/>
          </table:table-cell>
          <table:table-cell table:style-name="ce56"/>
          <table:table-cell table:style-name="ce59" table:formula="of:=IF([.K1102]=&quot;&quot;;[.J1102];[.J1102]*[.K11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03]&lt;&gt;&quot;&quot;;IF(OR([.F1103]=&quot;ILF&quot;;[.F1103]=&quot;EIF&quot;);INDEX([Def.$D$6:.$F$8];MATCH([.H1103];[Def.$C$6:.$C$8]);MATCH([.G1103];[Def.$D$5:.$F$5]));IF([.F1103]=&quot;EI&quot;;INDEX([Def.$D$13:.$F$15];MATCH([.H1103];[Def.$C$13:.$C$15]);MATCH([.G1103];[Def.$D$12:.$F$12]));IF(OR([.F1103]=&quot;EO&quot;;[.F1103]=&quot;EQ&quot;);INDEX([Def.$D$19:.$F$21];MATCH([.H1103];[Def.$C$19:.$C$21]);MATCH([.G1103];[Def.$D$18:.$F$18]));&quot;#err&quot;)));&quot;&quot;)">
            <text:p/>
          </table:table-cell>
          <table:table-cell table:style-name="ce53" table:formula="of:=IF([.I1103]&lt;&gt;&quot;&quot;;INDEX([Def.$J$6:.$L$10];MATCH([.F1103];[Def.$I$6:.$I$10];0);MATCH([.I1103];[Def.$J$5:.$L$5];0));&quot;&quot;)">
            <text:p/>
          </table:table-cell>
          <table:table-cell table:style-name="ce56"/>
          <table:table-cell table:style-name="ce59" table:formula="of:=IF([.K1103]=&quot;&quot;;[.J1103];[.J1103]*[.K11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04]&lt;&gt;&quot;&quot;;IF(OR([.F1104]=&quot;ILF&quot;;[.F1104]=&quot;EIF&quot;);INDEX([Def.$D$6:.$F$8];MATCH([.H1104];[Def.$C$6:.$C$8]);MATCH([.G1104];[Def.$D$5:.$F$5]));IF([.F1104]=&quot;EI&quot;;INDEX([Def.$D$13:.$F$15];MATCH([.H1104];[Def.$C$13:.$C$15]);MATCH([.G1104];[Def.$D$12:.$F$12]));IF(OR([.F1104]=&quot;EO&quot;;[.F1104]=&quot;EQ&quot;);INDEX([Def.$D$19:.$F$21];MATCH([.H1104];[Def.$C$19:.$C$21]);MATCH([.G1104];[Def.$D$18:.$F$18]));&quot;#err&quot;)));&quot;&quot;)">
            <text:p/>
          </table:table-cell>
          <table:table-cell table:style-name="ce53" table:formula="of:=IF([.I1104]&lt;&gt;&quot;&quot;;INDEX([Def.$J$6:.$L$10];MATCH([.F1104];[Def.$I$6:.$I$10];0);MATCH([.I1104];[Def.$J$5:.$L$5];0));&quot;&quot;)">
            <text:p/>
          </table:table-cell>
          <table:table-cell table:style-name="ce56"/>
          <table:table-cell table:style-name="ce59" table:formula="of:=IF([.K1104]=&quot;&quot;;[.J1104];[.J1104]*[.K11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05]&lt;&gt;&quot;&quot;;IF(OR([.F1105]=&quot;ILF&quot;;[.F1105]=&quot;EIF&quot;);INDEX([Def.$D$6:.$F$8];MATCH([.H1105];[Def.$C$6:.$C$8]);MATCH([.G1105];[Def.$D$5:.$F$5]));IF([.F1105]=&quot;EI&quot;;INDEX([Def.$D$13:.$F$15];MATCH([.H1105];[Def.$C$13:.$C$15]);MATCH([.G1105];[Def.$D$12:.$F$12]));IF(OR([.F1105]=&quot;EO&quot;;[.F1105]=&quot;EQ&quot;);INDEX([Def.$D$19:.$F$21];MATCH([.H1105];[Def.$C$19:.$C$21]);MATCH([.G1105];[Def.$D$18:.$F$18]));&quot;#err&quot;)));&quot;&quot;)">
            <text:p/>
          </table:table-cell>
          <table:table-cell table:style-name="ce53" table:formula="of:=IF([.I1105]&lt;&gt;&quot;&quot;;INDEX([Def.$J$6:.$L$10];MATCH([.F1105];[Def.$I$6:.$I$10];0);MATCH([.I1105];[Def.$J$5:.$L$5];0));&quot;&quot;)">
            <text:p/>
          </table:table-cell>
          <table:table-cell table:style-name="ce56"/>
          <table:table-cell table:style-name="ce59" table:formula="of:=IF([.K1105]=&quot;&quot;;[.J1105];[.J1105]*[.K11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06]&lt;&gt;&quot;&quot;;IF(OR([.F1106]=&quot;ILF&quot;;[.F1106]=&quot;EIF&quot;);INDEX([Def.$D$6:.$F$8];MATCH([.H1106];[Def.$C$6:.$C$8]);MATCH([.G1106];[Def.$D$5:.$F$5]));IF([.F1106]=&quot;EI&quot;;INDEX([Def.$D$13:.$F$15];MATCH([.H1106];[Def.$C$13:.$C$15]);MATCH([.G1106];[Def.$D$12:.$F$12]));IF(OR([.F1106]=&quot;EO&quot;;[.F1106]=&quot;EQ&quot;);INDEX([Def.$D$19:.$F$21];MATCH([.H1106];[Def.$C$19:.$C$21]);MATCH([.G1106];[Def.$D$18:.$F$18]));&quot;#err&quot;)));&quot;&quot;)">
            <text:p/>
          </table:table-cell>
          <table:table-cell table:style-name="ce53" table:formula="of:=IF([.I1106]&lt;&gt;&quot;&quot;;INDEX([Def.$J$6:.$L$10];MATCH([.F1106];[Def.$I$6:.$I$10];0);MATCH([.I1106];[Def.$J$5:.$L$5];0));&quot;&quot;)">
            <text:p/>
          </table:table-cell>
          <table:table-cell table:style-name="ce56"/>
          <table:table-cell table:style-name="ce59" table:formula="of:=IF([.K1106]=&quot;&quot;;[.J1106];[.J1106]*[.K11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07]&lt;&gt;&quot;&quot;;IF(OR([.F1107]=&quot;ILF&quot;;[.F1107]=&quot;EIF&quot;);INDEX([Def.$D$6:.$F$8];MATCH([.H1107];[Def.$C$6:.$C$8]);MATCH([.G1107];[Def.$D$5:.$F$5]));IF([.F1107]=&quot;EI&quot;;INDEX([Def.$D$13:.$F$15];MATCH([.H1107];[Def.$C$13:.$C$15]);MATCH([.G1107];[Def.$D$12:.$F$12]));IF(OR([.F1107]=&quot;EO&quot;;[.F1107]=&quot;EQ&quot;);INDEX([Def.$D$19:.$F$21];MATCH([.H1107];[Def.$C$19:.$C$21]);MATCH([.G1107];[Def.$D$18:.$F$18]));&quot;#err&quot;)));&quot;&quot;)">
            <text:p/>
          </table:table-cell>
          <table:table-cell table:style-name="ce53" table:formula="of:=IF([.I1107]&lt;&gt;&quot;&quot;;INDEX([Def.$J$6:.$L$10];MATCH([.F1107];[Def.$I$6:.$I$10];0);MATCH([.I1107];[Def.$J$5:.$L$5];0));&quot;&quot;)">
            <text:p/>
          </table:table-cell>
          <table:table-cell table:style-name="ce56"/>
          <table:table-cell table:style-name="ce59" table:formula="of:=IF([.K1107]=&quot;&quot;;[.J1107];[.J1107]*[.K11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08]&lt;&gt;&quot;&quot;;IF(OR([.F1108]=&quot;ILF&quot;;[.F1108]=&quot;EIF&quot;);INDEX([Def.$D$6:.$F$8];MATCH([.H1108];[Def.$C$6:.$C$8]);MATCH([.G1108];[Def.$D$5:.$F$5]));IF([.F1108]=&quot;EI&quot;;INDEX([Def.$D$13:.$F$15];MATCH([.H1108];[Def.$C$13:.$C$15]);MATCH([.G1108];[Def.$D$12:.$F$12]));IF(OR([.F1108]=&quot;EO&quot;;[.F1108]=&quot;EQ&quot;);INDEX([Def.$D$19:.$F$21];MATCH([.H1108];[Def.$C$19:.$C$21]);MATCH([.G1108];[Def.$D$18:.$F$18]));&quot;#err&quot;)));&quot;&quot;)">
            <text:p/>
          </table:table-cell>
          <table:table-cell table:style-name="ce53" table:formula="of:=IF([.I1108]&lt;&gt;&quot;&quot;;INDEX([Def.$J$6:.$L$10];MATCH([.F1108];[Def.$I$6:.$I$10];0);MATCH([.I1108];[Def.$J$5:.$L$5];0));&quot;&quot;)">
            <text:p/>
          </table:table-cell>
          <table:table-cell table:style-name="ce56"/>
          <table:table-cell table:style-name="ce59" table:formula="of:=IF([.K1108]=&quot;&quot;;[.J1108];[.J1108]*[.K11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09]&lt;&gt;&quot;&quot;;IF(OR([.F1109]=&quot;ILF&quot;;[.F1109]=&quot;EIF&quot;);INDEX([Def.$D$6:.$F$8];MATCH([.H1109];[Def.$C$6:.$C$8]);MATCH([.G1109];[Def.$D$5:.$F$5]));IF([.F1109]=&quot;EI&quot;;INDEX([Def.$D$13:.$F$15];MATCH([.H1109];[Def.$C$13:.$C$15]);MATCH([.G1109];[Def.$D$12:.$F$12]));IF(OR([.F1109]=&quot;EO&quot;;[.F1109]=&quot;EQ&quot;);INDEX([Def.$D$19:.$F$21];MATCH([.H1109];[Def.$C$19:.$C$21]);MATCH([.G1109];[Def.$D$18:.$F$18]));&quot;#err&quot;)));&quot;&quot;)">
            <text:p/>
          </table:table-cell>
          <table:table-cell table:style-name="ce53" table:formula="of:=IF([.I1109]&lt;&gt;&quot;&quot;;INDEX([Def.$J$6:.$L$10];MATCH([.F1109];[Def.$I$6:.$I$10];0);MATCH([.I1109];[Def.$J$5:.$L$5];0));&quot;&quot;)">
            <text:p/>
          </table:table-cell>
          <table:table-cell table:style-name="ce56"/>
          <table:table-cell table:style-name="ce59" table:formula="of:=IF([.K1109]=&quot;&quot;;[.J1109];[.J1109]*[.K11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10]&lt;&gt;&quot;&quot;;IF(OR([.F1110]=&quot;ILF&quot;;[.F1110]=&quot;EIF&quot;);INDEX([Def.$D$6:.$F$8];MATCH([.H1110];[Def.$C$6:.$C$8]);MATCH([.G1110];[Def.$D$5:.$F$5]));IF([.F1110]=&quot;EI&quot;;INDEX([Def.$D$13:.$F$15];MATCH([.H1110];[Def.$C$13:.$C$15]);MATCH([.G1110];[Def.$D$12:.$F$12]));IF(OR([.F1110]=&quot;EO&quot;;[.F1110]=&quot;EQ&quot;);INDEX([Def.$D$19:.$F$21];MATCH([.H1110];[Def.$C$19:.$C$21]);MATCH([.G1110];[Def.$D$18:.$F$18]));&quot;#err&quot;)));&quot;&quot;)">
            <text:p/>
          </table:table-cell>
          <table:table-cell table:style-name="ce53" table:formula="of:=IF([.I1110]&lt;&gt;&quot;&quot;;INDEX([Def.$J$6:.$L$10];MATCH([.F1110];[Def.$I$6:.$I$10];0);MATCH([.I1110];[Def.$J$5:.$L$5];0));&quot;&quot;)">
            <text:p/>
          </table:table-cell>
          <table:table-cell table:style-name="ce56"/>
          <table:table-cell table:style-name="ce59" table:formula="of:=IF([.K1110]=&quot;&quot;;[.J1110];[.J1110]*[.K11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11]&lt;&gt;&quot;&quot;;IF(OR([.F1111]=&quot;ILF&quot;;[.F1111]=&quot;EIF&quot;);INDEX([Def.$D$6:.$F$8];MATCH([.H1111];[Def.$C$6:.$C$8]);MATCH([.G1111];[Def.$D$5:.$F$5]));IF([.F1111]=&quot;EI&quot;;INDEX([Def.$D$13:.$F$15];MATCH([.H1111];[Def.$C$13:.$C$15]);MATCH([.G1111];[Def.$D$12:.$F$12]));IF(OR([.F1111]=&quot;EO&quot;;[.F1111]=&quot;EQ&quot;);INDEX([Def.$D$19:.$F$21];MATCH([.H1111];[Def.$C$19:.$C$21]);MATCH([.G1111];[Def.$D$18:.$F$18]));&quot;#err&quot;)));&quot;&quot;)">
            <text:p/>
          </table:table-cell>
          <table:table-cell table:style-name="ce53" table:formula="of:=IF([.I1111]&lt;&gt;&quot;&quot;;INDEX([Def.$J$6:.$L$10];MATCH([.F1111];[Def.$I$6:.$I$10];0);MATCH([.I1111];[Def.$J$5:.$L$5];0));&quot;&quot;)">
            <text:p/>
          </table:table-cell>
          <table:table-cell table:style-name="ce56"/>
          <table:table-cell table:style-name="ce59" table:formula="of:=IF([.K1111]=&quot;&quot;;[.J1111];[.J1111]*[.K11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12]&lt;&gt;&quot;&quot;;IF(OR([.F1112]=&quot;ILF&quot;;[.F1112]=&quot;EIF&quot;);INDEX([Def.$D$6:.$F$8];MATCH([.H1112];[Def.$C$6:.$C$8]);MATCH([.G1112];[Def.$D$5:.$F$5]));IF([.F1112]=&quot;EI&quot;;INDEX([Def.$D$13:.$F$15];MATCH([.H1112];[Def.$C$13:.$C$15]);MATCH([.G1112];[Def.$D$12:.$F$12]));IF(OR([.F1112]=&quot;EO&quot;;[.F1112]=&quot;EQ&quot;);INDEX([Def.$D$19:.$F$21];MATCH([.H1112];[Def.$C$19:.$C$21]);MATCH([.G1112];[Def.$D$18:.$F$18]));&quot;#err&quot;)));&quot;&quot;)">
            <text:p/>
          </table:table-cell>
          <table:table-cell table:style-name="ce53" table:formula="of:=IF([.I1112]&lt;&gt;&quot;&quot;;INDEX([Def.$J$6:.$L$10];MATCH([.F1112];[Def.$I$6:.$I$10];0);MATCH([.I1112];[Def.$J$5:.$L$5];0));&quot;&quot;)">
            <text:p/>
          </table:table-cell>
          <table:table-cell table:style-name="ce56"/>
          <table:table-cell table:style-name="ce59" table:formula="of:=IF([.K1112]=&quot;&quot;;[.J1112];[.J1112]*[.K11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13]&lt;&gt;&quot;&quot;;IF(OR([.F1113]=&quot;ILF&quot;;[.F1113]=&quot;EIF&quot;);INDEX([Def.$D$6:.$F$8];MATCH([.H1113];[Def.$C$6:.$C$8]);MATCH([.G1113];[Def.$D$5:.$F$5]));IF([.F1113]=&quot;EI&quot;;INDEX([Def.$D$13:.$F$15];MATCH([.H1113];[Def.$C$13:.$C$15]);MATCH([.G1113];[Def.$D$12:.$F$12]));IF(OR([.F1113]=&quot;EO&quot;;[.F1113]=&quot;EQ&quot;);INDEX([Def.$D$19:.$F$21];MATCH([.H1113];[Def.$C$19:.$C$21]);MATCH([.G1113];[Def.$D$18:.$F$18]));&quot;#err&quot;)));&quot;&quot;)">
            <text:p/>
          </table:table-cell>
          <table:table-cell table:style-name="ce53" table:formula="of:=IF([.I1113]&lt;&gt;&quot;&quot;;INDEX([Def.$J$6:.$L$10];MATCH([.F1113];[Def.$I$6:.$I$10];0);MATCH([.I1113];[Def.$J$5:.$L$5];0));&quot;&quot;)">
            <text:p/>
          </table:table-cell>
          <table:table-cell table:style-name="ce56"/>
          <table:table-cell table:style-name="ce59" table:formula="of:=IF([.K1113]=&quot;&quot;;[.J1113];[.J1113]*[.K11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14]&lt;&gt;&quot;&quot;;IF(OR([.F1114]=&quot;ILF&quot;;[.F1114]=&quot;EIF&quot;);INDEX([Def.$D$6:.$F$8];MATCH([.H1114];[Def.$C$6:.$C$8]);MATCH([.G1114];[Def.$D$5:.$F$5]));IF([.F1114]=&quot;EI&quot;;INDEX([Def.$D$13:.$F$15];MATCH([.H1114];[Def.$C$13:.$C$15]);MATCH([.G1114];[Def.$D$12:.$F$12]));IF(OR([.F1114]=&quot;EO&quot;;[.F1114]=&quot;EQ&quot;);INDEX([Def.$D$19:.$F$21];MATCH([.H1114];[Def.$C$19:.$C$21]);MATCH([.G1114];[Def.$D$18:.$F$18]));&quot;#err&quot;)));&quot;&quot;)">
            <text:p/>
          </table:table-cell>
          <table:table-cell table:style-name="ce53" table:formula="of:=IF([.I1114]&lt;&gt;&quot;&quot;;INDEX([Def.$J$6:.$L$10];MATCH([.F1114];[Def.$I$6:.$I$10];0);MATCH([.I1114];[Def.$J$5:.$L$5];0));&quot;&quot;)">
            <text:p/>
          </table:table-cell>
          <table:table-cell table:style-name="ce56"/>
          <table:table-cell table:style-name="ce59" table:formula="of:=IF([.K1114]=&quot;&quot;;[.J1114];[.J1114]*[.K11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15]&lt;&gt;&quot;&quot;;IF(OR([.F1115]=&quot;ILF&quot;;[.F1115]=&quot;EIF&quot;);INDEX([Def.$D$6:.$F$8];MATCH([.H1115];[Def.$C$6:.$C$8]);MATCH([.G1115];[Def.$D$5:.$F$5]));IF([.F1115]=&quot;EI&quot;;INDEX([Def.$D$13:.$F$15];MATCH([.H1115];[Def.$C$13:.$C$15]);MATCH([.G1115];[Def.$D$12:.$F$12]));IF(OR([.F1115]=&quot;EO&quot;;[.F1115]=&quot;EQ&quot;);INDEX([Def.$D$19:.$F$21];MATCH([.H1115];[Def.$C$19:.$C$21]);MATCH([.G1115];[Def.$D$18:.$F$18]));&quot;#err&quot;)));&quot;&quot;)">
            <text:p/>
          </table:table-cell>
          <table:table-cell table:style-name="ce53" table:formula="of:=IF([.I1115]&lt;&gt;&quot;&quot;;INDEX([Def.$J$6:.$L$10];MATCH([.F1115];[Def.$I$6:.$I$10];0);MATCH([.I1115];[Def.$J$5:.$L$5];0));&quot;&quot;)">
            <text:p/>
          </table:table-cell>
          <table:table-cell table:style-name="ce56"/>
          <table:table-cell table:style-name="ce59" table:formula="of:=IF([.K1115]=&quot;&quot;;[.J1115];[.J1115]*[.K11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16]&lt;&gt;&quot;&quot;;IF(OR([.F1116]=&quot;ILF&quot;;[.F1116]=&quot;EIF&quot;);INDEX([Def.$D$6:.$F$8];MATCH([.H1116];[Def.$C$6:.$C$8]);MATCH([.G1116];[Def.$D$5:.$F$5]));IF([.F1116]=&quot;EI&quot;;INDEX([Def.$D$13:.$F$15];MATCH([.H1116];[Def.$C$13:.$C$15]);MATCH([.G1116];[Def.$D$12:.$F$12]));IF(OR([.F1116]=&quot;EO&quot;;[.F1116]=&quot;EQ&quot;);INDEX([Def.$D$19:.$F$21];MATCH([.H1116];[Def.$C$19:.$C$21]);MATCH([.G1116];[Def.$D$18:.$F$18]));&quot;#err&quot;)));&quot;&quot;)">
            <text:p/>
          </table:table-cell>
          <table:table-cell table:style-name="ce53" table:formula="of:=IF([.I1116]&lt;&gt;&quot;&quot;;INDEX([Def.$J$6:.$L$10];MATCH([.F1116];[Def.$I$6:.$I$10];0);MATCH([.I1116];[Def.$J$5:.$L$5];0));&quot;&quot;)">
            <text:p/>
          </table:table-cell>
          <table:table-cell table:style-name="ce56"/>
          <table:table-cell table:style-name="ce59" table:formula="of:=IF([.K1116]=&quot;&quot;;[.J1116];[.J1116]*[.K11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17]&lt;&gt;&quot;&quot;;IF(OR([.F1117]=&quot;ILF&quot;;[.F1117]=&quot;EIF&quot;);INDEX([Def.$D$6:.$F$8];MATCH([.H1117];[Def.$C$6:.$C$8]);MATCH([.G1117];[Def.$D$5:.$F$5]));IF([.F1117]=&quot;EI&quot;;INDEX([Def.$D$13:.$F$15];MATCH([.H1117];[Def.$C$13:.$C$15]);MATCH([.G1117];[Def.$D$12:.$F$12]));IF(OR([.F1117]=&quot;EO&quot;;[.F1117]=&quot;EQ&quot;);INDEX([Def.$D$19:.$F$21];MATCH([.H1117];[Def.$C$19:.$C$21]);MATCH([.G1117];[Def.$D$18:.$F$18]));&quot;#err&quot;)));&quot;&quot;)">
            <text:p/>
          </table:table-cell>
          <table:table-cell table:style-name="ce53" table:formula="of:=IF([.I1117]&lt;&gt;&quot;&quot;;INDEX([Def.$J$6:.$L$10];MATCH([.F1117];[Def.$I$6:.$I$10];0);MATCH([.I1117];[Def.$J$5:.$L$5];0));&quot;&quot;)">
            <text:p/>
          </table:table-cell>
          <table:table-cell table:style-name="ce56"/>
          <table:table-cell table:style-name="ce59" table:formula="of:=IF([.K1117]=&quot;&quot;;[.J1117];[.J1117]*[.K11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18]&lt;&gt;&quot;&quot;;IF(OR([.F1118]=&quot;ILF&quot;;[.F1118]=&quot;EIF&quot;);INDEX([Def.$D$6:.$F$8];MATCH([.H1118];[Def.$C$6:.$C$8]);MATCH([.G1118];[Def.$D$5:.$F$5]));IF([.F1118]=&quot;EI&quot;;INDEX([Def.$D$13:.$F$15];MATCH([.H1118];[Def.$C$13:.$C$15]);MATCH([.G1118];[Def.$D$12:.$F$12]));IF(OR([.F1118]=&quot;EO&quot;;[.F1118]=&quot;EQ&quot;);INDEX([Def.$D$19:.$F$21];MATCH([.H1118];[Def.$C$19:.$C$21]);MATCH([.G1118];[Def.$D$18:.$F$18]));&quot;#err&quot;)));&quot;&quot;)">
            <text:p/>
          </table:table-cell>
          <table:table-cell table:style-name="ce53" table:formula="of:=IF([.I1118]&lt;&gt;&quot;&quot;;INDEX([Def.$J$6:.$L$10];MATCH([.F1118];[Def.$I$6:.$I$10];0);MATCH([.I1118];[Def.$J$5:.$L$5];0));&quot;&quot;)">
            <text:p/>
          </table:table-cell>
          <table:table-cell table:style-name="ce56"/>
          <table:table-cell table:style-name="ce59" table:formula="of:=IF([.K1118]=&quot;&quot;;[.J1118];[.J1118]*[.K11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19]&lt;&gt;&quot;&quot;;IF(OR([.F1119]=&quot;ILF&quot;;[.F1119]=&quot;EIF&quot;);INDEX([Def.$D$6:.$F$8];MATCH([.H1119];[Def.$C$6:.$C$8]);MATCH([.G1119];[Def.$D$5:.$F$5]));IF([.F1119]=&quot;EI&quot;;INDEX([Def.$D$13:.$F$15];MATCH([.H1119];[Def.$C$13:.$C$15]);MATCH([.G1119];[Def.$D$12:.$F$12]));IF(OR([.F1119]=&quot;EO&quot;;[.F1119]=&quot;EQ&quot;);INDEX([Def.$D$19:.$F$21];MATCH([.H1119];[Def.$C$19:.$C$21]);MATCH([.G1119];[Def.$D$18:.$F$18]));&quot;#err&quot;)));&quot;&quot;)">
            <text:p/>
          </table:table-cell>
          <table:table-cell table:style-name="ce53" table:formula="of:=IF([.I1119]&lt;&gt;&quot;&quot;;INDEX([Def.$J$6:.$L$10];MATCH([.F1119];[Def.$I$6:.$I$10];0);MATCH([.I1119];[Def.$J$5:.$L$5];0));&quot;&quot;)">
            <text:p/>
          </table:table-cell>
          <table:table-cell table:style-name="ce56"/>
          <table:table-cell table:style-name="ce59" table:formula="of:=IF([.K1119]=&quot;&quot;;[.J1119];[.J1119]*[.K11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20]&lt;&gt;&quot;&quot;;IF(OR([.F1120]=&quot;ILF&quot;;[.F1120]=&quot;EIF&quot;);INDEX([Def.$D$6:.$F$8];MATCH([.H1120];[Def.$C$6:.$C$8]);MATCH([.G1120];[Def.$D$5:.$F$5]));IF([.F1120]=&quot;EI&quot;;INDEX([Def.$D$13:.$F$15];MATCH([.H1120];[Def.$C$13:.$C$15]);MATCH([.G1120];[Def.$D$12:.$F$12]));IF(OR([.F1120]=&quot;EO&quot;;[.F1120]=&quot;EQ&quot;);INDEX([Def.$D$19:.$F$21];MATCH([.H1120];[Def.$C$19:.$C$21]);MATCH([.G1120];[Def.$D$18:.$F$18]));&quot;#err&quot;)));&quot;&quot;)">
            <text:p/>
          </table:table-cell>
          <table:table-cell table:style-name="ce53" table:formula="of:=IF([.I1120]&lt;&gt;&quot;&quot;;INDEX([Def.$J$6:.$L$10];MATCH([.F1120];[Def.$I$6:.$I$10];0);MATCH([.I1120];[Def.$J$5:.$L$5];0));&quot;&quot;)">
            <text:p/>
          </table:table-cell>
          <table:table-cell table:style-name="ce56"/>
          <table:table-cell table:style-name="ce59" table:formula="of:=IF([.K1120]=&quot;&quot;;[.J1120];[.J1120]*[.K11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21]&lt;&gt;&quot;&quot;;IF(OR([.F1121]=&quot;ILF&quot;;[.F1121]=&quot;EIF&quot;);INDEX([Def.$D$6:.$F$8];MATCH([.H1121];[Def.$C$6:.$C$8]);MATCH([.G1121];[Def.$D$5:.$F$5]));IF([.F1121]=&quot;EI&quot;;INDEX([Def.$D$13:.$F$15];MATCH([.H1121];[Def.$C$13:.$C$15]);MATCH([.G1121];[Def.$D$12:.$F$12]));IF(OR([.F1121]=&quot;EO&quot;;[.F1121]=&quot;EQ&quot;);INDEX([Def.$D$19:.$F$21];MATCH([.H1121];[Def.$C$19:.$C$21]);MATCH([.G1121];[Def.$D$18:.$F$18]));&quot;#err&quot;)));&quot;&quot;)">
            <text:p/>
          </table:table-cell>
          <table:table-cell table:style-name="ce53" table:formula="of:=IF([.I1121]&lt;&gt;&quot;&quot;;INDEX([Def.$J$6:.$L$10];MATCH([.F1121];[Def.$I$6:.$I$10];0);MATCH([.I1121];[Def.$J$5:.$L$5];0));&quot;&quot;)">
            <text:p/>
          </table:table-cell>
          <table:table-cell table:style-name="ce56"/>
          <table:table-cell table:style-name="ce59" table:formula="of:=IF([.K1121]=&quot;&quot;;[.J1121];[.J1121]*[.K11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22]&lt;&gt;&quot;&quot;;IF(OR([.F1122]=&quot;ILF&quot;;[.F1122]=&quot;EIF&quot;);INDEX([Def.$D$6:.$F$8];MATCH([.H1122];[Def.$C$6:.$C$8]);MATCH([.G1122];[Def.$D$5:.$F$5]));IF([.F1122]=&quot;EI&quot;;INDEX([Def.$D$13:.$F$15];MATCH([.H1122];[Def.$C$13:.$C$15]);MATCH([.G1122];[Def.$D$12:.$F$12]));IF(OR([.F1122]=&quot;EO&quot;;[.F1122]=&quot;EQ&quot;);INDEX([Def.$D$19:.$F$21];MATCH([.H1122];[Def.$C$19:.$C$21]);MATCH([.G1122];[Def.$D$18:.$F$18]));&quot;#err&quot;)));&quot;&quot;)">
            <text:p/>
          </table:table-cell>
          <table:table-cell table:style-name="ce53" table:formula="of:=IF([.I1122]&lt;&gt;&quot;&quot;;INDEX([Def.$J$6:.$L$10];MATCH([.F1122];[Def.$I$6:.$I$10];0);MATCH([.I1122];[Def.$J$5:.$L$5];0));&quot;&quot;)">
            <text:p/>
          </table:table-cell>
          <table:table-cell table:style-name="ce56"/>
          <table:table-cell table:style-name="ce59" table:formula="of:=IF([.K1122]=&quot;&quot;;[.J1122];[.J1122]*[.K11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23]&lt;&gt;&quot;&quot;;IF(OR([.F1123]=&quot;ILF&quot;;[.F1123]=&quot;EIF&quot;);INDEX([Def.$D$6:.$F$8];MATCH([.H1123];[Def.$C$6:.$C$8]);MATCH([.G1123];[Def.$D$5:.$F$5]));IF([.F1123]=&quot;EI&quot;;INDEX([Def.$D$13:.$F$15];MATCH([.H1123];[Def.$C$13:.$C$15]);MATCH([.G1123];[Def.$D$12:.$F$12]));IF(OR([.F1123]=&quot;EO&quot;;[.F1123]=&quot;EQ&quot;);INDEX([Def.$D$19:.$F$21];MATCH([.H1123];[Def.$C$19:.$C$21]);MATCH([.G1123];[Def.$D$18:.$F$18]));&quot;#err&quot;)));&quot;&quot;)">
            <text:p/>
          </table:table-cell>
          <table:table-cell table:style-name="ce53" table:formula="of:=IF([.I1123]&lt;&gt;&quot;&quot;;INDEX([Def.$J$6:.$L$10];MATCH([.F1123];[Def.$I$6:.$I$10];0);MATCH([.I1123];[Def.$J$5:.$L$5];0));&quot;&quot;)">
            <text:p/>
          </table:table-cell>
          <table:table-cell table:style-name="ce56"/>
          <table:table-cell table:style-name="ce59" table:formula="of:=IF([.K1123]=&quot;&quot;;[.J1123];[.J1123]*[.K11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24]&lt;&gt;&quot;&quot;;IF(OR([.F1124]=&quot;ILF&quot;;[.F1124]=&quot;EIF&quot;);INDEX([Def.$D$6:.$F$8];MATCH([.H1124];[Def.$C$6:.$C$8]);MATCH([.G1124];[Def.$D$5:.$F$5]));IF([.F1124]=&quot;EI&quot;;INDEX([Def.$D$13:.$F$15];MATCH([.H1124];[Def.$C$13:.$C$15]);MATCH([.G1124];[Def.$D$12:.$F$12]));IF(OR([.F1124]=&quot;EO&quot;;[.F1124]=&quot;EQ&quot;);INDEX([Def.$D$19:.$F$21];MATCH([.H1124];[Def.$C$19:.$C$21]);MATCH([.G1124];[Def.$D$18:.$F$18]));&quot;#err&quot;)));&quot;&quot;)">
            <text:p/>
          </table:table-cell>
          <table:table-cell table:style-name="ce53" table:formula="of:=IF([.I1124]&lt;&gt;&quot;&quot;;INDEX([Def.$J$6:.$L$10];MATCH([.F1124];[Def.$I$6:.$I$10];0);MATCH([.I1124];[Def.$J$5:.$L$5];0));&quot;&quot;)">
            <text:p/>
          </table:table-cell>
          <table:table-cell table:style-name="ce56"/>
          <table:table-cell table:style-name="ce59" table:formula="of:=IF([.K1124]=&quot;&quot;;[.J1124];[.J1124]*[.K11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25]&lt;&gt;&quot;&quot;;IF(OR([.F1125]=&quot;ILF&quot;;[.F1125]=&quot;EIF&quot;);INDEX([Def.$D$6:.$F$8];MATCH([.H1125];[Def.$C$6:.$C$8]);MATCH([.G1125];[Def.$D$5:.$F$5]));IF([.F1125]=&quot;EI&quot;;INDEX([Def.$D$13:.$F$15];MATCH([.H1125];[Def.$C$13:.$C$15]);MATCH([.G1125];[Def.$D$12:.$F$12]));IF(OR([.F1125]=&quot;EO&quot;;[.F1125]=&quot;EQ&quot;);INDEX([Def.$D$19:.$F$21];MATCH([.H1125];[Def.$C$19:.$C$21]);MATCH([.G1125];[Def.$D$18:.$F$18]));&quot;#err&quot;)));&quot;&quot;)">
            <text:p/>
          </table:table-cell>
          <table:table-cell table:style-name="ce53" table:formula="of:=IF([.I1125]&lt;&gt;&quot;&quot;;INDEX([Def.$J$6:.$L$10];MATCH([.F1125];[Def.$I$6:.$I$10];0);MATCH([.I1125];[Def.$J$5:.$L$5];0));&quot;&quot;)">
            <text:p/>
          </table:table-cell>
          <table:table-cell table:style-name="ce56"/>
          <table:table-cell table:style-name="ce59" table:formula="of:=IF([.K1125]=&quot;&quot;;[.J1125];[.J1125]*[.K11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26]&lt;&gt;&quot;&quot;;IF(OR([.F1126]=&quot;ILF&quot;;[.F1126]=&quot;EIF&quot;);INDEX([Def.$D$6:.$F$8];MATCH([.H1126];[Def.$C$6:.$C$8]);MATCH([.G1126];[Def.$D$5:.$F$5]));IF([.F1126]=&quot;EI&quot;;INDEX([Def.$D$13:.$F$15];MATCH([.H1126];[Def.$C$13:.$C$15]);MATCH([.G1126];[Def.$D$12:.$F$12]));IF(OR([.F1126]=&quot;EO&quot;;[.F1126]=&quot;EQ&quot;);INDEX([Def.$D$19:.$F$21];MATCH([.H1126];[Def.$C$19:.$C$21]);MATCH([.G1126];[Def.$D$18:.$F$18]));&quot;#err&quot;)));&quot;&quot;)">
            <text:p/>
          </table:table-cell>
          <table:table-cell table:style-name="ce53" table:formula="of:=IF([.I1126]&lt;&gt;&quot;&quot;;INDEX([Def.$J$6:.$L$10];MATCH([.F1126];[Def.$I$6:.$I$10];0);MATCH([.I1126];[Def.$J$5:.$L$5];0));&quot;&quot;)">
            <text:p/>
          </table:table-cell>
          <table:table-cell table:style-name="ce56"/>
          <table:table-cell table:style-name="ce59" table:formula="of:=IF([.K1126]=&quot;&quot;;[.J1126];[.J1126]*[.K11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27]&lt;&gt;&quot;&quot;;IF(OR([.F1127]=&quot;ILF&quot;;[.F1127]=&quot;EIF&quot;);INDEX([Def.$D$6:.$F$8];MATCH([.H1127];[Def.$C$6:.$C$8]);MATCH([.G1127];[Def.$D$5:.$F$5]));IF([.F1127]=&quot;EI&quot;;INDEX([Def.$D$13:.$F$15];MATCH([.H1127];[Def.$C$13:.$C$15]);MATCH([.G1127];[Def.$D$12:.$F$12]));IF(OR([.F1127]=&quot;EO&quot;;[.F1127]=&quot;EQ&quot;);INDEX([Def.$D$19:.$F$21];MATCH([.H1127];[Def.$C$19:.$C$21]);MATCH([.G1127];[Def.$D$18:.$F$18]));&quot;#err&quot;)));&quot;&quot;)">
            <text:p/>
          </table:table-cell>
          <table:table-cell table:style-name="ce53" table:formula="of:=IF([.I1127]&lt;&gt;&quot;&quot;;INDEX([Def.$J$6:.$L$10];MATCH([.F1127];[Def.$I$6:.$I$10];0);MATCH([.I1127];[Def.$J$5:.$L$5];0));&quot;&quot;)">
            <text:p/>
          </table:table-cell>
          <table:table-cell table:style-name="ce56"/>
          <table:table-cell table:style-name="ce59" table:formula="of:=IF([.K1127]=&quot;&quot;;[.J1127];[.J1127]*[.K11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28]&lt;&gt;&quot;&quot;;IF(OR([.F1128]=&quot;ILF&quot;;[.F1128]=&quot;EIF&quot;);INDEX([Def.$D$6:.$F$8];MATCH([.H1128];[Def.$C$6:.$C$8]);MATCH([.G1128];[Def.$D$5:.$F$5]));IF([.F1128]=&quot;EI&quot;;INDEX([Def.$D$13:.$F$15];MATCH([.H1128];[Def.$C$13:.$C$15]);MATCH([.G1128];[Def.$D$12:.$F$12]));IF(OR([.F1128]=&quot;EO&quot;;[.F1128]=&quot;EQ&quot;);INDEX([Def.$D$19:.$F$21];MATCH([.H1128];[Def.$C$19:.$C$21]);MATCH([.G1128];[Def.$D$18:.$F$18]));&quot;#err&quot;)));&quot;&quot;)">
            <text:p/>
          </table:table-cell>
          <table:table-cell table:style-name="ce53" table:formula="of:=IF([.I1128]&lt;&gt;&quot;&quot;;INDEX([Def.$J$6:.$L$10];MATCH([.F1128];[Def.$I$6:.$I$10];0);MATCH([.I1128];[Def.$J$5:.$L$5];0));&quot;&quot;)">
            <text:p/>
          </table:table-cell>
          <table:table-cell table:style-name="ce56"/>
          <table:table-cell table:style-name="ce59" table:formula="of:=IF([.K1128]=&quot;&quot;;[.J1128];[.J1128]*[.K11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29]&lt;&gt;&quot;&quot;;IF(OR([.F1129]=&quot;ILF&quot;;[.F1129]=&quot;EIF&quot;);INDEX([Def.$D$6:.$F$8];MATCH([.H1129];[Def.$C$6:.$C$8]);MATCH([.G1129];[Def.$D$5:.$F$5]));IF([.F1129]=&quot;EI&quot;;INDEX([Def.$D$13:.$F$15];MATCH([.H1129];[Def.$C$13:.$C$15]);MATCH([.G1129];[Def.$D$12:.$F$12]));IF(OR([.F1129]=&quot;EO&quot;;[.F1129]=&quot;EQ&quot;);INDEX([Def.$D$19:.$F$21];MATCH([.H1129];[Def.$C$19:.$C$21]);MATCH([.G1129];[Def.$D$18:.$F$18]));&quot;#err&quot;)));&quot;&quot;)">
            <text:p/>
          </table:table-cell>
          <table:table-cell table:style-name="ce53" table:formula="of:=IF([.I1129]&lt;&gt;&quot;&quot;;INDEX([Def.$J$6:.$L$10];MATCH([.F1129];[Def.$I$6:.$I$10];0);MATCH([.I1129];[Def.$J$5:.$L$5];0));&quot;&quot;)">
            <text:p/>
          </table:table-cell>
          <table:table-cell table:style-name="ce56"/>
          <table:table-cell table:style-name="ce59" table:formula="of:=IF([.K1129]=&quot;&quot;;[.J1129];[.J1129]*[.K11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30]&lt;&gt;&quot;&quot;;IF(OR([.F1130]=&quot;ILF&quot;;[.F1130]=&quot;EIF&quot;);INDEX([Def.$D$6:.$F$8];MATCH([.H1130];[Def.$C$6:.$C$8]);MATCH([.G1130];[Def.$D$5:.$F$5]));IF([.F1130]=&quot;EI&quot;;INDEX([Def.$D$13:.$F$15];MATCH([.H1130];[Def.$C$13:.$C$15]);MATCH([.G1130];[Def.$D$12:.$F$12]));IF(OR([.F1130]=&quot;EO&quot;;[.F1130]=&quot;EQ&quot;);INDEX([Def.$D$19:.$F$21];MATCH([.H1130];[Def.$C$19:.$C$21]);MATCH([.G1130];[Def.$D$18:.$F$18]));&quot;#err&quot;)));&quot;&quot;)">
            <text:p/>
          </table:table-cell>
          <table:table-cell table:style-name="ce53" table:formula="of:=IF([.I1130]&lt;&gt;&quot;&quot;;INDEX([Def.$J$6:.$L$10];MATCH([.F1130];[Def.$I$6:.$I$10];0);MATCH([.I1130];[Def.$J$5:.$L$5];0));&quot;&quot;)">
            <text:p/>
          </table:table-cell>
          <table:table-cell table:style-name="ce56"/>
          <table:table-cell table:style-name="ce59" table:formula="of:=IF([.K1130]=&quot;&quot;;[.J1130];[.J1130]*[.K11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31]&lt;&gt;&quot;&quot;;IF(OR([.F1131]=&quot;ILF&quot;;[.F1131]=&quot;EIF&quot;);INDEX([Def.$D$6:.$F$8];MATCH([.H1131];[Def.$C$6:.$C$8]);MATCH([.G1131];[Def.$D$5:.$F$5]));IF([.F1131]=&quot;EI&quot;;INDEX([Def.$D$13:.$F$15];MATCH([.H1131];[Def.$C$13:.$C$15]);MATCH([.G1131];[Def.$D$12:.$F$12]));IF(OR([.F1131]=&quot;EO&quot;;[.F1131]=&quot;EQ&quot;);INDEX([Def.$D$19:.$F$21];MATCH([.H1131];[Def.$C$19:.$C$21]);MATCH([.G1131];[Def.$D$18:.$F$18]));&quot;#err&quot;)));&quot;&quot;)">
            <text:p/>
          </table:table-cell>
          <table:table-cell table:style-name="ce53" table:formula="of:=IF([.I1131]&lt;&gt;&quot;&quot;;INDEX([Def.$J$6:.$L$10];MATCH([.F1131];[Def.$I$6:.$I$10];0);MATCH([.I1131];[Def.$J$5:.$L$5];0));&quot;&quot;)">
            <text:p/>
          </table:table-cell>
          <table:table-cell table:style-name="ce56"/>
          <table:table-cell table:style-name="ce59" table:formula="of:=IF([.K1131]=&quot;&quot;;[.J1131];[.J1131]*[.K11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32]&lt;&gt;&quot;&quot;;IF(OR([.F1132]=&quot;ILF&quot;;[.F1132]=&quot;EIF&quot;);INDEX([Def.$D$6:.$F$8];MATCH([.H1132];[Def.$C$6:.$C$8]);MATCH([.G1132];[Def.$D$5:.$F$5]));IF([.F1132]=&quot;EI&quot;;INDEX([Def.$D$13:.$F$15];MATCH([.H1132];[Def.$C$13:.$C$15]);MATCH([.G1132];[Def.$D$12:.$F$12]));IF(OR([.F1132]=&quot;EO&quot;;[.F1132]=&quot;EQ&quot;);INDEX([Def.$D$19:.$F$21];MATCH([.H1132];[Def.$C$19:.$C$21]);MATCH([.G1132];[Def.$D$18:.$F$18]));&quot;#err&quot;)));&quot;&quot;)">
            <text:p/>
          </table:table-cell>
          <table:table-cell table:style-name="ce53" table:formula="of:=IF([.I1132]&lt;&gt;&quot;&quot;;INDEX([Def.$J$6:.$L$10];MATCH([.F1132];[Def.$I$6:.$I$10];0);MATCH([.I1132];[Def.$J$5:.$L$5];0));&quot;&quot;)">
            <text:p/>
          </table:table-cell>
          <table:table-cell table:style-name="ce56"/>
          <table:table-cell table:style-name="ce59" table:formula="of:=IF([.K1132]=&quot;&quot;;[.J1132];[.J1132]*[.K11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33]&lt;&gt;&quot;&quot;;IF(OR([.F1133]=&quot;ILF&quot;;[.F1133]=&quot;EIF&quot;);INDEX([Def.$D$6:.$F$8];MATCH([.H1133];[Def.$C$6:.$C$8]);MATCH([.G1133];[Def.$D$5:.$F$5]));IF([.F1133]=&quot;EI&quot;;INDEX([Def.$D$13:.$F$15];MATCH([.H1133];[Def.$C$13:.$C$15]);MATCH([.G1133];[Def.$D$12:.$F$12]));IF(OR([.F1133]=&quot;EO&quot;;[.F1133]=&quot;EQ&quot;);INDEX([Def.$D$19:.$F$21];MATCH([.H1133];[Def.$C$19:.$C$21]);MATCH([.G1133];[Def.$D$18:.$F$18]));&quot;#err&quot;)));&quot;&quot;)">
            <text:p/>
          </table:table-cell>
          <table:table-cell table:style-name="ce53" table:formula="of:=IF([.I1133]&lt;&gt;&quot;&quot;;INDEX([Def.$J$6:.$L$10];MATCH([.F1133];[Def.$I$6:.$I$10];0);MATCH([.I1133];[Def.$J$5:.$L$5];0));&quot;&quot;)">
            <text:p/>
          </table:table-cell>
          <table:table-cell table:style-name="ce56"/>
          <table:table-cell table:style-name="ce59" table:formula="of:=IF([.K1133]=&quot;&quot;;[.J1133];[.J1133]*[.K11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34]&lt;&gt;&quot;&quot;;IF(OR([.F1134]=&quot;ILF&quot;;[.F1134]=&quot;EIF&quot;);INDEX([Def.$D$6:.$F$8];MATCH([.H1134];[Def.$C$6:.$C$8]);MATCH([.G1134];[Def.$D$5:.$F$5]));IF([.F1134]=&quot;EI&quot;;INDEX([Def.$D$13:.$F$15];MATCH([.H1134];[Def.$C$13:.$C$15]);MATCH([.G1134];[Def.$D$12:.$F$12]));IF(OR([.F1134]=&quot;EO&quot;;[.F1134]=&quot;EQ&quot;);INDEX([Def.$D$19:.$F$21];MATCH([.H1134];[Def.$C$19:.$C$21]);MATCH([.G1134];[Def.$D$18:.$F$18]));&quot;#err&quot;)));&quot;&quot;)">
            <text:p/>
          </table:table-cell>
          <table:table-cell table:style-name="ce53" table:formula="of:=IF([.I1134]&lt;&gt;&quot;&quot;;INDEX([Def.$J$6:.$L$10];MATCH([.F1134];[Def.$I$6:.$I$10];0);MATCH([.I1134];[Def.$J$5:.$L$5];0));&quot;&quot;)">
            <text:p/>
          </table:table-cell>
          <table:table-cell table:style-name="ce56"/>
          <table:table-cell table:style-name="ce59" table:formula="of:=IF([.K1134]=&quot;&quot;;[.J1134];[.J1134]*[.K11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35]&lt;&gt;&quot;&quot;;IF(OR([.F1135]=&quot;ILF&quot;;[.F1135]=&quot;EIF&quot;);INDEX([Def.$D$6:.$F$8];MATCH([.H1135];[Def.$C$6:.$C$8]);MATCH([.G1135];[Def.$D$5:.$F$5]));IF([.F1135]=&quot;EI&quot;;INDEX([Def.$D$13:.$F$15];MATCH([.H1135];[Def.$C$13:.$C$15]);MATCH([.G1135];[Def.$D$12:.$F$12]));IF(OR([.F1135]=&quot;EO&quot;;[.F1135]=&quot;EQ&quot;);INDEX([Def.$D$19:.$F$21];MATCH([.H1135];[Def.$C$19:.$C$21]);MATCH([.G1135];[Def.$D$18:.$F$18]));&quot;#err&quot;)));&quot;&quot;)">
            <text:p/>
          </table:table-cell>
          <table:table-cell table:style-name="ce53" table:formula="of:=IF([.I1135]&lt;&gt;&quot;&quot;;INDEX([Def.$J$6:.$L$10];MATCH([.F1135];[Def.$I$6:.$I$10];0);MATCH([.I1135];[Def.$J$5:.$L$5];0));&quot;&quot;)">
            <text:p/>
          </table:table-cell>
          <table:table-cell table:style-name="ce56"/>
          <table:table-cell table:style-name="ce59" table:formula="of:=IF([.K1135]=&quot;&quot;;[.J1135];[.J1135]*[.K11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36]&lt;&gt;&quot;&quot;;IF(OR([.F1136]=&quot;ILF&quot;;[.F1136]=&quot;EIF&quot;);INDEX([Def.$D$6:.$F$8];MATCH([.H1136];[Def.$C$6:.$C$8]);MATCH([.G1136];[Def.$D$5:.$F$5]));IF([.F1136]=&quot;EI&quot;;INDEX([Def.$D$13:.$F$15];MATCH([.H1136];[Def.$C$13:.$C$15]);MATCH([.G1136];[Def.$D$12:.$F$12]));IF(OR([.F1136]=&quot;EO&quot;;[.F1136]=&quot;EQ&quot;);INDEX([Def.$D$19:.$F$21];MATCH([.H1136];[Def.$C$19:.$C$21]);MATCH([.G1136];[Def.$D$18:.$F$18]));&quot;#err&quot;)));&quot;&quot;)">
            <text:p/>
          </table:table-cell>
          <table:table-cell table:style-name="ce53" table:formula="of:=IF([.I1136]&lt;&gt;&quot;&quot;;INDEX([Def.$J$6:.$L$10];MATCH([.F1136];[Def.$I$6:.$I$10];0);MATCH([.I1136];[Def.$J$5:.$L$5];0));&quot;&quot;)">
            <text:p/>
          </table:table-cell>
          <table:table-cell table:style-name="ce56"/>
          <table:table-cell table:style-name="ce59" table:formula="of:=IF([.K1136]=&quot;&quot;;[.J1136];[.J1136]*[.K11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37]&lt;&gt;&quot;&quot;;IF(OR([.F1137]=&quot;ILF&quot;;[.F1137]=&quot;EIF&quot;);INDEX([Def.$D$6:.$F$8];MATCH([.H1137];[Def.$C$6:.$C$8]);MATCH([.G1137];[Def.$D$5:.$F$5]));IF([.F1137]=&quot;EI&quot;;INDEX([Def.$D$13:.$F$15];MATCH([.H1137];[Def.$C$13:.$C$15]);MATCH([.G1137];[Def.$D$12:.$F$12]));IF(OR([.F1137]=&quot;EO&quot;;[.F1137]=&quot;EQ&quot;);INDEX([Def.$D$19:.$F$21];MATCH([.H1137];[Def.$C$19:.$C$21]);MATCH([.G1137];[Def.$D$18:.$F$18]));&quot;#err&quot;)));&quot;&quot;)">
            <text:p/>
          </table:table-cell>
          <table:table-cell table:style-name="ce53" table:formula="of:=IF([.I1137]&lt;&gt;&quot;&quot;;INDEX([Def.$J$6:.$L$10];MATCH([.F1137];[Def.$I$6:.$I$10];0);MATCH([.I1137];[Def.$J$5:.$L$5];0));&quot;&quot;)">
            <text:p/>
          </table:table-cell>
          <table:table-cell table:style-name="ce56"/>
          <table:table-cell table:style-name="ce59" table:formula="of:=IF([.K1137]=&quot;&quot;;[.J1137];[.J1137]*[.K11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38]&lt;&gt;&quot;&quot;;IF(OR([.F1138]=&quot;ILF&quot;;[.F1138]=&quot;EIF&quot;);INDEX([Def.$D$6:.$F$8];MATCH([.H1138];[Def.$C$6:.$C$8]);MATCH([.G1138];[Def.$D$5:.$F$5]));IF([.F1138]=&quot;EI&quot;;INDEX([Def.$D$13:.$F$15];MATCH([.H1138];[Def.$C$13:.$C$15]);MATCH([.G1138];[Def.$D$12:.$F$12]));IF(OR([.F1138]=&quot;EO&quot;;[.F1138]=&quot;EQ&quot;);INDEX([Def.$D$19:.$F$21];MATCH([.H1138];[Def.$C$19:.$C$21]);MATCH([.G1138];[Def.$D$18:.$F$18]));&quot;#err&quot;)));&quot;&quot;)">
            <text:p/>
          </table:table-cell>
          <table:table-cell table:style-name="ce53" table:formula="of:=IF([.I1138]&lt;&gt;&quot;&quot;;INDEX([Def.$J$6:.$L$10];MATCH([.F1138];[Def.$I$6:.$I$10];0);MATCH([.I1138];[Def.$J$5:.$L$5];0));&quot;&quot;)">
            <text:p/>
          </table:table-cell>
          <table:table-cell table:style-name="ce56"/>
          <table:table-cell table:style-name="ce59" table:formula="of:=IF([.K1138]=&quot;&quot;;[.J1138];[.J1138]*[.K11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39]&lt;&gt;&quot;&quot;;IF(OR([.F1139]=&quot;ILF&quot;;[.F1139]=&quot;EIF&quot;);INDEX([Def.$D$6:.$F$8];MATCH([.H1139];[Def.$C$6:.$C$8]);MATCH([.G1139];[Def.$D$5:.$F$5]));IF([.F1139]=&quot;EI&quot;;INDEX([Def.$D$13:.$F$15];MATCH([.H1139];[Def.$C$13:.$C$15]);MATCH([.G1139];[Def.$D$12:.$F$12]));IF(OR([.F1139]=&quot;EO&quot;;[.F1139]=&quot;EQ&quot;);INDEX([Def.$D$19:.$F$21];MATCH([.H1139];[Def.$C$19:.$C$21]);MATCH([.G1139];[Def.$D$18:.$F$18]));&quot;#err&quot;)));&quot;&quot;)">
            <text:p/>
          </table:table-cell>
          <table:table-cell table:style-name="ce53" table:formula="of:=IF([.I1139]&lt;&gt;&quot;&quot;;INDEX([Def.$J$6:.$L$10];MATCH([.F1139];[Def.$I$6:.$I$10];0);MATCH([.I1139];[Def.$J$5:.$L$5];0));&quot;&quot;)">
            <text:p/>
          </table:table-cell>
          <table:table-cell table:style-name="ce56"/>
          <table:table-cell table:style-name="ce59" table:formula="of:=IF([.K1139]=&quot;&quot;;[.J1139];[.J1139]*[.K11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40]&lt;&gt;&quot;&quot;;IF(OR([.F1140]=&quot;ILF&quot;;[.F1140]=&quot;EIF&quot;);INDEX([Def.$D$6:.$F$8];MATCH([.H1140];[Def.$C$6:.$C$8]);MATCH([.G1140];[Def.$D$5:.$F$5]));IF([.F1140]=&quot;EI&quot;;INDEX([Def.$D$13:.$F$15];MATCH([.H1140];[Def.$C$13:.$C$15]);MATCH([.G1140];[Def.$D$12:.$F$12]));IF(OR([.F1140]=&quot;EO&quot;;[.F1140]=&quot;EQ&quot;);INDEX([Def.$D$19:.$F$21];MATCH([.H1140];[Def.$C$19:.$C$21]);MATCH([.G1140];[Def.$D$18:.$F$18]));&quot;#err&quot;)));&quot;&quot;)">
            <text:p/>
          </table:table-cell>
          <table:table-cell table:style-name="ce53" table:formula="of:=IF([.I1140]&lt;&gt;&quot;&quot;;INDEX([Def.$J$6:.$L$10];MATCH([.F1140];[Def.$I$6:.$I$10];0);MATCH([.I1140];[Def.$J$5:.$L$5];0));&quot;&quot;)">
            <text:p/>
          </table:table-cell>
          <table:table-cell table:style-name="ce56"/>
          <table:table-cell table:style-name="ce59" table:formula="of:=IF([.K1140]=&quot;&quot;;[.J1140];[.J1140]*[.K11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41]&lt;&gt;&quot;&quot;;IF(OR([.F1141]=&quot;ILF&quot;;[.F1141]=&quot;EIF&quot;);INDEX([Def.$D$6:.$F$8];MATCH([.H1141];[Def.$C$6:.$C$8]);MATCH([.G1141];[Def.$D$5:.$F$5]));IF([.F1141]=&quot;EI&quot;;INDEX([Def.$D$13:.$F$15];MATCH([.H1141];[Def.$C$13:.$C$15]);MATCH([.G1141];[Def.$D$12:.$F$12]));IF(OR([.F1141]=&quot;EO&quot;;[.F1141]=&quot;EQ&quot;);INDEX([Def.$D$19:.$F$21];MATCH([.H1141];[Def.$C$19:.$C$21]);MATCH([.G1141];[Def.$D$18:.$F$18]));&quot;#err&quot;)));&quot;&quot;)">
            <text:p/>
          </table:table-cell>
          <table:table-cell table:style-name="ce53" table:formula="of:=IF([.I1141]&lt;&gt;&quot;&quot;;INDEX([Def.$J$6:.$L$10];MATCH([.F1141];[Def.$I$6:.$I$10];0);MATCH([.I1141];[Def.$J$5:.$L$5];0));&quot;&quot;)">
            <text:p/>
          </table:table-cell>
          <table:table-cell table:style-name="ce56"/>
          <table:table-cell table:style-name="ce59" table:formula="of:=IF([.K1141]=&quot;&quot;;[.J1141];[.J1141]*[.K11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42]&lt;&gt;&quot;&quot;;IF(OR([.F1142]=&quot;ILF&quot;;[.F1142]=&quot;EIF&quot;);INDEX([Def.$D$6:.$F$8];MATCH([.H1142];[Def.$C$6:.$C$8]);MATCH([.G1142];[Def.$D$5:.$F$5]));IF([.F1142]=&quot;EI&quot;;INDEX([Def.$D$13:.$F$15];MATCH([.H1142];[Def.$C$13:.$C$15]);MATCH([.G1142];[Def.$D$12:.$F$12]));IF(OR([.F1142]=&quot;EO&quot;;[.F1142]=&quot;EQ&quot;);INDEX([Def.$D$19:.$F$21];MATCH([.H1142];[Def.$C$19:.$C$21]);MATCH([.G1142];[Def.$D$18:.$F$18]));&quot;#err&quot;)));&quot;&quot;)">
            <text:p/>
          </table:table-cell>
          <table:table-cell table:style-name="ce53" table:formula="of:=IF([.I1142]&lt;&gt;&quot;&quot;;INDEX([Def.$J$6:.$L$10];MATCH([.F1142];[Def.$I$6:.$I$10];0);MATCH([.I1142];[Def.$J$5:.$L$5];0));&quot;&quot;)">
            <text:p/>
          </table:table-cell>
          <table:table-cell table:style-name="ce56"/>
          <table:table-cell table:style-name="ce59" table:formula="of:=IF([.K1142]=&quot;&quot;;[.J1142];[.J1142]*[.K11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43]&lt;&gt;&quot;&quot;;IF(OR([.F1143]=&quot;ILF&quot;;[.F1143]=&quot;EIF&quot;);INDEX([Def.$D$6:.$F$8];MATCH([.H1143];[Def.$C$6:.$C$8]);MATCH([.G1143];[Def.$D$5:.$F$5]));IF([.F1143]=&quot;EI&quot;;INDEX([Def.$D$13:.$F$15];MATCH([.H1143];[Def.$C$13:.$C$15]);MATCH([.G1143];[Def.$D$12:.$F$12]));IF(OR([.F1143]=&quot;EO&quot;;[.F1143]=&quot;EQ&quot;);INDEX([Def.$D$19:.$F$21];MATCH([.H1143];[Def.$C$19:.$C$21]);MATCH([.G1143];[Def.$D$18:.$F$18]));&quot;#err&quot;)));&quot;&quot;)">
            <text:p/>
          </table:table-cell>
          <table:table-cell table:style-name="ce53" table:formula="of:=IF([.I1143]&lt;&gt;&quot;&quot;;INDEX([Def.$J$6:.$L$10];MATCH([.F1143];[Def.$I$6:.$I$10];0);MATCH([.I1143];[Def.$J$5:.$L$5];0));&quot;&quot;)">
            <text:p/>
          </table:table-cell>
          <table:table-cell table:style-name="ce56"/>
          <table:table-cell table:style-name="ce59" table:formula="of:=IF([.K1143]=&quot;&quot;;[.J1143];[.J1143]*[.K11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44]&lt;&gt;&quot;&quot;;IF(OR([.F1144]=&quot;ILF&quot;;[.F1144]=&quot;EIF&quot;);INDEX([Def.$D$6:.$F$8];MATCH([.H1144];[Def.$C$6:.$C$8]);MATCH([.G1144];[Def.$D$5:.$F$5]));IF([.F1144]=&quot;EI&quot;;INDEX([Def.$D$13:.$F$15];MATCH([.H1144];[Def.$C$13:.$C$15]);MATCH([.G1144];[Def.$D$12:.$F$12]));IF(OR([.F1144]=&quot;EO&quot;;[.F1144]=&quot;EQ&quot;);INDEX([Def.$D$19:.$F$21];MATCH([.H1144];[Def.$C$19:.$C$21]);MATCH([.G1144];[Def.$D$18:.$F$18]));&quot;#err&quot;)));&quot;&quot;)">
            <text:p/>
          </table:table-cell>
          <table:table-cell table:style-name="ce53" table:formula="of:=IF([.I1144]&lt;&gt;&quot;&quot;;INDEX([Def.$J$6:.$L$10];MATCH([.F1144];[Def.$I$6:.$I$10];0);MATCH([.I1144];[Def.$J$5:.$L$5];0));&quot;&quot;)">
            <text:p/>
          </table:table-cell>
          <table:table-cell table:style-name="ce56"/>
          <table:table-cell table:style-name="ce59" table:formula="of:=IF([.K1144]=&quot;&quot;;[.J1144];[.J1144]*[.K11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45]&lt;&gt;&quot;&quot;;IF(OR([.F1145]=&quot;ILF&quot;;[.F1145]=&quot;EIF&quot;);INDEX([Def.$D$6:.$F$8];MATCH([.H1145];[Def.$C$6:.$C$8]);MATCH([.G1145];[Def.$D$5:.$F$5]));IF([.F1145]=&quot;EI&quot;;INDEX([Def.$D$13:.$F$15];MATCH([.H1145];[Def.$C$13:.$C$15]);MATCH([.G1145];[Def.$D$12:.$F$12]));IF(OR([.F1145]=&quot;EO&quot;;[.F1145]=&quot;EQ&quot;);INDEX([Def.$D$19:.$F$21];MATCH([.H1145];[Def.$C$19:.$C$21]);MATCH([.G1145];[Def.$D$18:.$F$18]));&quot;#err&quot;)));&quot;&quot;)">
            <text:p/>
          </table:table-cell>
          <table:table-cell table:style-name="ce53" table:formula="of:=IF([.I1145]&lt;&gt;&quot;&quot;;INDEX([Def.$J$6:.$L$10];MATCH([.F1145];[Def.$I$6:.$I$10];0);MATCH([.I1145];[Def.$J$5:.$L$5];0));&quot;&quot;)">
            <text:p/>
          </table:table-cell>
          <table:table-cell table:style-name="ce56"/>
          <table:table-cell table:style-name="ce59" table:formula="of:=IF([.K1145]=&quot;&quot;;[.J1145];[.J1145]*[.K11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46]&lt;&gt;&quot;&quot;;IF(OR([.F1146]=&quot;ILF&quot;;[.F1146]=&quot;EIF&quot;);INDEX([Def.$D$6:.$F$8];MATCH([.H1146];[Def.$C$6:.$C$8]);MATCH([.G1146];[Def.$D$5:.$F$5]));IF([.F1146]=&quot;EI&quot;;INDEX([Def.$D$13:.$F$15];MATCH([.H1146];[Def.$C$13:.$C$15]);MATCH([.G1146];[Def.$D$12:.$F$12]));IF(OR([.F1146]=&quot;EO&quot;;[.F1146]=&quot;EQ&quot;);INDEX([Def.$D$19:.$F$21];MATCH([.H1146];[Def.$C$19:.$C$21]);MATCH([.G1146];[Def.$D$18:.$F$18]));&quot;#err&quot;)));&quot;&quot;)">
            <text:p/>
          </table:table-cell>
          <table:table-cell table:style-name="ce53" table:formula="of:=IF([.I1146]&lt;&gt;&quot;&quot;;INDEX([Def.$J$6:.$L$10];MATCH([.F1146];[Def.$I$6:.$I$10];0);MATCH([.I1146];[Def.$J$5:.$L$5];0));&quot;&quot;)">
            <text:p/>
          </table:table-cell>
          <table:table-cell table:style-name="ce56"/>
          <table:table-cell table:style-name="ce59" table:formula="of:=IF([.K1146]=&quot;&quot;;[.J1146];[.J1146]*[.K11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47]&lt;&gt;&quot;&quot;;IF(OR([.F1147]=&quot;ILF&quot;;[.F1147]=&quot;EIF&quot;);INDEX([Def.$D$6:.$F$8];MATCH([.H1147];[Def.$C$6:.$C$8]);MATCH([.G1147];[Def.$D$5:.$F$5]));IF([.F1147]=&quot;EI&quot;;INDEX([Def.$D$13:.$F$15];MATCH([.H1147];[Def.$C$13:.$C$15]);MATCH([.G1147];[Def.$D$12:.$F$12]));IF(OR([.F1147]=&quot;EO&quot;;[.F1147]=&quot;EQ&quot;);INDEX([Def.$D$19:.$F$21];MATCH([.H1147];[Def.$C$19:.$C$21]);MATCH([.G1147];[Def.$D$18:.$F$18]));&quot;#err&quot;)));&quot;&quot;)">
            <text:p/>
          </table:table-cell>
          <table:table-cell table:style-name="ce53" table:formula="of:=IF([.I1147]&lt;&gt;&quot;&quot;;INDEX([Def.$J$6:.$L$10];MATCH([.F1147];[Def.$I$6:.$I$10];0);MATCH([.I1147];[Def.$J$5:.$L$5];0));&quot;&quot;)">
            <text:p/>
          </table:table-cell>
          <table:table-cell table:style-name="ce56"/>
          <table:table-cell table:style-name="ce59" table:formula="of:=IF([.K1147]=&quot;&quot;;[.J1147];[.J1147]*[.K11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48]&lt;&gt;&quot;&quot;;IF(OR([.F1148]=&quot;ILF&quot;;[.F1148]=&quot;EIF&quot;);INDEX([Def.$D$6:.$F$8];MATCH([.H1148];[Def.$C$6:.$C$8]);MATCH([.G1148];[Def.$D$5:.$F$5]));IF([.F1148]=&quot;EI&quot;;INDEX([Def.$D$13:.$F$15];MATCH([.H1148];[Def.$C$13:.$C$15]);MATCH([.G1148];[Def.$D$12:.$F$12]));IF(OR([.F1148]=&quot;EO&quot;;[.F1148]=&quot;EQ&quot;);INDEX([Def.$D$19:.$F$21];MATCH([.H1148];[Def.$C$19:.$C$21]);MATCH([.G1148];[Def.$D$18:.$F$18]));&quot;#err&quot;)));&quot;&quot;)">
            <text:p/>
          </table:table-cell>
          <table:table-cell table:style-name="ce53" table:formula="of:=IF([.I1148]&lt;&gt;&quot;&quot;;INDEX([Def.$J$6:.$L$10];MATCH([.F1148];[Def.$I$6:.$I$10];0);MATCH([.I1148];[Def.$J$5:.$L$5];0));&quot;&quot;)">
            <text:p/>
          </table:table-cell>
          <table:table-cell table:style-name="ce56"/>
          <table:table-cell table:style-name="ce59" table:formula="of:=IF([.K1148]=&quot;&quot;;[.J1148];[.J1148]*[.K11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49]&lt;&gt;&quot;&quot;;IF(OR([.F1149]=&quot;ILF&quot;;[.F1149]=&quot;EIF&quot;);INDEX([Def.$D$6:.$F$8];MATCH([.H1149];[Def.$C$6:.$C$8]);MATCH([.G1149];[Def.$D$5:.$F$5]));IF([.F1149]=&quot;EI&quot;;INDEX([Def.$D$13:.$F$15];MATCH([.H1149];[Def.$C$13:.$C$15]);MATCH([.G1149];[Def.$D$12:.$F$12]));IF(OR([.F1149]=&quot;EO&quot;;[.F1149]=&quot;EQ&quot;);INDEX([Def.$D$19:.$F$21];MATCH([.H1149];[Def.$C$19:.$C$21]);MATCH([.G1149];[Def.$D$18:.$F$18]));&quot;#err&quot;)));&quot;&quot;)">
            <text:p/>
          </table:table-cell>
          <table:table-cell table:style-name="ce53" table:formula="of:=IF([.I1149]&lt;&gt;&quot;&quot;;INDEX([Def.$J$6:.$L$10];MATCH([.F1149];[Def.$I$6:.$I$10];0);MATCH([.I1149];[Def.$J$5:.$L$5];0));&quot;&quot;)">
            <text:p/>
          </table:table-cell>
          <table:table-cell table:style-name="ce56"/>
          <table:table-cell table:style-name="ce59" table:formula="of:=IF([.K1149]=&quot;&quot;;[.J1149];[.J1149]*[.K11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50]&lt;&gt;&quot;&quot;;IF(OR([.F1150]=&quot;ILF&quot;;[.F1150]=&quot;EIF&quot;);INDEX([Def.$D$6:.$F$8];MATCH([.H1150];[Def.$C$6:.$C$8]);MATCH([.G1150];[Def.$D$5:.$F$5]));IF([.F1150]=&quot;EI&quot;;INDEX([Def.$D$13:.$F$15];MATCH([.H1150];[Def.$C$13:.$C$15]);MATCH([.G1150];[Def.$D$12:.$F$12]));IF(OR([.F1150]=&quot;EO&quot;;[.F1150]=&quot;EQ&quot;);INDEX([Def.$D$19:.$F$21];MATCH([.H1150];[Def.$C$19:.$C$21]);MATCH([.G1150];[Def.$D$18:.$F$18]));&quot;#err&quot;)));&quot;&quot;)">
            <text:p/>
          </table:table-cell>
          <table:table-cell table:style-name="ce53" table:formula="of:=IF([.I1150]&lt;&gt;&quot;&quot;;INDEX([Def.$J$6:.$L$10];MATCH([.F1150];[Def.$I$6:.$I$10];0);MATCH([.I1150];[Def.$J$5:.$L$5];0));&quot;&quot;)">
            <text:p/>
          </table:table-cell>
          <table:table-cell table:style-name="ce56"/>
          <table:table-cell table:style-name="ce59" table:formula="of:=IF([.K1150]=&quot;&quot;;[.J1150];[.J1150]*[.K11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51]&lt;&gt;&quot;&quot;;IF(OR([.F1151]=&quot;ILF&quot;;[.F1151]=&quot;EIF&quot;);INDEX([Def.$D$6:.$F$8];MATCH([.H1151];[Def.$C$6:.$C$8]);MATCH([.G1151];[Def.$D$5:.$F$5]));IF([.F1151]=&quot;EI&quot;;INDEX([Def.$D$13:.$F$15];MATCH([.H1151];[Def.$C$13:.$C$15]);MATCH([.G1151];[Def.$D$12:.$F$12]));IF(OR([.F1151]=&quot;EO&quot;;[.F1151]=&quot;EQ&quot;);INDEX([Def.$D$19:.$F$21];MATCH([.H1151];[Def.$C$19:.$C$21]);MATCH([.G1151];[Def.$D$18:.$F$18]));&quot;#err&quot;)));&quot;&quot;)">
            <text:p/>
          </table:table-cell>
          <table:table-cell table:style-name="ce53" table:formula="of:=IF([.I1151]&lt;&gt;&quot;&quot;;INDEX([Def.$J$6:.$L$10];MATCH([.F1151];[Def.$I$6:.$I$10];0);MATCH([.I1151];[Def.$J$5:.$L$5];0));&quot;&quot;)">
            <text:p/>
          </table:table-cell>
          <table:table-cell table:style-name="ce56"/>
          <table:table-cell table:style-name="ce59" table:formula="of:=IF([.K1151]=&quot;&quot;;[.J1151];[.J1151]*[.K11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52]&lt;&gt;&quot;&quot;;IF(OR([.F1152]=&quot;ILF&quot;;[.F1152]=&quot;EIF&quot;);INDEX([Def.$D$6:.$F$8];MATCH([.H1152];[Def.$C$6:.$C$8]);MATCH([.G1152];[Def.$D$5:.$F$5]));IF([.F1152]=&quot;EI&quot;;INDEX([Def.$D$13:.$F$15];MATCH([.H1152];[Def.$C$13:.$C$15]);MATCH([.G1152];[Def.$D$12:.$F$12]));IF(OR([.F1152]=&quot;EO&quot;;[.F1152]=&quot;EQ&quot;);INDEX([Def.$D$19:.$F$21];MATCH([.H1152];[Def.$C$19:.$C$21]);MATCH([.G1152];[Def.$D$18:.$F$18]));&quot;#err&quot;)));&quot;&quot;)">
            <text:p/>
          </table:table-cell>
          <table:table-cell table:style-name="ce53" table:formula="of:=IF([.I1152]&lt;&gt;&quot;&quot;;INDEX([Def.$J$6:.$L$10];MATCH([.F1152];[Def.$I$6:.$I$10];0);MATCH([.I1152];[Def.$J$5:.$L$5];0));&quot;&quot;)">
            <text:p/>
          </table:table-cell>
          <table:table-cell table:style-name="ce56"/>
          <table:table-cell table:style-name="ce59" table:formula="of:=IF([.K1152]=&quot;&quot;;[.J1152];[.J1152]*[.K11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53]&lt;&gt;&quot;&quot;;IF(OR([.F1153]=&quot;ILF&quot;;[.F1153]=&quot;EIF&quot;);INDEX([Def.$D$6:.$F$8];MATCH([.H1153];[Def.$C$6:.$C$8]);MATCH([.G1153];[Def.$D$5:.$F$5]));IF([.F1153]=&quot;EI&quot;;INDEX([Def.$D$13:.$F$15];MATCH([.H1153];[Def.$C$13:.$C$15]);MATCH([.G1153];[Def.$D$12:.$F$12]));IF(OR([.F1153]=&quot;EO&quot;;[.F1153]=&quot;EQ&quot;);INDEX([Def.$D$19:.$F$21];MATCH([.H1153];[Def.$C$19:.$C$21]);MATCH([.G1153];[Def.$D$18:.$F$18]));&quot;#err&quot;)));&quot;&quot;)">
            <text:p/>
          </table:table-cell>
          <table:table-cell table:style-name="ce53" table:formula="of:=IF([.I1153]&lt;&gt;&quot;&quot;;INDEX([Def.$J$6:.$L$10];MATCH([.F1153];[Def.$I$6:.$I$10];0);MATCH([.I1153];[Def.$J$5:.$L$5];0));&quot;&quot;)">
            <text:p/>
          </table:table-cell>
          <table:table-cell table:style-name="ce56"/>
          <table:table-cell table:style-name="ce59" table:formula="of:=IF([.K1153]=&quot;&quot;;[.J1153];[.J1153]*[.K11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54]&lt;&gt;&quot;&quot;;IF(OR([.F1154]=&quot;ILF&quot;;[.F1154]=&quot;EIF&quot;);INDEX([Def.$D$6:.$F$8];MATCH([.H1154];[Def.$C$6:.$C$8]);MATCH([.G1154];[Def.$D$5:.$F$5]));IF([.F1154]=&quot;EI&quot;;INDEX([Def.$D$13:.$F$15];MATCH([.H1154];[Def.$C$13:.$C$15]);MATCH([.G1154];[Def.$D$12:.$F$12]));IF(OR([.F1154]=&quot;EO&quot;;[.F1154]=&quot;EQ&quot;);INDEX([Def.$D$19:.$F$21];MATCH([.H1154];[Def.$C$19:.$C$21]);MATCH([.G1154];[Def.$D$18:.$F$18]));&quot;#err&quot;)));&quot;&quot;)">
            <text:p/>
          </table:table-cell>
          <table:table-cell table:style-name="ce53" table:formula="of:=IF([.I1154]&lt;&gt;&quot;&quot;;INDEX([Def.$J$6:.$L$10];MATCH([.F1154];[Def.$I$6:.$I$10];0);MATCH([.I1154];[Def.$J$5:.$L$5];0));&quot;&quot;)">
            <text:p/>
          </table:table-cell>
          <table:table-cell table:style-name="ce56"/>
          <table:table-cell table:style-name="ce59" table:formula="of:=IF([.K1154]=&quot;&quot;;[.J1154];[.J1154]*[.K11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55]&lt;&gt;&quot;&quot;;IF(OR([.F1155]=&quot;ILF&quot;;[.F1155]=&quot;EIF&quot;);INDEX([Def.$D$6:.$F$8];MATCH([.H1155];[Def.$C$6:.$C$8]);MATCH([.G1155];[Def.$D$5:.$F$5]));IF([.F1155]=&quot;EI&quot;;INDEX([Def.$D$13:.$F$15];MATCH([.H1155];[Def.$C$13:.$C$15]);MATCH([.G1155];[Def.$D$12:.$F$12]));IF(OR([.F1155]=&quot;EO&quot;;[.F1155]=&quot;EQ&quot;);INDEX([Def.$D$19:.$F$21];MATCH([.H1155];[Def.$C$19:.$C$21]);MATCH([.G1155];[Def.$D$18:.$F$18]));&quot;#err&quot;)));&quot;&quot;)">
            <text:p/>
          </table:table-cell>
          <table:table-cell table:style-name="ce53" table:formula="of:=IF([.I1155]&lt;&gt;&quot;&quot;;INDEX([Def.$J$6:.$L$10];MATCH([.F1155];[Def.$I$6:.$I$10];0);MATCH([.I1155];[Def.$J$5:.$L$5];0));&quot;&quot;)">
            <text:p/>
          </table:table-cell>
          <table:table-cell table:style-name="ce56"/>
          <table:table-cell table:style-name="ce59" table:formula="of:=IF([.K1155]=&quot;&quot;;[.J1155];[.J1155]*[.K11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56]&lt;&gt;&quot;&quot;;IF(OR([.F1156]=&quot;ILF&quot;;[.F1156]=&quot;EIF&quot;);INDEX([Def.$D$6:.$F$8];MATCH([.H1156];[Def.$C$6:.$C$8]);MATCH([.G1156];[Def.$D$5:.$F$5]));IF([.F1156]=&quot;EI&quot;;INDEX([Def.$D$13:.$F$15];MATCH([.H1156];[Def.$C$13:.$C$15]);MATCH([.G1156];[Def.$D$12:.$F$12]));IF(OR([.F1156]=&quot;EO&quot;;[.F1156]=&quot;EQ&quot;);INDEX([Def.$D$19:.$F$21];MATCH([.H1156];[Def.$C$19:.$C$21]);MATCH([.G1156];[Def.$D$18:.$F$18]));&quot;#err&quot;)));&quot;&quot;)">
            <text:p/>
          </table:table-cell>
          <table:table-cell table:style-name="ce53" table:formula="of:=IF([.I1156]&lt;&gt;&quot;&quot;;INDEX([Def.$J$6:.$L$10];MATCH([.F1156];[Def.$I$6:.$I$10];0);MATCH([.I1156];[Def.$J$5:.$L$5];0));&quot;&quot;)">
            <text:p/>
          </table:table-cell>
          <table:table-cell table:style-name="ce56"/>
          <table:table-cell table:style-name="ce59" table:formula="of:=IF([.K1156]=&quot;&quot;;[.J1156];[.J1156]*[.K11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57]&lt;&gt;&quot;&quot;;IF(OR([.F1157]=&quot;ILF&quot;;[.F1157]=&quot;EIF&quot;);INDEX([Def.$D$6:.$F$8];MATCH([.H1157];[Def.$C$6:.$C$8]);MATCH([.G1157];[Def.$D$5:.$F$5]));IF([.F1157]=&quot;EI&quot;;INDEX([Def.$D$13:.$F$15];MATCH([.H1157];[Def.$C$13:.$C$15]);MATCH([.G1157];[Def.$D$12:.$F$12]));IF(OR([.F1157]=&quot;EO&quot;;[.F1157]=&quot;EQ&quot;);INDEX([Def.$D$19:.$F$21];MATCH([.H1157];[Def.$C$19:.$C$21]);MATCH([.G1157];[Def.$D$18:.$F$18]));&quot;#err&quot;)));&quot;&quot;)">
            <text:p/>
          </table:table-cell>
          <table:table-cell table:style-name="ce53" table:formula="of:=IF([.I1157]&lt;&gt;&quot;&quot;;INDEX([Def.$J$6:.$L$10];MATCH([.F1157];[Def.$I$6:.$I$10];0);MATCH([.I1157];[Def.$J$5:.$L$5];0));&quot;&quot;)">
            <text:p/>
          </table:table-cell>
          <table:table-cell table:style-name="ce56"/>
          <table:table-cell table:style-name="ce59" table:formula="of:=IF([.K1157]=&quot;&quot;;[.J1157];[.J1157]*[.K11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58]&lt;&gt;&quot;&quot;;IF(OR([.F1158]=&quot;ILF&quot;;[.F1158]=&quot;EIF&quot;);INDEX([Def.$D$6:.$F$8];MATCH([.H1158];[Def.$C$6:.$C$8]);MATCH([.G1158];[Def.$D$5:.$F$5]));IF([.F1158]=&quot;EI&quot;;INDEX([Def.$D$13:.$F$15];MATCH([.H1158];[Def.$C$13:.$C$15]);MATCH([.G1158];[Def.$D$12:.$F$12]));IF(OR([.F1158]=&quot;EO&quot;;[.F1158]=&quot;EQ&quot;);INDEX([Def.$D$19:.$F$21];MATCH([.H1158];[Def.$C$19:.$C$21]);MATCH([.G1158];[Def.$D$18:.$F$18]));&quot;#err&quot;)));&quot;&quot;)">
            <text:p/>
          </table:table-cell>
          <table:table-cell table:style-name="ce53" table:formula="of:=IF([.I1158]&lt;&gt;&quot;&quot;;INDEX([Def.$J$6:.$L$10];MATCH([.F1158];[Def.$I$6:.$I$10];0);MATCH([.I1158];[Def.$J$5:.$L$5];0));&quot;&quot;)">
            <text:p/>
          </table:table-cell>
          <table:table-cell table:style-name="ce56"/>
          <table:table-cell table:style-name="ce59" table:formula="of:=IF([.K1158]=&quot;&quot;;[.J1158];[.J1158]*[.K11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59]&lt;&gt;&quot;&quot;;IF(OR([.F1159]=&quot;ILF&quot;;[.F1159]=&quot;EIF&quot;);INDEX([Def.$D$6:.$F$8];MATCH([.H1159];[Def.$C$6:.$C$8]);MATCH([.G1159];[Def.$D$5:.$F$5]));IF([.F1159]=&quot;EI&quot;;INDEX([Def.$D$13:.$F$15];MATCH([.H1159];[Def.$C$13:.$C$15]);MATCH([.G1159];[Def.$D$12:.$F$12]));IF(OR([.F1159]=&quot;EO&quot;;[.F1159]=&quot;EQ&quot;);INDEX([Def.$D$19:.$F$21];MATCH([.H1159];[Def.$C$19:.$C$21]);MATCH([.G1159];[Def.$D$18:.$F$18]));&quot;#err&quot;)));&quot;&quot;)">
            <text:p/>
          </table:table-cell>
          <table:table-cell table:style-name="ce53" table:formula="of:=IF([.I1159]&lt;&gt;&quot;&quot;;INDEX([Def.$J$6:.$L$10];MATCH([.F1159];[Def.$I$6:.$I$10];0);MATCH([.I1159];[Def.$J$5:.$L$5];0));&quot;&quot;)">
            <text:p/>
          </table:table-cell>
          <table:table-cell table:style-name="ce56"/>
          <table:table-cell table:style-name="ce59" table:formula="of:=IF([.K1159]=&quot;&quot;;[.J1159];[.J1159]*[.K11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60]&lt;&gt;&quot;&quot;;IF(OR([.F1160]=&quot;ILF&quot;;[.F1160]=&quot;EIF&quot;);INDEX([Def.$D$6:.$F$8];MATCH([.H1160];[Def.$C$6:.$C$8]);MATCH([.G1160];[Def.$D$5:.$F$5]));IF([.F1160]=&quot;EI&quot;;INDEX([Def.$D$13:.$F$15];MATCH([.H1160];[Def.$C$13:.$C$15]);MATCH([.G1160];[Def.$D$12:.$F$12]));IF(OR([.F1160]=&quot;EO&quot;;[.F1160]=&quot;EQ&quot;);INDEX([Def.$D$19:.$F$21];MATCH([.H1160];[Def.$C$19:.$C$21]);MATCH([.G1160];[Def.$D$18:.$F$18]));&quot;#err&quot;)));&quot;&quot;)">
            <text:p/>
          </table:table-cell>
          <table:table-cell table:style-name="ce53" table:formula="of:=IF([.I1160]&lt;&gt;&quot;&quot;;INDEX([Def.$J$6:.$L$10];MATCH([.F1160];[Def.$I$6:.$I$10];0);MATCH([.I1160];[Def.$J$5:.$L$5];0));&quot;&quot;)">
            <text:p/>
          </table:table-cell>
          <table:table-cell table:style-name="ce56"/>
          <table:table-cell table:style-name="ce59" table:formula="of:=IF([.K1160]=&quot;&quot;;[.J1160];[.J1160]*[.K11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61]&lt;&gt;&quot;&quot;;IF(OR([.F1161]=&quot;ILF&quot;;[.F1161]=&quot;EIF&quot;);INDEX([Def.$D$6:.$F$8];MATCH([.H1161];[Def.$C$6:.$C$8]);MATCH([.G1161];[Def.$D$5:.$F$5]));IF([.F1161]=&quot;EI&quot;;INDEX([Def.$D$13:.$F$15];MATCH([.H1161];[Def.$C$13:.$C$15]);MATCH([.G1161];[Def.$D$12:.$F$12]));IF(OR([.F1161]=&quot;EO&quot;;[.F1161]=&quot;EQ&quot;);INDEX([Def.$D$19:.$F$21];MATCH([.H1161];[Def.$C$19:.$C$21]);MATCH([.G1161];[Def.$D$18:.$F$18]));&quot;#err&quot;)));&quot;&quot;)">
            <text:p/>
          </table:table-cell>
          <table:table-cell table:style-name="ce53" table:formula="of:=IF([.I1161]&lt;&gt;&quot;&quot;;INDEX([Def.$J$6:.$L$10];MATCH([.F1161];[Def.$I$6:.$I$10];0);MATCH([.I1161];[Def.$J$5:.$L$5];0));&quot;&quot;)">
            <text:p/>
          </table:table-cell>
          <table:table-cell table:style-name="ce56"/>
          <table:table-cell table:style-name="ce59" table:formula="of:=IF([.K1161]=&quot;&quot;;[.J1161];[.J1161]*[.K11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62]&lt;&gt;&quot;&quot;;IF(OR([.F1162]=&quot;ILF&quot;;[.F1162]=&quot;EIF&quot;);INDEX([Def.$D$6:.$F$8];MATCH([.H1162];[Def.$C$6:.$C$8]);MATCH([.G1162];[Def.$D$5:.$F$5]));IF([.F1162]=&quot;EI&quot;;INDEX([Def.$D$13:.$F$15];MATCH([.H1162];[Def.$C$13:.$C$15]);MATCH([.G1162];[Def.$D$12:.$F$12]));IF(OR([.F1162]=&quot;EO&quot;;[.F1162]=&quot;EQ&quot;);INDEX([Def.$D$19:.$F$21];MATCH([.H1162];[Def.$C$19:.$C$21]);MATCH([.G1162];[Def.$D$18:.$F$18]));&quot;#err&quot;)));&quot;&quot;)">
            <text:p/>
          </table:table-cell>
          <table:table-cell table:style-name="ce53" table:formula="of:=IF([.I1162]&lt;&gt;&quot;&quot;;INDEX([Def.$J$6:.$L$10];MATCH([.F1162];[Def.$I$6:.$I$10];0);MATCH([.I1162];[Def.$J$5:.$L$5];0));&quot;&quot;)">
            <text:p/>
          </table:table-cell>
          <table:table-cell table:style-name="ce56"/>
          <table:table-cell table:style-name="ce59" table:formula="of:=IF([.K1162]=&quot;&quot;;[.J1162];[.J1162]*[.K11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63]&lt;&gt;&quot;&quot;;IF(OR([.F1163]=&quot;ILF&quot;;[.F1163]=&quot;EIF&quot;);INDEX([Def.$D$6:.$F$8];MATCH([.H1163];[Def.$C$6:.$C$8]);MATCH([.G1163];[Def.$D$5:.$F$5]));IF([.F1163]=&quot;EI&quot;;INDEX([Def.$D$13:.$F$15];MATCH([.H1163];[Def.$C$13:.$C$15]);MATCH([.G1163];[Def.$D$12:.$F$12]));IF(OR([.F1163]=&quot;EO&quot;;[.F1163]=&quot;EQ&quot;);INDEX([Def.$D$19:.$F$21];MATCH([.H1163];[Def.$C$19:.$C$21]);MATCH([.G1163];[Def.$D$18:.$F$18]));&quot;#err&quot;)));&quot;&quot;)">
            <text:p/>
          </table:table-cell>
          <table:table-cell table:style-name="ce53" table:formula="of:=IF([.I1163]&lt;&gt;&quot;&quot;;INDEX([Def.$J$6:.$L$10];MATCH([.F1163];[Def.$I$6:.$I$10];0);MATCH([.I1163];[Def.$J$5:.$L$5];0));&quot;&quot;)">
            <text:p/>
          </table:table-cell>
          <table:table-cell table:style-name="ce56"/>
          <table:table-cell table:style-name="ce59" table:formula="of:=IF([.K1163]=&quot;&quot;;[.J1163];[.J1163]*[.K11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64]&lt;&gt;&quot;&quot;;IF(OR([.F1164]=&quot;ILF&quot;;[.F1164]=&quot;EIF&quot;);INDEX([Def.$D$6:.$F$8];MATCH([.H1164];[Def.$C$6:.$C$8]);MATCH([.G1164];[Def.$D$5:.$F$5]));IF([.F1164]=&quot;EI&quot;;INDEX([Def.$D$13:.$F$15];MATCH([.H1164];[Def.$C$13:.$C$15]);MATCH([.G1164];[Def.$D$12:.$F$12]));IF(OR([.F1164]=&quot;EO&quot;;[.F1164]=&quot;EQ&quot;);INDEX([Def.$D$19:.$F$21];MATCH([.H1164];[Def.$C$19:.$C$21]);MATCH([.G1164];[Def.$D$18:.$F$18]));&quot;#err&quot;)));&quot;&quot;)">
            <text:p/>
          </table:table-cell>
          <table:table-cell table:style-name="ce53" table:formula="of:=IF([.I1164]&lt;&gt;&quot;&quot;;INDEX([Def.$J$6:.$L$10];MATCH([.F1164];[Def.$I$6:.$I$10];0);MATCH([.I1164];[Def.$J$5:.$L$5];0));&quot;&quot;)">
            <text:p/>
          </table:table-cell>
          <table:table-cell table:style-name="ce56"/>
          <table:table-cell table:style-name="ce59" table:formula="of:=IF([.K1164]=&quot;&quot;;[.J1164];[.J1164]*[.K11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65]&lt;&gt;&quot;&quot;;IF(OR([.F1165]=&quot;ILF&quot;;[.F1165]=&quot;EIF&quot;);INDEX([Def.$D$6:.$F$8];MATCH([.H1165];[Def.$C$6:.$C$8]);MATCH([.G1165];[Def.$D$5:.$F$5]));IF([.F1165]=&quot;EI&quot;;INDEX([Def.$D$13:.$F$15];MATCH([.H1165];[Def.$C$13:.$C$15]);MATCH([.G1165];[Def.$D$12:.$F$12]));IF(OR([.F1165]=&quot;EO&quot;;[.F1165]=&quot;EQ&quot;);INDEX([Def.$D$19:.$F$21];MATCH([.H1165];[Def.$C$19:.$C$21]);MATCH([.G1165];[Def.$D$18:.$F$18]));&quot;#err&quot;)));&quot;&quot;)">
            <text:p/>
          </table:table-cell>
          <table:table-cell table:style-name="ce53" table:formula="of:=IF([.I1165]&lt;&gt;&quot;&quot;;INDEX([Def.$J$6:.$L$10];MATCH([.F1165];[Def.$I$6:.$I$10];0);MATCH([.I1165];[Def.$J$5:.$L$5];0));&quot;&quot;)">
            <text:p/>
          </table:table-cell>
          <table:table-cell table:style-name="ce56"/>
          <table:table-cell table:style-name="ce59" table:formula="of:=IF([.K1165]=&quot;&quot;;[.J1165];[.J1165]*[.K11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66]&lt;&gt;&quot;&quot;;IF(OR([.F1166]=&quot;ILF&quot;;[.F1166]=&quot;EIF&quot;);INDEX([Def.$D$6:.$F$8];MATCH([.H1166];[Def.$C$6:.$C$8]);MATCH([.G1166];[Def.$D$5:.$F$5]));IF([.F1166]=&quot;EI&quot;;INDEX([Def.$D$13:.$F$15];MATCH([.H1166];[Def.$C$13:.$C$15]);MATCH([.G1166];[Def.$D$12:.$F$12]));IF(OR([.F1166]=&quot;EO&quot;;[.F1166]=&quot;EQ&quot;);INDEX([Def.$D$19:.$F$21];MATCH([.H1166];[Def.$C$19:.$C$21]);MATCH([.G1166];[Def.$D$18:.$F$18]));&quot;#err&quot;)));&quot;&quot;)">
            <text:p/>
          </table:table-cell>
          <table:table-cell table:style-name="ce53" table:formula="of:=IF([.I1166]&lt;&gt;&quot;&quot;;INDEX([Def.$J$6:.$L$10];MATCH([.F1166];[Def.$I$6:.$I$10];0);MATCH([.I1166];[Def.$J$5:.$L$5];0));&quot;&quot;)">
            <text:p/>
          </table:table-cell>
          <table:table-cell table:style-name="ce56"/>
          <table:table-cell table:style-name="ce59" table:formula="of:=IF([.K1166]=&quot;&quot;;[.J1166];[.J1166]*[.K11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67]&lt;&gt;&quot;&quot;;IF(OR([.F1167]=&quot;ILF&quot;;[.F1167]=&quot;EIF&quot;);INDEX([Def.$D$6:.$F$8];MATCH([.H1167];[Def.$C$6:.$C$8]);MATCH([.G1167];[Def.$D$5:.$F$5]));IF([.F1167]=&quot;EI&quot;;INDEX([Def.$D$13:.$F$15];MATCH([.H1167];[Def.$C$13:.$C$15]);MATCH([.G1167];[Def.$D$12:.$F$12]));IF(OR([.F1167]=&quot;EO&quot;;[.F1167]=&quot;EQ&quot;);INDEX([Def.$D$19:.$F$21];MATCH([.H1167];[Def.$C$19:.$C$21]);MATCH([.G1167];[Def.$D$18:.$F$18]));&quot;#err&quot;)));&quot;&quot;)">
            <text:p/>
          </table:table-cell>
          <table:table-cell table:style-name="ce53" table:formula="of:=IF([.I1167]&lt;&gt;&quot;&quot;;INDEX([Def.$J$6:.$L$10];MATCH([.F1167];[Def.$I$6:.$I$10];0);MATCH([.I1167];[Def.$J$5:.$L$5];0));&quot;&quot;)">
            <text:p/>
          </table:table-cell>
          <table:table-cell table:style-name="ce56"/>
          <table:table-cell table:style-name="ce59" table:formula="of:=IF([.K1167]=&quot;&quot;;[.J1167];[.J1167]*[.K11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68]&lt;&gt;&quot;&quot;;IF(OR([.F1168]=&quot;ILF&quot;;[.F1168]=&quot;EIF&quot;);INDEX([Def.$D$6:.$F$8];MATCH([.H1168];[Def.$C$6:.$C$8]);MATCH([.G1168];[Def.$D$5:.$F$5]));IF([.F1168]=&quot;EI&quot;;INDEX([Def.$D$13:.$F$15];MATCH([.H1168];[Def.$C$13:.$C$15]);MATCH([.G1168];[Def.$D$12:.$F$12]));IF(OR([.F1168]=&quot;EO&quot;;[.F1168]=&quot;EQ&quot;);INDEX([Def.$D$19:.$F$21];MATCH([.H1168];[Def.$C$19:.$C$21]);MATCH([.G1168];[Def.$D$18:.$F$18]));&quot;#err&quot;)));&quot;&quot;)">
            <text:p/>
          </table:table-cell>
          <table:table-cell table:style-name="ce53" table:formula="of:=IF([.I1168]&lt;&gt;&quot;&quot;;INDEX([Def.$J$6:.$L$10];MATCH([.F1168];[Def.$I$6:.$I$10];0);MATCH([.I1168];[Def.$J$5:.$L$5];0));&quot;&quot;)">
            <text:p/>
          </table:table-cell>
          <table:table-cell table:style-name="ce56"/>
          <table:table-cell table:style-name="ce59" table:formula="of:=IF([.K1168]=&quot;&quot;;[.J1168];[.J1168]*[.K11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69]&lt;&gt;&quot;&quot;;IF(OR([.F1169]=&quot;ILF&quot;;[.F1169]=&quot;EIF&quot;);INDEX([Def.$D$6:.$F$8];MATCH([.H1169];[Def.$C$6:.$C$8]);MATCH([.G1169];[Def.$D$5:.$F$5]));IF([.F1169]=&quot;EI&quot;;INDEX([Def.$D$13:.$F$15];MATCH([.H1169];[Def.$C$13:.$C$15]);MATCH([.G1169];[Def.$D$12:.$F$12]));IF(OR([.F1169]=&quot;EO&quot;;[.F1169]=&quot;EQ&quot;);INDEX([Def.$D$19:.$F$21];MATCH([.H1169];[Def.$C$19:.$C$21]);MATCH([.G1169];[Def.$D$18:.$F$18]));&quot;#err&quot;)));&quot;&quot;)">
            <text:p/>
          </table:table-cell>
          <table:table-cell table:style-name="ce53" table:formula="of:=IF([.I1169]&lt;&gt;&quot;&quot;;INDEX([Def.$J$6:.$L$10];MATCH([.F1169];[Def.$I$6:.$I$10];0);MATCH([.I1169];[Def.$J$5:.$L$5];0));&quot;&quot;)">
            <text:p/>
          </table:table-cell>
          <table:table-cell table:style-name="ce56"/>
          <table:table-cell table:style-name="ce59" table:formula="of:=IF([.K1169]=&quot;&quot;;[.J1169];[.J1169]*[.K11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70]&lt;&gt;&quot;&quot;;IF(OR([.F1170]=&quot;ILF&quot;;[.F1170]=&quot;EIF&quot;);INDEX([Def.$D$6:.$F$8];MATCH([.H1170];[Def.$C$6:.$C$8]);MATCH([.G1170];[Def.$D$5:.$F$5]));IF([.F1170]=&quot;EI&quot;;INDEX([Def.$D$13:.$F$15];MATCH([.H1170];[Def.$C$13:.$C$15]);MATCH([.G1170];[Def.$D$12:.$F$12]));IF(OR([.F1170]=&quot;EO&quot;;[.F1170]=&quot;EQ&quot;);INDEX([Def.$D$19:.$F$21];MATCH([.H1170];[Def.$C$19:.$C$21]);MATCH([.G1170];[Def.$D$18:.$F$18]));&quot;#err&quot;)));&quot;&quot;)">
            <text:p/>
          </table:table-cell>
          <table:table-cell table:style-name="ce53" table:formula="of:=IF([.I1170]&lt;&gt;&quot;&quot;;INDEX([Def.$J$6:.$L$10];MATCH([.F1170];[Def.$I$6:.$I$10];0);MATCH([.I1170];[Def.$J$5:.$L$5];0));&quot;&quot;)">
            <text:p/>
          </table:table-cell>
          <table:table-cell table:style-name="ce56"/>
          <table:table-cell table:style-name="ce59" table:formula="of:=IF([.K1170]=&quot;&quot;;[.J1170];[.J1170]*[.K11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71]&lt;&gt;&quot;&quot;;IF(OR([.F1171]=&quot;ILF&quot;;[.F1171]=&quot;EIF&quot;);INDEX([Def.$D$6:.$F$8];MATCH([.H1171];[Def.$C$6:.$C$8]);MATCH([.G1171];[Def.$D$5:.$F$5]));IF([.F1171]=&quot;EI&quot;;INDEX([Def.$D$13:.$F$15];MATCH([.H1171];[Def.$C$13:.$C$15]);MATCH([.G1171];[Def.$D$12:.$F$12]));IF(OR([.F1171]=&quot;EO&quot;;[.F1171]=&quot;EQ&quot;);INDEX([Def.$D$19:.$F$21];MATCH([.H1171];[Def.$C$19:.$C$21]);MATCH([.G1171];[Def.$D$18:.$F$18]));&quot;#err&quot;)));&quot;&quot;)">
            <text:p/>
          </table:table-cell>
          <table:table-cell table:style-name="ce53" table:formula="of:=IF([.I1171]&lt;&gt;&quot;&quot;;INDEX([Def.$J$6:.$L$10];MATCH([.F1171];[Def.$I$6:.$I$10];0);MATCH([.I1171];[Def.$J$5:.$L$5];0));&quot;&quot;)">
            <text:p/>
          </table:table-cell>
          <table:table-cell table:style-name="ce56"/>
          <table:table-cell table:style-name="ce59" table:formula="of:=IF([.K1171]=&quot;&quot;;[.J1171];[.J1171]*[.K11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72]&lt;&gt;&quot;&quot;;IF(OR([.F1172]=&quot;ILF&quot;;[.F1172]=&quot;EIF&quot;);INDEX([Def.$D$6:.$F$8];MATCH([.H1172];[Def.$C$6:.$C$8]);MATCH([.G1172];[Def.$D$5:.$F$5]));IF([.F1172]=&quot;EI&quot;;INDEX([Def.$D$13:.$F$15];MATCH([.H1172];[Def.$C$13:.$C$15]);MATCH([.G1172];[Def.$D$12:.$F$12]));IF(OR([.F1172]=&quot;EO&quot;;[.F1172]=&quot;EQ&quot;);INDEX([Def.$D$19:.$F$21];MATCH([.H1172];[Def.$C$19:.$C$21]);MATCH([.G1172];[Def.$D$18:.$F$18]));&quot;#err&quot;)));&quot;&quot;)">
            <text:p/>
          </table:table-cell>
          <table:table-cell table:style-name="ce53" table:formula="of:=IF([.I1172]&lt;&gt;&quot;&quot;;INDEX([Def.$J$6:.$L$10];MATCH([.F1172];[Def.$I$6:.$I$10];0);MATCH([.I1172];[Def.$J$5:.$L$5];0));&quot;&quot;)">
            <text:p/>
          </table:table-cell>
          <table:table-cell table:style-name="ce56"/>
          <table:table-cell table:style-name="ce59" table:formula="of:=IF([.K1172]=&quot;&quot;;[.J1172];[.J1172]*[.K11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73]&lt;&gt;&quot;&quot;;IF(OR([.F1173]=&quot;ILF&quot;;[.F1173]=&quot;EIF&quot;);INDEX([Def.$D$6:.$F$8];MATCH([.H1173];[Def.$C$6:.$C$8]);MATCH([.G1173];[Def.$D$5:.$F$5]));IF([.F1173]=&quot;EI&quot;;INDEX([Def.$D$13:.$F$15];MATCH([.H1173];[Def.$C$13:.$C$15]);MATCH([.G1173];[Def.$D$12:.$F$12]));IF(OR([.F1173]=&quot;EO&quot;;[.F1173]=&quot;EQ&quot;);INDEX([Def.$D$19:.$F$21];MATCH([.H1173];[Def.$C$19:.$C$21]);MATCH([.G1173];[Def.$D$18:.$F$18]));&quot;#err&quot;)));&quot;&quot;)">
            <text:p/>
          </table:table-cell>
          <table:table-cell table:style-name="ce53" table:formula="of:=IF([.I1173]&lt;&gt;&quot;&quot;;INDEX([Def.$J$6:.$L$10];MATCH([.F1173];[Def.$I$6:.$I$10];0);MATCH([.I1173];[Def.$J$5:.$L$5];0));&quot;&quot;)">
            <text:p/>
          </table:table-cell>
          <table:table-cell table:style-name="ce56"/>
          <table:table-cell table:style-name="ce59" table:formula="of:=IF([.K1173]=&quot;&quot;;[.J1173];[.J1173]*[.K11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74]&lt;&gt;&quot;&quot;;IF(OR([.F1174]=&quot;ILF&quot;;[.F1174]=&quot;EIF&quot;);INDEX([Def.$D$6:.$F$8];MATCH([.H1174];[Def.$C$6:.$C$8]);MATCH([.G1174];[Def.$D$5:.$F$5]));IF([.F1174]=&quot;EI&quot;;INDEX([Def.$D$13:.$F$15];MATCH([.H1174];[Def.$C$13:.$C$15]);MATCH([.G1174];[Def.$D$12:.$F$12]));IF(OR([.F1174]=&quot;EO&quot;;[.F1174]=&quot;EQ&quot;);INDEX([Def.$D$19:.$F$21];MATCH([.H1174];[Def.$C$19:.$C$21]);MATCH([.G1174];[Def.$D$18:.$F$18]));&quot;#err&quot;)));&quot;&quot;)">
            <text:p/>
          </table:table-cell>
          <table:table-cell table:style-name="ce53" table:formula="of:=IF([.I1174]&lt;&gt;&quot;&quot;;INDEX([Def.$J$6:.$L$10];MATCH([.F1174];[Def.$I$6:.$I$10];0);MATCH([.I1174];[Def.$J$5:.$L$5];0));&quot;&quot;)">
            <text:p/>
          </table:table-cell>
          <table:table-cell table:style-name="ce56"/>
          <table:table-cell table:style-name="ce59" table:formula="of:=IF([.K1174]=&quot;&quot;;[.J1174];[.J1174]*[.K11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75]&lt;&gt;&quot;&quot;;IF(OR([.F1175]=&quot;ILF&quot;;[.F1175]=&quot;EIF&quot;);INDEX([Def.$D$6:.$F$8];MATCH([.H1175];[Def.$C$6:.$C$8]);MATCH([.G1175];[Def.$D$5:.$F$5]));IF([.F1175]=&quot;EI&quot;;INDEX([Def.$D$13:.$F$15];MATCH([.H1175];[Def.$C$13:.$C$15]);MATCH([.G1175];[Def.$D$12:.$F$12]));IF(OR([.F1175]=&quot;EO&quot;;[.F1175]=&quot;EQ&quot;);INDEX([Def.$D$19:.$F$21];MATCH([.H1175];[Def.$C$19:.$C$21]);MATCH([.G1175];[Def.$D$18:.$F$18]));&quot;#err&quot;)));&quot;&quot;)">
            <text:p/>
          </table:table-cell>
          <table:table-cell table:style-name="ce53" table:formula="of:=IF([.I1175]&lt;&gt;&quot;&quot;;INDEX([Def.$J$6:.$L$10];MATCH([.F1175];[Def.$I$6:.$I$10];0);MATCH([.I1175];[Def.$J$5:.$L$5];0));&quot;&quot;)">
            <text:p/>
          </table:table-cell>
          <table:table-cell table:style-name="ce56"/>
          <table:table-cell table:style-name="ce59" table:formula="of:=IF([.K1175]=&quot;&quot;;[.J1175];[.J1175]*[.K11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76]&lt;&gt;&quot;&quot;;IF(OR([.F1176]=&quot;ILF&quot;;[.F1176]=&quot;EIF&quot;);INDEX([Def.$D$6:.$F$8];MATCH([.H1176];[Def.$C$6:.$C$8]);MATCH([.G1176];[Def.$D$5:.$F$5]));IF([.F1176]=&quot;EI&quot;;INDEX([Def.$D$13:.$F$15];MATCH([.H1176];[Def.$C$13:.$C$15]);MATCH([.G1176];[Def.$D$12:.$F$12]));IF(OR([.F1176]=&quot;EO&quot;;[.F1176]=&quot;EQ&quot;);INDEX([Def.$D$19:.$F$21];MATCH([.H1176];[Def.$C$19:.$C$21]);MATCH([.G1176];[Def.$D$18:.$F$18]));&quot;#err&quot;)));&quot;&quot;)">
            <text:p/>
          </table:table-cell>
          <table:table-cell table:style-name="ce53" table:formula="of:=IF([.I1176]&lt;&gt;&quot;&quot;;INDEX([Def.$J$6:.$L$10];MATCH([.F1176];[Def.$I$6:.$I$10];0);MATCH([.I1176];[Def.$J$5:.$L$5];0));&quot;&quot;)">
            <text:p/>
          </table:table-cell>
          <table:table-cell table:style-name="ce56"/>
          <table:table-cell table:style-name="ce59" table:formula="of:=IF([.K1176]=&quot;&quot;;[.J1176];[.J1176]*[.K11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77]&lt;&gt;&quot;&quot;;IF(OR([.F1177]=&quot;ILF&quot;;[.F1177]=&quot;EIF&quot;);INDEX([Def.$D$6:.$F$8];MATCH([.H1177];[Def.$C$6:.$C$8]);MATCH([.G1177];[Def.$D$5:.$F$5]));IF([.F1177]=&quot;EI&quot;;INDEX([Def.$D$13:.$F$15];MATCH([.H1177];[Def.$C$13:.$C$15]);MATCH([.G1177];[Def.$D$12:.$F$12]));IF(OR([.F1177]=&quot;EO&quot;;[.F1177]=&quot;EQ&quot;);INDEX([Def.$D$19:.$F$21];MATCH([.H1177];[Def.$C$19:.$C$21]);MATCH([.G1177];[Def.$D$18:.$F$18]));&quot;#err&quot;)));&quot;&quot;)">
            <text:p/>
          </table:table-cell>
          <table:table-cell table:style-name="ce53" table:formula="of:=IF([.I1177]&lt;&gt;&quot;&quot;;INDEX([Def.$J$6:.$L$10];MATCH([.F1177];[Def.$I$6:.$I$10];0);MATCH([.I1177];[Def.$J$5:.$L$5];0));&quot;&quot;)">
            <text:p/>
          </table:table-cell>
          <table:table-cell table:style-name="ce56"/>
          <table:table-cell table:style-name="ce59" table:formula="of:=IF([.K1177]=&quot;&quot;;[.J1177];[.J1177]*[.K11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78]&lt;&gt;&quot;&quot;;IF(OR([.F1178]=&quot;ILF&quot;;[.F1178]=&quot;EIF&quot;);INDEX([Def.$D$6:.$F$8];MATCH([.H1178];[Def.$C$6:.$C$8]);MATCH([.G1178];[Def.$D$5:.$F$5]));IF([.F1178]=&quot;EI&quot;;INDEX([Def.$D$13:.$F$15];MATCH([.H1178];[Def.$C$13:.$C$15]);MATCH([.G1178];[Def.$D$12:.$F$12]));IF(OR([.F1178]=&quot;EO&quot;;[.F1178]=&quot;EQ&quot;);INDEX([Def.$D$19:.$F$21];MATCH([.H1178];[Def.$C$19:.$C$21]);MATCH([.G1178];[Def.$D$18:.$F$18]));&quot;#err&quot;)));&quot;&quot;)">
            <text:p/>
          </table:table-cell>
          <table:table-cell table:style-name="ce53" table:formula="of:=IF([.I1178]&lt;&gt;&quot;&quot;;INDEX([Def.$J$6:.$L$10];MATCH([.F1178];[Def.$I$6:.$I$10];0);MATCH([.I1178];[Def.$J$5:.$L$5];0));&quot;&quot;)">
            <text:p/>
          </table:table-cell>
          <table:table-cell table:style-name="ce56"/>
          <table:table-cell table:style-name="ce59" table:formula="of:=IF([.K1178]=&quot;&quot;;[.J1178];[.J1178]*[.K11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79]&lt;&gt;&quot;&quot;;IF(OR([.F1179]=&quot;ILF&quot;;[.F1179]=&quot;EIF&quot;);INDEX([Def.$D$6:.$F$8];MATCH([.H1179];[Def.$C$6:.$C$8]);MATCH([.G1179];[Def.$D$5:.$F$5]));IF([.F1179]=&quot;EI&quot;;INDEX([Def.$D$13:.$F$15];MATCH([.H1179];[Def.$C$13:.$C$15]);MATCH([.G1179];[Def.$D$12:.$F$12]));IF(OR([.F1179]=&quot;EO&quot;;[.F1179]=&quot;EQ&quot;);INDEX([Def.$D$19:.$F$21];MATCH([.H1179];[Def.$C$19:.$C$21]);MATCH([.G1179];[Def.$D$18:.$F$18]));&quot;#err&quot;)));&quot;&quot;)">
            <text:p/>
          </table:table-cell>
          <table:table-cell table:style-name="ce53" table:formula="of:=IF([.I1179]&lt;&gt;&quot;&quot;;INDEX([Def.$J$6:.$L$10];MATCH([.F1179];[Def.$I$6:.$I$10];0);MATCH([.I1179];[Def.$J$5:.$L$5];0));&quot;&quot;)">
            <text:p/>
          </table:table-cell>
          <table:table-cell table:style-name="ce56"/>
          <table:table-cell table:style-name="ce59" table:formula="of:=IF([.K1179]=&quot;&quot;;[.J1179];[.J1179]*[.K11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80]&lt;&gt;&quot;&quot;;IF(OR([.F1180]=&quot;ILF&quot;;[.F1180]=&quot;EIF&quot;);INDEX([Def.$D$6:.$F$8];MATCH([.H1180];[Def.$C$6:.$C$8]);MATCH([.G1180];[Def.$D$5:.$F$5]));IF([.F1180]=&quot;EI&quot;;INDEX([Def.$D$13:.$F$15];MATCH([.H1180];[Def.$C$13:.$C$15]);MATCH([.G1180];[Def.$D$12:.$F$12]));IF(OR([.F1180]=&quot;EO&quot;;[.F1180]=&quot;EQ&quot;);INDEX([Def.$D$19:.$F$21];MATCH([.H1180];[Def.$C$19:.$C$21]);MATCH([.G1180];[Def.$D$18:.$F$18]));&quot;#err&quot;)));&quot;&quot;)">
            <text:p/>
          </table:table-cell>
          <table:table-cell table:style-name="ce53" table:formula="of:=IF([.I1180]&lt;&gt;&quot;&quot;;INDEX([Def.$J$6:.$L$10];MATCH([.F1180];[Def.$I$6:.$I$10];0);MATCH([.I1180];[Def.$J$5:.$L$5];0));&quot;&quot;)">
            <text:p/>
          </table:table-cell>
          <table:table-cell table:style-name="ce56"/>
          <table:table-cell table:style-name="ce59" table:formula="of:=IF([.K1180]=&quot;&quot;;[.J1180];[.J1180]*[.K11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81]&lt;&gt;&quot;&quot;;IF(OR([.F1181]=&quot;ILF&quot;;[.F1181]=&quot;EIF&quot;);INDEX([Def.$D$6:.$F$8];MATCH([.H1181];[Def.$C$6:.$C$8]);MATCH([.G1181];[Def.$D$5:.$F$5]));IF([.F1181]=&quot;EI&quot;;INDEX([Def.$D$13:.$F$15];MATCH([.H1181];[Def.$C$13:.$C$15]);MATCH([.G1181];[Def.$D$12:.$F$12]));IF(OR([.F1181]=&quot;EO&quot;;[.F1181]=&quot;EQ&quot;);INDEX([Def.$D$19:.$F$21];MATCH([.H1181];[Def.$C$19:.$C$21]);MATCH([.G1181];[Def.$D$18:.$F$18]));&quot;#err&quot;)));&quot;&quot;)">
            <text:p/>
          </table:table-cell>
          <table:table-cell table:style-name="ce53" table:formula="of:=IF([.I1181]&lt;&gt;&quot;&quot;;INDEX([Def.$J$6:.$L$10];MATCH([.F1181];[Def.$I$6:.$I$10];0);MATCH([.I1181];[Def.$J$5:.$L$5];0));&quot;&quot;)">
            <text:p/>
          </table:table-cell>
          <table:table-cell table:style-name="ce56"/>
          <table:table-cell table:style-name="ce59" table:formula="of:=IF([.K1181]=&quot;&quot;;[.J1181];[.J1181]*[.K11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82]&lt;&gt;&quot;&quot;;IF(OR([.F1182]=&quot;ILF&quot;;[.F1182]=&quot;EIF&quot;);INDEX([Def.$D$6:.$F$8];MATCH([.H1182];[Def.$C$6:.$C$8]);MATCH([.G1182];[Def.$D$5:.$F$5]));IF([.F1182]=&quot;EI&quot;;INDEX([Def.$D$13:.$F$15];MATCH([.H1182];[Def.$C$13:.$C$15]);MATCH([.G1182];[Def.$D$12:.$F$12]));IF(OR([.F1182]=&quot;EO&quot;;[.F1182]=&quot;EQ&quot;);INDEX([Def.$D$19:.$F$21];MATCH([.H1182];[Def.$C$19:.$C$21]);MATCH([.G1182];[Def.$D$18:.$F$18]));&quot;#err&quot;)));&quot;&quot;)">
            <text:p/>
          </table:table-cell>
          <table:table-cell table:style-name="ce53" table:formula="of:=IF([.I1182]&lt;&gt;&quot;&quot;;INDEX([Def.$J$6:.$L$10];MATCH([.F1182];[Def.$I$6:.$I$10];0);MATCH([.I1182];[Def.$J$5:.$L$5];0));&quot;&quot;)">
            <text:p/>
          </table:table-cell>
          <table:table-cell table:style-name="ce56"/>
          <table:table-cell table:style-name="ce59" table:formula="of:=IF([.K1182]=&quot;&quot;;[.J1182];[.J1182]*[.K11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83]&lt;&gt;&quot;&quot;;IF(OR([.F1183]=&quot;ILF&quot;;[.F1183]=&quot;EIF&quot;);INDEX([Def.$D$6:.$F$8];MATCH([.H1183];[Def.$C$6:.$C$8]);MATCH([.G1183];[Def.$D$5:.$F$5]));IF([.F1183]=&quot;EI&quot;;INDEX([Def.$D$13:.$F$15];MATCH([.H1183];[Def.$C$13:.$C$15]);MATCH([.G1183];[Def.$D$12:.$F$12]));IF(OR([.F1183]=&quot;EO&quot;;[.F1183]=&quot;EQ&quot;);INDEX([Def.$D$19:.$F$21];MATCH([.H1183];[Def.$C$19:.$C$21]);MATCH([.G1183];[Def.$D$18:.$F$18]));&quot;#err&quot;)));&quot;&quot;)">
            <text:p/>
          </table:table-cell>
          <table:table-cell table:style-name="ce53" table:formula="of:=IF([.I1183]&lt;&gt;&quot;&quot;;INDEX([Def.$J$6:.$L$10];MATCH([.F1183];[Def.$I$6:.$I$10];0);MATCH([.I1183];[Def.$J$5:.$L$5];0));&quot;&quot;)">
            <text:p/>
          </table:table-cell>
          <table:table-cell table:style-name="ce56"/>
          <table:table-cell table:style-name="ce59" table:formula="of:=IF([.K1183]=&quot;&quot;;[.J1183];[.J1183]*[.K11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84]&lt;&gt;&quot;&quot;;IF(OR([.F1184]=&quot;ILF&quot;;[.F1184]=&quot;EIF&quot;);INDEX([Def.$D$6:.$F$8];MATCH([.H1184];[Def.$C$6:.$C$8]);MATCH([.G1184];[Def.$D$5:.$F$5]));IF([.F1184]=&quot;EI&quot;;INDEX([Def.$D$13:.$F$15];MATCH([.H1184];[Def.$C$13:.$C$15]);MATCH([.G1184];[Def.$D$12:.$F$12]));IF(OR([.F1184]=&quot;EO&quot;;[.F1184]=&quot;EQ&quot;);INDEX([Def.$D$19:.$F$21];MATCH([.H1184];[Def.$C$19:.$C$21]);MATCH([.G1184];[Def.$D$18:.$F$18]));&quot;#err&quot;)));&quot;&quot;)">
            <text:p/>
          </table:table-cell>
          <table:table-cell table:style-name="ce53" table:formula="of:=IF([.I1184]&lt;&gt;&quot;&quot;;INDEX([Def.$J$6:.$L$10];MATCH([.F1184];[Def.$I$6:.$I$10];0);MATCH([.I1184];[Def.$J$5:.$L$5];0));&quot;&quot;)">
            <text:p/>
          </table:table-cell>
          <table:table-cell table:style-name="ce56"/>
          <table:table-cell table:style-name="ce59" table:formula="of:=IF([.K1184]=&quot;&quot;;[.J1184];[.J1184]*[.K11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85]&lt;&gt;&quot;&quot;;IF(OR([.F1185]=&quot;ILF&quot;;[.F1185]=&quot;EIF&quot;);INDEX([Def.$D$6:.$F$8];MATCH([.H1185];[Def.$C$6:.$C$8]);MATCH([.G1185];[Def.$D$5:.$F$5]));IF([.F1185]=&quot;EI&quot;;INDEX([Def.$D$13:.$F$15];MATCH([.H1185];[Def.$C$13:.$C$15]);MATCH([.G1185];[Def.$D$12:.$F$12]));IF(OR([.F1185]=&quot;EO&quot;;[.F1185]=&quot;EQ&quot;);INDEX([Def.$D$19:.$F$21];MATCH([.H1185];[Def.$C$19:.$C$21]);MATCH([.G1185];[Def.$D$18:.$F$18]));&quot;#err&quot;)));&quot;&quot;)">
            <text:p/>
          </table:table-cell>
          <table:table-cell table:style-name="ce53" table:formula="of:=IF([.I1185]&lt;&gt;&quot;&quot;;INDEX([Def.$J$6:.$L$10];MATCH([.F1185];[Def.$I$6:.$I$10];0);MATCH([.I1185];[Def.$J$5:.$L$5];0));&quot;&quot;)">
            <text:p/>
          </table:table-cell>
          <table:table-cell table:style-name="ce56"/>
          <table:table-cell table:style-name="ce59" table:formula="of:=IF([.K1185]=&quot;&quot;;[.J1185];[.J1185]*[.K11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86]&lt;&gt;&quot;&quot;;IF(OR([.F1186]=&quot;ILF&quot;;[.F1186]=&quot;EIF&quot;);INDEX([Def.$D$6:.$F$8];MATCH([.H1186];[Def.$C$6:.$C$8]);MATCH([.G1186];[Def.$D$5:.$F$5]));IF([.F1186]=&quot;EI&quot;;INDEX([Def.$D$13:.$F$15];MATCH([.H1186];[Def.$C$13:.$C$15]);MATCH([.G1186];[Def.$D$12:.$F$12]));IF(OR([.F1186]=&quot;EO&quot;;[.F1186]=&quot;EQ&quot;);INDEX([Def.$D$19:.$F$21];MATCH([.H1186];[Def.$C$19:.$C$21]);MATCH([.G1186];[Def.$D$18:.$F$18]));&quot;#err&quot;)));&quot;&quot;)">
            <text:p/>
          </table:table-cell>
          <table:table-cell table:style-name="ce53" table:formula="of:=IF([.I1186]&lt;&gt;&quot;&quot;;INDEX([Def.$J$6:.$L$10];MATCH([.F1186];[Def.$I$6:.$I$10];0);MATCH([.I1186];[Def.$J$5:.$L$5];0));&quot;&quot;)">
            <text:p/>
          </table:table-cell>
          <table:table-cell table:style-name="ce56"/>
          <table:table-cell table:style-name="ce59" table:formula="of:=IF([.K1186]=&quot;&quot;;[.J1186];[.J1186]*[.K11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87]&lt;&gt;&quot;&quot;;IF(OR([.F1187]=&quot;ILF&quot;;[.F1187]=&quot;EIF&quot;);INDEX([Def.$D$6:.$F$8];MATCH([.H1187];[Def.$C$6:.$C$8]);MATCH([.G1187];[Def.$D$5:.$F$5]));IF([.F1187]=&quot;EI&quot;;INDEX([Def.$D$13:.$F$15];MATCH([.H1187];[Def.$C$13:.$C$15]);MATCH([.G1187];[Def.$D$12:.$F$12]));IF(OR([.F1187]=&quot;EO&quot;;[.F1187]=&quot;EQ&quot;);INDEX([Def.$D$19:.$F$21];MATCH([.H1187];[Def.$C$19:.$C$21]);MATCH([.G1187];[Def.$D$18:.$F$18]));&quot;#err&quot;)));&quot;&quot;)">
            <text:p/>
          </table:table-cell>
          <table:table-cell table:style-name="ce53" table:formula="of:=IF([.I1187]&lt;&gt;&quot;&quot;;INDEX([Def.$J$6:.$L$10];MATCH([.F1187];[Def.$I$6:.$I$10];0);MATCH([.I1187];[Def.$J$5:.$L$5];0));&quot;&quot;)">
            <text:p/>
          </table:table-cell>
          <table:table-cell table:style-name="ce56"/>
          <table:table-cell table:style-name="ce59" table:formula="of:=IF([.K1187]=&quot;&quot;;[.J1187];[.J1187]*[.K11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88]&lt;&gt;&quot;&quot;;IF(OR([.F1188]=&quot;ILF&quot;;[.F1188]=&quot;EIF&quot;);INDEX([Def.$D$6:.$F$8];MATCH([.H1188];[Def.$C$6:.$C$8]);MATCH([.G1188];[Def.$D$5:.$F$5]));IF([.F1188]=&quot;EI&quot;;INDEX([Def.$D$13:.$F$15];MATCH([.H1188];[Def.$C$13:.$C$15]);MATCH([.G1188];[Def.$D$12:.$F$12]));IF(OR([.F1188]=&quot;EO&quot;;[.F1188]=&quot;EQ&quot;);INDEX([Def.$D$19:.$F$21];MATCH([.H1188];[Def.$C$19:.$C$21]);MATCH([.G1188];[Def.$D$18:.$F$18]));&quot;#err&quot;)));&quot;&quot;)">
            <text:p/>
          </table:table-cell>
          <table:table-cell table:style-name="ce53" table:formula="of:=IF([.I1188]&lt;&gt;&quot;&quot;;INDEX([Def.$J$6:.$L$10];MATCH([.F1188];[Def.$I$6:.$I$10];0);MATCH([.I1188];[Def.$J$5:.$L$5];0));&quot;&quot;)">
            <text:p/>
          </table:table-cell>
          <table:table-cell table:style-name="ce56"/>
          <table:table-cell table:style-name="ce59" table:formula="of:=IF([.K1188]=&quot;&quot;;[.J1188];[.J1188]*[.K11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89]&lt;&gt;&quot;&quot;;IF(OR([.F1189]=&quot;ILF&quot;;[.F1189]=&quot;EIF&quot;);INDEX([Def.$D$6:.$F$8];MATCH([.H1189];[Def.$C$6:.$C$8]);MATCH([.G1189];[Def.$D$5:.$F$5]));IF([.F1189]=&quot;EI&quot;;INDEX([Def.$D$13:.$F$15];MATCH([.H1189];[Def.$C$13:.$C$15]);MATCH([.G1189];[Def.$D$12:.$F$12]));IF(OR([.F1189]=&quot;EO&quot;;[.F1189]=&quot;EQ&quot;);INDEX([Def.$D$19:.$F$21];MATCH([.H1189];[Def.$C$19:.$C$21]);MATCH([.G1189];[Def.$D$18:.$F$18]));&quot;#err&quot;)));&quot;&quot;)">
            <text:p/>
          </table:table-cell>
          <table:table-cell table:style-name="ce53" table:formula="of:=IF([.I1189]&lt;&gt;&quot;&quot;;INDEX([Def.$J$6:.$L$10];MATCH([.F1189];[Def.$I$6:.$I$10];0);MATCH([.I1189];[Def.$J$5:.$L$5];0));&quot;&quot;)">
            <text:p/>
          </table:table-cell>
          <table:table-cell table:style-name="ce56"/>
          <table:table-cell table:style-name="ce59" table:formula="of:=IF([.K1189]=&quot;&quot;;[.J1189];[.J1189]*[.K11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90]&lt;&gt;&quot;&quot;;IF(OR([.F1190]=&quot;ILF&quot;;[.F1190]=&quot;EIF&quot;);INDEX([Def.$D$6:.$F$8];MATCH([.H1190];[Def.$C$6:.$C$8]);MATCH([.G1190];[Def.$D$5:.$F$5]));IF([.F1190]=&quot;EI&quot;;INDEX([Def.$D$13:.$F$15];MATCH([.H1190];[Def.$C$13:.$C$15]);MATCH([.G1190];[Def.$D$12:.$F$12]));IF(OR([.F1190]=&quot;EO&quot;;[.F1190]=&quot;EQ&quot;);INDEX([Def.$D$19:.$F$21];MATCH([.H1190];[Def.$C$19:.$C$21]);MATCH([.G1190];[Def.$D$18:.$F$18]));&quot;#err&quot;)));&quot;&quot;)">
            <text:p/>
          </table:table-cell>
          <table:table-cell table:style-name="ce53" table:formula="of:=IF([.I1190]&lt;&gt;&quot;&quot;;INDEX([Def.$J$6:.$L$10];MATCH([.F1190];[Def.$I$6:.$I$10];0);MATCH([.I1190];[Def.$J$5:.$L$5];0));&quot;&quot;)">
            <text:p/>
          </table:table-cell>
          <table:table-cell table:style-name="ce56"/>
          <table:table-cell table:style-name="ce59" table:formula="of:=IF([.K1190]=&quot;&quot;;[.J1190];[.J1190]*[.K11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91]&lt;&gt;&quot;&quot;;IF(OR([.F1191]=&quot;ILF&quot;;[.F1191]=&quot;EIF&quot;);INDEX([Def.$D$6:.$F$8];MATCH([.H1191];[Def.$C$6:.$C$8]);MATCH([.G1191];[Def.$D$5:.$F$5]));IF([.F1191]=&quot;EI&quot;;INDEX([Def.$D$13:.$F$15];MATCH([.H1191];[Def.$C$13:.$C$15]);MATCH([.G1191];[Def.$D$12:.$F$12]));IF(OR([.F1191]=&quot;EO&quot;;[.F1191]=&quot;EQ&quot;);INDEX([Def.$D$19:.$F$21];MATCH([.H1191];[Def.$C$19:.$C$21]);MATCH([.G1191];[Def.$D$18:.$F$18]));&quot;#err&quot;)));&quot;&quot;)">
            <text:p/>
          </table:table-cell>
          <table:table-cell table:style-name="ce53" table:formula="of:=IF([.I1191]&lt;&gt;&quot;&quot;;INDEX([Def.$J$6:.$L$10];MATCH([.F1191];[Def.$I$6:.$I$10];0);MATCH([.I1191];[Def.$J$5:.$L$5];0));&quot;&quot;)">
            <text:p/>
          </table:table-cell>
          <table:table-cell table:style-name="ce56"/>
          <table:table-cell table:style-name="ce59" table:formula="of:=IF([.K1191]=&quot;&quot;;[.J1191];[.J1191]*[.K11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92]&lt;&gt;&quot;&quot;;IF(OR([.F1192]=&quot;ILF&quot;;[.F1192]=&quot;EIF&quot;);INDEX([Def.$D$6:.$F$8];MATCH([.H1192];[Def.$C$6:.$C$8]);MATCH([.G1192];[Def.$D$5:.$F$5]));IF([.F1192]=&quot;EI&quot;;INDEX([Def.$D$13:.$F$15];MATCH([.H1192];[Def.$C$13:.$C$15]);MATCH([.G1192];[Def.$D$12:.$F$12]));IF(OR([.F1192]=&quot;EO&quot;;[.F1192]=&quot;EQ&quot;);INDEX([Def.$D$19:.$F$21];MATCH([.H1192];[Def.$C$19:.$C$21]);MATCH([.G1192];[Def.$D$18:.$F$18]));&quot;#err&quot;)));&quot;&quot;)">
            <text:p/>
          </table:table-cell>
          <table:table-cell table:style-name="ce53" table:formula="of:=IF([.I1192]&lt;&gt;&quot;&quot;;INDEX([Def.$J$6:.$L$10];MATCH([.F1192];[Def.$I$6:.$I$10];0);MATCH([.I1192];[Def.$J$5:.$L$5];0));&quot;&quot;)">
            <text:p/>
          </table:table-cell>
          <table:table-cell table:style-name="ce56"/>
          <table:table-cell table:style-name="ce59" table:formula="of:=IF([.K1192]=&quot;&quot;;[.J1192];[.J1192]*[.K11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93]&lt;&gt;&quot;&quot;;IF(OR([.F1193]=&quot;ILF&quot;;[.F1193]=&quot;EIF&quot;);INDEX([Def.$D$6:.$F$8];MATCH([.H1193];[Def.$C$6:.$C$8]);MATCH([.G1193];[Def.$D$5:.$F$5]));IF([.F1193]=&quot;EI&quot;;INDEX([Def.$D$13:.$F$15];MATCH([.H1193];[Def.$C$13:.$C$15]);MATCH([.G1193];[Def.$D$12:.$F$12]));IF(OR([.F1193]=&quot;EO&quot;;[.F1193]=&quot;EQ&quot;);INDEX([Def.$D$19:.$F$21];MATCH([.H1193];[Def.$C$19:.$C$21]);MATCH([.G1193];[Def.$D$18:.$F$18]));&quot;#err&quot;)));&quot;&quot;)">
            <text:p/>
          </table:table-cell>
          <table:table-cell table:style-name="ce53" table:formula="of:=IF([.I1193]&lt;&gt;&quot;&quot;;INDEX([Def.$J$6:.$L$10];MATCH([.F1193];[Def.$I$6:.$I$10];0);MATCH([.I1193];[Def.$J$5:.$L$5];0));&quot;&quot;)">
            <text:p/>
          </table:table-cell>
          <table:table-cell table:style-name="ce56"/>
          <table:table-cell table:style-name="ce59" table:formula="of:=IF([.K1193]=&quot;&quot;;[.J1193];[.J1193]*[.K11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94]&lt;&gt;&quot;&quot;;IF(OR([.F1194]=&quot;ILF&quot;;[.F1194]=&quot;EIF&quot;);INDEX([Def.$D$6:.$F$8];MATCH([.H1194];[Def.$C$6:.$C$8]);MATCH([.G1194];[Def.$D$5:.$F$5]));IF([.F1194]=&quot;EI&quot;;INDEX([Def.$D$13:.$F$15];MATCH([.H1194];[Def.$C$13:.$C$15]);MATCH([.G1194];[Def.$D$12:.$F$12]));IF(OR([.F1194]=&quot;EO&quot;;[.F1194]=&quot;EQ&quot;);INDEX([Def.$D$19:.$F$21];MATCH([.H1194];[Def.$C$19:.$C$21]);MATCH([.G1194];[Def.$D$18:.$F$18]));&quot;#err&quot;)));&quot;&quot;)">
            <text:p/>
          </table:table-cell>
          <table:table-cell table:style-name="ce53" table:formula="of:=IF([.I1194]&lt;&gt;&quot;&quot;;INDEX([Def.$J$6:.$L$10];MATCH([.F1194];[Def.$I$6:.$I$10];0);MATCH([.I1194];[Def.$J$5:.$L$5];0));&quot;&quot;)">
            <text:p/>
          </table:table-cell>
          <table:table-cell table:style-name="ce56"/>
          <table:table-cell table:style-name="ce59" table:formula="of:=IF([.K1194]=&quot;&quot;;[.J1194];[.J1194]*[.K11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95]&lt;&gt;&quot;&quot;;IF(OR([.F1195]=&quot;ILF&quot;;[.F1195]=&quot;EIF&quot;);INDEX([Def.$D$6:.$F$8];MATCH([.H1195];[Def.$C$6:.$C$8]);MATCH([.G1195];[Def.$D$5:.$F$5]));IF([.F1195]=&quot;EI&quot;;INDEX([Def.$D$13:.$F$15];MATCH([.H1195];[Def.$C$13:.$C$15]);MATCH([.G1195];[Def.$D$12:.$F$12]));IF(OR([.F1195]=&quot;EO&quot;;[.F1195]=&quot;EQ&quot;);INDEX([Def.$D$19:.$F$21];MATCH([.H1195];[Def.$C$19:.$C$21]);MATCH([.G1195];[Def.$D$18:.$F$18]));&quot;#err&quot;)));&quot;&quot;)">
            <text:p/>
          </table:table-cell>
          <table:table-cell table:style-name="ce53" table:formula="of:=IF([.I1195]&lt;&gt;&quot;&quot;;INDEX([Def.$J$6:.$L$10];MATCH([.F1195];[Def.$I$6:.$I$10];0);MATCH([.I1195];[Def.$J$5:.$L$5];0));&quot;&quot;)">
            <text:p/>
          </table:table-cell>
          <table:table-cell table:style-name="ce56"/>
          <table:table-cell table:style-name="ce59" table:formula="of:=IF([.K1195]=&quot;&quot;;[.J1195];[.J1195]*[.K11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96]&lt;&gt;&quot;&quot;;IF(OR([.F1196]=&quot;ILF&quot;;[.F1196]=&quot;EIF&quot;);INDEX([Def.$D$6:.$F$8];MATCH([.H1196];[Def.$C$6:.$C$8]);MATCH([.G1196];[Def.$D$5:.$F$5]));IF([.F1196]=&quot;EI&quot;;INDEX([Def.$D$13:.$F$15];MATCH([.H1196];[Def.$C$13:.$C$15]);MATCH([.G1196];[Def.$D$12:.$F$12]));IF(OR([.F1196]=&quot;EO&quot;;[.F1196]=&quot;EQ&quot;);INDEX([Def.$D$19:.$F$21];MATCH([.H1196];[Def.$C$19:.$C$21]);MATCH([.G1196];[Def.$D$18:.$F$18]));&quot;#err&quot;)));&quot;&quot;)">
            <text:p/>
          </table:table-cell>
          <table:table-cell table:style-name="ce53" table:formula="of:=IF([.I1196]&lt;&gt;&quot;&quot;;INDEX([Def.$J$6:.$L$10];MATCH([.F1196];[Def.$I$6:.$I$10];0);MATCH([.I1196];[Def.$J$5:.$L$5];0));&quot;&quot;)">
            <text:p/>
          </table:table-cell>
          <table:table-cell table:style-name="ce56"/>
          <table:table-cell table:style-name="ce59" table:formula="of:=IF([.K1196]=&quot;&quot;;[.J1196];[.J1196]*[.K11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97]&lt;&gt;&quot;&quot;;IF(OR([.F1197]=&quot;ILF&quot;;[.F1197]=&quot;EIF&quot;);INDEX([Def.$D$6:.$F$8];MATCH([.H1197];[Def.$C$6:.$C$8]);MATCH([.G1197];[Def.$D$5:.$F$5]));IF([.F1197]=&quot;EI&quot;;INDEX([Def.$D$13:.$F$15];MATCH([.H1197];[Def.$C$13:.$C$15]);MATCH([.G1197];[Def.$D$12:.$F$12]));IF(OR([.F1197]=&quot;EO&quot;;[.F1197]=&quot;EQ&quot;);INDEX([Def.$D$19:.$F$21];MATCH([.H1197];[Def.$C$19:.$C$21]);MATCH([.G1197];[Def.$D$18:.$F$18]));&quot;#err&quot;)));&quot;&quot;)">
            <text:p/>
          </table:table-cell>
          <table:table-cell table:style-name="ce53" table:formula="of:=IF([.I1197]&lt;&gt;&quot;&quot;;INDEX([Def.$J$6:.$L$10];MATCH([.F1197];[Def.$I$6:.$I$10];0);MATCH([.I1197];[Def.$J$5:.$L$5];0));&quot;&quot;)">
            <text:p/>
          </table:table-cell>
          <table:table-cell table:style-name="ce56"/>
          <table:table-cell table:style-name="ce59" table:formula="of:=IF([.K1197]=&quot;&quot;;[.J1197];[.J1197]*[.K11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98]&lt;&gt;&quot;&quot;;IF(OR([.F1198]=&quot;ILF&quot;;[.F1198]=&quot;EIF&quot;);INDEX([Def.$D$6:.$F$8];MATCH([.H1198];[Def.$C$6:.$C$8]);MATCH([.G1198];[Def.$D$5:.$F$5]));IF([.F1198]=&quot;EI&quot;;INDEX([Def.$D$13:.$F$15];MATCH([.H1198];[Def.$C$13:.$C$15]);MATCH([.G1198];[Def.$D$12:.$F$12]));IF(OR([.F1198]=&quot;EO&quot;;[.F1198]=&quot;EQ&quot;);INDEX([Def.$D$19:.$F$21];MATCH([.H1198];[Def.$C$19:.$C$21]);MATCH([.G1198];[Def.$D$18:.$F$18]));&quot;#err&quot;)));&quot;&quot;)">
            <text:p/>
          </table:table-cell>
          <table:table-cell table:style-name="ce53" table:formula="of:=IF([.I1198]&lt;&gt;&quot;&quot;;INDEX([Def.$J$6:.$L$10];MATCH([.F1198];[Def.$I$6:.$I$10];0);MATCH([.I1198];[Def.$J$5:.$L$5];0));&quot;&quot;)">
            <text:p/>
          </table:table-cell>
          <table:table-cell table:style-name="ce56"/>
          <table:table-cell table:style-name="ce59" table:formula="of:=IF([.K1198]=&quot;&quot;;[.J1198];[.J1198]*[.K11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199]&lt;&gt;&quot;&quot;;IF(OR([.F1199]=&quot;ILF&quot;;[.F1199]=&quot;EIF&quot;);INDEX([Def.$D$6:.$F$8];MATCH([.H1199];[Def.$C$6:.$C$8]);MATCH([.G1199];[Def.$D$5:.$F$5]));IF([.F1199]=&quot;EI&quot;;INDEX([Def.$D$13:.$F$15];MATCH([.H1199];[Def.$C$13:.$C$15]);MATCH([.G1199];[Def.$D$12:.$F$12]));IF(OR([.F1199]=&quot;EO&quot;;[.F1199]=&quot;EQ&quot;);INDEX([Def.$D$19:.$F$21];MATCH([.H1199];[Def.$C$19:.$C$21]);MATCH([.G1199];[Def.$D$18:.$F$18]));&quot;#err&quot;)));&quot;&quot;)">
            <text:p/>
          </table:table-cell>
          <table:table-cell table:style-name="ce53" table:formula="of:=IF([.I1199]&lt;&gt;&quot;&quot;;INDEX([Def.$J$6:.$L$10];MATCH([.F1199];[Def.$I$6:.$I$10];0);MATCH([.I1199];[Def.$J$5:.$L$5];0));&quot;&quot;)">
            <text:p/>
          </table:table-cell>
          <table:table-cell table:style-name="ce56"/>
          <table:table-cell table:style-name="ce59" table:formula="of:=IF([.K1199]=&quot;&quot;;[.J1199];[.J1199]*[.K11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00]&lt;&gt;&quot;&quot;;IF(OR([.F1200]=&quot;ILF&quot;;[.F1200]=&quot;EIF&quot;);INDEX([Def.$D$6:.$F$8];MATCH([.H1200];[Def.$C$6:.$C$8]);MATCH([.G1200];[Def.$D$5:.$F$5]));IF([.F1200]=&quot;EI&quot;;INDEX([Def.$D$13:.$F$15];MATCH([.H1200];[Def.$C$13:.$C$15]);MATCH([.G1200];[Def.$D$12:.$F$12]));IF(OR([.F1200]=&quot;EO&quot;;[.F1200]=&quot;EQ&quot;);INDEX([Def.$D$19:.$F$21];MATCH([.H1200];[Def.$C$19:.$C$21]);MATCH([.G1200];[Def.$D$18:.$F$18]));&quot;#err&quot;)));&quot;&quot;)">
            <text:p/>
          </table:table-cell>
          <table:table-cell table:style-name="ce53" table:formula="of:=IF([.I1200]&lt;&gt;&quot;&quot;;INDEX([Def.$J$6:.$L$10];MATCH([.F1200];[Def.$I$6:.$I$10];0);MATCH([.I1200];[Def.$J$5:.$L$5];0));&quot;&quot;)">
            <text:p/>
          </table:table-cell>
          <table:table-cell table:style-name="ce56"/>
          <table:table-cell table:style-name="ce59" table:formula="of:=IF([.K1200]=&quot;&quot;;[.J1200];[.J1200]*[.K12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01]&lt;&gt;&quot;&quot;;IF(OR([.F1201]=&quot;ILF&quot;;[.F1201]=&quot;EIF&quot;);INDEX([Def.$D$6:.$F$8];MATCH([.H1201];[Def.$C$6:.$C$8]);MATCH([.G1201];[Def.$D$5:.$F$5]));IF([.F1201]=&quot;EI&quot;;INDEX([Def.$D$13:.$F$15];MATCH([.H1201];[Def.$C$13:.$C$15]);MATCH([.G1201];[Def.$D$12:.$F$12]));IF(OR([.F1201]=&quot;EO&quot;;[.F1201]=&quot;EQ&quot;);INDEX([Def.$D$19:.$F$21];MATCH([.H1201];[Def.$C$19:.$C$21]);MATCH([.G1201];[Def.$D$18:.$F$18]));&quot;#err&quot;)));&quot;&quot;)">
            <text:p/>
          </table:table-cell>
          <table:table-cell table:style-name="ce53" table:formula="of:=IF([.I1201]&lt;&gt;&quot;&quot;;INDEX([Def.$J$6:.$L$10];MATCH([.F1201];[Def.$I$6:.$I$10];0);MATCH([.I1201];[Def.$J$5:.$L$5];0));&quot;&quot;)">
            <text:p/>
          </table:table-cell>
          <table:table-cell table:style-name="ce56"/>
          <table:table-cell table:style-name="ce59" table:formula="of:=IF([.K1201]=&quot;&quot;;[.J1201];[.J1201]*[.K12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02]&lt;&gt;&quot;&quot;;IF(OR([.F1202]=&quot;ILF&quot;;[.F1202]=&quot;EIF&quot;);INDEX([Def.$D$6:.$F$8];MATCH([.H1202];[Def.$C$6:.$C$8]);MATCH([.G1202];[Def.$D$5:.$F$5]));IF([.F1202]=&quot;EI&quot;;INDEX([Def.$D$13:.$F$15];MATCH([.H1202];[Def.$C$13:.$C$15]);MATCH([.G1202];[Def.$D$12:.$F$12]));IF(OR([.F1202]=&quot;EO&quot;;[.F1202]=&quot;EQ&quot;);INDEX([Def.$D$19:.$F$21];MATCH([.H1202];[Def.$C$19:.$C$21]);MATCH([.G1202];[Def.$D$18:.$F$18]));&quot;#err&quot;)));&quot;&quot;)">
            <text:p/>
          </table:table-cell>
          <table:table-cell table:style-name="ce53" table:formula="of:=IF([.I1202]&lt;&gt;&quot;&quot;;INDEX([Def.$J$6:.$L$10];MATCH([.F1202];[Def.$I$6:.$I$10];0);MATCH([.I1202];[Def.$J$5:.$L$5];0));&quot;&quot;)">
            <text:p/>
          </table:table-cell>
          <table:table-cell table:style-name="ce56"/>
          <table:table-cell table:style-name="ce59" table:formula="of:=IF([.K1202]=&quot;&quot;;[.J1202];[.J1202]*[.K12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03]&lt;&gt;&quot;&quot;;IF(OR([.F1203]=&quot;ILF&quot;;[.F1203]=&quot;EIF&quot;);INDEX([Def.$D$6:.$F$8];MATCH([.H1203];[Def.$C$6:.$C$8]);MATCH([.G1203];[Def.$D$5:.$F$5]));IF([.F1203]=&quot;EI&quot;;INDEX([Def.$D$13:.$F$15];MATCH([.H1203];[Def.$C$13:.$C$15]);MATCH([.G1203];[Def.$D$12:.$F$12]));IF(OR([.F1203]=&quot;EO&quot;;[.F1203]=&quot;EQ&quot;);INDEX([Def.$D$19:.$F$21];MATCH([.H1203];[Def.$C$19:.$C$21]);MATCH([.G1203];[Def.$D$18:.$F$18]));&quot;#err&quot;)));&quot;&quot;)">
            <text:p/>
          </table:table-cell>
          <table:table-cell table:style-name="ce53" table:formula="of:=IF([.I1203]&lt;&gt;&quot;&quot;;INDEX([Def.$J$6:.$L$10];MATCH([.F1203];[Def.$I$6:.$I$10];0);MATCH([.I1203];[Def.$J$5:.$L$5];0));&quot;&quot;)">
            <text:p/>
          </table:table-cell>
          <table:table-cell table:style-name="ce56"/>
          <table:table-cell table:style-name="ce59" table:formula="of:=IF([.K1203]=&quot;&quot;;[.J1203];[.J1203]*[.K12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04]&lt;&gt;&quot;&quot;;IF(OR([.F1204]=&quot;ILF&quot;;[.F1204]=&quot;EIF&quot;);INDEX([Def.$D$6:.$F$8];MATCH([.H1204];[Def.$C$6:.$C$8]);MATCH([.G1204];[Def.$D$5:.$F$5]));IF([.F1204]=&quot;EI&quot;;INDEX([Def.$D$13:.$F$15];MATCH([.H1204];[Def.$C$13:.$C$15]);MATCH([.G1204];[Def.$D$12:.$F$12]));IF(OR([.F1204]=&quot;EO&quot;;[.F1204]=&quot;EQ&quot;);INDEX([Def.$D$19:.$F$21];MATCH([.H1204];[Def.$C$19:.$C$21]);MATCH([.G1204];[Def.$D$18:.$F$18]));&quot;#err&quot;)));&quot;&quot;)">
            <text:p/>
          </table:table-cell>
          <table:table-cell table:style-name="ce53" table:formula="of:=IF([.I1204]&lt;&gt;&quot;&quot;;INDEX([Def.$J$6:.$L$10];MATCH([.F1204];[Def.$I$6:.$I$10];0);MATCH([.I1204];[Def.$J$5:.$L$5];0));&quot;&quot;)">
            <text:p/>
          </table:table-cell>
          <table:table-cell table:style-name="ce56"/>
          <table:table-cell table:style-name="ce59" table:formula="of:=IF([.K1204]=&quot;&quot;;[.J1204];[.J1204]*[.K12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05]&lt;&gt;&quot;&quot;;IF(OR([.F1205]=&quot;ILF&quot;;[.F1205]=&quot;EIF&quot;);INDEX([Def.$D$6:.$F$8];MATCH([.H1205];[Def.$C$6:.$C$8]);MATCH([.G1205];[Def.$D$5:.$F$5]));IF([.F1205]=&quot;EI&quot;;INDEX([Def.$D$13:.$F$15];MATCH([.H1205];[Def.$C$13:.$C$15]);MATCH([.G1205];[Def.$D$12:.$F$12]));IF(OR([.F1205]=&quot;EO&quot;;[.F1205]=&quot;EQ&quot;);INDEX([Def.$D$19:.$F$21];MATCH([.H1205];[Def.$C$19:.$C$21]);MATCH([.G1205];[Def.$D$18:.$F$18]));&quot;#err&quot;)));&quot;&quot;)">
            <text:p/>
          </table:table-cell>
          <table:table-cell table:style-name="ce53" table:formula="of:=IF([.I1205]&lt;&gt;&quot;&quot;;INDEX([Def.$J$6:.$L$10];MATCH([.F1205];[Def.$I$6:.$I$10];0);MATCH([.I1205];[Def.$J$5:.$L$5];0));&quot;&quot;)">
            <text:p/>
          </table:table-cell>
          <table:table-cell table:style-name="ce56"/>
          <table:table-cell table:style-name="ce59" table:formula="of:=IF([.K1205]=&quot;&quot;;[.J1205];[.J1205]*[.K12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06]&lt;&gt;&quot;&quot;;IF(OR([.F1206]=&quot;ILF&quot;;[.F1206]=&quot;EIF&quot;);INDEX([Def.$D$6:.$F$8];MATCH([.H1206];[Def.$C$6:.$C$8]);MATCH([.G1206];[Def.$D$5:.$F$5]));IF([.F1206]=&quot;EI&quot;;INDEX([Def.$D$13:.$F$15];MATCH([.H1206];[Def.$C$13:.$C$15]);MATCH([.G1206];[Def.$D$12:.$F$12]));IF(OR([.F1206]=&quot;EO&quot;;[.F1206]=&quot;EQ&quot;);INDEX([Def.$D$19:.$F$21];MATCH([.H1206];[Def.$C$19:.$C$21]);MATCH([.G1206];[Def.$D$18:.$F$18]));&quot;#err&quot;)));&quot;&quot;)">
            <text:p/>
          </table:table-cell>
          <table:table-cell table:style-name="ce53" table:formula="of:=IF([.I1206]&lt;&gt;&quot;&quot;;INDEX([Def.$J$6:.$L$10];MATCH([.F1206];[Def.$I$6:.$I$10];0);MATCH([.I1206];[Def.$J$5:.$L$5];0));&quot;&quot;)">
            <text:p/>
          </table:table-cell>
          <table:table-cell table:style-name="ce56"/>
          <table:table-cell table:style-name="ce59" table:formula="of:=IF([.K1206]=&quot;&quot;;[.J1206];[.J1206]*[.K12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07]&lt;&gt;&quot;&quot;;IF(OR([.F1207]=&quot;ILF&quot;;[.F1207]=&quot;EIF&quot;);INDEX([Def.$D$6:.$F$8];MATCH([.H1207];[Def.$C$6:.$C$8]);MATCH([.G1207];[Def.$D$5:.$F$5]));IF([.F1207]=&quot;EI&quot;;INDEX([Def.$D$13:.$F$15];MATCH([.H1207];[Def.$C$13:.$C$15]);MATCH([.G1207];[Def.$D$12:.$F$12]));IF(OR([.F1207]=&quot;EO&quot;;[.F1207]=&quot;EQ&quot;);INDEX([Def.$D$19:.$F$21];MATCH([.H1207];[Def.$C$19:.$C$21]);MATCH([.G1207];[Def.$D$18:.$F$18]));&quot;#err&quot;)));&quot;&quot;)">
            <text:p/>
          </table:table-cell>
          <table:table-cell table:style-name="ce53" table:formula="of:=IF([.I1207]&lt;&gt;&quot;&quot;;INDEX([Def.$J$6:.$L$10];MATCH([.F1207];[Def.$I$6:.$I$10];0);MATCH([.I1207];[Def.$J$5:.$L$5];0));&quot;&quot;)">
            <text:p/>
          </table:table-cell>
          <table:table-cell table:style-name="ce56"/>
          <table:table-cell table:style-name="ce59" table:formula="of:=IF([.K1207]=&quot;&quot;;[.J1207];[.J1207]*[.K12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08]&lt;&gt;&quot;&quot;;IF(OR([.F1208]=&quot;ILF&quot;;[.F1208]=&quot;EIF&quot;);INDEX([Def.$D$6:.$F$8];MATCH([.H1208];[Def.$C$6:.$C$8]);MATCH([.G1208];[Def.$D$5:.$F$5]));IF([.F1208]=&quot;EI&quot;;INDEX([Def.$D$13:.$F$15];MATCH([.H1208];[Def.$C$13:.$C$15]);MATCH([.G1208];[Def.$D$12:.$F$12]));IF(OR([.F1208]=&quot;EO&quot;;[.F1208]=&quot;EQ&quot;);INDEX([Def.$D$19:.$F$21];MATCH([.H1208];[Def.$C$19:.$C$21]);MATCH([.G1208];[Def.$D$18:.$F$18]));&quot;#err&quot;)));&quot;&quot;)">
            <text:p/>
          </table:table-cell>
          <table:table-cell table:style-name="ce53" table:formula="of:=IF([.I1208]&lt;&gt;&quot;&quot;;INDEX([Def.$J$6:.$L$10];MATCH([.F1208];[Def.$I$6:.$I$10];0);MATCH([.I1208];[Def.$J$5:.$L$5];0));&quot;&quot;)">
            <text:p/>
          </table:table-cell>
          <table:table-cell table:style-name="ce56"/>
          <table:table-cell table:style-name="ce59" table:formula="of:=IF([.K1208]=&quot;&quot;;[.J1208];[.J1208]*[.K12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09]&lt;&gt;&quot;&quot;;IF(OR([.F1209]=&quot;ILF&quot;;[.F1209]=&quot;EIF&quot;);INDEX([Def.$D$6:.$F$8];MATCH([.H1209];[Def.$C$6:.$C$8]);MATCH([.G1209];[Def.$D$5:.$F$5]));IF([.F1209]=&quot;EI&quot;;INDEX([Def.$D$13:.$F$15];MATCH([.H1209];[Def.$C$13:.$C$15]);MATCH([.G1209];[Def.$D$12:.$F$12]));IF(OR([.F1209]=&quot;EO&quot;;[.F1209]=&quot;EQ&quot;);INDEX([Def.$D$19:.$F$21];MATCH([.H1209];[Def.$C$19:.$C$21]);MATCH([.G1209];[Def.$D$18:.$F$18]));&quot;#err&quot;)));&quot;&quot;)">
            <text:p/>
          </table:table-cell>
          <table:table-cell table:style-name="ce53" table:formula="of:=IF([.I1209]&lt;&gt;&quot;&quot;;INDEX([Def.$J$6:.$L$10];MATCH([.F1209];[Def.$I$6:.$I$10];0);MATCH([.I1209];[Def.$J$5:.$L$5];0));&quot;&quot;)">
            <text:p/>
          </table:table-cell>
          <table:table-cell table:style-name="ce56"/>
          <table:table-cell table:style-name="ce59" table:formula="of:=IF([.K1209]=&quot;&quot;;[.J1209];[.J1209]*[.K12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10]&lt;&gt;&quot;&quot;;IF(OR([.F1210]=&quot;ILF&quot;;[.F1210]=&quot;EIF&quot;);INDEX([Def.$D$6:.$F$8];MATCH([.H1210];[Def.$C$6:.$C$8]);MATCH([.G1210];[Def.$D$5:.$F$5]));IF([.F1210]=&quot;EI&quot;;INDEX([Def.$D$13:.$F$15];MATCH([.H1210];[Def.$C$13:.$C$15]);MATCH([.G1210];[Def.$D$12:.$F$12]));IF(OR([.F1210]=&quot;EO&quot;;[.F1210]=&quot;EQ&quot;);INDEX([Def.$D$19:.$F$21];MATCH([.H1210];[Def.$C$19:.$C$21]);MATCH([.G1210];[Def.$D$18:.$F$18]));&quot;#err&quot;)));&quot;&quot;)">
            <text:p/>
          </table:table-cell>
          <table:table-cell table:style-name="ce53" table:formula="of:=IF([.I1210]&lt;&gt;&quot;&quot;;INDEX([Def.$J$6:.$L$10];MATCH([.F1210];[Def.$I$6:.$I$10];0);MATCH([.I1210];[Def.$J$5:.$L$5];0));&quot;&quot;)">
            <text:p/>
          </table:table-cell>
          <table:table-cell table:style-name="ce56"/>
          <table:table-cell table:style-name="ce59" table:formula="of:=IF([.K1210]=&quot;&quot;;[.J1210];[.J1210]*[.K12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11]&lt;&gt;&quot;&quot;;IF(OR([.F1211]=&quot;ILF&quot;;[.F1211]=&quot;EIF&quot;);INDEX([Def.$D$6:.$F$8];MATCH([.H1211];[Def.$C$6:.$C$8]);MATCH([.G1211];[Def.$D$5:.$F$5]));IF([.F1211]=&quot;EI&quot;;INDEX([Def.$D$13:.$F$15];MATCH([.H1211];[Def.$C$13:.$C$15]);MATCH([.G1211];[Def.$D$12:.$F$12]));IF(OR([.F1211]=&quot;EO&quot;;[.F1211]=&quot;EQ&quot;);INDEX([Def.$D$19:.$F$21];MATCH([.H1211];[Def.$C$19:.$C$21]);MATCH([.G1211];[Def.$D$18:.$F$18]));&quot;#err&quot;)));&quot;&quot;)">
            <text:p/>
          </table:table-cell>
          <table:table-cell table:style-name="ce53" table:formula="of:=IF([.I1211]&lt;&gt;&quot;&quot;;INDEX([Def.$J$6:.$L$10];MATCH([.F1211];[Def.$I$6:.$I$10];0);MATCH([.I1211];[Def.$J$5:.$L$5];0));&quot;&quot;)">
            <text:p/>
          </table:table-cell>
          <table:table-cell table:style-name="ce56"/>
          <table:table-cell table:style-name="ce59" table:formula="of:=IF([.K1211]=&quot;&quot;;[.J1211];[.J1211]*[.K12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12]&lt;&gt;&quot;&quot;;IF(OR([.F1212]=&quot;ILF&quot;;[.F1212]=&quot;EIF&quot;);INDEX([Def.$D$6:.$F$8];MATCH([.H1212];[Def.$C$6:.$C$8]);MATCH([.G1212];[Def.$D$5:.$F$5]));IF([.F1212]=&quot;EI&quot;;INDEX([Def.$D$13:.$F$15];MATCH([.H1212];[Def.$C$13:.$C$15]);MATCH([.G1212];[Def.$D$12:.$F$12]));IF(OR([.F1212]=&quot;EO&quot;;[.F1212]=&quot;EQ&quot;);INDEX([Def.$D$19:.$F$21];MATCH([.H1212];[Def.$C$19:.$C$21]);MATCH([.G1212];[Def.$D$18:.$F$18]));&quot;#err&quot;)));&quot;&quot;)">
            <text:p/>
          </table:table-cell>
          <table:table-cell table:style-name="ce53" table:formula="of:=IF([.I1212]&lt;&gt;&quot;&quot;;INDEX([Def.$J$6:.$L$10];MATCH([.F1212];[Def.$I$6:.$I$10];0);MATCH([.I1212];[Def.$J$5:.$L$5];0));&quot;&quot;)">
            <text:p/>
          </table:table-cell>
          <table:table-cell table:style-name="ce56"/>
          <table:table-cell table:style-name="ce59" table:formula="of:=IF([.K1212]=&quot;&quot;;[.J1212];[.J1212]*[.K12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13]&lt;&gt;&quot;&quot;;IF(OR([.F1213]=&quot;ILF&quot;;[.F1213]=&quot;EIF&quot;);INDEX([Def.$D$6:.$F$8];MATCH([.H1213];[Def.$C$6:.$C$8]);MATCH([.G1213];[Def.$D$5:.$F$5]));IF([.F1213]=&quot;EI&quot;;INDEX([Def.$D$13:.$F$15];MATCH([.H1213];[Def.$C$13:.$C$15]);MATCH([.G1213];[Def.$D$12:.$F$12]));IF(OR([.F1213]=&quot;EO&quot;;[.F1213]=&quot;EQ&quot;);INDEX([Def.$D$19:.$F$21];MATCH([.H1213];[Def.$C$19:.$C$21]);MATCH([.G1213];[Def.$D$18:.$F$18]));&quot;#err&quot;)));&quot;&quot;)">
            <text:p/>
          </table:table-cell>
          <table:table-cell table:style-name="ce53" table:formula="of:=IF([.I1213]&lt;&gt;&quot;&quot;;INDEX([Def.$J$6:.$L$10];MATCH([.F1213];[Def.$I$6:.$I$10];0);MATCH([.I1213];[Def.$J$5:.$L$5];0));&quot;&quot;)">
            <text:p/>
          </table:table-cell>
          <table:table-cell table:style-name="ce56"/>
          <table:table-cell table:style-name="ce59" table:formula="of:=IF([.K1213]=&quot;&quot;;[.J1213];[.J1213]*[.K12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14]&lt;&gt;&quot;&quot;;IF(OR([.F1214]=&quot;ILF&quot;;[.F1214]=&quot;EIF&quot;);INDEX([Def.$D$6:.$F$8];MATCH([.H1214];[Def.$C$6:.$C$8]);MATCH([.G1214];[Def.$D$5:.$F$5]));IF([.F1214]=&quot;EI&quot;;INDEX([Def.$D$13:.$F$15];MATCH([.H1214];[Def.$C$13:.$C$15]);MATCH([.G1214];[Def.$D$12:.$F$12]));IF(OR([.F1214]=&quot;EO&quot;;[.F1214]=&quot;EQ&quot;);INDEX([Def.$D$19:.$F$21];MATCH([.H1214];[Def.$C$19:.$C$21]);MATCH([.G1214];[Def.$D$18:.$F$18]));&quot;#err&quot;)));&quot;&quot;)">
            <text:p/>
          </table:table-cell>
          <table:table-cell table:style-name="ce53" table:formula="of:=IF([.I1214]&lt;&gt;&quot;&quot;;INDEX([Def.$J$6:.$L$10];MATCH([.F1214];[Def.$I$6:.$I$10];0);MATCH([.I1214];[Def.$J$5:.$L$5];0));&quot;&quot;)">
            <text:p/>
          </table:table-cell>
          <table:table-cell table:style-name="ce56"/>
          <table:table-cell table:style-name="ce59" table:formula="of:=IF([.K1214]=&quot;&quot;;[.J1214];[.J1214]*[.K12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15]&lt;&gt;&quot;&quot;;IF(OR([.F1215]=&quot;ILF&quot;;[.F1215]=&quot;EIF&quot;);INDEX([Def.$D$6:.$F$8];MATCH([.H1215];[Def.$C$6:.$C$8]);MATCH([.G1215];[Def.$D$5:.$F$5]));IF([.F1215]=&quot;EI&quot;;INDEX([Def.$D$13:.$F$15];MATCH([.H1215];[Def.$C$13:.$C$15]);MATCH([.G1215];[Def.$D$12:.$F$12]));IF(OR([.F1215]=&quot;EO&quot;;[.F1215]=&quot;EQ&quot;);INDEX([Def.$D$19:.$F$21];MATCH([.H1215];[Def.$C$19:.$C$21]);MATCH([.G1215];[Def.$D$18:.$F$18]));&quot;#err&quot;)));&quot;&quot;)">
            <text:p/>
          </table:table-cell>
          <table:table-cell table:style-name="ce53" table:formula="of:=IF([.I1215]&lt;&gt;&quot;&quot;;INDEX([Def.$J$6:.$L$10];MATCH([.F1215];[Def.$I$6:.$I$10];0);MATCH([.I1215];[Def.$J$5:.$L$5];0));&quot;&quot;)">
            <text:p/>
          </table:table-cell>
          <table:table-cell table:style-name="ce56"/>
          <table:table-cell table:style-name="ce59" table:formula="of:=IF([.K1215]=&quot;&quot;;[.J1215];[.J1215]*[.K12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16]&lt;&gt;&quot;&quot;;IF(OR([.F1216]=&quot;ILF&quot;;[.F1216]=&quot;EIF&quot;);INDEX([Def.$D$6:.$F$8];MATCH([.H1216];[Def.$C$6:.$C$8]);MATCH([.G1216];[Def.$D$5:.$F$5]));IF([.F1216]=&quot;EI&quot;;INDEX([Def.$D$13:.$F$15];MATCH([.H1216];[Def.$C$13:.$C$15]);MATCH([.G1216];[Def.$D$12:.$F$12]));IF(OR([.F1216]=&quot;EO&quot;;[.F1216]=&quot;EQ&quot;);INDEX([Def.$D$19:.$F$21];MATCH([.H1216];[Def.$C$19:.$C$21]);MATCH([.G1216];[Def.$D$18:.$F$18]));&quot;#err&quot;)));&quot;&quot;)">
            <text:p/>
          </table:table-cell>
          <table:table-cell table:style-name="ce53" table:formula="of:=IF([.I1216]&lt;&gt;&quot;&quot;;INDEX([Def.$J$6:.$L$10];MATCH([.F1216];[Def.$I$6:.$I$10];0);MATCH([.I1216];[Def.$J$5:.$L$5];0));&quot;&quot;)">
            <text:p/>
          </table:table-cell>
          <table:table-cell table:style-name="ce56"/>
          <table:table-cell table:style-name="ce59" table:formula="of:=IF([.K1216]=&quot;&quot;;[.J1216];[.J1216]*[.K12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17]&lt;&gt;&quot;&quot;;IF(OR([.F1217]=&quot;ILF&quot;;[.F1217]=&quot;EIF&quot;);INDEX([Def.$D$6:.$F$8];MATCH([.H1217];[Def.$C$6:.$C$8]);MATCH([.G1217];[Def.$D$5:.$F$5]));IF([.F1217]=&quot;EI&quot;;INDEX([Def.$D$13:.$F$15];MATCH([.H1217];[Def.$C$13:.$C$15]);MATCH([.G1217];[Def.$D$12:.$F$12]));IF(OR([.F1217]=&quot;EO&quot;;[.F1217]=&quot;EQ&quot;);INDEX([Def.$D$19:.$F$21];MATCH([.H1217];[Def.$C$19:.$C$21]);MATCH([.G1217];[Def.$D$18:.$F$18]));&quot;#err&quot;)));&quot;&quot;)">
            <text:p/>
          </table:table-cell>
          <table:table-cell table:style-name="ce53" table:formula="of:=IF([.I1217]&lt;&gt;&quot;&quot;;INDEX([Def.$J$6:.$L$10];MATCH([.F1217];[Def.$I$6:.$I$10];0);MATCH([.I1217];[Def.$J$5:.$L$5];0));&quot;&quot;)">
            <text:p/>
          </table:table-cell>
          <table:table-cell table:style-name="ce56"/>
          <table:table-cell table:style-name="ce59" table:formula="of:=IF([.K1217]=&quot;&quot;;[.J1217];[.J1217]*[.K12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18]&lt;&gt;&quot;&quot;;IF(OR([.F1218]=&quot;ILF&quot;;[.F1218]=&quot;EIF&quot;);INDEX([Def.$D$6:.$F$8];MATCH([.H1218];[Def.$C$6:.$C$8]);MATCH([.G1218];[Def.$D$5:.$F$5]));IF([.F1218]=&quot;EI&quot;;INDEX([Def.$D$13:.$F$15];MATCH([.H1218];[Def.$C$13:.$C$15]);MATCH([.G1218];[Def.$D$12:.$F$12]));IF(OR([.F1218]=&quot;EO&quot;;[.F1218]=&quot;EQ&quot;);INDEX([Def.$D$19:.$F$21];MATCH([.H1218];[Def.$C$19:.$C$21]);MATCH([.G1218];[Def.$D$18:.$F$18]));&quot;#err&quot;)));&quot;&quot;)">
            <text:p/>
          </table:table-cell>
          <table:table-cell table:style-name="ce53" table:formula="of:=IF([.I1218]&lt;&gt;&quot;&quot;;INDEX([Def.$J$6:.$L$10];MATCH([.F1218];[Def.$I$6:.$I$10];0);MATCH([.I1218];[Def.$J$5:.$L$5];0));&quot;&quot;)">
            <text:p/>
          </table:table-cell>
          <table:table-cell table:style-name="ce56"/>
          <table:table-cell table:style-name="ce59" table:formula="of:=IF([.K1218]=&quot;&quot;;[.J1218];[.J1218]*[.K12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19]&lt;&gt;&quot;&quot;;IF(OR([.F1219]=&quot;ILF&quot;;[.F1219]=&quot;EIF&quot;);INDEX([Def.$D$6:.$F$8];MATCH([.H1219];[Def.$C$6:.$C$8]);MATCH([.G1219];[Def.$D$5:.$F$5]));IF([.F1219]=&quot;EI&quot;;INDEX([Def.$D$13:.$F$15];MATCH([.H1219];[Def.$C$13:.$C$15]);MATCH([.G1219];[Def.$D$12:.$F$12]));IF(OR([.F1219]=&quot;EO&quot;;[.F1219]=&quot;EQ&quot;);INDEX([Def.$D$19:.$F$21];MATCH([.H1219];[Def.$C$19:.$C$21]);MATCH([.G1219];[Def.$D$18:.$F$18]));&quot;#err&quot;)));&quot;&quot;)">
            <text:p/>
          </table:table-cell>
          <table:table-cell table:style-name="ce53" table:formula="of:=IF([.I1219]&lt;&gt;&quot;&quot;;INDEX([Def.$J$6:.$L$10];MATCH([.F1219];[Def.$I$6:.$I$10];0);MATCH([.I1219];[Def.$J$5:.$L$5];0));&quot;&quot;)">
            <text:p/>
          </table:table-cell>
          <table:table-cell table:style-name="ce56"/>
          <table:table-cell table:style-name="ce59" table:formula="of:=IF([.K1219]=&quot;&quot;;[.J1219];[.J1219]*[.K12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20]&lt;&gt;&quot;&quot;;IF(OR([.F1220]=&quot;ILF&quot;;[.F1220]=&quot;EIF&quot;);INDEX([Def.$D$6:.$F$8];MATCH([.H1220];[Def.$C$6:.$C$8]);MATCH([.G1220];[Def.$D$5:.$F$5]));IF([.F1220]=&quot;EI&quot;;INDEX([Def.$D$13:.$F$15];MATCH([.H1220];[Def.$C$13:.$C$15]);MATCH([.G1220];[Def.$D$12:.$F$12]));IF(OR([.F1220]=&quot;EO&quot;;[.F1220]=&quot;EQ&quot;);INDEX([Def.$D$19:.$F$21];MATCH([.H1220];[Def.$C$19:.$C$21]);MATCH([.G1220];[Def.$D$18:.$F$18]));&quot;#err&quot;)));&quot;&quot;)">
            <text:p/>
          </table:table-cell>
          <table:table-cell table:style-name="ce53" table:formula="of:=IF([.I1220]&lt;&gt;&quot;&quot;;INDEX([Def.$J$6:.$L$10];MATCH([.F1220];[Def.$I$6:.$I$10];0);MATCH([.I1220];[Def.$J$5:.$L$5];0));&quot;&quot;)">
            <text:p/>
          </table:table-cell>
          <table:table-cell table:style-name="ce56"/>
          <table:table-cell table:style-name="ce59" table:formula="of:=IF([.K1220]=&quot;&quot;;[.J1220];[.J1220]*[.K12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21]&lt;&gt;&quot;&quot;;IF(OR([.F1221]=&quot;ILF&quot;;[.F1221]=&quot;EIF&quot;);INDEX([Def.$D$6:.$F$8];MATCH([.H1221];[Def.$C$6:.$C$8]);MATCH([.G1221];[Def.$D$5:.$F$5]));IF([.F1221]=&quot;EI&quot;;INDEX([Def.$D$13:.$F$15];MATCH([.H1221];[Def.$C$13:.$C$15]);MATCH([.G1221];[Def.$D$12:.$F$12]));IF(OR([.F1221]=&quot;EO&quot;;[.F1221]=&quot;EQ&quot;);INDEX([Def.$D$19:.$F$21];MATCH([.H1221];[Def.$C$19:.$C$21]);MATCH([.G1221];[Def.$D$18:.$F$18]));&quot;#err&quot;)));&quot;&quot;)">
            <text:p/>
          </table:table-cell>
          <table:table-cell table:style-name="ce53" table:formula="of:=IF([.I1221]&lt;&gt;&quot;&quot;;INDEX([Def.$J$6:.$L$10];MATCH([.F1221];[Def.$I$6:.$I$10];0);MATCH([.I1221];[Def.$J$5:.$L$5];0));&quot;&quot;)">
            <text:p/>
          </table:table-cell>
          <table:table-cell table:style-name="ce56"/>
          <table:table-cell table:style-name="ce59" table:formula="of:=IF([.K1221]=&quot;&quot;;[.J1221];[.J1221]*[.K12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22]&lt;&gt;&quot;&quot;;IF(OR([.F1222]=&quot;ILF&quot;;[.F1222]=&quot;EIF&quot;);INDEX([Def.$D$6:.$F$8];MATCH([.H1222];[Def.$C$6:.$C$8]);MATCH([.G1222];[Def.$D$5:.$F$5]));IF([.F1222]=&quot;EI&quot;;INDEX([Def.$D$13:.$F$15];MATCH([.H1222];[Def.$C$13:.$C$15]);MATCH([.G1222];[Def.$D$12:.$F$12]));IF(OR([.F1222]=&quot;EO&quot;;[.F1222]=&quot;EQ&quot;);INDEX([Def.$D$19:.$F$21];MATCH([.H1222];[Def.$C$19:.$C$21]);MATCH([.G1222];[Def.$D$18:.$F$18]));&quot;#err&quot;)));&quot;&quot;)">
            <text:p/>
          </table:table-cell>
          <table:table-cell table:style-name="ce53" table:formula="of:=IF([.I1222]&lt;&gt;&quot;&quot;;INDEX([Def.$J$6:.$L$10];MATCH([.F1222];[Def.$I$6:.$I$10];0);MATCH([.I1222];[Def.$J$5:.$L$5];0));&quot;&quot;)">
            <text:p/>
          </table:table-cell>
          <table:table-cell table:style-name="ce56"/>
          <table:table-cell table:style-name="ce59" table:formula="of:=IF([.K1222]=&quot;&quot;;[.J1222];[.J1222]*[.K12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23]&lt;&gt;&quot;&quot;;IF(OR([.F1223]=&quot;ILF&quot;;[.F1223]=&quot;EIF&quot;);INDEX([Def.$D$6:.$F$8];MATCH([.H1223];[Def.$C$6:.$C$8]);MATCH([.G1223];[Def.$D$5:.$F$5]));IF([.F1223]=&quot;EI&quot;;INDEX([Def.$D$13:.$F$15];MATCH([.H1223];[Def.$C$13:.$C$15]);MATCH([.G1223];[Def.$D$12:.$F$12]));IF(OR([.F1223]=&quot;EO&quot;;[.F1223]=&quot;EQ&quot;);INDEX([Def.$D$19:.$F$21];MATCH([.H1223];[Def.$C$19:.$C$21]);MATCH([.G1223];[Def.$D$18:.$F$18]));&quot;#err&quot;)));&quot;&quot;)">
            <text:p/>
          </table:table-cell>
          <table:table-cell table:style-name="ce53" table:formula="of:=IF([.I1223]&lt;&gt;&quot;&quot;;INDEX([Def.$J$6:.$L$10];MATCH([.F1223];[Def.$I$6:.$I$10];0);MATCH([.I1223];[Def.$J$5:.$L$5];0));&quot;&quot;)">
            <text:p/>
          </table:table-cell>
          <table:table-cell table:style-name="ce56"/>
          <table:table-cell table:style-name="ce59" table:formula="of:=IF([.K1223]=&quot;&quot;;[.J1223];[.J1223]*[.K12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24]&lt;&gt;&quot;&quot;;IF(OR([.F1224]=&quot;ILF&quot;;[.F1224]=&quot;EIF&quot;);INDEX([Def.$D$6:.$F$8];MATCH([.H1224];[Def.$C$6:.$C$8]);MATCH([.G1224];[Def.$D$5:.$F$5]));IF([.F1224]=&quot;EI&quot;;INDEX([Def.$D$13:.$F$15];MATCH([.H1224];[Def.$C$13:.$C$15]);MATCH([.G1224];[Def.$D$12:.$F$12]));IF(OR([.F1224]=&quot;EO&quot;;[.F1224]=&quot;EQ&quot;);INDEX([Def.$D$19:.$F$21];MATCH([.H1224];[Def.$C$19:.$C$21]);MATCH([.G1224];[Def.$D$18:.$F$18]));&quot;#err&quot;)));&quot;&quot;)">
            <text:p/>
          </table:table-cell>
          <table:table-cell table:style-name="ce53" table:formula="of:=IF([.I1224]&lt;&gt;&quot;&quot;;INDEX([Def.$J$6:.$L$10];MATCH([.F1224];[Def.$I$6:.$I$10];0);MATCH([.I1224];[Def.$J$5:.$L$5];0));&quot;&quot;)">
            <text:p/>
          </table:table-cell>
          <table:table-cell table:style-name="ce56"/>
          <table:table-cell table:style-name="ce59" table:formula="of:=IF([.K1224]=&quot;&quot;;[.J1224];[.J1224]*[.K12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25]&lt;&gt;&quot;&quot;;IF(OR([.F1225]=&quot;ILF&quot;;[.F1225]=&quot;EIF&quot;);INDEX([Def.$D$6:.$F$8];MATCH([.H1225];[Def.$C$6:.$C$8]);MATCH([.G1225];[Def.$D$5:.$F$5]));IF([.F1225]=&quot;EI&quot;;INDEX([Def.$D$13:.$F$15];MATCH([.H1225];[Def.$C$13:.$C$15]);MATCH([.G1225];[Def.$D$12:.$F$12]));IF(OR([.F1225]=&quot;EO&quot;;[.F1225]=&quot;EQ&quot;);INDEX([Def.$D$19:.$F$21];MATCH([.H1225];[Def.$C$19:.$C$21]);MATCH([.G1225];[Def.$D$18:.$F$18]));&quot;#err&quot;)));&quot;&quot;)">
            <text:p/>
          </table:table-cell>
          <table:table-cell table:style-name="ce53" table:formula="of:=IF([.I1225]&lt;&gt;&quot;&quot;;INDEX([Def.$J$6:.$L$10];MATCH([.F1225];[Def.$I$6:.$I$10];0);MATCH([.I1225];[Def.$J$5:.$L$5];0));&quot;&quot;)">
            <text:p/>
          </table:table-cell>
          <table:table-cell table:style-name="ce56"/>
          <table:table-cell table:style-name="ce59" table:formula="of:=IF([.K1225]=&quot;&quot;;[.J1225];[.J1225]*[.K12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26]&lt;&gt;&quot;&quot;;IF(OR([.F1226]=&quot;ILF&quot;;[.F1226]=&quot;EIF&quot;);INDEX([Def.$D$6:.$F$8];MATCH([.H1226];[Def.$C$6:.$C$8]);MATCH([.G1226];[Def.$D$5:.$F$5]));IF([.F1226]=&quot;EI&quot;;INDEX([Def.$D$13:.$F$15];MATCH([.H1226];[Def.$C$13:.$C$15]);MATCH([.G1226];[Def.$D$12:.$F$12]));IF(OR([.F1226]=&quot;EO&quot;;[.F1226]=&quot;EQ&quot;);INDEX([Def.$D$19:.$F$21];MATCH([.H1226];[Def.$C$19:.$C$21]);MATCH([.G1226];[Def.$D$18:.$F$18]));&quot;#err&quot;)));&quot;&quot;)">
            <text:p/>
          </table:table-cell>
          <table:table-cell table:style-name="ce53" table:formula="of:=IF([.I1226]&lt;&gt;&quot;&quot;;INDEX([Def.$J$6:.$L$10];MATCH([.F1226];[Def.$I$6:.$I$10];0);MATCH([.I1226];[Def.$J$5:.$L$5];0));&quot;&quot;)">
            <text:p/>
          </table:table-cell>
          <table:table-cell table:style-name="ce56"/>
          <table:table-cell table:style-name="ce59" table:formula="of:=IF([.K1226]=&quot;&quot;;[.J1226];[.J1226]*[.K12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27]&lt;&gt;&quot;&quot;;IF(OR([.F1227]=&quot;ILF&quot;;[.F1227]=&quot;EIF&quot;);INDEX([Def.$D$6:.$F$8];MATCH([.H1227];[Def.$C$6:.$C$8]);MATCH([.G1227];[Def.$D$5:.$F$5]));IF([.F1227]=&quot;EI&quot;;INDEX([Def.$D$13:.$F$15];MATCH([.H1227];[Def.$C$13:.$C$15]);MATCH([.G1227];[Def.$D$12:.$F$12]));IF(OR([.F1227]=&quot;EO&quot;;[.F1227]=&quot;EQ&quot;);INDEX([Def.$D$19:.$F$21];MATCH([.H1227];[Def.$C$19:.$C$21]);MATCH([.G1227];[Def.$D$18:.$F$18]));&quot;#err&quot;)));&quot;&quot;)">
            <text:p/>
          </table:table-cell>
          <table:table-cell table:style-name="ce53" table:formula="of:=IF([.I1227]&lt;&gt;&quot;&quot;;INDEX([Def.$J$6:.$L$10];MATCH([.F1227];[Def.$I$6:.$I$10];0);MATCH([.I1227];[Def.$J$5:.$L$5];0));&quot;&quot;)">
            <text:p/>
          </table:table-cell>
          <table:table-cell table:style-name="ce56"/>
          <table:table-cell table:style-name="ce59" table:formula="of:=IF([.K1227]=&quot;&quot;;[.J1227];[.J1227]*[.K12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28]&lt;&gt;&quot;&quot;;IF(OR([.F1228]=&quot;ILF&quot;;[.F1228]=&quot;EIF&quot;);INDEX([Def.$D$6:.$F$8];MATCH([.H1228];[Def.$C$6:.$C$8]);MATCH([.G1228];[Def.$D$5:.$F$5]));IF([.F1228]=&quot;EI&quot;;INDEX([Def.$D$13:.$F$15];MATCH([.H1228];[Def.$C$13:.$C$15]);MATCH([.G1228];[Def.$D$12:.$F$12]));IF(OR([.F1228]=&quot;EO&quot;;[.F1228]=&quot;EQ&quot;);INDEX([Def.$D$19:.$F$21];MATCH([.H1228];[Def.$C$19:.$C$21]);MATCH([.G1228];[Def.$D$18:.$F$18]));&quot;#err&quot;)));&quot;&quot;)">
            <text:p/>
          </table:table-cell>
          <table:table-cell table:style-name="ce53" table:formula="of:=IF([.I1228]&lt;&gt;&quot;&quot;;INDEX([Def.$J$6:.$L$10];MATCH([.F1228];[Def.$I$6:.$I$10];0);MATCH([.I1228];[Def.$J$5:.$L$5];0));&quot;&quot;)">
            <text:p/>
          </table:table-cell>
          <table:table-cell table:style-name="ce56"/>
          <table:table-cell table:style-name="ce59" table:formula="of:=IF([.K1228]=&quot;&quot;;[.J1228];[.J1228]*[.K12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29]&lt;&gt;&quot;&quot;;IF(OR([.F1229]=&quot;ILF&quot;;[.F1229]=&quot;EIF&quot;);INDEX([Def.$D$6:.$F$8];MATCH([.H1229];[Def.$C$6:.$C$8]);MATCH([.G1229];[Def.$D$5:.$F$5]));IF([.F1229]=&quot;EI&quot;;INDEX([Def.$D$13:.$F$15];MATCH([.H1229];[Def.$C$13:.$C$15]);MATCH([.G1229];[Def.$D$12:.$F$12]));IF(OR([.F1229]=&quot;EO&quot;;[.F1229]=&quot;EQ&quot;);INDEX([Def.$D$19:.$F$21];MATCH([.H1229];[Def.$C$19:.$C$21]);MATCH([.G1229];[Def.$D$18:.$F$18]));&quot;#err&quot;)));&quot;&quot;)">
            <text:p/>
          </table:table-cell>
          <table:table-cell table:style-name="ce53" table:formula="of:=IF([.I1229]&lt;&gt;&quot;&quot;;INDEX([Def.$J$6:.$L$10];MATCH([.F1229];[Def.$I$6:.$I$10];0);MATCH([.I1229];[Def.$J$5:.$L$5];0));&quot;&quot;)">
            <text:p/>
          </table:table-cell>
          <table:table-cell table:style-name="ce56"/>
          <table:table-cell table:style-name="ce59" table:formula="of:=IF([.K1229]=&quot;&quot;;[.J1229];[.J1229]*[.K12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30]&lt;&gt;&quot;&quot;;IF(OR([.F1230]=&quot;ILF&quot;;[.F1230]=&quot;EIF&quot;);INDEX([Def.$D$6:.$F$8];MATCH([.H1230];[Def.$C$6:.$C$8]);MATCH([.G1230];[Def.$D$5:.$F$5]));IF([.F1230]=&quot;EI&quot;;INDEX([Def.$D$13:.$F$15];MATCH([.H1230];[Def.$C$13:.$C$15]);MATCH([.G1230];[Def.$D$12:.$F$12]));IF(OR([.F1230]=&quot;EO&quot;;[.F1230]=&quot;EQ&quot;);INDEX([Def.$D$19:.$F$21];MATCH([.H1230];[Def.$C$19:.$C$21]);MATCH([.G1230];[Def.$D$18:.$F$18]));&quot;#err&quot;)));&quot;&quot;)">
            <text:p/>
          </table:table-cell>
          <table:table-cell table:style-name="ce53" table:formula="of:=IF([.I1230]&lt;&gt;&quot;&quot;;INDEX([Def.$J$6:.$L$10];MATCH([.F1230];[Def.$I$6:.$I$10];0);MATCH([.I1230];[Def.$J$5:.$L$5];0));&quot;&quot;)">
            <text:p/>
          </table:table-cell>
          <table:table-cell table:style-name="ce56"/>
          <table:table-cell table:style-name="ce59" table:formula="of:=IF([.K1230]=&quot;&quot;;[.J1230];[.J1230]*[.K12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31]&lt;&gt;&quot;&quot;;IF(OR([.F1231]=&quot;ILF&quot;;[.F1231]=&quot;EIF&quot;);INDEX([Def.$D$6:.$F$8];MATCH([.H1231];[Def.$C$6:.$C$8]);MATCH([.G1231];[Def.$D$5:.$F$5]));IF([.F1231]=&quot;EI&quot;;INDEX([Def.$D$13:.$F$15];MATCH([.H1231];[Def.$C$13:.$C$15]);MATCH([.G1231];[Def.$D$12:.$F$12]));IF(OR([.F1231]=&quot;EO&quot;;[.F1231]=&quot;EQ&quot;);INDEX([Def.$D$19:.$F$21];MATCH([.H1231];[Def.$C$19:.$C$21]);MATCH([.G1231];[Def.$D$18:.$F$18]));&quot;#err&quot;)));&quot;&quot;)">
            <text:p/>
          </table:table-cell>
          <table:table-cell table:style-name="ce53" table:formula="of:=IF([.I1231]&lt;&gt;&quot;&quot;;INDEX([Def.$J$6:.$L$10];MATCH([.F1231];[Def.$I$6:.$I$10];0);MATCH([.I1231];[Def.$J$5:.$L$5];0));&quot;&quot;)">
            <text:p/>
          </table:table-cell>
          <table:table-cell table:style-name="ce56"/>
          <table:table-cell table:style-name="ce59" table:formula="of:=IF([.K1231]=&quot;&quot;;[.J1231];[.J1231]*[.K12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32]&lt;&gt;&quot;&quot;;IF(OR([.F1232]=&quot;ILF&quot;;[.F1232]=&quot;EIF&quot;);INDEX([Def.$D$6:.$F$8];MATCH([.H1232];[Def.$C$6:.$C$8]);MATCH([.G1232];[Def.$D$5:.$F$5]));IF([.F1232]=&quot;EI&quot;;INDEX([Def.$D$13:.$F$15];MATCH([.H1232];[Def.$C$13:.$C$15]);MATCH([.G1232];[Def.$D$12:.$F$12]));IF(OR([.F1232]=&quot;EO&quot;;[.F1232]=&quot;EQ&quot;);INDEX([Def.$D$19:.$F$21];MATCH([.H1232];[Def.$C$19:.$C$21]);MATCH([.G1232];[Def.$D$18:.$F$18]));&quot;#err&quot;)));&quot;&quot;)">
            <text:p/>
          </table:table-cell>
          <table:table-cell table:style-name="ce53" table:formula="of:=IF([.I1232]&lt;&gt;&quot;&quot;;INDEX([Def.$J$6:.$L$10];MATCH([.F1232];[Def.$I$6:.$I$10];0);MATCH([.I1232];[Def.$J$5:.$L$5];0));&quot;&quot;)">
            <text:p/>
          </table:table-cell>
          <table:table-cell table:style-name="ce56"/>
          <table:table-cell table:style-name="ce59" table:formula="of:=IF([.K1232]=&quot;&quot;;[.J1232];[.J1232]*[.K12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33]&lt;&gt;&quot;&quot;;IF(OR([.F1233]=&quot;ILF&quot;;[.F1233]=&quot;EIF&quot;);INDEX([Def.$D$6:.$F$8];MATCH([.H1233];[Def.$C$6:.$C$8]);MATCH([.G1233];[Def.$D$5:.$F$5]));IF([.F1233]=&quot;EI&quot;;INDEX([Def.$D$13:.$F$15];MATCH([.H1233];[Def.$C$13:.$C$15]);MATCH([.G1233];[Def.$D$12:.$F$12]));IF(OR([.F1233]=&quot;EO&quot;;[.F1233]=&quot;EQ&quot;);INDEX([Def.$D$19:.$F$21];MATCH([.H1233];[Def.$C$19:.$C$21]);MATCH([.G1233];[Def.$D$18:.$F$18]));&quot;#err&quot;)));&quot;&quot;)">
            <text:p/>
          </table:table-cell>
          <table:table-cell table:style-name="ce53" table:formula="of:=IF([.I1233]&lt;&gt;&quot;&quot;;INDEX([Def.$J$6:.$L$10];MATCH([.F1233];[Def.$I$6:.$I$10];0);MATCH([.I1233];[Def.$J$5:.$L$5];0));&quot;&quot;)">
            <text:p/>
          </table:table-cell>
          <table:table-cell table:style-name="ce56"/>
          <table:table-cell table:style-name="ce59" table:formula="of:=IF([.K1233]=&quot;&quot;;[.J1233];[.J1233]*[.K12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34]&lt;&gt;&quot;&quot;;IF(OR([.F1234]=&quot;ILF&quot;;[.F1234]=&quot;EIF&quot;);INDEX([Def.$D$6:.$F$8];MATCH([.H1234];[Def.$C$6:.$C$8]);MATCH([.G1234];[Def.$D$5:.$F$5]));IF([.F1234]=&quot;EI&quot;;INDEX([Def.$D$13:.$F$15];MATCH([.H1234];[Def.$C$13:.$C$15]);MATCH([.G1234];[Def.$D$12:.$F$12]));IF(OR([.F1234]=&quot;EO&quot;;[.F1234]=&quot;EQ&quot;);INDEX([Def.$D$19:.$F$21];MATCH([.H1234];[Def.$C$19:.$C$21]);MATCH([.G1234];[Def.$D$18:.$F$18]));&quot;#err&quot;)));&quot;&quot;)">
            <text:p/>
          </table:table-cell>
          <table:table-cell table:style-name="ce53" table:formula="of:=IF([.I1234]&lt;&gt;&quot;&quot;;INDEX([Def.$J$6:.$L$10];MATCH([.F1234];[Def.$I$6:.$I$10];0);MATCH([.I1234];[Def.$J$5:.$L$5];0));&quot;&quot;)">
            <text:p/>
          </table:table-cell>
          <table:table-cell table:style-name="ce56"/>
          <table:table-cell table:style-name="ce59" table:formula="of:=IF([.K1234]=&quot;&quot;;[.J1234];[.J1234]*[.K12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35]&lt;&gt;&quot;&quot;;IF(OR([.F1235]=&quot;ILF&quot;;[.F1235]=&quot;EIF&quot;);INDEX([Def.$D$6:.$F$8];MATCH([.H1235];[Def.$C$6:.$C$8]);MATCH([.G1235];[Def.$D$5:.$F$5]));IF([.F1235]=&quot;EI&quot;;INDEX([Def.$D$13:.$F$15];MATCH([.H1235];[Def.$C$13:.$C$15]);MATCH([.G1235];[Def.$D$12:.$F$12]));IF(OR([.F1235]=&quot;EO&quot;;[.F1235]=&quot;EQ&quot;);INDEX([Def.$D$19:.$F$21];MATCH([.H1235];[Def.$C$19:.$C$21]);MATCH([.G1235];[Def.$D$18:.$F$18]));&quot;#err&quot;)));&quot;&quot;)">
            <text:p/>
          </table:table-cell>
          <table:table-cell table:style-name="ce53" table:formula="of:=IF([.I1235]&lt;&gt;&quot;&quot;;INDEX([Def.$J$6:.$L$10];MATCH([.F1235];[Def.$I$6:.$I$10];0);MATCH([.I1235];[Def.$J$5:.$L$5];0));&quot;&quot;)">
            <text:p/>
          </table:table-cell>
          <table:table-cell table:style-name="ce56"/>
          <table:table-cell table:style-name="ce59" table:formula="of:=IF([.K1235]=&quot;&quot;;[.J1235];[.J1235]*[.K12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36]&lt;&gt;&quot;&quot;;IF(OR([.F1236]=&quot;ILF&quot;;[.F1236]=&quot;EIF&quot;);INDEX([Def.$D$6:.$F$8];MATCH([.H1236];[Def.$C$6:.$C$8]);MATCH([.G1236];[Def.$D$5:.$F$5]));IF([.F1236]=&quot;EI&quot;;INDEX([Def.$D$13:.$F$15];MATCH([.H1236];[Def.$C$13:.$C$15]);MATCH([.G1236];[Def.$D$12:.$F$12]));IF(OR([.F1236]=&quot;EO&quot;;[.F1236]=&quot;EQ&quot;);INDEX([Def.$D$19:.$F$21];MATCH([.H1236];[Def.$C$19:.$C$21]);MATCH([.G1236];[Def.$D$18:.$F$18]));&quot;#err&quot;)));&quot;&quot;)">
            <text:p/>
          </table:table-cell>
          <table:table-cell table:style-name="ce53" table:formula="of:=IF([.I1236]&lt;&gt;&quot;&quot;;INDEX([Def.$J$6:.$L$10];MATCH([.F1236];[Def.$I$6:.$I$10];0);MATCH([.I1236];[Def.$J$5:.$L$5];0));&quot;&quot;)">
            <text:p/>
          </table:table-cell>
          <table:table-cell table:style-name="ce56"/>
          <table:table-cell table:style-name="ce59" table:formula="of:=IF([.K1236]=&quot;&quot;;[.J1236];[.J1236]*[.K12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37]&lt;&gt;&quot;&quot;;IF(OR([.F1237]=&quot;ILF&quot;;[.F1237]=&quot;EIF&quot;);INDEX([Def.$D$6:.$F$8];MATCH([.H1237];[Def.$C$6:.$C$8]);MATCH([.G1237];[Def.$D$5:.$F$5]));IF([.F1237]=&quot;EI&quot;;INDEX([Def.$D$13:.$F$15];MATCH([.H1237];[Def.$C$13:.$C$15]);MATCH([.G1237];[Def.$D$12:.$F$12]));IF(OR([.F1237]=&quot;EO&quot;;[.F1237]=&quot;EQ&quot;);INDEX([Def.$D$19:.$F$21];MATCH([.H1237];[Def.$C$19:.$C$21]);MATCH([.G1237];[Def.$D$18:.$F$18]));&quot;#err&quot;)));&quot;&quot;)">
            <text:p/>
          </table:table-cell>
          <table:table-cell table:style-name="ce53" table:formula="of:=IF([.I1237]&lt;&gt;&quot;&quot;;INDEX([Def.$J$6:.$L$10];MATCH([.F1237];[Def.$I$6:.$I$10];0);MATCH([.I1237];[Def.$J$5:.$L$5];0));&quot;&quot;)">
            <text:p/>
          </table:table-cell>
          <table:table-cell table:style-name="ce56"/>
          <table:table-cell table:style-name="ce59" table:formula="of:=IF([.K1237]=&quot;&quot;;[.J1237];[.J1237]*[.K12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38]&lt;&gt;&quot;&quot;;IF(OR([.F1238]=&quot;ILF&quot;;[.F1238]=&quot;EIF&quot;);INDEX([Def.$D$6:.$F$8];MATCH([.H1238];[Def.$C$6:.$C$8]);MATCH([.G1238];[Def.$D$5:.$F$5]));IF([.F1238]=&quot;EI&quot;;INDEX([Def.$D$13:.$F$15];MATCH([.H1238];[Def.$C$13:.$C$15]);MATCH([.G1238];[Def.$D$12:.$F$12]));IF(OR([.F1238]=&quot;EO&quot;;[.F1238]=&quot;EQ&quot;);INDEX([Def.$D$19:.$F$21];MATCH([.H1238];[Def.$C$19:.$C$21]);MATCH([.G1238];[Def.$D$18:.$F$18]));&quot;#err&quot;)));&quot;&quot;)">
            <text:p/>
          </table:table-cell>
          <table:table-cell table:style-name="ce53" table:formula="of:=IF([.I1238]&lt;&gt;&quot;&quot;;INDEX([Def.$J$6:.$L$10];MATCH([.F1238];[Def.$I$6:.$I$10];0);MATCH([.I1238];[Def.$J$5:.$L$5];0));&quot;&quot;)">
            <text:p/>
          </table:table-cell>
          <table:table-cell table:style-name="ce56"/>
          <table:table-cell table:style-name="ce59" table:formula="of:=IF([.K1238]=&quot;&quot;;[.J1238];[.J1238]*[.K12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39]&lt;&gt;&quot;&quot;;IF(OR([.F1239]=&quot;ILF&quot;;[.F1239]=&quot;EIF&quot;);INDEX([Def.$D$6:.$F$8];MATCH([.H1239];[Def.$C$6:.$C$8]);MATCH([.G1239];[Def.$D$5:.$F$5]));IF([.F1239]=&quot;EI&quot;;INDEX([Def.$D$13:.$F$15];MATCH([.H1239];[Def.$C$13:.$C$15]);MATCH([.G1239];[Def.$D$12:.$F$12]));IF(OR([.F1239]=&quot;EO&quot;;[.F1239]=&quot;EQ&quot;);INDEX([Def.$D$19:.$F$21];MATCH([.H1239];[Def.$C$19:.$C$21]);MATCH([.G1239];[Def.$D$18:.$F$18]));&quot;#err&quot;)));&quot;&quot;)">
            <text:p/>
          </table:table-cell>
          <table:table-cell table:style-name="ce53" table:formula="of:=IF([.I1239]&lt;&gt;&quot;&quot;;INDEX([Def.$J$6:.$L$10];MATCH([.F1239];[Def.$I$6:.$I$10];0);MATCH([.I1239];[Def.$J$5:.$L$5];0));&quot;&quot;)">
            <text:p/>
          </table:table-cell>
          <table:table-cell table:style-name="ce56"/>
          <table:table-cell table:style-name="ce59" table:formula="of:=IF([.K1239]=&quot;&quot;;[.J1239];[.J1239]*[.K12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40]&lt;&gt;&quot;&quot;;IF(OR([.F1240]=&quot;ILF&quot;;[.F1240]=&quot;EIF&quot;);INDEX([Def.$D$6:.$F$8];MATCH([.H1240];[Def.$C$6:.$C$8]);MATCH([.G1240];[Def.$D$5:.$F$5]));IF([.F1240]=&quot;EI&quot;;INDEX([Def.$D$13:.$F$15];MATCH([.H1240];[Def.$C$13:.$C$15]);MATCH([.G1240];[Def.$D$12:.$F$12]));IF(OR([.F1240]=&quot;EO&quot;;[.F1240]=&quot;EQ&quot;);INDEX([Def.$D$19:.$F$21];MATCH([.H1240];[Def.$C$19:.$C$21]);MATCH([.G1240];[Def.$D$18:.$F$18]));&quot;#err&quot;)));&quot;&quot;)">
            <text:p/>
          </table:table-cell>
          <table:table-cell table:style-name="ce53" table:formula="of:=IF([.I1240]&lt;&gt;&quot;&quot;;INDEX([Def.$J$6:.$L$10];MATCH([.F1240];[Def.$I$6:.$I$10];0);MATCH([.I1240];[Def.$J$5:.$L$5];0));&quot;&quot;)">
            <text:p/>
          </table:table-cell>
          <table:table-cell table:style-name="ce56"/>
          <table:table-cell table:style-name="ce59" table:formula="of:=IF([.K1240]=&quot;&quot;;[.J1240];[.J1240]*[.K12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41]&lt;&gt;&quot;&quot;;IF(OR([.F1241]=&quot;ILF&quot;;[.F1241]=&quot;EIF&quot;);INDEX([Def.$D$6:.$F$8];MATCH([.H1241];[Def.$C$6:.$C$8]);MATCH([.G1241];[Def.$D$5:.$F$5]));IF([.F1241]=&quot;EI&quot;;INDEX([Def.$D$13:.$F$15];MATCH([.H1241];[Def.$C$13:.$C$15]);MATCH([.G1241];[Def.$D$12:.$F$12]));IF(OR([.F1241]=&quot;EO&quot;;[.F1241]=&quot;EQ&quot;);INDEX([Def.$D$19:.$F$21];MATCH([.H1241];[Def.$C$19:.$C$21]);MATCH([.G1241];[Def.$D$18:.$F$18]));&quot;#err&quot;)));&quot;&quot;)">
            <text:p/>
          </table:table-cell>
          <table:table-cell table:style-name="ce53" table:formula="of:=IF([.I1241]&lt;&gt;&quot;&quot;;INDEX([Def.$J$6:.$L$10];MATCH([.F1241];[Def.$I$6:.$I$10];0);MATCH([.I1241];[Def.$J$5:.$L$5];0));&quot;&quot;)">
            <text:p/>
          </table:table-cell>
          <table:table-cell table:style-name="ce56"/>
          <table:table-cell table:style-name="ce59" table:formula="of:=IF([.K1241]=&quot;&quot;;[.J1241];[.J1241]*[.K12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42]&lt;&gt;&quot;&quot;;IF(OR([.F1242]=&quot;ILF&quot;;[.F1242]=&quot;EIF&quot;);INDEX([Def.$D$6:.$F$8];MATCH([.H1242];[Def.$C$6:.$C$8]);MATCH([.G1242];[Def.$D$5:.$F$5]));IF([.F1242]=&quot;EI&quot;;INDEX([Def.$D$13:.$F$15];MATCH([.H1242];[Def.$C$13:.$C$15]);MATCH([.G1242];[Def.$D$12:.$F$12]));IF(OR([.F1242]=&quot;EO&quot;;[.F1242]=&quot;EQ&quot;);INDEX([Def.$D$19:.$F$21];MATCH([.H1242];[Def.$C$19:.$C$21]);MATCH([.G1242];[Def.$D$18:.$F$18]));&quot;#err&quot;)));&quot;&quot;)">
            <text:p/>
          </table:table-cell>
          <table:table-cell table:style-name="ce53" table:formula="of:=IF([.I1242]&lt;&gt;&quot;&quot;;INDEX([Def.$J$6:.$L$10];MATCH([.F1242];[Def.$I$6:.$I$10];0);MATCH([.I1242];[Def.$J$5:.$L$5];0));&quot;&quot;)">
            <text:p/>
          </table:table-cell>
          <table:table-cell table:style-name="ce56"/>
          <table:table-cell table:style-name="ce59" table:formula="of:=IF([.K1242]=&quot;&quot;;[.J1242];[.J1242]*[.K12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43]&lt;&gt;&quot;&quot;;IF(OR([.F1243]=&quot;ILF&quot;;[.F1243]=&quot;EIF&quot;);INDEX([Def.$D$6:.$F$8];MATCH([.H1243];[Def.$C$6:.$C$8]);MATCH([.G1243];[Def.$D$5:.$F$5]));IF([.F1243]=&quot;EI&quot;;INDEX([Def.$D$13:.$F$15];MATCH([.H1243];[Def.$C$13:.$C$15]);MATCH([.G1243];[Def.$D$12:.$F$12]));IF(OR([.F1243]=&quot;EO&quot;;[.F1243]=&quot;EQ&quot;);INDEX([Def.$D$19:.$F$21];MATCH([.H1243];[Def.$C$19:.$C$21]);MATCH([.G1243];[Def.$D$18:.$F$18]));&quot;#err&quot;)));&quot;&quot;)">
            <text:p/>
          </table:table-cell>
          <table:table-cell table:style-name="ce53" table:formula="of:=IF([.I1243]&lt;&gt;&quot;&quot;;INDEX([Def.$J$6:.$L$10];MATCH([.F1243];[Def.$I$6:.$I$10];0);MATCH([.I1243];[Def.$J$5:.$L$5];0));&quot;&quot;)">
            <text:p/>
          </table:table-cell>
          <table:table-cell table:style-name="ce56"/>
          <table:table-cell table:style-name="ce59" table:formula="of:=IF([.K1243]=&quot;&quot;;[.J1243];[.J1243]*[.K12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44]&lt;&gt;&quot;&quot;;IF(OR([.F1244]=&quot;ILF&quot;;[.F1244]=&quot;EIF&quot;);INDEX([Def.$D$6:.$F$8];MATCH([.H1244];[Def.$C$6:.$C$8]);MATCH([.G1244];[Def.$D$5:.$F$5]));IF([.F1244]=&quot;EI&quot;;INDEX([Def.$D$13:.$F$15];MATCH([.H1244];[Def.$C$13:.$C$15]);MATCH([.G1244];[Def.$D$12:.$F$12]));IF(OR([.F1244]=&quot;EO&quot;;[.F1244]=&quot;EQ&quot;);INDEX([Def.$D$19:.$F$21];MATCH([.H1244];[Def.$C$19:.$C$21]);MATCH([.G1244];[Def.$D$18:.$F$18]));&quot;#err&quot;)));&quot;&quot;)">
            <text:p/>
          </table:table-cell>
          <table:table-cell table:style-name="ce53" table:formula="of:=IF([.I1244]&lt;&gt;&quot;&quot;;INDEX([Def.$J$6:.$L$10];MATCH([.F1244];[Def.$I$6:.$I$10];0);MATCH([.I1244];[Def.$J$5:.$L$5];0));&quot;&quot;)">
            <text:p/>
          </table:table-cell>
          <table:table-cell table:style-name="ce56"/>
          <table:table-cell table:style-name="ce59" table:formula="of:=IF([.K1244]=&quot;&quot;;[.J1244];[.J1244]*[.K12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45]&lt;&gt;&quot;&quot;;IF(OR([.F1245]=&quot;ILF&quot;;[.F1245]=&quot;EIF&quot;);INDEX([Def.$D$6:.$F$8];MATCH([.H1245];[Def.$C$6:.$C$8]);MATCH([.G1245];[Def.$D$5:.$F$5]));IF([.F1245]=&quot;EI&quot;;INDEX([Def.$D$13:.$F$15];MATCH([.H1245];[Def.$C$13:.$C$15]);MATCH([.G1245];[Def.$D$12:.$F$12]));IF(OR([.F1245]=&quot;EO&quot;;[.F1245]=&quot;EQ&quot;);INDEX([Def.$D$19:.$F$21];MATCH([.H1245];[Def.$C$19:.$C$21]);MATCH([.G1245];[Def.$D$18:.$F$18]));&quot;#err&quot;)));&quot;&quot;)">
            <text:p/>
          </table:table-cell>
          <table:table-cell table:style-name="ce53" table:formula="of:=IF([.I1245]&lt;&gt;&quot;&quot;;INDEX([Def.$J$6:.$L$10];MATCH([.F1245];[Def.$I$6:.$I$10];0);MATCH([.I1245];[Def.$J$5:.$L$5];0));&quot;&quot;)">
            <text:p/>
          </table:table-cell>
          <table:table-cell table:style-name="ce56"/>
          <table:table-cell table:style-name="ce59" table:formula="of:=IF([.K1245]=&quot;&quot;;[.J1245];[.J1245]*[.K12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46]&lt;&gt;&quot;&quot;;IF(OR([.F1246]=&quot;ILF&quot;;[.F1246]=&quot;EIF&quot;);INDEX([Def.$D$6:.$F$8];MATCH([.H1246];[Def.$C$6:.$C$8]);MATCH([.G1246];[Def.$D$5:.$F$5]));IF([.F1246]=&quot;EI&quot;;INDEX([Def.$D$13:.$F$15];MATCH([.H1246];[Def.$C$13:.$C$15]);MATCH([.G1246];[Def.$D$12:.$F$12]));IF(OR([.F1246]=&quot;EO&quot;;[.F1246]=&quot;EQ&quot;);INDEX([Def.$D$19:.$F$21];MATCH([.H1246];[Def.$C$19:.$C$21]);MATCH([.G1246];[Def.$D$18:.$F$18]));&quot;#err&quot;)));&quot;&quot;)">
            <text:p/>
          </table:table-cell>
          <table:table-cell table:style-name="ce53" table:formula="of:=IF([.I1246]&lt;&gt;&quot;&quot;;INDEX([Def.$J$6:.$L$10];MATCH([.F1246];[Def.$I$6:.$I$10];0);MATCH([.I1246];[Def.$J$5:.$L$5];0));&quot;&quot;)">
            <text:p/>
          </table:table-cell>
          <table:table-cell table:style-name="ce56"/>
          <table:table-cell table:style-name="ce59" table:formula="of:=IF([.K1246]=&quot;&quot;;[.J1246];[.J1246]*[.K12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47]&lt;&gt;&quot;&quot;;IF(OR([.F1247]=&quot;ILF&quot;;[.F1247]=&quot;EIF&quot;);INDEX([Def.$D$6:.$F$8];MATCH([.H1247];[Def.$C$6:.$C$8]);MATCH([.G1247];[Def.$D$5:.$F$5]));IF([.F1247]=&quot;EI&quot;;INDEX([Def.$D$13:.$F$15];MATCH([.H1247];[Def.$C$13:.$C$15]);MATCH([.G1247];[Def.$D$12:.$F$12]));IF(OR([.F1247]=&quot;EO&quot;;[.F1247]=&quot;EQ&quot;);INDEX([Def.$D$19:.$F$21];MATCH([.H1247];[Def.$C$19:.$C$21]);MATCH([.G1247];[Def.$D$18:.$F$18]));&quot;#err&quot;)));&quot;&quot;)">
            <text:p/>
          </table:table-cell>
          <table:table-cell table:style-name="ce53" table:formula="of:=IF([.I1247]&lt;&gt;&quot;&quot;;INDEX([Def.$J$6:.$L$10];MATCH([.F1247];[Def.$I$6:.$I$10];0);MATCH([.I1247];[Def.$J$5:.$L$5];0));&quot;&quot;)">
            <text:p/>
          </table:table-cell>
          <table:table-cell table:style-name="ce56"/>
          <table:table-cell table:style-name="ce59" table:formula="of:=IF([.K1247]=&quot;&quot;;[.J1247];[.J1247]*[.K12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48]&lt;&gt;&quot;&quot;;IF(OR([.F1248]=&quot;ILF&quot;;[.F1248]=&quot;EIF&quot;);INDEX([Def.$D$6:.$F$8];MATCH([.H1248];[Def.$C$6:.$C$8]);MATCH([.G1248];[Def.$D$5:.$F$5]));IF([.F1248]=&quot;EI&quot;;INDEX([Def.$D$13:.$F$15];MATCH([.H1248];[Def.$C$13:.$C$15]);MATCH([.G1248];[Def.$D$12:.$F$12]));IF(OR([.F1248]=&quot;EO&quot;;[.F1248]=&quot;EQ&quot;);INDEX([Def.$D$19:.$F$21];MATCH([.H1248];[Def.$C$19:.$C$21]);MATCH([.G1248];[Def.$D$18:.$F$18]));&quot;#err&quot;)));&quot;&quot;)">
            <text:p/>
          </table:table-cell>
          <table:table-cell table:style-name="ce53" table:formula="of:=IF([.I1248]&lt;&gt;&quot;&quot;;INDEX([Def.$J$6:.$L$10];MATCH([.F1248];[Def.$I$6:.$I$10];0);MATCH([.I1248];[Def.$J$5:.$L$5];0));&quot;&quot;)">
            <text:p/>
          </table:table-cell>
          <table:table-cell table:style-name="ce56"/>
          <table:table-cell table:style-name="ce59" table:formula="of:=IF([.K1248]=&quot;&quot;;[.J1248];[.J1248]*[.K12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49]&lt;&gt;&quot;&quot;;IF(OR([.F1249]=&quot;ILF&quot;;[.F1249]=&quot;EIF&quot;);INDEX([Def.$D$6:.$F$8];MATCH([.H1249];[Def.$C$6:.$C$8]);MATCH([.G1249];[Def.$D$5:.$F$5]));IF([.F1249]=&quot;EI&quot;;INDEX([Def.$D$13:.$F$15];MATCH([.H1249];[Def.$C$13:.$C$15]);MATCH([.G1249];[Def.$D$12:.$F$12]));IF(OR([.F1249]=&quot;EO&quot;;[.F1249]=&quot;EQ&quot;);INDEX([Def.$D$19:.$F$21];MATCH([.H1249];[Def.$C$19:.$C$21]);MATCH([.G1249];[Def.$D$18:.$F$18]));&quot;#err&quot;)));&quot;&quot;)">
            <text:p/>
          </table:table-cell>
          <table:table-cell table:style-name="ce53" table:formula="of:=IF([.I1249]&lt;&gt;&quot;&quot;;INDEX([Def.$J$6:.$L$10];MATCH([.F1249];[Def.$I$6:.$I$10];0);MATCH([.I1249];[Def.$J$5:.$L$5];0));&quot;&quot;)">
            <text:p/>
          </table:table-cell>
          <table:table-cell table:style-name="ce56"/>
          <table:table-cell table:style-name="ce59" table:formula="of:=IF([.K1249]=&quot;&quot;;[.J1249];[.J1249]*[.K12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50]&lt;&gt;&quot;&quot;;IF(OR([.F1250]=&quot;ILF&quot;;[.F1250]=&quot;EIF&quot;);INDEX([Def.$D$6:.$F$8];MATCH([.H1250];[Def.$C$6:.$C$8]);MATCH([.G1250];[Def.$D$5:.$F$5]));IF([.F1250]=&quot;EI&quot;;INDEX([Def.$D$13:.$F$15];MATCH([.H1250];[Def.$C$13:.$C$15]);MATCH([.G1250];[Def.$D$12:.$F$12]));IF(OR([.F1250]=&quot;EO&quot;;[.F1250]=&quot;EQ&quot;);INDEX([Def.$D$19:.$F$21];MATCH([.H1250];[Def.$C$19:.$C$21]);MATCH([.G1250];[Def.$D$18:.$F$18]));&quot;#err&quot;)));&quot;&quot;)">
            <text:p/>
          </table:table-cell>
          <table:table-cell table:style-name="ce53" table:formula="of:=IF([.I1250]&lt;&gt;&quot;&quot;;INDEX([Def.$J$6:.$L$10];MATCH([.F1250];[Def.$I$6:.$I$10];0);MATCH([.I1250];[Def.$J$5:.$L$5];0));&quot;&quot;)">
            <text:p/>
          </table:table-cell>
          <table:table-cell table:style-name="ce56"/>
          <table:table-cell table:style-name="ce59" table:formula="of:=IF([.K1250]=&quot;&quot;;[.J1250];[.J1250]*[.K12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51]&lt;&gt;&quot;&quot;;IF(OR([.F1251]=&quot;ILF&quot;;[.F1251]=&quot;EIF&quot;);INDEX([Def.$D$6:.$F$8];MATCH([.H1251];[Def.$C$6:.$C$8]);MATCH([.G1251];[Def.$D$5:.$F$5]));IF([.F1251]=&quot;EI&quot;;INDEX([Def.$D$13:.$F$15];MATCH([.H1251];[Def.$C$13:.$C$15]);MATCH([.G1251];[Def.$D$12:.$F$12]));IF(OR([.F1251]=&quot;EO&quot;;[.F1251]=&quot;EQ&quot;);INDEX([Def.$D$19:.$F$21];MATCH([.H1251];[Def.$C$19:.$C$21]);MATCH([.G1251];[Def.$D$18:.$F$18]));&quot;#err&quot;)));&quot;&quot;)">
            <text:p/>
          </table:table-cell>
          <table:table-cell table:style-name="ce53" table:formula="of:=IF([.I1251]&lt;&gt;&quot;&quot;;INDEX([Def.$J$6:.$L$10];MATCH([.F1251];[Def.$I$6:.$I$10];0);MATCH([.I1251];[Def.$J$5:.$L$5];0));&quot;&quot;)">
            <text:p/>
          </table:table-cell>
          <table:table-cell table:style-name="ce56"/>
          <table:table-cell table:style-name="ce59" table:formula="of:=IF([.K1251]=&quot;&quot;;[.J1251];[.J1251]*[.K12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52]&lt;&gt;&quot;&quot;;IF(OR([.F1252]=&quot;ILF&quot;;[.F1252]=&quot;EIF&quot;);INDEX([Def.$D$6:.$F$8];MATCH([.H1252];[Def.$C$6:.$C$8]);MATCH([.G1252];[Def.$D$5:.$F$5]));IF([.F1252]=&quot;EI&quot;;INDEX([Def.$D$13:.$F$15];MATCH([.H1252];[Def.$C$13:.$C$15]);MATCH([.G1252];[Def.$D$12:.$F$12]));IF(OR([.F1252]=&quot;EO&quot;;[.F1252]=&quot;EQ&quot;);INDEX([Def.$D$19:.$F$21];MATCH([.H1252];[Def.$C$19:.$C$21]);MATCH([.G1252];[Def.$D$18:.$F$18]));&quot;#err&quot;)));&quot;&quot;)">
            <text:p/>
          </table:table-cell>
          <table:table-cell table:style-name="ce53" table:formula="of:=IF([.I1252]&lt;&gt;&quot;&quot;;INDEX([Def.$J$6:.$L$10];MATCH([.F1252];[Def.$I$6:.$I$10];0);MATCH([.I1252];[Def.$J$5:.$L$5];0));&quot;&quot;)">
            <text:p/>
          </table:table-cell>
          <table:table-cell table:style-name="ce56"/>
          <table:table-cell table:style-name="ce59" table:formula="of:=IF([.K1252]=&quot;&quot;;[.J1252];[.J1252]*[.K12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53]&lt;&gt;&quot;&quot;;IF(OR([.F1253]=&quot;ILF&quot;;[.F1253]=&quot;EIF&quot;);INDEX([Def.$D$6:.$F$8];MATCH([.H1253];[Def.$C$6:.$C$8]);MATCH([.G1253];[Def.$D$5:.$F$5]));IF([.F1253]=&quot;EI&quot;;INDEX([Def.$D$13:.$F$15];MATCH([.H1253];[Def.$C$13:.$C$15]);MATCH([.G1253];[Def.$D$12:.$F$12]));IF(OR([.F1253]=&quot;EO&quot;;[.F1253]=&quot;EQ&quot;);INDEX([Def.$D$19:.$F$21];MATCH([.H1253];[Def.$C$19:.$C$21]);MATCH([.G1253];[Def.$D$18:.$F$18]));&quot;#err&quot;)));&quot;&quot;)">
            <text:p/>
          </table:table-cell>
          <table:table-cell table:style-name="ce53" table:formula="of:=IF([.I1253]&lt;&gt;&quot;&quot;;INDEX([Def.$J$6:.$L$10];MATCH([.F1253];[Def.$I$6:.$I$10];0);MATCH([.I1253];[Def.$J$5:.$L$5];0));&quot;&quot;)">
            <text:p/>
          </table:table-cell>
          <table:table-cell table:style-name="ce56"/>
          <table:table-cell table:style-name="ce59" table:formula="of:=IF([.K1253]=&quot;&quot;;[.J1253];[.J1253]*[.K12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54]&lt;&gt;&quot;&quot;;IF(OR([.F1254]=&quot;ILF&quot;;[.F1254]=&quot;EIF&quot;);INDEX([Def.$D$6:.$F$8];MATCH([.H1254];[Def.$C$6:.$C$8]);MATCH([.G1254];[Def.$D$5:.$F$5]));IF([.F1254]=&quot;EI&quot;;INDEX([Def.$D$13:.$F$15];MATCH([.H1254];[Def.$C$13:.$C$15]);MATCH([.G1254];[Def.$D$12:.$F$12]));IF(OR([.F1254]=&quot;EO&quot;;[.F1254]=&quot;EQ&quot;);INDEX([Def.$D$19:.$F$21];MATCH([.H1254];[Def.$C$19:.$C$21]);MATCH([.G1254];[Def.$D$18:.$F$18]));&quot;#err&quot;)));&quot;&quot;)">
            <text:p/>
          </table:table-cell>
          <table:table-cell table:style-name="ce53" table:formula="of:=IF([.I1254]&lt;&gt;&quot;&quot;;INDEX([Def.$J$6:.$L$10];MATCH([.F1254];[Def.$I$6:.$I$10];0);MATCH([.I1254];[Def.$J$5:.$L$5];0));&quot;&quot;)">
            <text:p/>
          </table:table-cell>
          <table:table-cell table:style-name="ce56"/>
          <table:table-cell table:style-name="ce59" table:formula="of:=IF([.K1254]=&quot;&quot;;[.J1254];[.J1254]*[.K12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55]&lt;&gt;&quot;&quot;;IF(OR([.F1255]=&quot;ILF&quot;;[.F1255]=&quot;EIF&quot;);INDEX([Def.$D$6:.$F$8];MATCH([.H1255];[Def.$C$6:.$C$8]);MATCH([.G1255];[Def.$D$5:.$F$5]));IF([.F1255]=&quot;EI&quot;;INDEX([Def.$D$13:.$F$15];MATCH([.H1255];[Def.$C$13:.$C$15]);MATCH([.G1255];[Def.$D$12:.$F$12]));IF(OR([.F1255]=&quot;EO&quot;;[.F1255]=&quot;EQ&quot;);INDEX([Def.$D$19:.$F$21];MATCH([.H1255];[Def.$C$19:.$C$21]);MATCH([.G1255];[Def.$D$18:.$F$18]));&quot;#err&quot;)));&quot;&quot;)">
            <text:p/>
          </table:table-cell>
          <table:table-cell table:style-name="ce53" table:formula="of:=IF([.I1255]&lt;&gt;&quot;&quot;;INDEX([Def.$J$6:.$L$10];MATCH([.F1255];[Def.$I$6:.$I$10];0);MATCH([.I1255];[Def.$J$5:.$L$5];0));&quot;&quot;)">
            <text:p/>
          </table:table-cell>
          <table:table-cell table:style-name="ce56"/>
          <table:table-cell table:style-name="ce59" table:formula="of:=IF([.K1255]=&quot;&quot;;[.J1255];[.J1255]*[.K12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56]&lt;&gt;&quot;&quot;;IF(OR([.F1256]=&quot;ILF&quot;;[.F1256]=&quot;EIF&quot;);INDEX([Def.$D$6:.$F$8];MATCH([.H1256];[Def.$C$6:.$C$8]);MATCH([.G1256];[Def.$D$5:.$F$5]));IF([.F1256]=&quot;EI&quot;;INDEX([Def.$D$13:.$F$15];MATCH([.H1256];[Def.$C$13:.$C$15]);MATCH([.G1256];[Def.$D$12:.$F$12]));IF(OR([.F1256]=&quot;EO&quot;;[.F1256]=&quot;EQ&quot;);INDEX([Def.$D$19:.$F$21];MATCH([.H1256];[Def.$C$19:.$C$21]);MATCH([.G1256];[Def.$D$18:.$F$18]));&quot;#err&quot;)));&quot;&quot;)">
            <text:p/>
          </table:table-cell>
          <table:table-cell table:style-name="ce53" table:formula="of:=IF([.I1256]&lt;&gt;&quot;&quot;;INDEX([Def.$J$6:.$L$10];MATCH([.F1256];[Def.$I$6:.$I$10];0);MATCH([.I1256];[Def.$J$5:.$L$5];0));&quot;&quot;)">
            <text:p/>
          </table:table-cell>
          <table:table-cell table:style-name="ce56"/>
          <table:table-cell table:style-name="ce59" table:formula="of:=IF([.K1256]=&quot;&quot;;[.J1256];[.J1256]*[.K12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57]&lt;&gt;&quot;&quot;;IF(OR([.F1257]=&quot;ILF&quot;;[.F1257]=&quot;EIF&quot;);INDEX([Def.$D$6:.$F$8];MATCH([.H1257];[Def.$C$6:.$C$8]);MATCH([.G1257];[Def.$D$5:.$F$5]));IF([.F1257]=&quot;EI&quot;;INDEX([Def.$D$13:.$F$15];MATCH([.H1257];[Def.$C$13:.$C$15]);MATCH([.G1257];[Def.$D$12:.$F$12]));IF(OR([.F1257]=&quot;EO&quot;;[.F1257]=&quot;EQ&quot;);INDEX([Def.$D$19:.$F$21];MATCH([.H1257];[Def.$C$19:.$C$21]);MATCH([.G1257];[Def.$D$18:.$F$18]));&quot;#err&quot;)));&quot;&quot;)">
            <text:p/>
          </table:table-cell>
          <table:table-cell table:style-name="ce53" table:formula="of:=IF([.I1257]&lt;&gt;&quot;&quot;;INDEX([Def.$J$6:.$L$10];MATCH([.F1257];[Def.$I$6:.$I$10];0);MATCH([.I1257];[Def.$J$5:.$L$5];0));&quot;&quot;)">
            <text:p/>
          </table:table-cell>
          <table:table-cell table:style-name="ce56"/>
          <table:table-cell table:style-name="ce59" table:formula="of:=IF([.K1257]=&quot;&quot;;[.J1257];[.J1257]*[.K12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58]&lt;&gt;&quot;&quot;;IF(OR([.F1258]=&quot;ILF&quot;;[.F1258]=&quot;EIF&quot;);INDEX([Def.$D$6:.$F$8];MATCH([.H1258];[Def.$C$6:.$C$8]);MATCH([.G1258];[Def.$D$5:.$F$5]));IF([.F1258]=&quot;EI&quot;;INDEX([Def.$D$13:.$F$15];MATCH([.H1258];[Def.$C$13:.$C$15]);MATCH([.G1258];[Def.$D$12:.$F$12]));IF(OR([.F1258]=&quot;EO&quot;;[.F1258]=&quot;EQ&quot;);INDEX([Def.$D$19:.$F$21];MATCH([.H1258];[Def.$C$19:.$C$21]);MATCH([.G1258];[Def.$D$18:.$F$18]));&quot;#err&quot;)));&quot;&quot;)">
            <text:p/>
          </table:table-cell>
          <table:table-cell table:style-name="ce53" table:formula="of:=IF([.I1258]&lt;&gt;&quot;&quot;;INDEX([Def.$J$6:.$L$10];MATCH([.F1258];[Def.$I$6:.$I$10];0);MATCH([.I1258];[Def.$J$5:.$L$5];0));&quot;&quot;)">
            <text:p/>
          </table:table-cell>
          <table:table-cell table:style-name="ce56"/>
          <table:table-cell table:style-name="ce59" table:formula="of:=IF([.K1258]=&quot;&quot;;[.J1258];[.J1258]*[.K12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59]&lt;&gt;&quot;&quot;;IF(OR([.F1259]=&quot;ILF&quot;;[.F1259]=&quot;EIF&quot;);INDEX([Def.$D$6:.$F$8];MATCH([.H1259];[Def.$C$6:.$C$8]);MATCH([.G1259];[Def.$D$5:.$F$5]));IF([.F1259]=&quot;EI&quot;;INDEX([Def.$D$13:.$F$15];MATCH([.H1259];[Def.$C$13:.$C$15]);MATCH([.G1259];[Def.$D$12:.$F$12]));IF(OR([.F1259]=&quot;EO&quot;;[.F1259]=&quot;EQ&quot;);INDEX([Def.$D$19:.$F$21];MATCH([.H1259];[Def.$C$19:.$C$21]);MATCH([.G1259];[Def.$D$18:.$F$18]));&quot;#err&quot;)));&quot;&quot;)">
            <text:p/>
          </table:table-cell>
          <table:table-cell table:style-name="ce53" table:formula="of:=IF([.I1259]&lt;&gt;&quot;&quot;;INDEX([Def.$J$6:.$L$10];MATCH([.F1259];[Def.$I$6:.$I$10];0);MATCH([.I1259];[Def.$J$5:.$L$5];0));&quot;&quot;)">
            <text:p/>
          </table:table-cell>
          <table:table-cell table:style-name="ce56"/>
          <table:table-cell table:style-name="ce59" table:formula="of:=IF([.K1259]=&quot;&quot;;[.J1259];[.J1259]*[.K12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60]&lt;&gt;&quot;&quot;;IF(OR([.F1260]=&quot;ILF&quot;;[.F1260]=&quot;EIF&quot;);INDEX([Def.$D$6:.$F$8];MATCH([.H1260];[Def.$C$6:.$C$8]);MATCH([.G1260];[Def.$D$5:.$F$5]));IF([.F1260]=&quot;EI&quot;;INDEX([Def.$D$13:.$F$15];MATCH([.H1260];[Def.$C$13:.$C$15]);MATCH([.G1260];[Def.$D$12:.$F$12]));IF(OR([.F1260]=&quot;EO&quot;;[.F1260]=&quot;EQ&quot;);INDEX([Def.$D$19:.$F$21];MATCH([.H1260];[Def.$C$19:.$C$21]);MATCH([.G1260];[Def.$D$18:.$F$18]));&quot;#err&quot;)));&quot;&quot;)">
            <text:p/>
          </table:table-cell>
          <table:table-cell table:style-name="ce53" table:formula="of:=IF([.I1260]&lt;&gt;&quot;&quot;;INDEX([Def.$J$6:.$L$10];MATCH([.F1260];[Def.$I$6:.$I$10];0);MATCH([.I1260];[Def.$J$5:.$L$5];0));&quot;&quot;)">
            <text:p/>
          </table:table-cell>
          <table:table-cell table:style-name="ce56"/>
          <table:table-cell table:style-name="ce59" table:formula="of:=IF([.K1260]=&quot;&quot;;[.J1260];[.J1260]*[.K12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61]&lt;&gt;&quot;&quot;;IF(OR([.F1261]=&quot;ILF&quot;;[.F1261]=&quot;EIF&quot;);INDEX([Def.$D$6:.$F$8];MATCH([.H1261];[Def.$C$6:.$C$8]);MATCH([.G1261];[Def.$D$5:.$F$5]));IF([.F1261]=&quot;EI&quot;;INDEX([Def.$D$13:.$F$15];MATCH([.H1261];[Def.$C$13:.$C$15]);MATCH([.G1261];[Def.$D$12:.$F$12]));IF(OR([.F1261]=&quot;EO&quot;;[.F1261]=&quot;EQ&quot;);INDEX([Def.$D$19:.$F$21];MATCH([.H1261];[Def.$C$19:.$C$21]);MATCH([.G1261];[Def.$D$18:.$F$18]));&quot;#err&quot;)));&quot;&quot;)">
            <text:p/>
          </table:table-cell>
          <table:table-cell table:style-name="ce53" table:formula="of:=IF([.I1261]&lt;&gt;&quot;&quot;;INDEX([Def.$J$6:.$L$10];MATCH([.F1261];[Def.$I$6:.$I$10];0);MATCH([.I1261];[Def.$J$5:.$L$5];0));&quot;&quot;)">
            <text:p/>
          </table:table-cell>
          <table:table-cell table:style-name="ce56"/>
          <table:table-cell table:style-name="ce59" table:formula="of:=IF([.K1261]=&quot;&quot;;[.J1261];[.J1261]*[.K12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62]&lt;&gt;&quot;&quot;;IF(OR([.F1262]=&quot;ILF&quot;;[.F1262]=&quot;EIF&quot;);INDEX([Def.$D$6:.$F$8];MATCH([.H1262];[Def.$C$6:.$C$8]);MATCH([.G1262];[Def.$D$5:.$F$5]));IF([.F1262]=&quot;EI&quot;;INDEX([Def.$D$13:.$F$15];MATCH([.H1262];[Def.$C$13:.$C$15]);MATCH([.G1262];[Def.$D$12:.$F$12]));IF(OR([.F1262]=&quot;EO&quot;;[.F1262]=&quot;EQ&quot;);INDEX([Def.$D$19:.$F$21];MATCH([.H1262];[Def.$C$19:.$C$21]);MATCH([.G1262];[Def.$D$18:.$F$18]));&quot;#err&quot;)));&quot;&quot;)">
            <text:p/>
          </table:table-cell>
          <table:table-cell table:style-name="ce53" table:formula="of:=IF([.I1262]&lt;&gt;&quot;&quot;;INDEX([Def.$J$6:.$L$10];MATCH([.F1262];[Def.$I$6:.$I$10];0);MATCH([.I1262];[Def.$J$5:.$L$5];0));&quot;&quot;)">
            <text:p/>
          </table:table-cell>
          <table:table-cell table:style-name="ce56"/>
          <table:table-cell table:style-name="ce59" table:formula="of:=IF([.K1262]=&quot;&quot;;[.J1262];[.J1262]*[.K12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63]&lt;&gt;&quot;&quot;;IF(OR([.F1263]=&quot;ILF&quot;;[.F1263]=&quot;EIF&quot;);INDEX([Def.$D$6:.$F$8];MATCH([.H1263];[Def.$C$6:.$C$8]);MATCH([.G1263];[Def.$D$5:.$F$5]));IF([.F1263]=&quot;EI&quot;;INDEX([Def.$D$13:.$F$15];MATCH([.H1263];[Def.$C$13:.$C$15]);MATCH([.G1263];[Def.$D$12:.$F$12]));IF(OR([.F1263]=&quot;EO&quot;;[.F1263]=&quot;EQ&quot;);INDEX([Def.$D$19:.$F$21];MATCH([.H1263];[Def.$C$19:.$C$21]);MATCH([.G1263];[Def.$D$18:.$F$18]));&quot;#err&quot;)));&quot;&quot;)">
            <text:p/>
          </table:table-cell>
          <table:table-cell table:style-name="ce53" table:formula="of:=IF([.I1263]&lt;&gt;&quot;&quot;;INDEX([Def.$J$6:.$L$10];MATCH([.F1263];[Def.$I$6:.$I$10];0);MATCH([.I1263];[Def.$J$5:.$L$5];0));&quot;&quot;)">
            <text:p/>
          </table:table-cell>
          <table:table-cell table:style-name="ce56"/>
          <table:table-cell table:style-name="ce59" table:formula="of:=IF([.K1263]=&quot;&quot;;[.J1263];[.J1263]*[.K12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64]&lt;&gt;&quot;&quot;;IF(OR([.F1264]=&quot;ILF&quot;;[.F1264]=&quot;EIF&quot;);INDEX([Def.$D$6:.$F$8];MATCH([.H1264];[Def.$C$6:.$C$8]);MATCH([.G1264];[Def.$D$5:.$F$5]));IF([.F1264]=&quot;EI&quot;;INDEX([Def.$D$13:.$F$15];MATCH([.H1264];[Def.$C$13:.$C$15]);MATCH([.G1264];[Def.$D$12:.$F$12]));IF(OR([.F1264]=&quot;EO&quot;;[.F1264]=&quot;EQ&quot;);INDEX([Def.$D$19:.$F$21];MATCH([.H1264];[Def.$C$19:.$C$21]);MATCH([.G1264];[Def.$D$18:.$F$18]));&quot;#err&quot;)));&quot;&quot;)">
            <text:p/>
          </table:table-cell>
          <table:table-cell table:style-name="ce53" table:formula="of:=IF([.I1264]&lt;&gt;&quot;&quot;;INDEX([Def.$J$6:.$L$10];MATCH([.F1264];[Def.$I$6:.$I$10];0);MATCH([.I1264];[Def.$J$5:.$L$5];0));&quot;&quot;)">
            <text:p/>
          </table:table-cell>
          <table:table-cell table:style-name="ce56"/>
          <table:table-cell table:style-name="ce59" table:formula="of:=IF([.K1264]=&quot;&quot;;[.J1264];[.J1264]*[.K12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65]&lt;&gt;&quot;&quot;;IF(OR([.F1265]=&quot;ILF&quot;;[.F1265]=&quot;EIF&quot;);INDEX([Def.$D$6:.$F$8];MATCH([.H1265];[Def.$C$6:.$C$8]);MATCH([.G1265];[Def.$D$5:.$F$5]));IF([.F1265]=&quot;EI&quot;;INDEX([Def.$D$13:.$F$15];MATCH([.H1265];[Def.$C$13:.$C$15]);MATCH([.G1265];[Def.$D$12:.$F$12]));IF(OR([.F1265]=&quot;EO&quot;;[.F1265]=&quot;EQ&quot;);INDEX([Def.$D$19:.$F$21];MATCH([.H1265];[Def.$C$19:.$C$21]);MATCH([.G1265];[Def.$D$18:.$F$18]));&quot;#err&quot;)));&quot;&quot;)">
            <text:p/>
          </table:table-cell>
          <table:table-cell table:style-name="ce53" table:formula="of:=IF([.I1265]&lt;&gt;&quot;&quot;;INDEX([Def.$J$6:.$L$10];MATCH([.F1265];[Def.$I$6:.$I$10];0);MATCH([.I1265];[Def.$J$5:.$L$5];0));&quot;&quot;)">
            <text:p/>
          </table:table-cell>
          <table:table-cell table:style-name="ce56"/>
          <table:table-cell table:style-name="ce59" table:formula="of:=IF([.K1265]=&quot;&quot;;[.J1265];[.J1265]*[.K12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66]&lt;&gt;&quot;&quot;;IF(OR([.F1266]=&quot;ILF&quot;;[.F1266]=&quot;EIF&quot;);INDEX([Def.$D$6:.$F$8];MATCH([.H1266];[Def.$C$6:.$C$8]);MATCH([.G1266];[Def.$D$5:.$F$5]));IF([.F1266]=&quot;EI&quot;;INDEX([Def.$D$13:.$F$15];MATCH([.H1266];[Def.$C$13:.$C$15]);MATCH([.G1266];[Def.$D$12:.$F$12]));IF(OR([.F1266]=&quot;EO&quot;;[.F1266]=&quot;EQ&quot;);INDEX([Def.$D$19:.$F$21];MATCH([.H1266];[Def.$C$19:.$C$21]);MATCH([.G1266];[Def.$D$18:.$F$18]));&quot;#err&quot;)));&quot;&quot;)">
            <text:p/>
          </table:table-cell>
          <table:table-cell table:style-name="ce53" table:formula="of:=IF([.I1266]&lt;&gt;&quot;&quot;;INDEX([Def.$J$6:.$L$10];MATCH([.F1266];[Def.$I$6:.$I$10];0);MATCH([.I1266];[Def.$J$5:.$L$5];0));&quot;&quot;)">
            <text:p/>
          </table:table-cell>
          <table:table-cell table:style-name="ce56"/>
          <table:table-cell table:style-name="ce59" table:formula="of:=IF([.K1266]=&quot;&quot;;[.J1266];[.J1266]*[.K12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67]&lt;&gt;&quot;&quot;;IF(OR([.F1267]=&quot;ILF&quot;;[.F1267]=&quot;EIF&quot;);INDEX([Def.$D$6:.$F$8];MATCH([.H1267];[Def.$C$6:.$C$8]);MATCH([.G1267];[Def.$D$5:.$F$5]));IF([.F1267]=&quot;EI&quot;;INDEX([Def.$D$13:.$F$15];MATCH([.H1267];[Def.$C$13:.$C$15]);MATCH([.G1267];[Def.$D$12:.$F$12]));IF(OR([.F1267]=&quot;EO&quot;;[.F1267]=&quot;EQ&quot;);INDEX([Def.$D$19:.$F$21];MATCH([.H1267];[Def.$C$19:.$C$21]);MATCH([.G1267];[Def.$D$18:.$F$18]));&quot;#err&quot;)));&quot;&quot;)">
            <text:p/>
          </table:table-cell>
          <table:table-cell table:style-name="ce53" table:formula="of:=IF([.I1267]&lt;&gt;&quot;&quot;;INDEX([Def.$J$6:.$L$10];MATCH([.F1267];[Def.$I$6:.$I$10];0);MATCH([.I1267];[Def.$J$5:.$L$5];0));&quot;&quot;)">
            <text:p/>
          </table:table-cell>
          <table:table-cell table:style-name="ce56"/>
          <table:table-cell table:style-name="ce59" table:formula="of:=IF([.K1267]=&quot;&quot;;[.J1267];[.J1267]*[.K12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68]&lt;&gt;&quot;&quot;;IF(OR([.F1268]=&quot;ILF&quot;;[.F1268]=&quot;EIF&quot;);INDEX([Def.$D$6:.$F$8];MATCH([.H1268];[Def.$C$6:.$C$8]);MATCH([.G1268];[Def.$D$5:.$F$5]));IF([.F1268]=&quot;EI&quot;;INDEX([Def.$D$13:.$F$15];MATCH([.H1268];[Def.$C$13:.$C$15]);MATCH([.G1268];[Def.$D$12:.$F$12]));IF(OR([.F1268]=&quot;EO&quot;;[.F1268]=&quot;EQ&quot;);INDEX([Def.$D$19:.$F$21];MATCH([.H1268];[Def.$C$19:.$C$21]);MATCH([.G1268];[Def.$D$18:.$F$18]));&quot;#err&quot;)));&quot;&quot;)">
            <text:p/>
          </table:table-cell>
          <table:table-cell table:style-name="ce53" table:formula="of:=IF([.I1268]&lt;&gt;&quot;&quot;;INDEX([Def.$J$6:.$L$10];MATCH([.F1268];[Def.$I$6:.$I$10];0);MATCH([.I1268];[Def.$J$5:.$L$5];0));&quot;&quot;)">
            <text:p/>
          </table:table-cell>
          <table:table-cell table:style-name="ce56"/>
          <table:table-cell table:style-name="ce59" table:formula="of:=IF([.K1268]=&quot;&quot;;[.J1268];[.J1268]*[.K12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69]&lt;&gt;&quot;&quot;;IF(OR([.F1269]=&quot;ILF&quot;;[.F1269]=&quot;EIF&quot;);INDEX([Def.$D$6:.$F$8];MATCH([.H1269];[Def.$C$6:.$C$8]);MATCH([.G1269];[Def.$D$5:.$F$5]));IF([.F1269]=&quot;EI&quot;;INDEX([Def.$D$13:.$F$15];MATCH([.H1269];[Def.$C$13:.$C$15]);MATCH([.G1269];[Def.$D$12:.$F$12]));IF(OR([.F1269]=&quot;EO&quot;;[.F1269]=&quot;EQ&quot;);INDEX([Def.$D$19:.$F$21];MATCH([.H1269];[Def.$C$19:.$C$21]);MATCH([.G1269];[Def.$D$18:.$F$18]));&quot;#err&quot;)));&quot;&quot;)">
            <text:p/>
          </table:table-cell>
          <table:table-cell table:style-name="ce53" table:formula="of:=IF([.I1269]&lt;&gt;&quot;&quot;;INDEX([Def.$J$6:.$L$10];MATCH([.F1269];[Def.$I$6:.$I$10];0);MATCH([.I1269];[Def.$J$5:.$L$5];0));&quot;&quot;)">
            <text:p/>
          </table:table-cell>
          <table:table-cell table:style-name="ce56"/>
          <table:table-cell table:style-name="ce59" table:formula="of:=IF([.K1269]=&quot;&quot;;[.J1269];[.J1269]*[.K12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70]&lt;&gt;&quot;&quot;;IF(OR([.F1270]=&quot;ILF&quot;;[.F1270]=&quot;EIF&quot;);INDEX([Def.$D$6:.$F$8];MATCH([.H1270];[Def.$C$6:.$C$8]);MATCH([.G1270];[Def.$D$5:.$F$5]));IF([.F1270]=&quot;EI&quot;;INDEX([Def.$D$13:.$F$15];MATCH([.H1270];[Def.$C$13:.$C$15]);MATCH([.G1270];[Def.$D$12:.$F$12]));IF(OR([.F1270]=&quot;EO&quot;;[.F1270]=&quot;EQ&quot;);INDEX([Def.$D$19:.$F$21];MATCH([.H1270];[Def.$C$19:.$C$21]);MATCH([.G1270];[Def.$D$18:.$F$18]));&quot;#err&quot;)));&quot;&quot;)">
            <text:p/>
          </table:table-cell>
          <table:table-cell table:style-name="ce53" table:formula="of:=IF([.I1270]&lt;&gt;&quot;&quot;;INDEX([Def.$J$6:.$L$10];MATCH([.F1270];[Def.$I$6:.$I$10];0);MATCH([.I1270];[Def.$J$5:.$L$5];0));&quot;&quot;)">
            <text:p/>
          </table:table-cell>
          <table:table-cell table:style-name="ce56"/>
          <table:table-cell table:style-name="ce59" table:formula="of:=IF([.K1270]=&quot;&quot;;[.J1270];[.J1270]*[.K12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71]&lt;&gt;&quot;&quot;;IF(OR([.F1271]=&quot;ILF&quot;;[.F1271]=&quot;EIF&quot;);INDEX([Def.$D$6:.$F$8];MATCH([.H1271];[Def.$C$6:.$C$8]);MATCH([.G1271];[Def.$D$5:.$F$5]));IF([.F1271]=&quot;EI&quot;;INDEX([Def.$D$13:.$F$15];MATCH([.H1271];[Def.$C$13:.$C$15]);MATCH([.G1271];[Def.$D$12:.$F$12]));IF(OR([.F1271]=&quot;EO&quot;;[.F1271]=&quot;EQ&quot;);INDEX([Def.$D$19:.$F$21];MATCH([.H1271];[Def.$C$19:.$C$21]);MATCH([.G1271];[Def.$D$18:.$F$18]));&quot;#err&quot;)));&quot;&quot;)">
            <text:p/>
          </table:table-cell>
          <table:table-cell table:style-name="ce53" table:formula="of:=IF([.I1271]&lt;&gt;&quot;&quot;;INDEX([Def.$J$6:.$L$10];MATCH([.F1271];[Def.$I$6:.$I$10];0);MATCH([.I1271];[Def.$J$5:.$L$5];0));&quot;&quot;)">
            <text:p/>
          </table:table-cell>
          <table:table-cell table:style-name="ce56"/>
          <table:table-cell table:style-name="ce59" table:formula="of:=IF([.K1271]=&quot;&quot;;[.J1271];[.J1271]*[.K12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72]&lt;&gt;&quot;&quot;;IF(OR([.F1272]=&quot;ILF&quot;;[.F1272]=&quot;EIF&quot;);INDEX([Def.$D$6:.$F$8];MATCH([.H1272];[Def.$C$6:.$C$8]);MATCH([.G1272];[Def.$D$5:.$F$5]));IF([.F1272]=&quot;EI&quot;;INDEX([Def.$D$13:.$F$15];MATCH([.H1272];[Def.$C$13:.$C$15]);MATCH([.G1272];[Def.$D$12:.$F$12]));IF(OR([.F1272]=&quot;EO&quot;;[.F1272]=&quot;EQ&quot;);INDEX([Def.$D$19:.$F$21];MATCH([.H1272];[Def.$C$19:.$C$21]);MATCH([.G1272];[Def.$D$18:.$F$18]));&quot;#err&quot;)));&quot;&quot;)">
            <text:p/>
          </table:table-cell>
          <table:table-cell table:style-name="ce53" table:formula="of:=IF([.I1272]&lt;&gt;&quot;&quot;;INDEX([Def.$J$6:.$L$10];MATCH([.F1272];[Def.$I$6:.$I$10];0);MATCH([.I1272];[Def.$J$5:.$L$5];0));&quot;&quot;)">
            <text:p/>
          </table:table-cell>
          <table:table-cell table:style-name="ce56"/>
          <table:table-cell table:style-name="ce59" table:formula="of:=IF([.K1272]=&quot;&quot;;[.J1272];[.J1272]*[.K12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73]&lt;&gt;&quot;&quot;;IF(OR([.F1273]=&quot;ILF&quot;;[.F1273]=&quot;EIF&quot;);INDEX([Def.$D$6:.$F$8];MATCH([.H1273];[Def.$C$6:.$C$8]);MATCH([.G1273];[Def.$D$5:.$F$5]));IF([.F1273]=&quot;EI&quot;;INDEX([Def.$D$13:.$F$15];MATCH([.H1273];[Def.$C$13:.$C$15]);MATCH([.G1273];[Def.$D$12:.$F$12]));IF(OR([.F1273]=&quot;EO&quot;;[.F1273]=&quot;EQ&quot;);INDEX([Def.$D$19:.$F$21];MATCH([.H1273];[Def.$C$19:.$C$21]);MATCH([.G1273];[Def.$D$18:.$F$18]));&quot;#err&quot;)));&quot;&quot;)">
            <text:p/>
          </table:table-cell>
          <table:table-cell table:style-name="ce53" table:formula="of:=IF([.I1273]&lt;&gt;&quot;&quot;;INDEX([Def.$J$6:.$L$10];MATCH([.F1273];[Def.$I$6:.$I$10];0);MATCH([.I1273];[Def.$J$5:.$L$5];0));&quot;&quot;)">
            <text:p/>
          </table:table-cell>
          <table:table-cell table:style-name="ce56"/>
          <table:table-cell table:style-name="ce59" table:formula="of:=IF([.K1273]=&quot;&quot;;[.J1273];[.J1273]*[.K12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74]&lt;&gt;&quot;&quot;;IF(OR([.F1274]=&quot;ILF&quot;;[.F1274]=&quot;EIF&quot;);INDEX([Def.$D$6:.$F$8];MATCH([.H1274];[Def.$C$6:.$C$8]);MATCH([.G1274];[Def.$D$5:.$F$5]));IF([.F1274]=&quot;EI&quot;;INDEX([Def.$D$13:.$F$15];MATCH([.H1274];[Def.$C$13:.$C$15]);MATCH([.G1274];[Def.$D$12:.$F$12]));IF(OR([.F1274]=&quot;EO&quot;;[.F1274]=&quot;EQ&quot;);INDEX([Def.$D$19:.$F$21];MATCH([.H1274];[Def.$C$19:.$C$21]);MATCH([.G1274];[Def.$D$18:.$F$18]));&quot;#err&quot;)));&quot;&quot;)">
            <text:p/>
          </table:table-cell>
          <table:table-cell table:style-name="ce53" table:formula="of:=IF([.I1274]&lt;&gt;&quot;&quot;;INDEX([Def.$J$6:.$L$10];MATCH([.F1274];[Def.$I$6:.$I$10];0);MATCH([.I1274];[Def.$J$5:.$L$5];0));&quot;&quot;)">
            <text:p/>
          </table:table-cell>
          <table:table-cell table:style-name="ce56"/>
          <table:table-cell table:style-name="ce59" table:formula="of:=IF([.K1274]=&quot;&quot;;[.J1274];[.J1274]*[.K12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75]&lt;&gt;&quot;&quot;;IF(OR([.F1275]=&quot;ILF&quot;;[.F1275]=&quot;EIF&quot;);INDEX([Def.$D$6:.$F$8];MATCH([.H1275];[Def.$C$6:.$C$8]);MATCH([.G1275];[Def.$D$5:.$F$5]));IF([.F1275]=&quot;EI&quot;;INDEX([Def.$D$13:.$F$15];MATCH([.H1275];[Def.$C$13:.$C$15]);MATCH([.G1275];[Def.$D$12:.$F$12]));IF(OR([.F1275]=&quot;EO&quot;;[.F1275]=&quot;EQ&quot;);INDEX([Def.$D$19:.$F$21];MATCH([.H1275];[Def.$C$19:.$C$21]);MATCH([.G1275];[Def.$D$18:.$F$18]));&quot;#err&quot;)));&quot;&quot;)">
            <text:p/>
          </table:table-cell>
          <table:table-cell table:style-name="ce53" table:formula="of:=IF([.I1275]&lt;&gt;&quot;&quot;;INDEX([Def.$J$6:.$L$10];MATCH([.F1275];[Def.$I$6:.$I$10];0);MATCH([.I1275];[Def.$J$5:.$L$5];0));&quot;&quot;)">
            <text:p/>
          </table:table-cell>
          <table:table-cell table:style-name="ce56"/>
          <table:table-cell table:style-name="ce59" table:formula="of:=IF([.K1275]=&quot;&quot;;[.J1275];[.J1275]*[.K12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76]&lt;&gt;&quot;&quot;;IF(OR([.F1276]=&quot;ILF&quot;;[.F1276]=&quot;EIF&quot;);INDEX([Def.$D$6:.$F$8];MATCH([.H1276];[Def.$C$6:.$C$8]);MATCH([.G1276];[Def.$D$5:.$F$5]));IF([.F1276]=&quot;EI&quot;;INDEX([Def.$D$13:.$F$15];MATCH([.H1276];[Def.$C$13:.$C$15]);MATCH([.G1276];[Def.$D$12:.$F$12]));IF(OR([.F1276]=&quot;EO&quot;;[.F1276]=&quot;EQ&quot;);INDEX([Def.$D$19:.$F$21];MATCH([.H1276];[Def.$C$19:.$C$21]);MATCH([.G1276];[Def.$D$18:.$F$18]));&quot;#err&quot;)));&quot;&quot;)">
            <text:p/>
          </table:table-cell>
          <table:table-cell table:style-name="ce53" table:formula="of:=IF([.I1276]&lt;&gt;&quot;&quot;;INDEX([Def.$J$6:.$L$10];MATCH([.F1276];[Def.$I$6:.$I$10];0);MATCH([.I1276];[Def.$J$5:.$L$5];0));&quot;&quot;)">
            <text:p/>
          </table:table-cell>
          <table:table-cell table:style-name="ce56"/>
          <table:table-cell table:style-name="ce59" table:formula="of:=IF([.K1276]=&quot;&quot;;[.J1276];[.J1276]*[.K12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77]&lt;&gt;&quot;&quot;;IF(OR([.F1277]=&quot;ILF&quot;;[.F1277]=&quot;EIF&quot;);INDEX([Def.$D$6:.$F$8];MATCH([.H1277];[Def.$C$6:.$C$8]);MATCH([.G1277];[Def.$D$5:.$F$5]));IF([.F1277]=&quot;EI&quot;;INDEX([Def.$D$13:.$F$15];MATCH([.H1277];[Def.$C$13:.$C$15]);MATCH([.G1277];[Def.$D$12:.$F$12]));IF(OR([.F1277]=&quot;EO&quot;;[.F1277]=&quot;EQ&quot;);INDEX([Def.$D$19:.$F$21];MATCH([.H1277];[Def.$C$19:.$C$21]);MATCH([.G1277];[Def.$D$18:.$F$18]));&quot;#err&quot;)));&quot;&quot;)">
            <text:p/>
          </table:table-cell>
          <table:table-cell table:style-name="ce53" table:formula="of:=IF([.I1277]&lt;&gt;&quot;&quot;;INDEX([Def.$J$6:.$L$10];MATCH([.F1277];[Def.$I$6:.$I$10];0);MATCH([.I1277];[Def.$J$5:.$L$5];0));&quot;&quot;)">
            <text:p/>
          </table:table-cell>
          <table:table-cell table:style-name="ce56"/>
          <table:table-cell table:style-name="ce59" table:formula="of:=IF([.K1277]=&quot;&quot;;[.J1277];[.J1277]*[.K12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78]&lt;&gt;&quot;&quot;;IF(OR([.F1278]=&quot;ILF&quot;;[.F1278]=&quot;EIF&quot;);INDEX([Def.$D$6:.$F$8];MATCH([.H1278];[Def.$C$6:.$C$8]);MATCH([.G1278];[Def.$D$5:.$F$5]));IF([.F1278]=&quot;EI&quot;;INDEX([Def.$D$13:.$F$15];MATCH([.H1278];[Def.$C$13:.$C$15]);MATCH([.G1278];[Def.$D$12:.$F$12]));IF(OR([.F1278]=&quot;EO&quot;;[.F1278]=&quot;EQ&quot;);INDEX([Def.$D$19:.$F$21];MATCH([.H1278];[Def.$C$19:.$C$21]);MATCH([.G1278];[Def.$D$18:.$F$18]));&quot;#err&quot;)));&quot;&quot;)">
            <text:p/>
          </table:table-cell>
          <table:table-cell table:style-name="ce53" table:formula="of:=IF([.I1278]&lt;&gt;&quot;&quot;;INDEX([Def.$J$6:.$L$10];MATCH([.F1278];[Def.$I$6:.$I$10];0);MATCH([.I1278];[Def.$J$5:.$L$5];0));&quot;&quot;)">
            <text:p/>
          </table:table-cell>
          <table:table-cell table:style-name="ce56"/>
          <table:table-cell table:style-name="ce59" table:formula="of:=IF([.K1278]=&quot;&quot;;[.J1278];[.J1278]*[.K12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79]&lt;&gt;&quot;&quot;;IF(OR([.F1279]=&quot;ILF&quot;;[.F1279]=&quot;EIF&quot;);INDEX([Def.$D$6:.$F$8];MATCH([.H1279];[Def.$C$6:.$C$8]);MATCH([.G1279];[Def.$D$5:.$F$5]));IF([.F1279]=&quot;EI&quot;;INDEX([Def.$D$13:.$F$15];MATCH([.H1279];[Def.$C$13:.$C$15]);MATCH([.G1279];[Def.$D$12:.$F$12]));IF(OR([.F1279]=&quot;EO&quot;;[.F1279]=&quot;EQ&quot;);INDEX([Def.$D$19:.$F$21];MATCH([.H1279];[Def.$C$19:.$C$21]);MATCH([.G1279];[Def.$D$18:.$F$18]));&quot;#err&quot;)));&quot;&quot;)">
            <text:p/>
          </table:table-cell>
          <table:table-cell table:style-name="ce53" table:formula="of:=IF([.I1279]&lt;&gt;&quot;&quot;;INDEX([Def.$J$6:.$L$10];MATCH([.F1279];[Def.$I$6:.$I$10];0);MATCH([.I1279];[Def.$J$5:.$L$5];0));&quot;&quot;)">
            <text:p/>
          </table:table-cell>
          <table:table-cell table:style-name="ce56"/>
          <table:table-cell table:style-name="ce59" table:formula="of:=IF([.K1279]=&quot;&quot;;[.J1279];[.J1279]*[.K12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80]&lt;&gt;&quot;&quot;;IF(OR([.F1280]=&quot;ILF&quot;;[.F1280]=&quot;EIF&quot;);INDEX([Def.$D$6:.$F$8];MATCH([.H1280];[Def.$C$6:.$C$8]);MATCH([.G1280];[Def.$D$5:.$F$5]));IF([.F1280]=&quot;EI&quot;;INDEX([Def.$D$13:.$F$15];MATCH([.H1280];[Def.$C$13:.$C$15]);MATCH([.G1280];[Def.$D$12:.$F$12]));IF(OR([.F1280]=&quot;EO&quot;;[.F1280]=&quot;EQ&quot;);INDEX([Def.$D$19:.$F$21];MATCH([.H1280];[Def.$C$19:.$C$21]);MATCH([.G1280];[Def.$D$18:.$F$18]));&quot;#err&quot;)));&quot;&quot;)">
            <text:p/>
          </table:table-cell>
          <table:table-cell table:style-name="ce53" table:formula="of:=IF([.I1280]&lt;&gt;&quot;&quot;;INDEX([Def.$J$6:.$L$10];MATCH([.F1280];[Def.$I$6:.$I$10];0);MATCH([.I1280];[Def.$J$5:.$L$5];0));&quot;&quot;)">
            <text:p/>
          </table:table-cell>
          <table:table-cell table:style-name="ce56"/>
          <table:table-cell table:style-name="ce59" table:formula="of:=IF([.K1280]=&quot;&quot;;[.J1280];[.J1280]*[.K12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81]&lt;&gt;&quot;&quot;;IF(OR([.F1281]=&quot;ILF&quot;;[.F1281]=&quot;EIF&quot;);INDEX([Def.$D$6:.$F$8];MATCH([.H1281];[Def.$C$6:.$C$8]);MATCH([.G1281];[Def.$D$5:.$F$5]));IF([.F1281]=&quot;EI&quot;;INDEX([Def.$D$13:.$F$15];MATCH([.H1281];[Def.$C$13:.$C$15]);MATCH([.G1281];[Def.$D$12:.$F$12]));IF(OR([.F1281]=&quot;EO&quot;;[.F1281]=&quot;EQ&quot;);INDEX([Def.$D$19:.$F$21];MATCH([.H1281];[Def.$C$19:.$C$21]);MATCH([.G1281];[Def.$D$18:.$F$18]));&quot;#err&quot;)));&quot;&quot;)">
            <text:p/>
          </table:table-cell>
          <table:table-cell table:style-name="ce53" table:formula="of:=IF([.I1281]&lt;&gt;&quot;&quot;;INDEX([Def.$J$6:.$L$10];MATCH([.F1281];[Def.$I$6:.$I$10];0);MATCH([.I1281];[Def.$J$5:.$L$5];0));&quot;&quot;)">
            <text:p/>
          </table:table-cell>
          <table:table-cell table:style-name="ce56"/>
          <table:table-cell table:style-name="ce59" table:formula="of:=IF([.K1281]=&quot;&quot;;[.J1281];[.J1281]*[.K12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82]&lt;&gt;&quot;&quot;;IF(OR([.F1282]=&quot;ILF&quot;;[.F1282]=&quot;EIF&quot;);INDEX([Def.$D$6:.$F$8];MATCH([.H1282];[Def.$C$6:.$C$8]);MATCH([.G1282];[Def.$D$5:.$F$5]));IF([.F1282]=&quot;EI&quot;;INDEX([Def.$D$13:.$F$15];MATCH([.H1282];[Def.$C$13:.$C$15]);MATCH([.G1282];[Def.$D$12:.$F$12]));IF(OR([.F1282]=&quot;EO&quot;;[.F1282]=&quot;EQ&quot;);INDEX([Def.$D$19:.$F$21];MATCH([.H1282];[Def.$C$19:.$C$21]);MATCH([.G1282];[Def.$D$18:.$F$18]));&quot;#err&quot;)));&quot;&quot;)">
            <text:p/>
          </table:table-cell>
          <table:table-cell table:style-name="ce53" table:formula="of:=IF([.I1282]&lt;&gt;&quot;&quot;;INDEX([Def.$J$6:.$L$10];MATCH([.F1282];[Def.$I$6:.$I$10];0);MATCH([.I1282];[Def.$J$5:.$L$5];0));&quot;&quot;)">
            <text:p/>
          </table:table-cell>
          <table:table-cell table:style-name="ce56"/>
          <table:table-cell table:style-name="ce59" table:formula="of:=IF([.K1282]=&quot;&quot;;[.J1282];[.J1282]*[.K12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83]&lt;&gt;&quot;&quot;;IF(OR([.F1283]=&quot;ILF&quot;;[.F1283]=&quot;EIF&quot;);INDEX([Def.$D$6:.$F$8];MATCH([.H1283];[Def.$C$6:.$C$8]);MATCH([.G1283];[Def.$D$5:.$F$5]));IF([.F1283]=&quot;EI&quot;;INDEX([Def.$D$13:.$F$15];MATCH([.H1283];[Def.$C$13:.$C$15]);MATCH([.G1283];[Def.$D$12:.$F$12]));IF(OR([.F1283]=&quot;EO&quot;;[.F1283]=&quot;EQ&quot;);INDEX([Def.$D$19:.$F$21];MATCH([.H1283];[Def.$C$19:.$C$21]);MATCH([.G1283];[Def.$D$18:.$F$18]));&quot;#err&quot;)));&quot;&quot;)">
            <text:p/>
          </table:table-cell>
          <table:table-cell table:style-name="ce53" table:formula="of:=IF([.I1283]&lt;&gt;&quot;&quot;;INDEX([Def.$J$6:.$L$10];MATCH([.F1283];[Def.$I$6:.$I$10];0);MATCH([.I1283];[Def.$J$5:.$L$5];0));&quot;&quot;)">
            <text:p/>
          </table:table-cell>
          <table:table-cell table:style-name="ce56"/>
          <table:table-cell table:style-name="ce59" table:formula="of:=IF([.K1283]=&quot;&quot;;[.J1283];[.J1283]*[.K12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84]&lt;&gt;&quot;&quot;;IF(OR([.F1284]=&quot;ILF&quot;;[.F1284]=&quot;EIF&quot;);INDEX([Def.$D$6:.$F$8];MATCH([.H1284];[Def.$C$6:.$C$8]);MATCH([.G1284];[Def.$D$5:.$F$5]));IF([.F1284]=&quot;EI&quot;;INDEX([Def.$D$13:.$F$15];MATCH([.H1284];[Def.$C$13:.$C$15]);MATCH([.G1284];[Def.$D$12:.$F$12]));IF(OR([.F1284]=&quot;EO&quot;;[.F1284]=&quot;EQ&quot;);INDEX([Def.$D$19:.$F$21];MATCH([.H1284];[Def.$C$19:.$C$21]);MATCH([.G1284];[Def.$D$18:.$F$18]));&quot;#err&quot;)));&quot;&quot;)">
            <text:p/>
          </table:table-cell>
          <table:table-cell table:style-name="ce53" table:formula="of:=IF([.I1284]&lt;&gt;&quot;&quot;;INDEX([Def.$J$6:.$L$10];MATCH([.F1284];[Def.$I$6:.$I$10];0);MATCH([.I1284];[Def.$J$5:.$L$5];0));&quot;&quot;)">
            <text:p/>
          </table:table-cell>
          <table:table-cell table:style-name="ce56"/>
          <table:table-cell table:style-name="ce59" table:formula="of:=IF([.K1284]=&quot;&quot;;[.J1284];[.J1284]*[.K12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85]&lt;&gt;&quot;&quot;;IF(OR([.F1285]=&quot;ILF&quot;;[.F1285]=&quot;EIF&quot;);INDEX([Def.$D$6:.$F$8];MATCH([.H1285];[Def.$C$6:.$C$8]);MATCH([.G1285];[Def.$D$5:.$F$5]));IF([.F1285]=&quot;EI&quot;;INDEX([Def.$D$13:.$F$15];MATCH([.H1285];[Def.$C$13:.$C$15]);MATCH([.G1285];[Def.$D$12:.$F$12]));IF(OR([.F1285]=&quot;EO&quot;;[.F1285]=&quot;EQ&quot;);INDEX([Def.$D$19:.$F$21];MATCH([.H1285];[Def.$C$19:.$C$21]);MATCH([.G1285];[Def.$D$18:.$F$18]));&quot;#err&quot;)));&quot;&quot;)">
            <text:p/>
          </table:table-cell>
          <table:table-cell table:style-name="ce53" table:formula="of:=IF([.I1285]&lt;&gt;&quot;&quot;;INDEX([Def.$J$6:.$L$10];MATCH([.F1285];[Def.$I$6:.$I$10];0);MATCH([.I1285];[Def.$J$5:.$L$5];0));&quot;&quot;)">
            <text:p/>
          </table:table-cell>
          <table:table-cell table:style-name="ce56"/>
          <table:table-cell table:style-name="ce59" table:formula="of:=IF([.K1285]=&quot;&quot;;[.J1285];[.J1285]*[.K12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86]&lt;&gt;&quot;&quot;;IF(OR([.F1286]=&quot;ILF&quot;;[.F1286]=&quot;EIF&quot;);INDEX([Def.$D$6:.$F$8];MATCH([.H1286];[Def.$C$6:.$C$8]);MATCH([.G1286];[Def.$D$5:.$F$5]));IF([.F1286]=&quot;EI&quot;;INDEX([Def.$D$13:.$F$15];MATCH([.H1286];[Def.$C$13:.$C$15]);MATCH([.G1286];[Def.$D$12:.$F$12]));IF(OR([.F1286]=&quot;EO&quot;;[.F1286]=&quot;EQ&quot;);INDEX([Def.$D$19:.$F$21];MATCH([.H1286];[Def.$C$19:.$C$21]);MATCH([.G1286];[Def.$D$18:.$F$18]));&quot;#err&quot;)));&quot;&quot;)">
            <text:p/>
          </table:table-cell>
          <table:table-cell table:style-name="ce53" table:formula="of:=IF([.I1286]&lt;&gt;&quot;&quot;;INDEX([Def.$J$6:.$L$10];MATCH([.F1286];[Def.$I$6:.$I$10];0);MATCH([.I1286];[Def.$J$5:.$L$5];0));&quot;&quot;)">
            <text:p/>
          </table:table-cell>
          <table:table-cell table:style-name="ce56"/>
          <table:table-cell table:style-name="ce59" table:formula="of:=IF([.K1286]=&quot;&quot;;[.J1286];[.J1286]*[.K12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87]&lt;&gt;&quot;&quot;;IF(OR([.F1287]=&quot;ILF&quot;;[.F1287]=&quot;EIF&quot;);INDEX([Def.$D$6:.$F$8];MATCH([.H1287];[Def.$C$6:.$C$8]);MATCH([.G1287];[Def.$D$5:.$F$5]));IF([.F1287]=&quot;EI&quot;;INDEX([Def.$D$13:.$F$15];MATCH([.H1287];[Def.$C$13:.$C$15]);MATCH([.G1287];[Def.$D$12:.$F$12]));IF(OR([.F1287]=&quot;EO&quot;;[.F1287]=&quot;EQ&quot;);INDEX([Def.$D$19:.$F$21];MATCH([.H1287];[Def.$C$19:.$C$21]);MATCH([.G1287];[Def.$D$18:.$F$18]));&quot;#err&quot;)));&quot;&quot;)">
            <text:p/>
          </table:table-cell>
          <table:table-cell table:style-name="ce53" table:formula="of:=IF([.I1287]&lt;&gt;&quot;&quot;;INDEX([Def.$J$6:.$L$10];MATCH([.F1287];[Def.$I$6:.$I$10];0);MATCH([.I1287];[Def.$J$5:.$L$5];0));&quot;&quot;)">
            <text:p/>
          </table:table-cell>
          <table:table-cell table:style-name="ce56"/>
          <table:table-cell table:style-name="ce59" table:formula="of:=IF([.K1287]=&quot;&quot;;[.J1287];[.J1287]*[.K12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88]&lt;&gt;&quot;&quot;;IF(OR([.F1288]=&quot;ILF&quot;;[.F1288]=&quot;EIF&quot;);INDEX([Def.$D$6:.$F$8];MATCH([.H1288];[Def.$C$6:.$C$8]);MATCH([.G1288];[Def.$D$5:.$F$5]));IF([.F1288]=&quot;EI&quot;;INDEX([Def.$D$13:.$F$15];MATCH([.H1288];[Def.$C$13:.$C$15]);MATCH([.G1288];[Def.$D$12:.$F$12]));IF(OR([.F1288]=&quot;EO&quot;;[.F1288]=&quot;EQ&quot;);INDEX([Def.$D$19:.$F$21];MATCH([.H1288];[Def.$C$19:.$C$21]);MATCH([.G1288];[Def.$D$18:.$F$18]));&quot;#err&quot;)));&quot;&quot;)">
            <text:p/>
          </table:table-cell>
          <table:table-cell table:style-name="ce53" table:formula="of:=IF([.I1288]&lt;&gt;&quot;&quot;;INDEX([Def.$J$6:.$L$10];MATCH([.F1288];[Def.$I$6:.$I$10];0);MATCH([.I1288];[Def.$J$5:.$L$5];0));&quot;&quot;)">
            <text:p/>
          </table:table-cell>
          <table:table-cell table:style-name="ce56"/>
          <table:table-cell table:style-name="ce59" table:formula="of:=IF([.K1288]=&quot;&quot;;[.J1288];[.J1288]*[.K12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89]&lt;&gt;&quot;&quot;;IF(OR([.F1289]=&quot;ILF&quot;;[.F1289]=&quot;EIF&quot;);INDEX([Def.$D$6:.$F$8];MATCH([.H1289];[Def.$C$6:.$C$8]);MATCH([.G1289];[Def.$D$5:.$F$5]));IF([.F1289]=&quot;EI&quot;;INDEX([Def.$D$13:.$F$15];MATCH([.H1289];[Def.$C$13:.$C$15]);MATCH([.G1289];[Def.$D$12:.$F$12]));IF(OR([.F1289]=&quot;EO&quot;;[.F1289]=&quot;EQ&quot;);INDEX([Def.$D$19:.$F$21];MATCH([.H1289];[Def.$C$19:.$C$21]);MATCH([.G1289];[Def.$D$18:.$F$18]));&quot;#err&quot;)));&quot;&quot;)">
            <text:p/>
          </table:table-cell>
          <table:table-cell table:style-name="ce53" table:formula="of:=IF([.I1289]&lt;&gt;&quot;&quot;;INDEX([Def.$J$6:.$L$10];MATCH([.F1289];[Def.$I$6:.$I$10];0);MATCH([.I1289];[Def.$J$5:.$L$5];0));&quot;&quot;)">
            <text:p/>
          </table:table-cell>
          <table:table-cell table:style-name="ce56"/>
          <table:table-cell table:style-name="ce59" table:formula="of:=IF([.K1289]=&quot;&quot;;[.J1289];[.J1289]*[.K12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90]&lt;&gt;&quot;&quot;;IF(OR([.F1290]=&quot;ILF&quot;;[.F1290]=&quot;EIF&quot;);INDEX([Def.$D$6:.$F$8];MATCH([.H1290];[Def.$C$6:.$C$8]);MATCH([.G1290];[Def.$D$5:.$F$5]));IF([.F1290]=&quot;EI&quot;;INDEX([Def.$D$13:.$F$15];MATCH([.H1290];[Def.$C$13:.$C$15]);MATCH([.G1290];[Def.$D$12:.$F$12]));IF(OR([.F1290]=&quot;EO&quot;;[.F1290]=&quot;EQ&quot;);INDEX([Def.$D$19:.$F$21];MATCH([.H1290];[Def.$C$19:.$C$21]);MATCH([.G1290];[Def.$D$18:.$F$18]));&quot;#err&quot;)));&quot;&quot;)">
            <text:p/>
          </table:table-cell>
          <table:table-cell table:style-name="ce53" table:formula="of:=IF([.I1290]&lt;&gt;&quot;&quot;;INDEX([Def.$J$6:.$L$10];MATCH([.F1290];[Def.$I$6:.$I$10];0);MATCH([.I1290];[Def.$J$5:.$L$5];0));&quot;&quot;)">
            <text:p/>
          </table:table-cell>
          <table:table-cell table:style-name="ce56"/>
          <table:table-cell table:style-name="ce59" table:formula="of:=IF([.K1290]=&quot;&quot;;[.J1290];[.J1290]*[.K12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91]&lt;&gt;&quot;&quot;;IF(OR([.F1291]=&quot;ILF&quot;;[.F1291]=&quot;EIF&quot;);INDEX([Def.$D$6:.$F$8];MATCH([.H1291];[Def.$C$6:.$C$8]);MATCH([.G1291];[Def.$D$5:.$F$5]));IF([.F1291]=&quot;EI&quot;;INDEX([Def.$D$13:.$F$15];MATCH([.H1291];[Def.$C$13:.$C$15]);MATCH([.G1291];[Def.$D$12:.$F$12]));IF(OR([.F1291]=&quot;EO&quot;;[.F1291]=&quot;EQ&quot;);INDEX([Def.$D$19:.$F$21];MATCH([.H1291];[Def.$C$19:.$C$21]);MATCH([.G1291];[Def.$D$18:.$F$18]));&quot;#err&quot;)));&quot;&quot;)">
            <text:p/>
          </table:table-cell>
          <table:table-cell table:style-name="ce53" table:formula="of:=IF([.I1291]&lt;&gt;&quot;&quot;;INDEX([Def.$J$6:.$L$10];MATCH([.F1291];[Def.$I$6:.$I$10];0);MATCH([.I1291];[Def.$J$5:.$L$5];0));&quot;&quot;)">
            <text:p/>
          </table:table-cell>
          <table:table-cell table:style-name="ce56"/>
          <table:table-cell table:style-name="ce59" table:formula="of:=IF([.K1291]=&quot;&quot;;[.J1291];[.J1291]*[.K12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92]&lt;&gt;&quot;&quot;;IF(OR([.F1292]=&quot;ILF&quot;;[.F1292]=&quot;EIF&quot;);INDEX([Def.$D$6:.$F$8];MATCH([.H1292];[Def.$C$6:.$C$8]);MATCH([.G1292];[Def.$D$5:.$F$5]));IF([.F1292]=&quot;EI&quot;;INDEX([Def.$D$13:.$F$15];MATCH([.H1292];[Def.$C$13:.$C$15]);MATCH([.G1292];[Def.$D$12:.$F$12]));IF(OR([.F1292]=&quot;EO&quot;;[.F1292]=&quot;EQ&quot;);INDEX([Def.$D$19:.$F$21];MATCH([.H1292];[Def.$C$19:.$C$21]);MATCH([.G1292];[Def.$D$18:.$F$18]));&quot;#err&quot;)));&quot;&quot;)">
            <text:p/>
          </table:table-cell>
          <table:table-cell table:style-name="ce53" table:formula="of:=IF([.I1292]&lt;&gt;&quot;&quot;;INDEX([Def.$J$6:.$L$10];MATCH([.F1292];[Def.$I$6:.$I$10];0);MATCH([.I1292];[Def.$J$5:.$L$5];0));&quot;&quot;)">
            <text:p/>
          </table:table-cell>
          <table:table-cell table:style-name="ce56"/>
          <table:table-cell table:style-name="ce59" table:formula="of:=IF([.K1292]=&quot;&quot;;[.J1292];[.J1292]*[.K12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93]&lt;&gt;&quot;&quot;;IF(OR([.F1293]=&quot;ILF&quot;;[.F1293]=&quot;EIF&quot;);INDEX([Def.$D$6:.$F$8];MATCH([.H1293];[Def.$C$6:.$C$8]);MATCH([.G1293];[Def.$D$5:.$F$5]));IF([.F1293]=&quot;EI&quot;;INDEX([Def.$D$13:.$F$15];MATCH([.H1293];[Def.$C$13:.$C$15]);MATCH([.G1293];[Def.$D$12:.$F$12]));IF(OR([.F1293]=&quot;EO&quot;;[.F1293]=&quot;EQ&quot;);INDEX([Def.$D$19:.$F$21];MATCH([.H1293];[Def.$C$19:.$C$21]);MATCH([.G1293];[Def.$D$18:.$F$18]));&quot;#err&quot;)));&quot;&quot;)">
            <text:p/>
          </table:table-cell>
          <table:table-cell table:style-name="ce53" table:formula="of:=IF([.I1293]&lt;&gt;&quot;&quot;;INDEX([Def.$J$6:.$L$10];MATCH([.F1293];[Def.$I$6:.$I$10];0);MATCH([.I1293];[Def.$J$5:.$L$5];0));&quot;&quot;)">
            <text:p/>
          </table:table-cell>
          <table:table-cell table:style-name="ce56"/>
          <table:table-cell table:style-name="ce59" table:formula="of:=IF([.K1293]=&quot;&quot;;[.J1293];[.J1293]*[.K12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94]&lt;&gt;&quot;&quot;;IF(OR([.F1294]=&quot;ILF&quot;;[.F1294]=&quot;EIF&quot;);INDEX([Def.$D$6:.$F$8];MATCH([.H1294];[Def.$C$6:.$C$8]);MATCH([.G1294];[Def.$D$5:.$F$5]));IF([.F1294]=&quot;EI&quot;;INDEX([Def.$D$13:.$F$15];MATCH([.H1294];[Def.$C$13:.$C$15]);MATCH([.G1294];[Def.$D$12:.$F$12]));IF(OR([.F1294]=&quot;EO&quot;;[.F1294]=&quot;EQ&quot;);INDEX([Def.$D$19:.$F$21];MATCH([.H1294];[Def.$C$19:.$C$21]);MATCH([.G1294];[Def.$D$18:.$F$18]));&quot;#err&quot;)));&quot;&quot;)">
            <text:p/>
          </table:table-cell>
          <table:table-cell table:style-name="ce53" table:formula="of:=IF([.I1294]&lt;&gt;&quot;&quot;;INDEX([Def.$J$6:.$L$10];MATCH([.F1294];[Def.$I$6:.$I$10];0);MATCH([.I1294];[Def.$J$5:.$L$5];0));&quot;&quot;)">
            <text:p/>
          </table:table-cell>
          <table:table-cell table:style-name="ce56"/>
          <table:table-cell table:style-name="ce59" table:formula="of:=IF([.K1294]=&quot;&quot;;[.J1294];[.J1294]*[.K12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95]&lt;&gt;&quot;&quot;;IF(OR([.F1295]=&quot;ILF&quot;;[.F1295]=&quot;EIF&quot;);INDEX([Def.$D$6:.$F$8];MATCH([.H1295];[Def.$C$6:.$C$8]);MATCH([.G1295];[Def.$D$5:.$F$5]));IF([.F1295]=&quot;EI&quot;;INDEX([Def.$D$13:.$F$15];MATCH([.H1295];[Def.$C$13:.$C$15]);MATCH([.G1295];[Def.$D$12:.$F$12]));IF(OR([.F1295]=&quot;EO&quot;;[.F1295]=&quot;EQ&quot;);INDEX([Def.$D$19:.$F$21];MATCH([.H1295];[Def.$C$19:.$C$21]);MATCH([.G1295];[Def.$D$18:.$F$18]));&quot;#err&quot;)));&quot;&quot;)">
            <text:p/>
          </table:table-cell>
          <table:table-cell table:style-name="ce53" table:formula="of:=IF([.I1295]&lt;&gt;&quot;&quot;;INDEX([Def.$J$6:.$L$10];MATCH([.F1295];[Def.$I$6:.$I$10];0);MATCH([.I1295];[Def.$J$5:.$L$5];0));&quot;&quot;)">
            <text:p/>
          </table:table-cell>
          <table:table-cell table:style-name="ce56"/>
          <table:table-cell table:style-name="ce59" table:formula="of:=IF([.K1295]=&quot;&quot;;[.J1295];[.J1295]*[.K12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96]&lt;&gt;&quot;&quot;;IF(OR([.F1296]=&quot;ILF&quot;;[.F1296]=&quot;EIF&quot;);INDEX([Def.$D$6:.$F$8];MATCH([.H1296];[Def.$C$6:.$C$8]);MATCH([.G1296];[Def.$D$5:.$F$5]));IF([.F1296]=&quot;EI&quot;;INDEX([Def.$D$13:.$F$15];MATCH([.H1296];[Def.$C$13:.$C$15]);MATCH([.G1296];[Def.$D$12:.$F$12]));IF(OR([.F1296]=&quot;EO&quot;;[.F1296]=&quot;EQ&quot;);INDEX([Def.$D$19:.$F$21];MATCH([.H1296];[Def.$C$19:.$C$21]);MATCH([.G1296];[Def.$D$18:.$F$18]));&quot;#err&quot;)));&quot;&quot;)">
            <text:p/>
          </table:table-cell>
          <table:table-cell table:style-name="ce53" table:formula="of:=IF([.I1296]&lt;&gt;&quot;&quot;;INDEX([Def.$J$6:.$L$10];MATCH([.F1296];[Def.$I$6:.$I$10];0);MATCH([.I1296];[Def.$J$5:.$L$5];0));&quot;&quot;)">
            <text:p/>
          </table:table-cell>
          <table:table-cell table:style-name="ce56"/>
          <table:table-cell table:style-name="ce59" table:formula="of:=IF([.K1296]=&quot;&quot;;[.J1296];[.J1296]*[.K12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97]&lt;&gt;&quot;&quot;;IF(OR([.F1297]=&quot;ILF&quot;;[.F1297]=&quot;EIF&quot;);INDEX([Def.$D$6:.$F$8];MATCH([.H1297];[Def.$C$6:.$C$8]);MATCH([.G1297];[Def.$D$5:.$F$5]));IF([.F1297]=&quot;EI&quot;;INDEX([Def.$D$13:.$F$15];MATCH([.H1297];[Def.$C$13:.$C$15]);MATCH([.G1297];[Def.$D$12:.$F$12]));IF(OR([.F1297]=&quot;EO&quot;;[.F1297]=&quot;EQ&quot;);INDEX([Def.$D$19:.$F$21];MATCH([.H1297];[Def.$C$19:.$C$21]);MATCH([.G1297];[Def.$D$18:.$F$18]));&quot;#err&quot;)));&quot;&quot;)">
            <text:p/>
          </table:table-cell>
          <table:table-cell table:style-name="ce53" table:formula="of:=IF([.I1297]&lt;&gt;&quot;&quot;;INDEX([Def.$J$6:.$L$10];MATCH([.F1297];[Def.$I$6:.$I$10];0);MATCH([.I1297];[Def.$J$5:.$L$5];0));&quot;&quot;)">
            <text:p/>
          </table:table-cell>
          <table:table-cell table:style-name="ce56"/>
          <table:table-cell table:style-name="ce59" table:formula="of:=IF([.K1297]=&quot;&quot;;[.J1297];[.J1297]*[.K12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98]&lt;&gt;&quot;&quot;;IF(OR([.F1298]=&quot;ILF&quot;;[.F1298]=&quot;EIF&quot;);INDEX([Def.$D$6:.$F$8];MATCH([.H1298];[Def.$C$6:.$C$8]);MATCH([.G1298];[Def.$D$5:.$F$5]));IF([.F1298]=&quot;EI&quot;;INDEX([Def.$D$13:.$F$15];MATCH([.H1298];[Def.$C$13:.$C$15]);MATCH([.G1298];[Def.$D$12:.$F$12]));IF(OR([.F1298]=&quot;EO&quot;;[.F1298]=&quot;EQ&quot;);INDEX([Def.$D$19:.$F$21];MATCH([.H1298];[Def.$C$19:.$C$21]);MATCH([.G1298];[Def.$D$18:.$F$18]));&quot;#err&quot;)));&quot;&quot;)">
            <text:p/>
          </table:table-cell>
          <table:table-cell table:style-name="ce53" table:formula="of:=IF([.I1298]&lt;&gt;&quot;&quot;;INDEX([Def.$J$6:.$L$10];MATCH([.F1298];[Def.$I$6:.$I$10];0);MATCH([.I1298];[Def.$J$5:.$L$5];0));&quot;&quot;)">
            <text:p/>
          </table:table-cell>
          <table:table-cell table:style-name="ce56"/>
          <table:table-cell table:style-name="ce59" table:formula="of:=IF([.K1298]=&quot;&quot;;[.J1298];[.J1298]*[.K12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299]&lt;&gt;&quot;&quot;;IF(OR([.F1299]=&quot;ILF&quot;;[.F1299]=&quot;EIF&quot;);INDEX([Def.$D$6:.$F$8];MATCH([.H1299];[Def.$C$6:.$C$8]);MATCH([.G1299];[Def.$D$5:.$F$5]));IF([.F1299]=&quot;EI&quot;;INDEX([Def.$D$13:.$F$15];MATCH([.H1299];[Def.$C$13:.$C$15]);MATCH([.G1299];[Def.$D$12:.$F$12]));IF(OR([.F1299]=&quot;EO&quot;;[.F1299]=&quot;EQ&quot;);INDEX([Def.$D$19:.$F$21];MATCH([.H1299];[Def.$C$19:.$C$21]);MATCH([.G1299];[Def.$D$18:.$F$18]));&quot;#err&quot;)));&quot;&quot;)">
            <text:p/>
          </table:table-cell>
          <table:table-cell table:style-name="ce53" table:formula="of:=IF([.I1299]&lt;&gt;&quot;&quot;;INDEX([Def.$J$6:.$L$10];MATCH([.F1299];[Def.$I$6:.$I$10];0);MATCH([.I1299];[Def.$J$5:.$L$5];0));&quot;&quot;)">
            <text:p/>
          </table:table-cell>
          <table:table-cell table:style-name="ce56"/>
          <table:table-cell table:style-name="ce59" table:formula="of:=IF([.K1299]=&quot;&quot;;[.J1299];[.J1299]*[.K12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00]&lt;&gt;&quot;&quot;;IF(OR([.F1300]=&quot;ILF&quot;;[.F1300]=&quot;EIF&quot;);INDEX([Def.$D$6:.$F$8];MATCH([.H1300];[Def.$C$6:.$C$8]);MATCH([.G1300];[Def.$D$5:.$F$5]));IF([.F1300]=&quot;EI&quot;;INDEX([Def.$D$13:.$F$15];MATCH([.H1300];[Def.$C$13:.$C$15]);MATCH([.G1300];[Def.$D$12:.$F$12]));IF(OR([.F1300]=&quot;EO&quot;;[.F1300]=&quot;EQ&quot;);INDEX([Def.$D$19:.$F$21];MATCH([.H1300];[Def.$C$19:.$C$21]);MATCH([.G1300];[Def.$D$18:.$F$18]));&quot;#err&quot;)));&quot;&quot;)">
            <text:p/>
          </table:table-cell>
          <table:table-cell table:style-name="ce53" table:formula="of:=IF([.I1300]&lt;&gt;&quot;&quot;;INDEX([Def.$J$6:.$L$10];MATCH([.F1300];[Def.$I$6:.$I$10];0);MATCH([.I1300];[Def.$J$5:.$L$5];0));&quot;&quot;)">
            <text:p/>
          </table:table-cell>
          <table:table-cell table:style-name="ce56"/>
          <table:table-cell table:style-name="ce59" table:formula="of:=IF([.K1300]=&quot;&quot;;[.J1300];[.J1300]*[.K13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01]&lt;&gt;&quot;&quot;;IF(OR([.F1301]=&quot;ILF&quot;;[.F1301]=&quot;EIF&quot;);INDEX([Def.$D$6:.$F$8];MATCH([.H1301];[Def.$C$6:.$C$8]);MATCH([.G1301];[Def.$D$5:.$F$5]));IF([.F1301]=&quot;EI&quot;;INDEX([Def.$D$13:.$F$15];MATCH([.H1301];[Def.$C$13:.$C$15]);MATCH([.G1301];[Def.$D$12:.$F$12]));IF(OR([.F1301]=&quot;EO&quot;;[.F1301]=&quot;EQ&quot;);INDEX([Def.$D$19:.$F$21];MATCH([.H1301];[Def.$C$19:.$C$21]);MATCH([.G1301];[Def.$D$18:.$F$18]));&quot;#err&quot;)));&quot;&quot;)">
            <text:p/>
          </table:table-cell>
          <table:table-cell table:style-name="ce53" table:formula="of:=IF([.I1301]&lt;&gt;&quot;&quot;;INDEX([Def.$J$6:.$L$10];MATCH([.F1301];[Def.$I$6:.$I$10];0);MATCH([.I1301];[Def.$J$5:.$L$5];0));&quot;&quot;)">
            <text:p/>
          </table:table-cell>
          <table:table-cell table:style-name="ce56"/>
          <table:table-cell table:style-name="ce59" table:formula="of:=IF([.K1301]=&quot;&quot;;[.J1301];[.J1301]*[.K13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02]&lt;&gt;&quot;&quot;;IF(OR([.F1302]=&quot;ILF&quot;;[.F1302]=&quot;EIF&quot;);INDEX([Def.$D$6:.$F$8];MATCH([.H1302];[Def.$C$6:.$C$8]);MATCH([.G1302];[Def.$D$5:.$F$5]));IF([.F1302]=&quot;EI&quot;;INDEX([Def.$D$13:.$F$15];MATCH([.H1302];[Def.$C$13:.$C$15]);MATCH([.G1302];[Def.$D$12:.$F$12]));IF(OR([.F1302]=&quot;EO&quot;;[.F1302]=&quot;EQ&quot;);INDEX([Def.$D$19:.$F$21];MATCH([.H1302];[Def.$C$19:.$C$21]);MATCH([.G1302];[Def.$D$18:.$F$18]));&quot;#err&quot;)));&quot;&quot;)">
            <text:p/>
          </table:table-cell>
          <table:table-cell table:style-name="ce53" table:formula="of:=IF([.I1302]&lt;&gt;&quot;&quot;;INDEX([Def.$J$6:.$L$10];MATCH([.F1302];[Def.$I$6:.$I$10];0);MATCH([.I1302];[Def.$J$5:.$L$5];0));&quot;&quot;)">
            <text:p/>
          </table:table-cell>
          <table:table-cell table:style-name="ce56"/>
          <table:table-cell table:style-name="ce59" table:formula="of:=IF([.K1302]=&quot;&quot;;[.J1302];[.J1302]*[.K13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03]&lt;&gt;&quot;&quot;;IF(OR([.F1303]=&quot;ILF&quot;;[.F1303]=&quot;EIF&quot;);INDEX([Def.$D$6:.$F$8];MATCH([.H1303];[Def.$C$6:.$C$8]);MATCH([.G1303];[Def.$D$5:.$F$5]));IF([.F1303]=&quot;EI&quot;;INDEX([Def.$D$13:.$F$15];MATCH([.H1303];[Def.$C$13:.$C$15]);MATCH([.G1303];[Def.$D$12:.$F$12]));IF(OR([.F1303]=&quot;EO&quot;;[.F1303]=&quot;EQ&quot;);INDEX([Def.$D$19:.$F$21];MATCH([.H1303];[Def.$C$19:.$C$21]);MATCH([.G1303];[Def.$D$18:.$F$18]));&quot;#err&quot;)));&quot;&quot;)">
            <text:p/>
          </table:table-cell>
          <table:table-cell table:style-name="ce53" table:formula="of:=IF([.I1303]&lt;&gt;&quot;&quot;;INDEX([Def.$J$6:.$L$10];MATCH([.F1303];[Def.$I$6:.$I$10];0);MATCH([.I1303];[Def.$J$5:.$L$5];0));&quot;&quot;)">
            <text:p/>
          </table:table-cell>
          <table:table-cell table:style-name="ce56"/>
          <table:table-cell table:style-name="ce59" table:formula="of:=IF([.K1303]=&quot;&quot;;[.J1303];[.J1303]*[.K13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04]&lt;&gt;&quot;&quot;;IF(OR([.F1304]=&quot;ILF&quot;;[.F1304]=&quot;EIF&quot;);INDEX([Def.$D$6:.$F$8];MATCH([.H1304];[Def.$C$6:.$C$8]);MATCH([.G1304];[Def.$D$5:.$F$5]));IF([.F1304]=&quot;EI&quot;;INDEX([Def.$D$13:.$F$15];MATCH([.H1304];[Def.$C$13:.$C$15]);MATCH([.G1304];[Def.$D$12:.$F$12]));IF(OR([.F1304]=&quot;EO&quot;;[.F1304]=&quot;EQ&quot;);INDEX([Def.$D$19:.$F$21];MATCH([.H1304];[Def.$C$19:.$C$21]);MATCH([.G1304];[Def.$D$18:.$F$18]));&quot;#err&quot;)));&quot;&quot;)">
            <text:p/>
          </table:table-cell>
          <table:table-cell table:style-name="ce53" table:formula="of:=IF([.I1304]&lt;&gt;&quot;&quot;;INDEX([Def.$J$6:.$L$10];MATCH([.F1304];[Def.$I$6:.$I$10];0);MATCH([.I1304];[Def.$J$5:.$L$5];0));&quot;&quot;)">
            <text:p/>
          </table:table-cell>
          <table:table-cell table:style-name="ce56"/>
          <table:table-cell table:style-name="ce59" table:formula="of:=IF([.K1304]=&quot;&quot;;[.J1304];[.J1304]*[.K13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05]&lt;&gt;&quot;&quot;;IF(OR([.F1305]=&quot;ILF&quot;;[.F1305]=&quot;EIF&quot;);INDEX([Def.$D$6:.$F$8];MATCH([.H1305];[Def.$C$6:.$C$8]);MATCH([.G1305];[Def.$D$5:.$F$5]));IF([.F1305]=&quot;EI&quot;;INDEX([Def.$D$13:.$F$15];MATCH([.H1305];[Def.$C$13:.$C$15]);MATCH([.G1305];[Def.$D$12:.$F$12]));IF(OR([.F1305]=&quot;EO&quot;;[.F1305]=&quot;EQ&quot;);INDEX([Def.$D$19:.$F$21];MATCH([.H1305];[Def.$C$19:.$C$21]);MATCH([.G1305];[Def.$D$18:.$F$18]));&quot;#err&quot;)));&quot;&quot;)">
            <text:p/>
          </table:table-cell>
          <table:table-cell table:style-name="ce53" table:formula="of:=IF([.I1305]&lt;&gt;&quot;&quot;;INDEX([Def.$J$6:.$L$10];MATCH([.F1305];[Def.$I$6:.$I$10];0);MATCH([.I1305];[Def.$J$5:.$L$5];0));&quot;&quot;)">
            <text:p/>
          </table:table-cell>
          <table:table-cell table:style-name="ce56"/>
          <table:table-cell table:style-name="ce59" table:formula="of:=IF([.K1305]=&quot;&quot;;[.J1305];[.J1305]*[.K13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06]&lt;&gt;&quot;&quot;;IF(OR([.F1306]=&quot;ILF&quot;;[.F1306]=&quot;EIF&quot;);INDEX([Def.$D$6:.$F$8];MATCH([.H1306];[Def.$C$6:.$C$8]);MATCH([.G1306];[Def.$D$5:.$F$5]));IF([.F1306]=&quot;EI&quot;;INDEX([Def.$D$13:.$F$15];MATCH([.H1306];[Def.$C$13:.$C$15]);MATCH([.G1306];[Def.$D$12:.$F$12]));IF(OR([.F1306]=&quot;EO&quot;;[.F1306]=&quot;EQ&quot;);INDEX([Def.$D$19:.$F$21];MATCH([.H1306];[Def.$C$19:.$C$21]);MATCH([.G1306];[Def.$D$18:.$F$18]));&quot;#err&quot;)));&quot;&quot;)">
            <text:p/>
          </table:table-cell>
          <table:table-cell table:style-name="ce53" table:formula="of:=IF([.I1306]&lt;&gt;&quot;&quot;;INDEX([Def.$J$6:.$L$10];MATCH([.F1306];[Def.$I$6:.$I$10];0);MATCH([.I1306];[Def.$J$5:.$L$5];0));&quot;&quot;)">
            <text:p/>
          </table:table-cell>
          <table:table-cell table:style-name="ce56"/>
          <table:table-cell table:style-name="ce59" table:formula="of:=IF([.K1306]=&quot;&quot;;[.J1306];[.J1306]*[.K13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07]&lt;&gt;&quot;&quot;;IF(OR([.F1307]=&quot;ILF&quot;;[.F1307]=&quot;EIF&quot;);INDEX([Def.$D$6:.$F$8];MATCH([.H1307];[Def.$C$6:.$C$8]);MATCH([.G1307];[Def.$D$5:.$F$5]));IF([.F1307]=&quot;EI&quot;;INDEX([Def.$D$13:.$F$15];MATCH([.H1307];[Def.$C$13:.$C$15]);MATCH([.G1307];[Def.$D$12:.$F$12]));IF(OR([.F1307]=&quot;EO&quot;;[.F1307]=&quot;EQ&quot;);INDEX([Def.$D$19:.$F$21];MATCH([.H1307];[Def.$C$19:.$C$21]);MATCH([.G1307];[Def.$D$18:.$F$18]));&quot;#err&quot;)));&quot;&quot;)">
            <text:p/>
          </table:table-cell>
          <table:table-cell table:style-name="ce53" table:formula="of:=IF([.I1307]&lt;&gt;&quot;&quot;;INDEX([Def.$J$6:.$L$10];MATCH([.F1307];[Def.$I$6:.$I$10];0);MATCH([.I1307];[Def.$J$5:.$L$5];0));&quot;&quot;)">
            <text:p/>
          </table:table-cell>
          <table:table-cell table:style-name="ce56"/>
          <table:table-cell table:style-name="ce59" table:formula="of:=IF([.K1307]=&quot;&quot;;[.J1307];[.J1307]*[.K13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08]&lt;&gt;&quot;&quot;;IF(OR([.F1308]=&quot;ILF&quot;;[.F1308]=&quot;EIF&quot;);INDEX([Def.$D$6:.$F$8];MATCH([.H1308];[Def.$C$6:.$C$8]);MATCH([.G1308];[Def.$D$5:.$F$5]));IF([.F1308]=&quot;EI&quot;;INDEX([Def.$D$13:.$F$15];MATCH([.H1308];[Def.$C$13:.$C$15]);MATCH([.G1308];[Def.$D$12:.$F$12]));IF(OR([.F1308]=&quot;EO&quot;;[.F1308]=&quot;EQ&quot;);INDEX([Def.$D$19:.$F$21];MATCH([.H1308];[Def.$C$19:.$C$21]);MATCH([.G1308];[Def.$D$18:.$F$18]));&quot;#err&quot;)));&quot;&quot;)">
            <text:p/>
          </table:table-cell>
          <table:table-cell table:style-name="ce53" table:formula="of:=IF([.I1308]&lt;&gt;&quot;&quot;;INDEX([Def.$J$6:.$L$10];MATCH([.F1308];[Def.$I$6:.$I$10];0);MATCH([.I1308];[Def.$J$5:.$L$5];0));&quot;&quot;)">
            <text:p/>
          </table:table-cell>
          <table:table-cell table:style-name="ce56"/>
          <table:table-cell table:style-name="ce59" table:formula="of:=IF([.K1308]=&quot;&quot;;[.J1308];[.J1308]*[.K13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09]&lt;&gt;&quot;&quot;;IF(OR([.F1309]=&quot;ILF&quot;;[.F1309]=&quot;EIF&quot;);INDEX([Def.$D$6:.$F$8];MATCH([.H1309];[Def.$C$6:.$C$8]);MATCH([.G1309];[Def.$D$5:.$F$5]));IF([.F1309]=&quot;EI&quot;;INDEX([Def.$D$13:.$F$15];MATCH([.H1309];[Def.$C$13:.$C$15]);MATCH([.G1309];[Def.$D$12:.$F$12]));IF(OR([.F1309]=&quot;EO&quot;;[.F1309]=&quot;EQ&quot;);INDEX([Def.$D$19:.$F$21];MATCH([.H1309];[Def.$C$19:.$C$21]);MATCH([.G1309];[Def.$D$18:.$F$18]));&quot;#err&quot;)));&quot;&quot;)">
            <text:p/>
          </table:table-cell>
          <table:table-cell table:style-name="ce53" table:formula="of:=IF([.I1309]&lt;&gt;&quot;&quot;;INDEX([Def.$J$6:.$L$10];MATCH([.F1309];[Def.$I$6:.$I$10];0);MATCH([.I1309];[Def.$J$5:.$L$5];0));&quot;&quot;)">
            <text:p/>
          </table:table-cell>
          <table:table-cell table:style-name="ce56"/>
          <table:table-cell table:style-name="ce59" table:formula="of:=IF([.K1309]=&quot;&quot;;[.J1309];[.J1309]*[.K13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10]&lt;&gt;&quot;&quot;;IF(OR([.F1310]=&quot;ILF&quot;;[.F1310]=&quot;EIF&quot;);INDEX([Def.$D$6:.$F$8];MATCH([.H1310];[Def.$C$6:.$C$8]);MATCH([.G1310];[Def.$D$5:.$F$5]));IF([.F1310]=&quot;EI&quot;;INDEX([Def.$D$13:.$F$15];MATCH([.H1310];[Def.$C$13:.$C$15]);MATCH([.G1310];[Def.$D$12:.$F$12]));IF(OR([.F1310]=&quot;EO&quot;;[.F1310]=&quot;EQ&quot;);INDEX([Def.$D$19:.$F$21];MATCH([.H1310];[Def.$C$19:.$C$21]);MATCH([.G1310];[Def.$D$18:.$F$18]));&quot;#err&quot;)));&quot;&quot;)">
            <text:p/>
          </table:table-cell>
          <table:table-cell table:style-name="ce53" table:formula="of:=IF([.I1310]&lt;&gt;&quot;&quot;;INDEX([Def.$J$6:.$L$10];MATCH([.F1310];[Def.$I$6:.$I$10];0);MATCH([.I1310];[Def.$J$5:.$L$5];0));&quot;&quot;)">
            <text:p/>
          </table:table-cell>
          <table:table-cell table:style-name="ce56"/>
          <table:table-cell table:style-name="ce59" table:formula="of:=IF([.K1310]=&quot;&quot;;[.J1310];[.J1310]*[.K13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11]&lt;&gt;&quot;&quot;;IF(OR([.F1311]=&quot;ILF&quot;;[.F1311]=&quot;EIF&quot;);INDEX([Def.$D$6:.$F$8];MATCH([.H1311];[Def.$C$6:.$C$8]);MATCH([.G1311];[Def.$D$5:.$F$5]));IF([.F1311]=&quot;EI&quot;;INDEX([Def.$D$13:.$F$15];MATCH([.H1311];[Def.$C$13:.$C$15]);MATCH([.G1311];[Def.$D$12:.$F$12]));IF(OR([.F1311]=&quot;EO&quot;;[.F1311]=&quot;EQ&quot;);INDEX([Def.$D$19:.$F$21];MATCH([.H1311];[Def.$C$19:.$C$21]);MATCH([.G1311];[Def.$D$18:.$F$18]));&quot;#err&quot;)));&quot;&quot;)">
            <text:p/>
          </table:table-cell>
          <table:table-cell table:style-name="ce53" table:formula="of:=IF([.I1311]&lt;&gt;&quot;&quot;;INDEX([Def.$J$6:.$L$10];MATCH([.F1311];[Def.$I$6:.$I$10];0);MATCH([.I1311];[Def.$J$5:.$L$5];0));&quot;&quot;)">
            <text:p/>
          </table:table-cell>
          <table:table-cell table:style-name="ce56"/>
          <table:table-cell table:style-name="ce59" table:formula="of:=IF([.K1311]=&quot;&quot;;[.J1311];[.J1311]*[.K13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12]&lt;&gt;&quot;&quot;;IF(OR([.F1312]=&quot;ILF&quot;;[.F1312]=&quot;EIF&quot;);INDEX([Def.$D$6:.$F$8];MATCH([.H1312];[Def.$C$6:.$C$8]);MATCH([.G1312];[Def.$D$5:.$F$5]));IF([.F1312]=&quot;EI&quot;;INDEX([Def.$D$13:.$F$15];MATCH([.H1312];[Def.$C$13:.$C$15]);MATCH([.G1312];[Def.$D$12:.$F$12]));IF(OR([.F1312]=&quot;EO&quot;;[.F1312]=&quot;EQ&quot;);INDEX([Def.$D$19:.$F$21];MATCH([.H1312];[Def.$C$19:.$C$21]);MATCH([.G1312];[Def.$D$18:.$F$18]));&quot;#err&quot;)));&quot;&quot;)">
            <text:p/>
          </table:table-cell>
          <table:table-cell table:style-name="ce53" table:formula="of:=IF([.I1312]&lt;&gt;&quot;&quot;;INDEX([Def.$J$6:.$L$10];MATCH([.F1312];[Def.$I$6:.$I$10];0);MATCH([.I1312];[Def.$J$5:.$L$5];0));&quot;&quot;)">
            <text:p/>
          </table:table-cell>
          <table:table-cell table:style-name="ce56"/>
          <table:table-cell table:style-name="ce59" table:formula="of:=IF([.K1312]=&quot;&quot;;[.J1312];[.J1312]*[.K13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13]&lt;&gt;&quot;&quot;;IF(OR([.F1313]=&quot;ILF&quot;;[.F1313]=&quot;EIF&quot;);INDEX([Def.$D$6:.$F$8];MATCH([.H1313];[Def.$C$6:.$C$8]);MATCH([.G1313];[Def.$D$5:.$F$5]));IF([.F1313]=&quot;EI&quot;;INDEX([Def.$D$13:.$F$15];MATCH([.H1313];[Def.$C$13:.$C$15]);MATCH([.G1313];[Def.$D$12:.$F$12]));IF(OR([.F1313]=&quot;EO&quot;;[.F1313]=&quot;EQ&quot;);INDEX([Def.$D$19:.$F$21];MATCH([.H1313];[Def.$C$19:.$C$21]);MATCH([.G1313];[Def.$D$18:.$F$18]));&quot;#err&quot;)));&quot;&quot;)">
            <text:p/>
          </table:table-cell>
          <table:table-cell table:style-name="ce53" table:formula="of:=IF([.I1313]&lt;&gt;&quot;&quot;;INDEX([Def.$J$6:.$L$10];MATCH([.F1313];[Def.$I$6:.$I$10];0);MATCH([.I1313];[Def.$J$5:.$L$5];0));&quot;&quot;)">
            <text:p/>
          </table:table-cell>
          <table:table-cell table:style-name="ce56"/>
          <table:table-cell table:style-name="ce59" table:formula="of:=IF([.K1313]=&quot;&quot;;[.J1313];[.J1313]*[.K13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14]&lt;&gt;&quot;&quot;;IF(OR([.F1314]=&quot;ILF&quot;;[.F1314]=&quot;EIF&quot;);INDEX([Def.$D$6:.$F$8];MATCH([.H1314];[Def.$C$6:.$C$8]);MATCH([.G1314];[Def.$D$5:.$F$5]));IF([.F1314]=&quot;EI&quot;;INDEX([Def.$D$13:.$F$15];MATCH([.H1314];[Def.$C$13:.$C$15]);MATCH([.G1314];[Def.$D$12:.$F$12]));IF(OR([.F1314]=&quot;EO&quot;;[.F1314]=&quot;EQ&quot;);INDEX([Def.$D$19:.$F$21];MATCH([.H1314];[Def.$C$19:.$C$21]);MATCH([.G1314];[Def.$D$18:.$F$18]));&quot;#err&quot;)));&quot;&quot;)">
            <text:p/>
          </table:table-cell>
          <table:table-cell table:style-name="ce53" table:formula="of:=IF([.I1314]&lt;&gt;&quot;&quot;;INDEX([Def.$J$6:.$L$10];MATCH([.F1314];[Def.$I$6:.$I$10];0);MATCH([.I1314];[Def.$J$5:.$L$5];0));&quot;&quot;)">
            <text:p/>
          </table:table-cell>
          <table:table-cell table:style-name="ce56"/>
          <table:table-cell table:style-name="ce59" table:formula="of:=IF([.K1314]=&quot;&quot;;[.J1314];[.J1314]*[.K13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15]&lt;&gt;&quot;&quot;;IF(OR([.F1315]=&quot;ILF&quot;;[.F1315]=&quot;EIF&quot;);INDEX([Def.$D$6:.$F$8];MATCH([.H1315];[Def.$C$6:.$C$8]);MATCH([.G1315];[Def.$D$5:.$F$5]));IF([.F1315]=&quot;EI&quot;;INDEX([Def.$D$13:.$F$15];MATCH([.H1315];[Def.$C$13:.$C$15]);MATCH([.G1315];[Def.$D$12:.$F$12]));IF(OR([.F1315]=&quot;EO&quot;;[.F1315]=&quot;EQ&quot;);INDEX([Def.$D$19:.$F$21];MATCH([.H1315];[Def.$C$19:.$C$21]);MATCH([.G1315];[Def.$D$18:.$F$18]));&quot;#err&quot;)));&quot;&quot;)">
            <text:p/>
          </table:table-cell>
          <table:table-cell table:style-name="ce53" table:formula="of:=IF([.I1315]&lt;&gt;&quot;&quot;;INDEX([Def.$J$6:.$L$10];MATCH([.F1315];[Def.$I$6:.$I$10];0);MATCH([.I1315];[Def.$J$5:.$L$5];0));&quot;&quot;)">
            <text:p/>
          </table:table-cell>
          <table:table-cell table:style-name="ce56"/>
          <table:table-cell table:style-name="ce59" table:formula="of:=IF([.K1315]=&quot;&quot;;[.J1315];[.J1315]*[.K13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16]&lt;&gt;&quot;&quot;;IF(OR([.F1316]=&quot;ILF&quot;;[.F1316]=&quot;EIF&quot;);INDEX([Def.$D$6:.$F$8];MATCH([.H1316];[Def.$C$6:.$C$8]);MATCH([.G1316];[Def.$D$5:.$F$5]));IF([.F1316]=&quot;EI&quot;;INDEX([Def.$D$13:.$F$15];MATCH([.H1316];[Def.$C$13:.$C$15]);MATCH([.G1316];[Def.$D$12:.$F$12]));IF(OR([.F1316]=&quot;EO&quot;;[.F1316]=&quot;EQ&quot;);INDEX([Def.$D$19:.$F$21];MATCH([.H1316];[Def.$C$19:.$C$21]);MATCH([.G1316];[Def.$D$18:.$F$18]));&quot;#err&quot;)));&quot;&quot;)">
            <text:p/>
          </table:table-cell>
          <table:table-cell table:style-name="ce53" table:formula="of:=IF([.I1316]&lt;&gt;&quot;&quot;;INDEX([Def.$J$6:.$L$10];MATCH([.F1316];[Def.$I$6:.$I$10];0);MATCH([.I1316];[Def.$J$5:.$L$5];0));&quot;&quot;)">
            <text:p/>
          </table:table-cell>
          <table:table-cell table:style-name="ce56"/>
          <table:table-cell table:style-name="ce59" table:formula="of:=IF([.K1316]=&quot;&quot;;[.J1316];[.J1316]*[.K13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17]&lt;&gt;&quot;&quot;;IF(OR([.F1317]=&quot;ILF&quot;;[.F1317]=&quot;EIF&quot;);INDEX([Def.$D$6:.$F$8];MATCH([.H1317];[Def.$C$6:.$C$8]);MATCH([.G1317];[Def.$D$5:.$F$5]));IF([.F1317]=&quot;EI&quot;;INDEX([Def.$D$13:.$F$15];MATCH([.H1317];[Def.$C$13:.$C$15]);MATCH([.G1317];[Def.$D$12:.$F$12]));IF(OR([.F1317]=&quot;EO&quot;;[.F1317]=&quot;EQ&quot;);INDEX([Def.$D$19:.$F$21];MATCH([.H1317];[Def.$C$19:.$C$21]);MATCH([.G1317];[Def.$D$18:.$F$18]));&quot;#err&quot;)));&quot;&quot;)">
            <text:p/>
          </table:table-cell>
          <table:table-cell table:style-name="ce53" table:formula="of:=IF([.I1317]&lt;&gt;&quot;&quot;;INDEX([Def.$J$6:.$L$10];MATCH([.F1317];[Def.$I$6:.$I$10];0);MATCH([.I1317];[Def.$J$5:.$L$5];0));&quot;&quot;)">
            <text:p/>
          </table:table-cell>
          <table:table-cell table:style-name="ce56"/>
          <table:table-cell table:style-name="ce59" table:formula="of:=IF([.K1317]=&quot;&quot;;[.J1317];[.J1317]*[.K13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18]&lt;&gt;&quot;&quot;;IF(OR([.F1318]=&quot;ILF&quot;;[.F1318]=&quot;EIF&quot;);INDEX([Def.$D$6:.$F$8];MATCH([.H1318];[Def.$C$6:.$C$8]);MATCH([.G1318];[Def.$D$5:.$F$5]));IF([.F1318]=&quot;EI&quot;;INDEX([Def.$D$13:.$F$15];MATCH([.H1318];[Def.$C$13:.$C$15]);MATCH([.G1318];[Def.$D$12:.$F$12]));IF(OR([.F1318]=&quot;EO&quot;;[.F1318]=&quot;EQ&quot;);INDEX([Def.$D$19:.$F$21];MATCH([.H1318];[Def.$C$19:.$C$21]);MATCH([.G1318];[Def.$D$18:.$F$18]));&quot;#err&quot;)));&quot;&quot;)">
            <text:p/>
          </table:table-cell>
          <table:table-cell table:style-name="ce53" table:formula="of:=IF([.I1318]&lt;&gt;&quot;&quot;;INDEX([Def.$J$6:.$L$10];MATCH([.F1318];[Def.$I$6:.$I$10];0);MATCH([.I1318];[Def.$J$5:.$L$5];0));&quot;&quot;)">
            <text:p/>
          </table:table-cell>
          <table:table-cell table:style-name="ce56"/>
          <table:table-cell table:style-name="ce59" table:formula="of:=IF([.K1318]=&quot;&quot;;[.J1318];[.J1318]*[.K13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19]&lt;&gt;&quot;&quot;;IF(OR([.F1319]=&quot;ILF&quot;;[.F1319]=&quot;EIF&quot;);INDEX([Def.$D$6:.$F$8];MATCH([.H1319];[Def.$C$6:.$C$8]);MATCH([.G1319];[Def.$D$5:.$F$5]));IF([.F1319]=&quot;EI&quot;;INDEX([Def.$D$13:.$F$15];MATCH([.H1319];[Def.$C$13:.$C$15]);MATCH([.G1319];[Def.$D$12:.$F$12]));IF(OR([.F1319]=&quot;EO&quot;;[.F1319]=&quot;EQ&quot;);INDEX([Def.$D$19:.$F$21];MATCH([.H1319];[Def.$C$19:.$C$21]);MATCH([.G1319];[Def.$D$18:.$F$18]));&quot;#err&quot;)));&quot;&quot;)">
            <text:p/>
          </table:table-cell>
          <table:table-cell table:style-name="ce53" table:formula="of:=IF([.I1319]&lt;&gt;&quot;&quot;;INDEX([Def.$J$6:.$L$10];MATCH([.F1319];[Def.$I$6:.$I$10];0);MATCH([.I1319];[Def.$J$5:.$L$5];0));&quot;&quot;)">
            <text:p/>
          </table:table-cell>
          <table:table-cell table:style-name="ce56"/>
          <table:table-cell table:style-name="ce59" table:formula="of:=IF([.K1319]=&quot;&quot;;[.J1319];[.J1319]*[.K13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20]&lt;&gt;&quot;&quot;;IF(OR([.F1320]=&quot;ILF&quot;;[.F1320]=&quot;EIF&quot;);INDEX([Def.$D$6:.$F$8];MATCH([.H1320];[Def.$C$6:.$C$8]);MATCH([.G1320];[Def.$D$5:.$F$5]));IF([.F1320]=&quot;EI&quot;;INDEX([Def.$D$13:.$F$15];MATCH([.H1320];[Def.$C$13:.$C$15]);MATCH([.G1320];[Def.$D$12:.$F$12]));IF(OR([.F1320]=&quot;EO&quot;;[.F1320]=&quot;EQ&quot;);INDEX([Def.$D$19:.$F$21];MATCH([.H1320];[Def.$C$19:.$C$21]);MATCH([.G1320];[Def.$D$18:.$F$18]));&quot;#err&quot;)));&quot;&quot;)">
            <text:p/>
          </table:table-cell>
          <table:table-cell table:style-name="ce53" table:formula="of:=IF([.I1320]&lt;&gt;&quot;&quot;;INDEX([Def.$J$6:.$L$10];MATCH([.F1320];[Def.$I$6:.$I$10];0);MATCH([.I1320];[Def.$J$5:.$L$5];0));&quot;&quot;)">
            <text:p/>
          </table:table-cell>
          <table:table-cell table:style-name="ce56"/>
          <table:table-cell table:style-name="ce59" table:formula="of:=IF([.K1320]=&quot;&quot;;[.J1320];[.J1320]*[.K13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21]&lt;&gt;&quot;&quot;;IF(OR([.F1321]=&quot;ILF&quot;;[.F1321]=&quot;EIF&quot;);INDEX([Def.$D$6:.$F$8];MATCH([.H1321];[Def.$C$6:.$C$8]);MATCH([.G1321];[Def.$D$5:.$F$5]));IF([.F1321]=&quot;EI&quot;;INDEX([Def.$D$13:.$F$15];MATCH([.H1321];[Def.$C$13:.$C$15]);MATCH([.G1321];[Def.$D$12:.$F$12]));IF(OR([.F1321]=&quot;EO&quot;;[.F1321]=&quot;EQ&quot;);INDEX([Def.$D$19:.$F$21];MATCH([.H1321];[Def.$C$19:.$C$21]);MATCH([.G1321];[Def.$D$18:.$F$18]));&quot;#err&quot;)));&quot;&quot;)">
            <text:p/>
          </table:table-cell>
          <table:table-cell table:style-name="ce53" table:formula="of:=IF([.I1321]&lt;&gt;&quot;&quot;;INDEX([Def.$J$6:.$L$10];MATCH([.F1321];[Def.$I$6:.$I$10];0);MATCH([.I1321];[Def.$J$5:.$L$5];0));&quot;&quot;)">
            <text:p/>
          </table:table-cell>
          <table:table-cell table:style-name="ce56"/>
          <table:table-cell table:style-name="ce59" table:formula="of:=IF([.K1321]=&quot;&quot;;[.J1321];[.J1321]*[.K13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22]&lt;&gt;&quot;&quot;;IF(OR([.F1322]=&quot;ILF&quot;;[.F1322]=&quot;EIF&quot;);INDEX([Def.$D$6:.$F$8];MATCH([.H1322];[Def.$C$6:.$C$8]);MATCH([.G1322];[Def.$D$5:.$F$5]));IF([.F1322]=&quot;EI&quot;;INDEX([Def.$D$13:.$F$15];MATCH([.H1322];[Def.$C$13:.$C$15]);MATCH([.G1322];[Def.$D$12:.$F$12]));IF(OR([.F1322]=&quot;EO&quot;;[.F1322]=&quot;EQ&quot;);INDEX([Def.$D$19:.$F$21];MATCH([.H1322];[Def.$C$19:.$C$21]);MATCH([.G1322];[Def.$D$18:.$F$18]));&quot;#err&quot;)));&quot;&quot;)">
            <text:p/>
          </table:table-cell>
          <table:table-cell table:style-name="ce53" table:formula="of:=IF([.I1322]&lt;&gt;&quot;&quot;;INDEX([Def.$J$6:.$L$10];MATCH([.F1322];[Def.$I$6:.$I$10];0);MATCH([.I1322];[Def.$J$5:.$L$5];0));&quot;&quot;)">
            <text:p/>
          </table:table-cell>
          <table:table-cell table:style-name="ce56"/>
          <table:table-cell table:style-name="ce59" table:formula="of:=IF([.K1322]=&quot;&quot;;[.J1322];[.J1322]*[.K13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23]&lt;&gt;&quot;&quot;;IF(OR([.F1323]=&quot;ILF&quot;;[.F1323]=&quot;EIF&quot;);INDEX([Def.$D$6:.$F$8];MATCH([.H1323];[Def.$C$6:.$C$8]);MATCH([.G1323];[Def.$D$5:.$F$5]));IF([.F1323]=&quot;EI&quot;;INDEX([Def.$D$13:.$F$15];MATCH([.H1323];[Def.$C$13:.$C$15]);MATCH([.G1323];[Def.$D$12:.$F$12]));IF(OR([.F1323]=&quot;EO&quot;;[.F1323]=&quot;EQ&quot;);INDEX([Def.$D$19:.$F$21];MATCH([.H1323];[Def.$C$19:.$C$21]);MATCH([.G1323];[Def.$D$18:.$F$18]));&quot;#err&quot;)));&quot;&quot;)">
            <text:p/>
          </table:table-cell>
          <table:table-cell table:style-name="ce53" table:formula="of:=IF([.I1323]&lt;&gt;&quot;&quot;;INDEX([Def.$J$6:.$L$10];MATCH([.F1323];[Def.$I$6:.$I$10];0);MATCH([.I1323];[Def.$J$5:.$L$5];0));&quot;&quot;)">
            <text:p/>
          </table:table-cell>
          <table:table-cell table:style-name="ce56"/>
          <table:table-cell table:style-name="ce59" table:formula="of:=IF([.K1323]=&quot;&quot;;[.J1323];[.J1323]*[.K13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24]&lt;&gt;&quot;&quot;;IF(OR([.F1324]=&quot;ILF&quot;;[.F1324]=&quot;EIF&quot;);INDEX([Def.$D$6:.$F$8];MATCH([.H1324];[Def.$C$6:.$C$8]);MATCH([.G1324];[Def.$D$5:.$F$5]));IF([.F1324]=&quot;EI&quot;;INDEX([Def.$D$13:.$F$15];MATCH([.H1324];[Def.$C$13:.$C$15]);MATCH([.G1324];[Def.$D$12:.$F$12]));IF(OR([.F1324]=&quot;EO&quot;;[.F1324]=&quot;EQ&quot;);INDEX([Def.$D$19:.$F$21];MATCH([.H1324];[Def.$C$19:.$C$21]);MATCH([.G1324];[Def.$D$18:.$F$18]));&quot;#err&quot;)));&quot;&quot;)">
            <text:p/>
          </table:table-cell>
          <table:table-cell table:style-name="ce53" table:formula="of:=IF([.I1324]&lt;&gt;&quot;&quot;;INDEX([Def.$J$6:.$L$10];MATCH([.F1324];[Def.$I$6:.$I$10];0);MATCH([.I1324];[Def.$J$5:.$L$5];0));&quot;&quot;)">
            <text:p/>
          </table:table-cell>
          <table:table-cell table:style-name="ce56"/>
          <table:table-cell table:style-name="ce59" table:formula="of:=IF([.K1324]=&quot;&quot;;[.J1324];[.J1324]*[.K13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25]&lt;&gt;&quot;&quot;;IF(OR([.F1325]=&quot;ILF&quot;;[.F1325]=&quot;EIF&quot;);INDEX([Def.$D$6:.$F$8];MATCH([.H1325];[Def.$C$6:.$C$8]);MATCH([.G1325];[Def.$D$5:.$F$5]));IF([.F1325]=&quot;EI&quot;;INDEX([Def.$D$13:.$F$15];MATCH([.H1325];[Def.$C$13:.$C$15]);MATCH([.G1325];[Def.$D$12:.$F$12]));IF(OR([.F1325]=&quot;EO&quot;;[.F1325]=&quot;EQ&quot;);INDEX([Def.$D$19:.$F$21];MATCH([.H1325];[Def.$C$19:.$C$21]);MATCH([.G1325];[Def.$D$18:.$F$18]));&quot;#err&quot;)));&quot;&quot;)">
            <text:p/>
          </table:table-cell>
          <table:table-cell table:style-name="ce53" table:formula="of:=IF([.I1325]&lt;&gt;&quot;&quot;;INDEX([Def.$J$6:.$L$10];MATCH([.F1325];[Def.$I$6:.$I$10];0);MATCH([.I1325];[Def.$J$5:.$L$5];0));&quot;&quot;)">
            <text:p/>
          </table:table-cell>
          <table:table-cell table:style-name="ce56"/>
          <table:table-cell table:style-name="ce59" table:formula="of:=IF([.K1325]=&quot;&quot;;[.J1325];[.J1325]*[.K13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26]&lt;&gt;&quot;&quot;;IF(OR([.F1326]=&quot;ILF&quot;;[.F1326]=&quot;EIF&quot;);INDEX([Def.$D$6:.$F$8];MATCH([.H1326];[Def.$C$6:.$C$8]);MATCH([.G1326];[Def.$D$5:.$F$5]));IF([.F1326]=&quot;EI&quot;;INDEX([Def.$D$13:.$F$15];MATCH([.H1326];[Def.$C$13:.$C$15]);MATCH([.G1326];[Def.$D$12:.$F$12]));IF(OR([.F1326]=&quot;EO&quot;;[.F1326]=&quot;EQ&quot;);INDEX([Def.$D$19:.$F$21];MATCH([.H1326];[Def.$C$19:.$C$21]);MATCH([.G1326];[Def.$D$18:.$F$18]));&quot;#err&quot;)));&quot;&quot;)">
            <text:p/>
          </table:table-cell>
          <table:table-cell table:style-name="ce53" table:formula="of:=IF([.I1326]&lt;&gt;&quot;&quot;;INDEX([Def.$J$6:.$L$10];MATCH([.F1326];[Def.$I$6:.$I$10];0);MATCH([.I1326];[Def.$J$5:.$L$5];0));&quot;&quot;)">
            <text:p/>
          </table:table-cell>
          <table:table-cell table:style-name="ce56"/>
          <table:table-cell table:style-name="ce59" table:formula="of:=IF([.K1326]=&quot;&quot;;[.J1326];[.J1326]*[.K13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27]&lt;&gt;&quot;&quot;;IF(OR([.F1327]=&quot;ILF&quot;;[.F1327]=&quot;EIF&quot;);INDEX([Def.$D$6:.$F$8];MATCH([.H1327];[Def.$C$6:.$C$8]);MATCH([.G1327];[Def.$D$5:.$F$5]));IF([.F1327]=&quot;EI&quot;;INDEX([Def.$D$13:.$F$15];MATCH([.H1327];[Def.$C$13:.$C$15]);MATCH([.G1327];[Def.$D$12:.$F$12]));IF(OR([.F1327]=&quot;EO&quot;;[.F1327]=&quot;EQ&quot;);INDEX([Def.$D$19:.$F$21];MATCH([.H1327];[Def.$C$19:.$C$21]);MATCH([.G1327];[Def.$D$18:.$F$18]));&quot;#err&quot;)));&quot;&quot;)">
            <text:p/>
          </table:table-cell>
          <table:table-cell table:style-name="ce53" table:formula="of:=IF([.I1327]&lt;&gt;&quot;&quot;;INDEX([Def.$J$6:.$L$10];MATCH([.F1327];[Def.$I$6:.$I$10];0);MATCH([.I1327];[Def.$J$5:.$L$5];0));&quot;&quot;)">
            <text:p/>
          </table:table-cell>
          <table:table-cell table:style-name="ce56"/>
          <table:table-cell table:style-name="ce59" table:formula="of:=IF([.K1327]=&quot;&quot;;[.J1327];[.J1327]*[.K13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28]&lt;&gt;&quot;&quot;;IF(OR([.F1328]=&quot;ILF&quot;;[.F1328]=&quot;EIF&quot;);INDEX([Def.$D$6:.$F$8];MATCH([.H1328];[Def.$C$6:.$C$8]);MATCH([.G1328];[Def.$D$5:.$F$5]));IF([.F1328]=&quot;EI&quot;;INDEX([Def.$D$13:.$F$15];MATCH([.H1328];[Def.$C$13:.$C$15]);MATCH([.G1328];[Def.$D$12:.$F$12]));IF(OR([.F1328]=&quot;EO&quot;;[.F1328]=&quot;EQ&quot;);INDEX([Def.$D$19:.$F$21];MATCH([.H1328];[Def.$C$19:.$C$21]);MATCH([.G1328];[Def.$D$18:.$F$18]));&quot;#err&quot;)));&quot;&quot;)">
            <text:p/>
          </table:table-cell>
          <table:table-cell table:style-name="ce53" table:formula="of:=IF([.I1328]&lt;&gt;&quot;&quot;;INDEX([Def.$J$6:.$L$10];MATCH([.F1328];[Def.$I$6:.$I$10];0);MATCH([.I1328];[Def.$J$5:.$L$5];0));&quot;&quot;)">
            <text:p/>
          </table:table-cell>
          <table:table-cell table:style-name="ce56"/>
          <table:table-cell table:style-name="ce59" table:formula="of:=IF([.K1328]=&quot;&quot;;[.J1328];[.J1328]*[.K13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29]&lt;&gt;&quot;&quot;;IF(OR([.F1329]=&quot;ILF&quot;;[.F1329]=&quot;EIF&quot;);INDEX([Def.$D$6:.$F$8];MATCH([.H1329];[Def.$C$6:.$C$8]);MATCH([.G1329];[Def.$D$5:.$F$5]));IF([.F1329]=&quot;EI&quot;;INDEX([Def.$D$13:.$F$15];MATCH([.H1329];[Def.$C$13:.$C$15]);MATCH([.G1329];[Def.$D$12:.$F$12]));IF(OR([.F1329]=&quot;EO&quot;;[.F1329]=&quot;EQ&quot;);INDEX([Def.$D$19:.$F$21];MATCH([.H1329];[Def.$C$19:.$C$21]);MATCH([.G1329];[Def.$D$18:.$F$18]));&quot;#err&quot;)));&quot;&quot;)">
            <text:p/>
          </table:table-cell>
          <table:table-cell table:style-name="ce53" table:formula="of:=IF([.I1329]&lt;&gt;&quot;&quot;;INDEX([Def.$J$6:.$L$10];MATCH([.F1329];[Def.$I$6:.$I$10];0);MATCH([.I1329];[Def.$J$5:.$L$5];0));&quot;&quot;)">
            <text:p/>
          </table:table-cell>
          <table:table-cell table:style-name="ce56"/>
          <table:table-cell table:style-name="ce59" table:formula="of:=IF([.K1329]=&quot;&quot;;[.J1329];[.J1329]*[.K13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30]&lt;&gt;&quot;&quot;;IF(OR([.F1330]=&quot;ILF&quot;;[.F1330]=&quot;EIF&quot;);INDEX([Def.$D$6:.$F$8];MATCH([.H1330];[Def.$C$6:.$C$8]);MATCH([.G1330];[Def.$D$5:.$F$5]));IF([.F1330]=&quot;EI&quot;;INDEX([Def.$D$13:.$F$15];MATCH([.H1330];[Def.$C$13:.$C$15]);MATCH([.G1330];[Def.$D$12:.$F$12]));IF(OR([.F1330]=&quot;EO&quot;;[.F1330]=&quot;EQ&quot;);INDEX([Def.$D$19:.$F$21];MATCH([.H1330];[Def.$C$19:.$C$21]);MATCH([.G1330];[Def.$D$18:.$F$18]));&quot;#err&quot;)));&quot;&quot;)">
            <text:p/>
          </table:table-cell>
          <table:table-cell table:style-name="ce53" table:formula="of:=IF([.I1330]&lt;&gt;&quot;&quot;;INDEX([Def.$J$6:.$L$10];MATCH([.F1330];[Def.$I$6:.$I$10];0);MATCH([.I1330];[Def.$J$5:.$L$5];0));&quot;&quot;)">
            <text:p/>
          </table:table-cell>
          <table:table-cell table:style-name="ce56"/>
          <table:table-cell table:style-name="ce59" table:formula="of:=IF([.K1330]=&quot;&quot;;[.J1330];[.J1330]*[.K13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31]&lt;&gt;&quot;&quot;;IF(OR([.F1331]=&quot;ILF&quot;;[.F1331]=&quot;EIF&quot;);INDEX([Def.$D$6:.$F$8];MATCH([.H1331];[Def.$C$6:.$C$8]);MATCH([.G1331];[Def.$D$5:.$F$5]));IF([.F1331]=&quot;EI&quot;;INDEX([Def.$D$13:.$F$15];MATCH([.H1331];[Def.$C$13:.$C$15]);MATCH([.G1331];[Def.$D$12:.$F$12]));IF(OR([.F1331]=&quot;EO&quot;;[.F1331]=&quot;EQ&quot;);INDEX([Def.$D$19:.$F$21];MATCH([.H1331];[Def.$C$19:.$C$21]);MATCH([.G1331];[Def.$D$18:.$F$18]));&quot;#err&quot;)));&quot;&quot;)">
            <text:p/>
          </table:table-cell>
          <table:table-cell table:style-name="ce53" table:formula="of:=IF([.I1331]&lt;&gt;&quot;&quot;;INDEX([Def.$J$6:.$L$10];MATCH([.F1331];[Def.$I$6:.$I$10];0);MATCH([.I1331];[Def.$J$5:.$L$5];0));&quot;&quot;)">
            <text:p/>
          </table:table-cell>
          <table:table-cell table:style-name="ce56"/>
          <table:table-cell table:style-name="ce59" table:formula="of:=IF([.K1331]=&quot;&quot;;[.J1331];[.J1331]*[.K13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32]&lt;&gt;&quot;&quot;;IF(OR([.F1332]=&quot;ILF&quot;;[.F1332]=&quot;EIF&quot;);INDEX([Def.$D$6:.$F$8];MATCH([.H1332];[Def.$C$6:.$C$8]);MATCH([.G1332];[Def.$D$5:.$F$5]));IF([.F1332]=&quot;EI&quot;;INDEX([Def.$D$13:.$F$15];MATCH([.H1332];[Def.$C$13:.$C$15]);MATCH([.G1332];[Def.$D$12:.$F$12]));IF(OR([.F1332]=&quot;EO&quot;;[.F1332]=&quot;EQ&quot;);INDEX([Def.$D$19:.$F$21];MATCH([.H1332];[Def.$C$19:.$C$21]);MATCH([.G1332];[Def.$D$18:.$F$18]));&quot;#err&quot;)));&quot;&quot;)">
            <text:p/>
          </table:table-cell>
          <table:table-cell table:style-name="ce53" table:formula="of:=IF([.I1332]&lt;&gt;&quot;&quot;;INDEX([Def.$J$6:.$L$10];MATCH([.F1332];[Def.$I$6:.$I$10];0);MATCH([.I1332];[Def.$J$5:.$L$5];0));&quot;&quot;)">
            <text:p/>
          </table:table-cell>
          <table:table-cell table:style-name="ce56"/>
          <table:table-cell table:style-name="ce59" table:formula="of:=IF([.K1332]=&quot;&quot;;[.J1332];[.J1332]*[.K13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33]&lt;&gt;&quot;&quot;;IF(OR([.F1333]=&quot;ILF&quot;;[.F1333]=&quot;EIF&quot;);INDEX([Def.$D$6:.$F$8];MATCH([.H1333];[Def.$C$6:.$C$8]);MATCH([.G1333];[Def.$D$5:.$F$5]));IF([.F1333]=&quot;EI&quot;;INDEX([Def.$D$13:.$F$15];MATCH([.H1333];[Def.$C$13:.$C$15]);MATCH([.G1333];[Def.$D$12:.$F$12]));IF(OR([.F1333]=&quot;EO&quot;;[.F1333]=&quot;EQ&quot;);INDEX([Def.$D$19:.$F$21];MATCH([.H1333];[Def.$C$19:.$C$21]);MATCH([.G1333];[Def.$D$18:.$F$18]));&quot;#err&quot;)));&quot;&quot;)">
            <text:p/>
          </table:table-cell>
          <table:table-cell table:style-name="ce53" table:formula="of:=IF([.I1333]&lt;&gt;&quot;&quot;;INDEX([Def.$J$6:.$L$10];MATCH([.F1333];[Def.$I$6:.$I$10];0);MATCH([.I1333];[Def.$J$5:.$L$5];0));&quot;&quot;)">
            <text:p/>
          </table:table-cell>
          <table:table-cell table:style-name="ce56"/>
          <table:table-cell table:style-name="ce59" table:formula="of:=IF([.K1333]=&quot;&quot;;[.J1333];[.J1333]*[.K13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34]&lt;&gt;&quot;&quot;;IF(OR([.F1334]=&quot;ILF&quot;;[.F1334]=&quot;EIF&quot;);INDEX([Def.$D$6:.$F$8];MATCH([.H1334];[Def.$C$6:.$C$8]);MATCH([.G1334];[Def.$D$5:.$F$5]));IF([.F1334]=&quot;EI&quot;;INDEX([Def.$D$13:.$F$15];MATCH([.H1334];[Def.$C$13:.$C$15]);MATCH([.G1334];[Def.$D$12:.$F$12]));IF(OR([.F1334]=&quot;EO&quot;;[.F1334]=&quot;EQ&quot;);INDEX([Def.$D$19:.$F$21];MATCH([.H1334];[Def.$C$19:.$C$21]);MATCH([.G1334];[Def.$D$18:.$F$18]));&quot;#err&quot;)));&quot;&quot;)">
            <text:p/>
          </table:table-cell>
          <table:table-cell table:style-name="ce53" table:formula="of:=IF([.I1334]&lt;&gt;&quot;&quot;;INDEX([Def.$J$6:.$L$10];MATCH([.F1334];[Def.$I$6:.$I$10];0);MATCH([.I1334];[Def.$J$5:.$L$5];0));&quot;&quot;)">
            <text:p/>
          </table:table-cell>
          <table:table-cell table:style-name="ce56"/>
          <table:table-cell table:style-name="ce59" table:formula="of:=IF([.K1334]=&quot;&quot;;[.J1334];[.J1334]*[.K13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35]&lt;&gt;&quot;&quot;;IF(OR([.F1335]=&quot;ILF&quot;;[.F1335]=&quot;EIF&quot;);INDEX([Def.$D$6:.$F$8];MATCH([.H1335];[Def.$C$6:.$C$8]);MATCH([.G1335];[Def.$D$5:.$F$5]));IF([.F1335]=&quot;EI&quot;;INDEX([Def.$D$13:.$F$15];MATCH([.H1335];[Def.$C$13:.$C$15]);MATCH([.G1335];[Def.$D$12:.$F$12]));IF(OR([.F1335]=&quot;EO&quot;;[.F1335]=&quot;EQ&quot;);INDEX([Def.$D$19:.$F$21];MATCH([.H1335];[Def.$C$19:.$C$21]);MATCH([.G1335];[Def.$D$18:.$F$18]));&quot;#err&quot;)));&quot;&quot;)">
            <text:p/>
          </table:table-cell>
          <table:table-cell table:style-name="ce53" table:formula="of:=IF([.I1335]&lt;&gt;&quot;&quot;;INDEX([Def.$J$6:.$L$10];MATCH([.F1335];[Def.$I$6:.$I$10];0);MATCH([.I1335];[Def.$J$5:.$L$5];0));&quot;&quot;)">
            <text:p/>
          </table:table-cell>
          <table:table-cell table:style-name="ce56"/>
          <table:table-cell table:style-name="ce59" table:formula="of:=IF([.K1335]=&quot;&quot;;[.J1335];[.J1335]*[.K13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36]&lt;&gt;&quot;&quot;;IF(OR([.F1336]=&quot;ILF&quot;;[.F1336]=&quot;EIF&quot;);INDEX([Def.$D$6:.$F$8];MATCH([.H1336];[Def.$C$6:.$C$8]);MATCH([.G1336];[Def.$D$5:.$F$5]));IF([.F1336]=&quot;EI&quot;;INDEX([Def.$D$13:.$F$15];MATCH([.H1336];[Def.$C$13:.$C$15]);MATCH([.G1336];[Def.$D$12:.$F$12]));IF(OR([.F1336]=&quot;EO&quot;;[.F1336]=&quot;EQ&quot;);INDEX([Def.$D$19:.$F$21];MATCH([.H1336];[Def.$C$19:.$C$21]);MATCH([.G1336];[Def.$D$18:.$F$18]));&quot;#err&quot;)));&quot;&quot;)">
            <text:p/>
          </table:table-cell>
          <table:table-cell table:style-name="ce53" table:formula="of:=IF([.I1336]&lt;&gt;&quot;&quot;;INDEX([Def.$J$6:.$L$10];MATCH([.F1336];[Def.$I$6:.$I$10];0);MATCH([.I1336];[Def.$J$5:.$L$5];0));&quot;&quot;)">
            <text:p/>
          </table:table-cell>
          <table:table-cell table:style-name="ce56"/>
          <table:table-cell table:style-name="ce59" table:formula="of:=IF([.K1336]=&quot;&quot;;[.J1336];[.J1336]*[.K13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37]&lt;&gt;&quot;&quot;;IF(OR([.F1337]=&quot;ILF&quot;;[.F1337]=&quot;EIF&quot;);INDEX([Def.$D$6:.$F$8];MATCH([.H1337];[Def.$C$6:.$C$8]);MATCH([.G1337];[Def.$D$5:.$F$5]));IF([.F1337]=&quot;EI&quot;;INDEX([Def.$D$13:.$F$15];MATCH([.H1337];[Def.$C$13:.$C$15]);MATCH([.G1337];[Def.$D$12:.$F$12]));IF(OR([.F1337]=&quot;EO&quot;;[.F1337]=&quot;EQ&quot;);INDEX([Def.$D$19:.$F$21];MATCH([.H1337];[Def.$C$19:.$C$21]);MATCH([.G1337];[Def.$D$18:.$F$18]));&quot;#err&quot;)));&quot;&quot;)">
            <text:p/>
          </table:table-cell>
          <table:table-cell table:style-name="ce53" table:formula="of:=IF([.I1337]&lt;&gt;&quot;&quot;;INDEX([Def.$J$6:.$L$10];MATCH([.F1337];[Def.$I$6:.$I$10];0);MATCH([.I1337];[Def.$J$5:.$L$5];0));&quot;&quot;)">
            <text:p/>
          </table:table-cell>
          <table:table-cell table:style-name="ce56"/>
          <table:table-cell table:style-name="ce59" table:formula="of:=IF([.K1337]=&quot;&quot;;[.J1337];[.J1337]*[.K13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38]&lt;&gt;&quot;&quot;;IF(OR([.F1338]=&quot;ILF&quot;;[.F1338]=&quot;EIF&quot;);INDEX([Def.$D$6:.$F$8];MATCH([.H1338];[Def.$C$6:.$C$8]);MATCH([.G1338];[Def.$D$5:.$F$5]));IF([.F1338]=&quot;EI&quot;;INDEX([Def.$D$13:.$F$15];MATCH([.H1338];[Def.$C$13:.$C$15]);MATCH([.G1338];[Def.$D$12:.$F$12]));IF(OR([.F1338]=&quot;EO&quot;;[.F1338]=&quot;EQ&quot;);INDEX([Def.$D$19:.$F$21];MATCH([.H1338];[Def.$C$19:.$C$21]);MATCH([.G1338];[Def.$D$18:.$F$18]));&quot;#err&quot;)));&quot;&quot;)">
            <text:p/>
          </table:table-cell>
          <table:table-cell table:style-name="ce53" table:formula="of:=IF([.I1338]&lt;&gt;&quot;&quot;;INDEX([Def.$J$6:.$L$10];MATCH([.F1338];[Def.$I$6:.$I$10];0);MATCH([.I1338];[Def.$J$5:.$L$5];0));&quot;&quot;)">
            <text:p/>
          </table:table-cell>
          <table:table-cell table:style-name="ce56"/>
          <table:table-cell table:style-name="ce59" table:formula="of:=IF([.K1338]=&quot;&quot;;[.J1338];[.J1338]*[.K13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39]&lt;&gt;&quot;&quot;;IF(OR([.F1339]=&quot;ILF&quot;;[.F1339]=&quot;EIF&quot;);INDEX([Def.$D$6:.$F$8];MATCH([.H1339];[Def.$C$6:.$C$8]);MATCH([.G1339];[Def.$D$5:.$F$5]));IF([.F1339]=&quot;EI&quot;;INDEX([Def.$D$13:.$F$15];MATCH([.H1339];[Def.$C$13:.$C$15]);MATCH([.G1339];[Def.$D$12:.$F$12]));IF(OR([.F1339]=&quot;EO&quot;;[.F1339]=&quot;EQ&quot;);INDEX([Def.$D$19:.$F$21];MATCH([.H1339];[Def.$C$19:.$C$21]);MATCH([.G1339];[Def.$D$18:.$F$18]));&quot;#err&quot;)));&quot;&quot;)">
            <text:p/>
          </table:table-cell>
          <table:table-cell table:style-name="ce53" table:formula="of:=IF([.I1339]&lt;&gt;&quot;&quot;;INDEX([Def.$J$6:.$L$10];MATCH([.F1339];[Def.$I$6:.$I$10];0);MATCH([.I1339];[Def.$J$5:.$L$5];0));&quot;&quot;)">
            <text:p/>
          </table:table-cell>
          <table:table-cell table:style-name="ce56"/>
          <table:table-cell table:style-name="ce59" table:formula="of:=IF([.K1339]=&quot;&quot;;[.J1339];[.J1339]*[.K13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40]&lt;&gt;&quot;&quot;;IF(OR([.F1340]=&quot;ILF&quot;;[.F1340]=&quot;EIF&quot;);INDEX([Def.$D$6:.$F$8];MATCH([.H1340];[Def.$C$6:.$C$8]);MATCH([.G1340];[Def.$D$5:.$F$5]));IF([.F1340]=&quot;EI&quot;;INDEX([Def.$D$13:.$F$15];MATCH([.H1340];[Def.$C$13:.$C$15]);MATCH([.G1340];[Def.$D$12:.$F$12]));IF(OR([.F1340]=&quot;EO&quot;;[.F1340]=&quot;EQ&quot;);INDEX([Def.$D$19:.$F$21];MATCH([.H1340];[Def.$C$19:.$C$21]);MATCH([.G1340];[Def.$D$18:.$F$18]));&quot;#err&quot;)));&quot;&quot;)">
            <text:p/>
          </table:table-cell>
          <table:table-cell table:style-name="ce53" table:formula="of:=IF([.I1340]&lt;&gt;&quot;&quot;;INDEX([Def.$J$6:.$L$10];MATCH([.F1340];[Def.$I$6:.$I$10];0);MATCH([.I1340];[Def.$J$5:.$L$5];0));&quot;&quot;)">
            <text:p/>
          </table:table-cell>
          <table:table-cell table:style-name="ce56"/>
          <table:table-cell table:style-name="ce59" table:formula="of:=IF([.K1340]=&quot;&quot;;[.J1340];[.J1340]*[.K13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41]&lt;&gt;&quot;&quot;;IF(OR([.F1341]=&quot;ILF&quot;;[.F1341]=&quot;EIF&quot;);INDEX([Def.$D$6:.$F$8];MATCH([.H1341];[Def.$C$6:.$C$8]);MATCH([.G1341];[Def.$D$5:.$F$5]));IF([.F1341]=&quot;EI&quot;;INDEX([Def.$D$13:.$F$15];MATCH([.H1341];[Def.$C$13:.$C$15]);MATCH([.G1341];[Def.$D$12:.$F$12]));IF(OR([.F1341]=&quot;EO&quot;;[.F1341]=&quot;EQ&quot;);INDEX([Def.$D$19:.$F$21];MATCH([.H1341];[Def.$C$19:.$C$21]);MATCH([.G1341];[Def.$D$18:.$F$18]));&quot;#err&quot;)));&quot;&quot;)">
            <text:p/>
          </table:table-cell>
          <table:table-cell table:style-name="ce53" table:formula="of:=IF([.I1341]&lt;&gt;&quot;&quot;;INDEX([Def.$J$6:.$L$10];MATCH([.F1341];[Def.$I$6:.$I$10];0);MATCH([.I1341];[Def.$J$5:.$L$5];0));&quot;&quot;)">
            <text:p/>
          </table:table-cell>
          <table:table-cell table:style-name="ce56"/>
          <table:table-cell table:style-name="ce59" table:formula="of:=IF([.K1341]=&quot;&quot;;[.J1341];[.J1341]*[.K13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42]&lt;&gt;&quot;&quot;;IF(OR([.F1342]=&quot;ILF&quot;;[.F1342]=&quot;EIF&quot;);INDEX([Def.$D$6:.$F$8];MATCH([.H1342];[Def.$C$6:.$C$8]);MATCH([.G1342];[Def.$D$5:.$F$5]));IF([.F1342]=&quot;EI&quot;;INDEX([Def.$D$13:.$F$15];MATCH([.H1342];[Def.$C$13:.$C$15]);MATCH([.G1342];[Def.$D$12:.$F$12]));IF(OR([.F1342]=&quot;EO&quot;;[.F1342]=&quot;EQ&quot;);INDEX([Def.$D$19:.$F$21];MATCH([.H1342];[Def.$C$19:.$C$21]);MATCH([.G1342];[Def.$D$18:.$F$18]));&quot;#err&quot;)));&quot;&quot;)">
            <text:p/>
          </table:table-cell>
          <table:table-cell table:style-name="ce53" table:formula="of:=IF([.I1342]&lt;&gt;&quot;&quot;;INDEX([Def.$J$6:.$L$10];MATCH([.F1342];[Def.$I$6:.$I$10];0);MATCH([.I1342];[Def.$J$5:.$L$5];0));&quot;&quot;)">
            <text:p/>
          </table:table-cell>
          <table:table-cell table:style-name="ce56"/>
          <table:table-cell table:style-name="ce59" table:formula="of:=IF([.K1342]=&quot;&quot;;[.J1342];[.J1342]*[.K13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43]&lt;&gt;&quot;&quot;;IF(OR([.F1343]=&quot;ILF&quot;;[.F1343]=&quot;EIF&quot;);INDEX([Def.$D$6:.$F$8];MATCH([.H1343];[Def.$C$6:.$C$8]);MATCH([.G1343];[Def.$D$5:.$F$5]));IF([.F1343]=&quot;EI&quot;;INDEX([Def.$D$13:.$F$15];MATCH([.H1343];[Def.$C$13:.$C$15]);MATCH([.G1343];[Def.$D$12:.$F$12]));IF(OR([.F1343]=&quot;EO&quot;;[.F1343]=&quot;EQ&quot;);INDEX([Def.$D$19:.$F$21];MATCH([.H1343];[Def.$C$19:.$C$21]);MATCH([.G1343];[Def.$D$18:.$F$18]));&quot;#err&quot;)));&quot;&quot;)">
            <text:p/>
          </table:table-cell>
          <table:table-cell table:style-name="ce53" table:formula="of:=IF([.I1343]&lt;&gt;&quot;&quot;;INDEX([Def.$J$6:.$L$10];MATCH([.F1343];[Def.$I$6:.$I$10];0);MATCH([.I1343];[Def.$J$5:.$L$5];0));&quot;&quot;)">
            <text:p/>
          </table:table-cell>
          <table:table-cell table:style-name="ce56"/>
          <table:table-cell table:style-name="ce59" table:formula="of:=IF([.K1343]=&quot;&quot;;[.J1343];[.J1343]*[.K13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44]&lt;&gt;&quot;&quot;;IF(OR([.F1344]=&quot;ILF&quot;;[.F1344]=&quot;EIF&quot;);INDEX([Def.$D$6:.$F$8];MATCH([.H1344];[Def.$C$6:.$C$8]);MATCH([.G1344];[Def.$D$5:.$F$5]));IF([.F1344]=&quot;EI&quot;;INDEX([Def.$D$13:.$F$15];MATCH([.H1344];[Def.$C$13:.$C$15]);MATCH([.G1344];[Def.$D$12:.$F$12]));IF(OR([.F1344]=&quot;EO&quot;;[.F1344]=&quot;EQ&quot;);INDEX([Def.$D$19:.$F$21];MATCH([.H1344];[Def.$C$19:.$C$21]);MATCH([.G1344];[Def.$D$18:.$F$18]));&quot;#err&quot;)));&quot;&quot;)">
            <text:p/>
          </table:table-cell>
          <table:table-cell table:style-name="ce53" table:formula="of:=IF([.I1344]&lt;&gt;&quot;&quot;;INDEX([Def.$J$6:.$L$10];MATCH([.F1344];[Def.$I$6:.$I$10];0);MATCH([.I1344];[Def.$J$5:.$L$5];0));&quot;&quot;)">
            <text:p/>
          </table:table-cell>
          <table:table-cell table:style-name="ce56"/>
          <table:table-cell table:style-name="ce59" table:formula="of:=IF([.K1344]=&quot;&quot;;[.J1344];[.J1344]*[.K13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45]&lt;&gt;&quot;&quot;;IF(OR([.F1345]=&quot;ILF&quot;;[.F1345]=&quot;EIF&quot;);INDEX([Def.$D$6:.$F$8];MATCH([.H1345];[Def.$C$6:.$C$8]);MATCH([.G1345];[Def.$D$5:.$F$5]));IF([.F1345]=&quot;EI&quot;;INDEX([Def.$D$13:.$F$15];MATCH([.H1345];[Def.$C$13:.$C$15]);MATCH([.G1345];[Def.$D$12:.$F$12]));IF(OR([.F1345]=&quot;EO&quot;;[.F1345]=&quot;EQ&quot;);INDEX([Def.$D$19:.$F$21];MATCH([.H1345];[Def.$C$19:.$C$21]);MATCH([.G1345];[Def.$D$18:.$F$18]));&quot;#err&quot;)));&quot;&quot;)">
            <text:p/>
          </table:table-cell>
          <table:table-cell table:style-name="ce53" table:formula="of:=IF([.I1345]&lt;&gt;&quot;&quot;;INDEX([Def.$J$6:.$L$10];MATCH([.F1345];[Def.$I$6:.$I$10];0);MATCH([.I1345];[Def.$J$5:.$L$5];0));&quot;&quot;)">
            <text:p/>
          </table:table-cell>
          <table:table-cell table:style-name="ce56"/>
          <table:table-cell table:style-name="ce59" table:formula="of:=IF([.K1345]=&quot;&quot;;[.J1345];[.J1345]*[.K13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46]&lt;&gt;&quot;&quot;;IF(OR([.F1346]=&quot;ILF&quot;;[.F1346]=&quot;EIF&quot;);INDEX([Def.$D$6:.$F$8];MATCH([.H1346];[Def.$C$6:.$C$8]);MATCH([.G1346];[Def.$D$5:.$F$5]));IF([.F1346]=&quot;EI&quot;;INDEX([Def.$D$13:.$F$15];MATCH([.H1346];[Def.$C$13:.$C$15]);MATCH([.G1346];[Def.$D$12:.$F$12]));IF(OR([.F1346]=&quot;EO&quot;;[.F1346]=&quot;EQ&quot;);INDEX([Def.$D$19:.$F$21];MATCH([.H1346];[Def.$C$19:.$C$21]);MATCH([.G1346];[Def.$D$18:.$F$18]));&quot;#err&quot;)));&quot;&quot;)">
            <text:p/>
          </table:table-cell>
          <table:table-cell table:style-name="ce53" table:formula="of:=IF([.I1346]&lt;&gt;&quot;&quot;;INDEX([Def.$J$6:.$L$10];MATCH([.F1346];[Def.$I$6:.$I$10];0);MATCH([.I1346];[Def.$J$5:.$L$5];0));&quot;&quot;)">
            <text:p/>
          </table:table-cell>
          <table:table-cell table:style-name="ce56"/>
          <table:table-cell table:style-name="ce59" table:formula="of:=IF([.K1346]=&quot;&quot;;[.J1346];[.J1346]*[.K13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47]&lt;&gt;&quot;&quot;;IF(OR([.F1347]=&quot;ILF&quot;;[.F1347]=&quot;EIF&quot;);INDEX([Def.$D$6:.$F$8];MATCH([.H1347];[Def.$C$6:.$C$8]);MATCH([.G1347];[Def.$D$5:.$F$5]));IF([.F1347]=&quot;EI&quot;;INDEX([Def.$D$13:.$F$15];MATCH([.H1347];[Def.$C$13:.$C$15]);MATCH([.G1347];[Def.$D$12:.$F$12]));IF(OR([.F1347]=&quot;EO&quot;;[.F1347]=&quot;EQ&quot;);INDEX([Def.$D$19:.$F$21];MATCH([.H1347];[Def.$C$19:.$C$21]);MATCH([.G1347];[Def.$D$18:.$F$18]));&quot;#err&quot;)));&quot;&quot;)">
            <text:p/>
          </table:table-cell>
          <table:table-cell table:style-name="ce53" table:formula="of:=IF([.I1347]&lt;&gt;&quot;&quot;;INDEX([Def.$J$6:.$L$10];MATCH([.F1347];[Def.$I$6:.$I$10];0);MATCH([.I1347];[Def.$J$5:.$L$5];0));&quot;&quot;)">
            <text:p/>
          </table:table-cell>
          <table:table-cell table:style-name="ce56"/>
          <table:table-cell table:style-name="ce59" table:formula="of:=IF([.K1347]=&quot;&quot;;[.J1347];[.J1347]*[.K13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48]&lt;&gt;&quot;&quot;;IF(OR([.F1348]=&quot;ILF&quot;;[.F1348]=&quot;EIF&quot;);INDEX([Def.$D$6:.$F$8];MATCH([.H1348];[Def.$C$6:.$C$8]);MATCH([.G1348];[Def.$D$5:.$F$5]));IF([.F1348]=&quot;EI&quot;;INDEX([Def.$D$13:.$F$15];MATCH([.H1348];[Def.$C$13:.$C$15]);MATCH([.G1348];[Def.$D$12:.$F$12]));IF(OR([.F1348]=&quot;EO&quot;;[.F1348]=&quot;EQ&quot;);INDEX([Def.$D$19:.$F$21];MATCH([.H1348];[Def.$C$19:.$C$21]);MATCH([.G1348];[Def.$D$18:.$F$18]));&quot;#err&quot;)));&quot;&quot;)">
            <text:p/>
          </table:table-cell>
          <table:table-cell table:style-name="ce53" table:formula="of:=IF([.I1348]&lt;&gt;&quot;&quot;;INDEX([Def.$J$6:.$L$10];MATCH([.F1348];[Def.$I$6:.$I$10];0);MATCH([.I1348];[Def.$J$5:.$L$5];0));&quot;&quot;)">
            <text:p/>
          </table:table-cell>
          <table:table-cell table:style-name="ce56"/>
          <table:table-cell table:style-name="ce59" table:formula="of:=IF([.K1348]=&quot;&quot;;[.J1348];[.J1348]*[.K13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49]&lt;&gt;&quot;&quot;;IF(OR([.F1349]=&quot;ILF&quot;;[.F1349]=&quot;EIF&quot;);INDEX([Def.$D$6:.$F$8];MATCH([.H1349];[Def.$C$6:.$C$8]);MATCH([.G1349];[Def.$D$5:.$F$5]));IF([.F1349]=&quot;EI&quot;;INDEX([Def.$D$13:.$F$15];MATCH([.H1349];[Def.$C$13:.$C$15]);MATCH([.G1349];[Def.$D$12:.$F$12]));IF(OR([.F1349]=&quot;EO&quot;;[.F1349]=&quot;EQ&quot;);INDEX([Def.$D$19:.$F$21];MATCH([.H1349];[Def.$C$19:.$C$21]);MATCH([.G1349];[Def.$D$18:.$F$18]));&quot;#err&quot;)));&quot;&quot;)">
            <text:p/>
          </table:table-cell>
          <table:table-cell table:style-name="ce53" table:formula="of:=IF([.I1349]&lt;&gt;&quot;&quot;;INDEX([Def.$J$6:.$L$10];MATCH([.F1349];[Def.$I$6:.$I$10];0);MATCH([.I1349];[Def.$J$5:.$L$5];0));&quot;&quot;)">
            <text:p/>
          </table:table-cell>
          <table:table-cell table:style-name="ce56"/>
          <table:table-cell table:style-name="ce59" table:formula="of:=IF([.K1349]=&quot;&quot;;[.J1349];[.J1349]*[.K13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50]&lt;&gt;&quot;&quot;;IF(OR([.F1350]=&quot;ILF&quot;;[.F1350]=&quot;EIF&quot;);INDEX([Def.$D$6:.$F$8];MATCH([.H1350];[Def.$C$6:.$C$8]);MATCH([.G1350];[Def.$D$5:.$F$5]));IF([.F1350]=&quot;EI&quot;;INDEX([Def.$D$13:.$F$15];MATCH([.H1350];[Def.$C$13:.$C$15]);MATCH([.G1350];[Def.$D$12:.$F$12]));IF(OR([.F1350]=&quot;EO&quot;;[.F1350]=&quot;EQ&quot;);INDEX([Def.$D$19:.$F$21];MATCH([.H1350];[Def.$C$19:.$C$21]);MATCH([.G1350];[Def.$D$18:.$F$18]));&quot;#err&quot;)));&quot;&quot;)">
            <text:p/>
          </table:table-cell>
          <table:table-cell table:style-name="ce53" table:formula="of:=IF([.I1350]&lt;&gt;&quot;&quot;;INDEX([Def.$J$6:.$L$10];MATCH([.F1350];[Def.$I$6:.$I$10];0);MATCH([.I1350];[Def.$J$5:.$L$5];0));&quot;&quot;)">
            <text:p/>
          </table:table-cell>
          <table:table-cell table:style-name="ce56"/>
          <table:table-cell table:style-name="ce59" table:formula="of:=IF([.K1350]=&quot;&quot;;[.J1350];[.J1350]*[.K13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51]&lt;&gt;&quot;&quot;;IF(OR([.F1351]=&quot;ILF&quot;;[.F1351]=&quot;EIF&quot;);INDEX([Def.$D$6:.$F$8];MATCH([.H1351];[Def.$C$6:.$C$8]);MATCH([.G1351];[Def.$D$5:.$F$5]));IF([.F1351]=&quot;EI&quot;;INDEX([Def.$D$13:.$F$15];MATCH([.H1351];[Def.$C$13:.$C$15]);MATCH([.G1351];[Def.$D$12:.$F$12]));IF(OR([.F1351]=&quot;EO&quot;;[.F1351]=&quot;EQ&quot;);INDEX([Def.$D$19:.$F$21];MATCH([.H1351];[Def.$C$19:.$C$21]);MATCH([.G1351];[Def.$D$18:.$F$18]));&quot;#err&quot;)));&quot;&quot;)">
            <text:p/>
          </table:table-cell>
          <table:table-cell table:style-name="ce53" table:formula="of:=IF([.I1351]&lt;&gt;&quot;&quot;;INDEX([Def.$J$6:.$L$10];MATCH([.F1351];[Def.$I$6:.$I$10];0);MATCH([.I1351];[Def.$J$5:.$L$5];0));&quot;&quot;)">
            <text:p/>
          </table:table-cell>
          <table:table-cell table:style-name="ce56"/>
          <table:table-cell table:style-name="ce59" table:formula="of:=IF([.K1351]=&quot;&quot;;[.J1351];[.J1351]*[.K13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52]&lt;&gt;&quot;&quot;;IF(OR([.F1352]=&quot;ILF&quot;;[.F1352]=&quot;EIF&quot;);INDEX([Def.$D$6:.$F$8];MATCH([.H1352];[Def.$C$6:.$C$8]);MATCH([.G1352];[Def.$D$5:.$F$5]));IF([.F1352]=&quot;EI&quot;;INDEX([Def.$D$13:.$F$15];MATCH([.H1352];[Def.$C$13:.$C$15]);MATCH([.G1352];[Def.$D$12:.$F$12]));IF(OR([.F1352]=&quot;EO&quot;;[.F1352]=&quot;EQ&quot;);INDEX([Def.$D$19:.$F$21];MATCH([.H1352];[Def.$C$19:.$C$21]);MATCH([.G1352];[Def.$D$18:.$F$18]));&quot;#err&quot;)));&quot;&quot;)">
            <text:p/>
          </table:table-cell>
          <table:table-cell table:style-name="ce53" table:formula="of:=IF([.I1352]&lt;&gt;&quot;&quot;;INDEX([Def.$J$6:.$L$10];MATCH([.F1352];[Def.$I$6:.$I$10];0);MATCH([.I1352];[Def.$J$5:.$L$5];0));&quot;&quot;)">
            <text:p/>
          </table:table-cell>
          <table:table-cell table:style-name="ce56"/>
          <table:table-cell table:style-name="ce59" table:formula="of:=IF([.K1352]=&quot;&quot;;[.J1352];[.J1352]*[.K13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53]&lt;&gt;&quot;&quot;;IF(OR([.F1353]=&quot;ILF&quot;;[.F1353]=&quot;EIF&quot;);INDEX([Def.$D$6:.$F$8];MATCH([.H1353];[Def.$C$6:.$C$8]);MATCH([.G1353];[Def.$D$5:.$F$5]));IF([.F1353]=&quot;EI&quot;;INDEX([Def.$D$13:.$F$15];MATCH([.H1353];[Def.$C$13:.$C$15]);MATCH([.G1353];[Def.$D$12:.$F$12]));IF(OR([.F1353]=&quot;EO&quot;;[.F1353]=&quot;EQ&quot;);INDEX([Def.$D$19:.$F$21];MATCH([.H1353];[Def.$C$19:.$C$21]);MATCH([.G1353];[Def.$D$18:.$F$18]));&quot;#err&quot;)));&quot;&quot;)">
            <text:p/>
          </table:table-cell>
          <table:table-cell table:style-name="ce53" table:formula="of:=IF([.I1353]&lt;&gt;&quot;&quot;;INDEX([Def.$J$6:.$L$10];MATCH([.F1353];[Def.$I$6:.$I$10];0);MATCH([.I1353];[Def.$J$5:.$L$5];0));&quot;&quot;)">
            <text:p/>
          </table:table-cell>
          <table:table-cell table:style-name="ce56"/>
          <table:table-cell table:style-name="ce59" table:formula="of:=IF([.K1353]=&quot;&quot;;[.J1353];[.J1353]*[.K13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54]&lt;&gt;&quot;&quot;;IF(OR([.F1354]=&quot;ILF&quot;;[.F1354]=&quot;EIF&quot;);INDEX([Def.$D$6:.$F$8];MATCH([.H1354];[Def.$C$6:.$C$8]);MATCH([.G1354];[Def.$D$5:.$F$5]));IF([.F1354]=&quot;EI&quot;;INDEX([Def.$D$13:.$F$15];MATCH([.H1354];[Def.$C$13:.$C$15]);MATCH([.G1354];[Def.$D$12:.$F$12]));IF(OR([.F1354]=&quot;EO&quot;;[.F1354]=&quot;EQ&quot;);INDEX([Def.$D$19:.$F$21];MATCH([.H1354];[Def.$C$19:.$C$21]);MATCH([.G1354];[Def.$D$18:.$F$18]));&quot;#err&quot;)));&quot;&quot;)">
            <text:p/>
          </table:table-cell>
          <table:table-cell table:style-name="ce53" table:formula="of:=IF([.I1354]&lt;&gt;&quot;&quot;;INDEX([Def.$J$6:.$L$10];MATCH([.F1354];[Def.$I$6:.$I$10];0);MATCH([.I1354];[Def.$J$5:.$L$5];0));&quot;&quot;)">
            <text:p/>
          </table:table-cell>
          <table:table-cell table:style-name="ce56"/>
          <table:table-cell table:style-name="ce59" table:formula="of:=IF([.K1354]=&quot;&quot;;[.J1354];[.J1354]*[.K13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55]&lt;&gt;&quot;&quot;;IF(OR([.F1355]=&quot;ILF&quot;;[.F1355]=&quot;EIF&quot;);INDEX([Def.$D$6:.$F$8];MATCH([.H1355];[Def.$C$6:.$C$8]);MATCH([.G1355];[Def.$D$5:.$F$5]));IF([.F1355]=&quot;EI&quot;;INDEX([Def.$D$13:.$F$15];MATCH([.H1355];[Def.$C$13:.$C$15]);MATCH([.G1355];[Def.$D$12:.$F$12]));IF(OR([.F1355]=&quot;EO&quot;;[.F1355]=&quot;EQ&quot;);INDEX([Def.$D$19:.$F$21];MATCH([.H1355];[Def.$C$19:.$C$21]);MATCH([.G1355];[Def.$D$18:.$F$18]));&quot;#err&quot;)));&quot;&quot;)">
            <text:p/>
          </table:table-cell>
          <table:table-cell table:style-name="ce53" table:formula="of:=IF([.I1355]&lt;&gt;&quot;&quot;;INDEX([Def.$J$6:.$L$10];MATCH([.F1355];[Def.$I$6:.$I$10];0);MATCH([.I1355];[Def.$J$5:.$L$5];0));&quot;&quot;)">
            <text:p/>
          </table:table-cell>
          <table:table-cell table:style-name="ce56"/>
          <table:table-cell table:style-name="ce59" table:formula="of:=IF([.K1355]=&quot;&quot;;[.J1355];[.J1355]*[.K13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56]&lt;&gt;&quot;&quot;;IF(OR([.F1356]=&quot;ILF&quot;;[.F1356]=&quot;EIF&quot;);INDEX([Def.$D$6:.$F$8];MATCH([.H1356];[Def.$C$6:.$C$8]);MATCH([.G1356];[Def.$D$5:.$F$5]));IF([.F1356]=&quot;EI&quot;;INDEX([Def.$D$13:.$F$15];MATCH([.H1356];[Def.$C$13:.$C$15]);MATCH([.G1356];[Def.$D$12:.$F$12]));IF(OR([.F1356]=&quot;EO&quot;;[.F1356]=&quot;EQ&quot;);INDEX([Def.$D$19:.$F$21];MATCH([.H1356];[Def.$C$19:.$C$21]);MATCH([.G1356];[Def.$D$18:.$F$18]));&quot;#err&quot;)));&quot;&quot;)">
            <text:p/>
          </table:table-cell>
          <table:table-cell table:style-name="ce53" table:formula="of:=IF([.I1356]&lt;&gt;&quot;&quot;;INDEX([Def.$J$6:.$L$10];MATCH([.F1356];[Def.$I$6:.$I$10];0);MATCH([.I1356];[Def.$J$5:.$L$5];0));&quot;&quot;)">
            <text:p/>
          </table:table-cell>
          <table:table-cell table:style-name="ce56"/>
          <table:table-cell table:style-name="ce59" table:formula="of:=IF([.K1356]=&quot;&quot;;[.J1356];[.J1356]*[.K13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57]&lt;&gt;&quot;&quot;;IF(OR([.F1357]=&quot;ILF&quot;;[.F1357]=&quot;EIF&quot;);INDEX([Def.$D$6:.$F$8];MATCH([.H1357];[Def.$C$6:.$C$8]);MATCH([.G1357];[Def.$D$5:.$F$5]));IF([.F1357]=&quot;EI&quot;;INDEX([Def.$D$13:.$F$15];MATCH([.H1357];[Def.$C$13:.$C$15]);MATCH([.G1357];[Def.$D$12:.$F$12]));IF(OR([.F1357]=&quot;EO&quot;;[.F1357]=&quot;EQ&quot;);INDEX([Def.$D$19:.$F$21];MATCH([.H1357];[Def.$C$19:.$C$21]);MATCH([.G1357];[Def.$D$18:.$F$18]));&quot;#err&quot;)));&quot;&quot;)">
            <text:p/>
          </table:table-cell>
          <table:table-cell table:style-name="ce53" table:formula="of:=IF([.I1357]&lt;&gt;&quot;&quot;;INDEX([Def.$J$6:.$L$10];MATCH([.F1357];[Def.$I$6:.$I$10];0);MATCH([.I1357];[Def.$J$5:.$L$5];0));&quot;&quot;)">
            <text:p/>
          </table:table-cell>
          <table:table-cell table:style-name="ce56"/>
          <table:table-cell table:style-name="ce59" table:formula="of:=IF([.K1357]=&quot;&quot;;[.J1357];[.J1357]*[.K13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58]&lt;&gt;&quot;&quot;;IF(OR([.F1358]=&quot;ILF&quot;;[.F1358]=&quot;EIF&quot;);INDEX([Def.$D$6:.$F$8];MATCH([.H1358];[Def.$C$6:.$C$8]);MATCH([.G1358];[Def.$D$5:.$F$5]));IF([.F1358]=&quot;EI&quot;;INDEX([Def.$D$13:.$F$15];MATCH([.H1358];[Def.$C$13:.$C$15]);MATCH([.G1358];[Def.$D$12:.$F$12]));IF(OR([.F1358]=&quot;EO&quot;;[.F1358]=&quot;EQ&quot;);INDEX([Def.$D$19:.$F$21];MATCH([.H1358];[Def.$C$19:.$C$21]);MATCH([.G1358];[Def.$D$18:.$F$18]));&quot;#err&quot;)));&quot;&quot;)">
            <text:p/>
          </table:table-cell>
          <table:table-cell table:style-name="ce53" table:formula="of:=IF([.I1358]&lt;&gt;&quot;&quot;;INDEX([Def.$J$6:.$L$10];MATCH([.F1358];[Def.$I$6:.$I$10];0);MATCH([.I1358];[Def.$J$5:.$L$5];0));&quot;&quot;)">
            <text:p/>
          </table:table-cell>
          <table:table-cell table:style-name="ce56"/>
          <table:table-cell table:style-name="ce59" table:formula="of:=IF([.K1358]=&quot;&quot;;[.J1358];[.J1358]*[.K13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59]&lt;&gt;&quot;&quot;;IF(OR([.F1359]=&quot;ILF&quot;;[.F1359]=&quot;EIF&quot;);INDEX([Def.$D$6:.$F$8];MATCH([.H1359];[Def.$C$6:.$C$8]);MATCH([.G1359];[Def.$D$5:.$F$5]));IF([.F1359]=&quot;EI&quot;;INDEX([Def.$D$13:.$F$15];MATCH([.H1359];[Def.$C$13:.$C$15]);MATCH([.G1359];[Def.$D$12:.$F$12]));IF(OR([.F1359]=&quot;EO&quot;;[.F1359]=&quot;EQ&quot;);INDEX([Def.$D$19:.$F$21];MATCH([.H1359];[Def.$C$19:.$C$21]);MATCH([.G1359];[Def.$D$18:.$F$18]));&quot;#err&quot;)));&quot;&quot;)">
            <text:p/>
          </table:table-cell>
          <table:table-cell table:style-name="ce53" table:formula="of:=IF([.I1359]&lt;&gt;&quot;&quot;;INDEX([Def.$J$6:.$L$10];MATCH([.F1359];[Def.$I$6:.$I$10];0);MATCH([.I1359];[Def.$J$5:.$L$5];0));&quot;&quot;)">
            <text:p/>
          </table:table-cell>
          <table:table-cell table:style-name="ce56"/>
          <table:table-cell table:style-name="ce59" table:formula="of:=IF([.K1359]=&quot;&quot;;[.J1359];[.J1359]*[.K13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60]&lt;&gt;&quot;&quot;;IF(OR([.F1360]=&quot;ILF&quot;;[.F1360]=&quot;EIF&quot;);INDEX([Def.$D$6:.$F$8];MATCH([.H1360];[Def.$C$6:.$C$8]);MATCH([.G1360];[Def.$D$5:.$F$5]));IF([.F1360]=&quot;EI&quot;;INDEX([Def.$D$13:.$F$15];MATCH([.H1360];[Def.$C$13:.$C$15]);MATCH([.G1360];[Def.$D$12:.$F$12]));IF(OR([.F1360]=&quot;EO&quot;;[.F1360]=&quot;EQ&quot;);INDEX([Def.$D$19:.$F$21];MATCH([.H1360];[Def.$C$19:.$C$21]);MATCH([.G1360];[Def.$D$18:.$F$18]));&quot;#err&quot;)));&quot;&quot;)">
            <text:p/>
          </table:table-cell>
          <table:table-cell table:style-name="ce53" table:formula="of:=IF([.I1360]&lt;&gt;&quot;&quot;;INDEX([Def.$J$6:.$L$10];MATCH([.F1360];[Def.$I$6:.$I$10];0);MATCH([.I1360];[Def.$J$5:.$L$5];0));&quot;&quot;)">
            <text:p/>
          </table:table-cell>
          <table:table-cell table:style-name="ce56"/>
          <table:table-cell table:style-name="ce59" table:formula="of:=IF([.K1360]=&quot;&quot;;[.J1360];[.J1360]*[.K13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61]&lt;&gt;&quot;&quot;;IF(OR([.F1361]=&quot;ILF&quot;;[.F1361]=&quot;EIF&quot;);INDEX([Def.$D$6:.$F$8];MATCH([.H1361];[Def.$C$6:.$C$8]);MATCH([.G1361];[Def.$D$5:.$F$5]));IF([.F1361]=&quot;EI&quot;;INDEX([Def.$D$13:.$F$15];MATCH([.H1361];[Def.$C$13:.$C$15]);MATCH([.G1361];[Def.$D$12:.$F$12]));IF(OR([.F1361]=&quot;EO&quot;;[.F1361]=&quot;EQ&quot;);INDEX([Def.$D$19:.$F$21];MATCH([.H1361];[Def.$C$19:.$C$21]);MATCH([.G1361];[Def.$D$18:.$F$18]));&quot;#err&quot;)));&quot;&quot;)">
            <text:p/>
          </table:table-cell>
          <table:table-cell table:style-name="ce53" table:formula="of:=IF([.I1361]&lt;&gt;&quot;&quot;;INDEX([Def.$J$6:.$L$10];MATCH([.F1361];[Def.$I$6:.$I$10];0);MATCH([.I1361];[Def.$J$5:.$L$5];0));&quot;&quot;)">
            <text:p/>
          </table:table-cell>
          <table:table-cell table:style-name="ce56"/>
          <table:table-cell table:style-name="ce59" table:formula="of:=IF([.K1361]=&quot;&quot;;[.J1361];[.J1361]*[.K13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62]&lt;&gt;&quot;&quot;;IF(OR([.F1362]=&quot;ILF&quot;;[.F1362]=&quot;EIF&quot;);INDEX([Def.$D$6:.$F$8];MATCH([.H1362];[Def.$C$6:.$C$8]);MATCH([.G1362];[Def.$D$5:.$F$5]));IF([.F1362]=&quot;EI&quot;;INDEX([Def.$D$13:.$F$15];MATCH([.H1362];[Def.$C$13:.$C$15]);MATCH([.G1362];[Def.$D$12:.$F$12]));IF(OR([.F1362]=&quot;EO&quot;;[.F1362]=&quot;EQ&quot;);INDEX([Def.$D$19:.$F$21];MATCH([.H1362];[Def.$C$19:.$C$21]);MATCH([.G1362];[Def.$D$18:.$F$18]));&quot;#err&quot;)));&quot;&quot;)">
            <text:p/>
          </table:table-cell>
          <table:table-cell table:style-name="ce53" table:formula="of:=IF([.I1362]&lt;&gt;&quot;&quot;;INDEX([Def.$J$6:.$L$10];MATCH([.F1362];[Def.$I$6:.$I$10];0);MATCH([.I1362];[Def.$J$5:.$L$5];0));&quot;&quot;)">
            <text:p/>
          </table:table-cell>
          <table:table-cell table:style-name="ce56"/>
          <table:table-cell table:style-name="ce59" table:formula="of:=IF([.K1362]=&quot;&quot;;[.J1362];[.J1362]*[.K13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63]&lt;&gt;&quot;&quot;;IF(OR([.F1363]=&quot;ILF&quot;;[.F1363]=&quot;EIF&quot;);INDEX([Def.$D$6:.$F$8];MATCH([.H1363];[Def.$C$6:.$C$8]);MATCH([.G1363];[Def.$D$5:.$F$5]));IF([.F1363]=&quot;EI&quot;;INDEX([Def.$D$13:.$F$15];MATCH([.H1363];[Def.$C$13:.$C$15]);MATCH([.G1363];[Def.$D$12:.$F$12]));IF(OR([.F1363]=&quot;EO&quot;;[.F1363]=&quot;EQ&quot;);INDEX([Def.$D$19:.$F$21];MATCH([.H1363];[Def.$C$19:.$C$21]);MATCH([.G1363];[Def.$D$18:.$F$18]));&quot;#err&quot;)));&quot;&quot;)">
            <text:p/>
          </table:table-cell>
          <table:table-cell table:style-name="ce53" table:formula="of:=IF([.I1363]&lt;&gt;&quot;&quot;;INDEX([Def.$J$6:.$L$10];MATCH([.F1363];[Def.$I$6:.$I$10];0);MATCH([.I1363];[Def.$J$5:.$L$5];0));&quot;&quot;)">
            <text:p/>
          </table:table-cell>
          <table:table-cell table:style-name="ce56"/>
          <table:table-cell table:style-name="ce59" table:formula="of:=IF([.K1363]=&quot;&quot;;[.J1363];[.J1363]*[.K13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64]&lt;&gt;&quot;&quot;;IF(OR([.F1364]=&quot;ILF&quot;;[.F1364]=&quot;EIF&quot;);INDEX([Def.$D$6:.$F$8];MATCH([.H1364];[Def.$C$6:.$C$8]);MATCH([.G1364];[Def.$D$5:.$F$5]));IF([.F1364]=&quot;EI&quot;;INDEX([Def.$D$13:.$F$15];MATCH([.H1364];[Def.$C$13:.$C$15]);MATCH([.G1364];[Def.$D$12:.$F$12]));IF(OR([.F1364]=&quot;EO&quot;;[.F1364]=&quot;EQ&quot;);INDEX([Def.$D$19:.$F$21];MATCH([.H1364];[Def.$C$19:.$C$21]);MATCH([.G1364];[Def.$D$18:.$F$18]));&quot;#err&quot;)));&quot;&quot;)">
            <text:p/>
          </table:table-cell>
          <table:table-cell table:style-name="ce53" table:formula="of:=IF([.I1364]&lt;&gt;&quot;&quot;;INDEX([Def.$J$6:.$L$10];MATCH([.F1364];[Def.$I$6:.$I$10];0);MATCH([.I1364];[Def.$J$5:.$L$5];0));&quot;&quot;)">
            <text:p/>
          </table:table-cell>
          <table:table-cell table:style-name="ce56"/>
          <table:table-cell table:style-name="ce59" table:formula="of:=IF([.K1364]=&quot;&quot;;[.J1364];[.J1364]*[.K13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65]&lt;&gt;&quot;&quot;;IF(OR([.F1365]=&quot;ILF&quot;;[.F1365]=&quot;EIF&quot;);INDEX([Def.$D$6:.$F$8];MATCH([.H1365];[Def.$C$6:.$C$8]);MATCH([.G1365];[Def.$D$5:.$F$5]));IF([.F1365]=&quot;EI&quot;;INDEX([Def.$D$13:.$F$15];MATCH([.H1365];[Def.$C$13:.$C$15]);MATCH([.G1365];[Def.$D$12:.$F$12]));IF(OR([.F1365]=&quot;EO&quot;;[.F1365]=&quot;EQ&quot;);INDEX([Def.$D$19:.$F$21];MATCH([.H1365];[Def.$C$19:.$C$21]);MATCH([.G1365];[Def.$D$18:.$F$18]));&quot;#err&quot;)));&quot;&quot;)">
            <text:p/>
          </table:table-cell>
          <table:table-cell table:style-name="ce53" table:formula="of:=IF([.I1365]&lt;&gt;&quot;&quot;;INDEX([Def.$J$6:.$L$10];MATCH([.F1365];[Def.$I$6:.$I$10];0);MATCH([.I1365];[Def.$J$5:.$L$5];0));&quot;&quot;)">
            <text:p/>
          </table:table-cell>
          <table:table-cell table:style-name="ce56"/>
          <table:table-cell table:style-name="ce59" table:formula="of:=IF([.K1365]=&quot;&quot;;[.J1365];[.J1365]*[.K13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66]&lt;&gt;&quot;&quot;;IF(OR([.F1366]=&quot;ILF&quot;;[.F1366]=&quot;EIF&quot;);INDEX([Def.$D$6:.$F$8];MATCH([.H1366];[Def.$C$6:.$C$8]);MATCH([.G1366];[Def.$D$5:.$F$5]));IF([.F1366]=&quot;EI&quot;;INDEX([Def.$D$13:.$F$15];MATCH([.H1366];[Def.$C$13:.$C$15]);MATCH([.G1366];[Def.$D$12:.$F$12]));IF(OR([.F1366]=&quot;EO&quot;;[.F1366]=&quot;EQ&quot;);INDEX([Def.$D$19:.$F$21];MATCH([.H1366];[Def.$C$19:.$C$21]);MATCH([.G1366];[Def.$D$18:.$F$18]));&quot;#err&quot;)));&quot;&quot;)">
            <text:p/>
          </table:table-cell>
          <table:table-cell table:style-name="ce53" table:formula="of:=IF([.I1366]&lt;&gt;&quot;&quot;;INDEX([Def.$J$6:.$L$10];MATCH([.F1366];[Def.$I$6:.$I$10];0);MATCH([.I1366];[Def.$J$5:.$L$5];0));&quot;&quot;)">
            <text:p/>
          </table:table-cell>
          <table:table-cell table:style-name="ce56"/>
          <table:table-cell table:style-name="ce59" table:formula="of:=IF([.K1366]=&quot;&quot;;[.J1366];[.J1366]*[.K13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67]&lt;&gt;&quot;&quot;;IF(OR([.F1367]=&quot;ILF&quot;;[.F1367]=&quot;EIF&quot;);INDEX([Def.$D$6:.$F$8];MATCH([.H1367];[Def.$C$6:.$C$8]);MATCH([.G1367];[Def.$D$5:.$F$5]));IF([.F1367]=&quot;EI&quot;;INDEX([Def.$D$13:.$F$15];MATCH([.H1367];[Def.$C$13:.$C$15]);MATCH([.G1367];[Def.$D$12:.$F$12]));IF(OR([.F1367]=&quot;EO&quot;;[.F1367]=&quot;EQ&quot;);INDEX([Def.$D$19:.$F$21];MATCH([.H1367];[Def.$C$19:.$C$21]);MATCH([.G1367];[Def.$D$18:.$F$18]));&quot;#err&quot;)));&quot;&quot;)">
            <text:p/>
          </table:table-cell>
          <table:table-cell table:style-name="ce53" table:formula="of:=IF([.I1367]&lt;&gt;&quot;&quot;;INDEX([Def.$J$6:.$L$10];MATCH([.F1367];[Def.$I$6:.$I$10];0);MATCH([.I1367];[Def.$J$5:.$L$5];0));&quot;&quot;)">
            <text:p/>
          </table:table-cell>
          <table:table-cell table:style-name="ce56"/>
          <table:table-cell table:style-name="ce59" table:formula="of:=IF([.K1367]=&quot;&quot;;[.J1367];[.J1367]*[.K13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68]&lt;&gt;&quot;&quot;;IF(OR([.F1368]=&quot;ILF&quot;;[.F1368]=&quot;EIF&quot;);INDEX([Def.$D$6:.$F$8];MATCH([.H1368];[Def.$C$6:.$C$8]);MATCH([.G1368];[Def.$D$5:.$F$5]));IF([.F1368]=&quot;EI&quot;;INDEX([Def.$D$13:.$F$15];MATCH([.H1368];[Def.$C$13:.$C$15]);MATCH([.G1368];[Def.$D$12:.$F$12]));IF(OR([.F1368]=&quot;EO&quot;;[.F1368]=&quot;EQ&quot;);INDEX([Def.$D$19:.$F$21];MATCH([.H1368];[Def.$C$19:.$C$21]);MATCH([.G1368];[Def.$D$18:.$F$18]));&quot;#err&quot;)));&quot;&quot;)">
            <text:p/>
          </table:table-cell>
          <table:table-cell table:style-name="ce53" table:formula="of:=IF([.I1368]&lt;&gt;&quot;&quot;;INDEX([Def.$J$6:.$L$10];MATCH([.F1368];[Def.$I$6:.$I$10];0);MATCH([.I1368];[Def.$J$5:.$L$5];0));&quot;&quot;)">
            <text:p/>
          </table:table-cell>
          <table:table-cell table:style-name="ce56"/>
          <table:table-cell table:style-name="ce59" table:formula="of:=IF([.K1368]=&quot;&quot;;[.J1368];[.J1368]*[.K13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69]&lt;&gt;&quot;&quot;;IF(OR([.F1369]=&quot;ILF&quot;;[.F1369]=&quot;EIF&quot;);INDEX([Def.$D$6:.$F$8];MATCH([.H1369];[Def.$C$6:.$C$8]);MATCH([.G1369];[Def.$D$5:.$F$5]));IF([.F1369]=&quot;EI&quot;;INDEX([Def.$D$13:.$F$15];MATCH([.H1369];[Def.$C$13:.$C$15]);MATCH([.G1369];[Def.$D$12:.$F$12]));IF(OR([.F1369]=&quot;EO&quot;;[.F1369]=&quot;EQ&quot;);INDEX([Def.$D$19:.$F$21];MATCH([.H1369];[Def.$C$19:.$C$21]);MATCH([.G1369];[Def.$D$18:.$F$18]));&quot;#err&quot;)));&quot;&quot;)">
            <text:p/>
          </table:table-cell>
          <table:table-cell table:style-name="ce53" table:formula="of:=IF([.I1369]&lt;&gt;&quot;&quot;;INDEX([Def.$J$6:.$L$10];MATCH([.F1369];[Def.$I$6:.$I$10];0);MATCH([.I1369];[Def.$J$5:.$L$5];0));&quot;&quot;)">
            <text:p/>
          </table:table-cell>
          <table:table-cell table:style-name="ce56"/>
          <table:table-cell table:style-name="ce59" table:formula="of:=IF([.K1369]=&quot;&quot;;[.J1369];[.J1369]*[.K13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70]&lt;&gt;&quot;&quot;;IF(OR([.F1370]=&quot;ILF&quot;;[.F1370]=&quot;EIF&quot;);INDEX([Def.$D$6:.$F$8];MATCH([.H1370];[Def.$C$6:.$C$8]);MATCH([.G1370];[Def.$D$5:.$F$5]));IF([.F1370]=&quot;EI&quot;;INDEX([Def.$D$13:.$F$15];MATCH([.H1370];[Def.$C$13:.$C$15]);MATCH([.G1370];[Def.$D$12:.$F$12]));IF(OR([.F1370]=&quot;EO&quot;;[.F1370]=&quot;EQ&quot;);INDEX([Def.$D$19:.$F$21];MATCH([.H1370];[Def.$C$19:.$C$21]);MATCH([.G1370];[Def.$D$18:.$F$18]));&quot;#err&quot;)));&quot;&quot;)">
            <text:p/>
          </table:table-cell>
          <table:table-cell table:style-name="ce53" table:formula="of:=IF([.I1370]&lt;&gt;&quot;&quot;;INDEX([Def.$J$6:.$L$10];MATCH([.F1370];[Def.$I$6:.$I$10];0);MATCH([.I1370];[Def.$J$5:.$L$5];0));&quot;&quot;)">
            <text:p/>
          </table:table-cell>
          <table:table-cell table:style-name="ce56"/>
          <table:table-cell table:style-name="ce59" table:formula="of:=IF([.K1370]=&quot;&quot;;[.J1370];[.J1370]*[.K13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71]&lt;&gt;&quot;&quot;;IF(OR([.F1371]=&quot;ILF&quot;;[.F1371]=&quot;EIF&quot;);INDEX([Def.$D$6:.$F$8];MATCH([.H1371];[Def.$C$6:.$C$8]);MATCH([.G1371];[Def.$D$5:.$F$5]));IF([.F1371]=&quot;EI&quot;;INDEX([Def.$D$13:.$F$15];MATCH([.H1371];[Def.$C$13:.$C$15]);MATCH([.G1371];[Def.$D$12:.$F$12]));IF(OR([.F1371]=&quot;EO&quot;;[.F1371]=&quot;EQ&quot;);INDEX([Def.$D$19:.$F$21];MATCH([.H1371];[Def.$C$19:.$C$21]);MATCH([.G1371];[Def.$D$18:.$F$18]));&quot;#err&quot;)));&quot;&quot;)">
            <text:p/>
          </table:table-cell>
          <table:table-cell table:style-name="ce53" table:formula="of:=IF([.I1371]&lt;&gt;&quot;&quot;;INDEX([Def.$J$6:.$L$10];MATCH([.F1371];[Def.$I$6:.$I$10];0);MATCH([.I1371];[Def.$J$5:.$L$5];0));&quot;&quot;)">
            <text:p/>
          </table:table-cell>
          <table:table-cell table:style-name="ce56"/>
          <table:table-cell table:style-name="ce59" table:formula="of:=IF([.K1371]=&quot;&quot;;[.J1371];[.J1371]*[.K13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72]&lt;&gt;&quot;&quot;;IF(OR([.F1372]=&quot;ILF&quot;;[.F1372]=&quot;EIF&quot;);INDEX([Def.$D$6:.$F$8];MATCH([.H1372];[Def.$C$6:.$C$8]);MATCH([.G1372];[Def.$D$5:.$F$5]));IF([.F1372]=&quot;EI&quot;;INDEX([Def.$D$13:.$F$15];MATCH([.H1372];[Def.$C$13:.$C$15]);MATCH([.G1372];[Def.$D$12:.$F$12]));IF(OR([.F1372]=&quot;EO&quot;;[.F1372]=&quot;EQ&quot;);INDEX([Def.$D$19:.$F$21];MATCH([.H1372];[Def.$C$19:.$C$21]);MATCH([.G1372];[Def.$D$18:.$F$18]));&quot;#err&quot;)));&quot;&quot;)">
            <text:p/>
          </table:table-cell>
          <table:table-cell table:style-name="ce53" table:formula="of:=IF([.I1372]&lt;&gt;&quot;&quot;;INDEX([Def.$J$6:.$L$10];MATCH([.F1372];[Def.$I$6:.$I$10];0);MATCH([.I1372];[Def.$J$5:.$L$5];0));&quot;&quot;)">
            <text:p/>
          </table:table-cell>
          <table:table-cell table:style-name="ce56"/>
          <table:table-cell table:style-name="ce59" table:formula="of:=IF([.K1372]=&quot;&quot;;[.J1372];[.J1372]*[.K13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73]&lt;&gt;&quot;&quot;;IF(OR([.F1373]=&quot;ILF&quot;;[.F1373]=&quot;EIF&quot;);INDEX([Def.$D$6:.$F$8];MATCH([.H1373];[Def.$C$6:.$C$8]);MATCH([.G1373];[Def.$D$5:.$F$5]));IF([.F1373]=&quot;EI&quot;;INDEX([Def.$D$13:.$F$15];MATCH([.H1373];[Def.$C$13:.$C$15]);MATCH([.G1373];[Def.$D$12:.$F$12]));IF(OR([.F1373]=&quot;EO&quot;;[.F1373]=&quot;EQ&quot;);INDEX([Def.$D$19:.$F$21];MATCH([.H1373];[Def.$C$19:.$C$21]);MATCH([.G1373];[Def.$D$18:.$F$18]));&quot;#err&quot;)));&quot;&quot;)">
            <text:p/>
          </table:table-cell>
          <table:table-cell table:style-name="ce53" table:formula="of:=IF([.I1373]&lt;&gt;&quot;&quot;;INDEX([Def.$J$6:.$L$10];MATCH([.F1373];[Def.$I$6:.$I$10];0);MATCH([.I1373];[Def.$J$5:.$L$5];0));&quot;&quot;)">
            <text:p/>
          </table:table-cell>
          <table:table-cell table:style-name="ce56"/>
          <table:table-cell table:style-name="ce59" table:formula="of:=IF([.K1373]=&quot;&quot;;[.J1373];[.J1373]*[.K13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74]&lt;&gt;&quot;&quot;;IF(OR([.F1374]=&quot;ILF&quot;;[.F1374]=&quot;EIF&quot;);INDEX([Def.$D$6:.$F$8];MATCH([.H1374];[Def.$C$6:.$C$8]);MATCH([.G1374];[Def.$D$5:.$F$5]));IF([.F1374]=&quot;EI&quot;;INDEX([Def.$D$13:.$F$15];MATCH([.H1374];[Def.$C$13:.$C$15]);MATCH([.G1374];[Def.$D$12:.$F$12]));IF(OR([.F1374]=&quot;EO&quot;;[.F1374]=&quot;EQ&quot;);INDEX([Def.$D$19:.$F$21];MATCH([.H1374];[Def.$C$19:.$C$21]);MATCH([.G1374];[Def.$D$18:.$F$18]));&quot;#err&quot;)));&quot;&quot;)">
            <text:p/>
          </table:table-cell>
          <table:table-cell table:style-name="ce53" table:formula="of:=IF([.I1374]&lt;&gt;&quot;&quot;;INDEX([Def.$J$6:.$L$10];MATCH([.F1374];[Def.$I$6:.$I$10];0);MATCH([.I1374];[Def.$J$5:.$L$5];0));&quot;&quot;)">
            <text:p/>
          </table:table-cell>
          <table:table-cell table:style-name="ce56"/>
          <table:table-cell table:style-name="ce59" table:formula="of:=IF([.K1374]=&quot;&quot;;[.J1374];[.J1374]*[.K13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75]&lt;&gt;&quot;&quot;;IF(OR([.F1375]=&quot;ILF&quot;;[.F1375]=&quot;EIF&quot;);INDEX([Def.$D$6:.$F$8];MATCH([.H1375];[Def.$C$6:.$C$8]);MATCH([.G1375];[Def.$D$5:.$F$5]));IF([.F1375]=&quot;EI&quot;;INDEX([Def.$D$13:.$F$15];MATCH([.H1375];[Def.$C$13:.$C$15]);MATCH([.G1375];[Def.$D$12:.$F$12]));IF(OR([.F1375]=&quot;EO&quot;;[.F1375]=&quot;EQ&quot;);INDEX([Def.$D$19:.$F$21];MATCH([.H1375];[Def.$C$19:.$C$21]);MATCH([.G1375];[Def.$D$18:.$F$18]));&quot;#err&quot;)));&quot;&quot;)">
            <text:p/>
          </table:table-cell>
          <table:table-cell table:style-name="ce53" table:formula="of:=IF([.I1375]&lt;&gt;&quot;&quot;;INDEX([Def.$J$6:.$L$10];MATCH([.F1375];[Def.$I$6:.$I$10];0);MATCH([.I1375];[Def.$J$5:.$L$5];0));&quot;&quot;)">
            <text:p/>
          </table:table-cell>
          <table:table-cell table:style-name="ce56"/>
          <table:table-cell table:style-name="ce59" table:formula="of:=IF([.K1375]=&quot;&quot;;[.J1375];[.J1375]*[.K13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76]&lt;&gt;&quot;&quot;;IF(OR([.F1376]=&quot;ILF&quot;;[.F1376]=&quot;EIF&quot;);INDEX([Def.$D$6:.$F$8];MATCH([.H1376];[Def.$C$6:.$C$8]);MATCH([.G1376];[Def.$D$5:.$F$5]));IF([.F1376]=&quot;EI&quot;;INDEX([Def.$D$13:.$F$15];MATCH([.H1376];[Def.$C$13:.$C$15]);MATCH([.G1376];[Def.$D$12:.$F$12]));IF(OR([.F1376]=&quot;EO&quot;;[.F1376]=&quot;EQ&quot;);INDEX([Def.$D$19:.$F$21];MATCH([.H1376];[Def.$C$19:.$C$21]);MATCH([.G1376];[Def.$D$18:.$F$18]));&quot;#err&quot;)));&quot;&quot;)">
            <text:p/>
          </table:table-cell>
          <table:table-cell table:style-name="ce53" table:formula="of:=IF([.I1376]&lt;&gt;&quot;&quot;;INDEX([Def.$J$6:.$L$10];MATCH([.F1376];[Def.$I$6:.$I$10];0);MATCH([.I1376];[Def.$J$5:.$L$5];0));&quot;&quot;)">
            <text:p/>
          </table:table-cell>
          <table:table-cell table:style-name="ce56"/>
          <table:table-cell table:style-name="ce59" table:formula="of:=IF([.K1376]=&quot;&quot;;[.J1376];[.J1376]*[.K13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77]&lt;&gt;&quot;&quot;;IF(OR([.F1377]=&quot;ILF&quot;;[.F1377]=&quot;EIF&quot;);INDEX([Def.$D$6:.$F$8];MATCH([.H1377];[Def.$C$6:.$C$8]);MATCH([.G1377];[Def.$D$5:.$F$5]));IF([.F1377]=&quot;EI&quot;;INDEX([Def.$D$13:.$F$15];MATCH([.H1377];[Def.$C$13:.$C$15]);MATCH([.G1377];[Def.$D$12:.$F$12]));IF(OR([.F1377]=&quot;EO&quot;;[.F1377]=&quot;EQ&quot;);INDEX([Def.$D$19:.$F$21];MATCH([.H1377];[Def.$C$19:.$C$21]);MATCH([.G1377];[Def.$D$18:.$F$18]));&quot;#err&quot;)));&quot;&quot;)">
            <text:p/>
          </table:table-cell>
          <table:table-cell table:style-name="ce53" table:formula="of:=IF([.I1377]&lt;&gt;&quot;&quot;;INDEX([Def.$J$6:.$L$10];MATCH([.F1377];[Def.$I$6:.$I$10];0);MATCH([.I1377];[Def.$J$5:.$L$5];0));&quot;&quot;)">
            <text:p/>
          </table:table-cell>
          <table:table-cell table:style-name="ce56"/>
          <table:table-cell table:style-name="ce59" table:formula="of:=IF([.K1377]=&quot;&quot;;[.J1377];[.J1377]*[.K13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78]&lt;&gt;&quot;&quot;;IF(OR([.F1378]=&quot;ILF&quot;;[.F1378]=&quot;EIF&quot;);INDEX([Def.$D$6:.$F$8];MATCH([.H1378];[Def.$C$6:.$C$8]);MATCH([.G1378];[Def.$D$5:.$F$5]));IF([.F1378]=&quot;EI&quot;;INDEX([Def.$D$13:.$F$15];MATCH([.H1378];[Def.$C$13:.$C$15]);MATCH([.G1378];[Def.$D$12:.$F$12]));IF(OR([.F1378]=&quot;EO&quot;;[.F1378]=&quot;EQ&quot;);INDEX([Def.$D$19:.$F$21];MATCH([.H1378];[Def.$C$19:.$C$21]);MATCH([.G1378];[Def.$D$18:.$F$18]));&quot;#err&quot;)));&quot;&quot;)">
            <text:p/>
          </table:table-cell>
          <table:table-cell table:style-name="ce53" table:formula="of:=IF([.I1378]&lt;&gt;&quot;&quot;;INDEX([Def.$J$6:.$L$10];MATCH([.F1378];[Def.$I$6:.$I$10];0);MATCH([.I1378];[Def.$J$5:.$L$5];0));&quot;&quot;)">
            <text:p/>
          </table:table-cell>
          <table:table-cell table:style-name="ce56"/>
          <table:table-cell table:style-name="ce59" table:formula="of:=IF([.K1378]=&quot;&quot;;[.J1378];[.J1378]*[.K13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79]&lt;&gt;&quot;&quot;;IF(OR([.F1379]=&quot;ILF&quot;;[.F1379]=&quot;EIF&quot;);INDEX([Def.$D$6:.$F$8];MATCH([.H1379];[Def.$C$6:.$C$8]);MATCH([.G1379];[Def.$D$5:.$F$5]));IF([.F1379]=&quot;EI&quot;;INDEX([Def.$D$13:.$F$15];MATCH([.H1379];[Def.$C$13:.$C$15]);MATCH([.G1379];[Def.$D$12:.$F$12]));IF(OR([.F1379]=&quot;EO&quot;;[.F1379]=&quot;EQ&quot;);INDEX([Def.$D$19:.$F$21];MATCH([.H1379];[Def.$C$19:.$C$21]);MATCH([.G1379];[Def.$D$18:.$F$18]));&quot;#err&quot;)));&quot;&quot;)">
            <text:p/>
          </table:table-cell>
          <table:table-cell table:style-name="ce53" table:formula="of:=IF([.I1379]&lt;&gt;&quot;&quot;;INDEX([Def.$J$6:.$L$10];MATCH([.F1379];[Def.$I$6:.$I$10];0);MATCH([.I1379];[Def.$J$5:.$L$5];0));&quot;&quot;)">
            <text:p/>
          </table:table-cell>
          <table:table-cell table:style-name="ce56"/>
          <table:table-cell table:style-name="ce59" table:formula="of:=IF([.K1379]=&quot;&quot;;[.J1379];[.J1379]*[.K13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80]&lt;&gt;&quot;&quot;;IF(OR([.F1380]=&quot;ILF&quot;;[.F1380]=&quot;EIF&quot;);INDEX([Def.$D$6:.$F$8];MATCH([.H1380];[Def.$C$6:.$C$8]);MATCH([.G1380];[Def.$D$5:.$F$5]));IF([.F1380]=&quot;EI&quot;;INDEX([Def.$D$13:.$F$15];MATCH([.H1380];[Def.$C$13:.$C$15]);MATCH([.G1380];[Def.$D$12:.$F$12]));IF(OR([.F1380]=&quot;EO&quot;;[.F1380]=&quot;EQ&quot;);INDEX([Def.$D$19:.$F$21];MATCH([.H1380];[Def.$C$19:.$C$21]);MATCH([.G1380];[Def.$D$18:.$F$18]));&quot;#err&quot;)));&quot;&quot;)">
            <text:p/>
          </table:table-cell>
          <table:table-cell table:style-name="ce53" table:formula="of:=IF([.I1380]&lt;&gt;&quot;&quot;;INDEX([Def.$J$6:.$L$10];MATCH([.F1380];[Def.$I$6:.$I$10];0);MATCH([.I1380];[Def.$J$5:.$L$5];0));&quot;&quot;)">
            <text:p/>
          </table:table-cell>
          <table:table-cell table:style-name="ce56"/>
          <table:table-cell table:style-name="ce59" table:formula="of:=IF([.K1380]=&quot;&quot;;[.J1380];[.J1380]*[.K13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81]&lt;&gt;&quot;&quot;;IF(OR([.F1381]=&quot;ILF&quot;;[.F1381]=&quot;EIF&quot;);INDEX([Def.$D$6:.$F$8];MATCH([.H1381];[Def.$C$6:.$C$8]);MATCH([.G1381];[Def.$D$5:.$F$5]));IF([.F1381]=&quot;EI&quot;;INDEX([Def.$D$13:.$F$15];MATCH([.H1381];[Def.$C$13:.$C$15]);MATCH([.G1381];[Def.$D$12:.$F$12]));IF(OR([.F1381]=&quot;EO&quot;;[.F1381]=&quot;EQ&quot;);INDEX([Def.$D$19:.$F$21];MATCH([.H1381];[Def.$C$19:.$C$21]);MATCH([.G1381];[Def.$D$18:.$F$18]));&quot;#err&quot;)));&quot;&quot;)">
            <text:p/>
          </table:table-cell>
          <table:table-cell table:style-name="ce53" table:formula="of:=IF([.I1381]&lt;&gt;&quot;&quot;;INDEX([Def.$J$6:.$L$10];MATCH([.F1381];[Def.$I$6:.$I$10];0);MATCH([.I1381];[Def.$J$5:.$L$5];0));&quot;&quot;)">
            <text:p/>
          </table:table-cell>
          <table:table-cell table:style-name="ce56"/>
          <table:table-cell table:style-name="ce59" table:formula="of:=IF([.K1381]=&quot;&quot;;[.J1381];[.J1381]*[.K13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82]&lt;&gt;&quot;&quot;;IF(OR([.F1382]=&quot;ILF&quot;;[.F1382]=&quot;EIF&quot;);INDEX([Def.$D$6:.$F$8];MATCH([.H1382];[Def.$C$6:.$C$8]);MATCH([.G1382];[Def.$D$5:.$F$5]));IF([.F1382]=&quot;EI&quot;;INDEX([Def.$D$13:.$F$15];MATCH([.H1382];[Def.$C$13:.$C$15]);MATCH([.G1382];[Def.$D$12:.$F$12]));IF(OR([.F1382]=&quot;EO&quot;;[.F1382]=&quot;EQ&quot;);INDEX([Def.$D$19:.$F$21];MATCH([.H1382];[Def.$C$19:.$C$21]);MATCH([.G1382];[Def.$D$18:.$F$18]));&quot;#err&quot;)));&quot;&quot;)">
            <text:p/>
          </table:table-cell>
          <table:table-cell table:style-name="ce53" table:formula="of:=IF([.I1382]&lt;&gt;&quot;&quot;;INDEX([Def.$J$6:.$L$10];MATCH([.F1382];[Def.$I$6:.$I$10];0);MATCH([.I1382];[Def.$J$5:.$L$5];0));&quot;&quot;)">
            <text:p/>
          </table:table-cell>
          <table:table-cell table:style-name="ce56"/>
          <table:table-cell table:style-name="ce59" table:formula="of:=IF([.K1382]=&quot;&quot;;[.J1382];[.J1382]*[.K13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83]&lt;&gt;&quot;&quot;;IF(OR([.F1383]=&quot;ILF&quot;;[.F1383]=&quot;EIF&quot;);INDEX([Def.$D$6:.$F$8];MATCH([.H1383];[Def.$C$6:.$C$8]);MATCH([.G1383];[Def.$D$5:.$F$5]));IF([.F1383]=&quot;EI&quot;;INDEX([Def.$D$13:.$F$15];MATCH([.H1383];[Def.$C$13:.$C$15]);MATCH([.G1383];[Def.$D$12:.$F$12]));IF(OR([.F1383]=&quot;EO&quot;;[.F1383]=&quot;EQ&quot;);INDEX([Def.$D$19:.$F$21];MATCH([.H1383];[Def.$C$19:.$C$21]);MATCH([.G1383];[Def.$D$18:.$F$18]));&quot;#err&quot;)));&quot;&quot;)">
            <text:p/>
          </table:table-cell>
          <table:table-cell table:style-name="ce53" table:formula="of:=IF([.I1383]&lt;&gt;&quot;&quot;;INDEX([Def.$J$6:.$L$10];MATCH([.F1383];[Def.$I$6:.$I$10];0);MATCH([.I1383];[Def.$J$5:.$L$5];0));&quot;&quot;)">
            <text:p/>
          </table:table-cell>
          <table:table-cell table:style-name="ce56"/>
          <table:table-cell table:style-name="ce59" table:formula="of:=IF([.K1383]=&quot;&quot;;[.J1383];[.J1383]*[.K13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84]&lt;&gt;&quot;&quot;;IF(OR([.F1384]=&quot;ILF&quot;;[.F1384]=&quot;EIF&quot;);INDEX([Def.$D$6:.$F$8];MATCH([.H1384];[Def.$C$6:.$C$8]);MATCH([.G1384];[Def.$D$5:.$F$5]));IF([.F1384]=&quot;EI&quot;;INDEX([Def.$D$13:.$F$15];MATCH([.H1384];[Def.$C$13:.$C$15]);MATCH([.G1384];[Def.$D$12:.$F$12]));IF(OR([.F1384]=&quot;EO&quot;;[.F1384]=&quot;EQ&quot;);INDEX([Def.$D$19:.$F$21];MATCH([.H1384];[Def.$C$19:.$C$21]);MATCH([.G1384];[Def.$D$18:.$F$18]));&quot;#err&quot;)));&quot;&quot;)">
            <text:p/>
          </table:table-cell>
          <table:table-cell table:style-name="ce53" table:formula="of:=IF([.I1384]&lt;&gt;&quot;&quot;;INDEX([Def.$J$6:.$L$10];MATCH([.F1384];[Def.$I$6:.$I$10];0);MATCH([.I1384];[Def.$J$5:.$L$5];0));&quot;&quot;)">
            <text:p/>
          </table:table-cell>
          <table:table-cell table:style-name="ce56"/>
          <table:table-cell table:style-name="ce59" table:formula="of:=IF([.K1384]=&quot;&quot;;[.J1384];[.J1384]*[.K13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85]&lt;&gt;&quot;&quot;;IF(OR([.F1385]=&quot;ILF&quot;;[.F1385]=&quot;EIF&quot;);INDEX([Def.$D$6:.$F$8];MATCH([.H1385];[Def.$C$6:.$C$8]);MATCH([.G1385];[Def.$D$5:.$F$5]));IF([.F1385]=&quot;EI&quot;;INDEX([Def.$D$13:.$F$15];MATCH([.H1385];[Def.$C$13:.$C$15]);MATCH([.G1385];[Def.$D$12:.$F$12]));IF(OR([.F1385]=&quot;EO&quot;;[.F1385]=&quot;EQ&quot;);INDEX([Def.$D$19:.$F$21];MATCH([.H1385];[Def.$C$19:.$C$21]);MATCH([.G1385];[Def.$D$18:.$F$18]));&quot;#err&quot;)));&quot;&quot;)">
            <text:p/>
          </table:table-cell>
          <table:table-cell table:style-name="ce53" table:formula="of:=IF([.I1385]&lt;&gt;&quot;&quot;;INDEX([Def.$J$6:.$L$10];MATCH([.F1385];[Def.$I$6:.$I$10];0);MATCH([.I1385];[Def.$J$5:.$L$5];0));&quot;&quot;)">
            <text:p/>
          </table:table-cell>
          <table:table-cell table:style-name="ce56"/>
          <table:table-cell table:style-name="ce59" table:formula="of:=IF([.K1385]=&quot;&quot;;[.J1385];[.J1385]*[.K13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86]&lt;&gt;&quot;&quot;;IF(OR([.F1386]=&quot;ILF&quot;;[.F1386]=&quot;EIF&quot;);INDEX([Def.$D$6:.$F$8];MATCH([.H1386];[Def.$C$6:.$C$8]);MATCH([.G1386];[Def.$D$5:.$F$5]));IF([.F1386]=&quot;EI&quot;;INDEX([Def.$D$13:.$F$15];MATCH([.H1386];[Def.$C$13:.$C$15]);MATCH([.G1386];[Def.$D$12:.$F$12]));IF(OR([.F1386]=&quot;EO&quot;;[.F1386]=&quot;EQ&quot;);INDEX([Def.$D$19:.$F$21];MATCH([.H1386];[Def.$C$19:.$C$21]);MATCH([.G1386];[Def.$D$18:.$F$18]));&quot;#err&quot;)));&quot;&quot;)">
            <text:p/>
          </table:table-cell>
          <table:table-cell table:style-name="ce53" table:formula="of:=IF([.I1386]&lt;&gt;&quot;&quot;;INDEX([Def.$J$6:.$L$10];MATCH([.F1386];[Def.$I$6:.$I$10];0);MATCH([.I1386];[Def.$J$5:.$L$5];0));&quot;&quot;)">
            <text:p/>
          </table:table-cell>
          <table:table-cell table:style-name="ce56"/>
          <table:table-cell table:style-name="ce59" table:formula="of:=IF([.K1386]=&quot;&quot;;[.J1386];[.J1386]*[.K13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87]&lt;&gt;&quot;&quot;;IF(OR([.F1387]=&quot;ILF&quot;;[.F1387]=&quot;EIF&quot;);INDEX([Def.$D$6:.$F$8];MATCH([.H1387];[Def.$C$6:.$C$8]);MATCH([.G1387];[Def.$D$5:.$F$5]));IF([.F1387]=&quot;EI&quot;;INDEX([Def.$D$13:.$F$15];MATCH([.H1387];[Def.$C$13:.$C$15]);MATCH([.G1387];[Def.$D$12:.$F$12]));IF(OR([.F1387]=&quot;EO&quot;;[.F1387]=&quot;EQ&quot;);INDEX([Def.$D$19:.$F$21];MATCH([.H1387];[Def.$C$19:.$C$21]);MATCH([.G1387];[Def.$D$18:.$F$18]));&quot;#err&quot;)));&quot;&quot;)">
            <text:p/>
          </table:table-cell>
          <table:table-cell table:style-name="ce53" table:formula="of:=IF([.I1387]&lt;&gt;&quot;&quot;;INDEX([Def.$J$6:.$L$10];MATCH([.F1387];[Def.$I$6:.$I$10];0);MATCH([.I1387];[Def.$J$5:.$L$5];0));&quot;&quot;)">
            <text:p/>
          </table:table-cell>
          <table:table-cell table:style-name="ce56"/>
          <table:table-cell table:style-name="ce59" table:formula="of:=IF([.K1387]=&quot;&quot;;[.J1387];[.J1387]*[.K13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88]&lt;&gt;&quot;&quot;;IF(OR([.F1388]=&quot;ILF&quot;;[.F1388]=&quot;EIF&quot;);INDEX([Def.$D$6:.$F$8];MATCH([.H1388];[Def.$C$6:.$C$8]);MATCH([.G1388];[Def.$D$5:.$F$5]));IF([.F1388]=&quot;EI&quot;;INDEX([Def.$D$13:.$F$15];MATCH([.H1388];[Def.$C$13:.$C$15]);MATCH([.G1388];[Def.$D$12:.$F$12]));IF(OR([.F1388]=&quot;EO&quot;;[.F1388]=&quot;EQ&quot;);INDEX([Def.$D$19:.$F$21];MATCH([.H1388];[Def.$C$19:.$C$21]);MATCH([.G1388];[Def.$D$18:.$F$18]));&quot;#err&quot;)));&quot;&quot;)">
            <text:p/>
          </table:table-cell>
          <table:table-cell table:style-name="ce53" table:formula="of:=IF([.I1388]&lt;&gt;&quot;&quot;;INDEX([Def.$J$6:.$L$10];MATCH([.F1388];[Def.$I$6:.$I$10];0);MATCH([.I1388];[Def.$J$5:.$L$5];0));&quot;&quot;)">
            <text:p/>
          </table:table-cell>
          <table:table-cell table:style-name="ce56"/>
          <table:table-cell table:style-name="ce59" table:formula="of:=IF([.K1388]=&quot;&quot;;[.J1388];[.J1388]*[.K13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89]&lt;&gt;&quot;&quot;;IF(OR([.F1389]=&quot;ILF&quot;;[.F1389]=&quot;EIF&quot;);INDEX([Def.$D$6:.$F$8];MATCH([.H1389];[Def.$C$6:.$C$8]);MATCH([.G1389];[Def.$D$5:.$F$5]));IF([.F1389]=&quot;EI&quot;;INDEX([Def.$D$13:.$F$15];MATCH([.H1389];[Def.$C$13:.$C$15]);MATCH([.G1389];[Def.$D$12:.$F$12]));IF(OR([.F1389]=&quot;EO&quot;;[.F1389]=&quot;EQ&quot;);INDEX([Def.$D$19:.$F$21];MATCH([.H1389];[Def.$C$19:.$C$21]);MATCH([.G1389];[Def.$D$18:.$F$18]));&quot;#err&quot;)));&quot;&quot;)">
            <text:p/>
          </table:table-cell>
          <table:table-cell table:style-name="ce53" table:formula="of:=IF([.I1389]&lt;&gt;&quot;&quot;;INDEX([Def.$J$6:.$L$10];MATCH([.F1389];[Def.$I$6:.$I$10];0);MATCH([.I1389];[Def.$J$5:.$L$5];0));&quot;&quot;)">
            <text:p/>
          </table:table-cell>
          <table:table-cell table:style-name="ce56"/>
          <table:table-cell table:style-name="ce59" table:formula="of:=IF([.K1389]=&quot;&quot;;[.J1389];[.J1389]*[.K13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90]&lt;&gt;&quot;&quot;;IF(OR([.F1390]=&quot;ILF&quot;;[.F1390]=&quot;EIF&quot;);INDEX([Def.$D$6:.$F$8];MATCH([.H1390];[Def.$C$6:.$C$8]);MATCH([.G1390];[Def.$D$5:.$F$5]));IF([.F1390]=&quot;EI&quot;;INDEX([Def.$D$13:.$F$15];MATCH([.H1390];[Def.$C$13:.$C$15]);MATCH([.G1390];[Def.$D$12:.$F$12]));IF(OR([.F1390]=&quot;EO&quot;;[.F1390]=&quot;EQ&quot;);INDEX([Def.$D$19:.$F$21];MATCH([.H1390];[Def.$C$19:.$C$21]);MATCH([.G1390];[Def.$D$18:.$F$18]));&quot;#err&quot;)));&quot;&quot;)">
            <text:p/>
          </table:table-cell>
          <table:table-cell table:style-name="ce53" table:formula="of:=IF([.I1390]&lt;&gt;&quot;&quot;;INDEX([Def.$J$6:.$L$10];MATCH([.F1390];[Def.$I$6:.$I$10];0);MATCH([.I1390];[Def.$J$5:.$L$5];0));&quot;&quot;)">
            <text:p/>
          </table:table-cell>
          <table:table-cell table:style-name="ce56"/>
          <table:table-cell table:style-name="ce59" table:formula="of:=IF([.K1390]=&quot;&quot;;[.J1390];[.J1390]*[.K13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91]&lt;&gt;&quot;&quot;;IF(OR([.F1391]=&quot;ILF&quot;;[.F1391]=&quot;EIF&quot;);INDEX([Def.$D$6:.$F$8];MATCH([.H1391];[Def.$C$6:.$C$8]);MATCH([.G1391];[Def.$D$5:.$F$5]));IF([.F1391]=&quot;EI&quot;;INDEX([Def.$D$13:.$F$15];MATCH([.H1391];[Def.$C$13:.$C$15]);MATCH([.G1391];[Def.$D$12:.$F$12]));IF(OR([.F1391]=&quot;EO&quot;;[.F1391]=&quot;EQ&quot;);INDEX([Def.$D$19:.$F$21];MATCH([.H1391];[Def.$C$19:.$C$21]);MATCH([.G1391];[Def.$D$18:.$F$18]));&quot;#err&quot;)));&quot;&quot;)">
            <text:p/>
          </table:table-cell>
          <table:table-cell table:style-name="ce53" table:formula="of:=IF([.I1391]&lt;&gt;&quot;&quot;;INDEX([Def.$J$6:.$L$10];MATCH([.F1391];[Def.$I$6:.$I$10];0);MATCH([.I1391];[Def.$J$5:.$L$5];0));&quot;&quot;)">
            <text:p/>
          </table:table-cell>
          <table:table-cell table:style-name="ce56"/>
          <table:table-cell table:style-name="ce59" table:formula="of:=IF([.K1391]=&quot;&quot;;[.J1391];[.J1391]*[.K13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92]&lt;&gt;&quot;&quot;;IF(OR([.F1392]=&quot;ILF&quot;;[.F1392]=&quot;EIF&quot;);INDEX([Def.$D$6:.$F$8];MATCH([.H1392];[Def.$C$6:.$C$8]);MATCH([.G1392];[Def.$D$5:.$F$5]));IF([.F1392]=&quot;EI&quot;;INDEX([Def.$D$13:.$F$15];MATCH([.H1392];[Def.$C$13:.$C$15]);MATCH([.G1392];[Def.$D$12:.$F$12]));IF(OR([.F1392]=&quot;EO&quot;;[.F1392]=&quot;EQ&quot;);INDEX([Def.$D$19:.$F$21];MATCH([.H1392];[Def.$C$19:.$C$21]);MATCH([.G1392];[Def.$D$18:.$F$18]));&quot;#err&quot;)));&quot;&quot;)">
            <text:p/>
          </table:table-cell>
          <table:table-cell table:style-name="ce53" table:formula="of:=IF([.I1392]&lt;&gt;&quot;&quot;;INDEX([Def.$J$6:.$L$10];MATCH([.F1392];[Def.$I$6:.$I$10];0);MATCH([.I1392];[Def.$J$5:.$L$5];0));&quot;&quot;)">
            <text:p/>
          </table:table-cell>
          <table:table-cell table:style-name="ce56"/>
          <table:table-cell table:style-name="ce59" table:formula="of:=IF([.K1392]=&quot;&quot;;[.J1392];[.J1392]*[.K13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93]&lt;&gt;&quot;&quot;;IF(OR([.F1393]=&quot;ILF&quot;;[.F1393]=&quot;EIF&quot;);INDEX([Def.$D$6:.$F$8];MATCH([.H1393];[Def.$C$6:.$C$8]);MATCH([.G1393];[Def.$D$5:.$F$5]));IF([.F1393]=&quot;EI&quot;;INDEX([Def.$D$13:.$F$15];MATCH([.H1393];[Def.$C$13:.$C$15]);MATCH([.G1393];[Def.$D$12:.$F$12]));IF(OR([.F1393]=&quot;EO&quot;;[.F1393]=&quot;EQ&quot;);INDEX([Def.$D$19:.$F$21];MATCH([.H1393];[Def.$C$19:.$C$21]);MATCH([.G1393];[Def.$D$18:.$F$18]));&quot;#err&quot;)));&quot;&quot;)">
            <text:p/>
          </table:table-cell>
          <table:table-cell table:style-name="ce53" table:formula="of:=IF([.I1393]&lt;&gt;&quot;&quot;;INDEX([Def.$J$6:.$L$10];MATCH([.F1393];[Def.$I$6:.$I$10];0);MATCH([.I1393];[Def.$J$5:.$L$5];0));&quot;&quot;)">
            <text:p/>
          </table:table-cell>
          <table:table-cell table:style-name="ce56"/>
          <table:table-cell table:style-name="ce59" table:formula="of:=IF([.K1393]=&quot;&quot;;[.J1393];[.J1393]*[.K13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94]&lt;&gt;&quot;&quot;;IF(OR([.F1394]=&quot;ILF&quot;;[.F1394]=&quot;EIF&quot;);INDEX([Def.$D$6:.$F$8];MATCH([.H1394];[Def.$C$6:.$C$8]);MATCH([.G1394];[Def.$D$5:.$F$5]));IF([.F1394]=&quot;EI&quot;;INDEX([Def.$D$13:.$F$15];MATCH([.H1394];[Def.$C$13:.$C$15]);MATCH([.G1394];[Def.$D$12:.$F$12]));IF(OR([.F1394]=&quot;EO&quot;;[.F1394]=&quot;EQ&quot;);INDEX([Def.$D$19:.$F$21];MATCH([.H1394];[Def.$C$19:.$C$21]);MATCH([.G1394];[Def.$D$18:.$F$18]));&quot;#err&quot;)));&quot;&quot;)">
            <text:p/>
          </table:table-cell>
          <table:table-cell table:style-name="ce53" table:formula="of:=IF([.I1394]&lt;&gt;&quot;&quot;;INDEX([Def.$J$6:.$L$10];MATCH([.F1394];[Def.$I$6:.$I$10];0);MATCH([.I1394];[Def.$J$5:.$L$5];0));&quot;&quot;)">
            <text:p/>
          </table:table-cell>
          <table:table-cell table:style-name="ce56"/>
          <table:table-cell table:style-name="ce59" table:formula="of:=IF([.K1394]=&quot;&quot;;[.J1394];[.J1394]*[.K13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95]&lt;&gt;&quot;&quot;;IF(OR([.F1395]=&quot;ILF&quot;;[.F1395]=&quot;EIF&quot;);INDEX([Def.$D$6:.$F$8];MATCH([.H1395];[Def.$C$6:.$C$8]);MATCH([.G1395];[Def.$D$5:.$F$5]));IF([.F1395]=&quot;EI&quot;;INDEX([Def.$D$13:.$F$15];MATCH([.H1395];[Def.$C$13:.$C$15]);MATCH([.G1395];[Def.$D$12:.$F$12]));IF(OR([.F1395]=&quot;EO&quot;;[.F1395]=&quot;EQ&quot;);INDEX([Def.$D$19:.$F$21];MATCH([.H1395];[Def.$C$19:.$C$21]);MATCH([.G1395];[Def.$D$18:.$F$18]));&quot;#err&quot;)));&quot;&quot;)">
            <text:p/>
          </table:table-cell>
          <table:table-cell table:style-name="ce53" table:formula="of:=IF([.I1395]&lt;&gt;&quot;&quot;;INDEX([Def.$J$6:.$L$10];MATCH([.F1395];[Def.$I$6:.$I$10];0);MATCH([.I1395];[Def.$J$5:.$L$5];0));&quot;&quot;)">
            <text:p/>
          </table:table-cell>
          <table:table-cell table:style-name="ce56"/>
          <table:table-cell table:style-name="ce59" table:formula="of:=IF([.K1395]=&quot;&quot;;[.J1395];[.J1395]*[.K13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96]&lt;&gt;&quot;&quot;;IF(OR([.F1396]=&quot;ILF&quot;;[.F1396]=&quot;EIF&quot;);INDEX([Def.$D$6:.$F$8];MATCH([.H1396];[Def.$C$6:.$C$8]);MATCH([.G1396];[Def.$D$5:.$F$5]));IF([.F1396]=&quot;EI&quot;;INDEX([Def.$D$13:.$F$15];MATCH([.H1396];[Def.$C$13:.$C$15]);MATCH([.G1396];[Def.$D$12:.$F$12]));IF(OR([.F1396]=&quot;EO&quot;;[.F1396]=&quot;EQ&quot;);INDEX([Def.$D$19:.$F$21];MATCH([.H1396];[Def.$C$19:.$C$21]);MATCH([.G1396];[Def.$D$18:.$F$18]));&quot;#err&quot;)));&quot;&quot;)">
            <text:p/>
          </table:table-cell>
          <table:table-cell table:style-name="ce53" table:formula="of:=IF([.I1396]&lt;&gt;&quot;&quot;;INDEX([Def.$J$6:.$L$10];MATCH([.F1396];[Def.$I$6:.$I$10];0);MATCH([.I1396];[Def.$J$5:.$L$5];0));&quot;&quot;)">
            <text:p/>
          </table:table-cell>
          <table:table-cell table:style-name="ce56"/>
          <table:table-cell table:style-name="ce59" table:formula="of:=IF([.K1396]=&quot;&quot;;[.J1396];[.J1396]*[.K13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97]&lt;&gt;&quot;&quot;;IF(OR([.F1397]=&quot;ILF&quot;;[.F1397]=&quot;EIF&quot;);INDEX([Def.$D$6:.$F$8];MATCH([.H1397];[Def.$C$6:.$C$8]);MATCH([.G1397];[Def.$D$5:.$F$5]));IF([.F1397]=&quot;EI&quot;;INDEX([Def.$D$13:.$F$15];MATCH([.H1397];[Def.$C$13:.$C$15]);MATCH([.G1397];[Def.$D$12:.$F$12]));IF(OR([.F1397]=&quot;EO&quot;;[.F1397]=&quot;EQ&quot;);INDEX([Def.$D$19:.$F$21];MATCH([.H1397];[Def.$C$19:.$C$21]);MATCH([.G1397];[Def.$D$18:.$F$18]));&quot;#err&quot;)));&quot;&quot;)">
            <text:p/>
          </table:table-cell>
          <table:table-cell table:style-name="ce53" table:formula="of:=IF([.I1397]&lt;&gt;&quot;&quot;;INDEX([Def.$J$6:.$L$10];MATCH([.F1397];[Def.$I$6:.$I$10];0);MATCH([.I1397];[Def.$J$5:.$L$5];0));&quot;&quot;)">
            <text:p/>
          </table:table-cell>
          <table:table-cell table:style-name="ce56"/>
          <table:table-cell table:style-name="ce59" table:formula="of:=IF([.K1397]=&quot;&quot;;[.J1397];[.J1397]*[.K13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98]&lt;&gt;&quot;&quot;;IF(OR([.F1398]=&quot;ILF&quot;;[.F1398]=&quot;EIF&quot;);INDEX([Def.$D$6:.$F$8];MATCH([.H1398];[Def.$C$6:.$C$8]);MATCH([.G1398];[Def.$D$5:.$F$5]));IF([.F1398]=&quot;EI&quot;;INDEX([Def.$D$13:.$F$15];MATCH([.H1398];[Def.$C$13:.$C$15]);MATCH([.G1398];[Def.$D$12:.$F$12]));IF(OR([.F1398]=&quot;EO&quot;;[.F1398]=&quot;EQ&quot;);INDEX([Def.$D$19:.$F$21];MATCH([.H1398];[Def.$C$19:.$C$21]);MATCH([.G1398];[Def.$D$18:.$F$18]));&quot;#err&quot;)));&quot;&quot;)">
            <text:p/>
          </table:table-cell>
          <table:table-cell table:style-name="ce53" table:formula="of:=IF([.I1398]&lt;&gt;&quot;&quot;;INDEX([Def.$J$6:.$L$10];MATCH([.F1398];[Def.$I$6:.$I$10];0);MATCH([.I1398];[Def.$J$5:.$L$5];0));&quot;&quot;)">
            <text:p/>
          </table:table-cell>
          <table:table-cell table:style-name="ce56"/>
          <table:table-cell table:style-name="ce59" table:formula="of:=IF([.K1398]=&quot;&quot;;[.J1398];[.J1398]*[.K13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399]&lt;&gt;&quot;&quot;;IF(OR([.F1399]=&quot;ILF&quot;;[.F1399]=&quot;EIF&quot;);INDEX([Def.$D$6:.$F$8];MATCH([.H1399];[Def.$C$6:.$C$8]);MATCH([.G1399];[Def.$D$5:.$F$5]));IF([.F1399]=&quot;EI&quot;;INDEX([Def.$D$13:.$F$15];MATCH([.H1399];[Def.$C$13:.$C$15]);MATCH([.G1399];[Def.$D$12:.$F$12]));IF(OR([.F1399]=&quot;EO&quot;;[.F1399]=&quot;EQ&quot;);INDEX([Def.$D$19:.$F$21];MATCH([.H1399];[Def.$C$19:.$C$21]);MATCH([.G1399];[Def.$D$18:.$F$18]));&quot;#err&quot;)));&quot;&quot;)">
            <text:p/>
          </table:table-cell>
          <table:table-cell table:style-name="ce53" table:formula="of:=IF([.I1399]&lt;&gt;&quot;&quot;;INDEX([Def.$J$6:.$L$10];MATCH([.F1399];[Def.$I$6:.$I$10];0);MATCH([.I1399];[Def.$J$5:.$L$5];0));&quot;&quot;)">
            <text:p/>
          </table:table-cell>
          <table:table-cell table:style-name="ce56"/>
          <table:table-cell table:style-name="ce59" table:formula="of:=IF([.K1399]=&quot;&quot;;[.J1399];[.J1399]*[.K13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00]&lt;&gt;&quot;&quot;;IF(OR([.F1400]=&quot;ILF&quot;;[.F1400]=&quot;EIF&quot;);INDEX([Def.$D$6:.$F$8];MATCH([.H1400];[Def.$C$6:.$C$8]);MATCH([.G1400];[Def.$D$5:.$F$5]));IF([.F1400]=&quot;EI&quot;;INDEX([Def.$D$13:.$F$15];MATCH([.H1400];[Def.$C$13:.$C$15]);MATCH([.G1400];[Def.$D$12:.$F$12]));IF(OR([.F1400]=&quot;EO&quot;;[.F1400]=&quot;EQ&quot;);INDEX([Def.$D$19:.$F$21];MATCH([.H1400];[Def.$C$19:.$C$21]);MATCH([.G1400];[Def.$D$18:.$F$18]));&quot;#err&quot;)));&quot;&quot;)">
            <text:p/>
          </table:table-cell>
          <table:table-cell table:style-name="ce53" table:formula="of:=IF([.I1400]&lt;&gt;&quot;&quot;;INDEX([Def.$J$6:.$L$10];MATCH([.F1400];[Def.$I$6:.$I$10];0);MATCH([.I1400];[Def.$J$5:.$L$5];0));&quot;&quot;)">
            <text:p/>
          </table:table-cell>
          <table:table-cell table:style-name="ce56"/>
          <table:table-cell table:style-name="ce59" table:formula="of:=IF([.K1400]=&quot;&quot;;[.J1400];[.J1400]*[.K14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01]&lt;&gt;&quot;&quot;;IF(OR([.F1401]=&quot;ILF&quot;;[.F1401]=&quot;EIF&quot;);INDEX([Def.$D$6:.$F$8];MATCH([.H1401];[Def.$C$6:.$C$8]);MATCH([.G1401];[Def.$D$5:.$F$5]));IF([.F1401]=&quot;EI&quot;;INDEX([Def.$D$13:.$F$15];MATCH([.H1401];[Def.$C$13:.$C$15]);MATCH([.G1401];[Def.$D$12:.$F$12]));IF(OR([.F1401]=&quot;EO&quot;;[.F1401]=&quot;EQ&quot;);INDEX([Def.$D$19:.$F$21];MATCH([.H1401];[Def.$C$19:.$C$21]);MATCH([.G1401];[Def.$D$18:.$F$18]));&quot;#err&quot;)));&quot;&quot;)">
            <text:p/>
          </table:table-cell>
          <table:table-cell table:style-name="ce53" table:formula="of:=IF([.I1401]&lt;&gt;&quot;&quot;;INDEX([Def.$J$6:.$L$10];MATCH([.F1401];[Def.$I$6:.$I$10];0);MATCH([.I1401];[Def.$J$5:.$L$5];0));&quot;&quot;)">
            <text:p/>
          </table:table-cell>
          <table:table-cell table:style-name="ce56"/>
          <table:table-cell table:style-name="ce59" table:formula="of:=IF([.K1401]=&quot;&quot;;[.J1401];[.J1401]*[.K14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02]&lt;&gt;&quot;&quot;;IF(OR([.F1402]=&quot;ILF&quot;;[.F1402]=&quot;EIF&quot;);INDEX([Def.$D$6:.$F$8];MATCH([.H1402];[Def.$C$6:.$C$8]);MATCH([.G1402];[Def.$D$5:.$F$5]));IF([.F1402]=&quot;EI&quot;;INDEX([Def.$D$13:.$F$15];MATCH([.H1402];[Def.$C$13:.$C$15]);MATCH([.G1402];[Def.$D$12:.$F$12]));IF(OR([.F1402]=&quot;EO&quot;;[.F1402]=&quot;EQ&quot;);INDEX([Def.$D$19:.$F$21];MATCH([.H1402];[Def.$C$19:.$C$21]);MATCH([.G1402];[Def.$D$18:.$F$18]));&quot;#err&quot;)));&quot;&quot;)">
            <text:p/>
          </table:table-cell>
          <table:table-cell table:style-name="ce53" table:formula="of:=IF([.I1402]&lt;&gt;&quot;&quot;;INDEX([Def.$J$6:.$L$10];MATCH([.F1402];[Def.$I$6:.$I$10];0);MATCH([.I1402];[Def.$J$5:.$L$5];0));&quot;&quot;)">
            <text:p/>
          </table:table-cell>
          <table:table-cell table:style-name="ce56"/>
          <table:table-cell table:style-name="ce59" table:formula="of:=IF([.K1402]=&quot;&quot;;[.J1402];[.J1402]*[.K14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03]&lt;&gt;&quot;&quot;;IF(OR([.F1403]=&quot;ILF&quot;;[.F1403]=&quot;EIF&quot;);INDEX([Def.$D$6:.$F$8];MATCH([.H1403];[Def.$C$6:.$C$8]);MATCH([.G1403];[Def.$D$5:.$F$5]));IF([.F1403]=&quot;EI&quot;;INDEX([Def.$D$13:.$F$15];MATCH([.H1403];[Def.$C$13:.$C$15]);MATCH([.G1403];[Def.$D$12:.$F$12]));IF(OR([.F1403]=&quot;EO&quot;;[.F1403]=&quot;EQ&quot;);INDEX([Def.$D$19:.$F$21];MATCH([.H1403];[Def.$C$19:.$C$21]);MATCH([.G1403];[Def.$D$18:.$F$18]));&quot;#err&quot;)));&quot;&quot;)">
            <text:p/>
          </table:table-cell>
          <table:table-cell table:style-name="ce53" table:formula="of:=IF([.I1403]&lt;&gt;&quot;&quot;;INDEX([Def.$J$6:.$L$10];MATCH([.F1403];[Def.$I$6:.$I$10];0);MATCH([.I1403];[Def.$J$5:.$L$5];0));&quot;&quot;)">
            <text:p/>
          </table:table-cell>
          <table:table-cell table:style-name="ce56"/>
          <table:table-cell table:style-name="ce59" table:formula="of:=IF([.K1403]=&quot;&quot;;[.J1403];[.J1403]*[.K14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04]&lt;&gt;&quot;&quot;;IF(OR([.F1404]=&quot;ILF&quot;;[.F1404]=&quot;EIF&quot;);INDEX([Def.$D$6:.$F$8];MATCH([.H1404];[Def.$C$6:.$C$8]);MATCH([.G1404];[Def.$D$5:.$F$5]));IF([.F1404]=&quot;EI&quot;;INDEX([Def.$D$13:.$F$15];MATCH([.H1404];[Def.$C$13:.$C$15]);MATCH([.G1404];[Def.$D$12:.$F$12]));IF(OR([.F1404]=&quot;EO&quot;;[.F1404]=&quot;EQ&quot;);INDEX([Def.$D$19:.$F$21];MATCH([.H1404];[Def.$C$19:.$C$21]);MATCH([.G1404];[Def.$D$18:.$F$18]));&quot;#err&quot;)));&quot;&quot;)">
            <text:p/>
          </table:table-cell>
          <table:table-cell table:style-name="ce53" table:formula="of:=IF([.I1404]&lt;&gt;&quot;&quot;;INDEX([Def.$J$6:.$L$10];MATCH([.F1404];[Def.$I$6:.$I$10];0);MATCH([.I1404];[Def.$J$5:.$L$5];0));&quot;&quot;)">
            <text:p/>
          </table:table-cell>
          <table:table-cell table:style-name="ce56"/>
          <table:table-cell table:style-name="ce59" table:formula="of:=IF([.K1404]=&quot;&quot;;[.J1404];[.J1404]*[.K14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05]&lt;&gt;&quot;&quot;;IF(OR([.F1405]=&quot;ILF&quot;;[.F1405]=&quot;EIF&quot;);INDEX([Def.$D$6:.$F$8];MATCH([.H1405];[Def.$C$6:.$C$8]);MATCH([.G1405];[Def.$D$5:.$F$5]));IF([.F1405]=&quot;EI&quot;;INDEX([Def.$D$13:.$F$15];MATCH([.H1405];[Def.$C$13:.$C$15]);MATCH([.G1405];[Def.$D$12:.$F$12]));IF(OR([.F1405]=&quot;EO&quot;;[.F1405]=&quot;EQ&quot;);INDEX([Def.$D$19:.$F$21];MATCH([.H1405];[Def.$C$19:.$C$21]);MATCH([.G1405];[Def.$D$18:.$F$18]));&quot;#err&quot;)));&quot;&quot;)">
            <text:p/>
          </table:table-cell>
          <table:table-cell table:style-name="ce53" table:formula="of:=IF([.I1405]&lt;&gt;&quot;&quot;;INDEX([Def.$J$6:.$L$10];MATCH([.F1405];[Def.$I$6:.$I$10];0);MATCH([.I1405];[Def.$J$5:.$L$5];0));&quot;&quot;)">
            <text:p/>
          </table:table-cell>
          <table:table-cell table:style-name="ce56"/>
          <table:table-cell table:style-name="ce59" table:formula="of:=IF([.K1405]=&quot;&quot;;[.J1405];[.J1405]*[.K14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06]&lt;&gt;&quot;&quot;;IF(OR([.F1406]=&quot;ILF&quot;;[.F1406]=&quot;EIF&quot;);INDEX([Def.$D$6:.$F$8];MATCH([.H1406];[Def.$C$6:.$C$8]);MATCH([.G1406];[Def.$D$5:.$F$5]));IF([.F1406]=&quot;EI&quot;;INDEX([Def.$D$13:.$F$15];MATCH([.H1406];[Def.$C$13:.$C$15]);MATCH([.G1406];[Def.$D$12:.$F$12]));IF(OR([.F1406]=&quot;EO&quot;;[.F1406]=&quot;EQ&quot;);INDEX([Def.$D$19:.$F$21];MATCH([.H1406];[Def.$C$19:.$C$21]);MATCH([.G1406];[Def.$D$18:.$F$18]));&quot;#err&quot;)));&quot;&quot;)">
            <text:p/>
          </table:table-cell>
          <table:table-cell table:style-name="ce53" table:formula="of:=IF([.I1406]&lt;&gt;&quot;&quot;;INDEX([Def.$J$6:.$L$10];MATCH([.F1406];[Def.$I$6:.$I$10];0);MATCH([.I1406];[Def.$J$5:.$L$5];0));&quot;&quot;)">
            <text:p/>
          </table:table-cell>
          <table:table-cell table:style-name="ce56"/>
          <table:table-cell table:style-name="ce59" table:formula="of:=IF([.K1406]=&quot;&quot;;[.J1406];[.J1406]*[.K14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07]&lt;&gt;&quot;&quot;;IF(OR([.F1407]=&quot;ILF&quot;;[.F1407]=&quot;EIF&quot;);INDEX([Def.$D$6:.$F$8];MATCH([.H1407];[Def.$C$6:.$C$8]);MATCH([.G1407];[Def.$D$5:.$F$5]));IF([.F1407]=&quot;EI&quot;;INDEX([Def.$D$13:.$F$15];MATCH([.H1407];[Def.$C$13:.$C$15]);MATCH([.G1407];[Def.$D$12:.$F$12]));IF(OR([.F1407]=&quot;EO&quot;;[.F1407]=&quot;EQ&quot;);INDEX([Def.$D$19:.$F$21];MATCH([.H1407];[Def.$C$19:.$C$21]);MATCH([.G1407];[Def.$D$18:.$F$18]));&quot;#err&quot;)));&quot;&quot;)">
            <text:p/>
          </table:table-cell>
          <table:table-cell table:style-name="ce53" table:formula="of:=IF([.I1407]&lt;&gt;&quot;&quot;;INDEX([Def.$J$6:.$L$10];MATCH([.F1407];[Def.$I$6:.$I$10];0);MATCH([.I1407];[Def.$J$5:.$L$5];0));&quot;&quot;)">
            <text:p/>
          </table:table-cell>
          <table:table-cell table:style-name="ce56"/>
          <table:table-cell table:style-name="ce59" table:formula="of:=IF([.K1407]=&quot;&quot;;[.J1407];[.J1407]*[.K14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08]&lt;&gt;&quot;&quot;;IF(OR([.F1408]=&quot;ILF&quot;;[.F1408]=&quot;EIF&quot;);INDEX([Def.$D$6:.$F$8];MATCH([.H1408];[Def.$C$6:.$C$8]);MATCH([.G1408];[Def.$D$5:.$F$5]));IF([.F1408]=&quot;EI&quot;;INDEX([Def.$D$13:.$F$15];MATCH([.H1408];[Def.$C$13:.$C$15]);MATCH([.G1408];[Def.$D$12:.$F$12]));IF(OR([.F1408]=&quot;EO&quot;;[.F1408]=&quot;EQ&quot;);INDEX([Def.$D$19:.$F$21];MATCH([.H1408];[Def.$C$19:.$C$21]);MATCH([.G1408];[Def.$D$18:.$F$18]));&quot;#err&quot;)));&quot;&quot;)">
            <text:p/>
          </table:table-cell>
          <table:table-cell table:style-name="ce53" table:formula="of:=IF([.I1408]&lt;&gt;&quot;&quot;;INDEX([Def.$J$6:.$L$10];MATCH([.F1408];[Def.$I$6:.$I$10];0);MATCH([.I1408];[Def.$J$5:.$L$5];0));&quot;&quot;)">
            <text:p/>
          </table:table-cell>
          <table:table-cell table:style-name="ce56"/>
          <table:table-cell table:style-name="ce59" table:formula="of:=IF([.K1408]=&quot;&quot;;[.J1408];[.J1408]*[.K14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09]&lt;&gt;&quot;&quot;;IF(OR([.F1409]=&quot;ILF&quot;;[.F1409]=&quot;EIF&quot;);INDEX([Def.$D$6:.$F$8];MATCH([.H1409];[Def.$C$6:.$C$8]);MATCH([.G1409];[Def.$D$5:.$F$5]));IF([.F1409]=&quot;EI&quot;;INDEX([Def.$D$13:.$F$15];MATCH([.H1409];[Def.$C$13:.$C$15]);MATCH([.G1409];[Def.$D$12:.$F$12]));IF(OR([.F1409]=&quot;EO&quot;;[.F1409]=&quot;EQ&quot;);INDEX([Def.$D$19:.$F$21];MATCH([.H1409];[Def.$C$19:.$C$21]);MATCH([.G1409];[Def.$D$18:.$F$18]));&quot;#err&quot;)));&quot;&quot;)">
            <text:p/>
          </table:table-cell>
          <table:table-cell table:style-name="ce53" table:formula="of:=IF([.I1409]&lt;&gt;&quot;&quot;;INDEX([Def.$J$6:.$L$10];MATCH([.F1409];[Def.$I$6:.$I$10];0);MATCH([.I1409];[Def.$J$5:.$L$5];0));&quot;&quot;)">
            <text:p/>
          </table:table-cell>
          <table:table-cell table:style-name="ce56"/>
          <table:table-cell table:style-name="ce59" table:formula="of:=IF([.K1409]=&quot;&quot;;[.J1409];[.J1409]*[.K14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10]&lt;&gt;&quot;&quot;;IF(OR([.F1410]=&quot;ILF&quot;;[.F1410]=&quot;EIF&quot;);INDEX([Def.$D$6:.$F$8];MATCH([.H1410];[Def.$C$6:.$C$8]);MATCH([.G1410];[Def.$D$5:.$F$5]));IF([.F1410]=&quot;EI&quot;;INDEX([Def.$D$13:.$F$15];MATCH([.H1410];[Def.$C$13:.$C$15]);MATCH([.G1410];[Def.$D$12:.$F$12]));IF(OR([.F1410]=&quot;EO&quot;;[.F1410]=&quot;EQ&quot;);INDEX([Def.$D$19:.$F$21];MATCH([.H1410];[Def.$C$19:.$C$21]);MATCH([.G1410];[Def.$D$18:.$F$18]));&quot;#err&quot;)));&quot;&quot;)">
            <text:p/>
          </table:table-cell>
          <table:table-cell table:style-name="ce53" table:formula="of:=IF([.I1410]&lt;&gt;&quot;&quot;;INDEX([Def.$J$6:.$L$10];MATCH([.F1410];[Def.$I$6:.$I$10];0);MATCH([.I1410];[Def.$J$5:.$L$5];0));&quot;&quot;)">
            <text:p/>
          </table:table-cell>
          <table:table-cell table:style-name="ce56"/>
          <table:table-cell table:style-name="ce59" table:formula="of:=IF([.K1410]=&quot;&quot;;[.J1410];[.J1410]*[.K14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11]&lt;&gt;&quot;&quot;;IF(OR([.F1411]=&quot;ILF&quot;;[.F1411]=&quot;EIF&quot;);INDEX([Def.$D$6:.$F$8];MATCH([.H1411];[Def.$C$6:.$C$8]);MATCH([.G1411];[Def.$D$5:.$F$5]));IF([.F1411]=&quot;EI&quot;;INDEX([Def.$D$13:.$F$15];MATCH([.H1411];[Def.$C$13:.$C$15]);MATCH([.G1411];[Def.$D$12:.$F$12]));IF(OR([.F1411]=&quot;EO&quot;;[.F1411]=&quot;EQ&quot;);INDEX([Def.$D$19:.$F$21];MATCH([.H1411];[Def.$C$19:.$C$21]);MATCH([.G1411];[Def.$D$18:.$F$18]));&quot;#err&quot;)));&quot;&quot;)">
            <text:p/>
          </table:table-cell>
          <table:table-cell table:style-name="ce53" table:formula="of:=IF([.I1411]&lt;&gt;&quot;&quot;;INDEX([Def.$J$6:.$L$10];MATCH([.F1411];[Def.$I$6:.$I$10];0);MATCH([.I1411];[Def.$J$5:.$L$5];0));&quot;&quot;)">
            <text:p/>
          </table:table-cell>
          <table:table-cell table:style-name="ce56"/>
          <table:table-cell table:style-name="ce59" table:formula="of:=IF([.K1411]=&quot;&quot;;[.J1411];[.J1411]*[.K14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12]&lt;&gt;&quot;&quot;;IF(OR([.F1412]=&quot;ILF&quot;;[.F1412]=&quot;EIF&quot;);INDEX([Def.$D$6:.$F$8];MATCH([.H1412];[Def.$C$6:.$C$8]);MATCH([.G1412];[Def.$D$5:.$F$5]));IF([.F1412]=&quot;EI&quot;;INDEX([Def.$D$13:.$F$15];MATCH([.H1412];[Def.$C$13:.$C$15]);MATCH([.G1412];[Def.$D$12:.$F$12]));IF(OR([.F1412]=&quot;EO&quot;;[.F1412]=&quot;EQ&quot;);INDEX([Def.$D$19:.$F$21];MATCH([.H1412];[Def.$C$19:.$C$21]);MATCH([.G1412];[Def.$D$18:.$F$18]));&quot;#err&quot;)));&quot;&quot;)">
            <text:p/>
          </table:table-cell>
          <table:table-cell table:style-name="ce53" table:formula="of:=IF([.I1412]&lt;&gt;&quot;&quot;;INDEX([Def.$J$6:.$L$10];MATCH([.F1412];[Def.$I$6:.$I$10];0);MATCH([.I1412];[Def.$J$5:.$L$5];0));&quot;&quot;)">
            <text:p/>
          </table:table-cell>
          <table:table-cell table:style-name="ce56"/>
          <table:table-cell table:style-name="ce59" table:formula="of:=IF([.K1412]=&quot;&quot;;[.J1412];[.J1412]*[.K14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13]&lt;&gt;&quot;&quot;;IF(OR([.F1413]=&quot;ILF&quot;;[.F1413]=&quot;EIF&quot;);INDEX([Def.$D$6:.$F$8];MATCH([.H1413];[Def.$C$6:.$C$8]);MATCH([.G1413];[Def.$D$5:.$F$5]));IF([.F1413]=&quot;EI&quot;;INDEX([Def.$D$13:.$F$15];MATCH([.H1413];[Def.$C$13:.$C$15]);MATCH([.G1413];[Def.$D$12:.$F$12]));IF(OR([.F1413]=&quot;EO&quot;;[.F1413]=&quot;EQ&quot;);INDEX([Def.$D$19:.$F$21];MATCH([.H1413];[Def.$C$19:.$C$21]);MATCH([.G1413];[Def.$D$18:.$F$18]));&quot;#err&quot;)));&quot;&quot;)">
            <text:p/>
          </table:table-cell>
          <table:table-cell table:style-name="ce53" table:formula="of:=IF([.I1413]&lt;&gt;&quot;&quot;;INDEX([Def.$J$6:.$L$10];MATCH([.F1413];[Def.$I$6:.$I$10];0);MATCH([.I1413];[Def.$J$5:.$L$5];0));&quot;&quot;)">
            <text:p/>
          </table:table-cell>
          <table:table-cell table:style-name="ce56"/>
          <table:table-cell table:style-name="ce59" table:formula="of:=IF([.K1413]=&quot;&quot;;[.J1413];[.J1413]*[.K14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14]&lt;&gt;&quot;&quot;;IF(OR([.F1414]=&quot;ILF&quot;;[.F1414]=&quot;EIF&quot;);INDEX([Def.$D$6:.$F$8];MATCH([.H1414];[Def.$C$6:.$C$8]);MATCH([.G1414];[Def.$D$5:.$F$5]));IF([.F1414]=&quot;EI&quot;;INDEX([Def.$D$13:.$F$15];MATCH([.H1414];[Def.$C$13:.$C$15]);MATCH([.G1414];[Def.$D$12:.$F$12]));IF(OR([.F1414]=&quot;EO&quot;;[.F1414]=&quot;EQ&quot;);INDEX([Def.$D$19:.$F$21];MATCH([.H1414];[Def.$C$19:.$C$21]);MATCH([.G1414];[Def.$D$18:.$F$18]));&quot;#err&quot;)));&quot;&quot;)">
            <text:p/>
          </table:table-cell>
          <table:table-cell table:style-name="ce53" table:formula="of:=IF([.I1414]&lt;&gt;&quot;&quot;;INDEX([Def.$J$6:.$L$10];MATCH([.F1414];[Def.$I$6:.$I$10];0);MATCH([.I1414];[Def.$J$5:.$L$5];0));&quot;&quot;)">
            <text:p/>
          </table:table-cell>
          <table:table-cell table:style-name="ce56"/>
          <table:table-cell table:style-name="ce59" table:formula="of:=IF([.K1414]=&quot;&quot;;[.J1414];[.J1414]*[.K14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15]&lt;&gt;&quot;&quot;;IF(OR([.F1415]=&quot;ILF&quot;;[.F1415]=&quot;EIF&quot;);INDEX([Def.$D$6:.$F$8];MATCH([.H1415];[Def.$C$6:.$C$8]);MATCH([.G1415];[Def.$D$5:.$F$5]));IF([.F1415]=&quot;EI&quot;;INDEX([Def.$D$13:.$F$15];MATCH([.H1415];[Def.$C$13:.$C$15]);MATCH([.G1415];[Def.$D$12:.$F$12]));IF(OR([.F1415]=&quot;EO&quot;;[.F1415]=&quot;EQ&quot;);INDEX([Def.$D$19:.$F$21];MATCH([.H1415];[Def.$C$19:.$C$21]);MATCH([.G1415];[Def.$D$18:.$F$18]));&quot;#err&quot;)));&quot;&quot;)">
            <text:p/>
          </table:table-cell>
          <table:table-cell table:style-name="ce53" table:formula="of:=IF([.I1415]&lt;&gt;&quot;&quot;;INDEX([Def.$J$6:.$L$10];MATCH([.F1415];[Def.$I$6:.$I$10];0);MATCH([.I1415];[Def.$J$5:.$L$5];0));&quot;&quot;)">
            <text:p/>
          </table:table-cell>
          <table:table-cell table:style-name="ce56"/>
          <table:table-cell table:style-name="ce59" table:formula="of:=IF([.K1415]=&quot;&quot;;[.J1415];[.J1415]*[.K14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16]&lt;&gt;&quot;&quot;;IF(OR([.F1416]=&quot;ILF&quot;;[.F1416]=&quot;EIF&quot;);INDEX([Def.$D$6:.$F$8];MATCH([.H1416];[Def.$C$6:.$C$8]);MATCH([.G1416];[Def.$D$5:.$F$5]));IF([.F1416]=&quot;EI&quot;;INDEX([Def.$D$13:.$F$15];MATCH([.H1416];[Def.$C$13:.$C$15]);MATCH([.G1416];[Def.$D$12:.$F$12]));IF(OR([.F1416]=&quot;EO&quot;;[.F1416]=&quot;EQ&quot;);INDEX([Def.$D$19:.$F$21];MATCH([.H1416];[Def.$C$19:.$C$21]);MATCH([.G1416];[Def.$D$18:.$F$18]));&quot;#err&quot;)));&quot;&quot;)">
            <text:p/>
          </table:table-cell>
          <table:table-cell table:style-name="ce53" table:formula="of:=IF([.I1416]&lt;&gt;&quot;&quot;;INDEX([Def.$J$6:.$L$10];MATCH([.F1416];[Def.$I$6:.$I$10];0);MATCH([.I1416];[Def.$J$5:.$L$5];0));&quot;&quot;)">
            <text:p/>
          </table:table-cell>
          <table:table-cell table:style-name="ce56"/>
          <table:table-cell table:style-name="ce59" table:formula="of:=IF([.K1416]=&quot;&quot;;[.J1416];[.J1416]*[.K14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17]&lt;&gt;&quot;&quot;;IF(OR([.F1417]=&quot;ILF&quot;;[.F1417]=&quot;EIF&quot;);INDEX([Def.$D$6:.$F$8];MATCH([.H1417];[Def.$C$6:.$C$8]);MATCH([.G1417];[Def.$D$5:.$F$5]));IF([.F1417]=&quot;EI&quot;;INDEX([Def.$D$13:.$F$15];MATCH([.H1417];[Def.$C$13:.$C$15]);MATCH([.G1417];[Def.$D$12:.$F$12]));IF(OR([.F1417]=&quot;EO&quot;;[.F1417]=&quot;EQ&quot;);INDEX([Def.$D$19:.$F$21];MATCH([.H1417];[Def.$C$19:.$C$21]);MATCH([.G1417];[Def.$D$18:.$F$18]));&quot;#err&quot;)));&quot;&quot;)">
            <text:p/>
          </table:table-cell>
          <table:table-cell table:style-name="ce53" table:formula="of:=IF([.I1417]&lt;&gt;&quot;&quot;;INDEX([Def.$J$6:.$L$10];MATCH([.F1417];[Def.$I$6:.$I$10];0);MATCH([.I1417];[Def.$J$5:.$L$5];0));&quot;&quot;)">
            <text:p/>
          </table:table-cell>
          <table:table-cell table:style-name="ce56"/>
          <table:table-cell table:style-name="ce59" table:formula="of:=IF([.K1417]=&quot;&quot;;[.J1417];[.J1417]*[.K14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18]&lt;&gt;&quot;&quot;;IF(OR([.F1418]=&quot;ILF&quot;;[.F1418]=&quot;EIF&quot;);INDEX([Def.$D$6:.$F$8];MATCH([.H1418];[Def.$C$6:.$C$8]);MATCH([.G1418];[Def.$D$5:.$F$5]));IF([.F1418]=&quot;EI&quot;;INDEX([Def.$D$13:.$F$15];MATCH([.H1418];[Def.$C$13:.$C$15]);MATCH([.G1418];[Def.$D$12:.$F$12]));IF(OR([.F1418]=&quot;EO&quot;;[.F1418]=&quot;EQ&quot;);INDEX([Def.$D$19:.$F$21];MATCH([.H1418];[Def.$C$19:.$C$21]);MATCH([.G1418];[Def.$D$18:.$F$18]));&quot;#err&quot;)));&quot;&quot;)">
            <text:p/>
          </table:table-cell>
          <table:table-cell table:style-name="ce53" table:formula="of:=IF([.I1418]&lt;&gt;&quot;&quot;;INDEX([Def.$J$6:.$L$10];MATCH([.F1418];[Def.$I$6:.$I$10];0);MATCH([.I1418];[Def.$J$5:.$L$5];0));&quot;&quot;)">
            <text:p/>
          </table:table-cell>
          <table:table-cell table:style-name="ce56"/>
          <table:table-cell table:style-name="ce59" table:formula="of:=IF([.K1418]=&quot;&quot;;[.J1418];[.J1418]*[.K14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19]&lt;&gt;&quot;&quot;;IF(OR([.F1419]=&quot;ILF&quot;;[.F1419]=&quot;EIF&quot;);INDEX([Def.$D$6:.$F$8];MATCH([.H1419];[Def.$C$6:.$C$8]);MATCH([.G1419];[Def.$D$5:.$F$5]));IF([.F1419]=&quot;EI&quot;;INDEX([Def.$D$13:.$F$15];MATCH([.H1419];[Def.$C$13:.$C$15]);MATCH([.G1419];[Def.$D$12:.$F$12]));IF(OR([.F1419]=&quot;EO&quot;;[.F1419]=&quot;EQ&quot;);INDEX([Def.$D$19:.$F$21];MATCH([.H1419];[Def.$C$19:.$C$21]);MATCH([.G1419];[Def.$D$18:.$F$18]));&quot;#err&quot;)));&quot;&quot;)">
            <text:p/>
          </table:table-cell>
          <table:table-cell table:style-name="ce53" table:formula="of:=IF([.I1419]&lt;&gt;&quot;&quot;;INDEX([Def.$J$6:.$L$10];MATCH([.F1419];[Def.$I$6:.$I$10];0);MATCH([.I1419];[Def.$J$5:.$L$5];0));&quot;&quot;)">
            <text:p/>
          </table:table-cell>
          <table:table-cell table:style-name="ce56"/>
          <table:table-cell table:style-name="ce59" table:formula="of:=IF([.K1419]=&quot;&quot;;[.J1419];[.J1419]*[.K14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20]&lt;&gt;&quot;&quot;;IF(OR([.F1420]=&quot;ILF&quot;;[.F1420]=&quot;EIF&quot;);INDEX([Def.$D$6:.$F$8];MATCH([.H1420];[Def.$C$6:.$C$8]);MATCH([.G1420];[Def.$D$5:.$F$5]));IF([.F1420]=&quot;EI&quot;;INDEX([Def.$D$13:.$F$15];MATCH([.H1420];[Def.$C$13:.$C$15]);MATCH([.G1420];[Def.$D$12:.$F$12]));IF(OR([.F1420]=&quot;EO&quot;;[.F1420]=&quot;EQ&quot;);INDEX([Def.$D$19:.$F$21];MATCH([.H1420];[Def.$C$19:.$C$21]);MATCH([.G1420];[Def.$D$18:.$F$18]));&quot;#err&quot;)));&quot;&quot;)">
            <text:p/>
          </table:table-cell>
          <table:table-cell table:style-name="ce53" table:formula="of:=IF([.I1420]&lt;&gt;&quot;&quot;;INDEX([Def.$J$6:.$L$10];MATCH([.F1420];[Def.$I$6:.$I$10];0);MATCH([.I1420];[Def.$J$5:.$L$5];0));&quot;&quot;)">
            <text:p/>
          </table:table-cell>
          <table:table-cell table:style-name="ce56"/>
          <table:table-cell table:style-name="ce59" table:formula="of:=IF([.K1420]=&quot;&quot;;[.J1420];[.J1420]*[.K14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21]&lt;&gt;&quot;&quot;;IF(OR([.F1421]=&quot;ILF&quot;;[.F1421]=&quot;EIF&quot;);INDEX([Def.$D$6:.$F$8];MATCH([.H1421];[Def.$C$6:.$C$8]);MATCH([.G1421];[Def.$D$5:.$F$5]));IF([.F1421]=&quot;EI&quot;;INDEX([Def.$D$13:.$F$15];MATCH([.H1421];[Def.$C$13:.$C$15]);MATCH([.G1421];[Def.$D$12:.$F$12]));IF(OR([.F1421]=&quot;EO&quot;;[.F1421]=&quot;EQ&quot;);INDEX([Def.$D$19:.$F$21];MATCH([.H1421];[Def.$C$19:.$C$21]);MATCH([.G1421];[Def.$D$18:.$F$18]));&quot;#err&quot;)));&quot;&quot;)">
            <text:p/>
          </table:table-cell>
          <table:table-cell table:style-name="ce53" table:formula="of:=IF([.I1421]&lt;&gt;&quot;&quot;;INDEX([Def.$J$6:.$L$10];MATCH([.F1421];[Def.$I$6:.$I$10];0);MATCH([.I1421];[Def.$J$5:.$L$5];0));&quot;&quot;)">
            <text:p/>
          </table:table-cell>
          <table:table-cell table:style-name="ce56"/>
          <table:table-cell table:style-name="ce59" table:formula="of:=IF([.K1421]=&quot;&quot;;[.J1421];[.J1421]*[.K14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22]&lt;&gt;&quot;&quot;;IF(OR([.F1422]=&quot;ILF&quot;;[.F1422]=&quot;EIF&quot;);INDEX([Def.$D$6:.$F$8];MATCH([.H1422];[Def.$C$6:.$C$8]);MATCH([.G1422];[Def.$D$5:.$F$5]));IF([.F1422]=&quot;EI&quot;;INDEX([Def.$D$13:.$F$15];MATCH([.H1422];[Def.$C$13:.$C$15]);MATCH([.G1422];[Def.$D$12:.$F$12]));IF(OR([.F1422]=&quot;EO&quot;;[.F1422]=&quot;EQ&quot;);INDEX([Def.$D$19:.$F$21];MATCH([.H1422];[Def.$C$19:.$C$21]);MATCH([.G1422];[Def.$D$18:.$F$18]));&quot;#err&quot;)));&quot;&quot;)">
            <text:p/>
          </table:table-cell>
          <table:table-cell table:style-name="ce53" table:formula="of:=IF([.I1422]&lt;&gt;&quot;&quot;;INDEX([Def.$J$6:.$L$10];MATCH([.F1422];[Def.$I$6:.$I$10];0);MATCH([.I1422];[Def.$J$5:.$L$5];0));&quot;&quot;)">
            <text:p/>
          </table:table-cell>
          <table:table-cell table:style-name="ce56"/>
          <table:table-cell table:style-name="ce59" table:formula="of:=IF([.K1422]=&quot;&quot;;[.J1422];[.J1422]*[.K14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23]&lt;&gt;&quot;&quot;;IF(OR([.F1423]=&quot;ILF&quot;;[.F1423]=&quot;EIF&quot;);INDEX([Def.$D$6:.$F$8];MATCH([.H1423];[Def.$C$6:.$C$8]);MATCH([.G1423];[Def.$D$5:.$F$5]));IF([.F1423]=&quot;EI&quot;;INDEX([Def.$D$13:.$F$15];MATCH([.H1423];[Def.$C$13:.$C$15]);MATCH([.G1423];[Def.$D$12:.$F$12]));IF(OR([.F1423]=&quot;EO&quot;;[.F1423]=&quot;EQ&quot;);INDEX([Def.$D$19:.$F$21];MATCH([.H1423];[Def.$C$19:.$C$21]);MATCH([.G1423];[Def.$D$18:.$F$18]));&quot;#err&quot;)));&quot;&quot;)">
            <text:p/>
          </table:table-cell>
          <table:table-cell table:style-name="ce53" table:formula="of:=IF([.I1423]&lt;&gt;&quot;&quot;;INDEX([Def.$J$6:.$L$10];MATCH([.F1423];[Def.$I$6:.$I$10];0);MATCH([.I1423];[Def.$J$5:.$L$5];0));&quot;&quot;)">
            <text:p/>
          </table:table-cell>
          <table:table-cell table:style-name="ce56"/>
          <table:table-cell table:style-name="ce59" table:formula="of:=IF([.K1423]=&quot;&quot;;[.J1423];[.J1423]*[.K14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24]&lt;&gt;&quot;&quot;;IF(OR([.F1424]=&quot;ILF&quot;;[.F1424]=&quot;EIF&quot;);INDEX([Def.$D$6:.$F$8];MATCH([.H1424];[Def.$C$6:.$C$8]);MATCH([.G1424];[Def.$D$5:.$F$5]));IF([.F1424]=&quot;EI&quot;;INDEX([Def.$D$13:.$F$15];MATCH([.H1424];[Def.$C$13:.$C$15]);MATCH([.G1424];[Def.$D$12:.$F$12]));IF(OR([.F1424]=&quot;EO&quot;;[.F1424]=&quot;EQ&quot;);INDEX([Def.$D$19:.$F$21];MATCH([.H1424];[Def.$C$19:.$C$21]);MATCH([.G1424];[Def.$D$18:.$F$18]));&quot;#err&quot;)));&quot;&quot;)">
            <text:p/>
          </table:table-cell>
          <table:table-cell table:style-name="ce53" table:formula="of:=IF([.I1424]&lt;&gt;&quot;&quot;;INDEX([Def.$J$6:.$L$10];MATCH([.F1424];[Def.$I$6:.$I$10];0);MATCH([.I1424];[Def.$J$5:.$L$5];0));&quot;&quot;)">
            <text:p/>
          </table:table-cell>
          <table:table-cell table:style-name="ce56"/>
          <table:table-cell table:style-name="ce59" table:formula="of:=IF([.K1424]=&quot;&quot;;[.J1424];[.J1424]*[.K14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25]&lt;&gt;&quot;&quot;;IF(OR([.F1425]=&quot;ILF&quot;;[.F1425]=&quot;EIF&quot;);INDEX([Def.$D$6:.$F$8];MATCH([.H1425];[Def.$C$6:.$C$8]);MATCH([.G1425];[Def.$D$5:.$F$5]));IF([.F1425]=&quot;EI&quot;;INDEX([Def.$D$13:.$F$15];MATCH([.H1425];[Def.$C$13:.$C$15]);MATCH([.G1425];[Def.$D$12:.$F$12]));IF(OR([.F1425]=&quot;EO&quot;;[.F1425]=&quot;EQ&quot;);INDEX([Def.$D$19:.$F$21];MATCH([.H1425];[Def.$C$19:.$C$21]);MATCH([.G1425];[Def.$D$18:.$F$18]));&quot;#err&quot;)));&quot;&quot;)">
            <text:p/>
          </table:table-cell>
          <table:table-cell table:style-name="ce53" table:formula="of:=IF([.I1425]&lt;&gt;&quot;&quot;;INDEX([Def.$J$6:.$L$10];MATCH([.F1425];[Def.$I$6:.$I$10];0);MATCH([.I1425];[Def.$J$5:.$L$5];0));&quot;&quot;)">
            <text:p/>
          </table:table-cell>
          <table:table-cell table:style-name="ce56"/>
          <table:table-cell table:style-name="ce59" table:formula="of:=IF([.K1425]=&quot;&quot;;[.J1425];[.J1425]*[.K14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26]&lt;&gt;&quot;&quot;;IF(OR([.F1426]=&quot;ILF&quot;;[.F1426]=&quot;EIF&quot;);INDEX([Def.$D$6:.$F$8];MATCH([.H1426];[Def.$C$6:.$C$8]);MATCH([.G1426];[Def.$D$5:.$F$5]));IF([.F1426]=&quot;EI&quot;;INDEX([Def.$D$13:.$F$15];MATCH([.H1426];[Def.$C$13:.$C$15]);MATCH([.G1426];[Def.$D$12:.$F$12]));IF(OR([.F1426]=&quot;EO&quot;;[.F1426]=&quot;EQ&quot;);INDEX([Def.$D$19:.$F$21];MATCH([.H1426];[Def.$C$19:.$C$21]);MATCH([.G1426];[Def.$D$18:.$F$18]));&quot;#err&quot;)));&quot;&quot;)">
            <text:p/>
          </table:table-cell>
          <table:table-cell table:style-name="ce53" table:formula="of:=IF([.I1426]&lt;&gt;&quot;&quot;;INDEX([Def.$J$6:.$L$10];MATCH([.F1426];[Def.$I$6:.$I$10];0);MATCH([.I1426];[Def.$J$5:.$L$5];0));&quot;&quot;)">
            <text:p/>
          </table:table-cell>
          <table:table-cell table:style-name="ce56"/>
          <table:table-cell table:style-name="ce59" table:formula="of:=IF([.K1426]=&quot;&quot;;[.J1426];[.J1426]*[.K14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27]&lt;&gt;&quot;&quot;;IF(OR([.F1427]=&quot;ILF&quot;;[.F1427]=&quot;EIF&quot;);INDEX([Def.$D$6:.$F$8];MATCH([.H1427];[Def.$C$6:.$C$8]);MATCH([.G1427];[Def.$D$5:.$F$5]));IF([.F1427]=&quot;EI&quot;;INDEX([Def.$D$13:.$F$15];MATCH([.H1427];[Def.$C$13:.$C$15]);MATCH([.G1427];[Def.$D$12:.$F$12]));IF(OR([.F1427]=&quot;EO&quot;;[.F1427]=&quot;EQ&quot;);INDEX([Def.$D$19:.$F$21];MATCH([.H1427];[Def.$C$19:.$C$21]);MATCH([.G1427];[Def.$D$18:.$F$18]));&quot;#err&quot;)));&quot;&quot;)">
            <text:p/>
          </table:table-cell>
          <table:table-cell table:style-name="ce53" table:formula="of:=IF([.I1427]&lt;&gt;&quot;&quot;;INDEX([Def.$J$6:.$L$10];MATCH([.F1427];[Def.$I$6:.$I$10];0);MATCH([.I1427];[Def.$J$5:.$L$5];0));&quot;&quot;)">
            <text:p/>
          </table:table-cell>
          <table:table-cell table:style-name="ce56"/>
          <table:table-cell table:style-name="ce59" table:formula="of:=IF([.K1427]=&quot;&quot;;[.J1427];[.J1427]*[.K14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28]&lt;&gt;&quot;&quot;;IF(OR([.F1428]=&quot;ILF&quot;;[.F1428]=&quot;EIF&quot;);INDEX([Def.$D$6:.$F$8];MATCH([.H1428];[Def.$C$6:.$C$8]);MATCH([.G1428];[Def.$D$5:.$F$5]));IF([.F1428]=&quot;EI&quot;;INDEX([Def.$D$13:.$F$15];MATCH([.H1428];[Def.$C$13:.$C$15]);MATCH([.G1428];[Def.$D$12:.$F$12]));IF(OR([.F1428]=&quot;EO&quot;;[.F1428]=&quot;EQ&quot;);INDEX([Def.$D$19:.$F$21];MATCH([.H1428];[Def.$C$19:.$C$21]);MATCH([.G1428];[Def.$D$18:.$F$18]));&quot;#err&quot;)));&quot;&quot;)">
            <text:p/>
          </table:table-cell>
          <table:table-cell table:style-name="ce53" table:formula="of:=IF([.I1428]&lt;&gt;&quot;&quot;;INDEX([Def.$J$6:.$L$10];MATCH([.F1428];[Def.$I$6:.$I$10];0);MATCH([.I1428];[Def.$J$5:.$L$5];0));&quot;&quot;)">
            <text:p/>
          </table:table-cell>
          <table:table-cell table:style-name="ce56"/>
          <table:table-cell table:style-name="ce59" table:formula="of:=IF([.K1428]=&quot;&quot;;[.J1428];[.J1428]*[.K14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29]&lt;&gt;&quot;&quot;;IF(OR([.F1429]=&quot;ILF&quot;;[.F1429]=&quot;EIF&quot;);INDEX([Def.$D$6:.$F$8];MATCH([.H1429];[Def.$C$6:.$C$8]);MATCH([.G1429];[Def.$D$5:.$F$5]));IF([.F1429]=&quot;EI&quot;;INDEX([Def.$D$13:.$F$15];MATCH([.H1429];[Def.$C$13:.$C$15]);MATCH([.G1429];[Def.$D$12:.$F$12]));IF(OR([.F1429]=&quot;EO&quot;;[.F1429]=&quot;EQ&quot;);INDEX([Def.$D$19:.$F$21];MATCH([.H1429];[Def.$C$19:.$C$21]);MATCH([.G1429];[Def.$D$18:.$F$18]));&quot;#err&quot;)));&quot;&quot;)">
            <text:p/>
          </table:table-cell>
          <table:table-cell table:style-name="ce53" table:formula="of:=IF([.I1429]&lt;&gt;&quot;&quot;;INDEX([Def.$J$6:.$L$10];MATCH([.F1429];[Def.$I$6:.$I$10];0);MATCH([.I1429];[Def.$J$5:.$L$5];0));&quot;&quot;)">
            <text:p/>
          </table:table-cell>
          <table:table-cell table:style-name="ce56"/>
          <table:table-cell table:style-name="ce59" table:formula="of:=IF([.K1429]=&quot;&quot;;[.J1429];[.J1429]*[.K14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30]&lt;&gt;&quot;&quot;;IF(OR([.F1430]=&quot;ILF&quot;;[.F1430]=&quot;EIF&quot;);INDEX([Def.$D$6:.$F$8];MATCH([.H1430];[Def.$C$6:.$C$8]);MATCH([.G1430];[Def.$D$5:.$F$5]));IF([.F1430]=&quot;EI&quot;;INDEX([Def.$D$13:.$F$15];MATCH([.H1430];[Def.$C$13:.$C$15]);MATCH([.G1430];[Def.$D$12:.$F$12]));IF(OR([.F1430]=&quot;EO&quot;;[.F1430]=&quot;EQ&quot;);INDEX([Def.$D$19:.$F$21];MATCH([.H1430];[Def.$C$19:.$C$21]);MATCH([.G1430];[Def.$D$18:.$F$18]));&quot;#err&quot;)));&quot;&quot;)">
            <text:p/>
          </table:table-cell>
          <table:table-cell table:style-name="ce53" table:formula="of:=IF([.I1430]&lt;&gt;&quot;&quot;;INDEX([Def.$J$6:.$L$10];MATCH([.F1430];[Def.$I$6:.$I$10];0);MATCH([.I1430];[Def.$J$5:.$L$5];0));&quot;&quot;)">
            <text:p/>
          </table:table-cell>
          <table:table-cell table:style-name="ce56"/>
          <table:table-cell table:style-name="ce59" table:formula="of:=IF([.K1430]=&quot;&quot;;[.J1430];[.J1430]*[.K14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31]&lt;&gt;&quot;&quot;;IF(OR([.F1431]=&quot;ILF&quot;;[.F1431]=&quot;EIF&quot;);INDEX([Def.$D$6:.$F$8];MATCH([.H1431];[Def.$C$6:.$C$8]);MATCH([.G1431];[Def.$D$5:.$F$5]));IF([.F1431]=&quot;EI&quot;;INDEX([Def.$D$13:.$F$15];MATCH([.H1431];[Def.$C$13:.$C$15]);MATCH([.G1431];[Def.$D$12:.$F$12]));IF(OR([.F1431]=&quot;EO&quot;;[.F1431]=&quot;EQ&quot;);INDEX([Def.$D$19:.$F$21];MATCH([.H1431];[Def.$C$19:.$C$21]);MATCH([.G1431];[Def.$D$18:.$F$18]));&quot;#err&quot;)));&quot;&quot;)">
            <text:p/>
          </table:table-cell>
          <table:table-cell table:style-name="ce53" table:formula="of:=IF([.I1431]&lt;&gt;&quot;&quot;;INDEX([Def.$J$6:.$L$10];MATCH([.F1431];[Def.$I$6:.$I$10];0);MATCH([.I1431];[Def.$J$5:.$L$5];0));&quot;&quot;)">
            <text:p/>
          </table:table-cell>
          <table:table-cell table:style-name="ce56"/>
          <table:table-cell table:style-name="ce59" table:formula="of:=IF([.K1431]=&quot;&quot;;[.J1431];[.J1431]*[.K14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32]&lt;&gt;&quot;&quot;;IF(OR([.F1432]=&quot;ILF&quot;;[.F1432]=&quot;EIF&quot;);INDEX([Def.$D$6:.$F$8];MATCH([.H1432];[Def.$C$6:.$C$8]);MATCH([.G1432];[Def.$D$5:.$F$5]));IF([.F1432]=&quot;EI&quot;;INDEX([Def.$D$13:.$F$15];MATCH([.H1432];[Def.$C$13:.$C$15]);MATCH([.G1432];[Def.$D$12:.$F$12]));IF(OR([.F1432]=&quot;EO&quot;;[.F1432]=&quot;EQ&quot;);INDEX([Def.$D$19:.$F$21];MATCH([.H1432];[Def.$C$19:.$C$21]);MATCH([.G1432];[Def.$D$18:.$F$18]));&quot;#err&quot;)));&quot;&quot;)">
            <text:p/>
          </table:table-cell>
          <table:table-cell table:style-name="ce53" table:formula="of:=IF([.I1432]&lt;&gt;&quot;&quot;;INDEX([Def.$J$6:.$L$10];MATCH([.F1432];[Def.$I$6:.$I$10];0);MATCH([.I1432];[Def.$J$5:.$L$5];0));&quot;&quot;)">
            <text:p/>
          </table:table-cell>
          <table:table-cell table:style-name="ce56"/>
          <table:table-cell table:style-name="ce59" table:formula="of:=IF([.K1432]=&quot;&quot;;[.J1432];[.J1432]*[.K14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33]&lt;&gt;&quot;&quot;;IF(OR([.F1433]=&quot;ILF&quot;;[.F1433]=&quot;EIF&quot;);INDEX([Def.$D$6:.$F$8];MATCH([.H1433];[Def.$C$6:.$C$8]);MATCH([.G1433];[Def.$D$5:.$F$5]));IF([.F1433]=&quot;EI&quot;;INDEX([Def.$D$13:.$F$15];MATCH([.H1433];[Def.$C$13:.$C$15]);MATCH([.G1433];[Def.$D$12:.$F$12]));IF(OR([.F1433]=&quot;EO&quot;;[.F1433]=&quot;EQ&quot;);INDEX([Def.$D$19:.$F$21];MATCH([.H1433];[Def.$C$19:.$C$21]);MATCH([.G1433];[Def.$D$18:.$F$18]));&quot;#err&quot;)));&quot;&quot;)">
            <text:p/>
          </table:table-cell>
          <table:table-cell table:style-name="ce53" table:formula="of:=IF([.I1433]&lt;&gt;&quot;&quot;;INDEX([Def.$J$6:.$L$10];MATCH([.F1433];[Def.$I$6:.$I$10];0);MATCH([.I1433];[Def.$J$5:.$L$5];0));&quot;&quot;)">
            <text:p/>
          </table:table-cell>
          <table:table-cell table:style-name="ce56"/>
          <table:table-cell table:style-name="ce59" table:formula="of:=IF([.K1433]=&quot;&quot;;[.J1433];[.J1433]*[.K14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34]&lt;&gt;&quot;&quot;;IF(OR([.F1434]=&quot;ILF&quot;;[.F1434]=&quot;EIF&quot;);INDEX([Def.$D$6:.$F$8];MATCH([.H1434];[Def.$C$6:.$C$8]);MATCH([.G1434];[Def.$D$5:.$F$5]));IF([.F1434]=&quot;EI&quot;;INDEX([Def.$D$13:.$F$15];MATCH([.H1434];[Def.$C$13:.$C$15]);MATCH([.G1434];[Def.$D$12:.$F$12]));IF(OR([.F1434]=&quot;EO&quot;;[.F1434]=&quot;EQ&quot;);INDEX([Def.$D$19:.$F$21];MATCH([.H1434];[Def.$C$19:.$C$21]);MATCH([.G1434];[Def.$D$18:.$F$18]));&quot;#err&quot;)));&quot;&quot;)">
            <text:p/>
          </table:table-cell>
          <table:table-cell table:style-name="ce53" table:formula="of:=IF([.I1434]&lt;&gt;&quot;&quot;;INDEX([Def.$J$6:.$L$10];MATCH([.F1434];[Def.$I$6:.$I$10];0);MATCH([.I1434];[Def.$J$5:.$L$5];0));&quot;&quot;)">
            <text:p/>
          </table:table-cell>
          <table:table-cell table:style-name="ce56"/>
          <table:table-cell table:style-name="ce59" table:formula="of:=IF([.K1434]=&quot;&quot;;[.J1434];[.J1434]*[.K14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35]&lt;&gt;&quot;&quot;;IF(OR([.F1435]=&quot;ILF&quot;;[.F1435]=&quot;EIF&quot;);INDEX([Def.$D$6:.$F$8];MATCH([.H1435];[Def.$C$6:.$C$8]);MATCH([.G1435];[Def.$D$5:.$F$5]));IF([.F1435]=&quot;EI&quot;;INDEX([Def.$D$13:.$F$15];MATCH([.H1435];[Def.$C$13:.$C$15]);MATCH([.G1435];[Def.$D$12:.$F$12]));IF(OR([.F1435]=&quot;EO&quot;;[.F1435]=&quot;EQ&quot;);INDEX([Def.$D$19:.$F$21];MATCH([.H1435];[Def.$C$19:.$C$21]);MATCH([.G1435];[Def.$D$18:.$F$18]));&quot;#err&quot;)));&quot;&quot;)">
            <text:p/>
          </table:table-cell>
          <table:table-cell table:style-name="ce53" table:formula="of:=IF([.I1435]&lt;&gt;&quot;&quot;;INDEX([Def.$J$6:.$L$10];MATCH([.F1435];[Def.$I$6:.$I$10];0);MATCH([.I1435];[Def.$J$5:.$L$5];0));&quot;&quot;)">
            <text:p/>
          </table:table-cell>
          <table:table-cell table:style-name="ce56"/>
          <table:table-cell table:style-name="ce59" table:formula="of:=IF([.K1435]=&quot;&quot;;[.J1435];[.J1435]*[.K14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36]&lt;&gt;&quot;&quot;;IF(OR([.F1436]=&quot;ILF&quot;;[.F1436]=&quot;EIF&quot;);INDEX([Def.$D$6:.$F$8];MATCH([.H1436];[Def.$C$6:.$C$8]);MATCH([.G1436];[Def.$D$5:.$F$5]));IF([.F1436]=&quot;EI&quot;;INDEX([Def.$D$13:.$F$15];MATCH([.H1436];[Def.$C$13:.$C$15]);MATCH([.G1436];[Def.$D$12:.$F$12]));IF(OR([.F1436]=&quot;EO&quot;;[.F1436]=&quot;EQ&quot;);INDEX([Def.$D$19:.$F$21];MATCH([.H1436];[Def.$C$19:.$C$21]);MATCH([.G1436];[Def.$D$18:.$F$18]));&quot;#err&quot;)));&quot;&quot;)">
            <text:p/>
          </table:table-cell>
          <table:table-cell table:style-name="ce53" table:formula="of:=IF([.I1436]&lt;&gt;&quot;&quot;;INDEX([Def.$J$6:.$L$10];MATCH([.F1436];[Def.$I$6:.$I$10];0);MATCH([.I1436];[Def.$J$5:.$L$5];0));&quot;&quot;)">
            <text:p/>
          </table:table-cell>
          <table:table-cell table:style-name="ce56"/>
          <table:table-cell table:style-name="ce59" table:formula="of:=IF([.K1436]=&quot;&quot;;[.J1436];[.J1436]*[.K14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37]&lt;&gt;&quot;&quot;;IF(OR([.F1437]=&quot;ILF&quot;;[.F1437]=&quot;EIF&quot;);INDEX([Def.$D$6:.$F$8];MATCH([.H1437];[Def.$C$6:.$C$8]);MATCH([.G1437];[Def.$D$5:.$F$5]));IF([.F1437]=&quot;EI&quot;;INDEX([Def.$D$13:.$F$15];MATCH([.H1437];[Def.$C$13:.$C$15]);MATCH([.G1437];[Def.$D$12:.$F$12]));IF(OR([.F1437]=&quot;EO&quot;;[.F1437]=&quot;EQ&quot;);INDEX([Def.$D$19:.$F$21];MATCH([.H1437];[Def.$C$19:.$C$21]);MATCH([.G1437];[Def.$D$18:.$F$18]));&quot;#err&quot;)));&quot;&quot;)">
            <text:p/>
          </table:table-cell>
          <table:table-cell table:style-name="ce53" table:formula="of:=IF([.I1437]&lt;&gt;&quot;&quot;;INDEX([Def.$J$6:.$L$10];MATCH([.F1437];[Def.$I$6:.$I$10];0);MATCH([.I1437];[Def.$J$5:.$L$5];0));&quot;&quot;)">
            <text:p/>
          </table:table-cell>
          <table:table-cell table:style-name="ce56"/>
          <table:table-cell table:style-name="ce59" table:formula="of:=IF([.K1437]=&quot;&quot;;[.J1437];[.J1437]*[.K14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38]&lt;&gt;&quot;&quot;;IF(OR([.F1438]=&quot;ILF&quot;;[.F1438]=&quot;EIF&quot;);INDEX([Def.$D$6:.$F$8];MATCH([.H1438];[Def.$C$6:.$C$8]);MATCH([.G1438];[Def.$D$5:.$F$5]));IF([.F1438]=&quot;EI&quot;;INDEX([Def.$D$13:.$F$15];MATCH([.H1438];[Def.$C$13:.$C$15]);MATCH([.G1438];[Def.$D$12:.$F$12]));IF(OR([.F1438]=&quot;EO&quot;;[.F1438]=&quot;EQ&quot;);INDEX([Def.$D$19:.$F$21];MATCH([.H1438];[Def.$C$19:.$C$21]);MATCH([.G1438];[Def.$D$18:.$F$18]));&quot;#err&quot;)));&quot;&quot;)">
            <text:p/>
          </table:table-cell>
          <table:table-cell table:style-name="ce53" table:formula="of:=IF([.I1438]&lt;&gt;&quot;&quot;;INDEX([Def.$J$6:.$L$10];MATCH([.F1438];[Def.$I$6:.$I$10];0);MATCH([.I1438];[Def.$J$5:.$L$5];0));&quot;&quot;)">
            <text:p/>
          </table:table-cell>
          <table:table-cell table:style-name="ce56"/>
          <table:table-cell table:style-name="ce59" table:formula="of:=IF([.K1438]=&quot;&quot;;[.J1438];[.J1438]*[.K14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39]&lt;&gt;&quot;&quot;;IF(OR([.F1439]=&quot;ILF&quot;;[.F1439]=&quot;EIF&quot;);INDEX([Def.$D$6:.$F$8];MATCH([.H1439];[Def.$C$6:.$C$8]);MATCH([.G1439];[Def.$D$5:.$F$5]));IF([.F1439]=&quot;EI&quot;;INDEX([Def.$D$13:.$F$15];MATCH([.H1439];[Def.$C$13:.$C$15]);MATCH([.G1439];[Def.$D$12:.$F$12]));IF(OR([.F1439]=&quot;EO&quot;;[.F1439]=&quot;EQ&quot;);INDEX([Def.$D$19:.$F$21];MATCH([.H1439];[Def.$C$19:.$C$21]);MATCH([.G1439];[Def.$D$18:.$F$18]));&quot;#err&quot;)));&quot;&quot;)">
            <text:p/>
          </table:table-cell>
          <table:table-cell table:style-name="ce53" table:formula="of:=IF([.I1439]&lt;&gt;&quot;&quot;;INDEX([Def.$J$6:.$L$10];MATCH([.F1439];[Def.$I$6:.$I$10];0);MATCH([.I1439];[Def.$J$5:.$L$5];0));&quot;&quot;)">
            <text:p/>
          </table:table-cell>
          <table:table-cell table:style-name="ce56"/>
          <table:table-cell table:style-name="ce59" table:formula="of:=IF([.K1439]=&quot;&quot;;[.J1439];[.J1439]*[.K14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40]&lt;&gt;&quot;&quot;;IF(OR([.F1440]=&quot;ILF&quot;;[.F1440]=&quot;EIF&quot;);INDEX([Def.$D$6:.$F$8];MATCH([.H1440];[Def.$C$6:.$C$8]);MATCH([.G1440];[Def.$D$5:.$F$5]));IF([.F1440]=&quot;EI&quot;;INDEX([Def.$D$13:.$F$15];MATCH([.H1440];[Def.$C$13:.$C$15]);MATCH([.G1440];[Def.$D$12:.$F$12]));IF(OR([.F1440]=&quot;EO&quot;;[.F1440]=&quot;EQ&quot;);INDEX([Def.$D$19:.$F$21];MATCH([.H1440];[Def.$C$19:.$C$21]);MATCH([.G1440];[Def.$D$18:.$F$18]));&quot;#err&quot;)));&quot;&quot;)">
            <text:p/>
          </table:table-cell>
          <table:table-cell table:style-name="ce53" table:formula="of:=IF([.I1440]&lt;&gt;&quot;&quot;;INDEX([Def.$J$6:.$L$10];MATCH([.F1440];[Def.$I$6:.$I$10];0);MATCH([.I1440];[Def.$J$5:.$L$5];0));&quot;&quot;)">
            <text:p/>
          </table:table-cell>
          <table:table-cell table:style-name="ce56"/>
          <table:table-cell table:style-name="ce59" table:formula="of:=IF([.K1440]=&quot;&quot;;[.J1440];[.J1440]*[.K14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41]&lt;&gt;&quot;&quot;;IF(OR([.F1441]=&quot;ILF&quot;;[.F1441]=&quot;EIF&quot;);INDEX([Def.$D$6:.$F$8];MATCH([.H1441];[Def.$C$6:.$C$8]);MATCH([.G1441];[Def.$D$5:.$F$5]));IF([.F1441]=&quot;EI&quot;;INDEX([Def.$D$13:.$F$15];MATCH([.H1441];[Def.$C$13:.$C$15]);MATCH([.G1441];[Def.$D$12:.$F$12]));IF(OR([.F1441]=&quot;EO&quot;;[.F1441]=&quot;EQ&quot;);INDEX([Def.$D$19:.$F$21];MATCH([.H1441];[Def.$C$19:.$C$21]);MATCH([.G1441];[Def.$D$18:.$F$18]));&quot;#err&quot;)));&quot;&quot;)">
            <text:p/>
          </table:table-cell>
          <table:table-cell table:style-name="ce53" table:formula="of:=IF([.I1441]&lt;&gt;&quot;&quot;;INDEX([Def.$J$6:.$L$10];MATCH([.F1441];[Def.$I$6:.$I$10];0);MATCH([.I1441];[Def.$J$5:.$L$5];0));&quot;&quot;)">
            <text:p/>
          </table:table-cell>
          <table:table-cell table:style-name="ce56"/>
          <table:table-cell table:style-name="ce59" table:formula="of:=IF([.K1441]=&quot;&quot;;[.J1441];[.J1441]*[.K14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42]&lt;&gt;&quot;&quot;;IF(OR([.F1442]=&quot;ILF&quot;;[.F1442]=&quot;EIF&quot;);INDEX([Def.$D$6:.$F$8];MATCH([.H1442];[Def.$C$6:.$C$8]);MATCH([.G1442];[Def.$D$5:.$F$5]));IF([.F1442]=&quot;EI&quot;;INDEX([Def.$D$13:.$F$15];MATCH([.H1442];[Def.$C$13:.$C$15]);MATCH([.G1442];[Def.$D$12:.$F$12]));IF(OR([.F1442]=&quot;EO&quot;;[.F1442]=&quot;EQ&quot;);INDEX([Def.$D$19:.$F$21];MATCH([.H1442];[Def.$C$19:.$C$21]);MATCH([.G1442];[Def.$D$18:.$F$18]));&quot;#err&quot;)));&quot;&quot;)">
            <text:p/>
          </table:table-cell>
          <table:table-cell table:style-name="ce53" table:formula="of:=IF([.I1442]&lt;&gt;&quot;&quot;;INDEX([Def.$J$6:.$L$10];MATCH([.F1442];[Def.$I$6:.$I$10];0);MATCH([.I1442];[Def.$J$5:.$L$5];0));&quot;&quot;)">
            <text:p/>
          </table:table-cell>
          <table:table-cell table:style-name="ce56"/>
          <table:table-cell table:style-name="ce59" table:formula="of:=IF([.K1442]=&quot;&quot;;[.J1442];[.J1442]*[.K14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43]&lt;&gt;&quot;&quot;;IF(OR([.F1443]=&quot;ILF&quot;;[.F1443]=&quot;EIF&quot;);INDEX([Def.$D$6:.$F$8];MATCH([.H1443];[Def.$C$6:.$C$8]);MATCH([.G1443];[Def.$D$5:.$F$5]));IF([.F1443]=&quot;EI&quot;;INDEX([Def.$D$13:.$F$15];MATCH([.H1443];[Def.$C$13:.$C$15]);MATCH([.G1443];[Def.$D$12:.$F$12]));IF(OR([.F1443]=&quot;EO&quot;;[.F1443]=&quot;EQ&quot;);INDEX([Def.$D$19:.$F$21];MATCH([.H1443];[Def.$C$19:.$C$21]);MATCH([.G1443];[Def.$D$18:.$F$18]));&quot;#err&quot;)));&quot;&quot;)">
            <text:p/>
          </table:table-cell>
          <table:table-cell table:style-name="ce53" table:formula="of:=IF([.I1443]&lt;&gt;&quot;&quot;;INDEX([Def.$J$6:.$L$10];MATCH([.F1443];[Def.$I$6:.$I$10];0);MATCH([.I1443];[Def.$J$5:.$L$5];0));&quot;&quot;)">
            <text:p/>
          </table:table-cell>
          <table:table-cell table:style-name="ce56"/>
          <table:table-cell table:style-name="ce59" table:formula="of:=IF([.K1443]=&quot;&quot;;[.J1443];[.J1443]*[.K14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44]&lt;&gt;&quot;&quot;;IF(OR([.F1444]=&quot;ILF&quot;;[.F1444]=&quot;EIF&quot;);INDEX([Def.$D$6:.$F$8];MATCH([.H1444];[Def.$C$6:.$C$8]);MATCH([.G1444];[Def.$D$5:.$F$5]));IF([.F1444]=&quot;EI&quot;;INDEX([Def.$D$13:.$F$15];MATCH([.H1444];[Def.$C$13:.$C$15]);MATCH([.G1444];[Def.$D$12:.$F$12]));IF(OR([.F1444]=&quot;EO&quot;;[.F1444]=&quot;EQ&quot;);INDEX([Def.$D$19:.$F$21];MATCH([.H1444];[Def.$C$19:.$C$21]);MATCH([.G1444];[Def.$D$18:.$F$18]));&quot;#err&quot;)));&quot;&quot;)">
            <text:p/>
          </table:table-cell>
          <table:table-cell table:style-name="ce53" table:formula="of:=IF([.I1444]&lt;&gt;&quot;&quot;;INDEX([Def.$J$6:.$L$10];MATCH([.F1444];[Def.$I$6:.$I$10];0);MATCH([.I1444];[Def.$J$5:.$L$5];0));&quot;&quot;)">
            <text:p/>
          </table:table-cell>
          <table:table-cell table:style-name="ce56"/>
          <table:table-cell table:style-name="ce59" table:formula="of:=IF([.K1444]=&quot;&quot;;[.J1444];[.J1444]*[.K14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45]&lt;&gt;&quot;&quot;;IF(OR([.F1445]=&quot;ILF&quot;;[.F1445]=&quot;EIF&quot;);INDEX([Def.$D$6:.$F$8];MATCH([.H1445];[Def.$C$6:.$C$8]);MATCH([.G1445];[Def.$D$5:.$F$5]));IF([.F1445]=&quot;EI&quot;;INDEX([Def.$D$13:.$F$15];MATCH([.H1445];[Def.$C$13:.$C$15]);MATCH([.G1445];[Def.$D$12:.$F$12]));IF(OR([.F1445]=&quot;EO&quot;;[.F1445]=&quot;EQ&quot;);INDEX([Def.$D$19:.$F$21];MATCH([.H1445];[Def.$C$19:.$C$21]);MATCH([.G1445];[Def.$D$18:.$F$18]));&quot;#err&quot;)));&quot;&quot;)">
            <text:p/>
          </table:table-cell>
          <table:table-cell table:style-name="ce53" table:formula="of:=IF([.I1445]&lt;&gt;&quot;&quot;;INDEX([Def.$J$6:.$L$10];MATCH([.F1445];[Def.$I$6:.$I$10];0);MATCH([.I1445];[Def.$J$5:.$L$5];0));&quot;&quot;)">
            <text:p/>
          </table:table-cell>
          <table:table-cell table:style-name="ce56"/>
          <table:table-cell table:style-name="ce59" table:formula="of:=IF([.K1445]=&quot;&quot;;[.J1445];[.J1445]*[.K14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46]&lt;&gt;&quot;&quot;;IF(OR([.F1446]=&quot;ILF&quot;;[.F1446]=&quot;EIF&quot;);INDEX([Def.$D$6:.$F$8];MATCH([.H1446];[Def.$C$6:.$C$8]);MATCH([.G1446];[Def.$D$5:.$F$5]));IF([.F1446]=&quot;EI&quot;;INDEX([Def.$D$13:.$F$15];MATCH([.H1446];[Def.$C$13:.$C$15]);MATCH([.G1446];[Def.$D$12:.$F$12]));IF(OR([.F1446]=&quot;EO&quot;;[.F1446]=&quot;EQ&quot;);INDEX([Def.$D$19:.$F$21];MATCH([.H1446];[Def.$C$19:.$C$21]);MATCH([.G1446];[Def.$D$18:.$F$18]));&quot;#err&quot;)));&quot;&quot;)">
            <text:p/>
          </table:table-cell>
          <table:table-cell table:style-name="ce53" table:formula="of:=IF([.I1446]&lt;&gt;&quot;&quot;;INDEX([Def.$J$6:.$L$10];MATCH([.F1446];[Def.$I$6:.$I$10];0);MATCH([.I1446];[Def.$J$5:.$L$5];0));&quot;&quot;)">
            <text:p/>
          </table:table-cell>
          <table:table-cell table:style-name="ce56"/>
          <table:table-cell table:style-name="ce59" table:formula="of:=IF([.K1446]=&quot;&quot;;[.J1446];[.J1446]*[.K14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47]&lt;&gt;&quot;&quot;;IF(OR([.F1447]=&quot;ILF&quot;;[.F1447]=&quot;EIF&quot;);INDEX([Def.$D$6:.$F$8];MATCH([.H1447];[Def.$C$6:.$C$8]);MATCH([.G1447];[Def.$D$5:.$F$5]));IF([.F1447]=&quot;EI&quot;;INDEX([Def.$D$13:.$F$15];MATCH([.H1447];[Def.$C$13:.$C$15]);MATCH([.G1447];[Def.$D$12:.$F$12]));IF(OR([.F1447]=&quot;EO&quot;;[.F1447]=&quot;EQ&quot;);INDEX([Def.$D$19:.$F$21];MATCH([.H1447];[Def.$C$19:.$C$21]);MATCH([.G1447];[Def.$D$18:.$F$18]));&quot;#err&quot;)));&quot;&quot;)">
            <text:p/>
          </table:table-cell>
          <table:table-cell table:style-name="ce53" table:formula="of:=IF([.I1447]&lt;&gt;&quot;&quot;;INDEX([Def.$J$6:.$L$10];MATCH([.F1447];[Def.$I$6:.$I$10];0);MATCH([.I1447];[Def.$J$5:.$L$5];0));&quot;&quot;)">
            <text:p/>
          </table:table-cell>
          <table:table-cell table:style-name="ce56"/>
          <table:table-cell table:style-name="ce59" table:formula="of:=IF([.K1447]=&quot;&quot;;[.J1447];[.J1447]*[.K14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48]&lt;&gt;&quot;&quot;;IF(OR([.F1448]=&quot;ILF&quot;;[.F1448]=&quot;EIF&quot;);INDEX([Def.$D$6:.$F$8];MATCH([.H1448];[Def.$C$6:.$C$8]);MATCH([.G1448];[Def.$D$5:.$F$5]));IF([.F1448]=&quot;EI&quot;;INDEX([Def.$D$13:.$F$15];MATCH([.H1448];[Def.$C$13:.$C$15]);MATCH([.G1448];[Def.$D$12:.$F$12]));IF(OR([.F1448]=&quot;EO&quot;;[.F1448]=&quot;EQ&quot;);INDEX([Def.$D$19:.$F$21];MATCH([.H1448];[Def.$C$19:.$C$21]);MATCH([.G1448];[Def.$D$18:.$F$18]));&quot;#err&quot;)));&quot;&quot;)">
            <text:p/>
          </table:table-cell>
          <table:table-cell table:style-name="ce53" table:formula="of:=IF([.I1448]&lt;&gt;&quot;&quot;;INDEX([Def.$J$6:.$L$10];MATCH([.F1448];[Def.$I$6:.$I$10];0);MATCH([.I1448];[Def.$J$5:.$L$5];0));&quot;&quot;)">
            <text:p/>
          </table:table-cell>
          <table:table-cell table:style-name="ce56"/>
          <table:table-cell table:style-name="ce59" table:formula="of:=IF([.K1448]=&quot;&quot;;[.J1448];[.J1448]*[.K14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49]&lt;&gt;&quot;&quot;;IF(OR([.F1449]=&quot;ILF&quot;;[.F1449]=&quot;EIF&quot;);INDEX([Def.$D$6:.$F$8];MATCH([.H1449];[Def.$C$6:.$C$8]);MATCH([.G1449];[Def.$D$5:.$F$5]));IF([.F1449]=&quot;EI&quot;;INDEX([Def.$D$13:.$F$15];MATCH([.H1449];[Def.$C$13:.$C$15]);MATCH([.G1449];[Def.$D$12:.$F$12]));IF(OR([.F1449]=&quot;EO&quot;;[.F1449]=&quot;EQ&quot;);INDEX([Def.$D$19:.$F$21];MATCH([.H1449];[Def.$C$19:.$C$21]);MATCH([.G1449];[Def.$D$18:.$F$18]));&quot;#err&quot;)));&quot;&quot;)">
            <text:p/>
          </table:table-cell>
          <table:table-cell table:style-name="ce53" table:formula="of:=IF([.I1449]&lt;&gt;&quot;&quot;;INDEX([Def.$J$6:.$L$10];MATCH([.F1449];[Def.$I$6:.$I$10];0);MATCH([.I1449];[Def.$J$5:.$L$5];0));&quot;&quot;)">
            <text:p/>
          </table:table-cell>
          <table:table-cell table:style-name="ce56"/>
          <table:table-cell table:style-name="ce59" table:formula="of:=IF([.K1449]=&quot;&quot;;[.J1449];[.J1449]*[.K14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50]&lt;&gt;&quot;&quot;;IF(OR([.F1450]=&quot;ILF&quot;;[.F1450]=&quot;EIF&quot;);INDEX([Def.$D$6:.$F$8];MATCH([.H1450];[Def.$C$6:.$C$8]);MATCH([.G1450];[Def.$D$5:.$F$5]));IF([.F1450]=&quot;EI&quot;;INDEX([Def.$D$13:.$F$15];MATCH([.H1450];[Def.$C$13:.$C$15]);MATCH([.G1450];[Def.$D$12:.$F$12]));IF(OR([.F1450]=&quot;EO&quot;;[.F1450]=&quot;EQ&quot;);INDEX([Def.$D$19:.$F$21];MATCH([.H1450];[Def.$C$19:.$C$21]);MATCH([.G1450];[Def.$D$18:.$F$18]));&quot;#err&quot;)));&quot;&quot;)">
            <text:p/>
          </table:table-cell>
          <table:table-cell table:style-name="ce53" table:formula="of:=IF([.I1450]&lt;&gt;&quot;&quot;;INDEX([Def.$J$6:.$L$10];MATCH([.F1450];[Def.$I$6:.$I$10];0);MATCH([.I1450];[Def.$J$5:.$L$5];0));&quot;&quot;)">
            <text:p/>
          </table:table-cell>
          <table:table-cell table:style-name="ce56"/>
          <table:table-cell table:style-name="ce59" table:formula="of:=IF([.K1450]=&quot;&quot;;[.J1450];[.J1450]*[.K14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51]&lt;&gt;&quot;&quot;;IF(OR([.F1451]=&quot;ILF&quot;;[.F1451]=&quot;EIF&quot;);INDEX([Def.$D$6:.$F$8];MATCH([.H1451];[Def.$C$6:.$C$8]);MATCH([.G1451];[Def.$D$5:.$F$5]));IF([.F1451]=&quot;EI&quot;;INDEX([Def.$D$13:.$F$15];MATCH([.H1451];[Def.$C$13:.$C$15]);MATCH([.G1451];[Def.$D$12:.$F$12]));IF(OR([.F1451]=&quot;EO&quot;;[.F1451]=&quot;EQ&quot;);INDEX([Def.$D$19:.$F$21];MATCH([.H1451];[Def.$C$19:.$C$21]);MATCH([.G1451];[Def.$D$18:.$F$18]));&quot;#err&quot;)));&quot;&quot;)">
            <text:p/>
          </table:table-cell>
          <table:table-cell table:style-name="ce53" table:formula="of:=IF([.I1451]&lt;&gt;&quot;&quot;;INDEX([Def.$J$6:.$L$10];MATCH([.F1451];[Def.$I$6:.$I$10];0);MATCH([.I1451];[Def.$J$5:.$L$5];0));&quot;&quot;)">
            <text:p/>
          </table:table-cell>
          <table:table-cell table:style-name="ce56"/>
          <table:table-cell table:style-name="ce59" table:formula="of:=IF([.K1451]=&quot;&quot;;[.J1451];[.J1451]*[.K14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52]&lt;&gt;&quot;&quot;;IF(OR([.F1452]=&quot;ILF&quot;;[.F1452]=&quot;EIF&quot;);INDEX([Def.$D$6:.$F$8];MATCH([.H1452];[Def.$C$6:.$C$8]);MATCH([.G1452];[Def.$D$5:.$F$5]));IF([.F1452]=&quot;EI&quot;;INDEX([Def.$D$13:.$F$15];MATCH([.H1452];[Def.$C$13:.$C$15]);MATCH([.G1452];[Def.$D$12:.$F$12]));IF(OR([.F1452]=&quot;EO&quot;;[.F1452]=&quot;EQ&quot;);INDEX([Def.$D$19:.$F$21];MATCH([.H1452];[Def.$C$19:.$C$21]);MATCH([.G1452];[Def.$D$18:.$F$18]));&quot;#err&quot;)));&quot;&quot;)">
            <text:p/>
          </table:table-cell>
          <table:table-cell table:style-name="ce53" table:formula="of:=IF([.I1452]&lt;&gt;&quot;&quot;;INDEX([Def.$J$6:.$L$10];MATCH([.F1452];[Def.$I$6:.$I$10];0);MATCH([.I1452];[Def.$J$5:.$L$5];0));&quot;&quot;)">
            <text:p/>
          </table:table-cell>
          <table:table-cell table:style-name="ce56"/>
          <table:table-cell table:style-name="ce59" table:formula="of:=IF([.K1452]=&quot;&quot;;[.J1452];[.J1452]*[.K14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53]&lt;&gt;&quot;&quot;;IF(OR([.F1453]=&quot;ILF&quot;;[.F1453]=&quot;EIF&quot;);INDEX([Def.$D$6:.$F$8];MATCH([.H1453];[Def.$C$6:.$C$8]);MATCH([.G1453];[Def.$D$5:.$F$5]));IF([.F1453]=&quot;EI&quot;;INDEX([Def.$D$13:.$F$15];MATCH([.H1453];[Def.$C$13:.$C$15]);MATCH([.G1453];[Def.$D$12:.$F$12]));IF(OR([.F1453]=&quot;EO&quot;;[.F1453]=&quot;EQ&quot;);INDEX([Def.$D$19:.$F$21];MATCH([.H1453];[Def.$C$19:.$C$21]);MATCH([.G1453];[Def.$D$18:.$F$18]));&quot;#err&quot;)));&quot;&quot;)">
            <text:p/>
          </table:table-cell>
          <table:table-cell table:style-name="ce53" table:formula="of:=IF([.I1453]&lt;&gt;&quot;&quot;;INDEX([Def.$J$6:.$L$10];MATCH([.F1453];[Def.$I$6:.$I$10];0);MATCH([.I1453];[Def.$J$5:.$L$5];0));&quot;&quot;)">
            <text:p/>
          </table:table-cell>
          <table:table-cell table:style-name="ce56"/>
          <table:table-cell table:style-name="ce59" table:formula="of:=IF([.K1453]=&quot;&quot;;[.J1453];[.J1453]*[.K14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54]&lt;&gt;&quot;&quot;;IF(OR([.F1454]=&quot;ILF&quot;;[.F1454]=&quot;EIF&quot;);INDEX([Def.$D$6:.$F$8];MATCH([.H1454];[Def.$C$6:.$C$8]);MATCH([.G1454];[Def.$D$5:.$F$5]));IF([.F1454]=&quot;EI&quot;;INDEX([Def.$D$13:.$F$15];MATCH([.H1454];[Def.$C$13:.$C$15]);MATCH([.G1454];[Def.$D$12:.$F$12]));IF(OR([.F1454]=&quot;EO&quot;;[.F1454]=&quot;EQ&quot;);INDEX([Def.$D$19:.$F$21];MATCH([.H1454];[Def.$C$19:.$C$21]);MATCH([.G1454];[Def.$D$18:.$F$18]));&quot;#err&quot;)));&quot;&quot;)">
            <text:p/>
          </table:table-cell>
          <table:table-cell table:style-name="ce53" table:formula="of:=IF([.I1454]&lt;&gt;&quot;&quot;;INDEX([Def.$J$6:.$L$10];MATCH([.F1454];[Def.$I$6:.$I$10];0);MATCH([.I1454];[Def.$J$5:.$L$5];0));&quot;&quot;)">
            <text:p/>
          </table:table-cell>
          <table:table-cell table:style-name="ce56"/>
          <table:table-cell table:style-name="ce59" table:formula="of:=IF([.K1454]=&quot;&quot;;[.J1454];[.J1454]*[.K14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55]&lt;&gt;&quot;&quot;;IF(OR([.F1455]=&quot;ILF&quot;;[.F1455]=&quot;EIF&quot;);INDEX([Def.$D$6:.$F$8];MATCH([.H1455];[Def.$C$6:.$C$8]);MATCH([.G1455];[Def.$D$5:.$F$5]));IF([.F1455]=&quot;EI&quot;;INDEX([Def.$D$13:.$F$15];MATCH([.H1455];[Def.$C$13:.$C$15]);MATCH([.G1455];[Def.$D$12:.$F$12]));IF(OR([.F1455]=&quot;EO&quot;;[.F1455]=&quot;EQ&quot;);INDEX([Def.$D$19:.$F$21];MATCH([.H1455];[Def.$C$19:.$C$21]);MATCH([.G1455];[Def.$D$18:.$F$18]));&quot;#err&quot;)));&quot;&quot;)">
            <text:p/>
          </table:table-cell>
          <table:table-cell table:style-name="ce53" table:formula="of:=IF([.I1455]&lt;&gt;&quot;&quot;;INDEX([Def.$J$6:.$L$10];MATCH([.F1455];[Def.$I$6:.$I$10];0);MATCH([.I1455];[Def.$J$5:.$L$5];0));&quot;&quot;)">
            <text:p/>
          </table:table-cell>
          <table:table-cell table:style-name="ce56"/>
          <table:table-cell table:style-name="ce59" table:formula="of:=IF([.K1455]=&quot;&quot;;[.J1455];[.J1455]*[.K14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56]&lt;&gt;&quot;&quot;;IF(OR([.F1456]=&quot;ILF&quot;;[.F1456]=&quot;EIF&quot;);INDEX([Def.$D$6:.$F$8];MATCH([.H1456];[Def.$C$6:.$C$8]);MATCH([.G1456];[Def.$D$5:.$F$5]));IF([.F1456]=&quot;EI&quot;;INDEX([Def.$D$13:.$F$15];MATCH([.H1456];[Def.$C$13:.$C$15]);MATCH([.G1456];[Def.$D$12:.$F$12]));IF(OR([.F1456]=&quot;EO&quot;;[.F1456]=&quot;EQ&quot;);INDEX([Def.$D$19:.$F$21];MATCH([.H1456];[Def.$C$19:.$C$21]);MATCH([.G1456];[Def.$D$18:.$F$18]));&quot;#err&quot;)));&quot;&quot;)">
            <text:p/>
          </table:table-cell>
          <table:table-cell table:style-name="ce53" table:formula="of:=IF([.I1456]&lt;&gt;&quot;&quot;;INDEX([Def.$J$6:.$L$10];MATCH([.F1456];[Def.$I$6:.$I$10];0);MATCH([.I1456];[Def.$J$5:.$L$5];0));&quot;&quot;)">
            <text:p/>
          </table:table-cell>
          <table:table-cell table:style-name="ce56"/>
          <table:table-cell table:style-name="ce59" table:formula="of:=IF([.K1456]=&quot;&quot;;[.J1456];[.J1456]*[.K14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57]&lt;&gt;&quot;&quot;;IF(OR([.F1457]=&quot;ILF&quot;;[.F1457]=&quot;EIF&quot;);INDEX([Def.$D$6:.$F$8];MATCH([.H1457];[Def.$C$6:.$C$8]);MATCH([.G1457];[Def.$D$5:.$F$5]));IF([.F1457]=&quot;EI&quot;;INDEX([Def.$D$13:.$F$15];MATCH([.H1457];[Def.$C$13:.$C$15]);MATCH([.G1457];[Def.$D$12:.$F$12]));IF(OR([.F1457]=&quot;EO&quot;;[.F1457]=&quot;EQ&quot;);INDEX([Def.$D$19:.$F$21];MATCH([.H1457];[Def.$C$19:.$C$21]);MATCH([.G1457];[Def.$D$18:.$F$18]));&quot;#err&quot;)));&quot;&quot;)">
            <text:p/>
          </table:table-cell>
          <table:table-cell table:style-name="ce53" table:formula="of:=IF([.I1457]&lt;&gt;&quot;&quot;;INDEX([Def.$J$6:.$L$10];MATCH([.F1457];[Def.$I$6:.$I$10];0);MATCH([.I1457];[Def.$J$5:.$L$5];0));&quot;&quot;)">
            <text:p/>
          </table:table-cell>
          <table:table-cell table:style-name="ce56"/>
          <table:table-cell table:style-name="ce59" table:formula="of:=IF([.K1457]=&quot;&quot;;[.J1457];[.J1457]*[.K14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58]&lt;&gt;&quot;&quot;;IF(OR([.F1458]=&quot;ILF&quot;;[.F1458]=&quot;EIF&quot;);INDEX([Def.$D$6:.$F$8];MATCH([.H1458];[Def.$C$6:.$C$8]);MATCH([.G1458];[Def.$D$5:.$F$5]));IF([.F1458]=&quot;EI&quot;;INDEX([Def.$D$13:.$F$15];MATCH([.H1458];[Def.$C$13:.$C$15]);MATCH([.G1458];[Def.$D$12:.$F$12]));IF(OR([.F1458]=&quot;EO&quot;;[.F1458]=&quot;EQ&quot;);INDEX([Def.$D$19:.$F$21];MATCH([.H1458];[Def.$C$19:.$C$21]);MATCH([.G1458];[Def.$D$18:.$F$18]));&quot;#err&quot;)));&quot;&quot;)">
            <text:p/>
          </table:table-cell>
          <table:table-cell table:style-name="ce53" table:formula="of:=IF([.I1458]&lt;&gt;&quot;&quot;;INDEX([Def.$J$6:.$L$10];MATCH([.F1458];[Def.$I$6:.$I$10];0);MATCH([.I1458];[Def.$J$5:.$L$5];0));&quot;&quot;)">
            <text:p/>
          </table:table-cell>
          <table:table-cell table:style-name="ce56"/>
          <table:table-cell table:style-name="ce59" table:formula="of:=IF([.K1458]=&quot;&quot;;[.J1458];[.J1458]*[.K14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59]&lt;&gt;&quot;&quot;;IF(OR([.F1459]=&quot;ILF&quot;;[.F1459]=&quot;EIF&quot;);INDEX([Def.$D$6:.$F$8];MATCH([.H1459];[Def.$C$6:.$C$8]);MATCH([.G1459];[Def.$D$5:.$F$5]));IF([.F1459]=&quot;EI&quot;;INDEX([Def.$D$13:.$F$15];MATCH([.H1459];[Def.$C$13:.$C$15]);MATCH([.G1459];[Def.$D$12:.$F$12]));IF(OR([.F1459]=&quot;EO&quot;;[.F1459]=&quot;EQ&quot;);INDEX([Def.$D$19:.$F$21];MATCH([.H1459];[Def.$C$19:.$C$21]);MATCH([.G1459];[Def.$D$18:.$F$18]));&quot;#err&quot;)));&quot;&quot;)">
            <text:p/>
          </table:table-cell>
          <table:table-cell table:style-name="ce53" table:formula="of:=IF([.I1459]&lt;&gt;&quot;&quot;;INDEX([Def.$J$6:.$L$10];MATCH([.F1459];[Def.$I$6:.$I$10];0);MATCH([.I1459];[Def.$J$5:.$L$5];0));&quot;&quot;)">
            <text:p/>
          </table:table-cell>
          <table:table-cell table:style-name="ce56"/>
          <table:table-cell table:style-name="ce59" table:formula="of:=IF([.K1459]=&quot;&quot;;[.J1459];[.J1459]*[.K14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60]&lt;&gt;&quot;&quot;;IF(OR([.F1460]=&quot;ILF&quot;;[.F1460]=&quot;EIF&quot;);INDEX([Def.$D$6:.$F$8];MATCH([.H1460];[Def.$C$6:.$C$8]);MATCH([.G1460];[Def.$D$5:.$F$5]));IF([.F1460]=&quot;EI&quot;;INDEX([Def.$D$13:.$F$15];MATCH([.H1460];[Def.$C$13:.$C$15]);MATCH([.G1460];[Def.$D$12:.$F$12]));IF(OR([.F1460]=&quot;EO&quot;;[.F1460]=&quot;EQ&quot;);INDEX([Def.$D$19:.$F$21];MATCH([.H1460];[Def.$C$19:.$C$21]);MATCH([.G1460];[Def.$D$18:.$F$18]));&quot;#err&quot;)));&quot;&quot;)">
            <text:p/>
          </table:table-cell>
          <table:table-cell table:style-name="ce53" table:formula="of:=IF([.I1460]&lt;&gt;&quot;&quot;;INDEX([Def.$J$6:.$L$10];MATCH([.F1460];[Def.$I$6:.$I$10];0);MATCH([.I1460];[Def.$J$5:.$L$5];0));&quot;&quot;)">
            <text:p/>
          </table:table-cell>
          <table:table-cell table:style-name="ce56"/>
          <table:table-cell table:style-name="ce59" table:formula="of:=IF([.K1460]=&quot;&quot;;[.J1460];[.J1460]*[.K14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61]&lt;&gt;&quot;&quot;;IF(OR([.F1461]=&quot;ILF&quot;;[.F1461]=&quot;EIF&quot;);INDEX([Def.$D$6:.$F$8];MATCH([.H1461];[Def.$C$6:.$C$8]);MATCH([.G1461];[Def.$D$5:.$F$5]));IF([.F1461]=&quot;EI&quot;;INDEX([Def.$D$13:.$F$15];MATCH([.H1461];[Def.$C$13:.$C$15]);MATCH([.G1461];[Def.$D$12:.$F$12]));IF(OR([.F1461]=&quot;EO&quot;;[.F1461]=&quot;EQ&quot;);INDEX([Def.$D$19:.$F$21];MATCH([.H1461];[Def.$C$19:.$C$21]);MATCH([.G1461];[Def.$D$18:.$F$18]));&quot;#err&quot;)));&quot;&quot;)">
            <text:p/>
          </table:table-cell>
          <table:table-cell table:style-name="ce53" table:formula="of:=IF([.I1461]&lt;&gt;&quot;&quot;;INDEX([Def.$J$6:.$L$10];MATCH([.F1461];[Def.$I$6:.$I$10];0);MATCH([.I1461];[Def.$J$5:.$L$5];0));&quot;&quot;)">
            <text:p/>
          </table:table-cell>
          <table:table-cell table:style-name="ce56"/>
          <table:table-cell table:style-name="ce59" table:formula="of:=IF([.K1461]=&quot;&quot;;[.J1461];[.J1461]*[.K14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62]&lt;&gt;&quot;&quot;;IF(OR([.F1462]=&quot;ILF&quot;;[.F1462]=&quot;EIF&quot;);INDEX([Def.$D$6:.$F$8];MATCH([.H1462];[Def.$C$6:.$C$8]);MATCH([.G1462];[Def.$D$5:.$F$5]));IF([.F1462]=&quot;EI&quot;;INDEX([Def.$D$13:.$F$15];MATCH([.H1462];[Def.$C$13:.$C$15]);MATCH([.G1462];[Def.$D$12:.$F$12]));IF(OR([.F1462]=&quot;EO&quot;;[.F1462]=&quot;EQ&quot;);INDEX([Def.$D$19:.$F$21];MATCH([.H1462];[Def.$C$19:.$C$21]);MATCH([.G1462];[Def.$D$18:.$F$18]));&quot;#err&quot;)));&quot;&quot;)">
            <text:p/>
          </table:table-cell>
          <table:table-cell table:style-name="ce53" table:formula="of:=IF([.I1462]&lt;&gt;&quot;&quot;;INDEX([Def.$J$6:.$L$10];MATCH([.F1462];[Def.$I$6:.$I$10];0);MATCH([.I1462];[Def.$J$5:.$L$5];0));&quot;&quot;)">
            <text:p/>
          </table:table-cell>
          <table:table-cell table:style-name="ce56"/>
          <table:table-cell table:style-name="ce59" table:formula="of:=IF([.K1462]=&quot;&quot;;[.J1462];[.J1462]*[.K14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63]&lt;&gt;&quot;&quot;;IF(OR([.F1463]=&quot;ILF&quot;;[.F1463]=&quot;EIF&quot;);INDEX([Def.$D$6:.$F$8];MATCH([.H1463];[Def.$C$6:.$C$8]);MATCH([.G1463];[Def.$D$5:.$F$5]));IF([.F1463]=&quot;EI&quot;;INDEX([Def.$D$13:.$F$15];MATCH([.H1463];[Def.$C$13:.$C$15]);MATCH([.G1463];[Def.$D$12:.$F$12]));IF(OR([.F1463]=&quot;EO&quot;;[.F1463]=&quot;EQ&quot;);INDEX([Def.$D$19:.$F$21];MATCH([.H1463];[Def.$C$19:.$C$21]);MATCH([.G1463];[Def.$D$18:.$F$18]));&quot;#err&quot;)));&quot;&quot;)">
            <text:p/>
          </table:table-cell>
          <table:table-cell table:style-name="ce53" table:formula="of:=IF([.I1463]&lt;&gt;&quot;&quot;;INDEX([Def.$J$6:.$L$10];MATCH([.F1463];[Def.$I$6:.$I$10];0);MATCH([.I1463];[Def.$J$5:.$L$5];0));&quot;&quot;)">
            <text:p/>
          </table:table-cell>
          <table:table-cell table:style-name="ce56"/>
          <table:table-cell table:style-name="ce59" table:formula="of:=IF([.K1463]=&quot;&quot;;[.J1463];[.J1463]*[.K14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64]&lt;&gt;&quot;&quot;;IF(OR([.F1464]=&quot;ILF&quot;;[.F1464]=&quot;EIF&quot;);INDEX([Def.$D$6:.$F$8];MATCH([.H1464];[Def.$C$6:.$C$8]);MATCH([.G1464];[Def.$D$5:.$F$5]));IF([.F1464]=&quot;EI&quot;;INDEX([Def.$D$13:.$F$15];MATCH([.H1464];[Def.$C$13:.$C$15]);MATCH([.G1464];[Def.$D$12:.$F$12]));IF(OR([.F1464]=&quot;EO&quot;;[.F1464]=&quot;EQ&quot;);INDEX([Def.$D$19:.$F$21];MATCH([.H1464];[Def.$C$19:.$C$21]);MATCH([.G1464];[Def.$D$18:.$F$18]));&quot;#err&quot;)));&quot;&quot;)">
            <text:p/>
          </table:table-cell>
          <table:table-cell table:style-name="ce53" table:formula="of:=IF([.I1464]&lt;&gt;&quot;&quot;;INDEX([Def.$J$6:.$L$10];MATCH([.F1464];[Def.$I$6:.$I$10];0);MATCH([.I1464];[Def.$J$5:.$L$5];0));&quot;&quot;)">
            <text:p/>
          </table:table-cell>
          <table:table-cell table:style-name="ce56"/>
          <table:table-cell table:style-name="ce59" table:formula="of:=IF([.K1464]=&quot;&quot;;[.J1464];[.J1464]*[.K14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65]&lt;&gt;&quot;&quot;;IF(OR([.F1465]=&quot;ILF&quot;;[.F1465]=&quot;EIF&quot;);INDEX([Def.$D$6:.$F$8];MATCH([.H1465];[Def.$C$6:.$C$8]);MATCH([.G1465];[Def.$D$5:.$F$5]));IF([.F1465]=&quot;EI&quot;;INDEX([Def.$D$13:.$F$15];MATCH([.H1465];[Def.$C$13:.$C$15]);MATCH([.G1465];[Def.$D$12:.$F$12]));IF(OR([.F1465]=&quot;EO&quot;;[.F1465]=&quot;EQ&quot;);INDEX([Def.$D$19:.$F$21];MATCH([.H1465];[Def.$C$19:.$C$21]);MATCH([.G1465];[Def.$D$18:.$F$18]));&quot;#err&quot;)));&quot;&quot;)">
            <text:p/>
          </table:table-cell>
          <table:table-cell table:style-name="ce53" table:formula="of:=IF([.I1465]&lt;&gt;&quot;&quot;;INDEX([Def.$J$6:.$L$10];MATCH([.F1465];[Def.$I$6:.$I$10];0);MATCH([.I1465];[Def.$J$5:.$L$5];0));&quot;&quot;)">
            <text:p/>
          </table:table-cell>
          <table:table-cell table:style-name="ce56"/>
          <table:table-cell table:style-name="ce59" table:formula="of:=IF([.K1465]=&quot;&quot;;[.J1465];[.J1465]*[.K14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66]&lt;&gt;&quot;&quot;;IF(OR([.F1466]=&quot;ILF&quot;;[.F1466]=&quot;EIF&quot;);INDEX([Def.$D$6:.$F$8];MATCH([.H1466];[Def.$C$6:.$C$8]);MATCH([.G1466];[Def.$D$5:.$F$5]));IF([.F1466]=&quot;EI&quot;;INDEX([Def.$D$13:.$F$15];MATCH([.H1466];[Def.$C$13:.$C$15]);MATCH([.G1466];[Def.$D$12:.$F$12]));IF(OR([.F1466]=&quot;EO&quot;;[.F1466]=&quot;EQ&quot;);INDEX([Def.$D$19:.$F$21];MATCH([.H1466];[Def.$C$19:.$C$21]);MATCH([.G1466];[Def.$D$18:.$F$18]));&quot;#err&quot;)));&quot;&quot;)">
            <text:p/>
          </table:table-cell>
          <table:table-cell table:style-name="ce53" table:formula="of:=IF([.I1466]&lt;&gt;&quot;&quot;;INDEX([Def.$J$6:.$L$10];MATCH([.F1466];[Def.$I$6:.$I$10];0);MATCH([.I1466];[Def.$J$5:.$L$5];0));&quot;&quot;)">
            <text:p/>
          </table:table-cell>
          <table:table-cell table:style-name="ce56"/>
          <table:table-cell table:style-name="ce59" table:formula="of:=IF([.K1466]=&quot;&quot;;[.J1466];[.J1466]*[.K14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67]&lt;&gt;&quot;&quot;;IF(OR([.F1467]=&quot;ILF&quot;;[.F1467]=&quot;EIF&quot;);INDEX([Def.$D$6:.$F$8];MATCH([.H1467];[Def.$C$6:.$C$8]);MATCH([.G1467];[Def.$D$5:.$F$5]));IF([.F1467]=&quot;EI&quot;;INDEX([Def.$D$13:.$F$15];MATCH([.H1467];[Def.$C$13:.$C$15]);MATCH([.G1467];[Def.$D$12:.$F$12]));IF(OR([.F1467]=&quot;EO&quot;;[.F1467]=&quot;EQ&quot;);INDEX([Def.$D$19:.$F$21];MATCH([.H1467];[Def.$C$19:.$C$21]);MATCH([.G1467];[Def.$D$18:.$F$18]));&quot;#err&quot;)));&quot;&quot;)">
            <text:p/>
          </table:table-cell>
          <table:table-cell table:style-name="ce53" table:formula="of:=IF([.I1467]&lt;&gt;&quot;&quot;;INDEX([Def.$J$6:.$L$10];MATCH([.F1467];[Def.$I$6:.$I$10];0);MATCH([.I1467];[Def.$J$5:.$L$5];0));&quot;&quot;)">
            <text:p/>
          </table:table-cell>
          <table:table-cell table:style-name="ce56"/>
          <table:table-cell table:style-name="ce59" table:formula="of:=IF([.K1467]=&quot;&quot;;[.J1467];[.J1467]*[.K14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68]&lt;&gt;&quot;&quot;;IF(OR([.F1468]=&quot;ILF&quot;;[.F1468]=&quot;EIF&quot;);INDEX([Def.$D$6:.$F$8];MATCH([.H1468];[Def.$C$6:.$C$8]);MATCH([.G1468];[Def.$D$5:.$F$5]));IF([.F1468]=&quot;EI&quot;;INDEX([Def.$D$13:.$F$15];MATCH([.H1468];[Def.$C$13:.$C$15]);MATCH([.G1468];[Def.$D$12:.$F$12]));IF(OR([.F1468]=&quot;EO&quot;;[.F1468]=&quot;EQ&quot;);INDEX([Def.$D$19:.$F$21];MATCH([.H1468];[Def.$C$19:.$C$21]);MATCH([.G1468];[Def.$D$18:.$F$18]));&quot;#err&quot;)));&quot;&quot;)">
            <text:p/>
          </table:table-cell>
          <table:table-cell table:style-name="ce53" table:formula="of:=IF([.I1468]&lt;&gt;&quot;&quot;;INDEX([Def.$J$6:.$L$10];MATCH([.F1468];[Def.$I$6:.$I$10];0);MATCH([.I1468];[Def.$J$5:.$L$5];0));&quot;&quot;)">
            <text:p/>
          </table:table-cell>
          <table:table-cell table:style-name="ce56"/>
          <table:table-cell table:style-name="ce59" table:formula="of:=IF([.K1468]=&quot;&quot;;[.J1468];[.J1468]*[.K14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69]&lt;&gt;&quot;&quot;;IF(OR([.F1469]=&quot;ILF&quot;;[.F1469]=&quot;EIF&quot;);INDEX([Def.$D$6:.$F$8];MATCH([.H1469];[Def.$C$6:.$C$8]);MATCH([.G1469];[Def.$D$5:.$F$5]));IF([.F1469]=&quot;EI&quot;;INDEX([Def.$D$13:.$F$15];MATCH([.H1469];[Def.$C$13:.$C$15]);MATCH([.G1469];[Def.$D$12:.$F$12]));IF(OR([.F1469]=&quot;EO&quot;;[.F1469]=&quot;EQ&quot;);INDEX([Def.$D$19:.$F$21];MATCH([.H1469];[Def.$C$19:.$C$21]);MATCH([.G1469];[Def.$D$18:.$F$18]));&quot;#err&quot;)));&quot;&quot;)">
            <text:p/>
          </table:table-cell>
          <table:table-cell table:style-name="ce53" table:formula="of:=IF([.I1469]&lt;&gt;&quot;&quot;;INDEX([Def.$J$6:.$L$10];MATCH([.F1469];[Def.$I$6:.$I$10];0);MATCH([.I1469];[Def.$J$5:.$L$5];0));&quot;&quot;)">
            <text:p/>
          </table:table-cell>
          <table:table-cell table:style-name="ce56"/>
          <table:table-cell table:style-name="ce59" table:formula="of:=IF([.K1469]=&quot;&quot;;[.J1469];[.J1469]*[.K14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70]&lt;&gt;&quot;&quot;;IF(OR([.F1470]=&quot;ILF&quot;;[.F1470]=&quot;EIF&quot;);INDEX([Def.$D$6:.$F$8];MATCH([.H1470];[Def.$C$6:.$C$8]);MATCH([.G1470];[Def.$D$5:.$F$5]));IF([.F1470]=&quot;EI&quot;;INDEX([Def.$D$13:.$F$15];MATCH([.H1470];[Def.$C$13:.$C$15]);MATCH([.G1470];[Def.$D$12:.$F$12]));IF(OR([.F1470]=&quot;EO&quot;;[.F1470]=&quot;EQ&quot;);INDEX([Def.$D$19:.$F$21];MATCH([.H1470];[Def.$C$19:.$C$21]);MATCH([.G1470];[Def.$D$18:.$F$18]));&quot;#err&quot;)));&quot;&quot;)">
            <text:p/>
          </table:table-cell>
          <table:table-cell table:style-name="ce53" table:formula="of:=IF([.I1470]&lt;&gt;&quot;&quot;;INDEX([Def.$J$6:.$L$10];MATCH([.F1470];[Def.$I$6:.$I$10];0);MATCH([.I1470];[Def.$J$5:.$L$5];0));&quot;&quot;)">
            <text:p/>
          </table:table-cell>
          <table:table-cell table:style-name="ce56"/>
          <table:table-cell table:style-name="ce59" table:formula="of:=IF([.K1470]=&quot;&quot;;[.J1470];[.J1470]*[.K14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71]&lt;&gt;&quot;&quot;;IF(OR([.F1471]=&quot;ILF&quot;;[.F1471]=&quot;EIF&quot;);INDEX([Def.$D$6:.$F$8];MATCH([.H1471];[Def.$C$6:.$C$8]);MATCH([.G1471];[Def.$D$5:.$F$5]));IF([.F1471]=&quot;EI&quot;;INDEX([Def.$D$13:.$F$15];MATCH([.H1471];[Def.$C$13:.$C$15]);MATCH([.G1471];[Def.$D$12:.$F$12]));IF(OR([.F1471]=&quot;EO&quot;;[.F1471]=&quot;EQ&quot;);INDEX([Def.$D$19:.$F$21];MATCH([.H1471];[Def.$C$19:.$C$21]);MATCH([.G1471];[Def.$D$18:.$F$18]));&quot;#err&quot;)));&quot;&quot;)">
            <text:p/>
          </table:table-cell>
          <table:table-cell table:style-name="ce53" table:formula="of:=IF([.I1471]&lt;&gt;&quot;&quot;;INDEX([Def.$J$6:.$L$10];MATCH([.F1471];[Def.$I$6:.$I$10];0);MATCH([.I1471];[Def.$J$5:.$L$5];0));&quot;&quot;)">
            <text:p/>
          </table:table-cell>
          <table:table-cell table:style-name="ce56"/>
          <table:table-cell table:style-name="ce59" table:formula="of:=IF([.K1471]=&quot;&quot;;[.J1471];[.J1471]*[.K14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72]&lt;&gt;&quot;&quot;;IF(OR([.F1472]=&quot;ILF&quot;;[.F1472]=&quot;EIF&quot;);INDEX([Def.$D$6:.$F$8];MATCH([.H1472];[Def.$C$6:.$C$8]);MATCH([.G1472];[Def.$D$5:.$F$5]));IF([.F1472]=&quot;EI&quot;;INDEX([Def.$D$13:.$F$15];MATCH([.H1472];[Def.$C$13:.$C$15]);MATCH([.G1472];[Def.$D$12:.$F$12]));IF(OR([.F1472]=&quot;EO&quot;;[.F1472]=&quot;EQ&quot;);INDEX([Def.$D$19:.$F$21];MATCH([.H1472];[Def.$C$19:.$C$21]);MATCH([.G1472];[Def.$D$18:.$F$18]));&quot;#err&quot;)));&quot;&quot;)">
            <text:p/>
          </table:table-cell>
          <table:table-cell table:style-name="ce53" table:formula="of:=IF([.I1472]&lt;&gt;&quot;&quot;;INDEX([Def.$J$6:.$L$10];MATCH([.F1472];[Def.$I$6:.$I$10];0);MATCH([.I1472];[Def.$J$5:.$L$5];0));&quot;&quot;)">
            <text:p/>
          </table:table-cell>
          <table:table-cell table:style-name="ce56"/>
          <table:table-cell table:style-name="ce59" table:formula="of:=IF([.K1472]=&quot;&quot;;[.J1472];[.J1472]*[.K14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73]&lt;&gt;&quot;&quot;;IF(OR([.F1473]=&quot;ILF&quot;;[.F1473]=&quot;EIF&quot;);INDEX([Def.$D$6:.$F$8];MATCH([.H1473];[Def.$C$6:.$C$8]);MATCH([.G1473];[Def.$D$5:.$F$5]));IF([.F1473]=&quot;EI&quot;;INDEX([Def.$D$13:.$F$15];MATCH([.H1473];[Def.$C$13:.$C$15]);MATCH([.G1473];[Def.$D$12:.$F$12]));IF(OR([.F1473]=&quot;EO&quot;;[.F1473]=&quot;EQ&quot;);INDEX([Def.$D$19:.$F$21];MATCH([.H1473];[Def.$C$19:.$C$21]);MATCH([.G1473];[Def.$D$18:.$F$18]));&quot;#err&quot;)));&quot;&quot;)">
            <text:p/>
          </table:table-cell>
          <table:table-cell table:style-name="ce53" table:formula="of:=IF([.I1473]&lt;&gt;&quot;&quot;;INDEX([Def.$J$6:.$L$10];MATCH([.F1473];[Def.$I$6:.$I$10];0);MATCH([.I1473];[Def.$J$5:.$L$5];0));&quot;&quot;)">
            <text:p/>
          </table:table-cell>
          <table:table-cell table:style-name="ce56"/>
          <table:table-cell table:style-name="ce59" table:formula="of:=IF([.K1473]=&quot;&quot;;[.J1473];[.J1473]*[.K14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74]&lt;&gt;&quot;&quot;;IF(OR([.F1474]=&quot;ILF&quot;;[.F1474]=&quot;EIF&quot;);INDEX([Def.$D$6:.$F$8];MATCH([.H1474];[Def.$C$6:.$C$8]);MATCH([.G1474];[Def.$D$5:.$F$5]));IF([.F1474]=&quot;EI&quot;;INDEX([Def.$D$13:.$F$15];MATCH([.H1474];[Def.$C$13:.$C$15]);MATCH([.G1474];[Def.$D$12:.$F$12]));IF(OR([.F1474]=&quot;EO&quot;;[.F1474]=&quot;EQ&quot;);INDEX([Def.$D$19:.$F$21];MATCH([.H1474];[Def.$C$19:.$C$21]);MATCH([.G1474];[Def.$D$18:.$F$18]));&quot;#err&quot;)));&quot;&quot;)">
            <text:p/>
          </table:table-cell>
          <table:table-cell table:style-name="ce53" table:formula="of:=IF([.I1474]&lt;&gt;&quot;&quot;;INDEX([Def.$J$6:.$L$10];MATCH([.F1474];[Def.$I$6:.$I$10];0);MATCH([.I1474];[Def.$J$5:.$L$5];0));&quot;&quot;)">
            <text:p/>
          </table:table-cell>
          <table:table-cell table:style-name="ce56"/>
          <table:table-cell table:style-name="ce59" table:formula="of:=IF([.K1474]=&quot;&quot;;[.J1474];[.J1474]*[.K14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75]&lt;&gt;&quot;&quot;;IF(OR([.F1475]=&quot;ILF&quot;;[.F1475]=&quot;EIF&quot;);INDEX([Def.$D$6:.$F$8];MATCH([.H1475];[Def.$C$6:.$C$8]);MATCH([.G1475];[Def.$D$5:.$F$5]));IF([.F1475]=&quot;EI&quot;;INDEX([Def.$D$13:.$F$15];MATCH([.H1475];[Def.$C$13:.$C$15]);MATCH([.G1475];[Def.$D$12:.$F$12]));IF(OR([.F1475]=&quot;EO&quot;;[.F1475]=&quot;EQ&quot;);INDEX([Def.$D$19:.$F$21];MATCH([.H1475];[Def.$C$19:.$C$21]);MATCH([.G1475];[Def.$D$18:.$F$18]));&quot;#err&quot;)));&quot;&quot;)">
            <text:p/>
          </table:table-cell>
          <table:table-cell table:style-name="ce53" table:formula="of:=IF([.I1475]&lt;&gt;&quot;&quot;;INDEX([Def.$J$6:.$L$10];MATCH([.F1475];[Def.$I$6:.$I$10];0);MATCH([.I1475];[Def.$J$5:.$L$5];0));&quot;&quot;)">
            <text:p/>
          </table:table-cell>
          <table:table-cell table:style-name="ce56"/>
          <table:table-cell table:style-name="ce59" table:formula="of:=IF([.K1475]=&quot;&quot;;[.J1475];[.J1475]*[.K14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76]&lt;&gt;&quot;&quot;;IF(OR([.F1476]=&quot;ILF&quot;;[.F1476]=&quot;EIF&quot;);INDEX([Def.$D$6:.$F$8];MATCH([.H1476];[Def.$C$6:.$C$8]);MATCH([.G1476];[Def.$D$5:.$F$5]));IF([.F1476]=&quot;EI&quot;;INDEX([Def.$D$13:.$F$15];MATCH([.H1476];[Def.$C$13:.$C$15]);MATCH([.G1476];[Def.$D$12:.$F$12]));IF(OR([.F1476]=&quot;EO&quot;;[.F1476]=&quot;EQ&quot;);INDEX([Def.$D$19:.$F$21];MATCH([.H1476];[Def.$C$19:.$C$21]);MATCH([.G1476];[Def.$D$18:.$F$18]));&quot;#err&quot;)));&quot;&quot;)">
            <text:p/>
          </table:table-cell>
          <table:table-cell table:style-name="ce53" table:formula="of:=IF([.I1476]&lt;&gt;&quot;&quot;;INDEX([Def.$J$6:.$L$10];MATCH([.F1476];[Def.$I$6:.$I$10];0);MATCH([.I1476];[Def.$J$5:.$L$5];0));&quot;&quot;)">
            <text:p/>
          </table:table-cell>
          <table:table-cell table:style-name="ce56"/>
          <table:table-cell table:style-name="ce59" table:formula="of:=IF([.K1476]=&quot;&quot;;[.J1476];[.J1476]*[.K14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77]&lt;&gt;&quot;&quot;;IF(OR([.F1477]=&quot;ILF&quot;;[.F1477]=&quot;EIF&quot;);INDEX([Def.$D$6:.$F$8];MATCH([.H1477];[Def.$C$6:.$C$8]);MATCH([.G1477];[Def.$D$5:.$F$5]));IF([.F1477]=&quot;EI&quot;;INDEX([Def.$D$13:.$F$15];MATCH([.H1477];[Def.$C$13:.$C$15]);MATCH([.G1477];[Def.$D$12:.$F$12]));IF(OR([.F1477]=&quot;EO&quot;;[.F1477]=&quot;EQ&quot;);INDEX([Def.$D$19:.$F$21];MATCH([.H1477];[Def.$C$19:.$C$21]);MATCH([.G1477];[Def.$D$18:.$F$18]));&quot;#err&quot;)));&quot;&quot;)">
            <text:p/>
          </table:table-cell>
          <table:table-cell table:style-name="ce53" table:formula="of:=IF([.I1477]&lt;&gt;&quot;&quot;;INDEX([Def.$J$6:.$L$10];MATCH([.F1477];[Def.$I$6:.$I$10];0);MATCH([.I1477];[Def.$J$5:.$L$5];0));&quot;&quot;)">
            <text:p/>
          </table:table-cell>
          <table:table-cell table:style-name="ce56"/>
          <table:table-cell table:style-name="ce59" table:formula="of:=IF([.K1477]=&quot;&quot;;[.J1477];[.J1477]*[.K14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78]&lt;&gt;&quot;&quot;;IF(OR([.F1478]=&quot;ILF&quot;;[.F1478]=&quot;EIF&quot;);INDEX([Def.$D$6:.$F$8];MATCH([.H1478];[Def.$C$6:.$C$8]);MATCH([.G1478];[Def.$D$5:.$F$5]));IF([.F1478]=&quot;EI&quot;;INDEX([Def.$D$13:.$F$15];MATCH([.H1478];[Def.$C$13:.$C$15]);MATCH([.G1478];[Def.$D$12:.$F$12]));IF(OR([.F1478]=&quot;EO&quot;;[.F1478]=&quot;EQ&quot;);INDEX([Def.$D$19:.$F$21];MATCH([.H1478];[Def.$C$19:.$C$21]);MATCH([.G1478];[Def.$D$18:.$F$18]));&quot;#err&quot;)));&quot;&quot;)">
            <text:p/>
          </table:table-cell>
          <table:table-cell table:style-name="ce53" table:formula="of:=IF([.I1478]&lt;&gt;&quot;&quot;;INDEX([Def.$J$6:.$L$10];MATCH([.F1478];[Def.$I$6:.$I$10];0);MATCH([.I1478];[Def.$J$5:.$L$5];0));&quot;&quot;)">
            <text:p/>
          </table:table-cell>
          <table:table-cell table:style-name="ce56"/>
          <table:table-cell table:style-name="ce59" table:formula="of:=IF([.K1478]=&quot;&quot;;[.J1478];[.J1478]*[.K14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79]&lt;&gt;&quot;&quot;;IF(OR([.F1479]=&quot;ILF&quot;;[.F1479]=&quot;EIF&quot;);INDEX([Def.$D$6:.$F$8];MATCH([.H1479];[Def.$C$6:.$C$8]);MATCH([.G1479];[Def.$D$5:.$F$5]));IF([.F1479]=&quot;EI&quot;;INDEX([Def.$D$13:.$F$15];MATCH([.H1479];[Def.$C$13:.$C$15]);MATCH([.G1479];[Def.$D$12:.$F$12]));IF(OR([.F1479]=&quot;EO&quot;;[.F1479]=&quot;EQ&quot;);INDEX([Def.$D$19:.$F$21];MATCH([.H1479];[Def.$C$19:.$C$21]);MATCH([.G1479];[Def.$D$18:.$F$18]));&quot;#err&quot;)));&quot;&quot;)">
            <text:p/>
          </table:table-cell>
          <table:table-cell table:style-name="ce53" table:formula="of:=IF([.I1479]&lt;&gt;&quot;&quot;;INDEX([Def.$J$6:.$L$10];MATCH([.F1479];[Def.$I$6:.$I$10];0);MATCH([.I1479];[Def.$J$5:.$L$5];0));&quot;&quot;)">
            <text:p/>
          </table:table-cell>
          <table:table-cell table:style-name="ce56"/>
          <table:table-cell table:style-name="ce59" table:formula="of:=IF([.K1479]=&quot;&quot;;[.J1479];[.J1479]*[.K14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80]&lt;&gt;&quot;&quot;;IF(OR([.F1480]=&quot;ILF&quot;;[.F1480]=&quot;EIF&quot;);INDEX([Def.$D$6:.$F$8];MATCH([.H1480];[Def.$C$6:.$C$8]);MATCH([.G1480];[Def.$D$5:.$F$5]));IF([.F1480]=&quot;EI&quot;;INDEX([Def.$D$13:.$F$15];MATCH([.H1480];[Def.$C$13:.$C$15]);MATCH([.G1480];[Def.$D$12:.$F$12]));IF(OR([.F1480]=&quot;EO&quot;;[.F1480]=&quot;EQ&quot;);INDEX([Def.$D$19:.$F$21];MATCH([.H1480];[Def.$C$19:.$C$21]);MATCH([.G1480];[Def.$D$18:.$F$18]));&quot;#err&quot;)));&quot;&quot;)">
            <text:p/>
          </table:table-cell>
          <table:table-cell table:style-name="ce53" table:formula="of:=IF([.I1480]&lt;&gt;&quot;&quot;;INDEX([Def.$J$6:.$L$10];MATCH([.F1480];[Def.$I$6:.$I$10];0);MATCH([.I1480];[Def.$J$5:.$L$5];0));&quot;&quot;)">
            <text:p/>
          </table:table-cell>
          <table:table-cell table:style-name="ce56"/>
          <table:table-cell table:style-name="ce59" table:formula="of:=IF([.K1480]=&quot;&quot;;[.J1480];[.J1480]*[.K14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81]&lt;&gt;&quot;&quot;;IF(OR([.F1481]=&quot;ILF&quot;;[.F1481]=&quot;EIF&quot;);INDEX([Def.$D$6:.$F$8];MATCH([.H1481];[Def.$C$6:.$C$8]);MATCH([.G1481];[Def.$D$5:.$F$5]));IF([.F1481]=&quot;EI&quot;;INDEX([Def.$D$13:.$F$15];MATCH([.H1481];[Def.$C$13:.$C$15]);MATCH([.G1481];[Def.$D$12:.$F$12]));IF(OR([.F1481]=&quot;EO&quot;;[.F1481]=&quot;EQ&quot;);INDEX([Def.$D$19:.$F$21];MATCH([.H1481];[Def.$C$19:.$C$21]);MATCH([.G1481];[Def.$D$18:.$F$18]));&quot;#err&quot;)));&quot;&quot;)">
            <text:p/>
          </table:table-cell>
          <table:table-cell table:style-name="ce53" table:formula="of:=IF([.I1481]&lt;&gt;&quot;&quot;;INDEX([Def.$J$6:.$L$10];MATCH([.F1481];[Def.$I$6:.$I$10];0);MATCH([.I1481];[Def.$J$5:.$L$5];0));&quot;&quot;)">
            <text:p/>
          </table:table-cell>
          <table:table-cell table:style-name="ce56"/>
          <table:table-cell table:style-name="ce59" table:formula="of:=IF([.K1481]=&quot;&quot;;[.J1481];[.J1481]*[.K14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82]&lt;&gt;&quot;&quot;;IF(OR([.F1482]=&quot;ILF&quot;;[.F1482]=&quot;EIF&quot;);INDEX([Def.$D$6:.$F$8];MATCH([.H1482];[Def.$C$6:.$C$8]);MATCH([.G1482];[Def.$D$5:.$F$5]));IF([.F1482]=&quot;EI&quot;;INDEX([Def.$D$13:.$F$15];MATCH([.H1482];[Def.$C$13:.$C$15]);MATCH([.G1482];[Def.$D$12:.$F$12]));IF(OR([.F1482]=&quot;EO&quot;;[.F1482]=&quot;EQ&quot;);INDEX([Def.$D$19:.$F$21];MATCH([.H1482];[Def.$C$19:.$C$21]);MATCH([.G1482];[Def.$D$18:.$F$18]));&quot;#err&quot;)));&quot;&quot;)">
            <text:p/>
          </table:table-cell>
          <table:table-cell table:style-name="ce53" table:formula="of:=IF([.I1482]&lt;&gt;&quot;&quot;;INDEX([Def.$J$6:.$L$10];MATCH([.F1482];[Def.$I$6:.$I$10];0);MATCH([.I1482];[Def.$J$5:.$L$5];0));&quot;&quot;)">
            <text:p/>
          </table:table-cell>
          <table:table-cell table:style-name="ce56"/>
          <table:table-cell table:style-name="ce59" table:formula="of:=IF([.K1482]=&quot;&quot;;[.J1482];[.J1482]*[.K14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83]&lt;&gt;&quot;&quot;;IF(OR([.F1483]=&quot;ILF&quot;;[.F1483]=&quot;EIF&quot;);INDEX([Def.$D$6:.$F$8];MATCH([.H1483];[Def.$C$6:.$C$8]);MATCH([.G1483];[Def.$D$5:.$F$5]));IF([.F1483]=&quot;EI&quot;;INDEX([Def.$D$13:.$F$15];MATCH([.H1483];[Def.$C$13:.$C$15]);MATCH([.G1483];[Def.$D$12:.$F$12]));IF(OR([.F1483]=&quot;EO&quot;;[.F1483]=&quot;EQ&quot;);INDEX([Def.$D$19:.$F$21];MATCH([.H1483];[Def.$C$19:.$C$21]);MATCH([.G1483];[Def.$D$18:.$F$18]));&quot;#err&quot;)));&quot;&quot;)">
            <text:p/>
          </table:table-cell>
          <table:table-cell table:style-name="ce53" table:formula="of:=IF([.I1483]&lt;&gt;&quot;&quot;;INDEX([Def.$J$6:.$L$10];MATCH([.F1483];[Def.$I$6:.$I$10];0);MATCH([.I1483];[Def.$J$5:.$L$5];0));&quot;&quot;)">
            <text:p/>
          </table:table-cell>
          <table:table-cell table:style-name="ce56"/>
          <table:table-cell table:style-name="ce59" table:formula="of:=IF([.K1483]=&quot;&quot;;[.J1483];[.J1483]*[.K14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84]&lt;&gt;&quot;&quot;;IF(OR([.F1484]=&quot;ILF&quot;;[.F1484]=&quot;EIF&quot;);INDEX([Def.$D$6:.$F$8];MATCH([.H1484];[Def.$C$6:.$C$8]);MATCH([.G1484];[Def.$D$5:.$F$5]));IF([.F1484]=&quot;EI&quot;;INDEX([Def.$D$13:.$F$15];MATCH([.H1484];[Def.$C$13:.$C$15]);MATCH([.G1484];[Def.$D$12:.$F$12]));IF(OR([.F1484]=&quot;EO&quot;;[.F1484]=&quot;EQ&quot;);INDEX([Def.$D$19:.$F$21];MATCH([.H1484];[Def.$C$19:.$C$21]);MATCH([.G1484];[Def.$D$18:.$F$18]));&quot;#err&quot;)));&quot;&quot;)">
            <text:p/>
          </table:table-cell>
          <table:table-cell table:style-name="ce53" table:formula="of:=IF([.I1484]&lt;&gt;&quot;&quot;;INDEX([Def.$J$6:.$L$10];MATCH([.F1484];[Def.$I$6:.$I$10];0);MATCH([.I1484];[Def.$J$5:.$L$5];0));&quot;&quot;)">
            <text:p/>
          </table:table-cell>
          <table:table-cell table:style-name="ce56"/>
          <table:table-cell table:style-name="ce59" table:formula="of:=IF([.K1484]=&quot;&quot;;[.J1484];[.J1484]*[.K14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85]&lt;&gt;&quot;&quot;;IF(OR([.F1485]=&quot;ILF&quot;;[.F1485]=&quot;EIF&quot;);INDEX([Def.$D$6:.$F$8];MATCH([.H1485];[Def.$C$6:.$C$8]);MATCH([.G1485];[Def.$D$5:.$F$5]));IF([.F1485]=&quot;EI&quot;;INDEX([Def.$D$13:.$F$15];MATCH([.H1485];[Def.$C$13:.$C$15]);MATCH([.G1485];[Def.$D$12:.$F$12]));IF(OR([.F1485]=&quot;EO&quot;;[.F1485]=&quot;EQ&quot;);INDEX([Def.$D$19:.$F$21];MATCH([.H1485];[Def.$C$19:.$C$21]);MATCH([.G1485];[Def.$D$18:.$F$18]));&quot;#err&quot;)));&quot;&quot;)">
            <text:p/>
          </table:table-cell>
          <table:table-cell table:style-name="ce53" table:formula="of:=IF([.I1485]&lt;&gt;&quot;&quot;;INDEX([Def.$J$6:.$L$10];MATCH([.F1485];[Def.$I$6:.$I$10];0);MATCH([.I1485];[Def.$J$5:.$L$5];0));&quot;&quot;)">
            <text:p/>
          </table:table-cell>
          <table:table-cell table:style-name="ce56"/>
          <table:table-cell table:style-name="ce59" table:formula="of:=IF([.K1485]=&quot;&quot;;[.J1485];[.J1485]*[.K14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86]&lt;&gt;&quot;&quot;;IF(OR([.F1486]=&quot;ILF&quot;;[.F1486]=&quot;EIF&quot;);INDEX([Def.$D$6:.$F$8];MATCH([.H1486];[Def.$C$6:.$C$8]);MATCH([.G1486];[Def.$D$5:.$F$5]));IF([.F1486]=&quot;EI&quot;;INDEX([Def.$D$13:.$F$15];MATCH([.H1486];[Def.$C$13:.$C$15]);MATCH([.G1486];[Def.$D$12:.$F$12]));IF(OR([.F1486]=&quot;EO&quot;;[.F1486]=&quot;EQ&quot;);INDEX([Def.$D$19:.$F$21];MATCH([.H1486];[Def.$C$19:.$C$21]);MATCH([.G1486];[Def.$D$18:.$F$18]));&quot;#err&quot;)));&quot;&quot;)">
            <text:p/>
          </table:table-cell>
          <table:table-cell table:style-name="ce53" table:formula="of:=IF([.I1486]&lt;&gt;&quot;&quot;;INDEX([Def.$J$6:.$L$10];MATCH([.F1486];[Def.$I$6:.$I$10];0);MATCH([.I1486];[Def.$J$5:.$L$5];0));&quot;&quot;)">
            <text:p/>
          </table:table-cell>
          <table:table-cell table:style-name="ce56"/>
          <table:table-cell table:style-name="ce59" table:formula="of:=IF([.K1486]=&quot;&quot;;[.J1486];[.J1486]*[.K14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87]&lt;&gt;&quot;&quot;;IF(OR([.F1487]=&quot;ILF&quot;;[.F1487]=&quot;EIF&quot;);INDEX([Def.$D$6:.$F$8];MATCH([.H1487];[Def.$C$6:.$C$8]);MATCH([.G1487];[Def.$D$5:.$F$5]));IF([.F1487]=&quot;EI&quot;;INDEX([Def.$D$13:.$F$15];MATCH([.H1487];[Def.$C$13:.$C$15]);MATCH([.G1487];[Def.$D$12:.$F$12]));IF(OR([.F1487]=&quot;EO&quot;;[.F1487]=&quot;EQ&quot;);INDEX([Def.$D$19:.$F$21];MATCH([.H1487];[Def.$C$19:.$C$21]);MATCH([.G1487];[Def.$D$18:.$F$18]));&quot;#err&quot;)));&quot;&quot;)">
            <text:p/>
          </table:table-cell>
          <table:table-cell table:style-name="ce53" table:formula="of:=IF([.I1487]&lt;&gt;&quot;&quot;;INDEX([Def.$J$6:.$L$10];MATCH([.F1487];[Def.$I$6:.$I$10];0);MATCH([.I1487];[Def.$J$5:.$L$5];0));&quot;&quot;)">
            <text:p/>
          </table:table-cell>
          <table:table-cell table:style-name="ce56"/>
          <table:table-cell table:style-name="ce59" table:formula="of:=IF([.K1487]=&quot;&quot;;[.J1487];[.J1487]*[.K14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88]&lt;&gt;&quot;&quot;;IF(OR([.F1488]=&quot;ILF&quot;;[.F1488]=&quot;EIF&quot;);INDEX([Def.$D$6:.$F$8];MATCH([.H1488];[Def.$C$6:.$C$8]);MATCH([.G1488];[Def.$D$5:.$F$5]));IF([.F1488]=&quot;EI&quot;;INDEX([Def.$D$13:.$F$15];MATCH([.H1488];[Def.$C$13:.$C$15]);MATCH([.G1488];[Def.$D$12:.$F$12]));IF(OR([.F1488]=&quot;EO&quot;;[.F1488]=&quot;EQ&quot;);INDEX([Def.$D$19:.$F$21];MATCH([.H1488];[Def.$C$19:.$C$21]);MATCH([.G1488];[Def.$D$18:.$F$18]));&quot;#err&quot;)));&quot;&quot;)">
            <text:p/>
          </table:table-cell>
          <table:table-cell table:style-name="ce53" table:formula="of:=IF([.I1488]&lt;&gt;&quot;&quot;;INDEX([Def.$J$6:.$L$10];MATCH([.F1488];[Def.$I$6:.$I$10];0);MATCH([.I1488];[Def.$J$5:.$L$5];0));&quot;&quot;)">
            <text:p/>
          </table:table-cell>
          <table:table-cell table:style-name="ce56"/>
          <table:table-cell table:style-name="ce59" table:formula="of:=IF([.K1488]=&quot;&quot;;[.J1488];[.J1488]*[.K14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89]&lt;&gt;&quot;&quot;;IF(OR([.F1489]=&quot;ILF&quot;;[.F1489]=&quot;EIF&quot;);INDEX([Def.$D$6:.$F$8];MATCH([.H1489];[Def.$C$6:.$C$8]);MATCH([.G1489];[Def.$D$5:.$F$5]));IF([.F1489]=&quot;EI&quot;;INDEX([Def.$D$13:.$F$15];MATCH([.H1489];[Def.$C$13:.$C$15]);MATCH([.G1489];[Def.$D$12:.$F$12]));IF(OR([.F1489]=&quot;EO&quot;;[.F1489]=&quot;EQ&quot;);INDEX([Def.$D$19:.$F$21];MATCH([.H1489];[Def.$C$19:.$C$21]);MATCH([.G1489];[Def.$D$18:.$F$18]));&quot;#err&quot;)));&quot;&quot;)">
            <text:p/>
          </table:table-cell>
          <table:table-cell table:style-name="ce53" table:formula="of:=IF([.I1489]&lt;&gt;&quot;&quot;;INDEX([Def.$J$6:.$L$10];MATCH([.F1489];[Def.$I$6:.$I$10];0);MATCH([.I1489];[Def.$J$5:.$L$5];0));&quot;&quot;)">
            <text:p/>
          </table:table-cell>
          <table:table-cell table:style-name="ce56"/>
          <table:table-cell table:style-name="ce59" table:formula="of:=IF([.K1489]=&quot;&quot;;[.J1489];[.J1489]*[.K14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90]&lt;&gt;&quot;&quot;;IF(OR([.F1490]=&quot;ILF&quot;;[.F1490]=&quot;EIF&quot;);INDEX([Def.$D$6:.$F$8];MATCH([.H1490];[Def.$C$6:.$C$8]);MATCH([.G1490];[Def.$D$5:.$F$5]));IF([.F1490]=&quot;EI&quot;;INDEX([Def.$D$13:.$F$15];MATCH([.H1490];[Def.$C$13:.$C$15]);MATCH([.G1490];[Def.$D$12:.$F$12]));IF(OR([.F1490]=&quot;EO&quot;;[.F1490]=&quot;EQ&quot;);INDEX([Def.$D$19:.$F$21];MATCH([.H1490];[Def.$C$19:.$C$21]);MATCH([.G1490];[Def.$D$18:.$F$18]));&quot;#err&quot;)));&quot;&quot;)">
            <text:p/>
          </table:table-cell>
          <table:table-cell table:style-name="ce53" table:formula="of:=IF([.I1490]&lt;&gt;&quot;&quot;;INDEX([Def.$J$6:.$L$10];MATCH([.F1490];[Def.$I$6:.$I$10];0);MATCH([.I1490];[Def.$J$5:.$L$5];0));&quot;&quot;)">
            <text:p/>
          </table:table-cell>
          <table:table-cell table:style-name="ce56"/>
          <table:table-cell table:style-name="ce59" table:formula="of:=IF([.K1490]=&quot;&quot;;[.J1490];[.J1490]*[.K14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91]&lt;&gt;&quot;&quot;;IF(OR([.F1491]=&quot;ILF&quot;;[.F1491]=&quot;EIF&quot;);INDEX([Def.$D$6:.$F$8];MATCH([.H1491];[Def.$C$6:.$C$8]);MATCH([.G1491];[Def.$D$5:.$F$5]));IF([.F1491]=&quot;EI&quot;;INDEX([Def.$D$13:.$F$15];MATCH([.H1491];[Def.$C$13:.$C$15]);MATCH([.G1491];[Def.$D$12:.$F$12]));IF(OR([.F1491]=&quot;EO&quot;;[.F1491]=&quot;EQ&quot;);INDEX([Def.$D$19:.$F$21];MATCH([.H1491];[Def.$C$19:.$C$21]);MATCH([.G1491];[Def.$D$18:.$F$18]));&quot;#err&quot;)));&quot;&quot;)">
            <text:p/>
          </table:table-cell>
          <table:table-cell table:style-name="ce53" table:formula="of:=IF([.I1491]&lt;&gt;&quot;&quot;;INDEX([Def.$J$6:.$L$10];MATCH([.F1491];[Def.$I$6:.$I$10];0);MATCH([.I1491];[Def.$J$5:.$L$5];0));&quot;&quot;)">
            <text:p/>
          </table:table-cell>
          <table:table-cell table:style-name="ce56"/>
          <table:table-cell table:style-name="ce59" table:formula="of:=IF([.K1491]=&quot;&quot;;[.J1491];[.J1491]*[.K14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92]&lt;&gt;&quot;&quot;;IF(OR([.F1492]=&quot;ILF&quot;;[.F1492]=&quot;EIF&quot;);INDEX([Def.$D$6:.$F$8];MATCH([.H1492];[Def.$C$6:.$C$8]);MATCH([.G1492];[Def.$D$5:.$F$5]));IF([.F1492]=&quot;EI&quot;;INDEX([Def.$D$13:.$F$15];MATCH([.H1492];[Def.$C$13:.$C$15]);MATCH([.G1492];[Def.$D$12:.$F$12]));IF(OR([.F1492]=&quot;EO&quot;;[.F1492]=&quot;EQ&quot;);INDEX([Def.$D$19:.$F$21];MATCH([.H1492];[Def.$C$19:.$C$21]);MATCH([.G1492];[Def.$D$18:.$F$18]));&quot;#err&quot;)));&quot;&quot;)">
            <text:p/>
          </table:table-cell>
          <table:table-cell table:style-name="ce53" table:formula="of:=IF([.I1492]&lt;&gt;&quot;&quot;;INDEX([Def.$J$6:.$L$10];MATCH([.F1492];[Def.$I$6:.$I$10];0);MATCH([.I1492];[Def.$J$5:.$L$5];0));&quot;&quot;)">
            <text:p/>
          </table:table-cell>
          <table:table-cell table:style-name="ce56"/>
          <table:table-cell table:style-name="ce59" table:formula="of:=IF([.K1492]=&quot;&quot;;[.J1492];[.J1492]*[.K14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93]&lt;&gt;&quot;&quot;;IF(OR([.F1493]=&quot;ILF&quot;;[.F1493]=&quot;EIF&quot;);INDEX([Def.$D$6:.$F$8];MATCH([.H1493];[Def.$C$6:.$C$8]);MATCH([.G1493];[Def.$D$5:.$F$5]));IF([.F1493]=&quot;EI&quot;;INDEX([Def.$D$13:.$F$15];MATCH([.H1493];[Def.$C$13:.$C$15]);MATCH([.G1493];[Def.$D$12:.$F$12]));IF(OR([.F1493]=&quot;EO&quot;;[.F1493]=&quot;EQ&quot;);INDEX([Def.$D$19:.$F$21];MATCH([.H1493];[Def.$C$19:.$C$21]);MATCH([.G1493];[Def.$D$18:.$F$18]));&quot;#err&quot;)));&quot;&quot;)">
            <text:p/>
          </table:table-cell>
          <table:table-cell table:style-name="ce53" table:formula="of:=IF([.I1493]&lt;&gt;&quot;&quot;;INDEX([Def.$J$6:.$L$10];MATCH([.F1493];[Def.$I$6:.$I$10];0);MATCH([.I1493];[Def.$J$5:.$L$5];0));&quot;&quot;)">
            <text:p/>
          </table:table-cell>
          <table:table-cell table:style-name="ce56"/>
          <table:table-cell table:style-name="ce59" table:formula="of:=IF([.K1493]=&quot;&quot;;[.J1493];[.J1493]*[.K14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94]&lt;&gt;&quot;&quot;;IF(OR([.F1494]=&quot;ILF&quot;;[.F1494]=&quot;EIF&quot;);INDEX([Def.$D$6:.$F$8];MATCH([.H1494];[Def.$C$6:.$C$8]);MATCH([.G1494];[Def.$D$5:.$F$5]));IF([.F1494]=&quot;EI&quot;;INDEX([Def.$D$13:.$F$15];MATCH([.H1494];[Def.$C$13:.$C$15]);MATCH([.G1494];[Def.$D$12:.$F$12]));IF(OR([.F1494]=&quot;EO&quot;;[.F1494]=&quot;EQ&quot;);INDEX([Def.$D$19:.$F$21];MATCH([.H1494];[Def.$C$19:.$C$21]);MATCH([.G1494];[Def.$D$18:.$F$18]));&quot;#err&quot;)));&quot;&quot;)">
            <text:p/>
          </table:table-cell>
          <table:table-cell table:style-name="ce53" table:formula="of:=IF([.I1494]&lt;&gt;&quot;&quot;;INDEX([Def.$J$6:.$L$10];MATCH([.F1494];[Def.$I$6:.$I$10];0);MATCH([.I1494];[Def.$J$5:.$L$5];0));&quot;&quot;)">
            <text:p/>
          </table:table-cell>
          <table:table-cell table:style-name="ce56"/>
          <table:table-cell table:style-name="ce59" table:formula="of:=IF([.K1494]=&quot;&quot;;[.J1494];[.J1494]*[.K14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95]&lt;&gt;&quot;&quot;;IF(OR([.F1495]=&quot;ILF&quot;;[.F1495]=&quot;EIF&quot;);INDEX([Def.$D$6:.$F$8];MATCH([.H1495];[Def.$C$6:.$C$8]);MATCH([.G1495];[Def.$D$5:.$F$5]));IF([.F1495]=&quot;EI&quot;;INDEX([Def.$D$13:.$F$15];MATCH([.H1495];[Def.$C$13:.$C$15]);MATCH([.G1495];[Def.$D$12:.$F$12]));IF(OR([.F1495]=&quot;EO&quot;;[.F1495]=&quot;EQ&quot;);INDEX([Def.$D$19:.$F$21];MATCH([.H1495];[Def.$C$19:.$C$21]);MATCH([.G1495];[Def.$D$18:.$F$18]));&quot;#err&quot;)));&quot;&quot;)">
            <text:p/>
          </table:table-cell>
          <table:table-cell table:style-name="ce53" table:formula="of:=IF([.I1495]&lt;&gt;&quot;&quot;;INDEX([Def.$J$6:.$L$10];MATCH([.F1495];[Def.$I$6:.$I$10];0);MATCH([.I1495];[Def.$J$5:.$L$5];0));&quot;&quot;)">
            <text:p/>
          </table:table-cell>
          <table:table-cell table:style-name="ce56"/>
          <table:table-cell table:style-name="ce59" table:formula="of:=IF([.K1495]=&quot;&quot;;[.J1495];[.J1495]*[.K14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96]&lt;&gt;&quot;&quot;;IF(OR([.F1496]=&quot;ILF&quot;;[.F1496]=&quot;EIF&quot;);INDEX([Def.$D$6:.$F$8];MATCH([.H1496];[Def.$C$6:.$C$8]);MATCH([.G1496];[Def.$D$5:.$F$5]));IF([.F1496]=&quot;EI&quot;;INDEX([Def.$D$13:.$F$15];MATCH([.H1496];[Def.$C$13:.$C$15]);MATCH([.G1496];[Def.$D$12:.$F$12]));IF(OR([.F1496]=&quot;EO&quot;;[.F1496]=&quot;EQ&quot;);INDEX([Def.$D$19:.$F$21];MATCH([.H1496];[Def.$C$19:.$C$21]);MATCH([.G1496];[Def.$D$18:.$F$18]));&quot;#err&quot;)));&quot;&quot;)">
            <text:p/>
          </table:table-cell>
          <table:table-cell table:style-name="ce53" table:formula="of:=IF([.I1496]&lt;&gt;&quot;&quot;;INDEX([Def.$J$6:.$L$10];MATCH([.F1496];[Def.$I$6:.$I$10];0);MATCH([.I1496];[Def.$J$5:.$L$5];0));&quot;&quot;)">
            <text:p/>
          </table:table-cell>
          <table:table-cell table:style-name="ce56"/>
          <table:table-cell table:style-name="ce59" table:formula="of:=IF([.K1496]=&quot;&quot;;[.J1496];[.J1496]*[.K14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97]&lt;&gt;&quot;&quot;;IF(OR([.F1497]=&quot;ILF&quot;;[.F1497]=&quot;EIF&quot;);INDEX([Def.$D$6:.$F$8];MATCH([.H1497];[Def.$C$6:.$C$8]);MATCH([.G1497];[Def.$D$5:.$F$5]));IF([.F1497]=&quot;EI&quot;;INDEX([Def.$D$13:.$F$15];MATCH([.H1497];[Def.$C$13:.$C$15]);MATCH([.G1497];[Def.$D$12:.$F$12]));IF(OR([.F1497]=&quot;EO&quot;;[.F1497]=&quot;EQ&quot;);INDEX([Def.$D$19:.$F$21];MATCH([.H1497];[Def.$C$19:.$C$21]);MATCH([.G1497];[Def.$D$18:.$F$18]));&quot;#err&quot;)));&quot;&quot;)">
            <text:p/>
          </table:table-cell>
          <table:table-cell table:style-name="ce53" table:formula="of:=IF([.I1497]&lt;&gt;&quot;&quot;;INDEX([Def.$J$6:.$L$10];MATCH([.F1497];[Def.$I$6:.$I$10];0);MATCH([.I1497];[Def.$J$5:.$L$5];0));&quot;&quot;)">
            <text:p/>
          </table:table-cell>
          <table:table-cell table:style-name="ce56"/>
          <table:table-cell table:style-name="ce59" table:formula="of:=IF([.K1497]=&quot;&quot;;[.J1497];[.J1497]*[.K14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98]&lt;&gt;&quot;&quot;;IF(OR([.F1498]=&quot;ILF&quot;;[.F1498]=&quot;EIF&quot;);INDEX([Def.$D$6:.$F$8];MATCH([.H1498];[Def.$C$6:.$C$8]);MATCH([.G1498];[Def.$D$5:.$F$5]));IF([.F1498]=&quot;EI&quot;;INDEX([Def.$D$13:.$F$15];MATCH([.H1498];[Def.$C$13:.$C$15]);MATCH([.G1498];[Def.$D$12:.$F$12]));IF(OR([.F1498]=&quot;EO&quot;;[.F1498]=&quot;EQ&quot;);INDEX([Def.$D$19:.$F$21];MATCH([.H1498];[Def.$C$19:.$C$21]);MATCH([.G1498];[Def.$D$18:.$F$18]));&quot;#err&quot;)));&quot;&quot;)">
            <text:p/>
          </table:table-cell>
          <table:table-cell table:style-name="ce53" table:formula="of:=IF([.I1498]&lt;&gt;&quot;&quot;;INDEX([Def.$J$6:.$L$10];MATCH([.F1498];[Def.$I$6:.$I$10];0);MATCH([.I1498];[Def.$J$5:.$L$5];0));&quot;&quot;)">
            <text:p/>
          </table:table-cell>
          <table:table-cell table:style-name="ce56"/>
          <table:table-cell table:style-name="ce59" table:formula="of:=IF([.K1498]=&quot;&quot;;[.J1498];[.J1498]*[.K14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499]&lt;&gt;&quot;&quot;;IF(OR([.F1499]=&quot;ILF&quot;;[.F1499]=&quot;EIF&quot;);INDEX([Def.$D$6:.$F$8];MATCH([.H1499];[Def.$C$6:.$C$8]);MATCH([.G1499];[Def.$D$5:.$F$5]));IF([.F1499]=&quot;EI&quot;;INDEX([Def.$D$13:.$F$15];MATCH([.H1499];[Def.$C$13:.$C$15]);MATCH([.G1499];[Def.$D$12:.$F$12]));IF(OR([.F1499]=&quot;EO&quot;;[.F1499]=&quot;EQ&quot;);INDEX([Def.$D$19:.$F$21];MATCH([.H1499];[Def.$C$19:.$C$21]);MATCH([.G1499];[Def.$D$18:.$F$18]));&quot;#err&quot;)));&quot;&quot;)">
            <text:p/>
          </table:table-cell>
          <table:table-cell table:style-name="ce53" table:formula="of:=IF([.I1499]&lt;&gt;&quot;&quot;;INDEX([Def.$J$6:.$L$10];MATCH([.F1499];[Def.$I$6:.$I$10];0);MATCH([.I1499];[Def.$J$5:.$L$5];0));&quot;&quot;)">
            <text:p/>
          </table:table-cell>
          <table:table-cell table:style-name="ce56"/>
          <table:table-cell table:style-name="ce59" table:formula="of:=IF([.K1499]=&quot;&quot;;[.J1499];[.J1499]*[.K14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00]&lt;&gt;&quot;&quot;;IF(OR([.F1500]=&quot;ILF&quot;;[.F1500]=&quot;EIF&quot;);INDEX([Def.$D$6:.$F$8];MATCH([.H1500];[Def.$C$6:.$C$8]);MATCH([.G1500];[Def.$D$5:.$F$5]));IF([.F1500]=&quot;EI&quot;;INDEX([Def.$D$13:.$F$15];MATCH([.H1500];[Def.$C$13:.$C$15]);MATCH([.G1500];[Def.$D$12:.$F$12]));IF(OR([.F1500]=&quot;EO&quot;;[.F1500]=&quot;EQ&quot;);INDEX([Def.$D$19:.$F$21];MATCH([.H1500];[Def.$C$19:.$C$21]);MATCH([.G1500];[Def.$D$18:.$F$18]));&quot;#err&quot;)));&quot;&quot;)">
            <text:p/>
          </table:table-cell>
          <table:table-cell table:style-name="ce53" table:formula="of:=IF([.I1500]&lt;&gt;&quot;&quot;;INDEX([Def.$J$6:.$L$10];MATCH([.F1500];[Def.$I$6:.$I$10];0);MATCH([.I1500];[Def.$J$5:.$L$5];0));&quot;&quot;)">
            <text:p/>
          </table:table-cell>
          <table:table-cell table:style-name="ce56"/>
          <table:table-cell table:style-name="ce59" table:formula="of:=IF([.K1500]=&quot;&quot;;[.J1500];[.J1500]*[.K15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01]&lt;&gt;&quot;&quot;;IF(OR([.F1501]=&quot;ILF&quot;;[.F1501]=&quot;EIF&quot;);INDEX([Def.$D$6:.$F$8];MATCH([.H1501];[Def.$C$6:.$C$8]);MATCH([.G1501];[Def.$D$5:.$F$5]));IF([.F1501]=&quot;EI&quot;;INDEX([Def.$D$13:.$F$15];MATCH([.H1501];[Def.$C$13:.$C$15]);MATCH([.G1501];[Def.$D$12:.$F$12]));IF(OR([.F1501]=&quot;EO&quot;;[.F1501]=&quot;EQ&quot;);INDEX([Def.$D$19:.$F$21];MATCH([.H1501];[Def.$C$19:.$C$21]);MATCH([.G1501];[Def.$D$18:.$F$18]));&quot;#err&quot;)));&quot;&quot;)">
            <text:p/>
          </table:table-cell>
          <table:table-cell table:style-name="ce53" table:formula="of:=IF([.I1501]&lt;&gt;&quot;&quot;;INDEX([Def.$J$6:.$L$10];MATCH([.F1501];[Def.$I$6:.$I$10];0);MATCH([.I1501];[Def.$J$5:.$L$5];0));&quot;&quot;)">
            <text:p/>
          </table:table-cell>
          <table:table-cell table:style-name="ce56"/>
          <table:table-cell table:style-name="ce59" table:formula="of:=IF([.K1501]=&quot;&quot;;[.J1501];[.J1501]*[.K15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02]&lt;&gt;&quot;&quot;;IF(OR([.F1502]=&quot;ILF&quot;;[.F1502]=&quot;EIF&quot;);INDEX([Def.$D$6:.$F$8];MATCH([.H1502];[Def.$C$6:.$C$8]);MATCH([.G1502];[Def.$D$5:.$F$5]));IF([.F1502]=&quot;EI&quot;;INDEX([Def.$D$13:.$F$15];MATCH([.H1502];[Def.$C$13:.$C$15]);MATCH([.G1502];[Def.$D$12:.$F$12]));IF(OR([.F1502]=&quot;EO&quot;;[.F1502]=&quot;EQ&quot;);INDEX([Def.$D$19:.$F$21];MATCH([.H1502];[Def.$C$19:.$C$21]);MATCH([.G1502];[Def.$D$18:.$F$18]));&quot;#err&quot;)));&quot;&quot;)">
            <text:p/>
          </table:table-cell>
          <table:table-cell table:style-name="ce53" table:formula="of:=IF([.I1502]&lt;&gt;&quot;&quot;;INDEX([Def.$J$6:.$L$10];MATCH([.F1502];[Def.$I$6:.$I$10];0);MATCH([.I1502];[Def.$J$5:.$L$5];0));&quot;&quot;)">
            <text:p/>
          </table:table-cell>
          <table:table-cell table:style-name="ce56"/>
          <table:table-cell table:style-name="ce59" table:formula="of:=IF([.K1502]=&quot;&quot;;[.J1502];[.J1502]*[.K15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03]&lt;&gt;&quot;&quot;;IF(OR([.F1503]=&quot;ILF&quot;;[.F1503]=&quot;EIF&quot;);INDEX([Def.$D$6:.$F$8];MATCH([.H1503];[Def.$C$6:.$C$8]);MATCH([.G1503];[Def.$D$5:.$F$5]));IF([.F1503]=&quot;EI&quot;;INDEX([Def.$D$13:.$F$15];MATCH([.H1503];[Def.$C$13:.$C$15]);MATCH([.G1503];[Def.$D$12:.$F$12]));IF(OR([.F1503]=&quot;EO&quot;;[.F1503]=&quot;EQ&quot;);INDEX([Def.$D$19:.$F$21];MATCH([.H1503];[Def.$C$19:.$C$21]);MATCH([.G1503];[Def.$D$18:.$F$18]));&quot;#err&quot;)));&quot;&quot;)">
            <text:p/>
          </table:table-cell>
          <table:table-cell table:style-name="ce53" table:formula="of:=IF([.I1503]&lt;&gt;&quot;&quot;;INDEX([Def.$J$6:.$L$10];MATCH([.F1503];[Def.$I$6:.$I$10];0);MATCH([.I1503];[Def.$J$5:.$L$5];0));&quot;&quot;)">
            <text:p/>
          </table:table-cell>
          <table:table-cell table:style-name="ce56"/>
          <table:table-cell table:style-name="ce59" table:formula="of:=IF([.K1503]=&quot;&quot;;[.J1503];[.J1503]*[.K15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04]&lt;&gt;&quot;&quot;;IF(OR([.F1504]=&quot;ILF&quot;;[.F1504]=&quot;EIF&quot;);INDEX([Def.$D$6:.$F$8];MATCH([.H1504];[Def.$C$6:.$C$8]);MATCH([.G1504];[Def.$D$5:.$F$5]));IF([.F1504]=&quot;EI&quot;;INDEX([Def.$D$13:.$F$15];MATCH([.H1504];[Def.$C$13:.$C$15]);MATCH([.G1504];[Def.$D$12:.$F$12]));IF(OR([.F1504]=&quot;EO&quot;;[.F1504]=&quot;EQ&quot;);INDEX([Def.$D$19:.$F$21];MATCH([.H1504];[Def.$C$19:.$C$21]);MATCH([.G1504];[Def.$D$18:.$F$18]));&quot;#err&quot;)));&quot;&quot;)">
            <text:p/>
          </table:table-cell>
          <table:table-cell table:style-name="ce53" table:formula="of:=IF([.I1504]&lt;&gt;&quot;&quot;;INDEX([Def.$J$6:.$L$10];MATCH([.F1504];[Def.$I$6:.$I$10];0);MATCH([.I1504];[Def.$J$5:.$L$5];0));&quot;&quot;)">
            <text:p/>
          </table:table-cell>
          <table:table-cell table:style-name="ce56"/>
          <table:table-cell table:style-name="ce59" table:formula="of:=IF([.K1504]=&quot;&quot;;[.J1504];[.J1504]*[.K15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05]&lt;&gt;&quot;&quot;;IF(OR([.F1505]=&quot;ILF&quot;;[.F1505]=&quot;EIF&quot;);INDEX([Def.$D$6:.$F$8];MATCH([.H1505];[Def.$C$6:.$C$8]);MATCH([.G1505];[Def.$D$5:.$F$5]));IF([.F1505]=&quot;EI&quot;;INDEX([Def.$D$13:.$F$15];MATCH([.H1505];[Def.$C$13:.$C$15]);MATCH([.G1505];[Def.$D$12:.$F$12]));IF(OR([.F1505]=&quot;EO&quot;;[.F1505]=&quot;EQ&quot;);INDEX([Def.$D$19:.$F$21];MATCH([.H1505];[Def.$C$19:.$C$21]);MATCH([.G1505];[Def.$D$18:.$F$18]));&quot;#err&quot;)));&quot;&quot;)">
            <text:p/>
          </table:table-cell>
          <table:table-cell table:style-name="ce53" table:formula="of:=IF([.I1505]&lt;&gt;&quot;&quot;;INDEX([Def.$J$6:.$L$10];MATCH([.F1505];[Def.$I$6:.$I$10];0);MATCH([.I1505];[Def.$J$5:.$L$5];0));&quot;&quot;)">
            <text:p/>
          </table:table-cell>
          <table:table-cell table:style-name="ce56"/>
          <table:table-cell table:style-name="ce59" table:formula="of:=IF([.K1505]=&quot;&quot;;[.J1505];[.J1505]*[.K15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06]&lt;&gt;&quot;&quot;;IF(OR([.F1506]=&quot;ILF&quot;;[.F1506]=&quot;EIF&quot;);INDEX([Def.$D$6:.$F$8];MATCH([.H1506];[Def.$C$6:.$C$8]);MATCH([.G1506];[Def.$D$5:.$F$5]));IF([.F1506]=&quot;EI&quot;;INDEX([Def.$D$13:.$F$15];MATCH([.H1506];[Def.$C$13:.$C$15]);MATCH([.G1506];[Def.$D$12:.$F$12]));IF(OR([.F1506]=&quot;EO&quot;;[.F1506]=&quot;EQ&quot;);INDEX([Def.$D$19:.$F$21];MATCH([.H1506];[Def.$C$19:.$C$21]);MATCH([.G1506];[Def.$D$18:.$F$18]));&quot;#err&quot;)));&quot;&quot;)">
            <text:p/>
          </table:table-cell>
          <table:table-cell table:style-name="ce53" table:formula="of:=IF([.I1506]&lt;&gt;&quot;&quot;;INDEX([Def.$J$6:.$L$10];MATCH([.F1506];[Def.$I$6:.$I$10];0);MATCH([.I1506];[Def.$J$5:.$L$5];0));&quot;&quot;)">
            <text:p/>
          </table:table-cell>
          <table:table-cell table:style-name="ce56"/>
          <table:table-cell table:style-name="ce59" table:formula="of:=IF([.K1506]=&quot;&quot;;[.J1506];[.J1506]*[.K15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07]&lt;&gt;&quot;&quot;;IF(OR([.F1507]=&quot;ILF&quot;;[.F1507]=&quot;EIF&quot;);INDEX([Def.$D$6:.$F$8];MATCH([.H1507];[Def.$C$6:.$C$8]);MATCH([.G1507];[Def.$D$5:.$F$5]));IF([.F1507]=&quot;EI&quot;;INDEX([Def.$D$13:.$F$15];MATCH([.H1507];[Def.$C$13:.$C$15]);MATCH([.G1507];[Def.$D$12:.$F$12]));IF(OR([.F1507]=&quot;EO&quot;;[.F1507]=&quot;EQ&quot;);INDEX([Def.$D$19:.$F$21];MATCH([.H1507];[Def.$C$19:.$C$21]);MATCH([.G1507];[Def.$D$18:.$F$18]));&quot;#err&quot;)));&quot;&quot;)">
            <text:p/>
          </table:table-cell>
          <table:table-cell table:style-name="ce53" table:formula="of:=IF([.I1507]&lt;&gt;&quot;&quot;;INDEX([Def.$J$6:.$L$10];MATCH([.F1507];[Def.$I$6:.$I$10];0);MATCH([.I1507];[Def.$J$5:.$L$5];0));&quot;&quot;)">
            <text:p/>
          </table:table-cell>
          <table:table-cell table:style-name="ce56"/>
          <table:table-cell table:style-name="ce59" table:formula="of:=IF([.K1507]=&quot;&quot;;[.J1507];[.J1507]*[.K15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08]&lt;&gt;&quot;&quot;;IF(OR([.F1508]=&quot;ILF&quot;;[.F1508]=&quot;EIF&quot;);INDEX([Def.$D$6:.$F$8];MATCH([.H1508];[Def.$C$6:.$C$8]);MATCH([.G1508];[Def.$D$5:.$F$5]));IF([.F1508]=&quot;EI&quot;;INDEX([Def.$D$13:.$F$15];MATCH([.H1508];[Def.$C$13:.$C$15]);MATCH([.G1508];[Def.$D$12:.$F$12]));IF(OR([.F1508]=&quot;EO&quot;;[.F1508]=&quot;EQ&quot;);INDEX([Def.$D$19:.$F$21];MATCH([.H1508];[Def.$C$19:.$C$21]);MATCH([.G1508];[Def.$D$18:.$F$18]));&quot;#err&quot;)));&quot;&quot;)">
            <text:p/>
          </table:table-cell>
          <table:table-cell table:style-name="ce53" table:formula="of:=IF([.I1508]&lt;&gt;&quot;&quot;;INDEX([Def.$J$6:.$L$10];MATCH([.F1508];[Def.$I$6:.$I$10];0);MATCH([.I1508];[Def.$J$5:.$L$5];0));&quot;&quot;)">
            <text:p/>
          </table:table-cell>
          <table:table-cell table:style-name="ce56"/>
          <table:table-cell table:style-name="ce59" table:formula="of:=IF([.K1508]=&quot;&quot;;[.J1508];[.J1508]*[.K15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09]&lt;&gt;&quot;&quot;;IF(OR([.F1509]=&quot;ILF&quot;;[.F1509]=&quot;EIF&quot;);INDEX([Def.$D$6:.$F$8];MATCH([.H1509];[Def.$C$6:.$C$8]);MATCH([.G1509];[Def.$D$5:.$F$5]));IF([.F1509]=&quot;EI&quot;;INDEX([Def.$D$13:.$F$15];MATCH([.H1509];[Def.$C$13:.$C$15]);MATCH([.G1509];[Def.$D$12:.$F$12]));IF(OR([.F1509]=&quot;EO&quot;;[.F1509]=&quot;EQ&quot;);INDEX([Def.$D$19:.$F$21];MATCH([.H1509];[Def.$C$19:.$C$21]);MATCH([.G1509];[Def.$D$18:.$F$18]));&quot;#err&quot;)));&quot;&quot;)">
            <text:p/>
          </table:table-cell>
          <table:table-cell table:style-name="ce53" table:formula="of:=IF([.I1509]&lt;&gt;&quot;&quot;;INDEX([Def.$J$6:.$L$10];MATCH([.F1509];[Def.$I$6:.$I$10];0);MATCH([.I1509];[Def.$J$5:.$L$5];0));&quot;&quot;)">
            <text:p/>
          </table:table-cell>
          <table:table-cell table:style-name="ce56"/>
          <table:table-cell table:style-name="ce59" table:formula="of:=IF([.K1509]=&quot;&quot;;[.J1509];[.J1509]*[.K15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10]&lt;&gt;&quot;&quot;;IF(OR([.F1510]=&quot;ILF&quot;;[.F1510]=&quot;EIF&quot;);INDEX([Def.$D$6:.$F$8];MATCH([.H1510];[Def.$C$6:.$C$8]);MATCH([.G1510];[Def.$D$5:.$F$5]));IF([.F1510]=&quot;EI&quot;;INDEX([Def.$D$13:.$F$15];MATCH([.H1510];[Def.$C$13:.$C$15]);MATCH([.G1510];[Def.$D$12:.$F$12]));IF(OR([.F1510]=&quot;EO&quot;;[.F1510]=&quot;EQ&quot;);INDEX([Def.$D$19:.$F$21];MATCH([.H1510];[Def.$C$19:.$C$21]);MATCH([.G1510];[Def.$D$18:.$F$18]));&quot;#err&quot;)));&quot;&quot;)">
            <text:p/>
          </table:table-cell>
          <table:table-cell table:style-name="ce53" table:formula="of:=IF([.I1510]&lt;&gt;&quot;&quot;;INDEX([Def.$J$6:.$L$10];MATCH([.F1510];[Def.$I$6:.$I$10];0);MATCH([.I1510];[Def.$J$5:.$L$5];0));&quot;&quot;)">
            <text:p/>
          </table:table-cell>
          <table:table-cell table:style-name="ce56"/>
          <table:table-cell table:style-name="ce59" table:formula="of:=IF([.K1510]=&quot;&quot;;[.J1510];[.J1510]*[.K15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11]&lt;&gt;&quot;&quot;;IF(OR([.F1511]=&quot;ILF&quot;;[.F1511]=&quot;EIF&quot;);INDEX([Def.$D$6:.$F$8];MATCH([.H1511];[Def.$C$6:.$C$8]);MATCH([.G1511];[Def.$D$5:.$F$5]));IF([.F1511]=&quot;EI&quot;;INDEX([Def.$D$13:.$F$15];MATCH([.H1511];[Def.$C$13:.$C$15]);MATCH([.G1511];[Def.$D$12:.$F$12]));IF(OR([.F1511]=&quot;EO&quot;;[.F1511]=&quot;EQ&quot;);INDEX([Def.$D$19:.$F$21];MATCH([.H1511];[Def.$C$19:.$C$21]);MATCH([.G1511];[Def.$D$18:.$F$18]));&quot;#err&quot;)));&quot;&quot;)">
            <text:p/>
          </table:table-cell>
          <table:table-cell table:style-name="ce53" table:formula="of:=IF([.I1511]&lt;&gt;&quot;&quot;;INDEX([Def.$J$6:.$L$10];MATCH([.F1511];[Def.$I$6:.$I$10];0);MATCH([.I1511];[Def.$J$5:.$L$5];0));&quot;&quot;)">
            <text:p/>
          </table:table-cell>
          <table:table-cell table:style-name="ce56"/>
          <table:table-cell table:style-name="ce59" table:formula="of:=IF([.K1511]=&quot;&quot;;[.J1511];[.J1511]*[.K15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12]&lt;&gt;&quot;&quot;;IF(OR([.F1512]=&quot;ILF&quot;;[.F1512]=&quot;EIF&quot;);INDEX([Def.$D$6:.$F$8];MATCH([.H1512];[Def.$C$6:.$C$8]);MATCH([.G1512];[Def.$D$5:.$F$5]));IF([.F1512]=&quot;EI&quot;;INDEX([Def.$D$13:.$F$15];MATCH([.H1512];[Def.$C$13:.$C$15]);MATCH([.G1512];[Def.$D$12:.$F$12]));IF(OR([.F1512]=&quot;EO&quot;;[.F1512]=&quot;EQ&quot;);INDEX([Def.$D$19:.$F$21];MATCH([.H1512];[Def.$C$19:.$C$21]);MATCH([.G1512];[Def.$D$18:.$F$18]));&quot;#err&quot;)));&quot;&quot;)">
            <text:p/>
          </table:table-cell>
          <table:table-cell table:style-name="ce53" table:formula="of:=IF([.I1512]&lt;&gt;&quot;&quot;;INDEX([Def.$J$6:.$L$10];MATCH([.F1512];[Def.$I$6:.$I$10];0);MATCH([.I1512];[Def.$J$5:.$L$5];0));&quot;&quot;)">
            <text:p/>
          </table:table-cell>
          <table:table-cell table:style-name="ce56"/>
          <table:table-cell table:style-name="ce59" table:formula="of:=IF([.K1512]=&quot;&quot;;[.J1512];[.J1512]*[.K15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13]&lt;&gt;&quot;&quot;;IF(OR([.F1513]=&quot;ILF&quot;;[.F1513]=&quot;EIF&quot;);INDEX([Def.$D$6:.$F$8];MATCH([.H1513];[Def.$C$6:.$C$8]);MATCH([.G1513];[Def.$D$5:.$F$5]));IF([.F1513]=&quot;EI&quot;;INDEX([Def.$D$13:.$F$15];MATCH([.H1513];[Def.$C$13:.$C$15]);MATCH([.G1513];[Def.$D$12:.$F$12]));IF(OR([.F1513]=&quot;EO&quot;;[.F1513]=&quot;EQ&quot;);INDEX([Def.$D$19:.$F$21];MATCH([.H1513];[Def.$C$19:.$C$21]);MATCH([.G1513];[Def.$D$18:.$F$18]));&quot;#err&quot;)));&quot;&quot;)">
            <text:p/>
          </table:table-cell>
          <table:table-cell table:style-name="ce53" table:formula="of:=IF([.I1513]&lt;&gt;&quot;&quot;;INDEX([Def.$J$6:.$L$10];MATCH([.F1513];[Def.$I$6:.$I$10];0);MATCH([.I1513];[Def.$J$5:.$L$5];0));&quot;&quot;)">
            <text:p/>
          </table:table-cell>
          <table:table-cell table:style-name="ce56"/>
          <table:table-cell table:style-name="ce59" table:formula="of:=IF([.K1513]=&quot;&quot;;[.J1513];[.J1513]*[.K15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14]&lt;&gt;&quot;&quot;;IF(OR([.F1514]=&quot;ILF&quot;;[.F1514]=&quot;EIF&quot;);INDEX([Def.$D$6:.$F$8];MATCH([.H1514];[Def.$C$6:.$C$8]);MATCH([.G1514];[Def.$D$5:.$F$5]));IF([.F1514]=&quot;EI&quot;;INDEX([Def.$D$13:.$F$15];MATCH([.H1514];[Def.$C$13:.$C$15]);MATCH([.G1514];[Def.$D$12:.$F$12]));IF(OR([.F1514]=&quot;EO&quot;;[.F1514]=&quot;EQ&quot;);INDEX([Def.$D$19:.$F$21];MATCH([.H1514];[Def.$C$19:.$C$21]);MATCH([.G1514];[Def.$D$18:.$F$18]));&quot;#err&quot;)));&quot;&quot;)">
            <text:p/>
          </table:table-cell>
          <table:table-cell table:style-name="ce53" table:formula="of:=IF([.I1514]&lt;&gt;&quot;&quot;;INDEX([Def.$J$6:.$L$10];MATCH([.F1514];[Def.$I$6:.$I$10];0);MATCH([.I1514];[Def.$J$5:.$L$5];0));&quot;&quot;)">
            <text:p/>
          </table:table-cell>
          <table:table-cell table:style-name="ce56"/>
          <table:table-cell table:style-name="ce59" table:formula="of:=IF([.K1514]=&quot;&quot;;[.J1514];[.J1514]*[.K15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15]&lt;&gt;&quot;&quot;;IF(OR([.F1515]=&quot;ILF&quot;;[.F1515]=&quot;EIF&quot;);INDEX([Def.$D$6:.$F$8];MATCH([.H1515];[Def.$C$6:.$C$8]);MATCH([.G1515];[Def.$D$5:.$F$5]));IF([.F1515]=&quot;EI&quot;;INDEX([Def.$D$13:.$F$15];MATCH([.H1515];[Def.$C$13:.$C$15]);MATCH([.G1515];[Def.$D$12:.$F$12]));IF(OR([.F1515]=&quot;EO&quot;;[.F1515]=&quot;EQ&quot;);INDEX([Def.$D$19:.$F$21];MATCH([.H1515];[Def.$C$19:.$C$21]);MATCH([.G1515];[Def.$D$18:.$F$18]));&quot;#err&quot;)));&quot;&quot;)">
            <text:p/>
          </table:table-cell>
          <table:table-cell table:style-name="ce53" table:formula="of:=IF([.I1515]&lt;&gt;&quot;&quot;;INDEX([Def.$J$6:.$L$10];MATCH([.F1515];[Def.$I$6:.$I$10];0);MATCH([.I1515];[Def.$J$5:.$L$5];0));&quot;&quot;)">
            <text:p/>
          </table:table-cell>
          <table:table-cell table:style-name="ce56"/>
          <table:table-cell table:style-name="ce59" table:formula="of:=IF([.K1515]=&quot;&quot;;[.J1515];[.J1515]*[.K15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16]&lt;&gt;&quot;&quot;;IF(OR([.F1516]=&quot;ILF&quot;;[.F1516]=&quot;EIF&quot;);INDEX([Def.$D$6:.$F$8];MATCH([.H1516];[Def.$C$6:.$C$8]);MATCH([.G1516];[Def.$D$5:.$F$5]));IF([.F1516]=&quot;EI&quot;;INDEX([Def.$D$13:.$F$15];MATCH([.H1516];[Def.$C$13:.$C$15]);MATCH([.G1516];[Def.$D$12:.$F$12]));IF(OR([.F1516]=&quot;EO&quot;;[.F1516]=&quot;EQ&quot;);INDEX([Def.$D$19:.$F$21];MATCH([.H1516];[Def.$C$19:.$C$21]);MATCH([.G1516];[Def.$D$18:.$F$18]));&quot;#err&quot;)));&quot;&quot;)">
            <text:p/>
          </table:table-cell>
          <table:table-cell table:style-name="ce53" table:formula="of:=IF([.I1516]&lt;&gt;&quot;&quot;;INDEX([Def.$J$6:.$L$10];MATCH([.F1516];[Def.$I$6:.$I$10];0);MATCH([.I1516];[Def.$J$5:.$L$5];0));&quot;&quot;)">
            <text:p/>
          </table:table-cell>
          <table:table-cell table:style-name="ce56"/>
          <table:table-cell table:style-name="ce59" table:formula="of:=IF([.K1516]=&quot;&quot;;[.J1516];[.J1516]*[.K15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17]&lt;&gt;&quot;&quot;;IF(OR([.F1517]=&quot;ILF&quot;;[.F1517]=&quot;EIF&quot;);INDEX([Def.$D$6:.$F$8];MATCH([.H1517];[Def.$C$6:.$C$8]);MATCH([.G1517];[Def.$D$5:.$F$5]));IF([.F1517]=&quot;EI&quot;;INDEX([Def.$D$13:.$F$15];MATCH([.H1517];[Def.$C$13:.$C$15]);MATCH([.G1517];[Def.$D$12:.$F$12]));IF(OR([.F1517]=&quot;EO&quot;;[.F1517]=&quot;EQ&quot;);INDEX([Def.$D$19:.$F$21];MATCH([.H1517];[Def.$C$19:.$C$21]);MATCH([.G1517];[Def.$D$18:.$F$18]));&quot;#err&quot;)));&quot;&quot;)">
            <text:p/>
          </table:table-cell>
          <table:table-cell table:style-name="ce53" table:formula="of:=IF([.I1517]&lt;&gt;&quot;&quot;;INDEX([Def.$J$6:.$L$10];MATCH([.F1517];[Def.$I$6:.$I$10];0);MATCH([.I1517];[Def.$J$5:.$L$5];0));&quot;&quot;)">
            <text:p/>
          </table:table-cell>
          <table:table-cell table:style-name="ce56"/>
          <table:table-cell table:style-name="ce59" table:formula="of:=IF([.K1517]=&quot;&quot;;[.J1517];[.J1517]*[.K15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18]&lt;&gt;&quot;&quot;;IF(OR([.F1518]=&quot;ILF&quot;;[.F1518]=&quot;EIF&quot;);INDEX([Def.$D$6:.$F$8];MATCH([.H1518];[Def.$C$6:.$C$8]);MATCH([.G1518];[Def.$D$5:.$F$5]));IF([.F1518]=&quot;EI&quot;;INDEX([Def.$D$13:.$F$15];MATCH([.H1518];[Def.$C$13:.$C$15]);MATCH([.G1518];[Def.$D$12:.$F$12]));IF(OR([.F1518]=&quot;EO&quot;;[.F1518]=&quot;EQ&quot;);INDEX([Def.$D$19:.$F$21];MATCH([.H1518];[Def.$C$19:.$C$21]);MATCH([.G1518];[Def.$D$18:.$F$18]));&quot;#err&quot;)));&quot;&quot;)">
            <text:p/>
          </table:table-cell>
          <table:table-cell table:style-name="ce53" table:formula="of:=IF([.I1518]&lt;&gt;&quot;&quot;;INDEX([Def.$J$6:.$L$10];MATCH([.F1518];[Def.$I$6:.$I$10];0);MATCH([.I1518];[Def.$J$5:.$L$5];0));&quot;&quot;)">
            <text:p/>
          </table:table-cell>
          <table:table-cell table:style-name="ce56"/>
          <table:table-cell table:style-name="ce59" table:formula="of:=IF([.K1518]=&quot;&quot;;[.J1518];[.J1518]*[.K15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19]&lt;&gt;&quot;&quot;;IF(OR([.F1519]=&quot;ILF&quot;;[.F1519]=&quot;EIF&quot;);INDEX([Def.$D$6:.$F$8];MATCH([.H1519];[Def.$C$6:.$C$8]);MATCH([.G1519];[Def.$D$5:.$F$5]));IF([.F1519]=&quot;EI&quot;;INDEX([Def.$D$13:.$F$15];MATCH([.H1519];[Def.$C$13:.$C$15]);MATCH([.G1519];[Def.$D$12:.$F$12]));IF(OR([.F1519]=&quot;EO&quot;;[.F1519]=&quot;EQ&quot;);INDEX([Def.$D$19:.$F$21];MATCH([.H1519];[Def.$C$19:.$C$21]);MATCH([.G1519];[Def.$D$18:.$F$18]));&quot;#err&quot;)));&quot;&quot;)">
            <text:p/>
          </table:table-cell>
          <table:table-cell table:style-name="ce53" table:formula="of:=IF([.I1519]&lt;&gt;&quot;&quot;;INDEX([Def.$J$6:.$L$10];MATCH([.F1519];[Def.$I$6:.$I$10];0);MATCH([.I1519];[Def.$J$5:.$L$5];0));&quot;&quot;)">
            <text:p/>
          </table:table-cell>
          <table:table-cell table:style-name="ce56"/>
          <table:table-cell table:style-name="ce59" table:formula="of:=IF([.K1519]=&quot;&quot;;[.J1519];[.J1519]*[.K15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20]&lt;&gt;&quot;&quot;;IF(OR([.F1520]=&quot;ILF&quot;;[.F1520]=&quot;EIF&quot;);INDEX([Def.$D$6:.$F$8];MATCH([.H1520];[Def.$C$6:.$C$8]);MATCH([.G1520];[Def.$D$5:.$F$5]));IF([.F1520]=&quot;EI&quot;;INDEX([Def.$D$13:.$F$15];MATCH([.H1520];[Def.$C$13:.$C$15]);MATCH([.G1520];[Def.$D$12:.$F$12]));IF(OR([.F1520]=&quot;EO&quot;;[.F1520]=&quot;EQ&quot;);INDEX([Def.$D$19:.$F$21];MATCH([.H1520];[Def.$C$19:.$C$21]);MATCH([.G1520];[Def.$D$18:.$F$18]));&quot;#err&quot;)));&quot;&quot;)">
            <text:p/>
          </table:table-cell>
          <table:table-cell table:style-name="ce53" table:formula="of:=IF([.I1520]&lt;&gt;&quot;&quot;;INDEX([Def.$J$6:.$L$10];MATCH([.F1520];[Def.$I$6:.$I$10];0);MATCH([.I1520];[Def.$J$5:.$L$5];0));&quot;&quot;)">
            <text:p/>
          </table:table-cell>
          <table:table-cell table:style-name="ce56"/>
          <table:table-cell table:style-name="ce59" table:formula="of:=IF([.K1520]=&quot;&quot;;[.J1520];[.J1520]*[.K15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21]&lt;&gt;&quot;&quot;;IF(OR([.F1521]=&quot;ILF&quot;;[.F1521]=&quot;EIF&quot;);INDEX([Def.$D$6:.$F$8];MATCH([.H1521];[Def.$C$6:.$C$8]);MATCH([.G1521];[Def.$D$5:.$F$5]));IF([.F1521]=&quot;EI&quot;;INDEX([Def.$D$13:.$F$15];MATCH([.H1521];[Def.$C$13:.$C$15]);MATCH([.G1521];[Def.$D$12:.$F$12]));IF(OR([.F1521]=&quot;EO&quot;;[.F1521]=&quot;EQ&quot;);INDEX([Def.$D$19:.$F$21];MATCH([.H1521];[Def.$C$19:.$C$21]);MATCH([.G1521];[Def.$D$18:.$F$18]));&quot;#err&quot;)));&quot;&quot;)">
            <text:p/>
          </table:table-cell>
          <table:table-cell table:style-name="ce53" table:formula="of:=IF([.I1521]&lt;&gt;&quot;&quot;;INDEX([Def.$J$6:.$L$10];MATCH([.F1521];[Def.$I$6:.$I$10];0);MATCH([.I1521];[Def.$J$5:.$L$5];0));&quot;&quot;)">
            <text:p/>
          </table:table-cell>
          <table:table-cell table:style-name="ce56"/>
          <table:table-cell table:style-name="ce59" table:formula="of:=IF([.K1521]=&quot;&quot;;[.J1521];[.J1521]*[.K15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22]&lt;&gt;&quot;&quot;;IF(OR([.F1522]=&quot;ILF&quot;;[.F1522]=&quot;EIF&quot;);INDEX([Def.$D$6:.$F$8];MATCH([.H1522];[Def.$C$6:.$C$8]);MATCH([.G1522];[Def.$D$5:.$F$5]));IF([.F1522]=&quot;EI&quot;;INDEX([Def.$D$13:.$F$15];MATCH([.H1522];[Def.$C$13:.$C$15]);MATCH([.G1522];[Def.$D$12:.$F$12]));IF(OR([.F1522]=&quot;EO&quot;;[.F1522]=&quot;EQ&quot;);INDEX([Def.$D$19:.$F$21];MATCH([.H1522];[Def.$C$19:.$C$21]);MATCH([.G1522];[Def.$D$18:.$F$18]));&quot;#err&quot;)));&quot;&quot;)">
            <text:p/>
          </table:table-cell>
          <table:table-cell table:style-name="ce53" table:formula="of:=IF([.I1522]&lt;&gt;&quot;&quot;;INDEX([Def.$J$6:.$L$10];MATCH([.F1522];[Def.$I$6:.$I$10];0);MATCH([.I1522];[Def.$J$5:.$L$5];0));&quot;&quot;)">
            <text:p/>
          </table:table-cell>
          <table:table-cell table:style-name="ce56"/>
          <table:table-cell table:style-name="ce59" table:formula="of:=IF([.K1522]=&quot;&quot;;[.J1522];[.J1522]*[.K15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23]&lt;&gt;&quot;&quot;;IF(OR([.F1523]=&quot;ILF&quot;;[.F1523]=&quot;EIF&quot;);INDEX([Def.$D$6:.$F$8];MATCH([.H1523];[Def.$C$6:.$C$8]);MATCH([.G1523];[Def.$D$5:.$F$5]));IF([.F1523]=&quot;EI&quot;;INDEX([Def.$D$13:.$F$15];MATCH([.H1523];[Def.$C$13:.$C$15]);MATCH([.G1523];[Def.$D$12:.$F$12]));IF(OR([.F1523]=&quot;EO&quot;;[.F1523]=&quot;EQ&quot;);INDEX([Def.$D$19:.$F$21];MATCH([.H1523];[Def.$C$19:.$C$21]);MATCH([.G1523];[Def.$D$18:.$F$18]));&quot;#err&quot;)));&quot;&quot;)">
            <text:p/>
          </table:table-cell>
          <table:table-cell table:style-name="ce53" table:formula="of:=IF([.I1523]&lt;&gt;&quot;&quot;;INDEX([Def.$J$6:.$L$10];MATCH([.F1523];[Def.$I$6:.$I$10];0);MATCH([.I1523];[Def.$J$5:.$L$5];0));&quot;&quot;)">
            <text:p/>
          </table:table-cell>
          <table:table-cell table:style-name="ce56"/>
          <table:table-cell table:style-name="ce59" table:formula="of:=IF([.K1523]=&quot;&quot;;[.J1523];[.J1523]*[.K15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24]&lt;&gt;&quot;&quot;;IF(OR([.F1524]=&quot;ILF&quot;;[.F1524]=&quot;EIF&quot;);INDEX([Def.$D$6:.$F$8];MATCH([.H1524];[Def.$C$6:.$C$8]);MATCH([.G1524];[Def.$D$5:.$F$5]));IF([.F1524]=&quot;EI&quot;;INDEX([Def.$D$13:.$F$15];MATCH([.H1524];[Def.$C$13:.$C$15]);MATCH([.G1524];[Def.$D$12:.$F$12]));IF(OR([.F1524]=&quot;EO&quot;;[.F1524]=&quot;EQ&quot;);INDEX([Def.$D$19:.$F$21];MATCH([.H1524];[Def.$C$19:.$C$21]);MATCH([.G1524];[Def.$D$18:.$F$18]));&quot;#err&quot;)));&quot;&quot;)">
            <text:p/>
          </table:table-cell>
          <table:table-cell table:style-name="ce53" table:formula="of:=IF([.I1524]&lt;&gt;&quot;&quot;;INDEX([Def.$J$6:.$L$10];MATCH([.F1524];[Def.$I$6:.$I$10];0);MATCH([.I1524];[Def.$J$5:.$L$5];0));&quot;&quot;)">
            <text:p/>
          </table:table-cell>
          <table:table-cell table:style-name="ce56"/>
          <table:table-cell table:style-name="ce59" table:formula="of:=IF([.K1524]=&quot;&quot;;[.J1524];[.J1524]*[.K15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25]&lt;&gt;&quot;&quot;;IF(OR([.F1525]=&quot;ILF&quot;;[.F1525]=&quot;EIF&quot;);INDEX([Def.$D$6:.$F$8];MATCH([.H1525];[Def.$C$6:.$C$8]);MATCH([.G1525];[Def.$D$5:.$F$5]));IF([.F1525]=&quot;EI&quot;;INDEX([Def.$D$13:.$F$15];MATCH([.H1525];[Def.$C$13:.$C$15]);MATCH([.G1525];[Def.$D$12:.$F$12]));IF(OR([.F1525]=&quot;EO&quot;;[.F1525]=&quot;EQ&quot;);INDEX([Def.$D$19:.$F$21];MATCH([.H1525];[Def.$C$19:.$C$21]);MATCH([.G1525];[Def.$D$18:.$F$18]));&quot;#err&quot;)));&quot;&quot;)">
            <text:p/>
          </table:table-cell>
          <table:table-cell table:style-name="ce53" table:formula="of:=IF([.I1525]&lt;&gt;&quot;&quot;;INDEX([Def.$J$6:.$L$10];MATCH([.F1525];[Def.$I$6:.$I$10];0);MATCH([.I1525];[Def.$J$5:.$L$5];0));&quot;&quot;)">
            <text:p/>
          </table:table-cell>
          <table:table-cell table:style-name="ce56"/>
          <table:table-cell table:style-name="ce59" table:formula="of:=IF([.K1525]=&quot;&quot;;[.J1525];[.J1525]*[.K15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26]&lt;&gt;&quot;&quot;;IF(OR([.F1526]=&quot;ILF&quot;;[.F1526]=&quot;EIF&quot;);INDEX([Def.$D$6:.$F$8];MATCH([.H1526];[Def.$C$6:.$C$8]);MATCH([.G1526];[Def.$D$5:.$F$5]));IF([.F1526]=&quot;EI&quot;;INDEX([Def.$D$13:.$F$15];MATCH([.H1526];[Def.$C$13:.$C$15]);MATCH([.G1526];[Def.$D$12:.$F$12]));IF(OR([.F1526]=&quot;EO&quot;;[.F1526]=&quot;EQ&quot;);INDEX([Def.$D$19:.$F$21];MATCH([.H1526];[Def.$C$19:.$C$21]);MATCH([.G1526];[Def.$D$18:.$F$18]));&quot;#err&quot;)));&quot;&quot;)">
            <text:p/>
          </table:table-cell>
          <table:table-cell table:style-name="ce53" table:formula="of:=IF([.I1526]&lt;&gt;&quot;&quot;;INDEX([Def.$J$6:.$L$10];MATCH([.F1526];[Def.$I$6:.$I$10];0);MATCH([.I1526];[Def.$J$5:.$L$5];0));&quot;&quot;)">
            <text:p/>
          </table:table-cell>
          <table:table-cell table:style-name="ce56"/>
          <table:table-cell table:style-name="ce59" table:formula="of:=IF([.K1526]=&quot;&quot;;[.J1526];[.J1526]*[.K15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27]&lt;&gt;&quot;&quot;;IF(OR([.F1527]=&quot;ILF&quot;;[.F1527]=&quot;EIF&quot;);INDEX([Def.$D$6:.$F$8];MATCH([.H1527];[Def.$C$6:.$C$8]);MATCH([.G1527];[Def.$D$5:.$F$5]));IF([.F1527]=&quot;EI&quot;;INDEX([Def.$D$13:.$F$15];MATCH([.H1527];[Def.$C$13:.$C$15]);MATCH([.G1527];[Def.$D$12:.$F$12]));IF(OR([.F1527]=&quot;EO&quot;;[.F1527]=&quot;EQ&quot;);INDEX([Def.$D$19:.$F$21];MATCH([.H1527];[Def.$C$19:.$C$21]);MATCH([.G1527];[Def.$D$18:.$F$18]));&quot;#err&quot;)));&quot;&quot;)">
            <text:p/>
          </table:table-cell>
          <table:table-cell table:style-name="ce53" table:formula="of:=IF([.I1527]&lt;&gt;&quot;&quot;;INDEX([Def.$J$6:.$L$10];MATCH([.F1527];[Def.$I$6:.$I$10];0);MATCH([.I1527];[Def.$J$5:.$L$5];0));&quot;&quot;)">
            <text:p/>
          </table:table-cell>
          <table:table-cell table:style-name="ce56"/>
          <table:table-cell table:style-name="ce59" table:formula="of:=IF([.K1527]=&quot;&quot;;[.J1527];[.J1527]*[.K15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28]&lt;&gt;&quot;&quot;;IF(OR([.F1528]=&quot;ILF&quot;;[.F1528]=&quot;EIF&quot;);INDEX([Def.$D$6:.$F$8];MATCH([.H1528];[Def.$C$6:.$C$8]);MATCH([.G1528];[Def.$D$5:.$F$5]));IF([.F1528]=&quot;EI&quot;;INDEX([Def.$D$13:.$F$15];MATCH([.H1528];[Def.$C$13:.$C$15]);MATCH([.G1528];[Def.$D$12:.$F$12]));IF(OR([.F1528]=&quot;EO&quot;;[.F1528]=&quot;EQ&quot;);INDEX([Def.$D$19:.$F$21];MATCH([.H1528];[Def.$C$19:.$C$21]);MATCH([.G1528];[Def.$D$18:.$F$18]));&quot;#err&quot;)));&quot;&quot;)">
            <text:p/>
          </table:table-cell>
          <table:table-cell table:style-name="ce53" table:formula="of:=IF([.I1528]&lt;&gt;&quot;&quot;;INDEX([Def.$J$6:.$L$10];MATCH([.F1528];[Def.$I$6:.$I$10];0);MATCH([.I1528];[Def.$J$5:.$L$5];0));&quot;&quot;)">
            <text:p/>
          </table:table-cell>
          <table:table-cell table:style-name="ce56"/>
          <table:table-cell table:style-name="ce59" table:formula="of:=IF([.K1528]=&quot;&quot;;[.J1528];[.J1528]*[.K15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29]&lt;&gt;&quot;&quot;;IF(OR([.F1529]=&quot;ILF&quot;;[.F1529]=&quot;EIF&quot;);INDEX([Def.$D$6:.$F$8];MATCH([.H1529];[Def.$C$6:.$C$8]);MATCH([.G1529];[Def.$D$5:.$F$5]));IF([.F1529]=&quot;EI&quot;;INDEX([Def.$D$13:.$F$15];MATCH([.H1529];[Def.$C$13:.$C$15]);MATCH([.G1529];[Def.$D$12:.$F$12]));IF(OR([.F1529]=&quot;EO&quot;;[.F1529]=&quot;EQ&quot;);INDEX([Def.$D$19:.$F$21];MATCH([.H1529];[Def.$C$19:.$C$21]);MATCH([.G1529];[Def.$D$18:.$F$18]));&quot;#err&quot;)));&quot;&quot;)">
            <text:p/>
          </table:table-cell>
          <table:table-cell table:style-name="ce53" table:formula="of:=IF([.I1529]&lt;&gt;&quot;&quot;;INDEX([Def.$J$6:.$L$10];MATCH([.F1529];[Def.$I$6:.$I$10];0);MATCH([.I1529];[Def.$J$5:.$L$5];0));&quot;&quot;)">
            <text:p/>
          </table:table-cell>
          <table:table-cell table:style-name="ce56"/>
          <table:table-cell table:style-name="ce59" table:formula="of:=IF([.K1529]=&quot;&quot;;[.J1529];[.J1529]*[.K15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30]&lt;&gt;&quot;&quot;;IF(OR([.F1530]=&quot;ILF&quot;;[.F1530]=&quot;EIF&quot;);INDEX([Def.$D$6:.$F$8];MATCH([.H1530];[Def.$C$6:.$C$8]);MATCH([.G1530];[Def.$D$5:.$F$5]));IF([.F1530]=&quot;EI&quot;;INDEX([Def.$D$13:.$F$15];MATCH([.H1530];[Def.$C$13:.$C$15]);MATCH([.G1530];[Def.$D$12:.$F$12]));IF(OR([.F1530]=&quot;EO&quot;;[.F1530]=&quot;EQ&quot;);INDEX([Def.$D$19:.$F$21];MATCH([.H1530];[Def.$C$19:.$C$21]);MATCH([.G1530];[Def.$D$18:.$F$18]));&quot;#err&quot;)));&quot;&quot;)">
            <text:p/>
          </table:table-cell>
          <table:table-cell table:style-name="ce53" table:formula="of:=IF([.I1530]&lt;&gt;&quot;&quot;;INDEX([Def.$J$6:.$L$10];MATCH([.F1530];[Def.$I$6:.$I$10];0);MATCH([.I1530];[Def.$J$5:.$L$5];0));&quot;&quot;)">
            <text:p/>
          </table:table-cell>
          <table:table-cell table:style-name="ce56"/>
          <table:table-cell table:style-name="ce59" table:formula="of:=IF([.K1530]=&quot;&quot;;[.J1530];[.J1530]*[.K15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31]&lt;&gt;&quot;&quot;;IF(OR([.F1531]=&quot;ILF&quot;;[.F1531]=&quot;EIF&quot;);INDEX([Def.$D$6:.$F$8];MATCH([.H1531];[Def.$C$6:.$C$8]);MATCH([.G1531];[Def.$D$5:.$F$5]));IF([.F1531]=&quot;EI&quot;;INDEX([Def.$D$13:.$F$15];MATCH([.H1531];[Def.$C$13:.$C$15]);MATCH([.G1531];[Def.$D$12:.$F$12]));IF(OR([.F1531]=&quot;EO&quot;;[.F1531]=&quot;EQ&quot;);INDEX([Def.$D$19:.$F$21];MATCH([.H1531];[Def.$C$19:.$C$21]);MATCH([.G1531];[Def.$D$18:.$F$18]));&quot;#err&quot;)));&quot;&quot;)">
            <text:p/>
          </table:table-cell>
          <table:table-cell table:style-name="ce53" table:formula="of:=IF([.I1531]&lt;&gt;&quot;&quot;;INDEX([Def.$J$6:.$L$10];MATCH([.F1531];[Def.$I$6:.$I$10];0);MATCH([.I1531];[Def.$J$5:.$L$5];0));&quot;&quot;)">
            <text:p/>
          </table:table-cell>
          <table:table-cell table:style-name="ce56"/>
          <table:table-cell table:style-name="ce59" table:formula="of:=IF([.K1531]=&quot;&quot;;[.J1531];[.J1531]*[.K15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32]&lt;&gt;&quot;&quot;;IF(OR([.F1532]=&quot;ILF&quot;;[.F1532]=&quot;EIF&quot;);INDEX([Def.$D$6:.$F$8];MATCH([.H1532];[Def.$C$6:.$C$8]);MATCH([.G1532];[Def.$D$5:.$F$5]));IF([.F1532]=&quot;EI&quot;;INDEX([Def.$D$13:.$F$15];MATCH([.H1532];[Def.$C$13:.$C$15]);MATCH([.G1532];[Def.$D$12:.$F$12]));IF(OR([.F1532]=&quot;EO&quot;;[.F1532]=&quot;EQ&quot;);INDEX([Def.$D$19:.$F$21];MATCH([.H1532];[Def.$C$19:.$C$21]);MATCH([.G1532];[Def.$D$18:.$F$18]));&quot;#err&quot;)));&quot;&quot;)">
            <text:p/>
          </table:table-cell>
          <table:table-cell table:style-name="ce53" table:formula="of:=IF([.I1532]&lt;&gt;&quot;&quot;;INDEX([Def.$J$6:.$L$10];MATCH([.F1532];[Def.$I$6:.$I$10];0);MATCH([.I1532];[Def.$J$5:.$L$5];0));&quot;&quot;)">
            <text:p/>
          </table:table-cell>
          <table:table-cell table:style-name="ce56"/>
          <table:table-cell table:style-name="ce59" table:formula="of:=IF([.K1532]=&quot;&quot;;[.J1532];[.J1532]*[.K15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33]&lt;&gt;&quot;&quot;;IF(OR([.F1533]=&quot;ILF&quot;;[.F1533]=&quot;EIF&quot;);INDEX([Def.$D$6:.$F$8];MATCH([.H1533];[Def.$C$6:.$C$8]);MATCH([.G1533];[Def.$D$5:.$F$5]));IF([.F1533]=&quot;EI&quot;;INDEX([Def.$D$13:.$F$15];MATCH([.H1533];[Def.$C$13:.$C$15]);MATCH([.G1533];[Def.$D$12:.$F$12]));IF(OR([.F1533]=&quot;EO&quot;;[.F1533]=&quot;EQ&quot;);INDEX([Def.$D$19:.$F$21];MATCH([.H1533];[Def.$C$19:.$C$21]);MATCH([.G1533];[Def.$D$18:.$F$18]));&quot;#err&quot;)));&quot;&quot;)">
            <text:p/>
          </table:table-cell>
          <table:table-cell table:style-name="ce53" table:formula="of:=IF([.I1533]&lt;&gt;&quot;&quot;;INDEX([Def.$J$6:.$L$10];MATCH([.F1533];[Def.$I$6:.$I$10];0);MATCH([.I1533];[Def.$J$5:.$L$5];0));&quot;&quot;)">
            <text:p/>
          </table:table-cell>
          <table:table-cell table:style-name="ce56"/>
          <table:table-cell table:style-name="ce59" table:formula="of:=IF([.K1533]=&quot;&quot;;[.J1533];[.J1533]*[.K15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34]&lt;&gt;&quot;&quot;;IF(OR([.F1534]=&quot;ILF&quot;;[.F1534]=&quot;EIF&quot;);INDEX([Def.$D$6:.$F$8];MATCH([.H1534];[Def.$C$6:.$C$8]);MATCH([.G1534];[Def.$D$5:.$F$5]));IF([.F1534]=&quot;EI&quot;;INDEX([Def.$D$13:.$F$15];MATCH([.H1534];[Def.$C$13:.$C$15]);MATCH([.G1534];[Def.$D$12:.$F$12]));IF(OR([.F1534]=&quot;EO&quot;;[.F1534]=&quot;EQ&quot;);INDEX([Def.$D$19:.$F$21];MATCH([.H1534];[Def.$C$19:.$C$21]);MATCH([.G1534];[Def.$D$18:.$F$18]));&quot;#err&quot;)));&quot;&quot;)">
            <text:p/>
          </table:table-cell>
          <table:table-cell table:style-name="ce53" table:formula="of:=IF([.I1534]&lt;&gt;&quot;&quot;;INDEX([Def.$J$6:.$L$10];MATCH([.F1534];[Def.$I$6:.$I$10];0);MATCH([.I1534];[Def.$J$5:.$L$5];0));&quot;&quot;)">
            <text:p/>
          </table:table-cell>
          <table:table-cell table:style-name="ce56"/>
          <table:table-cell table:style-name="ce59" table:formula="of:=IF([.K1534]=&quot;&quot;;[.J1534];[.J1534]*[.K15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35]&lt;&gt;&quot;&quot;;IF(OR([.F1535]=&quot;ILF&quot;;[.F1535]=&quot;EIF&quot;);INDEX([Def.$D$6:.$F$8];MATCH([.H1535];[Def.$C$6:.$C$8]);MATCH([.G1535];[Def.$D$5:.$F$5]));IF([.F1535]=&quot;EI&quot;;INDEX([Def.$D$13:.$F$15];MATCH([.H1535];[Def.$C$13:.$C$15]);MATCH([.G1535];[Def.$D$12:.$F$12]));IF(OR([.F1535]=&quot;EO&quot;;[.F1535]=&quot;EQ&quot;);INDEX([Def.$D$19:.$F$21];MATCH([.H1535];[Def.$C$19:.$C$21]);MATCH([.G1535];[Def.$D$18:.$F$18]));&quot;#err&quot;)));&quot;&quot;)">
            <text:p/>
          </table:table-cell>
          <table:table-cell table:style-name="ce53" table:formula="of:=IF([.I1535]&lt;&gt;&quot;&quot;;INDEX([Def.$J$6:.$L$10];MATCH([.F1535];[Def.$I$6:.$I$10];0);MATCH([.I1535];[Def.$J$5:.$L$5];0));&quot;&quot;)">
            <text:p/>
          </table:table-cell>
          <table:table-cell table:style-name="ce56"/>
          <table:table-cell table:style-name="ce59" table:formula="of:=IF([.K1535]=&quot;&quot;;[.J1535];[.J1535]*[.K15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36]&lt;&gt;&quot;&quot;;IF(OR([.F1536]=&quot;ILF&quot;;[.F1536]=&quot;EIF&quot;);INDEX([Def.$D$6:.$F$8];MATCH([.H1536];[Def.$C$6:.$C$8]);MATCH([.G1536];[Def.$D$5:.$F$5]));IF([.F1536]=&quot;EI&quot;;INDEX([Def.$D$13:.$F$15];MATCH([.H1536];[Def.$C$13:.$C$15]);MATCH([.G1536];[Def.$D$12:.$F$12]));IF(OR([.F1536]=&quot;EO&quot;;[.F1536]=&quot;EQ&quot;);INDEX([Def.$D$19:.$F$21];MATCH([.H1536];[Def.$C$19:.$C$21]);MATCH([.G1536];[Def.$D$18:.$F$18]));&quot;#err&quot;)));&quot;&quot;)">
            <text:p/>
          </table:table-cell>
          <table:table-cell table:style-name="ce53" table:formula="of:=IF([.I1536]&lt;&gt;&quot;&quot;;INDEX([Def.$J$6:.$L$10];MATCH([.F1536];[Def.$I$6:.$I$10];0);MATCH([.I1536];[Def.$J$5:.$L$5];0));&quot;&quot;)">
            <text:p/>
          </table:table-cell>
          <table:table-cell table:style-name="ce56"/>
          <table:table-cell table:style-name="ce59" table:formula="of:=IF([.K1536]=&quot;&quot;;[.J1536];[.J1536]*[.K15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37]&lt;&gt;&quot;&quot;;IF(OR([.F1537]=&quot;ILF&quot;;[.F1537]=&quot;EIF&quot;);INDEX([Def.$D$6:.$F$8];MATCH([.H1537];[Def.$C$6:.$C$8]);MATCH([.G1537];[Def.$D$5:.$F$5]));IF([.F1537]=&quot;EI&quot;;INDEX([Def.$D$13:.$F$15];MATCH([.H1537];[Def.$C$13:.$C$15]);MATCH([.G1537];[Def.$D$12:.$F$12]));IF(OR([.F1537]=&quot;EO&quot;;[.F1537]=&quot;EQ&quot;);INDEX([Def.$D$19:.$F$21];MATCH([.H1537];[Def.$C$19:.$C$21]);MATCH([.G1537];[Def.$D$18:.$F$18]));&quot;#err&quot;)));&quot;&quot;)">
            <text:p/>
          </table:table-cell>
          <table:table-cell table:style-name="ce53" table:formula="of:=IF([.I1537]&lt;&gt;&quot;&quot;;INDEX([Def.$J$6:.$L$10];MATCH([.F1537];[Def.$I$6:.$I$10];0);MATCH([.I1537];[Def.$J$5:.$L$5];0));&quot;&quot;)">
            <text:p/>
          </table:table-cell>
          <table:table-cell table:style-name="ce56"/>
          <table:table-cell table:style-name="ce59" table:formula="of:=IF([.K1537]=&quot;&quot;;[.J1537];[.J1537]*[.K15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38]&lt;&gt;&quot;&quot;;IF(OR([.F1538]=&quot;ILF&quot;;[.F1538]=&quot;EIF&quot;);INDEX([Def.$D$6:.$F$8];MATCH([.H1538];[Def.$C$6:.$C$8]);MATCH([.G1538];[Def.$D$5:.$F$5]));IF([.F1538]=&quot;EI&quot;;INDEX([Def.$D$13:.$F$15];MATCH([.H1538];[Def.$C$13:.$C$15]);MATCH([.G1538];[Def.$D$12:.$F$12]));IF(OR([.F1538]=&quot;EO&quot;;[.F1538]=&quot;EQ&quot;);INDEX([Def.$D$19:.$F$21];MATCH([.H1538];[Def.$C$19:.$C$21]);MATCH([.G1538];[Def.$D$18:.$F$18]));&quot;#err&quot;)));&quot;&quot;)">
            <text:p/>
          </table:table-cell>
          <table:table-cell table:style-name="ce53" table:formula="of:=IF([.I1538]&lt;&gt;&quot;&quot;;INDEX([Def.$J$6:.$L$10];MATCH([.F1538];[Def.$I$6:.$I$10];0);MATCH([.I1538];[Def.$J$5:.$L$5];0));&quot;&quot;)">
            <text:p/>
          </table:table-cell>
          <table:table-cell table:style-name="ce56"/>
          <table:table-cell table:style-name="ce59" table:formula="of:=IF([.K1538]=&quot;&quot;;[.J1538];[.J1538]*[.K15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39]&lt;&gt;&quot;&quot;;IF(OR([.F1539]=&quot;ILF&quot;;[.F1539]=&quot;EIF&quot;);INDEX([Def.$D$6:.$F$8];MATCH([.H1539];[Def.$C$6:.$C$8]);MATCH([.G1539];[Def.$D$5:.$F$5]));IF([.F1539]=&quot;EI&quot;;INDEX([Def.$D$13:.$F$15];MATCH([.H1539];[Def.$C$13:.$C$15]);MATCH([.G1539];[Def.$D$12:.$F$12]));IF(OR([.F1539]=&quot;EO&quot;;[.F1539]=&quot;EQ&quot;);INDEX([Def.$D$19:.$F$21];MATCH([.H1539];[Def.$C$19:.$C$21]);MATCH([.G1539];[Def.$D$18:.$F$18]));&quot;#err&quot;)));&quot;&quot;)">
            <text:p/>
          </table:table-cell>
          <table:table-cell table:style-name="ce53" table:formula="of:=IF([.I1539]&lt;&gt;&quot;&quot;;INDEX([Def.$J$6:.$L$10];MATCH([.F1539];[Def.$I$6:.$I$10];0);MATCH([.I1539];[Def.$J$5:.$L$5];0));&quot;&quot;)">
            <text:p/>
          </table:table-cell>
          <table:table-cell table:style-name="ce56"/>
          <table:table-cell table:style-name="ce59" table:formula="of:=IF([.K1539]=&quot;&quot;;[.J1539];[.J1539]*[.K15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40]&lt;&gt;&quot;&quot;;IF(OR([.F1540]=&quot;ILF&quot;;[.F1540]=&quot;EIF&quot;);INDEX([Def.$D$6:.$F$8];MATCH([.H1540];[Def.$C$6:.$C$8]);MATCH([.G1540];[Def.$D$5:.$F$5]));IF([.F1540]=&quot;EI&quot;;INDEX([Def.$D$13:.$F$15];MATCH([.H1540];[Def.$C$13:.$C$15]);MATCH([.G1540];[Def.$D$12:.$F$12]));IF(OR([.F1540]=&quot;EO&quot;;[.F1540]=&quot;EQ&quot;);INDEX([Def.$D$19:.$F$21];MATCH([.H1540];[Def.$C$19:.$C$21]);MATCH([.G1540];[Def.$D$18:.$F$18]));&quot;#err&quot;)));&quot;&quot;)">
            <text:p/>
          </table:table-cell>
          <table:table-cell table:style-name="ce53" table:formula="of:=IF([.I1540]&lt;&gt;&quot;&quot;;INDEX([Def.$J$6:.$L$10];MATCH([.F1540];[Def.$I$6:.$I$10];0);MATCH([.I1540];[Def.$J$5:.$L$5];0));&quot;&quot;)">
            <text:p/>
          </table:table-cell>
          <table:table-cell table:style-name="ce56"/>
          <table:table-cell table:style-name="ce59" table:formula="of:=IF([.K1540]=&quot;&quot;;[.J1540];[.J1540]*[.K15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41]&lt;&gt;&quot;&quot;;IF(OR([.F1541]=&quot;ILF&quot;;[.F1541]=&quot;EIF&quot;);INDEX([Def.$D$6:.$F$8];MATCH([.H1541];[Def.$C$6:.$C$8]);MATCH([.G1541];[Def.$D$5:.$F$5]));IF([.F1541]=&quot;EI&quot;;INDEX([Def.$D$13:.$F$15];MATCH([.H1541];[Def.$C$13:.$C$15]);MATCH([.G1541];[Def.$D$12:.$F$12]));IF(OR([.F1541]=&quot;EO&quot;;[.F1541]=&quot;EQ&quot;);INDEX([Def.$D$19:.$F$21];MATCH([.H1541];[Def.$C$19:.$C$21]);MATCH([.G1541];[Def.$D$18:.$F$18]));&quot;#err&quot;)));&quot;&quot;)">
            <text:p/>
          </table:table-cell>
          <table:table-cell table:style-name="ce53" table:formula="of:=IF([.I1541]&lt;&gt;&quot;&quot;;INDEX([Def.$J$6:.$L$10];MATCH([.F1541];[Def.$I$6:.$I$10];0);MATCH([.I1541];[Def.$J$5:.$L$5];0));&quot;&quot;)">
            <text:p/>
          </table:table-cell>
          <table:table-cell table:style-name="ce56"/>
          <table:table-cell table:style-name="ce59" table:formula="of:=IF([.K1541]=&quot;&quot;;[.J1541];[.J1541]*[.K15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42]&lt;&gt;&quot;&quot;;IF(OR([.F1542]=&quot;ILF&quot;;[.F1542]=&quot;EIF&quot;);INDEX([Def.$D$6:.$F$8];MATCH([.H1542];[Def.$C$6:.$C$8]);MATCH([.G1542];[Def.$D$5:.$F$5]));IF([.F1542]=&quot;EI&quot;;INDEX([Def.$D$13:.$F$15];MATCH([.H1542];[Def.$C$13:.$C$15]);MATCH([.G1542];[Def.$D$12:.$F$12]));IF(OR([.F1542]=&quot;EO&quot;;[.F1542]=&quot;EQ&quot;);INDEX([Def.$D$19:.$F$21];MATCH([.H1542];[Def.$C$19:.$C$21]);MATCH([.G1542];[Def.$D$18:.$F$18]));&quot;#err&quot;)));&quot;&quot;)">
            <text:p/>
          </table:table-cell>
          <table:table-cell table:style-name="ce53" table:formula="of:=IF([.I1542]&lt;&gt;&quot;&quot;;INDEX([Def.$J$6:.$L$10];MATCH([.F1542];[Def.$I$6:.$I$10];0);MATCH([.I1542];[Def.$J$5:.$L$5];0));&quot;&quot;)">
            <text:p/>
          </table:table-cell>
          <table:table-cell table:style-name="ce56"/>
          <table:table-cell table:style-name="ce59" table:formula="of:=IF([.K1542]=&quot;&quot;;[.J1542];[.J1542]*[.K15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43]&lt;&gt;&quot;&quot;;IF(OR([.F1543]=&quot;ILF&quot;;[.F1543]=&quot;EIF&quot;);INDEX([Def.$D$6:.$F$8];MATCH([.H1543];[Def.$C$6:.$C$8]);MATCH([.G1543];[Def.$D$5:.$F$5]));IF([.F1543]=&quot;EI&quot;;INDEX([Def.$D$13:.$F$15];MATCH([.H1543];[Def.$C$13:.$C$15]);MATCH([.G1543];[Def.$D$12:.$F$12]));IF(OR([.F1543]=&quot;EO&quot;;[.F1543]=&quot;EQ&quot;);INDEX([Def.$D$19:.$F$21];MATCH([.H1543];[Def.$C$19:.$C$21]);MATCH([.G1543];[Def.$D$18:.$F$18]));&quot;#err&quot;)));&quot;&quot;)">
            <text:p/>
          </table:table-cell>
          <table:table-cell table:style-name="ce53" table:formula="of:=IF([.I1543]&lt;&gt;&quot;&quot;;INDEX([Def.$J$6:.$L$10];MATCH([.F1543];[Def.$I$6:.$I$10];0);MATCH([.I1543];[Def.$J$5:.$L$5];0));&quot;&quot;)">
            <text:p/>
          </table:table-cell>
          <table:table-cell table:style-name="ce56"/>
          <table:table-cell table:style-name="ce59" table:formula="of:=IF([.K1543]=&quot;&quot;;[.J1543];[.J1543]*[.K15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44]&lt;&gt;&quot;&quot;;IF(OR([.F1544]=&quot;ILF&quot;;[.F1544]=&quot;EIF&quot;);INDEX([Def.$D$6:.$F$8];MATCH([.H1544];[Def.$C$6:.$C$8]);MATCH([.G1544];[Def.$D$5:.$F$5]));IF([.F1544]=&quot;EI&quot;;INDEX([Def.$D$13:.$F$15];MATCH([.H1544];[Def.$C$13:.$C$15]);MATCH([.G1544];[Def.$D$12:.$F$12]));IF(OR([.F1544]=&quot;EO&quot;;[.F1544]=&quot;EQ&quot;);INDEX([Def.$D$19:.$F$21];MATCH([.H1544];[Def.$C$19:.$C$21]);MATCH([.G1544];[Def.$D$18:.$F$18]));&quot;#err&quot;)));&quot;&quot;)">
            <text:p/>
          </table:table-cell>
          <table:table-cell table:style-name="ce53" table:formula="of:=IF([.I1544]&lt;&gt;&quot;&quot;;INDEX([Def.$J$6:.$L$10];MATCH([.F1544];[Def.$I$6:.$I$10];0);MATCH([.I1544];[Def.$J$5:.$L$5];0));&quot;&quot;)">
            <text:p/>
          </table:table-cell>
          <table:table-cell table:style-name="ce56"/>
          <table:table-cell table:style-name="ce59" table:formula="of:=IF([.K1544]=&quot;&quot;;[.J1544];[.J1544]*[.K15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45]&lt;&gt;&quot;&quot;;IF(OR([.F1545]=&quot;ILF&quot;;[.F1545]=&quot;EIF&quot;);INDEX([Def.$D$6:.$F$8];MATCH([.H1545];[Def.$C$6:.$C$8]);MATCH([.G1545];[Def.$D$5:.$F$5]));IF([.F1545]=&quot;EI&quot;;INDEX([Def.$D$13:.$F$15];MATCH([.H1545];[Def.$C$13:.$C$15]);MATCH([.G1545];[Def.$D$12:.$F$12]));IF(OR([.F1545]=&quot;EO&quot;;[.F1545]=&quot;EQ&quot;);INDEX([Def.$D$19:.$F$21];MATCH([.H1545];[Def.$C$19:.$C$21]);MATCH([.G1545];[Def.$D$18:.$F$18]));&quot;#err&quot;)));&quot;&quot;)">
            <text:p/>
          </table:table-cell>
          <table:table-cell table:style-name="ce53" table:formula="of:=IF([.I1545]&lt;&gt;&quot;&quot;;INDEX([Def.$J$6:.$L$10];MATCH([.F1545];[Def.$I$6:.$I$10];0);MATCH([.I1545];[Def.$J$5:.$L$5];0));&quot;&quot;)">
            <text:p/>
          </table:table-cell>
          <table:table-cell table:style-name="ce56"/>
          <table:table-cell table:style-name="ce59" table:formula="of:=IF([.K1545]=&quot;&quot;;[.J1545];[.J1545]*[.K15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46]&lt;&gt;&quot;&quot;;IF(OR([.F1546]=&quot;ILF&quot;;[.F1546]=&quot;EIF&quot;);INDEX([Def.$D$6:.$F$8];MATCH([.H1546];[Def.$C$6:.$C$8]);MATCH([.G1546];[Def.$D$5:.$F$5]));IF([.F1546]=&quot;EI&quot;;INDEX([Def.$D$13:.$F$15];MATCH([.H1546];[Def.$C$13:.$C$15]);MATCH([.G1546];[Def.$D$12:.$F$12]));IF(OR([.F1546]=&quot;EO&quot;;[.F1546]=&quot;EQ&quot;);INDEX([Def.$D$19:.$F$21];MATCH([.H1546];[Def.$C$19:.$C$21]);MATCH([.G1546];[Def.$D$18:.$F$18]));&quot;#err&quot;)));&quot;&quot;)">
            <text:p/>
          </table:table-cell>
          <table:table-cell table:style-name="ce53" table:formula="of:=IF([.I1546]&lt;&gt;&quot;&quot;;INDEX([Def.$J$6:.$L$10];MATCH([.F1546];[Def.$I$6:.$I$10];0);MATCH([.I1546];[Def.$J$5:.$L$5];0));&quot;&quot;)">
            <text:p/>
          </table:table-cell>
          <table:table-cell table:style-name="ce56"/>
          <table:table-cell table:style-name="ce59" table:formula="of:=IF([.K1546]=&quot;&quot;;[.J1546];[.J1546]*[.K15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47]&lt;&gt;&quot;&quot;;IF(OR([.F1547]=&quot;ILF&quot;;[.F1547]=&quot;EIF&quot;);INDEX([Def.$D$6:.$F$8];MATCH([.H1547];[Def.$C$6:.$C$8]);MATCH([.G1547];[Def.$D$5:.$F$5]));IF([.F1547]=&quot;EI&quot;;INDEX([Def.$D$13:.$F$15];MATCH([.H1547];[Def.$C$13:.$C$15]);MATCH([.G1547];[Def.$D$12:.$F$12]));IF(OR([.F1547]=&quot;EO&quot;;[.F1547]=&quot;EQ&quot;);INDEX([Def.$D$19:.$F$21];MATCH([.H1547];[Def.$C$19:.$C$21]);MATCH([.G1547];[Def.$D$18:.$F$18]));&quot;#err&quot;)));&quot;&quot;)">
            <text:p/>
          </table:table-cell>
          <table:table-cell table:style-name="ce53" table:formula="of:=IF([.I1547]&lt;&gt;&quot;&quot;;INDEX([Def.$J$6:.$L$10];MATCH([.F1547];[Def.$I$6:.$I$10];0);MATCH([.I1547];[Def.$J$5:.$L$5];0));&quot;&quot;)">
            <text:p/>
          </table:table-cell>
          <table:table-cell table:style-name="ce56"/>
          <table:table-cell table:style-name="ce59" table:formula="of:=IF([.K1547]=&quot;&quot;;[.J1547];[.J1547]*[.K15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48]&lt;&gt;&quot;&quot;;IF(OR([.F1548]=&quot;ILF&quot;;[.F1548]=&quot;EIF&quot;);INDEX([Def.$D$6:.$F$8];MATCH([.H1548];[Def.$C$6:.$C$8]);MATCH([.G1548];[Def.$D$5:.$F$5]));IF([.F1548]=&quot;EI&quot;;INDEX([Def.$D$13:.$F$15];MATCH([.H1548];[Def.$C$13:.$C$15]);MATCH([.G1548];[Def.$D$12:.$F$12]));IF(OR([.F1548]=&quot;EO&quot;;[.F1548]=&quot;EQ&quot;);INDEX([Def.$D$19:.$F$21];MATCH([.H1548];[Def.$C$19:.$C$21]);MATCH([.G1548];[Def.$D$18:.$F$18]));&quot;#err&quot;)));&quot;&quot;)">
            <text:p/>
          </table:table-cell>
          <table:table-cell table:style-name="ce53" table:formula="of:=IF([.I1548]&lt;&gt;&quot;&quot;;INDEX([Def.$J$6:.$L$10];MATCH([.F1548];[Def.$I$6:.$I$10];0);MATCH([.I1548];[Def.$J$5:.$L$5];0));&quot;&quot;)">
            <text:p/>
          </table:table-cell>
          <table:table-cell table:style-name="ce56"/>
          <table:table-cell table:style-name="ce59" table:formula="of:=IF([.K1548]=&quot;&quot;;[.J1548];[.J1548]*[.K15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49]&lt;&gt;&quot;&quot;;IF(OR([.F1549]=&quot;ILF&quot;;[.F1549]=&quot;EIF&quot;);INDEX([Def.$D$6:.$F$8];MATCH([.H1549];[Def.$C$6:.$C$8]);MATCH([.G1549];[Def.$D$5:.$F$5]));IF([.F1549]=&quot;EI&quot;;INDEX([Def.$D$13:.$F$15];MATCH([.H1549];[Def.$C$13:.$C$15]);MATCH([.G1549];[Def.$D$12:.$F$12]));IF(OR([.F1549]=&quot;EO&quot;;[.F1549]=&quot;EQ&quot;);INDEX([Def.$D$19:.$F$21];MATCH([.H1549];[Def.$C$19:.$C$21]);MATCH([.G1549];[Def.$D$18:.$F$18]));&quot;#err&quot;)));&quot;&quot;)">
            <text:p/>
          </table:table-cell>
          <table:table-cell table:style-name="ce53" table:formula="of:=IF([.I1549]&lt;&gt;&quot;&quot;;INDEX([Def.$J$6:.$L$10];MATCH([.F1549];[Def.$I$6:.$I$10];0);MATCH([.I1549];[Def.$J$5:.$L$5];0));&quot;&quot;)">
            <text:p/>
          </table:table-cell>
          <table:table-cell table:style-name="ce56"/>
          <table:table-cell table:style-name="ce59" table:formula="of:=IF([.K1549]=&quot;&quot;;[.J1549];[.J1549]*[.K15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50]&lt;&gt;&quot;&quot;;IF(OR([.F1550]=&quot;ILF&quot;;[.F1550]=&quot;EIF&quot;);INDEX([Def.$D$6:.$F$8];MATCH([.H1550];[Def.$C$6:.$C$8]);MATCH([.G1550];[Def.$D$5:.$F$5]));IF([.F1550]=&quot;EI&quot;;INDEX([Def.$D$13:.$F$15];MATCH([.H1550];[Def.$C$13:.$C$15]);MATCH([.G1550];[Def.$D$12:.$F$12]));IF(OR([.F1550]=&quot;EO&quot;;[.F1550]=&quot;EQ&quot;);INDEX([Def.$D$19:.$F$21];MATCH([.H1550];[Def.$C$19:.$C$21]);MATCH([.G1550];[Def.$D$18:.$F$18]));&quot;#err&quot;)));&quot;&quot;)">
            <text:p/>
          </table:table-cell>
          <table:table-cell table:style-name="ce53" table:formula="of:=IF([.I1550]&lt;&gt;&quot;&quot;;INDEX([Def.$J$6:.$L$10];MATCH([.F1550];[Def.$I$6:.$I$10];0);MATCH([.I1550];[Def.$J$5:.$L$5];0));&quot;&quot;)">
            <text:p/>
          </table:table-cell>
          <table:table-cell table:style-name="ce56"/>
          <table:table-cell table:style-name="ce59" table:formula="of:=IF([.K1550]=&quot;&quot;;[.J1550];[.J1550]*[.K15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51]&lt;&gt;&quot;&quot;;IF(OR([.F1551]=&quot;ILF&quot;;[.F1551]=&quot;EIF&quot;);INDEX([Def.$D$6:.$F$8];MATCH([.H1551];[Def.$C$6:.$C$8]);MATCH([.G1551];[Def.$D$5:.$F$5]));IF([.F1551]=&quot;EI&quot;;INDEX([Def.$D$13:.$F$15];MATCH([.H1551];[Def.$C$13:.$C$15]);MATCH([.G1551];[Def.$D$12:.$F$12]));IF(OR([.F1551]=&quot;EO&quot;;[.F1551]=&quot;EQ&quot;);INDEX([Def.$D$19:.$F$21];MATCH([.H1551];[Def.$C$19:.$C$21]);MATCH([.G1551];[Def.$D$18:.$F$18]));&quot;#err&quot;)));&quot;&quot;)">
            <text:p/>
          </table:table-cell>
          <table:table-cell table:style-name="ce53" table:formula="of:=IF([.I1551]&lt;&gt;&quot;&quot;;INDEX([Def.$J$6:.$L$10];MATCH([.F1551];[Def.$I$6:.$I$10];0);MATCH([.I1551];[Def.$J$5:.$L$5];0));&quot;&quot;)">
            <text:p/>
          </table:table-cell>
          <table:table-cell table:style-name="ce56"/>
          <table:table-cell table:style-name="ce59" table:formula="of:=IF([.K1551]=&quot;&quot;;[.J1551];[.J1551]*[.K15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52]&lt;&gt;&quot;&quot;;IF(OR([.F1552]=&quot;ILF&quot;;[.F1552]=&quot;EIF&quot;);INDEX([Def.$D$6:.$F$8];MATCH([.H1552];[Def.$C$6:.$C$8]);MATCH([.G1552];[Def.$D$5:.$F$5]));IF([.F1552]=&quot;EI&quot;;INDEX([Def.$D$13:.$F$15];MATCH([.H1552];[Def.$C$13:.$C$15]);MATCH([.G1552];[Def.$D$12:.$F$12]));IF(OR([.F1552]=&quot;EO&quot;;[.F1552]=&quot;EQ&quot;);INDEX([Def.$D$19:.$F$21];MATCH([.H1552];[Def.$C$19:.$C$21]);MATCH([.G1552];[Def.$D$18:.$F$18]));&quot;#err&quot;)));&quot;&quot;)">
            <text:p/>
          </table:table-cell>
          <table:table-cell table:style-name="ce53" table:formula="of:=IF([.I1552]&lt;&gt;&quot;&quot;;INDEX([Def.$J$6:.$L$10];MATCH([.F1552];[Def.$I$6:.$I$10];0);MATCH([.I1552];[Def.$J$5:.$L$5];0));&quot;&quot;)">
            <text:p/>
          </table:table-cell>
          <table:table-cell table:style-name="ce56"/>
          <table:table-cell table:style-name="ce59" table:formula="of:=IF([.K1552]=&quot;&quot;;[.J1552];[.J1552]*[.K15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53]&lt;&gt;&quot;&quot;;IF(OR([.F1553]=&quot;ILF&quot;;[.F1553]=&quot;EIF&quot;);INDEX([Def.$D$6:.$F$8];MATCH([.H1553];[Def.$C$6:.$C$8]);MATCH([.G1553];[Def.$D$5:.$F$5]));IF([.F1553]=&quot;EI&quot;;INDEX([Def.$D$13:.$F$15];MATCH([.H1553];[Def.$C$13:.$C$15]);MATCH([.G1553];[Def.$D$12:.$F$12]));IF(OR([.F1553]=&quot;EO&quot;;[.F1553]=&quot;EQ&quot;);INDEX([Def.$D$19:.$F$21];MATCH([.H1553];[Def.$C$19:.$C$21]);MATCH([.G1553];[Def.$D$18:.$F$18]));&quot;#err&quot;)));&quot;&quot;)">
            <text:p/>
          </table:table-cell>
          <table:table-cell table:style-name="ce53" table:formula="of:=IF([.I1553]&lt;&gt;&quot;&quot;;INDEX([Def.$J$6:.$L$10];MATCH([.F1553];[Def.$I$6:.$I$10];0);MATCH([.I1553];[Def.$J$5:.$L$5];0));&quot;&quot;)">
            <text:p/>
          </table:table-cell>
          <table:table-cell table:style-name="ce56"/>
          <table:table-cell table:style-name="ce59" table:formula="of:=IF([.K1553]=&quot;&quot;;[.J1553];[.J1553]*[.K15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54]&lt;&gt;&quot;&quot;;IF(OR([.F1554]=&quot;ILF&quot;;[.F1554]=&quot;EIF&quot;);INDEX([Def.$D$6:.$F$8];MATCH([.H1554];[Def.$C$6:.$C$8]);MATCH([.G1554];[Def.$D$5:.$F$5]));IF([.F1554]=&quot;EI&quot;;INDEX([Def.$D$13:.$F$15];MATCH([.H1554];[Def.$C$13:.$C$15]);MATCH([.G1554];[Def.$D$12:.$F$12]));IF(OR([.F1554]=&quot;EO&quot;;[.F1554]=&quot;EQ&quot;);INDEX([Def.$D$19:.$F$21];MATCH([.H1554];[Def.$C$19:.$C$21]);MATCH([.G1554];[Def.$D$18:.$F$18]));&quot;#err&quot;)));&quot;&quot;)">
            <text:p/>
          </table:table-cell>
          <table:table-cell table:style-name="ce53" table:formula="of:=IF([.I1554]&lt;&gt;&quot;&quot;;INDEX([Def.$J$6:.$L$10];MATCH([.F1554];[Def.$I$6:.$I$10];0);MATCH([.I1554];[Def.$J$5:.$L$5];0));&quot;&quot;)">
            <text:p/>
          </table:table-cell>
          <table:table-cell table:style-name="ce56"/>
          <table:table-cell table:style-name="ce59" table:formula="of:=IF([.K1554]=&quot;&quot;;[.J1554];[.J1554]*[.K15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55]&lt;&gt;&quot;&quot;;IF(OR([.F1555]=&quot;ILF&quot;;[.F1555]=&quot;EIF&quot;);INDEX([Def.$D$6:.$F$8];MATCH([.H1555];[Def.$C$6:.$C$8]);MATCH([.G1555];[Def.$D$5:.$F$5]));IF([.F1555]=&quot;EI&quot;;INDEX([Def.$D$13:.$F$15];MATCH([.H1555];[Def.$C$13:.$C$15]);MATCH([.G1555];[Def.$D$12:.$F$12]));IF(OR([.F1555]=&quot;EO&quot;;[.F1555]=&quot;EQ&quot;);INDEX([Def.$D$19:.$F$21];MATCH([.H1555];[Def.$C$19:.$C$21]);MATCH([.G1555];[Def.$D$18:.$F$18]));&quot;#err&quot;)));&quot;&quot;)">
            <text:p/>
          </table:table-cell>
          <table:table-cell table:style-name="ce53" table:formula="of:=IF([.I1555]&lt;&gt;&quot;&quot;;INDEX([Def.$J$6:.$L$10];MATCH([.F1555];[Def.$I$6:.$I$10];0);MATCH([.I1555];[Def.$J$5:.$L$5];0));&quot;&quot;)">
            <text:p/>
          </table:table-cell>
          <table:table-cell table:style-name="ce56"/>
          <table:table-cell table:style-name="ce59" table:formula="of:=IF([.K1555]=&quot;&quot;;[.J1555];[.J1555]*[.K15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56]&lt;&gt;&quot;&quot;;IF(OR([.F1556]=&quot;ILF&quot;;[.F1556]=&quot;EIF&quot;);INDEX([Def.$D$6:.$F$8];MATCH([.H1556];[Def.$C$6:.$C$8]);MATCH([.G1556];[Def.$D$5:.$F$5]));IF([.F1556]=&quot;EI&quot;;INDEX([Def.$D$13:.$F$15];MATCH([.H1556];[Def.$C$13:.$C$15]);MATCH([.G1556];[Def.$D$12:.$F$12]));IF(OR([.F1556]=&quot;EO&quot;;[.F1556]=&quot;EQ&quot;);INDEX([Def.$D$19:.$F$21];MATCH([.H1556];[Def.$C$19:.$C$21]);MATCH([.G1556];[Def.$D$18:.$F$18]));&quot;#err&quot;)));&quot;&quot;)">
            <text:p/>
          </table:table-cell>
          <table:table-cell table:style-name="ce53" table:formula="of:=IF([.I1556]&lt;&gt;&quot;&quot;;INDEX([Def.$J$6:.$L$10];MATCH([.F1556];[Def.$I$6:.$I$10];0);MATCH([.I1556];[Def.$J$5:.$L$5];0));&quot;&quot;)">
            <text:p/>
          </table:table-cell>
          <table:table-cell table:style-name="ce56"/>
          <table:table-cell table:style-name="ce59" table:formula="of:=IF([.K1556]=&quot;&quot;;[.J1556];[.J1556]*[.K15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57]&lt;&gt;&quot;&quot;;IF(OR([.F1557]=&quot;ILF&quot;;[.F1557]=&quot;EIF&quot;);INDEX([Def.$D$6:.$F$8];MATCH([.H1557];[Def.$C$6:.$C$8]);MATCH([.G1557];[Def.$D$5:.$F$5]));IF([.F1557]=&quot;EI&quot;;INDEX([Def.$D$13:.$F$15];MATCH([.H1557];[Def.$C$13:.$C$15]);MATCH([.G1557];[Def.$D$12:.$F$12]));IF(OR([.F1557]=&quot;EO&quot;;[.F1557]=&quot;EQ&quot;);INDEX([Def.$D$19:.$F$21];MATCH([.H1557];[Def.$C$19:.$C$21]);MATCH([.G1557];[Def.$D$18:.$F$18]));&quot;#err&quot;)));&quot;&quot;)">
            <text:p/>
          </table:table-cell>
          <table:table-cell table:style-name="ce53" table:formula="of:=IF([.I1557]&lt;&gt;&quot;&quot;;INDEX([Def.$J$6:.$L$10];MATCH([.F1557];[Def.$I$6:.$I$10];0);MATCH([.I1557];[Def.$J$5:.$L$5];0));&quot;&quot;)">
            <text:p/>
          </table:table-cell>
          <table:table-cell table:style-name="ce56"/>
          <table:table-cell table:style-name="ce59" table:formula="of:=IF([.K1557]=&quot;&quot;;[.J1557];[.J1557]*[.K15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58]&lt;&gt;&quot;&quot;;IF(OR([.F1558]=&quot;ILF&quot;;[.F1558]=&quot;EIF&quot;);INDEX([Def.$D$6:.$F$8];MATCH([.H1558];[Def.$C$6:.$C$8]);MATCH([.G1558];[Def.$D$5:.$F$5]));IF([.F1558]=&quot;EI&quot;;INDEX([Def.$D$13:.$F$15];MATCH([.H1558];[Def.$C$13:.$C$15]);MATCH([.G1558];[Def.$D$12:.$F$12]));IF(OR([.F1558]=&quot;EO&quot;;[.F1558]=&quot;EQ&quot;);INDEX([Def.$D$19:.$F$21];MATCH([.H1558];[Def.$C$19:.$C$21]);MATCH([.G1558];[Def.$D$18:.$F$18]));&quot;#err&quot;)));&quot;&quot;)">
            <text:p/>
          </table:table-cell>
          <table:table-cell table:style-name="ce53" table:formula="of:=IF([.I1558]&lt;&gt;&quot;&quot;;INDEX([Def.$J$6:.$L$10];MATCH([.F1558];[Def.$I$6:.$I$10];0);MATCH([.I1558];[Def.$J$5:.$L$5];0));&quot;&quot;)">
            <text:p/>
          </table:table-cell>
          <table:table-cell table:style-name="ce56"/>
          <table:table-cell table:style-name="ce59" table:formula="of:=IF([.K1558]=&quot;&quot;;[.J1558];[.J1558]*[.K15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59]&lt;&gt;&quot;&quot;;IF(OR([.F1559]=&quot;ILF&quot;;[.F1559]=&quot;EIF&quot;);INDEX([Def.$D$6:.$F$8];MATCH([.H1559];[Def.$C$6:.$C$8]);MATCH([.G1559];[Def.$D$5:.$F$5]));IF([.F1559]=&quot;EI&quot;;INDEX([Def.$D$13:.$F$15];MATCH([.H1559];[Def.$C$13:.$C$15]);MATCH([.G1559];[Def.$D$12:.$F$12]));IF(OR([.F1559]=&quot;EO&quot;;[.F1559]=&quot;EQ&quot;);INDEX([Def.$D$19:.$F$21];MATCH([.H1559];[Def.$C$19:.$C$21]);MATCH([.G1559];[Def.$D$18:.$F$18]));&quot;#err&quot;)));&quot;&quot;)">
            <text:p/>
          </table:table-cell>
          <table:table-cell table:style-name="ce53" table:formula="of:=IF([.I1559]&lt;&gt;&quot;&quot;;INDEX([Def.$J$6:.$L$10];MATCH([.F1559];[Def.$I$6:.$I$10];0);MATCH([.I1559];[Def.$J$5:.$L$5];0));&quot;&quot;)">
            <text:p/>
          </table:table-cell>
          <table:table-cell table:style-name="ce56"/>
          <table:table-cell table:style-name="ce59" table:formula="of:=IF([.K1559]=&quot;&quot;;[.J1559];[.J1559]*[.K15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60]&lt;&gt;&quot;&quot;;IF(OR([.F1560]=&quot;ILF&quot;;[.F1560]=&quot;EIF&quot;);INDEX([Def.$D$6:.$F$8];MATCH([.H1560];[Def.$C$6:.$C$8]);MATCH([.G1560];[Def.$D$5:.$F$5]));IF([.F1560]=&quot;EI&quot;;INDEX([Def.$D$13:.$F$15];MATCH([.H1560];[Def.$C$13:.$C$15]);MATCH([.G1560];[Def.$D$12:.$F$12]));IF(OR([.F1560]=&quot;EO&quot;;[.F1560]=&quot;EQ&quot;);INDEX([Def.$D$19:.$F$21];MATCH([.H1560];[Def.$C$19:.$C$21]);MATCH([.G1560];[Def.$D$18:.$F$18]));&quot;#err&quot;)));&quot;&quot;)">
            <text:p/>
          </table:table-cell>
          <table:table-cell table:style-name="ce53" table:formula="of:=IF([.I1560]&lt;&gt;&quot;&quot;;INDEX([Def.$J$6:.$L$10];MATCH([.F1560];[Def.$I$6:.$I$10];0);MATCH([.I1560];[Def.$J$5:.$L$5];0));&quot;&quot;)">
            <text:p/>
          </table:table-cell>
          <table:table-cell table:style-name="ce56"/>
          <table:table-cell table:style-name="ce59" table:formula="of:=IF([.K1560]=&quot;&quot;;[.J1560];[.J1560]*[.K15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61]&lt;&gt;&quot;&quot;;IF(OR([.F1561]=&quot;ILF&quot;;[.F1561]=&quot;EIF&quot;);INDEX([Def.$D$6:.$F$8];MATCH([.H1561];[Def.$C$6:.$C$8]);MATCH([.G1561];[Def.$D$5:.$F$5]));IF([.F1561]=&quot;EI&quot;;INDEX([Def.$D$13:.$F$15];MATCH([.H1561];[Def.$C$13:.$C$15]);MATCH([.G1561];[Def.$D$12:.$F$12]));IF(OR([.F1561]=&quot;EO&quot;;[.F1561]=&quot;EQ&quot;);INDEX([Def.$D$19:.$F$21];MATCH([.H1561];[Def.$C$19:.$C$21]);MATCH([.G1561];[Def.$D$18:.$F$18]));&quot;#err&quot;)));&quot;&quot;)">
            <text:p/>
          </table:table-cell>
          <table:table-cell table:style-name="ce53" table:formula="of:=IF([.I1561]&lt;&gt;&quot;&quot;;INDEX([Def.$J$6:.$L$10];MATCH([.F1561];[Def.$I$6:.$I$10];0);MATCH([.I1561];[Def.$J$5:.$L$5];0));&quot;&quot;)">
            <text:p/>
          </table:table-cell>
          <table:table-cell table:style-name="ce56"/>
          <table:table-cell table:style-name="ce59" table:formula="of:=IF([.K1561]=&quot;&quot;;[.J1561];[.J1561]*[.K15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62]&lt;&gt;&quot;&quot;;IF(OR([.F1562]=&quot;ILF&quot;;[.F1562]=&quot;EIF&quot;);INDEX([Def.$D$6:.$F$8];MATCH([.H1562];[Def.$C$6:.$C$8]);MATCH([.G1562];[Def.$D$5:.$F$5]));IF([.F1562]=&quot;EI&quot;;INDEX([Def.$D$13:.$F$15];MATCH([.H1562];[Def.$C$13:.$C$15]);MATCH([.G1562];[Def.$D$12:.$F$12]));IF(OR([.F1562]=&quot;EO&quot;;[.F1562]=&quot;EQ&quot;);INDEX([Def.$D$19:.$F$21];MATCH([.H1562];[Def.$C$19:.$C$21]);MATCH([.G1562];[Def.$D$18:.$F$18]));&quot;#err&quot;)));&quot;&quot;)">
            <text:p/>
          </table:table-cell>
          <table:table-cell table:style-name="ce53" table:formula="of:=IF([.I1562]&lt;&gt;&quot;&quot;;INDEX([Def.$J$6:.$L$10];MATCH([.F1562];[Def.$I$6:.$I$10];0);MATCH([.I1562];[Def.$J$5:.$L$5];0));&quot;&quot;)">
            <text:p/>
          </table:table-cell>
          <table:table-cell table:style-name="ce56"/>
          <table:table-cell table:style-name="ce59" table:formula="of:=IF([.K1562]=&quot;&quot;;[.J1562];[.J1562]*[.K15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63]&lt;&gt;&quot;&quot;;IF(OR([.F1563]=&quot;ILF&quot;;[.F1563]=&quot;EIF&quot;);INDEX([Def.$D$6:.$F$8];MATCH([.H1563];[Def.$C$6:.$C$8]);MATCH([.G1563];[Def.$D$5:.$F$5]));IF([.F1563]=&quot;EI&quot;;INDEX([Def.$D$13:.$F$15];MATCH([.H1563];[Def.$C$13:.$C$15]);MATCH([.G1563];[Def.$D$12:.$F$12]));IF(OR([.F1563]=&quot;EO&quot;;[.F1563]=&quot;EQ&quot;);INDEX([Def.$D$19:.$F$21];MATCH([.H1563];[Def.$C$19:.$C$21]);MATCH([.G1563];[Def.$D$18:.$F$18]));&quot;#err&quot;)));&quot;&quot;)">
            <text:p/>
          </table:table-cell>
          <table:table-cell table:style-name="ce53" table:formula="of:=IF([.I1563]&lt;&gt;&quot;&quot;;INDEX([Def.$J$6:.$L$10];MATCH([.F1563];[Def.$I$6:.$I$10];0);MATCH([.I1563];[Def.$J$5:.$L$5];0));&quot;&quot;)">
            <text:p/>
          </table:table-cell>
          <table:table-cell table:style-name="ce56"/>
          <table:table-cell table:style-name="ce59" table:formula="of:=IF([.K1563]=&quot;&quot;;[.J1563];[.J1563]*[.K15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64]&lt;&gt;&quot;&quot;;IF(OR([.F1564]=&quot;ILF&quot;;[.F1564]=&quot;EIF&quot;);INDEX([Def.$D$6:.$F$8];MATCH([.H1564];[Def.$C$6:.$C$8]);MATCH([.G1564];[Def.$D$5:.$F$5]));IF([.F1564]=&quot;EI&quot;;INDEX([Def.$D$13:.$F$15];MATCH([.H1564];[Def.$C$13:.$C$15]);MATCH([.G1564];[Def.$D$12:.$F$12]));IF(OR([.F1564]=&quot;EO&quot;;[.F1564]=&quot;EQ&quot;);INDEX([Def.$D$19:.$F$21];MATCH([.H1564];[Def.$C$19:.$C$21]);MATCH([.G1564];[Def.$D$18:.$F$18]));&quot;#err&quot;)));&quot;&quot;)">
            <text:p/>
          </table:table-cell>
          <table:table-cell table:style-name="ce53" table:formula="of:=IF([.I1564]&lt;&gt;&quot;&quot;;INDEX([Def.$J$6:.$L$10];MATCH([.F1564];[Def.$I$6:.$I$10];0);MATCH([.I1564];[Def.$J$5:.$L$5];0));&quot;&quot;)">
            <text:p/>
          </table:table-cell>
          <table:table-cell table:style-name="ce56"/>
          <table:table-cell table:style-name="ce59" table:formula="of:=IF([.K1564]=&quot;&quot;;[.J1564];[.J1564]*[.K15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65]&lt;&gt;&quot;&quot;;IF(OR([.F1565]=&quot;ILF&quot;;[.F1565]=&quot;EIF&quot;);INDEX([Def.$D$6:.$F$8];MATCH([.H1565];[Def.$C$6:.$C$8]);MATCH([.G1565];[Def.$D$5:.$F$5]));IF([.F1565]=&quot;EI&quot;;INDEX([Def.$D$13:.$F$15];MATCH([.H1565];[Def.$C$13:.$C$15]);MATCH([.G1565];[Def.$D$12:.$F$12]));IF(OR([.F1565]=&quot;EO&quot;;[.F1565]=&quot;EQ&quot;);INDEX([Def.$D$19:.$F$21];MATCH([.H1565];[Def.$C$19:.$C$21]);MATCH([.G1565];[Def.$D$18:.$F$18]));&quot;#err&quot;)));&quot;&quot;)">
            <text:p/>
          </table:table-cell>
          <table:table-cell table:style-name="ce53" table:formula="of:=IF([.I1565]&lt;&gt;&quot;&quot;;INDEX([Def.$J$6:.$L$10];MATCH([.F1565];[Def.$I$6:.$I$10];0);MATCH([.I1565];[Def.$J$5:.$L$5];0));&quot;&quot;)">
            <text:p/>
          </table:table-cell>
          <table:table-cell table:style-name="ce56"/>
          <table:table-cell table:style-name="ce59" table:formula="of:=IF([.K1565]=&quot;&quot;;[.J1565];[.J1565]*[.K15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66]&lt;&gt;&quot;&quot;;IF(OR([.F1566]=&quot;ILF&quot;;[.F1566]=&quot;EIF&quot;);INDEX([Def.$D$6:.$F$8];MATCH([.H1566];[Def.$C$6:.$C$8]);MATCH([.G1566];[Def.$D$5:.$F$5]));IF([.F1566]=&quot;EI&quot;;INDEX([Def.$D$13:.$F$15];MATCH([.H1566];[Def.$C$13:.$C$15]);MATCH([.G1566];[Def.$D$12:.$F$12]));IF(OR([.F1566]=&quot;EO&quot;;[.F1566]=&quot;EQ&quot;);INDEX([Def.$D$19:.$F$21];MATCH([.H1566];[Def.$C$19:.$C$21]);MATCH([.G1566];[Def.$D$18:.$F$18]));&quot;#err&quot;)));&quot;&quot;)">
            <text:p/>
          </table:table-cell>
          <table:table-cell table:style-name="ce53" table:formula="of:=IF([.I1566]&lt;&gt;&quot;&quot;;INDEX([Def.$J$6:.$L$10];MATCH([.F1566];[Def.$I$6:.$I$10];0);MATCH([.I1566];[Def.$J$5:.$L$5];0));&quot;&quot;)">
            <text:p/>
          </table:table-cell>
          <table:table-cell table:style-name="ce56"/>
          <table:table-cell table:style-name="ce59" table:formula="of:=IF([.K1566]=&quot;&quot;;[.J1566];[.J1566]*[.K15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67]&lt;&gt;&quot;&quot;;IF(OR([.F1567]=&quot;ILF&quot;;[.F1567]=&quot;EIF&quot;);INDEX([Def.$D$6:.$F$8];MATCH([.H1567];[Def.$C$6:.$C$8]);MATCH([.G1567];[Def.$D$5:.$F$5]));IF([.F1567]=&quot;EI&quot;;INDEX([Def.$D$13:.$F$15];MATCH([.H1567];[Def.$C$13:.$C$15]);MATCH([.G1567];[Def.$D$12:.$F$12]));IF(OR([.F1567]=&quot;EO&quot;;[.F1567]=&quot;EQ&quot;);INDEX([Def.$D$19:.$F$21];MATCH([.H1567];[Def.$C$19:.$C$21]);MATCH([.G1567];[Def.$D$18:.$F$18]));&quot;#err&quot;)));&quot;&quot;)">
            <text:p/>
          </table:table-cell>
          <table:table-cell table:style-name="ce53" table:formula="of:=IF([.I1567]&lt;&gt;&quot;&quot;;INDEX([Def.$J$6:.$L$10];MATCH([.F1567];[Def.$I$6:.$I$10];0);MATCH([.I1567];[Def.$J$5:.$L$5];0));&quot;&quot;)">
            <text:p/>
          </table:table-cell>
          <table:table-cell table:style-name="ce56"/>
          <table:table-cell table:style-name="ce59" table:formula="of:=IF([.K1567]=&quot;&quot;;[.J1567];[.J1567]*[.K15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68]&lt;&gt;&quot;&quot;;IF(OR([.F1568]=&quot;ILF&quot;;[.F1568]=&quot;EIF&quot;);INDEX([Def.$D$6:.$F$8];MATCH([.H1568];[Def.$C$6:.$C$8]);MATCH([.G1568];[Def.$D$5:.$F$5]));IF([.F1568]=&quot;EI&quot;;INDEX([Def.$D$13:.$F$15];MATCH([.H1568];[Def.$C$13:.$C$15]);MATCH([.G1568];[Def.$D$12:.$F$12]));IF(OR([.F1568]=&quot;EO&quot;;[.F1568]=&quot;EQ&quot;);INDEX([Def.$D$19:.$F$21];MATCH([.H1568];[Def.$C$19:.$C$21]);MATCH([.G1568];[Def.$D$18:.$F$18]));&quot;#err&quot;)));&quot;&quot;)">
            <text:p/>
          </table:table-cell>
          <table:table-cell table:style-name="ce53" table:formula="of:=IF([.I1568]&lt;&gt;&quot;&quot;;INDEX([Def.$J$6:.$L$10];MATCH([.F1568];[Def.$I$6:.$I$10];0);MATCH([.I1568];[Def.$J$5:.$L$5];0));&quot;&quot;)">
            <text:p/>
          </table:table-cell>
          <table:table-cell table:style-name="ce56"/>
          <table:table-cell table:style-name="ce59" table:formula="of:=IF([.K1568]=&quot;&quot;;[.J1568];[.J1568]*[.K15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69]&lt;&gt;&quot;&quot;;IF(OR([.F1569]=&quot;ILF&quot;;[.F1569]=&quot;EIF&quot;);INDEX([Def.$D$6:.$F$8];MATCH([.H1569];[Def.$C$6:.$C$8]);MATCH([.G1569];[Def.$D$5:.$F$5]));IF([.F1569]=&quot;EI&quot;;INDEX([Def.$D$13:.$F$15];MATCH([.H1569];[Def.$C$13:.$C$15]);MATCH([.G1569];[Def.$D$12:.$F$12]));IF(OR([.F1569]=&quot;EO&quot;;[.F1569]=&quot;EQ&quot;);INDEX([Def.$D$19:.$F$21];MATCH([.H1569];[Def.$C$19:.$C$21]);MATCH([.G1569];[Def.$D$18:.$F$18]));&quot;#err&quot;)));&quot;&quot;)">
            <text:p/>
          </table:table-cell>
          <table:table-cell table:style-name="ce53" table:formula="of:=IF([.I1569]&lt;&gt;&quot;&quot;;INDEX([Def.$J$6:.$L$10];MATCH([.F1569];[Def.$I$6:.$I$10];0);MATCH([.I1569];[Def.$J$5:.$L$5];0));&quot;&quot;)">
            <text:p/>
          </table:table-cell>
          <table:table-cell table:style-name="ce56"/>
          <table:table-cell table:style-name="ce59" table:formula="of:=IF([.K1569]=&quot;&quot;;[.J1569];[.J1569]*[.K15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70]&lt;&gt;&quot;&quot;;IF(OR([.F1570]=&quot;ILF&quot;;[.F1570]=&quot;EIF&quot;);INDEX([Def.$D$6:.$F$8];MATCH([.H1570];[Def.$C$6:.$C$8]);MATCH([.G1570];[Def.$D$5:.$F$5]));IF([.F1570]=&quot;EI&quot;;INDEX([Def.$D$13:.$F$15];MATCH([.H1570];[Def.$C$13:.$C$15]);MATCH([.G1570];[Def.$D$12:.$F$12]));IF(OR([.F1570]=&quot;EO&quot;;[.F1570]=&quot;EQ&quot;);INDEX([Def.$D$19:.$F$21];MATCH([.H1570];[Def.$C$19:.$C$21]);MATCH([.G1570];[Def.$D$18:.$F$18]));&quot;#err&quot;)));&quot;&quot;)">
            <text:p/>
          </table:table-cell>
          <table:table-cell table:style-name="ce53" table:formula="of:=IF([.I1570]&lt;&gt;&quot;&quot;;INDEX([Def.$J$6:.$L$10];MATCH([.F1570];[Def.$I$6:.$I$10];0);MATCH([.I1570];[Def.$J$5:.$L$5];0));&quot;&quot;)">
            <text:p/>
          </table:table-cell>
          <table:table-cell table:style-name="ce56"/>
          <table:table-cell table:style-name="ce59" table:formula="of:=IF([.K1570]=&quot;&quot;;[.J1570];[.J1570]*[.K15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71]&lt;&gt;&quot;&quot;;IF(OR([.F1571]=&quot;ILF&quot;;[.F1571]=&quot;EIF&quot;);INDEX([Def.$D$6:.$F$8];MATCH([.H1571];[Def.$C$6:.$C$8]);MATCH([.G1571];[Def.$D$5:.$F$5]));IF([.F1571]=&quot;EI&quot;;INDEX([Def.$D$13:.$F$15];MATCH([.H1571];[Def.$C$13:.$C$15]);MATCH([.G1571];[Def.$D$12:.$F$12]));IF(OR([.F1571]=&quot;EO&quot;;[.F1571]=&quot;EQ&quot;);INDEX([Def.$D$19:.$F$21];MATCH([.H1571];[Def.$C$19:.$C$21]);MATCH([.G1571];[Def.$D$18:.$F$18]));&quot;#err&quot;)));&quot;&quot;)">
            <text:p/>
          </table:table-cell>
          <table:table-cell table:style-name="ce53" table:formula="of:=IF([.I1571]&lt;&gt;&quot;&quot;;INDEX([Def.$J$6:.$L$10];MATCH([.F1571];[Def.$I$6:.$I$10];0);MATCH([.I1571];[Def.$J$5:.$L$5];0));&quot;&quot;)">
            <text:p/>
          </table:table-cell>
          <table:table-cell table:style-name="ce56"/>
          <table:table-cell table:style-name="ce59" table:formula="of:=IF([.K1571]=&quot;&quot;;[.J1571];[.J1571]*[.K15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72]&lt;&gt;&quot;&quot;;IF(OR([.F1572]=&quot;ILF&quot;;[.F1572]=&quot;EIF&quot;);INDEX([Def.$D$6:.$F$8];MATCH([.H1572];[Def.$C$6:.$C$8]);MATCH([.G1572];[Def.$D$5:.$F$5]));IF([.F1572]=&quot;EI&quot;;INDEX([Def.$D$13:.$F$15];MATCH([.H1572];[Def.$C$13:.$C$15]);MATCH([.G1572];[Def.$D$12:.$F$12]));IF(OR([.F1572]=&quot;EO&quot;;[.F1572]=&quot;EQ&quot;);INDEX([Def.$D$19:.$F$21];MATCH([.H1572];[Def.$C$19:.$C$21]);MATCH([.G1572];[Def.$D$18:.$F$18]));&quot;#err&quot;)));&quot;&quot;)">
            <text:p/>
          </table:table-cell>
          <table:table-cell table:style-name="ce53" table:formula="of:=IF([.I1572]&lt;&gt;&quot;&quot;;INDEX([Def.$J$6:.$L$10];MATCH([.F1572];[Def.$I$6:.$I$10];0);MATCH([.I1572];[Def.$J$5:.$L$5];0));&quot;&quot;)">
            <text:p/>
          </table:table-cell>
          <table:table-cell table:style-name="ce56"/>
          <table:table-cell table:style-name="ce59" table:formula="of:=IF([.K1572]=&quot;&quot;;[.J1572];[.J1572]*[.K15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73]&lt;&gt;&quot;&quot;;IF(OR([.F1573]=&quot;ILF&quot;;[.F1573]=&quot;EIF&quot;);INDEX([Def.$D$6:.$F$8];MATCH([.H1573];[Def.$C$6:.$C$8]);MATCH([.G1573];[Def.$D$5:.$F$5]));IF([.F1573]=&quot;EI&quot;;INDEX([Def.$D$13:.$F$15];MATCH([.H1573];[Def.$C$13:.$C$15]);MATCH([.G1573];[Def.$D$12:.$F$12]));IF(OR([.F1573]=&quot;EO&quot;;[.F1573]=&quot;EQ&quot;);INDEX([Def.$D$19:.$F$21];MATCH([.H1573];[Def.$C$19:.$C$21]);MATCH([.G1573];[Def.$D$18:.$F$18]));&quot;#err&quot;)));&quot;&quot;)">
            <text:p/>
          </table:table-cell>
          <table:table-cell table:style-name="ce53" table:formula="of:=IF([.I1573]&lt;&gt;&quot;&quot;;INDEX([Def.$J$6:.$L$10];MATCH([.F1573];[Def.$I$6:.$I$10];0);MATCH([.I1573];[Def.$J$5:.$L$5];0));&quot;&quot;)">
            <text:p/>
          </table:table-cell>
          <table:table-cell table:style-name="ce56"/>
          <table:table-cell table:style-name="ce59" table:formula="of:=IF([.K1573]=&quot;&quot;;[.J1573];[.J1573]*[.K15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74]&lt;&gt;&quot;&quot;;IF(OR([.F1574]=&quot;ILF&quot;;[.F1574]=&quot;EIF&quot;);INDEX([Def.$D$6:.$F$8];MATCH([.H1574];[Def.$C$6:.$C$8]);MATCH([.G1574];[Def.$D$5:.$F$5]));IF([.F1574]=&quot;EI&quot;;INDEX([Def.$D$13:.$F$15];MATCH([.H1574];[Def.$C$13:.$C$15]);MATCH([.G1574];[Def.$D$12:.$F$12]));IF(OR([.F1574]=&quot;EO&quot;;[.F1574]=&quot;EQ&quot;);INDEX([Def.$D$19:.$F$21];MATCH([.H1574];[Def.$C$19:.$C$21]);MATCH([.G1574];[Def.$D$18:.$F$18]));&quot;#err&quot;)));&quot;&quot;)">
            <text:p/>
          </table:table-cell>
          <table:table-cell table:style-name="ce53" table:formula="of:=IF([.I1574]&lt;&gt;&quot;&quot;;INDEX([Def.$J$6:.$L$10];MATCH([.F1574];[Def.$I$6:.$I$10];0);MATCH([.I1574];[Def.$J$5:.$L$5];0));&quot;&quot;)">
            <text:p/>
          </table:table-cell>
          <table:table-cell table:style-name="ce56"/>
          <table:table-cell table:style-name="ce59" table:formula="of:=IF([.K1574]=&quot;&quot;;[.J1574];[.J1574]*[.K15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75]&lt;&gt;&quot;&quot;;IF(OR([.F1575]=&quot;ILF&quot;;[.F1575]=&quot;EIF&quot;);INDEX([Def.$D$6:.$F$8];MATCH([.H1575];[Def.$C$6:.$C$8]);MATCH([.G1575];[Def.$D$5:.$F$5]));IF([.F1575]=&quot;EI&quot;;INDEX([Def.$D$13:.$F$15];MATCH([.H1575];[Def.$C$13:.$C$15]);MATCH([.G1575];[Def.$D$12:.$F$12]));IF(OR([.F1575]=&quot;EO&quot;;[.F1575]=&quot;EQ&quot;);INDEX([Def.$D$19:.$F$21];MATCH([.H1575];[Def.$C$19:.$C$21]);MATCH([.G1575];[Def.$D$18:.$F$18]));&quot;#err&quot;)));&quot;&quot;)">
            <text:p/>
          </table:table-cell>
          <table:table-cell table:style-name="ce53" table:formula="of:=IF([.I1575]&lt;&gt;&quot;&quot;;INDEX([Def.$J$6:.$L$10];MATCH([.F1575];[Def.$I$6:.$I$10];0);MATCH([.I1575];[Def.$J$5:.$L$5];0));&quot;&quot;)">
            <text:p/>
          </table:table-cell>
          <table:table-cell table:style-name="ce56"/>
          <table:table-cell table:style-name="ce59" table:formula="of:=IF([.K1575]=&quot;&quot;;[.J1575];[.J1575]*[.K15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76]&lt;&gt;&quot;&quot;;IF(OR([.F1576]=&quot;ILF&quot;;[.F1576]=&quot;EIF&quot;);INDEX([Def.$D$6:.$F$8];MATCH([.H1576];[Def.$C$6:.$C$8]);MATCH([.G1576];[Def.$D$5:.$F$5]));IF([.F1576]=&quot;EI&quot;;INDEX([Def.$D$13:.$F$15];MATCH([.H1576];[Def.$C$13:.$C$15]);MATCH([.G1576];[Def.$D$12:.$F$12]));IF(OR([.F1576]=&quot;EO&quot;;[.F1576]=&quot;EQ&quot;);INDEX([Def.$D$19:.$F$21];MATCH([.H1576];[Def.$C$19:.$C$21]);MATCH([.G1576];[Def.$D$18:.$F$18]));&quot;#err&quot;)));&quot;&quot;)">
            <text:p/>
          </table:table-cell>
          <table:table-cell table:style-name="ce53" table:formula="of:=IF([.I1576]&lt;&gt;&quot;&quot;;INDEX([Def.$J$6:.$L$10];MATCH([.F1576];[Def.$I$6:.$I$10];0);MATCH([.I1576];[Def.$J$5:.$L$5];0));&quot;&quot;)">
            <text:p/>
          </table:table-cell>
          <table:table-cell table:style-name="ce56"/>
          <table:table-cell table:style-name="ce59" table:formula="of:=IF([.K1576]=&quot;&quot;;[.J1576];[.J1576]*[.K15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77]&lt;&gt;&quot;&quot;;IF(OR([.F1577]=&quot;ILF&quot;;[.F1577]=&quot;EIF&quot;);INDEX([Def.$D$6:.$F$8];MATCH([.H1577];[Def.$C$6:.$C$8]);MATCH([.G1577];[Def.$D$5:.$F$5]));IF([.F1577]=&quot;EI&quot;;INDEX([Def.$D$13:.$F$15];MATCH([.H1577];[Def.$C$13:.$C$15]);MATCH([.G1577];[Def.$D$12:.$F$12]));IF(OR([.F1577]=&quot;EO&quot;;[.F1577]=&quot;EQ&quot;);INDEX([Def.$D$19:.$F$21];MATCH([.H1577];[Def.$C$19:.$C$21]);MATCH([.G1577];[Def.$D$18:.$F$18]));&quot;#err&quot;)));&quot;&quot;)">
            <text:p/>
          </table:table-cell>
          <table:table-cell table:style-name="ce53" table:formula="of:=IF([.I1577]&lt;&gt;&quot;&quot;;INDEX([Def.$J$6:.$L$10];MATCH([.F1577];[Def.$I$6:.$I$10];0);MATCH([.I1577];[Def.$J$5:.$L$5];0));&quot;&quot;)">
            <text:p/>
          </table:table-cell>
          <table:table-cell table:style-name="ce56"/>
          <table:table-cell table:style-name="ce59" table:formula="of:=IF([.K1577]=&quot;&quot;;[.J1577];[.J1577]*[.K15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78]&lt;&gt;&quot;&quot;;IF(OR([.F1578]=&quot;ILF&quot;;[.F1578]=&quot;EIF&quot;);INDEX([Def.$D$6:.$F$8];MATCH([.H1578];[Def.$C$6:.$C$8]);MATCH([.G1578];[Def.$D$5:.$F$5]));IF([.F1578]=&quot;EI&quot;;INDEX([Def.$D$13:.$F$15];MATCH([.H1578];[Def.$C$13:.$C$15]);MATCH([.G1578];[Def.$D$12:.$F$12]));IF(OR([.F1578]=&quot;EO&quot;;[.F1578]=&quot;EQ&quot;);INDEX([Def.$D$19:.$F$21];MATCH([.H1578];[Def.$C$19:.$C$21]);MATCH([.G1578];[Def.$D$18:.$F$18]));&quot;#err&quot;)));&quot;&quot;)">
            <text:p/>
          </table:table-cell>
          <table:table-cell table:style-name="ce53" table:formula="of:=IF([.I1578]&lt;&gt;&quot;&quot;;INDEX([Def.$J$6:.$L$10];MATCH([.F1578];[Def.$I$6:.$I$10];0);MATCH([.I1578];[Def.$J$5:.$L$5];0));&quot;&quot;)">
            <text:p/>
          </table:table-cell>
          <table:table-cell table:style-name="ce56"/>
          <table:table-cell table:style-name="ce59" table:formula="of:=IF([.K1578]=&quot;&quot;;[.J1578];[.J1578]*[.K15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79]&lt;&gt;&quot;&quot;;IF(OR([.F1579]=&quot;ILF&quot;;[.F1579]=&quot;EIF&quot;);INDEX([Def.$D$6:.$F$8];MATCH([.H1579];[Def.$C$6:.$C$8]);MATCH([.G1579];[Def.$D$5:.$F$5]));IF([.F1579]=&quot;EI&quot;;INDEX([Def.$D$13:.$F$15];MATCH([.H1579];[Def.$C$13:.$C$15]);MATCH([.G1579];[Def.$D$12:.$F$12]));IF(OR([.F1579]=&quot;EO&quot;;[.F1579]=&quot;EQ&quot;);INDEX([Def.$D$19:.$F$21];MATCH([.H1579];[Def.$C$19:.$C$21]);MATCH([.G1579];[Def.$D$18:.$F$18]));&quot;#err&quot;)));&quot;&quot;)">
            <text:p/>
          </table:table-cell>
          <table:table-cell table:style-name="ce53" table:formula="of:=IF([.I1579]&lt;&gt;&quot;&quot;;INDEX([Def.$J$6:.$L$10];MATCH([.F1579];[Def.$I$6:.$I$10];0);MATCH([.I1579];[Def.$J$5:.$L$5];0));&quot;&quot;)">
            <text:p/>
          </table:table-cell>
          <table:table-cell table:style-name="ce56"/>
          <table:table-cell table:style-name="ce59" table:formula="of:=IF([.K1579]=&quot;&quot;;[.J1579];[.J1579]*[.K15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80]&lt;&gt;&quot;&quot;;IF(OR([.F1580]=&quot;ILF&quot;;[.F1580]=&quot;EIF&quot;);INDEX([Def.$D$6:.$F$8];MATCH([.H1580];[Def.$C$6:.$C$8]);MATCH([.G1580];[Def.$D$5:.$F$5]));IF([.F1580]=&quot;EI&quot;;INDEX([Def.$D$13:.$F$15];MATCH([.H1580];[Def.$C$13:.$C$15]);MATCH([.G1580];[Def.$D$12:.$F$12]));IF(OR([.F1580]=&quot;EO&quot;;[.F1580]=&quot;EQ&quot;);INDEX([Def.$D$19:.$F$21];MATCH([.H1580];[Def.$C$19:.$C$21]);MATCH([.G1580];[Def.$D$18:.$F$18]));&quot;#err&quot;)));&quot;&quot;)">
            <text:p/>
          </table:table-cell>
          <table:table-cell table:style-name="ce53" table:formula="of:=IF([.I1580]&lt;&gt;&quot;&quot;;INDEX([Def.$J$6:.$L$10];MATCH([.F1580];[Def.$I$6:.$I$10];0);MATCH([.I1580];[Def.$J$5:.$L$5];0));&quot;&quot;)">
            <text:p/>
          </table:table-cell>
          <table:table-cell table:style-name="ce56"/>
          <table:table-cell table:style-name="ce59" table:formula="of:=IF([.K1580]=&quot;&quot;;[.J1580];[.J1580]*[.K15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81]&lt;&gt;&quot;&quot;;IF(OR([.F1581]=&quot;ILF&quot;;[.F1581]=&quot;EIF&quot;);INDEX([Def.$D$6:.$F$8];MATCH([.H1581];[Def.$C$6:.$C$8]);MATCH([.G1581];[Def.$D$5:.$F$5]));IF([.F1581]=&quot;EI&quot;;INDEX([Def.$D$13:.$F$15];MATCH([.H1581];[Def.$C$13:.$C$15]);MATCH([.G1581];[Def.$D$12:.$F$12]));IF(OR([.F1581]=&quot;EO&quot;;[.F1581]=&quot;EQ&quot;);INDEX([Def.$D$19:.$F$21];MATCH([.H1581];[Def.$C$19:.$C$21]);MATCH([.G1581];[Def.$D$18:.$F$18]));&quot;#err&quot;)));&quot;&quot;)">
            <text:p/>
          </table:table-cell>
          <table:table-cell table:style-name="ce53" table:formula="of:=IF([.I1581]&lt;&gt;&quot;&quot;;INDEX([Def.$J$6:.$L$10];MATCH([.F1581];[Def.$I$6:.$I$10];0);MATCH([.I1581];[Def.$J$5:.$L$5];0));&quot;&quot;)">
            <text:p/>
          </table:table-cell>
          <table:table-cell table:style-name="ce56"/>
          <table:table-cell table:style-name="ce59" table:formula="of:=IF([.K1581]=&quot;&quot;;[.J1581];[.J1581]*[.K15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82]&lt;&gt;&quot;&quot;;IF(OR([.F1582]=&quot;ILF&quot;;[.F1582]=&quot;EIF&quot;);INDEX([Def.$D$6:.$F$8];MATCH([.H1582];[Def.$C$6:.$C$8]);MATCH([.G1582];[Def.$D$5:.$F$5]));IF([.F1582]=&quot;EI&quot;;INDEX([Def.$D$13:.$F$15];MATCH([.H1582];[Def.$C$13:.$C$15]);MATCH([.G1582];[Def.$D$12:.$F$12]));IF(OR([.F1582]=&quot;EO&quot;;[.F1582]=&quot;EQ&quot;);INDEX([Def.$D$19:.$F$21];MATCH([.H1582];[Def.$C$19:.$C$21]);MATCH([.G1582];[Def.$D$18:.$F$18]));&quot;#err&quot;)));&quot;&quot;)">
            <text:p/>
          </table:table-cell>
          <table:table-cell table:style-name="ce53" table:formula="of:=IF([.I1582]&lt;&gt;&quot;&quot;;INDEX([Def.$J$6:.$L$10];MATCH([.F1582];[Def.$I$6:.$I$10];0);MATCH([.I1582];[Def.$J$5:.$L$5];0));&quot;&quot;)">
            <text:p/>
          </table:table-cell>
          <table:table-cell table:style-name="ce56"/>
          <table:table-cell table:style-name="ce59" table:formula="of:=IF([.K1582]=&quot;&quot;;[.J1582];[.J1582]*[.K15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83]&lt;&gt;&quot;&quot;;IF(OR([.F1583]=&quot;ILF&quot;;[.F1583]=&quot;EIF&quot;);INDEX([Def.$D$6:.$F$8];MATCH([.H1583];[Def.$C$6:.$C$8]);MATCH([.G1583];[Def.$D$5:.$F$5]));IF([.F1583]=&quot;EI&quot;;INDEX([Def.$D$13:.$F$15];MATCH([.H1583];[Def.$C$13:.$C$15]);MATCH([.G1583];[Def.$D$12:.$F$12]));IF(OR([.F1583]=&quot;EO&quot;;[.F1583]=&quot;EQ&quot;);INDEX([Def.$D$19:.$F$21];MATCH([.H1583];[Def.$C$19:.$C$21]);MATCH([.G1583];[Def.$D$18:.$F$18]));&quot;#err&quot;)));&quot;&quot;)">
            <text:p/>
          </table:table-cell>
          <table:table-cell table:style-name="ce53" table:formula="of:=IF([.I1583]&lt;&gt;&quot;&quot;;INDEX([Def.$J$6:.$L$10];MATCH([.F1583];[Def.$I$6:.$I$10];0);MATCH([.I1583];[Def.$J$5:.$L$5];0));&quot;&quot;)">
            <text:p/>
          </table:table-cell>
          <table:table-cell table:style-name="ce56"/>
          <table:table-cell table:style-name="ce59" table:formula="of:=IF([.K1583]=&quot;&quot;;[.J1583];[.J1583]*[.K15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84]&lt;&gt;&quot;&quot;;IF(OR([.F1584]=&quot;ILF&quot;;[.F1584]=&quot;EIF&quot;);INDEX([Def.$D$6:.$F$8];MATCH([.H1584];[Def.$C$6:.$C$8]);MATCH([.G1584];[Def.$D$5:.$F$5]));IF([.F1584]=&quot;EI&quot;;INDEX([Def.$D$13:.$F$15];MATCH([.H1584];[Def.$C$13:.$C$15]);MATCH([.G1584];[Def.$D$12:.$F$12]));IF(OR([.F1584]=&quot;EO&quot;;[.F1584]=&quot;EQ&quot;);INDEX([Def.$D$19:.$F$21];MATCH([.H1584];[Def.$C$19:.$C$21]);MATCH([.G1584];[Def.$D$18:.$F$18]));&quot;#err&quot;)));&quot;&quot;)">
            <text:p/>
          </table:table-cell>
          <table:table-cell table:style-name="ce53" table:formula="of:=IF([.I1584]&lt;&gt;&quot;&quot;;INDEX([Def.$J$6:.$L$10];MATCH([.F1584];[Def.$I$6:.$I$10];0);MATCH([.I1584];[Def.$J$5:.$L$5];0));&quot;&quot;)">
            <text:p/>
          </table:table-cell>
          <table:table-cell table:style-name="ce56"/>
          <table:table-cell table:style-name="ce59" table:formula="of:=IF([.K1584]=&quot;&quot;;[.J1584];[.J1584]*[.K15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85]&lt;&gt;&quot;&quot;;IF(OR([.F1585]=&quot;ILF&quot;;[.F1585]=&quot;EIF&quot;);INDEX([Def.$D$6:.$F$8];MATCH([.H1585];[Def.$C$6:.$C$8]);MATCH([.G1585];[Def.$D$5:.$F$5]));IF([.F1585]=&quot;EI&quot;;INDEX([Def.$D$13:.$F$15];MATCH([.H1585];[Def.$C$13:.$C$15]);MATCH([.G1585];[Def.$D$12:.$F$12]));IF(OR([.F1585]=&quot;EO&quot;;[.F1585]=&quot;EQ&quot;);INDEX([Def.$D$19:.$F$21];MATCH([.H1585];[Def.$C$19:.$C$21]);MATCH([.G1585];[Def.$D$18:.$F$18]));&quot;#err&quot;)));&quot;&quot;)">
            <text:p/>
          </table:table-cell>
          <table:table-cell table:style-name="ce53" table:formula="of:=IF([.I1585]&lt;&gt;&quot;&quot;;INDEX([Def.$J$6:.$L$10];MATCH([.F1585];[Def.$I$6:.$I$10];0);MATCH([.I1585];[Def.$J$5:.$L$5];0));&quot;&quot;)">
            <text:p/>
          </table:table-cell>
          <table:table-cell table:style-name="ce56"/>
          <table:table-cell table:style-name="ce59" table:formula="of:=IF([.K1585]=&quot;&quot;;[.J1585];[.J1585]*[.K15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86]&lt;&gt;&quot;&quot;;IF(OR([.F1586]=&quot;ILF&quot;;[.F1586]=&quot;EIF&quot;);INDEX([Def.$D$6:.$F$8];MATCH([.H1586];[Def.$C$6:.$C$8]);MATCH([.G1586];[Def.$D$5:.$F$5]));IF([.F1586]=&quot;EI&quot;;INDEX([Def.$D$13:.$F$15];MATCH([.H1586];[Def.$C$13:.$C$15]);MATCH([.G1586];[Def.$D$12:.$F$12]));IF(OR([.F1586]=&quot;EO&quot;;[.F1586]=&quot;EQ&quot;);INDEX([Def.$D$19:.$F$21];MATCH([.H1586];[Def.$C$19:.$C$21]);MATCH([.G1586];[Def.$D$18:.$F$18]));&quot;#err&quot;)));&quot;&quot;)">
            <text:p/>
          </table:table-cell>
          <table:table-cell table:style-name="ce53" table:formula="of:=IF([.I1586]&lt;&gt;&quot;&quot;;INDEX([Def.$J$6:.$L$10];MATCH([.F1586];[Def.$I$6:.$I$10];0);MATCH([.I1586];[Def.$J$5:.$L$5];0));&quot;&quot;)">
            <text:p/>
          </table:table-cell>
          <table:table-cell table:style-name="ce56"/>
          <table:table-cell table:style-name="ce59" table:formula="of:=IF([.K1586]=&quot;&quot;;[.J1586];[.J1586]*[.K15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87]&lt;&gt;&quot;&quot;;IF(OR([.F1587]=&quot;ILF&quot;;[.F1587]=&quot;EIF&quot;);INDEX([Def.$D$6:.$F$8];MATCH([.H1587];[Def.$C$6:.$C$8]);MATCH([.G1587];[Def.$D$5:.$F$5]));IF([.F1587]=&quot;EI&quot;;INDEX([Def.$D$13:.$F$15];MATCH([.H1587];[Def.$C$13:.$C$15]);MATCH([.G1587];[Def.$D$12:.$F$12]));IF(OR([.F1587]=&quot;EO&quot;;[.F1587]=&quot;EQ&quot;);INDEX([Def.$D$19:.$F$21];MATCH([.H1587];[Def.$C$19:.$C$21]);MATCH([.G1587];[Def.$D$18:.$F$18]));&quot;#err&quot;)));&quot;&quot;)">
            <text:p/>
          </table:table-cell>
          <table:table-cell table:style-name="ce53" table:formula="of:=IF([.I1587]&lt;&gt;&quot;&quot;;INDEX([Def.$J$6:.$L$10];MATCH([.F1587];[Def.$I$6:.$I$10];0);MATCH([.I1587];[Def.$J$5:.$L$5];0));&quot;&quot;)">
            <text:p/>
          </table:table-cell>
          <table:table-cell table:style-name="ce56"/>
          <table:table-cell table:style-name="ce59" table:formula="of:=IF([.K1587]=&quot;&quot;;[.J1587];[.J1587]*[.K15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88]&lt;&gt;&quot;&quot;;IF(OR([.F1588]=&quot;ILF&quot;;[.F1588]=&quot;EIF&quot;);INDEX([Def.$D$6:.$F$8];MATCH([.H1588];[Def.$C$6:.$C$8]);MATCH([.G1588];[Def.$D$5:.$F$5]));IF([.F1588]=&quot;EI&quot;;INDEX([Def.$D$13:.$F$15];MATCH([.H1588];[Def.$C$13:.$C$15]);MATCH([.G1588];[Def.$D$12:.$F$12]));IF(OR([.F1588]=&quot;EO&quot;;[.F1588]=&quot;EQ&quot;);INDEX([Def.$D$19:.$F$21];MATCH([.H1588];[Def.$C$19:.$C$21]);MATCH([.G1588];[Def.$D$18:.$F$18]));&quot;#err&quot;)));&quot;&quot;)">
            <text:p/>
          </table:table-cell>
          <table:table-cell table:style-name="ce53" table:formula="of:=IF([.I1588]&lt;&gt;&quot;&quot;;INDEX([Def.$J$6:.$L$10];MATCH([.F1588];[Def.$I$6:.$I$10];0);MATCH([.I1588];[Def.$J$5:.$L$5];0));&quot;&quot;)">
            <text:p/>
          </table:table-cell>
          <table:table-cell table:style-name="ce56"/>
          <table:table-cell table:style-name="ce59" table:formula="of:=IF([.K1588]=&quot;&quot;;[.J1588];[.J1588]*[.K15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89]&lt;&gt;&quot;&quot;;IF(OR([.F1589]=&quot;ILF&quot;;[.F1589]=&quot;EIF&quot;);INDEX([Def.$D$6:.$F$8];MATCH([.H1589];[Def.$C$6:.$C$8]);MATCH([.G1589];[Def.$D$5:.$F$5]));IF([.F1589]=&quot;EI&quot;;INDEX([Def.$D$13:.$F$15];MATCH([.H1589];[Def.$C$13:.$C$15]);MATCH([.G1589];[Def.$D$12:.$F$12]));IF(OR([.F1589]=&quot;EO&quot;;[.F1589]=&quot;EQ&quot;);INDEX([Def.$D$19:.$F$21];MATCH([.H1589];[Def.$C$19:.$C$21]);MATCH([.G1589];[Def.$D$18:.$F$18]));&quot;#err&quot;)));&quot;&quot;)">
            <text:p/>
          </table:table-cell>
          <table:table-cell table:style-name="ce53" table:formula="of:=IF([.I1589]&lt;&gt;&quot;&quot;;INDEX([Def.$J$6:.$L$10];MATCH([.F1589];[Def.$I$6:.$I$10];0);MATCH([.I1589];[Def.$J$5:.$L$5];0));&quot;&quot;)">
            <text:p/>
          </table:table-cell>
          <table:table-cell table:style-name="ce56"/>
          <table:table-cell table:style-name="ce59" table:formula="of:=IF([.K1589]=&quot;&quot;;[.J1589];[.J1589]*[.K15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90]&lt;&gt;&quot;&quot;;IF(OR([.F1590]=&quot;ILF&quot;;[.F1590]=&quot;EIF&quot;);INDEX([Def.$D$6:.$F$8];MATCH([.H1590];[Def.$C$6:.$C$8]);MATCH([.G1590];[Def.$D$5:.$F$5]));IF([.F1590]=&quot;EI&quot;;INDEX([Def.$D$13:.$F$15];MATCH([.H1590];[Def.$C$13:.$C$15]);MATCH([.G1590];[Def.$D$12:.$F$12]));IF(OR([.F1590]=&quot;EO&quot;;[.F1590]=&quot;EQ&quot;);INDEX([Def.$D$19:.$F$21];MATCH([.H1590];[Def.$C$19:.$C$21]);MATCH([.G1590];[Def.$D$18:.$F$18]));&quot;#err&quot;)));&quot;&quot;)">
            <text:p/>
          </table:table-cell>
          <table:table-cell table:style-name="ce53" table:formula="of:=IF([.I1590]&lt;&gt;&quot;&quot;;INDEX([Def.$J$6:.$L$10];MATCH([.F1590];[Def.$I$6:.$I$10];0);MATCH([.I1590];[Def.$J$5:.$L$5];0));&quot;&quot;)">
            <text:p/>
          </table:table-cell>
          <table:table-cell table:style-name="ce56"/>
          <table:table-cell table:style-name="ce59" table:formula="of:=IF([.K1590]=&quot;&quot;;[.J1590];[.J1590]*[.K15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91]&lt;&gt;&quot;&quot;;IF(OR([.F1591]=&quot;ILF&quot;;[.F1591]=&quot;EIF&quot;);INDEX([Def.$D$6:.$F$8];MATCH([.H1591];[Def.$C$6:.$C$8]);MATCH([.G1591];[Def.$D$5:.$F$5]));IF([.F1591]=&quot;EI&quot;;INDEX([Def.$D$13:.$F$15];MATCH([.H1591];[Def.$C$13:.$C$15]);MATCH([.G1591];[Def.$D$12:.$F$12]));IF(OR([.F1591]=&quot;EO&quot;;[.F1591]=&quot;EQ&quot;);INDEX([Def.$D$19:.$F$21];MATCH([.H1591];[Def.$C$19:.$C$21]);MATCH([.G1591];[Def.$D$18:.$F$18]));&quot;#err&quot;)));&quot;&quot;)">
            <text:p/>
          </table:table-cell>
          <table:table-cell table:style-name="ce53" table:formula="of:=IF([.I1591]&lt;&gt;&quot;&quot;;INDEX([Def.$J$6:.$L$10];MATCH([.F1591];[Def.$I$6:.$I$10];0);MATCH([.I1591];[Def.$J$5:.$L$5];0));&quot;&quot;)">
            <text:p/>
          </table:table-cell>
          <table:table-cell table:style-name="ce56"/>
          <table:table-cell table:style-name="ce59" table:formula="of:=IF([.K1591]=&quot;&quot;;[.J1591];[.J1591]*[.K15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92]&lt;&gt;&quot;&quot;;IF(OR([.F1592]=&quot;ILF&quot;;[.F1592]=&quot;EIF&quot;);INDEX([Def.$D$6:.$F$8];MATCH([.H1592];[Def.$C$6:.$C$8]);MATCH([.G1592];[Def.$D$5:.$F$5]));IF([.F1592]=&quot;EI&quot;;INDEX([Def.$D$13:.$F$15];MATCH([.H1592];[Def.$C$13:.$C$15]);MATCH([.G1592];[Def.$D$12:.$F$12]));IF(OR([.F1592]=&quot;EO&quot;;[.F1592]=&quot;EQ&quot;);INDEX([Def.$D$19:.$F$21];MATCH([.H1592];[Def.$C$19:.$C$21]);MATCH([.G1592];[Def.$D$18:.$F$18]));&quot;#err&quot;)));&quot;&quot;)">
            <text:p/>
          </table:table-cell>
          <table:table-cell table:style-name="ce53" table:formula="of:=IF([.I1592]&lt;&gt;&quot;&quot;;INDEX([Def.$J$6:.$L$10];MATCH([.F1592];[Def.$I$6:.$I$10];0);MATCH([.I1592];[Def.$J$5:.$L$5];0));&quot;&quot;)">
            <text:p/>
          </table:table-cell>
          <table:table-cell table:style-name="ce56"/>
          <table:table-cell table:style-name="ce59" table:formula="of:=IF([.K1592]=&quot;&quot;;[.J1592];[.J1592]*[.K15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93]&lt;&gt;&quot;&quot;;IF(OR([.F1593]=&quot;ILF&quot;;[.F1593]=&quot;EIF&quot;);INDEX([Def.$D$6:.$F$8];MATCH([.H1593];[Def.$C$6:.$C$8]);MATCH([.G1593];[Def.$D$5:.$F$5]));IF([.F1593]=&quot;EI&quot;;INDEX([Def.$D$13:.$F$15];MATCH([.H1593];[Def.$C$13:.$C$15]);MATCH([.G1593];[Def.$D$12:.$F$12]));IF(OR([.F1593]=&quot;EO&quot;;[.F1593]=&quot;EQ&quot;);INDEX([Def.$D$19:.$F$21];MATCH([.H1593];[Def.$C$19:.$C$21]);MATCH([.G1593];[Def.$D$18:.$F$18]));&quot;#err&quot;)));&quot;&quot;)">
            <text:p/>
          </table:table-cell>
          <table:table-cell table:style-name="ce53" table:formula="of:=IF([.I1593]&lt;&gt;&quot;&quot;;INDEX([Def.$J$6:.$L$10];MATCH([.F1593];[Def.$I$6:.$I$10];0);MATCH([.I1593];[Def.$J$5:.$L$5];0));&quot;&quot;)">
            <text:p/>
          </table:table-cell>
          <table:table-cell table:style-name="ce56"/>
          <table:table-cell table:style-name="ce59" table:formula="of:=IF([.K1593]=&quot;&quot;;[.J1593];[.J1593]*[.K15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94]&lt;&gt;&quot;&quot;;IF(OR([.F1594]=&quot;ILF&quot;;[.F1594]=&quot;EIF&quot;);INDEX([Def.$D$6:.$F$8];MATCH([.H1594];[Def.$C$6:.$C$8]);MATCH([.G1594];[Def.$D$5:.$F$5]));IF([.F1594]=&quot;EI&quot;;INDEX([Def.$D$13:.$F$15];MATCH([.H1594];[Def.$C$13:.$C$15]);MATCH([.G1594];[Def.$D$12:.$F$12]));IF(OR([.F1594]=&quot;EO&quot;;[.F1594]=&quot;EQ&quot;);INDEX([Def.$D$19:.$F$21];MATCH([.H1594];[Def.$C$19:.$C$21]);MATCH([.G1594];[Def.$D$18:.$F$18]));&quot;#err&quot;)));&quot;&quot;)">
            <text:p/>
          </table:table-cell>
          <table:table-cell table:style-name="ce53" table:formula="of:=IF([.I1594]&lt;&gt;&quot;&quot;;INDEX([Def.$J$6:.$L$10];MATCH([.F1594];[Def.$I$6:.$I$10];0);MATCH([.I1594];[Def.$J$5:.$L$5];0));&quot;&quot;)">
            <text:p/>
          </table:table-cell>
          <table:table-cell table:style-name="ce56"/>
          <table:table-cell table:style-name="ce59" table:formula="of:=IF([.K1594]=&quot;&quot;;[.J1594];[.J1594]*[.K15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95]&lt;&gt;&quot;&quot;;IF(OR([.F1595]=&quot;ILF&quot;;[.F1595]=&quot;EIF&quot;);INDEX([Def.$D$6:.$F$8];MATCH([.H1595];[Def.$C$6:.$C$8]);MATCH([.G1595];[Def.$D$5:.$F$5]));IF([.F1595]=&quot;EI&quot;;INDEX([Def.$D$13:.$F$15];MATCH([.H1595];[Def.$C$13:.$C$15]);MATCH([.G1595];[Def.$D$12:.$F$12]));IF(OR([.F1595]=&quot;EO&quot;;[.F1595]=&quot;EQ&quot;);INDEX([Def.$D$19:.$F$21];MATCH([.H1595];[Def.$C$19:.$C$21]);MATCH([.G1595];[Def.$D$18:.$F$18]));&quot;#err&quot;)));&quot;&quot;)">
            <text:p/>
          </table:table-cell>
          <table:table-cell table:style-name="ce53" table:formula="of:=IF([.I1595]&lt;&gt;&quot;&quot;;INDEX([Def.$J$6:.$L$10];MATCH([.F1595];[Def.$I$6:.$I$10];0);MATCH([.I1595];[Def.$J$5:.$L$5];0));&quot;&quot;)">
            <text:p/>
          </table:table-cell>
          <table:table-cell table:style-name="ce56"/>
          <table:table-cell table:style-name="ce59" table:formula="of:=IF([.K1595]=&quot;&quot;;[.J1595];[.J1595]*[.K15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96]&lt;&gt;&quot;&quot;;IF(OR([.F1596]=&quot;ILF&quot;;[.F1596]=&quot;EIF&quot;);INDEX([Def.$D$6:.$F$8];MATCH([.H1596];[Def.$C$6:.$C$8]);MATCH([.G1596];[Def.$D$5:.$F$5]));IF([.F1596]=&quot;EI&quot;;INDEX([Def.$D$13:.$F$15];MATCH([.H1596];[Def.$C$13:.$C$15]);MATCH([.G1596];[Def.$D$12:.$F$12]));IF(OR([.F1596]=&quot;EO&quot;;[.F1596]=&quot;EQ&quot;);INDEX([Def.$D$19:.$F$21];MATCH([.H1596];[Def.$C$19:.$C$21]);MATCH([.G1596];[Def.$D$18:.$F$18]));&quot;#err&quot;)));&quot;&quot;)">
            <text:p/>
          </table:table-cell>
          <table:table-cell table:style-name="ce53" table:formula="of:=IF([.I1596]&lt;&gt;&quot;&quot;;INDEX([Def.$J$6:.$L$10];MATCH([.F1596];[Def.$I$6:.$I$10];0);MATCH([.I1596];[Def.$J$5:.$L$5];0));&quot;&quot;)">
            <text:p/>
          </table:table-cell>
          <table:table-cell table:style-name="ce56"/>
          <table:table-cell table:style-name="ce59" table:formula="of:=IF([.K1596]=&quot;&quot;;[.J1596];[.J1596]*[.K15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97]&lt;&gt;&quot;&quot;;IF(OR([.F1597]=&quot;ILF&quot;;[.F1597]=&quot;EIF&quot;);INDEX([Def.$D$6:.$F$8];MATCH([.H1597];[Def.$C$6:.$C$8]);MATCH([.G1597];[Def.$D$5:.$F$5]));IF([.F1597]=&quot;EI&quot;;INDEX([Def.$D$13:.$F$15];MATCH([.H1597];[Def.$C$13:.$C$15]);MATCH([.G1597];[Def.$D$12:.$F$12]));IF(OR([.F1597]=&quot;EO&quot;;[.F1597]=&quot;EQ&quot;);INDEX([Def.$D$19:.$F$21];MATCH([.H1597];[Def.$C$19:.$C$21]);MATCH([.G1597];[Def.$D$18:.$F$18]));&quot;#err&quot;)));&quot;&quot;)">
            <text:p/>
          </table:table-cell>
          <table:table-cell table:style-name="ce53" table:formula="of:=IF([.I1597]&lt;&gt;&quot;&quot;;INDEX([Def.$J$6:.$L$10];MATCH([.F1597];[Def.$I$6:.$I$10];0);MATCH([.I1597];[Def.$J$5:.$L$5];0));&quot;&quot;)">
            <text:p/>
          </table:table-cell>
          <table:table-cell table:style-name="ce56"/>
          <table:table-cell table:style-name="ce59" table:formula="of:=IF([.K1597]=&quot;&quot;;[.J1597];[.J1597]*[.K15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98]&lt;&gt;&quot;&quot;;IF(OR([.F1598]=&quot;ILF&quot;;[.F1598]=&quot;EIF&quot;);INDEX([Def.$D$6:.$F$8];MATCH([.H1598];[Def.$C$6:.$C$8]);MATCH([.G1598];[Def.$D$5:.$F$5]));IF([.F1598]=&quot;EI&quot;;INDEX([Def.$D$13:.$F$15];MATCH([.H1598];[Def.$C$13:.$C$15]);MATCH([.G1598];[Def.$D$12:.$F$12]));IF(OR([.F1598]=&quot;EO&quot;;[.F1598]=&quot;EQ&quot;);INDEX([Def.$D$19:.$F$21];MATCH([.H1598];[Def.$C$19:.$C$21]);MATCH([.G1598];[Def.$D$18:.$F$18]));&quot;#err&quot;)));&quot;&quot;)">
            <text:p/>
          </table:table-cell>
          <table:table-cell table:style-name="ce53" table:formula="of:=IF([.I1598]&lt;&gt;&quot;&quot;;INDEX([Def.$J$6:.$L$10];MATCH([.F1598];[Def.$I$6:.$I$10];0);MATCH([.I1598];[Def.$J$5:.$L$5];0));&quot;&quot;)">
            <text:p/>
          </table:table-cell>
          <table:table-cell table:style-name="ce56"/>
          <table:table-cell table:style-name="ce59" table:formula="of:=IF([.K1598]=&quot;&quot;;[.J1598];[.J1598]*[.K15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599]&lt;&gt;&quot;&quot;;IF(OR([.F1599]=&quot;ILF&quot;;[.F1599]=&quot;EIF&quot;);INDEX([Def.$D$6:.$F$8];MATCH([.H1599];[Def.$C$6:.$C$8]);MATCH([.G1599];[Def.$D$5:.$F$5]));IF([.F1599]=&quot;EI&quot;;INDEX([Def.$D$13:.$F$15];MATCH([.H1599];[Def.$C$13:.$C$15]);MATCH([.G1599];[Def.$D$12:.$F$12]));IF(OR([.F1599]=&quot;EO&quot;;[.F1599]=&quot;EQ&quot;);INDEX([Def.$D$19:.$F$21];MATCH([.H1599];[Def.$C$19:.$C$21]);MATCH([.G1599];[Def.$D$18:.$F$18]));&quot;#err&quot;)));&quot;&quot;)">
            <text:p/>
          </table:table-cell>
          <table:table-cell table:style-name="ce53" table:formula="of:=IF([.I1599]&lt;&gt;&quot;&quot;;INDEX([Def.$J$6:.$L$10];MATCH([.F1599];[Def.$I$6:.$I$10];0);MATCH([.I1599];[Def.$J$5:.$L$5];0));&quot;&quot;)">
            <text:p/>
          </table:table-cell>
          <table:table-cell table:style-name="ce56"/>
          <table:table-cell table:style-name="ce59" table:formula="of:=IF([.K1599]=&quot;&quot;;[.J1599];[.J1599]*[.K15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00]&lt;&gt;&quot;&quot;;IF(OR([.F1600]=&quot;ILF&quot;;[.F1600]=&quot;EIF&quot;);INDEX([Def.$D$6:.$F$8];MATCH([.H1600];[Def.$C$6:.$C$8]);MATCH([.G1600];[Def.$D$5:.$F$5]));IF([.F1600]=&quot;EI&quot;;INDEX([Def.$D$13:.$F$15];MATCH([.H1600];[Def.$C$13:.$C$15]);MATCH([.G1600];[Def.$D$12:.$F$12]));IF(OR([.F1600]=&quot;EO&quot;;[.F1600]=&quot;EQ&quot;);INDEX([Def.$D$19:.$F$21];MATCH([.H1600];[Def.$C$19:.$C$21]);MATCH([.G1600];[Def.$D$18:.$F$18]));&quot;#err&quot;)));&quot;&quot;)">
            <text:p/>
          </table:table-cell>
          <table:table-cell table:style-name="ce53" table:formula="of:=IF([.I1600]&lt;&gt;&quot;&quot;;INDEX([Def.$J$6:.$L$10];MATCH([.F1600];[Def.$I$6:.$I$10];0);MATCH([.I1600];[Def.$J$5:.$L$5];0));&quot;&quot;)">
            <text:p/>
          </table:table-cell>
          <table:table-cell table:style-name="ce56"/>
          <table:table-cell table:style-name="ce59" table:formula="of:=IF([.K1600]=&quot;&quot;;[.J1600];[.J1600]*[.K16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01]&lt;&gt;&quot;&quot;;IF(OR([.F1601]=&quot;ILF&quot;;[.F1601]=&quot;EIF&quot;);INDEX([Def.$D$6:.$F$8];MATCH([.H1601];[Def.$C$6:.$C$8]);MATCH([.G1601];[Def.$D$5:.$F$5]));IF([.F1601]=&quot;EI&quot;;INDEX([Def.$D$13:.$F$15];MATCH([.H1601];[Def.$C$13:.$C$15]);MATCH([.G1601];[Def.$D$12:.$F$12]));IF(OR([.F1601]=&quot;EO&quot;;[.F1601]=&quot;EQ&quot;);INDEX([Def.$D$19:.$F$21];MATCH([.H1601];[Def.$C$19:.$C$21]);MATCH([.G1601];[Def.$D$18:.$F$18]));&quot;#err&quot;)));&quot;&quot;)">
            <text:p/>
          </table:table-cell>
          <table:table-cell table:style-name="ce53" table:formula="of:=IF([.I1601]&lt;&gt;&quot;&quot;;INDEX([Def.$J$6:.$L$10];MATCH([.F1601];[Def.$I$6:.$I$10];0);MATCH([.I1601];[Def.$J$5:.$L$5];0));&quot;&quot;)">
            <text:p/>
          </table:table-cell>
          <table:table-cell table:style-name="ce56"/>
          <table:table-cell table:style-name="ce59" table:formula="of:=IF([.K1601]=&quot;&quot;;[.J1601];[.J1601]*[.K16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02]&lt;&gt;&quot;&quot;;IF(OR([.F1602]=&quot;ILF&quot;;[.F1602]=&quot;EIF&quot;);INDEX([Def.$D$6:.$F$8];MATCH([.H1602];[Def.$C$6:.$C$8]);MATCH([.G1602];[Def.$D$5:.$F$5]));IF([.F1602]=&quot;EI&quot;;INDEX([Def.$D$13:.$F$15];MATCH([.H1602];[Def.$C$13:.$C$15]);MATCH([.G1602];[Def.$D$12:.$F$12]));IF(OR([.F1602]=&quot;EO&quot;;[.F1602]=&quot;EQ&quot;);INDEX([Def.$D$19:.$F$21];MATCH([.H1602];[Def.$C$19:.$C$21]);MATCH([.G1602];[Def.$D$18:.$F$18]));&quot;#err&quot;)));&quot;&quot;)">
            <text:p/>
          </table:table-cell>
          <table:table-cell table:style-name="ce53" table:formula="of:=IF([.I1602]&lt;&gt;&quot;&quot;;INDEX([Def.$J$6:.$L$10];MATCH([.F1602];[Def.$I$6:.$I$10];0);MATCH([.I1602];[Def.$J$5:.$L$5];0));&quot;&quot;)">
            <text:p/>
          </table:table-cell>
          <table:table-cell table:style-name="ce56"/>
          <table:table-cell table:style-name="ce59" table:formula="of:=IF([.K1602]=&quot;&quot;;[.J1602];[.J1602]*[.K16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03]&lt;&gt;&quot;&quot;;IF(OR([.F1603]=&quot;ILF&quot;;[.F1603]=&quot;EIF&quot;);INDEX([Def.$D$6:.$F$8];MATCH([.H1603];[Def.$C$6:.$C$8]);MATCH([.G1603];[Def.$D$5:.$F$5]));IF([.F1603]=&quot;EI&quot;;INDEX([Def.$D$13:.$F$15];MATCH([.H1603];[Def.$C$13:.$C$15]);MATCH([.G1603];[Def.$D$12:.$F$12]));IF(OR([.F1603]=&quot;EO&quot;;[.F1603]=&quot;EQ&quot;);INDEX([Def.$D$19:.$F$21];MATCH([.H1603];[Def.$C$19:.$C$21]);MATCH([.G1603];[Def.$D$18:.$F$18]));&quot;#err&quot;)));&quot;&quot;)">
            <text:p/>
          </table:table-cell>
          <table:table-cell table:style-name="ce53" table:formula="of:=IF([.I1603]&lt;&gt;&quot;&quot;;INDEX([Def.$J$6:.$L$10];MATCH([.F1603];[Def.$I$6:.$I$10];0);MATCH([.I1603];[Def.$J$5:.$L$5];0));&quot;&quot;)">
            <text:p/>
          </table:table-cell>
          <table:table-cell table:style-name="ce56"/>
          <table:table-cell table:style-name="ce59" table:formula="of:=IF([.K1603]=&quot;&quot;;[.J1603];[.J1603]*[.K16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04]&lt;&gt;&quot;&quot;;IF(OR([.F1604]=&quot;ILF&quot;;[.F1604]=&quot;EIF&quot;);INDEX([Def.$D$6:.$F$8];MATCH([.H1604];[Def.$C$6:.$C$8]);MATCH([.G1604];[Def.$D$5:.$F$5]));IF([.F1604]=&quot;EI&quot;;INDEX([Def.$D$13:.$F$15];MATCH([.H1604];[Def.$C$13:.$C$15]);MATCH([.G1604];[Def.$D$12:.$F$12]));IF(OR([.F1604]=&quot;EO&quot;;[.F1604]=&quot;EQ&quot;);INDEX([Def.$D$19:.$F$21];MATCH([.H1604];[Def.$C$19:.$C$21]);MATCH([.G1604];[Def.$D$18:.$F$18]));&quot;#err&quot;)));&quot;&quot;)">
            <text:p/>
          </table:table-cell>
          <table:table-cell table:style-name="ce53" table:formula="of:=IF([.I1604]&lt;&gt;&quot;&quot;;INDEX([Def.$J$6:.$L$10];MATCH([.F1604];[Def.$I$6:.$I$10];0);MATCH([.I1604];[Def.$J$5:.$L$5];0));&quot;&quot;)">
            <text:p/>
          </table:table-cell>
          <table:table-cell table:style-name="ce56"/>
          <table:table-cell table:style-name="ce59" table:formula="of:=IF([.K1604]=&quot;&quot;;[.J1604];[.J1604]*[.K16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05]&lt;&gt;&quot;&quot;;IF(OR([.F1605]=&quot;ILF&quot;;[.F1605]=&quot;EIF&quot;);INDEX([Def.$D$6:.$F$8];MATCH([.H1605];[Def.$C$6:.$C$8]);MATCH([.G1605];[Def.$D$5:.$F$5]));IF([.F1605]=&quot;EI&quot;;INDEX([Def.$D$13:.$F$15];MATCH([.H1605];[Def.$C$13:.$C$15]);MATCH([.G1605];[Def.$D$12:.$F$12]));IF(OR([.F1605]=&quot;EO&quot;;[.F1605]=&quot;EQ&quot;);INDEX([Def.$D$19:.$F$21];MATCH([.H1605];[Def.$C$19:.$C$21]);MATCH([.G1605];[Def.$D$18:.$F$18]));&quot;#err&quot;)));&quot;&quot;)">
            <text:p/>
          </table:table-cell>
          <table:table-cell table:style-name="ce53" table:formula="of:=IF([.I1605]&lt;&gt;&quot;&quot;;INDEX([Def.$J$6:.$L$10];MATCH([.F1605];[Def.$I$6:.$I$10];0);MATCH([.I1605];[Def.$J$5:.$L$5];0));&quot;&quot;)">
            <text:p/>
          </table:table-cell>
          <table:table-cell table:style-name="ce56"/>
          <table:table-cell table:style-name="ce59" table:formula="of:=IF([.K1605]=&quot;&quot;;[.J1605];[.J1605]*[.K16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06]&lt;&gt;&quot;&quot;;IF(OR([.F1606]=&quot;ILF&quot;;[.F1606]=&quot;EIF&quot;);INDEX([Def.$D$6:.$F$8];MATCH([.H1606];[Def.$C$6:.$C$8]);MATCH([.G1606];[Def.$D$5:.$F$5]));IF([.F1606]=&quot;EI&quot;;INDEX([Def.$D$13:.$F$15];MATCH([.H1606];[Def.$C$13:.$C$15]);MATCH([.G1606];[Def.$D$12:.$F$12]));IF(OR([.F1606]=&quot;EO&quot;;[.F1606]=&quot;EQ&quot;);INDEX([Def.$D$19:.$F$21];MATCH([.H1606];[Def.$C$19:.$C$21]);MATCH([.G1606];[Def.$D$18:.$F$18]));&quot;#err&quot;)));&quot;&quot;)">
            <text:p/>
          </table:table-cell>
          <table:table-cell table:style-name="ce53" table:formula="of:=IF([.I1606]&lt;&gt;&quot;&quot;;INDEX([Def.$J$6:.$L$10];MATCH([.F1606];[Def.$I$6:.$I$10];0);MATCH([.I1606];[Def.$J$5:.$L$5];0));&quot;&quot;)">
            <text:p/>
          </table:table-cell>
          <table:table-cell table:style-name="ce56"/>
          <table:table-cell table:style-name="ce59" table:formula="of:=IF([.K1606]=&quot;&quot;;[.J1606];[.J1606]*[.K16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07]&lt;&gt;&quot;&quot;;IF(OR([.F1607]=&quot;ILF&quot;;[.F1607]=&quot;EIF&quot;);INDEX([Def.$D$6:.$F$8];MATCH([.H1607];[Def.$C$6:.$C$8]);MATCH([.G1607];[Def.$D$5:.$F$5]));IF([.F1607]=&quot;EI&quot;;INDEX([Def.$D$13:.$F$15];MATCH([.H1607];[Def.$C$13:.$C$15]);MATCH([.G1607];[Def.$D$12:.$F$12]));IF(OR([.F1607]=&quot;EO&quot;;[.F1607]=&quot;EQ&quot;);INDEX([Def.$D$19:.$F$21];MATCH([.H1607];[Def.$C$19:.$C$21]);MATCH([.G1607];[Def.$D$18:.$F$18]));&quot;#err&quot;)));&quot;&quot;)">
            <text:p/>
          </table:table-cell>
          <table:table-cell table:style-name="ce53" table:formula="of:=IF([.I1607]&lt;&gt;&quot;&quot;;INDEX([Def.$J$6:.$L$10];MATCH([.F1607];[Def.$I$6:.$I$10];0);MATCH([.I1607];[Def.$J$5:.$L$5];0));&quot;&quot;)">
            <text:p/>
          </table:table-cell>
          <table:table-cell table:style-name="ce56"/>
          <table:table-cell table:style-name="ce59" table:formula="of:=IF([.K1607]=&quot;&quot;;[.J1607];[.J1607]*[.K16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08]&lt;&gt;&quot;&quot;;IF(OR([.F1608]=&quot;ILF&quot;;[.F1608]=&quot;EIF&quot;);INDEX([Def.$D$6:.$F$8];MATCH([.H1608];[Def.$C$6:.$C$8]);MATCH([.G1608];[Def.$D$5:.$F$5]));IF([.F1608]=&quot;EI&quot;;INDEX([Def.$D$13:.$F$15];MATCH([.H1608];[Def.$C$13:.$C$15]);MATCH([.G1608];[Def.$D$12:.$F$12]));IF(OR([.F1608]=&quot;EO&quot;;[.F1608]=&quot;EQ&quot;);INDEX([Def.$D$19:.$F$21];MATCH([.H1608];[Def.$C$19:.$C$21]);MATCH([.G1608];[Def.$D$18:.$F$18]));&quot;#err&quot;)));&quot;&quot;)">
            <text:p/>
          </table:table-cell>
          <table:table-cell table:style-name="ce53" table:formula="of:=IF([.I1608]&lt;&gt;&quot;&quot;;INDEX([Def.$J$6:.$L$10];MATCH([.F1608];[Def.$I$6:.$I$10];0);MATCH([.I1608];[Def.$J$5:.$L$5];0));&quot;&quot;)">
            <text:p/>
          </table:table-cell>
          <table:table-cell table:style-name="ce56"/>
          <table:table-cell table:style-name="ce59" table:formula="of:=IF([.K1608]=&quot;&quot;;[.J1608];[.J1608]*[.K16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09]&lt;&gt;&quot;&quot;;IF(OR([.F1609]=&quot;ILF&quot;;[.F1609]=&quot;EIF&quot;);INDEX([Def.$D$6:.$F$8];MATCH([.H1609];[Def.$C$6:.$C$8]);MATCH([.G1609];[Def.$D$5:.$F$5]));IF([.F1609]=&quot;EI&quot;;INDEX([Def.$D$13:.$F$15];MATCH([.H1609];[Def.$C$13:.$C$15]);MATCH([.G1609];[Def.$D$12:.$F$12]));IF(OR([.F1609]=&quot;EO&quot;;[.F1609]=&quot;EQ&quot;);INDEX([Def.$D$19:.$F$21];MATCH([.H1609];[Def.$C$19:.$C$21]);MATCH([.G1609];[Def.$D$18:.$F$18]));&quot;#err&quot;)));&quot;&quot;)">
            <text:p/>
          </table:table-cell>
          <table:table-cell table:style-name="ce53" table:formula="of:=IF([.I1609]&lt;&gt;&quot;&quot;;INDEX([Def.$J$6:.$L$10];MATCH([.F1609];[Def.$I$6:.$I$10];0);MATCH([.I1609];[Def.$J$5:.$L$5];0));&quot;&quot;)">
            <text:p/>
          </table:table-cell>
          <table:table-cell table:style-name="ce56"/>
          <table:table-cell table:style-name="ce59" table:formula="of:=IF([.K1609]=&quot;&quot;;[.J1609];[.J1609]*[.K16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10]&lt;&gt;&quot;&quot;;IF(OR([.F1610]=&quot;ILF&quot;;[.F1610]=&quot;EIF&quot;);INDEX([Def.$D$6:.$F$8];MATCH([.H1610];[Def.$C$6:.$C$8]);MATCH([.G1610];[Def.$D$5:.$F$5]));IF([.F1610]=&quot;EI&quot;;INDEX([Def.$D$13:.$F$15];MATCH([.H1610];[Def.$C$13:.$C$15]);MATCH([.G1610];[Def.$D$12:.$F$12]));IF(OR([.F1610]=&quot;EO&quot;;[.F1610]=&quot;EQ&quot;);INDEX([Def.$D$19:.$F$21];MATCH([.H1610];[Def.$C$19:.$C$21]);MATCH([.G1610];[Def.$D$18:.$F$18]));&quot;#err&quot;)));&quot;&quot;)">
            <text:p/>
          </table:table-cell>
          <table:table-cell table:style-name="ce53" table:formula="of:=IF([.I1610]&lt;&gt;&quot;&quot;;INDEX([Def.$J$6:.$L$10];MATCH([.F1610];[Def.$I$6:.$I$10];0);MATCH([.I1610];[Def.$J$5:.$L$5];0));&quot;&quot;)">
            <text:p/>
          </table:table-cell>
          <table:table-cell table:style-name="ce56"/>
          <table:table-cell table:style-name="ce59" table:formula="of:=IF([.K1610]=&quot;&quot;;[.J1610];[.J1610]*[.K16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11]&lt;&gt;&quot;&quot;;IF(OR([.F1611]=&quot;ILF&quot;;[.F1611]=&quot;EIF&quot;);INDEX([Def.$D$6:.$F$8];MATCH([.H1611];[Def.$C$6:.$C$8]);MATCH([.G1611];[Def.$D$5:.$F$5]));IF([.F1611]=&quot;EI&quot;;INDEX([Def.$D$13:.$F$15];MATCH([.H1611];[Def.$C$13:.$C$15]);MATCH([.G1611];[Def.$D$12:.$F$12]));IF(OR([.F1611]=&quot;EO&quot;;[.F1611]=&quot;EQ&quot;);INDEX([Def.$D$19:.$F$21];MATCH([.H1611];[Def.$C$19:.$C$21]);MATCH([.G1611];[Def.$D$18:.$F$18]));&quot;#err&quot;)));&quot;&quot;)">
            <text:p/>
          </table:table-cell>
          <table:table-cell table:style-name="ce53" table:formula="of:=IF([.I1611]&lt;&gt;&quot;&quot;;INDEX([Def.$J$6:.$L$10];MATCH([.F1611];[Def.$I$6:.$I$10];0);MATCH([.I1611];[Def.$J$5:.$L$5];0));&quot;&quot;)">
            <text:p/>
          </table:table-cell>
          <table:table-cell table:style-name="ce56"/>
          <table:table-cell table:style-name="ce59" table:formula="of:=IF([.K1611]=&quot;&quot;;[.J1611];[.J1611]*[.K16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12]&lt;&gt;&quot;&quot;;IF(OR([.F1612]=&quot;ILF&quot;;[.F1612]=&quot;EIF&quot;);INDEX([Def.$D$6:.$F$8];MATCH([.H1612];[Def.$C$6:.$C$8]);MATCH([.G1612];[Def.$D$5:.$F$5]));IF([.F1612]=&quot;EI&quot;;INDEX([Def.$D$13:.$F$15];MATCH([.H1612];[Def.$C$13:.$C$15]);MATCH([.G1612];[Def.$D$12:.$F$12]));IF(OR([.F1612]=&quot;EO&quot;;[.F1612]=&quot;EQ&quot;);INDEX([Def.$D$19:.$F$21];MATCH([.H1612];[Def.$C$19:.$C$21]);MATCH([.G1612];[Def.$D$18:.$F$18]));&quot;#err&quot;)));&quot;&quot;)">
            <text:p/>
          </table:table-cell>
          <table:table-cell table:style-name="ce53" table:formula="of:=IF([.I1612]&lt;&gt;&quot;&quot;;INDEX([Def.$J$6:.$L$10];MATCH([.F1612];[Def.$I$6:.$I$10];0);MATCH([.I1612];[Def.$J$5:.$L$5];0));&quot;&quot;)">
            <text:p/>
          </table:table-cell>
          <table:table-cell table:style-name="ce56"/>
          <table:table-cell table:style-name="ce59" table:formula="of:=IF([.K1612]=&quot;&quot;;[.J1612];[.J1612]*[.K16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13]&lt;&gt;&quot;&quot;;IF(OR([.F1613]=&quot;ILF&quot;;[.F1613]=&quot;EIF&quot;);INDEX([Def.$D$6:.$F$8];MATCH([.H1613];[Def.$C$6:.$C$8]);MATCH([.G1613];[Def.$D$5:.$F$5]));IF([.F1613]=&quot;EI&quot;;INDEX([Def.$D$13:.$F$15];MATCH([.H1613];[Def.$C$13:.$C$15]);MATCH([.G1613];[Def.$D$12:.$F$12]));IF(OR([.F1613]=&quot;EO&quot;;[.F1613]=&quot;EQ&quot;);INDEX([Def.$D$19:.$F$21];MATCH([.H1613];[Def.$C$19:.$C$21]);MATCH([.G1613];[Def.$D$18:.$F$18]));&quot;#err&quot;)));&quot;&quot;)">
            <text:p/>
          </table:table-cell>
          <table:table-cell table:style-name="ce53" table:formula="of:=IF([.I1613]&lt;&gt;&quot;&quot;;INDEX([Def.$J$6:.$L$10];MATCH([.F1613];[Def.$I$6:.$I$10];0);MATCH([.I1613];[Def.$J$5:.$L$5];0));&quot;&quot;)">
            <text:p/>
          </table:table-cell>
          <table:table-cell table:style-name="ce56"/>
          <table:table-cell table:style-name="ce59" table:formula="of:=IF([.K1613]=&quot;&quot;;[.J1613];[.J1613]*[.K16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14]&lt;&gt;&quot;&quot;;IF(OR([.F1614]=&quot;ILF&quot;;[.F1614]=&quot;EIF&quot;);INDEX([Def.$D$6:.$F$8];MATCH([.H1614];[Def.$C$6:.$C$8]);MATCH([.G1614];[Def.$D$5:.$F$5]));IF([.F1614]=&quot;EI&quot;;INDEX([Def.$D$13:.$F$15];MATCH([.H1614];[Def.$C$13:.$C$15]);MATCH([.G1614];[Def.$D$12:.$F$12]));IF(OR([.F1614]=&quot;EO&quot;;[.F1614]=&quot;EQ&quot;);INDEX([Def.$D$19:.$F$21];MATCH([.H1614];[Def.$C$19:.$C$21]);MATCH([.G1614];[Def.$D$18:.$F$18]));&quot;#err&quot;)));&quot;&quot;)">
            <text:p/>
          </table:table-cell>
          <table:table-cell table:style-name="ce53" table:formula="of:=IF([.I1614]&lt;&gt;&quot;&quot;;INDEX([Def.$J$6:.$L$10];MATCH([.F1614];[Def.$I$6:.$I$10];0);MATCH([.I1614];[Def.$J$5:.$L$5];0));&quot;&quot;)">
            <text:p/>
          </table:table-cell>
          <table:table-cell table:style-name="ce56"/>
          <table:table-cell table:style-name="ce59" table:formula="of:=IF([.K1614]=&quot;&quot;;[.J1614];[.J1614]*[.K16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15]&lt;&gt;&quot;&quot;;IF(OR([.F1615]=&quot;ILF&quot;;[.F1615]=&quot;EIF&quot;);INDEX([Def.$D$6:.$F$8];MATCH([.H1615];[Def.$C$6:.$C$8]);MATCH([.G1615];[Def.$D$5:.$F$5]));IF([.F1615]=&quot;EI&quot;;INDEX([Def.$D$13:.$F$15];MATCH([.H1615];[Def.$C$13:.$C$15]);MATCH([.G1615];[Def.$D$12:.$F$12]));IF(OR([.F1615]=&quot;EO&quot;;[.F1615]=&quot;EQ&quot;);INDEX([Def.$D$19:.$F$21];MATCH([.H1615];[Def.$C$19:.$C$21]);MATCH([.G1615];[Def.$D$18:.$F$18]));&quot;#err&quot;)));&quot;&quot;)">
            <text:p/>
          </table:table-cell>
          <table:table-cell table:style-name="ce53" table:formula="of:=IF([.I1615]&lt;&gt;&quot;&quot;;INDEX([Def.$J$6:.$L$10];MATCH([.F1615];[Def.$I$6:.$I$10];0);MATCH([.I1615];[Def.$J$5:.$L$5];0));&quot;&quot;)">
            <text:p/>
          </table:table-cell>
          <table:table-cell table:style-name="ce56"/>
          <table:table-cell table:style-name="ce59" table:formula="of:=IF([.K1615]=&quot;&quot;;[.J1615];[.J1615]*[.K16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16]&lt;&gt;&quot;&quot;;IF(OR([.F1616]=&quot;ILF&quot;;[.F1616]=&quot;EIF&quot;);INDEX([Def.$D$6:.$F$8];MATCH([.H1616];[Def.$C$6:.$C$8]);MATCH([.G1616];[Def.$D$5:.$F$5]));IF([.F1616]=&quot;EI&quot;;INDEX([Def.$D$13:.$F$15];MATCH([.H1616];[Def.$C$13:.$C$15]);MATCH([.G1616];[Def.$D$12:.$F$12]));IF(OR([.F1616]=&quot;EO&quot;;[.F1616]=&quot;EQ&quot;);INDEX([Def.$D$19:.$F$21];MATCH([.H1616];[Def.$C$19:.$C$21]);MATCH([.G1616];[Def.$D$18:.$F$18]));&quot;#err&quot;)));&quot;&quot;)">
            <text:p/>
          </table:table-cell>
          <table:table-cell table:style-name="ce53" table:formula="of:=IF([.I1616]&lt;&gt;&quot;&quot;;INDEX([Def.$J$6:.$L$10];MATCH([.F1616];[Def.$I$6:.$I$10];0);MATCH([.I1616];[Def.$J$5:.$L$5];0));&quot;&quot;)">
            <text:p/>
          </table:table-cell>
          <table:table-cell table:style-name="ce56"/>
          <table:table-cell table:style-name="ce59" table:formula="of:=IF([.K1616]=&quot;&quot;;[.J1616];[.J1616]*[.K16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17]&lt;&gt;&quot;&quot;;IF(OR([.F1617]=&quot;ILF&quot;;[.F1617]=&quot;EIF&quot;);INDEX([Def.$D$6:.$F$8];MATCH([.H1617];[Def.$C$6:.$C$8]);MATCH([.G1617];[Def.$D$5:.$F$5]));IF([.F1617]=&quot;EI&quot;;INDEX([Def.$D$13:.$F$15];MATCH([.H1617];[Def.$C$13:.$C$15]);MATCH([.G1617];[Def.$D$12:.$F$12]));IF(OR([.F1617]=&quot;EO&quot;;[.F1617]=&quot;EQ&quot;);INDEX([Def.$D$19:.$F$21];MATCH([.H1617];[Def.$C$19:.$C$21]);MATCH([.G1617];[Def.$D$18:.$F$18]));&quot;#err&quot;)));&quot;&quot;)">
            <text:p/>
          </table:table-cell>
          <table:table-cell table:style-name="ce53" table:formula="of:=IF([.I1617]&lt;&gt;&quot;&quot;;INDEX([Def.$J$6:.$L$10];MATCH([.F1617];[Def.$I$6:.$I$10];0);MATCH([.I1617];[Def.$J$5:.$L$5];0));&quot;&quot;)">
            <text:p/>
          </table:table-cell>
          <table:table-cell table:style-name="ce56"/>
          <table:table-cell table:style-name="ce59" table:formula="of:=IF([.K1617]=&quot;&quot;;[.J1617];[.J1617]*[.K16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18]&lt;&gt;&quot;&quot;;IF(OR([.F1618]=&quot;ILF&quot;;[.F1618]=&quot;EIF&quot;);INDEX([Def.$D$6:.$F$8];MATCH([.H1618];[Def.$C$6:.$C$8]);MATCH([.G1618];[Def.$D$5:.$F$5]));IF([.F1618]=&quot;EI&quot;;INDEX([Def.$D$13:.$F$15];MATCH([.H1618];[Def.$C$13:.$C$15]);MATCH([.G1618];[Def.$D$12:.$F$12]));IF(OR([.F1618]=&quot;EO&quot;;[.F1618]=&quot;EQ&quot;);INDEX([Def.$D$19:.$F$21];MATCH([.H1618];[Def.$C$19:.$C$21]);MATCH([.G1618];[Def.$D$18:.$F$18]));&quot;#err&quot;)));&quot;&quot;)">
            <text:p/>
          </table:table-cell>
          <table:table-cell table:style-name="ce53" table:formula="of:=IF([.I1618]&lt;&gt;&quot;&quot;;INDEX([Def.$J$6:.$L$10];MATCH([.F1618];[Def.$I$6:.$I$10];0);MATCH([.I1618];[Def.$J$5:.$L$5];0));&quot;&quot;)">
            <text:p/>
          </table:table-cell>
          <table:table-cell table:style-name="ce56"/>
          <table:table-cell table:style-name="ce59" table:formula="of:=IF([.K1618]=&quot;&quot;;[.J1618];[.J1618]*[.K16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19]&lt;&gt;&quot;&quot;;IF(OR([.F1619]=&quot;ILF&quot;;[.F1619]=&quot;EIF&quot;);INDEX([Def.$D$6:.$F$8];MATCH([.H1619];[Def.$C$6:.$C$8]);MATCH([.G1619];[Def.$D$5:.$F$5]));IF([.F1619]=&quot;EI&quot;;INDEX([Def.$D$13:.$F$15];MATCH([.H1619];[Def.$C$13:.$C$15]);MATCH([.G1619];[Def.$D$12:.$F$12]));IF(OR([.F1619]=&quot;EO&quot;;[.F1619]=&quot;EQ&quot;);INDEX([Def.$D$19:.$F$21];MATCH([.H1619];[Def.$C$19:.$C$21]);MATCH([.G1619];[Def.$D$18:.$F$18]));&quot;#err&quot;)));&quot;&quot;)">
            <text:p/>
          </table:table-cell>
          <table:table-cell table:style-name="ce53" table:formula="of:=IF([.I1619]&lt;&gt;&quot;&quot;;INDEX([Def.$J$6:.$L$10];MATCH([.F1619];[Def.$I$6:.$I$10];0);MATCH([.I1619];[Def.$J$5:.$L$5];0));&quot;&quot;)">
            <text:p/>
          </table:table-cell>
          <table:table-cell table:style-name="ce56"/>
          <table:table-cell table:style-name="ce59" table:formula="of:=IF([.K1619]=&quot;&quot;;[.J1619];[.J1619]*[.K16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20]&lt;&gt;&quot;&quot;;IF(OR([.F1620]=&quot;ILF&quot;;[.F1620]=&quot;EIF&quot;);INDEX([Def.$D$6:.$F$8];MATCH([.H1620];[Def.$C$6:.$C$8]);MATCH([.G1620];[Def.$D$5:.$F$5]));IF([.F1620]=&quot;EI&quot;;INDEX([Def.$D$13:.$F$15];MATCH([.H1620];[Def.$C$13:.$C$15]);MATCH([.G1620];[Def.$D$12:.$F$12]));IF(OR([.F1620]=&quot;EO&quot;;[.F1620]=&quot;EQ&quot;);INDEX([Def.$D$19:.$F$21];MATCH([.H1620];[Def.$C$19:.$C$21]);MATCH([.G1620];[Def.$D$18:.$F$18]));&quot;#err&quot;)));&quot;&quot;)">
            <text:p/>
          </table:table-cell>
          <table:table-cell table:style-name="ce53" table:formula="of:=IF([.I1620]&lt;&gt;&quot;&quot;;INDEX([Def.$J$6:.$L$10];MATCH([.F1620];[Def.$I$6:.$I$10];0);MATCH([.I1620];[Def.$J$5:.$L$5];0));&quot;&quot;)">
            <text:p/>
          </table:table-cell>
          <table:table-cell table:style-name="ce56"/>
          <table:table-cell table:style-name="ce59" table:formula="of:=IF([.K1620]=&quot;&quot;;[.J1620];[.J1620]*[.K16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21]&lt;&gt;&quot;&quot;;IF(OR([.F1621]=&quot;ILF&quot;;[.F1621]=&quot;EIF&quot;);INDEX([Def.$D$6:.$F$8];MATCH([.H1621];[Def.$C$6:.$C$8]);MATCH([.G1621];[Def.$D$5:.$F$5]));IF([.F1621]=&quot;EI&quot;;INDEX([Def.$D$13:.$F$15];MATCH([.H1621];[Def.$C$13:.$C$15]);MATCH([.G1621];[Def.$D$12:.$F$12]));IF(OR([.F1621]=&quot;EO&quot;;[.F1621]=&quot;EQ&quot;);INDEX([Def.$D$19:.$F$21];MATCH([.H1621];[Def.$C$19:.$C$21]);MATCH([.G1621];[Def.$D$18:.$F$18]));&quot;#err&quot;)));&quot;&quot;)">
            <text:p/>
          </table:table-cell>
          <table:table-cell table:style-name="ce53" table:formula="of:=IF([.I1621]&lt;&gt;&quot;&quot;;INDEX([Def.$J$6:.$L$10];MATCH([.F1621];[Def.$I$6:.$I$10];0);MATCH([.I1621];[Def.$J$5:.$L$5];0));&quot;&quot;)">
            <text:p/>
          </table:table-cell>
          <table:table-cell table:style-name="ce56"/>
          <table:table-cell table:style-name="ce59" table:formula="of:=IF([.K1621]=&quot;&quot;;[.J1621];[.J1621]*[.K16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22]&lt;&gt;&quot;&quot;;IF(OR([.F1622]=&quot;ILF&quot;;[.F1622]=&quot;EIF&quot;);INDEX([Def.$D$6:.$F$8];MATCH([.H1622];[Def.$C$6:.$C$8]);MATCH([.G1622];[Def.$D$5:.$F$5]));IF([.F1622]=&quot;EI&quot;;INDEX([Def.$D$13:.$F$15];MATCH([.H1622];[Def.$C$13:.$C$15]);MATCH([.G1622];[Def.$D$12:.$F$12]));IF(OR([.F1622]=&quot;EO&quot;;[.F1622]=&quot;EQ&quot;);INDEX([Def.$D$19:.$F$21];MATCH([.H1622];[Def.$C$19:.$C$21]);MATCH([.G1622];[Def.$D$18:.$F$18]));&quot;#err&quot;)));&quot;&quot;)">
            <text:p/>
          </table:table-cell>
          <table:table-cell table:style-name="ce53" table:formula="of:=IF([.I1622]&lt;&gt;&quot;&quot;;INDEX([Def.$J$6:.$L$10];MATCH([.F1622];[Def.$I$6:.$I$10];0);MATCH([.I1622];[Def.$J$5:.$L$5];0));&quot;&quot;)">
            <text:p/>
          </table:table-cell>
          <table:table-cell table:style-name="ce56"/>
          <table:table-cell table:style-name="ce59" table:formula="of:=IF([.K1622]=&quot;&quot;;[.J1622];[.J1622]*[.K16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23]&lt;&gt;&quot;&quot;;IF(OR([.F1623]=&quot;ILF&quot;;[.F1623]=&quot;EIF&quot;);INDEX([Def.$D$6:.$F$8];MATCH([.H1623];[Def.$C$6:.$C$8]);MATCH([.G1623];[Def.$D$5:.$F$5]));IF([.F1623]=&quot;EI&quot;;INDEX([Def.$D$13:.$F$15];MATCH([.H1623];[Def.$C$13:.$C$15]);MATCH([.G1623];[Def.$D$12:.$F$12]));IF(OR([.F1623]=&quot;EO&quot;;[.F1623]=&quot;EQ&quot;);INDEX([Def.$D$19:.$F$21];MATCH([.H1623];[Def.$C$19:.$C$21]);MATCH([.G1623];[Def.$D$18:.$F$18]));&quot;#err&quot;)));&quot;&quot;)">
            <text:p/>
          </table:table-cell>
          <table:table-cell table:style-name="ce53" table:formula="of:=IF([.I1623]&lt;&gt;&quot;&quot;;INDEX([Def.$J$6:.$L$10];MATCH([.F1623];[Def.$I$6:.$I$10];0);MATCH([.I1623];[Def.$J$5:.$L$5];0));&quot;&quot;)">
            <text:p/>
          </table:table-cell>
          <table:table-cell table:style-name="ce56"/>
          <table:table-cell table:style-name="ce59" table:formula="of:=IF([.K1623]=&quot;&quot;;[.J1623];[.J1623]*[.K16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24]&lt;&gt;&quot;&quot;;IF(OR([.F1624]=&quot;ILF&quot;;[.F1624]=&quot;EIF&quot;);INDEX([Def.$D$6:.$F$8];MATCH([.H1624];[Def.$C$6:.$C$8]);MATCH([.G1624];[Def.$D$5:.$F$5]));IF([.F1624]=&quot;EI&quot;;INDEX([Def.$D$13:.$F$15];MATCH([.H1624];[Def.$C$13:.$C$15]);MATCH([.G1624];[Def.$D$12:.$F$12]));IF(OR([.F1624]=&quot;EO&quot;;[.F1624]=&quot;EQ&quot;);INDEX([Def.$D$19:.$F$21];MATCH([.H1624];[Def.$C$19:.$C$21]);MATCH([.G1624];[Def.$D$18:.$F$18]));&quot;#err&quot;)));&quot;&quot;)">
            <text:p/>
          </table:table-cell>
          <table:table-cell table:style-name="ce53" table:formula="of:=IF([.I1624]&lt;&gt;&quot;&quot;;INDEX([Def.$J$6:.$L$10];MATCH([.F1624];[Def.$I$6:.$I$10];0);MATCH([.I1624];[Def.$J$5:.$L$5];0));&quot;&quot;)">
            <text:p/>
          </table:table-cell>
          <table:table-cell table:style-name="ce56"/>
          <table:table-cell table:style-name="ce59" table:formula="of:=IF([.K1624]=&quot;&quot;;[.J1624];[.J1624]*[.K16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25]&lt;&gt;&quot;&quot;;IF(OR([.F1625]=&quot;ILF&quot;;[.F1625]=&quot;EIF&quot;);INDEX([Def.$D$6:.$F$8];MATCH([.H1625];[Def.$C$6:.$C$8]);MATCH([.G1625];[Def.$D$5:.$F$5]));IF([.F1625]=&quot;EI&quot;;INDEX([Def.$D$13:.$F$15];MATCH([.H1625];[Def.$C$13:.$C$15]);MATCH([.G1625];[Def.$D$12:.$F$12]));IF(OR([.F1625]=&quot;EO&quot;;[.F1625]=&quot;EQ&quot;);INDEX([Def.$D$19:.$F$21];MATCH([.H1625];[Def.$C$19:.$C$21]);MATCH([.G1625];[Def.$D$18:.$F$18]));&quot;#err&quot;)));&quot;&quot;)">
            <text:p/>
          </table:table-cell>
          <table:table-cell table:style-name="ce53" table:formula="of:=IF([.I1625]&lt;&gt;&quot;&quot;;INDEX([Def.$J$6:.$L$10];MATCH([.F1625];[Def.$I$6:.$I$10];0);MATCH([.I1625];[Def.$J$5:.$L$5];0));&quot;&quot;)">
            <text:p/>
          </table:table-cell>
          <table:table-cell table:style-name="ce56"/>
          <table:table-cell table:style-name="ce59" table:formula="of:=IF([.K1625]=&quot;&quot;;[.J1625];[.J1625]*[.K16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26]&lt;&gt;&quot;&quot;;IF(OR([.F1626]=&quot;ILF&quot;;[.F1626]=&quot;EIF&quot;);INDEX([Def.$D$6:.$F$8];MATCH([.H1626];[Def.$C$6:.$C$8]);MATCH([.G1626];[Def.$D$5:.$F$5]));IF([.F1626]=&quot;EI&quot;;INDEX([Def.$D$13:.$F$15];MATCH([.H1626];[Def.$C$13:.$C$15]);MATCH([.G1626];[Def.$D$12:.$F$12]));IF(OR([.F1626]=&quot;EO&quot;;[.F1626]=&quot;EQ&quot;);INDEX([Def.$D$19:.$F$21];MATCH([.H1626];[Def.$C$19:.$C$21]);MATCH([.G1626];[Def.$D$18:.$F$18]));&quot;#err&quot;)));&quot;&quot;)">
            <text:p/>
          </table:table-cell>
          <table:table-cell table:style-name="ce53" table:formula="of:=IF([.I1626]&lt;&gt;&quot;&quot;;INDEX([Def.$J$6:.$L$10];MATCH([.F1626];[Def.$I$6:.$I$10];0);MATCH([.I1626];[Def.$J$5:.$L$5];0));&quot;&quot;)">
            <text:p/>
          </table:table-cell>
          <table:table-cell table:style-name="ce56"/>
          <table:table-cell table:style-name="ce59" table:formula="of:=IF([.K1626]=&quot;&quot;;[.J1626];[.J1626]*[.K16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27]&lt;&gt;&quot;&quot;;IF(OR([.F1627]=&quot;ILF&quot;;[.F1627]=&quot;EIF&quot;);INDEX([Def.$D$6:.$F$8];MATCH([.H1627];[Def.$C$6:.$C$8]);MATCH([.G1627];[Def.$D$5:.$F$5]));IF([.F1627]=&quot;EI&quot;;INDEX([Def.$D$13:.$F$15];MATCH([.H1627];[Def.$C$13:.$C$15]);MATCH([.G1627];[Def.$D$12:.$F$12]));IF(OR([.F1627]=&quot;EO&quot;;[.F1627]=&quot;EQ&quot;);INDEX([Def.$D$19:.$F$21];MATCH([.H1627];[Def.$C$19:.$C$21]);MATCH([.G1627];[Def.$D$18:.$F$18]));&quot;#err&quot;)));&quot;&quot;)">
            <text:p/>
          </table:table-cell>
          <table:table-cell table:style-name="ce53" table:formula="of:=IF([.I1627]&lt;&gt;&quot;&quot;;INDEX([Def.$J$6:.$L$10];MATCH([.F1627];[Def.$I$6:.$I$10];0);MATCH([.I1627];[Def.$J$5:.$L$5];0));&quot;&quot;)">
            <text:p/>
          </table:table-cell>
          <table:table-cell table:style-name="ce56"/>
          <table:table-cell table:style-name="ce59" table:formula="of:=IF([.K1627]=&quot;&quot;;[.J1627];[.J1627]*[.K16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28]&lt;&gt;&quot;&quot;;IF(OR([.F1628]=&quot;ILF&quot;;[.F1628]=&quot;EIF&quot;);INDEX([Def.$D$6:.$F$8];MATCH([.H1628];[Def.$C$6:.$C$8]);MATCH([.G1628];[Def.$D$5:.$F$5]));IF([.F1628]=&quot;EI&quot;;INDEX([Def.$D$13:.$F$15];MATCH([.H1628];[Def.$C$13:.$C$15]);MATCH([.G1628];[Def.$D$12:.$F$12]));IF(OR([.F1628]=&quot;EO&quot;;[.F1628]=&quot;EQ&quot;);INDEX([Def.$D$19:.$F$21];MATCH([.H1628];[Def.$C$19:.$C$21]);MATCH([.G1628];[Def.$D$18:.$F$18]));&quot;#err&quot;)));&quot;&quot;)">
            <text:p/>
          </table:table-cell>
          <table:table-cell table:style-name="ce53" table:formula="of:=IF([.I1628]&lt;&gt;&quot;&quot;;INDEX([Def.$J$6:.$L$10];MATCH([.F1628];[Def.$I$6:.$I$10];0);MATCH([.I1628];[Def.$J$5:.$L$5];0));&quot;&quot;)">
            <text:p/>
          </table:table-cell>
          <table:table-cell table:style-name="ce56"/>
          <table:table-cell table:style-name="ce59" table:formula="of:=IF([.K1628]=&quot;&quot;;[.J1628];[.J1628]*[.K16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29]&lt;&gt;&quot;&quot;;IF(OR([.F1629]=&quot;ILF&quot;;[.F1629]=&quot;EIF&quot;);INDEX([Def.$D$6:.$F$8];MATCH([.H1629];[Def.$C$6:.$C$8]);MATCH([.G1629];[Def.$D$5:.$F$5]));IF([.F1629]=&quot;EI&quot;;INDEX([Def.$D$13:.$F$15];MATCH([.H1629];[Def.$C$13:.$C$15]);MATCH([.G1629];[Def.$D$12:.$F$12]));IF(OR([.F1629]=&quot;EO&quot;;[.F1629]=&quot;EQ&quot;);INDEX([Def.$D$19:.$F$21];MATCH([.H1629];[Def.$C$19:.$C$21]);MATCH([.G1629];[Def.$D$18:.$F$18]));&quot;#err&quot;)));&quot;&quot;)">
            <text:p/>
          </table:table-cell>
          <table:table-cell table:style-name="ce53" table:formula="of:=IF([.I1629]&lt;&gt;&quot;&quot;;INDEX([Def.$J$6:.$L$10];MATCH([.F1629];[Def.$I$6:.$I$10];0);MATCH([.I1629];[Def.$J$5:.$L$5];0));&quot;&quot;)">
            <text:p/>
          </table:table-cell>
          <table:table-cell table:style-name="ce56"/>
          <table:table-cell table:style-name="ce59" table:formula="of:=IF([.K1629]=&quot;&quot;;[.J1629];[.J1629]*[.K16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30]&lt;&gt;&quot;&quot;;IF(OR([.F1630]=&quot;ILF&quot;;[.F1630]=&quot;EIF&quot;);INDEX([Def.$D$6:.$F$8];MATCH([.H1630];[Def.$C$6:.$C$8]);MATCH([.G1630];[Def.$D$5:.$F$5]));IF([.F1630]=&quot;EI&quot;;INDEX([Def.$D$13:.$F$15];MATCH([.H1630];[Def.$C$13:.$C$15]);MATCH([.G1630];[Def.$D$12:.$F$12]));IF(OR([.F1630]=&quot;EO&quot;;[.F1630]=&quot;EQ&quot;);INDEX([Def.$D$19:.$F$21];MATCH([.H1630];[Def.$C$19:.$C$21]);MATCH([.G1630];[Def.$D$18:.$F$18]));&quot;#err&quot;)));&quot;&quot;)">
            <text:p/>
          </table:table-cell>
          <table:table-cell table:style-name="ce53" table:formula="of:=IF([.I1630]&lt;&gt;&quot;&quot;;INDEX([Def.$J$6:.$L$10];MATCH([.F1630];[Def.$I$6:.$I$10];0);MATCH([.I1630];[Def.$J$5:.$L$5];0));&quot;&quot;)">
            <text:p/>
          </table:table-cell>
          <table:table-cell table:style-name="ce56"/>
          <table:table-cell table:style-name="ce59" table:formula="of:=IF([.K1630]=&quot;&quot;;[.J1630];[.J1630]*[.K16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31]&lt;&gt;&quot;&quot;;IF(OR([.F1631]=&quot;ILF&quot;;[.F1631]=&quot;EIF&quot;);INDEX([Def.$D$6:.$F$8];MATCH([.H1631];[Def.$C$6:.$C$8]);MATCH([.G1631];[Def.$D$5:.$F$5]));IF([.F1631]=&quot;EI&quot;;INDEX([Def.$D$13:.$F$15];MATCH([.H1631];[Def.$C$13:.$C$15]);MATCH([.G1631];[Def.$D$12:.$F$12]));IF(OR([.F1631]=&quot;EO&quot;;[.F1631]=&quot;EQ&quot;);INDEX([Def.$D$19:.$F$21];MATCH([.H1631];[Def.$C$19:.$C$21]);MATCH([.G1631];[Def.$D$18:.$F$18]));&quot;#err&quot;)));&quot;&quot;)">
            <text:p/>
          </table:table-cell>
          <table:table-cell table:style-name="ce53" table:formula="of:=IF([.I1631]&lt;&gt;&quot;&quot;;INDEX([Def.$J$6:.$L$10];MATCH([.F1631];[Def.$I$6:.$I$10];0);MATCH([.I1631];[Def.$J$5:.$L$5];0));&quot;&quot;)">
            <text:p/>
          </table:table-cell>
          <table:table-cell table:style-name="ce56"/>
          <table:table-cell table:style-name="ce59" table:formula="of:=IF([.K1631]=&quot;&quot;;[.J1631];[.J1631]*[.K16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32]&lt;&gt;&quot;&quot;;IF(OR([.F1632]=&quot;ILF&quot;;[.F1632]=&quot;EIF&quot;);INDEX([Def.$D$6:.$F$8];MATCH([.H1632];[Def.$C$6:.$C$8]);MATCH([.G1632];[Def.$D$5:.$F$5]));IF([.F1632]=&quot;EI&quot;;INDEX([Def.$D$13:.$F$15];MATCH([.H1632];[Def.$C$13:.$C$15]);MATCH([.G1632];[Def.$D$12:.$F$12]));IF(OR([.F1632]=&quot;EO&quot;;[.F1632]=&quot;EQ&quot;);INDEX([Def.$D$19:.$F$21];MATCH([.H1632];[Def.$C$19:.$C$21]);MATCH([.G1632];[Def.$D$18:.$F$18]));&quot;#err&quot;)));&quot;&quot;)">
            <text:p/>
          </table:table-cell>
          <table:table-cell table:style-name="ce53" table:formula="of:=IF([.I1632]&lt;&gt;&quot;&quot;;INDEX([Def.$J$6:.$L$10];MATCH([.F1632];[Def.$I$6:.$I$10];0);MATCH([.I1632];[Def.$J$5:.$L$5];0));&quot;&quot;)">
            <text:p/>
          </table:table-cell>
          <table:table-cell table:style-name="ce56"/>
          <table:table-cell table:style-name="ce59" table:formula="of:=IF([.K1632]=&quot;&quot;;[.J1632];[.J1632]*[.K16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33]&lt;&gt;&quot;&quot;;IF(OR([.F1633]=&quot;ILF&quot;;[.F1633]=&quot;EIF&quot;);INDEX([Def.$D$6:.$F$8];MATCH([.H1633];[Def.$C$6:.$C$8]);MATCH([.G1633];[Def.$D$5:.$F$5]));IF([.F1633]=&quot;EI&quot;;INDEX([Def.$D$13:.$F$15];MATCH([.H1633];[Def.$C$13:.$C$15]);MATCH([.G1633];[Def.$D$12:.$F$12]));IF(OR([.F1633]=&quot;EO&quot;;[.F1633]=&quot;EQ&quot;);INDEX([Def.$D$19:.$F$21];MATCH([.H1633];[Def.$C$19:.$C$21]);MATCH([.G1633];[Def.$D$18:.$F$18]));&quot;#err&quot;)));&quot;&quot;)">
            <text:p/>
          </table:table-cell>
          <table:table-cell table:style-name="ce53" table:formula="of:=IF([.I1633]&lt;&gt;&quot;&quot;;INDEX([Def.$J$6:.$L$10];MATCH([.F1633];[Def.$I$6:.$I$10];0);MATCH([.I1633];[Def.$J$5:.$L$5];0));&quot;&quot;)">
            <text:p/>
          </table:table-cell>
          <table:table-cell table:style-name="ce56"/>
          <table:table-cell table:style-name="ce59" table:formula="of:=IF([.K1633]=&quot;&quot;;[.J1633];[.J1633]*[.K16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34]&lt;&gt;&quot;&quot;;IF(OR([.F1634]=&quot;ILF&quot;;[.F1634]=&quot;EIF&quot;);INDEX([Def.$D$6:.$F$8];MATCH([.H1634];[Def.$C$6:.$C$8]);MATCH([.G1634];[Def.$D$5:.$F$5]));IF([.F1634]=&quot;EI&quot;;INDEX([Def.$D$13:.$F$15];MATCH([.H1634];[Def.$C$13:.$C$15]);MATCH([.G1634];[Def.$D$12:.$F$12]));IF(OR([.F1634]=&quot;EO&quot;;[.F1634]=&quot;EQ&quot;);INDEX([Def.$D$19:.$F$21];MATCH([.H1634];[Def.$C$19:.$C$21]);MATCH([.G1634];[Def.$D$18:.$F$18]));&quot;#err&quot;)));&quot;&quot;)">
            <text:p/>
          </table:table-cell>
          <table:table-cell table:style-name="ce53" table:formula="of:=IF([.I1634]&lt;&gt;&quot;&quot;;INDEX([Def.$J$6:.$L$10];MATCH([.F1634];[Def.$I$6:.$I$10];0);MATCH([.I1634];[Def.$J$5:.$L$5];0));&quot;&quot;)">
            <text:p/>
          </table:table-cell>
          <table:table-cell table:style-name="ce56"/>
          <table:table-cell table:style-name="ce59" table:formula="of:=IF([.K1634]=&quot;&quot;;[.J1634];[.J1634]*[.K16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35]&lt;&gt;&quot;&quot;;IF(OR([.F1635]=&quot;ILF&quot;;[.F1635]=&quot;EIF&quot;);INDEX([Def.$D$6:.$F$8];MATCH([.H1635];[Def.$C$6:.$C$8]);MATCH([.G1635];[Def.$D$5:.$F$5]));IF([.F1635]=&quot;EI&quot;;INDEX([Def.$D$13:.$F$15];MATCH([.H1635];[Def.$C$13:.$C$15]);MATCH([.G1635];[Def.$D$12:.$F$12]));IF(OR([.F1635]=&quot;EO&quot;;[.F1635]=&quot;EQ&quot;);INDEX([Def.$D$19:.$F$21];MATCH([.H1635];[Def.$C$19:.$C$21]);MATCH([.G1635];[Def.$D$18:.$F$18]));&quot;#err&quot;)));&quot;&quot;)">
            <text:p/>
          </table:table-cell>
          <table:table-cell table:style-name="ce53" table:formula="of:=IF([.I1635]&lt;&gt;&quot;&quot;;INDEX([Def.$J$6:.$L$10];MATCH([.F1635];[Def.$I$6:.$I$10];0);MATCH([.I1635];[Def.$J$5:.$L$5];0));&quot;&quot;)">
            <text:p/>
          </table:table-cell>
          <table:table-cell table:style-name="ce56"/>
          <table:table-cell table:style-name="ce59" table:formula="of:=IF([.K1635]=&quot;&quot;;[.J1635];[.J1635]*[.K16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36]&lt;&gt;&quot;&quot;;IF(OR([.F1636]=&quot;ILF&quot;;[.F1636]=&quot;EIF&quot;);INDEX([Def.$D$6:.$F$8];MATCH([.H1636];[Def.$C$6:.$C$8]);MATCH([.G1636];[Def.$D$5:.$F$5]));IF([.F1636]=&quot;EI&quot;;INDEX([Def.$D$13:.$F$15];MATCH([.H1636];[Def.$C$13:.$C$15]);MATCH([.G1636];[Def.$D$12:.$F$12]));IF(OR([.F1636]=&quot;EO&quot;;[.F1636]=&quot;EQ&quot;);INDEX([Def.$D$19:.$F$21];MATCH([.H1636];[Def.$C$19:.$C$21]);MATCH([.G1636];[Def.$D$18:.$F$18]));&quot;#err&quot;)));&quot;&quot;)">
            <text:p/>
          </table:table-cell>
          <table:table-cell table:style-name="ce53" table:formula="of:=IF([.I1636]&lt;&gt;&quot;&quot;;INDEX([Def.$J$6:.$L$10];MATCH([.F1636];[Def.$I$6:.$I$10];0);MATCH([.I1636];[Def.$J$5:.$L$5];0));&quot;&quot;)">
            <text:p/>
          </table:table-cell>
          <table:table-cell table:style-name="ce56"/>
          <table:table-cell table:style-name="ce59" table:formula="of:=IF([.K1636]=&quot;&quot;;[.J1636];[.J1636]*[.K16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37]&lt;&gt;&quot;&quot;;IF(OR([.F1637]=&quot;ILF&quot;;[.F1637]=&quot;EIF&quot;);INDEX([Def.$D$6:.$F$8];MATCH([.H1637];[Def.$C$6:.$C$8]);MATCH([.G1637];[Def.$D$5:.$F$5]));IF([.F1637]=&quot;EI&quot;;INDEX([Def.$D$13:.$F$15];MATCH([.H1637];[Def.$C$13:.$C$15]);MATCH([.G1637];[Def.$D$12:.$F$12]));IF(OR([.F1637]=&quot;EO&quot;;[.F1637]=&quot;EQ&quot;);INDEX([Def.$D$19:.$F$21];MATCH([.H1637];[Def.$C$19:.$C$21]);MATCH([.G1637];[Def.$D$18:.$F$18]));&quot;#err&quot;)));&quot;&quot;)">
            <text:p/>
          </table:table-cell>
          <table:table-cell table:style-name="ce53" table:formula="of:=IF([.I1637]&lt;&gt;&quot;&quot;;INDEX([Def.$J$6:.$L$10];MATCH([.F1637];[Def.$I$6:.$I$10];0);MATCH([.I1637];[Def.$J$5:.$L$5];0));&quot;&quot;)">
            <text:p/>
          </table:table-cell>
          <table:table-cell table:style-name="ce56"/>
          <table:table-cell table:style-name="ce59" table:formula="of:=IF([.K1637]=&quot;&quot;;[.J1637];[.J1637]*[.K16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38]&lt;&gt;&quot;&quot;;IF(OR([.F1638]=&quot;ILF&quot;;[.F1638]=&quot;EIF&quot;);INDEX([Def.$D$6:.$F$8];MATCH([.H1638];[Def.$C$6:.$C$8]);MATCH([.G1638];[Def.$D$5:.$F$5]));IF([.F1638]=&quot;EI&quot;;INDEX([Def.$D$13:.$F$15];MATCH([.H1638];[Def.$C$13:.$C$15]);MATCH([.G1638];[Def.$D$12:.$F$12]));IF(OR([.F1638]=&quot;EO&quot;;[.F1638]=&quot;EQ&quot;);INDEX([Def.$D$19:.$F$21];MATCH([.H1638];[Def.$C$19:.$C$21]);MATCH([.G1638];[Def.$D$18:.$F$18]));&quot;#err&quot;)));&quot;&quot;)">
            <text:p/>
          </table:table-cell>
          <table:table-cell table:style-name="ce53" table:formula="of:=IF([.I1638]&lt;&gt;&quot;&quot;;INDEX([Def.$J$6:.$L$10];MATCH([.F1638];[Def.$I$6:.$I$10];0);MATCH([.I1638];[Def.$J$5:.$L$5];0));&quot;&quot;)">
            <text:p/>
          </table:table-cell>
          <table:table-cell table:style-name="ce56"/>
          <table:table-cell table:style-name="ce59" table:formula="of:=IF([.K1638]=&quot;&quot;;[.J1638];[.J1638]*[.K16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39]&lt;&gt;&quot;&quot;;IF(OR([.F1639]=&quot;ILF&quot;;[.F1639]=&quot;EIF&quot;);INDEX([Def.$D$6:.$F$8];MATCH([.H1639];[Def.$C$6:.$C$8]);MATCH([.G1639];[Def.$D$5:.$F$5]));IF([.F1639]=&quot;EI&quot;;INDEX([Def.$D$13:.$F$15];MATCH([.H1639];[Def.$C$13:.$C$15]);MATCH([.G1639];[Def.$D$12:.$F$12]));IF(OR([.F1639]=&quot;EO&quot;;[.F1639]=&quot;EQ&quot;);INDEX([Def.$D$19:.$F$21];MATCH([.H1639];[Def.$C$19:.$C$21]);MATCH([.G1639];[Def.$D$18:.$F$18]));&quot;#err&quot;)));&quot;&quot;)">
            <text:p/>
          </table:table-cell>
          <table:table-cell table:style-name="ce53" table:formula="of:=IF([.I1639]&lt;&gt;&quot;&quot;;INDEX([Def.$J$6:.$L$10];MATCH([.F1639];[Def.$I$6:.$I$10];0);MATCH([.I1639];[Def.$J$5:.$L$5];0));&quot;&quot;)">
            <text:p/>
          </table:table-cell>
          <table:table-cell table:style-name="ce56"/>
          <table:table-cell table:style-name="ce59" table:formula="of:=IF([.K1639]=&quot;&quot;;[.J1639];[.J1639]*[.K16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40]&lt;&gt;&quot;&quot;;IF(OR([.F1640]=&quot;ILF&quot;;[.F1640]=&quot;EIF&quot;);INDEX([Def.$D$6:.$F$8];MATCH([.H1640];[Def.$C$6:.$C$8]);MATCH([.G1640];[Def.$D$5:.$F$5]));IF([.F1640]=&quot;EI&quot;;INDEX([Def.$D$13:.$F$15];MATCH([.H1640];[Def.$C$13:.$C$15]);MATCH([.G1640];[Def.$D$12:.$F$12]));IF(OR([.F1640]=&quot;EO&quot;;[.F1640]=&quot;EQ&quot;);INDEX([Def.$D$19:.$F$21];MATCH([.H1640];[Def.$C$19:.$C$21]);MATCH([.G1640];[Def.$D$18:.$F$18]));&quot;#err&quot;)));&quot;&quot;)">
            <text:p/>
          </table:table-cell>
          <table:table-cell table:style-name="ce53" table:formula="of:=IF([.I1640]&lt;&gt;&quot;&quot;;INDEX([Def.$J$6:.$L$10];MATCH([.F1640];[Def.$I$6:.$I$10];0);MATCH([.I1640];[Def.$J$5:.$L$5];0));&quot;&quot;)">
            <text:p/>
          </table:table-cell>
          <table:table-cell table:style-name="ce56"/>
          <table:table-cell table:style-name="ce59" table:formula="of:=IF([.K1640]=&quot;&quot;;[.J1640];[.J1640]*[.K16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41]&lt;&gt;&quot;&quot;;IF(OR([.F1641]=&quot;ILF&quot;;[.F1641]=&quot;EIF&quot;);INDEX([Def.$D$6:.$F$8];MATCH([.H1641];[Def.$C$6:.$C$8]);MATCH([.G1641];[Def.$D$5:.$F$5]));IF([.F1641]=&quot;EI&quot;;INDEX([Def.$D$13:.$F$15];MATCH([.H1641];[Def.$C$13:.$C$15]);MATCH([.G1641];[Def.$D$12:.$F$12]));IF(OR([.F1641]=&quot;EO&quot;;[.F1641]=&quot;EQ&quot;);INDEX([Def.$D$19:.$F$21];MATCH([.H1641];[Def.$C$19:.$C$21]);MATCH([.G1641];[Def.$D$18:.$F$18]));&quot;#err&quot;)));&quot;&quot;)">
            <text:p/>
          </table:table-cell>
          <table:table-cell table:style-name="ce53" table:formula="of:=IF([.I1641]&lt;&gt;&quot;&quot;;INDEX([Def.$J$6:.$L$10];MATCH([.F1641];[Def.$I$6:.$I$10];0);MATCH([.I1641];[Def.$J$5:.$L$5];0));&quot;&quot;)">
            <text:p/>
          </table:table-cell>
          <table:table-cell table:style-name="ce56"/>
          <table:table-cell table:style-name="ce59" table:formula="of:=IF([.K1641]=&quot;&quot;;[.J1641];[.J1641]*[.K16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42]&lt;&gt;&quot;&quot;;IF(OR([.F1642]=&quot;ILF&quot;;[.F1642]=&quot;EIF&quot;);INDEX([Def.$D$6:.$F$8];MATCH([.H1642];[Def.$C$6:.$C$8]);MATCH([.G1642];[Def.$D$5:.$F$5]));IF([.F1642]=&quot;EI&quot;;INDEX([Def.$D$13:.$F$15];MATCH([.H1642];[Def.$C$13:.$C$15]);MATCH([.G1642];[Def.$D$12:.$F$12]));IF(OR([.F1642]=&quot;EO&quot;;[.F1642]=&quot;EQ&quot;);INDEX([Def.$D$19:.$F$21];MATCH([.H1642];[Def.$C$19:.$C$21]);MATCH([.G1642];[Def.$D$18:.$F$18]));&quot;#err&quot;)));&quot;&quot;)">
            <text:p/>
          </table:table-cell>
          <table:table-cell table:style-name="ce53" table:formula="of:=IF([.I1642]&lt;&gt;&quot;&quot;;INDEX([Def.$J$6:.$L$10];MATCH([.F1642];[Def.$I$6:.$I$10];0);MATCH([.I1642];[Def.$J$5:.$L$5];0));&quot;&quot;)">
            <text:p/>
          </table:table-cell>
          <table:table-cell table:style-name="ce56"/>
          <table:table-cell table:style-name="ce59" table:formula="of:=IF([.K1642]=&quot;&quot;;[.J1642];[.J1642]*[.K16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43]&lt;&gt;&quot;&quot;;IF(OR([.F1643]=&quot;ILF&quot;;[.F1643]=&quot;EIF&quot;);INDEX([Def.$D$6:.$F$8];MATCH([.H1643];[Def.$C$6:.$C$8]);MATCH([.G1643];[Def.$D$5:.$F$5]));IF([.F1643]=&quot;EI&quot;;INDEX([Def.$D$13:.$F$15];MATCH([.H1643];[Def.$C$13:.$C$15]);MATCH([.G1643];[Def.$D$12:.$F$12]));IF(OR([.F1643]=&quot;EO&quot;;[.F1643]=&quot;EQ&quot;);INDEX([Def.$D$19:.$F$21];MATCH([.H1643];[Def.$C$19:.$C$21]);MATCH([.G1643];[Def.$D$18:.$F$18]));&quot;#err&quot;)));&quot;&quot;)">
            <text:p/>
          </table:table-cell>
          <table:table-cell table:style-name="ce53" table:formula="of:=IF([.I1643]&lt;&gt;&quot;&quot;;INDEX([Def.$J$6:.$L$10];MATCH([.F1643];[Def.$I$6:.$I$10];0);MATCH([.I1643];[Def.$J$5:.$L$5];0));&quot;&quot;)">
            <text:p/>
          </table:table-cell>
          <table:table-cell table:style-name="ce56"/>
          <table:table-cell table:style-name="ce59" table:formula="of:=IF([.K1643]=&quot;&quot;;[.J1643];[.J1643]*[.K16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44]&lt;&gt;&quot;&quot;;IF(OR([.F1644]=&quot;ILF&quot;;[.F1644]=&quot;EIF&quot;);INDEX([Def.$D$6:.$F$8];MATCH([.H1644];[Def.$C$6:.$C$8]);MATCH([.G1644];[Def.$D$5:.$F$5]));IF([.F1644]=&quot;EI&quot;;INDEX([Def.$D$13:.$F$15];MATCH([.H1644];[Def.$C$13:.$C$15]);MATCH([.G1644];[Def.$D$12:.$F$12]));IF(OR([.F1644]=&quot;EO&quot;;[.F1644]=&quot;EQ&quot;);INDEX([Def.$D$19:.$F$21];MATCH([.H1644];[Def.$C$19:.$C$21]);MATCH([.G1644];[Def.$D$18:.$F$18]));&quot;#err&quot;)));&quot;&quot;)">
            <text:p/>
          </table:table-cell>
          <table:table-cell table:style-name="ce53" table:formula="of:=IF([.I1644]&lt;&gt;&quot;&quot;;INDEX([Def.$J$6:.$L$10];MATCH([.F1644];[Def.$I$6:.$I$10];0);MATCH([.I1644];[Def.$J$5:.$L$5];0));&quot;&quot;)">
            <text:p/>
          </table:table-cell>
          <table:table-cell table:style-name="ce56"/>
          <table:table-cell table:style-name="ce59" table:formula="of:=IF([.K1644]=&quot;&quot;;[.J1644];[.J1644]*[.K16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45]&lt;&gt;&quot;&quot;;IF(OR([.F1645]=&quot;ILF&quot;;[.F1645]=&quot;EIF&quot;);INDEX([Def.$D$6:.$F$8];MATCH([.H1645];[Def.$C$6:.$C$8]);MATCH([.G1645];[Def.$D$5:.$F$5]));IF([.F1645]=&quot;EI&quot;;INDEX([Def.$D$13:.$F$15];MATCH([.H1645];[Def.$C$13:.$C$15]);MATCH([.G1645];[Def.$D$12:.$F$12]));IF(OR([.F1645]=&quot;EO&quot;;[.F1645]=&quot;EQ&quot;);INDEX([Def.$D$19:.$F$21];MATCH([.H1645];[Def.$C$19:.$C$21]);MATCH([.G1645];[Def.$D$18:.$F$18]));&quot;#err&quot;)));&quot;&quot;)">
            <text:p/>
          </table:table-cell>
          <table:table-cell table:style-name="ce53" table:formula="of:=IF([.I1645]&lt;&gt;&quot;&quot;;INDEX([Def.$J$6:.$L$10];MATCH([.F1645];[Def.$I$6:.$I$10];0);MATCH([.I1645];[Def.$J$5:.$L$5];0));&quot;&quot;)">
            <text:p/>
          </table:table-cell>
          <table:table-cell table:style-name="ce56"/>
          <table:table-cell table:style-name="ce59" table:formula="of:=IF([.K1645]=&quot;&quot;;[.J1645];[.J1645]*[.K16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46]&lt;&gt;&quot;&quot;;IF(OR([.F1646]=&quot;ILF&quot;;[.F1646]=&quot;EIF&quot;);INDEX([Def.$D$6:.$F$8];MATCH([.H1646];[Def.$C$6:.$C$8]);MATCH([.G1646];[Def.$D$5:.$F$5]));IF([.F1646]=&quot;EI&quot;;INDEX([Def.$D$13:.$F$15];MATCH([.H1646];[Def.$C$13:.$C$15]);MATCH([.G1646];[Def.$D$12:.$F$12]));IF(OR([.F1646]=&quot;EO&quot;;[.F1646]=&quot;EQ&quot;);INDEX([Def.$D$19:.$F$21];MATCH([.H1646];[Def.$C$19:.$C$21]);MATCH([.G1646];[Def.$D$18:.$F$18]));&quot;#err&quot;)));&quot;&quot;)">
            <text:p/>
          </table:table-cell>
          <table:table-cell table:style-name="ce53" table:formula="of:=IF([.I1646]&lt;&gt;&quot;&quot;;INDEX([Def.$J$6:.$L$10];MATCH([.F1646];[Def.$I$6:.$I$10];0);MATCH([.I1646];[Def.$J$5:.$L$5];0));&quot;&quot;)">
            <text:p/>
          </table:table-cell>
          <table:table-cell table:style-name="ce56"/>
          <table:table-cell table:style-name="ce59" table:formula="of:=IF([.K1646]=&quot;&quot;;[.J1646];[.J1646]*[.K16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47]&lt;&gt;&quot;&quot;;IF(OR([.F1647]=&quot;ILF&quot;;[.F1647]=&quot;EIF&quot;);INDEX([Def.$D$6:.$F$8];MATCH([.H1647];[Def.$C$6:.$C$8]);MATCH([.G1647];[Def.$D$5:.$F$5]));IF([.F1647]=&quot;EI&quot;;INDEX([Def.$D$13:.$F$15];MATCH([.H1647];[Def.$C$13:.$C$15]);MATCH([.G1647];[Def.$D$12:.$F$12]));IF(OR([.F1647]=&quot;EO&quot;;[.F1647]=&quot;EQ&quot;);INDEX([Def.$D$19:.$F$21];MATCH([.H1647];[Def.$C$19:.$C$21]);MATCH([.G1647];[Def.$D$18:.$F$18]));&quot;#err&quot;)));&quot;&quot;)">
            <text:p/>
          </table:table-cell>
          <table:table-cell table:style-name="ce53" table:formula="of:=IF([.I1647]&lt;&gt;&quot;&quot;;INDEX([Def.$J$6:.$L$10];MATCH([.F1647];[Def.$I$6:.$I$10];0);MATCH([.I1647];[Def.$J$5:.$L$5];0));&quot;&quot;)">
            <text:p/>
          </table:table-cell>
          <table:table-cell table:style-name="ce56"/>
          <table:table-cell table:style-name="ce59" table:formula="of:=IF([.K1647]=&quot;&quot;;[.J1647];[.J1647]*[.K16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48]&lt;&gt;&quot;&quot;;IF(OR([.F1648]=&quot;ILF&quot;;[.F1648]=&quot;EIF&quot;);INDEX([Def.$D$6:.$F$8];MATCH([.H1648];[Def.$C$6:.$C$8]);MATCH([.G1648];[Def.$D$5:.$F$5]));IF([.F1648]=&quot;EI&quot;;INDEX([Def.$D$13:.$F$15];MATCH([.H1648];[Def.$C$13:.$C$15]);MATCH([.G1648];[Def.$D$12:.$F$12]));IF(OR([.F1648]=&quot;EO&quot;;[.F1648]=&quot;EQ&quot;);INDEX([Def.$D$19:.$F$21];MATCH([.H1648];[Def.$C$19:.$C$21]);MATCH([.G1648];[Def.$D$18:.$F$18]));&quot;#err&quot;)));&quot;&quot;)">
            <text:p/>
          </table:table-cell>
          <table:table-cell table:style-name="ce53" table:formula="of:=IF([.I1648]&lt;&gt;&quot;&quot;;INDEX([Def.$J$6:.$L$10];MATCH([.F1648];[Def.$I$6:.$I$10];0);MATCH([.I1648];[Def.$J$5:.$L$5];0));&quot;&quot;)">
            <text:p/>
          </table:table-cell>
          <table:table-cell table:style-name="ce56"/>
          <table:table-cell table:style-name="ce59" table:formula="of:=IF([.K1648]=&quot;&quot;;[.J1648];[.J1648]*[.K16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49]&lt;&gt;&quot;&quot;;IF(OR([.F1649]=&quot;ILF&quot;;[.F1649]=&quot;EIF&quot;);INDEX([Def.$D$6:.$F$8];MATCH([.H1649];[Def.$C$6:.$C$8]);MATCH([.G1649];[Def.$D$5:.$F$5]));IF([.F1649]=&quot;EI&quot;;INDEX([Def.$D$13:.$F$15];MATCH([.H1649];[Def.$C$13:.$C$15]);MATCH([.G1649];[Def.$D$12:.$F$12]));IF(OR([.F1649]=&quot;EO&quot;;[.F1649]=&quot;EQ&quot;);INDEX([Def.$D$19:.$F$21];MATCH([.H1649];[Def.$C$19:.$C$21]);MATCH([.G1649];[Def.$D$18:.$F$18]));&quot;#err&quot;)));&quot;&quot;)">
            <text:p/>
          </table:table-cell>
          <table:table-cell table:style-name="ce53" table:formula="of:=IF([.I1649]&lt;&gt;&quot;&quot;;INDEX([Def.$J$6:.$L$10];MATCH([.F1649];[Def.$I$6:.$I$10];0);MATCH([.I1649];[Def.$J$5:.$L$5];0));&quot;&quot;)">
            <text:p/>
          </table:table-cell>
          <table:table-cell table:style-name="ce56"/>
          <table:table-cell table:style-name="ce59" table:formula="of:=IF([.K1649]=&quot;&quot;;[.J1649];[.J1649]*[.K16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50]&lt;&gt;&quot;&quot;;IF(OR([.F1650]=&quot;ILF&quot;;[.F1650]=&quot;EIF&quot;);INDEX([Def.$D$6:.$F$8];MATCH([.H1650];[Def.$C$6:.$C$8]);MATCH([.G1650];[Def.$D$5:.$F$5]));IF([.F1650]=&quot;EI&quot;;INDEX([Def.$D$13:.$F$15];MATCH([.H1650];[Def.$C$13:.$C$15]);MATCH([.G1650];[Def.$D$12:.$F$12]));IF(OR([.F1650]=&quot;EO&quot;;[.F1650]=&quot;EQ&quot;);INDEX([Def.$D$19:.$F$21];MATCH([.H1650];[Def.$C$19:.$C$21]);MATCH([.G1650];[Def.$D$18:.$F$18]));&quot;#err&quot;)));&quot;&quot;)">
            <text:p/>
          </table:table-cell>
          <table:table-cell table:style-name="ce53" table:formula="of:=IF([.I1650]&lt;&gt;&quot;&quot;;INDEX([Def.$J$6:.$L$10];MATCH([.F1650];[Def.$I$6:.$I$10];0);MATCH([.I1650];[Def.$J$5:.$L$5];0));&quot;&quot;)">
            <text:p/>
          </table:table-cell>
          <table:table-cell table:style-name="ce56"/>
          <table:table-cell table:style-name="ce59" table:formula="of:=IF([.K1650]=&quot;&quot;;[.J1650];[.J1650]*[.K16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51]&lt;&gt;&quot;&quot;;IF(OR([.F1651]=&quot;ILF&quot;;[.F1651]=&quot;EIF&quot;);INDEX([Def.$D$6:.$F$8];MATCH([.H1651];[Def.$C$6:.$C$8]);MATCH([.G1651];[Def.$D$5:.$F$5]));IF([.F1651]=&quot;EI&quot;;INDEX([Def.$D$13:.$F$15];MATCH([.H1651];[Def.$C$13:.$C$15]);MATCH([.G1651];[Def.$D$12:.$F$12]));IF(OR([.F1651]=&quot;EO&quot;;[.F1651]=&quot;EQ&quot;);INDEX([Def.$D$19:.$F$21];MATCH([.H1651];[Def.$C$19:.$C$21]);MATCH([.G1651];[Def.$D$18:.$F$18]));&quot;#err&quot;)));&quot;&quot;)">
            <text:p/>
          </table:table-cell>
          <table:table-cell table:style-name="ce53" table:formula="of:=IF([.I1651]&lt;&gt;&quot;&quot;;INDEX([Def.$J$6:.$L$10];MATCH([.F1651];[Def.$I$6:.$I$10];0);MATCH([.I1651];[Def.$J$5:.$L$5];0));&quot;&quot;)">
            <text:p/>
          </table:table-cell>
          <table:table-cell table:style-name="ce56"/>
          <table:table-cell table:style-name="ce59" table:formula="of:=IF([.K1651]=&quot;&quot;;[.J1651];[.J1651]*[.K16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52]&lt;&gt;&quot;&quot;;IF(OR([.F1652]=&quot;ILF&quot;;[.F1652]=&quot;EIF&quot;);INDEX([Def.$D$6:.$F$8];MATCH([.H1652];[Def.$C$6:.$C$8]);MATCH([.G1652];[Def.$D$5:.$F$5]));IF([.F1652]=&quot;EI&quot;;INDEX([Def.$D$13:.$F$15];MATCH([.H1652];[Def.$C$13:.$C$15]);MATCH([.G1652];[Def.$D$12:.$F$12]));IF(OR([.F1652]=&quot;EO&quot;;[.F1652]=&quot;EQ&quot;);INDEX([Def.$D$19:.$F$21];MATCH([.H1652];[Def.$C$19:.$C$21]);MATCH([.G1652];[Def.$D$18:.$F$18]));&quot;#err&quot;)));&quot;&quot;)">
            <text:p/>
          </table:table-cell>
          <table:table-cell table:style-name="ce53" table:formula="of:=IF([.I1652]&lt;&gt;&quot;&quot;;INDEX([Def.$J$6:.$L$10];MATCH([.F1652];[Def.$I$6:.$I$10];0);MATCH([.I1652];[Def.$J$5:.$L$5];0));&quot;&quot;)">
            <text:p/>
          </table:table-cell>
          <table:table-cell table:style-name="ce56"/>
          <table:table-cell table:style-name="ce59" table:formula="of:=IF([.K1652]=&quot;&quot;;[.J1652];[.J1652]*[.K16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53]&lt;&gt;&quot;&quot;;IF(OR([.F1653]=&quot;ILF&quot;;[.F1653]=&quot;EIF&quot;);INDEX([Def.$D$6:.$F$8];MATCH([.H1653];[Def.$C$6:.$C$8]);MATCH([.G1653];[Def.$D$5:.$F$5]));IF([.F1653]=&quot;EI&quot;;INDEX([Def.$D$13:.$F$15];MATCH([.H1653];[Def.$C$13:.$C$15]);MATCH([.G1653];[Def.$D$12:.$F$12]));IF(OR([.F1653]=&quot;EO&quot;;[.F1653]=&quot;EQ&quot;);INDEX([Def.$D$19:.$F$21];MATCH([.H1653];[Def.$C$19:.$C$21]);MATCH([.G1653];[Def.$D$18:.$F$18]));&quot;#err&quot;)));&quot;&quot;)">
            <text:p/>
          </table:table-cell>
          <table:table-cell table:style-name="ce53" table:formula="of:=IF([.I1653]&lt;&gt;&quot;&quot;;INDEX([Def.$J$6:.$L$10];MATCH([.F1653];[Def.$I$6:.$I$10];0);MATCH([.I1653];[Def.$J$5:.$L$5];0));&quot;&quot;)">
            <text:p/>
          </table:table-cell>
          <table:table-cell table:style-name="ce56"/>
          <table:table-cell table:style-name="ce59" table:formula="of:=IF([.K1653]=&quot;&quot;;[.J1653];[.J1653]*[.K16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54]&lt;&gt;&quot;&quot;;IF(OR([.F1654]=&quot;ILF&quot;;[.F1654]=&quot;EIF&quot;);INDEX([Def.$D$6:.$F$8];MATCH([.H1654];[Def.$C$6:.$C$8]);MATCH([.G1654];[Def.$D$5:.$F$5]));IF([.F1654]=&quot;EI&quot;;INDEX([Def.$D$13:.$F$15];MATCH([.H1654];[Def.$C$13:.$C$15]);MATCH([.G1654];[Def.$D$12:.$F$12]));IF(OR([.F1654]=&quot;EO&quot;;[.F1654]=&quot;EQ&quot;);INDEX([Def.$D$19:.$F$21];MATCH([.H1654];[Def.$C$19:.$C$21]);MATCH([.G1654];[Def.$D$18:.$F$18]));&quot;#err&quot;)));&quot;&quot;)">
            <text:p/>
          </table:table-cell>
          <table:table-cell table:style-name="ce53" table:formula="of:=IF([.I1654]&lt;&gt;&quot;&quot;;INDEX([Def.$J$6:.$L$10];MATCH([.F1654];[Def.$I$6:.$I$10];0);MATCH([.I1654];[Def.$J$5:.$L$5];0));&quot;&quot;)">
            <text:p/>
          </table:table-cell>
          <table:table-cell table:style-name="ce56"/>
          <table:table-cell table:style-name="ce59" table:formula="of:=IF([.K1654]=&quot;&quot;;[.J1654];[.J1654]*[.K16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55]&lt;&gt;&quot;&quot;;IF(OR([.F1655]=&quot;ILF&quot;;[.F1655]=&quot;EIF&quot;);INDEX([Def.$D$6:.$F$8];MATCH([.H1655];[Def.$C$6:.$C$8]);MATCH([.G1655];[Def.$D$5:.$F$5]));IF([.F1655]=&quot;EI&quot;;INDEX([Def.$D$13:.$F$15];MATCH([.H1655];[Def.$C$13:.$C$15]);MATCH([.G1655];[Def.$D$12:.$F$12]));IF(OR([.F1655]=&quot;EO&quot;;[.F1655]=&quot;EQ&quot;);INDEX([Def.$D$19:.$F$21];MATCH([.H1655];[Def.$C$19:.$C$21]);MATCH([.G1655];[Def.$D$18:.$F$18]));&quot;#err&quot;)));&quot;&quot;)">
            <text:p/>
          </table:table-cell>
          <table:table-cell table:style-name="ce53" table:formula="of:=IF([.I1655]&lt;&gt;&quot;&quot;;INDEX([Def.$J$6:.$L$10];MATCH([.F1655];[Def.$I$6:.$I$10];0);MATCH([.I1655];[Def.$J$5:.$L$5];0));&quot;&quot;)">
            <text:p/>
          </table:table-cell>
          <table:table-cell table:style-name="ce56"/>
          <table:table-cell table:style-name="ce59" table:formula="of:=IF([.K1655]=&quot;&quot;;[.J1655];[.J1655]*[.K16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56]&lt;&gt;&quot;&quot;;IF(OR([.F1656]=&quot;ILF&quot;;[.F1656]=&quot;EIF&quot;);INDEX([Def.$D$6:.$F$8];MATCH([.H1656];[Def.$C$6:.$C$8]);MATCH([.G1656];[Def.$D$5:.$F$5]));IF([.F1656]=&quot;EI&quot;;INDEX([Def.$D$13:.$F$15];MATCH([.H1656];[Def.$C$13:.$C$15]);MATCH([.G1656];[Def.$D$12:.$F$12]));IF(OR([.F1656]=&quot;EO&quot;;[.F1656]=&quot;EQ&quot;);INDEX([Def.$D$19:.$F$21];MATCH([.H1656];[Def.$C$19:.$C$21]);MATCH([.G1656];[Def.$D$18:.$F$18]));&quot;#err&quot;)));&quot;&quot;)">
            <text:p/>
          </table:table-cell>
          <table:table-cell table:style-name="ce53" table:formula="of:=IF([.I1656]&lt;&gt;&quot;&quot;;INDEX([Def.$J$6:.$L$10];MATCH([.F1656];[Def.$I$6:.$I$10];0);MATCH([.I1656];[Def.$J$5:.$L$5];0));&quot;&quot;)">
            <text:p/>
          </table:table-cell>
          <table:table-cell table:style-name="ce56"/>
          <table:table-cell table:style-name="ce59" table:formula="of:=IF([.K1656]=&quot;&quot;;[.J1656];[.J1656]*[.K16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57]&lt;&gt;&quot;&quot;;IF(OR([.F1657]=&quot;ILF&quot;;[.F1657]=&quot;EIF&quot;);INDEX([Def.$D$6:.$F$8];MATCH([.H1657];[Def.$C$6:.$C$8]);MATCH([.G1657];[Def.$D$5:.$F$5]));IF([.F1657]=&quot;EI&quot;;INDEX([Def.$D$13:.$F$15];MATCH([.H1657];[Def.$C$13:.$C$15]);MATCH([.G1657];[Def.$D$12:.$F$12]));IF(OR([.F1657]=&quot;EO&quot;;[.F1657]=&quot;EQ&quot;);INDEX([Def.$D$19:.$F$21];MATCH([.H1657];[Def.$C$19:.$C$21]);MATCH([.G1657];[Def.$D$18:.$F$18]));&quot;#err&quot;)));&quot;&quot;)">
            <text:p/>
          </table:table-cell>
          <table:table-cell table:style-name="ce53" table:formula="of:=IF([.I1657]&lt;&gt;&quot;&quot;;INDEX([Def.$J$6:.$L$10];MATCH([.F1657];[Def.$I$6:.$I$10];0);MATCH([.I1657];[Def.$J$5:.$L$5];0));&quot;&quot;)">
            <text:p/>
          </table:table-cell>
          <table:table-cell table:style-name="ce56"/>
          <table:table-cell table:style-name="ce59" table:formula="of:=IF([.K1657]=&quot;&quot;;[.J1657];[.J1657]*[.K16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58]&lt;&gt;&quot;&quot;;IF(OR([.F1658]=&quot;ILF&quot;;[.F1658]=&quot;EIF&quot;);INDEX([Def.$D$6:.$F$8];MATCH([.H1658];[Def.$C$6:.$C$8]);MATCH([.G1658];[Def.$D$5:.$F$5]));IF([.F1658]=&quot;EI&quot;;INDEX([Def.$D$13:.$F$15];MATCH([.H1658];[Def.$C$13:.$C$15]);MATCH([.G1658];[Def.$D$12:.$F$12]));IF(OR([.F1658]=&quot;EO&quot;;[.F1658]=&quot;EQ&quot;);INDEX([Def.$D$19:.$F$21];MATCH([.H1658];[Def.$C$19:.$C$21]);MATCH([.G1658];[Def.$D$18:.$F$18]));&quot;#err&quot;)));&quot;&quot;)">
            <text:p/>
          </table:table-cell>
          <table:table-cell table:style-name="ce53" table:formula="of:=IF([.I1658]&lt;&gt;&quot;&quot;;INDEX([Def.$J$6:.$L$10];MATCH([.F1658];[Def.$I$6:.$I$10];0);MATCH([.I1658];[Def.$J$5:.$L$5];0));&quot;&quot;)">
            <text:p/>
          </table:table-cell>
          <table:table-cell table:style-name="ce56"/>
          <table:table-cell table:style-name="ce59" table:formula="of:=IF([.K1658]=&quot;&quot;;[.J1658];[.J1658]*[.K16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59]&lt;&gt;&quot;&quot;;IF(OR([.F1659]=&quot;ILF&quot;;[.F1659]=&quot;EIF&quot;);INDEX([Def.$D$6:.$F$8];MATCH([.H1659];[Def.$C$6:.$C$8]);MATCH([.G1659];[Def.$D$5:.$F$5]));IF([.F1659]=&quot;EI&quot;;INDEX([Def.$D$13:.$F$15];MATCH([.H1659];[Def.$C$13:.$C$15]);MATCH([.G1659];[Def.$D$12:.$F$12]));IF(OR([.F1659]=&quot;EO&quot;;[.F1659]=&quot;EQ&quot;);INDEX([Def.$D$19:.$F$21];MATCH([.H1659];[Def.$C$19:.$C$21]);MATCH([.G1659];[Def.$D$18:.$F$18]));&quot;#err&quot;)));&quot;&quot;)">
            <text:p/>
          </table:table-cell>
          <table:table-cell table:style-name="ce53" table:formula="of:=IF([.I1659]&lt;&gt;&quot;&quot;;INDEX([Def.$J$6:.$L$10];MATCH([.F1659];[Def.$I$6:.$I$10];0);MATCH([.I1659];[Def.$J$5:.$L$5];0));&quot;&quot;)">
            <text:p/>
          </table:table-cell>
          <table:table-cell table:style-name="ce56"/>
          <table:table-cell table:style-name="ce59" table:formula="of:=IF([.K1659]=&quot;&quot;;[.J1659];[.J1659]*[.K16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60]&lt;&gt;&quot;&quot;;IF(OR([.F1660]=&quot;ILF&quot;;[.F1660]=&quot;EIF&quot;);INDEX([Def.$D$6:.$F$8];MATCH([.H1660];[Def.$C$6:.$C$8]);MATCH([.G1660];[Def.$D$5:.$F$5]));IF([.F1660]=&quot;EI&quot;;INDEX([Def.$D$13:.$F$15];MATCH([.H1660];[Def.$C$13:.$C$15]);MATCH([.G1660];[Def.$D$12:.$F$12]));IF(OR([.F1660]=&quot;EO&quot;;[.F1660]=&quot;EQ&quot;);INDEX([Def.$D$19:.$F$21];MATCH([.H1660];[Def.$C$19:.$C$21]);MATCH([.G1660];[Def.$D$18:.$F$18]));&quot;#err&quot;)));&quot;&quot;)">
            <text:p/>
          </table:table-cell>
          <table:table-cell table:style-name="ce53" table:formula="of:=IF([.I1660]&lt;&gt;&quot;&quot;;INDEX([Def.$J$6:.$L$10];MATCH([.F1660];[Def.$I$6:.$I$10];0);MATCH([.I1660];[Def.$J$5:.$L$5];0));&quot;&quot;)">
            <text:p/>
          </table:table-cell>
          <table:table-cell table:style-name="ce56"/>
          <table:table-cell table:style-name="ce59" table:formula="of:=IF([.K1660]=&quot;&quot;;[.J1660];[.J1660]*[.K16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61]&lt;&gt;&quot;&quot;;IF(OR([.F1661]=&quot;ILF&quot;;[.F1661]=&quot;EIF&quot;);INDEX([Def.$D$6:.$F$8];MATCH([.H1661];[Def.$C$6:.$C$8]);MATCH([.G1661];[Def.$D$5:.$F$5]));IF([.F1661]=&quot;EI&quot;;INDEX([Def.$D$13:.$F$15];MATCH([.H1661];[Def.$C$13:.$C$15]);MATCH([.G1661];[Def.$D$12:.$F$12]));IF(OR([.F1661]=&quot;EO&quot;;[.F1661]=&quot;EQ&quot;);INDEX([Def.$D$19:.$F$21];MATCH([.H1661];[Def.$C$19:.$C$21]);MATCH([.G1661];[Def.$D$18:.$F$18]));&quot;#err&quot;)));&quot;&quot;)">
            <text:p/>
          </table:table-cell>
          <table:table-cell table:style-name="ce53" table:formula="of:=IF([.I1661]&lt;&gt;&quot;&quot;;INDEX([Def.$J$6:.$L$10];MATCH([.F1661];[Def.$I$6:.$I$10];0);MATCH([.I1661];[Def.$J$5:.$L$5];0));&quot;&quot;)">
            <text:p/>
          </table:table-cell>
          <table:table-cell table:style-name="ce56"/>
          <table:table-cell table:style-name="ce59" table:formula="of:=IF([.K1661]=&quot;&quot;;[.J1661];[.J1661]*[.K16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62]&lt;&gt;&quot;&quot;;IF(OR([.F1662]=&quot;ILF&quot;;[.F1662]=&quot;EIF&quot;);INDEX([Def.$D$6:.$F$8];MATCH([.H1662];[Def.$C$6:.$C$8]);MATCH([.G1662];[Def.$D$5:.$F$5]));IF([.F1662]=&quot;EI&quot;;INDEX([Def.$D$13:.$F$15];MATCH([.H1662];[Def.$C$13:.$C$15]);MATCH([.G1662];[Def.$D$12:.$F$12]));IF(OR([.F1662]=&quot;EO&quot;;[.F1662]=&quot;EQ&quot;);INDEX([Def.$D$19:.$F$21];MATCH([.H1662];[Def.$C$19:.$C$21]);MATCH([.G1662];[Def.$D$18:.$F$18]));&quot;#err&quot;)));&quot;&quot;)">
            <text:p/>
          </table:table-cell>
          <table:table-cell table:style-name="ce53" table:formula="of:=IF([.I1662]&lt;&gt;&quot;&quot;;INDEX([Def.$J$6:.$L$10];MATCH([.F1662];[Def.$I$6:.$I$10];0);MATCH([.I1662];[Def.$J$5:.$L$5];0));&quot;&quot;)">
            <text:p/>
          </table:table-cell>
          <table:table-cell table:style-name="ce56"/>
          <table:table-cell table:style-name="ce59" table:formula="of:=IF([.K1662]=&quot;&quot;;[.J1662];[.J1662]*[.K16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63]&lt;&gt;&quot;&quot;;IF(OR([.F1663]=&quot;ILF&quot;;[.F1663]=&quot;EIF&quot;);INDEX([Def.$D$6:.$F$8];MATCH([.H1663];[Def.$C$6:.$C$8]);MATCH([.G1663];[Def.$D$5:.$F$5]));IF([.F1663]=&quot;EI&quot;;INDEX([Def.$D$13:.$F$15];MATCH([.H1663];[Def.$C$13:.$C$15]);MATCH([.G1663];[Def.$D$12:.$F$12]));IF(OR([.F1663]=&quot;EO&quot;;[.F1663]=&quot;EQ&quot;);INDEX([Def.$D$19:.$F$21];MATCH([.H1663];[Def.$C$19:.$C$21]);MATCH([.G1663];[Def.$D$18:.$F$18]));&quot;#err&quot;)));&quot;&quot;)">
            <text:p/>
          </table:table-cell>
          <table:table-cell table:style-name="ce53" table:formula="of:=IF([.I1663]&lt;&gt;&quot;&quot;;INDEX([Def.$J$6:.$L$10];MATCH([.F1663];[Def.$I$6:.$I$10];0);MATCH([.I1663];[Def.$J$5:.$L$5];0));&quot;&quot;)">
            <text:p/>
          </table:table-cell>
          <table:table-cell table:style-name="ce56"/>
          <table:table-cell table:style-name="ce59" table:formula="of:=IF([.K1663]=&quot;&quot;;[.J1663];[.J1663]*[.K16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64]&lt;&gt;&quot;&quot;;IF(OR([.F1664]=&quot;ILF&quot;;[.F1664]=&quot;EIF&quot;);INDEX([Def.$D$6:.$F$8];MATCH([.H1664];[Def.$C$6:.$C$8]);MATCH([.G1664];[Def.$D$5:.$F$5]));IF([.F1664]=&quot;EI&quot;;INDEX([Def.$D$13:.$F$15];MATCH([.H1664];[Def.$C$13:.$C$15]);MATCH([.G1664];[Def.$D$12:.$F$12]));IF(OR([.F1664]=&quot;EO&quot;;[.F1664]=&quot;EQ&quot;);INDEX([Def.$D$19:.$F$21];MATCH([.H1664];[Def.$C$19:.$C$21]);MATCH([.G1664];[Def.$D$18:.$F$18]));&quot;#err&quot;)));&quot;&quot;)">
            <text:p/>
          </table:table-cell>
          <table:table-cell table:style-name="ce53" table:formula="of:=IF([.I1664]&lt;&gt;&quot;&quot;;INDEX([Def.$J$6:.$L$10];MATCH([.F1664];[Def.$I$6:.$I$10];0);MATCH([.I1664];[Def.$J$5:.$L$5];0));&quot;&quot;)">
            <text:p/>
          </table:table-cell>
          <table:table-cell table:style-name="ce56"/>
          <table:table-cell table:style-name="ce59" table:formula="of:=IF([.K1664]=&quot;&quot;;[.J1664];[.J1664]*[.K16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65]&lt;&gt;&quot;&quot;;IF(OR([.F1665]=&quot;ILF&quot;;[.F1665]=&quot;EIF&quot;);INDEX([Def.$D$6:.$F$8];MATCH([.H1665];[Def.$C$6:.$C$8]);MATCH([.G1665];[Def.$D$5:.$F$5]));IF([.F1665]=&quot;EI&quot;;INDEX([Def.$D$13:.$F$15];MATCH([.H1665];[Def.$C$13:.$C$15]);MATCH([.G1665];[Def.$D$12:.$F$12]));IF(OR([.F1665]=&quot;EO&quot;;[.F1665]=&quot;EQ&quot;);INDEX([Def.$D$19:.$F$21];MATCH([.H1665];[Def.$C$19:.$C$21]);MATCH([.G1665];[Def.$D$18:.$F$18]));&quot;#err&quot;)));&quot;&quot;)">
            <text:p/>
          </table:table-cell>
          <table:table-cell table:style-name="ce53" table:formula="of:=IF([.I1665]&lt;&gt;&quot;&quot;;INDEX([Def.$J$6:.$L$10];MATCH([.F1665];[Def.$I$6:.$I$10];0);MATCH([.I1665];[Def.$J$5:.$L$5];0));&quot;&quot;)">
            <text:p/>
          </table:table-cell>
          <table:table-cell table:style-name="ce56"/>
          <table:table-cell table:style-name="ce59" table:formula="of:=IF([.K1665]=&quot;&quot;;[.J1665];[.J1665]*[.K16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66]&lt;&gt;&quot;&quot;;IF(OR([.F1666]=&quot;ILF&quot;;[.F1666]=&quot;EIF&quot;);INDEX([Def.$D$6:.$F$8];MATCH([.H1666];[Def.$C$6:.$C$8]);MATCH([.G1666];[Def.$D$5:.$F$5]));IF([.F1666]=&quot;EI&quot;;INDEX([Def.$D$13:.$F$15];MATCH([.H1666];[Def.$C$13:.$C$15]);MATCH([.G1666];[Def.$D$12:.$F$12]));IF(OR([.F1666]=&quot;EO&quot;;[.F1666]=&quot;EQ&quot;);INDEX([Def.$D$19:.$F$21];MATCH([.H1666];[Def.$C$19:.$C$21]);MATCH([.G1666];[Def.$D$18:.$F$18]));&quot;#err&quot;)));&quot;&quot;)">
            <text:p/>
          </table:table-cell>
          <table:table-cell table:style-name="ce53" table:formula="of:=IF([.I1666]&lt;&gt;&quot;&quot;;INDEX([Def.$J$6:.$L$10];MATCH([.F1666];[Def.$I$6:.$I$10];0);MATCH([.I1666];[Def.$J$5:.$L$5];0));&quot;&quot;)">
            <text:p/>
          </table:table-cell>
          <table:table-cell table:style-name="ce56"/>
          <table:table-cell table:style-name="ce59" table:formula="of:=IF([.K1666]=&quot;&quot;;[.J1666];[.J1666]*[.K16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67]&lt;&gt;&quot;&quot;;IF(OR([.F1667]=&quot;ILF&quot;;[.F1667]=&quot;EIF&quot;);INDEX([Def.$D$6:.$F$8];MATCH([.H1667];[Def.$C$6:.$C$8]);MATCH([.G1667];[Def.$D$5:.$F$5]));IF([.F1667]=&quot;EI&quot;;INDEX([Def.$D$13:.$F$15];MATCH([.H1667];[Def.$C$13:.$C$15]);MATCH([.G1667];[Def.$D$12:.$F$12]));IF(OR([.F1667]=&quot;EO&quot;;[.F1667]=&quot;EQ&quot;);INDEX([Def.$D$19:.$F$21];MATCH([.H1667];[Def.$C$19:.$C$21]);MATCH([.G1667];[Def.$D$18:.$F$18]));&quot;#err&quot;)));&quot;&quot;)">
            <text:p/>
          </table:table-cell>
          <table:table-cell table:style-name="ce53" table:formula="of:=IF([.I1667]&lt;&gt;&quot;&quot;;INDEX([Def.$J$6:.$L$10];MATCH([.F1667];[Def.$I$6:.$I$10];0);MATCH([.I1667];[Def.$J$5:.$L$5];0));&quot;&quot;)">
            <text:p/>
          </table:table-cell>
          <table:table-cell table:style-name="ce56"/>
          <table:table-cell table:style-name="ce59" table:formula="of:=IF([.K1667]=&quot;&quot;;[.J1667];[.J1667]*[.K16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68]&lt;&gt;&quot;&quot;;IF(OR([.F1668]=&quot;ILF&quot;;[.F1668]=&quot;EIF&quot;);INDEX([Def.$D$6:.$F$8];MATCH([.H1668];[Def.$C$6:.$C$8]);MATCH([.G1668];[Def.$D$5:.$F$5]));IF([.F1668]=&quot;EI&quot;;INDEX([Def.$D$13:.$F$15];MATCH([.H1668];[Def.$C$13:.$C$15]);MATCH([.G1668];[Def.$D$12:.$F$12]));IF(OR([.F1668]=&quot;EO&quot;;[.F1668]=&quot;EQ&quot;);INDEX([Def.$D$19:.$F$21];MATCH([.H1668];[Def.$C$19:.$C$21]);MATCH([.G1668];[Def.$D$18:.$F$18]));&quot;#err&quot;)));&quot;&quot;)">
            <text:p/>
          </table:table-cell>
          <table:table-cell table:style-name="ce53" table:formula="of:=IF([.I1668]&lt;&gt;&quot;&quot;;INDEX([Def.$J$6:.$L$10];MATCH([.F1668];[Def.$I$6:.$I$10];0);MATCH([.I1668];[Def.$J$5:.$L$5];0));&quot;&quot;)">
            <text:p/>
          </table:table-cell>
          <table:table-cell table:style-name="ce56"/>
          <table:table-cell table:style-name="ce59" table:formula="of:=IF([.K1668]=&quot;&quot;;[.J1668];[.J1668]*[.K16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69]&lt;&gt;&quot;&quot;;IF(OR([.F1669]=&quot;ILF&quot;;[.F1669]=&quot;EIF&quot;);INDEX([Def.$D$6:.$F$8];MATCH([.H1669];[Def.$C$6:.$C$8]);MATCH([.G1669];[Def.$D$5:.$F$5]));IF([.F1669]=&quot;EI&quot;;INDEX([Def.$D$13:.$F$15];MATCH([.H1669];[Def.$C$13:.$C$15]);MATCH([.G1669];[Def.$D$12:.$F$12]));IF(OR([.F1669]=&quot;EO&quot;;[.F1669]=&quot;EQ&quot;);INDEX([Def.$D$19:.$F$21];MATCH([.H1669];[Def.$C$19:.$C$21]);MATCH([.G1669];[Def.$D$18:.$F$18]));&quot;#err&quot;)));&quot;&quot;)">
            <text:p/>
          </table:table-cell>
          <table:table-cell table:style-name="ce53" table:formula="of:=IF([.I1669]&lt;&gt;&quot;&quot;;INDEX([Def.$J$6:.$L$10];MATCH([.F1669];[Def.$I$6:.$I$10];0);MATCH([.I1669];[Def.$J$5:.$L$5];0));&quot;&quot;)">
            <text:p/>
          </table:table-cell>
          <table:table-cell table:style-name="ce56"/>
          <table:table-cell table:style-name="ce59" table:formula="of:=IF([.K1669]=&quot;&quot;;[.J1669];[.J1669]*[.K16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70]&lt;&gt;&quot;&quot;;IF(OR([.F1670]=&quot;ILF&quot;;[.F1670]=&quot;EIF&quot;);INDEX([Def.$D$6:.$F$8];MATCH([.H1670];[Def.$C$6:.$C$8]);MATCH([.G1670];[Def.$D$5:.$F$5]));IF([.F1670]=&quot;EI&quot;;INDEX([Def.$D$13:.$F$15];MATCH([.H1670];[Def.$C$13:.$C$15]);MATCH([.G1670];[Def.$D$12:.$F$12]));IF(OR([.F1670]=&quot;EO&quot;;[.F1670]=&quot;EQ&quot;);INDEX([Def.$D$19:.$F$21];MATCH([.H1670];[Def.$C$19:.$C$21]);MATCH([.G1670];[Def.$D$18:.$F$18]));&quot;#err&quot;)));&quot;&quot;)">
            <text:p/>
          </table:table-cell>
          <table:table-cell table:style-name="ce53" table:formula="of:=IF([.I1670]&lt;&gt;&quot;&quot;;INDEX([Def.$J$6:.$L$10];MATCH([.F1670];[Def.$I$6:.$I$10];0);MATCH([.I1670];[Def.$J$5:.$L$5];0));&quot;&quot;)">
            <text:p/>
          </table:table-cell>
          <table:table-cell table:style-name="ce56"/>
          <table:table-cell table:style-name="ce59" table:formula="of:=IF([.K1670]=&quot;&quot;;[.J1670];[.J1670]*[.K16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71]&lt;&gt;&quot;&quot;;IF(OR([.F1671]=&quot;ILF&quot;;[.F1671]=&quot;EIF&quot;);INDEX([Def.$D$6:.$F$8];MATCH([.H1671];[Def.$C$6:.$C$8]);MATCH([.G1671];[Def.$D$5:.$F$5]));IF([.F1671]=&quot;EI&quot;;INDEX([Def.$D$13:.$F$15];MATCH([.H1671];[Def.$C$13:.$C$15]);MATCH([.G1671];[Def.$D$12:.$F$12]));IF(OR([.F1671]=&quot;EO&quot;;[.F1671]=&quot;EQ&quot;);INDEX([Def.$D$19:.$F$21];MATCH([.H1671];[Def.$C$19:.$C$21]);MATCH([.G1671];[Def.$D$18:.$F$18]));&quot;#err&quot;)));&quot;&quot;)">
            <text:p/>
          </table:table-cell>
          <table:table-cell table:style-name="ce53" table:formula="of:=IF([.I1671]&lt;&gt;&quot;&quot;;INDEX([Def.$J$6:.$L$10];MATCH([.F1671];[Def.$I$6:.$I$10];0);MATCH([.I1671];[Def.$J$5:.$L$5];0));&quot;&quot;)">
            <text:p/>
          </table:table-cell>
          <table:table-cell table:style-name="ce56"/>
          <table:table-cell table:style-name="ce59" table:formula="of:=IF([.K1671]=&quot;&quot;;[.J1671];[.J1671]*[.K16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72]&lt;&gt;&quot;&quot;;IF(OR([.F1672]=&quot;ILF&quot;;[.F1672]=&quot;EIF&quot;);INDEX([Def.$D$6:.$F$8];MATCH([.H1672];[Def.$C$6:.$C$8]);MATCH([.G1672];[Def.$D$5:.$F$5]));IF([.F1672]=&quot;EI&quot;;INDEX([Def.$D$13:.$F$15];MATCH([.H1672];[Def.$C$13:.$C$15]);MATCH([.G1672];[Def.$D$12:.$F$12]));IF(OR([.F1672]=&quot;EO&quot;;[.F1672]=&quot;EQ&quot;);INDEX([Def.$D$19:.$F$21];MATCH([.H1672];[Def.$C$19:.$C$21]);MATCH([.G1672];[Def.$D$18:.$F$18]));&quot;#err&quot;)));&quot;&quot;)">
            <text:p/>
          </table:table-cell>
          <table:table-cell table:style-name="ce53" table:formula="of:=IF([.I1672]&lt;&gt;&quot;&quot;;INDEX([Def.$J$6:.$L$10];MATCH([.F1672];[Def.$I$6:.$I$10];0);MATCH([.I1672];[Def.$J$5:.$L$5];0));&quot;&quot;)">
            <text:p/>
          </table:table-cell>
          <table:table-cell table:style-name="ce56"/>
          <table:table-cell table:style-name="ce59" table:formula="of:=IF([.K1672]=&quot;&quot;;[.J1672];[.J1672]*[.K16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73]&lt;&gt;&quot;&quot;;IF(OR([.F1673]=&quot;ILF&quot;;[.F1673]=&quot;EIF&quot;);INDEX([Def.$D$6:.$F$8];MATCH([.H1673];[Def.$C$6:.$C$8]);MATCH([.G1673];[Def.$D$5:.$F$5]));IF([.F1673]=&quot;EI&quot;;INDEX([Def.$D$13:.$F$15];MATCH([.H1673];[Def.$C$13:.$C$15]);MATCH([.G1673];[Def.$D$12:.$F$12]));IF(OR([.F1673]=&quot;EO&quot;;[.F1673]=&quot;EQ&quot;);INDEX([Def.$D$19:.$F$21];MATCH([.H1673];[Def.$C$19:.$C$21]);MATCH([.G1673];[Def.$D$18:.$F$18]));&quot;#err&quot;)));&quot;&quot;)">
            <text:p/>
          </table:table-cell>
          <table:table-cell table:style-name="ce53" table:formula="of:=IF([.I1673]&lt;&gt;&quot;&quot;;INDEX([Def.$J$6:.$L$10];MATCH([.F1673];[Def.$I$6:.$I$10];0);MATCH([.I1673];[Def.$J$5:.$L$5];0));&quot;&quot;)">
            <text:p/>
          </table:table-cell>
          <table:table-cell table:style-name="ce56"/>
          <table:table-cell table:style-name="ce59" table:formula="of:=IF([.K1673]=&quot;&quot;;[.J1673];[.J1673]*[.K16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74]&lt;&gt;&quot;&quot;;IF(OR([.F1674]=&quot;ILF&quot;;[.F1674]=&quot;EIF&quot;);INDEX([Def.$D$6:.$F$8];MATCH([.H1674];[Def.$C$6:.$C$8]);MATCH([.G1674];[Def.$D$5:.$F$5]));IF([.F1674]=&quot;EI&quot;;INDEX([Def.$D$13:.$F$15];MATCH([.H1674];[Def.$C$13:.$C$15]);MATCH([.G1674];[Def.$D$12:.$F$12]));IF(OR([.F1674]=&quot;EO&quot;;[.F1674]=&quot;EQ&quot;);INDEX([Def.$D$19:.$F$21];MATCH([.H1674];[Def.$C$19:.$C$21]);MATCH([.G1674];[Def.$D$18:.$F$18]));&quot;#err&quot;)));&quot;&quot;)">
            <text:p/>
          </table:table-cell>
          <table:table-cell table:style-name="ce53" table:formula="of:=IF([.I1674]&lt;&gt;&quot;&quot;;INDEX([Def.$J$6:.$L$10];MATCH([.F1674];[Def.$I$6:.$I$10];0);MATCH([.I1674];[Def.$J$5:.$L$5];0));&quot;&quot;)">
            <text:p/>
          </table:table-cell>
          <table:table-cell table:style-name="ce56"/>
          <table:table-cell table:style-name="ce59" table:formula="of:=IF([.K1674]=&quot;&quot;;[.J1674];[.J1674]*[.K16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75]&lt;&gt;&quot;&quot;;IF(OR([.F1675]=&quot;ILF&quot;;[.F1675]=&quot;EIF&quot;);INDEX([Def.$D$6:.$F$8];MATCH([.H1675];[Def.$C$6:.$C$8]);MATCH([.G1675];[Def.$D$5:.$F$5]));IF([.F1675]=&quot;EI&quot;;INDEX([Def.$D$13:.$F$15];MATCH([.H1675];[Def.$C$13:.$C$15]);MATCH([.G1675];[Def.$D$12:.$F$12]));IF(OR([.F1675]=&quot;EO&quot;;[.F1675]=&quot;EQ&quot;);INDEX([Def.$D$19:.$F$21];MATCH([.H1675];[Def.$C$19:.$C$21]);MATCH([.G1675];[Def.$D$18:.$F$18]));&quot;#err&quot;)));&quot;&quot;)">
            <text:p/>
          </table:table-cell>
          <table:table-cell table:style-name="ce53" table:formula="of:=IF([.I1675]&lt;&gt;&quot;&quot;;INDEX([Def.$J$6:.$L$10];MATCH([.F1675];[Def.$I$6:.$I$10];0);MATCH([.I1675];[Def.$J$5:.$L$5];0));&quot;&quot;)">
            <text:p/>
          </table:table-cell>
          <table:table-cell table:style-name="ce56"/>
          <table:table-cell table:style-name="ce59" table:formula="of:=IF([.K1675]=&quot;&quot;;[.J1675];[.J1675]*[.K16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76]&lt;&gt;&quot;&quot;;IF(OR([.F1676]=&quot;ILF&quot;;[.F1676]=&quot;EIF&quot;);INDEX([Def.$D$6:.$F$8];MATCH([.H1676];[Def.$C$6:.$C$8]);MATCH([.G1676];[Def.$D$5:.$F$5]));IF([.F1676]=&quot;EI&quot;;INDEX([Def.$D$13:.$F$15];MATCH([.H1676];[Def.$C$13:.$C$15]);MATCH([.G1676];[Def.$D$12:.$F$12]));IF(OR([.F1676]=&quot;EO&quot;;[.F1676]=&quot;EQ&quot;);INDEX([Def.$D$19:.$F$21];MATCH([.H1676];[Def.$C$19:.$C$21]);MATCH([.G1676];[Def.$D$18:.$F$18]));&quot;#err&quot;)));&quot;&quot;)">
            <text:p/>
          </table:table-cell>
          <table:table-cell table:style-name="ce53" table:formula="of:=IF([.I1676]&lt;&gt;&quot;&quot;;INDEX([Def.$J$6:.$L$10];MATCH([.F1676];[Def.$I$6:.$I$10];0);MATCH([.I1676];[Def.$J$5:.$L$5];0));&quot;&quot;)">
            <text:p/>
          </table:table-cell>
          <table:table-cell table:style-name="ce56"/>
          <table:table-cell table:style-name="ce59" table:formula="of:=IF([.K1676]=&quot;&quot;;[.J1676];[.J1676]*[.K16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77]&lt;&gt;&quot;&quot;;IF(OR([.F1677]=&quot;ILF&quot;;[.F1677]=&quot;EIF&quot;);INDEX([Def.$D$6:.$F$8];MATCH([.H1677];[Def.$C$6:.$C$8]);MATCH([.G1677];[Def.$D$5:.$F$5]));IF([.F1677]=&quot;EI&quot;;INDEX([Def.$D$13:.$F$15];MATCH([.H1677];[Def.$C$13:.$C$15]);MATCH([.G1677];[Def.$D$12:.$F$12]));IF(OR([.F1677]=&quot;EO&quot;;[.F1677]=&quot;EQ&quot;);INDEX([Def.$D$19:.$F$21];MATCH([.H1677];[Def.$C$19:.$C$21]);MATCH([.G1677];[Def.$D$18:.$F$18]));&quot;#err&quot;)));&quot;&quot;)">
            <text:p/>
          </table:table-cell>
          <table:table-cell table:style-name="ce53" table:formula="of:=IF([.I1677]&lt;&gt;&quot;&quot;;INDEX([Def.$J$6:.$L$10];MATCH([.F1677];[Def.$I$6:.$I$10];0);MATCH([.I1677];[Def.$J$5:.$L$5];0));&quot;&quot;)">
            <text:p/>
          </table:table-cell>
          <table:table-cell table:style-name="ce56"/>
          <table:table-cell table:style-name="ce59" table:formula="of:=IF([.K1677]=&quot;&quot;;[.J1677];[.J1677]*[.K16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78]&lt;&gt;&quot;&quot;;IF(OR([.F1678]=&quot;ILF&quot;;[.F1678]=&quot;EIF&quot;);INDEX([Def.$D$6:.$F$8];MATCH([.H1678];[Def.$C$6:.$C$8]);MATCH([.G1678];[Def.$D$5:.$F$5]));IF([.F1678]=&quot;EI&quot;;INDEX([Def.$D$13:.$F$15];MATCH([.H1678];[Def.$C$13:.$C$15]);MATCH([.G1678];[Def.$D$12:.$F$12]));IF(OR([.F1678]=&quot;EO&quot;;[.F1678]=&quot;EQ&quot;);INDEX([Def.$D$19:.$F$21];MATCH([.H1678];[Def.$C$19:.$C$21]);MATCH([.G1678];[Def.$D$18:.$F$18]));&quot;#err&quot;)));&quot;&quot;)">
            <text:p/>
          </table:table-cell>
          <table:table-cell table:style-name="ce53" table:formula="of:=IF([.I1678]&lt;&gt;&quot;&quot;;INDEX([Def.$J$6:.$L$10];MATCH([.F1678];[Def.$I$6:.$I$10];0);MATCH([.I1678];[Def.$J$5:.$L$5];0));&quot;&quot;)">
            <text:p/>
          </table:table-cell>
          <table:table-cell table:style-name="ce56"/>
          <table:table-cell table:style-name="ce59" table:formula="of:=IF([.K1678]=&quot;&quot;;[.J1678];[.J1678]*[.K16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79]&lt;&gt;&quot;&quot;;IF(OR([.F1679]=&quot;ILF&quot;;[.F1679]=&quot;EIF&quot;);INDEX([Def.$D$6:.$F$8];MATCH([.H1679];[Def.$C$6:.$C$8]);MATCH([.G1679];[Def.$D$5:.$F$5]));IF([.F1679]=&quot;EI&quot;;INDEX([Def.$D$13:.$F$15];MATCH([.H1679];[Def.$C$13:.$C$15]);MATCH([.G1679];[Def.$D$12:.$F$12]));IF(OR([.F1679]=&quot;EO&quot;;[.F1679]=&quot;EQ&quot;);INDEX([Def.$D$19:.$F$21];MATCH([.H1679];[Def.$C$19:.$C$21]);MATCH([.G1679];[Def.$D$18:.$F$18]));&quot;#err&quot;)));&quot;&quot;)">
            <text:p/>
          </table:table-cell>
          <table:table-cell table:style-name="ce53" table:formula="of:=IF([.I1679]&lt;&gt;&quot;&quot;;INDEX([Def.$J$6:.$L$10];MATCH([.F1679];[Def.$I$6:.$I$10];0);MATCH([.I1679];[Def.$J$5:.$L$5];0));&quot;&quot;)">
            <text:p/>
          </table:table-cell>
          <table:table-cell table:style-name="ce56"/>
          <table:table-cell table:style-name="ce59" table:formula="of:=IF([.K1679]=&quot;&quot;;[.J1679];[.J1679]*[.K16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80]&lt;&gt;&quot;&quot;;IF(OR([.F1680]=&quot;ILF&quot;;[.F1680]=&quot;EIF&quot;);INDEX([Def.$D$6:.$F$8];MATCH([.H1680];[Def.$C$6:.$C$8]);MATCH([.G1680];[Def.$D$5:.$F$5]));IF([.F1680]=&quot;EI&quot;;INDEX([Def.$D$13:.$F$15];MATCH([.H1680];[Def.$C$13:.$C$15]);MATCH([.G1680];[Def.$D$12:.$F$12]));IF(OR([.F1680]=&quot;EO&quot;;[.F1680]=&quot;EQ&quot;);INDEX([Def.$D$19:.$F$21];MATCH([.H1680];[Def.$C$19:.$C$21]);MATCH([.G1680];[Def.$D$18:.$F$18]));&quot;#err&quot;)));&quot;&quot;)">
            <text:p/>
          </table:table-cell>
          <table:table-cell table:style-name="ce53" table:formula="of:=IF([.I1680]&lt;&gt;&quot;&quot;;INDEX([Def.$J$6:.$L$10];MATCH([.F1680];[Def.$I$6:.$I$10];0);MATCH([.I1680];[Def.$J$5:.$L$5];0));&quot;&quot;)">
            <text:p/>
          </table:table-cell>
          <table:table-cell table:style-name="ce56"/>
          <table:table-cell table:style-name="ce59" table:formula="of:=IF([.K1680]=&quot;&quot;;[.J1680];[.J1680]*[.K16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81]&lt;&gt;&quot;&quot;;IF(OR([.F1681]=&quot;ILF&quot;;[.F1681]=&quot;EIF&quot;);INDEX([Def.$D$6:.$F$8];MATCH([.H1681];[Def.$C$6:.$C$8]);MATCH([.G1681];[Def.$D$5:.$F$5]));IF([.F1681]=&quot;EI&quot;;INDEX([Def.$D$13:.$F$15];MATCH([.H1681];[Def.$C$13:.$C$15]);MATCH([.G1681];[Def.$D$12:.$F$12]));IF(OR([.F1681]=&quot;EO&quot;;[.F1681]=&quot;EQ&quot;);INDEX([Def.$D$19:.$F$21];MATCH([.H1681];[Def.$C$19:.$C$21]);MATCH([.G1681];[Def.$D$18:.$F$18]));&quot;#err&quot;)));&quot;&quot;)">
            <text:p/>
          </table:table-cell>
          <table:table-cell table:style-name="ce53" table:formula="of:=IF([.I1681]&lt;&gt;&quot;&quot;;INDEX([Def.$J$6:.$L$10];MATCH([.F1681];[Def.$I$6:.$I$10];0);MATCH([.I1681];[Def.$J$5:.$L$5];0));&quot;&quot;)">
            <text:p/>
          </table:table-cell>
          <table:table-cell table:style-name="ce56"/>
          <table:table-cell table:style-name="ce59" table:formula="of:=IF([.K1681]=&quot;&quot;;[.J1681];[.J1681]*[.K16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82]&lt;&gt;&quot;&quot;;IF(OR([.F1682]=&quot;ILF&quot;;[.F1682]=&quot;EIF&quot;);INDEX([Def.$D$6:.$F$8];MATCH([.H1682];[Def.$C$6:.$C$8]);MATCH([.G1682];[Def.$D$5:.$F$5]));IF([.F1682]=&quot;EI&quot;;INDEX([Def.$D$13:.$F$15];MATCH([.H1682];[Def.$C$13:.$C$15]);MATCH([.G1682];[Def.$D$12:.$F$12]));IF(OR([.F1682]=&quot;EO&quot;;[.F1682]=&quot;EQ&quot;);INDEX([Def.$D$19:.$F$21];MATCH([.H1682];[Def.$C$19:.$C$21]);MATCH([.G1682];[Def.$D$18:.$F$18]));&quot;#err&quot;)));&quot;&quot;)">
            <text:p/>
          </table:table-cell>
          <table:table-cell table:style-name="ce53" table:formula="of:=IF([.I1682]&lt;&gt;&quot;&quot;;INDEX([Def.$J$6:.$L$10];MATCH([.F1682];[Def.$I$6:.$I$10];0);MATCH([.I1682];[Def.$J$5:.$L$5];0));&quot;&quot;)">
            <text:p/>
          </table:table-cell>
          <table:table-cell table:style-name="ce56"/>
          <table:table-cell table:style-name="ce59" table:formula="of:=IF([.K1682]=&quot;&quot;;[.J1682];[.J1682]*[.K16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83]&lt;&gt;&quot;&quot;;IF(OR([.F1683]=&quot;ILF&quot;;[.F1683]=&quot;EIF&quot;);INDEX([Def.$D$6:.$F$8];MATCH([.H1683];[Def.$C$6:.$C$8]);MATCH([.G1683];[Def.$D$5:.$F$5]));IF([.F1683]=&quot;EI&quot;;INDEX([Def.$D$13:.$F$15];MATCH([.H1683];[Def.$C$13:.$C$15]);MATCH([.G1683];[Def.$D$12:.$F$12]));IF(OR([.F1683]=&quot;EO&quot;;[.F1683]=&quot;EQ&quot;);INDEX([Def.$D$19:.$F$21];MATCH([.H1683];[Def.$C$19:.$C$21]);MATCH([.G1683];[Def.$D$18:.$F$18]));&quot;#err&quot;)));&quot;&quot;)">
            <text:p/>
          </table:table-cell>
          <table:table-cell table:style-name="ce53" table:formula="of:=IF([.I1683]&lt;&gt;&quot;&quot;;INDEX([Def.$J$6:.$L$10];MATCH([.F1683];[Def.$I$6:.$I$10];0);MATCH([.I1683];[Def.$J$5:.$L$5];0));&quot;&quot;)">
            <text:p/>
          </table:table-cell>
          <table:table-cell table:style-name="ce56"/>
          <table:table-cell table:style-name="ce59" table:formula="of:=IF([.K1683]=&quot;&quot;;[.J1683];[.J1683]*[.K16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84]&lt;&gt;&quot;&quot;;IF(OR([.F1684]=&quot;ILF&quot;;[.F1684]=&quot;EIF&quot;);INDEX([Def.$D$6:.$F$8];MATCH([.H1684];[Def.$C$6:.$C$8]);MATCH([.G1684];[Def.$D$5:.$F$5]));IF([.F1684]=&quot;EI&quot;;INDEX([Def.$D$13:.$F$15];MATCH([.H1684];[Def.$C$13:.$C$15]);MATCH([.G1684];[Def.$D$12:.$F$12]));IF(OR([.F1684]=&quot;EO&quot;;[.F1684]=&quot;EQ&quot;);INDEX([Def.$D$19:.$F$21];MATCH([.H1684];[Def.$C$19:.$C$21]);MATCH([.G1684];[Def.$D$18:.$F$18]));&quot;#err&quot;)));&quot;&quot;)">
            <text:p/>
          </table:table-cell>
          <table:table-cell table:style-name="ce53" table:formula="of:=IF([.I1684]&lt;&gt;&quot;&quot;;INDEX([Def.$J$6:.$L$10];MATCH([.F1684];[Def.$I$6:.$I$10];0);MATCH([.I1684];[Def.$J$5:.$L$5];0));&quot;&quot;)">
            <text:p/>
          </table:table-cell>
          <table:table-cell table:style-name="ce56"/>
          <table:table-cell table:style-name="ce59" table:formula="of:=IF([.K1684]=&quot;&quot;;[.J1684];[.J1684]*[.K16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85]&lt;&gt;&quot;&quot;;IF(OR([.F1685]=&quot;ILF&quot;;[.F1685]=&quot;EIF&quot;);INDEX([Def.$D$6:.$F$8];MATCH([.H1685];[Def.$C$6:.$C$8]);MATCH([.G1685];[Def.$D$5:.$F$5]));IF([.F1685]=&quot;EI&quot;;INDEX([Def.$D$13:.$F$15];MATCH([.H1685];[Def.$C$13:.$C$15]);MATCH([.G1685];[Def.$D$12:.$F$12]));IF(OR([.F1685]=&quot;EO&quot;;[.F1685]=&quot;EQ&quot;);INDEX([Def.$D$19:.$F$21];MATCH([.H1685];[Def.$C$19:.$C$21]);MATCH([.G1685];[Def.$D$18:.$F$18]));&quot;#err&quot;)));&quot;&quot;)">
            <text:p/>
          </table:table-cell>
          <table:table-cell table:style-name="ce53" table:formula="of:=IF([.I1685]&lt;&gt;&quot;&quot;;INDEX([Def.$J$6:.$L$10];MATCH([.F1685];[Def.$I$6:.$I$10];0);MATCH([.I1685];[Def.$J$5:.$L$5];0));&quot;&quot;)">
            <text:p/>
          </table:table-cell>
          <table:table-cell table:style-name="ce56"/>
          <table:table-cell table:style-name="ce59" table:formula="of:=IF([.K1685]=&quot;&quot;;[.J1685];[.J1685]*[.K16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86]&lt;&gt;&quot;&quot;;IF(OR([.F1686]=&quot;ILF&quot;;[.F1686]=&quot;EIF&quot;);INDEX([Def.$D$6:.$F$8];MATCH([.H1686];[Def.$C$6:.$C$8]);MATCH([.G1686];[Def.$D$5:.$F$5]));IF([.F1686]=&quot;EI&quot;;INDEX([Def.$D$13:.$F$15];MATCH([.H1686];[Def.$C$13:.$C$15]);MATCH([.G1686];[Def.$D$12:.$F$12]));IF(OR([.F1686]=&quot;EO&quot;;[.F1686]=&quot;EQ&quot;);INDEX([Def.$D$19:.$F$21];MATCH([.H1686];[Def.$C$19:.$C$21]);MATCH([.G1686];[Def.$D$18:.$F$18]));&quot;#err&quot;)));&quot;&quot;)">
            <text:p/>
          </table:table-cell>
          <table:table-cell table:style-name="ce53" table:formula="of:=IF([.I1686]&lt;&gt;&quot;&quot;;INDEX([Def.$J$6:.$L$10];MATCH([.F1686];[Def.$I$6:.$I$10];0);MATCH([.I1686];[Def.$J$5:.$L$5];0));&quot;&quot;)">
            <text:p/>
          </table:table-cell>
          <table:table-cell table:style-name="ce56"/>
          <table:table-cell table:style-name="ce59" table:formula="of:=IF([.K1686]=&quot;&quot;;[.J1686];[.J1686]*[.K16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87]&lt;&gt;&quot;&quot;;IF(OR([.F1687]=&quot;ILF&quot;;[.F1687]=&quot;EIF&quot;);INDEX([Def.$D$6:.$F$8];MATCH([.H1687];[Def.$C$6:.$C$8]);MATCH([.G1687];[Def.$D$5:.$F$5]));IF([.F1687]=&quot;EI&quot;;INDEX([Def.$D$13:.$F$15];MATCH([.H1687];[Def.$C$13:.$C$15]);MATCH([.G1687];[Def.$D$12:.$F$12]));IF(OR([.F1687]=&quot;EO&quot;;[.F1687]=&quot;EQ&quot;);INDEX([Def.$D$19:.$F$21];MATCH([.H1687];[Def.$C$19:.$C$21]);MATCH([.G1687];[Def.$D$18:.$F$18]));&quot;#err&quot;)));&quot;&quot;)">
            <text:p/>
          </table:table-cell>
          <table:table-cell table:style-name="ce53" table:formula="of:=IF([.I1687]&lt;&gt;&quot;&quot;;INDEX([Def.$J$6:.$L$10];MATCH([.F1687];[Def.$I$6:.$I$10];0);MATCH([.I1687];[Def.$J$5:.$L$5];0));&quot;&quot;)">
            <text:p/>
          </table:table-cell>
          <table:table-cell table:style-name="ce56"/>
          <table:table-cell table:style-name="ce59" table:formula="of:=IF([.K1687]=&quot;&quot;;[.J1687];[.J1687]*[.K16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88]&lt;&gt;&quot;&quot;;IF(OR([.F1688]=&quot;ILF&quot;;[.F1688]=&quot;EIF&quot;);INDEX([Def.$D$6:.$F$8];MATCH([.H1688];[Def.$C$6:.$C$8]);MATCH([.G1688];[Def.$D$5:.$F$5]));IF([.F1688]=&quot;EI&quot;;INDEX([Def.$D$13:.$F$15];MATCH([.H1688];[Def.$C$13:.$C$15]);MATCH([.G1688];[Def.$D$12:.$F$12]));IF(OR([.F1688]=&quot;EO&quot;;[.F1688]=&quot;EQ&quot;);INDEX([Def.$D$19:.$F$21];MATCH([.H1688];[Def.$C$19:.$C$21]);MATCH([.G1688];[Def.$D$18:.$F$18]));&quot;#err&quot;)));&quot;&quot;)">
            <text:p/>
          </table:table-cell>
          <table:table-cell table:style-name="ce53" table:formula="of:=IF([.I1688]&lt;&gt;&quot;&quot;;INDEX([Def.$J$6:.$L$10];MATCH([.F1688];[Def.$I$6:.$I$10];0);MATCH([.I1688];[Def.$J$5:.$L$5];0));&quot;&quot;)">
            <text:p/>
          </table:table-cell>
          <table:table-cell table:style-name="ce56"/>
          <table:table-cell table:style-name="ce59" table:formula="of:=IF([.K1688]=&quot;&quot;;[.J1688];[.J1688]*[.K16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89]&lt;&gt;&quot;&quot;;IF(OR([.F1689]=&quot;ILF&quot;;[.F1689]=&quot;EIF&quot;);INDEX([Def.$D$6:.$F$8];MATCH([.H1689];[Def.$C$6:.$C$8]);MATCH([.G1689];[Def.$D$5:.$F$5]));IF([.F1689]=&quot;EI&quot;;INDEX([Def.$D$13:.$F$15];MATCH([.H1689];[Def.$C$13:.$C$15]);MATCH([.G1689];[Def.$D$12:.$F$12]));IF(OR([.F1689]=&quot;EO&quot;;[.F1689]=&quot;EQ&quot;);INDEX([Def.$D$19:.$F$21];MATCH([.H1689];[Def.$C$19:.$C$21]);MATCH([.G1689];[Def.$D$18:.$F$18]));&quot;#err&quot;)));&quot;&quot;)">
            <text:p/>
          </table:table-cell>
          <table:table-cell table:style-name="ce53" table:formula="of:=IF([.I1689]&lt;&gt;&quot;&quot;;INDEX([Def.$J$6:.$L$10];MATCH([.F1689];[Def.$I$6:.$I$10];0);MATCH([.I1689];[Def.$J$5:.$L$5];0));&quot;&quot;)">
            <text:p/>
          </table:table-cell>
          <table:table-cell table:style-name="ce56"/>
          <table:table-cell table:style-name="ce59" table:formula="of:=IF([.K1689]=&quot;&quot;;[.J1689];[.J1689]*[.K16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90]&lt;&gt;&quot;&quot;;IF(OR([.F1690]=&quot;ILF&quot;;[.F1690]=&quot;EIF&quot;);INDEX([Def.$D$6:.$F$8];MATCH([.H1690];[Def.$C$6:.$C$8]);MATCH([.G1690];[Def.$D$5:.$F$5]));IF([.F1690]=&quot;EI&quot;;INDEX([Def.$D$13:.$F$15];MATCH([.H1690];[Def.$C$13:.$C$15]);MATCH([.G1690];[Def.$D$12:.$F$12]));IF(OR([.F1690]=&quot;EO&quot;;[.F1690]=&quot;EQ&quot;);INDEX([Def.$D$19:.$F$21];MATCH([.H1690];[Def.$C$19:.$C$21]);MATCH([.G1690];[Def.$D$18:.$F$18]));&quot;#err&quot;)));&quot;&quot;)">
            <text:p/>
          </table:table-cell>
          <table:table-cell table:style-name="ce53" table:formula="of:=IF([.I1690]&lt;&gt;&quot;&quot;;INDEX([Def.$J$6:.$L$10];MATCH([.F1690];[Def.$I$6:.$I$10];0);MATCH([.I1690];[Def.$J$5:.$L$5];0));&quot;&quot;)">
            <text:p/>
          </table:table-cell>
          <table:table-cell table:style-name="ce56"/>
          <table:table-cell table:style-name="ce59" table:formula="of:=IF([.K1690]=&quot;&quot;;[.J1690];[.J1690]*[.K16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91]&lt;&gt;&quot;&quot;;IF(OR([.F1691]=&quot;ILF&quot;;[.F1691]=&quot;EIF&quot;);INDEX([Def.$D$6:.$F$8];MATCH([.H1691];[Def.$C$6:.$C$8]);MATCH([.G1691];[Def.$D$5:.$F$5]));IF([.F1691]=&quot;EI&quot;;INDEX([Def.$D$13:.$F$15];MATCH([.H1691];[Def.$C$13:.$C$15]);MATCH([.G1691];[Def.$D$12:.$F$12]));IF(OR([.F1691]=&quot;EO&quot;;[.F1691]=&quot;EQ&quot;);INDEX([Def.$D$19:.$F$21];MATCH([.H1691];[Def.$C$19:.$C$21]);MATCH([.G1691];[Def.$D$18:.$F$18]));&quot;#err&quot;)));&quot;&quot;)">
            <text:p/>
          </table:table-cell>
          <table:table-cell table:style-name="ce53" table:formula="of:=IF([.I1691]&lt;&gt;&quot;&quot;;INDEX([Def.$J$6:.$L$10];MATCH([.F1691];[Def.$I$6:.$I$10];0);MATCH([.I1691];[Def.$J$5:.$L$5];0));&quot;&quot;)">
            <text:p/>
          </table:table-cell>
          <table:table-cell table:style-name="ce56"/>
          <table:table-cell table:style-name="ce59" table:formula="of:=IF([.K1691]=&quot;&quot;;[.J1691];[.J1691]*[.K16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92]&lt;&gt;&quot;&quot;;IF(OR([.F1692]=&quot;ILF&quot;;[.F1692]=&quot;EIF&quot;);INDEX([Def.$D$6:.$F$8];MATCH([.H1692];[Def.$C$6:.$C$8]);MATCH([.G1692];[Def.$D$5:.$F$5]));IF([.F1692]=&quot;EI&quot;;INDEX([Def.$D$13:.$F$15];MATCH([.H1692];[Def.$C$13:.$C$15]);MATCH([.G1692];[Def.$D$12:.$F$12]));IF(OR([.F1692]=&quot;EO&quot;;[.F1692]=&quot;EQ&quot;);INDEX([Def.$D$19:.$F$21];MATCH([.H1692];[Def.$C$19:.$C$21]);MATCH([.G1692];[Def.$D$18:.$F$18]));&quot;#err&quot;)));&quot;&quot;)">
            <text:p/>
          </table:table-cell>
          <table:table-cell table:style-name="ce53" table:formula="of:=IF([.I1692]&lt;&gt;&quot;&quot;;INDEX([Def.$J$6:.$L$10];MATCH([.F1692];[Def.$I$6:.$I$10];0);MATCH([.I1692];[Def.$J$5:.$L$5];0));&quot;&quot;)">
            <text:p/>
          </table:table-cell>
          <table:table-cell table:style-name="ce56"/>
          <table:table-cell table:style-name="ce59" table:formula="of:=IF([.K1692]=&quot;&quot;;[.J1692];[.J1692]*[.K16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93]&lt;&gt;&quot;&quot;;IF(OR([.F1693]=&quot;ILF&quot;;[.F1693]=&quot;EIF&quot;);INDEX([Def.$D$6:.$F$8];MATCH([.H1693];[Def.$C$6:.$C$8]);MATCH([.G1693];[Def.$D$5:.$F$5]));IF([.F1693]=&quot;EI&quot;;INDEX([Def.$D$13:.$F$15];MATCH([.H1693];[Def.$C$13:.$C$15]);MATCH([.G1693];[Def.$D$12:.$F$12]));IF(OR([.F1693]=&quot;EO&quot;;[.F1693]=&quot;EQ&quot;);INDEX([Def.$D$19:.$F$21];MATCH([.H1693];[Def.$C$19:.$C$21]);MATCH([.G1693];[Def.$D$18:.$F$18]));&quot;#err&quot;)));&quot;&quot;)">
            <text:p/>
          </table:table-cell>
          <table:table-cell table:style-name="ce53" table:formula="of:=IF([.I1693]&lt;&gt;&quot;&quot;;INDEX([Def.$J$6:.$L$10];MATCH([.F1693];[Def.$I$6:.$I$10];0);MATCH([.I1693];[Def.$J$5:.$L$5];0));&quot;&quot;)">
            <text:p/>
          </table:table-cell>
          <table:table-cell table:style-name="ce56"/>
          <table:table-cell table:style-name="ce59" table:formula="of:=IF([.K1693]=&quot;&quot;;[.J1693];[.J1693]*[.K16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94]&lt;&gt;&quot;&quot;;IF(OR([.F1694]=&quot;ILF&quot;;[.F1694]=&quot;EIF&quot;);INDEX([Def.$D$6:.$F$8];MATCH([.H1694];[Def.$C$6:.$C$8]);MATCH([.G1694];[Def.$D$5:.$F$5]));IF([.F1694]=&quot;EI&quot;;INDEX([Def.$D$13:.$F$15];MATCH([.H1694];[Def.$C$13:.$C$15]);MATCH([.G1694];[Def.$D$12:.$F$12]));IF(OR([.F1694]=&quot;EO&quot;;[.F1694]=&quot;EQ&quot;);INDEX([Def.$D$19:.$F$21];MATCH([.H1694];[Def.$C$19:.$C$21]);MATCH([.G1694];[Def.$D$18:.$F$18]));&quot;#err&quot;)));&quot;&quot;)">
            <text:p/>
          </table:table-cell>
          <table:table-cell table:style-name="ce53" table:formula="of:=IF([.I1694]&lt;&gt;&quot;&quot;;INDEX([Def.$J$6:.$L$10];MATCH([.F1694];[Def.$I$6:.$I$10];0);MATCH([.I1694];[Def.$J$5:.$L$5];0));&quot;&quot;)">
            <text:p/>
          </table:table-cell>
          <table:table-cell table:style-name="ce56"/>
          <table:table-cell table:style-name="ce59" table:formula="of:=IF([.K1694]=&quot;&quot;;[.J1694];[.J1694]*[.K16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95]&lt;&gt;&quot;&quot;;IF(OR([.F1695]=&quot;ILF&quot;;[.F1695]=&quot;EIF&quot;);INDEX([Def.$D$6:.$F$8];MATCH([.H1695];[Def.$C$6:.$C$8]);MATCH([.G1695];[Def.$D$5:.$F$5]));IF([.F1695]=&quot;EI&quot;;INDEX([Def.$D$13:.$F$15];MATCH([.H1695];[Def.$C$13:.$C$15]);MATCH([.G1695];[Def.$D$12:.$F$12]));IF(OR([.F1695]=&quot;EO&quot;;[.F1695]=&quot;EQ&quot;);INDEX([Def.$D$19:.$F$21];MATCH([.H1695];[Def.$C$19:.$C$21]);MATCH([.G1695];[Def.$D$18:.$F$18]));&quot;#err&quot;)));&quot;&quot;)">
            <text:p/>
          </table:table-cell>
          <table:table-cell table:style-name="ce53" table:formula="of:=IF([.I1695]&lt;&gt;&quot;&quot;;INDEX([Def.$J$6:.$L$10];MATCH([.F1695];[Def.$I$6:.$I$10];0);MATCH([.I1695];[Def.$J$5:.$L$5];0));&quot;&quot;)">
            <text:p/>
          </table:table-cell>
          <table:table-cell table:style-name="ce56"/>
          <table:table-cell table:style-name="ce59" table:formula="of:=IF([.K1695]=&quot;&quot;;[.J1695];[.J1695]*[.K16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96]&lt;&gt;&quot;&quot;;IF(OR([.F1696]=&quot;ILF&quot;;[.F1696]=&quot;EIF&quot;);INDEX([Def.$D$6:.$F$8];MATCH([.H1696];[Def.$C$6:.$C$8]);MATCH([.G1696];[Def.$D$5:.$F$5]));IF([.F1696]=&quot;EI&quot;;INDEX([Def.$D$13:.$F$15];MATCH([.H1696];[Def.$C$13:.$C$15]);MATCH([.G1696];[Def.$D$12:.$F$12]));IF(OR([.F1696]=&quot;EO&quot;;[.F1696]=&quot;EQ&quot;);INDEX([Def.$D$19:.$F$21];MATCH([.H1696];[Def.$C$19:.$C$21]);MATCH([.G1696];[Def.$D$18:.$F$18]));&quot;#err&quot;)));&quot;&quot;)">
            <text:p/>
          </table:table-cell>
          <table:table-cell table:style-name="ce53" table:formula="of:=IF([.I1696]&lt;&gt;&quot;&quot;;INDEX([Def.$J$6:.$L$10];MATCH([.F1696];[Def.$I$6:.$I$10];0);MATCH([.I1696];[Def.$J$5:.$L$5];0));&quot;&quot;)">
            <text:p/>
          </table:table-cell>
          <table:table-cell table:style-name="ce56"/>
          <table:table-cell table:style-name="ce59" table:formula="of:=IF([.K1696]=&quot;&quot;;[.J1696];[.J1696]*[.K16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97]&lt;&gt;&quot;&quot;;IF(OR([.F1697]=&quot;ILF&quot;;[.F1697]=&quot;EIF&quot;);INDEX([Def.$D$6:.$F$8];MATCH([.H1697];[Def.$C$6:.$C$8]);MATCH([.G1697];[Def.$D$5:.$F$5]));IF([.F1697]=&quot;EI&quot;;INDEX([Def.$D$13:.$F$15];MATCH([.H1697];[Def.$C$13:.$C$15]);MATCH([.G1697];[Def.$D$12:.$F$12]));IF(OR([.F1697]=&quot;EO&quot;;[.F1697]=&quot;EQ&quot;);INDEX([Def.$D$19:.$F$21];MATCH([.H1697];[Def.$C$19:.$C$21]);MATCH([.G1697];[Def.$D$18:.$F$18]));&quot;#err&quot;)));&quot;&quot;)">
            <text:p/>
          </table:table-cell>
          <table:table-cell table:style-name="ce53" table:formula="of:=IF([.I1697]&lt;&gt;&quot;&quot;;INDEX([Def.$J$6:.$L$10];MATCH([.F1697];[Def.$I$6:.$I$10];0);MATCH([.I1697];[Def.$J$5:.$L$5];0));&quot;&quot;)">
            <text:p/>
          </table:table-cell>
          <table:table-cell table:style-name="ce56"/>
          <table:table-cell table:style-name="ce59" table:formula="of:=IF([.K1697]=&quot;&quot;;[.J1697];[.J1697]*[.K16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98]&lt;&gt;&quot;&quot;;IF(OR([.F1698]=&quot;ILF&quot;;[.F1698]=&quot;EIF&quot;);INDEX([Def.$D$6:.$F$8];MATCH([.H1698];[Def.$C$6:.$C$8]);MATCH([.G1698];[Def.$D$5:.$F$5]));IF([.F1698]=&quot;EI&quot;;INDEX([Def.$D$13:.$F$15];MATCH([.H1698];[Def.$C$13:.$C$15]);MATCH([.G1698];[Def.$D$12:.$F$12]));IF(OR([.F1698]=&quot;EO&quot;;[.F1698]=&quot;EQ&quot;);INDEX([Def.$D$19:.$F$21];MATCH([.H1698];[Def.$C$19:.$C$21]);MATCH([.G1698];[Def.$D$18:.$F$18]));&quot;#err&quot;)));&quot;&quot;)">
            <text:p/>
          </table:table-cell>
          <table:table-cell table:style-name="ce53" table:formula="of:=IF([.I1698]&lt;&gt;&quot;&quot;;INDEX([Def.$J$6:.$L$10];MATCH([.F1698];[Def.$I$6:.$I$10];0);MATCH([.I1698];[Def.$J$5:.$L$5];0));&quot;&quot;)">
            <text:p/>
          </table:table-cell>
          <table:table-cell table:style-name="ce56"/>
          <table:table-cell table:style-name="ce59" table:formula="of:=IF([.K1698]=&quot;&quot;;[.J1698];[.J1698]*[.K16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699]&lt;&gt;&quot;&quot;;IF(OR([.F1699]=&quot;ILF&quot;;[.F1699]=&quot;EIF&quot;);INDEX([Def.$D$6:.$F$8];MATCH([.H1699];[Def.$C$6:.$C$8]);MATCH([.G1699];[Def.$D$5:.$F$5]));IF([.F1699]=&quot;EI&quot;;INDEX([Def.$D$13:.$F$15];MATCH([.H1699];[Def.$C$13:.$C$15]);MATCH([.G1699];[Def.$D$12:.$F$12]));IF(OR([.F1699]=&quot;EO&quot;;[.F1699]=&quot;EQ&quot;);INDEX([Def.$D$19:.$F$21];MATCH([.H1699];[Def.$C$19:.$C$21]);MATCH([.G1699];[Def.$D$18:.$F$18]));&quot;#err&quot;)));&quot;&quot;)">
            <text:p/>
          </table:table-cell>
          <table:table-cell table:style-name="ce53" table:formula="of:=IF([.I1699]&lt;&gt;&quot;&quot;;INDEX([Def.$J$6:.$L$10];MATCH([.F1699];[Def.$I$6:.$I$10];0);MATCH([.I1699];[Def.$J$5:.$L$5];0));&quot;&quot;)">
            <text:p/>
          </table:table-cell>
          <table:table-cell table:style-name="ce56"/>
          <table:table-cell table:style-name="ce59" table:formula="of:=IF([.K1699]=&quot;&quot;;[.J1699];[.J1699]*[.K16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00]&lt;&gt;&quot;&quot;;IF(OR([.F1700]=&quot;ILF&quot;;[.F1700]=&quot;EIF&quot;);INDEX([Def.$D$6:.$F$8];MATCH([.H1700];[Def.$C$6:.$C$8]);MATCH([.G1700];[Def.$D$5:.$F$5]));IF([.F1700]=&quot;EI&quot;;INDEX([Def.$D$13:.$F$15];MATCH([.H1700];[Def.$C$13:.$C$15]);MATCH([.G1700];[Def.$D$12:.$F$12]));IF(OR([.F1700]=&quot;EO&quot;;[.F1700]=&quot;EQ&quot;);INDEX([Def.$D$19:.$F$21];MATCH([.H1700];[Def.$C$19:.$C$21]);MATCH([.G1700];[Def.$D$18:.$F$18]));&quot;#err&quot;)));&quot;&quot;)">
            <text:p/>
          </table:table-cell>
          <table:table-cell table:style-name="ce53" table:formula="of:=IF([.I1700]&lt;&gt;&quot;&quot;;INDEX([Def.$J$6:.$L$10];MATCH([.F1700];[Def.$I$6:.$I$10];0);MATCH([.I1700];[Def.$J$5:.$L$5];0));&quot;&quot;)">
            <text:p/>
          </table:table-cell>
          <table:table-cell table:style-name="ce56"/>
          <table:table-cell table:style-name="ce59" table:formula="of:=IF([.K1700]=&quot;&quot;;[.J1700];[.J1700]*[.K17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01]&lt;&gt;&quot;&quot;;IF(OR([.F1701]=&quot;ILF&quot;;[.F1701]=&quot;EIF&quot;);INDEX([Def.$D$6:.$F$8];MATCH([.H1701];[Def.$C$6:.$C$8]);MATCH([.G1701];[Def.$D$5:.$F$5]));IF([.F1701]=&quot;EI&quot;;INDEX([Def.$D$13:.$F$15];MATCH([.H1701];[Def.$C$13:.$C$15]);MATCH([.G1701];[Def.$D$12:.$F$12]));IF(OR([.F1701]=&quot;EO&quot;;[.F1701]=&quot;EQ&quot;);INDEX([Def.$D$19:.$F$21];MATCH([.H1701];[Def.$C$19:.$C$21]);MATCH([.G1701];[Def.$D$18:.$F$18]));&quot;#err&quot;)));&quot;&quot;)">
            <text:p/>
          </table:table-cell>
          <table:table-cell table:style-name="ce53" table:formula="of:=IF([.I1701]&lt;&gt;&quot;&quot;;INDEX([Def.$J$6:.$L$10];MATCH([.F1701];[Def.$I$6:.$I$10];0);MATCH([.I1701];[Def.$J$5:.$L$5];0));&quot;&quot;)">
            <text:p/>
          </table:table-cell>
          <table:table-cell table:style-name="ce56"/>
          <table:table-cell table:style-name="ce59" table:formula="of:=IF([.K1701]=&quot;&quot;;[.J1701];[.J1701]*[.K17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02]&lt;&gt;&quot;&quot;;IF(OR([.F1702]=&quot;ILF&quot;;[.F1702]=&quot;EIF&quot;);INDEX([Def.$D$6:.$F$8];MATCH([.H1702];[Def.$C$6:.$C$8]);MATCH([.G1702];[Def.$D$5:.$F$5]));IF([.F1702]=&quot;EI&quot;;INDEX([Def.$D$13:.$F$15];MATCH([.H1702];[Def.$C$13:.$C$15]);MATCH([.G1702];[Def.$D$12:.$F$12]));IF(OR([.F1702]=&quot;EO&quot;;[.F1702]=&quot;EQ&quot;);INDEX([Def.$D$19:.$F$21];MATCH([.H1702];[Def.$C$19:.$C$21]);MATCH([.G1702];[Def.$D$18:.$F$18]));&quot;#err&quot;)));&quot;&quot;)">
            <text:p/>
          </table:table-cell>
          <table:table-cell table:style-name="ce53" table:formula="of:=IF([.I1702]&lt;&gt;&quot;&quot;;INDEX([Def.$J$6:.$L$10];MATCH([.F1702];[Def.$I$6:.$I$10];0);MATCH([.I1702];[Def.$J$5:.$L$5];0));&quot;&quot;)">
            <text:p/>
          </table:table-cell>
          <table:table-cell table:style-name="ce56"/>
          <table:table-cell table:style-name="ce59" table:formula="of:=IF([.K1702]=&quot;&quot;;[.J1702];[.J1702]*[.K17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03]&lt;&gt;&quot;&quot;;IF(OR([.F1703]=&quot;ILF&quot;;[.F1703]=&quot;EIF&quot;);INDEX([Def.$D$6:.$F$8];MATCH([.H1703];[Def.$C$6:.$C$8]);MATCH([.G1703];[Def.$D$5:.$F$5]));IF([.F1703]=&quot;EI&quot;;INDEX([Def.$D$13:.$F$15];MATCH([.H1703];[Def.$C$13:.$C$15]);MATCH([.G1703];[Def.$D$12:.$F$12]));IF(OR([.F1703]=&quot;EO&quot;;[.F1703]=&quot;EQ&quot;);INDEX([Def.$D$19:.$F$21];MATCH([.H1703];[Def.$C$19:.$C$21]);MATCH([.G1703];[Def.$D$18:.$F$18]));&quot;#err&quot;)));&quot;&quot;)">
            <text:p/>
          </table:table-cell>
          <table:table-cell table:style-name="ce53" table:formula="of:=IF([.I1703]&lt;&gt;&quot;&quot;;INDEX([Def.$J$6:.$L$10];MATCH([.F1703];[Def.$I$6:.$I$10];0);MATCH([.I1703];[Def.$J$5:.$L$5];0));&quot;&quot;)">
            <text:p/>
          </table:table-cell>
          <table:table-cell table:style-name="ce56"/>
          <table:table-cell table:style-name="ce59" table:formula="of:=IF([.K1703]=&quot;&quot;;[.J1703];[.J1703]*[.K17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04]&lt;&gt;&quot;&quot;;IF(OR([.F1704]=&quot;ILF&quot;;[.F1704]=&quot;EIF&quot;);INDEX([Def.$D$6:.$F$8];MATCH([.H1704];[Def.$C$6:.$C$8]);MATCH([.G1704];[Def.$D$5:.$F$5]));IF([.F1704]=&quot;EI&quot;;INDEX([Def.$D$13:.$F$15];MATCH([.H1704];[Def.$C$13:.$C$15]);MATCH([.G1704];[Def.$D$12:.$F$12]));IF(OR([.F1704]=&quot;EO&quot;;[.F1704]=&quot;EQ&quot;);INDEX([Def.$D$19:.$F$21];MATCH([.H1704];[Def.$C$19:.$C$21]);MATCH([.G1704];[Def.$D$18:.$F$18]));&quot;#err&quot;)));&quot;&quot;)">
            <text:p/>
          </table:table-cell>
          <table:table-cell table:style-name="ce53" table:formula="of:=IF([.I1704]&lt;&gt;&quot;&quot;;INDEX([Def.$J$6:.$L$10];MATCH([.F1704];[Def.$I$6:.$I$10];0);MATCH([.I1704];[Def.$J$5:.$L$5];0));&quot;&quot;)">
            <text:p/>
          </table:table-cell>
          <table:table-cell table:style-name="ce56"/>
          <table:table-cell table:style-name="ce59" table:formula="of:=IF([.K1704]=&quot;&quot;;[.J1704];[.J1704]*[.K17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05]&lt;&gt;&quot;&quot;;IF(OR([.F1705]=&quot;ILF&quot;;[.F1705]=&quot;EIF&quot;);INDEX([Def.$D$6:.$F$8];MATCH([.H1705];[Def.$C$6:.$C$8]);MATCH([.G1705];[Def.$D$5:.$F$5]));IF([.F1705]=&quot;EI&quot;;INDEX([Def.$D$13:.$F$15];MATCH([.H1705];[Def.$C$13:.$C$15]);MATCH([.G1705];[Def.$D$12:.$F$12]));IF(OR([.F1705]=&quot;EO&quot;;[.F1705]=&quot;EQ&quot;);INDEX([Def.$D$19:.$F$21];MATCH([.H1705];[Def.$C$19:.$C$21]);MATCH([.G1705];[Def.$D$18:.$F$18]));&quot;#err&quot;)));&quot;&quot;)">
            <text:p/>
          </table:table-cell>
          <table:table-cell table:style-name="ce53" table:formula="of:=IF([.I1705]&lt;&gt;&quot;&quot;;INDEX([Def.$J$6:.$L$10];MATCH([.F1705];[Def.$I$6:.$I$10];0);MATCH([.I1705];[Def.$J$5:.$L$5];0));&quot;&quot;)">
            <text:p/>
          </table:table-cell>
          <table:table-cell table:style-name="ce56"/>
          <table:table-cell table:style-name="ce59" table:formula="of:=IF([.K1705]=&quot;&quot;;[.J1705];[.J1705]*[.K17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06]&lt;&gt;&quot;&quot;;IF(OR([.F1706]=&quot;ILF&quot;;[.F1706]=&quot;EIF&quot;);INDEX([Def.$D$6:.$F$8];MATCH([.H1706];[Def.$C$6:.$C$8]);MATCH([.G1706];[Def.$D$5:.$F$5]));IF([.F1706]=&quot;EI&quot;;INDEX([Def.$D$13:.$F$15];MATCH([.H1706];[Def.$C$13:.$C$15]);MATCH([.G1706];[Def.$D$12:.$F$12]));IF(OR([.F1706]=&quot;EO&quot;;[.F1706]=&quot;EQ&quot;);INDEX([Def.$D$19:.$F$21];MATCH([.H1706];[Def.$C$19:.$C$21]);MATCH([.G1706];[Def.$D$18:.$F$18]));&quot;#err&quot;)));&quot;&quot;)">
            <text:p/>
          </table:table-cell>
          <table:table-cell table:style-name="ce53" table:formula="of:=IF([.I1706]&lt;&gt;&quot;&quot;;INDEX([Def.$J$6:.$L$10];MATCH([.F1706];[Def.$I$6:.$I$10];0);MATCH([.I1706];[Def.$J$5:.$L$5];0));&quot;&quot;)">
            <text:p/>
          </table:table-cell>
          <table:table-cell table:style-name="ce56"/>
          <table:table-cell table:style-name="ce59" table:formula="of:=IF([.K1706]=&quot;&quot;;[.J1706];[.J1706]*[.K17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07]&lt;&gt;&quot;&quot;;IF(OR([.F1707]=&quot;ILF&quot;;[.F1707]=&quot;EIF&quot;);INDEX([Def.$D$6:.$F$8];MATCH([.H1707];[Def.$C$6:.$C$8]);MATCH([.G1707];[Def.$D$5:.$F$5]));IF([.F1707]=&quot;EI&quot;;INDEX([Def.$D$13:.$F$15];MATCH([.H1707];[Def.$C$13:.$C$15]);MATCH([.G1707];[Def.$D$12:.$F$12]));IF(OR([.F1707]=&quot;EO&quot;;[.F1707]=&quot;EQ&quot;);INDEX([Def.$D$19:.$F$21];MATCH([.H1707];[Def.$C$19:.$C$21]);MATCH([.G1707];[Def.$D$18:.$F$18]));&quot;#err&quot;)));&quot;&quot;)">
            <text:p/>
          </table:table-cell>
          <table:table-cell table:style-name="ce53" table:formula="of:=IF([.I1707]&lt;&gt;&quot;&quot;;INDEX([Def.$J$6:.$L$10];MATCH([.F1707];[Def.$I$6:.$I$10];0);MATCH([.I1707];[Def.$J$5:.$L$5];0));&quot;&quot;)">
            <text:p/>
          </table:table-cell>
          <table:table-cell table:style-name="ce56"/>
          <table:table-cell table:style-name="ce59" table:formula="of:=IF([.K1707]=&quot;&quot;;[.J1707];[.J1707]*[.K17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08]&lt;&gt;&quot;&quot;;IF(OR([.F1708]=&quot;ILF&quot;;[.F1708]=&quot;EIF&quot;);INDEX([Def.$D$6:.$F$8];MATCH([.H1708];[Def.$C$6:.$C$8]);MATCH([.G1708];[Def.$D$5:.$F$5]));IF([.F1708]=&quot;EI&quot;;INDEX([Def.$D$13:.$F$15];MATCH([.H1708];[Def.$C$13:.$C$15]);MATCH([.G1708];[Def.$D$12:.$F$12]));IF(OR([.F1708]=&quot;EO&quot;;[.F1708]=&quot;EQ&quot;);INDEX([Def.$D$19:.$F$21];MATCH([.H1708];[Def.$C$19:.$C$21]);MATCH([.G1708];[Def.$D$18:.$F$18]));&quot;#err&quot;)));&quot;&quot;)">
            <text:p/>
          </table:table-cell>
          <table:table-cell table:style-name="ce53" table:formula="of:=IF([.I1708]&lt;&gt;&quot;&quot;;INDEX([Def.$J$6:.$L$10];MATCH([.F1708];[Def.$I$6:.$I$10];0);MATCH([.I1708];[Def.$J$5:.$L$5];0));&quot;&quot;)">
            <text:p/>
          </table:table-cell>
          <table:table-cell table:style-name="ce56"/>
          <table:table-cell table:style-name="ce59" table:formula="of:=IF([.K1708]=&quot;&quot;;[.J1708];[.J1708]*[.K17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09]&lt;&gt;&quot;&quot;;IF(OR([.F1709]=&quot;ILF&quot;;[.F1709]=&quot;EIF&quot;);INDEX([Def.$D$6:.$F$8];MATCH([.H1709];[Def.$C$6:.$C$8]);MATCH([.G1709];[Def.$D$5:.$F$5]));IF([.F1709]=&quot;EI&quot;;INDEX([Def.$D$13:.$F$15];MATCH([.H1709];[Def.$C$13:.$C$15]);MATCH([.G1709];[Def.$D$12:.$F$12]));IF(OR([.F1709]=&quot;EO&quot;;[.F1709]=&quot;EQ&quot;);INDEX([Def.$D$19:.$F$21];MATCH([.H1709];[Def.$C$19:.$C$21]);MATCH([.G1709];[Def.$D$18:.$F$18]));&quot;#err&quot;)));&quot;&quot;)">
            <text:p/>
          </table:table-cell>
          <table:table-cell table:style-name="ce53" table:formula="of:=IF([.I1709]&lt;&gt;&quot;&quot;;INDEX([Def.$J$6:.$L$10];MATCH([.F1709];[Def.$I$6:.$I$10];0);MATCH([.I1709];[Def.$J$5:.$L$5];0));&quot;&quot;)">
            <text:p/>
          </table:table-cell>
          <table:table-cell table:style-name="ce56"/>
          <table:table-cell table:style-name="ce59" table:formula="of:=IF([.K1709]=&quot;&quot;;[.J1709];[.J1709]*[.K17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10]&lt;&gt;&quot;&quot;;IF(OR([.F1710]=&quot;ILF&quot;;[.F1710]=&quot;EIF&quot;);INDEX([Def.$D$6:.$F$8];MATCH([.H1710];[Def.$C$6:.$C$8]);MATCH([.G1710];[Def.$D$5:.$F$5]));IF([.F1710]=&quot;EI&quot;;INDEX([Def.$D$13:.$F$15];MATCH([.H1710];[Def.$C$13:.$C$15]);MATCH([.G1710];[Def.$D$12:.$F$12]));IF(OR([.F1710]=&quot;EO&quot;;[.F1710]=&quot;EQ&quot;);INDEX([Def.$D$19:.$F$21];MATCH([.H1710];[Def.$C$19:.$C$21]);MATCH([.G1710];[Def.$D$18:.$F$18]));&quot;#err&quot;)));&quot;&quot;)">
            <text:p/>
          </table:table-cell>
          <table:table-cell table:style-name="ce53" table:formula="of:=IF([.I1710]&lt;&gt;&quot;&quot;;INDEX([Def.$J$6:.$L$10];MATCH([.F1710];[Def.$I$6:.$I$10];0);MATCH([.I1710];[Def.$J$5:.$L$5];0));&quot;&quot;)">
            <text:p/>
          </table:table-cell>
          <table:table-cell table:style-name="ce56"/>
          <table:table-cell table:style-name="ce59" table:formula="of:=IF([.K1710]=&quot;&quot;;[.J1710];[.J1710]*[.K17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11]&lt;&gt;&quot;&quot;;IF(OR([.F1711]=&quot;ILF&quot;;[.F1711]=&quot;EIF&quot;);INDEX([Def.$D$6:.$F$8];MATCH([.H1711];[Def.$C$6:.$C$8]);MATCH([.G1711];[Def.$D$5:.$F$5]));IF([.F1711]=&quot;EI&quot;;INDEX([Def.$D$13:.$F$15];MATCH([.H1711];[Def.$C$13:.$C$15]);MATCH([.G1711];[Def.$D$12:.$F$12]));IF(OR([.F1711]=&quot;EO&quot;;[.F1711]=&quot;EQ&quot;);INDEX([Def.$D$19:.$F$21];MATCH([.H1711];[Def.$C$19:.$C$21]);MATCH([.G1711];[Def.$D$18:.$F$18]));&quot;#err&quot;)));&quot;&quot;)">
            <text:p/>
          </table:table-cell>
          <table:table-cell table:style-name="ce53" table:formula="of:=IF([.I1711]&lt;&gt;&quot;&quot;;INDEX([Def.$J$6:.$L$10];MATCH([.F1711];[Def.$I$6:.$I$10];0);MATCH([.I1711];[Def.$J$5:.$L$5];0));&quot;&quot;)">
            <text:p/>
          </table:table-cell>
          <table:table-cell table:style-name="ce56"/>
          <table:table-cell table:style-name="ce59" table:formula="of:=IF([.K1711]=&quot;&quot;;[.J1711];[.J1711]*[.K17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12]&lt;&gt;&quot;&quot;;IF(OR([.F1712]=&quot;ILF&quot;;[.F1712]=&quot;EIF&quot;);INDEX([Def.$D$6:.$F$8];MATCH([.H1712];[Def.$C$6:.$C$8]);MATCH([.G1712];[Def.$D$5:.$F$5]));IF([.F1712]=&quot;EI&quot;;INDEX([Def.$D$13:.$F$15];MATCH([.H1712];[Def.$C$13:.$C$15]);MATCH([.G1712];[Def.$D$12:.$F$12]));IF(OR([.F1712]=&quot;EO&quot;;[.F1712]=&quot;EQ&quot;);INDEX([Def.$D$19:.$F$21];MATCH([.H1712];[Def.$C$19:.$C$21]);MATCH([.G1712];[Def.$D$18:.$F$18]));&quot;#err&quot;)));&quot;&quot;)">
            <text:p/>
          </table:table-cell>
          <table:table-cell table:style-name="ce53" table:formula="of:=IF([.I1712]&lt;&gt;&quot;&quot;;INDEX([Def.$J$6:.$L$10];MATCH([.F1712];[Def.$I$6:.$I$10];0);MATCH([.I1712];[Def.$J$5:.$L$5];0));&quot;&quot;)">
            <text:p/>
          </table:table-cell>
          <table:table-cell table:style-name="ce56"/>
          <table:table-cell table:style-name="ce59" table:formula="of:=IF([.K1712]=&quot;&quot;;[.J1712];[.J1712]*[.K17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13]&lt;&gt;&quot;&quot;;IF(OR([.F1713]=&quot;ILF&quot;;[.F1713]=&quot;EIF&quot;);INDEX([Def.$D$6:.$F$8];MATCH([.H1713];[Def.$C$6:.$C$8]);MATCH([.G1713];[Def.$D$5:.$F$5]));IF([.F1713]=&quot;EI&quot;;INDEX([Def.$D$13:.$F$15];MATCH([.H1713];[Def.$C$13:.$C$15]);MATCH([.G1713];[Def.$D$12:.$F$12]));IF(OR([.F1713]=&quot;EO&quot;;[.F1713]=&quot;EQ&quot;);INDEX([Def.$D$19:.$F$21];MATCH([.H1713];[Def.$C$19:.$C$21]);MATCH([.G1713];[Def.$D$18:.$F$18]));&quot;#err&quot;)));&quot;&quot;)">
            <text:p/>
          </table:table-cell>
          <table:table-cell table:style-name="ce53" table:formula="of:=IF([.I1713]&lt;&gt;&quot;&quot;;INDEX([Def.$J$6:.$L$10];MATCH([.F1713];[Def.$I$6:.$I$10];0);MATCH([.I1713];[Def.$J$5:.$L$5];0));&quot;&quot;)">
            <text:p/>
          </table:table-cell>
          <table:table-cell table:style-name="ce56"/>
          <table:table-cell table:style-name="ce59" table:formula="of:=IF([.K1713]=&quot;&quot;;[.J1713];[.J1713]*[.K17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14]&lt;&gt;&quot;&quot;;IF(OR([.F1714]=&quot;ILF&quot;;[.F1714]=&quot;EIF&quot;);INDEX([Def.$D$6:.$F$8];MATCH([.H1714];[Def.$C$6:.$C$8]);MATCH([.G1714];[Def.$D$5:.$F$5]));IF([.F1714]=&quot;EI&quot;;INDEX([Def.$D$13:.$F$15];MATCH([.H1714];[Def.$C$13:.$C$15]);MATCH([.G1714];[Def.$D$12:.$F$12]));IF(OR([.F1714]=&quot;EO&quot;;[.F1714]=&quot;EQ&quot;);INDEX([Def.$D$19:.$F$21];MATCH([.H1714];[Def.$C$19:.$C$21]);MATCH([.G1714];[Def.$D$18:.$F$18]));&quot;#err&quot;)));&quot;&quot;)">
            <text:p/>
          </table:table-cell>
          <table:table-cell table:style-name="ce53" table:formula="of:=IF([.I1714]&lt;&gt;&quot;&quot;;INDEX([Def.$J$6:.$L$10];MATCH([.F1714];[Def.$I$6:.$I$10];0);MATCH([.I1714];[Def.$J$5:.$L$5];0));&quot;&quot;)">
            <text:p/>
          </table:table-cell>
          <table:table-cell table:style-name="ce56"/>
          <table:table-cell table:style-name="ce59" table:formula="of:=IF([.K1714]=&quot;&quot;;[.J1714];[.J1714]*[.K17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15]&lt;&gt;&quot;&quot;;IF(OR([.F1715]=&quot;ILF&quot;;[.F1715]=&quot;EIF&quot;);INDEX([Def.$D$6:.$F$8];MATCH([.H1715];[Def.$C$6:.$C$8]);MATCH([.G1715];[Def.$D$5:.$F$5]));IF([.F1715]=&quot;EI&quot;;INDEX([Def.$D$13:.$F$15];MATCH([.H1715];[Def.$C$13:.$C$15]);MATCH([.G1715];[Def.$D$12:.$F$12]));IF(OR([.F1715]=&quot;EO&quot;;[.F1715]=&quot;EQ&quot;);INDEX([Def.$D$19:.$F$21];MATCH([.H1715];[Def.$C$19:.$C$21]);MATCH([.G1715];[Def.$D$18:.$F$18]));&quot;#err&quot;)));&quot;&quot;)">
            <text:p/>
          </table:table-cell>
          <table:table-cell table:style-name="ce53" table:formula="of:=IF([.I1715]&lt;&gt;&quot;&quot;;INDEX([Def.$J$6:.$L$10];MATCH([.F1715];[Def.$I$6:.$I$10];0);MATCH([.I1715];[Def.$J$5:.$L$5];0));&quot;&quot;)">
            <text:p/>
          </table:table-cell>
          <table:table-cell table:style-name="ce56"/>
          <table:table-cell table:style-name="ce59" table:formula="of:=IF([.K1715]=&quot;&quot;;[.J1715];[.J1715]*[.K17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16]&lt;&gt;&quot;&quot;;IF(OR([.F1716]=&quot;ILF&quot;;[.F1716]=&quot;EIF&quot;);INDEX([Def.$D$6:.$F$8];MATCH([.H1716];[Def.$C$6:.$C$8]);MATCH([.G1716];[Def.$D$5:.$F$5]));IF([.F1716]=&quot;EI&quot;;INDEX([Def.$D$13:.$F$15];MATCH([.H1716];[Def.$C$13:.$C$15]);MATCH([.G1716];[Def.$D$12:.$F$12]));IF(OR([.F1716]=&quot;EO&quot;;[.F1716]=&quot;EQ&quot;);INDEX([Def.$D$19:.$F$21];MATCH([.H1716];[Def.$C$19:.$C$21]);MATCH([.G1716];[Def.$D$18:.$F$18]));&quot;#err&quot;)));&quot;&quot;)">
            <text:p/>
          </table:table-cell>
          <table:table-cell table:style-name="ce53" table:formula="of:=IF([.I1716]&lt;&gt;&quot;&quot;;INDEX([Def.$J$6:.$L$10];MATCH([.F1716];[Def.$I$6:.$I$10];0);MATCH([.I1716];[Def.$J$5:.$L$5];0));&quot;&quot;)">
            <text:p/>
          </table:table-cell>
          <table:table-cell table:style-name="ce56"/>
          <table:table-cell table:style-name="ce59" table:formula="of:=IF([.K1716]=&quot;&quot;;[.J1716];[.J1716]*[.K17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17]&lt;&gt;&quot;&quot;;IF(OR([.F1717]=&quot;ILF&quot;;[.F1717]=&quot;EIF&quot;);INDEX([Def.$D$6:.$F$8];MATCH([.H1717];[Def.$C$6:.$C$8]);MATCH([.G1717];[Def.$D$5:.$F$5]));IF([.F1717]=&quot;EI&quot;;INDEX([Def.$D$13:.$F$15];MATCH([.H1717];[Def.$C$13:.$C$15]);MATCH([.G1717];[Def.$D$12:.$F$12]));IF(OR([.F1717]=&quot;EO&quot;;[.F1717]=&quot;EQ&quot;);INDEX([Def.$D$19:.$F$21];MATCH([.H1717];[Def.$C$19:.$C$21]);MATCH([.G1717];[Def.$D$18:.$F$18]));&quot;#err&quot;)));&quot;&quot;)">
            <text:p/>
          </table:table-cell>
          <table:table-cell table:style-name="ce53" table:formula="of:=IF([.I1717]&lt;&gt;&quot;&quot;;INDEX([Def.$J$6:.$L$10];MATCH([.F1717];[Def.$I$6:.$I$10];0);MATCH([.I1717];[Def.$J$5:.$L$5];0));&quot;&quot;)">
            <text:p/>
          </table:table-cell>
          <table:table-cell table:style-name="ce56"/>
          <table:table-cell table:style-name="ce59" table:formula="of:=IF([.K1717]=&quot;&quot;;[.J1717];[.J1717]*[.K17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18]&lt;&gt;&quot;&quot;;IF(OR([.F1718]=&quot;ILF&quot;;[.F1718]=&quot;EIF&quot;);INDEX([Def.$D$6:.$F$8];MATCH([.H1718];[Def.$C$6:.$C$8]);MATCH([.G1718];[Def.$D$5:.$F$5]));IF([.F1718]=&quot;EI&quot;;INDEX([Def.$D$13:.$F$15];MATCH([.H1718];[Def.$C$13:.$C$15]);MATCH([.G1718];[Def.$D$12:.$F$12]));IF(OR([.F1718]=&quot;EO&quot;;[.F1718]=&quot;EQ&quot;);INDEX([Def.$D$19:.$F$21];MATCH([.H1718];[Def.$C$19:.$C$21]);MATCH([.G1718];[Def.$D$18:.$F$18]));&quot;#err&quot;)));&quot;&quot;)">
            <text:p/>
          </table:table-cell>
          <table:table-cell table:style-name="ce53" table:formula="of:=IF([.I1718]&lt;&gt;&quot;&quot;;INDEX([Def.$J$6:.$L$10];MATCH([.F1718];[Def.$I$6:.$I$10];0);MATCH([.I1718];[Def.$J$5:.$L$5];0));&quot;&quot;)">
            <text:p/>
          </table:table-cell>
          <table:table-cell table:style-name="ce56"/>
          <table:table-cell table:style-name="ce59" table:formula="of:=IF([.K1718]=&quot;&quot;;[.J1718];[.J1718]*[.K17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19]&lt;&gt;&quot;&quot;;IF(OR([.F1719]=&quot;ILF&quot;;[.F1719]=&quot;EIF&quot;);INDEX([Def.$D$6:.$F$8];MATCH([.H1719];[Def.$C$6:.$C$8]);MATCH([.G1719];[Def.$D$5:.$F$5]));IF([.F1719]=&quot;EI&quot;;INDEX([Def.$D$13:.$F$15];MATCH([.H1719];[Def.$C$13:.$C$15]);MATCH([.G1719];[Def.$D$12:.$F$12]));IF(OR([.F1719]=&quot;EO&quot;;[.F1719]=&quot;EQ&quot;);INDEX([Def.$D$19:.$F$21];MATCH([.H1719];[Def.$C$19:.$C$21]);MATCH([.G1719];[Def.$D$18:.$F$18]));&quot;#err&quot;)));&quot;&quot;)">
            <text:p/>
          </table:table-cell>
          <table:table-cell table:style-name="ce53" table:formula="of:=IF([.I1719]&lt;&gt;&quot;&quot;;INDEX([Def.$J$6:.$L$10];MATCH([.F1719];[Def.$I$6:.$I$10];0);MATCH([.I1719];[Def.$J$5:.$L$5];0));&quot;&quot;)">
            <text:p/>
          </table:table-cell>
          <table:table-cell table:style-name="ce56"/>
          <table:table-cell table:style-name="ce59" table:formula="of:=IF([.K1719]=&quot;&quot;;[.J1719];[.J1719]*[.K17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20]&lt;&gt;&quot;&quot;;IF(OR([.F1720]=&quot;ILF&quot;;[.F1720]=&quot;EIF&quot;);INDEX([Def.$D$6:.$F$8];MATCH([.H1720];[Def.$C$6:.$C$8]);MATCH([.G1720];[Def.$D$5:.$F$5]));IF([.F1720]=&quot;EI&quot;;INDEX([Def.$D$13:.$F$15];MATCH([.H1720];[Def.$C$13:.$C$15]);MATCH([.G1720];[Def.$D$12:.$F$12]));IF(OR([.F1720]=&quot;EO&quot;;[.F1720]=&quot;EQ&quot;);INDEX([Def.$D$19:.$F$21];MATCH([.H1720];[Def.$C$19:.$C$21]);MATCH([.G1720];[Def.$D$18:.$F$18]));&quot;#err&quot;)));&quot;&quot;)">
            <text:p/>
          </table:table-cell>
          <table:table-cell table:style-name="ce53" table:formula="of:=IF([.I1720]&lt;&gt;&quot;&quot;;INDEX([Def.$J$6:.$L$10];MATCH([.F1720];[Def.$I$6:.$I$10];0);MATCH([.I1720];[Def.$J$5:.$L$5];0));&quot;&quot;)">
            <text:p/>
          </table:table-cell>
          <table:table-cell table:style-name="ce56"/>
          <table:table-cell table:style-name="ce59" table:formula="of:=IF([.K1720]=&quot;&quot;;[.J1720];[.J1720]*[.K17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21]&lt;&gt;&quot;&quot;;IF(OR([.F1721]=&quot;ILF&quot;;[.F1721]=&quot;EIF&quot;);INDEX([Def.$D$6:.$F$8];MATCH([.H1721];[Def.$C$6:.$C$8]);MATCH([.G1721];[Def.$D$5:.$F$5]));IF([.F1721]=&quot;EI&quot;;INDEX([Def.$D$13:.$F$15];MATCH([.H1721];[Def.$C$13:.$C$15]);MATCH([.G1721];[Def.$D$12:.$F$12]));IF(OR([.F1721]=&quot;EO&quot;;[.F1721]=&quot;EQ&quot;);INDEX([Def.$D$19:.$F$21];MATCH([.H1721];[Def.$C$19:.$C$21]);MATCH([.G1721];[Def.$D$18:.$F$18]));&quot;#err&quot;)));&quot;&quot;)">
            <text:p/>
          </table:table-cell>
          <table:table-cell table:style-name="ce53" table:formula="of:=IF([.I1721]&lt;&gt;&quot;&quot;;INDEX([Def.$J$6:.$L$10];MATCH([.F1721];[Def.$I$6:.$I$10];0);MATCH([.I1721];[Def.$J$5:.$L$5];0));&quot;&quot;)">
            <text:p/>
          </table:table-cell>
          <table:table-cell table:style-name="ce56"/>
          <table:table-cell table:style-name="ce59" table:formula="of:=IF([.K1721]=&quot;&quot;;[.J1721];[.J1721]*[.K17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22]&lt;&gt;&quot;&quot;;IF(OR([.F1722]=&quot;ILF&quot;;[.F1722]=&quot;EIF&quot;);INDEX([Def.$D$6:.$F$8];MATCH([.H1722];[Def.$C$6:.$C$8]);MATCH([.G1722];[Def.$D$5:.$F$5]));IF([.F1722]=&quot;EI&quot;;INDEX([Def.$D$13:.$F$15];MATCH([.H1722];[Def.$C$13:.$C$15]);MATCH([.G1722];[Def.$D$12:.$F$12]));IF(OR([.F1722]=&quot;EO&quot;;[.F1722]=&quot;EQ&quot;);INDEX([Def.$D$19:.$F$21];MATCH([.H1722];[Def.$C$19:.$C$21]);MATCH([.G1722];[Def.$D$18:.$F$18]));&quot;#err&quot;)));&quot;&quot;)">
            <text:p/>
          </table:table-cell>
          <table:table-cell table:style-name="ce53" table:formula="of:=IF([.I1722]&lt;&gt;&quot;&quot;;INDEX([Def.$J$6:.$L$10];MATCH([.F1722];[Def.$I$6:.$I$10];0);MATCH([.I1722];[Def.$J$5:.$L$5];0));&quot;&quot;)">
            <text:p/>
          </table:table-cell>
          <table:table-cell table:style-name="ce56"/>
          <table:table-cell table:style-name="ce59" table:formula="of:=IF([.K1722]=&quot;&quot;;[.J1722];[.J1722]*[.K17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23]&lt;&gt;&quot;&quot;;IF(OR([.F1723]=&quot;ILF&quot;;[.F1723]=&quot;EIF&quot;);INDEX([Def.$D$6:.$F$8];MATCH([.H1723];[Def.$C$6:.$C$8]);MATCH([.G1723];[Def.$D$5:.$F$5]));IF([.F1723]=&quot;EI&quot;;INDEX([Def.$D$13:.$F$15];MATCH([.H1723];[Def.$C$13:.$C$15]);MATCH([.G1723];[Def.$D$12:.$F$12]));IF(OR([.F1723]=&quot;EO&quot;;[.F1723]=&quot;EQ&quot;);INDEX([Def.$D$19:.$F$21];MATCH([.H1723];[Def.$C$19:.$C$21]);MATCH([.G1723];[Def.$D$18:.$F$18]));&quot;#err&quot;)));&quot;&quot;)">
            <text:p/>
          </table:table-cell>
          <table:table-cell table:style-name="ce53" table:formula="of:=IF([.I1723]&lt;&gt;&quot;&quot;;INDEX([Def.$J$6:.$L$10];MATCH([.F1723];[Def.$I$6:.$I$10];0);MATCH([.I1723];[Def.$J$5:.$L$5];0));&quot;&quot;)">
            <text:p/>
          </table:table-cell>
          <table:table-cell table:style-name="ce56"/>
          <table:table-cell table:style-name="ce59" table:formula="of:=IF([.K1723]=&quot;&quot;;[.J1723];[.J1723]*[.K17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24]&lt;&gt;&quot;&quot;;IF(OR([.F1724]=&quot;ILF&quot;;[.F1724]=&quot;EIF&quot;);INDEX([Def.$D$6:.$F$8];MATCH([.H1724];[Def.$C$6:.$C$8]);MATCH([.G1724];[Def.$D$5:.$F$5]));IF([.F1724]=&quot;EI&quot;;INDEX([Def.$D$13:.$F$15];MATCH([.H1724];[Def.$C$13:.$C$15]);MATCH([.G1724];[Def.$D$12:.$F$12]));IF(OR([.F1724]=&quot;EO&quot;;[.F1724]=&quot;EQ&quot;);INDEX([Def.$D$19:.$F$21];MATCH([.H1724];[Def.$C$19:.$C$21]);MATCH([.G1724];[Def.$D$18:.$F$18]));&quot;#err&quot;)));&quot;&quot;)">
            <text:p/>
          </table:table-cell>
          <table:table-cell table:style-name="ce53" table:formula="of:=IF([.I1724]&lt;&gt;&quot;&quot;;INDEX([Def.$J$6:.$L$10];MATCH([.F1724];[Def.$I$6:.$I$10];0);MATCH([.I1724];[Def.$J$5:.$L$5];0));&quot;&quot;)">
            <text:p/>
          </table:table-cell>
          <table:table-cell table:style-name="ce56"/>
          <table:table-cell table:style-name="ce59" table:formula="of:=IF([.K1724]=&quot;&quot;;[.J1724];[.J1724]*[.K17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25]&lt;&gt;&quot;&quot;;IF(OR([.F1725]=&quot;ILF&quot;;[.F1725]=&quot;EIF&quot;);INDEX([Def.$D$6:.$F$8];MATCH([.H1725];[Def.$C$6:.$C$8]);MATCH([.G1725];[Def.$D$5:.$F$5]));IF([.F1725]=&quot;EI&quot;;INDEX([Def.$D$13:.$F$15];MATCH([.H1725];[Def.$C$13:.$C$15]);MATCH([.G1725];[Def.$D$12:.$F$12]));IF(OR([.F1725]=&quot;EO&quot;;[.F1725]=&quot;EQ&quot;);INDEX([Def.$D$19:.$F$21];MATCH([.H1725];[Def.$C$19:.$C$21]);MATCH([.G1725];[Def.$D$18:.$F$18]));&quot;#err&quot;)));&quot;&quot;)">
            <text:p/>
          </table:table-cell>
          <table:table-cell table:style-name="ce53" table:formula="of:=IF([.I1725]&lt;&gt;&quot;&quot;;INDEX([Def.$J$6:.$L$10];MATCH([.F1725];[Def.$I$6:.$I$10];0);MATCH([.I1725];[Def.$J$5:.$L$5];0));&quot;&quot;)">
            <text:p/>
          </table:table-cell>
          <table:table-cell table:style-name="ce56"/>
          <table:table-cell table:style-name="ce59" table:formula="of:=IF([.K1725]=&quot;&quot;;[.J1725];[.J1725]*[.K17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26]&lt;&gt;&quot;&quot;;IF(OR([.F1726]=&quot;ILF&quot;;[.F1726]=&quot;EIF&quot;);INDEX([Def.$D$6:.$F$8];MATCH([.H1726];[Def.$C$6:.$C$8]);MATCH([.G1726];[Def.$D$5:.$F$5]));IF([.F1726]=&quot;EI&quot;;INDEX([Def.$D$13:.$F$15];MATCH([.H1726];[Def.$C$13:.$C$15]);MATCH([.G1726];[Def.$D$12:.$F$12]));IF(OR([.F1726]=&quot;EO&quot;;[.F1726]=&quot;EQ&quot;);INDEX([Def.$D$19:.$F$21];MATCH([.H1726];[Def.$C$19:.$C$21]);MATCH([.G1726];[Def.$D$18:.$F$18]));&quot;#err&quot;)));&quot;&quot;)">
            <text:p/>
          </table:table-cell>
          <table:table-cell table:style-name="ce53" table:formula="of:=IF([.I1726]&lt;&gt;&quot;&quot;;INDEX([Def.$J$6:.$L$10];MATCH([.F1726];[Def.$I$6:.$I$10];0);MATCH([.I1726];[Def.$J$5:.$L$5];0));&quot;&quot;)">
            <text:p/>
          </table:table-cell>
          <table:table-cell table:style-name="ce56"/>
          <table:table-cell table:style-name="ce59" table:formula="of:=IF([.K1726]=&quot;&quot;;[.J1726];[.J1726]*[.K17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27]&lt;&gt;&quot;&quot;;IF(OR([.F1727]=&quot;ILF&quot;;[.F1727]=&quot;EIF&quot;);INDEX([Def.$D$6:.$F$8];MATCH([.H1727];[Def.$C$6:.$C$8]);MATCH([.G1727];[Def.$D$5:.$F$5]));IF([.F1727]=&quot;EI&quot;;INDEX([Def.$D$13:.$F$15];MATCH([.H1727];[Def.$C$13:.$C$15]);MATCH([.G1727];[Def.$D$12:.$F$12]));IF(OR([.F1727]=&quot;EO&quot;;[.F1727]=&quot;EQ&quot;);INDEX([Def.$D$19:.$F$21];MATCH([.H1727];[Def.$C$19:.$C$21]);MATCH([.G1727];[Def.$D$18:.$F$18]));&quot;#err&quot;)));&quot;&quot;)">
            <text:p/>
          </table:table-cell>
          <table:table-cell table:style-name="ce53" table:formula="of:=IF([.I1727]&lt;&gt;&quot;&quot;;INDEX([Def.$J$6:.$L$10];MATCH([.F1727];[Def.$I$6:.$I$10];0);MATCH([.I1727];[Def.$J$5:.$L$5];0));&quot;&quot;)">
            <text:p/>
          </table:table-cell>
          <table:table-cell table:style-name="ce56"/>
          <table:table-cell table:style-name="ce59" table:formula="of:=IF([.K1727]=&quot;&quot;;[.J1727];[.J1727]*[.K17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28]&lt;&gt;&quot;&quot;;IF(OR([.F1728]=&quot;ILF&quot;;[.F1728]=&quot;EIF&quot;);INDEX([Def.$D$6:.$F$8];MATCH([.H1728];[Def.$C$6:.$C$8]);MATCH([.G1728];[Def.$D$5:.$F$5]));IF([.F1728]=&quot;EI&quot;;INDEX([Def.$D$13:.$F$15];MATCH([.H1728];[Def.$C$13:.$C$15]);MATCH([.G1728];[Def.$D$12:.$F$12]));IF(OR([.F1728]=&quot;EO&quot;;[.F1728]=&quot;EQ&quot;);INDEX([Def.$D$19:.$F$21];MATCH([.H1728];[Def.$C$19:.$C$21]);MATCH([.G1728];[Def.$D$18:.$F$18]));&quot;#err&quot;)));&quot;&quot;)">
            <text:p/>
          </table:table-cell>
          <table:table-cell table:style-name="ce53" table:formula="of:=IF([.I1728]&lt;&gt;&quot;&quot;;INDEX([Def.$J$6:.$L$10];MATCH([.F1728];[Def.$I$6:.$I$10];0);MATCH([.I1728];[Def.$J$5:.$L$5];0));&quot;&quot;)">
            <text:p/>
          </table:table-cell>
          <table:table-cell table:style-name="ce56"/>
          <table:table-cell table:style-name="ce59" table:formula="of:=IF([.K1728]=&quot;&quot;;[.J1728];[.J1728]*[.K17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29]&lt;&gt;&quot;&quot;;IF(OR([.F1729]=&quot;ILF&quot;;[.F1729]=&quot;EIF&quot;);INDEX([Def.$D$6:.$F$8];MATCH([.H1729];[Def.$C$6:.$C$8]);MATCH([.G1729];[Def.$D$5:.$F$5]));IF([.F1729]=&quot;EI&quot;;INDEX([Def.$D$13:.$F$15];MATCH([.H1729];[Def.$C$13:.$C$15]);MATCH([.G1729];[Def.$D$12:.$F$12]));IF(OR([.F1729]=&quot;EO&quot;;[.F1729]=&quot;EQ&quot;);INDEX([Def.$D$19:.$F$21];MATCH([.H1729];[Def.$C$19:.$C$21]);MATCH([.G1729];[Def.$D$18:.$F$18]));&quot;#err&quot;)));&quot;&quot;)">
            <text:p/>
          </table:table-cell>
          <table:table-cell table:style-name="ce53" table:formula="of:=IF([.I1729]&lt;&gt;&quot;&quot;;INDEX([Def.$J$6:.$L$10];MATCH([.F1729];[Def.$I$6:.$I$10];0);MATCH([.I1729];[Def.$J$5:.$L$5];0));&quot;&quot;)">
            <text:p/>
          </table:table-cell>
          <table:table-cell table:style-name="ce56"/>
          <table:table-cell table:style-name="ce59" table:formula="of:=IF([.K1729]=&quot;&quot;;[.J1729];[.J1729]*[.K17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30]&lt;&gt;&quot;&quot;;IF(OR([.F1730]=&quot;ILF&quot;;[.F1730]=&quot;EIF&quot;);INDEX([Def.$D$6:.$F$8];MATCH([.H1730];[Def.$C$6:.$C$8]);MATCH([.G1730];[Def.$D$5:.$F$5]));IF([.F1730]=&quot;EI&quot;;INDEX([Def.$D$13:.$F$15];MATCH([.H1730];[Def.$C$13:.$C$15]);MATCH([.G1730];[Def.$D$12:.$F$12]));IF(OR([.F1730]=&quot;EO&quot;;[.F1730]=&quot;EQ&quot;);INDEX([Def.$D$19:.$F$21];MATCH([.H1730];[Def.$C$19:.$C$21]);MATCH([.G1730];[Def.$D$18:.$F$18]));&quot;#err&quot;)));&quot;&quot;)">
            <text:p/>
          </table:table-cell>
          <table:table-cell table:style-name="ce53" table:formula="of:=IF([.I1730]&lt;&gt;&quot;&quot;;INDEX([Def.$J$6:.$L$10];MATCH([.F1730];[Def.$I$6:.$I$10];0);MATCH([.I1730];[Def.$J$5:.$L$5];0));&quot;&quot;)">
            <text:p/>
          </table:table-cell>
          <table:table-cell table:style-name="ce56"/>
          <table:table-cell table:style-name="ce59" table:formula="of:=IF([.K1730]=&quot;&quot;;[.J1730];[.J1730]*[.K17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31]&lt;&gt;&quot;&quot;;IF(OR([.F1731]=&quot;ILF&quot;;[.F1731]=&quot;EIF&quot;);INDEX([Def.$D$6:.$F$8];MATCH([.H1731];[Def.$C$6:.$C$8]);MATCH([.G1731];[Def.$D$5:.$F$5]));IF([.F1731]=&quot;EI&quot;;INDEX([Def.$D$13:.$F$15];MATCH([.H1731];[Def.$C$13:.$C$15]);MATCH([.G1731];[Def.$D$12:.$F$12]));IF(OR([.F1731]=&quot;EO&quot;;[.F1731]=&quot;EQ&quot;);INDEX([Def.$D$19:.$F$21];MATCH([.H1731];[Def.$C$19:.$C$21]);MATCH([.G1731];[Def.$D$18:.$F$18]));&quot;#err&quot;)));&quot;&quot;)">
            <text:p/>
          </table:table-cell>
          <table:table-cell table:style-name="ce53" table:formula="of:=IF([.I1731]&lt;&gt;&quot;&quot;;INDEX([Def.$J$6:.$L$10];MATCH([.F1731];[Def.$I$6:.$I$10];0);MATCH([.I1731];[Def.$J$5:.$L$5];0));&quot;&quot;)">
            <text:p/>
          </table:table-cell>
          <table:table-cell table:style-name="ce56"/>
          <table:table-cell table:style-name="ce59" table:formula="of:=IF([.K1731]=&quot;&quot;;[.J1731];[.J1731]*[.K17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32]&lt;&gt;&quot;&quot;;IF(OR([.F1732]=&quot;ILF&quot;;[.F1732]=&quot;EIF&quot;);INDEX([Def.$D$6:.$F$8];MATCH([.H1732];[Def.$C$6:.$C$8]);MATCH([.G1732];[Def.$D$5:.$F$5]));IF([.F1732]=&quot;EI&quot;;INDEX([Def.$D$13:.$F$15];MATCH([.H1732];[Def.$C$13:.$C$15]);MATCH([.G1732];[Def.$D$12:.$F$12]));IF(OR([.F1732]=&quot;EO&quot;;[.F1732]=&quot;EQ&quot;);INDEX([Def.$D$19:.$F$21];MATCH([.H1732];[Def.$C$19:.$C$21]);MATCH([.G1732];[Def.$D$18:.$F$18]));&quot;#err&quot;)));&quot;&quot;)">
            <text:p/>
          </table:table-cell>
          <table:table-cell table:style-name="ce53" table:formula="of:=IF([.I1732]&lt;&gt;&quot;&quot;;INDEX([Def.$J$6:.$L$10];MATCH([.F1732];[Def.$I$6:.$I$10];0);MATCH([.I1732];[Def.$J$5:.$L$5];0));&quot;&quot;)">
            <text:p/>
          </table:table-cell>
          <table:table-cell table:style-name="ce56"/>
          <table:table-cell table:style-name="ce59" table:formula="of:=IF([.K1732]=&quot;&quot;;[.J1732];[.J1732]*[.K17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33]&lt;&gt;&quot;&quot;;IF(OR([.F1733]=&quot;ILF&quot;;[.F1733]=&quot;EIF&quot;);INDEX([Def.$D$6:.$F$8];MATCH([.H1733];[Def.$C$6:.$C$8]);MATCH([.G1733];[Def.$D$5:.$F$5]));IF([.F1733]=&quot;EI&quot;;INDEX([Def.$D$13:.$F$15];MATCH([.H1733];[Def.$C$13:.$C$15]);MATCH([.G1733];[Def.$D$12:.$F$12]));IF(OR([.F1733]=&quot;EO&quot;;[.F1733]=&quot;EQ&quot;);INDEX([Def.$D$19:.$F$21];MATCH([.H1733];[Def.$C$19:.$C$21]);MATCH([.G1733];[Def.$D$18:.$F$18]));&quot;#err&quot;)));&quot;&quot;)">
            <text:p/>
          </table:table-cell>
          <table:table-cell table:style-name="ce53" table:formula="of:=IF([.I1733]&lt;&gt;&quot;&quot;;INDEX([Def.$J$6:.$L$10];MATCH([.F1733];[Def.$I$6:.$I$10];0);MATCH([.I1733];[Def.$J$5:.$L$5];0));&quot;&quot;)">
            <text:p/>
          </table:table-cell>
          <table:table-cell table:style-name="ce56"/>
          <table:table-cell table:style-name="ce59" table:formula="of:=IF([.K1733]=&quot;&quot;;[.J1733];[.J1733]*[.K17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34]&lt;&gt;&quot;&quot;;IF(OR([.F1734]=&quot;ILF&quot;;[.F1734]=&quot;EIF&quot;);INDEX([Def.$D$6:.$F$8];MATCH([.H1734];[Def.$C$6:.$C$8]);MATCH([.G1734];[Def.$D$5:.$F$5]));IF([.F1734]=&quot;EI&quot;;INDEX([Def.$D$13:.$F$15];MATCH([.H1734];[Def.$C$13:.$C$15]);MATCH([.G1734];[Def.$D$12:.$F$12]));IF(OR([.F1734]=&quot;EO&quot;;[.F1734]=&quot;EQ&quot;);INDEX([Def.$D$19:.$F$21];MATCH([.H1734];[Def.$C$19:.$C$21]);MATCH([.G1734];[Def.$D$18:.$F$18]));&quot;#err&quot;)));&quot;&quot;)">
            <text:p/>
          </table:table-cell>
          <table:table-cell table:style-name="ce53" table:formula="of:=IF([.I1734]&lt;&gt;&quot;&quot;;INDEX([Def.$J$6:.$L$10];MATCH([.F1734];[Def.$I$6:.$I$10];0);MATCH([.I1734];[Def.$J$5:.$L$5];0));&quot;&quot;)">
            <text:p/>
          </table:table-cell>
          <table:table-cell table:style-name="ce56"/>
          <table:table-cell table:style-name="ce59" table:formula="of:=IF([.K1734]=&quot;&quot;;[.J1734];[.J1734]*[.K17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35]&lt;&gt;&quot;&quot;;IF(OR([.F1735]=&quot;ILF&quot;;[.F1735]=&quot;EIF&quot;);INDEX([Def.$D$6:.$F$8];MATCH([.H1735];[Def.$C$6:.$C$8]);MATCH([.G1735];[Def.$D$5:.$F$5]));IF([.F1735]=&quot;EI&quot;;INDEX([Def.$D$13:.$F$15];MATCH([.H1735];[Def.$C$13:.$C$15]);MATCH([.G1735];[Def.$D$12:.$F$12]));IF(OR([.F1735]=&quot;EO&quot;;[.F1735]=&quot;EQ&quot;);INDEX([Def.$D$19:.$F$21];MATCH([.H1735];[Def.$C$19:.$C$21]);MATCH([.G1735];[Def.$D$18:.$F$18]));&quot;#err&quot;)));&quot;&quot;)">
            <text:p/>
          </table:table-cell>
          <table:table-cell table:style-name="ce53" table:formula="of:=IF([.I1735]&lt;&gt;&quot;&quot;;INDEX([Def.$J$6:.$L$10];MATCH([.F1735];[Def.$I$6:.$I$10];0);MATCH([.I1735];[Def.$J$5:.$L$5];0));&quot;&quot;)">
            <text:p/>
          </table:table-cell>
          <table:table-cell table:style-name="ce56"/>
          <table:table-cell table:style-name="ce59" table:formula="of:=IF([.K1735]=&quot;&quot;;[.J1735];[.J1735]*[.K17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36]&lt;&gt;&quot;&quot;;IF(OR([.F1736]=&quot;ILF&quot;;[.F1736]=&quot;EIF&quot;);INDEX([Def.$D$6:.$F$8];MATCH([.H1736];[Def.$C$6:.$C$8]);MATCH([.G1736];[Def.$D$5:.$F$5]));IF([.F1736]=&quot;EI&quot;;INDEX([Def.$D$13:.$F$15];MATCH([.H1736];[Def.$C$13:.$C$15]);MATCH([.G1736];[Def.$D$12:.$F$12]));IF(OR([.F1736]=&quot;EO&quot;;[.F1736]=&quot;EQ&quot;);INDEX([Def.$D$19:.$F$21];MATCH([.H1736];[Def.$C$19:.$C$21]);MATCH([.G1736];[Def.$D$18:.$F$18]));&quot;#err&quot;)));&quot;&quot;)">
            <text:p/>
          </table:table-cell>
          <table:table-cell table:style-name="ce53" table:formula="of:=IF([.I1736]&lt;&gt;&quot;&quot;;INDEX([Def.$J$6:.$L$10];MATCH([.F1736];[Def.$I$6:.$I$10];0);MATCH([.I1736];[Def.$J$5:.$L$5];0));&quot;&quot;)">
            <text:p/>
          </table:table-cell>
          <table:table-cell table:style-name="ce56"/>
          <table:table-cell table:style-name="ce59" table:formula="of:=IF([.K1736]=&quot;&quot;;[.J1736];[.J1736]*[.K17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37]&lt;&gt;&quot;&quot;;IF(OR([.F1737]=&quot;ILF&quot;;[.F1737]=&quot;EIF&quot;);INDEX([Def.$D$6:.$F$8];MATCH([.H1737];[Def.$C$6:.$C$8]);MATCH([.G1737];[Def.$D$5:.$F$5]));IF([.F1737]=&quot;EI&quot;;INDEX([Def.$D$13:.$F$15];MATCH([.H1737];[Def.$C$13:.$C$15]);MATCH([.G1737];[Def.$D$12:.$F$12]));IF(OR([.F1737]=&quot;EO&quot;;[.F1737]=&quot;EQ&quot;);INDEX([Def.$D$19:.$F$21];MATCH([.H1737];[Def.$C$19:.$C$21]);MATCH([.G1737];[Def.$D$18:.$F$18]));&quot;#err&quot;)));&quot;&quot;)">
            <text:p/>
          </table:table-cell>
          <table:table-cell table:style-name="ce53" table:formula="of:=IF([.I1737]&lt;&gt;&quot;&quot;;INDEX([Def.$J$6:.$L$10];MATCH([.F1737];[Def.$I$6:.$I$10];0);MATCH([.I1737];[Def.$J$5:.$L$5];0));&quot;&quot;)">
            <text:p/>
          </table:table-cell>
          <table:table-cell table:style-name="ce56"/>
          <table:table-cell table:style-name="ce59" table:formula="of:=IF([.K1737]=&quot;&quot;;[.J1737];[.J1737]*[.K17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38]&lt;&gt;&quot;&quot;;IF(OR([.F1738]=&quot;ILF&quot;;[.F1738]=&quot;EIF&quot;);INDEX([Def.$D$6:.$F$8];MATCH([.H1738];[Def.$C$6:.$C$8]);MATCH([.G1738];[Def.$D$5:.$F$5]));IF([.F1738]=&quot;EI&quot;;INDEX([Def.$D$13:.$F$15];MATCH([.H1738];[Def.$C$13:.$C$15]);MATCH([.G1738];[Def.$D$12:.$F$12]));IF(OR([.F1738]=&quot;EO&quot;;[.F1738]=&quot;EQ&quot;);INDEX([Def.$D$19:.$F$21];MATCH([.H1738];[Def.$C$19:.$C$21]);MATCH([.G1738];[Def.$D$18:.$F$18]));&quot;#err&quot;)));&quot;&quot;)">
            <text:p/>
          </table:table-cell>
          <table:table-cell table:style-name="ce53" table:formula="of:=IF([.I1738]&lt;&gt;&quot;&quot;;INDEX([Def.$J$6:.$L$10];MATCH([.F1738];[Def.$I$6:.$I$10];0);MATCH([.I1738];[Def.$J$5:.$L$5];0));&quot;&quot;)">
            <text:p/>
          </table:table-cell>
          <table:table-cell table:style-name="ce56"/>
          <table:table-cell table:style-name="ce59" table:formula="of:=IF([.K1738]=&quot;&quot;;[.J1738];[.J1738]*[.K17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39]&lt;&gt;&quot;&quot;;IF(OR([.F1739]=&quot;ILF&quot;;[.F1739]=&quot;EIF&quot;);INDEX([Def.$D$6:.$F$8];MATCH([.H1739];[Def.$C$6:.$C$8]);MATCH([.G1739];[Def.$D$5:.$F$5]));IF([.F1739]=&quot;EI&quot;;INDEX([Def.$D$13:.$F$15];MATCH([.H1739];[Def.$C$13:.$C$15]);MATCH([.G1739];[Def.$D$12:.$F$12]));IF(OR([.F1739]=&quot;EO&quot;;[.F1739]=&quot;EQ&quot;);INDEX([Def.$D$19:.$F$21];MATCH([.H1739];[Def.$C$19:.$C$21]);MATCH([.G1739];[Def.$D$18:.$F$18]));&quot;#err&quot;)));&quot;&quot;)">
            <text:p/>
          </table:table-cell>
          <table:table-cell table:style-name="ce53" table:formula="of:=IF([.I1739]&lt;&gt;&quot;&quot;;INDEX([Def.$J$6:.$L$10];MATCH([.F1739];[Def.$I$6:.$I$10];0);MATCH([.I1739];[Def.$J$5:.$L$5];0));&quot;&quot;)">
            <text:p/>
          </table:table-cell>
          <table:table-cell table:style-name="ce56"/>
          <table:table-cell table:style-name="ce59" table:formula="of:=IF([.K1739]=&quot;&quot;;[.J1739];[.J1739]*[.K17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40]&lt;&gt;&quot;&quot;;IF(OR([.F1740]=&quot;ILF&quot;;[.F1740]=&quot;EIF&quot;);INDEX([Def.$D$6:.$F$8];MATCH([.H1740];[Def.$C$6:.$C$8]);MATCH([.G1740];[Def.$D$5:.$F$5]));IF([.F1740]=&quot;EI&quot;;INDEX([Def.$D$13:.$F$15];MATCH([.H1740];[Def.$C$13:.$C$15]);MATCH([.G1740];[Def.$D$12:.$F$12]));IF(OR([.F1740]=&quot;EO&quot;;[.F1740]=&quot;EQ&quot;);INDEX([Def.$D$19:.$F$21];MATCH([.H1740];[Def.$C$19:.$C$21]);MATCH([.G1740];[Def.$D$18:.$F$18]));&quot;#err&quot;)));&quot;&quot;)">
            <text:p/>
          </table:table-cell>
          <table:table-cell table:style-name="ce53" table:formula="of:=IF([.I1740]&lt;&gt;&quot;&quot;;INDEX([Def.$J$6:.$L$10];MATCH([.F1740];[Def.$I$6:.$I$10];0);MATCH([.I1740];[Def.$J$5:.$L$5];0));&quot;&quot;)">
            <text:p/>
          </table:table-cell>
          <table:table-cell table:style-name="ce56"/>
          <table:table-cell table:style-name="ce59" table:formula="of:=IF([.K1740]=&quot;&quot;;[.J1740];[.J1740]*[.K17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41]&lt;&gt;&quot;&quot;;IF(OR([.F1741]=&quot;ILF&quot;;[.F1741]=&quot;EIF&quot;);INDEX([Def.$D$6:.$F$8];MATCH([.H1741];[Def.$C$6:.$C$8]);MATCH([.G1741];[Def.$D$5:.$F$5]));IF([.F1741]=&quot;EI&quot;;INDEX([Def.$D$13:.$F$15];MATCH([.H1741];[Def.$C$13:.$C$15]);MATCH([.G1741];[Def.$D$12:.$F$12]));IF(OR([.F1741]=&quot;EO&quot;;[.F1741]=&quot;EQ&quot;);INDEX([Def.$D$19:.$F$21];MATCH([.H1741];[Def.$C$19:.$C$21]);MATCH([.G1741];[Def.$D$18:.$F$18]));&quot;#err&quot;)));&quot;&quot;)">
            <text:p/>
          </table:table-cell>
          <table:table-cell table:style-name="ce53" table:formula="of:=IF([.I1741]&lt;&gt;&quot;&quot;;INDEX([Def.$J$6:.$L$10];MATCH([.F1741];[Def.$I$6:.$I$10];0);MATCH([.I1741];[Def.$J$5:.$L$5];0));&quot;&quot;)">
            <text:p/>
          </table:table-cell>
          <table:table-cell table:style-name="ce56"/>
          <table:table-cell table:style-name="ce59" table:formula="of:=IF([.K1741]=&quot;&quot;;[.J1741];[.J1741]*[.K17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42]&lt;&gt;&quot;&quot;;IF(OR([.F1742]=&quot;ILF&quot;;[.F1742]=&quot;EIF&quot;);INDEX([Def.$D$6:.$F$8];MATCH([.H1742];[Def.$C$6:.$C$8]);MATCH([.G1742];[Def.$D$5:.$F$5]));IF([.F1742]=&quot;EI&quot;;INDEX([Def.$D$13:.$F$15];MATCH([.H1742];[Def.$C$13:.$C$15]);MATCH([.G1742];[Def.$D$12:.$F$12]));IF(OR([.F1742]=&quot;EO&quot;;[.F1742]=&quot;EQ&quot;);INDEX([Def.$D$19:.$F$21];MATCH([.H1742];[Def.$C$19:.$C$21]);MATCH([.G1742];[Def.$D$18:.$F$18]));&quot;#err&quot;)));&quot;&quot;)">
            <text:p/>
          </table:table-cell>
          <table:table-cell table:style-name="ce53" table:formula="of:=IF([.I1742]&lt;&gt;&quot;&quot;;INDEX([Def.$J$6:.$L$10];MATCH([.F1742];[Def.$I$6:.$I$10];0);MATCH([.I1742];[Def.$J$5:.$L$5];0));&quot;&quot;)">
            <text:p/>
          </table:table-cell>
          <table:table-cell table:style-name="ce56"/>
          <table:table-cell table:style-name="ce59" table:formula="of:=IF([.K1742]=&quot;&quot;;[.J1742];[.J1742]*[.K17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43]&lt;&gt;&quot;&quot;;IF(OR([.F1743]=&quot;ILF&quot;;[.F1743]=&quot;EIF&quot;);INDEX([Def.$D$6:.$F$8];MATCH([.H1743];[Def.$C$6:.$C$8]);MATCH([.G1743];[Def.$D$5:.$F$5]));IF([.F1743]=&quot;EI&quot;;INDEX([Def.$D$13:.$F$15];MATCH([.H1743];[Def.$C$13:.$C$15]);MATCH([.G1743];[Def.$D$12:.$F$12]));IF(OR([.F1743]=&quot;EO&quot;;[.F1743]=&quot;EQ&quot;);INDEX([Def.$D$19:.$F$21];MATCH([.H1743];[Def.$C$19:.$C$21]);MATCH([.G1743];[Def.$D$18:.$F$18]));&quot;#err&quot;)));&quot;&quot;)">
            <text:p/>
          </table:table-cell>
          <table:table-cell table:style-name="ce53" table:formula="of:=IF([.I1743]&lt;&gt;&quot;&quot;;INDEX([Def.$J$6:.$L$10];MATCH([.F1743];[Def.$I$6:.$I$10];0);MATCH([.I1743];[Def.$J$5:.$L$5];0));&quot;&quot;)">
            <text:p/>
          </table:table-cell>
          <table:table-cell table:style-name="ce56"/>
          <table:table-cell table:style-name="ce59" table:formula="of:=IF([.K1743]=&quot;&quot;;[.J1743];[.J1743]*[.K17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44]&lt;&gt;&quot;&quot;;IF(OR([.F1744]=&quot;ILF&quot;;[.F1744]=&quot;EIF&quot;);INDEX([Def.$D$6:.$F$8];MATCH([.H1744];[Def.$C$6:.$C$8]);MATCH([.G1744];[Def.$D$5:.$F$5]));IF([.F1744]=&quot;EI&quot;;INDEX([Def.$D$13:.$F$15];MATCH([.H1744];[Def.$C$13:.$C$15]);MATCH([.G1744];[Def.$D$12:.$F$12]));IF(OR([.F1744]=&quot;EO&quot;;[.F1744]=&quot;EQ&quot;);INDEX([Def.$D$19:.$F$21];MATCH([.H1744];[Def.$C$19:.$C$21]);MATCH([.G1744];[Def.$D$18:.$F$18]));&quot;#err&quot;)));&quot;&quot;)">
            <text:p/>
          </table:table-cell>
          <table:table-cell table:style-name="ce53" table:formula="of:=IF([.I1744]&lt;&gt;&quot;&quot;;INDEX([Def.$J$6:.$L$10];MATCH([.F1744];[Def.$I$6:.$I$10];0);MATCH([.I1744];[Def.$J$5:.$L$5];0));&quot;&quot;)">
            <text:p/>
          </table:table-cell>
          <table:table-cell table:style-name="ce56"/>
          <table:table-cell table:style-name="ce59" table:formula="of:=IF([.K1744]=&quot;&quot;;[.J1744];[.J1744]*[.K17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45]&lt;&gt;&quot;&quot;;IF(OR([.F1745]=&quot;ILF&quot;;[.F1745]=&quot;EIF&quot;);INDEX([Def.$D$6:.$F$8];MATCH([.H1745];[Def.$C$6:.$C$8]);MATCH([.G1745];[Def.$D$5:.$F$5]));IF([.F1745]=&quot;EI&quot;;INDEX([Def.$D$13:.$F$15];MATCH([.H1745];[Def.$C$13:.$C$15]);MATCH([.G1745];[Def.$D$12:.$F$12]));IF(OR([.F1745]=&quot;EO&quot;;[.F1745]=&quot;EQ&quot;);INDEX([Def.$D$19:.$F$21];MATCH([.H1745];[Def.$C$19:.$C$21]);MATCH([.G1745];[Def.$D$18:.$F$18]));&quot;#err&quot;)));&quot;&quot;)">
            <text:p/>
          </table:table-cell>
          <table:table-cell table:style-name="ce53" table:formula="of:=IF([.I1745]&lt;&gt;&quot;&quot;;INDEX([Def.$J$6:.$L$10];MATCH([.F1745];[Def.$I$6:.$I$10];0);MATCH([.I1745];[Def.$J$5:.$L$5];0));&quot;&quot;)">
            <text:p/>
          </table:table-cell>
          <table:table-cell table:style-name="ce56"/>
          <table:table-cell table:style-name="ce59" table:formula="of:=IF([.K1745]=&quot;&quot;;[.J1745];[.J1745]*[.K17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46]&lt;&gt;&quot;&quot;;IF(OR([.F1746]=&quot;ILF&quot;;[.F1746]=&quot;EIF&quot;);INDEX([Def.$D$6:.$F$8];MATCH([.H1746];[Def.$C$6:.$C$8]);MATCH([.G1746];[Def.$D$5:.$F$5]));IF([.F1746]=&quot;EI&quot;;INDEX([Def.$D$13:.$F$15];MATCH([.H1746];[Def.$C$13:.$C$15]);MATCH([.G1746];[Def.$D$12:.$F$12]));IF(OR([.F1746]=&quot;EO&quot;;[.F1746]=&quot;EQ&quot;);INDEX([Def.$D$19:.$F$21];MATCH([.H1746];[Def.$C$19:.$C$21]);MATCH([.G1746];[Def.$D$18:.$F$18]));&quot;#err&quot;)));&quot;&quot;)">
            <text:p/>
          </table:table-cell>
          <table:table-cell table:style-name="ce53" table:formula="of:=IF([.I1746]&lt;&gt;&quot;&quot;;INDEX([Def.$J$6:.$L$10];MATCH([.F1746];[Def.$I$6:.$I$10];0);MATCH([.I1746];[Def.$J$5:.$L$5];0));&quot;&quot;)">
            <text:p/>
          </table:table-cell>
          <table:table-cell table:style-name="ce56"/>
          <table:table-cell table:style-name="ce59" table:formula="of:=IF([.K1746]=&quot;&quot;;[.J1746];[.J1746]*[.K17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47]&lt;&gt;&quot;&quot;;IF(OR([.F1747]=&quot;ILF&quot;;[.F1747]=&quot;EIF&quot;);INDEX([Def.$D$6:.$F$8];MATCH([.H1747];[Def.$C$6:.$C$8]);MATCH([.G1747];[Def.$D$5:.$F$5]));IF([.F1747]=&quot;EI&quot;;INDEX([Def.$D$13:.$F$15];MATCH([.H1747];[Def.$C$13:.$C$15]);MATCH([.G1747];[Def.$D$12:.$F$12]));IF(OR([.F1747]=&quot;EO&quot;;[.F1747]=&quot;EQ&quot;);INDEX([Def.$D$19:.$F$21];MATCH([.H1747];[Def.$C$19:.$C$21]);MATCH([.G1747];[Def.$D$18:.$F$18]));&quot;#err&quot;)));&quot;&quot;)">
            <text:p/>
          </table:table-cell>
          <table:table-cell table:style-name="ce53" table:formula="of:=IF([.I1747]&lt;&gt;&quot;&quot;;INDEX([Def.$J$6:.$L$10];MATCH([.F1747];[Def.$I$6:.$I$10];0);MATCH([.I1747];[Def.$J$5:.$L$5];0));&quot;&quot;)">
            <text:p/>
          </table:table-cell>
          <table:table-cell table:style-name="ce56"/>
          <table:table-cell table:style-name="ce59" table:formula="of:=IF([.K1747]=&quot;&quot;;[.J1747];[.J1747]*[.K17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48]&lt;&gt;&quot;&quot;;IF(OR([.F1748]=&quot;ILF&quot;;[.F1748]=&quot;EIF&quot;);INDEX([Def.$D$6:.$F$8];MATCH([.H1748];[Def.$C$6:.$C$8]);MATCH([.G1748];[Def.$D$5:.$F$5]));IF([.F1748]=&quot;EI&quot;;INDEX([Def.$D$13:.$F$15];MATCH([.H1748];[Def.$C$13:.$C$15]);MATCH([.G1748];[Def.$D$12:.$F$12]));IF(OR([.F1748]=&quot;EO&quot;;[.F1748]=&quot;EQ&quot;);INDEX([Def.$D$19:.$F$21];MATCH([.H1748];[Def.$C$19:.$C$21]);MATCH([.G1748];[Def.$D$18:.$F$18]));&quot;#err&quot;)));&quot;&quot;)">
            <text:p/>
          </table:table-cell>
          <table:table-cell table:style-name="ce53" table:formula="of:=IF([.I1748]&lt;&gt;&quot;&quot;;INDEX([Def.$J$6:.$L$10];MATCH([.F1748];[Def.$I$6:.$I$10];0);MATCH([.I1748];[Def.$J$5:.$L$5];0));&quot;&quot;)">
            <text:p/>
          </table:table-cell>
          <table:table-cell table:style-name="ce56"/>
          <table:table-cell table:style-name="ce59" table:formula="of:=IF([.K1748]=&quot;&quot;;[.J1748];[.J1748]*[.K17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49]&lt;&gt;&quot;&quot;;IF(OR([.F1749]=&quot;ILF&quot;;[.F1749]=&quot;EIF&quot;);INDEX([Def.$D$6:.$F$8];MATCH([.H1749];[Def.$C$6:.$C$8]);MATCH([.G1749];[Def.$D$5:.$F$5]));IF([.F1749]=&quot;EI&quot;;INDEX([Def.$D$13:.$F$15];MATCH([.H1749];[Def.$C$13:.$C$15]);MATCH([.G1749];[Def.$D$12:.$F$12]));IF(OR([.F1749]=&quot;EO&quot;;[.F1749]=&quot;EQ&quot;);INDEX([Def.$D$19:.$F$21];MATCH([.H1749];[Def.$C$19:.$C$21]);MATCH([.G1749];[Def.$D$18:.$F$18]));&quot;#err&quot;)));&quot;&quot;)">
            <text:p/>
          </table:table-cell>
          <table:table-cell table:style-name="ce53" table:formula="of:=IF([.I1749]&lt;&gt;&quot;&quot;;INDEX([Def.$J$6:.$L$10];MATCH([.F1749];[Def.$I$6:.$I$10];0);MATCH([.I1749];[Def.$J$5:.$L$5];0));&quot;&quot;)">
            <text:p/>
          </table:table-cell>
          <table:table-cell table:style-name="ce56"/>
          <table:table-cell table:style-name="ce59" table:formula="of:=IF([.K1749]=&quot;&quot;;[.J1749];[.J1749]*[.K17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50]&lt;&gt;&quot;&quot;;IF(OR([.F1750]=&quot;ILF&quot;;[.F1750]=&quot;EIF&quot;);INDEX([Def.$D$6:.$F$8];MATCH([.H1750];[Def.$C$6:.$C$8]);MATCH([.G1750];[Def.$D$5:.$F$5]));IF([.F1750]=&quot;EI&quot;;INDEX([Def.$D$13:.$F$15];MATCH([.H1750];[Def.$C$13:.$C$15]);MATCH([.G1750];[Def.$D$12:.$F$12]));IF(OR([.F1750]=&quot;EO&quot;;[.F1750]=&quot;EQ&quot;);INDEX([Def.$D$19:.$F$21];MATCH([.H1750];[Def.$C$19:.$C$21]);MATCH([.G1750];[Def.$D$18:.$F$18]));&quot;#err&quot;)));&quot;&quot;)">
            <text:p/>
          </table:table-cell>
          <table:table-cell table:style-name="ce53" table:formula="of:=IF([.I1750]&lt;&gt;&quot;&quot;;INDEX([Def.$J$6:.$L$10];MATCH([.F1750];[Def.$I$6:.$I$10];0);MATCH([.I1750];[Def.$J$5:.$L$5];0));&quot;&quot;)">
            <text:p/>
          </table:table-cell>
          <table:table-cell table:style-name="ce56"/>
          <table:table-cell table:style-name="ce59" table:formula="of:=IF([.K1750]=&quot;&quot;;[.J1750];[.J1750]*[.K17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51]&lt;&gt;&quot;&quot;;IF(OR([.F1751]=&quot;ILF&quot;;[.F1751]=&quot;EIF&quot;);INDEX([Def.$D$6:.$F$8];MATCH([.H1751];[Def.$C$6:.$C$8]);MATCH([.G1751];[Def.$D$5:.$F$5]));IF([.F1751]=&quot;EI&quot;;INDEX([Def.$D$13:.$F$15];MATCH([.H1751];[Def.$C$13:.$C$15]);MATCH([.G1751];[Def.$D$12:.$F$12]));IF(OR([.F1751]=&quot;EO&quot;;[.F1751]=&quot;EQ&quot;);INDEX([Def.$D$19:.$F$21];MATCH([.H1751];[Def.$C$19:.$C$21]);MATCH([.G1751];[Def.$D$18:.$F$18]));&quot;#err&quot;)));&quot;&quot;)">
            <text:p/>
          </table:table-cell>
          <table:table-cell table:style-name="ce53" table:formula="of:=IF([.I1751]&lt;&gt;&quot;&quot;;INDEX([Def.$J$6:.$L$10];MATCH([.F1751];[Def.$I$6:.$I$10];0);MATCH([.I1751];[Def.$J$5:.$L$5];0));&quot;&quot;)">
            <text:p/>
          </table:table-cell>
          <table:table-cell table:style-name="ce56"/>
          <table:table-cell table:style-name="ce59" table:formula="of:=IF([.K1751]=&quot;&quot;;[.J1751];[.J1751]*[.K17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52]&lt;&gt;&quot;&quot;;IF(OR([.F1752]=&quot;ILF&quot;;[.F1752]=&quot;EIF&quot;);INDEX([Def.$D$6:.$F$8];MATCH([.H1752];[Def.$C$6:.$C$8]);MATCH([.G1752];[Def.$D$5:.$F$5]));IF([.F1752]=&quot;EI&quot;;INDEX([Def.$D$13:.$F$15];MATCH([.H1752];[Def.$C$13:.$C$15]);MATCH([.G1752];[Def.$D$12:.$F$12]));IF(OR([.F1752]=&quot;EO&quot;;[.F1752]=&quot;EQ&quot;);INDEX([Def.$D$19:.$F$21];MATCH([.H1752];[Def.$C$19:.$C$21]);MATCH([.G1752];[Def.$D$18:.$F$18]));&quot;#err&quot;)));&quot;&quot;)">
            <text:p/>
          </table:table-cell>
          <table:table-cell table:style-name="ce53" table:formula="of:=IF([.I1752]&lt;&gt;&quot;&quot;;INDEX([Def.$J$6:.$L$10];MATCH([.F1752];[Def.$I$6:.$I$10];0);MATCH([.I1752];[Def.$J$5:.$L$5];0));&quot;&quot;)">
            <text:p/>
          </table:table-cell>
          <table:table-cell table:style-name="ce56"/>
          <table:table-cell table:style-name="ce59" table:formula="of:=IF([.K1752]=&quot;&quot;;[.J1752];[.J1752]*[.K17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53]&lt;&gt;&quot;&quot;;IF(OR([.F1753]=&quot;ILF&quot;;[.F1753]=&quot;EIF&quot;);INDEX([Def.$D$6:.$F$8];MATCH([.H1753];[Def.$C$6:.$C$8]);MATCH([.G1753];[Def.$D$5:.$F$5]));IF([.F1753]=&quot;EI&quot;;INDEX([Def.$D$13:.$F$15];MATCH([.H1753];[Def.$C$13:.$C$15]);MATCH([.G1753];[Def.$D$12:.$F$12]));IF(OR([.F1753]=&quot;EO&quot;;[.F1753]=&quot;EQ&quot;);INDEX([Def.$D$19:.$F$21];MATCH([.H1753];[Def.$C$19:.$C$21]);MATCH([.G1753];[Def.$D$18:.$F$18]));&quot;#err&quot;)));&quot;&quot;)">
            <text:p/>
          </table:table-cell>
          <table:table-cell table:style-name="ce53" table:formula="of:=IF([.I1753]&lt;&gt;&quot;&quot;;INDEX([Def.$J$6:.$L$10];MATCH([.F1753];[Def.$I$6:.$I$10];0);MATCH([.I1753];[Def.$J$5:.$L$5];0));&quot;&quot;)">
            <text:p/>
          </table:table-cell>
          <table:table-cell table:style-name="ce56"/>
          <table:table-cell table:style-name="ce59" table:formula="of:=IF([.K1753]=&quot;&quot;;[.J1753];[.J1753]*[.K17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54]&lt;&gt;&quot;&quot;;IF(OR([.F1754]=&quot;ILF&quot;;[.F1754]=&quot;EIF&quot;);INDEX([Def.$D$6:.$F$8];MATCH([.H1754];[Def.$C$6:.$C$8]);MATCH([.G1754];[Def.$D$5:.$F$5]));IF([.F1754]=&quot;EI&quot;;INDEX([Def.$D$13:.$F$15];MATCH([.H1754];[Def.$C$13:.$C$15]);MATCH([.G1754];[Def.$D$12:.$F$12]));IF(OR([.F1754]=&quot;EO&quot;;[.F1754]=&quot;EQ&quot;);INDEX([Def.$D$19:.$F$21];MATCH([.H1754];[Def.$C$19:.$C$21]);MATCH([.G1754];[Def.$D$18:.$F$18]));&quot;#err&quot;)));&quot;&quot;)">
            <text:p/>
          </table:table-cell>
          <table:table-cell table:style-name="ce53" table:formula="of:=IF([.I1754]&lt;&gt;&quot;&quot;;INDEX([Def.$J$6:.$L$10];MATCH([.F1754];[Def.$I$6:.$I$10];0);MATCH([.I1754];[Def.$J$5:.$L$5];0));&quot;&quot;)">
            <text:p/>
          </table:table-cell>
          <table:table-cell table:style-name="ce56"/>
          <table:table-cell table:style-name="ce59" table:formula="of:=IF([.K1754]=&quot;&quot;;[.J1754];[.J1754]*[.K17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55]&lt;&gt;&quot;&quot;;IF(OR([.F1755]=&quot;ILF&quot;;[.F1755]=&quot;EIF&quot;);INDEX([Def.$D$6:.$F$8];MATCH([.H1755];[Def.$C$6:.$C$8]);MATCH([.G1755];[Def.$D$5:.$F$5]));IF([.F1755]=&quot;EI&quot;;INDEX([Def.$D$13:.$F$15];MATCH([.H1755];[Def.$C$13:.$C$15]);MATCH([.G1755];[Def.$D$12:.$F$12]));IF(OR([.F1755]=&quot;EO&quot;;[.F1755]=&quot;EQ&quot;);INDEX([Def.$D$19:.$F$21];MATCH([.H1755];[Def.$C$19:.$C$21]);MATCH([.G1755];[Def.$D$18:.$F$18]));&quot;#err&quot;)));&quot;&quot;)">
            <text:p/>
          </table:table-cell>
          <table:table-cell table:style-name="ce53" table:formula="of:=IF([.I1755]&lt;&gt;&quot;&quot;;INDEX([Def.$J$6:.$L$10];MATCH([.F1755];[Def.$I$6:.$I$10];0);MATCH([.I1755];[Def.$J$5:.$L$5];0));&quot;&quot;)">
            <text:p/>
          </table:table-cell>
          <table:table-cell table:style-name="ce56"/>
          <table:table-cell table:style-name="ce59" table:formula="of:=IF([.K1755]=&quot;&quot;;[.J1755];[.J1755]*[.K17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56]&lt;&gt;&quot;&quot;;IF(OR([.F1756]=&quot;ILF&quot;;[.F1756]=&quot;EIF&quot;);INDEX([Def.$D$6:.$F$8];MATCH([.H1756];[Def.$C$6:.$C$8]);MATCH([.G1756];[Def.$D$5:.$F$5]));IF([.F1756]=&quot;EI&quot;;INDEX([Def.$D$13:.$F$15];MATCH([.H1756];[Def.$C$13:.$C$15]);MATCH([.G1756];[Def.$D$12:.$F$12]));IF(OR([.F1756]=&quot;EO&quot;;[.F1756]=&quot;EQ&quot;);INDEX([Def.$D$19:.$F$21];MATCH([.H1756];[Def.$C$19:.$C$21]);MATCH([.G1756];[Def.$D$18:.$F$18]));&quot;#err&quot;)));&quot;&quot;)">
            <text:p/>
          </table:table-cell>
          <table:table-cell table:style-name="ce53" table:formula="of:=IF([.I1756]&lt;&gt;&quot;&quot;;INDEX([Def.$J$6:.$L$10];MATCH([.F1756];[Def.$I$6:.$I$10];0);MATCH([.I1756];[Def.$J$5:.$L$5];0));&quot;&quot;)">
            <text:p/>
          </table:table-cell>
          <table:table-cell table:style-name="ce56"/>
          <table:table-cell table:style-name="ce59" table:formula="of:=IF([.K1756]=&quot;&quot;;[.J1756];[.J1756]*[.K17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57]&lt;&gt;&quot;&quot;;IF(OR([.F1757]=&quot;ILF&quot;;[.F1757]=&quot;EIF&quot;);INDEX([Def.$D$6:.$F$8];MATCH([.H1757];[Def.$C$6:.$C$8]);MATCH([.G1757];[Def.$D$5:.$F$5]));IF([.F1757]=&quot;EI&quot;;INDEX([Def.$D$13:.$F$15];MATCH([.H1757];[Def.$C$13:.$C$15]);MATCH([.G1757];[Def.$D$12:.$F$12]));IF(OR([.F1757]=&quot;EO&quot;;[.F1757]=&quot;EQ&quot;);INDEX([Def.$D$19:.$F$21];MATCH([.H1757];[Def.$C$19:.$C$21]);MATCH([.G1757];[Def.$D$18:.$F$18]));&quot;#err&quot;)));&quot;&quot;)">
            <text:p/>
          </table:table-cell>
          <table:table-cell table:style-name="ce53" table:formula="of:=IF([.I1757]&lt;&gt;&quot;&quot;;INDEX([Def.$J$6:.$L$10];MATCH([.F1757];[Def.$I$6:.$I$10];0);MATCH([.I1757];[Def.$J$5:.$L$5];0));&quot;&quot;)">
            <text:p/>
          </table:table-cell>
          <table:table-cell table:style-name="ce56"/>
          <table:table-cell table:style-name="ce59" table:formula="of:=IF([.K1757]=&quot;&quot;;[.J1757];[.J1757]*[.K17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58]&lt;&gt;&quot;&quot;;IF(OR([.F1758]=&quot;ILF&quot;;[.F1758]=&quot;EIF&quot;);INDEX([Def.$D$6:.$F$8];MATCH([.H1758];[Def.$C$6:.$C$8]);MATCH([.G1758];[Def.$D$5:.$F$5]));IF([.F1758]=&quot;EI&quot;;INDEX([Def.$D$13:.$F$15];MATCH([.H1758];[Def.$C$13:.$C$15]);MATCH([.G1758];[Def.$D$12:.$F$12]));IF(OR([.F1758]=&quot;EO&quot;;[.F1758]=&quot;EQ&quot;);INDEX([Def.$D$19:.$F$21];MATCH([.H1758];[Def.$C$19:.$C$21]);MATCH([.G1758];[Def.$D$18:.$F$18]));&quot;#err&quot;)));&quot;&quot;)">
            <text:p/>
          </table:table-cell>
          <table:table-cell table:style-name="ce53" table:formula="of:=IF([.I1758]&lt;&gt;&quot;&quot;;INDEX([Def.$J$6:.$L$10];MATCH([.F1758];[Def.$I$6:.$I$10];0);MATCH([.I1758];[Def.$J$5:.$L$5];0));&quot;&quot;)">
            <text:p/>
          </table:table-cell>
          <table:table-cell table:style-name="ce56"/>
          <table:table-cell table:style-name="ce59" table:formula="of:=IF([.K1758]=&quot;&quot;;[.J1758];[.J1758]*[.K17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59]&lt;&gt;&quot;&quot;;IF(OR([.F1759]=&quot;ILF&quot;;[.F1759]=&quot;EIF&quot;);INDEX([Def.$D$6:.$F$8];MATCH([.H1759];[Def.$C$6:.$C$8]);MATCH([.G1759];[Def.$D$5:.$F$5]));IF([.F1759]=&quot;EI&quot;;INDEX([Def.$D$13:.$F$15];MATCH([.H1759];[Def.$C$13:.$C$15]);MATCH([.G1759];[Def.$D$12:.$F$12]));IF(OR([.F1759]=&quot;EO&quot;;[.F1759]=&quot;EQ&quot;);INDEX([Def.$D$19:.$F$21];MATCH([.H1759];[Def.$C$19:.$C$21]);MATCH([.G1759];[Def.$D$18:.$F$18]));&quot;#err&quot;)));&quot;&quot;)">
            <text:p/>
          </table:table-cell>
          <table:table-cell table:style-name="ce53" table:formula="of:=IF([.I1759]&lt;&gt;&quot;&quot;;INDEX([Def.$J$6:.$L$10];MATCH([.F1759];[Def.$I$6:.$I$10];0);MATCH([.I1759];[Def.$J$5:.$L$5];0));&quot;&quot;)">
            <text:p/>
          </table:table-cell>
          <table:table-cell table:style-name="ce56"/>
          <table:table-cell table:style-name="ce59" table:formula="of:=IF([.K1759]=&quot;&quot;;[.J1759];[.J1759]*[.K17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60]&lt;&gt;&quot;&quot;;IF(OR([.F1760]=&quot;ILF&quot;;[.F1760]=&quot;EIF&quot;);INDEX([Def.$D$6:.$F$8];MATCH([.H1760];[Def.$C$6:.$C$8]);MATCH([.G1760];[Def.$D$5:.$F$5]));IF([.F1760]=&quot;EI&quot;;INDEX([Def.$D$13:.$F$15];MATCH([.H1760];[Def.$C$13:.$C$15]);MATCH([.G1760];[Def.$D$12:.$F$12]));IF(OR([.F1760]=&quot;EO&quot;;[.F1760]=&quot;EQ&quot;);INDEX([Def.$D$19:.$F$21];MATCH([.H1760];[Def.$C$19:.$C$21]);MATCH([.G1760];[Def.$D$18:.$F$18]));&quot;#err&quot;)));&quot;&quot;)">
            <text:p/>
          </table:table-cell>
          <table:table-cell table:style-name="ce53" table:formula="of:=IF([.I1760]&lt;&gt;&quot;&quot;;INDEX([Def.$J$6:.$L$10];MATCH([.F1760];[Def.$I$6:.$I$10];0);MATCH([.I1760];[Def.$J$5:.$L$5];0));&quot;&quot;)">
            <text:p/>
          </table:table-cell>
          <table:table-cell table:style-name="ce56"/>
          <table:table-cell table:style-name="ce59" table:formula="of:=IF([.K1760]=&quot;&quot;;[.J1760];[.J1760]*[.K17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61]&lt;&gt;&quot;&quot;;IF(OR([.F1761]=&quot;ILF&quot;;[.F1761]=&quot;EIF&quot;);INDEX([Def.$D$6:.$F$8];MATCH([.H1761];[Def.$C$6:.$C$8]);MATCH([.G1761];[Def.$D$5:.$F$5]));IF([.F1761]=&quot;EI&quot;;INDEX([Def.$D$13:.$F$15];MATCH([.H1761];[Def.$C$13:.$C$15]);MATCH([.G1761];[Def.$D$12:.$F$12]));IF(OR([.F1761]=&quot;EO&quot;;[.F1761]=&quot;EQ&quot;);INDEX([Def.$D$19:.$F$21];MATCH([.H1761];[Def.$C$19:.$C$21]);MATCH([.G1761];[Def.$D$18:.$F$18]));&quot;#err&quot;)));&quot;&quot;)">
            <text:p/>
          </table:table-cell>
          <table:table-cell table:style-name="ce53" table:formula="of:=IF([.I1761]&lt;&gt;&quot;&quot;;INDEX([Def.$J$6:.$L$10];MATCH([.F1761];[Def.$I$6:.$I$10];0);MATCH([.I1761];[Def.$J$5:.$L$5];0));&quot;&quot;)">
            <text:p/>
          </table:table-cell>
          <table:table-cell table:style-name="ce56"/>
          <table:table-cell table:style-name="ce59" table:formula="of:=IF([.K1761]=&quot;&quot;;[.J1761];[.J1761]*[.K17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62]&lt;&gt;&quot;&quot;;IF(OR([.F1762]=&quot;ILF&quot;;[.F1762]=&quot;EIF&quot;);INDEX([Def.$D$6:.$F$8];MATCH([.H1762];[Def.$C$6:.$C$8]);MATCH([.G1762];[Def.$D$5:.$F$5]));IF([.F1762]=&quot;EI&quot;;INDEX([Def.$D$13:.$F$15];MATCH([.H1762];[Def.$C$13:.$C$15]);MATCH([.G1762];[Def.$D$12:.$F$12]));IF(OR([.F1762]=&quot;EO&quot;;[.F1762]=&quot;EQ&quot;);INDEX([Def.$D$19:.$F$21];MATCH([.H1762];[Def.$C$19:.$C$21]);MATCH([.G1762];[Def.$D$18:.$F$18]));&quot;#err&quot;)));&quot;&quot;)">
            <text:p/>
          </table:table-cell>
          <table:table-cell table:style-name="ce53" table:formula="of:=IF([.I1762]&lt;&gt;&quot;&quot;;INDEX([Def.$J$6:.$L$10];MATCH([.F1762];[Def.$I$6:.$I$10];0);MATCH([.I1762];[Def.$J$5:.$L$5];0));&quot;&quot;)">
            <text:p/>
          </table:table-cell>
          <table:table-cell table:style-name="ce56"/>
          <table:table-cell table:style-name="ce59" table:formula="of:=IF([.K1762]=&quot;&quot;;[.J1762];[.J1762]*[.K17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63]&lt;&gt;&quot;&quot;;IF(OR([.F1763]=&quot;ILF&quot;;[.F1763]=&quot;EIF&quot;);INDEX([Def.$D$6:.$F$8];MATCH([.H1763];[Def.$C$6:.$C$8]);MATCH([.G1763];[Def.$D$5:.$F$5]));IF([.F1763]=&quot;EI&quot;;INDEX([Def.$D$13:.$F$15];MATCH([.H1763];[Def.$C$13:.$C$15]);MATCH([.G1763];[Def.$D$12:.$F$12]));IF(OR([.F1763]=&quot;EO&quot;;[.F1763]=&quot;EQ&quot;);INDEX([Def.$D$19:.$F$21];MATCH([.H1763];[Def.$C$19:.$C$21]);MATCH([.G1763];[Def.$D$18:.$F$18]));&quot;#err&quot;)));&quot;&quot;)">
            <text:p/>
          </table:table-cell>
          <table:table-cell table:style-name="ce53" table:formula="of:=IF([.I1763]&lt;&gt;&quot;&quot;;INDEX([Def.$J$6:.$L$10];MATCH([.F1763];[Def.$I$6:.$I$10];0);MATCH([.I1763];[Def.$J$5:.$L$5];0));&quot;&quot;)">
            <text:p/>
          </table:table-cell>
          <table:table-cell table:style-name="ce56"/>
          <table:table-cell table:style-name="ce59" table:formula="of:=IF([.K1763]=&quot;&quot;;[.J1763];[.J1763]*[.K17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64]&lt;&gt;&quot;&quot;;IF(OR([.F1764]=&quot;ILF&quot;;[.F1764]=&quot;EIF&quot;);INDEX([Def.$D$6:.$F$8];MATCH([.H1764];[Def.$C$6:.$C$8]);MATCH([.G1764];[Def.$D$5:.$F$5]));IF([.F1764]=&quot;EI&quot;;INDEX([Def.$D$13:.$F$15];MATCH([.H1764];[Def.$C$13:.$C$15]);MATCH([.G1764];[Def.$D$12:.$F$12]));IF(OR([.F1764]=&quot;EO&quot;;[.F1764]=&quot;EQ&quot;);INDEX([Def.$D$19:.$F$21];MATCH([.H1764];[Def.$C$19:.$C$21]);MATCH([.G1764];[Def.$D$18:.$F$18]));&quot;#err&quot;)));&quot;&quot;)">
            <text:p/>
          </table:table-cell>
          <table:table-cell table:style-name="ce53" table:formula="of:=IF([.I1764]&lt;&gt;&quot;&quot;;INDEX([Def.$J$6:.$L$10];MATCH([.F1764];[Def.$I$6:.$I$10];0);MATCH([.I1764];[Def.$J$5:.$L$5];0));&quot;&quot;)">
            <text:p/>
          </table:table-cell>
          <table:table-cell table:style-name="ce56"/>
          <table:table-cell table:style-name="ce59" table:formula="of:=IF([.K1764]=&quot;&quot;;[.J1764];[.J1764]*[.K17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65]&lt;&gt;&quot;&quot;;IF(OR([.F1765]=&quot;ILF&quot;;[.F1765]=&quot;EIF&quot;);INDEX([Def.$D$6:.$F$8];MATCH([.H1765];[Def.$C$6:.$C$8]);MATCH([.G1765];[Def.$D$5:.$F$5]));IF([.F1765]=&quot;EI&quot;;INDEX([Def.$D$13:.$F$15];MATCH([.H1765];[Def.$C$13:.$C$15]);MATCH([.G1765];[Def.$D$12:.$F$12]));IF(OR([.F1765]=&quot;EO&quot;;[.F1765]=&quot;EQ&quot;);INDEX([Def.$D$19:.$F$21];MATCH([.H1765];[Def.$C$19:.$C$21]);MATCH([.G1765];[Def.$D$18:.$F$18]));&quot;#err&quot;)));&quot;&quot;)">
            <text:p/>
          </table:table-cell>
          <table:table-cell table:style-name="ce53" table:formula="of:=IF([.I1765]&lt;&gt;&quot;&quot;;INDEX([Def.$J$6:.$L$10];MATCH([.F1765];[Def.$I$6:.$I$10];0);MATCH([.I1765];[Def.$J$5:.$L$5];0));&quot;&quot;)">
            <text:p/>
          </table:table-cell>
          <table:table-cell table:style-name="ce56"/>
          <table:table-cell table:style-name="ce59" table:formula="of:=IF([.K1765]=&quot;&quot;;[.J1765];[.J1765]*[.K17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66]&lt;&gt;&quot;&quot;;IF(OR([.F1766]=&quot;ILF&quot;;[.F1766]=&quot;EIF&quot;);INDEX([Def.$D$6:.$F$8];MATCH([.H1766];[Def.$C$6:.$C$8]);MATCH([.G1766];[Def.$D$5:.$F$5]));IF([.F1766]=&quot;EI&quot;;INDEX([Def.$D$13:.$F$15];MATCH([.H1766];[Def.$C$13:.$C$15]);MATCH([.G1766];[Def.$D$12:.$F$12]));IF(OR([.F1766]=&quot;EO&quot;;[.F1766]=&quot;EQ&quot;);INDEX([Def.$D$19:.$F$21];MATCH([.H1766];[Def.$C$19:.$C$21]);MATCH([.G1766];[Def.$D$18:.$F$18]));&quot;#err&quot;)));&quot;&quot;)">
            <text:p/>
          </table:table-cell>
          <table:table-cell table:style-name="ce53" table:formula="of:=IF([.I1766]&lt;&gt;&quot;&quot;;INDEX([Def.$J$6:.$L$10];MATCH([.F1766];[Def.$I$6:.$I$10];0);MATCH([.I1766];[Def.$J$5:.$L$5];0));&quot;&quot;)">
            <text:p/>
          </table:table-cell>
          <table:table-cell table:style-name="ce56"/>
          <table:table-cell table:style-name="ce59" table:formula="of:=IF([.K1766]=&quot;&quot;;[.J1766];[.J1766]*[.K17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67]&lt;&gt;&quot;&quot;;IF(OR([.F1767]=&quot;ILF&quot;;[.F1767]=&quot;EIF&quot;);INDEX([Def.$D$6:.$F$8];MATCH([.H1767];[Def.$C$6:.$C$8]);MATCH([.G1767];[Def.$D$5:.$F$5]));IF([.F1767]=&quot;EI&quot;;INDEX([Def.$D$13:.$F$15];MATCH([.H1767];[Def.$C$13:.$C$15]);MATCH([.G1767];[Def.$D$12:.$F$12]));IF(OR([.F1767]=&quot;EO&quot;;[.F1767]=&quot;EQ&quot;);INDEX([Def.$D$19:.$F$21];MATCH([.H1767];[Def.$C$19:.$C$21]);MATCH([.G1767];[Def.$D$18:.$F$18]));&quot;#err&quot;)));&quot;&quot;)">
            <text:p/>
          </table:table-cell>
          <table:table-cell table:style-name="ce53" table:formula="of:=IF([.I1767]&lt;&gt;&quot;&quot;;INDEX([Def.$J$6:.$L$10];MATCH([.F1767];[Def.$I$6:.$I$10];0);MATCH([.I1767];[Def.$J$5:.$L$5];0));&quot;&quot;)">
            <text:p/>
          </table:table-cell>
          <table:table-cell table:style-name="ce56"/>
          <table:table-cell table:style-name="ce59" table:formula="of:=IF([.K1767]=&quot;&quot;;[.J1767];[.J1767]*[.K17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68]&lt;&gt;&quot;&quot;;IF(OR([.F1768]=&quot;ILF&quot;;[.F1768]=&quot;EIF&quot;);INDEX([Def.$D$6:.$F$8];MATCH([.H1768];[Def.$C$6:.$C$8]);MATCH([.G1768];[Def.$D$5:.$F$5]));IF([.F1768]=&quot;EI&quot;;INDEX([Def.$D$13:.$F$15];MATCH([.H1768];[Def.$C$13:.$C$15]);MATCH([.G1768];[Def.$D$12:.$F$12]));IF(OR([.F1768]=&quot;EO&quot;;[.F1768]=&quot;EQ&quot;);INDEX([Def.$D$19:.$F$21];MATCH([.H1768];[Def.$C$19:.$C$21]);MATCH([.G1768];[Def.$D$18:.$F$18]));&quot;#err&quot;)));&quot;&quot;)">
            <text:p/>
          </table:table-cell>
          <table:table-cell table:style-name="ce53" table:formula="of:=IF([.I1768]&lt;&gt;&quot;&quot;;INDEX([Def.$J$6:.$L$10];MATCH([.F1768];[Def.$I$6:.$I$10];0);MATCH([.I1768];[Def.$J$5:.$L$5];0));&quot;&quot;)">
            <text:p/>
          </table:table-cell>
          <table:table-cell table:style-name="ce56"/>
          <table:table-cell table:style-name="ce59" table:formula="of:=IF([.K1768]=&quot;&quot;;[.J1768];[.J1768]*[.K17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69]&lt;&gt;&quot;&quot;;IF(OR([.F1769]=&quot;ILF&quot;;[.F1769]=&quot;EIF&quot;);INDEX([Def.$D$6:.$F$8];MATCH([.H1769];[Def.$C$6:.$C$8]);MATCH([.G1769];[Def.$D$5:.$F$5]));IF([.F1769]=&quot;EI&quot;;INDEX([Def.$D$13:.$F$15];MATCH([.H1769];[Def.$C$13:.$C$15]);MATCH([.G1769];[Def.$D$12:.$F$12]));IF(OR([.F1769]=&quot;EO&quot;;[.F1769]=&quot;EQ&quot;);INDEX([Def.$D$19:.$F$21];MATCH([.H1769];[Def.$C$19:.$C$21]);MATCH([.G1769];[Def.$D$18:.$F$18]));&quot;#err&quot;)));&quot;&quot;)">
            <text:p/>
          </table:table-cell>
          <table:table-cell table:style-name="ce53" table:formula="of:=IF([.I1769]&lt;&gt;&quot;&quot;;INDEX([Def.$J$6:.$L$10];MATCH([.F1769];[Def.$I$6:.$I$10];0);MATCH([.I1769];[Def.$J$5:.$L$5];0));&quot;&quot;)">
            <text:p/>
          </table:table-cell>
          <table:table-cell table:style-name="ce56"/>
          <table:table-cell table:style-name="ce59" table:formula="of:=IF([.K1769]=&quot;&quot;;[.J1769];[.J1769]*[.K17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70]&lt;&gt;&quot;&quot;;IF(OR([.F1770]=&quot;ILF&quot;;[.F1770]=&quot;EIF&quot;);INDEX([Def.$D$6:.$F$8];MATCH([.H1770];[Def.$C$6:.$C$8]);MATCH([.G1770];[Def.$D$5:.$F$5]));IF([.F1770]=&quot;EI&quot;;INDEX([Def.$D$13:.$F$15];MATCH([.H1770];[Def.$C$13:.$C$15]);MATCH([.G1770];[Def.$D$12:.$F$12]));IF(OR([.F1770]=&quot;EO&quot;;[.F1770]=&quot;EQ&quot;);INDEX([Def.$D$19:.$F$21];MATCH([.H1770];[Def.$C$19:.$C$21]);MATCH([.G1770];[Def.$D$18:.$F$18]));&quot;#err&quot;)));&quot;&quot;)">
            <text:p/>
          </table:table-cell>
          <table:table-cell table:style-name="ce53" table:formula="of:=IF([.I1770]&lt;&gt;&quot;&quot;;INDEX([Def.$J$6:.$L$10];MATCH([.F1770];[Def.$I$6:.$I$10];0);MATCH([.I1770];[Def.$J$5:.$L$5];0));&quot;&quot;)">
            <text:p/>
          </table:table-cell>
          <table:table-cell table:style-name="ce56"/>
          <table:table-cell table:style-name="ce59" table:formula="of:=IF([.K1770]=&quot;&quot;;[.J1770];[.J1770]*[.K17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71]&lt;&gt;&quot;&quot;;IF(OR([.F1771]=&quot;ILF&quot;;[.F1771]=&quot;EIF&quot;);INDEX([Def.$D$6:.$F$8];MATCH([.H1771];[Def.$C$6:.$C$8]);MATCH([.G1771];[Def.$D$5:.$F$5]));IF([.F1771]=&quot;EI&quot;;INDEX([Def.$D$13:.$F$15];MATCH([.H1771];[Def.$C$13:.$C$15]);MATCH([.G1771];[Def.$D$12:.$F$12]));IF(OR([.F1771]=&quot;EO&quot;;[.F1771]=&quot;EQ&quot;);INDEX([Def.$D$19:.$F$21];MATCH([.H1771];[Def.$C$19:.$C$21]);MATCH([.G1771];[Def.$D$18:.$F$18]));&quot;#err&quot;)));&quot;&quot;)">
            <text:p/>
          </table:table-cell>
          <table:table-cell table:style-name="ce53" table:formula="of:=IF([.I1771]&lt;&gt;&quot;&quot;;INDEX([Def.$J$6:.$L$10];MATCH([.F1771];[Def.$I$6:.$I$10];0);MATCH([.I1771];[Def.$J$5:.$L$5];0));&quot;&quot;)">
            <text:p/>
          </table:table-cell>
          <table:table-cell table:style-name="ce56"/>
          <table:table-cell table:style-name="ce59" table:formula="of:=IF([.K1771]=&quot;&quot;;[.J1771];[.J1771]*[.K17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72]&lt;&gt;&quot;&quot;;IF(OR([.F1772]=&quot;ILF&quot;;[.F1772]=&quot;EIF&quot;);INDEX([Def.$D$6:.$F$8];MATCH([.H1772];[Def.$C$6:.$C$8]);MATCH([.G1772];[Def.$D$5:.$F$5]));IF([.F1772]=&quot;EI&quot;;INDEX([Def.$D$13:.$F$15];MATCH([.H1772];[Def.$C$13:.$C$15]);MATCH([.G1772];[Def.$D$12:.$F$12]));IF(OR([.F1772]=&quot;EO&quot;;[.F1772]=&quot;EQ&quot;);INDEX([Def.$D$19:.$F$21];MATCH([.H1772];[Def.$C$19:.$C$21]);MATCH([.G1772];[Def.$D$18:.$F$18]));&quot;#err&quot;)));&quot;&quot;)">
            <text:p/>
          </table:table-cell>
          <table:table-cell table:style-name="ce53" table:formula="of:=IF([.I1772]&lt;&gt;&quot;&quot;;INDEX([Def.$J$6:.$L$10];MATCH([.F1772];[Def.$I$6:.$I$10];0);MATCH([.I1772];[Def.$J$5:.$L$5];0));&quot;&quot;)">
            <text:p/>
          </table:table-cell>
          <table:table-cell table:style-name="ce56"/>
          <table:table-cell table:style-name="ce59" table:formula="of:=IF([.K1772]=&quot;&quot;;[.J1772];[.J1772]*[.K17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73]&lt;&gt;&quot;&quot;;IF(OR([.F1773]=&quot;ILF&quot;;[.F1773]=&quot;EIF&quot;);INDEX([Def.$D$6:.$F$8];MATCH([.H1773];[Def.$C$6:.$C$8]);MATCH([.G1773];[Def.$D$5:.$F$5]));IF([.F1773]=&quot;EI&quot;;INDEX([Def.$D$13:.$F$15];MATCH([.H1773];[Def.$C$13:.$C$15]);MATCH([.G1773];[Def.$D$12:.$F$12]));IF(OR([.F1773]=&quot;EO&quot;;[.F1773]=&quot;EQ&quot;);INDEX([Def.$D$19:.$F$21];MATCH([.H1773];[Def.$C$19:.$C$21]);MATCH([.G1773];[Def.$D$18:.$F$18]));&quot;#err&quot;)));&quot;&quot;)">
            <text:p/>
          </table:table-cell>
          <table:table-cell table:style-name="ce53" table:formula="of:=IF([.I1773]&lt;&gt;&quot;&quot;;INDEX([Def.$J$6:.$L$10];MATCH([.F1773];[Def.$I$6:.$I$10];0);MATCH([.I1773];[Def.$J$5:.$L$5];0));&quot;&quot;)">
            <text:p/>
          </table:table-cell>
          <table:table-cell table:style-name="ce56"/>
          <table:table-cell table:style-name="ce59" table:formula="of:=IF([.K1773]=&quot;&quot;;[.J1773];[.J1773]*[.K17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74]&lt;&gt;&quot;&quot;;IF(OR([.F1774]=&quot;ILF&quot;;[.F1774]=&quot;EIF&quot;);INDEX([Def.$D$6:.$F$8];MATCH([.H1774];[Def.$C$6:.$C$8]);MATCH([.G1774];[Def.$D$5:.$F$5]));IF([.F1774]=&quot;EI&quot;;INDEX([Def.$D$13:.$F$15];MATCH([.H1774];[Def.$C$13:.$C$15]);MATCH([.G1774];[Def.$D$12:.$F$12]));IF(OR([.F1774]=&quot;EO&quot;;[.F1774]=&quot;EQ&quot;);INDEX([Def.$D$19:.$F$21];MATCH([.H1774];[Def.$C$19:.$C$21]);MATCH([.G1774];[Def.$D$18:.$F$18]));&quot;#err&quot;)));&quot;&quot;)">
            <text:p/>
          </table:table-cell>
          <table:table-cell table:style-name="ce53" table:formula="of:=IF([.I1774]&lt;&gt;&quot;&quot;;INDEX([Def.$J$6:.$L$10];MATCH([.F1774];[Def.$I$6:.$I$10];0);MATCH([.I1774];[Def.$J$5:.$L$5];0));&quot;&quot;)">
            <text:p/>
          </table:table-cell>
          <table:table-cell table:style-name="ce56"/>
          <table:table-cell table:style-name="ce59" table:formula="of:=IF([.K1774]=&quot;&quot;;[.J1774];[.J1774]*[.K17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75]&lt;&gt;&quot;&quot;;IF(OR([.F1775]=&quot;ILF&quot;;[.F1775]=&quot;EIF&quot;);INDEX([Def.$D$6:.$F$8];MATCH([.H1775];[Def.$C$6:.$C$8]);MATCH([.G1775];[Def.$D$5:.$F$5]));IF([.F1775]=&quot;EI&quot;;INDEX([Def.$D$13:.$F$15];MATCH([.H1775];[Def.$C$13:.$C$15]);MATCH([.G1775];[Def.$D$12:.$F$12]));IF(OR([.F1775]=&quot;EO&quot;;[.F1775]=&quot;EQ&quot;);INDEX([Def.$D$19:.$F$21];MATCH([.H1775];[Def.$C$19:.$C$21]);MATCH([.G1775];[Def.$D$18:.$F$18]));&quot;#err&quot;)));&quot;&quot;)">
            <text:p/>
          </table:table-cell>
          <table:table-cell table:style-name="ce53" table:formula="of:=IF([.I1775]&lt;&gt;&quot;&quot;;INDEX([Def.$J$6:.$L$10];MATCH([.F1775];[Def.$I$6:.$I$10];0);MATCH([.I1775];[Def.$J$5:.$L$5];0));&quot;&quot;)">
            <text:p/>
          </table:table-cell>
          <table:table-cell table:style-name="ce56"/>
          <table:table-cell table:style-name="ce59" table:formula="of:=IF([.K1775]=&quot;&quot;;[.J1775];[.J1775]*[.K17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76]&lt;&gt;&quot;&quot;;IF(OR([.F1776]=&quot;ILF&quot;;[.F1776]=&quot;EIF&quot;);INDEX([Def.$D$6:.$F$8];MATCH([.H1776];[Def.$C$6:.$C$8]);MATCH([.G1776];[Def.$D$5:.$F$5]));IF([.F1776]=&quot;EI&quot;;INDEX([Def.$D$13:.$F$15];MATCH([.H1776];[Def.$C$13:.$C$15]);MATCH([.G1776];[Def.$D$12:.$F$12]));IF(OR([.F1776]=&quot;EO&quot;;[.F1776]=&quot;EQ&quot;);INDEX([Def.$D$19:.$F$21];MATCH([.H1776];[Def.$C$19:.$C$21]);MATCH([.G1776];[Def.$D$18:.$F$18]));&quot;#err&quot;)));&quot;&quot;)">
            <text:p/>
          </table:table-cell>
          <table:table-cell table:style-name="ce53" table:formula="of:=IF([.I1776]&lt;&gt;&quot;&quot;;INDEX([Def.$J$6:.$L$10];MATCH([.F1776];[Def.$I$6:.$I$10];0);MATCH([.I1776];[Def.$J$5:.$L$5];0));&quot;&quot;)">
            <text:p/>
          </table:table-cell>
          <table:table-cell table:style-name="ce56"/>
          <table:table-cell table:style-name="ce59" table:formula="of:=IF([.K1776]=&quot;&quot;;[.J1776];[.J1776]*[.K17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77]&lt;&gt;&quot;&quot;;IF(OR([.F1777]=&quot;ILF&quot;;[.F1777]=&quot;EIF&quot;);INDEX([Def.$D$6:.$F$8];MATCH([.H1777];[Def.$C$6:.$C$8]);MATCH([.G1777];[Def.$D$5:.$F$5]));IF([.F1777]=&quot;EI&quot;;INDEX([Def.$D$13:.$F$15];MATCH([.H1777];[Def.$C$13:.$C$15]);MATCH([.G1777];[Def.$D$12:.$F$12]));IF(OR([.F1777]=&quot;EO&quot;;[.F1777]=&quot;EQ&quot;);INDEX([Def.$D$19:.$F$21];MATCH([.H1777];[Def.$C$19:.$C$21]);MATCH([.G1777];[Def.$D$18:.$F$18]));&quot;#err&quot;)));&quot;&quot;)">
            <text:p/>
          </table:table-cell>
          <table:table-cell table:style-name="ce53" table:formula="of:=IF([.I1777]&lt;&gt;&quot;&quot;;INDEX([Def.$J$6:.$L$10];MATCH([.F1777];[Def.$I$6:.$I$10];0);MATCH([.I1777];[Def.$J$5:.$L$5];0));&quot;&quot;)">
            <text:p/>
          </table:table-cell>
          <table:table-cell table:style-name="ce56"/>
          <table:table-cell table:style-name="ce59" table:formula="of:=IF([.K1777]=&quot;&quot;;[.J1777];[.J1777]*[.K17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78]&lt;&gt;&quot;&quot;;IF(OR([.F1778]=&quot;ILF&quot;;[.F1778]=&quot;EIF&quot;);INDEX([Def.$D$6:.$F$8];MATCH([.H1778];[Def.$C$6:.$C$8]);MATCH([.G1778];[Def.$D$5:.$F$5]));IF([.F1778]=&quot;EI&quot;;INDEX([Def.$D$13:.$F$15];MATCH([.H1778];[Def.$C$13:.$C$15]);MATCH([.G1778];[Def.$D$12:.$F$12]));IF(OR([.F1778]=&quot;EO&quot;;[.F1778]=&quot;EQ&quot;);INDEX([Def.$D$19:.$F$21];MATCH([.H1778];[Def.$C$19:.$C$21]);MATCH([.G1778];[Def.$D$18:.$F$18]));&quot;#err&quot;)));&quot;&quot;)">
            <text:p/>
          </table:table-cell>
          <table:table-cell table:style-name="ce53" table:formula="of:=IF([.I1778]&lt;&gt;&quot;&quot;;INDEX([Def.$J$6:.$L$10];MATCH([.F1778];[Def.$I$6:.$I$10];0);MATCH([.I1778];[Def.$J$5:.$L$5];0));&quot;&quot;)">
            <text:p/>
          </table:table-cell>
          <table:table-cell table:style-name="ce56"/>
          <table:table-cell table:style-name="ce59" table:formula="of:=IF([.K1778]=&quot;&quot;;[.J1778];[.J1778]*[.K17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79]&lt;&gt;&quot;&quot;;IF(OR([.F1779]=&quot;ILF&quot;;[.F1779]=&quot;EIF&quot;);INDEX([Def.$D$6:.$F$8];MATCH([.H1779];[Def.$C$6:.$C$8]);MATCH([.G1779];[Def.$D$5:.$F$5]));IF([.F1779]=&quot;EI&quot;;INDEX([Def.$D$13:.$F$15];MATCH([.H1779];[Def.$C$13:.$C$15]);MATCH([.G1779];[Def.$D$12:.$F$12]));IF(OR([.F1779]=&quot;EO&quot;;[.F1779]=&quot;EQ&quot;);INDEX([Def.$D$19:.$F$21];MATCH([.H1779];[Def.$C$19:.$C$21]);MATCH([.G1779];[Def.$D$18:.$F$18]));&quot;#err&quot;)));&quot;&quot;)">
            <text:p/>
          </table:table-cell>
          <table:table-cell table:style-name="ce53" table:formula="of:=IF([.I1779]&lt;&gt;&quot;&quot;;INDEX([Def.$J$6:.$L$10];MATCH([.F1779];[Def.$I$6:.$I$10];0);MATCH([.I1779];[Def.$J$5:.$L$5];0));&quot;&quot;)">
            <text:p/>
          </table:table-cell>
          <table:table-cell table:style-name="ce56"/>
          <table:table-cell table:style-name="ce59" table:formula="of:=IF([.K1779]=&quot;&quot;;[.J1779];[.J1779]*[.K17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80]&lt;&gt;&quot;&quot;;IF(OR([.F1780]=&quot;ILF&quot;;[.F1780]=&quot;EIF&quot;);INDEX([Def.$D$6:.$F$8];MATCH([.H1780];[Def.$C$6:.$C$8]);MATCH([.G1780];[Def.$D$5:.$F$5]));IF([.F1780]=&quot;EI&quot;;INDEX([Def.$D$13:.$F$15];MATCH([.H1780];[Def.$C$13:.$C$15]);MATCH([.G1780];[Def.$D$12:.$F$12]));IF(OR([.F1780]=&quot;EO&quot;;[.F1780]=&quot;EQ&quot;);INDEX([Def.$D$19:.$F$21];MATCH([.H1780];[Def.$C$19:.$C$21]);MATCH([.G1780];[Def.$D$18:.$F$18]));&quot;#err&quot;)));&quot;&quot;)">
            <text:p/>
          </table:table-cell>
          <table:table-cell table:style-name="ce53" table:formula="of:=IF([.I1780]&lt;&gt;&quot;&quot;;INDEX([Def.$J$6:.$L$10];MATCH([.F1780];[Def.$I$6:.$I$10];0);MATCH([.I1780];[Def.$J$5:.$L$5];0));&quot;&quot;)">
            <text:p/>
          </table:table-cell>
          <table:table-cell table:style-name="ce56"/>
          <table:table-cell table:style-name="ce59" table:formula="of:=IF([.K1780]=&quot;&quot;;[.J1780];[.J1780]*[.K17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81]&lt;&gt;&quot;&quot;;IF(OR([.F1781]=&quot;ILF&quot;;[.F1781]=&quot;EIF&quot;);INDEX([Def.$D$6:.$F$8];MATCH([.H1781];[Def.$C$6:.$C$8]);MATCH([.G1781];[Def.$D$5:.$F$5]));IF([.F1781]=&quot;EI&quot;;INDEX([Def.$D$13:.$F$15];MATCH([.H1781];[Def.$C$13:.$C$15]);MATCH([.G1781];[Def.$D$12:.$F$12]));IF(OR([.F1781]=&quot;EO&quot;;[.F1781]=&quot;EQ&quot;);INDEX([Def.$D$19:.$F$21];MATCH([.H1781];[Def.$C$19:.$C$21]);MATCH([.G1781];[Def.$D$18:.$F$18]));&quot;#err&quot;)));&quot;&quot;)">
            <text:p/>
          </table:table-cell>
          <table:table-cell table:style-name="ce53" table:formula="of:=IF([.I1781]&lt;&gt;&quot;&quot;;INDEX([Def.$J$6:.$L$10];MATCH([.F1781];[Def.$I$6:.$I$10];0);MATCH([.I1781];[Def.$J$5:.$L$5];0));&quot;&quot;)">
            <text:p/>
          </table:table-cell>
          <table:table-cell table:style-name="ce56"/>
          <table:table-cell table:style-name="ce59" table:formula="of:=IF([.K1781]=&quot;&quot;;[.J1781];[.J1781]*[.K17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82]&lt;&gt;&quot;&quot;;IF(OR([.F1782]=&quot;ILF&quot;;[.F1782]=&quot;EIF&quot;);INDEX([Def.$D$6:.$F$8];MATCH([.H1782];[Def.$C$6:.$C$8]);MATCH([.G1782];[Def.$D$5:.$F$5]));IF([.F1782]=&quot;EI&quot;;INDEX([Def.$D$13:.$F$15];MATCH([.H1782];[Def.$C$13:.$C$15]);MATCH([.G1782];[Def.$D$12:.$F$12]));IF(OR([.F1782]=&quot;EO&quot;;[.F1782]=&quot;EQ&quot;);INDEX([Def.$D$19:.$F$21];MATCH([.H1782];[Def.$C$19:.$C$21]);MATCH([.G1782];[Def.$D$18:.$F$18]));&quot;#err&quot;)));&quot;&quot;)">
            <text:p/>
          </table:table-cell>
          <table:table-cell table:style-name="ce53" table:formula="of:=IF([.I1782]&lt;&gt;&quot;&quot;;INDEX([Def.$J$6:.$L$10];MATCH([.F1782];[Def.$I$6:.$I$10];0);MATCH([.I1782];[Def.$J$5:.$L$5];0));&quot;&quot;)">
            <text:p/>
          </table:table-cell>
          <table:table-cell table:style-name="ce56"/>
          <table:table-cell table:style-name="ce59" table:formula="of:=IF([.K1782]=&quot;&quot;;[.J1782];[.J1782]*[.K17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83]&lt;&gt;&quot;&quot;;IF(OR([.F1783]=&quot;ILF&quot;;[.F1783]=&quot;EIF&quot;);INDEX([Def.$D$6:.$F$8];MATCH([.H1783];[Def.$C$6:.$C$8]);MATCH([.G1783];[Def.$D$5:.$F$5]));IF([.F1783]=&quot;EI&quot;;INDEX([Def.$D$13:.$F$15];MATCH([.H1783];[Def.$C$13:.$C$15]);MATCH([.G1783];[Def.$D$12:.$F$12]));IF(OR([.F1783]=&quot;EO&quot;;[.F1783]=&quot;EQ&quot;);INDEX([Def.$D$19:.$F$21];MATCH([.H1783];[Def.$C$19:.$C$21]);MATCH([.G1783];[Def.$D$18:.$F$18]));&quot;#err&quot;)));&quot;&quot;)">
            <text:p/>
          </table:table-cell>
          <table:table-cell table:style-name="ce53" table:formula="of:=IF([.I1783]&lt;&gt;&quot;&quot;;INDEX([Def.$J$6:.$L$10];MATCH([.F1783];[Def.$I$6:.$I$10];0);MATCH([.I1783];[Def.$J$5:.$L$5];0));&quot;&quot;)">
            <text:p/>
          </table:table-cell>
          <table:table-cell table:style-name="ce56"/>
          <table:table-cell table:style-name="ce59" table:formula="of:=IF([.K1783]=&quot;&quot;;[.J1783];[.J1783]*[.K17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84]&lt;&gt;&quot;&quot;;IF(OR([.F1784]=&quot;ILF&quot;;[.F1784]=&quot;EIF&quot;);INDEX([Def.$D$6:.$F$8];MATCH([.H1784];[Def.$C$6:.$C$8]);MATCH([.G1784];[Def.$D$5:.$F$5]));IF([.F1784]=&quot;EI&quot;;INDEX([Def.$D$13:.$F$15];MATCH([.H1784];[Def.$C$13:.$C$15]);MATCH([.G1784];[Def.$D$12:.$F$12]));IF(OR([.F1784]=&quot;EO&quot;;[.F1784]=&quot;EQ&quot;);INDEX([Def.$D$19:.$F$21];MATCH([.H1784];[Def.$C$19:.$C$21]);MATCH([.G1784];[Def.$D$18:.$F$18]));&quot;#err&quot;)));&quot;&quot;)">
            <text:p/>
          </table:table-cell>
          <table:table-cell table:style-name="ce53" table:formula="of:=IF([.I1784]&lt;&gt;&quot;&quot;;INDEX([Def.$J$6:.$L$10];MATCH([.F1784];[Def.$I$6:.$I$10];0);MATCH([.I1784];[Def.$J$5:.$L$5];0));&quot;&quot;)">
            <text:p/>
          </table:table-cell>
          <table:table-cell table:style-name="ce56"/>
          <table:table-cell table:style-name="ce59" table:formula="of:=IF([.K1784]=&quot;&quot;;[.J1784];[.J1784]*[.K17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85]&lt;&gt;&quot;&quot;;IF(OR([.F1785]=&quot;ILF&quot;;[.F1785]=&quot;EIF&quot;);INDEX([Def.$D$6:.$F$8];MATCH([.H1785];[Def.$C$6:.$C$8]);MATCH([.G1785];[Def.$D$5:.$F$5]));IF([.F1785]=&quot;EI&quot;;INDEX([Def.$D$13:.$F$15];MATCH([.H1785];[Def.$C$13:.$C$15]);MATCH([.G1785];[Def.$D$12:.$F$12]));IF(OR([.F1785]=&quot;EO&quot;;[.F1785]=&quot;EQ&quot;);INDEX([Def.$D$19:.$F$21];MATCH([.H1785];[Def.$C$19:.$C$21]);MATCH([.G1785];[Def.$D$18:.$F$18]));&quot;#err&quot;)));&quot;&quot;)">
            <text:p/>
          </table:table-cell>
          <table:table-cell table:style-name="ce53" table:formula="of:=IF([.I1785]&lt;&gt;&quot;&quot;;INDEX([Def.$J$6:.$L$10];MATCH([.F1785];[Def.$I$6:.$I$10];0);MATCH([.I1785];[Def.$J$5:.$L$5];0));&quot;&quot;)">
            <text:p/>
          </table:table-cell>
          <table:table-cell table:style-name="ce56"/>
          <table:table-cell table:style-name="ce59" table:formula="of:=IF([.K1785]=&quot;&quot;;[.J1785];[.J1785]*[.K17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86]&lt;&gt;&quot;&quot;;IF(OR([.F1786]=&quot;ILF&quot;;[.F1786]=&quot;EIF&quot;);INDEX([Def.$D$6:.$F$8];MATCH([.H1786];[Def.$C$6:.$C$8]);MATCH([.G1786];[Def.$D$5:.$F$5]));IF([.F1786]=&quot;EI&quot;;INDEX([Def.$D$13:.$F$15];MATCH([.H1786];[Def.$C$13:.$C$15]);MATCH([.G1786];[Def.$D$12:.$F$12]));IF(OR([.F1786]=&quot;EO&quot;;[.F1786]=&quot;EQ&quot;);INDEX([Def.$D$19:.$F$21];MATCH([.H1786];[Def.$C$19:.$C$21]);MATCH([.G1786];[Def.$D$18:.$F$18]));&quot;#err&quot;)));&quot;&quot;)">
            <text:p/>
          </table:table-cell>
          <table:table-cell table:style-name="ce53" table:formula="of:=IF([.I1786]&lt;&gt;&quot;&quot;;INDEX([Def.$J$6:.$L$10];MATCH([.F1786];[Def.$I$6:.$I$10];0);MATCH([.I1786];[Def.$J$5:.$L$5];0));&quot;&quot;)">
            <text:p/>
          </table:table-cell>
          <table:table-cell table:style-name="ce56"/>
          <table:table-cell table:style-name="ce59" table:formula="of:=IF([.K1786]=&quot;&quot;;[.J1786];[.J1786]*[.K17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87]&lt;&gt;&quot;&quot;;IF(OR([.F1787]=&quot;ILF&quot;;[.F1787]=&quot;EIF&quot;);INDEX([Def.$D$6:.$F$8];MATCH([.H1787];[Def.$C$6:.$C$8]);MATCH([.G1787];[Def.$D$5:.$F$5]));IF([.F1787]=&quot;EI&quot;;INDEX([Def.$D$13:.$F$15];MATCH([.H1787];[Def.$C$13:.$C$15]);MATCH([.G1787];[Def.$D$12:.$F$12]));IF(OR([.F1787]=&quot;EO&quot;;[.F1787]=&quot;EQ&quot;);INDEX([Def.$D$19:.$F$21];MATCH([.H1787];[Def.$C$19:.$C$21]);MATCH([.G1787];[Def.$D$18:.$F$18]));&quot;#err&quot;)));&quot;&quot;)">
            <text:p/>
          </table:table-cell>
          <table:table-cell table:style-name="ce53" table:formula="of:=IF([.I1787]&lt;&gt;&quot;&quot;;INDEX([Def.$J$6:.$L$10];MATCH([.F1787];[Def.$I$6:.$I$10];0);MATCH([.I1787];[Def.$J$5:.$L$5];0));&quot;&quot;)">
            <text:p/>
          </table:table-cell>
          <table:table-cell table:style-name="ce56"/>
          <table:table-cell table:style-name="ce59" table:formula="of:=IF([.K1787]=&quot;&quot;;[.J1787];[.J1787]*[.K17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88]&lt;&gt;&quot;&quot;;IF(OR([.F1788]=&quot;ILF&quot;;[.F1788]=&quot;EIF&quot;);INDEX([Def.$D$6:.$F$8];MATCH([.H1788];[Def.$C$6:.$C$8]);MATCH([.G1788];[Def.$D$5:.$F$5]));IF([.F1788]=&quot;EI&quot;;INDEX([Def.$D$13:.$F$15];MATCH([.H1788];[Def.$C$13:.$C$15]);MATCH([.G1788];[Def.$D$12:.$F$12]));IF(OR([.F1788]=&quot;EO&quot;;[.F1788]=&quot;EQ&quot;);INDEX([Def.$D$19:.$F$21];MATCH([.H1788];[Def.$C$19:.$C$21]);MATCH([.G1788];[Def.$D$18:.$F$18]));&quot;#err&quot;)));&quot;&quot;)">
            <text:p/>
          </table:table-cell>
          <table:table-cell table:style-name="ce53" table:formula="of:=IF([.I1788]&lt;&gt;&quot;&quot;;INDEX([Def.$J$6:.$L$10];MATCH([.F1788];[Def.$I$6:.$I$10];0);MATCH([.I1788];[Def.$J$5:.$L$5];0));&quot;&quot;)">
            <text:p/>
          </table:table-cell>
          <table:table-cell table:style-name="ce56"/>
          <table:table-cell table:style-name="ce59" table:formula="of:=IF([.K1788]=&quot;&quot;;[.J1788];[.J1788]*[.K17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89]&lt;&gt;&quot;&quot;;IF(OR([.F1789]=&quot;ILF&quot;;[.F1789]=&quot;EIF&quot;);INDEX([Def.$D$6:.$F$8];MATCH([.H1789];[Def.$C$6:.$C$8]);MATCH([.G1789];[Def.$D$5:.$F$5]));IF([.F1789]=&quot;EI&quot;;INDEX([Def.$D$13:.$F$15];MATCH([.H1789];[Def.$C$13:.$C$15]);MATCH([.G1789];[Def.$D$12:.$F$12]));IF(OR([.F1789]=&quot;EO&quot;;[.F1789]=&quot;EQ&quot;);INDEX([Def.$D$19:.$F$21];MATCH([.H1789];[Def.$C$19:.$C$21]);MATCH([.G1789];[Def.$D$18:.$F$18]));&quot;#err&quot;)));&quot;&quot;)">
            <text:p/>
          </table:table-cell>
          <table:table-cell table:style-name="ce53" table:formula="of:=IF([.I1789]&lt;&gt;&quot;&quot;;INDEX([Def.$J$6:.$L$10];MATCH([.F1789];[Def.$I$6:.$I$10];0);MATCH([.I1789];[Def.$J$5:.$L$5];0));&quot;&quot;)">
            <text:p/>
          </table:table-cell>
          <table:table-cell table:style-name="ce56"/>
          <table:table-cell table:style-name="ce59" table:formula="of:=IF([.K1789]=&quot;&quot;;[.J1789];[.J1789]*[.K17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90]&lt;&gt;&quot;&quot;;IF(OR([.F1790]=&quot;ILF&quot;;[.F1790]=&quot;EIF&quot;);INDEX([Def.$D$6:.$F$8];MATCH([.H1790];[Def.$C$6:.$C$8]);MATCH([.G1790];[Def.$D$5:.$F$5]));IF([.F1790]=&quot;EI&quot;;INDEX([Def.$D$13:.$F$15];MATCH([.H1790];[Def.$C$13:.$C$15]);MATCH([.G1790];[Def.$D$12:.$F$12]));IF(OR([.F1790]=&quot;EO&quot;;[.F1790]=&quot;EQ&quot;);INDEX([Def.$D$19:.$F$21];MATCH([.H1790];[Def.$C$19:.$C$21]);MATCH([.G1790];[Def.$D$18:.$F$18]));&quot;#err&quot;)));&quot;&quot;)">
            <text:p/>
          </table:table-cell>
          <table:table-cell table:style-name="ce53" table:formula="of:=IF([.I1790]&lt;&gt;&quot;&quot;;INDEX([Def.$J$6:.$L$10];MATCH([.F1790];[Def.$I$6:.$I$10];0);MATCH([.I1790];[Def.$J$5:.$L$5];0));&quot;&quot;)">
            <text:p/>
          </table:table-cell>
          <table:table-cell table:style-name="ce56"/>
          <table:table-cell table:style-name="ce59" table:formula="of:=IF([.K1790]=&quot;&quot;;[.J1790];[.J1790]*[.K17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91]&lt;&gt;&quot;&quot;;IF(OR([.F1791]=&quot;ILF&quot;;[.F1791]=&quot;EIF&quot;);INDEX([Def.$D$6:.$F$8];MATCH([.H1791];[Def.$C$6:.$C$8]);MATCH([.G1791];[Def.$D$5:.$F$5]));IF([.F1791]=&quot;EI&quot;;INDEX([Def.$D$13:.$F$15];MATCH([.H1791];[Def.$C$13:.$C$15]);MATCH([.G1791];[Def.$D$12:.$F$12]));IF(OR([.F1791]=&quot;EO&quot;;[.F1791]=&quot;EQ&quot;);INDEX([Def.$D$19:.$F$21];MATCH([.H1791];[Def.$C$19:.$C$21]);MATCH([.G1791];[Def.$D$18:.$F$18]));&quot;#err&quot;)));&quot;&quot;)">
            <text:p/>
          </table:table-cell>
          <table:table-cell table:style-name="ce53" table:formula="of:=IF([.I1791]&lt;&gt;&quot;&quot;;INDEX([Def.$J$6:.$L$10];MATCH([.F1791];[Def.$I$6:.$I$10];0);MATCH([.I1791];[Def.$J$5:.$L$5];0));&quot;&quot;)">
            <text:p/>
          </table:table-cell>
          <table:table-cell table:style-name="ce56"/>
          <table:table-cell table:style-name="ce59" table:formula="of:=IF([.K1791]=&quot;&quot;;[.J1791];[.J1791]*[.K17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92]&lt;&gt;&quot;&quot;;IF(OR([.F1792]=&quot;ILF&quot;;[.F1792]=&quot;EIF&quot;);INDEX([Def.$D$6:.$F$8];MATCH([.H1792];[Def.$C$6:.$C$8]);MATCH([.G1792];[Def.$D$5:.$F$5]));IF([.F1792]=&quot;EI&quot;;INDEX([Def.$D$13:.$F$15];MATCH([.H1792];[Def.$C$13:.$C$15]);MATCH([.G1792];[Def.$D$12:.$F$12]));IF(OR([.F1792]=&quot;EO&quot;;[.F1792]=&quot;EQ&quot;);INDEX([Def.$D$19:.$F$21];MATCH([.H1792];[Def.$C$19:.$C$21]);MATCH([.G1792];[Def.$D$18:.$F$18]));&quot;#err&quot;)));&quot;&quot;)">
            <text:p/>
          </table:table-cell>
          <table:table-cell table:style-name="ce53" table:formula="of:=IF([.I1792]&lt;&gt;&quot;&quot;;INDEX([Def.$J$6:.$L$10];MATCH([.F1792];[Def.$I$6:.$I$10];0);MATCH([.I1792];[Def.$J$5:.$L$5];0));&quot;&quot;)">
            <text:p/>
          </table:table-cell>
          <table:table-cell table:style-name="ce56"/>
          <table:table-cell table:style-name="ce59" table:formula="of:=IF([.K1792]=&quot;&quot;;[.J1792];[.J1792]*[.K17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93]&lt;&gt;&quot;&quot;;IF(OR([.F1793]=&quot;ILF&quot;;[.F1793]=&quot;EIF&quot;);INDEX([Def.$D$6:.$F$8];MATCH([.H1793];[Def.$C$6:.$C$8]);MATCH([.G1793];[Def.$D$5:.$F$5]));IF([.F1793]=&quot;EI&quot;;INDEX([Def.$D$13:.$F$15];MATCH([.H1793];[Def.$C$13:.$C$15]);MATCH([.G1793];[Def.$D$12:.$F$12]));IF(OR([.F1793]=&quot;EO&quot;;[.F1793]=&quot;EQ&quot;);INDEX([Def.$D$19:.$F$21];MATCH([.H1793];[Def.$C$19:.$C$21]);MATCH([.G1793];[Def.$D$18:.$F$18]));&quot;#err&quot;)));&quot;&quot;)">
            <text:p/>
          </table:table-cell>
          <table:table-cell table:style-name="ce53" table:formula="of:=IF([.I1793]&lt;&gt;&quot;&quot;;INDEX([Def.$J$6:.$L$10];MATCH([.F1793];[Def.$I$6:.$I$10];0);MATCH([.I1793];[Def.$J$5:.$L$5];0));&quot;&quot;)">
            <text:p/>
          </table:table-cell>
          <table:table-cell table:style-name="ce56"/>
          <table:table-cell table:style-name="ce59" table:formula="of:=IF([.K1793]=&quot;&quot;;[.J1793];[.J1793]*[.K17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94]&lt;&gt;&quot;&quot;;IF(OR([.F1794]=&quot;ILF&quot;;[.F1794]=&quot;EIF&quot;);INDEX([Def.$D$6:.$F$8];MATCH([.H1794];[Def.$C$6:.$C$8]);MATCH([.G1794];[Def.$D$5:.$F$5]));IF([.F1794]=&quot;EI&quot;;INDEX([Def.$D$13:.$F$15];MATCH([.H1794];[Def.$C$13:.$C$15]);MATCH([.G1794];[Def.$D$12:.$F$12]));IF(OR([.F1794]=&quot;EO&quot;;[.F1794]=&quot;EQ&quot;);INDEX([Def.$D$19:.$F$21];MATCH([.H1794];[Def.$C$19:.$C$21]);MATCH([.G1794];[Def.$D$18:.$F$18]));&quot;#err&quot;)));&quot;&quot;)">
            <text:p/>
          </table:table-cell>
          <table:table-cell table:style-name="ce53" table:formula="of:=IF([.I1794]&lt;&gt;&quot;&quot;;INDEX([Def.$J$6:.$L$10];MATCH([.F1794];[Def.$I$6:.$I$10];0);MATCH([.I1794];[Def.$J$5:.$L$5];0));&quot;&quot;)">
            <text:p/>
          </table:table-cell>
          <table:table-cell table:style-name="ce56"/>
          <table:table-cell table:style-name="ce59" table:formula="of:=IF([.K1794]=&quot;&quot;;[.J1794];[.J1794]*[.K17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95]&lt;&gt;&quot;&quot;;IF(OR([.F1795]=&quot;ILF&quot;;[.F1795]=&quot;EIF&quot;);INDEX([Def.$D$6:.$F$8];MATCH([.H1795];[Def.$C$6:.$C$8]);MATCH([.G1795];[Def.$D$5:.$F$5]));IF([.F1795]=&quot;EI&quot;;INDEX([Def.$D$13:.$F$15];MATCH([.H1795];[Def.$C$13:.$C$15]);MATCH([.G1795];[Def.$D$12:.$F$12]));IF(OR([.F1795]=&quot;EO&quot;;[.F1795]=&quot;EQ&quot;);INDEX([Def.$D$19:.$F$21];MATCH([.H1795];[Def.$C$19:.$C$21]);MATCH([.G1795];[Def.$D$18:.$F$18]));&quot;#err&quot;)));&quot;&quot;)">
            <text:p/>
          </table:table-cell>
          <table:table-cell table:style-name="ce53" table:formula="of:=IF([.I1795]&lt;&gt;&quot;&quot;;INDEX([Def.$J$6:.$L$10];MATCH([.F1795];[Def.$I$6:.$I$10];0);MATCH([.I1795];[Def.$J$5:.$L$5];0));&quot;&quot;)">
            <text:p/>
          </table:table-cell>
          <table:table-cell table:style-name="ce56"/>
          <table:table-cell table:style-name="ce59" table:formula="of:=IF([.K1795]=&quot;&quot;;[.J1795];[.J1795]*[.K17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96]&lt;&gt;&quot;&quot;;IF(OR([.F1796]=&quot;ILF&quot;;[.F1796]=&quot;EIF&quot;);INDEX([Def.$D$6:.$F$8];MATCH([.H1796];[Def.$C$6:.$C$8]);MATCH([.G1796];[Def.$D$5:.$F$5]));IF([.F1796]=&quot;EI&quot;;INDEX([Def.$D$13:.$F$15];MATCH([.H1796];[Def.$C$13:.$C$15]);MATCH([.G1796];[Def.$D$12:.$F$12]));IF(OR([.F1796]=&quot;EO&quot;;[.F1796]=&quot;EQ&quot;);INDEX([Def.$D$19:.$F$21];MATCH([.H1796];[Def.$C$19:.$C$21]);MATCH([.G1796];[Def.$D$18:.$F$18]));&quot;#err&quot;)));&quot;&quot;)">
            <text:p/>
          </table:table-cell>
          <table:table-cell table:style-name="ce53" table:formula="of:=IF([.I1796]&lt;&gt;&quot;&quot;;INDEX([Def.$J$6:.$L$10];MATCH([.F1796];[Def.$I$6:.$I$10];0);MATCH([.I1796];[Def.$J$5:.$L$5];0));&quot;&quot;)">
            <text:p/>
          </table:table-cell>
          <table:table-cell table:style-name="ce56"/>
          <table:table-cell table:style-name="ce59" table:formula="of:=IF([.K1796]=&quot;&quot;;[.J1796];[.J1796]*[.K17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97]&lt;&gt;&quot;&quot;;IF(OR([.F1797]=&quot;ILF&quot;;[.F1797]=&quot;EIF&quot;);INDEX([Def.$D$6:.$F$8];MATCH([.H1797];[Def.$C$6:.$C$8]);MATCH([.G1797];[Def.$D$5:.$F$5]));IF([.F1797]=&quot;EI&quot;;INDEX([Def.$D$13:.$F$15];MATCH([.H1797];[Def.$C$13:.$C$15]);MATCH([.G1797];[Def.$D$12:.$F$12]));IF(OR([.F1797]=&quot;EO&quot;;[.F1797]=&quot;EQ&quot;);INDEX([Def.$D$19:.$F$21];MATCH([.H1797];[Def.$C$19:.$C$21]);MATCH([.G1797];[Def.$D$18:.$F$18]));&quot;#err&quot;)));&quot;&quot;)">
            <text:p/>
          </table:table-cell>
          <table:table-cell table:style-name="ce53" table:formula="of:=IF([.I1797]&lt;&gt;&quot;&quot;;INDEX([Def.$J$6:.$L$10];MATCH([.F1797];[Def.$I$6:.$I$10];0);MATCH([.I1797];[Def.$J$5:.$L$5];0));&quot;&quot;)">
            <text:p/>
          </table:table-cell>
          <table:table-cell table:style-name="ce56"/>
          <table:table-cell table:style-name="ce59" table:formula="of:=IF([.K1797]=&quot;&quot;;[.J1797];[.J1797]*[.K17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98]&lt;&gt;&quot;&quot;;IF(OR([.F1798]=&quot;ILF&quot;;[.F1798]=&quot;EIF&quot;);INDEX([Def.$D$6:.$F$8];MATCH([.H1798];[Def.$C$6:.$C$8]);MATCH([.G1798];[Def.$D$5:.$F$5]));IF([.F1798]=&quot;EI&quot;;INDEX([Def.$D$13:.$F$15];MATCH([.H1798];[Def.$C$13:.$C$15]);MATCH([.G1798];[Def.$D$12:.$F$12]));IF(OR([.F1798]=&quot;EO&quot;;[.F1798]=&quot;EQ&quot;);INDEX([Def.$D$19:.$F$21];MATCH([.H1798];[Def.$C$19:.$C$21]);MATCH([.G1798];[Def.$D$18:.$F$18]));&quot;#err&quot;)));&quot;&quot;)">
            <text:p/>
          </table:table-cell>
          <table:table-cell table:style-name="ce53" table:formula="of:=IF([.I1798]&lt;&gt;&quot;&quot;;INDEX([Def.$J$6:.$L$10];MATCH([.F1798];[Def.$I$6:.$I$10];0);MATCH([.I1798];[Def.$J$5:.$L$5];0));&quot;&quot;)">
            <text:p/>
          </table:table-cell>
          <table:table-cell table:style-name="ce56"/>
          <table:table-cell table:style-name="ce59" table:formula="of:=IF([.K1798]=&quot;&quot;;[.J1798];[.J1798]*[.K17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799]&lt;&gt;&quot;&quot;;IF(OR([.F1799]=&quot;ILF&quot;;[.F1799]=&quot;EIF&quot;);INDEX([Def.$D$6:.$F$8];MATCH([.H1799];[Def.$C$6:.$C$8]);MATCH([.G1799];[Def.$D$5:.$F$5]));IF([.F1799]=&quot;EI&quot;;INDEX([Def.$D$13:.$F$15];MATCH([.H1799];[Def.$C$13:.$C$15]);MATCH([.G1799];[Def.$D$12:.$F$12]));IF(OR([.F1799]=&quot;EO&quot;;[.F1799]=&quot;EQ&quot;);INDEX([Def.$D$19:.$F$21];MATCH([.H1799];[Def.$C$19:.$C$21]);MATCH([.G1799];[Def.$D$18:.$F$18]));&quot;#err&quot;)));&quot;&quot;)">
            <text:p/>
          </table:table-cell>
          <table:table-cell table:style-name="ce53" table:formula="of:=IF([.I1799]&lt;&gt;&quot;&quot;;INDEX([Def.$J$6:.$L$10];MATCH([.F1799];[Def.$I$6:.$I$10];0);MATCH([.I1799];[Def.$J$5:.$L$5];0));&quot;&quot;)">
            <text:p/>
          </table:table-cell>
          <table:table-cell table:style-name="ce56"/>
          <table:table-cell table:style-name="ce59" table:formula="of:=IF([.K1799]=&quot;&quot;;[.J1799];[.J1799]*[.K17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00]&lt;&gt;&quot;&quot;;IF(OR([.F1800]=&quot;ILF&quot;;[.F1800]=&quot;EIF&quot;);INDEX([Def.$D$6:.$F$8];MATCH([.H1800];[Def.$C$6:.$C$8]);MATCH([.G1800];[Def.$D$5:.$F$5]));IF([.F1800]=&quot;EI&quot;;INDEX([Def.$D$13:.$F$15];MATCH([.H1800];[Def.$C$13:.$C$15]);MATCH([.G1800];[Def.$D$12:.$F$12]));IF(OR([.F1800]=&quot;EO&quot;;[.F1800]=&quot;EQ&quot;);INDEX([Def.$D$19:.$F$21];MATCH([.H1800];[Def.$C$19:.$C$21]);MATCH([.G1800];[Def.$D$18:.$F$18]));&quot;#err&quot;)));&quot;&quot;)">
            <text:p/>
          </table:table-cell>
          <table:table-cell table:style-name="ce53" table:formula="of:=IF([.I1800]&lt;&gt;&quot;&quot;;INDEX([Def.$J$6:.$L$10];MATCH([.F1800];[Def.$I$6:.$I$10];0);MATCH([.I1800];[Def.$J$5:.$L$5];0));&quot;&quot;)">
            <text:p/>
          </table:table-cell>
          <table:table-cell table:style-name="ce56"/>
          <table:table-cell table:style-name="ce59" table:formula="of:=IF([.K1800]=&quot;&quot;;[.J1800];[.J1800]*[.K18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01]&lt;&gt;&quot;&quot;;IF(OR([.F1801]=&quot;ILF&quot;;[.F1801]=&quot;EIF&quot;);INDEX([Def.$D$6:.$F$8];MATCH([.H1801];[Def.$C$6:.$C$8]);MATCH([.G1801];[Def.$D$5:.$F$5]));IF([.F1801]=&quot;EI&quot;;INDEX([Def.$D$13:.$F$15];MATCH([.H1801];[Def.$C$13:.$C$15]);MATCH([.G1801];[Def.$D$12:.$F$12]));IF(OR([.F1801]=&quot;EO&quot;;[.F1801]=&quot;EQ&quot;);INDEX([Def.$D$19:.$F$21];MATCH([.H1801];[Def.$C$19:.$C$21]);MATCH([.G1801];[Def.$D$18:.$F$18]));&quot;#err&quot;)));&quot;&quot;)">
            <text:p/>
          </table:table-cell>
          <table:table-cell table:style-name="ce53" table:formula="of:=IF([.I1801]&lt;&gt;&quot;&quot;;INDEX([Def.$J$6:.$L$10];MATCH([.F1801];[Def.$I$6:.$I$10];0);MATCH([.I1801];[Def.$J$5:.$L$5];0));&quot;&quot;)">
            <text:p/>
          </table:table-cell>
          <table:table-cell table:style-name="ce56"/>
          <table:table-cell table:style-name="ce59" table:formula="of:=IF([.K1801]=&quot;&quot;;[.J1801];[.J1801]*[.K18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02]&lt;&gt;&quot;&quot;;IF(OR([.F1802]=&quot;ILF&quot;;[.F1802]=&quot;EIF&quot;);INDEX([Def.$D$6:.$F$8];MATCH([.H1802];[Def.$C$6:.$C$8]);MATCH([.G1802];[Def.$D$5:.$F$5]));IF([.F1802]=&quot;EI&quot;;INDEX([Def.$D$13:.$F$15];MATCH([.H1802];[Def.$C$13:.$C$15]);MATCH([.G1802];[Def.$D$12:.$F$12]));IF(OR([.F1802]=&quot;EO&quot;;[.F1802]=&quot;EQ&quot;);INDEX([Def.$D$19:.$F$21];MATCH([.H1802];[Def.$C$19:.$C$21]);MATCH([.G1802];[Def.$D$18:.$F$18]));&quot;#err&quot;)));&quot;&quot;)">
            <text:p/>
          </table:table-cell>
          <table:table-cell table:style-name="ce53" table:formula="of:=IF([.I1802]&lt;&gt;&quot;&quot;;INDEX([Def.$J$6:.$L$10];MATCH([.F1802];[Def.$I$6:.$I$10];0);MATCH([.I1802];[Def.$J$5:.$L$5];0));&quot;&quot;)">
            <text:p/>
          </table:table-cell>
          <table:table-cell table:style-name="ce56"/>
          <table:table-cell table:style-name="ce59" table:formula="of:=IF([.K1802]=&quot;&quot;;[.J1802];[.J1802]*[.K18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03]&lt;&gt;&quot;&quot;;IF(OR([.F1803]=&quot;ILF&quot;;[.F1803]=&quot;EIF&quot;);INDEX([Def.$D$6:.$F$8];MATCH([.H1803];[Def.$C$6:.$C$8]);MATCH([.G1803];[Def.$D$5:.$F$5]));IF([.F1803]=&quot;EI&quot;;INDEX([Def.$D$13:.$F$15];MATCH([.H1803];[Def.$C$13:.$C$15]);MATCH([.G1803];[Def.$D$12:.$F$12]));IF(OR([.F1803]=&quot;EO&quot;;[.F1803]=&quot;EQ&quot;);INDEX([Def.$D$19:.$F$21];MATCH([.H1803];[Def.$C$19:.$C$21]);MATCH([.G1803];[Def.$D$18:.$F$18]));&quot;#err&quot;)));&quot;&quot;)">
            <text:p/>
          </table:table-cell>
          <table:table-cell table:style-name="ce53" table:formula="of:=IF([.I1803]&lt;&gt;&quot;&quot;;INDEX([Def.$J$6:.$L$10];MATCH([.F1803];[Def.$I$6:.$I$10];0);MATCH([.I1803];[Def.$J$5:.$L$5];0));&quot;&quot;)">
            <text:p/>
          </table:table-cell>
          <table:table-cell table:style-name="ce56"/>
          <table:table-cell table:style-name="ce59" table:formula="of:=IF([.K1803]=&quot;&quot;;[.J1803];[.J1803]*[.K18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04]&lt;&gt;&quot;&quot;;IF(OR([.F1804]=&quot;ILF&quot;;[.F1804]=&quot;EIF&quot;);INDEX([Def.$D$6:.$F$8];MATCH([.H1804];[Def.$C$6:.$C$8]);MATCH([.G1804];[Def.$D$5:.$F$5]));IF([.F1804]=&quot;EI&quot;;INDEX([Def.$D$13:.$F$15];MATCH([.H1804];[Def.$C$13:.$C$15]);MATCH([.G1804];[Def.$D$12:.$F$12]));IF(OR([.F1804]=&quot;EO&quot;;[.F1804]=&quot;EQ&quot;);INDEX([Def.$D$19:.$F$21];MATCH([.H1804];[Def.$C$19:.$C$21]);MATCH([.G1804];[Def.$D$18:.$F$18]));&quot;#err&quot;)));&quot;&quot;)">
            <text:p/>
          </table:table-cell>
          <table:table-cell table:style-name="ce53" table:formula="of:=IF([.I1804]&lt;&gt;&quot;&quot;;INDEX([Def.$J$6:.$L$10];MATCH([.F1804];[Def.$I$6:.$I$10];0);MATCH([.I1804];[Def.$J$5:.$L$5];0));&quot;&quot;)">
            <text:p/>
          </table:table-cell>
          <table:table-cell table:style-name="ce56"/>
          <table:table-cell table:style-name="ce59" table:formula="of:=IF([.K1804]=&quot;&quot;;[.J1804];[.J1804]*[.K18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05]&lt;&gt;&quot;&quot;;IF(OR([.F1805]=&quot;ILF&quot;;[.F1805]=&quot;EIF&quot;);INDEX([Def.$D$6:.$F$8];MATCH([.H1805];[Def.$C$6:.$C$8]);MATCH([.G1805];[Def.$D$5:.$F$5]));IF([.F1805]=&quot;EI&quot;;INDEX([Def.$D$13:.$F$15];MATCH([.H1805];[Def.$C$13:.$C$15]);MATCH([.G1805];[Def.$D$12:.$F$12]));IF(OR([.F1805]=&quot;EO&quot;;[.F1805]=&quot;EQ&quot;);INDEX([Def.$D$19:.$F$21];MATCH([.H1805];[Def.$C$19:.$C$21]);MATCH([.G1805];[Def.$D$18:.$F$18]));&quot;#err&quot;)));&quot;&quot;)">
            <text:p/>
          </table:table-cell>
          <table:table-cell table:style-name="ce53" table:formula="of:=IF([.I1805]&lt;&gt;&quot;&quot;;INDEX([Def.$J$6:.$L$10];MATCH([.F1805];[Def.$I$6:.$I$10];0);MATCH([.I1805];[Def.$J$5:.$L$5];0));&quot;&quot;)">
            <text:p/>
          </table:table-cell>
          <table:table-cell table:style-name="ce56"/>
          <table:table-cell table:style-name="ce59" table:formula="of:=IF([.K1805]=&quot;&quot;;[.J1805];[.J1805]*[.K18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06]&lt;&gt;&quot;&quot;;IF(OR([.F1806]=&quot;ILF&quot;;[.F1806]=&quot;EIF&quot;);INDEX([Def.$D$6:.$F$8];MATCH([.H1806];[Def.$C$6:.$C$8]);MATCH([.G1806];[Def.$D$5:.$F$5]));IF([.F1806]=&quot;EI&quot;;INDEX([Def.$D$13:.$F$15];MATCH([.H1806];[Def.$C$13:.$C$15]);MATCH([.G1806];[Def.$D$12:.$F$12]));IF(OR([.F1806]=&quot;EO&quot;;[.F1806]=&quot;EQ&quot;);INDEX([Def.$D$19:.$F$21];MATCH([.H1806];[Def.$C$19:.$C$21]);MATCH([.G1806];[Def.$D$18:.$F$18]));&quot;#err&quot;)));&quot;&quot;)">
            <text:p/>
          </table:table-cell>
          <table:table-cell table:style-name="ce53" table:formula="of:=IF([.I1806]&lt;&gt;&quot;&quot;;INDEX([Def.$J$6:.$L$10];MATCH([.F1806];[Def.$I$6:.$I$10];0);MATCH([.I1806];[Def.$J$5:.$L$5];0));&quot;&quot;)">
            <text:p/>
          </table:table-cell>
          <table:table-cell table:style-name="ce56"/>
          <table:table-cell table:style-name="ce59" table:formula="of:=IF([.K1806]=&quot;&quot;;[.J1806];[.J1806]*[.K18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07]&lt;&gt;&quot;&quot;;IF(OR([.F1807]=&quot;ILF&quot;;[.F1807]=&quot;EIF&quot;);INDEX([Def.$D$6:.$F$8];MATCH([.H1807];[Def.$C$6:.$C$8]);MATCH([.G1807];[Def.$D$5:.$F$5]));IF([.F1807]=&quot;EI&quot;;INDEX([Def.$D$13:.$F$15];MATCH([.H1807];[Def.$C$13:.$C$15]);MATCH([.G1807];[Def.$D$12:.$F$12]));IF(OR([.F1807]=&quot;EO&quot;;[.F1807]=&quot;EQ&quot;);INDEX([Def.$D$19:.$F$21];MATCH([.H1807];[Def.$C$19:.$C$21]);MATCH([.G1807];[Def.$D$18:.$F$18]));&quot;#err&quot;)));&quot;&quot;)">
            <text:p/>
          </table:table-cell>
          <table:table-cell table:style-name="ce53" table:formula="of:=IF([.I1807]&lt;&gt;&quot;&quot;;INDEX([Def.$J$6:.$L$10];MATCH([.F1807];[Def.$I$6:.$I$10];0);MATCH([.I1807];[Def.$J$5:.$L$5];0));&quot;&quot;)">
            <text:p/>
          </table:table-cell>
          <table:table-cell table:style-name="ce56"/>
          <table:table-cell table:style-name="ce59" table:formula="of:=IF([.K1807]=&quot;&quot;;[.J1807];[.J1807]*[.K18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08]&lt;&gt;&quot;&quot;;IF(OR([.F1808]=&quot;ILF&quot;;[.F1808]=&quot;EIF&quot;);INDEX([Def.$D$6:.$F$8];MATCH([.H1808];[Def.$C$6:.$C$8]);MATCH([.G1808];[Def.$D$5:.$F$5]));IF([.F1808]=&quot;EI&quot;;INDEX([Def.$D$13:.$F$15];MATCH([.H1808];[Def.$C$13:.$C$15]);MATCH([.G1808];[Def.$D$12:.$F$12]));IF(OR([.F1808]=&quot;EO&quot;;[.F1808]=&quot;EQ&quot;);INDEX([Def.$D$19:.$F$21];MATCH([.H1808];[Def.$C$19:.$C$21]);MATCH([.G1808];[Def.$D$18:.$F$18]));&quot;#err&quot;)));&quot;&quot;)">
            <text:p/>
          </table:table-cell>
          <table:table-cell table:style-name="ce53" table:formula="of:=IF([.I1808]&lt;&gt;&quot;&quot;;INDEX([Def.$J$6:.$L$10];MATCH([.F1808];[Def.$I$6:.$I$10];0);MATCH([.I1808];[Def.$J$5:.$L$5];0));&quot;&quot;)">
            <text:p/>
          </table:table-cell>
          <table:table-cell table:style-name="ce56"/>
          <table:table-cell table:style-name="ce59" table:formula="of:=IF([.K1808]=&quot;&quot;;[.J1808];[.J1808]*[.K18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09]&lt;&gt;&quot;&quot;;IF(OR([.F1809]=&quot;ILF&quot;;[.F1809]=&quot;EIF&quot;);INDEX([Def.$D$6:.$F$8];MATCH([.H1809];[Def.$C$6:.$C$8]);MATCH([.G1809];[Def.$D$5:.$F$5]));IF([.F1809]=&quot;EI&quot;;INDEX([Def.$D$13:.$F$15];MATCH([.H1809];[Def.$C$13:.$C$15]);MATCH([.G1809];[Def.$D$12:.$F$12]));IF(OR([.F1809]=&quot;EO&quot;;[.F1809]=&quot;EQ&quot;);INDEX([Def.$D$19:.$F$21];MATCH([.H1809];[Def.$C$19:.$C$21]);MATCH([.G1809];[Def.$D$18:.$F$18]));&quot;#err&quot;)));&quot;&quot;)">
            <text:p/>
          </table:table-cell>
          <table:table-cell table:style-name="ce53" table:formula="of:=IF([.I1809]&lt;&gt;&quot;&quot;;INDEX([Def.$J$6:.$L$10];MATCH([.F1809];[Def.$I$6:.$I$10];0);MATCH([.I1809];[Def.$J$5:.$L$5];0));&quot;&quot;)">
            <text:p/>
          </table:table-cell>
          <table:table-cell table:style-name="ce56"/>
          <table:table-cell table:style-name="ce59" table:formula="of:=IF([.K1809]=&quot;&quot;;[.J1809];[.J1809]*[.K18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10]&lt;&gt;&quot;&quot;;IF(OR([.F1810]=&quot;ILF&quot;;[.F1810]=&quot;EIF&quot;);INDEX([Def.$D$6:.$F$8];MATCH([.H1810];[Def.$C$6:.$C$8]);MATCH([.G1810];[Def.$D$5:.$F$5]));IF([.F1810]=&quot;EI&quot;;INDEX([Def.$D$13:.$F$15];MATCH([.H1810];[Def.$C$13:.$C$15]);MATCH([.G1810];[Def.$D$12:.$F$12]));IF(OR([.F1810]=&quot;EO&quot;;[.F1810]=&quot;EQ&quot;);INDEX([Def.$D$19:.$F$21];MATCH([.H1810];[Def.$C$19:.$C$21]);MATCH([.G1810];[Def.$D$18:.$F$18]));&quot;#err&quot;)));&quot;&quot;)">
            <text:p/>
          </table:table-cell>
          <table:table-cell table:style-name="ce53" table:formula="of:=IF([.I1810]&lt;&gt;&quot;&quot;;INDEX([Def.$J$6:.$L$10];MATCH([.F1810];[Def.$I$6:.$I$10];0);MATCH([.I1810];[Def.$J$5:.$L$5];0));&quot;&quot;)">
            <text:p/>
          </table:table-cell>
          <table:table-cell table:style-name="ce56"/>
          <table:table-cell table:style-name="ce59" table:formula="of:=IF([.K1810]=&quot;&quot;;[.J1810];[.J1810]*[.K18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11]&lt;&gt;&quot;&quot;;IF(OR([.F1811]=&quot;ILF&quot;;[.F1811]=&quot;EIF&quot;);INDEX([Def.$D$6:.$F$8];MATCH([.H1811];[Def.$C$6:.$C$8]);MATCH([.G1811];[Def.$D$5:.$F$5]));IF([.F1811]=&quot;EI&quot;;INDEX([Def.$D$13:.$F$15];MATCH([.H1811];[Def.$C$13:.$C$15]);MATCH([.G1811];[Def.$D$12:.$F$12]));IF(OR([.F1811]=&quot;EO&quot;;[.F1811]=&quot;EQ&quot;);INDEX([Def.$D$19:.$F$21];MATCH([.H1811];[Def.$C$19:.$C$21]);MATCH([.G1811];[Def.$D$18:.$F$18]));&quot;#err&quot;)));&quot;&quot;)">
            <text:p/>
          </table:table-cell>
          <table:table-cell table:style-name="ce53" table:formula="of:=IF([.I1811]&lt;&gt;&quot;&quot;;INDEX([Def.$J$6:.$L$10];MATCH([.F1811];[Def.$I$6:.$I$10];0);MATCH([.I1811];[Def.$J$5:.$L$5];0));&quot;&quot;)">
            <text:p/>
          </table:table-cell>
          <table:table-cell table:style-name="ce56"/>
          <table:table-cell table:style-name="ce59" table:formula="of:=IF([.K1811]=&quot;&quot;;[.J1811];[.J1811]*[.K18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12]&lt;&gt;&quot;&quot;;IF(OR([.F1812]=&quot;ILF&quot;;[.F1812]=&quot;EIF&quot;);INDEX([Def.$D$6:.$F$8];MATCH([.H1812];[Def.$C$6:.$C$8]);MATCH([.G1812];[Def.$D$5:.$F$5]));IF([.F1812]=&quot;EI&quot;;INDEX([Def.$D$13:.$F$15];MATCH([.H1812];[Def.$C$13:.$C$15]);MATCH([.G1812];[Def.$D$12:.$F$12]));IF(OR([.F1812]=&quot;EO&quot;;[.F1812]=&quot;EQ&quot;);INDEX([Def.$D$19:.$F$21];MATCH([.H1812];[Def.$C$19:.$C$21]);MATCH([.G1812];[Def.$D$18:.$F$18]));&quot;#err&quot;)));&quot;&quot;)">
            <text:p/>
          </table:table-cell>
          <table:table-cell table:style-name="ce53" table:formula="of:=IF([.I1812]&lt;&gt;&quot;&quot;;INDEX([Def.$J$6:.$L$10];MATCH([.F1812];[Def.$I$6:.$I$10];0);MATCH([.I1812];[Def.$J$5:.$L$5];0));&quot;&quot;)">
            <text:p/>
          </table:table-cell>
          <table:table-cell table:style-name="ce56"/>
          <table:table-cell table:style-name="ce59" table:formula="of:=IF([.K1812]=&quot;&quot;;[.J1812];[.J1812]*[.K18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13]&lt;&gt;&quot;&quot;;IF(OR([.F1813]=&quot;ILF&quot;;[.F1813]=&quot;EIF&quot;);INDEX([Def.$D$6:.$F$8];MATCH([.H1813];[Def.$C$6:.$C$8]);MATCH([.G1813];[Def.$D$5:.$F$5]));IF([.F1813]=&quot;EI&quot;;INDEX([Def.$D$13:.$F$15];MATCH([.H1813];[Def.$C$13:.$C$15]);MATCH([.G1813];[Def.$D$12:.$F$12]));IF(OR([.F1813]=&quot;EO&quot;;[.F1813]=&quot;EQ&quot;);INDEX([Def.$D$19:.$F$21];MATCH([.H1813];[Def.$C$19:.$C$21]);MATCH([.G1813];[Def.$D$18:.$F$18]));&quot;#err&quot;)));&quot;&quot;)">
            <text:p/>
          </table:table-cell>
          <table:table-cell table:style-name="ce53" table:formula="of:=IF([.I1813]&lt;&gt;&quot;&quot;;INDEX([Def.$J$6:.$L$10];MATCH([.F1813];[Def.$I$6:.$I$10];0);MATCH([.I1813];[Def.$J$5:.$L$5];0));&quot;&quot;)">
            <text:p/>
          </table:table-cell>
          <table:table-cell table:style-name="ce56"/>
          <table:table-cell table:style-name="ce59" table:formula="of:=IF([.K1813]=&quot;&quot;;[.J1813];[.J1813]*[.K18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14]&lt;&gt;&quot;&quot;;IF(OR([.F1814]=&quot;ILF&quot;;[.F1814]=&quot;EIF&quot;);INDEX([Def.$D$6:.$F$8];MATCH([.H1814];[Def.$C$6:.$C$8]);MATCH([.G1814];[Def.$D$5:.$F$5]));IF([.F1814]=&quot;EI&quot;;INDEX([Def.$D$13:.$F$15];MATCH([.H1814];[Def.$C$13:.$C$15]);MATCH([.G1814];[Def.$D$12:.$F$12]));IF(OR([.F1814]=&quot;EO&quot;;[.F1814]=&quot;EQ&quot;);INDEX([Def.$D$19:.$F$21];MATCH([.H1814];[Def.$C$19:.$C$21]);MATCH([.G1814];[Def.$D$18:.$F$18]));&quot;#err&quot;)));&quot;&quot;)">
            <text:p/>
          </table:table-cell>
          <table:table-cell table:style-name="ce53" table:formula="of:=IF([.I1814]&lt;&gt;&quot;&quot;;INDEX([Def.$J$6:.$L$10];MATCH([.F1814];[Def.$I$6:.$I$10];0);MATCH([.I1814];[Def.$J$5:.$L$5];0));&quot;&quot;)">
            <text:p/>
          </table:table-cell>
          <table:table-cell table:style-name="ce56"/>
          <table:table-cell table:style-name="ce59" table:formula="of:=IF([.K1814]=&quot;&quot;;[.J1814];[.J1814]*[.K18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15]&lt;&gt;&quot;&quot;;IF(OR([.F1815]=&quot;ILF&quot;;[.F1815]=&quot;EIF&quot;);INDEX([Def.$D$6:.$F$8];MATCH([.H1815];[Def.$C$6:.$C$8]);MATCH([.G1815];[Def.$D$5:.$F$5]));IF([.F1815]=&quot;EI&quot;;INDEX([Def.$D$13:.$F$15];MATCH([.H1815];[Def.$C$13:.$C$15]);MATCH([.G1815];[Def.$D$12:.$F$12]));IF(OR([.F1815]=&quot;EO&quot;;[.F1815]=&quot;EQ&quot;);INDEX([Def.$D$19:.$F$21];MATCH([.H1815];[Def.$C$19:.$C$21]);MATCH([.G1815];[Def.$D$18:.$F$18]));&quot;#err&quot;)));&quot;&quot;)">
            <text:p/>
          </table:table-cell>
          <table:table-cell table:style-name="ce53" table:formula="of:=IF([.I1815]&lt;&gt;&quot;&quot;;INDEX([Def.$J$6:.$L$10];MATCH([.F1815];[Def.$I$6:.$I$10];0);MATCH([.I1815];[Def.$J$5:.$L$5];0));&quot;&quot;)">
            <text:p/>
          </table:table-cell>
          <table:table-cell table:style-name="ce56"/>
          <table:table-cell table:style-name="ce59" table:formula="of:=IF([.K1815]=&quot;&quot;;[.J1815];[.J1815]*[.K18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16]&lt;&gt;&quot;&quot;;IF(OR([.F1816]=&quot;ILF&quot;;[.F1816]=&quot;EIF&quot;);INDEX([Def.$D$6:.$F$8];MATCH([.H1816];[Def.$C$6:.$C$8]);MATCH([.G1816];[Def.$D$5:.$F$5]));IF([.F1816]=&quot;EI&quot;;INDEX([Def.$D$13:.$F$15];MATCH([.H1816];[Def.$C$13:.$C$15]);MATCH([.G1816];[Def.$D$12:.$F$12]));IF(OR([.F1816]=&quot;EO&quot;;[.F1816]=&quot;EQ&quot;);INDEX([Def.$D$19:.$F$21];MATCH([.H1816];[Def.$C$19:.$C$21]);MATCH([.G1816];[Def.$D$18:.$F$18]));&quot;#err&quot;)));&quot;&quot;)">
            <text:p/>
          </table:table-cell>
          <table:table-cell table:style-name="ce53" table:formula="of:=IF([.I1816]&lt;&gt;&quot;&quot;;INDEX([Def.$J$6:.$L$10];MATCH([.F1816];[Def.$I$6:.$I$10];0);MATCH([.I1816];[Def.$J$5:.$L$5];0));&quot;&quot;)">
            <text:p/>
          </table:table-cell>
          <table:table-cell table:style-name="ce56"/>
          <table:table-cell table:style-name="ce59" table:formula="of:=IF([.K1816]=&quot;&quot;;[.J1816];[.J1816]*[.K18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17]&lt;&gt;&quot;&quot;;IF(OR([.F1817]=&quot;ILF&quot;;[.F1817]=&quot;EIF&quot;);INDEX([Def.$D$6:.$F$8];MATCH([.H1817];[Def.$C$6:.$C$8]);MATCH([.G1817];[Def.$D$5:.$F$5]));IF([.F1817]=&quot;EI&quot;;INDEX([Def.$D$13:.$F$15];MATCH([.H1817];[Def.$C$13:.$C$15]);MATCH([.G1817];[Def.$D$12:.$F$12]));IF(OR([.F1817]=&quot;EO&quot;;[.F1817]=&quot;EQ&quot;);INDEX([Def.$D$19:.$F$21];MATCH([.H1817];[Def.$C$19:.$C$21]);MATCH([.G1817];[Def.$D$18:.$F$18]));&quot;#err&quot;)));&quot;&quot;)">
            <text:p/>
          </table:table-cell>
          <table:table-cell table:style-name="ce53" table:formula="of:=IF([.I1817]&lt;&gt;&quot;&quot;;INDEX([Def.$J$6:.$L$10];MATCH([.F1817];[Def.$I$6:.$I$10];0);MATCH([.I1817];[Def.$J$5:.$L$5];0));&quot;&quot;)">
            <text:p/>
          </table:table-cell>
          <table:table-cell table:style-name="ce56"/>
          <table:table-cell table:style-name="ce59" table:formula="of:=IF([.K1817]=&quot;&quot;;[.J1817];[.J1817]*[.K18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18]&lt;&gt;&quot;&quot;;IF(OR([.F1818]=&quot;ILF&quot;;[.F1818]=&quot;EIF&quot;);INDEX([Def.$D$6:.$F$8];MATCH([.H1818];[Def.$C$6:.$C$8]);MATCH([.G1818];[Def.$D$5:.$F$5]));IF([.F1818]=&quot;EI&quot;;INDEX([Def.$D$13:.$F$15];MATCH([.H1818];[Def.$C$13:.$C$15]);MATCH([.G1818];[Def.$D$12:.$F$12]));IF(OR([.F1818]=&quot;EO&quot;;[.F1818]=&quot;EQ&quot;);INDEX([Def.$D$19:.$F$21];MATCH([.H1818];[Def.$C$19:.$C$21]);MATCH([.G1818];[Def.$D$18:.$F$18]));&quot;#err&quot;)));&quot;&quot;)">
            <text:p/>
          </table:table-cell>
          <table:table-cell table:style-name="ce53" table:formula="of:=IF([.I1818]&lt;&gt;&quot;&quot;;INDEX([Def.$J$6:.$L$10];MATCH([.F1818];[Def.$I$6:.$I$10];0);MATCH([.I1818];[Def.$J$5:.$L$5];0));&quot;&quot;)">
            <text:p/>
          </table:table-cell>
          <table:table-cell table:style-name="ce56"/>
          <table:table-cell table:style-name="ce59" table:formula="of:=IF([.K1818]=&quot;&quot;;[.J1818];[.J1818]*[.K18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19]&lt;&gt;&quot;&quot;;IF(OR([.F1819]=&quot;ILF&quot;;[.F1819]=&quot;EIF&quot;);INDEX([Def.$D$6:.$F$8];MATCH([.H1819];[Def.$C$6:.$C$8]);MATCH([.G1819];[Def.$D$5:.$F$5]));IF([.F1819]=&quot;EI&quot;;INDEX([Def.$D$13:.$F$15];MATCH([.H1819];[Def.$C$13:.$C$15]);MATCH([.G1819];[Def.$D$12:.$F$12]));IF(OR([.F1819]=&quot;EO&quot;;[.F1819]=&quot;EQ&quot;);INDEX([Def.$D$19:.$F$21];MATCH([.H1819];[Def.$C$19:.$C$21]);MATCH([.G1819];[Def.$D$18:.$F$18]));&quot;#err&quot;)));&quot;&quot;)">
            <text:p/>
          </table:table-cell>
          <table:table-cell table:style-name="ce53" table:formula="of:=IF([.I1819]&lt;&gt;&quot;&quot;;INDEX([Def.$J$6:.$L$10];MATCH([.F1819];[Def.$I$6:.$I$10];0);MATCH([.I1819];[Def.$J$5:.$L$5];0));&quot;&quot;)">
            <text:p/>
          </table:table-cell>
          <table:table-cell table:style-name="ce56"/>
          <table:table-cell table:style-name="ce59" table:formula="of:=IF([.K1819]=&quot;&quot;;[.J1819];[.J1819]*[.K18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20]&lt;&gt;&quot;&quot;;IF(OR([.F1820]=&quot;ILF&quot;;[.F1820]=&quot;EIF&quot;);INDEX([Def.$D$6:.$F$8];MATCH([.H1820];[Def.$C$6:.$C$8]);MATCH([.G1820];[Def.$D$5:.$F$5]));IF([.F1820]=&quot;EI&quot;;INDEX([Def.$D$13:.$F$15];MATCH([.H1820];[Def.$C$13:.$C$15]);MATCH([.G1820];[Def.$D$12:.$F$12]));IF(OR([.F1820]=&quot;EO&quot;;[.F1820]=&quot;EQ&quot;);INDEX([Def.$D$19:.$F$21];MATCH([.H1820];[Def.$C$19:.$C$21]);MATCH([.G1820];[Def.$D$18:.$F$18]));&quot;#err&quot;)));&quot;&quot;)">
            <text:p/>
          </table:table-cell>
          <table:table-cell table:style-name="ce53" table:formula="of:=IF([.I1820]&lt;&gt;&quot;&quot;;INDEX([Def.$J$6:.$L$10];MATCH([.F1820];[Def.$I$6:.$I$10];0);MATCH([.I1820];[Def.$J$5:.$L$5];0));&quot;&quot;)">
            <text:p/>
          </table:table-cell>
          <table:table-cell table:style-name="ce56"/>
          <table:table-cell table:style-name="ce59" table:formula="of:=IF([.K1820]=&quot;&quot;;[.J1820];[.J1820]*[.K18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21]&lt;&gt;&quot;&quot;;IF(OR([.F1821]=&quot;ILF&quot;;[.F1821]=&quot;EIF&quot;);INDEX([Def.$D$6:.$F$8];MATCH([.H1821];[Def.$C$6:.$C$8]);MATCH([.G1821];[Def.$D$5:.$F$5]));IF([.F1821]=&quot;EI&quot;;INDEX([Def.$D$13:.$F$15];MATCH([.H1821];[Def.$C$13:.$C$15]);MATCH([.G1821];[Def.$D$12:.$F$12]));IF(OR([.F1821]=&quot;EO&quot;;[.F1821]=&quot;EQ&quot;);INDEX([Def.$D$19:.$F$21];MATCH([.H1821];[Def.$C$19:.$C$21]);MATCH([.G1821];[Def.$D$18:.$F$18]));&quot;#err&quot;)));&quot;&quot;)">
            <text:p/>
          </table:table-cell>
          <table:table-cell table:style-name="ce53" table:formula="of:=IF([.I1821]&lt;&gt;&quot;&quot;;INDEX([Def.$J$6:.$L$10];MATCH([.F1821];[Def.$I$6:.$I$10];0);MATCH([.I1821];[Def.$J$5:.$L$5];0));&quot;&quot;)">
            <text:p/>
          </table:table-cell>
          <table:table-cell table:style-name="ce56"/>
          <table:table-cell table:style-name="ce59" table:formula="of:=IF([.K1821]=&quot;&quot;;[.J1821];[.J1821]*[.K18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22]&lt;&gt;&quot;&quot;;IF(OR([.F1822]=&quot;ILF&quot;;[.F1822]=&quot;EIF&quot;);INDEX([Def.$D$6:.$F$8];MATCH([.H1822];[Def.$C$6:.$C$8]);MATCH([.G1822];[Def.$D$5:.$F$5]));IF([.F1822]=&quot;EI&quot;;INDEX([Def.$D$13:.$F$15];MATCH([.H1822];[Def.$C$13:.$C$15]);MATCH([.G1822];[Def.$D$12:.$F$12]));IF(OR([.F1822]=&quot;EO&quot;;[.F1822]=&quot;EQ&quot;);INDEX([Def.$D$19:.$F$21];MATCH([.H1822];[Def.$C$19:.$C$21]);MATCH([.G1822];[Def.$D$18:.$F$18]));&quot;#err&quot;)));&quot;&quot;)">
            <text:p/>
          </table:table-cell>
          <table:table-cell table:style-name="ce53" table:formula="of:=IF([.I1822]&lt;&gt;&quot;&quot;;INDEX([Def.$J$6:.$L$10];MATCH([.F1822];[Def.$I$6:.$I$10];0);MATCH([.I1822];[Def.$J$5:.$L$5];0));&quot;&quot;)">
            <text:p/>
          </table:table-cell>
          <table:table-cell table:style-name="ce56"/>
          <table:table-cell table:style-name="ce59" table:formula="of:=IF([.K1822]=&quot;&quot;;[.J1822];[.J1822]*[.K18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23]&lt;&gt;&quot;&quot;;IF(OR([.F1823]=&quot;ILF&quot;;[.F1823]=&quot;EIF&quot;);INDEX([Def.$D$6:.$F$8];MATCH([.H1823];[Def.$C$6:.$C$8]);MATCH([.G1823];[Def.$D$5:.$F$5]));IF([.F1823]=&quot;EI&quot;;INDEX([Def.$D$13:.$F$15];MATCH([.H1823];[Def.$C$13:.$C$15]);MATCH([.G1823];[Def.$D$12:.$F$12]));IF(OR([.F1823]=&quot;EO&quot;;[.F1823]=&quot;EQ&quot;);INDEX([Def.$D$19:.$F$21];MATCH([.H1823];[Def.$C$19:.$C$21]);MATCH([.G1823];[Def.$D$18:.$F$18]));&quot;#err&quot;)));&quot;&quot;)">
            <text:p/>
          </table:table-cell>
          <table:table-cell table:style-name="ce53" table:formula="of:=IF([.I1823]&lt;&gt;&quot;&quot;;INDEX([Def.$J$6:.$L$10];MATCH([.F1823];[Def.$I$6:.$I$10];0);MATCH([.I1823];[Def.$J$5:.$L$5];0));&quot;&quot;)">
            <text:p/>
          </table:table-cell>
          <table:table-cell table:style-name="ce56"/>
          <table:table-cell table:style-name="ce59" table:formula="of:=IF([.K1823]=&quot;&quot;;[.J1823];[.J1823]*[.K18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24]&lt;&gt;&quot;&quot;;IF(OR([.F1824]=&quot;ILF&quot;;[.F1824]=&quot;EIF&quot;);INDEX([Def.$D$6:.$F$8];MATCH([.H1824];[Def.$C$6:.$C$8]);MATCH([.G1824];[Def.$D$5:.$F$5]));IF([.F1824]=&quot;EI&quot;;INDEX([Def.$D$13:.$F$15];MATCH([.H1824];[Def.$C$13:.$C$15]);MATCH([.G1824];[Def.$D$12:.$F$12]));IF(OR([.F1824]=&quot;EO&quot;;[.F1824]=&quot;EQ&quot;);INDEX([Def.$D$19:.$F$21];MATCH([.H1824];[Def.$C$19:.$C$21]);MATCH([.G1824];[Def.$D$18:.$F$18]));&quot;#err&quot;)));&quot;&quot;)">
            <text:p/>
          </table:table-cell>
          <table:table-cell table:style-name="ce53" table:formula="of:=IF([.I1824]&lt;&gt;&quot;&quot;;INDEX([Def.$J$6:.$L$10];MATCH([.F1824];[Def.$I$6:.$I$10];0);MATCH([.I1824];[Def.$J$5:.$L$5];0));&quot;&quot;)">
            <text:p/>
          </table:table-cell>
          <table:table-cell table:style-name="ce56"/>
          <table:table-cell table:style-name="ce59" table:formula="of:=IF([.K1824]=&quot;&quot;;[.J1824];[.J1824]*[.K18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25]&lt;&gt;&quot;&quot;;IF(OR([.F1825]=&quot;ILF&quot;;[.F1825]=&quot;EIF&quot;);INDEX([Def.$D$6:.$F$8];MATCH([.H1825];[Def.$C$6:.$C$8]);MATCH([.G1825];[Def.$D$5:.$F$5]));IF([.F1825]=&quot;EI&quot;;INDEX([Def.$D$13:.$F$15];MATCH([.H1825];[Def.$C$13:.$C$15]);MATCH([.G1825];[Def.$D$12:.$F$12]));IF(OR([.F1825]=&quot;EO&quot;;[.F1825]=&quot;EQ&quot;);INDEX([Def.$D$19:.$F$21];MATCH([.H1825];[Def.$C$19:.$C$21]);MATCH([.G1825];[Def.$D$18:.$F$18]));&quot;#err&quot;)));&quot;&quot;)">
            <text:p/>
          </table:table-cell>
          <table:table-cell table:style-name="ce53" table:formula="of:=IF([.I1825]&lt;&gt;&quot;&quot;;INDEX([Def.$J$6:.$L$10];MATCH([.F1825];[Def.$I$6:.$I$10];0);MATCH([.I1825];[Def.$J$5:.$L$5];0));&quot;&quot;)">
            <text:p/>
          </table:table-cell>
          <table:table-cell table:style-name="ce56"/>
          <table:table-cell table:style-name="ce59" table:formula="of:=IF([.K1825]=&quot;&quot;;[.J1825];[.J1825]*[.K18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26]&lt;&gt;&quot;&quot;;IF(OR([.F1826]=&quot;ILF&quot;;[.F1826]=&quot;EIF&quot;);INDEX([Def.$D$6:.$F$8];MATCH([.H1826];[Def.$C$6:.$C$8]);MATCH([.G1826];[Def.$D$5:.$F$5]));IF([.F1826]=&quot;EI&quot;;INDEX([Def.$D$13:.$F$15];MATCH([.H1826];[Def.$C$13:.$C$15]);MATCH([.G1826];[Def.$D$12:.$F$12]));IF(OR([.F1826]=&quot;EO&quot;;[.F1826]=&quot;EQ&quot;);INDEX([Def.$D$19:.$F$21];MATCH([.H1826];[Def.$C$19:.$C$21]);MATCH([.G1826];[Def.$D$18:.$F$18]));&quot;#err&quot;)));&quot;&quot;)">
            <text:p/>
          </table:table-cell>
          <table:table-cell table:style-name="ce53" table:formula="of:=IF([.I1826]&lt;&gt;&quot;&quot;;INDEX([Def.$J$6:.$L$10];MATCH([.F1826];[Def.$I$6:.$I$10];0);MATCH([.I1826];[Def.$J$5:.$L$5];0));&quot;&quot;)">
            <text:p/>
          </table:table-cell>
          <table:table-cell table:style-name="ce56"/>
          <table:table-cell table:style-name="ce59" table:formula="of:=IF([.K1826]=&quot;&quot;;[.J1826];[.J1826]*[.K18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27]&lt;&gt;&quot;&quot;;IF(OR([.F1827]=&quot;ILF&quot;;[.F1827]=&quot;EIF&quot;);INDEX([Def.$D$6:.$F$8];MATCH([.H1827];[Def.$C$6:.$C$8]);MATCH([.G1827];[Def.$D$5:.$F$5]));IF([.F1827]=&quot;EI&quot;;INDEX([Def.$D$13:.$F$15];MATCH([.H1827];[Def.$C$13:.$C$15]);MATCH([.G1827];[Def.$D$12:.$F$12]));IF(OR([.F1827]=&quot;EO&quot;;[.F1827]=&quot;EQ&quot;);INDEX([Def.$D$19:.$F$21];MATCH([.H1827];[Def.$C$19:.$C$21]);MATCH([.G1827];[Def.$D$18:.$F$18]));&quot;#err&quot;)));&quot;&quot;)">
            <text:p/>
          </table:table-cell>
          <table:table-cell table:style-name="ce53" table:formula="of:=IF([.I1827]&lt;&gt;&quot;&quot;;INDEX([Def.$J$6:.$L$10];MATCH([.F1827];[Def.$I$6:.$I$10];0);MATCH([.I1827];[Def.$J$5:.$L$5];0));&quot;&quot;)">
            <text:p/>
          </table:table-cell>
          <table:table-cell table:style-name="ce56"/>
          <table:table-cell table:style-name="ce59" table:formula="of:=IF([.K1827]=&quot;&quot;;[.J1827];[.J1827]*[.K18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28]&lt;&gt;&quot;&quot;;IF(OR([.F1828]=&quot;ILF&quot;;[.F1828]=&quot;EIF&quot;);INDEX([Def.$D$6:.$F$8];MATCH([.H1828];[Def.$C$6:.$C$8]);MATCH([.G1828];[Def.$D$5:.$F$5]));IF([.F1828]=&quot;EI&quot;;INDEX([Def.$D$13:.$F$15];MATCH([.H1828];[Def.$C$13:.$C$15]);MATCH([.G1828];[Def.$D$12:.$F$12]));IF(OR([.F1828]=&quot;EO&quot;;[.F1828]=&quot;EQ&quot;);INDEX([Def.$D$19:.$F$21];MATCH([.H1828];[Def.$C$19:.$C$21]);MATCH([.G1828];[Def.$D$18:.$F$18]));&quot;#err&quot;)));&quot;&quot;)">
            <text:p/>
          </table:table-cell>
          <table:table-cell table:style-name="ce53" table:formula="of:=IF([.I1828]&lt;&gt;&quot;&quot;;INDEX([Def.$J$6:.$L$10];MATCH([.F1828];[Def.$I$6:.$I$10];0);MATCH([.I1828];[Def.$J$5:.$L$5];0));&quot;&quot;)">
            <text:p/>
          </table:table-cell>
          <table:table-cell table:style-name="ce56"/>
          <table:table-cell table:style-name="ce59" table:formula="of:=IF([.K1828]=&quot;&quot;;[.J1828];[.J1828]*[.K18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29]&lt;&gt;&quot;&quot;;IF(OR([.F1829]=&quot;ILF&quot;;[.F1829]=&quot;EIF&quot;);INDEX([Def.$D$6:.$F$8];MATCH([.H1829];[Def.$C$6:.$C$8]);MATCH([.G1829];[Def.$D$5:.$F$5]));IF([.F1829]=&quot;EI&quot;;INDEX([Def.$D$13:.$F$15];MATCH([.H1829];[Def.$C$13:.$C$15]);MATCH([.G1829];[Def.$D$12:.$F$12]));IF(OR([.F1829]=&quot;EO&quot;;[.F1829]=&quot;EQ&quot;);INDEX([Def.$D$19:.$F$21];MATCH([.H1829];[Def.$C$19:.$C$21]);MATCH([.G1829];[Def.$D$18:.$F$18]));&quot;#err&quot;)));&quot;&quot;)">
            <text:p/>
          </table:table-cell>
          <table:table-cell table:style-name="ce53" table:formula="of:=IF([.I1829]&lt;&gt;&quot;&quot;;INDEX([Def.$J$6:.$L$10];MATCH([.F1829];[Def.$I$6:.$I$10];0);MATCH([.I1829];[Def.$J$5:.$L$5];0));&quot;&quot;)">
            <text:p/>
          </table:table-cell>
          <table:table-cell table:style-name="ce56"/>
          <table:table-cell table:style-name="ce59" table:formula="of:=IF([.K1829]=&quot;&quot;;[.J1829];[.J1829]*[.K18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30]&lt;&gt;&quot;&quot;;IF(OR([.F1830]=&quot;ILF&quot;;[.F1830]=&quot;EIF&quot;);INDEX([Def.$D$6:.$F$8];MATCH([.H1830];[Def.$C$6:.$C$8]);MATCH([.G1830];[Def.$D$5:.$F$5]));IF([.F1830]=&quot;EI&quot;;INDEX([Def.$D$13:.$F$15];MATCH([.H1830];[Def.$C$13:.$C$15]);MATCH([.G1830];[Def.$D$12:.$F$12]));IF(OR([.F1830]=&quot;EO&quot;;[.F1830]=&quot;EQ&quot;);INDEX([Def.$D$19:.$F$21];MATCH([.H1830];[Def.$C$19:.$C$21]);MATCH([.G1830];[Def.$D$18:.$F$18]));&quot;#err&quot;)));&quot;&quot;)">
            <text:p/>
          </table:table-cell>
          <table:table-cell table:style-name="ce53" table:formula="of:=IF([.I1830]&lt;&gt;&quot;&quot;;INDEX([Def.$J$6:.$L$10];MATCH([.F1830];[Def.$I$6:.$I$10];0);MATCH([.I1830];[Def.$J$5:.$L$5];0));&quot;&quot;)">
            <text:p/>
          </table:table-cell>
          <table:table-cell table:style-name="ce56"/>
          <table:table-cell table:style-name="ce59" table:formula="of:=IF([.K1830]=&quot;&quot;;[.J1830];[.J1830]*[.K18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31]&lt;&gt;&quot;&quot;;IF(OR([.F1831]=&quot;ILF&quot;;[.F1831]=&quot;EIF&quot;);INDEX([Def.$D$6:.$F$8];MATCH([.H1831];[Def.$C$6:.$C$8]);MATCH([.G1831];[Def.$D$5:.$F$5]));IF([.F1831]=&quot;EI&quot;;INDEX([Def.$D$13:.$F$15];MATCH([.H1831];[Def.$C$13:.$C$15]);MATCH([.G1831];[Def.$D$12:.$F$12]));IF(OR([.F1831]=&quot;EO&quot;;[.F1831]=&quot;EQ&quot;);INDEX([Def.$D$19:.$F$21];MATCH([.H1831];[Def.$C$19:.$C$21]);MATCH([.G1831];[Def.$D$18:.$F$18]));&quot;#err&quot;)));&quot;&quot;)">
            <text:p/>
          </table:table-cell>
          <table:table-cell table:style-name="ce53" table:formula="of:=IF([.I1831]&lt;&gt;&quot;&quot;;INDEX([Def.$J$6:.$L$10];MATCH([.F1831];[Def.$I$6:.$I$10];0);MATCH([.I1831];[Def.$J$5:.$L$5];0));&quot;&quot;)">
            <text:p/>
          </table:table-cell>
          <table:table-cell table:style-name="ce56"/>
          <table:table-cell table:style-name="ce59" table:formula="of:=IF([.K1831]=&quot;&quot;;[.J1831];[.J1831]*[.K18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32]&lt;&gt;&quot;&quot;;IF(OR([.F1832]=&quot;ILF&quot;;[.F1832]=&quot;EIF&quot;);INDEX([Def.$D$6:.$F$8];MATCH([.H1832];[Def.$C$6:.$C$8]);MATCH([.G1832];[Def.$D$5:.$F$5]));IF([.F1832]=&quot;EI&quot;;INDEX([Def.$D$13:.$F$15];MATCH([.H1832];[Def.$C$13:.$C$15]);MATCH([.G1832];[Def.$D$12:.$F$12]));IF(OR([.F1832]=&quot;EO&quot;;[.F1832]=&quot;EQ&quot;);INDEX([Def.$D$19:.$F$21];MATCH([.H1832];[Def.$C$19:.$C$21]);MATCH([.G1832];[Def.$D$18:.$F$18]));&quot;#err&quot;)));&quot;&quot;)">
            <text:p/>
          </table:table-cell>
          <table:table-cell table:style-name="ce53" table:formula="of:=IF([.I1832]&lt;&gt;&quot;&quot;;INDEX([Def.$J$6:.$L$10];MATCH([.F1832];[Def.$I$6:.$I$10];0);MATCH([.I1832];[Def.$J$5:.$L$5];0));&quot;&quot;)">
            <text:p/>
          </table:table-cell>
          <table:table-cell table:style-name="ce56"/>
          <table:table-cell table:style-name="ce59" table:formula="of:=IF([.K1832]=&quot;&quot;;[.J1832];[.J1832]*[.K18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33]&lt;&gt;&quot;&quot;;IF(OR([.F1833]=&quot;ILF&quot;;[.F1833]=&quot;EIF&quot;);INDEX([Def.$D$6:.$F$8];MATCH([.H1833];[Def.$C$6:.$C$8]);MATCH([.G1833];[Def.$D$5:.$F$5]));IF([.F1833]=&quot;EI&quot;;INDEX([Def.$D$13:.$F$15];MATCH([.H1833];[Def.$C$13:.$C$15]);MATCH([.G1833];[Def.$D$12:.$F$12]));IF(OR([.F1833]=&quot;EO&quot;;[.F1833]=&quot;EQ&quot;);INDEX([Def.$D$19:.$F$21];MATCH([.H1833];[Def.$C$19:.$C$21]);MATCH([.G1833];[Def.$D$18:.$F$18]));&quot;#err&quot;)));&quot;&quot;)">
            <text:p/>
          </table:table-cell>
          <table:table-cell table:style-name="ce53" table:formula="of:=IF([.I1833]&lt;&gt;&quot;&quot;;INDEX([Def.$J$6:.$L$10];MATCH([.F1833];[Def.$I$6:.$I$10];0);MATCH([.I1833];[Def.$J$5:.$L$5];0));&quot;&quot;)">
            <text:p/>
          </table:table-cell>
          <table:table-cell table:style-name="ce56"/>
          <table:table-cell table:style-name="ce59" table:formula="of:=IF([.K1833]=&quot;&quot;;[.J1833];[.J1833]*[.K18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34]&lt;&gt;&quot;&quot;;IF(OR([.F1834]=&quot;ILF&quot;;[.F1834]=&quot;EIF&quot;);INDEX([Def.$D$6:.$F$8];MATCH([.H1834];[Def.$C$6:.$C$8]);MATCH([.G1834];[Def.$D$5:.$F$5]));IF([.F1834]=&quot;EI&quot;;INDEX([Def.$D$13:.$F$15];MATCH([.H1834];[Def.$C$13:.$C$15]);MATCH([.G1834];[Def.$D$12:.$F$12]));IF(OR([.F1834]=&quot;EO&quot;;[.F1834]=&quot;EQ&quot;);INDEX([Def.$D$19:.$F$21];MATCH([.H1834];[Def.$C$19:.$C$21]);MATCH([.G1834];[Def.$D$18:.$F$18]));&quot;#err&quot;)));&quot;&quot;)">
            <text:p/>
          </table:table-cell>
          <table:table-cell table:style-name="ce53" table:formula="of:=IF([.I1834]&lt;&gt;&quot;&quot;;INDEX([Def.$J$6:.$L$10];MATCH([.F1834];[Def.$I$6:.$I$10];0);MATCH([.I1834];[Def.$J$5:.$L$5];0));&quot;&quot;)">
            <text:p/>
          </table:table-cell>
          <table:table-cell table:style-name="ce56"/>
          <table:table-cell table:style-name="ce59" table:formula="of:=IF([.K1834]=&quot;&quot;;[.J1834];[.J1834]*[.K18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35]&lt;&gt;&quot;&quot;;IF(OR([.F1835]=&quot;ILF&quot;;[.F1835]=&quot;EIF&quot;);INDEX([Def.$D$6:.$F$8];MATCH([.H1835];[Def.$C$6:.$C$8]);MATCH([.G1835];[Def.$D$5:.$F$5]));IF([.F1835]=&quot;EI&quot;;INDEX([Def.$D$13:.$F$15];MATCH([.H1835];[Def.$C$13:.$C$15]);MATCH([.G1835];[Def.$D$12:.$F$12]));IF(OR([.F1835]=&quot;EO&quot;;[.F1835]=&quot;EQ&quot;);INDEX([Def.$D$19:.$F$21];MATCH([.H1835];[Def.$C$19:.$C$21]);MATCH([.G1835];[Def.$D$18:.$F$18]));&quot;#err&quot;)));&quot;&quot;)">
            <text:p/>
          </table:table-cell>
          <table:table-cell table:style-name="ce53" table:formula="of:=IF([.I1835]&lt;&gt;&quot;&quot;;INDEX([Def.$J$6:.$L$10];MATCH([.F1835];[Def.$I$6:.$I$10];0);MATCH([.I1835];[Def.$J$5:.$L$5];0));&quot;&quot;)">
            <text:p/>
          </table:table-cell>
          <table:table-cell table:style-name="ce56"/>
          <table:table-cell table:style-name="ce59" table:formula="of:=IF([.K1835]=&quot;&quot;;[.J1835];[.J1835]*[.K18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36]&lt;&gt;&quot;&quot;;IF(OR([.F1836]=&quot;ILF&quot;;[.F1836]=&quot;EIF&quot;);INDEX([Def.$D$6:.$F$8];MATCH([.H1836];[Def.$C$6:.$C$8]);MATCH([.G1836];[Def.$D$5:.$F$5]));IF([.F1836]=&quot;EI&quot;;INDEX([Def.$D$13:.$F$15];MATCH([.H1836];[Def.$C$13:.$C$15]);MATCH([.G1836];[Def.$D$12:.$F$12]));IF(OR([.F1836]=&quot;EO&quot;;[.F1836]=&quot;EQ&quot;);INDEX([Def.$D$19:.$F$21];MATCH([.H1836];[Def.$C$19:.$C$21]);MATCH([.G1836];[Def.$D$18:.$F$18]));&quot;#err&quot;)));&quot;&quot;)">
            <text:p/>
          </table:table-cell>
          <table:table-cell table:style-name="ce53" table:formula="of:=IF([.I1836]&lt;&gt;&quot;&quot;;INDEX([Def.$J$6:.$L$10];MATCH([.F1836];[Def.$I$6:.$I$10];0);MATCH([.I1836];[Def.$J$5:.$L$5];0));&quot;&quot;)">
            <text:p/>
          </table:table-cell>
          <table:table-cell table:style-name="ce56"/>
          <table:table-cell table:style-name="ce59" table:formula="of:=IF([.K1836]=&quot;&quot;;[.J1836];[.J1836]*[.K18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37]&lt;&gt;&quot;&quot;;IF(OR([.F1837]=&quot;ILF&quot;;[.F1837]=&quot;EIF&quot;);INDEX([Def.$D$6:.$F$8];MATCH([.H1837];[Def.$C$6:.$C$8]);MATCH([.G1837];[Def.$D$5:.$F$5]));IF([.F1837]=&quot;EI&quot;;INDEX([Def.$D$13:.$F$15];MATCH([.H1837];[Def.$C$13:.$C$15]);MATCH([.G1837];[Def.$D$12:.$F$12]));IF(OR([.F1837]=&quot;EO&quot;;[.F1837]=&quot;EQ&quot;);INDEX([Def.$D$19:.$F$21];MATCH([.H1837];[Def.$C$19:.$C$21]);MATCH([.G1837];[Def.$D$18:.$F$18]));&quot;#err&quot;)));&quot;&quot;)">
            <text:p/>
          </table:table-cell>
          <table:table-cell table:style-name="ce53" table:formula="of:=IF([.I1837]&lt;&gt;&quot;&quot;;INDEX([Def.$J$6:.$L$10];MATCH([.F1837];[Def.$I$6:.$I$10];0);MATCH([.I1837];[Def.$J$5:.$L$5];0));&quot;&quot;)">
            <text:p/>
          </table:table-cell>
          <table:table-cell table:style-name="ce56"/>
          <table:table-cell table:style-name="ce59" table:formula="of:=IF([.K1837]=&quot;&quot;;[.J1837];[.J1837]*[.K18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38]&lt;&gt;&quot;&quot;;IF(OR([.F1838]=&quot;ILF&quot;;[.F1838]=&quot;EIF&quot;);INDEX([Def.$D$6:.$F$8];MATCH([.H1838];[Def.$C$6:.$C$8]);MATCH([.G1838];[Def.$D$5:.$F$5]));IF([.F1838]=&quot;EI&quot;;INDEX([Def.$D$13:.$F$15];MATCH([.H1838];[Def.$C$13:.$C$15]);MATCH([.G1838];[Def.$D$12:.$F$12]));IF(OR([.F1838]=&quot;EO&quot;;[.F1838]=&quot;EQ&quot;);INDEX([Def.$D$19:.$F$21];MATCH([.H1838];[Def.$C$19:.$C$21]);MATCH([.G1838];[Def.$D$18:.$F$18]));&quot;#err&quot;)));&quot;&quot;)">
            <text:p/>
          </table:table-cell>
          <table:table-cell table:style-name="ce53" table:formula="of:=IF([.I1838]&lt;&gt;&quot;&quot;;INDEX([Def.$J$6:.$L$10];MATCH([.F1838];[Def.$I$6:.$I$10];0);MATCH([.I1838];[Def.$J$5:.$L$5];0));&quot;&quot;)">
            <text:p/>
          </table:table-cell>
          <table:table-cell table:style-name="ce56"/>
          <table:table-cell table:style-name="ce59" table:formula="of:=IF([.K1838]=&quot;&quot;;[.J1838];[.J1838]*[.K18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39]&lt;&gt;&quot;&quot;;IF(OR([.F1839]=&quot;ILF&quot;;[.F1839]=&quot;EIF&quot;);INDEX([Def.$D$6:.$F$8];MATCH([.H1839];[Def.$C$6:.$C$8]);MATCH([.G1839];[Def.$D$5:.$F$5]));IF([.F1839]=&quot;EI&quot;;INDEX([Def.$D$13:.$F$15];MATCH([.H1839];[Def.$C$13:.$C$15]);MATCH([.G1839];[Def.$D$12:.$F$12]));IF(OR([.F1839]=&quot;EO&quot;;[.F1839]=&quot;EQ&quot;);INDEX([Def.$D$19:.$F$21];MATCH([.H1839];[Def.$C$19:.$C$21]);MATCH([.G1839];[Def.$D$18:.$F$18]));&quot;#err&quot;)));&quot;&quot;)">
            <text:p/>
          </table:table-cell>
          <table:table-cell table:style-name="ce53" table:formula="of:=IF([.I1839]&lt;&gt;&quot;&quot;;INDEX([Def.$J$6:.$L$10];MATCH([.F1839];[Def.$I$6:.$I$10];0);MATCH([.I1839];[Def.$J$5:.$L$5];0));&quot;&quot;)">
            <text:p/>
          </table:table-cell>
          <table:table-cell table:style-name="ce56"/>
          <table:table-cell table:style-name="ce59" table:formula="of:=IF([.K1839]=&quot;&quot;;[.J1839];[.J1839]*[.K18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40]&lt;&gt;&quot;&quot;;IF(OR([.F1840]=&quot;ILF&quot;;[.F1840]=&quot;EIF&quot;);INDEX([Def.$D$6:.$F$8];MATCH([.H1840];[Def.$C$6:.$C$8]);MATCH([.G1840];[Def.$D$5:.$F$5]));IF([.F1840]=&quot;EI&quot;;INDEX([Def.$D$13:.$F$15];MATCH([.H1840];[Def.$C$13:.$C$15]);MATCH([.G1840];[Def.$D$12:.$F$12]));IF(OR([.F1840]=&quot;EO&quot;;[.F1840]=&quot;EQ&quot;);INDEX([Def.$D$19:.$F$21];MATCH([.H1840];[Def.$C$19:.$C$21]);MATCH([.G1840];[Def.$D$18:.$F$18]));&quot;#err&quot;)));&quot;&quot;)">
            <text:p/>
          </table:table-cell>
          <table:table-cell table:style-name="ce53" table:formula="of:=IF([.I1840]&lt;&gt;&quot;&quot;;INDEX([Def.$J$6:.$L$10];MATCH([.F1840];[Def.$I$6:.$I$10];0);MATCH([.I1840];[Def.$J$5:.$L$5];0));&quot;&quot;)">
            <text:p/>
          </table:table-cell>
          <table:table-cell table:style-name="ce56"/>
          <table:table-cell table:style-name="ce59" table:formula="of:=IF([.K1840]=&quot;&quot;;[.J1840];[.J1840]*[.K18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41]&lt;&gt;&quot;&quot;;IF(OR([.F1841]=&quot;ILF&quot;;[.F1841]=&quot;EIF&quot;);INDEX([Def.$D$6:.$F$8];MATCH([.H1841];[Def.$C$6:.$C$8]);MATCH([.G1841];[Def.$D$5:.$F$5]));IF([.F1841]=&quot;EI&quot;;INDEX([Def.$D$13:.$F$15];MATCH([.H1841];[Def.$C$13:.$C$15]);MATCH([.G1841];[Def.$D$12:.$F$12]));IF(OR([.F1841]=&quot;EO&quot;;[.F1841]=&quot;EQ&quot;);INDEX([Def.$D$19:.$F$21];MATCH([.H1841];[Def.$C$19:.$C$21]);MATCH([.G1841];[Def.$D$18:.$F$18]));&quot;#err&quot;)));&quot;&quot;)">
            <text:p/>
          </table:table-cell>
          <table:table-cell table:style-name="ce53" table:formula="of:=IF([.I1841]&lt;&gt;&quot;&quot;;INDEX([Def.$J$6:.$L$10];MATCH([.F1841];[Def.$I$6:.$I$10];0);MATCH([.I1841];[Def.$J$5:.$L$5];0));&quot;&quot;)">
            <text:p/>
          </table:table-cell>
          <table:table-cell table:style-name="ce56"/>
          <table:table-cell table:style-name="ce59" table:formula="of:=IF([.K1841]=&quot;&quot;;[.J1841];[.J1841]*[.K18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42]&lt;&gt;&quot;&quot;;IF(OR([.F1842]=&quot;ILF&quot;;[.F1842]=&quot;EIF&quot;);INDEX([Def.$D$6:.$F$8];MATCH([.H1842];[Def.$C$6:.$C$8]);MATCH([.G1842];[Def.$D$5:.$F$5]));IF([.F1842]=&quot;EI&quot;;INDEX([Def.$D$13:.$F$15];MATCH([.H1842];[Def.$C$13:.$C$15]);MATCH([.G1842];[Def.$D$12:.$F$12]));IF(OR([.F1842]=&quot;EO&quot;;[.F1842]=&quot;EQ&quot;);INDEX([Def.$D$19:.$F$21];MATCH([.H1842];[Def.$C$19:.$C$21]);MATCH([.G1842];[Def.$D$18:.$F$18]));&quot;#err&quot;)));&quot;&quot;)">
            <text:p/>
          </table:table-cell>
          <table:table-cell table:style-name="ce53" table:formula="of:=IF([.I1842]&lt;&gt;&quot;&quot;;INDEX([Def.$J$6:.$L$10];MATCH([.F1842];[Def.$I$6:.$I$10];0);MATCH([.I1842];[Def.$J$5:.$L$5];0));&quot;&quot;)">
            <text:p/>
          </table:table-cell>
          <table:table-cell table:style-name="ce56"/>
          <table:table-cell table:style-name="ce59" table:formula="of:=IF([.K1842]=&quot;&quot;;[.J1842];[.J1842]*[.K18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43]&lt;&gt;&quot;&quot;;IF(OR([.F1843]=&quot;ILF&quot;;[.F1843]=&quot;EIF&quot;);INDEX([Def.$D$6:.$F$8];MATCH([.H1843];[Def.$C$6:.$C$8]);MATCH([.G1843];[Def.$D$5:.$F$5]));IF([.F1843]=&quot;EI&quot;;INDEX([Def.$D$13:.$F$15];MATCH([.H1843];[Def.$C$13:.$C$15]);MATCH([.G1843];[Def.$D$12:.$F$12]));IF(OR([.F1843]=&quot;EO&quot;;[.F1843]=&quot;EQ&quot;);INDEX([Def.$D$19:.$F$21];MATCH([.H1843];[Def.$C$19:.$C$21]);MATCH([.G1843];[Def.$D$18:.$F$18]));&quot;#err&quot;)));&quot;&quot;)">
            <text:p/>
          </table:table-cell>
          <table:table-cell table:style-name="ce53" table:formula="of:=IF([.I1843]&lt;&gt;&quot;&quot;;INDEX([Def.$J$6:.$L$10];MATCH([.F1843];[Def.$I$6:.$I$10];0);MATCH([.I1843];[Def.$J$5:.$L$5];0));&quot;&quot;)">
            <text:p/>
          </table:table-cell>
          <table:table-cell table:style-name="ce56"/>
          <table:table-cell table:style-name="ce59" table:formula="of:=IF([.K1843]=&quot;&quot;;[.J1843];[.J1843]*[.K18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44]&lt;&gt;&quot;&quot;;IF(OR([.F1844]=&quot;ILF&quot;;[.F1844]=&quot;EIF&quot;);INDEX([Def.$D$6:.$F$8];MATCH([.H1844];[Def.$C$6:.$C$8]);MATCH([.G1844];[Def.$D$5:.$F$5]));IF([.F1844]=&quot;EI&quot;;INDEX([Def.$D$13:.$F$15];MATCH([.H1844];[Def.$C$13:.$C$15]);MATCH([.G1844];[Def.$D$12:.$F$12]));IF(OR([.F1844]=&quot;EO&quot;;[.F1844]=&quot;EQ&quot;);INDEX([Def.$D$19:.$F$21];MATCH([.H1844];[Def.$C$19:.$C$21]);MATCH([.G1844];[Def.$D$18:.$F$18]));&quot;#err&quot;)));&quot;&quot;)">
            <text:p/>
          </table:table-cell>
          <table:table-cell table:style-name="ce53" table:formula="of:=IF([.I1844]&lt;&gt;&quot;&quot;;INDEX([Def.$J$6:.$L$10];MATCH([.F1844];[Def.$I$6:.$I$10];0);MATCH([.I1844];[Def.$J$5:.$L$5];0));&quot;&quot;)">
            <text:p/>
          </table:table-cell>
          <table:table-cell table:style-name="ce56"/>
          <table:table-cell table:style-name="ce59" table:formula="of:=IF([.K1844]=&quot;&quot;;[.J1844];[.J1844]*[.K18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45]&lt;&gt;&quot;&quot;;IF(OR([.F1845]=&quot;ILF&quot;;[.F1845]=&quot;EIF&quot;);INDEX([Def.$D$6:.$F$8];MATCH([.H1845];[Def.$C$6:.$C$8]);MATCH([.G1845];[Def.$D$5:.$F$5]));IF([.F1845]=&quot;EI&quot;;INDEX([Def.$D$13:.$F$15];MATCH([.H1845];[Def.$C$13:.$C$15]);MATCH([.G1845];[Def.$D$12:.$F$12]));IF(OR([.F1845]=&quot;EO&quot;;[.F1845]=&quot;EQ&quot;);INDEX([Def.$D$19:.$F$21];MATCH([.H1845];[Def.$C$19:.$C$21]);MATCH([.G1845];[Def.$D$18:.$F$18]));&quot;#err&quot;)));&quot;&quot;)">
            <text:p/>
          </table:table-cell>
          <table:table-cell table:style-name="ce53" table:formula="of:=IF([.I1845]&lt;&gt;&quot;&quot;;INDEX([Def.$J$6:.$L$10];MATCH([.F1845];[Def.$I$6:.$I$10];0);MATCH([.I1845];[Def.$J$5:.$L$5];0));&quot;&quot;)">
            <text:p/>
          </table:table-cell>
          <table:table-cell table:style-name="ce56"/>
          <table:table-cell table:style-name="ce59" table:formula="of:=IF([.K1845]=&quot;&quot;;[.J1845];[.J1845]*[.K18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46]&lt;&gt;&quot;&quot;;IF(OR([.F1846]=&quot;ILF&quot;;[.F1846]=&quot;EIF&quot;);INDEX([Def.$D$6:.$F$8];MATCH([.H1846];[Def.$C$6:.$C$8]);MATCH([.G1846];[Def.$D$5:.$F$5]));IF([.F1846]=&quot;EI&quot;;INDEX([Def.$D$13:.$F$15];MATCH([.H1846];[Def.$C$13:.$C$15]);MATCH([.G1846];[Def.$D$12:.$F$12]));IF(OR([.F1846]=&quot;EO&quot;;[.F1846]=&quot;EQ&quot;);INDEX([Def.$D$19:.$F$21];MATCH([.H1846];[Def.$C$19:.$C$21]);MATCH([.G1846];[Def.$D$18:.$F$18]));&quot;#err&quot;)));&quot;&quot;)">
            <text:p/>
          </table:table-cell>
          <table:table-cell table:style-name="ce53" table:formula="of:=IF([.I1846]&lt;&gt;&quot;&quot;;INDEX([Def.$J$6:.$L$10];MATCH([.F1846];[Def.$I$6:.$I$10];0);MATCH([.I1846];[Def.$J$5:.$L$5];0));&quot;&quot;)">
            <text:p/>
          </table:table-cell>
          <table:table-cell table:style-name="ce56"/>
          <table:table-cell table:style-name="ce59" table:formula="of:=IF([.K1846]=&quot;&quot;;[.J1846];[.J1846]*[.K18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47]&lt;&gt;&quot;&quot;;IF(OR([.F1847]=&quot;ILF&quot;;[.F1847]=&quot;EIF&quot;);INDEX([Def.$D$6:.$F$8];MATCH([.H1847];[Def.$C$6:.$C$8]);MATCH([.G1847];[Def.$D$5:.$F$5]));IF([.F1847]=&quot;EI&quot;;INDEX([Def.$D$13:.$F$15];MATCH([.H1847];[Def.$C$13:.$C$15]);MATCH([.G1847];[Def.$D$12:.$F$12]));IF(OR([.F1847]=&quot;EO&quot;;[.F1847]=&quot;EQ&quot;);INDEX([Def.$D$19:.$F$21];MATCH([.H1847];[Def.$C$19:.$C$21]);MATCH([.G1847];[Def.$D$18:.$F$18]));&quot;#err&quot;)));&quot;&quot;)">
            <text:p/>
          </table:table-cell>
          <table:table-cell table:style-name="ce53" table:formula="of:=IF([.I1847]&lt;&gt;&quot;&quot;;INDEX([Def.$J$6:.$L$10];MATCH([.F1847];[Def.$I$6:.$I$10];0);MATCH([.I1847];[Def.$J$5:.$L$5];0));&quot;&quot;)">
            <text:p/>
          </table:table-cell>
          <table:table-cell table:style-name="ce56"/>
          <table:table-cell table:style-name="ce59" table:formula="of:=IF([.K1847]=&quot;&quot;;[.J1847];[.J1847]*[.K18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48]&lt;&gt;&quot;&quot;;IF(OR([.F1848]=&quot;ILF&quot;;[.F1848]=&quot;EIF&quot;);INDEX([Def.$D$6:.$F$8];MATCH([.H1848];[Def.$C$6:.$C$8]);MATCH([.G1848];[Def.$D$5:.$F$5]));IF([.F1848]=&quot;EI&quot;;INDEX([Def.$D$13:.$F$15];MATCH([.H1848];[Def.$C$13:.$C$15]);MATCH([.G1848];[Def.$D$12:.$F$12]));IF(OR([.F1848]=&quot;EO&quot;;[.F1848]=&quot;EQ&quot;);INDEX([Def.$D$19:.$F$21];MATCH([.H1848];[Def.$C$19:.$C$21]);MATCH([.G1848];[Def.$D$18:.$F$18]));&quot;#err&quot;)));&quot;&quot;)">
            <text:p/>
          </table:table-cell>
          <table:table-cell table:style-name="ce53" table:formula="of:=IF([.I1848]&lt;&gt;&quot;&quot;;INDEX([Def.$J$6:.$L$10];MATCH([.F1848];[Def.$I$6:.$I$10];0);MATCH([.I1848];[Def.$J$5:.$L$5];0));&quot;&quot;)">
            <text:p/>
          </table:table-cell>
          <table:table-cell table:style-name="ce56"/>
          <table:table-cell table:style-name="ce59" table:formula="of:=IF([.K1848]=&quot;&quot;;[.J1848];[.J1848]*[.K18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49]&lt;&gt;&quot;&quot;;IF(OR([.F1849]=&quot;ILF&quot;;[.F1849]=&quot;EIF&quot;);INDEX([Def.$D$6:.$F$8];MATCH([.H1849];[Def.$C$6:.$C$8]);MATCH([.G1849];[Def.$D$5:.$F$5]));IF([.F1849]=&quot;EI&quot;;INDEX([Def.$D$13:.$F$15];MATCH([.H1849];[Def.$C$13:.$C$15]);MATCH([.G1849];[Def.$D$12:.$F$12]));IF(OR([.F1849]=&quot;EO&quot;;[.F1849]=&quot;EQ&quot;);INDEX([Def.$D$19:.$F$21];MATCH([.H1849];[Def.$C$19:.$C$21]);MATCH([.G1849];[Def.$D$18:.$F$18]));&quot;#err&quot;)));&quot;&quot;)">
            <text:p/>
          </table:table-cell>
          <table:table-cell table:style-name="ce53" table:formula="of:=IF([.I1849]&lt;&gt;&quot;&quot;;INDEX([Def.$J$6:.$L$10];MATCH([.F1849];[Def.$I$6:.$I$10];0);MATCH([.I1849];[Def.$J$5:.$L$5];0));&quot;&quot;)">
            <text:p/>
          </table:table-cell>
          <table:table-cell table:style-name="ce56"/>
          <table:table-cell table:style-name="ce59" table:formula="of:=IF([.K1849]=&quot;&quot;;[.J1849];[.J1849]*[.K18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50]&lt;&gt;&quot;&quot;;IF(OR([.F1850]=&quot;ILF&quot;;[.F1850]=&quot;EIF&quot;);INDEX([Def.$D$6:.$F$8];MATCH([.H1850];[Def.$C$6:.$C$8]);MATCH([.G1850];[Def.$D$5:.$F$5]));IF([.F1850]=&quot;EI&quot;;INDEX([Def.$D$13:.$F$15];MATCH([.H1850];[Def.$C$13:.$C$15]);MATCH([.G1850];[Def.$D$12:.$F$12]));IF(OR([.F1850]=&quot;EO&quot;;[.F1850]=&quot;EQ&quot;);INDEX([Def.$D$19:.$F$21];MATCH([.H1850];[Def.$C$19:.$C$21]);MATCH([.G1850];[Def.$D$18:.$F$18]));&quot;#err&quot;)));&quot;&quot;)">
            <text:p/>
          </table:table-cell>
          <table:table-cell table:style-name="ce53" table:formula="of:=IF([.I1850]&lt;&gt;&quot;&quot;;INDEX([Def.$J$6:.$L$10];MATCH([.F1850];[Def.$I$6:.$I$10];0);MATCH([.I1850];[Def.$J$5:.$L$5];0));&quot;&quot;)">
            <text:p/>
          </table:table-cell>
          <table:table-cell table:style-name="ce56"/>
          <table:table-cell table:style-name="ce59" table:formula="of:=IF([.K1850]=&quot;&quot;;[.J1850];[.J1850]*[.K18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51]&lt;&gt;&quot;&quot;;IF(OR([.F1851]=&quot;ILF&quot;;[.F1851]=&quot;EIF&quot;);INDEX([Def.$D$6:.$F$8];MATCH([.H1851];[Def.$C$6:.$C$8]);MATCH([.G1851];[Def.$D$5:.$F$5]));IF([.F1851]=&quot;EI&quot;;INDEX([Def.$D$13:.$F$15];MATCH([.H1851];[Def.$C$13:.$C$15]);MATCH([.G1851];[Def.$D$12:.$F$12]));IF(OR([.F1851]=&quot;EO&quot;;[.F1851]=&quot;EQ&quot;);INDEX([Def.$D$19:.$F$21];MATCH([.H1851];[Def.$C$19:.$C$21]);MATCH([.G1851];[Def.$D$18:.$F$18]));&quot;#err&quot;)));&quot;&quot;)">
            <text:p/>
          </table:table-cell>
          <table:table-cell table:style-name="ce53" table:formula="of:=IF([.I1851]&lt;&gt;&quot;&quot;;INDEX([Def.$J$6:.$L$10];MATCH([.F1851];[Def.$I$6:.$I$10];0);MATCH([.I1851];[Def.$J$5:.$L$5];0));&quot;&quot;)">
            <text:p/>
          </table:table-cell>
          <table:table-cell table:style-name="ce56"/>
          <table:table-cell table:style-name="ce59" table:formula="of:=IF([.K1851]=&quot;&quot;;[.J1851];[.J1851]*[.K18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52]&lt;&gt;&quot;&quot;;IF(OR([.F1852]=&quot;ILF&quot;;[.F1852]=&quot;EIF&quot;);INDEX([Def.$D$6:.$F$8];MATCH([.H1852];[Def.$C$6:.$C$8]);MATCH([.G1852];[Def.$D$5:.$F$5]));IF([.F1852]=&quot;EI&quot;;INDEX([Def.$D$13:.$F$15];MATCH([.H1852];[Def.$C$13:.$C$15]);MATCH([.G1852];[Def.$D$12:.$F$12]));IF(OR([.F1852]=&quot;EO&quot;;[.F1852]=&quot;EQ&quot;);INDEX([Def.$D$19:.$F$21];MATCH([.H1852];[Def.$C$19:.$C$21]);MATCH([.G1852];[Def.$D$18:.$F$18]));&quot;#err&quot;)));&quot;&quot;)">
            <text:p/>
          </table:table-cell>
          <table:table-cell table:style-name="ce53" table:formula="of:=IF([.I1852]&lt;&gt;&quot;&quot;;INDEX([Def.$J$6:.$L$10];MATCH([.F1852];[Def.$I$6:.$I$10];0);MATCH([.I1852];[Def.$J$5:.$L$5];0));&quot;&quot;)">
            <text:p/>
          </table:table-cell>
          <table:table-cell table:style-name="ce56"/>
          <table:table-cell table:style-name="ce59" table:formula="of:=IF([.K1852]=&quot;&quot;;[.J1852];[.J1852]*[.K18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53]&lt;&gt;&quot;&quot;;IF(OR([.F1853]=&quot;ILF&quot;;[.F1853]=&quot;EIF&quot;);INDEX([Def.$D$6:.$F$8];MATCH([.H1853];[Def.$C$6:.$C$8]);MATCH([.G1853];[Def.$D$5:.$F$5]));IF([.F1853]=&quot;EI&quot;;INDEX([Def.$D$13:.$F$15];MATCH([.H1853];[Def.$C$13:.$C$15]);MATCH([.G1853];[Def.$D$12:.$F$12]));IF(OR([.F1853]=&quot;EO&quot;;[.F1853]=&quot;EQ&quot;);INDEX([Def.$D$19:.$F$21];MATCH([.H1853];[Def.$C$19:.$C$21]);MATCH([.G1853];[Def.$D$18:.$F$18]));&quot;#err&quot;)));&quot;&quot;)">
            <text:p/>
          </table:table-cell>
          <table:table-cell table:style-name="ce53" table:formula="of:=IF([.I1853]&lt;&gt;&quot;&quot;;INDEX([Def.$J$6:.$L$10];MATCH([.F1853];[Def.$I$6:.$I$10];0);MATCH([.I1853];[Def.$J$5:.$L$5];0));&quot;&quot;)">
            <text:p/>
          </table:table-cell>
          <table:table-cell table:style-name="ce56"/>
          <table:table-cell table:style-name="ce59" table:formula="of:=IF([.K1853]=&quot;&quot;;[.J1853];[.J1853]*[.K18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54]&lt;&gt;&quot;&quot;;IF(OR([.F1854]=&quot;ILF&quot;;[.F1854]=&quot;EIF&quot;);INDEX([Def.$D$6:.$F$8];MATCH([.H1854];[Def.$C$6:.$C$8]);MATCH([.G1854];[Def.$D$5:.$F$5]));IF([.F1854]=&quot;EI&quot;;INDEX([Def.$D$13:.$F$15];MATCH([.H1854];[Def.$C$13:.$C$15]);MATCH([.G1854];[Def.$D$12:.$F$12]));IF(OR([.F1854]=&quot;EO&quot;;[.F1854]=&quot;EQ&quot;);INDEX([Def.$D$19:.$F$21];MATCH([.H1854];[Def.$C$19:.$C$21]);MATCH([.G1854];[Def.$D$18:.$F$18]));&quot;#err&quot;)));&quot;&quot;)">
            <text:p/>
          </table:table-cell>
          <table:table-cell table:style-name="ce53" table:formula="of:=IF([.I1854]&lt;&gt;&quot;&quot;;INDEX([Def.$J$6:.$L$10];MATCH([.F1854];[Def.$I$6:.$I$10];0);MATCH([.I1854];[Def.$J$5:.$L$5];0));&quot;&quot;)">
            <text:p/>
          </table:table-cell>
          <table:table-cell table:style-name="ce56"/>
          <table:table-cell table:style-name="ce59" table:formula="of:=IF([.K1854]=&quot;&quot;;[.J1854];[.J1854]*[.K18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55]&lt;&gt;&quot;&quot;;IF(OR([.F1855]=&quot;ILF&quot;;[.F1855]=&quot;EIF&quot;);INDEX([Def.$D$6:.$F$8];MATCH([.H1855];[Def.$C$6:.$C$8]);MATCH([.G1855];[Def.$D$5:.$F$5]));IF([.F1855]=&quot;EI&quot;;INDEX([Def.$D$13:.$F$15];MATCH([.H1855];[Def.$C$13:.$C$15]);MATCH([.G1855];[Def.$D$12:.$F$12]));IF(OR([.F1855]=&quot;EO&quot;;[.F1855]=&quot;EQ&quot;);INDEX([Def.$D$19:.$F$21];MATCH([.H1855];[Def.$C$19:.$C$21]);MATCH([.G1855];[Def.$D$18:.$F$18]));&quot;#err&quot;)));&quot;&quot;)">
            <text:p/>
          </table:table-cell>
          <table:table-cell table:style-name="ce53" table:formula="of:=IF([.I1855]&lt;&gt;&quot;&quot;;INDEX([Def.$J$6:.$L$10];MATCH([.F1855];[Def.$I$6:.$I$10];0);MATCH([.I1855];[Def.$J$5:.$L$5];0));&quot;&quot;)">
            <text:p/>
          </table:table-cell>
          <table:table-cell table:style-name="ce56"/>
          <table:table-cell table:style-name="ce59" table:formula="of:=IF([.K1855]=&quot;&quot;;[.J1855];[.J1855]*[.K18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56]&lt;&gt;&quot;&quot;;IF(OR([.F1856]=&quot;ILF&quot;;[.F1856]=&quot;EIF&quot;);INDEX([Def.$D$6:.$F$8];MATCH([.H1856];[Def.$C$6:.$C$8]);MATCH([.G1856];[Def.$D$5:.$F$5]));IF([.F1856]=&quot;EI&quot;;INDEX([Def.$D$13:.$F$15];MATCH([.H1856];[Def.$C$13:.$C$15]);MATCH([.G1856];[Def.$D$12:.$F$12]));IF(OR([.F1856]=&quot;EO&quot;;[.F1856]=&quot;EQ&quot;);INDEX([Def.$D$19:.$F$21];MATCH([.H1856];[Def.$C$19:.$C$21]);MATCH([.G1856];[Def.$D$18:.$F$18]));&quot;#err&quot;)));&quot;&quot;)">
            <text:p/>
          </table:table-cell>
          <table:table-cell table:style-name="ce53" table:formula="of:=IF([.I1856]&lt;&gt;&quot;&quot;;INDEX([Def.$J$6:.$L$10];MATCH([.F1856];[Def.$I$6:.$I$10];0);MATCH([.I1856];[Def.$J$5:.$L$5];0));&quot;&quot;)">
            <text:p/>
          </table:table-cell>
          <table:table-cell table:style-name="ce56"/>
          <table:table-cell table:style-name="ce59" table:formula="of:=IF([.K1856]=&quot;&quot;;[.J1856];[.J1856]*[.K18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57]&lt;&gt;&quot;&quot;;IF(OR([.F1857]=&quot;ILF&quot;;[.F1857]=&quot;EIF&quot;);INDEX([Def.$D$6:.$F$8];MATCH([.H1857];[Def.$C$6:.$C$8]);MATCH([.G1857];[Def.$D$5:.$F$5]));IF([.F1857]=&quot;EI&quot;;INDEX([Def.$D$13:.$F$15];MATCH([.H1857];[Def.$C$13:.$C$15]);MATCH([.G1857];[Def.$D$12:.$F$12]));IF(OR([.F1857]=&quot;EO&quot;;[.F1857]=&quot;EQ&quot;);INDEX([Def.$D$19:.$F$21];MATCH([.H1857];[Def.$C$19:.$C$21]);MATCH([.G1857];[Def.$D$18:.$F$18]));&quot;#err&quot;)));&quot;&quot;)">
            <text:p/>
          </table:table-cell>
          <table:table-cell table:style-name="ce53" table:formula="of:=IF([.I1857]&lt;&gt;&quot;&quot;;INDEX([Def.$J$6:.$L$10];MATCH([.F1857];[Def.$I$6:.$I$10];0);MATCH([.I1857];[Def.$J$5:.$L$5];0));&quot;&quot;)">
            <text:p/>
          </table:table-cell>
          <table:table-cell table:style-name="ce56"/>
          <table:table-cell table:style-name="ce59" table:formula="of:=IF([.K1857]=&quot;&quot;;[.J1857];[.J1857]*[.K18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58]&lt;&gt;&quot;&quot;;IF(OR([.F1858]=&quot;ILF&quot;;[.F1858]=&quot;EIF&quot;);INDEX([Def.$D$6:.$F$8];MATCH([.H1858];[Def.$C$6:.$C$8]);MATCH([.G1858];[Def.$D$5:.$F$5]));IF([.F1858]=&quot;EI&quot;;INDEX([Def.$D$13:.$F$15];MATCH([.H1858];[Def.$C$13:.$C$15]);MATCH([.G1858];[Def.$D$12:.$F$12]));IF(OR([.F1858]=&quot;EO&quot;;[.F1858]=&quot;EQ&quot;);INDEX([Def.$D$19:.$F$21];MATCH([.H1858];[Def.$C$19:.$C$21]);MATCH([.G1858];[Def.$D$18:.$F$18]));&quot;#err&quot;)));&quot;&quot;)">
            <text:p/>
          </table:table-cell>
          <table:table-cell table:style-name="ce53" table:formula="of:=IF([.I1858]&lt;&gt;&quot;&quot;;INDEX([Def.$J$6:.$L$10];MATCH([.F1858];[Def.$I$6:.$I$10];0);MATCH([.I1858];[Def.$J$5:.$L$5];0));&quot;&quot;)">
            <text:p/>
          </table:table-cell>
          <table:table-cell table:style-name="ce56"/>
          <table:table-cell table:style-name="ce59" table:formula="of:=IF([.K1858]=&quot;&quot;;[.J1858];[.J1858]*[.K18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59]&lt;&gt;&quot;&quot;;IF(OR([.F1859]=&quot;ILF&quot;;[.F1859]=&quot;EIF&quot;);INDEX([Def.$D$6:.$F$8];MATCH([.H1859];[Def.$C$6:.$C$8]);MATCH([.G1859];[Def.$D$5:.$F$5]));IF([.F1859]=&quot;EI&quot;;INDEX([Def.$D$13:.$F$15];MATCH([.H1859];[Def.$C$13:.$C$15]);MATCH([.G1859];[Def.$D$12:.$F$12]));IF(OR([.F1859]=&quot;EO&quot;;[.F1859]=&quot;EQ&quot;);INDEX([Def.$D$19:.$F$21];MATCH([.H1859];[Def.$C$19:.$C$21]);MATCH([.G1859];[Def.$D$18:.$F$18]));&quot;#err&quot;)));&quot;&quot;)">
            <text:p/>
          </table:table-cell>
          <table:table-cell table:style-name="ce53" table:formula="of:=IF([.I1859]&lt;&gt;&quot;&quot;;INDEX([Def.$J$6:.$L$10];MATCH([.F1859];[Def.$I$6:.$I$10];0);MATCH([.I1859];[Def.$J$5:.$L$5];0));&quot;&quot;)">
            <text:p/>
          </table:table-cell>
          <table:table-cell table:style-name="ce56"/>
          <table:table-cell table:style-name="ce59" table:formula="of:=IF([.K1859]=&quot;&quot;;[.J1859];[.J1859]*[.K18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60]&lt;&gt;&quot;&quot;;IF(OR([.F1860]=&quot;ILF&quot;;[.F1860]=&quot;EIF&quot;);INDEX([Def.$D$6:.$F$8];MATCH([.H1860];[Def.$C$6:.$C$8]);MATCH([.G1860];[Def.$D$5:.$F$5]));IF([.F1860]=&quot;EI&quot;;INDEX([Def.$D$13:.$F$15];MATCH([.H1860];[Def.$C$13:.$C$15]);MATCH([.G1860];[Def.$D$12:.$F$12]));IF(OR([.F1860]=&quot;EO&quot;;[.F1860]=&quot;EQ&quot;);INDEX([Def.$D$19:.$F$21];MATCH([.H1860];[Def.$C$19:.$C$21]);MATCH([.G1860];[Def.$D$18:.$F$18]));&quot;#err&quot;)));&quot;&quot;)">
            <text:p/>
          </table:table-cell>
          <table:table-cell table:style-name="ce53" table:formula="of:=IF([.I1860]&lt;&gt;&quot;&quot;;INDEX([Def.$J$6:.$L$10];MATCH([.F1860];[Def.$I$6:.$I$10];0);MATCH([.I1860];[Def.$J$5:.$L$5];0));&quot;&quot;)">
            <text:p/>
          </table:table-cell>
          <table:table-cell table:style-name="ce56"/>
          <table:table-cell table:style-name="ce59" table:formula="of:=IF([.K1860]=&quot;&quot;;[.J1860];[.J1860]*[.K18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61]&lt;&gt;&quot;&quot;;IF(OR([.F1861]=&quot;ILF&quot;;[.F1861]=&quot;EIF&quot;);INDEX([Def.$D$6:.$F$8];MATCH([.H1861];[Def.$C$6:.$C$8]);MATCH([.G1861];[Def.$D$5:.$F$5]));IF([.F1861]=&quot;EI&quot;;INDEX([Def.$D$13:.$F$15];MATCH([.H1861];[Def.$C$13:.$C$15]);MATCH([.G1861];[Def.$D$12:.$F$12]));IF(OR([.F1861]=&quot;EO&quot;;[.F1861]=&quot;EQ&quot;);INDEX([Def.$D$19:.$F$21];MATCH([.H1861];[Def.$C$19:.$C$21]);MATCH([.G1861];[Def.$D$18:.$F$18]));&quot;#err&quot;)));&quot;&quot;)">
            <text:p/>
          </table:table-cell>
          <table:table-cell table:style-name="ce53" table:formula="of:=IF([.I1861]&lt;&gt;&quot;&quot;;INDEX([Def.$J$6:.$L$10];MATCH([.F1861];[Def.$I$6:.$I$10];0);MATCH([.I1861];[Def.$J$5:.$L$5];0));&quot;&quot;)">
            <text:p/>
          </table:table-cell>
          <table:table-cell table:style-name="ce56"/>
          <table:table-cell table:style-name="ce59" table:formula="of:=IF([.K1861]=&quot;&quot;;[.J1861];[.J1861]*[.K18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62]&lt;&gt;&quot;&quot;;IF(OR([.F1862]=&quot;ILF&quot;;[.F1862]=&quot;EIF&quot;);INDEX([Def.$D$6:.$F$8];MATCH([.H1862];[Def.$C$6:.$C$8]);MATCH([.G1862];[Def.$D$5:.$F$5]));IF([.F1862]=&quot;EI&quot;;INDEX([Def.$D$13:.$F$15];MATCH([.H1862];[Def.$C$13:.$C$15]);MATCH([.G1862];[Def.$D$12:.$F$12]));IF(OR([.F1862]=&quot;EO&quot;;[.F1862]=&quot;EQ&quot;);INDEX([Def.$D$19:.$F$21];MATCH([.H1862];[Def.$C$19:.$C$21]);MATCH([.G1862];[Def.$D$18:.$F$18]));&quot;#err&quot;)));&quot;&quot;)">
            <text:p/>
          </table:table-cell>
          <table:table-cell table:style-name="ce53" table:formula="of:=IF([.I1862]&lt;&gt;&quot;&quot;;INDEX([Def.$J$6:.$L$10];MATCH([.F1862];[Def.$I$6:.$I$10];0);MATCH([.I1862];[Def.$J$5:.$L$5];0));&quot;&quot;)">
            <text:p/>
          </table:table-cell>
          <table:table-cell table:style-name="ce56"/>
          <table:table-cell table:style-name="ce59" table:formula="of:=IF([.K1862]=&quot;&quot;;[.J1862];[.J1862]*[.K18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63]&lt;&gt;&quot;&quot;;IF(OR([.F1863]=&quot;ILF&quot;;[.F1863]=&quot;EIF&quot;);INDEX([Def.$D$6:.$F$8];MATCH([.H1863];[Def.$C$6:.$C$8]);MATCH([.G1863];[Def.$D$5:.$F$5]));IF([.F1863]=&quot;EI&quot;;INDEX([Def.$D$13:.$F$15];MATCH([.H1863];[Def.$C$13:.$C$15]);MATCH([.G1863];[Def.$D$12:.$F$12]));IF(OR([.F1863]=&quot;EO&quot;;[.F1863]=&quot;EQ&quot;);INDEX([Def.$D$19:.$F$21];MATCH([.H1863];[Def.$C$19:.$C$21]);MATCH([.G1863];[Def.$D$18:.$F$18]));&quot;#err&quot;)));&quot;&quot;)">
            <text:p/>
          </table:table-cell>
          <table:table-cell table:style-name="ce53" table:formula="of:=IF([.I1863]&lt;&gt;&quot;&quot;;INDEX([Def.$J$6:.$L$10];MATCH([.F1863];[Def.$I$6:.$I$10];0);MATCH([.I1863];[Def.$J$5:.$L$5];0));&quot;&quot;)">
            <text:p/>
          </table:table-cell>
          <table:table-cell table:style-name="ce56"/>
          <table:table-cell table:style-name="ce59" table:formula="of:=IF([.K1863]=&quot;&quot;;[.J1863];[.J1863]*[.K18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64]&lt;&gt;&quot;&quot;;IF(OR([.F1864]=&quot;ILF&quot;;[.F1864]=&quot;EIF&quot;);INDEX([Def.$D$6:.$F$8];MATCH([.H1864];[Def.$C$6:.$C$8]);MATCH([.G1864];[Def.$D$5:.$F$5]));IF([.F1864]=&quot;EI&quot;;INDEX([Def.$D$13:.$F$15];MATCH([.H1864];[Def.$C$13:.$C$15]);MATCH([.G1864];[Def.$D$12:.$F$12]));IF(OR([.F1864]=&quot;EO&quot;;[.F1864]=&quot;EQ&quot;);INDEX([Def.$D$19:.$F$21];MATCH([.H1864];[Def.$C$19:.$C$21]);MATCH([.G1864];[Def.$D$18:.$F$18]));&quot;#err&quot;)));&quot;&quot;)">
            <text:p/>
          </table:table-cell>
          <table:table-cell table:style-name="ce53" table:formula="of:=IF([.I1864]&lt;&gt;&quot;&quot;;INDEX([Def.$J$6:.$L$10];MATCH([.F1864];[Def.$I$6:.$I$10];0);MATCH([.I1864];[Def.$J$5:.$L$5];0));&quot;&quot;)">
            <text:p/>
          </table:table-cell>
          <table:table-cell table:style-name="ce56"/>
          <table:table-cell table:style-name="ce59" table:formula="of:=IF([.K1864]=&quot;&quot;;[.J1864];[.J1864]*[.K18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65]&lt;&gt;&quot;&quot;;IF(OR([.F1865]=&quot;ILF&quot;;[.F1865]=&quot;EIF&quot;);INDEX([Def.$D$6:.$F$8];MATCH([.H1865];[Def.$C$6:.$C$8]);MATCH([.G1865];[Def.$D$5:.$F$5]));IF([.F1865]=&quot;EI&quot;;INDEX([Def.$D$13:.$F$15];MATCH([.H1865];[Def.$C$13:.$C$15]);MATCH([.G1865];[Def.$D$12:.$F$12]));IF(OR([.F1865]=&quot;EO&quot;;[.F1865]=&quot;EQ&quot;);INDEX([Def.$D$19:.$F$21];MATCH([.H1865];[Def.$C$19:.$C$21]);MATCH([.G1865];[Def.$D$18:.$F$18]));&quot;#err&quot;)));&quot;&quot;)">
            <text:p/>
          </table:table-cell>
          <table:table-cell table:style-name="ce53" table:formula="of:=IF([.I1865]&lt;&gt;&quot;&quot;;INDEX([Def.$J$6:.$L$10];MATCH([.F1865];[Def.$I$6:.$I$10];0);MATCH([.I1865];[Def.$J$5:.$L$5];0));&quot;&quot;)">
            <text:p/>
          </table:table-cell>
          <table:table-cell table:style-name="ce56"/>
          <table:table-cell table:style-name="ce59" table:formula="of:=IF([.K1865]=&quot;&quot;;[.J1865];[.J1865]*[.K18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66]&lt;&gt;&quot;&quot;;IF(OR([.F1866]=&quot;ILF&quot;;[.F1866]=&quot;EIF&quot;);INDEX([Def.$D$6:.$F$8];MATCH([.H1866];[Def.$C$6:.$C$8]);MATCH([.G1866];[Def.$D$5:.$F$5]));IF([.F1866]=&quot;EI&quot;;INDEX([Def.$D$13:.$F$15];MATCH([.H1866];[Def.$C$13:.$C$15]);MATCH([.G1866];[Def.$D$12:.$F$12]));IF(OR([.F1866]=&quot;EO&quot;;[.F1866]=&quot;EQ&quot;);INDEX([Def.$D$19:.$F$21];MATCH([.H1866];[Def.$C$19:.$C$21]);MATCH([.G1866];[Def.$D$18:.$F$18]));&quot;#err&quot;)));&quot;&quot;)">
            <text:p/>
          </table:table-cell>
          <table:table-cell table:style-name="ce53" table:formula="of:=IF([.I1866]&lt;&gt;&quot;&quot;;INDEX([Def.$J$6:.$L$10];MATCH([.F1866];[Def.$I$6:.$I$10];0);MATCH([.I1866];[Def.$J$5:.$L$5];0));&quot;&quot;)">
            <text:p/>
          </table:table-cell>
          <table:table-cell table:style-name="ce56"/>
          <table:table-cell table:style-name="ce59" table:formula="of:=IF([.K1866]=&quot;&quot;;[.J1866];[.J1866]*[.K18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67]&lt;&gt;&quot;&quot;;IF(OR([.F1867]=&quot;ILF&quot;;[.F1867]=&quot;EIF&quot;);INDEX([Def.$D$6:.$F$8];MATCH([.H1867];[Def.$C$6:.$C$8]);MATCH([.G1867];[Def.$D$5:.$F$5]));IF([.F1867]=&quot;EI&quot;;INDEX([Def.$D$13:.$F$15];MATCH([.H1867];[Def.$C$13:.$C$15]);MATCH([.G1867];[Def.$D$12:.$F$12]));IF(OR([.F1867]=&quot;EO&quot;;[.F1867]=&quot;EQ&quot;);INDEX([Def.$D$19:.$F$21];MATCH([.H1867];[Def.$C$19:.$C$21]);MATCH([.G1867];[Def.$D$18:.$F$18]));&quot;#err&quot;)));&quot;&quot;)">
            <text:p/>
          </table:table-cell>
          <table:table-cell table:style-name="ce53" table:formula="of:=IF([.I1867]&lt;&gt;&quot;&quot;;INDEX([Def.$J$6:.$L$10];MATCH([.F1867];[Def.$I$6:.$I$10];0);MATCH([.I1867];[Def.$J$5:.$L$5];0));&quot;&quot;)">
            <text:p/>
          </table:table-cell>
          <table:table-cell table:style-name="ce56"/>
          <table:table-cell table:style-name="ce59" table:formula="of:=IF([.K1867]=&quot;&quot;;[.J1867];[.J1867]*[.K18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68]&lt;&gt;&quot;&quot;;IF(OR([.F1868]=&quot;ILF&quot;;[.F1868]=&quot;EIF&quot;);INDEX([Def.$D$6:.$F$8];MATCH([.H1868];[Def.$C$6:.$C$8]);MATCH([.G1868];[Def.$D$5:.$F$5]));IF([.F1868]=&quot;EI&quot;;INDEX([Def.$D$13:.$F$15];MATCH([.H1868];[Def.$C$13:.$C$15]);MATCH([.G1868];[Def.$D$12:.$F$12]));IF(OR([.F1868]=&quot;EO&quot;;[.F1868]=&quot;EQ&quot;);INDEX([Def.$D$19:.$F$21];MATCH([.H1868];[Def.$C$19:.$C$21]);MATCH([.G1868];[Def.$D$18:.$F$18]));&quot;#err&quot;)));&quot;&quot;)">
            <text:p/>
          </table:table-cell>
          <table:table-cell table:style-name="ce53" table:formula="of:=IF([.I1868]&lt;&gt;&quot;&quot;;INDEX([Def.$J$6:.$L$10];MATCH([.F1868];[Def.$I$6:.$I$10];0);MATCH([.I1868];[Def.$J$5:.$L$5];0));&quot;&quot;)">
            <text:p/>
          </table:table-cell>
          <table:table-cell table:style-name="ce56"/>
          <table:table-cell table:style-name="ce59" table:formula="of:=IF([.K1868]=&quot;&quot;;[.J1868];[.J1868]*[.K18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69]&lt;&gt;&quot;&quot;;IF(OR([.F1869]=&quot;ILF&quot;;[.F1869]=&quot;EIF&quot;);INDEX([Def.$D$6:.$F$8];MATCH([.H1869];[Def.$C$6:.$C$8]);MATCH([.G1869];[Def.$D$5:.$F$5]));IF([.F1869]=&quot;EI&quot;;INDEX([Def.$D$13:.$F$15];MATCH([.H1869];[Def.$C$13:.$C$15]);MATCH([.G1869];[Def.$D$12:.$F$12]));IF(OR([.F1869]=&quot;EO&quot;;[.F1869]=&quot;EQ&quot;);INDEX([Def.$D$19:.$F$21];MATCH([.H1869];[Def.$C$19:.$C$21]);MATCH([.G1869];[Def.$D$18:.$F$18]));&quot;#err&quot;)));&quot;&quot;)">
            <text:p/>
          </table:table-cell>
          <table:table-cell table:style-name="ce53" table:formula="of:=IF([.I1869]&lt;&gt;&quot;&quot;;INDEX([Def.$J$6:.$L$10];MATCH([.F1869];[Def.$I$6:.$I$10];0);MATCH([.I1869];[Def.$J$5:.$L$5];0));&quot;&quot;)">
            <text:p/>
          </table:table-cell>
          <table:table-cell table:style-name="ce56"/>
          <table:table-cell table:style-name="ce59" table:formula="of:=IF([.K1869]=&quot;&quot;;[.J1869];[.J1869]*[.K18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70]&lt;&gt;&quot;&quot;;IF(OR([.F1870]=&quot;ILF&quot;;[.F1870]=&quot;EIF&quot;);INDEX([Def.$D$6:.$F$8];MATCH([.H1870];[Def.$C$6:.$C$8]);MATCH([.G1870];[Def.$D$5:.$F$5]));IF([.F1870]=&quot;EI&quot;;INDEX([Def.$D$13:.$F$15];MATCH([.H1870];[Def.$C$13:.$C$15]);MATCH([.G1870];[Def.$D$12:.$F$12]));IF(OR([.F1870]=&quot;EO&quot;;[.F1870]=&quot;EQ&quot;);INDEX([Def.$D$19:.$F$21];MATCH([.H1870];[Def.$C$19:.$C$21]);MATCH([.G1870];[Def.$D$18:.$F$18]));&quot;#err&quot;)));&quot;&quot;)">
            <text:p/>
          </table:table-cell>
          <table:table-cell table:style-name="ce53" table:formula="of:=IF([.I1870]&lt;&gt;&quot;&quot;;INDEX([Def.$J$6:.$L$10];MATCH([.F1870];[Def.$I$6:.$I$10];0);MATCH([.I1870];[Def.$J$5:.$L$5];0));&quot;&quot;)">
            <text:p/>
          </table:table-cell>
          <table:table-cell table:style-name="ce56"/>
          <table:table-cell table:style-name="ce59" table:formula="of:=IF([.K1870]=&quot;&quot;;[.J1870];[.J1870]*[.K18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71]&lt;&gt;&quot;&quot;;IF(OR([.F1871]=&quot;ILF&quot;;[.F1871]=&quot;EIF&quot;);INDEX([Def.$D$6:.$F$8];MATCH([.H1871];[Def.$C$6:.$C$8]);MATCH([.G1871];[Def.$D$5:.$F$5]));IF([.F1871]=&quot;EI&quot;;INDEX([Def.$D$13:.$F$15];MATCH([.H1871];[Def.$C$13:.$C$15]);MATCH([.G1871];[Def.$D$12:.$F$12]));IF(OR([.F1871]=&quot;EO&quot;;[.F1871]=&quot;EQ&quot;);INDEX([Def.$D$19:.$F$21];MATCH([.H1871];[Def.$C$19:.$C$21]);MATCH([.G1871];[Def.$D$18:.$F$18]));&quot;#err&quot;)));&quot;&quot;)">
            <text:p/>
          </table:table-cell>
          <table:table-cell table:style-name="ce53" table:formula="of:=IF([.I1871]&lt;&gt;&quot;&quot;;INDEX([Def.$J$6:.$L$10];MATCH([.F1871];[Def.$I$6:.$I$10];0);MATCH([.I1871];[Def.$J$5:.$L$5];0));&quot;&quot;)">
            <text:p/>
          </table:table-cell>
          <table:table-cell table:style-name="ce56"/>
          <table:table-cell table:style-name="ce59" table:formula="of:=IF([.K1871]=&quot;&quot;;[.J1871];[.J1871]*[.K18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72]&lt;&gt;&quot;&quot;;IF(OR([.F1872]=&quot;ILF&quot;;[.F1872]=&quot;EIF&quot;);INDEX([Def.$D$6:.$F$8];MATCH([.H1872];[Def.$C$6:.$C$8]);MATCH([.G1872];[Def.$D$5:.$F$5]));IF([.F1872]=&quot;EI&quot;;INDEX([Def.$D$13:.$F$15];MATCH([.H1872];[Def.$C$13:.$C$15]);MATCH([.G1872];[Def.$D$12:.$F$12]));IF(OR([.F1872]=&quot;EO&quot;;[.F1872]=&quot;EQ&quot;);INDEX([Def.$D$19:.$F$21];MATCH([.H1872];[Def.$C$19:.$C$21]);MATCH([.G1872];[Def.$D$18:.$F$18]));&quot;#err&quot;)));&quot;&quot;)">
            <text:p/>
          </table:table-cell>
          <table:table-cell table:style-name="ce53" table:formula="of:=IF([.I1872]&lt;&gt;&quot;&quot;;INDEX([Def.$J$6:.$L$10];MATCH([.F1872];[Def.$I$6:.$I$10];0);MATCH([.I1872];[Def.$J$5:.$L$5];0));&quot;&quot;)">
            <text:p/>
          </table:table-cell>
          <table:table-cell table:style-name="ce56"/>
          <table:table-cell table:style-name="ce59" table:formula="of:=IF([.K1872]=&quot;&quot;;[.J1872];[.J1872]*[.K18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73]&lt;&gt;&quot;&quot;;IF(OR([.F1873]=&quot;ILF&quot;;[.F1873]=&quot;EIF&quot;);INDEX([Def.$D$6:.$F$8];MATCH([.H1873];[Def.$C$6:.$C$8]);MATCH([.G1873];[Def.$D$5:.$F$5]));IF([.F1873]=&quot;EI&quot;;INDEX([Def.$D$13:.$F$15];MATCH([.H1873];[Def.$C$13:.$C$15]);MATCH([.G1873];[Def.$D$12:.$F$12]));IF(OR([.F1873]=&quot;EO&quot;;[.F1873]=&quot;EQ&quot;);INDEX([Def.$D$19:.$F$21];MATCH([.H1873];[Def.$C$19:.$C$21]);MATCH([.G1873];[Def.$D$18:.$F$18]));&quot;#err&quot;)));&quot;&quot;)">
            <text:p/>
          </table:table-cell>
          <table:table-cell table:style-name="ce53" table:formula="of:=IF([.I1873]&lt;&gt;&quot;&quot;;INDEX([Def.$J$6:.$L$10];MATCH([.F1873];[Def.$I$6:.$I$10];0);MATCH([.I1873];[Def.$J$5:.$L$5];0));&quot;&quot;)">
            <text:p/>
          </table:table-cell>
          <table:table-cell table:style-name="ce56"/>
          <table:table-cell table:style-name="ce59" table:formula="of:=IF([.K1873]=&quot;&quot;;[.J1873];[.J1873]*[.K18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74]&lt;&gt;&quot;&quot;;IF(OR([.F1874]=&quot;ILF&quot;;[.F1874]=&quot;EIF&quot;);INDEX([Def.$D$6:.$F$8];MATCH([.H1874];[Def.$C$6:.$C$8]);MATCH([.G1874];[Def.$D$5:.$F$5]));IF([.F1874]=&quot;EI&quot;;INDEX([Def.$D$13:.$F$15];MATCH([.H1874];[Def.$C$13:.$C$15]);MATCH([.G1874];[Def.$D$12:.$F$12]));IF(OR([.F1874]=&quot;EO&quot;;[.F1874]=&quot;EQ&quot;);INDEX([Def.$D$19:.$F$21];MATCH([.H1874];[Def.$C$19:.$C$21]);MATCH([.G1874];[Def.$D$18:.$F$18]));&quot;#err&quot;)));&quot;&quot;)">
            <text:p/>
          </table:table-cell>
          <table:table-cell table:style-name="ce53" table:formula="of:=IF([.I1874]&lt;&gt;&quot;&quot;;INDEX([Def.$J$6:.$L$10];MATCH([.F1874];[Def.$I$6:.$I$10];0);MATCH([.I1874];[Def.$J$5:.$L$5];0));&quot;&quot;)">
            <text:p/>
          </table:table-cell>
          <table:table-cell table:style-name="ce56"/>
          <table:table-cell table:style-name="ce59" table:formula="of:=IF([.K1874]=&quot;&quot;;[.J1874];[.J1874]*[.K18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75]&lt;&gt;&quot;&quot;;IF(OR([.F1875]=&quot;ILF&quot;;[.F1875]=&quot;EIF&quot;);INDEX([Def.$D$6:.$F$8];MATCH([.H1875];[Def.$C$6:.$C$8]);MATCH([.G1875];[Def.$D$5:.$F$5]));IF([.F1875]=&quot;EI&quot;;INDEX([Def.$D$13:.$F$15];MATCH([.H1875];[Def.$C$13:.$C$15]);MATCH([.G1875];[Def.$D$12:.$F$12]));IF(OR([.F1875]=&quot;EO&quot;;[.F1875]=&quot;EQ&quot;);INDEX([Def.$D$19:.$F$21];MATCH([.H1875];[Def.$C$19:.$C$21]);MATCH([.G1875];[Def.$D$18:.$F$18]));&quot;#err&quot;)));&quot;&quot;)">
            <text:p/>
          </table:table-cell>
          <table:table-cell table:style-name="ce53" table:formula="of:=IF([.I1875]&lt;&gt;&quot;&quot;;INDEX([Def.$J$6:.$L$10];MATCH([.F1875];[Def.$I$6:.$I$10];0);MATCH([.I1875];[Def.$J$5:.$L$5];0));&quot;&quot;)">
            <text:p/>
          </table:table-cell>
          <table:table-cell table:style-name="ce56"/>
          <table:table-cell table:style-name="ce59" table:formula="of:=IF([.K1875]=&quot;&quot;;[.J1875];[.J1875]*[.K18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76]&lt;&gt;&quot;&quot;;IF(OR([.F1876]=&quot;ILF&quot;;[.F1876]=&quot;EIF&quot;);INDEX([Def.$D$6:.$F$8];MATCH([.H1876];[Def.$C$6:.$C$8]);MATCH([.G1876];[Def.$D$5:.$F$5]));IF([.F1876]=&quot;EI&quot;;INDEX([Def.$D$13:.$F$15];MATCH([.H1876];[Def.$C$13:.$C$15]);MATCH([.G1876];[Def.$D$12:.$F$12]));IF(OR([.F1876]=&quot;EO&quot;;[.F1876]=&quot;EQ&quot;);INDEX([Def.$D$19:.$F$21];MATCH([.H1876];[Def.$C$19:.$C$21]);MATCH([.G1876];[Def.$D$18:.$F$18]));&quot;#err&quot;)));&quot;&quot;)">
            <text:p/>
          </table:table-cell>
          <table:table-cell table:style-name="ce53" table:formula="of:=IF([.I1876]&lt;&gt;&quot;&quot;;INDEX([Def.$J$6:.$L$10];MATCH([.F1876];[Def.$I$6:.$I$10];0);MATCH([.I1876];[Def.$J$5:.$L$5];0));&quot;&quot;)">
            <text:p/>
          </table:table-cell>
          <table:table-cell table:style-name="ce56"/>
          <table:table-cell table:style-name="ce59" table:formula="of:=IF([.K1876]=&quot;&quot;;[.J1876];[.J1876]*[.K18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77]&lt;&gt;&quot;&quot;;IF(OR([.F1877]=&quot;ILF&quot;;[.F1877]=&quot;EIF&quot;);INDEX([Def.$D$6:.$F$8];MATCH([.H1877];[Def.$C$6:.$C$8]);MATCH([.G1877];[Def.$D$5:.$F$5]));IF([.F1877]=&quot;EI&quot;;INDEX([Def.$D$13:.$F$15];MATCH([.H1877];[Def.$C$13:.$C$15]);MATCH([.G1877];[Def.$D$12:.$F$12]));IF(OR([.F1877]=&quot;EO&quot;;[.F1877]=&quot;EQ&quot;);INDEX([Def.$D$19:.$F$21];MATCH([.H1877];[Def.$C$19:.$C$21]);MATCH([.G1877];[Def.$D$18:.$F$18]));&quot;#err&quot;)));&quot;&quot;)">
            <text:p/>
          </table:table-cell>
          <table:table-cell table:style-name="ce53" table:formula="of:=IF([.I1877]&lt;&gt;&quot;&quot;;INDEX([Def.$J$6:.$L$10];MATCH([.F1877];[Def.$I$6:.$I$10];0);MATCH([.I1877];[Def.$J$5:.$L$5];0));&quot;&quot;)">
            <text:p/>
          </table:table-cell>
          <table:table-cell table:style-name="ce56"/>
          <table:table-cell table:style-name="ce59" table:formula="of:=IF([.K1877]=&quot;&quot;;[.J1877];[.J1877]*[.K18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78]&lt;&gt;&quot;&quot;;IF(OR([.F1878]=&quot;ILF&quot;;[.F1878]=&quot;EIF&quot;);INDEX([Def.$D$6:.$F$8];MATCH([.H1878];[Def.$C$6:.$C$8]);MATCH([.G1878];[Def.$D$5:.$F$5]));IF([.F1878]=&quot;EI&quot;;INDEX([Def.$D$13:.$F$15];MATCH([.H1878];[Def.$C$13:.$C$15]);MATCH([.G1878];[Def.$D$12:.$F$12]));IF(OR([.F1878]=&quot;EO&quot;;[.F1878]=&quot;EQ&quot;);INDEX([Def.$D$19:.$F$21];MATCH([.H1878];[Def.$C$19:.$C$21]);MATCH([.G1878];[Def.$D$18:.$F$18]));&quot;#err&quot;)));&quot;&quot;)">
            <text:p/>
          </table:table-cell>
          <table:table-cell table:style-name="ce53" table:formula="of:=IF([.I1878]&lt;&gt;&quot;&quot;;INDEX([Def.$J$6:.$L$10];MATCH([.F1878];[Def.$I$6:.$I$10];0);MATCH([.I1878];[Def.$J$5:.$L$5];0));&quot;&quot;)">
            <text:p/>
          </table:table-cell>
          <table:table-cell table:style-name="ce56"/>
          <table:table-cell table:style-name="ce59" table:formula="of:=IF([.K1878]=&quot;&quot;;[.J1878];[.J1878]*[.K18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79]&lt;&gt;&quot;&quot;;IF(OR([.F1879]=&quot;ILF&quot;;[.F1879]=&quot;EIF&quot;);INDEX([Def.$D$6:.$F$8];MATCH([.H1879];[Def.$C$6:.$C$8]);MATCH([.G1879];[Def.$D$5:.$F$5]));IF([.F1879]=&quot;EI&quot;;INDEX([Def.$D$13:.$F$15];MATCH([.H1879];[Def.$C$13:.$C$15]);MATCH([.G1879];[Def.$D$12:.$F$12]));IF(OR([.F1879]=&quot;EO&quot;;[.F1879]=&quot;EQ&quot;);INDEX([Def.$D$19:.$F$21];MATCH([.H1879];[Def.$C$19:.$C$21]);MATCH([.G1879];[Def.$D$18:.$F$18]));&quot;#err&quot;)));&quot;&quot;)">
            <text:p/>
          </table:table-cell>
          <table:table-cell table:style-name="ce53" table:formula="of:=IF([.I1879]&lt;&gt;&quot;&quot;;INDEX([Def.$J$6:.$L$10];MATCH([.F1879];[Def.$I$6:.$I$10];0);MATCH([.I1879];[Def.$J$5:.$L$5];0));&quot;&quot;)">
            <text:p/>
          </table:table-cell>
          <table:table-cell table:style-name="ce56"/>
          <table:table-cell table:style-name="ce59" table:formula="of:=IF([.K1879]=&quot;&quot;;[.J1879];[.J1879]*[.K18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80]&lt;&gt;&quot;&quot;;IF(OR([.F1880]=&quot;ILF&quot;;[.F1880]=&quot;EIF&quot;);INDEX([Def.$D$6:.$F$8];MATCH([.H1880];[Def.$C$6:.$C$8]);MATCH([.G1880];[Def.$D$5:.$F$5]));IF([.F1880]=&quot;EI&quot;;INDEX([Def.$D$13:.$F$15];MATCH([.H1880];[Def.$C$13:.$C$15]);MATCH([.G1880];[Def.$D$12:.$F$12]));IF(OR([.F1880]=&quot;EO&quot;;[.F1880]=&quot;EQ&quot;);INDEX([Def.$D$19:.$F$21];MATCH([.H1880];[Def.$C$19:.$C$21]);MATCH([.G1880];[Def.$D$18:.$F$18]));&quot;#err&quot;)));&quot;&quot;)">
            <text:p/>
          </table:table-cell>
          <table:table-cell table:style-name="ce53" table:formula="of:=IF([.I1880]&lt;&gt;&quot;&quot;;INDEX([Def.$J$6:.$L$10];MATCH([.F1880];[Def.$I$6:.$I$10];0);MATCH([.I1880];[Def.$J$5:.$L$5];0));&quot;&quot;)">
            <text:p/>
          </table:table-cell>
          <table:table-cell table:style-name="ce56"/>
          <table:table-cell table:style-name="ce59" table:formula="of:=IF([.K1880]=&quot;&quot;;[.J1880];[.J1880]*[.K18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81]&lt;&gt;&quot;&quot;;IF(OR([.F1881]=&quot;ILF&quot;;[.F1881]=&quot;EIF&quot;);INDEX([Def.$D$6:.$F$8];MATCH([.H1881];[Def.$C$6:.$C$8]);MATCH([.G1881];[Def.$D$5:.$F$5]));IF([.F1881]=&quot;EI&quot;;INDEX([Def.$D$13:.$F$15];MATCH([.H1881];[Def.$C$13:.$C$15]);MATCH([.G1881];[Def.$D$12:.$F$12]));IF(OR([.F1881]=&quot;EO&quot;;[.F1881]=&quot;EQ&quot;);INDEX([Def.$D$19:.$F$21];MATCH([.H1881];[Def.$C$19:.$C$21]);MATCH([.G1881];[Def.$D$18:.$F$18]));&quot;#err&quot;)));&quot;&quot;)">
            <text:p/>
          </table:table-cell>
          <table:table-cell table:style-name="ce53" table:formula="of:=IF([.I1881]&lt;&gt;&quot;&quot;;INDEX([Def.$J$6:.$L$10];MATCH([.F1881];[Def.$I$6:.$I$10];0);MATCH([.I1881];[Def.$J$5:.$L$5];0));&quot;&quot;)">
            <text:p/>
          </table:table-cell>
          <table:table-cell table:style-name="ce56"/>
          <table:table-cell table:style-name="ce59" table:formula="of:=IF([.K1881]=&quot;&quot;;[.J1881];[.J1881]*[.K18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82]&lt;&gt;&quot;&quot;;IF(OR([.F1882]=&quot;ILF&quot;;[.F1882]=&quot;EIF&quot;);INDEX([Def.$D$6:.$F$8];MATCH([.H1882];[Def.$C$6:.$C$8]);MATCH([.G1882];[Def.$D$5:.$F$5]));IF([.F1882]=&quot;EI&quot;;INDEX([Def.$D$13:.$F$15];MATCH([.H1882];[Def.$C$13:.$C$15]);MATCH([.G1882];[Def.$D$12:.$F$12]));IF(OR([.F1882]=&quot;EO&quot;;[.F1882]=&quot;EQ&quot;);INDEX([Def.$D$19:.$F$21];MATCH([.H1882];[Def.$C$19:.$C$21]);MATCH([.G1882];[Def.$D$18:.$F$18]));&quot;#err&quot;)));&quot;&quot;)">
            <text:p/>
          </table:table-cell>
          <table:table-cell table:style-name="ce53" table:formula="of:=IF([.I1882]&lt;&gt;&quot;&quot;;INDEX([Def.$J$6:.$L$10];MATCH([.F1882];[Def.$I$6:.$I$10];0);MATCH([.I1882];[Def.$J$5:.$L$5];0));&quot;&quot;)">
            <text:p/>
          </table:table-cell>
          <table:table-cell table:style-name="ce56"/>
          <table:table-cell table:style-name="ce59" table:formula="of:=IF([.K1882]=&quot;&quot;;[.J1882];[.J1882]*[.K18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83]&lt;&gt;&quot;&quot;;IF(OR([.F1883]=&quot;ILF&quot;;[.F1883]=&quot;EIF&quot;);INDEX([Def.$D$6:.$F$8];MATCH([.H1883];[Def.$C$6:.$C$8]);MATCH([.G1883];[Def.$D$5:.$F$5]));IF([.F1883]=&quot;EI&quot;;INDEX([Def.$D$13:.$F$15];MATCH([.H1883];[Def.$C$13:.$C$15]);MATCH([.G1883];[Def.$D$12:.$F$12]));IF(OR([.F1883]=&quot;EO&quot;;[.F1883]=&quot;EQ&quot;);INDEX([Def.$D$19:.$F$21];MATCH([.H1883];[Def.$C$19:.$C$21]);MATCH([.G1883];[Def.$D$18:.$F$18]));&quot;#err&quot;)));&quot;&quot;)">
            <text:p/>
          </table:table-cell>
          <table:table-cell table:style-name="ce53" table:formula="of:=IF([.I1883]&lt;&gt;&quot;&quot;;INDEX([Def.$J$6:.$L$10];MATCH([.F1883];[Def.$I$6:.$I$10];0);MATCH([.I1883];[Def.$J$5:.$L$5];0));&quot;&quot;)">
            <text:p/>
          </table:table-cell>
          <table:table-cell table:style-name="ce56"/>
          <table:table-cell table:style-name="ce59" table:formula="of:=IF([.K1883]=&quot;&quot;;[.J1883];[.J1883]*[.K18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84]&lt;&gt;&quot;&quot;;IF(OR([.F1884]=&quot;ILF&quot;;[.F1884]=&quot;EIF&quot;);INDEX([Def.$D$6:.$F$8];MATCH([.H1884];[Def.$C$6:.$C$8]);MATCH([.G1884];[Def.$D$5:.$F$5]));IF([.F1884]=&quot;EI&quot;;INDEX([Def.$D$13:.$F$15];MATCH([.H1884];[Def.$C$13:.$C$15]);MATCH([.G1884];[Def.$D$12:.$F$12]));IF(OR([.F1884]=&quot;EO&quot;;[.F1884]=&quot;EQ&quot;);INDEX([Def.$D$19:.$F$21];MATCH([.H1884];[Def.$C$19:.$C$21]);MATCH([.G1884];[Def.$D$18:.$F$18]));&quot;#err&quot;)));&quot;&quot;)">
            <text:p/>
          </table:table-cell>
          <table:table-cell table:style-name="ce53" table:formula="of:=IF([.I1884]&lt;&gt;&quot;&quot;;INDEX([Def.$J$6:.$L$10];MATCH([.F1884];[Def.$I$6:.$I$10];0);MATCH([.I1884];[Def.$J$5:.$L$5];0));&quot;&quot;)">
            <text:p/>
          </table:table-cell>
          <table:table-cell table:style-name="ce56"/>
          <table:table-cell table:style-name="ce59" table:formula="of:=IF([.K1884]=&quot;&quot;;[.J1884];[.J1884]*[.K18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85]&lt;&gt;&quot;&quot;;IF(OR([.F1885]=&quot;ILF&quot;;[.F1885]=&quot;EIF&quot;);INDEX([Def.$D$6:.$F$8];MATCH([.H1885];[Def.$C$6:.$C$8]);MATCH([.G1885];[Def.$D$5:.$F$5]));IF([.F1885]=&quot;EI&quot;;INDEX([Def.$D$13:.$F$15];MATCH([.H1885];[Def.$C$13:.$C$15]);MATCH([.G1885];[Def.$D$12:.$F$12]));IF(OR([.F1885]=&quot;EO&quot;;[.F1885]=&quot;EQ&quot;);INDEX([Def.$D$19:.$F$21];MATCH([.H1885];[Def.$C$19:.$C$21]);MATCH([.G1885];[Def.$D$18:.$F$18]));&quot;#err&quot;)));&quot;&quot;)">
            <text:p/>
          </table:table-cell>
          <table:table-cell table:style-name="ce53" table:formula="of:=IF([.I1885]&lt;&gt;&quot;&quot;;INDEX([Def.$J$6:.$L$10];MATCH([.F1885];[Def.$I$6:.$I$10];0);MATCH([.I1885];[Def.$J$5:.$L$5];0));&quot;&quot;)">
            <text:p/>
          </table:table-cell>
          <table:table-cell table:style-name="ce56"/>
          <table:table-cell table:style-name="ce59" table:formula="of:=IF([.K1885]=&quot;&quot;;[.J1885];[.J1885]*[.K18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86]&lt;&gt;&quot;&quot;;IF(OR([.F1886]=&quot;ILF&quot;;[.F1886]=&quot;EIF&quot;);INDEX([Def.$D$6:.$F$8];MATCH([.H1886];[Def.$C$6:.$C$8]);MATCH([.G1886];[Def.$D$5:.$F$5]));IF([.F1886]=&quot;EI&quot;;INDEX([Def.$D$13:.$F$15];MATCH([.H1886];[Def.$C$13:.$C$15]);MATCH([.G1886];[Def.$D$12:.$F$12]));IF(OR([.F1886]=&quot;EO&quot;;[.F1886]=&quot;EQ&quot;);INDEX([Def.$D$19:.$F$21];MATCH([.H1886];[Def.$C$19:.$C$21]);MATCH([.G1886];[Def.$D$18:.$F$18]));&quot;#err&quot;)));&quot;&quot;)">
            <text:p/>
          </table:table-cell>
          <table:table-cell table:style-name="ce53" table:formula="of:=IF([.I1886]&lt;&gt;&quot;&quot;;INDEX([Def.$J$6:.$L$10];MATCH([.F1886];[Def.$I$6:.$I$10];0);MATCH([.I1886];[Def.$J$5:.$L$5];0));&quot;&quot;)">
            <text:p/>
          </table:table-cell>
          <table:table-cell table:style-name="ce56"/>
          <table:table-cell table:style-name="ce59" table:formula="of:=IF([.K1886]=&quot;&quot;;[.J1886];[.J1886]*[.K18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87]&lt;&gt;&quot;&quot;;IF(OR([.F1887]=&quot;ILF&quot;;[.F1887]=&quot;EIF&quot;);INDEX([Def.$D$6:.$F$8];MATCH([.H1887];[Def.$C$6:.$C$8]);MATCH([.G1887];[Def.$D$5:.$F$5]));IF([.F1887]=&quot;EI&quot;;INDEX([Def.$D$13:.$F$15];MATCH([.H1887];[Def.$C$13:.$C$15]);MATCH([.G1887];[Def.$D$12:.$F$12]));IF(OR([.F1887]=&quot;EO&quot;;[.F1887]=&quot;EQ&quot;);INDEX([Def.$D$19:.$F$21];MATCH([.H1887];[Def.$C$19:.$C$21]);MATCH([.G1887];[Def.$D$18:.$F$18]));&quot;#err&quot;)));&quot;&quot;)">
            <text:p/>
          </table:table-cell>
          <table:table-cell table:style-name="ce53" table:formula="of:=IF([.I1887]&lt;&gt;&quot;&quot;;INDEX([Def.$J$6:.$L$10];MATCH([.F1887];[Def.$I$6:.$I$10];0);MATCH([.I1887];[Def.$J$5:.$L$5];0));&quot;&quot;)">
            <text:p/>
          </table:table-cell>
          <table:table-cell table:style-name="ce56"/>
          <table:table-cell table:style-name="ce59" table:formula="of:=IF([.K1887]=&quot;&quot;;[.J1887];[.J1887]*[.K18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88]&lt;&gt;&quot;&quot;;IF(OR([.F1888]=&quot;ILF&quot;;[.F1888]=&quot;EIF&quot;);INDEX([Def.$D$6:.$F$8];MATCH([.H1888];[Def.$C$6:.$C$8]);MATCH([.G1888];[Def.$D$5:.$F$5]));IF([.F1888]=&quot;EI&quot;;INDEX([Def.$D$13:.$F$15];MATCH([.H1888];[Def.$C$13:.$C$15]);MATCH([.G1888];[Def.$D$12:.$F$12]));IF(OR([.F1888]=&quot;EO&quot;;[.F1888]=&quot;EQ&quot;);INDEX([Def.$D$19:.$F$21];MATCH([.H1888];[Def.$C$19:.$C$21]);MATCH([.G1888];[Def.$D$18:.$F$18]));&quot;#err&quot;)));&quot;&quot;)">
            <text:p/>
          </table:table-cell>
          <table:table-cell table:style-name="ce53" table:formula="of:=IF([.I1888]&lt;&gt;&quot;&quot;;INDEX([Def.$J$6:.$L$10];MATCH([.F1888];[Def.$I$6:.$I$10];0);MATCH([.I1888];[Def.$J$5:.$L$5];0));&quot;&quot;)">
            <text:p/>
          </table:table-cell>
          <table:table-cell table:style-name="ce56"/>
          <table:table-cell table:style-name="ce59" table:formula="of:=IF([.K1888]=&quot;&quot;;[.J1888];[.J1888]*[.K18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89]&lt;&gt;&quot;&quot;;IF(OR([.F1889]=&quot;ILF&quot;;[.F1889]=&quot;EIF&quot;);INDEX([Def.$D$6:.$F$8];MATCH([.H1889];[Def.$C$6:.$C$8]);MATCH([.G1889];[Def.$D$5:.$F$5]));IF([.F1889]=&quot;EI&quot;;INDEX([Def.$D$13:.$F$15];MATCH([.H1889];[Def.$C$13:.$C$15]);MATCH([.G1889];[Def.$D$12:.$F$12]));IF(OR([.F1889]=&quot;EO&quot;;[.F1889]=&quot;EQ&quot;);INDEX([Def.$D$19:.$F$21];MATCH([.H1889];[Def.$C$19:.$C$21]);MATCH([.G1889];[Def.$D$18:.$F$18]));&quot;#err&quot;)));&quot;&quot;)">
            <text:p/>
          </table:table-cell>
          <table:table-cell table:style-name="ce53" table:formula="of:=IF([.I1889]&lt;&gt;&quot;&quot;;INDEX([Def.$J$6:.$L$10];MATCH([.F1889];[Def.$I$6:.$I$10];0);MATCH([.I1889];[Def.$J$5:.$L$5];0));&quot;&quot;)">
            <text:p/>
          </table:table-cell>
          <table:table-cell table:style-name="ce56"/>
          <table:table-cell table:style-name="ce59" table:formula="of:=IF([.K1889]=&quot;&quot;;[.J1889];[.J1889]*[.K18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90]&lt;&gt;&quot;&quot;;IF(OR([.F1890]=&quot;ILF&quot;;[.F1890]=&quot;EIF&quot;);INDEX([Def.$D$6:.$F$8];MATCH([.H1890];[Def.$C$6:.$C$8]);MATCH([.G1890];[Def.$D$5:.$F$5]));IF([.F1890]=&quot;EI&quot;;INDEX([Def.$D$13:.$F$15];MATCH([.H1890];[Def.$C$13:.$C$15]);MATCH([.G1890];[Def.$D$12:.$F$12]));IF(OR([.F1890]=&quot;EO&quot;;[.F1890]=&quot;EQ&quot;);INDEX([Def.$D$19:.$F$21];MATCH([.H1890];[Def.$C$19:.$C$21]);MATCH([.G1890];[Def.$D$18:.$F$18]));&quot;#err&quot;)));&quot;&quot;)">
            <text:p/>
          </table:table-cell>
          <table:table-cell table:style-name="ce53" table:formula="of:=IF([.I1890]&lt;&gt;&quot;&quot;;INDEX([Def.$J$6:.$L$10];MATCH([.F1890];[Def.$I$6:.$I$10];0);MATCH([.I1890];[Def.$J$5:.$L$5];0));&quot;&quot;)">
            <text:p/>
          </table:table-cell>
          <table:table-cell table:style-name="ce56"/>
          <table:table-cell table:style-name="ce59" table:formula="of:=IF([.K1890]=&quot;&quot;;[.J1890];[.J1890]*[.K18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91]&lt;&gt;&quot;&quot;;IF(OR([.F1891]=&quot;ILF&quot;;[.F1891]=&quot;EIF&quot;);INDEX([Def.$D$6:.$F$8];MATCH([.H1891];[Def.$C$6:.$C$8]);MATCH([.G1891];[Def.$D$5:.$F$5]));IF([.F1891]=&quot;EI&quot;;INDEX([Def.$D$13:.$F$15];MATCH([.H1891];[Def.$C$13:.$C$15]);MATCH([.G1891];[Def.$D$12:.$F$12]));IF(OR([.F1891]=&quot;EO&quot;;[.F1891]=&quot;EQ&quot;);INDEX([Def.$D$19:.$F$21];MATCH([.H1891];[Def.$C$19:.$C$21]);MATCH([.G1891];[Def.$D$18:.$F$18]));&quot;#err&quot;)));&quot;&quot;)">
            <text:p/>
          </table:table-cell>
          <table:table-cell table:style-name="ce53" table:formula="of:=IF([.I1891]&lt;&gt;&quot;&quot;;INDEX([Def.$J$6:.$L$10];MATCH([.F1891];[Def.$I$6:.$I$10];0);MATCH([.I1891];[Def.$J$5:.$L$5];0));&quot;&quot;)">
            <text:p/>
          </table:table-cell>
          <table:table-cell table:style-name="ce56"/>
          <table:table-cell table:style-name="ce59" table:formula="of:=IF([.K1891]=&quot;&quot;;[.J1891];[.J1891]*[.K18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92]&lt;&gt;&quot;&quot;;IF(OR([.F1892]=&quot;ILF&quot;;[.F1892]=&quot;EIF&quot;);INDEX([Def.$D$6:.$F$8];MATCH([.H1892];[Def.$C$6:.$C$8]);MATCH([.G1892];[Def.$D$5:.$F$5]));IF([.F1892]=&quot;EI&quot;;INDEX([Def.$D$13:.$F$15];MATCH([.H1892];[Def.$C$13:.$C$15]);MATCH([.G1892];[Def.$D$12:.$F$12]));IF(OR([.F1892]=&quot;EO&quot;;[.F1892]=&quot;EQ&quot;);INDEX([Def.$D$19:.$F$21];MATCH([.H1892];[Def.$C$19:.$C$21]);MATCH([.G1892];[Def.$D$18:.$F$18]));&quot;#err&quot;)));&quot;&quot;)">
            <text:p/>
          </table:table-cell>
          <table:table-cell table:style-name="ce53" table:formula="of:=IF([.I1892]&lt;&gt;&quot;&quot;;INDEX([Def.$J$6:.$L$10];MATCH([.F1892];[Def.$I$6:.$I$10];0);MATCH([.I1892];[Def.$J$5:.$L$5];0));&quot;&quot;)">
            <text:p/>
          </table:table-cell>
          <table:table-cell table:style-name="ce56"/>
          <table:table-cell table:style-name="ce59" table:formula="of:=IF([.K1892]=&quot;&quot;;[.J1892];[.J1892]*[.K18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93]&lt;&gt;&quot;&quot;;IF(OR([.F1893]=&quot;ILF&quot;;[.F1893]=&quot;EIF&quot;);INDEX([Def.$D$6:.$F$8];MATCH([.H1893];[Def.$C$6:.$C$8]);MATCH([.G1893];[Def.$D$5:.$F$5]));IF([.F1893]=&quot;EI&quot;;INDEX([Def.$D$13:.$F$15];MATCH([.H1893];[Def.$C$13:.$C$15]);MATCH([.G1893];[Def.$D$12:.$F$12]));IF(OR([.F1893]=&quot;EO&quot;;[.F1893]=&quot;EQ&quot;);INDEX([Def.$D$19:.$F$21];MATCH([.H1893];[Def.$C$19:.$C$21]);MATCH([.G1893];[Def.$D$18:.$F$18]));&quot;#err&quot;)));&quot;&quot;)">
            <text:p/>
          </table:table-cell>
          <table:table-cell table:style-name="ce53" table:formula="of:=IF([.I1893]&lt;&gt;&quot;&quot;;INDEX([Def.$J$6:.$L$10];MATCH([.F1893];[Def.$I$6:.$I$10];0);MATCH([.I1893];[Def.$J$5:.$L$5];0));&quot;&quot;)">
            <text:p/>
          </table:table-cell>
          <table:table-cell table:style-name="ce56"/>
          <table:table-cell table:style-name="ce59" table:formula="of:=IF([.K1893]=&quot;&quot;;[.J1893];[.J1893]*[.K18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94]&lt;&gt;&quot;&quot;;IF(OR([.F1894]=&quot;ILF&quot;;[.F1894]=&quot;EIF&quot;);INDEX([Def.$D$6:.$F$8];MATCH([.H1894];[Def.$C$6:.$C$8]);MATCH([.G1894];[Def.$D$5:.$F$5]));IF([.F1894]=&quot;EI&quot;;INDEX([Def.$D$13:.$F$15];MATCH([.H1894];[Def.$C$13:.$C$15]);MATCH([.G1894];[Def.$D$12:.$F$12]));IF(OR([.F1894]=&quot;EO&quot;;[.F1894]=&quot;EQ&quot;);INDEX([Def.$D$19:.$F$21];MATCH([.H1894];[Def.$C$19:.$C$21]);MATCH([.G1894];[Def.$D$18:.$F$18]));&quot;#err&quot;)));&quot;&quot;)">
            <text:p/>
          </table:table-cell>
          <table:table-cell table:style-name="ce53" table:formula="of:=IF([.I1894]&lt;&gt;&quot;&quot;;INDEX([Def.$J$6:.$L$10];MATCH([.F1894];[Def.$I$6:.$I$10];0);MATCH([.I1894];[Def.$J$5:.$L$5];0));&quot;&quot;)">
            <text:p/>
          </table:table-cell>
          <table:table-cell table:style-name="ce56"/>
          <table:table-cell table:style-name="ce59" table:formula="of:=IF([.K1894]=&quot;&quot;;[.J1894];[.J1894]*[.K18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95]&lt;&gt;&quot;&quot;;IF(OR([.F1895]=&quot;ILF&quot;;[.F1895]=&quot;EIF&quot;);INDEX([Def.$D$6:.$F$8];MATCH([.H1895];[Def.$C$6:.$C$8]);MATCH([.G1895];[Def.$D$5:.$F$5]));IF([.F1895]=&quot;EI&quot;;INDEX([Def.$D$13:.$F$15];MATCH([.H1895];[Def.$C$13:.$C$15]);MATCH([.G1895];[Def.$D$12:.$F$12]));IF(OR([.F1895]=&quot;EO&quot;;[.F1895]=&quot;EQ&quot;);INDEX([Def.$D$19:.$F$21];MATCH([.H1895];[Def.$C$19:.$C$21]);MATCH([.G1895];[Def.$D$18:.$F$18]));&quot;#err&quot;)));&quot;&quot;)">
            <text:p/>
          </table:table-cell>
          <table:table-cell table:style-name="ce53" table:formula="of:=IF([.I1895]&lt;&gt;&quot;&quot;;INDEX([Def.$J$6:.$L$10];MATCH([.F1895];[Def.$I$6:.$I$10];0);MATCH([.I1895];[Def.$J$5:.$L$5];0));&quot;&quot;)">
            <text:p/>
          </table:table-cell>
          <table:table-cell table:style-name="ce56"/>
          <table:table-cell table:style-name="ce59" table:formula="of:=IF([.K1895]=&quot;&quot;;[.J1895];[.J1895]*[.K18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96]&lt;&gt;&quot;&quot;;IF(OR([.F1896]=&quot;ILF&quot;;[.F1896]=&quot;EIF&quot;);INDEX([Def.$D$6:.$F$8];MATCH([.H1896];[Def.$C$6:.$C$8]);MATCH([.G1896];[Def.$D$5:.$F$5]));IF([.F1896]=&quot;EI&quot;;INDEX([Def.$D$13:.$F$15];MATCH([.H1896];[Def.$C$13:.$C$15]);MATCH([.G1896];[Def.$D$12:.$F$12]));IF(OR([.F1896]=&quot;EO&quot;;[.F1896]=&quot;EQ&quot;);INDEX([Def.$D$19:.$F$21];MATCH([.H1896];[Def.$C$19:.$C$21]);MATCH([.G1896];[Def.$D$18:.$F$18]));&quot;#err&quot;)));&quot;&quot;)">
            <text:p/>
          </table:table-cell>
          <table:table-cell table:style-name="ce53" table:formula="of:=IF([.I1896]&lt;&gt;&quot;&quot;;INDEX([Def.$J$6:.$L$10];MATCH([.F1896];[Def.$I$6:.$I$10];0);MATCH([.I1896];[Def.$J$5:.$L$5];0));&quot;&quot;)">
            <text:p/>
          </table:table-cell>
          <table:table-cell table:style-name="ce56"/>
          <table:table-cell table:style-name="ce59" table:formula="of:=IF([.K1896]=&quot;&quot;;[.J1896];[.J1896]*[.K18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97]&lt;&gt;&quot;&quot;;IF(OR([.F1897]=&quot;ILF&quot;;[.F1897]=&quot;EIF&quot;);INDEX([Def.$D$6:.$F$8];MATCH([.H1897];[Def.$C$6:.$C$8]);MATCH([.G1897];[Def.$D$5:.$F$5]));IF([.F1897]=&quot;EI&quot;;INDEX([Def.$D$13:.$F$15];MATCH([.H1897];[Def.$C$13:.$C$15]);MATCH([.G1897];[Def.$D$12:.$F$12]));IF(OR([.F1897]=&quot;EO&quot;;[.F1897]=&quot;EQ&quot;);INDEX([Def.$D$19:.$F$21];MATCH([.H1897];[Def.$C$19:.$C$21]);MATCH([.G1897];[Def.$D$18:.$F$18]));&quot;#err&quot;)));&quot;&quot;)">
            <text:p/>
          </table:table-cell>
          <table:table-cell table:style-name="ce53" table:formula="of:=IF([.I1897]&lt;&gt;&quot;&quot;;INDEX([Def.$J$6:.$L$10];MATCH([.F1897];[Def.$I$6:.$I$10];0);MATCH([.I1897];[Def.$J$5:.$L$5];0));&quot;&quot;)">
            <text:p/>
          </table:table-cell>
          <table:table-cell table:style-name="ce56"/>
          <table:table-cell table:style-name="ce59" table:formula="of:=IF([.K1897]=&quot;&quot;;[.J1897];[.J1897]*[.K18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98]&lt;&gt;&quot;&quot;;IF(OR([.F1898]=&quot;ILF&quot;;[.F1898]=&quot;EIF&quot;);INDEX([Def.$D$6:.$F$8];MATCH([.H1898];[Def.$C$6:.$C$8]);MATCH([.G1898];[Def.$D$5:.$F$5]));IF([.F1898]=&quot;EI&quot;;INDEX([Def.$D$13:.$F$15];MATCH([.H1898];[Def.$C$13:.$C$15]);MATCH([.G1898];[Def.$D$12:.$F$12]));IF(OR([.F1898]=&quot;EO&quot;;[.F1898]=&quot;EQ&quot;);INDEX([Def.$D$19:.$F$21];MATCH([.H1898];[Def.$C$19:.$C$21]);MATCH([.G1898];[Def.$D$18:.$F$18]));&quot;#err&quot;)));&quot;&quot;)">
            <text:p/>
          </table:table-cell>
          <table:table-cell table:style-name="ce53" table:formula="of:=IF([.I1898]&lt;&gt;&quot;&quot;;INDEX([Def.$J$6:.$L$10];MATCH([.F1898];[Def.$I$6:.$I$10];0);MATCH([.I1898];[Def.$J$5:.$L$5];0));&quot;&quot;)">
            <text:p/>
          </table:table-cell>
          <table:table-cell table:style-name="ce56"/>
          <table:table-cell table:style-name="ce59" table:formula="of:=IF([.K1898]=&quot;&quot;;[.J1898];[.J1898]*[.K18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899]&lt;&gt;&quot;&quot;;IF(OR([.F1899]=&quot;ILF&quot;;[.F1899]=&quot;EIF&quot;);INDEX([Def.$D$6:.$F$8];MATCH([.H1899];[Def.$C$6:.$C$8]);MATCH([.G1899];[Def.$D$5:.$F$5]));IF([.F1899]=&quot;EI&quot;;INDEX([Def.$D$13:.$F$15];MATCH([.H1899];[Def.$C$13:.$C$15]);MATCH([.G1899];[Def.$D$12:.$F$12]));IF(OR([.F1899]=&quot;EO&quot;;[.F1899]=&quot;EQ&quot;);INDEX([Def.$D$19:.$F$21];MATCH([.H1899];[Def.$C$19:.$C$21]);MATCH([.G1899];[Def.$D$18:.$F$18]));&quot;#err&quot;)));&quot;&quot;)">
            <text:p/>
          </table:table-cell>
          <table:table-cell table:style-name="ce53" table:formula="of:=IF([.I1899]&lt;&gt;&quot;&quot;;INDEX([Def.$J$6:.$L$10];MATCH([.F1899];[Def.$I$6:.$I$10];0);MATCH([.I1899];[Def.$J$5:.$L$5];0));&quot;&quot;)">
            <text:p/>
          </table:table-cell>
          <table:table-cell table:style-name="ce56"/>
          <table:table-cell table:style-name="ce59" table:formula="of:=IF([.K1899]=&quot;&quot;;[.J1899];[.J1899]*[.K18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00]&lt;&gt;&quot;&quot;;IF(OR([.F1900]=&quot;ILF&quot;;[.F1900]=&quot;EIF&quot;);INDEX([Def.$D$6:.$F$8];MATCH([.H1900];[Def.$C$6:.$C$8]);MATCH([.G1900];[Def.$D$5:.$F$5]));IF([.F1900]=&quot;EI&quot;;INDEX([Def.$D$13:.$F$15];MATCH([.H1900];[Def.$C$13:.$C$15]);MATCH([.G1900];[Def.$D$12:.$F$12]));IF(OR([.F1900]=&quot;EO&quot;;[.F1900]=&quot;EQ&quot;);INDEX([Def.$D$19:.$F$21];MATCH([.H1900];[Def.$C$19:.$C$21]);MATCH([.G1900];[Def.$D$18:.$F$18]));&quot;#err&quot;)));&quot;&quot;)">
            <text:p/>
          </table:table-cell>
          <table:table-cell table:style-name="ce53" table:formula="of:=IF([.I1900]&lt;&gt;&quot;&quot;;INDEX([Def.$J$6:.$L$10];MATCH([.F1900];[Def.$I$6:.$I$10];0);MATCH([.I1900];[Def.$J$5:.$L$5];0));&quot;&quot;)">
            <text:p/>
          </table:table-cell>
          <table:table-cell table:style-name="ce56"/>
          <table:table-cell table:style-name="ce59" table:formula="of:=IF([.K1900]=&quot;&quot;;[.J1900];[.J1900]*[.K19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01]&lt;&gt;&quot;&quot;;IF(OR([.F1901]=&quot;ILF&quot;;[.F1901]=&quot;EIF&quot;);INDEX([Def.$D$6:.$F$8];MATCH([.H1901];[Def.$C$6:.$C$8]);MATCH([.G1901];[Def.$D$5:.$F$5]));IF([.F1901]=&quot;EI&quot;;INDEX([Def.$D$13:.$F$15];MATCH([.H1901];[Def.$C$13:.$C$15]);MATCH([.G1901];[Def.$D$12:.$F$12]));IF(OR([.F1901]=&quot;EO&quot;;[.F1901]=&quot;EQ&quot;);INDEX([Def.$D$19:.$F$21];MATCH([.H1901];[Def.$C$19:.$C$21]);MATCH([.G1901];[Def.$D$18:.$F$18]));&quot;#err&quot;)));&quot;&quot;)">
            <text:p/>
          </table:table-cell>
          <table:table-cell table:style-name="ce53" table:formula="of:=IF([.I1901]&lt;&gt;&quot;&quot;;INDEX([Def.$J$6:.$L$10];MATCH([.F1901];[Def.$I$6:.$I$10];0);MATCH([.I1901];[Def.$J$5:.$L$5];0));&quot;&quot;)">
            <text:p/>
          </table:table-cell>
          <table:table-cell table:style-name="ce56"/>
          <table:table-cell table:style-name="ce59" table:formula="of:=IF([.K1901]=&quot;&quot;;[.J1901];[.J1901]*[.K19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02]&lt;&gt;&quot;&quot;;IF(OR([.F1902]=&quot;ILF&quot;;[.F1902]=&quot;EIF&quot;);INDEX([Def.$D$6:.$F$8];MATCH([.H1902];[Def.$C$6:.$C$8]);MATCH([.G1902];[Def.$D$5:.$F$5]));IF([.F1902]=&quot;EI&quot;;INDEX([Def.$D$13:.$F$15];MATCH([.H1902];[Def.$C$13:.$C$15]);MATCH([.G1902];[Def.$D$12:.$F$12]));IF(OR([.F1902]=&quot;EO&quot;;[.F1902]=&quot;EQ&quot;);INDEX([Def.$D$19:.$F$21];MATCH([.H1902];[Def.$C$19:.$C$21]);MATCH([.G1902];[Def.$D$18:.$F$18]));&quot;#err&quot;)));&quot;&quot;)">
            <text:p/>
          </table:table-cell>
          <table:table-cell table:style-name="ce53" table:formula="of:=IF([.I1902]&lt;&gt;&quot;&quot;;INDEX([Def.$J$6:.$L$10];MATCH([.F1902];[Def.$I$6:.$I$10];0);MATCH([.I1902];[Def.$J$5:.$L$5];0));&quot;&quot;)">
            <text:p/>
          </table:table-cell>
          <table:table-cell table:style-name="ce56"/>
          <table:table-cell table:style-name="ce59" table:formula="of:=IF([.K1902]=&quot;&quot;;[.J1902];[.J1902]*[.K19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03]&lt;&gt;&quot;&quot;;IF(OR([.F1903]=&quot;ILF&quot;;[.F1903]=&quot;EIF&quot;);INDEX([Def.$D$6:.$F$8];MATCH([.H1903];[Def.$C$6:.$C$8]);MATCH([.G1903];[Def.$D$5:.$F$5]));IF([.F1903]=&quot;EI&quot;;INDEX([Def.$D$13:.$F$15];MATCH([.H1903];[Def.$C$13:.$C$15]);MATCH([.G1903];[Def.$D$12:.$F$12]));IF(OR([.F1903]=&quot;EO&quot;;[.F1903]=&quot;EQ&quot;);INDEX([Def.$D$19:.$F$21];MATCH([.H1903];[Def.$C$19:.$C$21]);MATCH([.G1903];[Def.$D$18:.$F$18]));&quot;#err&quot;)));&quot;&quot;)">
            <text:p/>
          </table:table-cell>
          <table:table-cell table:style-name="ce53" table:formula="of:=IF([.I1903]&lt;&gt;&quot;&quot;;INDEX([Def.$J$6:.$L$10];MATCH([.F1903];[Def.$I$6:.$I$10];0);MATCH([.I1903];[Def.$J$5:.$L$5];0));&quot;&quot;)">
            <text:p/>
          </table:table-cell>
          <table:table-cell table:style-name="ce56"/>
          <table:table-cell table:style-name="ce59" table:formula="of:=IF([.K1903]=&quot;&quot;;[.J1903];[.J1903]*[.K19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04]&lt;&gt;&quot;&quot;;IF(OR([.F1904]=&quot;ILF&quot;;[.F1904]=&quot;EIF&quot;);INDEX([Def.$D$6:.$F$8];MATCH([.H1904];[Def.$C$6:.$C$8]);MATCH([.G1904];[Def.$D$5:.$F$5]));IF([.F1904]=&quot;EI&quot;;INDEX([Def.$D$13:.$F$15];MATCH([.H1904];[Def.$C$13:.$C$15]);MATCH([.G1904];[Def.$D$12:.$F$12]));IF(OR([.F1904]=&quot;EO&quot;;[.F1904]=&quot;EQ&quot;);INDEX([Def.$D$19:.$F$21];MATCH([.H1904];[Def.$C$19:.$C$21]);MATCH([.G1904];[Def.$D$18:.$F$18]));&quot;#err&quot;)));&quot;&quot;)">
            <text:p/>
          </table:table-cell>
          <table:table-cell table:style-name="ce53" table:formula="of:=IF([.I1904]&lt;&gt;&quot;&quot;;INDEX([Def.$J$6:.$L$10];MATCH([.F1904];[Def.$I$6:.$I$10];0);MATCH([.I1904];[Def.$J$5:.$L$5];0));&quot;&quot;)">
            <text:p/>
          </table:table-cell>
          <table:table-cell table:style-name="ce56"/>
          <table:table-cell table:style-name="ce59" table:formula="of:=IF([.K1904]=&quot;&quot;;[.J1904];[.J1904]*[.K19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05]&lt;&gt;&quot;&quot;;IF(OR([.F1905]=&quot;ILF&quot;;[.F1905]=&quot;EIF&quot;);INDEX([Def.$D$6:.$F$8];MATCH([.H1905];[Def.$C$6:.$C$8]);MATCH([.G1905];[Def.$D$5:.$F$5]));IF([.F1905]=&quot;EI&quot;;INDEX([Def.$D$13:.$F$15];MATCH([.H1905];[Def.$C$13:.$C$15]);MATCH([.G1905];[Def.$D$12:.$F$12]));IF(OR([.F1905]=&quot;EO&quot;;[.F1905]=&quot;EQ&quot;);INDEX([Def.$D$19:.$F$21];MATCH([.H1905];[Def.$C$19:.$C$21]);MATCH([.G1905];[Def.$D$18:.$F$18]));&quot;#err&quot;)));&quot;&quot;)">
            <text:p/>
          </table:table-cell>
          <table:table-cell table:style-name="ce53" table:formula="of:=IF([.I1905]&lt;&gt;&quot;&quot;;INDEX([Def.$J$6:.$L$10];MATCH([.F1905];[Def.$I$6:.$I$10];0);MATCH([.I1905];[Def.$J$5:.$L$5];0));&quot;&quot;)">
            <text:p/>
          </table:table-cell>
          <table:table-cell table:style-name="ce56"/>
          <table:table-cell table:style-name="ce59" table:formula="of:=IF([.K1905]=&quot;&quot;;[.J1905];[.J1905]*[.K19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06]&lt;&gt;&quot;&quot;;IF(OR([.F1906]=&quot;ILF&quot;;[.F1906]=&quot;EIF&quot;);INDEX([Def.$D$6:.$F$8];MATCH([.H1906];[Def.$C$6:.$C$8]);MATCH([.G1906];[Def.$D$5:.$F$5]));IF([.F1906]=&quot;EI&quot;;INDEX([Def.$D$13:.$F$15];MATCH([.H1906];[Def.$C$13:.$C$15]);MATCH([.G1906];[Def.$D$12:.$F$12]));IF(OR([.F1906]=&quot;EO&quot;;[.F1906]=&quot;EQ&quot;);INDEX([Def.$D$19:.$F$21];MATCH([.H1906];[Def.$C$19:.$C$21]);MATCH([.G1906];[Def.$D$18:.$F$18]));&quot;#err&quot;)));&quot;&quot;)">
            <text:p/>
          </table:table-cell>
          <table:table-cell table:style-name="ce53" table:formula="of:=IF([.I1906]&lt;&gt;&quot;&quot;;INDEX([Def.$J$6:.$L$10];MATCH([.F1906];[Def.$I$6:.$I$10];0);MATCH([.I1906];[Def.$J$5:.$L$5];0));&quot;&quot;)">
            <text:p/>
          </table:table-cell>
          <table:table-cell table:style-name="ce56"/>
          <table:table-cell table:style-name="ce59" table:formula="of:=IF([.K1906]=&quot;&quot;;[.J1906];[.J1906]*[.K19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07]&lt;&gt;&quot;&quot;;IF(OR([.F1907]=&quot;ILF&quot;;[.F1907]=&quot;EIF&quot;);INDEX([Def.$D$6:.$F$8];MATCH([.H1907];[Def.$C$6:.$C$8]);MATCH([.G1907];[Def.$D$5:.$F$5]));IF([.F1907]=&quot;EI&quot;;INDEX([Def.$D$13:.$F$15];MATCH([.H1907];[Def.$C$13:.$C$15]);MATCH([.G1907];[Def.$D$12:.$F$12]));IF(OR([.F1907]=&quot;EO&quot;;[.F1907]=&quot;EQ&quot;);INDEX([Def.$D$19:.$F$21];MATCH([.H1907];[Def.$C$19:.$C$21]);MATCH([.G1907];[Def.$D$18:.$F$18]));&quot;#err&quot;)));&quot;&quot;)">
            <text:p/>
          </table:table-cell>
          <table:table-cell table:style-name="ce53" table:formula="of:=IF([.I1907]&lt;&gt;&quot;&quot;;INDEX([Def.$J$6:.$L$10];MATCH([.F1907];[Def.$I$6:.$I$10];0);MATCH([.I1907];[Def.$J$5:.$L$5];0));&quot;&quot;)">
            <text:p/>
          </table:table-cell>
          <table:table-cell table:style-name="ce56"/>
          <table:table-cell table:style-name="ce59" table:formula="of:=IF([.K1907]=&quot;&quot;;[.J1907];[.J1907]*[.K19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08]&lt;&gt;&quot;&quot;;IF(OR([.F1908]=&quot;ILF&quot;;[.F1908]=&quot;EIF&quot;);INDEX([Def.$D$6:.$F$8];MATCH([.H1908];[Def.$C$6:.$C$8]);MATCH([.G1908];[Def.$D$5:.$F$5]));IF([.F1908]=&quot;EI&quot;;INDEX([Def.$D$13:.$F$15];MATCH([.H1908];[Def.$C$13:.$C$15]);MATCH([.G1908];[Def.$D$12:.$F$12]));IF(OR([.F1908]=&quot;EO&quot;;[.F1908]=&quot;EQ&quot;);INDEX([Def.$D$19:.$F$21];MATCH([.H1908];[Def.$C$19:.$C$21]);MATCH([.G1908];[Def.$D$18:.$F$18]));&quot;#err&quot;)));&quot;&quot;)">
            <text:p/>
          </table:table-cell>
          <table:table-cell table:style-name="ce53" table:formula="of:=IF([.I1908]&lt;&gt;&quot;&quot;;INDEX([Def.$J$6:.$L$10];MATCH([.F1908];[Def.$I$6:.$I$10];0);MATCH([.I1908];[Def.$J$5:.$L$5];0));&quot;&quot;)">
            <text:p/>
          </table:table-cell>
          <table:table-cell table:style-name="ce56"/>
          <table:table-cell table:style-name="ce59" table:formula="of:=IF([.K1908]=&quot;&quot;;[.J1908];[.J1908]*[.K19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09]&lt;&gt;&quot;&quot;;IF(OR([.F1909]=&quot;ILF&quot;;[.F1909]=&quot;EIF&quot;);INDEX([Def.$D$6:.$F$8];MATCH([.H1909];[Def.$C$6:.$C$8]);MATCH([.G1909];[Def.$D$5:.$F$5]));IF([.F1909]=&quot;EI&quot;;INDEX([Def.$D$13:.$F$15];MATCH([.H1909];[Def.$C$13:.$C$15]);MATCH([.G1909];[Def.$D$12:.$F$12]));IF(OR([.F1909]=&quot;EO&quot;;[.F1909]=&quot;EQ&quot;);INDEX([Def.$D$19:.$F$21];MATCH([.H1909];[Def.$C$19:.$C$21]);MATCH([.G1909];[Def.$D$18:.$F$18]));&quot;#err&quot;)));&quot;&quot;)">
            <text:p/>
          </table:table-cell>
          <table:table-cell table:style-name="ce53" table:formula="of:=IF([.I1909]&lt;&gt;&quot;&quot;;INDEX([Def.$J$6:.$L$10];MATCH([.F1909];[Def.$I$6:.$I$10];0);MATCH([.I1909];[Def.$J$5:.$L$5];0));&quot;&quot;)">
            <text:p/>
          </table:table-cell>
          <table:table-cell table:style-name="ce56"/>
          <table:table-cell table:style-name="ce59" table:formula="of:=IF([.K1909]=&quot;&quot;;[.J1909];[.J1909]*[.K19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10]&lt;&gt;&quot;&quot;;IF(OR([.F1910]=&quot;ILF&quot;;[.F1910]=&quot;EIF&quot;);INDEX([Def.$D$6:.$F$8];MATCH([.H1910];[Def.$C$6:.$C$8]);MATCH([.G1910];[Def.$D$5:.$F$5]));IF([.F1910]=&quot;EI&quot;;INDEX([Def.$D$13:.$F$15];MATCH([.H1910];[Def.$C$13:.$C$15]);MATCH([.G1910];[Def.$D$12:.$F$12]));IF(OR([.F1910]=&quot;EO&quot;;[.F1910]=&quot;EQ&quot;);INDEX([Def.$D$19:.$F$21];MATCH([.H1910];[Def.$C$19:.$C$21]);MATCH([.G1910];[Def.$D$18:.$F$18]));&quot;#err&quot;)));&quot;&quot;)">
            <text:p/>
          </table:table-cell>
          <table:table-cell table:style-name="ce53" table:formula="of:=IF([.I1910]&lt;&gt;&quot;&quot;;INDEX([Def.$J$6:.$L$10];MATCH([.F1910];[Def.$I$6:.$I$10];0);MATCH([.I1910];[Def.$J$5:.$L$5];0));&quot;&quot;)">
            <text:p/>
          </table:table-cell>
          <table:table-cell table:style-name="ce56"/>
          <table:table-cell table:style-name="ce59" table:formula="of:=IF([.K1910]=&quot;&quot;;[.J1910];[.J1910]*[.K19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11]&lt;&gt;&quot;&quot;;IF(OR([.F1911]=&quot;ILF&quot;;[.F1911]=&quot;EIF&quot;);INDEX([Def.$D$6:.$F$8];MATCH([.H1911];[Def.$C$6:.$C$8]);MATCH([.G1911];[Def.$D$5:.$F$5]));IF([.F1911]=&quot;EI&quot;;INDEX([Def.$D$13:.$F$15];MATCH([.H1911];[Def.$C$13:.$C$15]);MATCH([.G1911];[Def.$D$12:.$F$12]));IF(OR([.F1911]=&quot;EO&quot;;[.F1911]=&quot;EQ&quot;);INDEX([Def.$D$19:.$F$21];MATCH([.H1911];[Def.$C$19:.$C$21]);MATCH([.G1911];[Def.$D$18:.$F$18]));&quot;#err&quot;)));&quot;&quot;)">
            <text:p/>
          </table:table-cell>
          <table:table-cell table:style-name="ce53" table:formula="of:=IF([.I1911]&lt;&gt;&quot;&quot;;INDEX([Def.$J$6:.$L$10];MATCH([.F1911];[Def.$I$6:.$I$10];0);MATCH([.I1911];[Def.$J$5:.$L$5];0));&quot;&quot;)">
            <text:p/>
          </table:table-cell>
          <table:table-cell table:style-name="ce56"/>
          <table:table-cell table:style-name="ce59" table:formula="of:=IF([.K1911]=&quot;&quot;;[.J1911];[.J1911]*[.K19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12]&lt;&gt;&quot;&quot;;IF(OR([.F1912]=&quot;ILF&quot;;[.F1912]=&quot;EIF&quot;);INDEX([Def.$D$6:.$F$8];MATCH([.H1912];[Def.$C$6:.$C$8]);MATCH([.G1912];[Def.$D$5:.$F$5]));IF([.F1912]=&quot;EI&quot;;INDEX([Def.$D$13:.$F$15];MATCH([.H1912];[Def.$C$13:.$C$15]);MATCH([.G1912];[Def.$D$12:.$F$12]));IF(OR([.F1912]=&quot;EO&quot;;[.F1912]=&quot;EQ&quot;);INDEX([Def.$D$19:.$F$21];MATCH([.H1912];[Def.$C$19:.$C$21]);MATCH([.G1912];[Def.$D$18:.$F$18]));&quot;#err&quot;)));&quot;&quot;)">
            <text:p/>
          </table:table-cell>
          <table:table-cell table:style-name="ce53" table:formula="of:=IF([.I1912]&lt;&gt;&quot;&quot;;INDEX([Def.$J$6:.$L$10];MATCH([.F1912];[Def.$I$6:.$I$10];0);MATCH([.I1912];[Def.$J$5:.$L$5];0));&quot;&quot;)">
            <text:p/>
          </table:table-cell>
          <table:table-cell table:style-name="ce56"/>
          <table:table-cell table:style-name="ce59" table:formula="of:=IF([.K1912]=&quot;&quot;;[.J1912];[.J1912]*[.K19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13]&lt;&gt;&quot;&quot;;IF(OR([.F1913]=&quot;ILF&quot;;[.F1913]=&quot;EIF&quot;);INDEX([Def.$D$6:.$F$8];MATCH([.H1913];[Def.$C$6:.$C$8]);MATCH([.G1913];[Def.$D$5:.$F$5]));IF([.F1913]=&quot;EI&quot;;INDEX([Def.$D$13:.$F$15];MATCH([.H1913];[Def.$C$13:.$C$15]);MATCH([.G1913];[Def.$D$12:.$F$12]));IF(OR([.F1913]=&quot;EO&quot;;[.F1913]=&quot;EQ&quot;);INDEX([Def.$D$19:.$F$21];MATCH([.H1913];[Def.$C$19:.$C$21]);MATCH([.G1913];[Def.$D$18:.$F$18]));&quot;#err&quot;)));&quot;&quot;)">
            <text:p/>
          </table:table-cell>
          <table:table-cell table:style-name="ce53" table:formula="of:=IF([.I1913]&lt;&gt;&quot;&quot;;INDEX([Def.$J$6:.$L$10];MATCH([.F1913];[Def.$I$6:.$I$10];0);MATCH([.I1913];[Def.$J$5:.$L$5];0));&quot;&quot;)">
            <text:p/>
          </table:table-cell>
          <table:table-cell table:style-name="ce56"/>
          <table:table-cell table:style-name="ce59" table:formula="of:=IF([.K1913]=&quot;&quot;;[.J1913];[.J1913]*[.K19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14]&lt;&gt;&quot;&quot;;IF(OR([.F1914]=&quot;ILF&quot;;[.F1914]=&quot;EIF&quot;);INDEX([Def.$D$6:.$F$8];MATCH([.H1914];[Def.$C$6:.$C$8]);MATCH([.G1914];[Def.$D$5:.$F$5]));IF([.F1914]=&quot;EI&quot;;INDEX([Def.$D$13:.$F$15];MATCH([.H1914];[Def.$C$13:.$C$15]);MATCH([.G1914];[Def.$D$12:.$F$12]));IF(OR([.F1914]=&quot;EO&quot;;[.F1914]=&quot;EQ&quot;);INDEX([Def.$D$19:.$F$21];MATCH([.H1914];[Def.$C$19:.$C$21]);MATCH([.G1914];[Def.$D$18:.$F$18]));&quot;#err&quot;)));&quot;&quot;)">
            <text:p/>
          </table:table-cell>
          <table:table-cell table:style-name="ce53" table:formula="of:=IF([.I1914]&lt;&gt;&quot;&quot;;INDEX([Def.$J$6:.$L$10];MATCH([.F1914];[Def.$I$6:.$I$10];0);MATCH([.I1914];[Def.$J$5:.$L$5];0));&quot;&quot;)">
            <text:p/>
          </table:table-cell>
          <table:table-cell table:style-name="ce56"/>
          <table:table-cell table:style-name="ce59" table:formula="of:=IF([.K1914]=&quot;&quot;;[.J1914];[.J1914]*[.K19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15]&lt;&gt;&quot;&quot;;IF(OR([.F1915]=&quot;ILF&quot;;[.F1915]=&quot;EIF&quot;);INDEX([Def.$D$6:.$F$8];MATCH([.H1915];[Def.$C$6:.$C$8]);MATCH([.G1915];[Def.$D$5:.$F$5]));IF([.F1915]=&quot;EI&quot;;INDEX([Def.$D$13:.$F$15];MATCH([.H1915];[Def.$C$13:.$C$15]);MATCH([.G1915];[Def.$D$12:.$F$12]));IF(OR([.F1915]=&quot;EO&quot;;[.F1915]=&quot;EQ&quot;);INDEX([Def.$D$19:.$F$21];MATCH([.H1915];[Def.$C$19:.$C$21]);MATCH([.G1915];[Def.$D$18:.$F$18]));&quot;#err&quot;)));&quot;&quot;)">
            <text:p/>
          </table:table-cell>
          <table:table-cell table:style-name="ce53" table:formula="of:=IF([.I1915]&lt;&gt;&quot;&quot;;INDEX([Def.$J$6:.$L$10];MATCH([.F1915];[Def.$I$6:.$I$10];0);MATCH([.I1915];[Def.$J$5:.$L$5];0));&quot;&quot;)">
            <text:p/>
          </table:table-cell>
          <table:table-cell table:style-name="ce56"/>
          <table:table-cell table:style-name="ce59" table:formula="of:=IF([.K1915]=&quot;&quot;;[.J1915];[.J1915]*[.K19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16]&lt;&gt;&quot;&quot;;IF(OR([.F1916]=&quot;ILF&quot;;[.F1916]=&quot;EIF&quot;);INDEX([Def.$D$6:.$F$8];MATCH([.H1916];[Def.$C$6:.$C$8]);MATCH([.G1916];[Def.$D$5:.$F$5]));IF([.F1916]=&quot;EI&quot;;INDEX([Def.$D$13:.$F$15];MATCH([.H1916];[Def.$C$13:.$C$15]);MATCH([.G1916];[Def.$D$12:.$F$12]));IF(OR([.F1916]=&quot;EO&quot;;[.F1916]=&quot;EQ&quot;);INDEX([Def.$D$19:.$F$21];MATCH([.H1916];[Def.$C$19:.$C$21]);MATCH([.G1916];[Def.$D$18:.$F$18]));&quot;#err&quot;)));&quot;&quot;)">
            <text:p/>
          </table:table-cell>
          <table:table-cell table:style-name="ce53" table:formula="of:=IF([.I1916]&lt;&gt;&quot;&quot;;INDEX([Def.$J$6:.$L$10];MATCH([.F1916];[Def.$I$6:.$I$10];0);MATCH([.I1916];[Def.$J$5:.$L$5];0));&quot;&quot;)">
            <text:p/>
          </table:table-cell>
          <table:table-cell table:style-name="ce56"/>
          <table:table-cell table:style-name="ce59" table:formula="of:=IF([.K1916]=&quot;&quot;;[.J1916];[.J1916]*[.K19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17]&lt;&gt;&quot;&quot;;IF(OR([.F1917]=&quot;ILF&quot;;[.F1917]=&quot;EIF&quot;);INDEX([Def.$D$6:.$F$8];MATCH([.H1917];[Def.$C$6:.$C$8]);MATCH([.G1917];[Def.$D$5:.$F$5]));IF([.F1917]=&quot;EI&quot;;INDEX([Def.$D$13:.$F$15];MATCH([.H1917];[Def.$C$13:.$C$15]);MATCH([.G1917];[Def.$D$12:.$F$12]));IF(OR([.F1917]=&quot;EO&quot;;[.F1917]=&quot;EQ&quot;);INDEX([Def.$D$19:.$F$21];MATCH([.H1917];[Def.$C$19:.$C$21]);MATCH([.G1917];[Def.$D$18:.$F$18]));&quot;#err&quot;)));&quot;&quot;)">
            <text:p/>
          </table:table-cell>
          <table:table-cell table:style-name="ce53" table:formula="of:=IF([.I1917]&lt;&gt;&quot;&quot;;INDEX([Def.$J$6:.$L$10];MATCH([.F1917];[Def.$I$6:.$I$10];0);MATCH([.I1917];[Def.$J$5:.$L$5];0));&quot;&quot;)">
            <text:p/>
          </table:table-cell>
          <table:table-cell table:style-name="ce56"/>
          <table:table-cell table:style-name="ce59" table:formula="of:=IF([.K1917]=&quot;&quot;;[.J1917];[.J1917]*[.K19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18]&lt;&gt;&quot;&quot;;IF(OR([.F1918]=&quot;ILF&quot;;[.F1918]=&quot;EIF&quot;);INDEX([Def.$D$6:.$F$8];MATCH([.H1918];[Def.$C$6:.$C$8]);MATCH([.G1918];[Def.$D$5:.$F$5]));IF([.F1918]=&quot;EI&quot;;INDEX([Def.$D$13:.$F$15];MATCH([.H1918];[Def.$C$13:.$C$15]);MATCH([.G1918];[Def.$D$12:.$F$12]));IF(OR([.F1918]=&quot;EO&quot;;[.F1918]=&quot;EQ&quot;);INDEX([Def.$D$19:.$F$21];MATCH([.H1918];[Def.$C$19:.$C$21]);MATCH([.G1918];[Def.$D$18:.$F$18]));&quot;#err&quot;)));&quot;&quot;)">
            <text:p/>
          </table:table-cell>
          <table:table-cell table:style-name="ce53" table:formula="of:=IF([.I1918]&lt;&gt;&quot;&quot;;INDEX([Def.$J$6:.$L$10];MATCH([.F1918];[Def.$I$6:.$I$10];0);MATCH([.I1918];[Def.$J$5:.$L$5];0));&quot;&quot;)">
            <text:p/>
          </table:table-cell>
          <table:table-cell table:style-name="ce56"/>
          <table:table-cell table:style-name="ce59" table:formula="of:=IF([.K1918]=&quot;&quot;;[.J1918];[.J1918]*[.K19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19]&lt;&gt;&quot;&quot;;IF(OR([.F1919]=&quot;ILF&quot;;[.F1919]=&quot;EIF&quot;);INDEX([Def.$D$6:.$F$8];MATCH([.H1919];[Def.$C$6:.$C$8]);MATCH([.G1919];[Def.$D$5:.$F$5]));IF([.F1919]=&quot;EI&quot;;INDEX([Def.$D$13:.$F$15];MATCH([.H1919];[Def.$C$13:.$C$15]);MATCH([.G1919];[Def.$D$12:.$F$12]));IF(OR([.F1919]=&quot;EO&quot;;[.F1919]=&quot;EQ&quot;);INDEX([Def.$D$19:.$F$21];MATCH([.H1919];[Def.$C$19:.$C$21]);MATCH([.G1919];[Def.$D$18:.$F$18]));&quot;#err&quot;)));&quot;&quot;)">
            <text:p/>
          </table:table-cell>
          <table:table-cell table:style-name="ce53" table:formula="of:=IF([.I1919]&lt;&gt;&quot;&quot;;INDEX([Def.$J$6:.$L$10];MATCH([.F1919];[Def.$I$6:.$I$10];0);MATCH([.I1919];[Def.$J$5:.$L$5];0));&quot;&quot;)">
            <text:p/>
          </table:table-cell>
          <table:table-cell table:style-name="ce56"/>
          <table:table-cell table:style-name="ce59" table:formula="of:=IF([.K1919]=&quot;&quot;;[.J1919];[.J1919]*[.K19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20]&lt;&gt;&quot;&quot;;IF(OR([.F1920]=&quot;ILF&quot;;[.F1920]=&quot;EIF&quot;);INDEX([Def.$D$6:.$F$8];MATCH([.H1920];[Def.$C$6:.$C$8]);MATCH([.G1920];[Def.$D$5:.$F$5]));IF([.F1920]=&quot;EI&quot;;INDEX([Def.$D$13:.$F$15];MATCH([.H1920];[Def.$C$13:.$C$15]);MATCH([.G1920];[Def.$D$12:.$F$12]));IF(OR([.F1920]=&quot;EO&quot;;[.F1920]=&quot;EQ&quot;);INDEX([Def.$D$19:.$F$21];MATCH([.H1920];[Def.$C$19:.$C$21]);MATCH([.G1920];[Def.$D$18:.$F$18]));&quot;#err&quot;)));&quot;&quot;)">
            <text:p/>
          </table:table-cell>
          <table:table-cell table:style-name="ce53" table:formula="of:=IF([.I1920]&lt;&gt;&quot;&quot;;INDEX([Def.$J$6:.$L$10];MATCH([.F1920];[Def.$I$6:.$I$10];0);MATCH([.I1920];[Def.$J$5:.$L$5];0));&quot;&quot;)">
            <text:p/>
          </table:table-cell>
          <table:table-cell table:style-name="ce56"/>
          <table:table-cell table:style-name="ce59" table:formula="of:=IF([.K1920]=&quot;&quot;;[.J1920];[.J1920]*[.K19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21]&lt;&gt;&quot;&quot;;IF(OR([.F1921]=&quot;ILF&quot;;[.F1921]=&quot;EIF&quot;);INDEX([Def.$D$6:.$F$8];MATCH([.H1921];[Def.$C$6:.$C$8]);MATCH([.G1921];[Def.$D$5:.$F$5]));IF([.F1921]=&quot;EI&quot;;INDEX([Def.$D$13:.$F$15];MATCH([.H1921];[Def.$C$13:.$C$15]);MATCH([.G1921];[Def.$D$12:.$F$12]));IF(OR([.F1921]=&quot;EO&quot;;[.F1921]=&quot;EQ&quot;);INDEX([Def.$D$19:.$F$21];MATCH([.H1921];[Def.$C$19:.$C$21]);MATCH([.G1921];[Def.$D$18:.$F$18]));&quot;#err&quot;)));&quot;&quot;)">
            <text:p/>
          </table:table-cell>
          <table:table-cell table:style-name="ce53" table:formula="of:=IF([.I1921]&lt;&gt;&quot;&quot;;INDEX([Def.$J$6:.$L$10];MATCH([.F1921];[Def.$I$6:.$I$10];0);MATCH([.I1921];[Def.$J$5:.$L$5];0));&quot;&quot;)">
            <text:p/>
          </table:table-cell>
          <table:table-cell table:style-name="ce56"/>
          <table:table-cell table:style-name="ce59" table:formula="of:=IF([.K1921]=&quot;&quot;;[.J1921];[.J1921]*[.K19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22]&lt;&gt;&quot;&quot;;IF(OR([.F1922]=&quot;ILF&quot;;[.F1922]=&quot;EIF&quot;);INDEX([Def.$D$6:.$F$8];MATCH([.H1922];[Def.$C$6:.$C$8]);MATCH([.G1922];[Def.$D$5:.$F$5]));IF([.F1922]=&quot;EI&quot;;INDEX([Def.$D$13:.$F$15];MATCH([.H1922];[Def.$C$13:.$C$15]);MATCH([.G1922];[Def.$D$12:.$F$12]));IF(OR([.F1922]=&quot;EO&quot;;[.F1922]=&quot;EQ&quot;);INDEX([Def.$D$19:.$F$21];MATCH([.H1922];[Def.$C$19:.$C$21]);MATCH([.G1922];[Def.$D$18:.$F$18]));&quot;#err&quot;)));&quot;&quot;)">
            <text:p/>
          </table:table-cell>
          <table:table-cell table:style-name="ce53" table:formula="of:=IF([.I1922]&lt;&gt;&quot;&quot;;INDEX([Def.$J$6:.$L$10];MATCH([.F1922];[Def.$I$6:.$I$10];0);MATCH([.I1922];[Def.$J$5:.$L$5];0));&quot;&quot;)">
            <text:p/>
          </table:table-cell>
          <table:table-cell table:style-name="ce56"/>
          <table:table-cell table:style-name="ce59" table:formula="of:=IF([.K1922]=&quot;&quot;;[.J1922];[.J1922]*[.K19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23]&lt;&gt;&quot;&quot;;IF(OR([.F1923]=&quot;ILF&quot;;[.F1923]=&quot;EIF&quot;);INDEX([Def.$D$6:.$F$8];MATCH([.H1923];[Def.$C$6:.$C$8]);MATCH([.G1923];[Def.$D$5:.$F$5]));IF([.F1923]=&quot;EI&quot;;INDEX([Def.$D$13:.$F$15];MATCH([.H1923];[Def.$C$13:.$C$15]);MATCH([.G1923];[Def.$D$12:.$F$12]));IF(OR([.F1923]=&quot;EO&quot;;[.F1923]=&quot;EQ&quot;);INDEX([Def.$D$19:.$F$21];MATCH([.H1923];[Def.$C$19:.$C$21]);MATCH([.G1923];[Def.$D$18:.$F$18]));&quot;#err&quot;)));&quot;&quot;)">
            <text:p/>
          </table:table-cell>
          <table:table-cell table:style-name="ce53" table:formula="of:=IF([.I1923]&lt;&gt;&quot;&quot;;INDEX([Def.$J$6:.$L$10];MATCH([.F1923];[Def.$I$6:.$I$10];0);MATCH([.I1923];[Def.$J$5:.$L$5];0));&quot;&quot;)">
            <text:p/>
          </table:table-cell>
          <table:table-cell table:style-name="ce56"/>
          <table:table-cell table:style-name="ce59" table:formula="of:=IF([.K1923]=&quot;&quot;;[.J1923];[.J1923]*[.K19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24]&lt;&gt;&quot;&quot;;IF(OR([.F1924]=&quot;ILF&quot;;[.F1924]=&quot;EIF&quot;);INDEX([Def.$D$6:.$F$8];MATCH([.H1924];[Def.$C$6:.$C$8]);MATCH([.G1924];[Def.$D$5:.$F$5]));IF([.F1924]=&quot;EI&quot;;INDEX([Def.$D$13:.$F$15];MATCH([.H1924];[Def.$C$13:.$C$15]);MATCH([.G1924];[Def.$D$12:.$F$12]));IF(OR([.F1924]=&quot;EO&quot;;[.F1924]=&quot;EQ&quot;);INDEX([Def.$D$19:.$F$21];MATCH([.H1924];[Def.$C$19:.$C$21]);MATCH([.G1924];[Def.$D$18:.$F$18]));&quot;#err&quot;)));&quot;&quot;)">
            <text:p/>
          </table:table-cell>
          <table:table-cell table:style-name="ce53" table:formula="of:=IF([.I1924]&lt;&gt;&quot;&quot;;INDEX([Def.$J$6:.$L$10];MATCH([.F1924];[Def.$I$6:.$I$10];0);MATCH([.I1924];[Def.$J$5:.$L$5];0));&quot;&quot;)">
            <text:p/>
          </table:table-cell>
          <table:table-cell table:style-name="ce56"/>
          <table:table-cell table:style-name="ce59" table:formula="of:=IF([.K1924]=&quot;&quot;;[.J1924];[.J1924]*[.K19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25]&lt;&gt;&quot;&quot;;IF(OR([.F1925]=&quot;ILF&quot;;[.F1925]=&quot;EIF&quot;);INDEX([Def.$D$6:.$F$8];MATCH([.H1925];[Def.$C$6:.$C$8]);MATCH([.G1925];[Def.$D$5:.$F$5]));IF([.F1925]=&quot;EI&quot;;INDEX([Def.$D$13:.$F$15];MATCH([.H1925];[Def.$C$13:.$C$15]);MATCH([.G1925];[Def.$D$12:.$F$12]));IF(OR([.F1925]=&quot;EO&quot;;[.F1925]=&quot;EQ&quot;);INDEX([Def.$D$19:.$F$21];MATCH([.H1925];[Def.$C$19:.$C$21]);MATCH([.G1925];[Def.$D$18:.$F$18]));&quot;#err&quot;)));&quot;&quot;)">
            <text:p/>
          </table:table-cell>
          <table:table-cell table:style-name="ce53" table:formula="of:=IF([.I1925]&lt;&gt;&quot;&quot;;INDEX([Def.$J$6:.$L$10];MATCH([.F1925];[Def.$I$6:.$I$10];0);MATCH([.I1925];[Def.$J$5:.$L$5];0));&quot;&quot;)">
            <text:p/>
          </table:table-cell>
          <table:table-cell table:style-name="ce56"/>
          <table:table-cell table:style-name="ce59" table:formula="of:=IF([.K1925]=&quot;&quot;;[.J1925];[.J1925]*[.K19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26]&lt;&gt;&quot;&quot;;IF(OR([.F1926]=&quot;ILF&quot;;[.F1926]=&quot;EIF&quot;);INDEX([Def.$D$6:.$F$8];MATCH([.H1926];[Def.$C$6:.$C$8]);MATCH([.G1926];[Def.$D$5:.$F$5]));IF([.F1926]=&quot;EI&quot;;INDEX([Def.$D$13:.$F$15];MATCH([.H1926];[Def.$C$13:.$C$15]);MATCH([.G1926];[Def.$D$12:.$F$12]));IF(OR([.F1926]=&quot;EO&quot;;[.F1926]=&quot;EQ&quot;);INDEX([Def.$D$19:.$F$21];MATCH([.H1926];[Def.$C$19:.$C$21]);MATCH([.G1926];[Def.$D$18:.$F$18]));&quot;#err&quot;)));&quot;&quot;)">
            <text:p/>
          </table:table-cell>
          <table:table-cell table:style-name="ce53" table:formula="of:=IF([.I1926]&lt;&gt;&quot;&quot;;INDEX([Def.$J$6:.$L$10];MATCH([.F1926];[Def.$I$6:.$I$10];0);MATCH([.I1926];[Def.$J$5:.$L$5];0));&quot;&quot;)">
            <text:p/>
          </table:table-cell>
          <table:table-cell table:style-name="ce56"/>
          <table:table-cell table:style-name="ce59" table:formula="of:=IF([.K1926]=&quot;&quot;;[.J1926];[.J1926]*[.K19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27]&lt;&gt;&quot;&quot;;IF(OR([.F1927]=&quot;ILF&quot;;[.F1927]=&quot;EIF&quot;);INDEX([Def.$D$6:.$F$8];MATCH([.H1927];[Def.$C$6:.$C$8]);MATCH([.G1927];[Def.$D$5:.$F$5]));IF([.F1927]=&quot;EI&quot;;INDEX([Def.$D$13:.$F$15];MATCH([.H1927];[Def.$C$13:.$C$15]);MATCH([.G1927];[Def.$D$12:.$F$12]));IF(OR([.F1927]=&quot;EO&quot;;[.F1927]=&quot;EQ&quot;);INDEX([Def.$D$19:.$F$21];MATCH([.H1927];[Def.$C$19:.$C$21]);MATCH([.G1927];[Def.$D$18:.$F$18]));&quot;#err&quot;)));&quot;&quot;)">
            <text:p/>
          </table:table-cell>
          <table:table-cell table:style-name="ce53" table:formula="of:=IF([.I1927]&lt;&gt;&quot;&quot;;INDEX([Def.$J$6:.$L$10];MATCH([.F1927];[Def.$I$6:.$I$10];0);MATCH([.I1927];[Def.$J$5:.$L$5];0));&quot;&quot;)">
            <text:p/>
          </table:table-cell>
          <table:table-cell table:style-name="ce56"/>
          <table:table-cell table:style-name="ce59" table:formula="of:=IF([.K1927]=&quot;&quot;;[.J1927];[.J1927]*[.K19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28]&lt;&gt;&quot;&quot;;IF(OR([.F1928]=&quot;ILF&quot;;[.F1928]=&quot;EIF&quot;);INDEX([Def.$D$6:.$F$8];MATCH([.H1928];[Def.$C$6:.$C$8]);MATCH([.G1928];[Def.$D$5:.$F$5]));IF([.F1928]=&quot;EI&quot;;INDEX([Def.$D$13:.$F$15];MATCH([.H1928];[Def.$C$13:.$C$15]);MATCH([.G1928];[Def.$D$12:.$F$12]));IF(OR([.F1928]=&quot;EO&quot;;[.F1928]=&quot;EQ&quot;);INDEX([Def.$D$19:.$F$21];MATCH([.H1928];[Def.$C$19:.$C$21]);MATCH([.G1928];[Def.$D$18:.$F$18]));&quot;#err&quot;)));&quot;&quot;)">
            <text:p/>
          </table:table-cell>
          <table:table-cell table:style-name="ce53" table:formula="of:=IF([.I1928]&lt;&gt;&quot;&quot;;INDEX([Def.$J$6:.$L$10];MATCH([.F1928];[Def.$I$6:.$I$10];0);MATCH([.I1928];[Def.$J$5:.$L$5];0));&quot;&quot;)">
            <text:p/>
          </table:table-cell>
          <table:table-cell table:style-name="ce56"/>
          <table:table-cell table:style-name="ce59" table:formula="of:=IF([.K1928]=&quot;&quot;;[.J1928];[.J1928]*[.K19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29]&lt;&gt;&quot;&quot;;IF(OR([.F1929]=&quot;ILF&quot;;[.F1929]=&quot;EIF&quot;);INDEX([Def.$D$6:.$F$8];MATCH([.H1929];[Def.$C$6:.$C$8]);MATCH([.G1929];[Def.$D$5:.$F$5]));IF([.F1929]=&quot;EI&quot;;INDEX([Def.$D$13:.$F$15];MATCH([.H1929];[Def.$C$13:.$C$15]);MATCH([.G1929];[Def.$D$12:.$F$12]));IF(OR([.F1929]=&quot;EO&quot;;[.F1929]=&quot;EQ&quot;);INDEX([Def.$D$19:.$F$21];MATCH([.H1929];[Def.$C$19:.$C$21]);MATCH([.G1929];[Def.$D$18:.$F$18]));&quot;#err&quot;)));&quot;&quot;)">
            <text:p/>
          </table:table-cell>
          <table:table-cell table:style-name="ce53" table:formula="of:=IF([.I1929]&lt;&gt;&quot;&quot;;INDEX([Def.$J$6:.$L$10];MATCH([.F1929];[Def.$I$6:.$I$10];0);MATCH([.I1929];[Def.$J$5:.$L$5];0));&quot;&quot;)">
            <text:p/>
          </table:table-cell>
          <table:table-cell table:style-name="ce56"/>
          <table:table-cell table:style-name="ce59" table:formula="of:=IF([.K1929]=&quot;&quot;;[.J1929];[.J1929]*[.K19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30]&lt;&gt;&quot;&quot;;IF(OR([.F1930]=&quot;ILF&quot;;[.F1930]=&quot;EIF&quot;);INDEX([Def.$D$6:.$F$8];MATCH([.H1930];[Def.$C$6:.$C$8]);MATCH([.G1930];[Def.$D$5:.$F$5]));IF([.F1930]=&quot;EI&quot;;INDEX([Def.$D$13:.$F$15];MATCH([.H1930];[Def.$C$13:.$C$15]);MATCH([.G1930];[Def.$D$12:.$F$12]));IF(OR([.F1930]=&quot;EO&quot;;[.F1930]=&quot;EQ&quot;);INDEX([Def.$D$19:.$F$21];MATCH([.H1930];[Def.$C$19:.$C$21]);MATCH([.G1930];[Def.$D$18:.$F$18]));&quot;#err&quot;)));&quot;&quot;)">
            <text:p/>
          </table:table-cell>
          <table:table-cell table:style-name="ce53" table:formula="of:=IF([.I1930]&lt;&gt;&quot;&quot;;INDEX([Def.$J$6:.$L$10];MATCH([.F1930];[Def.$I$6:.$I$10];0);MATCH([.I1930];[Def.$J$5:.$L$5];0));&quot;&quot;)">
            <text:p/>
          </table:table-cell>
          <table:table-cell table:style-name="ce56"/>
          <table:table-cell table:style-name="ce59" table:formula="of:=IF([.K1930]=&quot;&quot;;[.J1930];[.J1930]*[.K19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31]&lt;&gt;&quot;&quot;;IF(OR([.F1931]=&quot;ILF&quot;;[.F1931]=&quot;EIF&quot;);INDEX([Def.$D$6:.$F$8];MATCH([.H1931];[Def.$C$6:.$C$8]);MATCH([.G1931];[Def.$D$5:.$F$5]));IF([.F1931]=&quot;EI&quot;;INDEX([Def.$D$13:.$F$15];MATCH([.H1931];[Def.$C$13:.$C$15]);MATCH([.G1931];[Def.$D$12:.$F$12]));IF(OR([.F1931]=&quot;EO&quot;;[.F1931]=&quot;EQ&quot;);INDEX([Def.$D$19:.$F$21];MATCH([.H1931];[Def.$C$19:.$C$21]);MATCH([.G1931];[Def.$D$18:.$F$18]));&quot;#err&quot;)));&quot;&quot;)">
            <text:p/>
          </table:table-cell>
          <table:table-cell table:style-name="ce53" table:formula="of:=IF([.I1931]&lt;&gt;&quot;&quot;;INDEX([Def.$J$6:.$L$10];MATCH([.F1931];[Def.$I$6:.$I$10];0);MATCH([.I1931];[Def.$J$5:.$L$5];0));&quot;&quot;)">
            <text:p/>
          </table:table-cell>
          <table:table-cell table:style-name="ce56"/>
          <table:table-cell table:style-name="ce59" table:formula="of:=IF([.K1931]=&quot;&quot;;[.J1931];[.J1931]*[.K19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32]&lt;&gt;&quot;&quot;;IF(OR([.F1932]=&quot;ILF&quot;;[.F1932]=&quot;EIF&quot;);INDEX([Def.$D$6:.$F$8];MATCH([.H1932];[Def.$C$6:.$C$8]);MATCH([.G1932];[Def.$D$5:.$F$5]));IF([.F1932]=&quot;EI&quot;;INDEX([Def.$D$13:.$F$15];MATCH([.H1932];[Def.$C$13:.$C$15]);MATCH([.G1932];[Def.$D$12:.$F$12]));IF(OR([.F1932]=&quot;EO&quot;;[.F1932]=&quot;EQ&quot;);INDEX([Def.$D$19:.$F$21];MATCH([.H1932];[Def.$C$19:.$C$21]);MATCH([.G1932];[Def.$D$18:.$F$18]));&quot;#err&quot;)));&quot;&quot;)">
            <text:p/>
          </table:table-cell>
          <table:table-cell table:style-name="ce53" table:formula="of:=IF([.I1932]&lt;&gt;&quot;&quot;;INDEX([Def.$J$6:.$L$10];MATCH([.F1932];[Def.$I$6:.$I$10];0);MATCH([.I1932];[Def.$J$5:.$L$5];0));&quot;&quot;)">
            <text:p/>
          </table:table-cell>
          <table:table-cell table:style-name="ce56"/>
          <table:table-cell table:style-name="ce59" table:formula="of:=IF([.K1932]=&quot;&quot;;[.J1932];[.J1932]*[.K19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33]&lt;&gt;&quot;&quot;;IF(OR([.F1933]=&quot;ILF&quot;;[.F1933]=&quot;EIF&quot;);INDEX([Def.$D$6:.$F$8];MATCH([.H1933];[Def.$C$6:.$C$8]);MATCH([.G1933];[Def.$D$5:.$F$5]));IF([.F1933]=&quot;EI&quot;;INDEX([Def.$D$13:.$F$15];MATCH([.H1933];[Def.$C$13:.$C$15]);MATCH([.G1933];[Def.$D$12:.$F$12]));IF(OR([.F1933]=&quot;EO&quot;;[.F1933]=&quot;EQ&quot;);INDEX([Def.$D$19:.$F$21];MATCH([.H1933];[Def.$C$19:.$C$21]);MATCH([.G1933];[Def.$D$18:.$F$18]));&quot;#err&quot;)));&quot;&quot;)">
            <text:p/>
          </table:table-cell>
          <table:table-cell table:style-name="ce53" table:formula="of:=IF([.I1933]&lt;&gt;&quot;&quot;;INDEX([Def.$J$6:.$L$10];MATCH([.F1933];[Def.$I$6:.$I$10];0);MATCH([.I1933];[Def.$J$5:.$L$5];0));&quot;&quot;)">
            <text:p/>
          </table:table-cell>
          <table:table-cell table:style-name="ce56"/>
          <table:table-cell table:style-name="ce59" table:formula="of:=IF([.K1933]=&quot;&quot;;[.J1933];[.J1933]*[.K19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34]&lt;&gt;&quot;&quot;;IF(OR([.F1934]=&quot;ILF&quot;;[.F1934]=&quot;EIF&quot;);INDEX([Def.$D$6:.$F$8];MATCH([.H1934];[Def.$C$6:.$C$8]);MATCH([.G1934];[Def.$D$5:.$F$5]));IF([.F1934]=&quot;EI&quot;;INDEX([Def.$D$13:.$F$15];MATCH([.H1934];[Def.$C$13:.$C$15]);MATCH([.G1934];[Def.$D$12:.$F$12]));IF(OR([.F1934]=&quot;EO&quot;;[.F1934]=&quot;EQ&quot;);INDEX([Def.$D$19:.$F$21];MATCH([.H1934];[Def.$C$19:.$C$21]);MATCH([.G1934];[Def.$D$18:.$F$18]));&quot;#err&quot;)));&quot;&quot;)">
            <text:p/>
          </table:table-cell>
          <table:table-cell table:style-name="ce53" table:formula="of:=IF([.I1934]&lt;&gt;&quot;&quot;;INDEX([Def.$J$6:.$L$10];MATCH([.F1934];[Def.$I$6:.$I$10];0);MATCH([.I1934];[Def.$J$5:.$L$5];0));&quot;&quot;)">
            <text:p/>
          </table:table-cell>
          <table:table-cell table:style-name="ce56"/>
          <table:table-cell table:style-name="ce59" table:formula="of:=IF([.K1934]=&quot;&quot;;[.J1934];[.J1934]*[.K19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35]&lt;&gt;&quot;&quot;;IF(OR([.F1935]=&quot;ILF&quot;;[.F1935]=&quot;EIF&quot;);INDEX([Def.$D$6:.$F$8];MATCH([.H1935];[Def.$C$6:.$C$8]);MATCH([.G1935];[Def.$D$5:.$F$5]));IF([.F1935]=&quot;EI&quot;;INDEX([Def.$D$13:.$F$15];MATCH([.H1935];[Def.$C$13:.$C$15]);MATCH([.G1935];[Def.$D$12:.$F$12]));IF(OR([.F1935]=&quot;EO&quot;;[.F1935]=&quot;EQ&quot;);INDEX([Def.$D$19:.$F$21];MATCH([.H1935];[Def.$C$19:.$C$21]);MATCH([.G1935];[Def.$D$18:.$F$18]));&quot;#err&quot;)));&quot;&quot;)">
            <text:p/>
          </table:table-cell>
          <table:table-cell table:style-name="ce53" table:formula="of:=IF([.I1935]&lt;&gt;&quot;&quot;;INDEX([Def.$J$6:.$L$10];MATCH([.F1935];[Def.$I$6:.$I$10];0);MATCH([.I1935];[Def.$J$5:.$L$5];0));&quot;&quot;)">
            <text:p/>
          </table:table-cell>
          <table:table-cell table:style-name="ce56"/>
          <table:table-cell table:style-name="ce59" table:formula="of:=IF([.K1935]=&quot;&quot;;[.J1935];[.J1935]*[.K19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36]&lt;&gt;&quot;&quot;;IF(OR([.F1936]=&quot;ILF&quot;;[.F1936]=&quot;EIF&quot;);INDEX([Def.$D$6:.$F$8];MATCH([.H1936];[Def.$C$6:.$C$8]);MATCH([.G1936];[Def.$D$5:.$F$5]));IF([.F1936]=&quot;EI&quot;;INDEX([Def.$D$13:.$F$15];MATCH([.H1936];[Def.$C$13:.$C$15]);MATCH([.G1936];[Def.$D$12:.$F$12]));IF(OR([.F1936]=&quot;EO&quot;;[.F1936]=&quot;EQ&quot;);INDEX([Def.$D$19:.$F$21];MATCH([.H1936];[Def.$C$19:.$C$21]);MATCH([.G1936];[Def.$D$18:.$F$18]));&quot;#err&quot;)));&quot;&quot;)">
            <text:p/>
          </table:table-cell>
          <table:table-cell table:style-name="ce53" table:formula="of:=IF([.I1936]&lt;&gt;&quot;&quot;;INDEX([Def.$J$6:.$L$10];MATCH([.F1936];[Def.$I$6:.$I$10];0);MATCH([.I1936];[Def.$J$5:.$L$5];0));&quot;&quot;)">
            <text:p/>
          </table:table-cell>
          <table:table-cell table:style-name="ce56"/>
          <table:table-cell table:style-name="ce59" table:formula="of:=IF([.K1936]=&quot;&quot;;[.J1936];[.J1936]*[.K19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37]&lt;&gt;&quot;&quot;;IF(OR([.F1937]=&quot;ILF&quot;;[.F1937]=&quot;EIF&quot;);INDEX([Def.$D$6:.$F$8];MATCH([.H1937];[Def.$C$6:.$C$8]);MATCH([.G1937];[Def.$D$5:.$F$5]));IF([.F1937]=&quot;EI&quot;;INDEX([Def.$D$13:.$F$15];MATCH([.H1937];[Def.$C$13:.$C$15]);MATCH([.G1937];[Def.$D$12:.$F$12]));IF(OR([.F1937]=&quot;EO&quot;;[.F1937]=&quot;EQ&quot;);INDEX([Def.$D$19:.$F$21];MATCH([.H1937];[Def.$C$19:.$C$21]);MATCH([.G1937];[Def.$D$18:.$F$18]));&quot;#err&quot;)));&quot;&quot;)">
            <text:p/>
          </table:table-cell>
          <table:table-cell table:style-name="ce53" table:formula="of:=IF([.I1937]&lt;&gt;&quot;&quot;;INDEX([Def.$J$6:.$L$10];MATCH([.F1937];[Def.$I$6:.$I$10];0);MATCH([.I1937];[Def.$J$5:.$L$5];0));&quot;&quot;)">
            <text:p/>
          </table:table-cell>
          <table:table-cell table:style-name="ce56"/>
          <table:table-cell table:style-name="ce59" table:formula="of:=IF([.K1937]=&quot;&quot;;[.J1937];[.J1937]*[.K19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38]&lt;&gt;&quot;&quot;;IF(OR([.F1938]=&quot;ILF&quot;;[.F1938]=&quot;EIF&quot;);INDEX([Def.$D$6:.$F$8];MATCH([.H1938];[Def.$C$6:.$C$8]);MATCH([.G1938];[Def.$D$5:.$F$5]));IF([.F1938]=&quot;EI&quot;;INDEX([Def.$D$13:.$F$15];MATCH([.H1938];[Def.$C$13:.$C$15]);MATCH([.G1938];[Def.$D$12:.$F$12]));IF(OR([.F1938]=&quot;EO&quot;;[.F1938]=&quot;EQ&quot;);INDEX([Def.$D$19:.$F$21];MATCH([.H1938];[Def.$C$19:.$C$21]);MATCH([.G1938];[Def.$D$18:.$F$18]));&quot;#err&quot;)));&quot;&quot;)">
            <text:p/>
          </table:table-cell>
          <table:table-cell table:style-name="ce53" table:formula="of:=IF([.I1938]&lt;&gt;&quot;&quot;;INDEX([Def.$J$6:.$L$10];MATCH([.F1938];[Def.$I$6:.$I$10];0);MATCH([.I1938];[Def.$J$5:.$L$5];0));&quot;&quot;)">
            <text:p/>
          </table:table-cell>
          <table:table-cell table:style-name="ce56"/>
          <table:table-cell table:style-name="ce59" table:formula="of:=IF([.K1938]=&quot;&quot;;[.J1938];[.J1938]*[.K19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39]&lt;&gt;&quot;&quot;;IF(OR([.F1939]=&quot;ILF&quot;;[.F1939]=&quot;EIF&quot;);INDEX([Def.$D$6:.$F$8];MATCH([.H1939];[Def.$C$6:.$C$8]);MATCH([.G1939];[Def.$D$5:.$F$5]));IF([.F1939]=&quot;EI&quot;;INDEX([Def.$D$13:.$F$15];MATCH([.H1939];[Def.$C$13:.$C$15]);MATCH([.G1939];[Def.$D$12:.$F$12]));IF(OR([.F1939]=&quot;EO&quot;;[.F1939]=&quot;EQ&quot;);INDEX([Def.$D$19:.$F$21];MATCH([.H1939];[Def.$C$19:.$C$21]);MATCH([.G1939];[Def.$D$18:.$F$18]));&quot;#err&quot;)));&quot;&quot;)">
            <text:p/>
          </table:table-cell>
          <table:table-cell table:style-name="ce53" table:formula="of:=IF([.I1939]&lt;&gt;&quot;&quot;;INDEX([Def.$J$6:.$L$10];MATCH([.F1939];[Def.$I$6:.$I$10];0);MATCH([.I1939];[Def.$J$5:.$L$5];0));&quot;&quot;)">
            <text:p/>
          </table:table-cell>
          <table:table-cell table:style-name="ce56"/>
          <table:table-cell table:style-name="ce59" table:formula="of:=IF([.K1939]=&quot;&quot;;[.J1939];[.J1939]*[.K19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40]&lt;&gt;&quot;&quot;;IF(OR([.F1940]=&quot;ILF&quot;;[.F1940]=&quot;EIF&quot;);INDEX([Def.$D$6:.$F$8];MATCH([.H1940];[Def.$C$6:.$C$8]);MATCH([.G1940];[Def.$D$5:.$F$5]));IF([.F1940]=&quot;EI&quot;;INDEX([Def.$D$13:.$F$15];MATCH([.H1940];[Def.$C$13:.$C$15]);MATCH([.G1940];[Def.$D$12:.$F$12]));IF(OR([.F1940]=&quot;EO&quot;;[.F1940]=&quot;EQ&quot;);INDEX([Def.$D$19:.$F$21];MATCH([.H1940];[Def.$C$19:.$C$21]);MATCH([.G1940];[Def.$D$18:.$F$18]));&quot;#err&quot;)));&quot;&quot;)">
            <text:p/>
          </table:table-cell>
          <table:table-cell table:style-name="ce53" table:formula="of:=IF([.I1940]&lt;&gt;&quot;&quot;;INDEX([Def.$J$6:.$L$10];MATCH([.F1940];[Def.$I$6:.$I$10];0);MATCH([.I1940];[Def.$J$5:.$L$5];0));&quot;&quot;)">
            <text:p/>
          </table:table-cell>
          <table:table-cell table:style-name="ce56"/>
          <table:table-cell table:style-name="ce59" table:formula="of:=IF([.K1940]=&quot;&quot;;[.J1940];[.J1940]*[.K19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41]&lt;&gt;&quot;&quot;;IF(OR([.F1941]=&quot;ILF&quot;;[.F1941]=&quot;EIF&quot;);INDEX([Def.$D$6:.$F$8];MATCH([.H1941];[Def.$C$6:.$C$8]);MATCH([.G1941];[Def.$D$5:.$F$5]));IF([.F1941]=&quot;EI&quot;;INDEX([Def.$D$13:.$F$15];MATCH([.H1941];[Def.$C$13:.$C$15]);MATCH([.G1941];[Def.$D$12:.$F$12]));IF(OR([.F1941]=&quot;EO&quot;;[.F1941]=&quot;EQ&quot;);INDEX([Def.$D$19:.$F$21];MATCH([.H1941];[Def.$C$19:.$C$21]);MATCH([.G1941];[Def.$D$18:.$F$18]));&quot;#err&quot;)));&quot;&quot;)">
            <text:p/>
          </table:table-cell>
          <table:table-cell table:style-name="ce53" table:formula="of:=IF([.I1941]&lt;&gt;&quot;&quot;;INDEX([Def.$J$6:.$L$10];MATCH([.F1941];[Def.$I$6:.$I$10];0);MATCH([.I1941];[Def.$J$5:.$L$5];0));&quot;&quot;)">
            <text:p/>
          </table:table-cell>
          <table:table-cell table:style-name="ce56"/>
          <table:table-cell table:style-name="ce59" table:formula="of:=IF([.K1941]=&quot;&quot;;[.J1941];[.J1941]*[.K19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42]&lt;&gt;&quot;&quot;;IF(OR([.F1942]=&quot;ILF&quot;;[.F1942]=&quot;EIF&quot;);INDEX([Def.$D$6:.$F$8];MATCH([.H1942];[Def.$C$6:.$C$8]);MATCH([.G1942];[Def.$D$5:.$F$5]));IF([.F1942]=&quot;EI&quot;;INDEX([Def.$D$13:.$F$15];MATCH([.H1942];[Def.$C$13:.$C$15]);MATCH([.G1942];[Def.$D$12:.$F$12]));IF(OR([.F1942]=&quot;EO&quot;;[.F1942]=&quot;EQ&quot;);INDEX([Def.$D$19:.$F$21];MATCH([.H1942];[Def.$C$19:.$C$21]);MATCH([.G1942];[Def.$D$18:.$F$18]));&quot;#err&quot;)));&quot;&quot;)">
            <text:p/>
          </table:table-cell>
          <table:table-cell table:style-name="ce53" table:formula="of:=IF([.I1942]&lt;&gt;&quot;&quot;;INDEX([Def.$J$6:.$L$10];MATCH([.F1942];[Def.$I$6:.$I$10];0);MATCH([.I1942];[Def.$J$5:.$L$5];0));&quot;&quot;)">
            <text:p/>
          </table:table-cell>
          <table:table-cell table:style-name="ce56"/>
          <table:table-cell table:style-name="ce59" table:formula="of:=IF([.K1942]=&quot;&quot;;[.J1942];[.J1942]*[.K19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43]&lt;&gt;&quot;&quot;;IF(OR([.F1943]=&quot;ILF&quot;;[.F1943]=&quot;EIF&quot;);INDEX([Def.$D$6:.$F$8];MATCH([.H1943];[Def.$C$6:.$C$8]);MATCH([.G1943];[Def.$D$5:.$F$5]));IF([.F1943]=&quot;EI&quot;;INDEX([Def.$D$13:.$F$15];MATCH([.H1943];[Def.$C$13:.$C$15]);MATCH([.G1943];[Def.$D$12:.$F$12]));IF(OR([.F1943]=&quot;EO&quot;;[.F1943]=&quot;EQ&quot;);INDEX([Def.$D$19:.$F$21];MATCH([.H1943];[Def.$C$19:.$C$21]);MATCH([.G1943];[Def.$D$18:.$F$18]));&quot;#err&quot;)));&quot;&quot;)">
            <text:p/>
          </table:table-cell>
          <table:table-cell table:style-name="ce53" table:formula="of:=IF([.I1943]&lt;&gt;&quot;&quot;;INDEX([Def.$J$6:.$L$10];MATCH([.F1943];[Def.$I$6:.$I$10];0);MATCH([.I1943];[Def.$J$5:.$L$5];0));&quot;&quot;)">
            <text:p/>
          </table:table-cell>
          <table:table-cell table:style-name="ce56"/>
          <table:table-cell table:style-name="ce59" table:formula="of:=IF([.K1943]=&quot;&quot;;[.J1943];[.J1943]*[.K19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44]&lt;&gt;&quot;&quot;;IF(OR([.F1944]=&quot;ILF&quot;;[.F1944]=&quot;EIF&quot;);INDEX([Def.$D$6:.$F$8];MATCH([.H1944];[Def.$C$6:.$C$8]);MATCH([.G1944];[Def.$D$5:.$F$5]));IF([.F1944]=&quot;EI&quot;;INDEX([Def.$D$13:.$F$15];MATCH([.H1944];[Def.$C$13:.$C$15]);MATCH([.G1944];[Def.$D$12:.$F$12]));IF(OR([.F1944]=&quot;EO&quot;;[.F1944]=&quot;EQ&quot;);INDEX([Def.$D$19:.$F$21];MATCH([.H1944];[Def.$C$19:.$C$21]);MATCH([.G1944];[Def.$D$18:.$F$18]));&quot;#err&quot;)));&quot;&quot;)">
            <text:p/>
          </table:table-cell>
          <table:table-cell table:style-name="ce53" table:formula="of:=IF([.I1944]&lt;&gt;&quot;&quot;;INDEX([Def.$J$6:.$L$10];MATCH([.F1944];[Def.$I$6:.$I$10];0);MATCH([.I1944];[Def.$J$5:.$L$5];0));&quot;&quot;)">
            <text:p/>
          </table:table-cell>
          <table:table-cell table:style-name="ce56"/>
          <table:table-cell table:style-name="ce59" table:formula="of:=IF([.K1944]=&quot;&quot;;[.J1944];[.J1944]*[.K19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45]&lt;&gt;&quot;&quot;;IF(OR([.F1945]=&quot;ILF&quot;;[.F1945]=&quot;EIF&quot;);INDEX([Def.$D$6:.$F$8];MATCH([.H1945];[Def.$C$6:.$C$8]);MATCH([.G1945];[Def.$D$5:.$F$5]));IF([.F1945]=&quot;EI&quot;;INDEX([Def.$D$13:.$F$15];MATCH([.H1945];[Def.$C$13:.$C$15]);MATCH([.G1945];[Def.$D$12:.$F$12]));IF(OR([.F1945]=&quot;EO&quot;;[.F1945]=&quot;EQ&quot;);INDEX([Def.$D$19:.$F$21];MATCH([.H1945];[Def.$C$19:.$C$21]);MATCH([.G1945];[Def.$D$18:.$F$18]));&quot;#err&quot;)));&quot;&quot;)">
            <text:p/>
          </table:table-cell>
          <table:table-cell table:style-name="ce53" table:formula="of:=IF([.I1945]&lt;&gt;&quot;&quot;;INDEX([Def.$J$6:.$L$10];MATCH([.F1945];[Def.$I$6:.$I$10];0);MATCH([.I1945];[Def.$J$5:.$L$5];0));&quot;&quot;)">
            <text:p/>
          </table:table-cell>
          <table:table-cell table:style-name="ce56"/>
          <table:table-cell table:style-name="ce59" table:formula="of:=IF([.K1945]=&quot;&quot;;[.J1945];[.J1945]*[.K19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46]&lt;&gt;&quot;&quot;;IF(OR([.F1946]=&quot;ILF&quot;;[.F1946]=&quot;EIF&quot;);INDEX([Def.$D$6:.$F$8];MATCH([.H1946];[Def.$C$6:.$C$8]);MATCH([.G1946];[Def.$D$5:.$F$5]));IF([.F1946]=&quot;EI&quot;;INDEX([Def.$D$13:.$F$15];MATCH([.H1946];[Def.$C$13:.$C$15]);MATCH([.G1946];[Def.$D$12:.$F$12]));IF(OR([.F1946]=&quot;EO&quot;;[.F1946]=&quot;EQ&quot;);INDEX([Def.$D$19:.$F$21];MATCH([.H1946];[Def.$C$19:.$C$21]);MATCH([.G1946];[Def.$D$18:.$F$18]));&quot;#err&quot;)));&quot;&quot;)">
            <text:p/>
          </table:table-cell>
          <table:table-cell table:style-name="ce53" table:formula="of:=IF([.I1946]&lt;&gt;&quot;&quot;;INDEX([Def.$J$6:.$L$10];MATCH([.F1946];[Def.$I$6:.$I$10];0);MATCH([.I1946];[Def.$J$5:.$L$5];0));&quot;&quot;)">
            <text:p/>
          </table:table-cell>
          <table:table-cell table:style-name="ce56"/>
          <table:table-cell table:style-name="ce59" table:formula="of:=IF([.K1946]=&quot;&quot;;[.J1946];[.J1946]*[.K19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47]&lt;&gt;&quot;&quot;;IF(OR([.F1947]=&quot;ILF&quot;;[.F1947]=&quot;EIF&quot;);INDEX([Def.$D$6:.$F$8];MATCH([.H1947];[Def.$C$6:.$C$8]);MATCH([.G1947];[Def.$D$5:.$F$5]));IF([.F1947]=&quot;EI&quot;;INDEX([Def.$D$13:.$F$15];MATCH([.H1947];[Def.$C$13:.$C$15]);MATCH([.G1947];[Def.$D$12:.$F$12]));IF(OR([.F1947]=&quot;EO&quot;;[.F1947]=&quot;EQ&quot;);INDEX([Def.$D$19:.$F$21];MATCH([.H1947];[Def.$C$19:.$C$21]);MATCH([.G1947];[Def.$D$18:.$F$18]));&quot;#err&quot;)));&quot;&quot;)">
            <text:p/>
          </table:table-cell>
          <table:table-cell table:style-name="ce53" table:formula="of:=IF([.I1947]&lt;&gt;&quot;&quot;;INDEX([Def.$J$6:.$L$10];MATCH([.F1947];[Def.$I$6:.$I$10];0);MATCH([.I1947];[Def.$J$5:.$L$5];0));&quot;&quot;)">
            <text:p/>
          </table:table-cell>
          <table:table-cell table:style-name="ce56"/>
          <table:table-cell table:style-name="ce59" table:formula="of:=IF([.K1947]=&quot;&quot;;[.J1947];[.J1947]*[.K19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48]&lt;&gt;&quot;&quot;;IF(OR([.F1948]=&quot;ILF&quot;;[.F1948]=&quot;EIF&quot;);INDEX([Def.$D$6:.$F$8];MATCH([.H1948];[Def.$C$6:.$C$8]);MATCH([.G1948];[Def.$D$5:.$F$5]));IF([.F1948]=&quot;EI&quot;;INDEX([Def.$D$13:.$F$15];MATCH([.H1948];[Def.$C$13:.$C$15]);MATCH([.G1948];[Def.$D$12:.$F$12]));IF(OR([.F1948]=&quot;EO&quot;;[.F1948]=&quot;EQ&quot;);INDEX([Def.$D$19:.$F$21];MATCH([.H1948];[Def.$C$19:.$C$21]);MATCH([.G1948];[Def.$D$18:.$F$18]));&quot;#err&quot;)));&quot;&quot;)">
            <text:p/>
          </table:table-cell>
          <table:table-cell table:style-name="ce53" table:formula="of:=IF([.I1948]&lt;&gt;&quot;&quot;;INDEX([Def.$J$6:.$L$10];MATCH([.F1948];[Def.$I$6:.$I$10];0);MATCH([.I1948];[Def.$J$5:.$L$5];0));&quot;&quot;)">
            <text:p/>
          </table:table-cell>
          <table:table-cell table:style-name="ce56"/>
          <table:table-cell table:style-name="ce59" table:formula="of:=IF([.K1948]=&quot;&quot;;[.J1948];[.J1948]*[.K19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49]&lt;&gt;&quot;&quot;;IF(OR([.F1949]=&quot;ILF&quot;;[.F1949]=&quot;EIF&quot;);INDEX([Def.$D$6:.$F$8];MATCH([.H1949];[Def.$C$6:.$C$8]);MATCH([.G1949];[Def.$D$5:.$F$5]));IF([.F1949]=&quot;EI&quot;;INDEX([Def.$D$13:.$F$15];MATCH([.H1949];[Def.$C$13:.$C$15]);MATCH([.G1949];[Def.$D$12:.$F$12]));IF(OR([.F1949]=&quot;EO&quot;;[.F1949]=&quot;EQ&quot;);INDEX([Def.$D$19:.$F$21];MATCH([.H1949];[Def.$C$19:.$C$21]);MATCH([.G1949];[Def.$D$18:.$F$18]));&quot;#err&quot;)));&quot;&quot;)">
            <text:p/>
          </table:table-cell>
          <table:table-cell table:style-name="ce53" table:formula="of:=IF([.I1949]&lt;&gt;&quot;&quot;;INDEX([Def.$J$6:.$L$10];MATCH([.F1949];[Def.$I$6:.$I$10];0);MATCH([.I1949];[Def.$J$5:.$L$5];0));&quot;&quot;)">
            <text:p/>
          </table:table-cell>
          <table:table-cell table:style-name="ce56"/>
          <table:table-cell table:style-name="ce59" table:formula="of:=IF([.K1949]=&quot;&quot;;[.J1949];[.J1949]*[.K19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50]&lt;&gt;&quot;&quot;;IF(OR([.F1950]=&quot;ILF&quot;;[.F1950]=&quot;EIF&quot;);INDEX([Def.$D$6:.$F$8];MATCH([.H1950];[Def.$C$6:.$C$8]);MATCH([.G1950];[Def.$D$5:.$F$5]));IF([.F1950]=&quot;EI&quot;;INDEX([Def.$D$13:.$F$15];MATCH([.H1950];[Def.$C$13:.$C$15]);MATCH([.G1950];[Def.$D$12:.$F$12]));IF(OR([.F1950]=&quot;EO&quot;;[.F1950]=&quot;EQ&quot;);INDEX([Def.$D$19:.$F$21];MATCH([.H1950];[Def.$C$19:.$C$21]);MATCH([.G1950];[Def.$D$18:.$F$18]));&quot;#err&quot;)));&quot;&quot;)">
            <text:p/>
          </table:table-cell>
          <table:table-cell table:style-name="ce53" table:formula="of:=IF([.I1950]&lt;&gt;&quot;&quot;;INDEX([Def.$J$6:.$L$10];MATCH([.F1950];[Def.$I$6:.$I$10];0);MATCH([.I1950];[Def.$J$5:.$L$5];0));&quot;&quot;)">
            <text:p/>
          </table:table-cell>
          <table:table-cell table:style-name="ce56"/>
          <table:table-cell table:style-name="ce59" table:formula="of:=IF([.K1950]=&quot;&quot;;[.J1950];[.J1950]*[.K19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51]&lt;&gt;&quot;&quot;;IF(OR([.F1951]=&quot;ILF&quot;;[.F1951]=&quot;EIF&quot;);INDEX([Def.$D$6:.$F$8];MATCH([.H1951];[Def.$C$6:.$C$8]);MATCH([.G1951];[Def.$D$5:.$F$5]));IF([.F1951]=&quot;EI&quot;;INDEX([Def.$D$13:.$F$15];MATCH([.H1951];[Def.$C$13:.$C$15]);MATCH([.G1951];[Def.$D$12:.$F$12]));IF(OR([.F1951]=&quot;EO&quot;;[.F1951]=&quot;EQ&quot;);INDEX([Def.$D$19:.$F$21];MATCH([.H1951];[Def.$C$19:.$C$21]);MATCH([.G1951];[Def.$D$18:.$F$18]));&quot;#err&quot;)));&quot;&quot;)">
            <text:p/>
          </table:table-cell>
          <table:table-cell table:style-name="ce53" table:formula="of:=IF([.I1951]&lt;&gt;&quot;&quot;;INDEX([Def.$J$6:.$L$10];MATCH([.F1951];[Def.$I$6:.$I$10];0);MATCH([.I1951];[Def.$J$5:.$L$5];0));&quot;&quot;)">
            <text:p/>
          </table:table-cell>
          <table:table-cell table:style-name="ce56"/>
          <table:table-cell table:style-name="ce59" table:formula="of:=IF([.K1951]=&quot;&quot;;[.J1951];[.J1951]*[.K19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52]&lt;&gt;&quot;&quot;;IF(OR([.F1952]=&quot;ILF&quot;;[.F1952]=&quot;EIF&quot;);INDEX([Def.$D$6:.$F$8];MATCH([.H1952];[Def.$C$6:.$C$8]);MATCH([.G1952];[Def.$D$5:.$F$5]));IF([.F1952]=&quot;EI&quot;;INDEX([Def.$D$13:.$F$15];MATCH([.H1952];[Def.$C$13:.$C$15]);MATCH([.G1952];[Def.$D$12:.$F$12]));IF(OR([.F1952]=&quot;EO&quot;;[.F1952]=&quot;EQ&quot;);INDEX([Def.$D$19:.$F$21];MATCH([.H1952];[Def.$C$19:.$C$21]);MATCH([.G1952];[Def.$D$18:.$F$18]));&quot;#err&quot;)));&quot;&quot;)">
            <text:p/>
          </table:table-cell>
          <table:table-cell table:style-name="ce53" table:formula="of:=IF([.I1952]&lt;&gt;&quot;&quot;;INDEX([Def.$J$6:.$L$10];MATCH([.F1952];[Def.$I$6:.$I$10];0);MATCH([.I1952];[Def.$J$5:.$L$5];0));&quot;&quot;)">
            <text:p/>
          </table:table-cell>
          <table:table-cell table:style-name="ce56"/>
          <table:table-cell table:style-name="ce59" table:formula="of:=IF([.K1952]=&quot;&quot;;[.J1952];[.J1952]*[.K19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53]&lt;&gt;&quot;&quot;;IF(OR([.F1953]=&quot;ILF&quot;;[.F1953]=&quot;EIF&quot;);INDEX([Def.$D$6:.$F$8];MATCH([.H1953];[Def.$C$6:.$C$8]);MATCH([.G1953];[Def.$D$5:.$F$5]));IF([.F1953]=&quot;EI&quot;;INDEX([Def.$D$13:.$F$15];MATCH([.H1953];[Def.$C$13:.$C$15]);MATCH([.G1953];[Def.$D$12:.$F$12]));IF(OR([.F1953]=&quot;EO&quot;;[.F1953]=&quot;EQ&quot;);INDEX([Def.$D$19:.$F$21];MATCH([.H1953];[Def.$C$19:.$C$21]);MATCH([.G1953];[Def.$D$18:.$F$18]));&quot;#err&quot;)));&quot;&quot;)">
            <text:p/>
          </table:table-cell>
          <table:table-cell table:style-name="ce53" table:formula="of:=IF([.I1953]&lt;&gt;&quot;&quot;;INDEX([Def.$J$6:.$L$10];MATCH([.F1953];[Def.$I$6:.$I$10];0);MATCH([.I1953];[Def.$J$5:.$L$5];0));&quot;&quot;)">
            <text:p/>
          </table:table-cell>
          <table:table-cell table:style-name="ce56"/>
          <table:table-cell table:style-name="ce59" table:formula="of:=IF([.K1953]=&quot;&quot;;[.J1953];[.J1953]*[.K19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54]&lt;&gt;&quot;&quot;;IF(OR([.F1954]=&quot;ILF&quot;;[.F1954]=&quot;EIF&quot;);INDEX([Def.$D$6:.$F$8];MATCH([.H1954];[Def.$C$6:.$C$8]);MATCH([.G1954];[Def.$D$5:.$F$5]));IF([.F1954]=&quot;EI&quot;;INDEX([Def.$D$13:.$F$15];MATCH([.H1954];[Def.$C$13:.$C$15]);MATCH([.G1954];[Def.$D$12:.$F$12]));IF(OR([.F1954]=&quot;EO&quot;;[.F1954]=&quot;EQ&quot;);INDEX([Def.$D$19:.$F$21];MATCH([.H1954];[Def.$C$19:.$C$21]);MATCH([.G1954];[Def.$D$18:.$F$18]));&quot;#err&quot;)));&quot;&quot;)">
            <text:p/>
          </table:table-cell>
          <table:table-cell table:style-name="ce53" table:formula="of:=IF([.I1954]&lt;&gt;&quot;&quot;;INDEX([Def.$J$6:.$L$10];MATCH([.F1954];[Def.$I$6:.$I$10];0);MATCH([.I1954];[Def.$J$5:.$L$5];0));&quot;&quot;)">
            <text:p/>
          </table:table-cell>
          <table:table-cell table:style-name="ce56"/>
          <table:table-cell table:style-name="ce59" table:formula="of:=IF([.K1954]=&quot;&quot;;[.J1954];[.J1954]*[.K19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55]&lt;&gt;&quot;&quot;;IF(OR([.F1955]=&quot;ILF&quot;;[.F1955]=&quot;EIF&quot;);INDEX([Def.$D$6:.$F$8];MATCH([.H1955];[Def.$C$6:.$C$8]);MATCH([.G1955];[Def.$D$5:.$F$5]));IF([.F1955]=&quot;EI&quot;;INDEX([Def.$D$13:.$F$15];MATCH([.H1955];[Def.$C$13:.$C$15]);MATCH([.G1955];[Def.$D$12:.$F$12]));IF(OR([.F1955]=&quot;EO&quot;;[.F1955]=&quot;EQ&quot;);INDEX([Def.$D$19:.$F$21];MATCH([.H1955];[Def.$C$19:.$C$21]);MATCH([.G1955];[Def.$D$18:.$F$18]));&quot;#err&quot;)));&quot;&quot;)">
            <text:p/>
          </table:table-cell>
          <table:table-cell table:style-name="ce53" table:formula="of:=IF([.I1955]&lt;&gt;&quot;&quot;;INDEX([Def.$J$6:.$L$10];MATCH([.F1955];[Def.$I$6:.$I$10];0);MATCH([.I1955];[Def.$J$5:.$L$5];0));&quot;&quot;)">
            <text:p/>
          </table:table-cell>
          <table:table-cell table:style-name="ce56"/>
          <table:table-cell table:style-name="ce59" table:formula="of:=IF([.K1955]=&quot;&quot;;[.J1955];[.J1955]*[.K19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56]&lt;&gt;&quot;&quot;;IF(OR([.F1956]=&quot;ILF&quot;;[.F1956]=&quot;EIF&quot;);INDEX([Def.$D$6:.$F$8];MATCH([.H1956];[Def.$C$6:.$C$8]);MATCH([.G1956];[Def.$D$5:.$F$5]));IF([.F1956]=&quot;EI&quot;;INDEX([Def.$D$13:.$F$15];MATCH([.H1956];[Def.$C$13:.$C$15]);MATCH([.G1956];[Def.$D$12:.$F$12]));IF(OR([.F1956]=&quot;EO&quot;;[.F1956]=&quot;EQ&quot;);INDEX([Def.$D$19:.$F$21];MATCH([.H1956];[Def.$C$19:.$C$21]);MATCH([.G1956];[Def.$D$18:.$F$18]));&quot;#err&quot;)));&quot;&quot;)">
            <text:p/>
          </table:table-cell>
          <table:table-cell table:style-name="ce53" table:formula="of:=IF([.I1956]&lt;&gt;&quot;&quot;;INDEX([Def.$J$6:.$L$10];MATCH([.F1956];[Def.$I$6:.$I$10];0);MATCH([.I1956];[Def.$J$5:.$L$5];0));&quot;&quot;)">
            <text:p/>
          </table:table-cell>
          <table:table-cell table:style-name="ce56"/>
          <table:table-cell table:style-name="ce59" table:formula="of:=IF([.K1956]=&quot;&quot;;[.J1956];[.J1956]*[.K19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57]&lt;&gt;&quot;&quot;;IF(OR([.F1957]=&quot;ILF&quot;;[.F1957]=&quot;EIF&quot;);INDEX([Def.$D$6:.$F$8];MATCH([.H1957];[Def.$C$6:.$C$8]);MATCH([.G1957];[Def.$D$5:.$F$5]));IF([.F1957]=&quot;EI&quot;;INDEX([Def.$D$13:.$F$15];MATCH([.H1957];[Def.$C$13:.$C$15]);MATCH([.G1957];[Def.$D$12:.$F$12]));IF(OR([.F1957]=&quot;EO&quot;;[.F1957]=&quot;EQ&quot;);INDEX([Def.$D$19:.$F$21];MATCH([.H1957];[Def.$C$19:.$C$21]);MATCH([.G1957];[Def.$D$18:.$F$18]));&quot;#err&quot;)));&quot;&quot;)">
            <text:p/>
          </table:table-cell>
          <table:table-cell table:style-name="ce53" table:formula="of:=IF([.I1957]&lt;&gt;&quot;&quot;;INDEX([Def.$J$6:.$L$10];MATCH([.F1957];[Def.$I$6:.$I$10];0);MATCH([.I1957];[Def.$J$5:.$L$5];0));&quot;&quot;)">
            <text:p/>
          </table:table-cell>
          <table:table-cell table:style-name="ce56"/>
          <table:table-cell table:style-name="ce59" table:formula="of:=IF([.K1957]=&quot;&quot;;[.J1957];[.J1957]*[.K19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58]&lt;&gt;&quot;&quot;;IF(OR([.F1958]=&quot;ILF&quot;;[.F1958]=&quot;EIF&quot;);INDEX([Def.$D$6:.$F$8];MATCH([.H1958];[Def.$C$6:.$C$8]);MATCH([.G1958];[Def.$D$5:.$F$5]));IF([.F1958]=&quot;EI&quot;;INDEX([Def.$D$13:.$F$15];MATCH([.H1958];[Def.$C$13:.$C$15]);MATCH([.G1958];[Def.$D$12:.$F$12]));IF(OR([.F1958]=&quot;EO&quot;;[.F1958]=&quot;EQ&quot;);INDEX([Def.$D$19:.$F$21];MATCH([.H1958];[Def.$C$19:.$C$21]);MATCH([.G1958];[Def.$D$18:.$F$18]));&quot;#err&quot;)));&quot;&quot;)">
            <text:p/>
          </table:table-cell>
          <table:table-cell table:style-name="ce53" table:formula="of:=IF([.I1958]&lt;&gt;&quot;&quot;;INDEX([Def.$J$6:.$L$10];MATCH([.F1958];[Def.$I$6:.$I$10];0);MATCH([.I1958];[Def.$J$5:.$L$5];0));&quot;&quot;)">
            <text:p/>
          </table:table-cell>
          <table:table-cell table:style-name="ce56"/>
          <table:table-cell table:style-name="ce59" table:formula="of:=IF([.K1958]=&quot;&quot;;[.J1958];[.J1958]*[.K19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59]&lt;&gt;&quot;&quot;;IF(OR([.F1959]=&quot;ILF&quot;;[.F1959]=&quot;EIF&quot;);INDEX([Def.$D$6:.$F$8];MATCH([.H1959];[Def.$C$6:.$C$8]);MATCH([.G1959];[Def.$D$5:.$F$5]));IF([.F1959]=&quot;EI&quot;;INDEX([Def.$D$13:.$F$15];MATCH([.H1959];[Def.$C$13:.$C$15]);MATCH([.G1959];[Def.$D$12:.$F$12]));IF(OR([.F1959]=&quot;EO&quot;;[.F1959]=&quot;EQ&quot;);INDEX([Def.$D$19:.$F$21];MATCH([.H1959];[Def.$C$19:.$C$21]);MATCH([.G1959];[Def.$D$18:.$F$18]));&quot;#err&quot;)));&quot;&quot;)">
            <text:p/>
          </table:table-cell>
          <table:table-cell table:style-name="ce53" table:formula="of:=IF([.I1959]&lt;&gt;&quot;&quot;;INDEX([Def.$J$6:.$L$10];MATCH([.F1959];[Def.$I$6:.$I$10];0);MATCH([.I1959];[Def.$J$5:.$L$5];0));&quot;&quot;)">
            <text:p/>
          </table:table-cell>
          <table:table-cell table:style-name="ce56"/>
          <table:table-cell table:style-name="ce59" table:formula="of:=IF([.K1959]=&quot;&quot;;[.J1959];[.J1959]*[.K19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60]&lt;&gt;&quot;&quot;;IF(OR([.F1960]=&quot;ILF&quot;;[.F1960]=&quot;EIF&quot;);INDEX([Def.$D$6:.$F$8];MATCH([.H1960];[Def.$C$6:.$C$8]);MATCH([.G1960];[Def.$D$5:.$F$5]));IF([.F1960]=&quot;EI&quot;;INDEX([Def.$D$13:.$F$15];MATCH([.H1960];[Def.$C$13:.$C$15]);MATCH([.G1960];[Def.$D$12:.$F$12]));IF(OR([.F1960]=&quot;EO&quot;;[.F1960]=&quot;EQ&quot;);INDEX([Def.$D$19:.$F$21];MATCH([.H1960];[Def.$C$19:.$C$21]);MATCH([.G1960];[Def.$D$18:.$F$18]));&quot;#err&quot;)));&quot;&quot;)">
            <text:p/>
          </table:table-cell>
          <table:table-cell table:style-name="ce53" table:formula="of:=IF([.I1960]&lt;&gt;&quot;&quot;;INDEX([Def.$J$6:.$L$10];MATCH([.F1960];[Def.$I$6:.$I$10];0);MATCH([.I1960];[Def.$J$5:.$L$5];0));&quot;&quot;)">
            <text:p/>
          </table:table-cell>
          <table:table-cell table:style-name="ce56"/>
          <table:table-cell table:style-name="ce59" table:formula="of:=IF([.K1960]=&quot;&quot;;[.J1960];[.J1960]*[.K19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61]&lt;&gt;&quot;&quot;;IF(OR([.F1961]=&quot;ILF&quot;;[.F1961]=&quot;EIF&quot;);INDEX([Def.$D$6:.$F$8];MATCH([.H1961];[Def.$C$6:.$C$8]);MATCH([.G1961];[Def.$D$5:.$F$5]));IF([.F1961]=&quot;EI&quot;;INDEX([Def.$D$13:.$F$15];MATCH([.H1961];[Def.$C$13:.$C$15]);MATCH([.G1961];[Def.$D$12:.$F$12]));IF(OR([.F1961]=&quot;EO&quot;;[.F1961]=&quot;EQ&quot;);INDEX([Def.$D$19:.$F$21];MATCH([.H1961];[Def.$C$19:.$C$21]);MATCH([.G1961];[Def.$D$18:.$F$18]));&quot;#err&quot;)));&quot;&quot;)">
            <text:p/>
          </table:table-cell>
          <table:table-cell table:style-name="ce53" table:formula="of:=IF([.I1961]&lt;&gt;&quot;&quot;;INDEX([Def.$J$6:.$L$10];MATCH([.F1961];[Def.$I$6:.$I$10];0);MATCH([.I1961];[Def.$J$5:.$L$5];0));&quot;&quot;)">
            <text:p/>
          </table:table-cell>
          <table:table-cell table:style-name="ce56"/>
          <table:table-cell table:style-name="ce59" table:formula="of:=IF([.K1961]=&quot;&quot;;[.J1961];[.J1961]*[.K19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62]&lt;&gt;&quot;&quot;;IF(OR([.F1962]=&quot;ILF&quot;;[.F1962]=&quot;EIF&quot;);INDEX([Def.$D$6:.$F$8];MATCH([.H1962];[Def.$C$6:.$C$8]);MATCH([.G1962];[Def.$D$5:.$F$5]));IF([.F1962]=&quot;EI&quot;;INDEX([Def.$D$13:.$F$15];MATCH([.H1962];[Def.$C$13:.$C$15]);MATCH([.G1962];[Def.$D$12:.$F$12]));IF(OR([.F1962]=&quot;EO&quot;;[.F1962]=&quot;EQ&quot;);INDEX([Def.$D$19:.$F$21];MATCH([.H1962];[Def.$C$19:.$C$21]);MATCH([.G1962];[Def.$D$18:.$F$18]));&quot;#err&quot;)));&quot;&quot;)">
            <text:p/>
          </table:table-cell>
          <table:table-cell table:style-name="ce53" table:formula="of:=IF([.I1962]&lt;&gt;&quot;&quot;;INDEX([Def.$J$6:.$L$10];MATCH([.F1962];[Def.$I$6:.$I$10];0);MATCH([.I1962];[Def.$J$5:.$L$5];0));&quot;&quot;)">
            <text:p/>
          </table:table-cell>
          <table:table-cell table:style-name="ce56"/>
          <table:table-cell table:style-name="ce59" table:formula="of:=IF([.K1962]=&quot;&quot;;[.J1962];[.J1962]*[.K19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63]&lt;&gt;&quot;&quot;;IF(OR([.F1963]=&quot;ILF&quot;;[.F1963]=&quot;EIF&quot;);INDEX([Def.$D$6:.$F$8];MATCH([.H1963];[Def.$C$6:.$C$8]);MATCH([.G1963];[Def.$D$5:.$F$5]));IF([.F1963]=&quot;EI&quot;;INDEX([Def.$D$13:.$F$15];MATCH([.H1963];[Def.$C$13:.$C$15]);MATCH([.G1963];[Def.$D$12:.$F$12]));IF(OR([.F1963]=&quot;EO&quot;;[.F1963]=&quot;EQ&quot;);INDEX([Def.$D$19:.$F$21];MATCH([.H1963];[Def.$C$19:.$C$21]);MATCH([.G1963];[Def.$D$18:.$F$18]));&quot;#err&quot;)));&quot;&quot;)">
            <text:p/>
          </table:table-cell>
          <table:table-cell table:style-name="ce53" table:formula="of:=IF([.I1963]&lt;&gt;&quot;&quot;;INDEX([Def.$J$6:.$L$10];MATCH([.F1963];[Def.$I$6:.$I$10];0);MATCH([.I1963];[Def.$J$5:.$L$5];0));&quot;&quot;)">
            <text:p/>
          </table:table-cell>
          <table:table-cell table:style-name="ce56"/>
          <table:table-cell table:style-name="ce59" table:formula="of:=IF([.K1963]=&quot;&quot;;[.J1963];[.J1963]*[.K19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64]&lt;&gt;&quot;&quot;;IF(OR([.F1964]=&quot;ILF&quot;;[.F1964]=&quot;EIF&quot;);INDEX([Def.$D$6:.$F$8];MATCH([.H1964];[Def.$C$6:.$C$8]);MATCH([.G1964];[Def.$D$5:.$F$5]));IF([.F1964]=&quot;EI&quot;;INDEX([Def.$D$13:.$F$15];MATCH([.H1964];[Def.$C$13:.$C$15]);MATCH([.G1964];[Def.$D$12:.$F$12]));IF(OR([.F1964]=&quot;EO&quot;;[.F1964]=&quot;EQ&quot;);INDEX([Def.$D$19:.$F$21];MATCH([.H1964];[Def.$C$19:.$C$21]);MATCH([.G1964];[Def.$D$18:.$F$18]));&quot;#err&quot;)));&quot;&quot;)">
            <text:p/>
          </table:table-cell>
          <table:table-cell table:style-name="ce53" table:formula="of:=IF([.I1964]&lt;&gt;&quot;&quot;;INDEX([Def.$J$6:.$L$10];MATCH([.F1964];[Def.$I$6:.$I$10];0);MATCH([.I1964];[Def.$J$5:.$L$5];0));&quot;&quot;)">
            <text:p/>
          </table:table-cell>
          <table:table-cell table:style-name="ce56"/>
          <table:table-cell table:style-name="ce59" table:formula="of:=IF([.K1964]=&quot;&quot;;[.J1964];[.J1964]*[.K19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65]&lt;&gt;&quot;&quot;;IF(OR([.F1965]=&quot;ILF&quot;;[.F1965]=&quot;EIF&quot;);INDEX([Def.$D$6:.$F$8];MATCH([.H1965];[Def.$C$6:.$C$8]);MATCH([.G1965];[Def.$D$5:.$F$5]));IF([.F1965]=&quot;EI&quot;;INDEX([Def.$D$13:.$F$15];MATCH([.H1965];[Def.$C$13:.$C$15]);MATCH([.G1965];[Def.$D$12:.$F$12]));IF(OR([.F1965]=&quot;EO&quot;;[.F1965]=&quot;EQ&quot;);INDEX([Def.$D$19:.$F$21];MATCH([.H1965];[Def.$C$19:.$C$21]);MATCH([.G1965];[Def.$D$18:.$F$18]));&quot;#err&quot;)));&quot;&quot;)">
            <text:p/>
          </table:table-cell>
          <table:table-cell table:style-name="ce53" table:formula="of:=IF([.I1965]&lt;&gt;&quot;&quot;;INDEX([Def.$J$6:.$L$10];MATCH([.F1965];[Def.$I$6:.$I$10];0);MATCH([.I1965];[Def.$J$5:.$L$5];0));&quot;&quot;)">
            <text:p/>
          </table:table-cell>
          <table:table-cell table:style-name="ce56"/>
          <table:table-cell table:style-name="ce59" table:formula="of:=IF([.K1965]=&quot;&quot;;[.J1965];[.J1965]*[.K19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66]&lt;&gt;&quot;&quot;;IF(OR([.F1966]=&quot;ILF&quot;;[.F1966]=&quot;EIF&quot;);INDEX([Def.$D$6:.$F$8];MATCH([.H1966];[Def.$C$6:.$C$8]);MATCH([.G1966];[Def.$D$5:.$F$5]));IF([.F1966]=&quot;EI&quot;;INDEX([Def.$D$13:.$F$15];MATCH([.H1966];[Def.$C$13:.$C$15]);MATCH([.G1966];[Def.$D$12:.$F$12]));IF(OR([.F1966]=&quot;EO&quot;;[.F1966]=&quot;EQ&quot;);INDEX([Def.$D$19:.$F$21];MATCH([.H1966];[Def.$C$19:.$C$21]);MATCH([.G1966];[Def.$D$18:.$F$18]));&quot;#err&quot;)));&quot;&quot;)">
            <text:p/>
          </table:table-cell>
          <table:table-cell table:style-name="ce53" table:formula="of:=IF([.I1966]&lt;&gt;&quot;&quot;;INDEX([Def.$J$6:.$L$10];MATCH([.F1966];[Def.$I$6:.$I$10];0);MATCH([.I1966];[Def.$J$5:.$L$5];0));&quot;&quot;)">
            <text:p/>
          </table:table-cell>
          <table:table-cell table:style-name="ce56"/>
          <table:table-cell table:style-name="ce59" table:formula="of:=IF([.K1966]=&quot;&quot;;[.J1966];[.J1966]*[.K19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67]&lt;&gt;&quot;&quot;;IF(OR([.F1967]=&quot;ILF&quot;;[.F1967]=&quot;EIF&quot;);INDEX([Def.$D$6:.$F$8];MATCH([.H1967];[Def.$C$6:.$C$8]);MATCH([.G1967];[Def.$D$5:.$F$5]));IF([.F1967]=&quot;EI&quot;;INDEX([Def.$D$13:.$F$15];MATCH([.H1967];[Def.$C$13:.$C$15]);MATCH([.G1967];[Def.$D$12:.$F$12]));IF(OR([.F1967]=&quot;EO&quot;;[.F1967]=&quot;EQ&quot;);INDEX([Def.$D$19:.$F$21];MATCH([.H1967];[Def.$C$19:.$C$21]);MATCH([.G1967];[Def.$D$18:.$F$18]));&quot;#err&quot;)));&quot;&quot;)">
            <text:p/>
          </table:table-cell>
          <table:table-cell table:style-name="ce53" table:formula="of:=IF([.I1967]&lt;&gt;&quot;&quot;;INDEX([Def.$J$6:.$L$10];MATCH([.F1967];[Def.$I$6:.$I$10];0);MATCH([.I1967];[Def.$J$5:.$L$5];0));&quot;&quot;)">
            <text:p/>
          </table:table-cell>
          <table:table-cell table:style-name="ce56"/>
          <table:table-cell table:style-name="ce59" table:formula="of:=IF([.K1967]=&quot;&quot;;[.J1967];[.J1967]*[.K19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68]&lt;&gt;&quot;&quot;;IF(OR([.F1968]=&quot;ILF&quot;;[.F1968]=&quot;EIF&quot;);INDEX([Def.$D$6:.$F$8];MATCH([.H1968];[Def.$C$6:.$C$8]);MATCH([.G1968];[Def.$D$5:.$F$5]));IF([.F1968]=&quot;EI&quot;;INDEX([Def.$D$13:.$F$15];MATCH([.H1968];[Def.$C$13:.$C$15]);MATCH([.G1968];[Def.$D$12:.$F$12]));IF(OR([.F1968]=&quot;EO&quot;;[.F1968]=&quot;EQ&quot;);INDEX([Def.$D$19:.$F$21];MATCH([.H1968];[Def.$C$19:.$C$21]);MATCH([.G1968];[Def.$D$18:.$F$18]));&quot;#err&quot;)));&quot;&quot;)">
            <text:p/>
          </table:table-cell>
          <table:table-cell table:style-name="ce53" table:formula="of:=IF([.I1968]&lt;&gt;&quot;&quot;;INDEX([Def.$J$6:.$L$10];MATCH([.F1968];[Def.$I$6:.$I$10];0);MATCH([.I1968];[Def.$J$5:.$L$5];0));&quot;&quot;)">
            <text:p/>
          </table:table-cell>
          <table:table-cell table:style-name="ce56"/>
          <table:table-cell table:style-name="ce59" table:formula="of:=IF([.K1968]=&quot;&quot;;[.J1968];[.J1968]*[.K19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69]&lt;&gt;&quot;&quot;;IF(OR([.F1969]=&quot;ILF&quot;;[.F1969]=&quot;EIF&quot;);INDEX([Def.$D$6:.$F$8];MATCH([.H1969];[Def.$C$6:.$C$8]);MATCH([.G1969];[Def.$D$5:.$F$5]));IF([.F1969]=&quot;EI&quot;;INDEX([Def.$D$13:.$F$15];MATCH([.H1969];[Def.$C$13:.$C$15]);MATCH([.G1969];[Def.$D$12:.$F$12]));IF(OR([.F1969]=&quot;EO&quot;;[.F1969]=&quot;EQ&quot;);INDEX([Def.$D$19:.$F$21];MATCH([.H1969];[Def.$C$19:.$C$21]);MATCH([.G1969];[Def.$D$18:.$F$18]));&quot;#err&quot;)));&quot;&quot;)">
            <text:p/>
          </table:table-cell>
          <table:table-cell table:style-name="ce53" table:formula="of:=IF([.I1969]&lt;&gt;&quot;&quot;;INDEX([Def.$J$6:.$L$10];MATCH([.F1969];[Def.$I$6:.$I$10];0);MATCH([.I1969];[Def.$J$5:.$L$5];0));&quot;&quot;)">
            <text:p/>
          </table:table-cell>
          <table:table-cell table:style-name="ce56"/>
          <table:table-cell table:style-name="ce59" table:formula="of:=IF([.K1969]=&quot;&quot;;[.J1969];[.J1969]*[.K19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70]&lt;&gt;&quot;&quot;;IF(OR([.F1970]=&quot;ILF&quot;;[.F1970]=&quot;EIF&quot;);INDEX([Def.$D$6:.$F$8];MATCH([.H1970];[Def.$C$6:.$C$8]);MATCH([.G1970];[Def.$D$5:.$F$5]));IF([.F1970]=&quot;EI&quot;;INDEX([Def.$D$13:.$F$15];MATCH([.H1970];[Def.$C$13:.$C$15]);MATCH([.G1970];[Def.$D$12:.$F$12]));IF(OR([.F1970]=&quot;EO&quot;;[.F1970]=&quot;EQ&quot;);INDEX([Def.$D$19:.$F$21];MATCH([.H1970];[Def.$C$19:.$C$21]);MATCH([.G1970];[Def.$D$18:.$F$18]));&quot;#err&quot;)));&quot;&quot;)">
            <text:p/>
          </table:table-cell>
          <table:table-cell table:style-name="ce53" table:formula="of:=IF([.I1970]&lt;&gt;&quot;&quot;;INDEX([Def.$J$6:.$L$10];MATCH([.F1970];[Def.$I$6:.$I$10];0);MATCH([.I1970];[Def.$J$5:.$L$5];0));&quot;&quot;)">
            <text:p/>
          </table:table-cell>
          <table:table-cell table:style-name="ce56"/>
          <table:table-cell table:style-name="ce59" table:formula="of:=IF([.K1970]=&quot;&quot;;[.J1970];[.J1970]*[.K19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71]&lt;&gt;&quot;&quot;;IF(OR([.F1971]=&quot;ILF&quot;;[.F1971]=&quot;EIF&quot;);INDEX([Def.$D$6:.$F$8];MATCH([.H1971];[Def.$C$6:.$C$8]);MATCH([.G1971];[Def.$D$5:.$F$5]));IF([.F1971]=&quot;EI&quot;;INDEX([Def.$D$13:.$F$15];MATCH([.H1971];[Def.$C$13:.$C$15]);MATCH([.G1971];[Def.$D$12:.$F$12]));IF(OR([.F1971]=&quot;EO&quot;;[.F1971]=&quot;EQ&quot;);INDEX([Def.$D$19:.$F$21];MATCH([.H1971];[Def.$C$19:.$C$21]);MATCH([.G1971];[Def.$D$18:.$F$18]));&quot;#err&quot;)));&quot;&quot;)">
            <text:p/>
          </table:table-cell>
          <table:table-cell table:style-name="ce53" table:formula="of:=IF([.I1971]&lt;&gt;&quot;&quot;;INDEX([Def.$J$6:.$L$10];MATCH([.F1971];[Def.$I$6:.$I$10];0);MATCH([.I1971];[Def.$J$5:.$L$5];0));&quot;&quot;)">
            <text:p/>
          </table:table-cell>
          <table:table-cell table:style-name="ce56"/>
          <table:table-cell table:style-name="ce59" table:formula="of:=IF([.K1971]=&quot;&quot;;[.J1971];[.J1971]*[.K19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72]&lt;&gt;&quot;&quot;;IF(OR([.F1972]=&quot;ILF&quot;;[.F1972]=&quot;EIF&quot;);INDEX([Def.$D$6:.$F$8];MATCH([.H1972];[Def.$C$6:.$C$8]);MATCH([.G1972];[Def.$D$5:.$F$5]));IF([.F1972]=&quot;EI&quot;;INDEX([Def.$D$13:.$F$15];MATCH([.H1972];[Def.$C$13:.$C$15]);MATCH([.G1972];[Def.$D$12:.$F$12]));IF(OR([.F1972]=&quot;EO&quot;;[.F1972]=&quot;EQ&quot;);INDEX([Def.$D$19:.$F$21];MATCH([.H1972];[Def.$C$19:.$C$21]);MATCH([.G1972];[Def.$D$18:.$F$18]));&quot;#err&quot;)));&quot;&quot;)">
            <text:p/>
          </table:table-cell>
          <table:table-cell table:style-name="ce53" table:formula="of:=IF([.I1972]&lt;&gt;&quot;&quot;;INDEX([Def.$J$6:.$L$10];MATCH([.F1972];[Def.$I$6:.$I$10];0);MATCH([.I1972];[Def.$J$5:.$L$5];0));&quot;&quot;)">
            <text:p/>
          </table:table-cell>
          <table:table-cell table:style-name="ce56"/>
          <table:table-cell table:style-name="ce59" table:formula="of:=IF([.K1972]=&quot;&quot;;[.J1972];[.J1972]*[.K19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73]&lt;&gt;&quot;&quot;;IF(OR([.F1973]=&quot;ILF&quot;;[.F1973]=&quot;EIF&quot;);INDEX([Def.$D$6:.$F$8];MATCH([.H1973];[Def.$C$6:.$C$8]);MATCH([.G1973];[Def.$D$5:.$F$5]));IF([.F1973]=&quot;EI&quot;;INDEX([Def.$D$13:.$F$15];MATCH([.H1973];[Def.$C$13:.$C$15]);MATCH([.G1973];[Def.$D$12:.$F$12]));IF(OR([.F1973]=&quot;EO&quot;;[.F1973]=&quot;EQ&quot;);INDEX([Def.$D$19:.$F$21];MATCH([.H1973];[Def.$C$19:.$C$21]);MATCH([.G1973];[Def.$D$18:.$F$18]));&quot;#err&quot;)));&quot;&quot;)">
            <text:p/>
          </table:table-cell>
          <table:table-cell table:style-name="ce53" table:formula="of:=IF([.I1973]&lt;&gt;&quot;&quot;;INDEX([Def.$J$6:.$L$10];MATCH([.F1973];[Def.$I$6:.$I$10];0);MATCH([.I1973];[Def.$J$5:.$L$5];0));&quot;&quot;)">
            <text:p/>
          </table:table-cell>
          <table:table-cell table:style-name="ce56"/>
          <table:table-cell table:style-name="ce59" table:formula="of:=IF([.K1973]=&quot;&quot;;[.J1973];[.J1973]*[.K19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74]&lt;&gt;&quot;&quot;;IF(OR([.F1974]=&quot;ILF&quot;;[.F1974]=&quot;EIF&quot;);INDEX([Def.$D$6:.$F$8];MATCH([.H1974];[Def.$C$6:.$C$8]);MATCH([.G1974];[Def.$D$5:.$F$5]));IF([.F1974]=&quot;EI&quot;;INDEX([Def.$D$13:.$F$15];MATCH([.H1974];[Def.$C$13:.$C$15]);MATCH([.G1974];[Def.$D$12:.$F$12]));IF(OR([.F1974]=&quot;EO&quot;;[.F1974]=&quot;EQ&quot;);INDEX([Def.$D$19:.$F$21];MATCH([.H1974];[Def.$C$19:.$C$21]);MATCH([.G1974];[Def.$D$18:.$F$18]));&quot;#err&quot;)));&quot;&quot;)">
            <text:p/>
          </table:table-cell>
          <table:table-cell table:style-name="ce53" table:formula="of:=IF([.I1974]&lt;&gt;&quot;&quot;;INDEX([Def.$J$6:.$L$10];MATCH([.F1974];[Def.$I$6:.$I$10];0);MATCH([.I1974];[Def.$J$5:.$L$5];0));&quot;&quot;)">
            <text:p/>
          </table:table-cell>
          <table:table-cell table:style-name="ce56"/>
          <table:table-cell table:style-name="ce59" table:formula="of:=IF([.K1974]=&quot;&quot;;[.J1974];[.J1974]*[.K19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75]&lt;&gt;&quot;&quot;;IF(OR([.F1975]=&quot;ILF&quot;;[.F1975]=&quot;EIF&quot;);INDEX([Def.$D$6:.$F$8];MATCH([.H1975];[Def.$C$6:.$C$8]);MATCH([.G1975];[Def.$D$5:.$F$5]));IF([.F1975]=&quot;EI&quot;;INDEX([Def.$D$13:.$F$15];MATCH([.H1975];[Def.$C$13:.$C$15]);MATCH([.G1975];[Def.$D$12:.$F$12]));IF(OR([.F1975]=&quot;EO&quot;;[.F1975]=&quot;EQ&quot;);INDEX([Def.$D$19:.$F$21];MATCH([.H1975];[Def.$C$19:.$C$21]);MATCH([.G1975];[Def.$D$18:.$F$18]));&quot;#err&quot;)));&quot;&quot;)">
            <text:p/>
          </table:table-cell>
          <table:table-cell table:style-name="ce53" table:formula="of:=IF([.I1975]&lt;&gt;&quot;&quot;;INDEX([Def.$J$6:.$L$10];MATCH([.F1975];[Def.$I$6:.$I$10];0);MATCH([.I1975];[Def.$J$5:.$L$5];0));&quot;&quot;)">
            <text:p/>
          </table:table-cell>
          <table:table-cell table:style-name="ce56"/>
          <table:table-cell table:style-name="ce59" table:formula="of:=IF([.K1975]=&quot;&quot;;[.J1975];[.J1975]*[.K19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76]&lt;&gt;&quot;&quot;;IF(OR([.F1976]=&quot;ILF&quot;;[.F1976]=&quot;EIF&quot;);INDEX([Def.$D$6:.$F$8];MATCH([.H1976];[Def.$C$6:.$C$8]);MATCH([.G1976];[Def.$D$5:.$F$5]));IF([.F1976]=&quot;EI&quot;;INDEX([Def.$D$13:.$F$15];MATCH([.H1976];[Def.$C$13:.$C$15]);MATCH([.G1976];[Def.$D$12:.$F$12]));IF(OR([.F1976]=&quot;EO&quot;;[.F1976]=&quot;EQ&quot;);INDEX([Def.$D$19:.$F$21];MATCH([.H1976];[Def.$C$19:.$C$21]);MATCH([.G1976];[Def.$D$18:.$F$18]));&quot;#err&quot;)));&quot;&quot;)">
            <text:p/>
          </table:table-cell>
          <table:table-cell table:style-name="ce53" table:formula="of:=IF([.I1976]&lt;&gt;&quot;&quot;;INDEX([Def.$J$6:.$L$10];MATCH([.F1976];[Def.$I$6:.$I$10];0);MATCH([.I1976];[Def.$J$5:.$L$5];0));&quot;&quot;)">
            <text:p/>
          </table:table-cell>
          <table:table-cell table:style-name="ce56"/>
          <table:table-cell table:style-name="ce59" table:formula="of:=IF([.K1976]=&quot;&quot;;[.J1976];[.J1976]*[.K19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77]&lt;&gt;&quot;&quot;;IF(OR([.F1977]=&quot;ILF&quot;;[.F1977]=&quot;EIF&quot;);INDEX([Def.$D$6:.$F$8];MATCH([.H1977];[Def.$C$6:.$C$8]);MATCH([.G1977];[Def.$D$5:.$F$5]));IF([.F1977]=&quot;EI&quot;;INDEX([Def.$D$13:.$F$15];MATCH([.H1977];[Def.$C$13:.$C$15]);MATCH([.G1977];[Def.$D$12:.$F$12]));IF(OR([.F1977]=&quot;EO&quot;;[.F1977]=&quot;EQ&quot;);INDEX([Def.$D$19:.$F$21];MATCH([.H1977];[Def.$C$19:.$C$21]);MATCH([.G1977];[Def.$D$18:.$F$18]));&quot;#err&quot;)));&quot;&quot;)">
            <text:p/>
          </table:table-cell>
          <table:table-cell table:style-name="ce53" table:formula="of:=IF([.I1977]&lt;&gt;&quot;&quot;;INDEX([Def.$J$6:.$L$10];MATCH([.F1977];[Def.$I$6:.$I$10];0);MATCH([.I1977];[Def.$J$5:.$L$5];0));&quot;&quot;)">
            <text:p/>
          </table:table-cell>
          <table:table-cell table:style-name="ce56"/>
          <table:table-cell table:style-name="ce59" table:formula="of:=IF([.K1977]=&quot;&quot;;[.J1977];[.J1977]*[.K19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78]&lt;&gt;&quot;&quot;;IF(OR([.F1978]=&quot;ILF&quot;;[.F1978]=&quot;EIF&quot;);INDEX([Def.$D$6:.$F$8];MATCH([.H1978];[Def.$C$6:.$C$8]);MATCH([.G1978];[Def.$D$5:.$F$5]));IF([.F1978]=&quot;EI&quot;;INDEX([Def.$D$13:.$F$15];MATCH([.H1978];[Def.$C$13:.$C$15]);MATCH([.G1978];[Def.$D$12:.$F$12]));IF(OR([.F1978]=&quot;EO&quot;;[.F1978]=&quot;EQ&quot;);INDEX([Def.$D$19:.$F$21];MATCH([.H1978];[Def.$C$19:.$C$21]);MATCH([.G1978];[Def.$D$18:.$F$18]));&quot;#err&quot;)));&quot;&quot;)">
            <text:p/>
          </table:table-cell>
          <table:table-cell table:style-name="ce53" table:formula="of:=IF([.I1978]&lt;&gt;&quot;&quot;;INDEX([Def.$J$6:.$L$10];MATCH([.F1978];[Def.$I$6:.$I$10];0);MATCH([.I1978];[Def.$J$5:.$L$5];0));&quot;&quot;)">
            <text:p/>
          </table:table-cell>
          <table:table-cell table:style-name="ce56"/>
          <table:table-cell table:style-name="ce59" table:formula="of:=IF([.K1978]=&quot;&quot;;[.J1978];[.J1978]*[.K19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79]&lt;&gt;&quot;&quot;;IF(OR([.F1979]=&quot;ILF&quot;;[.F1979]=&quot;EIF&quot;);INDEX([Def.$D$6:.$F$8];MATCH([.H1979];[Def.$C$6:.$C$8]);MATCH([.G1979];[Def.$D$5:.$F$5]));IF([.F1979]=&quot;EI&quot;;INDEX([Def.$D$13:.$F$15];MATCH([.H1979];[Def.$C$13:.$C$15]);MATCH([.G1979];[Def.$D$12:.$F$12]));IF(OR([.F1979]=&quot;EO&quot;;[.F1979]=&quot;EQ&quot;);INDEX([Def.$D$19:.$F$21];MATCH([.H1979];[Def.$C$19:.$C$21]);MATCH([.G1979];[Def.$D$18:.$F$18]));&quot;#err&quot;)));&quot;&quot;)">
            <text:p/>
          </table:table-cell>
          <table:table-cell table:style-name="ce53" table:formula="of:=IF([.I1979]&lt;&gt;&quot;&quot;;INDEX([Def.$J$6:.$L$10];MATCH([.F1979];[Def.$I$6:.$I$10];0);MATCH([.I1979];[Def.$J$5:.$L$5];0));&quot;&quot;)">
            <text:p/>
          </table:table-cell>
          <table:table-cell table:style-name="ce56"/>
          <table:table-cell table:style-name="ce59" table:formula="of:=IF([.K1979]=&quot;&quot;;[.J1979];[.J1979]*[.K19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80]&lt;&gt;&quot;&quot;;IF(OR([.F1980]=&quot;ILF&quot;;[.F1980]=&quot;EIF&quot;);INDEX([Def.$D$6:.$F$8];MATCH([.H1980];[Def.$C$6:.$C$8]);MATCH([.G1980];[Def.$D$5:.$F$5]));IF([.F1980]=&quot;EI&quot;;INDEX([Def.$D$13:.$F$15];MATCH([.H1980];[Def.$C$13:.$C$15]);MATCH([.G1980];[Def.$D$12:.$F$12]));IF(OR([.F1980]=&quot;EO&quot;;[.F1980]=&quot;EQ&quot;);INDEX([Def.$D$19:.$F$21];MATCH([.H1980];[Def.$C$19:.$C$21]);MATCH([.G1980];[Def.$D$18:.$F$18]));&quot;#err&quot;)));&quot;&quot;)">
            <text:p/>
          </table:table-cell>
          <table:table-cell table:style-name="ce53" table:formula="of:=IF([.I1980]&lt;&gt;&quot;&quot;;INDEX([Def.$J$6:.$L$10];MATCH([.F1980];[Def.$I$6:.$I$10];0);MATCH([.I1980];[Def.$J$5:.$L$5];0));&quot;&quot;)">
            <text:p/>
          </table:table-cell>
          <table:table-cell table:style-name="ce56"/>
          <table:table-cell table:style-name="ce59" table:formula="of:=IF([.K1980]=&quot;&quot;;[.J1980];[.J1980]*[.K19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81]&lt;&gt;&quot;&quot;;IF(OR([.F1981]=&quot;ILF&quot;;[.F1981]=&quot;EIF&quot;);INDEX([Def.$D$6:.$F$8];MATCH([.H1981];[Def.$C$6:.$C$8]);MATCH([.G1981];[Def.$D$5:.$F$5]));IF([.F1981]=&quot;EI&quot;;INDEX([Def.$D$13:.$F$15];MATCH([.H1981];[Def.$C$13:.$C$15]);MATCH([.G1981];[Def.$D$12:.$F$12]));IF(OR([.F1981]=&quot;EO&quot;;[.F1981]=&quot;EQ&quot;);INDEX([Def.$D$19:.$F$21];MATCH([.H1981];[Def.$C$19:.$C$21]);MATCH([.G1981];[Def.$D$18:.$F$18]));&quot;#err&quot;)));&quot;&quot;)">
            <text:p/>
          </table:table-cell>
          <table:table-cell table:style-name="ce53" table:formula="of:=IF([.I1981]&lt;&gt;&quot;&quot;;INDEX([Def.$J$6:.$L$10];MATCH([.F1981];[Def.$I$6:.$I$10];0);MATCH([.I1981];[Def.$J$5:.$L$5];0));&quot;&quot;)">
            <text:p/>
          </table:table-cell>
          <table:table-cell table:style-name="ce56"/>
          <table:table-cell table:style-name="ce59" table:formula="of:=IF([.K1981]=&quot;&quot;;[.J1981];[.J1981]*[.K19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82]&lt;&gt;&quot;&quot;;IF(OR([.F1982]=&quot;ILF&quot;;[.F1982]=&quot;EIF&quot;);INDEX([Def.$D$6:.$F$8];MATCH([.H1982];[Def.$C$6:.$C$8]);MATCH([.G1982];[Def.$D$5:.$F$5]));IF([.F1982]=&quot;EI&quot;;INDEX([Def.$D$13:.$F$15];MATCH([.H1982];[Def.$C$13:.$C$15]);MATCH([.G1982];[Def.$D$12:.$F$12]));IF(OR([.F1982]=&quot;EO&quot;;[.F1982]=&quot;EQ&quot;);INDEX([Def.$D$19:.$F$21];MATCH([.H1982];[Def.$C$19:.$C$21]);MATCH([.G1982];[Def.$D$18:.$F$18]));&quot;#err&quot;)));&quot;&quot;)">
            <text:p/>
          </table:table-cell>
          <table:table-cell table:style-name="ce53" table:formula="of:=IF([.I1982]&lt;&gt;&quot;&quot;;INDEX([Def.$J$6:.$L$10];MATCH([.F1982];[Def.$I$6:.$I$10];0);MATCH([.I1982];[Def.$J$5:.$L$5];0));&quot;&quot;)">
            <text:p/>
          </table:table-cell>
          <table:table-cell table:style-name="ce56"/>
          <table:table-cell table:style-name="ce59" table:formula="of:=IF([.K1982]=&quot;&quot;;[.J1982];[.J1982]*[.K19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83]&lt;&gt;&quot;&quot;;IF(OR([.F1983]=&quot;ILF&quot;;[.F1983]=&quot;EIF&quot;);INDEX([Def.$D$6:.$F$8];MATCH([.H1983];[Def.$C$6:.$C$8]);MATCH([.G1983];[Def.$D$5:.$F$5]));IF([.F1983]=&quot;EI&quot;;INDEX([Def.$D$13:.$F$15];MATCH([.H1983];[Def.$C$13:.$C$15]);MATCH([.G1983];[Def.$D$12:.$F$12]));IF(OR([.F1983]=&quot;EO&quot;;[.F1983]=&quot;EQ&quot;);INDEX([Def.$D$19:.$F$21];MATCH([.H1983];[Def.$C$19:.$C$21]);MATCH([.G1983];[Def.$D$18:.$F$18]));&quot;#err&quot;)));&quot;&quot;)">
            <text:p/>
          </table:table-cell>
          <table:table-cell table:style-name="ce53" table:formula="of:=IF([.I1983]&lt;&gt;&quot;&quot;;INDEX([Def.$J$6:.$L$10];MATCH([.F1983];[Def.$I$6:.$I$10];0);MATCH([.I1983];[Def.$J$5:.$L$5];0));&quot;&quot;)">
            <text:p/>
          </table:table-cell>
          <table:table-cell table:style-name="ce56"/>
          <table:table-cell table:style-name="ce59" table:formula="of:=IF([.K1983]=&quot;&quot;;[.J1983];[.J1983]*[.K19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84]&lt;&gt;&quot;&quot;;IF(OR([.F1984]=&quot;ILF&quot;;[.F1984]=&quot;EIF&quot;);INDEX([Def.$D$6:.$F$8];MATCH([.H1984];[Def.$C$6:.$C$8]);MATCH([.G1984];[Def.$D$5:.$F$5]));IF([.F1984]=&quot;EI&quot;;INDEX([Def.$D$13:.$F$15];MATCH([.H1984];[Def.$C$13:.$C$15]);MATCH([.G1984];[Def.$D$12:.$F$12]));IF(OR([.F1984]=&quot;EO&quot;;[.F1984]=&quot;EQ&quot;);INDEX([Def.$D$19:.$F$21];MATCH([.H1984];[Def.$C$19:.$C$21]);MATCH([.G1984];[Def.$D$18:.$F$18]));&quot;#err&quot;)));&quot;&quot;)">
            <text:p/>
          </table:table-cell>
          <table:table-cell table:style-name="ce53" table:formula="of:=IF([.I1984]&lt;&gt;&quot;&quot;;INDEX([Def.$J$6:.$L$10];MATCH([.F1984];[Def.$I$6:.$I$10];0);MATCH([.I1984];[Def.$J$5:.$L$5];0));&quot;&quot;)">
            <text:p/>
          </table:table-cell>
          <table:table-cell table:style-name="ce56"/>
          <table:table-cell table:style-name="ce59" table:formula="of:=IF([.K1984]=&quot;&quot;;[.J1984];[.J1984]*[.K19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85]&lt;&gt;&quot;&quot;;IF(OR([.F1985]=&quot;ILF&quot;;[.F1985]=&quot;EIF&quot;);INDEX([Def.$D$6:.$F$8];MATCH([.H1985];[Def.$C$6:.$C$8]);MATCH([.G1985];[Def.$D$5:.$F$5]));IF([.F1985]=&quot;EI&quot;;INDEX([Def.$D$13:.$F$15];MATCH([.H1985];[Def.$C$13:.$C$15]);MATCH([.G1985];[Def.$D$12:.$F$12]));IF(OR([.F1985]=&quot;EO&quot;;[.F1985]=&quot;EQ&quot;);INDEX([Def.$D$19:.$F$21];MATCH([.H1985];[Def.$C$19:.$C$21]);MATCH([.G1985];[Def.$D$18:.$F$18]));&quot;#err&quot;)));&quot;&quot;)">
            <text:p/>
          </table:table-cell>
          <table:table-cell table:style-name="ce53" table:formula="of:=IF([.I1985]&lt;&gt;&quot;&quot;;INDEX([Def.$J$6:.$L$10];MATCH([.F1985];[Def.$I$6:.$I$10];0);MATCH([.I1985];[Def.$J$5:.$L$5];0));&quot;&quot;)">
            <text:p/>
          </table:table-cell>
          <table:table-cell table:style-name="ce56"/>
          <table:table-cell table:style-name="ce59" table:formula="of:=IF([.K1985]=&quot;&quot;;[.J1985];[.J1985]*[.K19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86]&lt;&gt;&quot;&quot;;IF(OR([.F1986]=&quot;ILF&quot;;[.F1986]=&quot;EIF&quot;);INDEX([Def.$D$6:.$F$8];MATCH([.H1986];[Def.$C$6:.$C$8]);MATCH([.G1986];[Def.$D$5:.$F$5]));IF([.F1986]=&quot;EI&quot;;INDEX([Def.$D$13:.$F$15];MATCH([.H1986];[Def.$C$13:.$C$15]);MATCH([.G1986];[Def.$D$12:.$F$12]));IF(OR([.F1986]=&quot;EO&quot;;[.F1986]=&quot;EQ&quot;);INDEX([Def.$D$19:.$F$21];MATCH([.H1986];[Def.$C$19:.$C$21]);MATCH([.G1986];[Def.$D$18:.$F$18]));&quot;#err&quot;)));&quot;&quot;)">
            <text:p/>
          </table:table-cell>
          <table:table-cell table:style-name="ce53" table:formula="of:=IF([.I1986]&lt;&gt;&quot;&quot;;INDEX([Def.$J$6:.$L$10];MATCH([.F1986];[Def.$I$6:.$I$10];0);MATCH([.I1986];[Def.$J$5:.$L$5];0));&quot;&quot;)">
            <text:p/>
          </table:table-cell>
          <table:table-cell table:style-name="ce56"/>
          <table:table-cell table:style-name="ce59" table:formula="of:=IF([.K1986]=&quot;&quot;;[.J1986];[.J1986]*[.K19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87]&lt;&gt;&quot;&quot;;IF(OR([.F1987]=&quot;ILF&quot;;[.F1987]=&quot;EIF&quot;);INDEX([Def.$D$6:.$F$8];MATCH([.H1987];[Def.$C$6:.$C$8]);MATCH([.G1987];[Def.$D$5:.$F$5]));IF([.F1987]=&quot;EI&quot;;INDEX([Def.$D$13:.$F$15];MATCH([.H1987];[Def.$C$13:.$C$15]);MATCH([.G1987];[Def.$D$12:.$F$12]));IF(OR([.F1987]=&quot;EO&quot;;[.F1987]=&quot;EQ&quot;);INDEX([Def.$D$19:.$F$21];MATCH([.H1987];[Def.$C$19:.$C$21]);MATCH([.G1987];[Def.$D$18:.$F$18]));&quot;#err&quot;)));&quot;&quot;)">
            <text:p/>
          </table:table-cell>
          <table:table-cell table:style-name="ce53" table:formula="of:=IF([.I1987]&lt;&gt;&quot;&quot;;INDEX([Def.$J$6:.$L$10];MATCH([.F1987];[Def.$I$6:.$I$10];0);MATCH([.I1987];[Def.$J$5:.$L$5];0));&quot;&quot;)">
            <text:p/>
          </table:table-cell>
          <table:table-cell table:style-name="ce56"/>
          <table:table-cell table:style-name="ce59" table:formula="of:=IF([.K1987]=&quot;&quot;;[.J1987];[.J1987]*[.K19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88]&lt;&gt;&quot;&quot;;IF(OR([.F1988]=&quot;ILF&quot;;[.F1988]=&quot;EIF&quot;);INDEX([Def.$D$6:.$F$8];MATCH([.H1988];[Def.$C$6:.$C$8]);MATCH([.G1988];[Def.$D$5:.$F$5]));IF([.F1988]=&quot;EI&quot;;INDEX([Def.$D$13:.$F$15];MATCH([.H1988];[Def.$C$13:.$C$15]);MATCH([.G1988];[Def.$D$12:.$F$12]));IF(OR([.F1988]=&quot;EO&quot;;[.F1988]=&quot;EQ&quot;);INDEX([Def.$D$19:.$F$21];MATCH([.H1988];[Def.$C$19:.$C$21]);MATCH([.G1988];[Def.$D$18:.$F$18]));&quot;#err&quot;)));&quot;&quot;)">
            <text:p/>
          </table:table-cell>
          <table:table-cell table:style-name="ce53" table:formula="of:=IF([.I1988]&lt;&gt;&quot;&quot;;INDEX([Def.$J$6:.$L$10];MATCH([.F1988];[Def.$I$6:.$I$10];0);MATCH([.I1988];[Def.$J$5:.$L$5];0));&quot;&quot;)">
            <text:p/>
          </table:table-cell>
          <table:table-cell table:style-name="ce56"/>
          <table:table-cell table:style-name="ce59" table:formula="of:=IF([.K1988]=&quot;&quot;;[.J1988];[.J1988]*[.K19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89]&lt;&gt;&quot;&quot;;IF(OR([.F1989]=&quot;ILF&quot;;[.F1989]=&quot;EIF&quot;);INDEX([Def.$D$6:.$F$8];MATCH([.H1989];[Def.$C$6:.$C$8]);MATCH([.G1989];[Def.$D$5:.$F$5]));IF([.F1989]=&quot;EI&quot;;INDEX([Def.$D$13:.$F$15];MATCH([.H1989];[Def.$C$13:.$C$15]);MATCH([.G1989];[Def.$D$12:.$F$12]));IF(OR([.F1989]=&quot;EO&quot;;[.F1989]=&quot;EQ&quot;);INDEX([Def.$D$19:.$F$21];MATCH([.H1989];[Def.$C$19:.$C$21]);MATCH([.G1989];[Def.$D$18:.$F$18]));&quot;#err&quot;)));&quot;&quot;)">
            <text:p/>
          </table:table-cell>
          <table:table-cell table:style-name="ce53" table:formula="of:=IF([.I1989]&lt;&gt;&quot;&quot;;INDEX([Def.$J$6:.$L$10];MATCH([.F1989];[Def.$I$6:.$I$10];0);MATCH([.I1989];[Def.$J$5:.$L$5];0));&quot;&quot;)">
            <text:p/>
          </table:table-cell>
          <table:table-cell table:style-name="ce56"/>
          <table:table-cell table:style-name="ce59" table:formula="of:=IF([.K1989]=&quot;&quot;;[.J1989];[.J1989]*[.K19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90]&lt;&gt;&quot;&quot;;IF(OR([.F1990]=&quot;ILF&quot;;[.F1990]=&quot;EIF&quot;);INDEX([Def.$D$6:.$F$8];MATCH([.H1990];[Def.$C$6:.$C$8]);MATCH([.G1990];[Def.$D$5:.$F$5]));IF([.F1990]=&quot;EI&quot;;INDEX([Def.$D$13:.$F$15];MATCH([.H1990];[Def.$C$13:.$C$15]);MATCH([.G1990];[Def.$D$12:.$F$12]));IF(OR([.F1990]=&quot;EO&quot;;[.F1990]=&quot;EQ&quot;);INDEX([Def.$D$19:.$F$21];MATCH([.H1990];[Def.$C$19:.$C$21]);MATCH([.G1990];[Def.$D$18:.$F$18]));&quot;#err&quot;)));&quot;&quot;)">
            <text:p/>
          </table:table-cell>
          <table:table-cell table:style-name="ce53" table:formula="of:=IF([.I1990]&lt;&gt;&quot;&quot;;INDEX([Def.$J$6:.$L$10];MATCH([.F1990];[Def.$I$6:.$I$10];0);MATCH([.I1990];[Def.$J$5:.$L$5];0));&quot;&quot;)">
            <text:p/>
          </table:table-cell>
          <table:table-cell table:style-name="ce56"/>
          <table:table-cell table:style-name="ce59" table:formula="of:=IF([.K1990]=&quot;&quot;;[.J1990];[.J1990]*[.K19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91]&lt;&gt;&quot;&quot;;IF(OR([.F1991]=&quot;ILF&quot;;[.F1991]=&quot;EIF&quot;);INDEX([Def.$D$6:.$F$8];MATCH([.H1991];[Def.$C$6:.$C$8]);MATCH([.G1991];[Def.$D$5:.$F$5]));IF([.F1991]=&quot;EI&quot;;INDEX([Def.$D$13:.$F$15];MATCH([.H1991];[Def.$C$13:.$C$15]);MATCH([.G1991];[Def.$D$12:.$F$12]));IF(OR([.F1991]=&quot;EO&quot;;[.F1991]=&quot;EQ&quot;);INDEX([Def.$D$19:.$F$21];MATCH([.H1991];[Def.$C$19:.$C$21]);MATCH([.G1991];[Def.$D$18:.$F$18]));&quot;#err&quot;)));&quot;&quot;)">
            <text:p/>
          </table:table-cell>
          <table:table-cell table:style-name="ce53" table:formula="of:=IF([.I1991]&lt;&gt;&quot;&quot;;INDEX([Def.$J$6:.$L$10];MATCH([.F1991];[Def.$I$6:.$I$10];0);MATCH([.I1991];[Def.$J$5:.$L$5];0));&quot;&quot;)">
            <text:p/>
          </table:table-cell>
          <table:table-cell table:style-name="ce56"/>
          <table:table-cell table:style-name="ce59" table:formula="of:=IF([.K1991]=&quot;&quot;;[.J1991];[.J1991]*[.K19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92]&lt;&gt;&quot;&quot;;IF(OR([.F1992]=&quot;ILF&quot;;[.F1992]=&quot;EIF&quot;);INDEX([Def.$D$6:.$F$8];MATCH([.H1992];[Def.$C$6:.$C$8]);MATCH([.G1992];[Def.$D$5:.$F$5]));IF([.F1992]=&quot;EI&quot;;INDEX([Def.$D$13:.$F$15];MATCH([.H1992];[Def.$C$13:.$C$15]);MATCH([.G1992];[Def.$D$12:.$F$12]));IF(OR([.F1992]=&quot;EO&quot;;[.F1992]=&quot;EQ&quot;);INDEX([Def.$D$19:.$F$21];MATCH([.H1992];[Def.$C$19:.$C$21]);MATCH([.G1992];[Def.$D$18:.$F$18]));&quot;#err&quot;)));&quot;&quot;)">
            <text:p/>
          </table:table-cell>
          <table:table-cell table:style-name="ce53" table:formula="of:=IF([.I1992]&lt;&gt;&quot;&quot;;INDEX([Def.$J$6:.$L$10];MATCH([.F1992];[Def.$I$6:.$I$10];0);MATCH([.I1992];[Def.$J$5:.$L$5];0));&quot;&quot;)">
            <text:p/>
          </table:table-cell>
          <table:table-cell table:style-name="ce56"/>
          <table:table-cell table:style-name="ce59" table:formula="of:=IF([.K1992]=&quot;&quot;;[.J1992];[.J1992]*[.K19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93]&lt;&gt;&quot;&quot;;IF(OR([.F1993]=&quot;ILF&quot;;[.F1993]=&quot;EIF&quot;);INDEX([Def.$D$6:.$F$8];MATCH([.H1993];[Def.$C$6:.$C$8]);MATCH([.G1993];[Def.$D$5:.$F$5]));IF([.F1993]=&quot;EI&quot;;INDEX([Def.$D$13:.$F$15];MATCH([.H1993];[Def.$C$13:.$C$15]);MATCH([.G1993];[Def.$D$12:.$F$12]));IF(OR([.F1993]=&quot;EO&quot;;[.F1993]=&quot;EQ&quot;);INDEX([Def.$D$19:.$F$21];MATCH([.H1993];[Def.$C$19:.$C$21]);MATCH([.G1993];[Def.$D$18:.$F$18]));&quot;#err&quot;)));&quot;&quot;)">
            <text:p/>
          </table:table-cell>
          <table:table-cell table:style-name="ce53" table:formula="of:=IF([.I1993]&lt;&gt;&quot;&quot;;INDEX([Def.$J$6:.$L$10];MATCH([.F1993];[Def.$I$6:.$I$10];0);MATCH([.I1993];[Def.$J$5:.$L$5];0));&quot;&quot;)">
            <text:p/>
          </table:table-cell>
          <table:table-cell table:style-name="ce56"/>
          <table:table-cell table:style-name="ce59" table:formula="of:=IF([.K1993]=&quot;&quot;;[.J1993];[.J1993]*[.K19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94]&lt;&gt;&quot;&quot;;IF(OR([.F1994]=&quot;ILF&quot;;[.F1994]=&quot;EIF&quot;);INDEX([Def.$D$6:.$F$8];MATCH([.H1994];[Def.$C$6:.$C$8]);MATCH([.G1994];[Def.$D$5:.$F$5]));IF([.F1994]=&quot;EI&quot;;INDEX([Def.$D$13:.$F$15];MATCH([.H1994];[Def.$C$13:.$C$15]);MATCH([.G1994];[Def.$D$12:.$F$12]));IF(OR([.F1994]=&quot;EO&quot;;[.F1994]=&quot;EQ&quot;);INDEX([Def.$D$19:.$F$21];MATCH([.H1994];[Def.$C$19:.$C$21]);MATCH([.G1994];[Def.$D$18:.$F$18]));&quot;#err&quot;)));&quot;&quot;)">
            <text:p/>
          </table:table-cell>
          <table:table-cell table:style-name="ce53" table:formula="of:=IF([.I1994]&lt;&gt;&quot;&quot;;INDEX([Def.$J$6:.$L$10];MATCH([.F1994];[Def.$I$6:.$I$10];0);MATCH([.I1994];[Def.$J$5:.$L$5];0));&quot;&quot;)">
            <text:p/>
          </table:table-cell>
          <table:table-cell table:style-name="ce56"/>
          <table:table-cell table:style-name="ce59" table:formula="of:=IF([.K1994]=&quot;&quot;;[.J1994];[.J1994]*[.K19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95]&lt;&gt;&quot;&quot;;IF(OR([.F1995]=&quot;ILF&quot;;[.F1995]=&quot;EIF&quot;);INDEX([Def.$D$6:.$F$8];MATCH([.H1995];[Def.$C$6:.$C$8]);MATCH([.G1995];[Def.$D$5:.$F$5]));IF([.F1995]=&quot;EI&quot;;INDEX([Def.$D$13:.$F$15];MATCH([.H1995];[Def.$C$13:.$C$15]);MATCH([.G1995];[Def.$D$12:.$F$12]));IF(OR([.F1995]=&quot;EO&quot;;[.F1995]=&quot;EQ&quot;);INDEX([Def.$D$19:.$F$21];MATCH([.H1995];[Def.$C$19:.$C$21]);MATCH([.G1995];[Def.$D$18:.$F$18]));&quot;#err&quot;)));&quot;&quot;)">
            <text:p/>
          </table:table-cell>
          <table:table-cell table:style-name="ce53" table:formula="of:=IF([.I1995]&lt;&gt;&quot;&quot;;INDEX([Def.$J$6:.$L$10];MATCH([.F1995];[Def.$I$6:.$I$10];0);MATCH([.I1995];[Def.$J$5:.$L$5];0));&quot;&quot;)">
            <text:p/>
          </table:table-cell>
          <table:table-cell table:style-name="ce56"/>
          <table:table-cell table:style-name="ce59" table:formula="of:=IF([.K1995]=&quot;&quot;;[.J1995];[.J1995]*[.K19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96]&lt;&gt;&quot;&quot;;IF(OR([.F1996]=&quot;ILF&quot;;[.F1996]=&quot;EIF&quot;);INDEX([Def.$D$6:.$F$8];MATCH([.H1996];[Def.$C$6:.$C$8]);MATCH([.G1996];[Def.$D$5:.$F$5]));IF([.F1996]=&quot;EI&quot;;INDEX([Def.$D$13:.$F$15];MATCH([.H1996];[Def.$C$13:.$C$15]);MATCH([.G1996];[Def.$D$12:.$F$12]));IF(OR([.F1996]=&quot;EO&quot;;[.F1996]=&quot;EQ&quot;);INDEX([Def.$D$19:.$F$21];MATCH([.H1996];[Def.$C$19:.$C$21]);MATCH([.G1996];[Def.$D$18:.$F$18]));&quot;#err&quot;)));&quot;&quot;)">
            <text:p/>
          </table:table-cell>
          <table:table-cell table:style-name="ce53" table:formula="of:=IF([.I1996]&lt;&gt;&quot;&quot;;INDEX([Def.$J$6:.$L$10];MATCH([.F1996];[Def.$I$6:.$I$10];0);MATCH([.I1996];[Def.$J$5:.$L$5];0));&quot;&quot;)">
            <text:p/>
          </table:table-cell>
          <table:table-cell table:style-name="ce56"/>
          <table:table-cell table:style-name="ce59" table:formula="of:=IF([.K1996]=&quot;&quot;;[.J1996];[.J1996]*[.K19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97]&lt;&gt;&quot;&quot;;IF(OR([.F1997]=&quot;ILF&quot;;[.F1997]=&quot;EIF&quot;);INDEX([Def.$D$6:.$F$8];MATCH([.H1997];[Def.$C$6:.$C$8]);MATCH([.G1997];[Def.$D$5:.$F$5]));IF([.F1997]=&quot;EI&quot;;INDEX([Def.$D$13:.$F$15];MATCH([.H1997];[Def.$C$13:.$C$15]);MATCH([.G1997];[Def.$D$12:.$F$12]));IF(OR([.F1997]=&quot;EO&quot;;[.F1997]=&quot;EQ&quot;);INDEX([Def.$D$19:.$F$21];MATCH([.H1997];[Def.$C$19:.$C$21]);MATCH([.G1997];[Def.$D$18:.$F$18]));&quot;#err&quot;)));&quot;&quot;)">
            <text:p/>
          </table:table-cell>
          <table:table-cell table:style-name="ce53" table:formula="of:=IF([.I1997]&lt;&gt;&quot;&quot;;INDEX([Def.$J$6:.$L$10];MATCH([.F1997];[Def.$I$6:.$I$10];0);MATCH([.I1997];[Def.$J$5:.$L$5];0));&quot;&quot;)">
            <text:p/>
          </table:table-cell>
          <table:table-cell table:style-name="ce56"/>
          <table:table-cell table:style-name="ce59" table:formula="of:=IF([.K1997]=&quot;&quot;;[.J1997];[.J1997]*[.K19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98]&lt;&gt;&quot;&quot;;IF(OR([.F1998]=&quot;ILF&quot;;[.F1998]=&quot;EIF&quot;);INDEX([Def.$D$6:.$F$8];MATCH([.H1998];[Def.$C$6:.$C$8]);MATCH([.G1998];[Def.$D$5:.$F$5]));IF([.F1998]=&quot;EI&quot;;INDEX([Def.$D$13:.$F$15];MATCH([.H1998];[Def.$C$13:.$C$15]);MATCH([.G1998];[Def.$D$12:.$F$12]));IF(OR([.F1998]=&quot;EO&quot;;[.F1998]=&quot;EQ&quot;);INDEX([Def.$D$19:.$F$21];MATCH([.H1998];[Def.$C$19:.$C$21]);MATCH([.G1998];[Def.$D$18:.$F$18]));&quot;#err&quot;)));&quot;&quot;)">
            <text:p/>
          </table:table-cell>
          <table:table-cell table:style-name="ce53" table:formula="of:=IF([.I1998]&lt;&gt;&quot;&quot;;INDEX([Def.$J$6:.$L$10];MATCH([.F1998];[Def.$I$6:.$I$10];0);MATCH([.I1998];[Def.$J$5:.$L$5];0));&quot;&quot;)">
            <text:p/>
          </table:table-cell>
          <table:table-cell table:style-name="ce56"/>
          <table:table-cell table:style-name="ce59" table:formula="of:=IF([.K1998]=&quot;&quot;;[.J1998];[.J1998]*[.K19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1999]&lt;&gt;&quot;&quot;;IF(OR([.F1999]=&quot;ILF&quot;;[.F1999]=&quot;EIF&quot;);INDEX([Def.$D$6:.$F$8];MATCH([.H1999];[Def.$C$6:.$C$8]);MATCH([.G1999];[Def.$D$5:.$F$5]));IF([.F1999]=&quot;EI&quot;;INDEX([Def.$D$13:.$F$15];MATCH([.H1999];[Def.$C$13:.$C$15]);MATCH([.G1999];[Def.$D$12:.$F$12]));IF(OR([.F1999]=&quot;EO&quot;;[.F1999]=&quot;EQ&quot;);INDEX([Def.$D$19:.$F$21];MATCH([.H1999];[Def.$C$19:.$C$21]);MATCH([.G1999];[Def.$D$18:.$F$18]));&quot;#err&quot;)));&quot;&quot;)">
            <text:p/>
          </table:table-cell>
          <table:table-cell table:style-name="ce53" table:formula="of:=IF([.I1999]&lt;&gt;&quot;&quot;;INDEX([Def.$J$6:.$L$10];MATCH([.F1999];[Def.$I$6:.$I$10];0);MATCH([.I1999];[Def.$J$5:.$L$5];0));&quot;&quot;)">
            <text:p/>
          </table:table-cell>
          <table:table-cell table:style-name="ce56"/>
          <table:table-cell table:style-name="ce59" table:formula="of:=IF([.K1999]=&quot;&quot;;[.J1999];[.J1999]*[.K19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00]&lt;&gt;&quot;&quot;;IF(OR([.F2000]=&quot;ILF&quot;;[.F2000]=&quot;EIF&quot;);INDEX([Def.$D$6:.$F$8];MATCH([.H2000];[Def.$C$6:.$C$8]);MATCH([.G2000];[Def.$D$5:.$F$5]));IF([.F2000]=&quot;EI&quot;;INDEX([Def.$D$13:.$F$15];MATCH([.H2000];[Def.$C$13:.$C$15]);MATCH([.G2000];[Def.$D$12:.$F$12]));IF(OR([.F2000]=&quot;EO&quot;;[.F2000]=&quot;EQ&quot;);INDEX([Def.$D$19:.$F$21];MATCH([.H2000];[Def.$C$19:.$C$21]);MATCH([.G2000];[Def.$D$18:.$F$18]));&quot;#err&quot;)));&quot;&quot;)">
            <text:p/>
          </table:table-cell>
          <table:table-cell table:style-name="ce53" table:formula="of:=IF([.I2000]&lt;&gt;&quot;&quot;;INDEX([Def.$J$6:.$L$10];MATCH([.F2000];[Def.$I$6:.$I$10];0);MATCH([.I2000];[Def.$J$5:.$L$5];0));&quot;&quot;)">
            <text:p/>
          </table:table-cell>
          <table:table-cell table:style-name="ce56"/>
          <table:table-cell table:style-name="ce59" table:formula="of:=IF([.K2000]=&quot;&quot;;[.J2000];[.J2000]*[.K20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01]&lt;&gt;&quot;&quot;;IF(OR([.F2001]=&quot;ILF&quot;;[.F2001]=&quot;EIF&quot;);INDEX([Def.$D$6:.$F$8];MATCH([.H2001];[Def.$C$6:.$C$8]);MATCH([.G2001];[Def.$D$5:.$F$5]));IF([.F2001]=&quot;EI&quot;;INDEX([Def.$D$13:.$F$15];MATCH([.H2001];[Def.$C$13:.$C$15]);MATCH([.G2001];[Def.$D$12:.$F$12]));IF(OR([.F2001]=&quot;EO&quot;;[.F2001]=&quot;EQ&quot;);INDEX([Def.$D$19:.$F$21];MATCH([.H2001];[Def.$C$19:.$C$21]);MATCH([.G2001];[Def.$D$18:.$F$18]));&quot;#err&quot;)));&quot;&quot;)">
            <text:p/>
          </table:table-cell>
          <table:table-cell table:style-name="ce53" table:formula="of:=IF([.I2001]&lt;&gt;&quot;&quot;;INDEX([Def.$J$6:.$L$10];MATCH([.F2001];[Def.$I$6:.$I$10];0);MATCH([.I2001];[Def.$J$5:.$L$5];0));&quot;&quot;)">
            <text:p/>
          </table:table-cell>
          <table:table-cell table:style-name="ce56"/>
          <table:table-cell table:style-name="ce59" table:formula="of:=IF([.K2001]=&quot;&quot;;[.J2001];[.J2001]*[.K20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02]&lt;&gt;&quot;&quot;;IF(OR([.F2002]=&quot;ILF&quot;;[.F2002]=&quot;EIF&quot;);INDEX([Def.$D$6:.$F$8];MATCH([.H2002];[Def.$C$6:.$C$8]);MATCH([.G2002];[Def.$D$5:.$F$5]));IF([.F2002]=&quot;EI&quot;;INDEX([Def.$D$13:.$F$15];MATCH([.H2002];[Def.$C$13:.$C$15]);MATCH([.G2002];[Def.$D$12:.$F$12]));IF(OR([.F2002]=&quot;EO&quot;;[.F2002]=&quot;EQ&quot;);INDEX([Def.$D$19:.$F$21];MATCH([.H2002];[Def.$C$19:.$C$21]);MATCH([.G2002];[Def.$D$18:.$F$18]));&quot;#err&quot;)));&quot;&quot;)">
            <text:p/>
          </table:table-cell>
          <table:table-cell table:style-name="ce53" table:formula="of:=IF([.I2002]&lt;&gt;&quot;&quot;;INDEX([Def.$J$6:.$L$10];MATCH([.F2002];[Def.$I$6:.$I$10];0);MATCH([.I2002];[Def.$J$5:.$L$5];0));&quot;&quot;)">
            <text:p/>
          </table:table-cell>
          <table:table-cell table:style-name="ce56"/>
          <table:table-cell table:style-name="ce59" table:formula="of:=IF([.K2002]=&quot;&quot;;[.J2002];[.J2002]*[.K20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03]&lt;&gt;&quot;&quot;;IF(OR([.F2003]=&quot;ILF&quot;;[.F2003]=&quot;EIF&quot;);INDEX([Def.$D$6:.$F$8];MATCH([.H2003];[Def.$C$6:.$C$8]);MATCH([.G2003];[Def.$D$5:.$F$5]));IF([.F2003]=&quot;EI&quot;;INDEX([Def.$D$13:.$F$15];MATCH([.H2003];[Def.$C$13:.$C$15]);MATCH([.G2003];[Def.$D$12:.$F$12]));IF(OR([.F2003]=&quot;EO&quot;;[.F2003]=&quot;EQ&quot;);INDEX([Def.$D$19:.$F$21];MATCH([.H2003];[Def.$C$19:.$C$21]);MATCH([.G2003];[Def.$D$18:.$F$18]));&quot;#err&quot;)));&quot;&quot;)">
            <text:p/>
          </table:table-cell>
          <table:table-cell table:style-name="ce53" table:formula="of:=IF([.I2003]&lt;&gt;&quot;&quot;;INDEX([Def.$J$6:.$L$10];MATCH([.F2003];[Def.$I$6:.$I$10];0);MATCH([.I2003];[Def.$J$5:.$L$5];0));&quot;&quot;)">
            <text:p/>
          </table:table-cell>
          <table:table-cell table:style-name="ce56"/>
          <table:table-cell table:style-name="ce59" table:formula="of:=IF([.K2003]=&quot;&quot;;[.J2003];[.J2003]*[.K20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04]&lt;&gt;&quot;&quot;;IF(OR([.F2004]=&quot;ILF&quot;;[.F2004]=&quot;EIF&quot;);INDEX([Def.$D$6:.$F$8];MATCH([.H2004];[Def.$C$6:.$C$8]);MATCH([.G2004];[Def.$D$5:.$F$5]));IF([.F2004]=&quot;EI&quot;;INDEX([Def.$D$13:.$F$15];MATCH([.H2004];[Def.$C$13:.$C$15]);MATCH([.G2004];[Def.$D$12:.$F$12]));IF(OR([.F2004]=&quot;EO&quot;;[.F2004]=&quot;EQ&quot;);INDEX([Def.$D$19:.$F$21];MATCH([.H2004];[Def.$C$19:.$C$21]);MATCH([.G2004];[Def.$D$18:.$F$18]));&quot;#err&quot;)));&quot;&quot;)">
            <text:p/>
          </table:table-cell>
          <table:table-cell table:style-name="ce53" table:formula="of:=IF([.I2004]&lt;&gt;&quot;&quot;;INDEX([Def.$J$6:.$L$10];MATCH([.F2004];[Def.$I$6:.$I$10];0);MATCH([.I2004];[Def.$J$5:.$L$5];0));&quot;&quot;)">
            <text:p/>
          </table:table-cell>
          <table:table-cell table:style-name="ce56"/>
          <table:table-cell table:style-name="ce59" table:formula="of:=IF([.K2004]=&quot;&quot;;[.J2004];[.J2004]*[.K20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05]&lt;&gt;&quot;&quot;;IF(OR([.F2005]=&quot;ILF&quot;;[.F2005]=&quot;EIF&quot;);INDEX([Def.$D$6:.$F$8];MATCH([.H2005];[Def.$C$6:.$C$8]);MATCH([.G2005];[Def.$D$5:.$F$5]));IF([.F2005]=&quot;EI&quot;;INDEX([Def.$D$13:.$F$15];MATCH([.H2005];[Def.$C$13:.$C$15]);MATCH([.G2005];[Def.$D$12:.$F$12]));IF(OR([.F2005]=&quot;EO&quot;;[.F2005]=&quot;EQ&quot;);INDEX([Def.$D$19:.$F$21];MATCH([.H2005];[Def.$C$19:.$C$21]);MATCH([.G2005];[Def.$D$18:.$F$18]));&quot;#err&quot;)));&quot;&quot;)">
            <text:p/>
          </table:table-cell>
          <table:table-cell table:style-name="ce53" table:formula="of:=IF([.I2005]&lt;&gt;&quot;&quot;;INDEX([Def.$J$6:.$L$10];MATCH([.F2005];[Def.$I$6:.$I$10];0);MATCH([.I2005];[Def.$J$5:.$L$5];0));&quot;&quot;)">
            <text:p/>
          </table:table-cell>
          <table:table-cell table:style-name="ce56"/>
          <table:table-cell table:style-name="ce59" table:formula="of:=IF([.K2005]=&quot;&quot;;[.J2005];[.J2005]*[.K20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06]&lt;&gt;&quot;&quot;;IF(OR([.F2006]=&quot;ILF&quot;;[.F2006]=&quot;EIF&quot;);INDEX([Def.$D$6:.$F$8];MATCH([.H2006];[Def.$C$6:.$C$8]);MATCH([.G2006];[Def.$D$5:.$F$5]));IF([.F2006]=&quot;EI&quot;;INDEX([Def.$D$13:.$F$15];MATCH([.H2006];[Def.$C$13:.$C$15]);MATCH([.G2006];[Def.$D$12:.$F$12]));IF(OR([.F2006]=&quot;EO&quot;;[.F2006]=&quot;EQ&quot;);INDEX([Def.$D$19:.$F$21];MATCH([.H2006];[Def.$C$19:.$C$21]);MATCH([.G2006];[Def.$D$18:.$F$18]));&quot;#err&quot;)));&quot;&quot;)">
            <text:p/>
          </table:table-cell>
          <table:table-cell table:style-name="ce53" table:formula="of:=IF([.I2006]&lt;&gt;&quot;&quot;;INDEX([Def.$J$6:.$L$10];MATCH([.F2006];[Def.$I$6:.$I$10];0);MATCH([.I2006];[Def.$J$5:.$L$5];0));&quot;&quot;)">
            <text:p/>
          </table:table-cell>
          <table:table-cell table:style-name="ce56"/>
          <table:table-cell table:style-name="ce59" table:formula="of:=IF([.K2006]=&quot;&quot;;[.J2006];[.J2006]*[.K20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07]&lt;&gt;&quot;&quot;;IF(OR([.F2007]=&quot;ILF&quot;;[.F2007]=&quot;EIF&quot;);INDEX([Def.$D$6:.$F$8];MATCH([.H2007];[Def.$C$6:.$C$8]);MATCH([.G2007];[Def.$D$5:.$F$5]));IF([.F2007]=&quot;EI&quot;;INDEX([Def.$D$13:.$F$15];MATCH([.H2007];[Def.$C$13:.$C$15]);MATCH([.G2007];[Def.$D$12:.$F$12]));IF(OR([.F2007]=&quot;EO&quot;;[.F2007]=&quot;EQ&quot;);INDEX([Def.$D$19:.$F$21];MATCH([.H2007];[Def.$C$19:.$C$21]);MATCH([.G2007];[Def.$D$18:.$F$18]));&quot;#err&quot;)));&quot;&quot;)">
            <text:p/>
          </table:table-cell>
          <table:table-cell table:style-name="ce53" table:formula="of:=IF([.I2007]&lt;&gt;&quot;&quot;;INDEX([Def.$J$6:.$L$10];MATCH([.F2007];[Def.$I$6:.$I$10];0);MATCH([.I2007];[Def.$J$5:.$L$5];0));&quot;&quot;)">
            <text:p/>
          </table:table-cell>
          <table:table-cell table:style-name="ce56"/>
          <table:table-cell table:style-name="ce59" table:formula="of:=IF([.K2007]=&quot;&quot;;[.J2007];[.J2007]*[.K20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08]&lt;&gt;&quot;&quot;;IF(OR([.F2008]=&quot;ILF&quot;;[.F2008]=&quot;EIF&quot;);INDEX([Def.$D$6:.$F$8];MATCH([.H2008];[Def.$C$6:.$C$8]);MATCH([.G2008];[Def.$D$5:.$F$5]));IF([.F2008]=&quot;EI&quot;;INDEX([Def.$D$13:.$F$15];MATCH([.H2008];[Def.$C$13:.$C$15]);MATCH([.G2008];[Def.$D$12:.$F$12]));IF(OR([.F2008]=&quot;EO&quot;;[.F2008]=&quot;EQ&quot;);INDEX([Def.$D$19:.$F$21];MATCH([.H2008];[Def.$C$19:.$C$21]);MATCH([.G2008];[Def.$D$18:.$F$18]));&quot;#err&quot;)));&quot;&quot;)">
            <text:p/>
          </table:table-cell>
          <table:table-cell table:style-name="ce53" table:formula="of:=IF([.I2008]&lt;&gt;&quot;&quot;;INDEX([Def.$J$6:.$L$10];MATCH([.F2008];[Def.$I$6:.$I$10];0);MATCH([.I2008];[Def.$J$5:.$L$5];0));&quot;&quot;)">
            <text:p/>
          </table:table-cell>
          <table:table-cell table:style-name="ce56"/>
          <table:table-cell table:style-name="ce59" table:formula="of:=IF([.K2008]=&quot;&quot;;[.J2008];[.J2008]*[.K20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09]&lt;&gt;&quot;&quot;;IF(OR([.F2009]=&quot;ILF&quot;;[.F2009]=&quot;EIF&quot;);INDEX([Def.$D$6:.$F$8];MATCH([.H2009];[Def.$C$6:.$C$8]);MATCH([.G2009];[Def.$D$5:.$F$5]));IF([.F2009]=&quot;EI&quot;;INDEX([Def.$D$13:.$F$15];MATCH([.H2009];[Def.$C$13:.$C$15]);MATCH([.G2009];[Def.$D$12:.$F$12]));IF(OR([.F2009]=&quot;EO&quot;;[.F2009]=&quot;EQ&quot;);INDEX([Def.$D$19:.$F$21];MATCH([.H2009];[Def.$C$19:.$C$21]);MATCH([.G2009];[Def.$D$18:.$F$18]));&quot;#err&quot;)));&quot;&quot;)">
            <text:p/>
          </table:table-cell>
          <table:table-cell table:style-name="ce53" table:formula="of:=IF([.I2009]&lt;&gt;&quot;&quot;;INDEX([Def.$J$6:.$L$10];MATCH([.F2009];[Def.$I$6:.$I$10];0);MATCH([.I2009];[Def.$J$5:.$L$5];0));&quot;&quot;)">
            <text:p/>
          </table:table-cell>
          <table:table-cell table:style-name="ce56"/>
          <table:table-cell table:style-name="ce59" table:formula="of:=IF([.K2009]=&quot;&quot;;[.J2009];[.J2009]*[.K20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10]&lt;&gt;&quot;&quot;;IF(OR([.F2010]=&quot;ILF&quot;;[.F2010]=&quot;EIF&quot;);INDEX([Def.$D$6:.$F$8];MATCH([.H2010];[Def.$C$6:.$C$8]);MATCH([.G2010];[Def.$D$5:.$F$5]));IF([.F2010]=&quot;EI&quot;;INDEX([Def.$D$13:.$F$15];MATCH([.H2010];[Def.$C$13:.$C$15]);MATCH([.G2010];[Def.$D$12:.$F$12]));IF(OR([.F2010]=&quot;EO&quot;;[.F2010]=&quot;EQ&quot;);INDEX([Def.$D$19:.$F$21];MATCH([.H2010];[Def.$C$19:.$C$21]);MATCH([.G2010];[Def.$D$18:.$F$18]));&quot;#err&quot;)));&quot;&quot;)">
            <text:p/>
          </table:table-cell>
          <table:table-cell table:style-name="ce53" table:formula="of:=IF([.I2010]&lt;&gt;&quot;&quot;;INDEX([Def.$J$6:.$L$10];MATCH([.F2010];[Def.$I$6:.$I$10];0);MATCH([.I2010];[Def.$J$5:.$L$5];0));&quot;&quot;)">
            <text:p/>
          </table:table-cell>
          <table:table-cell table:style-name="ce56"/>
          <table:table-cell table:style-name="ce59" table:formula="of:=IF([.K2010]=&quot;&quot;;[.J2010];[.J2010]*[.K20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11]&lt;&gt;&quot;&quot;;IF(OR([.F2011]=&quot;ILF&quot;;[.F2011]=&quot;EIF&quot;);INDEX([Def.$D$6:.$F$8];MATCH([.H2011];[Def.$C$6:.$C$8]);MATCH([.G2011];[Def.$D$5:.$F$5]));IF([.F2011]=&quot;EI&quot;;INDEX([Def.$D$13:.$F$15];MATCH([.H2011];[Def.$C$13:.$C$15]);MATCH([.G2011];[Def.$D$12:.$F$12]));IF(OR([.F2011]=&quot;EO&quot;;[.F2011]=&quot;EQ&quot;);INDEX([Def.$D$19:.$F$21];MATCH([.H2011];[Def.$C$19:.$C$21]);MATCH([.G2011];[Def.$D$18:.$F$18]));&quot;#err&quot;)));&quot;&quot;)">
            <text:p/>
          </table:table-cell>
          <table:table-cell table:style-name="ce53" table:formula="of:=IF([.I2011]&lt;&gt;&quot;&quot;;INDEX([Def.$J$6:.$L$10];MATCH([.F2011];[Def.$I$6:.$I$10];0);MATCH([.I2011];[Def.$J$5:.$L$5];0));&quot;&quot;)">
            <text:p/>
          </table:table-cell>
          <table:table-cell table:style-name="ce56"/>
          <table:table-cell table:style-name="ce59" table:formula="of:=IF([.K2011]=&quot;&quot;;[.J2011];[.J2011]*[.K20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12]&lt;&gt;&quot;&quot;;IF(OR([.F2012]=&quot;ILF&quot;;[.F2012]=&quot;EIF&quot;);INDEX([Def.$D$6:.$F$8];MATCH([.H2012];[Def.$C$6:.$C$8]);MATCH([.G2012];[Def.$D$5:.$F$5]));IF([.F2012]=&quot;EI&quot;;INDEX([Def.$D$13:.$F$15];MATCH([.H2012];[Def.$C$13:.$C$15]);MATCH([.G2012];[Def.$D$12:.$F$12]));IF(OR([.F2012]=&quot;EO&quot;;[.F2012]=&quot;EQ&quot;);INDEX([Def.$D$19:.$F$21];MATCH([.H2012];[Def.$C$19:.$C$21]);MATCH([.G2012];[Def.$D$18:.$F$18]));&quot;#err&quot;)));&quot;&quot;)">
            <text:p/>
          </table:table-cell>
          <table:table-cell table:style-name="ce53" table:formula="of:=IF([.I2012]&lt;&gt;&quot;&quot;;INDEX([Def.$J$6:.$L$10];MATCH([.F2012];[Def.$I$6:.$I$10];0);MATCH([.I2012];[Def.$J$5:.$L$5];0));&quot;&quot;)">
            <text:p/>
          </table:table-cell>
          <table:table-cell table:style-name="ce56"/>
          <table:table-cell table:style-name="ce59" table:formula="of:=IF([.K2012]=&quot;&quot;;[.J2012];[.J2012]*[.K20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13]&lt;&gt;&quot;&quot;;IF(OR([.F2013]=&quot;ILF&quot;;[.F2013]=&quot;EIF&quot;);INDEX([Def.$D$6:.$F$8];MATCH([.H2013];[Def.$C$6:.$C$8]);MATCH([.G2013];[Def.$D$5:.$F$5]));IF([.F2013]=&quot;EI&quot;;INDEX([Def.$D$13:.$F$15];MATCH([.H2013];[Def.$C$13:.$C$15]);MATCH([.G2013];[Def.$D$12:.$F$12]));IF(OR([.F2013]=&quot;EO&quot;;[.F2013]=&quot;EQ&quot;);INDEX([Def.$D$19:.$F$21];MATCH([.H2013];[Def.$C$19:.$C$21]);MATCH([.G2013];[Def.$D$18:.$F$18]));&quot;#err&quot;)));&quot;&quot;)">
            <text:p/>
          </table:table-cell>
          <table:table-cell table:style-name="ce53" table:formula="of:=IF([.I2013]&lt;&gt;&quot;&quot;;INDEX([Def.$J$6:.$L$10];MATCH([.F2013];[Def.$I$6:.$I$10];0);MATCH([.I2013];[Def.$J$5:.$L$5];0));&quot;&quot;)">
            <text:p/>
          </table:table-cell>
          <table:table-cell table:style-name="ce56"/>
          <table:table-cell table:style-name="ce59" table:formula="of:=IF([.K2013]=&quot;&quot;;[.J2013];[.J2013]*[.K20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14]&lt;&gt;&quot;&quot;;IF(OR([.F2014]=&quot;ILF&quot;;[.F2014]=&quot;EIF&quot;);INDEX([Def.$D$6:.$F$8];MATCH([.H2014];[Def.$C$6:.$C$8]);MATCH([.G2014];[Def.$D$5:.$F$5]));IF([.F2014]=&quot;EI&quot;;INDEX([Def.$D$13:.$F$15];MATCH([.H2014];[Def.$C$13:.$C$15]);MATCH([.G2014];[Def.$D$12:.$F$12]));IF(OR([.F2014]=&quot;EO&quot;;[.F2014]=&quot;EQ&quot;);INDEX([Def.$D$19:.$F$21];MATCH([.H2014];[Def.$C$19:.$C$21]);MATCH([.G2014];[Def.$D$18:.$F$18]));&quot;#err&quot;)));&quot;&quot;)">
            <text:p/>
          </table:table-cell>
          <table:table-cell table:style-name="ce53" table:formula="of:=IF([.I2014]&lt;&gt;&quot;&quot;;INDEX([Def.$J$6:.$L$10];MATCH([.F2014];[Def.$I$6:.$I$10];0);MATCH([.I2014];[Def.$J$5:.$L$5];0));&quot;&quot;)">
            <text:p/>
          </table:table-cell>
          <table:table-cell table:style-name="ce56"/>
          <table:table-cell table:style-name="ce59" table:formula="of:=IF([.K2014]=&quot;&quot;;[.J2014];[.J2014]*[.K20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15]&lt;&gt;&quot;&quot;;IF(OR([.F2015]=&quot;ILF&quot;;[.F2015]=&quot;EIF&quot;);INDEX([Def.$D$6:.$F$8];MATCH([.H2015];[Def.$C$6:.$C$8]);MATCH([.G2015];[Def.$D$5:.$F$5]));IF([.F2015]=&quot;EI&quot;;INDEX([Def.$D$13:.$F$15];MATCH([.H2015];[Def.$C$13:.$C$15]);MATCH([.G2015];[Def.$D$12:.$F$12]));IF(OR([.F2015]=&quot;EO&quot;;[.F2015]=&quot;EQ&quot;);INDEX([Def.$D$19:.$F$21];MATCH([.H2015];[Def.$C$19:.$C$21]);MATCH([.G2015];[Def.$D$18:.$F$18]));&quot;#err&quot;)));&quot;&quot;)">
            <text:p/>
          </table:table-cell>
          <table:table-cell table:style-name="ce53" table:formula="of:=IF([.I2015]&lt;&gt;&quot;&quot;;INDEX([Def.$J$6:.$L$10];MATCH([.F2015];[Def.$I$6:.$I$10];0);MATCH([.I2015];[Def.$J$5:.$L$5];0));&quot;&quot;)">
            <text:p/>
          </table:table-cell>
          <table:table-cell table:style-name="ce56"/>
          <table:table-cell table:style-name="ce59" table:formula="of:=IF([.K2015]=&quot;&quot;;[.J2015];[.J2015]*[.K20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16]&lt;&gt;&quot;&quot;;IF(OR([.F2016]=&quot;ILF&quot;;[.F2016]=&quot;EIF&quot;);INDEX([Def.$D$6:.$F$8];MATCH([.H2016];[Def.$C$6:.$C$8]);MATCH([.G2016];[Def.$D$5:.$F$5]));IF([.F2016]=&quot;EI&quot;;INDEX([Def.$D$13:.$F$15];MATCH([.H2016];[Def.$C$13:.$C$15]);MATCH([.G2016];[Def.$D$12:.$F$12]));IF(OR([.F2016]=&quot;EO&quot;;[.F2016]=&quot;EQ&quot;);INDEX([Def.$D$19:.$F$21];MATCH([.H2016];[Def.$C$19:.$C$21]);MATCH([.G2016];[Def.$D$18:.$F$18]));&quot;#err&quot;)));&quot;&quot;)">
            <text:p/>
          </table:table-cell>
          <table:table-cell table:style-name="ce53" table:formula="of:=IF([.I2016]&lt;&gt;&quot;&quot;;INDEX([Def.$J$6:.$L$10];MATCH([.F2016];[Def.$I$6:.$I$10];0);MATCH([.I2016];[Def.$J$5:.$L$5];0));&quot;&quot;)">
            <text:p/>
          </table:table-cell>
          <table:table-cell table:style-name="ce56"/>
          <table:table-cell table:style-name="ce59" table:formula="of:=IF([.K2016]=&quot;&quot;;[.J2016];[.J2016]*[.K20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17]&lt;&gt;&quot;&quot;;IF(OR([.F2017]=&quot;ILF&quot;;[.F2017]=&quot;EIF&quot;);INDEX([Def.$D$6:.$F$8];MATCH([.H2017];[Def.$C$6:.$C$8]);MATCH([.G2017];[Def.$D$5:.$F$5]));IF([.F2017]=&quot;EI&quot;;INDEX([Def.$D$13:.$F$15];MATCH([.H2017];[Def.$C$13:.$C$15]);MATCH([.G2017];[Def.$D$12:.$F$12]));IF(OR([.F2017]=&quot;EO&quot;;[.F2017]=&quot;EQ&quot;);INDEX([Def.$D$19:.$F$21];MATCH([.H2017];[Def.$C$19:.$C$21]);MATCH([.G2017];[Def.$D$18:.$F$18]));&quot;#err&quot;)));&quot;&quot;)">
            <text:p/>
          </table:table-cell>
          <table:table-cell table:style-name="ce53" table:formula="of:=IF([.I2017]&lt;&gt;&quot;&quot;;INDEX([Def.$J$6:.$L$10];MATCH([.F2017];[Def.$I$6:.$I$10];0);MATCH([.I2017];[Def.$J$5:.$L$5];0));&quot;&quot;)">
            <text:p/>
          </table:table-cell>
          <table:table-cell table:style-name="ce56"/>
          <table:table-cell table:style-name="ce59" table:formula="of:=IF([.K2017]=&quot;&quot;;[.J2017];[.J2017]*[.K20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18]&lt;&gt;&quot;&quot;;IF(OR([.F2018]=&quot;ILF&quot;;[.F2018]=&quot;EIF&quot;);INDEX([Def.$D$6:.$F$8];MATCH([.H2018];[Def.$C$6:.$C$8]);MATCH([.G2018];[Def.$D$5:.$F$5]));IF([.F2018]=&quot;EI&quot;;INDEX([Def.$D$13:.$F$15];MATCH([.H2018];[Def.$C$13:.$C$15]);MATCH([.G2018];[Def.$D$12:.$F$12]));IF(OR([.F2018]=&quot;EO&quot;;[.F2018]=&quot;EQ&quot;);INDEX([Def.$D$19:.$F$21];MATCH([.H2018];[Def.$C$19:.$C$21]);MATCH([.G2018];[Def.$D$18:.$F$18]));&quot;#err&quot;)));&quot;&quot;)">
            <text:p/>
          </table:table-cell>
          <table:table-cell table:style-name="ce53" table:formula="of:=IF([.I2018]&lt;&gt;&quot;&quot;;INDEX([Def.$J$6:.$L$10];MATCH([.F2018];[Def.$I$6:.$I$10];0);MATCH([.I2018];[Def.$J$5:.$L$5];0));&quot;&quot;)">
            <text:p/>
          </table:table-cell>
          <table:table-cell table:style-name="ce56"/>
          <table:table-cell table:style-name="ce59" table:formula="of:=IF([.K2018]=&quot;&quot;;[.J2018];[.J2018]*[.K20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19]&lt;&gt;&quot;&quot;;IF(OR([.F2019]=&quot;ILF&quot;;[.F2019]=&quot;EIF&quot;);INDEX([Def.$D$6:.$F$8];MATCH([.H2019];[Def.$C$6:.$C$8]);MATCH([.G2019];[Def.$D$5:.$F$5]));IF([.F2019]=&quot;EI&quot;;INDEX([Def.$D$13:.$F$15];MATCH([.H2019];[Def.$C$13:.$C$15]);MATCH([.G2019];[Def.$D$12:.$F$12]));IF(OR([.F2019]=&quot;EO&quot;;[.F2019]=&quot;EQ&quot;);INDEX([Def.$D$19:.$F$21];MATCH([.H2019];[Def.$C$19:.$C$21]);MATCH([.G2019];[Def.$D$18:.$F$18]));&quot;#err&quot;)));&quot;&quot;)">
            <text:p/>
          </table:table-cell>
          <table:table-cell table:style-name="ce53" table:formula="of:=IF([.I2019]&lt;&gt;&quot;&quot;;INDEX([Def.$J$6:.$L$10];MATCH([.F2019];[Def.$I$6:.$I$10];0);MATCH([.I2019];[Def.$J$5:.$L$5];0));&quot;&quot;)">
            <text:p/>
          </table:table-cell>
          <table:table-cell table:style-name="ce56"/>
          <table:table-cell table:style-name="ce59" table:formula="of:=IF([.K2019]=&quot;&quot;;[.J2019];[.J2019]*[.K20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20]&lt;&gt;&quot;&quot;;IF(OR([.F2020]=&quot;ILF&quot;;[.F2020]=&quot;EIF&quot;);INDEX([Def.$D$6:.$F$8];MATCH([.H2020];[Def.$C$6:.$C$8]);MATCH([.G2020];[Def.$D$5:.$F$5]));IF([.F2020]=&quot;EI&quot;;INDEX([Def.$D$13:.$F$15];MATCH([.H2020];[Def.$C$13:.$C$15]);MATCH([.G2020];[Def.$D$12:.$F$12]));IF(OR([.F2020]=&quot;EO&quot;;[.F2020]=&quot;EQ&quot;);INDEX([Def.$D$19:.$F$21];MATCH([.H2020];[Def.$C$19:.$C$21]);MATCH([.G2020];[Def.$D$18:.$F$18]));&quot;#err&quot;)));&quot;&quot;)">
            <text:p/>
          </table:table-cell>
          <table:table-cell table:style-name="ce53" table:formula="of:=IF([.I2020]&lt;&gt;&quot;&quot;;INDEX([Def.$J$6:.$L$10];MATCH([.F2020];[Def.$I$6:.$I$10];0);MATCH([.I2020];[Def.$J$5:.$L$5];0));&quot;&quot;)">
            <text:p/>
          </table:table-cell>
          <table:table-cell table:style-name="ce56"/>
          <table:table-cell table:style-name="ce59" table:formula="of:=IF([.K2020]=&quot;&quot;;[.J2020];[.J2020]*[.K20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21]&lt;&gt;&quot;&quot;;IF(OR([.F2021]=&quot;ILF&quot;;[.F2021]=&quot;EIF&quot;);INDEX([Def.$D$6:.$F$8];MATCH([.H2021];[Def.$C$6:.$C$8]);MATCH([.G2021];[Def.$D$5:.$F$5]));IF([.F2021]=&quot;EI&quot;;INDEX([Def.$D$13:.$F$15];MATCH([.H2021];[Def.$C$13:.$C$15]);MATCH([.G2021];[Def.$D$12:.$F$12]));IF(OR([.F2021]=&quot;EO&quot;;[.F2021]=&quot;EQ&quot;);INDEX([Def.$D$19:.$F$21];MATCH([.H2021];[Def.$C$19:.$C$21]);MATCH([.G2021];[Def.$D$18:.$F$18]));&quot;#err&quot;)));&quot;&quot;)">
            <text:p/>
          </table:table-cell>
          <table:table-cell table:style-name="ce53" table:formula="of:=IF([.I2021]&lt;&gt;&quot;&quot;;INDEX([Def.$J$6:.$L$10];MATCH([.F2021];[Def.$I$6:.$I$10];0);MATCH([.I2021];[Def.$J$5:.$L$5];0));&quot;&quot;)">
            <text:p/>
          </table:table-cell>
          <table:table-cell table:style-name="ce56"/>
          <table:table-cell table:style-name="ce59" table:formula="of:=IF([.K2021]=&quot;&quot;;[.J2021];[.J2021]*[.K20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22]&lt;&gt;&quot;&quot;;IF(OR([.F2022]=&quot;ILF&quot;;[.F2022]=&quot;EIF&quot;);INDEX([Def.$D$6:.$F$8];MATCH([.H2022];[Def.$C$6:.$C$8]);MATCH([.G2022];[Def.$D$5:.$F$5]));IF([.F2022]=&quot;EI&quot;;INDEX([Def.$D$13:.$F$15];MATCH([.H2022];[Def.$C$13:.$C$15]);MATCH([.G2022];[Def.$D$12:.$F$12]));IF(OR([.F2022]=&quot;EO&quot;;[.F2022]=&quot;EQ&quot;);INDEX([Def.$D$19:.$F$21];MATCH([.H2022];[Def.$C$19:.$C$21]);MATCH([.G2022];[Def.$D$18:.$F$18]));&quot;#err&quot;)));&quot;&quot;)">
            <text:p/>
          </table:table-cell>
          <table:table-cell table:style-name="ce53" table:formula="of:=IF([.I2022]&lt;&gt;&quot;&quot;;INDEX([Def.$J$6:.$L$10];MATCH([.F2022];[Def.$I$6:.$I$10];0);MATCH([.I2022];[Def.$J$5:.$L$5];0));&quot;&quot;)">
            <text:p/>
          </table:table-cell>
          <table:table-cell table:style-name="ce56"/>
          <table:table-cell table:style-name="ce59" table:formula="of:=IF([.K2022]=&quot;&quot;;[.J2022];[.J2022]*[.K20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23]&lt;&gt;&quot;&quot;;IF(OR([.F2023]=&quot;ILF&quot;;[.F2023]=&quot;EIF&quot;);INDEX([Def.$D$6:.$F$8];MATCH([.H2023];[Def.$C$6:.$C$8]);MATCH([.G2023];[Def.$D$5:.$F$5]));IF([.F2023]=&quot;EI&quot;;INDEX([Def.$D$13:.$F$15];MATCH([.H2023];[Def.$C$13:.$C$15]);MATCH([.G2023];[Def.$D$12:.$F$12]));IF(OR([.F2023]=&quot;EO&quot;;[.F2023]=&quot;EQ&quot;);INDEX([Def.$D$19:.$F$21];MATCH([.H2023];[Def.$C$19:.$C$21]);MATCH([.G2023];[Def.$D$18:.$F$18]));&quot;#err&quot;)));&quot;&quot;)">
            <text:p/>
          </table:table-cell>
          <table:table-cell table:style-name="ce53" table:formula="of:=IF([.I2023]&lt;&gt;&quot;&quot;;INDEX([Def.$J$6:.$L$10];MATCH([.F2023];[Def.$I$6:.$I$10];0);MATCH([.I2023];[Def.$J$5:.$L$5];0));&quot;&quot;)">
            <text:p/>
          </table:table-cell>
          <table:table-cell table:style-name="ce56"/>
          <table:table-cell table:style-name="ce59" table:formula="of:=IF([.K2023]=&quot;&quot;;[.J2023];[.J2023]*[.K20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24]&lt;&gt;&quot;&quot;;IF(OR([.F2024]=&quot;ILF&quot;;[.F2024]=&quot;EIF&quot;);INDEX([Def.$D$6:.$F$8];MATCH([.H2024];[Def.$C$6:.$C$8]);MATCH([.G2024];[Def.$D$5:.$F$5]));IF([.F2024]=&quot;EI&quot;;INDEX([Def.$D$13:.$F$15];MATCH([.H2024];[Def.$C$13:.$C$15]);MATCH([.G2024];[Def.$D$12:.$F$12]));IF(OR([.F2024]=&quot;EO&quot;;[.F2024]=&quot;EQ&quot;);INDEX([Def.$D$19:.$F$21];MATCH([.H2024];[Def.$C$19:.$C$21]);MATCH([.G2024];[Def.$D$18:.$F$18]));&quot;#err&quot;)));&quot;&quot;)">
            <text:p/>
          </table:table-cell>
          <table:table-cell table:style-name="ce53" table:formula="of:=IF([.I2024]&lt;&gt;&quot;&quot;;INDEX([Def.$J$6:.$L$10];MATCH([.F2024];[Def.$I$6:.$I$10];0);MATCH([.I2024];[Def.$J$5:.$L$5];0));&quot;&quot;)">
            <text:p/>
          </table:table-cell>
          <table:table-cell table:style-name="ce56"/>
          <table:table-cell table:style-name="ce59" table:formula="of:=IF([.K2024]=&quot;&quot;;[.J2024];[.J2024]*[.K20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25]&lt;&gt;&quot;&quot;;IF(OR([.F2025]=&quot;ILF&quot;;[.F2025]=&quot;EIF&quot;);INDEX([Def.$D$6:.$F$8];MATCH([.H2025];[Def.$C$6:.$C$8]);MATCH([.G2025];[Def.$D$5:.$F$5]));IF([.F2025]=&quot;EI&quot;;INDEX([Def.$D$13:.$F$15];MATCH([.H2025];[Def.$C$13:.$C$15]);MATCH([.G2025];[Def.$D$12:.$F$12]));IF(OR([.F2025]=&quot;EO&quot;;[.F2025]=&quot;EQ&quot;);INDEX([Def.$D$19:.$F$21];MATCH([.H2025];[Def.$C$19:.$C$21]);MATCH([.G2025];[Def.$D$18:.$F$18]));&quot;#err&quot;)));&quot;&quot;)">
            <text:p/>
          </table:table-cell>
          <table:table-cell table:style-name="ce53" table:formula="of:=IF([.I2025]&lt;&gt;&quot;&quot;;INDEX([Def.$J$6:.$L$10];MATCH([.F2025];[Def.$I$6:.$I$10];0);MATCH([.I2025];[Def.$J$5:.$L$5];0));&quot;&quot;)">
            <text:p/>
          </table:table-cell>
          <table:table-cell table:style-name="ce56"/>
          <table:table-cell table:style-name="ce59" table:formula="of:=IF([.K2025]=&quot;&quot;;[.J2025];[.J2025]*[.K20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26]&lt;&gt;&quot;&quot;;IF(OR([.F2026]=&quot;ILF&quot;;[.F2026]=&quot;EIF&quot;);INDEX([Def.$D$6:.$F$8];MATCH([.H2026];[Def.$C$6:.$C$8]);MATCH([.G2026];[Def.$D$5:.$F$5]));IF([.F2026]=&quot;EI&quot;;INDEX([Def.$D$13:.$F$15];MATCH([.H2026];[Def.$C$13:.$C$15]);MATCH([.G2026];[Def.$D$12:.$F$12]));IF(OR([.F2026]=&quot;EO&quot;;[.F2026]=&quot;EQ&quot;);INDEX([Def.$D$19:.$F$21];MATCH([.H2026];[Def.$C$19:.$C$21]);MATCH([.G2026];[Def.$D$18:.$F$18]));&quot;#err&quot;)));&quot;&quot;)">
            <text:p/>
          </table:table-cell>
          <table:table-cell table:style-name="ce53" table:formula="of:=IF([.I2026]&lt;&gt;&quot;&quot;;INDEX([Def.$J$6:.$L$10];MATCH([.F2026];[Def.$I$6:.$I$10];0);MATCH([.I2026];[Def.$J$5:.$L$5];0));&quot;&quot;)">
            <text:p/>
          </table:table-cell>
          <table:table-cell table:style-name="ce56"/>
          <table:table-cell table:style-name="ce59" table:formula="of:=IF([.K2026]=&quot;&quot;;[.J2026];[.J2026]*[.K20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27]&lt;&gt;&quot;&quot;;IF(OR([.F2027]=&quot;ILF&quot;;[.F2027]=&quot;EIF&quot;);INDEX([Def.$D$6:.$F$8];MATCH([.H2027];[Def.$C$6:.$C$8]);MATCH([.G2027];[Def.$D$5:.$F$5]));IF([.F2027]=&quot;EI&quot;;INDEX([Def.$D$13:.$F$15];MATCH([.H2027];[Def.$C$13:.$C$15]);MATCH([.G2027];[Def.$D$12:.$F$12]));IF(OR([.F2027]=&quot;EO&quot;;[.F2027]=&quot;EQ&quot;);INDEX([Def.$D$19:.$F$21];MATCH([.H2027];[Def.$C$19:.$C$21]);MATCH([.G2027];[Def.$D$18:.$F$18]));&quot;#err&quot;)));&quot;&quot;)">
            <text:p/>
          </table:table-cell>
          <table:table-cell table:style-name="ce53" table:formula="of:=IF([.I2027]&lt;&gt;&quot;&quot;;INDEX([Def.$J$6:.$L$10];MATCH([.F2027];[Def.$I$6:.$I$10];0);MATCH([.I2027];[Def.$J$5:.$L$5];0));&quot;&quot;)">
            <text:p/>
          </table:table-cell>
          <table:table-cell table:style-name="ce56"/>
          <table:table-cell table:style-name="ce59" table:formula="of:=IF([.K2027]=&quot;&quot;;[.J2027];[.J2027]*[.K20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28]&lt;&gt;&quot;&quot;;IF(OR([.F2028]=&quot;ILF&quot;;[.F2028]=&quot;EIF&quot;);INDEX([Def.$D$6:.$F$8];MATCH([.H2028];[Def.$C$6:.$C$8]);MATCH([.G2028];[Def.$D$5:.$F$5]));IF([.F2028]=&quot;EI&quot;;INDEX([Def.$D$13:.$F$15];MATCH([.H2028];[Def.$C$13:.$C$15]);MATCH([.G2028];[Def.$D$12:.$F$12]));IF(OR([.F2028]=&quot;EO&quot;;[.F2028]=&quot;EQ&quot;);INDEX([Def.$D$19:.$F$21];MATCH([.H2028];[Def.$C$19:.$C$21]);MATCH([.G2028];[Def.$D$18:.$F$18]));&quot;#err&quot;)));&quot;&quot;)">
            <text:p/>
          </table:table-cell>
          <table:table-cell table:style-name="ce53" table:formula="of:=IF([.I2028]&lt;&gt;&quot;&quot;;INDEX([Def.$J$6:.$L$10];MATCH([.F2028];[Def.$I$6:.$I$10];0);MATCH([.I2028];[Def.$J$5:.$L$5];0));&quot;&quot;)">
            <text:p/>
          </table:table-cell>
          <table:table-cell table:style-name="ce56"/>
          <table:table-cell table:style-name="ce59" table:formula="of:=IF([.K2028]=&quot;&quot;;[.J2028];[.J2028]*[.K20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29]&lt;&gt;&quot;&quot;;IF(OR([.F2029]=&quot;ILF&quot;;[.F2029]=&quot;EIF&quot;);INDEX([Def.$D$6:.$F$8];MATCH([.H2029];[Def.$C$6:.$C$8]);MATCH([.G2029];[Def.$D$5:.$F$5]));IF([.F2029]=&quot;EI&quot;;INDEX([Def.$D$13:.$F$15];MATCH([.H2029];[Def.$C$13:.$C$15]);MATCH([.G2029];[Def.$D$12:.$F$12]));IF(OR([.F2029]=&quot;EO&quot;;[.F2029]=&quot;EQ&quot;);INDEX([Def.$D$19:.$F$21];MATCH([.H2029];[Def.$C$19:.$C$21]);MATCH([.G2029];[Def.$D$18:.$F$18]));&quot;#err&quot;)));&quot;&quot;)">
            <text:p/>
          </table:table-cell>
          <table:table-cell table:style-name="ce53" table:formula="of:=IF([.I2029]&lt;&gt;&quot;&quot;;INDEX([Def.$J$6:.$L$10];MATCH([.F2029];[Def.$I$6:.$I$10];0);MATCH([.I2029];[Def.$J$5:.$L$5];0));&quot;&quot;)">
            <text:p/>
          </table:table-cell>
          <table:table-cell table:style-name="ce56"/>
          <table:table-cell table:style-name="ce59" table:formula="of:=IF([.K2029]=&quot;&quot;;[.J2029];[.J2029]*[.K20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30]&lt;&gt;&quot;&quot;;IF(OR([.F2030]=&quot;ILF&quot;;[.F2030]=&quot;EIF&quot;);INDEX([Def.$D$6:.$F$8];MATCH([.H2030];[Def.$C$6:.$C$8]);MATCH([.G2030];[Def.$D$5:.$F$5]));IF([.F2030]=&quot;EI&quot;;INDEX([Def.$D$13:.$F$15];MATCH([.H2030];[Def.$C$13:.$C$15]);MATCH([.G2030];[Def.$D$12:.$F$12]));IF(OR([.F2030]=&quot;EO&quot;;[.F2030]=&quot;EQ&quot;);INDEX([Def.$D$19:.$F$21];MATCH([.H2030];[Def.$C$19:.$C$21]);MATCH([.G2030];[Def.$D$18:.$F$18]));&quot;#err&quot;)));&quot;&quot;)">
            <text:p/>
          </table:table-cell>
          <table:table-cell table:style-name="ce53" table:formula="of:=IF([.I2030]&lt;&gt;&quot;&quot;;INDEX([Def.$J$6:.$L$10];MATCH([.F2030];[Def.$I$6:.$I$10];0);MATCH([.I2030];[Def.$J$5:.$L$5];0));&quot;&quot;)">
            <text:p/>
          </table:table-cell>
          <table:table-cell table:style-name="ce56"/>
          <table:table-cell table:style-name="ce59" table:formula="of:=IF([.K2030]=&quot;&quot;;[.J2030];[.J2030]*[.K20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31]&lt;&gt;&quot;&quot;;IF(OR([.F2031]=&quot;ILF&quot;;[.F2031]=&quot;EIF&quot;);INDEX([Def.$D$6:.$F$8];MATCH([.H2031];[Def.$C$6:.$C$8]);MATCH([.G2031];[Def.$D$5:.$F$5]));IF([.F2031]=&quot;EI&quot;;INDEX([Def.$D$13:.$F$15];MATCH([.H2031];[Def.$C$13:.$C$15]);MATCH([.G2031];[Def.$D$12:.$F$12]));IF(OR([.F2031]=&quot;EO&quot;;[.F2031]=&quot;EQ&quot;);INDEX([Def.$D$19:.$F$21];MATCH([.H2031];[Def.$C$19:.$C$21]);MATCH([.G2031];[Def.$D$18:.$F$18]));&quot;#err&quot;)));&quot;&quot;)">
            <text:p/>
          </table:table-cell>
          <table:table-cell table:style-name="ce53" table:formula="of:=IF([.I2031]&lt;&gt;&quot;&quot;;INDEX([Def.$J$6:.$L$10];MATCH([.F2031];[Def.$I$6:.$I$10];0);MATCH([.I2031];[Def.$J$5:.$L$5];0));&quot;&quot;)">
            <text:p/>
          </table:table-cell>
          <table:table-cell table:style-name="ce56"/>
          <table:table-cell table:style-name="ce59" table:formula="of:=IF([.K2031]=&quot;&quot;;[.J2031];[.J2031]*[.K20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32]&lt;&gt;&quot;&quot;;IF(OR([.F2032]=&quot;ILF&quot;;[.F2032]=&quot;EIF&quot;);INDEX([Def.$D$6:.$F$8];MATCH([.H2032];[Def.$C$6:.$C$8]);MATCH([.G2032];[Def.$D$5:.$F$5]));IF([.F2032]=&quot;EI&quot;;INDEX([Def.$D$13:.$F$15];MATCH([.H2032];[Def.$C$13:.$C$15]);MATCH([.G2032];[Def.$D$12:.$F$12]));IF(OR([.F2032]=&quot;EO&quot;;[.F2032]=&quot;EQ&quot;);INDEX([Def.$D$19:.$F$21];MATCH([.H2032];[Def.$C$19:.$C$21]);MATCH([.G2032];[Def.$D$18:.$F$18]));&quot;#err&quot;)));&quot;&quot;)">
            <text:p/>
          </table:table-cell>
          <table:table-cell table:style-name="ce53" table:formula="of:=IF([.I2032]&lt;&gt;&quot;&quot;;INDEX([Def.$J$6:.$L$10];MATCH([.F2032];[Def.$I$6:.$I$10];0);MATCH([.I2032];[Def.$J$5:.$L$5];0));&quot;&quot;)">
            <text:p/>
          </table:table-cell>
          <table:table-cell table:style-name="ce56"/>
          <table:table-cell table:style-name="ce59" table:formula="of:=IF([.K2032]=&quot;&quot;;[.J2032];[.J2032]*[.K20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33]&lt;&gt;&quot;&quot;;IF(OR([.F2033]=&quot;ILF&quot;;[.F2033]=&quot;EIF&quot;);INDEX([Def.$D$6:.$F$8];MATCH([.H2033];[Def.$C$6:.$C$8]);MATCH([.G2033];[Def.$D$5:.$F$5]));IF([.F2033]=&quot;EI&quot;;INDEX([Def.$D$13:.$F$15];MATCH([.H2033];[Def.$C$13:.$C$15]);MATCH([.G2033];[Def.$D$12:.$F$12]));IF(OR([.F2033]=&quot;EO&quot;;[.F2033]=&quot;EQ&quot;);INDEX([Def.$D$19:.$F$21];MATCH([.H2033];[Def.$C$19:.$C$21]);MATCH([.G2033];[Def.$D$18:.$F$18]));&quot;#err&quot;)));&quot;&quot;)">
            <text:p/>
          </table:table-cell>
          <table:table-cell table:style-name="ce53" table:formula="of:=IF([.I2033]&lt;&gt;&quot;&quot;;INDEX([Def.$J$6:.$L$10];MATCH([.F2033];[Def.$I$6:.$I$10];0);MATCH([.I2033];[Def.$J$5:.$L$5];0));&quot;&quot;)">
            <text:p/>
          </table:table-cell>
          <table:table-cell table:style-name="ce56"/>
          <table:table-cell table:style-name="ce59" table:formula="of:=IF([.K2033]=&quot;&quot;;[.J2033];[.J2033]*[.K20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34]&lt;&gt;&quot;&quot;;IF(OR([.F2034]=&quot;ILF&quot;;[.F2034]=&quot;EIF&quot;);INDEX([Def.$D$6:.$F$8];MATCH([.H2034];[Def.$C$6:.$C$8]);MATCH([.G2034];[Def.$D$5:.$F$5]));IF([.F2034]=&quot;EI&quot;;INDEX([Def.$D$13:.$F$15];MATCH([.H2034];[Def.$C$13:.$C$15]);MATCH([.G2034];[Def.$D$12:.$F$12]));IF(OR([.F2034]=&quot;EO&quot;;[.F2034]=&quot;EQ&quot;);INDEX([Def.$D$19:.$F$21];MATCH([.H2034];[Def.$C$19:.$C$21]);MATCH([.G2034];[Def.$D$18:.$F$18]));&quot;#err&quot;)));&quot;&quot;)">
            <text:p/>
          </table:table-cell>
          <table:table-cell table:style-name="ce53" table:formula="of:=IF([.I2034]&lt;&gt;&quot;&quot;;INDEX([Def.$J$6:.$L$10];MATCH([.F2034];[Def.$I$6:.$I$10];0);MATCH([.I2034];[Def.$J$5:.$L$5];0));&quot;&quot;)">
            <text:p/>
          </table:table-cell>
          <table:table-cell table:style-name="ce56"/>
          <table:table-cell table:style-name="ce59" table:formula="of:=IF([.K2034]=&quot;&quot;;[.J2034];[.J2034]*[.K20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35]&lt;&gt;&quot;&quot;;IF(OR([.F2035]=&quot;ILF&quot;;[.F2035]=&quot;EIF&quot;);INDEX([Def.$D$6:.$F$8];MATCH([.H2035];[Def.$C$6:.$C$8]);MATCH([.G2035];[Def.$D$5:.$F$5]));IF([.F2035]=&quot;EI&quot;;INDEX([Def.$D$13:.$F$15];MATCH([.H2035];[Def.$C$13:.$C$15]);MATCH([.G2035];[Def.$D$12:.$F$12]));IF(OR([.F2035]=&quot;EO&quot;;[.F2035]=&quot;EQ&quot;);INDEX([Def.$D$19:.$F$21];MATCH([.H2035];[Def.$C$19:.$C$21]);MATCH([.G2035];[Def.$D$18:.$F$18]));&quot;#err&quot;)));&quot;&quot;)">
            <text:p/>
          </table:table-cell>
          <table:table-cell table:style-name="ce53" table:formula="of:=IF([.I2035]&lt;&gt;&quot;&quot;;INDEX([Def.$J$6:.$L$10];MATCH([.F2035];[Def.$I$6:.$I$10];0);MATCH([.I2035];[Def.$J$5:.$L$5];0));&quot;&quot;)">
            <text:p/>
          </table:table-cell>
          <table:table-cell table:style-name="ce56"/>
          <table:table-cell table:style-name="ce59" table:formula="of:=IF([.K2035]=&quot;&quot;;[.J2035];[.J2035]*[.K20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36]&lt;&gt;&quot;&quot;;IF(OR([.F2036]=&quot;ILF&quot;;[.F2036]=&quot;EIF&quot;);INDEX([Def.$D$6:.$F$8];MATCH([.H2036];[Def.$C$6:.$C$8]);MATCH([.G2036];[Def.$D$5:.$F$5]));IF([.F2036]=&quot;EI&quot;;INDEX([Def.$D$13:.$F$15];MATCH([.H2036];[Def.$C$13:.$C$15]);MATCH([.G2036];[Def.$D$12:.$F$12]));IF(OR([.F2036]=&quot;EO&quot;;[.F2036]=&quot;EQ&quot;);INDEX([Def.$D$19:.$F$21];MATCH([.H2036];[Def.$C$19:.$C$21]);MATCH([.G2036];[Def.$D$18:.$F$18]));&quot;#err&quot;)));&quot;&quot;)">
            <text:p/>
          </table:table-cell>
          <table:table-cell table:style-name="ce53" table:formula="of:=IF([.I2036]&lt;&gt;&quot;&quot;;INDEX([Def.$J$6:.$L$10];MATCH([.F2036];[Def.$I$6:.$I$10];0);MATCH([.I2036];[Def.$J$5:.$L$5];0));&quot;&quot;)">
            <text:p/>
          </table:table-cell>
          <table:table-cell table:style-name="ce56"/>
          <table:table-cell table:style-name="ce59" table:formula="of:=IF([.K2036]=&quot;&quot;;[.J2036];[.J2036]*[.K20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37]&lt;&gt;&quot;&quot;;IF(OR([.F2037]=&quot;ILF&quot;;[.F2037]=&quot;EIF&quot;);INDEX([Def.$D$6:.$F$8];MATCH([.H2037];[Def.$C$6:.$C$8]);MATCH([.G2037];[Def.$D$5:.$F$5]));IF([.F2037]=&quot;EI&quot;;INDEX([Def.$D$13:.$F$15];MATCH([.H2037];[Def.$C$13:.$C$15]);MATCH([.G2037];[Def.$D$12:.$F$12]));IF(OR([.F2037]=&quot;EO&quot;;[.F2037]=&quot;EQ&quot;);INDEX([Def.$D$19:.$F$21];MATCH([.H2037];[Def.$C$19:.$C$21]);MATCH([.G2037];[Def.$D$18:.$F$18]));&quot;#err&quot;)));&quot;&quot;)">
            <text:p/>
          </table:table-cell>
          <table:table-cell table:style-name="ce53" table:formula="of:=IF([.I2037]&lt;&gt;&quot;&quot;;INDEX([Def.$J$6:.$L$10];MATCH([.F2037];[Def.$I$6:.$I$10];0);MATCH([.I2037];[Def.$J$5:.$L$5];0));&quot;&quot;)">
            <text:p/>
          </table:table-cell>
          <table:table-cell table:style-name="ce56"/>
          <table:table-cell table:style-name="ce59" table:formula="of:=IF([.K2037]=&quot;&quot;;[.J2037];[.J2037]*[.K20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38]&lt;&gt;&quot;&quot;;IF(OR([.F2038]=&quot;ILF&quot;;[.F2038]=&quot;EIF&quot;);INDEX([Def.$D$6:.$F$8];MATCH([.H2038];[Def.$C$6:.$C$8]);MATCH([.G2038];[Def.$D$5:.$F$5]));IF([.F2038]=&quot;EI&quot;;INDEX([Def.$D$13:.$F$15];MATCH([.H2038];[Def.$C$13:.$C$15]);MATCH([.G2038];[Def.$D$12:.$F$12]));IF(OR([.F2038]=&quot;EO&quot;;[.F2038]=&quot;EQ&quot;);INDEX([Def.$D$19:.$F$21];MATCH([.H2038];[Def.$C$19:.$C$21]);MATCH([.G2038];[Def.$D$18:.$F$18]));&quot;#err&quot;)));&quot;&quot;)">
            <text:p/>
          </table:table-cell>
          <table:table-cell table:style-name="ce53" table:formula="of:=IF([.I2038]&lt;&gt;&quot;&quot;;INDEX([Def.$J$6:.$L$10];MATCH([.F2038];[Def.$I$6:.$I$10];0);MATCH([.I2038];[Def.$J$5:.$L$5];0));&quot;&quot;)">
            <text:p/>
          </table:table-cell>
          <table:table-cell table:style-name="ce56"/>
          <table:table-cell table:style-name="ce59" table:formula="of:=IF([.K2038]=&quot;&quot;;[.J2038];[.J2038]*[.K20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39]&lt;&gt;&quot;&quot;;IF(OR([.F2039]=&quot;ILF&quot;;[.F2039]=&quot;EIF&quot;);INDEX([Def.$D$6:.$F$8];MATCH([.H2039];[Def.$C$6:.$C$8]);MATCH([.G2039];[Def.$D$5:.$F$5]));IF([.F2039]=&quot;EI&quot;;INDEX([Def.$D$13:.$F$15];MATCH([.H2039];[Def.$C$13:.$C$15]);MATCH([.G2039];[Def.$D$12:.$F$12]));IF(OR([.F2039]=&quot;EO&quot;;[.F2039]=&quot;EQ&quot;);INDEX([Def.$D$19:.$F$21];MATCH([.H2039];[Def.$C$19:.$C$21]);MATCH([.G2039];[Def.$D$18:.$F$18]));&quot;#err&quot;)));&quot;&quot;)">
            <text:p/>
          </table:table-cell>
          <table:table-cell table:style-name="ce53" table:formula="of:=IF([.I2039]&lt;&gt;&quot;&quot;;INDEX([Def.$J$6:.$L$10];MATCH([.F2039];[Def.$I$6:.$I$10];0);MATCH([.I2039];[Def.$J$5:.$L$5];0));&quot;&quot;)">
            <text:p/>
          </table:table-cell>
          <table:table-cell table:style-name="ce56"/>
          <table:table-cell table:style-name="ce59" table:formula="of:=IF([.K2039]=&quot;&quot;;[.J2039];[.J2039]*[.K20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40]&lt;&gt;&quot;&quot;;IF(OR([.F2040]=&quot;ILF&quot;;[.F2040]=&quot;EIF&quot;);INDEX([Def.$D$6:.$F$8];MATCH([.H2040];[Def.$C$6:.$C$8]);MATCH([.G2040];[Def.$D$5:.$F$5]));IF([.F2040]=&quot;EI&quot;;INDEX([Def.$D$13:.$F$15];MATCH([.H2040];[Def.$C$13:.$C$15]);MATCH([.G2040];[Def.$D$12:.$F$12]));IF(OR([.F2040]=&quot;EO&quot;;[.F2040]=&quot;EQ&quot;);INDEX([Def.$D$19:.$F$21];MATCH([.H2040];[Def.$C$19:.$C$21]);MATCH([.G2040];[Def.$D$18:.$F$18]));&quot;#err&quot;)));&quot;&quot;)">
            <text:p/>
          </table:table-cell>
          <table:table-cell table:style-name="ce53" table:formula="of:=IF([.I2040]&lt;&gt;&quot;&quot;;INDEX([Def.$J$6:.$L$10];MATCH([.F2040];[Def.$I$6:.$I$10];0);MATCH([.I2040];[Def.$J$5:.$L$5];0));&quot;&quot;)">
            <text:p/>
          </table:table-cell>
          <table:table-cell table:style-name="ce56"/>
          <table:table-cell table:style-name="ce59" table:formula="of:=IF([.K2040]=&quot;&quot;;[.J2040];[.J2040]*[.K20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41]&lt;&gt;&quot;&quot;;IF(OR([.F2041]=&quot;ILF&quot;;[.F2041]=&quot;EIF&quot;);INDEX([Def.$D$6:.$F$8];MATCH([.H2041];[Def.$C$6:.$C$8]);MATCH([.G2041];[Def.$D$5:.$F$5]));IF([.F2041]=&quot;EI&quot;;INDEX([Def.$D$13:.$F$15];MATCH([.H2041];[Def.$C$13:.$C$15]);MATCH([.G2041];[Def.$D$12:.$F$12]));IF(OR([.F2041]=&quot;EO&quot;;[.F2041]=&quot;EQ&quot;);INDEX([Def.$D$19:.$F$21];MATCH([.H2041];[Def.$C$19:.$C$21]);MATCH([.G2041];[Def.$D$18:.$F$18]));&quot;#err&quot;)));&quot;&quot;)">
            <text:p/>
          </table:table-cell>
          <table:table-cell table:style-name="ce53" table:formula="of:=IF([.I2041]&lt;&gt;&quot;&quot;;INDEX([Def.$J$6:.$L$10];MATCH([.F2041];[Def.$I$6:.$I$10];0);MATCH([.I2041];[Def.$J$5:.$L$5];0));&quot;&quot;)">
            <text:p/>
          </table:table-cell>
          <table:table-cell table:style-name="ce56"/>
          <table:table-cell table:style-name="ce59" table:formula="of:=IF([.K2041]=&quot;&quot;;[.J2041];[.J2041]*[.K20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42]&lt;&gt;&quot;&quot;;IF(OR([.F2042]=&quot;ILF&quot;;[.F2042]=&quot;EIF&quot;);INDEX([Def.$D$6:.$F$8];MATCH([.H2042];[Def.$C$6:.$C$8]);MATCH([.G2042];[Def.$D$5:.$F$5]));IF([.F2042]=&quot;EI&quot;;INDEX([Def.$D$13:.$F$15];MATCH([.H2042];[Def.$C$13:.$C$15]);MATCH([.G2042];[Def.$D$12:.$F$12]));IF(OR([.F2042]=&quot;EO&quot;;[.F2042]=&quot;EQ&quot;);INDEX([Def.$D$19:.$F$21];MATCH([.H2042];[Def.$C$19:.$C$21]);MATCH([.G2042];[Def.$D$18:.$F$18]));&quot;#err&quot;)));&quot;&quot;)">
            <text:p/>
          </table:table-cell>
          <table:table-cell table:style-name="ce53" table:formula="of:=IF([.I2042]&lt;&gt;&quot;&quot;;INDEX([Def.$J$6:.$L$10];MATCH([.F2042];[Def.$I$6:.$I$10];0);MATCH([.I2042];[Def.$J$5:.$L$5];0));&quot;&quot;)">
            <text:p/>
          </table:table-cell>
          <table:table-cell table:style-name="ce56"/>
          <table:table-cell table:style-name="ce59" table:formula="of:=IF([.K2042]=&quot;&quot;;[.J2042];[.J2042]*[.K20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43]&lt;&gt;&quot;&quot;;IF(OR([.F2043]=&quot;ILF&quot;;[.F2043]=&quot;EIF&quot;);INDEX([Def.$D$6:.$F$8];MATCH([.H2043];[Def.$C$6:.$C$8]);MATCH([.G2043];[Def.$D$5:.$F$5]));IF([.F2043]=&quot;EI&quot;;INDEX([Def.$D$13:.$F$15];MATCH([.H2043];[Def.$C$13:.$C$15]);MATCH([.G2043];[Def.$D$12:.$F$12]));IF(OR([.F2043]=&quot;EO&quot;;[.F2043]=&quot;EQ&quot;);INDEX([Def.$D$19:.$F$21];MATCH([.H2043];[Def.$C$19:.$C$21]);MATCH([.G2043];[Def.$D$18:.$F$18]));&quot;#err&quot;)));&quot;&quot;)">
            <text:p/>
          </table:table-cell>
          <table:table-cell table:style-name="ce53" table:formula="of:=IF([.I2043]&lt;&gt;&quot;&quot;;INDEX([Def.$J$6:.$L$10];MATCH([.F2043];[Def.$I$6:.$I$10];0);MATCH([.I2043];[Def.$J$5:.$L$5];0));&quot;&quot;)">
            <text:p/>
          </table:table-cell>
          <table:table-cell table:style-name="ce56"/>
          <table:table-cell table:style-name="ce59" table:formula="of:=IF([.K2043]=&quot;&quot;;[.J2043];[.J2043]*[.K20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44]&lt;&gt;&quot;&quot;;IF(OR([.F2044]=&quot;ILF&quot;;[.F2044]=&quot;EIF&quot;);INDEX([Def.$D$6:.$F$8];MATCH([.H2044];[Def.$C$6:.$C$8]);MATCH([.G2044];[Def.$D$5:.$F$5]));IF([.F2044]=&quot;EI&quot;;INDEX([Def.$D$13:.$F$15];MATCH([.H2044];[Def.$C$13:.$C$15]);MATCH([.G2044];[Def.$D$12:.$F$12]));IF(OR([.F2044]=&quot;EO&quot;;[.F2044]=&quot;EQ&quot;);INDEX([Def.$D$19:.$F$21];MATCH([.H2044];[Def.$C$19:.$C$21]);MATCH([.G2044];[Def.$D$18:.$F$18]));&quot;#err&quot;)));&quot;&quot;)">
            <text:p/>
          </table:table-cell>
          <table:table-cell table:style-name="ce53" table:formula="of:=IF([.I2044]&lt;&gt;&quot;&quot;;INDEX([Def.$J$6:.$L$10];MATCH([.F2044];[Def.$I$6:.$I$10];0);MATCH([.I2044];[Def.$J$5:.$L$5];0));&quot;&quot;)">
            <text:p/>
          </table:table-cell>
          <table:table-cell table:style-name="ce56"/>
          <table:table-cell table:style-name="ce59" table:formula="of:=IF([.K2044]=&quot;&quot;;[.J2044];[.J2044]*[.K20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45]&lt;&gt;&quot;&quot;;IF(OR([.F2045]=&quot;ILF&quot;;[.F2045]=&quot;EIF&quot;);INDEX([Def.$D$6:.$F$8];MATCH([.H2045];[Def.$C$6:.$C$8]);MATCH([.G2045];[Def.$D$5:.$F$5]));IF([.F2045]=&quot;EI&quot;;INDEX([Def.$D$13:.$F$15];MATCH([.H2045];[Def.$C$13:.$C$15]);MATCH([.G2045];[Def.$D$12:.$F$12]));IF(OR([.F2045]=&quot;EO&quot;;[.F2045]=&quot;EQ&quot;);INDEX([Def.$D$19:.$F$21];MATCH([.H2045];[Def.$C$19:.$C$21]);MATCH([.G2045];[Def.$D$18:.$F$18]));&quot;#err&quot;)));&quot;&quot;)">
            <text:p/>
          </table:table-cell>
          <table:table-cell table:style-name="ce53" table:formula="of:=IF([.I2045]&lt;&gt;&quot;&quot;;INDEX([Def.$J$6:.$L$10];MATCH([.F2045];[Def.$I$6:.$I$10];0);MATCH([.I2045];[Def.$J$5:.$L$5];0));&quot;&quot;)">
            <text:p/>
          </table:table-cell>
          <table:table-cell table:style-name="ce56"/>
          <table:table-cell table:style-name="ce59" table:formula="of:=IF([.K2045]=&quot;&quot;;[.J2045];[.J2045]*[.K20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46]&lt;&gt;&quot;&quot;;IF(OR([.F2046]=&quot;ILF&quot;;[.F2046]=&quot;EIF&quot;);INDEX([Def.$D$6:.$F$8];MATCH([.H2046];[Def.$C$6:.$C$8]);MATCH([.G2046];[Def.$D$5:.$F$5]));IF([.F2046]=&quot;EI&quot;;INDEX([Def.$D$13:.$F$15];MATCH([.H2046];[Def.$C$13:.$C$15]);MATCH([.G2046];[Def.$D$12:.$F$12]));IF(OR([.F2046]=&quot;EO&quot;;[.F2046]=&quot;EQ&quot;);INDEX([Def.$D$19:.$F$21];MATCH([.H2046];[Def.$C$19:.$C$21]);MATCH([.G2046];[Def.$D$18:.$F$18]));&quot;#err&quot;)));&quot;&quot;)">
            <text:p/>
          </table:table-cell>
          <table:table-cell table:style-name="ce53" table:formula="of:=IF([.I2046]&lt;&gt;&quot;&quot;;INDEX([Def.$J$6:.$L$10];MATCH([.F2046];[Def.$I$6:.$I$10];0);MATCH([.I2046];[Def.$J$5:.$L$5];0));&quot;&quot;)">
            <text:p/>
          </table:table-cell>
          <table:table-cell table:style-name="ce56"/>
          <table:table-cell table:style-name="ce59" table:formula="of:=IF([.K2046]=&quot;&quot;;[.J2046];[.J2046]*[.K20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47]&lt;&gt;&quot;&quot;;IF(OR([.F2047]=&quot;ILF&quot;;[.F2047]=&quot;EIF&quot;);INDEX([Def.$D$6:.$F$8];MATCH([.H2047];[Def.$C$6:.$C$8]);MATCH([.G2047];[Def.$D$5:.$F$5]));IF([.F2047]=&quot;EI&quot;;INDEX([Def.$D$13:.$F$15];MATCH([.H2047];[Def.$C$13:.$C$15]);MATCH([.G2047];[Def.$D$12:.$F$12]));IF(OR([.F2047]=&quot;EO&quot;;[.F2047]=&quot;EQ&quot;);INDEX([Def.$D$19:.$F$21];MATCH([.H2047];[Def.$C$19:.$C$21]);MATCH([.G2047];[Def.$D$18:.$F$18]));&quot;#err&quot;)));&quot;&quot;)">
            <text:p/>
          </table:table-cell>
          <table:table-cell table:style-name="ce53" table:formula="of:=IF([.I2047]&lt;&gt;&quot;&quot;;INDEX([Def.$J$6:.$L$10];MATCH([.F2047];[Def.$I$6:.$I$10];0);MATCH([.I2047];[Def.$J$5:.$L$5];0));&quot;&quot;)">
            <text:p/>
          </table:table-cell>
          <table:table-cell table:style-name="ce56"/>
          <table:table-cell table:style-name="ce59" table:formula="of:=IF([.K2047]=&quot;&quot;;[.J2047];[.J2047]*[.K20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48]&lt;&gt;&quot;&quot;;IF(OR([.F2048]=&quot;ILF&quot;;[.F2048]=&quot;EIF&quot;);INDEX([Def.$D$6:.$F$8];MATCH([.H2048];[Def.$C$6:.$C$8]);MATCH([.G2048];[Def.$D$5:.$F$5]));IF([.F2048]=&quot;EI&quot;;INDEX([Def.$D$13:.$F$15];MATCH([.H2048];[Def.$C$13:.$C$15]);MATCH([.G2048];[Def.$D$12:.$F$12]));IF(OR([.F2048]=&quot;EO&quot;;[.F2048]=&quot;EQ&quot;);INDEX([Def.$D$19:.$F$21];MATCH([.H2048];[Def.$C$19:.$C$21]);MATCH([.G2048];[Def.$D$18:.$F$18]));&quot;#err&quot;)));&quot;&quot;)">
            <text:p/>
          </table:table-cell>
          <table:table-cell table:style-name="ce53" table:formula="of:=IF([.I2048]&lt;&gt;&quot;&quot;;INDEX([Def.$J$6:.$L$10];MATCH([.F2048];[Def.$I$6:.$I$10];0);MATCH([.I2048];[Def.$J$5:.$L$5];0));&quot;&quot;)">
            <text:p/>
          </table:table-cell>
          <table:table-cell table:style-name="ce56"/>
          <table:table-cell table:style-name="ce59" table:formula="of:=IF([.K2048]=&quot;&quot;;[.J2048];[.J2048]*[.K20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49]&lt;&gt;&quot;&quot;;IF(OR([.F2049]=&quot;ILF&quot;;[.F2049]=&quot;EIF&quot;);INDEX([Def.$D$6:.$F$8];MATCH([.H2049];[Def.$C$6:.$C$8]);MATCH([.G2049];[Def.$D$5:.$F$5]));IF([.F2049]=&quot;EI&quot;;INDEX([Def.$D$13:.$F$15];MATCH([.H2049];[Def.$C$13:.$C$15]);MATCH([.G2049];[Def.$D$12:.$F$12]));IF(OR([.F2049]=&quot;EO&quot;;[.F2049]=&quot;EQ&quot;);INDEX([Def.$D$19:.$F$21];MATCH([.H2049];[Def.$C$19:.$C$21]);MATCH([.G2049];[Def.$D$18:.$F$18]));&quot;#err&quot;)));&quot;&quot;)">
            <text:p/>
          </table:table-cell>
          <table:table-cell table:style-name="ce53" table:formula="of:=IF([.I2049]&lt;&gt;&quot;&quot;;INDEX([Def.$J$6:.$L$10];MATCH([.F2049];[Def.$I$6:.$I$10];0);MATCH([.I2049];[Def.$J$5:.$L$5];0));&quot;&quot;)">
            <text:p/>
          </table:table-cell>
          <table:table-cell table:style-name="ce56"/>
          <table:table-cell table:style-name="ce59" table:formula="of:=IF([.K2049]=&quot;&quot;;[.J2049];[.J2049]*[.K20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50]&lt;&gt;&quot;&quot;;IF(OR([.F2050]=&quot;ILF&quot;;[.F2050]=&quot;EIF&quot;);INDEX([Def.$D$6:.$F$8];MATCH([.H2050];[Def.$C$6:.$C$8]);MATCH([.G2050];[Def.$D$5:.$F$5]));IF([.F2050]=&quot;EI&quot;;INDEX([Def.$D$13:.$F$15];MATCH([.H2050];[Def.$C$13:.$C$15]);MATCH([.G2050];[Def.$D$12:.$F$12]));IF(OR([.F2050]=&quot;EO&quot;;[.F2050]=&quot;EQ&quot;);INDEX([Def.$D$19:.$F$21];MATCH([.H2050];[Def.$C$19:.$C$21]);MATCH([.G2050];[Def.$D$18:.$F$18]));&quot;#err&quot;)));&quot;&quot;)">
            <text:p/>
          </table:table-cell>
          <table:table-cell table:style-name="ce53" table:formula="of:=IF([.I2050]&lt;&gt;&quot;&quot;;INDEX([Def.$J$6:.$L$10];MATCH([.F2050];[Def.$I$6:.$I$10];0);MATCH([.I2050];[Def.$J$5:.$L$5];0));&quot;&quot;)">
            <text:p/>
          </table:table-cell>
          <table:table-cell table:style-name="ce56"/>
          <table:table-cell table:style-name="ce59" table:formula="of:=IF([.K2050]=&quot;&quot;;[.J2050];[.J2050]*[.K20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51]&lt;&gt;&quot;&quot;;IF(OR([.F2051]=&quot;ILF&quot;;[.F2051]=&quot;EIF&quot;);INDEX([Def.$D$6:.$F$8];MATCH([.H2051];[Def.$C$6:.$C$8]);MATCH([.G2051];[Def.$D$5:.$F$5]));IF([.F2051]=&quot;EI&quot;;INDEX([Def.$D$13:.$F$15];MATCH([.H2051];[Def.$C$13:.$C$15]);MATCH([.G2051];[Def.$D$12:.$F$12]));IF(OR([.F2051]=&quot;EO&quot;;[.F2051]=&quot;EQ&quot;);INDEX([Def.$D$19:.$F$21];MATCH([.H2051];[Def.$C$19:.$C$21]);MATCH([.G2051];[Def.$D$18:.$F$18]));&quot;#err&quot;)));&quot;&quot;)">
            <text:p/>
          </table:table-cell>
          <table:table-cell table:style-name="ce53" table:formula="of:=IF([.I2051]&lt;&gt;&quot;&quot;;INDEX([Def.$J$6:.$L$10];MATCH([.F2051];[Def.$I$6:.$I$10];0);MATCH([.I2051];[Def.$J$5:.$L$5];0));&quot;&quot;)">
            <text:p/>
          </table:table-cell>
          <table:table-cell table:style-name="ce56"/>
          <table:table-cell table:style-name="ce59" table:formula="of:=IF([.K2051]=&quot;&quot;;[.J2051];[.J2051]*[.K20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52]&lt;&gt;&quot;&quot;;IF(OR([.F2052]=&quot;ILF&quot;;[.F2052]=&quot;EIF&quot;);INDEX([Def.$D$6:.$F$8];MATCH([.H2052];[Def.$C$6:.$C$8]);MATCH([.G2052];[Def.$D$5:.$F$5]));IF([.F2052]=&quot;EI&quot;;INDEX([Def.$D$13:.$F$15];MATCH([.H2052];[Def.$C$13:.$C$15]);MATCH([.G2052];[Def.$D$12:.$F$12]));IF(OR([.F2052]=&quot;EO&quot;;[.F2052]=&quot;EQ&quot;);INDEX([Def.$D$19:.$F$21];MATCH([.H2052];[Def.$C$19:.$C$21]);MATCH([.G2052];[Def.$D$18:.$F$18]));&quot;#err&quot;)));&quot;&quot;)">
            <text:p/>
          </table:table-cell>
          <table:table-cell table:style-name="ce53" table:formula="of:=IF([.I2052]&lt;&gt;&quot;&quot;;INDEX([Def.$J$6:.$L$10];MATCH([.F2052];[Def.$I$6:.$I$10];0);MATCH([.I2052];[Def.$J$5:.$L$5];0));&quot;&quot;)">
            <text:p/>
          </table:table-cell>
          <table:table-cell table:style-name="ce56"/>
          <table:table-cell table:style-name="ce59" table:formula="of:=IF([.K2052]=&quot;&quot;;[.J2052];[.J2052]*[.K20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53]&lt;&gt;&quot;&quot;;IF(OR([.F2053]=&quot;ILF&quot;;[.F2053]=&quot;EIF&quot;);INDEX([Def.$D$6:.$F$8];MATCH([.H2053];[Def.$C$6:.$C$8]);MATCH([.G2053];[Def.$D$5:.$F$5]));IF([.F2053]=&quot;EI&quot;;INDEX([Def.$D$13:.$F$15];MATCH([.H2053];[Def.$C$13:.$C$15]);MATCH([.G2053];[Def.$D$12:.$F$12]));IF(OR([.F2053]=&quot;EO&quot;;[.F2053]=&quot;EQ&quot;);INDEX([Def.$D$19:.$F$21];MATCH([.H2053];[Def.$C$19:.$C$21]);MATCH([.G2053];[Def.$D$18:.$F$18]));&quot;#err&quot;)));&quot;&quot;)">
            <text:p/>
          </table:table-cell>
          <table:table-cell table:style-name="ce53" table:formula="of:=IF([.I2053]&lt;&gt;&quot;&quot;;INDEX([Def.$J$6:.$L$10];MATCH([.F2053];[Def.$I$6:.$I$10];0);MATCH([.I2053];[Def.$J$5:.$L$5];0));&quot;&quot;)">
            <text:p/>
          </table:table-cell>
          <table:table-cell table:style-name="ce56"/>
          <table:table-cell table:style-name="ce59" table:formula="of:=IF([.K2053]=&quot;&quot;;[.J2053];[.J2053]*[.K20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54]&lt;&gt;&quot;&quot;;IF(OR([.F2054]=&quot;ILF&quot;;[.F2054]=&quot;EIF&quot;);INDEX([Def.$D$6:.$F$8];MATCH([.H2054];[Def.$C$6:.$C$8]);MATCH([.G2054];[Def.$D$5:.$F$5]));IF([.F2054]=&quot;EI&quot;;INDEX([Def.$D$13:.$F$15];MATCH([.H2054];[Def.$C$13:.$C$15]);MATCH([.G2054];[Def.$D$12:.$F$12]));IF(OR([.F2054]=&quot;EO&quot;;[.F2054]=&quot;EQ&quot;);INDEX([Def.$D$19:.$F$21];MATCH([.H2054];[Def.$C$19:.$C$21]);MATCH([.G2054];[Def.$D$18:.$F$18]));&quot;#err&quot;)));&quot;&quot;)">
            <text:p/>
          </table:table-cell>
          <table:table-cell table:style-name="ce53" table:formula="of:=IF([.I2054]&lt;&gt;&quot;&quot;;INDEX([Def.$J$6:.$L$10];MATCH([.F2054];[Def.$I$6:.$I$10];0);MATCH([.I2054];[Def.$J$5:.$L$5];0));&quot;&quot;)">
            <text:p/>
          </table:table-cell>
          <table:table-cell table:style-name="ce56"/>
          <table:table-cell table:style-name="ce59" table:formula="of:=IF([.K2054]=&quot;&quot;;[.J2054];[.J2054]*[.K20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55]&lt;&gt;&quot;&quot;;IF(OR([.F2055]=&quot;ILF&quot;;[.F2055]=&quot;EIF&quot;);INDEX([Def.$D$6:.$F$8];MATCH([.H2055];[Def.$C$6:.$C$8]);MATCH([.G2055];[Def.$D$5:.$F$5]));IF([.F2055]=&quot;EI&quot;;INDEX([Def.$D$13:.$F$15];MATCH([.H2055];[Def.$C$13:.$C$15]);MATCH([.G2055];[Def.$D$12:.$F$12]));IF(OR([.F2055]=&quot;EO&quot;;[.F2055]=&quot;EQ&quot;);INDEX([Def.$D$19:.$F$21];MATCH([.H2055];[Def.$C$19:.$C$21]);MATCH([.G2055];[Def.$D$18:.$F$18]));&quot;#err&quot;)));&quot;&quot;)">
            <text:p/>
          </table:table-cell>
          <table:table-cell table:style-name="ce53" table:formula="of:=IF([.I2055]&lt;&gt;&quot;&quot;;INDEX([Def.$J$6:.$L$10];MATCH([.F2055];[Def.$I$6:.$I$10];0);MATCH([.I2055];[Def.$J$5:.$L$5];0));&quot;&quot;)">
            <text:p/>
          </table:table-cell>
          <table:table-cell table:style-name="ce56"/>
          <table:table-cell table:style-name="ce59" table:formula="of:=IF([.K2055]=&quot;&quot;;[.J2055];[.J2055]*[.K20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56]&lt;&gt;&quot;&quot;;IF(OR([.F2056]=&quot;ILF&quot;;[.F2056]=&quot;EIF&quot;);INDEX([Def.$D$6:.$F$8];MATCH([.H2056];[Def.$C$6:.$C$8]);MATCH([.G2056];[Def.$D$5:.$F$5]));IF([.F2056]=&quot;EI&quot;;INDEX([Def.$D$13:.$F$15];MATCH([.H2056];[Def.$C$13:.$C$15]);MATCH([.G2056];[Def.$D$12:.$F$12]));IF(OR([.F2056]=&quot;EO&quot;;[.F2056]=&quot;EQ&quot;);INDEX([Def.$D$19:.$F$21];MATCH([.H2056];[Def.$C$19:.$C$21]);MATCH([.G2056];[Def.$D$18:.$F$18]));&quot;#err&quot;)));&quot;&quot;)">
            <text:p/>
          </table:table-cell>
          <table:table-cell table:style-name="ce53" table:formula="of:=IF([.I2056]&lt;&gt;&quot;&quot;;INDEX([Def.$J$6:.$L$10];MATCH([.F2056];[Def.$I$6:.$I$10];0);MATCH([.I2056];[Def.$J$5:.$L$5];0));&quot;&quot;)">
            <text:p/>
          </table:table-cell>
          <table:table-cell table:style-name="ce56"/>
          <table:table-cell table:style-name="ce59" table:formula="of:=IF([.K2056]=&quot;&quot;;[.J2056];[.J2056]*[.K20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57]&lt;&gt;&quot;&quot;;IF(OR([.F2057]=&quot;ILF&quot;;[.F2057]=&quot;EIF&quot;);INDEX([Def.$D$6:.$F$8];MATCH([.H2057];[Def.$C$6:.$C$8]);MATCH([.G2057];[Def.$D$5:.$F$5]));IF([.F2057]=&quot;EI&quot;;INDEX([Def.$D$13:.$F$15];MATCH([.H2057];[Def.$C$13:.$C$15]);MATCH([.G2057];[Def.$D$12:.$F$12]));IF(OR([.F2057]=&quot;EO&quot;;[.F2057]=&quot;EQ&quot;);INDEX([Def.$D$19:.$F$21];MATCH([.H2057];[Def.$C$19:.$C$21]);MATCH([.G2057];[Def.$D$18:.$F$18]));&quot;#err&quot;)));&quot;&quot;)">
            <text:p/>
          </table:table-cell>
          <table:table-cell table:style-name="ce53" table:formula="of:=IF([.I2057]&lt;&gt;&quot;&quot;;INDEX([Def.$J$6:.$L$10];MATCH([.F2057];[Def.$I$6:.$I$10];0);MATCH([.I2057];[Def.$J$5:.$L$5];0));&quot;&quot;)">
            <text:p/>
          </table:table-cell>
          <table:table-cell table:style-name="ce56"/>
          <table:table-cell table:style-name="ce59" table:formula="of:=IF([.K2057]=&quot;&quot;;[.J2057];[.J2057]*[.K20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58]&lt;&gt;&quot;&quot;;IF(OR([.F2058]=&quot;ILF&quot;;[.F2058]=&quot;EIF&quot;);INDEX([Def.$D$6:.$F$8];MATCH([.H2058];[Def.$C$6:.$C$8]);MATCH([.G2058];[Def.$D$5:.$F$5]));IF([.F2058]=&quot;EI&quot;;INDEX([Def.$D$13:.$F$15];MATCH([.H2058];[Def.$C$13:.$C$15]);MATCH([.G2058];[Def.$D$12:.$F$12]));IF(OR([.F2058]=&quot;EO&quot;;[.F2058]=&quot;EQ&quot;);INDEX([Def.$D$19:.$F$21];MATCH([.H2058];[Def.$C$19:.$C$21]);MATCH([.G2058];[Def.$D$18:.$F$18]));&quot;#err&quot;)));&quot;&quot;)">
            <text:p/>
          </table:table-cell>
          <table:table-cell table:style-name="ce53" table:formula="of:=IF([.I2058]&lt;&gt;&quot;&quot;;INDEX([Def.$J$6:.$L$10];MATCH([.F2058];[Def.$I$6:.$I$10];0);MATCH([.I2058];[Def.$J$5:.$L$5];0));&quot;&quot;)">
            <text:p/>
          </table:table-cell>
          <table:table-cell table:style-name="ce56"/>
          <table:table-cell table:style-name="ce59" table:formula="of:=IF([.K2058]=&quot;&quot;;[.J2058];[.J2058]*[.K20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59]&lt;&gt;&quot;&quot;;IF(OR([.F2059]=&quot;ILF&quot;;[.F2059]=&quot;EIF&quot;);INDEX([Def.$D$6:.$F$8];MATCH([.H2059];[Def.$C$6:.$C$8]);MATCH([.G2059];[Def.$D$5:.$F$5]));IF([.F2059]=&quot;EI&quot;;INDEX([Def.$D$13:.$F$15];MATCH([.H2059];[Def.$C$13:.$C$15]);MATCH([.G2059];[Def.$D$12:.$F$12]));IF(OR([.F2059]=&quot;EO&quot;;[.F2059]=&quot;EQ&quot;);INDEX([Def.$D$19:.$F$21];MATCH([.H2059];[Def.$C$19:.$C$21]);MATCH([.G2059];[Def.$D$18:.$F$18]));&quot;#err&quot;)));&quot;&quot;)">
            <text:p/>
          </table:table-cell>
          <table:table-cell table:style-name="ce53" table:formula="of:=IF([.I2059]&lt;&gt;&quot;&quot;;INDEX([Def.$J$6:.$L$10];MATCH([.F2059];[Def.$I$6:.$I$10];0);MATCH([.I2059];[Def.$J$5:.$L$5];0));&quot;&quot;)">
            <text:p/>
          </table:table-cell>
          <table:table-cell table:style-name="ce56"/>
          <table:table-cell table:style-name="ce59" table:formula="of:=IF([.K2059]=&quot;&quot;;[.J2059];[.J2059]*[.K20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60]&lt;&gt;&quot;&quot;;IF(OR([.F2060]=&quot;ILF&quot;;[.F2060]=&quot;EIF&quot;);INDEX([Def.$D$6:.$F$8];MATCH([.H2060];[Def.$C$6:.$C$8]);MATCH([.G2060];[Def.$D$5:.$F$5]));IF([.F2060]=&quot;EI&quot;;INDEX([Def.$D$13:.$F$15];MATCH([.H2060];[Def.$C$13:.$C$15]);MATCH([.G2060];[Def.$D$12:.$F$12]));IF(OR([.F2060]=&quot;EO&quot;;[.F2060]=&quot;EQ&quot;);INDEX([Def.$D$19:.$F$21];MATCH([.H2060];[Def.$C$19:.$C$21]);MATCH([.G2060];[Def.$D$18:.$F$18]));&quot;#err&quot;)));&quot;&quot;)">
            <text:p/>
          </table:table-cell>
          <table:table-cell table:style-name="ce53" table:formula="of:=IF([.I2060]&lt;&gt;&quot;&quot;;INDEX([Def.$J$6:.$L$10];MATCH([.F2060];[Def.$I$6:.$I$10];0);MATCH([.I2060];[Def.$J$5:.$L$5];0));&quot;&quot;)">
            <text:p/>
          </table:table-cell>
          <table:table-cell table:style-name="ce56"/>
          <table:table-cell table:style-name="ce59" table:formula="of:=IF([.K2060]=&quot;&quot;;[.J2060];[.J2060]*[.K20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61]&lt;&gt;&quot;&quot;;IF(OR([.F2061]=&quot;ILF&quot;;[.F2061]=&quot;EIF&quot;);INDEX([Def.$D$6:.$F$8];MATCH([.H2061];[Def.$C$6:.$C$8]);MATCH([.G2061];[Def.$D$5:.$F$5]));IF([.F2061]=&quot;EI&quot;;INDEX([Def.$D$13:.$F$15];MATCH([.H2061];[Def.$C$13:.$C$15]);MATCH([.G2061];[Def.$D$12:.$F$12]));IF(OR([.F2061]=&quot;EO&quot;;[.F2061]=&quot;EQ&quot;);INDEX([Def.$D$19:.$F$21];MATCH([.H2061];[Def.$C$19:.$C$21]);MATCH([.G2061];[Def.$D$18:.$F$18]));&quot;#err&quot;)));&quot;&quot;)">
            <text:p/>
          </table:table-cell>
          <table:table-cell table:style-name="ce53" table:formula="of:=IF([.I2061]&lt;&gt;&quot;&quot;;INDEX([Def.$J$6:.$L$10];MATCH([.F2061];[Def.$I$6:.$I$10];0);MATCH([.I2061];[Def.$J$5:.$L$5];0));&quot;&quot;)">
            <text:p/>
          </table:table-cell>
          <table:table-cell table:style-name="ce56"/>
          <table:table-cell table:style-name="ce59" table:formula="of:=IF([.K2061]=&quot;&quot;;[.J2061];[.J2061]*[.K20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62]&lt;&gt;&quot;&quot;;IF(OR([.F2062]=&quot;ILF&quot;;[.F2062]=&quot;EIF&quot;);INDEX([Def.$D$6:.$F$8];MATCH([.H2062];[Def.$C$6:.$C$8]);MATCH([.G2062];[Def.$D$5:.$F$5]));IF([.F2062]=&quot;EI&quot;;INDEX([Def.$D$13:.$F$15];MATCH([.H2062];[Def.$C$13:.$C$15]);MATCH([.G2062];[Def.$D$12:.$F$12]));IF(OR([.F2062]=&quot;EO&quot;;[.F2062]=&quot;EQ&quot;);INDEX([Def.$D$19:.$F$21];MATCH([.H2062];[Def.$C$19:.$C$21]);MATCH([.G2062];[Def.$D$18:.$F$18]));&quot;#err&quot;)));&quot;&quot;)">
            <text:p/>
          </table:table-cell>
          <table:table-cell table:style-name="ce53" table:formula="of:=IF([.I2062]&lt;&gt;&quot;&quot;;INDEX([Def.$J$6:.$L$10];MATCH([.F2062];[Def.$I$6:.$I$10];0);MATCH([.I2062];[Def.$J$5:.$L$5];0));&quot;&quot;)">
            <text:p/>
          </table:table-cell>
          <table:table-cell table:style-name="ce56"/>
          <table:table-cell table:style-name="ce59" table:formula="of:=IF([.K2062]=&quot;&quot;;[.J2062];[.J2062]*[.K20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63]&lt;&gt;&quot;&quot;;IF(OR([.F2063]=&quot;ILF&quot;;[.F2063]=&quot;EIF&quot;);INDEX([Def.$D$6:.$F$8];MATCH([.H2063];[Def.$C$6:.$C$8]);MATCH([.G2063];[Def.$D$5:.$F$5]));IF([.F2063]=&quot;EI&quot;;INDEX([Def.$D$13:.$F$15];MATCH([.H2063];[Def.$C$13:.$C$15]);MATCH([.G2063];[Def.$D$12:.$F$12]));IF(OR([.F2063]=&quot;EO&quot;;[.F2063]=&quot;EQ&quot;);INDEX([Def.$D$19:.$F$21];MATCH([.H2063];[Def.$C$19:.$C$21]);MATCH([.G2063];[Def.$D$18:.$F$18]));&quot;#err&quot;)));&quot;&quot;)">
            <text:p/>
          </table:table-cell>
          <table:table-cell table:style-name="ce53" table:formula="of:=IF([.I2063]&lt;&gt;&quot;&quot;;INDEX([Def.$J$6:.$L$10];MATCH([.F2063];[Def.$I$6:.$I$10];0);MATCH([.I2063];[Def.$J$5:.$L$5];0));&quot;&quot;)">
            <text:p/>
          </table:table-cell>
          <table:table-cell table:style-name="ce56"/>
          <table:table-cell table:style-name="ce59" table:formula="of:=IF([.K2063]=&quot;&quot;;[.J2063];[.J2063]*[.K20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64]&lt;&gt;&quot;&quot;;IF(OR([.F2064]=&quot;ILF&quot;;[.F2064]=&quot;EIF&quot;);INDEX([Def.$D$6:.$F$8];MATCH([.H2064];[Def.$C$6:.$C$8]);MATCH([.G2064];[Def.$D$5:.$F$5]));IF([.F2064]=&quot;EI&quot;;INDEX([Def.$D$13:.$F$15];MATCH([.H2064];[Def.$C$13:.$C$15]);MATCH([.G2064];[Def.$D$12:.$F$12]));IF(OR([.F2064]=&quot;EO&quot;;[.F2064]=&quot;EQ&quot;);INDEX([Def.$D$19:.$F$21];MATCH([.H2064];[Def.$C$19:.$C$21]);MATCH([.G2064];[Def.$D$18:.$F$18]));&quot;#err&quot;)));&quot;&quot;)">
            <text:p/>
          </table:table-cell>
          <table:table-cell table:style-name="ce53" table:formula="of:=IF([.I2064]&lt;&gt;&quot;&quot;;INDEX([Def.$J$6:.$L$10];MATCH([.F2064];[Def.$I$6:.$I$10];0);MATCH([.I2064];[Def.$J$5:.$L$5];0));&quot;&quot;)">
            <text:p/>
          </table:table-cell>
          <table:table-cell table:style-name="ce56"/>
          <table:table-cell table:style-name="ce59" table:formula="of:=IF([.K2064]=&quot;&quot;;[.J2064];[.J2064]*[.K20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65]&lt;&gt;&quot;&quot;;IF(OR([.F2065]=&quot;ILF&quot;;[.F2065]=&quot;EIF&quot;);INDEX([Def.$D$6:.$F$8];MATCH([.H2065];[Def.$C$6:.$C$8]);MATCH([.G2065];[Def.$D$5:.$F$5]));IF([.F2065]=&quot;EI&quot;;INDEX([Def.$D$13:.$F$15];MATCH([.H2065];[Def.$C$13:.$C$15]);MATCH([.G2065];[Def.$D$12:.$F$12]));IF(OR([.F2065]=&quot;EO&quot;;[.F2065]=&quot;EQ&quot;);INDEX([Def.$D$19:.$F$21];MATCH([.H2065];[Def.$C$19:.$C$21]);MATCH([.G2065];[Def.$D$18:.$F$18]));&quot;#err&quot;)));&quot;&quot;)">
            <text:p/>
          </table:table-cell>
          <table:table-cell table:style-name="ce53" table:formula="of:=IF([.I2065]&lt;&gt;&quot;&quot;;INDEX([Def.$J$6:.$L$10];MATCH([.F2065];[Def.$I$6:.$I$10];0);MATCH([.I2065];[Def.$J$5:.$L$5];0));&quot;&quot;)">
            <text:p/>
          </table:table-cell>
          <table:table-cell table:style-name="ce56"/>
          <table:table-cell table:style-name="ce59" table:formula="of:=IF([.K2065]=&quot;&quot;;[.J2065];[.J2065]*[.K20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66]&lt;&gt;&quot;&quot;;IF(OR([.F2066]=&quot;ILF&quot;;[.F2066]=&quot;EIF&quot;);INDEX([Def.$D$6:.$F$8];MATCH([.H2066];[Def.$C$6:.$C$8]);MATCH([.G2066];[Def.$D$5:.$F$5]));IF([.F2066]=&quot;EI&quot;;INDEX([Def.$D$13:.$F$15];MATCH([.H2066];[Def.$C$13:.$C$15]);MATCH([.G2066];[Def.$D$12:.$F$12]));IF(OR([.F2066]=&quot;EO&quot;;[.F2066]=&quot;EQ&quot;);INDEX([Def.$D$19:.$F$21];MATCH([.H2066];[Def.$C$19:.$C$21]);MATCH([.G2066];[Def.$D$18:.$F$18]));&quot;#err&quot;)));&quot;&quot;)">
            <text:p/>
          </table:table-cell>
          <table:table-cell table:style-name="ce53" table:formula="of:=IF([.I2066]&lt;&gt;&quot;&quot;;INDEX([Def.$J$6:.$L$10];MATCH([.F2066];[Def.$I$6:.$I$10];0);MATCH([.I2066];[Def.$J$5:.$L$5];0));&quot;&quot;)">
            <text:p/>
          </table:table-cell>
          <table:table-cell table:style-name="ce56"/>
          <table:table-cell table:style-name="ce59" table:formula="of:=IF([.K2066]=&quot;&quot;;[.J2066];[.J2066]*[.K20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67]&lt;&gt;&quot;&quot;;IF(OR([.F2067]=&quot;ILF&quot;;[.F2067]=&quot;EIF&quot;);INDEX([Def.$D$6:.$F$8];MATCH([.H2067];[Def.$C$6:.$C$8]);MATCH([.G2067];[Def.$D$5:.$F$5]));IF([.F2067]=&quot;EI&quot;;INDEX([Def.$D$13:.$F$15];MATCH([.H2067];[Def.$C$13:.$C$15]);MATCH([.G2067];[Def.$D$12:.$F$12]));IF(OR([.F2067]=&quot;EO&quot;;[.F2067]=&quot;EQ&quot;);INDEX([Def.$D$19:.$F$21];MATCH([.H2067];[Def.$C$19:.$C$21]);MATCH([.G2067];[Def.$D$18:.$F$18]));&quot;#err&quot;)));&quot;&quot;)">
            <text:p/>
          </table:table-cell>
          <table:table-cell table:style-name="ce53" table:formula="of:=IF([.I2067]&lt;&gt;&quot;&quot;;INDEX([Def.$J$6:.$L$10];MATCH([.F2067];[Def.$I$6:.$I$10];0);MATCH([.I2067];[Def.$J$5:.$L$5];0));&quot;&quot;)">
            <text:p/>
          </table:table-cell>
          <table:table-cell table:style-name="ce56"/>
          <table:table-cell table:style-name="ce59" table:formula="of:=IF([.K2067]=&quot;&quot;;[.J2067];[.J2067]*[.K20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68]&lt;&gt;&quot;&quot;;IF(OR([.F2068]=&quot;ILF&quot;;[.F2068]=&quot;EIF&quot;);INDEX([Def.$D$6:.$F$8];MATCH([.H2068];[Def.$C$6:.$C$8]);MATCH([.G2068];[Def.$D$5:.$F$5]));IF([.F2068]=&quot;EI&quot;;INDEX([Def.$D$13:.$F$15];MATCH([.H2068];[Def.$C$13:.$C$15]);MATCH([.G2068];[Def.$D$12:.$F$12]));IF(OR([.F2068]=&quot;EO&quot;;[.F2068]=&quot;EQ&quot;);INDEX([Def.$D$19:.$F$21];MATCH([.H2068];[Def.$C$19:.$C$21]);MATCH([.G2068];[Def.$D$18:.$F$18]));&quot;#err&quot;)));&quot;&quot;)">
            <text:p/>
          </table:table-cell>
          <table:table-cell table:style-name="ce53" table:formula="of:=IF([.I2068]&lt;&gt;&quot;&quot;;INDEX([Def.$J$6:.$L$10];MATCH([.F2068];[Def.$I$6:.$I$10];0);MATCH([.I2068];[Def.$J$5:.$L$5];0));&quot;&quot;)">
            <text:p/>
          </table:table-cell>
          <table:table-cell table:style-name="ce56"/>
          <table:table-cell table:style-name="ce59" table:formula="of:=IF([.K2068]=&quot;&quot;;[.J2068];[.J2068]*[.K20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69]&lt;&gt;&quot;&quot;;IF(OR([.F2069]=&quot;ILF&quot;;[.F2069]=&quot;EIF&quot;);INDEX([Def.$D$6:.$F$8];MATCH([.H2069];[Def.$C$6:.$C$8]);MATCH([.G2069];[Def.$D$5:.$F$5]));IF([.F2069]=&quot;EI&quot;;INDEX([Def.$D$13:.$F$15];MATCH([.H2069];[Def.$C$13:.$C$15]);MATCH([.G2069];[Def.$D$12:.$F$12]));IF(OR([.F2069]=&quot;EO&quot;;[.F2069]=&quot;EQ&quot;);INDEX([Def.$D$19:.$F$21];MATCH([.H2069];[Def.$C$19:.$C$21]);MATCH([.G2069];[Def.$D$18:.$F$18]));&quot;#err&quot;)));&quot;&quot;)">
            <text:p/>
          </table:table-cell>
          <table:table-cell table:style-name="ce53" table:formula="of:=IF([.I2069]&lt;&gt;&quot;&quot;;INDEX([Def.$J$6:.$L$10];MATCH([.F2069];[Def.$I$6:.$I$10];0);MATCH([.I2069];[Def.$J$5:.$L$5];0));&quot;&quot;)">
            <text:p/>
          </table:table-cell>
          <table:table-cell table:style-name="ce56"/>
          <table:table-cell table:style-name="ce59" table:formula="of:=IF([.K2069]=&quot;&quot;;[.J2069];[.J2069]*[.K20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70]&lt;&gt;&quot;&quot;;IF(OR([.F2070]=&quot;ILF&quot;;[.F2070]=&quot;EIF&quot;);INDEX([Def.$D$6:.$F$8];MATCH([.H2070];[Def.$C$6:.$C$8]);MATCH([.G2070];[Def.$D$5:.$F$5]));IF([.F2070]=&quot;EI&quot;;INDEX([Def.$D$13:.$F$15];MATCH([.H2070];[Def.$C$13:.$C$15]);MATCH([.G2070];[Def.$D$12:.$F$12]));IF(OR([.F2070]=&quot;EO&quot;;[.F2070]=&quot;EQ&quot;);INDEX([Def.$D$19:.$F$21];MATCH([.H2070];[Def.$C$19:.$C$21]);MATCH([.G2070];[Def.$D$18:.$F$18]));&quot;#err&quot;)));&quot;&quot;)">
            <text:p/>
          </table:table-cell>
          <table:table-cell table:style-name="ce53" table:formula="of:=IF([.I2070]&lt;&gt;&quot;&quot;;INDEX([Def.$J$6:.$L$10];MATCH([.F2070];[Def.$I$6:.$I$10];0);MATCH([.I2070];[Def.$J$5:.$L$5];0));&quot;&quot;)">
            <text:p/>
          </table:table-cell>
          <table:table-cell table:style-name="ce56"/>
          <table:table-cell table:style-name="ce59" table:formula="of:=IF([.K2070]=&quot;&quot;;[.J2070];[.J2070]*[.K20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71]&lt;&gt;&quot;&quot;;IF(OR([.F2071]=&quot;ILF&quot;;[.F2071]=&quot;EIF&quot;);INDEX([Def.$D$6:.$F$8];MATCH([.H2071];[Def.$C$6:.$C$8]);MATCH([.G2071];[Def.$D$5:.$F$5]));IF([.F2071]=&quot;EI&quot;;INDEX([Def.$D$13:.$F$15];MATCH([.H2071];[Def.$C$13:.$C$15]);MATCH([.G2071];[Def.$D$12:.$F$12]));IF(OR([.F2071]=&quot;EO&quot;;[.F2071]=&quot;EQ&quot;);INDEX([Def.$D$19:.$F$21];MATCH([.H2071];[Def.$C$19:.$C$21]);MATCH([.G2071];[Def.$D$18:.$F$18]));&quot;#err&quot;)));&quot;&quot;)">
            <text:p/>
          </table:table-cell>
          <table:table-cell table:style-name="ce53" table:formula="of:=IF([.I2071]&lt;&gt;&quot;&quot;;INDEX([Def.$J$6:.$L$10];MATCH([.F2071];[Def.$I$6:.$I$10];0);MATCH([.I2071];[Def.$J$5:.$L$5];0));&quot;&quot;)">
            <text:p/>
          </table:table-cell>
          <table:table-cell table:style-name="ce56"/>
          <table:table-cell table:style-name="ce59" table:formula="of:=IF([.K2071]=&quot;&quot;;[.J2071];[.J2071]*[.K20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72]&lt;&gt;&quot;&quot;;IF(OR([.F2072]=&quot;ILF&quot;;[.F2072]=&quot;EIF&quot;);INDEX([Def.$D$6:.$F$8];MATCH([.H2072];[Def.$C$6:.$C$8]);MATCH([.G2072];[Def.$D$5:.$F$5]));IF([.F2072]=&quot;EI&quot;;INDEX([Def.$D$13:.$F$15];MATCH([.H2072];[Def.$C$13:.$C$15]);MATCH([.G2072];[Def.$D$12:.$F$12]));IF(OR([.F2072]=&quot;EO&quot;;[.F2072]=&quot;EQ&quot;);INDEX([Def.$D$19:.$F$21];MATCH([.H2072];[Def.$C$19:.$C$21]);MATCH([.G2072];[Def.$D$18:.$F$18]));&quot;#err&quot;)));&quot;&quot;)">
            <text:p/>
          </table:table-cell>
          <table:table-cell table:style-name="ce53" table:formula="of:=IF([.I2072]&lt;&gt;&quot;&quot;;INDEX([Def.$J$6:.$L$10];MATCH([.F2072];[Def.$I$6:.$I$10];0);MATCH([.I2072];[Def.$J$5:.$L$5];0));&quot;&quot;)">
            <text:p/>
          </table:table-cell>
          <table:table-cell table:style-name="ce56"/>
          <table:table-cell table:style-name="ce59" table:formula="of:=IF([.K2072]=&quot;&quot;;[.J2072];[.J2072]*[.K20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73]&lt;&gt;&quot;&quot;;IF(OR([.F2073]=&quot;ILF&quot;;[.F2073]=&quot;EIF&quot;);INDEX([Def.$D$6:.$F$8];MATCH([.H2073];[Def.$C$6:.$C$8]);MATCH([.G2073];[Def.$D$5:.$F$5]));IF([.F2073]=&quot;EI&quot;;INDEX([Def.$D$13:.$F$15];MATCH([.H2073];[Def.$C$13:.$C$15]);MATCH([.G2073];[Def.$D$12:.$F$12]));IF(OR([.F2073]=&quot;EO&quot;;[.F2073]=&quot;EQ&quot;);INDEX([Def.$D$19:.$F$21];MATCH([.H2073];[Def.$C$19:.$C$21]);MATCH([.G2073];[Def.$D$18:.$F$18]));&quot;#err&quot;)));&quot;&quot;)">
            <text:p/>
          </table:table-cell>
          <table:table-cell table:style-name="ce53" table:formula="of:=IF([.I2073]&lt;&gt;&quot;&quot;;INDEX([Def.$J$6:.$L$10];MATCH([.F2073];[Def.$I$6:.$I$10];0);MATCH([.I2073];[Def.$J$5:.$L$5];0));&quot;&quot;)">
            <text:p/>
          </table:table-cell>
          <table:table-cell table:style-name="ce56"/>
          <table:table-cell table:style-name="ce59" table:formula="of:=IF([.K2073]=&quot;&quot;;[.J2073];[.J2073]*[.K20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74]&lt;&gt;&quot;&quot;;IF(OR([.F2074]=&quot;ILF&quot;;[.F2074]=&quot;EIF&quot;);INDEX([Def.$D$6:.$F$8];MATCH([.H2074];[Def.$C$6:.$C$8]);MATCH([.G2074];[Def.$D$5:.$F$5]));IF([.F2074]=&quot;EI&quot;;INDEX([Def.$D$13:.$F$15];MATCH([.H2074];[Def.$C$13:.$C$15]);MATCH([.G2074];[Def.$D$12:.$F$12]));IF(OR([.F2074]=&quot;EO&quot;;[.F2074]=&quot;EQ&quot;);INDEX([Def.$D$19:.$F$21];MATCH([.H2074];[Def.$C$19:.$C$21]);MATCH([.G2074];[Def.$D$18:.$F$18]));&quot;#err&quot;)));&quot;&quot;)">
            <text:p/>
          </table:table-cell>
          <table:table-cell table:style-name="ce53" table:formula="of:=IF([.I2074]&lt;&gt;&quot;&quot;;INDEX([Def.$J$6:.$L$10];MATCH([.F2074];[Def.$I$6:.$I$10];0);MATCH([.I2074];[Def.$J$5:.$L$5];0));&quot;&quot;)">
            <text:p/>
          </table:table-cell>
          <table:table-cell table:style-name="ce56"/>
          <table:table-cell table:style-name="ce59" table:formula="of:=IF([.K2074]=&quot;&quot;;[.J2074];[.J2074]*[.K20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75]&lt;&gt;&quot;&quot;;IF(OR([.F2075]=&quot;ILF&quot;;[.F2075]=&quot;EIF&quot;);INDEX([Def.$D$6:.$F$8];MATCH([.H2075];[Def.$C$6:.$C$8]);MATCH([.G2075];[Def.$D$5:.$F$5]));IF([.F2075]=&quot;EI&quot;;INDEX([Def.$D$13:.$F$15];MATCH([.H2075];[Def.$C$13:.$C$15]);MATCH([.G2075];[Def.$D$12:.$F$12]));IF(OR([.F2075]=&quot;EO&quot;;[.F2075]=&quot;EQ&quot;);INDEX([Def.$D$19:.$F$21];MATCH([.H2075];[Def.$C$19:.$C$21]);MATCH([.G2075];[Def.$D$18:.$F$18]));&quot;#err&quot;)));&quot;&quot;)">
            <text:p/>
          </table:table-cell>
          <table:table-cell table:style-name="ce53" table:formula="of:=IF([.I2075]&lt;&gt;&quot;&quot;;INDEX([Def.$J$6:.$L$10];MATCH([.F2075];[Def.$I$6:.$I$10];0);MATCH([.I2075];[Def.$J$5:.$L$5];0));&quot;&quot;)">
            <text:p/>
          </table:table-cell>
          <table:table-cell table:style-name="ce56"/>
          <table:table-cell table:style-name="ce59" table:formula="of:=IF([.K2075]=&quot;&quot;;[.J2075];[.J2075]*[.K20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76]&lt;&gt;&quot;&quot;;IF(OR([.F2076]=&quot;ILF&quot;;[.F2076]=&quot;EIF&quot;);INDEX([Def.$D$6:.$F$8];MATCH([.H2076];[Def.$C$6:.$C$8]);MATCH([.G2076];[Def.$D$5:.$F$5]));IF([.F2076]=&quot;EI&quot;;INDEX([Def.$D$13:.$F$15];MATCH([.H2076];[Def.$C$13:.$C$15]);MATCH([.G2076];[Def.$D$12:.$F$12]));IF(OR([.F2076]=&quot;EO&quot;;[.F2076]=&quot;EQ&quot;);INDEX([Def.$D$19:.$F$21];MATCH([.H2076];[Def.$C$19:.$C$21]);MATCH([.G2076];[Def.$D$18:.$F$18]));&quot;#err&quot;)));&quot;&quot;)">
            <text:p/>
          </table:table-cell>
          <table:table-cell table:style-name="ce53" table:formula="of:=IF([.I2076]&lt;&gt;&quot;&quot;;INDEX([Def.$J$6:.$L$10];MATCH([.F2076];[Def.$I$6:.$I$10];0);MATCH([.I2076];[Def.$J$5:.$L$5];0));&quot;&quot;)">
            <text:p/>
          </table:table-cell>
          <table:table-cell table:style-name="ce56"/>
          <table:table-cell table:style-name="ce59" table:formula="of:=IF([.K2076]=&quot;&quot;;[.J2076];[.J2076]*[.K20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77]&lt;&gt;&quot;&quot;;IF(OR([.F2077]=&quot;ILF&quot;;[.F2077]=&quot;EIF&quot;);INDEX([Def.$D$6:.$F$8];MATCH([.H2077];[Def.$C$6:.$C$8]);MATCH([.G2077];[Def.$D$5:.$F$5]));IF([.F2077]=&quot;EI&quot;;INDEX([Def.$D$13:.$F$15];MATCH([.H2077];[Def.$C$13:.$C$15]);MATCH([.G2077];[Def.$D$12:.$F$12]));IF(OR([.F2077]=&quot;EO&quot;;[.F2077]=&quot;EQ&quot;);INDEX([Def.$D$19:.$F$21];MATCH([.H2077];[Def.$C$19:.$C$21]);MATCH([.G2077];[Def.$D$18:.$F$18]));&quot;#err&quot;)));&quot;&quot;)">
            <text:p/>
          </table:table-cell>
          <table:table-cell table:style-name="ce53" table:formula="of:=IF([.I2077]&lt;&gt;&quot;&quot;;INDEX([Def.$J$6:.$L$10];MATCH([.F2077];[Def.$I$6:.$I$10];0);MATCH([.I2077];[Def.$J$5:.$L$5];0));&quot;&quot;)">
            <text:p/>
          </table:table-cell>
          <table:table-cell table:style-name="ce56"/>
          <table:table-cell table:style-name="ce59" table:formula="of:=IF([.K2077]=&quot;&quot;;[.J2077];[.J2077]*[.K20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78]&lt;&gt;&quot;&quot;;IF(OR([.F2078]=&quot;ILF&quot;;[.F2078]=&quot;EIF&quot;);INDEX([Def.$D$6:.$F$8];MATCH([.H2078];[Def.$C$6:.$C$8]);MATCH([.G2078];[Def.$D$5:.$F$5]));IF([.F2078]=&quot;EI&quot;;INDEX([Def.$D$13:.$F$15];MATCH([.H2078];[Def.$C$13:.$C$15]);MATCH([.G2078];[Def.$D$12:.$F$12]));IF(OR([.F2078]=&quot;EO&quot;;[.F2078]=&quot;EQ&quot;);INDEX([Def.$D$19:.$F$21];MATCH([.H2078];[Def.$C$19:.$C$21]);MATCH([.G2078];[Def.$D$18:.$F$18]));&quot;#err&quot;)));&quot;&quot;)">
            <text:p/>
          </table:table-cell>
          <table:table-cell table:style-name="ce53" table:formula="of:=IF([.I2078]&lt;&gt;&quot;&quot;;INDEX([Def.$J$6:.$L$10];MATCH([.F2078];[Def.$I$6:.$I$10];0);MATCH([.I2078];[Def.$J$5:.$L$5];0));&quot;&quot;)">
            <text:p/>
          </table:table-cell>
          <table:table-cell table:style-name="ce56"/>
          <table:table-cell table:style-name="ce59" table:formula="of:=IF([.K2078]=&quot;&quot;;[.J2078];[.J2078]*[.K20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79]&lt;&gt;&quot;&quot;;IF(OR([.F2079]=&quot;ILF&quot;;[.F2079]=&quot;EIF&quot;);INDEX([Def.$D$6:.$F$8];MATCH([.H2079];[Def.$C$6:.$C$8]);MATCH([.G2079];[Def.$D$5:.$F$5]));IF([.F2079]=&quot;EI&quot;;INDEX([Def.$D$13:.$F$15];MATCH([.H2079];[Def.$C$13:.$C$15]);MATCH([.G2079];[Def.$D$12:.$F$12]));IF(OR([.F2079]=&quot;EO&quot;;[.F2079]=&quot;EQ&quot;);INDEX([Def.$D$19:.$F$21];MATCH([.H2079];[Def.$C$19:.$C$21]);MATCH([.G2079];[Def.$D$18:.$F$18]));&quot;#err&quot;)));&quot;&quot;)">
            <text:p/>
          </table:table-cell>
          <table:table-cell table:style-name="ce53" table:formula="of:=IF([.I2079]&lt;&gt;&quot;&quot;;INDEX([Def.$J$6:.$L$10];MATCH([.F2079];[Def.$I$6:.$I$10];0);MATCH([.I2079];[Def.$J$5:.$L$5];0));&quot;&quot;)">
            <text:p/>
          </table:table-cell>
          <table:table-cell table:style-name="ce56"/>
          <table:table-cell table:style-name="ce59" table:formula="of:=IF([.K2079]=&quot;&quot;;[.J2079];[.J2079]*[.K20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80]&lt;&gt;&quot;&quot;;IF(OR([.F2080]=&quot;ILF&quot;;[.F2080]=&quot;EIF&quot;);INDEX([Def.$D$6:.$F$8];MATCH([.H2080];[Def.$C$6:.$C$8]);MATCH([.G2080];[Def.$D$5:.$F$5]));IF([.F2080]=&quot;EI&quot;;INDEX([Def.$D$13:.$F$15];MATCH([.H2080];[Def.$C$13:.$C$15]);MATCH([.G2080];[Def.$D$12:.$F$12]));IF(OR([.F2080]=&quot;EO&quot;;[.F2080]=&quot;EQ&quot;);INDEX([Def.$D$19:.$F$21];MATCH([.H2080];[Def.$C$19:.$C$21]);MATCH([.G2080];[Def.$D$18:.$F$18]));&quot;#err&quot;)));&quot;&quot;)">
            <text:p/>
          </table:table-cell>
          <table:table-cell table:style-name="ce53" table:formula="of:=IF([.I2080]&lt;&gt;&quot;&quot;;INDEX([Def.$J$6:.$L$10];MATCH([.F2080];[Def.$I$6:.$I$10];0);MATCH([.I2080];[Def.$J$5:.$L$5];0));&quot;&quot;)">
            <text:p/>
          </table:table-cell>
          <table:table-cell table:style-name="ce56"/>
          <table:table-cell table:style-name="ce59" table:formula="of:=IF([.K2080]=&quot;&quot;;[.J2080];[.J2080]*[.K20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81]&lt;&gt;&quot;&quot;;IF(OR([.F2081]=&quot;ILF&quot;;[.F2081]=&quot;EIF&quot;);INDEX([Def.$D$6:.$F$8];MATCH([.H2081];[Def.$C$6:.$C$8]);MATCH([.G2081];[Def.$D$5:.$F$5]));IF([.F2081]=&quot;EI&quot;;INDEX([Def.$D$13:.$F$15];MATCH([.H2081];[Def.$C$13:.$C$15]);MATCH([.G2081];[Def.$D$12:.$F$12]));IF(OR([.F2081]=&quot;EO&quot;;[.F2081]=&quot;EQ&quot;);INDEX([Def.$D$19:.$F$21];MATCH([.H2081];[Def.$C$19:.$C$21]);MATCH([.G2081];[Def.$D$18:.$F$18]));&quot;#err&quot;)));&quot;&quot;)">
            <text:p/>
          </table:table-cell>
          <table:table-cell table:style-name="ce53" table:formula="of:=IF([.I2081]&lt;&gt;&quot;&quot;;INDEX([Def.$J$6:.$L$10];MATCH([.F2081];[Def.$I$6:.$I$10];0);MATCH([.I2081];[Def.$J$5:.$L$5];0));&quot;&quot;)">
            <text:p/>
          </table:table-cell>
          <table:table-cell table:style-name="ce56"/>
          <table:table-cell table:style-name="ce59" table:formula="of:=IF([.K2081]=&quot;&quot;;[.J2081];[.J2081]*[.K20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82]&lt;&gt;&quot;&quot;;IF(OR([.F2082]=&quot;ILF&quot;;[.F2082]=&quot;EIF&quot;);INDEX([Def.$D$6:.$F$8];MATCH([.H2082];[Def.$C$6:.$C$8]);MATCH([.G2082];[Def.$D$5:.$F$5]));IF([.F2082]=&quot;EI&quot;;INDEX([Def.$D$13:.$F$15];MATCH([.H2082];[Def.$C$13:.$C$15]);MATCH([.G2082];[Def.$D$12:.$F$12]));IF(OR([.F2082]=&quot;EO&quot;;[.F2082]=&quot;EQ&quot;);INDEX([Def.$D$19:.$F$21];MATCH([.H2082];[Def.$C$19:.$C$21]);MATCH([.G2082];[Def.$D$18:.$F$18]));&quot;#err&quot;)));&quot;&quot;)">
            <text:p/>
          </table:table-cell>
          <table:table-cell table:style-name="ce53" table:formula="of:=IF([.I2082]&lt;&gt;&quot;&quot;;INDEX([Def.$J$6:.$L$10];MATCH([.F2082];[Def.$I$6:.$I$10];0);MATCH([.I2082];[Def.$J$5:.$L$5];0));&quot;&quot;)">
            <text:p/>
          </table:table-cell>
          <table:table-cell table:style-name="ce56"/>
          <table:table-cell table:style-name="ce59" table:formula="of:=IF([.K2082]=&quot;&quot;;[.J2082];[.J2082]*[.K20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83]&lt;&gt;&quot;&quot;;IF(OR([.F2083]=&quot;ILF&quot;;[.F2083]=&quot;EIF&quot;);INDEX([Def.$D$6:.$F$8];MATCH([.H2083];[Def.$C$6:.$C$8]);MATCH([.G2083];[Def.$D$5:.$F$5]));IF([.F2083]=&quot;EI&quot;;INDEX([Def.$D$13:.$F$15];MATCH([.H2083];[Def.$C$13:.$C$15]);MATCH([.G2083];[Def.$D$12:.$F$12]));IF(OR([.F2083]=&quot;EO&quot;;[.F2083]=&quot;EQ&quot;);INDEX([Def.$D$19:.$F$21];MATCH([.H2083];[Def.$C$19:.$C$21]);MATCH([.G2083];[Def.$D$18:.$F$18]));&quot;#err&quot;)));&quot;&quot;)">
            <text:p/>
          </table:table-cell>
          <table:table-cell table:style-name="ce53" table:formula="of:=IF([.I2083]&lt;&gt;&quot;&quot;;INDEX([Def.$J$6:.$L$10];MATCH([.F2083];[Def.$I$6:.$I$10];0);MATCH([.I2083];[Def.$J$5:.$L$5];0));&quot;&quot;)">
            <text:p/>
          </table:table-cell>
          <table:table-cell table:style-name="ce56"/>
          <table:table-cell table:style-name="ce59" table:formula="of:=IF([.K2083]=&quot;&quot;;[.J2083];[.J2083]*[.K20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84]&lt;&gt;&quot;&quot;;IF(OR([.F2084]=&quot;ILF&quot;;[.F2084]=&quot;EIF&quot;);INDEX([Def.$D$6:.$F$8];MATCH([.H2084];[Def.$C$6:.$C$8]);MATCH([.G2084];[Def.$D$5:.$F$5]));IF([.F2084]=&quot;EI&quot;;INDEX([Def.$D$13:.$F$15];MATCH([.H2084];[Def.$C$13:.$C$15]);MATCH([.G2084];[Def.$D$12:.$F$12]));IF(OR([.F2084]=&quot;EO&quot;;[.F2084]=&quot;EQ&quot;);INDEX([Def.$D$19:.$F$21];MATCH([.H2084];[Def.$C$19:.$C$21]);MATCH([.G2084];[Def.$D$18:.$F$18]));&quot;#err&quot;)));&quot;&quot;)">
            <text:p/>
          </table:table-cell>
          <table:table-cell table:style-name="ce53" table:formula="of:=IF([.I2084]&lt;&gt;&quot;&quot;;INDEX([Def.$J$6:.$L$10];MATCH([.F2084];[Def.$I$6:.$I$10];0);MATCH([.I2084];[Def.$J$5:.$L$5];0));&quot;&quot;)">
            <text:p/>
          </table:table-cell>
          <table:table-cell table:style-name="ce56"/>
          <table:table-cell table:style-name="ce59" table:formula="of:=IF([.K2084]=&quot;&quot;;[.J2084];[.J2084]*[.K20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85]&lt;&gt;&quot;&quot;;IF(OR([.F2085]=&quot;ILF&quot;;[.F2085]=&quot;EIF&quot;);INDEX([Def.$D$6:.$F$8];MATCH([.H2085];[Def.$C$6:.$C$8]);MATCH([.G2085];[Def.$D$5:.$F$5]));IF([.F2085]=&quot;EI&quot;;INDEX([Def.$D$13:.$F$15];MATCH([.H2085];[Def.$C$13:.$C$15]);MATCH([.G2085];[Def.$D$12:.$F$12]));IF(OR([.F2085]=&quot;EO&quot;;[.F2085]=&quot;EQ&quot;);INDEX([Def.$D$19:.$F$21];MATCH([.H2085];[Def.$C$19:.$C$21]);MATCH([.G2085];[Def.$D$18:.$F$18]));&quot;#err&quot;)));&quot;&quot;)">
            <text:p/>
          </table:table-cell>
          <table:table-cell table:style-name="ce53" table:formula="of:=IF([.I2085]&lt;&gt;&quot;&quot;;INDEX([Def.$J$6:.$L$10];MATCH([.F2085];[Def.$I$6:.$I$10];0);MATCH([.I2085];[Def.$J$5:.$L$5];0));&quot;&quot;)">
            <text:p/>
          </table:table-cell>
          <table:table-cell table:style-name="ce56"/>
          <table:table-cell table:style-name="ce59" table:formula="of:=IF([.K2085]=&quot;&quot;;[.J2085];[.J2085]*[.K20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86]&lt;&gt;&quot;&quot;;IF(OR([.F2086]=&quot;ILF&quot;;[.F2086]=&quot;EIF&quot;);INDEX([Def.$D$6:.$F$8];MATCH([.H2086];[Def.$C$6:.$C$8]);MATCH([.G2086];[Def.$D$5:.$F$5]));IF([.F2086]=&quot;EI&quot;;INDEX([Def.$D$13:.$F$15];MATCH([.H2086];[Def.$C$13:.$C$15]);MATCH([.G2086];[Def.$D$12:.$F$12]));IF(OR([.F2086]=&quot;EO&quot;;[.F2086]=&quot;EQ&quot;);INDEX([Def.$D$19:.$F$21];MATCH([.H2086];[Def.$C$19:.$C$21]);MATCH([.G2086];[Def.$D$18:.$F$18]));&quot;#err&quot;)));&quot;&quot;)">
            <text:p/>
          </table:table-cell>
          <table:table-cell table:style-name="ce53" table:formula="of:=IF([.I2086]&lt;&gt;&quot;&quot;;INDEX([Def.$J$6:.$L$10];MATCH([.F2086];[Def.$I$6:.$I$10];0);MATCH([.I2086];[Def.$J$5:.$L$5];0));&quot;&quot;)">
            <text:p/>
          </table:table-cell>
          <table:table-cell table:style-name="ce56"/>
          <table:table-cell table:style-name="ce59" table:formula="of:=IF([.K2086]=&quot;&quot;;[.J2086];[.J2086]*[.K20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87]&lt;&gt;&quot;&quot;;IF(OR([.F2087]=&quot;ILF&quot;;[.F2087]=&quot;EIF&quot;);INDEX([Def.$D$6:.$F$8];MATCH([.H2087];[Def.$C$6:.$C$8]);MATCH([.G2087];[Def.$D$5:.$F$5]));IF([.F2087]=&quot;EI&quot;;INDEX([Def.$D$13:.$F$15];MATCH([.H2087];[Def.$C$13:.$C$15]);MATCH([.G2087];[Def.$D$12:.$F$12]));IF(OR([.F2087]=&quot;EO&quot;;[.F2087]=&quot;EQ&quot;);INDEX([Def.$D$19:.$F$21];MATCH([.H2087];[Def.$C$19:.$C$21]);MATCH([.G2087];[Def.$D$18:.$F$18]));&quot;#err&quot;)));&quot;&quot;)">
            <text:p/>
          </table:table-cell>
          <table:table-cell table:style-name="ce53" table:formula="of:=IF([.I2087]&lt;&gt;&quot;&quot;;INDEX([Def.$J$6:.$L$10];MATCH([.F2087];[Def.$I$6:.$I$10];0);MATCH([.I2087];[Def.$J$5:.$L$5];0));&quot;&quot;)">
            <text:p/>
          </table:table-cell>
          <table:table-cell table:style-name="ce56"/>
          <table:table-cell table:style-name="ce59" table:formula="of:=IF([.K2087]=&quot;&quot;;[.J2087];[.J2087]*[.K20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88]&lt;&gt;&quot;&quot;;IF(OR([.F2088]=&quot;ILF&quot;;[.F2088]=&quot;EIF&quot;);INDEX([Def.$D$6:.$F$8];MATCH([.H2088];[Def.$C$6:.$C$8]);MATCH([.G2088];[Def.$D$5:.$F$5]));IF([.F2088]=&quot;EI&quot;;INDEX([Def.$D$13:.$F$15];MATCH([.H2088];[Def.$C$13:.$C$15]);MATCH([.G2088];[Def.$D$12:.$F$12]));IF(OR([.F2088]=&quot;EO&quot;;[.F2088]=&quot;EQ&quot;);INDEX([Def.$D$19:.$F$21];MATCH([.H2088];[Def.$C$19:.$C$21]);MATCH([.G2088];[Def.$D$18:.$F$18]));&quot;#err&quot;)));&quot;&quot;)">
            <text:p/>
          </table:table-cell>
          <table:table-cell table:style-name="ce53" table:formula="of:=IF([.I2088]&lt;&gt;&quot;&quot;;INDEX([Def.$J$6:.$L$10];MATCH([.F2088];[Def.$I$6:.$I$10];0);MATCH([.I2088];[Def.$J$5:.$L$5];0));&quot;&quot;)">
            <text:p/>
          </table:table-cell>
          <table:table-cell table:style-name="ce56"/>
          <table:table-cell table:style-name="ce59" table:formula="of:=IF([.K2088]=&quot;&quot;;[.J2088];[.J2088]*[.K20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89]&lt;&gt;&quot;&quot;;IF(OR([.F2089]=&quot;ILF&quot;;[.F2089]=&quot;EIF&quot;);INDEX([Def.$D$6:.$F$8];MATCH([.H2089];[Def.$C$6:.$C$8]);MATCH([.G2089];[Def.$D$5:.$F$5]));IF([.F2089]=&quot;EI&quot;;INDEX([Def.$D$13:.$F$15];MATCH([.H2089];[Def.$C$13:.$C$15]);MATCH([.G2089];[Def.$D$12:.$F$12]));IF(OR([.F2089]=&quot;EO&quot;;[.F2089]=&quot;EQ&quot;);INDEX([Def.$D$19:.$F$21];MATCH([.H2089];[Def.$C$19:.$C$21]);MATCH([.G2089];[Def.$D$18:.$F$18]));&quot;#err&quot;)));&quot;&quot;)">
            <text:p/>
          </table:table-cell>
          <table:table-cell table:style-name="ce53" table:formula="of:=IF([.I2089]&lt;&gt;&quot;&quot;;INDEX([Def.$J$6:.$L$10];MATCH([.F2089];[Def.$I$6:.$I$10];0);MATCH([.I2089];[Def.$J$5:.$L$5];0));&quot;&quot;)">
            <text:p/>
          </table:table-cell>
          <table:table-cell table:style-name="ce56"/>
          <table:table-cell table:style-name="ce59" table:formula="of:=IF([.K2089]=&quot;&quot;;[.J2089];[.J2089]*[.K20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90]&lt;&gt;&quot;&quot;;IF(OR([.F2090]=&quot;ILF&quot;;[.F2090]=&quot;EIF&quot;);INDEX([Def.$D$6:.$F$8];MATCH([.H2090];[Def.$C$6:.$C$8]);MATCH([.G2090];[Def.$D$5:.$F$5]));IF([.F2090]=&quot;EI&quot;;INDEX([Def.$D$13:.$F$15];MATCH([.H2090];[Def.$C$13:.$C$15]);MATCH([.G2090];[Def.$D$12:.$F$12]));IF(OR([.F2090]=&quot;EO&quot;;[.F2090]=&quot;EQ&quot;);INDEX([Def.$D$19:.$F$21];MATCH([.H2090];[Def.$C$19:.$C$21]);MATCH([.G2090];[Def.$D$18:.$F$18]));&quot;#err&quot;)));&quot;&quot;)">
            <text:p/>
          </table:table-cell>
          <table:table-cell table:style-name="ce53" table:formula="of:=IF([.I2090]&lt;&gt;&quot;&quot;;INDEX([Def.$J$6:.$L$10];MATCH([.F2090];[Def.$I$6:.$I$10];0);MATCH([.I2090];[Def.$J$5:.$L$5];0));&quot;&quot;)">
            <text:p/>
          </table:table-cell>
          <table:table-cell table:style-name="ce56"/>
          <table:table-cell table:style-name="ce59" table:formula="of:=IF([.K2090]=&quot;&quot;;[.J2090];[.J2090]*[.K20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91]&lt;&gt;&quot;&quot;;IF(OR([.F2091]=&quot;ILF&quot;;[.F2091]=&quot;EIF&quot;);INDEX([Def.$D$6:.$F$8];MATCH([.H2091];[Def.$C$6:.$C$8]);MATCH([.G2091];[Def.$D$5:.$F$5]));IF([.F2091]=&quot;EI&quot;;INDEX([Def.$D$13:.$F$15];MATCH([.H2091];[Def.$C$13:.$C$15]);MATCH([.G2091];[Def.$D$12:.$F$12]));IF(OR([.F2091]=&quot;EO&quot;;[.F2091]=&quot;EQ&quot;);INDEX([Def.$D$19:.$F$21];MATCH([.H2091];[Def.$C$19:.$C$21]);MATCH([.G2091];[Def.$D$18:.$F$18]));&quot;#err&quot;)));&quot;&quot;)">
            <text:p/>
          </table:table-cell>
          <table:table-cell table:style-name="ce53" table:formula="of:=IF([.I2091]&lt;&gt;&quot;&quot;;INDEX([Def.$J$6:.$L$10];MATCH([.F2091];[Def.$I$6:.$I$10];0);MATCH([.I2091];[Def.$J$5:.$L$5];0));&quot;&quot;)">
            <text:p/>
          </table:table-cell>
          <table:table-cell table:style-name="ce56"/>
          <table:table-cell table:style-name="ce59" table:formula="of:=IF([.K2091]=&quot;&quot;;[.J2091];[.J2091]*[.K20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92]&lt;&gt;&quot;&quot;;IF(OR([.F2092]=&quot;ILF&quot;;[.F2092]=&quot;EIF&quot;);INDEX([Def.$D$6:.$F$8];MATCH([.H2092];[Def.$C$6:.$C$8]);MATCH([.G2092];[Def.$D$5:.$F$5]));IF([.F2092]=&quot;EI&quot;;INDEX([Def.$D$13:.$F$15];MATCH([.H2092];[Def.$C$13:.$C$15]);MATCH([.G2092];[Def.$D$12:.$F$12]));IF(OR([.F2092]=&quot;EO&quot;;[.F2092]=&quot;EQ&quot;);INDEX([Def.$D$19:.$F$21];MATCH([.H2092];[Def.$C$19:.$C$21]);MATCH([.G2092];[Def.$D$18:.$F$18]));&quot;#err&quot;)));&quot;&quot;)">
            <text:p/>
          </table:table-cell>
          <table:table-cell table:style-name="ce53" table:formula="of:=IF([.I2092]&lt;&gt;&quot;&quot;;INDEX([Def.$J$6:.$L$10];MATCH([.F2092];[Def.$I$6:.$I$10];0);MATCH([.I2092];[Def.$J$5:.$L$5];0));&quot;&quot;)">
            <text:p/>
          </table:table-cell>
          <table:table-cell table:style-name="ce56"/>
          <table:table-cell table:style-name="ce59" table:formula="of:=IF([.K2092]=&quot;&quot;;[.J2092];[.J2092]*[.K20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93]&lt;&gt;&quot;&quot;;IF(OR([.F2093]=&quot;ILF&quot;;[.F2093]=&quot;EIF&quot;);INDEX([Def.$D$6:.$F$8];MATCH([.H2093];[Def.$C$6:.$C$8]);MATCH([.G2093];[Def.$D$5:.$F$5]));IF([.F2093]=&quot;EI&quot;;INDEX([Def.$D$13:.$F$15];MATCH([.H2093];[Def.$C$13:.$C$15]);MATCH([.G2093];[Def.$D$12:.$F$12]));IF(OR([.F2093]=&quot;EO&quot;;[.F2093]=&quot;EQ&quot;);INDEX([Def.$D$19:.$F$21];MATCH([.H2093];[Def.$C$19:.$C$21]);MATCH([.G2093];[Def.$D$18:.$F$18]));&quot;#err&quot;)));&quot;&quot;)">
            <text:p/>
          </table:table-cell>
          <table:table-cell table:style-name="ce53" table:formula="of:=IF([.I2093]&lt;&gt;&quot;&quot;;INDEX([Def.$J$6:.$L$10];MATCH([.F2093];[Def.$I$6:.$I$10];0);MATCH([.I2093];[Def.$J$5:.$L$5];0));&quot;&quot;)">
            <text:p/>
          </table:table-cell>
          <table:table-cell table:style-name="ce56"/>
          <table:table-cell table:style-name="ce59" table:formula="of:=IF([.K2093]=&quot;&quot;;[.J2093];[.J2093]*[.K20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94]&lt;&gt;&quot;&quot;;IF(OR([.F2094]=&quot;ILF&quot;;[.F2094]=&quot;EIF&quot;);INDEX([Def.$D$6:.$F$8];MATCH([.H2094];[Def.$C$6:.$C$8]);MATCH([.G2094];[Def.$D$5:.$F$5]));IF([.F2094]=&quot;EI&quot;;INDEX([Def.$D$13:.$F$15];MATCH([.H2094];[Def.$C$13:.$C$15]);MATCH([.G2094];[Def.$D$12:.$F$12]));IF(OR([.F2094]=&quot;EO&quot;;[.F2094]=&quot;EQ&quot;);INDEX([Def.$D$19:.$F$21];MATCH([.H2094];[Def.$C$19:.$C$21]);MATCH([.G2094];[Def.$D$18:.$F$18]));&quot;#err&quot;)));&quot;&quot;)">
            <text:p/>
          </table:table-cell>
          <table:table-cell table:style-name="ce53" table:formula="of:=IF([.I2094]&lt;&gt;&quot;&quot;;INDEX([Def.$J$6:.$L$10];MATCH([.F2094];[Def.$I$6:.$I$10];0);MATCH([.I2094];[Def.$J$5:.$L$5];0));&quot;&quot;)">
            <text:p/>
          </table:table-cell>
          <table:table-cell table:style-name="ce56"/>
          <table:table-cell table:style-name="ce59" table:formula="of:=IF([.K2094]=&quot;&quot;;[.J2094];[.J2094]*[.K20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95]&lt;&gt;&quot;&quot;;IF(OR([.F2095]=&quot;ILF&quot;;[.F2095]=&quot;EIF&quot;);INDEX([Def.$D$6:.$F$8];MATCH([.H2095];[Def.$C$6:.$C$8]);MATCH([.G2095];[Def.$D$5:.$F$5]));IF([.F2095]=&quot;EI&quot;;INDEX([Def.$D$13:.$F$15];MATCH([.H2095];[Def.$C$13:.$C$15]);MATCH([.G2095];[Def.$D$12:.$F$12]));IF(OR([.F2095]=&quot;EO&quot;;[.F2095]=&quot;EQ&quot;);INDEX([Def.$D$19:.$F$21];MATCH([.H2095];[Def.$C$19:.$C$21]);MATCH([.G2095];[Def.$D$18:.$F$18]));&quot;#err&quot;)));&quot;&quot;)">
            <text:p/>
          </table:table-cell>
          <table:table-cell table:style-name="ce53" table:formula="of:=IF([.I2095]&lt;&gt;&quot;&quot;;INDEX([Def.$J$6:.$L$10];MATCH([.F2095];[Def.$I$6:.$I$10];0);MATCH([.I2095];[Def.$J$5:.$L$5];0));&quot;&quot;)">
            <text:p/>
          </table:table-cell>
          <table:table-cell table:style-name="ce56"/>
          <table:table-cell table:style-name="ce59" table:formula="of:=IF([.K2095]=&quot;&quot;;[.J2095];[.J2095]*[.K20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96]&lt;&gt;&quot;&quot;;IF(OR([.F2096]=&quot;ILF&quot;;[.F2096]=&quot;EIF&quot;);INDEX([Def.$D$6:.$F$8];MATCH([.H2096];[Def.$C$6:.$C$8]);MATCH([.G2096];[Def.$D$5:.$F$5]));IF([.F2096]=&quot;EI&quot;;INDEX([Def.$D$13:.$F$15];MATCH([.H2096];[Def.$C$13:.$C$15]);MATCH([.G2096];[Def.$D$12:.$F$12]));IF(OR([.F2096]=&quot;EO&quot;;[.F2096]=&quot;EQ&quot;);INDEX([Def.$D$19:.$F$21];MATCH([.H2096];[Def.$C$19:.$C$21]);MATCH([.G2096];[Def.$D$18:.$F$18]));&quot;#err&quot;)));&quot;&quot;)">
            <text:p/>
          </table:table-cell>
          <table:table-cell table:style-name="ce53" table:formula="of:=IF([.I2096]&lt;&gt;&quot;&quot;;INDEX([Def.$J$6:.$L$10];MATCH([.F2096];[Def.$I$6:.$I$10];0);MATCH([.I2096];[Def.$J$5:.$L$5];0));&quot;&quot;)">
            <text:p/>
          </table:table-cell>
          <table:table-cell table:style-name="ce56"/>
          <table:table-cell table:style-name="ce59" table:formula="of:=IF([.K2096]=&quot;&quot;;[.J2096];[.J2096]*[.K20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97]&lt;&gt;&quot;&quot;;IF(OR([.F2097]=&quot;ILF&quot;;[.F2097]=&quot;EIF&quot;);INDEX([Def.$D$6:.$F$8];MATCH([.H2097];[Def.$C$6:.$C$8]);MATCH([.G2097];[Def.$D$5:.$F$5]));IF([.F2097]=&quot;EI&quot;;INDEX([Def.$D$13:.$F$15];MATCH([.H2097];[Def.$C$13:.$C$15]);MATCH([.G2097];[Def.$D$12:.$F$12]));IF(OR([.F2097]=&quot;EO&quot;;[.F2097]=&quot;EQ&quot;);INDEX([Def.$D$19:.$F$21];MATCH([.H2097];[Def.$C$19:.$C$21]);MATCH([.G2097];[Def.$D$18:.$F$18]));&quot;#err&quot;)));&quot;&quot;)">
            <text:p/>
          </table:table-cell>
          <table:table-cell table:style-name="ce53" table:formula="of:=IF([.I2097]&lt;&gt;&quot;&quot;;INDEX([Def.$J$6:.$L$10];MATCH([.F2097];[Def.$I$6:.$I$10];0);MATCH([.I2097];[Def.$J$5:.$L$5];0));&quot;&quot;)">
            <text:p/>
          </table:table-cell>
          <table:table-cell table:style-name="ce56"/>
          <table:table-cell table:style-name="ce59" table:formula="of:=IF([.K2097]=&quot;&quot;;[.J2097];[.J2097]*[.K20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98]&lt;&gt;&quot;&quot;;IF(OR([.F2098]=&quot;ILF&quot;;[.F2098]=&quot;EIF&quot;);INDEX([Def.$D$6:.$F$8];MATCH([.H2098];[Def.$C$6:.$C$8]);MATCH([.G2098];[Def.$D$5:.$F$5]));IF([.F2098]=&quot;EI&quot;;INDEX([Def.$D$13:.$F$15];MATCH([.H2098];[Def.$C$13:.$C$15]);MATCH([.G2098];[Def.$D$12:.$F$12]));IF(OR([.F2098]=&quot;EO&quot;;[.F2098]=&quot;EQ&quot;);INDEX([Def.$D$19:.$F$21];MATCH([.H2098];[Def.$C$19:.$C$21]);MATCH([.G2098];[Def.$D$18:.$F$18]));&quot;#err&quot;)));&quot;&quot;)">
            <text:p/>
          </table:table-cell>
          <table:table-cell table:style-name="ce53" table:formula="of:=IF([.I2098]&lt;&gt;&quot;&quot;;INDEX([Def.$J$6:.$L$10];MATCH([.F2098];[Def.$I$6:.$I$10];0);MATCH([.I2098];[Def.$J$5:.$L$5];0));&quot;&quot;)">
            <text:p/>
          </table:table-cell>
          <table:table-cell table:style-name="ce56"/>
          <table:table-cell table:style-name="ce59" table:formula="of:=IF([.K2098]=&quot;&quot;;[.J2098];[.J2098]*[.K20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099]&lt;&gt;&quot;&quot;;IF(OR([.F2099]=&quot;ILF&quot;;[.F2099]=&quot;EIF&quot;);INDEX([Def.$D$6:.$F$8];MATCH([.H2099];[Def.$C$6:.$C$8]);MATCH([.G2099];[Def.$D$5:.$F$5]));IF([.F2099]=&quot;EI&quot;;INDEX([Def.$D$13:.$F$15];MATCH([.H2099];[Def.$C$13:.$C$15]);MATCH([.G2099];[Def.$D$12:.$F$12]));IF(OR([.F2099]=&quot;EO&quot;;[.F2099]=&quot;EQ&quot;);INDEX([Def.$D$19:.$F$21];MATCH([.H2099];[Def.$C$19:.$C$21]);MATCH([.G2099];[Def.$D$18:.$F$18]));&quot;#err&quot;)));&quot;&quot;)">
            <text:p/>
          </table:table-cell>
          <table:table-cell table:style-name="ce53" table:formula="of:=IF([.I2099]&lt;&gt;&quot;&quot;;INDEX([Def.$J$6:.$L$10];MATCH([.F2099];[Def.$I$6:.$I$10];0);MATCH([.I2099];[Def.$J$5:.$L$5];0));&quot;&quot;)">
            <text:p/>
          </table:table-cell>
          <table:table-cell table:style-name="ce56"/>
          <table:table-cell table:style-name="ce59" table:formula="of:=IF([.K2099]=&quot;&quot;;[.J2099];[.J2099]*[.K20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100]&lt;&gt;&quot;&quot;;IF(OR([.F2100]=&quot;ILF&quot;;[.F2100]=&quot;EIF&quot;);INDEX([Def.$D$6:.$F$8];MATCH([.H2100];[Def.$C$6:.$C$8]);MATCH([.G2100];[Def.$D$5:.$F$5]));IF([.F2100]=&quot;EI&quot;;INDEX([Def.$D$13:.$F$15];MATCH([.H2100];[Def.$C$13:.$C$15]);MATCH([.G2100];[Def.$D$12:.$F$12]));IF(OR([.F2100]=&quot;EO&quot;;[.F2100]=&quot;EQ&quot;);INDEX([Def.$D$19:.$F$21];MATCH([.H2100];[Def.$C$19:.$C$21]);MATCH([.G2100];[Def.$D$18:.$F$18]));&quot;#err&quot;)));&quot;&quot;)">
            <text:p/>
          </table:table-cell>
          <table:table-cell table:style-name="ce53" table:formula="of:=IF([.I2100]&lt;&gt;&quot;&quot;;INDEX([Def.$J$6:.$L$10];MATCH([.F2100];[Def.$I$6:.$I$10];0);MATCH([.I2100];[Def.$J$5:.$L$5];0));&quot;&quot;)">
            <text:p/>
          </table:table-cell>
          <table:table-cell table:style-name="ce56"/>
          <table:table-cell table:style-name="ce59" table:formula="of:=IF([.K2100]=&quot;&quot;;[.J2100];[.J2100]*[.K21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101]&lt;&gt;&quot;&quot;;IF(OR([.F2101]=&quot;ILF&quot;;[.F2101]=&quot;EIF&quot;);INDEX([Def.$D$6:.$F$8];MATCH([.H2101];[Def.$C$6:.$C$8]);MATCH([.G2101];[Def.$D$5:.$F$5]));IF([.F2101]=&quot;EI&quot;;INDEX([Def.$D$13:.$F$15];MATCH([.H2101];[Def.$C$13:.$C$15]);MATCH([.G2101];[Def.$D$12:.$F$12]));IF(OR([.F2101]=&quot;EO&quot;;[.F2101]=&quot;EQ&quot;);INDEX([Def.$D$19:.$F$21];MATCH([.H2101];[Def.$C$19:.$C$21]);MATCH([.G2101];[Def.$D$18:.$F$18]));&quot;#err&quot;)));&quot;&quot;)">
            <text:p/>
          </table:table-cell>
          <table:table-cell table:style-name="ce53" table:formula="of:=IF([.I2101]&lt;&gt;&quot;&quot;;INDEX([Def.$J$6:.$L$10];MATCH([.F2101];[Def.$I$6:.$I$10];0);MATCH([.I2101];[Def.$J$5:.$L$5];0));&quot;&quot;)">
            <text:p/>
          </table:table-cell>
          <table:table-cell table:style-name="ce56"/>
          <table:table-cell table:style-name="ce59" table:formula="of:=IF([.K2101]=&quot;&quot;;[.J2101];[.J2101]*[.K21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102]&lt;&gt;&quot;&quot;;IF(OR([.F2102]=&quot;ILF&quot;;[.F2102]=&quot;EIF&quot;);INDEX([Def.$D$6:.$F$8];MATCH([.H2102];[Def.$C$6:.$C$8]);MATCH([.G2102];[Def.$D$5:.$F$5]));IF([.F2102]=&quot;EI&quot;;INDEX([Def.$D$13:.$F$15];MATCH([.H2102];[Def.$C$13:.$C$15]);MATCH([.G2102];[Def.$D$12:.$F$12]));IF(OR([.F2102]=&quot;EO&quot;;[.F2102]=&quot;EQ&quot;);INDEX([Def.$D$19:.$F$21];MATCH([.H2102];[Def.$C$19:.$C$21]);MATCH([.G2102];[Def.$D$18:.$F$18]));&quot;#err&quot;)));&quot;&quot;)">
            <text:p/>
          </table:table-cell>
          <table:table-cell table:style-name="ce53" table:formula="of:=IF([.I2102]&lt;&gt;&quot;&quot;;INDEX([Def.$J$6:.$L$10];MATCH([.F2102];[Def.$I$6:.$I$10];0);MATCH([.I2102];[Def.$J$5:.$L$5];0));&quot;&quot;)">
            <text:p/>
          </table:table-cell>
          <table:table-cell table:style-name="ce56"/>
          <table:table-cell table:style-name="ce59" table:formula="of:=IF([.K2102]=&quot;&quot;;[.J2102];[.J2102]*[.K21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103]&lt;&gt;&quot;&quot;;IF(OR([.F2103]=&quot;ILF&quot;;[.F2103]=&quot;EIF&quot;);INDEX([Def.$D$6:.$F$8];MATCH([.H2103];[Def.$C$6:.$C$8]);MATCH([.G2103];[Def.$D$5:.$F$5]));IF([.F2103]=&quot;EI&quot;;INDEX([Def.$D$13:.$F$15];MATCH([.H2103];[Def.$C$13:.$C$15]);MATCH([.G2103];[Def.$D$12:.$F$12]));IF(OR([.F2103]=&quot;EO&quot;;[.F2103]=&quot;EQ&quot;);INDEX([Def.$D$19:.$F$21];MATCH([.H2103];[Def.$C$19:.$C$21]);MATCH([.G2103];[Def.$D$18:.$F$18]));&quot;#err&quot;)));&quot;&quot;)">
            <text:p/>
          </table:table-cell>
          <table:table-cell table:style-name="ce53" table:formula="of:=IF([.I2103]&lt;&gt;&quot;&quot;;INDEX([Def.$J$6:.$L$10];MATCH([.F2103];[Def.$I$6:.$I$10];0);MATCH([.I2103];[Def.$J$5:.$L$5];0));&quot;&quot;)">
            <text:p/>
          </table:table-cell>
          <table:table-cell table:style-name="ce56"/>
          <table:table-cell table:style-name="ce59" table:formula="of:=IF([.K2103]=&quot;&quot;;[.J2103];[.J2103]*[.K21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104]&lt;&gt;&quot;&quot;;IF(OR([.F2104]=&quot;ILF&quot;;[.F2104]=&quot;EIF&quot;);INDEX([Def.$D$6:.$F$8];MATCH([.H2104];[Def.$C$6:.$C$8]);MATCH([.G2104];[Def.$D$5:.$F$5]));IF([.F2104]=&quot;EI&quot;;INDEX([Def.$D$13:.$F$15];MATCH([.H2104];[Def.$C$13:.$C$15]);MATCH([.G2104];[Def.$D$12:.$F$12]));IF(OR([.F2104]=&quot;EO&quot;;[.F2104]=&quot;EQ&quot;);INDEX([Def.$D$19:.$F$21];MATCH([.H2104];[Def.$C$19:.$C$21]);MATCH([.G2104];[Def.$D$18:.$F$18]));&quot;#err&quot;)));&quot;&quot;)">
            <text:p/>
          </table:table-cell>
          <table:table-cell table:style-name="ce53" table:formula="of:=IF([.I2104]&lt;&gt;&quot;&quot;;INDEX([Def.$J$6:.$L$10];MATCH([.F2104];[Def.$I$6:.$I$10];0);MATCH([.I2104];[Def.$J$5:.$L$5];0));&quot;&quot;)">
            <text:p/>
          </table:table-cell>
          <table:table-cell table:style-name="ce56"/>
          <table:table-cell table:style-name="ce59" table:formula="of:=IF([.K2104]=&quot;&quot;;[.J2104];[.J2104]*[.K21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105]&lt;&gt;&quot;&quot;;IF(OR([.F2105]=&quot;ILF&quot;;[.F2105]=&quot;EIF&quot;);INDEX([Def.$D$6:.$F$8];MATCH([.H2105];[Def.$C$6:.$C$8]);MATCH([.G2105];[Def.$D$5:.$F$5]));IF([.F2105]=&quot;EI&quot;;INDEX([Def.$D$13:.$F$15];MATCH([.H2105];[Def.$C$13:.$C$15]);MATCH([.G2105];[Def.$D$12:.$F$12]));IF(OR([.F2105]=&quot;EO&quot;;[.F2105]=&quot;EQ&quot;);INDEX([Def.$D$19:.$F$21];MATCH([.H2105];[Def.$C$19:.$C$21]);MATCH([.G2105];[Def.$D$18:.$F$18]));&quot;#err&quot;)));&quot;&quot;)">
            <text:p/>
          </table:table-cell>
          <table:table-cell table:style-name="ce53" table:formula="of:=IF([.I2105]&lt;&gt;&quot;&quot;;INDEX([Def.$J$6:.$L$10];MATCH([.F2105];[Def.$I$6:.$I$10];0);MATCH([.I2105];[Def.$J$5:.$L$5];0));&quot;&quot;)">
            <text:p/>
          </table:table-cell>
          <table:table-cell table:style-name="ce56"/>
          <table:table-cell table:style-name="ce59" table:formula="of:=IF([.K2105]=&quot;&quot;;[.J2105];[.J2105]*[.K21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106]&lt;&gt;&quot;&quot;;IF(OR([.F2106]=&quot;ILF&quot;;[.F2106]=&quot;EIF&quot;);INDEX([Def.$D$6:.$F$8];MATCH([.H2106];[Def.$C$6:.$C$8]);MATCH([.G2106];[Def.$D$5:.$F$5]));IF([.F2106]=&quot;EI&quot;;INDEX([Def.$D$13:.$F$15];MATCH([.H2106];[Def.$C$13:.$C$15]);MATCH([.G2106];[Def.$D$12:.$F$12]));IF(OR([.F2106]=&quot;EO&quot;;[.F2106]=&quot;EQ&quot;);INDEX([Def.$D$19:.$F$21];MATCH([.H2106];[Def.$C$19:.$C$21]);MATCH([.G2106];[Def.$D$18:.$F$18]));&quot;#err&quot;)));&quot;&quot;)">
            <text:p/>
          </table:table-cell>
          <table:table-cell table:style-name="ce53" table:formula="of:=IF([.I2106]&lt;&gt;&quot;&quot;;INDEX([Def.$J$6:.$L$10];MATCH([.F2106];[Def.$I$6:.$I$10];0);MATCH([.I2106];[Def.$J$5:.$L$5];0));&quot;&quot;)">
            <text:p/>
          </table:table-cell>
          <table:table-cell table:style-name="ce56"/>
          <table:table-cell table:style-name="ce59" table:formula="of:=IF([.K2106]=&quot;&quot;;[.J2106];[.J2106]*[.K21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107]&lt;&gt;&quot;&quot;;IF(OR([.F2107]=&quot;ILF&quot;;[.F2107]=&quot;EIF&quot;);INDEX([Def.$D$6:.$F$8];MATCH([.H2107];[Def.$C$6:.$C$8]);MATCH([.G2107];[Def.$D$5:.$F$5]));IF([.F2107]=&quot;EI&quot;;INDEX([Def.$D$13:.$F$15];MATCH([.H2107];[Def.$C$13:.$C$15]);MATCH([.G2107];[Def.$D$12:.$F$12]));IF(OR([.F2107]=&quot;EO&quot;;[.F2107]=&quot;EQ&quot;);INDEX([Def.$D$19:.$F$21];MATCH([.H2107];[Def.$C$19:.$C$21]);MATCH([.G2107];[Def.$D$18:.$F$18]));&quot;#err&quot;)));&quot;&quot;)">
            <text:p/>
          </table:table-cell>
          <table:table-cell table:style-name="ce53" table:formula="of:=IF([.I2107]&lt;&gt;&quot;&quot;;INDEX([Def.$J$6:.$L$10];MATCH([.F2107];[Def.$I$6:.$I$10];0);MATCH([.I2107];[Def.$J$5:.$L$5];0));&quot;&quot;)">
            <text:p/>
          </table:table-cell>
          <table:table-cell table:style-name="ce56"/>
          <table:table-cell table:style-name="ce59" table:formula="of:=IF([.K2107]=&quot;&quot;;[.J2107];[.J2107]*[.K21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108]&lt;&gt;&quot;&quot;;IF(OR([.F2108]=&quot;ILF&quot;;[.F2108]=&quot;EIF&quot;);INDEX([Def.$D$6:.$F$8];MATCH([.H2108];[Def.$C$6:.$C$8]);MATCH([.G2108];[Def.$D$5:.$F$5]));IF([.F2108]=&quot;EI&quot;;INDEX([Def.$D$13:.$F$15];MATCH([.H2108];[Def.$C$13:.$C$15]);MATCH([.G2108];[Def.$D$12:.$F$12]));IF(OR([.F2108]=&quot;EO&quot;;[.F2108]=&quot;EQ&quot;);INDEX([Def.$D$19:.$F$21];MATCH([.H2108];[Def.$C$19:.$C$21]);MATCH([.G2108];[Def.$D$18:.$F$18]));&quot;#err&quot;)));&quot;&quot;)">
            <text:p/>
          </table:table-cell>
          <table:table-cell table:style-name="ce53" table:formula="of:=IF([.I2108]&lt;&gt;&quot;&quot;;INDEX([Def.$J$6:.$L$10];MATCH([.F2108];[Def.$I$6:.$I$10];0);MATCH([.I2108];[Def.$J$5:.$L$5];0));&quot;&quot;)">
            <text:p/>
          </table:table-cell>
          <table:table-cell table:style-name="ce56"/>
          <table:table-cell table:style-name="ce59" table:formula="of:=IF([.K2108]=&quot;&quot;;[.J2108];[.J2108]*[.K21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109]&lt;&gt;&quot;&quot;;IF(OR([.F2109]=&quot;ILF&quot;;[.F2109]=&quot;EIF&quot;);INDEX([Def.$D$6:.$F$8];MATCH([.H2109];[Def.$C$6:.$C$8]);MATCH([.G2109];[Def.$D$5:.$F$5]));IF([.F2109]=&quot;EI&quot;;INDEX([Def.$D$13:.$F$15];MATCH([.H2109];[Def.$C$13:.$C$15]);MATCH([.G2109];[Def.$D$12:.$F$12]));IF(OR([.F2109]=&quot;EO&quot;;[.F2109]=&quot;EQ&quot;);INDEX([Def.$D$19:.$F$21];MATCH([.H2109];[Def.$C$19:.$C$21]);MATCH([.G2109];[Def.$D$18:.$F$18]));&quot;#err&quot;)));&quot;&quot;)">
            <text:p/>
          </table:table-cell>
          <table:table-cell table:style-name="ce53" table:formula="of:=IF([.I2109]&lt;&gt;&quot;&quot;;INDEX([Def.$J$6:.$L$10];MATCH([.F2109];[Def.$I$6:.$I$10];0);MATCH([.I2109];[Def.$J$5:.$L$5];0));&quot;&quot;)">
            <text:p/>
          </table:table-cell>
          <table:table-cell table:style-name="ce56"/>
          <table:table-cell table:style-name="ce59" table:formula="of:=IF([.K2109]=&quot;&quot;;[.J2109];[.J2109]*[.K21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110]&lt;&gt;&quot;&quot;;IF(OR([.F2110]=&quot;ILF&quot;;[.F2110]=&quot;EIF&quot;);INDEX([Def.$D$6:.$F$8];MATCH([.H2110];[Def.$C$6:.$C$8]);MATCH([.G2110];[Def.$D$5:.$F$5]));IF([.F2110]=&quot;EI&quot;;INDEX([Def.$D$13:.$F$15];MATCH([.H2110];[Def.$C$13:.$C$15]);MATCH([.G2110];[Def.$D$12:.$F$12]));IF(OR([.F2110]=&quot;EO&quot;;[.F2110]=&quot;EQ&quot;);INDEX([Def.$D$19:.$F$21];MATCH([.H2110];[Def.$C$19:.$C$21]);MATCH([.G2110];[Def.$D$18:.$F$18]));&quot;#err&quot;)));&quot;&quot;)">
            <text:p/>
          </table:table-cell>
          <table:table-cell table:style-name="ce53" table:formula="of:=IF([.I2110]&lt;&gt;&quot;&quot;;INDEX([Def.$J$6:.$L$10];MATCH([.F2110];[Def.$I$6:.$I$10];0);MATCH([.I2110];[Def.$J$5:.$L$5];0));&quot;&quot;)">
            <text:p/>
          </table:table-cell>
          <table:table-cell table:style-name="ce56"/>
          <table:table-cell table:style-name="ce59" table:formula="of:=IF([.K2110]=&quot;&quot;;[.J2110];[.J2110]*[.K21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111]&lt;&gt;&quot;&quot;;IF(OR([.F2111]=&quot;ILF&quot;;[.F2111]=&quot;EIF&quot;);INDEX([Def.$D$6:.$F$8];MATCH([.H2111];[Def.$C$6:.$C$8]);MATCH([.G2111];[Def.$D$5:.$F$5]));IF([.F2111]=&quot;EI&quot;;INDEX([Def.$D$13:.$F$15];MATCH([.H2111];[Def.$C$13:.$C$15]);MATCH([.G2111];[Def.$D$12:.$F$12]));IF(OR([.F2111]=&quot;EO&quot;;[.F2111]=&quot;EQ&quot;);INDEX([Def.$D$19:.$F$21];MATCH([.H2111];[Def.$C$19:.$C$21]);MATCH([.G2111];[Def.$D$18:.$F$18]));&quot;#err&quot;)));&quot;&quot;)">
            <text:p/>
          </table:table-cell>
          <table:table-cell table:style-name="ce53" table:formula="of:=IF([.I2111]&lt;&gt;&quot;&quot;;INDEX([Def.$J$6:.$L$10];MATCH([.F2111];[Def.$I$6:.$I$10];0);MATCH([.I2111];[Def.$J$5:.$L$5];0));&quot;&quot;)">
            <text:p/>
          </table:table-cell>
          <table:table-cell table:style-name="ce56"/>
          <table:table-cell table:style-name="ce59" table:formula="of:=IF([.K2111]=&quot;&quot;;[.J2111];[.J2111]*[.K21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112]&lt;&gt;&quot;&quot;;IF(OR([.F2112]=&quot;ILF&quot;;[.F2112]=&quot;EIF&quot;);INDEX([Def.$D$6:.$F$8];MATCH([.H2112];[Def.$C$6:.$C$8]);MATCH([.G2112];[Def.$D$5:.$F$5]));IF([.F2112]=&quot;EI&quot;;INDEX([Def.$D$13:.$F$15];MATCH([.H2112];[Def.$C$13:.$C$15]);MATCH([.G2112];[Def.$D$12:.$F$12]));IF(OR([.F2112]=&quot;EO&quot;;[.F2112]=&quot;EQ&quot;);INDEX([Def.$D$19:.$F$21];MATCH([.H2112];[Def.$C$19:.$C$21]);MATCH([.G2112];[Def.$D$18:.$F$18]));&quot;#err&quot;)));&quot;&quot;)">
            <text:p/>
          </table:table-cell>
          <table:table-cell table:style-name="ce53" table:formula="of:=IF([.I2112]&lt;&gt;&quot;&quot;;INDEX([Def.$J$6:.$L$10];MATCH([.F2112];[Def.$I$6:.$I$10];0);MATCH([.I2112];[Def.$J$5:.$L$5];0));&quot;&quot;)">
            <text:p/>
          </table:table-cell>
          <table:table-cell table:style-name="ce56"/>
          <table:table-cell table:style-name="ce59" table:formula="of:=IF([.K2112]=&quot;&quot;;[.J2112];[.J2112]*[.K21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113]&lt;&gt;&quot;&quot;;IF(OR([.F2113]=&quot;ILF&quot;;[.F2113]=&quot;EIF&quot;);INDEX([Def.$D$6:.$F$8];MATCH([.H2113];[Def.$C$6:.$C$8]);MATCH([.G2113];[Def.$D$5:.$F$5]));IF([.F2113]=&quot;EI&quot;;INDEX([Def.$D$13:.$F$15];MATCH([.H2113];[Def.$C$13:.$C$15]);MATCH([.G2113];[Def.$D$12:.$F$12]));IF(OR([.F2113]=&quot;EO&quot;;[.F2113]=&quot;EQ&quot;);INDEX([Def.$D$19:.$F$21];MATCH([.H2113];[Def.$C$19:.$C$21]);MATCH([.G2113];[Def.$D$18:.$F$18]));&quot;#err&quot;)));&quot;&quot;)">
            <text:p/>
          </table:table-cell>
          <table:table-cell table:style-name="ce53" table:formula="of:=IF([.I2113]&lt;&gt;&quot;&quot;;INDEX([Def.$J$6:.$L$10];MATCH([.F2113];[Def.$I$6:.$I$10];0);MATCH([.I2113];[Def.$J$5:.$L$5];0));&quot;&quot;)">
            <text:p/>
          </table:table-cell>
          <table:table-cell table:style-name="ce56"/>
          <table:table-cell table:style-name="ce59" table:formula="of:=IF([.K2113]=&quot;&quot;;[.J2113];[.J2113]*[.K21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114]&lt;&gt;&quot;&quot;;IF(OR([.F2114]=&quot;ILF&quot;;[.F2114]=&quot;EIF&quot;);INDEX([Def.$D$6:.$F$8];MATCH([.H2114];[Def.$C$6:.$C$8]);MATCH([.G2114];[Def.$D$5:.$F$5]));IF([.F2114]=&quot;EI&quot;;INDEX([Def.$D$13:.$F$15];MATCH([.H2114];[Def.$C$13:.$C$15]);MATCH([.G2114];[Def.$D$12:.$F$12]));IF(OR([.F2114]=&quot;EO&quot;;[.F2114]=&quot;EQ&quot;);INDEX([Def.$D$19:.$F$21];MATCH([.H2114];[Def.$C$19:.$C$21]);MATCH([.G2114];[Def.$D$18:.$F$18]));&quot;#err&quot;)));&quot;&quot;)">
            <text:p/>
          </table:table-cell>
          <table:table-cell table:style-name="ce53" table:formula="of:=IF([.I2114]&lt;&gt;&quot;&quot;;INDEX([Def.$J$6:.$L$10];MATCH([.F2114];[Def.$I$6:.$I$10];0);MATCH([.I2114];[Def.$J$5:.$L$5];0));&quot;&quot;)">
            <text:p/>
          </table:table-cell>
          <table:table-cell table:style-name="ce56"/>
          <table:table-cell table:style-name="ce59" table:formula="of:=IF([.K2114]=&quot;&quot;;[.J2114];[.J2114]*[.K21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115]&lt;&gt;&quot;&quot;;IF(OR([.F2115]=&quot;ILF&quot;;[.F2115]=&quot;EIF&quot;);INDEX([Def.$D$6:.$F$8];MATCH([.H2115];[Def.$C$6:.$C$8]);MATCH([.G2115];[Def.$D$5:.$F$5]));IF([.F2115]=&quot;EI&quot;;INDEX([Def.$D$13:.$F$15];MATCH([.H2115];[Def.$C$13:.$C$15]);MATCH([.G2115];[Def.$D$12:.$F$12]));IF(OR([.F2115]=&quot;EO&quot;;[.F2115]=&quot;EQ&quot;);INDEX([Def.$D$19:.$F$21];MATCH([.H2115];[Def.$C$19:.$C$21]);MATCH([.G2115];[Def.$D$18:.$F$18]));&quot;#err&quot;)));&quot;&quot;)">
            <text:p/>
          </table:table-cell>
          <table:table-cell table:style-name="ce53" table:formula="of:=IF([.I2115]&lt;&gt;&quot;&quot;;INDEX([Def.$J$6:.$L$10];MATCH([.F2115];[Def.$I$6:.$I$10];0);MATCH([.I2115];[Def.$J$5:.$L$5];0));&quot;&quot;)">
            <text:p/>
          </table:table-cell>
          <table:table-cell table:style-name="ce56"/>
          <table:table-cell table:style-name="ce59" table:formula="of:=IF([.K2115]=&quot;&quot;;[.J2115];[.J2115]*[.K21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116]&lt;&gt;&quot;&quot;;IF(OR([.F2116]=&quot;ILF&quot;;[.F2116]=&quot;EIF&quot;);INDEX([Def.$D$6:.$F$8];MATCH([.H2116];[Def.$C$6:.$C$8]);MATCH([.G2116];[Def.$D$5:.$F$5]));IF([.F2116]=&quot;EI&quot;;INDEX([Def.$D$13:.$F$15];MATCH([.H2116];[Def.$C$13:.$C$15]);MATCH([.G2116];[Def.$D$12:.$F$12]));IF(OR([.F2116]=&quot;EO&quot;;[.F2116]=&quot;EQ&quot;);INDEX([Def.$D$19:.$F$21];MATCH([.H2116];[Def.$C$19:.$C$21]);MATCH([.G2116];[Def.$D$18:.$F$18]));&quot;#err&quot;)));&quot;&quot;)">
            <text:p/>
          </table:table-cell>
          <table:table-cell table:style-name="ce53" table:formula="of:=IF([.I2116]&lt;&gt;&quot;&quot;;INDEX([Def.$J$6:.$L$10];MATCH([.F2116];[Def.$I$6:.$I$10];0);MATCH([.I2116];[Def.$J$5:.$L$5];0));&quot;&quot;)">
            <text:p/>
          </table:table-cell>
          <table:table-cell table:style-name="ce56"/>
          <table:table-cell table:style-name="ce59" table:formula="of:=IF([.K2116]=&quot;&quot;;[.J2116];[.J2116]*[.K21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117]&lt;&gt;&quot;&quot;;IF(OR([.F2117]=&quot;ILF&quot;;[.F2117]=&quot;EIF&quot;);INDEX([Def.$D$6:.$F$8];MATCH([.H2117];[Def.$C$6:.$C$8]);MATCH([.G2117];[Def.$D$5:.$F$5]));IF([.F2117]=&quot;EI&quot;;INDEX([Def.$D$13:.$F$15];MATCH([.H2117];[Def.$C$13:.$C$15]);MATCH([.G2117];[Def.$D$12:.$F$12]));IF(OR([.F2117]=&quot;EO&quot;;[.F2117]=&quot;EQ&quot;);INDEX([Def.$D$19:.$F$21];MATCH([.H2117];[Def.$C$19:.$C$21]);MATCH([.G2117];[Def.$D$18:.$F$18]));&quot;#err&quot;)));&quot;&quot;)">
            <text:p/>
          </table:table-cell>
          <table:table-cell table:style-name="ce53" table:formula="of:=IF([.I2117]&lt;&gt;&quot;&quot;;INDEX([Def.$J$6:.$L$10];MATCH([.F2117];[Def.$I$6:.$I$10];0);MATCH([.I2117];[Def.$J$5:.$L$5];0));&quot;&quot;)">
            <text:p/>
          </table:table-cell>
          <table:table-cell table:style-name="ce56"/>
          <table:table-cell table:style-name="ce59" table:formula="of:=IF([.K2117]=&quot;&quot;;[.J2117];[.J2117]*[.K21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118]&lt;&gt;&quot;&quot;;IF(OR([.F2118]=&quot;ILF&quot;;[.F2118]=&quot;EIF&quot;);INDEX([Def.$D$6:.$F$8];MATCH([.H2118];[Def.$C$6:.$C$8]);MATCH([.G2118];[Def.$D$5:.$F$5]));IF([.F2118]=&quot;EI&quot;;INDEX([Def.$D$13:.$F$15];MATCH([.H2118];[Def.$C$13:.$C$15]);MATCH([.G2118];[Def.$D$12:.$F$12]));IF(OR([.F2118]=&quot;EO&quot;;[.F2118]=&quot;EQ&quot;);INDEX([Def.$D$19:.$F$21];MATCH([.H2118];[Def.$C$19:.$C$21]);MATCH([.G2118];[Def.$D$18:.$F$18]));&quot;#err&quot;)));&quot;&quot;)">
            <text:p/>
          </table:table-cell>
          <table:table-cell table:style-name="ce53" table:formula="of:=IF([.I2118]&lt;&gt;&quot;&quot;;INDEX([Def.$J$6:.$L$10];MATCH([.F2118];[Def.$I$6:.$I$10];0);MATCH([.I2118];[Def.$J$5:.$L$5];0));&quot;&quot;)">
            <text:p/>
          </table:table-cell>
          <table:table-cell table:style-name="ce56"/>
          <table:table-cell table:style-name="ce59" table:formula="of:=IF([.K2118]=&quot;&quot;;[.J2118];[.J2118]*[.K21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119]&lt;&gt;&quot;&quot;;IF(OR([.F2119]=&quot;ILF&quot;;[.F2119]=&quot;EIF&quot;);INDEX([Def.$D$6:.$F$8];MATCH([.H2119];[Def.$C$6:.$C$8]);MATCH([.G2119];[Def.$D$5:.$F$5]));IF([.F2119]=&quot;EI&quot;;INDEX([Def.$D$13:.$F$15];MATCH([.H2119];[Def.$C$13:.$C$15]);MATCH([.G2119];[Def.$D$12:.$F$12]));IF(OR([.F2119]=&quot;EO&quot;;[.F2119]=&quot;EQ&quot;);INDEX([Def.$D$19:.$F$21];MATCH([.H2119];[Def.$C$19:.$C$21]);MATCH([.G2119];[Def.$D$18:.$F$18]));&quot;#err&quot;)));&quot;&quot;)">
            <text:p/>
          </table:table-cell>
          <table:table-cell table:style-name="ce53" table:formula="of:=IF([.I2119]&lt;&gt;&quot;&quot;;INDEX([Def.$J$6:.$L$10];MATCH([.F2119];[Def.$I$6:.$I$10];0);MATCH([.I2119];[Def.$J$5:.$L$5];0));&quot;&quot;)">
            <text:p/>
          </table:table-cell>
          <table:table-cell table:style-name="ce56"/>
          <table:table-cell table:style-name="ce59" table:formula="of:=IF([.K2119]=&quot;&quot;;[.J2119];[.J2119]*[.K21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120]&lt;&gt;&quot;&quot;;IF(OR([.F2120]=&quot;ILF&quot;;[.F2120]=&quot;EIF&quot;);INDEX([Def.$D$6:.$F$8];MATCH([.H2120];[Def.$C$6:.$C$8]);MATCH([.G2120];[Def.$D$5:.$F$5]));IF([.F2120]=&quot;EI&quot;;INDEX([Def.$D$13:.$F$15];MATCH([.H2120];[Def.$C$13:.$C$15]);MATCH([.G2120];[Def.$D$12:.$F$12]));IF(OR([.F2120]=&quot;EO&quot;;[.F2120]=&quot;EQ&quot;);INDEX([Def.$D$19:.$F$21];MATCH([.H2120];[Def.$C$19:.$C$21]);MATCH([.G2120];[Def.$D$18:.$F$18]));&quot;#err&quot;)));&quot;&quot;)">
            <text:p/>
          </table:table-cell>
          <table:table-cell table:style-name="ce53" table:formula="of:=IF([.I2120]&lt;&gt;&quot;&quot;;INDEX([Def.$J$6:.$L$10];MATCH([.F2120];[Def.$I$6:.$I$10];0);MATCH([.I2120];[Def.$J$5:.$L$5];0));&quot;&quot;)">
            <text:p/>
          </table:table-cell>
          <table:table-cell table:style-name="ce56"/>
          <table:table-cell table:style-name="ce59" table:formula="of:=IF([.K2120]=&quot;&quot;;[.J2120];[.J2120]*[.K21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121]&lt;&gt;&quot;&quot;;IF(OR([.F2121]=&quot;ILF&quot;;[.F2121]=&quot;EIF&quot;);INDEX([Def.$D$6:.$F$8];MATCH([.H2121];[Def.$C$6:.$C$8]);MATCH([.G2121];[Def.$D$5:.$F$5]));IF([.F2121]=&quot;EI&quot;;INDEX([Def.$D$13:.$F$15];MATCH([.H2121];[Def.$C$13:.$C$15]);MATCH([.G2121];[Def.$D$12:.$F$12]));IF(OR([.F2121]=&quot;EO&quot;;[.F2121]=&quot;EQ&quot;);INDEX([Def.$D$19:.$F$21];MATCH([.H2121];[Def.$C$19:.$C$21]);MATCH([.G2121];[Def.$D$18:.$F$18]));&quot;#err&quot;)));&quot;&quot;)">
            <text:p/>
          </table:table-cell>
          <table:table-cell table:style-name="ce53" table:formula="of:=IF([.I2121]&lt;&gt;&quot;&quot;;INDEX([Def.$J$6:.$L$10];MATCH([.F2121];[Def.$I$6:.$I$10];0);MATCH([.I2121];[Def.$J$5:.$L$5];0));&quot;&quot;)">
            <text:p/>
          </table:table-cell>
          <table:table-cell table:style-name="ce56"/>
          <table:table-cell table:style-name="ce59" table:formula="of:=IF([.K2121]=&quot;&quot;;[.J2121];[.J2121]*[.K21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73" table:content-validation-name="val2"/>
          <table:table-cell table:style-name="ce48" table:number-columns-repeated="2"/>
          <table:table-cell table:style-name="ce53" table:formula="of:=IF([.F2122]&lt;&gt;&quot;&quot;;IF(OR([.F2122]=&quot;ILF&quot;;[.F2122]=&quot;EIF&quot;);INDEX([Def.$D$6:.$F$8];MATCH([.H2122];[Def.$C$6:.$C$8]);MATCH([.G2122];[Def.$D$5:.$F$5]));IF([.F2122]=&quot;EI&quot;;INDEX([Def.$D$13:.$F$15];MATCH([.H2122];[Def.$C$13:.$C$15]);MATCH([.G2122];[Def.$D$12:.$F$12]));IF(OR([.F2122]=&quot;EO&quot;;[.F2122]=&quot;EQ&quot;);INDEX([Def.$D$19:.$F$21];MATCH([.H2122];[Def.$C$19:.$C$21]);MATCH([.G2122];[Def.$D$18:.$F$18]));&quot;#err&quot;)));&quot;&quot;)">
            <text:p/>
          </table:table-cell>
          <table:table-cell table:style-name="ce53" table:formula="of:=IF([.I2122]&lt;&gt;&quot;&quot;;INDEX([Def.$J$6:.$L$10];MATCH([.F2122];[Def.$I$6:.$I$10];0);MATCH([.I2122];[Def.$J$5:.$L$5];0));&quot;&quot;)">
            <text:p/>
          </table:table-cell>
          <table:table-cell table:style-name="ce56"/>
          <table:table-cell table:style-name="ce59" table:formula="of:=IF([.K2122]=&quot;&quot;;[.J2122];[.J2122]*[.K21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23]&lt;&gt;&quot;&quot;;IF(OR([.F2123]=&quot;ILF&quot;;[.F2123]=&quot;EIF&quot;);INDEX([Def.$D$6:.$F$8];MATCH([.H2123];[Def.$C$6:.$C$8]);MATCH([.G2123];[Def.$D$5:.$F$5]));IF([.F2123]=&quot;EI&quot;;INDEX([Def.$D$13:.$F$15];MATCH([.H2123];[Def.$C$13:.$C$15]);MATCH([.G2123];[Def.$D$12:.$F$12]));IF(OR([.F2123]=&quot;EO&quot;;[.F2123]=&quot;EQ&quot;);INDEX([Def.$D$19:.$F$21];MATCH([.H2123];[Def.$C$19:.$C$21]);MATCH([.G2123];[Def.$D$18:.$F$18]));&quot;#err&quot;)));&quot;&quot;)">
            <text:p/>
          </table:table-cell>
          <table:table-cell table:style-name="ce53" table:formula="of:=IF([.I2123]&lt;&gt;&quot;&quot;;INDEX([Def.$J$6:.$L$10];MATCH([.F2123];[Def.$I$6:.$I$10];0);MATCH([.I2123];[Def.$J$5:.$L$5];0));&quot;&quot;)">
            <text:p/>
          </table:table-cell>
          <table:table-cell table:style-name="ce56"/>
          <table:table-cell table:style-name="ce59" table:formula="of:=IF([.K2123]=&quot;&quot;;[.J2123];[.J2123]*[.K2123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24]&lt;&gt;&quot;&quot;;IF(OR([.F2124]=&quot;ILF&quot;;[.F2124]=&quot;EIF&quot;);INDEX([Def.$D$6:.$F$8];MATCH([.H2124];[Def.$C$6:.$C$8]);MATCH([.G2124];[Def.$D$5:.$F$5]));IF([.F2124]=&quot;EI&quot;;INDEX([Def.$D$13:.$F$15];MATCH([.H2124];[Def.$C$13:.$C$15]);MATCH([.G2124];[Def.$D$12:.$F$12]));IF(OR([.F2124]=&quot;EO&quot;;[.F2124]=&quot;EQ&quot;);INDEX([Def.$D$19:.$F$21];MATCH([.H2124];[Def.$C$19:.$C$21]);MATCH([.G2124];[Def.$D$18:.$F$18]));&quot;#err&quot;)));&quot;&quot;)">
            <text:p/>
          </table:table-cell>
          <table:table-cell table:style-name="ce53" table:formula="of:=IF([.I2124]&lt;&gt;&quot;&quot;;INDEX([Def.$J$6:.$L$10];MATCH([.F2124];[Def.$I$6:.$I$10];0);MATCH([.I2124];[Def.$J$5:.$L$5];0));&quot;&quot;)">
            <text:p/>
          </table:table-cell>
          <table:table-cell table:style-name="ce56"/>
          <table:table-cell table:style-name="ce59" table:formula="of:=IF([.K2124]=&quot;&quot;;[.J2124];[.J2124]*[.K2124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25]&lt;&gt;&quot;&quot;;IF(OR([.F2125]=&quot;ILF&quot;;[.F2125]=&quot;EIF&quot;);INDEX([Def.$D$6:.$F$8];MATCH([.H2125];[Def.$C$6:.$C$8]);MATCH([.G2125];[Def.$D$5:.$F$5]));IF([.F2125]=&quot;EI&quot;;INDEX([Def.$D$13:.$F$15];MATCH([.H2125];[Def.$C$13:.$C$15]);MATCH([.G2125];[Def.$D$12:.$F$12]));IF(OR([.F2125]=&quot;EO&quot;;[.F2125]=&quot;EQ&quot;);INDEX([Def.$D$19:.$F$21];MATCH([.H2125];[Def.$C$19:.$C$21]);MATCH([.G2125];[Def.$D$18:.$F$18]));&quot;#err&quot;)));&quot;&quot;)">
            <text:p/>
          </table:table-cell>
          <table:table-cell table:style-name="ce53" table:formula="of:=IF([.I2125]&lt;&gt;&quot;&quot;;INDEX([Def.$J$6:.$L$10];MATCH([.F2125];[Def.$I$6:.$I$10];0);MATCH([.I2125];[Def.$J$5:.$L$5];0));&quot;&quot;)">
            <text:p/>
          </table:table-cell>
          <table:table-cell table:style-name="ce56"/>
          <table:table-cell table:style-name="ce59" table:formula="of:=IF([.K2125]=&quot;&quot;;[.J2125];[.J2125]*[.K2125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26]&lt;&gt;&quot;&quot;;IF(OR([.F2126]=&quot;ILF&quot;;[.F2126]=&quot;EIF&quot;);INDEX([Def.$D$6:.$F$8];MATCH([.H2126];[Def.$C$6:.$C$8]);MATCH([.G2126];[Def.$D$5:.$F$5]));IF([.F2126]=&quot;EI&quot;;INDEX([Def.$D$13:.$F$15];MATCH([.H2126];[Def.$C$13:.$C$15]);MATCH([.G2126];[Def.$D$12:.$F$12]));IF(OR([.F2126]=&quot;EO&quot;;[.F2126]=&quot;EQ&quot;);INDEX([Def.$D$19:.$F$21];MATCH([.H2126];[Def.$C$19:.$C$21]);MATCH([.G2126];[Def.$D$18:.$F$18]));&quot;#err&quot;)));&quot;&quot;)">
            <text:p/>
          </table:table-cell>
          <table:table-cell table:style-name="ce53" table:formula="of:=IF([.I2126]&lt;&gt;&quot;&quot;;INDEX([Def.$J$6:.$L$10];MATCH([.F2126];[Def.$I$6:.$I$10];0);MATCH([.I2126];[Def.$J$5:.$L$5];0));&quot;&quot;)">
            <text:p/>
          </table:table-cell>
          <table:table-cell table:style-name="ce56"/>
          <table:table-cell table:style-name="ce59" table:formula="of:=IF([.K2126]=&quot;&quot;;[.J2126];[.J2126]*[.K2126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27]&lt;&gt;&quot;&quot;;IF(OR([.F2127]=&quot;ILF&quot;;[.F2127]=&quot;EIF&quot;);INDEX([Def.$D$6:.$F$8];MATCH([.H2127];[Def.$C$6:.$C$8]);MATCH([.G2127];[Def.$D$5:.$F$5]));IF([.F2127]=&quot;EI&quot;;INDEX([Def.$D$13:.$F$15];MATCH([.H2127];[Def.$C$13:.$C$15]);MATCH([.G2127];[Def.$D$12:.$F$12]));IF(OR([.F2127]=&quot;EO&quot;;[.F2127]=&quot;EQ&quot;);INDEX([Def.$D$19:.$F$21];MATCH([.H2127];[Def.$C$19:.$C$21]);MATCH([.G2127];[Def.$D$18:.$F$18]));&quot;#err&quot;)));&quot;&quot;)">
            <text:p/>
          </table:table-cell>
          <table:table-cell table:style-name="ce53" table:formula="of:=IF([.I2127]&lt;&gt;&quot;&quot;;INDEX([Def.$J$6:.$L$10];MATCH([.F2127];[Def.$I$6:.$I$10];0);MATCH([.I2127];[Def.$J$5:.$L$5];0));&quot;&quot;)">
            <text:p/>
          </table:table-cell>
          <table:table-cell table:style-name="ce56"/>
          <table:table-cell table:style-name="ce59" table:formula="of:=IF([.K2127]=&quot;&quot;;[.J2127];[.J2127]*[.K2127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28]&lt;&gt;&quot;&quot;;IF(OR([.F2128]=&quot;ILF&quot;;[.F2128]=&quot;EIF&quot;);INDEX([Def.$D$6:.$F$8];MATCH([.H2128];[Def.$C$6:.$C$8]);MATCH([.G2128];[Def.$D$5:.$F$5]));IF([.F2128]=&quot;EI&quot;;INDEX([Def.$D$13:.$F$15];MATCH([.H2128];[Def.$C$13:.$C$15]);MATCH([.G2128];[Def.$D$12:.$F$12]));IF(OR([.F2128]=&quot;EO&quot;;[.F2128]=&quot;EQ&quot;);INDEX([Def.$D$19:.$F$21];MATCH([.H2128];[Def.$C$19:.$C$21]);MATCH([.G2128];[Def.$D$18:.$F$18]));&quot;#err&quot;)));&quot;&quot;)">
            <text:p/>
          </table:table-cell>
          <table:table-cell table:style-name="ce53" table:formula="of:=IF([.I2128]&lt;&gt;&quot;&quot;;INDEX([Def.$J$6:.$L$10];MATCH([.F2128];[Def.$I$6:.$I$10];0);MATCH([.I2128];[Def.$J$5:.$L$5];0));&quot;&quot;)">
            <text:p/>
          </table:table-cell>
          <table:table-cell table:style-name="ce56"/>
          <table:table-cell table:style-name="ce59" table:formula="of:=IF([.K2128]=&quot;&quot;;[.J2128];[.J2128]*[.K2128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29]&lt;&gt;&quot;&quot;;IF(OR([.F2129]=&quot;ILF&quot;;[.F2129]=&quot;EIF&quot;);INDEX([Def.$D$6:.$F$8];MATCH([.H2129];[Def.$C$6:.$C$8]);MATCH([.G2129];[Def.$D$5:.$F$5]));IF([.F2129]=&quot;EI&quot;;INDEX([Def.$D$13:.$F$15];MATCH([.H2129];[Def.$C$13:.$C$15]);MATCH([.G2129];[Def.$D$12:.$F$12]));IF(OR([.F2129]=&quot;EO&quot;;[.F2129]=&quot;EQ&quot;);INDEX([Def.$D$19:.$F$21];MATCH([.H2129];[Def.$C$19:.$C$21]);MATCH([.G2129];[Def.$D$18:.$F$18]));&quot;#err&quot;)));&quot;&quot;)">
            <text:p/>
          </table:table-cell>
          <table:table-cell table:style-name="ce53" table:formula="of:=IF([.I2129]&lt;&gt;&quot;&quot;;INDEX([Def.$J$6:.$L$10];MATCH([.F2129];[Def.$I$6:.$I$10];0);MATCH([.I2129];[Def.$J$5:.$L$5];0));&quot;&quot;)">
            <text:p/>
          </table:table-cell>
          <table:table-cell table:style-name="ce56"/>
          <table:table-cell table:style-name="ce59" table:formula="of:=IF([.K2129]=&quot;&quot;;[.J2129];[.J2129]*[.K2129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30]&lt;&gt;&quot;&quot;;IF(OR([.F2130]=&quot;ILF&quot;;[.F2130]=&quot;EIF&quot;);INDEX([Def.$D$6:.$F$8];MATCH([.H2130];[Def.$C$6:.$C$8]);MATCH([.G2130];[Def.$D$5:.$F$5]));IF([.F2130]=&quot;EI&quot;;INDEX([Def.$D$13:.$F$15];MATCH([.H2130];[Def.$C$13:.$C$15]);MATCH([.G2130];[Def.$D$12:.$F$12]));IF(OR([.F2130]=&quot;EO&quot;;[.F2130]=&quot;EQ&quot;);INDEX([Def.$D$19:.$F$21];MATCH([.H2130];[Def.$C$19:.$C$21]);MATCH([.G2130];[Def.$D$18:.$F$18]));&quot;#err&quot;)));&quot;&quot;)">
            <text:p/>
          </table:table-cell>
          <table:table-cell table:style-name="ce53" table:formula="of:=IF([.I2130]&lt;&gt;&quot;&quot;;INDEX([Def.$J$6:.$L$10];MATCH([.F2130];[Def.$I$6:.$I$10];0);MATCH([.I2130];[Def.$J$5:.$L$5];0));&quot;&quot;)">
            <text:p/>
          </table:table-cell>
          <table:table-cell table:style-name="ce56"/>
          <table:table-cell table:style-name="ce59" table:formula="of:=IF([.K2130]=&quot;&quot;;[.J2130];[.J2130]*[.K2130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31]&lt;&gt;&quot;&quot;;IF(OR([.F2131]=&quot;ILF&quot;;[.F2131]=&quot;EIF&quot;);INDEX([Def.$D$6:.$F$8];MATCH([.H2131];[Def.$C$6:.$C$8]);MATCH([.G2131];[Def.$D$5:.$F$5]));IF([.F2131]=&quot;EI&quot;;INDEX([Def.$D$13:.$F$15];MATCH([.H2131];[Def.$C$13:.$C$15]);MATCH([.G2131];[Def.$D$12:.$F$12]));IF(OR([.F2131]=&quot;EO&quot;;[.F2131]=&quot;EQ&quot;);INDEX([Def.$D$19:.$F$21];MATCH([.H2131];[Def.$C$19:.$C$21]);MATCH([.G2131];[Def.$D$18:.$F$18]));&quot;#err&quot;)));&quot;&quot;)">
            <text:p/>
          </table:table-cell>
          <table:table-cell table:style-name="ce53" table:formula="of:=IF([.I2131]&lt;&gt;&quot;&quot;;INDEX([Def.$J$6:.$L$10];MATCH([.F2131];[Def.$I$6:.$I$10];0);MATCH([.I2131];[Def.$J$5:.$L$5];0));&quot;&quot;)">
            <text:p/>
          </table:table-cell>
          <table:table-cell table:style-name="ce56"/>
          <table:table-cell table:style-name="ce59" table:formula="of:=IF([.K2131]=&quot;&quot;;[.J2131];[.J2131]*[.K2131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32]&lt;&gt;&quot;&quot;;IF(OR([.F2132]=&quot;ILF&quot;;[.F2132]=&quot;EIF&quot;);INDEX([Def.$D$6:.$F$8];MATCH([.H2132];[Def.$C$6:.$C$8]);MATCH([.G2132];[Def.$D$5:.$F$5]));IF([.F2132]=&quot;EI&quot;;INDEX([Def.$D$13:.$F$15];MATCH([.H2132];[Def.$C$13:.$C$15]);MATCH([.G2132];[Def.$D$12:.$F$12]));IF(OR([.F2132]=&quot;EO&quot;;[.F2132]=&quot;EQ&quot;);INDEX([Def.$D$19:.$F$21];MATCH([.H2132];[Def.$C$19:.$C$21]);MATCH([.G2132];[Def.$D$18:.$F$18]));&quot;#err&quot;)));&quot;&quot;)">
            <text:p/>
          </table:table-cell>
          <table:table-cell table:style-name="ce53" table:formula="of:=IF([.I2132]&lt;&gt;&quot;&quot;;INDEX([Def.$J$6:.$L$10];MATCH([.F2132];[Def.$I$6:.$I$10];0);MATCH([.I2132];[Def.$J$5:.$L$5];0));&quot;&quot;)">
            <text:p/>
          </table:table-cell>
          <table:table-cell table:style-name="ce56"/>
          <table:table-cell table:style-name="ce59" table:formula="of:=IF([.K2132]=&quot;&quot;;[.J2132];[.J2132]*[.K2132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33]&lt;&gt;&quot;&quot;;IF(OR([.F2133]=&quot;ILF&quot;;[.F2133]=&quot;EIF&quot;);INDEX([Def.$D$6:.$F$8];MATCH([.H2133];[Def.$C$6:.$C$8]);MATCH([.G2133];[Def.$D$5:.$F$5]));IF([.F2133]=&quot;EI&quot;;INDEX([Def.$D$13:.$F$15];MATCH([.H2133];[Def.$C$13:.$C$15]);MATCH([.G2133];[Def.$D$12:.$F$12]));IF(OR([.F2133]=&quot;EO&quot;;[.F2133]=&quot;EQ&quot;);INDEX([Def.$D$19:.$F$21];MATCH([.H2133];[Def.$C$19:.$C$21]);MATCH([.G2133];[Def.$D$18:.$F$18]));&quot;#err&quot;)));&quot;&quot;)">
            <text:p/>
          </table:table-cell>
          <table:table-cell table:style-name="ce53" table:formula="of:=IF([.I2133]&lt;&gt;&quot;&quot;;INDEX([Def.$J$6:.$L$10];MATCH([.F2133];[Def.$I$6:.$I$10];0);MATCH([.I2133];[Def.$J$5:.$L$5];0));&quot;&quot;)">
            <text:p/>
          </table:table-cell>
          <table:table-cell table:style-name="ce56"/>
          <table:table-cell table:style-name="ce59" table:formula="of:=IF([.K2133]=&quot;&quot;;[.J2133];[.J2133]*[.K2133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34]&lt;&gt;&quot;&quot;;IF(OR([.F2134]=&quot;ILF&quot;;[.F2134]=&quot;EIF&quot;);INDEX([Def.$D$6:.$F$8];MATCH([.H2134];[Def.$C$6:.$C$8]);MATCH([.G2134];[Def.$D$5:.$F$5]));IF([.F2134]=&quot;EI&quot;;INDEX([Def.$D$13:.$F$15];MATCH([.H2134];[Def.$C$13:.$C$15]);MATCH([.G2134];[Def.$D$12:.$F$12]));IF(OR([.F2134]=&quot;EO&quot;;[.F2134]=&quot;EQ&quot;);INDEX([Def.$D$19:.$F$21];MATCH([.H2134];[Def.$C$19:.$C$21]);MATCH([.G2134];[Def.$D$18:.$F$18]));&quot;#err&quot;)));&quot;&quot;)">
            <text:p/>
          </table:table-cell>
          <table:table-cell table:style-name="ce53" table:formula="of:=IF([.I2134]&lt;&gt;&quot;&quot;;INDEX([Def.$J$6:.$L$10];MATCH([.F2134];[Def.$I$6:.$I$10];0);MATCH([.I2134];[Def.$J$5:.$L$5];0));&quot;&quot;)">
            <text:p/>
          </table:table-cell>
          <table:table-cell table:style-name="ce56"/>
          <table:table-cell table:style-name="ce59" table:formula="of:=IF([.K2134]=&quot;&quot;;[.J2134];[.J2134]*[.K2134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35]&lt;&gt;&quot;&quot;;IF(OR([.F2135]=&quot;ILF&quot;;[.F2135]=&quot;EIF&quot;);INDEX([Def.$D$6:.$F$8];MATCH([.H2135];[Def.$C$6:.$C$8]);MATCH([.G2135];[Def.$D$5:.$F$5]));IF([.F2135]=&quot;EI&quot;;INDEX([Def.$D$13:.$F$15];MATCH([.H2135];[Def.$C$13:.$C$15]);MATCH([.G2135];[Def.$D$12:.$F$12]));IF(OR([.F2135]=&quot;EO&quot;;[.F2135]=&quot;EQ&quot;);INDEX([Def.$D$19:.$F$21];MATCH([.H2135];[Def.$C$19:.$C$21]);MATCH([.G2135];[Def.$D$18:.$F$18]));&quot;#err&quot;)));&quot;&quot;)">
            <text:p/>
          </table:table-cell>
          <table:table-cell table:style-name="ce53" table:formula="of:=IF([.I2135]&lt;&gt;&quot;&quot;;INDEX([Def.$J$6:.$L$10];MATCH([.F2135];[Def.$I$6:.$I$10];0);MATCH([.I2135];[Def.$J$5:.$L$5];0));&quot;&quot;)">
            <text:p/>
          </table:table-cell>
          <table:table-cell table:style-name="ce56"/>
          <table:table-cell table:style-name="ce59" table:formula="of:=IF([.K2135]=&quot;&quot;;[.J2135];[.J2135]*[.K2135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36]&lt;&gt;&quot;&quot;;IF(OR([.F2136]=&quot;ILF&quot;;[.F2136]=&quot;EIF&quot;);INDEX([Def.$D$6:.$F$8];MATCH([.H2136];[Def.$C$6:.$C$8]);MATCH([.G2136];[Def.$D$5:.$F$5]));IF([.F2136]=&quot;EI&quot;;INDEX([Def.$D$13:.$F$15];MATCH([.H2136];[Def.$C$13:.$C$15]);MATCH([.G2136];[Def.$D$12:.$F$12]));IF(OR([.F2136]=&quot;EO&quot;;[.F2136]=&quot;EQ&quot;);INDEX([Def.$D$19:.$F$21];MATCH([.H2136];[Def.$C$19:.$C$21]);MATCH([.G2136];[Def.$D$18:.$F$18]));&quot;#err&quot;)));&quot;&quot;)">
            <text:p/>
          </table:table-cell>
          <table:table-cell table:style-name="ce53" table:formula="of:=IF([.I2136]&lt;&gt;&quot;&quot;;INDEX([Def.$J$6:.$L$10];MATCH([.F2136];[Def.$I$6:.$I$10];0);MATCH([.I2136];[Def.$J$5:.$L$5];0));&quot;&quot;)">
            <text:p/>
          </table:table-cell>
          <table:table-cell table:style-name="ce56"/>
          <table:table-cell table:style-name="ce59" table:formula="of:=IF([.K2136]=&quot;&quot;;[.J2136];[.J2136]*[.K2136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37]&lt;&gt;&quot;&quot;;IF(OR([.F2137]=&quot;ILF&quot;;[.F2137]=&quot;EIF&quot;);INDEX([Def.$D$6:.$F$8];MATCH([.H2137];[Def.$C$6:.$C$8]);MATCH([.G2137];[Def.$D$5:.$F$5]));IF([.F2137]=&quot;EI&quot;;INDEX([Def.$D$13:.$F$15];MATCH([.H2137];[Def.$C$13:.$C$15]);MATCH([.G2137];[Def.$D$12:.$F$12]));IF(OR([.F2137]=&quot;EO&quot;;[.F2137]=&quot;EQ&quot;);INDEX([Def.$D$19:.$F$21];MATCH([.H2137];[Def.$C$19:.$C$21]);MATCH([.G2137];[Def.$D$18:.$F$18]));&quot;#err&quot;)));&quot;&quot;)">
            <text:p/>
          </table:table-cell>
          <table:table-cell table:style-name="ce53" table:formula="of:=IF([.I2137]&lt;&gt;&quot;&quot;;INDEX([Def.$J$6:.$L$10];MATCH([.F2137];[Def.$I$6:.$I$10];0);MATCH([.I2137];[Def.$J$5:.$L$5];0));&quot;&quot;)">
            <text:p/>
          </table:table-cell>
          <table:table-cell table:style-name="ce56"/>
          <table:table-cell table:style-name="ce59" table:formula="of:=IF([.K2137]=&quot;&quot;;[.J2137];[.J2137]*[.K2137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38]&lt;&gt;&quot;&quot;;IF(OR([.F2138]=&quot;ILF&quot;;[.F2138]=&quot;EIF&quot;);INDEX([Def.$D$6:.$F$8];MATCH([.H2138];[Def.$C$6:.$C$8]);MATCH([.G2138];[Def.$D$5:.$F$5]));IF([.F2138]=&quot;EI&quot;;INDEX([Def.$D$13:.$F$15];MATCH([.H2138];[Def.$C$13:.$C$15]);MATCH([.G2138];[Def.$D$12:.$F$12]));IF(OR([.F2138]=&quot;EO&quot;;[.F2138]=&quot;EQ&quot;);INDEX([Def.$D$19:.$F$21];MATCH([.H2138];[Def.$C$19:.$C$21]);MATCH([.G2138];[Def.$D$18:.$F$18]));&quot;#err&quot;)));&quot;&quot;)">
            <text:p/>
          </table:table-cell>
          <table:table-cell table:style-name="ce53" table:formula="of:=IF([.I2138]&lt;&gt;&quot;&quot;;INDEX([Def.$J$6:.$L$10];MATCH([.F2138];[Def.$I$6:.$I$10];0);MATCH([.I2138];[Def.$J$5:.$L$5];0));&quot;&quot;)">
            <text:p/>
          </table:table-cell>
          <table:table-cell table:style-name="ce56"/>
          <table:table-cell table:style-name="ce59" table:formula="of:=IF([.K2138]=&quot;&quot;;[.J2138];[.J2138]*[.K2138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39]&lt;&gt;&quot;&quot;;IF(OR([.F2139]=&quot;ILF&quot;;[.F2139]=&quot;EIF&quot;);INDEX([Def.$D$6:.$F$8];MATCH([.H2139];[Def.$C$6:.$C$8]);MATCH([.G2139];[Def.$D$5:.$F$5]));IF([.F2139]=&quot;EI&quot;;INDEX([Def.$D$13:.$F$15];MATCH([.H2139];[Def.$C$13:.$C$15]);MATCH([.G2139];[Def.$D$12:.$F$12]));IF(OR([.F2139]=&quot;EO&quot;;[.F2139]=&quot;EQ&quot;);INDEX([Def.$D$19:.$F$21];MATCH([.H2139];[Def.$C$19:.$C$21]);MATCH([.G2139];[Def.$D$18:.$F$18]));&quot;#err&quot;)));&quot;&quot;)">
            <text:p/>
          </table:table-cell>
          <table:table-cell table:style-name="ce53" table:formula="of:=IF([.I2139]&lt;&gt;&quot;&quot;;INDEX([Def.$J$6:.$L$10];MATCH([.F2139];[Def.$I$6:.$I$10];0);MATCH([.I2139];[Def.$J$5:.$L$5];0));&quot;&quot;)">
            <text:p/>
          </table:table-cell>
          <table:table-cell table:style-name="ce56"/>
          <table:table-cell table:style-name="ce59" table:formula="of:=IF([.K2139]=&quot;&quot;;[.J2139];[.J2139]*[.K2139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40]&lt;&gt;&quot;&quot;;IF(OR([.F2140]=&quot;ILF&quot;;[.F2140]=&quot;EIF&quot;);INDEX([Def.$D$6:.$F$8];MATCH([.H2140];[Def.$C$6:.$C$8]);MATCH([.G2140];[Def.$D$5:.$F$5]));IF([.F2140]=&quot;EI&quot;;INDEX([Def.$D$13:.$F$15];MATCH([.H2140];[Def.$C$13:.$C$15]);MATCH([.G2140];[Def.$D$12:.$F$12]));IF(OR([.F2140]=&quot;EO&quot;;[.F2140]=&quot;EQ&quot;);INDEX([Def.$D$19:.$F$21];MATCH([.H2140];[Def.$C$19:.$C$21]);MATCH([.G2140];[Def.$D$18:.$F$18]));&quot;#err&quot;)));&quot;&quot;)">
            <text:p/>
          </table:table-cell>
          <table:table-cell table:style-name="ce53" table:formula="of:=IF([.I2140]&lt;&gt;&quot;&quot;;INDEX([Def.$J$6:.$L$10];MATCH([.F2140];[Def.$I$6:.$I$10];0);MATCH([.I2140];[Def.$J$5:.$L$5];0));&quot;&quot;)">
            <text:p/>
          </table:table-cell>
          <table:table-cell table:style-name="ce56"/>
          <table:table-cell table:style-name="ce59" table:formula="of:=IF([.K2140]=&quot;&quot;;[.J2140];[.J2140]*[.K2140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41]&lt;&gt;&quot;&quot;;IF(OR([.F2141]=&quot;ILF&quot;;[.F2141]=&quot;EIF&quot;);INDEX([Def.$D$6:.$F$8];MATCH([.H2141];[Def.$C$6:.$C$8]);MATCH([.G2141];[Def.$D$5:.$F$5]));IF([.F2141]=&quot;EI&quot;;INDEX([Def.$D$13:.$F$15];MATCH([.H2141];[Def.$C$13:.$C$15]);MATCH([.G2141];[Def.$D$12:.$F$12]));IF(OR([.F2141]=&quot;EO&quot;;[.F2141]=&quot;EQ&quot;);INDEX([Def.$D$19:.$F$21];MATCH([.H2141];[Def.$C$19:.$C$21]);MATCH([.G2141];[Def.$D$18:.$F$18]));&quot;#err&quot;)));&quot;&quot;)">
            <text:p/>
          </table:table-cell>
          <table:table-cell table:style-name="ce53" table:formula="of:=IF([.I2141]&lt;&gt;&quot;&quot;;INDEX([Def.$J$6:.$L$10];MATCH([.F2141];[Def.$I$6:.$I$10];0);MATCH([.I2141];[Def.$J$5:.$L$5];0));&quot;&quot;)">
            <text:p/>
          </table:table-cell>
          <table:table-cell table:style-name="ce56"/>
          <table:table-cell table:style-name="ce59" table:formula="of:=IF([.K2141]=&quot;&quot;;[.J2141];[.J2141]*[.K2141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42]&lt;&gt;&quot;&quot;;IF(OR([.F2142]=&quot;ILF&quot;;[.F2142]=&quot;EIF&quot;);INDEX([Def.$D$6:.$F$8];MATCH([.H2142];[Def.$C$6:.$C$8]);MATCH([.G2142];[Def.$D$5:.$F$5]));IF([.F2142]=&quot;EI&quot;;INDEX([Def.$D$13:.$F$15];MATCH([.H2142];[Def.$C$13:.$C$15]);MATCH([.G2142];[Def.$D$12:.$F$12]));IF(OR([.F2142]=&quot;EO&quot;;[.F2142]=&quot;EQ&quot;);INDEX([Def.$D$19:.$F$21];MATCH([.H2142];[Def.$C$19:.$C$21]);MATCH([.G2142];[Def.$D$18:.$F$18]));&quot;#err&quot;)));&quot;&quot;)">
            <text:p/>
          </table:table-cell>
          <table:table-cell table:style-name="ce53" table:formula="of:=IF([.I2142]&lt;&gt;&quot;&quot;;INDEX([Def.$J$6:.$L$10];MATCH([.F2142];[Def.$I$6:.$I$10];0);MATCH([.I2142];[Def.$J$5:.$L$5];0));&quot;&quot;)">
            <text:p/>
          </table:table-cell>
          <table:table-cell table:style-name="ce56"/>
          <table:table-cell table:style-name="ce59" table:formula="of:=IF([.K2142]=&quot;&quot;;[.J2142];[.J2142]*[.K2142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43]&lt;&gt;&quot;&quot;;IF(OR([.F2143]=&quot;ILF&quot;;[.F2143]=&quot;EIF&quot;);INDEX([Def.$D$6:.$F$8];MATCH([.H2143];[Def.$C$6:.$C$8]);MATCH([.G2143];[Def.$D$5:.$F$5]));IF([.F2143]=&quot;EI&quot;;INDEX([Def.$D$13:.$F$15];MATCH([.H2143];[Def.$C$13:.$C$15]);MATCH([.G2143];[Def.$D$12:.$F$12]));IF(OR([.F2143]=&quot;EO&quot;;[.F2143]=&quot;EQ&quot;);INDEX([Def.$D$19:.$F$21];MATCH([.H2143];[Def.$C$19:.$C$21]);MATCH([.G2143];[Def.$D$18:.$F$18]));&quot;#err&quot;)));&quot;&quot;)">
            <text:p/>
          </table:table-cell>
          <table:table-cell table:style-name="ce53" table:formula="of:=IF([.I2143]&lt;&gt;&quot;&quot;;INDEX([Def.$J$6:.$L$10];MATCH([.F2143];[Def.$I$6:.$I$10];0);MATCH([.I2143];[Def.$J$5:.$L$5];0));&quot;&quot;)">
            <text:p/>
          </table:table-cell>
          <table:table-cell table:style-name="ce56"/>
          <table:table-cell table:style-name="ce59" table:formula="of:=IF([.K2143]=&quot;&quot;;[.J2143];[.J2143]*[.K2143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44]&lt;&gt;&quot;&quot;;IF(OR([.F2144]=&quot;ILF&quot;;[.F2144]=&quot;EIF&quot;);INDEX([Def.$D$6:.$F$8];MATCH([.H2144];[Def.$C$6:.$C$8]);MATCH([.G2144];[Def.$D$5:.$F$5]));IF([.F2144]=&quot;EI&quot;;INDEX([Def.$D$13:.$F$15];MATCH([.H2144];[Def.$C$13:.$C$15]);MATCH([.G2144];[Def.$D$12:.$F$12]));IF(OR([.F2144]=&quot;EO&quot;;[.F2144]=&quot;EQ&quot;);INDEX([Def.$D$19:.$F$21];MATCH([.H2144];[Def.$C$19:.$C$21]);MATCH([.G2144];[Def.$D$18:.$F$18]));&quot;#err&quot;)));&quot;&quot;)">
            <text:p/>
          </table:table-cell>
          <table:table-cell table:style-name="ce53" table:formula="of:=IF([.I2144]&lt;&gt;&quot;&quot;;INDEX([Def.$J$6:.$L$10];MATCH([.F2144];[Def.$I$6:.$I$10];0);MATCH([.I2144];[Def.$J$5:.$L$5];0));&quot;&quot;)">
            <text:p/>
          </table:table-cell>
          <table:table-cell table:style-name="ce56"/>
          <table:table-cell table:style-name="ce59" table:formula="of:=IF([.K2144]=&quot;&quot;;[.J2144];[.J2144]*[.K2144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45]&lt;&gt;&quot;&quot;;IF(OR([.F2145]=&quot;ILF&quot;;[.F2145]=&quot;EIF&quot;);INDEX([Def.$D$6:.$F$8];MATCH([.H2145];[Def.$C$6:.$C$8]);MATCH([.G2145];[Def.$D$5:.$F$5]));IF([.F2145]=&quot;EI&quot;;INDEX([Def.$D$13:.$F$15];MATCH([.H2145];[Def.$C$13:.$C$15]);MATCH([.G2145];[Def.$D$12:.$F$12]));IF(OR([.F2145]=&quot;EO&quot;;[.F2145]=&quot;EQ&quot;);INDEX([Def.$D$19:.$F$21];MATCH([.H2145];[Def.$C$19:.$C$21]);MATCH([.G2145];[Def.$D$18:.$F$18]));&quot;#err&quot;)));&quot;&quot;)">
            <text:p/>
          </table:table-cell>
          <table:table-cell table:style-name="ce53" table:formula="of:=IF([.I2145]&lt;&gt;&quot;&quot;;INDEX([Def.$J$6:.$L$10];MATCH([.F2145];[Def.$I$6:.$I$10];0);MATCH([.I2145];[Def.$J$5:.$L$5];0));&quot;&quot;)">
            <text:p/>
          </table:table-cell>
          <table:table-cell table:style-name="ce56"/>
          <table:table-cell table:style-name="ce59" table:formula="of:=IF([.K2145]=&quot;&quot;;[.J2145];[.J2145]*[.K2145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46]&lt;&gt;&quot;&quot;;IF(OR([.F2146]=&quot;ILF&quot;;[.F2146]=&quot;EIF&quot;);INDEX([Def.$D$6:.$F$8];MATCH([.H2146];[Def.$C$6:.$C$8]);MATCH([.G2146];[Def.$D$5:.$F$5]));IF([.F2146]=&quot;EI&quot;;INDEX([Def.$D$13:.$F$15];MATCH([.H2146];[Def.$C$13:.$C$15]);MATCH([.G2146];[Def.$D$12:.$F$12]));IF(OR([.F2146]=&quot;EO&quot;;[.F2146]=&quot;EQ&quot;);INDEX([Def.$D$19:.$F$21];MATCH([.H2146];[Def.$C$19:.$C$21]);MATCH([.G2146];[Def.$D$18:.$F$18]));&quot;#err&quot;)));&quot;&quot;)">
            <text:p/>
          </table:table-cell>
          <table:table-cell table:style-name="ce53" table:formula="of:=IF([.I2146]&lt;&gt;&quot;&quot;;INDEX([Def.$J$6:.$L$10];MATCH([.F2146];[Def.$I$6:.$I$10];0);MATCH([.I2146];[Def.$J$5:.$L$5];0));&quot;&quot;)">
            <text:p/>
          </table:table-cell>
          <table:table-cell table:style-name="ce56"/>
          <table:table-cell table:style-name="ce59" table:formula="of:=IF([.K2146]=&quot;&quot;;[.J2146];[.J2146]*[.K2146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47]&lt;&gt;&quot;&quot;;IF(OR([.F2147]=&quot;ILF&quot;;[.F2147]=&quot;EIF&quot;);INDEX([Def.$D$6:.$F$8];MATCH([.H2147];[Def.$C$6:.$C$8]);MATCH([.G2147];[Def.$D$5:.$F$5]));IF([.F2147]=&quot;EI&quot;;INDEX([Def.$D$13:.$F$15];MATCH([.H2147];[Def.$C$13:.$C$15]);MATCH([.G2147];[Def.$D$12:.$F$12]));IF(OR([.F2147]=&quot;EO&quot;;[.F2147]=&quot;EQ&quot;);INDEX([Def.$D$19:.$F$21];MATCH([.H2147];[Def.$C$19:.$C$21]);MATCH([.G2147];[Def.$D$18:.$F$18]));&quot;#err&quot;)));&quot;&quot;)">
            <text:p/>
          </table:table-cell>
          <table:table-cell table:style-name="ce53" table:formula="of:=IF([.I2147]&lt;&gt;&quot;&quot;;INDEX([Def.$J$6:.$L$10];MATCH([.F2147];[Def.$I$6:.$I$10];0);MATCH([.I2147];[Def.$J$5:.$L$5];0));&quot;&quot;)">
            <text:p/>
          </table:table-cell>
          <table:table-cell table:style-name="ce56"/>
          <table:table-cell table:style-name="ce59" table:formula="of:=IF([.K2147]=&quot;&quot;;[.J2147];[.J2147]*[.K2147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48]&lt;&gt;&quot;&quot;;IF(OR([.F2148]=&quot;ILF&quot;;[.F2148]=&quot;EIF&quot;);INDEX([Def.$D$6:.$F$8];MATCH([.H2148];[Def.$C$6:.$C$8]);MATCH([.G2148];[Def.$D$5:.$F$5]));IF([.F2148]=&quot;EI&quot;;INDEX([Def.$D$13:.$F$15];MATCH([.H2148];[Def.$C$13:.$C$15]);MATCH([.G2148];[Def.$D$12:.$F$12]));IF(OR([.F2148]=&quot;EO&quot;;[.F2148]=&quot;EQ&quot;);INDEX([Def.$D$19:.$F$21];MATCH([.H2148];[Def.$C$19:.$C$21]);MATCH([.G2148];[Def.$D$18:.$F$18]));&quot;#err&quot;)));&quot;&quot;)">
            <text:p/>
          </table:table-cell>
          <table:table-cell table:style-name="ce53" table:formula="of:=IF([.I2148]&lt;&gt;&quot;&quot;;INDEX([Def.$J$6:.$L$10];MATCH([.F2148];[Def.$I$6:.$I$10];0);MATCH([.I2148];[Def.$J$5:.$L$5];0));&quot;&quot;)">
            <text:p/>
          </table:table-cell>
          <table:table-cell table:style-name="ce56"/>
          <table:table-cell table:style-name="ce59" table:formula="of:=IF([.K2148]=&quot;&quot;;[.J2148];[.J2148]*[.K2148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49]&lt;&gt;&quot;&quot;;IF(OR([.F2149]=&quot;ILF&quot;;[.F2149]=&quot;EIF&quot;);INDEX([Def.$D$6:.$F$8];MATCH([.H2149];[Def.$C$6:.$C$8]);MATCH([.G2149];[Def.$D$5:.$F$5]));IF([.F2149]=&quot;EI&quot;;INDEX([Def.$D$13:.$F$15];MATCH([.H2149];[Def.$C$13:.$C$15]);MATCH([.G2149];[Def.$D$12:.$F$12]));IF(OR([.F2149]=&quot;EO&quot;;[.F2149]=&quot;EQ&quot;);INDEX([Def.$D$19:.$F$21];MATCH([.H2149];[Def.$C$19:.$C$21]);MATCH([.G2149];[Def.$D$18:.$F$18]));&quot;#err&quot;)));&quot;&quot;)">
            <text:p/>
          </table:table-cell>
          <table:table-cell table:style-name="ce53" table:formula="of:=IF([.I2149]&lt;&gt;&quot;&quot;;INDEX([Def.$J$6:.$L$10];MATCH([.F2149];[Def.$I$6:.$I$10];0);MATCH([.I2149];[Def.$J$5:.$L$5];0));&quot;&quot;)">
            <text:p/>
          </table:table-cell>
          <table:table-cell table:style-name="ce56"/>
          <table:table-cell table:style-name="ce59" table:formula="of:=IF([.K2149]=&quot;&quot;;[.J2149];[.J2149]*[.K2149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50]&lt;&gt;&quot;&quot;;IF(OR([.F2150]=&quot;ILF&quot;;[.F2150]=&quot;EIF&quot;);INDEX([Def.$D$6:.$F$8];MATCH([.H2150];[Def.$C$6:.$C$8]);MATCH([.G2150];[Def.$D$5:.$F$5]));IF([.F2150]=&quot;EI&quot;;INDEX([Def.$D$13:.$F$15];MATCH([.H2150];[Def.$C$13:.$C$15]);MATCH([.G2150];[Def.$D$12:.$F$12]));IF(OR([.F2150]=&quot;EO&quot;;[.F2150]=&quot;EQ&quot;);INDEX([Def.$D$19:.$F$21];MATCH([.H2150];[Def.$C$19:.$C$21]);MATCH([.G2150];[Def.$D$18:.$F$18]));&quot;#err&quot;)));&quot;&quot;)">
            <text:p/>
          </table:table-cell>
          <table:table-cell table:style-name="ce53" table:formula="of:=IF([.I2150]&lt;&gt;&quot;&quot;;INDEX([Def.$J$6:.$L$10];MATCH([.F2150];[Def.$I$6:.$I$10];0);MATCH([.I2150];[Def.$J$5:.$L$5];0));&quot;&quot;)">
            <text:p/>
          </table:table-cell>
          <table:table-cell table:style-name="ce56"/>
          <table:table-cell table:style-name="ce59" table:formula="of:=IF([.K2150]=&quot;&quot;;[.J2150];[.J2150]*[.K2150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51]&lt;&gt;&quot;&quot;;IF(OR([.F2151]=&quot;ILF&quot;;[.F2151]=&quot;EIF&quot;);INDEX([Def.$D$6:.$F$8];MATCH([.H2151];[Def.$C$6:.$C$8]);MATCH([.G2151];[Def.$D$5:.$F$5]));IF([.F2151]=&quot;EI&quot;;INDEX([Def.$D$13:.$F$15];MATCH([.H2151];[Def.$C$13:.$C$15]);MATCH([.G2151];[Def.$D$12:.$F$12]));IF(OR([.F2151]=&quot;EO&quot;;[.F2151]=&quot;EQ&quot;);INDEX([Def.$D$19:.$F$21];MATCH([.H2151];[Def.$C$19:.$C$21]);MATCH([.G2151];[Def.$D$18:.$F$18]));&quot;#err&quot;)));&quot;&quot;)">
            <text:p/>
          </table:table-cell>
          <table:table-cell table:style-name="ce53" table:formula="of:=IF([.I2151]&lt;&gt;&quot;&quot;;INDEX([Def.$J$6:.$L$10];MATCH([.F2151];[Def.$I$6:.$I$10];0);MATCH([.I2151];[Def.$J$5:.$L$5];0));&quot;&quot;)">
            <text:p/>
          </table:table-cell>
          <table:table-cell table:style-name="ce56"/>
          <table:table-cell table:style-name="ce59" table:formula="of:=IF([.K2151]=&quot;&quot;;[.J2151];[.J2151]*[.K2151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52]&lt;&gt;&quot;&quot;;IF(OR([.F2152]=&quot;ILF&quot;;[.F2152]=&quot;EIF&quot;);INDEX([Def.$D$6:.$F$8];MATCH([.H2152];[Def.$C$6:.$C$8]);MATCH([.G2152];[Def.$D$5:.$F$5]));IF([.F2152]=&quot;EI&quot;;INDEX([Def.$D$13:.$F$15];MATCH([.H2152];[Def.$C$13:.$C$15]);MATCH([.G2152];[Def.$D$12:.$F$12]));IF(OR([.F2152]=&quot;EO&quot;;[.F2152]=&quot;EQ&quot;);INDEX([Def.$D$19:.$F$21];MATCH([.H2152];[Def.$C$19:.$C$21]);MATCH([.G2152];[Def.$D$18:.$F$18]));&quot;#err&quot;)));&quot;&quot;)">
            <text:p/>
          </table:table-cell>
          <table:table-cell table:style-name="ce53" table:formula="of:=IF([.I2152]&lt;&gt;&quot;&quot;;INDEX([Def.$J$6:.$L$10];MATCH([.F2152];[Def.$I$6:.$I$10];0);MATCH([.I2152];[Def.$J$5:.$L$5];0));&quot;&quot;)">
            <text:p/>
          </table:table-cell>
          <table:table-cell table:style-name="ce56"/>
          <table:table-cell table:style-name="ce59" table:formula="of:=IF([.K2152]=&quot;&quot;;[.J2152];[.J2152]*[.K2152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53]&lt;&gt;&quot;&quot;;IF(OR([.F2153]=&quot;ILF&quot;;[.F2153]=&quot;EIF&quot;);INDEX([Def.$D$6:.$F$8];MATCH([.H2153];[Def.$C$6:.$C$8]);MATCH([.G2153];[Def.$D$5:.$F$5]));IF([.F2153]=&quot;EI&quot;;INDEX([Def.$D$13:.$F$15];MATCH([.H2153];[Def.$C$13:.$C$15]);MATCH([.G2153];[Def.$D$12:.$F$12]));IF(OR([.F2153]=&quot;EO&quot;;[.F2153]=&quot;EQ&quot;);INDEX([Def.$D$19:.$F$21];MATCH([.H2153];[Def.$C$19:.$C$21]);MATCH([.G2153];[Def.$D$18:.$F$18]));&quot;#err&quot;)));&quot;&quot;)">
            <text:p/>
          </table:table-cell>
          <table:table-cell table:style-name="ce53" table:formula="of:=IF([.I2153]&lt;&gt;&quot;&quot;;INDEX([Def.$J$6:.$L$10];MATCH([.F2153];[Def.$I$6:.$I$10];0);MATCH([.I2153];[Def.$J$5:.$L$5];0));&quot;&quot;)">
            <text:p/>
          </table:table-cell>
          <table:table-cell table:style-name="ce56"/>
          <table:table-cell table:style-name="ce59" table:formula="of:=IF([.K2153]=&quot;&quot;;[.J2153];[.J2153]*[.K2153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54]&lt;&gt;&quot;&quot;;IF(OR([.F2154]=&quot;ILF&quot;;[.F2154]=&quot;EIF&quot;);INDEX([Def.$D$6:.$F$8];MATCH([.H2154];[Def.$C$6:.$C$8]);MATCH([.G2154];[Def.$D$5:.$F$5]));IF([.F2154]=&quot;EI&quot;;INDEX([Def.$D$13:.$F$15];MATCH([.H2154];[Def.$C$13:.$C$15]);MATCH([.G2154];[Def.$D$12:.$F$12]));IF(OR([.F2154]=&quot;EO&quot;;[.F2154]=&quot;EQ&quot;);INDEX([Def.$D$19:.$F$21];MATCH([.H2154];[Def.$C$19:.$C$21]);MATCH([.G2154];[Def.$D$18:.$F$18]));&quot;#err&quot;)));&quot;&quot;)">
            <text:p/>
          </table:table-cell>
          <table:table-cell table:style-name="ce53" table:formula="of:=IF([.I2154]&lt;&gt;&quot;&quot;;INDEX([Def.$J$6:.$L$10];MATCH([.F2154];[Def.$I$6:.$I$10];0);MATCH([.I2154];[Def.$J$5:.$L$5];0));&quot;&quot;)">
            <text:p/>
          </table:table-cell>
          <table:table-cell table:style-name="ce56"/>
          <table:table-cell table:style-name="ce59" table:formula="of:=IF([.K2154]=&quot;&quot;;[.J2154];[.J2154]*[.K2154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55]&lt;&gt;&quot;&quot;;IF(OR([.F2155]=&quot;ILF&quot;;[.F2155]=&quot;EIF&quot;);INDEX([Def.$D$6:.$F$8];MATCH([.H2155];[Def.$C$6:.$C$8]);MATCH([.G2155];[Def.$D$5:.$F$5]));IF([.F2155]=&quot;EI&quot;;INDEX([Def.$D$13:.$F$15];MATCH([.H2155];[Def.$C$13:.$C$15]);MATCH([.G2155];[Def.$D$12:.$F$12]));IF(OR([.F2155]=&quot;EO&quot;;[.F2155]=&quot;EQ&quot;);INDEX([Def.$D$19:.$F$21];MATCH([.H2155];[Def.$C$19:.$C$21]);MATCH([.G2155];[Def.$D$18:.$F$18]));&quot;#err&quot;)));&quot;&quot;)">
            <text:p/>
          </table:table-cell>
          <table:table-cell table:style-name="ce53" table:formula="of:=IF([.I2155]&lt;&gt;&quot;&quot;;INDEX([Def.$J$6:.$L$10];MATCH([.F2155];[Def.$I$6:.$I$10];0);MATCH([.I2155];[Def.$J$5:.$L$5];0));&quot;&quot;)">
            <text:p/>
          </table:table-cell>
          <table:table-cell table:style-name="ce56"/>
          <table:table-cell table:style-name="ce59" table:formula="of:=IF([.K2155]=&quot;&quot;;[.J2155];[.J2155]*[.K2155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56]&lt;&gt;&quot;&quot;;IF(OR([.F2156]=&quot;ILF&quot;;[.F2156]=&quot;EIF&quot;);INDEX([Def.$D$6:.$F$8];MATCH([.H2156];[Def.$C$6:.$C$8]);MATCH([.G2156];[Def.$D$5:.$F$5]));IF([.F2156]=&quot;EI&quot;;INDEX([Def.$D$13:.$F$15];MATCH([.H2156];[Def.$C$13:.$C$15]);MATCH([.G2156];[Def.$D$12:.$F$12]));IF(OR([.F2156]=&quot;EO&quot;;[.F2156]=&quot;EQ&quot;);INDEX([Def.$D$19:.$F$21];MATCH([.H2156];[Def.$C$19:.$C$21]);MATCH([.G2156];[Def.$D$18:.$F$18]));&quot;#err&quot;)));&quot;&quot;)">
            <text:p/>
          </table:table-cell>
          <table:table-cell table:style-name="ce53" table:formula="of:=IF([.I2156]&lt;&gt;&quot;&quot;;INDEX([Def.$J$6:.$L$10];MATCH([.F2156];[Def.$I$6:.$I$10];0);MATCH([.I2156];[Def.$J$5:.$L$5];0));&quot;&quot;)">
            <text:p/>
          </table:table-cell>
          <table:table-cell table:style-name="ce56"/>
          <table:table-cell table:style-name="ce59" table:formula="of:=IF([.K2156]=&quot;&quot;;[.J2156];[.J2156]*[.K2156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57]&lt;&gt;&quot;&quot;;IF(OR([.F2157]=&quot;ILF&quot;;[.F2157]=&quot;EIF&quot;);INDEX([Def.$D$6:.$F$8];MATCH([.H2157];[Def.$C$6:.$C$8]);MATCH([.G2157];[Def.$D$5:.$F$5]));IF([.F2157]=&quot;EI&quot;;INDEX([Def.$D$13:.$F$15];MATCH([.H2157];[Def.$C$13:.$C$15]);MATCH([.G2157];[Def.$D$12:.$F$12]));IF(OR([.F2157]=&quot;EO&quot;;[.F2157]=&quot;EQ&quot;);INDEX([Def.$D$19:.$F$21];MATCH([.H2157];[Def.$C$19:.$C$21]);MATCH([.G2157];[Def.$D$18:.$F$18]));&quot;#err&quot;)));&quot;&quot;)">
            <text:p/>
          </table:table-cell>
          <table:table-cell table:style-name="ce53" table:formula="of:=IF([.I2157]&lt;&gt;&quot;&quot;;INDEX([Def.$J$6:.$L$10];MATCH([.F2157];[Def.$I$6:.$I$10];0);MATCH([.I2157];[Def.$J$5:.$L$5];0));&quot;&quot;)">
            <text:p/>
          </table:table-cell>
          <table:table-cell table:style-name="ce56"/>
          <table:table-cell table:style-name="ce59" table:formula="of:=IF([.K2157]=&quot;&quot;;[.J2157];[.J2157]*[.K2157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58]&lt;&gt;&quot;&quot;;IF(OR([.F2158]=&quot;ILF&quot;;[.F2158]=&quot;EIF&quot;);INDEX([Def.$D$6:.$F$8];MATCH([.H2158];[Def.$C$6:.$C$8]);MATCH([.G2158];[Def.$D$5:.$F$5]));IF([.F2158]=&quot;EI&quot;;INDEX([Def.$D$13:.$F$15];MATCH([.H2158];[Def.$C$13:.$C$15]);MATCH([.G2158];[Def.$D$12:.$F$12]));IF(OR([.F2158]=&quot;EO&quot;;[.F2158]=&quot;EQ&quot;);INDEX([Def.$D$19:.$F$21];MATCH([.H2158];[Def.$C$19:.$C$21]);MATCH([.G2158];[Def.$D$18:.$F$18]));&quot;#err&quot;)));&quot;&quot;)">
            <text:p/>
          </table:table-cell>
          <table:table-cell table:style-name="ce53" table:formula="of:=IF([.I2158]&lt;&gt;&quot;&quot;;INDEX([Def.$J$6:.$L$10];MATCH([.F2158];[Def.$I$6:.$I$10];0);MATCH([.I2158];[Def.$J$5:.$L$5];0));&quot;&quot;)">
            <text:p/>
          </table:table-cell>
          <table:table-cell table:style-name="ce56"/>
          <table:table-cell table:style-name="ce59" table:formula="of:=IF([.K2158]=&quot;&quot;;[.J2158];[.J2158]*[.K2158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59]&lt;&gt;&quot;&quot;;IF(OR([.F2159]=&quot;ILF&quot;;[.F2159]=&quot;EIF&quot;);INDEX([Def.$D$6:.$F$8];MATCH([.H2159];[Def.$C$6:.$C$8]);MATCH([.G2159];[Def.$D$5:.$F$5]));IF([.F2159]=&quot;EI&quot;;INDEX([Def.$D$13:.$F$15];MATCH([.H2159];[Def.$C$13:.$C$15]);MATCH([.G2159];[Def.$D$12:.$F$12]));IF(OR([.F2159]=&quot;EO&quot;;[.F2159]=&quot;EQ&quot;);INDEX([Def.$D$19:.$F$21];MATCH([.H2159];[Def.$C$19:.$C$21]);MATCH([.G2159];[Def.$D$18:.$F$18]));&quot;#err&quot;)));&quot;&quot;)">
            <text:p/>
          </table:table-cell>
          <table:table-cell table:style-name="ce53" table:formula="of:=IF([.I2159]&lt;&gt;&quot;&quot;;INDEX([Def.$J$6:.$L$10];MATCH([.F2159];[Def.$I$6:.$I$10];0);MATCH([.I2159];[Def.$J$5:.$L$5];0));&quot;&quot;)">
            <text:p/>
          </table:table-cell>
          <table:table-cell table:style-name="ce56"/>
          <table:table-cell table:style-name="ce59" table:formula="of:=IF([.K2159]=&quot;&quot;;[.J2159];[.J2159]*[.K2159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60]&lt;&gt;&quot;&quot;;IF(OR([.F2160]=&quot;ILF&quot;;[.F2160]=&quot;EIF&quot;);INDEX([Def.$D$6:.$F$8];MATCH([.H2160];[Def.$C$6:.$C$8]);MATCH([.G2160];[Def.$D$5:.$F$5]));IF([.F2160]=&quot;EI&quot;;INDEX([Def.$D$13:.$F$15];MATCH([.H2160];[Def.$C$13:.$C$15]);MATCH([.G2160];[Def.$D$12:.$F$12]));IF(OR([.F2160]=&quot;EO&quot;;[.F2160]=&quot;EQ&quot;);INDEX([Def.$D$19:.$F$21];MATCH([.H2160];[Def.$C$19:.$C$21]);MATCH([.G2160];[Def.$D$18:.$F$18]));&quot;#err&quot;)));&quot;&quot;)">
            <text:p/>
          </table:table-cell>
          <table:table-cell table:style-name="ce53" table:formula="of:=IF([.I2160]&lt;&gt;&quot;&quot;;INDEX([Def.$J$6:.$L$10];MATCH([.F2160];[Def.$I$6:.$I$10];0);MATCH([.I2160];[Def.$J$5:.$L$5];0));&quot;&quot;)">
            <text:p/>
          </table:table-cell>
          <table:table-cell table:style-name="ce56"/>
          <table:table-cell table:style-name="ce59" table:formula="of:=IF([.K2160]=&quot;&quot;;[.J2160];[.J2160]*[.K2160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61]&lt;&gt;&quot;&quot;;IF(OR([.F2161]=&quot;ILF&quot;;[.F2161]=&quot;EIF&quot;);INDEX([Def.$D$6:.$F$8];MATCH([.H2161];[Def.$C$6:.$C$8]);MATCH([.G2161];[Def.$D$5:.$F$5]));IF([.F2161]=&quot;EI&quot;;INDEX([Def.$D$13:.$F$15];MATCH([.H2161];[Def.$C$13:.$C$15]);MATCH([.G2161];[Def.$D$12:.$F$12]));IF(OR([.F2161]=&quot;EO&quot;;[.F2161]=&quot;EQ&quot;);INDEX([Def.$D$19:.$F$21];MATCH([.H2161];[Def.$C$19:.$C$21]);MATCH([.G2161];[Def.$D$18:.$F$18]));&quot;#err&quot;)));&quot;&quot;)">
            <text:p/>
          </table:table-cell>
          <table:table-cell table:style-name="ce53" table:formula="of:=IF([.I2161]&lt;&gt;&quot;&quot;;INDEX([Def.$J$6:.$L$10];MATCH([.F2161];[Def.$I$6:.$I$10];0);MATCH([.I2161];[Def.$J$5:.$L$5];0));&quot;&quot;)">
            <text:p/>
          </table:table-cell>
          <table:table-cell table:style-name="ce56"/>
          <table:table-cell table:style-name="ce59" table:formula="of:=IF([.K2161]=&quot;&quot;;[.J2161];[.J2161]*[.K2161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62]&lt;&gt;&quot;&quot;;IF(OR([.F2162]=&quot;ILF&quot;;[.F2162]=&quot;EIF&quot;);INDEX([Def.$D$6:.$F$8];MATCH([.H2162];[Def.$C$6:.$C$8]);MATCH([.G2162];[Def.$D$5:.$F$5]));IF([.F2162]=&quot;EI&quot;;INDEX([Def.$D$13:.$F$15];MATCH([.H2162];[Def.$C$13:.$C$15]);MATCH([.G2162];[Def.$D$12:.$F$12]));IF(OR([.F2162]=&quot;EO&quot;;[.F2162]=&quot;EQ&quot;);INDEX([Def.$D$19:.$F$21];MATCH([.H2162];[Def.$C$19:.$C$21]);MATCH([.G2162];[Def.$D$18:.$F$18]));&quot;#err&quot;)));&quot;&quot;)">
            <text:p/>
          </table:table-cell>
          <table:table-cell table:style-name="ce53" table:formula="of:=IF([.I2162]&lt;&gt;&quot;&quot;;INDEX([Def.$J$6:.$L$10];MATCH([.F2162];[Def.$I$6:.$I$10];0);MATCH([.I2162];[Def.$J$5:.$L$5];0));&quot;&quot;)">
            <text:p/>
          </table:table-cell>
          <table:table-cell table:style-name="ce56"/>
          <table:table-cell table:style-name="ce59" table:formula="of:=IF([.K2162]=&quot;&quot;;[.J2162];[.J2162]*[.K2162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63]&lt;&gt;&quot;&quot;;IF(OR([.F2163]=&quot;ILF&quot;;[.F2163]=&quot;EIF&quot;);INDEX([Def.$D$6:.$F$8];MATCH([.H2163];[Def.$C$6:.$C$8]);MATCH([.G2163];[Def.$D$5:.$F$5]));IF([.F2163]=&quot;EI&quot;;INDEX([Def.$D$13:.$F$15];MATCH([.H2163];[Def.$C$13:.$C$15]);MATCH([.G2163];[Def.$D$12:.$F$12]));IF(OR([.F2163]=&quot;EO&quot;;[.F2163]=&quot;EQ&quot;);INDEX([Def.$D$19:.$F$21];MATCH([.H2163];[Def.$C$19:.$C$21]);MATCH([.G2163];[Def.$D$18:.$F$18]));&quot;#err&quot;)));&quot;&quot;)">
            <text:p/>
          </table:table-cell>
          <table:table-cell table:style-name="ce53" table:formula="of:=IF([.I2163]&lt;&gt;&quot;&quot;;INDEX([Def.$J$6:.$L$10];MATCH([.F2163];[Def.$I$6:.$I$10];0);MATCH([.I2163];[Def.$J$5:.$L$5];0));&quot;&quot;)">
            <text:p/>
          </table:table-cell>
          <table:table-cell table:style-name="ce56"/>
          <table:table-cell table:style-name="ce59" table:formula="of:=IF([.K2163]=&quot;&quot;;[.J2163];[.J2163]*[.K2163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64]&lt;&gt;&quot;&quot;;IF(OR([.F2164]=&quot;ILF&quot;;[.F2164]=&quot;EIF&quot;);INDEX([Def.$D$6:.$F$8];MATCH([.H2164];[Def.$C$6:.$C$8]);MATCH([.G2164];[Def.$D$5:.$F$5]));IF([.F2164]=&quot;EI&quot;;INDEX([Def.$D$13:.$F$15];MATCH([.H2164];[Def.$C$13:.$C$15]);MATCH([.G2164];[Def.$D$12:.$F$12]));IF(OR([.F2164]=&quot;EO&quot;;[.F2164]=&quot;EQ&quot;);INDEX([Def.$D$19:.$F$21];MATCH([.H2164];[Def.$C$19:.$C$21]);MATCH([.G2164];[Def.$D$18:.$F$18]));&quot;#err&quot;)));&quot;&quot;)">
            <text:p/>
          </table:table-cell>
          <table:table-cell table:style-name="ce53" table:formula="of:=IF([.I2164]&lt;&gt;&quot;&quot;;INDEX([Def.$J$6:.$L$10];MATCH([.F2164];[Def.$I$6:.$I$10];0);MATCH([.I2164];[Def.$J$5:.$L$5];0));&quot;&quot;)">
            <text:p/>
          </table:table-cell>
          <table:table-cell table:style-name="ce56"/>
          <table:table-cell table:style-name="ce59" table:formula="of:=IF([.K2164]=&quot;&quot;;[.J2164];[.J2164]*[.K2164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65]&lt;&gt;&quot;&quot;;IF(OR([.F2165]=&quot;ILF&quot;;[.F2165]=&quot;EIF&quot;);INDEX([Def.$D$6:.$F$8];MATCH([.H2165];[Def.$C$6:.$C$8]);MATCH([.G2165];[Def.$D$5:.$F$5]));IF([.F2165]=&quot;EI&quot;;INDEX([Def.$D$13:.$F$15];MATCH([.H2165];[Def.$C$13:.$C$15]);MATCH([.G2165];[Def.$D$12:.$F$12]));IF(OR([.F2165]=&quot;EO&quot;;[.F2165]=&quot;EQ&quot;);INDEX([Def.$D$19:.$F$21];MATCH([.H2165];[Def.$C$19:.$C$21]);MATCH([.G2165];[Def.$D$18:.$F$18]));&quot;#err&quot;)));&quot;&quot;)">
            <text:p/>
          </table:table-cell>
          <table:table-cell table:style-name="ce53" table:formula="of:=IF([.I2165]&lt;&gt;&quot;&quot;;INDEX([Def.$J$6:.$L$10];MATCH([.F2165];[Def.$I$6:.$I$10];0);MATCH([.I2165];[Def.$J$5:.$L$5];0));&quot;&quot;)">
            <text:p/>
          </table:table-cell>
          <table:table-cell table:style-name="ce56"/>
          <table:table-cell table:style-name="ce59" table:formula="of:=IF([.K2165]=&quot;&quot;;[.J2165];[.J2165]*[.K2165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66]&lt;&gt;&quot;&quot;;IF(OR([.F2166]=&quot;ILF&quot;;[.F2166]=&quot;EIF&quot;);INDEX([Def.$D$6:.$F$8];MATCH([.H2166];[Def.$C$6:.$C$8]);MATCH([.G2166];[Def.$D$5:.$F$5]));IF([.F2166]=&quot;EI&quot;;INDEX([Def.$D$13:.$F$15];MATCH([.H2166];[Def.$C$13:.$C$15]);MATCH([.G2166];[Def.$D$12:.$F$12]));IF(OR([.F2166]=&quot;EO&quot;;[.F2166]=&quot;EQ&quot;);INDEX([Def.$D$19:.$F$21];MATCH([.H2166];[Def.$C$19:.$C$21]);MATCH([.G2166];[Def.$D$18:.$F$18]));&quot;#err&quot;)));&quot;&quot;)">
            <text:p/>
          </table:table-cell>
          <table:table-cell table:style-name="ce53" table:formula="of:=IF([.I2166]&lt;&gt;&quot;&quot;;INDEX([Def.$J$6:.$L$10];MATCH([.F2166];[Def.$I$6:.$I$10];0);MATCH([.I2166];[Def.$J$5:.$L$5];0));&quot;&quot;)">
            <text:p/>
          </table:table-cell>
          <table:table-cell table:style-name="ce56"/>
          <table:table-cell table:style-name="ce59" table:formula="of:=IF([.K2166]=&quot;&quot;;[.J2166];[.J2166]*[.K2166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67]&lt;&gt;&quot;&quot;;IF(OR([.F2167]=&quot;ILF&quot;;[.F2167]=&quot;EIF&quot;);INDEX([Def.$D$6:.$F$8];MATCH([.H2167];[Def.$C$6:.$C$8]);MATCH([.G2167];[Def.$D$5:.$F$5]));IF([.F2167]=&quot;EI&quot;;INDEX([Def.$D$13:.$F$15];MATCH([.H2167];[Def.$C$13:.$C$15]);MATCH([.G2167];[Def.$D$12:.$F$12]));IF(OR([.F2167]=&quot;EO&quot;;[.F2167]=&quot;EQ&quot;);INDEX([Def.$D$19:.$F$21];MATCH([.H2167];[Def.$C$19:.$C$21]);MATCH([.G2167];[Def.$D$18:.$F$18]));&quot;#err&quot;)));&quot;&quot;)">
            <text:p/>
          </table:table-cell>
          <table:table-cell table:style-name="ce53" table:formula="of:=IF([.I2167]&lt;&gt;&quot;&quot;;INDEX([Def.$J$6:.$L$10];MATCH([.F2167];[Def.$I$6:.$I$10];0);MATCH([.I2167];[Def.$J$5:.$L$5];0));&quot;&quot;)">
            <text:p/>
          </table:table-cell>
          <table:table-cell table:style-name="ce56"/>
          <table:table-cell table:style-name="ce59" table:formula="of:=IF([.K2167]=&quot;&quot;;[.J2167];[.J2167]*[.K2167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68]&lt;&gt;&quot;&quot;;IF(OR([.F2168]=&quot;ILF&quot;;[.F2168]=&quot;EIF&quot;);INDEX([Def.$D$6:.$F$8];MATCH([.H2168];[Def.$C$6:.$C$8]);MATCH([.G2168];[Def.$D$5:.$F$5]));IF([.F2168]=&quot;EI&quot;;INDEX([Def.$D$13:.$F$15];MATCH([.H2168];[Def.$C$13:.$C$15]);MATCH([.G2168];[Def.$D$12:.$F$12]));IF(OR([.F2168]=&quot;EO&quot;;[.F2168]=&quot;EQ&quot;);INDEX([Def.$D$19:.$F$21];MATCH([.H2168];[Def.$C$19:.$C$21]);MATCH([.G2168];[Def.$D$18:.$F$18]));&quot;#err&quot;)));&quot;&quot;)">
            <text:p/>
          </table:table-cell>
          <table:table-cell table:style-name="ce53" table:formula="of:=IF([.I2168]&lt;&gt;&quot;&quot;;INDEX([Def.$J$6:.$L$10];MATCH([.F2168];[Def.$I$6:.$I$10];0);MATCH([.I2168];[Def.$J$5:.$L$5];0));&quot;&quot;)">
            <text:p/>
          </table:table-cell>
          <table:table-cell table:style-name="ce56"/>
          <table:table-cell table:style-name="ce59" table:formula="of:=IF([.K2168]=&quot;&quot;;[.J2168];[.J2168]*[.K2168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69]&lt;&gt;&quot;&quot;;IF(OR([.F2169]=&quot;ILF&quot;;[.F2169]=&quot;EIF&quot;);INDEX([Def.$D$6:.$F$8];MATCH([.H2169];[Def.$C$6:.$C$8]);MATCH([.G2169];[Def.$D$5:.$F$5]));IF([.F2169]=&quot;EI&quot;;INDEX([Def.$D$13:.$F$15];MATCH([.H2169];[Def.$C$13:.$C$15]);MATCH([.G2169];[Def.$D$12:.$F$12]));IF(OR([.F2169]=&quot;EO&quot;;[.F2169]=&quot;EQ&quot;);INDEX([Def.$D$19:.$F$21];MATCH([.H2169];[Def.$C$19:.$C$21]);MATCH([.G2169];[Def.$D$18:.$F$18]));&quot;#err&quot;)));&quot;&quot;)">
            <text:p/>
          </table:table-cell>
          <table:table-cell table:style-name="ce53" table:formula="of:=IF([.I2169]&lt;&gt;&quot;&quot;;INDEX([Def.$J$6:.$L$10];MATCH([.F2169];[Def.$I$6:.$I$10];0);MATCH([.I2169];[Def.$J$5:.$L$5];0));&quot;&quot;)">
            <text:p/>
          </table:table-cell>
          <table:table-cell table:style-name="ce56"/>
          <table:table-cell table:style-name="ce59" table:formula="of:=IF([.K2169]=&quot;&quot;;[.J2169];[.J2169]*[.K2169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70]&lt;&gt;&quot;&quot;;IF(OR([.F2170]=&quot;ILF&quot;;[.F2170]=&quot;EIF&quot;);INDEX([Def.$D$6:.$F$8];MATCH([.H2170];[Def.$C$6:.$C$8]);MATCH([.G2170];[Def.$D$5:.$F$5]));IF([.F2170]=&quot;EI&quot;;INDEX([Def.$D$13:.$F$15];MATCH([.H2170];[Def.$C$13:.$C$15]);MATCH([.G2170];[Def.$D$12:.$F$12]));IF(OR([.F2170]=&quot;EO&quot;;[.F2170]=&quot;EQ&quot;);INDEX([Def.$D$19:.$F$21];MATCH([.H2170];[Def.$C$19:.$C$21]);MATCH([.G2170];[Def.$D$18:.$F$18]));&quot;#err&quot;)));&quot;&quot;)">
            <text:p/>
          </table:table-cell>
          <table:table-cell table:style-name="ce53" table:formula="of:=IF([.I2170]&lt;&gt;&quot;&quot;;INDEX([Def.$J$6:.$L$10];MATCH([.F2170];[Def.$I$6:.$I$10];0);MATCH([.I2170];[Def.$J$5:.$L$5];0));&quot;&quot;)">
            <text:p/>
          </table:table-cell>
          <table:table-cell table:style-name="ce56"/>
          <table:table-cell table:style-name="ce59" table:formula="of:=IF([.K2170]=&quot;&quot;;[.J2170];[.J2170]*[.K2170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71]&lt;&gt;&quot;&quot;;IF(OR([.F2171]=&quot;ILF&quot;;[.F2171]=&quot;EIF&quot;);INDEX([Def.$D$6:.$F$8];MATCH([.H2171];[Def.$C$6:.$C$8]);MATCH([.G2171];[Def.$D$5:.$F$5]));IF([.F2171]=&quot;EI&quot;;INDEX([Def.$D$13:.$F$15];MATCH([.H2171];[Def.$C$13:.$C$15]);MATCH([.G2171];[Def.$D$12:.$F$12]));IF(OR([.F2171]=&quot;EO&quot;;[.F2171]=&quot;EQ&quot;);INDEX([Def.$D$19:.$F$21];MATCH([.H2171];[Def.$C$19:.$C$21]);MATCH([.G2171];[Def.$D$18:.$F$18]));&quot;#err&quot;)));&quot;&quot;)">
            <text:p/>
          </table:table-cell>
          <table:table-cell table:style-name="ce53" table:formula="of:=IF([.I2171]&lt;&gt;&quot;&quot;;INDEX([Def.$J$6:.$L$10];MATCH([.F2171];[Def.$I$6:.$I$10];0);MATCH([.I2171];[Def.$J$5:.$L$5];0));&quot;&quot;)">
            <text:p/>
          </table:table-cell>
          <table:table-cell table:style-name="ce56"/>
          <table:table-cell table:style-name="ce59" table:formula="of:=IF([.K2171]=&quot;&quot;;[.J2171];[.J2171]*[.K2171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72]&lt;&gt;&quot;&quot;;IF(OR([.F2172]=&quot;ILF&quot;;[.F2172]=&quot;EIF&quot;);INDEX([Def.$D$6:.$F$8];MATCH([.H2172];[Def.$C$6:.$C$8]);MATCH([.G2172];[Def.$D$5:.$F$5]));IF([.F2172]=&quot;EI&quot;;INDEX([Def.$D$13:.$F$15];MATCH([.H2172];[Def.$C$13:.$C$15]);MATCH([.G2172];[Def.$D$12:.$F$12]));IF(OR([.F2172]=&quot;EO&quot;;[.F2172]=&quot;EQ&quot;);INDEX([Def.$D$19:.$F$21];MATCH([.H2172];[Def.$C$19:.$C$21]);MATCH([.G2172];[Def.$D$18:.$F$18]));&quot;#err&quot;)));&quot;&quot;)">
            <text:p/>
          </table:table-cell>
          <table:table-cell table:style-name="ce53" table:formula="of:=IF([.I2172]&lt;&gt;&quot;&quot;;INDEX([Def.$J$6:.$L$10];MATCH([.F2172];[Def.$I$6:.$I$10];0);MATCH([.I2172];[Def.$J$5:.$L$5];0));&quot;&quot;)">
            <text:p/>
          </table:table-cell>
          <table:table-cell table:style-name="ce56"/>
          <table:table-cell table:style-name="ce59" table:formula="of:=IF([.K2172]=&quot;&quot;;[.J2172];[.J2172]*[.K2172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73]&lt;&gt;&quot;&quot;;IF(OR([.F2173]=&quot;ILF&quot;;[.F2173]=&quot;EIF&quot;);INDEX([Def.$D$6:.$F$8];MATCH([.H2173];[Def.$C$6:.$C$8]);MATCH([.G2173];[Def.$D$5:.$F$5]));IF([.F2173]=&quot;EI&quot;;INDEX([Def.$D$13:.$F$15];MATCH([.H2173];[Def.$C$13:.$C$15]);MATCH([.G2173];[Def.$D$12:.$F$12]));IF(OR([.F2173]=&quot;EO&quot;;[.F2173]=&quot;EQ&quot;);INDEX([Def.$D$19:.$F$21];MATCH([.H2173];[Def.$C$19:.$C$21]);MATCH([.G2173];[Def.$D$18:.$F$18]));&quot;#err&quot;)));&quot;&quot;)">
            <text:p/>
          </table:table-cell>
          <table:table-cell table:style-name="ce53" table:formula="of:=IF([.I2173]&lt;&gt;&quot;&quot;;INDEX([Def.$J$6:.$L$10];MATCH([.F2173];[Def.$I$6:.$I$10];0);MATCH([.I2173];[Def.$J$5:.$L$5];0));&quot;&quot;)">
            <text:p/>
          </table:table-cell>
          <table:table-cell table:style-name="ce56"/>
          <table:table-cell table:style-name="ce59" table:formula="of:=IF([.K2173]=&quot;&quot;;[.J2173];[.J2173]*[.K2173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74]&lt;&gt;&quot;&quot;;IF(OR([.F2174]=&quot;ILF&quot;;[.F2174]=&quot;EIF&quot;);INDEX([Def.$D$6:.$F$8];MATCH([.H2174];[Def.$C$6:.$C$8]);MATCH([.G2174];[Def.$D$5:.$F$5]));IF([.F2174]=&quot;EI&quot;;INDEX([Def.$D$13:.$F$15];MATCH([.H2174];[Def.$C$13:.$C$15]);MATCH([.G2174];[Def.$D$12:.$F$12]));IF(OR([.F2174]=&quot;EO&quot;;[.F2174]=&quot;EQ&quot;);INDEX([Def.$D$19:.$F$21];MATCH([.H2174];[Def.$C$19:.$C$21]);MATCH([.G2174];[Def.$D$18:.$F$18]));&quot;#err&quot;)));&quot;&quot;)">
            <text:p/>
          </table:table-cell>
          <table:table-cell table:style-name="ce53" table:formula="of:=IF([.I2174]&lt;&gt;&quot;&quot;;INDEX([Def.$J$6:.$L$10];MATCH([.F2174];[Def.$I$6:.$I$10];0);MATCH([.I2174];[Def.$J$5:.$L$5];0));&quot;&quot;)">
            <text:p/>
          </table:table-cell>
          <table:table-cell table:style-name="ce56"/>
          <table:table-cell table:style-name="ce59" table:formula="of:=IF([.K2174]=&quot;&quot;;[.J2174];[.J2174]*[.K2174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75]&lt;&gt;&quot;&quot;;IF(OR([.F2175]=&quot;ILF&quot;;[.F2175]=&quot;EIF&quot;);INDEX([Def.$D$6:.$F$8];MATCH([.H2175];[Def.$C$6:.$C$8]);MATCH([.G2175];[Def.$D$5:.$F$5]));IF([.F2175]=&quot;EI&quot;;INDEX([Def.$D$13:.$F$15];MATCH([.H2175];[Def.$C$13:.$C$15]);MATCH([.G2175];[Def.$D$12:.$F$12]));IF(OR([.F2175]=&quot;EO&quot;;[.F2175]=&quot;EQ&quot;);INDEX([Def.$D$19:.$F$21];MATCH([.H2175];[Def.$C$19:.$C$21]);MATCH([.G2175];[Def.$D$18:.$F$18]));&quot;#err&quot;)));&quot;&quot;)">
            <text:p/>
          </table:table-cell>
          <table:table-cell table:style-name="ce53" table:formula="of:=IF([.I2175]&lt;&gt;&quot;&quot;;INDEX([Def.$J$6:.$L$10];MATCH([.F2175];[Def.$I$6:.$I$10];0);MATCH([.I2175];[Def.$J$5:.$L$5];0));&quot;&quot;)">
            <text:p/>
          </table:table-cell>
          <table:table-cell table:style-name="ce56"/>
          <table:table-cell table:style-name="ce59" table:formula="of:=IF([.K2175]=&quot;&quot;;[.J2175];[.J2175]*[.K2175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76]&lt;&gt;&quot;&quot;;IF(OR([.F2176]=&quot;ILF&quot;;[.F2176]=&quot;EIF&quot;);INDEX([Def.$D$6:.$F$8];MATCH([.H2176];[Def.$C$6:.$C$8]);MATCH([.G2176];[Def.$D$5:.$F$5]));IF([.F2176]=&quot;EI&quot;;INDEX([Def.$D$13:.$F$15];MATCH([.H2176];[Def.$C$13:.$C$15]);MATCH([.G2176];[Def.$D$12:.$F$12]));IF(OR([.F2176]=&quot;EO&quot;;[.F2176]=&quot;EQ&quot;);INDEX([Def.$D$19:.$F$21];MATCH([.H2176];[Def.$C$19:.$C$21]);MATCH([.G2176];[Def.$D$18:.$F$18]));&quot;#err&quot;)));&quot;&quot;)">
            <text:p/>
          </table:table-cell>
          <table:table-cell table:style-name="ce53" table:formula="of:=IF([.I2176]&lt;&gt;&quot;&quot;;INDEX([Def.$J$6:.$L$10];MATCH([.F2176];[Def.$I$6:.$I$10];0);MATCH([.I2176];[Def.$J$5:.$L$5];0));&quot;&quot;)">
            <text:p/>
          </table:table-cell>
          <table:table-cell table:style-name="ce56"/>
          <table:table-cell table:style-name="ce59" table:formula="of:=IF([.K2176]=&quot;&quot;;[.J2176];[.J2176]*[.K2176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77]&lt;&gt;&quot;&quot;;IF(OR([.F2177]=&quot;ILF&quot;;[.F2177]=&quot;EIF&quot;);INDEX([Def.$D$6:.$F$8];MATCH([.H2177];[Def.$C$6:.$C$8]);MATCH([.G2177];[Def.$D$5:.$F$5]));IF([.F2177]=&quot;EI&quot;;INDEX([Def.$D$13:.$F$15];MATCH([.H2177];[Def.$C$13:.$C$15]);MATCH([.G2177];[Def.$D$12:.$F$12]));IF(OR([.F2177]=&quot;EO&quot;;[.F2177]=&quot;EQ&quot;);INDEX([Def.$D$19:.$F$21];MATCH([.H2177];[Def.$C$19:.$C$21]);MATCH([.G2177];[Def.$D$18:.$F$18]));&quot;#err&quot;)));&quot;&quot;)">
            <text:p/>
          </table:table-cell>
          <table:table-cell table:style-name="ce53" table:formula="of:=IF([.I2177]&lt;&gt;&quot;&quot;;INDEX([Def.$J$6:.$L$10];MATCH([.F2177];[Def.$I$6:.$I$10];0);MATCH([.I2177];[Def.$J$5:.$L$5];0));&quot;&quot;)">
            <text:p/>
          </table:table-cell>
          <table:table-cell table:style-name="ce56"/>
          <table:table-cell table:style-name="ce59" table:formula="of:=IF([.K2177]=&quot;&quot;;[.J2177];[.J2177]*[.K2177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78]&lt;&gt;&quot;&quot;;IF(OR([.F2178]=&quot;ILF&quot;;[.F2178]=&quot;EIF&quot;);INDEX([Def.$D$6:.$F$8];MATCH([.H2178];[Def.$C$6:.$C$8]);MATCH([.G2178];[Def.$D$5:.$F$5]));IF([.F2178]=&quot;EI&quot;;INDEX([Def.$D$13:.$F$15];MATCH([.H2178];[Def.$C$13:.$C$15]);MATCH([.G2178];[Def.$D$12:.$F$12]));IF(OR([.F2178]=&quot;EO&quot;;[.F2178]=&quot;EQ&quot;);INDEX([Def.$D$19:.$F$21];MATCH([.H2178];[Def.$C$19:.$C$21]);MATCH([.G2178];[Def.$D$18:.$F$18]));&quot;#err&quot;)));&quot;&quot;)">
            <text:p/>
          </table:table-cell>
          <table:table-cell table:style-name="ce53" table:formula="of:=IF([.I2178]&lt;&gt;&quot;&quot;;INDEX([Def.$J$6:.$L$10];MATCH([.F2178];[Def.$I$6:.$I$10];0);MATCH([.I2178];[Def.$J$5:.$L$5];0));&quot;&quot;)">
            <text:p/>
          </table:table-cell>
          <table:table-cell table:style-name="ce56"/>
          <table:table-cell table:style-name="ce59" table:formula="of:=IF([.K2178]=&quot;&quot;;[.J2178];[.J2178]*[.K2178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79]&lt;&gt;&quot;&quot;;IF(OR([.F2179]=&quot;ILF&quot;;[.F2179]=&quot;EIF&quot;);INDEX([Def.$D$6:.$F$8];MATCH([.H2179];[Def.$C$6:.$C$8]);MATCH([.G2179];[Def.$D$5:.$F$5]));IF([.F2179]=&quot;EI&quot;;INDEX([Def.$D$13:.$F$15];MATCH([.H2179];[Def.$C$13:.$C$15]);MATCH([.G2179];[Def.$D$12:.$F$12]));IF(OR([.F2179]=&quot;EO&quot;;[.F2179]=&quot;EQ&quot;);INDEX([Def.$D$19:.$F$21];MATCH([.H2179];[Def.$C$19:.$C$21]);MATCH([.G2179];[Def.$D$18:.$F$18]));&quot;#err&quot;)));&quot;&quot;)">
            <text:p/>
          </table:table-cell>
          <table:table-cell table:style-name="ce53" table:formula="of:=IF([.I2179]&lt;&gt;&quot;&quot;;INDEX([Def.$J$6:.$L$10];MATCH([.F2179];[Def.$I$6:.$I$10];0);MATCH([.I2179];[Def.$J$5:.$L$5];0));&quot;&quot;)">
            <text:p/>
          </table:table-cell>
          <table:table-cell table:style-name="ce56"/>
          <table:table-cell table:style-name="ce59" table:formula="of:=IF([.K2179]=&quot;&quot;;[.J2179];[.J2179]*[.K2179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80]&lt;&gt;&quot;&quot;;IF(OR([.F2180]=&quot;ILF&quot;;[.F2180]=&quot;EIF&quot;);INDEX([Def.$D$6:.$F$8];MATCH([.H2180];[Def.$C$6:.$C$8]);MATCH([.G2180];[Def.$D$5:.$F$5]));IF([.F2180]=&quot;EI&quot;;INDEX([Def.$D$13:.$F$15];MATCH([.H2180];[Def.$C$13:.$C$15]);MATCH([.G2180];[Def.$D$12:.$F$12]));IF(OR([.F2180]=&quot;EO&quot;;[.F2180]=&quot;EQ&quot;);INDEX([Def.$D$19:.$F$21];MATCH([.H2180];[Def.$C$19:.$C$21]);MATCH([.G2180];[Def.$D$18:.$F$18]));&quot;#err&quot;)));&quot;&quot;)">
            <text:p/>
          </table:table-cell>
          <table:table-cell table:style-name="ce53" table:formula="of:=IF([.I2180]&lt;&gt;&quot;&quot;;INDEX([Def.$J$6:.$L$10];MATCH([.F2180];[Def.$I$6:.$I$10];0);MATCH([.I2180];[Def.$J$5:.$L$5];0));&quot;&quot;)">
            <text:p/>
          </table:table-cell>
          <table:table-cell table:style-name="ce56"/>
          <table:table-cell table:style-name="ce59" table:formula="of:=IF([.K2180]=&quot;&quot;;[.J2180];[.J2180]*[.K2180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81]&lt;&gt;&quot;&quot;;IF(OR([.F2181]=&quot;ILF&quot;;[.F2181]=&quot;EIF&quot;);INDEX([Def.$D$6:.$F$8];MATCH([.H2181];[Def.$C$6:.$C$8]);MATCH([.G2181];[Def.$D$5:.$F$5]));IF([.F2181]=&quot;EI&quot;;INDEX([Def.$D$13:.$F$15];MATCH([.H2181];[Def.$C$13:.$C$15]);MATCH([.G2181];[Def.$D$12:.$F$12]));IF(OR([.F2181]=&quot;EO&quot;;[.F2181]=&quot;EQ&quot;);INDEX([Def.$D$19:.$F$21];MATCH([.H2181];[Def.$C$19:.$C$21]);MATCH([.G2181];[Def.$D$18:.$F$18]));&quot;#err&quot;)));&quot;&quot;)">
            <text:p/>
          </table:table-cell>
          <table:table-cell table:style-name="ce53" table:formula="of:=IF([.I2181]&lt;&gt;&quot;&quot;;INDEX([Def.$J$6:.$L$10];MATCH([.F2181];[Def.$I$6:.$I$10];0);MATCH([.I2181];[Def.$J$5:.$L$5];0));&quot;&quot;)">
            <text:p/>
          </table:table-cell>
          <table:table-cell table:style-name="ce56"/>
          <table:table-cell table:style-name="ce59" table:formula="of:=IF([.K2181]=&quot;&quot;;[.J2181];[.J2181]*[.K2181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82]&lt;&gt;&quot;&quot;;IF(OR([.F2182]=&quot;ILF&quot;;[.F2182]=&quot;EIF&quot;);INDEX([Def.$D$6:.$F$8];MATCH([.H2182];[Def.$C$6:.$C$8]);MATCH([.G2182];[Def.$D$5:.$F$5]));IF([.F2182]=&quot;EI&quot;;INDEX([Def.$D$13:.$F$15];MATCH([.H2182];[Def.$C$13:.$C$15]);MATCH([.G2182];[Def.$D$12:.$F$12]));IF(OR([.F2182]=&quot;EO&quot;;[.F2182]=&quot;EQ&quot;);INDEX([Def.$D$19:.$F$21];MATCH([.H2182];[Def.$C$19:.$C$21]);MATCH([.G2182];[Def.$D$18:.$F$18]));&quot;#err&quot;)));&quot;&quot;)">
            <text:p/>
          </table:table-cell>
          <table:table-cell table:style-name="ce53" table:formula="of:=IF([.I2182]&lt;&gt;&quot;&quot;;INDEX([Def.$J$6:.$L$10];MATCH([.F2182];[Def.$I$6:.$I$10];0);MATCH([.I2182];[Def.$J$5:.$L$5];0));&quot;&quot;)">
            <text:p/>
          </table:table-cell>
          <table:table-cell table:style-name="ce56"/>
          <table:table-cell table:style-name="ce59" table:formula="of:=IF([.K2182]=&quot;&quot;;[.J2182];[.J2182]*[.K2182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83]&lt;&gt;&quot;&quot;;IF(OR([.F2183]=&quot;ILF&quot;;[.F2183]=&quot;EIF&quot;);INDEX([Def.$D$6:.$F$8];MATCH([.H2183];[Def.$C$6:.$C$8]);MATCH([.G2183];[Def.$D$5:.$F$5]));IF([.F2183]=&quot;EI&quot;;INDEX([Def.$D$13:.$F$15];MATCH([.H2183];[Def.$C$13:.$C$15]);MATCH([.G2183];[Def.$D$12:.$F$12]));IF(OR([.F2183]=&quot;EO&quot;;[.F2183]=&quot;EQ&quot;);INDEX([Def.$D$19:.$F$21];MATCH([.H2183];[Def.$C$19:.$C$21]);MATCH([.G2183];[Def.$D$18:.$F$18]));&quot;#err&quot;)));&quot;&quot;)">
            <text:p/>
          </table:table-cell>
          <table:table-cell table:style-name="ce53" table:formula="of:=IF([.I2183]&lt;&gt;&quot;&quot;;INDEX([Def.$J$6:.$L$10];MATCH([.F2183];[Def.$I$6:.$I$10];0);MATCH([.I2183];[Def.$J$5:.$L$5];0));&quot;&quot;)">
            <text:p/>
          </table:table-cell>
          <table:table-cell table:style-name="ce56"/>
          <table:table-cell table:style-name="ce59" table:formula="of:=IF([.K2183]=&quot;&quot;;[.J2183];[.J2183]*[.K2183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84]&lt;&gt;&quot;&quot;;IF(OR([.F2184]=&quot;ILF&quot;;[.F2184]=&quot;EIF&quot;);INDEX([Def.$D$6:.$F$8];MATCH([.H2184];[Def.$C$6:.$C$8]);MATCH([.G2184];[Def.$D$5:.$F$5]));IF([.F2184]=&quot;EI&quot;;INDEX([Def.$D$13:.$F$15];MATCH([.H2184];[Def.$C$13:.$C$15]);MATCH([.G2184];[Def.$D$12:.$F$12]));IF(OR([.F2184]=&quot;EO&quot;;[.F2184]=&quot;EQ&quot;);INDEX([Def.$D$19:.$F$21];MATCH([.H2184];[Def.$C$19:.$C$21]);MATCH([.G2184];[Def.$D$18:.$F$18]));&quot;#err&quot;)));&quot;&quot;)">
            <text:p/>
          </table:table-cell>
          <table:table-cell table:style-name="ce53" table:formula="of:=IF([.I2184]&lt;&gt;&quot;&quot;;INDEX([Def.$J$6:.$L$10];MATCH([.F2184];[Def.$I$6:.$I$10];0);MATCH([.I2184];[Def.$J$5:.$L$5];0));&quot;&quot;)">
            <text:p/>
          </table:table-cell>
          <table:table-cell table:style-name="ce56"/>
          <table:table-cell table:style-name="ce59" table:formula="of:=IF([.K2184]=&quot;&quot;;[.J2184];[.J2184]*[.K2184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85]&lt;&gt;&quot;&quot;;IF(OR([.F2185]=&quot;ILF&quot;;[.F2185]=&quot;EIF&quot;);INDEX([Def.$D$6:.$F$8];MATCH([.H2185];[Def.$C$6:.$C$8]);MATCH([.G2185];[Def.$D$5:.$F$5]));IF([.F2185]=&quot;EI&quot;;INDEX([Def.$D$13:.$F$15];MATCH([.H2185];[Def.$C$13:.$C$15]);MATCH([.G2185];[Def.$D$12:.$F$12]));IF(OR([.F2185]=&quot;EO&quot;;[.F2185]=&quot;EQ&quot;);INDEX([Def.$D$19:.$F$21];MATCH([.H2185];[Def.$C$19:.$C$21]);MATCH([.G2185];[Def.$D$18:.$F$18]));&quot;#err&quot;)));&quot;&quot;)">
            <text:p/>
          </table:table-cell>
          <table:table-cell table:style-name="ce53" table:formula="of:=IF([.I2185]&lt;&gt;&quot;&quot;;INDEX([Def.$J$6:.$L$10];MATCH([.F2185];[Def.$I$6:.$I$10];0);MATCH([.I2185];[Def.$J$5:.$L$5];0));&quot;&quot;)">
            <text:p/>
          </table:table-cell>
          <table:table-cell table:style-name="ce56"/>
          <table:table-cell table:style-name="ce59" table:formula="of:=IF([.K2185]=&quot;&quot;;[.J2185];[.J2185]*[.K2185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86]&lt;&gt;&quot;&quot;;IF(OR([.F2186]=&quot;ILF&quot;;[.F2186]=&quot;EIF&quot;);INDEX([Def.$D$6:.$F$8];MATCH([.H2186];[Def.$C$6:.$C$8]);MATCH([.G2186];[Def.$D$5:.$F$5]));IF([.F2186]=&quot;EI&quot;;INDEX([Def.$D$13:.$F$15];MATCH([.H2186];[Def.$C$13:.$C$15]);MATCH([.G2186];[Def.$D$12:.$F$12]));IF(OR([.F2186]=&quot;EO&quot;;[.F2186]=&quot;EQ&quot;);INDEX([Def.$D$19:.$F$21];MATCH([.H2186];[Def.$C$19:.$C$21]);MATCH([.G2186];[Def.$D$18:.$F$18]));&quot;#err&quot;)));&quot;&quot;)">
            <text:p/>
          </table:table-cell>
          <table:table-cell table:style-name="ce53" table:formula="of:=IF([.I2186]&lt;&gt;&quot;&quot;;INDEX([Def.$J$6:.$L$10];MATCH([.F2186];[Def.$I$6:.$I$10];0);MATCH([.I2186];[Def.$J$5:.$L$5];0));&quot;&quot;)">
            <text:p/>
          </table:table-cell>
          <table:table-cell table:style-name="ce56"/>
          <table:table-cell table:style-name="ce59" table:formula="of:=IF([.K2186]=&quot;&quot;;[.J2186];[.J2186]*[.K2186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87]&lt;&gt;&quot;&quot;;IF(OR([.F2187]=&quot;ILF&quot;;[.F2187]=&quot;EIF&quot;);INDEX([Def.$D$6:.$F$8];MATCH([.H2187];[Def.$C$6:.$C$8]);MATCH([.G2187];[Def.$D$5:.$F$5]));IF([.F2187]=&quot;EI&quot;;INDEX([Def.$D$13:.$F$15];MATCH([.H2187];[Def.$C$13:.$C$15]);MATCH([.G2187];[Def.$D$12:.$F$12]));IF(OR([.F2187]=&quot;EO&quot;;[.F2187]=&quot;EQ&quot;);INDEX([Def.$D$19:.$F$21];MATCH([.H2187];[Def.$C$19:.$C$21]);MATCH([.G2187];[Def.$D$18:.$F$18]));&quot;#err&quot;)));&quot;&quot;)">
            <text:p/>
          </table:table-cell>
          <table:table-cell table:style-name="ce53" table:formula="of:=IF([.I2187]&lt;&gt;&quot;&quot;;INDEX([Def.$J$6:.$L$10];MATCH([.F2187];[Def.$I$6:.$I$10];0);MATCH([.I2187];[Def.$J$5:.$L$5];0));&quot;&quot;)">
            <text:p/>
          </table:table-cell>
          <table:table-cell table:style-name="ce56"/>
          <table:table-cell table:style-name="ce59" table:formula="of:=IF([.K2187]=&quot;&quot;;[.J2187];[.J2187]*[.K2187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88]&lt;&gt;&quot;&quot;;IF(OR([.F2188]=&quot;ILF&quot;;[.F2188]=&quot;EIF&quot;);INDEX([Def.$D$6:.$F$8];MATCH([.H2188];[Def.$C$6:.$C$8]);MATCH([.G2188];[Def.$D$5:.$F$5]));IF([.F2188]=&quot;EI&quot;;INDEX([Def.$D$13:.$F$15];MATCH([.H2188];[Def.$C$13:.$C$15]);MATCH([.G2188];[Def.$D$12:.$F$12]));IF(OR([.F2188]=&quot;EO&quot;;[.F2188]=&quot;EQ&quot;);INDEX([Def.$D$19:.$F$21];MATCH([.H2188];[Def.$C$19:.$C$21]);MATCH([.G2188];[Def.$D$18:.$F$18]));&quot;#err&quot;)));&quot;&quot;)">
            <text:p/>
          </table:table-cell>
          <table:table-cell table:style-name="ce53" table:formula="of:=IF([.I2188]&lt;&gt;&quot;&quot;;INDEX([Def.$J$6:.$L$10];MATCH([.F2188];[Def.$I$6:.$I$10];0);MATCH([.I2188];[Def.$J$5:.$L$5];0));&quot;&quot;)">
            <text:p/>
          </table:table-cell>
          <table:table-cell table:style-name="ce56"/>
          <table:table-cell table:style-name="ce59" table:formula="of:=IF([.K2188]=&quot;&quot;;[.J2188];[.J2188]*[.K2188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89]&lt;&gt;&quot;&quot;;IF(OR([.F2189]=&quot;ILF&quot;;[.F2189]=&quot;EIF&quot;);INDEX([Def.$D$6:.$F$8];MATCH([.H2189];[Def.$C$6:.$C$8]);MATCH([.G2189];[Def.$D$5:.$F$5]));IF([.F2189]=&quot;EI&quot;;INDEX([Def.$D$13:.$F$15];MATCH([.H2189];[Def.$C$13:.$C$15]);MATCH([.G2189];[Def.$D$12:.$F$12]));IF(OR([.F2189]=&quot;EO&quot;;[.F2189]=&quot;EQ&quot;);INDEX([Def.$D$19:.$F$21];MATCH([.H2189];[Def.$C$19:.$C$21]);MATCH([.G2189];[Def.$D$18:.$F$18]));&quot;#err&quot;)));&quot;&quot;)">
            <text:p/>
          </table:table-cell>
          <table:table-cell table:style-name="ce53" table:formula="of:=IF([.I2189]&lt;&gt;&quot;&quot;;INDEX([Def.$J$6:.$L$10];MATCH([.F2189];[Def.$I$6:.$I$10];0);MATCH([.I2189];[Def.$J$5:.$L$5];0));&quot;&quot;)">
            <text:p/>
          </table:table-cell>
          <table:table-cell table:style-name="ce56"/>
          <table:table-cell table:style-name="ce59" table:formula="of:=IF([.K2189]=&quot;&quot;;[.J2189];[.J2189]*[.K2189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90]&lt;&gt;&quot;&quot;;IF(OR([.F2190]=&quot;ILF&quot;;[.F2190]=&quot;EIF&quot;);INDEX([Def.$D$6:.$F$8];MATCH([.H2190];[Def.$C$6:.$C$8]);MATCH([.G2190];[Def.$D$5:.$F$5]));IF([.F2190]=&quot;EI&quot;;INDEX([Def.$D$13:.$F$15];MATCH([.H2190];[Def.$C$13:.$C$15]);MATCH([.G2190];[Def.$D$12:.$F$12]));IF(OR([.F2190]=&quot;EO&quot;;[.F2190]=&quot;EQ&quot;);INDEX([Def.$D$19:.$F$21];MATCH([.H2190];[Def.$C$19:.$C$21]);MATCH([.G2190];[Def.$D$18:.$F$18]));&quot;#err&quot;)));&quot;&quot;)">
            <text:p/>
          </table:table-cell>
          <table:table-cell table:style-name="ce53" table:formula="of:=IF([.I2190]&lt;&gt;&quot;&quot;;INDEX([Def.$J$6:.$L$10];MATCH([.F2190];[Def.$I$6:.$I$10];0);MATCH([.I2190];[Def.$J$5:.$L$5];0));&quot;&quot;)">
            <text:p/>
          </table:table-cell>
          <table:table-cell table:style-name="ce56"/>
          <table:table-cell table:style-name="ce59" table:formula="of:=IF([.K2190]=&quot;&quot;;[.J2190];[.J2190]*[.K2190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91]&lt;&gt;&quot;&quot;;IF(OR([.F2191]=&quot;ILF&quot;;[.F2191]=&quot;EIF&quot;);INDEX([Def.$D$6:.$F$8];MATCH([.H2191];[Def.$C$6:.$C$8]);MATCH([.G2191];[Def.$D$5:.$F$5]));IF([.F2191]=&quot;EI&quot;;INDEX([Def.$D$13:.$F$15];MATCH([.H2191];[Def.$C$13:.$C$15]);MATCH([.G2191];[Def.$D$12:.$F$12]));IF(OR([.F2191]=&quot;EO&quot;;[.F2191]=&quot;EQ&quot;);INDEX([Def.$D$19:.$F$21];MATCH([.H2191];[Def.$C$19:.$C$21]);MATCH([.G2191];[Def.$D$18:.$F$18]));&quot;#err&quot;)));&quot;&quot;)">
            <text:p/>
          </table:table-cell>
          <table:table-cell table:style-name="ce53" table:formula="of:=IF([.I2191]&lt;&gt;&quot;&quot;;INDEX([Def.$J$6:.$L$10];MATCH([.F2191];[Def.$I$6:.$I$10];0);MATCH([.I2191];[Def.$J$5:.$L$5];0));&quot;&quot;)">
            <text:p/>
          </table:table-cell>
          <table:table-cell table:style-name="ce56"/>
          <table:table-cell table:style-name="ce59" table:formula="of:=IF([.K2191]=&quot;&quot;;[.J2191];[.J2191]*[.K2191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92]&lt;&gt;&quot;&quot;;IF(OR([.F2192]=&quot;ILF&quot;;[.F2192]=&quot;EIF&quot;);INDEX([Def.$D$6:.$F$8];MATCH([.H2192];[Def.$C$6:.$C$8]);MATCH([.G2192];[Def.$D$5:.$F$5]));IF([.F2192]=&quot;EI&quot;;INDEX([Def.$D$13:.$F$15];MATCH([.H2192];[Def.$C$13:.$C$15]);MATCH([.G2192];[Def.$D$12:.$F$12]));IF(OR([.F2192]=&quot;EO&quot;;[.F2192]=&quot;EQ&quot;);INDEX([Def.$D$19:.$F$21];MATCH([.H2192];[Def.$C$19:.$C$21]);MATCH([.G2192];[Def.$D$18:.$F$18]));&quot;#err&quot;)));&quot;&quot;)">
            <text:p/>
          </table:table-cell>
          <table:table-cell table:style-name="ce53" table:formula="of:=IF([.I2192]&lt;&gt;&quot;&quot;;INDEX([Def.$J$6:.$L$10];MATCH([.F2192];[Def.$I$6:.$I$10];0);MATCH([.I2192];[Def.$J$5:.$L$5];0));&quot;&quot;)">
            <text:p/>
          </table:table-cell>
          <table:table-cell table:style-name="ce56"/>
          <table:table-cell table:style-name="ce59" table:formula="of:=IF([.K2192]=&quot;&quot;;[.J2192];[.J2192]*[.K2192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93]&lt;&gt;&quot;&quot;;IF(OR([.F2193]=&quot;ILF&quot;;[.F2193]=&quot;EIF&quot;);INDEX([Def.$D$6:.$F$8];MATCH([.H2193];[Def.$C$6:.$C$8]);MATCH([.G2193];[Def.$D$5:.$F$5]));IF([.F2193]=&quot;EI&quot;;INDEX([Def.$D$13:.$F$15];MATCH([.H2193];[Def.$C$13:.$C$15]);MATCH([.G2193];[Def.$D$12:.$F$12]));IF(OR([.F2193]=&quot;EO&quot;;[.F2193]=&quot;EQ&quot;);INDEX([Def.$D$19:.$F$21];MATCH([.H2193];[Def.$C$19:.$C$21]);MATCH([.G2193];[Def.$D$18:.$F$18]));&quot;#err&quot;)));&quot;&quot;)">
            <text:p/>
          </table:table-cell>
          <table:table-cell table:style-name="ce53" table:formula="of:=IF([.I2193]&lt;&gt;&quot;&quot;;INDEX([Def.$J$6:.$L$10];MATCH([.F2193];[Def.$I$6:.$I$10];0);MATCH([.I2193];[Def.$J$5:.$L$5];0));&quot;&quot;)">
            <text:p/>
          </table:table-cell>
          <table:table-cell table:style-name="ce56"/>
          <table:table-cell table:style-name="ce59" table:formula="of:=IF([.K2193]=&quot;&quot;;[.J2193];[.J2193]*[.K2193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94]&lt;&gt;&quot;&quot;;IF(OR([.F2194]=&quot;ILF&quot;;[.F2194]=&quot;EIF&quot;);INDEX([Def.$D$6:.$F$8];MATCH([.H2194];[Def.$C$6:.$C$8]);MATCH([.G2194];[Def.$D$5:.$F$5]));IF([.F2194]=&quot;EI&quot;;INDEX([Def.$D$13:.$F$15];MATCH([.H2194];[Def.$C$13:.$C$15]);MATCH([.G2194];[Def.$D$12:.$F$12]));IF(OR([.F2194]=&quot;EO&quot;;[.F2194]=&quot;EQ&quot;);INDEX([Def.$D$19:.$F$21];MATCH([.H2194];[Def.$C$19:.$C$21]);MATCH([.G2194];[Def.$D$18:.$F$18]));&quot;#err&quot;)));&quot;&quot;)">
            <text:p/>
          </table:table-cell>
          <table:table-cell table:style-name="ce53" table:formula="of:=IF([.I2194]&lt;&gt;&quot;&quot;;INDEX([Def.$J$6:.$L$10];MATCH([.F2194];[Def.$I$6:.$I$10];0);MATCH([.I2194];[Def.$J$5:.$L$5];0));&quot;&quot;)">
            <text:p/>
          </table:table-cell>
          <table:table-cell table:style-name="ce56"/>
          <table:table-cell table:style-name="ce59" table:formula="of:=IF([.K2194]=&quot;&quot;;[.J2194];[.J2194]*[.K2194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95]&lt;&gt;&quot;&quot;;IF(OR([.F2195]=&quot;ILF&quot;;[.F2195]=&quot;EIF&quot;);INDEX([Def.$D$6:.$F$8];MATCH([.H2195];[Def.$C$6:.$C$8]);MATCH([.G2195];[Def.$D$5:.$F$5]));IF([.F2195]=&quot;EI&quot;;INDEX([Def.$D$13:.$F$15];MATCH([.H2195];[Def.$C$13:.$C$15]);MATCH([.G2195];[Def.$D$12:.$F$12]));IF(OR([.F2195]=&quot;EO&quot;;[.F2195]=&quot;EQ&quot;);INDEX([Def.$D$19:.$F$21];MATCH([.H2195];[Def.$C$19:.$C$21]);MATCH([.G2195];[Def.$D$18:.$F$18]));&quot;#err&quot;)));&quot;&quot;)">
            <text:p/>
          </table:table-cell>
          <table:table-cell table:style-name="ce53" table:formula="of:=IF([.I2195]&lt;&gt;&quot;&quot;;INDEX([Def.$J$6:.$L$10];MATCH([.F2195];[Def.$I$6:.$I$10];0);MATCH([.I2195];[Def.$J$5:.$L$5];0));&quot;&quot;)">
            <text:p/>
          </table:table-cell>
          <table:table-cell table:style-name="ce56"/>
          <table:table-cell table:style-name="ce59" table:formula="of:=IF([.K2195]=&quot;&quot;;[.J2195];[.J2195]*[.K2195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96]&lt;&gt;&quot;&quot;;IF(OR([.F2196]=&quot;ILF&quot;;[.F2196]=&quot;EIF&quot;);INDEX([Def.$D$6:.$F$8];MATCH([.H2196];[Def.$C$6:.$C$8]);MATCH([.G2196];[Def.$D$5:.$F$5]));IF([.F2196]=&quot;EI&quot;;INDEX([Def.$D$13:.$F$15];MATCH([.H2196];[Def.$C$13:.$C$15]);MATCH([.G2196];[Def.$D$12:.$F$12]));IF(OR([.F2196]=&quot;EO&quot;;[.F2196]=&quot;EQ&quot;);INDEX([Def.$D$19:.$F$21];MATCH([.H2196];[Def.$C$19:.$C$21]);MATCH([.G2196];[Def.$D$18:.$F$18]));&quot;#err&quot;)));&quot;&quot;)">
            <text:p/>
          </table:table-cell>
          <table:table-cell table:style-name="ce53" table:formula="of:=IF([.I2196]&lt;&gt;&quot;&quot;;INDEX([Def.$J$6:.$L$10];MATCH([.F2196];[Def.$I$6:.$I$10];0);MATCH([.I2196];[Def.$J$5:.$L$5];0));&quot;&quot;)">
            <text:p/>
          </table:table-cell>
          <table:table-cell table:style-name="ce56"/>
          <table:table-cell table:style-name="ce59" table:formula="of:=IF([.K2196]=&quot;&quot;;[.J2196];[.J2196]*[.K2196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97]&lt;&gt;&quot;&quot;;IF(OR([.F2197]=&quot;ILF&quot;;[.F2197]=&quot;EIF&quot;);INDEX([Def.$D$6:.$F$8];MATCH([.H2197];[Def.$C$6:.$C$8]);MATCH([.G2197];[Def.$D$5:.$F$5]));IF([.F2197]=&quot;EI&quot;;INDEX([Def.$D$13:.$F$15];MATCH([.H2197];[Def.$C$13:.$C$15]);MATCH([.G2197];[Def.$D$12:.$F$12]));IF(OR([.F2197]=&quot;EO&quot;;[.F2197]=&quot;EQ&quot;);INDEX([Def.$D$19:.$F$21];MATCH([.H2197];[Def.$C$19:.$C$21]);MATCH([.G2197];[Def.$D$18:.$F$18]));&quot;#err&quot;)));&quot;&quot;)">
            <text:p/>
          </table:table-cell>
          <table:table-cell table:style-name="ce53" table:formula="of:=IF([.I2197]&lt;&gt;&quot;&quot;;INDEX([Def.$J$6:.$L$10];MATCH([.F2197];[Def.$I$6:.$I$10];0);MATCH([.I2197];[Def.$J$5:.$L$5];0));&quot;&quot;)">
            <text:p/>
          </table:table-cell>
          <table:table-cell table:style-name="ce56"/>
          <table:table-cell table:style-name="ce59" table:formula="of:=IF([.K2197]=&quot;&quot;;[.J2197];[.J2197]*[.K2197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98]&lt;&gt;&quot;&quot;;IF(OR([.F2198]=&quot;ILF&quot;;[.F2198]=&quot;EIF&quot;);INDEX([Def.$D$6:.$F$8];MATCH([.H2198];[Def.$C$6:.$C$8]);MATCH([.G2198];[Def.$D$5:.$F$5]));IF([.F2198]=&quot;EI&quot;;INDEX([Def.$D$13:.$F$15];MATCH([.H2198];[Def.$C$13:.$C$15]);MATCH([.G2198];[Def.$D$12:.$F$12]));IF(OR([.F2198]=&quot;EO&quot;;[.F2198]=&quot;EQ&quot;);INDEX([Def.$D$19:.$F$21];MATCH([.H2198];[Def.$C$19:.$C$21]);MATCH([.G2198];[Def.$D$18:.$F$18]));&quot;#err&quot;)));&quot;&quot;)">
            <text:p/>
          </table:table-cell>
          <table:table-cell table:style-name="ce53" table:formula="of:=IF([.I2198]&lt;&gt;&quot;&quot;;INDEX([Def.$J$6:.$L$10];MATCH([.F2198];[Def.$I$6:.$I$10];0);MATCH([.I2198];[Def.$J$5:.$L$5];0));&quot;&quot;)">
            <text:p/>
          </table:table-cell>
          <table:table-cell table:style-name="ce56"/>
          <table:table-cell table:style-name="ce59" table:formula="of:=IF([.K2198]=&quot;&quot;;[.J2198];[.J2198]*[.K2198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199]&lt;&gt;&quot;&quot;;IF(OR([.F2199]=&quot;ILF&quot;;[.F2199]=&quot;EIF&quot;);INDEX([Def.$D$6:.$F$8];MATCH([.H2199];[Def.$C$6:.$C$8]);MATCH([.G2199];[Def.$D$5:.$F$5]));IF([.F2199]=&quot;EI&quot;;INDEX([Def.$D$13:.$F$15];MATCH([.H2199];[Def.$C$13:.$C$15]);MATCH([.G2199];[Def.$D$12:.$F$12]));IF(OR([.F2199]=&quot;EO&quot;;[.F2199]=&quot;EQ&quot;);INDEX([Def.$D$19:.$F$21];MATCH([.H2199];[Def.$C$19:.$C$21]);MATCH([.G2199];[Def.$D$18:.$F$18]));&quot;#err&quot;)));&quot;&quot;)">
            <text:p/>
          </table:table-cell>
          <table:table-cell table:style-name="ce53" table:formula="of:=IF([.I2199]&lt;&gt;&quot;&quot;;INDEX([Def.$J$6:.$L$10];MATCH([.F2199];[Def.$I$6:.$I$10];0);MATCH([.I2199];[Def.$J$5:.$L$5];0));&quot;&quot;)">
            <text:p/>
          </table:table-cell>
          <table:table-cell table:style-name="ce56"/>
          <table:table-cell table:style-name="ce59" table:formula="of:=IF([.K2199]=&quot;&quot;;[.J2199];[.J2199]*[.K2199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200]&lt;&gt;&quot;&quot;;IF(OR([.F2200]=&quot;ILF&quot;;[.F2200]=&quot;EIF&quot;);INDEX([Def.$D$6:.$F$8];MATCH([.H2200];[Def.$C$6:.$C$8]);MATCH([.G2200];[Def.$D$5:.$F$5]));IF([.F2200]=&quot;EI&quot;;INDEX([Def.$D$13:.$F$15];MATCH([.H2200];[Def.$C$13:.$C$15]);MATCH([.G2200];[Def.$D$12:.$F$12]));IF(OR([.F2200]=&quot;EO&quot;;[.F2200]=&quot;EQ&quot;);INDEX([Def.$D$19:.$F$21];MATCH([.H2200];[Def.$C$19:.$C$21]);MATCH([.G2200];[Def.$D$18:.$F$18]));&quot;#err&quot;)));&quot;&quot;)">
            <text:p/>
          </table:table-cell>
          <table:table-cell table:style-name="ce53" table:formula="of:=IF([.I2200]&lt;&gt;&quot;&quot;;INDEX([Def.$J$6:.$L$10];MATCH([.F2200];[Def.$I$6:.$I$10];0);MATCH([.I2200];[Def.$J$5:.$L$5];0));&quot;&quot;)">
            <text:p/>
          </table:table-cell>
          <table:table-cell table:style-name="ce56"/>
          <table:table-cell table:style-name="ce59" table:formula="of:=IF([.K2200]=&quot;&quot;;[.J2200];[.J2200]*[.K2200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201]&lt;&gt;&quot;&quot;;IF(OR([.F2201]=&quot;ILF&quot;;[.F2201]=&quot;EIF&quot;);INDEX([Def.$D$6:.$F$8];MATCH([.H2201];[Def.$C$6:.$C$8]);MATCH([.G2201];[Def.$D$5:.$F$5]));IF([.F2201]=&quot;EI&quot;;INDEX([Def.$D$13:.$F$15];MATCH([.H2201];[Def.$C$13:.$C$15]);MATCH([.G2201];[Def.$D$12:.$F$12]));IF(OR([.F2201]=&quot;EO&quot;;[.F2201]=&quot;EQ&quot;);INDEX([Def.$D$19:.$F$21];MATCH([.H2201];[Def.$C$19:.$C$21]);MATCH([.G2201];[Def.$D$18:.$F$18]));&quot;#err&quot;)));&quot;&quot;)">
            <text:p/>
          </table:table-cell>
          <table:table-cell table:style-name="ce53" table:formula="of:=IF([.I2201]&lt;&gt;&quot;&quot;;INDEX([Def.$J$6:.$L$10];MATCH([.F2201];[Def.$I$6:.$I$10];0);MATCH([.I2201];[Def.$J$5:.$L$5];0));&quot;&quot;)">
            <text:p/>
          </table:table-cell>
          <table:table-cell table:style-name="ce56"/>
          <table:table-cell table:style-name="ce59" table:formula="of:=IF([.K2201]=&quot;&quot;;[.J2201];[.J2201]*[.K2201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202]&lt;&gt;&quot;&quot;;IF(OR([.F2202]=&quot;ILF&quot;;[.F2202]=&quot;EIF&quot;);INDEX([Def.$D$6:.$F$8];MATCH([.H2202];[Def.$C$6:.$C$8]);MATCH([.G2202];[Def.$D$5:.$F$5]));IF([.F2202]=&quot;EI&quot;;INDEX([Def.$D$13:.$F$15];MATCH([.H2202];[Def.$C$13:.$C$15]);MATCH([.G2202];[Def.$D$12:.$F$12]));IF(OR([.F2202]=&quot;EO&quot;;[.F2202]=&quot;EQ&quot;);INDEX([Def.$D$19:.$F$21];MATCH([.H2202];[Def.$C$19:.$C$21]);MATCH([.G2202];[Def.$D$18:.$F$18]));&quot;#err&quot;)));&quot;&quot;)">
            <text:p/>
          </table:table-cell>
          <table:table-cell table:style-name="ce53" table:formula="of:=IF([.I2202]&lt;&gt;&quot;&quot;;INDEX([Def.$J$6:.$L$10];MATCH([.F2202];[Def.$I$6:.$I$10];0);MATCH([.I2202];[Def.$J$5:.$L$5];0));&quot;&quot;)">
            <text:p/>
          </table:table-cell>
          <table:table-cell table:style-name="ce56"/>
          <table:table-cell table:style-name="ce59" table:formula="of:=IF([.K2202]=&quot;&quot;;[.J2202];[.J2202]*[.K2202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203]&lt;&gt;&quot;&quot;;IF(OR([.F2203]=&quot;ILF&quot;;[.F2203]=&quot;EIF&quot;);INDEX([Def.$D$6:.$F$8];MATCH([.H2203];[Def.$C$6:.$C$8]);MATCH([.G2203];[Def.$D$5:.$F$5]));IF([.F2203]=&quot;EI&quot;;INDEX([Def.$D$13:.$F$15];MATCH([.H2203];[Def.$C$13:.$C$15]);MATCH([.G2203];[Def.$D$12:.$F$12]));IF(OR([.F2203]=&quot;EO&quot;;[.F2203]=&quot;EQ&quot;);INDEX([Def.$D$19:.$F$21];MATCH([.H2203];[Def.$C$19:.$C$21]);MATCH([.G2203];[Def.$D$18:.$F$18]));&quot;#err&quot;)));&quot;&quot;)">
            <text:p/>
          </table:table-cell>
          <table:table-cell table:style-name="ce53" table:formula="of:=IF([.I2203]&lt;&gt;&quot;&quot;;INDEX([Def.$J$6:.$L$10];MATCH([.F2203];[Def.$I$6:.$I$10];0);MATCH([.I2203];[Def.$J$5:.$L$5];0));&quot;&quot;)">
            <text:p/>
          </table:table-cell>
          <table:table-cell table:style-name="ce56"/>
          <table:table-cell table:style-name="ce59" table:formula="of:=IF([.K2203]=&quot;&quot;;[.J2203];[.J2203]*[.K2203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204]&lt;&gt;&quot;&quot;;IF(OR([.F2204]=&quot;ILF&quot;;[.F2204]=&quot;EIF&quot;);INDEX([Def.$D$6:.$F$8];MATCH([.H2204];[Def.$C$6:.$C$8]);MATCH([.G2204];[Def.$D$5:.$F$5]));IF([.F2204]=&quot;EI&quot;;INDEX([Def.$D$13:.$F$15];MATCH([.H2204];[Def.$C$13:.$C$15]);MATCH([.G2204];[Def.$D$12:.$F$12]));IF(OR([.F2204]=&quot;EO&quot;;[.F2204]=&quot;EQ&quot;);INDEX([Def.$D$19:.$F$21];MATCH([.H2204];[Def.$C$19:.$C$21]);MATCH([.G2204];[Def.$D$18:.$F$18]));&quot;#err&quot;)));&quot;&quot;)">
            <text:p/>
          </table:table-cell>
          <table:table-cell table:style-name="ce53" table:formula="of:=IF([.I2204]&lt;&gt;&quot;&quot;;INDEX([Def.$J$6:.$L$10];MATCH([.F2204];[Def.$I$6:.$I$10];0);MATCH([.I2204];[Def.$J$5:.$L$5];0));&quot;&quot;)">
            <text:p/>
          </table:table-cell>
          <table:table-cell table:style-name="ce56"/>
          <table:table-cell table:style-name="ce59" table:formula="of:=IF([.K2204]=&quot;&quot;;[.J2204];[.J2204]*[.K2204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205]&lt;&gt;&quot;&quot;;IF(OR([.F2205]=&quot;ILF&quot;;[.F2205]=&quot;EIF&quot;);INDEX([Def.$D$6:.$F$8];MATCH([.H2205];[Def.$C$6:.$C$8]);MATCH([.G2205];[Def.$D$5:.$F$5]));IF([.F2205]=&quot;EI&quot;;INDEX([Def.$D$13:.$F$15];MATCH([.H2205];[Def.$C$13:.$C$15]);MATCH([.G2205];[Def.$D$12:.$F$12]));IF(OR([.F2205]=&quot;EO&quot;;[.F2205]=&quot;EQ&quot;);INDEX([Def.$D$19:.$F$21];MATCH([.H2205];[Def.$C$19:.$C$21]);MATCH([.G2205];[Def.$D$18:.$F$18]));&quot;#err&quot;)));&quot;&quot;)">
            <text:p/>
          </table:table-cell>
          <table:table-cell table:style-name="ce53" table:formula="of:=IF([.I2205]&lt;&gt;&quot;&quot;;INDEX([Def.$J$6:.$L$10];MATCH([.F2205];[Def.$I$6:.$I$10];0);MATCH([.I2205];[Def.$J$5:.$L$5];0));&quot;&quot;)">
            <text:p/>
          </table:table-cell>
          <table:table-cell table:style-name="ce56"/>
          <table:table-cell table:style-name="ce59" table:formula="of:=IF([.K2205]=&quot;&quot;;[.J2205];[.J2205]*[.K2205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206]&lt;&gt;&quot;&quot;;IF(OR([.F2206]=&quot;ILF&quot;;[.F2206]=&quot;EIF&quot;);INDEX([Def.$D$6:.$F$8];MATCH([.H2206];[Def.$C$6:.$C$8]);MATCH([.G2206];[Def.$D$5:.$F$5]));IF([.F2206]=&quot;EI&quot;;INDEX([Def.$D$13:.$F$15];MATCH([.H2206];[Def.$C$13:.$C$15]);MATCH([.G2206];[Def.$D$12:.$F$12]));IF(OR([.F2206]=&quot;EO&quot;;[.F2206]=&quot;EQ&quot;);INDEX([Def.$D$19:.$F$21];MATCH([.H2206];[Def.$C$19:.$C$21]);MATCH([.G2206];[Def.$D$18:.$F$18]));&quot;#err&quot;)));&quot;&quot;)">
            <text:p/>
          </table:table-cell>
          <table:table-cell table:style-name="ce53" table:formula="of:=IF([.I2206]&lt;&gt;&quot;&quot;;INDEX([Def.$J$6:.$L$10];MATCH([.F2206];[Def.$I$6:.$I$10];0);MATCH([.I2206];[Def.$J$5:.$L$5];0));&quot;&quot;)">
            <text:p/>
          </table:table-cell>
          <table:table-cell table:style-name="ce56"/>
          <table:table-cell table:style-name="ce59" table:formula="of:=IF([.K2206]=&quot;&quot;;[.J2206];[.J2206]*[.K2206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207]&lt;&gt;&quot;&quot;;IF(OR([.F2207]=&quot;ILF&quot;;[.F2207]=&quot;EIF&quot;);INDEX([Def.$D$6:.$F$8];MATCH([.H2207];[Def.$C$6:.$C$8]);MATCH([.G2207];[Def.$D$5:.$F$5]));IF([.F2207]=&quot;EI&quot;;INDEX([Def.$D$13:.$F$15];MATCH([.H2207];[Def.$C$13:.$C$15]);MATCH([.G2207];[Def.$D$12:.$F$12]));IF(OR([.F2207]=&quot;EO&quot;;[.F2207]=&quot;EQ&quot;);INDEX([Def.$D$19:.$F$21];MATCH([.H2207];[Def.$C$19:.$C$21]);MATCH([.G2207];[Def.$D$18:.$F$18]));&quot;#err&quot;)));&quot;&quot;)">
            <text:p/>
          </table:table-cell>
          <table:table-cell table:style-name="ce53" table:formula="of:=IF([.I2207]&lt;&gt;&quot;&quot;;INDEX([Def.$J$6:.$L$10];MATCH([.F2207];[Def.$I$6:.$I$10];0);MATCH([.I2207];[Def.$J$5:.$L$5];0));&quot;&quot;)">
            <text:p/>
          </table:table-cell>
          <table:table-cell table:style-name="ce56"/>
          <table:table-cell table:style-name="ce59" table:formula="of:=IF([.K2207]=&quot;&quot;;[.J2207];[.J2207]*[.K2207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208]&lt;&gt;&quot;&quot;;IF(OR([.F2208]=&quot;ILF&quot;;[.F2208]=&quot;EIF&quot;);INDEX([Def.$D$6:.$F$8];MATCH([.H2208];[Def.$C$6:.$C$8]);MATCH([.G2208];[Def.$D$5:.$F$5]));IF([.F2208]=&quot;EI&quot;;INDEX([Def.$D$13:.$F$15];MATCH([.H2208];[Def.$C$13:.$C$15]);MATCH([.G2208];[Def.$D$12:.$F$12]));IF(OR([.F2208]=&quot;EO&quot;;[.F2208]=&quot;EQ&quot;);INDEX([Def.$D$19:.$F$21];MATCH([.H2208];[Def.$C$19:.$C$21]);MATCH([.G2208];[Def.$D$18:.$F$18]));&quot;#err&quot;)));&quot;&quot;)">
            <text:p/>
          </table:table-cell>
          <table:table-cell table:style-name="ce53" table:formula="of:=IF([.I2208]&lt;&gt;&quot;&quot;;INDEX([Def.$J$6:.$L$10];MATCH([.F2208];[Def.$I$6:.$I$10];0);MATCH([.I2208];[Def.$J$5:.$L$5];0));&quot;&quot;)">
            <text:p/>
          </table:table-cell>
          <table:table-cell table:style-name="ce56"/>
          <table:table-cell table:style-name="ce59" table:formula="of:=IF([.K2208]=&quot;&quot;;[.J2208];[.J2208]*[.K2208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209]&lt;&gt;&quot;&quot;;IF(OR([.F2209]=&quot;ILF&quot;;[.F2209]=&quot;EIF&quot;);INDEX([Def.$D$6:.$F$8];MATCH([.H2209];[Def.$C$6:.$C$8]);MATCH([.G2209];[Def.$D$5:.$F$5]));IF([.F2209]=&quot;EI&quot;;INDEX([Def.$D$13:.$F$15];MATCH([.H2209];[Def.$C$13:.$C$15]);MATCH([.G2209];[Def.$D$12:.$F$12]));IF(OR([.F2209]=&quot;EO&quot;;[.F2209]=&quot;EQ&quot;);INDEX([Def.$D$19:.$F$21];MATCH([.H2209];[Def.$C$19:.$C$21]);MATCH([.G2209];[Def.$D$18:.$F$18]));&quot;#err&quot;)));&quot;&quot;)">
            <text:p/>
          </table:table-cell>
          <table:table-cell table:style-name="ce53" table:formula="of:=IF([.I2209]&lt;&gt;&quot;&quot;;INDEX([Def.$J$6:.$L$10];MATCH([.F2209];[Def.$I$6:.$I$10];0);MATCH([.I2209];[Def.$J$5:.$L$5];0));&quot;&quot;)">
            <text:p/>
          </table:table-cell>
          <table:table-cell table:style-name="ce56"/>
          <table:table-cell table:style-name="ce59" table:formula="of:=IF([.K2209]=&quot;&quot;;[.J2209];[.J2209]*[.K2209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210]&lt;&gt;&quot;&quot;;IF(OR([.F2210]=&quot;ILF&quot;;[.F2210]=&quot;EIF&quot;);INDEX([Def.$D$6:.$F$8];MATCH([.H2210];[Def.$C$6:.$C$8]);MATCH([.G2210];[Def.$D$5:.$F$5]));IF([.F2210]=&quot;EI&quot;;INDEX([Def.$D$13:.$F$15];MATCH([.H2210];[Def.$C$13:.$C$15]);MATCH([.G2210];[Def.$D$12:.$F$12]));IF(OR([.F2210]=&quot;EO&quot;;[.F2210]=&quot;EQ&quot;);INDEX([Def.$D$19:.$F$21];MATCH([.H2210];[Def.$C$19:.$C$21]);MATCH([.G2210];[Def.$D$18:.$F$18]));&quot;#err&quot;)));&quot;&quot;)">
            <text:p/>
          </table:table-cell>
          <table:table-cell table:style-name="ce53" table:formula="of:=IF([.I2210]&lt;&gt;&quot;&quot;;INDEX([Def.$J$6:.$L$10];MATCH([.F2210];[Def.$I$6:.$I$10];0);MATCH([.I2210];[Def.$J$5:.$L$5];0));&quot;&quot;)">
            <text:p/>
          </table:table-cell>
          <table:table-cell table:style-name="ce56"/>
          <table:table-cell table:style-name="ce59" table:formula="of:=IF([.K2210]=&quot;&quot;;[.J2210];[.J2210]*[.K2210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211]&lt;&gt;&quot;&quot;;IF(OR([.F2211]=&quot;ILF&quot;;[.F2211]=&quot;EIF&quot;);INDEX([Def.$D$6:.$F$8];MATCH([.H2211];[Def.$C$6:.$C$8]);MATCH([.G2211];[Def.$D$5:.$F$5]));IF([.F2211]=&quot;EI&quot;;INDEX([Def.$D$13:.$F$15];MATCH([.H2211];[Def.$C$13:.$C$15]);MATCH([.G2211];[Def.$D$12:.$F$12]));IF(OR([.F2211]=&quot;EO&quot;;[.F2211]=&quot;EQ&quot;);INDEX([Def.$D$19:.$F$21];MATCH([.H2211];[Def.$C$19:.$C$21]);MATCH([.G2211];[Def.$D$18:.$F$18]));&quot;#err&quot;)));&quot;&quot;)">
            <text:p/>
          </table:table-cell>
          <table:table-cell table:style-name="ce53" table:formula="of:=IF([.I2211]&lt;&gt;&quot;&quot;;INDEX([Def.$J$6:.$L$10];MATCH([.F2211];[Def.$I$6:.$I$10];0);MATCH([.I2211];[Def.$J$5:.$L$5];0));&quot;&quot;)">
            <text:p/>
          </table:table-cell>
          <table:table-cell table:style-name="ce56"/>
          <table:table-cell table:style-name="ce59" table:formula="of:=IF([.K2211]=&quot;&quot;;[.J2211];[.J2211]*[.K2211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212]&lt;&gt;&quot;&quot;;IF(OR([.F2212]=&quot;ILF&quot;;[.F2212]=&quot;EIF&quot;);INDEX([Def.$D$6:.$F$8];MATCH([.H2212];[Def.$C$6:.$C$8]);MATCH([.G2212];[Def.$D$5:.$F$5]));IF([.F2212]=&quot;EI&quot;;INDEX([Def.$D$13:.$F$15];MATCH([.H2212];[Def.$C$13:.$C$15]);MATCH([.G2212];[Def.$D$12:.$F$12]));IF(OR([.F2212]=&quot;EO&quot;;[.F2212]=&quot;EQ&quot;);INDEX([Def.$D$19:.$F$21];MATCH([.H2212];[Def.$C$19:.$C$21]);MATCH([.G2212];[Def.$D$18:.$F$18]));&quot;#err&quot;)));&quot;&quot;)">
            <text:p/>
          </table:table-cell>
          <table:table-cell table:style-name="ce53" table:formula="of:=IF([.I2212]&lt;&gt;&quot;&quot;;INDEX([Def.$J$6:.$L$10];MATCH([.F2212];[Def.$I$6:.$I$10];0);MATCH([.I2212];[Def.$J$5:.$L$5];0));&quot;&quot;)">
            <text:p/>
          </table:table-cell>
          <table:table-cell table:style-name="ce56"/>
          <table:table-cell table:style-name="ce59" table:formula="of:=IF([.K2212]=&quot;&quot;;[.J2212];[.J2212]*[.K2212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213]&lt;&gt;&quot;&quot;;IF(OR([.F2213]=&quot;ILF&quot;;[.F2213]=&quot;EIF&quot;);INDEX([Def.$D$6:.$F$8];MATCH([.H2213];[Def.$C$6:.$C$8]);MATCH([.G2213];[Def.$D$5:.$F$5]));IF([.F2213]=&quot;EI&quot;;INDEX([Def.$D$13:.$F$15];MATCH([.H2213];[Def.$C$13:.$C$15]);MATCH([.G2213];[Def.$D$12:.$F$12]));IF(OR([.F2213]=&quot;EO&quot;;[.F2213]=&quot;EQ&quot;);INDEX([Def.$D$19:.$F$21];MATCH([.H2213];[Def.$C$19:.$C$21]);MATCH([.G2213];[Def.$D$18:.$F$18]));&quot;#err&quot;)));&quot;&quot;)">
            <text:p/>
          </table:table-cell>
          <table:table-cell table:style-name="ce53" table:formula="of:=IF([.I2213]&lt;&gt;&quot;&quot;;INDEX([Def.$J$6:.$L$10];MATCH([.F2213];[Def.$I$6:.$I$10];0);MATCH([.I2213];[Def.$J$5:.$L$5];0));&quot;&quot;)">
            <text:p/>
          </table:table-cell>
          <table:table-cell table:style-name="ce56"/>
          <table:table-cell table:style-name="ce59" table:formula="of:=IF([.K2213]=&quot;&quot;;[.J2213];[.J2213]*[.K2213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214]&lt;&gt;&quot;&quot;;IF(OR([.F2214]=&quot;ILF&quot;;[.F2214]=&quot;EIF&quot;);INDEX([Def.$D$6:.$F$8];MATCH([.H2214];[Def.$C$6:.$C$8]);MATCH([.G2214];[Def.$D$5:.$F$5]));IF([.F2214]=&quot;EI&quot;;INDEX([Def.$D$13:.$F$15];MATCH([.H2214];[Def.$C$13:.$C$15]);MATCH([.G2214];[Def.$D$12:.$F$12]));IF(OR([.F2214]=&quot;EO&quot;;[.F2214]=&quot;EQ&quot;);INDEX([Def.$D$19:.$F$21];MATCH([.H2214];[Def.$C$19:.$C$21]);MATCH([.G2214];[Def.$D$18:.$F$18]));&quot;#err&quot;)));&quot;&quot;)">
            <text:p/>
          </table:table-cell>
          <table:table-cell table:style-name="ce53" table:formula="of:=IF([.I2214]&lt;&gt;&quot;&quot;;INDEX([Def.$J$6:.$L$10];MATCH([.F2214];[Def.$I$6:.$I$10];0);MATCH([.I2214];[Def.$J$5:.$L$5];0));&quot;&quot;)">
            <text:p/>
          </table:table-cell>
          <table:table-cell table:style-name="ce56"/>
          <table:table-cell table:style-name="ce59" table:formula="of:=IF([.K2214]=&quot;&quot;;[.J2214];[.J2214]*[.K2214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73" table:content-validation-name="val3"/>
          <table:table-cell table:style-name="ce48" table:number-columns-repeated="2"/>
          <table:table-cell table:style-name="ce53" table:formula="of:=IF([.F2215]&lt;&gt;&quot;&quot;;IF(OR([.F2215]=&quot;ILF&quot;;[.F2215]=&quot;EIF&quot;);INDEX([Def.$D$6:.$F$8];MATCH([.H2215];[Def.$C$6:.$C$8]);MATCH([.G2215];[Def.$D$5:.$F$5]));IF([.F2215]=&quot;EI&quot;;INDEX([Def.$D$13:.$F$15];MATCH([.H2215];[Def.$C$13:.$C$15]);MATCH([.G2215];[Def.$D$12:.$F$12]));IF(OR([.F2215]=&quot;EO&quot;;[.F2215]=&quot;EQ&quot;);INDEX([Def.$D$19:.$F$21];MATCH([.H2215];[Def.$C$19:.$C$21]);MATCH([.G2215];[Def.$D$18:.$F$18]));&quot;#err&quot;)));&quot;&quot;)">
            <text:p/>
          </table:table-cell>
          <table:table-cell table:style-name="ce53" table:formula="of:=IF([.I2215]&lt;&gt;&quot;&quot;;INDEX([Def.$J$6:.$L$10];MATCH([.F2215];[Def.$I$6:.$I$10];0);MATCH([.I2215];[Def.$J$5:.$L$5];0));&quot;&quot;)">
            <text:p/>
          </table:table-cell>
          <table:table-cell table:style-name="ce56"/>
          <table:table-cell table:style-name="ce59" table:formula="of:=IF([.K2215]=&quot;&quot;;[.J2215];[.J2215]*[.K2215])">
            <text:p/>
          </table:table-cell>
          <table:table-cell table:style-name="ce29"/>
          <table:table-cell table:number-columns-repeated="1011"/>
        </table:table-row>
        <table:table-row table:style-name="ro3" table:number-rows-repeated="10463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f" table:style-name="ta2">
        <table:table-column table:style-name="co15" table:number-columns-repeated="2" table:default-cell-style-name="ce86"/>
        <table:table-column table:style-name="co14" table:number-columns-repeated="4" table:default-cell-style-name="ce86"/>
        <table:table-column table:style-name="co16" table:default-cell-style-name="ce86"/>
        <table:table-column table:style-name="co10" table:default-cell-style-name="ce86"/>
        <table:table-column table:style-name="co14" table:number-columns-repeated="4" table:default-cell-style-name="ce86"/>
        <table:table-column table:style-name="co17" table:default-cell-style-name="ce86"/>
        <table:table-column table:style-name="co18" table:default-cell-style-name="ce86"/>
        <table:table-column table:style-name="co14" table:default-cell-style-name="ce86"/>
        <table:table-column table:style-name="co19" table:default-cell-style-name="ce86"/>
        <table:table-column table:style-name="co20" table:default-cell-style-name="ce86"/>
        <table:table-column table:style-name="co19" table:number-columns-repeated="5" table:default-cell-style-name="ce86"/>
        <table:table-column table:style-name="co14" table:number-columns-repeated="1002" table:default-cell-style-name="ce86"/>
        <table:table-row table:style-name="ro5">
          <table:table-cell/>
          <table:table-cell table:style-name="ce87" office:value-type="string" calcext:value-type="string">
            <text:p>NOTICE: DO NOT EDIT HERE, THIS SHEET CONTAINS CONFIG DEFINITIONS.</text:p>
          </table:table-cell>
          <table:table-cell table:number-columns-repeated="1022"/>
        </table:table-row>
        <table:table-row table:style-name="ro6">
          <table:table-cell table:number-columns-repeated="18"/>
          <table:table-cell table:style-name="Default"/>
          <table:table-cell table:number-columns-repeated="1005"/>
        </table:table-row>
        <table:table-row table:style-name="ro3">
          <table:table-cell/>
          <table:table-cell office:value-type="string" calcext:value-type="string">
            <text:p>Data FP</text:p>
          </table:table-cell>
          <table:table-cell table:number-columns-repeated="5"/>
          <table:table-cell office:value-type="string" calcext:value-type="string">
            <text:p>Counting</text:p>
          </table:table-cell>
          <table:table-cell table:number-columns-repeated="5"/>
          <table:table-cell office:value-type="string" calcext:value-type="string">
            <text:p>Localization</text:p>
          </table:table-cell>
          <table:table-cell/>
          <table:table-cell table:style-name="ce95" office:value-type="string" calcext:value-type="string">
            <text:p>I AM WAITING YOUR CONTRIBUTION FOR OTHER LANGUAGES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style-name="ce88" office:value-type="string" calcext:value-type="string">
            <text:p>ILF / ELF</text:p>
          </table:table-cell>
          <table:table-cell table:style-name="ce90"/>
          <table:table-cell table:style-name="ce93" office:value-type="string" calcext:value-type="string">
            <text:p>DET</text:p>
          </table:table-cell>
          <table:table-cell table:style-name="ce94"/>
          <table:table-cell table:number-columns-repeated="2"/>
          <table:table-cell office:value-type="string" calcext:value-type="string">
            <text:p>FP</text:p>
          </table:table-cell>
          <table:table-cell table:style-name="ce90"/>
          <table:table-cell table:style-name="ce93" office:value-type="string" calcext:value-type="string">
            <text:p>Complexity</text:p>
          </table:table-cell>
          <table:table-cell table:style-name="ce94"/>
          <table:table-cell table:number-columns-repeated="3"/>
          <table:table-cell table:style-name="ce90"/>
          <table:table-cell table:style-name="ce93" office:value-type="string" calcext:value-type="string">
            <text:p>Language</text:p>
          </table:table-cell>
          <table:table-cell table:style-name="ce93" table:number-columns-repeated="5"/>
          <table:table-cell table:number-columns-repeated="1002"/>
        </table:table-row>
        <table:table-row table:style-name="ro3">
          <table:table-cell table:number-columns-repeated="2"/>
          <table:table-cell table:style-name="ce89" office:value-type="string" calcext:value-type="string">
            <text:p>RET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51" calcext:value-type="float">
            <text:p>51</text:p>
          </table:table-cell>
          <table:table-cell table:number-columns-repeated="2"/>
          <table:table-cell table:style-name="ce89" office:value-type="string" calcext:value-type="string">
            <text:p>Type</text:p>
          </table:table-cell>
          <table:table-cell table:style-name="ce91" office:value-type="string" calcext:value-type="string">
            <text:p>Low</text:p>
          </table:table-cell>
          <table:table-cell table:style-name="ce91" office:value-type="string" calcext:value-type="string">
            <text:p>Average</text:p>
          </table:table-cell>
          <table:table-cell table:style-name="ce91" office:value-type="string" calcext:value-type="string">
            <text:p>High</text:p>
          </table:table-cell>
          <table:table-cell table:number-columns-repeated="2"/>
          <table:table-cell table:style-name="ce89" office:value-type="string" calcext:value-type="string">
            <text:p>Label</text:p>
          </table:table-cell>
          <table:table-cell table:style-name="ce91" office:value-type="string" calcext:value-type="string">
            <text:p>English</text:p>
          </table:table-cell>
          <table:table-cell table:style-name="ce91" office:value-type="string" calcext:value-type="string">
            <text:p>Japanese</text:p>
          </table:table-cell>
          <table:table-cell table:style-name="ce91" office:value-type="string" calcext:value-type="string">
            <text:p>Simp Chinese</text:p>
          </table:table-cell>
          <table:table-cell table:style-name="ce91" table:number-columns-repeated="4"/>
          <table:table-cell table:number-columns-repeated="1002"/>
        </table:table-row>
        <table:table-row table:style-name="ro3">
          <table:table-cell table:number-columns-repeated="2"/>
          <table:table-cell table:style-name="ce89" office:value-type="float" office:value="1" calcext:value-type="float">
            <text:p>1</text:p>
          </table:table-cell>
          <table:table-cell table:number-columns-repeated="2" table:style-name="ce92" office:value-type="string" calcext:value-type="string">
            <text:p>Low</text:p>
          </table:table-cell>
          <table:table-cell table:style-name="ce92" office:value-type="string" calcext:value-type="string">
            <text:p>Average</text:p>
          </table:table-cell>
          <table:table-cell table:number-columns-repeated="2"/>
          <table:table-cell table:style-name="ce89" office:value-type="string" calcext:value-type="string">
            <text:p>ILF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15" calcext:value-type="float">
            <text:p>15</text:p>
          </table:table-cell>
          <table:table-cell table:number-columns-repeated="2"/>
          <table:table-cell table:style-name="ce89"/>
          <table:table-cell table:style-name="ce96" table:number-columns-repeated="7"/>
          <table:table-cell table:number-columns-repeated="1002"/>
        </table:table-row>
        <table:table-row table:style-name="ro3">
          <table:table-cell table:number-columns-repeated="2"/>
          <table:table-cell table:style-name="ce89" office:value-type="float" office:value="2" calcext:value-type="float">
            <text:p>2</text:p>
          </table:table-cell>
          <table:table-cell table:style-name="ce92" office:value-type="string" calcext:value-type="string">
            <text:p>Low</text:p>
          </table:table-cell>
          <table:table-cell table:style-name="ce92" office:value-type="string" calcext:value-type="string">
            <text:p>Average</text:p>
          </table:table-cell>
          <table:table-cell table:style-name="ce92" office:value-type="string" calcext:value-type="string">
            <text:p>High</text:p>
          </table:table-cell>
          <table:table-cell table:number-columns-repeated="2"/>
          <table:table-cell table:style-name="ce89" office:value-type="string" calcext:value-type="string">
            <text:p>EIF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10" calcext:value-type="float">
            <text:p>10</text:p>
          </table:table-cell>
          <table:table-cell table:number-columns-repeated="2"/>
          <table:table-cell table:style-name="ce89" office:value-type="string" calcext:value-type="string">
            <text:p>module</text:p>
          </table:table-cell>
          <table:table-cell table:style-name="ce96" office:value-type="string" calcext:value-type="string">
            <text:p>Module</text:p>
          </table:table-cell>
          <table:table-cell table:style-name="ce96" office:value-type="string" calcext:value-type="string">
            <text:p>モジュール</text:p>
          </table:table-cell>
          <table:table-cell table:style-name="ce96" office:value-type="string" calcext:value-type="string">
            <text:p>模组</text:p>
          </table:table-cell>
          <table:table-cell table:style-name="ce96" table:number-columns-repeated="4"/>
          <table:table-cell table:number-columns-repeated="1002"/>
        </table:table-row>
        <table:table-row table:style-name="ro3">
          <table:table-cell table:number-columns-repeated="2"/>
          <table:table-cell table:style-name="ce89" office:value-type="float" office:value="6" calcext:value-type="float">
            <text:p>6</text:p>
          </table:table-cell>
          <table:table-cell table:style-name="ce92" office:value-type="string" calcext:value-type="string">
            <text:p>Average</text:p>
          </table:table-cell>
          <table:table-cell table:number-columns-repeated="2" table:style-name="ce92" office:value-type="string" calcext:value-type="string">
            <text:p>High</text:p>
          </table:table-cell>
          <table:table-cell table:number-columns-repeated="2"/>
          <table:table-cell table:style-name="ce89" office:value-type="string" calcext:value-type="string">
            <text:p>EI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6" calcext:value-type="float">
            <text:p>6</text:p>
          </table:table-cell>
          <table:table-cell table:number-columns-repeated="2"/>
          <table:table-cell table:style-name="ce89" office:value-type="string" calcext:value-type="string">
            <text:p>functionname</text:p>
          </table:table-cell>
          <table:table-cell table:style-name="ce96" office:value-type="string" calcext:value-type="string">
            <text:p>Function Name</text:p>
          </table:table-cell>
          <table:table-cell table:style-name="ce96" office:value-type="string" calcext:value-type="string">
            <text:p>機能名</text:p>
          </table:table-cell>
          <table:table-cell table:style-name="ce96" office:value-type="string" calcext:value-type="string">
            <text:p>功能名称</text:p>
          </table:table-cell>
          <table:table-cell table:style-name="ce96" table:number-columns-repeated="4"/>
          <table:table-cell table:number-columns-repeated="1002"/>
        </table:table-row>
        <table:table-row table:style-name="ro3">
          <table:table-cell table:number-columns-repeated="8"/>
          <table:table-cell table:style-name="ce89" office:value-type="string" calcext:value-type="string">
            <text:p>EO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7" calcext:value-type="float">
            <text:p>7</text:p>
          </table:table-cell>
          <table:table-cell table:number-columns-repeated="2"/>
          <table:table-cell table:style-name="ce89" office:value-type="string" calcext:value-type="string">
            <text:p>functiondesc</text:p>
          </table:table-cell>
          <table:table-cell table:style-name="ce96" office:value-type="string" calcext:value-type="string">
            <text:p>Description</text:p>
          </table:table-cell>
          <table:table-cell table:style-name="ce96" office:value-type="string" calcext:value-type="string">
            <text:p>説明</text:p>
          </table:table-cell>
          <table:table-cell table:style-name="ce96" office:value-type="string" calcext:value-type="string">
            <text:p>说明</text:p>
          </table:table-cell>
          <table:table-cell table:style-name="ce96" table:number-columns-repeated="4"/>
          <table:table-cell table:number-columns-repeated="1002"/>
        </table:table-row>
        <table:table-row table:style-name="ro3">
          <table:table-cell/>
          <table:table-cell office:value-type="string" calcext:value-type="string">
            <text:p>Transactional FP</text:p>
          </table:table-cell>
          <table:table-cell table:number-columns-repeated="6"/>
          <table:table-cell table:style-name="ce89" office:value-type="string" calcext:value-type="string">
            <text:p>EQ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6" calcext:value-type="float">
            <text:p>6</text:p>
          </table:table-cell>
          <table:table-cell table:number-columns-repeated="2"/>
          <table:table-cell table:style-name="ce89" office:value-type="string" calcext:value-type="string">
            <text:p>type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タイプ</text:p>
          </table:table-cell>
          <table:table-cell table:style-name="ce96" office:value-type="string" calcext:value-type="string">
            <text:p>类型</text:p>
          </table:table-cell>
          <table:table-cell table:style-name="ce96" table:number-columns-repeated="4"/>
          <table:table-cell table:number-columns-repeated="1002"/>
        </table:table-row>
        <table:table-row table:style-name="ro3">
          <table:table-cell table:number-columns-repeated="2"/>
          <table:table-cell table:style-name="ce88" office:value-type="string" calcext:value-type="string">
            <text:p>EI</text:p>
          </table:table-cell>
          <table:table-cell table:style-name="ce90"/>
          <table:table-cell table:style-name="ce93" office:value-type="string" calcext:value-type="string">
            <text:p>DET</text:p>
          </table:table-cell>
          <table:table-cell table:style-name="ce94"/>
          <table:table-cell table:number-columns-repeated="8"/>
          <table:table-cell table:style-name="ce89" office:value-type="string" calcext:value-type="string">
            <text:p>complexity</text:p>
          </table:table-cell>
          <table:table-cell table:style-name="ce96" office:value-type="string" calcext:value-type="string">
            <text:p>Complexity</text:p>
          </table:table-cell>
          <table:table-cell table:style-name="ce96" office:value-type="string" calcext:value-type="string">
            <text:p>複雑度</text:p>
          </table:table-cell>
          <table:table-cell table:style-name="ce96" office:value-type="string" calcext:value-type="string">
            <text:p>复杂度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2"/>
          <table:table-cell table:style-name="ce89" office:value-type="string" calcext:value-type="string">
            <text:p>FTR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16" calcext:value-type="float">
            <text:p>16</text:p>
          </table:table-cell>
          <table:table-cell table:number-columns-repeated="8"/>
          <table:table-cell table:style-name="ce89" office:value-type="string" calcext:value-type="string">
            <text:p>adjustpercent</text:p>
          </table:table-cell>
          <table:table-cell table:style-name="ce96" office:value-type="string" calcext:value-type="string">
            <text:p>Adjust %</text:p>
          </table:table-cell>
          <table:table-cell table:style-name="ce96" office:value-type="string" calcext:value-type="string">
            <text:p>調整%</text:p>
          </table:table-cell>
          <table:table-cell table:style-name="ce96" office:value-type="string" calcext:value-type="string">
            <text:p>调整 %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2"/>
          <table:table-cell table:style-name="ce89" office:value-type="float" office:value="1" calcext:value-type="float">
            <text:p>1</text:p>
          </table:table-cell>
          <table:table-cell table:number-columns-repeated="2" table:style-name="ce92" office:value-type="string" calcext:value-type="string">
            <text:p>Low</text:p>
          </table:table-cell>
          <table:table-cell table:style-name="ce92" office:value-type="string" calcext:value-type="string">
            <text:p>Average</text:p>
          </table:table-cell>
          <table:table-cell table:number-columns-repeated="8"/>
          <table:table-cell table:style-name="ce89" office:value-type="string" calcext:value-type="string">
            <text:p>fpadjusted</text:p>
          </table:table-cell>
          <table:table-cell table:style-name="ce96" office:value-type="string" calcext:value-type="string">
            <text:p>FP adjusted</text:p>
          </table:table-cell>
          <table:table-cell table:style-name="ce96" office:value-type="string" calcext:value-type="string">
            <text:p>調整後FP</text:p>
          </table:table-cell>
          <table:table-cell table:style-name="ce96" office:value-type="string" calcext:value-type="string">
            <text:p>调整FP</text:p>
          </table:table-cell>
          <table:table-cell table:style-name="ce96" table:number-columns-repeated="4"/>
          <table:table-cell table:number-columns-repeated="1002"/>
        </table:table-row>
        <table:table-row table:style-name="ro8">
          <table:table-cell table:number-columns-repeated="2"/>
          <table:table-cell table:style-name="ce89" office:value-type="float" office:value="2" calcext:value-type="float">
            <text:p>2</text:p>
          </table:table-cell>
          <table:table-cell table:style-name="ce92" office:value-type="string" calcext:value-type="string">
            <text:p>Low</text:p>
          </table:table-cell>
          <table:table-cell table:style-name="ce92" office:value-type="string" calcext:value-type="string">
            <text:p>Average</text:p>
          </table:table-cell>
          <table:table-cell table:style-name="ce92" office:value-type="string" calcext:value-type="string">
            <text:p>High</text:p>
          </table:table-cell>
          <table:table-cell table:number-columns-repeated="8"/>
          <table:table-cell table:style-name="ce89" office:value-type="string" calcext:value-type="string">
            <text:p>remarks</text:p>
          </table:table-cell>
          <table:table-cell table:style-name="ce96" office:value-type="string" calcext:value-type="string">
            <text:p>Remarks</text:p>
          </table:table-cell>
          <table:table-cell table:style-name="ce96" office:value-type="string" calcext:value-type="string">
            <text:p>備考</text:p>
          </table:table-cell>
          <table:table-cell table:style-name="ce96" office:value-type="string" calcext:value-type="string">
            <text:p>备注</text:p>
          </table:table-cell>
          <table:table-cell table:style-name="ce96" table:number-columns-repeated="4"/>
          <table:table-cell table:number-columns-repeated="1002"/>
        </table:table-row>
        <table:table-row table:style-name="ro8">
          <table:table-cell table:number-columns-repeated="2"/>
          <table:table-cell table:style-name="ce89" office:value-type="float" office:value="3" calcext:value-type="float">
            <text:p>3</text:p>
          </table:table-cell>
          <table:table-cell table:style-name="ce92" office:value-type="string" calcext:value-type="string">
            <text:p>Average</text:p>
          </table:table-cell>
          <table:table-cell table:number-columns-repeated="2" table:style-name="ce92" office:value-type="string" calcext:value-type="string">
            <text:p>High</text:p>
          </table:table-cell>
          <table:table-cell table:number-columns-repeated="8"/>
          <table:table-cell table:style-name="ce89" office:value-type="string" calcext:value-type="string">
            <text:p>language</text:p>
          </table:table-cell>
          <table:table-cell table:style-name="ce96" office:value-type="string" calcext:value-type="string">
            <text:p>Language</text:p>
          </table:table-cell>
          <table:table-cell table:style-name="ce96" office:value-type="string" calcext:value-type="string">
            <text:p>言語</text:p>
          </table:table-cell>
          <table:table-cell table:style-name="ce96" office:value-type="string" calcext:value-type="string">
            <text:p>语言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14"/>
          <table:table-cell table:style-name="ce89" office:value-type="string" calcext:value-type="string">
            <text:p>adjustedfp</text:p>
          </table:table-cell>
          <table:table-cell table:style-name="ce96" office:value-type="string" calcext:value-type="string">
            <text:p><text:s/>Adjusted FP</text:p>
          </table:table-cell>
          <table:table-cell table:style-name="ce96" office:value-type="string" calcext:value-type="string">
            <text:p><text:s/>調整済みFP</text:p>
          </table:table-cell>
          <table:table-cell table:style-name="ce96" office:value-type="string" calcext:value-type="string">
            <text:p><text:s/>已调整FP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2"/>
          <table:table-cell table:style-name="ce88" office:value-type="string" calcext:value-type="string">
            <text:p>EO / EQ</text:p>
          </table:table-cell>
          <table:table-cell table:style-name="ce90"/>
          <table:table-cell table:style-name="ce93" office:value-type="string" calcext:value-type="string">
            <text:p>DET</text:p>
          </table:table-cell>
          <table:table-cell table:style-name="ce94"/>
          <table:table-cell table:number-columns-repeated="8"/>
          <table:table-cell table:style-name="ce89" office:value-type="string" calcext:value-type="string">
            <text:p>unadjustedfp</text:p>
          </table:table-cell>
          <table:table-cell table:style-name="ce96" office:value-type="string" calcext:value-type="string">
            <text:p><text:s/>Unadjusted FP</text:p>
          </table:table-cell>
          <table:table-cell table:style-name="ce96" office:value-type="string" calcext:value-type="string">
            <text:p><text:s/>未調整FP</text:p>
          </table:table-cell>
          <table:table-cell table:style-name="ce96" office:value-type="string" calcext:value-type="string">
            <text:p><text:s/>未调整FP</text:p>
          </table:table-cell>
          <table:table-cell table:style-name="ce96" table:number-columns-repeated="4"/>
          <table:table-cell table:number-columns-repeated="1002"/>
        </table:table-row>
        <table:table-row table:style-name="ro8">
          <table:table-cell table:number-columns-repeated="2"/>
          <table:table-cell table:style-name="ce89" office:value-type="string" calcext:value-type="string">
            <text:p>FTR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20" calcext:value-type="float">
            <text:p>20</text:p>
          </table:table-cell>
          <table:table-cell table:number-columns-repeated="8"/>
          <table:table-cell table:style-name="ce89"/>
          <table:table-cell table:style-name="ce96" table:number-columns-repeated="7"/>
          <table:table-cell table:number-columns-repeated="1002"/>
        </table:table-row>
        <table:table-row table:style-name="ro7">
          <table:table-cell table:number-columns-repeated="2"/>
          <table:table-cell table:style-name="ce89" office:value-type="float" office:value="1" calcext:value-type="float">
            <text:p>1</text:p>
          </table:table-cell>
          <table:table-cell table:number-columns-repeated="2" table:style-name="ce92" office:value-type="string" calcext:value-type="string">
            <text:p>Low</text:p>
          </table:table-cell>
          <table:table-cell table:style-name="ce92" office:value-type="string" calcext:value-type="string">
            <text:p>Average</text:p>
          </table:table-cell>
          <table:table-cell table:number-columns-repeated="8"/>
          <table:table-cell table:style-name="ce89" office:value-type="string" calcext:value-type="string">
            <text:p>vaf-weight</text:p>
          </table:table-cell>
          <table:table-cell table:style-name="ce96" office:value-type="string" calcext:value-type="string">
            <text:p>Weight: 0 (low) ~ 5 (high)</text:p>
          </table:table-cell>
          <table:table-cell table:style-name="ce96" office:value-type="string" calcext:value-type="string">
            <text:p>重み: 0 (低) ~ 5 (高)</text:p>
          </table:table-cell>
          <table:table-cell table:style-name="ce96" office:value-type="string" calcext:value-type="string">
            <text:p>影响程度 0 (小) ~ 5 (大)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2"/>
          <table:table-cell table:style-name="ce89" office:value-type="float" office:value="2" calcext:value-type="float">
            <text:p>2</text:p>
          </table:table-cell>
          <table:table-cell table:style-name="ce92" office:value-type="string" calcext:value-type="string">
            <text:p>Low</text:p>
          </table:table-cell>
          <table:table-cell table:style-name="ce92" office:value-type="string" calcext:value-type="string">
            <text:p>Average</text:p>
          </table:table-cell>
          <table:table-cell table:style-name="ce92" office:value-type="string" calcext:value-type="string">
            <text:p>High</text:p>
          </table:table-cell>
          <table:table-cell table:number-columns-repeated="8"/>
          <table:table-cell table:style-name="ce89" office:value-type="string" calcext:value-type="string">
            <text:p>vaf01</text:p>
          </table:table-cell>
          <table:table-cell table:style-name="ce96" office:value-type="string" calcext:value-type="string">
            <text:p>Data communications</text:p>
          </table:table-cell>
          <table:table-cell table:style-name="ce97" office:value-type="string" calcext:value-type="string">
            <text:p>データ通信</text:p>
          </table:table-cell>
          <table:table-cell table:style-name="ce96" office:value-type="string" calcext:value-type="string">
            <text:p>数据通讯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2"/>
          <table:table-cell table:style-name="ce89" office:value-type="float" office:value="4" calcext:value-type="float">
            <text:p>4</text:p>
          </table:table-cell>
          <table:table-cell table:style-name="ce92" office:value-type="string" calcext:value-type="string">
            <text:p>Average</text:p>
          </table:table-cell>
          <table:table-cell table:number-columns-repeated="2" table:style-name="ce92" office:value-type="string" calcext:value-type="string">
            <text:p>High</text:p>
          </table:table-cell>
          <table:table-cell table:number-columns-repeated="8"/>
          <table:table-cell table:style-name="ce89" office:value-type="string" calcext:value-type="string">
            <text:p>vaf02</text:p>
          </table:table-cell>
          <table:table-cell table:style-name="ce96" office:value-type="string" calcext:value-type="string">
            <text:p>Distributed data processing</text:p>
          </table:table-cell>
          <table:table-cell table:style-name="ce97" office:value-type="string" calcext:value-type="string">
            <text:p>分散処理</text:p>
          </table:table-cell>
          <table:table-cell table:style-name="ce96" office:value-type="string" calcext:value-type="string">
            <text:p>分布式数据处理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14"/>
          <table:table-cell table:style-name="ce89" office:value-type="string" calcext:value-type="string">
            <text:p>vaf03</text:p>
          </table:table-cell>
          <table:table-cell table:style-name="ce96" office:value-type="string" calcext:value-type="string">
            <text:p>Performance</text:p>
          </table:table-cell>
          <table:table-cell table:style-name="ce97" office:value-type="string" calcext:value-type="string">
            <text:p>性能</text:p>
          </table:table-cell>
          <table:table-cell table:style-name="ce96" office:value-type="string" calcext:value-type="string">
            <text:p>性能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14"/>
          <table:table-cell table:style-name="ce89" office:value-type="string" calcext:value-type="string">
            <text:p>vaf04</text:p>
          </table:table-cell>
          <table:table-cell table:style-name="ce96" office:value-type="string" calcext:value-type="string">
            <text:p>Heavily used configuration</text:p>
          </table:table-cell>
          <table:table-cell table:style-name="ce97" office:value-type="string" calcext:value-type="string">
            <text:p>高負荷構成</text:p>
          </table:table-cell>
          <table:table-cell table:style-name="ce96" office:value-type="string" calcext:value-type="string">
            <text:p>资源需求</text:p>
          </table:table-cell>
          <table:table-cell table:style-name="ce96" table:number-columns-repeated="4"/>
          <table:table-cell table:number-columns-repeated="1002"/>
        </table:table-row>
        <table:table-row table:style-name="ro9">
          <table:table-cell table:number-columns-repeated="14"/>
          <table:table-cell table:style-name="ce89" office:value-type="string" calcext:value-type="string">
            <text:p>vaf05</text:p>
          </table:table-cell>
          <table:table-cell table:style-name="ce96" office:value-type="string" calcext:value-type="string">
            <text:p>Transaction rate</text:p>
          </table:table-cell>
          <table:table-cell table:style-name="ce97" office:value-type="string" calcext:value-type="string">
            <text:p>要素処理(トランザクション)量</text:p>
          </table:table-cell>
          <table:table-cell table:style-name="ce96" office:value-type="string" calcext:value-type="string">
            <text:p>事务频率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14"/>
          <table:table-cell table:style-name="ce89" office:value-type="string" calcext:value-type="string">
            <text:p>vaf06</text:p>
          </table:table-cell>
          <table:table-cell table:style-name="ce96" office:value-type="string" calcext:value-type="string">
            <text:p>On-Line data entry</text:p>
          </table:table-cell>
          <table:table-cell table:style-name="ce97" office:value-type="string" calcext:value-type="string">
            <text:p>オンラインデータ入力</text:p>
          </table:table-cell>
          <table:table-cell table:style-name="ce96" office:value-type="string" calcext:value-type="string">
            <text:p>在线数据输入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14"/>
          <table:table-cell table:style-name="ce89" office:value-type="string" calcext:value-type="string">
            <text:p>vaf07</text:p>
          </table:table-cell>
          <table:table-cell table:style-name="ce96" office:value-type="string" calcext:value-type="string">
            <text:p>End-user efficiency</text:p>
          </table:table-cell>
          <table:table-cell table:style-name="ce97" office:value-type="string" calcext:value-type="string">
            <text:p>エンドユーザ効率</text:p>
          </table:table-cell>
          <table:table-cell table:style-name="ce96" office:value-type="string" calcext:value-type="string">
            <text:p>终端用户效率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14"/>
          <table:table-cell table:style-name="ce89" office:value-type="string" calcext:value-type="string">
            <text:p>vaf08</text:p>
          </table:table-cell>
          <table:table-cell table:style-name="ce96" office:value-type="string" calcext:value-type="string">
            <text:p>On-Line update</text:p>
          </table:table-cell>
          <table:table-cell table:style-name="ce97" office:value-type="string" calcext:value-type="string">
            <text:p>オンライン更新</text:p>
          </table:table-cell>
          <table:table-cell table:style-name="ce96" office:value-type="string" calcext:value-type="string">
            <text:p>在线升级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14"/>
          <table:table-cell table:style-name="ce89" office:value-type="string" calcext:value-type="string">
            <text:p>vaf09</text:p>
          </table:table-cell>
          <table:table-cell table:style-name="ce96" office:value-type="string" calcext:value-type="string">
            <text:p>Complex processing</text:p>
          </table:table-cell>
          <table:table-cell table:style-name="ce97" office:value-type="string" calcext:value-type="string">
            <text:p>複雑な処理</text:p>
          </table:table-cell>
          <table:table-cell table:style-name="ce96" office:value-type="string" calcext:value-type="string">
            <text:p>复杂处理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14"/>
          <table:table-cell table:style-name="ce89" office:value-type="string" calcext:value-type="string">
            <text:p>vaf10</text:p>
          </table:table-cell>
          <table:table-cell table:style-name="ce96" office:value-type="string" calcext:value-type="string">
            <text:p>Reusability</text:p>
          </table:table-cell>
          <table:table-cell table:style-name="ce97" office:value-type="string" calcext:value-type="string">
            <text:p>再利用可能性</text:p>
          </table:table-cell>
          <table:table-cell table:style-name="ce96" office:value-type="string" calcext:value-type="string">
            <text:p>可重用性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14"/>
          <table:table-cell table:style-name="ce89" office:value-type="string" calcext:value-type="string">
            <text:p>vaf11</text:p>
          </table:table-cell>
          <table:table-cell table:style-name="ce96" office:value-type="string" calcext:value-type="string">
            <text:p>Installation ease</text:p>
          </table:table-cell>
          <table:table-cell table:style-name="ce97" office:value-type="string" calcext:value-type="string">
            <text:p>インストール容易性</text:p>
          </table:table-cell>
          <table:table-cell table:style-name="ce96" office:value-type="string" calcext:value-type="string">
            <text:p>易安装性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14"/>
          <table:table-cell table:style-name="ce89" office:value-type="string" calcext:value-type="string">
            <text:p>vaf12</text:p>
          </table:table-cell>
          <table:table-cell table:style-name="ce96" office:value-type="string" calcext:value-type="string">
            <text:p>Operational ease</text:p>
          </table:table-cell>
          <table:table-cell table:style-name="ce97" office:value-type="string" calcext:value-type="string">
            <text:p>運用性</text:p>
          </table:table-cell>
          <table:table-cell table:style-name="ce96" office:value-type="string" calcext:value-type="string">
            <text:p>易操作性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14"/>
          <table:table-cell table:style-name="ce89" office:value-type="string" calcext:value-type="string">
            <text:p>vaf13</text:p>
          </table:table-cell>
          <table:table-cell table:style-name="ce96" office:value-type="string" calcext:value-type="string">
            <text:p>Multiple sites</text:p>
          </table:table-cell>
          <table:table-cell table:style-name="ce97" office:value-type="string" calcext:value-type="string">
            <text:p>複数サイト</text:p>
          </table:table-cell>
          <table:table-cell table:style-name="ce96" office:value-type="string" calcext:value-type="string">
            <text:p>多点运行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14"/>
          <table:table-cell table:style-name="ce89" office:value-type="string" calcext:value-type="string">
            <text:p>vaf14</text:p>
          </table:table-cell>
          <table:table-cell table:style-name="ce96" office:value-type="string" calcext:value-type="string">
            <text:p>Facilitate change</text:p>
          </table:table-cell>
          <table:table-cell table:style-name="ce97" office:value-type="string" calcext:value-type="string">
            <text:p>変更容易性</text:p>
          </table:table-cell>
          <table:table-cell table:style-name="ce96" office:value-type="string" calcext:value-type="string">
            <text:p>易变更</text:p>
          </table:table-cell>
          <table:table-cell table:style-name="ce96" table:number-columns-repeated="4"/>
          <table:table-cell table:number-columns-repeated="1002"/>
        </table:table-row>
        <table:table-row table:style-name="ro8">
          <table:table-cell table:number-columns-repeated="14"/>
          <table:table-cell table:style-name="ce89"/>
          <table:table-cell table:style-name="ce96" table:number-columns-repeated="7"/>
          <table:table-cell table:number-columns-repeated="1002"/>
        </table:table-row>
        <table:table-row table:style-name="ro8" table:number-rows-repeated="104854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FP_Estimation.B23:FP_Estimation.M221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modern" style:font-pitch="variable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font-size="10pt" fo:language="en" fo:country="US" style:font-name-asian="Segoe UI" style:font-size-asian="10pt" style:language-asian="ja" style:country-asian="JP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7P0" style:volatile="true">
      <number:text>¥</number:text>
      <number:number number:decimal-places="0" number:min-decimal-places="0" number:min-integer-digits="1" number:grouping="true"/>
    </number:number-style>
    <number:number-style style:name="N107">
      <number:text>¥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¥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10P0" style:volatile="true">
      <number:text>¥</number:text>
      <number:number number:decimal-places="2" number:min-decimal-places="2" number:min-integer-digits="1" number:grouping="true"/>
    </number:number-style>
    <number:number-style style:name="N110">
      <number:text>¥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2" number:min-decimal-places="2" number:min-integer-digits="1" number:grouping="true"/>
    </number:number-style>
    <number:number-style style:name="N111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¥</number:text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¥-</number:text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¥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-</number:text>
      <number:number number:decimal-places="0" number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¥</number:text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¥-</number:text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¥-</number:text>
      <number:number number:decimal-places="0" number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-</number:text>
      <number:number number:decimal-places="0" number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Yes</number:text>
    </number:number-style>
    <number:number-style style:name="N151P1" style:volatile="true">
      <number:text>Yes</number:text>
    </number:number-style>
    <number:number-style style:name="N151">
      <number:text>No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True</number:text>
    </number:number-style>
    <number:number-style style:name="N153P1" style:volatile="true">
      <number:text>True</number:text>
    </number:number-style>
    <number:number-style style:name="N153">
      <number:text>False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On</number:text>
    </number:number-style>
    <number:number-style style:name="N155P1" style:volatile="true">
      <number:text>On</number:text>
    </number:number-style>
    <number:number-style style:name="N155">
      <number:text>Off</number:text>
      <style:map style:condition="value()&gt;0" style:apply-style-name="N155P0"/>
      <style:map style:condition="value()&lt;0" style:apply-style-name="N155P1"/>
    </number:number-style>
    <number:number-style style:name="N156">
      <number:text>$</number:text>
      <number:number number:decimal-places="2" number:min-decimal-places="2" number:min-integer-digits="1" number:grouping="true"/>
    </number:number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9P0" style:volatile="true">
      <number:number number:decimal-places="0" number:min-decimal-places="0" number:min-integer-digits="0" number:grouping="true"/>
    </number:number-style>
    <number:number-style style:name="N159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159P0"/>
    </number:number-style>
    <number:number-style style:name="N160P0" style:volatile="true">
      <number:number number:decimal-places="0" number:min-decimal-places="0" number:min-integer-digits="1" number:grouping="true"/>
    </number:number-style>
    <number:number-style style:name="N160">
      <number:text>-</number:text>
      <number:number number:decimal-places="0" number:min-decimal-places="0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2P0" style:volatile="true">
      <number:number number:decimal-places="2" number:min-decimal-places="2" number:min-integer-digits="1" number:grouping="true"/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6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66P2" style:volatile="true">
      <number:fill-character> </number:fill-character>
      <number:text>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0P1" style:volatile="true">
      <number:text> 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70P2" style:volatile="true">
      <number:text> ¥</number:text>
      <number:fill-character> </number:fill-character>
      <number:text>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7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1" style:volatile="true">
      <number:text> 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78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2P2" style:volatile="true">
      <number:text> $</number:text>
      <number:fill-character> </number:fill-character>
      <number:text>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4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4P2" style:volatile="true">
      <number:fill-character> </number:fill-character>
      <number:text>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0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9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date-style style:name="N20112" number:language="ja" number:country="JP">
      <number:year number:style="long"/>
      <number:text>/</number:text>
      <number:month/>
      <number:text>/</number:text>
      <number:day/>
    </number:date-style>
    <number:date-style style:name="N20113" number:language="ja" number:country="JP">
      <number:day/>
      <number:text>-</number:text>
      <number:month number:textual="true"/>
      <number:text>-</number:text>
      <number:year/>
    </number:date-style>
    <number:date-style style:name="N20114" number:language="ja" number:country="JP">
      <number:day/>
      <number:text>-</number:text>
      <number:month number:textual="true"/>
    </number:date-style>
    <number:date-style style:name="N20115" number:language="ja" number:country="JP">
      <number:month number:textual="true"/>
      <number:text>-</number:text>
      <number:year/>
    </number:date-style>
    <number:time-style style:name="N20116" number:language="ja" number:country="JP">
      <number:hours/>
      <number:text>:</number:text>
      <number:minutes number:style="long"/>
      <number:text> </number:text>
      <number:am-pm/>
    </number:time-style>
    <number:time-style style:name="N20117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8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20119" number:language="ja" number:country="JP">
      <number:month/>
      <number:text>/</number:text>
      <number:day/>
      <number:text>/</number:text>
      <number:year/>
    </number:date-style>
    <number:date-style style:name="N20120" number:language="ja" number:country="JP">
      <number:year number:style="long"/>
      <number:text>年</number:text>
      <number:month/>
      <number:text>月</number:text>
    </number:date-style>
    <number:number-style style:name="N20122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20122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20122P0"/>
    </number:number-style>
    <number:number-style style:name="N20123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20123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20123P0"/>
    </number:number-style>
    <number:number-style style:name="N20125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20125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20125P0"/>
    </number:number-style>
    <number:number-style style:name="N20126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20126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20126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ＭＳ Ｐゴシック" style:font-family-asian="'ＭＳ Ｐゴシック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9-27T11:21:41.59</meta:creation-date>
    <dc:date>2025-12-04T14:34:08.739952435</dc:date>
    <meta:editing-duration>PT11H9M57S</meta:editing-duration>
    <meta:editing-cycles>197</meta:editing-cycles>
    <meta:generator>LibreOffice/7.4.7.2$Linux_X86_64 LibreOffice_project/40$Build-2</meta:generator>
    <meta:document-statistic meta:table-count="2" meta:cell-count="7054" meta:object-count="0"/>
  </office:meta>
</office:document-meta>
</file>